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52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1.71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372cm"/>
    </style:style>
    <style:style style:name="co6" style:family="table-column">
      <style:table-column-properties fo:break-before="auto" style:column-width="8.278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4" table:default-cell-style-name="ce6"/>
        <table:table-column table:style-name="co9" table:default-cell-style-name="Default"/>
        <table:table-row table:style-name="ro1">
          <table:table-cell table:style-name="ce1"/>
          <table:table-cell table:style-name="ce6" office:value-type="string" calcext:value-type="string">
            <text:p>Solution Part 1</text:p>
          </table:table-cell>
          <table:table-cell table:style-name="ce11" table:formula="of:=SUM([.E5:.E1004])" office:value-type="float" office:value="56465" calcext:value-type="float">
            <text:p>56465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Default" office:value-type="string" calcext:value-type="string">
            <text:p>Solution Part 2</text:p>
          </table:table-cell>
          <table:table-cell table:style-name="ce12" table:formula="of:=SUM([.K5:.K1004])" office:value-type="float" office:value="55902" calcext:value-type="float">
            <text:p>55902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office:value-type="string" calcext:value-type="string">
            <text:p>Regex Digit Only</text:p>
          </table:table-cell>
          <table:table-cell office:value-type="string" calcext:value-type="string">
            <text:p>First digit</text:p>
          </table:table-cell>
          <table:table-cell office:value-type="string" calcext:value-type="string">
            <text:p>Last Digit</text:p>
          </table:table-cell>
          <table:table-cell office:value-type="string" calcext:value-type="string">
            <text:p>Concat Digits</text:p>
          </table:table-cell>
          <table:table-cell office:value-type="string" calcext:value-type="string">
            <text:p>Strings reversed</text:p>
          </table:table-cell>
          <table:table-cell office:value-type="string" calcext:value-type="string">
            <text:p>first matching</text:p>
          </table:table-cell>
          <table:table-cell office:value-type="string" calcext:value-type="string">
            <text:p>last matching</text:p>
          </table:table-cell>
          <table:table-cell office:value-type="string" calcext:value-type="string">
            <text:p>First Digit</text:p>
          </table:table-cell>
          <table:table-cell office:value-type="string" calcext:value-type="string">
            <text:p>Second digit</text:p>
          </table:table-cell>
          <table:table-cell office:value-type="string" calcext:value-type="string">
            <text:p>Concat digit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jjfvnnlfivejj1</text:p>
          </table:table-cell>
          <table:table-cell table:style-name="ce4" table:formula="of:=ORG.LIBREOFFICE.REGEX([.A5];&quot;\D&quot;;&quot;&quot;;&quot;g&quot;)" office:value-type="string" office:string-value="1" calcext:value-type="string">
            <text:p>1</text:p>
          </table:table-cell>
          <table:table-cell table:formula="of:=LEFT([.B5];1)" office:value-type="string" office:string-value="1" calcext:value-type="string">
            <text:p>1</text:p>
          </table:table-cell>
          <table:table-cell table:style-name="ce5" table:formula="of:=RIGHT([.B5];1)" office:value-type="string" office:string-value="1" calcext:value-type="string">
            <text:p>1</text:p>
          </table:table-cell>
          <table:table-cell table:formula="of:=VALUE(COM.MICROSOFT.CONCAT([.C5];[.D5]))" office:value-type="float" office:value="11" calcext:value-type="float">
            <text:p>11</text:p>
          </table:table-cell>
          <table:table-cell table:style-name="ce14" table:formula="of:=(STRREV([.A5]))" office:value-type="string" office:string-value="1jjeviflnnvfjj" calcext:value-type="string">
            <text:p>1jjeviflnnvfjj</text:p>
          </table:table-cell>
          <table:table-cell table:formula="of:=ORG.LIBREOFFICE.REGEX([.A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];&quot;eno|owt|eerht|ruof|evif|xis|neves|thgie|enin|orez|\d&quot;;;1)" office:value-type="string" office:string-value="1" calcext:value-type="string">
            <text:p>1</text:p>
          </table:table-cell>
          <table:table-cell table:formula="of:=IF(ISNA([.G5]);&quot;&quot;;IF([.G5]=&quot;one&quot;;&quot;1&quot;;IF([.G5]=&quot;two&quot;;&quot;2&quot;;IF([.G5]=&quot;three&quot;;&quot;3&quot;;IF([.G5]=&quot;four&quot;;&quot;4&quot;;IF([.G5]=&quot;five&quot;;&quot;5&quot;;IF([.G5]=&quot;six&quot;;&quot;6&quot;;IF([.G5]=&quot;seven&quot;;&quot;7&quot;;IF([.G5]=&quot;eight&quot;;&quot;8&quot;;IF([.G5]=&quot;nine&quot;;&quot;9&quot;;IF([.G5]=&quot;zero&quot;;&quot;0&quot;;VALUE([.G5]))))))))))))" office:value-type="string" office:string-value="5" calcext:value-type="string">
            <text:p>5</text:p>
          </table:table-cell>
          <table:table-cell table:style-name="ce7" table:formula="of:=IF(ISNA([.H5]);&quot;&quot;;IF([.H5]=&quot;eno&quot;;&quot;1&quot;;IF([.H5]=&quot;owt&quot;;&quot;2&quot;;IF([.H5]=&quot;eerht&quot;;&quot;3&quot;;IF([.H5]=&quot;ruof&quot;;&quot;4&quot;;IF([.H5]=&quot;evif&quot;;&quot;5&quot;;IF([.H5]=&quot;xis&quot;;&quot;6&quot;;IF([.H5]=&quot;neves&quot;;&quot;7&quot;;IF([.H5]=&quot;thgie&quot;;&quot;8&quot;;IF([.H5]=&quot;enin&quot;;&quot;9&quot;;IF([.H5]=&quot;orez&quot;;&quot;0&quot;;[.H5])))))))))))" office:value-type="string" office:string-value="1" calcext:value-type="string">
            <text:p>1</text:p>
          </table:table-cell>
          <table:table-cell table:formula="of:=IF(ISNA([.G5]);&quot;&quot;;VALUE(COM.MICROSOFT.CONCAT([.I5:.J5])))" office:value-type="float" office:value="51" calcext:value-type="float">
            <text:p>51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6fourfour</text:p>
          </table:table-cell>
          <table:table-cell table:style-name="ce4" table:formula="of:=ORG.LIBREOFFICE.REGEX([.A6];&quot;\D&quot;;&quot;&quot;;&quot;g&quot;)" office:value-type="string" office:string-value="6" calcext:value-type="string">
            <text:p>6</text:p>
          </table:table-cell>
          <table:table-cell table:formula="of:=LEFT([.B6];1)" office:value-type="string" office:string-value="6" calcext:value-type="string">
            <text:p>6</text:p>
          </table:table-cell>
          <table:table-cell table:style-name="ce5" table:formula="of:=RIGHT([.B6];1)" office:value-type="string" office:string-value="6" calcext:value-type="string">
            <text:p>6</text:p>
          </table:table-cell>
          <table:table-cell table:formula="of:=VALUE(COM.MICROSOFT.CONCAT([.C6];[.D6]))" office:value-type="float" office:value="66" calcext:value-type="float">
            <text:p>66</text:p>
          </table:table-cell>
          <table:table-cell table:style-name="ce14" table:formula="of:=(STRREV([.A6]))" office:value-type="string" office:string-value="ruofruof6" calcext:value-type="string">
            <text:p>ruofruof6</text:p>
          </table:table-cell>
          <table:table-cell table:formula="of:=ORG.LIBREOFFICE.REGEX([.A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];&quot;eno|owt|eerht|ruof|evif|xis|neves|thgie|enin|orez|\d&quot;;;1)" office:value-type="string" office:string-value="ruof" calcext:value-type="string">
            <text:p>ruof</text:p>
          </table:table-cell>
          <table:table-cell table:formula="of:=IF(ISNA([.G6]);&quot;&quot;;IF([.G6]=&quot;one&quot;;&quot;1&quot;;IF([.G6]=&quot;two&quot;;&quot;2&quot;;IF([.G6]=&quot;three&quot;;&quot;3&quot;;IF([.G6]=&quot;four&quot;;&quot;4&quot;;IF([.G6]=&quot;five&quot;;&quot;5&quot;;IF([.G6]=&quot;six&quot;;&quot;6&quot;;IF([.G6]=&quot;seven&quot;;&quot;7&quot;;IF([.G6]=&quot;eight&quot;;&quot;8&quot;;IF([.G6]=&quot;nine&quot;;&quot;9&quot;;IF([.G6]=&quot;zero&quot;;&quot;0&quot;;VALUE([.G6]))))))))))))" office:value-type="float" office:value="6" calcext:value-type="float">
            <text:p>6</text:p>
          </table:table-cell>
          <table:table-cell table:style-name="ce7" table:formula="of:=IF(ISNA([.H6]);&quot;&quot;;IF([.H6]=&quot;eno&quot;;&quot;1&quot;;IF([.H6]=&quot;owt&quot;;&quot;2&quot;;IF([.H6]=&quot;eerht&quot;;&quot;3&quot;;IF([.H6]=&quot;ruof&quot;;&quot;4&quot;;IF([.H6]=&quot;evif&quot;;&quot;5&quot;;IF([.H6]=&quot;xis&quot;;&quot;6&quot;;IF([.H6]=&quot;neves&quot;;&quot;7&quot;;IF([.H6]=&quot;thgie&quot;;&quot;8&quot;;IF([.H6]=&quot;enin&quot;;&quot;9&quot;;IF([.H6]=&quot;orez&quot;;&quot;0&quot;;[.H6])))))))))))" office:value-type="string" office:string-value="4" calcext:value-type="string">
            <text:p>4</text:p>
          </table:table-cell>
          <table:table-cell table:formula="of:=IF(ISNA([.G6]);&quot;&quot;;VALUE(COM.MICROSOFT.CONCAT([.I6:.J6])))" office:value-type="float" office:value="64" calcext:value-type="float">
            <text:p>64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inevbmltwo69</text:p>
          </table:table-cell>
          <table:table-cell table:style-name="ce4" table:formula="of:=ORG.LIBREOFFICE.REGEX([.A7];&quot;\D&quot;;&quot;&quot;;&quot;g&quot;)" office:value-type="string" office:string-value="69" calcext:value-type="string">
            <text:p>69</text:p>
          </table:table-cell>
          <table:table-cell table:formula="of:=LEFT([.B7];1)" office:value-type="string" office:string-value="6" calcext:value-type="string">
            <text:p>6</text:p>
          </table:table-cell>
          <table:table-cell table:style-name="ce5" table:formula="of:=RIGHT([.B7];1)" office:value-type="string" office:string-value="9" calcext:value-type="string">
            <text:p>9</text:p>
          </table:table-cell>
          <table:table-cell table:formula="of:=VALUE(COM.MICROSOFT.CONCAT([.C7];[.D7]))" office:value-type="float" office:value="69" calcext:value-type="float">
            <text:p>69</text:p>
          </table:table-cell>
          <table:table-cell table:style-name="ce14" table:formula="of:=(STRREV([.A7]))" office:value-type="string" office:string-value="96owtlmbvenin" calcext:value-type="string">
            <text:p>96owtlmbvenin</text:p>
          </table:table-cell>
          <table:table-cell table:formula="of:=ORG.LIBREOFFICE.REGEX([.A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];&quot;eno|owt|eerht|ruof|evif|xis|neves|thgie|enin|orez|\d&quot;;;1)" office:value-type="string" office:string-value="9" calcext:value-type="string">
            <text:p>9</text:p>
          </table:table-cell>
          <table:table-cell table:formula="of:=IF(ISNA([.G7]);&quot;&quot;;IF([.G7]=&quot;one&quot;;&quot;1&quot;;IF([.G7]=&quot;two&quot;;&quot;2&quot;;IF([.G7]=&quot;three&quot;;&quot;3&quot;;IF([.G7]=&quot;four&quot;;&quot;4&quot;;IF([.G7]=&quot;five&quot;;&quot;5&quot;;IF([.G7]=&quot;six&quot;;&quot;6&quot;;IF([.G7]=&quot;seven&quot;;&quot;7&quot;;IF([.G7]=&quot;eight&quot;;&quot;8&quot;;IF([.G7]=&quot;nine&quot;;&quot;9&quot;;IF([.G7]=&quot;zero&quot;;&quot;0&quot;;VALUE([.G7]))))))))))))" office:value-type="string" office:string-value="9" calcext:value-type="string">
            <text:p>9</text:p>
          </table:table-cell>
          <table:table-cell table:style-name="ce7" table:formula="of:=IF(ISNA([.H7]);&quot;&quot;;IF([.H7]=&quot;eno&quot;;&quot;1&quot;;IF([.H7]=&quot;owt&quot;;&quot;2&quot;;IF([.H7]=&quot;eerht&quot;;&quot;3&quot;;IF([.H7]=&quot;ruof&quot;;&quot;4&quot;;IF([.H7]=&quot;evif&quot;;&quot;5&quot;;IF([.H7]=&quot;xis&quot;;&quot;6&quot;;IF([.H7]=&quot;neves&quot;;&quot;7&quot;;IF([.H7]=&quot;thgie&quot;;&quot;8&quot;;IF([.H7]=&quot;enin&quot;;&quot;9&quot;;IF([.H7]=&quot;orez&quot;;&quot;0&quot;;[.H7])))))))))))" office:value-type="string" office:string-value="9" calcext:value-type="string">
            <text:p>9</text:p>
          </table:table-cell>
          <table:table-cell table:formula="of:=IF(ISNA([.G7]);&quot;&quot;;VALUE(COM.MICROSOFT.CONCAT([.I7:.J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cg91vqrfpxxzzzoneightzt</text:p>
          </table:table-cell>
          <table:table-cell table:style-name="ce4" table:formula="of:=ORG.LIBREOFFICE.REGEX([.A8];&quot;\D&quot;;&quot;&quot;;&quot;g&quot;)" office:value-type="string" office:string-value="91" calcext:value-type="string">
            <text:p>91</text:p>
          </table:table-cell>
          <table:table-cell table:formula="of:=LEFT([.B8];1)" office:value-type="string" office:string-value="9" calcext:value-type="string">
            <text:p>9</text:p>
          </table:table-cell>
          <table:table-cell table:style-name="ce5" table:formula="of:=RIGHT([.B8];1)" office:value-type="string" office:string-value="1" calcext:value-type="string">
            <text:p>1</text:p>
          </table:table-cell>
          <table:table-cell table:formula="of:=VALUE(COM.MICROSOFT.CONCAT([.C8];[.D8]))" office:value-type="float" office:value="91" calcext:value-type="float">
            <text:p>91</text:p>
          </table:table-cell>
          <table:table-cell table:style-name="ce14" table:formula="of:=(STRREV([.A8]))" office:value-type="string" office:string-value="tzthgienozzzxxpfrqv19gcp" calcext:value-type="string">
            <text:p>tzthgienozzzxxpfrqv19gcp</text:p>
          </table:table-cell>
          <table:table-cell table:formula="of:=ORG.LIBREOFFICE.REGEX([.A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]);&quot;&quot;;IF([.G8]=&quot;one&quot;;&quot;1&quot;;IF([.G8]=&quot;two&quot;;&quot;2&quot;;IF([.G8]=&quot;three&quot;;&quot;3&quot;;IF([.G8]=&quot;four&quot;;&quot;4&quot;;IF([.G8]=&quot;five&quot;;&quot;5&quot;;IF([.G8]=&quot;six&quot;;&quot;6&quot;;IF([.G8]=&quot;seven&quot;;&quot;7&quot;;IF([.G8]=&quot;eight&quot;;&quot;8&quot;;IF([.G8]=&quot;nine&quot;;&quot;9&quot;;IF([.G8]=&quot;zero&quot;;&quot;0&quot;;VALUE([.G8]))))))))))))" office:value-type="float" office:value="9" calcext:value-type="float">
            <text:p>9</text:p>
          </table:table-cell>
          <table:table-cell table:style-name="ce7" table:formula="of:=IF(ISNA([.H8]);&quot;&quot;;IF([.H8]=&quot;eno&quot;;&quot;1&quot;;IF([.H8]=&quot;owt&quot;;&quot;2&quot;;IF([.H8]=&quot;eerht&quot;;&quot;3&quot;;IF([.H8]=&quot;ruof&quot;;&quot;4&quot;;IF([.H8]=&quot;evif&quot;;&quot;5&quot;;IF([.H8]=&quot;xis&quot;;&quot;6&quot;;IF([.H8]=&quot;neves&quot;;&quot;7&quot;;IF([.H8]=&quot;thgie&quot;;&quot;8&quot;;IF([.H8]=&quot;enin&quot;;&quot;9&quot;;IF([.H8]=&quot;orez&quot;;&quot;0&quot;;[.H8])))))))))))" office:value-type="string" office:string-value="8" calcext:value-type="string">
            <text:p>8</text:p>
          </table:table-cell>
          <table:table-cell table:formula="of:=IF(ISNA([.G8]);&quot;&quot;;VALUE(COM.MICROSOFT.CONCAT([.I8:.J8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pprthxgjfive3one1qckhrptpqdc</text:p>
          </table:table-cell>
          <table:table-cell table:style-name="ce4" table:formula="of:=ORG.LIBREOFFICE.REGEX([.A9];&quot;\D&quot;;&quot;&quot;;&quot;g&quot;)" office:value-type="string" office:string-value="31" calcext:value-type="string">
            <text:p>31</text:p>
          </table:table-cell>
          <table:table-cell table:formula="of:=LEFT([.B9];1)" office:value-type="string" office:string-value="3" calcext:value-type="string">
            <text:p>3</text:p>
          </table:table-cell>
          <table:table-cell table:style-name="ce5" table:formula="of:=RIGHT([.B9];1)" office:value-type="string" office:string-value="1" calcext:value-type="string">
            <text:p>1</text:p>
          </table:table-cell>
          <table:table-cell table:formula="of:=VALUE(COM.MICROSOFT.CONCAT([.C9];[.D9]))" office:value-type="float" office:value="31" calcext:value-type="float">
            <text:p>31</text:p>
          </table:table-cell>
          <table:table-cell table:style-name="ce14" table:formula="of:=(STRREV([.A9]))" office:value-type="string" office:string-value="cdqptprhkcq1eno3evifjgxhtrppj" calcext:value-type="string">
            <text:p>cdqptprhkcq1eno3evifjgxhtrppj</text:p>
          </table:table-cell>
          <table:table-cell table:formula="of:=ORG.LIBREOFFICE.REGEX([.A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];&quot;eno|owt|eerht|ruof|evif|xis|neves|thgie|enin|orez|\d&quot;;;1)" office:value-type="string" office:string-value="1" calcext:value-type="string">
            <text:p>1</text:p>
          </table:table-cell>
          <table:table-cell table:formula="of:=IF(ISNA([.G9]);&quot;&quot;;IF([.G9]=&quot;one&quot;;&quot;1&quot;;IF([.G9]=&quot;two&quot;;&quot;2&quot;;IF([.G9]=&quot;three&quot;;&quot;3&quot;;IF([.G9]=&quot;four&quot;;&quot;4&quot;;IF([.G9]=&quot;five&quot;;&quot;5&quot;;IF([.G9]=&quot;six&quot;;&quot;6&quot;;IF([.G9]=&quot;seven&quot;;&quot;7&quot;;IF([.G9]=&quot;eight&quot;;&quot;8&quot;;IF([.G9]=&quot;nine&quot;;&quot;9&quot;;IF([.G9]=&quot;zero&quot;;&quot;0&quot;;VALUE([.G9]))))))))))))" office:value-type="string" office:string-value="5" calcext:value-type="string">
            <text:p>5</text:p>
          </table:table-cell>
          <table:table-cell table:style-name="ce7" table:formula="of:=IF(ISNA([.H9]);&quot;&quot;;IF([.H9]=&quot;eno&quot;;&quot;1&quot;;IF([.H9]=&quot;owt&quot;;&quot;2&quot;;IF([.H9]=&quot;eerht&quot;;&quot;3&quot;;IF([.H9]=&quot;ruof&quot;;&quot;4&quot;;IF([.H9]=&quot;evif&quot;;&quot;5&quot;;IF([.H9]=&quot;xis&quot;;&quot;6&quot;;IF([.H9]=&quot;neves&quot;;&quot;7&quot;;IF([.H9]=&quot;thgie&quot;;&quot;8&quot;;IF([.H9]=&quot;enin&quot;;&quot;9&quot;;IF([.H9]=&quot;orez&quot;;&quot;0&quot;;[.H9])))))))))))" office:value-type="string" office:string-value="1" calcext:value-type="string">
            <text:p>1</text:p>
          </table:table-cell>
          <table:table-cell table:formula="of:=IF(ISNA([.G9]);&quot;&quot;;VALUE(COM.MICROSOFT.CONCAT([.I9:.J9])))"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xphxfnffninethreetdj5jgknqfrxmhxfivexcxqv</text:p>
          </table:table-cell>
          <table:table-cell table:style-name="ce4" table:formula="of:=ORG.LIBREOFFICE.REGEX([.A10];&quot;\D&quot;;&quot;&quot;;&quot;g&quot;)" office:value-type="string" office:string-value="5" calcext:value-type="string">
            <text:p>5</text:p>
          </table:table-cell>
          <table:table-cell table:formula="of:=LEFT([.B10];1)" office:value-type="string" office:string-value="5" calcext:value-type="string">
            <text:p>5</text:p>
          </table:table-cell>
          <table:table-cell table:style-name="ce5" table:formula="of:=RIGHT([.B10];1)" office:value-type="string" office:string-value="5" calcext:value-type="string">
            <text:p>5</text:p>
          </table:table-cell>
          <table:table-cell table:formula="of:=VALUE(COM.MICROSOFT.CONCAT([.C10];[.D10]))" office:value-type="float" office:value="55" calcext:value-type="float">
            <text:p>55</text:p>
          </table:table-cell>
          <table:table-cell table:style-name="ce14" table:formula="of:=(STRREV([.A10]))" office:value-type="string" office:string-value="vqxcxevifxhmxrfqnkgj5jdteerhteninffnfxhpxm" calcext:value-type="string">
            <text:p>vqxcxevifxhmxrfqnkgj5jdteerhteninffnfxhpxm</text:p>
          </table:table-cell>
          <table:table-cell table:formula="of:=ORG.LIBREOFFICE.REGEX([.A1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0];&quot;eno|owt|eerht|ruof|evif|xis|neves|thgie|enin|orez|\d&quot;;;1)" office:value-type="string" office:string-value="evif" calcext:value-type="string">
            <text:p>evif</text:p>
          </table:table-cell>
          <table:table-cell table:formula="of:=IF(ISNA([.G10]);&quot;&quot;;IF([.G10]=&quot;one&quot;;&quot;1&quot;;IF([.G10]=&quot;two&quot;;&quot;2&quot;;IF([.G10]=&quot;three&quot;;&quot;3&quot;;IF([.G10]=&quot;four&quot;;&quot;4&quot;;IF([.G10]=&quot;five&quot;;&quot;5&quot;;IF([.G10]=&quot;six&quot;;&quot;6&quot;;IF([.G10]=&quot;seven&quot;;&quot;7&quot;;IF([.G10]=&quot;eight&quot;;&quot;8&quot;;IF([.G10]=&quot;nine&quot;;&quot;9&quot;;IF([.G10]=&quot;zero&quot;;&quot;0&quot;;VALUE([.G10]))))))))))))" office:value-type="string" office:string-value="9" calcext:value-type="string">
            <text:p>9</text:p>
          </table:table-cell>
          <table:table-cell table:style-name="ce7" table:formula="of:=IF(ISNA([.H10]);&quot;&quot;;IF([.H10]=&quot;eno&quot;;&quot;1&quot;;IF([.H10]=&quot;owt&quot;;&quot;2&quot;;IF([.H10]=&quot;eerht&quot;;&quot;3&quot;;IF([.H10]=&quot;ruof&quot;;&quot;4&quot;;IF([.H10]=&quot;evif&quot;;&quot;5&quot;;IF([.H10]=&quot;xis&quot;;&quot;6&quot;;IF([.H10]=&quot;neves&quot;;&quot;7&quot;;IF([.H10]=&quot;thgie&quot;;&quot;8&quot;;IF([.H10]=&quot;enin&quot;;&quot;9&quot;;IF([.H10]=&quot;orez&quot;;&quot;0&quot;;[.H10])))))))))))" office:value-type="string" office:string-value="5" calcext:value-type="string">
            <text:p>5</text:p>
          </table:table-cell>
          <table:table-cell table:formula="of:=IF(ISNA([.G10]);&quot;&quot;;VALUE(COM.MICROSOFT.CONCAT([.I10:.J10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7pktwo4279z</text:p>
          </table:table-cell>
          <table:table-cell table:style-name="ce4" table:formula="of:=ORG.LIBREOFFICE.REGEX([.A11];&quot;\D&quot;;&quot;&quot;;&quot;g&quot;)" office:value-type="string" office:string-value="74279" calcext:value-type="string">
            <text:p>74279</text:p>
          </table:table-cell>
          <table:table-cell table:formula="of:=LEFT([.B11];1)" office:value-type="string" office:string-value="7" calcext:value-type="string">
            <text:p>7</text:p>
          </table:table-cell>
          <table:table-cell table:style-name="ce5" table:formula="of:=RIGHT([.B11];1)" office:value-type="string" office:string-value="9" calcext:value-type="string">
            <text:p>9</text:p>
          </table:table-cell>
          <table:table-cell table:formula="of:=VALUE(COM.MICROSOFT.CONCAT([.C11];[.D11]))" office:value-type="float" office:value="79" calcext:value-type="float">
            <text:p>79</text:p>
          </table:table-cell>
          <table:table-cell table:style-name="ce14" table:formula="of:=(STRREV([.A11]))" office:value-type="string" office:string-value="z9724owtkp7eerht" calcext:value-type="string">
            <text:p>z9724owtkp7eerht</text:p>
          </table:table-cell>
          <table:table-cell table:formula="of:=ORG.LIBREOFFICE.REGEX([.A1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1];&quot;eno|owt|eerht|ruof|evif|xis|neves|thgie|enin|orez|\d&quot;;;1)" office:value-type="string" office:string-value="9" calcext:value-type="string">
            <text:p>9</text:p>
          </table:table-cell>
          <table:table-cell table:formula="of:=IF(ISNA([.G11]);&quot;&quot;;IF([.G11]=&quot;one&quot;;&quot;1&quot;;IF([.G11]=&quot;two&quot;;&quot;2&quot;;IF([.G11]=&quot;three&quot;;&quot;3&quot;;IF([.G11]=&quot;four&quot;;&quot;4&quot;;IF([.G11]=&quot;five&quot;;&quot;5&quot;;IF([.G11]=&quot;six&quot;;&quot;6&quot;;IF([.G11]=&quot;seven&quot;;&quot;7&quot;;IF([.G11]=&quot;eight&quot;;&quot;8&quot;;IF([.G11]=&quot;nine&quot;;&quot;9&quot;;IF([.G11]=&quot;zero&quot;;&quot;0&quot;;VALUE([.G11]))))))))))))" office:value-type="string" office:string-value="3" calcext:value-type="string">
            <text:p>3</text:p>
          </table:table-cell>
          <table:table-cell table:style-name="ce7" table:formula="of:=IF(ISNA([.H11]);&quot;&quot;;IF([.H11]=&quot;eno&quot;;&quot;1&quot;;IF([.H11]=&quot;owt&quot;;&quot;2&quot;;IF([.H11]=&quot;eerht&quot;;&quot;3&quot;;IF([.H11]=&quot;ruof&quot;;&quot;4&quot;;IF([.H11]=&quot;evif&quot;;&quot;5&quot;;IF([.H11]=&quot;xis&quot;;&quot;6&quot;;IF([.H11]=&quot;neves&quot;;&quot;7&quot;;IF([.H11]=&quot;thgie&quot;;&quot;8&quot;;IF([.H11]=&quot;enin&quot;;&quot;9&quot;;IF([.H11]=&quot;orez&quot;;&quot;0&quot;;[.H11])))))))))))" office:value-type="string" office:string-value="9" calcext:value-type="string">
            <text:p>9</text:p>
          </table:table-cell>
          <table:table-cell table:formula="of:=IF(ISNA([.G11]);&quot;&quot;;VALUE(COM.MICROSOFT.CONCAT([.I11:.J11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qcbszfgonedjcqj66929</text:p>
          </table:table-cell>
          <table:table-cell table:style-name="ce4" table:formula="of:=ORG.LIBREOFFICE.REGEX([.A12];&quot;\D&quot;;&quot;&quot;;&quot;g&quot;)" office:value-type="string" office:string-value="166929" calcext:value-type="string">
            <text:p>166929</text:p>
          </table:table-cell>
          <table:table-cell table:formula="of:=LEFT([.B12];1)" office:value-type="string" office:string-value="1" calcext:value-type="string">
            <text:p>1</text:p>
          </table:table-cell>
          <table:table-cell table:style-name="ce5" table:formula="of:=RIGHT([.B12];1)" office:value-type="string" office:string-value="9" calcext:value-type="string">
            <text:p>9</text:p>
          </table:table-cell>
          <table:table-cell table:formula="of:=VALUE(COM.MICROSOFT.CONCAT([.C12];[.D12]))" office:value-type="float" office:value="19" calcext:value-type="float">
            <text:p>19</text:p>
          </table:table-cell>
          <table:table-cell table:style-name="ce14" table:formula="of:=(STRREV([.A12]))" office:value-type="string" office:string-value="92966jqcjdenogfzsbcq1" calcext:value-type="string">
            <text:p>92966jqcjdenogfzsbcq1</text:p>
          </table:table-cell>
          <table:table-cell table:formula="of:=ORG.LIBREOFFICE.REGEX([.A1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2];&quot;eno|owt|eerht|ruof|evif|xis|neves|thgie|enin|orez|\d&quot;;;1)" office:value-type="string" office:string-value="9" calcext:value-type="string">
            <text:p>9</text:p>
          </table:table-cell>
          <table:table-cell table:formula="of:=IF(ISNA([.G12]);&quot;&quot;;IF([.G12]=&quot;one&quot;;&quot;1&quot;;IF([.G12]=&quot;two&quot;;&quot;2&quot;;IF([.G12]=&quot;three&quot;;&quot;3&quot;;IF([.G12]=&quot;four&quot;;&quot;4&quot;;IF([.G12]=&quot;five&quot;;&quot;5&quot;;IF([.G12]=&quot;six&quot;;&quot;6&quot;;IF([.G12]=&quot;seven&quot;;&quot;7&quot;;IF([.G12]=&quot;eight&quot;;&quot;8&quot;;IF([.G12]=&quot;nine&quot;;&quot;9&quot;;IF([.G12]=&quot;zero&quot;;&quot;0&quot;;VALUE([.G12]))))))))))))" office:value-type="float" office:value="1" calcext:value-type="float">
            <text:p>1</text:p>
          </table:table-cell>
          <table:table-cell table:style-name="ce7" table:formula="of:=IF(ISNA([.H12]);&quot;&quot;;IF([.H12]=&quot;eno&quot;;&quot;1&quot;;IF([.H12]=&quot;owt&quot;;&quot;2&quot;;IF([.H12]=&quot;eerht&quot;;&quot;3&quot;;IF([.H12]=&quot;ruof&quot;;&quot;4&quot;;IF([.H12]=&quot;evif&quot;;&quot;5&quot;;IF([.H12]=&quot;xis&quot;;&quot;6&quot;;IF([.H12]=&quot;neves&quot;;&quot;7&quot;;IF([.H12]=&quot;thgie&quot;;&quot;8&quot;;IF([.H12]=&quot;enin&quot;;&quot;9&quot;;IF([.H12]=&quot;orez&quot;;&quot;0&quot;;[.H12])))))))))))" office:value-type="string" office:string-value="9" calcext:value-type="string">
            <text:p>9</text:p>
          </table:table-cell>
          <table:table-cell table:formula="of:=IF(ISNA([.G12]);&quot;&quot;;VALUE(COM.MICROSOFT.CONCAT([.I12:.J12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ixthreeptcqjnkzgdfgzspmlvmmhn3</text:p>
          </table:table-cell>
          <table:table-cell table:style-name="ce4" table:formula="of:=ORG.LIBREOFFICE.REGEX([.A13];&quot;\D&quot;;&quot;&quot;;&quot;g&quot;)" office:value-type="string" office:string-value="3" calcext:value-type="string">
            <text:p>3</text:p>
          </table:table-cell>
          <table:table-cell table:formula="of:=LEFT([.B13];1)" office:value-type="string" office:string-value="3" calcext:value-type="string">
            <text:p>3</text:p>
          </table:table-cell>
          <table:table-cell table:style-name="ce5" table:formula="of:=RIGHT([.B13];1)" office:value-type="string" office:string-value="3" calcext:value-type="string">
            <text:p>3</text:p>
          </table:table-cell>
          <table:table-cell table:formula="of:=VALUE(COM.MICROSOFT.CONCAT([.C13];[.D13]))" office:value-type="float" office:value="33" calcext:value-type="float">
            <text:p>33</text:p>
          </table:table-cell>
          <table:table-cell table:style-name="ce14" table:formula="of:=(STRREV([.A13]))" office:value-type="string" office:string-value="3nhmmvlmpszgfdgzknjqctpeerhtxisevif" calcext:value-type="string">
            <text:p>3nhmmvlmpszgfdgzknjqctpeerhtxisevif</text:p>
          </table:table-cell>
          <table:table-cell table:formula="of:=ORG.LIBREOFFICE.REGEX([.A1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3];&quot;eno|owt|eerht|ruof|evif|xis|neves|thgie|enin|orez|\d&quot;;;1)" office:value-type="string" office:string-value="3" calcext:value-type="string">
            <text:p>3</text:p>
          </table:table-cell>
          <table:table-cell table:formula="of:=IF(ISNA([.G13]);&quot;&quot;;IF([.G13]=&quot;one&quot;;&quot;1&quot;;IF([.G13]=&quot;two&quot;;&quot;2&quot;;IF([.G13]=&quot;three&quot;;&quot;3&quot;;IF([.G13]=&quot;four&quot;;&quot;4&quot;;IF([.G13]=&quot;five&quot;;&quot;5&quot;;IF([.G13]=&quot;six&quot;;&quot;6&quot;;IF([.G13]=&quot;seven&quot;;&quot;7&quot;;IF([.G13]=&quot;eight&quot;;&quot;8&quot;;IF([.G13]=&quot;nine&quot;;&quot;9&quot;;IF([.G13]=&quot;zero&quot;;&quot;0&quot;;VALUE([.G13]))))))))))))" office:value-type="string" office:string-value="5" calcext:value-type="string">
            <text:p>5</text:p>
          </table:table-cell>
          <table:table-cell table:style-name="ce7" table:formula="of:=IF(ISNA([.H13]);&quot;&quot;;IF([.H13]=&quot;eno&quot;;&quot;1&quot;;IF([.H13]=&quot;owt&quot;;&quot;2&quot;;IF([.H13]=&quot;eerht&quot;;&quot;3&quot;;IF([.H13]=&quot;ruof&quot;;&quot;4&quot;;IF([.H13]=&quot;evif&quot;;&quot;5&quot;;IF([.H13]=&quot;xis&quot;;&quot;6&quot;;IF([.H13]=&quot;neves&quot;;&quot;7&quot;;IF([.H13]=&quot;thgie&quot;;&quot;8&quot;;IF([.H13]=&quot;enin&quot;;&quot;9&quot;;IF([.H13]=&quot;orez&quot;;&quot;0&quot;;[.H13])))))))))))" office:value-type="string" office:string-value="3" calcext:value-type="string">
            <text:p>3</text:p>
          </table:table-cell>
          <table:table-cell table:formula="of:=IF(ISNA([.G13]);&quot;&quot;;VALUE(COM.MICROSOFT.CONCAT([.I13:.J13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m2sixseven</text:p>
          </table:table-cell>
          <table:table-cell table:style-name="ce4" table:formula="of:=ORG.LIBREOFFICE.REGEX([.A14];&quot;\D&quot;;&quot;&quot;;&quot;g&quot;)" office:value-type="string" office:string-value="2" calcext:value-type="string">
            <text:p>2</text:p>
          </table:table-cell>
          <table:table-cell table:formula="of:=LEFT([.B14];1)" office:value-type="string" office:string-value="2" calcext:value-type="string">
            <text:p>2</text:p>
          </table:table-cell>
          <table:table-cell table:style-name="ce5" table:formula="of:=RIGHT([.B14];1)" office:value-type="string" office:string-value="2" calcext:value-type="string">
            <text:p>2</text:p>
          </table:table-cell>
          <table:table-cell table:formula="of:=VALUE(COM.MICROSOFT.CONCAT([.C14];[.D14]))" office:value-type="float" office:value="22" calcext:value-type="float">
            <text:p>22</text:p>
          </table:table-cell>
          <table:table-cell table:style-name="ce14" table:formula="of:=(STRREV([.A14]))" office:value-type="string" office:string-value="nevesxis2mv" calcext:value-type="string">
            <text:p>nevesxis2mv</text:p>
          </table:table-cell>
          <table:table-cell table:formula="of:=ORG.LIBREOFFICE.REGEX([.A1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14]);&quot;&quot;;IF([.G14]=&quot;one&quot;;&quot;1&quot;;IF([.G14]=&quot;two&quot;;&quot;2&quot;;IF([.G14]=&quot;three&quot;;&quot;3&quot;;IF([.G14]=&quot;four&quot;;&quot;4&quot;;IF([.G14]=&quot;five&quot;;&quot;5&quot;;IF([.G14]=&quot;six&quot;;&quot;6&quot;;IF([.G14]=&quot;seven&quot;;&quot;7&quot;;IF([.G14]=&quot;eight&quot;;&quot;8&quot;;IF([.G14]=&quot;nine&quot;;&quot;9&quot;;IF([.G14]=&quot;zero&quot;;&quot;0&quot;;VALUE([.G14]))))))))))))" office:value-type="float" office:value="2" calcext:value-type="float">
            <text:p>2</text:p>
          </table:table-cell>
          <table:table-cell table:style-name="ce7" table:formula="of:=IF(ISNA([.H14]);&quot;&quot;;IF([.H14]=&quot;eno&quot;;&quot;1&quot;;IF([.H14]=&quot;owt&quot;;&quot;2&quot;;IF([.H14]=&quot;eerht&quot;;&quot;3&quot;;IF([.H14]=&quot;ruof&quot;;&quot;4&quot;;IF([.H14]=&quot;evif&quot;;&quot;5&quot;;IF([.H14]=&quot;xis&quot;;&quot;6&quot;;IF([.H14]=&quot;neves&quot;;&quot;7&quot;;IF([.H14]=&quot;thgie&quot;;&quot;8&quot;;IF([.H14]=&quot;enin&quot;;&quot;9&quot;;IF([.H14]=&quot;orez&quot;;&quot;0&quot;;[.H14])))))))))))" office:value-type="string" office:string-value="7" calcext:value-type="string">
            <text:p>7</text:p>
          </table:table-cell>
          <table:table-cell table:formula="of:=IF(ISNA([.G14]);&quot;&quot;;VALUE(COM.MICROSOFT.CONCAT([.I14:.J14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nine6oneeightnine5lfrzmzh7</text:p>
          </table:table-cell>
          <table:table-cell table:style-name="ce4" table:formula="of:=ORG.LIBREOFFICE.REGEX([.A15];&quot;\D&quot;;&quot;&quot;;&quot;g&quot;)" office:value-type="string" office:string-value="1657" calcext:value-type="string">
            <text:p>1657</text:p>
          </table:table-cell>
          <table:table-cell table:formula="of:=LEFT([.B15];1)" office:value-type="string" office:string-value="1" calcext:value-type="string">
            <text:p>1</text:p>
          </table:table-cell>
          <table:table-cell table:style-name="ce5" table:formula="of:=RIGHT([.B15];1)" office:value-type="string" office:string-value="7" calcext:value-type="string">
            <text:p>7</text:p>
          </table:table-cell>
          <table:table-cell table:formula="of:=VALUE(COM.MICROSOFT.CONCAT([.C15];[.D15]))" office:value-type="float" office:value="17" calcext:value-type="float">
            <text:p>17</text:p>
          </table:table-cell>
          <table:table-cell table:style-name="ce14" table:formula="of:=(STRREV([.A15]))" office:value-type="string" office:string-value="7hzmzrfl5eninthgieeno6enin1" calcext:value-type="string">
            <text:p>7hzmzrfl5eninthgieeno6enin1</text:p>
          </table:table-cell>
          <table:table-cell table:formula="of:=ORG.LIBREOFFICE.REGEX([.A1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5];&quot;eno|owt|eerht|ruof|evif|xis|neves|thgie|enin|orez|\d&quot;;;1)" office:value-type="string" office:string-value="7" calcext:value-type="string">
            <text:p>7</text:p>
          </table:table-cell>
          <table:table-cell table:formula="of:=IF(ISNA([.G15]);&quot;&quot;;IF([.G15]=&quot;one&quot;;&quot;1&quot;;IF([.G15]=&quot;two&quot;;&quot;2&quot;;IF([.G15]=&quot;three&quot;;&quot;3&quot;;IF([.G15]=&quot;four&quot;;&quot;4&quot;;IF([.G15]=&quot;five&quot;;&quot;5&quot;;IF([.G15]=&quot;six&quot;;&quot;6&quot;;IF([.G15]=&quot;seven&quot;;&quot;7&quot;;IF([.G15]=&quot;eight&quot;;&quot;8&quot;;IF([.G15]=&quot;nine&quot;;&quot;9&quot;;IF([.G15]=&quot;zero&quot;;&quot;0&quot;;VALUE([.G15]))))))))))))" office:value-type="float" office:value="1" calcext:value-type="float">
            <text:p>1</text:p>
          </table:table-cell>
          <table:table-cell table:style-name="ce7" table:formula="of:=IF(ISNA([.H15]);&quot;&quot;;IF([.H15]=&quot;eno&quot;;&quot;1&quot;;IF([.H15]=&quot;owt&quot;;&quot;2&quot;;IF([.H15]=&quot;eerht&quot;;&quot;3&quot;;IF([.H15]=&quot;ruof&quot;;&quot;4&quot;;IF([.H15]=&quot;evif&quot;;&quot;5&quot;;IF([.H15]=&quot;xis&quot;;&quot;6&quot;;IF([.H15]=&quot;neves&quot;;&quot;7&quot;;IF([.H15]=&quot;thgie&quot;;&quot;8&quot;;IF([.H15]=&quot;enin&quot;;&quot;9&quot;;IF([.H15]=&quot;orez&quot;;&quot;0&quot;;[.H15])))))))))))" office:value-type="string" office:string-value="7" calcext:value-type="string">
            <text:p>7</text:p>
          </table:table-cell>
          <table:table-cell table:formula="of:=IF(ISNA([.G15]);&quot;&quot;;VALUE(COM.MICROSOFT.CONCAT([.I15:.J15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onevsffj78ninejcnnvgn65</text:p>
          </table:table-cell>
          <table:table-cell table:style-name="ce4" table:formula="of:=ORG.LIBREOFFICE.REGEX([.A16];&quot;\D&quot;;&quot;&quot;;&quot;g&quot;)" office:value-type="string" office:string-value="77865" calcext:value-type="string">
            <text:p>77865</text:p>
          </table:table-cell>
          <table:table-cell table:formula="of:=LEFT([.B16];1)" office:value-type="string" office:string-value="7" calcext:value-type="string">
            <text:p>7</text:p>
          </table:table-cell>
          <table:table-cell table:style-name="ce5" table:formula="of:=RIGHT([.B16];1)" office:value-type="string" office:string-value="5" calcext:value-type="string">
            <text:p>5</text:p>
          </table:table-cell>
          <table:table-cell table:formula="of:=VALUE(COM.MICROSOFT.CONCAT([.C16];[.D16]))" office:value-type="float" office:value="75" calcext:value-type="float">
            <text:p>75</text:p>
          </table:table-cell>
          <table:table-cell table:style-name="ce14" table:formula="of:=(STRREV([.A16]))" office:value-type="string" office:string-value="56ngvnncjenin87jffsveno7" calcext:value-type="string">
            <text:p>56ngvnncjenin87jffsveno7</text:p>
          </table:table-cell>
          <table:table-cell table:formula="of:=ORG.LIBREOFFICE.REGEX([.A1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6];&quot;eno|owt|eerht|ruof|evif|xis|neves|thgie|enin|orez|\d&quot;;;1)" office:value-type="string" office:string-value="5" calcext:value-type="string">
            <text:p>5</text:p>
          </table:table-cell>
          <table:table-cell table:formula="of:=IF(ISNA([.G16]);&quot;&quot;;IF([.G16]=&quot;one&quot;;&quot;1&quot;;IF([.G16]=&quot;two&quot;;&quot;2&quot;;IF([.G16]=&quot;three&quot;;&quot;3&quot;;IF([.G16]=&quot;four&quot;;&quot;4&quot;;IF([.G16]=&quot;five&quot;;&quot;5&quot;;IF([.G16]=&quot;six&quot;;&quot;6&quot;;IF([.G16]=&quot;seven&quot;;&quot;7&quot;;IF([.G16]=&quot;eight&quot;;&quot;8&quot;;IF([.G16]=&quot;nine&quot;;&quot;9&quot;;IF([.G16]=&quot;zero&quot;;&quot;0&quot;;VALUE([.G16]))))))))))))" office:value-type="float" office:value="7" calcext:value-type="float">
            <text:p>7</text:p>
          </table:table-cell>
          <table:table-cell table:style-name="ce7" table:formula="of:=IF(ISNA([.H16]);&quot;&quot;;IF([.H16]=&quot;eno&quot;;&quot;1&quot;;IF([.H16]=&quot;owt&quot;;&quot;2&quot;;IF([.H16]=&quot;eerht&quot;;&quot;3&quot;;IF([.H16]=&quot;ruof&quot;;&quot;4&quot;;IF([.H16]=&quot;evif&quot;;&quot;5&quot;;IF([.H16]=&quot;xis&quot;;&quot;6&quot;;IF([.H16]=&quot;neves&quot;;&quot;7&quot;;IF([.H16]=&quot;thgie&quot;;&quot;8&quot;;IF([.H16]=&quot;enin&quot;;&quot;9&quot;;IF([.H16]=&quot;orez&quot;;&quot;0&quot;;[.H16])))))))))))" office:value-type="string" office:string-value="5" calcext:value-type="string">
            <text:p>5</text:p>
          </table:table-cell>
          <table:table-cell table:formula="of:=IF(ISNA([.G16]);&quot;&quot;;VALUE(COM.MICROSOFT.CONCAT([.I16:.J1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stwonepcd3twosixrmcnxhfzv</text:p>
          </table:table-cell>
          <table:table-cell table:style-name="ce4" table:formula="of:=ORG.LIBREOFFICE.REGEX([.A17];&quot;\D&quot;;&quot;&quot;;&quot;g&quot;)" office:value-type="string" office:string-value="3" calcext:value-type="string">
            <text:p>3</text:p>
          </table:table-cell>
          <table:table-cell table:formula="of:=LEFT([.B17];1)" office:value-type="string" office:string-value="3" calcext:value-type="string">
            <text:p>3</text:p>
          </table:table-cell>
          <table:table-cell table:style-name="ce5" table:formula="of:=RIGHT([.B17];1)" office:value-type="string" office:string-value="3" calcext:value-type="string">
            <text:p>3</text:p>
          </table:table-cell>
          <table:table-cell table:formula="of:=VALUE(COM.MICROSOFT.CONCAT([.C17];[.D17]))" office:value-type="float" office:value="33" calcext:value-type="float">
            <text:p>33</text:p>
          </table:table-cell>
          <table:table-cell table:style-name="ce14" table:formula="of:=(STRREV([.A17]))" office:value-type="string" office:string-value="vzfhxncmrxisowt3dcpenowtsq" calcext:value-type="string">
            <text:p>vzfhxncmrxisowt3dcpenowtsq</text:p>
          </table:table-cell>
          <table:table-cell table:formula="of:=ORG.LIBREOFFICE.REGEX([.A1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7];&quot;eno|owt|eerht|ruof|evif|xis|neves|thgie|enin|orez|\d&quot;;;1)" office:value-type="string" office:string-value="xis" calcext:value-type="string">
            <text:p>xis</text:p>
          </table:table-cell>
          <table:table-cell table:formula="of:=IF(ISNA([.G17]);&quot;&quot;;IF([.G17]=&quot;one&quot;;&quot;1&quot;;IF([.G17]=&quot;two&quot;;&quot;2&quot;;IF([.G17]=&quot;three&quot;;&quot;3&quot;;IF([.G17]=&quot;four&quot;;&quot;4&quot;;IF([.G17]=&quot;five&quot;;&quot;5&quot;;IF([.G17]=&quot;six&quot;;&quot;6&quot;;IF([.G17]=&quot;seven&quot;;&quot;7&quot;;IF([.G17]=&quot;eight&quot;;&quot;8&quot;;IF([.G17]=&quot;nine&quot;;&quot;9&quot;;IF([.G17]=&quot;zero&quot;;&quot;0&quot;;VALUE([.G17]))))))))))))" office:value-type="string" office:string-value="2" calcext:value-type="string">
            <text:p>2</text:p>
          </table:table-cell>
          <table:table-cell table:style-name="ce7" table:formula="of:=IF(ISNA([.H17]);&quot;&quot;;IF([.H17]=&quot;eno&quot;;&quot;1&quot;;IF([.H17]=&quot;owt&quot;;&quot;2&quot;;IF([.H17]=&quot;eerht&quot;;&quot;3&quot;;IF([.H17]=&quot;ruof&quot;;&quot;4&quot;;IF([.H17]=&quot;evif&quot;;&quot;5&quot;;IF([.H17]=&quot;xis&quot;;&quot;6&quot;;IF([.H17]=&quot;neves&quot;;&quot;7&quot;;IF([.H17]=&quot;thgie&quot;;&quot;8&quot;;IF([.H17]=&quot;enin&quot;;&quot;9&quot;;IF([.H17]=&quot;orez&quot;;&quot;0&quot;;[.H17])))))))))))" office:value-type="string" office:string-value="6" calcext:value-type="string">
            <text:p>6</text:p>
          </table:table-cell>
          <table:table-cell table:formula="of:=IF(ISNA([.G17]);&quot;&quot;;VALUE(COM.MICROSOFT.CONCAT([.I17:.J1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bnjfrfourseventwo</text:p>
          </table:table-cell>
          <table:table-cell table:style-name="ce4" table:formula="of:=ORG.LIBREOFFICE.REGEX([.A18];&quot;\D&quot;;&quot;&quot;;&quot;g&quot;)" office:value-type="string" office:string-value="3" calcext:value-type="string">
            <text:p>3</text:p>
          </table:table-cell>
          <table:table-cell table:formula="of:=LEFT([.B18];1)" office:value-type="string" office:string-value="3" calcext:value-type="string">
            <text:p>3</text:p>
          </table:table-cell>
          <table:table-cell table:style-name="ce5" table:formula="of:=RIGHT([.B18];1)" office:value-type="string" office:string-value="3" calcext:value-type="string">
            <text:p>3</text:p>
          </table:table-cell>
          <table:table-cell table:formula="of:=VALUE(COM.MICROSOFT.CONCAT([.C18];[.D18]))" office:value-type="float" office:value="33" calcext:value-type="float">
            <text:p>33</text:p>
          </table:table-cell>
          <table:table-cell table:style-name="ce14" table:formula="of:=(STRREV([.A18]))" office:value-type="string" office:string-value="owtnevesruofrfjnb3" calcext:value-type="string">
            <text:p>owtnevesruofrfjnb3</text:p>
          </table:table-cell>
          <table:table-cell table:formula="of:=ORG.LIBREOFFICE.REGEX([.A18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8];&quot;eno|owt|eerht|ruof|evif|xis|neves|thgie|enin|orez|\d&quot;;;1)" office:value-type="string" office:string-value="owt" calcext:value-type="string">
            <text:p>owt</text:p>
          </table:table-cell>
          <table:table-cell table:formula="of:=IF(ISNA([.G18]);&quot;&quot;;IF([.G18]=&quot;one&quot;;&quot;1&quot;;IF([.G18]=&quot;two&quot;;&quot;2&quot;;IF([.G18]=&quot;three&quot;;&quot;3&quot;;IF([.G18]=&quot;four&quot;;&quot;4&quot;;IF([.G18]=&quot;five&quot;;&quot;5&quot;;IF([.G18]=&quot;six&quot;;&quot;6&quot;;IF([.G18]=&quot;seven&quot;;&quot;7&quot;;IF([.G18]=&quot;eight&quot;;&quot;8&quot;;IF([.G18]=&quot;nine&quot;;&quot;9&quot;;IF([.G18]=&quot;zero&quot;;&quot;0&quot;;VALUE([.G18]))))))))))))" office:value-type="float" office:value="3" calcext:value-type="float">
            <text:p>3</text:p>
          </table:table-cell>
          <table:table-cell table:style-name="ce7" table:formula="of:=IF(ISNA([.H18]);&quot;&quot;;IF([.H18]=&quot;eno&quot;;&quot;1&quot;;IF([.H18]=&quot;owt&quot;;&quot;2&quot;;IF([.H18]=&quot;eerht&quot;;&quot;3&quot;;IF([.H18]=&quot;ruof&quot;;&quot;4&quot;;IF([.H18]=&quot;evif&quot;;&quot;5&quot;;IF([.H18]=&quot;xis&quot;;&quot;6&quot;;IF([.H18]=&quot;neves&quot;;&quot;7&quot;;IF([.H18]=&quot;thgie&quot;;&quot;8&quot;;IF([.H18]=&quot;enin&quot;;&quot;9&quot;;IF([.H18]=&quot;orez&quot;;&quot;0&quot;;[.H18])))))))))))" office:value-type="string" office:string-value="2" calcext:value-type="string">
            <text:p>2</text:p>
          </table:table-cell>
          <table:table-cell table:formula="of:=IF(ISNA([.G18]);&quot;&quot;;VALUE(COM.MICROSOFT.CONCAT([.I18:.J18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pcdmvmktlrrq8sixgjtxxjpt8fcstt1</text:p>
          </table:table-cell>
          <table:table-cell table:style-name="ce4" table:formula="of:=ORG.LIBREOFFICE.REGEX([.A19];&quot;\D&quot;;&quot;&quot;;&quot;g&quot;)" office:value-type="string" office:string-value="881" calcext:value-type="string">
            <text:p>881</text:p>
          </table:table-cell>
          <table:table-cell table:formula="of:=LEFT([.B19];1)" office:value-type="string" office:string-value="8" calcext:value-type="string">
            <text:p>8</text:p>
          </table:table-cell>
          <table:table-cell table:style-name="ce5" table:formula="of:=RIGHT([.B19];1)" office:value-type="string" office:string-value="1" calcext:value-type="string">
            <text:p>1</text:p>
          </table:table-cell>
          <table:table-cell table:formula="of:=VALUE(COM.MICROSOFT.CONCAT([.C19];[.D19]))" office:value-type="float" office:value="81" calcext:value-type="float">
            <text:p>81</text:p>
          </table:table-cell>
          <table:table-cell table:style-name="ce14" table:formula="of:=(STRREV([.A19]))" office:value-type="string" office:string-value="1ttscf8tpjxxtjgxis8qrrltkmvmdcpz" calcext:value-type="string">
            <text:p>1ttscf8tpjxxtjgxis8qrrltkmvmdcpz</text:p>
          </table:table-cell>
          <table:table-cell table:formula="of:=ORG.LIBREOFFICE.REGEX([.A1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9];&quot;eno|owt|eerht|ruof|evif|xis|neves|thgie|enin|orez|\d&quot;;;1)" office:value-type="string" office:string-value="1" calcext:value-type="string">
            <text:p>1</text:p>
          </table:table-cell>
          <table:table-cell table:formula="of:=IF(ISNA([.G19]);&quot;&quot;;IF([.G19]=&quot;one&quot;;&quot;1&quot;;IF([.G19]=&quot;two&quot;;&quot;2&quot;;IF([.G19]=&quot;three&quot;;&quot;3&quot;;IF([.G19]=&quot;four&quot;;&quot;4&quot;;IF([.G19]=&quot;five&quot;;&quot;5&quot;;IF([.G19]=&quot;six&quot;;&quot;6&quot;;IF([.G19]=&quot;seven&quot;;&quot;7&quot;;IF([.G19]=&quot;eight&quot;;&quot;8&quot;;IF([.G19]=&quot;nine&quot;;&quot;9&quot;;IF([.G19]=&quot;zero&quot;;&quot;0&quot;;VALUE([.G19]))))))))))))" office:value-type="float" office:value="8" calcext:value-type="float">
            <text:p>8</text:p>
          </table:table-cell>
          <table:table-cell table:style-name="ce7" table:formula="of:=IF(ISNA([.H19]);&quot;&quot;;IF([.H19]=&quot;eno&quot;;&quot;1&quot;;IF([.H19]=&quot;owt&quot;;&quot;2&quot;;IF([.H19]=&quot;eerht&quot;;&quot;3&quot;;IF([.H19]=&quot;ruof&quot;;&quot;4&quot;;IF([.H19]=&quot;evif&quot;;&quot;5&quot;;IF([.H19]=&quot;xis&quot;;&quot;6&quot;;IF([.H19]=&quot;neves&quot;;&quot;7&quot;;IF([.H19]=&quot;thgie&quot;;&quot;8&quot;;IF([.H19]=&quot;enin&quot;;&quot;9&quot;;IF([.H19]=&quot;orez&quot;;&quot;0&quot;;[.H19])))))))))))" office:value-type="string" office:string-value="1" calcext:value-type="string">
            <text:p>1</text:p>
          </table:table-cell>
          <table:table-cell table:formula="of:=IF(ISNA([.G19]);&quot;&quot;;VALUE(COM.MICROSOFT.CONCAT([.I19:.J19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1gkmptbfsix87</text:p>
          </table:table-cell>
          <table:table-cell table:style-name="ce4" table:formula="of:=ORG.LIBREOFFICE.REGEX([.A20];&quot;\D&quot;;&quot;&quot;;&quot;g&quot;)" office:value-type="string" office:string-value="187" calcext:value-type="string">
            <text:p>187</text:p>
          </table:table-cell>
          <table:table-cell table:formula="of:=LEFT([.B20];1)" office:value-type="string" office:string-value="1" calcext:value-type="string">
            <text:p>1</text:p>
          </table:table-cell>
          <table:table-cell table:style-name="ce5" table:formula="of:=RIGHT([.B20];1)" office:value-type="string" office:string-value="7" calcext:value-type="string">
            <text:p>7</text:p>
          </table:table-cell>
          <table:table-cell table:formula="of:=VALUE(COM.MICROSOFT.CONCAT([.C20];[.D20]))" office:value-type="float" office:value="17" calcext:value-type="float">
            <text:p>17</text:p>
          </table:table-cell>
          <table:table-cell table:style-name="ce14" table:formula="of:=(STRREV([.A20]))" office:value-type="string" office:string-value="78xisfbtpmkg1enin" calcext:value-type="string">
            <text:p>78xisfbtpmkg1enin</text:p>
          </table:table-cell>
          <table:table-cell table:formula="of:=ORG.LIBREOFFICE.REGEX([.A2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20];&quot;eno|owt|eerht|ruof|evif|xis|neves|thgie|enin|orez|\d&quot;;;1)" office:value-type="string" office:string-value="7" calcext:value-type="string">
            <text:p>7</text:p>
          </table:table-cell>
          <table:table-cell table:formula="of:=IF(ISNA([.G20]);&quot;&quot;;IF([.G20]=&quot;one&quot;;&quot;1&quot;;IF([.G20]=&quot;two&quot;;&quot;2&quot;;IF([.G20]=&quot;three&quot;;&quot;3&quot;;IF([.G20]=&quot;four&quot;;&quot;4&quot;;IF([.G20]=&quot;five&quot;;&quot;5&quot;;IF([.G20]=&quot;six&quot;;&quot;6&quot;;IF([.G20]=&quot;seven&quot;;&quot;7&quot;;IF([.G20]=&quot;eight&quot;;&quot;8&quot;;IF([.G20]=&quot;nine&quot;;&quot;9&quot;;IF([.G20]=&quot;zero&quot;;&quot;0&quot;;VALUE([.G20]))))))))))))" office:value-type="string" office:string-value="9" calcext:value-type="string">
            <text:p>9</text:p>
          </table:table-cell>
          <table:table-cell table:style-name="ce7" table:formula="of:=IF(ISNA([.H20]);&quot;&quot;;IF([.H20]=&quot;eno&quot;;&quot;1&quot;;IF([.H20]=&quot;owt&quot;;&quot;2&quot;;IF([.H20]=&quot;eerht&quot;;&quot;3&quot;;IF([.H20]=&quot;ruof&quot;;&quot;4&quot;;IF([.H20]=&quot;evif&quot;;&quot;5&quot;;IF([.H20]=&quot;xis&quot;;&quot;6&quot;;IF([.H20]=&quot;neves&quot;;&quot;7&quot;;IF([.H20]=&quot;thgie&quot;;&quot;8&quot;;IF([.H20]=&quot;enin&quot;;&quot;9&quot;;IF([.H20]=&quot;orez&quot;;&quot;0&quot;;[.H20])))))))))))" office:value-type="string" office:string-value="7" calcext:value-type="string">
            <text:p>7</text:p>
          </table:table-cell>
          <table:table-cell table:formula="of:=IF(ISNA([.G20]);&quot;&quot;;VALUE(COM.MICROSOFT.CONCAT([.I20:.J20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ldmlbchvnvgfivesixnine7zrt</text:p>
          </table:table-cell>
          <table:table-cell table:style-name="ce4" table:formula="of:=ORG.LIBREOFFICE.REGEX([.A21];&quot;\D&quot;;&quot;&quot;;&quot;g&quot;)" office:value-type="string" office:string-value="97" calcext:value-type="string">
            <text:p>97</text:p>
          </table:table-cell>
          <table:table-cell table:formula="of:=LEFT([.B21];1)" office:value-type="string" office:string-value="9" calcext:value-type="string">
            <text:p>9</text:p>
          </table:table-cell>
          <table:table-cell table:style-name="ce5" table:formula="of:=RIGHT([.B21];1)" office:value-type="string" office:string-value="7" calcext:value-type="string">
            <text:p>7</text:p>
          </table:table-cell>
          <table:table-cell table:formula="of:=VALUE(COM.MICROSOFT.CONCAT([.C21];[.D21]))" office:value-type="float" office:value="97" calcext:value-type="float">
            <text:p>97</text:p>
          </table:table-cell>
          <table:table-cell table:style-name="ce14" table:formula="of:=(STRREV([.A21]))" office:value-type="string" office:string-value="trz7eninxisevifgvnvhcblmdl9" calcext:value-type="string">
            <text:p>trz7eninxisevifgvnvhcblmdl9</text:p>
          </table:table-cell>
          <table:table-cell table:formula="of:=ORG.LIBREOFFICE.REGEX([.A2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1];&quot;eno|owt|eerht|ruof|evif|xis|neves|thgie|enin|orez|\d&quot;;;1)" office:value-type="string" office:string-value="7" calcext:value-type="string">
            <text:p>7</text:p>
          </table:table-cell>
          <table:table-cell table:formula="of:=IF(ISNA([.G21]);&quot;&quot;;IF([.G21]=&quot;one&quot;;&quot;1&quot;;IF([.G21]=&quot;two&quot;;&quot;2&quot;;IF([.G21]=&quot;three&quot;;&quot;3&quot;;IF([.G21]=&quot;four&quot;;&quot;4&quot;;IF([.G21]=&quot;five&quot;;&quot;5&quot;;IF([.G21]=&quot;six&quot;;&quot;6&quot;;IF([.G21]=&quot;seven&quot;;&quot;7&quot;;IF([.G21]=&quot;eight&quot;;&quot;8&quot;;IF([.G21]=&quot;nine&quot;;&quot;9&quot;;IF([.G21]=&quot;zero&quot;;&quot;0&quot;;VALUE([.G21]))))))))))))" office:value-type="float" office:value="9" calcext:value-type="float">
            <text:p>9</text:p>
          </table:table-cell>
          <table:table-cell table:style-name="ce7" table:formula="of:=IF(ISNA([.H21]);&quot;&quot;;IF([.H21]=&quot;eno&quot;;&quot;1&quot;;IF([.H21]=&quot;owt&quot;;&quot;2&quot;;IF([.H21]=&quot;eerht&quot;;&quot;3&quot;;IF([.H21]=&quot;ruof&quot;;&quot;4&quot;;IF([.H21]=&quot;evif&quot;;&quot;5&quot;;IF([.H21]=&quot;xis&quot;;&quot;6&quot;;IF([.H21]=&quot;neves&quot;;&quot;7&quot;;IF([.H21]=&quot;thgie&quot;;&quot;8&quot;;IF([.H21]=&quot;enin&quot;;&quot;9&quot;;IF([.H21]=&quot;orez&quot;;&quot;0&quot;;[.H21])))))))))))" office:value-type="string" office:string-value="7" calcext:value-type="string">
            <text:p>7</text:p>
          </table:table-cell>
          <table:table-cell table:formula="of:=IF(ISNA([.G21]);&quot;&quot;;VALUE(COM.MICROSOFT.CONCAT([.I21:.J21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mjmblfqjvf9</text:p>
          </table:table-cell>
          <table:table-cell table:style-name="ce4" table:formula="of:=ORG.LIBREOFFICE.REGEX([.A22];&quot;\D&quot;;&quot;&quot;;&quot;g&quot;)" office:value-type="string" office:string-value="459" calcext:value-type="string">
            <text:p>459</text:p>
          </table:table-cell>
          <table:table-cell table:formula="of:=LEFT([.B22];1)" office:value-type="string" office:string-value="4" calcext:value-type="string">
            <text:p>4</text:p>
          </table:table-cell>
          <table:table-cell table:style-name="ce5" table:formula="of:=RIGHT([.B22];1)" office:value-type="string" office:string-value="9" calcext:value-type="string">
            <text:p>9</text:p>
          </table:table-cell>
          <table:table-cell table:formula="of:=VALUE(COM.MICROSOFT.CONCAT([.C22];[.D22]))" office:value-type="float" office:value="49" calcext:value-type="float">
            <text:p>49</text:p>
          </table:table-cell>
          <table:table-cell table:style-name="ce14" table:formula="of:=(STRREV([.A22]))" office:value-type="string" office:string-value="9fvjqflbmjm54" calcext:value-type="string">
            <text:p>9fvjqflbmjm54</text:p>
          </table:table-cell>
          <table:table-cell table:formula="of:=ORG.LIBREOFFICE.REGEX([.A2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2];&quot;eno|owt|eerht|ruof|evif|xis|neves|thgie|enin|orez|\d&quot;;;1)" office:value-type="string" office:string-value="9" calcext:value-type="string">
            <text:p>9</text:p>
          </table:table-cell>
          <table:table-cell table:formula="of:=IF(ISNA([.G22]);&quot;&quot;;IF([.G22]=&quot;one&quot;;&quot;1&quot;;IF([.G22]=&quot;two&quot;;&quot;2&quot;;IF([.G22]=&quot;three&quot;;&quot;3&quot;;IF([.G22]=&quot;four&quot;;&quot;4&quot;;IF([.G22]=&quot;five&quot;;&quot;5&quot;;IF([.G22]=&quot;six&quot;;&quot;6&quot;;IF([.G22]=&quot;seven&quot;;&quot;7&quot;;IF([.G22]=&quot;eight&quot;;&quot;8&quot;;IF([.G22]=&quot;nine&quot;;&quot;9&quot;;IF([.G22]=&quot;zero&quot;;&quot;0&quot;;VALUE([.G22]))))))))))))" office:value-type="float" office:value="4" calcext:value-type="float">
            <text:p>4</text:p>
          </table:table-cell>
          <table:table-cell table:style-name="ce7" table:formula="of:=IF(ISNA([.H22]);&quot;&quot;;IF([.H22]=&quot;eno&quot;;&quot;1&quot;;IF([.H22]=&quot;owt&quot;;&quot;2&quot;;IF([.H22]=&quot;eerht&quot;;&quot;3&quot;;IF([.H22]=&quot;ruof&quot;;&quot;4&quot;;IF([.H22]=&quot;evif&quot;;&quot;5&quot;;IF([.H22]=&quot;xis&quot;;&quot;6&quot;;IF([.H22]=&quot;neves&quot;;&quot;7&quot;;IF([.H22]=&quot;thgie&quot;;&quot;8&quot;;IF([.H22]=&quot;enin&quot;;&quot;9&quot;;IF([.H22]=&quot;orez&quot;;&quot;0&quot;;[.H22])))))))))))" office:value-type="string" office:string-value="9" calcext:value-type="string">
            <text:p>9</text:p>
          </table:table-cell>
          <table:table-cell table:style-name="ce7" table:formula="of:=IF(ISNA([.G22]);&quot;&quot;;VALUE(COM.MICROSOFT.CONCAT([.I22:.J22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hcpgmvd837sgzgsqqrtseven</text:p>
          </table:table-cell>
          <table:table-cell table:style-name="ce4" table:formula="of:=ORG.LIBREOFFICE.REGEX([.A23];&quot;\D&quot;;&quot;&quot;;&quot;g&quot;)" office:value-type="string" office:string-value="837" calcext:value-type="string">
            <text:p>837</text:p>
          </table:table-cell>
          <table:table-cell table:formula="of:=LEFT([.B23];1)" office:value-type="string" office:string-value="8" calcext:value-type="string">
            <text:p>8</text:p>
          </table:table-cell>
          <table:table-cell table:style-name="ce5" table:formula="of:=RIGHT([.B23];1)" office:value-type="string" office:string-value="7" calcext:value-type="string">
            <text:p>7</text:p>
          </table:table-cell>
          <table:table-cell table:formula="of:=VALUE(COM.MICROSOFT.CONCAT([.C23];[.D23]))" office:value-type="float" office:value="87" calcext:value-type="float">
            <text:p>87</text:p>
          </table:table-cell>
          <table:table-cell table:style-name="ce14" table:formula="of:=(STRREV([.A23]))" office:value-type="string" office:string-value="nevestrqqsgzgs738dvmgpcheno" calcext:value-type="string">
            <text:p>nevestrqqsgzgs738dvmgpcheno</text:p>
          </table:table-cell>
          <table:table-cell table:formula="of:=ORG.LIBREOFFICE.REGEX([.A2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3]);&quot;&quot;;IF([.G23]=&quot;one&quot;;&quot;1&quot;;IF([.G23]=&quot;two&quot;;&quot;2&quot;;IF([.G23]=&quot;three&quot;;&quot;3&quot;;IF([.G23]=&quot;four&quot;;&quot;4&quot;;IF([.G23]=&quot;five&quot;;&quot;5&quot;;IF([.G23]=&quot;six&quot;;&quot;6&quot;;IF([.G23]=&quot;seven&quot;;&quot;7&quot;;IF([.G23]=&quot;eight&quot;;&quot;8&quot;;IF([.G23]=&quot;nine&quot;;&quot;9&quot;;IF([.G23]=&quot;zero&quot;;&quot;0&quot;;VALUE([.G23]))))))))))))" office:value-type="string" office:string-value="1" calcext:value-type="string">
            <text:p>1</text:p>
          </table:table-cell>
          <table:table-cell table:style-name="ce7" table:formula="of:=IF(ISNA([.H23]);&quot;&quot;;IF([.H23]=&quot;eno&quot;;&quot;1&quot;;IF([.H23]=&quot;owt&quot;;&quot;2&quot;;IF([.H23]=&quot;eerht&quot;;&quot;3&quot;;IF([.H23]=&quot;ruof&quot;;&quot;4&quot;;IF([.H23]=&quot;evif&quot;;&quot;5&quot;;IF([.H23]=&quot;xis&quot;;&quot;6&quot;;IF([.H23]=&quot;neves&quot;;&quot;7&quot;;IF([.H23]=&quot;thgie&quot;;&quot;8&quot;;IF([.H23]=&quot;enin&quot;;&quot;9&quot;;IF([.H23]=&quot;orez&quot;;&quot;0&quot;;[.H23])))))))))))" office:value-type="string" office:string-value="7" calcext:value-type="string">
            <text:p>7</text:p>
          </table:table-cell>
          <table:table-cell table:formula="of:=IF(ISNA([.G23]);&quot;&quot;;VALUE(COM.MICROSOFT.CONCAT([.I23:.J23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jfvkznjdvlgv9one8</text:p>
          </table:table-cell>
          <table:table-cell table:style-name="ce4" table:formula="of:=ORG.LIBREOFFICE.REGEX([.A24];&quot;\D&quot;;&quot;&quot;;&quot;g&quot;)" office:value-type="string" office:string-value="98" calcext:value-type="string">
            <text:p>98</text:p>
          </table:table-cell>
          <table:table-cell table:formula="of:=LEFT([.B24];1)" office:value-type="string" office:string-value="9" calcext:value-type="string">
            <text:p>9</text:p>
          </table:table-cell>
          <table:table-cell table:style-name="ce5" table:formula="of:=RIGHT([.B24];1)" office:value-type="string" office:string-value="8" calcext:value-type="string">
            <text:p>8</text:p>
          </table:table-cell>
          <table:table-cell table:formula="of:=VALUE(COM.MICROSOFT.CONCAT([.C24];[.D24]))" office:value-type="float" office:value="98" calcext:value-type="float">
            <text:p>98</text:p>
          </table:table-cell>
          <table:table-cell table:style-name="ce14" table:formula="of:=(STRREV([.A24]))" office:value-type="string" office:string-value="8eno9vglvdjnzkvfjhr" calcext:value-type="string">
            <text:p>8eno9vglvdjnzkvfjhr</text:p>
          </table:table-cell>
          <table:table-cell table:formula="of:=ORG.LIBREOFFICE.REGEX([.A2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4];&quot;eno|owt|eerht|ruof|evif|xis|neves|thgie|enin|orez|\d&quot;;;1)" office:value-type="string" office:string-value="8" calcext:value-type="string">
            <text:p>8</text:p>
          </table:table-cell>
          <table:table-cell table:formula="of:=IF(ISNA([.G24]);&quot;&quot;;IF([.G24]=&quot;one&quot;;&quot;1&quot;;IF([.G24]=&quot;two&quot;;&quot;2&quot;;IF([.G24]=&quot;three&quot;;&quot;3&quot;;IF([.G24]=&quot;four&quot;;&quot;4&quot;;IF([.G24]=&quot;five&quot;;&quot;5&quot;;IF([.G24]=&quot;six&quot;;&quot;6&quot;;IF([.G24]=&quot;seven&quot;;&quot;7&quot;;IF([.G24]=&quot;eight&quot;;&quot;8&quot;;IF([.G24]=&quot;nine&quot;;&quot;9&quot;;IF([.G24]=&quot;zero&quot;;&quot;0&quot;;VALUE([.G24]))))))))))))" office:value-type="float" office:value="9" calcext:value-type="float">
            <text:p>9</text:p>
          </table:table-cell>
          <table:table-cell table:style-name="ce7" table:formula="of:=IF(ISNA([.H24]);&quot;&quot;;IF([.H24]=&quot;eno&quot;;&quot;1&quot;;IF([.H24]=&quot;owt&quot;;&quot;2&quot;;IF([.H24]=&quot;eerht&quot;;&quot;3&quot;;IF([.H24]=&quot;ruof&quot;;&quot;4&quot;;IF([.H24]=&quot;evif&quot;;&quot;5&quot;;IF([.H24]=&quot;xis&quot;;&quot;6&quot;;IF([.H24]=&quot;neves&quot;;&quot;7&quot;;IF([.H24]=&quot;thgie&quot;;&quot;8&quot;;IF([.H24]=&quot;enin&quot;;&quot;9&quot;;IF([.H24]=&quot;orez&quot;;&quot;0&quot;;[.H24])))))))))))" office:value-type="string" office:string-value="8" calcext:value-type="string">
            <text:p>8</text:p>
          </table:table-cell>
          <table:table-cell table:formula="of:=IF(ISNA([.G24]);&quot;&quot;;VALUE(COM.MICROSOFT.CONCAT([.I24:.J24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xkkdsvfvfourhdpchs</text:p>
          </table:table-cell>
          <table:table-cell table:style-name="ce4" table:formula="of:=ORG.LIBREOFFICE.REGEX([.A25];&quot;\D&quot;;&quot;&quot;;&quot;g&quot;)" office:value-type="string" office:string-value="22" calcext:value-type="string">
            <text:p>22</text:p>
          </table:table-cell>
          <table:table-cell table:formula="of:=LEFT([.B25];1)" office:value-type="string" office:string-value="2" calcext:value-type="string">
            <text:p>2</text:p>
          </table:table-cell>
          <table:table-cell table:style-name="ce5" table:formula="of:=RIGHT([.B25];1)" office:value-type="string" office:string-value="2" calcext:value-type="string">
            <text:p>2</text:p>
          </table:table-cell>
          <table:table-cell table:formula="of:=VALUE(COM.MICROSOFT.CONCAT([.C25];[.D25]))" office:value-type="float" office:value="22" calcext:value-type="float">
            <text:p>22</text:p>
          </table:table-cell>
          <table:table-cell table:style-name="ce14" table:formula="of:=(STRREV([.A25]))" office:value-type="string" office:string-value="shcpdhruofvfvsdkkx22" calcext:value-type="string">
            <text:p>shcpdhruofvfvsdkkx22</text:p>
          </table:table-cell>
          <table:table-cell table:formula="of:=ORG.LIBREOFFICE.REGEX([.A2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5];&quot;eno|owt|eerht|ruof|evif|xis|neves|thgie|enin|orez|\d&quot;;;1)" office:value-type="string" office:string-value="ruof" calcext:value-type="string">
            <text:p>ruof</text:p>
          </table:table-cell>
          <table:table-cell table:formula="of:=IF(ISNA([.G25]);&quot;&quot;;IF([.G25]=&quot;one&quot;;&quot;1&quot;;IF([.G25]=&quot;two&quot;;&quot;2&quot;;IF([.G25]=&quot;three&quot;;&quot;3&quot;;IF([.G25]=&quot;four&quot;;&quot;4&quot;;IF([.G25]=&quot;five&quot;;&quot;5&quot;;IF([.G25]=&quot;six&quot;;&quot;6&quot;;IF([.G25]=&quot;seven&quot;;&quot;7&quot;;IF([.G25]=&quot;eight&quot;;&quot;8&quot;;IF([.G25]=&quot;nine&quot;;&quot;9&quot;;IF([.G25]=&quot;zero&quot;;&quot;0&quot;;VALUE([.G25]))))))))))))" office:value-type="float" office:value="2" calcext:value-type="float">
            <text:p>2</text:p>
          </table:table-cell>
          <table:table-cell table:style-name="ce7" table:formula="of:=IF(ISNA([.H25]);&quot;&quot;;IF([.H25]=&quot;eno&quot;;&quot;1&quot;;IF([.H25]=&quot;owt&quot;;&quot;2&quot;;IF([.H25]=&quot;eerht&quot;;&quot;3&quot;;IF([.H25]=&quot;ruof&quot;;&quot;4&quot;;IF([.H25]=&quot;evif&quot;;&quot;5&quot;;IF([.H25]=&quot;xis&quot;;&quot;6&quot;;IF([.H25]=&quot;neves&quot;;&quot;7&quot;;IF([.H25]=&quot;thgie&quot;;&quot;8&quot;;IF([.H25]=&quot;enin&quot;;&quot;9&quot;;IF([.H25]=&quot;orez&quot;;&quot;0&quot;;[.H25])))))))))))" office:value-type="string" office:string-value="4" calcext:value-type="string">
            <text:p>4</text:p>
          </table:table-cell>
          <table:table-cell table:formula="of:=IF(ISNA([.G25]);&quot;&quot;;VALUE(COM.MICROSOFT.CONCAT([.I25:.J25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zjx5kvjbcfgcsrjndznkrtf6</text:p>
          </table:table-cell>
          <table:table-cell table:style-name="ce4" table:formula="of:=ORG.LIBREOFFICE.REGEX([.A26];&quot;\D&quot;;&quot;&quot;;&quot;g&quot;)" office:value-type="string" office:string-value="56" calcext:value-type="string">
            <text:p>56</text:p>
          </table:table-cell>
          <table:table-cell table:formula="of:=LEFT([.B26];1)" office:value-type="string" office:string-value="5" calcext:value-type="string">
            <text:p>5</text:p>
          </table:table-cell>
          <table:table-cell table:style-name="ce5" table:formula="of:=RIGHT([.B26];1)" office:value-type="string" office:string-value="6" calcext:value-type="string">
            <text:p>6</text:p>
          </table:table-cell>
          <table:table-cell table:formula="of:=VALUE(COM.MICROSOFT.CONCAT([.C26];[.D26]))" office:value-type="float" office:value="56" calcext:value-type="float">
            <text:p>56</text:p>
          </table:table-cell>
          <table:table-cell table:style-name="ce14" table:formula="of:=(STRREV([.A26]))" office:value-type="string" office:string-value="6ftrknzdnjrscgfcbjvk5xjzxis" calcext:value-type="string">
            <text:p>6ftrknzdnjrscgfcbjvk5xjzxis</text:p>
          </table:table-cell>
          <table:table-cell table:formula="of:=ORG.LIBREOFFICE.REGEX([.A2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6];&quot;eno|owt|eerht|ruof|evif|xis|neves|thgie|enin|orez|\d&quot;;;1)" office:value-type="string" office:string-value="6" calcext:value-type="string">
            <text:p>6</text:p>
          </table:table-cell>
          <table:table-cell table:formula="of:=IF(ISNA([.G26]);&quot;&quot;;IF([.G26]=&quot;one&quot;;&quot;1&quot;;IF([.G26]=&quot;two&quot;;&quot;2&quot;;IF([.G26]=&quot;three&quot;;&quot;3&quot;;IF([.G26]=&quot;four&quot;;&quot;4&quot;;IF([.G26]=&quot;five&quot;;&quot;5&quot;;IF([.G26]=&quot;six&quot;;&quot;6&quot;;IF([.G26]=&quot;seven&quot;;&quot;7&quot;;IF([.G26]=&quot;eight&quot;;&quot;8&quot;;IF([.G26]=&quot;nine&quot;;&quot;9&quot;;IF([.G26]=&quot;zero&quot;;&quot;0&quot;;VALUE([.G26]))))))))))))" office:value-type="string" office:string-value="6" calcext:value-type="string">
            <text:p>6</text:p>
          </table:table-cell>
          <table:table-cell table:style-name="ce7" table:formula="of:=IF(ISNA([.H26]);&quot;&quot;;IF([.H26]=&quot;eno&quot;;&quot;1&quot;;IF([.H26]=&quot;owt&quot;;&quot;2&quot;;IF([.H26]=&quot;eerht&quot;;&quot;3&quot;;IF([.H26]=&quot;ruof&quot;;&quot;4&quot;;IF([.H26]=&quot;evif&quot;;&quot;5&quot;;IF([.H26]=&quot;xis&quot;;&quot;6&quot;;IF([.H26]=&quot;neves&quot;;&quot;7&quot;;IF([.H26]=&quot;thgie&quot;;&quot;8&quot;;IF([.H26]=&quot;enin&quot;;&quot;9&quot;;IF([.H26]=&quot;orez&quot;;&quot;0&quot;;[.H26])))))))))))" office:value-type="string" office:string-value="6" calcext:value-type="string">
            <text:p>6</text:p>
          </table:table-cell>
          <table:table-cell table:formula="of:=IF(ISNA([.G26]);&quot;&quot;;VALUE(COM.MICROSOFT.CONCAT([.I26:.J2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fourmk8three3seven</text:p>
          </table:table-cell>
          <table:table-cell table:style-name="ce4" table:formula="of:=ORG.LIBREOFFICE.REGEX([.A27];&quot;\D&quot;;&quot;&quot;;&quot;g&quot;)" office:value-type="string" office:string-value="183" calcext:value-type="string">
            <text:p>183</text:p>
          </table:table-cell>
          <table:table-cell table:formula="of:=LEFT([.B27];1)" office:value-type="string" office:string-value="1" calcext:value-type="string">
            <text:p>1</text:p>
          </table:table-cell>
          <table:table-cell table:style-name="ce5" table:formula="of:=RIGHT([.B27];1)" office:value-type="string" office:string-value="3" calcext:value-type="string">
            <text:p>3</text:p>
          </table:table-cell>
          <table:table-cell table:formula="of:=VALUE(COM.MICROSOFT.CONCAT([.C27];[.D27]))" office:value-type="float" office:value="13" calcext:value-type="float">
            <text:p>13</text:p>
          </table:table-cell>
          <table:table-cell table:style-name="ce14" table:formula="of:=(STRREV([.A27]))" office:value-type="string" office:string-value="neves3eerht8kmruof1" calcext:value-type="string">
            <text:p>neves3eerht8kmruof1</text:p>
          </table:table-cell>
          <table:table-cell table:formula="of:=ORG.LIBREOFFICE.REGEX([.A2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7]);&quot;&quot;;IF([.G27]=&quot;one&quot;;&quot;1&quot;;IF([.G27]=&quot;two&quot;;&quot;2&quot;;IF([.G27]=&quot;three&quot;;&quot;3&quot;;IF([.G27]=&quot;four&quot;;&quot;4&quot;;IF([.G27]=&quot;five&quot;;&quot;5&quot;;IF([.G27]=&quot;six&quot;;&quot;6&quot;;IF([.G27]=&quot;seven&quot;;&quot;7&quot;;IF([.G27]=&quot;eight&quot;;&quot;8&quot;;IF([.G27]=&quot;nine&quot;;&quot;9&quot;;IF([.G27]=&quot;zero&quot;;&quot;0&quot;;VALUE([.G27]))))))))))))" office:value-type="float" office:value="1" calcext:value-type="float">
            <text:p>1</text:p>
          </table:table-cell>
          <table:table-cell table:style-name="ce7" table:formula="of:=IF(ISNA([.H27]);&quot;&quot;;IF([.H27]=&quot;eno&quot;;&quot;1&quot;;IF([.H27]=&quot;owt&quot;;&quot;2&quot;;IF([.H27]=&quot;eerht&quot;;&quot;3&quot;;IF([.H27]=&quot;ruof&quot;;&quot;4&quot;;IF([.H27]=&quot;evif&quot;;&quot;5&quot;;IF([.H27]=&quot;xis&quot;;&quot;6&quot;;IF([.H27]=&quot;neves&quot;;&quot;7&quot;;IF([.H27]=&quot;thgie&quot;;&quot;8&quot;;IF([.H27]=&quot;enin&quot;;&quot;9&quot;;IF([.H27]=&quot;orez&quot;;&quot;0&quot;;[.H27])))))))))))" office:value-type="string" office:string-value="7" calcext:value-type="string">
            <text:p>7</text:p>
          </table:table-cell>
          <table:table-cell table:formula="of:=IF(ISNA([.G27]);&quot;&quot;;VALUE(COM.MICROSOFT.CONCAT([.I27:.J2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716lpzhdcbone6seventwo</text:p>
          </table:table-cell>
          <table:table-cell table:style-name="ce4" table:formula="of:=ORG.LIBREOFFICE.REGEX([.A28];&quot;\D&quot;;&quot;&quot;;&quot;g&quot;)" office:value-type="string" office:string-value="47166" calcext:value-type="string">
            <text:p>47166</text:p>
          </table:table-cell>
          <table:table-cell table:formula="of:=LEFT([.B28];1)" office:value-type="string" office:string-value="4" calcext:value-type="string">
            <text:p>4</text:p>
          </table:table-cell>
          <table:table-cell table:style-name="ce5" table:formula="of:=RIGHT([.B28];1)" office:value-type="string" office:string-value="6" calcext:value-type="string">
            <text:p>6</text:p>
          </table:table-cell>
          <table:table-cell table:formula="of:=VALUE(COM.MICROSOFT.CONCAT([.C28];[.D28]))" office:value-type="float" office:value="46" calcext:value-type="float">
            <text:p>46</text:p>
          </table:table-cell>
          <table:table-cell table:style-name="ce14" table:formula="of:=(STRREV([.A28]))" office:value-type="string" office:string-value="owtneves6enobcdhzpl6174" calcext:value-type="string">
            <text:p>owtneves6enobcdhzpl6174</text:p>
          </table:table-cell>
          <table:table-cell table:formula="of:=ORG.LIBREOFFICE.REGEX([.A2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8];&quot;eno|owt|eerht|ruof|evif|xis|neves|thgie|enin|orez|\d&quot;;;1)" office:value-type="string" office:string-value="owt" calcext:value-type="string">
            <text:p>owt</text:p>
          </table:table-cell>
          <table:table-cell table:formula="of:=IF(ISNA([.G28]);&quot;&quot;;IF([.G28]=&quot;one&quot;;&quot;1&quot;;IF([.G28]=&quot;two&quot;;&quot;2&quot;;IF([.G28]=&quot;three&quot;;&quot;3&quot;;IF([.G28]=&quot;four&quot;;&quot;4&quot;;IF([.G28]=&quot;five&quot;;&quot;5&quot;;IF([.G28]=&quot;six&quot;;&quot;6&quot;;IF([.G28]=&quot;seven&quot;;&quot;7&quot;;IF([.G28]=&quot;eight&quot;;&quot;8&quot;;IF([.G28]=&quot;nine&quot;;&quot;9&quot;;IF([.G28]=&quot;zero&quot;;&quot;0&quot;;VALUE([.G28]))))))))))))" office:value-type="float" office:value="4" calcext:value-type="float">
            <text:p>4</text:p>
          </table:table-cell>
          <table:table-cell table:style-name="ce7" table:formula="of:=IF(ISNA([.H28]);&quot;&quot;;IF([.H28]=&quot;eno&quot;;&quot;1&quot;;IF([.H28]=&quot;owt&quot;;&quot;2&quot;;IF([.H28]=&quot;eerht&quot;;&quot;3&quot;;IF([.H28]=&quot;ruof&quot;;&quot;4&quot;;IF([.H28]=&quot;evif&quot;;&quot;5&quot;;IF([.H28]=&quot;xis&quot;;&quot;6&quot;;IF([.H28]=&quot;neves&quot;;&quot;7&quot;;IF([.H28]=&quot;thgie&quot;;&quot;8&quot;;IF([.H28]=&quot;enin&quot;;&quot;9&quot;;IF([.H28]=&quot;orez&quot;;&quot;0&quot;;[.H28])))))))))))" office:value-type="string" office:string-value="2" calcext:value-type="string">
            <text:p>2</text:p>
          </table:table-cell>
          <table:table-cell table:formula="of:=IF(ISNA([.G28]);&quot;&quot;;VALUE(COM.MICROSOFT.CONCAT([.I28:.J28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43two27</text:p>
          </table:table-cell>
          <table:table-cell table:style-name="ce4" table:formula="of:=ORG.LIBREOFFICE.REGEX([.A29];&quot;\D&quot;;&quot;&quot;;&quot;g&quot;)" office:value-type="string" office:string-value="44327" calcext:value-type="string">
            <text:p>44327</text:p>
          </table:table-cell>
          <table:table-cell table:formula="of:=LEFT([.B29];1)" office:value-type="string" office:string-value="4" calcext:value-type="string">
            <text:p>4</text:p>
          </table:table-cell>
          <table:table-cell table:style-name="ce5" table:formula="of:=RIGHT([.B29];1)" office:value-type="string" office:string-value="7" calcext:value-type="string">
            <text:p>7</text:p>
          </table:table-cell>
          <table:table-cell table:formula="of:=VALUE(COM.MICROSOFT.CONCAT([.C29];[.D29]))" office:value-type="float" office:value="47" calcext:value-type="float">
            <text:p>47</text:p>
          </table:table-cell>
          <table:table-cell table:style-name="ce14" table:formula="of:=(STRREV([.A29]))" office:value-type="string" office:string-value="72owt344" calcext:value-type="string">
            <text:p>72owt344</text:p>
          </table:table-cell>
          <table:table-cell table:formula="of:=ORG.LIBREOFFICE.REGEX([.A2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9];&quot;eno|owt|eerht|ruof|evif|xis|neves|thgie|enin|orez|\d&quot;;;1)" office:value-type="string" office:string-value="7" calcext:value-type="string">
            <text:p>7</text:p>
          </table:table-cell>
          <table:table-cell table:formula="of:=IF(ISNA([.G29]);&quot;&quot;;IF([.G29]=&quot;one&quot;;&quot;1&quot;;IF([.G29]=&quot;two&quot;;&quot;2&quot;;IF([.G29]=&quot;three&quot;;&quot;3&quot;;IF([.G29]=&quot;four&quot;;&quot;4&quot;;IF([.G29]=&quot;five&quot;;&quot;5&quot;;IF([.G29]=&quot;six&quot;;&quot;6&quot;;IF([.G29]=&quot;seven&quot;;&quot;7&quot;;IF([.G29]=&quot;eight&quot;;&quot;8&quot;;IF([.G29]=&quot;nine&quot;;&quot;9&quot;;IF([.G29]=&quot;zero&quot;;&quot;0&quot;;VALUE([.G29]))))))))))))" office:value-type="float" office:value="4" calcext:value-type="float">
            <text:p>4</text:p>
          </table:table-cell>
          <table:table-cell table:style-name="ce7" table:formula="of:=IF(ISNA([.H29]);&quot;&quot;;IF([.H29]=&quot;eno&quot;;&quot;1&quot;;IF([.H29]=&quot;owt&quot;;&quot;2&quot;;IF([.H29]=&quot;eerht&quot;;&quot;3&quot;;IF([.H29]=&quot;ruof&quot;;&quot;4&quot;;IF([.H29]=&quot;evif&quot;;&quot;5&quot;;IF([.H29]=&quot;xis&quot;;&quot;6&quot;;IF([.H29]=&quot;neves&quot;;&quot;7&quot;;IF([.H29]=&quot;thgie&quot;;&quot;8&quot;;IF([.H29]=&quot;enin&quot;;&quot;9&quot;;IF([.H29]=&quot;orez&quot;;&quot;0&quot;;[.H29])))))))))))" office:value-type="string" office:string-value="7" calcext:value-type="string">
            <text:p>7</text:p>
          </table:table-cell>
          <table:table-cell table:formula="of:=IF(ISNA([.G29]);&quot;&quot;;VALUE(COM.MICROSOFT.CONCAT([.I29:.J29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gtwoseven6</text:p>
          </table:table-cell>
          <table:table-cell table:style-name="ce4" table:formula="of:=ORG.LIBREOFFICE.REGEX([.A30];&quot;\D&quot;;&quot;&quot;;&quot;g&quot;)" office:value-type="string" office:string-value="96" calcext:value-type="string">
            <text:p>96</text:p>
          </table:table-cell>
          <table:table-cell table:formula="of:=LEFT([.B30];1)" office:value-type="string" office:string-value="9" calcext:value-type="string">
            <text:p>9</text:p>
          </table:table-cell>
          <table:table-cell table:style-name="ce5" table:formula="of:=RIGHT([.B30];1)" office:value-type="string" office:string-value="6" calcext:value-type="string">
            <text:p>6</text:p>
          </table:table-cell>
          <table:table-cell table:formula="of:=VALUE(COM.MICROSOFT.CONCAT([.C30];[.D30]))" office:value-type="float" office:value="96" calcext:value-type="float">
            <text:p>96</text:p>
          </table:table-cell>
          <table:table-cell table:style-name="ce14" table:formula="of:=(STRREV([.A30]))" office:value-type="string" office:string-value="6nevesowtgs9" calcext:value-type="string">
            <text:p>6nevesowtgs9</text:p>
          </table:table-cell>
          <table:table-cell table:formula="of:=ORG.LIBREOFFICE.REGEX([.A3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0];&quot;eno|owt|eerht|ruof|evif|xis|neves|thgie|enin|orez|\d&quot;;;1)" office:value-type="string" office:string-value="6" calcext:value-type="string">
            <text:p>6</text:p>
          </table:table-cell>
          <table:table-cell table:formula="of:=IF(ISNA([.G30]);&quot;&quot;;IF([.G30]=&quot;one&quot;;&quot;1&quot;;IF([.G30]=&quot;two&quot;;&quot;2&quot;;IF([.G30]=&quot;three&quot;;&quot;3&quot;;IF([.G30]=&quot;four&quot;;&quot;4&quot;;IF([.G30]=&quot;five&quot;;&quot;5&quot;;IF([.G30]=&quot;six&quot;;&quot;6&quot;;IF([.G30]=&quot;seven&quot;;&quot;7&quot;;IF([.G30]=&quot;eight&quot;;&quot;8&quot;;IF([.G30]=&quot;nine&quot;;&quot;9&quot;;IF([.G30]=&quot;zero&quot;;&quot;0&quot;;VALUE([.G30]))))))))))))" office:value-type="float" office:value="9" calcext:value-type="float">
            <text:p>9</text:p>
          </table:table-cell>
          <table:table-cell table:style-name="ce7" table:formula="of:=IF(ISNA([.H30]);&quot;&quot;;IF([.H30]=&quot;eno&quot;;&quot;1&quot;;IF([.H30]=&quot;owt&quot;;&quot;2&quot;;IF([.H30]=&quot;eerht&quot;;&quot;3&quot;;IF([.H30]=&quot;ruof&quot;;&quot;4&quot;;IF([.H30]=&quot;evif&quot;;&quot;5&quot;;IF([.H30]=&quot;xis&quot;;&quot;6&quot;;IF([.H30]=&quot;neves&quot;;&quot;7&quot;;IF([.H30]=&quot;thgie&quot;;&quot;8&quot;;IF([.H30]=&quot;enin&quot;;&quot;9&quot;;IF([.H30]=&quot;orez&quot;;&quot;0&quot;;[.H30])))))))))))" office:value-type="string" office:string-value="6" calcext:value-type="string">
            <text:p>6</text:p>
          </table:table-cell>
          <table:table-cell table:formula="of:=IF(ISNA([.G30]);&quot;&quot;;VALUE(COM.MICROSOFT.CONCAT([.I30:.J3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jtbhxchqfseven18tznxpbsppk</text:p>
          </table:table-cell>
          <table:table-cell table:style-name="ce4" table:formula="of:=ORG.LIBREOFFICE.REGEX([.A31];&quot;\D&quot;;&quot;&quot;;&quot;g&quot;)" office:value-type="string" office:string-value="18" calcext:value-type="string">
            <text:p>18</text:p>
          </table:table-cell>
          <table:table-cell table:formula="of:=LEFT([.B31];1)" office:value-type="string" office:string-value="1" calcext:value-type="string">
            <text:p>1</text:p>
          </table:table-cell>
          <table:table-cell table:style-name="ce5" table:formula="of:=RIGHT([.B31];1)" office:value-type="string" office:string-value="8" calcext:value-type="string">
            <text:p>8</text:p>
          </table:table-cell>
          <table:table-cell table:formula="of:=VALUE(COM.MICROSOFT.CONCAT([.C31];[.D31]))" office:value-type="float" office:value="18" calcext:value-type="float">
            <text:p>18</text:p>
          </table:table-cell>
          <table:table-cell table:style-name="ce14" table:formula="of:=(STRREV([.A31]))" office:value-type="string" office:string-value="kppsbpxnzt81nevesfqhcxhbtjp" calcext:value-type="string">
            <text:p>kppsbpxnzt81nevesfqhcxhbtjp</text:p>
          </table:table-cell>
          <table:table-cell table:formula="of:=ORG.LIBREOFFICE.REGEX([.A3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];&quot;eno|owt|eerht|ruof|evif|xis|neves|thgie|enin|orez|\d&quot;;;1)" office:value-type="string" office:string-value="8" calcext:value-type="string">
            <text:p>8</text:p>
          </table:table-cell>
          <table:table-cell table:formula="of:=IF(ISNA([.G31]);&quot;&quot;;IF([.G31]=&quot;one&quot;;&quot;1&quot;;IF([.G31]=&quot;two&quot;;&quot;2&quot;;IF([.G31]=&quot;three&quot;;&quot;3&quot;;IF([.G31]=&quot;four&quot;;&quot;4&quot;;IF([.G31]=&quot;five&quot;;&quot;5&quot;;IF([.G31]=&quot;six&quot;;&quot;6&quot;;IF([.G31]=&quot;seven&quot;;&quot;7&quot;;IF([.G31]=&quot;eight&quot;;&quot;8&quot;;IF([.G31]=&quot;nine&quot;;&quot;9&quot;;IF([.G31]=&quot;zero&quot;;&quot;0&quot;;VALUE([.G31]))))))))))))" office:value-type="string" office:string-value="7" calcext:value-type="string">
            <text:p>7</text:p>
          </table:table-cell>
          <table:table-cell table:style-name="ce7" table:formula="of:=IF(ISNA([.H31]);&quot;&quot;;IF([.H31]=&quot;eno&quot;;&quot;1&quot;;IF([.H31]=&quot;owt&quot;;&quot;2&quot;;IF([.H31]=&quot;eerht&quot;;&quot;3&quot;;IF([.H31]=&quot;ruof&quot;;&quot;4&quot;;IF([.H31]=&quot;evif&quot;;&quot;5&quot;;IF([.H31]=&quot;xis&quot;;&quot;6&quot;;IF([.H31]=&quot;neves&quot;;&quot;7&quot;;IF([.H31]=&quot;thgie&quot;;&quot;8&quot;;IF([.H31]=&quot;enin&quot;;&quot;9&quot;;IF([.H31]=&quot;orez&quot;;&quot;0&quot;;[.H31])))))))))))" office:value-type="string" office:string-value="8" calcext:value-type="string">
            <text:p>8</text:p>
          </table:table-cell>
          <table:table-cell table:formula="of:=IF(ISNA([.G31]);&quot;&quot;;VALUE(COM.MICROSOFT.CONCAT([.I31:.J31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eightwonkt</text:p>
          </table:table-cell>
          <table:table-cell table:style-name="ce4" table:formula="of:=ORG.LIBREOFFICE.REGEX([.A32];&quot;\D&quot;;&quot;&quot;;&quot;g&quot;)" office:value-type="string" office:string-value="9" calcext:value-type="string">
            <text:p>9</text:p>
          </table:table-cell>
          <table:table-cell table:formula="of:=LEFT([.B32];1)" office:value-type="string" office:string-value="9" calcext:value-type="string">
            <text:p>9</text:p>
          </table:table-cell>
          <table:table-cell table:style-name="ce5" table:formula="of:=RIGHT([.B32];1)" office:value-type="string" office:string-value="9" calcext:value-type="string">
            <text:p>9</text:p>
          </table:table-cell>
          <table:table-cell table:formula="of:=VALUE(COM.MICROSOFT.CONCAT([.C32];[.D32]))" office:value-type="float" office:value="99" calcext:value-type="float">
            <text:p>99</text:p>
          </table:table-cell>
          <table:table-cell table:style-name="ce14" table:formula="of:=(STRREV([.A32]))" office:value-type="string" office:string-value="tknowthgie9" calcext:value-type="string">
            <text:p>tknowthgie9</text:p>
          </table:table-cell>
          <table:table-cell table:formula="of:=ORG.LIBREOFFICE.REGEX([.A3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];&quot;eno|owt|eerht|ruof|evif|xis|neves|thgie|enin|orez|\d&quot;;;1)" office:value-type="string" office:string-value="owt" calcext:value-type="string">
            <text:p>owt</text:p>
          </table:table-cell>
          <table:table-cell table:formula="of:=IF(ISNA([.G32]);&quot;&quot;;IF([.G32]=&quot;one&quot;;&quot;1&quot;;IF([.G32]=&quot;two&quot;;&quot;2&quot;;IF([.G32]=&quot;three&quot;;&quot;3&quot;;IF([.G32]=&quot;four&quot;;&quot;4&quot;;IF([.G32]=&quot;five&quot;;&quot;5&quot;;IF([.G32]=&quot;six&quot;;&quot;6&quot;;IF([.G32]=&quot;seven&quot;;&quot;7&quot;;IF([.G32]=&quot;eight&quot;;&quot;8&quot;;IF([.G32]=&quot;nine&quot;;&quot;9&quot;;IF([.G32]=&quot;zero&quot;;&quot;0&quot;;VALUE([.G32]))))))))))))" office:value-type="float" office:value="9" calcext:value-type="float">
            <text:p>9</text:p>
          </table:table-cell>
          <table:table-cell table:style-name="ce7" table:formula="of:=IF(ISNA([.H32]);&quot;&quot;;IF([.H32]=&quot;eno&quot;;&quot;1&quot;;IF([.H32]=&quot;owt&quot;;&quot;2&quot;;IF([.H32]=&quot;eerht&quot;;&quot;3&quot;;IF([.H32]=&quot;ruof&quot;;&quot;4&quot;;IF([.H32]=&quot;evif&quot;;&quot;5&quot;;IF([.H32]=&quot;xis&quot;;&quot;6&quot;;IF([.H32]=&quot;neves&quot;;&quot;7&quot;;IF([.H32]=&quot;thgie&quot;;&quot;8&quot;;IF([.H32]=&quot;enin&quot;;&quot;9&quot;;IF([.H32]=&quot;orez&quot;;&quot;0&quot;;[.H32])))))))))))" office:value-type="string" office:string-value="2" calcext:value-type="string">
            <text:p>2</text:p>
          </table:table-cell>
          <table:table-cell table:formula="of:=IF(ISNA([.G32]);&quot;&quot;;VALUE(COM.MICROSOFT.CONCAT([.I32:.J32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sgxmrfsevenone8qjxhjsixnbsvcf5</text:p>
          </table:table-cell>
          <table:table-cell table:style-name="ce4" table:formula="of:=ORG.LIBREOFFICE.REGEX([.A33];&quot;\D&quot;;&quot;&quot;;&quot;g&quot;)" office:value-type="string" office:string-value="85" calcext:value-type="string">
            <text:p>85</text:p>
          </table:table-cell>
          <table:table-cell table:formula="of:=LEFT([.B33];1)" office:value-type="string" office:string-value="8" calcext:value-type="string">
            <text:p>8</text:p>
          </table:table-cell>
          <table:table-cell table:style-name="ce5" table:formula="of:=RIGHT([.B33];1)" office:value-type="string" office:string-value="5" calcext:value-type="string">
            <text:p>5</text:p>
          </table:table-cell>
          <table:table-cell table:formula="of:=VALUE(COM.MICROSOFT.CONCAT([.C33];[.D33]))" office:value-type="float" office:value="85" calcext:value-type="float">
            <text:p>85</text:p>
          </table:table-cell>
          <table:table-cell table:style-name="ce14" table:formula="of:=(STRREV([.A33]))" office:value-type="string" office:string-value="5fcvsbnxisjhxjq8enonevesfrmxgsth" calcext:value-type="string">
            <text:p>5fcvsbnxisjhxjq8enonevesfrmxgsth</text:p>
          </table:table-cell>
          <table:table-cell table:formula="of:=ORG.LIBREOFFICE.REGEX([.A3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3];&quot;eno|owt|eerht|ruof|evif|xis|neves|thgie|enin|orez|\d&quot;;;1)" office:value-type="string" office:string-value="5" calcext:value-type="string">
            <text:p>5</text:p>
          </table:table-cell>
          <table:table-cell table:formula="of:=IF(ISNA([.G33]);&quot;&quot;;IF([.G33]=&quot;one&quot;;&quot;1&quot;;IF([.G33]=&quot;two&quot;;&quot;2&quot;;IF([.G33]=&quot;three&quot;;&quot;3&quot;;IF([.G33]=&quot;four&quot;;&quot;4&quot;;IF([.G33]=&quot;five&quot;;&quot;5&quot;;IF([.G33]=&quot;six&quot;;&quot;6&quot;;IF([.G33]=&quot;seven&quot;;&quot;7&quot;;IF([.G33]=&quot;eight&quot;;&quot;8&quot;;IF([.G33]=&quot;nine&quot;;&quot;9&quot;;IF([.G33]=&quot;zero&quot;;&quot;0&quot;;VALUE([.G33]))))))))))))" office:value-type="string" office:string-value="7" calcext:value-type="string">
            <text:p>7</text:p>
          </table:table-cell>
          <table:table-cell table:style-name="ce7" table:formula="of:=IF(ISNA([.H33]);&quot;&quot;;IF([.H33]=&quot;eno&quot;;&quot;1&quot;;IF([.H33]=&quot;owt&quot;;&quot;2&quot;;IF([.H33]=&quot;eerht&quot;;&quot;3&quot;;IF([.H33]=&quot;ruof&quot;;&quot;4&quot;;IF([.H33]=&quot;evif&quot;;&quot;5&quot;;IF([.H33]=&quot;xis&quot;;&quot;6&quot;;IF([.H33]=&quot;neves&quot;;&quot;7&quot;;IF([.H33]=&quot;thgie&quot;;&quot;8&quot;;IF([.H33]=&quot;enin&quot;;&quot;9&quot;;IF([.H33]=&quot;orez&quot;;&quot;0&quot;;[.H33])))))))))))" office:value-type="string" office:string-value="5" calcext:value-type="string">
            <text:p>5</text:p>
          </table:table-cell>
          <table:table-cell table:formula="of:=IF(ISNA([.G33]);&quot;&quot;;VALUE(COM.MICROSOFT.CONCAT([.I33:.J33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jmnjnnfsfoursevenprtjzdxmxj7six</text:p>
          </table:table-cell>
          <table:table-cell table:style-name="ce4" table:formula="of:=ORG.LIBREOFFICE.REGEX([.A34];&quot;\D&quot;;&quot;&quot;;&quot;g&quot;)" office:value-type="string" office:string-value="57" calcext:value-type="string">
            <text:p>57</text:p>
          </table:table-cell>
          <table:table-cell table:formula="of:=LEFT([.B34];1)" office:value-type="string" office:string-value="5" calcext:value-type="string">
            <text:p>5</text:p>
          </table:table-cell>
          <table:table-cell table:style-name="ce5" table:formula="of:=RIGHT([.B34];1)" office:value-type="string" office:string-value="7" calcext:value-type="string">
            <text:p>7</text:p>
          </table:table-cell>
          <table:table-cell table:formula="of:=VALUE(COM.MICROSOFT.CONCAT([.C34];[.D34]))" office:value-type="float" office:value="57" calcext:value-type="float">
            <text:p>57</text:p>
          </table:table-cell>
          <table:table-cell table:style-name="ce14" table:formula="of:=(STRREV([.A34]))" office:value-type="string" office:string-value="xis7jxmxdzjtrpnevesruofsfnnjnmj5" calcext:value-type="string">
            <text:p>xis7jxmxdzjtrpnevesruofsfnnjnmj5</text:p>
          </table:table-cell>
          <table:table-cell table:formula="of:=ORG.LIBREOFFICE.REGEX([.A3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4];&quot;eno|owt|eerht|ruof|evif|xis|neves|thgie|enin|orez|\d&quot;;;1)" office:value-type="string" office:string-value="xis" calcext:value-type="string">
            <text:p>xis</text:p>
          </table:table-cell>
          <table:table-cell table:formula="of:=IF(ISNA([.G34]);&quot;&quot;;IF([.G34]=&quot;one&quot;;&quot;1&quot;;IF([.G34]=&quot;two&quot;;&quot;2&quot;;IF([.G34]=&quot;three&quot;;&quot;3&quot;;IF([.G34]=&quot;four&quot;;&quot;4&quot;;IF([.G34]=&quot;five&quot;;&quot;5&quot;;IF([.G34]=&quot;six&quot;;&quot;6&quot;;IF([.G34]=&quot;seven&quot;;&quot;7&quot;;IF([.G34]=&quot;eight&quot;;&quot;8&quot;;IF([.G34]=&quot;nine&quot;;&quot;9&quot;;IF([.G34]=&quot;zero&quot;;&quot;0&quot;;VALUE([.G34]))))))))))))" office:value-type="float" office:value="5" calcext:value-type="float">
            <text:p>5</text:p>
          </table:table-cell>
          <table:table-cell table:style-name="ce7" table:formula="of:=IF(ISNA([.H34]);&quot;&quot;;IF([.H34]=&quot;eno&quot;;&quot;1&quot;;IF([.H34]=&quot;owt&quot;;&quot;2&quot;;IF([.H34]=&quot;eerht&quot;;&quot;3&quot;;IF([.H34]=&quot;ruof&quot;;&quot;4&quot;;IF([.H34]=&quot;evif&quot;;&quot;5&quot;;IF([.H34]=&quot;xis&quot;;&quot;6&quot;;IF([.H34]=&quot;neves&quot;;&quot;7&quot;;IF([.H34]=&quot;thgie&quot;;&quot;8&quot;;IF([.H34]=&quot;enin&quot;;&quot;9&quot;;IF([.H34]=&quot;orez&quot;;&quot;0&quot;;[.H34])))))))))))" office:value-type="string" office:string-value="6" calcext:value-type="string">
            <text:p>6</text:p>
          </table:table-cell>
          <table:table-cell table:formula="of:=IF(ISNA([.G34]);&quot;&quot;;VALUE(COM.MICROSOFT.CONCAT([.I34:.J34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hreenrzonefourcxfrzsvtfz9xb</text:p>
          </table:table-cell>
          <table:table-cell table:style-name="ce4" table:formula="of:=ORG.LIBREOFFICE.REGEX([.A35];&quot;\D&quot;;&quot;&quot;;&quot;g&quot;)" office:value-type="string" office:string-value="9" calcext:value-type="string">
            <text:p>9</text:p>
          </table:table-cell>
          <table:table-cell table:formula="of:=LEFT([.B35];1)" office:value-type="string" office:string-value="9" calcext:value-type="string">
            <text:p>9</text:p>
          </table:table-cell>
          <table:table-cell table:style-name="ce5" table:formula="of:=RIGHT([.B35];1)" office:value-type="string" office:string-value="9" calcext:value-type="string">
            <text:p>9</text:p>
          </table:table-cell>
          <table:table-cell table:formula="of:=VALUE(COM.MICROSOFT.CONCAT([.C35];[.D35]))" office:value-type="float" office:value="99" calcext:value-type="float">
            <text:p>99</text:p>
          </table:table-cell>
          <table:table-cell table:style-name="ce14" table:formula="of:=(STRREV([.A35]))" office:value-type="string" office:string-value="bx9zftvszrfxcruofenozrneerhtd" calcext:value-type="string">
            <text:p>bx9zftvszrfxcruofenozrneerhtd</text:p>
          </table:table-cell>
          <table:table-cell table:formula="of:=ORG.LIBREOFFICE.REGEX([.A3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5];&quot;eno|owt|eerht|ruof|evif|xis|neves|thgie|enin|orez|\d&quot;;;1)" office:value-type="string" office:string-value="9" calcext:value-type="string">
            <text:p>9</text:p>
          </table:table-cell>
          <table:table-cell table:formula="of:=IF(ISNA([.G35]);&quot;&quot;;IF([.G35]=&quot;one&quot;;&quot;1&quot;;IF([.G35]=&quot;two&quot;;&quot;2&quot;;IF([.G35]=&quot;three&quot;;&quot;3&quot;;IF([.G35]=&quot;four&quot;;&quot;4&quot;;IF([.G35]=&quot;five&quot;;&quot;5&quot;;IF([.G35]=&quot;six&quot;;&quot;6&quot;;IF([.G35]=&quot;seven&quot;;&quot;7&quot;;IF([.G35]=&quot;eight&quot;;&quot;8&quot;;IF([.G35]=&quot;nine&quot;;&quot;9&quot;;IF([.G35]=&quot;zero&quot;;&quot;0&quot;;VALUE([.G35]))))))))))))" office:value-type="string" office:string-value="3" calcext:value-type="string">
            <text:p>3</text:p>
          </table:table-cell>
          <table:table-cell table:style-name="ce7" table:formula="of:=IF(ISNA([.H35]);&quot;&quot;;IF([.H35]=&quot;eno&quot;;&quot;1&quot;;IF([.H35]=&quot;owt&quot;;&quot;2&quot;;IF([.H35]=&quot;eerht&quot;;&quot;3&quot;;IF([.H35]=&quot;ruof&quot;;&quot;4&quot;;IF([.H35]=&quot;evif&quot;;&quot;5&quot;;IF([.H35]=&quot;xis&quot;;&quot;6&quot;;IF([.H35]=&quot;neves&quot;;&quot;7&quot;;IF([.H35]=&quot;thgie&quot;;&quot;8&quot;;IF([.H35]=&quot;enin&quot;;&quot;9&quot;;IF([.H35]=&quot;orez&quot;;&quot;0&quot;;[.H35])))))))))))" office:value-type="string" office:string-value="9" calcext:value-type="string">
            <text:p>9</text:p>
          </table:table-cell>
          <table:table-cell table:formula="of:=IF(ISNA([.G35]);&quot;&quot;;VALUE(COM.MICROSOFT.CONCAT([.I35:.J35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kvfn</text:p>
          </table:table-cell>
          <table:table-cell table:style-name="ce4" table:formula="of:=ORG.LIBREOFFICE.REGEX([.A36];&quot;\D&quot;;&quot;&quot;;&quot;g&quot;)" office:value-type="string" office:string-value="6" calcext:value-type="string">
            <text:p>6</text:p>
          </table:table-cell>
          <table:table-cell table:formula="of:=LEFT([.B36];1)" office:value-type="string" office:string-value="6" calcext:value-type="string">
            <text:p>6</text:p>
          </table:table-cell>
          <table:table-cell table:style-name="ce5" table:formula="of:=RIGHT([.B36];1)" office:value-type="string" office:string-value="6" calcext:value-type="string">
            <text:p>6</text:p>
          </table:table-cell>
          <table:table-cell table:formula="of:=VALUE(COM.MICROSOFT.CONCAT([.C36];[.D36]))" office:value-type="float" office:value="66" calcext:value-type="float">
            <text:p>66</text:p>
          </table:table-cell>
          <table:table-cell table:style-name="ce14" table:formula="of:=(STRREV([.A36]))" office:value-type="string" office:string-value="nfvk6" calcext:value-type="string">
            <text:p>nfvk6</text:p>
          </table:table-cell>
          <table:table-cell table:formula="of:=ORG.LIBREOFFICE.REGEX([.A3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6];&quot;eno|owt|eerht|ruof|evif|xis|neves|thgie|enin|orez|\d&quot;;;1)" office:value-type="string" office:string-value="6" calcext:value-type="string">
            <text:p>6</text:p>
          </table:table-cell>
          <table:table-cell table:formula="of:=IF(ISNA([.G36]);&quot;&quot;;IF([.G36]=&quot;one&quot;;&quot;1&quot;;IF([.G36]=&quot;two&quot;;&quot;2&quot;;IF([.G36]=&quot;three&quot;;&quot;3&quot;;IF([.G36]=&quot;four&quot;;&quot;4&quot;;IF([.G36]=&quot;five&quot;;&quot;5&quot;;IF([.G36]=&quot;six&quot;;&quot;6&quot;;IF([.G36]=&quot;seven&quot;;&quot;7&quot;;IF([.G36]=&quot;eight&quot;;&quot;8&quot;;IF([.G36]=&quot;nine&quot;;&quot;9&quot;;IF([.G36]=&quot;zero&quot;;&quot;0&quot;;VALUE([.G36]))))))))))))" office:value-type="float" office:value="6" calcext:value-type="float">
            <text:p>6</text:p>
          </table:table-cell>
          <table:table-cell table:style-name="ce7" table:formula="of:=IF(ISNA([.H36]);&quot;&quot;;IF([.H36]=&quot;eno&quot;;&quot;1&quot;;IF([.H36]=&quot;owt&quot;;&quot;2&quot;;IF([.H36]=&quot;eerht&quot;;&quot;3&quot;;IF([.H36]=&quot;ruof&quot;;&quot;4&quot;;IF([.H36]=&quot;evif&quot;;&quot;5&quot;;IF([.H36]=&quot;xis&quot;;&quot;6&quot;;IF([.H36]=&quot;neves&quot;;&quot;7&quot;;IF([.H36]=&quot;thgie&quot;;&quot;8&quot;;IF([.H36]=&quot;enin&quot;;&quot;9&quot;;IF([.H36]=&quot;orez&quot;;&quot;0&quot;;[.H36])))))))))))" office:value-type="string" office:string-value="6" calcext:value-type="string">
            <text:p>6</text:p>
          </table:table-cell>
          <table:table-cell table:style-name="ce7" table:formula="of:=IF(ISNA([.G36]);&quot;&quot;;VALUE(COM.MICROSOFT.CONCAT([.I36:.J36])))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lfbzpbpseven8tspgqfdzkmfivefourzjzdbxgtvx</text:p>
          </table:table-cell>
          <table:table-cell table:style-name="ce4" table:formula="of:=ORG.LIBREOFFICE.REGEX([.A37];&quot;\D&quot;;&quot;&quot;;&quot;g&quot;)" office:value-type="string" office:string-value="8" calcext:value-type="string">
            <text:p>8</text:p>
          </table:table-cell>
          <table:table-cell table:formula="of:=LEFT([.B37];1)" office:value-type="string" office:string-value="8" calcext:value-type="string">
            <text:p>8</text:p>
          </table:table-cell>
          <table:table-cell table:style-name="ce5" table:formula="of:=RIGHT([.B37];1)" office:value-type="string" office:string-value="8" calcext:value-type="string">
            <text:p>8</text:p>
          </table:table-cell>
          <table:table-cell table:formula="of:=VALUE(COM.MICROSOFT.CONCAT([.C37];[.D37]))" office:value-type="float" office:value="88" calcext:value-type="float">
            <text:p>88</text:p>
          </table:table-cell>
          <table:table-cell table:style-name="ce14" table:formula="of:=(STRREV([.A37]))" office:value-type="string" office:string-value="xvtgxbdzjzruofevifmkzdfqgpst8nevespbpzbflv" calcext:value-type="string">
            <text:p>xvtgxbdzjzruofevifmkzdfqgpst8nevespbpzbflv</text:p>
          </table:table-cell>
          <table:table-cell table:formula="of:=ORG.LIBREOFFICE.REGEX([.A3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7];&quot;eno|owt|eerht|ruof|evif|xis|neves|thgie|enin|orez|\d&quot;;;1)" office:value-type="string" office:string-value="ruof" calcext:value-type="string">
            <text:p>ruof</text:p>
          </table:table-cell>
          <table:table-cell table:formula="of:=IF(ISNA([.G37]);&quot;&quot;;IF([.G37]=&quot;one&quot;;&quot;1&quot;;IF([.G37]=&quot;two&quot;;&quot;2&quot;;IF([.G37]=&quot;three&quot;;&quot;3&quot;;IF([.G37]=&quot;four&quot;;&quot;4&quot;;IF([.G37]=&quot;five&quot;;&quot;5&quot;;IF([.G37]=&quot;six&quot;;&quot;6&quot;;IF([.G37]=&quot;seven&quot;;&quot;7&quot;;IF([.G37]=&quot;eight&quot;;&quot;8&quot;;IF([.G37]=&quot;nine&quot;;&quot;9&quot;;IF([.G37]=&quot;zero&quot;;&quot;0&quot;;VALUE([.G37]))))))))))))" office:value-type="string" office:string-value="7" calcext:value-type="string">
            <text:p>7</text:p>
          </table:table-cell>
          <table:table-cell table:style-name="ce7" table:formula="of:=IF(ISNA([.H37]);&quot;&quot;;IF([.H37]=&quot;eno&quot;;&quot;1&quot;;IF([.H37]=&quot;owt&quot;;&quot;2&quot;;IF([.H37]=&quot;eerht&quot;;&quot;3&quot;;IF([.H37]=&quot;ruof&quot;;&quot;4&quot;;IF([.H37]=&quot;evif&quot;;&quot;5&quot;;IF([.H37]=&quot;xis&quot;;&quot;6&quot;;IF([.H37]=&quot;neves&quot;;&quot;7&quot;;IF([.H37]=&quot;thgie&quot;;&quot;8&quot;;IF([.H37]=&quot;enin&quot;;&quot;9&quot;;IF([.H37]=&quot;orez&quot;;&quot;0&quot;;[.H37])))))))))))" office:value-type="string" office:string-value="4" calcext:value-type="string">
            <text:p>4</text:p>
          </table:table-cell>
          <table:table-cell table:formula="of:=IF(ISNA([.G37]);&quot;&quot;;VALUE(COM.MICROSOFT.CONCAT([.I37:.J37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rfqtfttqzkkzdjbjxnx51xrzczxmfmc2two</text:p>
          </table:table-cell>
          <table:table-cell table:style-name="ce4" table:formula="of:=ORG.LIBREOFFICE.REGEX([.A38];&quot;\D&quot;;&quot;&quot;;&quot;g&quot;)" office:value-type="string" office:string-value="2512" calcext:value-type="string">
            <text:p>2512</text:p>
          </table:table-cell>
          <table:table-cell table:formula="of:=LEFT([.B38];1)" office:value-type="string" office:string-value="2" calcext:value-type="string">
            <text:p>2</text:p>
          </table:table-cell>
          <table:table-cell table:style-name="ce5" table:formula="of:=RIGHT([.B38];1)" office:value-type="string" office:string-value="2" calcext:value-type="string">
            <text:p>2</text:p>
          </table:table-cell>
          <table:table-cell table:formula="of:=VALUE(COM.MICROSOFT.CONCAT([.C38];[.D38]))" office:value-type="float" office:value="22" calcext:value-type="float">
            <text:p>22</text:p>
          </table:table-cell>
          <table:table-cell table:style-name="ce14" table:formula="of:=(STRREV([.A38]))" office:value-type="string" office:string-value="owt2cmfmxzczrx15xnxjbjdzkkzqttftqfr2" calcext:value-type="string">
            <text:p>owt2cmfmxzczrx15xnxjbjdzkkzqttftqfr2</text:p>
          </table:table-cell>
          <table:table-cell table:formula="of:=ORG.LIBREOFFICE.REGEX([.A3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8];&quot;eno|owt|eerht|ruof|evif|xis|neves|thgie|enin|orez|\d&quot;;;1)" office:value-type="string" office:string-value="owt" calcext:value-type="string">
            <text:p>owt</text:p>
          </table:table-cell>
          <table:table-cell table:formula="of:=IF(ISNA([.G38]);&quot;&quot;;IF([.G38]=&quot;one&quot;;&quot;1&quot;;IF([.G38]=&quot;two&quot;;&quot;2&quot;;IF([.G38]=&quot;three&quot;;&quot;3&quot;;IF([.G38]=&quot;four&quot;;&quot;4&quot;;IF([.G38]=&quot;five&quot;;&quot;5&quot;;IF([.G38]=&quot;six&quot;;&quot;6&quot;;IF([.G38]=&quot;seven&quot;;&quot;7&quot;;IF([.G38]=&quot;eight&quot;;&quot;8&quot;;IF([.G38]=&quot;nine&quot;;&quot;9&quot;;IF([.G38]=&quot;zero&quot;;&quot;0&quot;;VALUE([.G38]))))))))))))" office:value-type="float" office:value="2" calcext:value-type="float">
            <text:p>2</text:p>
          </table:table-cell>
          <table:table-cell table:style-name="ce7" table:formula="of:=IF(ISNA([.H38]);&quot;&quot;;IF([.H38]=&quot;eno&quot;;&quot;1&quot;;IF([.H38]=&quot;owt&quot;;&quot;2&quot;;IF([.H38]=&quot;eerht&quot;;&quot;3&quot;;IF([.H38]=&quot;ruof&quot;;&quot;4&quot;;IF([.H38]=&quot;evif&quot;;&quot;5&quot;;IF([.H38]=&quot;xis&quot;;&quot;6&quot;;IF([.H38]=&quot;neves&quot;;&quot;7&quot;;IF([.H38]=&quot;thgie&quot;;&quot;8&quot;;IF([.H38]=&quot;enin&quot;;&quot;9&quot;;IF([.H38]=&quot;orez&quot;;&quot;0&quot;;[.H38])))))))))))" office:value-type="string" office:string-value="2" calcext:value-type="string">
            <text:p>2</text:p>
          </table:table-cell>
          <table:table-cell table:formula="of:=IF(ISNA([.G38]);&quot;&quot;;VALUE(COM.MICROSOFT.CONCAT([.I38:.J38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nncmsdz1bnxvlfxng</text:p>
          </table:table-cell>
          <table:table-cell table:style-name="ce4" table:formula="of:=ORG.LIBREOFFICE.REGEX([.A39];&quot;\D&quot;;&quot;&quot;;&quot;g&quot;)" office:value-type="string" office:string-value="31" calcext:value-type="string">
            <text:p>31</text:p>
          </table:table-cell>
          <table:table-cell table:formula="of:=LEFT([.B39];1)" office:value-type="string" office:string-value="3" calcext:value-type="string">
            <text:p>3</text:p>
          </table:table-cell>
          <table:table-cell table:style-name="ce5" table:formula="of:=RIGHT([.B39];1)" office:value-type="string" office:string-value="1" calcext:value-type="string">
            <text:p>1</text:p>
          </table:table-cell>
          <table:table-cell table:formula="of:=VALUE(COM.MICROSOFT.CONCAT([.C39];[.D39]))" office:value-type="float" office:value="31" calcext:value-type="float">
            <text:p>31</text:p>
          </table:table-cell>
          <table:table-cell table:style-name="ce14" table:formula="of:=(STRREV([.A39]))" office:value-type="string" office:string-value="gnxflvxnb1zdsmcnnf3" calcext:value-type="string">
            <text:p>gnxflvxnb1zdsmcnnf3</text:p>
          </table:table-cell>
          <table:table-cell table:formula="of:=ORG.LIBREOFFICE.REGEX([.A3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9];&quot;eno|owt|eerht|ruof|evif|xis|neves|thgie|enin|orez|\d&quot;;;1)" office:value-type="string" office:string-value="1" calcext:value-type="string">
            <text:p>1</text:p>
          </table:table-cell>
          <table:table-cell table:formula="of:=IF(ISNA([.G39]);&quot;&quot;;IF([.G39]=&quot;one&quot;;&quot;1&quot;;IF([.G39]=&quot;two&quot;;&quot;2&quot;;IF([.G39]=&quot;three&quot;;&quot;3&quot;;IF([.G39]=&quot;four&quot;;&quot;4&quot;;IF([.G39]=&quot;five&quot;;&quot;5&quot;;IF([.G39]=&quot;six&quot;;&quot;6&quot;;IF([.G39]=&quot;seven&quot;;&quot;7&quot;;IF([.G39]=&quot;eight&quot;;&quot;8&quot;;IF([.G39]=&quot;nine&quot;;&quot;9&quot;;IF([.G39]=&quot;zero&quot;;&quot;0&quot;;VALUE([.G39]))))))))))))" office:value-type="float" office:value="3" calcext:value-type="float">
            <text:p>3</text:p>
          </table:table-cell>
          <table:table-cell table:style-name="ce7" table:formula="of:=IF(ISNA([.H39]);&quot;&quot;;IF([.H39]=&quot;eno&quot;;&quot;1&quot;;IF([.H39]=&quot;owt&quot;;&quot;2&quot;;IF([.H39]=&quot;eerht&quot;;&quot;3&quot;;IF([.H39]=&quot;ruof&quot;;&quot;4&quot;;IF([.H39]=&quot;evif&quot;;&quot;5&quot;;IF([.H39]=&quot;xis&quot;;&quot;6&quot;;IF([.H39]=&quot;neves&quot;;&quot;7&quot;;IF([.H39]=&quot;thgie&quot;;&quot;8&quot;;IF([.H39]=&quot;enin&quot;;&quot;9&quot;;IF([.H39]=&quot;orez&quot;;&quot;0&quot;;[.H39])))))))))))" office:value-type="string" office:string-value="1" calcext:value-type="string">
            <text:p>1</text:p>
          </table:table-cell>
          <table:table-cell table:style-name="ce7" table:formula="of:=IF(ISNA([.G39]);&quot;&quot;;VALUE(COM.MICROSOFT.CONCAT([.I39:.J39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789bgzpszjd3</text:p>
          </table:table-cell>
          <table:table-cell table:style-name="ce4" table:formula="of:=ORG.LIBREOFFICE.REGEX([.A40];&quot;\D&quot;;&quot;&quot;;&quot;g&quot;)" office:value-type="string" office:string-value="7893" calcext:value-type="string">
            <text:p>7893</text:p>
          </table:table-cell>
          <table:table-cell table:formula="of:=LEFT([.B40];1)" office:value-type="string" office:string-value="7" calcext:value-type="string">
            <text:p>7</text:p>
          </table:table-cell>
          <table:table-cell table:style-name="ce5" table:formula="of:=RIGHT([.B40];1)" office:value-type="string" office:string-value="3" calcext:value-type="string">
            <text:p>3</text:p>
          </table:table-cell>
          <table:table-cell table:formula="of:=VALUE(COM.MICROSOFT.CONCAT([.C40];[.D40]))" office:value-type="float" office:value="73" calcext:value-type="float">
            <text:p>73</text:p>
          </table:table-cell>
          <table:table-cell table:style-name="ce14" table:formula="of:=(STRREV([.A40]))" office:value-type="string" office:string-value="3djzspzgb987neves" calcext:value-type="string">
            <text:p>3djzspzgb987neves</text:p>
          </table:table-cell>
          <table:table-cell table:formula="of:=ORG.LIBREOFFICE.REGEX([.A40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0];&quot;eno|owt|eerht|ruof|evif|xis|neves|thgie|enin|orez|\d&quot;;;1)" office:value-type="string" office:string-value="3" calcext:value-type="string">
            <text:p>3</text:p>
          </table:table-cell>
          <table:table-cell table:formula="of:=IF(ISNA([.G40]);&quot;&quot;;IF([.G40]=&quot;one&quot;;&quot;1&quot;;IF([.G40]=&quot;two&quot;;&quot;2&quot;;IF([.G40]=&quot;three&quot;;&quot;3&quot;;IF([.G40]=&quot;four&quot;;&quot;4&quot;;IF([.G40]=&quot;five&quot;;&quot;5&quot;;IF([.G40]=&quot;six&quot;;&quot;6&quot;;IF([.G40]=&quot;seven&quot;;&quot;7&quot;;IF([.G40]=&quot;eight&quot;;&quot;8&quot;;IF([.G40]=&quot;nine&quot;;&quot;9&quot;;IF([.G40]=&quot;zero&quot;;&quot;0&quot;;VALUE([.G40]))))))))))))" office:value-type="string" office:string-value="7" calcext:value-type="string">
            <text:p>7</text:p>
          </table:table-cell>
          <table:table-cell table:style-name="ce7" table:formula="of:=IF(ISNA([.H40]);&quot;&quot;;IF([.H40]=&quot;eno&quot;;&quot;1&quot;;IF([.H40]=&quot;owt&quot;;&quot;2&quot;;IF([.H40]=&quot;eerht&quot;;&quot;3&quot;;IF([.H40]=&quot;ruof&quot;;&quot;4&quot;;IF([.H40]=&quot;evif&quot;;&quot;5&quot;;IF([.H40]=&quot;xis&quot;;&quot;6&quot;;IF([.H40]=&quot;neves&quot;;&quot;7&quot;;IF([.H40]=&quot;thgie&quot;;&quot;8&quot;;IF([.H40]=&quot;enin&quot;;&quot;9&quot;;IF([.H40]=&quot;orez&quot;;&quot;0&quot;;[.H40])))))))))))" office:value-type="string" office:string-value="3" calcext:value-type="string">
            <text:p>3</text:p>
          </table:table-cell>
          <table:table-cell table:formula="of:=IF(ISNA([.G40]);&quot;&quot;;VALUE(COM.MICROSOFT.CONCAT([.I40:.J4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8gjsmbztmp</text:p>
          </table:table-cell>
          <table:table-cell table:style-name="ce4" table:formula="of:=ORG.LIBREOFFICE.REGEX([.A41];&quot;\D&quot;;&quot;&quot;;&quot;g&quot;)" office:value-type="string" office:string-value="68" calcext:value-type="string">
            <text:p>68</text:p>
          </table:table-cell>
          <table:table-cell table:formula="of:=LEFT([.B41];1)" office:value-type="string" office:string-value="6" calcext:value-type="string">
            <text:p>6</text:p>
          </table:table-cell>
          <table:table-cell table:style-name="ce5" table:formula="of:=RIGHT([.B41];1)" office:value-type="string" office:string-value="8" calcext:value-type="string">
            <text:p>8</text:p>
          </table:table-cell>
          <table:table-cell table:formula="of:=VALUE(COM.MICROSOFT.CONCAT([.C41];[.D41]))" office:value-type="float" office:value="68" calcext:value-type="float">
            <text:p>68</text:p>
          </table:table-cell>
          <table:table-cell table:style-name="ce14" table:formula="of:=(STRREV([.A41]))" office:value-type="string" office:string-value="pmtzbmsjg8ruof6" calcext:value-type="string">
            <text:p>pmtzbmsjg8ruof6</text:p>
          </table:table-cell>
          <table:table-cell table:formula="of:=ORG.LIBREOFFICE.REGEX([.A4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1];&quot;eno|owt|eerht|ruof|evif|xis|neves|thgie|enin|orez|\d&quot;;;1)" office:value-type="string" office:string-value="8" calcext:value-type="string">
            <text:p>8</text:p>
          </table:table-cell>
          <table:table-cell table:formula="of:=IF(ISNA([.G41]);&quot;&quot;;IF([.G41]=&quot;one&quot;;&quot;1&quot;;IF([.G41]=&quot;two&quot;;&quot;2&quot;;IF([.G41]=&quot;three&quot;;&quot;3&quot;;IF([.G41]=&quot;four&quot;;&quot;4&quot;;IF([.G41]=&quot;five&quot;;&quot;5&quot;;IF([.G41]=&quot;six&quot;;&quot;6&quot;;IF([.G41]=&quot;seven&quot;;&quot;7&quot;;IF([.G41]=&quot;eight&quot;;&quot;8&quot;;IF([.G41]=&quot;nine&quot;;&quot;9&quot;;IF([.G41]=&quot;zero&quot;;&quot;0&quot;;VALUE([.G41]))))))))))))" office:value-type="float" office:value="6" calcext:value-type="float">
            <text:p>6</text:p>
          </table:table-cell>
          <table:table-cell table:style-name="ce7" table:formula="of:=IF(ISNA([.H41]);&quot;&quot;;IF([.H41]=&quot;eno&quot;;&quot;1&quot;;IF([.H41]=&quot;owt&quot;;&quot;2&quot;;IF([.H41]=&quot;eerht&quot;;&quot;3&quot;;IF([.H41]=&quot;ruof&quot;;&quot;4&quot;;IF([.H41]=&quot;evif&quot;;&quot;5&quot;;IF([.H41]=&quot;xis&quot;;&quot;6&quot;;IF([.H41]=&quot;neves&quot;;&quot;7&quot;;IF([.H41]=&quot;thgie&quot;;&quot;8&quot;;IF([.H41]=&quot;enin&quot;;&quot;9&quot;;IF([.H41]=&quot;orez&quot;;&quot;0&quot;;[.H41])))))))))))" office:value-type="string" office:string-value="8" calcext:value-type="string">
            <text:p>8</text:p>
          </table:table-cell>
          <table:table-cell table:formula="of:=IF(ISNA([.G41]);&quot;&quot;;VALUE(COM.MICROSOFT.CONCAT([.I41:.J41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jvmmb9h</text:p>
          </table:table-cell>
          <table:table-cell table:style-name="ce4" table:formula="of:=ORG.LIBREOFFICE.REGEX([.A42];&quot;\D&quot;;&quot;&quot;;&quot;g&quot;)" office:value-type="string" office:string-value="9" calcext:value-type="string">
            <text:p>9</text:p>
          </table:table-cell>
          <table:table-cell table:formula="of:=LEFT([.B42];1)" office:value-type="string" office:string-value="9" calcext:value-type="string">
            <text:p>9</text:p>
          </table:table-cell>
          <table:table-cell table:style-name="ce5" table:formula="of:=RIGHT([.B42];1)" office:value-type="string" office:string-value="9" calcext:value-type="string">
            <text:p>9</text:p>
          </table:table-cell>
          <table:table-cell table:formula="of:=VALUE(COM.MICROSOFT.CONCAT([.C42];[.D42]))" office:value-type="float" office:value="99" calcext:value-type="float">
            <text:p>99</text:p>
          </table:table-cell>
          <table:table-cell table:style-name="ce14" table:formula="of:=(STRREV([.A42]))" office:value-type="string" office:string-value="h9bmmvjs" calcext:value-type="string">
            <text:p>h9bmmvjs</text:p>
          </table:table-cell>
          <table:table-cell table:formula="of:=ORG.LIBREOFFICE.REGEX([.A4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2];&quot;eno|owt|eerht|ruof|evif|xis|neves|thgie|enin|orez|\d&quot;;;1)" office:value-type="string" office:string-value="9" calcext:value-type="string">
            <text:p>9</text:p>
          </table:table-cell>
          <table:table-cell table:formula="of:=IF(ISNA([.G42]);&quot;&quot;;IF([.G42]=&quot;one&quot;;&quot;1&quot;;IF([.G42]=&quot;two&quot;;&quot;2&quot;;IF([.G42]=&quot;three&quot;;&quot;3&quot;;IF([.G42]=&quot;four&quot;;&quot;4&quot;;IF([.G42]=&quot;five&quot;;&quot;5&quot;;IF([.G42]=&quot;six&quot;;&quot;6&quot;;IF([.G42]=&quot;seven&quot;;&quot;7&quot;;IF([.G42]=&quot;eight&quot;;&quot;8&quot;;IF([.G42]=&quot;nine&quot;;&quot;9&quot;;IF([.G42]=&quot;zero&quot;;&quot;0&quot;;VALUE([.G42]))))))))))))" office:value-type="float" office:value="9" calcext:value-type="float">
            <text:p>9</text:p>
          </table:table-cell>
          <table:table-cell table:style-name="ce7" table:formula="of:=IF(ISNA([.H42]);&quot;&quot;;IF([.H42]=&quot;eno&quot;;&quot;1&quot;;IF([.H42]=&quot;owt&quot;;&quot;2&quot;;IF([.H42]=&quot;eerht&quot;;&quot;3&quot;;IF([.H42]=&quot;ruof&quot;;&quot;4&quot;;IF([.H42]=&quot;evif&quot;;&quot;5&quot;;IF([.H42]=&quot;xis&quot;;&quot;6&quot;;IF([.H42]=&quot;neves&quot;;&quot;7&quot;;IF([.H42]=&quot;thgie&quot;;&quot;8&quot;;IF([.H42]=&quot;enin&quot;;&quot;9&quot;;IF([.H42]=&quot;orez&quot;;&quot;0&quot;;[.H42])))))))))))" office:value-type="string" office:string-value="9" calcext:value-type="string">
            <text:p>9</text:p>
          </table:table-cell>
          <table:table-cell table:style-name="ce7" table:formula="of:=IF(ISNA([.G42]);&quot;&quot;;VALUE(COM.MICROSOFT.CONCAT([.I42:.J42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qttjkpjc145</text:p>
          </table:table-cell>
          <table:table-cell table:style-name="ce4" table:formula="of:=ORG.LIBREOFFICE.REGEX([.A43];&quot;\D&quot;;&quot;&quot;;&quot;g&quot;)" office:value-type="string" office:string-value="6145" calcext:value-type="string">
            <text:p>6145</text:p>
          </table:table-cell>
          <table:table-cell table:formula="of:=LEFT([.B43];1)" office:value-type="string" office:string-value="6" calcext:value-type="string">
            <text:p>6</text:p>
          </table:table-cell>
          <table:table-cell table:style-name="ce5" table:formula="of:=RIGHT([.B43];1)" office:value-type="string" office:string-value="5" calcext:value-type="string">
            <text:p>5</text:p>
          </table:table-cell>
          <table:table-cell table:formula="of:=VALUE(COM.MICROSOFT.CONCAT([.C43];[.D43]))" office:value-type="float" office:value="65" calcext:value-type="float">
            <text:p>65</text:p>
          </table:table-cell>
          <table:table-cell table:style-name="ce14" table:formula="of:=(STRREV([.A43]))" office:value-type="string" office:string-value="541cjpkjttqj6" calcext:value-type="string">
            <text:p>541cjpkjttqj6</text:p>
          </table:table-cell>
          <table:table-cell table:formula="of:=ORG.LIBREOFFICE.REGEX([.A4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];&quot;eno|owt|eerht|ruof|evif|xis|neves|thgie|enin|orez|\d&quot;;;1)" office:value-type="string" office:string-value="5" calcext:value-type="string">
            <text:p>5</text:p>
          </table:table-cell>
          <table:table-cell table:formula="of:=IF(ISNA([.G43]);&quot;&quot;;IF([.G43]=&quot;one&quot;;&quot;1&quot;;IF([.G43]=&quot;two&quot;;&quot;2&quot;;IF([.G43]=&quot;three&quot;;&quot;3&quot;;IF([.G43]=&quot;four&quot;;&quot;4&quot;;IF([.G43]=&quot;five&quot;;&quot;5&quot;;IF([.G43]=&quot;six&quot;;&quot;6&quot;;IF([.G43]=&quot;seven&quot;;&quot;7&quot;;IF([.G43]=&quot;eight&quot;;&quot;8&quot;;IF([.G43]=&quot;nine&quot;;&quot;9&quot;;IF([.G43]=&quot;zero&quot;;&quot;0&quot;;VALUE([.G43]))))))))))))" office:value-type="float" office:value="6" calcext:value-type="float">
            <text:p>6</text:p>
          </table:table-cell>
          <table:table-cell table:style-name="ce7" table:formula="of:=IF(ISNA([.H43]);&quot;&quot;;IF([.H43]=&quot;eno&quot;;&quot;1&quot;;IF([.H43]=&quot;owt&quot;;&quot;2&quot;;IF([.H43]=&quot;eerht&quot;;&quot;3&quot;;IF([.H43]=&quot;ruof&quot;;&quot;4&quot;;IF([.H43]=&quot;evif&quot;;&quot;5&quot;;IF([.H43]=&quot;xis&quot;;&quot;6&quot;;IF([.H43]=&quot;neves&quot;;&quot;7&quot;;IF([.H43]=&quot;thgie&quot;;&quot;8&quot;;IF([.H43]=&quot;enin&quot;;&quot;9&quot;;IF([.H43]=&quot;orez&quot;;&quot;0&quot;;[.H43])))))))))))" office:value-type="string" office:string-value="5" calcext:value-type="string">
            <text:p>5</text:p>
          </table:table-cell>
          <table:table-cell table:style-name="ce7" table:formula="of:=IF(ISNA([.G43]);&quot;&quot;;VALUE(COM.MICROSOFT.CONCAT([.I43:.J43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hreedzjjqnhrngktscfmc</text:p>
          </table:table-cell>
          <table:table-cell table:style-name="ce4" table:formula="of:=ORG.LIBREOFFICE.REGEX([.A44];&quot;\D&quot;;&quot;&quot;;&quot;g&quot;)" office:value-type="string" office:string-value="9" calcext:value-type="string">
            <text:p>9</text:p>
          </table:table-cell>
          <table:table-cell table:formula="of:=LEFT([.B44];1)" office:value-type="string" office:string-value="9" calcext:value-type="string">
            <text:p>9</text:p>
          </table:table-cell>
          <table:table-cell table:style-name="ce5" table:formula="of:=RIGHT([.B44];1)" office:value-type="string" office:string-value="9" calcext:value-type="string">
            <text:p>9</text:p>
          </table:table-cell>
          <table:table-cell table:formula="of:=VALUE(COM.MICROSOFT.CONCAT([.C44];[.D44]))" office:value-type="float" office:value="99" calcext:value-type="float">
            <text:p>99</text:p>
          </table:table-cell>
          <table:table-cell table:style-name="ce14" table:formula="of:=(STRREV([.A44]))" office:value-type="string" office:string-value="cmfcstkgnrhnqjjzdeerht9" calcext:value-type="string">
            <text:p>cmfcstkgnrhnqjjzdeerht9</text:p>
          </table:table-cell>
          <table:table-cell table:formula="of:=ORG.LIBREOFFICE.REGEX([.A4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4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4]);&quot;&quot;;IF([.G44]=&quot;one&quot;;&quot;1&quot;;IF([.G44]=&quot;two&quot;;&quot;2&quot;;IF([.G44]=&quot;three&quot;;&quot;3&quot;;IF([.G44]=&quot;four&quot;;&quot;4&quot;;IF([.G44]=&quot;five&quot;;&quot;5&quot;;IF([.G44]=&quot;six&quot;;&quot;6&quot;;IF([.G44]=&quot;seven&quot;;&quot;7&quot;;IF([.G44]=&quot;eight&quot;;&quot;8&quot;;IF([.G44]=&quot;nine&quot;;&quot;9&quot;;IF([.G44]=&quot;zero&quot;;&quot;0&quot;;VALUE([.G44]))))))))))))" office:value-type="float" office:value="9" calcext:value-type="float">
            <text:p>9</text:p>
          </table:table-cell>
          <table:table-cell table:style-name="ce7" table:formula="of:=IF(ISNA([.H44]);&quot;&quot;;IF([.H44]=&quot;eno&quot;;&quot;1&quot;;IF([.H44]=&quot;owt&quot;;&quot;2&quot;;IF([.H44]=&quot;eerht&quot;;&quot;3&quot;;IF([.H44]=&quot;ruof&quot;;&quot;4&quot;;IF([.H44]=&quot;evif&quot;;&quot;5&quot;;IF([.H44]=&quot;xis&quot;;&quot;6&quot;;IF([.H44]=&quot;neves&quot;;&quot;7&quot;;IF([.H44]=&quot;thgie&quot;;&quot;8&quot;;IF([.H44]=&quot;enin&quot;;&quot;9&quot;;IF([.H44]=&quot;orez&quot;;&quot;0&quot;;[.H44])))))))))))" office:value-type="string" office:string-value="3" calcext:value-type="string">
            <text:p>3</text:p>
          </table:table-cell>
          <table:table-cell table:formula="of:=IF(ISNA([.G44]);&quot;&quot;;VALUE(COM.MICROSOFT.CONCAT([.I44:.J44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onesix</text:p>
          </table:table-cell>
          <table:table-cell table:style-name="ce4" table:formula="of:=ORG.LIBREOFFICE.REGEX([.A45];&quot;\D&quot;;&quot;&quot;;&quot;g&quot;)" office:value-type="string" office:string-value="5" calcext:value-type="string">
            <text:p>5</text:p>
          </table:table-cell>
          <table:table-cell table:formula="of:=LEFT([.B45];1)" office:value-type="string" office:string-value="5" calcext:value-type="string">
            <text:p>5</text:p>
          </table:table-cell>
          <table:table-cell table:style-name="ce5" table:formula="of:=RIGHT([.B45];1)" office:value-type="string" office:string-value="5" calcext:value-type="string">
            <text:p>5</text:p>
          </table:table-cell>
          <table:table-cell table:formula="of:=VALUE(COM.MICROSOFT.CONCAT([.C45];[.D45]))" office:value-type="float" office:value="55" calcext:value-type="float">
            <text:p>55</text:p>
          </table:table-cell>
          <table:table-cell table:style-name="ce14" table:formula="of:=(STRREV([.A45]))" office:value-type="string" office:string-value="xiseno5" calcext:value-type="string">
            <text:p>xiseno5</text:p>
          </table:table-cell>
          <table:table-cell table:formula="of:=ORG.LIBREOFFICE.REGEX([.A4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5];&quot;eno|owt|eerht|ruof|evif|xis|neves|thgie|enin|orez|\d&quot;;;1)" office:value-type="string" office:string-value="xis" calcext:value-type="string">
            <text:p>xis</text:p>
          </table:table-cell>
          <table:table-cell table:formula="of:=IF(ISNA([.G45]);&quot;&quot;;IF([.G45]=&quot;one&quot;;&quot;1&quot;;IF([.G45]=&quot;two&quot;;&quot;2&quot;;IF([.G45]=&quot;three&quot;;&quot;3&quot;;IF([.G45]=&quot;four&quot;;&quot;4&quot;;IF([.G45]=&quot;five&quot;;&quot;5&quot;;IF([.G45]=&quot;six&quot;;&quot;6&quot;;IF([.G45]=&quot;seven&quot;;&quot;7&quot;;IF([.G45]=&quot;eight&quot;;&quot;8&quot;;IF([.G45]=&quot;nine&quot;;&quot;9&quot;;IF([.G45]=&quot;zero&quot;;&quot;0&quot;;VALUE([.G45]))))))))))))" office:value-type="float" office:value="5" calcext:value-type="float">
            <text:p>5</text:p>
          </table:table-cell>
          <table:table-cell table:style-name="ce7" table:formula="of:=IF(ISNA([.H45]);&quot;&quot;;IF([.H45]=&quot;eno&quot;;&quot;1&quot;;IF([.H45]=&quot;owt&quot;;&quot;2&quot;;IF([.H45]=&quot;eerht&quot;;&quot;3&quot;;IF([.H45]=&quot;ruof&quot;;&quot;4&quot;;IF([.H45]=&quot;evif&quot;;&quot;5&quot;;IF([.H45]=&quot;xis&quot;;&quot;6&quot;;IF([.H45]=&quot;neves&quot;;&quot;7&quot;;IF([.H45]=&quot;thgie&quot;;&quot;8&quot;;IF([.H45]=&quot;enin&quot;;&quot;9&quot;;IF([.H45]=&quot;orez&quot;;&quot;0&quot;;[.H45])))))))))))" office:value-type="string" office:string-value="6" calcext:value-type="string">
            <text:p>6</text:p>
          </table:table-cell>
          <table:table-cell table:formula="of:=IF(ISNA([.G45]);&quot;&quot;;VALUE(COM.MICROSOFT.CONCAT([.I45:.J45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2onelpzhtrbninexkgtjqg</text:p>
          </table:table-cell>
          <table:table-cell table:style-name="ce4" table:formula="of:=ORG.LIBREOFFICE.REGEX([.A46];&quot;\D&quot;;&quot;&quot;;&quot;g&quot;)" office:value-type="string" office:string-value="2" calcext:value-type="string">
            <text:p>2</text:p>
          </table:table-cell>
          <table:table-cell table:formula="of:=LEFT([.B46];1)" office:value-type="string" office:string-value="2" calcext:value-type="string">
            <text:p>2</text:p>
          </table:table-cell>
          <table:table-cell table:style-name="ce5" table:formula="of:=RIGHT([.B46];1)" office:value-type="string" office:string-value="2" calcext:value-type="string">
            <text:p>2</text:p>
          </table:table-cell>
          <table:table-cell table:formula="of:=VALUE(COM.MICROSOFT.CONCAT([.C46];[.D46]))" office:value-type="float" office:value="22" calcext:value-type="float">
            <text:p>22</text:p>
          </table:table-cell>
          <table:table-cell table:style-name="ce14" table:formula="of:=(STRREV([.A46]))" office:value-type="string" office:string-value="gqjtgkxeninbrthzpleno2enin" calcext:value-type="string">
            <text:p>gqjtgkxeninbrthzpleno2enin</text:p>
          </table:table-cell>
          <table:table-cell table:formula="of:=ORG.LIBREOFFICE.REGEX([.A4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6];&quot;eno|owt|eerht|ruof|evif|xis|neves|thgie|enin|orez|\d&quot;;;1)" office:value-type="string" office:string-value="enin" calcext:value-type="string">
            <text:p>enin</text:p>
          </table:table-cell>
          <table:table-cell table:formula="of:=IF(ISNA([.G46]);&quot;&quot;;IF([.G46]=&quot;one&quot;;&quot;1&quot;;IF([.G46]=&quot;two&quot;;&quot;2&quot;;IF([.G46]=&quot;three&quot;;&quot;3&quot;;IF([.G46]=&quot;four&quot;;&quot;4&quot;;IF([.G46]=&quot;five&quot;;&quot;5&quot;;IF([.G46]=&quot;six&quot;;&quot;6&quot;;IF([.G46]=&quot;seven&quot;;&quot;7&quot;;IF([.G46]=&quot;eight&quot;;&quot;8&quot;;IF([.G46]=&quot;nine&quot;;&quot;9&quot;;IF([.G46]=&quot;zero&quot;;&quot;0&quot;;VALUE([.G46]))))))))))))" office:value-type="string" office:string-value="9" calcext:value-type="string">
            <text:p>9</text:p>
          </table:table-cell>
          <table:table-cell table:style-name="ce7" table:formula="of:=IF(ISNA([.H46]);&quot;&quot;;IF([.H46]=&quot;eno&quot;;&quot;1&quot;;IF([.H46]=&quot;owt&quot;;&quot;2&quot;;IF([.H46]=&quot;eerht&quot;;&quot;3&quot;;IF([.H46]=&quot;ruof&quot;;&quot;4&quot;;IF([.H46]=&quot;evif&quot;;&quot;5&quot;;IF([.H46]=&quot;xis&quot;;&quot;6&quot;;IF([.H46]=&quot;neves&quot;;&quot;7&quot;;IF([.H46]=&quot;thgie&quot;;&quot;8&quot;;IF([.H46]=&quot;enin&quot;;&quot;9&quot;;IF([.H46]=&quot;orez&quot;;&quot;0&quot;;[.H46])))))))))))" office:value-type="string" office:string-value="9" calcext:value-type="string">
            <text:p>9</text:p>
          </table:table-cell>
          <table:table-cell table:formula="of:=IF(ISNA([.G46]);&quot;&quot;;VALUE(COM.MICROSOFT.CONCAT([.I46:.J46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nined</text:p>
          </table:table-cell>
          <table:table-cell table:style-name="ce4" table:formula="of:=ORG.LIBREOFFICE.REGEX([.A47];&quot;\D&quot;;&quot;&quot;;&quot;g&quot;)" office:value-type="string" office:string-value="6" calcext:value-type="string">
            <text:p>6</text:p>
          </table:table-cell>
          <table:table-cell table:formula="of:=LEFT([.B47];1)" office:value-type="string" office:string-value="6" calcext:value-type="string">
            <text:p>6</text:p>
          </table:table-cell>
          <table:table-cell table:style-name="ce5" table:formula="of:=RIGHT([.B47];1)" office:value-type="string" office:string-value="6" calcext:value-type="string">
            <text:p>6</text:p>
          </table:table-cell>
          <table:table-cell table:formula="of:=VALUE(COM.MICROSOFT.CONCAT([.C47];[.D47]))" office:value-type="float" office:value="66" calcext:value-type="float">
            <text:p>66</text:p>
          </table:table-cell>
          <table:table-cell table:style-name="ce14" table:formula="of:=(STRREV([.A47]))" office:value-type="string" office:string-value="denin6" calcext:value-type="string">
            <text:p>denin6</text:p>
          </table:table-cell>
          <table:table-cell table:formula="of:=ORG.LIBREOFFICE.REGEX([.A4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7];&quot;eno|owt|eerht|ruof|evif|xis|neves|thgie|enin|orez|\d&quot;;;1)" office:value-type="string" office:string-value="enin" calcext:value-type="string">
            <text:p>enin</text:p>
          </table:table-cell>
          <table:table-cell table:formula="of:=IF(ISNA([.G47]);&quot;&quot;;IF([.G47]=&quot;one&quot;;&quot;1&quot;;IF([.G47]=&quot;two&quot;;&quot;2&quot;;IF([.G47]=&quot;three&quot;;&quot;3&quot;;IF([.G47]=&quot;four&quot;;&quot;4&quot;;IF([.G47]=&quot;five&quot;;&quot;5&quot;;IF([.G47]=&quot;six&quot;;&quot;6&quot;;IF([.G47]=&quot;seven&quot;;&quot;7&quot;;IF([.G47]=&quot;eight&quot;;&quot;8&quot;;IF([.G47]=&quot;nine&quot;;&quot;9&quot;;IF([.G47]=&quot;zero&quot;;&quot;0&quot;;VALUE([.G47]))))))))))))" office:value-type="float" office:value="6" calcext:value-type="float">
            <text:p>6</text:p>
          </table:table-cell>
          <table:table-cell table:style-name="ce7" table:formula="of:=IF(ISNA([.H47]);&quot;&quot;;IF([.H47]=&quot;eno&quot;;&quot;1&quot;;IF([.H47]=&quot;owt&quot;;&quot;2&quot;;IF([.H47]=&quot;eerht&quot;;&quot;3&quot;;IF([.H47]=&quot;ruof&quot;;&quot;4&quot;;IF([.H47]=&quot;evif&quot;;&quot;5&quot;;IF([.H47]=&quot;xis&quot;;&quot;6&quot;;IF([.H47]=&quot;neves&quot;;&quot;7&quot;;IF([.H47]=&quot;thgie&quot;;&quot;8&quot;;IF([.H47]=&quot;enin&quot;;&quot;9&quot;;IF([.H47]=&quot;orez&quot;;&quot;0&quot;;[.H47])))))))))))" office:value-type="string" office:string-value="9" calcext:value-type="string">
            <text:p>9</text:p>
          </table:table-cell>
          <table:table-cell table:formula="of:=IF(ISNA([.G47]);&quot;&quot;;VALUE(COM.MICROSOFT.CONCAT([.I47:.J47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xzfour7seven9pcvdbcgvtv</text:p>
          </table:table-cell>
          <table:table-cell table:style-name="ce4" table:formula="of:=ORG.LIBREOFFICE.REGEX([.A48];&quot;\D&quot;;&quot;&quot;;&quot;g&quot;)" office:value-type="string" office:string-value="2979" calcext:value-type="string">
            <text:p>2979</text:p>
          </table:table-cell>
          <table:table-cell table:formula="of:=LEFT([.B48];1)" office:value-type="string" office:string-value="2" calcext:value-type="string">
            <text:p>2</text:p>
          </table:table-cell>
          <table:table-cell table:style-name="ce5" table:formula="of:=RIGHT([.B48];1)" office:value-type="string" office:string-value="9" calcext:value-type="string">
            <text:p>9</text:p>
          </table:table-cell>
          <table:table-cell table:formula="of:=VALUE(COM.MICROSOFT.CONCAT([.C48];[.D48]))" office:value-type="float" office:value="29" calcext:value-type="float">
            <text:p>29</text:p>
          </table:table-cell>
          <table:table-cell table:style-name="ce14" table:formula="of:=(STRREV([.A48]))" office:value-type="string" office:string-value="vtvgcbdvcp9neves7ruofzx92" calcext:value-type="string">
            <text:p>vtvgcbdvcp9neves7ruofzx92</text:p>
          </table:table-cell>
          <table:table-cell table:formula="of:=ORG.LIBREOFFICE.REGEX([.A4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8];&quot;eno|owt|eerht|ruof|evif|xis|neves|thgie|enin|orez|\d&quot;;;1)" office:value-type="string" office:string-value="9" calcext:value-type="string">
            <text:p>9</text:p>
          </table:table-cell>
          <table:table-cell table:formula="of:=IF(ISNA([.G48]);&quot;&quot;;IF([.G48]=&quot;one&quot;;&quot;1&quot;;IF([.G48]=&quot;two&quot;;&quot;2&quot;;IF([.G48]=&quot;three&quot;;&quot;3&quot;;IF([.G48]=&quot;four&quot;;&quot;4&quot;;IF([.G48]=&quot;five&quot;;&quot;5&quot;;IF([.G48]=&quot;six&quot;;&quot;6&quot;;IF([.G48]=&quot;seven&quot;;&quot;7&quot;;IF([.G48]=&quot;eight&quot;;&quot;8&quot;;IF([.G48]=&quot;nine&quot;;&quot;9&quot;;IF([.G48]=&quot;zero&quot;;&quot;0&quot;;VALUE([.G48]))))))))))))" office:value-type="float" office:value="2" calcext:value-type="float">
            <text:p>2</text:p>
          </table:table-cell>
          <table:table-cell table:style-name="ce7" table:formula="of:=IF(ISNA([.H48]);&quot;&quot;;IF([.H48]=&quot;eno&quot;;&quot;1&quot;;IF([.H48]=&quot;owt&quot;;&quot;2&quot;;IF([.H48]=&quot;eerht&quot;;&quot;3&quot;;IF([.H48]=&quot;ruof&quot;;&quot;4&quot;;IF([.H48]=&quot;evif&quot;;&quot;5&quot;;IF([.H48]=&quot;xis&quot;;&quot;6&quot;;IF([.H48]=&quot;neves&quot;;&quot;7&quot;;IF([.H48]=&quot;thgie&quot;;&quot;8&quot;;IF([.H48]=&quot;enin&quot;;&quot;9&quot;;IF([.H48]=&quot;orez&quot;;&quot;0&quot;;[.H48])))))))))))" office:value-type="string" office:string-value="9" calcext:value-type="string">
            <text:p>9</text:p>
          </table:table-cell>
          <table:table-cell table:formula="of:=IF(ISNA([.G48]);&quot;&quot;;VALUE(COM.MICROSOFT.CONCAT([.I48:.J48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dtscdc6twotwosixsevensix9six</text:p>
          </table:table-cell>
          <table:table-cell table:style-name="ce4" table:formula="of:=ORG.LIBREOFFICE.REGEX([.A49];&quot;\D&quot;;&quot;&quot;;&quot;g&quot;)" office:value-type="string" office:string-value="69" calcext:value-type="string">
            <text:p>69</text:p>
          </table:table-cell>
          <table:table-cell table:formula="of:=LEFT([.B49];1)" office:value-type="string" office:string-value="6" calcext:value-type="string">
            <text:p>6</text:p>
          </table:table-cell>
          <table:table-cell table:style-name="ce5" table:formula="of:=RIGHT([.B49];1)" office:value-type="string" office:string-value="9" calcext:value-type="string">
            <text:p>9</text:p>
          </table:table-cell>
          <table:table-cell table:formula="of:=VALUE(COM.MICROSOFT.CONCAT([.C49];[.D49]))" office:value-type="float" office:value="69" calcext:value-type="float">
            <text:p>69</text:p>
          </table:table-cell>
          <table:table-cell table:style-name="ce14" table:formula="of:=(STRREV([.A49]))" office:value-type="string" office:string-value="xis9xisnevesxisowtowt6cdcstdjh" calcext:value-type="string">
            <text:p>xis9xisnevesxisowtowt6cdcstdjh</text:p>
          </table:table-cell>
          <table:table-cell table:formula="of:=ORG.LIBREOFFICE.REGEX([.A4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9];&quot;eno|owt|eerht|ruof|evif|xis|neves|thgie|enin|orez|\d&quot;;;1)" office:value-type="string" office:string-value="xis" calcext:value-type="string">
            <text:p>xis</text:p>
          </table:table-cell>
          <table:table-cell table:formula="of:=IF(ISNA([.G49]);&quot;&quot;;IF([.G49]=&quot;one&quot;;&quot;1&quot;;IF([.G49]=&quot;two&quot;;&quot;2&quot;;IF([.G49]=&quot;three&quot;;&quot;3&quot;;IF([.G49]=&quot;four&quot;;&quot;4&quot;;IF([.G49]=&quot;five&quot;;&quot;5&quot;;IF([.G49]=&quot;six&quot;;&quot;6&quot;;IF([.G49]=&quot;seven&quot;;&quot;7&quot;;IF([.G49]=&quot;eight&quot;;&quot;8&quot;;IF([.G49]=&quot;nine&quot;;&quot;9&quot;;IF([.G49]=&quot;zero&quot;;&quot;0&quot;;VALUE([.G49]))))))))))))" office:value-type="float" office:value="6" calcext:value-type="float">
            <text:p>6</text:p>
          </table:table-cell>
          <table:table-cell table:style-name="ce7" table:formula="of:=IF(ISNA([.H49]);&quot;&quot;;IF([.H49]=&quot;eno&quot;;&quot;1&quot;;IF([.H49]=&quot;owt&quot;;&quot;2&quot;;IF([.H49]=&quot;eerht&quot;;&quot;3&quot;;IF([.H49]=&quot;ruof&quot;;&quot;4&quot;;IF([.H49]=&quot;evif&quot;;&quot;5&quot;;IF([.H49]=&quot;xis&quot;;&quot;6&quot;;IF([.H49]=&quot;neves&quot;;&quot;7&quot;;IF([.H49]=&quot;thgie&quot;;&quot;8&quot;;IF([.H49]=&quot;enin&quot;;&quot;9&quot;;IF([.H49]=&quot;orez&quot;;&quot;0&quot;;[.H49])))))))))))" office:value-type="string" office:string-value="6" calcext:value-type="string">
            <text:p>6</text:p>
          </table:table-cell>
          <table:table-cell table:formula="of:=IF(ISNA([.G49]);&quot;&quot;;VALUE(COM.MICROSOFT.CONCAT([.I49:.J49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mpvhnssixtwoffnhpn25</text:p>
          </table:table-cell>
          <table:table-cell table:style-name="ce4" table:formula="of:=ORG.LIBREOFFICE.REGEX([.A50];&quot;\D&quot;;&quot;&quot;;&quot;g&quot;)" office:value-type="string" office:string-value="25" calcext:value-type="string">
            <text:p>25</text:p>
          </table:table-cell>
          <table:table-cell table:formula="of:=LEFT([.B50];1)" office:value-type="string" office:string-value="2" calcext:value-type="string">
            <text:p>2</text:p>
          </table:table-cell>
          <table:table-cell table:style-name="ce5" table:formula="of:=RIGHT([.B50];1)" office:value-type="string" office:string-value="5" calcext:value-type="string">
            <text:p>5</text:p>
          </table:table-cell>
          <table:table-cell table:formula="of:=VALUE(COM.MICROSOFT.CONCAT([.C50];[.D50]))" office:value-type="float" office:value="25" calcext:value-type="float">
            <text:p>25</text:p>
          </table:table-cell>
          <table:table-cell table:style-name="ce14" table:formula="of:=(STRREV([.A50]))" office:value-type="string" office:string-value="52nphnffowtxissnhvpmts" calcext:value-type="string">
            <text:p>52nphnffowtxissnhvpmts</text:p>
          </table:table-cell>
          <table:table-cell table:formula="of:=ORG.LIBREOFFICE.REGEX([.A5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0];&quot;eno|owt|eerht|ruof|evif|xis|neves|thgie|enin|orez|\d&quot;;;1)" office:value-type="string" office:string-value="5" calcext:value-type="string">
            <text:p>5</text:p>
          </table:table-cell>
          <table:table-cell table:formula="of:=IF(ISNA([.G50]);&quot;&quot;;IF([.G50]=&quot;one&quot;;&quot;1&quot;;IF([.G50]=&quot;two&quot;;&quot;2&quot;;IF([.G50]=&quot;three&quot;;&quot;3&quot;;IF([.G50]=&quot;four&quot;;&quot;4&quot;;IF([.G50]=&quot;five&quot;;&quot;5&quot;;IF([.G50]=&quot;six&quot;;&quot;6&quot;;IF([.G50]=&quot;seven&quot;;&quot;7&quot;;IF([.G50]=&quot;eight&quot;;&quot;8&quot;;IF([.G50]=&quot;nine&quot;;&quot;9&quot;;IF([.G50]=&quot;zero&quot;;&quot;0&quot;;VALUE([.G50]))))))))))))" office:value-type="string" office:string-value="6" calcext:value-type="string">
            <text:p>6</text:p>
          </table:table-cell>
          <table:table-cell table:style-name="ce7" table:formula="of:=IF(ISNA([.H50]);&quot;&quot;;IF([.H50]=&quot;eno&quot;;&quot;1&quot;;IF([.H50]=&quot;owt&quot;;&quot;2&quot;;IF([.H50]=&quot;eerht&quot;;&quot;3&quot;;IF([.H50]=&quot;ruof&quot;;&quot;4&quot;;IF([.H50]=&quot;evif&quot;;&quot;5&quot;;IF([.H50]=&quot;xis&quot;;&quot;6&quot;;IF([.H50]=&quot;neves&quot;;&quot;7&quot;;IF([.H50]=&quot;thgie&quot;;&quot;8&quot;;IF([.H50]=&quot;enin&quot;;&quot;9&quot;;IF([.H50]=&quot;orez&quot;;&quot;0&quot;;[.H50])))))))))))" office:value-type="string" office:string-value="5" calcext:value-type="string">
            <text:p>5</text:p>
          </table:table-cell>
          <table:table-cell table:formula="of:=IF(ISNA([.G50]);&quot;&quot;;VALUE(COM.MICROSOFT.CONCAT([.I50:.J50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fourbpsghkqxqm9fmvhssbntdtwo64</text:p>
          </table:table-cell>
          <table:table-cell table:style-name="ce4" table:formula="of:=ORG.LIBREOFFICE.REGEX([.A51];&quot;\D&quot;;&quot;&quot;;&quot;g&quot;)" office:value-type="string" office:string-value="45964" calcext:value-type="string">
            <text:p>45964</text:p>
          </table:table-cell>
          <table:table-cell table:formula="of:=LEFT([.B51];1)" office:value-type="string" office:string-value="4" calcext:value-type="string">
            <text:p>4</text:p>
          </table:table-cell>
          <table:table-cell table:style-name="ce5" table:formula="of:=RIGHT([.B51];1)" office:value-type="string" office:string-value="4" calcext:value-type="string">
            <text:p>4</text:p>
          </table:table-cell>
          <table:table-cell table:formula="of:=VALUE(COM.MICROSOFT.CONCAT([.C51];[.D51]))" office:value-type="float" office:value="44" calcext:value-type="float">
            <text:p>44</text:p>
          </table:table-cell>
          <table:table-cell table:style-name="ce14" table:formula="of:=(STRREV([.A51]))" office:value-type="string" office:string-value="46owtdtnbsshvmf9mqxqkhgspbruof54" calcext:value-type="string">
            <text:p>46owtdtnbsshvmf9mqxqkhgspbruof54</text:p>
          </table:table-cell>
          <table:table-cell table:formula="of:=ORG.LIBREOFFICE.REGEX([.A51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1];&quot;eno|owt|eerht|ruof|evif|xis|neves|thgie|enin|orez|\d&quot;;;1)" office:value-type="string" office:string-value="4" calcext:value-type="string">
            <text:p>4</text:p>
          </table:table-cell>
          <table:table-cell table:formula="of:=IF(ISNA([.G51]);&quot;&quot;;IF([.G51]=&quot;one&quot;;&quot;1&quot;;IF([.G51]=&quot;two&quot;;&quot;2&quot;;IF([.G51]=&quot;three&quot;;&quot;3&quot;;IF([.G51]=&quot;four&quot;;&quot;4&quot;;IF([.G51]=&quot;five&quot;;&quot;5&quot;;IF([.G51]=&quot;six&quot;;&quot;6&quot;;IF([.G51]=&quot;seven&quot;;&quot;7&quot;;IF([.G51]=&quot;eight&quot;;&quot;8&quot;;IF([.G51]=&quot;nine&quot;;&quot;9&quot;;IF([.G51]=&quot;zero&quot;;&quot;0&quot;;VALUE([.G51]))))))))))))" office:value-type="float" office:value="4" calcext:value-type="float">
            <text:p>4</text:p>
          </table:table-cell>
          <table:table-cell table:style-name="ce7" table:formula="of:=IF(ISNA([.H51]);&quot;&quot;;IF([.H51]=&quot;eno&quot;;&quot;1&quot;;IF([.H51]=&quot;owt&quot;;&quot;2&quot;;IF([.H51]=&quot;eerht&quot;;&quot;3&quot;;IF([.H51]=&quot;ruof&quot;;&quot;4&quot;;IF([.H51]=&quot;evif&quot;;&quot;5&quot;;IF([.H51]=&quot;xis&quot;;&quot;6&quot;;IF([.H51]=&quot;neves&quot;;&quot;7&quot;;IF([.H51]=&quot;thgie&quot;;&quot;8&quot;;IF([.H51]=&quot;enin&quot;;&quot;9&quot;;IF([.H51]=&quot;orez&quot;;&quot;0&quot;;[.H51])))))))))))" office:value-type="string" office:string-value="4" calcext:value-type="string">
            <text:p>4</text:p>
          </table:table-cell>
          <table:table-cell table:formula="of:=IF(ISNA([.G51]);&quot;&quot;;VALUE(COM.MICROSOFT.CONCAT([.I51:.J51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835four</text:p>
          </table:table-cell>
          <table:table-cell table:style-name="ce4" table:formula="of:=ORG.LIBREOFFICE.REGEX([.A52];&quot;\D&quot;;&quot;&quot;;&quot;g&quot;)" office:value-type="string" office:string-value="835" calcext:value-type="string">
            <text:p>835</text:p>
          </table:table-cell>
          <table:table-cell table:formula="of:=LEFT([.B52];1)" office:value-type="string" office:string-value="8" calcext:value-type="string">
            <text:p>8</text:p>
          </table:table-cell>
          <table:table-cell table:style-name="ce5" table:formula="of:=RIGHT([.B52];1)" office:value-type="string" office:string-value="5" calcext:value-type="string">
            <text:p>5</text:p>
          </table:table-cell>
          <table:table-cell table:formula="of:=VALUE(COM.MICROSOFT.CONCAT([.C52];[.D52]))" office:value-type="float" office:value="85" calcext:value-type="float">
            <text:p>85</text:p>
          </table:table-cell>
          <table:table-cell table:style-name="ce14" table:formula="of:=(STRREV([.A52]))" office:value-type="string" office:string-value="ruof538enin" calcext:value-type="string">
            <text:p>ruof538enin</text:p>
          </table:table-cell>
          <table:table-cell table:formula="of:=ORG.LIBREOFFICE.REGEX([.A5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2];&quot;eno|owt|eerht|ruof|evif|xis|neves|thgie|enin|orez|\d&quot;;;1)" office:value-type="string" office:string-value="ruof" calcext:value-type="string">
            <text:p>ruof</text:p>
          </table:table-cell>
          <table:table-cell table:formula="of:=IF(ISNA([.G52]);&quot;&quot;;IF([.G52]=&quot;one&quot;;&quot;1&quot;;IF([.G52]=&quot;two&quot;;&quot;2&quot;;IF([.G52]=&quot;three&quot;;&quot;3&quot;;IF([.G52]=&quot;four&quot;;&quot;4&quot;;IF([.G52]=&quot;five&quot;;&quot;5&quot;;IF([.G52]=&quot;six&quot;;&quot;6&quot;;IF([.G52]=&quot;seven&quot;;&quot;7&quot;;IF([.G52]=&quot;eight&quot;;&quot;8&quot;;IF([.G52]=&quot;nine&quot;;&quot;9&quot;;IF([.G52]=&quot;zero&quot;;&quot;0&quot;;VALUE([.G52]))))))))))))" office:value-type="string" office:string-value="9" calcext:value-type="string">
            <text:p>9</text:p>
          </table:table-cell>
          <table:table-cell table:style-name="ce7" table:formula="of:=IF(ISNA([.H52]);&quot;&quot;;IF([.H52]=&quot;eno&quot;;&quot;1&quot;;IF([.H52]=&quot;owt&quot;;&quot;2&quot;;IF([.H52]=&quot;eerht&quot;;&quot;3&quot;;IF([.H52]=&quot;ruof&quot;;&quot;4&quot;;IF([.H52]=&quot;evif&quot;;&quot;5&quot;;IF([.H52]=&quot;xis&quot;;&quot;6&quot;;IF([.H52]=&quot;neves&quot;;&quot;7&quot;;IF([.H52]=&quot;thgie&quot;;&quot;8&quot;;IF([.H52]=&quot;enin&quot;;&quot;9&quot;;IF([.H52]=&quot;orez&quot;;&quot;0&quot;;[.H52])))))))))))" office:value-type="string" office:string-value="4" calcext:value-type="string">
            <text:p>4</text:p>
          </table:table-cell>
          <table:table-cell table:formula="of:=IF(ISNA([.G52]);&quot;&quot;;VALUE(COM.MICROSOFT.CONCAT([.I52:.J52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eightwothreesevenlhlmqcgcpfour9</text:p>
          </table:table-cell>
          <table:table-cell table:style-name="ce4" table:formula="of:=ORG.LIBREOFFICE.REGEX([.A53];&quot;\D&quot;;&quot;&quot;;&quot;g&quot;)" office:value-type="string" office:string-value="9" calcext:value-type="string">
            <text:p>9</text:p>
          </table:table-cell>
          <table:table-cell table:formula="of:=LEFT([.B53];1)" office:value-type="string" office:string-value="9" calcext:value-type="string">
            <text:p>9</text:p>
          </table:table-cell>
          <table:table-cell table:style-name="ce5" table:formula="of:=RIGHT([.B53];1)" office:value-type="string" office:string-value="9" calcext:value-type="string">
            <text:p>9</text:p>
          </table:table-cell>
          <table:table-cell table:formula="of:=VALUE(COM.MICROSOFT.CONCAT([.C53];[.D53]))" office:value-type="float" office:value="99" calcext:value-type="float">
            <text:p>99</text:p>
          </table:table-cell>
          <table:table-cell table:style-name="ce14" table:formula="of:=(STRREV([.A53]))" office:value-type="string" office:string-value="9ruofpcgcqmlhlneveseerhtowthgiel" calcext:value-type="string">
            <text:p>9ruofpcgcqmlhlneveseerhtowthgiel</text:p>
          </table:table-cell>
          <table:table-cell table:formula="of:=ORG.LIBREOFFICE.REGEX([.A5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53];&quot;eno|owt|eerht|ruof|evif|xis|neves|thgie|enin|orez|\d&quot;;;1)" office:value-type="string" office:string-value="9" calcext:value-type="string">
            <text:p>9</text:p>
          </table:table-cell>
          <table:table-cell table:formula="of:=IF(ISNA([.G53]);&quot;&quot;;IF([.G53]=&quot;one&quot;;&quot;1&quot;;IF([.G53]=&quot;two&quot;;&quot;2&quot;;IF([.G53]=&quot;three&quot;;&quot;3&quot;;IF([.G53]=&quot;four&quot;;&quot;4&quot;;IF([.G53]=&quot;five&quot;;&quot;5&quot;;IF([.G53]=&quot;six&quot;;&quot;6&quot;;IF([.G53]=&quot;seven&quot;;&quot;7&quot;;IF([.G53]=&quot;eight&quot;;&quot;8&quot;;IF([.G53]=&quot;nine&quot;;&quot;9&quot;;IF([.G53]=&quot;zero&quot;;&quot;0&quot;;VALUE([.G53]))))))))))))" office:value-type="string" office:string-value="8" calcext:value-type="string">
            <text:p>8</text:p>
          </table:table-cell>
          <table:table-cell table:style-name="ce7" table:formula="of:=IF(ISNA([.H53]);&quot;&quot;;IF([.H53]=&quot;eno&quot;;&quot;1&quot;;IF([.H53]=&quot;owt&quot;;&quot;2&quot;;IF([.H53]=&quot;eerht&quot;;&quot;3&quot;;IF([.H53]=&quot;ruof&quot;;&quot;4&quot;;IF([.H53]=&quot;evif&quot;;&quot;5&quot;;IF([.H53]=&quot;xis&quot;;&quot;6&quot;;IF([.H53]=&quot;neves&quot;;&quot;7&quot;;IF([.H53]=&quot;thgie&quot;;&quot;8&quot;;IF([.H53]=&quot;enin&quot;;&quot;9&quot;;IF([.H53]=&quot;orez&quot;;&quot;0&quot;;[.H53])))))))))))" office:value-type="string" office:string-value="9" calcext:value-type="string">
            <text:p>9</text:p>
          </table:table-cell>
          <table:table-cell table:formula="of:=IF(ISNA([.G53]);&quot;&quot;;VALUE(COM.MICROSOFT.CONCAT([.I53:.J53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sfsqgkcctzcltpvpjhlb5eight4one</text:p>
          </table:table-cell>
          <table:table-cell table:style-name="ce4" table:formula="of:=ORG.LIBREOFFICE.REGEX([.A54];&quot;\D&quot;;&quot;&quot;;&quot;g&quot;)" office:value-type="string" office:string-value="54" calcext:value-type="string">
            <text:p>54</text:p>
          </table:table-cell>
          <table:table-cell table:formula="of:=LEFT([.B54];1)" office:value-type="string" office:string-value="5" calcext:value-type="string">
            <text:p>5</text:p>
          </table:table-cell>
          <table:table-cell table:style-name="ce5" table:formula="of:=RIGHT([.B54];1)" office:value-type="string" office:string-value="4" calcext:value-type="string">
            <text:p>4</text:p>
          </table:table-cell>
          <table:table-cell table:formula="of:=VALUE(COM.MICROSOFT.CONCAT([.C54];[.D54]))" office:value-type="float" office:value="54" calcext:value-type="float">
            <text:p>54</text:p>
          </table:table-cell>
          <table:table-cell table:style-name="ce14" table:formula="of:=(STRREV([.A54]))" office:value-type="string" office:string-value="eno4thgie5blhjpvptlcztcckgqsfsgf" calcext:value-type="string">
            <text:p>eno4thgie5blhjpvptlcztcckgqsfsgf</text:p>
          </table:table-cell>
          <table:table-cell table:formula="of:=ORG.LIBREOFFICE.REGEX([.A5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];&quot;eno|owt|eerht|ruof|evif|xis|neves|thgie|enin|orez|\d&quot;;;1)" office:value-type="string" office:string-value="eno" calcext:value-type="string">
            <text:p>eno</text:p>
          </table:table-cell>
          <table:table-cell table:formula="of:=IF(ISNA([.G54]);&quot;&quot;;IF([.G54]=&quot;one&quot;;&quot;1&quot;;IF([.G54]=&quot;two&quot;;&quot;2&quot;;IF([.G54]=&quot;three&quot;;&quot;3&quot;;IF([.G54]=&quot;four&quot;;&quot;4&quot;;IF([.G54]=&quot;five&quot;;&quot;5&quot;;IF([.G54]=&quot;six&quot;;&quot;6&quot;;IF([.G54]=&quot;seven&quot;;&quot;7&quot;;IF([.G54]=&quot;eight&quot;;&quot;8&quot;;IF([.G54]=&quot;nine&quot;;&quot;9&quot;;IF([.G54]=&quot;zero&quot;;&quot;0&quot;;VALUE([.G54]))))))))))))" office:value-type="float" office:value="5" calcext:value-type="float">
            <text:p>5</text:p>
          </table:table-cell>
          <table:table-cell table:style-name="ce7" table:formula="of:=IF(ISNA([.H54]);&quot;&quot;;IF([.H54]=&quot;eno&quot;;&quot;1&quot;;IF([.H54]=&quot;owt&quot;;&quot;2&quot;;IF([.H54]=&quot;eerht&quot;;&quot;3&quot;;IF([.H54]=&quot;ruof&quot;;&quot;4&quot;;IF([.H54]=&quot;evif&quot;;&quot;5&quot;;IF([.H54]=&quot;xis&quot;;&quot;6&quot;;IF([.H54]=&quot;neves&quot;;&quot;7&quot;;IF([.H54]=&quot;thgie&quot;;&quot;8&quot;;IF([.H54]=&quot;enin&quot;;&quot;9&quot;;IF([.H54]=&quot;orez&quot;;&quot;0&quot;;[.H54])))))))))))" office:value-type="string" office:string-value="1" calcext:value-type="string">
            <text:p>1</text:p>
          </table:table-cell>
          <table:table-cell table:formula="of:=IF(ISNA([.G54]);&quot;&quot;;VALUE(COM.MICROSOFT.CONCAT([.I54:.J54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9four184five9</text:p>
          </table:table-cell>
          <table:table-cell table:style-name="ce4" table:formula="of:=ORG.LIBREOFFICE.REGEX([.A55];&quot;\D&quot;;&quot;&quot;;&quot;g&quot;)" office:value-type="string" office:string-value="91849" calcext:value-type="string">
            <text:p>91849</text:p>
          </table:table-cell>
          <table:table-cell table:formula="of:=LEFT([.B55];1)" office:value-type="string" office:string-value="9" calcext:value-type="string">
            <text:p>9</text:p>
          </table:table-cell>
          <table:table-cell table:style-name="ce5" table:formula="of:=RIGHT([.B55];1)" office:value-type="string" office:string-value="9" calcext:value-type="string">
            <text:p>9</text:p>
          </table:table-cell>
          <table:table-cell table:formula="of:=VALUE(COM.MICROSOFT.CONCAT([.C55];[.D55]))" office:value-type="float" office:value="99" calcext:value-type="float">
            <text:p>99</text:p>
          </table:table-cell>
          <table:table-cell table:style-name="ce14" table:formula="of:=(STRREV([.A55]))" office:value-type="string" office:string-value="9evif481ruof9ruof" calcext:value-type="string">
            <text:p>9evif481ruof9ruof</text:p>
          </table:table-cell>
          <table:table-cell table:formula="of:=ORG.LIBREOFFICE.REGEX([.A55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55];&quot;eno|owt|eerht|ruof|evif|xis|neves|thgie|enin|orez|\d&quot;;;1)" office:value-type="string" office:string-value="9" calcext:value-type="string">
            <text:p>9</text:p>
          </table:table-cell>
          <table:table-cell table:formula="of:=IF(ISNA([.G55]);&quot;&quot;;IF([.G55]=&quot;one&quot;;&quot;1&quot;;IF([.G55]=&quot;two&quot;;&quot;2&quot;;IF([.G55]=&quot;three&quot;;&quot;3&quot;;IF([.G55]=&quot;four&quot;;&quot;4&quot;;IF([.G55]=&quot;five&quot;;&quot;5&quot;;IF([.G55]=&quot;six&quot;;&quot;6&quot;;IF([.G55]=&quot;seven&quot;;&quot;7&quot;;IF([.G55]=&quot;eight&quot;;&quot;8&quot;;IF([.G55]=&quot;nine&quot;;&quot;9&quot;;IF([.G55]=&quot;zero&quot;;&quot;0&quot;;VALUE([.G55]))))))))))))" office:value-type="string" office:string-value="4" calcext:value-type="string">
            <text:p>4</text:p>
          </table:table-cell>
          <table:table-cell table:style-name="ce7" table:formula="of:=IF(ISNA([.H55]);&quot;&quot;;IF([.H55]=&quot;eno&quot;;&quot;1&quot;;IF([.H55]=&quot;owt&quot;;&quot;2&quot;;IF([.H55]=&quot;eerht&quot;;&quot;3&quot;;IF([.H55]=&quot;ruof&quot;;&quot;4&quot;;IF([.H55]=&quot;evif&quot;;&quot;5&quot;;IF([.H55]=&quot;xis&quot;;&quot;6&quot;;IF([.H55]=&quot;neves&quot;;&quot;7&quot;;IF([.H55]=&quot;thgie&quot;;&quot;8&quot;;IF([.H55]=&quot;enin&quot;;&quot;9&quot;;IF([.H55]=&quot;orez&quot;;&quot;0&quot;;[.H55])))))))))))" office:value-type="string" office:string-value="9" calcext:value-type="string">
            <text:p>9</text:p>
          </table:table-cell>
          <table:table-cell table:formula="of:=IF(ISNA([.G55]);&quot;&quot;;VALUE(COM.MICROSOFT.CONCAT([.I55:.J55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7seven7twobdcltwonenh</text:p>
          </table:table-cell>
          <table:table-cell table:style-name="ce4" table:formula="of:=ORG.LIBREOFFICE.REGEX([.A56];&quot;\D&quot;;&quot;&quot;;&quot;g&quot;)" office:value-type="string" office:string-value="677" calcext:value-type="string">
            <text:p>677</text:p>
          </table:table-cell>
          <table:table-cell table:formula="of:=LEFT([.B56];1)" office:value-type="string" office:string-value="6" calcext:value-type="string">
            <text:p>6</text:p>
          </table:table-cell>
          <table:table-cell table:style-name="ce5" table:formula="of:=RIGHT([.B56];1)" office:value-type="string" office:string-value="7" calcext:value-type="string">
            <text:p>7</text:p>
          </table:table-cell>
          <table:table-cell table:formula="of:=VALUE(COM.MICROSOFT.CONCAT([.C56];[.D56]))" office:value-type="float" office:value="67" calcext:value-type="float">
            <text:p>67</text:p>
          </table:table-cell>
          <table:table-cell table:style-name="ce14" table:formula="of:=(STRREV([.A56]))" office:value-type="string" office:string-value="hnenowtlcdbowt7neves76" calcext:value-type="string">
            <text:p>hnenowtlcdbowt7neves76</text:p>
          </table:table-cell>
          <table:table-cell table:formula="of:=ORG.LIBREOFFICE.REGEX([.A5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6];&quot;eno|owt|eerht|ruof|evif|xis|neves|thgie|enin|orez|\d&quot;;;1)" office:value-type="string" office:string-value="eno" calcext:value-type="string">
            <text:p>eno</text:p>
          </table:table-cell>
          <table:table-cell table:formula="of:=IF(ISNA([.G56]);&quot;&quot;;IF([.G56]=&quot;one&quot;;&quot;1&quot;;IF([.G56]=&quot;two&quot;;&quot;2&quot;;IF([.G56]=&quot;three&quot;;&quot;3&quot;;IF([.G56]=&quot;four&quot;;&quot;4&quot;;IF([.G56]=&quot;five&quot;;&quot;5&quot;;IF([.G56]=&quot;six&quot;;&quot;6&quot;;IF([.G56]=&quot;seven&quot;;&quot;7&quot;;IF([.G56]=&quot;eight&quot;;&quot;8&quot;;IF([.G56]=&quot;nine&quot;;&quot;9&quot;;IF([.G56]=&quot;zero&quot;;&quot;0&quot;;VALUE([.G56]))))))))))))" office:value-type="float" office:value="6" calcext:value-type="float">
            <text:p>6</text:p>
          </table:table-cell>
          <table:table-cell table:style-name="ce7" table:formula="of:=IF(ISNA([.H56]);&quot;&quot;;IF([.H56]=&quot;eno&quot;;&quot;1&quot;;IF([.H56]=&quot;owt&quot;;&quot;2&quot;;IF([.H56]=&quot;eerht&quot;;&quot;3&quot;;IF([.H56]=&quot;ruof&quot;;&quot;4&quot;;IF([.H56]=&quot;evif&quot;;&quot;5&quot;;IF([.H56]=&quot;xis&quot;;&quot;6&quot;;IF([.H56]=&quot;neves&quot;;&quot;7&quot;;IF([.H56]=&quot;thgie&quot;;&quot;8&quot;;IF([.H56]=&quot;enin&quot;;&quot;9&quot;;IF([.H56]=&quot;orez&quot;;&quot;0&quot;;[.H56])))))))))))" office:value-type="string" office:string-value="1" calcext:value-type="string">
            <text:p>1</text:p>
          </table:table-cell>
          <table:table-cell table:formula="of:=IF(ISNA([.G56]);&quot;&quot;;VALUE(COM.MICROSOFT.CONCAT([.I56:.J56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dbone5two16</text:p>
          </table:table-cell>
          <table:table-cell table:style-name="ce4" table:formula="of:=ORG.LIBREOFFICE.REGEX([.A57];&quot;\D&quot;;&quot;&quot;;&quot;g&quot;)" office:value-type="string" office:string-value="516" calcext:value-type="string">
            <text:p>516</text:p>
          </table:table-cell>
          <table:table-cell table:formula="of:=LEFT([.B57];1)" office:value-type="string" office:string-value="5" calcext:value-type="string">
            <text:p>5</text:p>
          </table:table-cell>
          <table:table-cell table:style-name="ce5" table:formula="of:=RIGHT([.B57];1)" office:value-type="string" office:string-value="6" calcext:value-type="string">
            <text:p>6</text:p>
          </table:table-cell>
          <table:table-cell table:formula="of:=VALUE(COM.MICROSOFT.CONCAT([.C57];[.D57]))" office:value-type="float" office:value="56" calcext:value-type="float">
            <text:p>56</text:p>
          </table:table-cell>
          <table:table-cell table:style-name="ce14" table:formula="of:=(STRREV([.A57]))" office:value-type="string" office:string-value="61owt5enobdsn" calcext:value-type="string">
            <text:p>61owt5enobdsn</text:p>
          </table:table-cell>
          <table:table-cell table:formula="of:=ORG.LIBREOFFICE.REGEX([.A5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7];&quot;eno|owt|eerht|ruof|evif|xis|neves|thgie|enin|orez|\d&quot;;;1)" office:value-type="string" office:string-value="6" calcext:value-type="string">
            <text:p>6</text:p>
          </table:table-cell>
          <table:table-cell table:formula="of:=IF(ISNA([.G57]);&quot;&quot;;IF([.G57]=&quot;one&quot;;&quot;1&quot;;IF([.G57]=&quot;two&quot;;&quot;2&quot;;IF([.G57]=&quot;three&quot;;&quot;3&quot;;IF([.G57]=&quot;four&quot;;&quot;4&quot;;IF([.G57]=&quot;five&quot;;&quot;5&quot;;IF([.G57]=&quot;six&quot;;&quot;6&quot;;IF([.G57]=&quot;seven&quot;;&quot;7&quot;;IF([.G57]=&quot;eight&quot;;&quot;8&quot;;IF([.G57]=&quot;nine&quot;;&quot;9&quot;;IF([.G57]=&quot;zero&quot;;&quot;0&quot;;VALUE([.G57]))))))))))))" office:value-type="string" office:string-value="1" calcext:value-type="string">
            <text:p>1</text:p>
          </table:table-cell>
          <table:table-cell table:style-name="ce7" table:formula="of:=IF(ISNA([.H57]);&quot;&quot;;IF([.H57]=&quot;eno&quot;;&quot;1&quot;;IF([.H57]=&quot;owt&quot;;&quot;2&quot;;IF([.H57]=&quot;eerht&quot;;&quot;3&quot;;IF([.H57]=&quot;ruof&quot;;&quot;4&quot;;IF([.H57]=&quot;evif&quot;;&quot;5&quot;;IF([.H57]=&quot;xis&quot;;&quot;6&quot;;IF([.H57]=&quot;neves&quot;;&quot;7&quot;;IF([.H57]=&quot;thgie&quot;;&quot;8&quot;;IF([.H57]=&quot;enin&quot;;&quot;9&quot;;IF([.H57]=&quot;orez&quot;;&quot;0&quot;;[.H57])))))))))))" office:value-type="string" office:string-value="6" calcext:value-type="string">
            <text:p>6</text:p>
          </table:table-cell>
          <table:table-cell table:formula="of:=IF(ISNA([.G57]);&quot;&quot;;VALUE(COM.MICROSOFT.CONCAT([.I57:.J57])))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ixsix3jxfctsrsvfcrpbxtthmspdlqqrnckxtngnx</text:p>
          </table:table-cell>
          <table:table-cell table:style-name="ce4" table:formula="of:=ORG.LIBREOFFICE.REGEX([.A58];&quot;\D&quot;;&quot;&quot;;&quot;g&quot;)" office:value-type="string" office:string-value="3" calcext:value-type="string">
            <text:p>3</text:p>
          </table:table-cell>
          <table:table-cell table:formula="of:=LEFT([.B58];1)" office:value-type="string" office:string-value="3" calcext:value-type="string">
            <text:p>3</text:p>
          </table:table-cell>
          <table:table-cell table:style-name="ce5" table:formula="of:=RIGHT([.B58];1)" office:value-type="string" office:string-value="3" calcext:value-type="string">
            <text:p>3</text:p>
          </table:table-cell>
          <table:table-cell table:formula="of:=VALUE(COM.MICROSOFT.CONCAT([.C58];[.D58]))" office:value-type="float" office:value="33" calcext:value-type="float">
            <text:p>33</text:p>
          </table:table-cell>
          <table:table-cell table:style-name="ce14" table:formula="of:=(STRREV([.A58]))" office:value-type="string" office:string-value="xngntxkcnrqqldpsmhttxbprcfvsrstcfxj3xisxis" calcext:value-type="string">
            <text:p>xngntxkcnrqqldpsmhttxbprcfvsrstcfxj3xisxis</text:p>
          </table:table-cell>
          <table:table-cell table:formula="of:=ORG.LIBREOFFICE.REGEX([.A5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8];&quot;eno|owt|eerht|ruof|evif|xis|neves|thgie|enin|orez|\d&quot;;;1)" office:value-type="string" office:string-value="3" calcext:value-type="string">
            <text:p>3</text:p>
          </table:table-cell>
          <table:table-cell table:formula="of:=IF(ISNA([.G58]);&quot;&quot;;IF([.G58]=&quot;one&quot;;&quot;1&quot;;IF([.G58]=&quot;two&quot;;&quot;2&quot;;IF([.G58]=&quot;three&quot;;&quot;3&quot;;IF([.G58]=&quot;four&quot;;&quot;4&quot;;IF([.G58]=&quot;five&quot;;&quot;5&quot;;IF([.G58]=&quot;six&quot;;&quot;6&quot;;IF([.G58]=&quot;seven&quot;;&quot;7&quot;;IF([.G58]=&quot;eight&quot;;&quot;8&quot;;IF([.G58]=&quot;nine&quot;;&quot;9&quot;;IF([.G58]=&quot;zero&quot;;&quot;0&quot;;VALUE([.G58]))))))))))))" office:value-type="string" office:string-value="6" calcext:value-type="string">
            <text:p>6</text:p>
          </table:table-cell>
          <table:table-cell table:style-name="ce7" table:formula="of:=IF(ISNA([.H58]);&quot;&quot;;IF([.H58]=&quot;eno&quot;;&quot;1&quot;;IF([.H58]=&quot;owt&quot;;&quot;2&quot;;IF([.H58]=&quot;eerht&quot;;&quot;3&quot;;IF([.H58]=&quot;ruof&quot;;&quot;4&quot;;IF([.H58]=&quot;evif&quot;;&quot;5&quot;;IF([.H58]=&quot;xis&quot;;&quot;6&quot;;IF([.H58]=&quot;neves&quot;;&quot;7&quot;;IF([.H58]=&quot;thgie&quot;;&quot;8&quot;;IF([.H58]=&quot;enin&quot;;&quot;9&quot;;IF([.H58]=&quot;orez&quot;;&quot;0&quot;;[.H58])))))))))))" office:value-type="string" office:string-value="3" calcext:value-type="string">
            <text:p>3</text:p>
          </table:table-cell>
          <table:table-cell table:formula="of:=IF(ISNA([.G58]);&quot;&quot;;VALUE(COM.MICROSOFT.CONCAT([.I58:.J58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xftk3svcczpknmfourhlndmg</text:p>
          </table:table-cell>
          <table:table-cell table:style-name="ce4" table:formula="of:=ORG.LIBREOFFICE.REGEX([.A59];&quot;\D&quot;;&quot;&quot;;&quot;g&quot;)" office:value-type="string" office:string-value="3" calcext:value-type="string">
            <text:p>3</text:p>
          </table:table-cell>
          <table:table-cell table:formula="of:=LEFT([.B59];1)" office:value-type="string" office:string-value="3" calcext:value-type="string">
            <text:p>3</text:p>
          </table:table-cell>
          <table:table-cell table:style-name="ce5" table:formula="of:=RIGHT([.B59];1)" office:value-type="string" office:string-value="3" calcext:value-type="string">
            <text:p>3</text:p>
          </table:table-cell>
          <table:table-cell table:formula="of:=VALUE(COM.MICROSOFT.CONCAT([.C59];[.D59]))" office:value-type="float" office:value="33" calcext:value-type="float">
            <text:p>33</text:p>
          </table:table-cell>
          <table:table-cell table:style-name="ce14" table:formula="of:=(STRREV([.A59]))" office:value-type="string" office:string-value="gmdnlhruofmnkpzccvs3ktfxf" calcext:value-type="string">
            <text:p>gmdnlhruofmnkpzccvs3ktfxf</text:p>
          </table:table-cell>
          <table:table-cell table:formula="of:=ORG.LIBREOFFICE.REGEX([.A5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9];&quot;eno|owt|eerht|ruof|evif|xis|neves|thgie|enin|orez|\d&quot;;;1)" office:value-type="string" office:string-value="ruof" calcext:value-type="string">
            <text:p>ruof</text:p>
          </table:table-cell>
          <table:table-cell table:formula="of:=IF(ISNA([.G59]);&quot;&quot;;IF([.G59]=&quot;one&quot;;&quot;1&quot;;IF([.G59]=&quot;two&quot;;&quot;2&quot;;IF([.G59]=&quot;three&quot;;&quot;3&quot;;IF([.G59]=&quot;four&quot;;&quot;4&quot;;IF([.G59]=&quot;five&quot;;&quot;5&quot;;IF([.G59]=&quot;six&quot;;&quot;6&quot;;IF([.G59]=&quot;seven&quot;;&quot;7&quot;;IF([.G59]=&quot;eight&quot;;&quot;8&quot;;IF([.G59]=&quot;nine&quot;;&quot;9&quot;;IF([.G59]=&quot;zero&quot;;&quot;0&quot;;VALUE([.G59]))))))))))))" office:value-type="float" office:value="3" calcext:value-type="float">
            <text:p>3</text:p>
          </table:table-cell>
          <table:table-cell table:style-name="ce7" table:formula="of:=IF(ISNA([.H59]);&quot;&quot;;IF([.H59]=&quot;eno&quot;;&quot;1&quot;;IF([.H59]=&quot;owt&quot;;&quot;2&quot;;IF([.H59]=&quot;eerht&quot;;&quot;3&quot;;IF([.H59]=&quot;ruof&quot;;&quot;4&quot;;IF([.H59]=&quot;evif&quot;;&quot;5&quot;;IF([.H59]=&quot;xis&quot;;&quot;6&quot;;IF([.H59]=&quot;neves&quot;;&quot;7&quot;;IF([.H59]=&quot;thgie&quot;;&quot;8&quot;;IF([.H59]=&quot;enin&quot;;&quot;9&quot;;IF([.H59]=&quot;orez&quot;;&quot;0&quot;;[.H59])))))))))))" office:value-type="string" office:string-value="4" calcext:value-type="string">
            <text:p>4</text:p>
          </table:table-cell>
          <table:table-cell table:formula="of:=IF(ISNA([.G59]);&quot;&quot;;VALUE(COM.MICROSOFT.CONCAT([.I59:.J59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sevenmrlkcqx4three</text:p>
          </table:table-cell>
          <table:table-cell table:style-name="ce4" table:formula="of:=ORG.LIBREOFFICE.REGEX([.A60];&quot;\D&quot;;&quot;&quot;;&quot;g&quot;)" office:value-type="string" office:string-value="44" calcext:value-type="string">
            <text:p>44</text:p>
          </table:table-cell>
          <table:table-cell table:formula="of:=LEFT([.B60];1)" office:value-type="string" office:string-value="4" calcext:value-type="string">
            <text:p>4</text:p>
          </table:table-cell>
          <table:table-cell table:style-name="ce5" table:formula="of:=RIGHT([.B60];1)" office:value-type="string" office:string-value="4" calcext:value-type="string">
            <text:p>4</text:p>
          </table:table-cell>
          <table:table-cell table:formula="of:=VALUE(COM.MICROSOFT.CONCAT([.C60];[.D60]))" office:value-type="float" office:value="44" calcext:value-type="float">
            <text:p>44</text:p>
          </table:table-cell>
          <table:table-cell table:style-name="ce14" table:formula="of:=(STRREV([.A60]))" office:value-type="string" office:string-value="eerht4xqcklrmneves4thgie" calcext:value-type="string">
            <text:p>eerht4xqcklrmneves4thgie</text:p>
          </table:table-cell>
          <table:table-cell table:formula="of:=ORG.LIBREOFFICE.REGEX([.A6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60]);&quot;&quot;;IF([.G60]=&quot;one&quot;;&quot;1&quot;;IF([.G60]=&quot;two&quot;;&quot;2&quot;;IF([.G60]=&quot;three&quot;;&quot;3&quot;;IF([.G60]=&quot;four&quot;;&quot;4&quot;;IF([.G60]=&quot;five&quot;;&quot;5&quot;;IF([.G60]=&quot;six&quot;;&quot;6&quot;;IF([.G60]=&quot;seven&quot;;&quot;7&quot;;IF([.G60]=&quot;eight&quot;;&quot;8&quot;;IF([.G60]=&quot;nine&quot;;&quot;9&quot;;IF([.G60]=&quot;zero&quot;;&quot;0&quot;;VALUE([.G60]))))))))))))" office:value-type="string" office:string-value="8" calcext:value-type="string">
            <text:p>8</text:p>
          </table:table-cell>
          <table:table-cell table:style-name="ce7" table:formula="of:=IF(ISNA([.H60]);&quot;&quot;;IF([.H60]=&quot;eno&quot;;&quot;1&quot;;IF([.H60]=&quot;owt&quot;;&quot;2&quot;;IF([.H60]=&quot;eerht&quot;;&quot;3&quot;;IF([.H60]=&quot;ruof&quot;;&quot;4&quot;;IF([.H60]=&quot;evif&quot;;&quot;5&quot;;IF([.H60]=&quot;xis&quot;;&quot;6&quot;;IF([.H60]=&quot;neves&quot;;&quot;7&quot;;IF([.H60]=&quot;thgie&quot;;&quot;8&quot;;IF([.H60]=&quot;enin&quot;;&quot;9&quot;;IF([.H60]=&quot;orez&quot;;&quot;0&quot;;[.H60])))))))))))" office:value-type="string" office:string-value="3" calcext:value-type="string">
            <text:p>3</text:p>
          </table:table-cell>
          <table:table-cell table:formula="of:=IF(ISNA([.G60]);&quot;&quot;;VALUE(COM.MICROSOFT.CONCAT([.I60:.J60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ninerpcrqt46gtnlzlmknine</text:p>
          </table:table-cell>
          <table:table-cell table:style-name="ce4" table:formula="of:=ORG.LIBREOFFICE.REGEX([.A61];&quot;\D&quot;;&quot;&quot;;&quot;g&quot;)" office:value-type="string" office:string-value="746" calcext:value-type="string">
            <text:p>746</text:p>
          </table:table-cell>
          <table:table-cell table:formula="of:=LEFT([.B61];1)" office:value-type="string" office:string-value="7" calcext:value-type="string">
            <text:p>7</text:p>
          </table:table-cell>
          <table:table-cell table:style-name="ce5" table:formula="of:=RIGHT([.B61];1)" office:value-type="string" office:string-value="6" calcext:value-type="string">
            <text:p>6</text:p>
          </table:table-cell>
          <table:table-cell table:formula="of:=VALUE(COM.MICROSOFT.CONCAT([.C61];[.D61]))" office:value-type="float" office:value="76" calcext:value-type="float">
            <text:p>76</text:p>
          </table:table-cell>
          <table:table-cell table:style-name="ce14" table:formula="of:=(STRREV([.A61]))" office:value-type="string" office:string-value="eninkmlzlntg64tqrcprenin7" calcext:value-type="string">
            <text:p>eninkmlzlntg64tqrcprenin7</text:p>
          </table:table-cell>
          <table:table-cell table:formula="of:=ORG.LIBREOFFICE.REGEX([.A6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1];&quot;eno|owt|eerht|ruof|evif|xis|neves|thgie|enin|orez|\d&quot;;;1)" office:value-type="string" office:string-value="enin" calcext:value-type="string">
            <text:p>enin</text:p>
          </table:table-cell>
          <table:table-cell table:formula="of:=IF(ISNA([.G61]);&quot;&quot;;IF([.G61]=&quot;one&quot;;&quot;1&quot;;IF([.G61]=&quot;two&quot;;&quot;2&quot;;IF([.G61]=&quot;three&quot;;&quot;3&quot;;IF([.G61]=&quot;four&quot;;&quot;4&quot;;IF([.G61]=&quot;five&quot;;&quot;5&quot;;IF([.G61]=&quot;six&quot;;&quot;6&quot;;IF([.G61]=&quot;seven&quot;;&quot;7&quot;;IF([.G61]=&quot;eight&quot;;&quot;8&quot;;IF([.G61]=&quot;nine&quot;;&quot;9&quot;;IF([.G61]=&quot;zero&quot;;&quot;0&quot;;VALUE([.G61]))))))))))))" office:value-type="float" office:value="7" calcext:value-type="float">
            <text:p>7</text:p>
          </table:table-cell>
          <table:table-cell table:style-name="ce7" table:formula="of:=IF(ISNA([.H61]);&quot;&quot;;IF([.H61]=&quot;eno&quot;;&quot;1&quot;;IF([.H61]=&quot;owt&quot;;&quot;2&quot;;IF([.H61]=&quot;eerht&quot;;&quot;3&quot;;IF([.H61]=&quot;ruof&quot;;&quot;4&quot;;IF([.H61]=&quot;evif&quot;;&quot;5&quot;;IF([.H61]=&quot;xis&quot;;&quot;6&quot;;IF([.H61]=&quot;neves&quot;;&quot;7&quot;;IF([.H61]=&quot;thgie&quot;;&quot;8&quot;;IF([.H61]=&quot;enin&quot;;&quot;9&quot;;IF([.H61]=&quot;orez&quot;;&quot;0&quot;;[.H61])))))))))))" office:value-type="string" office:string-value="9" calcext:value-type="string">
            <text:p>9</text:p>
          </table:table-cell>
          <table:table-cell table:formula="of:=IF(ISNA([.G61]);&quot;&quot;;VALUE(COM.MICROSOFT.CONCAT([.I61:.J61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pggtwohcckscs5eighttwo</text:p>
          </table:table-cell>
          <table:table-cell table:style-name="ce4" table:formula="of:=ORG.LIBREOFFICE.REGEX([.A62];&quot;\D&quot;;&quot;&quot;;&quot;g&quot;)" office:value-type="string" office:string-value="5" calcext:value-type="string">
            <text:p>5</text:p>
          </table:table-cell>
          <table:table-cell table:formula="of:=LEFT([.B62];1)" office:value-type="string" office:string-value="5" calcext:value-type="string">
            <text:p>5</text:p>
          </table:table-cell>
          <table:table-cell table:style-name="ce5" table:formula="of:=RIGHT([.B62];1)" office:value-type="string" office:string-value="5" calcext:value-type="string">
            <text:p>5</text:p>
          </table:table-cell>
          <table:table-cell table:formula="of:=VALUE(COM.MICROSOFT.CONCAT([.C62];[.D62]))" office:value-type="float" office:value="55" calcext:value-type="float">
            <text:p>55</text:p>
          </table:table-cell>
          <table:table-cell table:style-name="ce14" table:formula="of:=(STRREV([.A62]))" office:value-type="string" office:string-value="owtthgie5scskcchowtggpph" calcext:value-type="string">
            <text:p>owtthgie5scskcchowtggpph</text:p>
          </table:table-cell>
          <table:table-cell table:formula="of:=ORG.LIBREOFFICE.REGEX([.A6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2];&quot;eno|owt|eerht|ruof|evif|xis|neves|thgie|enin|orez|\d&quot;;;1)" office:value-type="string" office:string-value="owt" calcext:value-type="string">
            <text:p>owt</text:p>
          </table:table-cell>
          <table:table-cell table:formula="of:=IF(ISNA([.G62]);&quot;&quot;;IF([.G62]=&quot;one&quot;;&quot;1&quot;;IF([.G62]=&quot;two&quot;;&quot;2&quot;;IF([.G62]=&quot;three&quot;;&quot;3&quot;;IF([.G62]=&quot;four&quot;;&quot;4&quot;;IF([.G62]=&quot;five&quot;;&quot;5&quot;;IF([.G62]=&quot;six&quot;;&quot;6&quot;;IF([.G62]=&quot;seven&quot;;&quot;7&quot;;IF([.G62]=&quot;eight&quot;;&quot;8&quot;;IF([.G62]=&quot;nine&quot;;&quot;9&quot;;IF([.G62]=&quot;zero&quot;;&quot;0&quot;;VALUE([.G62]))))))))))))" office:value-type="string" office:string-value="2" calcext:value-type="string">
            <text:p>2</text:p>
          </table:table-cell>
          <table:table-cell table:style-name="ce7" table:formula="of:=IF(ISNA([.H62]);&quot;&quot;;IF([.H62]=&quot;eno&quot;;&quot;1&quot;;IF([.H62]=&quot;owt&quot;;&quot;2&quot;;IF([.H62]=&quot;eerht&quot;;&quot;3&quot;;IF([.H62]=&quot;ruof&quot;;&quot;4&quot;;IF([.H62]=&quot;evif&quot;;&quot;5&quot;;IF([.H62]=&quot;xis&quot;;&quot;6&quot;;IF([.H62]=&quot;neves&quot;;&quot;7&quot;;IF([.H62]=&quot;thgie&quot;;&quot;8&quot;;IF([.H62]=&quot;enin&quot;;&quot;9&quot;;IF([.H62]=&quot;orez&quot;;&quot;0&quot;;[.H62])))))))))))" office:value-type="string" office:string-value="2" calcext:value-type="string">
            <text:p>2</text:p>
          </table:table-cell>
          <table:table-cell table:formula="of:=IF(ISNA([.G62]);&quot;&quot;;VALUE(COM.MICROSOFT.CONCAT([.I62:.J6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hzdqznlbkthreephllsb32eighttwo9six</text:p>
          </table:table-cell>
          <table:table-cell table:style-name="ce4" table:formula="of:=ORG.LIBREOFFICE.REGEX([.A63];&quot;\D&quot;;&quot;&quot;;&quot;g&quot;)" office:value-type="string" office:string-value="329" calcext:value-type="string">
            <text:p>329</text:p>
          </table:table-cell>
          <table:table-cell table:formula="of:=LEFT([.B63];1)" office:value-type="string" office:string-value="3" calcext:value-type="string">
            <text:p>3</text:p>
          </table:table-cell>
          <table:table-cell table:style-name="ce5" table:formula="of:=RIGHT([.B63];1)" office:value-type="string" office:string-value="9" calcext:value-type="string">
            <text:p>9</text:p>
          </table:table-cell>
          <table:table-cell table:formula="of:=VALUE(COM.MICROSOFT.CONCAT([.C63];[.D63]))" office:value-type="float" office:value="39" calcext:value-type="float">
            <text:p>39</text:p>
          </table:table-cell>
          <table:table-cell table:style-name="ce14" table:formula="of:=(STRREV([.A63]))" office:value-type="string" office:string-value="xis9owtthgie23bsllhpeerhtkblnzqdzhp" calcext:value-type="string">
            <text:p>xis9owtthgie23bsllhpeerhtkblnzqdzhp</text:p>
          </table:table-cell>
          <table:table-cell table:formula="of:=ORG.LIBREOFFICE.REGEX([.A63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3];&quot;eno|owt|eerht|ruof|evif|xis|neves|thgie|enin|orez|\d&quot;;;1)" office:value-type="string" office:string-value="xis" calcext:value-type="string">
            <text:p>xis</text:p>
          </table:table-cell>
          <table:table-cell table:formula="of:=IF(ISNA([.G63]);&quot;&quot;;IF([.G63]=&quot;one&quot;;&quot;1&quot;;IF([.G63]=&quot;two&quot;;&quot;2&quot;;IF([.G63]=&quot;three&quot;;&quot;3&quot;;IF([.G63]=&quot;four&quot;;&quot;4&quot;;IF([.G63]=&quot;five&quot;;&quot;5&quot;;IF([.G63]=&quot;six&quot;;&quot;6&quot;;IF([.G63]=&quot;seven&quot;;&quot;7&quot;;IF([.G63]=&quot;eight&quot;;&quot;8&quot;;IF([.G63]=&quot;nine&quot;;&quot;9&quot;;IF([.G63]=&quot;zero&quot;;&quot;0&quot;;VALUE([.G63]))))))))))))" office:value-type="string" office:string-value="3" calcext:value-type="string">
            <text:p>3</text:p>
          </table:table-cell>
          <table:table-cell table:style-name="ce7" table:formula="of:=IF(ISNA([.H63]);&quot;&quot;;IF([.H63]=&quot;eno&quot;;&quot;1&quot;;IF([.H63]=&quot;owt&quot;;&quot;2&quot;;IF([.H63]=&quot;eerht&quot;;&quot;3&quot;;IF([.H63]=&quot;ruof&quot;;&quot;4&quot;;IF([.H63]=&quot;evif&quot;;&quot;5&quot;;IF([.H63]=&quot;xis&quot;;&quot;6&quot;;IF([.H63]=&quot;neves&quot;;&quot;7&quot;;IF([.H63]=&quot;thgie&quot;;&quot;8&quot;;IF([.H63]=&quot;enin&quot;;&quot;9&quot;;IF([.H63]=&quot;orez&quot;;&quot;0&quot;;[.H63])))))))))))" office:value-type="string" office:string-value="6" calcext:value-type="string">
            <text:p>6</text:p>
          </table:table-cell>
          <table:table-cell table:formula="of:=IF(ISNA([.G63]);&quot;&quot;;VALUE(COM.MICROSOFT.CONCAT([.I63:.J63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8fxcmngbnine3</text:p>
          </table:table-cell>
          <table:table-cell table:style-name="ce4" table:formula="of:=ORG.LIBREOFFICE.REGEX([.A64];&quot;\D&quot;;&quot;&quot;;&quot;g&quot;)" office:value-type="string" office:string-value="683" calcext:value-type="string">
            <text:p>683</text:p>
          </table:table-cell>
          <table:table-cell table:formula="of:=LEFT([.B64];1)" office:value-type="string" office:string-value="6" calcext:value-type="string">
            <text:p>6</text:p>
          </table:table-cell>
          <table:table-cell table:style-name="ce5" table:formula="of:=RIGHT([.B64];1)" office:value-type="string" office:string-value="3" calcext:value-type="string">
            <text:p>3</text:p>
          </table:table-cell>
          <table:table-cell table:formula="of:=VALUE(COM.MICROSOFT.CONCAT([.C64];[.D64]))" office:value-type="float" office:value="63" calcext:value-type="float">
            <text:p>63</text:p>
          </table:table-cell>
          <table:table-cell table:style-name="ce14" table:formula="of:=(STRREV([.A64]))" office:value-type="string" office:string-value="3eninbgnmcxf8ruof6" calcext:value-type="string">
            <text:p>3eninbgnmcxf8ruof6</text:p>
          </table:table-cell>
          <table:table-cell table:formula="of:=ORG.LIBREOFFICE.REGEX([.A6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];&quot;eno|owt|eerht|ruof|evif|xis|neves|thgie|enin|orez|\d&quot;;;1)" office:value-type="string" office:string-value="3" calcext:value-type="string">
            <text:p>3</text:p>
          </table:table-cell>
          <table:table-cell table:formula="of:=IF(ISNA([.G64]);&quot;&quot;;IF([.G64]=&quot;one&quot;;&quot;1&quot;;IF([.G64]=&quot;two&quot;;&quot;2&quot;;IF([.G64]=&quot;three&quot;;&quot;3&quot;;IF([.G64]=&quot;four&quot;;&quot;4&quot;;IF([.G64]=&quot;five&quot;;&quot;5&quot;;IF([.G64]=&quot;six&quot;;&quot;6&quot;;IF([.G64]=&quot;seven&quot;;&quot;7&quot;;IF([.G64]=&quot;eight&quot;;&quot;8&quot;;IF([.G64]=&quot;nine&quot;;&quot;9&quot;;IF([.G64]=&quot;zero&quot;;&quot;0&quot;;VALUE([.G64]))))))))))))" office:value-type="float" office:value="6" calcext:value-type="float">
            <text:p>6</text:p>
          </table:table-cell>
          <table:table-cell table:style-name="ce7" table:formula="of:=IF(ISNA([.H64]);&quot;&quot;;IF([.H64]=&quot;eno&quot;;&quot;1&quot;;IF([.H64]=&quot;owt&quot;;&quot;2&quot;;IF([.H64]=&quot;eerht&quot;;&quot;3&quot;;IF([.H64]=&quot;ruof&quot;;&quot;4&quot;;IF([.H64]=&quot;evif&quot;;&quot;5&quot;;IF([.H64]=&quot;xis&quot;;&quot;6&quot;;IF([.H64]=&quot;neves&quot;;&quot;7&quot;;IF([.H64]=&quot;thgie&quot;;&quot;8&quot;;IF([.H64]=&quot;enin&quot;;&quot;9&quot;;IF([.H64]=&quot;orez&quot;;&quot;0&quot;;[.H64])))))))))))" office:value-type="string" office:string-value="3" calcext:value-type="string">
            <text:p>3</text:p>
          </table:table-cell>
          <table:table-cell table:formula="of:=IF(ISNA([.G64]);&quot;&quot;;VALUE(COM.MICROSOFT.CONCAT([.I64:.J64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6five23seven</text:p>
          </table:table-cell>
          <table:table-cell table:style-name="ce4" table:formula="of:=ORG.LIBREOFFICE.REGEX([.A65];&quot;\D&quot;;&quot;&quot;;&quot;g&quot;)" office:value-type="string" office:string-value="623" calcext:value-type="string">
            <text:p>623</text:p>
          </table:table-cell>
          <table:table-cell table:formula="of:=LEFT([.B65];1)" office:value-type="string" office:string-value="6" calcext:value-type="string">
            <text:p>6</text:p>
          </table:table-cell>
          <table:table-cell table:style-name="ce5" table:formula="of:=RIGHT([.B65];1)" office:value-type="string" office:string-value="3" calcext:value-type="string">
            <text:p>3</text:p>
          </table:table-cell>
          <table:table-cell table:formula="of:=VALUE(COM.MICROSOFT.CONCAT([.C65];[.D65]))" office:value-type="float" office:value="63" calcext:value-type="float">
            <text:p>63</text:p>
          </table:table-cell>
          <table:table-cell table:style-name="ce14" table:formula="of:=(STRREV([.A65]))" office:value-type="string" office:string-value="neves32evif6neves" calcext:value-type="string">
            <text:p>neves32evif6neves</text:p>
          </table:table-cell>
          <table:table-cell table:formula="of:=ORG.LIBREOFFICE.REGEX([.A6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5]);&quot;&quot;;IF([.G65]=&quot;one&quot;;&quot;1&quot;;IF([.G65]=&quot;two&quot;;&quot;2&quot;;IF([.G65]=&quot;three&quot;;&quot;3&quot;;IF([.G65]=&quot;four&quot;;&quot;4&quot;;IF([.G65]=&quot;five&quot;;&quot;5&quot;;IF([.G65]=&quot;six&quot;;&quot;6&quot;;IF([.G65]=&quot;seven&quot;;&quot;7&quot;;IF([.G65]=&quot;eight&quot;;&quot;8&quot;;IF([.G65]=&quot;nine&quot;;&quot;9&quot;;IF([.G65]=&quot;zero&quot;;&quot;0&quot;;VALUE([.G65]))))))))))))" office:value-type="string" office:string-value="7" calcext:value-type="string">
            <text:p>7</text:p>
          </table:table-cell>
          <table:table-cell table:style-name="ce7" table:formula="of:=IF(ISNA([.H65]);&quot;&quot;;IF([.H65]=&quot;eno&quot;;&quot;1&quot;;IF([.H65]=&quot;owt&quot;;&quot;2&quot;;IF([.H65]=&quot;eerht&quot;;&quot;3&quot;;IF([.H65]=&quot;ruof&quot;;&quot;4&quot;;IF([.H65]=&quot;evif&quot;;&quot;5&quot;;IF([.H65]=&quot;xis&quot;;&quot;6&quot;;IF([.H65]=&quot;neves&quot;;&quot;7&quot;;IF([.H65]=&quot;thgie&quot;;&quot;8&quot;;IF([.H65]=&quot;enin&quot;;&quot;9&quot;;IF([.H65]=&quot;orez&quot;;&quot;0&quot;;[.H65])))))))))))" office:value-type="string" office:string-value="7" calcext:value-type="string">
            <text:p>7</text:p>
          </table:table-cell>
          <table:table-cell table:formula="of:=IF(ISNA([.G65]);&quot;&quot;;VALUE(COM.MICROSOFT.CONCAT([.I65:.J65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even6bfqkxsjvcpninehmprgsldb</text:p>
          </table:table-cell>
          <table:table-cell table:style-name="ce4" table:formula="of:=ORG.LIBREOFFICE.REGEX([.A66];&quot;\D&quot;;&quot;&quot;;&quot;g&quot;)" office:value-type="string" office:string-value="96" calcext:value-type="string">
            <text:p>96</text:p>
          </table:table-cell>
          <table:table-cell table:formula="of:=LEFT([.B66];1)" office:value-type="string" office:string-value="9" calcext:value-type="string">
            <text:p>9</text:p>
          </table:table-cell>
          <table:table-cell table:style-name="ce5" table:formula="of:=RIGHT([.B66];1)" office:value-type="string" office:string-value="6" calcext:value-type="string">
            <text:p>6</text:p>
          </table:table-cell>
          <table:table-cell table:formula="of:=VALUE(COM.MICROSOFT.CONCAT([.C66];[.D66]))" office:value-type="float" office:value="96" calcext:value-type="float">
            <text:p>96</text:p>
          </table:table-cell>
          <table:table-cell table:style-name="ce14" table:formula="of:=(STRREV([.A66]))" office:value-type="string" office:string-value="bdlsgrpmheninpcvjsxkqfb6neves9" calcext:value-type="string">
            <text:p>bdlsgrpmheninpcvjsxkqfb6neves9</text:p>
          </table:table-cell>
          <table:table-cell table:formula="of:=ORG.LIBREOFFICE.REGEX([.A6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6];&quot;eno|owt|eerht|ruof|evif|xis|neves|thgie|enin|orez|\d&quot;;;1)" office:value-type="string" office:string-value="enin" calcext:value-type="string">
            <text:p>enin</text:p>
          </table:table-cell>
          <table:table-cell table:formula="of:=IF(ISNA([.G66]);&quot;&quot;;IF([.G66]=&quot;one&quot;;&quot;1&quot;;IF([.G66]=&quot;two&quot;;&quot;2&quot;;IF([.G66]=&quot;three&quot;;&quot;3&quot;;IF([.G66]=&quot;four&quot;;&quot;4&quot;;IF([.G66]=&quot;five&quot;;&quot;5&quot;;IF([.G66]=&quot;six&quot;;&quot;6&quot;;IF([.G66]=&quot;seven&quot;;&quot;7&quot;;IF([.G66]=&quot;eight&quot;;&quot;8&quot;;IF([.G66]=&quot;nine&quot;;&quot;9&quot;;IF([.G66]=&quot;zero&quot;;&quot;0&quot;;VALUE([.G66]))))))))))))" office:value-type="float" office:value="9" calcext:value-type="float">
            <text:p>9</text:p>
          </table:table-cell>
          <table:table-cell table:style-name="ce7" table:formula="of:=IF(ISNA([.H66]);&quot;&quot;;IF([.H66]=&quot;eno&quot;;&quot;1&quot;;IF([.H66]=&quot;owt&quot;;&quot;2&quot;;IF([.H66]=&quot;eerht&quot;;&quot;3&quot;;IF([.H66]=&quot;ruof&quot;;&quot;4&quot;;IF([.H66]=&quot;evif&quot;;&quot;5&quot;;IF([.H66]=&quot;xis&quot;;&quot;6&quot;;IF([.H66]=&quot;neves&quot;;&quot;7&quot;;IF([.H66]=&quot;thgie&quot;;&quot;8&quot;;IF([.H66]=&quot;enin&quot;;&quot;9&quot;;IF([.H66]=&quot;orez&quot;;&quot;0&quot;;[.H66])))))))))))" office:value-type="string" office:string-value="9" calcext:value-type="string">
            <text:p>9</text:p>
          </table:table-cell>
          <table:table-cell table:formula="of:=IF(ISNA([.G66]);&quot;&quot;;VALUE(COM.MICROSOFT.CONCAT([.I66:.J66])))"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ffjstchhs3rnjsmlnr3sevenlkjzkrdg3mmlgbgnnjzoneightm</text:p>
          </table:table-cell>
          <table:table-cell table:style-name="ce4" table:formula="of:=ORG.LIBREOFFICE.REGEX([.A67];&quot;\D&quot;;&quot;&quot;;&quot;g&quot;)" office:value-type="string" office:string-value="333" calcext:value-type="string">
            <text:p>333</text:p>
          </table:table-cell>
          <table:table-cell table:formula="of:=LEFT([.B67];1)" office:value-type="string" office:string-value="3" calcext:value-type="string">
            <text:p>3</text:p>
          </table:table-cell>
          <table:table-cell table:style-name="ce5" table:formula="of:=RIGHT([.B67];1)" office:value-type="string" office:string-value="3" calcext:value-type="string">
            <text:p>3</text:p>
          </table:table-cell>
          <table:table-cell table:formula="of:=VALUE(COM.MICROSOFT.CONCAT([.C67];[.D67]))" office:value-type="float" office:value="33" calcext:value-type="float">
            <text:p>33</text:p>
          </table:table-cell>
          <table:table-cell table:style-name="ce14" table:formula="of:=(STRREV([.A67]))" office:value-type="string" office:string-value="mthgienozjnngbglmm3gdrkzjklneves3rnlmsjnr3shhctsjfft" calcext:value-type="string">
            <text:p>mthgienozjnngbglmm3gdrkzjklneves3rnlmsjnr3shhctsjfft</text:p>
          </table:table-cell>
          <table:table-cell table:formula="of:=ORG.LIBREOFFICE.REGEX([.A6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7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7]);&quot;&quot;;IF([.G67]=&quot;one&quot;;&quot;1&quot;;IF([.G67]=&quot;two&quot;;&quot;2&quot;;IF([.G67]=&quot;three&quot;;&quot;3&quot;;IF([.G67]=&quot;four&quot;;&quot;4&quot;;IF([.G67]=&quot;five&quot;;&quot;5&quot;;IF([.G67]=&quot;six&quot;;&quot;6&quot;;IF([.G67]=&quot;seven&quot;;&quot;7&quot;;IF([.G67]=&quot;eight&quot;;&quot;8&quot;;IF([.G67]=&quot;nine&quot;;&quot;9&quot;;IF([.G67]=&quot;zero&quot;;&quot;0&quot;;VALUE([.G67]))))))))))))" office:value-type="float" office:value="3" calcext:value-type="float">
            <text:p>3</text:p>
          </table:table-cell>
          <table:table-cell table:style-name="ce7" table:formula="of:=IF(ISNA([.H67]);&quot;&quot;;IF([.H67]=&quot;eno&quot;;&quot;1&quot;;IF([.H67]=&quot;owt&quot;;&quot;2&quot;;IF([.H67]=&quot;eerht&quot;;&quot;3&quot;;IF([.H67]=&quot;ruof&quot;;&quot;4&quot;;IF([.H67]=&quot;evif&quot;;&quot;5&quot;;IF([.H67]=&quot;xis&quot;;&quot;6&quot;;IF([.H67]=&quot;neves&quot;;&quot;7&quot;;IF([.H67]=&quot;thgie&quot;;&quot;8&quot;;IF([.H67]=&quot;enin&quot;;&quot;9&quot;;IF([.H67]=&quot;orez&quot;;&quot;0&quot;;[.H67])))))))))))" office:value-type="string" office:string-value="8" calcext:value-type="string">
            <text:p>8</text:p>
          </table:table-cell>
          <table:table-cell table:formula="of:=IF(ISNA([.G67]);&quot;&quot;;VALUE(COM.MICROSOFT.CONCAT([.I67:.J67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4" table:formula="of:=ORG.LIBREOFFICE.REGEX([.A68];&quot;\D&quot;;&quot;&quot;;&quot;g&quot;)" office:value-type="string" office:string-value="913" calcext:value-type="string">
            <text:p>913</text:p>
          </table:table-cell>
          <table:table-cell table:formula="of:=LEFT([.B68];1)" office:value-type="string" office:string-value="9" calcext:value-type="string">
            <text:p>9</text:p>
          </table:table-cell>
          <table:table-cell table:style-name="ce5" table:formula="of:=RIGHT([.B68];1)" office:value-type="string" office:string-value="3" calcext:value-type="string">
            <text:p>3</text:p>
          </table:table-cell>
          <table:table-cell table:formula="of:=VALUE(COM.MICROSOFT.CONCAT([.C68];[.D68]))" office:value-type="float" office:value="93" calcext:value-type="float">
            <text:p>93</text:p>
          </table:table-cell>
          <table:table-cell table:style-name="ce14" table:formula="of:=(STRREV([.A68]))" office:value-type="string" office:string-value="319" calcext:value-type="string">
            <text:p>319</text:p>
          </table:table-cell>
          <table:table-cell table:formula="of:=ORG.LIBREOFFICE.REGEX([.A6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8];&quot;eno|owt|eerht|ruof|evif|xis|neves|thgie|enin|orez|\d&quot;;;1)" office:value-type="string" office:string-value="3" calcext:value-type="string">
            <text:p>3</text:p>
          </table:table-cell>
          <table:table-cell table:formula="of:=IF(ISNA([.G68]);&quot;&quot;;IF([.G68]=&quot;one&quot;;&quot;1&quot;;IF([.G68]=&quot;two&quot;;&quot;2&quot;;IF([.G68]=&quot;three&quot;;&quot;3&quot;;IF([.G68]=&quot;four&quot;;&quot;4&quot;;IF([.G68]=&quot;five&quot;;&quot;5&quot;;IF([.G68]=&quot;six&quot;;&quot;6&quot;;IF([.G68]=&quot;seven&quot;;&quot;7&quot;;IF([.G68]=&quot;eight&quot;;&quot;8&quot;;IF([.G68]=&quot;nine&quot;;&quot;9&quot;;IF([.G68]=&quot;zero&quot;;&quot;0&quot;;VALUE([.G68]))))))))))))" office:value-type="float" office:value="9" calcext:value-type="float">
            <text:p>9</text:p>
          </table:table-cell>
          <table:table-cell table:style-name="ce7" table:formula="of:=IF(ISNA([.H68]);&quot;&quot;;IF([.H68]=&quot;eno&quot;;&quot;1&quot;;IF([.H68]=&quot;owt&quot;;&quot;2&quot;;IF([.H68]=&quot;eerht&quot;;&quot;3&quot;;IF([.H68]=&quot;ruof&quot;;&quot;4&quot;;IF([.H68]=&quot;evif&quot;;&quot;5&quot;;IF([.H68]=&quot;xis&quot;;&quot;6&quot;;IF([.H68]=&quot;neves&quot;;&quot;7&quot;;IF([.H68]=&quot;thgie&quot;;&quot;8&quot;;IF([.H68]=&quot;enin&quot;;&quot;9&quot;;IF([.H68]=&quot;orez&quot;;&quot;0&quot;;[.H68])))))))))))" office:value-type="string" office:string-value="3" calcext:value-type="string">
            <text:p>3</text:p>
          </table:table-cell>
          <table:table-cell table:style-name="ce7" table:formula="of:=IF(ISNA([.G68]);&quot;&quot;;VALUE(COM.MICROSOFT.CONCAT([.I68:.J68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vsqbjjsonethreeone864ncrlpdghgkfive</text:p>
          </table:table-cell>
          <table:table-cell table:style-name="ce4" table:formula="of:=ORG.LIBREOFFICE.REGEX([.A69];&quot;\D&quot;;&quot;&quot;;&quot;g&quot;)" office:value-type="string" office:string-value="864" calcext:value-type="string">
            <text:p>864</text:p>
          </table:table-cell>
          <table:table-cell table:formula="of:=LEFT([.B69];1)" office:value-type="string" office:string-value="8" calcext:value-type="string">
            <text:p>8</text:p>
          </table:table-cell>
          <table:table-cell table:style-name="ce5" table:formula="of:=RIGHT([.B69];1)" office:value-type="string" office:string-value="4" calcext:value-type="string">
            <text:p>4</text:p>
          </table:table-cell>
          <table:table-cell table:formula="of:=VALUE(COM.MICROSOFT.CONCAT([.C69];[.D69]))" office:value-type="float" office:value="84" calcext:value-type="float">
            <text:p>84</text:p>
          </table:table-cell>
          <table:table-cell table:style-name="ce14" table:formula="of:=(STRREV([.A69]))" office:value-type="string" office:string-value="evifkghgdplrcn468enoeerhtenosjjbqsvl" calcext:value-type="string">
            <text:p>evifkghgdplrcn468enoeerhtenosjjbqsvl</text:p>
          </table:table-cell>
          <table:table-cell table:formula="of:=ORG.LIBREOFFICE.REGEX([.A69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9];&quot;eno|owt|eerht|ruof|evif|xis|neves|thgie|enin|orez|\d&quot;;;1)" office:value-type="string" office:string-value="evif" calcext:value-type="string">
            <text:p>evif</text:p>
          </table:table-cell>
          <table:table-cell table:formula="of:=IF(ISNA([.G69]);&quot;&quot;;IF([.G69]=&quot;one&quot;;&quot;1&quot;;IF([.G69]=&quot;two&quot;;&quot;2&quot;;IF([.G69]=&quot;three&quot;;&quot;3&quot;;IF([.G69]=&quot;four&quot;;&quot;4&quot;;IF([.G69]=&quot;five&quot;;&quot;5&quot;;IF([.G69]=&quot;six&quot;;&quot;6&quot;;IF([.G69]=&quot;seven&quot;;&quot;7&quot;;IF([.G69]=&quot;eight&quot;;&quot;8&quot;;IF([.G69]=&quot;nine&quot;;&quot;9&quot;;IF([.G69]=&quot;zero&quot;;&quot;0&quot;;VALUE([.G69]))))))))))))" office:value-type="string" office:string-value="1" calcext:value-type="string">
            <text:p>1</text:p>
          </table:table-cell>
          <table:table-cell table:style-name="ce7" table:formula="of:=IF(ISNA([.H69]);&quot;&quot;;IF([.H69]=&quot;eno&quot;;&quot;1&quot;;IF([.H69]=&quot;owt&quot;;&quot;2&quot;;IF([.H69]=&quot;eerht&quot;;&quot;3&quot;;IF([.H69]=&quot;ruof&quot;;&quot;4&quot;;IF([.H69]=&quot;evif&quot;;&quot;5&quot;;IF([.H69]=&quot;xis&quot;;&quot;6&quot;;IF([.H69]=&quot;neves&quot;;&quot;7&quot;;IF([.H69]=&quot;thgie&quot;;&quot;8&quot;;IF([.H69]=&quot;enin&quot;;&quot;9&quot;;IF([.H69]=&quot;orez&quot;;&quot;0&quot;;[.H69])))))))))))" office:value-type="string" office:string-value="5" calcext:value-type="string">
            <text:p>5</text:p>
          </table:table-cell>
          <table:table-cell table:formula="of:=IF(ISNA([.G69]);&quot;&quot;;VALUE(COM.MICROSOFT.CONCAT([.I69:.J69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vlmhpxcrktwo3ninejm6eightxmc</text:p>
          </table:table-cell>
          <table:table-cell table:style-name="ce4" table:formula="of:=ORG.LIBREOFFICE.REGEX([.A70];&quot;\D&quot;;&quot;&quot;;&quot;g&quot;)" office:value-type="string" office:string-value="36" calcext:value-type="string">
            <text:p>36</text:p>
          </table:table-cell>
          <table:table-cell table:formula="of:=LEFT([.B70];1)" office:value-type="string" office:string-value="3" calcext:value-type="string">
            <text:p>3</text:p>
          </table:table-cell>
          <table:table-cell table:style-name="ce5" table:formula="of:=RIGHT([.B70];1)" office:value-type="string" office:string-value="6" calcext:value-type="string">
            <text:p>6</text:p>
          </table:table-cell>
          <table:table-cell table:formula="of:=VALUE(COM.MICROSOFT.CONCAT([.C70];[.D70]))" office:value-type="float" office:value="36" calcext:value-type="float">
            <text:p>36</text:p>
          </table:table-cell>
          <table:table-cell table:style-name="ce14" table:formula="of:=(STRREV([.A70]))" office:value-type="string" office:string-value="cmxthgie6mjenin3owtkrcxphmlvf" calcext:value-type="string">
            <text:p>cmxthgie6mjenin3owtkrcxphmlvf</text:p>
          </table:table-cell>
          <table:table-cell table:formula="of:=ORG.LIBREOFFICE.REGEX([.A70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0]);&quot;&quot;;IF([.G70]=&quot;one&quot;;&quot;1&quot;;IF([.G70]=&quot;two&quot;;&quot;2&quot;;IF([.G70]=&quot;three&quot;;&quot;3&quot;;IF([.G70]=&quot;four&quot;;&quot;4&quot;;IF([.G70]=&quot;five&quot;;&quot;5&quot;;IF([.G70]=&quot;six&quot;;&quot;6&quot;;IF([.G70]=&quot;seven&quot;;&quot;7&quot;;IF([.G70]=&quot;eight&quot;;&quot;8&quot;;IF([.G70]=&quot;nine&quot;;&quot;9&quot;;IF([.G70]=&quot;zero&quot;;&quot;0&quot;;VALUE([.G70]))))))))))))" office:value-type="string" office:string-value="2" calcext:value-type="string">
            <text:p>2</text:p>
          </table:table-cell>
          <table:table-cell table:style-name="ce7" table:formula="of:=IF(ISNA([.H70]);&quot;&quot;;IF([.H70]=&quot;eno&quot;;&quot;1&quot;;IF([.H70]=&quot;owt&quot;;&quot;2&quot;;IF([.H70]=&quot;eerht&quot;;&quot;3&quot;;IF([.H70]=&quot;ruof&quot;;&quot;4&quot;;IF([.H70]=&quot;evif&quot;;&quot;5&quot;;IF([.H70]=&quot;xis&quot;;&quot;6&quot;;IF([.H70]=&quot;neves&quot;;&quot;7&quot;;IF([.H70]=&quot;thgie&quot;;&quot;8&quot;;IF([.H70]=&quot;enin&quot;;&quot;9&quot;;IF([.H70]=&quot;orez&quot;;&quot;0&quot;;[.H70])))))))))))" office:value-type="string" office:string-value="8" calcext:value-type="string">
            <text:p>8</text:p>
          </table:table-cell>
          <table:table-cell table:formula="of:=IF(ISNA([.G70]);&quot;&quot;;VALUE(COM.MICROSOFT.CONCAT([.I70:.J70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jbnc2zvxnr4</text:p>
          </table:table-cell>
          <table:table-cell table:style-name="ce4" table:formula="of:=ORG.LIBREOFFICE.REGEX([.A71];&quot;\D&quot;;&quot;&quot;;&quot;g&quot;)" office:value-type="string" office:string-value="24" calcext:value-type="string">
            <text:p>24</text:p>
          </table:table-cell>
          <table:table-cell table:formula="of:=LEFT([.B71];1)" office:value-type="string" office:string-value="2" calcext:value-type="string">
            <text:p>2</text:p>
          </table:table-cell>
          <table:table-cell table:style-name="ce5" table:formula="of:=RIGHT([.B71];1)" office:value-type="string" office:string-value="4" calcext:value-type="string">
            <text:p>4</text:p>
          </table:table-cell>
          <table:table-cell table:formula="of:=VALUE(COM.MICROSOFT.CONCAT([.C71];[.D71]))" office:value-type="float" office:value="24" calcext:value-type="float">
            <text:p>24</text:p>
          </table:table-cell>
          <table:table-cell table:style-name="ce14" table:formula="of:=(STRREV([.A71]))" office:value-type="string" office:string-value="4rnxvz2cnbjneves" calcext:value-type="string">
            <text:p>4rnxvz2cnbjneves</text:p>
          </table:table-cell>
          <table:table-cell table:formula="of:=ORG.LIBREOFFICE.REGEX([.A7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1];&quot;eno|owt|eerht|ruof|evif|xis|neves|thgie|enin|orez|\d&quot;;;1)" office:value-type="string" office:string-value="4" calcext:value-type="string">
            <text:p>4</text:p>
          </table:table-cell>
          <table:table-cell table:formula="of:=IF(ISNA([.G71]);&quot;&quot;;IF([.G71]=&quot;one&quot;;&quot;1&quot;;IF([.G71]=&quot;two&quot;;&quot;2&quot;;IF([.G71]=&quot;three&quot;;&quot;3&quot;;IF([.G71]=&quot;four&quot;;&quot;4&quot;;IF([.G71]=&quot;five&quot;;&quot;5&quot;;IF([.G71]=&quot;six&quot;;&quot;6&quot;;IF([.G71]=&quot;seven&quot;;&quot;7&quot;;IF([.G71]=&quot;eight&quot;;&quot;8&quot;;IF([.G71]=&quot;nine&quot;;&quot;9&quot;;IF([.G71]=&quot;zero&quot;;&quot;0&quot;;VALUE([.G71]))))))))))))" office:value-type="string" office:string-value="7" calcext:value-type="string">
            <text:p>7</text:p>
          </table:table-cell>
          <table:table-cell table:style-name="ce7" table:formula="of:=IF(ISNA([.H71]);&quot;&quot;;IF([.H71]=&quot;eno&quot;;&quot;1&quot;;IF([.H71]=&quot;owt&quot;;&quot;2&quot;;IF([.H71]=&quot;eerht&quot;;&quot;3&quot;;IF([.H71]=&quot;ruof&quot;;&quot;4&quot;;IF([.H71]=&quot;evif&quot;;&quot;5&quot;;IF([.H71]=&quot;xis&quot;;&quot;6&quot;;IF([.H71]=&quot;neves&quot;;&quot;7&quot;;IF([.H71]=&quot;thgie&quot;;&quot;8&quot;;IF([.H71]=&quot;enin&quot;;&quot;9&quot;;IF([.H71]=&quot;orez&quot;;&quot;0&quot;;[.H71])))))))))))" office:value-type="string" office:string-value="4" calcext:value-type="string">
            <text:p>4</text:p>
          </table:table-cell>
          <table:table-cell table:formula="of:=IF(ISNA([.G71]);&quot;&quot;;VALUE(COM.MICROSOFT.CONCAT([.I71:.J71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jztddmfmnskhlvvp2</text:p>
          </table:table-cell>
          <table:table-cell table:style-name="ce4" table:formula="of:=ORG.LIBREOFFICE.REGEX([.A72];&quot;\D&quot;;&quot;&quot;;&quot;g&quot;)" office:value-type="string" office:string-value="2" calcext:value-type="string">
            <text:p>2</text:p>
          </table:table-cell>
          <table:table-cell table:formula="of:=LEFT([.B72];1)" office:value-type="string" office:string-value="2" calcext:value-type="string">
            <text:p>2</text:p>
          </table:table-cell>
          <table:table-cell table:style-name="ce5" table:formula="of:=RIGHT([.B72];1)" office:value-type="string" office:string-value="2" calcext:value-type="string">
            <text:p>2</text:p>
          </table:table-cell>
          <table:table-cell table:formula="of:=VALUE(COM.MICROSOFT.CONCAT([.C72];[.D72]))" office:value-type="float" office:value="22" calcext:value-type="float">
            <text:p>22</text:p>
          </table:table-cell>
          <table:table-cell table:style-name="ce14" table:formula="of:=(STRREV([.A72]))" office:value-type="string" office:string-value="2pvvlhksnmfmddtzjqm" calcext:value-type="string">
            <text:p>2pvvlhksnmfmddtzjqm</text:p>
          </table:table-cell>
          <table:table-cell table:formula="of:=ORG.LIBREOFFICE.REGEX([.A7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2];&quot;eno|owt|eerht|ruof|evif|xis|neves|thgie|enin|orez|\d&quot;;;1)" office:value-type="string" office:string-value="2" calcext:value-type="string">
            <text:p>2</text:p>
          </table:table-cell>
          <table:table-cell table:formula="of:=IF(ISNA([.G72]);&quot;&quot;;IF([.G72]=&quot;one&quot;;&quot;1&quot;;IF([.G72]=&quot;two&quot;;&quot;2&quot;;IF([.G72]=&quot;three&quot;;&quot;3&quot;;IF([.G72]=&quot;four&quot;;&quot;4&quot;;IF([.G72]=&quot;five&quot;;&quot;5&quot;;IF([.G72]=&quot;six&quot;;&quot;6&quot;;IF([.G72]=&quot;seven&quot;;&quot;7&quot;;IF([.G72]=&quot;eight&quot;;&quot;8&quot;;IF([.G72]=&quot;nine&quot;;&quot;9&quot;;IF([.G72]=&quot;zero&quot;;&quot;0&quot;;VALUE([.G72]))))))))))))" office:value-type="float" office:value="2" calcext:value-type="float">
            <text:p>2</text:p>
          </table:table-cell>
          <table:table-cell table:style-name="ce7" table:formula="of:=IF(ISNA([.H72]);&quot;&quot;;IF([.H72]=&quot;eno&quot;;&quot;1&quot;;IF([.H72]=&quot;owt&quot;;&quot;2&quot;;IF([.H72]=&quot;eerht&quot;;&quot;3&quot;;IF([.H72]=&quot;ruof&quot;;&quot;4&quot;;IF([.H72]=&quot;evif&quot;;&quot;5&quot;;IF([.H72]=&quot;xis&quot;;&quot;6&quot;;IF([.H72]=&quot;neves&quot;;&quot;7&quot;;IF([.H72]=&quot;thgie&quot;;&quot;8&quot;;IF([.H72]=&quot;enin&quot;;&quot;9&quot;;IF([.H72]=&quot;orez&quot;;&quot;0&quot;;[.H72])))))))))))" office:value-type="string" office:string-value="2" calcext:value-type="string">
            <text:p>2</text:p>
          </table:table-cell>
          <table:table-cell table:style-name="ce7" table:formula="of:=IF(ISNA([.G72]);&quot;&quot;;VALUE(COM.MICROSOFT.CONCAT([.I72:.J7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1fivesixsevenninenine</text:p>
          </table:table-cell>
          <table:table-cell table:style-name="ce4" table:formula="of:=ORG.LIBREOFFICE.REGEX([.A73];&quot;\D&quot;;&quot;&quot;;&quot;g&quot;)" office:value-type="string" office:string-value="1" calcext:value-type="string">
            <text:p>1</text:p>
          </table:table-cell>
          <table:table-cell table:formula="of:=LEFT([.B73];1)" office:value-type="string" office:string-value="1" calcext:value-type="string">
            <text:p>1</text:p>
          </table:table-cell>
          <table:table-cell table:style-name="ce5" table:formula="of:=RIGHT([.B73];1)" office:value-type="string" office:string-value="1" calcext:value-type="string">
            <text:p>1</text:p>
          </table:table-cell>
          <table:table-cell table:formula="of:=VALUE(COM.MICROSOFT.CONCAT([.C73];[.D73]))" office:value-type="float" office:value="11" calcext:value-type="float">
            <text:p>11</text:p>
          </table:table-cell>
          <table:table-cell table:style-name="ce14" table:formula="of:=(STRREV([.A73]))" office:value-type="string" office:string-value="enineninnevesxisevif1xis" calcext:value-type="string">
            <text:p>enineninnevesxisevif1xis</text:p>
          </table:table-cell>
          <table:table-cell table:formula="of:=ORG.LIBREOFFICE.REGEX([.A7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3];&quot;eno|owt|eerht|ruof|evif|xis|neves|thgie|enin|orez|\d&quot;;;1)" office:value-type="string" office:string-value="enin" calcext:value-type="string">
            <text:p>enin</text:p>
          </table:table-cell>
          <table:table-cell table:formula="of:=IF(ISNA([.G73]);&quot;&quot;;IF([.G73]=&quot;one&quot;;&quot;1&quot;;IF([.G73]=&quot;two&quot;;&quot;2&quot;;IF([.G73]=&quot;three&quot;;&quot;3&quot;;IF([.G73]=&quot;four&quot;;&quot;4&quot;;IF([.G73]=&quot;five&quot;;&quot;5&quot;;IF([.G73]=&quot;six&quot;;&quot;6&quot;;IF([.G73]=&quot;seven&quot;;&quot;7&quot;;IF([.G73]=&quot;eight&quot;;&quot;8&quot;;IF([.G73]=&quot;nine&quot;;&quot;9&quot;;IF([.G73]=&quot;zero&quot;;&quot;0&quot;;VALUE([.G73]))))))))))))" office:value-type="string" office:string-value="6" calcext:value-type="string">
            <text:p>6</text:p>
          </table:table-cell>
          <table:table-cell table:style-name="ce7" table:formula="of:=IF(ISNA([.H73]);&quot;&quot;;IF([.H73]=&quot;eno&quot;;&quot;1&quot;;IF([.H73]=&quot;owt&quot;;&quot;2&quot;;IF([.H73]=&quot;eerht&quot;;&quot;3&quot;;IF([.H73]=&quot;ruof&quot;;&quot;4&quot;;IF([.H73]=&quot;evif&quot;;&quot;5&quot;;IF([.H73]=&quot;xis&quot;;&quot;6&quot;;IF([.H73]=&quot;neves&quot;;&quot;7&quot;;IF([.H73]=&quot;thgie&quot;;&quot;8&quot;;IF([.H73]=&quot;enin&quot;;&quot;9&quot;;IF([.H73]=&quot;orez&quot;;&quot;0&quot;;[.H73])))))))))))" office:value-type="string" office:string-value="9" calcext:value-type="string">
            <text:p>9</text:p>
          </table:table-cell>
          <table:table-cell table:formula="of:=IF(ISNA([.G73]);&quot;&quot;;VALUE(COM.MICROSOFT.CONCAT([.I73:.J73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pbpbsixsqvxfvf6</text:p>
          </table:table-cell>
          <table:table-cell table:style-name="ce4" table:formula="of:=ORG.LIBREOFFICE.REGEX([.A74];&quot;\D&quot;;&quot;&quot;;&quot;g&quot;)" office:value-type="string" office:string-value="6" calcext:value-type="string">
            <text:p>6</text:p>
          </table:table-cell>
          <table:table-cell table:formula="of:=LEFT([.B74];1)" office:value-type="string" office:string-value="6" calcext:value-type="string">
            <text:p>6</text:p>
          </table:table-cell>
          <table:table-cell table:style-name="ce5" table:formula="of:=RIGHT([.B74];1)" office:value-type="string" office:string-value="6" calcext:value-type="string">
            <text:p>6</text:p>
          </table:table-cell>
          <table:table-cell table:formula="of:=VALUE(COM.MICROSOFT.CONCAT([.C74];[.D74]))" office:value-type="float" office:value="66" calcext:value-type="float">
            <text:p>66</text:p>
          </table:table-cell>
          <table:table-cell table:style-name="ce14" table:formula="of:=(STRREV([.A74]))" office:value-type="string" office:string-value="6fvfxvqsxisbpbpv" calcext:value-type="string">
            <text:p>6fvfxvqsxisbpbpv</text:p>
          </table:table-cell>
          <table:table-cell table:formula="of:=ORG.LIBREOFFICE.REGEX([.A74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4];&quot;eno|owt|eerht|ruof|evif|xis|neves|thgie|enin|orez|\d&quot;;;1)" office:value-type="string" office:string-value="6" calcext:value-type="string">
            <text:p>6</text:p>
          </table:table-cell>
          <table:table-cell table:formula="of:=IF(ISNA([.G74]);&quot;&quot;;IF([.G74]=&quot;one&quot;;&quot;1&quot;;IF([.G74]=&quot;two&quot;;&quot;2&quot;;IF([.G74]=&quot;three&quot;;&quot;3&quot;;IF([.G74]=&quot;four&quot;;&quot;4&quot;;IF([.G74]=&quot;five&quot;;&quot;5&quot;;IF([.G74]=&quot;six&quot;;&quot;6&quot;;IF([.G74]=&quot;seven&quot;;&quot;7&quot;;IF([.G74]=&quot;eight&quot;;&quot;8&quot;;IF([.G74]=&quot;nine&quot;;&quot;9&quot;;IF([.G74]=&quot;zero&quot;;&quot;0&quot;;VALUE([.G74]))))))))))))" office:value-type="string" office:string-value="6" calcext:value-type="string">
            <text:p>6</text:p>
          </table:table-cell>
          <table:table-cell table:style-name="ce7" table:formula="of:=IF(ISNA([.H74]);&quot;&quot;;IF([.H74]=&quot;eno&quot;;&quot;1&quot;;IF([.H74]=&quot;owt&quot;;&quot;2&quot;;IF([.H74]=&quot;eerht&quot;;&quot;3&quot;;IF([.H74]=&quot;ruof&quot;;&quot;4&quot;;IF([.H74]=&quot;evif&quot;;&quot;5&quot;;IF([.H74]=&quot;xis&quot;;&quot;6&quot;;IF([.H74]=&quot;neves&quot;;&quot;7&quot;;IF([.H74]=&quot;thgie&quot;;&quot;8&quot;;IF([.H74]=&quot;enin&quot;;&quot;9&quot;;IF([.H74]=&quot;orez&quot;;&quot;0&quot;;[.H74])))))))))))" office:value-type="string" office:string-value="6" calcext:value-type="string">
            <text:p>6</text:p>
          </table:table-cell>
          <table:table-cell table:formula="of:=IF(ISNA([.G74]);&quot;&quot;;VALUE(COM.MICROSOFT.CONCAT([.I74:.J74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jqln83one</text:p>
          </table:table-cell>
          <table:table-cell table:style-name="ce4" table:formula="of:=ORG.LIBREOFFICE.REGEX([.A75];&quot;\D&quot;;&quot;&quot;;&quot;g&quot;)" office:value-type="string" office:string-value="683" calcext:value-type="string">
            <text:p>683</text:p>
          </table:table-cell>
          <table:table-cell table:formula="of:=LEFT([.B75];1)" office:value-type="string" office:string-value="6" calcext:value-type="string">
            <text:p>6</text:p>
          </table:table-cell>
          <table:table-cell table:style-name="ce5" table:formula="of:=RIGHT([.B75];1)" office:value-type="string" office:string-value="3" calcext:value-type="string">
            <text:p>3</text:p>
          </table:table-cell>
          <table:table-cell table:formula="of:=VALUE(COM.MICROSOFT.CONCAT([.C75];[.D75]))" office:value-type="float" office:value="63" calcext:value-type="float">
            <text:p>63</text:p>
          </table:table-cell>
          <table:table-cell table:style-name="ce14" table:formula="of:=(STRREV([.A75]))" office:value-type="string" office:string-value="eno38nlqjj6" calcext:value-type="string">
            <text:p>eno38nlqjj6</text:p>
          </table:table-cell>
          <table:table-cell table:formula="of:=ORG.LIBREOFFICE.REGEX([.A7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75];&quot;eno|owt|eerht|ruof|evif|xis|neves|thgie|enin|orez|\d&quot;;;1)" office:value-type="string" office:string-value="eno" calcext:value-type="string">
            <text:p>eno</text:p>
          </table:table-cell>
          <table:table-cell table:formula="of:=IF(ISNA([.G75]);&quot;&quot;;IF([.G75]=&quot;one&quot;;&quot;1&quot;;IF([.G75]=&quot;two&quot;;&quot;2&quot;;IF([.G75]=&quot;three&quot;;&quot;3&quot;;IF([.G75]=&quot;four&quot;;&quot;4&quot;;IF([.G75]=&quot;five&quot;;&quot;5&quot;;IF([.G75]=&quot;six&quot;;&quot;6&quot;;IF([.G75]=&quot;seven&quot;;&quot;7&quot;;IF([.G75]=&quot;eight&quot;;&quot;8&quot;;IF([.G75]=&quot;nine&quot;;&quot;9&quot;;IF([.G75]=&quot;zero&quot;;&quot;0&quot;;VALUE([.G75]))))))))))))" office:value-type="float" office:value="6" calcext:value-type="float">
            <text:p>6</text:p>
          </table:table-cell>
          <table:table-cell table:style-name="ce7" table:formula="of:=IF(ISNA([.H75]);&quot;&quot;;IF([.H75]=&quot;eno&quot;;&quot;1&quot;;IF([.H75]=&quot;owt&quot;;&quot;2&quot;;IF([.H75]=&quot;eerht&quot;;&quot;3&quot;;IF([.H75]=&quot;ruof&quot;;&quot;4&quot;;IF([.H75]=&quot;evif&quot;;&quot;5&quot;;IF([.H75]=&quot;xis&quot;;&quot;6&quot;;IF([.H75]=&quot;neves&quot;;&quot;7&quot;;IF([.H75]=&quot;thgie&quot;;&quot;8&quot;;IF([.H75]=&quot;enin&quot;;&quot;9&quot;;IF([.H75]=&quot;orez&quot;;&quot;0&quot;;[.H75])))))))))))" office:value-type="string" office:string-value="1" calcext:value-type="string">
            <text:p>1</text:p>
          </table:table-cell>
          <table:table-cell table:formula="of:=IF(ISNA([.G75]);&quot;&quot;;VALUE(COM.MICROSOFT.CONCAT([.I75:.J75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dbone3</text:p>
          </table:table-cell>
          <table:table-cell table:style-name="ce4" table:formula="of:=ORG.LIBREOFFICE.REGEX([.A76];&quot;\D&quot;;&quot;&quot;;&quot;g&quot;)" office:value-type="string" office:string-value="33" calcext:value-type="string">
            <text:p>33</text:p>
          </table:table-cell>
          <table:table-cell table:formula="of:=LEFT([.B76];1)" office:value-type="string" office:string-value="3" calcext:value-type="string">
            <text:p>3</text:p>
          </table:table-cell>
          <table:table-cell table:style-name="ce5" table:formula="of:=RIGHT([.B76];1)" office:value-type="string" office:string-value="3" calcext:value-type="string">
            <text:p>3</text:p>
          </table:table-cell>
          <table:table-cell table:formula="of:=VALUE(COM.MICROSOFT.CONCAT([.C76];[.D76]))" office:value-type="float" office:value="33" calcext:value-type="float">
            <text:p>33</text:p>
          </table:table-cell>
          <table:table-cell table:style-name="ce14" table:formula="of:=(STRREV([.A76]))" office:value-type="string" office:string-value="3enobd3" calcext:value-type="string">
            <text:p>3enobd3</text:p>
          </table:table-cell>
          <table:table-cell table:formula="of:=ORG.LIBREOFFICE.REGEX([.A7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6];&quot;eno|owt|eerht|ruof|evif|xis|neves|thgie|enin|orez|\d&quot;;;1)" office:value-type="string" office:string-value="3" calcext:value-type="string">
            <text:p>3</text:p>
          </table:table-cell>
          <table:table-cell table:formula="of:=IF(ISNA([.G76]);&quot;&quot;;IF([.G76]=&quot;one&quot;;&quot;1&quot;;IF([.G76]=&quot;two&quot;;&quot;2&quot;;IF([.G76]=&quot;three&quot;;&quot;3&quot;;IF([.G76]=&quot;four&quot;;&quot;4&quot;;IF([.G76]=&quot;five&quot;;&quot;5&quot;;IF([.G76]=&quot;six&quot;;&quot;6&quot;;IF([.G76]=&quot;seven&quot;;&quot;7&quot;;IF([.G76]=&quot;eight&quot;;&quot;8&quot;;IF([.G76]=&quot;nine&quot;;&quot;9&quot;;IF([.G76]=&quot;zero&quot;;&quot;0&quot;;VALUE([.G76]))))))))))))" office:value-type="float" office:value="3" calcext:value-type="float">
            <text:p>3</text:p>
          </table:table-cell>
          <table:table-cell table:style-name="ce7" table:formula="of:=IF(ISNA([.H76]);&quot;&quot;;IF([.H76]=&quot;eno&quot;;&quot;1&quot;;IF([.H76]=&quot;owt&quot;;&quot;2&quot;;IF([.H76]=&quot;eerht&quot;;&quot;3&quot;;IF([.H76]=&quot;ruof&quot;;&quot;4&quot;;IF([.H76]=&quot;evif&quot;;&quot;5&quot;;IF([.H76]=&quot;xis&quot;;&quot;6&quot;;IF([.H76]=&quot;neves&quot;;&quot;7&quot;;IF([.H76]=&quot;thgie&quot;;&quot;8&quot;;IF([.H76]=&quot;enin&quot;;&quot;9&quot;;IF([.H76]=&quot;orez&quot;;&quot;0&quot;;[.H76])))))))))))" office:value-type="string" office:string-value="3" calcext:value-type="string">
            <text:p>3</text:p>
          </table:table-cell>
          <table:table-cell table:formula="of:=IF(ISNA([.G76]);&quot;&quot;;VALUE(COM.MICROSOFT.CONCAT([.I76:.J76])))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sczbsgp2fourdknjszzbvtlgtdplgplrnznmhdfivefdd</text:p>
          </table:table-cell>
          <table:table-cell table:style-name="ce4" table:formula="of:=ORG.LIBREOFFICE.REGEX([.A77];&quot;\D&quot;;&quot;&quot;;&quot;g&quot;)" office:value-type="string" office:string-value="2" calcext:value-type="string">
            <text:p>2</text:p>
          </table:table-cell>
          <table:table-cell table:formula="of:=LEFT([.B77];1)" office:value-type="string" office:string-value="2" calcext:value-type="string">
            <text:p>2</text:p>
          </table:table-cell>
          <table:table-cell table:style-name="ce5" table:formula="of:=RIGHT([.B77];1)" office:value-type="string" office:string-value="2" calcext:value-type="string">
            <text:p>2</text:p>
          </table:table-cell>
          <table:table-cell table:formula="of:=VALUE(COM.MICROSOFT.CONCAT([.C77];[.D77]))" office:value-type="float" office:value="22" calcext:value-type="float">
            <text:p>22</text:p>
          </table:table-cell>
          <table:table-cell table:style-name="ce14" table:formula="of:=(STRREV([.A77]))" office:value-type="string" office:string-value="ddfevifdhmnznrlpglpdtgltvbzzsjnkdruof2pgsbzcss" calcext:value-type="string">
            <text:p>ddfevifdhmnznrlpglpdtgltvbzzsjnkdruof2pgsbzcss</text:p>
          </table:table-cell>
          <table:table-cell table:formula="of:=ORG.LIBREOFFICE.REGEX([.A7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7];&quot;eno|owt|eerht|ruof|evif|xis|neves|thgie|enin|orez|\d&quot;;;1)" office:value-type="string" office:string-value="evif" calcext:value-type="string">
            <text:p>evif</text:p>
          </table:table-cell>
          <table:table-cell table:formula="of:=IF(ISNA([.G77]);&quot;&quot;;IF([.G77]=&quot;one&quot;;&quot;1&quot;;IF([.G77]=&quot;two&quot;;&quot;2&quot;;IF([.G77]=&quot;three&quot;;&quot;3&quot;;IF([.G77]=&quot;four&quot;;&quot;4&quot;;IF([.G77]=&quot;five&quot;;&quot;5&quot;;IF([.G77]=&quot;six&quot;;&quot;6&quot;;IF([.G77]=&quot;seven&quot;;&quot;7&quot;;IF([.G77]=&quot;eight&quot;;&quot;8&quot;;IF([.G77]=&quot;nine&quot;;&quot;9&quot;;IF([.G77]=&quot;zero&quot;;&quot;0&quot;;VALUE([.G77]))))))))))))" office:value-type="float" office:value="2" calcext:value-type="float">
            <text:p>2</text:p>
          </table:table-cell>
          <table:table-cell table:style-name="ce7" table:formula="of:=IF(ISNA([.H77]);&quot;&quot;;IF([.H77]=&quot;eno&quot;;&quot;1&quot;;IF([.H77]=&quot;owt&quot;;&quot;2&quot;;IF([.H77]=&quot;eerht&quot;;&quot;3&quot;;IF([.H77]=&quot;ruof&quot;;&quot;4&quot;;IF([.H77]=&quot;evif&quot;;&quot;5&quot;;IF([.H77]=&quot;xis&quot;;&quot;6&quot;;IF([.H77]=&quot;neves&quot;;&quot;7&quot;;IF([.H77]=&quot;thgie&quot;;&quot;8&quot;;IF([.H77]=&quot;enin&quot;;&quot;9&quot;;IF([.H77]=&quot;orez&quot;;&quot;0&quot;;[.H77])))))))))))" office:value-type="string" office:string-value="5" calcext:value-type="string">
            <text:p>5</text:p>
          </table:table-cell>
          <table:table-cell table:formula="of:=IF(ISNA([.G77]);&quot;&quot;;VALUE(COM.MICROSOFT.CONCAT([.I77:.J77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sevenqctdslt457</text:p>
          </table:table-cell>
          <table:table-cell table:style-name="ce4" table:formula="of:=ORG.LIBREOFFICE.REGEX([.A78];&quot;\D&quot;;&quot;&quot;;&quot;g&quot;)" office:value-type="string" office:string-value="457" calcext:value-type="string">
            <text:p>457</text:p>
          </table:table-cell>
          <table:table-cell table:formula="of:=LEFT([.B78];1)" office:value-type="string" office:string-value="4" calcext:value-type="string">
            <text:p>4</text:p>
          </table:table-cell>
          <table:table-cell table:style-name="ce5" table:formula="of:=RIGHT([.B78];1)" office:value-type="string" office:string-value="7" calcext:value-type="string">
            <text:p>7</text:p>
          </table:table-cell>
          <table:table-cell table:formula="of:=VALUE(COM.MICROSOFT.CONCAT([.C78];[.D78]))" office:value-type="float" office:value="47" calcext:value-type="float">
            <text:p>47</text:p>
          </table:table-cell>
          <table:table-cell table:style-name="ce14" table:formula="of:=(STRREV([.A78]))" office:value-type="string" office:string-value="754tlsdtcqneveseerht" calcext:value-type="string">
            <text:p>754tlsdtcqneveseerht</text:p>
          </table:table-cell>
          <table:table-cell table:formula="of:=ORG.LIBREOFFICE.REGEX([.A7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8];&quot;eno|owt|eerht|ruof|evif|xis|neves|thgie|enin|orez|\d&quot;;;1)" office:value-type="string" office:string-value="7" calcext:value-type="string">
            <text:p>7</text:p>
          </table:table-cell>
          <table:table-cell table:formula="of:=IF(ISNA([.G78]);&quot;&quot;;IF([.G78]=&quot;one&quot;;&quot;1&quot;;IF([.G78]=&quot;two&quot;;&quot;2&quot;;IF([.G78]=&quot;three&quot;;&quot;3&quot;;IF([.G78]=&quot;four&quot;;&quot;4&quot;;IF([.G78]=&quot;five&quot;;&quot;5&quot;;IF([.G78]=&quot;six&quot;;&quot;6&quot;;IF([.G78]=&quot;seven&quot;;&quot;7&quot;;IF([.G78]=&quot;eight&quot;;&quot;8&quot;;IF([.G78]=&quot;nine&quot;;&quot;9&quot;;IF([.G78]=&quot;zero&quot;;&quot;0&quot;;VALUE([.G78]))))))))))))" office:value-type="string" office:string-value="3" calcext:value-type="string">
            <text:p>3</text:p>
          </table:table-cell>
          <table:table-cell table:style-name="ce7" table:formula="of:=IF(ISNA([.H78]);&quot;&quot;;IF([.H78]=&quot;eno&quot;;&quot;1&quot;;IF([.H78]=&quot;owt&quot;;&quot;2&quot;;IF([.H78]=&quot;eerht&quot;;&quot;3&quot;;IF([.H78]=&quot;ruof&quot;;&quot;4&quot;;IF([.H78]=&quot;evif&quot;;&quot;5&quot;;IF([.H78]=&quot;xis&quot;;&quot;6&quot;;IF([.H78]=&quot;neves&quot;;&quot;7&quot;;IF([.H78]=&quot;thgie&quot;;&quot;8&quot;;IF([.H78]=&quot;enin&quot;;&quot;9&quot;;IF([.H78]=&quot;orez&quot;;&quot;0&quot;;[.H78])))))))))))" office:value-type="string" office:string-value="7" calcext:value-type="string">
            <text:p>7</text:p>
          </table:table-cell>
          <table:table-cell table:formula="of:=IF(ISNA([.G78]);&quot;&quot;;VALUE(COM.MICROSOFT.CONCAT([.I78:.J78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hree9eightfiveninetzhmhg</text:p>
          </table:table-cell>
          <table:table-cell table:style-name="ce4" table:formula="of:=ORG.LIBREOFFICE.REGEX([.A79];&quot;\D&quot;;&quot;&quot;;&quot;g&quot;)" office:value-type="string" office:string-value="9" calcext:value-type="string">
            <text:p>9</text:p>
          </table:table-cell>
          <table:table-cell table:formula="of:=LEFT([.B79];1)" office:value-type="string" office:string-value="9" calcext:value-type="string">
            <text:p>9</text:p>
          </table:table-cell>
          <table:table-cell table:style-name="ce5" table:formula="of:=RIGHT([.B79];1)" office:value-type="string" office:string-value="9" calcext:value-type="string">
            <text:p>9</text:p>
          </table:table-cell>
          <table:table-cell table:formula="of:=VALUE(COM.MICROSOFT.CONCAT([.C79];[.D79]))" office:value-type="float" office:value="99" calcext:value-type="float">
            <text:p>99</text:p>
          </table:table-cell>
          <table:table-cell table:style-name="ce14" table:formula="of:=(STRREV([.A79]))" office:value-type="string" office:string-value="ghmhzteninevifthgie9eerhtthgie" calcext:value-type="string">
            <text:p>ghmhzteninevifthgie9eerhtthgie</text:p>
          </table:table-cell>
          <table:table-cell table:formula="of:=ORG.LIBREOFFICE.REGEX([.A7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9];&quot;eno|owt|eerht|ruof|evif|xis|neves|thgie|enin|orez|\d&quot;;;1)" office:value-type="string" office:string-value="enin" calcext:value-type="string">
            <text:p>enin</text:p>
          </table:table-cell>
          <table:table-cell table:formula="of:=IF(ISNA([.G79]);&quot;&quot;;IF([.G79]=&quot;one&quot;;&quot;1&quot;;IF([.G79]=&quot;two&quot;;&quot;2&quot;;IF([.G79]=&quot;three&quot;;&quot;3&quot;;IF([.G79]=&quot;four&quot;;&quot;4&quot;;IF([.G79]=&quot;five&quot;;&quot;5&quot;;IF([.G79]=&quot;six&quot;;&quot;6&quot;;IF([.G79]=&quot;seven&quot;;&quot;7&quot;;IF([.G79]=&quot;eight&quot;;&quot;8&quot;;IF([.G79]=&quot;nine&quot;;&quot;9&quot;;IF([.G79]=&quot;zero&quot;;&quot;0&quot;;VALUE([.G79]))))))))))))" office:value-type="string" office:string-value="8" calcext:value-type="string">
            <text:p>8</text:p>
          </table:table-cell>
          <table:table-cell table:style-name="ce7" table:formula="of:=IF(ISNA([.H79]);&quot;&quot;;IF([.H79]=&quot;eno&quot;;&quot;1&quot;;IF([.H79]=&quot;owt&quot;;&quot;2&quot;;IF([.H79]=&quot;eerht&quot;;&quot;3&quot;;IF([.H79]=&quot;ruof&quot;;&quot;4&quot;;IF([.H79]=&quot;evif&quot;;&quot;5&quot;;IF([.H79]=&quot;xis&quot;;&quot;6&quot;;IF([.H79]=&quot;neves&quot;;&quot;7&quot;;IF([.H79]=&quot;thgie&quot;;&quot;8&quot;;IF([.H79]=&quot;enin&quot;;&quot;9&quot;;IF([.H79]=&quot;orez&quot;;&quot;0&quot;;[.H79])))))))))))" office:value-type="string" office:string-value="9" calcext:value-type="string">
            <text:p>9</text:p>
          </table:table-cell>
          <table:table-cell table:formula="of:=IF(ISNA([.G79]);&quot;&quot;;VALUE(COM.MICROSOFT.CONCAT([.I79:.J79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mzhmrm1eight5</text:p>
          </table:table-cell>
          <table:table-cell table:style-name="ce4" table:formula="of:=ORG.LIBREOFFICE.REGEX([.A80];&quot;\D&quot;;&quot;&quot;;&quot;g&quot;)" office:value-type="string" office:string-value="15" calcext:value-type="string">
            <text:p>15</text:p>
          </table:table-cell>
          <table:table-cell table:formula="of:=LEFT([.B80];1)" office:value-type="string" office:string-value="1" calcext:value-type="string">
            <text:p>1</text:p>
          </table:table-cell>
          <table:table-cell table:style-name="ce5" table:formula="of:=RIGHT([.B80];1)" office:value-type="string" office:string-value="5" calcext:value-type="string">
            <text:p>5</text:p>
          </table:table-cell>
          <table:table-cell table:formula="of:=VALUE(COM.MICROSOFT.CONCAT([.C80];[.D80]))" office:value-type="float" office:value="15" calcext:value-type="float">
            <text:p>15</text:p>
          </table:table-cell>
          <table:table-cell table:style-name="ce14" table:formula="of:=(STRREV([.A80]))" office:value-type="string" office:string-value="5thgie1mrmhzmsb" calcext:value-type="string">
            <text:p>5thgie1mrmhzmsb</text:p>
          </table:table-cell>
          <table:table-cell table:formula="of:=ORG.LIBREOFFICE.REGEX([.A8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0];&quot;eno|owt|eerht|ruof|evif|xis|neves|thgie|enin|orez|\d&quot;;;1)" office:value-type="string" office:string-value="5" calcext:value-type="string">
            <text:p>5</text:p>
          </table:table-cell>
          <table:table-cell table:formula="of:=IF(ISNA([.G80]);&quot;&quot;;IF([.G80]=&quot;one&quot;;&quot;1&quot;;IF([.G80]=&quot;two&quot;;&quot;2&quot;;IF([.G80]=&quot;three&quot;;&quot;3&quot;;IF([.G80]=&quot;four&quot;;&quot;4&quot;;IF([.G80]=&quot;five&quot;;&quot;5&quot;;IF([.G80]=&quot;six&quot;;&quot;6&quot;;IF([.G80]=&quot;seven&quot;;&quot;7&quot;;IF([.G80]=&quot;eight&quot;;&quot;8&quot;;IF([.G80]=&quot;nine&quot;;&quot;9&quot;;IF([.G80]=&quot;zero&quot;;&quot;0&quot;;VALUE([.G80]))))))))))))" office:value-type="float" office:value="1" calcext:value-type="float">
            <text:p>1</text:p>
          </table:table-cell>
          <table:table-cell table:style-name="ce7" table:formula="of:=IF(ISNA([.H80]);&quot;&quot;;IF([.H80]=&quot;eno&quot;;&quot;1&quot;;IF([.H80]=&quot;owt&quot;;&quot;2&quot;;IF([.H80]=&quot;eerht&quot;;&quot;3&quot;;IF([.H80]=&quot;ruof&quot;;&quot;4&quot;;IF([.H80]=&quot;evif&quot;;&quot;5&quot;;IF([.H80]=&quot;xis&quot;;&quot;6&quot;;IF([.H80]=&quot;neves&quot;;&quot;7&quot;;IF([.H80]=&quot;thgie&quot;;&quot;8&quot;;IF([.H80]=&quot;enin&quot;;&quot;9&quot;;IF([.H80]=&quot;orez&quot;;&quot;0&quot;;[.H80])))))))))))" office:value-type="string" office:string-value="5" calcext:value-type="string">
            <text:p>5</text:p>
          </table:table-cell>
          <table:table-cell table:formula="of:=IF(ISNA([.G80]);&quot;&quot;;VALUE(COM.MICROSOFT.CONCAT([.I80:.J80])))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zhpleighttbhhfxfdgprfjsxrzl7sixsixjgghqbr</text:p>
          </table:table-cell>
          <table:table-cell table:style-name="ce4" table:formula="of:=ORG.LIBREOFFICE.REGEX([.A81];&quot;\D&quot;;&quot;&quot;;&quot;g&quot;)" office:value-type="string" office:string-value="7" calcext:value-type="string">
            <text:p>7</text:p>
          </table:table-cell>
          <table:table-cell table:formula="of:=LEFT([.B81];1)" office:value-type="string" office:string-value="7" calcext:value-type="string">
            <text:p>7</text:p>
          </table:table-cell>
          <table:table-cell table:style-name="ce5" table:formula="of:=RIGHT([.B81];1)" office:value-type="string" office:string-value="7" calcext:value-type="string">
            <text:p>7</text:p>
          </table:table-cell>
          <table:table-cell table:formula="of:=VALUE(COM.MICROSOFT.CONCAT([.C81];[.D81]))" office:value-type="float" office:value="77" calcext:value-type="float">
            <text:p>77</text:p>
          </table:table-cell>
          <table:table-cell table:style-name="ce14" table:formula="of:=(STRREV([.A81]))" office:value-type="string" office:string-value="rbqhggjxisxis7lzrxsjfrpgdfxfhhbtthgielphzp" calcext:value-type="string">
            <text:p>rbqhggjxisxis7lzrxsjfrpgdfxfhhbtthgielphzp</text:p>
          </table:table-cell>
          <table:table-cell table:formula="of:=ORG.LIBREOFFICE.REGEX([.A8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1];&quot;eno|owt|eerht|ruof|evif|xis|neves|thgie|enin|orez|\d&quot;;;1)" office:value-type="string" office:string-value="xis" calcext:value-type="string">
            <text:p>xis</text:p>
          </table:table-cell>
          <table:table-cell table:formula="of:=IF(ISNA([.G81]);&quot;&quot;;IF([.G81]=&quot;one&quot;;&quot;1&quot;;IF([.G81]=&quot;two&quot;;&quot;2&quot;;IF([.G81]=&quot;three&quot;;&quot;3&quot;;IF([.G81]=&quot;four&quot;;&quot;4&quot;;IF([.G81]=&quot;five&quot;;&quot;5&quot;;IF([.G81]=&quot;six&quot;;&quot;6&quot;;IF([.G81]=&quot;seven&quot;;&quot;7&quot;;IF([.G81]=&quot;eight&quot;;&quot;8&quot;;IF([.G81]=&quot;nine&quot;;&quot;9&quot;;IF([.G81]=&quot;zero&quot;;&quot;0&quot;;VALUE([.G81]))))))))))))" office:value-type="string" office:string-value="8" calcext:value-type="string">
            <text:p>8</text:p>
          </table:table-cell>
          <table:table-cell table:style-name="ce7" table:formula="of:=IF(ISNA([.H81]);&quot;&quot;;IF([.H81]=&quot;eno&quot;;&quot;1&quot;;IF([.H81]=&quot;owt&quot;;&quot;2&quot;;IF([.H81]=&quot;eerht&quot;;&quot;3&quot;;IF([.H81]=&quot;ruof&quot;;&quot;4&quot;;IF([.H81]=&quot;evif&quot;;&quot;5&quot;;IF([.H81]=&quot;xis&quot;;&quot;6&quot;;IF([.H81]=&quot;neves&quot;;&quot;7&quot;;IF([.H81]=&quot;thgie&quot;;&quot;8&quot;;IF([.H81]=&quot;enin&quot;;&quot;9&quot;;IF([.H81]=&quot;orez&quot;;&quot;0&quot;;[.H81])))))))))))" office:value-type="string" office:string-value="6" calcext:value-type="string">
            <text:p>6</text:p>
          </table:table-cell>
          <table:table-cell table:formula="of:=IF(ISNA([.G81]);&quot;&quot;;VALUE(COM.MICROSOFT.CONCAT([.I81:.J81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5onecfdbpvxbdlmmdbxqdlbldjbz8</text:p>
          </table:table-cell>
          <table:table-cell table:style-name="ce4" table:formula="of:=ORG.LIBREOFFICE.REGEX([.A82];&quot;\D&quot;;&quot;&quot;;&quot;g&quot;)" office:value-type="string" office:string-value="58" calcext:value-type="string">
            <text:p>58</text:p>
          </table:table-cell>
          <table:table-cell table:formula="of:=LEFT([.B82];1)" office:value-type="string" office:string-value="5" calcext:value-type="string">
            <text:p>5</text:p>
          </table:table-cell>
          <table:table-cell table:style-name="ce5" table:formula="of:=RIGHT([.B82];1)" office:value-type="string" office:string-value="8" calcext:value-type="string">
            <text:p>8</text:p>
          </table:table-cell>
          <table:table-cell table:formula="of:=VALUE(COM.MICROSOFT.CONCAT([.C82];[.D82]))" office:value-type="float" office:value="58" calcext:value-type="float">
            <text:p>58</text:p>
          </table:table-cell>
          <table:table-cell table:style-name="ce14" table:formula="of:=(STRREV([.A82]))" office:value-type="string" office:string-value="8zbjdlbldqxbdmmldbxvpbdfceno5eno" calcext:value-type="string">
            <text:p>8zbjdlbldqxbdmmldbxvpbdfceno5eno</text:p>
          </table:table-cell>
          <table:table-cell table:formula="of:=ORG.LIBREOFFICE.REGEX([.A8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2];&quot;eno|owt|eerht|ruof|evif|xis|neves|thgie|enin|orez|\d&quot;;;1)" office:value-type="string" office:string-value="8" calcext:value-type="string">
            <text:p>8</text:p>
          </table:table-cell>
          <table:table-cell table:formula="of:=IF(ISNA([.G82]);&quot;&quot;;IF([.G82]=&quot;one&quot;;&quot;1&quot;;IF([.G82]=&quot;two&quot;;&quot;2&quot;;IF([.G82]=&quot;three&quot;;&quot;3&quot;;IF([.G82]=&quot;four&quot;;&quot;4&quot;;IF([.G82]=&quot;five&quot;;&quot;5&quot;;IF([.G82]=&quot;six&quot;;&quot;6&quot;;IF([.G82]=&quot;seven&quot;;&quot;7&quot;;IF([.G82]=&quot;eight&quot;;&quot;8&quot;;IF([.G82]=&quot;nine&quot;;&quot;9&quot;;IF([.G82]=&quot;zero&quot;;&quot;0&quot;;VALUE([.G82]))))))))))))" office:value-type="string" office:string-value="1" calcext:value-type="string">
            <text:p>1</text:p>
          </table:table-cell>
          <table:table-cell table:style-name="ce7" table:formula="of:=IF(ISNA([.H82]);&quot;&quot;;IF([.H82]=&quot;eno&quot;;&quot;1&quot;;IF([.H82]=&quot;owt&quot;;&quot;2&quot;;IF([.H82]=&quot;eerht&quot;;&quot;3&quot;;IF([.H82]=&quot;ruof&quot;;&quot;4&quot;;IF([.H82]=&quot;evif&quot;;&quot;5&quot;;IF([.H82]=&quot;xis&quot;;&quot;6&quot;;IF([.H82]=&quot;neves&quot;;&quot;7&quot;;IF([.H82]=&quot;thgie&quot;;&quot;8&quot;;IF([.H82]=&quot;enin&quot;;&quot;9&quot;;IF([.H82]=&quot;orez&quot;;&quot;0&quot;;[.H82])))))))))))" office:value-type="string" office:string-value="8" calcext:value-type="string">
            <text:p>8</text:p>
          </table:table-cell>
          <table:table-cell table:formula="of:=IF(ISNA([.G82]);&quot;&quot;;VALUE(COM.MICROSOFT.CONCAT([.I82:.J8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xsbz4rjdgcfsvmqthreeone3mtwo</text:p>
          </table:table-cell>
          <table:table-cell table:style-name="ce4" table:formula="of:=ORG.LIBREOFFICE.REGEX([.A83];&quot;\D&quot;;&quot;&quot;;&quot;g&quot;)" office:value-type="string" office:string-value="43" calcext:value-type="string">
            <text:p>43</text:p>
          </table:table-cell>
          <table:table-cell table:formula="of:=LEFT([.B83];1)" office:value-type="string" office:string-value="4" calcext:value-type="string">
            <text:p>4</text:p>
          </table:table-cell>
          <table:table-cell table:style-name="ce5" table:formula="of:=RIGHT([.B83];1)" office:value-type="string" office:string-value="3" calcext:value-type="string">
            <text:p>3</text:p>
          </table:table-cell>
          <table:table-cell table:formula="of:=VALUE(COM.MICROSOFT.CONCAT([.C83];[.D83]))" office:value-type="float" office:value="43" calcext:value-type="float">
            <text:p>43</text:p>
          </table:table-cell>
          <table:table-cell table:style-name="ce14" table:formula="of:=(STRREV([.A83]))" office:value-type="string" office:string-value="owtm3enoeerhtqmvsfcgdjr4zbsxq" calcext:value-type="string">
            <text:p>owtm3enoeerhtqmvsfcgdjr4zbsxq</text:p>
          </table:table-cell>
          <table:table-cell table:formula="of:=ORG.LIBREOFFICE.REGEX([.A8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3];&quot;eno|owt|eerht|ruof|evif|xis|neves|thgie|enin|orez|\d&quot;;;1)" office:value-type="string" office:string-value="owt" calcext:value-type="string">
            <text:p>owt</text:p>
          </table:table-cell>
          <table:table-cell table:formula="of:=IF(ISNA([.G83]);&quot;&quot;;IF([.G83]=&quot;one&quot;;&quot;1&quot;;IF([.G83]=&quot;two&quot;;&quot;2&quot;;IF([.G83]=&quot;three&quot;;&quot;3&quot;;IF([.G83]=&quot;four&quot;;&quot;4&quot;;IF([.G83]=&quot;five&quot;;&quot;5&quot;;IF([.G83]=&quot;six&quot;;&quot;6&quot;;IF([.G83]=&quot;seven&quot;;&quot;7&quot;;IF([.G83]=&quot;eight&quot;;&quot;8&quot;;IF([.G83]=&quot;nine&quot;;&quot;9&quot;;IF([.G83]=&quot;zero&quot;;&quot;0&quot;;VALUE([.G83]))))))))))))" office:value-type="float" office:value="4" calcext:value-type="float">
            <text:p>4</text:p>
          </table:table-cell>
          <table:table-cell table:style-name="ce7" table:formula="of:=IF(ISNA([.H83]);&quot;&quot;;IF([.H83]=&quot;eno&quot;;&quot;1&quot;;IF([.H83]=&quot;owt&quot;;&quot;2&quot;;IF([.H83]=&quot;eerht&quot;;&quot;3&quot;;IF([.H83]=&quot;ruof&quot;;&quot;4&quot;;IF([.H83]=&quot;evif&quot;;&quot;5&quot;;IF([.H83]=&quot;xis&quot;;&quot;6&quot;;IF([.H83]=&quot;neves&quot;;&quot;7&quot;;IF([.H83]=&quot;thgie&quot;;&quot;8&quot;;IF([.H83]=&quot;enin&quot;;&quot;9&quot;;IF([.H83]=&quot;orez&quot;;&quot;0&quot;;[.H83])))))))))))" office:value-type="string" office:string-value="2" calcext:value-type="string">
            <text:p>2</text:p>
          </table:table-cell>
          <table:table-cell table:formula="of:=IF(ISNA([.G83]);&quot;&quot;;VALUE(COM.MICROSOFT.CONCAT([.I83:.J83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zls3</text:p>
          </table:table-cell>
          <table:table-cell table:style-name="ce4" table:formula="of:=ORG.LIBREOFFICE.REGEX([.A84];&quot;\D&quot;;&quot;&quot;;&quot;g&quot;)" office:value-type="string" office:string-value="133" calcext:value-type="string">
            <text:p>133</text:p>
          </table:table-cell>
          <table:table-cell table:formula="of:=LEFT([.B84];1)" office:value-type="string" office:string-value="1" calcext:value-type="string">
            <text:p>1</text:p>
          </table:table-cell>
          <table:table-cell table:style-name="ce5" table:formula="of:=RIGHT([.B84];1)" office:value-type="string" office:string-value="3" calcext:value-type="string">
            <text:p>3</text:p>
          </table:table-cell>
          <table:table-cell table:formula="of:=VALUE(COM.MICROSOFT.CONCAT([.C84];[.D84]))" office:value-type="float" office:value="13" calcext:value-type="float">
            <text:p>13</text:p>
          </table:table-cell>
          <table:table-cell table:style-name="ce14" table:formula="of:=(STRREV([.A84]))" office:value-type="string" office:string-value="3slz31" calcext:value-type="string">
            <text:p>3slz31</text:p>
          </table:table-cell>
          <table:table-cell table:formula="of:=ORG.LIBREOFFICE.REGEX([.A84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4];&quot;eno|owt|eerht|ruof|evif|xis|neves|thgie|enin|orez|\d&quot;;;1)" office:value-type="string" office:string-value="3" calcext:value-type="string">
            <text:p>3</text:p>
          </table:table-cell>
          <table:table-cell table:formula="of:=IF(ISNA([.G84]);&quot;&quot;;IF([.G84]=&quot;one&quot;;&quot;1&quot;;IF([.G84]=&quot;two&quot;;&quot;2&quot;;IF([.G84]=&quot;three&quot;;&quot;3&quot;;IF([.G84]=&quot;four&quot;;&quot;4&quot;;IF([.G84]=&quot;five&quot;;&quot;5&quot;;IF([.G84]=&quot;six&quot;;&quot;6&quot;;IF([.G84]=&quot;seven&quot;;&quot;7&quot;;IF([.G84]=&quot;eight&quot;;&quot;8&quot;;IF([.G84]=&quot;nine&quot;;&quot;9&quot;;IF([.G84]=&quot;zero&quot;;&quot;0&quot;;VALUE([.G84]))))))))))))" office:value-type="float" office:value="1" calcext:value-type="float">
            <text:p>1</text:p>
          </table:table-cell>
          <table:table-cell table:style-name="ce7" table:formula="of:=IF(ISNA([.H84]);&quot;&quot;;IF([.H84]=&quot;eno&quot;;&quot;1&quot;;IF([.H84]=&quot;owt&quot;;&quot;2&quot;;IF([.H84]=&quot;eerht&quot;;&quot;3&quot;;IF([.H84]=&quot;ruof&quot;;&quot;4&quot;;IF([.H84]=&quot;evif&quot;;&quot;5&quot;;IF([.H84]=&quot;xis&quot;;&quot;6&quot;;IF([.H84]=&quot;neves&quot;;&quot;7&quot;;IF([.H84]=&quot;thgie&quot;;&quot;8&quot;;IF([.H84]=&quot;enin&quot;;&quot;9&quot;;IF([.H84]=&quot;orez&quot;;&quot;0&quot;;[.H84])))))))))))" office:value-type="string" office:string-value="3" calcext:value-type="string">
            <text:p>3</text:p>
          </table:table-cell>
          <table:table-cell table:style-name="ce7" table:formula="of:=IF(ISNA([.G84]);&quot;&quot;;VALUE(COM.MICROSOFT.CONCAT([.I84:.J84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pjlgbjrkl6four5</text:p>
          </table:table-cell>
          <table:table-cell table:style-name="ce4" table:formula="of:=ORG.LIBREOFFICE.REGEX([.A85];&quot;\D&quot;;&quot;&quot;;&quot;g&quot;)" office:value-type="string" office:string-value="65" calcext:value-type="string">
            <text:p>65</text:p>
          </table:table-cell>
          <table:table-cell table:formula="of:=LEFT([.B85];1)" office:value-type="string" office:string-value="6" calcext:value-type="string">
            <text:p>6</text:p>
          </table:table-cell>
          <table:table-cell table:style-name="ce5" table:formula="of:=RIGHT([.B85];1)" office:value-type="string" office:string-value="5" calcext:value-type="string">
            <text:p>5</text:p>
          </table:table-cell>
          <table:table-cell table:formula="of:=VALUE(COM.MICROSOFT.CONCAT([.C85];[.D85]))" office:value-type="float" office:value="65" calcext:value-type="float">
            <text:p>65</text:p>
          </table:table-cell>
          <table:table-cell table:style-name="ce14" table:formula="of:=(STRREV([.A85]))" office:value-type="string" office:string-value="5ruof6lkrjbgljpz" calcext:value-type="string">
            <text:p>5ruof6lkrjbgljpz</text:p>
          </table:table-cell>
          <table:table-cell table:formula="of:=ORG.LIBREOFFICE.REGEX([.A8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5];&quot;eno|owt|eerht|ruof|evif|xis|neves|thgie|enin|orez|\d&quot;;;1)" office:value-type="string" office:string-value="5" calcext:value-type="string">
            <text:p>5</text:p>
          </table:table-cell>
          <table:table-cell table:formula="of:=IF(ISNA([.G85]);&quot;&quot;;IF([.G85]=&quot;one&quot;;&quot;1&quot;;IF([.G85]=&quot;two&quot;;&quot;2&quot;;IF([.G85]=&quot;three&quot;;&quot;3&quot;;IF([.G85]=&quot;four&quot;;&quot;4&quot;;IF([.G85]=&quot;five&quot;;&quot;5&quot;;IF([.G85]=&quot;six&quot;;&quot;6&quot;;IF([.G85]=&quot;seven&quot;;&quot;7&quot;;IF([.G85]=&quot;eight&quot;;&quot;8&quot;;IF([.G85]=&quot;nine&quot;;&quot;9&quot;;IF([.G85]=&quot;zero&quot;;&quot;0&quot;;VALUE([.G85]))))))))))))" office:value-type="float" office:value="6" calcext:value-type="float">
            <text:p>6</text:p>
          </table:table-cell>
          <table:table-cell table:style-name="ce7" table:formula="of:=IF(ISNA([.H85]);&quot;&quot;;IF([.H85]=&quot;eno&quot;;&quot;1&quot;;IF([.H85]=&quot;owt&quot;;&quot;2&quot;;IF([.H85]=&quot;eerht&quot;;&quot;3&quot;;IF([.H85]=&quot;ruof&quot;;&quot;4&quot;;IF([.H85]=&quot;evif&quot;;&quot;5&quot;;IF([.H85]=&quot;xis&quot;;&quot;6&quot;;IF([.H85]=&quot;neves&quot;;&quot;7&quot;;IF([.H85]=&quot;thgie&quot;;&quot;8&quot;;IF([.H85]=&quot;enin&quot;;&quot;9&quot;;IF([.H85]=&quot;orez&quot;;&quot;0&quot;;[.H85])))))))))))" office:value-type="string" office:string-value="5" calcext:value-type="string">
            <text:p>5</text:p>
          </table:table-cell>
          <table:table-cell table:formula="of:=IF(ISNA([.G85]);&quot;&quot;;VALUE(COM.MICROSOFT.CONCAT([.I85:.J85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64sevenfive</text:p>
          </table:table-cell>
          <table:table-cell table:style-name="ce4" table:formula="of:=ORG.LIBREOFFICE.REGEX([.A86];&quot;\D&quot;;&quot;&quot;;&quot;g&quot;)" office:value-type="string" office:string-value="264" calcext:value-type="string">
            <text:p>264</text:p>
          </table:table-cell>
          <table:table-cell table:formula="of:=LEFT([.B86];1)" office:value-type="string" office:string-value="2" calcext:value-type="string">
            <text:p>2</text:p>
          </table:table-cell>
          <table:table-cell table:style-name="ce5" table:formula="of:=RIGHT([.B86];1)" office:value-type="string" office:string-value="4" calcext:value-type="string">
            <text:p>4</text:p>
          </table:table-cell>
          <table:table-cell table:formula="of:=VALUE(COM.MICROSOFT.CONCAT([.C86];[.D86]))" office:value-type="float" office:value="24" calcext:value-type="float">
            <text:p>24</text:p>
          </table:table-cell>
          <table:table-cell table:style-name="ce14" table:formula="of:=(STRREV([.A86]))" office:value-type="string" office:string-value="evifneves462" calcext:value-type="string">
            <text:p>evifneves462</text:p>
          </table:table-cell>
          <table:table-cell table:formula="of:=ORG.LIBREOFFICE.REGEX([.A8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6];&quot;eno|owt|eerht|ruof|evif|xis|neves|thgie|enin|orez|\d&quot;;;1)" office:value-type="string" office:string-value="evif" calcext:value-type="string">
            <text:p>evif</text:p>
          </table:table-cell>
          <table:table-cell table:formula="of:=IF(ISNA([.G86]);&quot;&quot;;IF([.G86]=&quot;one&quot;;&quot;1&quot;;IF([.G86]=&quot;two&quot;;&quot;2&quot;;IF([.G86]=&quot;three&quot;;&quot;3&quot;;IF([.G86]=&quot;four&quot;;&quot;4&quot;;IF([.G86]=&quot;five&quot;;&quot;5&quot;;IF([.G86]=&quot;six&quot;;&quot;6&quot;;IF([.G86]=&quot;seven&quot;;&quot;7&quot;;IF([.G86]=&quot;eight&quot;;&quot;8&quot;;IF([.G86]=&quot;nine&quot;;&quot;9&quot;;IF([.G86]=&quot;zero&quot;;&quot;0&quot;;VALUE([.G86]))))))))))))" office:value-type="float" office:value="2" calcext:value-type="float">
            <text:p>2</text:p>
          </table:table-cell>
          <table:table-cell table:style-name="ce7" table:formula="of:=IF(ISNA([.H86]);&quot;&quot;;IF([.H86]=&quot;eno&quot;;&quot;1&quot;;IF([.H86]=&quot;owt&quot;;&quot;2&quot;;IF([.H86]=&quot;eerht&quot;;&quot;3&quot;;IF([.H86]=&quot;ruof&quot;;&quot;4&quot;;IF([.H86]=&quot;evif&quot;;&quot;5&quot;;IF([.H86]=&quot;xis&quot;;&quot;6&quot;;IF([.H86]=&quot;neves&quot;;&quot;7&quot;;IF([.H86]=&quot;thgie&quot;;&quot;8&quot;;IF([.H86]=&quot;enin&quot;;&quot;9&quot;;IF([.H86]=&quot;orez&quot;;&quot;0&quot;;[.H86])))))))))))" office:value-type="string" office:string-value="5" calcext:value-type="string">
            <text:p>5</text:p>
          </table:table-cell>
          <table:table-cell table:formula="of:=IF(ISNA([.G86]);&quot;&quot;;VALUE(COM.MICROSOFT.CONCAT([.I86:.J86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3vhsevennpbnine</text:p>
          </table:table-cell>
          <table:table-cell table:style-name="ce4" table:formula="of:=ORG.LIBREOFFICE.REGEX([.A87];&quot;\D&quot;;&quot;&quot;;&quot;g&quot;)" office:value-type="string" office:string-value="413" calcext:value-type="string">
            <text:p>413</text:p>
          </table:table-cell>
          <table:table-cell table:formula="of:=LEFT([.B87];1)" office:value-type="string" office:string-value="4" calcext:value-type="string">
            <text:p>4</text:p>
          </table:table-cell>
          <table:table-cell table:style-name="ce5" table:formula="of:=RIGHT([.B87];1)" office:value-type="string" office:string-value="3" calcext:value-type="string">
            <text:p>3</text:p>
          </table:table-cell>
          <table:table-cell table:formula="of:=VALUE(COM.MICROSOFT.CONCAT([.C87];[.D87]))" office:value-type="float" office:value="43" calcext:value-type="float">
            <text:p>43</text:p>
          </table:table-cell>
          <table:table-cell table:style-name="ce14" table:formula="of:=(STRREV([.A87]))" office:value-type="string" office:string-value="eninbpnneveshv314" calcext:value-type="string">
            <text:p>eninbpnneveshv314</text:p>
          </table:table-cell>
          <table:table-cell table:formula="of:=ORG.LIBREOFFICE.REGEX([.A8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7];&quot;eno|owt|eerht|ruof|evif|xis|neves|thgie|enin|orez|\d&quot;;;1)" office:value-type="string" office:string-value="enin" calcext:value-type="string">
            <text:p>enin</text:p>
          </table:table-cell>
          <table:table-cell table:formula="of:=IF(ISNA([.G87]);&quot;&quot;;IF([.G87]=&quot;one&quot;;&quot;1&quot;;IF([.G87]=&quot;two&quot;;&quot;2&quot;;IF([.G87]=&quot;three&quot;;&quot;3&quot;;IF([.G87]=&quot;four&quot;;&quot;4&quot;;IF([.G87]=&quot;five&quot;;&quot;5&quot;;IF([.G87]=&quot;six&quot;;&quot;6&quot;;IF([.G87]=&quot;seven&quot;;&quot;7&quot;;IF([.G87]=&quot;eight&quot;;&quot;8&quot;;IF([.G87]=&quot;nine&quot;;&quot;9&quot;;IF([.G87]=&quot;zero&quot;;&quot;0&quot;;VALUE([.G87]))))))))))))" office:value-type="float" office:value="4" calcext:value-type="float">
            <text:p>4</text:p>
          </table:table-cell>
          <table:table-cell table:style-name="ce7" table:formula="of:=IF(ISNA([.H87]);&quot;&quot;;IF([.H87]=&quot;eno&quot;;&quot;1&quot;;IF([.H87]=&quot;owt&quot;;&quot;2&quot;;IF([.H87]=&quot;eerht&quot;;&quot;3&quot;;IF([.H87]=&quot;ruof&quot;;&quot;4&quot;;IF([.H87]=&quot;evif&quot;;&quot;5&quot;;IF([.H87]=&quot;xis&quot;;&quot;6&quot;;IF([.H87]=&quot;neves&quot;;&quot;7&quot;;IF([.H87]=&quot;thgie&quot;;&quot;8&quot;;IF([.H87]=&quot;enin&quot;;&quot;9&quot;;IF([.H87]=&quot;orez&quot;;&quot;0&quot;;[.H87])))))))))))" office:value-type="string" office:string-value="9" calcext:value-type="string">
            <text:p>9</text:p>
          </table:table-cell>
          <table:table-cell table:formula="of:=IF(ISNA([.G87]);&quot;&quot;;VALUE(COM.MICROSOFT.CONCAT([.I87:.J87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9sevenhhhnblflxkeightnine</text:p>
          </table:table-cell>
          <table:table-cell table:style-name="ce4" table:formula="of:=ORG.LIBREOFFICE.REGEX([.A88];&quot;\D&quot;;&quot;&quot;;&quot;g&quot;)" office:value-type="string" office:string-value="9" calcext:value-type="string">
            <text:p>9</text:p>
          </table:table-cell>
          <table:table-cell table:formula="of:=LEFT([.B88];1)" office:value-type="string" office:string-value="9" calcext:value-type="string">
            <text:p>9</text:p>
          </table:table-cell>
          <table:table-cell table:style-name="ce5" table:formula="of:=RIGHT([.B88];1)" office:value-type="string" office:string-value="9" calcext:value-type="string">
            <text:p>9</text:p>
          </table:table-cell>
          <table:table-cell table:formula="of:=VALUE(COM.MICROSOFT.CONCAT([.C88];[.D88]))" office:value-type="float" office:value="99" calcext:value-type="float">
            <text:p>99</text:p>
          </table:table-cell>
          <table:table-cell table:style-name="ce14" table:formula="of:=(STRREV([.A88]))" office:value-type="string" office:string-value="eninthgiekxlflbnhhhneves9ng" calcext:value-type="string">
            <text:p>eninthgiekxlflbnhhhneves9ng</text:p>
          </table:table-cell>
          <table:table-cell table:formula="of:=ORG.LIBREOFFICE.REGEX([.A8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8];&quot;eno|owt|eerht|ruof|evif|xis|neves|thgie|enin|orez|\d&quot;;;1)" office:value-type="string" office:string-value="enin" calcext:value-type="string">
            <text:p>enin</text:p>
          </table:table-cell>
          <table:table-cell table:formula="of:=IF(ISNA([.G88]);&quot;&quot;;IF([.G88]=&quot;one&quot;;&quot;1&quot;;IF([.G88]=&quot;two&quot;;&quot;2&quot;;IF([.G88]=&quot;three&quot;;&quot;3&quot;;IF([.G88]=&quot;four&quot;;&quot;4&quot;;IF([.G88]=&quot;five&quot;;&quot;5&quot;;IF([.G88]=&quot;six&quot;;&quot;6&quot;;IF([.G88]=&quot;seven&quot;;&quot;7&quot;;IF([.G88]=&quot;eight&quot;;&quot;8&quot;;IF([.G88]=&quot;nine&quot;;&quot;9&quot;;IF([.G88]=&quot;zero&quot;;&quot;0&quot;;VALUE([.G88]))))))))))))" office:value-type="float" office:value="9" calcext:value-type="float">
            <text:p>9</text:p>
          </table:table-cell>
          <table:table-cell table:style-name="ce7" table:formula="of:=IF(ISNA([.H88]);&quot;&quot;;IF([.H88]=&quot;eno&quot;;&quot;1&quot;;IF([.H88]=&quot;owt&quot;;&quot;2&quot;;IF([.H88]=&quot;eerht&quot;;&quot;3&quot;;IF([.H88]=&quot;ruof&quot;;&quot;4&quot;;IF([.H88]=&quot;evif&quot;;&quot;5&quot;;IF([.H88]=&quot;xis&quot;;&quot;6&quot;;IF([.H88]=&quot;neves&quot;;&quot;7&quot;;IF([.H88]=&quot;thgie&quot;;&quot;8&quot;;IF([.H88]=&quot;enin&quot;;&quot;9&quot;;IF([.H88]=&quot;orez&quot;;&quot;0&quot;;[.H88])))))))))))" office:value-type="string" office:string-value="9" calcext:value-type="string">
            <text:p>9</text:p>
          </table:table-cell>
          <table:table-cell table:formula="of:=IF(ISNA([.G88]);&quot;&quot;;VALUE(COM.MICROSOFT.CONCAT([.I88:.J88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dfdsdb5seven</text:p>
          </table:table-cell>
          <table:table-cell table:style-name="ce4" table:formula="of:=ORG.LIBREOFFICE.REGEX([.A89];&quot;\D&quot;;&quot;&quot;;&quot;g&quot;)" office:value-type="string" office:string-value="5" calcext:value-type="string">
            <text:p>5</text:p>
          </table:table-cell>
          <table:table-cell table:formula="of:=LEFT([.B89];1)" office:value-type="string" office:string-value="5" calcext:value-type="string">
            <text:p>5</text:p>
          </table:table-cell>
          <table:table-cell table:style-name="ce5" table:formula="of:=RIGHT([.B89];1)" office:value-type="string" office:string-value="5" calcext:value-type="string">
            <text:p>5</text:p>
          </table:table-cell>
          <table:table-cell table:formula="of:=VALUE(COM.MICROSOFT.CONCAT([.C89];[.D89]))" office:value-type="float" office:value="55" calcext:value-type="float">
            <text:p>55</text:p>
          </table:table-cell>
          <table:table-cell table:style-name="ce14" table:formula="of:=(STRREV([.A89]))" office:value-type="string" office:string-value="neves5bdsdfdgh" calcext:value-type="string">
            <text:p>neves5bdsdfdgh</text:p>
          </table:table-cell>
          <table:table-cell table:formula="of:=ORG.LIBREOFFICE.REGEX([.A8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9]);&quot;&quot;;IF([.G89]=&quot;one&quot;;&quot;1&quot;;IF([.G89]=&quot;two&quot;;&quot;2&quot;;IF([.G89]=&quot;three&quot;;&quot;3&quot;;IF([.G89]=&quot;four&quot;;&quot;4&quot;;IF([.G89]=&quot;five&quot;;&quot;5&quot;;IF([.G89]=&quot;six&quot;;&quot;6&quot;;IF([.G89]=&quot;seven&quot;;&quot;7&quot;;IF([.G89]=&quot;eight&quot;;&quot;8&quot;;IF([.G89]=&quot;nine&quot;;&quot;9&quot;;IF([.G89]=&quot;zero&quot;;&quot;0&quot;;VALUE([.G89]))))))))))))" office:value-type="float" office:value="5" calcext:value-type="float">
            <text:p>5</text:p>
          </table:table-cell>
          <table:table-cell table:style-name="ce7" table:formula="of:=IF(ISNA([.H89]);&quot;&quot;;IF([.H89]=&quot;eno&quot;;&quot;1&quot;;IF([.H89]=&quot;owt&quot;;&quot;2&quot;;IF([.H89]=&quot;eerht&quot;;&quot;3&quot;;IF([.H89]=&quot;ruof&quot;;&quot;4&quot;;IF([.H89]=&quot;evif&quot;;&quot;5&quot;;IF([.H89]=&quot;xis&quot;;&quot;6&quot;;IF([.H89]=&quot;neves&quot;;&quot;7&quot;;IF([.H89]=&quot;thgie&quot;;&quot;8&quot;;IF([.H89]=&quot;enin&quot;;&quot;9&quot;;IF([.H89]=&quot;orez&quot;;&quot;0&quot;;[.H89])))))))))))" office:value-type="string" office:string-value="7" calcext:value-type="string">
            <text:p>7</text:p>
          </table:table-cell>
          <table:table-cell table:formula="of:=IF(ISNA([.G89]);&quot;&quot;;VALUE(COM.MICROSOFT.CONCAT([.I89:.J89])))"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ightczrstqtcjmrpbhhdxrflkcjpsdjbskfvzdglt6nine</text:p>
          </table:table-cell>
          <table:table-cell table:style-name="ce4" table:formula="of:=ORG.LIBREOFFICE.REGEX([.A90];&quot;\D&quot;;&quot;&quot;;&quot;g&quot;)" office:value-type="string" office:string-value="6" calcext:value-type="string">
            <text:p>6</text:p>
          </table:table-cell>
          <table:table-cell table:formula="of:=LEFT([.B90];1)" office:value-type="string" office:string-value="6" calcext:value-type="string">
            <text:p>6</text:p>
          </table:table-cell>
          <table:table-cell table:style-name="ce5" table:formula="of:=RIGHT([.B90];1)" office:value-type="string" office:string-value="6" calcext:value-type="string">
            <text:p>6</text:p>
          </table:table-cell>
          <table:table-cell table:formula="of:=VALUE(COM.MICROSOFT.CONCAT([.C90];[.D90]))" office:value-type="float" office:value="66" calcext:value-type="float">
            <text:p>66</text:p>
          </table:table-cell>
          <table:table-cell table:style-name="ce14" table:formula="of:=(STRREV([.A90]))" office:value-type="string" office:string-value="enin6tlgdzvfksbjdspjcklfrxdhhbprmjctqtsrzcthgie" calcext:value-type="string">
            <text:p>enin6tlgdzvfksbjdspjcklfrxdhhbprmjctqtsrzcthgie</text:p>
          </table:table-cell>
          <table:table-cell table:formula="of:=ORG.LIBREOFFICE.REGEX([.A9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0];&quot;eno|owt|eerht|ruof|evif|xis|neves|thgie|enin|orez|\d&quot;;;1)" office:value-type="string" office:string-value="enin" calcext:value-type="string">
            <text:p>enin</text:p>
          </table:table-cell>
          <table:table-cell table:formula="of:=IF(ISNA([.G90]);&quot;&quot;;IF([.G90]=&quot;one&quot;;&quot;1&quot;;IF([.G90]=&quot;two&quot;;&quot;2&quot;;IF([.G90]=&quot;three&quot;;&quot;3&quot;;IF([.G90]=&quot;four&quot;;&quot;4&quot;;IF([.G90]=&quot;five&quot;;&quot;5&quot;;IF([.G90]=&quot;six&quot;;&quot;6&quot;;IF([.G90]=&quot;seven&quot;;&quot;7&quot;;IF([.G90]=&quot;eight&quot;;&quot;8&quot;;IF([.G90]=&quot;nine&quot;;&quot;9&quot;;IF([.G90]=&quot;zero&quot;;&quot;0&quot;;VALUE([.G90]))))))))))))" office:value-type="string" office:string-value="8" calcext:value-type="string">
            <text:p>8</text:p>
          </table:table-cell>
          <table:table-cell table:style-name="ce7" table:formula="of:=IF(ISNA([.H90]);&quot;&quot;;IF([.H90]=&quot;eno&quot;;&quot;1&quot;;IF([.H90]=&quot;owt&quot;;&quot;2&quot;;IF([.H90]=&quot;eerht&quot;;&quot;3&quot;;IF([.H90]=&quot;ruof&quot;;&quot;4&quot;;IF([.H90]=&quot;evif&quot;;&quot;5&quot;;IF([.H90]=&quot;xis&quot;;&quot;6&quot;;IF([.H90]=&quot;neves&quot;;&quot;7&quot;;IF([.H90]=&quot;thgie&quot;;&quot;8&quot;;IF([.H90]=&quot;enin&quot;;&quot;9&quot;;IF([.H90]=&quot;orez&quot;;&quot;0&quot;;[.H90])))))))))))" office:value-type="string" office:string-value="9" calcext:value-type="string">
            <text:p>9</text:p>
          </table:table-cell>
          <table:table-cell table:formula="of:=IF(ISNA([.G90]);&quot;&quot;;VALUE(COM.MICROSOFT.CONCAT([.I90:.J90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gr15mzkpt5</text:p>
          </table:table-cell>
          <table:table-cell table:style-name="ce4" table:formula="of:=ORG.LIBREOFFICE.REGEX([.A91];&quot;\D&quot;;&quot;&quot;;&quot;g&quot;)" office:value-type="string" office:string-value="155" calcext:value-type="string">
            <text:p>155</text:p>
          </table:table-cell>
          <table:table-cell table:formula="of:=LEFT([.B91];1)" office:value-type="string" office:string-value="1" calcext:value-type="string">
            <text:p>1</text:p>
          </table:table-cell>
          <table:table-cell table:style-name="ce5" table:formula="of:=RIGHT([.B91];1)" office:value-type="string" office:string-value="5" calcext:value-type="string">
            <text:p>5</text:p>
          </table:table-cell>
          <table:table-cell table:formula="of:=VALUE(COM.MICROSOFT.CONCAT([.C91];[.D91]))" office:value-type="float" office:value="15" calcext:value-type="float">
            <text:p>15</text:p>
          </table:table-cell>
          <table:table-cell table:style-name="ce14" table:formula="of:=(STRREV([.A91]))" office:value-type="string" office:string-value="5tpkzm51rgrj" calcext:value-type="string">
            <text:p>5tpkzm51rgrj</text:p>
          </table:table-cell>
          <table:table-cell table:formula="of:=ORG.LIBREOFFICE.REGEX([.A9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1];&quot;eno|owt|eerht|ruof|evif|xis|neves|thgie|enin|orez|\d&quot;;;1)" office:value-type="string" office:string-value="5" calcext:value-type="string">
            <text:p>5</text:p>
          </table:table-cell>
          <table:table-cell table:formula="of:=IF(ISNA([.G91]);&quot;&quot;;IF([.G91]=&quot;one&quot;;&quot;1&quot;;IF([.G91]=&quot;two&quot;;&quot;2&quot;;IF([.G91]=&quot;three&quot;;&quot;3&quot;;IF([.G91]=&quot;four&quot;;&quot;4&quot;;IF([.G91]=&quot;five&quot;;&quot;5&quot;;IF([.G91]=&quot;six&quot;;&quot;6&quot;;IF([.G91]=&quot;seven&quot;;&quot;7&quot;;IF([.G91]=&quot;eight&quot;;&quot;8&quot;;IF([.G91]=&quot;nine&quot;;&quot;9&quot;;IF([.G91]=&quot;zero&quot;;&quot;0&quot;;VALUE([.G91]))))))))))))" office:value-type="float" office:value="1" calcext:value-type="float">
            <text:p>1</text:p>
          </table:table-cell>
          <table:table-cell table:style-name="ce7" table:formula="of:=IF(ISNA([.H91]);&quot;&quot;;IF([.H91]=&quot;eno&quot;;&quot;1&quot;;IF([.H91]=&quot;owt&quot;;&quot;2&quot;;IF([.H91]=&quot;eerht&quot;;&quot;3&quot;;IF([.H91]=&quot;ruof&quot;;&quot;4&quot;;IF([.H91]=&quot;evif&quot;;&quot;5&quot;;IF([.H91]=&quot;xis&quot;;&quot;6&quot;;IF([.H91]=&quot;neves&quot;;&quot;7&quot;;IF([.H91]=&quot;thgie&quot;;&quot;8&quot;;IF([.H91]=&quot;enin&quot;;&quot;9&quot;;IF([.H91]=&quot;orez&quot;;&quot;0&quot;;[.H91])))))))))))" office:value-type="string" office:string-value="5" calcext:value-type="string">
            <text:p>5</text:p>
          </table:table-cell>
          <table:table-cell table:style-name="ce7" table:formula="of:=IF(ISNA([.G91]);&quot;&quot;;VALUE(COM.MICROSOFT.CONCAT([.I91:.J91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zlvmrdcvglcjsjzxm3748hjlvtgz</text:p>
          </table:table-cell>
          <table:table-cell table:style-name="ce4" table:formula="of:=ORG.LIBREOFFICE.REGEX([.A92];&quot;\D&quot;;&quot;&quot;;&quot;g&quot;)" office:value-type="string" office:string-value="3748" calcext:value-type="string">
            <text:p>3748</text:p>
          </table:table-cell>
          <table:table-cell table:formula="of:=LEFT([.B92];1)" office:value-type="string" office:string-value="3" calcext:value-type="string">
            <text:p>3</text:p>
          </table:table-cell>
          <table:table-cell table:style-name="ce5" table:formula="of:=RIGHT([.B92];1)" office:value-type="string" office:string-value="8" calcext:value-type="string">
            <text:p>8</text:p>
          </table:table-cell>
          <table:table-cell table:formula="of:=VALUE(COM.MICROSOFT.CONCAT([.C92];[.D92]))" office:value-type="float" office:value="38" calcext:value-type="float">
            <text:p>38</text:p>
          </table:table-cell>
          <table:table-cell table:style-name="ce14" table:formula="of:=(STRREV([.A92]))" office:value-type="string" office:string-value="zgtvljh8473mxzjsjclgvcdrmvlzxl" calcext:value-type="string">
            <text:p>zgtvljh8473mxzjsjclgvcdrmvlzxl</text:p>
          </table:table-cell>
          <table:table-cell table:formula="of:=ORG.LIBREOFFICE.REGEX([.A9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2];&quot;eno|owt|eerht|ruof|evif|xis|neves|thgie|enin|orez|\d&quot;;;1)" office:value-type="string" office:string-value="8" calcext:value-type="string">
            <text:p>8</text:p>
          </table:table-cell>
          <table:table-cell table:formula="of:=IF(ISNA([.G92]);&quot;&quot;;IF([.G92]=&quot;one&quot;;&quot;1&quot;;IF([.G92]=&quot;two&quot;;&quot;2&quot;;IF([.G92]=&quot;three&quot;;&quot;3&quot;;IF([.G92]=&quot;four&quot;;&quot;4&quot;;IF([.G92]=&quot;five&quot;;&quot;5&quot;;IF([.G92]=&quot;six&quot;;&quot;6&quot;;IF([.G92]=&quot;seven&quot;;&quot;7&quot;;IF([.G92]=&quot;eight&quot;;&quot;8&quot;;IF([.G92]=&quot;nine&quot;;&quot;9&quot;;IF([.G92]=&quot;zero&quot;;&quot;0&quot;;VALUE([.G92]))))))))))))" office:value-type="float" office:value="3" calcext:value-type="float">
            <text:p>3</text:p>
          </table:table-cell>
          <table:table-cell table:style-name="ce7" table:formula="of:=IF(ISNA([.H92]);&quot;&quot;;IF([.H92]=&quot;eno&quot;;&quot;1&quot;;IF([.H92]=&quot;owt&quot;;&quot;2&quot;;IF([.H92]=&quot;eerht&quot;;&quot;3&quot;;IF([.H92]=&quot;ruof&quot;;&quot;4&quot;;IF([.H92]=&quot;evif&quot;;&quot;5&quot;;IF([.H92]=&quot;xis&quot;;&quot;6&quot;;IF([.H92]=&quot;neves&quot;;&quot;7&quot;;IF([.H92]=&quot;thgie&quot;;&quot;8&quot;;IF([.H92]=&quot;enin&quot;;&quot;9&quot;;IF([.H92]=&quot;orez&quot;;&quot;0&quot;;[.H92])))))))))))" office:value-type="string" office:string-value="8" calcext:value-type="string">
            <text:p>8</text:p>
          </table:table-cell>
          <table:table-cell table:style-name="ce7" table:formula="of:=IF(ISNA([.G92]);&quot;&quot;;VALUE(COM.MICROSOFT.CONCAT([.I92:.J92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kxcqcpztqfoureightsrdhtmnbpsqkc5</text:p>
          </table:table-cell>
          <table:table-cell table:style-name="ce4" table:formula="of:=ORG.LIBREOFFICE.REGEX([.A93];&quot;\D&quot;;&quot;&quot;;&quot;g&quot;)" office:value-type="string" office:string-value="5" calcext:value-type="string">
            <text:p>5</text:p>
          </table:table-cell>
          <table:table-cell table:formula="of:=LEFT([.B93];1)" office:value-type="string" office:string-value="5" calcext:value-type="string">
            <text:p>5</text:p>
          </table:table-cell>
          <table:table-cell table:style-name="ce5" table:formula="of:=RIGHT([.B93];1)" office:value-type="string" office:string-value="5" calcext:value-type="string">
            <text:p>5</text:p>
          </table:table-cell>
          <table:table-cell table:formula="of:=VALUE(COM.MICROSOFT.CONCAT([.C93];[.D93]))" office:value-type="float" office:value="55" calcext:value-type="float">
            <text:p>55</text:p>
          </table:table-cell>
          <table:table-cell table:style-name="ce14" table:formula="of:=(STRREV([.A93]))" office:value-type="string" office:string-value="5ckqspbnmthdrsthgieruofqtzpcqcxkenin" calcext:value-type="string">
            <text:p>5ckqspbnmthdrsthgieruofqtzpcqcxkenin</text:p>
          </table:table-cell>
          <table:table-cell table:formula="of:=ORG.LIBREOFFICE.REGEX([.A9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3];&quot;eno|owt|eerht|ruof|evif|xis|neves|thgie|enin|orez|\d&quot;;;1)" office:value-type="string" office:string-value="5" calcext:value-type="string">
            <text:p>5</text:p>
          </table:table-cell>
          <table:table-cell table:formula="of:=IF(ISNA([.G93]);&quot;&quot;;IF([.G93]=&quot;one&quot;;&quot;1&quot;;IF([.G93]=&quot;two&quot;;&quot;2&quot;;IF([.G93]=&quot;three&quot;;&quot;3&quot;;IF([.G93]=&quot;four&quot;;&quot;4&quot;;IF([.G93]=&quot;five&quot;;&quot;5&quot;;IF([.G93]=&quot;six&quot;;&quot;6&quot;;IF([.G93]=&quot;seven&quot;;&quot;7&quot;;IF([.G93]=&quot;eight&quot;;&quot;8&quot;;IF([.G93]=&quot;nine&quot;;&quot;9&quot;;IF([.G93]=&quot;zero&quot;;&quot;0&quot;;VALUE([.G93]))))))))))))" office:value-type="string" office:string-value="9" calcext:value-type="string">
            <text:p>9</text:p>
          </table:table-cell>
          <table:table-cell table:style-name="ce7" table:formula="of:=IF(ISNA([.H93]);&quot;&quot;;IF([.H93]=&quot;eno&quot;;&quot;1&quot;;IF([.H93]=&quot;owt&quot;;&quot;2&quot;;IF([.H93]=&quot;eerht&quot;;&quot;3&quot;;IF([.H93]=&quot;ruof&quot;;&quot;4&quot;;IF([.H93]=&quot;evif&quot;;&quot;5&quot;;IF([.H93]=&quot;xis&quot;;&quot;6&quot;;IF([.H93]=&quot;neves&quot;;&quot;7&quot;;IF([.H93]=&quot;thgie&quot;;&quot;8&quot;;IF([.H93]=&quot;enin&quot;;&quot;9&quot;;IF([.H93]=&quot;orez&quot;;&quot;0&quot;;[.H93])))))))))))" office:value-type="string" office:string-value="5" calcext:value-type="string">
            <text:p>5</text:p>
          </table:table-cell>
          <table:table-cell table:formula="of:=IF(ISNA([.G93]);&quot;&quot;;VALUE(COM.MICROSOFT.CONCAT([.I93:.J93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xfdkmp4fourtwopdpfmcqnrqkmvf</text:p>
          </table:table-cell>
          <table:table-cell table:style-name="ce4" table:formula="of:=ORG.LIBREOFFICE.REGEX([.A94];&quot;\D&quot;;&quot;&quot;;&quot;g&quot;)" office:value-type="string" office:string-value="4" calcext:value-type="string">
            <text:p>4</text:p>
          </table:table-cell>
          <table:table-cell table:formula="of:=LEFT([.B94];1)" office:value-type="string" office:string-value="4" calcext:value-type="string">
            <text:p>4</text:p>
          </table:table-cell>
          <table:table-cell table:style-name="ce5" table:formula="of:=RIGHT([.B94];1)" office:value-type="string" office:string-value="4" calcext:value-type="string">
            <text:p>4</text:p>
          </table:table-cell>
          <table:table-cell table:formula="of:=VALUE(COM.MICROSOFT.CONCAT([.C94];[.D94]))" office:value-type="float" office:value="44" calcext:value-type="float">
            <text:p>44</text:p>
          </table:table-cell>
          <table:table-cell table:style-name="ce14" table:formula="of:=(STRREV([.A94]))" office:value-type="string" office:string-value="fvmkqrnqcmfpdpowtruof4pmkdfxv" calcext:value-type="string">
            <text:p>fvmkqrnqcmfpdpowtruof4pmkdfxv</text:p>
          </table:table-cell>
          <table:table-cell table:formula="of:=ORG.LIBREOFFICE.REGEX([.A9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94];&quot;eno|owt|eerht|ruof|evif|xis|neves|thgie|enin|orez|\d&quot;;;1)" office:value-type="string" office:string-value="owt" calcext:value-type="string">
            <text:p>owt</text:p>
          </table:table-cell>
          <table:table-cell table:formula="of:=IF(ISNA([.G94]);&quot;&quot;;IF([.G94]=&quot;one&quot;;&quot;1&quot;;IF([.G94]=&quot;two&quot;;&quot;2&quot;;IF([.G94]=&quot;three&quot;;&quot;3&quot;;IF([.G94]=&quot;four&quot;;&quot;4&quot;;IF([.G94]=&quot;five&quot;;&quot;5&quot;;IF([.G94]=&quot;six&quot;;&quot;6&quot;;IF([.G94]=&quot;seven&quot;;&quot;7&quot;;IF([.G94]=&quot;eight&quot;;&quot;8&quot;;IF([.G94]=&quot;nine&quot;;&quot;9&quot;;IF([.G94]=&quot;zero&quot;;&quot;0&quot;;VALUE([.G94]))))))))))))" office:value-type="float" office:value="4" calcext:value-type="float">
            <text:p>4</text:p>
          </table:table-cell>
          <table:table-cell table:style-name="ce7" table:formula="of:=IF(ISNA([.H94]);&quot;&quot;;IF([.H94]=&quot;eno&quot;;&quot;1&quot;;IF([.H94]=&quot;owt&quot;;&quot;2&quot;;IF([.H94]=&quot;eerht&quot;;&quot;3&quot;;IF([.H94]=&quot;ruof&quot;;&quot;4&quot;;IF([.H94]=&quot;evif&quot;;&quot;5&quot;;IF([.H94]=&quot;xis&quot;;&quot;6&quot;;IF([.H94]=&quot;neves&quot;;&quot;7&quot;;IF([.H94]=&quot;thgie&quot;;&quot;8&quot;;IF([.H94]=&quot;enin&quot;;&quot;9&quot;;IF([.H94]=&quot;orez&quot;;&quot;0&quot;;[.H94])))))))))))" office:value-type="string" office:string-value="2" calcext:value-type="string">
            <text:p>2</text:p>
          </table:table-cell>
          <table:table-cell table:formula="of:=IF(ISNA([.G94]);&quot;&quot;;VALUE(COM.MICROSOFT.CONCAT([.I94:.J94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kkmcccpone4qthree</text:p>
          </table:table-cell>
          <table:table-cell table:style-name="ce4" table:formula="of:=ORG.LIBREOFFICE.REGEX([.A95];&quot;\D&quot;;&quot;&quot;;&quot;g&quot;)" office:value-type="string" office:string-value="4" calcext:value-type="string">
            <text:p>4</text:p>
          </table:table-cell>
          <table:table-cell table:formula="of:=LEFT([.B95];1)" office:value-type="string" office:string-value="4" calcext:value-type="string">
            <text:p>4</text:p>
          </table:table-cell>
          <table:table-cell table:style-name="ce5" table:formula="of:=RIGHT([.B95];1)" office:value-type="string" office:string-value="4" calcext:value-type="string">
            <text:p>4</text:p>
          </table:table-cell>
          <table:table-cell table:formula="of:=VALUE(COM.MICROSOFT.CONCAT([.C95];[.D95]))" office:value-type="float" office:value="44" calcext:value-type="float">
            <text:p>44</text:p>
          </table:table-cell>
          <table:table-cell table:style-name="ce14" table:formula="of:=(STRREV([.A95]))" office:value-type="string" office:string-value="eerhtq4enopcccmkkrp" calcext:value-type="string">
            <text:p>eerhtq4enopcccmkkrp</text:p>
          </table:table-cell>
          <table:table-cell table:formula="of:=ORG.LIBREOFFICE.REGEX([.A95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5]);&quot;&quot;;IF([.G95]=&quot;one&quot;;&quot;1&quot;;IF([.G95]=&quot;two&quot;;&quot;2&quot;;IF([.G95]=&quot;three&quot;;&quot;3&quot;;IF([.G95]=&quot;four&quot;;&quot;4&quot;;IF([.G95]=&quot;five&quot;;&quot;5&quot;;IF([.G95]=&quot;six&quot;;&quot;6&quot;;IF([.G95]=&quot;seven&quot;;&quot;7&quot;;IF([.G95]=&quot;eight&quot;;&quot;8&quot;;IF([.G95]=&quot;nine&quot;;&quot;9&quot;;IF([.G95]=&quot;zero&quot;;&quot;0&quot;;VALUE([.G95]))))))))))))" office:value-type="string" office:string-value="1" calcext:value-type="string">
            <text:p>1</text:p>
          </table:table-cell>
          <table:table-cell table:style-name="ce7" table:formula="of:=IF(ISNA([.H95]);&quot;&quot;;IF([.H95]=&quot;eno&quot;;&quot;1&quot;;IF([.H95]=&quot;owt&quot;;&quot;2&quot;;IF([.H95]=&quot;eerht&quot;;&quot;3&quot;;IF([.H95]=&quot;ruof&quot;;&quot;4&quot;;IF([.H95]=&quot;evif&quot;;&quot;5&quot;;IF([.H95]=&quot;xis&quot;;&quot;6&quot;;IF([.H95]=&quot;neves&quot;;&quot;7&quot;;IF([.H95]=&quot;thgie&quot;;&quot;8&quot;;IF([.H95]=&quot;enin&quot;;&quot;9&quot;;IF([.H95]=&quot;orez&quot;;&quot;0&quot;;[.H95])))))))))))" office:value-type="string" office:string-value="3" calcext:value-type="string">
            <text:p>3</text:p>
          </table:table-cell>
          <table:table-cell table:formula="of:=IF(ISNA([.G95]);&quot;&quot;;VALUE(COM.MICROSOFT.CONCAT([.I95:.J95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xqfourkrttdqlhkjhp5</text:p>
          </table:table-cell>
          <table:table-cell table:style-name="ce4" table:formula="of:=ORG.LIBREOFFICE.REGEX([.A96];&quot;\D&quot;;&quot;&quot;;&quot;g&quot;)" office:value-type="string" office:string-value="5" calcext:value-type="string">
            <text:p>5</text:p>
          </table:table-cell>
          <table:table-cell table:formula="of:=LEFT([.B96];1)" office:value-type="string" office:string-value="5" calcext:value-type="string">
            <text:p>5</text:p>
          </table:table-cell>
          <table:table-cell table:style-name="ce5" table:formula="of:=RIGHT([.B96];1)" office:value-type="string" office:string-value="5" calcext:value-type="string">
            <text:p>5</text:p>
          </table:table-cell>
          <table:table-cell table:formula="of:=VALUE(COM.MICROSOFT.CONCAT([.C96];[.D96]))" office:value-type="float" office:value="55" calcext:value-type="float">
            <text:p>55</text:p>
          </table:table-cell>
          <table:table-cell table:style-name="ce14" table:formula="of:=(STRREV([.A96]))" office:value-type="string" office:string-value="5phjkhlqdttrkruofqxxl" calcext:value-type="string">
            <text:p>5phjkhlqdttrkruofqxxl</text:p>
          </table:table-cell>
          <table:table-cell table:formula="of:=ORG.LIBREOFFICE.REGEX([.A9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6];&quot;eno|owt|eerht|ruof|evif|xis|neves|thgie|enin|orez|\d&quot;;;1)" office:value-type="string" office:string-value="5" calcext:value-type="string">
            <text:p>5</text:p>
          </table:table-cell>
          <table:table-cell table:formula="of:=IF(ISNA([.G96]);&quot;&quot;;IF([.G96]=&quot;one&quot;;&quot;1&quot;;IF([.G96]=&quot;two&quot;;&quot;2&quot;;IF([.G96]=&quot;three&quot;;&quot;3&quot;;IF([.G96]=&quot;four&quot;;&quot;4&quot;;IF([.G96]=&quot;five&quot;;&quot;5&quot;;IF([.G96]=&quot;six&quot;;&quot;6&quot;;IF([.G96]=&quot;seven&quot;;&quot;7&quot;;IF([.G96]=&quot;eight&quot;;&quot;8&quot;;IF([.G96]=&quot;nine&quot;;&quot;9&quot;;IF([.G96]=&quot;zero&quot;;&quot;0&quot;;VALUE([.G96]))))))))))))" office:value-type="string" office:string-value="4" calcext:value-type="string">
            <text:p>4</text:p>
          </table:table-cell>
          <table:table-cell table:style-name="ce7" table:formula="of:=IF(ISNA([.H96]);&quot;&quot;;IF([.H96]=&quot;eno&quot;;&quot;1&quot;;IF([.H96]=&quot;owt&quot;;&quot;2&quot;;IF([.H96]=&quot;eerht&quot;;&quot;3&quot;;IF([.H96]=&quot;ruof&quot;;&quot;4&quot;;IF([.H96]=&quot;evif&quot;;&quot;5&quot;;IF([.H96]=&quot;xis&quot;;&quot;6&quot;;IF([.H96]=&quot;neves&quot;;&quot;7&quot;;IF([.H96]=&quot;thgie&quot;;&quot;8&quot;;IF([.H96]=&quot;enin&quot;;&quot;9&quot;;IF([.H96]=&quot;orez&quot;;&quot;0&quot;;[.H96])))))))))))" office:value-type="string" office:string-value="5" calcext:value-type="string">
            <text:p>5</text:p>
          </table:table-cell>
          <table:table-cell table:formula="of:=IF(ISNA([.G96]);&quot;&quot;;VALUE(COM.MICROSOFT.CONCAT([.I96:.J96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7three</text:p>
          </table:table-cell>
          <table:table-cell table:style-name="ce4" table:formula="of:=ORG.LIBREOFFICE.REGEX([.A97];&quot;\D&quot;;&quot;&quot;;&quot;g&quot;)" office:value-type="string" office:string-value="7" calcext:value-type="string">
            <text:p>7</text:p>
          </table:table-cell>
          <table:table-cell table:formula="of:=LEFT([.B97];1)" office:value-type="string" office:string-value="7" calcext:value-type="string">
            <text:p>7</text:p>
          </table:table-cell>
          <table:table-cell table:style-name="ce5" table:formula="of:=RIGHT([.B97];1)" office:value-type="string" office:string-value="7" calcext:value-type="string">
            <text:p>7</text:p>
          </table:table-cell>
          <table:table-cell table:formula="of:=VALUE(COM.MICROSOFT.CONCAT([.C97];[.D97]))" office:value-type="float" office:value="77" calcext:value-type="float">
            <text:p>77</text:p>
          </table:table-cell>
          <table:table-cell table:style-name="ce14" table:formula="of:=(STRREV([.A97]))" office:value-type="string" office:string-value="eerht7evif" calcext:value-type="string">
            <text:p>eerht7evif</text:p>
          </table:table-cell>
          <table:table-cell table:formula="of:=ORG.LIBREOFFICE.REGEX([.A9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7]);&quot;&quot;;IF([.G97]=&quot;one&quot;;&quot;1&quot;;IF([.G97]=&quot;two&quot;;&quot;2&quot;;IF([.G97]=&quot;three&quot;;&quot;3&quot;;IF([.G97]=&quot;four&quot;;&quot;4&quot;;IF([.G97]=&quot;five&quot;;&quot;5&quot;;IF([.G97]=&quot;six&quot;;&quot;6&quot;;IF([.G97]=&quot;seven&quot;;&quot;7&quot;;IF([.G97]=&quot;eight&quot;;&quot;8&quot;;IF([.G97]=&quot;nine&quot;;&quot;9&quot;;IF([.G97]=&quot;zero&quot;;&quot;0&quot;;VALUE([.G97]))))))))))))" office:value-type="string" office:string-value="5" calcext:value-type="string">
            <text:p>5</text:p>
          </table:table-cell>
          <table:table-cell table:style-name="ce7" table:formula="of:=IF(ISNA([.H97]);&quot;&quot;;IF([.H97]=&quot;eno&quot;;&quot;1&quot;;IF([.H97]=&quot;owt&quot;;&quot;2&quot;;IF([.H97]=&quot;eerht&quot;;&quot;3&quot;;IF([.H97]=&quot;ruof&quot;;&quot;4&quot;;IF([.H97]=&quot;evif&quot;;&quot;5&quot;;IF([.H97]=&quot;xis&quot;;&quot;6&quot;;IF([.H97]=&quot;neves&quot;;&quot;7&quot;;IF([.H97]=&quot;thgie&quot;;&quot;8&quot;;IF([.H97]=&quot;enin&quot;;&quot;9&quot;;IF([.H97]=&quot;orez&quot;;&quot;0&quot;;[.H97])))))))))))" office:value-type="string" office:string-value="3" calcext:value-type="string">
            <text:p>3</text:p>
          </table:table-cell>
          <table:table-cell table:formula="of:=IF(ISNA([.G97]);&quot;&quot;;VALUE(COM.MICROSOFT.CONCAT([.I97:.J97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mljbdl2seven8six3ffrfc</text:p>
          </table:table-cell>
          <table:table-cell table:style-name="ce4" table:formula="of:=ORG.LIBREOFFICE.REGEX([.A98];&quot;\D&quot;;&quot;&quot;;&quot;g&quot;)" office:value-type="string" office:string-value="283" calcext:value-type="string">
            <text:p>283</text:p>
          </table:table-cell>
          <table:table-cell table:formula="of:=LEFT([.B98];1)" office:value-type="string" office:string-value="2" calcext:value-type="string">
            <text:p>2</text:p>
          </table:table-cell>
          <table:table-cell table:style-name="ce5" table:formula="of:=RIGHT([.B98];1)" office:value-type="string" office:string-value="3" calcext:value-type="string">
            <text:p>3</text:p>
          </table:table-cell>
          <table:table-cell table:formula="of:=VALUE(COM.MICROSOFT.CONCAT([.C98];[.D98]))" office:value-type="float" office:value="23" calcext:value-type="float">
            <text:p>23</text:p>
          </table:table-cell>
          <table:table-cell table:style-name="ce14" table:formula="of:=(STRREV([.A98]))" office:value-type="string" office:string-value="cfrff3xis8neves2ldbjlmxis" calcext:value-type="string">
            <text:p>cfrff3xis8neves2ldbjlmxis</text:p>
          </table:table-cell>
          <table:table-cell table:formula="of:=ORG.LIBREOFFICE.REGEX([.A9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8];&quot;eno|owt|eerht|ruof|evif|xis|neves|thgie|enin|orez|\d&quot;;;1)" office:value-type="string" office:string-value="3" calcext:value-type="string">
            <text:p>3</text:p>
          </table:table-cell>
          <table:table-cell table:formula="of:=IF(ISNA([.G98]);&quot;&quot;;IF([.G98]=&quot;one&quot;;&quot;1&quot;;IF([.G98]=&quot;two&quot;;&quot;2&quot;;IF([.G98]=&quot;three&quot;;&quot;3&quot;;IF([.G98]=&quot;four&quot;;&quot;4&quot;;IF([.G98]=&quot;five&quot;;&quot;5&quot;;IF([.G98]=&quot;six&quot;;&quot;6&quot;;IF([.G98]=&quot;seven&quot;;&quot;7&quot;;IF([.G98]=&quot;eight&quot;;&quot;8&quot;;IF([.G98]=&quot;nine&quot;;&quot;9&quot;;IF([.G98]=&quot;zero&quot;;&quot;0&quot;;VALUE([.G98]))))))))))))" office:value-type="string" office:string-value="6" calcext:value-type="string">
            <text:p>6</text:p>
          </table:table-cell>
          <table:table-cell table:style-name="ce7" table:formula="of:=IF(ISNA([.H98]);&quot;&quot;;IF([.H98]=&quot;eno&quot;;&quot;1&quot;;IF([.H98]=&quot;owt&quot;;&quot;2&quot;;IF([.H98]=&quot;eerht&quot;;&quot;3&quot;;IF([.H98]=&quot;ruof&quot;;&quot;4&quot;;IF([.H98]=&quot;evif&quot;;&quot;5&quot;;IF([.H98]=&quot;xis&quot;;&quot;6&quot;;IF([.H98]=&quot;neves&quot;;&quot;7&quot;;IF([.H98]=&quot;thgie&quot;;&quot;8&quot;;IF([.H98]=&quot;enin&quot;;&quot;9&quot;;IF([.H98]=&quot;orez&quot;;&quot;0&quot;;[.H98])))))))))))" office:value-type="string" office:string-value="3" calcext:value-type="string">
            <text:p>3</text:p>
          </table:table-cell>
          <table:table-cell table:formula="of:=IF(ISNA([.G98]);&quot;&quot;;VALUE(COM.MICROSOFT.CONCAT([.I98:.J98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hreexgtvlxthree5fiveseven</text:p>
          </table:table-cell>
          <table:table-cell table:style-name="ce4" table:formula="of:=ORG.LIBREOFFICE.REGEX([.A99];&quot;\D&quot;;&quot;&quot;;&quot;g&quot;)" office:value-type="string" office:string-value="65" calcext:value-type="string">
            <text:p>65</text:p>
          </table:table-cell>
          <table:table-cell table:formula="of:=LEFT([.B99];1)" office:value-type="string" office:string-value="6" calcext:value-type="string">
            <text:p>6</text:p>
          </table:table-cell>
          <table:table-cell table:style-name="ce5" table:formula="of:=RIGHT([.B99];1)" office:value-type="string" office:string-value="5" calcext:value-type="string">
            <text:p>5</text:p>
          </table:table-cell>
          <table:table-cell table:formula="of:=VALUE(COM.MICROSOFT.CONCAT([.C99];[.D99]))" office:value-type="float" office:value="65" calcext:value-type="float">
            <text:p>65</text:p>
          </table:table-cell>
          <table:table-cell table:style-name="ce14" table:formula="of:=(STRREV([.A99]))" office:value-type="string" office:string-value="nevesevif5eerhtxlvtgxeerht6" calcext:value-type="string">
            <text:p>nevesevif5eerhtxlvtgxeerht6</text:p>
          </table:table-cell>
          <table:table-cell table:formula="of:=ORG.LIBREOFFICE.REGEX([.A9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9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9]);&quot;&quot;;IF([.G99]=&quot;one&quot;;&quot;1&quot;;IF([.G99]=&quot;two&quot;;&quot;2&quot;;IF([.G99]=&quot;three&quot;;&quot;3&quot;;IF([.G99]=&quot;four&quot;;&quot;4&quot;;IF([.G99]=&quot;five&quot;;&quot;5&quot;;IF([.G99]=&quot;six&quot;;&quot;6&quot;;IF([.G99]=&quot;seven&quot;;&quot;7&quot;;IF([.G99]=&quot;eight&quot;;&quot;8&quot;;IF([.G99]=&quot;nine&quot;;&quot;9&quot;;IF([.G99]=&quot;zero&quot;;&quot;0&quot;;VALUE([.G99]))))))))))))" office:value-type="float" office:value="6" calcext:value-type="float">
            <text:p>6</text:p>
          </table:table-cell>
          <table:table-cell table:style-name="ce7" table:formula="of:=IF(ISNA([.H99]);&quot;&quot;;IF([.H99]=&quot;eno&quot;;&quot;1&quot;;IF([.H99]=&quot;owt&quot;;&quot;2&quot;;IF([.H99]=&quot;eerht&quot;;&quot;3&quot;;IF([.H99]=&quot;ruof&quot;;&quot;4&quot;;IF([.H99]=&quot;evif&quot;;&quot;5&quot;;IF([.H99]=&quot;xis&quot;;&quot;6&quot;;IF([.H99]=&quot;neves&quot;;&quot;7&quot;;IF([.H99]=&quot;thgie&quot;;&quot;8&quot;;IF([.H99]=&quot;enin&quot;;&quot;9&quot;;IF([.H99]=&quot;orez&quot;;&quot;0&quot;;[.H99])))))))))))" office:value-type="string" office:string-value="7" calcext:value-type="string">
            <text:p>7</text:p>
          </table:table-cell>
          <table:table-cell table:formula="of:=IF(ISNA([.G99]);&quot;&quot;;VALUE(COM.MICROSOFT.CONCAT([.I99:.J99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86pztxhlcfour</text:p>
          </table:table-cell>
          <table:table-cell table:style-name="ce4" table:formula="of:=ORG.LIBREOFFICE.REGEX([.A100];&quot;\D&quot;;&quot;&quot;;&quot;g&quot;)" office:value-type="string" office:string-value="86" calcext:value-type="string">
            <text:p>86</text:p>
          </table:table-cell>
          <table:table-cell table:formula="of:=LEFT([.B100];1)" office:value-type="string" office:string-value="8" calcext:value-type="string">
            <text:p>8</text:p>
          </table:table-cell>
          <table:table-cell table:style-name="ce5" table:formula="of:=RIGHT([.B100];1)" office:value-type="string" office:string-value="6" calcext:value-type="string">
            <text:p>6</text:p>
          </table:table-cell>
          <table:table-cell table:formula="of:=VALUE(COM.MICROSOFT.CONCAT([.C100];[.D100]))" office:value-type="float" office:value="86" calcext:value-type="float">
            <text:p>86</text:p>
          </table:table-cell>
          <table:table-cell table:style-name="ce14" table:formula="of:=(STRREV([.A100]))" office:value-type="string" office:string-value="ruofclhxtzp68eerht" calcext:value-type="string">
            <text:p>ruofclhxtzp68eerht</text:p>
          </table:table-cell>
          <table:table-cell table:formula="of:=ORG.LIBREOFFICE.REGEX([.A10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00];&quot;eno|owt|eerht|ruof|evif|xis|neves|thgie|enin|orez|\d&quot;;;1)" office:value-type="string" office:string-value="ruof" calcext:value-type="string">
            <text:p>ruof</text:p>
          </table:table-cell>
          <table:table-cell table:formula="of:=IF(ISNA([.G100]);&quot;&quot;;IF([.G100]=&quot;one&quot;;&quot;1&quot;;IF([.G100]=&quot;two&quot;;&quot;2&quot;;IF([.G100]=&quot;three&quot;;&quot;3&quot;;IF([.G100]=&quot;four&quot;;&quot;4&quot;;IF([.G100]=&quot;five&quot;;&quot;5&quot;;IF([.G100]=&quot;six&quot;;&quot;6&quot;;IF([.G100]=&quot;seven&quot;;&quot;7&quot;;IF([.G100]=&quot;eight&quot;;&quot;8&quot;;IF([.G100]=&quot;nine&quot;;&quot;9&quot;;IF([.G100]=&quot;zero&quot;;&quot;0&quot;;VALUE([.G100]))))))))))))" office:value-type="string" office:string-value="3" calcext:value-type="string">
            <text:p>3</text:p>
          </table:table-cell>
          <table:table-cell table:style-name="ce7" table:formula="of:=IF(ISNA([.H100]);&quot;&quot;;IF([.H100]=&quot;eno&quot;;&quot;1&quot;;IF([.H100]=&quot;owt&quot;;&quot;2&quot;;IF([.H100]=&quot;eerht&quot;;&quot;3&quot;;IF([.H100]=&quot;ruof&quot;;&quot;4&quot;;IF([.H100]=&quot;evif&quot;;&quot;5&quot;;IF([.H100]=&quot;xis&quot;;&quot;6&quot;;IF([.H100]=&quot;neves&quot;;&quot;7&quot;;IF([.H100]=&quot;thgie&quot;;&quot;8&quot;;IF([.H100]=&quot;enin&quot;;&quot;9&quot;;IF([.H100]=&quot;orez&quot;;&quot;0&quot;;[.H100])))))))))))" office:value-type="string" office:string-value="4" calcext:value-type="string">
            <text:p>4</text:p>
          </table:table-cell>
          <table:table-cell table:formula="of:=IF(ISNA([.G100]);&quot;&quot;;VALUE(COM.MICROSOFT.CONCAT([.I100:.J100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fiveeight79</text:p>
          </table:table-cell>
          <table:table-cell table:style-name="ce4" table:formula="of:=ORG.LIBREOFFICE.REGEX([.A101];&quot;\D&quot;;&quot;&quot;;&quot;g&quot;)" office:value-type="string" office:string-value="79" calcext:value-type="string">
            <text:p>79</text:p>
          </table:table-cell>
          <table:table-cell table:formula="of:=LEFT([.B101];1)" office:value-type="string" office:string-value="7" calcext:value-type="string">
            <text:p>7</text:p>
          </table:table-cell>
          <table:table-cell table:style-name="ce5" table:formula="of:=RIGHT([.B101];1)" office:value-type="string" office:string-value="9" calcext:value-type="string">
            <text:p>9</text:p>
          </table:table-cell>
          <table:table-cell table:formula="of:=VALUE(COM.MICROSOFT.CONCAT([.C101];[.D101]))" office:value-type="float" office:value="79" calcext:value-type="float">
            <text:p>79</text:p>
          </table:table-cell>
          <table:table-cell table:style-name="ce14" table:formula="of:=(STRREV([.A101]))" office:value-type="string" office:string-value="97thgieevifthgie" calcext:value-type="string">
            <text:p>97thgieevifthgie</text:p>
          </table:table-cell>
          <table:table-cell table:formula="of:=ORG.LIBREOFFICE.REGEX([.A10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01];&quot;eno|owt|eerht|ruof|evif|xis|neves|thgie|enin|orez|\d&quot;;;1)" office:value-type="string" office:string-value="9" calcext:value-type="string">
            <text:p>9</text:p>
          </table:table-cell>
          <table:table-cell table:formula="of:=IF(ISNA([.G101]);&quot;&quot;;IF([.G101]=&quot;one&quot;;&quot;1&quot;;IF([.G101]=&quot;two&quot;;&quot;2&quot;;IF([.G101]=&quot;three&quot;;&quot;3&quot;;IF([.G101]=&quot;four&quot;;&quot;4&quot;;IF([.G101]=&quot;five&quot;;&quot;5&quot;;IF([.G101]=&quot;six&quot;;&quot;6&quot;;IF([.G101]=&quot;seven&quot;;&quot;7&quot;;IF([.G101]=&quot;eight&quot;;&quot;8&quot;;IF([.G101]=&quot;nine&quot;;&quot;9&quot;;IF([.G101]=&quot;zero&quot;;&quot;0&quot;;VALUE([.G101]))))))))))))" office:value-type="string" office:string-value="8" calcext:value-type="string">
            <text:p>8</text:p>
          </table:table-cell>
          <table:table-cell table:style-name="ce7" table:formula="of:=IF(ISNA([.H101]);&quot;&quot;;IF([.H101]=&quot;eno&quot;;&quot;1&quot;;IF([.H101]=&quot;owt&quot;;&quot;2&quot;;IF([.H101]=&quot;eerht&quot;;&quot;3&quot;;IF([.H101]=&quot;ruof&quot;;&quot;4&quot;;IF([.H101]=&quot;evif&quot;;&quot;5&quot;;IF([.H101]=&quot;xis&quot;;&quot;6&quot;;IF([.H101]=&quot;neves&quot;;&quot;7&quot;;IF([.H101]=&quot;thgie&quot;;&quot;8&quot;;IF([.H101]=&quot;enin&quot;;&quot;9&quot;;IF([.H101]=&quot;orez&quot;;&quot;0&quot;;[.H101])))))))))))" office:value-type="string" office:string-value="9" calcext:value-type="string">
            <text:p>9</text:p>
          </table:table-cell>
          <table:table-cell table:formula="of:=IF(ISNA([.G101]);&quot;&quot;;VALUE(COM.MICROSOFT.CONCAT([.I101:.J101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ljzqvbgknk4</text:p>
          </table:table-cell>
          <table:table-cell table:style-name="ce4" table:formula="of:=ORG.LIBREOFFICE.REGEX([.A102];&quot;\D&quot;;&quot;&quot;;&quot;g&quot;)" office:value-type="string" office:string-value="54" calcext:value-type="string">
            <text:p>54</text:p>
          </table:table-cell>
          <table:table-cell table:formula="of:=LEFT([.B102];1)" office:value-type="string" office:string-value="5" calcext:value-type="string">
            <text:p>5</text:p>
          </table:table-cell>
          <table:table-cell table:style-name="ce5" table:formula="of:=RIGHT([.B102];1)" office:value-type="string" office:string-value="4" calcext:value-type="string">
            <text:p>4</text:p>
          </table:table-cell>
          <table:table-cell table:formula="of:=VALUE(COM.MICROSOFT.CONCAT([.C102];[.D102]))" office:value-type="float" office:value="54" calcext:value-type="float">
            <text:p>54</text:p>
          </table:table-cell>
          <table:table-cell table:style-name="ce14" table:formula="of:=(STRREV([.A102]))" office:value-type="string" office:string-value="4knkgbvqzjl5" calcext:value-type="string">
            <text:p>4knkgbvqzjl5</text:p>
          </table:table-cell>
          <table:table-cell table:formula="of:=ORG.LIBREOFFICE.REGEX([.A10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102];&quot;eno|owt|eerht|ruof|evif|xis|neves|thgie|enin|orez|\d&quot;;;1)" office:value-type="string" office:string-value="4" calcext:value-type="string">
            <text:p>4</text:p>
          </table:table-cell>
          <table:table-cell table:formula="of:=IF(ISNA([.G102]);&quot;&quot;;IF([.G102]=&quot;one&quot;;&quot;1&quot;;IF([.G102]=&quot;two&quot;;&quot;2&quot;;IF([.G102]=&quot;three&quot;;&quot;3&quot;;IF([.G102]=&quot;four&quot;;&quot;4&quot;;IF([.G102]=&quot;five&quot;;&quot;5&quot;;IF([.G102]=&quot;six&quot;;&quot;6&quot;;IF([.G102]=&quot;seven&quot;;&quot;7&quot;;IF([.G102]=&quot;eight&quot;;&quot;8&quot;;IF([.G102]=&quot;nine&quot;;&quot;9&quot;;IF([.G102]=&quot;zero&quot;;&quot;0&quot;;VALUE([.G102]))))))))))))" office:value-type="float" office:value="5" calcext:value-type="float">
            <text:p>5</text:p>
          </table:table-cell>
          <table:table-cell table:style-name="ce7" table:formula="of:=IF(ISNA([.H102]);&quot;&quot;;IF([.H102]=&quot;eno&quot;;&quot;1&quot;;IF([.H102]=&quot;owt&quot;;&quot;2&quot;;IF([.H102]=&quot;eerht&quot;;&quot;3&quot;;IF([.H102]=&quot;ruof&quot;;&quot;4&quot;;IF([.H102]=&quot;evif&quot;;&quot;5&quot;;IF([.H102]=&quot;xis&quot;;&quot;6&quot;;IF([.H102]=&quot;neves&quot;;&quot;7&quot;;IF([.H102]=&quot;thgie&quot;;&quot;8&quot;;IF([.H102]=&quot;enin&quot;;&quot;9&quot;;IF([.H102]=&quot;orez&quot;;&quot;0&quot;;[.H102])))))))))))" office:value-type="string" office:string-value="4" calcext:value-type="string">
            <text:p>4</text:p>
          </table:table-cell>
          <table:table-cell table:style-name="ce7" table:formula="of:=IF(ISNA([.G102]);&quot;&quot;;VALUE(COM.MICROSOFT.CONCAT([.I102:.J102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4cnrxrv9</text:p>
          </table:table-cell>
          <table:table-cell table:style-name="ce4" table:formula="of:=ORG.LIBREOFFICE.REGEX([.A103];&quot;\D&quot;;&quot;&quot;;&quot;g&quot;)" office:value-type="string" office:string-value="49" calcext:value-type="string">
            <text:p>49</text:p>
          </table:table-cell>
          <table:table-cell table:formula="of:=LEFT([.B103];1)" office:value-type="string" office:string-value="4" calcext:value-type="string">
            <text:p>4</text:p>
          </table:table-cell>
          <table:table-cell table:style-name="ce5" table:formula="of:=RIGHT([.B103];1)" office:value-type="string" office:string-value="9" calcext:value-type="string">
            <text:p>9</text:p>
          </table:table-cell>
          <table:table-cell table:formula="of:=VALUE(COM.MICROSOFT.CONCAT([.C103];[.D103]))" office:value-type="float" office:value="49" calcext:value-type="float">
            <text:p>49</text:p>
          </table:table-cell>
          <table:table-cell table:style-name="ce14" table:formula="of:=(STRREV([.A103]))" office:value-type="string" office:string-value="9vrxrnc4neves" calcext:value-type="string">
            <text:p>9vrxrnc4neves</text:p>
          </table:table-cell>
          <table:table-cell table:formula="of:=ORG.LIBREOFFICE.REGEX([.A10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103];&quot;eno|owt|eerht|ruof|evif|xis|neves|thgie|enin|orez|\d&quot;;;1)" office:value-type="string" office:string-value="9" calcext:value-type="string">
            <text:p>9</text:p>
          </table:table-cell>
          <table:table-cell table:formula="of:=IF(ISNA([.G103]);&quot;&quot;;IF([.G103]=&quot;one&quot;;&quot;1&quot;;IF([.G103]=&quot;two&quot;;&quot;2&quot;;IF([.G103]=&quot;three&quot;;&quot;3&quot;;IF([.G103]=&quot;four&quot;;&quot;4&quot;;IF([.G103]=&quot;five&quot;;&quot;5&quot;;IF([.G103]=&quot;six&quot;;&quot;6&quot;;IF([.G103]=&quot;seven&quot;;&quot;7&quot;;IF([.G103]=&quot;eight&quot;;&quot;8&quot;;IF([.G103]=&quot;nine&quot;;&quot;9&quot;;IF([.G103]=&quot;zero&quot;;&quot;0&quot;;VALUE([.G103]))))))))))))" office:value-type="string" office:string-value="7" calcext:value-type="string">
            <text:p>7</text:p>
          </table:table-cell>
          <table:table-cell table:style-name="ce7" table:formula="of:=IF(ISNA([.H103]);&quot;&quot;;IF([.H103]=&quot;eno&quot;;&quot;1&quot;;IF([.H103]=&quot;owt&quot;;&quot;2&quot;;IF([.H103]=&quot;eerht&quot;;&quot;3&quot;;IF([.H103]=&quot;ruof&quot;;&quot;4&quot;;IF([.H103]=&quot;evif&quot;;&quot;5&quot;;IF([.H103]=&quot;xis&quot;;&quot;6&quot;;IF([.H103]=&quot;neves&quot;;&quot;7&quot;;IF([.H103]=&quot;thgie&quot;;&quot;8&quot;;IF([.H103]=&quot;enin&quot;;&quot;9&quot;;IF([.H103]=&quot;orez&quot;;&quot;0&quot;;[.H103])))))))))))" office:value-type="string" office:string-value="9" calcext:value-type="string">
            <text:p>9</text:p>
          </table:table-cell>
          <table:table-cell table:formula="of:=IF(ISNA([.G103]);&quot;&quot;;VALUE(COM.MICROSOFT.CONCAT([.I103:.J103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twone8jsvbpstpmlbrxrjfivehhhqbvk</text:p>
          </table:table-cell>
          <table:table-cell table:style-name="ce4" table:formula="of:=ORG.LIBREOFFICE.REGEX([.A104];&quot;\D&quot;;&quot;&quot;;&quot;g&quot;)" office:value-type="string" office:string-value="8" calcext:value-type="string">
            <text:p>8</text:p>
          </table:table-cell>
          <table:table-cell table:formula="of:=LEFT([.B104];1)" office:value-type="string" office:string-value="8" calcext:value-type="string">
            <text:p>8</text:p>
          </table:table-cell>
          <table:table-cell table:style-name="ce5" table:formula="of:=RIGHT([.B104];1)" office:value-type="string" office:string-value="8" calcext:value-type="string">
            <text:p>8</text:p>
          </table:table-cell>
          <table:table-cell table:formula="of:=VALUE(COM.MICROSOFT.CONCAT([.C104];[.D104]))" office:value-type="float" office:value="88" calcext:value-type="float">
            <text:p>88</text:p>
          </table:table-cell>
          <table:table-cell table:style-name="ce14" table:formula="of:=(STRREV([.A104]))" office:value-type="string" office:string-value="kvbqhhhevifjrxrblmptspbvsj8enowtrb" calcext:value-type="string">
            <text:p>kvbqhhhevifjrxrblmptspbvsj8enowtrb</text:p>
          </table:table-cell>
          <table:table-cell table:formula="of:=ORG.LIBREOFFICE.REGEX([.A10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04];&quot;eno|owt|eerht|ruof|evif|xis|neves|thgie|enin|orez|\d&quot;;;1)" office:value-type="string" office:string-value="evif" calcext:value-type="string">
            <text:p>evif</text:p>
          </table:table-cell>
          <table:table-cell table:formula="of:=IF(ISNA([.G104]);&quot;&quot;;IF([.G104]=&quot;one&quot;;&quot;1&quot;;IF([.G104]=&quot;two&quot;;&quot;2&quot;;IF([.G104]=&quot;three&quot;;&quot;3&quot;;IF([.G104]=&quot;four&quot;;&quot;4&quot;;IF([.G104]=&quot;five&quot;;&quot;5&quot;;IF([.G104]=&quot;six&quot;;&quot;6&quot;;IF([.G104]=&quot;seven&quot;;&quot;7&quot;;IF([.G104]=&quot;eight&quot;;&quot;8&quot;;IF([.G104]=&quot;nine&quot;;&quot;9&quot;;IF([.G104]=&quot;zero&quot;;&quot;0&quot;;VALUE([.G104]))))))))))))" office:value-type="string" office:string-value="2" calcext:value-type="string">
            <text:p>2</text:p>
          </table:table-cell>
          <table:table-cell table:style-name="ce7" table:formula="of:=IF(ISNA([.H104]);&quot;&quot;;IF([.H104]=&quot;eno&quot;;&quot;1&quot;;IF([.H104]=&quot;owt&quot;;&quot;2&quot;;IF([.H104]=&quot;eerht&quot;;&quot;3&quot;;IF([.H104]=&quot;ruof&quot;;&quot;4&quot;;IF([.H104]=&quot;evif&quot;;&quot;5&quot;;IF([.H104]=&quot;xis&quot;;&quot;6&quot;;IF([.H104]=&quot;neves&quot;;&quot;7&quot;;IF([.H104]=&quot;thgie&quot;;&quot;8&quot;;IF([.H104]=&quot;enin&quot;;&quot;9&quot;;IF([.H104]=&quot;orez&quot;;&quot;0&quot;;[.H104])))))))))))" office:value-type="string" office:string-value="5" calcext:value-type="string">
            <text:p>5</text:p>
          </table:table-cell>
          <table:table-cell table:formula="of:=IF(ISNA([.G104]);&quot;&quot;;VALUE(COM.MICROSOFT.CONCAT([.I104:.J104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9two3dhvzj9</text:p>
          </table:table-cell>
          <table:table-cell table:style-name="ce4" table:formula="of:=ORG.LIBREOFFICE.REGEX([.A105];&quot;\D&quot;;&quot;&quot;;&quot;g&quot;)" office:value-type="string" office:string-value="6939" calcext:value-type="string">
            <text:p>6939</text:p>
          </table:table-cell>
          <table:table-cell table:formula="of:=LEFT([.B105];1)" office:value-type="string" office:string-value="6" calcext:value-type="string">
            <text:p>6</text:p>
          </table:table-cell>
          <table:table-cell table:style-name="ce5" table:formula="of:=RIGHT([.B105];1)" office:value-type="string" office:string-value="9" calcext:value-type="string">
            <text:p>9</text:p>
          </table:table-cell>
          <table:table-cell table:formula="of:=VALUE(COM.MICROSOFT.CONCAT([.C105];[.D105]))" office:value-type="float" office:value="69" calcext:value-type="float">
            <text:p>69</text:p>
          </table:table-cell>
          <table:table-cell table:style-name="ce14" table:formula="of:=(STRREV([.A105]))" office:value-type="string" office:string-value="9jzvhd3owt96eerht" calcext:value-type="string">
            <text:p>9jzvhd3owt96eerht</text:p>
          </table:table-cell>
          <table:table-cell table:formula="of:=ORG.LIBREOFFICE.REGEX([.A10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05];&quot;eno|owt|eerht|ruof|evif|xis|neves|thgie|enin|orez|\d&quot;;;1)" office:value-type="string" office:string-value="9" calcext:value-type="string">
            <text:p>9</text:p>
          </table:table-cell>
          <table:table-cell table:formula="of:=IF(ISNA([.G105]);&quot;&quot;;IF([.G105]=&quot;one&quot;;&quot;1&quot;;IF([.G105]=&quot;two&quot;;&quot;2&quot;;IF([.G105]=&quot;three&quot;;&quot;3&quot;;IF([.G105]=&quot;four&quot;;&quot;4&quot;;IF([.G105]=&quot;five&quot;;&quot;5&quot;;IF([.G105]=&quot;six&quot;;&quot;6&quot;;IF([.G105]=&quot;seven&quot;;&quot;7&quot;;IF([.G105]=&quot;eight&quot;;&quot;8&quot;;IF([.G105]=&quot;nine&quot;;&quot;9&quot;;IF([.G105]=&quot;zero&quot;;&quot;0&quot;;VALUE([.G105]))))))))))))" office:value-type="string" office:string-value="3" calcext:value-type="string">
            <text:p>3</text:p>
          </table:table-cell>
          <table:table-cell table:style-name="ce7" table:formula="of:=IF(ISNA([.H105]);&quot;&quot;;IF([.H105]=&quot;eno&quot;;&quot;1&quot;;IF([.H105]=&quot;owt&quot;;&quot;2&quot;;IF([.H105]=&quot;eerht&quot;;&quot;3&quot;;IF([.H105]=&quot;ruof&quot;;&quot;4&quot;;IF([.H105]=&quot;evif&quot;;&quot;5&quot;;IF([.H105]=&quot;xis&quot;;&quot;6&quot;;IF([.H105]=&quot;neves&quot;;&quot;7&quot;;IF([.H105]=&quot;thgie&quot;;&quot;8&quot;;IF([.H105]=&quot;enin&quot;;&quot;9&quot;;IF([.H105]=&quot;orez&quot;;&quot;0&quot;;[.H105])))))))))))" office:value-type="string" office:string-value="9" calcext:value-type="string">
            <text:p>9</text:p>
          </table:table-cell>
          <table:table-cell table:formula="of:=IF(ISNA([.G105]);&quot;&quot;;VALUE(COM.MICROSOFT.CONCAT([.I105:.J105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sevenninelpjs5threevnc3</text:p>
          </table:table-cell>
          <table:table-cell table:style-name="ce4" table:formula="of:=ORG.LIBREOFFICE.REGEX([.A106];&quot;\D&quot;;&quot;&quot;;&quot;g&quot;)" office:value-type="string" office:string-value="53" calcext:value-type="string">
            <text:p>53</text:p>
          </table:table-cell>
          <table:table-cell table:formula="of:=LEFT([.B106];1)" office:value-type="string" office:string-value="5" calcext:value-type="string">
            <text:p>5</text:p>
          </table:table-cell>
          <table:table-cell table:style-name="ce5" table:formula="of:=RIGHT([.B106];1)" office:value-type="string" office:string-value="3" calcext:value-type="string">
            <text:p>3</text:p>
          </table:table-cell>
          <table:table-cell table:formula="of:=VALUE(COM.MICROSOFT.CONCAT([.C106];[.D106]))" office:value-type="float" office:value="53" calcext:value-type="float">
            <text:p>53</text:p>
          </table:table-cell>
          <table:table-cell table:style-name="ce14" table:formula="of:=(STRREV([.A106]))" office:value-type="string" office:string-value="3cnveerht5sjpleninnevesruofruof" calcext:value-type="string">
            <text:p>3cnveerht5sjpleninnevesruofruof</text:p>
          </table:table-cell>
          <table:table-cell table:formula="of:=ORG.LIBREOFFICE.REGEX([.A10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06];&quot;eno|owt|eerht|ruof|evif|xis|neves|thgie|enin|orez|\d&quot;;;1)" office:value-type="string" office:string-value="3" calcext:value-type="string">
            <text:p>3</text:p>
          </table:table-cell>
          <table:table-cell table:formula="of:=IF(ISNA([.G106]);&quot;&quot;;IF([.G106]=&quot;one&quot;;&quot;1&quot;;IF([.G106]=&quot;two&quot;;&quot;2&quot;;IF([.G106]=&quot;three&quot;;&quot;3&quot;;IF([.G106]=&quot;four&quot;;&quot;4&quot;;IF([.G106]=&quot;five&quot;;&quot;5&quot;;IF([.G106]=&quot;six&quot;;&quot;6&quot;;IF([.G106]=&quot;seven&quot;;&quot;7&quot;;IF([.G106]=&quot;eight&quot;;&quot;8&quot;;IF([.G106]=&quot;nine&quot;;&quot;9&quot;;IF([.G106]=&quot;zero&quot;;&quot;0&quot;;VALUE([.G106]))))))))))))" office:value-type="string" office:string-value="4" calcext:value-type="string">
            <text:p>4</text:p>
          </table:table-cell>
          <table:table-cell table:style-name="ce7" table:formula="of:=IF(ISNA([.H106]);&quot;&quot;;IF([.H106]=&quot;eno&quot;;&quot;1&quot;;IF([.H106]=&quot;owt&quot;;&quot;2&quot;;IF([.H106]=&quot;eerht&quot;;&quot;3&quot;;IF([.H106]=&quot;ruof&quot;;&quot;4&quot;;IF([.H106]=&quot;evif&quot;;&quot;5&quot;;IF([.H106]=&quot;xis&quot;;&quot;6&quot;;IF([.H106]=&quot;neves&quot;;&quot;7&quot;;IF([.H106]=&quot;thgie&quot;;&quot;8&quot;;IF([.H106]=&quot;enin&quot;;&quot;9&quot;;IF([.H106]=&quot;orez&quot;;&quot;0&quot;;[.H106])))))))))))" office:value-type="string" office:string-value="3" calcext:value-type="string">
            <text:p>3</text:p>
          </table:table-cell>
          <table:table-cell table:formula="of:=IF(ISNA([.G106]);&quot;&quot;;VALUE(COM.MICROSOFT.CONCAT([.I106:.J106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2nine441xbc</text:p>
          </table:table-cell>
          <table:table-cell table:style-name="ce4" table:formula="of:=ORG.LIBREOFFICE.REGEX([.A107];&quot;\D&quot;;&quot;&quot;;&quot;g&quot;)" office:value-type="string" office:string-value="42441" calcext:value-type="string">
            <text:p>42441</text:p>
          </table:table-cell>
          <table:table-cell table:formula="of:=LEFT([.B107];1)" office:value-type="string" office:string-value="4" calcext:value-type="string">
            <text:p>4</text:p>
          </table:table-cell>
          <table:table-cell table:style-name="ce5" table:formula="of:=RIGHT([.B107];1)" office:value-type="string" office:string-value="1" calcext:value-type="string">
            <text:p>1</text:p>
          </table:table-cell>
          <table:table-cell table:formula="of:=VALUE(COM.MICROSOFT.CONCAT([.C107];[.D107]))" office:value-type="float" office:value="41" calcext:value-type="float">
            <text:p>41</text:p>
          </table:table-cell>
          <table:table-cell table:style-name="ce14" table:formula="of:=(STRREV([.A107]))" office:value-type="string" office:string-value="cbx144enin24" calcext:value-type="string">
            <text:p>cbx144enin24</text:p>
          </table:table-cell>
          <table:table-cell table:formula="of:=ORG.LIBREOFFICE.REGEX([.A10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07];&quot;eno|owt|eerht|ruof|evif|xis|neves|thgie|enin|orez|\d&quot;;;1)" office:value-type="string" office:string-value="1" calcext:value-type="string">
            <text:p>1</text:p>
          </table:table-cell>
          <table:table-cell table:formula="of:=IF(ISNA([.G107]);&quot;&quot;;IF([.G107]=&quot;one&quot;;&quot;1&quot;;IF([.G107]=&quot;two&quot;;&quot;2&quot;;IF([.G107]=&quot;three&quot;;&quot;3&quot;;IF([.G107]=&quot;four&quot;;&quot;4&quot;;IF([.G107]=&quot;five&quot;;&quot;5&quot;;IF([.G107]=&quot;six&quot;;&quot;6&quot;;IF([.G107]=&quot;seven&quot;;&quot;7&quot;;IF([.G107]=&quot;eight&quot;;&quot;8&quot;;IF([.G107]=&quot;nine&quot;;&quot;9&quot;;IF([.G107]=&quot;zero&quot;;&quot;0&quot;;VALUE([.G107]))))))))))))" office:value-type="float" office:value="4" calcext:value-type="float">
            <text:p>4</text:p>
          </table:table-cell>
          <table:table-cell table:style-name="ce7" table:formula="of:=IF(ISNA([.H107]);&quot;&quot;;IF([.H107]=&quot;eno&quot;;&quot;1&quot;;IF([.H107]=&quot;owt&quot;;&quot;2&quot;;IF([.H107]=&quot;eerht&quot;;&quot;3&quot;;IF([.H107]=&quot;ruof&quot;;&quot;4&quot;;IF([.H107]=&quot;evif&quot;;&quot;5&quot;;IF([.H107]=&quot;xis&quot;;&quot;6&quot;;IF([.H107]=&quot;neves&quot;;&quot;7&quot;;IF([.H107]=&quot;thgie&quot;;&quot;8&quot;;IF([.H107]=&quot;enin&quot;;&quot;9&quot;;IF([.H107]=&quot;orez&quot;;&quot;0&quot;;[.H107])))))))))))" office:value-type="string" office:string-value="1" calcext:value-type="string">
            <text:p>1</text:p>
          </table:table-cell>
          <table:table-cell table:formula="of:=IF(ISNA([.G107]);&quot;&quot;;VALUE(COM.MICROSOFT.CONCAT([.I107:.J107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four2tqb42one</text:p>
          </table:table-cell>
          <table:table-cell table:style-name="ce4" table:formula="of:=ORG.LIBREOFFICE.REGEX([.A108];&quot;\D&quot;;&quot;&quot;;&quot;g&quot;)" office:value-type="string" office:string-value="242" calcext:value-type="string">
            <text:p>242</text:p>
          </table:table-cell>
          <table:table-cell table:formula="of:=LEFT([.B108];1)" office:value-type="string" office:string-value="2" calcext:value-type="string">
            <text:p>2</text:p>
          </table:table-cell>
          <table:table-cell table:style-name="ce5" table:formula="of:=RIGHT([.B108];1)" office:value-type="string" office:string-value="2" calcext:value-type="string">
            <text:p>2</text:p>
          </table:table-cell>
          <table:table-cell table:formula="of:=VALUE(COM.MICROSOFT.CONCAT([.C108];[.D108]))" office:value-type="float" office:value="22" calcext:value-type="float">
            <text:p>22</text:p>
          </table:table-cell>
          <table:table-cell table:style-name="ce14" table:formula="of:=(STRREV([.A108]))" office:value-type="string" office:string-value="eno24bqt2ruofneves" calcext:value-type="string">
            <text:p>eno24bqt2ruofneves</text:p>
          </table:table-cell>
          <table:table-cell table:formula="of:=ORG.LIBREOFFICE.REGEX([.A10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108];&quot;eno|owt|eerht|ruof|evif|xis|neves|thgie|enin|orez|\d&quot;;;1)" office:value-type="string" office:string-value="eno" calcext:value-type="string">
            <text:p>eno</text:p>
          </table:table-cell>
          <table:table-cell table:formula="of:=IF(ISNA([.G108]);&quot;&quot;;IF([.G108]=&quot;one&quot;;&quot;1&quot;;IF([.G108]=&quot;two&quot;;&quot;2&quot;;IF([.G108]=&quot;three&quot;;&quot;3&quot;;IF([.G108]=&quot;four&quot;;&quot;4&quot;;IF([.G108]=&quot;five&quot;;&quot;5&quot;;IF([.G108]=&quot;six&quot;;&quot;6&quot;;IF([.G108]=&quot;seven&quot;;&quot;7&quot;;IF([.G108]=&quot;eight&quot;;&quot;8&quot;;IF([.G108]=&quot;nine&quot;;&quot;9&quot;;IF([.G108]=&quot;zero&quot;;&quot;0&quot;;VALUE([.G108]))))))))))))" office:value-type="string" office:string-value="7" calcext:value-type="string">
            <text:p>7</text:p>
          </table:table-cell>
          <table:table-cell table:style-name="ce7" table:formula="of:=IF(ISNA([.H108]);&quot;&quot;;IF([.H108]=&quot;eno&quot;;&quot;1&quot;;IF([.H108]=&quot;owt&quot;;&quot;2&quot;;IF([.H108]=&quot;eerht&quot;;&quot;3&quot;;IF([.H108]=&quot;ruof&quot;;&quot;4&quot;;IF([.H108]=&quot;evif&quot;;&quot;5&quot;;IF([.H108]=&quot;xis&quot;;&quot;6&quot;;IF([.H108]=&quot;neves&quot;;&quot;7&quot;;IF([.H108]=&quot;thgie&quot;;&quot;8&quot;;IF([.H108]=&quot;enin&quot;;&quot;9&quot;;IF([.H108]=&quot;orez&quot;;&quot;0&quot;;[.H108])))))))))))" office:value-type="string" office:string-value="1" calcext:value-type="string">
            <text:p>1</text:p>
          </table:table-cell>
          <table:table-cell table:formula="of:=IF(ISNA([.G108]);&quot;&quot;;VALUE(COM.MICROSOFT.CONCAT([.I108:.J108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tccgptzllfivesixtwo6</text:p>
          </table:table-cell>
          <table:table-cell table:style-name="ce4" table:formula="of:=ORG.LIBREOFFICE.REGEX([.A109];&quot;\D&quot;;&quot;&quot;;&quot;g&quot;)" office:value-type="string" office:string-value="6" calcext:value-type="string">
            <text:p>6</text:p>
          </table:table-cell>
          <table:table-cell table:formula="of:=LEFT([.B109];1)" office:value-type="string" office:string-value="6" calcext:value-type="string">
            <text:p>6</text:p>
          </table:table-cell>
          <table:table-cell table:style-name="ce5" table:formula="of:=RIGHT([.B109];1)" office:value-type="string" office:string-value="6" calcext:value-type="string">
            <text:p>6</text:p>
          </table:table-cell>
          <table:table-cell table:formula="of:=VALUE(COM.MICROSOFT.CONCAT([.C109];[.D109]))" office:value-type="float" office:value="66" calcext:value-type="float">
            <text:p>66</text:p>
          </table:table-cell>
          <table:table-cell table:style-name="ce14" table:formula="of:=(STRREV([.A109]))" office:value-type="string" office:string-value="6owtxisevifllztpgcctb" calcext:value-type="string">
            <text:p>6owtxisevifllztpgcctb</text:p>
          </table:table-cell>
          <table:table-cell table:formula="of:=ORG.LIBREOFFICE.REGEX([.A10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09];&quot;eno|owt|eerht|ruof|evif|xis|neves|thgie|enin|orez|\d&quot;;;1)" office:value-type="string" office:string-value="6" calcext:value-type="string">
            <text:p>6</text:p>
          </table:table-cell>
          <table:table-cell table:formula="of:=IF(ISNA([.G109]);&quot;&quot;;IF([.G109]=&quot;one&quot;;&quot;1&quot;;IF([.G109]=&quot;two&quot;;&quot;2&quot;;IF([.G109]=&quot;three&quot;;&quot;3&quot;;IF([.G109]=&quot;four&quot;;&quot;4&quot;;IF([.G109]=&quot;five&quot;;&quot;5&quot;;IF([.G109]=&quot;six&quot;;&quot;6&quot;;IF([.G109]=&quot;seven&quot;;&quot;7&quot;;IF([.G109]=&quot;eight&quot;;&quot;8&quot;;IF([.G109]=&quot;nine&quot;;&quot;9&quot;;IF([.G109]=&quot;zero&quot;;&quot;0&quot;;VALUE([.G109]))))))))))))" office:value-type="string" office:string-value="5" calcext:value-type="string">
            <text:p>5</text:p>
          </table:table-cell>
          <table:table-cell table:style-name="ce7" table:formula="of:=IF(ISNA([.H109]);&quot;&quot;;IF([.H109]=&quot;eno&quot;;&quot;1&quot;;IF([.H109]=&quot;owt&quot;;&quot;2&quot;;IF([.H109]=&quot;eerht&quot;;&quot;3&quot;;IF([.H109]=&quot;ruof&quot;;&quot;4&quot;;IF([.H109]=&quot;evif&quot;;&quot;5&quot;;IF([.H109]=&quot;xis&quot;;&quot;6&quot;;IF([.H109]=&quot;neves&quot;;&quot;7&quot;;IF([.H109]=&quot;thgie&quot;;&quot;8&quot;;IF([.H109]=&quot;enin&quot;;&quot;9&quot;;IF([.H109]=&quot;orez&quot;;&quot;0&quot;;[.H109])))))))))))" office:value-type="string" office:string-value="6" calcext:value-type="string">
            <text:p>6</text:p>
          </table:table-cell>
          <table:table-cell table:formula="of:=IF(ISNA([.G109]);&quot;&quot;;VALUE(COM.MICROSOFT.CONCAT([.I109:.J109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bzgcmznbnrq8cvzrqtpqm</text:p>
          </table:table-cell>
          <table:table-cell table:style-name="ce4" table:formula="of:=ORG.LIBREOFFICE.REGEX([.A110];&quot;\D&quot;;&quot;&quot;;&quot;g&quot;)" office:value-type="string" office:string-value="8" calcext:value-type="string">
            <text:p>8</text:p>
          </table:table-cell>
          <table:table-cell table:formula="of:=LEFT([.B110];1)" office:value-type="string" office:string-value="8" calcext:value-type="string">
            <text:p>8</text:p>
          </table:table-cell>
          <table:table-cell table:style-name="ce5" table:formula="of:=RIGHT([.B110];1)" office:value-type="string" office:string-value="8" calcext:value-type="string">
            <text:p>8</text:p>
          </table:table-cell>
          <table:table-cell table:formula="of:=VALUE(COM.MICROSOFT.CONCAT([.C110];[.D110]))" office:value-type="float" office:value="88" calcext:value-type="float">
            <text:p>88</text:p>
          </table:table-cell>
          <table:table-cell table:style-name="ce14" table:formula="of:=(STRREV([.A110]))" office:value-type="string" office:string-value="mqptqrzvc8qrnbnzmcgzbdh" calcext:value-type="string">
            <text:p>mqptqrzvc8qrnbnzmcgzbdh</text:p>
          </table:table-cell>
          <table:table-cell table:formula="of:=ORG.LIBREOFFICE.REGEX([.A11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10];&quot;eno|owt|eerht|ruof|evif|xis|neves|thgie|enin|orez|\d&quot;;;1)" office:value-type="string" office:string-value="8" calcext:value-type="string">
            <text:p>8</text:p>
          </table:table-cell>
          <table:table-cell table:formula="of:=IF(ISNA([.G110]);&quot;&quot;;IF([.G110]=&quot;one&quot;;&quot;1&quot;;IF([.G110]=&quot;two&quot;;&quot;2&quot;;IF([.G110]=&quot;three&quot;;&quot;3&quot;;IF([.G110]=&quot;four&quot;;&quot;4&quot;;IF([.G110]=&quot;five&quot;;&quot;5&quot;;IF([.G110]=&quot;six&quot;;&quot;6&quot;;IF([.G110]=&quot;seven&quot;;&quot;7&quot;;IF([.G110]=&quot;eight&quot;;&quot;8&quot;;IF([.G110]=&quot;nine&quot;;&quot;9&quot;;IF([.G110]=&quot;zero&quot;;&quot;0&quot;;VALUE([.G110]))))))))))))" office:value-type="float" office:value="8" calcext:value-type="float">
            <text:p>8</text:p>
          </table:table-cell>
          <table:table-cell table:style-name="ce7" table:formula="of:=IF(ISNA([.H110]);&quot;&quot;;IF([.H110]=&quot;eno&quot;;&quot;1&quot;;IF([.H110]=&quot;owt&quot;;&quot;2&quot;;IF([.H110]=&quot;eerht&quot;;&quot;3&quot;;IF([.H110]=&quot;ruof&quot;;&quot;4&quot;;IF([.H110]=&quot;evif&quot;;&quot;5&quot;;IF([.H110]=&quot;xis&quot;;&quot;6&quot;;IF([.H110]=&quot;neves&quot;;&quot;7&quot;;IF([.H110]=&quot;thgie&quot;;&quot;8&quot;;IF([.H110]=&quot;enin&quot;;&quot;9&quot;;IF([.H110]=&quot;orez&quot;;&quot;0&quot;;[.H110])))))))))))" office:value-type="string" office:string-value="8" calcext:value-type="string">
            <text:p>8</text:p>
          </table:table-cell>
          <table:table-cell table:style-name="ce7" table:formula="of:=IF(ISNA([.G110]);&quot;&quot;;VALUE(COM.MICROSOFT.CONCAT([.I110:.J110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qzmone5threehrqhbdnfxhkqnvm</text:p>
          </table:table-cell>
          <table:table-cell table:style-name="ce4" table:formula="of:=ORG.LIBREOFFICE.REGEX([.A111];&quot;\D&quot;;&quot;&quot;;&quot;g&quot;)" office:value-type="string" office:string-value="5" calcext:value-type="string">
            <text:p>5</text:p>
          </table:table-cell>
          <table:table-cell table:formula="of:=LEFT([.B111];1)" office:value-type="string" office:string-value="5" calcext:value-type="string">
            <text:p>5</text:p>
          </table:table-cell>
          <table:table-cell table:style-name="ce5" table:formula="of:=RIGHT([.B111];1)" office:value-type="string" office:string-value="5" calcext:value-type="string">
            <text:p>5</text:p>
          </table:table-cell>
          <table:table-cell table:formula="of:=VALUE(COM.MICROSOFT.CONCAT([.C111];[.D111]))" office:value-type="float" office:value="55" calcext:value-type="float">
            <text:p>55</text:p>
          </table:table-cell>
          <table:table-cell table:style-name="ce14" table:formula="of:=(STRREV([.A111]))" office:value-type="string" office:string-value="mvnqkhxfndbhqrheerht5enomzqj" calcext:value-type="string">
            <text:p>mvnqkhxfndbhqrheerht5enomzqj</text:p>
          </table:table-cell>
          <table:table-cell table:formula="of:=ORG.LIBREOFFICE.REGEX([.A11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1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11]);&quot;&quot;;IF([.G111]=&quot;one&quot;;&quot;1&quot;;IF([.G111]=&quot;two&quot;;&quot;2&quot;;IF([.G111]=&quot;three&quot;;&quot;3&quot;;IF([.G111]=&quot;four&quot;;&quot;4&quot;;IF([.G111]=&quot;five&quot;;&quot;5&quot;;IF([.G111]=&quot;six&quot;;&quot;6&quot;;IF([.G111]=&quot;seven&quot;;&quot;7&quot;;IF([.G111]=&quot;eight&quot;;&quot;8&quot;;IF([.G111]=&quot;nine&quot;;&quot;9&quot;;IF([.G111]=&quot;zero&quot;;&quot;0&quot;;VALUE([.G111]))))))))))))" office:value-type="string" office:string-value="1" calcext:value-type="string">
            <text:p>1</text:p>
          </table:table-cell>
          <table:table-cell table:style-name="ce7" table:formula="of:=IF(ISNA([.H111]);&quot;&quot;;IF([.H111]=&quot;eno&quot;;&quot;1&quot;;IF([.H111]=&quot;owt&quot;;&quot;2&quot;;IF([.H111]=&quot;eerht&quot;;&quot;3&quot;;IF([.H111]=&quot;ruof&quot;;&quot;4&quot;;IF([.H111]=&quot;evif&quot;;&quot;5&quot;;IF([.H111]=&quot;xis&quot;;&quot;6&quot;;IF([.H111]=&quot;neves&quot;;&quot;7&quot;;IF([.H111]=&quot;thgie&quot;;&quot;8&quot;;IF([.H111]=&quot;enin&quot;;&quot;9&quot;;IF([.H111]=&quot;orez&quot;;&quot;0&quot;;[.H111])))))))))))" office:value-type="string" office:string-value="3" calcext:value-type="string">
            <text:p>3</text:p>
          </table:table-cell>
          <table:table-cell table:formula="of:=IF(ISNA([.G111]);&quot;&quot;;VALUE(COM.MICROSOFT.CONCAT([.I111:.J111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nrcvftzpslxnine</text:p>
          </table:table-cell>
          <table:table-cell table:style-name="ce4" table:formula="of:=ORG.LIBREOFFICE.REGEX([.A112];&quot;\D&quot;;&quot;&quot;;&quot;g&quot;)" office:value-type="string" office:string-value="98" calcext:value-type="string">
            <text:p>98</text:p>
          </table:table-cell>
          <table:table-cell table:formula="of:=LEFT([.B112];1)" office:value-type="string" office:string-value="9" calcext:value-type="string">
            <text:p>9</text:p>
          </table:table-cell>
          <table:table-cell table:style-name="ce5" table:formula="of:=RIGHT([.B112];1)" office:value-type="string" office:string-value="8" calcext:value-type="string">
            <text:p>8</text:p>
          </table:table-cell>
          <table:table-cell table:formula="of:=VALUE(COM.MICROSOFT.CONCAT([.C112];[.D112]))" office:value-type="float" office:value="98" calcext:value-type="float">
            <text:p>98</text:p>
          </table:table-cell>
          <table:table-cell table:style-name="ce14" table:formula="of:=(STRREV([.A112]))" office:value-type="string" office:string-value="eninxlspztfvcrn89" calcext:value-type="string">
            <text:p>eninxlspztfvcrn89</text:p>
          </table:table-cell>
          <table:table-cell table:formula="of:=ORG.LIBREOFFICE.REGEX([.A11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12];&quot;eno|owt|eerht|ruof|evif|xis|neves|thgie|enin|orez|\d&quot;;;1)" office:value-type="string" office:string-value="enin" calcext:value-type="string">
            <text:p>enin</text:p>
          </table:table-cell>
          <table:table-cell table:formula="of:=IF(ISNA([.G112]);&quot;&quot;;IF([.G112]=&quot;one&quot;;&quot;1&quot;;IF([.G112]=&quot;two&quot;;&quot;2&quot;;IF([.G112]=&quot;three&quot;;&quot;3&quot;;IF([.G112]=&quot;four&quot;;&quot;4&quot;;IF([.G112]=&quot;five&quot;;&quot;5&quot;;IF([.G112]=&quot;six&quot;;&quot;6&quot;;IF([.G112]=&quot;seven&quot;;&quot;7&quot;;IF([.G112]=&quot;eight&quot;;&quot;8&quot;;IF([.G112]=&quot;nine&quot;;&quot;9&quot;;IF([.G112]=&quot;zero&quot;;&quot;0&quot;;VALUE([.G112]))))))))))))" office:value-type="float" office:value="9" calcext:value-type="float">
            <text:p>9</text:p>
          </table:table-cell>
          <table:table-cell table:style-name="ce7" table:formula="of:=IF(ISNA([.H112]);&quot;&quot;;IF([.H112]=&quot;eno&quot;;&quot;1&quot;;IF([.H112]=&quot;owt&quot;;&quot;2&quot;;IF([.H112]=&quot;eerht&quot;;&quot;3&quot;;IF([.H112]=&quot;ruof&quot;;&quot;4&quot;;IF([.H112]=&quot;evif&quot;;&quot;5&quot;;IF([.H112]=&quot;xis&quot;;&quot;6&quot;;IF([.H112]=&quot;neves&quot;;&quot;7&quot;;IF([.H112]=&quot;thgie&quot;;&quot;8&quot;;IF([.H112]=&quot;enin&quot;;&quot;9&quot;;IF([.H112]=&quot;orez&quot;;&quot;0&quot;;[.H112])))))))))))" office:value-type="string" office:string-value="9" calcext:value-type="string">
            <text:p>9</text:p>
          </table:table-cell>
          <table:table-cell table:formula="of:=IF(ISNA([.G112]);&quot;&quot;;VALUE(COM.MICROSOFT.CONCAT([.I112:.J112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58one8snpvggzjbqthree79</text:p>
          </table:table-cell>
          <table:table-cell table:style-name="ce4" table:formula="of:=ORG.LIBREOFFICE.REGEX([.A113];&quot;\D&quot;;&quot;&quot;;&quot;g&quot;)" office:value-type="string" office:string-value="58879" calcext:value-type="string">
            <text:p>58879</text:p>
          </table:table-cell>
          <table:table-cell table:formula="of:=LEFT([.B113];1)" office:value-type="string" office:string-value="5" calcext:value-type="string">
            <text:p>5</text:p>
          </table:table-cell>
          <table:table-cell table:style-name="ce5" table:formula="of:=RIGHT([.B113];1)" office:value-type="string" office:string-value="9" calcext:value-type="string">
            <text:p>9</text:p>
          </table:table-cell>
          <table:table-cell table:formula="of:=VALUE(COM.MICROSOFT.CONCAT([.C113];[.D113]))" office:value-type="float" office:value="59" calcext:value-type="float">
            <text:p>59</text:p>
          </table:table-cell>
          <table:table-cell table:style-name="ce14" table:formula="of:=(STRREV([.A113]))" office:value-type="string" office:string-value="97eerhtqbjzggvpns8eno85evif" calcext:value-type="string">
            <text:p>97eerhtqbjzggvpns8eno85evif</text:p>
          </table:table-cell>
          <table:table-cell table:formula="of:=ORG.LIBREOFFICE.REGEX([.A11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13];&quot;eno|owt|eerht|ruof|evif|xis|neves|thgie|enin|orez|\d&quot;;;1)" office:value-type="string" office:string-value="9" calcext:value-type="string">
            <text:p>9</text:p>
          </table:table-cell>
          <table:table-cell table:formula="of:=IF(ISNA([.G113]);&quot;&quot;;IF([.G113]=&quot;one&quot;;&quot;1&quot;;IF([.G113]=&quot;two&quot;;&quot;2&quot;;IF([.G113]=&quot;three&quot;;&quot;3&quot;;IF([.G113]=&quot;four&quot;;&quot;4&quot;;IF([.G113]=&quot;five&quot;;&quot;5&quot;;IF([.G113]=&quot;six&quot;;&quot;6&quot;;IF([.G113]=&quot;seven&quot;;&quot;7&quot;;IF([.G113]=&quot;eight&quot;;&quot;8&quot;;IF([.G113]=&quot;nine&quot;;&quot;9&quot;;IF([.G113]=&quot;zero&quot;;&quot;0&quot;;VALUE([.G113]))))))))))))" office:value-type="string" office:string-value="5" calcext:value-type="string">
            <text:p>5</text:p>
          </table:table-cell>
          <table:table-cell table:style-name="ce7" table:formula="of:=IF(ISNA([.H113]);&quot;&quot;;IF([.H113]=&quot;eno&quot;;&quot;1&quot;;IF([.H113]=&quot;owt&quot;;&quot;2&quot;;IF([.H113]=&quot;eerht&quot;;&quot;3&quot;;IF([.H113]=&quot;ruof&quot;;&quot;4&quot;;IF([.H113]=&quot;evif&quot;;&quot;5&quot;;IF([.H113]=&quot;xis&quot;;&quot;6&quot;;IF([.H113]=&quot;neves&quot;;&quot;7&quot;;IF([.H113]=&quot;thgie&quot;;&quot;8&quot;;IF([.H113]=&quot;enin&quot;;&quot;9&quot;;IF([.H113]=&quot;orez&quot;;&quot;0&quot;;[.H113])))))))))))" office:value-type="string" office:string-value="9" calcext:value-type="string">
            <text:p>9</text:p>
          </table:table-cell>
          <table:table-cell table:formula="of:=IF(ISNA([.G113]);&quot;&quot;;VALUE(COM.MICROSOFT.CONCAT([.I113:.J113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kccfpfn37onenine6</text:p>
          </table:table-cell>
          <table:table-cell table:style-name="ce4" table:formula="of:=ORG.LIBREOFFICE.REGEX([.A114];&quot;\D&quot;;&quot;&quot;;&quot;g&quot;)" office:value-type="string" office:string-value="376" calcext:value-type="string">
            <text:p>376</text:p>
          </table:table-cell>
          <table:table-cell table:formula="of:=LEFT([.B114];1)" office:value-type="string" office:string-value="3" calcext:value-type="string">
            <text:p>3</text:p>
          </table:table-cell>
          <table:table-cell table:style-name="ce5" table:formula="of:=RIGHT([.B114];1)" office:value-type="string" office:string-value="6" calcext:value-type="string">
            <text:p>6</text:p>
          </table:table-cell>
          <table:table-cell table:formula="of:=VALUE(COM.MICROSOFT.CONCAT([.C114];[.D114]))" office:value-type="float" office:value="36" calcext:value-type="float">
            <text:p>36</text:p>
          </table:table-cell>
          <table:table-cell table:style-name="ce14" table:formula="of:=(STRREV([.A114]))" office:value-type="string" office:string-value="6enineno73nfpfcckl" calcext:value-type="string">
            <text:p>6enineno73nfpfcckl</text:p>
          </table:table-cell>
          <table:table-cell table:formula="of:=ORG.LIBREOFFICE.REGEX([.A11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14];&quot;eno|owt|eerht|ruof|evif|xis|neves|thgie|enin|orez|\d&quot;;;1)" office:value-type="string" office:string-value="6" calcext:value-type="string">
            <text:p>6</text:p>
          </table:table-cell>
          <table:table-cell table:formula="of:=IF(ISNA([.G114]);&quot;&quot;;IF([.G114]=&quot;one&quot;;&quot;1&quot;;IF([.G114]=&quot;two&quot;;&quot;2&quot;;IF([.G114]=&quot;three&quot;;&quot;3&quot;;IF([.G114]=&quot;four&quot;;&quot;4&quot;;IF([.G114]=&quot;five&quot;;&quot;5&quot;;IF([.G114]=&quot;six&quot;;&quot;6&quot;;IF([.G114]=&quot;seven&quot;;&quot;7&quot;;IF([.G114]=&quot;eight&quot;;&quot;8&quot;;IF([.G114]=&quot;nine&quot;;&quot;9&quot;;IF([.G114]=&quot;zero&quot;;&quot;0&quot;;VALUE([.G114]))))))))))))" office:value-type="float" office:value="3" calcext:value-type="float">
            <text:p>3</text:p>
          </table:table-cell>
          <table:table-cell table:style-name="ce7" table:formula="of:=IF(ISNA([.H114]);&quot;&quot;;IF([.H114]=&quot;eno&quot;;&quot;1&quot;;IF([.H114]=&quot;owt&quot;;&quot;2&quot;;IF([.H114]=&quot;eerht&quot;;&quot;3&quot;;IF([.H114]=&quot;ruof&quot;;&quot;4&quot;;IF([.H114]=&quot;evif&quot;;&quot;5&quot;;IF([.H114]=&quot;xis&quot;;&quot;6&quot;;IF([.H114]=&quot;neves&quot;;&quot;7&quot;;IF([.H114]=&quot;thgie&quot;;&quot;8&quot;;IF([.H114]=&quot;enin&quot;;&quot;9&quot;;IF([.H114]=&quot;orez&quot;;&quot;0&quot;;[.H114])))))))))))" office:value-type="string" office:string-value="6" calcext:value-type="string">
            <text:p>6</text:p>
          </table:table-cell>
          <table:table-cell table:formula="of:=IF(ISNA([.G114]);&quot;&quot;;VALUE(COM.MICROSOFT.CONCAT([.I114:.J114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s9four2</text:p>
          </table:table-cell>
          <table:table-cell table:style-name="ce4" table:formula="of:=ORG.LIBREOFFICE.REGEX([.A115];&quot;\D&quot;;&quot;&quot;;&quot;g&quot;)" office:value-type="string" office:string-value="92" calcext:value-type="string">
            <text:p>92</text:p>
          </table:table-cell>
          <table:table-cell table:formula="of:=LEFT([.B115];1)" office:value-type="string" office:string-value="9" calcext:value-type="string">
            <text:p>9</text:p>
          </table:table-cell>
          <table:table-cell table:style-name="ce5" table:formula="of:=RIGHT([.B115];1)" office:value-type="string" office:string-value="2" calcext:value-type="string">
            <text:p>2</text:p>
          </table:table-cell>
          <table:table-cell table:formula="of:=VALUE(COM.MICROSOFT.CONCAT([.C115];[.D115]))" office:value-type="float" office:value="92" calcext:value-type="float">
            <text:p>92</text:p>
          </table:table-cell>
          <table:table-cell table:style-name="ce14" table:formula="of:=(STRREV([.A115]))" office:value-type="string" office:string-value="2ruof9ssc" calcext:value-type="string">
            <text:p>2ruof9ssc</text:p>
          </table:table-cell>
          <table:table-cell table:formula="of:=ORG.LIBREOFFICE.REGEX([.A11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15];&quot;eno|owt|eerht|ruof|evif|xis|neves|thgie|enin|orez|\d&quot;;;1)" office:value-type="string" office:string-value="2" calcext:value-type="string">
            <text:p>2</text:p>
          </table:table-cell>
          <table:table-cell table:formula="of:=IF(ISNA([.G115]);&quot;&quot;;IF([.G115]=&quot;one&quot;;&quot;1&quot;;IF([.G115]=&quot;two&quot;;&quot;2&quot;;IF([.G115]=&quot;three&quot;;&quot;3&quot;;IF([.G115]=&quot;four&quot;;&quot;4&quot;;IF([.G115]=&quot;five&quot;;&quot;5&quot;;IF([.G115]=&quot;six&quot;;&quot;6&quot;;IF([.G115]=&quot;seven&quot;;&quot;7&quot;;IF([.G115]=&quot;eight&quot;;&quot;8&quot;;IF([.G115]=&quot;nine&quot;;&quot;9&quot;;IF([.G115]=&quot;zero&quot;;&quot;0&quot;;VALUE([.G115]))))))))))))" office:value-type="float" office:value="9" calcext:value-type="float">
            <text:p>9</text:p>
          </table:table-cell>
          <table:table-cell table:style-name="ce7" table:formula="of:=IF(ISNA([.H115]);&quot;&quot;;IF([.H115]=&quot;eno&quot;;&quot;1&quot;;IF([.H115]=&quot;owt&quot;;&quot;2&quot;;IF([.H115]=&quot;eerht&quot;;&quot;3&quot;;IF([.H115]=&quot;ruof&quot;;&quot;4&quot;;IF([.H115]=&quot;evif&quot;;&quot;5&quot;;IF([.H115]=&quot;xis&quot;;&quot;6&quot;;IF([.H115]=&quot;neves&quot;;&quot;7&quot;;IF([.H115]=&quot;thgie&quot;;&quot;8&quot;;IF([.H115]=&quot;enin&quot;;&quot;9&quot;;IF([.H115]=&quot;orez&quot;;&quot;0&quot;;[.H115])))))))))))" office:value-type="string" office:string-value="2" calcext:value-type="string">
            <text:p>2</text:p>
          </table:table-cell>
          <table:table-cell table:formula="of:=IF(ISNA([.G115]);&quot;&quot;;VALUE(COM.MICROSOFT.CONCAT([.I115:.J115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btffive6mtfzvkdpjnthreeeight</text:p>
          </table:table-cell>
          <table:table-cell table:style-name="ce4" table:formula="of:=ORG.LIBREOFFICE.REGEX([.A116];&quot;\D&quot;;&quot;&quot;;&quot;g&quot;)" office:value-type="string" office:string-value="6" calcext:value-type="string">
            <text:p>6</text:p>
          </table:table-cell>
          <table:table-cell table:formula="of:=LEFT([.B116];1)" office:value-type="string" office:string-value="6" calcext:value-type="string">
            <text:p>6</text:p>
          </table:table-cell>
          <table:table-cell table:style-name="ce5" table:formula="of:=RIGHT([.B116];1)" office:value-type="string" office:string-value="6" calcext:value-type="string">
            <text:p>6</text:p>
          </table:table-cell>
          <table:table-cell table:formula="of:=VALUE(COM.MICROSOFT.CONCAT([.C116];[.D116]))" office:value-type="float" office:value="66" calcext:value-type="float">
            <text:p>66</text:p>
          </table:table-cell>
          <table:table-cell table:style-name="ce14" table:formula="of:=(STRREV([.A116]))" office:value-type="string" office:string-value="thgieeerhtnjpdkvzftm6evifftbj" calcext:value-type="string">
            <text:p>thgieeerhtnjpdkvzftm6evifftbj</text:p>
          </table:table-cell>
          <table:table-cell table:formula="of:=ORG.LIBREOFFICE.REGEX([.A11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1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16]);&quot;&quot;;IF([.G116]=&quot;one&quot;;&quot;1&quot;;IF([.G116]=&quot;two&quot;;&quot;2&quot;;IF([.G116]=&quot;three&quot;;&quot;3&quot;;IF([.G116]=&quot;four&quot;;&quot;4&quot;;IF([.G116]=&quot;five&quot;;&quot;5&quot;;IF([.G116]=&quot;six&quot;;&quot;6&quot;;IF([.G116]=&quot;seven&quot;;&quot;7&quot;;IF([.G116]=&quot;eight&quot;;&quot;8&quot;;IF([.G116]=&quot;nine&quot;;&quot;9&quot;;IF([.G116]=&quot;zero&quot;;&quot;0&quot;;VALUE([.G116]))))))))))))" office:value-type="string" office:string-value="5" calcext:value-type="string">
            <text:p>5</text:p>
          </table:table-cell>
          <table:table-cell table:style-name="ce7" table:formula="of:=IF(ISNA([.H116]);&quot;&quot;;IF([.H116]=&quot;eno&quot;;&quot;1&quot;;IF([.H116]=&quot;owt&quot;;&quot;2&quot;;IF([.H116]=&quot;eerht&quot;;&quot;3&quot;;IF([.H116]=&quot;ruof&quot;;&quot;4&quot;;IF([.H116]=&quot;evif&quot;;&quot;5&quot;;IF([.H116]=&quot;xis&quot;;&quot;6&quot;;IF([.H116]=&quot;neves&quot;;&quot;7&quot;;IF([.H116]=&quot;thgie&quot;;&quot;8&quot;;IF([.H116]=&quot;enin&quot;;&quot;9&quot;;IF([.H116]=&quot;orez&quot;;&quot;0&quot;;[.H116])))))))))))" office:value-type="string" office:string-value="8" calcext:value-type="string">
            <text:p>8</text:p>
          </table:table-cell>
          <table:table-cell table:formula="of:=IF(ISNA([.G116]);&quot;&quot;;VALUE(COM.MICROSOFT.CONCAT([.I116:.J116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4fourtwojc4</text:p>
          </table:table-cell>
          <table:table-cell table:style-name="ce4" table:formula="of:=ORG.LIBREOFFICE.REGEX([.A117];&quot;\D&quot;;&quot;&quot;;&quot;g&quot;)" office:value-type="string" office:string-value="2244" calcext:value-type="string">
            <text:p>2244</text:p>
          </table:table-cell>
          <table:table-cell table:formula="of:=LEFT([.B117];1)" office:value-type="string" office:string-value="2" calcext:value-type="string">
            <text:p>2</text:p>
          </table:table-cell>
          <table:table-cell table:style-name="ce5" table:formula="of:=RIGHT([.B117];1)" office:value-type="string" office:string-value="4" calcext:value-type="string">
            <text:p>4</text:p>
          </table:table-cell>
          <table:table-cell table:formula="of:=VALUE(COM.MICROSOFT.CONCAT([.C117];[.D117]))" office:value-type="float" office:value="24" calcext:value-type="float">
            <text:p>24</text:p>
          </table:table-cell>
          <table:table-cell table:style-name="ce14" table:formula="of:=(STRREV([.A117]))" office:value-type="string" office:string-value="4cjowtruof422" calcext:value-type="string">
            <text:p>4cjowtruof422</text:p>
          </table:table-cell>
          <table:table-cell table:formula="of:=ORG.LIBREOFFICE.REGEX([.A11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17];&quot;eno|owt|eerht|ruof|evif|xis|neves|thgie|enin|orez|\d&quot;;;1)" office:value-type="string" office:string-value="4" calcext:value-type="string">
            <text:p>4</text:p>
          </table:table-cell>
          <table:table-cell table:formula="of:=IF(ISNA([.G117]);&quot;&quot;;IF([.G117]=&quot;one&quot;;&quot;1&quot;;IF([.G117]=&quot;two&quot;;&quot;2&quot;;IF([.G117]=&quot;three&quot;;&quot;3&quot;;IF([.G117]=&quot;four&quot;;&quot;4&quot;;IF([.G117]=&quot;five&quot;;&quot;5&quot;;IF([.G117]=&quot;six&quot;;&quot;6&quot;;IF([.G117]=&quot;seven&quot;;&quot;7&quot;;IF([.G117]=&quot;eight&quot;;&quot;8&quot;;IF([.G117]=&quot;nine&quot;;&quot;9&quot;;IF([.G117]=&quot;zero&quot;;&quot;0&quot;;VALUE([.G117]))))))))))))" office:value-type="float" office:value="2" calcext:value-type="float">
            <text:p>2</text:p>
          </table:table-cell>
          <table:table-cell table:style-name="ce7" table:formula="of:=IF(ISNA([.H117]);&quot;&quot;;IF([.H117]=&quot;eno&quot;;&quot;1&quot;;IF([.H117]=&quot;owt&quot;;&quot;2&quot;;IF([.H117]=&quot;eerht&quot;;&quot;3&quot;;IF([.H117]=&quot;ruof&quot;;&quot;4&quot;;IF([.H117]=&quot;evif&quot;;&quot;5&quot;;IF([.H117]=&quot;xis&quot;;&quot;6&quot;;IF([.H117]=&quot;neves&quot;;&quot;7&quot;;IF([.H117]=&quot;thgie&quot;;&quot;8&quot;;IF([.H117]=&quot;enin&quot;;&quot;9&quot;;IF([.H117]=&quot;orez&quot;;&quot;0&quot;;[.H117])))))))))))" office:value-type="string" office:string-value="4" calcext:value-type="string">
            <text:p>4</text:p>
          </table:table-cell>
          <table:table-cell table:formula="of:=IF(ISNA([.G117]);&quot;&quot;;VALUE(COM.MICROSOFT.CONCAT([.I117:.J117])))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pceightwolbrcfkbrtwo8dkfmvrmrglmrsxlseven9nine</text:p>
          </table:table-cell>
          <table:table-cell table:style-name="ce4" table:formula="of:=ORG.LIBREOFFICE.REGEX([.A118];&quot;\D&quot;;&quot;&quot;;&quot;g&quot;)" office:value-type="string" office:string-value="89" calcext:value-type="string">
            <text:p>89</text:p>
          </table:table-cell>
          <table:table-cell table:formula="of:=LEFT([.B118];1)" office:value-type="string" office:string-value="8" calcext:value-type="string">
            <text:p>8</text:p>
          </table:table-cell>
          <table:table-cell table:style-name="ce5" table:formula="of:=RIGHT([.B118];1)" office:value-type="string" office:string-value="9" calcext:value-type="string">
            <text:p>9</text:p>
          </table:table-cell>
          <table:table-cell table:formula="of:=VALUE(COM.MICROSOFT.CONCAT([.C118];[.D118]))" office:value-type="float" office:value="89" calcext:value-type="float">
            <text:p>89</text:p>
          </table:table-cell>
          <table:table-cell table:style-name="ce14" table:formula="of:=(STRREV([.A118]))" office:value-type="string" office:string-value="enin9neveslxsrmlgrmrvmfkd8owtrbkfcrblowthgiecps" calcext:value-type="string">
            <text:p>enin9neveslxsrmlgrmrvmfkd8owtrbkfcrblowthgiecps</text:p>
          </table:table-cell>
          <table:table-cell table:formula="of:=ORG.LIBREOFFICE.REGEX([.A11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18];&quot;eno|owt|eerht|ruof|evif|xis|neves|thgie|enin|orez|\d&quot;;;1)" office:value-type="string" office:string-value="enin" calcext:value-type="string">
            <text:p>enin</text:p>
          </table:table-cell>
          <table:table-cell table:formula="of:=IF(ISNA([.G118]);&quot;&quot;;IF([.G118]=&quot;one&quot;;&quot;1&quot;;IF([.G118]=&quot;two&quot;;&quot;2&quot;;IF([.G118]=&quot;three&quot;;&quot;3&quot;;IF([.G118]=&quot;four&quot;;&quot;4&quot;;IF([.G118]=&quot;five&quot;;&quot;5&quot;;IF([.G118]=&quot;six&quot;;&quot;6&quot;;IF([.G118]=&quot;seven&quot;;&quot;7&quot;;IF([.G118]=&quot;eight&quot;;&quot;8&quot;;IF([.G118]=&quot;nine&quot;;&quot;9&quot;;IF([.G118]=&quot;zero&quot;;&quot;0&quot;;VALUE([.G118]))))))))))))" office:value-type="string" office:string-value="8" calcext:value-type="string">
            <text:p>8</text:p>
          </table:table-cell>
          <table:table-cell table:style-name="ce7" table:formula="of:=IF(ISNA([.H118]);&quot;&quot;;IF([.H118]=&quot;eno&quot;;&quot;1&quot;;IF([.H118]=&quot;owt&quot;;&quot;2&quot;;IF([.H118]=&quot;eerht&quot;;&quot;3&quot;;IF([.H118]=&quot;ruof&quot;;&quot;4&quot;;IF([.H118]=&quot;evif&quot;;&quot;5&quot;;IF([.H118]=&quot;xis&quot;;&quot;6&quot;;IF([.H118]=&quot;neves&quot;;&quot;7&quot;;IF([.H118]=&quot;thgie&quot;;&quot;8&quot;;IF([.H118]=&quot;enin&quot;;&quot;9&quot;;IF([.H118]=&quot;orez&quot;;&quot;0&quot;;[.H118])))))))))))" office:value-type="string" office:string-value="9" calcext:value-type="string">
            <text:p>9</text:p>
          </table:table-cell>
          <table:table-cell table:formula="of:=IF(ISNA([.G118]);&quot;&quot;;VALUE(COM.MICROSOFT.CONCAT([.I118:.J118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ckdrrznbbhnpsrmbrxlmfjz1twothree2</text:p>
          </table:table-cell>
          <table:table-cell table:style-name="ce4" table:formula="of:=ORG.LIBREOFFICE.REGEX([.A119];&quot;\D&quot;;&quot;&quot;;&quot;g&quot;)" office:value-type="string" office:string-value="12" calcext:value-type="string">
            <text:p>12</text:p>
          </table:table-cell>
          <table:table-cell table:formula="of:=LEFT([.B119];1)" office:value-type="string" office:string-value="1" calcext:value-type="string">
            <text:p>1</text:p>
          </table:table-cell>
          <table:table-cell table:style-name="ce5" table:formula="of:=RIGHT([.B119];1)" office:value-type="string" office:string-value="2" calcext:value-type="string">
            <text:p>2</text:p>
          </table:table-cell>
          <table:table-cell table:formula="of:=VALUE(COM.MICROSOFT.CONCAT([.C119];[.D119]))" office:value-type="float" office:value="12" calcext:value-type="float">
            <text:p>12</text:p>
          </table:table-cell>
          <table:table-cell table:style-name="ce14" table:formula="of:=(STRREV([.A119]))" office:value-type="string" office:string-value="2eerhtowt1zjfmlxrbmrspnhbbnzrrdkceerht" calcext:value-type="string">
            <text:p>2eerhtowt1zjfmlxrbmrspnhbbnzrrdkceerht</text:p>
          </table:table-cell>
          <table:table-cell table:formula="of:=ORG.LIBREOFFICE.REGEX([.A11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19];&quot;eno|owt|eerht|ruof|evif|xis|neves|thgie|enin|orez|\d&quot;;;1)" office:value-type="string" office:string-value="2" calcext:value-type="string">
            <text:p>2</text:p>
          </table:table-cell>
          <table:table-cell table:formula="of:=IF(ISNA([.G119]);&quot;&quot;;IF([.G119]=&quot;one&quot;;&quot;1&quot;;IF([.G119]=&quot;two&quot;;&quot;2&quot;;IF([.G119]=&quot;three&quot;;&quot;3&quot;;IF([.G119]=&quot;four&quot;;&quot;4&quot;;IF([.G119]=&quot;five&quot;;&quot;5&quot;;IF([.G119]=&quot;six&quot;;&quot;6&quot;;IF([.G119]=&quot;seven&quot;;&quot;7&quot;;IF([.G119]=&quot;eight&quot;;&quot;8&quot;;IF([.G119]=&quot;nine&quot;;&quot;9&quot;;IF([.G119]=&quot;zero&quot;;&quot;0&quot;;VALUE([.G119]))))))))))))" office:value-type="string" office:string-value="3" calcext:value-type="string">
            <text:p>3</text:p>
          </table:table-cell>
          <table:table-cell table:style-name="ce7" table:formula="of:=IF(ISNA([.H119]);&quot;&quot;;IF([.H119]=&quot;eno&quot;;&quot;1&quot;;IF([.H119]=&quot;owt&quot;;&quot;2&quot;;IF([.H119]=&quot;eerht&quot;;&quot;3&quot;;IF([.H119]=&quot;ruof&quot;;&quot;4&quot;;IF([.H119]=&quot;evif&quot;;&quot;5&quot;;IF([.H119]=&quot;xis&quot;;&quot;6&quot;;IF([.H119]=&quot;neves&quot;;&quot;7&quot;;IF([.H119]=&quot;thgie&quot;;&quot;8&quot;;IF([.H119]=&quot;enin&quot;;&quot;9&quot;;IF([.H119]=&quot;orez&quot;;&quot;0&quot;;[.H119])))))))))))" office:value-type="string" office:string-value="2" calcext:value-type="string">
            <text:p>2</text:p>
          </table:table-cell>
          <table:table-cell table:formula="of:=IF(ISNA([.G119]);&quot;&quot;;VALUE(COM.MICROSOFT.CONCAT([.I119:.J119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twokcfivetwosix4</text:p>
          </table:table-cell>
          <table:table-cell table:style-name="ce4" table:formula="of:=ORG.LIBREOFFICE.REGEX([.A120];&quot;\D&quot;;&quot;&quot;;&quot;g&quot;)" office:value-type="string" office:string-value="34" calcext:value-type="string">
            <text:p>34</text:p>
          </table:table-cell>
          <table:table-cell table:formula="of:=LEFT([.B120];1)" office:value-type="string" office:string-value="3" calcext:value-type="string">
            <text:p>3</text:p>
          </table:table-cell>
          <table:table-cell table:style-name="ce5" table:formula="of:=RIGHT([.B120];1)" office:value-type="string" office:string-value="4" calcext:value-type="string">
            <text:p>4</text:p>
          </table:table-cell>
          <table:table-cell table:formula="of:=VALUE(COM.MICROSOFT.CONCAT([.C120];[.D120]))" office:value-type="float" office:value="34" calcext:value-type="float">
            <text:p>34</text:p>
          </table:table-cell>
          <table:table-cell table:style-name="ce14" table:formula="of:=(STRREV([.A120]))" office:value-type="string" office:string-value="4xisowtevifckowt3" calcext:value-type="string">
            <text:p>4xisowtevifckowt3</text:p>
          </table:table-cell>
          <table:table-cell table:formula="of:=ORG.LIBREOFFICE.REGEX([.A12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20];&quot;eno|owt|eerht|ruof|evif|xis|neves|thgie|enin|orez|\d&quot;;;1)" office:value-type="string" office:string-value="4" calcext:value-type="string">
            <text:p>4</text:p>
          </table:table-cell>
          <table:table-cell table:formula="of:=IF(ISNA([.G120]);&quot;&quot;;IF([.G120]=&quot;one&quot;;&quot;1&quot;;IF([.G120]=&quot;two&quot;;&quot;2&quot;;IF([.G120]=&quot;three&quot;;&quot;3&quot;;IF([.G120]=&quot;four&quot;;&quot;4&quot;;IF([.G120]=&quot;five&quot;;&quot;5&quot;;IF([.G120]=&quot;six&quot;;&quot;6&quot;;IF([.G120]=&quot;seven&quot;;&quot;7&quot;;IF([.G120]=&quot;eight&quot;;&quot;8&quot;;IF([.G120]=&quot;nine&quot;;&quot;9&quot;;IF([.G120]=&quot;zero&quot;;&quot;0&quot;;VALUE([.G120]))))))))))))" office:value-type="float" office:value="3" calcext:value-type="float">
            <text:p>3</text:p>
          </table:table-cell>
          <table:table-cell table:style-name="ce7" table:formula="of:=IF(ISNA([.H120]);&quot;&quot;;IF([.H120]=&quot;eno&quot;;&quot;1&quot;;IF([.H120]=&quot;owt&quot;;&quot;2&quot;;IF([.H120]=&quot;eerht&quot;;&quot;3&quot;;IF([.H120]=&quot;ruof&quot;;&quot;4&quot;;IF([.H120]=&quot;evif&quot;;&quot;5&quot;;IF([.H120]=&quot;xis&quot;;&quot;6&quot;;IF([.H120]=&quot;neves&quot;;&quot;7&quot;;IF([.H120]=&quot;thgie&quot;;&quot;8&quot;;IF([.H120]=&quot;enin&quot;;&quot;9&quot;;IF([.H120]=&quot;orez&quot;;&quot;0&quot;;[.H120])))))))))))" office:value-type="string" office:string-value="4" calcext:value-type="string">
            <text:p>4</text:p>
          </table:table-cell>
          <table:table-cell table:formula="of:=IF(ISNA([.G120]);&quot;&quot;;VALUE(COM.MICROSOFT.CONCAT([.I120:.J120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12mqeighthgdtthxjtwo</text:p>
          </table:table-cell>
          <table:table-cell table:style-name="ce4" table:formula="of:=ORG.LIBREOFFICE.REGEX([.A121];&quot;\D&quot;;&quot;&quot;;&quot;g&quot;)" office:value-type="string" office:string-value="12" calcext:value-type="string">
            <text:p>12</text:p>
          </table:table-cell>
          <table:table-cell table:formula="of:=LEFT([.B121];1)" office:value-type="string" office:string-value="1" calcext:value-type="string">
            <text:p>1</text:p>
          </table:table-cell>
          <table:table-cell table:style-name="ce5" table:formula="of:=RIGHT([.B121];1)" office:value-type="string" office:string-value="2" calcext:value-type="string">
            <text:p>2</text:p>
          </table:table-cell>
          <table:table-cell table:formula="of:=VALUE(COM.MICROSOFT.CONCAT([.C121];[.D121]))" office:value-type="float" office:value="12" calcext:value-type="float">
            <text:p>12</text:p>
          </table:table-cell>
          <table:table-cell table:style-name="ce14" table:formula="of:=(STRREV([.A121]))" office:value-type="string" office:string-value="owtjxhttdghthgieqm21k" calcext:value-type="string">
            <text:p>owtjxhttdghthgieqm21k</text:p>
          </table:table-cell>
          <table:table-cell table:formula="of:=ORG.LIBREOFFICE.REGEX([.A12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21];&quot;eno|owt|eerht|ruof|evif|xis|neves|thgie|enin|orez|\d&quot;;;1)" office:value-type="string" office:string-value="owt" calcext:value-type="string">
            <text:p>owt</text:p>
          </table:table-cell>
          <table:table-cell table:formula="of:=IF(ISNA([.G121]);&quot;&quot;;IF([.G121]=&quot;one&quot;;&quot;1&quot;;IF([.G121]=&quot;two&quot;;&quot;2&quot;;IF([.G121]=&quot;three&quot;;&quot;3&quot;;IF([.G121]=&quot;four&quot;;&quot;4&quot;;IF([.G121]=&quot;five&quot;;&quot;5&quot;;IF([.G121]=&quot;six&quot;;&quot;6&quot;;IF([.G121]=&quot;seven&quot;;&quot;7&quot;;IF([.G121]=&quot;eight&quot;;&quot;8&quot;;IF([.G121]=&quot;nine&quot;;&quot;9&quot;;IF([.G121]=&quot;zero&quot;;&quot;0&quot;;VALUE([.G121]))))))))))))" office:value-type="float" office:value="1" calcext:value-type="float">
            <text:p>1</text:p>
          </table:table-cell>
          <table:table-cell table:style-name="ce7" table:formula="of:=IF(ISNA([.H121]);&quot;&quot;;IF([.H121]=&quot;eno&quot;;&quot;1&quot;;IF([.H121]=&quot;owt&quot;;&quot;2&quot;;IF([.H121]=&quot;eerht&quot;;&quot;3&quot;;IF([.H121]=&quot;ruof&quot;;&quot;4&quot;;IF([.H121]=&quot;evif&quot;;&quot;5&quot;;IF([.H121]=&quot;xis&quot;;&quot;6&quot;;IF([.H121]=&quot;neves&quot;;&quot;7&quot;;IF([.H121]=&quot;thgie&quot;;&quot;8&quot;;IF([.H121]=&quot;enin&quot;;&quot;9&quot;;IF([.H121]=&quot;orez&quot;;&quot;0&quot;;[.H121])))))))))))" office:value-type="string" office:string-value="2" calcext:value-type="string">
            <text:p>2</text:p>
          </table:table-cell>
          <table:table-cell table:formula="of:=IF(ISNA([.G121]);&quot;&quot;;VALUE(COM.MICROSOFT.CONCAT([.I121:.J121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neightqtpgsjseven5dzqpvgtjm</text:p>
          </table:table-cell>
          <table:table-cell table:style-name="ce4" table:formula="of:=ORG.LIBREOFFICE.REGEX([.A122];&quot;\D&quot;;&quot;&quot;;&quot;g&quot;)" office:value-type="string" office:string-value="5" calcext:value-type="string">
            <text:p>5</text:p>
          </table:table-cell>
          <table:table-cell table:formula="of:=LEFT([.B122];1)" office:value-type="string" office:string-value="5" calcext:value-type="string">
            <text:p>5</text:p>
          </table:table-cell>
          <table:table-cell table:style-name="ce5" table:formula="of:=RIGHT([.B122];1)" office:value-type="string" office:string-value="5" calcext:value-type="string">
            <text:p>5</text:p>
          </table:table-cell>
          <table:table-cell table:formula="of:=VALUE(COM.MICROSOFT.CONCAT([.C122];[.D122]))" office:value-type="float" office:value="55" calcext:value-type="float">
            <text:p>55</text:p>
          </table:table-cell>
          <table:table-cell table:style-name="ce14" table:formula="of:=(STRREV([.A122]))" office:value-type="string" office:string-value="mjtgvpqzd5nevesjsgptqthgienoc" calcext:value-type="string">
            <text:p>mjtgvpqzd5nevesjsgptqthgienoc</text:p>
          </table:table-cell>
          <table:table-cell table:formula="of:=ORG.LIBREOFFICE.REGEX([.A12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22];&quot;eno|owt|eerht|ruof|evif|xis|neves|thgie|enin|orez|\d&quot;;;1)" office:value-type="string" office:string-value="5" calcext:value-type="string">
            <text:p>5</text:p>
          </table:table-cell>
          <table:table-cell table:formula="of:=IF(ISNA([.G122]);&quot;&quot;;IF([.G122]=&quot;one&quot;;&quot;1&quot;;IF([.G122]=&quot;two&quot;;&quot;2&quot;;IF([.G122]=&quot;three&quot;;&quot;3&quot;;IF([.G122]=&quot;four&quot;;&quot;4&quot;;IF([.G122]=&quot;five&quot;;&quot;5&quot;;IF([.G122]=&quot;six&quot;;&quot;6&quot;;IF([.G122]=&quot;seven&quot;;&quot;7&quot;;IF([.G122]=&quot;eight&quot;;&quot;8&quot;;IF([.G122]=&quot;nine&quot;;&quot;9&quot;;IF([.G122]=&quot;zero&quot;;&quot;0&quot;;VALUE([.G122]))))))))))))" office:value-type="string" office:string-value="1" calcext:value-type="string">
            <text:p>1</text:p>
          </table:table-cell>
          <table:table-cell table:style-name="ce7" table:formula="of:=IF(ISNA([.H122]);&quot;&quot;;IF([.H122]=&quot;eno&quot;;&quot;1&quot;;IF([.H122]=&quot;owt&quot;;&quot;2&quot;;IF([.H122]=&quot;eerht&quot;;&quot;3&quot;;IF([.H122]=&quot;ruof&quot;;&quot;4&quot;;IF([.H122]=&quot;evif&quot;;&quot;5&quot;;IF([.H122]=&quot;xis&quot;;&quot;6&quot;;IF([.H122]=&quot;neves&quot;;&quot;7&quot;;IF([.H122]=&quot;thgie&quot;;&quot;8&quot;;IF([.H122]=&quot;enin&quot;;&quot;9&quot;;IF([.H122]=&quot;orez&quot;;&quot;0&quot;;[.H122])))))))))))" office:value-type="string" office:string-value="5" calcext:value-type="string">
            <text:p>5</text:p>
          </table:table-cell>
          <table:table-cell table:formula="of:=IF(ISNA([.G122]);&quot;&quot;;VALUE(COM.MICROSOFT.CONCAT([.I122:.J122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kjqkx22llklllblknine4</text:p>
          </table:table-cell>
          <table:table-cell table:style-name="ce4" table:formula="of:=ORG.LIBREOFFICE.REGEX([.A123];&quot;\D&quot;;&quot;&quot;;&quot;g&quot;)" office:value-type="string" office:string-value="224" calcext:value-type="string">
            <text:p>224</text:p>
          </table:table-cell>
          <table:table-cell table:formula="of:=LEFT([.B123];1)" office:value-type="string" office:string-value="2" calcext:value-type="string">
            <text:p>2</text:p>
          </table:table-cell>
          <table:table-cell table:style-name="ce5" table:formula="of:=RIGHT([.B123];1)" office:value-type="string" office:string-value="4" calcext:value-type="string">
            <text:p>4</text:p>
          </table:table-cell>
          <table:table-cell table:formula="of:=VALUE(COM.MICROSOFT.CONCAT([.C123];[.D123]))" office:value-type="float" office:value="24" calcext:value-type="float">
            <text:p>24</text:p>
          </table:table-cell>
          <table:table-cell table:style-name="ce14" table:formula="of:=(STRREV([.A123]))" office:value-type="string" office:string-value="4eninklblllkll22xkqjkpd" calcext:value-type="string">
            <text:p>4eninklblllkll22xkqjkpd</text:p>
          </table:table-cell>
          <table:table-cell table:formula="of:=ORG.LIBREOFFICE.REGEX([.A123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23];&quot;eno|owt|eerht|ruof|evif|xis|neves|thgie|enin|orez|\d&quot;;;1)" office:value-type="string" office:string-value="4" calcext:value-type="string">
            <text:p>4</text:p>
          </table:table-cell>
          <table:table-cell table:formula="of:=IF(ISNA([.G123]);&quot;&quot;;IF([.G123]=&quot;one&quot;;&quot;1&quot;;IF([.G123]=&quot;two&quot;;&quot;2&quot;;IF([.G123]=&quot;three&quot;;&quot;3&quot;;IF([.G123]=&quot;four&quot;;&quot;4&quot;;IF([.G123]=&quot;five&quot;;&quot;5&quot;;IF([.G123]=&quot;six&quot;;&quot;6&quot;;IF([.G123]=&quot;seven&quot;;&quot;7&quot;;IF([.G123]=&quot;eight&quot;;&quot;8&quot;;IF([.G123]=&quot;nine&quot;;&quot;9&quot;;IF([.G123]=&quot;zero&quot;;&quot;0&quot;;VALUE([.G123]))))))))))))" office:value-type="float" office:value="2" calcext:value-type="float">
            <text:p>2</text:p>
          </table:table-cell>
          <table:table-cell table:style-name="ce7" table:formula="of:=IF(ISNA([.H123]);&quot;&quot;;IF([.H123]=&quot;eno&quot;;&quot;1&quot;;IF([.H123]=&quot;owt&quot;;&quot;2&quot;;IF([.H123]=&quot;eerht&quot;;&quot;3&quot;;IF([.H123]=&quot;ruof&quot;;&quot;4&quot;;IF([.H123]=&quot;evif&quot;;&quot;5&quot;;IF([.H123]=&quot;xis&quot;;&quot;6&quot;;IF([.H123]=&quot;neves&quot;;&quot;7&quot;;IF([.H123]=&quot;thgie&quot;;&quot;8&quot;;IF([.H123]=&quot;enin&quot;;&quot;9&quot;;IF([.H123]=&quot;orez&quot;;&quot;0&quot;;[.H123])))))))))))" office:value-type="string" office:string-value="4" calcext:value-type="string">
            <text:p>4</text:p>
          </table:table-cell>
          <table:table-cell table:formula="of:=IF(ISNA([.G123]);&quot;&quot;;VALUE(COM.MICROSOFT.CONCAT([.I123:.J123])))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vjmxbq8hfzjsbtccjdmqvbjcpklmqbseven665</text:p>
          </table:table-cell>
          <table:table-cell table:style-name="ce4" table:formula="of:=ORG.LIBREOFFICE.REGEX([.A124];&quot;\D&quot;;&quot;&quot;;&quot;g&quot;)" office:value-type="string" office:string-value="8665" calcext:value-type="string">
            <text:p>8665</text:p>
          </table:table-cell>
          <table:table-cell table:formula="of:=LEFT([.B124];1)" office:value-type="string" office:string-value="8" calcext:value-type="string">
            <text:p>8</text:p>
          </table:table-cell>
          <table:table-cell table:style-name="ce5" table:formula="of:=RIGHT([.B124];1)" office:value-type="string" office:string-value="5" calcext:value-type="string">
            <text:p>5</text:p>
          </table:table-cell>
          <table:table-cell table:formula="of:=VALUE(COM.MICROSOFT.CONCAT([.C124];[.D124]))" office:value-type="float" office:value="85" calcext:value-type="float">
            <text:p>85</text:p>
          </table:table-cell>
          <table:table-cell table:style-name="ce14" table:formula="of:=(STRREV([.A124]))" office:value-type="string" office:string-value="566nevesbqmlkpcjbvqmdjcctbsjzfh8qbxmjvs" calcext:value-type="string">
            <text:p>566nevesbqmlkpcjbvqmdjcctbsjzfh8qbxmjvs</text:p>
          </table:table-cell>
          <table:table-cell table:formula="of:=ORG.LIBREOFFICE.REGEX([.A12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24];&quot;eno|owt|eerht|ruof|evif|xis|neves|thgie|enin|orez|\d&quot;;;1)" office:value-type="string" office:string-value="5" calcext:value-type="string">
            <text:p>5</text:p>
          </table:table-cell>
          <table:table-cell table:formula="of:=IF(ISNA([.G124]);&quot;&quot;;IF([.G124]=&quot;one&quot;;&quot;1&quot;;IF([.G124]=&quot;two&quot;;&quot;2&quot;;IF([.G124]=&quot;three&quot;;&quot;3&quot;;IF([.G124]=&quot;four&quot;;&quot;4&quot;;IF([.G124]=&quot;five&quot;;&quot;5&quot;;IF([.G124]=&quot;six&quot;;&quot;6&quot;;IF([.G124]=&quot;seven&quot;;&quot;7&quot;;IF([.G124]=&quot;eight&quot;;&quot;8&quot;;IF([.G124]=&quot;nine&quot;;&quot;9&quot;;IF([.G124]=&quot;zero&quot;;&quot;0&quot;;VALUE([.G124]))))))))))))" office:value-type="float" office:value="8" calcext:value-type="float">
            <text:p>8</text:p>
          </table:table-cell>
          <table:table-cell table:style-name="ce7" table:formula="of:=IF(ISNA([.H124]);&quot;&quot;;IF([.H124]=&quot;eno&quot;;&quot;1&quot;;IF([.H124]=&quot;owt&quot;;&quot;2&quot;;IF([.H124]=&quot;eerht&quot;;&quot;3&quot;;IF([.H124]=&quot;ruof&quot;;&quot;4&quot;;IF([.H124]=&quot;evif&quot;;&quot;5&quot;;IF([.H124]=&quot;xis&quot;;&quot;6&quot;;IF([.H124]=&quot;neves&quot;;&quot;7&quot;;IF([.H124]=&quot;thgie&quot;;&quot;8&quot;;IF([.H124]=&quot;enin&quot;;&quot;9&quot;;IF([.H124]=&quot;orez&quot;;&quot;0&quot;;[.H124])))))))))))" office:value-type="string" office:string-value="5" calcext:value-type="string">
            <text:p>5</text:p>
          </table:table-cell>
          <table:table-cell table:formula="of:=IF(ISNA([.G124]);&quot;&quot;;VALUE(COM.MICROSOFT.CONCAT([.I124:.J124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rbfzjxlqx</text:p>
          </table:table-cell>
          <table:table-cell table:style-name="ce4" table:formula="of:=ORG.LIBREOFFICE.REGEX([.A125];&quot;\D&quot;;&quot;&quot;;&quot;g&quot;)" office:value-type="string" office:string-value="8" calcext:value-type="string">
            <text:p>8</text:p>
          </table:table-cell>
          <table:table-cell table:formula="of:=LEFT([.B125];1)" office:value-type="string" office:string-value="8" calcext:value-type="string">
            <text:p>8</text:p>
          </table:table-cell>
          <table:table-cell table:style-name="ce5" table:formula="of:=RIGHT([.B125];1)" office:value-type="string" office:string-value="8" calcext:value-type="string">
            <text:p>8</text:p>
          </table:table-cell>
          <table:table-cell table:formula="of:=VALUE(COM.MICROSOFT.CONCAT([.C125];[.D125]))" office:value-type="float" office:value="88" calcext:value-type="float">
            <text:p>88</text:p>
          </table:table-cell>
          <table:table-cell table:style-name="ce14" table:formula="of:=(STRREV([.A125]))" office:value-type="string" office:string-value="xqlxjzfbr8" calcext:value-type="string">
            <text:p>xqlxjzfbr8</text:p>
          </table:table-cell>
          <table:table-cell table:formula="of:=ORG.LIBREOFFICE.REGEX([.A12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25];&quot;eno|owt|eerht|ruof|evif|xis|neves|thgie|enin|orez|\d&quot;;;1)" office:value-type="string" office:string-value="8" calcext:value-type="string">
            <text:p>8</text:p>
          </table:table-cell>
          <table:table-cell table:formula="of:=IF(ISNA([.G125]);&quot;&quot;;IF([.G125]=&quot;one&quot;;&quot;1&quot;;IF([.G125]=&quot;two&quot;;&quot;2&quot;;IF([.G125]=&quot;three&quot;;&quot;3&quot;;IF([.G125]=&quot;four&quot;;&quot;4&quot;;IF([.G125]=&quot;five&quot;;&quot;5&quot;;IF([.G125]=&quot;six&quot;;&quot;6&quot;;IF([.G125]=&quot;seven&quot;;&quot;7&quot;;IF([.G125]=&quot;eight&quot;;&quot;8&quot;;IF([.G125]=&quot;nine&quot;;&quot;9&quot;;IF([.G125]=&quot;zero&quot;;&quot;0&quot;;VALUE([.G125]))))))))))))" office:value-type="float" office:value="8" calcext:value-type="float">
            <text:p>8</text:p>
          </table:table-cell>
          <table:table-cell table:style-name="ce7" table:formula="of:=IF(ISNA([.H125]);&quot;&quot;;IF([.H125]=&quot;eno&quot;;&quot;1&quot;;IF([.H125]=&quot;owt&quot;;&quot;2&quot;;IF([.H125]=&quot;eerht&quot;;&quot;3&quot;;IF([.H125]=&quot;ruof&quot;;&quot;4&quot;;IF([.H125]=&quot;evif&quot;;&quot;5&quot;;IF([.H125]=&quot;xis&quot;;&quot;6&quot;;IF([.H125]=&quot;neves&quot;;&quot;7&quot;;IF([.H125]=&quot;thgie&quot;;&quot;8&quot;;IF([.H125]=&quot;enin&quot;;&quot;9&quot;;IF([.H125]=&quot;orez&quot;;&quot;0&quot;;[.H125])))))))))))" office:value-type="string" office:string-value="8" calcext:value-type="string">
            <text:p>8</text:p>
          </table:table-cell>
          <table:table-cell table:style-name="ce7" table:formula="of:=IF(ISNA([.G125]);&quot;&quot;;VALUE(COM.MICROSOFT.CONCAT([.I125:.J12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five3nineeight5</text:p>
          </table:table-cell>
          <table:table-cell table:style-name="ce4" table:formula="of:=ORG.LIBREOFFICE.REGEX([.A126];&quot;\D&quot;;&quot;&quot;;&quot;g&quot;)" office:value-type="string" office:string-value="35" calcext:value-type="string">
            <text:p>35</text:p>
          </table:table-cell>
          <table:table-cell table:formula="of:=LEFT([.B126];1)" office:value-type="string" office:string-value="3" calcext:value-type="string">
            <text:p>3</text:p>
          </table:table-cell>
          <table:table-cell table:style-name="ce5" table:formula="of:=RIGHT([.B126];1)" office:value-type="string" office:string-value="5" calcext:value-type="string">
            <text:p>5</text:p>
          </table:table-cell>
          <table:table-cell table:formula="of:=VALUE(COM.MICROSOFT.CONCAT([.C126];[.D126]))" office:value-type="float" office:value="35" calcext:value-type="float">
            <text:p>35</text:p>
          </table:table-cell>
          <table:table-cell table:style-name="ce14" table:formula="of:=(STRREV([.A126]))" office:value-type="string" office:string-value="5thgieenin3evifeno" calcext:value-type="string">
            <text:p>5thgieenin3evifeno</text:p>
          </table:table-cell>
          <table:table-cell table:formula="of:=ORG.LIBREOFFICE.REGEX([.A126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26];&quot;eno|owt|eerht|ruof|evif|xis|neves|thgie|enin|orez|\d&quot;;;1)" office:value-type="string" office:string-value="5" calcext:value-type="string">
            <text:p>5</text:p>
          </table:table-cell>
          <table:table-cell table:formula="of:=IF(ISNA([.G126]);&quot;&quot;;IF([.G126]=&quot;one&quot;;&quot;1&quot;;IF([.G126]=&quot;two&quot;;&quot;2&quot;;IF([.G126]=&quot;three&quot;;&quot;3&quot;;IF([.G126]=&quot;four&quot;;&quot;4&quot;;IF([.G126]=&quot;five&quot;;&quot;5&quot;;IF([.G126]=&quot;six&quot;;&quot;6&quot;;IF([.G126]=&quot;seven&quot;;&quot;7&quot;;IF([.G126]=&quot;eight&quot;;&quot;8&quot;;IF([.G126]=&quot;nine&quot;;&quot;9&quot;;IF([.G126]=&quot;zero&quot;;&quot;0&quot;;VALUE([.G126]))))))))))))" office:value-type="string" office:string-value="1" calcext:value-type="string">
            <text:p>1</text:p>
          </table:table-cell>
          <table:table-cell table:style-name="ce7" table:formula="of:=IF(ISNA([.H126]);&quot;&quot;;IF([.H126]=&quot;eno&quot;;&quot;1&quot;;IF([.H126]=&quot;owt&quot;;&quot;2&quot;;IF([.H126]=&quot;eerht&quot;;&quot;3&quot;;IF([.H126]=&quot;ruof&quot;;&quot;4&quot;;IF([.H126]=&quot;evif&quot;;&quot;5&quot;;IF([.H126]=&quot;xis&quot;;&quot;6&quot;;IF([.H126]=&quot;neves&quot;;&quot;7&quot;;IF([.H126]=&quot;thgie&quot;;&quot;8&quot;;IF([.H126]=&quot;enin&quot;;&quot;9&quot;;IF([.H126]=&quot;orez&quot;;&quot;0&quot;;[.H126])))))))))))" office:value-type="string" office:string-value="5" calcext:value-type="string">
            <text:p>5</text:p>
          </table:table-cell>
          <table:table-cell table:formula="of:=IF(ISNA([.G126]);&quot;&quot;;VALUE(COM.MICROSOFT.CONCAT([.I126:.J126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qrlkf4two</text:p>
          </table:table-cell>
          <table:table-cell table:style-name="ce4" table:formula="of:=ORG.LIBREOFFICE.REGEX([.A127];&quot;\D&quot;;&quot;&quot;;&quot;g&quot;)" office:value-type="string" office:string-value="4" calcext:value-type="string">
            <text:p>4</text:p>
          </table:table-cell>
          <table:table-cell table:formula="of:=LEFT([.B127];1)" office:value-type="string" office:string-value="4" calcext:value-type="string">
            <text:p>4</text:p>
          </table:table-cell>
          <table:table-cell table:style-name="ce5" table:formula="of:=RIGHT([.B127];1)" office:value-type="string" office:string-value="4" calcext:value-type="string">
            <text:p>4</text:p>
          </table:table-cell>
          <table:table-cell table:formula="of:=VALUE(COM.MICROSOFT.CONCAT([.C127];[.D127]))" office:value-type="float" office:value="44" calcext:value-type="float">
            <text:p>44</text:p>
          </table:table-cell>
          <table:table-cell table:style-name="ce14" table:formula="of:=(STRREV([.A127]))" office:value-type="string" office:string-value="owt4fklrqthgie" calcext:value-type="string">
            <text:p>owt4fklrqthgie</text:p>
          </table:table-cell>
          <table:table-cell table:formula="of:=ORG.LIBREOFFICE.REGEX([.A127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27];&quot;eno|owt|eerht|ruof|evif|xis|neves|thgie|enin|orez|\d&quot;;;1)" office:value-type="string" office:string-value="owt" calcext:value-type="string">
            <text:p>owt</text:p>
          </table:table-cell>
          <table:table-cell table:formula="of:=IF(ISNA([.G127]);&quot;&quot;;IF([.G127]=&quot;one&quot;;&quot;1&quot;;IF([.G127]=&quot;two&quot;;&quot;2&quot;;IF([.G127]=&quot;three&quot;;&quot;3&quot;;IF([.G127]=&quot;four&quot;;&quot;4&quot;;IF([.G127]=&quot;five&quot;;&quot;5&quot;;IF([.G127]=&quot;six&quot;;&quot;6&quot;;IF([.G127]=&quot;seven&quot;;&quot;7&quot;;IF([.G127]=&quot;eight&quot;;&quot;8&quot;;IF([.G127]=&quot;nine&quot;;&quot;9&quot;;IF([.G127]=&quot;zero&quot;;&quot;0&quot;;VALUE([.G127]))))))))))))" office:value-type="string" office:string-value="8" calcext:value-type="string">
            <text:p>8</text:p>
          </table:table-cell>
          <table:table-cell table:style-name="ce7" table:formula="of:=IF(ISNA([.H127]);&quot;&quot;;IF([.H127]=&quot;eno&quot;;&quot;1&quot;;IF([.H127]=&quot;owt&quot;;&quot;2&quot;;IF([.H127]=&quot;eerht&quot;;&quot;3&quot;;IF([.H127]=&quot;ruof&quot;;&quot;4&quot;;IF([.H127]=&quot;evif&quot;;&quot;5&quot;;IF([.H127]=&quot;xis&quot;;&quot;6&quot;;IF([.H127]=&quot;neves&quot;;&quot;7&quot;;IF([.H127]=&quot;thgie&quot;;&quot;8&quot;;IF([.H127]=&quot;enin&quot;;&quot;9&quot;;IF([.H127]=&quot;orez&quot;;&quot;0&quot;;[.H127])))))))))))" office:value-type="string" office:string-value="2" calcext:value-type="string">
            <text:p>2</text:p>
          </table:table-cell>
          <table:table-cell table:formula="of:=IF(ISNA([.G127]);&quot;&quot;;VALUE(COM.MICROSOFT.CONCAT([.I127:.J127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4" table:formula="of:=ORG.LIBREOFFICE.REGEX([.A128];&quot;\D&quot;;&quot;&quot;;&quot;g&quot;)" office:value-type="string" office:string-value="931" calcext:value-type="string">
            <text:p>931</text:p>
          </table:table-cell>
          <table:table-cell table:formula="of:=LEFT([.B128];1)" office:value-type="string" office:string-value="9" calcext:value-type="string">
            <text:p>9</text:p>
          </table:table-cell>
          <table:table-cell table:style-name="ce5" table:formula="of:=RIGHT([.B128];1)" office:value-type="string" office:string-value="1" calcext:value-type="string">
            <text:p>1</text:p>
          </table:table-cell>
          <table:table-cell table:formula="of:=VALUE(COM.MICROSOFT.CONCAT([.C128];[.D128]))" office:value-type="float" office:value="91" calcext:value-type="float">
            <text:p>91</text:p>
          </table:table-cell>
          <table:table-cell table:style-name="ce14" table:formula="of:=(STRREV([.A128]))" office:value-type="string" office:string-value="139" calcext:value-type="string">
            <text:p>139</text:p>
          </table:table-cell>
          <table:table-cell table:formula="of:=ORG.LIBREOFFICE.REGEX([.A12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28];&quot;eno|owt|eerht|ruof|evif|xis|neves|thgie|enin|orez|\d&quot;;;1)" office:value-type="string" office:string-value="1" calcext:value-type="string">
            <text:p>1</text:p>
          </table:table-cell>
          <table:table-cell table:formula="of:=IF(ISNA([.G128]);&quot;&quot;;IF([.G128]=&quot;one&quot;;&quot;1&quot;;IF([.G128]=&quot;two&quot;;&quot;2&quot;;IF([.G128]=&quot;three&quot;;&quot;3&quot;;IF([.G128]=&quot;four&quot;;&quot;4&quot;;IF([.G128]=&quot;five&quot;;&quot;5&quot;;IF([.G128]=&quot;six&quot;;&quot;6&quot;;IF([.G128]=&quot;seven&quot;;&quot;7&quot;;IF([.G128]=&quot;eight&quot;;&quot;8&quot;;IF([.G128]=&quot;nine&quot;;&quot;9&quot;;IF([.G128]=&quot;zero&quot;;&quot;0&quot;;VALUE([.G128]))))))))))))" office:value-type="float" office:value="9" calcext:value-type="float">
            <text:p>9</text:p>
          </table:table-cell>
          <table:table-cell table:style-name="ce7" table:formula="of:=IF(ISNA([.H128]);&quot;&quot;;IF([.H128]=&quot;eno&quot;;&quot;1&quot;;IF([.H128]=&quot;owt&quot;;&quot;2&quot;;IF([.H128]=&quot;eerht&quot;;&quot;3&quot;;IF([.H128]=&quot;ruof&quot;;&quot;4&quot;;IF([.H128]=&quot;evif&quot;;&quot;5&quot;;IF([.H128]=&quot;xis&quot;;&quot;6&quot;;IF([.H128]=&quot;neves&quot;;&quot;7&quot;;IF([.H128]=&quot;thgie&quot;;&quot;8&quot;;IF([.H128]=&quot;enin&quot;;&quot;9&quot;;IF([.H128]=&quot;orez&quot;;&quot;0&quot;;[.H128])))))))))))" office:value-type="string" office:string-value="1" calcext:value-type="string">
            <text:p>1</text:p>
          </table:table-cell>
          <table:table-cell table:style-name="ce7" table:formula="of:=IF(ISNA([.G128]);&quot;&quot;;VALUE(COM.MICROSOFT.CONCAT([.I128:.J128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cvfivebfsxdkljjjkjhm8ftfdtnpsdmtkln</text:p>
          </table:table-cell>
          <table:table-cell table:style-name="ce4" table:formula="of:=ORG.LIBREOFFICE.REGEX([.A129];&quot;\D&quot;;&quot;&quot;;&quot;g&quot;)" office:value-type="string" office:string-value="418" calcext:value-type="string">
            <text:p>418</text:p>
          </table:table-cell>
          <table:table-cell table:formula="of:=LEFT([.B129];1)" office:value-type="string" office:string-value="4" calcext:value-type="string">
            <text:p>4</text:p>
          </table:table-cell>
          <table:table-cell table:style-name="ce5" table:formula="of:=RIGHT([.B129];1)" office:value-type="string" office:string-value="8" calcext:value-type="string">
            <text:p>8</text:p>
          </table:table-cell>
          <table:table-cell table:formula="of:=VALUE(COM.MICROSOFT.CONCAT([.C129];[.D129]))" office:value-type="float" office:value="48" calcext:value-type="float">
            <text:p>48</text:p>
          </table:table-cell>
          <table:table-cell table:style-name="ce14" table:formula="of:=(STRREV([.A129]))" office:value-type="string" office:string-value="nlktmdspntdftf8mhjkjjjlkdxsfbevifvc14" calcext:value-type="string">
            <text:p>nlktmdspntdftf8mhjkjjjlkdxsfbevifvc14</text:p>
          </table:table-cell>
          <table:table-cell table:formula="of:=ORG.LIBREOFFICE.REGEX([.A12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29];&quot;eno|owt|eerht|ruof|evif|xis|neves|thgie|enin|orez|\d&quot;;;1)" office:value-type="string" office:string-value="8" calcext:value-type="string">
            <text:p>8</text:p>
          </table:table-cell>
          <table:table-cell table:formula="of:=IF(ISNA([.G129]);&quot;&quot;;IF([.G129]=&quot;one&quot;;&quot;1&quot;;IF([.G129]=&quot;two&quot;;&quot;2&quot;;IF([.G129]=&quot;three&quot;;&quot;3&quot;;IF([.G129]=&quot;four&quot;;&quot;4&quot;;IF([.G129]=&quot;five&quot;;&quot;5&quot;;IF([.G129]=&quot;six&quot;;&quot;6&quot;;IF([.G129]=&quot;seven&quot;;&quot;7&quot;;IF([.G129]=&quot;eight&quot;;&quot;8&quot;;IF([.G129]=&quot;nine&quot;;&quot;9&quot;;IF([.G129]=&quot;zero&quot;;&quot;0&quot;;VALUE([.G129]))))))))))))" office:value-type="float" office:value="4" calcext:value-type="float">
            <text:p>4</text:p>
          </table:table-cell>
          <table:table-cell table:style-name="ce7" table:formula="of:=IF(ISNA([.H129]);&quot;&quot;;IF([.H129]=&quot;eno&quot;;&quot;1&quot;;IF([.H129]=&quot;owt&quot;;&quot;2&quot;;IF([.H129]=&quot;eerht&quot;;&quot;3&quot;;IF([.H129]=&quot;ruof&quot;;&quot;4&quot;;IF([.H129]=&quot;evif&quot;;&quot;5&quot;;IF([.H129]=&quot;xis&quot;;&quot;6&quot;;IF([.H129]=&quot;neves&quot;;&quot;7&quot;;IF([.H129]=&quot;thgie&quot;;&quot;8&quot;;IF([.H129]=&quot;enin&quot;;&quot;9&quot;;IF([.H129]=&quot;orez&quot;;&quot;0&quot;;[.H129])))))))))))" office:value-type="string" office:string-value="8" calcext:value-type="string">
            <text:p>8</text:p>
          </table:table-cell>
          <table:table-cell table:formula="of:=IF(ISNA([.G129]);&quot;&quot;;VALUE(COM.MICROSOFT.CONCAT([.I129:.J129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jcnbeightnjtbck72dg</text:p>
          </table:table-cell>
          <table:table-cell table:style-name="ce4" table:formula="of:=ORG.LIBREOFFICE.REGEX([.A130];&quot;\D&quot;;&quot;&quot;;&quot;g&quot;)" office:value-type="string" office:string-value="72" calcext:value-type="string">
            <text:p>72</text:p>
          </table:table-cell>
          <table:table-cell table:formula="of:=LEFT([.B130];1)" office:value-type="string" office:string-value="7" calcext:value-type="string">
            <text:p>7</text:p>
          </table:table-cell>
          <table:table-cell table:style-name="ce5" table:formula="of:=RIGHT([.B130];1)" office:value-type="string" office:string-value="2" calcext:value-type="string">
            <text:p>2</text:p>
          </table:table-cell>
          <table:table-cell table:formula="of:=VALUE(COM.MICROSOFT.CONCAT([.C130];[.D130]))" office:value-type="float" office:value="72" calcext:value-type="float">
            <text:p>72</text:p>
          </table:table-cell>
          <table:table-cell table:style-name="ce14" table:formula="of:=(STRREV([.A130]))" office:value-type="string" office:string-value="gd27kcbtjnthgiebncjxis" calcext:value-type="string">
            <text:p>gd27kcbtjnthgiebncjxis</text:p>
          </table:table-cell>
          <table:table-cell table:formula="of:=ORG.LIBREOFFICE.REGEX([.A13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30];&quot;eno|owt|eerht|ruof|evif|xis|neves|thgie|enin|orez|\d&quot;;;1)" office:value-type="string" office:string-value="2" calcext:value-type="string">
            <text:p>2</text:p>
          </table:table-cell>
          <table:table-cell table:formula="of:=IF(ISNA([.G130]);&quot;&quot;;IF([.G130]=&quot;one&quot;;&quot;1&quot;;IF([.G130]=&quot;two&quot;;&quot;2&quot;;IF([.G130]=&quot;three&quot;;&quot;3&quot;;IF([.G130]=&quot;four&quot;;&quot;4&quot;;IF([.G130]=&quot;five&quot;;&quot;5&quot;;IF([.G130]=&quot;six&quot;;&quot;6&quot;;IF([.G130]=&quot;seven&quot;;&quot;7&quot;;IF([.G130]=&quot;eight&quot;;&quot;8&quot;;IF([.G130]=&quot;nine&quot;;&quot;9&quot;;IF([.G130]=&quot;zero&quot;;&quot;0&quot;;VALUE([.G130]))))))))))))" office:value-type="string" office:string-value="6" calcext:value-type="string">
            <text:p>6</text:p>
          </table:table-cell>
          <table:table-cell table:style-name="ce7" table:formula="of:=IF(ISNA([.H130]);&quot;&quot;;IF([.H130]=&quot;eno&quot;;&quot;1&quot;;IF([.H130]=&quot;owt&quot;;&quot;2&quot;;IF([.H130]=&quot;eerht&quot;;&quot;3&quot;;IF([.H130]=&quot;ruof&quot;;&quot;4&quot;;IF([.H130]=&quot;evif&quot;;&quot;5&quot;;IF([.H130]=&quot;xis&quot;;&quot;6&quot;;IF([.H130]=&quot;neves&quot;;&quot;7&quot;;IF([.H130]=&quot;thgie&quot;;&quot;8&quot;;IF([.H130]=&quot;enin&quot;;&quot;9&quot;;IF([.H130]=&quot;orez&quot;;&quot;0&quot;;[.H130])))))))))))" office:value-type="string" office:string-value="2" calcext:value-type="string">
            <text:p>2</text:p>
          </table:table-cell>
          <table:table-cell table:formula="of:=IF(ISNA([.G130]);&quot;&quot;;VALUE(COM.MICROSOFT.CONCAT([.I130:.J130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rvqfjdlr545lbpmlxknsd</text:p>
          </table:table-cell>
          <table:table-cell table:style-name="ce4" table:formula="of:=ORG.LIBREOFFICE.REGEX([.A131];&quot;\D&quot;;&quot;&quot;;&quot;g&quot;)" office:value-type="string" office:string-value="545" calcext:value-type="string">
            <text:p>545</text:p>
          </table:table-cell>
          <table:table-cell table:formula="of:=LEFT([.B131];1)" office:value-type="string" office:string-value="5" calcext:value-type="string">
            <text:p>5</text:p>
          </table:table-cell>
          <table:table-cell table:style-name="ce5" table:formula="of:=RIGHT([.B131];1)" office:value-type="string" office:string-value="5" calcext:value-type="string">
            <text:p>5</text:p>
          </table:table-cell>
          <table:table-cell table:formula="of:=VALUE(COM.MICROSOFT.CONCAT([.C131];[.D131]))" office:value-type="float" office:value="55" calcext:value-type="float">
            <text:p>55</text:p>
          </table:table-cell>
          <table:table-cell table:style-name="ce14" table:formula="of:=(STRREV([.A131]))" office:value-type="string" office:string-value="dsnkxlmpbl545rldjfqvrowt" calcext:value-type="string">
            <text:p>dsnkxlmpbl545rldjfqvrowt</text:p>
          </table:table-cell>
          <table:table-cell table:formula="of:=ORG.LIBREOFFICE.REGEX([.A13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31];&quot;eno|owt|eerht|ruof|evif|xis|neves|thgie|enin|orez|\d&quot;;;1)" office:value-type="string" office:string-value="5" calcext:value-type="string">
            <text:p>5</text:p>
          </table:table-cell>
          <table:table-cell table:formula="of:=IF(ISNA([.G131]);&quot;&quot;;IF([.G131]=&quot;one&quot;;&quot;1&quot;;IF([.G131]=&quot;two&quot;;&quot;2&quot;;IF([.G131]=&quot;three&quot;;&quot;3&quot;;IF([.G131]=&quot;four&quot;;&quot;4&quot;;IF([.G131]=&quot;five&quot;;&quot;5&quot;;IF([.G131]=&quot;six&quot;;&quot;6&quot;;IF([.G131]=&quot;seven&quot;;&quot;7&quot;;IF([.G131]=&quot;eight&quot;;&quot;8&quot;;IF([.G131]=&quot;nine&quot;;&quot;9&quot;;IF([.G131]=&quot;zero&quot;;&quot;0&quot;;VALUE([.G131]))))))))))))" office:value-type="string" office:string-value="2" calcext:value-type="string">
            <text:p>2</text:p>
          </table:table-cell>
          <table:table-cell table:style-name="ce7" table:formula="of:=IF(ISNA([.H131]);&quot;&quot;;IF([.H131]=&quot;eno&quot;;&quot;1&quot;;IF([.H131]=&quot;owt&quot;;&quot;2&quot;;IF([.H131]=&quot;eerht&quot;;&quot;3&quot;;IF([.H131]=&quot;ruof&quot;;&quot;4&quot;;IF([.H131]=&quot;evif&quot;;&quot;5&quot;;IF([.H131]=&quot;xis&quot;;&quot;6&quot;;IF([.H131]=&quot;neves&quot;;&quot;7&quot;;IF([.H131]=&quot;thgie&quot;;&quot;8&quot;;IF([.H131]=&quot;enin&quot;;&quot;9&quot;;IF([.H131]=&quot;orez&quot;;&quot;0&quot;;[.H131])))))))))))" office:value-type="string" office:string-value="5" calcext:value-type="string">
            <text:p>5</text:p>
          </table:table-cell>
          <table:table-cell table:formula="of:=IF(ISNA([.G131]);&quot;&quot;;VALUE(COM.MICROSOFT.CONCAT([.I131:.J131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gnt7fiveone3</text:p>
          </table:table-cell>
          <table:table-cell table:style-name="ce4" table:formula="of:=ORG.LIBREOFFICE.REGEX([.A132];&quot;\D&quot;;&quot;&quot;;&quot;g&quot;)" office:value-type="string" office:string-value="73" calcext:value-type="string">
            <text:p>73</text:p>
          </table:table-cell>
          <table:table-cell table:formula="of:=LEFT([.B132];1)" office:value-type="string" office:string-value="7" calcext:value-type="string">
            <text:p>7</text:p>
          </table:table-cell>
          <table:table-cell table:style-name="ce5" table:formula="of:=RIGHT([.B132];1)" office:value-type="string" office:string-value="3" calcext:value-type="string">
            <text:p>3</text:p>
          </table:table-cell>
          <table:table-cell table:formula="of:=VALUE(COM.MICROSOFT.CONCAT([.C132];[.D132]))" office:value-type="float" office:value="73" calcext:value-type="float">
            <text:p>73</text:p>
          </table:table-cell>
          <table:table-cell table:style-name="ce14" table:formula="of:=(STRREV([.A132]))" office:value-type="string" office:string-value="3enoevif7tngk" calcext:value-type="string">
            <text:p>3enoevif7tngk</text:p>
          </table:table-cell>
          <table:table-cell table:formula="of:=ORG.LIBREOFFICE.REGEX([.A13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32];&quot;eno|owt|eerht|ruof|evif|xis|neves|thgie|enin|orez|\d&quot;;;1)" office:value-type="string" office:string-value="3" calcext:value-type="string">
            <text:p>3</text:p>
          </table:table-cell>
          <table:table-cell table:formula="of:=IF(ISNA([.G132]);&quot;&quot;;IF([.G132]=&quot;one&quot;;&quot;1&quot;;IF([.G132]=&quot;two&quot;;&quot;2&quot;;IF([.G132]=&quot;three&quot;;&quot;3&quot;;IF([.G132]=&quot;four&quot;;&quot;4&quot;;IF([.G132]=&quot;five&quot;;&quot;5&quot;;IF([.G132]=&quot;six&quot;;&quot;6&quot;;IF([.G132]=&quot;seven&quot;;&quot;7&quot;;IF([.G132]=&quot;eight&quot;;&quot;8&quot;;IF([.G132]=&quot;nine&quot;;&quot;9&quot;;IF([.G132]=&quot;zero&quot;;&quot;0&quot;;VALUE([.G132]))))))))))))" office:value-type="float" office:value="7" calcext:value-type="float">
            <text:p>7</text:p>
          </table:table-cell>
          <table:table-cell table:style-name="ce7" table:formula="of:=IF(ISNA([.H132]);&quot;&quot;;IF([.H132]=&quot;eno&quot;;&quot;1&quot;;IF([.H132]=&quot;owt&quot;;&quot;2&quot;;IF([.H132]=&quot;eerht&quot;;&quot;3&quot;;IF([.H132]=&quot;ruof&quot;;&quot;4&quot;;IF([.H132]=&quot;evif&quot;;&quot;5&quot;;IF([.H132]=&quot;xis&quot;;&quot;6&quot;;IF([.H132]=&quot;neves&quot;;&quot;7&quot;;IF([.H132]=&quot;thgie&quot;;&quot;8&quot;;IF([.H132]=&quot;enin&quot;;&quot;9&quot;;IF([.H132]=&quot;orez&quot;;&quot;0&quot;;[.H132])))))))))))" office:value-type="string" office:string-value="3" calcext:value-type="string">
            <text:p>3</text:p>
          </table:table-cell>
          <table:table-cell table:formula="of:=IF(ISNA([.G132]);&quot;&quot;;VALUE(COM.MICROSOFT.CONCAT([.I132:.J132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fourrxmcmj894stppprqjf</text:p>
          </table:table-cell>
          <table:table-cell table:style-name="ce4" table:formula="of:=ORG.LIBREOFFICE.REGEX([.A133];&quot;\D&quot;;&quot;&quot;;&quot;g&quot;)" office:value-type="string" office:string-value="894" calcext:value-type="string">
            <text:p>894</text:p>
          </table:table-cell>
          <table:table-cell table:formula="of:=LEFT([.B133];1)" office:value-type="string" office:string-value="8" calcext:value-type="string">
            <text:p>8</text:p>
          </table:table-cell>
          <table:table-cell table:style-name="ce5" table:formula="of:=RIGHT([.B133];1)" office:value-type="string" office:string-value="4" calcext:value-type="string">
            <text:p>4</text:p>
          </table:table-cell>
          <table:table-cell table:formula="of:=VALUE(COM.MICROSOFT.CONCAT([.C133];[.D133]))" office:value-type="float" office:value="84" calcext:value-type="float">
            <text:p>84</text:p>
          </table:table-cell>
          <table:table-cell table:style-name="ce14" table:formula="of:=(STRREV([.A133]))" office:value-type="string" office:string-value="fjqrpppts498jmcmxrruofowt" calcext:value-type="string">
            <text:p>fjqrpppts498jmcmxrruofowt</text:p>
          </table:table-cell>
          <table:table-cell table:formula="of:=ORG.LIBREOFFICE.REGEX([.A13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33];&quot;eno|owt|eerht|ruof|evif|xis|neves|thgie|enin|orez|\d&quot;;;1)" office:value-type="string" office:string-value="4" calcext:value-type="string">
            <text:p>4</text:p>
          </table:table-cell>
          <table:table-cell table:formula="of:=IF(ISNA([.G133]);&quot;&quot;;IF([.G133]=&quot;one&quot;;&quot;1&quot;;IF([.G133]=&quot;two&quot;;&quot;2&quot;;IF([.G133]=&quot;three&quot;;&quot;3&quot;;IF([.G133]=&quot;four&quot;;&quot;4&quot;;IF([.G133]=&quot;five&quot;;&quot;5&quot;;IF([.G133]=&quot;six&quot;;&quot;6&quot;;IF([.G133]=&quot;seven&quot;;&quot;7&quot;;IF([.G133]=&quot;eight&quot;;&quot;8&quot;;IF([.G133]=&quot;nine&quot;;&quot;9&quot;;IF([.G133]=&quot;zero&quot;;&quot;0&quot;;VALUE([.G133]))))))))))))" office:value-type="string" office:string-value="2" calcext:value-type="string">
            <text:p>2</text:p>
          </table:table-cell>
          <table:table-cell table:style-name="ce7" table:formula="of:=IF(ISNA([.H133]);&quot;&quot;;IF([.H133]=&quot;eno&quot;;&quot;1&quot;;IF([.H133]=&quot;owt&quot;;&quot;2&quot;;IF([.H133]=&quot;eerht&quot;;&quot;3&quot;;IF([.H133]=&quot;ruof&quot;;&quot;4&quot;;IF([.H133]=&quot;evif&quot;;&quot;5&quot;;IF([.H133]=&quot;xis&quot;;&quot;6&quot;;IF([.H133]=&quot;neves&quot;;&quot;7&quot;;IF([.H133]=&quot;thgie&quot;;&quot;8&quot;;IF([.H133]=&quot;enin&quot;;&quot;9&quot;;IF([.H133]=&quot;orez&quot;;&quot;0&quot;;[.H133])))))))))))" office:value-type="string" office:string-value="4" calcext:value-type="string">
            <text:p>4</text:p>
          </table:table-cell>
          <table:table-cell table:formula="of:=IF(ISNA([.G133]);&quot;&quot;;VALUE(COM.MICROSOFT.CONCAT([.I133:.J133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cqpxnztmntwok34three28</text:p>
          </table:table-cell>
          <table:table-cell table:style-name="ce4" table:formula="of:=ORG.LIBREOFFICE.REGEX([.A134];&quot;\D&quot;;&quot;&quot;;&quot;g&quot;)" office:value-type="string" office:string-value="3428" calcext:value-type="string">
            <text:p>3428</text:p>
          </table:table-cell>
          <table:table-cell table:formula="of:=LEFT([.B134];1)" office:value-type="string" office:string-value="3" calcext:value-type="string">
            <text:p>3</text:p>
          </table:table-cell>
          <table:table-cell table:style-name="ce5" table:formula="of:=RIGHT([.B134];1)" office:value-type="string" office:string-value="8" calcext:value-type="string">
            <text:p>8</text:p>
          </table:table-cell>
          <table:table-cell table:formula="of:=VALUE(COM.MICROSOFT.CONCAT([.C134];[.D134]))" office:value-type="float" office:value="38" calcext:value-type="float">
            <text:p>38</text:p>
          </table:table-cell>
          <table:table-cell table:style-name="ce14" table:formula="of:=(STRREV([.A134]))" office:value-type="string" office:string-value="82eerht43kowtnmtznxpqcq" calcext:value-type="string">
            <text:p>82eerht43kowtnmtznxpqcq</text:p>
          </table:table-cell>
          <table:table-cell table:formula="of:=ORG.LIBREOFFICE.REGEX([.A13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34];&quot;eno|owt|eerht|ruof|evif|xis|neves|thgie|enin|orez|\d&quot;;;1)" office:value-type="string" office:string-value="8" calcext:value-type="string">
            <text:p>8</text:p>
          </table:table-cell>
          <table:table-cell table:formula="of:=IF(ISNA([.G134]);&quot;&quot;;IF([.G134]=&quot;one&quot;;&quot;1&quot;;IF([.G134]=&quot;two&quot;;&quot;2&quot;;IF([.G134]=&quot;three&quot;;&quot;3&quot;;IF([.G134]=&quot;four&quot;;&quot;4&quot;;IF([.G134]=&quot;five&quot;;&quot;5&quot;;IF([.G134]=&quot;six&quot;;&quot;6&quot;;IF([.G134]=&quot;seven&quot;;&quot;7&quot;;IF([.G134]=&quot;eight&quot;;&quot;8&quot;;IF([.G134]=&quot;nine&quot;;&quot;9&quot;;IF([.G134]=&quot;zero&quot;;&quot;0&quot;;VALUE([.G134]))))))))))))" office:value-type="string" office:string-value="2" calcext:value-type="string">
            <text:p>2</text:p>
          </table:table-cell>
          <table:table-cell table:style-name="ce7" table:formula="of:=IF(ISNA([.H134]);&quot;&quot;;IF([.H134]=&quot;eno&quot;;&quot;1&quot;;IF([.H134]=&quot;owt&quot;;&quot;2&quot;;IF([.H134]=&quot;eerht&quot;;&quot;3&quot;;IF([.H134]=&quot;ruof&quot;;&quot;4&quot;;IF([.H134]=&quot;evif&quot;;&quot;5&quot;;IF([.H134]=&quot;xis&quot;;&quot;6&quot;;IF([.H134]=&quot;neves&quot;;&quot;7&quot;;IF([.H134]=&quot;thgie&quot;;&quot;8&quot;;IF([.H134]=&quot;enin&quot;;&quot;9&quot;;IF([.H134]=&quot;orez&quot;;&quot;0&quot;;[.H134])))))))))))" office:value-type="string" office:string-value="8" calcext:value-type="string">
            <text:p>8</text:p>
          </table:table-cell>
          <table:table-cell table:formula="of:=IF(ISNA([.G134]);&quot;&quot;;VALUE(COM.MICROSOFT.CONCAT([.I134:.J134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1sevennlqvbk</text:p>
          </table:table-cell>
          <table:table-cell table:style-name="ce4" table:formula="of:=ORG.LIBREOFFICE.REGEX([.A135];&quot;\D&quot;;&quot;&quot;;&quot;g&quot;)" office:value-type="string" office:string-value="1" calcext:value-type="string">
            <text:p>1</text:p>
          </table:table-cell>
          <table:table-cell table:formula="of:=LEFT([.B135];1)" office:value-type="string" office:string-value="1" calcext:value-type="string">
            <text:p>1</text:p>
          </table:table-cell>
          <table:table-cell table:style-name="ce5" table:formula="of:=RIGHT([.B135];1)" office:value-type="string" office:string-value="1" calcext:value-type="string">
            <text:p>1</text:p>
          </table:table-cell>
          <table:table-cell table:formula="of:=VALUE(COM.MICROSOFT.CONCAT([.C135];[.D135]))" office:value-type="float" office:value="11" calcext:value-type="float">
            <text:p>11</text:p>
          </table:table-cell>
          <table:table-cell table:style-name="ce14" table:formula="of:=(STRREV([.A135]))" office:value-type="string" office:string-value="kbvqlnneves1ruof" calcext:value-type="string">
            <text:p>kbvqlnneves1ruof</text:p>
          </table:table-cell>
          <table:table-cell table:formula="of:=ORG.LIBREOFFICE.REGEX([.A135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3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135]);&quot;&quot;;IF([.G135]=&quot;one&quot;;&quot;1&quot;;IF([.G135]=&quot;two&quot;;&quot;2&quot;;IF([.G135]=&quot;three&quot;;&quot;3&quot;;IF([.G135]=&quot;four&quot;;&quot;4&quot;;IF([.G135]=&quot;five&quot;;&quot;5&quot;;IF([.G135]=&quot;six&quot;;&quot;6&quot;;IF([.G135]=&quot;seven&quot;;&quot;7&quot;;IF([.G135]=&quot;eight&quot;;&quot;8&quot;;IF([.G135]=&quot;nine&quot;;&quot;9&quot;;IF([.G135]=&quot;zero&quot;;&quot;0&quot;;VALUE([.G135]))))))))))))" office:value-type="string" office:string-value="4" calcext:value-type="string">
            <text:p>4</text:p>
          </table:table-cell>
          <table:table-cell table:style-name="ce7" table:formula="of:=IF(ISNA([.H135]);&quot;&quot;;IF([.H135]=&quot;eno&quot;;&quot;1&quot;;IF([.H135]=&quot;owt&quot;;&quot;2&quot;;IF([.H135]=&quot;eerht&quot;;&quot;3&quot;;IF([.H135]=&quot;ruof&quot;;&quot;4&quot;;IF([.H135]=&quot;evif&quot;;&quot;5&quot;;IF([.H135]=&quot;xis&quot;;&quot;6&quot;;IF([.H135]=&quot;neves&quot;;&quot;7&quot;;IF([.H135]=&quot;thgie&quot;;&quot;8&quot;;IF([.H135]=&quot;enin&quot;;&quot;9&quot;;IF([.H135]=&quot;orez&quot;;&quot;0&quot;;[.H135])))))))))))" office:value-type="string" office:string-value="7" calcext:value-type="string">
            <text:p>7</text:p>
          </table:table-cell>
          <table:table-cell table:formula="of:=IF(ISNA([.G135]);&quot;&quot;;VALUE(COM.MICROSOFT.CONCAT([.I135:.J135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kjkbc</text:p>
          </table:table-cell>
          <table:table-cell table:style-name="ce4" table:formula="of:=ORG.LIBREOFFICE.REGEX([.A136];&quot;\D&quot;;&quot;&quot;;&quot;g&quot;)" office:value-type="string" office:string-value="6" calcext:value-type="string">
            <text:p>6</text:p>
          </table:table-cell>
          <table:table-cell table:formula="of:=LEFT([.B136];1)" office:value-type="string" office:string-value="6" calcext:value-type="string">
            <text:p>6</text:p>
          </table:table-cell>
          <table:table-cell table:style-name="ce5" table:formula="of:=RIGHT([.B136];1)" office:value-type="string" office:string-value="6" calcext:value-type="string">
            <text:p>6</text:p>
          </table:table-cell>
          <table:table-cell table:formula="of:=VALUE(COM.MICROSOFT.CONCAT([.C136];[.D136]))" office:value-type="float" office:value="66" calcext:value-type="float">
            <text:p>66</text:p>
          </table:table-cell>
          <table:table-cell table:style-name="ce14" table:formula="of:=(STRREV([.A136]))" office:value-type="string" office:string-value="cbkjkf6" calcext:value-type="string">
            <text:p>cbkjkf6</text:p>
          </table:table-cell>
          <table:table-cell table:formula="of:=ORG.LIBREOFFICE.REGEX([.A13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36];&quot;eno|owt|eerht|ruof|evif|xis|neves|thgie|enin|orez|\d&quot;;;1)" office:value-type="string" office:string-value="6" calcext:value-type="string">
            <text:p>6</text:p>
          </table:table-cell>
          <table:table-cell table:formula="of:=IF(ISNA([.G136]);&quot;&quot;;IF([.G136]=&quot;one&quot;;&quot;1&quot;;IF([.G136]=&quot;two&quot;;&quot;2&quot;;IF([.G136]=&quot;three&quot;;&quot;3&quot;;IF([.G136]=&quot;four&quot;;&quot;4&quot;;IF([.G136]=&quot;five&quot;;&quot;5&quot;;IF([.G136]=&quot;six&quot;;&quot;6&quot;;IF([.G136]=&quot;seven&quot;;&quot;7&quot;;IF([.G136]=&quot;eight&quot;;&quot;8&quot;;IF([.G136]=&quot;nine&quot;;&quot;9&quot;;IF([.G136]=&quot;zero&quot;;&quot;0&quot;;VALUE([.G136]))))))))))))" office:value-type="float" office:value="6" calcext:value-type="float">
            <text:p>6</text:p>
          </table:table-cell>
          <table:table-cell table:style-name="ce7" table:formula="of:=IF(ISNA([.H136]);&quot;&quot;;IF([.H136]=&quot;eno&quot;;&quot;1&quot;;IF([.H136]=&quot;owt&quot;;&quot;2&quot;;IF([.H136]=&quot;eerht&quot;;&quot;3&quot;;IF([.H136]=&quot;ruof&quot;;&quot;4&quot;;IF([.H136]=&quot;evif&quot;;&quot;5&quot;;IF([.H136]=&quot;xis&quot;;&quot;6&quot;;IF([.H136]=&quot;neves&quot;;&quot;7&quot;;IF([.H136]=&quot;thgie&quot;;&quot;8&quot;;IF([.H136]=&quot;enin&quot;;&quot;9&quot;;IF([.H136]=&quot;orez&quot;;&quot;0&quot;;[.H136])))))))))))" office:value-type="string" office:string-value="6" calcext:value-type="string">
            <text:p>6</text:p>
          </table:table-cell>
          <table:table-cell table:style-name="ce7" table:formula="of:=IF(ISNA([.G136]);&quot;&quot;;VALUE(COM.MICROSOFT.CONCAT([.I136:.J13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htpxbqvtg3one</text:p>
          </table:table-cell>
          <table:table-cell table:style-name="ce4" table:formula="of:=ORG.LIBREOFFICE.REGEX([.A137];&quot;\D&quot;;&quot;&quot;;&quot;g&quot;)" office:value-type="string" office:string-value="23" calcext:value-type="string">
            <text:p>23</text:p>
          </table:table-cell>
          <table:table-cell table:formula="of:=LEFT([.B137];1)" office:value-type="string" office:string-value="2" calcext:value-type="string">
            <text:p>2</text:p>
          </table:table-cell>
          <table:table-cell table:style-name="ce5" table:formula="of:=RIGHT([.B137];1)" office:value-type="string" office:string-value="3" calcext:value-type="string">
            <text:p>3</text:p>
          </table:table-cell>
          <table:table-cell table:formula="of:=VALUE(COM.MICROSOFT.CONCAT([.C137];[.D137]))" office:value-type="float" office:value="23" calcext:value-type="float">
            <text:p>23</text:p>
          </table:table-cell>
          <table:table-cell table:style-name="ce14" table:formula="of:=(STRREV([.A137]))" office:value-type="string" office:string-value="eno3gtvqbxpth2" calcext:value-type="string">
            <text:p>eno3gtvqbxpth2</text:p>
          </table:table-cell>
          <table:table-cell table:formula="of:=ORG.LIBREOFFICE.REGEX([.A13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37];&quot;eno|owt|eerht|ruof|evif|xis|neves|thgie|enin|orez|\d&quot;;;1)" office:value-type="string" office:string-value="eno" calcext:value-type="string">
            <text:p>eno</text:p>
          </table:table-cell>
          <table:table-cell table:formula="of:=IF(ISNA([.G137]);&quot;&quot;;IF([.G137]=&quot;one&quot;;&quot;1&quot;;IF([.G137]=&quot;two&quot;;&quot;2&quot;;IF([.G137]=&quot;three&quot;;&quot;3&quot;;IF([.G137]=&quot;four&quot;;&quot;4&quot;;IF([.G137]=&quot;five&quot;;&quot;5&quot;;IF([.G137]=&quot;six&quot;;&quot;6&quot;;IF([.G137]=&quot;seven&quot;;&quot;7&quot;;IF([.G137]=&quot;eight&quot;;&quot;8&quot;;IF([.G137]=&quot;nine&quot;;&quot;9&quot;;IF([.G137]=&quot;zero&quot;;&quot;0&quot;;VALUE([.G137]))))))))))))" office:value-type="float" office:value="2" calcext:value-type="float">
            <text:p>2</text:p>
          </table:table-cell>
          <table:table-cell table:style-name="ce7" table:formula="of:=IF(ISNA([.H137]);&quot;&quot;;IF([.H137]=&quot;eno&quot;;&quot;1&quot;;IF([.H137]=&quot;owt&quot;;&quot;2&quot;;IF([.H137]=&quot;eerht&quot;;&quot;3&quot;;IF([.H137]=&quot;ruof&quot;;&quot;4&quot;;IF([.H137]=&quot;evif&quot;;&quot;5&quot;;IF([.H137]=&quot;xis&quot;;&quot;6&quot;;IF([.H137]=&quot;neves&quot;;&quot;7&quot;;IF([.H137]=&quot;thgie&quot;;&quot;8&quot;;IF([.H137]=&quot;enin&quot;;&quot;9&quot;;IF([.H137]=&quot;orez&quot;;&quot;0&quot;;[.H137])))))))))))" office:value-type="string" office:string-value="1" calcext:value-type="string">
            <text:p>1</text:p>
          </table:table-cell>
          <table:table-cell table:formula="of:=IF(ISNA([.G137]);&quot;&quot;;VALUE(COM.MICROSOFT.CONCAT([.I137:.J137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hreezhxzfslfxhvzdbfour15</text:p>
          </table:table-cell>
          <table:table-cell table:style-name="ce4" table:formula="of:=ORG.LIBREOFFICE.REGEX([.A138];&quot;\D&quot;;&quot;&quot;;&quot;g&quot;)" office:value-type="string" office:string-value="215" calcext:value-type="string">
            <text:p>215</text:p>
          </table:table-cell>
          <table:table-cell table:formula="of:=LEFT([.B138];1)" office:value-type="string" office:string-value="2" calcext:value-type="string">
            <text:p>2</text:p>
          </table:table-cell>
          <table:table-cell table:style-name="ce5" table:formula="of:=RIGHT([.B138];1)" office:value-type="string" office:string-value="5" calcext:value-type="string">
            <text:p>5</text:p>
          </table:table-cell>
          <table:table-cell table:formula="of:=VALUE(COM.MICROSOFT.CONCAT([.C138];[.D138]))" office:value-type="float" office:value="25" calcext:value-type="float">
            <text:p>25</text:p>
          </table:table-cell>
          <table:table-cell table:style-name="ce14" table:formula="of:=(STRREV([.A138]))" office:value-type="string" office:string-value="51ruofbdzvhxflsfzxhzeerht2" calcext:value-type="string">
            <text:p>51ruofbdzvhxflsfzxhzeerht2</text:p>
          </table:table-cell>
          <table:table-cell table:formula="of:=ORG.LIBREOFFICE.REGEX([.A13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38];&quot;eno|owt|eerht|ruof|evif|xis|neves|thgie|enin|orez|\d&quot;;;1)" office:value-type="string" office:string-value="5" calcext:value-type="string">
            <text:p>5</text:p>
          </table:table-cell>
          <table:table-cell table:formula="of:=IF(ISNA([.G138]);&quot;&quot;;IF([.G138]=&quot;one&quot;;&quot;1&quot;;IF([.G138]=&quot;two&quot;;&quot;2&quot;;IF([.G138]=&quot;three&quot;;&quot;3&quot;;IF([.G138]=&quot;four&quot;;&quot;4&quot;;IF([.G138]=&quot;five&quot;;&quot;5&quot;;IF([.G138]=&quot;six&quot;;&quot;6&quot;;IF([.G138]=&quot;seven&quot;;&quot;7&quot;;IF([.G138]=&quot;eight&quot;;&quot;8&quot;;IF([.G138]=&quot;nine&quot;;&quot;9&quot;;IF([.G138]=&quot;zero&quot;;&quot;0&quot;;VALUE([.G138]))))))))))))" office:value-type="float" office:value="2" calcext:value-type="float">
            <text:p>2</text:p>
          </table:table-cell>
          <table:table-cell table:style-name="ce7" table:formula="of:=IF(ISNA([.H138]);&quot;&quot;;IF([.H138]=&quot;eno&quot;;&quot;1&quot;;IF([.H138]=&quot;owt&quot;;&quot;2&quot;;IF([.H138]=&quot;eerht&quot;;&quot;3&quot;;IF([.H138]=&quot;ruof&quot;;&quot;4&quot;;IF([.H138]=&quot;evif&quot;;&quot;5&quot;;IF([.H138]=&quot;xis&quot;;&quot;6&quot;;IF([.H138]=&quot;neves&quot;;&quot;7&quot;;IF([.H138]=&quot;thgie&quot;;&quot;8&quot;;IF([.H138]=&quot;enin&quot;;&quot;9&quot;;IF([.H138]=&quot;orez&quot;;&quot;0&quot;;[.H138])))))))))))" office:value-type="string" office:string-value="5" calcext:value-type="string">
            <text:p>5</text:p>
          </table:table-cell>
          <table:table-cell table:formula="of:=IF(ISNA([.G138]);&quot;&quot;;VALUE(COM.MICROSOFT.CONCAT([.I138:.J138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fdrzdjtlthreeonennzfbone9one</text:p>
          </table:table-cell>
          <table:table-cell table:style-name="ce4" table:formula="of:=ORG.LIBREOFFICE.REGEX([.A139];&quot;\D&quot;;&quot;&quot;;&quot;g&quot;)" office:value-type="string" office:string-value="9" calcext:value-type="string">
            <text:p>9</text:p>
          </table:table-cell>
          <table:table-cell table:formula="of:=LEFT([.B139];1)" office:value-type="string" office:string-value="9" calcext:value-type="string">
            <text:p>9</text:p>
          </table:table-cell>
          <table:table-cell table:style-name="ce5" table:formula="of:=RIGHT([.B139];1)" office:value-type="string" office:string-value="9" calcext:value-type="string">
            <text:p>9</text:p>
          </table:table-cell>
          <table:table-cell table:formula="of:=VALUE(COM.MICROSOFT.CONCAT([.C139];[.D139]))" office:value-type="float" office:value="99" calcext:value-type="float">
            <text:p>99</text:p>
          </table:table-cell>
          <table:table-cell table:style-name="ce14" table:formula="of:=(STRREV([.A139]))" office:value-type="string" office:string-value="eno9enobfznnenoeerhtltjdzrdfrn" calcext:value-type="string">
            <text:p>eno9enobfznnenoeerhtltjdzrdfrn</text:p>
          </table:table-cell>
          <table:table-cell table:formula="of:=ORG.LIBREOFFICE.REGEX([.A13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39];&quot;eno|owt|eerht|ruof|evif|xis|neves|thgie|enin|orez|\d&quot;;;1)" office:value-type="string" office:string-value="eno" calcext:value-type="string">
            <text:p>eno</text:p>
          </table:table-cell>
          <table:table-cell table:formula="of:=IF(ISNA([.G139]);&quot;&quot;;IF([.G139]=&quot;one&quot;;&quot;1&quot;;IF([.G139]=&quot;two&quot;;&quot;2&quot;;IF([.G139]=&quot;three&quot;;&quot;3&quot;;IF([.G139]=&quot;four&quot;;&quot;4&quot;;IF([.G139]=&quot;five&quot;;&quot;5&quot;;IF([.G139]=&quot;six&quot;;&quot;6&quot;;IF([.G139]=&quot;seven&quot;;&quot;7&quot;;IF([.G139]=&quot;eight&quot;;&quot;8&quot;;IF([.G139]=&quot;nine&quot;;&quot;9&quot;;IF([.G139]=&quot;zero&quot;;&quot;0&quot;;VALUE([.G139]))))))))))))" office:value-type="string" office:string-value="3" calcext:value-type="string">
            <text:p>3</text:p>
          </table:table-cell>
          <table:table-cell table:style-name="ce7" table:formula="of:=IF(ISNA([.H139]);&quot;&quot;;IF([.H139]=&quot;eno&quot;;&quot;1&quot;;IF([.H139]=&quot;owt&quot;;&quot;2&quot;;IF([.H139]=&quot;eerht&quot;;&quot;3&quot;;IF([.H139]=&quot;ruof&quot;;&quot;4&quot;;IF([.H139]=&quot;evif&quot;;&quot;5&quot;;IF([.H139]=&quot;xis&quot;;&quot;6&quot;;IF([.H139]=&quot;neves&quot;;&quot;7&quot;;IF([.H139]=&quot;thgie&quot;;&quot;8&quot;;IF([.H139]=&quot;enin&quot;;&quot;9&quot;;IF([.H139]=&quot;orez&quot;;&quot;0&quot;;[.H139])))))))))))" office:value-type="string" office:string-value="1" calcext:value-type="string">
            <text:p>1</text:p>
          </table:table-cell>
          <table:table-cell table:formula="of:=IF(ISNA([.G139]);&quot;&quot;;VALUE(COM.MICROSOFT.CONCAT([.I139:.J139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wosevenqplrqvxreight6</text:p>
          </table:table-cell>
          <table:table-cell table:style-name="ce4" table:formula="of:=ORG.LIBREOFFICE.REGEX([.A140];&quot;\D&quot;;&quot;&quot;;&quot;g&quot;)" office:value-type="string" office:string-value="6" calcext:value-type="string">
            <text:p>6</text:p>
          </table:table-cell>
          <table:table-cell table:formula="of:=LEFT([.B140];1)" office:value-type="string" office:string-value="6" calcext:value-type="string">
            <text:p>6</text:p>
          </table:table-cell>
          <table:table-cell table:style-name="ce5" table:formula="of:=RIGHT([.B140];1)" office:value-type="string" office:string-value="6" calcext:value-type="string">
            <text:p>6</text:p>
          </table:table-cell>
          <table:table-cell table:formula="of:=VALUE(COM.MICROSOFT.CONCAT([.C140];[.D140]))" office:value-type="float" office:value="66" calcext:value-type="float">
            <text:p>66</text:p>
          </table:table-cell>
          <table:table-cell table:style-name="ce14" table:formula="of:=(STRREV([.A140]))" office:value-type="string" office:string-value="6thgierxvqrlpqnevesowtxis" calcext:value-type="string">
            <text:p>6thgierxvqrlpqnevesowtxis</text:p>
          </table:table-cell>
          <table:table-cell table:formula="of:=ORG.LIBREOFFICE.REGEX([.A14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40];&quot;eno|owt|eerht|ruof|evif|xis|neves|thgie|enin|orez|\d&quot;;;1)" office:value-type="string" office:string-value="6" calcext:value-type="string">
            <text:p>6</text:p>
          </table:table-cell>
          <table:table-cell table:formula="of:=IF(ISNA([.G140]);&quot;&quot;;IF([.G140]=&quot;one&quot;;&quot;1&quot;;IF([.G140]=&quot;two&quot;;&quot;2&quot;;IF([.G140]=&quot;three&quot;;&quot;3&quot;;IF([.G140]=&quot;four&quot;;&quot;4&quot;;IF([.G140]=&quot;five&quot;;&quot;5&quot;;IF([.G140]=&quot;six&quot;;&quot;6&quot;;IF([.G140]=&quot;seven&quot;;&quot;7&quot;;IF([.G140]=&quot;eight&quot;;&quot;8&quot;;IF([.G140]=&quot;nine&quot;;&quot;9&quot;;IF([.G140]=&quot;zero&quot;;&quot;0&quot;;VALUE([.G140]))))))))))))" office:value-type="string" office:string-value="6" calcext:value-type="string">
            <text:p>6</text:p>
          </table:table-cell>
          <table:table-cell table:style-name="ce7" table:formula="of:=IF(ISNA([.H140]);&quot;&quot;;IF([.H140]=&quot;eno&quot;;&quot;1&quot;;IF([.H140]=&quot;owt&quot;;&quot;2&quot;;IF([.H140]=&quot;eerht&quot;;&quot;3&quot;;IF([.H140]=&quot;ruof&quot;;&quot;4&quot;;IF([.H140]=&quot;evif&quot;;&quot;5&quot;;IF([.H140]=&quot;xis&quot;;&quot;6&quot;;IF([.H140]=&quot;neves&quot;;&quot;7&quot;;IF([.H140]=&quot;thgie&quot;;&quot;8&quot;;IF([.H140]=&quot;enin&quot;;&quot;9&quot;;IF([.H140]=&quot;orez&quot;;&quot;0&quot;;[.H140])))))))))))" office:value-type="string" office:string-value="6" calcext:value-type="string">
            <text:p>6</text:p>
          </table:table-cell>
          <table:table-cell table:formula="of:=IF(ISNA([.G140]);&quot;&quot;;VALUE(COM.MICROSOFT.CONCAT([.I140:.J140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jmzrfq3eight7five5</text:p>
          </table:table-cell>
          <table:table-cell table:style-name="ce4" table:formula="of:=ORG.LIBREOFFICE.REGEX([.A141];&quot;\D&quot;;&quot;&quot;;&quot;g&quot;)" office:value-type="string" office:string-value="375" calcext:value-type="string">
            <text:p>375</text:p>
          </table:table-cell>
          <table:table-cell table:formula="of:=LEFT([.B141];1)" office:value-type="string" office:string-value="3" calcext:value-type="string">
            <text:p>3</text:p>
          </table:table-cell>
          <table:table-cell table:style-name="ce5" table:formula="of:=RIGHT([.B141];1)" office:value-type="string" office:string-value="5" calcext:value-type="string">
            <text:p>5</text:p>
          </table:table-cell>
          <table:table-cell table:formula="of:=VALUE(COM.MICROSOFT.CONCAT([.C141];[.D141]))" office:value-type="float" office:value="35" calcext:value-type="float">
            <text:p>35</text:p>
          </table:table-cell>
          <table:table-cell table:style-name="ce14" table:formula="of:=(STRREV([.A141]))" office:value-type="string" office:string-value="5evif7thgie3qfrzmjd" calcext:value-type="string">
            <text:p>5evif7thgie3qfrzmjd</text:p>
          </table:table-cell>
          <table:table-cell table:formula="of:=ORG.LIBREOFFICE.REGEX([.A14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41];&quot;eno|owt|eerht|ruof|evif|xis|neves|thgie|enin|orez|\d&quot;;;1)" office:value-type="string" office:string-value="5" calcext:value-type="string">
            <text:p>5</text:p>
          </table:table-cell>
          <table:table-cell table:formula="of:=IF(ISNA([.G141]);&quot;&quot;;IF([.G141]=&quot;one&quot;;&quot;1&quot;;IF([.G141]=&quot;two&quot;;&quot;2&quot;;IF([.G141]=&quot;three&quot;;&quot;3&quot;;IF([.G141]=&quot;four&quot;;&quot;4&quot;;IF([.G141]=&quot;five&quot;;&quot;5&quot;;IF([.G141]=&quot;six&quot;;&quot;6&quot;;IF([.G141]=&quot;seven&quot;;&quot;7&quot;;IF([.G141]=&quot;eight&quot;;&quot;8&quot;;IF([.G141]=&quot;nine&quot;;&quot;9&quot;;IF([.G141]=&quot;zero&quot;;&quot;0&quot;;VALUE([.G141]))))))))))))" office:value-type="float" office:value="3" calcext:value-type="float">
            <text:p>3</text:p>
          </table:table-cell>
          <table:table-cell table:style-name="ce7" table:formula="of:=IF(ISNA([.H141]);&quot;&quot;;IF([.H141]=&quot;eno&quot;;&quot;1&quot;;IF([.H141]=&quot;owt&quot;;&quot;2&quot;;IF([.H141]=&quot;eerht&quot;;&quot;3&quot;;IF([.H141]=&quot;ruof&quot;;&quot;4&quot;;IF([.H141]=&quot;evif&quot;;&quot;5&quot;;IF([.H141]=&quot;xis&quot;;&quot;6&quot;;IF([.H141]=&quot;neves&quot;;&quot;7&quot;;IF([.H141]=&quot;thgie&quot;;&quot;8&quot;;IF([.H141]=&quot;enin&quot;;&quot;9&quot;;IF([.H141]=&quot;orez&quot;;&quot;0&quot;;[.H141])))))))))))" office:value-type="string" office:string-value="5" calcext:value-type="string">
            <text:p>5</text:p>
          </table:table-cell>
          <table:table-cell table:formula="of:=IF(ISNA([.G141]);&quot;&quot;;VALUE(COM.MICROSOFT.CONCAT([.I141:.J141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threeeight51sixqlvgvm</text:p>
          </table:table-cell>
          <table:table-cell table:style-name="ce4" table:formula="of:=ORG.LIBREOFFICE.REGEX([.A142];&quot;\D&quot;;&quot;&quot;;&quot;g&quot;)" office:value-type="string" office:string-value="51" calcext:value-type="string">
            <text:p>51</text:p>
          </table:table-cell>
          <table:table-cell table:formula="of:=LEFT([.B142];1)" office:value-type="string" office:string-value="5" calcext:value-type="string">
            <text:p>5</text:p>
          </table:table-cell>
          <table:table-cell table:style-name="ce5" table:formula="of:=RIGHT([.B142];1)" office:value-type="string" office:string-value="1" calcext:value-type="string">
            <text:p>1</text:p>
          </table:table-cell>
          <table:table-cell table:formula="of:=VALUE(COM.MICROSOFT.CONCAT([.C142];[.D142]))" office:value-type="float" office:value="51" calcext:value-type="float">
            <text:p>51</text:p>
          </table:table-cell>
          <table:table-cell table:style-name="ce14" table:formula="of:=(STRREV([.A142]))" office:value-type="string" office:string-value="mvgvlqxis15thgieeerhtj" calcext:value-type="string">
            <text:p>mvgvlqxis15thgieeerhtj</text:p>
          </table:table-cell>
          <table:table-cell table:formula="of:=ORG.LIBREOFFICE.REGEX([.A14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42];&quot;eno|owt|eerht|ruof|evif|xis|neves|thgie|enin|orez|\d&quot;;;1)" office:value-type="string" office:string-value="xis" calcext:value-type="string">
            <text:p>xis</text:p>
          </table:table-cell>
          <table:table-cell table:formula="of:=IF(ISNA([.G142]);&quot;&quot;;IF([.G142]=&quot;one&quot;;&quot;1&quot;;IF([.G142]=&quot;two&quot;;&quot;2&quot;;IF([.G142]=&quot;three&quot;;&quot;3&quot;;IF([.G142]=&quot;four&quot;;&quot;4&quot;;IF([.G142]=&quot;five&quot;;&quot;5&quot;;IF([.G142]=&quot;six&quot;;&quot;6&quot;;IF([.G142]=&quot;seven&quot;;&quot;7&quot;;IF([.G142]=&quot;eight&quot;;&quot;8&quot;;IF([.G142]=&quot;nine&quot;;&quot;9&quot;;IF([.G142]=&quot;zero&quot;;&quot;0&quot;;VALUE([.G142]))))))))))))" office:value-type="string" office:string-value="3" calcext:value-type="string">
            <text:p>3</text:p>
          </table:table-cell>
          <table:table-cell table:style-name="ce7" table:formula="of:=IF(ISNA([.H142]);&quot;&quot;;IF([.H142]=&quot;eno&quot;;&quot;1&quot;;IF([.H142]=&quot;owt&quot;;&quot;2&quot;;IF([.H142]=&quot;eerht&quot;;&quot;3&quot;;IF([.H142]=&quot;ruof&quot;;&quot;4&quot;;IF([.H142]=&quot;evif&quot;;&quot;5&quot;;IF([.H142]=&quot;xis&quot;;&quot;6&quot;;IF([.H142]=&quot;neves&quot;;&quot;7&quot;;IF([.H142]=&quot;thgie&quot;;&quot;8&quot;;IF([.H142]=&quot;enin&quot;;&quot;9&quot;;IF([.H142]=&quot;orez&quot;;&quot;0&quot;;[.H142])))))))))))" office:value-type="string" office:string-value="6" calcext:value-type="string">
            <text:p>6</text:p>
          </table:table-cell>
          <table:table-cell table:formula="of:=IF(ISNA([.G142]);&quot;&quot;;VALUE(COM.MICROSOFT.CONCAT([.I142:.J142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eighteight4vvg98</text:p>
          </table:table-cell>
          <table:table-cell table:style-name="ce4" table:formula="of:=ORG.LIBREOFFICE.REGEX([.A143];&quot;\D&quot;;&quot;&quot;;&quot;g&quot;)" office:value-type="string" office:string-value="498" calcext:value-type="string">
            <text:p>498</text:p>
          </table:table-cell>
          <table:table-cell table:formula="of:=LEFT([.B143];1)" office:value-type="string" office:string-value="4" calcext:value-type="string">
            <text:p>4</text:p>
          </table:table-cell>
          <table:table-cell table:style-name="ce5" table:formula="of:=RIGHT([.B143];1)" office:value-type="string" office:string-value="8" calcext:value-type="string">
            <text:p>8</text:p>
          </table:table-cell>
          <table:table-cell table:formula="of:=VALUE(COM.MICROSOFT.CONCAT([.C143];[.D143]))" office:value-type="float" office:value="48" calcext:value-type="float">
            <text:p>48</text:p>
          </table:table-cell>
          <table:table-cell table:style-name="ce14" table:formula="of:=(STRREV([.A143]))" office:value-type="string" office:string-value="89gvv4thgiethgieruof" calcext:value-type="string">
            <text:p>89gvv4thgiethgieruof</text:p>
          </table:table-cell>
          <table:table-cell table:formula="of:=ORG.LIBREOFFICE.REGEX([.A14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43];&quot;eno|owt|eerht|ruof|evif|xis|neves|thgie|enin|orez|\d&quot;;;1)" office:value-type="string" office:string-value="8" calcext:value-type="string">
            <text:p>8</text:p>
          </table:table-cell>
          <table:table-cell table:formula="of:=IF(ISNA([.G143]);&quot;&quot;;IF([.G143]=&quot;one&quot;;&quot;1&quot;;IF([.G143]=&quot;two&quot;;&quot;2&quot;;IF([.G143]=&quot;three&quot;;&quot;3&quot;;IF([.G143]=&quot;four&quot;;&quot;4&quot;;IF([.G143]=&quot;five&quot;;&quot;5&quot;;IF([.G143]=&quot;six&quot;;&quot;6&quot;;IF([.G143]=&quot;seven&quot;;&quot;7&quot;;IF([.G143]=&quot;eight&quot;;&quot;8&quot;;IF([.G143]=&quot;nine&quot;;&quot;9&quot;;IF([.G143]=&quot;zero&quot;;&quot;0&quot;;VALUE([.G143]))))))))))))" office:value-type="string" office:string-value="4" calcext:value-type="string">
            <text:p>4</text:p>
          </table:table-cell>
          <table:table-cell table:style-name="ce7" table:formula="of:=IF(ISNA([.H143]);&quot;&quot;;IF([.H143]=&quot;eno&quot;;&quot;1&quot;;IF([.H143]=&quot;owt&quot;;&quot;2&quot;;IF([.H143]=&quot;eerht&quot;;&quot;3&quot;;IF([.H143]=&quot;ruof&quot;;&quot;4&quot;;IF([.H143]=&quot;evif&quot;;&quot;5&quot;;IF([.H143]=&quot;xis&quot;;&quot;6&quot;;IF([.H143]=&quot;neves&quot;;&quot;7&quot;;IF([.H143]=&quot;thgie&quot;;&quot;8&quot;;IF([.H143]=&quot;enin&quot;;&quot;9&quot;;IF([.H143]=&quot;orez&quot;;&quot;0&quot;;[.H143])))))))))))" office:value-type="string" office:string-value="8" calcext:value-type="string">
            <text:p>8</text:p>
          </table:table-cell>
          <table:table-cell table:formula="of:=IF(ISNA([.G143]);&quot;&quot;;VALUE(COM.MICROSOFT.CONCAT([.I143:.J143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ttrnk2ctfpk7692mbccxhmpnl2</text:p>
          </table:table-cell>
          <table:table-cell table:style-name="ce4" table:formula="of:=ORG.LIBREOFFICE.REGEX([.A144];&quot;\D&quot;;&quot;&quot;;&quot;g&quot;)" office:value-type="string" office:string-value="276922" calcext:value-type="string">
            <text:p>276922</text:p>
          </table:table-cell>
          <table:table-cell table:formula="of:=LEFT([.B144];1)" office:value-type="string" office:string-value="2" calcext:value-type="string">
            <text:p>2</text:p>
          </table:table-cell>
          <table:table-cell table:style-name="ce5" table:formula="of:=RIGHT([.B144];1)" office:value-type="string" office:string-value="2" calcext:value-type="string">
            <text:p>2</text:p>
          </table:table-cell>
          <table:table-cell table:formula="of:=VALUE(COM.MICROSOFT.CONCAT([.C144];[.D144]))" office:value-type="float" office:value="22" calcext:value-type="float">
            <text:p>22</text:p>
          </table:table-cell>
          <table:table-cell table:style-name="ce14" table:formula="of:=(STRREV([.A144]))" office:value-type="string" office:string-value="2lnpmhxccbm2967kpftc2knrttt" calcext:value-type="string">
            <text:p>2lnpmhxccbm2967kpftc2knrttt</text:p>
          </table:table-cell>
          <table:table-cell table:formula="of:=ORG.LIBREOFFICE.REGEX([.A14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44];&quot;eno|owt|eerht|ruof|evif|xis|neves|thgie|enin|orez|\d&quot;;;1)" office:value-type="string" office:string-value="2" calcext:value-type="string">
            <text:p>2</text:p>
          </table:table-cell>
          <table:table-cell table:formula="of:=IF(ISNA([.G144]);&quot;&quot;;IF([.G144]=&quot;one&quot;;&quot;1&quot;;IF([.G144]=&quot;two&quot;;&quot;2&quot;;IF([.G144]=&quot;three&quot;;&quot;3&quot;;IF([.G144]=&quot;four&quot;;&quot;4&quot;;IF([.G144]=&quot;five&quot;;&quot;5&quot;;IF([.G144]=&quot;six&quot;;&quot;6&quot;;IF([.G144]=&quot;seven&quot;;&quot;7&quot;;IF([.G144]=&quot;eight&quot;;&quot;8&quot;;IF([.G144]=&quot;nine&quot;;&quot;9&quot;;IF([.G144]=&quot;zero&quot;;&quot;0&quot;;VALUE([.G144]))))))))))))" office:value-type="float" office:value="2" calcext:value-type="float">
            <text:p>2</text:p>
          </table:table-cell>
          <table:table-cell table:style-name="ce7" table:formula="of:=IF(ISNA([.H144]);&quot;&quot;;IF([.H144]=&quot;eno&quot;;&quot;1&quot;;IF([.H144]=&quot;owt&quot;;&quot;2&quot;;IF([.H144]=&quot;eerht&quot;;&quot;3&quot;;IF([.H144]=&quot;ruof&quot;;&quot;4&quot;;IF([.H144]=&quot;evif&quot;;&quot;5&quot;;IF([.H144]=&quot;xis&quot;;&quot;6&quot;;IF([.H144]=&quot;neves&quot;;&quot;7&quot;;IF([.H144]=&quot;thgie&quot;;&quot;8&quot;;IF([.H144]=&quot;enin&quot;;&quot;9&quot;;IF([.H144]=&quot;orez&quot;;&quot;0&quot;;[.H144])))))))))))" office:value-type="string" office:string-value="2" calcext:value-type="string">
            <text:p>2</text:p>
          </table:table-cell>
          <table:table-cell table:style-name="ce7" table:formula="of:=IF(ISNA([.G144]);&quot;&quot;;VALUE(COM.MICROSOFT.CONCAT([.I144:.J144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bsix2</text:p>
          </table:table-cell>
          <table:table-cell table:style-name="ce4" table:formula="of:=ORG.LIBREOFFICE.REGEX([.A145];&quot;\D&quot;;&quot;&quot;;&quot;g&quot;)" office:value-type="string" office:string-value="2" calcext:value-type="string">
            <text:p>2</text:p>
          </table:table-cell>
          <table:table-cell table:formula="of:=LEFT([.B145];1)" office:value-type="string" office:string-value="2" calcext:value-type="string">
            <text:p>2</text:p>
          </table:table-cell>
          <table:table-cell table:style-name="ce5" table:formula="of:=RIGHT([.B145];1)" office:value-type="string" office:string-value="2" calcext:value-type="string">
            <text:p>2</text:p>
          </table:table-cell>
          <table:table-cell table:formula="of:=VALUE(COM.MICROSOFT.CONCAT([.C145];[.D145]))" office:value-type="float" office:value="22" calcext:value-type="float">
            <text:p>22</text:p>
          </table:table-cell>
          <table:table-cell table:style-name="ce14" table:formula="of:=(STRREV([.A145]))" office:value-type="string" office:string-value="2xisbb" calcext:value-type="string">
            <text:p>2xisbb</text:p>
          </table:table-cell>
          <table:table-cell table:formula="of:=ORG.LIBREOFFICE.REGEX([.A145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45];&quot;eno|owt|eerht|ruof|evif|xis|neves|thgie|enin|orez|\d&quot;;;1)" office:value-type="string" office:string-value="2" calcext:value-type="string">
            <text:p>2</text:p>
          </table:table-cell>
          <table:table-cell table:formula="of:=IF(ISNA([.G145]);&quot;&quot;;IF([.G145]=&quot;one&quot;;&quot;1&quot;;IF([.G145]=&quot;two&quot;;&quot;2&quot;;IF([.G145]=&quot;three&quot;;&quot;3&quot;;IF([.G145]=&quot;four&quot;;&quot;4&quot;;IF([.G145]=&quot;five&quot;;&quot;5&quot;;IF([.G145]=&quot;six&quot;;&quot;6&quot;;IF([.G145]=&quot;seven&quot;;&quot;7&quot;;IF([.G145]=&quot;eight&quot;;&quot;8&quot;;IF([.G145]=&quot;nine&quot;;&quot;9&quot;;IF([.G145]=&quot;zero&quot;;&quot;0&quot;;VALUE([.G145]))))))))))))" office:value-type="string" office:string-value="6" calcext:value-type="string">
            <text:p>6</text:p>
          </table:table-cell>
          <table:table-cell table:style-name="ce7" table:formula="of:=IF(ISNA([.H145]);&quot;&quot;;IF([.H145]=&quot;eno&quot;;&quot;1&quot;;IF([.H145]=&quot;owt&quot;;&quot;2&quot;;IF([.H145]=&quot;eerht&quot;;&quot;3&quot;;IF([.H145]=&quot;ruof&quot;;&quot;4&quot;;IF([.H145]=&quot;evif&quot;;&quot;5&quot;;IF([.H145]=&quot;xis&quot;;&quot;6&quot;;IF([.H145]=&quot;neves&quot;;&quot;7&quot;;IF([.H145]=&quot;thgie&quot;;&quot;8&quot;;IF([.H145]=&quot;enin&quot;;&quot;9&quot;;IF([.H145]=&quot;orez&quot;;&quot;0&quot;;[.H145])))))))))))" office:value-type="string" office:string-value="2" calcext:value-type="string">
            <text:p>2</text:p>
          </table:table-cell>
          <table:table-cell table:formula="of:=IF(ISNA([.G145]);&quot;&quot;;VALUE(COM.MICROSOFT.CONCAT([.I145:.J145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two3five89zjrjnbpt6</text:p>
          </table:table-cell>
          <table:table-cell table:style-name="ce4" table:formula="of:=ORG.LIBREOFFICE.REGEX([.A146];&quot;\D&quot;;&quot;&quot;;&quot;g&quot;)" office:value-type="string" office:string-value="13896" calcext:value-type="string">
            <text:p>13896</text:p>
          </table:table-cell>
          <table:table-cell table:formula="of:=LEFT([.B146];1)" office:value-type="string" office:string-value="1" calcext:value-type="string">
            <text:p>1</text:p>
          </table:table-cell>
          <table:table-cell table:style-name="ce5" table:formula="of:=RIGHT([.B146];1)" office:value-type="string" office:string-value="6" calcext:value-type="string">
            <text:p>6</text:p>
          </table:table-cell>
          <table:table-cell table:formula="of:=VALUE(COM.MICROSOFT.CONCAT([.C146];[.D146]))" office:value-type="float" office:value="16" calcext:value-type="float">
            <text:p>16</text:p>
          </table:table-cell>
          <table:table-cell table:style-name="ce14" table:formula="of:=(STRREV([.A146]))" office:value-type="string" office:string-value="6tpbnjrjz98evif3owt1" calcext:value-type="string">
            <text:p>6tpbnjrjz98evif3owt1</text:p>
          </table:table-cell>
          <table:table-cell table:formula="of:=ORG.LIBREOFFICE.REGEX([.A14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46];&quot;eno|owt|eerht|ruof|evif|xis|neves|thgie|enin|orez|\d&quot;;;1)" office:value-type="string" office:string-value="6" calcext:value-type="string">
            <text:p>6</text:p>
          </table:table-cell>
          <table:table-cell table:formula="of:=IF(ISNA([.G146]);&quot;&quot;;IF([.G146]=&quot;one&quot;;&quot;1&quot;;IF([.G146]=&quot;two&quot;;&quot;2&quot;;IF([.G146]=&quot;three&quot;;&quot;3&quot;;IF([.G146]=&quot;four&quot;;&quot;4&quot;;IF([.G146]=&quot;five&quot;;&quot;5&quot;;IF([.G146]=&quot;six&quot;;&quot;6&quot;;IF([.G146]=&quot;seven&quot;;&quot;7&quot;;IF([.G146]=&quot;eight&quot;;&quot;8&quot;;IF([.G146]=&quot;nine&quot;;&quot;9&quot;;IF([.G146]=&quot;zero&quot;;&quot;0&quot;;VALUE([.G146]))))))))))))" office:value-type="float" office:value="1" calcext:value-type="float">
            <text:p>1</text:p>
          </table:table-cell>
          <table:table-cell table:style-name="ce7" table:formula="of:=IF(ISNA([.H146]);&quot;&quot;;IF([.H146]=&quot;eno&quot;;&quot;1&quot;;IF([.H146]=&quot;owt&quot;;&quot;2&quot;;IF([.H146]=&quot;eerht&quot;;&quot;3&quot;;IF([.H146]=&quot;ruof&quot;;&quot;4&quot;;IF([.H146]=&quot;evif&quot;;&quot;5&quot;;IF([.H146]=&quot;xis&quot;;&quot;6&quot;;IF([.H146]=&quot;neves&quot;;&quot;7&quot;;IF([.H146]=&quot;thgie&quot;;&quot;8&quot;;IF([.H146]=&quot;enin&quot;;&quot;9&quot;;IF([.H146]=&quot;orez&quot;;&quot;0&quot;;[.H146])))))))))))" office:value-type="string" office:string-value="6" calcext:value-type="string">
            <text:p>6</text:p>
          </table:table-cell>
          <table:table-cell table:formula="of:=IF(ISNA([.G146]);&quot;&quot;;VALUE(COM.MICROSOFT.CONCAT([.I146:.J146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787jbhkhtbnbgfoursixfour</text:p>
          </table:table-cell>
          <table:table-cell table:style-name="ce4" table:formula="of:=ORG.LIBREOFFICE.REGEX([.A147];&quot;\D&quot;;&quot;&quot;;&quot;g&quot;)" office:value-type="string" office:string-value="29787" calcext:value-type="string">
            <text:p>29787</text:p>
          </table:table-cell>
          <table:table-cell table:formula="of:=LEFT([.B147];1)" office:value-type="string" office:string-value="2" calcext:value-type="string">
            <text:p>2</text:p>
          </table:table-cell>
          <table:table-cell table:style-name="ce5" table:formula="of:=RIGHT([.B147];1)" office:value-type="string" office:string-value="7" calcext:value-type="string">
            <text:p>7</text:p>
          </table:table-cell>
          <table:table-cell table:formula="of:=VALUE(COM.MICROSOFT.CONCAT([.C147];[.D147]))" office:value-type="float" office:value="27" calcext:value-type="float">
            <text:p>27</text:p>
          </table:table-cell>
          <table:table-cell table:style-name="ce14" table:formula="of:=(STRREV([.A147]))" office:value-type="string" office:string-value="ruofxisruofgbnbthkhbj78792" calcext:value-type="string">
            <text:p>ruofxisruofgbnbthkhbj78792</text:p>
          </table:table-cell>
          <table:table-cell table:formula="of:=ORG.LIBREOFFICE.REGEX([.A14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47];&quot;eno|owt|eerht|ruof|evif|xis|neves|thgie|enin|orez|\d&quot;;;1)" office:value-type="string" office:string-value="ruof" calcext:value-type="string">
            <text:p>ruof</text:p>
          </table:table-cell>
          <table:table-cell table:formula="of:=IF(ISNA([.G147]);&quot;&quot;;IF([.G147]=&quot;one&quot;;&quot;1&quot;;IF([.G147]=&quot;two&quot;;&quot;2&quot;;IF([.G147]=&quot;three&quot;;&quot;3&quot;;IF([.G147]=&quot;four&quot;;&quot;4&quot;;IF([.G147]=&quot;five&quot;;&quot;5&quot;;IF([.G147]=&quot;six&quot;;&quot;6&quot;;IF([.G147]=&quot;seven&quot;;&quot;7&quot;;IF([.G147]=&quot;eight&quot;;&quot;8&quot;;IF([.G147]=&quot;nine&quot;;&quot;9&quot;;IF([.G147]=&quot;zero&quot;;&quot;0&quot;;VALUE([.G147]))))))))))))" office:value-type="float" office:value="2" calcext:value-type="float">
            <text:p>2</text:p>
          </table:table-cell>
          <table:table-cell table:style-name="ce7" table:formula="of:=IF(ISNA([.H147]);&quot;&quot;;IF([.H147]=&quot;eno&quot;;&quot;1&quot;;IF([.H147]=&quot;owt&quot;;&quot;2&quot;;IF([.H147]=&quot;eerht&quot;;&quot;3&quot;;IF([.H147]=&quot;ruof&quot;;&quot;4&quot;;IF([.H147]=&quot;evif&quot;;&quot;5&quot;;IF([.H147]=&quot;xis&quot;;&quot;6&quot;;IF([.H147]=&quot;neves&quot;;&quot;7&quot;;IF([.H147]=&quot;thgie&quot;;&quot;8&quot;;IF([.H147]=&quot;enin&quot;;&quot;9&quot;;IF([.H147]=&quot;orez&quot;;&quot;0&quot;;[.H147])))))))))))" office:value-type="string" office:string-value="4" calcext:value-type="string">
            <text:p>4</text:p>
          </table:table-cell>
          <table:table-cell table:formula="of:=IF(ISNA([.G147]);&quot;&quot;;VALUE(COM.MICROSOFT.CONCAT([.I147:.J147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pzmcqcvfour58</text:p>
          </table:table-cell>
          <table:table-cell table:style-name="ce4" table:formula="of:=ORG.LIBREOFFICE.REGEX([.A148];&quot;\D&quot;;&quot;&quot;;&quot;g&quot;)" office:value-type="string" office:string-value="58" calcext:value-type="string">
            <text:p>58</text:p>
          </table:table-cell>
          <table:table-cell table:formula="of:=LEFT([.B148];1)" office:value-type="string" office:string-value="5" calcext:value-type="string">
            <text:p>5</text:p>
          </table:table-cell>
          <table:table-cell table:style-name="ce5" table:formula="of:=RIGHT([.B148];1)" office:value-type="string" office:string-value="8" calcext:value-type="string">
            <text:p>8</text:p>
          </table:table-cell>
          <table:table-cell table:formula="of:=VALUE(COM.MICROSOFT.CONCAT([.C148];[.D148]))" office:value-type="float" office:value="58" calcext:value-type="float">
            <text:p>58</text:p>
          </table:table-cell>
          <table:table-cell table:style-name="ce14" table:formula="of:=(STRREV([.A148]))" office:value-type="string" office:string-value="85ruofvcqcmzpv" calcext:value-type="string">
            <text:p>85ruofvcqcmzpv</text:p>
          </table:table-cell>
          <table:table-cell table:formula="of:=ORG.LIBREOFFICE.REGEX([.A148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48];&quot;eno|owt|eerht|ruof|evif|xis|neves|thgie|enin|orez|\d&quot;;;1)" office:value-type="string" office:string-value="8" calcext:value-type="string">
            <text:p>8</text:p>
          </table:table-cell>
          <table:table-cell table:formula="of:=IF(ISNA([.G148]);&quot;&quot;;IF([.G148]=&quot;one&quot;;&quot;1&quot;;IF([.G148]=&quot;two&quot;;&quot;2&quot;;IF([.G148]=&quot;three&quot;;&quot;3&quot;;IF([.G148]=&quot;four&quot;;&quot;4&quot;;IF([.G148]=&quot;five&quot;;&quot;5&quot;;IF([.G148]=&quot;six&quot;;&quot;6&quot;;IF([.G148]=&quot;seven&quot;;&quot;7&quot;;IF([.G148]=&quot;eight&quot;;&quot;8&quot;;IF([.G148]=&quot;nine&quot;;&quot;9&quot;;IF([.G148]=&quot;zero&quot;;&quot;0&quot;;VALUE([.G148]))))))))))))" office:value-type="string" office:string-value="4" calcext:value-type="string">
            <text:p>4</text:p>
          </table:table-cell>
          <table:table-cell table:style-name="ce7" table:formula="of:=IF(ISNA([.H148]);&quot;&quot;;IF([.H148]=&quot;eno&quot;;&quot;1&quot;;IF([.H148]=&quot;owt&quot;;&quot;2&quot;;IF([.H148]=&quot;eerht&quot;;&quot;3&quot;;IF([.H148]=&quot;ruof&quot;;&quot;4&quot;;IF([.H148]=&quot;evif&quot;;&quot;5&quot;;IF([.H148]=&quot;xis&quot;;&quot;6&quot;;IF([.H148]=&quot;neves&quot;;&quot;7&quot;;IF([.H148]=&quot;thgie&quot;;&quot;8&quot;;IF([.H148]=&quot;enin&quot;;&quot;9&quot;;IF([.H148]=&quot;orez&quot;;&quot;0&quot;;[.H148])))))))))))" office:value-type="string" office:string-value="8" calcext:value-type="string">
            <text:p>8</text:p>
          </table:table-cell>
          <table:table-cell table:formula="of:=IF(ISNA([.G148]);&quot;&quot;;VALUE(COM.MICROSOFT.CONCAT([.I148:.J148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eightfcvfeight4one</text:p>
          </table:table-cell>
          <table:table-cell table:style-name="ce4" table:formula="of:=ORG.LIBREOFFICE.REGEX([.A149];&quot;\D&quot;;&quot;&quot;;&quot;g&quot;)" office:value-type="string" office:string-value="94" calcext:value-type="string">
            <text:p>94</text:p>
          </table:table-cell>
          <table:table-cell table:formula="of:=LEFT([.B149];1)" office:value-type="string" office:string-value="9" calcext:value-type="string">
            <text:p>9</text:p>
          </table:table-cell>
          <table:table-cell table:style-name="ce5" table:formula="of:=RIGHT([.B149];1)" office:value-type="string" office:string-value="4" calcext:value-type="string">
            <text:p>4</text:p>
          </table:table-cell>
          <table:table-cell table:formula="of:=VALUE(COM.MICROSOFT.CONCAT([.C149];[.D149]))" office:value-type="float" office:value="94" calcext:value-type="float">
            <text:p>94</text:p>
          </table:table-cell>
          <table:table-cell table:style-name="ce14" table:formula="of:=(STRREV([.A149]))" office:value-type="string" office:string-value="eno4thgiefvcfthgie9" calcext:value-type="string">
            <text:p>eno4thgiefvcfthgie9</text:p>
          </table:table-cell>
          <table:table-cell table:formula="of:=ORG.LIBREOFFICE.REGEX([.A149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49];&quot;eno|owt|eerht|ruof|evif|xis|neves|thgie|enin|orez|\d&quot;;;1)" office:value-type="string" office:string-value="eno" calcext:value-type="string">
            <text:p>eno</text:p>
          </table:table-cell>
          <table:table-cell table:formula="of:=IF(ISNA([.G149]);&quot;&quot;;IF([.G149]=&quot;one&quot;;&quot;1&quot;;IF([.G149]=&quot;two&quot;;&quot;2&quot;;IF([.G149]=&quot;three&quot;;&quot;3&quot;;IF([.G149]=&quot;four&quot;;&quot;4&quot;;IF([.G149]=&quot;five&quot;;&quot;5&quot;;IF([.G149]=&quot;six&quot;;&quot;6&quot;;IF([.G149]=&quot;seven&quot;;&quot;7&quot;;IF([.G149]=&quot;eight&quot;;&quot;8&quot;;IF([.G149]=&quot;nine&quot;;&quot;9&quot;;IF([.G149]=&quot;zero&quot;;&quot;0&quot;;VALUE([.G149]))))))))))))" office:value-type="float" office:value="9" calcext:value-type="float">
            <text:p>9</text:p>
          </table:table-cell>
          <table:table-cell table:style-name="ce7" table:formula="of:=IF(ISNA([.H149]);&quot;&quot;;IF([.H149]=&quot;eno&quot;;&quot;1&quot;;IF([.H149]=&quot;owt&quot;;&quot;2&quot;;IF([.H149]=&quot;eerht&quot;;&quot;3&quot;;IF([.H149]=&quot;ruof&quot;;&quot;4&quot;;IF([.H149]=&quot;evif&quot;;&quot;5&quot;;IF([.H149]=&quot;xis&quot;;&quot;6&quot;;IF([.H149]=&quot;neves&quot;;&quot;7&quot;;IF([.H149]=&quot;thgie&quot;;&quot;8&quot;;IF([.H149]=&quot;enin&quot;;&quot;9&quot;;IF([.H149]=&quot;orez&quot;;&quot;0&quot;;[.H149])))))))))))" office:value-type="string" office:string-value="1" calcext:value-type="string">
            <text:p>1</text:p>
          </table:table-cell>
          <table:table-cell table:formula="of:=IF(ISNA([.G149]);&quot;&quot;;VALUE(COM.MICROSOFT.CONCAT([.I149:.J149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bdlseven6zvzl3tshhdtlczsstdbksthree</text:p>
          </table:table-cell>
          <table:table-cell table:style-name="ce4" table:formula="of:=ORG.LIBREOFFICE.REGEX([.A150];&quot;\D&quot;;&quot;&quot;;&quot;g&quot;)" office:value-type="string" office:string-value="63" calcext:value-type="string">
            <text:p>63</text:p>
          </table:table-cell>
          <table:table-cell table:formula="of:=LEFT([.B150];1)" office:value-type="string" office:string-value="6" calcext:value-type="string">
            <text:p>6</text:p>
          </table:table-cell>
          <table:table-cell table:style-name="ce5" table:formula="of:=RIGHT([.B150];1)" office:value-type="string" office:string-value="3" calcext:value-type="string">
            <text:p>3</text:p>
          </table:table-cell>
          <table:table-cell table:formula="of:=VALUE(COM.MICROSOFT.CONCAT([.C150];[.D150]))" office:value-type="float" office:value="63" calcext:value-type="float">
            <text:p>63</text:p>
          </table:table-cell>
          <table:table-cell table:style-name="ce14" table:formula="of:=(STRREV([.A150]))" office:value-type="string" office:string-value="eerhtskbdtsszcltdhhst3lzvz6nevesldbdc" calcext:value-type="string">
            <text:p>eerhtskbdtsszcltdhhst3lzvz6nevesldbdc</text:p>
          </table:table-cell>
          <table:table-cell table:formula="of:=ORG.LIBREOFFICE.REGEX([.A150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15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50]);&quot;&quot;;IF([.G150]=&quot;one&quot;;&quot;1&quot;;IF([.G150]=&quot;two&quot;;&quot;2&quot;;IF([.G150]=&quot;three&quot;;&quot;3&quot;;IF([.G150]=&quot;four&quot;;&quot;4&quot;;IF([.G150]=&quot;five&quot;;&quot;5&quot;;IF([.G150]=&quot;six&quot;;&quot;6&quot;;IF([.G150]=&quot;seven&quot;;&quot;7&quot;;IF([.G150]=&quot;eight&quot;;&quot;8&quot;;IF([.G150]=&quot;nine&quot;;&quot;9&quot;;IF([.G150]=&quot;zero&quot;;&quot;0&quot;;VALUE([.G150]))))))))))))" office:value-type="string" office:string-value="7" calcext:value-type="string">
            <text:p>7</text:p>
          </table:table-cell>
          <table:table-cell table:style-name="ce7" table:formula="of:=IF(ISNA([.H150]);&quot;&quot;;IF([.H150]=&quot;eno&quot;;&quot;1&quot;;IF([.H150]=&quot;owt&quot;;&quot;2&quot;;IF([.H150]=&quot;eerht&quot;;&quot;3&quot;;IF([.H150]=&quot;ruof&quot;;&quot;4&quot;;IF([.H150]=&quot;evif&quot;;&quot;5&quot;;IF([.H150]=&quot;xis&quot;;&quot;6&quot;;IF([.H150]=&quot;neves&quot;;&quot;7&quot;;IF([.H150]=&quot;thgie&quot;;&quot;8&quot;;IF([.H150]=&quot;enin&quot;;&quot;9&quot;;IF([.H150]=&quot;orez&quot;;&quot;0&quot;;[.H150])))))))))))" office:value-type="string" office:string-value="3" calcext:value-type="string">
            <text:p>3</text:p>
          </table:table-cell>
          <table:table-cell table:formula="of:=IF(ISNA([.G150]);&quot;&quot;;VALUE(COM.MICROSOFT.CONCAT([.I150:.J15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78</text:p>
          </table:table-cell>
          <table:table-cell table:style-name="ce4" table:formula="of:=ORG.LIBREOFFICE.REGEX([.A151];&quot;\D&quot;;&quot;&quot;;&quot;g&quot;)" office:value-type="string" office:string-value="78" calcext:value-type="string">
            <text:p>78</text:p>
          </table:table-cell>
          <table:table-cell table:formula="of:=LEFT([.B151];1)" office:value-type="string" office:string-value="7" calcext:value-type="string">
            <text:p>7</text:p>
          </table:table-cell>
          <table:table-cell table:style-name="ce5" table:formula="of:=RIGHT([.B151];1)" office:value-type="string" office:string-value="8" calcext:value-type="string">
            <text:p>8</text:p>
          </table:table-cell>
          <table:table-cell table:formula="of:=VALUE(COM.MICROSOFT.CONCAT([.C151];[.D151]))" office:value-type="float" office:value="78" calcext:value-type="float">
            <text:p>78</text:p>
          </table:table-cell>
          <table:table-cell table:style-name="ce14" table:formula="of:=(STRREV([.A151]))" office:value-type="string" office:string-value="87eerht" calcext:value-type="string">
            <text:p>87eerht</text:p>
          </table:table-cell>
          <table:table-cell table:formula="of:=ORG.LIBREOFFICE.REGEX([.A15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51];&quot;eno|owt|eerht|ruof|evif|xis|neves|thgie|enin|orez|\d&quot;;;1)" office:value-type="string" office:string-value="8" calcext:value-type="string">
            <text:p>8</text:p>
          </table:table-cell>
          <table:table-cell table:formula="of:=IF(ISNA([.G151]);&quot;&quot;;IF([.G151]=&quot;one&quot;;&quot;1&quot;;IF([.G151]=&quot;two&quot;;&quot;2&quot;;IF([.G151]=&quot;three&quot;;&quot;3&quot;;IF([.G151]=&quot;four&quot;;&quot;4&quot;;IF([.G151]=&quot;five&quot;;&quot;5&quot;;IF([.G151]=&quot;six&quot;;&quot;6&quot;;IF([.G151]=&quot;seven&quot;;&quot;7&quot;;IF([.G151]=&quot;eight&quot;;&quot;8&quot;;IF([.G151]=&quot;nine&quot;;&quot;9&quot;;IF([.G151]=&quot;zero&quot;;&quot;0&quot;;VALUE([.G151]))))))))))))" office:value-type="string" office:string-value="3" calcext:value-type="string">
            <text:p>3</text:p>
          </table:table-cell>
          <table:table-cell table:style-name="ce7" table:formula="of:=IF(ISNA([.H151]);&quot;&quot;;IF([.H151]=&quot;eno&quot;;&quot;1&quot;;IF([.H151]=&quot;owt&quot;;&quot;2&quot;;IF([.H151]=&quot;eerht&quot;;&quot;3&quot;;IF([.H151]=&quot;ruof&quot;;&quot;4&quot;;IF([.H151]=&quot;evif&quot;;&quot;5&quot;;IF([.H151]=&quot;xis&quot;;&quot;6&quot;;IF([.H151]=&quot;neves&quot;;&quot;7&quot;;IF([.H151]=&quot;thgie&quot;;&quot;8&quot;;IF([.H151]=&quot;enin&quot;;&quot;9&quot;;IF([.H151]=&quot;orez&quot;;&quot;0&quot;;[.H151])))))))))))" office:value-type="string" office:string-value="8" calcext:value-type="string">
            <text:p>8</text:p>
          </table:table-cell>
          <table:table-cell table:formula="of:=IF(ISNA([.G151]);&quot;&quot;;VALUE(COM.MICROSOFT.CONCAT([.I151:.J151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mmprbbk9hvkpb</text:p>
          </table:table-cell>
          <table:table-cell table:style-name="ce4" table:formula="of:=ORG.LIBREOFFICE.REGEX([.A152];&quot;\D&quot;;&quot;&quot;;&quot;g&quot;)" office:value-type="string" office:string-value="9" calcext:value-type="string">
            <text:p>9</text:p>
          </table:table-cell>
          <table:table-cell table:formula="of:=LEFT([.B152];1)" office:value-type="string" office:string-value="9" calcext:value-type="string">
            <text:p>9</text:p>
          </table:table-cell>
          <table:table-cell table:style-name="ce5" table:formula="of:=RIGHT([.B152];1)" office:value-type="string" office:string-value="9" calcext:value-type="string">
            <text:p>9</text:p>
          </table:table-cell>
          <table:table-cell table:formula="of:=VALUE(COM.MICROSOFT.CONCAT([.C152];[.D152]))" office:value-type="float" office:value="99" calcext:value-type="float">
            <text:p>99</text:p>
          </table:table-cell>
          <table:table-cell table:style-name="ce14" table:formula="of:=(STRREV([.A152]))" office:value-type="string" office:string-value="bpkvh9kbbrpmmdh" calcext:value-type="string">
            <text:p>bpkvh9kbbrpmmdh</text:p>
          </table:table-cell>
          <table:table-cell table:formula="of:=ORG.LIBREOFFICE.REGEX([.A15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52];&quot;eno|owt|eerht|ruof|evif|xis|neves|thgie|enin|orez|\d&quot;;;1)" office:value-type="string" office:string-value="9" calcext:value-type="string">
            <text:p>9</text:p>
          </table:table-cell>
          <table:table-cell table:formula="of:=IF(ISNA([.G152]);&quot;&quot;;IF([.G152]=&quot;one&quot;;&quot;1&quot;;IF([.G152]=&quot;two&quot;;&quot;2&quot;;IF([.G152]=&quot;three&quot;;&quot;3&quot;;IF([.G152]=&quot;four&quot;;&quot;4&quot;;IF([.G152]=&quot;five&quot;;&quot;5&quot;;IF([.G152]=&quot;six&quot;;&quot;6&quot;;IF([.G152]=&quot;seven&quot;;&quot;7&quot;;IF([.G152]=&quot;eight&quot;;&quot;8&quot;;IF([.G152]=&quot;nine&quot;;&quot;9&quot;;IF([.G152]=&quot;zero&quot;;&quot;0&quot;;VALUE([.G152]))))))))))))" office:value-type="float" office:value="9" calcext:value-type="float">
            <text:p>9</text:p>
          </table:table-cell>
          <table:table-cell table:style-name="ce7" table:formula="of:=IF(ISNA([.H152]);&quot;&quot;;IF([.H152]=&quot;eno&quot;;&quot;1&quot;;IF([.H152]=&quot;owt&quot;;&quot;2&quot;;IF([.H152]=&quot;eerht&quot;;&quot;3&quot;;IF([.H152]=&quot;ruof&quot;;&quot;4&quot;;IF([.H152]=&quot;evif&quot;;&quot;5&quot;;IF([.H152]=&quot;xis&quot;;&quot;6&quot;;IF([.H152]=&quot;neves&quot;;&quot;7&quot;;IF([.H152]=&quot;thgie&quot;;&quot;8&quot;;IF([.H152]=&quot;enin&quot;;&quot;9&quot;;IF([.H152]=&quot;orez&quot;;&quot;0&quot;;[.H152])))))))))))" office:value-type="string" office:string-value="9" calcext:value-type="string">
            <text:p>9</text:p>
          </table:table-cell>
          <table:table-cell table:style-name="ce7" table:formula="of:=IF(ISNA([.G152]);&quot;&quot;;VALUE(COM.MICROSOFT.CONCAT([.I152:.J152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fivencslcc974</text:p>
          </table:table-cell>
          <table:table-cell table:style-name="ce4" table:formula="of:=ORG.LIBREOFFICE.REGEX([.A153];&quot;\D&quot;;&quot;&quot;;&quot;g&quot;)" office:value-type="string" office:string-value="974" calcext:value-type="string">
            <text:p>974</text:p>
          </table:table-cell>
          <table:table-cell table:formula="of:=LEFT([.B153];1)" office:value-type="string" office:string-value="9" calcext:value-type="string">
            <text:p>9</text:p>
          </table:table-cell>
          <table:table-cell table:style-name="ce5" table:formula="of:=RIGHT([.B153];1)" office:value-type="string" office:string-value="4" calcext:value-type="string">
            <text:p>4</text:p>
          </table:table-cell>
          <table:table-cell table:formula="of:=VALUE(COM.MICROSOFT.CONCAT([.C153];[.D153]))" office:value-type="float" office:value="94" calcext:value-type="float">
            <text:p>94</text:p>
          </table:table-cell>
          <table:table-cell table:style-name="ce14" table:formula="of:=(STRREV([.A153]))" office:value-type="string" office:string-value="479cclscnevifv" calcext:value-type="string">
            <text:p>479cclscnevifv</text:p>
          </table:table-cell>
          <table:table-cell table:formula="of:=ORG.LIBREOFFICE.REGEX([.A15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53];&quot;eno|owt|eerht|ruof|evif|xis|neves|thgie|enin|orez|\d&quot;;;1)" office:value-type="string" office:string-value="4" calcext:value-type="string">
            <text:p>4</text:p>
          </table:table-cell>
          <table:table-cell table:formula="of:=IF(ISNA([.G153]);&quot;&quot;;IF([.G153]=&quot;one&quot;;&quot;1&quot;;IF([.G153]=&quot;two&quot;;&quot;2&quot;;IF([.G153]=&quot;three&quot;;&quot;3&quot;;IF([.G153]=&quot;four&quot;;&quot;4&quot;;IF([.G153]=&quot;five&quot;;&quot;5&quot;;IF([.G153]=&quot;six&quot;;&quot;6&quot;;IF([.G153]=&quot;seven&quot;;&quot;7&quot;;IF([.G153]=&quot;eight&quot;;&quot;8&quot;;IF([.G153]=&quot;nine&quot;;&quot;9&quot;;IF([.G153]=&quot;zero&quot;;&quot;0&quot;;VALUE([.G153]))))))))))))" office:value-type="string" office:string-value="5" calcext:value-type="string">
            <text:p>5</text:p>
          </table:table-cell>
          <table:table-cell table:style-name="ce7" table:formula="of:=IF(ISNA([.H153]);&quot;&quot;;IF([.H153]=&quot;eno&quot;;&quot;1&quot;;IF([.H153]=&quot;owt&quot;;&quot;2&quot;;IF([.H153]=&quot;eerht&quot;;&quot;3&quot;;IF([.H153]=&quot;ruof&quot;;&quot;4&quot;;IF([.H153]=&quot;evif&quot;;&quot;5&quot;;IF([.H153]=&quot;xis&quot;;&quot;6&quot;;IF([.H153]=&quot;neves&quot;;&quot;7&quot;;IF([.H153]=&quot;thgie&quot;;&quot;8&quot;;IF([.H153]=&quot;enin&quot;;&quot;9&quot;;IF([.H153]=&quot;orez&quot;;&quot;0&quot;;[.H153])))))))))))" office:value-type="string" office:string-value="4" calcext:value-type="string">
            <text:p>4</text:p>
          </table:table-cell>
          <table:table-cell table:formula="of:=IF(ISNA([.G153]);&quot;&quot;;VALUE(COM.MICROSOFT.CONCAT([.I153:.J153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threesevenstksbsxttctjkdnxgjseven</text:p>
          </table:table-cell>
          <table:table-cell table:style-name="ce4" table:formula="of:=ORG.LIBREOFFICE.REGEX([.A154];&quot;\D&quot;;&quot;&quot;;&quot;g&quot;)" office:value-type="string" office:string-value="6" calcext:value-type="string">
            <text:p>6</text:p>
          </table:table-cell>
          <table:table-cell table:formula="of:=LEFT([.B154];1)" office:value-type="string" office:string-value="6" calcext:value-type="string">
            <text:p>6</text:p>
          </table:table-cell>
          <table:table-cell table:style-name="ce5" table:formula="of:=RIGHT([.B154];1)" office:value-type="string" office:string-value="6" calcext:value-type="string">
            <text:p>6</text:p>
          </table:table-cell>
          <table:table-cell table:formula="of:=VALUE(COM.MICROSOFT.CONCAT([.C154];[.D154]))" office:value-type="float" office:value="66" calcext:value-type="float">
            <text:p>66</text:p>
          </table:table-cell>
          <table:table-cell table:style-name="ce14" table:formula="of:=(STRREV([.A154]))" office:value-type="string" office:string-value="nevesjgxndkjtcttxsbsktsneveseerhtj6" calcext:value-type="string">
            <text:p>nevesjgxndkjtcttxsbsktsneveseerhtj6</text:p>
          </table:table-cell>
          <table:table-cell table:formula="of:=ORG.LIBREOFFICE.REGEX([.A15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5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154]);&quot;&quot;;IF([.G154]=&quot;one&quot;;&quot;1&quot;;IF([.G154]=&quot;two&quot;;&quot;2&quot;;IF([.G154]=&quot;three&quot;;&quot;3&quot;;IF([.G154]=&quot;four&quot;;&quot;4&quot;;IF([.G154]=&quot;five&quot;;&quot;5&quot;;IF([.G154]=&quot;six&quot;;&quot;6&quot;;IF([.G154]=&quot;seven&quot;;&quot;7&quot;;IF([.G154]=&quot;eight&quot;;&quot;8&quot;;IF([.G154]=&quot;nine&quot;;&quot;9&quot;;IF([.G154]=&quot;zero&quot;;&quot;0&quot;;VALUE([.G154]))))))))))))" office:value-type="float" office:value="6" calcext:value-type="float">
            <text:p>6</text:p>
          </table:table-cell>
          <table:table-cell table:style-name="ce7" table:formula="of:=IF(ISNA([.H154]);&quot;&quot;;IF([.H154]=&quot;eno&quot;;&quot;1&quot;;IF([.H154]=&quot;owt&quot;;&quot;2&quot;;IF([.H154]=&quot;eerht&quot;;&quot;3&quot;;IF([.H154]=&quot;ruof&quot;;&quot;4&quot;;IF([.H154]=&quot;evif&quot;;&quot;5&quot;;IF([.H154]=&quot;xis&quot;;&quot;6&quot;;IF([.H154]=&quot;neves&quot;;&quot;7&quot;;IF([.H154]=&quot;thgie&quot;;&quot;8&quot;;IF([.H154]=&quot;enin&quot;;&quot;9&quot;;IF([.H154]=&quot;orez&quot;;&quot;0&quot;;[.H154])))))))))))" office:value-type="string" office:string-value="7" calcext:value-type="string">
            <text:p>7</text:p>
          </table:table-cell>
          <table:table-cell table:formula="of:=IF(ISNA([.G154]);&quot;&quot;;VALUE(COM.MICROSOFT.CONCAT([.I154:.J154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eight38sevenfive</text:p>
          </table:table-cell>
          <table:table-cell table:style-name="ce4" table:formula="of:=ORG.LIBREOFFICE.REGEX([.A155];&quot;\D&quot;;&quot;&quot;;&quot;g&quot;)" office:value-type="string" office:string-value="38" calcext:value-type="string">
            <text:p>38</text:p>
          </table:table-cell>
          <table:table-cell table:formula="of:=LEFT([.B155];1)" office:value-type="string" office:string-value="3" calcext:value-type="string">
            <text:p>3</text:p>
          </table:table-cell>
          <table:table-cell table:style-name="ce5" table:formula="of:=RIGHT([.B155];1)" office:value-type="string" office:string-value="8" calcext:value-type="string">
            <text:p>8</text:p>
          </table:table-cell>
          <table:table-cell table:formula="of:=VALUE(COM.MICROSOFT.CONCAT([.C155];[.D155]))" office:value-type="float" office:value="38" calcext:value-type="float">
            <text:p>38</text:p>
          </table:table-cell>
          <table:table-cell table:style-name="ce14" table:formula="of:=(STRREV([.A155]))" office:value-type="string" office:string-value="evifneves83thgiexis" calcext:value-type="string">
            <text:p>evifneves83thgiexis</text:p>
          </table:table-cell>
          <table:table-cell table:formula="of:=ORG.LIBREOFFICE.REGEX([.A155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55];&quot;eno|owt|eerht|ruof|evif|xis|neves|thgie|enin|orez|\d&quot;;;1)" office:value-type="string" office:string-value="evif" calcext:value-type="string">
            <text:p>evif</text:p>
          </table:table-cell>
          <table:table-cell table:formula="of:=IF(ISNA([.G155]);&quot;&quot;;IF([.G155]=&quot;one&quot;;&quot;1&quot;;IF([.G155]=&quot;two&quot;;&quot;2&quot;;IF([.G155]=&quot;three&quot;;&quot;3&quot;;IF([.G155]=&quot;four&quot;;&quot;4&quot;;IF([.G155]=&quot;five&quot;;&quot;5&quot;;IF([.G155]=&quot;six&quot;;&quot;6&quot;;IF([.G155]=&quot;seven&quot;;&quot;7&quot;;IF([.G155]=&quot;eight&quot;;&quot;8&quot;;IF([.G155]=&quot;nine&quot;;&quot;9&quot;;IF([.G155]=&quot;zero&quot;;&quot;0&quot;;VALUE([.G155]))))))))))))" office:value-type="string" office:string-value="6" calcext:value-type="string">
            <text:p>6</text:p>
          </table:table-cell>
          <table:table-cell table:style-name="ce7" table:formula="of:=IF(ISNA([.H155]);&quot;&quot;;IF([.H155]=&quot;eno&quot;;&quot;1&quot;;IF([.H155]=&quot;owt&quot;;&quot;2&quot;;IF([.H155]=&quot;eerht&quot;;&quot;3&quot;;IF([.H155]=&quot;ruof&quot;;&quot;4&quot;;IF([.H155]=&quot;evif&quot;;&quot;5&quot;;IF([.H155]=&quot;xis&quot;;&quot;6&quot;;IF([.H155]=&quot;neves&quot;;&quot;7&quot;;IF([.H155]=&quot;thgie&quot;;&quot;8&quot;;IF([.H155]=&quot;enin&quot;;&quot;9&quot;;IF([.H155]=&quot;orez&quot;;&quot;0&quot;;[.H155])))))))))))" office:value-type="string" office:string-value="5" calcext:value-type="string">
            <text:p>5</text:p>
          </table:table-cell>
          <table:table-cell table:formula="of:=IF(ISNA([.G155]);&quot;&quot;;VALUE(COM.MICROSOFT.CONCAT([.I155:.J155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sixnzcfgfjpzmcdsprgcnvspfive</text:p>
          </table:table-cell>
          <table:table-cell table:style-name="ce4" table:formula="of:=ORG.LIBREOFFICE.REGEX([.A156];&quot;\D&quot;;&quot;&quot;;&quot;g&quot;)" office:value-type="string" office:string-value="7" calcext:value-type="string">
            <text:p>7</text:p>
          </table:table-cell>
          <table:table-cell table:formula="of:=LEFT([.B156];1)" office:value-type="string" office:string-value="7" calcext:value-type="string">
            <text:p>7</text:p>
          </table:table-cell>
          <table:table-cell table:style-name="ce5" table:formula="of:=RIGHT([.B156];1)" office:value-type="string" office:string-value="7" calcext:value-type="string">
            <text:p>7</text:p>
          </table:table-cell>
          <table:table-cell table:formula="of:=VALUE(COM.MICROSOFT.CONCAT([.C156];[.D156]))" office:value-type="float" office:value="77" calcext:value-type="float">
            <text:p>77</text:p>
          </table:table-cell>
          <table:table-cell table:style-name="ce14" table:formula="of:=(STRREV([.A156]))" office:value-type="string" office:string-value="evifpsvncgrpsdcmzpjfgfcznxis7" calcext:value-type="string">
            <text:p>evifpsvncgrpsdcmzpjfgfcznxis7</text:p>
          </table:table-cell>
          <table:table-cell table:formula="of:=ORG.LIBREOFFICE.REGEX([.A15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56];&quot;eno|owt|eerht|ruof|evif|xis|neves|thgie|enin|orez|\d&quot;;;1)" office:value-type="string" office:string-value="evif" calcext:value-type="string">
            <text:p>evif</text:p>
          </table:table-cell>
          <table:table-cell table:formula="of:=IF(ISNA([.G156]);&quot;&quot;;IF([.G156]=&quot;one&quot;;&quot;1&quot;;IF([.G156]=&quot;two&quot;;&quot;2&quot;;IF([.G156]=&quot;three&quot;;&quot;3&quot;;IF([.G156]=&quot;four&quot;;&quot;4&quot;;IF([.G156]=&quot;five&quot;;&quot;5&quot;;IF([.G156]=&quot;six&quot;;&quot;6&quot;;IF([.G156]=&quot;seven&quot;;&quot;7&quot;;IF([.G156]=&quot;eight&quot;;&quot;8&quot;;IF([.G156]=&quot;nine&quot;;&quot;9&quot;;IF([.G156]=&quot;zero&quot;;&quot;0&quot;;VALUE([.G156]))))))))))))" office:value-type="float" office:value="7" calcext:value-type="float">
            <text:p>7</text:p>
          </table:table-cell>
          <table:table-cell table:style-name="ce7" table:formula="of:=IF(ISNA([.H156]);&quot;&quot;;IF([.H156]=&quot;eno&quot;;&quot;1&quot;;IF([.H156]=&quot;owt&quot;;&quot;2&quot;;IF([.H156]=&quot;eerht&quot;;&quot;3&quot;;IF([.H156]=&quot;ruof&quot;;&quot;4&quot;;IF([.H156]=&quot;evif&quot;;&quot;5&quot;;IF([.H156]=&quot;xis&quot;;&quot;6&quot;;IF([.H156]=&quot;neves&quot;;&quot;7&quot;;IF([.H156]=&quot;thgie&quot;;&quot;8&quot;;IF([.H156]=&quot;enin&quot;;&quot;9&quot;;IF([.H156]=&quot;orez&quot;;&quot;0&quot;;[.H156])))))))))))" office:value-type="string" office:string-value="5" calcext:value-type="string">
            <text:p>5</text:p>
          </table:table-cell>
          <table:table-cell table:formula="of:=IF(ISNA([.G156]);&quot;&quot;;VALUE(COM.MICROSOFT.CONCAT([.I156:.J15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ttcfpm9sevennine</text:p>
          </table:table-cell>
          <table:table-cell table:style-name="ce4" table:formula="of:=ORG.LIBREOFFICE.REGEX([.A157];&quot;\D&quot;;&quot;&quot;;&quot;g&quot;)" office:value-type="string" office:string-value="9" calcext:value-type="string">
            <text:p>9</text:p>
          </table:table-cell>
          <table:table-cell table:formula="of:=LEFT([.B157];1)" office:value-type="string" office:string-value="9" calcext:value-type="string">
            <text:p>9</text:p>
          </table:table-cell>
          <table:table-cell table:style-name="ce5" table:formula="of:=RIGHT([.B157];1)" office:value-type="string" office:string-value="9" calcext:value-type="string">
            <text:p>9</text:p>
          </table:table-cell>
          <table:table-cell table:formula="of:=VALUE(COM.MICROSOFT.CONCAT([.C157];[.D157]))" office:value-type="float" office:value="99" calcext:value-type="float">
            <text:p>99</text:p>
          </table:table-cell>
          <table:table-cell table:style-name="ce14" table:formula="of:=(STRREV([.A157]))" office:value-type="string" office:string-value="eninneves9mpfcttt" calcext:value-type="string">
            <text:p>eninneves9mpfcttt</text:p>
          </table:table-cell>
          <table:table-cell table:formula="of:=ORG.LIBREOFFICE.REGEX([.A15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57];&quot;eno|owt|eerht|ruof|evif|xis|neves|thgie|enin|orez|\d&quot;;;1)" office:value-type="string" office:string-value="enin" calcext:value-type="string">
            <text:p>enin</text:p>
          </table:table-cell>
          <table:table-cell table:formula="of:=IF(ISNA([.G157]);&quot;&quot;;IF([.G157]=&quot;one&quot;;&quot;1&quot;;IF([.G157]=&quot;two&quot;;&quot;2&quot;;IF([.G157]=&quot;three&quot;;&quot;3&quot;;IF([.G157]=&quot;four&quot;;&quot;4&quot;;IF([.G157]=&quot;five&quot;;&quot;5&quot;;IF([.G157]=&quot;six&quot;;&quot;6&quot;;IF([.G157]=&quot;seven&quot;;&quot;7&quot;;IF([.G157]=&quot;eight&quot;;&quot;8&quot;;IF([.G157]=&quot;nine&quot;;&quot;9&quot;;IF([.G157]=&quot;zero&quot;;&quot;0&quot;;VALUE([.G157]))))))))))))" office:value-type="float" office:value="9" calcext:value-type="float">
            <text:p>9</text:p>
          </table:table-cell>
          <table:table-cell table:style-name="ce7" table:formula="of:=IF(ISNA([.H157]);&quot;&quot;;IF([.H157]=&quot;eno&quot;;&quot;1&quot;;IF([.H157]=&quot;owt&quot;;&quot;2&quot;;IF([.H157]=&quot;eerht&quot;;&quot;3&quot;;IF([.H157]=&quot;ruof&quot;;&quot;4&quot;;IF([.H157]=&quot;evif&quot;;&quot;5&quot;;IF([.H157]=&quot;xis&quot;;&quot;6&quot;;IF([.H157]=&quot;neves&quot;;&quot;7&quot;;IF([.H157]=&quot;thgie&quot;;&quot;8&quot;;IF([.H157]=&quot;enin&quot;;&quot;9&quot;;IF([.H157]=&quot;orez&quot;;&quot;0&quot;;[.H157])))))))))))" office:value-type="string" office:string-value="9" calcext:value-type="string">
            <text:p>9</text:p>
          </table:table-cell>
          <table:table-cell table:formula="of:=IF(ISNA([.G157]);&quot;&quot;;VALUE(COM.MICROSOFT.CONCAT([.I157:.J15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7dfxhgtqmeightveightfgrqj</text:p>
          </table:table-cell>
          <table:table-cell table:style-name="ce4" table:formula="of:=ORG.LIBREOFFICE.REGEX([.A158];&quot;\D&quot;;&quot;&quot;;&quot;g&quot;)" office:value-type="string" office:string-value="7" calcext:value-type="string">
            <text:p>7</text:p>
          </table:table-cell>
          <table:table-cell table:formula="of:=LEFT([.B158];1)" office:value-type="string" office:string-value="7" calcext:value-type="string">
            <text:p>7</text:p>
          </table:table-cell>
          <table:table-cell table:style-name="ce5" table:formula="of:=RIGHT([.B158];1)" office:value-type="string" office:string-value="7" calcext:value-type="string">
            <text:p>7</text:p>
          </table:table-cell>
          <table:table-cell table:formula="of:=VALUE(COM.MICROSOFT.CONCAT([.C158];[.D158]))" office:value-type="float" office:value="77" calcext:value-type="float">
            <text:p>77</text:p>
          </table:table-cell>
          <table:table-cell table:style-name="ce14" table:formula="of:=(STRREV([.A158]))" office:value-type="string" office:string-value="jqrgfthgievthgiemqtghxfd7x" calcext:value-type="string">
            <text:p>jqrgfthgievthgiemqtghxfd7x</text:p>
          </table:table-cell>
          <table:table-cell table:formula="of:=ORG.LIBREOFFICE.REGEX([.A15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5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58]);&quot;&quot;;IF([.G158]=&quot;one&quot;;&quot;1&quot;;IF([.G158]=&quot;two&quot;;&quot;2&quot;;IF([.G158]=&quot;three&quot;;&quot;3&quot;;IF([.G158]=&quot;four&quot;;&quot;4&quot;;IF([.G158]=&quot;five&quot;;&quot;5&quot;;IF([.G158]=&quot;six&quot;;&quot;6&quot;;IF([.G158]=&quot;seven&quot;;&quot;7&quot;;IF([.G158]=&quot;eight&quot;;&quot;8&quot;;IF([.G158]=&quot;nine&quot;;&quot;9&quot;;IF([.G158]=&quot;zero&quot;;&quot;0&quot;;VALUE([.G158]))))))))))))" office:value-type="float" office:value="7" calcext:value-type="float">
            <text:p>7</text:p>
          </table:table-cell>
          <table:table-cell table:style-name="ce7" table:formula="of:=IF(ISNA([.H158]);&quot;&quot;;IF([.H158]=&quot;eno&quot;;&quot;1&quot;;IF([.H158]=&quot;owt&quot;;&quot;2&quot;;IF([.H158]=&quot;eerht&quot;;&quot;3&quot;;IF([.H158]=&quot;ruof&quot;;&quot;4&quot;;IF([.H158]=&quot;evif&quot;;&quot;5&quot;;IF([.H158]=&quot;xis&quot;;&quot;6&quot;;IF([.H158]=&quot;neves&quot;;&quot;7&quot;;IF([.H158]=&quot;thgie&quot;;&quot;8&quot;;IF([.H158]=&quot;enin&quot;;&quot;9&quot;;IF([.H158]=&quot;orez&quot;;&quot;0&quot;;[.H158])))))))))))" office:value-type="string" office:string-value="8" calcext:value-type="string">
            <text:p>8</text:p>
          </table:table-cell>
          <table:table-cell table:formula="of:=IF(ISNA([.G158]);&quot;&quot;;VALUE(COM.MICROSOFT.CONCAT([.I158:.J158])))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zktxptkzztwobztnfqvgxlkrsdhqhntqcnfknine6</text:p>
          </table:table-cell>
          <table:table-cell table:style-name="ce4" table:formula="of:=ORG.LIBREOFFICE.REGEX([.A159];&quot;\D&quot;;&quot;&quot;;&quot;g&quot;)" office:value-type="string" office:string-value="6" calcext:value-type="string">
            <text:p>6</text:p>
          </table:table-cell>
          <table:table-cell table:formula="of:=LEFT([.B159];1)" office:value-type="string" office:string-value="6" calcext:value-type="string">
            <text:p>6</text:p>
          </table:table-cell>
          <table:table-cell table:style-name="ce5" table:formula="of:=RIGHT([.B159];1)" office:value-type="string" office:string-value="6" calcext:value-type="string">
            <text:p>6</text:p>
          </table:table-cell>
          <table:table-cell table:formula="of:=VALUE(COM.MICROSOFT.CONCAT([.C159];[.D159]))" office:value-type="float" office:value="66" calcext:value-type="float">
            <text:p>66</text:p>
          </table:table-cell>
          <table:table-cell table:style-name="ce14" table:formula="of:=(STRREV([.A159]))" office:value-type="string" office:string-value="6eninkfncqtnhqhdsrklxgvqfntzbowtzzktpxtkz" calcext:value-type="string">
            <text:p>6eninkfncqtnhqhdsrklxgvqfntzbowtzzktpxtkz</text:p>
          </table:table-cell>
          <table:table-cell table:formula="of:=ORG.LIBREOFFICE.REGEX([.A15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59];&quot;eno|owt|eerht|ruof|evif|xis|neves|thgie|enin|orez|\d&quot;;;1)" office:value-type="string" office:string-value="6" calcext:value-type="string">
            <text:p>6</text:p>
          </table:table-cell>
          <table:table-cell table:formula="of:=IF(ISNA([.G159]);&quot;&quot;;IF([.G159]=&quot;one&quot;;&quot;1&quot;;IF([.G159]=&quot;two&quot;;&quot;2&quot;;IF([.G159]=&quot;three&quot;;&quot;3&quot;;IF([.G159]=&quot;four&quot;;&quot;4&quot;;IF([.G159]=&quot;five&quot;;&quot;5&quot;;IF([.G159]=&quot;six&quot;;&quot;6&quot;;IF([.G159]=&quot;seven&quot;;&quot;7&quot;;IF([.G159]=&quot;eight&quot;;&quot;8&quot;;IF([.G159]=&quot;nine&quot;;&quot;9&quot;;IF([.G159]=&quot;zero&quot;;&quot;0&quot;;VALUE([.G159]))))))))))))" office:value-type="string" office:string-value="2" calcext:value-type="string">
            <text:p>2</text:p>
          </table:table-cell>
          <table:table-cell table:style-name="ce7" table:formula="of:=IF(ISNA([.H159]);&quot;&quot;;IF([.H159]=&quot;eno&quot;;&quot;1&quot;;IF([.H159]=&quot;owt&quot;;&quot;2&quot;;IF([.H159]=&quot;eerht&quot;;&quot;3&quot;;IF([.H159]=&quot;ruof&quot;;&quot;4&quot;;IF([.H159]=&quot;evif&quot;;&quot;5&quot;;IF([.H159]=&quot;xis&quot;;&quot;6&quot;;IF([.H159]=&quot;neves&quot;;&quot;7&quot;;IF([.H159]=&quot;thgie&quot;;&quot;8&quot;;IF([.H159]=&quot;enin&quot;;&quot;9&quot;;IF([.H159]=&quot;orez&quot;;&quot;0&quot;;[.H159])))))))))))" office:value-type="string" office:string-value="6" calcext:value-type="string">
            <text:p>6</text:p>
          </table:table-cell>
          <table:table-cell table:formula="of:=IF(ISNA([.G159]);&quot;&quot;;VALUE(COM.MICROSOFT.CONCAT([.I159:.J159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kthreenglrnrxn8sixzlfdmfcdvnd</text:p>
          </table:table-cell>
          <table:table-cell table:style-name="ce4" table:formula="of:=ORG.LIBREOFFICE.REGEX([.A160];&quot;\D&quot;;&quot;&quot;;&quot;g&quot;)" office:value-type="string" office:string-value="98" calcext:value-type="string">
            <text:p>98</text:p>
          </table:table-cell>
          <table:table-cell table:formula="of:=LEFT([.B160];1)" office:value-type="string" office:string-value="9" calcext:value-type="string">
            <text:p>9</text:p>
          </table:table-cell>
          <table:table-cell table:style-name="ce5" table:formula="of:=RIGHT([.B160];1)" office:value-type="string" office:string-value="8" calcext:value-type="string">
            <text:p>8</text:p>
          </table:table-cell>
          <table:table-cell table:formula="of:=VALUE(COM.MICROSOFT.CONCAT([.C160];[.D160]))" office:value-type="float" office:value="98" calcext:value-type="float">
            <text:p>98</text:p>
          </table:table-cell>
          <table:table-cell table:style-name="ce14" table:formula="of:=(STRREV([.A160]))" office:value-type="string" office:string-value="dnvdcfmdflzxis8nxrnrlgneerhtk9" calcext:value-type="string">
            <text:p>dnvdcfmdflzxis8nxrnrlgneerhtk9</text:p>
          </table:table-cell>
          <table:table-cell table:formula="of:=ORG.LIBREOFFICE.REGEX([.A16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60];&quot;eno|owt|eerht|ruof|evif|xis|neves|thgie|enin|orez|\d&quot;;;1)" office:value-type="string" office:string-value="xis" calcext:value-type="string">
            <text:p>xis</text:p>
          </table:table-cell>
          <table:table-cell table:formula="of:=IF(ISNA([.G160]);&quot;&quot;;IF([.G160]=&quot;one&quot;;&quot;1&quot;;IF([.G160]=&quot;two&quot;;&quot;2&quot;;IF([.G160]=&quot;three&quot;;&quot;3&quot;;IF([.G160]=&quot;four&quot;;&quot;4&quot;;IF([.G160]=&quot;five&quot;;&quot;5&quot;;IF([.G160]=&quot;six&quot;;&quot;6&quot;;IF([.G160]=&quot;seven&quot;;&quot;7&quot;;IF([.G160]=&quot;eight&quot;;&quot;8&quot;;IF([.G160]=&quot;nine&quot;;&quot;9&quot;;IF([.G160]=&quot;zero&quot;;&quot;0&quot;;VALUE([.G160]))))))))))))" office:value-type="float" office:value="9" calcext:value-type="float">
            <text:p>9</text:p>
          </table:table-cell>
          <table:table-cell table:style-name="ce7" table:formula="of:=IF(ISNA([.H160]);&quot;&quot;;IF([.H160]=&quot;eno&quot;;&quot;1&quot;;IF([.H160]=&quot;owt&quot;;&quot;2&quot;;IF([.H160]=&quot;eerht&quot;;&quot;3&quot;;IF([.H160]=&quot;ruof&quot;;&quot;4&quot;;IF([.H160]=&quot;evif&quot;;&quot;5&quot;;IF([.H160]=&quot;xis&quot;;&quot;6&quot;;IF([.H160]=&quot;neves&quot;;&quot;7&quot;;IF([.H160]=&quot;thgie&quot;;&quot;8&quot;;IF([.H160]=&quot;enin&quot;;&quot;9&quot;;IF([.H160]=&quot;orez&quot;;&quot;0&quot;;[.H160])))))))))))" office:value-type="string" office:string-value="6" calcext:value-type="string">
            <text:p>6</text:p>
          </table:table-cell>
          <table:table-cell table:formula="of:=IF(ISNA([.G160]);&quot;&quot;;VALUE(COM.MICROSOFT.CONCAT([.I160:.J16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jznine3332jtrfnkf</text:p>
          </table:table-cell>
          <table:table-cell table:style-name="ce4" table:formula="of:=ORG.LIBREOFFICE.REGEX([.A161];&quot;\D&quot;;&quot;&quot;;&quot;g&quot;)" office:value-type="string" office:string-value="3332" calcext:value-type="string">
            <text:p>3332</text:p>
          </table:table-cell>
          <table:table-cell table:formula="of:=LEFT([.B161];1)" office:value-type="string" office:string-value="3" calcext:value-type="string">
            <text:p>3</text:p>
          </table:table-cell>
          <table:table-cell table:style-name="ce5" table:formula="of:=RIGHT([.B161];1)" office:value-type="string" office:string-value="2" calcext:value-type="string">
            <text:p>2</text:p>
          </table:table-cell>
          <table:table-cell table:formula="of:=VALUE(COM.MICROSOFT.CONCAT([.C161];[.D161]))" office:value-type="float" office:value="32" calcext:value-type="float">
            <text:p>32</text:p>
          </table:table-cell>
          <table:table-cell table:style-name="ce14" table:formula="of:=(STRREV([.A161]))" office:value-type="string" office:string-value="fknfrtj2333eninzjx" calcext:value-type="string">
            <text:p>fknfrtj2333eninzjx</text:p>
          </table:table-cell>
          <table:table-cell table:formula="of:=ORG.LIBREOFFICE.REGEX([.A16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61];&quot;eno|owt|eerht|ruof|evif|xis|neves|thgie|enin|orez|\d&quot;;;1)" office:value-type="string" office:string-value="2" calcext:value-type="string">
            <text:p>2</text:p>
          </table:table-cell>
          <table:table-cell table:formula="of:=IF(ISNA([.G161]);&quot;&quot;;IF([.G161]=&quot;one&quot;;&quot;1&quot;;IF([.G161]=&quot;two&quot;;&quot;2&quot;;IF([.G161]=&quot;three&quot;;&quot;3&quot;;IF([.G161]=&quot;four&quot;;&quot;4&quot;;IF([.G161]=&quot;five&quot;;&quot;5&quot;;IF([.G161]=&quot;six&quot;;&quot;6&quot;;IF([.G161]=&quot;seven&quot;;&quot;7&quot;;IF([.G161]=&quot;eight&quot;;&quot;8&quot;;IF([.G161]=&quot;nine&quot;;&quot;9&quot;;IF([.G161]=&quot;zero&quot;;&quot;0&quot;;VALUE([.G161]))))))))))))" office:value-type="string" office:string-value="9" calcext:value-type="string">
            <text:p>9</text:p>
          </table:table-cell>
          <table:table-cell table:style-name="ce7" table:formula="of:=IF(ISNA([.H161]);&quot;&quot;;IF([.H161]=&quot;eno&quot;;&quot;1&quot;;IF([.H161]=&quot;owt&quot;;&quot;2&quot;;IF([.H161]=&quot;eerht&quot;;&quot;3&quot;;IF([.H161]=&quot;ruof&quot;;&quot;4&quot;;IF([.H161]=&quot;evif&quot;;&quot;5&quot;;IF([.H161]=&quot;xis&quot;;&quot;6&quot;;IF([.H161]=&quot;neves&quot;;&quot;7&quot;;IF([.H161]=&quot;thgie&quot;;&quot;8&quot;;IF([.H161]=&quot;enin&quot;;&quot;9&quot;;IF([.H161]=&quot;orez&quot;;&quot;0&quot;;[.H161])))))))))))" office:value-type="string" office:string-value="2" calcext:value-type="string">
            <text:p>2</text:p>
          </table:table-cell>
          <table:table-cell table:formula="of:=IF(ISNA([.G161]);&quot;&quot;;VALUE(COM.MICROSOFT.CONCAT([.I161:.J16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88k3eightone</text:p>
          </table:table-cell>
          <table:table-cell table:style-name="ce4" table:formula="of:=ORG.LIBREOFFICE.REGEX([.A162];&quot;\D&quot;;&quot;&quot;;&quot;g&quot;)" office:value-type="string" office:string-value="6883" calcext:value-type="string">
            <text:p>6883</text:p>
          </table:table-cell>
          <table:table-cell table:formula="of:=LEFT([.B162];1)" office:value-type="string" office:string-value="6" calcext:value-type="string">
            <text:p>6</text:p>
          </table:table-cell>
          <table:table-cell table:style-name="ce5" table:formula="of:=RIGHT([.B162];1)" office:value-type="string" office:string-value="3" calcext:value-type="string">
            <text:p>3</text:p>
          </table:table-cell>
          <table:table-cell table:formula="of:=VALUE(COM.MICROSOFT.CONCAT([.C162];[.D162]))" office:value-type="float" office:value="63" calcext:value-type="float">
            <text:p>63</text:p>
          </table:table-cell>
          <table:table-cell table:style-name="ce14" table:formula="of:=(STRREV([.A162]))" office:value-type="string" office:string-value="enothgie3k886" calcext:value-type="string">
            <text:p>enothgie3k886</text:p>
          </table:table-cell>
          <table:table-cell table:formula="of:=ORG.LIBREOFFICE.REGEX([.A16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62];&quot;eno|owt|eerht|ruof|evif|xis|neves|thgie|enin|orez|\d&quot;;;1)" office:value-type="string" office:string-value="eno" calcext:value-type="string">
            <text:p>eno</text:p>
          </table:table-cell>
          <table:table-cell table:formula="of:=IF(ISNA([.G162]);&quot;&quot;;IF([.G162]=&quot;one&quot;;&quot;1&quot;;IF([.G162]=&quot;two&quot;;&quot;2&quot;;IF([.G162]=&quot;three&quot;;&quot;3&quot;;IF([.G162]=&quot;four&quot;;&quot;4&quot;;IF([.G162]=&quot;five&quot;;&quot;5&quot;;IF([.G162]=&quot;six&quot;;&quot;6&quot;;IF([.G162]=&quot;seven&quot;;&quot;7&quot;;IF([.G162]=&quot;eight&quot;;&quot;8&quot;;IF([.G162]=&quot;nine&quot;;&quot;9&quot;;IF([.G162]=&quot;zero&quot;;&quot;0&quot;;VALUE([.G162]))))))))))))" office:value-type="float" office:value="6" calcext:value-type="float">
            <text:p>6</text:p>
          </table:table-cell>
          <table:table-cell table:style-name="ce7" table:formula="of:=IF(ISNA([.H162]);&quot;&quot;;IF([.H162]=&quot;eno&quot;;&quot;1&quot;;IF([.H162]=&quot;owt&quot;;&quot;2&quot;;IF([.H162]=&quot;eerht&quot;;&quot;3&quot;;IF([.H162]=&quot;ruof&quot;;&quot;4&quot;;IF([.H162]=&quot;evif&quot;;&quot;5&quot;;IF([.H162]=&quot;xis&quot;;&quot;6&quot;;IF([.H162]=&quot;neves&quot;;&quot;7&quot;;IF([.H162]=&quot;thgie&quot;;&quot;8&quot;;IF([.H162]=&quot;enin&quot;;&quot;9&quot;;IF([.H162]=&quot;orez&quot;;&quot;0&quot;;[.H162])))))))))))" office:value-type="string" office:string-value="1" calcext:value-type="string">
            <text:p>1</text:p>
          </table:table-cell>
          <table:table-cell table:formula="of:=IF(ISNA([.G162]);&quot;&quot;;VALUE(COM.MICROSOFT.CONCAT([.I162:.J162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our2chz</text:p>
          </table:table-cell>
          <table:table-cell table:style-name="ce4" table:formula="of:=ORG.LIBREOFFICE.REGEX([.A163];&quot;\D&quot;;&quot;&quot;;&quot;g&quot;)" office:value-type="string" office:string-value="42" calcext:value-type="string">
            <text:p>42</text:p>
          </table:table-cell>
          <table:table-cell table:formula="of:=LEFT([.B163];1)" office:value-type="string" office:string-value="4" calcext:value-type="string">
            <text:p>4</text:p>
          </table:table-cell>
          <table:table-cell table:style-name="ce5" table:formula="of:=RIGHT([.B163];1)" office:value-type="string" office:string-value="2" calcext:value-type="string">
            <text:p>2</text:p>
          </table:table-cell>
          <table:table-cell table:formula="of:=VALUE(COM.MICROSOFT.CONCAT([.C163];[.D163]))" office:value-type="float" office:value="42" calcext:value-type="float">
            <text:p>42</text:p>
          </table:table-cell>
          <table:table-cell table:style-name="ce14" table:formula="of:=(STRREV([.A163]))" office:value-type="string" office:string-value="zhc2ruof4" calcext:value-type="string">
            <text:p>zhc2ruof4</text:p>
          </table:table-cell>
          <table:table-cell table:formula="of:=ORG.LIBREOFFICE.REGEX([.A16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63];&quot;eno|owt|eerht|ruof|evif|xis|neves|thgie|enin|orez|\d&quot;;;1)" office:value-type="string" office:string-value="2" calcext:value-type="string">
            <text:p>2</text:p>
          </table:table-cell>
          <table:table-cell table:formula="of:=IF(ISNA([.G163]);&quot;&quot;;IF([.G163]=&quot;one&quot;;&quot;1&quot;;IF([.G163]=&quot;two&quot;;&quot;2&quot;;IF([.G163]=&quot;three&quot;;&quot;3&quot;;IF([.G163]=&quot;four&quot;;&quot;4&quot;;IF([.G163]=&quot;five&quot;;&quot;5&quot;;IF([.G163]=&quot;six&quot;;&quot;6&quot;;IF([.G163]=&quot;seven&quot;;&quot;7&quot;;IF([.G163]=&quot;eight&quot;;&quot;8&quot;;IF([.G163]=&quot;nine&quot;;&quot;9&quot;;IF([.G163]=&quot;zero&quot;;&quot;0&quot;;VALUE([.G163]))))))))))))" office:value-type="float" office:value="4" calcext:value-type="float">
            <text:p>4</text:p>
          </table:table-cell>
          <table:table-cell table:style-name="ce7" table:formula="of:=IF(ISNA([.H163]);&quot;&quot;;IF([.H163]=&quot;eno&quot;;&quot;1&quot;;IF([.H163]=&quot;owt&quot;;&quot;2&quot;;IF([.H163]=&quot;eerht&quot;;&quot;3&quot;;IF([.H163]=&quot;ruof&quot;;&quot;4&quot;;IF([.H163]=&quot;evif&quot;;&quot;5&quot;;IF([.H163]=&quot;xis&quot;;&quot;6&quot;;IF([.H163]=&quot;neves&quot;;&quot;7&quot;;IF([.H163]=&quot;thgie&quot;;&quot;8&quot;;IF([.H163]=&quot;enin&quot;;&quot;9&quot;;IF([.H163]=&quot;orez&quot;;&quot;0&quot;;[.H163])))))))))))" office:value-type="string" office:string-value="2" calcext:value-type="string">
            <text:p>2</text:p>
          </table:table-cell>
          <table:table-cell table:formula="of:=IF(ISNA([.G163]);&quot;&quot;;VALUE(COM.MICROSOFT.CONCAT([.I163:.J163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zpbmzvgxmhqdkr3four89four</text:p>
          </table:table-cell>
          <table:table-cell table:style-name="ce4" table:formula="of:=ORG.LIBREOFFICE.REGEX([.A164];&quot;\D&quot;;&quot;&quot;;&quot;g&quot;)" office:value-type="string" office:string-value="1389" calcext:value-type="string">
            <text:p>1389</text:p>
          </table:table-cell>
          <table:table-cell table:formula="of:=LEFT([.B164];1)" office:value-type="string" office:string-value="1" calcext:value-type="string">
            <text:p>1</text:p>
          </table:table-cell>
          <table:table-cell table:style-name="ce5" table:formula="of:=RIGHT([.B164];1)" office:value-type="string" office:string-value="9" calcext:value-type="string">
            <text:p>9</text:p>
          </table:table-cell>
          <table:table-cell table:formula="of:=VALUE(COM.MICROSOFT.CONCAT([.C164];[.D164]))" office:value-type="float" office:value="19" calcext:value-type="float">
            <text:p>19</text:p>
          </table:table-cell>
          <table:table-cell table:style-name="ce14" table:formula="of:=(STRREV([.A164]))" office:value-type="string" office:string-value="ruof98ruof3rkdqhmxgvzmbpz1" calcext:value-type="string">
            <text:p>ruof98ruof3rkdqhmxgvzmbpz1</text:p>
          </table:table-cell>
          <table:table-cell table:formula="of:=ORG.LIBREOFFICE.REGEX([.A164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64];&quot;eno|owt|eerht|ruof|evif|xis|neves|thgie|enin|orez|\d&quot;;;1)" office:value-type="string" office:string-value="ruof" calcext:value-type="string">
            <text:p>ruof</text:p>
          </table:table-cell>
          <table:table-cell table:formula="of:=IF(ISNA([.G164]);&quot;&quot;;IF([.G164]=&quot;one&quot;;&quot;1&quot;;IF([.G164]=&quot;two&quot;;&quot;2&quot;;IF([.G164]=&quot;three&quot;;&quot;3&quot;;IF([.G164]=&quot;four&quot;;&quot;4&quot;;IF([.G164]=&quot;five&quot;;&quot;5&quot;;IF([.G164]=&quot;six&quot;;&quot;6&quot;;IF([.G164]=&quot;seven&quot;;&quot;7&quot;;IF([.G164]=&quot;eight&quot;;&quot;8&quot;;IF([.G164]=&quot;nine&quot;;&quot;9&quot;;IF([.G164]=&quot;zero&quot;;&quot;0&quot;;VALUE([.G164]))))))))))))" office:value-type="float" office:value="1" calcext:value-type="float">
            <text:p>1</text:p>
          </table:table-cell>
          <table:table-cell table:style-name="ce7" table:formula="of:=IF(ISNA([.H164]);&quot;&quot;;IF([.H164]=&quot;eno&quot;;&quot;1&quot;;IF([.H164]=&quot;owt&quot;;&quot;2&quot;;IF([.H164]=&quot;eerht&quot;;&quot;3&quot;;IF([.H164]=&quot;ruof&quot;;&quot;4&quot;;IF([.H164]=&quot;evif&quot;;&quot;5&quot;;IF([.H164]=&quot;xis&quot;;&quot;6&quot;;IF([.H164]=&quot;neves&quot;;&quot;7&quot;;IF([.H164]=&quot;thgie&quot;;&quot;8&quot;;IF([.H164]=&quot;enin&quot;;&quot;9&quot;;IF([.H164]=&quot;orez&quot;;&quot;0&quot;;[.H164])))))))))))" office:value-type="string" office:string-value="4" calcext:value-type="string">
            <text:p>4</text:p>
          </table:table-cell>
          <table:table-cell table:formula="of:=IF(ISNA([.G164]);&quot;&quot;;VALUE(COM.MICROSOFT.CONCAT([.I164:.J16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bthreeztjmkdgtwo53</text:p>
          </table:table-cell>
          <table:table-cell table:style-name="ce4" table:formula="of:=ORG.LIBREOFFICE.REGEX([.A165];&quot;\D&quot;;&quot;&quot;;&quot;g&quot;)" office:value-type="string" office:string-value="53" calcext:value-type="string">
            <text:p>53</text:p>
          </table:table-cell>
          <table:table-cell table:formula="of:=LEFT([.B165];1)" office:value-type="string" office:string-value="5" calcext:value-type="string">
            <text:p>5</text:p>
          </table:table-cell>
          <table:table-cell table:style-name="ce5" table:formula="of:=RIGHT([.B165];1)" office:value-type="string" office:string-value="3" calcext:value-type="string">
            <text:p>3</text:p>
          </table:table-cell>
          <table:table-cell table:formula="of:=VALUE(COM.MICROSOFT.CONCAT([.C165];[.D165]))" office:value-type="float" office:value="53" calcext:value-type="float">
            <text:p>53</text:p>
          </table:table-cell>
          <table:table-cell table:style-name="ce14" table:formula="of:=(STRREV([.A165]))" office:value-type="string" office:string-value="35owtgdkmjtzeerhtbqn" calcext:value-type="string">
            <text:p>35owtgdkmjtzeerhtbqn</text:p>
          </table:table-cell>
          <table:table-cell table:formula="of:=ORG.LIBREOFFICE.REGEX([.A16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65];&quot;eno|owt|eerht|ruof|evif|xis|neves|thgie|enin|orez|\d&quot;;;1)" office:value-type="string" office:string-value="3" calcext:value-type="string">
            <text:p>3</text:p>
          </table:table-cell>
          <table:table-cell table:formula="of:=IF(ISNA([.G165]);&quot;&quot;;IF([.G165]=&quot;one&quot;;&quot;1&quot;;IF([.G165]=&quot;two&quot;;&quot;2&quot;;IF([.G165]=&quot;three&quot;;&quot;3&quot;;IF([.G165]=&quot;four&quot;;&quot;4&quot;;IF([.G165]=&quot;five&quot;;&quot;5&quot;;IF([.G165]=&quot;six&quot;;&quot;6&quot;;IF([.G165]=&quot;seven&quot;;&quot;7&quot;;IF([.G165]=&quot;eight&quot;;&quot;8&quot;;IF([.G165]=&quot;nine&quot;;&quot;9&quot;;IF([.G165]=&quot;zero&quot;;&quot;0&quot;;VALUE([.G165]))))))))))))" office:value-type="string" office:string-value="3" calcext:value-type="string">
            <text:p>3</text:p>
          </table:table-cell>
          <table:table-cell table:style-name="ce7" table:formula="of:=IF(ISNA([.H165]);&quot;&quot;;IF([.H165]=&quot;eno&quot;;&quot;1&quot;;IF([.H165]=&quot;owt&quot;;&quot;2&quot;;IF([.H165]=&quot;eerht&quot;;&quot;3&quot;;IF([.H165]=&quot;ruof&quot;;&quot;4&quot;;IF([.H165]=&quot;evif&quot;;&quot;5&quot;;IF([.H165]=&quot;xis&quot;;&quot;6&quot;;IF([.H165]=&quot;neves&quot;;&quot;7&quot;;IF([.H165]=&quot;thgie&quot;;&quot;8&quot;;IF([.H165]=&quot;enin&quot;;&quot;9&quot;;IF([.H165]=&quot;orez&quot;;&quot;0&quot;;[.H165])))))))))))" office:value-type="string" office:string-value="3" calcext:value-type="string">
            <text:p>3</text:p>
          </table:table-cell>
          <table:table-cell table:formula="of:=IF(ISNA([.G165]);&quot;&quot;;VALUE(COM.MICROSOFT.CONCAT([.I165:.J16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vfjzclkrkslfmtpdhjeight4fivefour</text:p>
          </table:table-cell>
          <table:table-cell table:style-name="ce4" table:formula="of:=ORG.LIBREOFFICE.REGEX([.A166];&quot;\D&quot;;&quot;&quot;;&quot;g&quot;)" office:value-type="string" office:string-value="4" calcext:value-type="string">
            <text:p>4</text:p>
          </table:table-cell>
          <table:table-cell table:formula="of:=LEFT([.B166];1)" office:value-type="string" office:string-value="4" calcext:value-type="string">
            <text:p>4</text:p>
          </table:table-cell>
          <table:table-cell table:style-name="ce5" table:formula="of:=RIGHT([.B166];1)" office:value-type="string" office:string-value="4" calcext:value-type="string">
            <text:p>4</text:p>
          </table:table-cell>
          <table:table-cell table:formula="of:=VALUE(COM.MICROSOFT.CONCAT([.C166];[.D166]))" office:value-type="float" office:value="44" calcext:value-type="float">
            <text:p>44</text:p>
          </table:table-cell>
          <table:table-cell table:style-name="ce14" table:formula="of:=(STRREV([.A166]))" office:value-type="string" office:string-value="ruofevif4thgiejhdptmflskrklczjfvq" calcext:value-type="string">
            <text:p>ruofevif4thgiejhdptmflskrklczjfvq</text:p>
          </table:table-cell>
          <table:table-cell table:formula="of:=ORG.LIBREOFFICE.REGEX([.A16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66];&quot;eno|owt|eerht|ruof|evif|xis|neves|thgie|enin|orez|\d&quot;;;1)" office:value-type="string" office:string-value="ruof" calcext:value-type="string">
            <text:p>ruof</text:p>
          </table:table-cell>
          <table:table-cell table:formula="of:=IF(ISNA([.G166]);&quot;&quot;;IF([.G166]=&quot;one&quot;;&quot;1&quot;;IF([.G166]=&quot;two&quot;;&quot;2&quot;;IF([.G166]=&quot;three&quot;;&quot;3&quot;;IF([.G166]=&quot;four&quot;;&quot;4&quot;;IF([.G166]=&quot;five&quot;;&quot;5&quot;;IF([.G166]=&quot;six&quot;;&quot;6&quot;;IF([.G166]=&quot;seven&quot;;&quot;7&quot;;IF([.G166]=&quot;eight&quot;;&quot;8&quot;;IF([.G166]=&quot;nine&quot;;&quot;9&quot;;IF([.G166]=&quot;zero&quot;;&quot;0&quot;;VALUE([.G166]))))))))))))" office:value-type="string" office:string-value="8" calcext:value-type="string">
            <text:p>8</text:p>
          </table:table-cell>
          <table:table-cell table:style-name="ce7" table:formula="of:=IF(ISNA([.H166]);&quot;&quot;;IF([.H166]=&quot;eno&quot;;&quot;1&quot;;IF([.H166]=&quot;owt&quot;;&quot;2&quot;;IF([.H166]=&quot;eerht&quot;;&quot;3&quot;;IF([.H166]=&quot;ruof&quot;;&quot;4&quot;;IF([.H166]=&quot;evif&quot;;&quot;5&quot;;IF([.H166]=&quot;xis&quot;;&quot;6&quot;;IF([.H166]=&quot;neves&quot;;&quot;7&quot;;IF([.H166]=&quot;thgie&quot;;&quot;8&quot;;IF([.H166]=&quot;enin&quot;;&quot;9&quot;;IF([.H166]=&quot;orez&quot;;&quot;0&quot;;[.H166])))))))))))" office:value-type="string" office:string-value="4" calcext:value-type="string">
            <text:p>4</text:p>
          </table:table-cell>
          <table:table-cell table:formula="of:=IF(ISNA([.G166]);&quot;&quot;;VALUE(COM.MICROSOFT.CONCAT([.I166:.J166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64eight91qhghxjxhcdslsnfour</text:p>
          </table:table-cell>
          <table:table-cell table:style-name="ce4" table:formula="of:=ORG.LIBREOFFICE.REGEX([.A167];&quot;\D&quot;;&quot;&quot;;&quot;g&quot;)" office:value-type="string" office:string-value="96491" calcext:value-type="string">
            <text:p>96491</text:p>
          </table:table-cell>
          <table:table-cell table:formula="of:=LEFT([.B167];1)" office:value-type="string" office:string-value="9" calcext:value-type="string">
            <text:p>9</text:p>
          </table:table-cell>
          <table:table-cell table:style-name="ce5" table:formula="of:=RIGHT([.B167];1)" office:value-type="string" office:string-value="1" calcext:value-type="string">
            <text:p>1</text:p>
          </table:table-cell>
          <table:table-cell table:formula="of:=VALUE(COM.MICROSOFT.CONCAT([.C167];[.D167]))" office:value-type="float" office:value="91" calcext:value-type="float">
            <text:p>91</text:p>
          </table:table-cell>
          <table:table-cell table:style-name="ce14" table:formula="of:=(STRREV([.A167]))" office:value-type="string" office:string-value="ruofnslsdchxjxhghq19thgie469" calcext:value-type="string">
            <text:p>ruofnslsdchxjxhghq19thgie469</text:p>
          </table:table-cell>
          <table:table-cell table:formula="of:=ORG.LIBREOFFICE.REGEX([.A16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67];&quot;eno|owt|eerht|ruof|evif|xis|neves|thgie|enin|orez|\d&quot;;;1)" office:value-type="string" office:string-value="ruof" calcext:value-type="string">
            <text:p>ruof</text:p>
          </table:table-cell>
          <table:table-cell table:formula="of:=IF(ISNA([.G167]);&quot;&quot;;IF([.G167]=&quot;one&quot;;&quot;1&quot;;IF([.G167]=&quot;two&quot;;&quot;2&quot;;IF([.G167]=&quot;three&quot;;&quot;3&quot;;IF([.G167]=&quot;four&quot;;&quot;4&quot;;IF([.G167]=&quot;five&quot;;&quot;5&quot;;IF([.G167]=&quot;six&quot;;&quot;6&quot;;IF([.G167]=&quot;seven&quot;;&quot;7&quot;;IF([.G167]=&quot;eight&quot;;&quot;8&quot;;IF([.G167]=&quot;nine&quot;;&quot;9&quot;;IF([.G167]=&quot;zero&quot;;&quot;0&quot;;VALUE([.G167]))))))))))))" office:value-type="float" office:value="9" calcext:value-type="float">
            <text:p>9</text:p>
          </table:table-cell>
          <table:table-cell table:style-name="ce7" table:formula="of:=IF(ISNA([.H167]);&quot;&quot;;IF([.H167]=&quot;eno&quot;;&quot;1&quot;;IF([.H167]=&quot;owt&quot;;&quot;2&quot;;IF([.H167]=&quot;eerht&quot;;&quot;3&quot;;IF([.H167]=&quot;ruof&quot;;&quot;4&quot;;IF([.H167]=&quot;evif&quot;;&quot;5&quot;;IF([.H167]=&quot;xis&quot;;&quot;6&quot;;IF([.H167]=&quot;neves&quot;;&quot;7&quot;;IF([.H167]=&quot;thgie&quot;;&quot;8&quot;;IF([.H167]=&quot;enin&quot;;&quot;9&quot;;IF([.H167]=&quot;orez&quot;;&quot;0&quot;;[.H167])))))))))))" office:value-type="string" office:string-value="4" calcext:value-type="string">
            <text:p>4</text:p>
          </table:table-cell>
          <table:table-cell table:formula="of:=IF(ISNA([.G167]);&quot;&quot;;VALUE(COM.MICROSOFT.CONCAT([.I167:.J167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twojrbjxb</text:p>
          </table:table-cell>
          <table:table-cell table:style-name="ce4" table:formula="of:=ORG.LIBREOFFICE.REGEX([.A168];&quot;\D&quot;;&quot;&quot;;&quot;g&quot;)" office:value-type="string" office:string-value="45" calcext:value-type="string">
            <text:p>45</text:p>
          </table:table-cell>
          <table:table-cell table:formula="of:=LEFT([.B168];1)" office:value-type="string" office:string-value="4" calcext:value-type="string">
            <text:p>4</text:p>
          </table:table-cell>
          <table:table-cell table:style-name="ce5" table:formula="of:=RIGHT([.B168];1)" office:value-type="string" office:string-value="5" calcext:value-type="string">
            <text:p>5</text:p>
          </table:table-cell>
          <table:table-cell table:formula="of:=VALUE(COM.MICROSOFT.CONCAT([.C168];[.D168]))" office:value-type="float" office:value="45" calcext:value-type="float">
            <text:p>45</text:p>
          </table:table-cell>
          <table:table-cell table:style-name="ce14" table:formula="of:=(STRREV([.A168]))" office:value-type="string" office:string-value="bxjbrjowt54" calcext:value-type="string">
            <text:p>bxjbrjowt54</text:p>
          </table:table-cell>
          <table:table-cell table:formula="of:=ORG.LIBREOFFICE.REGEX([.A16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68];&quot;eno|owt|eerht|ruof|evif|xis|neves|thgie|enin|orez|\d&quot;;;1)" office:value-type="string" office:string-value="owt" calcext:value-type="string">
            <text:p>owt</text:p>
          </table:table-cell>
          <table:table-cell table:formula="of:=IF(ISNA([.G168]);&quot;&quot;;IF([.G168]=&quot;one&quot;;&quot;1&quot;;IF([.G168]=&quot;two&quot;;&quot;2&quot;;IF([.G168]=&quot;three&quot;;&quot;3&quot;;IF([.G168]=&quot;four&quot;;&quot;4&quot;;IF([.G168]=&quot;five&quot;;&quot;5&quot;;IF([.G168]=&quot;six&quot;;&quot;6&quot;;IF([.G168]=&quot;seven&quot;;&quot;7&quot;;IF([.G168]=&quot;eight&quot;;&quot;8&quot;;IF([.G168]=&quot;nine&quot;;&quot;9&quot;;IF([.G168]=&quot;zero&quot;;&quot;0&quot;;VALUE([.G168]))))))))))))" office:value-type="float" office:value="4" calcext:value-type="float">
            <text:p>4</text:p>
          </table:table-cell>
          <table:table-cell table:style-name="ce7" table:formula="of:=IF(ISNA([.H168]);&quot;&quot;;IF([.H168]=&quot;eno&quot;;&quot;1&quot;;IF([.H168]=&quot;owt&quot;;&quot;2&quot;;IF([.H168]=&quot;eerht&quot;;&quot;3&quot;;IF([.H168]=&quot;ruof&quot;;&quot;4&quot;;IF([.H168]=&quot;evif&quot;;&quot;5&quot;;IF([.H168]=&quot;xis&quot;;&quot;6&quot;;IF([.H168]=&quot;neves&quot;;&quot;7&quot;;IF([.H168]=&quot;thgie&quot;;&quot;8&quot;;IF([.H168]=&quot;enin&quot;;&quot;9&quot;;IF([.H168]=&quot;orez&quot;;&quot;0&quot;;[.H168])))))))))))" office:value-type="string" office:string-value="2" calcext:value-type="string">
            <text:p>2</text:p>
          </table:table-cell>
          <table:table-cell table:formula="of:=IF(ISNA([.G168]);&quot;&quot;;VALUE(COM.MICROSOFT.CONCAT([.I168:.J168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2sixthreekgzpzxxxk</text:p>
          </table:table-cell>
          <table:table-cell table:style-name="ce4" table:formula="of:=ORG.LIBREOFFICE.REGEX([.A169];&quot;\D&quot;;&quot;&quot;;&quot;g&quot;)" office:value-type="string" office:string-value="292" calcext:value-type="string">
            <text:p>292</text:p>
          </table:table-cell>
          <table:table-cell table:formula="of:=LEFT([.B169];1)" office:value-type="string" office:string-value="2" calcext:value-type="string">
            <text:p>2</text:p>
          </table:table-cell>
          <table:table-cell table:style-name="ce5" table:formula="of:=RIGHT([.B169];1)" office:value-type="string" office:string-value="2" calcext:value-type="string">
            <text:p>2</text:p>
          </table:table-cell>
          <table:table-cell table:formula="of:=VALUE(COM.MICROSOFT.CONCAT([.C169];[.D169]))" office:value-type="float" office:value="22" calcext:value-type="float">
            <text:p>22</text:p>
          </table:table-cell>
          <table:table-cell table:style-name="ce14" table:formula="of:=(STRREV([.A169]))" office:value-type="string" office:string-value="kxxxzpzgkeerhtxis292" calcext:value-type="string">
            <text:p>kxxxzpzgkeerhtxis292</text:p>
          </table:table-cell>
          <table:table-cell table:formula="of:=ORG.LIBREOFFICE.REGEX([.A16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69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69]);&quot;&quot;;IF([.G169]=&quot;one&quot;;&quot;1&quot;;IF([.G169]=&quot;two&quot;;&quot;2&quot;;IF([.G169]=&quot;three&quot;;&quot;3&quot;;IF([.G169]=&quot;four&quot;;&quot;4&quot;;IF([.G169]=&quot;five&quot;;&quot;5&quot;;IF([.G169]=&quot;six&quot;;&quot;6&quot;;IF([.G169]=&quot;seven&quot;;&quot;7&quot;;IF([.G169]=&quot;eight&quot;;&quot;8&quot;;IF([.G169]=&quot;nine&quot;;&quot;9&quot;;IF([.G169]=&quot;zero&quot;;&quot;0&quot;;VALUE([.G169]))))))))))))" office:value-type="float" office:value="2" calcext:value-type="float">
            <text:p>2</text:p>
          </table:table-cell>
          <table:table-cell table:style-name="ce7" table:formula="of:=IF(ISNA([.H169]);&quot;&quot;;IF([.H169]=&quot;eno&quot;;&quot;1&quot;;IF([.H169]=&quot;owt&quot;;&quot;2&quot;;IF([.H169]=&quot;eerht&quot;;&quot;3&quot;;IF([.H169]=&quot;ruof&quot;;&quot;4&quot;;IF([.H169]=&quot;evif&quot;;&quot;5&quot;;IF([.H169]=&quot;xis&quot;;&quot;6&quot;;IF([.H169]=&quot;neves&quot;;&quot;7&quot;;IF([.H169]=&quot;thgie&quot;;&quot;8&quot;;IF([.H169]=&quot;enin&quot;;&quot;9&quot;;IF([.H169]=&quot;orez&quot;;&quot;0&quot;;[.H169])))))))))))" office:value-type="string" office:string-value="3" calcext:value-type="string">
            <text:p>3</text:p>
          </table:table-cell>
          <table:table-cell table:formula="of:=IF(ISNA([.G169]);&quot;&quot;;VALUE(COM.MICROSOFT.CONCAT([.I169:.J169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dgmmtwotwo</text:p>
          </table:table-cell>
          <table:table-cell table:style-name="ce4" table:formula="of:=ORG.LIBREOFFICE.REGEX([.A170];&quot;\D&quot;;&quot;&quot;;&quot;g&quot;)" office:value-type="string" office:string-value="6" calcext:value-type="string">
            <text:p>6</text:p>
          </table:table-cell>
          <table:table-cell table:formula="of:=LEFT([.B170];1)" office:value-type="string" office:string-value="6" calcext:value-type="string">
            <text:p>6</text:p>
          </table:table-cell>
          <table:table-cell table:style-name="ce5" table:formula="of:=RIGHT([.B170];1)" office:value-type="string" office:string-value="6" calcext:value-type="string">
            <text:p>6</text:p>
          </table:table-cell>
          <table:table-cell table:formula="of:=VALUE(COM.MICROSOFT.CONCAT([.C170];[.D170]))" office:value-type="float" office:value="66" calcext:value-type="float">
            <text:p>66</text:p>
          </table:table-cell>
          <table:table-cell table:style-name="ce14" table:formula="of:=(STRREV([.A170]))" office:value-type="string" office:string-value="owtowtmmgd6" calcext:value-type="string">
            <text:p>owtowtmmgd6</text:p>
          </table:table-cell>
          <table:table-cell table:formula="of:=ORG.LIBREOFFICE.REGEX([.A17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70];&quot;eno|owt|eerht|ruof|evif|xis|neves|thgie|enin|orez|\d&quot;;;1)" office:value-type="string" office:string-value="owt" calcext:value-type="string">
            <text:p>owt</text:p>
          </table:table-cell>
          <table:table-cell table:formula="of:=IF(ISNA([.G170]);&quot;&quot;;IF([.G170]=&quot;one&quot;;&quot;1&quot;;IF([.G170]=&quot;two&quot;;&quot;2&quot;;IF([.G170]=&quot;three&quot;;&quot;3&quot;;IF([.G170]=&quot;four&quot;;&quot;4&quot;;IF([.G170]=&quot;five&quot;;&quot;5&quot;;IF([.G170]=&quot;six&quot;;&quot;6&quot;;IF([.G170]=&quot;seven&quot;;&quot;7&quot;;IF([.G170]=&quot;eight&quot;;&quot;8&quot;;IF([.G170]=&quot;nine&quot;;&quot;9&quot;;IF([.G170]=&quot;zero&quot;;&quot;0&quot;;VALUE([.G170]))))))))))))" office:value-type="float" office:value="6" calcext:value-type="float">
            <text:p>6</text:p>
          </table:table-cell>
          <table:table-cell table:style-name="ce7" table:formula="of:=IF(ISNA([.H170]);&quot;&quot;;IF([.H170]=&quot;eno&quot;;&quot;1&quot;;IF([.H170]=&quot;owt&quot;;&quot;2&quot;;IF([.H170]=&quot;eerht&quot;;&quot;3&quot;;IF([.H170]=&quot;ruof&quot;;&quot;4&quot;;IF([.H170]=&quot;evif&quot;;&quot;5&quot;;IF([.H170]=&quot;xis&quot;;&quot;6&quot;;IF([.H170]=&quot;neves&quot;;&quot;7&quot;;IF([.H170]=&quot;thgie&quot;;&quot;8&quot;;IF([.H170]=&quot;enin&quot;;&quot;9&quot;;IF([.H170]=&quot;orez&quot;;&quot;0&quot;;[.H170])))))))))))" office:value-type="string" office:string-value="2" calcext:value-type="string">
            <text:p>2</text:p>
          </table:table-cell>
          <table:table-cell table:formula="of:=IF(ISNA([.G170]);&quot;&quot;;VALUE(COM.MICROSOFT.CONCAT([.I170:.J170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msixthree4sixeighttwoeight</text:p>
          </table:table-cell>
          <table:table-cell table:style-name="ce4" table:formula="of:=ORG.LIBREOFFICE.REGEX([.A171];&quot;\D&quot;;&quot;&quot;;&quot;g&quot;)" office:value-type="string" office:string-value="14" calcext:value-type="string">
            <text:p>14</text:p>
          </table:table-cell>
          <table:table-cell table:formula="of:=LEFT([.B171];1)" office:value-type="string" office:string-value="1" calcext:value-type="string">
            <text:p>1</text:p>
          </table:table-cell>
          <table:table-cell table:style-name="ce5" table:formula="of:=RIGHT([.B171];1)" office:value-type="string" office:string-value="4" calcext:value-type="string">
            <text:p>4</text:p>
          </table:table-cell>
          <table:table-cell table:formula="of:=VALUE(COM.MICROSOFT.CONCAT([.C171];[.D171]))" office:value-type="float" office:value="14" calcext:value-type="float">
            <text:p>14</text:p>
          </table:table-cell>
          <table:table-cell table:style-name="ce14" table:formula="of:=(STRREV([.A171]))" office:value-type="string" office:string-value="thgieowtthgiexis4eerhtxism1" calcext:value-type="string">
            <text:p>thgieowtthgiexis4eerhtxism1</text:p>
          </table:table-cell>
          <table:table-cell table:formula="of:=ORG.LIBREOFFICE.REGEX([.A17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7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71]);&quot;&quot;;IF([.G171]=&quot;one&quot;;&quot;1&quot;;IF([.G171]=&quot;two&quot;;&quot;2&quot;;IF([.G171]=&quot;three&quot;;&quot;3&quot;;IF([.G171]=&quot;four&quot;;&quot;4&quot;;IF([.G171]=&quot;five&quot;;&quot;5&quot;;IF([.G171]=&quot;six&quot;;&quot;6&quot;;IF([.G171]=&quot;seven&quot;;&quot;7&quot;;IF([.G171]=&quot;eight&quot;;&quot;8&quot;;IF([.G171]=&quot;nine&quot;;&quot;9&quot;;IF([.G171]=&quot;zero&quot;;&quot;0&quot;;VALUE([.G171]))))))))))))" office:value-type="float" office:value="1" calcext:value-type="float">
            <text:p>1</text:p>
          </table:table-cell>
          <table:table-cell table:style-name="ce7" table:formula="of:=IF(ISNA([.H171]);&quot;&quot;;IF([.H171]=&quot;eno&quot;;&quot;1&quot;;IF([.H171]=&quot;owt&quot;;&quot;2&quot;;IF([.H171]=&quot;eerht&quot;;&quot;3&quot;;IF([.H171]=&quot;ruof&quot;;&quot;4&quot;;IF([.H171]=&quot;evif&quot;;&quot;5&quot;;IF([.H171]=&quot;xis&quot;;&quot;6&quot;;IF([.H171]=&quot;neves&quot;;&quot;7&quot;;IF([.H171]=&quot;thgie&quot;;&quot;8&quot;;IF([.H171]=&quot;enin&quot;;&quot;9&quot;;IF([.H171]=&quot;orez&quot;;&quot;0&quot;;[.H171])))))))))))" office:value-type="string" office:string-value="8" calcext:value-type="string">
            <text:p>8</text:p>
          </table:table-cell>
          <table:table-cell table:formula="of:=IF(ISNA([.G171]);&quot;&quot;;VALUE(COM.MICROSOFT.CONCAT([.I171:.J171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ourt9k</text:p>
          </table:table-cell>
          <table:table-cell table:style-name="ce4" table:formula="of:=ORG.LIBREOFFICE.REGEX([.A172];&quot;\D&quot;;&quot;&quot;;&quot;g&quot;)" office:value-type="string" office:string-value="9" calcext:value-type="string">
            <text:p>9</text:p>
          </table:table-cell>
          <table:table-cell table:formula="of:=LEFT([.B172];1)" office:value-type="string" office:string-value="9" calcext:value-type="string">
            <text:p>9</text:p>
          </table:table-cell>
          <table:table-cell table:style-name="ce5" table:formula="of:=RIGHT([.B172];1)" office:value-type="string" office:string-value="9" calcext:value-type="string">
            <text:p>9</text:p>
          </table:table-cell>
          <table:table-cell table:formula="of:=VALUE(COM.MICROSOFT.CONCAT([.C172];[.D172]))" office:value-type="float" office:value="99" calcext:value-type="float">
            <text:p>99</text:p>
          </table:table-cell>
          <table:table-cell table:style-name="ce14" table:formula="of:=(STRREV([.A172]))" office:value-type="string" office:string-value="k9truofxis" calcext:value-type="string">
            <text:p>k9truofxis</text:p>
          </table:table-cell>
          <table:table-cell table:formula="of:=ORG.LIBREOFFICE.REGEX([.A17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72];&quot;eno|owt|eerht|ruof|evif|xis|neves|thgie|enin|orez|\d&quot;;;1)" office:value-type="string" office:string-value="9" calcext:value-type="string">
            <text:p>9</text:p>
          </table:table-cell>
          <table:table-cell table:formula="of:=IF(ISNA([.G172]);&quot;&quot;;IF([.G172]=&quot;one&quot;;&quot;1&quot;;IF([.G172]=&quot;two&quot;;&quot;2&quot;;IF([.G172]=&quot;three&quot;;&quot;3&quot;;IF([.G172]=&quot;four&quot;;&quot;4&quot;;IF([.G172]=&quot;five&quot;;&quot;5&quot;;IF([.G172]=&quot;six&quot;;&quot;6&quot;;IF([.G172]=&quot;seven&quot;;&quot;7&quot;;IF([.G172]=&quot;eight&quot;;&quot;8&quot;;IF([.G172]=&quot;nine&quot;;&quot;9&quot;;IF([.G172]=&quot;zero&quot;;&quot;0&quot;;VALUE([.G172]))))))))))))" office:value-type="string" office:string-value="6" calcext:value-type="string">
            <text:p>6</text:p>
          </table:table-cell>
          <table:table-cell table:style-name="ce7" table:formula="of:=IF(ISNA([.H172]);&quot;&quot;;IF([.H172]=&quot;eno&quot;;&quot;1&quot;;IF([.H172]=&quot;owt&quot;;&quot;2&quot;;IF([.H172]=&quot;eerht&quot;;&quot;3&quot;;IF([.H172]=&quot;ruof&quot;;&quot;4&quot;;IF([.H172]=&quot;evif&quot;;&quot;5&quot;;IF([.H172]=&quot;xis&quot;;&quot;6&quot;;IF([.H172]=&quot;neves&quot;;&quot;7&quot;;IF([.H172]=&quot;thgie&quot;;&quot;8&quot;;IF([.H172]=&quot;enin&quot;;&quot;9&quot;;IF([.H172]=&quot;orez&quot;;&quot;0&quot;;[.H172])))))))))))" office:value-type="string" office:string-value="9" calcext:value-type="string">
            <text:p>9</text:p>
          </table:table-cell>
          <table:table-cell table:formula="of:=IF(ISNA([.G172]);&quot;&quot;;VALUE(COM.MICROSOFT.CONCAT([.I172:.J172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1five6fourthreetwo7two</text:p>
          </table:table-cell>
          <table:table-cell table:style-name="ce4" table:formula="of:=ORG.LIBREOFFICE.REGEX([.A173];&quot;\D&quot;;&quot;&quot;;&quot;g&quot;)" office:value-type="string" office:string-value="167" calcext:value-type="string">
            <text:p>167</text:p>
          </table:table-cell>
          <table:table-cell table:formula="of:=LEFT([.B173];1)" office:value-type="string" office:string-value="1" calcext:value-type="string">
            <text:p>1</text:p>
          </table:table-cell>
          <table:table-cell table:style-name="ce5" table:formula="of:=RIGHT([.B173];1)" office:value-type="string" office:string-value="7" calcext:value-type="string">
            <text:p>7</text:p>
          </table:table-cell>
          <table:table-cell table:formula="of:=VALUE(COM.MICROSOFT.CONCAT([.C173];[.D173]))" office:value-type="float" office:value="17" calcext:value-type="float">
            <text:p>17</text:p>
          </table:table-cell>
          <table:table-cell table:style-name="ce14" table:formula="of:=(STRREV([.A173]))" office:value-type="string" office:string-value="owt7owteerhtruof6evif1eno" calcext:value-type="string">
            <text:p>owt7owteerhtruof6evif1eno</text:p>
          </table:table-cell>
          <table:table-cell table:formula="of:=ORG.LIBREOFFICE.REGEX([.A17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73];&quot;eno|owt|eerht|ruof|evif|xis|neves|thgie|enin|orez|\d&quot;;;1)" office:value-type="string" office:string-value="owt" calcext:value-type="string">
            <text:p>owt</text:p>
          </table:table-cell>
          <table:table-cell table:formula="of:=IF(ISNA([.G173]);&quot;&quot;;IF([.G173]=&quot;one&quot;;&quot;1&quot;;IF([.G173]=&quot;two&quot;;&quot;2&quot;;IF([.G173]=&quot;three&quot;;&quot;3&quot;;IF([.G173]=&quot;four&quot;;&quot;4&quot;;IF([.G173]=&quot;five&quot;;&quot;5&quot;;IF([.G173]=&quot;six&quot;;&quot;6&quot;;IF([.G173]=&quot;seven&quot;;&quot;7&quot;;IF([.G173]=&quot;eight&quot;;&quot;8&quot;;IF([.G173]=&quot;nine&quot;;&quot;9&quot;;IF([.G173]=&quot;zero&quot;;&quot;0&quot;;VALUE([.G173]))))))))))))" office:value-type="string" office:string-value="1" calcext:value-type="string">
            <text:p>1</text:p>
          </table:table-cell>
          <table:table-cell table:style-name="ce7" table:formula="of:=IF(ISNA([.H173]);&quot;&quot;;IF([.H173]=&quot;eno&quot;;&quot;1&quot;;IF([.H173]=&quot;owt&quot;;&quot;2&quot;;IF([.H173]=&quot;eerht&quot;;&quot;3&quot;;IF([.H173]=&quot;ruof&quot;;&quot;4&quot;;IF([.H173]=&quot;evif&quot;;&quot;5&quot;;IF([.H173]=&quot;xis&quot;;&quot;6&quot;;IF([.H173]=&quot;neves&quot;;&quot;7&quot;;IF([.H173]=&quot;thgie&quot;;&quot;8&quot;;IF([.H173]=&quot;enin&quot;;&quot;9&quot;;IF([.H173]=&quot;orez&quot;;&quot;0&quot;;[.H173])))))))))))" office:value-type="string" office:string-value="2" calcext:value-type="string">
            <text:p>2</text:p>
          </table:table-cell>
          <table:table-cell table:formula="of:=IF(ISNA([.G173]);&quot;&quot;;VALUE(COM.MICROSOFT.CONCAT([.I173:.J173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jmbfrhltwosix42</text:p>
          </table:table-cell>
          <table:table-cell table:style-name="ce4" table:formula="of:=ORG.LIBREOFFICE.REGEX([.A174];&quot;\D&quot;;&quot;&quot;;&quot;g&quot;)" office:value-type="string" office:string-value="42" calcext:value-type="string">
            <text:p>42</text:p>
          </table:table-cell>
          <table:table-cell table:formula="of:=LEFT([.B174];1)" office:value-type="string" office:string-value="4" calcext:value-type="string">
            <text:p>4</text:p>
          </table:table-cell>
          <table:table-cell table:style-name="ce5" table:formula="of:=RIGHT([.B174];1)" office:value-type="string" office:string-value="2" calcext:value-type="string">
            <text:p>2</text:p>
          </table:table-cell>
          <table:table-cell table:formula="of:=VALUE(COM.MICROSOFT.CONCAT([.C174];[.D174]))" office:value-type="float" office:value="42" calcext:value-type="float">
            <text:p>42</text:p>
          </table:table-cell>
          <table:table-cell table:style-name="ce14" table:formula="of:=(STRREV([.A174]))" office:value-type="string" office:string-value="24xisowtlhrfbmjruof" calcext:value-type="string">
            <text:p>24xisowtlhrfbmjruof</text:p>
          </table:table-cell>
          <table:table-cell table:formula="of:=ORG.LIBREOFFICE.REGEX([.A17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74];&quot;eno|owt|eerht|ruof|evif|xis|neves|thgie|enin|orez|\d&quot;;;1)" office:value-type="string" office:string-value="2" calcext:value-type="string">
            <text:p>2</text:p>
          </table:table-cell>
          <table:table-cell table:formula="of:=IF(ISNA([.G174]);&quot;&quot;;IF([.G174]=&quot;one&quot;;&quot;1&quot;;IF([.G174]=&quot;two&quot;;&quot;2&quot;;IF([.G174]=&quot;three&quot;;&quot;3&quot;;IF([.G174]=&quot;four&quot;;&quot;4&quot;;IF([.G174]=&quot;five&quot;;&quot;5&quot;;IF([.G174]=&quot;six&quot;;&quot;6&quot;;IF([.G174]=&quot;seven&quot;;&quot;7&quot;;IF([.G174]=&quot;eight&quot;;&quot;8&quot;;IF([.G174]=&quot;nine&quot;;&quot;9&quot;;IF([.G174]=&quot;zero&quot;;&quot;0&quot;;VALUE([.G174]))))))))))))" office:value-type="string" office:string-value="4" calcext:value-type="string">
            <text:p>4</text:p>
          </table:table-cell>
          <table:table-cell table:style-name="ce7" table:formula="of:=IF(ISNA([.H174]);&quot;&quot;;IF([.H174]=&quot;eno&quot;;&quot;1&quot;;IF([.H174]=&quot;owt&quot;;&quot;2&quot;;IF([.H174]=&quot;eerht&quot;;&quot;3&quot;;IF([.H174]=&quot;ruof&quot;;&quot;4&quot;;IF([.H174]=&quot;evif&quot;;&quot;5&quot;;IF([.H174]=&quot;xis&quot;;&quot;6&quot;;IF([.H174]=&quot;neves&quot;;&quot;7&quot;;IF([.H174]=&quot;thgie&quot;;&quot;8&quot;;IF([.H174]=&quot;enin&quot;;&quot;9&quot;;IF([.H174]=&quot;orez&quot;;&quot;0&quot;;[.H174])))))))))))" office:value-type="string" office:string-value="2" calcext:value-type="string">
            <text:p>2</text:p>
          </table:table-cell>
          <table:table-cell table:formula="of:=IF(ISNA([.G174]);&quot;&quot;;VALUE(COM.MICROSOFT.CONCAT([.I174:.J174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gfnk8</text:p>
          </table:table-cell>
          <table:table-cell table:style-name="ce4" table:formula="of:=ORG.LIBREOFFICE.REGEX([.A175];&quot;\D&quot;;&quot;&quot;;&quot;g&quot;)" office:value-type="string" office:string-value="8" calcext:value-type="string">
            <text:p>8</text:p>
          </table:table-cell>
          <table:table-cell table:formula="of:=LEFT([.B175];1)" office:value-type="string" office:string-value="8" calcext:value-type="string">
            <text:p>8</text:p>
          </table:table-cell>
          <table:table-cell table:style-name="ce5" table:formula="of:=RIGHT([.B175];1)" office:value-type="string" office:string-value="8" calcext:value-type="string">
            <text:p>8</text:p>
          </table:table-cell>
          <table:table-cell table:formula="of:=VALUE(COM.MICROSOFT.CONCAT([.C175];[.D175]))" office:value-type="float" office:value="88" calcext:value-type="float">
            <text:p>88</text:p>
          </table:table-cell>
          <table:table-cell table:style-name="ce14" table:formula="of:=(STRREV([.A175]))" office:value-type="string" office:string-value="8knfgrf" calcext:value-type="string">
            <text:p>8knfgrf</text:p>
          </table:table-cell>
          <table:table-cell table:formula="of:=ORG.LIBREOFFICE.REGEX([.A17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75];&quot;eno|owt|eerht|ruof|evif|xis|neves|thgie|enin|orez|\d&quot;;;1)" office:value-type="string" office:string-value="8" calcext:value-type="string">
            <text:p>8</text:p>
          </table:table-cell>
          <table:table-cell table:formula="of:=IF(ISNA([.G175]);&quot;&quot;;IF([.G175]=&quot;one&quot;;&quot;1&quot;;IF([.G175]=&quot;two&quot;;&quot;2&quot;;IF([.G175]=&quot;three&quot;;&quot;3&quot;;IF([.G175]=&quot;four&quot;;&quot;4&quot;;IF([.G175]=&quot;five&quot;;&quot;5&quot;;IF([.G175]=&quot;six&quot;;&quot;6&quot;;IF([.G175]=&quot;seven&quot;;&quot;7&quot;;IF([.G175]=&quot;eight&quot;;&quot;8&quot;;IF([.G175]=&quot;nine&quot;;&quot;9&quot;;IF([.G175]=&quot;zero&quot;;&quot;0&quot;;VALUE([.G175]))))))))))))" office:value-type="float" office:value="8" calcext:value-type="float">
            <text:p>8</text:p>
          </table:table-cell>
          <table:table-cell table:style-name="ce7" table:formula="of:=IF(ISNA([.H175]);&quot;&quot;;IF([.H175]=&quot;eno&quot;;&quot;1&quot;;IF([.H175]=&quot;owt&quot;;&quot;2&quot;;IF([.H175]=&quot;eerht&quot;;&quot;3&quot;;IF([.H175]=&quot;ruof&quot;;&quot;4&quot;;IF([.H175]=&quot;evif&quot;;&quot;5&quot;;IF([.H175]=&quot;xis&quot;;&quot;6&quot;;IF([.H175]=&quot;neves&quot;;&quot;7&quot;;IF([.H175]=&quot;thgie&quot;;&quot;8&quot;;IF([.H175]=&quot;enin&quot;;&quot;9&quot;;IF([.H175]=&quot;orez&quot;;&quot;0&quot;;[.H175])))))))))))" office:value-type="string" office:string-value="8" calcext:value-type="string">
            <text:p>8</text:p>
          </table:table-cell>
          <table:table-cell table:style-name="ce7" table:formula="of:=IF(ISNA([.G175]);&quot;&quot;;VALUE(COM.MICROSOFT.CONCAT([.I175:.J17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4" table:formula="of:=ORG.LIBREOFFICE.REGEX([.A176];&quot;\D&quot;;&quot;&quot;;&quot;g&quot;)" office:value-type="string" office:string-value="138" calcext:value-type="string">
            <text:p>138</text:p>
          </table:table-cell>
          <table:table-cell table:formula="of:=LEFT([.B176];1)" office:value-type="string" office:string-value="1" calcext:value-type="string">
            <text:p>1</text:p>
          </table:table-cell>
          <table:table-cell table:style-name="ce5" table:formula="of:=RIGHT([.B176];1)" office:value-type="string" office:string-value="8" calcext:value-type="string">
            <text:p>8</text:p>
          </table:table-cell>
          <table:table-cell table:formula="of:=VALUE(COM.MICROSOFT.CONCAT([.C176];[.D176]))" office:value-type="float" office:value="18" calcext:value-type="float">
            <text:p>18</text:p>
          </table:table-cell>
          <table:table-cell table:style-name="ce14" table:formula="of:=(STRREV([.A176]))" office:value-type="string" office:string-value="831" calcext:value-type="string">
            <text:p>831</text:p>
          </table:table-cell>
          <table:table-cell table:formula="of:=ORG.LIBREOFFICE.REGEX([.A17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76];&quot;eno|owt|eerht|ruof|evif|xis|neves|thgie|enin|orez|\d&quot;;;1)" office:value-type="string" office:string-value="8" calcext:value-type="string">
            <text:p>8</text:p>
          </table:table-cell>
          <table:table-cell table:formula="of:=IF(ISNA([.G176]);&quot;&quot;;IF([.G176]=&quot;one&quot;;&quot;1&quot;;IF([.G176]=&quot;two&quot;;&quot;2&quot;;IF([.G176]=&quot;three&quot;;&quot;3&quot;;IF([.G176]=&quot;four&quot;;&quot;4&quot;;IF([.G176]=&quot;five&quot;;&quot;5&quot;;IF([.G176]=&quot;six&quot;;&quot;6&quot;;IF([.G176]=&quot;seven&quot;;&quot;7&quot;;IF([.G176]=&quot;eight&quot;;&quot;8&quot;;IF([.G176]=&quot;nine&quot;;&quot;9&quot;;IF([.G176]=&quot;zero&quot;;&quot;0&quot;;VALUE([.G176]))))))))))))" office:value-type="float" office:value="1" calcext:value-type="float">
            <text:p>1</text:p>
          </table:table-cell>
          <table:table-cell table:style-name="ce7" table:formula="of:=IF(ISNA([.H176]);&quot;&quot;;IF([.H176]=&quot;eno&quot;;&quot;1&quot;;IF([.H176]=&quot;owt&quot;;&quot;2&quot;;IF([.H176]=&quot;eerht&quot;;&quot;3&quot;;IF([.H176]=&quot;ruof&quot;;&quot;4&quot;;IF([.H176]=&quot;evif&quot;;&quot;5&quot;;IF([.H176]=&quot;xis&quot;;&quot;6&quot;;IF([.H176]=&quot;neves&quot;;&quot;7&quot;;IF([.H176]=&quot;thgie&quot;;&quot;8&quot;;IF([.H176]=&quot;enin&quot;;&quot;9&quot;;IF([.H176]=&quot;orez&quot;;&quot;0&quot;;[.H176])))))))))))" office:value-type="string" office:string-value="8" calcext:value-type="string">
            <text:p>8</text:p>
          </table:table-cell>
          <table:table-cell table:style-name="ce7" table:formula="of:=IF(ISNA([.G176]);&quot;&quot;;VALUE(COM.MICROSOFT.CONCAT([.I176:.J176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nn79fourfour28</text:p>
          </table:table-cell>
          <table:table-cell table:style-name="ce4" table:formula="of:=ORG.LIBREOFFICE.REGEX([.A177];&quot;\D&quot;;&quot;&quot;;&quot;g&quot;)" office:value-type="string" office:string-value="47928" calcext:value-type="string">
            <text:p>47928</text:p>
          </table:table-cell>
          <table:table-cell table:formula="of:=LEFT([.B177];1)" office:value-type="string" office:string-value="4" calcext:value-type="string">
            <text:p>4</text:p>
          </table:table-cell>
          <table:table-cell table:style-name="ce5" table:formula="of:=RIGHT([.B177];1)" office:value-type="string" office:string-value="8" calcext:value-type="string">
            <text:p>8</text:p>
          </table:table-cell>
          <table:table-cell table:formula="of:=VALUE(COM.MICROSOFT.CONCAT([.C177];[.D177]))" office:value-type="float" office:value="48" calcext:value-type="float">
            <text:p>48</text:p>
          </table:table-cell>
          <table:table-cell table:style-name="ce14" table:formula="of:=(STRREV([.A177]))" office:value-type="string" office:string-value="82ruofruof97nn4" calcext:value-type="string">
            <text:p>82ruofruof97nn4</text:p>
          </table:table-cell>
          <table:table-cell table:formula="of:=ORG.LIBREOFFICE.REGEX([.A17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77];&quot;eno|owt|eerht|ruof|evif|xis|neves|thgie|enin|orez|\d&quot;;;1)" office:value-type="string" office:string-value="8" calcext:value-type="string">
            <text:p>8</text:p>
          </table:table-cell>
          <table:table-cell table:formula="of:=IF(ISNA([.G177]);&quot;&quot;;IF([.G177]=&quot;one&quot;;&quot;1&quot;;IF([.G177]=&quot;two&quot;;&quot;2&quot;;IF([.G177]=&quot;three&quot;;&quot;3&quot;;IF([.G177]=&quot;four&quot;;&quot;4&quot;;IF([.G177]=&quot;five&quot;;&quot;5&quot;;IF([.G177]=&quot;six&quot;;&quot;6&quot;;IF([.G177]=&quot;seven&quot;;&quot;7&quot;;IF([.G177]=&quot;eight&quot;;&quot;8&quot;;IF([.G177]=&quot;nine&quot;;&quot;9&quot;;IF([.G177]=&quot;zero&quot;;&quot;0&quot;;VALUE([.G177]))))))))))))" office:value-type="float" office:value="4" calcext:value-type="float">
            <text:p>4</text:p>
          </table:table-cell>
          <table:table-cell table:style-name="ce7" table:formula="of:=IF(ISNA([.H177]);&quot;&quot;;IF([.H177]=&quot;eno&quot;;&quot;1&quot;;IF([.H177]=&quot;owt&quot;;&quot;2&quot;;IF([.H177]=&quot;eerht&quot;;&quot;3&quot;;IF([.H177]=&quot;ruof&quot;;&quot;4&quot;;IF([.H177]=&quot;evif&quot;;&quot;5&quot;;IF([.H177]=&quot;xis&quot;;&quot;6&quot;;IF([.H177]=&quot;neves&quot;;&quot;7&quot;;IF([.H177]=&quot;thgie&quot;;&quot;8&quot;;IF([.H177]=&quot;enin&quot;;&quot;9&quot;;IF([.H177]=&quot;orez&quot;;&quot;0&quot;;[.H177])))))))))))" office:value-type="string" office:string-value="8" calcext:value-type="string">
            <text:p>8</text:p>
          </table:table-cell>
          <table:table-cell table:formula="of:=IF(ISNA([.G177]);&quot;&quot;;VALUE(COM.MICROSOFT.CONCAT([.I177:.J177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zs5eightonenineqnzpsf6</text:p>
          </table:table-cell>
          <table:table-cell table:style-name="ce4" table:formula="of:=ORG.LIBREOFFICE.REGEX([.A178];&quot;\D&quot;;&quot;&quot;;&quot;g&quot;)" office:value-type="string" office:string-value="756" calcext:value-type="string">
            <text:p>756</text:p>
          </table:table-cell>
          <table:table-cell table:formula="of:=LEFT([.B178];1)" office:value-type="string" office:string-value="7" calcext:value-type="string">
            <text:p>7</text:p>
          </table:table-cell>
          <table:table-cell table:style-name="ce5" table:formula="of:=RIGHT([.B178];1)" office:value-type="string" office:string-value="6" calcext:value-type="string">
            <text:p>6</text:p>
          </table:table-cell>
          <table:table-cell table:formula="of:=VALUE(COM.MICROSOFT.CONCAT([.C178];[.D178]))" office:value-type="float" office:value="76" calcext:value-type="float">
            <text:p>76</text:p>
          </table:table-cell>
          <table:table-cell table:style-name="ce14" table:formula="of:=(STRREV([.A178]))" office:value-type="string" office:string-value="6fspznqeninenothgie5sz7" calcext:value-type="string">
            <text:p>6fspznqeninenothgie5sz7</text:p>
          </table:table-cell>
          <table:table-cell table:formula="of:=ORG.LIBREOFFICE.REGEX([.A17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78];&quot;eno|owt|eerht|ruof|evif|xis|neves|thgie|enin|orez|\d&quot;;;1)" office:value-type="string" office:string-value="6" calcext:value-type="string">
            <text:p>6</text:p>
          </table:table-cell>
          <table:table-cell table:formula="of:=IF(ISNA([.G178]);&quot;&quot;;IF([.G178]=&quot;one&quot;;&quot;1&quot;;IF([.G178]=&quot;two&quot;;&quot;2&quot;;IF([.G178]=&quot;three&quot;;&quot;3&quot;;IF([.G178]=&quot;four&quot;;&quot;4&quot;;IF([.G178]=&quot;five&quot;;&quot;5&quot;;IF([.G178]=&quot;six&quot;;&quot;6&quot;;IF([.G178]=&quot;seven&quot;;&quot;7&quot;;IF([.G178]=&quot;eight&quot;;&quot;8&quot;;IF([.G178]=&quot;nine&quot;;&quot;9&quot;;IF([.G178]=&quot;zero&quot;;&quot;0&quot;;VALUE([.G178]))))))))))))" office:value-type="float" office:value="7" calcext:value-type="float">
            <text:p>7</text:p>
          </table:table-cell>
          <table:table-cell table:style-name="ce7" table:formula="of:=IF(ISNA([.H178]);&quot;&quot;;IF([.H178]=&quot;eno&quot;;&quot;1&quot;;IF([.H178]=&quot;owt&quot;;&quot;2&quot;;IF([.H178]=&quot;eerht&quot;;&quot;3&quot;;IF([.H178]=&quot;ruof&quot;;&quot;4&quot;;IF([.H178]=&quot;evif&quot;;&quot;5&quot;;IF([.H178]=&quot;xis&quot;;&quot;6&quot;;IF([.H178]=&quot;neves&quot;;&quot;7&quot;;IF([.H178]=&quot;thgie&quot;;&quot;8&quot;;IF([.H178]=&quot;enin&quot;;&quot;9&quot;;IF([.H178]=&quot;orez&quot;;&quot;0&quot;;[.H178])))))))))))" office:value-type="string" office:string-value="6" calcext:value-type="string">
            <text:p>6</text:p>
          </table:table-cell>
          <table:table-cell table:formula="of:=IF(ISNA([.G178]);&quot;&quot;;VALUE(COM.MICROSOFT.CONCAT([.I178:.J178])))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qjndhdtqqhpmltzfv27bqvgklpmfvhgvplbpnxhjvprpldpg</text:p>
          </table:table-cell>
          <table:table-cell table:style-name="ce4" table:formula="of:=ORG.LIBREOFFICE.REGEX([.A179];&quot;\D&quot;;&quot;&quot;;&quot;g&quot;)" office:value-type="string" office:string-value="27" calcext:value-type="string">
            <text:p>27</text:p>
          </table:table-cell>
          <table:table-cell table:formula="of:=LEFT([.B179];1)" office:value-type="string" office:string-value="2" calcext:value-type="string">
            <text:p>2</text:p>
          </table:table-cell>
          <table:table-cell table:style-name="ce5" table:formula="of:=RIGHT([.B179];1)" office:value-type="string" office:string-value="7" calcext:value-type="string">
            <text:p>7</text:p>
          </table:table-cell>
          <table:table-cell table:formula="of:=VALUE(COM.MICROSOFT.CONCAT([.C179];[.D179]))" office:value-type="float" office:value="27" calcext:value-type="float">
            <text:p>27</text:p>
          </table:table-cell>
          <table:table-cell table:style-name="ce14" table:formula="of:=(STRREV([.A179]))" office:value-type="string" office:string-value="gpdlprpvjhxnpblpvghvfmplkgvqb72vfztlmphqqtdhdnjqb" calcext:value-type="string">
            <text:p>gpdlprpvjhxnpblpvghvfmplkgvqb72vfztlmphqqtdhdnjqb</text:p>
          </table:table-cell>
          <table:table-cell table:formula="of:=ORG.LIBREOFFICE.REGEX([.A17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79];&quot;eno|owt|eerht|ruof|evif|xis|neves|thgie|enin|orez|\d&quot;;;1)" office:value-type="string" office:string-value="7" calcext:value-type="string">
            <text:p>7</text:p>
          </table:table-cell>
          <table:table-cell table:formula="of:=IF(ISNA([.G179]);&quot;&quot;;IF([.G179]=&quot;one&quot;;&quot;1&quot;;IF([.G179]=&quot;two&quot;;&quot;2&quot;;IF([.G179]=&quot;three&quot;;&quot;3&quot;;IF([.G179]=&quot;four&quot;;&quot;4&quot;;IF([.G179]=&quot;five&quot;;&quot;5&quot;;IF([.G179]=&quot;six&quot;;&quot;6&quot;;IF([.G179]=&quot;seven&quot;;&quot;7&quot;;IF([.G179]=&quot;eight&quot;;&quot;8&quot;;IF([.G179]=&quot;nine&quot;;&quot;9&quot;;IF([.G179]=&quot;zero&quot;;&quot;0&quot;;VALUE([.G179]))))))))))))" office:value-type="float" office:value="2" calcext:value-type="float">
            <text:p>2</text:p>
          </table:table-cell>
          <table:table-cell table:style-name="ce7" table:formula="of:=IF(ISNA([.H179]);&quot;&quot;;IF([.H179]=&quot;eno&quot;;&quot;1&quot;;IF([.H179]=&quot;owt&quot;;&quot;2&quot;;IF([.H179]=&quot;eerht&quot;;&quot;3&quot;;IF([.H179]=&quot;ruof&quot;;&quot;4&quot;;IF([.H179]=&quot;evif&quot;;&quot;5&quot;;IF([.H179]=&quot;xis&quot;;&quot;6&quot;;IF([.H179]=&quot;neves&quot;;&quot;7&quot;;IF([.H179]=&quot;thgie&quot;;&quot;8&quot;;IF([.H179]=&quot;enin&quot;;&quot;9&quot;;IF([.H179]=&quot;orez&quot;;&quot;0&quot;;[.H179])))))))))))" office:value-type="string" office:string-value="7" calcext:value-type="string">
            <text:p>7</text:p>
          </table:table-cell>
          <table:table-cell table:style-name="ce7" table:formula="of:=IF(ISNA([.G179]);&quot;&quot;;VALUE(COM.MICROSOFT.CONCAT([.I179:.J179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tcrntjbninesbkkbbd</text:p>
          </table:table-cell>
          <table:table-cell table:style-name="ce4" table:formula="of:=ORG.LIBREOFFICE.REGEX([.A180];&quot;\D&quot;;&quot;&quot;;&quot;g&quot;)" office:value-type="string" office:string-value="48" calcext:value-type="string">
            <text:p>48</text:p>
          </table:table-cell>
          <table:table-cell table:formula="of:=LEFT([.B180];1)" office:value-type="string" office:string-value="4" calcext:value-type="string">
            <text:p>4</text:p>
          </table:table-cell>
          <table:table-cell table:style-name="ce5" table:formula="of:=RIGHT([.B180];1)" office:value-type="string" office:string-value="8" calcext:value-type="string">
            <text:p>8</text:p>
          </table:table-cell>
          <table:table-cell table:formula="of:=VALUE(COM.MICROSOFT.CONCAT([.C180];[.D180]))" office:value-type="float" office:value="48" calcext:value-type="float">
            <text:p>48</text:p>
          </table:table-cell>
          <table:table-cell table:style-name="ce14" table:formula="of:=(STRREV([.A180]))" office:value-type="string" office:string-value="dbbkkbseninbjtnrct84" calcext:value-type="string">
            <text:p>dbbkkbseninbjtnrct84</text:p>
          </table:table-cell>
          <table:table-cell table:formula="of:=ORG.LIBREOFFICE.REGEX([.A18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80];&quot;eno|owt|eerht|ruof|evif|xis|neves|thgie|enin|orez|\d&quot;;;1)" office:value-type="string" office:string-value="enin" calcext:value-type="string">
            <text:p>enin</text:p>
          </table:table-cell>
          <table:table-cell table:formula="of:=IF(ISNA([.G180]);&quot;&quot;;IF([.G180]=&quot;one&quot;;&quot;1&quot;;IF([.G180]=&quot;two&quot;;&quot;2&quot;;IF([.G180]=&quot;three&quot;;&quot;3&quot;;IF([.G180]=&quot;four&quot;;&quot;4&quot;;IF([.G180]=&quot;five&quot;;&quot;5&quot;;IF([.G180]=&quot;six&quot;;&quot;6&quot;;IF([.G180]=&quot;seven&quot;;&quot;7&quot;;IF([.G180]=&quot;eight&quot;;&quot;8&quot;;IF([.G180]=&quot;nine&quot;;&quot;9&quot;;IF([.G180]=&quot;zero&quot;;&quot;0&quot;;VALUE([.G180]))))))))))))" office:value-type="float" office:value="4" calcext:value-type="float">
            <text:p>4</text:p>
          </table:table-cell>
          <table:table-cell table:style-name="ce7" table:formula="of:=IF(ISNA([.H180]);&quot;&quot;;IF([.H180]=&quot;eno&quot;;&quot;1&quot;;IF([.H180]=&quot;owt&quot;;&quot;2&quot;;IF([.H180]=&quot;eerht&quot;;&quot;3&quot;;IF([.H180]=&quot;ruof&quot;;&quot;4&quot;;IF([.H180]=&quot;evif&quot;;&quot;5&quot;;IF([.H180]=&quot;xis&quot;;&quot;6&quot;;IF([.H180]=&quot;neves&quot;;&quot;7&quot;;IF([.H180]=&quot;thgie&quot;;&quot;8&quot;;IF([.H180]=&quot;enin&quot;;&quot;9&quot;;IF([.H180]=&quot;orez&quot;;&quot;0&quot;;[.H180])))))))))))" office:value-type="string" office:string-value="9" calcext:value-type="string">
            <text:p>9</text:p>
          </table:table-cell>
          <table:table-cell table:formula="of:=IF(ISNA([.G180]);&quot;&quot;;VALUE(COM.MICROSOFT.CONCAT([.I180:.J180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eight5nineljhnxhqbpkbbkttwo</text:p>
          </table:table-cell>
          <table:table-cell table:style-name="ce4" table:formula="of:=ORG.LIBREOFFICE.REGEX([.A181];&quot;\D&quot;;&quot;&quot;;&quot;g&quot;)" office:value-type="string" office:string-value="5" calcext:value-type="string">
            <text:p>5</text:p>
          </table:table-cell>
          <table:table-cell table:formula="of:=LEFT([.B181];1)" office:value-type="string" office:string-value="5" calcext:value-type="string">
            <text:p>5</text:p>
          </table:table-cell>
          <table:table-cell table:style-name="ce5" table:formula="of:=RIGHT([.B181];1)" office:value-type="string" office:string-value="5" calcext:value-type="string">
            <text:p>5</text:p>
          </table:table-cell>
          <table:table-cell table:formula="of:=VALUE(COM.MICROSOFT.CONCAT([.C181];[.D181]))" office:value-type="float" office:value="55" calcext:value-type="float">
            <text:p>55</text:p>
          </table:table-cell>
          <table:table-cell table:style-name="ce14" table:formula="of:=(STRREV([.A181]))" office:value-type="string" office:string-value="owttkbbkpbqhxnhjlenin5thgieenin" calcext:value-type="string">
            <text:p>owttkbbkpbqhxnhjlenin5thgieenin</text:p>
          </table:table-cell>
          <table:table-cell table:formula="of:=ORG.LIBREOFFICE.REGEX([.A18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1];&quot;eno|owt|eerht|ruof|evif|xis|neves|thgie|enin|orez|\d&quot;;;1)" office:value-type="string" office:string-value="owt" calcext:value-type="string">
            <text:p>owt</text:p>
          </table:table-cell>
          <table:table-cell table:formula="of:=IF(ISNA([.G181]);&quot;&quot;;IF([.G181]=&quot;one&quot;;&quot;1&quot;;IF([.G181]=&quot;two&quot;;&quot;2&quot;;IF([.G181]=&quot;three&quot;;&quot;3&quot;;IF([.G181]=&quot;four&quot;;&quot;4&quot;;IF([.G181]=&quot;five&quot;;&quot;5&quot;;IF([.G181]=&quot;six&quot;;&quot;6&quot;;IF([.G181]=&quot;seven&quot;;&quot;7&quot;;IF([.G181]=&quot;eight&quot;;&quot;8&quot;;IF([.G181]=&quot;nine&quot;;&quot;9&quot;;IF([.G181]=&quot;zero&quot;;&quot;0&quot;;VALUE([.G181]))))))))))))" office:value-type="string" office:string-value="9" calcext:value-type="string">
            <text:p>9</text:p>
          </table:table-cell>
          <table:table-cell table:style-name="ce7" table:formula="of:=IF(ISNA([.H181]);&quot;&quot;;IF([.H181]=&quot;eno&quot;;&quot;1&quot;;IF([.H181]=&quot;owt&quot;;&quot;2&quot;;IF([.H181]=&quot;eerht&quot;;&quot;3&quot;;IF([.H181]=&quot;ruof&quot;;&quot;4&quot;;IF([.H181]=&quot;evif&quot;;&quot;5&quot;;IF([.H181]=&quot;xis&quot;;&quot;6&quot;;IF([.H181]=&quot;neves&quot;;&quot;7&quot;;IF([.H181]=&quot;thgie&quot;;&quot;8&quot;;IF([.H181]=&quot;enin&quot;;&quot;9&quot;;IF([.H181]=&quot;orez&quot;;&quot;0&quot;;[.H181])))))))))))" office:value-type="string" office:string-value="2" calcext:value-type="string">
            <text:p>2</text:p>
          </table:table-cell>
          <table:table-cell table:formula="of:=IF(ISNA([.G181]);&quot;&quot;;VALUE(COM.MICROSOFT.CONCAT([.I181:.J18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cbbhqpcxthree1three1</text:p>
          </table:table-cell>
          <table:table-cell table:style-name="ce4" table:formula="of:=ORG.LIBREOFFICE.REGEX([.A182];&quot;\D&quot;;&quot;&quot;;&quot;g&quot;)" office:value-type="string" office:string-value="11" calcext:value-type="string">
            <text:p>11</text:p>
          </table:table-cell>
          <table:table-cell table:formula="of:=LEFT([.B182];1)" office:value-type="string" office:string-value="1" calcext:value-type="string">
            <text:p>1</text:p>
          </table:table-cell>
          <table:table-cell table:style-name="ce5" table:formula="of:=RIGHT([.B182];1)" office:value-type="string" office:string-value="1" calcext:value-type="string">
            <text:p>1</text:p>
          </table:table-cell>
          <table:table-cell table:formula="of:=VALUE(COM.MICROSOFT.CONCAT([.C182];[.D182]))" office:value-type="float" office:value="11" calcext:value-type="float">
            <text:p>11</text:p>
          </table:table-cell>
          <table:table-cell table:style-name="ce14" table:formula="of:=(STRREV([.A182]))" office:value-type="string" office:string-value="1eerht1eerhtxcpqhbbcs" calcext:value-type="string">
            <text:p>1eerht1eerhtxcpqhbbcs</text:p>
          </table:table-cell>
          <table:table-cell table:formula="of:=ORG.LIBREOFFICE.REGEX([.A18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82];&quot;eno|owt|eerht|ruof|evif|xis|neves|thgie|enin|orez|\d&quot;;;1)" office:value-type="string" office:string-value="1" calcext:value-type="string">
            <text:p>1</text:p>
          </table:table-cell>
          <table:table-cell table:formula="of:=IF(ISNA([.G182]);&quot;&quot;;IF([.G182]=&quot;one&quot;;&quot;1&quot;;IF([.G182]=&quot;two&quot;;&quot;2&quot;;IF([.G182]=&quot;three&quot;;&quot;3&quot;;IF([.G182]=&quot;four&quot;;&quot;4&quot;;IF([.G182]=&quot;five&quot;;&quot;5&quot;;IF([.G182]=&quot;six&quot;;&quot;6&quot;;IF([.G182]=&quot;seven&quot;;&quot;7&quot;;IF([.G182]=&quot;eight&quot;;&quot;8&quot;;IF([.G182]=&quot;nine&quot;;&quot;9&quot;;IF([.G182]=&quot;zero&quot;;&quot;0&quot;;VALUE([.G182]))))))))))))" office:value-type="string" office:string-value="3" calcext:value-type="string">
            <text:p>3</text:p>
          </table:table-cell>
          <table:table-cell table:style-name="ce7" table:formula="of:=IF(ISNA([.H182]);&quot;&quot;;IF([.H182]=&quot;eno&quot;;&quot;1&quot;;IF([.H182]=&quot;owt&quot;;&quot;2&quot;;IF([.H182]=&quot;eerht&quot;;&quot;3&quot;;IF([.H182]=&quot;ruof&quot;;&quot;4&quot;;IF([.H182]=&quot;evif&quot;;&quot;5&quot;;IF([.H182]=&quot;xis&quot;;&quot;6&quot;;IF([.H182]=&quot;neves&quot;;&quot;7&quot;;IF([.H182]=&quot;thgie&quot;;&quot;8&quot;;IF([.H182]=&quot;enin&quot;;&quot;9&quot;;IF([.H182]=&quot;orez&quot;;&quot;0&quot;;[.H182])))))))))))" office:value-type="string" office:string-value="1" calcext:value-type="string">
            <text:p>1</text:p>
          </table:table-cell>
          <table:table-cell table:formula="of:=IF(ISNA([.G182]);&quot;&quot;;VALUE(COM.MICROSOFT.CONCAT([.I182:.J182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lczgnrlz38threekjone</text:p>
          </table:table-cell>
          <table:table-cell table:style-name="ce4" table:formula="of:=ORG.LIBREOFFICE.REGEX([.A183];&quot;\D&quot;;&quot;&quot;;&quot;g&quot;)" office:value-type="string" office:string-value="38" calcext:value-type="string">
            <text:p>38</text:p>
          </table:table-cell>
          <table:table-cell table:formula="of:=LEFT([.B183];1)" office:value-type="string" office:string-value="3" calcext:value-type="string">
            <text:p>3</text:p>
          </table:table-cell>
          <table:table-cell table:style-name="ce5" table:formula="of:=RIGHT([.B183];1)" office:value-type="string" office:string-value="8" calcext:value-type="string">
            <text:p>8</text:p>
          </table:table-cell>
          <table:table-cell table:formula="of:=VALUE(COM.MICROSOFT.CONCAT([.C183];[.D183]))" office:value-type="float" office:value="38" calcext:value-type="float">
            <text:p>38</text:p>
          </table:table-cell>
          <table:table-cell table:style-name="ce14" table:formula="of:=(STRREV([.A183]))" office:value-type="string" office:string-value="enojkeerht83zlrngzclv" calcext:value-type="string">
            <text:p>enojkeerht83zlrngzclv</text:p>
          </table:table-cell>
          <table:table-cell table:formula="of:=ORG.LIBREOFFICE.REGEX([.A18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83];&quot;eno|owt|eerht|ruof|evif|xis|neves|thgie|enin|orez|\d&quot;;;1)" office:value-type="string" office:string-value="eno" calcext:value-type="string">
            <text:p>eno</text:p>
          </table:table-cell>
          <table:table-cell table:formula="of:=IF(ISNA([.G183]);&quot;&quot;;IF([.G183]=&quot;one&quot;;&quot;1&quot;;IF([.G183]=&quot;two&quot;;&quot;2&quot;;IF([.G183]=&quot;three&quot;;&quot;3&quot;;IF([.G183]=&quot;four&quot;;&quot;4&quot;;IF([.G183]=&quot;five&quot;;&quot;5&quot;;IF([.G183]=&quot;six&quot;;&quot;6&quot;;IF([.G183]=&quot;seven&quot;;&quot;7&quot;;IF([.G183]=&quot;eight&quot;;&quot;8&quot;;IF([.G183]=&quot;nine&quot;;&quot;9&quot;;IF([.G183]=&quot;zero&quot;;&quot;0&quot;;VALUE([.G183]))))))))))))" office:value-type="float" office:value="3" calcext:value-type="float">
            <text:p>3</text:p>
          </table:table-cell>
          <table:table-cell table:style-name="ce7" table:formula="of:=IF(ISNA([.H183]);&quot;&quot;;IF([.H183]=&quot;eno&quot;;&quot;1&quot;;IF([.H183]=&quot;owt&quot;;&quot;2&quot;;IF([.H183]=&quot;eerht&quot;;&quot;3&quot;;IF([.H183]=&quot;ruof&quot;;&quot;4&quot;;IF([.H183]=&quot;evif&quot;;&quot;5&quot;;IF([.H183]=&quot;xis&quot;;&quot;6&quot;;IF([.H183]=&quot;neves&quot;;&quot;7&quot;;IF([.H183]=&quot;thgie&quot;;&quot;8&quot;;IF([.H183]=&quot;enin&quot;;&quot;9&quot;;IF([.H183]=&quot;orez&quot;;&quot;0&quot;;[.H183])))))))))))" office:value-type="string" office:string-value="1" calcext:value-type="string">
            <text:p>1</text:p>
          </table:table-cell>
          <table:table-cell table:formula="of:=IF(ISNA([.G183]);&quot;&quot;;VALUE(COM.MICROSOFT.CONCAT([.I183:.J183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7ckxh</text:p>
          </table:table-cell>
          <table:table-cell table:style-name="ce4" table:formula="of:=ORG.LIBREOFFICE.REGEX([.A184];&quot;\D&quot;;&quot;&quot;;&quot;g&quot;)" office:value-type="string" office:string-value="7" calcext:value-type="string">
            <text:p>7</text:p>
          </table:table-cell>
          <table:table-cell table:formula="of:=LEFT([.B184];1)" office:value-type="string" office:string-value="7" calcext:value-type="string">
            <text:p>7</text:p>
          </table:table-cell>
          <table:table-cell table:style-name="ce5" table:formula="of:=RIGHT([.B184];1)" office:value-type="string" office:string-value="7" calcext:value-type="string">
            <text:p>7</text:p>
          </table:table-cell>
          <table:table-cell table:formula="of:=VALUE(COM.MICROSOFT.CONCAT([.C184];[.D184]))" office:value-type="float" office:value="77" calcext:value-type="float">
            <text:p>77</text:p>
          </table:table-cell>
          <table:table-cell table:style-name="ce14" table:formula="of:=(STRREV([.A184]))" office:value-type="string" office:string-value="hxkc7enin" calcext:value-type="string">
            <text:p>hxkc7enin</text:p>
          </table:table-cell>
          <table:table-cell table:formula="of:=ORG.LIBREOFFICE.REGEX([.A18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4];&quot;eno|owt|eerht|ruof|evif|xis|neves|thgie|enin|orez|\d&quot;;;1)" office:value-type="string" office:string-value="7" calcext:value-type="string">
            <text:p>7</text:p>
          </table:table-cell>
          <table:table-cell table:formula="of:=IF(ISNA([.G184]);&quot;&quot;;IF([.G184]=&quot;one&quot;;&quot;1&quot;;IF([.G184]=&quot;two&quot;;&quot;2&quot;;IF([.G184]=&quot;three&quot;;&quot;3&quot;;IF([.G184]=&quot;four&quot;;&quot;4&quot;;IF([.G184]=&quot;five&quot;;&quot;5&quot;;IF([.G184]=&quot;six&quot;;&quot;6&quot;;IF([.G184]=&quot;seven&quot;;&quot;7&quot;;IF([.G184]=&quot;eight&quot;;&quot;8&quot;;IF([.G184]=&quot;nine&quot;;&quot;9&quot;;IF([.G184]=&quot;zero&quot;;&quot;0&quot;;VALUE([.G184]))))))))))))" office:value-type="string" office:string-value="9" calcext:value-type="string">
            <text:p>9</text:p>
          </table:table-cell>
          <table:table-cell table:style-name="ce7" table:formula="of:=IF(ISNA([.H184]);&quot;&quot;;IF([.H184]=&quot;eno&quot;;&quot;1&quot;;IF([.H184]=&quot;owt&quot;;&quot;2&quot;;IF([.H184]=&quot;eerht&quot;;&quot;3&quot;;IF([.H184]=&quot;ruof&quot;;&quot;4&quot;;IF([.H184]=&quot;evif&quot;;&quot;5&quot;;IF([.H184]=&quot;xis&quot;;&quot;6&quot;;IF([.H184]=&quot;neves&quot;;&quot;7&quot;;IF([.H184]=&quot;thgie&quot;;&quot;8&quot;;IF([.H184]=&quot;enin&quot;;&quot;9&quot;;IF([.H184]=&quot;orez&quot;;&quot;0&quot;;[.H184])))))))))))" office:value-type="string" office:string-value="7" calcext:value-type="string">
            <text:p>7</text:p>
          </table:table-cell>
          <table:table-cell table:formula="of:=IF(ISNA([.G184]);&quot;&quot;;VALUE(COM.MICROSOFT.CONCAT([.I184:.J184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gvrtkpqpbjdlkpj2</text:p>
          </table:table-cell>
          <table:table-cell table:style-name="ce4" table:formula="of:=ORG.LIBREOFFICE.REGEX([.A185];&quot;\D&quot;;&quot;&quot;;&quot;g&quot;)" office:value-type="string" office:string-value="2" calcext:value-type="string">
            <text:p>2</text:p>
          </table:table-cell>
          <table:table-cell table:formula="of:=LEFT([.B185];1)" office:value-type="string" office:string-value="2" calcext:value-type="string">
            <text:p>2</text:p>
          </table:table-cell>
          <table:table-cell table:style-name="ce5" table:formula="of:=RIGHT([.B185];1)" office:value-type="string" office:string-value="2" calcext:value-type="string">
            <text:p>2</text:p>
          </table:table-cell>
          <table:table-cell table:formula="of:=VALUE(COM.MICROSOFT.CONCAT([.C185];[.D185]))" office:value-type="float" office:value="22" calcext:value-type="float">
            <text:p>22</text:p>
          </table:table-cell>
          <table:table-cell table:style-name="ce14" table:formula="of:=(STRREV([.A185]))" office:value-type="string" office:string-value="2jpkldjbpqpktrvgph" calcext:value-type="string">
            <text:p>2jpkldjbpqpktrvgph</text:p>
          </table:table-cell>
          <table:table-cell table:formula="of:=ORG.LIBREOFFICE.REGEX([.A18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85];&quot;eno|owt|eerht|ruof|evif|xis|neves|thgie|enin|orez|\d&quot;;;1)" office:value-type="string" office:string-value="2" calcext:value-type="string">
            <text:p>2</text:p>
          </table:table-cell>
          <table:table-cell table:formula="of:=IF(ISNA([.G185]);&quot;&quot;;IF([.G185]=&quot;one&quot;;&quot;1&quot;;IF([.G185]=&quot;two&quot;;&quot;2&quot;;IF([.G185]=&quot;three&quot;;&quot;3&quot;;IF([.G185]=&quot;four&quot;;&quot;4&quot;;IF([.G185]=&quot;five&quot;;&quot;5&quot;;IF([.G185]=&quot;six&quot;;&quot;6&quot;;IF([.G185]=&quot;seven&quot;;&quot;7&quot;;IF([.G185]=&quot;eight&quot;;&quot;8&quot;;IF([.G185]=&quot;nine&quot;;&quot;9&quot;;IF([.G185]=&quot;zero&quot;;&quot;0&quot;;VALUE([.G185]))))))))))))" office:value-type="float" office:value="2" calcext:value-type="float">
            <text:p>2</text:p>
          </table:table-cell>
          <table:table-cell table:style-name="ce7" table:formula="of:=IF(ISNA([.H185]);&quot;&quot;;IF([.H185]=&quot;eno&quot;;&quot;1&quot;;IF([.H185]=&quot;owt&quot;;&quot;2&quot;;IF([.H185]=&quot;eerht&quot;;&quot;3&quot;;IF([.H185]=&quot;ruof&quot;;&quot;4&quot;;IF([.H185]=&quot;evif&quot;;&quot;5&quot;;IF([.H185]=&quot;xis&quot;;&quot;6&quot;;IF([.H185]=&quot;neves&quot;;&quot;7&quot;;IF([.H185]=&quot;thgie&quot;;&quot;8&quot;;IF([.H185]=&quot;enin&quot;;&quot;9&quot;;IF([.H185]=&quot;orez&quot;;&quot;0&quot;;[.H185])))))))))))" office:value-type="string" office:string-value="2" calcext:value-type="string">
            <text:p>2</text:p>
          </table:table-cell>
          <table:table-cell table:style-name="ce7" table:formula="of:=IF(ISNA([.G185]);&quot;&quot;;VALUE(COM.MICROSOFT.CONCAT([.I185:.J18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two63hhnsmoneightjtl</text:p>
          </table:table-cell>
          <table:table-cell table:style-name="ce4" table:formula="of:=ORG.LIBREOFFICE.REGEX([.A186];&quot;\D&quot;;&quot;&quot;;&quot;g&quot;)" office:value-type="string" office:string-value="63" calcext:value-type="string">
            <text:p>63</text:p>
          </table:table-cell>
          <table:table-cell table:formula="of:=LEFT([.B186];1)" office:value-type="string" office:string-value="6" calcext:value-type="string">
            <text:p>6</text:p>
          </table:table-cell>
          <table:table-cell table:style-name="ce5" table:formula="of:=RIGHT([.B186];1)" office:value-type="string" office:string-value="3" calcext:value-type="string">
            <text:p>3</text:p>
          </table:table-cell>
          <table:table-cell table:formula="of:=VALUE(COM.MICROSOFT.CONCAT([.C186];[.D186]))" office:value-type="float" office:value="63" calcext:value-type="float">
            <text:p>63</text:p>
          </table:table-cell>
          <table:table-cell table:style-name="ce14" table:formula="of:=(STRREV([.A186]))" office:value-type="string" office:string-value="ltjthgienomsnhh36owtenin" calcext:value-type="string">
            <text:p>ltjthgienomsnhh36owtenin</text:p>
          </table:table-cell>
          <table:table-cell table:formula="of:=ORG.LIBREOFFICE.REGEX([.A18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86]);&quot;&quot;;IF([.G186]=&quot;one&quot;;&quot;1&quot;;IF([.G186]=&quot;two&quot;;&quot;2&quot;;IF([.G186]=&quot;three&quot;;&quot;3&quot;;IF([.G186]=&quot;four&quot;;&quot;4&quot;;IF([.G186]=&quot;five&quot;;&quot;5&quot;;IF([.G186]=&quot;six&quot;;&quot;6&quot;;IF([.G186]=&quot;seven&quot;;&quot;7&quot;;IF([.G186]=&quot;eight&quot;;&quot;8&quot;;IF([.G186]=&quot;nine&quot;;&quot;9&quot;;IF([.G186]=&quot;zero&quot;;&quot;0&quot;;VALUE([.G186]))))))))))))" office:value-type="string" office:string-value="9" calcext:value-type="string">
            <text:p>9</text:p>
          </table:table-cell>
          <table:table-cell table:style-name="ce7" table:formula="of:=IF(ISNA([.H186]);&quot;&quot;;IF([.H186]=&quot;eno&quot;;&quot;1&quot;;IF([.H186]=&quot;owt&quot;;&quot;2&quot;;IF([.H186]=&quot;eerht&quot;;&quot;3&quot;;IF([.H186]=&quot;ruof&quot;;&quot;4&quot;;IF([.H186]=&quot;evif&quot;;&quot;5&quot;;IF([.H186]=&quot;xis&quot;;&quot;6&quot;;IF([.H186]=&quot;neves&quot;;&quot;7&quot;;IF([.H186]=&quot;thgie&quot;;&quot;8&quot;;IF([.H186]=&quot;enin&quot;;&quot;9&quot;;IF([.H186]=&quot;orez&quot;;&quot;0&quot;;[.H186])))))))))))" office:value-type="string" office:string-value="8" calcext:value-type="string">
            <text:p>8</text:p>
          </table:table-cell>
          <table:table-cell table:formula="of:=IF(ISNA([.G186]);&quot;&quot;;VALUE(COM.MICROSOFT.CONCAT([.I186:.J186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khrcrb743fhjpfvdcxq9three</text:p>
          </table:table-cell>
          <table:table-cell table:style-name="ce4" table:formula="of:=ORG.LIBREOFFICE.REGEX([.A187];&quot;\D&quot;;&quot;&quot;;&quot;g&quot;)" office:value-type="string" office:string-value="7439" calcext:value-type="string">
            <text:p>7439</text:p>
          </table:table-cell>
          <table:table-cell table:formula="of:=LEFT([.B187];1)" office:value-type="string" office:string-value="7" calcext:value-type="string">
            <text:p>7</text:p>
          </table:table-cell>
          <table:table-cell table:style-name="ce5" table:formula="of:=RIGHT([.B187];1)" office:value-type="string" office:string-value="9" calcext:value-type="string">
            <text:p>9</text:p>
          </table:table-cell>
          <table:table-cell table:formula="of:=VALUE(COM.MICROSOFT.CONCAT([.C187];[.D187]))" office:value-type="float" office:value="79" calcext:value-type="float">
            <text:p>79</text:p>
          </table:table-cell>
          <table:table-cell table:style-name="ce14" table:formula="of:=(STRREV([.A187]))" office:value-type="string" office:string-value="eerht9qxcdvfpjhf347brcrhkz" calcext:value-type="string">
            <text:p>eerht9qxcdvfpjhf347brcrhkz</text:p>
          </table:table-cell>
          <table:table-cell table:formula="of:=ORG.LIBREOFFICE.REGEX([.A187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8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87]);&quot;&quot;;IF([.G187]=&quot;one&quot;;&quot;1&quot;;IF([.G187]=&quot;two&quot;;&quot;2&quot;;IF([.G187]=&quot;three&quot;;&quot;3&quot;;IF([.G187]=&quot;four&quot;;&quot;4&quot;;IF([.G187]=&quot;five&quot;;&quot;5&quot;;IF([.G187]=&quot;six&quot;;&quot;6&quot;;IF([.G187]=&quot;seven&quot;;&quot;7&quot;;IF([.G187]=&quot;eight&quot;;&quot;8&quot;;IF([.G187]=&quot;nine&quot;;&quot;9&quot;;IF([.G187]=&quot;zero&quot;;&quot;0&quot;;VALUE([.G187]))))))))))))" office:value-type="float" office:value="7" calcext:value-type="float">
            <text:p>7</text:p>
          </table:table-cell>
          <table:table-cell table:style-name="ce7" table:formula="of:=IF(ISNA([.H187]);&quot;&quot;;IF([.H187]=&quot;eno&quot;;&quot;1&quot;;IF([.H187]=&quot;owt&quot;;&quot;2&quot;;IF([.H187]=&quot;eerht&quot;;&quot;3&quot;;IF([.H187]=&quot;ruof&quot;;&quot;4&quot;;IF([.H187]=&quot;evif&quot;;&quot;5&quot;;IF([.H187]=&quot;xis&quot;;&quot;6&quot;;IF([.H187]=&quot;neves&quot;;&quot;7&quot;;IF([.H187]=&quot;thgie&quot;;&quot;8&quot;;IF([.H187]=&quot;enin&quot;;&quot;9&quot;;IF([.H187]=&quot;orez&quot;;&quot;0&quot;;[.H187])))))))))))" office:value-type="string" office:string-value="3" calcext:value-type="string">
            <text:p>3</text:p>
          </table:table-cell>
          <table:table-cell table:formula="of:=IF(ISNA([.G187]);&quot;&quot;;VALUE(COM.MICROSOFT.CONCAT([.I187:.J187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eight5pfour9sixsqjnkpg3</text:p>
          </table:table-cell>
          <table:table-cell table:style-name="ce4" table:formula="of:=ORG.LIBREOFFICE.REGEX([.A188];&quot;\D&quot;;&quot;&quot;;&quot;g&quot;)" office:value-type="string" office:string-value="593" calcext:value-type="string">
            <text:p>593</text:p>
          </table:table-cell>
          <table:table-cell table:formula="of:=LEFT([.B188];1)" office:value-type="string" office:string-value="5" calcext:value-type="string">
            <text:p>5</text:p>
          </table:table-cell>
          <table:table-cell table:style-name="ce5" table:formula="of:=RIGHT([.B188];1)" office:value-type="string" office:string-value="3" calcext:value-type="string">
            <text:p>3</text:p>
          </table:table-cell>
          <table:table-cell table:formula="of:=VALUE(COM.MICROSOFT.CONCAT([.C188];[.D188]))" office:value-type="float" office:value="53" calcext:value-type="float">
            <text:p>53</text:p>
          </table:table-cell>
          <table:table-cell table:style-name="ce14" table:formula="of:=(STRREV([.A188]))" office:value-type="string" office:string-value="3gpknjqsxis9ruofp5thgieenin" calcext:value-type="string">
            <text:p>3gpknjqsxis9ruofp5thgieenin</text:p>
          </table:table-cell>
          <table:table-cell table:formula="of:=ORG.LIBREOFFICE.REGEX([.A18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8];&quot;eno|owt|eerht|ruof|evif|xis|neves|thgie|enin|orez|\d&quot;;;1)" office:value-type="string" office:string-value="3" calcext:value-type="string">
            <text:p>3</text:p>
          </table:table-cell>
          <table:table-cell table:formula="of:=IF(ISNA([.G188]);&quot;&quot;;IF([.G188]=&quot;one&quot;;&quot;1&quot;;IF([.G188]=&quot;two&quot;;&quot;2&quot;;IF([.G188]=&quot;three&quot;;&quot;3&quot;;IF([.G188]=&quot;four&quot;;&quot;4&quot;;IF([.G188]=&quot;five&quot;;&quot;5&quot;;IF([.G188]=&quot;six&quot;;&quot;6&quot;;IF([.G188]=&quot;seven&quot;;&quot;7&quot;;IF([.G188]=&quot;eight&quot;;&quot;8&quot;;IF([.G188]=&quot;nine&quot;;&quot;9&quot;;IF([.G188]=&quot;zero&quot;;&quot;0&quot;;VALUE([.G188]))))))))))))" office:value-type="string" office:string-value="9" calcext:value-type="string">
            <text:p>9</text:p>
          </table:table-cell>
          <table:table-cell table:style-name="ce7" table:formula="of:=IF(ISNA([.H188]);&quot;&quot;;IF([.H188]=&quot;eno&quot;;&quot;1&quot;;IF([.H188]=&quot;owt&quot;;&quot;2&quot;;IF([.H188]=&quot;eerht&quot;;&quot;3&quot;;IF([.H188]=&quot;ruof&quot;;&quot;4&quot;;IF([.H188]=&quot;evif&quot;;&quot;5&quot;;IF([.H188]=&quot;xis&quot;;&quot;6&quot;;IF([.H188]=&quot;neves&quot;;&quot;7&quot;;IF([.H188]=&quot;thgie&quot;;&quot;8&quot;;IF([.H188]=&quot;enin&quot;;&quot;9&quot;;IF([.H188]=&quot;orez&quot;;&quot;0&quot;;[.H188])))))))))))" office:value-type="string" office:string-value="3" calcext:value-type="string">
            <text:p>3</text:p>
          </table:table-cell>
          <table:table-cell table:formula="of:=IF(ISNA([.G188]);&quot;&quot;;VALUE(COM.MICROSOFT.CONCAT([.I188:.J188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hreectddzgzrh9</text:p>
          </table:table-cell>
          <table:table-cell table:style-name="ce4" table:formula="of:=ORG.LIBREOFFICE.REGEX([.A189];&quot;\D&quot;;&quot;&quot;;&quot;g&quot;)" office:value-type="string" office:string-value="9" calcext:value-type="string">
            <text:p>9</text:p>
          </table:table-cell>
          <table:table-cell table:formula="of:=LEFT([.B189];1)" office:value-type="string" office:string-value="9" calcext:value-type="string">
            <text:p>9</text:p>
          </table:table-cell>
          <table:table-cell table:style-name="ce5" table:formula="of:=RIGHT([.B189];1)" office:value-type="string" office:string-value="9" calcext:value-type="string">
            <text:p>9</text:p>
          </table:table-cell>
          <table:table-cell table:formula="of:=VALUE(COM.MICROSOFT.CONCAT([.C189];[.D189]))" office:value-type="float" office:value="99" calcext:value-type="float">
            <text:p>99</text:p>
          </table:table-cell>
          <table:table-cell table:style-name="ce14" table:formula="of:=(STRREV([.A189]))" office:value-type="string" office:string-value="9hrzgzddtceerhtxis" calcext:value-type="string">
            <text:p>9hrzgzddtceerhtxis</text:p>
          </table:table-cell>
          <table:table-cell table:formula="of:=ORG.LIBREOFFICE.REGEX([.A18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89];&quot;eno|owt|eerht|ruof|evif|xis|neves|thgie|enin|orez|\d&quot;;;1)" office:value-type="string" office:string-value="9" calcext:value-type="string">
            <text:p>9</text:p>
          </table:table-cell>
          <table:table-cell table:formula="of:=IF(ISNA([.G189]);&quot;&quot;;IF([.G189]=&quot;one&quot;;&quot;1&quot;;IF([.G189]=&quot;two&quot;;&quot;2&quot;;IF([.G189]=&quot;three&quot;;&quot;3&quot;;IF([.G189]=&quot;four&quot;;&quot;4&quot;;IF([.G189]=&quot;five&quot;;&quot;5&quot;;IF([.G189]=&quot;six&quot;;&quot;6&quot;;IF([.G189]=&quot;seven&quot;;&quot;7&quot;;IF([.G189]=&quot;eight&quot;;&quot;8&quot;;IF([.G189]=&quot;nine&quot;;&quot;9&quot;;IF([.G189]=&quot;zero&quot;;&quot;0&quot;;VALUE([.G189]))))))))))))" office:value-type="string" office:string-value="6" calcext:value-type="string">
            <text:p>6</text:p>
          </table:table-cell>
          <table:table-cell table:style-name="ce7" table:formula="of:=IF(ISNA([.H189]);&quot;&quot;;IF([.H189]=&quot;eno&quot;;&quot;1&quot;;IF([.H189]=&quot;owt&quot;;&quot;2&quot;;IF([.H189]=&quot;eerht&quot;;&quot;3&quot;;IF([.H189]=&quot;ruof&quot;;&quot;4&quot;;IF([.H189]=&quot;evif&quot;;&quot;5&quot;;IF([.H189]=&quot;xis&quot;;&quot;6&quot;;IF([.H189]=&quot;neves&quot;;&quot;7&quot;;IF([.H189]=&quot;thgie&quot;;&quot;8&quot;;IF([.H189]=&quot;enin&quot;;&quot;9&quot;;IF([.H189]=&quot;orez&quot;;&quot;0&quot;;[.H189])))))))))))" office:value-type="string" office:string-value="9" calcext:value-type="string">
            <text:p>9</text:p>
          </table:table-cell>
          <table:table-cell table:formula="of:=IF(ISNA([.G189]);&quot;&quot;;VALUE(COM.MICROSOFT.CONCAT([.I189:.J189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jdgplninetfcldlnzftcv63four</text:p>
          </table:table-cell>
          <table:table-cell table:style-name="ce4" table:formula="of:=ORG.LIBREOFFICE.REGEX([.A190];&quot;\D&quot;;&quot;&quot;;&quot;g&quot;)" office:value-type="string" office:string-value="63" calcext:value-type="string">
            <text:p>63</text:p>
          </table:table-cell>
          <table:table-cell table:formula="of:=LEFT([.B190];1)" office:value-type="string" office:string-value="6" calcext:value-type="string">
            <text:p>6</text:p>
          </table:table-cell>
          <table:table-cell table:style-name="ce5" table:formula="of:=RIGHT([.B190];1)" office:value-type="string" office:string-value="3" calcext:value-type="string">
            <text:p>3</text:p>
          </table:table-cell>
          <table:table-cell table:formula="of:=VALUE(COM.MICROSOFT.CONCAT([.C190];[.D190]))" office:value-type="float" office:value="63" calcext:value-type="float">
            <text:p>63</text:p>
          </table:table-cell>
          <table:table-cell table:style-name="ce14" table:formula="of:=(STRREV([.A190]))" office:value-type="string" office:string-value="ruof36vctfznldlcfteninlpgdjx" calcext:value-type="string">
            <text:p>ruof36vctfznldlcfteninlpgdjx</text:p>
          </table:table-cell>
          <table:table-cell table:formula="of:=ORG.LIBREOFFICE.REGEX([.A19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90];&quot;eno|owt|eerht|ruof|evif|xis|neves|thgie|enin|orez|\d&quot;;;1)" office:value-type="string" office:string-value="ruof" calcext:value-type="string">
            <text:p>ruof</text:p>
          </table:table-cell>
          <table:table-cell table:formula="of:=IF(ISNA([.G190]);&quot;&quot;;IF([.G190]=&quot;one&quot;;&quot;1&quot;;IF([.G190]=&quot;two&quot;;&quot;2&quot;;IF([.G190]=&quot;three&quot;;&quot;3&quot;;IF([.G190]=&quot;four&quot;;&quot;4&quot;;IF([.G190]=&quot;five&quot;;&quot;5&quot;;IF([.G190]=&quot;six&quot;;&quot;6&quot;;IF([.G190]=&quot;seven&quot;;&quot;7&quot;;IF([.G190]=&quot;eight&quot;;&quot;8&quot;;IF([.G190]=&quot;nine&quot;;&quot;9&quot;;IF([.G190]=&quot;zero&quot;;&quot;0&quot;;VALUE([.G190]))))))))))))" office:value-type="string" office:string-value="9" calcext:value-type="string">
            <text:p>9</text:p>
          </table:table-cell>
          <table:table-cell table:style-name="ce7" table:formula="of:=IF(ISNA([.H190]);&quot;&quot;;IF([.H190]=&quot;eno&quot;;&quot;1&quot;;IF([.H190]=&quot;owt&quot;;&quot;2&quot;;IF([.H190]=&quot;eerht&quot;;&quot;3&quot;;IF([.H190]=&quot;ruof&quot;;&quot;4&quot;;IF([.H190]=&quot;evif&quot;;&quot;5&quot;;IF([.H190]=&quot;xis&quot;;&quot;6&quot;;IF([.H190]=&quot;neves&quot;;&quot;7&quot;;IF([.H190]=&quot;thgie&quot;;&quot;8&quot;;IF([.H190]=&quot;enin&quot;;&quot;9&quot;;IF([.H190]=&quot;orez&quot;;&quot;0&quot;;[.H190])))))))))))" office:value-type="string" office:string-value="4" calcext:value-type="string">
            <text:p>4</text:p>
          </table:table-cell>
          <table:table-cell table:formula="of:=IF(ISNA([.G190]);&quot;&quot;;VALUE(COM.MICROSOFT.CONCAT([.I190:.J190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fourmrrb1three</text:p>
          </table:table-cell>
          <table:table-cell table:style-name="ce4" table:formula="of:=ORG.LIBREOFFICE.REGEX([.A191];&quot;\D&quot;;&quot;&quot;;&quot;g&quot;)" office:value-type="string" office:string-value="1" calcext:value-type="string">
            <text:p>1</text:p>
          </table:table-cell>
          <table:table-cell table:formula="of:=LEFT([.B191];1)" office:value-type="string" office:string-value="1" calcext:value-type="string">
            <text:p>1</text:p>
          </table:table-cell>
          <table:table-cell table:style-name="ce5" table:formula="of:=RIGHT([.B191];1)" office:value-type="string" office:string-value="1" calcext:value-type="string">
            <text:p>1</text:p>
          </table:table-cell>
          <table:table-cell table:formula="of:=VALUE(COM.MICROSOFT.CONCAT([.C191];[.D191]))" office:value-type="float" office:value="11" calcext:value-type="float">
            <text:p>11</text:p>
          </table:table-cell>
          <table:table-cell table:style-name="ce14" table:formula="of:=(STRREV([.A191]))" office:value-type="string" office:string-value="eerht1brrmruofevif" calcext:value-type="string">
            <text:p>eerht1brrmruofevif</text:p>
          </table:table-cell>
          <table:table-cell table:formula="of:=ORG.LIBREOFFICE.REGEX([.A191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9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91]);&quot;&quot;;IF([.G191]=&quot;one&quot;;&quot;1&quot;;IF([.G191]=&quot;two&quot;;&quot;2&quot;;IF([.G191]=&quot;three&quot;;&quot;3&quot;;IF([.G191]=&quot;four&quot;;&quot;4&quot;;IF([.G191]=&quot;five&quot;;&quot;5&quot;;IF([.G191]=&quot;six&quot;;&quot;6&quot;;IF([.G191]=&quot;seven&quot;;&quot;7&quot;;IF([.G191]=&quot;eight&quot;;&quot;8&quot;;IF([.G191]=&quot;nine&quot;;&quot;9&quot;;IF([.G191]=&quot;zero&quot;;&quot;0&quot;;VALUE([.G191]))))))))))))" office:value-type="string" office:string-value="5" calcext:value-type="string">
            <text:p>5</text:p>
          </table:table-cell>
          <table:table-cell table:style-name="ce7" table:formula="of:=IF(ISNA([.H191]);&quot;&quot;;IF([.H191]=&quot;eno&quot;;&quot;1&quot;;IF([.H191]=&quot;owt&quot;;&quot;2&quot;;IF([.H191]=&quot;eerht&quot;;&quot;3&quot;;IF([.H191]=&quot;ruof&quot;;&quot;4&quot;;IF([.H191]=&quot;evif&quot;;&quot;5&quot;;IF([.H191]=&quot;xis&quot;;&quot;6&quot;;IF([.H191]=&quot;neves&quot;;&quot;7&quot;;IF([.H191]=&quot;thgie&quot;;&quot;8&quot;;IF([.H191]=&quot;enin&quot;;&quot;9&quot;;IF([.H191]=&quot;orez&quot;;&quot;0&quot;;[.H191])))))))))))" office:value-type="string" office:string-value="3" calcext:value-type="string">
            <text:p>3</text:p>
          </table:table-cell>
          <table:table-cell table:formula="of:=IF(ISNA([.G191]);&quot;&quot;;VALUE(COM.MICROSOFT.CONCAT([.I191:.J191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mqxhngvb8</text:p>
          </table:table-cell>
          <table:table-cell table:style-name="ce4" table:formula="of:=ORG.LIBREOFFICE.REGEX([.A192];&quot;\D&quot;;&quot;&quot;;&quot;g&quot;)" office:value-type="string" office:string-value="28" calcext:value-type="string">
            <text:p>28</text:p>
          </table:table-cell>
          <table:table-cell table:formula="of:=LEFT([.B192];1)" office:value-type="string" office:string-value="2" calcext:value-type="string">
            <text:p>2</text:p>
          </table:table-cell>
          <table:table-cell table:style-name="ce5" table:formula="of:=RIGHT([.B192];1)" office:value-type="string" office:string-value="8" calcext:value-type="string">
            <text:p>8</text:p>
          </table:table-cell>
          <table:table-cell table:formula="of:=VALUE(COM.MICROSOFT.CONCAT([.C192];[.D192]))" office:value-type="float" office:value="28" calcext:value-type="float">
            <text:p>28</text:p>
          </table:table-cell>
          <table:table-cell table:style-name="ce14" table:formula="of:=(STRREV([.A192]))" office:value-type="string" office:string-value="8bvgnhxqm2" calcext:value-type="string">
            <text:p>8bvgnhxqm2</text:p>
          </table:table-cell>
          <table:table-cell table:formula="of:=ORG.LIBREOFFICE.REGEX([.A19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92];&quot;eno|owt|eerht|ruof|evif|xis|neves|thgie|enin|orez|\d&quot;;;1)" office:value-type="string" office:string-value="8" calcext:value-type="string">
            <text:p>8</text:p>
          </table:table-cell>
          <table:table-cell table:formula="of:=IF(ISNA([.G192]);&quot;&quot;;IF([.G192]=&quot;one&quot;;&quot;1&quot;;IF([.G192]=&quot;two&quot;;&quot;2&quot;;IF([.G192]=&quot;three&quot;;&quot;3&quot;;IF([.G192]=&quot;four&quot;;&quot;4&quot;;IF([.G192]=&quot;five&quot;;&quot;5&quot;;IF([.G192]=&quot;six&quot;;&quot;6&quot;;IF([.G192]=&quot;seven&quot;;&quot;7&quot;;IF([.G192]=&quot;eight&quot;;&quot;8&quot;;IF([.G192]=&quot;nine&quot;;&quot;9&quot;;IF([.G192]=&quot;zero&quot;;&quot;0&quot;;VALUE([.G192]))))))))))))" office:value-type="float" office:value="2" calcext:value-type="float">
            <text:p>2</text:p>
          </table:table-cell>
          <table:table-cell table:style-name="ce7" table:formula="of:=IF(ISNA([.H192]);&quot;&quot;;IF([.H192]=&quot;eno&quot;;&quot;1&quot;;IF([.H192]=&quot;owt&quot;;&quot;2&quot;;IF([.H192]=&quot;eerht&quot;;&quot;3&quot;;IF([.H192]=&quot;ruof&quot;;&quot;4&quot;;IF([.H192]=&quot;evif&quot;;&quot;5&quot;;IF([.H192]=&quot;xis&quot;;&quot;6&quot;;IF([.H192]=&quot;neves&quot;;&quot;7&quot;;IF([.H192]=&quot;thgie&quot;;&quot;8&quot;;IF([.H192]=&quot;enin&quot;;&quot;9&quot;;IF([.H192]=&quot;orez&quot;;&quot;0&quot;;[.H192])))))))))))" office:value-type="string" office:string-value="8" calcext:value-type="string">
            <text:p>8</text:p>
          </table:table-cell>
          <table:table-cell table:style-name="ce7" table:formula="of:=IF(ISNA([.G192]);&quot;&quot;;VALUE(COM.MICROSOFT.CONCAT([.I192:.J192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jfgllzxnjlqdgn</text:p>
          </table:table-cell>
          <table:table-cell table:style-name="ce4" table:formula="of:=ORG.LIBREOFFICE.REGEX([.A193];&quot;\D&quot;;&quot;&quot;;&quot;g&quot;)" office:value-type="string" office:string-value="5" calcext:value-type="string">
            <text:p>5</text:p>
          </table:table-cell>
          <table:table-cell table:formula="of:=LEFT([.B193];1)" office:value-type="string" office:string-value="5" calcext:value-type="string">
            <text:p>5</text:p>
          </table:table-cell>
          <table:table-cell table:style-name="ce5" table:formula="of:=RIGHT([.B193];1)" office:value-type="string" office:string-value="5" calcext:value-type="string">
            <text:p>5</text:p>
          </table:table-cell>
          <table:table-cell table:formula="of:=VALUE(COM.MICROSOFT.CONCAT([.C193];[.D193]))" office:value-type="float" office:value="55" calcext:value-type="float">
            <text:p>55</text:p>
          </table:table-cell>
          <table:table-cell table:style-name="ce14" table:formula="of:=(STRREV([.A193]))" office:value-type="string" office:string-value="ngdqljnxzllgfjn5" calcext:value-type="string">
            <text:p>ngdqljnxzllgfjn5</text:p>
          </table:table-cell>
          <table:table-cell table:formula="of:=ORG.LIBREOFFICE.REGEX([.A19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193];&quot;eno|owt|eerht|ruof|evif|xis|neves|thgie|enin|orez|\d&quot;;;1)" office:value-type="string" office:string-value="5" calcext:value-type="string">
            <text:p>5</text:p>
          </table:table-cell>
          <table:table-cell table:formula="of:=IF(ISNA([.G193]);&quot;&quot;;IF([.G193]=&quot;one&quot;;&quot;1&quot;;IF([.G193]=&quot;two&quot;;&quot;2&quot;;IF([.G193]=&quot;three&quot;;&quot;3&quot;;IF([.G193]=&quot;four&quot;;&quot;4&quot;;IF([.G193]=&quot;five&quot;;&quot;5&quot;;IF([.G193]=&quot;six&quot;;&quot;6&quot;;IF([.G193]=&quot;seven&quot;;&quot;7&quot;;IF([.G193]=&quot;eight&quot;;&quot;8&quot;;IF([.G193]=&quot;nine&quot;;&quot;9&quot;;IF([.G193]=&quot;zero&quot;;&quot;0&quot;;VALUE([.G193]))))))))))))" office:value-type="float" office:value="5" calcext:value-type="float">
            <text:p>5</text:p>
          </table:table-cell>
          <table:table-cell table:style-name="ce7" table:formula="of:=IF(ISNA([.H193]);&quot;&quot;;IF([.H193]=&quot;eno&quot;;&quot;1&quot;;IF([.H193]=&quot;owt&quot;;&quot;2&quot;;IF([.H193]=&quot;eerht&quot;;&quot;3&quot;;IF([.H193]=&quot;ruof&quot;;&quot;4&quot;;IF([.H193]=&quot;evif&quot;;&quot;5&quot;;IF([.H193]=&quot;xis&quot;;&quot;6&quot;;IF([.H193]=&quot;neves&quot;;&quot;7&quot;;IF([.H193]=&quot;thgie&quot;;&quot;8&quot;;IF([.H193]=&quot;enin&quot;;&quot;9&quot;;IF([.H193]=&quot;orez&quot;;&quot;0&quot;;[.H193])))))))))))" office:value-type="string" office:string-value="5" calcext:value-type="string">
            <text:p>5</text:p>
          </table:table-cell>
          <table:table-cell table:style-name="ce7" table:formula="of:=IF(ISNA([.G193]);&quot;&quot;;VALUE(COM.MICROSOFT.CONCAT([.I193:.J193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34fourfive1cddmdhrbmrjpz</text:p>
          </table:table-cell>
          <table:table-cell table:style-name="ce4" table:formula="of:=ORG.LIBREOFFICE.REGEX([.A194];&quot;\D&quot;;&quot;&quot;;&quot;g&quot;)" office:value-type="string" office:string-value="341" calcext:value-type="string">
            <text:p>341</text:p>
          </table:table-cell>
          <table:table-cell table:formula="of:=LEFT([.B194];1)" office:value-type="string" office:string-value="3" calcext:value-type="string">
            <text:p>3</text:p>
          </table:table-cell>
          <table:table-cell table:style-name="ce5" table:formula="of:=RIGHT([.B194];1)" office:value-type="string" office:string-value="1" calcext:value-type="string">
            <text:p>1</text:p>
          </table:table-cell>
          <table:table-cell table:formula="of:=VALUE(COM.MICROSOFT.CONCAT([.C194];[.D194]))" office:value-type="float" office:value="31" calcext:value-type="float">
            <text:p>31</text:p>
          </table:table-cell>
          <table:table-cell table:style-name="ce14" table:formula="of:=(STRREV([.A194]))" office:value-type="string" office:string-value="zpjrmbrhdmddc1evifruof43evif" calcext:value-type="string">
            <text:p>zpjrmbrhdmddc1evifruof43evif</text:p>
          </table:table-cell>
          <table:table-cell table:formula="of:=ORG.LIBREOFFICE.REGEX([.A19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94];&quot;eno|owt|eerht|ruof|evif|xis|neves|thgie|enin|orez|\d&quot;;;1)" office:value-type="string" office:string-value="1" calcext:value-type="string">
            <text:p>1</text:p>
          </table:table-cell>
          <table:table-cell table:formula="of:=IF(ISNA([.G194]);&quot;&quot;;IF([.G194]=&quot;one&quot;;&quot;1&quot;;IF([.G194]=&quot;two&quot;;&quot;2&quot;;IF([.G194]=&quot;three&quot;;&quot;3&quot;;IF([.G194]=&quot;four&quot;;&quot;4&quot;;IF([.G194]=&quot;five&quot;;&quot;5&quot;;IF([.G194]=&quot;six&quot;;&quot;6&quot;;IF([.G194]=&quot;seven&quot;;&quot;7&quot;;IF([.G194]=&quot;eight&quot;;&quot;8&quot;;IF([.G194]=&quot;nine&quot;;&quot;9&quot;;IF([.G194]=&quot;zero&quot;;&quot;0&quot;;VALUE([.G194]))))))))))))" office:value-type="string" office:string-value="5" calcext:value-type="string">
            <text:p>5</text:p>
          </table:table-cell>
          <table:table-cell table:style-name="ce7" table:formula="of:=IF(ISNA([.H194]);&quot;&quot;;IF([.H194]=&quot;eno&quot;;&quot;1&quot;;IF([.H194]=&quot;owt&quot;;&quot;2&quot;;IF([.H194]=&quot;eerht&quot;;&quot;3&quot;;IF([.H194]=&quot;ruof&quot;;&quot;4&quot;;IF([.H194]=&quot;evif&quot;;&quot;5&quot;;IF([.H194]=&quot;xis&quot;;&quot;6&quot;;IF([.H194]=&quot;neves&quot;;&quot;7&quot;;IF([.H194]=&quot;thgie&quot;;&quot;8&quot;;IF([.H194]=&quot;enin&quot;;&quot;9&quot;;IF([.H194]=&quot;orez&quot;;&quot;0&quot;;[.H194])))))))))))" office:value-type="string" office:string-value="1" calcext:value-type="string">
            <text:p>1</text:p>
          </table:table-cell>
          <table:table-cell table:formula="of:=IF(ISNA([.G194]);&quot;&quot;;VALUE(COM.MICROSOFT.CONCAT([.I194:.J194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g6seven1</text:p>
          </table:table-cell>
          <table:table-cell table:style-name="ce4" table:formula="of:=ORG.LIBREOFFICE.REGEX([.A195];&quot;\D&quot;;&quot;&quot;;&quot;g&quot;)" office:value-type="string" office:string-value="61" calcext:value-type="string">
            <text:p>61</text:p>
          </table:table-cell>
          <table:table-cell table:formula="of:=LEFT([.B195];1)" office:value-type="string" office:string-value="6" calcext:value-type="string">
            <text:p>6</text:p>
          </table:table-cell>
          <table:table-cell table:style-name="ce5" table:formula="of:=RIGHT([.B195];1)" office:value-type="string" office:string-value="1" calcext:value-type="string">
            <text:p>1</text:p>
          </table:table-cell>
          <table:table-cell table:formula="of:=VALUE(COM.MICROSOFT.CONCAT([.C195];[.D195]))" office:value-type="float" office:value="61" calcext:value-type="float">
            <text:p>61</text:p>
          </table:table-cell>
          <table:table-cell table:style-name="ce14" table:formula="of:=(STRREV([.A195]))" office:value-type="string" office:string-value="1neves6gevif" calcext:value-type="string">
            <text:p>1neves6gevif</text:p>
          </table:table-cell>
          <table:table-cell table:formula="of:=ORG.LIBREOFFICE.REGEX([.A19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95];&quot;eno|owt|eerht|ruof|evif|xis|neves|thgie|enin|orez|\d&quot;;;1)" office:value-type="string" office:string-value="1" calcext:value-type="string">
            <text:p>1</text:p>
          </table:table-cell>
          <table:table-cell table:formula="of:=IF(ISNA([.G195]);&quot;&quot;;IF([.G195]=&quot;one&quot;;&quot;1&quot;;IF([.G195]=&quot;two&quot;;&quot;2&quot;;IF([.G195]=&quot;three&quot;;&quot;3&quot;;IF([.G195]=&quot;four&quot;;&quot;4&quot;;IF([.G195]=&quot;five&quot;;&quot;5&quot;;IF([.G195]=&quot;six&quot;;&quot;6&quot;;IF([.G195]=&quot;seven&quot;;&quot;7&quot;;IF([.G195]=&quot;eight&quot;;&quot;8&quot;;IF([.G195]=&quot;nine&quot;;&quot;9&quot;;IF([.G195]=&quot;zero&quot;;&quot;0&quot;;VALUE([.G195]))))))))))))" office:value-type="string" office:string-value="5" calcext:value-type="string">
            <text:p>5</text:p>
          </table:table-cell>
          <table:table-cell table:style-name="ce7" table:formula="of:=IF(ISNA([.H195]);&quot;&quot;;IF([.H195]=&quot;eno&quot;;&quot;1&quot;;IF([.H195]=&quot;owt&quot;;&quot;2&quot;;IF([.H195]=&quot;eerht&quot;;&quot;3&quot;;IF([.H195]=&quot;ruof&quot;;&quot;4&quot;;IF([.H195]=&quot;evif&quot;;&quot;5&quot;;IF([.H195]=&quot;xis&quot;;&quot;6&quot;;IF([.H195]=&quot;neves&quot;;&quot;7&quot;;IF([.H195]=&quot;thgie&quot;;&quot;8&quot;;IF([.H195]=&quot;enin&quot;;&quot;9&quot;;IF([.H195]=&quot;orez&quot;;&quot;0&quot;;[.H195])))))))))))" office:value-type="string" office:string-value="1" calcext:value-type="string">
            <text:p>1</text:p>
          </table:table-cell>
          <table:table-cell table:formula="of:=IF(ISNA([.G195]);&quot;&quot;;VALUE(COM.MICROSOFT.CONCAT([.I195:.J195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ggzxtddx8mgl7seven9five</text:p>
          </table:table-cell>
          <table:table-cell table:style-name="ce4" table:formula="of:=ORG.LIBREOFFICE.REGEX([.A196];&quot;\D&quot;;&quot;&quot;;&quot;g&quot;)" office:value-type="string" office:string-value="879" calcext:value-type="string">
            <text:p>879</text:p>
          </table:table-cell>
          <table:table-cell table:formula="of:=LEFT([.B196];1)" office:value-type="string" office:string-value="8" calcext:value-type="string">
            <text:p>8</text:p>
          </table:table-cell>
          <table:table-cell table:style-name="ce5" table:formula="of:=RIGHT([.B196];1)" office:value-type="string" office:string-value="9" calcext:value-type="string">
            <text:p>9</text:p>
          </table:table-cell>
          <table:table-cell table:formula="of:=VALUE(COM.MICROSOFT.CONCAT([.C196];[.D196]))" office:value-type="float" office:value="89" calcext:value-type="float">
            <text:p>89</text:p>
          </table:table-cell>
          <table:table-cell table:style-name="ce14" table:formula="of:=(STRREV([.A196]))" office:value-type="string" office:string-value="evif9neves7lgm8xddtxzggthgie" calcext:value-type="string">
            <text:p>evif9neves7lgm8xddtxzggthgie</text:p>
          </table:table-cell>
          <table:table-cell table:formula="of:=ORG.LIBREOFFICE.REGEX([.A19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96];&quot;eno|owt|eerht|ruof|evif|xis|neves|thgie|enin|orez|\d&quot;;;1)" office:value-type="string" office:string-value="evif" calcext:value-type="string">
            <text:p>evif</text:p>
          </table:table-cell>
          <table:table-cell table:formula="of:=IF(ISNA([.G196]);&quot;&quot;;IF([.G196]=&quot;one&quot;;&quot;1&quot;;IF([.G196]=&quot;two&quot;;&quot;2&quot;;IF([.G196]=&quot;three&quot;;&quot;3&quot;;IF([.G196]=&quot;four&quot;;&quot;4&quot;;IF([.G196]=&quot;five&quot;;&quot;5&quot;;IF([.G196]=&quot;six&quot;;&quot;6&quot;;IF([.G196]=&quot;seven&quot;;&quot;7&quot;;IF([.G196]=&quot;eight&quot;;&quot;8&quot;;IF([.G196]=&quot;nine&quot;;&quot;9&quot;;IF([.G196]=&quot;zero&quot;;&quot;0&quot;;VALUE([.G196]))))))))))))" office:value-type="string" office:string-value="8" calcext:value-type="string">
            <text:p>8</text:p>
          </table:table-cell>
          <table:table-cell table:style-name="ce7" table:formula="of:=IF(ISNA([.H196]);&quot;&quot;;IF([.H196]=&quot;eno&quot;;&quot;1&quot;;IF([.H196]=&quot;owt&quot;;&quot;2&quot;;IF([.H196]=&quot;eerht&quot;;&quot;3&quot;;IF([.H196]=&quot;ruof&quot;;&quot;4&quot;;IF([.H196]=&quot;evif&quot;;&quot;5&quot;;IF([.H196]=&quot;xis&quot;;&quot;6&quot;;IF([.H196]=&quot;neves&quot;;&quot;7&quot;;IF([.H196]=&quot;thgie&quot;;&quot;8&quot;;IF([.H196]=&quot;enin&quot;;&quot;9&quot;;IF([.H196]=&quot;orez&quot;;&quot;0&quot;;[.H196])))))))))))" office:value-type="string" office:string-value="5" calcext:value-type="string">
            <text:p>5</text:p>
          </table:table-cell>
          <table:table-cell table:formula="of:=IF(ISNA([.G196]);&quot;&quot;;VALUE(COM.MICROSOFT.CONCAT([.I196:.J196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lmlfrsixbtznxhhpclb</text:p>
          </table:table-cell>
          <table:table-cell table:style-name="ce4" table:formula="of:=ORG.LIBREOFFICE.REGEX([.A197];&quot;\D&quot;;&quot;&quot;;&quot;g&quot;)" office:value-type="string" office:string-value="6" calcext:value-type="string">
            <text:p>6</text:p>
          </table:table-cell>
          <table:table-cell table:formula="of:=LEFT([.B197];1)" office:value-type="string" office:string-value="6" calcext:value-type="string">
            <text:p>6</text:p>
          </table:table-cell>
          <table:table-cell table:style-name="ce5" table:formula="of:=RIGHT([.B197];1)" office:value-type="string" office:string-value="6" calcext:value-type="string">
            <text:p>6</text:p>
          </table:table-cell>
          <table:table-cell table:formula="of:=VALUE(COM.MICROSOFT.CONCAT([.C197];[.D197]))" office:value-type="float" office:value="66" calcext:value-type="float">
            <text:p>66</text:p>
          </table:table-cell>
          <table:table-cell table:style-name="ce14" table:formula="of:=(STRREV([.A197]))" office:value-type="string" office:string-value="blcphhxnztbxisrflmlt6" calcext:value-type="string">
            <text:p>blcphhxnztbxisrflmlt6</text:p>
          </table:table-cell>
          <table:table-cell table:formula="of:=ORG.LIBREOFFICE.REGEX([.A19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97];&quot;eno|owt|eerht|ruof|evif|xis|neves|thgie|enin|orez|\d&quot;;;1)" office:value-type="string" office:string-value="xis" calcext:value-type="string">
            <text:p>xis</text:p>
          </table:table-cell>
          <table:table-cell table:formula="of:=IF(ISNA([.G197]);&quot;&quot;;IF([.G197]=&quot;one&quot;;&quot;1&quot;;IF([.G197]=&quot;two&quot;;&quot;2&quot;;IF([.G197]=&quot;three&quot;;&quot;3&quot;;IF([.G197]=&quot;four&quot;;&quot;4&quot;;IF([.G197]=&quot;five&quot;;&quot;5&quot;;IF([.G197]=&quot;six&quot;;&quot;6&quot;;IF([.G197]=&quot;seven&quot;;&quot;7&quot;;IF([.G197]=&quot;eight&quot;;&quot;8&quot;;IF([.G197]=&quot;nine&quot;;&quot;9&quot;;IF([.G197]=&quot;zero&quot;;&quot;0&quot;;VALUE([.G197]))))))))))))" office:value-type="float" office:value="6" calcext:value-type="float">
            <text:p>6</text:p>
          </table:table-cell>
          <table:table-cell table:style-name="ce7" table:formula="of:=IF(ISNA([.H197]);&quot;&quot;;IF([.H197]=&quot;eno&quot;;&quot;1&quot;;IF([.H197]=&quot;owt&quot;;&quot;2&quot;;IF([.H197]=&quot;eerht&quot;;&quot;3&quot;;IF([.H197]=&quot;ruof&quot;;&quot;4&quot;;IF([.H197]=&quot;evif&quot;;&quot;5&quot;;IF([.H197]=&quot;xis&quot;;&quot;6&quot;;IF([.H197]=&quot;neves&quot;;&quot;7&quot;;IF([.H197]=&quot;thgie&quot;;&quot;8&quot;;IF([.H197]=&quot;enin&quot;;&quot;9&quot;;IF([.H197]=&quot;orez&quot;;&quot;0&quot;;[.H197])))))))))))" office:value-type="string" office:string-value="6" calcext:value-type="string">
            <text:p>6</text:p>
          </table:table-cell>
          <table:table-cell table:formula="of:=IF(ISNA([.G197]);&quot;&quot;;VALUE(COM.MICROSOFT.CONCAT([.I197:.J197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spsjtmnfnmfv36</text:p>
          </table:table-cell>
          <table:table-cell table:style-name="ce4" table:formula="of:=ORG.LIBREOFFICE.REGEX([.A198];&quot;\D&quot;;&quot;&quot;;&quot;g&quot;)" office:value-type="string" office:string-value="36" calcext:value-type="string">
            <text:p>36</text:p>
          </table:table-cell>
          <table:table-cell table:formula="of:=LEFT([.B198];1)" office:value-type="string" office:string-value="3" calcext:value-type="string">
            <text:p>3</text:p>
          </table:table-cell>
          <table:table-cell table:style-name="ce5" table:formula="of:=RIGHT([.B198];1)" office:value-type="string" office:string-value="6" calcext:value-type="string">
            <text:p>6</text:p>
          </table:table-cell>
          <table:table-cell table:formula="of:=VALUE(COM.MICROSOFT.CONCAT([.C198];[.D198]))" office:value-type="float" office:value="36" calcext:value-type="float">
            <text:p>36</text:p>
          </table:table-cell>
          <table:table-cell table:style-name="ce14" table:formula="of:=(STRREV([.A198]))" office:value-type="string" office:string-value="63vfmnfnmtjspsowt" calcext:value-type="string">
            <text:p>63vfmnfnmtjspsowt</text:p>
          </table:table-cell>
          <table:table-cell table:formula="of:=ORG.LIBREOFFICE.REGEX([.A19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98];&quot;eno|owt|eerht|ruof|evif|xis|neves|thgie|enin|orez|\d&quot;;;1)" office:value-type="string" office:string-value="6" calcext:value-type="string">
            <text:p>6</text:p>
          </table:table-cell>
          <table:table-cell table:formula="of:=IF(ISNA([.G198]);&quot;&quot;;IF([.G198]=&quot;one&quot;;&quot;1&quot;;IF([.G198]=&quot;two&quot;;&quot;2&quot;;IF([.G198]=&quot;three&quot;;&quot;3&quot;;IF([.G198]=&quot;four&quot;;&quot;4&quot;;IF([.G198]=&quot;five&quot;;&quot;5&quot;;IF([.G198]=&quot;six&quot;;&quot;6&quot;;IF([.G198]=&quot;seven&quot;;&quot;7&quot;;IF([.G198]=&quot;eight&quot;;&quot;8&quot;;IF([.G198]=&quot;nine&quot;;&quot;9&quot;;IF([.G198]=&quot;zero&quot;;&quot;0&quot;;VALUE([.G198]))))))))))))" office:value-type="string" office:string-value="2" calcext:value-type="string">
            <text:p>2</text:p>
          </table:table-cell>
          <table:table-cell table:style-name="ce7" table:formula="of:=IF(ISNA([.H198]);&quot;&quot;;IF([.H198]=&quot;eno&quot;;&quot;1&quot;;IF([.H198]=&quot;owt&quot;;&quot;2&quot;;IF([.H198]=&quot;eerht&quot;;&quot;3&quot;;IF([.H198]=&quot;ruof&quot;;&quot;4&quot;;IF([.H198]=&quot;evif&quot;;&quot;5&quot;;IF([.H198]=&quot;xis&quot;;&quot;6&quot;;IF([.H198]=&quot;neves&quot;;&quot;7&quot;;IF([.H198]=&quot;thgie&quot;;&quot;8&quot;;IF([.H198]=&quot;enin&quot;;&quot;9&quot;;IF([.H198]=&quot;orez&quot;;&quot;0&quot;;[.H198])))))))))))" office:value-type="string" office:string-value="6" calcext:value-type="string">
            <text:p>6</text:p>
          </table:table-cell>
          <table:table-cell table:formula="of:=IF(ISNA([.G198]);&quot;&quot;;VALUE(COM.MICROSOFT.CONCAT([.I198:.J198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cnmlsljtwo9onekcksj</text:p>
          </table:table-cell>
          <table:table-cell table:style-name="ce4" table:formula="of:=ORG.LIBREOFFICE.REGEX([.A199];&quot;\D&quot;;&quot;&quot;;&quot;g&quot;)" office:value-type="string" office:string-value="9" calcext:value-type="string">
            <text:p>9</text:p>
          </table:table-cell>
          <table:table-cell table:formula="of:=LEFT([.B199];1)" office:value-type="string" office:string-value="9" calcext:value-type="string">
            <text:p>9</text:p>
          </table:table-cell>
          <table:table-cell table:style-name="ce5" table:formula="of:=RIGHT([.B199];1)" office:value-type="string" office:string-value="9" calcext:value-type="string">
            <text:p>9</text:p>
          </table:table-cell>
          <table:table-cell table:formula="of:=VALUE(COM.MICROSOFT.CONCAT([.C199];[.D199]))" office:value-type="float" office:value="99" calcext:value-type="float">
            <text:p>99</text:p>
          </table:table-cell>
          <table:table-cell table:style-name="ce14" table:formula="of:=(STRREV([.A199]))" office:value-type="string" office:string-value="jskckeno9owtjlslmnct" calcext:value-type="string">
            <text:p>jskckeno9owtjlslmnct</text:p>
          </table:table-cell>
          <table:table-cell table:formula="of:=ORG.LIBREOFFICE.REGEX([.A19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99];&quot;eno|owt|eerht|ruof|evif|xis|neves|thgie|enin|orez|\d&quot;;;1)" office:value-type="string" office:string-value="eno" calcext:value-type="string">
            <text:p>eno</text:p>
          </table:table-cell>
          <table:table-cell table:formula="of:=IF(ISNA([.G199]);&quot;&quot;;IF([.G199]=&quot;one&quot;;&quot;1&quot;;IF([.G199]=&quot;two&quot;;&quot;2&quot;;IF([.G199]=&quot;three&quot;;&quot;3&quot;;IF([.G199]=&quot;four&quot;;&quot;4&quot;;IF([.G199]=&quot;five&quot;;&quot;5&quot;;IF([.G199]=&quot;six&quot;;&quot;6&quot;;IF([.G199]=&quot;seven&quot;;&quot;7&quot;;IF([.G199]=&quot;eight&quot;;&quot;8&quot;;IF([.G199]=&quot;nine&quot;;&quot;9&quot;;IF([.G199]=&quot;zero&quot;;&quot;0&quot;;VALUE([.G199]))))))))))))" office:value-type="string" office:string-value="2" calcext:value-type="string">
            <text:p>2</text:p>
          </table:table-cell>
          <table:table-cell table:style-name="ce7" table:formula="of:=IF(ISNA([.H199]);&quot;&quot;;IF([.H199]=&quot;eno&quot;;&quot;1&quot;;IF([.H199]=&quot;owt&quot;;&quot;2&quot;;IF([.H199]=&quot;eerht&quot;;&quot;3&quot;;IF([.H199]=&quot;ruof&quot;;&quot;4&quot;;IF([.H199]=&quot;evif&quot;;&quot;5&quot;;IF([.H199]=&quot;xis&quot;;&quot;6&quot;;IF([.H199]=&quot;neves&quot;;&quot;7&quot;;IF([.H199]=&quot;thgie&quot;;&quot;8&quot;;IF([.H199]=&quot;enin&quot;;&quot;9&quot;;IF([.H199]=&quot;orez&quot;;&quot;0&quot;;[.H199])))))))))))" office:value-type="string" office:string-value="1" calcext:value-type="string">
            <text:p>1</text:p>
          </table:table-cell>
          <table:table-cell table:formula="of:=IF(ISNA([.G199]);&quot;&quot;;VALUE(COM.MICROSOFT.CONCAT([.I199:.J199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onenine9mhznxmoneightnvq</text:p>
          </table:table-cell>
          <table:table-cell table:style-name="ce4" table:formula="of:=ORG.LIBREOFFICE.REGEX([.A200];&quot;\D&quot;;&quot;&quot;;&quot;g&quot;)" office:value-type="string" office:string-value="69" calcext:value-type="string">
            <text:p>69</text:p>
          </table:table-cell>
          <table:table-cell table:formula="of:=LEFT([.B200];1)" office:value-type="string" office:string-value="6" calcext:value-type="string">
            <text:p>6</text:p>
          </table:table-cell>
          <table:table-cell table:style-name="ce5" table:formula="of:=RIGHT([.B200];1)" office:value-type="string" office:string-value="9" calcext:value-type="string">
            <text:p>9</text:p>
          </table:table-cell>
          <table:table-cell table:formula="of:=VALUE(COM.MICROSOFT.CONCAT([.C200];[.D200]))" office:value-type="float" office:value="69" calcext:value-type="float">
            <text:p>69</text:p>
          </table:table-cell>
          <table:table-cell table:style-name="ce14" table:formula="of:=(STRREV([.A200]))" office:value-type="string" office:string-value="qvnthgienomxnzhm9enineno6" calcext:value-type="string">
            <text:p>qvnthgienomxnzhm9enineno6</text:p>
          </table:table-cell>
          <table:table-cell table:formula="of:=ORG.LIBREOFFICE.REGEX([.A20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0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00]);&quot;&quot;;IF([.G200]=&quot;one&quot;;&quot;1&quot;;IF([.G200]=&quot;two&quot;;&quot;2&quot;;IF([.G200]=&quot;three&quot;;&quot;3&quot;;IF([.G200]=&quot;four&quot;;&quot;4&quot;;IF([.G200]=&quot;five&quot;;&quot;5&quot;;IF([.G200]=&quot;six&quot;;&quot;6&quot;;IF([.G200]=&quot;seven&quot;;&quot;7&quot;;IF([.G200]=&quot;eight&quot;;&quot;8&quot;;IF([.G200]=&quot;nine&quot;;&quot;9&quot;;IF([.G200]=&quot;zero&quot;;&quot;0&quot;;VALUE([.G200]))))))))))))" office:value-type="float" office:value="6" calcext:value-type="float">
            <text:p>6</text:p>
          </table:table-cell>
          <table:table-cell table:style-name="ce7" table:formula="of:=IF(ISNA([.H200]);&quot;&quot;;IF([.H200]=&quot;eno&quot;;&quot;1&quot;;IF([.H200]=&quot;owt&quot;;&quot;2&quot;;IF([.H200]=&quot;eerht&quot;;&quot;3&quot;;IF([.H200]=&quot;ruof&quot;;&quot;4&quot;;IF([.H200]=&quot;evif&quot;;&quot;5&quot;;IF([.H200]=&quot;xis&quot;;&quot;6&quot;;IF([.H200]=&quot;neves&quot;;&quot;7&quot;;IF([.H200]=&quot;thgie&quot;;&quot;8&quot;;IF([.H200]=&quot;enin&quot;;&quot;9&quot;;IF([.H200]=&quot;orez&quot;;&quot;0&quot;;[.H200])))))))))))" office:value-type="string" office:string-value="8" calcext:value-type="string">
            <text:p>8</text:p>
          </table:table-cell>
          <table:table-cell table:formula="of:=IF(ISNA([.G200]);&quot;&quot;;VALUE(COM.MICROSOFT.CONCAT([.I200:.J200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seven6jxtknddnkfivefivenine</text:p>
          </table:table-cell>
          <table:table-cell table:style-name="ce4" table:formula="of:=ORG.LIBREOFFICE.REGEX([.A201];&quot;\D&quot;;&quot;&quot;;&quot;g&quot;)" office:value-type="string" office:string-value="46" calcext:value-type="string">
            <text:p>46</text:p>
          </table:table-cell>
          <table:table-cell table:formula="of:=LEFT([.B201];1)" office:value-type="string" office:string-value="4" calcext:value-type="string">
            <text:p>4</text:p>
          </table:table-cell>
          <table:table-cell table:style-name="ce5" table:formula="of:=RIGHT([.B201];1)" office:value-type="string" office:string-value="6" calcext:value-type="string">
            <text:p>6</text:p>
          </table:table-cell>
          <table:table-cell table:formula="of:=VALUE(COM.MICROSOFT.CONCAT([.C201];[.D201]))" office:value-type="float" office:value="46" calcext:value-type="float">
            <text:p>46</text:p>
          </table:table-cell>
          <table:table-cell table:style-name="ce14" table:formula="of:=(STRREV([.A201]))" office:value-type="string" office:string-value="eninevifevifknddnktxj6neves4" calcext:value-type="string">
            <text:p>eninevifevifknddnktxj6neves4</text:p>
          </table:table-cell>
          <table:table-cell table:formula="of:=ORG.LIBREOFFICE.REGEX([.A201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01];&quot;eno|owt|eerht|ruof|evif|xis|neves|thgie|enin|orez|\d&quot;;;1)" office:value-type="string" office:string-value="enin" calcext:value-type="string">
            <text:p>enin</text:p>
          </table:table-cell>
          <table:table-cell table:formula="of:=IF(ISNA([.G201]);&quot;&quot;;IF([.G201]=&quot;one&quot;;&quot;1&quot;;IF([.G201]=&quot;two&quot;;&quot;2&quot;;IF([.G201]=&quot;three&quot;;&quot;3&quot;;IF([.G201]=&quot;four&quot;;&quot;4&quot;;IF([.G201]=&quot;five&quot;;&quot;5&quot;;IF([.G201]=&quot;six&quot;;&quot;6&quot;;IF([.G201]=&quot;seven&quot;;&quot;7&quot;;IF([.G201]=&quot;eight&quot;;&quot;8&quot;;IF([.G201]=&quot;nine&quot;;&quot;9&quot;;IF([.G201]=&quot;zero&quot;;&quot;0&quot;;VALUE([.G201]))))))))))))" office:value-type="float" office:value="4" calcext:value-type="float">
            <text:p>4</text:p>
          </table:table-cell>
          <table:table-cell table:style-name="ce7" table:formula="of:=IF(ISNA([.H201]);&quot;&quot;;IF([.H201]=&quot;eno&quot;;&quot;1&quot;;IF([.H201]=&quot;owt&quot;;&quot;2&quot;;IF([.H201]=&quot;eerht&quot;;&quot;3&quot;;IF([.H201]=&quot;ruof&quot;;&quot;4&quot;;IF([.H201]=&quot;evif&quot;;&quot;5&quot;;IF([.H201]=&quot;xis&quot;;&quot;6&quot;;IF([.H201]=&quot;neves&quot;;&quot;7&quot;;IF([.H201]=&quot;thgie&quot;;&quot;8&quot;;IF([.H201]=&quot;enin&quot;;&quot;9&quot;;IF([.H201]=&quot;orez&quot;;&quot;0&quot;;[.H201])))))))))))" office:value-type="string" office:string-value="9" calcext:value-type="string">
            <text:p>9</text:p>
          </table:table-cell>
          <table:table-cell table:formula="of:=IF(ISNA([.G201]);&quot;&quot;;VALUE(COM.MICROSOFT.CONCAT([.I201:.J201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xpcxrxstwoninekvlsmtckcd1cxqccqss2</text:p>
          </table:table-cell>
          <table:table-cell table:style-name="ce4" table:formula="of:=ORG.LIBREOFFICE.REGEX([.A202];&quot;\D&quot;;&quot;&quot;;&quot;g&quot;)" office:value-type="string" office:string-value="12" calcext:value-type="string">
            <text:p>12</text:p>
          </table:table-cell>
          <table:table-cell table:formula="of:=LEFT([.B202];1)" office:value-type="string" office:string-value="1" calcext:value-type="string">
            <text:p>1</text:p>
          </table:table-cell>
          <table:table-cell table:style-name="ce5" table:formula="of:=RIGHT([.B202];1)" office:value-type="string" office:string-value="2" calcext:value-type="string">
            <text:p>2</text:p>
          </table:table-cell>
          <table:table-cell table:formula="of:=VALUE(COM.MICROSOFT.CONCAT([.C202];[.D202]))" office:value-type="float" office:value="12" calcext:value-type="float">
            <text:p>12</text:p>
          </table:table-cell>
          <table:table-cell table:style-name="ce14" table:formula="of:=(STRREV([.A202]))" office:value-type="string" office:string-value="2ssqccqxc1dckctmslvkeninowtsxrxcpxq" calcext:value-type="string">
            <text:p>2ssqccqxc1dckctmslvkeninowtsxrxcpxq</text:p>
          </table:table-cell>
          <table:table-cell table:formula="of:=ORG.LIBREOFFICE.REGEX([.A20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02];&quot;eno|owt|eerht|ruof|evif|xis|neves|thgie|enin|orez|\d&quot;;;1)" office:value-type="string" office:string-value="2" calcext:value-type="string">
            <text:p>2</text:p>
          </table:table-cell>
          <table:table-cell table:formula="of:=IF(ISNA([.G202]);&quot;&quot;;IF([.G202]=&quot;one&quot;;&quot;1&quot;;IF([.G202]=&quot;two&quot;;&quot;2&quot;;IF([.G202]=&quot;three&quot;;&quot;3&quot;;IF([.G202]=&quot;four&quot;;&quot;4&quot;;IF([.G202]=&quot;five&quot;;&quot;5&quot;;IF([.G202]=&quot;six&quot;;&quot;6&quot;;IF([.G202]=&quot;seven&quot;;&quot;7&quot;;IF([.G202]=&quot;eight&quot;;&quot;8&quot;;IF([.G202]=&quot;nine&quot;;&quot;9&quot;;IF([.G202]=&quot;zero&quot;;&quot;0&quot;;VALUE([.G202]))))))))))))" office:value-type="string" office:string-value="2" calcext:value-type="string">
            <text:p>2</text:p>
          </table:table-cell>
          <table:table-cell table:style-name="ce7" table:formula="of:=IF(ISNA([.H202]);&quot;&quot;;IF([.H202]=&quot;eno&quot;;&quot;1&quot;;IF([.H202]=&quot;owt&quot;;&quot;2&quot;;IF([.H202]=&quot;eerht&quot;;&quot;3&quot;;IF([.H202]=&quot;ruof&quot;;&quot;4&quot;;IF([.H202]=&quot;evif&quot;;&quot;5&quot;;IF([.H202]=&quot;xis&quot;;&quot;6&quot;;IF([.H202]=&quot;neves&quot;;&quot;7&quot;;IF([.H202]=&quot;thgie&quot;;&quot;8&quot;;IF([.H202]=&quot;enin&quot;;&quot;9&quot;;IF([.H202]=&quot;orez&quot;;&quot;0&quot;;[.H202])))))))))))" office:value-type="string" office:string-value="2" calcext:value-type="string">
            <text:p>2</text:p>
          </table:table-cell>
          <table:table-cell table:formula="of:=IF(ISNA([.G202]);&quot;&quot;;VALUE(COM.MICROSOFT.CONCAT([.I202:.J20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pk3xjbsevengfcseveneighteight</text:p>
          </table:table-cell>
          <table:table-cell table:style-name="ce4" table:formula="of:=ORG.LIBREOFFICE.REGEX([.A203];&quot;\D&quot;;&quot;&quot;;&quot;g&quot;)" office:value-type="string" office:string-value="83" calcext:value-type="string">
            <text:p>83</text:p>
          </table:table-cell>
          <table:table-cell table:formula="of:=LEFT([.B203];1)" office:value-type="string" office:string-value="8" calcext:value-type="string">
            <text:p>8</text:p>
          </table:table-cell>
          <table:table-cell table:style-name="ce5" table:formula="of:=RIGHT([.B203];1)" office:value-type="string" office:string-value="3" calcext:value-type="string">
            <text:p>3</text:p>
          </table:table-cell>
          <table:table-cell table:formula="of:=VALUE(COM.MICROSOFT.CONCAT([.C203];[.D203]))" office:value-type="float" office:value="83" calcext:value-type="float">
            <text:p>83</text:p>
          </table:table-cell>
          <table:table-cell table:style-name="ce14" table:formula="of:=(STRREV([.A203]))" office:value-type="string" office:string-value="thgiethgienevescfgnevesbjx3kp8" calcext:value-type="string">
            <text:p>thgiethgienevescfgnevesbjx3kp8</text:p>
          </table:table-cell>
          <table:table-cell table:formula="of:=ORG.LIBREOFFICE.REGEX([.A20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0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03]);&quot;&quot;;IF([.G203]=&quot;one&quot;;&quot;1&quot;;IF([.G203]=&quot;two&quot;;&quot;2&quot;;IF([.G203]=&quot;three&quot;;&quot;3&quot;;IF([.G203]=&quot;four&quot;;&quot;4&quot;;IF([.G203]=&quot;five&quot;;&quot;5&quot;;IF([.G203]=&quot;six&quot;;&quot;6&quot;;IF([.G203]=&quot;seven&quot;;&quot;7&quot;;IF([.G203]=&quot;eight&quot;;&quot;8&quot;;IF([.G203]=&quot;nine&quot;;&quot;9&quot;;IF([.G203]=&quot;zero&quot;;&quot;0&quot;;VALUE([.G203]))))))))))))" office:value-type="float" office:value="8" calcext:value-type="float">
            <text:p>8</text:p>
          </table:table-cell>
          <table:table-cell table:style-name="ce7" table:formula="of:=IF(ISNA([.H203]);&quot;&quot;;IF([.H203]=&quot;eno&quot;;&quot;1&quot;;IF([.H203]=&quot;owt&quot;;&quot;2&quot;;IF([.H203]=&quot;eerht&quot;;&quot;3&quot;;IF([.H203]=&quot;ruof&quot;;&quot;4&quot;;IF([.H203]=&quot;evif&quot;;&quot;5&quot;;IF([.H203]=&quot;xis&quot;;&quot;6&quot;;IF([.H203]=&quot;neves&quot;;&quot;7&quot;;IF([.H203]=&quot;thgie&quot;;&quot;8&quot;;IF([.H203]=&quot;enin&quot;;&quot;9&quot;;IF([.H203]=&quot;orez&quot;;&quot;0&quot;;[.H203])))))))))))" office:value-type="string" office:string-value="8" calcext:value-type="string">
            <text:p>8</text:p>
          </table:table-cell>
          <table:table-cell table:formula="of:=IF(ISNA([.G203]);&quot;&quot;;VALUE(COM.MICROSOFT.CONCAT([.I203:.J203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sevenstsmqcthreexqdh</text:p>
          </table:table-cell>
          <table:table-cell table:style-name="ce4" table:formula="of:=ORG.LIBREOFFICE.REGEX([.A204];&quot;\D&quot;;&quot;&quot;;&quot;g&quot;)" office:value-type="string" office:string-value="7" calcext:value-type="string">
            <text:p>7</text:p>
          </table:table-cell>
          <table:table-cell table:formula="of:=LEFT([.B204];1)" office:value-type="string" office:string-value="7" calcext:value-type="string">
            <text:p>7</text:p>
          </table:table-cell>
          <table:table-cell table:style-name="ce5" table:formula="of:=RIGHT([.B204];1)" office:value-type="string" office:string-value="7" calcext:value-type="string">
            <text:p>7</text:p>
          </table:table-cell>
          <table:table-cell table:formula="of:=VALUE(COM.MICROSOFT.CONCAT([.C204];[.D204]))" office:value-type="float" office:value="77" calcext:value-type="float">
            <text:p>77</text:p>
          </table:table-cell>
          <table:table-cell table:style-name="ce14" table:formula="of:=(STRREV([.A204]))" office:value-type="string" office:string-value="hdqxeerhtcqmstsneves7" calcext:value-type="string">
            <text:p>hdqxeerhtcqmstsneves7</text:p>
          </table:table-cell>
          <table:table-cell table:formula="of:=ORG.LIBREOFFICE.REGEX([.A20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04];&quot;eno|owt|eerht|ruof|evif|xis|neves|thgie|enin|orez|\d&quot;;;1)" office:value-type="string" office:string-value="eerht" calcext:value-type="string">
            <text:p>eerht</text:p>
          </table:table-cell>
          <table:table-cell table:formula="of:=IF(ISNA([.G204]);&quot;&quot;;IF([.G204]=&quot;one&quot;;&quot;1&quot;;IF([.G204]=&quot;two&quot;;&quot;2&quot;;IF([.G204]=&quot;three&quot;;&quot;3&quot;;IF([.G204]=&quot;four&quot;;&quot;4&quot;;IF([.G204]=&quot;five&quot;;&quot;5&quot;;IF([.G204]=&quot;six&quot;;&quot;6&quot;;IF([.G204]=&quot;seven&quot;;&quot;7&quot;;IF([.G204]=&quot;eight&quot;;&quot;8&quot;;IF([.G204]=&quot;nine&quot;;&quot;9&quot;;IF([.G204]=&quot;zero&quot;;&quot;0&quot;;VALUE([.G204]))))))))))))" office:value-type="float" office:value="7" calcext:value-type="float">
            <text:p>7</text:p>
          </table:table-cell>
          <table:table-cell table:style-name="ce7" table:formula="of:=IF(ISNA([.H204]);&quot;&quot;;IF([.H204]=&quot;eno&quot;;&quot;1&quot;;IF([.H204]=&quot;owt&quot;;&quot;2&quot;;IF([.H204]=&quot;eerht&quot;;&quot;3&quot;;IF([.H204]=&quot;ruof&quot;;&quot;4&quot;;IF([.H204]=&quot;evif&quot;;&quot;5&quot;;IF([.H204]=&quot;xis&quot;;&quot;6&quot;;IF([.H204]=&quot;neves&quot;;&quot;7&quot;;IF([.H204]=&quot;thgie&quot;;&quot;8&quot;;IF([.H204]=&quot;enin&quot;;&quot;9&quot;;IF([.H204]=&quot;orez&quot;;&quot;0&quot;;[.H204])))))))))))" office:value-type="string" office:string-value="3" calcext:value-type="string">
            <text:p>3</text:p>
          </table:table-cell>
          <table:table-cell table:formula="of:=IF(ISNA([.G204]);&quot;&quot;;VALUE(COM.MICROSOFT.CONCAT([.I204:.J204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sevenmeightjeight5four</text:p>
          </table:table-cell>
          <table:table-cell table:style-name="ce4" table:formula="of:=ORG.LIBREOFFICE.REGEX([.A205];&quot;\D&quot;;&quot;&quot;;&quot;g&quot;)" office:value-type="string" office:string-value="65" calcext:value-type="string">
            <text:p>65</text:p>
          </table:table-cell>
          <table:table-cell table:formula="of:=LEFT([.B205];1)" office:value-type="string" office:string-value="6" calcext:value-type="string">
            <text:p>6</text:p>
          </table:table-cell>
          <table:table-cell table:style-name="ce5" table:formula="of:=RIGHT([.B205];1)" office:value-type="string" office:string-value="5" calcext:value-type="string">
            <text:p>5</text:p>
          </table:table-cell>
          <table:table-cell table:formula="of:=VALUE(COM.MICROSOFT.CONCAT([.C205];[.D205]))" office:value-type="float" office:value="65" calcext:value-type="float">
            <text:p>65</text:p>
          </table:table-cell>
          <table:table-cell table:style-name="ce14" table:formula="of:=(STRREV([.A205]))" office:value-type="string" office:string-value="ruof5thgiejthgiemneves6eerht" calcext:value-type="string">
            <text:p>ruof5thgiejthgiemneves6eerht</text:p>
          </table:table-cell>
          <table:table-cell table:formula="of:=ORG.LIBREOFFICE.REGEX([.A20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05];&quot;eno|owt|eerht|ruof|evif|xis|neves|thgie|enin|orez|\d&quot;;;1)" office:value-type="string" office:string-value="ruof" calcext:value-type="string">
            <text:p>ruof</text:p>
          </table:table-cell>
          <table:table-cell table:formula="of:=IF(ISNA([.G205]);&quot;&quot;;IF([.G205]=&quot;one&quot;;&quot;1&quot;;IF([.G205]=&quot;two&quot;;&quot;2&quot;;IF([.G205]=&quot;three&quot;;&quot;3&quot;;IF([.G205]=&quot;four&quot;;&quot;4&quot;;IF([.G205]=&quot;five&quot;;&quot;5&quot;;IF([.G205]=&quot;six&quot;;&quot;6&quot;;IF([.G205]=&quot;seven&quot;;&quot;7&quot;;IF([.G205]=&quot;eight&quot;;&quot;8&quot;;IF([.G205]=&quot;nine&quot;;&quot;9&quot;;IF([.G205]=&quot;zero&quot;;&quot;0&quot;;VALUE([.G205]))))))))))))" office:value-type="string" office:string-value="3" calcext:value-type="string">
            <text:p>3</text:p>
          </table:table-cell>
          <table:table-cell table:style-name="ce7" table:formula="of:=IF(ISNA([.H205]);&quot;&quot;;IF([.H205]=&quot;eno&quot;;&quot;1&quot;;IF([.H205]=&quot;owt&quot;;&quot;2&quot;;IF([.H205]=&quot;eerht&quot;;&quot;3&quot;;IF([.H205]=&quot;ruof&quot;;&quot;4&quot;;IF([.H205]=&quot;evif&quot;;&quot;5&quot;;IF([.H205]=&quot;xis&quot;;&quot;6&quot;;IF([.H205]=&quot;neves&quot;;&quot;7&quot;;IF([.H205]=&quot;thgie&quot;;&quot;8&quot;;IF([.H205]=&quot;enin&quot;;&quot;9&quot;;IF([.H205]=&quot;orez&quot;;&quot;0&quot;;[.H205])))))))))))" office:value-type="string" office:string-value="4" calcext:value-type="string">
            <text:p>4</text:p>
          </table:table-cell>
          <table:table-cell table:formula="of:=IF(ISNA([.G205]);&quot;&quot;;VALUE(COM.MICROSOFT.CONCAT([.I205:.J205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58eightvg9bjrfpjfq6</text:p>
          </table:table-cell>
          <table:table-cell table:style-name="ce4" table:formula="of:=ORG.LIBREOFFICE.REGEX([.A206];&quot;\D&quot;;&quot;&quot;;&quot;g&quot;)" office:value-type="string" office:string-value="95896" calcext:value-type="string">
            <text:p>95896</text:p>
          </table:table-cell>
          <table:table-cell table:formula="of:=LEFT([.B206];1)" office:value-type="string" office:string-value="9" calcext:value-type="string">
            <text:p>9</text:p>
          </table:table-cell>
          <table:table-cell table:style-name="ce5" table:formula="of:=RIGHT([.B206];1)" office:value-type="string" office:string-value="6" calcext:value-type="string">
            <text:p>6</text:p>
          </table:table-cell>
          <table:table-cell table:formula="of:=VALUE(COM.MICROSOFT.CONCAT([.C206];[.D206]))" office:value-type="float" office:value="96" calcext:value-type="float">
            <text:p>96</text:p>
          </table:table-cell>
          <table:table-cell table:style-name="ce14" table:formula="of:=(STRREV([.A206]))" office:value-type="string" office:string-value="6qfjpfrjb9gvthgie859" calcext:value-type="string">
            <text:p>6qfjpfrjb9gvthgie859</text:p>
          </table:table-cell>
          <table:table-cell table:formula="of:=ORG.LIBREOFFICE.REGEX([.A20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06];&quot;eno|owt|eerht|ruof|evif|xis|neves|thgie|enin|orez|\d&quot;;;1)" office:value-type="string" office:string-value="6" calcext:value-type="string">
            <text:p>6</text:p>
          </table:table-cell>
          <table:table-cell table:formula="of:=IF(ISNA([.G206]);&quot;&quot;;IF([.G206]=&quot;one&quot;;&quot;1&quot;;IF([.G206]=&quot;two&quot;;&quot;2&quot;;IF([.G206]=&quot;three&quot;;&quot;3&quot;;IF([.G206]=&quot;four&quot;;&quot;4&quot;;IF([.G206]=&quot;five&quot;;&quot;5&quot;;IF([.G206]=&quot;six&quot;;&quot;6&quot;;IF([.G206]=&quot;seven&quot;;&quot;7&quot;;IF([.G206]=&quot;eight&quot;;&quot;8&quot;;IF([.G206]=&quot;nine&quot;;&quot;9&quot;;IF([.G206]=&quot;zero&quot;;&quot;0&quot;;VALUE([.G206]))))))))))))" office:value-type="float" office:value="9" calcext:value-type="float">
            <text:p>9</text:p>
          </table:table-cell>
          <table:table-cell table:style-name="ce7" table:formula="of:=IF(ISNA([.H206]);&quot;&quot;;IF([.H206]=&quot;eno&quot;;&quot;1&quot;;IF([.H206]=&quot;owt&quot;;&quot;2&quot;;IF([.H206]=&quot;eerht&quot;;&quot;3&quot;;IF([.H206]=&quot;ruof&quot;;&quot;4&quot;;IF([.H206]=&quot;evif&quot;;&quot;5&quot;;IF([.H206]=&quot;xis&quot;;&quot;6&quot;;IF([.H206]=&quot;neves&quot;;&quot;7&quot;;IF([.H206]=&quot;thgie&quot;;&quot;8&quot;;IF([.H206]=&quot;enin&quot;;&quot;9&quot;;IF([.H206]=&quot;orez&quot;;&quot;0&quot;;[.H206])))))))))))" office:value-type="string" office:string-value="6" calcext:value-type="string">
            <text:p>6</text:p>
          </table:table-cell>
          <table:table-cell table:formula="of:=IF(ISNA([.G206]);&quot;&quot;;VALUE(COM.MICROSOFT.CONCAT([.I206:.J206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zninegdmqrtxtlnfiveeight3twotwo</text:p>
          </table:table-cell>
          <table:table-cell table:style-name="ce4" table:formula="of:=ORG.LIBREOFFICE.REGEX([.A207];&quot;\D&quot;;&quot;&quot;;&quot;g&quot;)" office:value-type="string" office:string-value="93" calcext:value-type="string">
            <text:p>93</text:p>
          </table:table-cell>
          <table:table-cell table:formula="of:=LEFT([.B207];1)" office:value-type="string" office:string-value="9" calcext:value-type="string">
            <text:p>9</text:p>
          </table:table-cell>
          <table:table-cell table:style-name="ce5" table:formula="of:=RIGHT([.B207];1)" office:value-type="string" office:string-value="3" calcext:value-type="string">
            <text:p>3</text:p>
          </table:table-cell>
          <table:table-cell table:formula="of:=VALUE(COM.MICROSOFT.CONCAT([.C207];[.D207]))" office:value-type="float" office:value="93" calcext:value-type="float">
            <text:p>93</text:p>
          </table:table-cell>
          <table:table-cell table:style-name="ce14" table:formula="of:=(STRREV([.A207]))" office:value-type="string" office:string-value="owtowt3thgieevifnltxtrqmdgeninz9" calcext:value-type="string">
            <text:p>owtowt3thgieevifnltxtrqmdgeninz9</text:p>
          </table:table-cell>
          <table:table-cell table:formula="of:=ORG.LIBREOFFICE.REGEX([.A20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07];&quot;eno|owt|eerht|ruof|evif|xis|neves|thgie|enin|orez|\d&quot;;;1)" office:value-type="string" office:string-value="owt" calcext:value-type="string">
            <text:p>owt</text:p>
          </table:table-cell>
          <table:table-cell table:formula="of:=IF(ISNA([.G207]);&quot;&quot;;IF([.G207]=&quot;one&quot;;&quot;1&quot;;IF([.G207]=&quot;two&quot;;&quot;2&quot;;IF([.G207]=&quot;three&quot;;&quot;3&quot;;IF([.G207]=&quot;four&quot;;&quot;4&quot;;IF([.G207]=&quot;five&quot;;&quot;5&quot;;IF([.G207]=&quot;six&quot;;&quot;6&quot;;IF([.G207]=&quot;seven&quot;;&quot;7&quot;;IF([.G207]=&quot;eight&quot;;&quot;8&quot;;IF([.G207]=&quot;nine&quot;;&quot;9&quot;;IF([.G207]=&quot;zero&quot;;&quot;0&quot;;VALUE([.G207]))))))))))))" office:value-type="float" office:value="9" calcext:value-type="float">
            <text:p>9</text:p>
          </table:table-cell>
          <table:table-cell table:style-name="ce7" table:formula="of:=IF(ISNA([.H207]);&quot;&quot;;IF([.H207]=&quot;eno&quot;;&quot;1&quot;;IF([.H207]=&quot;owt&quot;;&quot;2&quot;;IF([.H207]=&quot;eerht&quot;;&quot;3&quot;;IF([.H207]=&quot;ruof&quot;;&quot;4&quot;;IF([.H207]=&quot;evif&quot;;&quot;5&quot;;IF([.H207]=&quot;xis&quot;;&quot;6&quot;;IF([.H207]=&quot;neves&quot;;&quot;7&quot;;IF([.H207]=&quot;thgie&quot;;&quot;8&quot;;IF([.H207]=&quot;enin&quot;;&quot;9&quot;;IF([.H207]=&quot;orez&quot;;&quot;0&quot;;[.H207])))))))))))" office:value-type="string" office:string-value="2" calcext:value-type="string">
            <text:p>2</text:p>
          </table:table-cell>
          <table:table-cell table:formula="of:=IF(ISNA([.G207]);&quot;&quot;;VALUE(COM.MICROSOFT.CONCAT([.I207:.J207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9pdblcmkxhn</text:p>
          </table:table-cell>
          <table:table-cell table:style-name="ce4" table:formula="of:=ORG.LIBREOFFICE.REGEX([.A208];&quot;\D&quot;;&quot;&quot;;&quot;g&quot;)" office:value-type="string" office:string-value="989" calcext:value-type="string">
            <text:p>989</text:p>
          </table:table-cell>
          <table:table-cell table:formula="of:=LEFT([.B208];1)" office:value-type="string" office:string-value="9" calcext:value-type="string">
            <text:p>9</text:p>
          </table:table-cell>
          <table:table-cell table:style-name="ce5" table:formula="of:=RIGHT([.B208];1)" office:value-type="string" office:string-value="9" calcext:value-type="string">
            <text:p>9</text:p>
          </table:table-cell>
          <table:table-cell table:formula="of:=VALUE(COM.MICROSOFT.CONCAT([.C208];[.D208]))" office:value-type="float" office:value="99" calcext:value-type="float">
            <text:p>99</text:p>
          </table:table-cell>
          <table:table-cell table:style-name="ce14" table:formula="of:=(STRREV([.A208]))" office:value-type="string" office:string-value="nhxkmclbdp989" calcext:value-type="string">
            <text:p>nhxkmclbdp989</text:p>
          </table:table-cell>
          <table:table-cell table:formula="of:=ORG.LIBREOFFICE.REGEX([.A20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08];&quot;eno|owt|eerht|ruof|evif|xis|neves|thgie|enin|orez|\d&quot;;;1)" office:value-type="string" office:string-value="9" calcext:value-type="string">
            <text:p>9</text:p>
          </table:table-cell>
          <table:table-cell table:formula="of:=IF(ISNA([.G208]);&quot;&quot;;IF([.G208]=&quot;one&quot;;&quot;1&quot;;IF([.G208]=&quot;two&quot;;&quot;2&quot;;IF([.G208]=&quot;three&quot;;&quot;3&quot;;IF([.G208]=&quot;four&quot;;&quot;4&quot;;IF([.G208]=&quot;five&quot;;&quot;5&quot;;IF([.G208]=&quot;six&quot;;&quot;6&quot;;IF([.G208]=&quot;seven&quot;;&quot;7&quot;;IF([.G208]=&quot;eight&quot;;&quot;8&quot;;IF([.G208]=&quot;nine&quot;;&quot;9&quot;;IF([.G208]=&quot;zero&quot;;&quot;0&quot;;VALUE([.G208]))))))))))))" office:value-type="float" office:value="9" calcext:value-type="float">
            <text:p>9</text:p>
          </table:table-cell>
          <table:table-cell table:style-name="ce7" table:formula="of:=IF(ISNA([.H208]);&quot;&quot;;IF([.H208]=&quot;eno&quot;;&quot;1&quot;;IF([.H208]=&quot;owt&quot;;&quot;2&quot;;IF([.H208]=&quot;eerht&quot;;&quot;3&quot;;IF([.H208]=&quot;ruof&quot;;&quot;4&quot;;IF([.H208]=&quot;evif&quot;;&quot;5&quot;;IF([.H208]=&quot;xis&quot;;&quot;6&quot;;IF([.H208]=&quot;neves&quot;;&quot;7&quot;;IF([.H208]=&quot;thgie&quot;;&quot;8&quot;;IF([.H208]=&quot;enin&quot;;&quot;9&quot;;IF([.H208]=&quot;orez&quot;;&quot;0&quot;;[.H208])))))))))))" office:value-type="string" office:string-value="9" calcext:value-type="string">
            <text:p>9</text:p>
          </table:table-cell>
          <table:table-cell table:style-name="ce7" table:formula="of:=IF(ISNA([.G208]);&quot;&quot;;VALUE(COM.MICROSOFT.CONCAT([.I208:.J208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vvkvjlndtqjlcqsixktmhpzs9d</text:p>
          </table:table-cell>
          <table:table-cell table:style-name="ce4" table:formula="of:=ORG.LIBREOFFICE.REGEX([.A209];&quot;\D&quot;;&quot;&quot;;&quot;g&quot;)" office:value-type="string" office:string-value="9" calcext:value-type="string">
            <text:p>9</text:p>
          </table:table-cell>
          <table:table-cell table:formula="of:=LEFT([.B209];1)" office:value-type="string" office:string-value="9" calcext:value-type="string">
            <text:p>9</text:p>
          </table:table-cell>
          <table:table-cell table:style-name="ce5" table:formula="of:=RIGHT([.B209];1)" office:value-type="string" office:string-value="9" calcext:value-type="string">
            <text:p>9</text:p>
          </table:table-cell>
          <table:table-cell table:formula="of:=VALUE(COM.MICROSOFT.CONCAT([.C209];[.D209]))" office:value-type="float" office:value="99" calcext:value-type="float">
            <text:p>99</text:p>
          </table:table-cell>
          <table:table-cell table:style-name="ce14" table:formula="of:=(STRREV([.A209]))" office:value-type="string" office:string-value="d9szphmtkxisqcljqtdnljvkvvxis" calcext:value-type="string">
            <text:p>d9szphmtkxisqcljqtdnljvkvvxis</text:p>
          </table:table-cell>
          <table:table-cell table:formula="of:=ORG.LIBREOFFICE.REGEX([.A20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09];&quot;eno|owt|eerht|ruof|evif|xis|neves|thgie|enin|orez|\d&quot;;;1)" office:value-type="string" office:string-value="9" calcext:value-type="string">
            <text:p>9</text:p>
          </table:table-cell>
          <table:table-cell table:formula="of:=IF(ISNA([.G209]);&quot;&quot;;IF([.G209]=&quot;one&quot;;&quot;1&quot;;IF([.G209]=&quot;two&quot;;&quot;2&quot;;IF([.G209]=&quot;three&quot;;&quot;3&quot;;IF([.G209]=&quot;four&quot;;&quot;4&quot;;IF([.G209]=&quot;five&quot;;&quot;5&quot;;IF([.G209]=&quot;six&quot;;&quot;6&quot;;IF([.G209]=&quot;seven&quot;;&quot;7&quot;;IF([.G209]=&quot;eight&quot;;&quot;8&quot;;IF([.G209]=&quot;nine&quot;;&quot;9&quot;;IF([.G209]=&quot;zero&quot;;&quot;0&quot;;VALUE([.G209]))))))))))))" office:value-type="string" office:string-value="6" calcext:value-type="string">
            <text:p>6</text:p>
          </table:table-cell>
          <table:table-cell table:style-name="ce7" table:formula="of:=IF(ISNA([.H209]);&quot;&quot;;IF([.H209]=&quot;eno&quot;;&quot;1&quot;;IF([.H209]=&quot;owt&quot;;&quot;2&quot;;IF([.H209]=&quot;eerht&quot;;&quot;3&quot;;IF([.H209]=&quot;ruof&quot;;&quot;4&quot;;IF([.H209]=&quot;evif&quot;;&quot;5&quot;;IF([.H209]=&quot;xis&quot;;&quot;6&quot;;IF([.H209]=&quot;neves&quot;;&quot;7&quot;;IF([.H209]=&quot;thgie&quot;;&quot;8&quot;;IF([.H209]=&quot;enin&quot;;&quot;9&quot;;IF([.H209]=&quot;orez&quot;;&quot;0&quot;;[.H209])))))))))))" office:value-type="string" office:string-value="9" calcext:value-type="string">
            <text:p>9</text:p>
          </table:table-cell>
          <table:table-cell table:formula="of:=IF(ISNA([.G209]);&quot;&quot;;VALUE(COM.MICROSOFT.CONCAT([.I209:.J209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reepzgdjvsqhseven</text:p>
          </table:table-cell>
          <table:table-cell table:style-name="ce4" table:formula="of:=ORG.LIBREOFFICE.REGEX([.A210];&quot;\D&quot;;&quot;&quot;;&quot;g&quot;)" office:value-type="string" office:string-value="4" calcext:value-type="string">
            <text:p>4</text:p>
          </table:table-cell>
          <table:table-cell table:formula="of:=LEFT([.B210];1)" office:value-type="string" office:string-value="4" calcext:value-type="string">
            <text:p>4</text:p>
          </table:table-cell>
          <table:table-cell table:style-name="ce5" table:formula="of:=RIGHT([.B210];1)" office:value-type="string" office:string-value="4" calcext:value-type="string">
            <text:p>4</text:p>
          </table:table-cell>
          <table:table-cell table:formula="of:=VALUE(COM.MICROSOFT.CONCAT([.C210];[.D210]))" office:value-type="float" office:value="44" calcext:value-type="float">
            <text:p>44</text:p>
          </table:table-cell>
          <table:table-cell table:style-name="ce14" table:formula="of:=(STRREV([.A210]))" office:value-type="string" office:string-value="neveshqsvjdgzpeerht4" calcext:value-type="string">
            <text:p>neveshqsvjdgzpeerht4</text:p>
          </table:table-cell>
          <table:table-cell table:formula="of:=ORG.LIBREOFFICE.REGEX([.A21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1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10]);&quot;&quot;;IF([.G210]=&quot;one&quot;;&quot;1&quot;;IF([.G210]=&quot;two&quot;;&quot;2&quot;;IF([.G210]=&quot;three&quot;;&quot;3&quot;;IF([.G210]=&quot;four&quot;;&quot;4&quot;;IF([.G210]=&quot;five&quot;;&quot;5&quot;;IF([.G210]=&quot;six&quot;;&quot;6&quot;;IF([.G210]=&quot;seven&quot;;&quot;7&quot;;IF([.G210]=&quot;eight&quot;;&quot;8&quot;;IF([.G210]=&quot;nine&quot;;&quot;9&quot;;IF([.G210]=&quot;zero&quot;;&quot;0&quot;;VALUE([.G210]))))))))))))" office:value-type="float" office:value="4" calcext:value-type="float">
            <text:p>4</text:p>
          </table:table-cell>
          <table:table-cell table:style-name="ce7" table:formula="of:=IF(ISNA([.H210]);&quot;&quot;;IF([.H210]=&quot;eno&quot;;&quot;1&quot;;IF([.H210]=&quot;owt&quot;;&quot;2&quot;;IF([.H210]=&quot;eerht&quot;;&quot;3&quot;;IF([.H210]=&quot;ruof&quot;;&quot;4&quot;;IF([.H210]=&quot;evif&quot;;&quot;5&quot;;IF([.H210]=&quot;xis&quot;;&quot;6&quot;;IF([.H210]=&quot;neves&quot;;&quot;7&quot;;IF([.H210]=&quot;thgie&quot;;&quot;8&quot;;IF([.H210]=&quot;enin&quot;;&quot;9&quot;;IF([.H210]=&quot;orez&quot;;&quot;0&quot;;[.H210])))))))))))" office:value-type="string" office:string-value="7" calcext:value-type="string">
            <text:p>7</text:p>
          </table:table-cell>
          <table:table-cell table:formula="of:=IF(ISNA([.G210]);&quot;&quot;;VALUE(COM.MICROSOFT.CONCAT([.I210:.J210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zfmnine5eight</text:p>
          </table:table-cell>
          <table:table-cell table:style-name="ce4" table:formula="of:=ORG.LIBREOFFICE.REGEX([.A211];&quot;\D&quot;;&quot;&quot;;&quot;g&quot;)" office:value-type="string" office:string-value="5" calcext:value-type="string">
            <text:p>5</text:p>
          </table:table-cell>
          <table:table-cell table:formula="of:=LEFT([.B211];1)" office:value-type="string" office:string-value="5" calcext:value-type="string">
            <text:p>5</text:p>
          </table:table-cell>
          <table:table-cell table:style-name="ce5" table:formula="of:=RIGHT([.B211];1)" office:value-type="string" office:string-value="5" calcext:value-type="string">
            <text:p>5</text:p>
          </table:table-cell>
          <table:table-cell table:formula="of:=VALUE(COM.MICROSOFT.CONCAT([.C211];[.D211]))" office:value-type="float" office:value="55" calcext:value-type="float">
            <text:p>55</text:p>
          </table:table-cell>
          <table:table-cell table:style-name="ce14" table:formula="of:=(STRREV([.A211]))" office:value-type="string" office:string-value="thgie5eninmfzf" calcext:value-type="string">
            <text:p>thgie5eninmfzf</text:p>
          </table:table-cell>
          <table:table-cell table:formula="of:=ORG.LIBREOFFICE.REGEX([.A21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21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11]);&quot;&quot;;IF([.G211]=&quot;one&quot;;&quot;1&quot;;IF([.G211]=&quot;two&quot;;&quot;2&quot;;IF([.G211]=&quot;three&quot;;&quot;3&quot;;IF([.G211]=&quot;four&quot;;&quot;4&quot;;IF([.G211]=&quot;five&quot;;&quot;5&quot;;IF([.G211]=&quot;six&quot;;&quot;6&quot;;IF([.G211]=&quot;seven&quot;;&quot;7&quot;;IF([.G211]=&quot;eight&quot;;&quot;8&quot;;IF([.G211]=&quot;nine&quot;;&quot;9&quot;;IF([.G211]=&quot;zero&quot;;&quot;0&quot;;VALUE([.G211]))))))))))))" office:value-type="string" office:string-value="9" calcext:value-type="string">
            <text:p>9</text:p>
          </table:table-cell>
          <table:table-cell table:style-name="ce7" table:formula="of:=IF(ISNA([.H211]);&quot;&quot;;IF([.H211]=&quot;eno&quot;;&quot;1&quot;;IF([.H211]=&quot;owt&quot;;&quot;2&quot;;IF([.H211]=&quot;eerht&quot;;&quot;3&quot;;IF([.H211]=&quot;ruof&quot;;&quot;4&quot;;IF([.H211]=&quot;evif&quot;;&quot;5&quot;;IF([.H211]=&quot;xis&quot;;&quot;6&quot;;IF([.H211]=&quot;neves&quot;;&quot;7&quot;;IF([.H211]=&quot;thgie&quot;;&quot;8&quot;;IF([.H211]=&quot;enin&quot;;&quot;9&quot;;IF([.H211]=&quot;orez&quot;;&quot;0&quot;;[.H211])))))))))))" office:value-type="string" office:string-value="8" calcext:value-type="string">
            <text:p>8</text:p>
          </table:table-cell>
          <table:table-cell table:formula="of:=IF(ISNA([.G211]);&quot;&quot;;VALUE(COM.MICROSOFT.CONCAT([.I211:.J211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vv78threexpfxxktwo5</text:p>
          </table:table-cell>
          <table:table-cell table:style-name="ce4" table:formula="of:=ORG.LIBREOFFICE.REGEX([.A212];&quot;\D&quot;;&quot;&quot;;&quot;g&quot;)" office:value-type="string" office:string-value="785" calcext:value-type="string">
            <text:p>785</text:p>
          </table:table-cell>
          <table:table-cell table:formula="of:=LEFT([.B212];1)" office:value-type="string" office:string-value="7" calcext:value-type="string">
            <text:p>7</text:p>
          </table:table-cell>
          <table:table-cell table:style-name="ce5" table:formula="of:=RIGHT([.B212];1)" office:value-type="string" office:string-value="5" calcext:value-type="string">
            <text:p>5</text:p>
          </table:table-cell>
          <table:table-cell table:formula="of:=VALUE(COM.MICROSOFT.CONCAT([.C212];[.D212]))" office:value-type="float" office:value="75" calcext:value-type="float">
            <text:p>75</text:p>
          </table:table-cell>
          <table:table-cell table:style-name="ce14" table:formula="of:=(STRREV([.A212]))" office:value-type="string" office:string-value="5owtkxxfpxeerht87vvneves" calcext:value-type="string">
            <text:p>5owtkxxfpxeerht87vvneves</text:p>
          </table:table-cell>
          <table:table-cell table:formula="of:=ORG.LIBREOFFICE.REGEX([.A212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212];&quot;eno|owt|eerht|ruof|evif|xis|neves|thgie|enin|orez|\d&quot;;;1)" office:value-type="string" office:string-value="5" calcext:value-type="string">
            <text:p>5</text:p>
          </table:table-cell>
          <table:table-cell table:formula="of:=IF(ISNA([.G212]);&quot;&quot;;IF([.G212]=&quot;one&quot;;&quot;1&quot;;IF([.G212]=&quot;two&quot;;&quot;2&quot;;IF([.G212]=&quot;three&quot;;&quot;3&quot;;IF([.G212]=&quot;four&quot;;&quot;4&quot;;IF([.G212]=&quot;five&quot;;&quot;5&quot;;IF([.G212]=&quot;six&quot;;&quot;6&quot;;IF([.G212]=&quot;seven&quot;;&quot;7&quot;;IF([.G212]=&quot;eight&quot;;&quot;8&quot;;IF([.G212]=&quot;nine&quot;;&quot;9&quot;;IF([.G212]=&quot;zero&quot;;&quot;0&quot;;VALUE([.G212]))))))))))))" office:value-type="string" office:string-value="7" calcext:value-type="string">
            <text:p>7</text:p>
          </table:table-cell>
          <table:table-cell table:style-name="ce7" table:formula="of:=IF(ISNA([.H212]);&quot;&quot;;IF([.H212]=&quot;eno&quot;;&quot;1&quot;;IF([.H212]=&quot;owt&quot;;&quot;2&quot;;IF([.H212]=&quot;eerht&quot;;&quot;3&quot;;IF([.H212]=&quot;ruof&quot;;&quot;4&quot;;IF([.H212]=&quot;evif&quot;;&quot;5&quot;;IF([.H212]=&quot;xis&quot;;&quot;6&quot;;IF([.H212]=&quot;neves&quot;;&quot;7&quot;;IF([.H212]=&quot;thgie&quot;;&quot;8&quot;;IF([.H212]=&quot;enin&quot;;&quot;9&quot;;IF([.H212]=&quot;orez&quot;;&quot;0&quot;;[.H212])))))))))))" office:value-type="string" office:string-value="5" calcext:value-type="string">
            <text:p>5</text:p>
          </table:table-cell>
          <table:table-cell table:formula="of:=IF(ISNA([.G212]);&quot;&quot;;VALUE(COM.MICROSOFT.CONCAT([.I212:.J212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pgjdzvb1</text:p>
          </table:table-cell>
          <table:table-cell table:style-name="ce4" table:formula="of:=ORG.LIBREOFFICE.REGEX([.A213];&quot;\D&quot;;&quot;&quot;;&quot;g&quot;)" office:value-type="string" office:string-value="81" calcext:value-type="string">
            <text:p>81</text:p>
          </table:table-cell>
          <table:table-cell table:formula="of:=LEFT([.B213];1)" office:value-type="string" office:string-value="8" calcext:value-type="string">
            <text:p>8</text:p>
          </table:table-cell>
          <table:table-cell table:style-name="ce5" table:formula="of:=RIGHT([.B213];1)" office:value-type="string" office:string-value="1" calcext:value-type="string">
            <text:p>1</text:p>
          </table:table-cell>
          <table:table-cell table:formula="of:=VALUE(COM.MICROSOFT.CONCAT([.C213];[.D213]))" office:value-type="float" office:value="81" calcext:value-type="float">
            <text:p>81</text:p>
          </table:table-cell>
          <table:table-cell table:style-name="ce14" table:formula="of:=(STRREV([.A213]))" office:value-type="string" office:string-value="1bvzdjgp8" calcext:value-type="string">
            <text:p>1bvzdjgp8</text:p>
          </table:table-cell>
          <table:table-cell table:formula="of:=ORG.LIBREOFFICE.REGEX([.A21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13];&quot;eno|owt|eerht|ruof|evif|xis|neves|thgie|enin|orez|\d&quot;;;1)" office:value-type="string" office:string-value="1" calcext:value-type="string">
            <text:p>1</text:p>
          </table:table-cell>
          <table:table-cell table:formula="of:=IF(ISNA([.G213]);&quot;&quot;;IF([.G213]=&quot;one&quot;;&quot;1&quot;;IF([.G213]=&quot;two&quot;;&quot;2&quot;;IF([.G213]=&quot;three&quot;;&quot;3&quot;;IF([.G213]=&quot;four&quot;;&quot;4&quot;;IF([.G213]=&quot;five&quot;;&quot;5&quot;;IF([.G213]=&quot;six&quot;;&quot;6&quot;;IF([.G213]=&quot;seven&quot;;&quot;7&quot;;IF([.G213]=&quot;eight&quot;;&quot;8&quot;;IF([.G213]=&quot;nine&quot;;&quot;9&quot;;IF([.G213]=&quot;zero&quot;;&quot;0&quot;;VALUE([.G213]))))))))))))" office:value-type="float" office:value="8" calcext:value-type="float">
            <text:p>8</text:p>
          </table:table-cell>
          <table:table-cell table:style-name="ce7" table:formula="of:=IF(ISNA([.H213]);&quot;&quot;;IF([.H213]=&quot;eno&quot;;&quot;1&quot;;IF([.H213]=&quot;owt&quot;;&quot;2&quot;;IF([.H213]=&quot;eerht&quot;;&quot;3&quot;;IF([.H213]=&quot;ruof&quot;;&quot;4&quot;;IF([.H213]=&quot;evif&quot;;&quot;5&quot;;IF([.H213]=&quot;xis&quot;;&quot;6&quot;;IF([.H213]=&quot;neves&quot;;&quot;7&quot;;IF([.H213]=&quot;thgie&quot;;&quot;8&quot;;IF([.H213]=&quot;enin&quot;;&quot;9&quot;;IF([.H213]=&quot;orez&quot;;&quot;0&quot;;[.H213])))))))))))" office:value-type="string" office:string-value="1" calcext:value-type="string">
            <text:p>1</text:p>
          </table:table-cell>
          <table:table-cell table:style-name="ce7" table:formula="of:=IF(ISNA([.G213]);&quot;&quot;;VALUE(COM.MICROSOFT.CONCAT([.I213:.J213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j7</text:p>
          </table:table-cell>
          <table:table-cell table:style-name="ce4" table:formula="of:=ORG.LIBREOFFICE.REGEX([.A214];&quot;\D&quot;;&quot;&quot;;&quot;g&quot;)" office:value-type="string" office:string-value="7" calcext:value-type="string">
            <text:p>7</text:p>
          </table:table-cell>
          <table:table-cell table:formula="of:=LEFT([.B214];1)" office:value-type="string" office:string-value="7" calcext:value-type="string">
            <text:p>7</text:p>
          </table:table-cell>
          <table:table-cell table:style-name="ce5" table:formula="of:=RIGHT([.B214];1)" office:value-type="string" office:string-value="7" calcext:value-type="string">
            <text:p>7</text:p>
          </table:table-cell>
          <table:table-cell table:formula="of:=VALUE(COM.MICROSOFT.CONCAT([.C214];[.D214]))" office:value-type="float" office:value="77" calcext:value-type="float">
            <text:p>77</text:p>
          </table:table-cell>
          <table:table-cell table:style-name="ce14" table:formula="of:=(STRREV([.A214]))" office:value-type="string" office:string-value="7jv" calcext:value-type="string">
            <text:p>7jv</text:p>
          </table:table-cell>
          <table:table-cell table:formula="of:=ORG.LIBREOFFICE.REGEX([.A21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14];&quot;eno|owt|eerht|ruof|evif|xis|neves|thgie|enin|orez|\d&quot;;;1)" office:value-type="string" office:string-value="7" calcext:value-type="string">
            <text:p>7</text:p>
          </table:table-cell>
          <table:table-cell table:formula="of:=IF(ISNA([.G214]);&quot;&quot;;IF([.G214]=&quot;one&quot;;&quot;1&quot;;IF([.G214]=&quot;two&quot;;&quot;2&quot;;IF([.G214]=&quot;three&quot;;&quot;3&quot;;IF([.G214]=&quot;four&quot;;&quot;4&quot;;IF([.G214]=&quot;five&quot;;&quot;5&quot;;IF([.G214]=&quot;six&quot;;&quot;6&quot;;IF([.G214]=&quot;seven&quot;;&quot;7&quot;;IF([.G214]=&quot;eight&quot;;&quot;8&quot;;IF([.G214]=&quot;nine&quot;;&quot;9&quot;;IF([.G214]=&quot;zero&quot;;&quot;0&quot;;VALUE([.G214]))))))))))))" office:value-type="float" office:value="7" calcext:value-type="float">
            <text:p>7</text:p>
          </table:table-cell>
          <table:table-cell table:style-name="ce7" table:formula="of:=IF(ISNA([.H214]);&quot;&quot;;IF([.H214]=&quot;eno&quot;;&quot;1&quot;;IF([.H214]=&quot;owt&quot;;&quot;2&quot;;IF([.H214]=&quot;eerht&quot;;&quot;3&quot;;IF([.H214]=&quot;ruof&quot;;&quot;4&quot;;IF([.H214]=&quot;evif&quot;;&quot;5&quot;;IF([.H214]=&quot;xis&quot;;&quot;6&quot;;IF([.H214]=&quot;neves&quot;;&quot;7&quot;;IF([.H214]=&quot;thgie&quot;;&quot;8&quot;;IF([.H214]=&quot;enin&quot;;&quot;9&quot;;IF([.H214]=&quot;orez&quot;;&quot;0&quot;;[.H214])))))))))))" office:value-type="string" office:string-value="7" calcext:value-type="string">
            <text:p>7</text:p>
          </table:table-cell>
          <table:table-cell table:style-name="ce7" table:formula="of:=IF(ISNA([.G214]);&quot;&quot;;VALUE(COM.MICROSOFT.CONCAT([.I214:.J214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ine3eightfzpxdxpmseightwozvb</text:p>
          </table:table-cell>
          <table:table-cell table:style-name="ce4" table:formula="of:=ORG.LIBREOFFICE.REGEX([.A215];&quot;\D&quot;;&quot;&quot;;&quot;g&quot;)" office:value-type="string" office:string-value="3" calcext:value-type="string">
            <text:p>3</text:p>
          </table:table-cell>
          <table:table-cell table:formula="of:=LEFT([.B215];1)" office:value-type="string" office:string-value="3" calcext:value-type="string">
            <text:p>3</text:p>
          </table:table-cell>
          <table:table-cell table:style-name="ce5" table:formula="of:=RIGHT([.B215];1)" office:value-type="string" office:string-value="3" calcext:value-type="string">
            <text:p>3</text:p>
          </table:table-cell>
          <table:table-cell table:formula="of:=VALUE(COM.MICROSOFT.CONCAT([.C215];[.D215]))" office:value-type="float" office:value="33" calcext:value-type="float">
            <text:p>33</text:p>
          </table:table-cell>
          <table:table-cell table:style-name="ce14" table:formula="of:=(STRREV([.A215]))" office:value-type="string" office:string-value="bvzowthgiesmpxdxpzfthgie3eninneves" calcext:value-type="string">
            <text:p>bvzowthgiesmpxdxpzfthgie3eninneves</text:p>
          </table:table-cell>
          <table:table-cell table:formula="of:=ORG.LIBREOFFICE.REGEX([.A21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215];&quot;eno|owt|eerht|ruof|evif|xis|neves|thgie|enin|orez|\d&quot;;;1)" office:value-type="string" office:string-value="owt" calcext:value-type="string">
            <text:p>owt</text:p>
          </table:table-cell>
          <table:table-cell table:formula="of:=IF(ISNA([.G215]);&quot;&quot;;IF([.G215]=&quot;one&quot;;&quot;1&quot;;IF([.G215]=&quot;two&quot;;&quot;2&quot;;IF([.G215]=&quot;three&quot;;&quot;3&quot;;IF([.G215]=&quot;four&quot;;&quot;4&quot;;IF([.G215]=&quot;five&quot;;&quot;5&quot;;IF([.G215]=&quot;six&quot;;&quot;6&quot;;IF([.G215]=&quot;seven&quot;;&quot;7&quot;;IF([.G215]=&quot;eight&quot;;&quot;8&quot;;IF([.G215]=&quot;nine&quot;;&quot;9&quot;;IF([.G215]=&quot;zero&quot;;&quot;0&quot;;VALUE([.G215]))))))))))))" office:value-type="string" office:string-value="7" calcext:value-type="string">
            <text:p>7</text:p>
          </table:table-cell>
          <table:table-cell table:style-name="ce7" table:formula="of:=IF(ISNA([.H215]);&quot;&quot;;IF([.H215]=&quot;eno&quot;;&quot;1&quot;;IF([.H215]=&quot;owt&quot;;&quot;2&quot;;IF([.H215]=&quot;eerht&quot;;&quot;3&quot;;IF([.H215]=&quot;ruof&quot;;&quot;4&quot;;IF([.H215]=&quot;evif&quot;;&quot;5&quot;;IF([.H215]=&quot;xis&quot;;&quot;6&quot;;IF([.H215]=&quot;neves&quot;;&quot;7&quot;;IF([.H215]=&quot;thgie&quot;;&quot;8&quot;;IF([.H215]=&quot;enin&quot;;&quot;9&quot;;IF([.H215]=&quot;orez&quot;;&quot;0&quot;;[.H215])))))))))))" office:value-type="string" office:string-value="2" calcext:value-type="string">
            <text:p>2</text:p>
          </table:table-cell>
          <table:table-cell table:formula="of:=IF(ISNA([.G215]);&quot;&quot;;VALUE(COM.MICROSOFT.CONCAT([.I215:.J215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ftsptzcm1jcnmkqxnxr5five9onefour</text:p>
          </table:table-cell>
          <table:table-cell table:style-name="ce4" table:formula="of:=ORG.LIBREOFFICE.REGEX([.A216];&quot;\D&quot;;&quot;&quot;;&quot;g&quot;)" office:value-type="string" office:string-value="159" calcext:value-type="string">
            <text:p>159</text:p>
          </table:table-cell>
          <table:table-cell table:formula="of:=LEFT([.B216];1)" office:value-type="string" office:string-value="1" calcext:value-type="string">
            <text:p>1</text:p>
          </table:table-cell>
          <table:table-cell table:style-name="ce5" table:formula="of:=RIGHT([.B216];1)" office:value-type="string" office:string-value="9" calcext:value-type="string">
            <text:p>9</text:p>
          </table:table-cell>
          <table:table-cell table:formula="of:=VALUE(COM.MICROSOFT.CONCAT([.C216];[.D216]))" office:value-type="float" office:value="19" calcext:value-type="float">
            <text:p>19</text:p>
          </table:table-cell>
          <table:table-cell table:style-name="ce14" table:formula="of:=(STRREV([.A216]))" office:value-type="string" office:string-value="ruofeno9evif5rxnxqkmncj1mcztpstfxg" calcext:value-type="string">
            <text:p>ruofeno9evif5rxnxqkmncj1mcztpstfxg</text:p>
          </table:table-cell>
          <table:table-cell table:formula="of:=ORG.LIBREOFFICE.REGEX([.A21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16];&quot;eno|owt|eerht|ruof|evif|xis|neves|thgie|enin|orez|\d&quot;;;1)" office:value-type="string" office:string-value="ruof" calcext:value-type="string">
            <text:p>ruof</text:p>
          </table:table-cell>
          <table:table-cell table:formula="of:=IF(ISNA([.G216]);&quot;&quot;;IF([.G216]=&quot;one&quot;;&quot;1&quot;;IF([.G216]=&quot;two&quot;;&quot;2&quot;;IF([.G216]=&quot;three&quot;;&quot;3&quot;;IF([.G216]=&quot;four&quot;;&quot;4&quot;;IF([.G216]=&quot;five&quot;;&quot;5&quot;;IF([.G216]=&quot;six&quot;;&quot;6&quot;;IF([.G216]=&quot;seven&quot;;&quot;7&quot;;IF([.G216]=&quot;eight&quot;;&quot;8&quot;;IF([.G216]=&quot;nine&quot;;&quot;9&quot;;IF([.G216]=&quot;zero&quot;;&quot;0&quot;;VALUE([.G216]))))))))))))" office:value-type="float" office:value="1" calcext:value-type="float">
            <text:p>1</text:p>
          </table:table-cell>
          <table:table-cell table:style-name="ce7" table:formula="of:=IF(ISNA([.H216]);&quot;&quot;;IF([.H216]=&quot;eno&quot;;&quot;1&quot;;IF([.H216]=&quot;owt&quot;;&quot;2&quot;;IF([.H216]=&quot;eerht&quot;;&quot;3&quot;;IF([.H216]=&quot;ruof&quot;;&quot;4&quot;;IF([.H216]=&quot;evif&quot;;&quot;5&quot;;IF([.H216]=&quot;xis&quot;;&quot;6&quot;;IF([.H216]=&quot;neves&quot;;&quot;7&quot;;IF([.H216]=&quot;thgie&quot;;&quot;8&quot;;IF([.H216]=&quot;enin&quot;;&quot;9&quot;;IF([.H216]=&quot;orez&quot;;&quot;0&quot;;[.H216])))))))))))" office:value-type="string" office:string-value="4" calcext:value-type="string">
            <text:p>4</text:p>
          </table:table-cell>
          <table:table-cell table:formula="of:=IF(ISNA([.G216]);&quot;&quot;;VALUE(COM.MICROSOFT.CONCAT([.I216:.J216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clxxnxmsevenzmz6rfvhkrseven3</text:p>
          </table:table-cell>
          <table:table-cell table:style-name="ce4" table:formula="of:=ORG.LIBREOFFICE.REGEX([.A217];&quot;\D&quot;;&quot;&quot;;&quot;g&quot;)" office:value-type="string" office:string-value="263" calcext:value-type="string">
            <text:p>263</text:p>
          </table:table-cell>
          <table:table-cell table:formula="of:=LEFT([.B217];1)" office:value-type="string" office:string-value="2" calcext:value-type="string">
            <text:p>2</text:p>
          </table:table-cell>
          <table:table-cell table:style-name="ce5" table:formula="of:=RIGHT([.B217];1)" office:value-type="string" office:string-value="3" calcext:value-type="string">
            <text:p>3</text:p>
          </table:table-cell>
          <table:table-cell table:formula="of:=VALUE(COM.MICROSOFT.CONCAT([.C217];[.D217]))" office:value-type="float" office:value="23" calcext:value-type="float">
            <text:p>23</text:p>
          </table:table-cell>
          <table:table-cell table:style-name="ce14" table:formula="of:=(STRREV([.A217]))" office:value-type="string" office:string-value="3nevesrkhvfr6zmznevesmxnxxlcevif2" calcext:value-type="string">
            <text:p>3nevesrkhvfr6zmznevesmxnxxlcevif2</text:p>
          </table:table-cell>
          <table:table-cell table:formula="of:=ORG.LIBREOFFICE.REGEX([.A21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17];&quot;eno|owt|eerht|ruof|evif|xis|neves|thgie|enin|orez|\d&quot;;;1)" office:value-type="string" office:string-value="3" calcext:value-type="string">
            <text:p>3</text:p>
          </table:table-cell>
          <table:table-cell table:formula="of:=IF(ISNA([.G217]);&quot;&quot;;IF([.G217]=&quot;one&quot;;&quot;1&quot;;IF([.G217]=&quot;two&quot;;&quot;2&quot;;IF([.G217]=&quot;three&quot;;&quot;3&quot;;IF([.G217]=&quot;four&quot;;&quot;4&quot;;IF([.G217]=&quot;five&quot;;&quot;5&quot;;IF([.G217]=&quot;six&quot;;&quot;6&quot;;IF([.G217]=&quot;seven&quot;;&quot;7&quot;;IF([.G217]=&quot;eight&quot;;&quot;8&quot;;IF([.G217]=&quot;nine&quot;;&quot;9&quot;;IF([.G217]=&quot;zero&quot;;&quot;0&quot;;VALUE([.G217]))))))))))))" office:value-type="float" office:value="2" calcext:value-type="float">
            <text:p>2</text:p>
          </table:table-cell>
          <table:table-cell table:style-name="ce7" table:formula="of:=IF(ISNA([.H217]);&quot;&quot;;IF([.H217]=&quot;eno&quot;;&quot;1&quot;;IF([.H217]=&quot;owt&quot;;&quot;2&quot;;IF([.H217]=&quot;eerht&quot;;&quot;3&quot;;IF([.H217]=&quot;ruof&quot;;&quot;4&quot;;IF([.H217]=&quot;evif&quot;;&quot;5&quot;;IF([.H217]=&quot;xis&quot;;&quot;6&quot;;IF([.H217]=&quot;neves&quot;;&quot;7&quot;;IF([.H217]=&quot;thgie&quot;;&quot;8&quot;;IF([.H217]=&quot;enin&quot;;&quot;9&quot;;IF([.H217]=&quot;orez&quot;;&quot;0&quot;;[.H217])))))))))))" office:value-type="string" office:string-value="3" calcext:value-type="string">
            <text:p>3</text:p>
          </table:table-cell>
          <table:table-cell table:formula="of:=IF(ISNA([.G217]);&quot;&quot;;VALUE(COM.MICROSOFT.CONCAT([.I217:.J217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qqdlnkb45lgjjnk5seventwo</text:p>
          </table:table-cell>
          <table:table-cell table:style-name="ce4" table:formula="of:=ORG.LIBREOFFICE.REGEX([.A218];&quot;\D&quot;;&quot;&quot;;&quot;g&quot;)" office:value-type="string" office:string-value="455" calcext:value-type="string">
            <text:p>455</text:p>
          </table:table-cell>
          <table:table-cell table:formula="of:=LEFT([.B218];1)" office:value-type="string" office:string-value="4" calcext:value-type="string">
            <text:p>4</text:p>
          </table:table-cell>
          <table:table-cell table:style-name="ce5" table:formula="of:=RIGHT([.B218];1)" office:value-type="string" office:string-value="5" calcext:value-type="string">
            <text:p>5</text:p>
          </table:table-cell>
          <table:table-cell table:formula="of:=VALUE(COM.MICROSOFT.CONCAT([.C218];[.D218]))" office:value-type="float" office:value="45" calcext:value-type="float">
            <text:p>45</text:p>
          </table:table-cell>
          <table:table-cell table:style-name="ce14" table:formula="of:=(STRREV([.A218]))" office:value-type="string" office:string-value="owtneves5knjjgl54bknldqqf" calcext:value-type="string">
            <text:p>owtneves5knjjgl54bknldqqf</text:p>
          </table:table-cell>
          <table:table-cell table:formula="of:=ORG.LIBREOFFICE.REGEX([.A21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18];&quot;eno|owt|eerht|ruof|evif|xis|neves|thgie|enin|orez|\d&quot;;;1)" office:value-type="string" office:string-value="owt" calcext:value-type="string">
            <text:p>owt</text:p>
          </table:table-cell>
          <table:table-cell table:formula="of:=IF(ISNA([.G218]);&quot;&quot;;IF([.G218]=&quot;one&quot;;&quot;1&quot;;IF([.G218]=&quot;two&quot;;&quot;2&quot;;IF([.G218]=&quot;three&quot;;&quot;3&quot;;IF([.G218]=&quot;four&quot;;&quot;4&quot;;IF([.G218]=&quot;five&quot;;&quot;5&quot;;IF([.G218]=&quot;six&quot;;&quot;6&quot;;IF([.G218]=&quot;seven&quot;;&quot;7&quot;;IF([.G218]=&quot;eight&quot;;&quot;8&quot;;IF([.G218]=&quot;nine&quot;;&quot;9&quot;;IF([.G218]=&quot;zero&quot;;&quot;0&quot;;VALUE([.G218]))))))))))))" office:value-type="float" office:value="4" calcext:value-type="float">
            <text:p>4</text:p>
          </table:table-cell>
          <table:table-cell table:style-name="ce7" table:formula="of:=IF(ISNA([.H218]);&quot;&quot;;IF([.H218]=&quot;eno&quot;;&quot;1&quot;;IF([.H218]=&quot;owt&quot;;&quot;2&quot;;IF([.H218]=&quot;eerht&quot;;&quot;3&quot;;IF([.H218]=&quot;ruof&quot;;&quot;4&quot;;IF([.H218]=&quot;evif&quot;;&quot;5&quot;;IF([.H218]=&quot;xis&quot;;&quot;6&quot;;IF([.H218]=&quot;neves&quot;;&quot;7&quot;;IF([.H218]=&quot;thgie&quot;;&quot;8&quot;;IF([.H218]=&quot;enin&quot;;&quot;9&quot;;IF([.H218]=&quot;orez&quot;;&quot;0&quot;;[.H218])))))))))))" office:value-type="string" office:string-value="2" calcext:value-type="string">
            <text:p>2</text:p>
          </table:table-cell>
          <table:table-cell table:formula="of:=IF(ISNA([.G218]);&quot;&quot;;VALUE(COM.MICROSOFT.CONCAT([.I218:.J218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5dhrkkxr</text:p>
          </table:table-cell>
          <table:table-cell table:style-name="ce4" table:formula="of:=ORG.LIBREOFFICE.REGEX([.A219];&quot;\D&quot;;&quot;&quot;;&quot;g&quot;)" office:value-type="string" office:string-value="5" calcext:value-type="string">
            <text:p>5</text:p>
          </table:table-cell>
          <table:table-cell table:formula="of:=LEFT([.B219];1)" office:value-type="string" office:string-value="5" calcext:value-type="string">
            <text:p>5</text:p>
          </table:table-cell>
          <table:table-cell table:style-name="ce5" table:formula="of:=RIGHT([.B219];1)" office:value-type="string" office:string-value="5" calcext:value-type="string">
            <text:p>5</text:p>
          </table:table-cell>
          <table:table-cell table:formula="of:=VALUE(COM.MICROSOFT.CONCAT([.C219];[.D219]))" office:value-type="float" office:value="55" calcext:value-type="float">
            <text:p>55</text:p>
          </table:table-cell>
          <table:table-cell table:style-name="ce14" table:formula="of:=(STRREV([.A219]))" office:value-type="string" office:string-value="rxkkrhd5xis" calcext:value-type="string">
            <text:p>rxkkrhd5xis</text:p>
          </table:table-cell>
          <table:table-cell table:formula="of:=ORG.LIBREOFFICE.REGEX([.A21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19];&quot;eno|owt|eerht|ruof|evif|xis|neves|thgie|enin|orez|\d&quot;;;1)" office:value-type="string" office:string-value="5" calcext:value-type="string">
            <text:p>5</text:p>
          </table:table-cell>
          <table:table-cell table:formula="of:=IF(ISNA([.G219]);&quot;&quot;;IF([.G219]=&quot;one&quot;;&quot;1&quot;;IF([.G219]=&quot;two&quot;;&quot;2&quot;;IF([.G219]=&quot;three&quot;;&quot;3&quot;;IF([.G219]=&quot;four&quot;;&quot;4&quot;;IF([.G219]=&quot;five&quot;;&quot;5&quot;;IF([.G219]=&quot;six&quot;;&quot;6&quot;;IF([.G219]=&quot;seven&quot;;&quot;7&quot;;IF([.G219]=&quot;eight&quot;;&quot;8&quot;;IF([.G219]=&quot;nine&quot;;&quot;9&quot;;IF([.G219]=&quot;zero&quot;;&quot;0&quot;;VALUE([.G219]))))))))))))" office:value-type="string" office:string-value="6" calcext:value-type="string">
            <text:p>6</text:p>
          </table:table-cell>
          <table:table-cell table:style-name="ce7" table:formula="of:=IF(ISNA([.H219]);&quot;&quot;;IF([.H219]=&quot;eno&quot;;&quot;1&quot;;IF([.H219]=&quot;owt&quot;;&quot;2&quot;;IF([.H219]=&quot;eerht&quot;;&quot;3&quot;;IF([.H219]=&quot;ruof&quot;;&quot;4&quot;;IF([.H219]=&quot;evif&quot;;&quot;5&quot;;IF([.H219]=&quot;xis&quot;;&quot;6&quot;;IF([.H219]=&quot;neves&quot;;&quot;7&quot;;IF([.H219]=&quot;thgie&quot;;&quot;8&quot;;IF([.H219]=&quot;enin&quot;;&quot;9&quot;;IF([.H219]=&quot;orez&quot;;&quot;0&quot;;[.H219])))))))))))" office:value-type="string" office:string-value="5" calcext:value-type="string">
            <text:p>5</text:p>
          </table:table-cell>
          <table:table-cell table:formula="of:=IF(ISNA([.G219]);&quot;&quot;;VALUE(COM.MICROSOFT.CONCAT([.I219:.J219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rddmfpzsfmkthreeonefour1xxhshbxd8</text:p>
          </table:table-cell>
          <table:table-cell table:style-name="ce4" table:formula="of:=ORG.LIBREOFFICE.REGEX([.A220];&quot;\D&quot;;&quot;&quot;;&quot;g&quot;)" office:value-type="string" office:string-value="18" calcext:value-type="string">
            <text:p>18</text:p>
          </table:table-cell>
          <table:table-cell table:formula="of:=LEFT([.B220];1)" office:value-type="string" office:string-value="1" calcext:value-type="string">
            <text:p>1</text:p>
          </table:table-cell>
          <table:table-cell table:style-name="ce5" table:formula="of:=RIGHT([.B220];1)" office:value-type="string" office:string-value="8" calcext:value-type="string">
            <text:p>8</text:p>
          </table:table-cell>
          <table:table-cell table:formula="of:=VALUE(COM.MICROSOFT.CONCAT([.C220];[.D220]))" office:value-type="float" office:value="18" calcext:value-type="float">
            <text:p>18</text:p>
          </table:table-cell>
          <table:table-cell table:style-name="ce14" table:formula="of:=(STRREV([.A220]))" office:value-type="string" office:string-value="8dxbhshxx1ruofenoeerhtkmfszpfmddrmk" calcext:value-type="string">
            <text:p>8dxbhshxx1ruofenoeerhtkmfszpfmddrmk</text:p>
          </table:table-cell>
          <table:table-cell table:formula="of:=ORG.LIBREOFFICE.REGEX([.A22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20];&quot;eno|owt|eerht|ruof|evif|xis|neves|thgie|enin|orez|\d&quot;;;1)" office:value-type="string" office:string-value="8" calcext:value-type="string">
            <text:p>8</text:p>
          </table:table-cell>
          <table:table-cell table:formula="of:=IF(ISNA([.G220]);&quot;&quot;;IF([.G220]=&quot;one&quot;;&quot;1&quot;;IF([.G220]=&quot;two&quot;;&quot;2&quot;;IF([.G220]=&quot;three&quot;;&quot;3&quot;;IF([.G220]=&quot;four&quot;;&quot;4&quot;;IF([.G220]=&quot;five&quot;;&quot;5&quot;;IF([.G220]=&quot;six&quot;;&quot;6&quot;;IF([.G220]=&quot;seven&quot;;&quot;7&quot;;IF([.G220]=&quot;eight&quot;;&quot;8&quot;;IF([.G220]=&quot;nine&quot;;&quot;9&quot;;IF([.G220]=&quot;zero&quot;;&quot;0&quot;;VALUE([.G220]))))))))))))" office:value-type="string" office:string-value="3" calcext:value-type="string">
            <text:p>3</text:p>
          </table:table-cell>
          <table:table-cell table:style-name="ce7" table:formula="of:=IF(ISNA([.H220]);&quot;&quot;;IF([.H220]=&quot;eno&quot;;&quot;1&quot;;IF([.H220]=&quot;owt&quot;;&quot;2&quot;;IF([.H220]=&quot;eerht&quot;;&quot;3&quot;;IF([.H220]=&quot;ruof&quot;;&quot;4&quot;;IF([.H220]=&quot;evif&quot;;&quot;5&quot;;IF([.H220]=&quot;xis&quot;;&quot;6&quot;;IF([.H220]=&quot;neves&quot;;&quot;7&quot;;IF([.H220]=&quot;thgie&quot;;&quot;8&quot;;IF([.H220]=&quot;enin&quot;;&quot;9&quot;;IF([.H220]=&quot;orez&quot;;&quot;0&quot;;[.H220])))))))))))" office:value-type="string" office:string-value="8" calcext:value-type="string">
            <text:p>8</text:p>
          </table:table-cell>
          <table:table-cell table:formula="of:=IF(ISNA([.G220]);&quot;&quot;;VALUE(COM.MICROSOFT.CONCAT([.I220:.J22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dthree3fivefour</text:p>
          </table:table-cell>
          <table:table-cell table:style-name="ce4" table:formula="of:=ORG.LIBREOFFICE.REGEX([.A221];&quot;\D&quot;;&quot;&quot;;&quot;g&quot;)" office:value-type="string" office:string-value="3" calcext:value-type="string">
            <text:p>3</text:p>
          </table:table-cell>
          <table:table-cell table:formula="of:=LEFT([.B221];1)" office:value-type="string" office:string-value="3" calcext:value-type="string">
            <text:p>3</text:p>
          </table:table-cell>
          <table:table-cell table:style-name="ce5" table:formula="of:=RIGHT([.B221];1)" office:value-type="string" office:string-value="3" calcext:value-type="string">
            <text:p>3</text:p>
          </table:table-cell>
          <table:table-cell table:formula="of:=VALUE(COM.MICROSOFT.CONCAT([.C221];[.D221]))" office:value-type="float" office:value="33" calcext:value-type="float">
            <text:p>33</text:p>
          </table:table-cell>
          <table:table-cell table:style-name="ce14" table:formula="of:=(STRREV([.A221]))" office:value-type="string" office:string-value="ruofevif3eerhtdg" calcext:value-type="string">
            <text:p>ruofevif3eerhtdg</text:p>
          </table:table-cell>
          <table:table-cell table:formula="of:=ORG.LIBREOFFICE.REGEX([.A22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21];&quot;eno|owt|eerht|ruof|evif|xis|neves|thgie|enin|orez|\d&quot;;;1)" office:value-type="string" office:string-value="ruof" calcext:value-type="string">
            <text:p>ruof</text:p>
          </table:table-cell>
          <table:table-cell table:formula="of:=IF(ISNA([.G221]);&quot;&quot;;IF([.G221]=&quot;one&quot;;&quot;1&quot;;IF([.G221]=&quot;two&quot;;&quot;2&quot;;IF([.G221]=&quot;three&quot;;&quot;3&quot;;IF([.G221]=&quot;four&quot;;&quot;4&quot;;IF([.G221]=&quot;five&quot;;&quot;5&quot;;IF([.G221]=&quot;six&quot;;&quot;6&quot;;IF([.G221]=&quot;seven&quot;;&quot;7&quot;;IF([.G221]=&quot;eight&quot;;&quot;8&quot;;IF([.G221]=&quot;nine&quot;;&quot;9&quot;;IF([.G221]=&quot;zero&quot;;&quot;0&quot;;VALUE([.G221]))))))))))))" office:value-type="string" office:string-value="3" calcext:value-type="string">
            <text:p>3</text:p>
          </table:table-cell>
          <table:table-cell table:style-name="ce7" table:formula="of:=IF(ISNA([.H221]);&quot;&quot;;IF([.H221]=&quot;eno&quot;;&quot;1&quot;;IF([.H221]=&quot;owt&quot;;&quot;2&quot;;IF([.H221]=&quot;eerht&quot;;&quot;3&quot;;IF([.H221]=&quot;ruof&quot;;&quot;4&quot;;IF([.H221]=&quot;evif&quot;;&quot;5&quot;;IF([.H221]=&quot;xis&quot;;&quot;6&quot;;IF([.H221]=&quot;neves&quot;;&quot;7&quot;;IF([.H221]=&quot;thgie&quot;;&quot;8&quot;;IF([.H221]=&quot;enin&quot;;&quot;9&quot;;IF([.H221]=&quot;orez&quot;;&quot;0&quot;;[.H221])))))))))))" office:value-type="string" office:string-value="4" calcext:value-type="string">
            <text:p>4</text:p>
          </table:table-cell>
          <table:table-cell table:formula="of:=IF(ISNA([.G221]);&quot;&quot;;VALUE(COM.MICROSOFT.CONCAT([.I221:.J221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sixj772four</text:p>
          </table:table-cell>
          <table:table-cell table:style-name="ce4" table:formula="of:=ORG.LIBREOFFICE.REGEX([.A222];&quot;\D&quot;;&quot;&quot;;&quot;g&quot;)" office:value-type="string" office:string-value="772" calcext:value-type="string">
            <text:p>772</text:p>
          </table:table-cell>
          <table:table-cell table:formula="of:=LEFT([.B222];1)" office:value-type="string" office:string-value="7" calcext:value-type="string">
            <text:p>7</text:p>
          </table:table-cell>
          <table:table-cell table:style-name="ce5" table:formula="of:=RIGHT([.B222];1)" office:value-type="string" office:string-value="2" calcext:value-type="string">
            <text:p>2</text:p>
          </table:table-cell>
          <table:table-cell table:formula="of:=VALUE(COM.MICROSOFT.CONCAT([.C222];[.D222]))" office:value-type="float" office:value="72" calcext:value-type="float">
            <text:p>72</text:p>
          </table:table-cell>
          <table:table-cell table:style-name="ce14" table:formula="of:=(STRREV([.A222]))" office:value-type="string" office:string-value="ruof277jxisxis" calcext:value-type="string">
            <text:p>ruof277jxisxis</text:p>
          </table:table-cell>
          <table:table-cell table:formula="of:=ORG.LIBREOFFICE.REGEX([.A22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22];&quot;eno|owt|eerht|ruof|evif|xis|neves|thgie|enin|orez|\d&quot;;;1)" office:value-type="string" office:string-value="ruof" calcext:value-type="string">
            <text:p>ruof</text:p>
          </table:table-cell>
          <table:table-cell table:formula="of:=IF(ISNA([.G222]);&quot;&quot;;IF([.G222]=&quot;one&quot;;&quot;1&quot;;IF([.G222]=&quot;two&quot;;&quot;2&quot;;IF([.G222]=&quot;three&quot;;&quot;3&quot;;IF([.G222]=&quot;four&quot;;&quot;4&quot;;IF([.G222]=&quot;five&quot;;&quot;5&quot;;IF([.G222]=&quot;six&quot;;&quot;6&quot;;IF([.G222]=&quot;seven&quot;;&quot;7&quot;;IF([.G222]=&quot;eight&quot;;&quot;8&quot;;IF([.G222]=&quot;nine&quot;;&quot;9&quot;;IF([.G222]=&quot;zero&quot;;&quot;0&quot;;VALUE([.G222]))))))))))))" office:value-type="string" office:string-value="6" calcext:value-type="string">
            <text:p>6</text:p>
          </table:table-cell>
          <table:table-cell table:style-name="ce7" table:formula="of:=IF(ISNA([.H222]);&quot;&quot;;IF([.H222]=&quot;eno&quot;;&quot;1&quot;;IF([.H222]=&quot;owt&quot;;&quot;2&quot;;IF([.H222]=&quot;eerht&quot;;&quot;3&quot;;IF([.H222]=&quot;ruof&quot;;&quot;4&quot;;IF([.H222]=&quot;evif&quot;;&quot;5&quot;;IF([.H222]=&quot;xis&quot;;&quot;6&quot;;IF([.H222]=&quot;neves&quot;;&quot;7&quot;;IF([.H222]=&quot;thgie&quot;;&quot;8&quot;;IF([.H222]=&quot;enin&quot;;&quot;9&quot;;IF([.H222]=&quot;orez&quot;;&quot;0&quot;;[.H222])))))))))))" office:value-type="string" office:string-value="4" calcext:value-type="string">
            <text:p>4</text:p>
          </table:table-cell>
          <table:table-cell table:formula="of:=IF(ISNA([.G222]);&quot;&quot;;VALUE(COM.MICROSOFT.CONCAT([.I222:.J222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53</text:p>
          </table:table-cell>
          <table:table-cell table:style-name="ce4" table:formula="of:=ORG.LIBREOFFICE.REGEX([.A223];&quot;\D&quot;;&quot;&quot;;&quot;g&quot;)" office:value-type="string" office:string-value="53" calcext:value-type="string">
            <text:p>53</text:p>
          </table:table-cell>
          <table:table-cell table:formula="of:=LEFT([.B223];1)" office:value-type="string" office:string-value="5" calcext:value-type="string">
            <text:p>5</text:p>
          </table:table-cell>
          <table:table-cell table:style-name="ce5" table:formula="of:=RIGHT([.B223];1)" office:value-type="string" office:string-value="3" calcext:value-type="string">
            <text:p>3</text:p>
          </table:table-cell>
          <table:table-cell table:formula="of:=VALUE(COM.MICROSOFT.CONCAT([.C223];[.D223]))" office:value-type="float" office:value="53" calcext:value-type="float">
            <text:p>53</text:p>
          </table:table-cell>
          <table:table-cell table:style-name="ce14" table:formula="of:=(STRREV([.A223]))" office:value-type="string" office:string-value="35thgie" calcext:value-type="string">
            <text:p>35thgie</text:p>
          </table:table-cell>
          <table:table-cell table:formula="of:=ORG.LIBREOFFICE.REGEX([.A22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23];&quot;eno|owt|eerht|ruof|evif|xis|neves|thgie|enin|orez|\d&quot;;;1)" office:value-type="string" office:string-value="3" calcext:value-type="string">
            <text:p>3</text:p>
          </table:table-cell>
          <table:table-cell table:formula="of:=IF(ISNA([.G223]);&quot;&quot;;IF([.G223]=&quot;one&quot;;&quot;1&quot;;IF([.G223]=&quot;two&quot;;&quot;2&quot;;IF([.G223]=&quot;three&quot;;&quot;3&quot;;IF([.G223]=&quot;four&quot;;&quot;4&quot;;IF([.G223]=&quot;five&quot;;&quot;5&quot;;IF([.G223]=&quot;six&quot;;&quot;6&quot;;IF([.G223]=&quot;seven&quot;;&quot;7&quot;;IF([.G223]=&quot;eight&quot;;&quot;8&quot;;IF([.G223]=&quot;nine&quot;;&quot;9&quot;;IF([.G223]=&quot;zero&quot;;&quot;0&quot;;VALUE([.G223]))))))))))))" office:value-type="string" office:string-value="8" calcext:value-type="string">
            <text:p>8</text:p>
          </table:table-cell>
          <table:table-cell table:style-name="ce7" table:formula="of:=IF(ISNA([.H223]);&quot;&quot;;IF([.H223]=&quot;eno&quot;;&quot;1&quot;;IF([.H223]=&quot;owt&quot;;&quot;2&quot;;IF([.H223]=&quot;eerht&quot;;&quot;3&quot;;IF([.H223]=&quot;ruof&quot;;&quot;4&quot;;IF([.H223]=&quot;evif&quot;;&quot;5&quot;;IF([.H223]=&quot;xis&quot;;&quot;6&quot;;IF([.H223]=&quot;neves&quot;;&quot;7&quot;;IF([.H223]=&quot;thgie&quot;;&quot;8&quot;;IF([.H223]=&quot;enin&quot;;&quot;9&quot;;IF([.H223]=&quot;orez&quot;;&quot;0&quot;;[.H223])))))))))))" office:value-type="string" office:string-value="3" calcext:value-type="string">
            <text:p>3</text:p>
          </table:table-cell>
          <table:table-cell table:formula="of:=IF(ISNA([.G223]);&quot;&quot;;VALUE(COM.MICROSOFT.CONCAT([.I223:.J223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oursix333</text:p>
          </table:table-cell>
          <table:table-cell table:style-name="ce4" table:formula="of:=ORG.LIBREOFFICE.REGEX([.A224];&quot;\D&quot;;&quot;&quot;;&quot;g&quot;)" office:value-type="string" office:string-value="333" calcext:value-type="string">
            <text:p>333</text:p>
          </table:table-cell>
          <table:table-cell table:formula="of:=LEFT([.B224];1)" office:value-type="string" office:string-value="3" calcext:value-type="string">
            <text:p>3</text:p>
          </table:table-cell>
          <table:table-cell table:style-name="ce5" table:formula="of:=RIGHT([.B224];1)" office:value-type="string" office:string-value="3" calcext:value-type="string">
            <text:p>3</text:p>
          </table:table-cell>
          <table:table-cell table:formula="of:=VALUE(COM.MICROSOFT.CONCAT([.C224];[.D224]))" office:value-type="float" office:value="33" calcext:value-type="float">
            <text:p>33</text:p>
          </table:table-cell>
          <table:table-cell table:style-name="ce14" table:formula="of:=(STRREV([.A224]))" office:value-type="string" office:string-value="333xisruofxis" calcext:value-type="string">
            <text:p>333xisruofxis</text:p>
          </table:table-cell>
          <table:table-cell table:formula="of:=ORG.LIBREOFFICE.REGEX([.A224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24];&quot;eno|owt|eerht|ruof|evif|xis|neves|thgie|enin|orez|\d&quot;;;1)" office:value-type="string" office:string-value="3" calcext:value-type="string">
            <text:p>3</text:p>
          </table:table-cell>
          <table:table-cell table:formula="of:=IF(ISNA([.G224]);&quot;&quot;;IF([.G224]=&quot;one&quot;;&quot;1&quot;;IF([.G224]=&quot;two&quot;;&quot;2&quot;;IF([.G224]=&quot;three&quot;;&quot;3&quot;;IF([.G224]=&quot;four&quot;;&quot;4&quot;;IF([.G224]=&quot;five&quot;;&quot;5&quot;;IF([.G224]=&quot;six&quot;;&quot;6&quot;;IF([.G224]=&quot;seven&quot;;&quot;7&quot;;IF([.G224]=&quot;eight&quot;;&quot;8&quot;;IF([.G224]=&quot;nine&quot;;&quot;9&quot;;IF([.G224]=&quot;zero&quot;;&quot;0&quot;;VALUE([.G224]))))))))))))" office:value-type="string" office:string-value="6" calcext:value-type="string">
            <text:p>6</text:p>
          </table:table-cell>
          <table:table-cell table:style-name="ce7" table:formula="of:=IF(ISNA([.H224]);&quot;&quot;;IF([.H224]=&quot;eno&quot;;&quot;1&quot;;IF([.H224]=&quot;owt&quot;;&quot;2&quot;;IF([.H224]=&quot;eerht&quot;;&quot;3&quot;;IF([.H224]=&quot;ruof&quot;;&quot;4&quot;;IF([.H224]=&quot;evif&quot;;&quot;5&quot;;IF([.H224]=&quot;xis&quot;;&quot;6&quot;;IF([.H224]=&quot;neves&quot;;&quot;7&quot;;IF([.H224]=&quot;thgie&quot;;&quot;8&quot;;IF([.H224]=&quot;enin&quot;;&quot;9&quot;;IF([.H224]=&quot;orez&quot;;&quot;0&quot;;[.H224])))))))))))" office:value-type="string" office:string-value="3" calcext:value-type="string">
            <text:p>3</text:p>
          </table:table-cell>
          <table:table-cell table:formula="of:=IF(ISNA([.G224]);&quot;&quot;;VALUE(COM.MICROSOFT.CONCAT([.I224:.J224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twothreeseven766</text:p>
          </table:table-cell>
          <table:table-cell table:style-name="ce4" table:formula="of:=ORG.LIBREOFFICE.REGEX([.A225];&quot;\D&quot;;&quot;&quot;;&quot;g&quot;)" office:value-type="string" office:string-value="8766" calcext:value-type="string">
            <text:p>8766</text:p>
          </table:table-cell>
          <table:table-cell table:formula="of:=LEFT([.B225];1)" office:value-type="string" office:string-value="8" calcext:value-type="string">
            <text:p>8</text:p>
          </table:table-cell>
          <table:table-cell table:style-name="ce5" table:formula="of:=RIGHT([.B225];1)" office:value-type="string" office:string-value="6" calcext:value-type="string">
            <text:p>6</text:p>
          </table:table-cell>
          <table:table-cell table:formula="of:=VALUE(COM.MICROSOFT.CONCAT([.C225];[.D225]))" office:value-type="float" office:value="86" calcext:value-type="float">
            <text:p>86</text:p>
          </table:table-cell>
          <table:table-cell table:style-name="ce14" table:formula="of:=(STRREV([.A225]))" office:value-type="string" office:string-value="667neveseerhtowt8eno" calcext:value-type="string">
            <text:p>667neveseerhtowt8eno</text:p>
          </table:table-cell>
          <table:table-cell table:formula="of:=ORG.LIBREOFFICE.REGEX([.A225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25];&quot;eno|owt|eerht|ruof|evif|xis|neves|thgie|enin|orez|\d&quot;;;1)" office:value-type="string" office:string-value="6" calcext:value-type="string">
            <text:p>6</text:p>
          </table:table-cell>
          <table:table-cell table:formula="of:=IF(ISNA([.G225]);&quot;&quot;;IF([.G225]=&quot;one&quot;;&quot;1&quot;;IF([.G225]=&quot;two&quot;;&quot;2&quot;;IF([.G225]=&quot;three&quot;;&quot;3&quot;;IF([.G225]=&quot;four&quot;;&quot;4&quot;;IF([.G225]=&quot;five&quot;;&quot;5&quot;;IF([.G225]=&quot;six&quot;;&quot;6&quot;;IF([.G225]=&quot;seven&quot;;&quot;7&quot;;IF([.G225]=&quot;eight&quot;;&quot;8&quot;;IF([.G225]=&quot;nine&quot;;&quot;9&quot;;IF([.G225]=&quot;zero&quot;;&quot;0&quot;;VALUE([.G225]))))))))))))" office:value-type="string" office:string-value="1" calcext:value-type="string">
            <text:p>1</text:p>
          </table:table-cell>
          <table:table-cell table:style-name="ce7" table:formula="of:=IF(ISNA([.H225]);&quot;&quot;;IF([.H225]=&quot;eno&quot;;&quot;1&quot;;IF([.H225]=&quot;owt&quot;;&quot;2&quot;;IF([.H225]=&quot;eerht&quot;;&quot;3&quot;;IF([.H225]=&quot;ruof&quot;;&quot;4&quot;;IF([.H225]=&quot;evif&quot;;&quot;5&quot;;IF([.H225]=&quot;xis&quot;;&quot;6&quot;;IF([.H225]=&quot;neves&quot;;&quot;7&quot;;IF([.H225]=&quot;thgie&quot;;&quot;8&quot;;IF([.H225]=&quot;enin&quot;;&quot;9&quot;;IF([.H225]=&quot;orez&quot;;&quot;0&quot;;[.H225])))))))))))" office:value-type="string" office:string-value="6" calcext:value-type="string">
            <text:p>6</text:p>
          </table:table-cell>
          <table:table-cell table:formula="of:=IF(ISNA([.G225]);&quot;&quot;;VALUE(COM.MICROSOFT.CONCAT([.I225:.J225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nvgxjtwohmlgqpx3nineeightvnine</text:p>
          </table:table-cell>
          <table:table-cell table:style-name="ce4" table:formula="of:=ORG.LIBREOFFICE.REGEX([.A226];&quot;\D&quot;;&quot;&quot;;&quot;g&quot;)" office:value-type="string" office:string-value="3" calcext:value-type="string">
            <text:p>3</text:p>
          </table:table-cell>
          <table:table-cell table:formula="of:=LEFT([.B226];1)" office:value-type="string" office:string-value="3" calcext:value-type="string">
            <text:p>3</text:p>
          </table:table-cell>
          <table:table-cell table:style-name="ce5" table:formula="of:=RIGHT([.B226];1)" office:value-type="string" office:string-value="3" calcext:value-type="string">
            <text:p>3</text:p>
          </table:table-cell>
          <table:table-cell table:formula="of:=VALUE(COM.MICROSOFT.CONCAT([.C226];[.D226]))" office:value-type="float" office:value="33" calcext:value-type="float">
            <text:p>33</text:p>
          </table:table-cell>
          <table:table-cell table:style-name="ce14" table:formula="of:=(STRREV([.A226]))" office:value-type="string" office:string-value="eninvthgieenin3xpqglmhowtjxgvnpb" calcext:value-type="string">
            <text:p>eninvthgieenin3xpqglmhowtjxgvnpb</text:p>
          </table:table-cell>
          <table:table-cell table:formula="of:=ORG.LIBREOFFICE.REGEX([.A22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26];&quot;eno|owt|eerht|ruof|evif|xis|neves|thgie|enin|orez|\d&quot;;;1)" office:value-type="string" office:string-value="enin" calcext:value-type="string">
            <text:p>enin</text:p>
          </table:table-cell>
          <table:table-cell table:formula="of:=IF(ISNA([.G226]);&quot;&quot;;IF([.G226]=&quot;one&quot;;&quot;1&quot;;IF([.G226]=&quot;two&quot;;&quot;2&quot;;IF([.G226]=&quot;three&quot;;&quot;3&quot;;IF([.G226]=&quot;four&quot;;&quot;4&quot;;IF([.G226]=&quot;five&quot;;&quot;5&quot;;IF([.G226]=&quot;six&quot;;&quot;6&quot;;IF([.G226]=&quot;seven&quot;;&quot;7&quot;;IF([.G226]=&quot;eight&quot;;&quot;8&quot;;IF([.G226]=&quot;nine&quot;;&quot;9&quot;;IF([.G226]=&quot;zero&quot;;&quot;0&quot;;VALUE([.G226]))))))))))))" office:value-type="string" office:string-value="2" calcext:value-type="string">
            <text:p>2</text:p>
          </table:table-cell>
          <table:table-cell table:style-name="ce7" table:formula="of:=IF(ISNA([.H226]);&quot;&quot;;IF([.H226]=&quot;eno&quot;;&quot;1&quot;;IF([.H226]=&quot;owt&quot;;&quot;2&quot;;IF([.H226]=&quot;eerht&quot;;&quot;3&quot;;IF([.H226]=&quot;ruof&quot;;&quot;4&quot;;IF([.H226]=&quot;evif&quot;;&quot;5&quot;;IF([.H226]=&quot;xis&quot;;&quot;6&quot;;IF([.H226]=&quot;neves&quot;;&quot;7&quot;;IF([.H226]=&quot;thgie&quot;;&quot;8&quot;;IF([.H226]=&quot;enin&quot;;&quot;9&quot;;IF([.H226]=&quot;orez&quot;;&quot;0&quot;;[.H226])))))))))))" office:value-type="string" office:string-value="9" calcext:value-type="string">
            <text:p>9</text:p>
          </table:table-cell>
          <table:table-cell table:formula="of:=IF(ISNA([.G226]);&quot;&quot;;VALUE(COM.MICROSOFT.CONCAT([.I226:.J226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5one88six</text:p>
          </table:table-cell>
          <table:table-cell table:style-name="ce4" table:formula="of:=ORG.LIBREOFFICE.REGEX([.A227];&quot;\D&quot;;&quot;&quot;;&quot;g&quot;)" office:value-type="string" office:string-value="9588" calcext:value-type="string">
            <text:p>9588</text:p>
          </table:table-cell>
          <table:table-cell table:formula="of:=LEFT([.B227];1)" office:value-type="string" office:string-value="9" calcext:value-type="string">
            <text:p>9</text:p>
          </table:table-cell>
          <table:table-cell table:style-name="ce5" table:formula="of:=RIGHT([.B227];1)" office:value-type="string" office:string-value="8" calcext:value-type="string">
            <text:p>8</text:p>
          </table:table-cell>
          <table:table-cell table:formula="of:=VALUE(COM.MICROSOFT.CONCAT([.C227];[.D227]))" office:value-type="float" office:value="98" calcext:value-type="float">
            <text:p>98</text:p>
          </table:table-cell>
          <table:table-cell table:style-name="ce14" table:formula="of:=(STRREV([.A227]))" office:value-type="string" office:string-value="xis88eno59" calcext:value-type="string">
            <text:p>xis88eno59</text:p>
          </table:table-cell>
          <table:table-cell table:formula="of:=ORG.LIBREOFFICE.REGEX([.A22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27];&quot;eno|owt|eerht|ruof|evif|xis|neves|thgie|enin|orez|\d&quot;;;1)" office:value-type="string" office:string-value="xis" calcext:value-type="string">
            <text:p>xis</text:p>
          </table:table-cell>
          <table:table-cell table:formula="of:=IF(ISNA([.G227]);&quot;&quot;;IF([.G227]=&quot;one&quot;;&quot;1&quot;;IF([.G227]=&quot;two&quot;;&quot;2&quot;;IF([.G227]=&quot;three&quot;;&quot;3&quot;;IF([.G227]=&quot;four&quot;;&quot;4&quot;;IF([.G227]=&quot;five&quot;;&quot;5&quot;;IF([.G227]=&quot;six&quot;;&quot;6&quot;;IF([.G227]=&quot;seven&quot;;&quot;7&quot;;IF([.G227]=&quot;eight&quot;;&quot;8&quot;;IF([.G227]=&quot;nine&quot;;&quot;9&quot;;IF([.G227]=&quot;zero&quot;;&quot;0&quot;;VALUE([.G227]))))))))))))" office:value-type="float" office:value="9" calcext:value-type="float">
            <text:p>9</text:p>
          </table:table-cell>
          <table:table-cell table:style-name="ce7" table:formula="of:=IF(ISNA([.H227]);&quot;&quot;;IF([.H227]=&quot;eno&quot;;&quot;1&quot;;IF([.H227]=&quot;owt&quot;;&quot;2&quot;;IF([.H227]=&quot;eerht&quot;;&quot;3&quot;;IF([.H227]=&quot;ruof&quot;;&quot;4&quot;;IF([.H227]=&quot;evif&quot;;&quot;5&quot;;IF([.H227]=&quot;xis&quot;;&quot;6&quot;;IF([.H227]=&quot;neves&quot;;&quot;7&quot;;IF([.H227]=&quot;thgie&quot;;&quot;8&quot;;IF([.H227]=&quot;enin&quot;;&quot;9&quot;;IF([.H227]=&quot;orez&quot;;&quot;0&quot;;[.H227])))))))))))" office:value-type="string" office:string-value="6" calcext:value-type="string">
            <text:p>6</text:p>
          </table:table-cell>
          <table:table-cell table:formula="of:=IF(ISNA([.G227]);&quot;&quot;;VALUE(COM.MICROSOFT.CONCAT([.I227:.J227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onefrlccksvfcc7</text:p>
          </table:table-cell>
          <table:table-cell table:style-name="ce4" table:formula="of:=ORG.LIBREOFFICE.REGEX([.A228];&quot;\D&quot;;&quot;&quot;;&quot;g&quot;)" office:value-type="string" office:string-value="47" calcext:value-type="string">
            <text:p>47</text:p>
          </table:table-cell>
          <table:table-cell table:formula="of:=LEFT([.B228];1)" office:value-type="string" office:string-value="4" calcext:value-type="string">
            <text:p>4</text:p>
          </table:table-cell>
          <table:table-cell table:style-name="ce5" table:formula="of:=RIGHT([.B228];1)" office:value-type="string" office:string-value="7" calcext:value-type="string">
            <text:p>7</text:p>
          </table:table-cell>
          <table:table-cell table:formula="of:=VALUE(COM.MICROSOFT.CONCAT([.C228];[.D228]))" office:value-type="float" office:value="47" calcext:value-type="float">
            <text:p>47</text:p>
          </table:table-cell>
          <table:table-cell table:style-name="ce14" table:formula="of:=(STRREV([.A228]))" office:value-type="string" office:string-value="7ccfvskcclrfeno4" calcext:value-type="string">
            <text:p>7ccfvskcclrfeno4</text:p>
          </table:table-cell>
          <table:table-cell table:formula="of:=ORG.LIBREOFFICE.REGEX([.A22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28];&quot;eno|owt|eerht|ruof|evif|xis|neves|thgie|enin|orez|\d&quot;;;1)" office:value-type="string" office:string-value="7" calcext:value-type="string">
            <text:p>7</text:p>
          </table:table-cell>
          <table:table-cell table:formula="of:=IF(ISNA([.G228]);&quot;&quot;;IF([.G228]=&quot;one&quot;;&quot;1&quot;;IF([.G228]=&quot;two&quot;;&quot;2&quot;;IF([.G228]=&quot;three&quot;;&quot;3&quot;;IF([.G228]=&quot;four&quot;;&quot;4&quot;;IF([.G228]=&quot;five&quot;;&quot;5&quot;;IF([.G228]=&quot;six&quot;;&quot;6&quot;;IF([.G228]=&quot;seven&quot;;&quot;7&quot;;IF([.G228]=&quot;eight&quot;;&quot;8&quot;;IF([.G228]=&quot;nine&quot;;&quot;9&quot;;IF([.G228]=&quot;zero&quot;;&quot;0&quot;;VALUE([.G228]))))))))))))" office:value-type="float" office:value="4" calcext:value-type="float">
            <text:p>4</text:p>
          </table:table-cell>
          <table:table-cell table:style-name="ce7" table:formula="of:=IF(ISNA([.H228]);&quot;&quot;;IF([.H228]=&quot;eno&quot;;&quot;1&quot;;IF([.H228]=&quot;owt&quot;;&quot;2&quot;;IF([.H228]=&quot;eerht&quot;;&quot;3&quot;;IF([.H228]=&quot;ruof&quot;;&quot;4&quot;;IF([.H228]=&quot;evif&quot;;&quot;5&quot;;IF([.H228]=&quot;xis&quot;;&quot;6&quot;;IF([.H228]=&quot;neves&quot;;&quot;7&quot;;IF([.H228]=&quot;thgie&quot;;&quot;8&quot;;IF([.H228]=&quot;enin&quot;;&quot;9&quot;;IF([.H228]=&quot;orez&quot;;&quot;0&quot;;[.H228])))))))))))" office:value-type="string" office:string-value="7" calcext:value-type="string">
            <text:p>7</text:p>
          </table:table-cell>
          <table:table-cell table:formula="of:=IF(ISNA([.G228]);&quot;&quot;;VALUE(COM.MICROSOFT.CONCAT([.I228:.J228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bjh67</text:p>
          </table:table-cell>
          <table:table-cell table:style-name="ce4" table:formula="of:=ORG.LIBREOFFICE.REGEX([.A229];&quot;\D&quot;;&quot;&quot;;&quot;g&quot;)" office:value-type="string" office:string-value="67" calcext:value-type="string">
            <text:p>67</text:p>
          </table:table-cell>
          <table:table-cell table:formula="of:=LEFT([.B229];1)" office:value-type="string" office:string-value="6" calcext:value-type="string">
            <text:p>6</text:p>
          </table:table-cell>
          <table:table-cell table:style-name="ce5" table:formula="of:=RIGHT([.B229];1)" office:value-type="string" office:string-value="7" calcext:value-type="string">
            <text:p>7</text:p>
          </table:table-cell>
          <table:table-cell table:formula="of:=VALUE(COM.MICROSOFT.CONCAT([.C229];[.D229]))" office:value-type="float" office:value="67" calcext:value-type="float">
            <text:p>67</text:p>
          </table:table-cell>
          <table:table-cell table:style-name="ce14" table:formula="of:=(STRREV([.A229]))" office:value-type="string" office:string-value="76hjbx" calcext:value-type="string">
            <text:p>76hjbx</text:p>
          </table:table-cell>
          <table:table-cell table:formula="of:=ORG.LIBREOFFICE.REGEX([.A22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29];&quot;eno|owt|eerht|ruof|evif|xis|neves|thgie|enin|orez|\d&quot;;;1)" office:value-type="string" office:string-value="7" calcext:value-type="string">
            <text:p>7</text:p>
          </table:table-cell>
          <table:table-cell table:formula="of:=IF(ISNA([.G229]);&quot;&quot;;IF([.G229]=&quot;one&quot;;&quot;1&quot;;IF([.G229]=&quot;two&quot;;&quot;2&quot;;IF([.G229]=&quot;three&quot;;&quot;3&quot;;IF([.G229]=&quot;four&quot;;&quot;4&quot;;IF([.G229]=&quot;five&quot;;&quot;5&quot;;IF([.G229]=&quot;six&quot;;&quot;6&quot;;IF([.G229]=&quot;seven&quot;;&quot;7&quot;;IF([.G229]=&quot;eight&quot;;&quot;8&quot;;IF([.G229]=&quot;nine&quot;;&quot;9&quot;;IF([.G229]=&quot;zero&quot;;&quot;0&quot;;VALUE([.G229]))))))))))))" office:value-type="float" office:value="6" calcext:value-type="float">
            <text:p>6</text:p>
          </table:table-cell>
          <table:table-cell table:style-name="ce7" table:formula="of:=IF(ISNA([.H229]);&quot;&quot;;IF([.H229]=&quot;eno&quot;;&quot;1&quot;;IF([.H229]=&quot;owt&quot;;&quot;2&quot;;IF([.H229]=&quot;eerht&quot;;&quot;3&quot;;IF([.H229]=&quot;ruof&quot;;&quot;4&quot;;IF([.H229]=&quot;evif&quot;;&quot;5&quot;;IF([.H229]=&quot;xis&quot;;&quot;6&quot;;IF([.H229]=&quot;neves&quot;;&quot;7&quot;;IF([.H229]=&quot;thgie&quot;;&quot;8&quot;;IF([.H229]=&quot;enin&quot;;&quot;9&quot;;IF([.H229]=&quot;orez&quot;;&quot;0&quot;;[.H229])))))))))))" office:value-type="string" office:string-value="7" calcext:value-type="string">
            <text:p>7</text:p>
          </table:table-cell>
          <table:table-cell table:style-name="ce7" table:formula="of:=IF(ISNA([.G229]);&quot;&quot;;VALUE(COM.MICROSOFT.CONCAT([.I229:.J229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zrgvrkzthreesix2</text:p>
          </table:table-cell>
          <table:table-cell table:style-name="ce4" table:formula="of:=ORG.LIBREOFFICE.REGEX([.A230];&quot;\D&quot;;&quot;&quot;;&quot;g&quot;)" office:value-type="string" office:string-value="2" calcext:value-type="string">
            <text:p>2</text:p>
          </table:table-cell>
          <table:table-cell table:formula="of:=LEFT([.B230];1)" office:value-type="string" office:string-value="2" calcext:value-type="string">
            <text:p>2</text:p>
          </table:table-cell>
          <table:table-cell table:style-name="ce5" table:formula="of:=RIGHT([.B230];1)" office:value-type="string" office:string-value="2" calcext:value-type="string">
            <text:p>2</text:p>
          </table:table-cell>
          <table:table-cell table:formula="of:=VALUE(COM.MICROSOFT.CONCAT([.C230];[.D230]))" office:value-type="float" office:value="22" calcext:value-type="float">
            <text:p>22</text:p>
          </table:table-cell>
          <table:table-cell table:style-name="ce14" table:formula="of:=(STRREV([.A230]))" office:value-type="string" office:string-value="2xiseerhtzkrvgrzv" calcext:value-type="string">
            <text:p>2xiseerhtzkrvgrzv</text:p>
          </table:table-cell>
          <table:table-cell table:formula="of:=ORG.LIBREOFFICE.REGEX([.A23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30];&quot;eno|owt|eerht|ruof|evif|xis|neves|thgie|enin|orez|\d&quot;;;1)" office:value-type="string" office:string-value="2" calcext:value-type="string">
            <text:p>2</text:p>
          </table:table-cell>
          <table:table-cell table:formula="of:=IF(ISNA([.G230]);&quot;&quot;;IF([.G230]=&quot;one&quot;;&quot;1&quot;;IF([.G230]=&quot;two&quot;;&quot;2&quot;;IF([.G230]=&quot;three&quot;;&quot;3&quot;;IF([.G230]=&quot;four&quot;;&quot;4&quot;;IF([.G230]=&quot;five&quot;;&quot;5&quot;;IF([.G230]=&quot;six&quot;;&quot;6&quot;;IF([.G230]=&quot;seven&quot;;&quot;7&quot;;IF([.G230]=&quot;eight&quot;;&quot;8&quot;;IF([.G230]=&quot;nine&quot;;&quot;9&quot;;IF([.G230]=&quot;zero&quot;;&quot;0&quot;;VALUE([.G230]))))))))))))" office:value-type="string" office:string-value="3" calcext:value-type="string">
            <text:p>3</text:p>
          </table:table-cell>
          <table:table-cell table:style-name="ce7" table:formula="of:=IF(ISNA([.H230]);&quot;&quot;;IF([.H230]=&quot;eno&quot;;&quot;1&quot;;IF([.H230]=&quot;owt&quot;;&quot;2&quot;;IF([.H230]=&quot;eerht&quot;;&quot;3&quot;;IF([.H230]=&quot;ruof&quot;;&quot;4&quot;;IF([.H230]=&quot;evif&quot;;&quot;5&quot;;IF([.H230]=&quot;xis&quot;;&quot;6&quot;;IF([.H230]=&quot;neves&quot;;&quot;7&quot;;IF([.H230]=&quot;thgie&quot;;&quot;8&quot;;IF([.H230]=&quot;enin&quot;;&quot;9&quot;;IF([.H230]=&quot;orez&quot;;&quot;0&quot;;[.H230])))))))))))" office:value-type="string" office:string-value="2" calcext:value-type="string">
            <text:p>2</text:p>
          </table:table-cell>
          <table:table-cell table:formula="of:=IF(ISNA([.G230]);&quot;&quot;;VALUE(COM.MICROSOFT.CONCAT([.I230:.J23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8eighttjxphqzstx</text:p>
          </table:table-cell>
          <table:table-cell table:style-name="ce4" table:formula="of:=ORG.LIBREOFFICE.REGEX([.A231];&quot;\D&quot;;&quot;&quot;;&quot;g&quot;)" office:value-type="string" office:string-value="8" calcext:value-type="string">
            <text:p>8</text:p>
          </table:table-cell>
          <table:table-cell table:formula="of:=LEFT([.B231];1)" office:value-type="string" office:string-value="8" calcext:value-type="string">
            <text:p>8</text:p>
          </table:table-cell>
          <table:table-cell table:style-name="ce5" table:formula="of:=RIGHT([.B231];1)" office:value-type="string" office:string-value="8" calcext:value-type="string">
            <text:p>8</text:p>
          </table:table-cell>
          <table:table-cell table:formula="of:=VALUE(COM.MICROSOFT.CONCAT([.C231];[.D231]))" office:value-type="float" office:value="88" calcext:value-type="float">
            <text:p>88</text:p>
          </table:table-cell>
          <table:table-cell table:style-name="ce14" table:formula="of:=(STRREV([.A231]))" office:value-type="string" office:string-value="xtszqhpxjtthgie8evif" calcext:value-type="string">
            <text:p>xtszqhpxjtthgie8evif</text:p>
          </table:table-cell>
          <table:table-cell table:formula="of:=ORG.LIBREOFFICE.REGEX([.A231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3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31]);&quot;&quot;;IF([.G231]=&quot;one&quot;;&quot;1&quot;;IF([.G231]=&quot;two&quot;;&quot;2&quot;;IF([.G231]=&quot;three&quot;;&quot;3&quot;;IF([.G231]=&quot;four&quot;;&quot;4&quot;;IF([.G231]=&quot;five&quot;;&quot;5&quot;;IF([.G231]=&quot;six&quot;;&quot;6&quot;;IF([.G231]=&quot;seven&quot;;&quot;7&quot;;IF([.G231]=&quot;eight&quot;;&quot;8&quot;;IF([.G231]=&quot;nine&quot;;&quot;9&quot;;IF([.G231]=&quot;zero&quot;;&quot;0&quot;;VALUE([.G231]))))))))))))" office:value-type="string" office:string-value="5" calcext:value-type="string">
            <text:p>5</text:p>
          </table:table-cell>
          <table:table-cell table:style-name="ce7" table:formula="of:=IF(ISNA([.H231]);&quot;&quot;;IF([.H231]=&quot;eno&quot;;&quot;1&quot;;IF([.H231]=&quot;owt&quot;;&quot;2&quot;;IF([.H231]=&quot;eerht&quot;;&quot;3&quot;;IF([.H231]=&quot;ruof&quot;;&quot;4&quot;;IF([.H231]=&quot;evif&quot;;&quot;5&quot;;IF([.H231]=&quot;xis&quot;;&quot;6&quot;;IF([.H231]=&quot;neves&quot;;&quot;7&quot;;IF([.H231]=&quot;thgie&quot;;&quot;8&quot;;IF([.H231]=&quot;enin&quot;;&quot;9&quot;;IF([.H231]=&quot;orez&quot;;&quot;0&quot;;[.H231])))))))))))" office:value-type="string" office:string-value="8" calcext:value-type="string">
            <text:p>8</text:p>
          </table:table-cell>
          <table:table-cell table:formula="of:=IF(ISNA([.G231]);&quot;&quot;;VALUE(COM.MICROSOFT.CONCAT([.I231:.J231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one3sixseven</text:p>
          </table:table-cell>
          <table:table-cell table:style-name="ce4" table:formula="of:=ORG.LIBREOFFICE.REGEX([.A232];&quot;\D&quot;;&quot;&quot;;&quot;g&quot;)" office:value-type="string" office:string-value="3" calcext:value-type="string">
            <text:p>3</text:p>
          </table:table-cell>
          <table:table-cell table:formula="of:=LEFT([.B232];1)" office:value-type="string" office:string-value="3" calcext:value-type="string">
            <text:p>3</text:p>
          </table:table-cell>
          <table:table-cell table:style-name="ce5" table:formula="of:=RIGHT([.B232];1)" office:value-type="string" office:string-value="3" calcext:value-type="string">
            <text:p>3</text:p>
          </table:table-cell>
          <table:table-cell table:formula="of:=VALUE(COM.MICROSOFT.CONCAT([.C232];[.D232]))" office:value-type="float" office:value="33" calcext:value-type="float">
            <text:p>33</text:p>
          </table:table-cell>
          <table:table-cell table:style-name="ce14" table:formula="of:=(STRREV([.A232]))" office:value-type="string" office:string-value="nevesxis3enoevif" calcext:value-type="string">
            <text:p>nevesxis3enoevif</text:p>
          </table:table-cell>
          <table:table-cell table:formula="of:=ORG.LIBREOFFICE.REGEX([.A23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3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32]);&quot;&quot;;IF([.G232]=&quot;one&quot;;&quot;1&quot;;IF([.G232]=&quot;two&quot;;&quot;2&quot;;IF([.G232]=&quot;three&quot;;&quot;3&quot;;IF([.G232]=&quot;four&quot;;&quot;4&quot;;IF([.G232]=&quot;five&quot;;&quot;5&quot;;IF([.G232]=&quot;six&quot;;&quot;6&quot;;IF([.G232]=&quot;seven&quot;;&quot;7&quot;;IF([.G232]=&quot;eight&quot;;&quot;8&quot;;IF([.G232]=&quot;nine&quot;;&quot;9&quot;;IF([.G232]=&quot;zero&quot;;&quot;0&quot;;VALUE([.G232]))))))))))))" office:value-type="string" office:string-value="5" calcext:value-type="string">
            <text:p>5</text:p>
          </table:table-cell>
          <table:table-cell table:style-name="ce7" table:formula="of:=IF(ISNA([.H232]);&quot;&quot;;IF([.H232]=&quot;eno&quot;;&quot;1&quot;;IF([.H232]=&quot;owt&quot;;&quot;2&quot;;IF([.H232]=&quot;eerht&quot;;&quot;3&quot;;IF([.H232]=&quot;ruof&quot;;&quot;4&quot;;IF([.H232]=&quot;evif&quot;;&quot;5&quot;;IF([.H232]=&quot;xis&quot;;&quot;6&quot;;IF([.H232]=&quot;neves&quot;;&quot;7&quot;;IF([.H232]=&quot;thgie&quot;;&quot;8&quot;;IF([.H232]=&quot;enin&quot;;&quot;9&quot;;IF([.H232]=&quot;orez&quot;;&quot;0&quot;;[.H232])))))))))))" office:value-type="string" office:string-value="7" calcext:value-type="string">
            <text:p>7</text:p>
          </table:table-cell>
          <table:table-cell table:formula="of:=IF(ISNA([.G232]);&quot;&quot;;VALUE(COM.MICROSOFT.CONCAT([.I232:.J232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44eight66</text:p>
          </table:table-cell>
          <table:table-cell table:style-name="ce4" table:formula="of:=ORG.LIBREOFFICE.REGEX([.A233];&quot;\D&quot;;&quot;&quot;;&quot;g&quot;)" office:value-type="string" office:string-value="4466" calcext:value-type="string">
            <text:p>4466</text:p>
          </table:table-cell>
          <table:table-cell table:formula="of:=LEFT([.B233];1)" office:value-type="string" office:string-value="4" calcext:value-type="string">
            <text:p>4</text:p>
          </table:table-cell>
          <table:table-cell table:style-name="ce5" table:formula="of:=RIGHT([.B233];1)" office:value-type="string" office:string-value="6" calcext:value-type="string">
            <text:p>6</text:p>
          </table:table-cell>
          <table:table-cell table:formula="of:=VALUE(COM.MICROSOFT.CONCAT([.C233];[.D233]))" office:value-type="float" office:value="46" calcext:value-type="float">
            <text:p>46</text:p>
          </table:table-cell>
          <table:table-cell table:style-name="ce14" table:formula="of:=(STRREV([.A233]))" office:value-type="string" office:string-value="66thgie44enin" calcext:value-type="string">
            <text:p>66thgie44enin</text:p>
          </table:table-cell>
          <table:table-cell table:formula="of:=ORG.LIBREOFFICE.REGEX([.A23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233];&quot;eno|owt|eerht|ruof|evif|xis|neves|thgie|enin|orez|\d&quot;;;1)" office:value-type="string" office:string-value="6" calcext:value-type="string">
            <text:p>6</text:p>
          </table:table-cell>
          <table:table-cell table:formula="of:=IF(ISNA([.G233]);&quot;&quot;;IF([.G233]=&quot;one&quot;;&quot;1&quot;;IF([.G233]=&quot;two&quot;;&quot;2&quot;;IF([.G233]=&quot;three&quot;;&quot;3&quot;;IF([.G233]=&quot;four&quot;;&quot;4&quot;;IF([.G233]=&quot;five&quot;;&quot;5&quot;;IF([.G233]=&quot;six&quot;;&quot;6&quot;;IF([.G233]=&quot;seven&quot;;&quot;7&quot;;IF([.G233]=&quot;eight&quot;;&quot;8&quot;;IF([.G233]=&quot;nine&quot;;&quot;9&quot;;IF([.G233]=&quot;zero&quot;;&quot;0&quot;;VALUE([.G233]))))))))))))" office:value-type="string" office:string-value="9" calcext:value-type="string">
            <text:p>9</text:p>
          </table:table-cell>
          <table:table-cell table:style-name="ce7" table:formula="of:=IF(ISNA([.H233]);&quot;&quot;;IF([.H233]=&quot;eno&quot;;&quot;1&quot;;IF([.H233]=&quot;owt&quot;;&quot;2&quot;;IF([.H233]=&quot;eerht&quot;;&quot;3&quot;;IF([.H233]=&quot;ruof&quot;;&quot;4&quot;;IF([.H233]=&quot;evif&quot;;&quot;5&quot;;IF([.H233]=&quot;xis&quot;;&quot;6&quot;;IF([.H233]=&quot;neves&quot;;&quot;7&quot;;IF([.H233]=&quot;thgie&quot;;&quot;8&quot;;IF([.H233]=&quot;enin&quot;;&quot;9&quot;;IF([.H233]=&quot;orez&quot;;&quot;0&quot;;[.H233])))))))))))" office:value-type="string" office:string-value="6" calcext:value-type="string">
            <text:p>6</text:p>
          </table:table-cell>
          <table:table-cell table:formula="of:=IF(ISNA([.G233]);&quot;&quot;;VALUE(COM.MICROSOFT.CONCAT([.I233:.J233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wogndjkpdxqjvjmd7kgxvjfkltv</text:p>
          </table:table-cell>
          <table:table-cell table:style-name="ce4" table:formula="of:=ORG.LIBREOFFICE.REGEX([.A234];&quot;\D&quot;;&quot;&quot;;&quot;g&quot;)" office:value-type="string" office:string-value="7" calcext:value-type="string">
            <text:p>7</text:p>
          </table:table-cell>
          <table:table-cell table:formula="of:=LEFT([.B234];1)" office:value-type="string" office:string-value="7" calcext:value-type="string">
            <text:p>7</text:p>
          </table:table-cell>
          <table:table-cell table:style-name="ce5" table:formula="of:=RIGHT([.B234];1)" office:value-type="string" office:string-value="7" calcext:value-type="string">
            <text:p>7</text:p>
          </table:table-cell>
          <table:table-cell table:formula="of:=VALUE(COM.MICROSOFT.CONCAT([.C234];[.D234]))" office:value-type="float" office:value="77" calcext:value-type="float">
            <text:p>77</text:p>
          </table:table-cell>
          <table:table-cell table:style-name="ce14" table:formula="of:=(STRREV([.A234]))" office:value-type="string" office:string-value="vtlkfjvxgk7dmjvjqxdpkjdngowtthgie" calcext:value-type="string">
            <text:p>vtlkfjvxgk7dmjvjqxdpkjdngowtthgie</text:p>
          </table:table-cell>
          <table:table-cell table:formula="of:=ORG.LIBREOFFICE.REGEX([.A23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34];&quot;eno|owt|eerht|ruof|evif|xis|neves|thgie|enin|orez|\d&quot;;;1)" office:value-type="string" office:string-value="7" calcext:value-type="string">
            <text:p>7</text:p>
          </table:table-cell>
          <table:table-cell table:formula="of:=IF(ISNA([.G234]);&quot;&quot;;IF([.G234]=&quot;one&quot;;&quot;1&quot;;IF([.G234]=&quot;two&quot;;&quot;2&quot;;IF([.G234]=&quot;three&quot;;&quot;3&quot;;IF([.G234]=&quot;four&quot;;&quot;4&quot;;IF([.G234]=&quot;five&quot;;&quot;5&quot;;IF([.G234]=&quot;six&quot;;&quot;6&quot;;IF([.G234]=&quot;seven&quot;;&quot;7&quot;;IF([.G234]=&quot;eight&quot;;&quot;8&quot;;IF([.G234]=&quot;nine&quot;;&quot;9&quot;;IF([.G234]=&quot;zero&quot;;&quot;0&quot;;VALUE([.G234]))))))))))))" office:value-type="string" office:string-value="8" calcext:value-type="string">
            <text:p>8</text:p>
          </table:table-cell>
          <table:table-cell table:style-name="ce7" table:formula="of:=IF(ISNA([.H234]);&quot;&quot;;IF([.H234]=&quot;eno&quot;;&quot;1&quot;;IF([.H234]=&quot;owt&quot;;&quot;2&quot;;IF([.H234]=&quot;eerht&quot;;&quot;3&quot;;IF([.H234]=&quot;ruof&quot;;&quot;4&quot;;IF([.H234]=&quot;evif&quot;;&quot;5&quot;;IF([.H234]=&quot;xis&quot;;&quot;6&quot;;IF([.H234]=&quot;neves&quot;;&quot;7&quot;;IF([.H234]=&quot;thgie&quot;;&quot;8&quot;;IF([.H234]=&quot;enin&quot;;&quot;9&quot;;IF([.H234]=&quot;orez&quot;;&quot;0&quot;;[.H234])))))))))))" office:value-type="string" office:string-value="7" calcext:value-type="string">
            <text:p>7</text:p>
          </table:table-cell>
          <table:table-cell table:formula="of:=IF(ISNA([.G234]);&quot;&quot;;VALUE(COM.MICROSOFT.CONCAT([.I234:.J234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dpxgkxvfheightt41onefoursix</text:p>
          </table:table-cell>
          <table:table-cell table:style-name="ce4" table:formula="of:=ORG.LIBREOFFICE.REGEX([.A235];&quot;\D&quot;;&quot;&quot;;&quot;g&quot;)" office:value-type="string" office:string-value="41" calcext:value-type="string">
            <text:p>41</text:p>
          </table:table-cell>
          <table:table-cell table:formula="of:=LEFT([.B235];1)" office:value-type="string" office:string-value="4" calcext:value-type="string">
            <text:p>4</text:p>
          </table:table-cell>
          <table:table-cell table:style-name="ce5" table:formula="of:=RIGHT([.B235];1)" office:value-type="string" office:string-value="1" calcext:value-type="string">
            <text:p>1</text:p>
          </table:table-cell>
          <table:table-cell table:formula="of:=VALUE(COM.MICROSOFT.CONCAT([.C235];[.D235]))" office:value-type="float" office:value="41" calcext:value-type="float">
            <text:p>41</text:p>
          </table:table-cell>
          <table:table-cell table:style-name="ce14" table:formula="of:=(STRREV([.A235]))" office:value-type="string" office:string-value="xisruofeno14tthgiehfvxkgxpdm" calcext:value-type="string">
            <text:p>xisruofeno14tthgiehfvxkgxpdm</text:p>
          </table:table-cell>
          <table:table-cell table:formula="of:=ORG.LIBREOFFICE.REGEX([.A235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35];&quot;eno|owt|eerht|ruof|evif|xis|neves|thgie|enin|orez|\d&quot;;;1)" office:value-type="string" office:string-value="xis" calcext:value-type="string">
            <text:p>xis</text:p>
          </table:table-cell>
          <table:table-cell table:formula="of:=IF(ISNA([.G235]);&quot;&quot;;IF([.G235]=&quot;one&quot;;&quot;1&quot;;IF([.G235]=&quot;two&quot;;&quot;2&quot;;IF([.G235]=&quot;three&quot;;&quot;3&quot;;IF([.G235]=&quot;four&quot;;&quot;4&quot;;IF([.G235]=&quot;five&quot;;&quot;5&quot;;IF([.G235]=&quot;six&quot;;&quot;6&quot;;IF([.G235]=&quot;seven&quot;;&quot;7&quot;;IF([.G235]=&quot;eight&quot;;&quot;8&quot;;IF([.G235]=&quot;nine&quot;;&quot;9&quot;;IF([.G235]=&quot;zero&quot;;&quot;0&quot;;VALUE([.G235]))))))))))))" office:value-type="string" office:string-value="8" calcext:value-type="string">
            <text:p>8</text:p>
          </table:table-cell>
          <table:table-cell table:style-name="ce7" table:formula="of:=IF(ISNA([.H235]);&quot;&quot;;IF([.H235]=&quot;eno&quot;;&quot;1&quot;;IF([.H235]=&quot;owt&quot;;&quot;2&quot;;IF([.H235]=&quot;eerht&quot;;&quot;3&quot;;IF([.H235]=&quot;ruof&quot;;&quot;4&quot;;IF([.H235]=&quot;evif&quot;;&quot;5&quot;;IF([.H235]=&quot;xis&quot;;&quot;6&quot;;IF([.H235]=&quot;neves&quot;;&quot;7&quot;;IF([.H235]=&quot;thgie&quot;;&quot;8&quot;;IF([.H235]=&quot;enin&quot;;&quot;9&quot;;IF([.H235]=&quot;orez&quot;;&quot;0&quot;;[.H235])))))))))))" office:value-type="string" office:string-value="6" calcext:value-type="string">
            <text:p>6</text:p>
          </table:table-cell>
          <table:table-cell table:formula="of:=IF(ISNA([.G235]);&quot;&quot;;VALUE(COM.MICROSOFT.CONCAT([.I235:.J235])))"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qnzsgmgbglqmjmhmqqlpjjhkszprjc184eightczzbrpxh</text:p>
          </table:table-cell>
          <table:table-cell table:style-name="ce4" table:formula="of:=ORG.LIBREOFFICE.REGEX([.A236];&quot;\D&quot;;&quot;&quot;;&quot;g&quot;)" office:value-type="string" office:string-value="184" calcext:value-type="string">
            <text:p>184</text:p>
          </table:table-cell>
          <table:table-cell table:formula="of:=LEFT([.B236];1)" office:value-type="string" office:string-value="1" calcext:value-type="string">
            <text:p>1</text:p>
          </table:table-cell>
          <table:table-cell table:style-name="ce5" table:formula="of:=RIGHT([.B236];1)" office:value-type="string" office:string-value="4" calcext:value-type="string">
            <text:p>4</text:p>
          </table:table-cell>
          <table:table-cell table:formula="of:=VALUE(COM.MICROSOFT.CONCAT([.C236];[.D236]))" office:value-type="float" office:value="14" calcext:value-type="float">
            <text:p>14</text:p>
          </table:table-cell>
          <table:table-cell table:style-name="ce14" table:formula="of:=(STRREV([.A236]))" office:value-type="string" office:string-value="hxprbzzcthgie481cjrpzskhjjplqqmhmjmqlgbgmgsznqv" calcext:value-type="string">
            <text:p>hxprbzzcthgie481cjrpzskhjjplqqmhmjmqlgbgmgsznqv</text:p>
          </table:table-cell>
          <table:table-cell table:formula="of:=ORG.LIBREOFFICE.REGEX([.A23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3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36]);&quot;&quot;;IF([.G236]=&quot;one&quot;;&quot;1&quot;;IF([.G236]=&quot;two&quot;;&quot;2&quot;;IF([.G236]=&quot;three&quot;;&quot;3&quot;;IF([.G236]=&quot;four&quot;;&quot;4&quot;;IF([.G236]=&quot;five&quot;;&quot;5&quot;;IF([.G236]=&quot;six&quot;;&quot;6&quot;;IF([.G236]=&quot;seven&quot;;&quot;7&quot;;IF([.G236]=&quot;eight&quot;;&quot;8&quot;;IF([.G236]=&quot;nine&quot;;&quot;9&quot;;IF([.G236]=&quot;zero&quot;;&quot;0&quot;;VALUE([.G236]))))))))))))" office:value-type="float" office:value="1" calcext:value-type="float">
            <text:p>1</text:p>
          </table:table-cell>
          <table:table-cell table:style-name="ce7" table:formula="of:=IF(ISNA([.H236]);&quot;&quot;;IF([.H236]=&quot;eno&quot;;&quot;1&quot;;IF([.H236]=&quot;owt&quot;;&quot;2&quot;;IF([.H236]=&quot;eerht&quot;;&quot;3&quot;;IF([.H236]=&quot;ruof&quot;;&quot;4&quot;;IF([.H236]=&quot;evif&quot;;&quot;5&quot;;IF([.H236]=&quot;xis&quot;;&quot;6&quot;;IF([.H236]=&quot;neves&quot;;&quot;7&quot;;IF([.H236]=&quot;thgie&quot;;&quot;8&quot;;IF([.H236]=&quot;enin&quot;;&quot;9&quot;;IF([.H236]=&quot;orez&quot;;&quot;0&quot;;[.H236])))))))))))" office:value-type="string" office:string-value="8" calcext:value-type="string">
            <text:p>8</text:p>
          </table:table-cell>
          <table:table-cell table:formula="of:=IF(ISNA([.G236]);&quot;&quot;;VALUE(COM.MICROSOFT.CONCAT([.I236:.J236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ncvmkbone7vttpdnone</text:p>
          </table:table-cell>
          <table:table-cell table:style-name="ce4" table:formula="of:=ORG.LIBREOFFICE.REGEX([.A237];&quot;\D&quot;;&quot;&quot;;&quot;g&quot;)" office:value-type="string" office:string-value="7" calcext:value-type="string">
            <text:p>7</text:p>
          </table:table-cell>
          <table:table-cell table:formula="of:=LEFT([.B237];1)" office:value-type="string" office:string-value="7" calcext:value-type="string">
            <text:p>7</text:p>
          </table:table-cell>
          <table:table-cell table:style-name="ce5" table:formula="of:=RIGHT([.B237];1)" office:value-type="string" office:string-value="7" calcext:value-type="string">
            <text:p>7</text:p>
          </table:table-cell>
          <table:table-cell table:formula="of:=VALUE(COM.MICROSOFT.CONCAT([.C237];[.D237]))" office:value-type="float" office:value="77" calcext:value-type="float">
            <text:p>77</text:p>
          </table:table-cell>
          <table:table-cell table:style-name="ce14" table:formula="of:=(STRREV([.A237]))" office:value-type="string" office:string-value="enondpttv7enobkmvcnj" calcext:value-type="string">
            <text:p>enondpttv7enobkmvcnj</text:p>
          </table:table-cell>
          <table:table-cell table:formula="of:=ORG.LIBREOFFICE.REGEX([.A23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37];&quot;eno|owt|eerht|ruof|evif|xis|neves|thgie|enin|orez|\d&quot;;;1)" office:value-type="string" office:string-value="eno" calcext:value-type="string">
            <text:p>eno</text:p>
          </table:table-cell>
          <table:table-cell table:formula="of:=IF(ISNA([.G237]);&quot;&quot;;IF([.G237]=&quot;one&quot;;&quot;1&quot;;IF([.G237]=&quot;two&quot;;&quot;2&quot;;IF([.G237]=&quot;three&quot;;&quot;3&quot;;IF([.G237]=&quot;four&quot;;&quot;4&quot;;IF([.G237]=&quot;five&quot;;&quot;5&quot;;IF([.G237]=&quot;six&quot;;&quot;6&quot;;IF([.G237]=&quot;seven&quot;;&quot;7&quot;;IF([.G237]=&quot;eight&quot;;&quot;8&quot;;IF([.G237]=&quot;nine&quot;;&quot;9&quot;;IF([.G237]=&quot;zero&quot;;&quot;0&quot;;VALUE([.G237]))))))))))))" office:value-type="string" office:string-value="1" calcext:value-type="string">
            <text:p>1</text:p>
          </table:table-cell>
          <table:table-cell table:style-name="ce7" table:formula="of:=IF(ISNA([.H237]);&quot;&quot;;IF([.H237]=&quot;eno&quot;;&quot;1&quot;;IF([.H237]=&quot;owt&quot;;&quot;2&quot;;IF([.H237]=&quot;eerht&quot;;&quot;3&quot;;IF([.H237]=&quot;ruof&quot;;&quot;4&quot;;IF([.H237]=&quot;evif&quot;;&quot;5&quot;;IF([.H237]=&quot;xis&quot;;&quot;6&quot;;IF([.H237]=&quot;neves&quot;;&quot;7&quot;;IF([.H237]=&quot;thgie&quot;;&quot;8&quot;;IF([.H237]=&quot;enin&quot;;&quot;9&quot;;IF([.H237]=&quot;orez&quot;;&quot;0&quot;;[.H237])))))))))))" office:value-type="string" office:string-value="1" calcext:value-type="string">
            <text:p>1</text:p>
          </table:table-cell>
          <table:table-cell table:formula="of:=IF(ISNA([.G237]);&quot;&quot;;VALUE(COM.MICROSOFT.CONCAT([.I237:.J23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vsmnz7hctzgcfkk</text:p>
          </table:table-cell>
          <table:table-cell table:style-name="ce4" table:formula="of:=ORG.LIBREOFFICE.REGEX([.A238];&quot;\D&quot;;&quot;&quot;;&quot;g&quot;)" office:value-type="string" office:string-value="7" calcext:value-type="string">
            <text:p>7</text:p>
          </table:table-cell>
          <table:table-cell table:formula="of:=LEFT([.B238];1)" office:value-type="string" office:string-value="7" calcext:value-type="string">
            <text:p>7</text:p>
          </table:table-cell>
          <table:table-cell table:style-name="ce5" table:formula="of:=RIGHT([.B238];1)" office:value-type="string" office:string-value="7" calcext:value-type="string">
            <text:p>7</text:p>
          </table:table-cell>
          <table:table-cell table:formula="of:=VALUE(COM.MICROSOFT.CONCAT([.C238];[.D238]))" office:value-type="float" office:value="77" calcext:value-type="float">
            <text:p>77</text:p>
          </table:table-cell>
          <table:table-cell table:style-name="ce14" table:formula="of:=(STRREV([.A238]))" office:value-type="string" office:string-value="kkfcgztch7znmsvb" calcext:value-type="string">
            <text:p>kkfcgztch7znmsvb</text:p>
          </table:table-cell>
          <table:table-cell table:formula="of:=ORG.LIBREOFFICE.REGEX([.A23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38];&quot;eno|owt|eerht|ruof|evif|xis|neves|thgie|enin|orez|\d&quot;;;1)" office:value-type="string" office:string-value="7" calcext:value-type="string">
            <text:p>7</text:p>
          </table:table-cell>
          <table:table-cell table:formula="of:=IF(ISNA([.G238]);&quot;&quot;;IF([.G238]=&quot;one&quot;;&quot;1&quot;;IF([.G238]=&quot;two&quot;;&quot;2&quot;;IF([.G238]=&quot;three&quot;;&quot;3&quot;;IF([.G238]=&quot;four&quot;;&quot;4&quot;;IF([.G238]=&quot;five&quot;;&quot;5&quot;;IF([.G238]=&quot;six&quot;;&quot;6&quot;;IF([.G238]=&quot;seven&quot;;&quot;7&quot;;IF([.G238]=&quot;eight&quot;;&quot;8&quot;;IF([.G238]=&quot;nine&quot;;&quot;9&quot;;IF([.G238]=&quot;zero&quot;;&quot;0&quot;;VALUE([.G238]))))))))))))" office:value-type="float" office:value="7" calcext:value-type="float">
            <text:p>7</text:p>
          </table:table-cell>
          <table:table-cell table:style-name="ce7" table:formula="of:=IF(ISNA([.H238]);&quot;&quot;;IF([.H238]=&quot;eno&quot;;&quot;1&quot;;IF([.H238]=&quot;owt&quot;;&quot;2&quot;;IF([.H238]=&quot;eerht&quot;;&quot;3&quot;;IF([.H238]=&quot;ruof&quot;;&quot;4&quot;;IF([.H238]=&quot;evif&quot;;&quot;5&quot;;IF([.H238]=&quot;xis&quot;;&quot;6&quot;;IF([.H238]=&quot;neves&quot;;&quot;7&quot;;IF([.H238]=&quot;thgie&quot;;&quot;8&quot;;IF([.H238]=&quot;enin&quot;;&quot;9&quot;;IF([.H238]=&quot;orez&quot;;&quot;0&quot;;[.H238])))))))))))" office:value-type="string" office:string-value="7" calcext:value-type="string">
            <text:p>7</text:p>
          </table:table-cell>
          <table:table-cell table:style-name="ce7" table:formula="of:=IF(ISNA([.G238]);&quot;&quot;;VALUE(COM.MICROSOFT.CONCAT([.I238:.J238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sqrbzsixqx7</text:p>
          </table:table-cell>
          <table:table-cell table:style-name="ce4" table:formula="of:=ORG.LIBREOFFICE.REGEX([.A239];&quot;\D&quot;;&quot;&quot;;&quot;g&quot;)" office:value-type="string" office:string-value="7" calcext:value-type="string">
            <text:p>7</text:p>
          </table:table-cell>
          <table:table-cell table:formula="of:=LEFT([.B239];1)" office:value-type="string" office:string-value="7" calcext:value-type="string">
            <text:p>7</text:p>
          </table:table-cell>
          <table:table-cell table:style-name="ce5" table:formula="of:=RIGHT([.B239];1)" office:value-type="string" office:string-value="7" calcext:value-type="string">
            <text:p>7</text:p>
          </table:table-cell>
          <table:table-cell table:formula="of:=VALUE(COM.MICROSOFT.CONCAT([.C239];[.D239]))" office:value-type="float" office:value="77" calcext:value-type="float">
            <text:p>77</text:p>
          </table:table-cell>
          <table:table-cell table:style-name="ce14" table:formula="of:=(STRREV([.A239]))" office:value-type="string" office:string-value="7xqxiszbrqssb" calcext:value-type="string">
            <text:p>7xqxiszbrqssb</text:p>
          </table:table-cell>
          <table:table-cell table:formula="of:=ORG.LIBREOFFICE.REGEX([.A23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39];&quot;eno|owt|eerht|ruof|evif|xis|neves|thgie|enin|orez|\d&quot;;;1)" office:value-type="string" office:string-value="7" calcext:value-type="string">
            <text:p>7</text:p>
          </table:table-cell>
          <table:table-cell table:formula="of:=IF(ISNA([.G239]);&quot;&quot;;IF([.G239]=&quot;one&quot;;&quot;1&quot;;IF([.G239]=&quot;two&quot;;&quot;2&quot;;IF([.G239]=&quot;three&quot;;&quot;3&quot;;IF([.G239]=&quot;four&quot;;&quot;4&quot;;IF([.G239]=&quot;five&quot;;&quot;5&quot;;IF([.G239]=&quot;six&quot;;&quot;6&quot;;IF([.G239]=&quot;seven&quot;;&quot;7&quot;;IF([.G239]=&quot;eight&quot;;&quot;8&quot;;IF([.G239]=&quot;nine&quot;;&quot;9&quot;;IF([.G239]=&quot;zero&quot;;&quot;0&quot;;VALUE([.G239]))))))))))))" office:value-type="string" office:string-value="6" calcext:value-type="string">
            <text:p>6</text:p>
          </table:table-cell>
          <table:table-cell table:style-name="ce7" table:formula="of:=IF(ISNA([.H239]);&quot;&quot;;IF([.H239]=&quot;eno&quot;;&quot;1&quot;;IF([.H239]=&quot;owt&quot;;&quot;2&quot;;IF([.H239]=&quot;eerht&quot;;&quot;3&quot;;IF([.H239]=&quot;ruof&quot;;&quot;4&quot;;IF([.H239]=&quot;evif&quot;;&quot;5&quot;;IF([.H239]=&quot;xis&quot;;&quot;6&quot;;IF([.H239]=&quot;neves&quot;;&quot;7&quot;;IF([.H239]=&quot;thgie&quot;;&quot;8&quot;;IF([.H239]=&quot;enin&quot;;&quot;9&quot;;IF([.H239]=&quot;orez&quot;;&quot;0&quot;;[.H239])))))))))))" office:value-type="string" office:string-value="7" calcext:value-type="string">
            <text:p>7</text:p>
          </table:table-cell>
          <table:table-cell table:formula="of:=IF(ISNA([.G239]);&quot;&quot;;VALUE(COM.MICROSOFT.CONCAT([.I239:.J239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htfvdnrtqqvjnzdgc4fvlzkm</text:p>
          </table:table-cell>
          <table:table-cell table:style-name="ce4" table:formula="of:=ORG.LIBREOFFICE.REGEX([.A240];&quot;\D&quot;;&quot;&quot;;&quot;g&quot;)" office:value-type="string" office:string-value="4" calcext:value-type="string">
            <text:p>4</text:p>
          </table:table-cell>
          <table:table-cell table:formula="of:=LEFT([.B240];1)" office:value-type="string" office:string-value="4" calcext:value-type="string">
            <text:p>4</text:p>
          </table:table-cell>
          <table:table-cell table:style-name="ce5" table:formula="of:=RIGHT([.B240];1)" office:value-type="string" office:string-value="4" calcext:value-type="string">
            <text:p>4</text:p>
          </table:table-cell>
          <table:table-cell table:formula="of:=VALUE(COM.MICROSOFT.CONCAT([.C240];[.D240]))" office:value-type="float" office:value="44" calcext:value-type="float">
            <text:p>44</text:p>
          </table:table-cell>
          <table:table-cell table:style-name="ce14" table:formula="of:=(STRREV([.A240]))" office:value-type="string" office:string-value="mkzlvf4cgdznjvqqtrndvfthn" calcext:value-type="string">
            <text:p>mkzlvf4cgdznjvqqtrndvfthn</text:p>
          </table:table-cell>
          <table:table-cell table:formula="of:=ORG.LIBREOFFICE.REGEX([.A24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40];&quot;eno|owt|eerht|ruof|evif|xis|neves|thgie|enin|orez|\d&quot;;;1)" office:value-type="string" office:string-value="4" calcext:value-type="string">
            <text:p>4</text:p>
          </table:table-cell>
          <table:table-cell table:formula="of:=IF(ISNA([.G240]);&quot;&quot;;IF([.G240]=&quot;one&quot;;&quot;1&quot;;IF([.G240]=&quot;two&quot;;&quot;2&quot;;IF([.G240]=&quot;three&quot;;&quot;3&quot;;IF([.G240]=&quot;four&quot;;&quot;4&quot;;IF([.G240]=&quot;five&quot;;&quot;5&quot;;IF([.G240]=&quot;six&quot;;&quot;6&quot;;IF([.G240]=&quot;seven&quot;;&quot;7&quot;;IF([.G240]=&quot;eight&quot;;&quot;8&quot;;IF([.G240]=&quot;nine&quot;;&quot;9&quot;;IF([.G240]=&quot;zero&quot;;&quot;0&quot;;VALUE([.G240]))))))))))))" office:value-type="float" office:value="4" calcext:value-type="float">
            <text:p>4</text:p>
          </table:table-cell>
          <table:table-cell table:style-name="ce7" table:formula="of:=IF(ISNA([.H240]);&quot;&quot;;IF([.H240]=&quot;eno&quot;;&quot;1&quot;;IF([.H240]=&quot;owt&quot;;&quot;2&quot;;IF([.H240]=&quot;eerht&quot;;&quot;3&quot;;IF([.H240]=&quot;ruof&quot;;&quot;4&quot;;IF([.H240]=&quot;evif&quot;;&quot;5&quot;;IF([.H240]=&quot;xis&quot;;&quot;6&quot;;IF([.H240]=&quot;neves&quot;;&quot;7&quot;;IF([.H240]=&quot;thgie&quot;;&quot;8&quot;;IF([.H240]=&quot;enin&quot;;&quot;9&quot;;IF([.H240]=&quot;orez&quot;;&quot;0&quot;;[.H240])))))))))))" office:value-type="string" office:string-value="4" calcext:value-type="string">
            <text:p>4</text:p>
          </table:table-cell>
          <table:table-cell table:style-name="ce7" table:formula="of:=IF(ISNA([.G240]);&quot;&quot;;VALUE(COM.MICROSOFT.CONCAT([.I240:.J24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hvdbthreeeight61dp</text:p>
          </table:table-cell>
          <table:table-cell table:style-name="ce4" table:formula="of:=ORG.LIBREOFFICE.REGEX([.A241];&quot;\D&quot;;&quot;&quot;;&quot;g&quot;)" office:value-type="string" office:string-value="61" calcext:value-type="string">
            <text:p>61</text:p>
          </table:table-cell>
          <table:table-cell table:formula="of:=LEFT([.B241];1)" office:value-type="string" office:string-value="6" calcext:value-type="string">
            <text:p>6</text:p>
          </table:table-cell>
          <table:table-cell table:style-name="ce5" table:formula="of:=RIGHT([.B241];1)" office:value-type="string" office:string-value="1" calcext:value-type="string">
            <text:p>1</text:p>
          </table:table-cell>
          <table:table-cell table:formula="of:=VALUE(COM.MICROSOFT.CONCAT([.C241];[.D241]))" office:value-type="float" office:value="61" calcext:value-type="float">
            <text:p>61</text:p>
          </table:table-cell>
          <table:table-cell table:style-name="ce14" table:formula="of:=(STRREV([.A241]))" office:value-type="string" office:string-value="pd16thgieeerhtbdvhz" calcext:value-type="string">
            <text:p>pd16thgieeerhtbdvhz</text:p>
          </table:table-cell>
          <table:table-cell table:formula="of:=ORG.LIBREOFFICE.REGEX([.A24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41];&quot;eno|owt|eerht|ruof|evif|xis|neves|thgie|enin|orez|\d&quot;;;1)" office:value-type="string" office:string-value="1" calcext:value-type="string">
            <text:p>1</text:p>
          </table:table-cell>
          <table:table-cell table:formula="of:=IF(ISNA([.G241]);&quot;&quot;;IF([.G241]=&quot;one&quot;;&quot;1&quot;;IF([.G241]=&quot;two&quot;;&quot;2&quot;;IF([.G241]=&quot;three&quot;;&quot;3&quot;;IF([.G241]=&quot;four&quot;;&quot;4&quot;;IF([.G241]=&quot;five&quot;;&quot;5&quot;;IF([.G241]=&quot;six&quot;;&quot;6&quot;;IF([.G241]=&quot;seven&quot;;&quot;7&quot;;IF([.G241]=&quot;eight&quot;;&quot;8&quot;;IF([.G241]=&quot;nine&quot;;&quot;9&quot;;IF([.G241]=&quot;zero&quot;;&quot;0&quot;;VALUE([.G241]))))))))))))" office:value-type="string" office:string-value="3" calcext:value-type="string">
            <text:p>3</text:p>
          </table:table-cell>
          <table:table-cell table:style-name="ce7" table:formula="of:=IF(ISNA([.H241]);&quot;&quot;;IF([.H241]=&quot;eno&quot;;&quot;1&quot;;IF([.H241]=&quot;owt&quot;;&quot;2&quot;;IF([.H241]=&quot;eerht&quot;;&quot;3&quot;;IF([.H241]=&quot;ruof&quot;;&quot;4&quot;;IF([.H241]=&quot;evif&quot;;&quot;5&quot;;IF([.H241]=&quot;xis&quot;;&quot;6&quot;;IF([.H241]=&quot;neves&quot;;&quot;7&quot;;IF([.H241]=&quot;thgie&quot;;&quot;8&quot;;IF([.H241]=&quot;enin&quot;;&quot;9&quot;;IF([.H241]=&quot;orez&quot;;&quot;0&quot;;[.H241])))))))))))" office:value-type="string" office:string-value="1" calcext:value-type="string">
            <text:p>1</text:p>
          </table:table-cell>
          <table:table-cell table:formula="of:=IF(ISNA([.G241]);&quot;&quot;;VALUE(COM.MICROSOFT.CONCAT([.I241:.J241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pv</text:p>
          </table:table-cell>
          <table:table-cell table:style-name="ce4" table:formula="of:=ORG.LIBREOFFICE.REGEX([.A242];&quot;\D&quot;;&quot;&quot;;&quot;g&quot;)" office:value-type="string" office:string-value="24" calcext:value-type="string">
            <text:p>24</text:p>
          </table:table-cell>
          <table:table-cell table:formula="of:=LEFT([.B242];1)" office:value-type="string" office:string-value="2" calcext:value-type="string">
            <text:p>2</text:p>
          </table:table-cell>
          <table:table-cell table:style-name="ce5" table:formula="of:=RIGHT([.B242];1)" office:value-type="string" office:string-value="4" calcext:value-type="string">
            <text:p>4</text:p>
          </table:table-cell>
          <table:table-cell table:formula="of:=VALUE(COM.MICROSOFT.CONCAT([.C242];[.D242]))" office:value-type="float" office:value="24" calcext:value-type="float">
            <text:p>24</text:p>
          </table:table-cell>
          <table:table-cell table:style-name="ce14" table:formula="of:=(STRREV([.A242]))" office:value-type="string" office:string-value="vp42" calcext:value-type="string">
            <text:p>vp42</text:p>
          </table:table-cell>
          <table:table-cell table:formula="of:=ORG.LIBREOFFICE.REGEX([.A24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42];&quot;eno|owt|eerht|ruof|evif|xis|neves|thgie|enin|orez|\d&quot;;;1)" office:value-type="string" office:string-value="4" calcext:value-type="string">
            <text:p>4</text:p>
          </table:table-cell>
          <table:table-cell table:formula="of:=IF(ISNA([.G242]);&quot;&quot;;IF([.G242]=&quot;one&quot;;&quot;1&quot;;IF([.G242]=&quot;two&quot;;&quot;2&quot;;IF([.G242]=&quot;three&quot;;&quot;3&quot;;IF([.G242]=&quot;four&quot;;&quot;4&quot;;IF([.G242]=&quot;five&quot;;&quot;5&quot;;IF([.G242]=&quot;six&quot;;&quot;6&quot;;IF([.G242]=&quot;seven&quot;;&quot;7&quot;;IF([.G242]=&quot;eight&quot;;&quot;8&quot;;IF([.G242]=&quot;nine&quot;;&quot;9&quot;;IF([.G242]=&quot;zero&quot;;&quot;0&quot;;VALUE([.G242]))))))))))))" office:value-type="float" office:value="2" calcext:value-type="float">
            <text:p>2</text:p>
          </table:table-cell>
          <table:table-cell table:style-name="ce7" table:formula="of:=IF(ISNA([.H242]);&quot;&quot;;IF([.H242]=&quot;eno&quot;;&quot;1&quot;;IF([.H242]=&quot;owt&quot;;&quot;2&quot;;IF([.H242]=&quot;eerht&quot;;&quot;3&quot;;IF([.H242]=&quot;ruof&quot;;&quot;4&quot;;IF([.H242]=&quot;evif&quot;;&quot;5&quot;;IF([.H242]=&quot;xis&quot;;&quot;6&quot;;IF([.H242]=&quot;neves&quot;;&quot;7&quot;;IF([.H242]=&quot;thgie&quot;;&quot;8&quot;;IF([.H242]=&quot;enin&quot;;&quot;9&quot;;IF([.H242]=&quot;orez&quot;;&quot;0&quot;;[.H242])))))))))))" office:value-type="string" office:string-value="4" calcext:value-type="string">
            <text:p>4</text:p>
          </table:table-cell>
          <table:table-cell table:style-name="ce7" table:formula="of:=IF(ISNA([.G242]);&quot;&quot;;VALUE(COM.MICROSOFT.CONCAT([.I242:.J242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jjdct1zcknmfjfjvmfivepxzfds7</text:p>
          </table:table-cell>
          <table:table-cell table:style-name="ce4" table:formula="of:=ORG.LIBREOFFICE.REGEX([.A243];&quot;\D&quot;;&quot;&quot;;&quot;g&quot;)" office:value-type="string" office:string-value="17" calcext:value-type="string">
            <text:p>17</text:p>
          </table:table-cell>
          <table:table-cell table:formula="of:=LEFT([.B243];1)" office:value-type="string" office:string-value="1" calcext:value-type="string">
            <text:p>1</text:p>
          </table:table-cell>
          <table:table-cell table:style-name="ce5" table:formula="of:=RIGHT([.B243];1)" office:value-type="string" office:string-value="7" calcext:value-type="string">
            <text:p>7</text:p>
          </table:table-cell>
          <table:table-cell table:formula="of:=VALUE(COM.MICROSOFT.CONCAT([.C243];[.D243]))" office:value-type="float" office:value="17" calcext:value-type="float">
            <text:p>17</text:p>
          </table:table-cell>
          <table:table-cell table:style-name="ce14" table:formula="of:=(STRREV([.A243]))" office:value-type="string" office:string-value="7sdfzxpevifmvjfjfmnkcz1tcdjjseno" calcext:value-type="string">
            <text:p>7sdfzxpevifmvjfjfmnkcz1tcdjjseno</text:p>
          </table:table-cell>
          <table:table-cell table:formula="of:=ORG.LIBREOFFICE.REGEX([.A24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43];&quot;eno|owt|eerht|ruof|evif|xis|neves|thgie|enin|orez|\d&quot;;;1)" office:value-type="string" office:string-value="7" calcext:value-type="string">
            <text:p>7</text:p>
          </table:table-cell>
          <table:table-cell table:formula="of:=IF(ISNA([.G243]);&quot;&quot;;IF([.G243]=&quot;one&quot;;&quot;1&quot;;IF([.G243]=&quot;two&quot;;&quot;2&quot;;IF([.G243]=&quot;three&quot;;&quot;3&quot;;IF([.G243]=&quot;four&quot;;&quot;4&quot;;IF([.G243]=&quot;five&quot;;&quot;5&quot;;IF([.G243]=&quot;six&quot;;&quot;6&quot;;IF([.G243]=&quot;seven&quot;;&quot;7&quot;;IF([.G243]=&quot;eight&quot;;&quot;8&quot;;IF([.G243]=&quot;nine&quot;;&quot;9&quot;;IF([.G243]=&quot;zero&quot;;&quot;0&quot;;VALUE([.G243]))))))))))))" office:value-type="string" office:string-value="1" calcext:value-type="string">
            <text:p>1</text:p>
          </table:table-cell>
          <table:table-cell table:style-name="ce7" table:formula="of:=IF(ISNA([.H243]);&quot;&quot;;IF([.H243]=&quot;eno&quot;;&quot;1&quot;;IF([.H243]=&quot;owt&quot;;&quot;2&quot;;IF([.H243]=&quot;eerht&quot;;&quot;3&quot;;IF([.H243]=&quot;ruof&quot;;&quot;4&quot;;IF([.H243]=&quot;evif&quot;;&quot;5&quot;;IF([.H243]=&quot;xis&quot;;&quot;6&quot;;IF([.H243]=&quot;neves&quot;;&quot;7&quot;;IF([.H243]=&quot;thgie&quot;;&quot;8&quot;;IF([.H243]=&quot;enin&quot;;&quot;9&quot;;IF([.H243]=&quot;orez&quot;;&quot;0&quot;;[.H243])))))))))))" office:value-type="string" office:string-value="7" calcext:value-type="string">
            <text:p>7</text:p>
          </table:table-cell>
          <table:table-cell table:formula="of:=IF(ISNA([.G243]);&quot;&quot;;VALUE(COM.MICROSOFT.CONCAT([.I243:.J243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ix7one5seventwo2</text:p>
          </table:table-cell>
          <table:table-cell table:style-name="ce4" table:formula="of:=ORG.LIBREOFFICE.REGEX([.A244];&quot;\D&quot;;&quot;&quot;;&quot;g&quot;)" office:value-type="string" office:string-value="3752" calcext:value-type="string">
            <text:p>3752</text:p>
          </table:table-cell>
          <table:table-cell table:formula="of:=LEFT([.B244];1)" office:value-type="string" office:string-value="3" calcext:value-type="string">
            <text:p>3</text:p>
          </table:table-cell>
          <table:table-cell table:style-name="ce5" table:formula="of:=RIGHT([.B244];1)" office:value-type="string" office:string-value="2" calcext:value-type="string">
            <text:p>2</text:p>
          </table:table-cell>
          <table:table-cell table:formula="of:=VALUE(COM.MICROSOFT.CONCAT([.C244];[.D244]))" office:value-type="float" office:value="32" calcext:value-type="float">
            <text:p>32</text:p>
          </table:table-cell>
          <table:table-cell table:style-name="ce14" table:formula="of:=(STRREV([.A244]))" office:value-type="string" office:string-value="2owtneves5eno7xis3" calcext:value-type="string">
            <text:p>2owtneves5eno7xis3</text:p>
          </table:table-cell>
          <table:table-cell table:formula="of:=ORG.LIBREOFFICE.REGEX([.A24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44];&quot;eno|owt|eerht|ruof|evif|xis|neves|thgie|enin|orez|\d&quot;;;1)" office:value-type="string" office:string-value="2" calcext:value-type="string">
            <text:p>2</text:p>
          </table:table-cell>
          <table:table-cell table:formula="of:=IF(ISNA([.G244]);&quot;&quot;;IF([.G244]=&quot;one&quot;;&quot;1&quot;;IF([.G244]=&quot;two&quot;;&quot;2&quot;;IF([.G244]=&quot;three&quot;;&quot;3&quot;;IF([.G244]=&quot;four&quot;;&quot;4&quot;;IF([.G244]=&quot;five&quot;;&quot;5&quot;;IF([.G244]=&quot;six&quot;;&quot;6&quot;;IF([.G244]=&quot;seven&quot;;&quot;7&quot;;IF([.G244]=&quot;eight&quot;;&quot;8&quot;;IF([.G244]=&quot;nine&quot;;&quot;9&quot;;IF([.G244]=&quot;zero&quot;;&quot;0&quot;;VALUE([.G244]))))))))))))" office:value-type="float" office:value="3" calcext:value-type="float">
            <text:p>3</text:p>
          </table:table-cell>
          <table:table-cell table:style-name="ce7" table:formula="of:=IF(ISNA([.H244]);&quot;&quot;;IF([.H244]=&quot;eno&quot;;&quot;1&quot;;IF([.H244]=&quot;owt&quot;;&quot;2&quot;;IF([.H244]=&quot;eerht&quot;;&quot;3&quot;;IF([.H244]=&quot;ruof&quot;;&quot;4&quot;;IF([.H244]=&quot;evif&quot;;&quot;5&quot;;IF([.H244]=&quot;xis&quot;;&quot;6&quot;;IF([.H244]=&quot;neves&quot;;&quot;7&quot;;IF([.H244]=&quot;thgie&quot;;&quot;8&quot;;IF([.H244]=&quot;enin&quot;;&quot;9&quot;;IF([.H244]=&quot;orez&quot;;&quot;0&quot;;[.H244])))))))))))" office:value-type="string" office:string-value="2" calcext:value-type="string">
            <text:p>2</text:p>
          </table:table-cell>
          <table:table-cell table:formula="of:=IF(ISNA([.G244]);&quot;&quot;;VALUE(COM.MICROSOFT.CONCAT([.I244:.J244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sixonemjsc2vg8lzvjrpnnhq</text:p>
          </table:table-cell>
          <table:table-cell table:style-name="ce4" table:formula="of:=ORG.LIBREOFFICE.REGEX([.A245];&quot;\D&quot;;&quot;&quot;;&quot;g&quot;)" office:value-type="string" office:string-value="28" calcext:value-type="string">
            <text:p>28</text:p>
          </table:table-cell>
          <table:table-cell table:formula="of:=LEFT([.B245];1)" office:value-type="string" office:string-value="2" calcext:value-type="string">
            <text:p>2</text:p>
          </table:table-cell>
          <table:table-cell table:style-name="ce5" table:formula="of:=RIGHT([.B245];1)" office:value-type="string" office:string-value="8" calcext:value-type="string">
            <text:p>8</text:p>
          </table:table-cell>
          <table:table-cell table:formula="of:=VALUE(COM.MICROSOFT.CONCAT([.C245];[.D245]))" office:value-type="float" office:value="28" calcext:value-type="float">
            <text:p>28</text:p>
          </table:table-cell>
          <table:table-cell table:style-name="ce14" table:formula="of:=(STRREV([.A245]))" office:value-type="string" office:string-value="qhnnprjvzl8gv2csjmenoxisowt" calcext:value-type="string">
            <text:p>qhnnprjvzl8gv2csjmenoxisowt</text:p>
          </table:table-cell>
          <table:table-cell table:formula="of:=ORG.LIBREOFFICE.REGEX([.A24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45];&quot;eno|owt|eerht|ruof|evif|xis|neves|thgie|enin|orez|\d&quot;;;1)" office:value-type="string" office:string-value="8" calcext:value-type="string">
            <text:p>8</text:p>
          </table:table-cell>
          <table:table-cell table:formula="of:=IF(ISNA([.G245]);&quot;&quot;;IF([.G245]=&quot;one&quot;;&quot;1&quot;;IF([.G245]=&quot;two&quot;;&quot;2&quot;;IF([.G245]=&quot;three&quot;;&quot;3&quot;;IF([.G245]=&quot;four&quot;;&quot;4&quot;;IF([.G245]=&quot;five&quot;;&quot;5&quot;;IF([.G245]=&quot;six&quot;;&quot;6&quot;;IF([.G245]=&quot;seven&quot;;&quot;7&quot;;IF([.G245]=&quot;eight&quot;;&quot;8&quot;;IF([.G245]=&quot;nine&quot;;&quot;9&quot;;IF([.G245]=&quot;zero&quot;;&quot;0&quot;;VALUE([.G245]))))))))))))" office:value-type="string" office:string-value="2" calcext:value-type="string">
            <text:p>2</text:p>
          </table:table-cell>
          <table:table-cell table:style-name="ce7" table:formula="of:=IF(ISNA([.H245]);&quot;&quot;;IF([.H245]=&quot;eno&quot;;&quot;1&quot;;IF([.H245]=&quot;owt&quot;;&quot;2&quot;;IF([.H245]=&quot;eerht&quot;;&quot;3&quot;;IF([.H245]=&quot;ruof&quot;;&quot;4&quot;;IF([.H245]=&quot;evif&quot;;&quot;5&quot;;IF([.H245]=&quot;xis&quot;;&quot;6&quot;;IF([.H245]=&quot;neves&quot;;&quot;7&quot;;IF([.H245]=&quot;thgie&quot;;&quot;8&quot;;IF([.H245]=&quot;enin&quot;;&quot;9&quot;;IF([.H245]=&quot;orez&quot;;&quot;0&quot;;[.H245])))))))))))" office:value-type="string" office:string-value="8" calcext:value-type="string">
            <text:p>8</text:p>
          </table:table-cell>
          <table:table-cell table:formula="of:=IF(ISNA([.G245]);&quot;&quot;;VALUE(COM.MICROSOFT.CONCAT([.I245:.J245]))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ftwoneqjbq5hcssbxbtvcdsevenfournxhfkrrgjqmzmpmvrvnj</text:p>
          </table:table-cell>
          <table:table-cell table:style-name="ce4" table:formula="of:=ORG.LIBREOFFICE.REGEX([.A246];&quot;\D&quot;;&quot;&quot;;&quot;g&quot;)" office:value-type="string" office:string-value="5" calcext:value-type="string">
            <text:p>5</text:p>
          </table:table-cell>
          <table:table-cell table:formula="of:=LEFT([.B246];1)" office:value-type="string" office:string-value="5" calcext:value-type="string">
            <text:p>5</text:p>
          </table:table-cell>
          <table:table-cell table:style-name="ce5" table:formula="of:=RIGHT([.B246];1)" office:value-type="string" office:string-value="5" calcext:value-type="string">
            <text:p>5</text:p>
          </table:table-cell>
          <table:table-cell table:formula="of:=VALUE(COM.MICROSOFT.CONCAT([.C246];[.D246]))" office:value-type="float" office:value="55" calcext:value-type="float">
            <text:p>55</text:p>
          </table:table-cell>
          <table:table-cell table:style-name="ce14" table:formula="of:=(STRREV([.A246]))" office:value-type="string" office:string-value="jnvrvmpmzmqjgrrkfhxnruofnevesdcvtbxbssch5qbjqenowtfr" calcext:value-type="string">
            <text:p>jnvrvmpmzmqjgrrkfhxnruofnevesdcvtbxbssch5qbjqenowtfr</text:p>
          </table:table-cell>
          <table:table-cell table:formula="of:=ORG.LIBREOFFICE.REGEX([.A24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46];&quot;eno|owt|eerht|ruof|evif|xis|neves|thgie|enin|orez|\d&quot;;;1)" office:value-type="string" office:string-value="ruof" calcext:value-type="string">
            <text:p>ruof</text:p>
          </table:table-cell>
          <table:table-cell table:formula="of:=IF(ISNA([.G246]);&quot;&quot;;IF([.G246]=&quot;one&quot;;&quot;1&quot;;IF([.G246]=&quot;two&quot;;&quot;2&quot;;IF([.G246]=&quot;three&quot;;&quot;3&quot;;IF([.G246]=&quot;four&quot;;&quot;4&quot;;IF([.G246]=&quot;five&quot;;&quot;5&quot;;IF([.G246]=&quot;six&quot;;&quot;6&quot;;IF([.G246]=&quot;seven&quot;;&quot;7&quot;;IF([.G246]=&quot;eight&quot;;&quot;8&quot;;IF([.G246]=&quot;nine&quot;;&quot;9&quot;;IF([.G246]=&quot;zero&quot;;&quot;0&quot;;VALUE([.G246]))))))))))))" office:value-type="string" office:string-value="2" calcext:value-type="string">
            <text:p>2</text:p>
          </table:table-cell>
          <table:table-cell table:style-name="ce7" table:formula="of:=IF(ISNA([.H246]);&quot;&quot;;IF([.H246]=&quot;eno&quot;;&quot;1&quot;;IF([.H246]=&quot;owt&quot;;&quot;2&quot;;IF([.H246]=&quot;eerht&quot;;&quot;3&quot;;IF([.H246]=&quot;ruof&quot;;&quot;4&quot;;IF([.H246]=&quot;evif&quot;;&quot;5&quot;;IF([.H246]=&quot;xis&quot;;&quot;6&quot;;IF([.H246]=&quot;neves&quot;;&quot;7&quot;;IF([.H246]=&quot;thgie&quot;;&quot;8&quot;;IF([.H246]=&quot;enin&quot;;&quot;9&quot;;IF([.H246]=&quot;orez&quot;;&quot;0&quot;;[.H246])))))))))))" office:value-type="string" office:string-value="4" calcext:value-type="string">
            <text:p>4</text:p>
          </table:table-cell>
          <table:table-cell table:formula="of:=IF(ISNA([.G246]);&quot;&quot;;VALUE(COM.MICROSOFT.CONCAT([.I246:.J246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five5</text:p>
          </table:table-cell>
          <table:table-cell table:style-name="ce4" table:formula="of:=ORG.LIBREOFFICE.REGEX([.A247];&quot;\D&quot;;&quot;&quot;;&quot;g&quot;)" office:value-type="string" office:string-value="585" calcext:value-type="string">
            <text:p>585</text:p>
          </table:table-cell>
          <table:table-cell table:formula="of:=LEFT([.B247];1)" office:value-type="string" office:string-value="5" calcext:value-type="string">
            <text:p>5</text:p>
          </table:table-cell>
          <table:table-cell table:style-name="ce5" table:formula="of:=RIGHT([.B247];1)" office:value-type="string" office:string-value="5" calcext:value-type="string">
            <text:p>5</text:p>
          </table:table-cell>
          <table:table-cell table:formula="of:=VALUE(COM.MICROSOFT.CONCAT([.C247];[.D247]))" office:value-type="float" office:value="55" calcext:value-type="float">
            <text:p>55</text:p>
          </table:table-cell>
          <table:table-cell table:style-name="ce14" table:formula="of:=(STRREV([.A247]))" office:value-type="string" office:string-value="5evif85" calcext:value-type="string">
            <text:p>5evif85</text:p>
          </table:table-cell>
          <table:table-cell table:formula="of:=ORG.LIBREOFFICE.REGEX([.A24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47];&quot;eno|owt|eerht|ruof|evif|xis|neves|thgie|enin|orez|\d&quot;;;1)" office:value-type="string" office:string-value="5" calcext:value-type="string">
            <text:p>5</text:p>
          </table:table-cell>
          <table:table-cell table:formula="of:=IF(ISNA([.G247]);&quot;&quot;;IF([.G247]=&quot;one&quot;;&quot;1&quot;;IF([.G247]=&quot;two&quot;;&quot;2&quot;;IF([.G247]=&quot;three&quot;;&quot;3&quot;;IF([.G247]=&quot;four&quot;;&quot;4&quot;;IF([.G247]=&quot;five&quot;;&quot;5&quot;;IF([.G247]=&quot;six&quot;;&quot;6&quot;;IF([.G247]=&quot;seven&quot;;&quot;7&quot;;IF([.G247]=&quot;eight&quot;;&quot;8&quot;;IF([.G247]=&quot;nine&quot;;&quot;9&quot;;IF([.G247]=&quot;zero&quot;;&quot;0&quot;;VALUE([.G247]))))))))))))" office:value-type="float" office:value="5" calcext:value-type="float">
            <text:p>5</text:p>
          </table:table-cell>
          <table:table-cell table:style-name="ce7" table:formula="of:=IF(ISNA([.H247]);&quot;&quot;;IF([.H247]=&quot;eno&quot;;&quot;1&quot;;IF([.H247]=&quot;owt&quot;;&quot;2&quot;;IF([.H247]=&quot;eerht&quot;;&quot;3&quot;;IF([.H247]=&quot;ruof&quot;;&quot;4&quot;;IF([.H247]=&quot;evif&quot;;&quot;5&quot;;IF([.H247]=&quot;xis&quot;;&quot;6&quot;;IF([.H247]=&quot;neves&quot;;&quot;7&quot;;IF([.H247]=&quot;thgie&quot;;&quot;8&quot;;IF([.H247]=&quot;enin&quot;;&quot;9&quot;;IF([.H247]=&quot;orez&quot;;&quot;0&quot;;[.H247])))))))))))" office:value-type="string" office:string-value="5" calcext:value-type="string">
            <text:p>5</text:p>
          </table:table-cell>
          <table:table-cell table:formula="of:=IF(ISNA([.G247]);&quot;&quot;;VALUE(COM.MICROSOFT.CONCAT([.I247:.J247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nineseven3293three</text:p>
          </table:table-cell>
          <table:table-cell table:style-name="ce4" table:formula="of:=ORG.LIBREOFFICE.REGEX([.A248];&quot;\D&quot;;&quot;&quot;;&quot;g&quot;)" office:value-type="string" office:string-value="433293" calcext:value-type="string">
            <text:p>433293</text:p>
          </table:table-cell>
          <table:table-cell table:formula="of:=LEFT([.B248];1)" office:value-type="string" office:string-value="4" calcext:value-type="string">
            <text:p>4</text:p>
          </table:table-cell>
          <table:table-cell table:style-name="ce5" table:formula="of:=RIGHT([.B248];1)" office:value-type="string" office:string-value="3" calcext:value-type="string">
            <text:p>3</text:p>
          </table:table-cell>
          <table:table-cell table:formula="of:=VALUE(COM.MICROSOFT.CONCAT([.C248];[.D248]))" office:value-type="float" office:value="43" calcext:value-type="float">
            <text:p>43</text:p>
          </table:table-cell>
          <table:table-cell table:style-name="ce14" table:formula="of:=(STRREV([.A248]))" office:value-type="string" office:string-value="eerht3923nevesenin34" calcext:value-type="string">
            <text:p>eerht3923nevesenin34</text:p>
          </table:table-cell>
          <table:table-cell table:formula="of:=ORG.LIBREOFFICE.REGEX([.A24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4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248]);&quot;&quot;;IF([.G248]=&quot;one&quot;;&quot;1&quot;;IF([.G248]=&quot;two&quot;;&quot;2&quot;;IF([.G248]=&quot;three&quot;;&quot;3&quot;;IF([.G248]=&quot;four&quot;;&quot;4&quot;;IF([.G248]=&quot;five&quot;;&quot;5&quot;;IF([.G248]=&quot;six&quot;;&quot;6&quot;;IF([.G248]=&quot;seven&quot;;&quot;7&quot;;IF([.G248]=&quot;eight&quot;;&quot;8&quot;;IF([.G248]=&quot;nine&quot;;&quot;9&quot;;IF([.G248]=&quot;zero&quot;;&quot;0&quot;;VALUE([.G248]))))))))))))" office:value-type="float" office:value="4" calcext:value-type="float">
            <text:p>4</text:p>
          </table:table-cell>
          <table:table-cell table:style-name="ce7" table:formula="of:=IF(ISNA([.H248]);&quot;&quot;;IF([.H248]=&quot;eno&quot;;&quot;1&quot;;IF([.H248]=&quot;owt&quot;;&quot;2&quot;;IF([.H248]=&quot;eerht&quot;;&quot;3&quot;;IF([.H248]=&quot;ruof&quot;;&quot;4&quot;;IF([.H248]=&quot;evif&quot;;&quot;5&quot;;IF([.H248]=&quot;xis&quot;;&quot;6&quot;;IF([.H248]=&quot;neves&quot;;&quot;7&quot;;IF([.H248]=&quot;thgie&quot;;&quot;8&quot;;IF([.H248]=&quot;enin&quot;;&quot;9&quot;;IF([.H248]=&quot;orez&quot;;&quot;0&quot;;[.H248])))))))))))" office:value-type="string" office:string-value="3" calcext:value-type="string">
            <text:p>3</text:p>
          </table:table-cell>
          <table:table-cell table:formula="of:=IF(ISNA([.G248]);&quot;&quot;;VALUE(COM.MICROSOFT.CONCAT([.I248:.J248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sixsevenmgsr23</text:p>
          </table:table-cell>
          <table:table-cell table:style-name="ce4" table:formula="of:=ORG.LIBREOFFICE.REGEX([.A249];&quot;\D&quot;;&quot;&quot;;&quot;g&quot;)" office:value-type="string" office:string-value="4823" calcext:value-type="string">
            <text:p>4823</text:p>
          </table:table-cell>
          <table:table-cell table:formula="of:=LEFT([.B249];1)" office:value-type="string" office:string-value="4" calcext:value-type="string">
            <text:p>4</text:p>
          </table:table-cell>
          <table:table-cell table:style-name="ce5" table:formula="of:=RIGHT([.B249];1)" office:value-type="string" office:string-value="3" calcext:value-type="string">
            <text:p>3</text:p>
          </table:table-cell>
          <table:table-cell table:formula="of:=VALUE(COM.MICROSOFT.CONCAT([.C249];[.D249]))" office:value-type="float" office:value="43" calcext:value-type="float">
            <text:p>43</text:p>
          </table:table-cell>
          <table:table-cell table:style-name="ce14" table:formula="of:=(STRREV([.A249]))" office:value-type="string" office:string-value="32rsgmnevesxis84" calcext:value-type="string">
            <text:p>32rsgmnevesxis84</text:p>
          </table:table-cell>
          <table:table-cell table:formula="of:=ORG.LIBREOFFICE.REGEX([.A24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49];&quot;eno|owt|eerht|ruof|evif|xis|neves|thgie|enin|orez|\d&quot;;;1)" office:value-type="string" office:string-value="3" calcext:value-type="string">
            <text:p>3</text:p>
          </table:table-cell>
          <table:table-cell table:formula="of:=IF(ISNA([.G249]);&quot;&quot;;IF([.G249]=&quot;one&quot;;&quot;1&quot;;IF([.G249]=&quot;two&quot;;&quot;2&quot;;IF([.G249]=&quot;three&quot;;&quot;3&quot;;IF([.G249]=&quot;four&quot;;&quot;4&quot;;IF([.G249]=&quot;five&quot;;&quot;5&quot;;IF([.G249]=&quot;six&quot;;&quot;6&quot;;IF([.G249]=&quot;seven&quot;;&quot;7&quot;;IF([.G249]=&quot;eight&quot;;&quot;8&quot;;IF([.G249]=&quot;nine&quot;;&quot;9&quot;;IF([.G249]=&quot;zero&quot;;&quot;0&quot;;VALUE([.G249]))))))))))))" office:value-type="float" office:value="4" calcext:value-type="float">
            <text:p>4</text:p>
          </table:table-cell>
          <table:table-cell table:style-name="ce7" table:formula="of:=IF(ISNA([.H249]);&quot;&quot;;IF([.H249]=&quot;eno&quot;;&quot;1&quot;;IF([.H249]=&quot;owt&quot;;&quot;2&quot;;IF([.H249]=&quot;eerht&quot;;&quot;3&quot;;IF([.H249]=&quot;ruof&quot;;&quot;4&quot;;IF([.H249]=&quot;evif&quot;;&quot;5&quot;;IF([.H249]=&quot;xis&quot;;&quot;6&quot;;IF([.H249]=&quot;neves&quot;;&quot;7&quot;;IF([.H249]=&quot;thgie&quot;;&quot;8&quot;;IF([.H249]=&quot;enin&quot;;&quot;9&quot;;IF([.H249]=&quot;orez&quot;;&quot;0&quot;;[.H249])))))))))))" office:value-type="string" office:string-value="3" calcext:value-type="string">
            <text:p>3</text:p>
          </table:table-cell>
          <table:table-cell table:formula="of:=IF(ISNA([.G249]);&quot;&quot;;VALUE(COM.MICROSOFT.CONCAT([.I249:.J249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1eight</text:p>
          </table:table-cell>
          <table:table-cell table:style-name="ce4" table:formula="of:=ORG.LIBREOFFICE.REGEX([.A250];&quot;\D&quot;;&quot;&quot;;&quot;g&quot;)" office:value-type="string" office:string-value="1" calcext:value-type="string">
            <text:p>1</text:p>
          </table:table-cell>
          <table:table-cell table:formula="of:=LEFT([.B250];1)" office:value-type="string" office:string-value="1" calcext:value-type="string">
            <text:p>1</text:p>
          </table:table-cell>
          <table:table-cell table:style-name="ce5" table:formula="of:=RIGHT([.B250];1)" office:value-type="string" office:string-value="1" calcext:value-type="string">
            <text:p>1</text:p>
          </table:table-cell>
          <table:table-cell table:formula="of:=VALUE(COM.MICROSOFT.CONCAT([.C250];[.D250]))" office:value-type="float" office:value="11" calcext:value-type="float">
            <text:p>11</text:p>
          </table:table-cell>
          <table:table-cell table:style-name="ce14" table:formula="of:=(STRREV([.A250]))" office:value-type="string" office:string-value="thgie1thgie" calcext:value-type="string">
            <text:p>thgie1thgie</text:p>
          </table:table-cell>
          <table:table-cell table:formula="of:=ORG.LIBREOFFICE.REGEX([.A2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5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50]);&quot;&quot;;IF([.G250]=&quot;one&quot;;&quot;1&quot;;IF([.G250]=&quot;two&quot;;&quot;2&quot;;IF([.G250]=&quot;three&quot;;&quot;3&quot;;IF([.G250]=&quot;four&quot;;&quot;4&quot;;IF([.G250]=&quot;five&quot;;&quot;5&quot;;IF([.G250]=&quot;six&quot;;&quot;6&quot;;IF([.G250]=&quot;seven&quot;;&quot;7&quot;;IF([.G250]=&quot;eight&quot;;&quot;8&quot;;IF([.G250]=&quot;nine&quot;;&quot;9&quot;;IF([.G250]=&quot;zero&quot;;&quot;0&quot;;VALUE([.G250]))))))))))))" office:value-type="string" office:string-value="8" calcext:value-type="string">
            <text:p>8</text:p>
          </table:table-cell>
          <table:table-cell table:style-name="ce7" table:formula="of:=IF(ISNA([.H250]);&quot;&quot;;IF([.H250]=&quot;eno&quot;;&quot;1&quot;;IF([.H250]=&quot;owt&quot;;&quot;2&quot;;IF([.H250]=&quot;eerht&quot;;&quot;3&quot;;IF([.H250]=&quot;ruof&quot;;&quot;4&quot;;IF([.H250]=&quot;evif&quot;;&quot;5&quot;;IF([.H250]=&quot;xis&quot;;&quot;6&quot;;IF([.H250]=&quot;neves&quot;;&quot;7&quot;;IF([.H250]=&quot;thgie&quot;;&quot;8&quot;;IF([.H250]=&quot;enin&quot;;&quot;9&quot;;IF([.H250]=&quot;orez&quot;;&quot;0&quot;;[.H250])))))))))))" office:value-type="string" office:string-value="8" calcext:value-type="string">
            <text:p>8</text:p>
          </table:table-cell>
          <table:table-cell table:formula="of:=IF(ISNA([.G250]);&quot;&quot;;VALUE(COM.MICROSOFT.CONCAT([.I250:.J250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hkbzntwo1lplgmfsevengrnhbhg</text:p>
          </table:table-cell>
          <table:table-cell table:style-name="ce4" table:formula="of:=ORG.LIBREOFFICE.REGEX([.A251];&quot;\D&quot;;&quot;&quot;;&quot;g&quot;)" office:value-type="string" office:string-value="51" calcext:value-type="string">
            <text:p>51</text:p>
          </table:table-cell>
          <table:table-cell table:formula="of:=LEFT([.B251];1)" office:value-type="string" office:string-value="5" calcext:value-type="string">
            <text:p>5</text:p>
          </table:table-cell>
          <table:table-cell table:style-name="ce5" table:formula="of:=RIGHT([.B251];1)" office:value-type="string" office:string-value="1" calcext:value-type="string">
            <text:p>1</text:p>
          </table:table-cell>
          <table:table-cell table:formula="of:=VALUE(COM.MICROSOFT.CONCAT([.C251];[.D251]))" office:value-type="float" office:value="51" calcext:value-type="float">
            <text:p>51</text:p>
          </table:table-cell>
          <table:table-cell table:style-name="ce14" table:formula="of:=(STRREV([.A251]))" office:value-type="string" office:string-value="ghbhnrgnevesfmglpl1owtnzbkh5" calcext:value-type="string">
            <text:p>ghbhnrgnevesfmglpl1owtnzbkh5</text:p>
          </table:table-cell>
          <table:table-cell table:formula="of:=ORG.LIBREOFFICE.REGEX([.A25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51]);&quot;&quot;;IF([.G251]=&quot;one&quot;;&quot;1&quot;;IF([.G251]=&quot;two&quot;;&quot;2&quot;;IF([.G251]=&quot;three&quot;;&quot;3&quot;;IF([.G251]=&quot;four&quot;;&quot;4&quot;;IF([.G251]=&quot;five&quot;;&quot;5&quot;;IF([.G251]=&quot;six&quot;;&quot;6&quot;;IF([.G251]=&quot;seven&quot;;&quot;7&quot;;IF([.G251]=&quot;eight&quot;;&quot;8&quot;;IF([.G251]=&quot;nine&quot;;&quot;9&quot;;IF([.G251]=&quot;zero&quot;;&quot;0&quot;;VALUE([.G251]))))))))))))" office:value-type="float" office:value="5" calcext:value-type="float">
            <text:p>5</text:p>
          </table:table-cell>
          <table:table-cell table:style-name="ce7" table:formula="of:=IF(ISNA([.H251]);&quot;&quot;;IF([.H251]=&quot;eno&quot;;&quot;1&quot;;IF([.H251]=&quot;owt&quot;;&quot;2&quot;;IF([.H251]=&quot;eerht&quot;;&quot;3&quot;;IF([.H251]=&quot;ruof&quot;;&quot;4&quot;;IF([.H251]=&quot;evif&quot;;&quot;5&quot;;IF([.H251]=&quot;xis&quot;;&quot;6&quot;;IF([.H251]=&quot;neves&quot;;&quot;7&quot;;IF([.H251]=&quot;thgie&quot;;&quot;8&quot;;IF([.H251]=&quot;enin&quot;;&quot;9&quot;;IF([.H251]=&quot;orez&quot;;&quot;0&quot;;[.H251])))))))))))" office:value-type="string" office:string-value="7" calcext:value-type="string">
            <text:p>7</text:p>
          </table:table-cell>
          <table:table-cell table:formula="of:=IF(ISNA([.G251]);&quot;&quot;;VALUE(COM.MICROSOFT.CONCAT([.I251:.J251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dqbbgjfvmfive7sevenninenhkspxbrxm</text:p>
          </table:table-cell>
          <table:table-cell table:style-name="ce4" table:formula="of:=ORG.LIBREOFFICE.REGEX([.A252];&quot;\D&quot;;&quot;&quot;;&quot;g&quot;)" office:value-type="string" office:string-value="17" calcext:value-type="string">
            <text:p>17</text:p>
          </table:table-cell>
          <table:table-cell table:formula="of:=LEFT([.B252];1)" office:value-type="string" office:string-value="1" calcext:value-type="string">
            <text:p>1</text:p>
          </table:table-cell>
          <table:table-cell table:style-name="ce5" table:formula="of:=RIGHT([.B252];1)" office:value-type="string" office:string-value="7" calcext:value-type="string">
            <text:p>7</text:p>
          </table:table-cell>
          <table:table-cell table:formula="of:=VALUE(COM.MICROSOFT.CONCAT([.C252];[.D252]))" office:value-type="float" office:value="17" calcext:value-type="float">
            <text:p>17</text:p>
          </table:table-cell>
          <table:table-cell table:style-name="ce14" table:formula="of:=(STRREV([.A252]))" office:value-type="string" office:string-value="mxrbxpskhneninneves7evifmvfjgbbqd1" calcext:value-type="string">
            <text:p>mxrbxpskhneninneves7evifmvfjgbbqd1</text:p>
          </table:table-cell>
          <table:table-cell table:formula="of:=ORG.LIBREOFFICE.REGEX([.A25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52];&quot;eno|owt|eerht|ruof|evif|xis|neves|thgie|enin|orez|\d&quot;;;1)" office:value-type="string" office:string-value="enin" calcext:value-type="string">
            <text:p>enin</text:p>
          </table:table-cell>
          <table:table-cell table:formula="of:=IF(ISNA([.G252]);&quot;&quot;;IF([.G252]=&quot;one&quot;;&quot;1&quot;;IF([.G252]=&quot;two&quot;;&quot;2&quot;;IF([.G252]=&quot;three&quot;;&quot;3&quot;;IF([.G252]=&quot;four&quot;;&quot;4&quot;;IF([.G252]=&quot;five&quot;;&quot;5&quot;;IF([.G252]=&quot;six&quot;;&quot;6&quot;;IF([.G252]=&quot;seven&quot;;&quot;7&quot;;IF([.G252]=&quot;eight&quot;;&quot;8&quot;;IF([.G252]=&quot;nine&quot;;&quot;9&quot;;IF([.G252]=&quot;zero&quot;;&quot;0&quot;;VALUE([.G252]))))))))))))" office:value-type="float" office:value="1" calcext:value-type="float">
            <text:p>1</text:p>
          </table:table-cell>
          <table:table-cell table:style-name="ce7" table:formula="of:=IF(ISNA([.H252]);&quot;&quot;;IF([.H252]=&quot;eno&quot;;&quot;1&quot;;IF([.H252]=&quot;owt&quot;;&quot;2&quot;;IF([.H252]=&quot;eerht&quot;;&quot;3&quot;;IF([.H252]=&quot;ruof&quot;;&quot;4&quot;;IF([.H252]=&quot;evif&quot;;&quot;5&quot;;IF([.H252]=&quot;xis&quot;;&quot;6&quot;;IF([.H252]=&quot;neves&quot;;&quot;7&quot;;IF([.H252]=&quot;thgie&quot;;&quot;8&quot;;IF([.H252]=&quot;enin&quot;;&quot;9&quot;;IF([.H252]=&quot;orez&quot;;&quot;0&quot;;[.H252])))))))))))" office:value-type="string" office:string-value="9" calcext:value-type="string">
            <text:p>9</text:p>
          </table:table-cell>
          <table:table-cell table:formula="of:=IF(ISNA([.G252]);&quot;&quot;;VALUE(COM.MICROSOFT.CONCAT([.I252:.J252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rtwoneeight1jeightoneeightthree</text:p>
          </table:table-cell>
          <table:table-cell table:style-name="ce4" table:formula="of:=ORG.LIBREOFFICE.REGEX([.A253];&quot;\D&quot;;&quot;&quot;;&quot;g&quot;)" office:value-type="string" office:string-value="1" calcext:value-type="string">
            <text:p>1</text:p>
          </table:table-cell>
          <table:table-cell table:formula="of:=LEFT([.B253];1)" office:value-type="string" office:string-value="1" calcext:value-type="string">
            <text:p>1</text:p>
          </table:table-cell>
          <table:table-cell table:style-name="ce5" table:formula="of:=RIGHT([.B253];1)" office:value-type="string" office:string-value="1" calcext:value-type="string">
            <text:p>1</text:p>
          </table:table-cell>
          <table:table-cell table:formula="of:=VALUE(COM.MICROSOFT.CONCAT([.C253];[.D253]))" office:value-type="float" office:value="11" calcext:value-type="float">
            <text:p>11</text:p>
          </table:table-cell>
          <table:table-cell table:style-name="ce14" table:formula="of:=(STRREV([.A253]))" office:value-type="string" office:string-value="eerhtthgieenothgiej1thgieenowtrs" calcext:value-type="string">
            <text:p>eerhtthgieenothgiej1thgieenowtrs</text:p>
          </table:table-cell>
          <table:table-cell table:formula="of:=ORG.LIBREOFFICE.REGEX([.A25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53];&quot;eno|owt|eerht|ruof|evif|xis|neves|thgie|enin|orez|\d&quot;;;1)" office:value-type="string" office:string-value="eerht" calcext:value-type="string">
            <text:p>eerht</text:p>
          </table:table-cell>
          <table:table-cell table:formula="of:=IF(ISNA([.G253]);&quot;&quot;;IF([.G253]=&quot;one&quot;;&quot;1&quot;;IF([.G253]=&quot;two&quot;;&quot;2&quot;;IF([.G253]=&quot;three&quot;;&quot;3&quot;;IF([.G253]=&quot;four&quot;;&quot;4&quot;;IF([.G253]=&quot;five&quot;;&quot;5&quot;;IF([.G253]=&quot;six&quot;;&quot;6&quot;;IF([.G253]=&quot;seven&quot;;&quot;7&quot;;IF([.G253]=&quot;eight&quot;;&quot;8&quot;;IF([.G253]=&quot;nine&quot;;&quot;9&quot;;IF([.G253]=&quot;zero&quot;;&quot;0&quot;;VALUE([.G253]))))))))))))" office:value-type="string" office:string-value="2" calcext:value-type="string">
            <text:p>2</text:p>
          </table:table-cell>
          <table:table-cell table:style-name="ce7" table:formula="of:=IF(ISNA([.H253]);&quot;&quot;;IF([.H253]=&quot;eno&quot;;&quot;1&quot;;IF([.H253]=&quot;owt&quot;;&quot;2&quot;;IF([.H253]=&quot;eerht&quot;;&quot;3&quot;;IF([.H253]=&quot;ruof&quot;;&quot;4&quot;;IF([.H253]=&quot;evif&quot;;&quot;5&quot;;IF([.H253]=&quot;xis&quot;;&quot;6&quot;;IF([.H253]=&quot;neves&quot;;&quot;7&quot;;IF([.H253]=&quot;thgie&quot;;&quot;8&quot;;IF([.H253]=&quot;enin&quot;;&quot;9&quot;;IF([.H253]=&quot;orez&quot;;&quot;0&quot;;[.H253])))))))))))" office:value-type="string" office:string-value="3" calcext:value-type="string">
            <text:p>3</text:p>
          </table:table-cell>
          <table:table-cell table:formula="of:=IF(ISNA([.G253]);&quot;&quot;;VALUE(COM.MICROSOFT.CONCAT([.I253:.J253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cvhfbnine</text:p>
          </table:table-cell>
          <table:table-cell table:style-name="ce4" table:formula="of:=ORG.LIBREOFFICE.REGEX([.A254];&quot;\D&quot;;&quot;&quot;;&quot;g&quot;)" office:value-type="string" office:string-value="4" calcext:value-type="string">
            <text:p>4</text:p>
          </table:table-cell>
          <table:table-cell table:formula="of:=LEFT([.B254];1)" office:value-type="string" office:string-value="4" calcext:value-type="string">
            <text:p>4</text:p>
          </table:table-cell>
          <table:table-cell table:style-name="ce5" table:formula="of:=RIGHT([.B254];1)" office:value-type="string" office:string-value="4" calcext:value-type="string">
            <text:p>4</text:p>
          </table:table-cell>
          <table:table-cell table:formula="of:=VALUE(COM.MICROSOFT.CONCAT([.C254];[.D254]))" office:value-type="float" office:value="44" calcext:value-type="float">
            <text:p>44</text:p>
          </table:table-cell>
          <table:table-cell table:style-name="ce14" table:formula="of:=(STRREV([.A254]))" office:value-type="string" office:string-value="eninbfhvc4" calcext:value-type="string">
            <text:p>eninbfhvc4</text:p>
          </table:table-cell>
          <table:table-cell table:formula="of:=ORG.LIBREOFFICE.REGEX([.A25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54];&quot;eno|owt|eerht|ruof|evif|xis|neves|thgie|enin|orez|\d&quot;;;1)" office:value-type="string" office:string-value="enin" calcext:value-type="string">
            <text:p>enin</text:p>
          </table:table-cell>
          <table:table-cell table:formula="of:=IF(ISNA([.G254]);&quot;&quot;;IF([.G254]=&quot;one&quot;;&quot;1&quot;;IF([.G254]=&quot;two&quot;;&quot;2&quot;;IF([.G254]=&quot;three&quot;;&quot;3&quot;;IF([.G254]=&quot;four&quot;;&quot;4&quot;;IF([.G254]=&quot;five&quot;;&quot;5&quot;;IF([.G254]=&quot;six&quot;;&quot;6&quot;;IF([.G254]=&quot;seven&quot;;&quot;7&quot;;IF([.G254]=&quot;eight&quot;;&quot;8&quot;;IF([.G254]=&quot;nine&quot;;&quot;9&quot;;IF([.G254]=&quot;zero&quot;;&quot;0&quot;;VALUE([.G254]))))))))))))" office:value-type="float" office:value="4" calcext:value-type="float">
            <text:p>4</text:p>
          </table:table-cell>
          <table:table-cell table:style-name="ce7" table:formula="of:=IF(ISNA([.H254]);&quot;&quot;;IF([.H254]=&quot;eno&quot;;&quot;1&quot;;IF([.H254]=&quot;owt&quot;;&quot;2&quot;;IF([.H254]=&quot;eerht&quot;;&quot;3&quot;;IF([.H254]=&quot;ruof&quot;;&quot;4&quot;;IF([.H254]=&quot;evif&quot;;&quot;5&quot;;IF([.H254]=&quot;xis&quot;;&quot;6&quot;;IF([.H254]=&quot;neves&quot;;&quot;7&quot;;IF([.H254]=&quot;thgie&quot;;&quot;8&quot;;IF([.H254]=&quot;enin&quot;;&quot;9&quot;;IF([.H254]=&quot;orez&quot;;&quot;0&quot;;[.H254])))))))))))" office:value-type="string" office:string-value="9" calcext:value-type="string">
            <text:p>9</text:p>
          </table:table-cell>
          <table:table-cell table:formula="of:=IF(ISNA([.G254]);&quot;&quot;;VALUE(COM.MICROSOFT.CONCAT([.I254:.J254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sm56</text:p>
          </table:table-cell>
          <table:table-cell table:style-name="ce4" table:formula="of:=ORG.LIBREOFFICE.REGEX([.A255];&quot;\D&quot;;&quot;&quot;;&quot;g&quot;)" office:value-type="string" office:string-value="56" calcext:value-type="string">
            <text:p>56</text:p>
          </table:table-cell>
          <table:table-cell table:formula="of:=LEFT([.B255];1)" office:value-type="string" office:string-value="5" calcext:value-type="string">
            <text:p>5</text:p>
          </table:table-cell>
          <table:table-cell table:style-name="ce5" table:formula="of:=RIGHT([.B255];1)" office:value-type="string" office:string-value="6" calcext:value-type="string">
            <text:p>6</text:p>
          </table:table-cell>
          <table:table-cell table:formula="of:=VALUE(COM.MICROSOFT.CONCAT([.C255];[.D255]))" office:value-type="float" office:value="56" calcext:value-type="float">
            <text:p>56</text:p>
          </table:table-cell>
          <table:table-cell table:style-name="ce14" table:formula="of:=(STRREV([.A255]))" office:value-type="string" office:string-value="65msv" calcext:value-type="string">
            <text:p>65msv</text:p>
          </table:table-cell>
          <table:table-cell table:formula="of:=ORG.LIBREOFFICE.REGEX([.A25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5];&quot;eno|owt|eerht|ruof|evif|xis|neves|thgie|enin|orez|\d&quot;;;1)" office:value-type="string" office:string-value="6" calcext:value-type="string">
            <text:p>6</text:p>
          </table:table-cell>
          <table:table-cell table:formula="of:=IF(ISNA([.G255]);&quot;&quot;;IF([.G255]=&quot;one&quot;;&quot;1&quot;;IF([.G255]=&quot;two&quot;;&quot;2&quot;;IF([.G255]=&quot;three&quot;;&quot;3&quot;;IF([.G255]=&quot;four&quot;;&quot;4&quot;;IF([.G255]=&quot;five&quot;;&quot;5&quot;;IF([.G255]=&quot;six&quot;;&quot;6&quot;;IF([.G255]=&quot;seven&quot;;&quot;7&quot;;IF([.G255]=&quot;eight&quot;;&quot;8&quot;;IF([.G255]=&quot;nine&quot;;&quot;9&quot;;IF([.G255]=&quot;zero&quot;;&quot;0&quot;;VALUE([.G255]))))))))))))" office:value-type="float" office:value="5" calcext:value-type="float">
            <text:p>5</text:p>
          </table:table-cell>
          <table:table-cell table:style-name="ce7" table:formula="of:=IF(ISNA([.H255]);&quot;&quot;;IF([.H255]=&quot;eno&quot;;&quot;1&quot;;IF([.H255]=&quot;owt&quot;;&quot;2&quot;;IF([.H255]=&quot;eerht&quot;;&quot;3&quot;;IF([.H255]=&quot;ruof&quot;;&quot;4&quot;;IF([.H255]=&quot;evif&quot;;&quot;5&quot;;IF([.H255]=&quot;xis&quot;;&quot;6&quot;;IF([.H255]=&quot;neves&quot;;&quot;7&quot;;IF([.H255]=&quot;thgie&quot;;&quot;8&quot;;IF([.H255]=&quot;enin&quot;;&quot;9&quot;;IF([.H255]=&quot;orez&quot;;&quot;0&quot;;[.H255])))))))))))" office:value-type="string" office:string-value="6" calcext:value-type="string">
            <text:p>6</text:p>
          </table:table-cell>
          <table:table-cell table:style-name="ce7" table:formula="of:=IF(ISNA([.G255]);&quot;&quot;;VALUE(COM.MICROSOFT.CONCAT([.I255:.J255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onev2csngkll7</text:p>
          </table:table-cell>
          <table:table-cell table:style-name="ce4" table:formula="of:=ORG.LIBREOFFICE.REGEX([.A256];&quot;\D&quot;;&quot;&quot;;&quot;g&quot;)" office:value-type="string" office:string-value="527" calcext:value-type="string">
            <text:p>527</text:p>
          </table:table-cell>
          <table:table-cell table:formula="of:=LEFT([.B256];1)" office:value-type="string" office:string-value="5" calcext:value-type="string">
            <text:p>5</text:p>
          </table:table-cell>
          <table:table-cell table:style-name="ce5" table:formula="of:=RIGHT([.B256];1)" office:value-type="string" office:string-value="7" calcext:value-type="string">
            <text:p>7</text:p>
          </table:table-cell>
          <table:table-cell table:formula="of:=VALUE(COM.MICROSOFT.CONCAT([.C256];[.D256]))" office:value-type="float" office:value="57" calcext:value-type="float">
            <text:p>57</text:p>
          </table:table-cell>
          <table:table-cell table:style-name="ce14" table:formula="of:=(STRREV([.A256]))" office:value-type="string" office:string-value="7llkgnsc2veno5" calcext:value-type="string">
            <text:p>7llkgnsc2veno5</text:p>
          </table:table-cell>
          <table:table-cell table:formula="of:=ORG.LIBREOFFICE.REGEX([.A25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6];&quot;eno|owt|eerht|ruof|evif|xis|neves|thgie|enin|orez|\d&quot;;;1)" office:value-type="string" office:string-value="7" calcext:value-type="string">
            <text:p>7</text:p>
          </table:table-cell>
          <table:table-cell table:formula="of:=IF(ISNA([.G256]);&quot;&quot;;IF([.G256]=&quot;one&quot;;&quot;1&quot;;IF([.G256]=&quot;two&quot;;&quot;2&quot;;IF([.G256]=&quot;three&quot;;&quot;3&quot;;IF([.G256]=&quot;four&quot;;&quot;4&quot;;IF([.G256]=&quot;five&quot;;&quot;5&quot;;IF([.G256]=&quot;six&quot;;&quot;6&quot;;IF([.G256]=&quot;seven&quot;;&quot;7&quot;;IF([.G256]=&quot;eight&quot;;&quot;8&quot;;IF([.G256]=&quot;nine&quot;;&quot;9&quot;;IF([.G256]=&quot;zero&quot;;&quot;0&quot;;VALUE([.G256]))))))))))))" office:value-type="float" office:value="5" calcext:value-type="float">
            <text:p>5</text:p>
          </table:table-cell>
          <table:table-cell table:style-name="ce7" table:formula="of:=IF(ISNA([.H256]);&quot;&quot;;IF([.H256]=&quot;eno&quot;;&quot;1&quot;;IF([.H256]=&quot;owt&quot;;&quot;2&quot;;IF([.H256]=&quot;eerht&quot;;&quot;3&quot;;IF([.H256]=&quot;ruof&quot;;&quot;4&quot;;IF([.H256]=&quot;evif&quot;;&quot;5&quot;;IF([.H256]=&quot;xis&quot;;&quot;6&quot;;IF([.H256]=&quot;neves&quot;;&quot;7&quot;;IF([.H256]=&quot;thgie&quot;;&quot;8&quot;;IF([.H256]=&quot;enin&quot;;&quot;9&quot;;IF([.H256]=&quot;orez&quot;;&quot;0&quot;;[.H256])))))))))))" office:value-type="string" office:string-value="7" calcext:value-type="string">
            <text:p>7</text:p>
          </table:table-cell>
          <table:table-cell table:formula="of:=IF(ISNA([.G256]);&quot;&quot;;VALUE(COM.MICROSOFT.CONCAT([.I256:.J256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ix5fivefourzbjkdppp</text:p>
          </table:table-cell>
          <table:table-cell table:style-name="ce4" table:formula="of:=ORG.LIBREOFFICE.REGEX([.A257];&quot;\D&quot;;&quot;&quot;;&quot;g&quot;)" office:value-type="string" office:string-value="65" calcext:value-type="string">
            <text:p>65</text:p>
          </table:table-cell>
          <table:table-cell table:formula="of:=LEFT([.B257];1)" office:value-type="string" office:string-value="6" calcext:value-type="string">
            <text:p>6</text:p>
          </table:table-cell>
          <table:table-cell table:style-name="ce5" table:formula="of:=RIGHT([.B257];1)" office:value-type="string" office:string-value="5" calcext:value-type="string">
            <text:p>5</text:p>
          </table:table-cell>
          <table:table-cell table:formula="of:=VALUE(COM.MICROSOFT.CONCAT([.C257];[.D257]))" office:value-type="float" office:value="65" calcext:value-type="float">
            <text:p>65</text:p>
          </table:table-cell>
          <table:table-cell table:style-name="ce14" table:formula="of:=(STRREV([.A257]))" office:value-type="string" office:string-value="pppdkjbzruofevif5xis6" calcext:value-type="string">
            <text:p>pppdkjbzruofevif5xis6</text:p>
          </table:table-cell>
          <table:table-cell table:formula="of:=ORG.LIBREOFFICE.REGEX([.A25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57];&quot;eno|owt|eerht|ruof|evif|xis|neves|thgie|enin|orez|\d&quot;;;1)" office:value-type="string" office:string-value="ruof" calcext:value-type="string">
            <text:p>ruof</text:p>
          </table:table-cell>
          <table:table-cell table:formula="of:=IF(ISNA([.G257]);&quot;&quot;;IF([.G257]=&quot;one&quot;;&quot;1&quot;;IF([.G257]=&quot;two&quot;;&quot;2&quot;;IF([.G257]=&quot;three&quot;;&quot;3&quot;;IF([.G257]=&quot;four&quot;;&quot;4&quot;;IF([.G257]=&quot;five&quot;;&quot;5&quot;;IF([.G257]=&quot;six&quot;;&quot;6&quot;;IF([.G257]=&quot;seven&quot;;&quot;7&quot;;IF([.G257]=&quot;eight&quot;;&quot;8&quot;;IF([.G257]=&quot;nine&quot;;&quot;9&quot;;IF([.G257]=&quot;zero&quot;;&quot;0&quot;;VALUE([.G257]))))))))))))" office:value-type="float" office:value="6" calcext:value-type="float">
            <text:p>6</text:p>
          </table:table-cell>
          <table:table-cell table:style-name="ce7" table:formula="of:=IF(ISNA([.H257]);&quot;&quot;;IF([.H257]=&quot;eno&quot;;&quot;1&quot;;IF([.H257]=&quot;owt&quot;;&quot;2&quot;;IF([.H257]=&quot;eerht&quot;;&quot;3&quot;;IF([.H257]=&quot;ruof&quot;;&quot;4&quot;;IF([.H257]=&quot;evif&quot;;&quot;5&quot;;IF([.H257]=&quot;xis&quot;;&quot;6&quot;;IF([.H257]=&quot;neves&quot;;&quot;7&quot;;IF([.H257]=&quot;thgie&quot;;&quot;8&quot;;IF([.H257]=&quot;enin&quot;;&quot;9&quot;;IF([.H257]=&quot;orez&quot;;&quot;0&quot;;[.H257])))))))))))" office:value-type="string" office:string-value="4" calcext:value-type="string">
            <text:p>4</text:p>
          </table:table-cell>
          <table:table-cell table:formula="of:=IF(ISNA([.G257]);&quot;&quot;;VALUE(COM.MICROSOFT.CONCAT([.I257:.J257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djtp5onehqrngxqd</text:p>
          </table:table-cell>
          <table:table-cell table:style-name="ce4" table:formula="of:=ORG.LIBREOFFICE.REGEX([.A258];&quot;\D&quot;;&quot;&quot;;&quot;g&quot;)" office:value-type="string" office:string-value="5" calcext:value-type="string">
            <text:p>5</text:p>
          </table:table-cell>
          <table:table-cell table:formula="of:=LEFT([.B258];1)" office:value-type="string" office:string-value="5" calcext:value-type="string">
            <text:p>5</text:p>
          </table:table-cell>
          <table:table-cell table:style-name="ce5" table:formula="of:=RIGHT([.B258];1)" office:value-type="string" office:string-value="5" calcext:value-type="string">
            <text:p>5</text:p>
          </table:table-cell>
          <table:table-cell table:formula="of:=VALUE(COM.MICROSOFT.CONCAT([.C258];[.D258]))" office:value-type="float" office:value="55" calcext:value-type="float">
            <text:p>55</text:p>
          </table:table-cell>
          <table:table-cell table:style-name="ce14" table:formula="of:=(STRREV([.A258]))" office:value-type="string" office:string-value="dqxgnrqheno5ptjdg" calcext:value-type="string">
            <text:p>dqxgnrqheno5ptjdg</text:p>
          </table:table-cell>
          <table:table-cell table:formula="of:=ORG.LIBREOFFICE.REGEX([.A25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8];&quot;eno|owt|eerht|ruof|evif|xis|neves|thgie|enin|orez|\d&quot;;;1)" office:value-type="string" office:string-value="eno" calcext:value-type="string">
            <text:p>eno</text:p>
          </table:table-cell>
          <table:table-cell table:formula="of:=IF(ISNA([.G258]);&quot;&quot;;IF([.G258]=&quot;one&quot;;&quot;1&quot;;IF([.G258]=&quot;two&quot;;&quot;2&quot;;IF([.G258]=&quot;three&quot;;&quot;3&quot;;IF([.G258]=&quot;four&quot;;&quot;4&quot;;IF([.G258]=&quot;five&quot;;&quot;5&quot;;IF([.G258]=&quot;six&quot;;&quot;6&quot;;IF([.G258]=&quot;seven&quot;;&quot;7&quot;;IF([.G258]=&quot;eight&quot;;&quot;8&quot;;IF([.G258]=&quot;nine&quot;;&quot;9&quot;;IF([.G258]=&quot;zero&quot;;&quot;0&quot;;VALUE([.G258]))))))))))))" office:value-type="float" office:value="5" calcext:value-type="float">
            <text:p>5</text:p>
          </table:table-cell>
          <table:table-cell table:style-name="ce7" table:formula="of:=IF(ISNA([.H258]);&quot;&quot;;IF([.H258]=&quot;eno&quot;;&quot;1&quot;;IF([.H258]=&quot;owt&quot;;&quot;2&quot;;IF([.H258]=&quot;eerht&quot;;&quot;3&quot;;IF([.H258]=&quot;ruof&quot;;&quot;4&quot;;IF([.H258]=&quot;evif&quot;;&quot;5&quot;;IF([.H258]=&quot;xis&quot;;&quot;6&quot;;IF([.H258]=&quot;neves&quot;;&quot;7&quot;;IF([.H258]=&quot;thgie&quot;;&quot;8&quot;;IF([.H258]=&quot;enin&quot;;&quot;9&quot;;IF([.H258]=&quot;orez&quot;;&quot;0&quot;;[.H258])))))))))))" office:value-type="string" office:string-value="1" calcext:value-type="string">
            <text:p>1</text:p>
          </table:table-cell>
          <table:table-cell table:formula="of:=IF(ISNA([.G258]);&quot;&quot;;VALUE(COM.MICROSOFT.CONCAT([.I258:.J258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vltc7ninezmpnbzv4twoone</text:p>
          </table:table-cell>
          <table:table-cell table:style-name="ce4" table:formula="of:=ORG.LIBREOFFICE.REGEX([.A259];&quot;\D&quot;;&quot;&quot;;&quot;g&quot;)" office:value-type="string" office:string-value="474" calcext:value-type="string">
            <text:p>474</text:p>
          </table:table-cell>
          <table:table-cell table:formula="of:=LEFT([.B259];1)" office:value-type="string" office:string-value="4" calcext:value-type="string">
            <text:p>4</text:p>
          </table:table-cell>
          <table:table-cell table:style-name="ce5" table:formula="of:=RIGHT([.B259];1)" office:value-type="string" office:string-value="4" calcext:value-type="string">
            <text:p>4</text:p>
          </table:table-cell>
          <table:table-cell table:formula="of:=VALUE(COM.MICROSOFT.CONCAT([.C259];[.D259]))" office:value-type="float" office:value="44" calcext:value-type="float">
            <text:p>44</text:p>
          </table:table-cell>
          <table:table-cell table:style-name="ce14" table:formula="of:=(STRREV([.A259]))" office:value-type="string" office:string-value="enoowt4vzbnpmzenin7ctlvf4" calcext:value-type="string">
            <text:p>enoowt4vzbnpmzenin7ctlvf4</text:p>
          </table:table-cell>
          <table:table-cell table:formula="of:=ORG.LIBREOFFICE.REGEX([.A25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59];&quot;eno|owt|eerht|ruof|evif|xis|neves|thgie|enin|orez|\d&quot;;;1)" office:value-type="string" office:string-value="eno" calcext:value-type="string">
            <text:p>eno</text:p>
          </table:table-cell>
          <table:table-cell table:formula="of:=IF(ISNA([.G259]);&quot;&quot;;IF([.G259]=&quot;one&quot;;&quot;1&quot;;IF([.G259]=&quot;two&quot;;&quot;2&quot;;IF([.G259]=&quot;three&quot;;&quot;3&quot;;IF([.G259]=&quot;four&quot;;&quot;4&quot;;IF([.G259]=&quot;five&quot;;&quot;5&quot;;IF([.G259]=&quot;six&quot;;&quot;6&quot;;IF([.G259]=&quot;seven&quot;;&quot;7&quot;;IF([.G259]=&quot;eight&quot;;&quot;8&quot;;IF([.G259]=&quot;nine&quot;;&quot;9&quot;;IF([.G259]=&quot;zero&quot;;&quot;0&quot;;VALUE([.G259]))))))))))))" office:value-type="float" office:value="4" calcext:value-type="float">
            <text:p>4</text:p>
          </table:table-cell>
          <table:table-cell table:style-name="ce7" table:formula="of:=IF(ISNA([.H259]);&quot;&quot;;IF([.H259]=&quot;eno&quot;;&quot;1&quot;;IF([.H259]=&quot;owt&quot;;&quot;2&quot;;IF([.H259]=&quot;eerht&quot;;&quot;3&quot;;IF([.H259]=&quot;ruof&quot;;&quot;4&quot;;IF([.H259]=&quot;evif&quot;;&quot;5&quot;;IF([.H259]=&quot;xis&quot;;&quot;6&quot;;IF([.H259]=&quot;neves&quot;;&quot;7&quot;;IF([.H259]=&quot;thgie&quot;;&quot;8&quot;;IF([.H259]=&quot;enin&quot;;&quot;9&quot;;IF([.H259]=&quot;orez&quot;;&quot;0&quot;;[.H259])))))))))))" office:value-type="string" office:string-value="1" calcext:value-type="string">
            <text:p>1</text:p>
          </table:table-cell>
          <table:table-cell table:formula="of:=IF(ISNA([.G259]);&quot;&quot;;VALUE(COM.MICROSOFT.CONCAT([.I259:.J259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9sevenfxlcsfnkmjninesevennineoneseven</text:p>
          </table:table-cell>
          <table:table-cell table:style-name="ce4" table:formula="of:=ORG.LIBREOFFICE.REGEX([.A260];&quot;\D&quot;;&quot;&quot;;&quot;g&quot;)" office:value-type="string" office:string-value="39" calcext:value-type="string">
            <text:p>39</text:p>
          </table:table-cell>
          <table:table-cell table:formula="of:=LEFT([.B260];1)" office:value-type="string" office:string-value="3" calcext:value-type="string">
            <text:p>3</text:p>
          </table:table-cell>
          <table:table-cell table:style-name="ce5" table:formula="of:=RIGHT([.B260];1)" office:value-type="string" office:string-value="9" calcext:value-type="string">
            <text:p>9</text:p>
          </table:table-cell>
          <table:table-cell table:formula="of:=VALUE(COM.MICROSOFT.CONCAT([.C260];[.D260]))" office:value-type="float" office:value="39" calcext:value-type="float">
            <text:p>39</text:p>
          </table:table-cell>
          <table:table-cell table:style-name="ce14" table:formula="of:=(STRREV([.A260]))" office:value-type="string" office:string-value="nevesenoeninneveseninjmknfsclxfneves93" calcext:value-type="string">
            <text:p>nevesenoeninneveseninjmknfsclxfneves93</text:p>
          </table:table-cell>
          <table:table-cell table:formula="of:=ORG.LIBREOFFICE.REGEX([.A26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6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60]);&quot;&quot;;IF([.G260]=&quot;one&quot;;&quot;1&quot;;IF([.G260]=&quot;two&quot;;&quot;2&quot;;IF([.G260]=&quot;three&quot;;&quot;3&quot;;IF([.G260]=&quot;four&quot;;&quot;4&quot;;IF([.G260]=&quot;five&quot;;&quot;5&quot;;IF([.G260]=&quot;six&quot;;&quot;6&quot;;IF([.G260]=&quot;seven&quot;;&quot;7&quot;;IF([.G260]=&quot;eight&quot;;&quot;8&quot;;IF([.G260]=&quot;nine&quot;;&quot;9&quot;;IF([.G260]=&quot;zero&quot;;&quot;0&quot;;VALUE([.G260]))))))))))))" office:value-type="float" office:value="3" calcext:value-type="float">
            <text:p>3</text:p>
          </table:table-cell>
          <table:table-cell table:style-name="ce7" table:formula="of:=IF(ISNA([.H260]);&quot;&quot;;IF([.H260]=&quot;eno&quot;;&quot;1&quot;;IF([.H260]=&quot;owt&quot;;&quot;2&quot;;IF([.H260]=&quot;eerht&quot;;&quot;3&quot;;IF([.H260]=&quot;ruof&quot;;&quot;4&quot;;IF([.H260]=&quot;evif&quot;;&quot;5&quot;;IF([.H260]=&quot;xis&quot;;&quot;6&quot;;IF([.H260]=&quot;neves&quot;;&quot;7&quot;;IF([.H260]=&quot;thgie&quot;;&quot;8&quot;;IF([.H260]=&quot;enin&quot;;&quot;9&quot;;IF([.H260]=&quot;orez&quot;;&quot;0&quot;;[.H260])))))))))))" office:value-type="string" office:string-value="7" calcext:value-type="string">
            <text:p>7</text:p>
          </table:table-cell>
          <table:table-cell table:formula="of:=IF(ISNA([.G260]);&quot;&quot;;VALUE(COM.MICROSOFT.CONCAT([.I260:.J260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vfqkvfzx887sgzdpvxvhoneseven</text:p>
          </table:table-cell>
          <table:table-cell table:style-name="ce4" table:formula="of:=ORG.LIBREOFFICE.REGEX([.A261];&quot;\D&quot;;&quot;&quot;;&quot;g&quot;)" office:value-type="string" office:string-value="887" calcext:value-type="string">
            <text:p>887</text:p>
          </table:table-cell>
          <table:table-cell table:formula="of:=LEFT([.B261];1)" office:value-type="string" office:string-value="8" calcext:value-type="string">
            <text:p>8</text:p>
          </table:table-cell>
          <table:table-cell table:style-name="ce5" table:formula="of:=RIGHT([.B261];1)" office:value-type="string" office:string-value="7" calcext:value-type="string">
            <text:p>7</text:p>
          </table:table-cell>
          <table:table-cell table:formula="of:=VALUE(COM.MICROSOFT.CONCAT([.C261];[.D261]))" office:value-type="float" office:value="87" calcext:value-type="float">
            <text:p>87</text:p>
          </table:table-cell>
          <table:table-cell table:style-name="ce14" table:formula="of:=(STRREV([.A261]))" office:value-type="string" office:string-value="nevesenohvxvpdzgs788xzfvkqfvc" calcext:value-type="string">
            <text:p>nevesenohvxvpdzgs788xzfvkqfvc</text:p>
          </table:table-cell>
          <table:table-cell table:formula="of:=ORG.LIBREOFFICE.REGEX([.A26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6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61]);&quot;&quot;;IF([.G261]=&quot;one&quot;;&quot;1&quot;;IF([.G261]=&quot;two&quot;;&quot;2&quot;;IF([.G261]=&quot;three&quot;;&quot;3&quot;;IF([.G261]=&quot;four&quot;;&quot;4&quot;;IF([.G261]=&quot;five&quot;;&quot;5&quot;;IF([.G261]=&quot;six&quot;;&quot;6&quot;;IF([.G261]=&quot;seven&quot;;&quot;7&quot;;IF([.G261]=&quot;eight&quot;;&quot;8&quot;;IF([.G261]=&quot;nine&quot;;&quot;9&quot;;IF([.G261]=&quot;zero&quot;;&quot;0&quot;;VALUE([.G261]))))))))))))" office:value-type="float" office:value="8" calcext:value-type="float">
            <text:p>8</text:p>
          </table:table-cell>
          <table:table-cell table:style-name="ce7" table:formula="of:=IF(ISNA([.H261]);&quot;&quot;;IF([.H261]=&quot;eno&quot;;&quot;1&quot;;IF([.H261]=&quot;owt&quot;;&quot;2&quot;;IF([.H261]=&quot;eerht&quot;;&quot;3&quot;;IF([.H261]=&quot;ruof&quot;;&quot;4&quot;;IF([.H261]=&quot;evif&quot;;&quot;5&quot;;IF([.H261]=&quot;xis&quot;;&quot;6&quot;;IF([.H261]=&quot;neves&quot;;&quot;7&quot;;IF([.H261]=&quot;thgie&quot;;&quot;8&quot;;IF([.H261]=&quot;enin&quot;;&quot;9&quot;;IF([.H261]=&quot;orez&quot;;&quot;0&quot;;[.H261])))))))))))" office:value-type="string" office:string-value="7" calcext:value-type="string">
            <text:p>7</text:p>
          </table:table-cell>
          <table:table-cell table:formula="of:=IF(ISNA([.G261]);&quot;&quot;;VALUE(COM.MICROSOFT.CONCAT([.I261:.J261])))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vrhpssvkgzbbrgbgcvqbvdkfplsvk41bblsvtbqsk29</text:p>
          </table:table-cell>
          <table:table-cell table:style-name="ce4" table:formula="of:=ORG.LIBREOFFICE.REGEX([.A262];&quot;\D&quot;;&quot;&quot;;&quot;g&quot;)" office:value-type="string" office:string-value="4129" calcext:value-type="string">
            <text:p>4129</text:p>
          </table:table-cell>
          <table:table-cell table:formula="of:=LEFT([.B262];1)" office:value-type="string" office:string-value="4" calcext:value-type="string">
            <text:p>4</text:p>
          </table:table-cell>
          <table:table-cell table:style-name="ce5" table:formula="of:=RIGHT([.B262];1)" office:value-type="string" office:string-value="9" calcext:value-type="string">
            <text:p>9</text:p>
          </table:table-cell>
          <table:table-cell table:formula="of:=VALUE(COM.MICROSOFT.CONCAT([.C262];[.D262]))" office:value-type="float" office:value="49" calcext:value-type="float">
            <text:p>49</text:p>
          </table:table-cell>
          <table:table-cell table:style-name="ce14" table:formula="of:=(STRREV([.A262]))" office:value-type="string" office:string-value="92ksqbtvslbb14kvslpfkdvbqvcgbgrbbzgkvssphrvr" calcext:value-type="string">
            <text:p>92ksqbtvslbb14kvslpfkdvbqvcgbgrbbzgkvssphrvr</text:p>
          </table:table-cell>
          <table:table-cell table:formula="of:=ORG.LIBREOFFICE.REGEX([.A26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62];&quot;eno|owt|eerht|ruof|evif|xis|neves|thgie|enin|orez|\d&quot;;;1)" office:value-type="string" office:string-value="9" calcext:value-type="string">
            <text:p>9</text:p>
          </table:table-cell>
          <table:table-cell table:formula="of:=IF(ISNA([.G262]);&quot;&quot;;IF([.G262]=&quot;one&quot;;&quot;1&quot;;IF([.G262]=&quot;two&quot;;&quot;2&quot;;IF([.G262]=&quot;three&quot;;&quot;3&quot;;IF([.G262]=&quot;four&quot;;&quot;4&quot;;IF([.G262]=&quot;five&quot;;&quot;5&quot;;IF([.G262]=&quot;six&quot;;&quot;6&quot;;IF([.G262]=&quot;seven&quot;;&quot;7&quot;;IF([.G262]=&quot;eight&quot;;&quot;8&quot;;IF([.G262]=&quot;nine&quot;;&quot;9&quot;;IF([.G262]=&quot;zero&quot;;&quot;0&quot;;VALUE([.G262]))))))))))))" office:value-type="float" office:value="4" calcext:value-type="float">
            <text:p>4</text:p>
          </table:table-cell>
          <table:table-cell table:style-name="ce7" table:formula="of:=IF(ISNA([.H262]);&quot;&quot;;IF([.H262]=&quot;eno&quot;;&quot;1&quot;;IF([.H262]=&quot;owt&quot;;&quot;2&quot;;IF([.H262]=&quot;eerht&quot;;&quot;3&quot;;IF([.H262]=&quot;ruof&quot;;&quot;4&quot;;IF([.H262]=&quot;evif&quot;;&quot;5&quot;;IF([.H262]=&quot;xis&quot;;&quot;6&quot;;IF([.H262]=&quot;neves&quot;;&quot;7&quot;;IF([.H262]=&quot;thgie&quot;;&quot;8&quot;;IF([.H262]=&quot;enin&quot;;&quot;9&quot;;IF([.H262]=&quot;orez&quot;;&quot;0&quot;;[.H262])))))))))))" office:value-type="string" office:string-value="9" calcext:value-type="string">
            <text:p>9</text:p>
          </table:table-cell>
          <table:table-cell table:style-name="ce7" table:formula="of:=IF(ISNA([.G262]);&quot;&quot;;VALUE(COM.MICROSOFT.CONCAT([.I262:.J262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ninervjgsjrrtwo1twonbxcvd</text:p>
          </table:table-cell>
          <table:table-cell table:style-name="ce4" table:formula="of:=ORG.LIBREOFFICE.REGEX([.A263];&quot;\D&quot;;&quot;&quot;;&quot;g&quot;)" office:value-type="string" office:string-value="91" calcext:value-type="string">
            <text:p>91</text:p>
          </table:table-cell>
          <table:table-cell table:formula="of:=LEFT([.B263];1)" office:value-type="string" office:string-value="9" calcext:value-type="string">
            <text:p>9</text:p>
          </table:table-cell>
          <table:table-cell table:style-name="ce5" table:formula="of:=RIGHT([.B263];1)" office:value-type="string" office:string-value="1" calcext:value-type="string">
            <text:p>1</text:p>
          </table:table-cell>
          <table:table-cell table:formula="of:=VALUE(COM.MICROSOFT.CONCAT([.C263];[.D263]))" office:value-type="float" office:value="91" calcext:value-type="float">
            <text:p>91</text:p>
          </table:table-cell>
          <table:table-cell table:style-name="ce14" table:formula="of:=(STRREV([.A263]))" office:value-type="string" office:string-value="dvcxbnowt1owtrrjsgjvrenin9" calcext:value-type="string">
            <text:p>dvcxbnowt1owtrrjsgjvrenin9</text:p>
          </table:table-cell>
          <table:table-cell table:formula="of:=ORG.LIBREOFFICE.REGEX([.A26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63];&quot;eno|owt|eerht|ruof|evif|xis|neves|thgie|enin|orez|\d&quot;;;1)" office:value-type="string" office:string-value="owt" calcext:value-type="string">
            <text:p>owt</text:p>
          </table:table-cell>
          <table:table-cell table:formula="of:=IF(ISNA([.G263]);&quot;&quot;;IF([.G263]=&quot;one&quot;;&quot;1&quot;;IF([.G263]=&quot;two&quot;;&quot;2&quot;;IF([.G263]=&quot;three&quot;;&quot;3&quot;;IF([.G263]=&quot;four&quot;;&quot;4&quot;;IF([.G263]=&quot;five&quot;;&quot;5&quot;;IF([.G263]=&quot;six&quot;;&quot;6&quot;;IF([.G263]=&quot;seven&quot;;&quot;7&quot;;IF([.G263]=&quot;eight&quot;;&quot;8&quot;;IF([.G263]=&quot;nine&quot;;&quot;9&quot;;IF([.G263]=&quot;zero&quot;;&quot;0&quot;;VALUE([.G263]))))))))))))" office:value-type="float" office:value="9" calcext:value-type="float">
            <text:p>9</text:p>
          </table:table-cell>
          <table:table-cell table:style-name="ce7" table:formula="of:=IF(ISNA([.H263]);&quot;&quot;;IF([.H263]=&quot;eno&quot;;&quot;1&quot;;IF([.H263]=&quot;owt&quot;;&quot;2&quot;;IF([.H263]=&quot;eerht&quot;;&quot;3&quot;;IF([.H263]=&quot;ruof&quot;;&quot;4&quot;;IF([.H263]=&quot;evif&quot;;&quot;5&quot;;IF([.H263]=&quot;xis&quot;;&quot;6&quot;;IF([.H263]=&quot;neves&quot;;&quot;7&quot;;IF([.H263]=&quot;thgie&quot;;&quot;8&quot;;IF([.H263]=&quot;enin&quot;;&quot;9&quot;;IF([.H263]=&quot;orez&quot;;&quot;0&quot;;[.H263])))))))))))" office:value-type="string" office:string-value="2" calcext:value-type="string">
            <text:p>2</text:p>
          </table:table-cell>
          <table:table-cell table:formula="of:=IF(ISNA([.G263]);&quot;&quot;;VALUE(COM.MICROSOFT.CONCAT([.I263:.J263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g9one</text:p>
          </table:table-cell>
          <table:table-cell table:style-name="ce4" table:formula="of:=ORG.LIBREOFFICE.REGEX([.A264];&quot;\D&quot;;&quot;&quot;;&quot;g&quot;)" office:value-type="string" office:string-value="89" calcext:value-type="string">
            <text:p>89</text:p>
          </table:table-cell>
          <table:table-cell table:formula="of:=LEFT([.B264];1)" office:value-type="string" office:string-value="8" calcext:value-type="string">
            <text:p>8</text:p>
          </table:table-cell>
          <table:table-cell table:style-name="ce5" table:formula="of:=RIGHT([.B264];1)" office:value-type="string" office:string-value="9" calcext:value-type="string">
            <text:p>9</text:p>
          </table:table-cell>
          <table:table-cell table:formula="of:=VALUE(COM.MICROSOFT.CONCAT([.C264];[.D264]))" office:value-type="float" office:value="89" calcext:value-type="float">
            <text:p>89</text:p>
          </table:table-cell>
          <table:table-cell table:style-name="ce14" table:formula="of:=(STRREV([.A264]))" office:value-type="string" office:string-value="eno9g8" calcext:value-type="string">
            <text:p>eno9g8</text:p>
          </table:table-cell>
          <table:table-cell table:formula="of:=ORG.LIBREOFFICE.REGEX([.A26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64];&quot;eno|owt|eerht|ruof|evif|xis|neves|thgie|enin|orez|\d&quot;;;1)" office:value-type="string" office:string-value="eno" calcext:value-type="string">
            <text:p>eno</text:p>
          </table:table-cell>
          <table:table-cell table:formula="of:=IF(ISNA([.G264]);&quot;&quot;;IF([.G264]=&quot;one&quot;;&quot;1&quot;;IF([.G264]=&quot;two&quot;;&quot;2&quot;;IF([.G264]=&quot;three&quot;;&quot;3&quot;;IF([.G264]=&quot;four&quot;;&quot;4&quot;;IF([.G264]=&quot;five&quot;;&quot;5&quot;;IF([.G264]=&quot;six&quot;;&quot;6&quot;;IF([.G264]=&quot;seven&quot;;&quot;7&quot;;IF([.G264]=&quot;eight&quot;;&quot;8&quot;;IF([.G264]=&quot;nine&quot;;&quot;9&quot;;IF([.G264]=&quot;zero&quot;;&quot;0&quot;;VALUE([.G264]))))))))))))" office:value-type="float" office:value="8" calcext:value-type="float">
            <text:p>8</text:p>
          </table:table-cell>
          <table:table-cell table:style-name="ce7" table:formula="of:=IF(ISNA([.H264]);&quot;&quot;;IF([.H264]=&quot;eno&quot;;&quot;1&quot;;IF([.H264]=&quot;owt&quot;;&quot;2&quot;;IF([.H264]=&quot;eerht&quot;;&quot;3&quot;;IF([.H264]=&quot;ruof&quot;;&quot;4&quot;;IF([.H264]=&quot;evif&quot;;&quot;5&quot;;IF([.H264]=&quot;xis&quot;;&quot;6&quot;;IF([.H264]=&quot;neves&quot;;&quot;7&quot;;IF([.H264]=&quot;thgie&quot;;&quot;8&quot;;IF([.H264]=&quot;enin&quot;;&quot;9&quot;;IF([.H264]=&quot;orez&quot;;&quot;0&quot;;[.H264])))))))))))" office:value-type="string" office:string-value="1" calcext:value-type="string">
            <text:p>1</text:p>
          </table:table-cell>
          <table:table-cell table:formula="of:=IF(ISNA([.G264]);&quot;&quot;;VALUE(COM.MICROSOFT.CONCAT([.I264:.J264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jznrrcshcpn9rbvbsgpdpv13ninefour</text:p>
          </table:table-cell>
          <table:table-cell table:style-name="ce4" table:formula="of:=ORG.LIBREOFFICE.REGEX([.A265];&quot;\D&quot;;&quot;&quot;;&quot;g&quot;)" office:value-type="string" office:string-value="913" calcext:value-type="string">
            <text:p>913</text:p>
          </table:table-cell>
          <table:table-cell table:formula="of:=LEFT([.B265];1)" office:value-type="string" office:string-value="9" calcext:value-type="string">
            <text:p>9</text:p>
          </table:table-cell>
          <table:table-cell table:style-name="ce5" table:formula="of:=RIGHT([.B265];1)" office:value-type="string" office:string-value="3" calcext:value-type="string">
            <text:p>3</text:p>
          </table:table-cell>
          <table:table-cell table:formula="of:=VALUE(COM.MICROSOFT.CONCAT([.C265];[.D265]))" office:value-type="float" office:value="93" calcext:value-type="float">
            <text:p>93</text:p>
          </table:table-cell>
          <table:table-cell table:style-name="ce14" table:formula="of:=(STRREV([.A265]))" office:value-type="string" office:string-value="ruofenin31vpdpgsbvbr9npchscrrnzjn" calcext:value-type="string">
            <text:p>ruofenin31vpdpgsbvbr9npchscrrnzjn</text:p>
          </table:table-cell>
          <table:table-cell table:formula="of:=ORG.LIBREOFFICE.REGEX([.A26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65];&quot;eno|owt|eerht|ruof|evif|xis|neves|thgie|enin|orez|\d&quot;;;1)" office:value-type="string" office:string-value="ruof" calcext:value-type="string">
            <text:p>ruof</text:p>
          </table:table-cell>
          <table:table-cell table:formula="of:=IF(ISNA([.G265]);&quot;&quot;;IF([.G265]=&quot;one&quot;;&quot;1&quot;;IF([.G265]=&quot;two&quot;;&quot;2&quot;;IF([.G265]=&quot;three&quot;;&quot;3&quot;;IF([.G265]=&quot;four&quot;;&quot;4&quot;;IF([.G265]=&quot;five&quot;;&quot;5&quot;;IF([.G265]=&quot;six&quot;;&quot;6&quot;;IF([.G265]=&quot;seven&quot;;&quot;7&quot;;IF([.G265]=&quot;eight&quot;;&quot;8&quot;;IF([.G265]=&quot;nine&quot;;&quot;9&quot;;IF([.G265]=&quot;zero&quot;;&quot;0&quot;;VALUE([.G265]))))))))))))" office:value-type="float" office:value="9" calcext:value-type="float">
            <text:p>9</text:p>
          </table:table-cell>
          <table:table-cell table:style-name="ce7" table:formula="of:=IF(ISNA([.H265]);&quot;&quot;;IF([.H265]=&quot;eno&quot;;&quot;1&quot;;IF([.H265]=&quot;owt&quot;;&quot;2&quot;;IF([.H265]=&quot;eerht&quot;;&quot;3&quot;;IF([.H265]=&quot;ruof&quot;;&quot;4&quot;;IF([.H265]=&quot;evif&quot;;&quot;5&quot;;IF([.H265]=&quot;xis&quot;;&quot;6&quot;;IF([.H265]=&quot;neves&quot;;&quot;7&quot;;IF([.H265]=&quot;thgie&quot;;&quot;8&quot;;IF([.H265]=&quot;enin&quot;;&quot;9&quot;;IF([.H265]=&quot;orez&quot;;&quot;0&quot;;[.H265])))))))))))" office:value-type="string" office:string-value="4" calcext:value-type="string">
            <text:p>4</text:p>
          </table:table-cell>
          <table:table-cell table:formula="of:=IF(ISNA([.G265]);&quot;&quot;;VALUE(COM.MICROSOFT.CONCAT([.I265:.J265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eightfflllbgkmdh44onenine</text:p>
          </table:table-cell>
          <table:table-cell table:style-name="ce4" table:formula="of:=ORG.LIBREOFFICE.REGEX([.A266];&quot;\D&quot;;&quot;&quot;;&quot;g&quot;)" office:value-type="string" office:string-value="844" calcext:value-type="string">
            <text:p>844</text:p>
          </table:table-cell>
          <table:table-cell table:formula="of:=LEFT([.B266];1)" office:value-type="string" office:string-value="8" calcext:value-type="string">
            <text:p>8</text:p>
          </table:table-cell>
          <table:table-cell table:style-name="ce5" table:formula="of:=RIGHT([.B266];1)" office:value-type="string" office:string-value="4" calcext:value-type="string">
            <text:p>4</text:p>
          </table:table-cell>
          <table:table-cell table:formula="of:=VALUE(COM.MICROSOFT.CONCAT([.C266];[.D266]))" office:value-type="float" office:value="84" calcext:value-type="float">
            <text:p>84</text:p>
          </table:table-cell>
          <table:table-cell table:style-name="ce14" table:formula="of:=(STRREV([.A266]))" office:value-type="string" office:string-value="enineno44hdmkgblllffthgie8" calcext:value-type="string">
            <text:p>enineno44hdmkgblllffthgie8</text:p>
          </table:table-cell>
          <table:table-cell table:formula="of:=ORG.LIBREOFFICE.REGEX([.A26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66];&quot;eno|owt|eerht|ruof|evif|xis|neves|thgie|enin|orez|\d&quot;;;1)" office:value-type="string" office:string-value="enin" calcext:value-type="string">
            <text:p>enin</text:p>
          </table:table-cell>
          <table:table-cell table:formula="of:=IF(ISNA([.G266]);&quot;&quot;;IF([.G266]=&quot;one&quot;;&quot;1&quot;;IF([.G266]=&quot;two&quot;;&quot;2&quot;;IF([.G266]=&quot;three&quot;;&quot;3&quot;;IF([.G266]=&quot;four&quot;;&quot;4&quot;;IF([.G266]=&quot;five&quot;;&quot;5&quot;;IF([.G266]=&quot;six&quot;;&quot;6&quot;;IF([.G266]=&quot;seven&quot;;&quot;7&quot;;IF([.G266]=&quot;eight&quot;;&quot;8&quot;;IF([.G266]=&quot;nine&quot;;&quot;9&quot;;IF([.G266]=&quot;zero&quot;;&quot;0&quot;;VALUE([.G266]))))))))))))" office:value-type="float" office:value="8" calcext:value-type="float">
            <text:p>8</text:p>
          </table:table-cell>
          <table:table-cell table:style-name="ce7" table:formula="of:=IF(ISNA([.H266]);&quot;&quot;;IF([.H266]=&quot;eno&quot;;&quot;1&quot;;IF([.H266]=&quot;owt&quot;;&quot;2&quot;;IF([.H266]=&quot;eerht&quot;;&quot;3&quot;;IF([.H266]=&quot;ruof&quot;;&quot;4&quot;;IF([.H266]=&quot;evif&quot;;&quot;5&quot;;IF([.H266]=&quot;xis&quot;;&quot;6&quot;;IF([.H266]=&quot;neves&quot;;&quot;7&quot;;IF([.H266]=&quot;thgie&quot;;&quot;8&quot;;IF([.H266]=&quot;enin&quot;;&quot;9&quot;;IF([.H266]=&quot;orez&quot;;&quot;0&quot;;[.H266])))))))))))" office:value-type="string" office:string-value="9" calcext:value-type="string">
            <text:p>9</text:p>
          </table:table-cell>
          <table:table-cell table:formula="of:=IF(ISNA([.G266]);&quot;&quot;;VALUE(COM.MICROSOFT.CONCAT([.I266:.J266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onetwo9two6</text:p>
          </table:table-cell>
          <table:table-cell table:style-name="ce4" table:formula="of:=ORG.LIBREOFFICE.REGEX([.A267];&quot;\D&quot;;&quot;&quot;;&quot;g&quot;)" office:value-type="string" office:string-value="996" calcext:value-type="string">
            <text:p>996</text:p>
          </table:table-cell>
          <table:table-cell table:formula="of:=LEFT([.B267];1)" office:value-type="string" office:string-value="9" calcext:value-type="string">
            <text:p>9</text:p>
          </table:table-cell>
          <table:table-cell table:style-name="ce5" table:formula="of:=RIGHT([.B267];1)" office:value-type="string" office:string-value="6" calcext:value-type="string">
            <text:p>6</text:p>
          </table:table-cell>
          <table:table-cell table:formula="of:=VALUE(COM.MICROSOFT.CONCAT([.C267];[.D267]))" office:value-type="float" office:value="96" calcext:value-type="float">
            <text:p>96</text:p>
          </table:table-cell>
          <table:table-cell table:style-name="ce14" table:formula="of:=(STRREV([.A267]))" office:value-type="string" office:string-value="6owt9owteno9" calcext:value-type="string">
            <text:p>6owt9owteno9</text:p>
          </table:table-cell>
          <table:table-cell table:formula="of:=ORG.LIBREOFFICE.REGEX([.A26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67];&quot;eno|owt|eerht|ruof|evif|xis|neves|thgie|enin|orez|\d&quot;;;1)" office:value-type="string" office:string-value="6" calcext:value-type="string">
            <text:p>6</text:p>
          </table:table-cell>
          <table:table-cell table:formula="of:=IF(ISNA([.G267]);&quot;&quot;;IF([.G267]=&quot;one&quot;;&quot;1&quot;;IF([.G267]=&quot;two&quot;;&quot;2&quot;;IF([.G267]=&quot;three&quot;;&quot;3&quot;;IF([.G267]=&quot;four&quot;;&quot;4&quot;;IF([.G267]=&quot;five&quot;;&quot;5&quot;;IF([.G267]=&quot;six&quot;;&quot;6&quot;;IF([.G267]=&quot;seven&quot;;&quot;7&quot;;IF([.G267]=&quot;eight&quot;;&quot;8&quot;;IF([.G267]=&quot;nine&quot;;&quot;9&quot;;IF([.G267]=&quot;zero&quot;;&quot;0&quot;;VALUE([.G267]))))))))))))" office:value-type="float" office:value="9" calcext:value-type="float">
            <text:p>9</text:p>
          </table:table-cell>
          <table:table-cell table:style-name="ce7" table:formula="of:=IF(ISNA([.H267]);&quot;&quot;;IF([.H267]=&quot;eno&quot;;&quot;1&quot;;IF([.H267]=&quot;owt&quot;;&quot;2&quot;;IF([.H267]=&quot;eerht&quot;;&quot;3&quot;;IF([.H267]=&quot;ruof&quot;;&quot;4&quot;;IF([.H267]=&quot;evif&quot;;&quot;5&quot;;IF([.H267]=&quot;xis&quot;;&quot;6&quot;;IF([.H267]=&quot;neves&quot;;&quot;7&quot;;IF([.H267]=&quot;thgie&quot;;&quot;8&quot;;IF([.H267]=&quot;enin&quot;;&quot;9&quot;;IF([.H267]=&quot;orez&quot;;&quot;0&quot;;[.H267])))))))))))" office:value-type="string" office:string-value="6" calcext:value-type="string">
            <text:p>6</text:p>
          </table:table-cell>
          <table:table-cell table:formula="of:=IF(ISNA([.G267]);&quot;&quot;;VALUE(COM.MICROSOFT.CONCAT([.I267:.J267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fmvs6hjtjbzjth7ninefn</text:p>
          </table:table-cell>
          <table:table-cell table:style-name="ce4" table:formula="of:=ORG.LIBREOFFICE.REGEX([.A268];&quot;\D&quot;;&quot;&quot;;&quot;g&quot;)" office:value-type="string" office:string-value="67" calcext:value-type="string">
            <text:p>67</text:p>
          </table:table-cell>
          <table:table-cell table:formula="of:=LEFT([.B268];1)" office:value-type="string" office:string-value="6" calcext:value-type="string">
            <text:p>6</text:p>
          </table:table-cell>
          <table:table-cell table:style-name="ce5" table:formula="of:=RIGHT([.B268];1)" office:value-type="string" office:string-value="7" calcext:value-type="string">
            <text:p>7</text:p>
          </table:table-cell>
          <table:table-cell table:formula="of:=VALUE(COM.MICROSOFT.CONCAT([.C268];[.D268]))" office:value-type="float" office:value="67" calcext:value-type="float">
            <text:p>67</text:p>
          </table:table-cell>
          <table:table-cell table:style-name="ce14" table:formula="of:=(STRREV([.A268]))" office:value-type="string" office:string-value="nfenin7htjzbjtjh6svmfdh" calcext:value-type="string">
            <text:p>nfenin7htjzbjtjh6svmfdh</text:p>
          </table:table-cell>
          <table:table-cell table:formula="of:=ORG.LIBREOFFICE.REGEX([.A26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68];&quot;eno|owt|eerht|ruof|evif|xis|neves|thgie|enin|orez|\d&quot;;;1)" office:value-type="string" office:string-value="enin" calcext:value-type="string">
            <text:p>enin</text:p>
          </table:table-cell>
          <table:table-cell table:formula="of:=IF(ISNA([.G268]);&quot;&quot;;IF([.G268]=&quot;one&quot;;&quot;1&quot;;IF([.G268]=&quot;two&quot;;&quot;2&quot;;IF([.G268]=&quot;three&quot;;&quot;3&quot;;IF([.G268]=&quot;four&quot;;&quot;4&quot;;IF([.G268]=&quot;five&quot;;&quot;5&quot;;IF([.G268]=&quot;six&quot;;&quot;6&quot;;IF([.G268]=&quot;seven&quot;;&quot;7&quot;;IF([.G268]=&quot;eight&quot;;&quot;8&quot;;IF([.G268]=&quot;nine&quot;;&quot;9&quot;;IF([.G268]=&quot;zero&quot;;&quot;0&quot;;VALUE([.G268]))))))))))))" office:value-type="float" office:value="6" calcext:value-type="float">
            <text:p>6</text:p>
          </table:table-cell>
          <table:table-cell table:style-name="ce7" table:formula="of:=IF(ISNA([.H268]);&quot;&quot;;IF([.H268]=&quot;eno&quot;;&quot;1&quot;;IF([.H268]=&quot;owt&quot;;&quot;2&quot;;IF([.H268]=&quot;eerht&quot;;&quot;3&quot;;IF([.H268]=&quot;ruof&quot;;&quot;4&quot;;IF([.H268]=&quot;evif&quot;;&quot;5&quot;;IF([.H268]=&quot;xis&quot;;&quot;6&quot;;IF([.H268]=&quot;neves&quot;;&quot;7&quot;;IF([.H268]=&quot;thgie&quot;;&quot;8&quot;;IF([.H268]=&quot;enin&quot;;&quot;9&quot;;IF([.H268]=&quot;orez&quot;;&quot;0&quot;;[.H268])))))))))))" office:value-type="string" office:string-value="9" calcext:value-type="string">
            <text:p>9</text:p>
          </table:table-cell>
          <table:table-cell table:formula="of:=IF(ISNA([.G268]);&quot;&quot;;VALUE(COM.MICROSOFT.CONCAT([.I268:.J268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zgrfivesix67</text:p>
          </table:table-cell>
          <table:table-cell table:style-name="ce4" table:formula="of:=ORG.LIBREOFFICE.REGEX([.A269];&quot;\D&quot;;&quot;&quot;;&quot;g&quot;)" office:value-type="string" office:string-value="67" calcext:value-type="string">
            <text:p>67</text:p>
          </table:table-cell>
          <table:table-cell table:formula="of:=LEFT([.B269];1)" office:value-type="string" office:string-value="6" calcext:value-type="string">
            <text:p>6</text:p>
          </table:table-cell>
          <table:table-cell table:style-name="ce5" table:formula="of:=RIGHT([.B269];1)" office:value-type="string" office:string-value="7" calcext:value-type="string">
            <text:p>7</text:p>
          </table:table-cell>
          <table:table-cell table:formula="of:=VALUE(COM.MICROSOFT.CONCAT([.C269];[.D269]))" office:value-type="float" office:value="67" calcext:value-type="float">
            <text:p>67</text:p>
          </table:table-cell>
          <table:table-cell table:style-name="ce14" table:formula="of:=(STRREV([.A269]))" office:value-type="string" office:string-value="76xisevifrgzfd" calcext:value-type="string">
            <text:p>76xisevifrgzfd</text:p>
          </table:table-cell>
          <table:table-cell table:formula="of:=ORG.LIBREOFFICE.REGEX([.A26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69];&quot;eno|owt|eerht|ruof|evif|xis|neves|thgie|enin|orez|\d&quot;;;1)" office:value-type="string" office:string-value="7" calcext:value-type="string">
            <text:p>7</text:p>
          </table:table-cell>
          <table:table-cell table:formula="of:=IF(ISNA([.G269]);&quot;&quot;;IF([.G269]=&quot;one&quot;;&quot;1&quot;;IF([.G269]=&quot;two&quot;;&quot;2&quot;;IF([.G269]=&quot;three&quot;;&quot;3&quot;;IF([.G269]=&quot;four&quot;;&quot;4&quot;;IF([.G269]=&quot;five&quot;;&quot;5&quot;;IF([.G269]=&quot;six&quot;;&quot;6&quot;;IF([.G269]=&quot;seven&quot;;&quot;7&quot;;IF([.G269]=&quot;eight&quot;;&quot;8&quot;;IF([.G269]=&quot;nine&quot;;&quot;9&quot;;IF([.G269]=&quot;zero&quot;;&quot;0&quot;;VALUE([.G269]))))))))))))" office:value-type="string" office:string-value="5" calcext:value-type="string">
            <text:p>5</text:p>
          </table:table-cell>
          <table:table-cell table:style-name="ce7" table:formula="of:=IF(ISNA([.H269]);&quot;&quot;;IF([.H269]=&quot;eno&quot;;&quot;1&quot;;IF([.H269]=&quot;owt&quot;;&quot;2&quot;;IF([.H269]=&quot;eerht&quot;;&quot;3&quot;;IF([.H269]=&quot;ruof&quot;;&quot;4&quot;;IF([.H269]=&quot;evif&quot;;&quot;5&quot;;IF([.H269]=&quot;xis&quot;;&quot;6&quot;;IF([.H269]=&quot;neves&quot;;&quot;7&quot;;IF([.H269]=&quot;thgie&quot;;&quot;8&quot;;IF([.H269]=&quot;enin&quot;;&quot;9&quot;;IF([.H269]=&quot;orez&quot;;&quot;0&quot;;[.H269])))))))))))" office:value-type="string" office:string-value="7" calcext:value-type="string">
            <text:p>7</text:p>
          </table:table-cell>
          <table:table-cell table:formula="of:=IF(ISNA([.G269]);&quot;&quot;;VALUE(COM.MICROSOFT.CONCAT([.I269:.J269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l9</text:p>
          </table:table-cell>
          <table:table-cell table:style-name="ce4" table:formula="of:=ORG.LIBREOFFICE.REGEX([.A270];&quot;\D&quot;;&quot;&quot;;&quot;g&quot;)" office:value-type="string" office:string-value="79" calcext:value-type="string">
            <text:p>79</text:p>
          </table:table-cell>
          <table:table-cell table:formula="of:=LEFT([.B270];1)" office:value-type="string" office:string-value="7" calcext:value-type="string">
            <text:p>7</text:p>
          </table:table-cell>
          <table:table-cell table:style-name="ce5" table:formula="of:=RIGHT([.B270];1)" office:value-type="string" office:string-value="9" calcext:value-type="string">
            <text:p>9</text:p>
          </table:table-cell>
          <table:table-cell table:formula="of:=VALUE(COM.MICROSOFT.CONCAT([.C270];[.D270]))" office:value-type="float" office:value="79" calcext:value-type="float">
            <text:p>79</text:p>
          </table:table-cell>
          <table:table-cell table:style-name="ce14" table:formula="of:=(STRREV([.A270]))" office:value-type="string" office:string-value="9l7" calcext:value-type="string">
            <text:p>9l7</text:p>
          </table:table-cell>
          <table:table-cell table:formula="of:=ORG.LIBREOFFICE.REGEX([.A27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70];&quot;eno|owt|eerht|ruof|evif|xis|neves|thgie|enin|orez|\d&quot;;;1)" office:value-type="string" office:string-value="9" calcext:value-type="string">
            <text:p>9</text:p>
          </table:table-cell>
          <table:table-cell table:formula="of:=IF(ISNA([.G270]);&quot;&quot;;IF([.G270]=&quot;one&quot;;&quot;1&quot;;IF([.G270]=&quot;two&quot;;&quot;2&quot;;IF([.G270]=&quot;three&quot;;&quot;3&quot;;IF([.G270]=&quot;four&quot;;&quot;4&quot;;IF([.G270]=&quot;five&quot;;&quot;5&quot;;IF([.G270]=&quot;six&quot;;&quot;6&quot;;IF([.G270]=&quot;seven&quot;;&quot;7&quot;;IF([.G270]=&quot;eight&quot;;&quot;8&quot;;IF([.G270]=&quot;nine&quot;;&quot;9&quot;;IF([.G270]=&quot;zero&quot;;&quot;0&quot;;VALUE([.G270]))))))))))))" office:value-type="float" office:value="7" calcext:value-type="float">
            <text:p>7</text:p>
          </table:table-cell>
          <table:table-cell table:style-name="ce7" table:formula="of:=IF(ISNA([.H270]);&quot;&quot;;IF([.H270]=&quot;eno&quot;;&quot;1&quot;;IF([.H270]=&quot;owt&quot;;&quot;2&quot;;IF([.H270]=&quot;eerht&quot;;&quot;3&quot;;IF([.H270]=&quot;ruof&quot;;&quot;4&quot;;IF([.H270]=&quot;evif&quot;;&quot;5&quot;;IF([.H270]=&quot;xis&quot;;&quot;6&quot;;IF([.H270]=&quot;neves&quot;;&quot;7&quot;;IF([.H270]=&quot;thgie&quot;;&quot;8&quot;;IF([.H270]=&quot;enin&quot;;&quot;9&quot;;IF([.H270]=&quot;orez&quot;;&quot;0&quot;;[.H270])))))))))))" office:value-type="string" office:string-value="9" calcext:value-type="string">
            <text:p>9</text:p>
          </table:table-cell>
          <table:table-cell table:style-name="ce7" table:formula="of:=IF(ISNA([.G270]);&quot;&quot;;VALUE(COM.MICROSOFT.CONCAT([.I270:.J270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cjeight88hk</text:p>
          </table:table-cell>
          <table:table-cell table:style-name="ce4" table:formula="of:=ORG.LIBREOFFICE.REGEX([.A271];&quot;\D&quot;;&quot;&quot;;&quot;g&quot;)" office:value-type="string" office:string-value="88" calcext:value-type="string">
            <text:p>88</text:p>
          </table:table-cell>
          <table:table-cell table:formula="of:=LEFT([.B271];1)" office:value-type="string" office:string-value="8" calcext:value-type="string">
            <text:p>8</text:p>
          </table:table-cell>
          <table:table-cell table:style-name="ce5" table:formula="of:=RIGHT([.B271];1)" office:value-type="string" office:string-value="8" calcext:value-type="string">
            <text:p>8</text:p>
          </table:table-cell>
          <table:table-cell table:formula="of:=VALUE(COM.MICROSOFT.CONCAT([.C271];[.D271]))" office:value-type="float" office:value="88" calcext:value-type="float">
            <text:p>88</text:p>
          </table:table-cell>
          <table:table-cell table:style-name="ce14" table:formula="of:=(STRREV([.A271]))" office:value-type="string" office:string-value="kh88thgiejceno" calcext:value-type="string">
            <text:p>kh88thgiejceno</text:p>
          </table:table-cell>
          <table:table-cell table:formula="of:=ORG.LIBREOFFICE.REGEX([.A27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71];&quot;eno|owt|eerht|ruof|evif|xis|neves|thgie|enin|orez|\d&quot;;;1)" office:value-type="string" office:string-value="8" calcext:value-type="string">
            <text:p>8</text:p>
          </table:table-cell>
          <table:table-cell table:formula="of:=IF(ISNA([.G271]);&quot;&quot;;IF([.G271]=&quot;one&quot;;&quot;1&quot;;IF([.G271]=&quot;two&quot;;&quot;2&quot;;IF([.G271]=&quot;three&quot;;&quot;3&quot;;IF([.G271]=&quot;four&quot;;&quot;4&quot;;IF([.G271]=&quot;five&quot;;&quot;5&quot;;IF([.G271]=&quot;six&quot;;&quot;6&quot;;IF([.G271]=&quot;seven&quot;;&quot;7&quot;;IF([.G271]=&quot;eight&quot;;&quot;8&quot;;IF([.G271]=&quot;nine&quot;;&quot;9&quot;;IF([.G271]=&quot;zero&quot;;&quot;0&quot;;VALUE([.G271]))))))))))))" office:value-type="string" office:string-value="1" calcext:value-type="string">
            <text:p>1</text:p>
          </table:table-cell>
          <table:table-cell table:style-name="ce7" table:formula="of:=IF(ISNA([.H271]);&quot;&quot;;IF([.H271]=&quot;eno&quot;;&quot;1&quot;;IF([.H271]=&quot;owt&quot;;&quot;2&quot;;IF([.H271]=&quot;eerht&quot;;&quot;3&quot;;IF([.H271]=&quot;ruof&quot;;&quot;4&quot;;IF([.H271]=&quot;evif&quot;;&quot;5&quot;;IF([.H271]=&quot;xis&quot;;&quot;6&quot;;IF([.H271]=&quot;neves&quot;;&quot;7&quot;;IF([.H271]=&quot;thgie&quot;;&quot;8&quot;;IF([.H271]=&quot;enin&quot;;&quot;9&quot;;IF([.H271]=&quot;orez&quot;;&quot;0&quot;;[.H271])))))))))))" office:value-type="string" office:string-value="8" calcext:value-type="string">
            <text:p>8</text:p>
          </table:table-cell>
          <table:table-cell table:formula="of:=IF(ISNA([.G271]);&quot;&quot;;VALUE(COM.MICROSOFT.CONCAT([.I271:.J271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m2</text:p>
          </table:table-cell>
          <table:table-cell table:style-name="ce4" table:formula="of:=ORG.LIBREOFFICE.REGEX([.A272];&quot;\D&quot;;&quot;&quot;;&quot;g&quot;)" office:value-type="string" office:string-value="2" calcext:value-type="string">
            <text:p>2</text:p>
          </table:table-cell>
          <table:table-cell table:formula="of:=LEFT([.B272];1)" office:value-type="string" office:string-value="2" calcext:value-type="string">
            <text:p>2</text:p>
          </table:table-cell>
          <table:table-cell table:style-name="ce5" table:formula="of:=RIGHT([.B272];1)" office:value-type="string" office:string-value="2" calcext:value-type="string">
            <text:p>2</text:p>
          </table:table-cell>
          <table:table-cell table:formula="of:=VALUE(COM.MICROSOFT.CONCAT([.C272];[.D272]))" office:value-type="float" office:value="22" calcext:value-type="float">
            <text:p>22</text:p>
          </table:table-cell>
          <table:table-cell table:style-name="ce14" table:formula="of:=(STRREV([.A272]))" office:value-type="string" office:string-value="2mgh" calcext:value-type="string">
            <text:p>2mgh</text:p>
          </table:table-cell>
          <table:table-cell table:formula="of:=ORG.LIBREOFFICE.REGEX([.A27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72];&quot;eno|owt|eerht|ruof|evif|xis|neves|thgie|enin|orez|\d&quot;;;1)" office:value-type="string" office:string-value="2" calcext:value-type="string">
            <text:p>2</text:p>
          </table:table-cell>
          <table:table-cell table:formula="of:=IF(ISNA([.G272]);&quot;&quot;;IF([.G272]=&quot;one&quot;;&quot;1&quot;;IF([.G272]=&quot;two&quot;;&quot;2&quot;;IF([.G272]=&quot;three&quot;;&quot;3&quot;;IF([.G272]=&quot;four&quot;;&quot;4&quot;;IF([.G272]=&quot;five&quot;;&quot;5&quot;;IF([.G272]=&quot;six&quot;;&quot;6&quot;;IF([.G272]=&quot;seven&quot;;&quot;7&quot;;IF([.G272]=&quot;eight&quot;;&quot;8&quot;;IF([.G272]=&quot;nine&quot;;&quot;9&quot;;IF([.G272]=&quot;zero&quot;;&quot;0&quot;;VALUE([.G272]))))))))))))" office:value-type="float" office:value="2" calcext:value-type="float">
            <text:p>2</text:p>
          </table:table-cell>
          <table:table-cell table:style-name="ce7" table:formula="of:=IF(ISNA([.H272]);&quot;&quot;;IF([.H272]=&quot;eno&quot;;&quot;1&quot;;IF([.H272]=&quot;owt&quot;;&quot;2&quot;;IF([.H272]=&quot;eerht&quot;;&quot;3&quot;;IF([.H272]=&quot;ruof&quot;;&quot;4&quot;;IF([.H272]=&quot;evif&quot;;&quot;5&quot;;IF([.H272]=&quot;xis&quot;;&quot;6&quot;;IF([.H272]=&quot;neves&quot;;&quot;7&quot;;IF([.H272]=&quot;thgie&quot;;&quot;8&quot;;IF([.H272]=&quot;enin&quot;;&quot;9&quot;;IF([.H272]=&quot;orez&quot;;&quot;0&quot;;[.H272])))))))))))" office:value-type="string" office:string-value="2" calcext:value-type="string">
            <text:p>2</text:p>
          </table:table-cell>
          <table:table-cell table:style-name="ce7" table:formula="of:=IF(ISNA([.G272]);&quot;&quot;;VALUE(COM.MICROSOFT.CONCAT([.I272:.J27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5nine7d8fivevlqjmhsix</text:p>
          </table:table-cell>
          <table:table-cell table:style-name="ce4" table:formula="of:=ORG.LIBREOFFICE.REGEX([.A273];&quot;\D&quot;;&quot;&quot;;&quot;g&quot;)" office:value-type="string" office:string-value="578" calcext:value-type="string">
            <text:p>578</text:p>
          </table:table-cell>
          <table:table-cell table:formula="of:=LEFT([.B273];1)" office:value-type="string" office:string-value="5" calcext:value-type="string">
            <text:p>5</text:p>
          </table:table-cell>
          <table:table-cell table:style-name="ce5" table:formula="of:=RIGHT([.B273];1)" office:value-type="string" office:string-value="8" calcext:value-type="string">
            <text:p>8</text:p>
          </table:table-cell>
          <table:table-cell table:formula="of:=VALUE(COM.MICROSOFT.CONCAT([.C273];[.D273]))" office:value-type="float" office:value="58" calcext:value-type="float">
            <text:p>58</text:p>
          </table:table-cell>
          <table:table-cell table:style-name="ce14" table:formula="of:=(STRREV([.A273]))" office:value-type="string" office:string-value="xishmjqlvevif8d7enin5tq" calcext:value-type="string">
            <text:p>xishmjqlvevif8d7enin5tq</text:p>
          </table:table-cell>
          <table:table-cell table:formula="of:=ORG.LIBREOFFICE.REGEX([.A27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73];&quot;eno|owt|eerht|ruof|evif|xis|neves|thgie|enin|orez|\d&quot;;;1)" office:value-type="string" office:string-value="xis" calcext:value-type="string">
            <text:p>xis</text:p>
          </table:table-cell>
          <table:table-cell table:formula="of:=IF(ISNA([.G273]);&quot;&quot;;IF([.G273]=&quot;one&quot;;&quot;1&quot;;IF([.G273]=&quot;two&quot;;&quot;2&quot;;IF([.G273]=&quot;three&quot;;&quot;3&quot;;IF([.G273]=&quot;four&quot;;&quot;4&quot;;IF([.G273]=&quot;five&quot;;&quot;5&quot;;IF([.G273]=&quot;six&quot;;&quot;6&quot;;IF([.G273]=&quot;seven&quot;;&quot;7&quot;;IF([.G273]=&quot;eight&quot;;&quot;8&quot;;IF([.G273]=&quot;nine&quot;;&quot;9&quot;;IF([.G273]=&quot;zero&quot;;&quot;0&quot;;VALUE([.G273]))))))))))))" office:value-type="float" office:value="5" calcext:value-type="float">
            <text:p>5</text:p>
          </table:table-cell>
          <table:table-cell table:style-name="ce7" table:formula="of:=IF(ISNA([.H273]);&quot;&quot;;IF([.H273]=&quot;eno&quot;;&quot;1&quot;;IF([.H273]=&quot;owt&quot;;&quot;2&quot;;IF([.H273]=&quot;eerht&quot;;&quot;3&quot;;IF([.H273]=&quot;ruof&quot;;&quot;4&quot;;IF([.H273]=&quot;evif&quot;;&quot;5&quot;;IF([.H273]=&quot;xis&quot;;&quot;6&quot;;IF([.H273]=&quot;neves&quot;;&quot;7&quot;;IF([.H273]=&quot;thgie&quot;;&quot;8&quot;;IF([.H273]=&quot;enin&quot;;&quot;9&quot;;IF([.H273]=&quot;orez&quot;;&quot;0&quot;;[.H273])))))))))))" office:value-type="string" office:string-value="6" calcext:value-type="string">
            <text:p>6</text:p>
          </table:table-cell>
          <table:table-cell table:formula="of:=IF(ISNA([.G273]);&quot;&quot;;VALUE(COM.MICROSOFT.CONCAT([.I273:.J273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six7onennmln2five</text:p>
          </table:table-cell>
          <table:table-cell table:style-name="ce4" table:formula="of:=ORG.LIBREOFFICE.REGEX([.A274];&quot;\D&quot;;&quot;&quot;;&quot;g&quot;)" office:value-type="string" office:string-value="72" calcext:value-type="string">
            <text:p>72</text:p>
          </table:table-cell>
          <table:table-cell table:formula="of:=LEFT([.B274];1)" office:value-type="string" office:string-value="7" calcext:value-type="string">
            <text:p>7</text:p>
          </table:table-cell>
          <table:table-cell table:style-name="ce5" table:formula="of:=RIGHT([.B274];1)" office:value-type="string" office:string-value="2" calcext:value-type="string">
            <text:p>2</text:p>
          </table:table-cell>
          <table:table-cell table:formula="of:=VALUE(COM.MICROSOFT.CONCAT([.C274];[.D274]))" office:value-type="float" office:value="72" calcext:value-type="float">
            <text:p>72</text:p>
          </table:table-cell>
          <table:table-cell table:style-name="ce14" table:formula="of:=(STRREV([.A274]))" office:value-type="string" office:string-value="evif2nlmnneno7xisqn" calcext:value-type="string">
            <text:p>evif2nlmnneno7xisqn</text:p>
          </table:table-cell>
          <table:table-cell table:formula="of:=ORG.LIBREOFFICE.REGEX([.A274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74];&quot;eno|owt|eerht|ruof|evif|xis|neves|thgie|enin|orez|\d&quot;;;1)" office:value-type="string" office:string-value="evif" calcext:value-type="string">
            <text:p>evif</text:p>
          </table:table-cell>
          <table:table-cell table:formula="of:=IF(ISNA([.G274]);&quot;&quot;;IF([.G274]=&quot;one&quot;;&quot;1&quot;;IF([.G274]=&quot;two&quot;;&quot;2&quot;;IF([.G274]=&quot;three&quot;;&quot;3&quot;;IF([.G274]=&quot;four&quot;;&quot;4&quot;;IF([.G274]=&quot;five&quot;;&quot;5&quot;;IF([.G274]=&quot;six&quot;;&quot;6&quot;;IF([.G274]=&quot;seven&quot;;&quot;7&quot;;IF([.G274]=&quot;eight&quot;;&quot;8&quot;;IF([.G274]=&quot;nine&quot;;&quot;9&quot;;IF([.G274]=&quot;zero&quot;;&quot;0&quot;;VALUE([.G274]))))))))))))" office:value-type="string" office:string-value="6" calcext:value-type="string">
            <text:p>6</text:p>
          </table:table-cell>
          <table:table-cell table:style-name="ce7" table:formula="of:=IF(ISNA([.H274]);&quot;&quot;;IF([.H274]=&quot;eno&quot;;&quot;1&quot;;IF([.H274]=&quot;owt&quot;;&quot;2&quot;;IF([.H274]=&quot;eerht&quot;;&quot;3&quot;;IF([.H274]=&quot;ruof&quot;;&quot;4&quot;;IF([.H274]=&quot;evif&quot;;&quot;5&quot;;IF([.H274]=&quot;xis&quot;;&quot;6&quot;;IF([.H274]=&quot;neves&quot;;&quot;7&quot;;IF([.H274]=&quot;thgie&quot;;&quot;8&quot;;IF([.H274]=&quot;enin&quot;;&quot;9&quot;;IF([.H274]=&quot;orez&quot;;&quot;0&quot;;[.H274])))))))))))" office:value-type="string" office:string-value="5" calcext:value-type="string">
            <text:p>5</text:p>
          </table:table-cell>
          <table:table-cell table:formula="of:=IF(ISNA([.G274]);&quot;&quot;;VALUE(COM.MICROSOFT.CONCAT([.I274:.J274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evensevenmnxnbpmprd6</text:p>
          </table:table-cell>
          <table:table-cell table:style-name="ce4" table:formula="of:=ORG.LIBREOFFICE.REGEX([.A275];&quot;\D&quot;;&quot;&quot;;&quot;g&quot;)" office:value-type="string" office:string-value="66" calcext:value-type="string">
            <text:p>66</text:p>
          </table:table-cell>
          <table:table-cell table:formula="of:=LEFT([.B275];1)" office:value-type="string" office:string-value="6" calcext:value-type="string">
            <text:p>6</text:p>
          </table:table-cell>
          <table:table-cell table:style-name="ce5" table:formula="of:=RIGHT([.B275];1)" office:value-type="string" office:string-value="6" calcext:value-type="string">
            <text:p>6</text:p>
          </table:table-cell>
          <table:table-cell table:formula="of:=VALUE(COM.MICROSOFT.CONCAT([.C275];[.D275]))" office:value-type="float" office:value="66" calcext:value-type="float">
            <text:p>66</text:p>
          </table:table-cell>
          <table:table-cell table:style-name="ce14" table:formula="of:=(STRREV([.A275]))" office:value-type="string" office:string-value="6drpmpbnxnmnevesneves6" calcext:value-type="string">
            <text:p>6drpmpbnxnmnevesneves6</text:p>
          </table:table-cell>
          <table:table-cell table:formula="of:=ORG.LIBREOFFICE.REGEX([.A27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75];&quot;eno|owt|eerht|ruof|evif|xis|neves|thgie|enin|orez|\d&quot;;;1)" office:value-type="string" office:string-value="6" calcext:value-type="string">
            <text:p>6</text:p>
          </table:table-cell>
          <table:table-cell table:formula="of:=IF(ISNA([.G275]);&quot;&quot;;IF([.G275]=&quot;one&quot;;&quot;1&quot;;IF([.G275]=&quot;two&quot;;&quot;2&quot;;IF([.G275]=&quot;three&quot;;&quot;3&quot;;IF([.G275]=&quot;four&quot;;&quot;4&quot;;IF([.G275]=&quot;five&quot;;&quot;5&quot;;IF([.G275]=&quot;six&quot;;&quot;6&quot;;IF([.G275]=&quot;seven&quot;;&quot;7&quot;;IF([.G275]=&quot;eight&quot;;&quot;8&quot;;IF([.G275]=&quot;nine&quot;;&quot;9&quot;;IF([.G275]=&quot;zero&quot;;&quot;0&quot;;VALUE([.G275]))))))))))))" office:value-type="float" office:value="6" calcext:value-type="float">
            <text:p>6</text:p>
          </table:table-cell>
          <table:table-cell table:style-name="ce7" table:formula="of:=IF(ISNA([.H275]);&quot;&quot;;IF([.H275]=&quot;eno&quot;;&quot;1&quot;;IF([.H275]=&quot;owt&quot;;&quot;2&quot;;IF([.H275]=&quot;eerht&quot;;&quot;3&quot;;IF([.H275]=&quot;ruof&quot;;&quot;4&quot;;IF([.H275]=&quot;evif&quot;;&quot;5&quot;;IF([.H275]=&quot;xis&quot;;&quot;6&quot;;IF([.H275]=&quot;neves&quot;;&quot;7&quot;;IF([.H275]=&quot;thgie&quot;;&quot;8&quot;;IF([.H275]=&quot;enin&quot;;&quot;9&quot;;IF([.H275]=&quot;orez&quot;;&quot;0&quot;;[.H275])))))))))))" office:value-type="string" office:string-value="6" calcext:value-type="string">
            <text:p>6</text:p>
          </table:table-cell>
          <table:table-cell table:formula="of:=IF(ISNA([.G275]);&quot;&quot;;VALUE(COM.MICROSOFT.CONCAT([.I275:.J27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2seventhree2nineksczcl</text:p>
          </table:table-cell>
          <table:table-cell table:style-name="ce4" table:formula="of:=ORG.LIBREOFFICE.REGEX([.A276];&quot;\D&quot;;&quot;&quot;;&quot;g&quot;)" office:value-type="string" office:string-value="22" calcext:value-type="string">
            <text:p>22</text:p>
          </table:table-cell>
          <table:table-cell table:formula="of:=LEFT([.B276];1)" office:value-type="string" office:string-value="2" calcext:value-type="string">
            <text:p>2</text:p>
          </table:table-cell>
          <table:table-cell table:style-name="ce5" table:formula="of:=RIGHT([.B276];1)" office:value-type="string" office:string-value="2" calcext:value-type="string">
            <text:p>2</text:p>
          </table:table-cell>
          <table:table-cell table:formula="of:=VALUE(COM.MICROSOFT.CONCAT([.C276];[.D276]))" office:value-type="float" office:value="22" calcext:value-type="float">
            <text:p>22</text:p>
          </table:table-cell>
          <table:table-cell table:style-name="ce14" table:formula="of:=(STRREV([.A276]))" office:value-type="string" office:string-value="lczcskenin2eerhtneves2evif" calcext:value-type="string">
            <text:p>lczcskenin2eerhtneves2evif</text:p>
          </table:table-cell>
          <table:table-cell table:formula="of:=ORG.LIBREOFFICE.REGEX([.A27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76];&quot;eno|owt|eerht|ruof|evif|xis|neves|thgie|enin|orez|\d&quot;;;1)" office:value-type="string" office:string-value="enin" calcext:value-type="string">
            <text:p>enin</text:p>
          </table:table-cell>
          <table:table-cell table:formula="of:=IF(ISNA([.G276]);&quot;&quot;;IF([.G276]=&quot;one&quot;;&quot;1&quot;;IF([.G276]=&quot;two&quot;;&quot;2&quot;;IF([.G276]=&quot;three&quot;;&quot;3&quot;;IF([.G276]=&quot;four&quot;;&quot;4&quot;;IF([.G276]=&quot;five&quot;;&quot;5&quot;;IF([.G276]=&quot;six&quot;;&quot;6&quot;;IF([.G276]=&quot;seven&quot;;&quot;7&quot;;IF([.G276]=&quot;eight&quot;;&quot;8&quot;;IF([.G276]=&quot;nine&quot;;&quot;9&quot;;IF([.G276]=&quot;zero&quot;;&quot;0&quot;;VALUE([.G276]))))))))))))" office:value-type="string" office:string-value="5" calcext:value-type="string">
            <text:p>5</text:p>
          </table:table-cell>
          <table:table-cell table:style-name="ce7" table:formula="of:=IF(ISNA([.H276]);&quot;&quot;;IF([.H276]=&quot;eno&quot;;&quot;1&quot;;IF([.H276]=&quot;owt&quot;;&quot;2&quot;;IF([.H276]=&quot;eerht&quot;;&quot;3&quot;;IF([.H276]=&quot;ruof&quot;;&quot;4&quot;;IF([.H276]=&quot;evif&quot;;&quot;5&quot;;IF([.H276]=&quot;xis&quot;;&quot;6&quot;;IF([.H276]=&quot;neves&quot;;&quot;7&quot;;IF([.H276]=&quot;thgie&quot;;&quot;8&quot;;IF([.H276]=&quot;enin&quot;;&quot;9&quot;;IF([.H276]=&quot;orez&quot;;&quot;0&quot;;[.H276])))))))))))" office:value-type="string" office:string-value="9" calcext:value-type="string">
            <text:p>9</text:p>
          </table:table-cell>
          <table:table-cell table:formula="of:=IF(ISNA([.G276]);&quot;&quot;;VALUE(COM.MICROSOFT.CONCAT([.I276:.J276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wokcmkzgkf9vfcmfqhzvseven</text:p>
          </table:table-cell>
          <table:table-cell table:style-name="ce4" table:formula="of:=ORG.LIBREOFFICE.REGEX([.A277];&quot;\D&quot;;&quot;&quot;;&quot;g&quot;)" office:value-type="string" office:string-value="9" calcext:value-type="string">
            <text:p>9</text:p>
          </table:table-cell>
          <table:table-cell table:formula="of:=LEFT([.B277];1)" office:value-type="string" office:string-value="9" calcext:value-type="string">
            <text:p>9</text:p>
          </table:table-cell>
          <table:table-cell table:style-name="ce5" table:formula="of:=RIGHT([.B277];1)" office:value-type="string" office:string-value="9" calcext:value-type="string">
            <text:p>9</text:p>
          </table:table-cell>
          <table:table-cell table:formula="of:=VALUE(COM.MICROSOFT.CONCAT([.C277];[.D277]))" office:value-type="float" office:value="99" calcext:value-type="float">
            <text:p>99</text:p>
          </table:table-cell>
          <table:table-cell table:style-name="ce14" table:formula="of:=(STRREV([.A277]))" office:value-type="string" office:string-value="nevesvzhqfmcfv9fkgzkmckowtowt" calcext:value-type="string">
            <text:p>nevesvzhqfmcfv9fkgzkmckowtowt</text:p>
          </table:table-cell>
          <table:table-cell table:formula="of:=ORG.LIBREOFFICE.REGEX([.A27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7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77]);&quot;&quot;;IF([.G277]=&quot;one&quot;;&quot;1&quot;;IF([.G277]=&quot;two&quot;;&quot;2&quot;;IF([.G277]=&quot;three&quot;;&quot;3&quot;;IF([.G277]=&quot;four&quot;;&quot;4&quot;;IF([.G277]=&quot;five&quot;;&quot;5&quot;;IF([.G277]=&quot;six&quot;;&quot;6&quot;;IF([.G277]=&quot;seven&quot;;&quot;7&quot;;IF([.G277]=&quot;eight&quot;;&quot;8&quot;;IF([.G277]=&quot;nine&quot;;&quot;9&quot;;IF([.G277]=&quot;zero&quot;;&quot;0&quot;;VALUE([.G277]))))))))))))" office:value-type="string" office:string-value="2" calcext:value-type="string">
            <text:p>2</text:p>
          </table:table-cell>
          <table:table-cell table:style-name="ce7" table:formula="of:=IF(ISNA([.H277]);&quot;&quot;;IF([.H277]=&quot;eno&quot;;&quot;1&quot;;IF([.H277]=&quot;owt&quot;;&quot;2&quot;;IF([.H277]=&quot;eerht&quot;;&quot;3&quot;;IF([.H277]=&quot;ruof&quot;;&quot;4&quot;;IF([.H277]=&quot;evif&quot;;&quot;5&quot;;IF([.H277]=&quot;xis&quot;;&quot;6&quot;;IF([.H277]=&quot;neves&quot;;&quot;7&quot;;IF([.H277]=&quot;thgie&quot;;&quot;8&quot;;IF([.H277]=&quot;enin&quot;;&quot;9&quot;;IF([.H277]=&quot;orez&quot;;&quot;0&quot;;[.H277])))))))))))" office:value-type="string" office:string-value="7" calcext:value-type="string">
            <text:p>7</text:p>
          </table:table-cell>
          <table:table-cell table:formula="of:=IF(ISNA([.G277]);&quot;&quot;;VALUE(COM.MICROSOFT.CONCAT([.I277:.J277])))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4six2blsfjgmllblxnlfnspxbvvzjnninesevenfour</text:p>
          </table:table-cell>
          <table:table-cell table:style-name="ce4" table:formula="of:=ORG.LIBREOFFICE.REGEX([.A278];&quot;\D&quot;;&quot;&quot;;&quot;g&quot;)" office:value-type="string" office:string-value="42" calcext:value-type="string">
            <text:p>42</text:p>
          </table:table-cell>
          <table:table-cell table:formula="of:=LEFT([.B278];1)" office:value-type="string" office:string-value="4" calcext:value-type="string">
            <text:p>4</text:p>
          </table:table-cell>
          <table:table-cell table:style-name="ce5" table:formula="of:=RIGHT([.B278];1)" office:value-type="string" office:string-value="2" calcext:value-type="string">
            <text:p>2</text:p>
          </table:table-cell>
          <table:table-cell table:formula="of:=VALUE(COM.MICROSOFT.CONCAT([.C278];[.D278]))" office:value-type="float" office:value="42" calcext:value-type="float">
            <text:p>42</text:p>
          </table:table-cell>
          <table:table-cell table:style-name="ce14" table:formula="of:=(STRREV([.A278]))" office:value-type="string" office:string-value="ruofneveseninnjzvvbxpsnflnxlbllmgjfslb2xis4" calcext:value-type="string">
            <text:p>ruofneveseninnjzvvbxpsnflnxlbllmgjfslb2xis4</text:p>
          </table:table-cell>
          <table:table-cell table:formula="of:=ORG.LIBREOFFICE.REGEX([.A27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78];&quot;eno|owt|eerht|ruof|evif|xis|neves|thgie|enin|orez|\d&quot;;;1)" office:value-type="string" office:string-value="ruof" calcext:value-type="string">
            <text:p>ruof</text:p>
          </table:table-cell>
          <table:table-cell table:formula="of:=IF(ISNA([.G278]);&quot;&quot;;IF([.G278]=&quot;one&quot;;&quot;1&quot;;IF([.G278]=&quot;two&quot;;&quot;2&quot;;IF([.G278]=&quot;three&quot;;&quot;3&quot;;IF([.G278]=&quot;four&quot;;&quot;4&quot;;IF([.G278]=&quot;five&quot;;&quot;5&quot;;IF([.G278]=&quot;six&quot;;&quot;6&quot;;IF([.G278]=&quot;seven&quot;;&quot;7&quot;;IF([.G278]=&quot;eight&quot;;&quot;8&quot;;IF([.G278]=&quot;nine&quot;;&quot;9&quot;;IF([.G278]=&quot;zero&quot;;&quot;0&quot;;VALUE([.G278]))))))))))))" office:value-type="float" office:value="4" calcext:value-type="float">
            <text:p>4</text:p>
          </table:table-cell>
          <table:table-cell table:style-name="ce7" table:formula="of:=IF(ISNA([.H278]);&quot;&quot;;IF([.H278]=&quot;eno&quot;;&quot;1&quot;;IF([.H278]=&quot;owt&quot;;&quot;2&quot;;IF([.H278]=&quot;eerht&quot;;&quot;3&quot;;IF([.H278]=&quot;ruof&quot;;&quot;4&quot;;IF([.H278]=&quot;evif&quot;;&quot;5&quot;;IF([.H278]=&quot;xis&quot;;&quot;6&quot;;IF([.H278]=&quot;neves&quot;;&quot;7&quot;;IF([.H278]=&quot;thgie&quot;;&quot;8&quot;;IF([.H278]=&quot;enin&quot;;&quot;9&quot;;IF([.H278]=&quot;orez&quot;;&quot;0&quot;;[.H278])))))))))))" office:value-type="string" office:string-value="4" calcext:value-type="string">
            <text:p>4</text:p>
          </table:table-cell>
          <table:table-cell table:formula="of:=IF(ISNA([.G278]);&quot;&quot;;VALUE(COM.MICROSOFT.CONCAT([.I278:.J278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4" table:formula="of:=ORG.LIBREOFFICE.REGEX([.A279];&quot;\D&quot;;&quot;&quot;;&quot;g&quot;)" office:value-type="string" office:string-value="836" calcext:value-type="string">
            <text:p>836</text:p>
          </table:table-cell>
          <table:table-cell table:formula="of:=LEFT([.B279];1)" office:value-type="string" office:string-value="8" calcext:value-type="string">
            <text:p>8</text:p>
          </table:table-cell>
          <table:table-cell table:style-name="ce5" table:formula="of:=RIGHT([.B279];1)" office:value-type="string" office:string-value="6" calcext:value-type="string">
            <text:p>6</text:p>
          </table:table-cell>
          <table:table-cell table:formula="of:=VALUE(COM.MICROSOFT.CONCAT([.C279];[.D279]))" office:value-type="float" office:value="86" calcext:value-type="float">
            <text:p>86</text:p>
          </table:table-cell>
          <table:table-cell table:style-name="ce14" table:formula="of:=(STRREV([.A279]))" office:value-type="string" office:string-value="638" calcext:value-type="string">
            <text:p>638</text:p>
          </table:table-cell>
          <table:table-cell table:formula="of:=ORG.LIBREOFFICE.REGEX([.A27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79];&quot;eno|owt|eerht|ruof|evif|xis|neves|thgie|enin|orez|\d&quot;;;1)" office:value-type="string" office:string-value="6" calcext:value-type="string">
            <text:p>6</text:p>
          </table:table-cell>
          <table:table-cell table:formula="of:=IF(ISNA([.G279]);&quot;&quot;;IF([.G279]=&quot;one&quot;;&quot;1&quot;;IF([.G279]=&quot;two&quot;;&quot;2&quot;;IF([.G279]=&quot;three&quot;;&quot;3&quot;;IF([.G279]=&quot;four&quot;;&quot;4&quot;;IF([.G279]=&quot;five&quot;;&quot;5&quot;;IF([.G279]=&quot;six&quot;;&quot;6&quot;;IF([.G279]=&quot;seven&quot;;&quot;7&quot;;IF([.G279]=&quot;eight&quot;;&quot;8&quot;;IF([.G279]=&quot;nine&quot;;&quot;9&quot;;IF([.G279]=&quot;zero&quot;;&quot;0&quot;;VALUE([.G279]))))))))))))" office:value-type="float" office:value="8" calcext:value-type="float">
            <text:p>8</text:p>
          </table:table-cell>
          <table:table-cell table:style-name="ce7" table:formula="of:=IF(ISNA([.H279]);&quot;&quot;;IF([.H279]=&quot;eno&quot;;&quot;1&quot;;IF([.H279]=&quot;owt&quot;;&quot;2&quot;;IF([.H279]=&quot;eerht&quot;;&quot;3&quot;;IF([.H279]=&quot;ruof&quot;;&quot;4&quot;;IF([.H279]=&quot;evif&quot;;&quot;5&quot;;IF([.H279]=&quot;xis&quot;;&quot;6&quot;;IF([.H279]=&quot;neves&quot;;&quot;7&quot;;IF([.H279]=&quot;thgie&quot;;&quot;8&quot;;IF([.H279]=&quot;enin&quot;;&quot;9&quot;;IF([.H279]=&quot;orez&quot;;&quot;0&quot;;[.H279])))))))))))" office:value-type="string" office:string-value="6" calcext:value-type="string">
            <text:p>6</text:p>
          </table:table-cell>
          <table:table-cell table:style-name="ce7" table:formula="of:=IF(ISNA([.G279]);&quot;&quot;;VALUE(COM.MICROSOFT.CONCAT([.I279:.J279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ightwosixonefxlthreepjddrthq9five</text:p>
          </table:table-cell>
          <table:table-cell table:style-name="ce4" table:formula="of:=ORG.LIBREOFFICE.REGEX([.A280];&quot;\D&quot;;&quot;&quot;;&quot;g&quot;)" office:value-type="string" office:string-value="9" calcext:value-type="string">
            <text:p>9</text:p>
          </table:table-cell>
          <table:table-cell table:formula="of:=LEFT([.B280];1)" office:value-type="string" office:string-value="9" calcext:value-type="string">
            <text:p>9</text:p>
          </table:table-cell>
          <table:table-cell table:style-name="ce5" table:formula="of:=RIGHT([.B280];1)" office:value-type="string" office:string-value="9" calcext:value-type="string">
            <text:p>9</text:p>
          </table:table-cell>
          <table:table-cell table:formula="of:=VALUE(COM.MICROSOFT.CONCAT([.C280];[.D280]))" office:value-type="float" office:value="99" calcext:value-type="float">
            <text:p>99</text:p>
          </table:table-cell>
          <table:table-cell table:style-name="ce14" table:formula="of:=(STRREV([.A280]))" office:value-type="string" office:string-value="evif9qhtrddjpeerhtlxfenoxisowthgieb" calcext:value-type="string">
            <text:p>evif9qhtrddjpeerhtlxfenoxisowthgieb</text:p>
          </table:table-cell>
          <table:table-cell table:formula="of:=ORG.LIBREOFFICE.REGEX([.A28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80];&quot;eno|owt|eerht|ruof|evif|xis|neves|thgie|enin|orez|\d&quot;;;1)" office:value-type="string" office:string-value="evif" calcext:value-type="string">
            <text:p>evif</text:p>
          </table:table-cell>
          <table:table-cell table:formula="of:=IF(ISNA([.G280]);&quot;&quot;;IF([.G280]=&quot;one&quot;;&quot;1&quot;;IF([.G280]=&quot;two&quot;;&quot;2&quot;;IF([.G280]=&quot;three&quot;;&quot;3&quot;;IF([.G280]=&quot;four&quot;;&quot;4&quot;;IF([.G280]=&quot;five&quot;;&quot;5&quot;;IF([.G280]=&quot;six&quot;;&quot;6&quot;;IF([.G280]=&quot;seven&quot;;&quot;7&quot;;IF([.G280]=&quot;eight&quot;;&quot;8&quot;;IF([.G280]=&quot;nine&quot;;&quot;9&quot;;IF([.G280]=&quot;zero&quot;;&quot;0&quot;;VALUE([.G280]))))))))))))" office:value-type="string" office:string-value="8" calcext:value-type="string">
            <text:p>8</text:p>
          </table:table-cell>
          <table:table-cell table:style-name="ce7" table:formula="of:=IF(ISNA([.H280]);&quot;&quot;;IF([.H280]=&quot;eno&quot;;&quot;1&quot;;IF([.H280]=&quot;owt&quot;;&quot;2&quot;;IF([.H280]=&quot;eerht&quot;;&quot;3&quot;;IF([.H280]=&quot;ruof&quot;;&quot;4&quot;;IF([.H280]=&quot;evif&quot;;&quot;5&quot;;IF([.H280]=&quot;xis&quot;;&quot;6&quot;;IF([.H280]=&quot;neves&quot;;&quot;7&quot;;IF([.H280]=&quot;thgie&quot;;&quot;8&quot;;IF([.H280]=&quot;enin&quot;;&quot;9&quot;;IF([.H280]=&quot;orez&quot;;&quot;0&quot;;[.H280])))))))))))" office:value-type="string" office:string-value="5" calcext:value-type="string">
            <text:p>5</text:p>
          </table:table-cell>
          <table:table-cell table:formula="of:=IF(ISNA([.G280]);&quot;&quot;;VALUE(COM.MICROSOFT.CONCAT([.I280:.J280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zhppjvmbfszrkrqt</text:p>
          </table:table-cell>
          <table:table-cell table:style-name="ce4" table:formula="of:=ORG.LIBREOFFICE.REGEX([.A281];&quot;\D&quot;;&quot;&quot;;&quot;g&quot;)" office:value-type="string" office:string-value="22" calcext:value-type="string">
            <text:p>22</text:p>
          </table:table-cell>
          <table:table-cell table:formula="of:=LEFT([.B281];1)" office:value-type="string" office:string-value="2" calcext:value-type="string">
            <text:p>2</text:p>
          </table:table-cell>
          <table:table-cell table:style-name="ce5" table:formula="of:=RIGHT([.B281];1)" office:value-type="string" office:string-value="2" calcext:value-type="string">
            <text:p>2</text:p>
          </table:table-cell>
          <table:table-cell table:formula="of:=VALUE(COM.MICROSOFT.CONCAT([.C281];[.D281]))" office:value-type="float" office:value="22" calcext:value-type="float">
            <text:p>22</text:p>
          </table:table-cell>
          <table:table-cell table:style-name="ce14" table:formula="of:=(STRREV([.A281]))" office:value-type="string" office:string-value="tqrkrzsfbmvjpphz22" calcext:value-type="string">
            <text:p>tqrkrzsfbmvjpphz22</text:p>
          </table:table-cell>
          <table:table-cell table:formula="of:=ORG.LIBREOFFICE.REGEX([.A28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81];&quot;eno|owt|eerht|ruof|evif|xis|neves|thgie|enin|orez|\d&quot;;;1)" office:value-type="string" office:string-value="2" calcext:value-type="string">
            <text:p>2</text:p>
          </table:table-cell>
          <table:table-cell table:formula="of:=IF(ISNA([.G281]);&quot;&quot;;IF([.G281]=&quot;one&quot;;&quot;1&quot;;IF([.G281]=&quot;two&quot;;&quot;2&quot;;IF([.G281]=&quot;three&quot;;&quot;3&quot;;IF([.G281]=&quot;four&quot;;&quot;4&quot;;IF([.G281]=&quot;five&quot;;&quot;5&quot;;IF([.G281]=&quot;six&quot;;&quot;6&quot;;IF([.G281]=&quot;seven&quot;;&quot;7&quot;;IF([.G281]=&quot;eight&quot;;&quot;8&quot;;IF([.G281]=&quot;nine&quot;;&quot;9&quot;;IF([.G281]=&quot;zero&quot;;&quot;0&quot;;VALUE([.G281]))))))))))))" office:value-type="float" office:value="2" calcext:value-type="float">
            <text:p>2</text:p>
          </table:table-cell>
          <table:table-cell table:style-name="ce7" table:formula="of:=IF(ISNA([.H281]);&quot;&quot;;IF([.H281]=&quot;eno&quot;;&quot;1&quot;;IF([.H281]=&quot;owt&quot;;&quot;2&quot;;IF([.H281]=&quot;eerht&quot;;&quot;3&quot;;IF([.H281]=&quot;ruof&quot;;&quot;4&quot;;IF([.H281]=&quot;evif&quot;;&quot;5&quot;;IF([.H281]=&quot;xis&quot;;&quot;6&quot;;IF([.H281]=&quot;neves&quot;;&quot;7&quot;;IF([.H281]=&quot;thgie&quot;;&quot;8&quot;;IF([.H281]=&quot;enin&quot;;&quot;9&quot;;IF([.H281]=&quot;orez&quot;;&quot;0&quot;;[.H281])))))))))))" office:value-type="string" office:string-value="2" calcext:value-type="string">
            <text:p>2</text:p>
          </table:table-cell>
          <table:table-cell table:style-name="ce7" table:formula="of:=IF(ISNA([.G281]);&quot;&quot;;VALUE(COM.MICROSOFT.CONCAT([.I281:.J281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ljpvtkrmgkfc5pxqpd</text:p>
          </table:table-cell>
          <table:table-cell table:style-name="ce4" table:formula="of:=ORG.LIBREOFFICE.REGEX([.A282];&quot;\D&quot;;&quot;&quot;;&quot;g&quot;)" office:value-type="string" office:string-value="75" calcext:value-type="string">
            <text:p>75</text:p>
          </table:table-cell>
          <table:table-cell table:formula="of:=LEFT([.B282];1)" office:value-type="string" office:string-value="7" calcext:value-type="string">
            <text:p>7</text:p>
          </table:table-cell>
          <table:table-cell table:style-name="ce5" table:formula="of:=RIGHT([.B282];1)" office:value-type="string" office:string-value="5" calcext:value-type="string">
            <text:p>5</text:p>
          </table:table-cell>
          <table:table-cell table:formula="of:=VALUE(COM.MICROSOFT.CONCAT([.C282];[.D282]))" office:value-type="float" office:value="75" calcext:value-type="float">
            <text:p>75</text:p>
          </table:table-cell>
          <table:table-cell table:style-name="ce14" table:formula="of:=(STRREV([.A282]))" office:value-type="string" office:string-value="dpqxp5cfkgmrktvpjl7" calcext:value-type="string">
            <text:p>dpqxp5cfkgmrktvpjl7</text:p>
          </table:table-cell>
          <table:table-cell table:formula="of:=ORG.LIBREOFFICE.REGEX([.A28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82];&quot;eno|owt|eerht|ruof|evif|xis|neves|thgie|enin|orez|\d&quot;;;1)" office:value-type="string" office:string-value="5" calcext:value-type="string">
            <text:p>5</text:p>
          </table:table-cell>
          <table:table-cell table:formula="of:=IF(ISNA([.G282]);&quot;&quot;;IF([.G282]=&quot;one&quot;;&quot;1&quot;;IF([.G282]=&quot;two&quot;;&quot;2&quot;;IF([.G282]=&quot;three&quot;;&quot;3&quot;;IF([.G282]=&quot;four&quot;;&quot;4&quot;;IF([.G282]=&quot;five&quot;;&quot;5&quot;;IF([.G282]=&quot;six&quot;;&quot;6&quot;;IF([.G282]=&quot;seven&quot;;&quot;7&quot;;IF([.G282]=&quot;eight&quot;;&quot;8&quot;;IF([.G282]=&quot;nine&quot;;&quot;9&quot;;IF([.G282]=&quot;zero&quot;;&quot;0&quot;;VALUE([.G282]))))))))))))" office:value-type="float" office:value="7" calcext:value-type="float">
            <text:p>7</text:p>
          </table:table-cell>
          <table:table-cell table:style-name="ce7" table:formula="of:=IF(ISNA([.H282]);&quot;&quot;;IF([.H282]=&quot;eno&quot;;&quot;1&quot;;IF([.H282]=&quot;owt&quot;;&quot;2&quot;;IF([.H282]=&quot;eerht&quot;;&quot;3&quot;;IF([.H282]=&quot;ruof&quot;;&quot;4&quot;;IF([.H282]=&quot;evif&quot;;&quot;5&quot;;IF([.H282]=&quot;xis&quot;;&quot;6&quot;;IF([.H282]=&quot;neves&quot;;&quot;7&quot;;IF([.H282]=&quot;thgie&quot;;&quot;8&quot;;IF([.H282]=&quot;enin&quot;;&quot;9&quot;;IF([.H282]=&quot;orez&quot;;&quot;0&quot;;[.H282])))))))))))" office:value-type="string" office:string-value="5" calcext:value-type="string">
            <text:p>5</text:p>
          </table:table-cell>
          <table:table-cell table:style-name="ce7" table:formula="of:=IF(ISNA([.G282]);&quot;&quot;;VALUE(COM.MICROSOFT.CONCAT([.I282:.J282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qrtsbzpjxhfn58three362</text:p>
          </table:table-cell>
          <table:table-cell table:style-name="ce4" table:formula="of:=ORG.LIBREOFFICE.REGEX([.A283];&quot;\D&quot;;&quot;&quot;;&quot;g&quot;)" office:value-type="string" office:string-value="58362" calcext:value-type="string">
            <text:p>58362</text:p>
          </table:table-cell>
          <table:table-cell table:formula="of:=LEFT([.B283];1)" office:value-type="string" office:string-value="5" calcext:value-type="string">
            <text:p>5</text:p>
          </table:table-cell>
          <table:table-cell table:style-name="ce5" table:formula="of:=RIGHT([.B283];1)" office:value-type="string" office:string-value="2" calcext:value-type="string">
            <text:p>2</text:p>
          </table:table-cell>
          <table:table-cell table:formula="of:=VALUE(COM.MICROSOFT.CONCAT([.C283];[.D283]))" office:value-type="float" office:value="52" calcext:value-type="float">
            <text:p>52</text:p>
          </table:table-cell>
          <table:table-cell table:style-name="ce14" table:formula="of:=(STRREV([.A283]))" office:value-type="string" office:string-value="263eerht85nfhxjpzbstrqx" calcext:value-type="string">
            <text:p>263eerht85nfhxjpzbstrqx</text:p>
          </table:table-cell>
          <table:table-cell table:formula="of:=ORG.LIBREOFFICE.REGEX([.A28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83];&quot;eno|owt|eerht|ruof|evif|xis|neves|thgie|enin|orez|\d&quot;;;1)" office:value-type="string" office:string-value="2" calcext:value-type="string">
            <text:p>2</text:p>
          </table:table-cell>
          <table:table-cell table:formula="of:=IF(ISNA([.G283]);&quot;&quot;;IF([.G283]=&quot;one&quot;;&quot;1&quot;;IF([.G283]=&quot;two&quot;;&quot;2&quot;;IF([.G283]=&quot;three&quot;;&quot;3&quot;;IF([.G283]=&quot;four&quot;;&quot;4&quot;;IF([.G283]=&quot;five&quot;;&quot;5&quot;;IF([.G283]=&quot;six&quot;;&quot;6&quot;;IF([.G283]=&quot;seven&quot;;&quot;7&quot;;IF([.G283]=&quot;eight&quot;;&quot;8&quot;;IF([.G283]=&quot;nine&quot;;&quot;9&quot;;IF([.G283]=&quot;zero&quot;;&quot;0&quot;;VALUE([.G283]))))))))))))" office:value-type="float" office:value="5" calcext:value-type="float">
            <text:p>5</text:p>
          </table:table-cell>
          <table:table-cell table:style-name="ce7" table:formula="of:=IF(ISNA([.H283]);&quot;&quot;;IF([.H283]=&quot;eno&quot;;&quot;1&quot;;IF([.H283]=&quot;owt&quot;;&quot;2&quot;;IF([.H283]=&quot;eerht&quot;;&quot;3&quot;;IF([.H283]=&quot;ruof&quot;;&quot;4&quot;;IF([.H283]=&quot;evif&quot;;&quot;5&quot;;IF([.H283]=&quot;xis&quot;;&quot;6&quot;;IF([.H283]=&quot;neves&quot;;&quot;7&quot;;IF([.H283]=&quot;thgie&quot;;&quot;8&quot;;IF([.H283]=&quot;enin&quot;;&quot;9&quot;;IF([.H283]=&quot;orez&quot;;&quot;0&quot;;[.H283])))))))))))" office:value-type="string" office:string-value="2" calcext:value-type="string">
            <text:p>2</text:p>
          </table:table-cell>
          <table:table-cell table:formula="of:=IF(ISNA([.G283]);&quot;&quot;;VALUE(COM.MICROSOFT.CONCAT([.I283:.J283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qqdptvjxxnrnsrsixbeightfive</text:p>
          </table:table-cell>
          <table:table-cell table:style-name="ce4" table:formula="of:=ORG.LIBREOFFICE.REGEX([.A284];&quot;\D&quot;;&quot;&quot;;&quot;g&quot;)" office:value-type="string" office:string-value="2" calcext:value-type="string">
            <text:p>2</text:p>
          </table:table-cell>
          <table:table-cell table:formula="of:=LEFT([.B284];1)" office:value-type="string" office:string-value="2" calcext:value-type="string">
            <text:p>2</text:p>
          </table:table-cell>
          <table:table-cell table:style-name="ce5" table:formula="of:=RIGHT([.B284];1)" office:value-type="string" office:string-value="2" calcext:value-type="string">
            <text:p>2</text:p>
          </table:table-cell>
          <table:table-cell table:formula="of:=VALUE(COM.MICROSOFT.CONCAT([.C284];[.D284]))" office:value-type="float" office:value="22" calcext:value-type="float">
            <text:p>22</text:p>
          </table:table-cell>
          <table:table-cell table:style-name="ce14" table:formula="of:=(STRREV([.A284]))" office:value-type="string" office:string-value="evifthgiebxisrsnrnxxjvtpdqqevif2" calcext:value-type="string">
            <text:p>evifthgiebxisrsnrnxxjvtpdqqevif2</text:p>
          </table:table-cell>
          <table:table-cell table:formula="of:=ORG.LIBREOFFICE.REGEX([.A28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84];&quot;eno|owt|eerht|ruof|evif|xis|neves|thgie|enin|orez|\d&quot;;;1)" office:value-type="string" office:string-value="evif" calcext:value-type="string">
            <text:p>evif</text:p>
          </table:table-cell>
          <table:table-cell table:formula="of:=IF(ISNA([.G284]);&quot;&quot;;IF([.G284]=&quot;one&quot;;&quot;1&quot;;IF([.G284]=&quot;two&quot;;&quot;2&quot;;IF([.G284]=&quot;three&quot;;&quot;3&quot;;IF([.G284]=&quot;four&quot;;&quot;4&quot;;IF([.G284]=&quot;five&quot;;&quot;5&quot;;IF([.G284]=&quot;six&quot;;&quot;6&quot;;IF([.G284]=&quot;seven&quot;;&quot;7&quot;;IF([.G284]=&quot;eight&quot;;&quot;8&quot;;IF([.G284]=&quot;nine&quot;;&quot;9&quot;;IF([.G284]=&quot;zero&quot;;&quot;0&quot;;VALUE([.G284]))))))))))))" office:value-type="float" office:value="2" calcext:value-type="float">
            <text:p>2</text:p>
          </table:table-cell>
          <table:table-cell table:style-name="ce7" table:formula="of:=IF(ISNA([.H284]);&quot;&quot;;IF([.H284]=&quot;eno&quot;;&quot;1&quot;;IF([.H284]=&quot;owt&quot;;&quot;2&quot;;IF([.H284]=&quot;eerht&quot;;&quot;3&quot;;IF([.H284]=&quot;ruof&quot;;&quot;4&quot;;IF([.H284]=&quot;evif&quot;;&quot;5&quot;;IF([.H284]=&quot;xis&quot;;&quot;6&quot;;IF([.H284]=&quot;neves&quot;;&quot;7&quot;;IF([.H284]=&quot;thgie&quot;;&quot;8&quot;;IF([.H284]=&quot;enin&quot;;&quot;9&quot;;IF([.H284]=&quot;orez&quot;;&quot;0&quot;;[.H284])))))))))))" office:value-type="string" office:string-value="5" calcext:value-type="string">
            <text:p>5</text:p>
          </table:table-cell>
          <table:table-cell table:formula="of:=IF(ISNA([.G284]);&quot;&quot;;VALUE(COM.MICROSOFT.CONCAT([.I284:.J284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sgfvsfp1mfbrt3dnzttnine44mgmsjmkgv</text:p>
          </table:table-cell>
          <table:table-cell table:style-name="ce4" table:formula="of:=ORG.LIBREOFFICE.REGEX([.A285];&quot;\D&quot;;&quot;&quot;;&quot;g&quot;)" office:value-type="string" office:string-value="1344" calcext:value-type="string">
            <text:p>1344</text:p>
          </table:table-cell>
          <table:table-cell table:formula="of:=LEFT([.B285];1)" office:value-type="string" office:string-value="1" calcext:value-type="string">
            <text:p>1</text:p>
          </table:table-cell>
          <table:table-cell table:style-name="ce5" table:formula="of:=RIGHT([.B285];1)" office:value-type="string" office:string-value="4" calcext:value-type="string">
            <text:p>4</text:p>
          </table:table-cell>
          <table:table-cell table:formula="of:=VALUE(COM.MICROSOFT.CONCAT([.C285];[.D285]))" office:value-type="float" office:value="14" calcext:value-type="float">
            <text:p>14</text:p>
          </table:table-cell>
          <table:table-cell table:style-name="ce14" table:formula="of:=(STRREV([.A285]))" office:value-type="string" office:string-value="vgkmjsmgm44eninttznd3trbfm1pfsvfgsg" calcext:value-type="string">
            <text:p>vgkmjsmgm44eninttznd3trbfm1pfsvfgsg</text:p>
          </table:table-cell>
          <table:table-cell table:formula="of:=ORG.LIBREOFFICE.REGEX([.A28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85];&quot;eno|owt|eerht|ruof|evif|xis|neves|thgie|enin|orez|\d&quot;;;1)" office:value-type="string" office:string-value="4" calcext:value-type="string">
            <text:p>4</text:p>
          </table:table-cell>
          <table:table-cell table:formula="of:=IF(ISNA([.G285]);&quot;&quot;;IF([.G285]=&quot;one&quot;;&quot;1&quot;;IF([.G285]=&quot;two&quot;;&quot;2&quot;;IF([.G285]=&quot;three&quot;;&quot;3&quot;;IF([.G285]=&quot;four&quot;;&quot;4&quot;;IF([.G285]=&quot;five&quot;;&quot;5&quot;;IF([.G285]=&quot;six&quot;;&quot;6&quot;;IF([.G285]=&quot;seven&quot;;&quot;7&quot;;IF([.G285]=&quot;eight&quot;;&quot;8&quot;;IF([.G285]=&quot;nine&quot;;&quot;9&quot;;IF([.G285]=&quot;zero&quot;;&quot;0&quot;;VALUE([.G285]))))))))))))" office:value-type="float" office:value="1" calcext:value-type="float">
            <text:p>1</text:p>
          </table:table-cell>
          <table:table-cell table:style-name="ce7" table:formula="of:=IF(ISNA([.H285]);&quot;&quot;;IF([.H285]=&quot;eno&quot;;&quot;1&quot;;IF([.H285]=&quot;owt&quot;;&quot;2&quot;;IF([.H285]=&quot;eerht&quot;;&quot;3&quot;;IF([.H285]=&quot;ruof&quot;;&quot;4&quot;;IF([.H285]=&quot;evif&quot;;&quot;5&quot;;IF([.H285]=&quot;xis&quot;;&quot;6&quot;;IF([.H285]=&quot;neves&quot;;&quot;7&quot;;IF([.H285]=&quot;thgie&quot;;&quot;8&quot;;IF([.H285]=&quot;enin&quot;;&quot;9&quot;;IF([.H285]=&quot;orez&quot;;&quot;0&quot;;[.H285])))))))))))" office:value-type="string" office:string-value="4" calcext:value-type="string">
            <text:p>4</text:p>
          </table:table-cell>
          <table:table-cell table:formula="of:=IF(ISNA([.G285]);&quot;&quot;;VALUE(COM.MICROSOFT.CONCAT([.I285:.J285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ive4sgxxgsix</text:p>
          </table:table-cell>
          <table:table-cell table:style-name="ce4" table:formula="of:=ORG.LIBREOFFICE.REGEX([.A286];&quot;\D&quot;;&quot;&quot;;&quot;g&quot;)" office:value-type="string" office:string-value="4" calcext:value-type="string">
            <text:p>4</text:p>
          </table:table-cell>
          <table:table-cell table:formula="of:=LEFT([.B286];1)" office:value-type="string" office:string-value="4" calcext:value-type="string">
            <text:p>4</text:p>
          </table:table-cell>
          <table:table-cell table:style-name="ce5" table:formula="of:=RIGHT([.B286];1)" office:value-type="string" office:string-value="4" calcext:value-type="string">
            <text:p>4</text:p>
          </table:table-cell>
          <table:table-cell table:formula="of:=VALUE(COM.MICROSOFT.CONCAT([.C286];[.D286]))" office:value-type="float" office:value="44" calcext:value-type="float">
            <text:p>44</text:p>
          </table:table-cell>
          <table:table-cell table:style-name="ce14" table:formula="of:=(STRREV([.A286]))" office:value-type="string" office:string-value="xisgxxgs4evifxis" calcext:value-type="string">
            <text:p>xisgxxgs4evifxis</text:p>
          </table:table-cell>
          <table:table-cell table:formula="of:=ORG.LIBREOFFICE.REGEX([.A28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86];&quot;eno|owt|eerht|ruof|evif|xis|neves|thgie|enin|orez|\d&quot;;;1)" office:value-type="string" office:string-value="xis" calcext:value-type="string">
            <text:p>xis</text:p>
          </table:table-cell>
          <table:table-cell table:formula="of:=IF(ISNA([.G286]);&quot;&quot;;IF([.G286]=&quot;one&quot;;&quot;1&quot;;IF([.G286]=&quot;two&quot;;&quot;2&quot;;IF([.G286]=&quot;three&quot;;&quot;3&quot;;IF([.G286]=&quot;four&quot;;&quot;4&quot;;IF([.G286]=&quot;five&quot;;&quot;5&quot;;IF([.G286]=&quot;six&quot;;&quot;6&quot;;IF([.G286]=&quot;seven&quot;;&quot;7&quot;;IF([.G286]=&quot;eight&quot;;&quot;8&quot;;IF([.G286]=&quot;nine&quot;;&quot;9&quot;;IF([.G286]=&quot;zero&quot;;&quot;0&quot;;VALUE([.G286]))))))))))))" office:value-type="string" office:string-value="6" calcext:value-type="string">
            <text:p>6</text:p>
          </table:table-cell>
          <table:table-cell table:style-name="ce7" table:formula="of:=IF(ISNA([.H286]);&quot;&quot;;IF([.H286]=&quot;eno&quot;;&quot;1&quot;;IF([.H286]=&quot;owt&quot;;&quot;2&quot;;IF([.H286]=&quot;eerht&quot;;&quot;3&quot;;IF([.H286]=&quot;ruof&quot;;&quot;4&quot;;IF([.H286]=&quot;evif&quot;;&quot;5&quot;;IF([.H286]=&quot;xis&quot;;&quot;6&quot;;IF([.H286]=&quot;neves&quot;;&quot;7&quot;;IF([.H286]=&quot;thgie&quot;;&quot;8&quot;;IF([.H286]=&quot;enin&quot;;&quot;9&quot;;IF([.H286]=&quot;orez&quot;;&quot;0&quot;;[.H286])))))))))))" office:value-type="string" office:string-value="6" calcext:value-type="string">
            <text:p>6</text:p>
          </table:table-cell>
          <table:table-cell table:formula="of:=IF(ISNA([.G286]);&quot;&quot;;VALUE(COM.MICROSOFT.CONCAT([.I286:.J28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nv3dsevensixmsqfdc5</text:p>
          </table:table-cell>
          <table:table-cell table:style-name="ce4" table:formula="of:=ORG.LIBREOFFICE.REGEX([.A287];&quot;\D&quot;;&quot;&quot;;&quot;g&quot;)" office:value-type="string" office:string-value="335" calcext:value-type="string">
            <text:p>335</text:p>
          </table:table-cell>
          <table:table-cell table:formula="of:=LEFT([.B287];1)" office:value-type="string" office:string-value="3" calcext:value-type="string">
            <text:p>3</text:p>
          </table:table-cell>
          <table:table-cell table:style-name="ce5" table:formula="of:=RIGHT([.B287];1)" office:value-type="string" office:string-value="5" calcext:value-type="string">
            <text:p>5</text:p>
          </table:table-cell>
          <table:table-cell table:formula="of:=VALUE(COM.MICROSOFT.CONCAT([.C287];[.D287]))" office:value-type="float" office:value="35" calcext:value-type="float">
            <text:p>35</text:p>
          </table:table-cell>
          <table:table-cell table:style-name="ce14" table:formula="of:=(STRREV([.A287]))" office:value-type="string" office:string-value="5cdfqsmxisnevesd3vn3" calcext:value-type="string">
            <text:p>5cdfqsmxisnevesd3vn3</text:p>
          </table:table-cell>
          <table:table-cell table:formula="of:=ORG.LIBREOFFICE.REGEX([.A28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87];&quot;eno|owt|eerht|ruof|evif|xis|neves|thgie|enin|orez|\d&quot;;;1)" office:value-type="string" office:string-value="5" calcext:value-type="string">
            <text:p>5</text:p>
          </table:table-cell>
          <table:table-cell table:formula="of:=IF(ISNA([.G287]);&quot;&quot;;IF([.G287]=&quot;one&quot;;&quot;1&quot;;IF([.G287]=&quot;two&quot;;&quot;2&quot;;IF([.G287]=&quot;three&quot;;&quot;3&quot;;IF([.G287]=&quot;four&quot;;&quot;4&quot;;IF([.G287]=&quot;five&quot;;&quot;5&quot;;IF([.G287]=&quot;six&quot;;&quot;6&quot;;IF([.G287]=&quot;seven&quot;;&quot;7&quot;;IF([.G287]=&quot;eight&quot;;&quot;8&quot;;IF([.G287]=&quot;nine&quot;;&quot;9&quot;;IF([.G287]=&quot;zero&quot;;&quot;0&quot;;VALUE([.G287]))))))))))))" office:value-type="float" office:value="3" calcext:value-type="float">
            <text:p>3</text:p>
          </table:table-cell>
          <table:table-cell table:style-name="ce7" table:formula="of:=IF(ISNA([.H287]);&quot;&quot;;IF([.H287]=&quot;eno&quot;;&quot;1&quot;;IF([.H287]=&quot;owt&quot;;&quot;2&quot;;IF([.H287]=&quot;eerht&quot;;&quot;3&quot;;IF([.H287]=&quot;ruof&quot;;&quot;4&quot;;IF([.H287]=&quot;evif&quot;;&quot;5&quot;;IF([.H287]=&quot;xis&quot;;&quot;6&quot;;IF([.H287]=&quot;neves&quot;;&quot;7&quot;;IF([.H287]=&quot;thgie&quot;;&quot;8&quot;;IF([.H287]=&quot;enin&quot;;&quot;9&quot;;IF([.H287]=&quot;orez&quot;;&quot;0&quot;;[.H287])))))))))))" office:value-type="string" office:string-value="5" calcext:value-type="string">
            <text:p>5</text:p>
          </table:table-cell>
          <table:table-cell table:formula="of:=IF(ISNA([.G287]);&quot;&quot;;VALUE(COM.MICROSOFT.CONCAT([.I287:.J287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66six</text:p>
          </table:table-cell>
          <table:table-cell table:style-name="ce4" table:formula="of:=ORG.LIBREOFFICE.REGEX([.A288];&quot;\D&quot;;&quot;&quot;;&quot;g&quot;)" office:value-type="string" office:string-value="66" calcext:value-type="string">
            <text:p>66</text:p>
          </table:table-cell>
          <table:table-cell table:formula="of:=LEFT([.B288];1)" office:value-type="string" office:string-value="6" calcext:value-type="string">
            <text:p>6</text:p>
          </table:table-cell>
          <table:table-cell table:style-name="ce5" table:formula="of:=RIGHT([.B288];1)" office:value-type="string" office:string-value="6" calcext:value-type="string">
            <text:p>6</text:p>
          </table:table-cell>
          <table:table-cell table:formula="of:=VALUE(COM.MICROSOFT.CONCAT([.C288];[.D288]))" office:value-type="float" office:value="66" calcext:value-type="float">
            <text:p>66</text:p>
          </table:table-cell>
          <table:table-cell table:style-name="ce14" table:formula="of:=(STRREV([.A288]))" office:value-type="string" office:string-value="xis66owt" calcext:value-type="string">
            <text:p>xis66owt</text:p>
          </table:table-cell>
          <table:table-cell table:formula="of:=ORG.LIBREOFFICE.REGEX([.A28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88];&quot;eno|owt|eerht|ruof|evif|xis|neves|thgie|enin|orez|\d&quot;;;1)" office:value-type="string" office:string-value="xis" calcext:value-type="string">
            <text:p>xis</text:p>
          </table:table-cell>
          <table:table-cell table:formula="of:=IF(ISNA([.G288]);&quot;&quot;;IF([.G288]=&quot;one&quot;;&quot;1&quot;;IF([.G288]=&quot;two&quot;;&quot;2&quot;;IF([.G288]=&quot;three&quot;;&quot;3&quot;;IF([.G288]=&quot;four&quot;;&quot;4&quot;;IF([.G288]=&quot;five&quot;;&quot;5&quot;;IF([.G288]=&quot;six&quot;;&quot;6&quot;;IF([.G288]=&quot;seven&quot;;&quot;7&quot;;IF([.G288]=&quot;eight&quot;;&quot;8&quot;;IF([.G288]=&quot;nine&quot;;&quot;9&quot;;IF([.G288]=&quot;zero&quot;;&quot;0&quot;;VALUE([.G288]))))))))))))" office:value-type="string" office:string-value="2" calcext:value-type="string">
            <text:p>2</text:p>
          </table:table-cell>
          <table:table-cell table:style-name="ce7" table:formula="of:=IF(ISNA([.H288]);&quot;&quot;;IF([.H288]=&quot;eno&quot;;&quot;1&quot;;IF([.H288]=&quot;owt&quot;;&quot;2&quot;;IF([.H288]=&quot;eerht&quot;;&quot;3&quot;;IF([.H288]=&quot;ruof&quot;;&quot;4&quot;;IF([.H288]=&quot;evif&quot;;&quot;5&quot;;IF([.H288]=&quot;xis&quot;;&quot;6&quot;;IF([.H288]=&quot;neves&quot;;&quot;7&quot;;IF([.H288]=&quot;thgie&quot;;&quot;8&quot;;IF([.H288]=&quot;enin&quot;;&quot;9&quot;;IF([.H288]=&quot;orez&quot;;&quot;0&quot;;[.H288])))))))))))" office:value-type="string" office:string-value="6" calcext:value-type="string">
            <text:p>6</text:p>
          </table:table-cell>
          <table:table-cell table:formula="of:=IF(ISNA([.G288]);&quot;&quot;;VALUE(COM.MICROSOFT.CONCAT([.I288:.J288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z4qhkzftvxp4bfnnone</text:p>
          </table:table-cell>
          <table:table-cell table:style-name="ce4" table:formula="of:=ORG.LIBREOFFICE.REGEX([.A289];&quot;\D&quot;;&quot;&quot;;&quot;g&quot;)" office:value-type="string" office:string-value="44" calcext:value-type="string">
            <text:p>44</text:p>
          </table:table-cell>
          <table:table-cell table:formula="of:=LEFT([.B289];1)" office:value-type="string" office:string-value="4" calcext:value-type="string">
            <text:p>4</text:p>
          </table:table-cell>
          <table:table-cell table:style-name="ce5" table:formula="of:=RIGHT([.B289];1)" office:value-type="string" office:string-value="4" calcext:value-type="string">
            <text:p>4</text:p>
          </table:table-cell>
          <table:table-cell table:formula="of:=VALUE(COM.MICROSOFT.CONCAT([.C289];[.D289]))" office:value-type="float" office:value="44" calcext:value-type="float">
            <text:p>44</text:p>
          </table:table-cell>
          <table:table-cell table:style-name="ce14" table:formula="of:=(STRREV([.A289]))" office:value-type="string" office:string-value="enonnfb4pxvtfzkhq4ztp" calcext:value-type="string">
            <text:p>enonnfb4pxvtfzkhq4ztp</text:p>
          </table:table-cell>
          <table:table-cell table:formula="of:=ORG.LIBREOFFICE.REGEX([.A28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89];&quot;eno|owt|eerht|ruof|evif|xis|neves|thgie|enin|orez|\d&quot;;;1)" office:value-type="string" office:string-value="eno" calcext:value-type="string">
            <text:p>eno</text:p>
          </table:table-cell>
          <table:table-cell table:formula="of:=IF(ISNA([.G289]);&quot;&quot;;IF([.G289]=&quot;one&quot;;&quot;1&quot;;IF([.G289]=&quot;two&quot;;&quot;2&quot;;IF([.G289]=&quot;three&quot;;&quot;3&quot;;IF([.G289]=&quot;four&quot;;&quot;4&quot;;IF([.G289]=&quot;five&quot;;&quot;5&quot;;IF([.G289]=&quot;six&quot;;&quot;6&quot;;IF([.G289]=&quot;seven&quot;;&quot;7&quot;;IF([.G289]=&quot;eight&quot;;&quot;8&quot;;IF([.G289]=&quot;nine&quot;;&quot;9&quot;;IF([.G289]=&quot;zero&quot;;&quot;0&quot;;VALUE([.G289]))))))))))))" office:value-type="float" office:value="4" calcext:value-type="float">
            <text:p>4</text:p>
          </table:table-cell>
          <table:table-cell table:style-name="ce7" table:formula="of:=IF(ISNA([.H289]);&quot;&quot;;IF([.H289]=&quot;eno&quot;;&quot;1&quot;;IF([.H289]=&quot;owt&quot;;&quot;2&quot;;IF([.H289]=&quot;eerht&quot;;&quot;3&quot;;IF([.H289]=&quot;ruof&quot;;&quot;4&quot;;IF([.H289]=&quot;evif&quot;;&quot;5&quot;;IF([.H289]=&quot;xis&quot;;&quot;6&quot;;IF([.H289]=&quot;neves&quot;;&quot;7&quot;;IF([.H289]=&quot;thgie&quot;;&quot;8&quot;;IF([.H289]=&quot;enin&quot;;&quot;9&quot;;IF([.H289]=&quot;orez&quot;;&quot;0&quot;;[.H289])))))))))))" office:value-type="string" office:string-value="1" calcext:value-type="string">
            <text:p>1</text:p>
          </table:table-cell>
          <table:table-cell table:formula="of:=IF(ISNA([.G289]);&quot;&quot;;VALUE(COM.MICROSOFT.CONCAT([.I289:.J289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1five2rjftfiveseven</text:p>
          </table:table-cell>
          <table:table-cell table:style-name="ce4" table:formula="of:=ORG.LIBREOFFICE.REGEX([.A290];&quot;\D&quot;;&quot;&quot;;&quot;g&quot;)" office:value-type="string" office:string-value="12" calcext:value-type="string">
            <text:p>12</text:p>
          </table:table-cell>
          <table:table-cell table:formula="of:=LEFT([.B290];1)" office:value-type="string" office:string-value="1" calcext:value-type="string">
            <text:p>1</text:p>
          </table:table-cell>
          <table:table-cell table:style-name="ce5" table:formula="of:=RIGHT([.B290];1)" office:value-type="string" office:string-value="2" calcext:value-type="string">
            <text:p>2</text:p>
          </table:table-cell>
          <table:table-cell table:formula="of:=VALUE(COM.MICROSOFT.CONCAT([.C290];[.D290]))" office:value-type="float" office:value="12" calcext:value-type="float">
            <text:p>12</text:p>
          </table:table-cell>
          <table:table-cell table:style-name="ce14" table:formula="of:=(STRREV([.A290]))" office:value-type="string" office:string-value="neveseviftfjr2evif1evif" calcext:value-type="string">
            <text:p>neveseviftfjr2evif1evif</text:p>
          </table:table-cell>
          <table:table-cell table:formula="of:=ORG.LIBREOFFICE.REGEX([.A29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9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90]);&quot;&quot;;IF([.G290]=&quot;one&quot;;&quot;1&quot;;IF([.G290]=&quot;two&quot;;&quot;2&quot;;IF([.G290]=&quot;three&quot;;&quot;3&quot;;IF([.G290]=&quot;four&quot;;&quot;4&quot;;IF([.G290]=&quot;five&quot;;&quot;5&quot;;IF([.G290]=&quot;six&quot;;&quot;6&quot;;IF([.G290]=&quot;seven&quot;;&quot;7&quot;;IF([.G290]=&quot;eight&quot;;&quot;8&quot;;IF([.G290]=&quot;nine&quot;;&quot;9&quot;;IF([.G290]=&quot;zero&quot;;&quot;0&quot;;VALUE([.G290]))))))))))))" office:value-type="string" office:string-value="5" calcext:value-type="string">
            <text:p>5</text:p>
          </table:table-cell>
          <table:table-cell table:style-name="ce7" table:formula="of:=IF(ISNA([.H290]);&quot;&quot;;IF([.H290]=&quot;eno&quot;;&quot;1&quot;;IF([.H290]=&quot;owt&quot;;&quot;2&quot;;IF([.H290]=&quot;eerht&quot;;&quot;3&quot;;IF([.H290]=&quot;ruof&quot;;&quot;4&quot;;IF([.H290]=&quot;evif&quot;;&quot;5&quot;;IF([.H290]=&quot;xis&quot;;&quot;6&quot;;IF([.H290]=&quot;neves&quot;;&quot;7&quot;;IF([.H290]=&quot;thgie&quot;;&quot;8&quot;;IF([.H290]=&quot;enin&quot;;&quot;9&quot;;IF([.H290]=&quot;orez&quot;;&quot;0&quot;;[.H290])))))))))))" office:value-type="string" office:string-value="7" calcext:value-type="string">
            <text:p>7</text:p>
          </table:table-cell>
          <table:table-cell table:formula="of:=IF(ISNA([.G290]);&quot;&quot;;VALUE(COM.MICROSOFT.CONCAT([.I290:.J290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vdttwozhzcjk685fourtwolrbmnknp</text:p>
          </table:table-cell>
          <table:table-cell table:style-name="ce4" table:formula="of:=ORG.LIBREOFFICE.REGEX([.A291];&quot;\D&quot;;&quot;&quot;;&quot;g&quot;)" office:value-type="string" office:string-value="685" calcext:value-type="string">
            <text:p>685</text:p>
          </table:table-cell>
          <table:table-cell table:formula="of:=LEFT([.B291];1)" office:value-type="string" office:string-value="6" calcext:value-type="string">
            <text:p>6</text:p>
          </table:table-cell>
          <table:table-cell table:style-name="ce5" table:formula="of:=RIGHT([.B291];1)" office:value-type="string" office:string-value="5" calcext:value-type="string">
            <text:p>5</text:p>
          </table:table-cell>
          <table:table-cell table:formula="of:=VALUE(COM.MICROSOFT.CONCAT([.C291];[.D291]))" office:value-type="float" office:value="65" calcext:value-type="float">
            <text:p>65</text:p>
          </table:table-cell>
          <table:table-cell table:style-name="ce14" table:formula="of:=(STRREV([.A291]))" office:value-type="string" office:string-value="pnknmbrlowtruof586kjczhzowttdvk" calcext:value-type="string">
            <text:p>pnknmbrlowtruof586kjczhzowttdvk</text:p>
          </table:table-cell>
          <table:table-cell table:formula="of:=ORG.LIBREOFFICE.REGEX([.A29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91];&quot;eno|owt|eerht|ruof|evif|xis|neves|thgie|enin|orez|\d&quot;;;1)" office:value-type="string" office:string-value="owt" calcext:value-type="string">
            <text:p>owt</text:p>
          </table:table-cell>
          <table:table-cell table:formula="of:=IF(ISNA([.G291]);&quot;&quot;;IF([.G291]=&quot;one&quot;;&quot;1&quot;;IF([.G291]=&quot;two&quot;;&quot;2&quot;;IF([.G291]=&quot;three&quot;;&quot;3&quot;;IF([.G291]=&quot;four&quot;;&quot;4&quot;;IF([.G291]=&quot;five&quot;;&quot;5&quot;;IF([.G291]=&quot;six&quot;;&quot;6&quot;;IF([.G291]=&quot;seven&quot;;&quot;7&quot;;IF([.G291]=&quot;eight&quot;;&quot;8&quot;;IF([.G291]=&quot;nine&quot;;&quot;9&quot;;IF([.G291]=&quot;zero&quot;;&quot;0&quot;;VALUE([.G291]))))))))))))" office:value-type="string" office:string-value="2" calcext:value-type="string">
            <text:p>2</text:p>
          </table:table-cell>
          <table:table-cell table:style-name="ce7" table:formula="of:=IF(ISNA([.H291]);&quot;&quot;;IF([.H291]=&quot;eno&quot;;&quot;1&quot;;IF([.H291]=&quot;owt&quot;;&quot;2&quot;;IF([.H291]=&quot;eerht&quot;;&quot;3&quot;;IF([.H291]=&quot;ruof&quot;;&quot;4&quot;;IF([.H291]=&quot;evif&quot;;&quot;5&quot;;IF([.H291]=&quot;xis&quot;;&quot;6&quot;;IF([.H291]=&quot;neves&quot;;&quot;7&quot;;IF([.H291]=&quot;thgie&quot;;&quot;8&quot;;IF([.H291]=&quot;enin&quot;;&quot;9&quot;;IF([.H291]=&quot;orez&quot;;&quot;0&quot;;[.H291])))))))))))" office:value-type="string" office:string-value="2" calcext:value-type="string">
            <text:p>2</text:p>
          </table:table-cell>
          <table:table-cell table:formula="of:=IF(ISNA([.G291]);&quot;&quot;;VALUE(COM.MICROSOFT.CONCAT([.I291:.J291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3srljnsfsxhfninensjh</text:p>
          </table:table-cell>
          <table:table-cell table:style-name="ce4" table:formula="of:=ORG.LIBREOFFICE.REGEX([.A292];&quot;\D&quot;;&quot;&quot;;&quot;g&quot;)" office:value-type="string" office:string-value="33" calcext:value-type="string">
            <text:p>33</text:p>
          </table:table-cell>
          <table:table-cell table:formula="of:=LEFT([.B292];1)" office:value-type="string" office:string-value="3" calcext:value-type="string">
            <text:p>3</text:p>
          </table:table-cell>
          <table:table-cell table:style-name="ce5" table:formula="of:=RIGHT([.B292];1)" office:value-type="string" office:string-value="3" calcext:value-type="string">
            <text:p>3</text:p>
          </table:table-cell>
          <table:table-cell table:formula="of:=VALUE(COM.MICROSOFT.CONCAT([.C292];[.D292]))" office:value-type="float" office:value="33" calcext:value-type="float">
            <text:p>33</text:p>
          </table:table-cell>
          <table:table-cell table:style-name="ce14" table:formula="of:=(STRREV([.A292]))" office:value-type="string" office:string-value="hjsneninfhxsfsnjlrs33" calcext:value-type="string">
            <text:p>hjsneninfhxsfsnjlrs33</text:p>
          </table:table-cell>
          <table:table-cell table:formula="of:=ORG.LIBREOFFICE.REGEX([.A29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92];&quot;eno|owt|eerht|ruof|evif|xis|neves|thgie|enin|orez|\d&quot;;;1)" office:value-type="string" office:string-value="enin" calcext:value-type="string">
            <text:p>enin</text:p>
          </table:table-cell>
          <table:table-cell table:formula="of:=IF(ISNA([.G292]);&quot;&quot;;IF([.G292]=&quot;one&quot;;&quot;1&quot;;IF([.G292]=&quot;two&quot;;&quot;2&quot;;IF([.G292]=&quot;three&quot;;&quot;3&quot;;IF([.G292]=&quot;four&quot;;&quot;4&quot;;IF([.G292]=&quot;five&quot;;&quot;5&quot;;IF([.G292]=&quot;six&quot;;&quot;6&quot;;IF([.G292]=&quot;seven&quot;;&quot;7&quot;;IF([.G292]=&quot;eight&quot;;&quot;8&quot;;IF([.G292]=&quot;nine&quot;;&quot;9&quot;;IF([.G292]=&quot;zero&quot;;&quot;0&quot;;VALUE([.G292]))))))))))))" office:value-type="float" office:value="3" calcext:value-type="float">
            <text:p>3</text:p>
          </table:table-cell>
          <table:table-cell table:style-name="ce7" table:formula="of:=IF(ISNA([.H292]);&quot;&quot;;IF([.H292]=&quot;eno&quot;;&quot;1&quot;;IF([.H292]=&quot;owt&quot;;&quot;2&quot;;IF([.H292]=&quot;eerht&quot;;&quot;3&quot;;IF([.H292]=&quot;ruof&quot;;&quot;4&quot;;IF([.H292]=&quot;evif&quot;;&quot;5&quot;;IF([.H292]=&quot;xis&quot;;&quot;6&quot;;IF([.H292]=&quot;neves&quot;;&quot;7&quot;;IF([.H292]=&quot;thgie&quot;;&quot;8&quot;;IF([.H292]=&quot;enin&quot;;&quot;9&quot;;IF([.H292]=&quot;orez&quot;;&quot;0&quot;;[.H292])))))))))))" office:value-type="string" office:string-value="9" calcext:value-type="string">
            <text:p>9</text:p>
          </table:table-cell>
          <table:table-cell table:formula="of:=IF(ISNA([.G292]);&quot;&quot;;VALUE(COM.MICROSOFT.CONCAT([.I292:.J292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kc4</text:p>
          </table:table-cell>
          <table:table-cell table:style-name="ce4" table:formula="of:=ORG.LIBREOFFICE.REGEX([.A293];&quot;\D&quot;;&quot;&quot;;&quot;g&quot;)" office:value-type="string" office:string-value="4" calcext:value-type="string">
            <text:p>4</text:p>
          </table:table-cell>
          <table:table-cell table:formula="of:=LEFT([.B293];1)" office:value-type="string" office:string-value="4" calcext:value-type="string">
            <text:p>4</text:p>
          </table:table-cell>
          <table:table-cell table:style-name="ce5" table:formula="of:=RIGHT([.B293];1)" office:value-type="string" office:string-value="4" calcext:value-type="string">
            <text:p>4</text:p>
          </table:table-cell>
          <table:table-cell table:formula="of:=VALUE(COM.MICROSOFT.CONCAT([.C293];[.D293]))" office:value-type="float" office:value="44" calcext:value-type="float">
            <text:p>44</text:p>
          </table:table-cell>
          <table:table-cell table:style-name="ce14" table:formula="of:=(STRREV([.A293]))" office:value-type="string" office:string-value="4ckl" calcext:value-type="string">
            <text:p>4ckl</text:p>
          </table:table-cell>
          <table:table-cell table:formula="of:=ORG.LIBREOFFICE.REGEX([.A29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93];&quot;eno|owt|eerht|ruof|evif|xis|neves|thgie|enin|orez|\d&quot;;;1)" office:value-type="string" office:string-value="4" calcext:value-type="string">
            <text:p>4</text:p>
          </table:table-cell>
          <table:table-cell table:formula="of:=IF(ISNA([.G293]);&quot;&quot;;IF([.G293]=&quot;one&quot;;&quot;1&quot;;IF([.G293]=&quot;two&quot;;&quot;2&quot;;IF([.G293]=&quot;three&quot;;&quot;3&quot;;IF([.G293]=&quot;four&quot;;&quot;4&quot;;IF([.G293]=&quot;five&quot;;&quot;5&quot;;IF([.G293]=&quot;six&quot;;&quot;6&quot;;IF([.G293]=&quot;seven&quot;;&quot;7&quot;;IF([.G293]=&quot;eight&quot;;&quot;8&quot;;IF([.G293]=&quot;nine&quot;;&quot;9&quot;;IF([.G293]=&quot;zero&quot;;&quot;0&quot;;VALUE([.G293]))))))))))))" office:value-type="float" office:value="4" calcext:value-type="float">
            <text:p>4</text:p>
          </table:table-cell>
          <table:table-cell table:style-name="ce7" table:formula="of:=IF(ISNA([.H293]);&quot;&quot;;IF([.H293]=&quot;eno&quot;;&quot;1&quot;;IF([.H293]=&quot;owt&quot;;&quot;2&quot;;IF([.H293]=&quot;eerht&quot;;&quot;3&quot;;IF([.H293]=&quot;ruof&quot;;&quot;4&quot;;IF([.H293]=&quot;evif&quot;;&quot;5&quot;;IF([.H293]=&quot;xis&quot;;&quot;6&quot;;IF([.H293]=&quot;neves&quot;;&quot;7&quot;;IF([.H293]=&quot;thgie&quot;;&quot;8&quot;;IF([.H293]=&quot;enin&quot;;&quot;9&quot;;IF([.H293]=&quot;orez&quot;;&quot;0&quot;;[.H293])))))))))))" office:value-type="string" office:string-value="4" calcext:value-type="string">
            <text:p>4</text:p>
          </table:table-cell>
          <table:table-cell table:style-name="ce7" table:formula="of:=IF(ISNA([.G293]);&quot;&quot;;VALUE(COM.MICROSOFT.CONCAT([.I293:.J293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gnddfivefourcbfive35</text:p>
          </table:table-cell>
          <table:table-cell table:style-name="ce4" table:formula="of:=ORG.LIBREOFFICE.REGEX([.A294];&quot;\D&quot;;&quot;&quot;;&quot;g&quot;)" office:value-type="string" office:string-value="35" calcext:value-type="string">
            <text:p>35</text:p>
          </table:table-cell>
          <table:table-cell table:formula="of:=LEFT([.B294];1)" office:value-type="string" office:string-value="3" calcext:value-type="string">
            <text:p>3</text:p>
          </table:table-cell>
          <table:table-cell table:style-name="ce5" table:formula="of:=RIGHT([.B294];1)" office:value-type="string" office:string-value="5" calcext:value-type="string">
            <text:p>5</text:p>
          </table:table-cell>
          <table:table-cell table:formula="of:=VALUE(COM.MICROSOFT.CONCAT([.C294];[.D294]))" office:value-type="float" office:value="35" calcext:value-type="float">
            <text:p>35</text:p>
          </table:table-cell>
          <table:table-cell table:style-name="ce14" table:formula="of:=(STRREV([.A294]))" office:value-type="string" office:string-value="53evifbcruofevifddngtowt" calcext:value-type="string">
            <text:p>53evifbcruofevifddngtowt</text:p>
          </table:table-cell>
          <table:table-cell table:formula="of:=ORG.LIBREOFFICE.REGEX([.A29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94];&quot;eno|owt|eerht|ruof|evif|xis|neves|thgie|enin|orez|\d&quot;;;1)" office:value-type="string" office:string-value="5" calcext:value-type="string">
            <text:p>5</text:p>
          </table:table-cell>
          <table:table-cell table:formula="of:=IF(ISNA([.G294]);&quot;&quot;;IF([.G294]=&quot;one&quot;;&quot;1&quot;;IF([.G294]=&quot;two&quot;;&quot;2&quot;;IF([.G294]=&quot;three&quot;;&quot;3&quot;;IF([.G294]=&quot;four&quot;;&quot;4&quot;;IF([.G294]=&quot;five&quot;;&quot;5&quot;;IF([.G294]=&quot;six&quot;;&quot;6&quot;;IF([.G294]=&quot;seven&quot;;&quot;7&quot;;IF([.G294]=&quot;eight&quot;;&quot;8&quot;;IF([.G294]=&quot;nine&quot;;&quot;9&quot;;IF([.G294]=&quot;zero&quot;;&quot;0&quot;;VALUE([.G294]))))))))))))" office:value-type="string" office:string-value="2" calcext:value-type="string">
            <text:p>2</text:p>
          </table:table-cell>
          <table:table-cell table:style-name="ce7" table:formula="of:=IF(ISNA([.H294]);&quot;&quot;;IF([.H294]=&quot;eno&quot;;&quot;1&quot;;IF([.H294]=&quot;owt&quot;;&quot;2&quot;;IF([.H294]=&quot;eerht&quot;;&quot;3&quot;;IF([.H294]=&quot;ruof&quot;;&quot;4&quot;;IF([.H294]=&quot;evif&quot;;&quot;5&quot;;IF([.H294]=&quot;xis&quot;;&quot;6&quot;;IF([.H294]=&quot;neves&quot;;&quot;7&quot;;IF([.H294]=&quot;thgie&quot;;&quot;8&quot;;IF([.H294]=&quot;enin&quot;;&quot;9&quot;;IF([.H294]=&quot;orez&quot;;&quot;0&quot;;[.H294])))))))))))" office:value-type="string" office:string-value="5" calcext:value-type="string">
            <text:p>5</text:p>
          </table:table-cell>
          <table:table-cell table:formula="of:=IF(ISNA([.G294]);&quot;&quot;;VALUE(COM.MICROSOFT.CONCAT([.I294:.J294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qgthmpptkn</text:p>
          </table:table-cell>
          <table:table-cell table:style-name="ce4" table:formula="of:=ORG.LIBREOFFICE.REGEX([.A295];&quot;\D&quot;;&quot;&quot;;&quot;g&quot;)" office:value-type="string" office:string-value="4" calcext:value-type="string">
            <text:p>4</text:p>
          </table:table-cell>
          <table:table-cell table:formula="of:=LEFT([.B295];1)" office:value-type="string" office:string-value="4" calcext:value-type="string">
            <text:p>4</text:p>
          </table:table-cell>
          <table:table-cell table:style-name="ce5" table:formula="of:=RIGHT([.B295];1)" office:value-type="string" office:string-value="4" calcext:value-type="string">
            <text:p>4</text:p>
          </table:table-cell>
          <table:table-cell table:formula="of:=VALUE(COM.MICROSOFT.CONCAT([.C295];[.D295]))" office:value-type="float" office:value="44" calcext:value-type="float">
            <text:p>44</text:p>
          </table:table-cell>
          <table:table-cell table:style-name="ce14" table:formula="of:=(STRREV([.A295]))" office:value-type="string" office:string-value="nktppmhtgq4thgie" calcext:value-type="string">
            <text:p>nktppmhtgq4thgie</text:p>
          </table:table-cell>
          <table:table-cell table:formula="of:=ORG.LIBREOFFICE.REGEX([.A295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95];&quot;eno|owt|eerht|ruof|evif|xis|neves|thgie|enin|orez|\d&quot;;;1)" office:value-type="string" office:string-value="4" calcext:value-type="string">
            <text:p>4</text:p>
          </table:table-cell>
          <table:table-cell table:formula="of:=IF(ISNA([.G295]);&quot;&quot;;IF([.G295]=&quot;one&quot;;&quot;1&quot;;IF([.G295]=&quot;two&quot;;&quot;2&quot;;IF([.G295]=&quot;three&quot;;&quot;3&quot;;IF([.G295]=&quot;four&quot;;&quot;4&quot;;IF([.G295]=&quot;five&quot;;&quot;5&quot;;IF([.G295]=&quot;six&quot;;&quot;6&quot;;IF([.G295]=&quot;seven&quot;;&quot;7&quot;;IF([.G295]=&quot;eight&quot;;&quot;8&quot;;IF([.G295]=&quot;nine&quot;;&quot;9&quot;;IF([.G295]=&quot;zero&quot;;&quot;0&quot;;VALUE([.G295]))))))))))))" office:value-type="string" office:string-value="8" calcext:value-type="string">
            <text:p>8</text:p>
          </table:table-cell>
          <table:table-cell table:style-name="ce7" table:formula="of:=IF(ISNA([.H295]);&quot;&quot;;IF([.H295]=&quot;eno&quot;;&quot;1&quot;;IF([.H295]=&quot;owt&quot;;&quot;2&quot;;IF([.H295]=&quot;eerht&quot;;&quot;3&quot;;IF([.H295]=&quot;ruof&quot;;&quot;4&quot;;IF([.H295]=&quot;evif&quot;;&quot;5&quot;;IF([.H295]=&quot;xis&quot;;&quot;6&quot;;IF([.H295]=&quot;neves&quot;;&quot;7&quot;;IF([.H295]=&quot;thgie&quot;;&quot;8&quot;;IF([.H295]=&quot;enin&quot;;&quot;9&quot;;IF([.H295]=&quot;orez&quot;;&quot;0&quot;;[.H295])))))))))))" office:value-type="string" office:string-value="4" calcext:value-type="string">
            <text:p>4</text:p>
          </table:table-cell>
          <table:table-cell table:formula="of:=IF(ISNA([.G295]);&quot;&quot;;VALUE(COM.MICROSOFT.CONCAT([.I295:.J295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pqdkhhxqmtkcspmlc59991</text:p>
          </table:table-cell>
          <table:table-cell table:style-name="ce4" table:formula="of:=ORG.LIBREOFFICE.REGEX([.A296];&quot;\D&quot;;&quot;&quot;;&quot;g&quot;)" office:value-type="string" office:string-value="759991" calcext:value-type="string">
            <text:p>759991</text:p>
          </table:table-cell>
          <table:table-cell table:formula="of:=LEFT([.B296];1)" office:value-type="string" office:string-value="7" calcext:value-type="string">
            <text:p>7</text:p>
          </table:table-cell>
          <table:table-cell table:style-name="ce5" table:formula="of:=RIGHT([.B296];1)" office:value-type="string" office:string-value="1" calcext:value-type="string">
            <text:p>1</text:p>
          </table:table-cell>
          <table:table-cell table:formula="of:=VALUE(COM.MICROSOFT.CONCAT([.C296];[.D296]))" office:value-type="float" office:value="71" calcext:value-type="float">
            <text:p>71</text:p>
          </table:table-cell>
          <table:table-cell table:style-name="ce14" table:formula="of:=(STRREV([.A296]))" office:value-type="string" office:string-value="19995clmpscktmqxhhkdqp7" calcext:value-type="string">
            <text:p>19995clmpscktmqxhhkdqp7</text:p>
          </table:table-cell>
          <table:table-cell table:formula="of:=ORG.LIBREOFFICE.REGEX([.A29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96];&quot;eno|owt|eerht|ruof|evif|xis|neves|thgie|enin|orez|\d&quot;;;1)" office:value-type="string" office:string-value="1" calcext:value-type="string">
            <text:p>1</text:p>
          </table:table-cell>
          <table:table-cell table:formula="of:=IF(ISNA([.G296]);&quot;&quot;;IF([.G296]=&quot;one&quot;;&quot;1&quot;;IF([.G296]=&quot;two&quot;;&quot;2&quot;;IF([.G296]=&quot;three&quot;;&quot;3&quot;;IF([.G296]=&quot;four&quot;;&quot;4&quot;;IF([.G296]=&quot;five&quot;;&quot;5&quot;;IF([.G296]=&quot;six&quot;;&quot;6&quot;;IF([.G296]=&quot;seven&quot;;&quot;7&quot;;IF([.G296]=&quot;eight&quot;;&quot;8&quot;;IF([.G296]=&quot;nine&quot;;&quot;9&quot;;IF([.G296]=&quot;zero&quot;;&quot;0&quot;;VALUE([.G296]))))))))))))" office:value-type="float" office:value="7" calcext:value-type="float">
            <text:p>7</text:p>
          </table:table-cell>
          <table:table-cell table:style-name="ce7" table:formula="of:=IF(ISNA([.H296]);&quot;&quot;;IF([.H296]=&quot;eno&quot;;&quot;1&quot;;IF([.H296]=&quot;owt&quot;;&quot;2&quot;;IF([.H296]=&quot;eerht&quot;;&quot;3&quot;;IF([.H296]=&quot;ruof&quot;;&quot;4&quot;;IF([.H296]=&quot;evif&quot;;&quot;5&quot;;IF([.H296]=&quot;xis&quot;;&quot;6&quot;;IF([.H296]=&quot;neves&quot;;&quot;7&quot;;IF([.H296]=&quot;thgie&quot;;&quot;8&quot;;IF([.H296]=&quot;enin&quot;;&quot;9&quot;;IF([.H296]=&quot;orez&quot;;&quot;0&quot;;[.H296])))))))))))" office:value-type="string" office:string-value="1" calcext:value-type="string">
            <text:p>1</text:p>
          </table:table-cell>
          <table:table-cell table:style-name="ce7" table:formula="of:=IF(ISNA([.G296]);&quot;&quot;;VALUE(COM.MICROSOFT.CONCAT([.I296:.J296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vpbhlpdnvbqdzfmfktvn552</text:p>
          </table:table-cell>
          <table:table-cell table:style-name="ce4" table:formula="of:=ORG.LIBREOFFICE.REGEX([.A297];&quot;\D&quot;;&quot;&quot;;&quot;g&quot;)" office:value-type="string" office:string-value="552" calcext:value-type="string">
            <text:p>552</text:p>
          </table:table-cell>
          <table:table-cell table:formula="of:=LEFT([.B297];1)" office:value-type="string" office:string-value="5" calcext:value-type="string">
            <text:p>5</text:p>
          </table:table-cell>
          <table:table-cell table:style-name="ce5" table:formula="of:=RIGHT([.B297];1)" office:value-type="string" office:string-value="2" calcext:value-type="string">
            <text:p>2</text:p>
          </table:table-cell>
          <table:table-cell table:formula="of:=VALUE(COM.MICROSOFT.CONCAT([.C297];[.D297]))" office:value-type="float" office:value="52" calcext:value-type="float">
            <text:p>52</text:p>
          </table:table-cell>
          <table:table-cell table:style-name="ce14" table:formula="of:=(STRREV([.A297]))" office:value-type="string" office:string-value="255nvtkfmfzdqbvndplhbpvl" calcext:value-type="string">
            <text:p>255nvtkfmfzdqbvndplhbpvl</text:p>
          </table:table-cell>
          <table:table-cell table:formula="of:=ORG.LIBREOFFICE.REGEX([.A29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97];&quot;eno|owt|eerht|ruof|evif|xis|neves|thgie|enin|orez|\d&quot;;;1)" office:value-type="string" office:string-value="2" calcext:value-type="string">
            <text:p>2</text:p>
          </table:table-cell>
          <table:table-cell table:formula="of:=IF(ISNA([.G297]);&quot;&quot;;IF([.G297]=&quot;one&quot;;&quot;1&quot;;IF([.G297]=&quot;two&quot;;&quot;2&quot;;IF([.G297]=&quot;three&quot;;&quot;3&quot;;IF([.G297]=&quot;four&quot;;&quot;4&quot;;IF([.G297]=&quot;five&quot;;&quot;5&quot;;IF([.G297]=&quot;six&quot;;&quot;6&quot;;IF([.G297]=&quot;seven&quot;;&quot;7&quot;;IF([.G297]=&quot;eight&quot;;&quot;8&quot;;IF([.G297]=&quot;nine&quot;;&quot;9&quot;;IF([.G297]=&quot;zero&quot;;&quot;0&quot;;VALUE([.G297]))))))))))))" office:value-type="float" office:value="5" calcext:value-type="float">
            <text:p>5</text:p>
          </table:table-cell>
          <table:table-cell table:style-name="ce7" table:formula="of:=IF(ISNA([.H297]);&quot;&quot;;IF([.H297]=&quot;eno&quot;;&quot;1&quot;;IF([.H297]=&quot;owt&quot;;&quot;2&quot;;IF([.H297]=&quot;eerht&quot;;&quot;3&quot;;IF([.H297]=&quot;ruof&quot;;&quot;4&quot;;IF([.H297]=&quot;evif&quot;;&quot;5&quot;;IF([.H297]=&quot;xis&quot;;&quot;6&quot;;IF([.H297]=&quot;neves&quot;;&quot;7&quot;;IF([.H297]=&quot;thgie&quot;;&quot;8&quot;;IF([.H297]=&quot;enin&quot;;&quot;9&quot;;IF([.H297]=&quot;orez&quot;;&quot;0&quot;;[.H297])))))))))))" office:value-type="string" office:string-value="2" calcext:value-type="string">
            <text:p>2</text:p>
          </table:table-cell>
          <table:table-cell table:style-name="ce7" table:formula="of:=IF(ISNA([.G297]);&quot;&quot;;VALUE(COM.MICROSOFT.CONCAT([.I297:.J297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foursixdrscznhfivefive49</text:p>
          </table:table-cell>
          <table:table-cell table:style-name="ce4" table:formula="of:=ORG.LIBREOFFICE.REGEX([.A298];&quot;\D&quot;;&quot;&quot;;&quot;g&quot;)" office:value-type="string" office:string-value="49" calcext:value-type="string">
            <text:p>49</text:p>
          </table:table-cell>
          <table:table-cell table:formula="of:=LEFT([.B298];1)" office:value-type="string" office:string-value="4" calcext:value-type="string">
            <text:p>4</text:p>
          </table:table-cell>
          <table:table-cell table:style-name="ce5" table:formula="of:=RIGHT([.B298];1)" office:value-type="string" office:string-value="9" calcext:value-type="string">
            <text:p>9</text:p>
          </table:table-cell>
          <table:table-cell table:formula="of:=VALUE(COM.MICROSOFT.CONCAT([.C298];[.D298]))" office:value-type="float" office:value="49" calcext:value-type="float">
            <text:p>49</text:p>
          </table:table-cell>
          <table:table-cell table:style-name="ce14" table:formula="of:=(STRREV([.A298]))" office:value-type="string" office:string-value="94evifevifhnzcsrdxisruofevif" calcext:value-type="string">
            <text:p>94evifevifhnzcsrdxisruofevif</text:p>
          </table:table-cell>
          <table:table-cell table:formula="of:=ORG.LIBREOFFICE.REGEX([.A29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98];&quot;eno|owt|eerht|ruof|evif|xis|neves|thgie|enin|orez|\d&quot;;;1)" office:value-type="string" office:string-value="9" calcext:value-type="string">
            <text:p>9</text:p>
          </table:table-cell>
          <table:table-cell table:formula="of:=IF(ISNA([.G298]);&quot;&quot;;IF([.G298]=&quot;one&quot;;&quot;1&quot;;IF([.G298]=&quot;two&quot;;&quot;2&quot;;IF([.G298]=&quot;three&quot;;&quot;3&quot;;IF([.G298]=&quot;four&quot;;&quot;4&quot;;IF([.G298]=&quot;five&quot;;&quot;5&quot;;IF([.G298]=&quot;six&quot;;&quot;6&quot;;IF([.G298]=&quot;seven&quot;;&quot;7&quot;;IF([.G298]=&quot;eight&quot;;&quot;8&quot;;IF([.G298]=&quot;nine&quot;;&quot;9&quot;;IF([.G298]=&quot;zero&quot;;&quot;0&quot;;VALUE([.G298]))))))))))))" office:value-type="string" office:string-value="5" calcext:value-type="string">
            <text:p>5</text:p>
          </table:table-cell>
          <table:table-cell table:style-name="ce7" table:formula="of:=IF(ISNA([.H298]);&quot;&quot;;IF([.H298]=&quot;eno&quot;;&quot;1&quot;;IF([.H298]=&quot;owt&quot;;&quot;2&quot;;IF([.H298]=&quot;eerht&quot;;&quot;3&quot;;IF([.H298]=&quot;ruof&quot;;&quot;4&quot;;IF([.H298]=&quot;evif&quot;;&quot;5&quot;;IF([.H298]=&quot;xis&quot;;&quot;6&quot;;IF([.H298]=&quot;neves&quot;;&quot;7&quot;;IF([.H298]=&quot;thgie&quot;;&quot;8&quot;;IF([.H298]=&quot;enin&quot;;&quot;9&quot;;IF([.H298]=&quot;orez&quot;;&quot;0&quot;;[.H298])))))))))))" office:value-type="string" office:string-value="9" calcext:value-type="string">
            <text:p>9</text:p>
          </table:table-cell>
          <table:table-cell table:formula="of:=IF(ISNA([.G298]);&quot;&quot;;VALUE(COM.MICROSOFT.CONCAT([.I298:.J298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9nlvnine</text:p>
          </table:table-cell>
          <table:table-cell table:style-name="ce4" table:formula="of:=ORG.LIBREOFFICE.REGEX([.A299];&quot;\D&quot;;&quot;&quot;;&quot;g&quot;)" office:value-type="string" office:string-value="439" calcext:value-type="string">
            <text:p>439</text:p>
          </table:table-cell>
          <table:table-cell table:formula="of:=LEFT([.B299];1)" office:value-type="string" office:string-value="4" calcext:value-type="string">
            <text:p>4</text:p>
          </table:table-cell>
          <table:table-cell table:style-name="ce5" table:formula="of:=RIGHT([.B299];1)" office:value-type="string" office:string-value="9" calcext:value-type="string">
            <text:p>9</text:p>
          </table:table-cell>
          <table:table-cell table:formula="of:=VALUE(COM.MICROSOFT.CONCAT([.C299];[.D299]))" office:value-type="float" office:value="49" calcext:value-type="float">
            <text:p>49</text:p>
          </table:table-cell>
          <table:table-cell table:style-name="ce14" table:formula="of:=(STRREV([.A299]))" office:value-type="string" office:string-value="eninvln934" calcext:value-type="string">
            <text:p>eninvln934</text:p>
          </table:table-cell>
          <table:table-cell table:formula="of:=ORG.LIBREOFFICE.REGEX([.A29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99];&quot;eno|owt|eerht|ruof|evif|xis|neves|thgie|enin|orez|\d&quot;;;1)" office:value-type="string" office:string-value="enin" calcext:value-type="string">
            <text:p>enin</text:p>
          </table:table-cell>
          <table:table-cell table:formula="of:=IF(ISNA([.G299]);&quot;&quot;;IF([.G299]=&quot;one&quot;;&quot;1&quot;;IF([.G299]=&quot;two&quot;;&quot;2&quot;;IF([.G299]=&quot;three&quot;;&quot;3&quot;;IF([.G299]=&quot;four&quot;;&quot;4&quot;;IF([.G299]=&quot;five&quot;;&quot;5&quot;;IF([.G299]=&quot;six&quot;;&quot;6&quot;;IF([.G299]=&quot;seven&quot;;&quot;7&quot;;IF([.G299]=&quot;eight&quot;;&quot;8&quot;;IF([.G299]=&quot;nine&quot;;&quot;9&quot;;IF([.G299]=&quot;zero&quot;;&quot;0&quot;;VALUE([.G299]))))))))))))" office:value-type="float" office:value="4" calcext:value-type="float">
            <text:p>4</text:p>
          </table:table-cell>
          <table:table-cell table:style-name="ce7" table:formula="of:=IF(ISNA([.H299]);&quot;&quot;;IF([.H299]=&quot;eno&quot;;&quot;1&quot;;IF([.H299]=&quot;owt&quot;;&quot;2&quot;;IF([.H299]=&quot;eerht&quot;;&quot;3&quot;;IF([.H299]=&quot;ruof&quot;;&quot;4&quot;;IF([.H299]=&quot;evif&quot;;&quot;5&quot;;IF([.H299]=&quot;xis&quot;;&quot;6&quot;;IF([.H299]=&quot;neves&quot;;&quot;7&quot;;IF([.H299]=&quot;thgie&quot;;&quot;8&quot;;IF([.H299]=&quot;enin&quot;;&quot;9&quot;;IF([.H299]=&quot;orez&quot;;&quot;0&quot;;[.H299])))))))))))" office:value-type="string" office:string-value="9" calcext:value-type="string">
            <text:p>9</text:p>
          </table:table-cell>
          <table:table-cell table:formula="of:=IF(ISNA([.G299]);&quot;&quot;;VALUE(COM.MICROSOFT.CONCAT([.I299:.J299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qxfoursix4xlslqdjvpx3l</text:p>
          </table:table-cell>
          <table:table-cell table:style-name="ce4" table:formula="of:=ORG.LIBREOFFICE.REGEX([.A300];&quot;\D&quot;;&quot;&quot;;&quot;g&quot;)" office:value-type="string" office:string-value="43" calcext:value-type="string">
            <text:p>43</text:p>
          </table:table-cell>
          <table:table-cell table:formula="of:=LEFT([.B300];1)" office:value-type="string" office:string-value="4" calcext:value-type="string">
            <text:p>4</text:p>
          </table:table-cell>
          <table:table-cell table:style-name="ce5" table:formula="of:=RIGHT([.B300];1)" office:value-type="string" office:string-value="3" calcext:value-type="string">
            <text:p>3</text:p>
          </table:table-cell>
          <table:table-cell table:formula="of:=VALUE(COM.MICROSOFT.CONCAT([.C300];[.D300]))" office:value-type="float" office:value="43" calcext:value-type="float">
            <text:p>43</text:p>
          </table:table-cell>
          <table:table-cell table:style-name="ce14" table:formula="of:=(STRREV([.A300]))" office:value-type="string" office:string-value="l3xpvjdqlslx4xisruofxqq" calcext:value-type="string">
            <text:p>l3xpvjdqlslx4xisruofxqq</text:p>
          </table:table-cell>
          <table:table-cell table:formula="of:=ORG.LIBREOFFICE.REGEX([.A300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300];&quot;eno|owt|eerht|ruof|evif|xis|neves|thgie|enin|orez|\d&quot;;;1)" office:value-type="string" office:string-value="3" calcext:value-type="string">
            <text:p>3</text:p>
          </table:table-cell>
          <table:table-cell table:formula="of:=IF(ISNA([.G300]);&quot;&quot;;IF([.G300]=&quot;one&quot;;&quot;1&quot;;IF([.G300]=&quot;two&quot;;&quot;2&quot;;IF([.G300]=&quot;three&quot;;&quot;3&quot;;IF([.G300]=&quot;four&quot;;&quot;4&quot;;IF([.G300]=&quot;five&quot;;&quot;5&quot;;IF([.G300]=&quot;six&quot;;&quot;6&quot;;IF([.G300]=&quot;seven&quot;;&quot;7&quot;;IF([.G300]=&quot;eight&quot;;&quot;8&quot;;IF([.G300]=&quot;nine&quot;;&quot;9&quot;;IF([.G300]=&quot;zero&quot;;&quot;0&quot;;VALUE([.G300]))))))))))))" office:value-type="string" office:string-value="4" calcext:value-type="string">
            <text:p>4</text:p>
          </table:table-cell>
          <table:table-cell table:style-name="ce7" table:formula="of:=IF(ISNA([.H300]);&quot;&quot;;IF([.H300]=&quot;eno&quot;;&quot;1&quot;;IF([.H300]=&quot;owt&quot;;&quot;2&quot;;IF([.H300]=&quot;eerht&quot;;&quot;3&quot;;IF([.H300]=&quot;ruof&quot;;&quot;4&quot;;IF([.H300]=&quot;evif&quot;;&quot;5&quot;;IF([.H300]=&quot;xis&quot;;&quot;6&quot;;IF([.H300]=&quot;neves&quot;;&quot;7&quot;;IF([.H300]=&quot;thgie&quot;;&quot;8&quot;;IF([.H300]=&quot;enin&quot;;&quot;9&quot;;IF([.H300]=&quot;orez&quot;;&quot;0&quot;;[.H300])))))))))))" office:value-type="string" office:string-value="3" calcext:value-type="string">
            <text:p>3</text:p>
          </table:table-cell>
          <table:table-cell table:formula="of:=IF(ISNA([.G300]);&quot;&quot;;VALUE(COM.MICROSOFT.CONCAT([.I300:.J300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knbhdtgst7</text:p>
          </table:table-cell>
          <table:table-cell table:style-name="ce4" table:formula="of:=ORG.LIBREOFFICE.REGEX([.A301];&quot;\D&quot;;&quot;&quot;;&quot;g&quot;)" office:value-type="string" office:string-value="7" calcext:value-type="string">
            <text:p>7</text:p>
          </table:table-cell>
          <table:table-cell table:formula="of:=LEFT([.B301];1)" office:value-type="string" office:string-value="7" calcext:value-type="string">
            <text:p>7</text:p>
          </table:table-cell>
          <table:table-cell table:style-name="ce5" table:formula="of:=RIGHT([.B301];1)" office:value-type="string" office:string-value="7" calcext:value-type="string">
            <text:p>7</text:p>
          </table:table-cell>
          <table:table-cell table:formula="of:=VALUE(COM.MICROSOFT.CONCAT([.C301];[.D301]))" office:value-type="float" office:value="77" calcext:value-type="float">
            <text:p>77</text:p>
          </table:table-cell>
          <table:table-cell table:style-name="ce14" table:formula="of:=(STRREV([.A301]))" office:value-type="string" office:string-value="7tsgtdhbnkpb" calcext:value-type="string">
            <text:p>7tsgtdhbnkpb</text:p>
          </table:table-cell>
          <table:table-cell table:formula="of:=ORG.LIBREOFFICE.REGEX([.A30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01];&quot;eno|owt|eerht|ruof|evif|xis|neves|thgie|enin|orez|\d&quot;;;1)" office:value-type="string" office:string-value="7" calcext:value-type="string">
            <text:p>7</text:p>
          </table:table-cell>
          <table:table-cell table:formula="of:=IF(ISNA([.G301]);&quot;&quot;;IF([.G301]=&quot;one&quot;;&quot;1&quot;;IF([.G301]=&quot;two&quot;;&quot;2&quot;;IF([.G301]=&quot;three&quot;;&quot;3&quot;;IF([.G301]=&quot;four&quot;;&quot;4&quot;;IF([.G301]=&quot;five&quot;;&quot;5&quot;;IF([.G301]=&quot;six&quot;;&quot;6&quot;;IF([.G301]=&quot;seven&quot;;&quot;7&quot;;IF([.G301]=&quot;eight&quot;;&quot;8&quot;;IF([.G301]=&quot;nine&quot;;&quot;9&quot;;IF([.G301]=&quot;zero&quot;;&quot;0&quot;;VALUE([.G301]))))))))))))" office:value-type="float" office:value="7" calcext:value-type="float">
            <text:p>7</text:p>
          </table:table-cell>
          <table:table-cell table:style-name="ce7" table:formula="of:=IF(ISNA([.H301]);&quot;&quot;;IF([.H301]=&quot;eno&quot;;&quot;1&quot;;IF([.H301]=&quot;owt&quot;;&quot;2&quot;;IF([.H301]=&quot;eerht&quot;;&quot;3&quot;;IF([.H301]=&quot;ruof&quot;;&quot;4&quot;;IF([.H301]=&quot;evif&quot;;&quot;5&quot;;IF([.H301]=&quot;xis&quot;;&quot;6&quot;;IF([.H301]=&quot;neves&quot;;&quot;7&quot;;IF([.H301]=&quot;thgie&quot;;&quot;8&quot;;IF([.H301]=&quot;enin&quot;;&quot;9&quot;;IF([.H301]=&quot;orez&quot;;&quot;0&quot;;[.H301])))))))))))" office:value-type="string" office:string-value="7" calcext:value-type="string">
            <text:p>7</text:p>
          </table:table-cell>
          <table:table-cell table:style-name="ce7" table:formula="of:=IF(ISNA([.G301]);&quot;&quot;;VALUE(COM.MICROSOFT.CONCAT([.I301:.J301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4fourddkk7cdhmdjx53</text:p>
          </table:table-cell>
          <table:table-cell table:style-name="ce4" table:formula="of:=ORG.LIBREOFFICE.REGEX([.A302];&quot;\D&quot;;&quot;&quot;;&quot;g&quot;)" office:value-type="string" office:string-value="64753" calcext:value-type="string">
            <text:p>64753</text:p>
          </table:table-cell>
          <table:table-cell table:formula="of:=LEFT([.B302];1)" office:value-type="string" office:string-value="6" calcext:value-type="string">
            <text:p>6</text:p>
          </table:table-cell>
          <table:table-cell table:style-name="ce5" table:formula="of:=RIGHT([.B302];1)" office:value-type="string" office:string-value="3" calcext:value-type="string">
            <text:p>3</text:p>
          </table:table-cell>
          <table:table-cell table:formula="of:=VALUE(COM.MICROSOFT.CONCAT([.C302];[.D302]))" office:value-type="float" office:value="63" calcext:value-type="float">
            <text:p>63</text:p>
          </table:table-cell>
          <table:table-cell table:style-name="ce14" table:formula="of:=(STRREV([.A302]))" office:value-type="string" office:string-value="35xjdmhdc7kkddruof4ruof6" calcext:value-type="string">
            <text:p>35xjdmhdc7kkddruof4ruof6</text:p>
          </table:table-cell>
          <table:table-cell table:formula="of:=ORG.LIBREOFFICE.REGEX([.A30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02];&quot;eno|owt|eerht|ruof|evif|xis|neves|thgie|enin|orez|\d&quot;;;1)" office:value-type="string" office:string-value="3" calcext:value-type="string">
            <text:p>3</text:p>
          </table:table-cell>
          <table:table-cell table:formula="of:=IF(ISNA([.G302]);&quot;&quot;;IF([.G302]=&quot;one&quot;;&quot;1&quot;;IF([.G302]=&quot;two&quot;;&quot;2&quot;;IF([.G302]=&quot;three&quot;;&quot;3&quot;;IF([.G302]=&quot;four&quot;;&quot;4&quot;;IF([.G302]=&quot;five&quot;;&quot;5&quot;;IF([.G302]=&quot;six&quot;;&quot;6&quot;;IF([.G302]=&quot;seven&quot;;&quot;7&quot;;IF([.G302]=&quot;eight&quot;;&quot;8&quot;;IF([.G302]=&quot;nine&quot;;&quot;9&quot;;IF([.G302]=&quot;zero&quot;;&quot;0&quot;;VALUE([.G302]))))))))))))" office:value-type="float" office:value="6" calcext:value-type="float">
            <text:p>6</text:p>
          </table:table-cell>
          <table:table-cell table:style-name="ce7" table:formula="of:=IF(ISNA([.H302]);&quot;&quot;;IF([.H302]=&quot;eno&quot;;&quot;1&quot;;IF([.H302]=&quot;owt&quot;;&quot;2&quot;;IF([.H302]=&quot;eerht&quot;;&quot;3&quot;;IF([.H302]=&quot;ruof&quot;;&quot;4&quot;;IF([.H302]=&quot;evif&quot;;&quot;5&quot;;IF([.H302]=&quot;xis&quot;;&quot;6&quot;;IF([.H302]=&quot;neves&quot;;&quot;7&quot;;IF([.H302]=&quot;thgie&quot;;&quot;8&quot;;IF([.H302]=&quot;enin&quot;;&quot;9&quot;;IF([.H302]=&quot;orez&quot;;&quot;0&quot;;[.H302])))))))))))" office:value-type="string" office:string-value="3" calcext:value-type="string">
            <text:p>3</text:p>
          </table:table-cell>
          <table:table-cell table:formula="of:=IF(ISNA([.G302]);&quot;&quot;;VALUE(COM.MICROSOFT.CONCAT([.I302:.J302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evenseven8two4eightfive9</text:p>
          </table:table-cell>
          <table:table-cell table:style-name="ce4" table:formula="of:=ORG.LIBREOFFICE.REGEX([.A303];&quot;\D&quot;;&quot;&quot;;&quot;g&quot;)" office:value-type="string" office:string-value="3849" calcext:value-type="string">
            <text:p>3849</text:p>
          </table:table-cell>
          <table:table-cell table:formula="of:=LEFT([.B303];1)" office:value-type="string" office:string-value="3" calcext:value-type="string">
            <text:p>3</text:p>
          </table:table-cell>
          <table:table-cell table:style-name="ce5" table:formula="of:=RIGHT([.B303];1)" office:value-type="string" office:string-value="9" calcext:value-type="string">
            <text:p>9</text:p>
          </table:table-cell>
          <table:table-cell table:formula="of:=VALUE(COM.MICROSOFT.CONCAT([.C303];[.D303]))" office:value-type="float" office:value="39" calcext:value-type="float">
            <text:p>39</text:p>
          </table:table-cell>
          <table:table-cell table:style-name="ce14" table:formula="of:=(STRREV([.A303]))" office:value-type="string" office:string-value="9evifthgie4owt8nevesneves3" calcext:value-type="string">
            <text:p>9evifthgie4owt8nevesneves3</text:p>
          </table:table-cell>
          <table:table-cell table:formula="of:=ORG.LIBREOFFICE.REGEX([.A30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03];&quot;eno|owt|eerht|ruof|evif|xis|neves|thgie|enin|orez|\d&quot;;;1)" office:value-type="string" office:string-value="9" calcext:value-type="string">
            <text:p>9</text:p>
          </table:table-cell>
          <table:table-cell table:formula="of:=IF(ISNA([.G303]);&quot;&quot;;IF([.G303]=&quot;one&quot;;&quot;1&quot;;IF([.G303]=&quot;two&quot;;&quot;2&quot;;IF([.G303]=&quot;three&quot;;&quot;3&quot;;IF([.G303]=&quot;four&quot;;&quot;4&quot;;IF([.G303]=&quot;five&quot;;&quot;5&quot;;IF([.G303]=&quot;six&quot;;&quot;6&quot;;IF([.G303]=&quot;seven&quot;;&quot;7&quot;;IF([.G303]=&quot;eight&quot;;&quot;8&quot;;IF([.G303]=&quot;nine&quot;;&quot;9&quot;;IF([.G303]=&quot;zero&quot;;&quot;0&quot;;VALUE([.G303]))))))))))))" office:value-type="float" office:value="3" calcext:value-type="float">
            <text:p>3</text:p>
          </table:table-cell>
          <table:table-cell table:style-name="ce7" table:formula="of:=IF(ISNA([.H303]);&quot;&quot;;IF([.H303]=&quot;eno&quot;;&quot;1&quot;;IF([.H303]=&quot;owt&quot;;&quot;2&quot;;IF([.H303]=&quot;eerht&quot;;&quot;3&quot;;IF([.H303]=&quot;ruof&quot;;&quot;4&quot;;IF([.H303]=&quot;evif&quot;;&quot;5&quot;;IF([.H303]=&quot;xis&quot;;&quot;6&quot;;IF([.H303]=&quot;neves&quot;;&quot;7&quot;;IF([.H303]=&quot;thgie&quot;;&quot;8&quot;;IF([.H303]=&quot;enin&quot;;&quot;9&quot;;IF([.H303]=&quot;orez&quot;;&quot;0&quot;;[.H303])))))))))))" office:value-type="string" office:string-value="9" calcext:value-type="string">
            <text:p>9</text:p>
          </table:table-cell>
          <table:table-cell table:formula="of:=IF(ISNA([.G303]);&quot;&quot;;VALUE(COM.MICROSOFT.CONCAT([.I303:.J303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j6vmnq1pqrstfkznf6</text:p>
          </table:table-cell>
          <table:table-cell table:style-name="ce4" table:formula="of:=ORG.LIBREOFFICE.REGEX([.A304];&quot;\D&quot;;&quot;&quot;;&quot;g&quot;)" office:value-type="string" office:string-value="616" calcext:value-type="string">
            <text:p>616</text:p>
          </table:table-cell>
          <table:table-cell table:formula="of:=LEFT([.B304];1)" office:value-type="string" office:string-value="6" calcext:value-type="string">
            <text:p>6</text:p>
          </table:table-cell>
          <table:table-cell table:style-name="ce5" table:formula="of:=RIGHT([.B304];1)" office:value-type="string" office:string-value="6" calcext:value-type="string">
            <text:p>6</text:p>
          </table:table-cell>
          <table:table-cell table:formula="of:=VALUE(COM.MICROSOFT.CONCAT([.C304];[.D304]))" office:value-type="float" office:value="66" calcext:value-type="float">
            <text:p>66</text:p>
          </table:table-cell>
          <table:table-cell table:style-name="ce14" table:formula="of:=(STRREV([.A304]))" office:value-type="string" office:string-value="6fnzkftsrqp1qnmv6jz" calcext:value-type="string">
            <text:p>6fnzkftsrqp1qnmv6jz</text:p>
          </table:table-cell>
          <table:table-cell table:formula="of:=ORG.LIBREOFFICE.REGEX([.A30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04];&quot;eno|owt|eerht|ruof|evif|xis|neves|thgie|enin|orez|\d&quot;;;1)" office:value-type="string" office:string-value="6" calcext:value-type="string">
            <text:p>6</text:p>
          </table:table-cell>
          <table:table-cell table:formula="of:=IF(ISNA([.G304]);&quot;&quot;;IF([.G304]=&quot;one&quot;;&quot;1&quot;;IF([.G304]=&quot;two&quot;;&quot;2&quot;;IF([.G304]=&quot;three&quot;;&quot;3&quot;;IF([.G304]=&quot;four&quot;;&quot;4&quot;;IF([.G304]=&quot;five&quot;;&quot;5&quot;;IF([.G304]=&quot;six&quot;;&quot;6&quot;;IF([.G304]=&quot;seven&quot;;&quot;7&quot;;IF([.G304]=&quot;eight&quot;;&quot;8&quot;;IF([.G304]=&quot;nine&quot;;&quot;9&quot;;IF([.G304]=&quot;zero&quot;;&quot;0&quot;;VALUE([.G304]))))))))))))" office:value-type="float" office:value="6" calcext:value-type="float">
            <text:p>6</text:p>
          </table:table-cell>
          <table:table-cell table:style-name="ce7" table:formula="of:=IF(ISNA([.H304]);&quot;&quot;;IF([.H304]=&quot;eno&quot;;&quot;1&quot;;IF([.H304]=&quot;owt&quot;;&quot;2&quot;;IF([.H304]=&quot;eerht&quot;;&quot;3&quot;;IF([.H304]=&quot;ruof&quot;;&quot;4&quot;;IF([.H304]=&quot;evif&quot;;&quot;5&quot;;IF([.H304]=&quot;xis&quot;;&quot;6&quot;;IF([.H304]=&quot;neves&quot;;&quot;7&quot;;IF([.H304]=&quot;thgie&quot;;&quot;8&quot;;IF([.H304]=&quot;enin&quot;;&quot;9&quot;;IF([.H304]=&quot;orez&quot;;&quot;0&quot;;[.H304])))))))))))" office:value-type="string" office:string-value="6" calcext:value-type="string">
            <text:p>6</text:p>
          </table:table-cell>
          <table:table-cell table:style-name="ce7" table:formula="of:=IF(ISNA([.G304]);&quot;&quot;;VALUE(COM.MICROSOFT.CONCAT([.I304:.J304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lxjzsevensixtddveightp</text:p>
          </table:table-cell>
          <table:table-cell table:style-name="ce4" table:formula="of:=ORG.LIBREOFFICE.REGEX([.A305];&quot;\D&quot;;&quot;&quot;;&quot;g&quot;)" office:value-type="string" office:string-value="7" calcext:value-type="string">
            <text:p>7</text:p>
          </table:table-cell>
          <table:table-cell table:formula="of:=LEFT([.B305];1)" office:value-type="string" office:string-value="7" calcext:value-type="string">
            <text:p>7</text:p>
          </table:table-cell>
          <table:table-cell table:style-name="ce5" table:formula="of:=RIGHT([.B305];1)" office:value-type="string" office:string-value="7" calcext:value-type="string">
            <text:p>7</text:p>
          </table:table-cell>
          <table:table-cell table:formula="of:=VALUE(COM.MICROSOFT.CONCAT([.C305];[.D305]))" office:value-type="float" office:value="77" calcext:value-type="float">
            <text:p>77</text:p>
          </table:table-cell>
          <table:table-cell table:style-name="ce14" table:formula="of:=(STRREV([.A305]))" office:value-type="string" office:string-value="pthgievddtxisneveszjxl7" calcext:value-type="string">
            <text:p>pthgievddtxisneveszjxl7</text:p>
          </table:table-cell>
          <table:table-cell table:formula="of:=ORG.LIBREOFFICE.REGEX([.A305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05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05]);&quot;&quot;;IF([.G305]=&quot;one&quot;;&quot;1&quot;;IF([.G305]=&quot;two&quot;;&quot;2&quot;;IF([.G305]=&quot;three&quot;;&quot;3&quot;;IF([.G305]=&quot;four&quot;;&quot;4&quot;;IF([.G305]=&quot;five&quot;;&quot;5&quot;;IF([.G305]=&quot;six&quot;;&quot;6&quot;;IF([.G305]=&quot;seven&quot;;&quot;7&quot;;IF([.G305]=&quot;eight&quot;;&quot;8&quot;;IF([.G305]=&quot;nine&quot;;&quot;9&quot;;IF([.G305]=&quot;zero&quot;;&quot;0&quot;;VALUE([.G305]))))))))))))" office:value-type="float" office:value="7" calcext:value-type="float">
            <text:p>7</text:p>
          </table:table-cell>
          <table:table-cell table:style-name="ce7" table:formula="of:=IF(ISNA([.H305]);&quot;&quot;;IF([.H305]=&quot;eno&quot;;&quot;1&quot;;IF([.H305]=&quot;owt&quot;;&quot;2&quot;;IF([.H305]=&quot;eerht&quot;;&quot;3&quot;;IF([.H305]=&quot;ruof&quot;;&quot;4&quot;;IF([.H305]=&quot;evif&quot;;&quot;5&quot;;IF([.H305]=&quot;xis&quot;;&quot;6&quot;;IF([.H305]=&quot;neves&quot;;&quot;7&quot;;IF([.H305]=&quot;thgie&quot;;&quot;8&quot;;IF([.H305]=&quot;enin&quot;;&quot;9&quot;;IF([.H305]=&quot;orez&quot;;&quot;0&quot;;[.H305])))))))))))" office:value-type="string" office:string-value="8" calcext:value-type="string">
            <text:p>8</text:p>
          </table:table-cell>
          <table:table-cell table:formula="of:=IF(ISNA([.G305]);&quot;&quot;;VALUE(COM.MICROSOFT.CONCAT([.I305:.J305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bzrnzmcgvqkdrznhtblp8vjnxvs57five</text:p>
          </table:table-cell>
          <table:table-cell table:style-name="ce4" table:formula="of:=ORG.LIBREOFFICE.REGEX([.A306];&quot;\D&quot;;&quot;&quot;;&quot;g&quot;)" office:value-type="string" office:string-value="857" calcext:value-type="string">
            <text:p>857</text:p>
          </table:table-cell>
          <table:table-cell table:formula="of:=LEFT([.B306];1)" office:value-type="string" office:string-value="8" calcext:value-type="string">
            <text:p>8</text:p>
          </table:table-cell>
          <table:table-cell table:style-name="ce5" table:formula="of:=RIGHT([.B306];1)" office:value-type="string" office:string-value="7" calcext:value-type="string">
            <text:p>7</text:p>
          </table:table-cell>
          <table:table-cell table:formula="of:=VALUE(COM.MICROSOFT.CONCAT([.C306];[.D306]))" office:value-type="float" office:value="87" calcext:value-type="float">
            <text:p>87</text:p>
          </table:table-cell>
          <table:table-cell table:style-name="ce14" table:formula="of:=(STRREV([.A306]))" office:value-type="string" office:string-value="evif75svxnjv8plbthnzrdkqvgcmznrzbv" calcext:value-type="string">
            <text:p>evif75svxnjv8plbthnzrdkqvgcmznrzbv</text:p>
          </table:table-cell>
          <table:table-cell table:formula="of:=ORG.LIBREOFFICE.REGEX([.A30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06];&quot;eno|owt|eerht|ruof|evif|xis|neves|thgie|enin|orez|\d&quot;;;1)" office:value-type="string" office:string-value="evif" calcext:value-type="string">
            <text:p>evif</text:p>
          </table:table-cell>
          <table:table-cell table:formula="of:=IF(ISNA([.G306]);&quot;&quot;;IF([.G306]=&quot;one&quot;;&quot;1&quot;;IF([.G306]=&quot;two&quot;;&quot;2&quot;;IF([.G306]=&quot;three&quot;;&quot;3&quot;;IF([.G306]=&quot;four&quot;;&quot;4&quot;;IF([.G306]=&quot;five&quot;;&quot;5&quot;;IF([.G306]=&quot;six&quot;;&quot;6&quot;;IF([.G306]=&quot;seven&quot;;&quot;7&quot;;IF([.G306]=&quot;eight&quot;;&quot;8&quot;;IF([.G306]=&quot;nine&quot;;&quot;9&quot;;IF([.G306]=&quot;zero&quot;;&quot;0&quot;;VALUE([.G306]))))))))))))" office:value-type="float" office:value="8" calcext:value-type="float">
            <text:p>8</text:p>
          </table:table-cell>
          <table:table-cell table:style-name="ce7" table:formula="of:=IF(ISNA([.H306]);&quot;&quot;;IF([.H306]=&quot;eno&quot;;&quot;1&quot;;IF([.H306]=&quot;owt&quot;;&quot;2&quot;;IF([.H306]=&quot;eerht&quot;;&quot;3&quot;;IF([.H306]=&quot;ruof&quot;;&quot;4&quot;;IF([.H306]=&quot;evif&quot;;&quot;5&quot;;IF([.H306]=&quot;xis&quot;;&quot;6&quot;;IF([.H306]=&quot;neves&quot;;&quot;7&quot;;IF([.H306]=&quot;thgie&quot;;&quot;8&quot;;IF([.H306]=&quot;enin&quot;;&quot;9&quot;;IF([.H306]=&quot;orez&quot;;&quot;0&quot;;[.H306])))))))))))" office:value-type="string" office:string-value="5" calcext:value-type="string">
            <text:p>5</text:p>
          </table:table-cell>
          <table:table-cell table:formula="of:=IF(ISNA([.G306]);&quot;&quot;;VALUE(COM.MICROSOFT.CONCAT([.I306:.J306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6eightzmhqvsjzseven</text:p>
          </table:table-cell>
          <table:table-cell table:style-name="ce4" table:formula="of:=ORG.LIBREOFFICE.REGEX([.A307];&quot;\D&quot;;&quot;&quot;;&quot;g&quot;)" office:value-type="string" office:string-value="6" calcext:value-type="string">
            <text:p>6</text:p>
          </table:table-cell>
          <table:table-cell table:formula="of:=LEFT([.B307];1)" office:value-type="string" office:string-value="6" calcext:value-type="string">
            <text:p>6</text:p>
          </table:table-cell>
          <table:table-cell table:style-name="ce5" table:formula="of:=RIGHT([.B307];1)" office:value-type="string" office:string-value="6" calcext:value-type="string">
            <text:p>6</text:p>
          </table:table-cell>
          <table:table-cell table:formula="of:=VALUE(COM.MICROSOFT.CONCAT([.C307];[.D307]))" office:value-type="float" office:value="66" calcext:value-type="float">
            <text:p>66</text:p>
          </table:table-cell>
          <table:table-cell table:style-name="ce14" table:formula="of:=(STRREV([.A307]))" office:value-type="string" office:string-value="neveszjsvqhmzthgie6xis" calcext:value-type="string">
            <text:p>neveszjsvqhmzthgie6xis</text:p>
          </table:table-cell>
          <table:table-cell table:formula="of:=ORG.LIBREOFFICE.REGEX([.A30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07]);&quot;&quot;;IF([.G307]=&quot;one&quot;;&quot;1&quot;;IF([.G307]=&quot;two&quot;;&quot;2&quot;;IF([.G307]=&quot;three&quot;;&quot;3&quot;;IF([.G307]=&quot;four&quot;;&quot;4&quot;;IF([.G307]=&quot;five&quot;;&quot;5&quot;;IF([.G307]=&quot;six&quot;;&quot;6&quot;;IF([.G307]=&quot;seven&quot;;&quot;7&quot;;IF([.G307]=&quot;eight&quot;;&quot;8&quot;;IF([.G307]=&quot;nine&quot;;&quot;9&quot;;IF([.G307]=&quot;zero&quot;;&quot;0&quot;;VALUE([.G307]))))))))))))" office:value-type="string" office:string-value="6" calcext:value-type="string">
            <text:p>6</text:p>
          </table:table-cell>
          <table:table-cell table:style-name="ce7" table:formula="of:=IF(ISNA([.H307]);&quot;&quot;;IF([.H307]=&quot;eno&quot;;&quot;1&quot;;IF([.H307]=&quot;owt&quot;;&quot;2&quot;;IF([.H307]=&quot;eerht&quot;;&quot;3&quot;;IF([.H307]=&quot;ruof&quot;;&quot;4&quot;;IF([.H307]=&quot;evif&quot;;&quot;5&quot;;IF([.H307]=&quot;xis&quot;;&quot;6&quot;;IF([.H307]=&quot;neves&quot;;&quot;7&quot;;IF([.H307]=&quot;thgie&quot;;&quot;8&quot;;IF([.H307]=&quot;enin&quot;;&quot;9&quot;;IF([.H307]=&quot;orez&quot;;&quot;0&quot;;[.H307])))))))))))" office:value-type="string" office:string-value="7" calcext:value-type="string">
            <text:p>7</text:p>
          </table:table-cell>
          <table:table-cell table:formula="of:=IF(ISNA([.G307]);&quot;&quot;;VALUE(COM.MICROSOFT.CONCAT([.I307:.J307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hree4nnhqsstptwo3</text:p>
          </table:table-cell>
          <table:table-cell table:style-name="ce4" table:formula="of:=ORG.LIBREOFFICE.REGEX([.A308];&quot;\D&quot;;&quot;&quot;;&quot;g&quot;)" office:value-type="string" office:string-value="943" calcext:value-type="string">
            <text:p>943</text:p>
          </table:table-cell>
          <table:table-cell table:formula="of:=LEFT([.B308];1)" office:value-type="string" office:string-value="9" calcext:value-type="string">
            <text:p>9</text:p>
          </table:table-cell>
          <table:table-cell table:style-name="ce5" table:formula="of:=RIGHT([.B308];1)" office:value-type="string" office:string-value="3" calcext:value-type="string">
            <text:p>3</text:p>
          </table:table-cell>
          <table:table-cell table:formula="of:=VALUE(COM.MICROSOFT.CONCAT([.C308];[.D308]))" office:value-type="float" office:value="93" calcext:value-type="float">
            <text:p>93</text:p>
          </table:table-cell>
          <table:table-cell table:style-name="ce14" table:formula="of:=(STRREV([.A308]))" office:value-type="string" office:string-value="3owtptssqhnn4eerht9" calcext:value-type="string">
            <text:p>3owtptssqhnn4eerht9</text:p>
          </table:table-cell>
          <table:table-cell table:formula="of:=ORG.LIBREOFFICE.REGEX([.A30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08];&quot;eno|owt|eerht|ruof|evif|xis|neves|thgie|enin|orez|\d&quot;;;1)" office:value-type="string" office:string-value="3" calcext:value-type="string">
            <text:p>3</text:p>
          </table:table-cell>
          <table:table-cell table:formula="of:=IF(ISNA([.G308]);&quot;&quot;;IF([.G308]=&quot;one&quot;;&quot;1&quot;;IF([.G308]=&quot;two&quot;;&quot;2&quot;;IF([.G308]=&quot;three&quot;;&quot;3&quot;;IF([.G308]=&quot;four&quot;;&quot;4&quot;;IF([.G308]=&quot;five&quot;;&quot;5&quot;;IF([.G308]=&quot;six&quot;;&quot;6&quot;;IF([.G308]=&quot;seven&quot;;&quot;7&quot;;IF([.G308]=&quot;eight&quot;;&quot;8&quot;;IF([.G308]=&quot;nine&quot;;&quot;9&quot;;IF([.G308]=&quot;zero&quot;;&quot;0&quot;;VALUE([.G308]))))))))))))" office:value-type="float" office:value="9" calcext:value-type="float">
            <text:p>9</text:p>
          </table:table-cell>
          <table:table-cell table:style-name="ce7" table:formula="of:=IF(ISNA([.H308]);&quot;&quot;;IF([.H308]=&quot;eno&quot;;&quot;1&quot;;IF([.H308]=&quot;owt&quot;;&quot;2&quot;;IF([.H308]=&quot;eerht&quot;;&quot;3&quot;;IF([.H308]=&quot;ruof&quot;;&quot;4&quot;;IF([.H308]=&quot;evif&quot;;&quot;5&quot;;IF([.H308]=&quot;xis&quot;;&quot;6&quot;;IF([.H308]=&quot;neves&quot;;&quot;7&quot;;IF([.H308]=&quot;thgie&quot;;&quot;8&quot;;IF([.H308]=&quot;enin&quot;;&quot;9&quot;;IF([.H308]=&quot;orez&quot;;&quot;0&quot;;[.H308])))))))))))" office:value-type="string" office:string-value="3" calcext:value-type="string">
            <text:p>3</text:p>
          </table:table-cell>
          <table:table-cell table:formula="of:=IF(ISNA([.G308]);&quot;&quot;;VALUE(COM.MICROSOFT.CONCAT([.I308:.J308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fiverdjfc96dqzeight</text:p>
          </table:table-cell>
          <table:table-cell table:style-name="ce4" table:formula="of:=ORG.LIBREOFFICE.REGEX([.A309];&quot;\D&quot;;&quot;&quot;;&quot;g&quot;)" office:value-type="string" office:string-value="96" calcext:value-type="string">
            <text:p>96</text:p>
          </table:table-cell>
          <table:table-cell table:formula="of:=LEFT([.B309];1)" office:value-type="string" office:string-value="9" calcext:value-type="string">
            <text:p>9</text:p>
          </table:table-cell>
          <table:table-cell table:style-name="ce5" table:formula="of:=RIGHT([.B309];1)" office:value-type="string" office:string-value="6" calcext:value-type="string">
            <text:p>6</text:p>
          </table:table-cell>
          <table:table-cell table:formula="of:=VALUE(COM.MICROSOFT.CONCAT([.C309];[.D309]))" office:value-type="float" office:value="96" calcext:value-type="float">
            <text:p>96</text:p>
          </table:table-cell>
          <table:table-cell table:style-name="ce14" table:formula="of:=(STRREV([.A309]))" office:value-type="string" office:string-value="thgiezqd69cfjdrevifowt" calcext:value-type="string">
            <text:p>thgiezqd69cfjdrevifowt</text:p>
          </table:table-cell>
          <table:table-cell table:formula="of:=ORG.LIBREOFFICE.REGEX([.A30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0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09]);&quot;&quot;;IF([.G309]=&quot;one&quot;;&quot;1&quot;;IF([.G309]=&quot;two&quot;;&quot;2&quot;;IF([.G309]=&quot;three&quot;;&quot;3&quot;;IF([.G309]=&quot;four&quot;;&quot;4&quot;;IF([.G309]=&quot;five&quot;;&quot;5&quot;;IF([.G309]=&quot;six&quot;;&quot;6&quot;;IF([.G309]=&quot;seven&quot;;&quot;7&quot;;IF([.G309]=&quot;eight&quot;;&quot;8&quot;;IF([.G309]=&quot;nine&quot;;&quot;9&quot;;IF([.G309]=&quot;zero&quot;;&quot;0&quot;;VALUE([.G309]))))))))))))" office:value-type="string" office:string-value="2" calcext:value-type="string">
            <text:p>2</text:p>
          </table:table-cell>
          <table:table-cell table:style-name="ce7" table:formula="of:=IF(ISNA([.H309]);&quot;&quot;;IF([.H309]=&quot;eno&quot;;&quot;1&quot;;IF([.H309]=&quot;owt&quot;;&quot;2&quot;;IF([.H309]=&quot;eerht&quot;;&quot;3&quot;;IF([.H309]=&quot;ruof&quot;;&quot;4&quot;;IF([.H309]=&quot;evif&quot;;&quot;5&quot;;IF([.H309]=&quot;xis&quot;;&quot;6&quot;;IF([.H309]=&quot;neves&quot;;&quot;7&quot;;IF([.H309]=&quot;thgie&quot;;&quot;8&quot;;IF([.H309]=&quot;enin&quot;;&quot;9&quot;;IF([.H309]=&quot;orez&quot;;&quot;0&quot;;[.H309])))))))))))" office:value-type="string" office:string-value="8" calcext:value-type="string">
            <text:p>8</text:p>
          </table:table-cell>
          <table:table-cell table:formula="of:=IF(ISNA([.G309]);&quot;&quot;;VALUE(COM.MICROSOFT.CONCAT([.I309:.J309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bgmrplfeightonek93four</text:p>
          </table:table-cell>
          <table:table-cell table:style-name="ce4" table:formula="of:=ORG.LIBREOFFICE.REGEX([.A310];&quot;\D&quot;;&quot;&quot;;&quot;g&quot;)" office:value-type="string" office:string-value="893" calcext:value-type="string">
            <text:p>893</text:p>
          </table:table-cell>
          <table:table-cell table:formula="of:=LEFT([.B310];1)" office:value-type="string" office:string-value="8" calcext:value-type="string">
            <text:p>8</text:p>
          </table:table-cell>
          <table:table-cell table:style-name="ce5" table:formula="of:=RIGHT([.B310];1)" office:value-type="string" office:string-value="3" calcext:value-type="string">
            <text:p>3</text:p>
          </table:table-cell>
          <table:table-cell table:formula="of:=VALUE(COM.MICROSOFT.CONCAT([.C310];[.D310]))" office:value-type="float" office:value="83" calcext:value-type="float">
            <text:p>83</text:p>
          </table:table-cell>
          <table:table-cell table:style-name="ce14" table:formula="of:=(STRREV([.A310]))" office:value-type="string" office:string-value="ruof39kenothgieflprmgb8xis" calcext:value-type="string">
            <text:p>ruof39kenothgieflprmgb8xis</text:p>
          </table:table-cell>
          <table:table-cell table:formula="of:=ORG.LIBREOFFICE.REGEX([.A31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10];&quot;eno|owt|eerht|ruof|evif|xis|neves|thgie|enin|orez|\d&quot;;;1)" office:value-type="string" office:string-value="ruof" calcext:value-type="string">
            <text:p>ruof</text:p>
          </table:table-cell>
          <table:table-cell table:formula="of:=IF(ISNA([.G310]);&quot;&quot;;IF([.G310]=&quot;one&quot;;&quot;1&quot;;IF([.G310]=&quot;two&quot;;&quot;2&quot;;IF([.G310]=&quot;three&quot;;&quot;3&quot;;IF([.G310]=&quot;four&quot;;&quot;4&quot;;IF([.G310]=&quot;five&quot;;&quot;5&quot;;IF([.G310]=&quot;six&quot;;&quot;6&quot;;IF([.G310]=&quot;seven&quot;;&quot;7&quot;;IF([.G310]=&quot;eight&quot;;&quot;8&quot;;IF([.G310]=&quot;nine&quot;;&quot;9&quot;;IF([.G310]=&quot;zero&quot;;&quot;0&quot;;VALUE([.G310]))))))))))))" office:value-type="string" office:string-value="6" calcext:value-type="string">
            <text:p>6</text:p>
          </table:table-cell>
          <table:table-cell table:style-name="ce7" table:formula="of:=IF(ISNA([.H310]);&quot;&quot;;IF([.H310]=&quot;eno&quot;;&quot;1&quot;;IF([.H310]=&quot;owt&quot;;&quot;2&quot;;IF([.H310]=&quot;eerht&quot;;&quot;3&quot;;IF([.H310]=&quot;ruof&quot;;&quot;4&quot;;IF([.H310]=&quot;evif&quot;;&quot;5&quot;;IF([.H310]=&quot;xis&quot;;&quot;6&quot;;IF([.H310]=&quot;neves&quot;;&quot;7&quot;;IF([.H310]=&quot;thgie&quot;;&quot;8&quot;;IF([.H310]=&quot;enin&quot;;&quot;9&quot;;IF([.H310]=&quot;orez&quot;;&quot;0&quot;;[.H310])))))))))))" office:value-type="string" office:string-value="4" calcext:value-type="string">
            <text:p>4</text:p>
          </table:table-cell>
          <table:table-cell table:formula="of:=IF(ISNA([.G310]);&quot;&quot;;VALUE(COM.MICROSOFT.CONCAT([.I310:.J310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ine4vzmf</text:p>
          </table:table-cell>
          <table:table-cell table:style-name="ce4" table:formula="of:=ORG.LIBREOFFICE.REGEX([.A311];&quot;\D&quot;;&quot;&quot;;&quot;g&quot;)" office:value-type="string" office:string-value="4" calcext:value-type="string">
            <text:p>4</text:p>
          </table:table-cell>
          <table:table-cell table:formula="of:=LEFT([.B311];1)" office:value-type="string" office:string-value="4" calcext:value-type="string">
            <text:p>4</text:p>
          </table:table-cell>
          <table:table-cell table:style-name="ce5" table:formula="of:=RIGHT([.B311];1)" office:value-type="string" office:string-value="4" calcext:value-type="string">
            <text:p>4</text:p>
          </table:table-cell>
          <table:table-cell table:formula="of:=VALUE(COM.MICROSOFT.CONCAT([.C311];[.D311]))" office:value-type="float" office:value="44" calcext:value-type="float">
            <text:p>44</text:p>
          </table:table-cell>
          <table:table-cell table:style-name="ce14" table:formula="of:=(STRREV([.A311]))" office:value-type="string" office:string-value="fmzv4eninneves" calcext:value-type="string">
            <text:p>fmzv4eninneves</text:p>
          </table:table-cell>
          <table:table-cell table:formula="of:=ORG.LIBREOFFICE.REGEX([.A31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1];&quot;eno|owt|eerht|ruof|evif|xis|neves|thgie|enin|orez|\d&quot;;;1)" office:value-type="string" office:string-value="4" calcext:value-type="string">
            <text:p>4</text:p>
          </table:table-cell>
          <table:table-cell table:formula="of:=IF(ISNA([.G311]);&quot;&quot;;IF([.G311]=&quot;one&quot;;&quot;1&quot;;IF([.G311]=&quot;two&quot;;&quot;2&quot;;IF([.G311]=&quot;three&quot;;&quot;3&quot;;IF([.G311]=&quot;four&quot;;&quot;4&quot;;IF([.G311]=&quot;five&quot;;&quot;5&quot;;IF([.G311]=&quot;six&quot;;&quot;6&quot;;IF([.G311]=&quot;seven&quot;;&quot;7&quot;;IF([.G311]=&quot;eight&quot;;&quot;8&quot;;IF([.G311]=&quot;nine&quot;;&quot;9&quot;;IF([.G311]=&quot;zero&quot;;&quot;0&quot;;VALUE([.G311]))))))))))))" office:value-type="string" office:string-value="7" calcext:value-type="string">
            <text:p>7</text:p>
          </table:table-cell>
          <table:table-cell table:style-name="ce7" table:formula="of:=IF(ISNA([.H311]);&quot;&quot;;IF([.H311]=&quot;eno&quot;;&quot;1&quot;;IF([.H311]=&quot;owt&quot;;&quot;2&quot;;IF([.H311]=&quot;eerht&quot;;&quot;3&quot;;IF([.H311]=&quot;ruof&quot;;&quot;4&quot;;IF([.H311]=&quot;evif&quot;;&quot;5&quot;;IF([.H311]=&quot;xis&quot;;&quot;6&quot;;IF([.H311]=&quot;neves&quot;;&quot;7&quot;;IF([.H311]=&quot;thgie&quot;;&quot;8&quot;;IF([.H311]=&quot;enin&quot;;&quot;9&quot;;IF([.H311]=&quot;orez&quot;;&quot;0&quot;;[.H311])))))))))))" office:value-type="string" office:string-value="4" calcext:value-type="string">
            <text:p>4</text:p>
          </table:table-cell>
          <table:table-cell table:formula="of:=IF(ISNA([.G311]);&quot;&quot;;VALUE(COM.MICROSOFT.CONCAT([.I311:.J311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4five6gfour73jpkgt</text:p>
          </table:table-cell>
          <table:table-cell table:style-name="ce4" table:formula="of:=ORG.LIBREOFFICE.REGEX([.A312];&quot;\D&quot;;&quot;&quot;;&quot;g&quot;)" office:value-type="string" office:string-value="54673" calcext:value-type="string">
            <text:p>54673</text:p>
          </table:table-cell>
          <table:table-cell table:formula="of:=LEFT([.B312];1)" office:value-type="string" office:string-value="5" calcext:value-type="string">
            <text:p>5</text:p>
          </table:table-cell>
          <table:table-cell table:style-name="ce5" table:formula="of:=RIGHT([.B312];1)" office:value-type="string" office:string-value="3" calcext:value-type="string">
            <text:p>3</text:p>
          </table:table-cell>
          <table:table-cell table:formula="of:=VALUE(COM.MICROSOFT.CONCAT([.C312];[.D312]))" office:value-type="float" office:value="53" calcext:value-type="float">
            <text:p>53</text:p>
          </table:table-cell>
          <table:table-cell table:style-name="ce14" table:formula="of:=(STRREV([.A312]))" office:value-type="string" office:string-value="tgkpj37ruofg6evif45" calcext:value-type="string">
            <text:p>tgkpj37ruofg6evif45</text:p>
          </table:table-cell>
          <table:table-cell table:formula="of:=ORG.LIBREOFFICE.REGEX([.A31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12];&quot;eno|owt|eerht|ruof|evif|xis|neves|thgie|enin|orez|\d&quot;;;1)" office:value-type="string" office:string-value="3" calcext:value-type="string">
            <text:p>3</text:p>
          </table:table-cell>
          <table:table-cell table:formula="of:=IF(ISNA([.G312]);&quot;&quot;;IF([.G312]=&quot;one&quot;;&quot;1&quot;;IF([.G312]=&quot;two&quot;;&quot;2&quot;;IF([.G312]=&quot;three&quot;;&quot;3&quot;;IF([.G312]=&quot;four&quot;;&quot;4&quot;;IF([.G312]=&quot;five&quot;;&quot;5&quot;;IF([.G312]=&quot;six&quot;;&quot;6&quot;;IF([.G312]=&quot;seven&quot;;&quot;7&quot;;IF([.G312]=&quot;eight&quot;;&quot;8&quot;;IF([.G312]=&quot;nine&quot;;&quot;9&quot;;IF([.G312]=&quot;zero&quot;;&quot;0&quot;;VALUE([.G312]))))))))))))" office:value-type="float" office:value="5" calcext:value-type="float">
            <text:p>5</text:p>
          </table:table-cell>
          <table:table-cell table:style-name="ce7" table:formula="of:=IF(ISNA([.H312]);&quot;&quot;;IF([.H312]=&quot;eno&quot;;&quot;1&quot;;IF([.H312]=&quot;owt&quot;;&quot;2&quot;;IF([.H312]=&quot;eerht&quot;;&quot;3&quot;;IF([.H312]=&quot;ruof&quot;;&quot;4&quot;;IF([.H312]=&quot;evif&quot;;&quot;5&quot;;IF([.H312]=&quot;xis&quot;;&quot;6&quot;;IF([.H312]=&quot;neves&quot;;&quot;7&quot;;IF([.H312]=&quot;thgie&quot;;&quot;8&quot;;IF([.H312]=&quot;enin&quot;;&quot;9&quot;;IF([.H312]=&quot;orez&quot;;&quot;0&quot;;[.H312])))))))))))" office:value-type="string" office:string-value="3" calcext:value-type="string">
            <text:p>3</text:p>
          </table:table-cell>
          <table:table-cell table:formula="of:=IF(ISNA([.G312]);&quot;&quot;;VALUE(COM.MICROSOFT.CONCAT([.I312:.J312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9288threeeight</text:p>
          </table:table-cell>
          <table:table-cell table:style-name="ce4" table:formula="of:=ORG.LIBREOFFICE.REGEX([.A313];&quot;\D&quot;;&quot;&quot;;&quot;g&quot;)" office:value-type="string" office:string-value="9288" calcext:value-type="string">
            <text:p>9288</text:p>
          </table:table-cell>
          <table:table-cell table:formula="of:=LEFT([.B313];1)" office:value-type="string" office:string-value="9" calcext:value-type="string">
            <text:p>9</text:p>
          </table:table-cell>
          <table:table-cell table:style-name="ce5" table:formula="of:=RIGHT([.B313];1)" office:value-type="string" office:string-value="8" calcext:value-type="string">
            <text:p>8</text:p>
          </table:table-cell>
          <table:table-cell table:formula="of:=VALUE(COM.MICROSOFT.CONCAT([.C313];[.D313]))" office:value-type="float" office:value="98" calcext:value-type="float">
            <text:p>98</text:p>
          </table:table-cell>
          <table:table-cell table:style-name="ce14" table:formula="of:=(STRREV([.A313]))" office:value-type="string" office:string-value="thgieeerht8829thgie" calcext:value-type="string">
            <text:p>thgieeerht8829thgie</text:p>
          </table:table-cell>
          <table:table-cell table:formula="of:=ORG.LIBREOFFICE.REGEX([.A31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1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13]);&quot;&quot;;IF([.G313]=&quot;one&quot;;&quot;1&quot;;IF([.G313]=&quot;two&quot;;&quot;2&quot;;IF([.G313]=&quot;three&quot;;&quot;3&quot;;IF([.G313]=&quot;four&quot;;&quot;4&quot;;IF([.G313]=&quot;five&quot;;&quot;5&quot;;IF([.G313]=&quot;six&quot;;&quot;6&quot;;IF([.G313]=&quot;seven&quot;;&quot;7&quot;;IF([.G313]=&quot;eight&quot;;&quot;8&quot;;IF([.G313]=&quot;nine&quot;;&quot;9&quot;;IF([.G313]=&quot;zero&quot;;&quot;0&quot;;VALUE([.G313]))))))))))))" office:value-type="string" office:string-value="8" calcext:value-type="string">
            <text:p>8</text:p>
          </table:table-cell>
          <table:table-cell table:style-name="ce7" table:formula="of:=IF(ISNA([.H313]);&quot;&quot;;IF([.H313]=&quot;eno&quot;;&quot;1&quot;;IF([.H313]=&quot;owt&quot;;&quot;2&quot;;IF([.H313]=&quot;eerht&quot;;&quot;3&quot;;IF([.H313]=&quot;ruof&quot;;&quot;4&quot;;IF([.H313]=&quot;evif&quot;;&quot;5&quot;;IF([.H313]=&quot;xis&quot;;&quot;6&quot;;IF([.H313]=&quot;neves&quot;;&quot;7&quot;;IF([.H313]=&quot;thgie&quot;;&quot;8&quot;;IF([.H313]=&quot;enin&quot;;&quot;9&quot;;IF([.H313]=&quot;orez&quot;;&quot;0&quot;;[.H313])))))))))))" office:value-type="string" office:string-value="8" calcext:value-type="string">
            <text:p>8</text:p>
          </table:table-cell>
          <table:table-cell table:formula="of:=IF(ISNA([.G313]);&quot;&quot;;VALUE(COM.MICROSOFT.CONCAT([.I313:.J313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krnbtseven6618vktqpmhmnine</text:p>
          </table:table-cell>
          <table:table-cell table:style-name="ce4" table:formula="of:=ORG.LIBREOFFICE.REGEX([.A314];&quot;\D&quot;;&quot;&quot;;&quot;g&quot;)" office:value-type="string" office:string-value="6618" calcext:value-type="string">
            <text:p>6618</text:p>
          </table:table-cell>
          <table:table-cell table:formula="of:=LEFT([.B314];1)" office:value-type="string" office:string-value="6" calcext:value-type="string">
            <text:p>6</text:p>
          </table:table-cell>
          <table:table-cell table:style-name="ce5" table:formula="of:=RIGHT([.B314];1)" office:value-type="string" office:string-value="8" calcext:value-type="string">
            <text:p>8</text:p>
          </table:table-cell>
          <table:table-cell table:formula="of:=VALUE(COM.MICROSOFT.CONCAT([.C314];[.D314]))" office:value-type="float" office:value="68" calcext:value-type="float">
            <text:p>68</text:p>
          </table:table-cell>
          <table:table-cell table:style-name="ce14" table:formula="of:=(STRREV([.A314]))" office:value-type="string" office:string-value="eninmhmpqtkv8166nevestbnrkjg" calcext:value-type="string">
            <text:p>eninmhmpqtkv8166nevestbnrkjg</text:p>
          </table:table-cell>
          <table:table-cell table:formula="of:=ORG.LIBREOFFICE.REGEX([.A31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4];&quot;eno|owt|eerht|ruof|evif|xis|neves|thgie|enin|orez|\d&quot;;;1)" office:value-type="string" office:string-value="enin" calcext:value-type="string">
            <text:p>enin</text:p>
          </table:table-cell>
          <table:table-cell table:formula="of:=IF(ISNA([.G314]);&quot;&quot;;IF([.G314]=&quot;one&quot;;&quot;1&quot;;IF([.G314]=&quot;two&quot;;&quot;2&quot;;IF([.G314]=&quot;three&quot;;&quot;3&quot;;IF([.G314]=&quot;four&quot;;&quot;4&quot;;IF([.G314]=&quot;five&quot;;&quot;5&quot;;IF([.G314]=&quot;six&quot;;&quot;6&quot;;IF([.G314]=&quot;seven&quot;;&quot;7&quot;;IF([.G314]=&quot;eight&quot;;&quot;8&quot;;IF([.G314]=&quot;nine&quot;;&quot;9&quot;;IF([.G314]=&quot;zero&quot;;&quot;0&quot;;VALUE([.G314]))))))))))))" office:value-type="string" office:string-value="7" calcext:value-type="string">
            <text:p>7</text:p>
          </table:table-cell>
          <table:table-cell table:style-name="ce7" table:formula="of:=IF(ISNA([.H314]);&quot;&quot;;IF([.H314]=&quot;eno&quot;;&quot;1&quot;;IF([.H314]=&quot;owt&quot;;&quot;2&quot;;IF([.H314]=&quot;eerht&quot;;&quot;3&quot;;IF([.H314]=&quot;ruof&quot;;&quot;4&quot;;IF([.H314]=&quot;evif&quot;;&quot;5&quot;;IF([.H314]=&quot;xis&quot;;&quot;6&quot;;IF([.H314]=&quot;neves&quot;;&quot;7&quot;;IF([.H314]=&quot;thgie&quot;;&quot;8&quot;;IF([.H314]=&quot;enin&quot;;&quot;9&quot;;IF([.H314]=&quot;orez&quot;;&quot;0&quot;;[.H314])))))))))))" office:value-type="string" office:string-value="9" calcext:value-type="string">
            <text:p>9</text:p>
          </table:table-cell>
          <table:table-cell table:formula="of:=IF(ISNA([.G314]);&quot;&quot;;VALUE(COM.MICROSOFT.CONCAT([.I314:.J314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jmlgzhpzdfmmkkt3fourpjkjglsd</text:p>
          </table:table-cell>
          <table:table-cell table:style-name="ce4" table:formula="of:=ORG.LIBREOFFICE.REGEX([.A315];&quot;\D&quot;;&quot;&quot;;&quot;g&quot;)" office:value-type="string" office:string-value="3" calcext:value-type="string">
            <text:p>3</text:p>
          </table:table-cell>
          <table:table-cell table:formula="of:=LEFT([.B315];1)" office:value-type="string" office:string-value="3" calcext:value-type="string">
            <text:p>3</text:p>
          </table:table-cell>
          <table:table-cell table:style-name="ce5" table:formula="of:=RIGHT([.B315];1)" office:value-type="string" office:string-value="3" calcext:value-type="string">
            <text:p>3</text:p>
          </table:table-cell>
          <table:table-cell table:formula="of:=VALUE(COM.MICROSOFT.CONCAT([.C315];[.D315]))" office:value-type="float" office:value="33" calcext:value-type="float">
            <text:p>33</text:p>
          </table:table-cell>
          <table:table-cell table:style-name="ce14" table:formula="of:=(STRREV([.A315]))" office:value-type="string" office:string-value="dslgjkjpruof3tkkmmfdzphzglmjeno" calcext:value-type="string">
            <text:p>dslgjkjpruof3tkkmmfdzphzglmjeno</text:p>
          </table:table-cell>
          <table:table-cell table:formula="of:=ORG.LIBREOFFICE.REGEX([.A315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15];&quot;eno|owt|eerht|ruof|evif|xis|neves|thgie|enin|orez|\d&quot;;;1)" office:value-type="string" office:string-value="ruof" calcext:value-type="string">
            <text:p>ruof</text:p>
          </table:table-cell>
          <table:table-cell table:formula="of:=IF(ISNA([.G315]);&quot;&quot;;IF([.G315]=&quot;one&quot;;&quot;1&quot;;IF([.G315]=&quot;two&quot;;&quot;2&quot;;IF([.G315]=&quot;three&quot;;&quot;3&quot;;IF([.G315]=&quot;four&quot;;&quot;4&quot;;IF([.G315]=&quot;five&quot;;&quot;5&quot;;IF([.G315]=&quot;six&quot;;&quot;6&quot;;IF([.G315]=&quot;seven&quot;;&quot;7&quot;;IF([.G315]=&quot;eight&quot;;&quot;8&quot;;IF([.G315]=&quot;nine&quot;;&quot;9&quot;;IF([.G315]=&quot;zero&quot;;&quot;0&quot;;VALUE([.G315]))))))))))))" office:value-type="string" office:string-value="1" calcext:value-type="string">
            <text:p>1</text:p>
          </table:table-cell>
          <table:table-cell table:style-name="ce7" table:formula="of:=IF(ISNA([.H315]);&quot;&quot;;IF([.H315]=&quot;eno&quot;;&quot;1&quot;;IF([.H315]=&quot;owt&quot;;&quot;2&quot;;IF([.H315]=&quot;eerht&quot;;&quot;3&quot;;IF([.H315]=&quot;ruof&quot;;&quot;4&quot;;IF([.H315]=&quot;evif&quot;;&quot;5&quot;;IF([.H315]=&quot;xis&quot;;&quot;6&quot;;IF([.H315]=&quot;neves&quot;;&quot;7&quot;;IF([.H315]=&quot;thgie&quot;;&quot;8&quot;;IF([.H315]=&quot;enin&quot;;&quot;9&quot;;IF([.H315]=&quot;orez&quot;;&quot;0&quot;;[.H315])))))))))))" office:value-type="string" office:string-value="4" calcext:value-type="string">
            <text:p>4</text:p>
          </table:table-cell>
          <table:table-cell table:formula="of:=IF(ISNA([.G315]);&quot;&quot;;VALUE(COM.MICROSOFT.CONCAT([.I315:.J315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qxkqjcsnine6eightxclnthree2</text:p>
          </table:table-cell>
          <table:table-cell table:style-name="ce4" table:formula="of:=ORG.LIBREOFFICE.REGEX([.A316];&quot;\D&quot;;&quot;&quot;;&quot;g&quot;)" office:value-type="string" office:string-value="62" calcext:value-type="string">
            <text:p>62</text:p>
          </table:table-cell>
          <table:table-cell table:formula="of:=LEFT([.B316];1)" office:value-type="string" office:string-value="6" calcext:value-type="string">
            <text:p>6</text:p>
          </table:table-cell>
          <table:table-cell table:style-name="ce5" table:formula="of:=RIGHT([.B316];1)" office:value-type="string" office:string-value="2" calcext:value-type="string">
            <text:p>2</text:p>
          </table:table-cell>
          <table:table-cell table:formula="of:=VALUE(COM.MICROSOFT.CONCAT([.C316];[.D316]))" office:value-type="float" office:value="62" calcext:value-type="float">
            <text:p>62</text:p>
          </table:table-cell>
          <table:table-cell table:style-name="ce14" table:formula="of:=(STRREV([.A316]))" office:value-type="string" office:string-value="2eerhtnlcxthgie6eninscjqkxqx" calcext:value-type="string">
            <text:p>2eerhtnlcxthgie6eninscjqkxqx</text:p>
          </table:table-cell>
          <table:table-cell table:formula="of:=ORG.LIBREOFFICE.REGEX([.A31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316];&quot;eno|owt|eerht|ruof|evif|xis|neves|thgie|enin|orez|\d&quot;;;1)" office:value-type="string" office:string-value="2" calcext:value-type="string">
            <text:p>2</text:p>
          </table:table-cell>
          <table:table-cell table:formula="of:=IF(ISNA([.G316]);&quot;&quot;;IF([.G316]=&quot;one&quot;;&quot;1&quot;;IF([.G316]=&quot;two&quot;;&quot;2&quot;;IF([.G316]=&quot;three&quot;;&quot;3&quot;;IF([.G316]=&quot;four&quot;;&quot;4&quot;;IF([.G316]=&quot;five&quot;;&quot;5&quot;;IF([.G316]=&quot;six&quot;;&quot;6&quot;;IF([.G316]=&quot;seven&quot;;&quot;7&quot;;IF([.G316]=&quot;eight&quot;;&quot;8&quot;;IF([.G316]=&quot;nine&quot;;&quot;9&quot;;IF([.G316]=&quot;zero&quot;;&quot;0&quot;;VALUE([.G316]))))))))))))" office:value-type="string" office:string-value="9" calcext:value-type="string">
            <text:p>9</text:p>
          </table:table-cell>
          <table:table-cell table:style-name="ce7" table:formula="of:=IF(ISNA([.H316]);&quot;&quot;;IF([.H316]=&quot;eno&quot;;&quot;1&quot;;IF([.H316]=&quot;owt&quot;;&quot;2&quot;;IF([.H316]=&quot;eerht&quot;;&quot;3&quot;;IF([.H316]=&quot;ruof&quot;;&quot;4&quot;;IF([.H316]=&quot;evif&quot;;&quot;5&quot;;IF([.H316]=&quot;xis&quot;;&quot;6&quot;;IF([.H316]=&quot;neves&quot;;&quot;7&quot;;IF([.H316]=&quot;thgie&quot;;&quot;8&quot;;IF([.H316]=&quot;enin&quot;;&quot;9&quot;;IF([.H316]=&quot;orez&quot;;&quot;0&quot;;[.H316])))))))))))" office:value-type="string" office:string-value="2" calcext:value-type="string">
            <text:p>2</text:p>
          </table:table-cell>
          <table:table-cell table:formula="of:=IF(ISNA([.G316]);&quot;&quot;;VALUE(COM.MICROSOFT.CONCAT([.I316:.J316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thhjbfivesix4gdxjbg</text:p>
          </table:table-cell>
          <table:table-cell table:style-name="ce4" table:formula="of:=ORG.LIBREOFFICE.REGEX([.A317];&quot;\D&quot;;&quot;&quot;;&quot;g&quot;)" office:value-type="string" office:string-value="4" calcext:value-type="string">
            <text:p>4</text:p>
          </table:table-cell>
          <table:table-cell table:formula="of:=LEFT([.B317];1)" office:value-type="string" office:string-value="4" calcext:value-type="string">
            <text:p>4</text:p>
          </table:table-cell>
          <table:table-cell table:style-name="ce5" table:formula="of:=RIGHT([.B317];1)" office:value-type="string" office:string-value="4" calcext:value-type="string">
            <text:p>4</text:p>
          </table:table-cell>
          <table:table-cell table:formula="of:=VALUE(COM.MICROSOFT.CONCAT([.C317];[.D317]))" office:value-type="float" office:value="44" calcext:value-type="float">
            <text:p>44</text:p>
          </table:table-cell>
          <table:table-cell table:style-name="ce14" table:formula="of:=(STRREV([.A317]))" office:value-type="string" office:string-value="gbjxdg4xisevifbjhhtmh" calcext:value-type="string">
            <text:p>gbjxdg4xisevifbjhhtmh</text:p>
          </table:table-cell>
          <table:table-cell table:formula="of:=ORG.LIBREOFFICE.REGEX([.A31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317];&quot;eno|owt|eerht|ruof|evif|xis|neves|thgie|enin|orez|\d&quot;;;1)" office:value-type="string" office:string-value="4" calcext:value-type="string">
            <text:p>4</text:p>
          </table:table-cell>
          <table:table-cell table:formula="of:=IF(ISNA([.G317]);&quot;&quot;;IF([.G317]=&quot;one&quot;;&quot;1&quot;;IF([.G317]=&quot;two&quot;;&quot;2&quot;;IF([.G317]=&quot;three&quot;;&quot;3&quot;;IF([.G317]=&quot;four&quot;;&quot;4&quot;;IF([.G317]=&quot;five&quot;;&quot;5&quot;;IF([.G317]=&quot;six&quot;;&quot;6&quot;;IF([.G317]=&quot;seven&quot;;&quot;7&quot;;IF([.G317]=&quot;eight&quot;;&quot;8&quot;;IF([.G317]=&quot;nine&quot;;&quot;9&quot;;IF([.G317]=&quot;zero&quot;;&quot;0&quot;;VALUE([.G317]))))))))))))" office:value-type="string" office:string-value="5" calcext:value-type="string">
            <text:p>5</text:p>
          </table:table-cell>
          <table:table-cell table:style-name="ce7" table:formula="of:=IF(ISNA([.H317]);&quot;&quot;;IF([.H317]=&quot;eno&quot;;&quot;1&quot;;IF([.H317]=&quot;owt&quot;;&quot;2&quot;;IF([.H317]=&quot;eerht&quot;;&quot;3&quot;;IF([.H317]=&quot;ruof&quot;;&quot;4&quot;;IF([.H317]=&quot;evif&quot;;&quot;5&quot;;IF([.H317]=&quot;xis&quot;;&quot;6&quot;;IF([.H317]=&quot;neves&quot;;&quot;7&quot;;IF([.H317]=&quot;thgie&quot;;&quot;8&quot;;IF([.H317]=&quot;enin&quot;;&quot;9&quot;;IF([.H317]=&quot;orez&quot;;&quot;0&quot;;[.H317])))))))))))" office:value-type="string" office:string-value="4" calcext:value-type="string">
            <text:p>4</text:p>
          </table:table-cell>
          <table:table-cell table:formula="of:=IF(ISNA([.G317]);&quot;&quot;;VALUE(COM.MICROSOFT.CONCAT([.I317:.J317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kpjrscqhmfone3zjhxgptlgknine</text:p>
          </table:table-cell>
          <table:table-cell table:style-name="ce4" table:formula="of:=ORG.LIBREOFFICE.REGEX([.A318];&quot;\D&quot;;&quot;&quot;;&quot;g&quot;)" office:value-type="string" office:string-value="3" calcext:value-type="string">
            <text:p>3</text:p>
          </table:table-cell>
          <table:table-cell table:formula="of:=LEFT([.B318];1)" office:value-type="string" office:string-value="3" calcext:value-type="string">
            <text:p>3</text:p>
          </table:table-cell>
          <table:table-cell table:style-name="ce5" table:formula="of:=RIGHT([.B318];1)" office:value-type="string" office:string-value="3" calcext:value-type="string">
            <text:p>3</text:p>
          </table:table-cell>
          <table:table-cell table:formula="of:=VALUE(COM.MICROSOFT.CONCAT([.C318];[.D318]))" office:value-type="float" office:value="33" calcext:value-type="float">
            <text:p>33</text:p>
          </table:table-cell>
          <table:table-cell table:style-name="ce14" table:formula="of:=(STRREV([.A318]))" office:value-type="string" office:string-value="eninkgltpgxhjz3enofmhqcsrjpkneves" calcext:value-type="string">
            <text:p>eninkgltpgxhjz3enofmhqcsrjpkneves</text:p>
          </table:table-cell>
          <table:table-cell table:formula="of:=ORG.LIBREOFFICE.REGEX([.A31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8];&quot;eno|owt|eerht|ruof|evif|xis|neves|thgie|enin|orez|\d&quot;;;1)" office:value-type="string" office:string-value="enin" calcext:value-type="string">
            <text:p>enin</text:p>
          </table:table-cell>
          <table:table-cell table:formula="of:=IF(ISNA([.G318]);&quot;&quot;;IF([.G318]=&quot;one&quot;;&quot;1&quot;;IF([.G318]=&quot;two&quot;;&quot;2&quot;;IF([.G318]=&quot;three&quot;;&quot;3&quot;;IF([.G318]=&quot;four&quot;;&quot;4&quot;;IF([.G318]=&quot;five&quot;;&quot;5&quot;;IF([.G318]=&quot;six&quot;;&quot;6&quot;;IF([.G318]=&quot;seven&quot;;&quot;7&quot;;IF([.G318]=&quot;eight&quot;;&quot;8&quot;;IF([.G318]=&quot;nine&quot;;&quot;9&quot;;IF([.G318]=&quot;zero&quot;;&quot;0&quot;;VALUE([.G318]))))))))))))" office:value-type="string" office:string-value="7" calcext:value-type="string">
            <text:p>7</text:p>
          </table:table-cell>
          <table:table-cell table:style-name="ce7" table:formula="of:=IF(ISNA([.H318]);&quot;&quot;;IF([.H318]=&quot;eno&quot;;&quot;1&quot;;IF([.H318]=&quot;owt&quot;;&quot;2&quot;;IF([.H318]=&quot;eerht&quot;;&quot;3&quot;;IF([.H318]=&quot;ruof&quot;;&quot;4&quot;;IF([.H318]=&quot;evif&quot;;&quot;5&quot;;IF([.H318]=&quot;xis&quot;;&quot;6&quot;;IF([.H318]=&quot;neves&quot;;&quot;7&quot;;IF([.H318]=&quot;thgie&quot;;&quot;8&quot;;IF([.H318]=&quot;enin&quot;;&quot;9&quot;;IF([.H318]=&quot;orez&quot;;&quot;0&quot;;[.H318])))))))))))" office:value-type="string" office:string-value="9" calcext:value-type="string">
            <text:p>9</text:p>
          </table:table-cell>
          <table:table-cell table:formula="of:=IF(ISNA([.G318]);&quot;&quot;;VALUE(COM.MICROSOFT.CONCAT([.I318:.J318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rzbfive354</text:p>
          </table:table-cell>
          <table:table-cell table:style-name="ce4" table:formula="of:=ORG.LIBREOFFICE.REGEX([.A319];&quot;\D&quot;;&quot;&quot;;&quot;g&quot;)" office:value-type="string" office:string-value="354" calcext:value-type="string">
            <text:p>354</text:p>
          </table:table-cell>
          <table:table-cell table:formula="of:=LEFT([.B319];1)" office:value-type="string" office:string-value="3" calcext:value-type="string">
            <text:p>3</text:p>
          </table:table-cell>
          <table:table-cell table:style-name="ce5" table:formula="of:=RIGHT([.B319];1)" office:value-type="string" office:string-value="4" calcext:value-type="string">
            <text:p>4</text:p>
          </table:table-cell>
          <table:table-cell table:formula="of:=VALUE(COM.MICROSOFT.CONCAT([.C319];[.D319]))" office:value-type="float" office:value="34" calcext:value-type="float">
            <text:p>34</text:p>
          </table:table-cell>
          <table:table-cell table:style-name="ce14" table:formula="of:=(STRREV([.A319]))" office:value-type="string" office:string-value="453evifbzreno" calcext:value-type="string">
            <text:p>453evifbzreno</text:p>
          </table:table-cell>
          <table:table-cell table:formula="of:=ORG.LIBREOFFICE.REGEX([.A319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19];&quot;eno|owt|eerht|ruof|evif|xis|neves|thgie|enin|orez|\d&quot;;;1)" office:value-type="string" office:string-value="4" calcext:value-type="string">
            <text:p>4</text:p>
          </table:table-cell>
          <table:table-cell table:formula="of:=IF(ISNA([.G319]);&quot;&quot;;IF([.G319]=&quot;one&quot;;&quot;1&quot;;IF([.G319]=&quot;two&quot;;&quot;2&quot;;IF([.G319]=&quot;three&quot;;&quot;3&quot;;IF([.G319]=&quot;four&quot;;&quot;4&quot;;IF([.G319]=&quot;five&quot;;&quot;5&quot;;IF([.G319]=&quot;six&quot;;&quot;6&quot;;IF([.G319]=&quot;seven&quot;;&quot;7&quot;;IF([.G319]=&quot;eight&quot;;&quot;8&quot;;IF([.G319]=&quot;nine&quot;;&quot;9&quot;;IF([.G319]=&quot;zero&quot;;&quot;0&quot;;VALUE([.G319]))))))))))))" office:value-type="string" office:string-value="1" calcext:value-type="string">
            <text:p>1</text:p>
          </table:table-cell>
          <table:table-cell table:style-name="ce7" table:formula="of:=IF(ISNA([.H319]);&quot;&quot;;IF([.H319]=&quot;eno&quot;;&quot;1&quot;;IF([.H319]=&quot;owt&quot;;&quot;2&quot;;IF([.H319]=&quot;eerht&quot;;&quot;3&quot;;IF([.H319]=&quot;ruof&quot;;&quot;4&quot;;IF([.H319]=&quot;evif&quot;;&quot;5&quot;;IF([.H319]=&quot;xis&quot;;&quot;6&quot;;IF([.H319]=&quot;neves&quot;;&quot;7&quot;;IF([.H319]=&quot;thgie&quot;;&quot;8&quot;;IF([.H319]=&quot;enin&quot;;&quot;9&quot;;IF([.H319]=&quot;orez&quot;;&quot;0&quot;;[.H319])))))))))))" office:value-type="string" office:string-value="4" calcext:value-type="string">
            <text:p>4</text:p>
          </table:table-cell>
          <table:table-cell table:formula="of:=IF(ISNA([.G319]);&quot;&quot;;VALUE(COM.MICROSOFT.CONCAT([.I319:.J319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ldh38nine</text:p>
          </table:table-cell>
          <table:table-cell table:style-name="ce4" table:formula="of:=ORG.LIBREOFFICE.REGEX([.A320];&quot;\D&quot;;&quot;&quot;;&quot;g&quot;)" office:value-type="string" office:string-value="938" calcext:value-type="string">
            <text:p>938</text:p>
          </table:table-cell>
          <table:table-cell table:formula="of:=LEFT([.B320];1)" office:value-type="string" office:string-value="9" calcext:value-type="string">
            <text:p>9</text:p>
          </table:table-cell>
          <table:table-cell table:style-name="ce5" table:formula="of:=RIGHT([.B320];1)" office:value-type="string" office:string-value="8" calcext:value-type="string">
            <text:p>8</text:p>
          </table:table-cell>
          <table:table-cell table:formula="of:=VALUE(COM.MICROSOFT.CONCAT([.C320];[.D320]))" office:value-type="float" office:value="98" calcext:value-type="float">
            <text:p>98</text:p>
          </table:table-cell>
          <table:table-cell table:style-name="ce14" table:formula="of:=(STRREV([.A320]))" office:value-type="string" office:string-value="enin83hdls9" calcext:value-type="string">
            <text:p>enin83hdls9</text:p>
          </table:table-cell>
          <table:table-cell table:formula="of:=ORG.LIBREOFFICE.REGEX([.A32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0];&quot;eno|owt|eerht|ruof|evif|xis|neves|thgie|enin|orez|\d&quot;;;1)" office:value-type="string" office:string-value="enin" calcext:value-type="string">
            <text:p>enin</text:p>
          </table:table-cell>
          <table:table-cell table:formula="of:=IF(ISNA([.G320]);&quot;&quot;;IF([.G320]=&quot;one&quot;;&quot;1&quot;;IF([.G320]=&quot;two&quot;;&quot;2&quot;;IF([.G320]=&quot;three&quot;;&quot;3&quot;;IF([.G320]=&quot;four&quot;;&quot;4&quot;;IF([.G320]=&quot;five&quot;;&quot;5&quot;;IF([.G320]=&quot;six&quot;;&quot;6&quot;;IF([.G320]=&quot;seven&quot;;&quot;7&quot;;IF([.G320]=&quot;eight&quot;;&quot;8&quot;;IF([.G320]=&quot;nine&quot;;&quot;9&quot;;IF([.G320]=&quot;zero&quot;;&quot;0&quot;;VALUE([.G320]))))))))))))" office:value-type="float" office:value="9" calcext:value-type="float">
            <text:p>9</text:p>
          </table:table-cell>
          <table:table-cell table:style-name="ce7" table:formula="of:=IF(ISNA([.H320]);&quot;&quot;;IF([.H320]=&quot;eno&quot;;&quot;1&quot;;IF([.H320]=&quot;owt&quot;;&quot;2&quot;;IF([.H320]=&quot;eerht&quot;;&quot;3&quot;;IF([.H320]=&quot;ruof&quot;;&quot;4&quot;;IF([.H320]=&quot;evif&quot;;&quot;5&quot;;IF([.H320]=&quot;xis&quot;;&quot;6&quot;;IF([.H320]=&quot;neves&quot;;&quot;7&quot;;IF([.H320]=&quot;thgie&quot;;&quot;8&quot;;IF([.H320]=&quot;enin&quot;;&quot;9&quot;;IF([.H320]=&quot;orez&quot;;&quot;0&quot;;[.H320])))))))))))" office:value-type="string" office:string-value="9" calcext:value-type="string">
            <text:p>9</text:p>
          </table:table-cell>
          <table:table-cell table:formula="of:=IF(ISNA([.G320]);&quot;&quot;;VALUE(COM.MICROSOFT.CONCAT([.I320:.J320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nine9vqdzneight</text:p>
          </table:table-cell>
          <table:table-cell table:style-name="ce4" table:formula="of:=ORG.LIBREOFFICE.REGEX([.A321];&quot;\D&quot;;&quot;&quot;;&quot;g&quot;)" office:value-type="string" office:string-value="9" calcext:value-type="string">
            <text:p>9</text:p>
          </table:table-cell>
          <table:table-cell table:formula="of:=LEFT([.B321];1)" office:value-type="string" office:string-value="9" calcext:value-type="string">
            <text:p>9</text:p>
          </table:table-cell>
          <table:table-cell table:style-name="ce5" table:formula="of:=RIGHT([.B321];1)" office:value-type="string" office:string-value="9" calcext:value-type="string">
            <text:p>9</text:p>
          </table:table-cell>
          <table:table-cell table:formula="of:=VALUE(COM.MICROSOFT.CONCAT([.C321];[.D321]))" office:value-type="float" office:value="99" calcext:value-type="float">
            <text:p>99</text:p>
          </table:table-cell>
          <table:table-cell table:style-name="ce14" table:formula="of:=(STRREV([.A321]))" office:value-type="string" office:string-value="thgienzdqv9eninowt" calcext:value-type="string">
            <text:p>thgienzdqv9eninowt</text:p>
          </table:table-cell>
          <table:table-cell table:formula="of:=ORG.LIBREOFFICE.REGEX([.A32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2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21]);&quot;&quot;;IF([.G321]=&quot;one&quot;;&quot;1&quot;;IF([.G321]=&quot;two&quot;;&quot;2&quot;;IF([.G321]=&quot;three&quot;;&quot;3&quot;;IF([.G321]=&quot;four&quot;;&quot;4&quot;;IF([.G321]=&quot;five&quot;;&quot;5&quot;;IF([.G321]=&quot;six&quot;;&quot;6&quot;;IF([.G321]=&quot;seven&quot;;&quot;7&quot;;IF([.G321]=&quot;eight&quot;;&quot;8&quot;;IF([.G321]=&quot;nine&quot;;&quot;9&quot;;IF([.G321]=&quot;zero&quot;;&quot;0&quot;;VALUE([.G321]))))))))))))" office:value-type="string" office:string-value="2" calcext:value-type="string">
            <text:p>2</text:p>
          </table:table-cell>
          <table:table-cell table:style-name="ce7" table:formula="of:=IF(ISNA([.H321]);&quot;&quot;;IF([.H321]=&quot;eno&quot;;&quot;1&quot;;IF([.H321]=&quot;owt&quot;;&quot;2&quot;;IF([.H321]=&quot;eerht&quot;;&quot;3&quot;;IF([.H321]=&quot;ruof&quot;;&quot;4&quot;;IF([.H321]=&quot;evif&quot;;&quot;5&quot;;IF([.H321]=&quot;xis&quot;;&quot;6&quot;;IF([.H321]=&quot;neves&quot;;&quot;7&quot;;IF([.H321]=&quot;thgie&quot;;&quot;8&quot;;IF([.H321]=&quot;enin&quot;;&quot;9&quot;;IF([.H321]=&quot;orez&quot;;&quot;0&quot;;[.H321])))))))))))" office:value-type="string" office:string-value="8" calcext:value-type="string">
            <text:p>8</text:p>
          </table:table-cell>
          <table:table-cell table:formula="of:=IF(ISNA([.G321]);&quot;&quot;;VALUE(COM.MICROSOFT.CONCAT([.I321:.J321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one24</text:p>
          </table:table-cell>
          <table:table-cell table:style-name="ce4" table:formula="of:=ORG.LIBREOFFICE.REGEX([.A322];&quot;\D&quot;;&quot;&quot;;&quot;g&quot;)" office:value-type="string" office:string-value="724" calcext:value-type="string">
            <text:p>724</text:p>
          </table:table-cell>
          <table:table-cell table:formula="of:=LEFT([.B322];1)" office:value-type="string" office:string-value="7" calcext:value-type="string">
            <text:p>7</text:p>
          </table:table-cell>
          <table:table-cell table:style-name="ce5" table:formula="of:=RIGHT([.B322];1)" office:value-type="string" office:string-value="4" calcext:value-type="string">
            <text:p>4</text:p>
          </table:table-cell>
          <table:table-cell table:formula="of:=VALUE(COM.MICROSOFT.CONCAT([.C322];[.D322]))" office:value-type="float" office:value="74" calcext:value-type="float">
            <text:p>74</text:p>
          </table:table-cell>
          <table:table-cell table:style-name="ce14" table:formula="of:=(STRREV([.A322]))" office:value-type="string" office:string-value="42eno7" calcext:value-type="string">
            <text:p>42eno7</text:p>
          </table:table-cell>
          <table:table-cell table:formula="of:=ORG.LIBREOFFICE.REGEX([.A32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22];&quot;eno|owt|eerht|ruof|evif|xis|neves|thgie|enin|orez|\d&quot;;;1)" office:value-type="string" office:string-value="4" calcext:value-type="string">
            <text:p>4</text:p>
          </table:table-cell>
          <table:table-cell table:formula="of:=IF(ISNA([.G322]);&quot;&quot;;IF([.G322]=&quot;one&quot;;&quot;1&quot;;IF([.G322]=&quot;two&quot;;&quot;2&quot;;IF([.G322]=&quot;three&quot;;&quot;3&quot;;IF([.G322]=&quot;four&quot;;&quot;4&quot;;IF([.G322]=&quot;five&quot;;&quot;5&quot;;IF([.G322]=&quot;six&quot;;&quot;6&quot;;IF([.G322]=&quot;seven&quot;;&quot;7&quot;;IF([.G322]=&quot;eight&quot;;&quot;8&quot;;IF([.G322]=&quot;nine&quot;;&quot;9&quot;;IF([.G322]=&quot;zero&quot;;&quot;0&quot;;VALUE([.G322]))))))))))))" office:value-type="float" office:value="7" calcext:value-type="float">
            <text:p>7</text:p>
          </table:table-cell>
          <table:table-cell table:style-name="ce7" table:formula="of:=IF(ISNA([.H322]);&quot;&quot;;IF([.H322]=&quot;eno&quot;;&quot;1&quot;;IF([.H322]=&quot;owt&quot;;&quot;2&quot;;IF([.H322]=&quot;eerht&quot;;&quot;3&quot;;IF([.H322]=&quot;ruof&quot;;&quot;4&quot;;IF([.H322]=&quot;evif&quot;;&quot;5&quot;;IF([.H322]=&quot;xis&quot;;&quot;6&quot;;IF([.H322]=&quot;neves&quot;;&quot;7&quot;;IF([.H322]=&quot;thgie&quot;;&quot;8&quot;;IF([.H322]=&quot;enin&quot;;&quot;9&quot;;IF([.H322]=&quot;orez&quot;;&quot;0&quot;;[.H322])))))))))))" office:value-type="string" office:string-value="4" calcext:value-type="string">
            <text:p>4</text:p>
          </table:table-cell>
          <table:table-cell table:formula="of:=IF(ISNA([.G322]);&quot;&quot;;VALUE(COM.MICROSOFT.CONCAT([.I322:.J322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sixtnhssqnrhbcxtchjbxspnvkcxbsfrf</text:p>
          </table:table-cell>
          <table:table-cell table:style-name="ce4" table:formula="of:=ORG.LIBREOFFICE.REGEX([.A323];&quot;\D&quot;;&quot;&quot;;&quot;g&quot;)" office:value-type="string" office:string-value="2" calcext:value-type="string">
            <text:p>2</text:p>
          </table:table-cell>
          <table:table-cell table:formula="of:=LEFT([.B323];1)" office:value-type="string" office:string-value="2" calcext:value-type="string">
            <text:p>2</text:p>
          </table:table-cell>
          <table:table-cell table:style-name="ce5" table:formula="of:=RIGHT([.B323];1)" office:value-type="string" office:string-value="2" calcext:value-type="string">
            <text:p>2</text:p>
          </table:table-cell>
          <table:table-cell table:formula="of:=VALUE(COM.MICROSOFT.CONCAT([.C323];[.D323]))" office:value-type="float" office:value="22" calcext:value-type="float">
            <text:p>22</text:p>
          </table:table-cell>
          <table:table-cell table:style-name="ce14" table:formula="of:=(STRREV([.A323]))" office:value-type="string" office:string-value="frfsbxckvnpsxbjhctxcbhrnqsshntxisevif2" calcext:value-type="string">
            <text:p>frfsbxckvnpsxbjhctxcbhrnqsshntxisevif2</text:p>
          </table:table-cell>
          <table:table-cell table:formula="of:=ORG.LIBREOFFICE.REGEX([.A323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23];&quot;eno|owt|eerht|ruof|evif|xis|neves|thgie|enin|orez|\d&quot;;;1)" office:value-type="string" office:string-value="xis" calcext:value-type="string">
            <text:p>xis</text:p>
          </table:table-cell>
          <table:table-cell table:formula="of:=IF(ISNA([.G323]);&quot;&quot;;IF([.G323]=&quot;one&quot;;&quot;1&quot;;IF([.G323]=&quot;two&quot;;&quot;2&quot;;IF([.G323]=&quot;three&quot;;&quot;3&quot;;IF([.G323]=&quot;four&quot;;&quot;4&quot;;IF([.G323]=&quot;five&quot;;&quot;5&quot;;IF([.G323]=&quot;six&quot;;&quot;6&quot;;IF([.G323]=&quot;seven&quot;;&quot;7&quot;;IF([.G323]=&quot;eight&quot;;&quot;8&quot;;IF([.G323]=&quot;nine&quot;;&quot;9&quot;;IF([.G323]=&quot;zero&quot;;&quot;0&quot;;VALUE([.G323]))))))))))))" office:value-type="float" office:value="2" calcext:value-type="float">
            <text:p>2</text:p>
          </table:table-cell>
          <table:table-cell table:style-name="ce7" table:formula="of:=IF(ISNA([.H323]);&quot;&quot;;IF([.H323]=&quot;eno&quot;;&quot;1&quot;;IF([.H323]=&quot;owt&quot;;&quot;2&quot;;IF([.H323]=&quot;eerht&quot;;&quot;3&quot;;IF([.H323]=&quot;ruof&quot;;&quot;4&quot;;IF([.H323]=&quot;evif&quot;;&quot;5&quot;;IF([.H323]=&quot;xis&quot;;&quot;6&quot;;IF([.H323]=&quot;neves&quot;;&quot;7&quot;;IF([.H323]=&quot;thgie&quot;;&quot;8&quot;;IF([.H323]=&quot;enin&quot;;&quot;9&quot;;IF([.H323]=&quot;orez&quot;;&quot;0&quot;;[.H323])))))))))))" office:value-type="string" office:string-value="6" calcext:value-type="string">
            <text:p>6</text:p>
          </table:table-cell>
          <table:table-cell table:formula="of:=IF(ISNA([.G323]);&quot;&quot;;VALUE(COM.MICROSOFT.CONCAT([.I323:.J323])))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kjpjqsnkrqnqpn99fpxfgmttxpxrd4twonebp</text:p>
          </table:table-cell>
          <table:table-cell table:style-name="ce4" table:formula="of:=ORG.LIBREOFFICE.REGEX([.A324];&quot;\D&quot;;&quot;&quot;;&quot;g&quot;)" office:value-type="string" office:string-value="994" calcext:value-type="string">
            <text:p>994</text:p>
          </table:table-cell>
          <table:table-cell table:formula="of:=LEFT([.B324];1)" office:value-type="string" office:string-value="9" calcext:value-type="string">
            <text:p>9</text:p>
          </table:table-cell>
          <table:table-cell table:style-name="ce5" table:formula="of:=RIGHT([.B324];1)" office:value-type="string" office:string-value="4" calcext:value-type="string">
            <text:p>4</text:p>
          </table:table-cell>
          <table:table-cell table:formula="of:=VALUE(COM.MICROSOFT.CONCAT([.C324];[.D324]))" office:value-type="float" office:value="94" calcext:value-type="float">
            <text:p>94</text:p>
          </table:table-cell>
          <table:table-cell table:style-name="ce14" table:formula="of:=(STRREV([.A324]))" office:value-type="string" office:string-value="pbenowt4drxpxttmgfxpf99npqnqrknsqjpjk" calcext:value-type="string">
            <text:p>pbenowt4drxpxttmgfxpf99npqnqrknsqjpjk</text:p>
          </table:table-cell>
          <table:table-cell table:formula="of:=ORG.LIBREOFFICE.REGEX([.A32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4];&quot;eno|owt|eerht|ruof|evif|xis|neves|thgie|enin|orez|\d&quot;;;1)" office:value-type="string" office:string-value="eno" calcext:value-type="string">
            <text:p>eno</text:p>
          </table:table-cell>
          <table:table-cell table:formula="of:=IF(ISNA([.G324]);&quot;&quot;;IF([.G324]=&quot;one&quot;;&quot;1&quot;;IF([.G324]=&quot;two&quot;;&quot;2&quot;;IF([.G324]=&quot;three&quot;;&quot;3&quot;;IF([.G324]=&quot;four&quot;;&quot;4&quot;;IF([.G324]=&quot;five&quot;;&quot;5&quot;;IF([.G324]=&quot;six&quot;;&quot;6&quot;;IF([.G324]=&quot;seven&quot;;&quot;7&quot;;IF([.G324]=&quot;eight&quot;;&quot;8&quot;;IF([.G324]=&quot;nine&quot;;&quot;9&quot;;IF([.G324]=&quot;zero&quot;;&quot;0&quot;;VALUE([.G324]))))))))))))" office:value-type="float" office:value="9" calcext:value-type="float">
            <text:p>9</text:p>
          </table:table-cell>
          <table:table-cell table:style-name="ce7" table:formula="of:=IF(ISNA([.H324]);&quot;&quot;;IF([.H324]=&quot;eno&quot;;&quot;1&quot;;IF([.H324]=&quot;owt&quot;;&quot;2&quot;;IF([.H324]=&quot;eerht&quot;;&quot;3&quot;;IF([.H324]=&quot;ruof&quot;;&quot;4&quot;;IF([.H324]=&quot;evif&quot;;&quot;5&quot;;IF([.H324]=&quot;xis&quot;;&quot;6&quot;;IF([.H324]=&quot;neves&quot;;&quot;7&quot;;IF([.H324]=&quot;thgie&quot;;&quot;8&quot;;IF([.H324]=&quot;enin&quot;;&quot;9&quot;;IF([.H324]=&quot;orez&quot;;&quot;0&quot;;[.H324])))))))))))" office:value-type="string" office:string-value="1" calcext:value-type="string">
            <text:p>1</text:p>
          </table:table-cell>
          <table:table-cell table:formula="of:=IF(ISNA([.G324]);&quot;&quot;;VALUE(COM.MICROSOFT.CONCAT([.I324:.J324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hfrz8zbdjtjjjngcccctwo</text:p>
          </table:table-cell>
          <table:table-cell table:style-name="ce4" table:formula="of:=ORG.LIBREOFFICE.REGEX([.A325];&quot;\D&quot;;&quot;&quot;;&quot;g&quot;)" office:value-type="string" office:string-value="8" calcext:value-type="string">
            <text:p>8</text:p>
          </table:table-cell>
          <table:table-cell table:formula="of:=LEFT([.B325];1)" office:value-type="string" office:string-value="8" calcext:value-type="string">
            <text:p>8</text:p>
          </table:table-cell>
          <table:table-cell table:style-name="ce5" table:formula="of:=RIGHT([.B325];1)" office:value-type="string" office:string-value="8" calcext:value-type="string">
            <text:p>8</text:p>
          </table:table-cell>
          <table:table-cell table:formula="of:=VALUE(COM.MICROSOFT.CONCAT([.C325];[.D325]))" office:value-type="float" office:value="88" calcext:value-type="float">
            <text:p>88</text:p>
          </table:table-cell>
          <table:table-cell table:style-name="ce14" table:formula="of:=(STRREV([.A325]))" office:value-type="string" office:string-value="owtccccgnjjjtjdbz8zrfhh" calcext:value-type="string">
            <text:p>owtccccgnjjjtjdbz8zrfhh</text:p>
          </table:table-cell>
          <table:table-cell table:formula="of:=ORG.LIBREOFFICE.REGEX([.A32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25];&quot;eno|owt|eerht|ruof|evif|xis|neves|thgie|enin|orez|\d&quot;;;1)" office:value-type="string" office:string-value="owt" calcext:value-type="string">
            <text:p>owt</text:p>
          </table:table-cell>
          <table:table-cell table:formula="of:=IF(ISNA([.G325]);&quot;&quot;;IF([.G325]=&quot;one&quot;;&quot;1&quot;;IF([.G325]=&quot;two&quot;;&quot;2&quot;;IF([.G325]=&quot;three&quot;;&quot;3&quot;;IF([.G325]=&quot;four&quot;;&quot;4&quot;;IF([.G325]=&quot;five&quot;;&quot;5&quot;;IF([.G325]=&quot;six&quot;;&quot;6&quot;;IF([.G325]=&quot;seven&quot;;&quot;7&quot;;IF([.G325]=&quot;eight&quot;;&quot;8&quot;;IF([.G325]=&quot;nine&quot;;&quot;9&quot;;IF([.G325]=&quot;zero&quot;;&quot;0&quot;;VALUE([.G325]))))))))))))" office:value-type="float" office:value="8" calcext:value-type="float">
            <text:p>8</text:p>
          </table:table-cell>
          <table:table-cell table:style-name="ce7" table:formula="of:=IF(ISNA([.H325]);&quot;&quot;;IF([.H325]=&quot;eno&quot;;&quot;1&quot;;IF([.H325]=&quot;owt&quot;;&quot;2&quot;;IF([.H325]=&quot;eerht&quot;;&quot;3&quot;;IF([.H325]=&quot;ruof&quot;;&quot;4&quot;;IF([.H325]=&quot;evif&quot;;&quot;5&quot;;IF([.H325]=&quot;xis&quot;;&quot;6&quot;;IF([.H325]=&quot;neves&quot;;&quot;7&quot;;IF([.H325]=&quot;thgie&quot;;&quot;8&quot;;IF([.H325]=&quot;enin&quot;;&quot;9&quot;;IF([.H325]=&quot;orez&quot;;&quot;0&quot;;[.H325])))))))))))" office:value-type="string" office:string-value="2" calcext:value-type="string">
            <text:p>2</text:p>
          </table:table-cell>
          <table:table-cell table:formula="of:=IF(ISNA([.G325]);&quot;&quot;;VALUE(COM.MICROSOFT.CONCAT([.I325:.J325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jhvbhrmpmmmbzcmr9four9dczbrfg</text:p>
          </table:table-cell>
          <table:table-cell table:style-name="ce4" table:formula="of:=ORG.LIBREOFFICE.REGEX([.A326];&quot;\D&quot;;&quot;&quot;;&quot;g&quot;)" office:value-type="string" office:string-value="99" calcext:value-type="string">
            <text:p>99</text:p>
          </table:table-cell>
          <table:table-cell table:formula="of:=LEFT([.B326];1)" office:value-type="string" office:string-value="9" calcext:value-type="string">
            <text:p>9</text:p>
          </table:table-cell>
          <table:table-cell table:style-name="ce5" table:formula="of:=RIGHT([.B326];1)" office:value-type="string" office:string-value="9" calcext:value-type="string">
            <text:p>9</text:p>
          </table:table-cell>
          <table:table-cell table:formula="of:=VALUE(COM.MICROSOFT.CONCAT([.C326];[.D326]))" office:value-type="float" office:value="99" calcext:value-type="float">
            <text:p>99</text:p>
          </table:table-cell>
          <table:table-cell table:style-name="ce14" table:formula="of:=(STRREV([.A326]))" office:value-type="string" office:string-value="gfrbzcd9ruof9rmczbmmmpmrhbvhjm" calcext:value-type="string">
            <text:p>gfrbzcd9ruof9rmczbmmmpmrhbvhjm</text:p>
          </table:table-cell>
          <table:table-cell table:formula="of:=ORG.LIBREOFFICE.REGEX([.A32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6];&quot;eno|owt|eerht|ruof|evif|xis|neves|thgie|enin|orez|\d&quot;;;1)" office:value-type="string" office:string-value="9" calcext:value-type="string">
            <text:p>9</text:p>
          </table:table-cell>
          <table:table-cell table:formula="of:=IF(ISNA([.G326]);&quot;&quot;;IF([.G326]=&quot;one&quot;;&quot;1&quot;;IF([.G326]=&quot;two&quot;;&quot;2&quot;;IF([.G326]=&quot;three&quot;;&quot;3&quot;;IF([.G326]=&quot;four&quot;;&quot;4&quot;;IF([.G326]=&quot;five&quot;;&quot;5&quot;;IF([.G326]=&quot;six&quot;;&quot;6&quot;;IF([.G326]=&quot;seven&quot;;&quot;7&quot;;IF([.G326]=&quot;eight&quot;;&quot;8&quot;;IF([.G326]=&quot;nine&quot;;&quot;9&quot;;IF([.G326]=&quot;zero&quot;;&quot;0&quot;;VALUE([.G326]))))))))))))" office:value-type="float" office:value="9" calcext:value-type="float">
            <text:p>9</text:p>
          </table:table-cell>
          <table:table-cell table:style-name="ce7" table:formula="of:=IF(ISNA([.H326]);&quot;&quot;;IF([.H326]=&quot;eno&quot;;&quot;1&quot;;IF([.H326]=&quot;owt&quot;;&quot;2&quot;;IF([.H326]=&quot;eerht&quot;;&quot;3&quot;;IF([.H326]=&quot;ruof&quot;;&quot;4&quot;;IF([.H326]=&quot;evif&quot;;&quot;5&quot;;IF([.H326]=&quot;xis&quot;;&quot;6&quot;;IF([.H326]=&quot;neves&quot;;&quot;7&quot;;IF([.H326]=&quot;thgie&quot;;&quot;8&quot;;IF([.H326]=&quot;enin&quot;;&quot;9&quot;;IF([.H326]=&quot;orez&quot;;&quot;0&quot;;[.H326])))))))))))" office:value-type="string" office:string-value="9" calcext:value-type="string">
            <text:p>9</text:p>
          </table:table-cell>
          <table:table-cell table:formula="of:=IF(ISNA([.G326]);&quot;&quot;;VALUE(COM.MICROSOFT.CONCAT([.I326:.J326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hbcdc99</text:p>
          </table:table-cell>
          <table:table-cell table:style-name="ce4" table:formula="of:=ORG.LIBREOFFICE.REGEX([.A327];&quot;\D&quot;;&quot;&quot;;&quot;g&quot;)" office:value-type="string" office:string-value="99" calcext:value-type="string">
            <text:p>99</text:p>
          </table:table-cell>
          <table:table-cell table:formula="of:=LEFT([.B327];1)" office:value-type="string" office:string-value="9" calcext:value-type="string">
            <text:p>9</text:p>
          </table:table-cell>
          <table:table-cell table:style-name="ce5" table:formula="of:=RIGHT([.B327];1)" office:value-type="string" office:string-value="9" calcext:value-type="string">
            <text:p>9</text:p>
          </table:table-cell>
          <table:table-cell table:formula="of:=VALUE(COM.MICROSOFT.CONCAT([.C327];[.D327]))" office:value-type="float" office:value="99" calcext:value-type="float">
            <text:p>99</text:p>
          </table:table-cell>
          <table:table-cell table:style-name="ce14" table:formula="of:=(STRREV([.A327]))" office:value-type="string" office:string-value="99cdcbhnm" calcext:value-type="string">
            <text:p>99cdcbhnm</text:p>
          </table:table-cell>
          <table:table-cell table:formula="of:=ORG.LIBREOFFICE.REGEX([.A32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7];&quot;eno|owt|eerht|ruof|evif|xis|neves|thgie|enin|orez|\d&quot;;;1)" office:value-type="string" office:string-value="9" calcext:value-type="string">
            <text:p>9</text:p>
          </table:table-cell>
          <table:table-cell table:formula="of:=IF(ISNA([.G327]);&quot;&quot;;IF([.G327]=&quot;one&quot;;&quot;1&quot;;IF([.G327]=&quot;two&quot;;&quot;2&quot;;IF([.G327]=&quot;three&quot;;&quot;3&quot;;IF([.G327]=&quot;four&quot;;&quot;4&quot;;IF([.G327]=&quot;five&quot;;&quot;5&quot;;IF([.G327]=&quot;six&quot;;&quot;6&quot;;IF([.G327]=&quot;seven&quot;;&quot;7&quot;;IF([.G327]=&quot;eight&quot;;&quot;8&quot;;IF([.G327]=&quot;nine&quot;;&quot;9&quot;;IF([.G327]=&quot;zero&quot;;&quot;0&quot;;VALUE([.G327]))))))))))))" office:value-type="float" office:value="9" calcext:value-type="float">
            <text:p>9</text:p>
          </table:table-cell>
          <table:table-cell table:style-name="ce7" table:formula="of:=IF(ISNA([.H327]);&quot;&quot;;IF([.H327]=&quot;eno&quot;;&quot;1&quot;;IF([.H327]=&quot;owt&quot;;&quot;2&quot;;IF([.H327]=&quot;eerht&quot;;&quot;3&quot;;IF([.H327]=&quot;ruof&quot;;&quot;4&quot;;IF([.H327]=&quot;evif&quot;;&quot;5&quot;;IF([.H327]=&quot;xis&quot;;&quot;6&quot;;IF([.H327]=&quot;neves&quot;;&quot;7&quot;;IF([.H327]=&quot;thgie&quot;;&quot;8&quot;;IF([.H327]=&quot;enin&quot;;&quot;9&quot;;IF([.H327]=&quot;orez&quot;;&quot;0&quot;;[.H327])))))))))))" office:value-type="string" office:string-value="9" calcext:value-type="string">
            <text:p>9</text:p>
          </table:table-cell>
          <table:table-cell table:style-name="ce7" table:formula="of:=IF(ISNA([.G327]);&quot;&quot;;VALUE(COM.MICROSOFT.CONCAT([.I327:.J32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fivedpgmrxptconebdvhfbvfvxfive17</text:p>
          </table:table-cell>
          <table:table-cell table:style-name="ce4" table:formula="of:=ORG.LIBREOFFICE.REGEX([.A328];&quot;\D&quot;;&quot;&quot;;&quot;g&quot;)" office:value-type="string" office:string-value="1117" calcext:value-type="string">
            <text:p>1117</text:p>
          </table:table-cell>
          <table:table-cell table:formula="of:=LEFT([.B328];1)" office:value-type="string" office:string-value="1" calcext:value-type="string">
            <text:p>1</text:p>
          </table:table-cell>
          <table:table-cell table:style-name="ce5" table:formula="of:=RIGHT([.B328];1)" office:value-type="string" office:string-value="7" calcext:value-type="string">
            <text:p>7</text:p>
          </table:table-cell>
          <table:table-cell table:formula="of:=VALUE(COM.MICROSOFT.CONCAT([.C328];[.D328]))" office:value-type="float" office:value="17" calcext:value-type="float">
            <text:p>17</text:p>
          </table:table-cell>
          <table:table-cell table:style-name="ce14" table:formula="of:=(STRREV([.A328]))" office:value-type="string" office:string-value="71evifxvfvbfhvdbenoctpxrmgpdevif11" calcext:value-type="string">
            <text:p>71evifxvfvbfhvdbenoctpxrmgpdevif11</text:p>
          </table:table-cell>
          <table:table-cell table:formula="of:=ORG.LIBREOFFICE.REGEX([.A328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328];&quot;eno|owt|eerht|ruof|evif|xis|neves|thgie|enin|orez|\d&quot;;;1)" office:value-type="string" office:string-value="7" calcext:value-type="string">
            <text:p>7</text:p>
          </table:table-cell>
          <table:table-cell table:formula="of:=IF(ISNA([.G328]);&quot;&quot;;IF([.G328]=&quot;one&quot;;&quot;1&quot;;IF([.G328]=&quot;two&quot;;&quot;2&quot;;IF([.G328]=&quot;three&quot;;&quot;3&quot;;IF([.G328]=&quot;four&quot;;&quot;4&quot;;IF([.G328]=&quot;five&quot;;&quot;5&quot;;IF([.G328]=&quot;six&quot;;&quot;6&quot;;IF([.G328]=&quot;seven&quot;;&quot;7&quot;;IF([.G328]=&quot;eight&quot;;&quot;8&quot;;IF([.G328]=&quot;nine&quot;;&quot;9&quot;;IF([.G328]=&quot;zero&quot;;&quot;0&quot;;VALUE([.G328]))))))))))))" office:value-type="float" office:value="1" calcext:value-type="float">
            <text:p>1</text:p>
          </table:table-cell>
          <table:table-cell table:style-name="ce7" table:formula="of:=IF(ISNA([.H328]);&quot;&quot;;IF([.H328]=&quot;eno&quot;;&quot;1&quot;;IF([.H328]=&quot;owt&quot;;&quot;2&quot;;IF([.H328]=&quot;eerht&quot;;&quot;3&quot;;IF([.H328]=&quot;ruof&quot;;&quot;4&quot;;IF([.H328]=&quot;evif&quot;;&quot;5&quot;;IF([.H328]=&quot;xis&quot;;&quot;6&quot;;IF([.H328]=&quot;neves&quot;;&quot;7&quot;;IF([.H328]=&quot;thgie&quot;;&quot;8&quot;;IF([.H328]=&quot;enin&quot;;&quot;9&quot;;IF([.H328]=&quot;orez&quot;;&quot;0&quot;;[.H328])))))))))))" office:value-type="string" office:string-value="7" calcext:value-type="string">
            <text:p>7</text:p>
          </table:table-cell>
          <table:table-cell table:formula="of:=IF(ISNA([.G328]);&quot;&quot;;VALUE(COM.MICROSOFT.CONCAT([.I328:.J328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gthreesixtwo9k5</text:p>
          </table:table-cell>
          <table:table-cell table:style-name="ce4" table:formula="of:=ORG.LIBREOFFICE.REGEX([.A329];&quot;\D&quot;;&quot;&quot;;&quot;g&quot;)" office:value-type="string" office:string-value="95" calcext:value-type="string">
            <text:p>95</text:p>
          </table:table-cell>
          <table:table-cell table:formula="of:=LEFT([.B329];1)" office:value-type="string" office:string-value="9" calcext:value-type="string">
            <text:p>9</text:p>
          </table:table-cell>
          <table:table-cell table:style-name="ce5" table:formula="of:=RIGHT([.B329];1)" office:value-type="string" office:string-value="5" calcext:value-type="string">
            <text:p>5</text:p>
          </table:table-cell>
          <table:table-cell table:formula="of:=VALUE(COM.MICROSOFT.CONCAT([.C329];[.D329]))" office:value-type="float" office:value="95" calcext:value-type="float">
            <text:p>95</text:p>
          </table:table-cell>
          <table:table-cell table:style-name="ce14" table:formula="of:=(STRREV([.A329]))" office:value-type="string" office:string-value="5k9owtxiseerhtgevif" calcext:value-type="string">
            <text:p>5k9owtxiseerhtgevif</text:p>
          </table:table-cell>
          <table:table-cell table:formula="of:=ORG.LIBREOFFICE.REGEX([.A32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329];&quot;eno|owt|eerht|ruof|evif|xis|neves|thgie|enin|orez|\d&quot;;;1)" office:value-type="string" office:string-value="5" calcext:value-type="string">
            <text:p>5</text:p>
          </table:table-cell>
          <table:table-cell table:formula="of:=IF(ISNA([.G329]);&quot;&quot;;IF([.G329]=&quot;one&quot;;&quot;1&quot;;IF([.G329]=&quot;two&quot;;&quot;2&quot;;IF([.G329]=&quot;three&quot;;&quot;3&quot;;IF([.G329]=&quot;four&quot;;&quot;4&quot;;IF([.G329]=&quot;five&quot;;&quot;5&quot;;IF([.G329]=&quot;six&quot;;&quot;6&quot;;IF([.G329]=&quot;seven&quot;;&quot;7&quot;;IF([.G329]=&quot;eight&quot;;&quot;8&quot;;IF([.G329]=&quot;nine&quot;;&quot;9&quot;;IF([.G329]=&quot;zero&quot;;&quot;0&quot;;VALUE([.G329]))))))))))))" office:value-type="string" office:string-value="5" calcext:value-type="string">
            <text:p>5</text:p>
          </table:table-cell>
          <table:table-cell table:style-name="ce7" table:formula="of:=IF(ISNA([.H329]);&quot;&quot;;IF([.H329]=&quot;eno&quot;;&quot;1&quot;;IF([.H329]=&quot;owt&quot;;&quot;2&quot;;IF([.H329]=&quot;eerht&quot;;&quot;3&quot;;IF([.H329]=&quot;ruof&quot;;&quot;4&quot;;IF([.H329]=&quot;evif&quot;;&quot;5&quot;;IF([.H329]=&quot;xis&quot;;&quot;6&quot;;IF([.H329]=&quot;neves&quot;;&quot;7&quot;;IF([.H329]=&quot;thgie&quot;;&quot;8&quot;;IF([.H329]=&quot;enin&quot;;&quot;9&quot;;IF([.H329]=&quot;orez&quot;;&quot;0&quot;;[.H329])))))))))))" office:value-type="string" office:string-value="5" calcext:value-type="string">
            <text:p>5</text:p>
          </table:table-cell>
          <table:table-cell table:formula="of:=IF(ISNA([.G329]);&quot;&quot;;VALUE(COM.MICROSOFT.CONCAT([.I329:.J329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fourtwo7zjcsfhcfnine</text:p>
          </table:table-cell>
          <table:table-cell table:style-name="ce4" table:formula="of:=ORG.LIBREOFFICE.REGEX([.A330];&quot;\D&quot;;&quot;&quot;;&quot;g&quot;)" office:value-type="string" office:string-value="7" calcext:value-type="string">
            <text:p>7</text:p>
          </table:table-cell>
          <table:table-cell table:formula="of:=LEFT([.B330];1)" office:value-type="string" office:string-value="7" calcext:value-type="string">
            <text:p>7</text:p>
          </table:table-cell>
          <table:table-cell table:style-name="ce5" table:formula="of:=RIGHT([.B330];1)" office:value-type="string" office:string-value="7" calcext:value-type="string">
            <text:p>7</text:p>
          </table:table-cell>
          <table:table-cell table:formula="of:=VALUE(COM.MICROSOFT.CONCAT([.C330];[.D330]))" office:value-type="float" office:value="77" calcext:value-type="float">
            <text:p>77</text:p>
          </table:table-cell>
          <table:table-cell table:style-name="ce14" table:formula="of:=(STRREV([.A330]))" office:value-type="string" office:string-value="eninfchfscjz7owtruofenin" calcext:value-type="string">
            <text:p>eninfchfscjz7owtruofenin</text:p>
          </table:table-cell>
          <table:table-cell table:formula="of:=ORG.LIBREOFFICE.REGEX([.A33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330];&quot;eno|owt|eerht|ruof|evif|xis|neves|thgie|enin|orez|\d&quot;;;1)" office:value-type="string" office:string-value="enin" calcext:value-type="string">
            <text:p>enin</text:p>
          </table:table-cell>
          <table:table-cell table:formula="of:=IF(ISNA([.G330]);&quot;&quot;;IF([.G330]=&quot;one&quot;;&quot;1&quot;;IF([.G330]=&quot;two&quot;;&quot;2&quot;;IF([.G330]=&quot;three&quot;;&quot;3&quot;;IF([.G330]=&quot;four&quot;;&quot;4&quot;;IF([.G330]=&quot;five&quot;;&quot;5&quot;;IF([.G330]=&quot;six&quot;;&quot;6&quot;;IF([.G330]=&quot;seven&quot;;&quot;7&quot;;IF([.G330]=&quot;eight&quot;;&quot;8&quot;;IF([.G330]=&quot;nine&quot;;&quot;9&quot;;IF([.G330]=&quot;zero&quot;;&quot;0&quot;;VALUE([.G330]))))))))))))" office:value-type="string" office:string-value="9" calcext:value-type="string">
            <text:p>9</text:p>
          </table:table-cell>
          <table:table-cell table:style-name="ce7" table:formula="of:=IF(ISNA([.H330]);&quot;&quot;;IF([.H330]=&quot;eno&quot;;&quot;1&quot;;IF([.H330]=&quot;owt&quot;;&quot;2&quot;;IF([.H330]=&quot;eerht&quot;;&quot;3&quot;;IF([.H330]=&quot;ruof&quot;;&quot;4&quot;;IF([.H330]=&quot;evif&quot;;&quot;5&quot;;IF([.H330]=&quot;xis&quot;;&quot;6&quot;;IF([.H330]=&quot;neves&quot;;&quot;7&quot;;IF([.H330]=&quot;thgie&quot;;&quot;8&quot;;IF([.H330]=&quot;enin&quot;;&quot;9&quot;;IF([.H330]=&quot;orez&quot;;&quot;0&quot;;[.H330])))))))))))" office:value-type="string" office:string-value="9" calcext:value-type="string">
            <text:p>9</text:p>
          </table:table-cell>
          <table:table-cell table:formula="of:=IF(ISNA([.G330]);&quot;&quot;;VALUE(COM.MICROSOFT.CONCAT([.I330:.J330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4" table:formula="of:=ORG.LIBREOFFICE.REGEX([.A331];&quot;\D&quot;;&quot;&quot;;&quot;g&quot;)" office:value-type="string" office:string-value="652" calcext:value-type="string">
            <text:p>652</text:p>
          </table:table-cell>
          <table:table-cell table:formula="of:=LEFT([.B331];1)" office:value-type="string" office:string-value="6" calcext:value-type="string">
            <text:p>6</text:p>
          </table:table-cell>
          <table:table-cell table:style-name="ce5" table:formula="of:=RIGHT([.B331];1)" office:value-type="string" office:string-value="2" calcext:value-type="string">
            <text:p>2</text:p>
          </table:table-cell>
          <table:table-cell table:formula="of:=VALUE(COM.MICROSOFT.CONCAT([.C331];[.D331]))" office:value-type="float" office:value="62" calcext:value-type="float">
            <text:p>62</text:p>
          </table:table-cell>
          <table:table-cell table:style-name="ce14" table:formula="of:=(STRREV([.A331]))" office:value-type="string" office:string-value="256" calcext:value-type="string">
            <text:p>256</text:p>
          </table:table-cell>
          <table:table-cell table:formula="of:=ORG.LIBREOFFICE.REGEX([.A33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31];&quot;eno|owt|eerht|ruof|evif|xis|neves|thgie|enin|orez|\d&quot;;;1)" office:value-type="string" office:string-value="2" calcext:value-type="string">
            <text:p>2</text:p>
          </table:table-cell>
          <table:table-cell table:formula="of:=IF(ISNA([.G331]);&quot;&quot;;IF([.G331]=&quot;one&quot;;&quot;1&quot;;IF([.G331]=&quot;two&quot;;&quot;2&quot;;IF([.G331]=&quot;three&quot;;&quot;3&quot;;IF([.G331]=&quot;four&quot;;&quot;4&quot;;IF([.G331]=&quot;five&quot;;&quot;5&quot;;IF([.G331]=&quot;six&quot;;&quot;6&quot;;IF([.G331]=&quot;seven&quot;;&quot;7&quot;;IF([.G331]=&quot;eight&quot;;&quot;8&quot;;IF([.G331]=&quot;nine&quot;;&quot;9&quot;;IF([.G331]=&quot;zero&quot;;&quot;0&quot;;VALUE([.G331]))))))))))))" office:value-type="float" office:value="6" calcext:value-type="float">
            <text:p>6</text:p>
          </table:table-cell>
          <table:table-cell table:style-name="ce7" table:formula="of:=IF(ISNA([.H331]);&quot;&quot;;IF([.H331]=&quot;eno&quot;;&quot;1&quot;;IF([.H331]=&quot;owt&quot;;&quot;2&quot;;IF([.H331]=&quot;eerht&quot;;&quot;3&quot;;IF([.H331]=&quot;ruof&quot;;&quot;4&quot;;IF([.H331]=&quot;evif&quot;;&quot;5&quot;;IF([.H331]=&quot;xis&quot;;&quot;6&quot;;IF([.H331]=&quot;neves&quot;;&quot;7&quot;;IF([.H331]=&quot;thgie&quot;;&quot;8&quot;;IF([.H331]=&quot;enin&quot;;&quot;9&quot;;IF([.H331]=&quot;orez&quot;;&quot;0&quot;;[.H331])))))))))))" office:value-type="string" office:string-value="2" calcext:value-type="string">
            <text:p>2</text:p>
          </table:table-cell>
          <table:table-cell table:style-name="ce7" table:formula="of:=IF(ISNA([.G331]);&quot;&quot;;VALUE(COM.MICROSOFT.CONCAT([.I331:.J331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135eight4v</text:p>
          </table:table-cell>
          <table:table-cell table:style-name="ce4" table:formula="of:=ORG.LIBREOFFICE.REGEX([.A332];&quot;\D&quot;;&quot;&quot;;&quot;g&quot;)" office:value-type="string" office:string-value="1354" calcext:value-type="string">
            <text:p>1354</text:p>
          </table:table-cell>
          <table:table-cell table:formula="of:=LEFT([.B332];1)" office:value-type="string" office:string-value="1" calcext:value-type="string">
            <text:p>1</text:p>
          </table:table-cell>
          <table:table-cell table:style-name="ce5" table:formula="of:=RIGHT([.B332];1)" office:value-type="string" office:string-value="4" calcext:value-type="string">
            <text:p>4</text:p>
          </table:table-cell>
          <table:table-cell table:formula="of:=VALUE(COM.MICROSOFT.CONCAT([.C332];[.D332]))" office:value-type="float" office:value="14" calcext:value-type="float">
            <text:p>14</text:p>
          </table:table-cell>
          <table:table-cell table:style-name="ce14" table:formula="of:=(STRREV([.A332]))" office:value-type="string" office:string-value="v4thgie531evif" calcext:value-type="string">
            <text:p>v4thgie531evif</text:p>
          </table:table-cell>
          <table:table-cell table:formula="of:=ORG.LIBREOFFICE.REGEX([.A33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332];&quot;eno|owt|eerht|ruof|evif|xis|neves|thgie|enin|orez|\d&quot;;;1)" office:value-type="string" office:string-value="4" calcext:value-type="string">
            <text:p>4</text:p>
          </table:table-cell>
          <table:table-cell table:formula="of:=IF(ISNA([.G332]);&quot;&quot;;IF([.G332]=&quot;one&quot;;&quot;1&quot;;IF([.G332]=&quot;two&quot;;&quot;2&quot;;IF([.G332]=&quot;three&quot;;&quot;3&quot;;IF([.G332]=&quot;four&quot;;&quot;4&quot;;IF([.G332]=&quot;five&quot;;&quot;5&quot;;IF([.G332]=&quot;six&quot;;&quot;6&quot;;IF([.G332]=&quot;seven&quot;;&quot;7&quot;;IF([.G332]=&quot;eight&quot;;&quot;8&quot;;IF([.G332]=&quot;nine&quot;;&quot;9&quot;;IF([.G332]=&quot;zero&quot;;&quot;0&quot;;VALUE([.G332]))))))))))))" office:value-type="string" office:string-value="5" calcext:value-type="string">
            <text:p>5</text:p>
          </table:table-cell>
          <table:table-cell table:style-name="ce7" table:formula="of:=IF(ISNA([.H332]);&quot;&quot;;IF([.H332]=&quot;eno&quot;;&quot;1&quot;;IF([.H332]=&quot;owt&quot;;&quot;2&quot;;IF([.H332]=&quot;eerht&quot;;&quot;3&quot;;IF([.H332]=&quot;ruof&quot;;&quot;4&quot;;IF([.H332]=&quot;evif&quot;;&quot;5&quot;;IF([.H332]=&quot;xis&quot;;&quot;6&quot;;IF([.H332]=&quot;neves&quot;;&quot;7&quot;;IF([.H332]=&quot;thgie&quot;;&quot;8&quot;;IF([.H332]=&quot;enin&quot;;&quot;9&quot;;IF([.H332]=&quot;orez&quot;;&quot;0&quot;;[.H332])))))))))))" office:value-type="string" office:string-value="4" calcext:value-type="string">
            <text:p>4</text:p>
          </table:table-cell>
          <table:table-cell table:formula="of:=IF(ISNA([.G332]);&quot;&quot;;VALUE(COM.MICROSOFT.CONCAT([.I332:.J332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6hsjpkf13mhmkggqqvqdmrpcttvs</text:p>
          </table:table-cell>
          <table:table-cell table:style-name="ce4" table:formula="of:=ORG.LIBREOFFICE.REGEX([.A333];&quot;\D&quot;;&quot;&quot;;&quot;g&quot;)" office:value-type="string" office:string-value="613" calcext:value-type="string">
            <text:p>613</text:p>
          </table:table-cell>
          <table:table-cell table:formula="of:=LEFT([.B333];1)" office:value-type="string" office:string-value="6" calcext:value-type="string">
            <text:p>6</text:p>
          </table:table-cell>
          <table:table-cell table:style-name="ce5" table:formula="of:=RIGHT([.B333];1)" office:value-type="string" office:string-value="3" calcext:value-type="string">
            <text:p>3</text:p>
          </table:table-cell>
          <table:table-cell table:formula="of:=VALUE(COM.MICROSOFT.CONCAT([.C333];[.D333]))" office:value-type="float" office:value="63" calcext:value-type="float">
            <text:p>63</text:p>
          </table:table-cell>
          <table:table-cell table:style-name="ce14" table:formula="of:=(STRREV([.A333]))" office:value-type="string" office:string-value="svttcprmdqvqqggkmhm31fkpjsh6thgie" calcext:value-type="string">
            <text:p>svttcprmdqvqqggkmhm31fkpjsh6thgie</text:p>
          </table:table-cell>
          <table:table-cell table:formula="of:=ORG.LIBREOFFICE.REGEX([.A33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33];&quot;eno|owt|eerht|ruof|evif|xis|neves|thgie|enin|orez|\d&quot;;;1)" office:value-type="string" office:string-value="3" calcext:value-type="string">
            <text:p>3</text:p>
          </table:table-cell>
          <table:table-cell table:formula="of:=IF(ISNA([.G333]);&quot;&quot;;IF([.G333]=&quot;one&quot;;&quot;1&quot;;IF([.G333]=&quot;two&quot;;&quot;2&quot;;IF([.G333]=&quot;three&quot;;&quot;3&quot;;IF([.G333]=&quot;four&quot;;&quot;4&quot;;IF([.G333]=&quot;five&quot;;&quot;5&quot;;IF([.G333]=&quot;six&quot;;&quot;6&quot;;IF([.G333]=&quot;seven&quot;;&quot;7&quot;;IF([.G333]=&quot;eight&quot;;&quot;8&quot;;IF([.G333]=&quot;nine&quot;;&quot;9&quot;;IF([.G333]=&quot;zero&quot;;&quot;0&quot;;VALUE([.G333]))))))))))))" office:value-type="string" office:string-value="8" calcext:value-type="string">
            <text:p>8</text:p>
          </table:table-cell>
          <table:table-cell table:style-name="ce7" table:formula="of:=IF(ISNA([.H333]);&quot;&quot;;IF([.H333]=&quot;eno&quot;;&quot;1&quot;;IF([.H333]=&quot;owt&quot;;&quot;2&quot;;IF([.H333]=&quot;eerht&quot;;&quot;3&quot;;IF([.H333]=&quot;ruof&quot;;&quot;4&quot;;IF([.H333]=&quot;evif&quot;;&quot;5&quot;;IF([.H333]=&quot;xis&quot;;&quot;6&quot;;IF([.H333]=&quot;neves&quot;;&quot;7&quot;;IF([.H333]=&quot;thgie&quot;;&quot;8&quot;;IF([.H333]=&quot;enin&quot;;&quot;9&quot;;IF([.H333]=&quot;orez&quot;;&quot;0&quot;;[.H333])))))))))))" office:value-type="string" office:string-value="3" calcext:value-type="string">
            <text:p>3</text:p>
          </table:table-cell>
          <table:table-cell table:formula="of:=IF(ISNA([.G333]);&quot;&quot;;VALUE(COM.MICROSOFT.CONCAT([.I333:.J333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xndjxvpgpthree6vjs8pkt</text:p>
          </table:table-cell>
          <table:table-cell table:style-name="ce4" table:formula="of:=ORG.LIBREOFFICE.REGEX([.A334];&quot;\D&quot;;&quot;&quot;;&quot;g&quot;)" office:value-type="string" office:string-value="68" calcext:value-type="string">
            <text:p>68</text:p>
          </table:table-cell>
          <table:table-cell table:formula="of:=LEFT([.B334];1)" office:value-type="string" office:string-value="6" calcext:value-type="string">
            <text:p>6</text:p>
          </table:table-cell>
          <table:table-cell table:style-name="ce5" table:formula="of:=RIGHT([.B334];1)" office:value-type="string" office:string-value="8" calcext:value-type="string">
            <text:p>8</text:p>
          </table:table-cell>
          <table:table-cell table:formula="of:=VALUE(COM.MICROSOFT.CONCAT([.C334];[.D334]))" office:value-type="float" office:value="68" calcext:value-type="float">
            <text:p>68</text:p>
          </table:table-cell>
          <table:table-cell table:style-name="ce14" table:formula="of:=(STRREV([.A334]))" office:value-type="string" office:string-value="tkp8sjv6eerhtpgpvxjdnxruof" calcext:value-type="string">
            <text:p>tkp8sjv6eerhtpgpvxjdnxruof</text:p>
          </table:table-cell>
          <table:table-cell table:formula="of:=ORG.LIBREOFFICE.REGEX([.A33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334];&quot;eno|owt|eerht|ruof|evif|xis|neves|thgie|enin|orez|\d&quot;;;1)" office:value-type="string" office:string-value="8" calcext:value-type="string">
            <text:p>8</text:p>
          </table:table-cell>
          <table:table-cell table:formula="of:=IF(ISNA([.G334]);&quot;&quot;;IF([.G334]=&quot;one&quot;;&quot;1&quot;;IF([.G334]=&quot;two&quot;;&quot;2&quot;;IF([.G334]=&quot;three&quot;;&quot;3&quot;;IF([.G334]=&quot;four&quot;;&quot;4&quot;;IF([.G334]=&quot;five&quot;;&quot;5&quot;;IF([.G334]=&quot;six&quot;;&quot;6&quot;;IF([.G334]=&quot;seven&quot;;&quot;7&quot;;IF([.G334]=&quot;eight&quot;;&quot;8&quot;;IF([.G334]=&quot;nine&quot;;&quot;9&quot;;IF([.G334]=&quot;zero&quot;;&quot;0&quot;;VALUE([.G334]))))))))))))" office:value-type="string" office:string-value="4" calcext:value-type="string">
            <text:p>4</text:p>
          </table:table-cell>
          <table:table-cell table:style-name="ce7" table:formula="of:=IF(ISNA([.H334]);&quot;&quot;;IF([.H334]=&quot;eno&quot;;&quot;1&quot;;IF([.H334]=&quot;owt&quot;;&quot;2&quot;;IF([.H334]=&quot;eerht&quot;;&quot;3&quot;;IF([.H334]=&quot;ruof&quot;;&quot;4&quot;;IF([.H334]=&quot;evif&quot;;&quot;5&quot;;IF([.H334]=&quot;xis&quot;;&quot;6&quot;;IF([.H334]=&quot;neves&quot;;&quot;7&quot;;IF([.H334]=&quot;thgie&quot;;&quot;8&quot;;IF([.H334]=&quot;enin&quot;;&quot;9&quot;;IF([.H334]=&quot;orez&quot;;&quot;0&quot;;[.H334])))))))))))" office:value-type="string" office:string-value="8" calcext:value-type="string">
            <text:p>8</text:p>
          </table:table-cell>
          <table:table-cell table:formula="of:=IF(ISNA([.G334]);&quot;&quot;;VALUE(COM.MICROSOFT.CONCAT([.I334:.J334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vkeight5nthreeskjqc24one</text:p>
          </table:table-cell>
          <table:table-cell table:style-name="ce4" table:formula="of:=ORG.LIBREOFFICE.REGEX([.A335];&quot;\D&quot;;&quot;&quot;;&quot;g&quot;)" office:value-type="string" office:string-value="524" calcext:value-type="string">
            <text:p>524</text:p>
          </table:table-cell>
          <table:table-cell table:formula="of:=LEFT([.B335];1)" office:value-type="string" office:string-value="5" calcext:value-type="string">
            <text:p>5</text:p>
          </table:table-cell>
          <table:table-cell table:style-name="ce5" table:formula="of:=RIGHT([.B335];1)" office:value-type="string" office:string-value="4" calcext:value-type="string">
            <text:p>4</text:p>
          </table:table-cell>
          <table:table-cell table:formula="of:=VALUE(COM.MICROSOFT.CONCAT([.C335];[.D335]))" office:value-type="float" office:value="54" calcext:value-type="float">
            <text:p>54</text:p>
          </table:table-cell>
          <table:table-cell table:style-name="ce14" table:formula="of:=(STRREV([.A335]))" office:value-type="string" office:string-value="eno42cqjkseerhtn5thgiekvl" calcext:value-type="string">
            <text:p>eno42cqjkseerhtn5thgiekvl</text:p>
          </table:table-cell>
          <table:table-cell table:formula="of:=ORG.LIBREOFFICE.REGEX([.A335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35];&quot;eno|owt|eerht|ruof|evif|xis|neves|thgie|enin|orez|\d&quot;;;1)" office:value-type="string" office:string-value="eno" calcext:value-type="string">
            <text:p>eno</text:p>
          </table:table-cell>
          <table:table-cell table:formula="of:=IF(ISNA([.G335]);&quot;&quot;;IF([.G335]=&quot;one&quot;;&quot;1&quot;;IF([.G335]=&quot;two&quot;;&quot;2&quot;;IF([.G335]=&quot;three&quot;;&quot;3&quot;;IF([.G335]=&quot;four&quot;;&quot;4&quot;;IF([.G335]=&quot;five&quot;;&quot;5&quot;;IF([.G335]=&quot;six&quot;;&quot;6&quot;;IF([.G335]=&quot;seven&quot;;&quot;7&quot;;IF([.G335]=&quot;eight&quot;;&quot;8&quot;;IF([.G335]=&quot;nine&quot;;&quot;9&quot;;IF([.G335]=&quot;zero&quot;;&quot;0&quot;;VALUE([.G335]))))))))))))" office:value-type="string" office:string-value="8" calcext:value-type="string">
            <text:p>8</text:p>
          </table:table-cell>
          <table:table-cell table:style-name="ce7" table:formula="of:=IF(ISNA([.H335]);&quot;&quot;;IF([.H335]=&quot;eno&quot;;&quot;1&quot;;IF([.H335]=&quot;owt&quot;;&quot;2&quot;;IF([.H335]=&quot;eerht&quot;;&quot;3&quot;;IF([.H335]=&quot;ruof&quot;;&quot;4&quot;;IF([.H335]=&quot;evif&quot;;&quot;5&quot;;IF([.H335]=&quot;xis&quot;;&quot;6&quot;;IF([.H335]=&quot;neves&quot;;&quot;7&quot;;IF([.H335]=&quot;thgie&quot;;&quot;8&quot;;IF([.H335]=&quot;enin&quot;;&quot;9&quot;;IF([.H335]=&quot;orez&quot;;&quot;0&quot;;[.H335])))))))))))" office:value-type="string" office:string-value="1" calcext:value-type="string">
            <text:p>1</text:p>
          </table:table-cell>
          <table:table-cell table:formula="of:=IF(ISNA([.G335]);&quot;&quot;;VALUE(COM.MICROSOFT.CONCAT([.I335:.J335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vmqth</text:p>
          </table:table-cell>
          <table:table-cell table:style-name="ce4" table:formula="of:=ORG.LIBREOFFICE.REGEX([.A336];&quot;\D&quot;;&quot;&quot;;&quot;g&quot;)" office:value-type="string" office:string-value="5" calcext:value-type="string">
            <text:p>5</text:p>
          </table:table-cell>
          <table:table-cell table:formula="of:=LEFT([.B336];1)" office:value-type="string" office:string-value="5" calcext:value-type="string">
            <text:p>5</text:p>
          </table:table-cell>
          <table:table-cell table:style-name="ce5" table:formula="of:=RIGHT([.B336];1)" office:value-type="string" office:string-value="5" calcext:value-type="string">
            <text:p>5</text:p>
          </table:table-cell>
          <table:table-cell table:formula="of:=VALUE(COM.MICROSOFT.CONCAT([.C336];[.D336]))" office:value-type="float" office:value="55" calcext:value-type="float">
            <text:p>55</text:p>
          </table:table-cell>
          <table:table-cell table:style-name="ce14" table:formula="of:=(STRREV([.A336]))" office:value-type="string" office:string-value="htqmv5" calcext:value-type="string">
            <text:p>htqmv5</text:p>
          </table:table-cell>
          <table:table-cell table:formula="of:=ORG.LIBREOFFICE.REGEX([.A33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36];&quot;eno|owt|eerht|ruof|evif|xis|neves|thgie|enin|orez|\d&quot;;;1)" office:value-type="string" office:string-value="5" calcext:value-type="string">
            <text:p>5</text:p>
          </table:table-cell>
          <table:table-cell table:formula="of:=IF(ISNA([.G336]);&quot;&quot;;IF([.G336]=&quot;one&quot;;&quot;1&quot;;IF([.G336]=&quot;two&quot;;&quot;2&quot;;IF([.G336]=&quot;three&quot;;&quot;3&quot;;IF([.G336]=&quot;four&quot;;&quot;4&quot;;IF([.G336]=&quot;five&quot;;&quot;5&quot;;IF([.G336]=&quot;six&quot;;&quot;6&quot;;IF([.G336]=&quot;seven&quot;;&quot;7&quot;;IF([.G336]=&quot;eight&quot;;&quot;8&quot;;IF([.G336]=&quot;nine&quot;;&quot;9&quot;;IF([.G336]=&quot;zero&quot;;&quot;0&quot;;VALUE([.G336]))))))))))))" office:value-type="float" office:value="5" calcext:value-type="float">
            <text:p>5</text:p>
          </table:table-cell>
          <table:table-cell table:style-name="ce7" table:formula="of:=IF(ISNA([.H336]);&quot;&quot;;IF([.H336]=&quot;eno&quot;;&quot;1&quot;;IF([.H336]=&quot;owt&quot;;&quot;2&quot;;IF([.H336]=&quot;eerht&quot;;&quot;3&quot;;IF([.H336]=&quot;ruof&quot;;&quot;4&quot;;IF([.H336]=&quot;evif&quot;;&quot;5&quot;;IF([.H336]=&quot;xis&quot;;&quot;6&quot;;IF([.H336]=&quot;neves&quot;;&quot;7&quot;;IF([.H336]=&quot;thgie&quot;;&quot;8&quot;;IF([.H336]=&quot;enin&quot;;&quot;9&quot;;IF([.H336]=&quot;orez&quot;;&quot;0&quot;;[.H336])))))))))))" office:value-type="string" office:string-value="5" calcext:value-type="string">
            <text:p>5</text:p>
          </table:table-cell>
          <table:table-cell table:style-name="ce7" table:formula="of:=IF(ISNA([.G336]);&quot;&quot;;VALUE(COM.MICROSOFT.CONCAT([.I336:.J336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lmjpflgsix91fourlfldlgmn7</text:p>
          </table:table-cell>
          <table:table-cell table:style-name="ce4" table:formula="of:=ORG.LIBREOFFICE.REGEX([.A337];&quot;\D&quot;;&quot;&quot;;&quot;g&quot;)" office:value-type="string" office:string-value="1917" calcext:value-type="string">
            <text:p>1917</text:p>
          </table:table-cell>
          <table:table-cell table:formula="of:=LEFT([.B337];1)" office:value-type="string" office:string-value="1" calcext:value-type="string">
            <text:p>1</text:p>
          </table:table-cell>
          <table:table-cell table:style-name="ce5" table:formula="of:=RIGHT([.B337];1)" office:value-type="string" office:string-value="7" calcext:value-type="string">
            <text:p>7</text:p>
          </table:table-cell>
          <table:table-cell table:formula="of:=VALUE(COM.MICROSOFT.CONCAT([.C337];[.D337]))" office:value-type="float" office:value="17" calcext:value-type="float">
            <text:p>17</text:p>
          </table:table-cell>
          <table:table-cell table:style-name="ce14" table:formula="of:=(STRREV([.A337]))" office:value-type="string" office:string-value="7nmgldlflruof19xisglfpjml1" calcext:value-type="string">
            <text:p>7nmgldlflruof19xisglfpjml1</text:p>
          </table:table-cell>
          <table:table-cell table:formula="of:=ORG.LIBREOFFICE.REGEX([.A33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337];&quot;eno|owt|eerht|ruof|evif|xis|neves|thgie|enin|orez|\d&quot;;;1)" office:value-type="string" office:string-value="7" calcext:value-type="string">
            <text:p>7</text:p>
          </table:table-cell>
          <table:table-cell table:formula="of:=IF(ISNA([.G337]);&quot;&quot;;IF([.G337]=&quot;one&quot;;&quot;1&quot;;IF([.G337]=&quot;two&quot;;&quot;2&quot;;IF([.G337]=&quot;three&quot;;&quot;3&quot;;IF([.G337]=&quot;four&quot;;&quot;4&quot;;IF([.G337]=&quot;five&quot;;&quot;5&quot;;IF([.G337]=&quot;six&quot;;&quot;6&quot;;IF([.G337]=&quot;seven&quot;;&quot;7&quot;;IF([.G337]=&quot;eight&quot;;&quot;8&quot;;IF([.G337]=&quot;nine&quot;;&quot;9&quot;;IF([.G337]=&quot;zero&quot;;&quot;0&quot;;VALUE([.G337]))))))))))))" office:value-type="float" office:value="1" calcext:value-type="float">
            <text:p>1</text:p>
          </table:table-cell>
          <table:table-cell table:style-name="ce7" table:formula="of:=IF(ISNA([.H337]);&quot;&quot;;IF([.H337]=&quot;eno&quot;;&quot;1&quot;;IF([.H337]=&quot;owt&quot;;&quot;2&quot;;IF([.H337]=&quot;eerht&quot;;&quot;3&quot;;IF([.H337]=&quot;ruof&quot;;&quot;4&quot;;IF([.H337]=&quot;evif&quot;;&quot;5&quot;;IF([.H337]=&quot;xis&quot;;&quot;6&quot;;IF([.H337]=&quot;neves&quot;;&quot;7&quot;;IF([.H337]=&quot;thgie&quot;;&quot;8&quot;;IF([.H337]=&quot;enin&quot;;&quot;9&quot;;IF([.H337]=&quot;orez&quot;;&quot;0&quot;;[.H337])))))))))))" office:value-type="string" office:string-value="7" calcext:value-type="string">
            <text:p>7</text:p>
          </table:table-cell>
          <table:table-cell table:formula="of:=IF(ISNA([.G337]);&quot;&quot;;VALUE(COM.MICROSOFT.CONCAT([.I337:.J33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pnxblthreebzztvrfg3done</text:p>
          </table:table-cell>
          <table:table-cell table:style-name="ce4" table:formula="of:=ORG.LIBREOFFICE.REGEX([.A338];&quot;\D&quot;;&quot;&quot;;&quot;g&quot;)" office:value-type="string" office:string-value="3" calcext:value-type="string">
            <text:p>3</text:p>
          </table:table-cell>
          <table:table-cell table:formula="of:=LEFT([.B338];1)" office:value-type="string" office:string-value="3" calcext:value-type="string">
            <text:p>3</text:p>
          </table:table-cell>
          <table:table-cell table:style-name="ce5" table:formula="of:=RIGHT([.B338];1)" office:value-type="string" office:string-value="3" calcext:value-type="string">
            <text:p>3</text:p>
          </table:table-cell>
          <table:table-cell table:formula="of:=VALUE(COM.MICROSOFT.CONCAT([.C338];[.D338]))" office:value-type="float" office:value="33" calcext:value-type="float">
            <text:p>33</text:p>
          </table:table-cell>
          <table:table-cell table:style-name="ce14" table:formula="of:=(STRREV([.A338]))" office:value-type="string" office:string-value="enod3gfrvtzzbeerhtlbxnplj" calcext:value-type="string">
            <text:p>enod3gfrvtzzbeerhtlbxnplj</text:p>
          </table:table-cell>
          <table:table-cell table:formula="of:=ORG.LIBREOFFICE.REGEX([.A33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38];&quot;eno|owt|eerht|ruof|evif|xis|neves|thgie|enin|orez|\d&quot;;;1)" office:value-type="string" office:string-value="eno" calcext:value-type="string">
            <text:p>eno</text:p>
          </table:table-cell>
          <table:table-cell table:formula="of:=IF(ISNA([.G338]);&quot;&quot;;IF([.G338]=&quot;one&quot;;&quot;1&quot;;IF([.G338]=&quot;two&quot;;&quot;2&quot;;IF([.G338]=&quot;three&quot;;&quot;3&quot;;IF([.G338]=&quot;four&quot;;&quot;4&quot;;IF([.G338]=&quot;five&quot;;&quot;5&quot;;IF([.G338]=&quot;six&quot;;&quot;6&quot;;IF([.G338]=&quot;seven&quot;;&quot;7&quot;;IF([.G338]=&quot;eight&quot;;&quot;8&quot;;IF([.G338]=&quot;nine&quot;;&quot;9&quot;;IF([.G338]=&quot;zero&quot;;&quot;0&quot;;VALUE([.G338]))))))))))))" office:value-type="string" office:string-value="3" calcext:value-type="string">
            <text:p>3</text:p>
          </table:table-cell>
          <table:table-cell table:style-name="ce7" table:formula="of:=IF(ISNA([.H338]);&quot;&quot;;IF([.H338]=&quot;eno&quot;;&quot;1&quot;;IF([.H338]=&quot;owt&quot;;&quot;2&quot;;IF([.H338]=&quot;eerht&quot;;&quot;3&quot;;IF([.H338]=&quot;ruof&quot;;&quot;4&quot;;IF([.H338]=&quot;evif&quot;;&quot;5&quot;;IF([.H338]=&quot;xis&quot;;&quot;6&quot;;IF([.H338]=&quot;neves&quot;;&quot;7&quot;;IF([.H338]=&quot;thgie&quot;;&quot;8&quot;;IF([.H338]=&quot;enin&quot;;&quot;9&quot;;IF([.H338]=&quot;orez&quot;;&quot;0&quot;;[.H338])))))))))))" office:value-type="string" office:string-value="1" calcext:value-type="string">
            <text:p>1</text:p>
          </table:table-cell>
          <table:table-cell table:formula="of:=IF(ISNA([.G338]);&quot;&quot;;VALUE(COM.MICROSOFT.CONCAT([.I338:.J338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rnxmsnptwoeight24threedqssix</text:p>
          </table:table-cell>
          <table:table-cell table:style-name="ce4" table:formula="of:=ORG.LIBREOFFICE.REGEX([.A339];&quot;\D&quot;;&quot;&quot;;&quot;g&quot;)" office:value-type="string" office:string-value="24" calcext:value-type="string">
            <text:p>24</text:p>
          </table:table-cell>
          <table:table-cell table:formula="of:=LEFT([.B339];1)" office:value-type="string" office:string-value="2" calcext:value-type="string">
            <text:p>2</text:p>
          </table:table-cell>
          <table:table-cell table:style-name="ce5" table:formula="of:=RIGHT([.B339];1)" office:value-type="string" office:string-value="4" calcext:value-type="string">
            <text:p>4</text:p>
          </table:table-cell>
          <table:table-cell table:formula="of:=VALUE(COM.MICROSOFT.CONCAT([.C339];[.D339]))" office:value-type="float" office:value="24" calcext:value-type="float">
            <text:p>24</text:p>
          </table:table-cell>
          <table:table-cell table:style-name="ce14" table:formula="of:=(STRREV([.A339]))" office:value-type="string" office:string-value="xissqdeerht42thgieowtpnsmxnrr" calcext:value-type="string">
            <text:p>xissqdeerht42thgieowtpnsmxnrr</text:p>
          </table:table-cell>
          <table:table-cell table:formula="of:=ORG.LIBREOFFICE.REGEX([.A33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39];&quot;eno|owt|eerht|ruof|evif|xis|neves|thgie|enin|orez|\d&quot;;;1)" office:value-type="string" office:string-value="xis" calcext:value-type="string">
            <text:p>xis</text:p>
          </table:table-cell>
          <table:table-cell table:formula="of:=IF(ISNA([.G339]);&quot;&quot;;IF([.G339]=&quot;one&quot;;&quot;1&quot;;IF([.G339]=&quot;two&quot;;&quot;2&quot;;IF([.G339]=&quot;three&quot;;&quot;3&quot;;IF([.G339]=&quot;four&quot;;&quot;4&quot;;IF([.G339]=&quot;five&quot;;&quot;5&quot;;IF([.G339]=&quot;six&quot;;&quot;6&quot;;IF([.G339]=&quot;seven&quot;;&quot;7&quot;;IF([.G339]=&quot;eight&quot;;&quot;8&quot;;IF([.G339]=&quot;nine&quot;;&quot;9&quot;;IF([.G339]=&quot;zero&quot;;&quot;0&quot;;VALUE([.G339]))))))))))))" office:value-type="string" office:string-value="2" calcext:value-type="string">
            <text:p>2</text:p>
          </table:table-cell>
          <table:table-cell table:style-name="ce7" table:formula="of:=IF(ISNA([.H339]);&quot;&quot;;IF([.H339]=&quot;eno&quot;;&quot;1&quot;;IF([.H339]=&quot;owt&quot;;&quot;2&quot;;IF([.H339]=&quot;eerht&quot;;&quot;3&quot;;IF([.H339]=&quot;ruof&quot;;&quot;4&quot;;IF([.H339]=&quot;evif&quot;;&quot;5&quot;;IF([.H339]=&quot;xis&quot;;&quot;6&quot;;IF([.H339]=&quot;neves&quot;;&quot;7&quot;;IF([.H339]=&quot;thgie&quot;;&quot;8&quot;;IF([.H339]=&quot;enin&quot;;&quot;9&quot;;IF([.H339]=&quot;orez&quot;;&quot;0&quot;;[.H339])))))))))))" office:value-type="string" office:string-value="6" calcext:value-type="string">
            <text:p>6</text:p>
          </table:table-cell>
          <table:table-cell table:formula="of:=IF(ISNA([.G339]);&quot;&quot;;VALUE(COM.MICROSOFT.CONCAT([.I339:.J339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fdcrtlb7eightsvhstfourcmrsix3</text:p>
          </table:table-cell>
          <table:table-cell table:style-name="ce4" table:formula="of:=ORG.LIBREOFFICE.REGEX([.A340];&quot;\D&quot;;&quot;&quot;;&quot;g&quot;)" office:value-type="string" office:string-value="73" calcext:value-type="string">
            <text:p>73</text:p>
          </table:table-cell>
          <table:table-cell table:formula="of:=LEFT([.B340];1)" office:value-type="string" office:string-value="7" calcext:value-type="string">
            <text:p>7</text:p>
          </table:table-cell>
          <table:table-cell table:style-name="ce5" table:formula="of:=RIGHT([.B340];1)" office:value-type="string" office:string-value="3" calcext:value-type="string">
            <text:p>3</text:p>
          </table:table-cell>
          <table:table-cell table:formula="of:=VALUE(COM.MICROSOFT.CONCAT([.C340];[.D340]))" office:value-type="float" office:value="73" calcext:value-type="float">
            <text:p>73</text:p>
          </table:table-cell>
          <table:table-cell table:style-name="ce14" table:formula="of:=(STRREV([.A340]))" office:value-type="string" office:string-value="3xisrmcruoftshvsthgie7bltrcdfn" calcext:value-type="string">
            <text:p>3xisrmcruoftshvsthgie7bltrcdfn</text:p>
          </table:table-cell>
          <table:table-cell table:formula="of:=ORG.LIBREOFFICE.REGEX([.A34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40];&quot;eno|owt|eerht|ruof|evif|xis|neves|thgie|enin|orez|\d&quot;;;1)" office:value-type="string" office:string-value="3" calcext:value-type="string">
            <text:p>3</text:p>
          </table:table-cell>
          <table:table-cell table:formula="of:=IF(ISNA([.G340]);&quot;&quot;;IF([.G340]=&quot;one&quot;;&quot;1&quot;;IF([.G340]=&quot;two&quot;;&quot;2&quot;;IF([.G340]=&quot;three&quot;;&quot;3&quot;;IF([.G340]=&quot;four&quot;;&quot;4&quot;;IF([.G340]=&quot;five&quot;;&quot;5&quot;;IF([.G340]=&quot;six&quot;;&quot;6&quot;;IF([.G340]=&quot;seven&quot;;&quot;7&quot;;IF([.G340]=&quot;eight&quot;;&quot;8&quot;;IF([.G340]=&quot;nine&quot;;&quot;9&quot;;IF([.G340]=&quot;zero&quot;;&quot;0&quot;;VALUE([.G340]))))))))))))" office:value-type="float" office:value="7" calcext:value-type="float">
            <text:p>7</text:p>
          </table:table-cell>
          <table:table-cell table:style-name="ce7" table:formula="of:=IF(ISNA([.H340]);&quot;&quot;;IF([.H340]=&quot;eno&quot;;&quot;1&quot;;IF([.H340]=&quot;owt&quot;;&quot;2&quot;;IF([.H340]=&quot;eerht&quot;;&quot;3&quot;;IF([.H340]=&quot;ruof&quot;;&quot;4&quot;;IF([.H340]=&quot;evif&quot;;&quot;5&quot;;IF([.H340]=&quot;xis&quot;;&quot;6&quot;;IF([.H340]=&quot;neves&quot;;&quot;7&quot;;IF([.H340]=&quot;thgie&quot;;&quot;8&quot;;IF([.H340]=&quot;enin&quot;;&quot;9&quot;;IF([.H340]=&quot;orez&quot;;&quot;0&quot;;[.H340])))))))))))" office:value-type="string" office:string-value="3" calcext:value-type="string">
            <text:p>3</text:p>
          </table:table-cell>
          <table:table-cell table:formula="of:=IF(ISNA([.G340]);&quot;&quot;;VALUE(COM.MICROSOFT.CONCAT([.I340:.J34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bslbqkmmfonellrfpmvjnsix944</text:p>
          </table:table-cell>
          <table:table-cell table:style-name="ce4" table:formula="of:=ORG.LIBREOFFICE.REGEX([.A341];&quot;\D&quot;;&quot;&quot;;&quot;g&quot;)" office:value-type="string" office:string-value="944" calcext:value-type="string">
            <text:p>944</text:p>
          </table:table-cell>
          <table:table-cell table:formula="of:=LEFT([.B341];1)" office:value-type="string" office:string-value="9" calcext:value-type="string">
            <text:p>9</text:p>
          </table:table-cell>
          <table:table-cell table:style-name="ce5" table:formula="of:=RIGHT([.B341];1)" office:value-type="string" office:string-value="4" calcext:value-type="string">
            <text:p>4</text:p>
          </table:table-cell>
          <table:table-cell table:formula="of:=VALUE(COM.MICROSOFT.CONCAT([.C341];[.D341]))" office:value-type="float" office:value="94" calcext:value-type="float">
            <text:p>94</text:p>
          </table:table-cell>
          <table:table-cell table:style-name="ce14" table:formula="of:=(STRREV([.A341]))" office:value-type="string" office:string-value="449xisnjvmpfrllenofmmkqblsbn" calcext:value-type="string">
            <text:p>449xisnjvmpfrllenofmmkqblsbn</text:p>
          </table:table-cell>
          <table:table-cell table:formula="of:=ORG.LIBREOFFICE.REGEX([.A34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41];&quot;eno|owt|eerht|ruof|evif|xis|neves|thgie|enin|orez|\d&quot;;;1)" office:value-type="string" office:string-value="4" calcext:value-type="string">
            <text:p>4</text:p>
          </table:table-cell>
          <table:table-cell table:formula="of:=IF(ISNA([.G341]);&quot;&quot;;IF([.G341]=&quot;one&quot;;&quot;1&quot;;IF([.G341]=&quot;two&quot;;&quot;2&quot;;IF([.G341]=&quot;three&quot;;&quot;3&quot;;IF([.G341]=&quot;four&quot;;&quot;4&quot;;IF([.G341]=&quot;five&quot;;&quot;5&quot;;IF([.G341]=&quot;six&quot;;&quot;6&quot;;IF([.G341]=&quot;seven&quot;;&quot;7&quot;;IF([.G341]=&quot;eight&quot;;&quot;8&quot;;IF([.G341]=&quot;nine&quot;;&quot;9&quot;;IF([.G341]=&quot;zero&quot;;&quot;0&quot;;VALUE([.G341]))))))))))))" office:value-type="string" office:string-value="1" calcext:value-type="string">
            <text:p>1</text:p>
          </table:table-cell>
          <table:table-cell table:style-name="ce7" table:formula="of:=IF(ISNA([.H341]);&quot;&quot;;IF([.H341]=&quot;eno&quot;;&quot;1&quot;;IF([.H341]=&quot;owt&quot;;&quot;2&quot;;IF([.H341]=&quot;eerht&quot;;&quot;3&quot;;IF([.H341]=&quot;ruof&quot;;&quot;4&quot;;IF([.H341]=&quot;evif&quot;;&quot;5&quot;;IF([.H341]=&quot;xis&quot;;&quot;6&quot;;IF([.H341]=&quot;neves&quot;;&quot;7&quot;;IF([.H341]=&quot;thgie&quot;;&quot;8&quot;;IF([.H341]=&quot;enin&quot;;&quot;9&quot;;IF([.H341]=&quot;orez&quot;;&quot;0&quot;;[.H341])))))))))))" office:value-type="string" office:string-value="4" calcext:value-type="string">
            <text:p>4</text:p>
          </table:table-cell>
          <table:table-cell table:formula="of:=IF(ISNA([.G341]);&quot;&quot;;VALUE(COM.MICROSOFT.CONCAT([.I341:.J341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2pcstwoqfg</text:p>
          </table:table-cell>
          <table:table-cell table:style-name="ce4" table:formula="of:=ORG.LIBREOFFICE.REGEX([.A342];&quot;\D&quot;;&quot;&quot;;&quot;g&quot;)" office:value-type="string" office:string-value="2" calcext:value-type="string">
            <text:p>2</text:p>
          </table:table-cell>
          <table:table-cell table:formula="of:=LEFT([.B342];1)" office:value-type="string" office:string-value="2" calcext:value-type="string">
            <text:p>2</text:p>
          </table:table-cell>
          <table:table-cell table:style-name="ce5" table:formula="of:=RIGHT([.B342];1)" office:value-type="string" office:string-value="2" calcext:value-type="string">
            <text:p>2</text:p>
          </table:table-cell>
          <table:table-cell table:formula="of:=VALUE(COM.MICROSOFT.CONCAT([.C342];[.D342]))" office:value-type="float" office:value="22" calcext:value-type="float">
            <text:p>22</text:p>
          </table:table-cell>
          <table:table-cell table:style-name="ce14" table:formula="of:=(STRREV([.A342]))" office:value-type="string" office:string-value="gfqowtscp2neves" calcext:value-type="string">
            <text:p>gfqowtscp2neves</text:p>
          </table:table-cell>
          <table:table-cell table:formula="of:=ORG.LIBREOFFICE.REGEX([.A342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42];&quot;eno|owt|eerht|ruof|evif|xis|neves|thgie|enin|orez|\d&quot;;;1)" office:value-type="string" office:string-value="owt" calcext:value-type="string">
            <text:p>owt</text:p>
          </table:table-cell>
          <table:table-cell table:formula="of:=IF(ISNA([.G342]);&quot;&quot;;IF([.G342]=&quot;one&quot;;&quot;1&quot;;IF([.G342]=&quot;two&quot;;&quot;2&quot;;IF([.G342]=&quot;three&quot;;&quot;3&quot;;IF([.G342]=&quot;four&quot;;&quot;4&quot;;IF([.G342]=&quot;five&quot;;&quot;5&quot;;IF([.G342]=&quot;six&quot;;&quot;6&quot;;IF([.G342]=&quot;seven&quot;;&quot;7&quot;;IF([.G342]=&quot;eight&quot;;&quot;8&quot;;IF([.G342]=&quot;nine&quot;;&quot;9&quot;;IF([.G342]=&quot;zero&quot;;&quot;0&quot;;VALUE([.G342]))))))))))))" office:value-type="string" office:string-value="7" calcext:value-type="string">
            <text:p>7</text:p>
          </table:table-cell>
          <table:table-cell table:style-name="ce7" table:formula="of:=IF(ISNA([.H342]);&quot;&quot;;IF([.H342]=&quot;eno&quot;;&quot;1&quot;;IF([.H342]=&quot;owt&quot;;&quot;2&quot;;IF([.H342]=&quot;eerht&quot;;&quot;3&quot;;IF([.H342]=&quot;ruof&quot;;&quot;4&quot;;IF([.H342]=&quot;evif&quot;;&quot;5&quot;;IF([.H342]=&quot;xis&quot;;&quot;6&quot;;IF([.H342]=&quot;neves&quot;;&quot;7&quot;;IF([.H342]=&quot;thgie&quot;;&quot;8&quot;;IF([.H342]=&quot;enin&quot;;&quot;9&quot;;IF([.H342]=&quot;orez&quot;;&quot;0&quot;;[.H342])))))))))))" office:value-type="string" office:string-value="2" calcext:value-type="string">
            <text:p>2</text:p>
          </table:table-cell>
          <table:table-cell table:formula="of:=IF(ISNA([.G342]);&quot;&quot;;VALUE(COM.MICROSOFT.CONCAT([.I342:.J342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9nineninedpsixpqcl</text:p>
          </table:table-cell>
          <table:table-cell table:style-name="ce4" table:formula="of:=ORG.LIBREOFFICE.REGEX([.A343];&quot;\D&quot;;&quot;&quot;;&quot;g&quot;)" office:value-type="string" office:string-value="9" calcext:value-type="string">
            <text:p>9</text:p>
          </table:table-cell>
          <table:table-cell table:formula="of:=LEFT([.B343];1)" office:value-type="string" office:string-value="9" calcext:value-type="string">
            <text:p>9</text:p>
          </table:table-cell>
          <table:table-cell table:style-name="ce5" table:formula="of:=RIGHT([.B343];1)" office:value-type="string" office:string-value="9" calcext:value-type="string">
            <text:p>9</text:p>
          </table:table-cell>
          <table:table-cell table:formula="of:=VALUE(COM.MICROSOFT.CONCAT([.C343];[.D343]))" office:value-type="float" office:value="99" calcext:value-type="float">
            <text:p>99</text:p>
          </table:table-cell>
          <table:table-cell table:style-name="ce14" table:formula="of:=(STRREV([.A343]))" office:value-type="string" office:string-value="lcqpxispdeninenin9xis" calcext:value-type="string">
            <text:p>lcqpxispdeninenin9xis</text:p>
          </table:table-cell>
          <table:table-cell table:formula="of:=ORG.LIBREOFFICE.REGEX([.A34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43];&quot;eno|owt|eerht|ruof|evif|xis|neves|thgie|enin|orez|\d&quot;;;1)" office:value-type="string" office:string-value="xis" calcext:value-type="string">
            <text:p>xis</text:p>
          </table:table-cell>
          <table:table-cell table:formula="of:=IF(ISNA([.G343]);&quot;&quot;;IF([.G343]=&quot;one&quot;;&quot;1&quot;;IF([.G343]=&quot;two&quot;;&quot;2&quot;;IF([.G343]=&quot;three&quot;;&quot;3&quot;;IF([.G343]=&quot;four&quot;;&quot;4&quot;;IF([.G343]=&quot;five&quot;;&quot;5&quot;;IF([.G343]=&quot;six&quot;;&quot;6&quot;;IF([.G343]=&quot;seven&quot;;&quot;7&quot;;IF([.G343]=&quot;eight&quot;;&quot;8&quot;;IF([.G343]=&quot;nine&quot;;&quot;9&quot;;IF([.G343]=&quot;zero&quot;;&quot;0&quot;;VALUE([.G343]))))))))))))" office:value-type="string" office:string-value="6" calcext:value-type="string">
            <text:p>6</text:p>
          </table:table-cell>
          <table:table-cell table:style-name="ce7" table:formula="of:=IF(ISNA([.H343]);&quot;&quot;;IF([.H343]=&quot;eno&quot;;&quot;1&quot;;IF([.H343]=&quot;owt&quot;;&quot;2&quot;;IF([.H343]=&quot;eerht&quot;;&quot;3&quot;;IF([.H343]=&quot;ruof&quot;;&quot;4&quot;;IF([.H343]=&quot;evif&quot;;&quot;5&quot;;IF([.H343]=&quot;xis&quot;;&quot;6&quot;;IF([.H343]=&quot;neves&quot;;&quot;7&quot;;IF([.H343]=&quot;thgie&quot;;&quot;8&quot;;IF([.H343]=&quot;enin&quot;;&quot;9&quot;;IF([.H343]=&quot;orez&quot;;&quot;0&quot;;[.H343])))))))))))" office:value-type="string" office:string-value="6" calcext:value-type="string">
            <text:p>6</text:p>
          </table:table-cell>
          <table:table-cell table:formula="of:=IF(ISNA([.G343]);&quot;&quot;;VALUE(COM.MICROSOFT.CONCAT([.I343:.J343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53mgfcbhmlpr1bl1x</text:p>
          </table:table-cell>
          <table:table-cell table:style-name="ce4" table:formula="of:=ORG.LIBREOFFICE.REGEX([.A344];&quot;\D&quot;;&quot;&quot;;&quot;g&quot;)" office:value-type="string" office:string-value="5311" calcext:value-type="string">
            <text:p>5311</text:p>
          </table:table-cell>
          <table:table-cell table:formula="of:=LEFT([.B344];1)" office:value-type="string" office:string-value="5" calcext:value-type="string">
            <text:p>5</text:p>
          </table:table-cell>
          <table:table-cell table:style-name="ce5" table:formula="of:=RIGHT([.B344];1)" office:value-type="string" office:string-value="1" calcext:value-type="string">
            <text:p>1</text:p>
          </table:table-cell>
          <table:table-cell table:formula="of:=VALUE(COM.MICROSOFT.CONCAT([.C344];[.D344]))" office:value-type="float" office:value="51" calcext:value-type="float">
            <text:p>51</text:p>
          </table:table-cell>
          <table:table-cell table:style-name="ce14" table:formula="of:=(STRREV([.A344]))" office:value-type="string" office:string-value="x1lb1rplmhbcfgm35owt" calcext:value-type="string">
            <text:p>x1lb1rplmhbcfgm35owt</text:p>
          </table:table-cell>
          <table:table-cell table:formula="of:=ORG.LIBREOFFICE.REGEX([.A34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44];&quot;eno|owt|eerht|ruof|evif|xis|neves|thgie|enin|orez|\d&quot;;;1)" office:value-type="string" office:string-value="1" calcext:value-type="string">
            <text:p>1</text:p>
          </table:table-cell>
          <table:table-cell table:formula="of:=IF(ISNA([.G344]);&quot;&quot;;IF([.G344]=&quot;one&quot;;&quot;1&quot;;IF([.G344]=&quot;two&quot;;&quot;2&quot;;IF([.G344]=&quot;three&quot;;&quot;3&quot;;IF([.G344]=&quot;four&quot;;&quot;4&quot;;IF([.G344]=&quot;five&quot;;&quot;5&quot;;IF([.G344]=&quot;six&quot;;&quot;6&quot;;IF([.G344]=&quot;seven&quot;;&quot;7&quot;;IF([.G344]=&quot;eight&quot;;&quot;8&quot;;IF([.G344]=&quot;nine&quot;;&quot;9&quot;;IF([.G344]=&quot;zero&quot;;&quot;0&quot;;VALUE([.G344]))))))))))))" office:value-type="string" office:string-value="2" calcext:value-type="string">
            <text:p>2</text:p>
          </table:table-cell>
          <table:table-cell table:style-name="ce7" table:formula="of:=IF(ISNA([.H344]);&quot;&quot;;IF([.H344]=&quot;eno&quot;;&quot;1&quot;;IF([.H344]=&quot;owt&quot;;&quot;2&quot;;IF([.H344]=&quot;eerht&quot;;&quot;3&quot;;IF([.H344]=&quot;ruof&quot;;&quot;4&quot;;IF([.H344]=&quot;evif&quot;;&quot;5&quot;;IF([.H344]=&quot;xis&quot;;&quot;6&quot;;IF([.H344]=&quot;neves&quot;;&quot;7&quot;;IF([.H344]=&quot;thgie&quot;;&quot;8&quot;;IF([.H344]=&quot;enin&quot;;&quot;9&quot;;IF([.H344]=&quot;orez&quot;;&quot;0&quot;;[.H344])))))))))))" office:value-type="string" office:string-value="1" calcext:value-type="string">
            <text:p>1</text:p>
          </table:table-cell>
          <table:table-cell table:formula="of:=IF(ISNA([.G344]);&quot;&quot;;VALUE(COM.MICROSOFT.CONCAT([.I344:.J344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zvksix8mlhvvscvvc</text:p>
          </table:table-cell>
          <table:table-cell table:style-name="ce4" table:formula="of:=ORG.LIBREOFFICE.REGEX([.A345];&quot;\D&quot;;&quot;&quot;;&quot;g&quot;)" office:value-type="string" office:string-value="8" calcext:value-type="string">
            <text:p>8</text:p>
          </table:table-cell>
          <table:table-cell table:formula="of:=LEFT([.B345];1)" office:value-type="string" office:string-value="8" calcext:value-type="string">
            <text:p>8</text:p>
          </table:table-cell>
          <table:table-cell table:style-name="ce5" table:formula="of:=RIGHT([.B345];1)" office:value-type="string" office:string-value="8" calcext:value-type="string">
            <text:p>8</text:p>
          </table:table-cell>
          <table:table-cell table:formula="of:=VALUE(COM.MICROSOFT.CONCAT([.C345];[.D345]))" office:value-type="float" office:value="88" calcext:value-type="float">
            <text:p>88</text:p>
          </table:table-cell>
          <table:table-cell table:style-name="ce14" table:formula="of:=(STRREV([.A345]))" office:value-type="string" office:string-value="cvvcsvvhlm8xiskvzdb" calcext:value-type="string">
            <text:p>cvvcsvvhlm8xiskvzdb</text:p>
          </table:table-cell>
          <table:table-cell table:formula="of:=ORG.LIBREOFFICE.REGEX([.A345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45];&quot;eno|owt|eerht|ruof|evif|xis|neves|thgie|enin|orez|\d&quot;;;1)" office:value-type="string" office:string-value="8" calcext:value-type="string">
            <text:p>8</text:p>
          </table:table-cell>
          <table:table-cell table:formula="of:=IF(ISNA([.G345]);&quot;&quot;;IF([.G345]=&quot;one&quot;;&quot;1&quot;;IF([.G345]=&quot;two&quot;;&quot;2&quot;;IF([.G345]=&quot;three&quot;;&quot;3&quot;;IF([.G345]=&quot;four&quot;;&quot;4&quot;;IF([.G345]=&quot;five&quot;;&quot;5&quot;;IF([.G345]=&quot;six&quot;;&quot;6&quot;;IF([.G345]=&quot;seven&quot;;&quot;7&quot;;IF([.G345]=&quot;eight&quot;;&quot;8&quot;;IF([.G345]=&quot;nine&quot;;&quot;9&quot;;IF([.G345]=&quot;zero&quot;;&quot;0&quot;;VALUE([.G345]))))))))))))" office:value-type="string" office:string-value="6" calcext:value-type="string">
            <text:p>6</text:p>
          </table:table-cell>
          <table:table-cell table:style-name="ce7" table:formula="of:=IF(ISNA([.H345]);&quot;&quot;;IF([.H345]=&quot;eno&quot;;&quot;1&quot;;IF([.H345]=&quot;owt&quot;;&quot;2&quot;;IF([.H345]=&quot;eerht&quot;;&quot;3&quot;;IF([.H345]=&quot;ruof&quot;;&quot;4&quot;;IF([.H345]=&quot;evif&quot;;&quot;5&quot;;IF([.H345]=&quot;xis&quot;;&quot;6&quot;;IF([.H345]=&quot;neves&quot;;&quot;7&quot;;IF([.H345]=&quot;thgie&quot;;&quot;8&quot;;IF([.H345]=&quot;enin&quot;;&quot;9&quot;;IF([.H345]=&quot;orez&quot;;&quot;0&quot;;[.H345])))))))))))" office:value-type="string" office:string-value="8" calcext:value-type="string">
            <text:p>8</text:p>
          </table:table-cell>
          <table:table-cell table:formula="of:=IF(ISNA([.G345]);&quot;&quot;;VALUE(COM.MICROSOFT.CONCAT([.I345:.J345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three9two</text:p>
          </table:table-cell>
          <table:table-cell table:style-name="ce4" table:formula="of:=ORG.LIBREOFFICE.REGEX([.A346];&quot;\D&quot;;&quot;&quot;;&quot;g&quot;)" office:value-type="string" office:string-value="19" calcext:value-type="string">
            <text:p>19</text:p>
          </table:table-cell>
          <table:table-cell table:formula="of:=LEFT([.B346];1)" office:value-type="string" office:string-value="1" calcext:value-type="string">
            <text:p>1</text:p>
          </table:table-cell>
          <table:table-cell table:style-name="ce5" table:formula="of:=RIGHT([.B346];1)" office:value-type="string" office:string-value="9" calcext:value-type="string">
            <text:p>9</text:p>
          </table:table-cell>
          <table:table-cell table:formula="of:=VALUE(COM.MICROSOFT.CONCAT([.C346];[.D346]))" office:value-type="float" office:value="19" calcext:value-type="float">
            <text:p>19</text:p>
          </table:table-cell>
          <table:table-cell table:style-name="ce14" table:formula="of:=(STRREV([.A346]))" office:value-type="string" office:string-value="owt9eerht1neves" calcext:value-type="string">
            <text:p>owt9eerht1neves</text:p>
          </table:table-cell>
          <table:table-cell table:formula="of:=ORG.LIBREOFFICE.REGEX([.A34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46];&quot;eno|owt|eerht|ruof|evif|xis|neves|thgie|enin|orez|\d&quot;;;1)" office:value-type="string" office:string-value="owt" calcext:value-type="string">
            <text:p>owt</text:p>
          </table:table-cell>
          <table:table-cell table:formula="of:=IF(ISNA([.G346]);&quot;&quot;;IF([.G346]=&quot;one&quot;;&quot;1&quot;;IF([.G346]=&quot;two&quot;;&quot;2&quot;;IF([.G346]=&quot;three&quot;;&quot;3&quot;;IF([.G346]=&quot;four&quot;;&quot;4&quot;;IF([.G346]=&quot;five&quot;;&quot;5&quot;;IF([.G346]=&quot;six&quot;;&quot;6&quot;;IF([.G346]=&quot;seven&quot;;&quot;7&quot;;IF([.G346]=&quot;eight&quot;;&quot;8&quot;;IF([.G346]=&quot;nine&quot;;&quot;9&quot;;IF([.G346]=&quot;zero&quot;;&quot;0&quot;;VALUE([.G346]))))))))))))" office:value-type="string" office:string-value="7" calcext:value-type="string">
            <text:p>7</text:p>
          </table:table-cell>
          <table:table-cell table:style-name="ce7" table:formula="of:=IF(ISNA([.H346]);&quot;&quot;;IF([.H346]=&quot;eno&quot;;&quot;1&quot;;IF([.H346]=&quot;owt&quot;;&quot;2&quot;;IF([.H346]=&quot;eerht&quot;;&quot;3&quot;;IF([.H346]=&quot;ruof&quot;;&quot;4&quot;;IF([.H346]=&quot;evif&quot;;&quot;5&quot;;IF([.H346]=&quot;xis&quot;;&quot;6&quot;;IF([.H346]=&quot;neves&quot;;&quot;7&quot;;IF([.H346]=&quot;thgie&quot;;&quot;8&quot;;IF([.H346]=&quot;enin&quot;;&quot;9&quot;;IF([.H346]=&quot;orez&quot;;&quot;0&quot;;[.H346])))))))))))" office:value-type="string" office:string-value="2" calcext:value-type="string">
            <text:p>2</text:p>
          </table:table-cell>
          <table:table-cell table:formula="of:=IF(ISNA([.G346]);&quot;&quot;;VALUE(COM.MICROSOFT.CONCAT([.I346:.J346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ninegvzqzbhckptwo8</text:p>
          </table:table-cell>
          <table:table-cell table:style-name="ce4" table:formula="of:=ORG.LIBREOFFICE.REGEX([.A347];&quot;\D&quot;;&quot;&quot;;&quot;g&quot;)" office:value-type="string" office:string-value="48" calcext:value-type="string">
            <text:p>48</text:p>
          </table:table-cell>
          <table:table-cell table:formula="of:=LEFT([.B347];1)" office:value-type="string" office:string-value="4" calcext:value-type="string">
            <text:p>4</text:p>
          </table:table-cell>
          <table:table-cell table:style-name="ce5" table:formula="of:=RIGHT([.B347];1)" office:value-type="string" office:string-value="8" calcext:value-type="string">
            <text:p>8</text:p>
          </table:table-cell>
          <table:table-cell table:formula="of:=VALUE(COM.MICROSOFT.CONCAT([.C347];[.D347]))" office:value-type="float" office:value="48" calcext:value-type="float">
            <text:p>48</text:p>
          </table:table-cell>
          <table:table-cell table:style-name="ce14" table:formula="of:=(STRREV([.A347]))" office:value-type="string" office:string-value="8owtpkchbzqzvgenin4" calcext:value-type="string">
            <text:p>8owtpkchbzqzvgenin4</text:p>
          </table:table-cell>
          <table:table-cell table:formula="of:=ORG.LIBREOFFICE.REGEX([.A34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47];&quot;eno|owt|eerht|ruof|evif|xis|neves|thgie|enin|orez|\d&quot;;;1)" office:value-type="string" office:string-value="8" calcext:value-type="string">
            <text:p>8</text:p>
          </table:table-cell>
          <table:table-cell table:formula="of:=IF(ISNA([.G347]);&quot;&quot;;IF([.G347]=&quot;one&quot;;&quot;1&quot;;IF([.G347]=&quot;two&quot;;&quot;2&quot;;IF([.G347]=&quot;three&quot;;&quot;3&quot;;IF([.G347]=&quot;four&quot;;&quot;4&quot;;IF([.G347]=&quot;five&quot;;&quot;5&quot;;IF([.G347]=&quot;six&quot;;&quot;6&quot;;IF([.G347]=&quot;seven&quot;;&quot;7&quot;;IF([.G347]=&quot;eight&quot;;&quot;8&quot;;IF([.G347]=&quot;nine&quot;;&quot;9&quot;;IF([.G347]=&quot;zero&quot;;&quot;0&quot;;VALUE([.G347]))))))))))))" office:value-type="float" office:value="4" calcext:value-type="float">
            <text:p>4</text:p>
          </table:table-cell>
          <table:table-cell table:style-name="ce7" table:formula="of:=IF(ISNA([.H347]);&quot;&quot;;IF([.H347]=&quot;eno&quot;;&quot;1&quot;;IF([.H347]=&quot;owt&quot;;&quot;2&quot;;IF([.H347]=&quot;eerht&quot;;&quot;3&quot;;IF([.H347]=&quot;ruof&quot;;&quot;4&quot;;IF([.H347]=&quot;evif&quot;;&quot;5&quot;;IF([.H347]=&quot;xis&quot;;&quot;6&quot;;IF([.H347]=&quot;neves&quot;;&quot;7&quot;;IF([.H347]=&quot;thgie&quot;;&quot;8&quot;;IF([.H347]=&quot;enin&quot;;&quot;9&quot;;IF([.H347]=&quot;orez&quot;;&quot;0&quot;;[.H347])))))))))))" office:value-type="string" office:string-value="8" calcext:value-type="string">
            <text:p>8</text:p>
          </table:table-cell>
          <table:table-cell table:formula="of:=IF(ISNA([.G347]);&quot;&quot;;VALUE(COM.MICROSOFT.CONCAT([.I347:.J347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zspmjkssghgtgpdpg3threeseven</text:p>
          </table:table-cell>
          <table:table-cell table:style-name="ce4" table:formula="of:=ORG.LIBREOFFICE.REGEX([.A348];&quot;\D&quot;;&quot;&quot;;&quot;g&quot;)" office:value-type="string" office:string-value="53" calcext:value-type="string">
            <text:p>53</text:p>
          </table:table-cell>
          <table:table-cell table:formula="of:=LEFT([.B348];1)" office:value-type="string" office:string-value="5" calcext:value-type="string">
            <text:p>5</text:p>
          </table:table-cell>
          <table:table-cell table:style-name="ce5" table:formula="of:=RIGHT([.B348];1)" office:value-type="string" office:string-value="3" calcext:value-type="string">
            <text:p>3</text:p>
          </table:table-cell>
          <table:table-cell table:formula="of:=VALUE(COM.MICROSOFT.CONCAT([.C348];[.D348]))" office:value-type="float" office:value="53" calcext:value-type="float">
            <text:p>53</text:p>
          </table:table-cell>
          <table:table-cell table:style-name="ce14" table:formula="of:=(STRREV([.A348]))" office:value-type="string" office:string-value="neveseerht3gpdpgtghgsskjmpsz5" calcext:value-type="string">
            <text:p>neveseerht3gpdpgtghgsskjmpsz5</text:p>
          </table:table-cell>
          <table:table-cell table:formula="of:=ORG.LIBREOFFICE.REGEX([.A34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48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48]);&quot;&quot;;IF([.G348]=&quot;one&quot;;&quot;1&quot;;IF([.G348]=&quot;two&quot;;&quot;2&quot;;IF([.G348]=&quot;three&quot;;&quot;3&quot;;IF([.G348]=&quot;four&quot;;&quot;4&quot;;IF([.G348]=&quot;five&quot;;&quot;5&quot;;IF([.G348]=&quot;six&quot;;&quot;6&quot;;IF([.G348]=&quot;seven&quot;;&quot;7&quot;;IF([.G348]=&quot;eight&quot;;&quot;8&quot;;IF([.G348]=&quot;nine&quot;;&quot;9&quot;;IF([.G348]=&quot;zero&quot;;&quot;0&quot;;VALUE([.G348]))))))))))))" office:value-type="float" office:value="5" calcext:value-type="float">
            <text:p>5</text:p>
          </table:table-cell>
          <table:table-cell table:style-name="ce7" table:formula="of:=IF(ISNA([.H348]);&quot;&quot;;IF([.H348]=&quot;eno&quot;;&quot;1&quot;;IF([.H348]=&quot;owt&quot;;&quot;2&quot;;IF([.H348]=&quot;eerht&quot;;&quot;3&quot;;IF([.H348]=&quot;ruof&quot;;&quot;4&quot;;IF([.H348]=&quot;evif&quot;;&quot;5&quot;;IF([.H348]=&quot;xis&quot;;&quot;6&quot;;IF([.H348]=&quot;neves&quot;;&quot;7&quot;;IF([.H348]=&quot;thgie&quot;;&quot;8&quot;;IF([.H348]=&quot;enin&quot;;&quot;9&quot;;IF([.H348]=&quot;orez&quot;;&quot;0&quot;;[.H348])))))))))))" office:value-type="string" office:string-value="7" calcext:value-type="string">
            <text:p>7</text:p>
          </table:table-cell>
          <table:table-cell table:formula="of:=IF(ISNA([.G348]);&quot;&quot;;VALUE(COM.MICROSOFT.CONCAT([.I348:.J348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nineeight</text:p>
          </table:table-cell>
          <table:table-cell table:style-name="ce4" table:formula="of:=ORG.LIBREOFFICE.REGEX([.A349];&quot;\D&quot;;&quot;&quot;;&quot;g&quot;)" office:value-type="string" office:string-value="6" calcext:value-type="string">
            <text:p>6</text:p>
          </table:table-cell>
          <table:table-cell table:formula="of:=LEFT([.B349];1)" office:value-type="string" office:string-value="6" calcext:value-type="string">
            <text:p>6</text:p>
          </table:table-cell>
          <table:table-cell table:style-name="ce5" table:formula="of:=RIGHT([.B349];1)" office:value-type="string" office:string-value="6" calcext:value-type="string">
            <text:p>6</text:p>
          </table:table-cell>
          <table:table-cell table:formula="of:=VALUE(COM.MICROSOFT.CONCAT([.C349];[.D349]))" office:value-type="float" office:value="66" calcext:value-type="float">
            <text:p>66</text:p>
          </table:table-cell>
          <table:table-cell table:style-name="ce14" table:formula="of:=(STRREV([.A349]))" office:value-type="string" office:string-value="thgieeninruof6" calcext:value-type="string">
            <text:p>thgieeninruof6</text:p>
          </table:table-cell>
          <table:table-cell table:formula="of:=ORG.LIBREOFFICE.REGEX([.A34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4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49]);&quot;&quot;;IF([.G349]=&quot;one&quot;;&quot;1&quot;;IF([.G349]=&quot;two&quot;;&quot;2&quot;;IF([.G349]=&quot;three&quot;;&quot;3&quot;;IF([.G349]=&quot;four&quot;;&quot;4&quot;;IF([.G349]=&quot;five&quot;;&quot;5&quot;;IF([.G349]=&quot;six&quot;;&quot;6&quot;;IF([.G349]=&quot;seven&quot;;&quot;7&quot;;IF([.G349]=&quot;eight&quot;;&quot;8&quot;;IF([.G349]=&quot;nine&quot;;&quot;9&quot;;IF([.G349]=&quot;zero&quot;;&quot;0&quot;;VALUE([.G349]))))))))))))" office:value-type="float" office:value="6" calcext:value-type="float">
            <text:p>6</text:p>
          </table:table-cell>
          <table:table-cell table:style-name="ce7" table:formula="of:=IF(ISNA([.H349]);&quot;&quot;;IF([.H349]=&quot;eno&quot;;&quot;1&quot;;IF([.H349]=&quot;owt&quot;;&quot;2&quot;;IF([.H349]=&quot;eerht&quot;;&quot;3&quot;;IF([.H349]=&quot;ruof&quot;;&quot;4&quot;;IF([.H349]=&quot;evif&quot;;&quot;5&quot;;IF([.H349]=&quot;xis&quot;;&quot;6&quot;;IF([.H349]=&quot;neves&quot;;&quot;7&quot;;IF([.H349]=&quot;thgie&quot;;&quot;8&quot;;IF([.H349]=&quot;enin&quot;;&quot;9&quot;;IF([.H349]=&quot;orez&quot;;&quot;0&quot;;[.H349])))))))))))" office:value-type="string" office:string-value="8" calcext:value-type="string">
            <text:p>8</text:p>
          </table:table-cell>
          <table:table-cell table:formula="of:=IF(ISNA([.G349]);&quot;&quot;;VALUE(COM.MICROSOFT.CONCAT([.I349:.J349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jsxmdsix4jcnmzhxnrczslgclj</text:p>
          </table:table-cell>
          <table:table-cell table:style-name="ce4" table:formula="of:=ORG.LIBREOFFICE.REGEX([.A350];&quot;\D&quot;;&quot;&quot;;&quot;g&quot;)" office:value-type="string" office:string-value="74" calcext:value-type="string">
            <text:p>74</text:p>
          </table:table-cell>
          <table:table-cell table:formula="of:=LEFT([.B350];1)" office:value-type="string" office:string-value="7" calcext:value-type="string">
            <text:p>7</text:p>
          </table:table-cell>
          <table:table-cell table:style-name="ce5" table:formula="of:=RIGHT([.B350];1)" office:value-type="string" office:string-value="4" calcext:value-type="string">
            <text:p>4</text:p>
          </table:table-cell>
          <table:table-cell table:formula="of:=VALUE(COM.MICROSOFT.CONCAT([.C350];[.D350]))" office:value-type="float" office:value="74" calcext:value-type="float">
            <text:p>74</text:p>
          </table:table-cell>
          <table:table-cell table:style-name="ce14" table:formula="of:=(STRREV([.A350]))" office:value-type="string" office:string-value="jlcglszcrnxhzmncj4xisdmxsj7thgie" calcext:value-type="string">
            <text:p>jlcglszcrnxhzmncj4xisdmxsj7thgie</text:p>
          </table:table-cell>
          <table:table-cell table:formula="of:=ORG.LIBREOFFICE.REGEX([.A3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50];&quot;eno|owt|eerht|ruof|evif|xis|neves|thgie|enin|orez|\d&quot;;;1)" office:value-type="string" office:string-value="4" calcext:value-type="string">
            <text:p>4</text:p>
          </table:table-cell>
          <table:table-cell table:formula="of:=IF(ISNA([.G350]);&quot;&quot;;IF([.G350]=&quot;one&quot;;&quot;1&quot;;IF([.G350]=&quot;two&quot;;&quot;2&quot;;IF([.G350]=&quot;three&quot;;&quot;3&quot;;IF([.G350]=&quot;four&quot;;&quot;4&quot;;IF([.G350]=&quot;five&quot;;&quot;5&quot;;IF([.G350]=&quot;six&quot;;&quot;6&quot;;IF([.G350]=&quot;seven&quot;;&quot;7&quot;;IF([.G350]=&quot;eight&quot;;&quot;8&quot;;IF([.G350]=&quot;nine&quot;;&quot;9&quot;;IF([.G350]=&quot;zero&quot;;&quot;0&quot;;VALUE([.G350]))))))))))))" office:value-type="string" office:string-value="8" calcext:value-type="string">
            <text:p>8</text:p>
          </table:table-cell>
          <table:table-cell table:style-name="ce7" table:formula="of:=IF(ISNA([.H350]);&quot;&quot;;IF([.H350]=&quot;eno&quot;;&quot;1&quot;;IF([.H350]=&quot;owt&quot;;&quot;2&quot;;IF([.H350]=&quot;eerht&quot;;&quot;3&quot;;IF([.H350]=&quot;ruof&quot;;&quot;4&quot;;IF([.H350]=&quot;evif&quot;;&quot;5&quot;;IF([.H350]=&quot;xis&quot;;&quot;6&quot;;IF([.H350]=&quot;neves&quot;;&quot;7&quot;;IF([.H350]=&quot;thgie&quot;;&quot;8&quot;;IF([.H350]=&quot;enin&quot;;&quot;9&quot;;IF([.H350]=&quot;orez&quot;;&quot;0&quot;;[.H350])))))))))))" office:value-type="string" office:string-value="4" calcext:value-type="string">
            <text:p>4</text:p>
          </table:table-cell>
          <table:table-cell table:formula="of:=IF(ISNA([.G350]);&quot;&quot;;VALUE(COM.MICROSOFT.CONCAT([.I350:.J35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jlmqfgd9sjvvhmxbnrpztrgtvgklzt3two</text:p>
          </table:table-cell>
          <table:table-cell table:style-name="ce4" table:formula="of:=ORG.LIBREOFFICE.REGEX([.A351];&quot;\D&quot;;&quot;&quot;;&quot;g&quot;)" office:value-type="string" office:string-value="93" calcext:value-type="string">
            <text:p>93</text:p>
          </table:table-cell>
          <table:table-cell table:formula="of:=LEFT([.B351];1)" office:value-type="string" office:string-value="9" calcext:value-type="string">
            <text:p>9</text:p>
          </table:table-cell>
          <table:table-cell table:style-name="ce5" table:formula="of:=RIGHT([.B351];1)" office:value-type="string" office:string-value="3" calcext:value-type="string">
            <text:p>3</text:p>
          </table:table-cell>
          <table:table-cell table:formula="of:=VALUE(COM.MICROSOFT.CONCAT([.C351];[.D351]))" office:value-type="float" office:value="93" calcext:value-type="float">
            <text:p>93</text:p>
          </table:table-cell>
          <table:table-cell table:style-name="ce14" table:formula="of:=(STRREV([.A351]))" office:value-type="string" office:string-value="owt3tzlkgvtgrtzprnbxmhvvjs9dgfqmljx" calcext:value-type="string">
            <text:p>owt3tzlkgvtgrtzprnbxmhvvjs9dgfqmljx</text:p>
          </table:table-cell>
          <table:table-cell table:formula="of:=ORG.LIBREOFFICE.REGEX([.A35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51];&quot;eno|owt|eerht|ruof|evif|xis|neves|thgie|enin|orez|\d&quot;;;1)" office:value-type="string" office:string-value="owt" calcext:value-type="string">
            <text:p>owt</text:p>
          </table:table-cell>
          <table:table-cell table:formula="of:=IF(ISNA([.G351]);&quot;&quot;;IF([.G351]=&quot;one&quot;;&quot;1&quot;;IF([.G351]=&quot;two&quot;;&quot;2&quot;;IF([.G351]=&quot;three&quot;;&quot;3&quot;;IF([.G351]=&quot;four&quot;;&quot;4&quot;;IF([.G351]=&quot;five&quot;;&quot;5&quot;;IF([.G351]=&quot;six&quot;;&quot;6&quot;;IF([.G351]=&quot;seven&quot;;&quot;7&quot;;IF([.G351]=&quot;eight&quot;;&quot;8&quot;;IF([.G351]=&quot;nine&quot;;&quot;9&quot;;IF([.G351]=&quot;zero&quot;;&quot;0&quot;;VALUE([.G351]))))))))))))" office:value-type="float" office:value="9" calcext:value-type="float">
            <text:p>9</text:p>
          </table:table-cell>
          <table:table-cell table:style-name="ce7" table:formula="of:=IF(ISNA([.H351]);&quot;&quot;;IF([.H351]=&quot;eno&quot;;&quot;1&quot;;IF([.H351]=&quot;owt&quot;;&quot;2&quot;;IF([.H351]=&quot;eerht&quot;;&quot;3&quot;;IF([.H351]=&quot;ruof&quot;;&quot;4&quot;;IF([.H351]=&quot;evif&quot;;&quot;5&quot;;IF([.H351]=&quot;xis&quot;;&quot;6&quot;;IF([.H351]=&quot;neves&quot;;&quot;7&quot;;IF([.H351]=&quot;thgie&quot;;&quot;8&quot;;IF([.H351]=&quot;enin&quot;;&quot;9&quot;;IF([.H351]=&quot;orez&quot;;&quot;0&quot;;[.H351])))))))))))" office:value-type="string" office:string-value="2" calcext:value-type="string">
            <text:p>2</text:p>
          </table:table-cell>
          <table:table-cell table:formula="of:=IF(ISNA([.G351]);&quot;&quot;;VALUE(COM.MICROSOFT.CONCAT([.I351:.J35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gkfgrz71</text:p>
          </table:table-cell>
          <table:table-cell table:style-name="ce4" table:formula="of:=ORG.LIBREOFFICE.REGEX([.A352];&quot;\D&quot;;&quot;&quot;;&quot;g&quot;)" office:value-type="string" office:string-value="371" calcext:value-type="string">
            <text:p>371</text:p>
          </table:table-cell>
          <table:table-cell table:formula="of:=LEFT([.B352];1)" office:value-type="string" office:string-value="3" calcext:value-type="string">
            <text:p>3</text:p>
          </table:table-cell>
          <table:table-cell table:style-name="ce5" table:formula="of:=RIGHT([.B352];1)" office:value-type="string" office:string-value="1" calcext:value-type="string">
            <text:p>1</text:p>
          </table:table-cell>
          <table:table-cell table:formula="of:=VALUE(COM.MICROSOFT.CONCAT([.C352];[.D352]))" office:value-type="float" office:value="31" calcext:value-type="float">
            <text:p>31</text:p>
          </table:table-cell>
          <table:table-cell table:style-name="ce14" table:formula="of:=(STRREV([.A352]))" office:value-type="string" office:string-value="17zrgfkg3" calcext:value-type="string">
            <text:p>17zrgfkg3</text:p>
          </table:table-cell>
          <table:table-cell table:formula="of:=ORG.LIBREOFFICE.REGEX([.A35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52];&quot;eno|owt|eerht|ruof|evif|xis|neves|thgie|enin|orez|\d&quot;;;1)" office:value-type="string" office:string-value="1" calcext:value-type="string">
            <text:p>1</text:p>
          </table:table-cell>
          <table:table-cell table:formula="of:=IF(ISNA([.G352]);&quot;&quot;;IF([.G352]=&quot;one&quot;;&quot;1&quot;;IF([.G352]=&quot;two&quot;;&quot;2&quot;;IF([.G352]=&quot;three&quot;;&quot;3&quot;;IF([.G352]=&quot;four&quot;;&quot;4&quot;;IF([.G352]=&quot;five&quot;;&quot;5&quot;;IF([.G352]=&quot;six&quot;;&quot;6&quot;;IF([.G352]=&quot;seven&quot;;&quot;7&quot;;IF([.G352]=&quot;eight&quot;;&quot;8&quot;;IF([.G352]=&quot;nine&quot;;&quot;9&quot;;IF([.G352]=&quot;zero&quot;;&quot;0&quot;;VALUE([.G352]))))))))))))" office:value-type="float" office:value="3" calcext:value-type="float">
            <text:p>3</text:p>
          </table:table-cell>
          <table:table-cell table:style-name="ce7" table:formula="of:=IF(ISNA([.H352]);&quot;&quot;;IF([.H352]=&quot;eno&quot;;&quot;1&quot;;IF([.H352]=&quot;owt&quot;;&quot;2&quot;;IF([.H352]=&quot;eerht&quot;;&quot;3&quot;;IF([.H352]=&quot;ruof&quot;;&quot;4&quot;;IF([.H352]=&quot;evif&quot;;&quot;5&quot;;IF([.H352]=&quot;xis&quot;;&quot;6&quot;;IF([.H352]=&quot;neves&quot;;&quot;7&quot;;IF([.H352]=&quot;thgie&quot;;&quot;8&quot;;IF([.H352]=&quot;enin&quot;;&quot;9&quot;;IF([.H352]=&quot;orez&quot;;&quot;0&quot;;[.H352])))))))))))" office:value-type="string" office:string-value="1" calcext:value-type="string">
            <text:p>1</text:p>
          </table:table-cell>
          <table:table-cell table:style-name="ce7" table:formula="of:=IF(ISNA([.G352]);&quot;&quot;;VALUE(COM.MICROSOFT.CONCAT([.I352:.J352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fsix4</text:p>
          </table:table-cell>
          <table:table-cell table:style-name="ce4" table:formula="of:=ORG.LIBREOFFICE.REGEX([.A353];&quot;\D&quot;;&quot;&quot;;&quot;g&quot;)" office:value-type="string" office:string-value="4" calcext:value-type="string">
            <text:p>4</text:p>
          </table:table-cell>
          <table:table-cell table:formula="of:=LEFT([.B353];1)" office:value-type="string" office:string-value="4" calcext:value-type="string">
            <text:p>4</text:p>
          </table:table-cell>
          <table:table-cell table:style-name="ce5" table:formula="of:=RIGHT([.B353];1)" office:value-type="string" office:string-value="4" calcext:value-type="string">
            <text:p>4</text:p>
          </table:table-cell>
          <table:table-cell table:formula="of:=VALUE(COM.MICROSOFT.CONCAT([.C353];[.D353]))" office:value-type="float" office:value="44" calcext:value-type="float">
            <text:p>44</text:p>
          </table:table-cell>
          <table:table-cell table:style-name="ce14" table:formula="of:=(STRREV([.A353]))" office:value-type="string" office:string-value="4xisfneves" calcext:value-type="string">
            <text:p>4xisfneves</text:p>
          </table:table-cell>
          <table:table-cell table:formula="of:=ORG.LIBREOFFICE.REGEX([.A35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53];&quot;eno|owt|eerht|ruof|evif|xis|neves|thgie|enin|orez|\d&quot;;;1)" office:value-type="string" office:string-value="4" calcext:value-type="string">
            <text:p>4</text:p>
          </table:table-cell>
          <table:table-cell table:formula="of:=IF(ISNA([.G353]);&quot;&quot;;IF([.G353]=&quot;one&quot;;&quot;1&quot;;IF([.G353]=&quot;two&quot;;&quot;2&quot;;IF([.G353]=&quot;three&quot;;&quot;3&quot;;IF([.G353]=&quot;four&quot;;&quot;4&quot;;IF([.G353]=&quot;five&quot;;&quot;5&quot;;IF([.G353]=&quot;six&quot;;&quot;6&quot;;IF([.G353]=&quot;seven&quot;;&quot;7&quot;;IF([.G353]=&quot;eight&quot;;&quot;8&quot;;IF([.G353]=&quot;nine&quot;;&quot;9&quot;;IF([.G353]=&quot;zero&quot;;&quot;0&quot;;VALUE([.G353]))))))))))))" office:value-type="string" office:string-value="7" calcext:value-type="string">
            <text:p>7</text:p>
          </table:table-cell>
          <table:table-cell table:style-name="ce7" table:formula="of:=IF(ISNA([.H353]);&quot;&quot;;IF([.H353]=&quot;eno&quot;;&quot;1&quot;;IF([.H353]=&quot;owt&quot;;&quot;2&quot;;IF([.H353]=&quot;eerht&quot;;&quot;3&quot;;IF([.H353]=&quot;ruof&quot;;&quot;4&quot;;IF([.H353]=&quot;evif&quot;;&quot;5&quot;;IF([.H353]=&quot;xis&quot;;&quot;6&quot;;IF([.H353]=&quot;neves&quot;;&quot;7&quot;;IF([.H353]=&quot;thgie&quot;;&quot;8&quot;;IF([.H353]=&quot;enin&quot;;&quot;9&quot;;IF([.H353]=&quot;orez&quot;;&quot;0&quot;;[.H353])))))))))))" office:value-type="string" office:string-value="4" calcext:value-type="string">
            <text:p>4</text:p>
          </table:table-cell>
          <table:table-cell table:formula="of:=IF(ISNA([.G353]);&quot;&quot;;VALUE(COM.MICROSOFT.CONCAT([.I353:.J353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4532vkhbvfzpbthree4</text:p>
          </table:table-cell>
          <table:table-cell table:style-name="ce4" table:formula="of:=ORG.LIBREOFFICE.REGEX([.A354];&quot;\D&quot;;&quot;&quot;;&quot;g&quot;)" office:value-type="string" office:string-value="845324" calcext:value-type="string">
            <text:p>845324</text:p>
          </table:table-cell>
          <table:table-cell table:formula="of:=LEFT([.B354];1)" office:value-type="string" office:string-value="8" calcext:value-type="string">
            <text:p>8</text:p>
          </table:table-cell>
          <table:table-cell table:style-name="ce5" table:formula="of:=RIGHT([.B354];1)" office:value-type="string" office:string-value="4" calcext:value-type="string">
            <text:p>4</text:p>
          </table:table-cell>
          <table:table-cell table:formula="of:=VALUE(COM.MICROSOFT.CONCAT([.C354];[.D354]))" office:value-type="float" office:value="84" calcext:value-type="float">
            <text:p>84</text:p>
          </table:table-cell>
          <table:table-cell table:style-name="ce14" table:formula="of:=(STRREV([.A354]))" office:value-type="string" office:string-value="4eerhtbpzfvbhkv23548eno" calcext:value-type="string">
            <text:p>4eerhtbpzfvbhkv23548eno</text:p>
          </table:table-cell>
          <table:table-cell table:formula="of:=ORG.LIBREOFFICE.REGEX([.A35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54];&quot;eno|owt|eerht|ruof|evif|xis|neves|thgie|enin|orez|\d&quot;;;1)" office:value-type="string" office:string-value="4" calcext:value-type="string">
            <text:p>4</text:p>
          </table:table-cell>
          <table:table-cell table:formula="of:=IF(ISNA([.G354]);&quot;&quot;;IF([.G354]=&quot;one&quot;;&quot;1&quot;;IF([.G354]=&quot;two&quot;;&quot;2&quot;;IF([.G354]=&quot;three&quot;;&quot;3&quot;;IF([.G354]=&quot;four&quot;;&quot;4&quot;;IF([.G354]=&quot;five&quot;;&quot;5&quot;;IF([.G354]=&quot;six&quot;;&quot;6&quot;;IF([.G354]=&quot;seven&quot;;&quot;7&quot;;IF([.G354]=&quot;eight&quot;;&quot;8&quot;;IF([.G354]=&quot;nine&quot;;&quot;9&quot;;IF([.G354]=&quot;zero&quot;;&quot;0&quot;;VALUE([.G354]))))))))))))" office:value-type="string" office:string-value="1" calcext:value-type="string">
            <text:p>1</text:p>
          </table:table-cell>
          <table:table-cell table:style-name="ce7" table:formula="of:=IF(ISNA([.H354]);&quot;&quot;;IF([.H354]=&quot;eno&quot;;&quot;1&quot;;IF([.H354]=&quot;owt&quot;;&quot;2&quot;;IF([.H354]=&quot;eerht&quot;;&quot;3&quot;;IF([.H354]=&quot;ruof&quot;;&quot;4&quot;;IF([.H354]=&quot;evif&quot;;&quot;5&quot;;IF([.H354]=&quot;xis&quot;;&quot;6&quot;;IF([.H354]=&quot;neves&quot;;&quot;7&quot;;IF([.H354]=&quot;thgie&quot;;&quot;8&quot;;IF([.H354]=&quot;enin&quot;;&quot;9&quot;;IF([.H354]=&quot;orez&quot;;&quot;0&quot;;[.H354])))))))))))" office:value-type="string" office:string-value="4" calcext:value-type="string">
            <text:p>4</text:p>
          </table:table-cell>
          <table:table-cell table:formula="of:=IF(ISNA([.G354]);&quot;&quot;;VALUE(COM.MICROSOFT.CONCAT([.I354:.J35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6zhdmrrh3</text:p>
          </table:table-cell>
          <table:table-cell table:style-name="ce4" table:formula="of:=ORG.LIBREOFFICE.REGEX([.A355];&quot;\D&quot;;&quot;&quot;;&quot;g&quot;)" office:value-type="string" office:string-value="463" calcext:value-type="string">
            <text:p>463</text:p>
          </table:table-cell>
          <table:table-cell table:formula="of:=LEFT([.B355];1)" office:value-type="string" office:string-value="4" calcext:value-type="string">
            <text:p>4</text:p>
          </table:table-cell>
          <table:table-cell table:style-name="ce5" table:formula="of:=RIGHT([.B355];1)" office:value-type="string" office:string-value="3" calcext:value-type="string">
            <text:p>3</text:p>
          </table:table-cell>
          <table:table-cell table:formula="of:=VALUE(COM.MICROSOFT.CONCAT([.C355];[.D355]))" office:value-type="float" office:value="43" calcext:value-type="float">
            <text:p>43</text:p>
          </table:table-cell>
          <table:table-cell table:style-name="ce14" table:formula="of:=(STRREV([.A355]))" office:value-type="string" office:string-value="3hrrmdhz64" calcext:value-type="string">
            <text:p>3hrrmdhz64</text:p>
          </table:table-cell>
          <table:table-cell table:formula="of:=ORG.LIBREOFFICE.REGEX([.A35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55];&quot;eno|owt|eerht|ruof|evif|xis|neves|thgie|enin|orez|\d&quot;;;1)" office:value-type="string" office:string-value="3" calcext:value-type="string">
            <text:p>3</text:p>
          </table:table-cell>
          <table:table-cell table:formula="of:=IF(ISNA([.G355]);&quot;&quot;;IF([.G355]=&quot;one&quot;;&quot;1&quot;;IF([.G355]=&quot;two&quot;;&quot;2&quot;;IF([.G355]=&quot;three&quot;;&quot;3&quot;;IF([.G355]=&quot;four&quot;;&quot;4&quot;;IF([.G355]=&quot;five&quot;;&quot;5&quot;;IF([.G355]=&quot;six&quot;;&quot;6&quot;;IF([.G355]=&quot;seven&quot;;&quot;7&quot;;IF([.G355]=&quot;eight&quot;;&quot;8&quot;;IF([.G355]=&quot;nine&quot;;&quot;9&quot;;IF([.G355]=&quot;zero&quot;;&quot;0&quot;;VALUE([.G355]))))))))))))" office:value-type="float" office:value="4" calcext:value-type="float">
            <text:p>4</text:p>
          </table:table-cell>
          <table:table-cell table:style-name="ce7" table:formula="of:=IF(ISNA([.H355]);&quot;&quot;;IF([.H355]=&quot;eno&quot;;&quot;1&quot;;IF([.H355]=&quot;owt&quot;;&quot;2&quot;;IF([.H355]=&quot;eerht&quot;;&quot;3&quot;;IF([.H355]=&quot;ruof&quot;;&quot;4&quot;;IF([.H355]=&quot;evif&quot;;&quot;5&quot;;IF([.H355]=&quot;xis&quot;;&quot;6&quot;;IF([.H355]=&quot;neves&quot;;&quot;7&quot;;IF([.H355]=&quot;thgie&quot;;&quot;8&quot;;IF([.H355]=&quot;enin&quot;;&quot;9&quot;;IF([.H355]=&quot;orez&quot;;&quot;0&quot;;[.H355])))))))))))" office:value-type="string" office:string-value="3" calcext:value-type="string">
            <text:p>3</text:p>
          </table:table-cell>
          <table:table-cell table:style-name="ce7" table:formula="of:=IF(ISNA([.G355]);&quot;&quot;;VALUE(COM.MICROSOFT.CONCAT([.I355:.J355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tdfbjnzqhs</text:p>
          </table:table-cell>
          <table:table-cell table:style-name="ce4" table:formula="of:=ORG.LIBREOFFICE.REGEX([.A356];&quot;\D&quot;;&quot;&quot;;&quot;g&quot;)" office:value-type="string" office:string-value="7" calcext:value-type="string">
            <text:p>7</text:p>
          </table:table-cell>
          <table:table-cell table:formula="of:=LEFT([.B356];1)" office:value-type="string" office:string-value="7" calcext:value-type="string">
            <text:p>7</text:p>
          </table:table-cell>
          <table:table-cell table:style-name="ce5" table:formula="of:=RIGHT([.B356];1)" office:value-type="string" office:string-value="7" calcext:value-type="string">
            <text:p>7</text:p>
          </table:table-cell>
          <table:table-cell table:formula="of:=VALUE(COM.MICROSOFT.CONCAT([.C356];[.D356]))" office:value-type="float" office:value="77" calcext:value-type="float">
            <text:p>77</text:p>
          </table:table-cell>
          <table:table-cell table:style-name="ce14" table:formula="of:=(STRREV([.A356]))" office:value-type="string" office:string-value="shqznjbfdt7thgie" calcext:value-type="string">
            <text:p>shqznjbfdt7thgie</text:p>
          </table:table-cell>
          <table:table-cell table:formula="of:=ORG.LIBREOFFICE.REGEX([.A35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56];&quot;eno|owt|eerht|ruof|evif|xis|neves|thgie|enin|orez|\d&quot;;;1)" office:value-type="string" office:string-value="7" calcext:value-type="string">
            <text:p>7</text:p>
          </table:table-cell>
          <table:table-cell table:formula="of:=IF(ISNA([.G356]);&quot;&quot;;IF([.G356]=&quot;one&quot;;&quot;1&quot;;IF([.G356]=&quot;two&quot;;&quot;2&quot;;IF([.G356]=&quot;three&quot;;&quot;3&quot;;IF([.G356]=&quot;four&quot;;&quot;4&quot;;IF([.G356]=&quot;five&quot;;&quot;5&quot;;IF([.G356]=&quot;six&quot;;&quot;6&quot;;IF([.G356]=&quot;seven&quot;;&quot;7&quot;;IF([.G356]=&quot;eight&quot;;&quot;8&quot;;IF([.G356]=&quot;nine&quot;;&quot;9&quot;;IF([.G356]=&quot;zero&quot;;&quot;0&quot;;VALUE([.G356]))))))))))))" office:value-type="string" office:string-value="8" calcext:value-type="string">
            <text:p>8</text:p>
          </table:table-cell>
          <table:table-cell table:style-name="ce7" table:formula="of:=IF(ISNA([.H356]);&quot;&quot;;IF([.H356]=&quot;eno&quot;;&quot;1&quot;;IF([.H356]=&quot;owt&quot;;&quot;2&quot;;IF([.H356]=&quot;eerht&quot;;&quot;3&quot;;IF([.H356]=&quot;ruof&quot;;&quot;4&quot;;IF([.H356]=&quot;evif&quot;;&quot;5&quot;;IF([.H356]=&quot;xis&quot;;&quot;6&quot;;IF([.H356]=&quot;neves&quot;;&quot;7&quot;;IF([.H356]=&quot;thgie&quot;;&quot;8&quot;;IF([.H356]=&quot;enin&quot;;&quot;9&quot;;IF([.H356]=&quot;orez&quot;;&quot;0&quot;;[.H356])))))))))))" office:value-type="string" office:string-value="7" calcext:value-type="string">
            <text:p>7</text:p>
          </table:table-cell>
          <table:table-cell table:formula="of:=IF(ISNA([.G356]);&quot;&quot;;VALUE(COM.MICROSOFT.CONCAT([.I356:.J356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fqfl6nine7</text:p>
          </table:table-cell>
          <table:table-cell table:style-name="ce4" table:formula="of:=ORG.LIBREOFFICE.REGEX([.A357];&quot;\D&quot;;&quot;&quot;;&quot;g&quot;)" office:value-type="string" office:string-value="67" calcext:value-type="string">
            <text:p>67</text:p>
          </table:table-cell>
          <table:table-cell table:formula="of:=LEFT([.B357];1)" office:value-type="string" office:string-value="6" calcext:value-type="string">
            <text:p>6</text:p>
          </table:table-cell>
          <table:table-cell table:style-name="ce5" table:formula="of:=RIGHT([.B357];1)" office:value-type="string" office:string-value="7" calcext:value-type="string">
            <text:p>7</text:p>
          </table:table-cell>
          <table:table-cell table:formula="of:=VALUE(COM.MICROSOFT.CONCAT([.C357];[.D357]))" office:value-type="float" office:value="67" calcext:value-type="float">
            <text:p>67</text:p>
          </table:table-cell>
          <table:table-cell table:style-name="ce14" table:formula="of:=(STRREV([.A357]))" office:value-type="string" office:string-value="7enin6lfqfr" calcext:value-type="string">
            <text:p>7enin6lfqfr</text:p>
          </table:table-cell>
          <table:table-cell table:formula="of:=ORG.LIBREOFFICE.REGEX([.A35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57];&quot;eno|owt|eerht|ruof|evif|xis|neves|thgie|enin|orez|\d&quot;;;1)" office:value-type="string" office:string-value="7" calcext:value-type="string">
            <text:p>7</text:p>
          </table:table-cell>
          <table:table-cell table:formula="of:=IF(ISNA([.G357]);&quot;&quot;;IF([.G357]=&quot;one&quot;;&quot;1&quot;;IF([.G357]=&quot;two&quot;;&quot;2&quot;;IF([.G357]=&quot;three&quot;;&quot;3&quot;;IF([.G357]=&quot;four&quot;;&quot;4&quot;;IF([.G357]=&quot;five&quot;;&quot;5&quot;;IF([.G357]=&quot;six&quot;;&quot;6&quot;;IF([.G357]=&quot;seven&quot;;&quot;7&quot;;IF([.G357]=&quot;eight&quot;;&quot;8&quot;;IF([.G357]=&quot;nine&quot;;&quot;9&quot;;IF([.G357]=&quot;zero&quot;;&quot;0&quot;;VALUE([.G357]))))))))))))" office:value-type="float" office:value="6" calcext:value-type="float">
            <text:p>6</text:p>
          </table:table-cell>
          <table:table-cell table:style-name="ce7" table:formula="of:=IF(ISNA([.H357]);&quot;&quot;;IF([.H357]=&quot;eno&quot;;&quot;1&quot;;IF([.H357]=&quot;owt&quot;;&quot;2&quot;;IF([.H357]=&quot;eerht&quot;;&quot;3&quot;;IF([.H357]=&quot;ruof&quot;;&quot;4&quot;;IF([.H357]=&quot;evif&quot;;&quot;5&quot;;IF([.H357]=&quot;xis&quot;;&quot;6&quot;;IF([.H357]=&quot;neves&quot;;&quot;7&quot;;IF([.H357]=&quot;thgie&quot;;&quot;8&quot;;IF([.H357]=&quot;enin&quot;;&quot;9&quot;;IF([.H357]=&quot;orez&quot;;&quot;0&quot;;[.H357])))))))))))" office:value-type="string" office:string-value="7" calcext:value-type="string">
            <text:p>7</text:p>
          </table:table-cell>
          <table:table-cell table:formula="of:=IF(ISNA([.G357]);&quot;&quot;;VALUE(COM.MICROSOFT.CONCAT([.I357:.J357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kpztmkbpqzn7</text:p>
          </table:table-cell>
          <table:table-cell table:style-name="ce4" table:formula="of:=ORG.LIBREOFFICE.REGEX([.A358];&quot;\D&quot;;&quot;&quot;;&quot;g&quot;)" office:value-type="string" office:string-value="7" calcext:value-type="string">
            <text:p>7</text:p>
          </table:table-cell>
          <table:table-cell table:formula="of:=LEFT([.B358];1)" office:value-type="string" office:string-value="7" calcext:value-type="string">
            <text:p>7</text:p>
          </table:table-cell>
          <table:table-cell table:style-name="ce5" table:formula="of:=RIGHT([.B358];1)" office:value-type="string" office:string-value="7" calcext:value-type="string">
            <text:p>7</text:p>
          </table:table-cell>
          <table:table-cell table:formula="of:=VALUE(COM.MICROSOFT.CONCAT([.C358];[.D358]))" office:value-type="float" office:value="77" calcext:value-type="float">
            <text:p>77</text:p>
          </table:table-cell>
          <table:table-cell table:style-name="ce14" table:formula="of:=(STRREV([.A358]))" office:value-type="string" office:string-value="7nzqpbkmtzpkn" calcext:value-type="string">
            <text:p>7nzqpbkmtzpkn</text:p>
          </table:table-cell>
          <table:table-cell table:formula="of:=ORG.LIBREOFFICE.REGEX([.A35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58];&quot;eno|owt|eerht|ruof|evif|xis|neves|thgie|enin|orez|\d&quot;;;1)" office:value-type="string" office:string-value="7" calcext:value-type="string">
            <text:p>7</text:p>
          </table:table-cell>
          <table:table-cell table:formula="of:=IF(ISNA([.G358]);&quot;&quot;;IF([.G358]=&quot;one&quot;;&quot;1&quot;;IF([.G358]=&quot;two&quot;;&quot;2&quot;;IF([.G358]=&quot;three&quot;;&quot;3&quot;;IF([.G358]=&quot;four&quot;;&quot;4&quot;;IF([.G358]=&quot;five&quot;;&quot;5&quot;;IF([.G358]=&quot;six&quot;;&quot;6&quot;;IF([.G358]=&quot;seven&quot;;&quot;7&quot;;IF([.G358]=&quot;eight&quot;;&quot;8&quot;;IF([.G358]=&quot;nine&quot;;&quot;9&quot;;IF([.G358]=&quot;zero&quot;;&quot;0&quot;;VALUE([.G358]))))))))))))" office:value-type="float" office:value="7" calcext:value-type="float">
            <text:p>7</text:p>
          </table:table-cell>
          <table:table-cell table:style-name="ce7" table:formula="of:=IF(ISNA([.H358]);&quot;&quot;;IF([.H358]=&quot;eno&quot;;&quot;1&quot;;IF([.H358]=&quot;owt&quot;;&quot;2&quot;;IF([.H358]=&quot;eerht&quot;;&quot;3&quot;;IF([.H358]=&quot;ruof&quot;;&quot;4&quot;;IF([.H358]=&quot;evif&quot;;&quot;5&quot;;IF([.H358]=&quot;xis&quot;;&quot;6&quot;;IF([.H358]=&quot;neves&quot;;&quot;7&quot;;IF([.H358]=&quot;thgie&quot;;&quot;8&quot;;IF([.H358]=&quot;enin&quot;;&quot;9&quot;;IF([.H358]=&quot;orez&quot;;&quot;0&quot;;[.H358])))))))))))" office:value-type="string" office:string-value="7" calcext:value-type="string">
            <text:p>7</text:p>
          </table:table-cell>
          <table:table-cell table:style-name="ce7" table:formula="of:=IF(ISNA([.G358]);&quot;&quot;;VALUE(COM.MICROSOFT.CONCAT([.I358:.J358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mzprpmn6</text:p>
          </table:table-cell>
          <table:table-cell table:style-name="ce4" table:formula="of:=ORG.LIBREOFFICE.REGEX([.A359];&quot;\D&quot;;&quot;&quot;;&quot;g&quot;)" office:value-type="string" office:string-value="86" calcext:value-type="string">
            <text:p>86</text:p>
          </table:table-cell>
          <table:table-cell table:formula="of:=LEFT([.B359];1)" office:value-type="string" office:string-value="8" calcext:value-type="string">
            <text:p>8</text:p>
          </table:table-cell>
          <table:table-cell table:style-name="ce5" table:formula="of:=RIGHT([.B359];1)" office:value-type="string" office:string-value="6" calcext:value-type="string">
            <text:p>6</text:p>
          </table:table-cell>
          <table:table-cell table:formula="of:=VALUE(COM.MICROSOFT.CONCAT([.C359];[.D359]))" office:value-type="float" office:value="86" calcext:value-type="float">
            <text:p>86</text:p>
          </table:table-cell>
          <table:table-cell table:style-name="ce14" table:formula="of:=(STRREV([.A359]))" office:value-type="string" office:string-value="6nmprpzm8" calcext:value-type="string">
            <text:p>6nmprpzm8</text:p>
          </table:table-cell>
          <table:table-cell table:formula="of:=ORG.LIBREOFFICE.REGEX([.A35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59];&quot;eno|owt|eerht|ruof|evif|xis|neves|thgie|enin|orez|\d&quot;;;1)" office:value-type="string" office:string-value="6" calcext:value-type="string">
            <text:p>6</text:p>
          </table:table-cell>
          <table:table-cell table:formula="of:=IF(ISNA([.G359]);&quot;&quot;;IF([.G359]=&quot;one&quot;;&quot;1&quot;;IF([.G359]=&quot;two&quot;;&quot;2&quot;;IF([.G359]=&quot;three&quot;;&quot;3&quot;;IF([.G359]=&quot;four&quot;;&quot;4&quot;;IF([.G359]=&quot;five&quot;;&quot;5&quot;;IF([.G359]=&quot;six&quot;;&quot;6&quot;;IF([.G359]=&quot;seven&quot;;&quot;7&quot;;IF([.G359]=&quot;eight&quot;;&quot;8&quot;;IF([.G359]=&quot;nine&quot;;&quot;9&quot;;IF([.G359]=&quot;zero&quot;;&quot;0&quot;;VALUE([.G359]))))))))))))" office:value-type="float" office:value="8" calcext:value-type="float">
            <text:p>8</text:p>
          </table:table-cell>
          <table:table-cell table:style-name="ce7" table:formula="of:=IF(ISNA([.H359]);&quot;&quot;;IF([.H359]=&quot;eno&quot;;&quot;1&quot;;IF([.H359]=&quot;owt&quot;;&quot;2&quot;;IF([.H359]=&quot;eerht&quot;;&quot;3&quot;;IF([.H359]=&quot;ruof&quot;;&quot;4&quot;;IF([.H359]=&quot;evif&quot;;&quot;5&quot;;IF([.H359]=&quot;xis&quot;;&quot;6&quot;;IF([.H359]=&quot;neves&quot;;&quot;7&quot;;IF([.H359]=&quot;thgie&quot;;&quot;8&quot;;IF([.H359]=&quot;enin&quot;;&quot;9&quot;;IF([.H359]=&quot;orez&quot;;&quot;0&quot;;[.H359])))))))))))" office:value-type="string" office:string-value="6" calcext:value-type="string">
            <text:p>6</text:p>
          </table:table-cell>
          <table:table-cell table:style-name="ce7" table:formula="of:=IF(ISNA([.G359]);&quot;&quot;;VALUE(COM.MICROSOFT.CONCAT([.I359:.J359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hreebntdqxfdonettbgnbx7cp3</text:p>
          </table:table-cell>
          <table:table-cell table:style-name="ce4" table:formula="of:=ORG.LIBREOFFICE.REGEX([.A360];&quot;\D&quot;;&quot;&quot;;&quot;g&quot;)" office:value-type="string" office:string-value="273" calcext:value-type="string">
            <text:p>273</text:p>
          </table:table-cell>
          <table:table-cell table:formula="of:=LEFT([.B360];1)" office:value-type="string" office:string-value="2" calcext:value-type="string">
            <text:p>2</text:p>
          </table:table-cell>
          <table:table-cell table:style-name="ce5" table:formula="of:=RIGHT([.B360];1)" office:value-type="string" office:string-value="3" calcext:value-type="string">
            <text:p>3</text:p>
          </table:table-cell>
          <table:table-cell table:formula="of:=VALUE(COM.MICROSOFT.CONCAT([.C360];[.D360]))" office:value-type="float" office:value="23" calcext:value-type="float">
            <text:p>23</text:p>
          </table:table-cell>
          <table:table-cell table:style-name="ce14" table:formula="of:=(STRREV([.A360]))" office:value-type="string" office:string-value="3pc7xbngbttenodfxqdtnbeerht2" calcext:value-type="string">
            <text:p>3pc7xbngbttenodfxqdtnbeerht2</text:p>
          </table:table-cell>
          <table:table-cell table:formula="of:=ORG.LIBREOFFICE.REGEX([.A360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60];&quot;eno|owt|eerht|ruof|evif|xis|neves|thgie|enin|orez|\d&quot;;;1)" office:value-type="string" office:string-value="3" calcext:value-type="string">
            <text:p>3</text:p>
          </table:table-cell>
          <table:table-cell table:formula="of:=IF(ISNA([.G360]);&quot;&quot;;IF([.G360]=&quot;one&quot;;&quot;1&quot;;IF([.G360]=&quot;two&quot;;&quot;2&quot;;IF([.G360]=&quot;three&quot;;&quot;3&quot;;IF([.G360]=&quot;four&quot;;&quot;4&quot;;IF([.G360]=&quot;five&quot;;&quot;5&quot;;IF([.G360]=&quot;six&quot;;&quot;6&quot;;IF([.G360]=&quot;seven&quot;;&quot;7&quot;;IF([.G360]=&quot;eight&quot;;&quot;8&quot;;IF([.G360]=&quot;nine&quot;;&quot;9&quot;;IF([.G360]=&quot;zero&quot;;&quot;0&quot;;VALUE([.G360]))))))))))))" office:value-type="float" office:value="2" calcext:value-type="float">
            <text:p>2</text:p>
          </table:table-cell>
          <table:table-cell table:style-name="ce7" table:formula="of:=IF(ISNA([.H360]);&quot;&quot;;IF([.H360]=&quot;eno&quot;;&quot;1&quot;;IF([.H360]=&quot;owt&quot;;&quot;2&quot;;IF([.H360]=&quot;eerht&quot;;&quot;3&quot;;IF([.H360]=&quot;ruof&quot;;&quot;4&quot;;IF([.H360]=&quot;evif&quot;;&quot;5&quot;;IF([.H360]=&quot;xis&quot;;&quot;6&quot;;IF([.H360]=&quot;neves&quot;;&quot;7&quot;;IF([.H360]=&quot;thgie&quot;;&quot;8&quot;;IF([.H360]=&quot;enin&quot;;&quot;9&quot;;IF([.H360]=&quot;orez&quot;;&quot;0&quot;;[.H360])))))))))))" office:value-type="string" office:string-value="3" calcext:value-type="string">
            <text:p>3</text:p>
          </table:table-cell>
          <table:table-cell table:formula="of:=IF(ISNA([.G360]);&quot;&quot;;VALUE(COM.MICROSOFT.CONCAT([.I360:.J360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wo77</text:p>
          </table:table-cell>
          <table:table-cell table:style-name="ce4" table:formula="of:=ORG.LIBREOFFICE.REGEX([.A361];&quot;\D&quot;;&quot;&quot;;&quot;g&quot;)" office:value-type="string" office:string-value="577" calcext:value-type="string">
            <text:p>577</text:p>
          </table:table-cell>
          <table:table-cell table:formula="of:=LEFT([.B361];1)" office:value-type="string" office:string-value="5" calcext:value-type="string">
            <text:p>5</text:p>
          </table:table-cell>
          <table:table-cell table:style-name="ce5" table:formula="of:=RIGHT([.B361];1)" office:value-type="string" office:string-value="7" calcext:value-type="string">
            <text:p>7</text:p>
          </table:table-cell>
          <table:table-cell table:formula="of:=VALUE(COM.MICROSOFT.CONCAT([.C361];[.D361]))" office:value-type="float" office:value="57" calcext:value-type="float">
            <text:p>57</text:p>
          </table:table-cell>
          <table:table-cell table:style-name="ce14" table:formula="of:=(STRREV([.A361]))" office:value-type="string" office:string-value="77owt5" calcext:value-type="string">
            <text:p>77owt5</text:p>
          </table:table-cell>
          <table:table-cell table:formula="of:=ORG.LIBREOFFICE.REGEX([.A36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61];&quot;eno|owt|eerht|ruof|evif|xis|neves|thgie|enin|orez|\d&quot;;;1)" office:value-type="string" office:string-value="7" calcext:value-type="string">
            <text:p>7</text:p>
          </table:table-cell>
          <table:table-cell table:formula="of:=IF(ISNA([.G361]);&quot;&quot;;IF([.G361]=&quot;one&quot;;&quot;1&quot;;IF([.G361]=&quot;two&quot;;&quot;2&quot;;IF([.G361]=&quot;three&quot;;&quot;3&quot;;IF([.G361]=&quot;four&quot;;&quot;4&quot;;IF([.G361]=&quot;five&quot;;&quot;5&quot;;IF([.G361]=&quot;six&quot;;&quot;6&quot;;IF([.G361]=&quot;seven&quot;;&quot;7&quot;;IF([.G361]=&quot;eight&quot;;&quot;8&quot;;IF([.G361]=&quot;nine&quot;;&quot;9&quot;;IF([.G361]=&quot;zero&quot;;&quot;0&quot;;VALUE([.G361]))))))))))))" office:value-type="float" office:value="5" calcext:value-type="float">
            <text:p>5</text:p>
          </table:table-cell>
          <table:table-cell table:style-name="ce7" table:formula="of:=IF(ISNA([.H361]);&quot;&quot;;IF([.H361]=&quot;eno&quot;;&quot;1&quot;;IF([.H361]=&quot;owt&quot;;&quot;2&quot;;IF([.H361]=&quot;eerht&quot;;&quot;3&quot;;IF([.H361]=&quot;ruof&quot;;&quot;4&quot;;IF([.H361]=&quot;evif&quot;;&quot;5&quot;;IF([.H361]=&quot;xis&quot;;&quot;6&quot;;IF([.H361]=&quot;neves&quot;;&quot;7&quot;;IF([.H361]=&quot;thgie&quot;;&quot;8&quot;;IF([.H361]=&quot;enin&quot;;&quot;9&quot;;IF([.H361]=&quot;orez&quot;;&quot;0&quot;;[.H361])))))))))))" office:value-type="string" office:string-value="7" calcext:value-type="string">
            <text:p>7</text:p>
          </table:table-cell>
          <table:table-cell table:formula="of:=IF(ISNA([.G361]);&quot;&quot;;VALUE(COM.MICROSOFT.CONCAT([.I361:.J361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three</text:p>
          </table:table-cell>
          <table:table-cell table:style-name="ce4" table:formula="of:=ORG.LIBREOFFICE.REGEX([.A362];&quot;\D&quot;;&quot;&quot;;&quot;g&quot;)" office:value-type="string" office:string-value="7" calcext:value-type="string">
            <text:p>7</text:p>
          </table:table-cell>
          <table:table-cell table:formula="of:=LEFT([.B362];1)" office:value-type="string" office:string-value="7" calcext:value-type="string">
            <text:p>7</text:p>
          </table:table-cell>
          <table:table-cell table:style-name="ce5" table:formula="of:=RIGHT([.B362];1)" office:value-type="string" office:string-value="7" calcext:value-type="string">
            <text:p>7</text:p>
          </table:table-cell>
          <table:table-cell table:formula="of:=VALUE(COM.MICROSOFT.CONCAT([.C362];[.D362]))" office:value-type="float" office:value="77" calcext:value-type="float">
            <text:p>77</text:p>
          </table:table-cell>
          <table:table-cell table:style-name="ce14" table:formula="of:=(STRREV([.A362]))" office:value-type="string" office:string-value="eerht7thgie" calcext:value-type="string">
            <text:p>eerht7thgie</text:p>
          </table:table-cell>
          <table:table-cell table:formula="of:=ORG.LIBREOFFICE.REGEX([.A36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62];&quot;eno|owt|eerht|ruof|evif|xis|neves|thgie|enin|orez|\d&quot;;;1)" office:value-type="string" office:string-value="eerht" calcext:value-type="string">
            <text:p>eerht</text:p>
          </table:table-cell>
          <table:table-cell table:formula="of:=IF(ISNA([.G362]);&quot;&quot;;IF([.G362]=&quot;one&quot;;&quot;1&quot;;IF([.G362]=&quot;two&quot;;&quot;2&quot;;IF([.G362]=&quot;three&quot;;&quot;3&quot;;IF([.G362]=&quot;four&quot;;&quot;4&quot;;IF([.G362]=&quot;five&quot;;&quot;5&quot;;IF([.G362]=&quot;six&quot;;&quot;6&quot;;IF([.G362]=&quot;seven&quot;;&quot;7&quot;;IF([.G362]=&quot;eight&quot;;&quot;8&quot;;IF([.G362]=&quot;nine&quot;;&quot;9&quot;;IF([.G362]=&quot;zero&quot;;&quot;0&quot;;VALUE([.G362]))))))))))))" office:value-type="string" office:string-value="8" calcext:value-type="string">
            <text:p>8</text:p>
          </table:table-cell>
          <table:table-cell table:style-name="ce7" table:formula="of:=IF(ISNA([.H362]);&quot;&quot;;IF([.H362]=&quot;eno&quot;;&quot;1&quot;;IF([.H362]=&quot;owt&quot;;&quot;2&quot;;IF([.H362]=&quot;eerht&quot;;&quot;3&quot;;IF([.H362]=&quot;ruof&quot;;&quot;4&quot;;IF([.H362]=&quot;evif&quot;;&quot;5&quot;;IF([.H362]=&quot;xis&quot;;&quot;6&quot;;IF([.H362]=&quot;neves&quot;;&quot;7&quot;;IF([.H362]=&quot;thgie&quot;;&quot;8&quot;;IF([.H362]=&quot;enin&quot;;&quot;9&quot;;IF([.H362]=&quot;orez&quot;;&quot;0&quot;;[.H362])))))))))))" office:value-type="string" office:string-value="3" calcext:value-type="string">
            <text:p>3</text:p>
          </table:table-cell>
          <table:table-cell table:formula="of:=IF(ISNA([.G362]);&quot;&quot;;VALUE(COM.MICROSOFT.CONCAT([.I362:.J362])))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hcbnrfslm8dqdthddqckonerclsshqhxpjdmgnmvsixgmqxt</text:p>
          </table:table-cell>
          <table:table-cell table:style-name="ce4" table:formula="of:=ORG.LIBREOFFICE.REGEX([.A363];&quot;\D&quot;;&quot;&quot;;&quot;g&quot;)" office:value-type="string" office:string-value="8" calcext:value-type="string">
            <text:p>8</text:p>
          </table:table-cell>
          <table:table-cell table:formula="of:=LEFT([.B363];1)" office:value-type="string" office:string-value="8" calcext:value-type="string">
            <text:p>8</text:p>
          </table:table-cell>
          <table:table-cell table:style-name="ce5" table:formula="of:=RIGHT([.B363];1)" office:value-type="string" office:string-value="8" calcext:value-type="string">
            <text:p>8</text:p>
          </table:table-cell>
          <table:table-cell table:formula="of:=VALUE(COM.MICROSOFT.CONCAT([.C363];[.D363]))" office:value-type="float" office:value="88" calcext:value-type="float">
            <text:p>88</text:p>
          </table:table-cell>
          <table:table-cell table:style-name="ce14" table:formula="of:=(STRREV([.A363]))" office:value-type="string" office:string-value="txqmgxisvmngmdjpxhqhsslcrenokcqddhtdqd8mlsfrnbchr" calcext:value-type="string">
            <text:p>txqmgxisvmngmdjpxhqhsslcrenokcqddhtdqd8mlsfrnbchr</text:p>
          </table:table-cell>
          <table:table-cell table:formula="of:=ORG.LIBREOFFICE.REGEX([.A36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63];&quot;eno|owt|eerht|ruof|evif|xis|neves|thgie|enin|orez|\d&quot;;;1)" office:value-type="string" office:string-value="xis" calcext:value-type="string">
            <text:p>xis</text:p>
          </table:table-cell>
          <table:table-cell table:formula="of:=IF(ISNA([.G363]);&quot;&quot;;IF([.G363]=&quot;one&quot;;&quot;1&quot;;IF([.G363]=&quot;two&quot;;&quot;2&quot;;IF([.G363]=&quot;three&quot;;&quot;3&quot;;IF([.G363]=&quot;four&quot;;&quot;4&quot;;IF([.G363]=&quot;five&quot;;&quot;5&quot;;IF([.G363]=&quot;six&quot;;&quot;6&quot;;IF([.G363]=&quot;seven&quot;;&quot;7&quot;;IF([.G363]=&quot;eight&quot;;&quot;8&quot;;IF([.G363]=&quot;nine&quot;;&quot;9&quot;;IF([.G363]=&quot;zero&quot;;&quot;0&quot;;VALUE([.G363]))))))))))))" office:value-type="float" office:value="8" calcext:value-type="float">
            <text:p>8</text:p>
          </table:table-cell>
          <table:table-cell table:style-name="ce7" table:formula="of:=IF(ISNA([.H363]);&quot;&quot;;IF([.H363]=&quot;eno&quot;;&quot;1&quot;;IF([.H363]=&quot;owt&quot;;&quot;2&quot;;IF([.H363]=&quot;eerht&quot;;&quot;3&quot;;IF([.H363]=&quot;ruof&quot;;&quot;4&quot;;IF([.H363]=&quot;evif&quot;;&quot;5&quot;;IF([.H363]=&quot;xis&quot;;&quot;6&quot;;IF([.H363]=&quot;neves&quot;;&quot;7&quot;;IF([.H363]=&quot;thgie&quot;;&quot;8&quot;;IF([.H363]=&quot;enin&quot;;&quot;9&quot;;IF([.H363]=&quot;orez&quot;;&quot;0&quot;;[.H363])))))))))))" office:value-type="string" office:string-value="6" calcext:value-type="string">
            <text:p>6</text:p>
          </table:table-cell>
          <table:table-cell table:formula="of:=IF(ISNA([.G363]);&quot;&quot;;VALUE(COM.MICROSOFT.CONCAT([.I363:.J363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five2</text:p>
          </table:table-cell>
          <table:table-cell table:style-name="ce4" table:formula="of:=ORG.LIBREOFFICE.REGEX([.A364];&quot;\D&quot;;&quot;&quot;;&quot;g&quot;)" office:value-type="string" office:string-value="92" calcext:value-type="string">
            <text:p>92</text:p>
          </table:table-cell>
          <table:table-cell table:formula="of:=LEFT([.B364];1)" office:value-type="string" office:string-value="9" calcext:value-type="string">
            <text:p>9</text:p>
          </table:table-cell>
          <table:table-cell table:style-name="ce5" table:formula="of:=RIGHT([.B364];1)" office:value-type="string" office:string-value="2" calcext:value-type="string">
            <text:p>2</text:p>
          </table:table-cell>
          <table:table-cell table:formula="of:=VALUE(COM.MICROSOFT.CONCAT([.C364];[.D364]))" office:value-type="float" office:value="92" calcext:value-type="float">
            <text:p>92</text:p>
          </table:table-cell>
          <table:table-cell table:style-name="ce14" table:formula="of:=(STRREV([.A364]))" office:value-type="string" office:string-value="2evif9" calcext:value-type="string">
            <text:p>2evif9</text:p>
          </table:table-cell>
          <table:table-cell table:formula="of:=ORG.LIBREOFFICE.REGEX([.A36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64];&quot;eno|owt|eerht|ruof|evif|xis|neves|thgie|enin|orez|\d&quot;;;1)" office:value-type="string" office:string-value="2" calcext:value-type="string">
            <text:p>2</text:p>
          </table:table-cell>
          <table:table-cell table:formula="of:=IF(ISNA([.G364]);&quot;&quot;;IF([.G364]=&quot;one&quot;;&quot;1&quot;;IF([.G364]=&quot;two&quot;;&quot;2&quot;;IF([.G364]=&quot;three&quot;;&quot;3&quot;;IF([.G364]=&quot;four&quot;;&quot;4&quot;;IF([.G364]=&quot;five&quot;;&quot;5&quot;;IF([.G364]=&quot;six&quot;;&quot;6&quot;;IF([.G364]=&quot;seven&quot;;&quot;7&quot;;IF([.G364]=&quot;eight&quot;;&quot;8&quot;;IF([.G364]=&quot;nine&quot;;&quot;9&quot;;IF([.G364]=&quot;zero&quot;;&quot;0&quot;;VALUE([.G364]))))))))))))" office:value-type="float" office:value="9" calcext:value-type="float">
            <text:p>9</text:p>
          </table:table-cell>
          <table:table-cell table:style-name="ce7" table:formula="of:=IF(ISNA([.H364]);&quot;&quot;;IF([.H364]=&quot;eno&quot;;&quot;1&quot;;IF([.H364]=&quot;owt&quot;;&quot;2&quot;;IF([.H364]=&quot;eerht&quot;;&quot;3&quot;;IF([.H364]=&quot;ruof&quot;;&quot;4&quot;;IF([.H364]=&quot;evif&quot;;&quot;5&quot;;IF([.H364]=&quot;xis&quot;;&quot;6&quot;;IF([.H364]=&quot;neves&quot;;&quot;7&quot;;IF([.H364]=&quot;thgie&quot;;&quot;8&quot;;IF([.H364]=&quot;enin&quot;;&quot;9&quot;;IF([.H364]=&quot;orez&quot;;&quot;0&quot;;[.H364])))))))))))" office:value-type="string" office:string-value="2" calcext:value-type="string">
            <text:p>2</text:p>
          </table:table-cell>
          <table:table-cell table:formula="of:=IF(ISNA([.G364]);&quot;&quot;;VALUE(COM.MICROSOFT.CONCAT([.I364:.J364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zntwo5fiveonetwonec</text:p>
          </table:table-cell>
          <table:table-cell table:style-name="ce4" table:formula="of:=ORG.LIBREOFFICE.REGEX([.A365];&quot;\D&quot;;&quot;&quot;;&quot;g&quot;)" office:value-type="string" office:string-value="5" calcext:value-type="string">
            <text:p>5</text:p>
          </table:table-cell>
          <table:table-cell table:formula="of:=LEFT([.B365];1)" office:value-type="string" office:string-value="5" calcext:value-type="string">
            <text:p>5</text:p>
          </table:table-cell>
          <table:table-cell table:style-name="ce5" table:formula="of:=RIGHT([.B365];1)" office:value-type="string" office:string-value="5" calcext:value-type="string">
            <text:p>5</text:p>
          </table:table-cell>
          <table:table-cell table:formula="of:=VALUE(COM.MICROSOFT.CONCAT([.C365];[.D365]))" office:value-type="float" office:value="55" calcext:value-type="float">
            <text:p>55</text:p>
          </table:table-cell>
          <table:table-cell table:style-name="ce14" table:formula="of:=(STRREV([.A365]))" office:value-type="string" office:string-value="cenowtenoevif5owtnzkj" calcext:value-type="string">
            <text:p>cenowtenoevif5owtnzkj</text:p>
          </table:table-cell>
          <table:table-cell table:formula="of:=ORG.LIBREOFFICE.REGEX([.A36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65];&quot;eno|owt|eerht|ruof|evif|xis|neves|thgie|enin|orez|\d&quot;;;1)" office:value-type="string" office:string-value="eno" calcext:value-type="string">
            <text:p>eno</text:p>
          </table:table-cell>
          <table:table-cell table:formula="of:=IF(ISNA([.G365]);&quot;&quot;;IF([.G365]=&quot;one&quot;;&quot;1&quot;;IF([.G365]=&quot;two&quot;;&quot;2&quot;;IF([.G365]=&quot;three&quot;;&quot;3&quot;;IF([.G365]=&quot;four&quot;;&quot;4&quot;;IF([.G365]=&quot;five&quot;;&quot;5&quot;;IF([.G365]=&quot;six&quot;;&quot;6&quot;;IF([.G365]=&quot;seven&quot;;&quot;7&quot;;IF([.G365]=&quot;eight&quot;;&quot;8&quot;;IF([.G365]=&quot;nine&quot;;&quot;9&quot;;IF([.G365]=&quot;zero&quot;;&quot;0&quot;;VALUE([.G365]))))))))))))" office:value-type="string" office:string-value="2" calcext:value-type="string">
            <text:p>2</text:p>
          </table:table-cell>
          <table:table-cell table:style-name="ce7" table:formula="of:=IF(ISNA([.H365]);&quot;&quot;;IF([.H365]=&quot;eno&quot;;&quot;1&quot;;IF([.H365]=&quot;owt&quot;;&quot;2&quot;;IF([.H365]=&quot;eerht&quot;;&quot;3&quot;;IF([.H365]=&quot;ruof&quot;;&quot;4&quot;;IF([.H365]=&quot;evif&quot;;&quot;5&quot;;IF([.H365]=&quot;xis&quot;;&quot;6&quot;;IF([.H365]=&quot;neves&quot;;&quot;7&quot;;IF([.H365]=&quot;thgie&quot;;&quot;8&quot;;IF([.H365]=&quot;enin&quot;;&quot;9&quot;;IF([.H365]=&quot;orez&quot;;&quot;0&quot;;[.H365])))))))))))" office:value-type="string" office:string-value="1" calcext:value-type="string">
            <text:p>1</text:p>
          </table:table-cell>
          <table:table-cell table:formula="of:=IF(ISNA([.G365]);&quot;&quot;;VALUE(COM.MICROSOFT.CONCAT([.I365:.J36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oneseven</text:p>
          </table:table-cell>
          <table:table-cell table:style-name="ce4" table:formula="of:=ORG.LIBREOFFICE.REGEX([.A366];&quot;\D&quot;;&quot;&quot;;&quot;g&quot;)" office:value-type="string" office:string-value="48" calcext:value-type="string">
            <text:p>48</text:p>
          </table:table-cell>
          <table:table-cell table:formula="of:=LEFT([.B366];1)" office:value-type="string" office:string-value="4" calcext:value-type="string">
            <text:p>4</text:p>
          </table:table-cell>
          <table:table-cell table:style-name="ce5" table:formula="of:=RIGHT([.B366];1)" office:value-type="string" office:string-value="8" calcext:value-type="string">
            <text:p>8</text:p>
          </table:table-cell>
          <table:table-cell table:formula="of:=VALUE(COM.MICROSOFT.CONCAT([.C366];[.D366]))" office:value-type="float" office:value="48" calcext:value-type="float">
            <text:p>48</text:p>
          </table:table-cell>
          <table:table-cell table:style-name="ce14" table:formula="of:=(STRREV([.A366]))" office:value-type="string" office:string-value="neveseno84" calcext:value-type="string">
            <text:p>neveseno84</text:p>
          </table:table-cell>
          <table:table-cell table:formula="of:=ORG.LIBREOFFICE.REGEX([.A366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6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66]);&quot;&quot;;IF([.G366]=&quot;one&quot;;&quot;1&quot;;IF([.G366]=&quot;two&quot;;&quot;2&quot;;IF([.G366]=&quot;three&quot;;&quot;3&quot;;IF([.G366]=&quot;four&quot;;&quot;4&quot;;IF([.G366]=&quot;five&quot;;&quot;5&quot;;IF([.G366]=&quot;six&quot;;&quot;6&quot;;IF([.G366]=&quot;seven&quot;;&quot;7&quot;;IF([.G366]=&quot;eight&quot;;&quot;8&quot;;IF([.G366]=&quot;nine&quot;;&quot;9&quot;;IF([.G366]=&quot;zero&quot;;&quot;0&quot;;VALUE([.G366]))))))))))))" office:value-type="float" office:value="4" calcext:value-type="float">
            <text:p>4</text:p>
          </table:table-cell>
          <table:table-cell table:style-name="ce7" table:formula="of:=IF(ISNA([.H366]);&quot;&quot;;IF([.H366]=&quot;eno&quot;;&quot;1&quot;;IF([.H366]=&quot;owt&quot;;&quot;2&quot;;IF([.H366]=&quot;eerht&quot;;&quot;3&quot;;IF([.H366]=&quot;ruof&quot;;&quot;4&quot;;IF([.H366]=&quot;evif&quot;;&quot;5&quot;;IF([.H366]=&quot;xis&quot;;&quot;6&quot;;IF([.H366]=&quot;neves&quot;;&quot;7&quot;;IF([.H366]=&quot;thgie&quot;;&quot;8&quot;;IF([.H366]=&quot;enin&quot;;&quot;9&quot;;IF([.H366]=&quot;orez&quot;;&quot;0&quot;;[.H366])))))))))))" office:value-type="string" office:string-value="7" calcext:value-type="string">
            <text:p>7</text:p>
          </table:table-cell>
          <table:table-cell table:formula="of:=IF(ISNA([.G366]);&quot;&quot;;VALUE(COM.MICROSOFT.CONCAT([.I366:.J366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fourlqptgfkone</text:p>
          </table:table-cell>
          <table:table-cell table:style-name="ce4" table:formula="of:=ORG.LIBREOFFICE.REGEX([.A367];&quot;\D&quot;;&quot;&quot;;&quot;g&quot;)" office:value-type="string" office:string-value="7" calcext:value-type="string">
            <text:p>7</text:p>
          </table:table-cell>
          <table:table-cell table:formula="of:=LEFT([.B367];1)" office:value-type="string" office:string-value="7" calcext:value-type="string">
            <text:p>7</text:p>
          </table:table-cell>
          <table:table-cell table:style-name="ce5" table:formula="of:=RIGHT([.B367];1)" office:value-type="string" office:string-value="7" calcext:value-type="string">
            <text:p>7</text:p>
          </table:table-cell>
          <table:table-cell table:formula="of:=VALUE(COM.MICROSOFT.CONCAT([.C367];[.D367]))" office:value-type="float" office:value="77" calcext:value-type="float">
            <text:p>77</text:p>
          </table:table-cell>
          <table:table-cell table:style-name="ce14" table:formula="of:=(STRREV([.A367]))" office:value-type="string" office:string-value="enokfgtpqlruof7" calcext:value-type="string">
            <text:p>enokfgtpqlruof7</text:p>
          </table:table-cell>
          <table:table-cell table:formula="of:=ORG.LIBREOFFICE.REGEX([.A367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67];&quot;eno|owt|eerht|ruof|evif|xis|neves|thgie|enin|orez|\d&quot;;;1)" office:value-type="string" office:string-value="eno" calcext:value-type="string">
            <text:p>eno</text:p>
          </table:table-cell>
          <table:table-cell table:formula="of:=IF(ISNA([.G367]);&quot;&quot;;IF([.G367]=&quot;one&quot;;&quot;1&quot;;IF([.G367]=&quot;two&quot;;&quot;2&quot;;IF([.G367]=&quot;three&quot;;&quot;3&quot;;IF([.G367]=&quot;four&quot;;&quot;4&quot;;IF([.G367]=&quot;five&quot;;&quot;5&quot;;IF([.G367]=&quot;six&quot;;&quot;6&quot;;IF([.G367]=&quot;seven&quot;;&quot;7&quot;;IF([.G367]=&quot;eight&quot;;&quot;8&quot;;IF([.G367]=&quot;nine&quot;;&quot;9&quot;;IF([.G367]=&quot;zero&quot;;&quot;0&quot;;VALUE([.G367]))))))))))))" office:value-type="float" office:value="7" calcext:value-type="float">
            <text:p>7</text:p>
          </table:table-cell>
          <table:table-cell table:style-name="ce7" table:formula="of:=IF(ISNA([.H367]);&quot;&quot;;IF([.H367]=&quot;eno&quot;;&quot;1&quot;;IF([.H367]=&quot;owt&quot;;&quot;2&quot;;IF([.H367]=&quot;eerht&quot;;&quot;3&quot;;IF([.H367]=&quot;ruof&quot;;&quot;4&quot;;IF([.H367]=&quot;evif&quot;;&quot;5&quot;;IF([.H367]=&quot;xis&quot;;&quot;6&quot;;IF([.H367]=&quot;neves&quot;;&quot;7&quot;;IF([.H367]=&quot;thgie&quot;;&quot;8&quot;;IF([.H367]=&quot;enin&quot;;&quot;9&quot;;IF([.H367]=&quot;orez&quot;;&quot;0&quot;;[.H367])))))))))))" office:value-type="string" office:string-value="1" calcext:value-type="string">
            <text:p>1</text:p>
          </table:table-cell>
          <table:table-cell table:formula="of:=IF(ISNA([.G367]);&quot;&quot;;VALUE(COM.MICROSOFT.CONCAT([.I367:.J367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2hnlbhzxjjfpdeightwod</text:p>
          </table:table-cell>
          <table:table-cell table:style-name="ce4" table:formula="of:=ORG.LIBREOFFICE.REGEX([.A368];&quot;\D&quot;;&quot;&quot;;&quot;g&quot;)" office:value-type="string" office:string-value="2" calcext:value-type="string">
            <text:p>2</text:p>
          </table:table-cell>
          <table:table-cell table:formula="of:=LEFT([.B368];1)" office:value-type="string" office:string-value="2" calcext:value-type="string">
            <text:p>2</text:p>
          </table:table-cell>
          <table:table-cell table:style-name="ce5" table:formula="of:=RIGHT([.B368];1)" office:value-type="string" office:string-value="2" calcext:value-type="string">
            <text:p>2</text:p>
          </table:table-cell>
          <table:table-cell table:formula="of:=VALUE(COM.MICROSOFT.CONCAT([.C368];[.D368]))" office:value-type="float" office:value="22" calcext:value-type="float">
            <text:p>22</text:p>
          </table:table-cell>
          <table:table-cell table:style-name="ce14" table:formula="of:=(STRREV([.A368]))" office:value-type="string" office:string-value="dowthgiedpfjjxzhblnh2xis" calcext:value-type="string">
            <text:p>dowthgiedpfjjxzhblnh2xis</text:p>
          </table:table-cell>
          <table:table-cell table:formula="of:=ORG.LIBREOFFICE.REGEX([.A36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68];&quot;eno|owt|eerht|ruof|evif|xis|neves|thgie|enin|orez|\d&quot;;;1)" office:value-type="string" office:string-value="owt" calcext:value-type="string">
            <text:p>owt</text:p>
          </table:table-cell>
          <table:table-cell table:formula="of:=IF(ISNA([.G368]);&quot;&quot;;IF([.G368]=&quot;one&quot;;&quot;1&quot;;IF([.G368]=&quot;two&quot;;&quot;2&quot;;IF([.G368]=&quot;three&quot;;&quot;3&quot;;IF([.G368]=&quot;four&quot;;&quot;4&quot;;IF([.G368]=&quot;five&quot;;&quot;5&quot;;IF([.G368]=&quot;six&quot;;&quot;6&quot;;IF([.G368]=&quot;seven&quot;;&quot;7&quot;;IF([.G368]=&quot;eight&quot;;&quot;8&quot;;IF([.G368]=&quot;nine&quot;;&quot;9&quot;;IF([.G368]=&quot;zero&quot;;&quot;0&quot;;VALUE([.G368]))))))))))))" office:value-type="string" office:string-value="6" calcext:value-type="string">
            <text:p>6</text:p>
          </table:table-cell>
          <table:table-cell table:style-name="ce7" table:formula="of:=IF(ISNA([.H368]);&quot;&quot;;IF([.H368]=&quot;eno&quot;;&quot;1&quot;;IF([.H368]=&quot;owt&quot;;&quot;2&quot;;IF([.H368]=&quot;eerht&quot;;&quot;3&quot;;IF([.H368]=&quot;ruof&quot;;&quot;4&quot;;IF([.H368]=&quot;evif&quot;;&quot;5&quot;;IF([.H368]=&quot;xis&quot;;&quot;6&quot;;IF([.H368]=&quot;neves&quot;;&quot;7&quot;;IF([.H368]=&quot;thgie&quot;;&quot;8&quot;;IF([.H368]=&quot;enin&quot;;&quot;9&quot;;IF([.H368]=&quot;orez&quot;;&quot;0&quot;;[.H368])))))))))))" office:value-type="string" office:string-value="2" calcext:value-type="string">
            <text:p>2</text:p>
          </table:table-cell>
          <table:table-cell table:formula="of:=IF(ISNA([.G368]);&quot;&quot;;VALUE(COM.MICROSOFT.CONCAT([.I368:.J368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6onel</text:p>
          </table:table-cell>
          <table:table-cell table:style-name="ce4" table:formula="of:=ORG.LIBREOFFICE.REGEX([.A369];&quot;\D&quot;;&quot;&quot;;&quot;g&quot;)" office:value-type="string" office:string-value="46" calcext:value-type="string">
            <text:p>46</text:p>
          </table:table-cell>
          <table:table-cell table:formula="of:=LEFT([.B369];1)" office:value-type="string" office:string-value="4" calcext:value-type="string">
            <text:p>4</text:p>
          </table:table-cell>
          <table:table-cell table:style-name="ce5" table:formula="of:=RIGHT([.B369];1)" office:value-type="string" office:string-value="6" calcext:value-type="string">
            <text:p>6</text:p>
          </table:table-cell>
          <table:table-cell table:formula="of:=VALUE(COM.MICROSOFT.CONCAT([.C369];[.D369]))" office:value-type="float" office:value="46" calcext:value-type="float">
            <text:p>46</text:p>
          </table:table-cell>
          <table:table-cell table:style-name="ce14" table:formula="of:=(STRREV([.A369]))" office:value-type="string" office:string-value="leno64" calcext:value-type="string">
            <text:p>leno64</text:p>
          </table:table-cell>
          <table:table-cell table:formula="of:=ORG.LIBREOFFICE.REGEX([.A36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69];&quot;eno|owt|eerht|ruof|evif|xis|neves|thgie|enin|orez|\d&quot;;;1)" office:value-type="string" office:string-value="eno" calcext:value-type="string">
            <text:p>eno</text:p>
          </table:table-cell>
          <table:table-cell table:formula="of:=IF(ISNA([.G369]);&quot;&quot;;IF([.G369]=&quot;one&quot;;&quot;1&quot;;IF([.G369]=&quot;two&quot;;&quot;2&quot;;IF([.G369]=&quot;three&quot;;&quot;3&quot;;IF([.G369]=&quot;four&quot;;&quot;4&quot;;IF([.G369]=&quot;five&quot;;&quot;5&quot;;IF([.G369]=&quot;six&quot;;&quot;6&quot;;IF([.G369]=&quot;seven&quot;;&quot;7&quot;;IF([.G369]=&quot;eight&quot;;&quot;8&quot;;IF([.G369]=&quot;nine&quot;;&quot;9&quot;;IF([.G369]=&quot;zero&quot;;&quot;0&quot;;VALUE([.G369]))))))))))))" office:value-type="float" office:value="4" calcext:value-type="float">
            <text:p>4</text:p>
          </table:table-cell>
          <table:table-cell table:style-name="ce7" table:formula="of:=IF(ISNA([.H369]);&quot;&quot;;IF([.H369]=&quot;eno&quot;;&quot;1&quot;;IF([.H369]=&quot;owt&quot;;&quot;2&quot;;IF([.H369]=&quot;eerht&quot;;&quot;3&quot;;IF([.H369]=&quot;ruof&quot;;&quot;4&quot;;IF([.H369]=&quot;evif&quot;;&quot;5&quot;;IF([.H369]=&quot;xis&quot;;&quot;6&quot;;IF([.H369]=&quot;neves&quot;;&quot;7&quot;;IF([.H369]=&quot;thgie&quot;;&quot;8&quot;;IF([.H369]=&quot;enin&quot;;&quot;9&quot;;IF([.H369]=&quot;orez&quot;;&quot;0&quot;;[.H369])))))))))))" office:value-type="string" office:string-value="1" calcext:value-type="string">
            <text:p>1</text:p>
          </table:table-cell>
          <table:table-cell table:formula="of:=IF(ISNA([.G369]);&quot;&quot;;VALUE(COM.MICROSOFT.CONCAT([.I369:.J369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zvrp3ninethreenine2</text:p>
          </table:table-cell>
          <table:table-cell table:style-name="ce4" table:formula="of:=ORG.LIBREOFFICE.REGEX([.A370];&quot;\D&quot;;&quot;&quot;;&quot;g&quot;)" office:value-type="string" office:string-value="32" calcext:value-type="string">
            <text:p>32</text:p>
          </table:table-cell>
          <table:table-cell table:formula="of:=LEFT([.B370];1)" office:value-type="string" office:string-value="3" calcext:value-type="string">
            <text:p>3</text:p>
          </table:table-cell>
          <table:table-cell table:style-name="ce5" table:formula="of:=RIGHT([.B370];1)" office:value-type="string" office:string-value="2" calcext:value-type="string">
            <text:p>2</text:p>
          </table:table-cell>
          <table:table-cell table:formula="of:=VALUE(COM.MICROSOFT.CONCAT([.C370];[.D370]))" office:value-type="float" office:value="32" calcext:value-type="float">
            <text:p>32</text:p>
          </table:table-cell>
          <table:table-cell table:style-name="ce14" table:formula="of:=(STRREV([.A370]))" office:value-type="string" office:string-value="2enineerhtenin3prvzrp" calcext:value-type="string">
            <text:p>2enineerhtenin3prvzrp</text:p>
          </table:table-cell>
          <table:table-cell table:formula="of:=ORG.LIBREOFFICE.REGEX([.A37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70];&quot;eno|owt|eerht|ruof|evif|xis|neves|thgie|enin|orez|\d&quot;;;1)" office:value-type="string" office:string-value="2" calcext:value-type="string">
            <text:p>2</text:p>
          </table:table-cell>
          <table:table-cell table:formula="of:=IF(ISNA([.G370]);&quot;&quot;;IF([.G370]=&quot;one&quot;;&quot;1&quot;;IF([.G370]=&quot;two&quot;;&quot;2&quot;;IF([.G370]=&quot;three&quot;;&quot;3&quot;;IF([.G370]=&quot;four&quot;;&quot;4&quot;;IF([.G370]=&quot;five&quot;;&quot;5&quot;;IF([.G370]=&quot;six&quot;;&quot;6&quot;;IF([.G370]=&quot;seven&quot;;&quot;7&quot;;IF([.G370]=&quot;eight&quot;;&quot;8&quot;;IF([.G370]=&quot;nine&quot;;&quot;9&quot;;IF([.G370]=&quot;zero&quot;;&quot;0&quot;;VALUE([.G370]))))))))))))" office:value-type="float" office:value="3" calcext:value-type="float">
            <text:p>3</text:p>
          </table:table-cell>
          <table:table-cell table:style-name="ce7" table:formula="of:=IF(ISNA([.H370]);&quot;&quot;;IF([.H370]=&quot;eno&quot;;&quot;1&quot;;IF([.H370]=&quot;owt&quot;;&quot;2&quot;;IF([.H370]=&quot;eerht&quot;;&quot;3&quot;;IF([.H370]=&quot;ruof&quot;;&quot;4&quot;;IF([.H370]=&quot;evif&quot;;&quot;5&quot;;IF([.H370]=&quot;xis&quot;;&quot;6&quot;;IF([.H370]=&quot;neves&quot;;&quot;7&quot;;IF([.H370]=&quot;thgie&quot;;&quot;8&quot;;IF([.H370]=&quot;enin&quot;;&quot;9&quot;;IF([.H370]=&quot;orez&quot;;&quot;0&quot;;[.H370])))))))))))" office:value-type="string" office:string-value="2" calcext:value-type="string">
            <text:p>2</text:p>
          </table:table-cell>
          <table:table-cell table:formula="of:=IF(ISNA([.G370]);&quot;&quot;;VALUE(COM.MICROSOFT.CONCAT([.I370:.J37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nine2chbvxbkbnq</text:p>
          </table:table-cell>
          <table:table-cell table:style-name="ce4" table:formula="of:=ORG.LIBREOFFICE.REGEX([.A371];&quot;\D&quot;;&quot;&quot;;&quot;g&quot;)" office:value-type="string" office:string-value="2" calcext:value-type="string">
            <text:p>2</text:p>
          </table:table-cell>
          <table:table-cell table:formula="of:=LEFT([.B371];1)" office:value-type="string" office:string-value="2" calcext:value-type="string">
            <text:p>2</text:p>
          </table:table-cell>
          <table:table-cell table:style-name="ce5" table:formula="of:=RIGHT([.B371];1)" office:value-type="string" office:string-value="2" calcext:value-type="string">
            <text:p>2</text:p>
          </table:table-cell>
          <table:table-cell table:formula="of:=VALUE(COM.MICROSOFT.CONCAT([.C371];[.D371]))" office:value-type="float" office:value="22" calcext:value-type="float">
            <text:p>22</text:p>
          </table:table-cell>
          <table:table-cell table:style-name="ce14" table:formula="of:=(STRREV([.A371]))" office:value-type="string" office:string-value="qnbkbxvbhc2enint" calcext:value-type="string">
            <text:p>qnbkbxvbhc2enint</text:p>
          </table:table-cell>
          <table:table-cell table:formula="of:=ORG.LIBREOFFICE.REGEX([.A37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371];&quot;eno|owt|eerht|ruof|evif|xis|neves|thgie|enin|orez|\d&quot;;;1)" office:value-type="string" office:string-value="2" calcext:value-type="string">
            <text:p>2</text:p>
          </table:table-cell>
          <table:table-cell table:formula="of:=IF(ISNA([.G371]);&quot;&quot;;IF([.G371]=&quot;one&quot;;&quot;1&quot;;IF([.G371]=&quot;two&quot;;&quot;2&quot;;IF([.G371]=&quot;three&quot;;&quot;3&quot;;IF([.G371]=&quot;four&quot;;&quot;4&quot;;IF([.G371]=&quot;five&quot;;&quot;5&quot;;IF([.G371]=&quot;six&quot;;&quot;6&quot;;IF([.G371]=&quot;seven&quot;;&quot;7&quot;;IF([.G371]=&quot;eight&quot;;&quot;8&quot;;IF([.G371]=&quot;nine&quot;;&quot;9&quot;;IF([.G371]=&quot;zero&quot;;&quot;0&quot;;VALUE([.G371]))))))))))))" office:value-type="string" office:string-value="9" calcext:value-type="string">
            <text:p>9</text:p>
          </table:table-cell>
          <table:table-cell table:style-name="ce7" table:formula="of:=IF(ISNA([.H371]);&quot;&quot;;IF([.H371]=&quot;eno&quot;;&quot;1&quot;;IF([.H371]=&quot;owt&quot;;&quot;2&quot;;IF([.H371]=&quot;eerht&quot;;&quot;3&quot;;IF([.H371]=&quot;ruof&quot;;&quot;4&quot;;IF([.H371]=&quot;evif&quot;;&quot;5&quot;;IF([.H371]=&quot;xis&quot;;&quot;6&quot;;IF([.H371]=&quot;neves&quot;;&quot;7&quot;;IF([.H371]=&quot;thgie&quot;;&quot;8&quot;;IF([.H371]=&quot;enin&quot;;&quot;9&quot;;IF([.H371]=&quot;orez&quot;;&quot;0&quot;;[.H371])))))))))))" office:value-type="string" office:string-value="2" calcext:value-type="string">
            <text:p>2</text:p>
          </table:table-cell>
          <table:table-cell table:formula="of:=IF(ISNA([.G371]);&quot;&quot;;VALUE(COM.MICROSOFT.CONCAT([.I371:.J37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jnbsrtrhg9twob</text:p>
          </table:table-cell>
          <table:table-cell table:style-name="ce4" table:formula="of:=ORG.LIBREOFFICE.REGEX([.A372];&quot;\D&quot;;&quot;&quot;;&quot;g&quot;)" office:value-type="string" office:string-value="9" calcext:value-type="string">
            <text:p>9</text:p>
          </table:table-cell>
          <table:table-cell table:formula="of:=LEFT([.B372];1)" office:value-type="string" office:string-value="9" calcext:value-type="string">
            <text:p>9</text:p>
          </table:table-cell>
          <table:table-cell table:style-name="ce5" table:formula="of:=RIGHT([.B372];1)" office:value-type="string" office:string-value="9" calcext:value-type="string">
            <text:p>9</text:p>
          </table:table-cell>
          <table:table-cell table:formula="of:=VALUE(COM.MICROSOFT.CONCAT([.C372];[.D372]))" office:value-type="float" office:value="99" calcext:value-type="float">
            <text:p>99</text:p>
          </table:table-cell>
          <table:table-cell table:style-name="ce14" table:formula="of:=(STRREV([.A372]))" office:value-type="string" office:string-value="bowt9ghrtrsbnjxis" calcext:value-type="string">
            <text:p>bowt9ghrtrsbnjxis</text:p>
          </table:table-cell>
          <table:table-cell table:formula="of:=ORG.LIBREOFFICE.REGEX([.A37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72];&quot;eno|owt|eerht|ruof|evif|xis|neves|thgie|enin|orez|\d&quot;;;1)" office:value-type="string" office:string-value="owt" calcext:value-type="string">
            <text:p>owt</text:p>
          </table:table-cell>
          <table:table-cell table:formula="of:=IF(ISNA([.G372]);&quot;&quot;;IF([.G372]=&quot;one&quot;;&quot;1&quot;;IF([.G372]=&quot;two&quot;;&quot;2&quot;;IF([.G372]=&quot;three&quot;;&quot;3&quot;;IF([.G372]=&quot;four&quot;;&quot;4&quot;;IF([.G372]=&quot;five&quot;;&quot;5&quot;;IF([.G372]=&quot;six&quot;;&quot;6&quot;;IF([.G372]=&quot;seven&quot;;&quot;7&quot;;IF([.G372]=&quot;eight&quot;;&quot;8&quot;;IF([.G372]=&quot;nine&quot;;&quot;9&quot;;IF([.G372]=&quot;zero&quot;;&quot;0&quot;;VALUE([.G372]))))))))))))" office:value-type="string" office:string-value="6" calcext:value-type="string">
            <text:p>6</text:p>
          </table:table-cell>
          <table:table-cell table:style-name="ce7" table:formula="of:=IF(ISNA([.H372]);&quot;&quot;;IF([.H372]=&quot;eno&quot;;&quot;1&quot;;IF([.H372]=&quot;owt&quot;;&quot;2&quot;;IF([.H372]=&quot;eerht&quot;;&quot;3&quot;;IF([.H372]=&quot;ruof&quot;;&quot;4&quot;;IF([.H372]=&quot;evif&quot;;&quot;5&quot;;IF([.H372]=&quot;xis&quot;;&quot;6&quot;;IF([.H372]=&quot;neves&quot;;&quot;7&quot;;IF([.H372]=&quot;thgie&quot;;&quot;8&quot;;IF([.H372]=&quot;enin&quot;;&quot;9&quot;;IF([.H372]=&quot;orez&quot;;&quot;0&quot;;[.H372])))))))))))" office:value-type="string" office:string-value="2" calcext:value-type="string">
            <text:p>2</text:p>
          </table:table-cell>
          <table:table-cell table:formula="of:=IF(ISNA([.G372]);&quot;&quot;;VALUE(COM.MICROSOFT.CONCAT([.I372:.J372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kdb5852fourfiveone6</text:p>
          </table:table-cell>
          <table:table-cell table:style-name="ce4" table:formula="of:=ORG.LIBREOFFICE.REGEX([.A373];&quot;\D&quot;;&quot;&quot;;&quot;g&quot;)" office:value-type="string" office:string-value="58526" calcext:value-type="string">
            <text:p>58526</text:p>
          </table:table-cell>
          <table:table-cell table:formula="of:=LEFT([.B373];1)" office:value-type="string" office:string-value="5" calcext:value-type="string">
            <text:p>5</text:p>
          </table:table-cell>
          <table:table-cell table:style-name="ce5" table:formula="of:=RIGHT([.B373];1)" office:value-type="string" office:string-value="6" calcext:value-type="string">
            <text:p>6</text:p>
          </table:table-cell>
          <table:table-cell table:formula="of:=VALUE(COM.MICROSOFT.CONCAT([.C373];[.D373]))" office:value-type="float" office:value="56" calcext:value-type="float">
            <text:p>56</text:p>
          </table:table-cell>
          <table:table-cell table:style-name="ce14" table:formula="of:=(STRREV([.A373]))" office:value-type="string" office:string-value="6enoevifruof2585bdknk" calcext:value-type="string">
            <text:p>6enoevifruof2585bdknk</text:p>
          </table:table-cell>
          <table:table-cell table:formula="of:=ORG.LIBREOFFICE.REGEX([.A37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73];&quot;eno|owt|eerht|ruof|evif|xis|neves|thgie|enin|orez|\d&quot;;;1)" office:value-type="string" office:string-value="6" calcext:value-type="string">
            <text:p>6</text:p>
          </table:table-cell>
          <table:table-cell table:formula="of:=IF(ISNA([.G373]);&quot;&quot;;IF([.G373]=&quot;one&quot;;&quot;1&quot;;IF([.G373]=&quot;two&quot;;&quot;2&quot;;IF([.G373]=&quot;three&quot;;&quot;3&quot;;IF([.G373]=&quot;four&quot;;&quot;4&quot;;IF([.G373]=&quot;five&quot;;&quot;5&quot;;IF([.G373]=&quot;six&quot;;&quot;6&quot;;IF([.G373]=&quot;seven&quot;;&quot;7&quot;;IF([.G373]=&quot;eight&quot;;&quot;8&quot;;IF([.G373]=&quot;nine&quot;;&quot;9&quot;;IF([.G373]=&quot;zero&quot;;&quot;0&quot;;VALUE([.G373]))))))))))))" office:value-type="float" office:value="5" calcext:value-type="float">
            <text:p>5</text:p>
          </table:table-cell>
          <table:table-cell table:style-name="ce7" table:formula="of:=IF(ISNA([.H373]);&quot;&quot;;IF([.H373]=&quot;eno&quot;;&quot;1&quot;;IF([.H373]=&quot;owt&quot;;&quot;2&quot;;IF([.H373]=&quot;eerht&quot;;&quot;3&quot;;IF([.H373]=&quot;ruof&quot;;&quot;4&quot;;IF([.H373]=&quot;evif&quot;;&quot;5&quot;;IF([.H373]=&quot;xis&quot;;&quot;6&quot;;IF([.H373]=&quot;neves&quot;;&quot;7&quot;;IF([.H373]=&quot;thgie&quot;;&quot;8&quot;;IF([.H373]=&quot;enin&quot;;&quot;9&quot;;IF([.H373]=&quot;orez&quot;;&quot;0&quot;;[.H373])))))))))))" office:value-type="string" office:string-value="6" calcext:value-type="string">
            <text:p>6</text:p>
          </table:table-cell>
          <table:table-cell table:formula="of:=IF(ISNA([.G373]);&quot;&quot;;VALUE(COM.MICROSOFT.CONCAT([.I373:.J373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onevndbhone</text:p>
          </table:table-cell>
          <table:table-cell table:style-name="ce4" table:formula="of:=ORG.LIBREOFFICE.REGEX([.A374];&quot;\D&quot;;&quot;&quot;;&quot;g&quot;)" office:value-type="string" office:string-value="6" calcext:value-type="string">
            <text:p>6</text:p>
          </table:table-cell>
          <table:table-cell table:formula="of:=LEFT([.B374];1)" office:value-type="string" office:string-value="6" calcext:value-type="string">
            <text:p>6</text:p>
          </table:table-cell>
          <table:table-cell table:style-name="ce5" table:formula="of:=RIGHT([.B374];1)" office:value-type="string" office:string-value="6" calcext:value-type="string">
            <text:p>6</text:p>
          </table:table-cell>
          <table:table-cell table:formula="of:=VALUE(COM.MICROSOFT.CONCAT([.C374];[.D374]))" office:value-type="float" office:value="66" calcext:value-type="float">
            <text:p>66</text:p>
          </table:table-cell>
          <table:table-cell table:style-name="ce14" table:formula="of:=(STRREV([.A374]))" office:value-type="string" office:string-value="enohbdnveno6" calcext:value-type="string">
            <text:p>enohbdnveno6</text:p>
          </table:table-cell>
          <table:table-cell table:formula="of:=ORG.LIBREOFFICE.REGEX([.A37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74];&quot;eno|owt|eerht|ruof|evif|xis|neves|thgie|enin|orez|\d&quot;;;1)" office:value-type="string" office:string-value="eno" calcext:value-type="string">
            <text:p>eno</text:p>
          </table:table-cell>
          <table:table-cell table:formula="of:=IF(ISNA([.G374]);&quot;&quot;;IF([.G374]=&quot;one&quot;;&quot;1&quot;;IF([.G374]=&quot;two&quot;;&quot;2&quot;;IF([.G374]=&quot;three&quot;;&quot;3&quot;;IF([.G374]=&quot;four&quot;;&quot;4&quot;;IF([.G374]=&quot;five&quot;;&quot;5&quot;;IF([.G374]=&quot;six&quot;;&quot;6&quot;;IF([.G374]=&quot;seven&quot;;&quot;7&quot;;IF([.G374]=&quot;eight&quot;;&quot;8&quot;;IF([.G374]=&quot;nine&quot;;&quot;9&quot;;IF([.G374]=&quot;zero&quot;;&quot;0&quot;;VALUE([.G374]))))))))))))" office:value-type="float" office:value="6" calcext:value-type="float">
            <text:p>6</text:p>
          </table:table-cell>
          <table:table-cell table:style-name="ce7" table:formula="of:=IF(ISNA([.H374]);&quot;&quot;;IF([.H374]=&quot;eno&quot;;&quot;1&quot;;IF([.H374]=&quot;owt&quot;;&quot;2&quot;;IF([.H374]=&quot;eerht&quot;;&quot;3&quot;;IF([.H374]=&quot;ruof&quot;;&quot;4&quot;;IF([.H374]=&quot;evif&quot;;&quot;5&quot;;IF([.H374]=&quot;xis&quot;;&quot;6&quot;;IF([.H374]=&quot;neves&quot;;&quot;7&quot;;IF([.H374]=&quot;thgie&quot;;&quot;8&quot;;IF([.H374]=&quot;enin&quot;;&quot;9&quot;;IF([.H374]=&quot;orez&quot;;&quot;0&quot;;[.H374])))))))))))" office:value-type="string" office:string-value="1" calcext:value-type="string">
            <text:p>1</text:p>
          </table:table-cell>
          <table:table-cell table:formula="of:=IF(ISNA([.G374]);&quot;&quot;;VALUE(COM.MICROSOFT.CONCAT([.I374:.J374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qp</text:p>
          </table:table-cell>
          <table:table-cell table:style-name="ce4" table:formula="of:=ORG.LIBREOFFICE.REGEX([.A375];&quot;\D&quot;;&quot;&quot;;&quot;g&quot;)" office:value-type="string" office:string-value="4" calcext:value-type="string">
            <text:p>4</text:p>
          </table:table-cell>
          <table:table-cell table:formula="of:=LEFT([.B375];1)" office:value-type="string" office:string-value="4" calcext:value-type="string">
            <text:p>4</text:p>
          </table:table-cell>
          <table:table-cell table:style-name="ce5" table:formula="of:=RIGHT([.B375];1)" office:value-type="string" office:string-value="4" calcext:value-type="string">
            <text:p>4</text:p>
          </table:table-cell>
          <table:table-cell table:formula="of:=VALUE(COM.MICROSOFT.CONCAT([.C375];[.D375]))" office:value-type="float" office:value="44" calcext:value-type="float">
            <text:p>44</text:p>
          </table:table-cell>
          <table:table-cell table:style-name="ce14" table:formula="of:=(STRREV([.A375]))" office:value-type="string" office:string-value="pqht4" calcext:value-type="string">
            <text:p>pqht4</text:p>
          </table:table-cell>
          <table:table-cell table:formula="of:=ORG.LIBREOFFICE.REGEX([.A37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75];&quot;eno|owt|eerht|ruof|evif|xis|neves|thgie|enin|orez|\d&quot;;;1)" office:value-type="string" office:string-value="4" calcext:value-type="string">
            <text:p>4</text:p>
          </table:table-cell>
          <table:table-cell table:formula="of:=IF(ISNA([.G375]);&quot;&quot;;IF([.G375]=&quot;one&quot;;&quot;1&quot;;IF([.G375]=&quot;two&quot;;&quot;2&quot;;IF([.G375]=&quot;three&quot;;&quot;3&quot;;IF([.G375]=&quot;four&quot;;&quot;4&quot;;IF([.G375]=&quot;five&quot;;&quot;5&quot;;IF([.G375]=&quot;six&quot;;&quot;6&quot;;IF([.G375]=&quot;seven&quot;;&quot;7&quot;;IF([.G375]=&quot;eight&quot;;&quot;8&quot;;IF([.G375]=&quot;nine&quot;;&quot;9&quot;;IF([.G375]=&quot;zero&quot;;&quot;0&quot;;VALUE([.G375]))))))))))))" office:value-type="float" office:value="4" calcext:value-type="float">
            <text:p>4</text:p>
          </table:table-cell>
          <table:table-cell table:style-name="ce7" table:formula="of:=IF(ISNA([.H375]);&quot;&quot;;IF([.H375]=&quot;eno&quot;;&quot;1&quot;;IF([.H375]=&quot;owt&quot;;&quot;2&quot;;IF([.H375]=&quot;eerht&quot;;&quot;3&quot;;IF([.H375]=&quot;ruof&quot;;&quot;4&quot;;IF([.H375]=&quot;evif&quot;;&quot;5&quot;;IF([.H375]=&quot;xis&quot;;&quot;6&quot;;IF([.H375]=&quot;neves&quot;;&quot;7&quot;;IF([.H375]=&quot;thgie&quot;;&quot;8&quot;;IF([.H375]=&quot;enin&quot;;&quot;9&quot;;IF([.H375]=&quot;orez&quot;;&quot;0&quot;;[.H375])))))))))))" office:value-type="string" office:string-value="4" calcext:value-type="string">
            <text:p>4</text:p>
          </table:table-cell>
          <table:table-cell table:style-name="ce7" table:formula="of:=IF(ISNA([.G375]);&quot;&quot;;VALUE(COM.MICROSOFT.CONCAT([.I375:.J375])))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xdnbtxgtjrgffourseven4threehzqxzqfourseven</text:p>
          </table:table-cell>
          <table:table-cell table:style-name="ce4" table:formula="of:=ORG.LIBREOFFICE.REGEX([.A376];&quot;\D&quot;;&quot;&quot;;&quot;g&quot;)" office:value-type="string" office:string-value="4" calcext:value-type="string">
            <text:p>4</text:p>
          </table:table-cell>
          <table:table-cell table:formula="of:=LEFT([.B376];1)" office:value-type="string" office:string-value="4" calcext:value-type="string">
            <text:p>4</text:p>
          </table:table-cell>
          <table:table-cell table:style-name="ce5" table:formula="of:=RIGHT([.B376];1)" office:value-type="string" office:string-value="4" calcext:value-type="string">
            <text:p>4</text:p>
          </table:table-cell>
          <table:table-cell table:formula="of:=VALUE(COM.MICROSOFT.CONCAT([.C376];[.D376]))" office:value-type="float" office:value="44" calcext:value-type="float">
            <text:p>44</text:p>
          </table:table-cell>
          <table:table-cell table:style-name="ce14" table:formula="of:=(STRREV([.A376]))" office:value-type="string" office:string-value="nevesruofqzxqzheerht4nevesruoffgrjtgxtbndx" calcext:value-type="string">
            <text:p>nevesruofqzxqzheerht4nevesruoffgrjtgxtbndx</text:p>
          </table:table-cell>
          <table:table-cell table:formula="of:=ORG.LIBREOFFICE.REGEX([.A37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37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76]);&quot;&quot;;IF([.G376]=&quot;one&quot;;&quot;1&quot;;IF([.G376]=&quot;two&quot;;&quot;2&quot;;IF([.G376]=&quot;three&quot;;&quot;3&quot;;IF([.G376]=&quot;four&quot;;&quot;4&quot;;IF([.G376]=&quot;five&quot;;&quot;5&quot;;IF([.G376]=&quot;six&quot;;&quot;6&quot;;IF([.G376]=&quot;seven&quot;;&quot;7&quot;;IF([.G376]=&quot;eight&quot;;&quot;8&quot;;IF([.G376]=&quot;nine&quot;;&quot;9&quot;;IF([.G376]=&quot;zero&quot;;&quot;0&quot;;VALUE([.G376]))))))))))))" office:value-type="string" office:string-value="4" calcext:value-type="string">
            <text:p>4</text:p>
          </table:table-cell>
          <table:table-cell table:style-name="ce7" table:formula="of:=IF(ISNA([.H376]);&quot;&quot;;IF([.H376]=&quot;eno&quot;;&quot;1&quot;;IF([.H376]=&quot;owt&quot;;&quot;2&quot;;IF([.H376]=&quot;eerht&quot;;&quot;3&quot;;IF([.H376]=&quot;ruof&quot;;&quot;4&quot;;IF([.H376]=&quot;evif&quot;;&quot;5&quot;;IF([.H376]=&quot;xis&quot;;&quot;6&quot;;IF([.H376]=&quot;neves&quot;;&quot;7&quot;;IF([.H376]=&quot;thgie&quot;;&quot;8&quot;;IF([.H376]=&quot;enin&quot;;&quot;9&quot;;IF([.H376]=&quot;orez&quot;;&quot;0&quot;;[.H376])))))))))))" office:value-type="string" office:string-value="7" calcext:value-type="string">
            <text:p>7</text:p>
          </table:table-cell>
          <table:table-cell table:formula="of:=IF(ISNA([.G376]);&quot;&quot;;VALUE(COM.MICROSOFT.CONCAT([.I376:.J376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kbtl2</text:p>
          </table:table-cell>
          <table:table-cell table:style-name="ce4" table:formula="of:=ORG.LIBREOFFICE.REGEX([.A377];&quot;\D&quot;;&quot;&quot;;&quot;g&quot;)" office:value-type="string" office:string-value="2" calcext:value-type="string">
            <text:p>2</text:p>
          </table:table-cell>
          <table:table-cell table:formula="of:=LEFT([.B377];1)" office:value-type="string" office:string-value="2" calcext:value-type="string">
            <text:p>2</text:p>
          </table:table-cell>
          <table:table-cell table:style-name="ce5" table:formula="of:=RIGHT([.B377];1)" office:value-type="string" office:string-value="2" calcext:value-type="string">
            <text:p>2</text:p>
          </table:table-cell>
          <table:table-cell table:formula="of:=VALUE(COM.MICROSOFT.CONCAT([.C377];[.D377]))" office:value-type="float" office:value="22" calcext:value-type="float">
            <text:p>22</text:p>
          </table:table-cell>
          <table:table-cell table:style-name="ce14" table:formula="of:=(STRREV([.A377]))" office:value-type="string" office:string-value="2ltbkpc" calcext:value-type="string">
            <text:p>2ltbkpc</text:p>
          </table:table-cell>
          <table:table-cell table:formula="of:=ORG.LIBREOFFICE.REGEX([.A37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77];&quot;eno|owt|eerht|ruof|evif|xis|neves|thgie|enin|orez|\d&quot;;;1)" office:value-type="string" office:string-value="2" calcext:value-type="string">
            <text:p>2</text:p>
          </table:table-cell>
          <table:table-cell table:formula="of:=IF(ISNA([.G377]);&quot;&quot;;IF([.G377]=&quot;one&quot;;&quot;1&quot;;IF([.G377]=&quot;two&quot;;&quot;2&quot;;IF([.G377]=&quot;three&quot;;&quot;3&quot;;IF([.G377]=&quot;four&quot;;&quot;4&quot;;IF([.G377]=&quot;five&quot;;&quot;5&quot;;IF([.G377]=&quot;six&quot;;&quot;6&quot;;IF([.G377]=&quot;seven&quot;;&quot;7&quot;;IF([.G377]=&quot;eight&quot;;&quot;8&quot;;IF([.G377]=&quot;nine&quot;;&quot;9&quot;;IF([.G377]=&quot;zero&quot;;&quot;0&quot;;VALUE([.G377]))))))))))))" office:value-type="float" office:value="2" calcext:value-type="float">
            <text:p>2</text:p>
          </table:table-cell>
          <table:table-cell table:style-name="ce7" table:formula="of:=IF(ISNA([.H377]);&quot;&quot;;IF([.H377]=&quot;eno&quot;;&quot;1&quot;;IF([.H377]=&quot;owt&quot;;&quot;2&quot;;IF([.H377]=&quot;eerht&quot;;&quot;3&quot;;IF([.H377]=&quot;ruof&quot;;&quot;4&quot;;IF([.H377]=&quot;evif&quot;;&quot;5&quot;;IF([.H377]=&quot;xis&quot;;&quot;6&quot;;IF([.H377]=&quot;neves&quot;;&quot;7&quot;;IF([.H377]=&quot;thgie&quot;;&quot;8&quot;;IF([.H377]=&quot;enin&quot;;&quot;9&quot;;IF([.H377]=&quot;orez&quot;;&quot;0&quot;;[.H377])))))))))))" office:value-type="string" office:string-value="2" calcext:value-type="string">
            <text:p>2</text:p>
          </table:table-cell>
          <table:table-cell table:style-name="ce7" table:formula="of:=IF(ISNA([.G377]);&quot;&quot;;VALUE(COM.MICROSOFT.CONCAT([.I377:.J377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psqmcxphvtfhn</text:p>
          </table:table-cell>
          <table:table-cell table:style-name="ce4" table:formula="of:=ORG.LIBREOFFICE.REGEX([.A378];&quot;\D&quot;;&quot;&quot;;&quot;g&quot;)" office:value-type="string" office:string-value="6" calcext:value-type="string">
            <text:p>6</text:p>
          </table:table-cell>
          <table:table-cell table:formula="of:=LEFT([.B378];1)" office:value-type="string" office:string-value="6" calcext:value-type="string">
            <text:p>6</text:p>
          </table:table-cell>
          <table:table-cell table:style-name="ce5" table:formula="of:=RIGHT([.B378];1)" office:value-type="string" office:string-value="6" calcext:value-type="string">
            <text:p>6</text:p>
          </table:table-cell>
          <table:table-cell table:formula="of:=VALUE(COM.MICROSOFT.CONCAT([.C378];[.D378]))" office:value-type="float" office:value="66" calcext:value-type="float">
            <text:p>66</text:p>
          </table:table-cell>
          <table:table-cell table:style-name="ce14" table:formula="of:=(STRREV([.A378]))" office:value-type="string" office:string-value="nhftvhpxcmqsp6eerht" calcext:value-type="string">
            <text:p>nhftvhpxcmqsp6eerht</text:p>
          </table:table-cell>
          <table:table-cell table:formula="of:=ORG.LIBREOFFICE.REGEX([.A37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78];&quot;eno|owt|eerht|ruof|evif|xis|neves|thgie|enin|orez|\d&quot;;;1)" office:value-type="string" office:string-value="6" calcext:value-type="string">
            <text:p>6</text:p>
          </table:table-cell>
          <table:table-cell table:formula="of:=IF(ISNA([.G378]);&quot;&quot;;IF([.G378]=&quot;one&quot;;&quot;1&quot;;IF([.G378]=&quot;two&quot;;&quot;2&quot;;IF([.G378]=&quot;three&quot;;&quot;3&quot;;IF([.G378]=&quot;four&quot;;&quot;4&quot;;IF([.G378]=&quot;five&quot;;&quot;5&quot;;IF([.G378]=&quot;six&quot;;&quot;6&quot;;IF([.G378]=&quot;seven&quot;;&quot;7&quot;;IF([.G378]=&quot;eight&quot;;&quot;8&quot;;IF([.G378]=&quot;nine&quot;;&quot;9&quot;;IF([.G378]=&quot;zero&quot;;&quot;0&quot;;VALUE([.G378]))))))))))))" office:value-type="string" office:string-value="3" calcext:value-type="string">
            <text:p>3</text:p>
          </table:table-cell>
          <table:table-cell table:style-name="ce7" table:formula="of:=IF(ISNA([.H378]);&quot;&quot;;IF([.H378]=&quot;eno&quot;;&quot;1&quot;;IF([.H378]=&quot;owt&quot;;&quot;2&quot;;IF([.H378]=&quot;eerht&quot;;&quot;3&quot;;IF([.H378]=&quot;ruof&quot;;&quot;4&quot;;IF([.H378]=&quot;evif&quot;;&quot;5&quot;;IF([.H378]=&quot;xis&quot;;&quot;6&quot;;IF([.H378]=&quot;neves&quot;;&quot;7&quot;;IF([.H378]=&quot;thgie&quot;;&quot;8&quot;;IF([.H378]=&quot;enin&quot;;&quot;9&quot;;IF([.H378]=&quot;orez&quot;;&quot;0&quot;;[.H378])))))))))))" office:value-type="string" office:string-value="6" calcext:value-type="string">
            <text:p>6</text:p>
          </table:table-cell>
          <table:table-cell table:formula="of:=IF(ISNA([.G378]);&quot;&quot;;VALUE(COM.MICROSOFT.CONCAT([.I378:.J378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42ninevndsevenmljgncshctnjrvszhnkt</text:p>
          </table:table-cell>
          <table:table-cell table:style-name="ce4" table:formula="of:=ORG.LIBREOFFICE.REGEX([.A379];&quot;\D&quot;;&quot;&quot;;&quot;g&quot;)" office:value-type="string" office:string-value="42" calcext:value-type="string">
            <text:p>42</text:p>
          </table:table-cell>
          <table:table-cell table:formula="of:=LEFT([.B379];1)" office:value-type="string" office:string-value="4" calcext:value-type="string">
            <text:p>4</text:p>
          </table:table-cell>
          <table:table-cell table:style-name="ce5" table:formula="of:=RIGHT([.B379];1)" office:value-type="string" office:string-value="2" calcext:value-type="string">
            <text:p>2</text:p>
          </table:table-cell>
          <table:table-cell table:formula="of:=VALUE(COM.MICROSOFT.CONCAT([.C379];[.D379]))" office:value-type="float" office:value="42" calcext:value-type="float">
            <text:p>42</text:p>
          </table:table-cell>
          <table:table-cell table:style-name="ce14" table:formula="of:=(STRREV([.A379]))" office:value-type="string" office:string-value="tknhzsvrjntchscngjlmnevesdnvenin24owt" calcext:value-type="string">
            <text:p>tknhzsvrjntchscngjlmnevesdnvenin24owt</text:p>
          </table:table-cell>
          <table:table-cell table:formula="of:=ORG.LIBREOFFICE.REGEX([.A37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7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79]);&quot;&quot;;IF([.G379]=&quot;one&quot;;&quot;1&quot;;IF([.G379]=&quot;two&quot;;&quot;2&quot;;IF([.G379]=&quot;three&quot;;&quot;3&quot;;IF([.G379]=&quot;four&quot;;&quot;4&quot;;IF([.G379]=&quot;five&quot;;&quot;5&quot;;IF([.G379]=&quot;six&quot;;&quot;6&quot;;IF([.G379]=&quot;seven&quot;;&quot;7&quot;;IF([.G379]=&quot;eight&quot;;&quot;8&quot;;IF([.G379]=&quot;nine&quot;;&quot;9&quot;;IF([.G379]=&quot;zero&quot;;&quot;0&quot;;VALUE([.G379]))))))))))))" office:value-type="string" office:string-value="2" calcext:value-type="string">
            <text:p>2</text:p>
          </table:table-cell>
          <table:table-cell table:style-name="ce7" table:formula="of:=IF(ISNA([.H379]);&quot;&quot;;IF([.H379]=&quot;eno&quot;;&quot;1&quot;;IF([.H379]=&quot;owt&quot;;&quot;2&quot;;IF([.H379]=&quot;eerht&quot;;&quot;3&quot;;IF([.H379]=&quot;ruof&quot;;&quot;4&quot;;IF([.H379]=&quot;evif&quot;;&quot;5&quot;;IF([.H379]=&quot;xis&quot;;&quot;6&quot;;IF([.H379]=&quot;neves&quot;;&quot;7&quot;;IF([.H379]=&quot;thgie&quot;;&quot;8&quot;;IF([.H379]=&quot;enin&quot;;&quot;9&quot;;IF([.H379]=&quot;orez&quot;;&quot;0&quot;;[.H379])))))))))))" office:value-type="string" office:string-value="7" calcext:value-type="string">
            <text:p>7</text:p>
          </table:table-cell>
          <table:table-cell table:formula="of:=IF(ISNA([.G379]);&quot;&quot;;VALUE(COM.MICROSOFT.CONCAT([.I379:.J379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frvxonesqkcjdlk2mrztrlttjvs</text:p>
          </table:table-cell>
          <table:table-cell table:style-name="ce4" table:formula="of:=ORG.LIBREOFFICE.REGEX([.A380];&quot;\D&quot;;&quot;&quot;;&quot;g&quot;)" office:value-type="string" office:string-value="2" calcext:value-type="string">
            <text:p>2</text:p>
          </table:table-cell>
          <table:table-cell table:formula="of:=LEFT([.B380];1)" office:value-type="string" office:string-value="2" calcext:value-type="string">
            <text:p>2</text:p>
          </table:table-cell>
          <table:table-cell table:style-name="ce5" table:formula="of:=RIGHT([.B380];1)" office:value-type="string" office:string-value="2" calcext:value-type="string">
            <text:p>2</text:p>
          </table:table-cell>
          <table:table-cell table:formula="of:=VALUE(COM.MICROSOFT.CONCAT([.C380];[.D380]))" office:value-type="float" office:value="22" calcext:value-type="float">
            <text:p>22</text:p>
          </table:table-cell>
          <table:table-cell table:style-name="ce14" table:formula="of:=(STRREV([.A380]))" office:value-type="string" office:string-value="svjttlrtzrm2kldjckqsenoxvrfeerht" calcext:value-type="string">
            <text:p>svjttlrtzrm2kldjckqsenoxvrfeerht</text:p>
          </table:table-cell>
          <table:table-cell table:formula="of:=ORG.LIBREOFFICE.REGEX([.A38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80];&quot;eno|owt|eerht|ruof|evif|xis|neves|thgie|enin|orez|\d&quot;;;1)" office:value-type="string" office:string-value="2" calcext:value-type="string">
            <text:p>2</text:p>
          </table:table-cell>
          <table:table-cell table:formula="of:=IF(ISNA([.G380]);&quot;&quot;;IF([.G380]=&quot;one&quot;;&quot;1&quot;;IF([.G380]=&quot;two&quot;;&quot;2&quot;;IF([.G380]=&quot;three&quot;;&quot;3&quot;;IF([.G380]=&quot;four&quot;;&quot;4&quot;;IF([.G380]=&quot;five&quot;;&quot;5&quot;;IF([.G380]=&quot;six&quot;;&quot;6&quot;;IF([.G380]=&quot;seven&quot;;&quot;7&quot;;IF([.G380]=&quot;eight&quot;;&quot;8&quot;;IF([.G380]=&quot;nine&quot;;&quot;9&quot;;IF([.G380]=&quot;zero&quot;;&quot;0&quot;;VALUE([.G380]))))))))))))" office:value-type="string" office:string-value="3" calcext:value-type="string">
            <text:p>3</text:p>
          </table:table-cell>
          <table:table-cell table:style-name="ce7" table:formula="of:=IF(ISNA([.H380]);&quot;&quot;;IF([.H380]=&quot;eno&quot;;&quot;1&quot;;IF([.H380]=&quot;owt&quot;;&quot;2&quot;;IF([.H380]=&quot;eerht&quot;;&quot;3&quot;;IF([.H380]=&quot;ruof&quot;;&quot;4&quot;;IF([.H380]=&quot;evif&quot;;&quot;5&quot;;IF([.H380]=&quot;xis&quot;;&quot;6&quot;;IF([.H380]=&quot;neves&quot;;&quot;7&quot;;IF([.H380]=&quot;thgie&quot;;&quot;8&quot;;IF([.H380]=&quot;enin&quot;;&quot;9&quot;;IF([.H380]=&quot;orez&quot;;&quot;0&quot;;[.H380])))))))))))" office:value-type="string" office:string-value="2" calcext:value-type="string">
            <text:p>2</text:p>
          </table:table-cell>
          <table:table-cell table:formula="of:=IF(ISNA([.G380]);&quot;&quot;;VALUE(COM.MICROSOFT.CONCAT([.I380:.J38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vgqtqvn22jkjnxbxpkdfourfour9</text:p>
          </table:table-cell>
          <table:table-cell table:style-name="ce4" table:formula="of:=ORG.LIBREOFFICE.REGEX([.A381];&quot;\D&quot;;&quot;&quot;;&quot;g&quot;)" office:value-type="string" office:string-value="229" calcext:value-type="string">
            <text:p>229</text:p>
          </table:table-cell>
          <table:table-cell table:formula="of:=LEFT([.B381];1)" office:value-type="string" office:string-value="2" calcext:value-type="string">
            <text:p>2</text:p>
          </table:table-cell>
          <table:table-cell table:style-name="ce5" table:formula="of:=RIGHT([.B381];1)" office:value-type="string" office:string-value="9" calcext:value-type="string">
            <text:p>9</text:p>
          </table:table-cell>
          <table:table-cell table:formula="of:=VALUE(COM.MICROSOFT.CONCAT([.C381];[.D381]))" office:value-type="float" office:value="29" calcext:value-type="float">
            <text:p>29</text:p>
          </table:table-cell>
          <table:table-cell table:style-name="ce14" table:formula="of:=(STRREV([.A381]))" office:value-type="string" office:string-value="9ruofruofdkpxbxnjkj22nvqtqgvnk" calcext:value-type="string">
            <text:p>9ruofruofdkpxbxnjkj22nvqtqgvnk</text:p>
          </table:table-cell>
          <table:table-cell table:formula="of:=ORG.LIBREOFFICE.REGEX([.A38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81];&quot;eno|owt|eerht|ruof|evif|xis|neves|thgie|enin|orez|\d&quot;;;1)" office:value-type="string" office:string-value="9" calcext:value-type="string">
            <text:p>9</text:p>
          </table:table-cell>
          <table:table-cell table:formula="of:=IF(ISNA([.G381]);&quot;&quot;;IF([.G381]=&quot;one&quot;;&quot;1&quot;;IF([.G381]=&quot;two&quot;;&quot;2&quot;;IF([.G381]=&quot;three&quot;;&quot;3&quot;;IF([.G381]=&quot;four&quot;;&quot;4&quot;;IF([.G381]=&quot;five&quot;;&quot;5&quot;;IF([.G381]=&quot;six&quot;;&quot;6&quot;;IF([.G381]=&quot;seven&quot;;&quot;7&quot;;IF([.G381]=&quot;eight&quot;;&quot;8&quot;;IF([.G381]=&quot;nine&quot;;&quot;9&quot;;IF([.G381]=&quot;zero&quot;;&quot;0&quot;;VALUE([.G381]))))))))))))" office:value-type="float" office:value="2" calcext:value-type="float">
            <text:p>2</text:p>
          </table:table-cell>
          <table:table-cell table:style-name="ce7" table:formula="of:=IF(ISNA([.H381]);&quot;&quot;;IF([.H381]=&quot;eno&quot;;&quot;1&quot;;IF([.H381]=&quot;owt&quot;;&quot;2&quot;;IF([.H381]=&quot;eerht&quot;;&quot;3&quot;;IF([.H381]=&quot;ruof&quot;;&quot;4&quot;;IF([.H381]=&quot;evif&quot;;&quot;5&quot;;IF([.H381]=&quot;xis&quot;;&quot;6&quot;;IF([.H381]=&quot;neves&quot;;&quot;7&quot;;IF([.H381]=&quot;thgie&quot;;&quot;8&quot;;IF([.H381]=&quot;enin&quot;;&quot;9&quot;;IF([.H381]=&quot;orez&quot;;&quot;0&quot;;[.H381])))))))))))" office:value-type="string" office:string-value="9" calcext:value-type="string">
            <text:p>9</text:p>
          </table:table-cell>
          <table:table-cell table:formula="of:=IF(ISNA([.G381]);&quot;&quot;;VALUE(COM.MICROSOFT.CONCAT([.I381:.J381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oneqnnnztsshx6</text:p>
          </table:table-cell>
          <table:table-cell table:style-name="ce4" table:formula="of:=ORG.LIBREOFFICE.REGEX([.A382];&quot;\D&quot;;&quot;&quot;;&quot;g&quot;)" office:value-type="string" office:string-value="246" calcext:value-type="string">
            <text:p>246</text:p>
          </table:table-cell>
          <table:table-cell table:formula="of:=LEFT([.B382];1)" office:value-type="string" office:string-value="2" calcext:value-type="string">
            <text:p>2</text:p>
          </table:table-cell>
          <table:table-cell table:style-name="ce5" table:formula="of:=RIGHT([.B382];1)" office:value-type="string" office:string-value="6" calcext:value-type="string">
            <text:p>6</text:p>
          </table:table-cell>
          <table:table-cell table:formula="of:=VALUE(COM.MICROSOFT.CONCAT([.C382];[.D382]))" office:value-type="float" office:value="26" calcext:value-type="float">
            <text:p>26</text:p>
          </table:table-cell>
          <table:table-cell table:style-name="ce14" table:formula="of:=(STRREV([.A382]))" office:value-type="string" office:string-value="6xhsstznnnqeno42" calcext:value-type="string">
            <text:p>6xhsstznnnqeno42</text:p>
          </table:table-cell>
          <table:table-cell table:formula="of:=ORG.LIBREOFFICE.REGEX([.A38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82];&quot;eno|owt|eerht|ruof|evif|xis|neves|thgie|enin|orez|\d&quot;;;1)" office:value-type="string" office:string-value="6" calcext:value-type="string">
            <text:p>6</text:p>
          </table:table-cell>
          <table:table-cell table:formula="of:=IF(ISNA([.G382]);&quot;&quot;;IF([.G382]=&quot;one&quot;;&quot;1&quot;;IF([.G382]=&quot;two&quot;;&quot;2&quot;;IF([.G382]=&quot;three&quot;;&quot;3&quot;;IF([.G382]=&quot;four&quot;;&quot;4&quot;;IF([.G382]=&quot;five&quot;;&quot;5&quot;;IF([.G382]=&quot;six&quot;;&quot;6&quot;;IF([.G382]=&quot;seven&quot;;&quot;7&quot;;IF([.G382]=&quot;eight&quot;;&quot;8&quot;;IF([.G382]=&quot;nine&quot;;&quot;9&quot;;IF([.G382]=&quot;zero&quot;;&quot;0&quot;;VALUE([.G382]))))))))))))" office:value-type="float" office:value="2" calcext:value-type="float">
            <text:p>2</text:p>
          </table:table-cell>
          <table:table-cell table:style-name="ce7" table:formula="of:=IF(ISNA([.H382]);&quot;&quot;;IF([.H382]=&quot;eno&quot;;&quot;1&quot;;IF([.H382]=&quot;owt&quot;;&quot;2&quot;;IF([.H382]=&quot;eerht&quot;;&quot;3&quot;;IF([.H382]=&quot;ruof&quot;;&quot;4&quot;;IF([.H382]=&quot;evif&quot;;&quot;5&quot;;IF([.H382]=&quot;xis&quot;;&quot;6&quot;;IF([.H382]=&quot;neves&quot;;&quot;7&quot;;IF([.H382]=&quot;thgie&quot;;&quot;8&quot;;IF([.H382]=&quot;enin&quot;;&quot;9&quot;;IF([.H382]=&quot;orez&quot;;&quot;0&quot;;[.H382])))))))))))" office:value-type="string" office:string-value="6" calcext:value-type="string">
            <text:p>6</text:p>
          </table:table-cell>
          <table:table-cell table:formula="of:=IF(ISNA([.G382]);&quot;&quot;;VALUE(COM.MICROSOFT.CONCAT([.I382:.J382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bxsheight2phksevenptwo8</text:p>
          </table:table-cell>
          <table:table-cell table:style-name="ce4" table:formula="of:=ORG.LIBREOFFICE.REGEX([.A383];&quot;\D&quot;;&quot;&quot;;&quot;g&quot;)" office:value-type="string" office:string-value="28" calcext:value-type="string">
            <text:p>28</text:p>
          </table:table-cell>
          <table:table-cell table:formula="of:=LEFT([.B383];1)" office:value-type="string" office:string-value="2" calcext:value-type="string">
            <text:p>2</text:p>
          </table:table-cell>
          <table:table-cell table:style-name="ce5" table:formula="of:=RIGHT([.B383];1)" office:value-type="string" office:string-value="8" calcext:value-type="string">
            <text:p>8</text:p>
          </table:table-cell>
          <table:table-cell table:formula="of:=VALUE(COM.MICROSOFT.CONCAT([.C383];[.D383]))" office:value-type="float" office:value="28" calcext:value-type="float">
            <text:p>28</text:p>
          </table:table-cell>
          <table:table-cell table:style-name="ce14" table:formula="of:=(STRREV([.A383]))" office:value-type="string" office:string-value="8owtpneveskhp2thgiehsxbtthgie" calcext:value-type="string">
            <text:p>8owtpneveskhp2thgiehsxbtthgie</text:p>
          </table:table-cell>
          <table:table-cell table:formula="of:=ORG.LIBREOFFICE.REGEX([.A38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83];&quot;eno|owt|eerht|ruof|evif|xis|neves|thgie|enin|orez|\d&quot;;;1)" office:value-type="string" office:string-value="8" calcext:value-type="string">
            <text:p>8</text:p>
          </table:table-cell>
          <table:table-cell table:formula="of:=IF(ISNA([.G383]);&quot;&quot;;IF([.G383]=&quot;one&quot;;&quot;1&quot;;IF([.G383]=&quot;two&quot;;&quot;2&quot;;IF([.G383]=&quot;three&quot;;&quot;3&quot;;IF([.G383]=&quot;four&quot;;&quot;4&quot;;IF([.G383]=&quot;five&quot;;&quot;5&quot;;IF([.G383]=&quot;six&quot;;&quot;6&quot;;IF([.G383]=&quot;seven&quot;;&quot;7&quot;;IF([.G383]=&quot;eight&quot;;&quot;8&quot;;IF([.G383]=&quot;nine&quot;;&quot;9&quot;;IF([.G383]=&quot;zero&quot;;&quot;0&quot;;VALUE([.G383]))))))))))))" office:value-type="string" office:string-value="8" calcext:value-type="string">
            <text:p>8</text:p>
          </table:table-cell>
          <table:table-cell table:style-name="ce7" table:formula="of:=IF(ISNA([.H383]);&quot;&quot;;IF([.H383]=&quot;eno&quot;;&quot;1&quot;;IF([.H383]=&quot;owt&quot;;&quot;2&quot;;IF([.H383]=&quot;eerht&quot;;&quot;3&quot;;IF([.H383]=&quot;ruof&quot;;&quot;4&quot;;IF([.H383]=&quot;evif&quot;;&quot;5&quot;;IF([.H383]=&quot;xis&quot;;&quot;6&quot;;IF([.H383]=&quot;neves&quot;;&quot;7&quot;;IF([.H383]=&quot;thgie&quot;;&quot;8&quot;;IF([.H383]=&quot;enin&quot;;&quot;9&quot;;IF([.H383]=&quot;orez&quot;;&quot;0&quot;;[.H383])))))))))))" office:value-type="string" office:string-value="8" calcext:value-type="string">
            <text:p>8</text:p>
          </table:table-cell>
          <table:table-cell table:formula="of:=IF(ISNA([.G383]);&quot;&quot;;VALUE(COM.MICROSOFT.CONCAT([.I383:.J383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8bvsnjhrl4hllmzbtlmone1</text:p>
          </table:table-cell>
          <table:table-cell table:style-name="ce4" table:formula="of:=ORG.LIBREOFFICE.REGEX([.A384];&quot;\D&quot;;&quot;&quot;;&quot;g&quot;)" office:value-type="string" office:string-value="841" calcext:value-type="string">
            <text:p>841</text:p>
          </table:table-cell>
          <table:table-cell table:formula="of:=LEFT([.B384];1)" office:value-type="string" office:string-value="8" calcext:value-type="string">
            <text:p>8</text:p>
          </table:table-cell>
          <table:table-cell table:style-name="ce5" table:formula="of:=RIGHT([.B384];1)" office:value-type="string" office:string-value="1" calcext:value-type="string">
            <text:p>1</text:p>
          </table:table-cell>
          <table:table-cell table:formula="of:=VALUE(COM.MICROSOFT.CONCAT([.C384];[.D384]))" office:value-type="float" office:value="81" calcext:value-type="float">
            <text:p>81</text:p>
          </table:table-cell>
          <table:table-cell table:style-name="ce14" table:formula="of:=(STRREV([.A384]))" office:value-type="string" office:string-value="1enomltbzmllh4lrhjnsvb8neves" calcext:value-type="string">
            <text:p>1enomltbzmllh4lrhjnsvb8neves</text:p>
          </table:table-cell>
          <table:table-cell table:formula="of:=ORG.LIBREOFFICE.REGEX([.A38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84];&quot;eno|owt|eerht|ruof|evif|xis|neves|thgie|enin|orez|\d&quot;;;1)" office:value-type="string" office:string-value="1" calcext:value-type="string">
            <text:p>1</text:p>
          </table:table-cell>
          <table:table-cell table:formula="of:=IF(ISNA([.G384]);&quot;&quot;;IF([.G384]=&quot;one&quot;;&quot;1&quot;;IF([.G384]=&quot;two&quot;;&quot;2&quot;;IF([.G384]=&quot;three&quot;;&quot;3&quot;;IF([.G384]=&quot;four&quot;;&quot;4&quot;;IF([.G384]=&quot;five&quot;;&quot;5&quot;;IF([.G384]=&quot;six&quot;;&quot;6&quot;;IF([.G384]=&quot;seven&quot;;&quot;7&quot;;IF([.G384]=&quot;eight&quot;;&quot;8&quot;;IF([.G384]=&quot;nine&quot;;&quot;9&quot;;IF([.G384]=&quot;zero&quot;;&quot;0&quot;;VALUE([.G384]))))))))))))" office:value-type="string" office:string-value="7" calcext:value-type="string">
            <text:p>7</text:p>
          </table:table-cell>
          <table:table-cell table:style-name="ce7" table:formula="of:=IF(ISNA([.H384]);&quot;&quot;;IF([.H384]=&quot;eno&quot;;&quot;1&quot;;IF([.H384]=&quot;owt&quot;;&quot;2&quot;;IF([.H384]=&quot;eerht&quot;;&quot;3&quot;;IF([.H384]=&quot;ruof&quot;;&quot;4&quot;;IF([.H384]=&quot;evif&quot;;&quot;5&quot;;IF([.H384]=&quot;xis&quot;;&quot;6&quot;;IF([.H384]=&quot;neves&quot;;&quot;7&quot;;IF([.H384]=&quot;thgie&quot;;&quot;8&quot;;IF([.H384]=&quot;enin&quot;;&quot;9&quot;;IF([.H384]=&quot;orez&quot;;&quot;0&quot;;[.H384])))))))))))" office:value-type="string" office:string-value="1" calcext:value-type="string">
            <text:p>1</text:p>
          </table:table-cell>
          <table:table-cell table:formula="of:=IF(ISNA([.G384]);&quot;&quot;;VALUE(COM.MICROSOFT.CONCAT([.I384:.J384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1626jvfqthree</text:p>
          </table:table-cell>
          <table:table-cell table:style-name="ce4" table:formula="of:=ORG.LIBREOFFICE.REGEX([.A385];&quot;\D&quot;;&quot;&quot;;&quot;g&quot;)" office:value-type="string" office:string-value="1626" calcext:value-type="string">
            <text:p>1626</text:p>
          </table:table-cell>
          <table:table-cell table:formula="of:=LEFT([.B385];1)" office:value-type="string" office:string-value="1" calcext:value-type="string">
            <text:p>1</text:p>
          </table:table-cell>
          <table:table-cell table:style-name="ce5" table:formula="of:=RIGHT([.B385];1)" office:value-type="string" office:string-value="6" calcext:value-type="string">
            <text:p>6</text:p>
          </table:table-cell>
          <table:table-cell table:formula="of:=VALUE(COM.MICROSOFT.CONCAT([.C385];[.D385]))" office:value-type="float" office:value="16" calcext:value-type="float">
            <text:p>16</text:p>
          </table:table-cell>
          <table:table-cell table:style-name="ce14" table:formula="of:=(STRREV([.A385]))" office:value-type="string" office:string-value="eerhtqfvj6261eerht" calcext:value-type="string">
            <text:p>eerhtqfvj6261eerht</text:p>
          </table:table-cell>
          <table:table-cell table:formula="of:=ORG.LIBREOFFICE.REGEX([.A38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8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385]);&quot;&quot;;IF([.G385]=&quot;one&quot;;&quot;1&quot;;IF([.G385]=&quot;two&quot;;&quot;2&quot;;IF([.G385]=&quot;three&quot;;&quot;3&quot;;IF([.G385]=&quot;four&quot;;&quot;4&quot;;IF([.G385]=&quot;five&quot;;&quot;5&quot;;IF([.G385]=&quot;six&quot;;&quot;6&quot;;IF([.G385]=&quot;seven&quot;;&quot;7&quot;;IF([.G385]=&quot;eight&quot;;&quot;8&quot;;IF([.G385]=&quot;nine&quot;;&quot;9&quot;;IF([.G385]=&quot;zero&quot;;&quot;0&quot;;VALUE([.G385]))))))))))))" office:value-type="string" office:string-value="3" calcext:value-type="string">
            <text:p>3</text:p>
          </table:table-cell>
          <table:table-cell table:style-name="ce7" table:formula="of:=IF(ISNA([.H385]);&quot;&quot;;IF([.H385]=&quot;eno&quot;;&quot;1&quot;;IF([.H385]=&quot;owt&quot;;&quot;2&quot;;IF([.H385]=&quot;eerht&quot;;&quot;3&quot;;IF([.H385]=&quot;ruof&quot;;&quot;4&quot;;IF([.H385]=&quot;evif&quot;;&quot;5&quot;;IF([.H385]=&quot;xis&quot;;&quot;6&quot;;IF([.H385]=&quot;neves&quot;;&quot;7&quot;;IF([.H385]=&quot;thgie&quot;;&quot;8&quot;;IF([.H385]=&quot;enin&quot;;&quot;9&quot;;IF([.H385]=&quot;orez&quot;;&quot;0&quot;;[.H385])))))))))))" office:value-type="string" office:string-value="3" calcext:value-type="string">
            <text:p>3</text:p>
          </table:table-cell>
          <table:table-cell table:formula="of:=IF(ISNA([.G385]);&quot;&quot;;VALUE(COM.MICROSOFT.CONCAT([.I385:.J38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pdn9rfgnztqgkrkk964</text:p>
          </table:table-cell>
          <table:table-cell table:style-name="ce4" table:formula="of:=ORG.LIBREOFFICE.REGEX([.A386];&quot;\D&quot;;&quot;&quot;;&quot;g&quot;)" office:value-type="string" office:string-value="9964" calcext:value-type="string">
            <text:p>9964</text:p>
          </table:table-cell>
          <table:table-cell table:formula="of:=LEFT([.B386];1)" office:value-type="string" office:string-value="9" calcext:value-type="string">
            <text:p>9</text:p>
          </table:table-cell>
          <table:table-cell table:style-name="ce5" table:formula="of:=RIGHT([.B386];1)" office:value-type="string" office:string-value="4" calcext:value-type="string">
            <text:p>4</text:p>
          </table:table-cell>
          <table:table-cell table:formula="of:=VALUE(COM.MICROSOFT.CONCAT([.C386];[.D386]))" office:value-type="float" office:value="94" calcext:value-type="float">
            <text:p>94</text:p>
          </table:table-cell>
          <table:table-cell table:style-name="ce14" table:formula="of:=(STRREV([.A386]))" office:value-type="string" office:string-value="469kkrkgqtzngfr9ndpsb" calcext:value-type="string">
            <text:p>469kkrkgqtzngfr9ndpsb</text:p>
          </table:table-cell>
          <table:table-cell table:formula="of:=ORG.LIBREOFFICE.REGEX([.A38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86];&quot;eno|owt|eerht|ruof|evif|xis|neves|thgie|enin|orez|\d&quot;;;1)" office:value-type="string" office:string-value="4" calcext:value-type="string">
            <text:p>4</text:p>
          </table:table-cell>
          <table:table-cell table:formula="of:=IF(ISNA([.G386]);&quot;&quot;;IF([.G386]=&quot;one&quot;;&quot;1&quot;;IF([.G386]=&quot;two&quot;;&quot;2&quot;;IF([.G386]=&quot;three&quot;;&quot;3&quot;;IF([.G386]=&quot;four&quot;;&quot;4&quot;;IF([.G386]=&quot;five&quot;;&quot;5&quot;;IF([.G386]=&quot;six&quot;;&quot;6&quot;;IF([.G386]=&quot;seven&quot;;&quot;7&quot;;IF([.G386]=&quot;eight&quot;;&quot;8&quot;;IF([.G386]=&quot;nine&quot;;&quot;9&quot;;IF([.G386]=&quot;zero&quot;;&quot;0&quot;;VALUE([.G386]))))))))))))" office:value-type="float" office:value="9" calcext:value-type="float">
            <text:p>9</text:p>
          </table:table-cell>
          <table:table-cell table:style-name="ce7" table:formula="of:=IF(ISNA([.H386]);&quot;&quot;;IF([.H386]=&quot;eno&quot;;&quot;1&quot;;IF([.H386]=&quot;owt&quot;;&quot;2&quot;;IF([.H386]=&quot;eerht&quot;;&quot;3&quot;;IF([.H386]=&quot;ruof&quot;;&quot;4&quot;;IF([.H386]=&quot;evif&quot;;&quot;5&quot;;IF([.H386]=&quot;xis&quot;;&quot;6&quot;;IF([.H386]=&quot;neves&quot;;&quot;7&quot;;IF([.H386]=&quot;thgie&quot;;&quot;8&quot;;IF([.H386]=&quot;enin&quot;;&quot;9&quot;;IF([.H386]=&quot;orez&quot;;&quot;0&quot;;[.H386])))))))))))" office:value-type="string" office:string-value="4" calcext:value-type="string">
            <text:p>4</text:p>
          </table:table-cell>
          <table:table-cell table:style-name="ce7" table:formula="of:=IF(ISNA([.G386]);&quot;&quot;;VALUE(COM.MICROSOFT.CONCAT([.I386:.J386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kprlqsmxnine</text:p>
          </table:table-cell>
          <table:table-cell table:style-name="ce4" table:formula="of:=ORG.LIBREOFFICE.REGEX([.A387];&quot;\D&quot;;&quot;&quot;;&quot;g&quot;)" office:value-type="string" office:string-value="9" calcext:value-type="string">
            <text:p>9</text:p>
          </table:table-cell>
          <table:table-cell table:formula="of:=LEFT([.B387];1)" office:value-type="string" office:string-value="9" calcext:value-type="string">
            <text:p>9</text:p>
          </table:table-cell>
          <table:table-cell table:style-name="ce5" table:formula="of:=RIGHT([.B387];1)" office:value-type="string" office:string-value="9" calcext:value-type="string">
            <text:p>9</text:p>
          </table:table-cell>
          <table:table-cell table:formula="of:=VALUE(COM.MICROSOFT.CONCAT([.C387];[.D387]))" office:value-type="float" office:value="99" calcext:value-type="float">
            <text:p>99</text:p>
          </table:table-cell>
          <table:table-cell table:style-name="ce14" table:formula="of:=(STRREV([.A387]))" office:value-type="string" office:string-value="eninxmsqlrpk9" calcext:value-type="string">
            <text:p>eninxmsqlrpk9</text:p>
          </table:table-cell>
          <table:table-cell table:formula="of:=ORG.LIBREOFFICE.REGEX([.A38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87];&quot;eno|owt|eerht|ruof|evif|xis|neves|thgie|enin|orez|\d&quot;;;1)" office:value-type="string" office:string-value="enin" calcext:value-type="string">
            <text:p>enin</text:p>
          </table:table-cell>
          <table:table-cell table:formula="of:=IF(ISNA([.G387]);&quot;&quot;;IF([.G387]=&quot;one&quot;;&quot;1&quot;;IF([.G387]=&quot;two&quot;;&quot;2&quot;;IF([.G387]=&quot;three&quot;;&quot;3&quot;;IF([.G387]=&quot;four&quot;;&quot;4&quot;;IF([.G387]=&quot;five&quot;;&quot;5&quot;;IF([.G387]=&quot;six&quot;;&quot;6&quot;;IF([.G387]=&quot;seven&quot;;&quot;7&quot;;IF([.G387]=&quot;eight&quot;;&quot;8&quot;;IF([.G387]=&quot;nine&quot;;&quot;9&quot;;IF([.G387]=&quot;zero&quot;;&quot;0&quot;;VALUE([.G387]))))))))))))" office:value-type="float" office:value="9" calcext:value-type="float">
            <text:p>9</text:p>
          </table:table-cell>
          <table:table-cell table:style-name="ce7" table:formula="of:=IF(ISNA([.H387]);&quot;&quot;;IF([.H387]=&quot;eno&quot;;&quot;1&quot;;IF([.H387]=&quot;owt&quot;;&quot;2&quot;;IF([.H387]=&quot;eerht&quot;;&quot;3&quot;;IF([.H387]=&quot;ruof&quot;;&quot;4&quot;;IF([.H387]=&quot;evif&quot;;&quot;5&quot;;IF([.H387]=&quot;xis&quot;;&quot;6&quot;;IF([.H387]=&quot;neves&quot;;&quot;7&quot;;IF([.H387]=&quot;thgie&quot;;&quot;8&quot;;IF([.H387]=&quot;enin&quot;;&quot;9&quot;;IF([.H387]=&quot;orez&quot;;&quot;0&quot;;[.H387])))))))))))" office:value-type="string" office:string-value="9" calcext:value-type="string">
            <text:p>9</text:p>
          </table:table-cell>
          <table:table-cell table:formula="of:=IF(ISNA([.G387]);&quot;&quot;;VALUE(COM.MICROSOFT.CONCAT([.I387:.J38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fourninethreesixfourfive1</text:p>
          </table:table-cell>
          <table:table-cell table:style-name="ce4" table:formula="of:=ORG.LIBREOFFICE.REGEX([.A388];&quot;\D&quot;;&quot;&quot;;&quot;g&quot;)" office:value-type="string" office:string-value="61" calcext:value-type="string">
            <text:p>61</text:p>
          </table:table-cell>
          <table:table-cell table:formula="of:=LEFT([.B388];1)" office:value-type="string" office:string-value="6" calcext:value-type="string">
            <text:p>6</text:p>
          </table:table-cell>
          <table:table-cell table:style-name="ce5" table:formula="of:=RIGHT([.B388];1)" office:value-type="string" office:string-value="1" calcext:value-type="string">
            <text:p>1</text:p>
          </table:table-cell>
          <table:table-cell table:formula="of:=VALUE(COM.MICROSOFT.CONCAT([.C388];[.D388]))" office:value-type="float" office:value="61" calcext:value-type="float">
            <text:p>61</text:p>
          </table:table-cell>
          <table:table-cell table:style-name="ce14" table:formula="of:=(STRREV([.A388]))" office:value-type="string" office:string-value="1evifruofxiseerhteninruofruof6" calcext:value-type="string">
            <text:p>1evifruofxiseerhteninruofruof6</text:p>
          </table:table-cell>
          <table:table-cell table:formula="of:=ORG.LIBREOFFICE.REGEX([.A38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88];&quot;eno|owt|eerht|ruof|evif|xis|neves|thgie|enin|orez|\d&quot;;;1)" office:value-type="string" office:string-value="1" calcext:value-type="string">
            <text:p>1</text:p>
          </table:table-cell>
          <table:table-cell table:formula="of:=IF(ISNA([.G388]);&quot;&quot;;IF([.G388]=&quot;one&quot;;&quot;1&quot;;IF([.G388]=&quot;two&quot;;&quot;2&quot;;IF([.G388]=&quot;three&quot;;&quot;3&quot;;IF([.G388]=&quot;four&quot;;&quot;4&quot;;IF([.G388]=&quot;five&quot;;&quot;5&quot;;IF([.G388]=&quot;six&quot;;&quot;6&quot;;IF([.G388]=&quot;seven&quot;;&quot;7&quot;;IF([.G388]=&quot;eight&quot;;&quot;8&quot;;IF([.G388]=&quot;nine&quot;;&quot;9&quot;;IF([.G388]=&quot;zero&quot;;&quot;0&quot;;VALUE([.G388]))))))))))))" office:value-type="float" office:value="6" calcext:value-type="float">
            <text:p>6</text:p>
          </table:table-cell>
          <table:table-cell table:style-name="ce7" table:formula="of:=IF(ISNA([.H388]);&quot;&quot;;IF([.H388]=&quot;eno&quot;;&quot;1&quot;;IF([.H388]=&quot;owt&quot;;&quot;2&quot;;IF([.H388]=&quot;eerht&quot;;&quot;3&quot;;IF([.H388]=&quot;ruof&quot;;&quot;4&quot;;IF([.H388]=&quot;evif&quot;;&quot;5&quot;;IF([.H388]=&quot;xis&quot;;&quot;6&quot;;IF([.H388]=&quot;neves&quot;;&quot;7&quot;;IF([.H388]=&quot;thgie&quot;;&quot;8&quot;;IF([.H388]=&quot;enin&quot;;&quot;9&quot;;IF([.H388]=&quot;orez&quot;;&quot;0&quot;;[.H388])))))))))))" office:value-type="string" office:string-value="1" calcext:value-type="string">
            <text:p>1</text:p>
          </table:table-cell>
          <table:table-cell table:formula="of:=IF(ISNA([.G388]);&quot;&quot;;VALUE(COM.MICROSOFT.CONCAT([.I388:.J388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kkggjljfxthreeeightseven6</text:p>
          </table:table-cell>
          <table:table-cell table:style-name="ce4" table:formula="of:=ORG.LIBREOFFICE.REGEX([.A389];&quot;\D&quot;;&quot;&quot;;&quot;g&quot;)" office:value-type="string" office:string-value="6" calcext:value-type="string">
            <text:p>6</text:p>
          </table:table-cell>
          <table:table-cell table:formula="of:=LEFT([.B389];1)" office:value-type="string" office:string-value="6" calcext:value-type="string">
            <text:p>6</text:p>
          </table:table-cell>
          <table:table-cell table:style-name="ce5" table:formula="of:=RIGHT([.B389];1)" office:value-type="string" office:string-value="6" calcext:value-type="string">
            <text:p>6</text:p>
          </table:table-cell>
          <table:table-cell table:formula="of:=VALUE(COM.MICROSOFT.CONCAT([.C389];[.D389]))" office:value-type="float" office:value="66" calcext:value-type="float">
            <text:p>66</text:p>
          </table:table-cell>
          <table:table-cell table:style-name="ce14" table:formula="of:=(STRREV([.A389]))" office:value-type="string" office:string-value="6nevesthgieeerhtxfjljggkkv" calcext:value-type="string">
            <text:p>6nevesthgieeerhtxfjljggkkv</text:p>
          </table:table-cell>
          <table:table-cell table:formula="of:=ORG.LIBREOFFICE.REGEX([.A38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89];&quot;eno|owt|eerht|ruof|evif|xis|neves|thgie|enin|orez|\d&quot;;;1)" office:value-type="string" office:string-value="6" calcext:value-type="string">
            <text:p>6</text:p>
          </table:table-cell>
          <table:table-cell table:formula="of:=IF(ISNA([.G389]);&quot;&quot;;IF([.G389]=&quot;one&quot;;&quot;1&quot;;IF([.G389]=&quot;two&quot;;&quot;2&quot;;IF([.G389]=&quot;three&quot;;&quot;3&quot;;IF([.G389]=&quot;four&quot;;&quot;4&quot;;IF([.G389]=&quot;five&quot;;&quot;5&quot;;IF([.G389]=&quot;six&quot;;&quot;6&quot;;IF([.G389]=&quot;seven&quot;;&quot;7&quot;;IF([.G389]=&quot;eight&quot;;&quot;8&quot;;IF([.G389]=&quot;nine&quot;;&quot;9&quot;;IF([.G389]=&quot;zero&quot;;&quot;0&quot;;VALUE([.G389]))))))))))))" office:value-type="string" office:string-value="3" calcext:value-type="string">
            <text:p>3</text:p>
          </table:table-cell>
          <table:table-cell table:style-name="ce7" table:formula="of:=IF(ISNA([.H389]);&quot;&quot;;IF([.H389]=&quot;eno&quot;;&quot;1&quot;;IF([.H389]=&quot;owt&quot;;&quot;2&quot;;IF([.H389]=&quot;eerht&quot;;&quot;3&quot;;IF([.H389]=&quot;ruof&quot;;&quot;4&quot;;IF([.H389]=&quot;evif&quot;;&quot;5&quot;;IF([.H389]=&quot;xis&quot;;&quot;6&quot;;IF([.H389]=&quot;neves&quot;;&quot;7&quot;;IF([.H389]=&quot;thgie&quot;;&quot;8&quot;;IF([.H389]=&quot;enin&quot;;&quot;9&quot;;IF([.H389]=&quot;orez&quot;;&quot;0&quot;;[.H389])))))))))))" office:value-type="string" office:string-value="6" calcext:value-type="string">
            <text:p>6</text:p>
          </table:table-cell>
          <table:table-cell table:formula="of:=IF(ISNA([.G389]);&quot;&quot;;VALUE(COM.MICROSOFT.CONCAT([.I389:.J389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fiverdvrtwo9tztjmghsz</text:p>
          </table:table-cell>
          <table:table-cell table:style-name="ce4" table:formula="of:=ORG.LIBREOFFICE.REGEX([.A390];&quot;\D&quot;;&quot;&quot;;&quot;g&quot;)" office:value-type="string" office:string-value="9" calcext:value-type="string">
            <text:p>9</text:p>
          </table:table-cell>
          <table:table-cell table:formula="of:=LEFT([.B390];1)" office:value-type="string" office:string-value="9" calcext:value-type="string">
            <text:p>9</text:p>
          </table:table-cell>
          <table:table-cell table:style-name="ce5" table:formula="of:=RIGHT([.B390];1)" office:value-type="string" office:string-value="9" calcext:value-type="string">
            <text:p>9</text:p>
          </table:table-cell>
          <table:table-cell table:formula="of:=VALUE(COM.MICROSOFT.CONCAT([.C390];[.D390]))" office:value-type="float" office:value="99" calcext:value-type="float">
            <text:p>99</text:p>
          </table:table-cell>
          <table:table-cell table:style-name="ce14" table:formula="of:=(STRREV([.A390]))" office:value-type="string" office:string-value="zshgmjtzt9owtrvdrevifeerht" calcext:value-type="string">
            <text:p>zshgmjtzt9owtrvdrevifeerht</text:p>
          </table:table-cell>
          <table:table-cell table:formula="of:=ORG.LIBREOFFICE.REGEX([.A39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90];&quot;eno|owt|eerht|ruof|evif|xis|neves|thgie|enin|orez|\d&quot;;;1)" office:value-type="string" office:string-value="9" calcext:value-type="string">
            <text:p>9</text:p>
          </table:table-cell>
          <table:table-cell table:formula="of:=IF(ISNA([.G390]);&quot;&quot;;IF([.G390]=&quot;one&quot;;&quot;1&quot;;IF([.G390]=&quot;two&quot;;&quot;2&quot;;IF([.G390]=&quot;three&quot;;&quot;3&quot;;IF([.G390]=&quot;four&quot;;&quot;4&quot;;IF([.G390]=&quot;five&quot;;&quot;5&quot;;IF([.G390]=&quot;six&quot;;&quot;6&quot;;IF([.G390]=&quot;seven&quot;;&quot;7&quot;;IF([.G390]=&quot;eight&quot;;&quot;8&quot;;IF([.G390]=&quot;nine&quot;;&quot;9&quot;;IF([.G390]=&quot;zero&quot;;&quot;0&quot;;VALUE([.G390]))))))))))))" office:value-type="string" office:string-value="3" calcext:value-type="string">
            <text:p>3</text:p>
          </table:table-cell>
          <table:table-cell table:style-name="ce7" table:formula="of:=IF(ISNA([.H390]);&quot;&quot;;IF([.H390]=&quot;eno&quot;;&quot;1&quot;;IF([.H390]=&quot;owt&quot;;&quot;2&quot;;IF([.H390]=&quot;eerht&quot;;&quot;3&quot;;IF([.H390]=&quot;ruof&quot;;&quot;4&quot;;IF([.H390]=&quot;evif&quot;;&quot;5&quot;;IF([.H390]=&quot;xis&quot;;&quot;6&quot;;IF([.H390]=&quot;neves&quot;;&quot;7&quot;;IF([.H390]=&quot;thgie&quot;;&quot;8&quot;;IF([.H390]=&quot;enin&quot;;&quot;9&quot;;IF([.H390]=&quot;orez&quot;;&quot;0&quot;;[.H390])))))))))))" office:value-type="string" office:string-value="9" calcext:value-type="string">
            <text:p>9</text:p>
          </table:table-cell>
          <table:table-cell table:formula="of:=IF(ISNA([.G390]);&quot;&quot;;VALUE(COM.MICROSOFT.CONCAT([.I390:.J390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5rpk2six7six3</text:p>
          </table:table-cell>
          <table:table-cell table:style-name="ce4" table:formula="of:=ORG.LIBREOFFICE.REGEX([.A391];&quot;\D&quot;;&quot;&quot;;&quot;g&quot;)" office:value-type="string" office:string-value="65273" calcext:value-type="string">
            <text:p>65273</text:p>
          </table:table-cell>
          <table:table-cell table:formula="of:=LEFT([.B391];1)" office:value-type="string" office:string-value="6" calcext:value-type="string">
            <text:p>6</text:p>
          </table:table-cell>
          <table:table-cell table:style-name="ce5" table:formula="of:=RIGHT([.B391];1)" office:value-type="string" office:string-value="3" calcext:value-type="string">
            <text:p>3</text:p>
          </table:table-cell>
          <table:table-cell table:formula="of:=VALUE(COM.MICROSOFT.CONCAT([.C391];[.D391]))" office:value-type="float" office:value="63" calcext:value-type="float">
            <text:p>63</text:p>
          </table:table-cell>
          <table:table-cell table:style-name="ce14" table:formula="of:=(STRREV([.A391]))" office:value-type="string" office:string-value="3xis7xis2kpr56" calcext:value-type="string">
            <text:p>3xis7xis2kpr56</text:p>
          </table:table-cell>
          <table:table-cell table:formula="of:=ORG.LIBREOFFICE.REGEX([.A39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91];&quot;eno|owt|eerht|ruof|evif|xis|neves|thgie|enin|orez|\d&quot;;;1)" office:value-type="string" office:string-value="3" calcext:value-type="string">
            <text:p>3</text:p>
          </table:table-cell>
          <table:table-cell table:formula="of:=IF(ISNA([.G391]);&quot;&quot;;IF([.G391]=&quot;one&quot;;&quot;1&quot;;IF([.G391]=&quot;two&quot;;&quot;2&quot;;IF([.G391]=&quot;three&quot;;&quot;3&quot;;IF([.G391]=&quot;four&quot;;&quot;4&quot;;IF([.G391]=&quot;five&quot;;&quot;5&quot;;IF([.G391]=&quot;six&quot;;&quot;6&quot;;IF([.G391]=&quot;seven&quot;;&quot;7&quot;;IF([.G391]=&quot;eight&quot;;&quot;8&quot;;IF([.G391]=&quot;nine&quot;;&quot;9&quot;;IF([.G391]=&quot;zero&quot;;&quot;0&quot;;VALUE([.G391]))))))))))))" office:value-type="float" office:value="6" calcext:value-type="float">
            <text:p>6</text:p>
          </table:table-cell>
          <table:table-cell table:style-name="ce7" table:formula="of:=IF(ISNA([.H391]);&quot;&quot;;IF([.H391]=&quot;eno&quot;;&quot;1&quot;;IF([.H391]=&quot;owt&quot;;&quot;2&quot;;IF([.H391]=&quot;eerht&quot;;&quot;3&quot;;IF([.H391]=&quot;ruof&quot;;&quot;4&quot;;IF([.H391]=&quot;evif&quot;;&quot;5&quot;;IF([.H391]=&quot;xis&quot;;&quot;6&quot;;IF([.H391]=&quot;neves&quot;;&quot;7&quot;;IF([.H391]=&quot;thgie&quot;;&quot;8&quot;;IF([.H391]=&quot;enin&quot;;&quot;9&quot;;IF([.H391]=&quot;orez&quot;;&quot;0&quot;;[.H391])))))))))))" office:value-type="string" office:string-value="3" calcext:value-type="string">
            <text:p>3</text:p>
          </table:table-cell>
          <table:table-cell table:formula="of:=IF(ISNA([.G391]);&quot;&quot;;VALUE(COM.MICROSOFT.CONCAT([.I391:.J391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gmtntc83</text:p>
          </table:table-cell>
          <table:table-cell table:style-name="ce4" table:formula="of:=ORG.LIBREOFFICE.REGEX([.A392];&quot;\D&quot;;&quot;&quot;;&quot;g&quot;)" office:value-type="string" office:string-value="83" calcext:value-type="string">
            <text:p>83</text:p>
          </table:table-cell>
          <table:table-cell table:formula="of:=LEFT([.B392];1)" office:value-type="string" office:string-value="8" calcext:value-type="string">
            <text:p>8</text:p>
          </table:table-cell>
          <table:table-cell table:style-name="ce5" table:formula="of:=RIGHT([.B392];1)" office:value-type="string" office:string-value="3" calcext:value-type="string">
            <text:p>3</text:p>
          </table:table-cell>
          <table:table-cell table:formula="of:=VALUE(COM.MICROSOFT.CONCAT([.C392];[.D392]))" office:value-type="float" office:value="83" calcext:value-type="float">
            <text:p>83</text:p>
          </table:table-cell>
          <table:table-cell table:style-name="ce14" table:formula="of:=(STRREV([.A392]))" office:value-type="string" office:string-value="38ctntmgfb" calcext:value-type="string">
            <text:p>38ctntmgfb</text:p>
          </table:table-cell>
          <table:table-cell table:formula="of:=ORG.LIBREOFFICE.REGEX([.A39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92];&quot;eno|owt|eerht|ruof|evif|xis|neves|thgie|enin|orez|\d&quot;;;1)" office:value-type="string" office:string-value="3" calcext:value-type="string">
            <text:p>3</text:p>
          </table:table-cell>
          <table:table-cell table:formula="of:=IF(ISNA([.G392]);&quot;&quot;;IF([.G392]=&quot;one&quot;;&quot;1&quot;;IF([.G392]=&quot;two&quot;;&quot;2&quot;;IF([.G392]=&quot;three&quot;;&quot;3&quot;;IF([.G392]=&quot;four&quot;;&quot;4&quot;;IF([.G392]=&quot;five&quot;;&quot;5&quot;;IF([.G392]=&quot;six&quot;;&quot;6&quot;;IF([.G392]=&quot;seven&quot;;&quot;7&quot;;IF([.G392]=&quot;eight&quot;;&quot;8&quot;;IF([.G392]=&quot;nine&quot;;&quot;9&quot;;IF([.G392]=&quot;zero&quot;;&quot;0&quot;;VALUE([.G392]))))))))))))" office:value-type="float" office:value="8" calcext:value-type="float">
            <text:p>8</text:p>
          </table:table-cell>
          <table:table-cell table:style-name="ce7" table:formula="of:=IF(ISNA([.H392]);&quot;&quot;;IF([.H392]=&quot;eno&quot;;&quot;1&quot;;IF([.H392]=&quot;owt&quot;;&quot;2&quot;;IF([.H392]=&quot;eerht&quot;;&quot;3&quot;;IF([.H392]=&quot;ruof&quot;;&quot;4&quot;;IF([.H392]=&quot;evif&quot;;&quot;5&quot;;IF([.H392]=&quot;xis&quot;;&quot;6&quot;;IF([.H392]=&quot;neves&quot;;&quot;7&quot;;IF([.H392]=&quot;thgie&quot;;&quot;8&quot;;IF([.H392]=&quot;enin&quot;;&quot;9&quot;;IF([.H392]=&quot;orez&quot;;&quot;0&quot;;[.H392])))))))))))" office:value-type="string" office:string-value="3" calcext:value-type="string">
            <text:p>3</text:p>
          </table:table-cell>
          <table:table-cell table:style-name="ce7" table:formula="of:=IF(ISNA([.G392]);&quot;&quot;;VALUE(COM.MICROSOFT.CONCAT([.I392:.J392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our5gtdsnljslceightnmtfbktwojnvqfour</text:p>
          </table:table-cell>
          <table:table-cell table:style-name="ce4" table:formula="of:=ORG.LIBREOFFICE.REGEX([.A393];&quot;\D&quot;;&quot;&quot;;&quot;g&quot;)" office:value-type="string" office:string-value="35" calcext:value-type="string">
            <text:p>35</text:p>
          </table:table-cell>
          <table:table-cell table:formula="of:=LEFT([.B393];1)" office:value-type="string" office:string-value="3" calcext:value-type="string">
            <text:p>3</text:p>
          </table:table-cell>
          <table:table-cell table:style-name="ce5" table:formula="of:=RIGHT([.B393];1)" office:value-type="string" office:string-value="5" calcext:value-type="string">
            <text:p>5</text:p>
          </table:table-cell>
          <table:table-cell table:formula="of:=VALUE(COM.MICROSOFT.CONCAT([.C393];[.D393]))" office:value-type="float" office:value="35" calcext:value-type="float">
            <text:p>35</text:p>
          </table:table-cell>
          <table:table-cell table:style-name="ce14" table:formula="of:=(STRREV([.A393]))" office:value-type="string" office:string-value="ruofqvnjowtkbftmnthgieclsjlnsdtg5ruof3" calcext:value-type="string">
            <text:p>ruofqvnjowtkbftmnthgieclsjlnsdtg5ruof3</text:p>
          </table:table-cell>
          <table:table-cell table:formula="of:=ORG.LIBREOFFICE.REGEX([.A39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93];&quot;eno|owt|eerht|ruof|evif|xis|neves|thgie|enin|orez|\d&quot;;;1)" office:value-type="string" office:string-value="ruof" calcext:value-type="string">
            <text:p>ruof</text:p>
          </table:table-cell>
          <table:table-cell table:formula="of:=IF(ISNA([.G393]);&quot;&quot;;IF([.G393]=&quot;one&quot;;&quot;1&quot;;IF([.G393]=&quot;two&quot;;&quot;2&quot;;IF([.G393]=&quot;three&quot;;&quot;3&quot;;IF([.G393]=&quot;four&quot;;&quot;4&quot;;IF([.G393]=&quot;five&quot;;&quot;5&quot;;IF([.G393]=&quot;six&quot;;&quot;6&quot;;IF([.G393]=&quot;seven&quot;;&quot;7&quot;;IF([.G393]=&quot;eight&quot;;&quot;8&quot;;IF([.G393]=&quot;nine&quot;;&quot;9&quot;;IF([.G393]=&quot;zero&quot;;&quot;0&quot;;VALUE([.G393]))))))))))))" office:value-type="float" office:value="3" calcext:value-type="float">
            <text:p>3</text:p>
          </table:table-cell>
          <table:table-cell table:style-name="ce7" table:formula="of:=IF(ISNA([.H393]);&quot;&quot;;IF([.H393]=&quot;eno&quot;;&quot;1&quot;;IF([.H393]=&quot;owt&quot;;&quot;2&quot;;IF([.H393]=&quot;eerht&quot;;&quot;3&quot;;IF([.H393]=&quot;ruof&quot;;&quot;4&quot;;IF([.H393]=&quot;evif&quot;;&quot;5&quot;;IF([.H393]=&quot;xis&quot;;&quot;6&quot;;IF([.H393]=&quot;neves&quot;;&quot;7&quot;;IF([.H393]=&quot;thgie&quot;;&quot;8&quot;;IF([.H393]=&quot;enin&quot;;&quot;9&quot;;IF([.H393]=&quot;orez&quot;;&quot;0&quot;;[.H393])))))))))))" office:value-type="string" office:string-value="4" calcext:value-type="string">
            <text:p>4</text:p>
          </table:table-cell>
          <table:table-cell table:formula="of:=IF(ISNA([.G393]);&quot;&quot;;VALUE(COM.MICROSOFT.CONCAT([.I393:.J393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8ctscpstjtcdrqnskhrzsddhrsthreesix4btxv</text:p>
          </table:table-cell>
          <table:table-cell table:style-name="ce4" table:formula="of:=ORG.LIBREOFFICE.REGEX([.A394];&quot;\D&quot;;&quot;&quot;;&quot;g&quot;)" office:value-type="string" office:string-value="784" calcext:value-type="string">
            <text:p>784</text:p>
          </table:table-cell>
          <table:table-cell table:formula="of:=LEFT([.B394];1)" office:value-type="string" office:string-value="7" calcext:value-type="string">
            <text:p>7</text:p>
          </table:table-cell>
          <table:table-cell table:style-name="ce5" table:formula="of:=RIGHT([.B394];1)" office:value-type="string" office:string-value="4" calcext:value-type="string">
            <text:p>4</text:p>
          </table:table-cell>
          <table:table-cell table:formula="of:=VALUE(COM.MICROSOFT.CONCAT([.C394];[.D394]))" office:value-type="float" office:value="74" calcext:value-type="float">
            <text:p>74</text:p>
          </table:table-cell>
          <table:table-cell table:style-name="ce14" table:formula="of:=(STRREV([.A394]))" office:value-type="string" office:string-value="vxtb4xiseerhtsrhddszrhksnqrdctjtspcstc87" calcext:value-type="string">
            <text:p>vxtb4xiseerhtsrhddszrhksnqrdctjtspcstc87</text:p>
          </table:table-cell>
          <table:table-cell table:formula="of:=ORG.LIBREOFFICE.REGEX([.A39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94];&quot;eno|owt|eerht|ruof|evif|xis|neves|thgie|enin|orez|\d&quot;;;1)" office:value-type="string" office:string-value="4" calcext:value-type="string">
            <text:p>4</text:p>
          </table:table-cell>
          <table:table-cell table:formula="of:=IF(ISNA([.G394]);&quot;&quot;;IF([.G394]=&quot;one&quot;;&quot;1&quot;;IF([.G394]=&quot;two&quot;;&quot;2&quot;;IF([.G394]=&quot;three&quot;;&quot;3&quot;;IF([.G394]=&quot;four&quot;;&quot;4&quot;;IF([.G394]=&quot;five&quot;;&quot;5&quot;;IF([.G394]=&quot;six&quot;;&quot;6&quot;;IF([.G394]=&quot;seven&quot;;&quot;7&quot;;IF([.G394]=&quot;eight&quot;;&quot;8&quot;;IF([.G394]=&quot;nine&quot;;&quot;9&quot;;IF([.G394]=&quot;zero&quot;;&quot;0&quot;;VALUE([.G394]))))))))))))" office:value-type="float" office:value="7" calcext:value-type="float">
            <text:p>7</text:p>
          </table:table-cell>
          <table:table-cell table:style-name="ce7" table:formula="of:=IF(ISNA([.H394]);&quot;&quot;;IF([.H394]=&quot;eno&quot;;&quot;1&quot;;IF([.H394]=&quot;owt&quot;;&quot;2&quot;;IF([.H394]=&quot;eerht&quot;;&quot;3&quot;;IF([.H394]=&quot;ruof&quot;;&quot;4&quot;;IF([.H394]=&quot;evif&quot;;&quot;5&quot;;IF([.H394]=&quot;xis&quot;;&quot;6&quot;;IF([.H394]=&quot;neves&quot;;&quot;7&quot;;IF([.H394]=&quot;thgie&quot;;&quot;8&quot;;IF([.H394]=&quot;enin&quot;;&quot;9&quot;;IF([.H394]=&quot;orez&quot;;&quot;0&quot;;[.H394])))))))))))" office:value-type="string" office:string-value="4" calcext:value-type="string">
            <text:p>4</text:p>
          </table:table-cell>
          <table:table-cell table:formula="of:=IF(ISNA([.G394]);&quot;&quot;;VALUE(COM.MICROSOFT.CONCAT([.I394:.J394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rscztwoxsgphp2five9</text:p>
          </table:table-cell>
          <table:table-cell table:style-name="ce4" table:formula="of:=ORG.LIBREOFFICE.REGEX([.A395];&quot;\D&quot;;&quot;&quot;;&quot;g&quot;)" office:value-type="string" office:string-value="29" calcext:value-type="string">
            <text:p>29</text:p>
          </table:table-cell>
          <table:table-cell table:formula="of:=LEFT([.B395];1)" office:value-type="string" office:string-value="2" calcext:value-type="string">
            <text:p>2</text:p>
          </table:table-cell>
          <table:table-cell table:style-name="ce5" table:formula="of:=RIGHT([.B395];1)" office:value-type="string" office:string-value="9" calcext:value-type="string">
            <text:p>9</text:p>
          </table:table-cell>
          <table:table-cell table:formula="of:=VALUE(COM.MICROSOFT.CONCAT([.C395];[.D395]))" office:value-type="float" office:value="29" calcext:value-type="float">
            <text:p>29</text:p>
          </table:table-cell>
          <table:table-cell table:style-name="ce14" table:formula="of:=(STRREV([.A395]))" office:value-type="string" office:string-value="9evif2phpgsxowtzcsrml" calcext:value-type="string">
            <text:p>9evif2phpgsxowtzcsrml</text:p>
          </table:table-cell>
          <table:table-cell table:formula="of:=ORG.LIBREOFFICE.REGEX([.A39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95];&quot;eno|owt|eerht|ruof|evif|xis|neves|thgie|enin|orez|\d&quot;;;1)" office:value-type="string" office:string-value="9" calcext:value-type="string">
            <text:p>9</text:p>
          </table:table-cell>
          <table:table-cell table:formula="of:=IF(ISNA([.G395]);&quot;&quot;;IF([.G395]=&quot;one&quot;;&quot;1&quot;;IF([.G395]=&quot;two&quot;;&quot;2&quot;;IF([.G395]=&quot;three&quot;;&quot;3&quot;;IF([.G395]=&quot;four&quot;;&quot;4&quot;;IF([.G395]=&quot;five&quot;;&quot;5&quot;;IF([.G395]=&quot;six&quot;;&quot;6&quot;;IF([.G395]=&quot;seven&quot;;&quot;7&quot;;IF([.G395]=&quot;eight&quot;;&quot;8&quot;;IF([.G395]=&quot;nine&quot;;&quot;9&quot;;IF([.G395]=&quot;zero&quot;;&quot;0&quot;;VALUE([.G395]))))))))))))" office:value-type="string" office:string-value="2" calcext:value-type="string">
            <text:p>2</text:p>
          </table:table-cell>
          <table:table-cell table:style-name="ce7" table:formula="of:=IF(ISNA([.H395]);&quot;&quot;;IF([.H395]=&quot;eno&quot;;&quot;1&quot;;IF([.H395]=&quot;owt&quot;;&quot;2&quot;;IF([.H395]=&quot;eerht&quot;;&quot;3&quot;;IF([.H395]=&quot;ruof&quot;;&quot;4&quot;;IF([.H395]=&quot;evif&quot;;&quot;5&quot;;IF([.H395]=&quot;xis&quot;;&quot;6&quot;;IF([.H395]=&quot;neves&quot;;&quot;7&quot;;IF([.H395]=&quot;thgie&quot;;&quot;8&quot;;IF([.H395]=&quot;enin&quot;;&quot;9&quot;;IF([.H395]=&quot;orez&quot;;&quot;0&quot;;[.H395])))))))))))" office:value-type="string" office:string-value="9" calcext:value-type="string">
            <text:p>9</text:p>
          </table:table-cell>
          <table:table-cell table:formula="of:=IF(ISNA([.G395]);&quot;&quot;;VALUE(COM.MICROSOFT.CONCAT([.I395:.J395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one</text:p>
          </table:table-cell>
          <table:table-cell table:style-name="ce4" table:formula="of:=ORG.LIBREOFFICE.REGEX([.A396];&quot;\D&quot;;&quot;&quot;;&quot;g&quot;)" office:value-type="string" office:string-value="4" calcext:value-type="string">
            <text:p>4</text:p>
          </table:table-cell>
          <table:table-cell table:formula="of:=LEFT([.B396];1)" office:value-type="string" office:string-value="4" calcext:value-type="string">
            <text:p>4</text:p>
          </table:table-cell>
          <table:table-cell table:style-name="ce5" table:formula="of:=RIGHT([.B396];1)" office:value-type="string" office:string-value="4" calcext:value-type="string">
            <text:p>4</text:p>
          </table:table-cell>
          <table:table-cell table:formula="of:=VALUE(COM.MICROSOFT.CONCAT([.C396];[.D396]))" office:value-type="float" office:value="44" calcext:value-type="float">
            <text:p>44</text:p>
          </table:table-cell>
          <table:table-cell table:style-name="ce14" table:formula="of:=(STRREV([.A396]))" office:value-type="string" office:string-value="eno4thgie" calcext:value-type="string">
            <text:p>eno4thgie</text:p>
          </table:table-cell>
          <table:table-cell table:formula="of:=ORG.LIBREOFFICE.REGEX([.A39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96];&quot;eno|owt|eerht|ruof|evif|xis|neves|thgie|enin|orez|\d&quot;;;1)" office:value-type="string" office:string-value="eno" calcext:value-type="string">
            <text:p>eno</text:p>
          </table:table-cell>
          <table:table-cell table:formula="of:=IF(ISNA([.G396]);&quot;&quot;;IF([.G396]=&quot;one&quot;;&quot;1&quot;;IF([.G396]=&quot;two&quot;;&quot;2&quot;;IF([.G396]=&quot;three&quot;;&quot;3&quot;;IF([.G396]=&quot;four&quot;;&quot;4&quot;;IF([.G396]=&quot;five&quot;;&quot;5&quot;;IF([.G396]=&quot;six&quot;;&quot;6&quot;;IF([.G396]=&quot;seven&quot;;&quot;7&quot;;IF([.G396]=&quot;eight&quot;;&quot;8&quot;;IF([.G396]=&quot;nine&quot;;&quot;9&quot;;IF([.G396]=&quot;zero&quot;;&quot;0&quot;;VALUE([.G396]))))))))))))" office:value-type="string" office:string-value="8" calcext:value-type="string">
            <text:p>8</text:p>
          </table:table-cell>
          <table:table-cell table:style-name="ce7" table:formula="of:=IF(ISNA([.H396]);&quot;&quot;;IF([.H396]=&quot;eno&quot;;&quot;1&quot;;IF([.H396]=&quot;owt&quot;;&quot;2&quot;;IF([.H396]=&quot;eerht&quot;;&quot;3&quot;;IF([.H396]=&quot;ruof&quot;;&quot;4&quot;;IF([.H396]=&quot;evif&quot;;&quot;5&quot;;IF([.H396]=&quot;xis&quot;;&quot;6&quot;;IF([.H396]=&quot;neves&quot;;&quot;7&quot;;IF([.H396]=&quot;thgie&quot;;&quot;8&quot;;IF([.H396]=&quot;enin&quot;;&quot;9&quot;;IF([.H396]=&quot;orez&quot;;&quot;0&quot;;[.H396])))))))))))" office:value-type="string" office:string-value="1" calcext:value-type="string">
            <text:p>1</text:p>
          </table:table-cell>
          <table:table-cell table:formula="of:=IF(ISNA([.G396]);&quot;&quot;;VALUE(COM.MICROSOFT.CONCAT([.I396:.J396])))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ktpzntsffnpptpgmbndxhxskjlltpvbsvjrpmgbmdvjlqklnl1</text:p>
          </table:table-cell>
          <table:table-cell table:style-name="ce4" table:formula="of:=ORG.LIBREOFFICE.REGEX([.A397];&quot;\D&quot;;&quot;&quot;;&quot;g&quot;)" office:value-type="string" office:string-value="1" calcext:value-type="string">
            <text:p>1</text:p>
          </table:table-cell>
          <table:table-cell table:formula="of:=LEFT([.B397];1)" office:value-type="string" office:string-value="1" calcext:value-type="string">
            <text:p>1</text:p>
          </table:table-cell>
          <table:table-cell table:style-name="ce5" table:formula="of:=RIGHT([.B397];1)" office:value-type="string" office:string-value="1" calcext:value-type="string">
            <text:p>1</text:p>
          </table:table-cell>
          <table:table-cell table:formula="of:=VALUE(COM.MICROSOFT.CONCAT([.C397];[.D397]))" office:value-type="float" office:value="11" calcext:value-type="float">
            <text:p>11</text:p>
          </table:table-cell>
          <table:table-cell table:style-name="ce14" table:formula="of:=(STRREV([.A397]))" office:value-type="string" office:string-value="1lnlkqljvdmbgmprjvsbvptlljksxhxdnbmgptppnffstnzptkt" calcext:value-type="string">
            <text:p>1lnlkqljvdmbgmprjvsbvptlljksxhxdnbmgptppnffstnzptkt</text:p>
          </table:table-cell>
          <table:table-cell table:formula="of:=ORG.LIBREOFFICE.REGEX([.A39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397];&quot;eno|owt|eerht|ruof|evif|xis|neves|thgie|enin|orez|\d&quot;;;1)" office:value-type="string" office:string-value="1" calcext:value-type="string">
            <text:p>1</text:p>
          </table:table-cell>
          <table:table-cell table:formula="of:=IF(ISNA([.G397]);&quot;&quot;;IF([.G397]=&quot;one&quot;;&quot;1&quot;;IF([.G397]=&quot;two&quot;;&quot;2&quot;;IF([.G397]=&quot;three&quot;;&quot;3&quot;;IF([.G397]=&quot;four&quot;;&quot;4&quot;;IF([.G397]=&quot;five&quot;;&quot;5&quot;;IF([.G397]=&quot;six&quot;;&quot;6&quot;;IF([.G397]=&quot;seven&quot;;&quot;7&quot;;IF([.G397]=&quot;eight&quot;;&quot;8&quot;;IF([.G397]=&quot;nine&quot;;&quot;9&quot;;IF([.G397]=&quot;zero&quot;;&quot;0&quot;;VALUE([.G397]))))))))))))" office:value-type="float" office:value="1" calcext:value-type="float">
            <text:p>1</text:p>
          </table:table-cell>
          <table:table-cell table:style-name="ce7" table:formula="of:=IF(ISNA([.H397]);&quot;&quot;;IF([.H397]=&quot;eno&quot;;&quot;1&quot;;IF([.H397]=&quot;owt&quot;;&quot;2&quot;;IF([.H397]=&quot;eerht&quot;;&quot;3&quot;;IF([.H397]=&quot;ruof&quot;;&quot;4&quot;;IF([.H397]=&quot;evif&quot;;&quot;5&quot;;IF([.H397]=&quot;xis&quot;;&quot;6&quot;;IF([.H397]=&quot;neves&quot;;&quot;7&quot;;IF([.H397]=&quot;thgie&quot;;&quot;8&quot;;IF([.H397]=&quot;enin&quot;;&quot;9&quot;;IF([.H397]=&quot;orez&quot;;&quot;0&quot;;[.H397])))))))))))" office:value-type="string" office:string-value="1" calcext:value-type="string">
            <text:p>1</text:p>
          </table:table-cell>
          <table:table-cell table:style-name="ce7" table:formula="of:=IF(ISNA([.G397]);&quot;&quot;;VALUE(COM.MICROSOFT.CONCAT([.I397:.J397]))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8hdhqmskvpdppnthvdlctthreelxvssgqzzcql</text:p>
          </table:table-cell>
          <table:table-cell table:style-name="ce4" table:formula="of:=ORG.LIBREOFFICE.REGEX([.A398];&quot;\D&quot;;&quot;&quot;;&quot;g&quot;)" office:value-type="string" office:string-value="8" calcext:value-type="string">
            <text:p>8</text:p>
          </table:table-cell>
          <table:table-cell table:formula="of:=LEFT([.B398];1)" office:value-type="string" office:string-value="8" calcext:value-type="string">
            <text:p>8</text:p>
          </table:table-cell>
          <table:table-cell table:style-name="ce5" table:formula="of:=RIGHT([.B398];1)" office:value-type="string" office:string-value="8" calcext:value-type="string">
            <text:p>8</text:p>
          </table:table-cell>
          <table:table-cell table:formula="of:=VALUE(COM.MICROSOFT.CONCAT([.C398];[.D398]))" office:value-type="float" office:value="88" calcext:value-type="float">
            <text:p>88</text:p>
          </table:table-cell>
          <table:table-cell table:style-name="ce14" table:formula="of:=(STRREV([.A398]))" office:value-type="string" office:string-value="lqczzqgssvxleerhttcldvhtnppdpvksmqhdh8" calcext:value-type="string">
            <text:p>lqczzqgssvxleerhttcldvhtnppdpvksmqhdh8</text:p>
          </table:table-cell>
          <table:table-cell table:formula="of:=ORG.LIBREOFFICE.REGEX([.A39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9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398]);&quot;&quot;;IF([.G398]=&quot;one&quot;;&quot;1&quot;;IF([.G398]=&quot;two&quot;;&quot;2&quot;;IF([.G398]=&quot;three&quot;;&quot;3&quot;;IF([.G398]=&quot;four&quot;;&quot;4&quot;;IF([.G398]=&quot;five&quot;;&quot;5&quot;;IF([.G398]=&quot;six&quot;;&quot;6&quot;;IF([.G398]=&quot;seven&quot;;&quot;7&quot;;IF([.G398]=&quot;eight&quot;;&quot;8&quot;;IF([.G398]=&quot;nine&quot;;&quot;9&quot;;IF([.G398]=&quot;zero&quot;;&quot;0&quot;;VALUE([.G398]))))))))))))" office:value-type="float" office:value="8" calcext:value-type="float">
            <text:p>8</text:p>
          </table:table-cell>
          <table:table-cell table:style-name="ce7" table:formula="of:=IF(ISNA([.H398]);&quot;&quot;;IF([.H398]=&quot;eno&quot;;&quot;1&quot;;IF([.H398]=&quot;owt&quot;;&quot;2&quot;;IF([.H398]=&quot;eerht&quot;;&quot;3&quot;;IF([.H398]=&quot;ruof&quot;;&quot;4&quot;;IF([.H398]=&quot;evif&quot;;&quot;5&quot;;IF([.H398]=&quot;xis&quot;;&quot;6&quot;;IF([.H398]=&quot;neves&quot;;&quot;7&quot;;IF([.H398]=&quot;thgie&quot;;&quot;8&quot;;IF([.H398]=&quot;enin&quot;;&quot;9&quot;;IF([.H398]=&quot;orez&quot;;&quot;0&quot;;[.H398])))))))))))" office:value-type="string" office:string-value="3" calcext:value-type="string">
            <text:p>3</text:p>
          </table:table-cell>
          <table:table-cell table:formula="of:=IF(ISNA([.G398]);&quot;&quot;;VALUE(COM.MICROSOFT.CONCAT([.I398:.J398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6bjd3jbscchfnpqnine1</text:p>
          </table:table-cell>
          <table:table-cell table:style-name="ce4" table:formula="of:=ORG.LIBREOFFICE.REGEX([.A399];&quot;\D&quot;;&quot;&quot;;&quot;g&quot;)" office:value-type="string" office:string-value="631" calcext:value-type="string">
            <text:p>631</text:p>
          </table:table-cell>
          <table:table-cell table:formula="of:=LEFT([.B399];1)" office:value-type="string" office:string-value="6" calcext:value-type="string">
            <text:p>6</text:p>
          </table:table-cell>
          <table:table-cell table:style-name="ce5" table:formula="of:=RIGHT([.B399];1)" office:value-type="string" office:string-value="1" calcext:value-type="string">
            <text:p>1</text:p>
          </table:table-cell>
          <table:table-cell table:formula="of:=VALUE(COM.MICROSOFT.CONCAT([.C399];[.D399]))" office:value-type="float" office:value="61" calcext:value-type="float">
            <text:p>61</text:p>
          </table:table-cell>
          <table:table-cell table:style-name="ce14" table:formula="of:=(STRREV([.A399]))" office:value-type="string" office:string-value="1eninqpnfhccsbj3djb6thgie" calcext:value-type="string">
            <text:p>1eninqpnfhccsbj3djb6thgie</text:p>
          </table:table-cell>
          <table:table-cell table:formula="of:=ORG.LIBREOFFICE.REGEX([.A39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99];&quot;eno|owt|eerht|ruof|evif|xis|neves|thgie|enin|orez|\d&quot;;;1)" office:value-type="string" office:string-value="1" calcext:value-type="string">
            <text:p>1</text:p>
          </table:table-cell>
          <table:table-cell table:formula="of:=IF(ISNA([.G399]);&quot;&quot;;IF([.G399]=&quot;one&quot;;&quot;1&quot;;IF([.G399]=&quot;two&quot;;&quot;2&quot;;IF([.G399]=&quot;three&quot;;&quot;3&quot;;IF([.G399]=&quot;four&quot;;&quot;4&quot;;IF([.G399]=&quot;five&quot;;&quot;5&quot;;IF([.G399]=&quot;six&quot;;&quot;6&quot;;IF([.G399]=&quot;seven&quot;;&quot;7&quot;;IF([.G399]=&quot;eight&quot;;&quot;8&quot;;IF([.G399]=&quot;nine&quot;;&quot;9&quot;;IF([.G399]=&quot;zero&quot;;&quot;0&quot;;VALUE([.G399]))))))))))))" office:value-type="string" office:string-value="8" calcext:value-type="string">
            <text:p>8</text:p>
          </table:table-cell>
          <table:table-cell table:style-name="ce7" table:formula="of:=IF(ISNA([.H399]);&quot;&quot;;IF([.H399]=&quot;eno&quot;;&quot;1&quot;;IF([.H399]=&quot;owt&quot;;&quot;2&quot;;IF([.H399]=&quot;eerht&quot;;&quot;3&quot;;IF([.H399]=&quot;ruof&quot;;&quot;4&quot;;IF([.H399]=&quot;evif&quot;;&quot;5&quot;;IF([.H399]=&quot;xis&quot;;&quot;6&quot;;IF([.H399]=&quot;neves&quot;;&quot;7&quot;;IF([.H399]=&quot;thgie&quot;;&quot;8&quot;;IF([.H399]=&quot;enin&quot;;&quot;9&quot;;IF([.H399]=&quot;orez&quot;;&quot;0&quot;;[.H399])))))))))))" office:value-type="string" office:string-value="1" calcext:value-type="string">
            <text:p>1</text:p>
          </table:table-cell>
          <table:table-cell table:formula="of:=IF(ISNA([.G399]);&quot;&quot;;VALUE(COM.MICROSOFT.CONCAT([.I399:.J399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51three</text:p>
          </table:table-cell>
          <table:table-cell table:style-name="ce4" table:formula="of:=ORG.LIBREOFFICE.REGEX([.A400];&quot;\D&quot;;&quot;&quot;;&quot;g&quot;)" office:value-type="string" office:string-value="51" calcext:value-type="string">
            <text:p>51</text:p>
          </table:table-cell>
          <table:table-cell table:formula="of:=LEFT([.B400];1)" office:value-type="string" office:string-value="5" calcext:value-type="string">
            <text:p>5</text:p>
          </table:table-cell>
          <table:table-cell table:style-name="ce5" table:formula="of:=RIGHT([.B400];1)" office:value-type="string" office:string-value="1" calcext:value-type="string">
            <text:p>1</text:p>
          </table:table-cell>
          <table:table-cell table:formula="of:=VALUE(COM.MICROSOFT.CONCAT([.C400];[.D400]))" office:value-type="float" office:value="51" calcext:value-type="float">
            <text:p>51</text:p>
          </table:table-cell>
          <table:table-cell table:style-name="ce14" table:formula="of:=(STRREV([.A400]))" office:value-type="string" office:string-value="eerht15r" calcext:value-type="string">
            <text:p>eerht15r</text:p>
          </table:table-cell>
          <table:table-cell table:formula="of:=ORG.LIBREOFFICE.REGEX([.A4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0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00]);&quot;&quot;;IF([.G400]=&quot;one&quot;;&quot;1&quot;;IF([.G400]=&quot;two&quot;;&quot;2&quot;;IF([.G400]=&quot;three&quot;;&quot;3&quot;;IF([.G400]=&quot;four&quot;;&quot;4&quot;;IF([.G400]=&quot;five&quot;;&quot;5&quot;;IF([.G400]=&quot;six&quot;;&quot;6&quot;;IF([.G400]=&quot;seven&quot;;&quot;7&quot;;IF([.G400]=&quot;eight&quot;;&quot;8&quot;;IF([.G400]=&quot;nine&quot;;&quot;9&quot;;IF([.G400]=&quot;zero&quot;;&quot;0&quot;;VALUE([.G400]))))))))))))" office:value-type="float" office:value="5" calcext:value-type="float">
            <text:p>5</text:p>
          </table:table-cell>
          <table:table-cell table:style-name="ce7" table:formula="of:=IF(ISNA([.H400]);&quot;&quot;;IF([.H400]=&quot;eno&quot;;&quot;1&quot;;IF([.H400]=&quot;owt&quot;;&quot;2&quot;;IF([.H400]=&quot;eerht&quot;;&quot;3&quot;;IF([.H400]=&quot;ruof&quot;;&quot;4&quot;;IF([.H400]=&quot;evif&quot;;&quot;5&quot;;IF([.H400]=&quot;xis&quot;;&quot;6&quot;;IF([.H400]=&quot;neves&quot;;&quot;7&quot;;IF([.H400]=&quot;thgie&quot;;&quot;8&quot;;IF([.H400]=&quot;enin&quot;;&quot;9&quot;;IF([.H400]=&quot;orez&quot;;&quot;0&quot;;[.H400])))))))))))" office:value-type="string" office:string-value="3" calcext:value-type="string">
            <text:p>3</text:p>
          </table:table-cell>
          <table:table-cell table:formula="of:=IF(ISNA([.G400]);&quot;&quot;;VALUE(COM.MICROSOFT.CONCAT([.I400:.J400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gscvm8eight</text:p>
          </table:table-cell>
          <table:table-cell table:style-name="ce4" table:formula="of:=ORG.LIBREOFFICE.REGEX([.A401];&quot;\D&quot;;&quot;&quot;;&quot;g&quot;)" office:value-type="string" office:string-value="8" calcext:value-type="string">
            <text:p>8</text:p>
          </table:table-cell>
          <table:table-cell table:formula="of:=LEFT([.B401];1)" office:value-type="string" office:string-value="8" calcext:value-type="string">
            <text:p>8</text:p>
          </table:table-cell>
          <table:table-cell table:style-name="ce5" table:formula="of:=RIGHT([.B401];1)" office:value-type="string" office:string-value="8" calcext:value-type="string">
            <text:p>8</text:p>
          </table:table-cell>
          <table:table-cell table:formula="of:=VALUE(COM.MICROSOFT.CONCAT([.C401];[.D401]))" office:value-type="float" office:value="88" calcext:value-type="float">
            <text:p>88</text:p>
          </table:table-cell>
          <table:table-cell table:style-name="ce14" table:formula="of:=(STRREV([.A401]))" office:value-type="string" office:string-value="thgie8mvcsgpd" calcext:value-type="string">
            <text:p>thgie8mvcsgpd</text:p>
          </table:table-cell>
          <table:table-cell table:formula="of:=ORG.LIBREOFFICE.REGEX([.A40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0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01]);&quot;&quot;;IF([.G401]=&quot;one&quot;;&quot;1&quot;;IF([.G401]=&quot;two&quot;;&quot;2&quot;;IF([.G401]=&quot;three&quot;;&quot;3&quot;;IF([.G401]=&quot;four&quot;;&quot;4&quot;;IF([.G401]=&quot;five&quot;;&quot;5&quot;;IF([.G401]=&quot;six&quot;;&quot;6&quot;;IF([.G401]=&quot;seven&quot;;&quot;7&quot;;IF([.G401]=&quot;eight&quot;;&quot;8&quot;;IF([.G401]=&quot;nine&quot;;&quot;9&quot;;IF([.G401]=&quot;zero&quot;;&quot;0&quot;;VALUE([.G401]))))))))))))" office:value-type="float" office:value="8" calcext:value-type="float">
            <text:p>8</text:p>
          </table:table-cell>
          <table:table-cell table:style-name="ce7" table:formula="of:=IF(ISNA([.H401]);&quot;&quot;;IF([.H401]=&quot;eno&quot;;&quot;1&quot;;IF([.H401]=&quot;owt&quot;;&quot;2&quot;;IF([.H401]=&quot;eerht&quot;;&quot;3&quot;;IF([.H401]=&quot;ruof&quot;;&quot;4&quot;;IF([.H401]=&quot;evif&quot;;&quot;5&quot;;IF([.H401]=&quot;xis&quot;;&quot;6&quot;;IF([.H401]=&quot;neves&quot;;&quot;7&quot;;IF([.H401]=&quot;thgie&quot;;&quot;8&quot;;IF([.H401]=&quot;enin&quot;;&quot;9&quot;;IF([.H401]=&quot;orez&quot;;&quot;0&quot;;[.H401])))))))))))" office:value-type="string" office:string-value="8" calcext:value-type="string">
            <text:p>8</text:p>
          </table:table-cell>
          <table:table-cell table:formula="of:=IF(ISNA([.G401]);&quot;&quot;;VALUE(COM.MICROSOFT.CONCAT([.I401:.J40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bgzk</text:p>
          </table:table-cell>
          <table:table-cell table:style-name="ce4" table:formula="of:=ORG.LIBREOFFICE.REGEX([.A402];&quot;\D&quot;;&quot;&quot;;&quot;g&quot;)" office:value-type="string" office:string-value="6" calcext:value-type="string">
            <text:p>6</text:p>
          </table:table-cell>
          <table:table-cell table:formula="of:=LEFT([.B402];1)" office:value-type="string" office:string-value="6" calcext:value-type="string">
            <text:p>6</text:p>
          </table:table-cell>
          <table:table-cell table:style-name="ce5" table:formula="of:=RIGHT([.B402];1)" office:value-type="string" office:string-value="6" calcext:value-type="string">
            <text:p>6</text:p>
          </table:table-cell>
          <table:table-cell table:formula="of:=VALUE(COM.MICROSOFT.CONCAT([.C402];[.D402]))" office:value-type="float" office:value="66" calcext:value-type="float">
            <text:p>66</text:p>
          </table:table-cell>
          <table:table-cell table:style-name="ce14" table:formula="of:=(STRREV([.A402]))" office:value-type="string" office:string-value="kzgbs6" calcext:value-type="string">
            <text:p>kzgbs6</text:p>
          </table:table-cell>
          <table:table-cell table:formula="of:=ORG.LIBREOFFICE.REGEX([.A40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02];&quot;eno|owt|eerht|ruof|evif|xis|neves|thgie|enin|orez|\d&quot;;;1)" office:value-type="string" office:string-value="6" calcext:value-type="string">
            <text:p>6</text:p>
          </table:table-cell>
          <table:table-cell table:formula="of:=IF(ISNA([.G402]);&quot;&quot;;IF([.G402]=&quot;one&quot;;&quot;1&quot;;IF([.G402]=&quot;two&quot;;&quot;2&quot;;IF([.G402]=&quot;three&quot;;&quot;3&quot;;IF([.G402]=&quot;four&quot;;&quot;4&quot;;IF([.G402]=&quot;five&quot;;&quot;5&quot;;IF([.G402]=&quot;six&quot;;&quot;6&quot;;IF([.G402]=&quot;seven&quot;;&quot;7&quot;;IF([.G402]=&quot;eight&quot;;&quot;8&quot;;IF([.G402]=&quot;nine&quot;;&quot;9&quot;;IF([.G402]=&quot;zero&quot;;&quot;0&quot;;VALUE([.G402]))))))))))))" office:value-type="float" office:value="6" calcext:value-type="float">
            <text:p>6</text:p>
          </table:table-cell>
          <table:table-cell table:style-name="ce7" table:formula="of:=IF(ISNA([.H402]);&quot;&quot;;IF([.H402]=&quot;eno&quot;;&quot;1&quot;;IF([.H402]=&quot;owt&quot;;&quot;2&quot;;IF([.H402]=&quot;eerht&quot;;&quot;3&quot;;IF([.H402]=&quot;ruof&quot;;&quot;4&quot;;IF([.H402]=&quot;evif&quot;;&quot;5&quot;;IF([.H402]=&quot;xis&quot;;&quot;6&quot;;IF([.H402]=&quot;neves&quot;;&quot;7&quot;;IF([.H402]=&quot;thgie&quot;;&quot;8&quot;;IF([.H402]=&quot;enin&quot;;&quot;9&quot;;IF([.H402]=&quot;orez&quot;;&quot;0&quot;;[.H402])))))))))))" office:value-type="string" office:string-value="6" calcext:value-type="string">
            <text:p>6</text:p>
          </table:table-cell>
          <table:table-cell table:style-name="ce7" table:formula="of:=IF(ISNA([.G402]);&quot;&quot;;VALUE(COM.MICROSOFT.CONCAT([.I402:.J402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5rflnshkn</text:p>
          </table:table-cell>
          <table:table-cell table:style-name="ce4" table:formula="of:=ORG.LIBREOFFICE.REGEX([.A403];&quot;\D&quot;;&quot;&quot;;&quot;g&quot;)" office:value-type="string" office:string-value="5" calcext:value-type="string">
            <text:p>5</text:p>
          </table:table-cell>
          <table:table-cell table:formula="of:=LEFT([.B403];1)" office:value-type="string" office:string-value="5" calcext:value-type="string">
            <text:p>5</text:p>
          </table:table-cell>
          <table:table-cell table:style-name="ce5" table:formula="of:=RIGHT([.B403];1)" office:value-type="string" office:string-value="5" calcext:value-type="string">
            <text:p>5</text:p>
          </table:table-cell>
          <table:table-cell table:formula="of:=VALUE(COM.MICROSOFT.CONCAT([.C403];[.D403]))" office:value-type="float" office:value="55" calcext:value-type="float">
            <text:p>55</text:p>
          </table:table-cell>
          <table:table-cell table:style-name="ce14" table:formula="of:=(STRREV([.A403]))" office:value-type="string" office:string-value="nkhsnlfr5owt" calcext:value-type="string">
            <text:p>nkhsnlfr5owt</text:p>
          </table:table-cell>
          <table:table-cell table:formula="of:=ORG.LIBREOFFICE.REGEX([.A40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03];&quot;eno|owt|eerht|ruof|evif|xis|neves|thgie|enin|orez|\d&quot;;;1)" office:value-type="string" office:string-value="5" calcext:value-type="string">
            <text:p>5</text:p>
          </table:table-cell>
          <table:table-cell table:formula="of:=IF(ISNA([.G403]);&quot;&quot;;IF([.G403]=&quot;one&quot;;&quot;1&quot;;IF([.G403]=&quot;two&quot;;&quot;2&quot;;IF([.G403]=&quot;three&quot;;&quot;3&quot;;IF([.G403]=&quot;four&quot;;&quot;4&quot;;IF([.G403]=&quot;five&quot;;&quot;5&quot;;IF([.G403]=&quot;six&quot;;&quot;6&quot;;IF([.G403]=&quot;seven&quot;;&quot;7&quot;;IF([.G403]=&quot;eight&quot;;&quot;8&quot;;IF([.G403]=&quot;nine&quot;;&quot;9&quot;;IF([.G403]=&quot;zero&quot;;&quot;0&quot;;VALUE([.G403]))))))))))))" office:value-type="string" office:string-value="2" calcext:value-type="string">
            <text:p>2</text:p>
          </table:table-cell>
          <table:table-cell table:style-name="ce7" table:formula="of:=IF(ISNA([.H403]);&quot;&quot;;IF([.H403]=&quot;eno&quot;;&quot;1&quot;;IF([.H403]=&quot;owt&quot;;&quot;2&quot;;IF([.H403]=&quot;eerht&quot;;&quot;3&quot;;IF([.H403]=&quot;ruof&quot;;&quot;4&quot;;IF([.H403]=&quot;evif&quot;;&quot;5&quot;;IF([.H403]=&quot;xis&quot;;&quot;6&quot;;IF([.H403]=&quot;neves&quot;;&quot;7&quot;;IF([.H403]=&quot;thgie&quot;;&quot;8&quot;;IF([.H403]=&quot;enin&quot;;&quot;9&quot;;IF([.H403]=&quot;orez&quot;;&quot;0&quot;;[.H403])))))))))))" office:value-type="string" office:string-value="5" calcext:value-type="string">
            <text:p>5</text:p>
          </table:table-cell>
          <table:table-cell table:formula="of:=IF(ISNA([.G403]);&quot;&quot;;VALUE(COM.MICROSOFT.CONCAT([.I403:.J403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rplqqseven2ones</text:p>
          </table:table-cell>
          <table:table-cell table:style-name="ce4" table:formula="of:=ORG.LIBREOFFICE.REGEX([.A404];&quot;\D&quot;;&quot;&quot;;&quot;g&quot;)" office:value-type="string" office:string-value="2" calcext:value-type="string">
            <text:p>2</text:p>
          </table:table-cell>
          <table:table-cell table:formula="of:=LEFT([.B404];1)" office:value-type="string" office:string-value="2" calcext:value-type="string">
            <text:p>2</text:p>
          </table:table-cell>
          <table:table-cell table:style-name="ce5" table:formula="of:=RIGHT([.B404];1)" office:value-type="string" office:string-value="2" calcext:value-type="string">
            <text:p>2</text:p>
          </table:table-cell>
          <table:table-cell table:formula="of:=VALUE(COM.MICROSOFT.CONCAT([.C404];[.D404]))" office:value-type="float" office:value="22" calcext:value-type="float">
            <text:p>22</text:p>
          </table:table-cell>
          <table:table-cell table:style-name="ce14" table:formula="of:=(STRREV([.A404]))" office:value-type="string" office:string-value="seno2nevesqqlprz" calcext:value-type="string">
            <text:p>seno2nevesqqlprz</text:p>
          </table:table-cell>
          <table:table-cell table:formula="of:=ORG.LIBREOFFICE.REGEX([.A40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04];&quot;eno|owt|eerht|ruof|evif|xis|neves|thgie|enin|orez|\d&quot;;;1)" office:value-type="string" office:string-value="eno" calcext:value-type="string">
            <text:p>eno</text:p>
          </table:table-cell>
          <table:table-cell table:formula="of:=IF(ISNA([.G404]);&quot;&quot;;IF([.G404]=&quot;one&quot;;&quot;1&quot;;IF([.G404]=&quot;two&quot;;&quot;2&quot;;IF([.G404]=&quot;three&quot;;&quot;3&quot;;IF([.G404]=&quot;four&quot;;&quot;4&quot;;IF([.G404]=&quot;five&quot;;&quot;5&quot;;IF([.G404]=&quot;six&quot;;&quot;6&quot;;IF([.G404]=&quot;seven&quot;;&quot;7&quot;;IF([.G404]=&quot;eight&quot;;&quot;8&quot;;IF([.G404]=&quot;nine&quot;;&quot;9&quot;;IF([.G404]=&quot;zero&quot;;&quot;0&quot;;VALUE([.G404]))))))))))))" office:value-type="string" office:string-value="7" calcext:value-type="string">
            <text:p>7</text:p>
          </table:table-cell>
          <table:table-cell table:style-name="ce7" table:formula="of:=IF(ISNA([.H404]);&quot;&quot;;IF([.H404]=&quot;eno&quot;;&quot;1&quot;;IF([.H404]=&quot;owt&quot;;&quot;2&quot;;IF([.H404]=&quot;eerht&quot;;&quot;3&quot;;IF([.H404]=&quot;ruof&quot;;&quot;4&quot;;IF([.H404]=&quot;evif&quot;;&quot;5&quot;;IF([.H404]=&quot;xis&quot;;&quot;6&quot;;IF([.H404]=&quot;neves&quot;;&quot;7&quot;;IF([.H404]=&quot;thgie&quot;;&quot;8&quot;;IF([.H404]=&quot;enin&quot;;&quot;9&quot;;IF([.H404]=&quot;orez&quot;;&quot;0&quot;;[.H404])))))))))))" office:value-type="string" office:string-value="1" calcext:value-type="string">
            <text:p>1</text:p>
          </table:table-cell>
          <table:table-cell table:formula="of:=IF(ISNA([.G404]);&quot;&quot;;VALUE(COM.MICROSOFT.CONCAT([.I404:.J404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eightsevenfive6onetwo</text:p>
          </table:table-cell>
          <table:table-cell table:style-name="ce4" table:formula="of:=ORG.LIBREOFFICE.REGEX([.A405];&quot;\D&quot;;&quot;&quot;;&quot;g&quot;)" office:value-type="string" office:string-value="6" calcext:value-type="string">
            <text:p>6</text:p>
          </table:table-cell>
          <table:table-cell table:formula="of:=LEFT([.B405];1)" office:value-type="string" office:string-value="6" calcext:value-type="string">
            <text:p>6</text:p>
          </table:table-cell>
          <table:table-cell table:style-name="ce5" table:formula="of:=RIGHT([.B405];1)" office:value-type="string" office:string-value="6" calcext:value-type="string">
            <text:p>6</text:p>
          </table:table-cell>
          <table:table-cell table:formula="of:=VALUE(COM.MICROSOFT.CONCAT([.C405];[.D405]))" office:value-type="float" office:value="66" calcext:value-type="float">
            <text:p>66</text:p>
          </table:table-cell>
          <table:table-cell table:style-name="ce14" table:formula="of:=(STRREV([.A405]))" office:value-type="string" office:string-value="owteno6evifnevesthgieevif" calcext:value-type="string">
            <text:p>owteno6evifnevesthgieevif</text:p>
          </table:table-cell>
          <table:table-cell table:formula="of:=ORG.LIBREOFFICE.REGEX([.A40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05];&quot;eno|owt|eerht|ruof|evif|xis|neves|thgie|enin|orez|\d&quot;;;1)" office:value-type="string" office:string-value="owt" calcext:value-type="string">
            <text:p>owt</text:p>
          </table:table-cell>
          <table:table-cell table:formula="of:=IF(ISNA([.G405]);&quot;&quot;;IF([.G405]=&quot;one&quot;;&quot;1&quot;;IF([.G405]=&quot;two&quot;;&quot;2&quot;;IF([.G405]=&quot;three&quot;;&quot;3&quot;;IF([.G405]=&quot;four&quot;;&quot;4&quot;;IF([.G405]=&quot;five&quot;;&quot;5&quot;;IF([.G405]=&quot;six&quot;;&quot;6&quot;;IF([.G405]=&quot;seven&quot;;&quot;7&quot;;IF([.G405]=&quot;eight&quot;;&quot;8&quot;;IF([.G405]=&quot;nine&quot;;&quot;9&quot;;IF([.G405]=&quot;zero&quot;;&quot;0&quot;;VALUE([.G405]))))))))))))" office:value-type="string" office:string-value="5" calcext:value-type="string">
            <text:p>5</text:p>
          </table:table-cell>
          <table:table-cell table:style-name="ce7" table:formula="of:=IF(ISNA([.H405]);&quot;&quot;;IF([.H405]=&quot;eno&quot;;&quot;1&quot;;IF([.H405]=&quot;owt&quot;;&quot;2&quot;;IF([.H405]=&quot;eerht&quot;;&quot;3&quot;;IF([.H405]=&quot;ruof&quot;;&quot;4&quot;;IF([.H405]=&quot;evif&quot;;&quot;5&quot;;IF([.H405]=&quot;xis&quot;;&quot;6&quot;;IF([.H405]=&quot;neves&quot;;&quot;7&quot;;IF([.H405]=&quot;thgie&quot;;&quot;8&quot;;IF([.H405]=&quot;enin&quot;;&quot;9&quot;;IF([.H405]=&quot;orez&quot;;&quot;0&quot;;[.H405])))))))))))" office:value-type="string" office:string-value="2" calcext:value-type="string">
            <text:p>2</text:p>
          </table:table-cell>
          <table:table-cell table:formula="of:=IF(ISNA([.G405]);&quot;&quot;;VALUE(COM.MICROSOFT.CONCAT([.I405:.J405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rjtrkcl8five592mkddrseven</text:p>
          </table:table-cell>
          <table:table-cell table:style-name="ce4" table:formula="of:=ORG.LIBREOFFICE.REGEX([.A406];&quot;\D&quot;;&quot;&quot;;&quot;g&quot;)" office:value-type="string" office:string-value="8592" calcext:value-type="string">
            <text:p>8592</text:p>
          </table:table-cell>
          <table:table-cell table:formula="of:=LEFT([.B406];1)" office:value-type="string" office:string-value="8" calcext:value-type="string">
            <text:p>8</text:p>
          </table:table-cell>
          <table:table-cell table:style-name="ce5" table:formula="of:=RIGHT([.B406];1)" office:value-type="string" office:string-value="2" calcext:value-type="string">
            <text:p>2</text:p>
          </table:table-cell>
          <table:table-cell table:formula="of:=VALUE(COM.MICROSOFT.CONCAT([.C406];[.D406]))" office:value-type="float" office:value="82" calcext:value-type="float">
            <text:p>82</text:p>
          </table:table-cell>
          <table:table-cell table:style-name="ce14" table:formula="of:=(STRREV([.A406]))" office:value-type="string" office:string-value="nevesrddkm295evif8lckrtjrc" calcext:value-type="string">
            <text:p>nevesrddkm295evif8lckrtjrc</text:p>
          </table:table-cell>
          <table:table-cell table:formula="of:=ORG.LIBREOFFICE.REGEX([.A40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0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06]);&quot;&quot;;IF([.G406]=&quot;one&quot;;&quot;1&quot;;IF([.G406]=&quot;two&quot;;&quot;2&quot;;IF([.G406]=&quot;three&quot;;&quot;3&quot;;IF([.G406]=&quot;four&quot;;&quot;4&quot;;IF([.G406]=&quot;five&quot;;&quot;5&quot;;IF([.G406]=&quot;six&quot;;&quot;6&quot;;IF([.G406]=&quot;seven&quot;;&quot;7&quot;;IF([.G406]=&quot;eight&quot;;&quot;8&quot;;IF([.G406]=&quot;nine&quot;;&quot;9&quot;;IF([.G406]=&quot;zero&quot;;&quot;0&quot;;VALUE([.G406]))))))))))))" office:value-type="float" office:value="8" calcext:value-type="float">
            <text:p>8</text:p>
          </table:table-cell>
          <table:table-cell table:style-name="ce7" table:formula="of:=IF(ISNA([.H406]);&quot;&quot;;IF([.H406]=&quot;eno&quot;;&quot;1&quot;;IF([.H406]=&quot;owt&quot;;&quot;2&quot;;IF([.H406]=&quot;eerht&quot;;&quot;3&quot;;IF([.H406]=&quot;ruof&quot;;&quot;4&quot;;IF([.H406]=&quot;evif&quot;;&quot;5&quot;;IF([.H406]=&quot;xis&quot;;&quot;6&quot;;IF([.H406]=&quot;neves&quot;;&quot;7&quot;;IF([.H406]=&quot;thgie&quot;;&quot;8&quot;;IF([.H406]=&quot;enin&quot;;&quot;9&quot;;IF([.H406]=&quot;orez&quot;;&quot;0&quot;;[.H406])))))))))))" office:value-type="string" office:string-value="7" calcext:value-type="string">
            <text:p>7</text:p>
          </table:table-cell>
          <table:table-cell table:formula="of:=IF(ISNA([.G406]);&quot;&quot;;VALUE(COM.MICROSOFT.CONCAT([.I406:.J406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one1qgrdzkgnv</text:p>
          </table:table-cell>
          <table:table-cell table:style-name="ce4" table:formula="of:=ORG.LIBREOFFICE.REGEX([.A407];&quot;\D&quot;;&quot;&quot;;&quot;g&quot;)" office:value-type="string" office:string-value="1" calcext:value-type="string">
            <text:p>1</text:p>
          </table:table-cell>
          <table:table-cell table:formula="of:=LEFT([.B407];1)" office:value-type="string" office:string-value="1" calcext:value-type="string">
            <text:p>1</text:p>
          </table:table-cell>
          <table:table-cell table:style-name="ce5" table:formula="of:=RIGHT([.B407];1)" office:value-type="string" office:string-value="1" calcext:value-type="string">
            <text:p>1</text:p>
          </table:table-cell>
          <table:table-cell table:formula="of:=VALUE(COM.MICROSOFT.CONCAT([.C407];[.D407]))" office:value-type="float" office:value="11" calcext:value-type="float">
            <text:p>11</text:p>
          </table:table-cell>
          <table:table-cell table:style-name="ce14" table:formula="of:=(STRREV([.A407]))" office:value-type="string" office:string-value="vngkzdrgq1enoevif" calcext:value-type="string">
            <text:p>vngkzdrgq1enoevif</text:p>
          </table:table-cell>
          <table:table-cell table:formula="of:=ORG.LIBREOFFICE.REGEX([.A40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07];&quot;eno|owt|eerht|ruof|evif|xis|neves|thgie|enin|orez|\d&quot;;;1)" office:value-type="string" office:string-value="1" calcext:value-type="string">
            <text:p>1</text:p>
          </table:table-cell>
          <table:table-cell table:formula="of:=IF(ISNA([.G407]);&quot;&quot;;IF([.G407]=&quot;one&quot;;&quot;1&quot;;IF([.G407]=&quot;two&quot;;&quot;2&quot;;IF([.G407]=&quot;three&quot;;&quot;3&quot;;IF([.G407]=&quot;four&quot;;&quot;4&quot;;IF([.G407]=&quot;five&quot;;&quot;5&quot;;IF([.G407]=&quot;six&quot;;&quot;6&quot;;IF([.G407]=&quot;seven&quot;;&quot;7&quot;;IF([.G407]=&quot;eight&quot;;&quot;8&quot;;IF([.G407]=&quot;nine&quot;;&quot;9&quot;;IF([.G407]=&quot;zero&quot;;&quot;0&quot;;VALUE([.G407]))))))))))))" office:value-type="string" office:string-value="5" calcext:value-type="string">
            <text:p>5</text:p>
          </table:table-cell>
          <table:table-cell table:style-name="ce7" table:formula="of:=IF(ISNA([.H407]);&quot;&quot;;IF([.H407]=&quot;eno&quot;;&quot;1&quot;;IF([.H407]=&quot;owt&quot;;&quot;2&quot;;IF([.H407]=&quot;eerht&quot;;&quot;3&quot;;IF([.H407]=&quot;ruof&quot;;&quot;4&quot;;IF([.H407]=&quot;evif&quot;;&quot;5&quot;;IF([.H407]=&quot;xis&quot;;&quot;6&quot;;IF([.H407]=&quot;neves&quot;;&quot;7&quot;;IF([.H407]=&quot;thgie&quot;;&quot;8&quot;;IF([.H407]=&quot;enin&quot;;&quot;9&quot;;IF([.H407]=&quot;orez&quot;;&quot;0&quot;;[.H407])))))))))))" office:value-type="string" office:string-value="1" calcext:value-type="string">
            <text:p>1</text:p>
          </table:table-cell>
          <table:table-cell table:formula="of:=IF(ISNA([.G407]);&quot;&quot;;VALUE(COM.MICROSOFT.CONCAT([.I407:.J407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vvtjmq8</text:p>
          </table:table-cell>
          <table:table-cell table:style-name="ce4" table:formula="of:=ORG.LIBREOFFICE.REGEX([.A408];&quot;\D&quot;;&quot;&quot;;&quot;g&quot;)" office:value-type="string" office:string-value="38" calcext:value-type="string">
            <text:p>38</text:p>
          </table:table-cell>
          <table:table-cell table:formula="of:=LEFT([.B408];1)" office:value-type="string" office:string-value="3" calcext:value-type="string">
            <text:p>3</text:p>
          </table:table-cell>
          <table:table-cell table:style-name="ce5" table:formula="of:=RIGHT([.B408];1)" office:value-type="string" office:string-value="8" calcext:value-type="string">
            <text:p>8</text:p>
          </table:table-cell>
          <table:table-cell table:formula="of:=VALUE(COM.MICROSOFT.CONCAT([.C408];[.D408]))" office:value-type="float" office:value="38" calcext:value-type="float">
            <text:p>38</text:p>
          </table:table-cell>
          <table:table-cell table:style-name="ce14" table:formula="of:=(STRREV([.A408]))" office:value-type="string" office:string-value="8qmjtvvs3" calcext:value-type="string">
            <text:p>8qmjtvvs3</text:p>
          </table:table-cell>
          <table:table-cell table:formula="of:=ORG.LIBREOFFICE.REGEX([.A408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08];&quot;eno|owt|eerht|ruof|evif|xis|neves|thgie|enin|orez|\d&quot;;;1)" office:value-type="string" office:string-value="8" calcext:value-type="string">
            <text:p>8</text:p>
          </table:table-cell>
          <table:table-cell table:formula="of:=IF(ISNA([.G408]);&quot;&quot;;IF([.G408]=&quot;one&quot;;&quot;1&quot;;IF([.G408]=&quot;two&quot;;&quot;2&quot;;IF([.G408]=&quot;three&quot;;&quot;3&quot;;IF([.G408]=&quot;four&quot;;&quot;4&quot;;IF([.G408]=&quot;five&quot;;&quot;5&quot;;IF([.G408]=&quot;six&quot;;&quot;6&quot;;IF([.G408]=&quot;seven&quot;;&quot;7&quot;;IF([.G408]=&quot;eight&quot;;&quot;8&quot;;IF([.G408]=&quot;nine&quot;;&quot;9&quot;;IF([.G408]=&quot;zero&quot;;&quot;0&quot;;VALUE([.G408]))))))))))))" office:value-type="float" office:value="3" calcext:value-type="float">
            <text:p>3</text:p>
          </table:table-cell>
          <table:table-cell table:style-name="ce7" table:formula="of:=IF(ISNA([.H408]);&quot;&quot;;IF([.H408]=&quot;eno&quot;;&quot;1&quot;;IF([.H408]=&quot;owt&quot;;&quot;2&quot;;IF([.H408]=&quot;eerht&quot;;&quot;3&quot;;IF([.H408]=&quot;ruof&quot;;&quot;4&quot;;IF([.H408]=&quot;evif&quot;;&quot;5&quot;;IF([.H408]=&quot;xis&quot;;&quot;6&quot;;IF([.H408]=&quot;neves&quot;;&quot;7&quot;;IF([.H408]=&quot;thgie&quot;;&quot;8&quot;;IF([.H408]=&quot;enin&quot;;&quot;9&quot;;IF([.H408]=&quot;orez&quot;;&quot;0&quot;;[.H408])))))))))))" office:value-type="string" office:string-value="8" calcext:value-type="string">
            <text:p>8</text:p>
          </table:table-cell>
          <table:table-cell table:style-name="ce7" table:formula="of:=IF(ISNA([.G408]);&quot;&quot;;VALUE(COM.MICROSOFT.CONCAT([.I408:.J408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threeninenine1skhctbxcckztkq</text:p>
          </table:table-cell>
          <table:table-cell table:style-name="ce4" table:formula="of:=ORG.LIBREOFFICE.REGEX([.A409];&quot;\D&quot;;&quot;&quot;;&quot;g&quot;)" office:value-type="string" office:string-value="1" calcext:value-type="string">
            <text:p>1</text:p>
          </table:table-cell>
          <table:table-cell table:formula="of:=LEFT([.B409];1)" office:value-type="string" office:string-value="1" calcext:value-type="string">
            <text:p>1</text:p>
          </table:table-cell>
          <table:table-cell table:style-name="ce5" table:formula="of:=RIGHT([.B409];1)" office:value-type="string" office:string-value="1" calcext:value-type="string">
            <text:p>1</text:p>
          </table:table-cell>
          <table:table-cell table:formula="of:=VALUE(COM.MICROSOFT.CONCAT([.C409];[.D409]))" office:value-type="float" office:value="11" calcext:value-type="float">
            <text:p>11</text:p>
          </table:table-cell>
          <table:table-cell table:style-name="ce14" table:formula="of:=(STRREV([.A409]))" office:value-type="string" office:string-value="qktzkccxbtchks1eninenineerhtevif" calcext:value-type="string">
            <text:p>qktzkccxbtchks1eninenineerhtevif</text:p>
          </table:table-cell>
          <table:table-cell table:formula="of:=ORG.LIBREOFFICE.REGEX([.A40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09];&quot;eno|owt|eerht|ruof|evif|xis|neves|thgie|enin|orez|\d&quot;;;1)" office:value-type="string" office:string-value="1" calcext:value-type="string">
            <text:p>1</text:p>
          </table:table-cell>
          <table:table-cell table:formula="of:=IF(ISNA([.G409]);&quot;&quot;;IF([.G409]=&quot;one&quot;;&quot;1&quot;;IF([.G409]=&quot;two&quot;;&quot;2&quot;;IF([.G409]=&quot;three&quot;;&quot;3&quot;;IF([.G409]=&quot;four&quot;;&quot;4&quot;;IF([.G409]=&quot;five&quot;;&quot;5&quot;;IF([.G409]=&quot;six&quot;;&quot;6&quot;;IF([.G409]=&quot;seven&quot;;&quot;7&quot;;IF([.G409]=&quot;eight&quot;;&quot;8&quot;;IF([.G409]=&quot;nine&quot;;&quot;9&quot;;IF([.G409]=&quot;zero&quot;;&quot;0&quot;;VALUE([.G409]))))))))))))" office:value-type="string" office:string-value="5" calcext:value-type="string">
            <text:p>5</text:p>
          </table:table-cell>
          <table:table-cell table:style-name="ce7" table:formula="of:=IF(ISNA([.H409]);&quot;&quot;;IF([.H409]=&quot;eno&quot;;&quot;1&quot;;IF([.H409]=&quot;owt&quot;;&quot;2&quot;;IF([.H409]=&quot;eerht&quot;;&quot;3&quot;;IF([.H409]=&quot;ruof&quot;;&quot;4&quot;;IF([.H409]=&quot;evif&quot;;&quot;5&quot;;IF([.H409]=&quot;xis&quot;;&quot;6&quot;;IF([.H409]=&quot;neves&quot;;&quot;7&quot;;IF([.H409]=&quot;thgie&quot;;&quot;8&quot;;IF([.H409]=&quot;enin&quot;;&quot;9&quot;;IF([.H409]=&quot;orez&quot;;&quot;0&quot;;[.H409])))))))))))" office:value-type="string" office:string-value="1" calcext:value-type="string">
            <text:p>1</text:p>
          </table:table-cell>
          <table:table-cell table:formula="of:=IF(ISNA([.G409]);&quot;&quot;;VALUE(COM.MICROSOFT.CONCAT([.I409:.J40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ppn71threelfourvpqfour</text:p>
          </table:table-cell>
          <table:table-cell table:style-name="ce4" table:formula="of:=ORG.LIBREOFFICE.REGEX([.A410];&quot;\D&quot;;&quot;&quot;;&quot;g&quot;)" office:value-type="string" office:string-value="71" calcext:value-type="string">
            <text:p>71</text:p>
          </table:table-cell>
          <table:table-cell table:formula="of:=LEFT([.B410];1)" office:value-type="string" office:string-value="7" calcext:value-type="string">
            <text:p>7</text:p>
          </table:table-cell>
          <table:table-cell table:style-name="ce5" table:formula="of:=RIGHT([.B410];1)" office:value-type="string" office:string-value="1" calcext:value-type="string">
            <text:p>1</text:p>
          </table:table-cell>
          <table:table-cell table:formula="of:=VALUE(COM.MICROSOFT.CONCAT([.C410];[.D410]))" office:value-type="float" office:value="71" calcext:value-type="float">
            <text:p>71</text:p>
          </table:table-cell>
          <table:table-cell table:style-name="ce14" table:formula="of:=(STRREV([.A410]))" office:value-type="string" office:string-value="ruofqpvruofleerht17nppeerht" calcext:value-type="string">
            <text:p>ruofqpvruofleerht17nppeerht</text:p>
          </table:table-cell>
          <table:table-cell table:formula="of:=ORG.LIBREOFFICE.REGEX([.A41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10];&quot;eno|owt|eerht|ruof|evif|xis|neves|thgie|enin|orez|\d&quot;;;1)" office:value-type="string" office:string-value="ruof" calcext:value-type="string">
            <text:p>ruof</text:p>
          </table:table-cell>
          <table:table-cell table:formula="of:=IF(ISNA([.G410]);&quot;&quot;;IF([.G410]=&quot;one&quot;;&quot;1&quot;;IF([.G410]=&quot;two&quot;;&quot;2&quot;;IF([.G410]=&quot;three&quot;;&quot;3&quot;;IF([.G410]=&quot;four&quot;;&quot;4&quot;;IF([.G410]=&quot;five&quot;;&quot;5&quot;;IF([.G410]=&quot;six&quot;;&quot;6&quot;;IF([.G410]=&quot;seven&quot;;&quot;7&quot;;IF([.G410]=&quot;eight&quot;;&quot;8&quot;;IF([.G410]=&quot;nine&quot;;&quot;9&quot;;IF([.G410]=&quot;zero&quot;;&quot;0&quot;;VALUE([.G410]))))))))))))" office:value-type="string" office:string-value="3" calcext:value-type="string">
            <text:p>3</text:p>
          </table:table-cell>
          <table:table-cell table:style-name="ce7" table:formula="of:=IF(ISNA([.H410]);&quot;&quot;;IF([.H410]=&quot;eno&quot;;&quot;1&quot;;IF([.H410]=&quot;owt&quot;;&quot;2&quot;;IF([.H410]=&quot;eerht&quot;;&quot;3&quot;;IF([.H410]=&quot;ruof&quot;;&quot;4&quot;;IF([.H410]=&quot;evif&quot;;&quot;5&quot;;IF([.H410]=&quot;xis&quot;;&quot;6&quot;;IF([.H410]=&quot;neves&quot;;&quot;7&quot;;IF([.H410]=&quot;thgie&quot;;&quot;8&quot;;IF([.H410]=&quot;enin&quot;;&quot;9&quot;;IF([.H410]=&quot;orez&quot;;&quot;0&quot;;[.H410])))))))))))" office:value-type="string" office:string-value="4" calcext:value-type="string">
            <text:p>4</text:p>
          </table:table-cell>
          <table:table-cell table:formula="of:=IF(ISNA([.G410]);&quot;&quot;;VALUE(COM.MICROSOFT.CONCAT([.I410:.J410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twoseven9</text:p>
          </table:table-cell>
          <table:table-cell table:style-name="ce4" table:formula="of:=ORG.LIBREOFFICE.REGEX([.A411];&quot;\D&quot;;&quot;&quot;;&quot;g&quot;)" office:value-type="string" office:string-value="9" calcext:value-type="string">
            <text:p>9</text:p>
          </table:table-cell>
          <table:table-cell table:formula="of:=LEFT([.B411];1)" office:value-type="string" office:string-value="9" calcext:value-type="string">
            <text:p>9</text:p>
          </table:table-cell>
          <table:table-cell table:style-name="ce5" table:formula="of:=RIGHT([.B411];1)" office:value-type="string" office:string-value="9" calcext:value-type="string">
            <text:p>9</text:p>
          </table:table-cell>
          <table:table-cell table:formula="of:=VALUE(COM.MICROSOFT.CONCAT([.C411];[.D411]))" office:value-type="float" office:value="99" calcext:value-type="float">
            <text:p>99</text:p>
          </table:table-cell>
          <table:table-cell table:style-name="ce14" table:formula="of:=(STRREV([.A411]))" office:value-type="string" office:string-value="9nevesowtenin" calcext:value-type="string">
            <text:p>9nevesowtenin</text:p>
          </table:table-cell>
          <table:table-cell table:formula="of:=ORG.LIBREOFFICE.REGEX([.A41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11];&quot;eno|owt|eerht|ruof|evif|xis|neves|thgie|enin|orez|\d&quot;;;1)" office:value-type="string" office:string-value="9" calcext:value-type="string">
            <text:p>9</text:p>
          </table:table-cell>
          <table:table-cell table:formula="of:=IF(ISNA([.G411]);&quot;&quot;;IF([.G411]=&quot;one&quot;;&quot;1&quot;;IF([.G411]=&quot;two&quot;;&quot;2&quot;;IF([.G411]=&quot;three&quot;;&quot;3&quot;;IF([.G411]=&quot;four&quot;;&quot;4&quot;;IF([.G411]=&quot;five&quot;;&quot;5&quot;;IF([.G411]=&quot;six&quot;;&quot;6&quot;;IF([.G411]=&quot;seven&quot;;&quot;7&quot;;IF([.G411]=&quot;eight&quot;;&quot;8&quot;;IF([.G411]=&quot;nine&quot;;&quot;9&quot;;IF([.G411]=&quot;zero&quot;;&quot;0&quot;;VALUE([.G411]))))))))))))" office:value-type="string" office:string-value="9" calcext:value-type="string">
            <text:p>9</text:p>
          </table:table-cell>
          <table:table-cell table:style-name="ce7" table:formula="of:=IF(ISNA([.H411]);&quot;&quot;;IF([.H411]=&quot;eno&quot;;&quot;1&quot;;IF([.H411]=&quot;owt&quot;;&quot;2&quot;;IF([.H411]=&quot;eerht&quot;;&quot;3&quot;;IF([.H411]=&quot;ruof&quot;;&quot;4&quot;;IF([.H411]=&quot;evif&quot;;&quot;5&quot;;IF([.H411]=&quot;xis&quot;;&quot;6&quot;;IF([.H411]=&quot;neves&quot;;&quot;7&quot;;IF([.H411]=&quot;thgie&quot;;&quot;8&quot;;IF([.H411]=&quot;enin&quot;;&quot;9&quot;;IF([.H411]=&quot;orez&quot;;&quot;0&quot;;[.H411])))))))))))" office:value-type="string" office:string-value="9" calcext:value-type="string">
            <text:p>9</text:p>
          </table:table-cell>
          <table:table-cell table:formula="of:=IF(ISNA([.G411]);&quot;&quot;;VALUE(COM.MICROSOFT.CONCAT([.I411:.J411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x6gqfsjqbrtr1slnlhhpq</text:p>
          </table:table-cell>
          <table:table-cell table:style-name="ce4" table:formula="of:=ORG.LIBREOFFICE.REGEX([.A412];&quot;\D&quot;;&quot;&quot;;&quot;g&quot;)" office:value-type="string" office:string-value="561" calcext:value-type="string">
            <text:p>561</text:p>
          </table:table-cell>
          <table:table-cell table:formula="of:=LEFT([.B412];1)" office:value-type="string" office:string-value="5" calcext:value-type="string">
            <text:p>5</text:p>
          </table:table-cell>
          <table:table-cell table:style-name="ce5" table:formula="of:=RIGHT([.B412];1)" office:value-type="string" office:string-value="1" calcext:value-type="string">
            <text:p>1</text:p>
          </table:table-cell>
          <table:table-cell table:formula="of:=VALUE(COM.MICROSOFT.CONCAT([.C412];[.D412]))" office:value-type="float" office:value="51" calcext:value-type="float">
            <text:p>51</text:p>
          </table:table-cell>
          <table:table-cell table:style-name="ce14" table:formula="of:=(STRREV([.A412]))" office:value-type="string" office:string-value="qphhlnls1rtrbqjsfqg6x5" calcext:value-type="string">
            <text:p>qphhlnls1rtrbqjsfqg6x5</text:p>
          </table:table-cell>
          <table:table-cell table:formula="of:=ORG.LIBREOFFICE.REGEX([.A41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12];&quot;eno|owt|eerht|ruof|evif|xis|neves|thgie|enin|orez|\d&quot;;;1)" office:value-type="string" office:string-value="1" calcext:value-type="string">
            <text:p>1</text:p>
          </table:table-cell>
          <table:table-cell table:formula="of:=IF(ISNA([.G412]);&quot;&quot;;IF([.G412]=&quot;one&quot;;&quot;1&quot;;IF([.G412]=&quot;two&quot;;&quot;2&quot;;IF([.G412]=&quot;three&quot;;&quot;3&quot;;IF([.G412]=&quot;four&quot;;&quot;4&quot;;IF([.G412]=&quot;five&quot;;&quot;5&quot;;IF([.G412]=&quot;six&quot;;&quot;6&quot;;IF([.G412]=&quot;seven&quot;;&quot;7&quot;;IF([.G412]=&quot;eight&quot;;&quot;8&quot;;IF([.G412]=&quot;nine&quot;;&quot;9&quot;;IF([.G412]=&quot;zero&quot;;&quot;0&quot;;VALUE([.G412]))))))))))))" office:value-type="float" office:value="5" calcext:value-type="float">
            <text:p>5</text:p>
          </table:table-cell>
          <table:table-cell table:style-name="ce7" table:formula="of:=IF(ISNA([.H412]);&quot;&quot;;IF([.H412]=&quot;eno&quot;;&quot;1&quot;;IF([.H412]=&quot;owt&quot;;&quot;2&quot;;IF([.H412]=&quot;eerht&quot;;&quot;3&quot;;IF([.H412]=&quot;ruof&quot;;&quot;4&quot;;IF([.H412]=&quot;evif&quot;;&quot;5&quot;;IF([.H412]=&quot;xis&quot;;&quot;6&quot;;IF([.H412]=&quot;neves&quot;;&quot;7&quot;;IF([.H412]=&quot;thgie&quot;;&quot;8&quot;;IF([.H412]=&quot;enin&quot;;&quot;9&quot;;IF([.H412]=&quot;orez&quot;;&quot;0&quot;;[.H412])))))))))))" office:value-type="string" office:string-value="1" calcext:value-type="string">
            <text:p>1</text:p>
          </table:table-cell>
          <table:table-cell table:style-name="ce7" table:formula="of:=IF(ISNA([.G412]);&quot;&quot;;VALUE(COM.MICROSOFT.CONCAT([.I412:.J412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xb</text:p>
          </table:table-cell>
          <table:table-cell table:style-name="ce4" table:formula="of:=ORG.LIBREOFFICE.REGEX([.A413];&quot;\D&quot;;&quot;&quot;;&quot;g&quot;)" office:value-type="string" office:string-value="1" calcext:value-type="string">
            <text:p>1</text:p>
          </table:table-cell>
          <table:table-cell table:formula="of:=LEFT([.B413];1)" office:value-type="string" office:string-value="1" calcext:value-type="string">
            <text:p>1</text:p>
          </table:table-cell>
          <table:table-cell table:style-name="ce5" table:formula="of:=RIGHT([.B413];1)" office:value-type="string" office:string-value="1" calcext:value-type="string">
            <text:p>1</text:p>
          </table:table-cell>
          <table:table-cell table:formula="of:=VALUE(COM.MICROSOFT.CONCAT([.C413];[.D413]))" office:value-type="float" office:value="11" calcext:value-type="float">
            <text:p>11</text:p>
          </table:table-cell>
          <table:table-cell table:style-name="ce14" table:formula="of:=(STRREV([.A413]))" office:value-type="string" office:string-value="bx1" calcext:value-type="string">
            <text:p>bx1</text:p>
          </table:table-cell>
          <table:table-cell table:formula="of:=ORG.LIBREOFFICE.REGEX([.A41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13];&quot;eno|owt|eerht|ruof|evif|xis|neves|thgie|enin|orez|\d&quot;;;1)" office:value-type="string" office:string-value="1" calcext:value-type="string">
            <text:p>1</text:p>
          </table:table-cell>
          <table:table-cell table:formula="of:=IF(ISNA([.G413]);&quot;&quot;;IF([.G413]=&quot;one&quot;;&quot;1&quot;;IF([.G413]=&quot;two&quot;;&quot;2&quot;;IF([.G413]=&quot;three&quot;;&quot;3&quot;;IF([.G413]=&quot;four&quot;;&quot;4&quot;;IF([.G413]=&quot;five&quot;;&quot;5&quot;;IF([.G413]=&quot;six&quot;;&quot;6&quot;;IF([.G413]=&quot;seven&quot;;&quot;7&quot;;IF([.G413]=&quot;eight&quot;;&quot;8&quot;;IF([.G413]=&quot;nine&quot;;&quot;9&quot;;IF([.G413]=&quot;zero&quot;;&quot;0&quot;;VALUE([.G413]))))))))))))" office:value-type="float" office:value="1" calcext:value-type="float">
            <text:p>1</text:p>
          </table:table-cell>
          <table:table-cell table:style-name="ce7" table:formula="of:=IF(ISNA([.H413]);&quot;&quot;;IF([.H413]=&quot;eno&quot;;&quot;1&quot;;IF([.H413]=&quot;owt&quot;;&quot;2&quot;;IF([.H413]=&quot;eerht&quot;;&quot;3&quot;;IF([.H413]=&quot;ruof&quot;;&quot;4&quot;;IF([.H413]=&quot;evif&quot;;&quot;5&quot;;IF([.H413]=&quot;xis&quot;;&quot;6&quot;;IF([.H413]=&quot;neves&quot;;&quot;7&quot;;IF([.H413]=&quot;thgie&quot;;&quot;8&quot;;IF([.H413]=&quot;enin&quot;;&quot;9&quot;;IF([.H413]=&quot;orez&quot;;&quot;0&quot;;[.H413])))))))))))" office:value-type="string" office:string-value="1" calcext:value-type="string">
            <text:p>1</text:p>
          </table:table-cell>
          <table:table-cell table:style-name="ce7" table:formula="of:=IF(ISNA([.G413]);&quot;&quot;;VALUE(COM.MICROSOFT.CONCAT([.I413:.J41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spkbeight9</text:p>
          </table:table-cell>
          <table:table-cell table:style-name="ce4" table:formula="of:=ORG.LIBREOFFICE.REGEX([.A414];&quot;\D&quot;;&quot;&quot;;&quot;g&quot;)" office:value-type="string" office:string-value="9" calcext:value-type="string">
            <text:p>9</text:p>
          </table:table-cell>
          <table:table-cell table:formula="of:=LEFT([.B414];1)" office:value-type="string" office:string-value="9" calcext:value-type="string">
            <text:p>9</text:p>
          </table:table-cell>
          <table:table-cell table:style-name="ce5" table:formula="of:=RIGHT([.B414];1)" office:value-type="string" office:string-value="9" calcext:value-type="string">
            <text:p>9</text:p>
          </table:table-cell>
          <table:table-cell table:formula="of:=VALUE(COM.MICROSOFT.CONCAT([.C414];[.D414]))" office:value-type="float" office:value="99" calcext:value-type="float">
            <text:p>99</text:p>
          </table:table-cell>
          <table:table-cell table:style-name="ce14" table:formula="of:=(STRREV([.A414]))" office:value-type="string" office:string-value="9thgiebkpsx" calcext:value-type="string">
            <text:p>9thgiebkpsx</text:p>
          </table:table-cell>
          <table:table-cell table:formula="of:=ORG.LIBREOFFICE.REGEX([.A41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14];&quot;eno|owt|eerht|ruof|evif|xis|neves|thgie|enin|orez|\d&quot;;;1)" office:value-type="string" office:string-value="9" calcext:value-type="string">
            <text:p>9</text:p>
          </table:table-cell>
          <table:table-cell table:formula="of:=IF(ISNA([.G414]);&quot;&quot;;IF([.G414]=&quot;one&quot;;&quot;1&quot;;IF([.G414]=&quot;two&quot;;&quot;2&quot;;IF([.G414]=&quot;three&quot;;&quot;3&quot;;IF([.G414]=&quot;four&quot;;&quot;4&quot;;IF([.G414]=&quot;five&quot;;&quot;5&quot;;IF([.G414]=&quot;six&quot;;&quot;6&quot;;IF([.G414]=&quot;seven&quot;;&quot;7&quot;;IF([.G414]=&quot;eight&quot;;&quot;8&quot;;IF([.G414]=&quot;nine&quot;;&quot;9&quot;;IF([.G414]=&quot;zero&quot;;&quot;0&quot;;VALUE([.G414]))))))))))))" office:value-type="string" office:string-value="8" calcext:value-type="string">
            <text:p>8</text:p>
          </table:table-cell>
          <table:table-cell table:style-name="ce7" table:formula="of:=IF(ISNA([.H414]);&quot;&quot;;IF([.H414]=&quot;eno&quot;;&quot;1&quot;;IF([.H414]=&quot;owt&quot;;&quot;2&quot;;IF([.H414]=&quot;eerht&quot;;&quot;3&quot;;IF([.H414]=&quot;ruof&quot;;&quot;4&quot;;IF([.H414]=&quot;evif&quot;;&quot;5&quot;;IF([.H414]=&quot;xis&quot;;&quot;6&quot;;IF([.H414]=&quot;neves&quot;;&quot;7&quot;;IF([.H414]=&quot;thgie&quot;;&quot;8&quot;;IF([.H414]=&quot;enin&quot;;&quot;9&quot;;IF([.H414]=&quot;orez&quot;;&quot;0&quot;;[.H414])))))))))))" office:value-type="string" office:string-value="9" calcext:value-type="string">
            <text:p>9</text:p>
          </table:table-cell>
          <table:table-cell table:formula="of:=IF(ISNA([.G414]);&quot;&quot;;VALUE(COM.MICROSOFT.CONCAT([.I414:.J414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onesixthreexjlscbx</text:p>
          </table:table-cell>
          <table:table-cell table:style-name="ce4" table:formula="of:=ORG.LIBREOFFICE.REGEX([.A415];&quot;\D&quot;;&quot;&quot;;&quot;g&quot;)" office:value-type="string" office:string-value="9" calcext:value-type="string">
            <text:p>9</text:p>
          </table:table-cell>
          <table:table-cell table:formula="of:=LEFT([.B415];1)" office:value-type="string" office:string-value="9" calcext:value-type="string">
            <text:p>9</text:p>
          </table:table-cell>
          <table:table-cell table:style-name="ce5" table:formula="of:=RIGHT([.B415];1)" office:value-type="string" office:string-value="9" calcext:value-type="string">
            <text:p>9</text:p>
          </table:table-cell>
          <table:table-cell table:formula="of:=VALUE(COM.MICROSOFT.CONCAT([.C415];[.D415]))" office:value-type="float" office:value="99" calcext:value-type="float">
            <text:p>99</text:p>
          </table:table-cell>
          <table:table-cell table:style-name="ce14" table:formula="of:=(STRREV([.A415]))" office:value-type="string" office:string-value="xbcsljxeerhtxiseno9" calcext:value-type="string">
            <text:p>xbcsljxeerhtxiseno9</text:p>
          </table:table-cell>
          <table:table-cell table:formula="of:=ORG.LIBREOFFICE.REGEX([.A41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1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15]);&quot;&quot;;IF([.G415]=&quot;one&quot;;&quot;1&quot;;IF([.G415]=&quot;two&quot;;&quot;2&quot;;IF([.G415]=&quot;three&quot;;&quot;3&quot;;IF([.G415]=&quot;four&quot;;&quot;4&quot;;IF([.G415]=&quot;five&quot;;&quot;5&quot;;IF([.G415]=&quot;six&quot;;&quot;6&quot;;IF([.G415]=&quot;seven&quot;;&quot;7&quot;;IF([.G415]=&quot;eight&quot;;&quot;8&quot;;IF([.G415]=&quot;nine&quot;;&quot;9&quot;;IF([.G415]=&quot;zero&quot;;&quot;0&quot;;VALUE([.G415]))))))))))))" office:value-type="float" office:value="9" calcext:value-type="float">
            <text:p>9</text:p>
          </table:table-cell>
          <table:table-cell table:style-name="ce7" table:formula="of:=IF(ISNA([.H415]);&quot;&quot;;IF([.H415]=&quot;eno&quot;;&quot;1&quot;;IF([.H415]=&quot;owt&quot;;&quot;2&quot;;IF([.H415]=&quot;eerht&quot;;&quot;3&quot;;IF([.H415]=&quot;ruof&quot;;&quot;4&quot;;IF([.H415]=&quot;evif&quot;;&quot;5&quot;;IF([.H415]=&quot;xis&quot;;&quot;6&quot;;IF([.H415]=&quot;neves&quot;;&quot;7&quot;;IF([.H415]=&quot;thgie&quot;;&quot;8&quot;;IF([.H415]=&quot;enin&quot;;&quot;9&quot;;IF([.H415]=&quot;orez&quot;;&quot;0&quot;;[.H415])))))))))))" office:value-type="string" office:string-value="3" calcext:value-type="string">
            <text:p>3</text:p>
          </table:table-cell>
          <table:table-cell table:formula="of:=IF(ISNA([.G415]);&quot;&quot;;VALUE(COM.MICROSOFT.CONCAT([.I415:.J415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38vxpmlccfivemsmdqfour</text:p>
          </table:table-cell>
          <table:table-cell table:style-name="ce4" table:formula="of:=ORG.LIBREOFFICE.REGEX([.A416];&quot;\D&quot;;&quot;&quot;;&quot;g&quot;)" office:value-type="string" office:string-value="38" calcext:value-type="string">
            <text:p>38</text:p>
          </table:table-cell>
          <table:table-cell table:formula="of:=LEFT([.B416];1)" office:value-type="string" office:string-value="3" calcext:value-type="string">
            <text:p>3</text:p>
          </table:table-cell>
          <table:table-cell table:style-name="ce5" table:formula="of:=RIGHT([.B416];1)" office:value-type="string" office:string-value="8" calcext:value-type="string">
            <text:p>8</text:p>
          </table:table-cell>
          <table:table-cell table:formula="of:=VALUE(COM.MICROSOFT.CONCAT([.C416];[.D416]))" office:value-type="float" office:value="38" calcext:value-type="float">
            <text:p>38</text:p>
          </table:table-cell>
          <table:table-cell table:style-name="ce14" table:formula="of:=(STRREV([.A416]))" office:value-type="string" office:string-value="ruofqdmsmevifcclmpxv83jf" calcext:value-type="string">
            <text:p>ruofqdmsmevifcclmpxv83jf</text:p>
          </table:table-cell>
          <table:table-cell table:formula="of:=ORG.LIBREOFFICE.REGEX([.A41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16];&quot;eno|owt|eerht|ruof|evif|xis|neves|thgie|enin|orez|\d&quot;;;1)" office:value-type="string" office:string-value="ruof" calcext:value-type="string">
            <text:p>ruof</text:p>
          </table:table-cell>
          <table:table-cell table:formula="of:=IF(ISNA([.G416]);&quot;&quot;;IF([.G416]=&quot;one&quot;;&quot;1&quot;;IF([.G416]=&quot;two&quot;;&quot;2&quot;;IF([.G416]=&quot;three&quot;;&quot;3&quot;;IF([.G416]=&quot;four&quot;;&quot;4&quot;;IF([.G416]=&quot;five&quot;;&quot;5&quot;;IF([.G416]=&quot;six&quot;;&quot;6&quot;;IF([.G416]=&quot;seven&quot;;&quot;7&quot;;IF([.G416]=&quot;eight&quot;;&quot;8&quot;;IF([.G416]=&quot;nine&quot;;&quot;9&quot;;IF([.G416]=&quot;zero&quot;;&quot;0&quot;;VALUE([.G416]))))))))))))" office:value-type="float" office:value="3" calcext:value-type="float">
            <text:p>3</text:p>
          </table:table-cell>
          <table:table-cell table:style-name="ce7" table:formula="of:=IF(ISNA([.H416]);&quot;&quot;;IF([.H416]=&quot;eno&quot;;&quot;1&quot;;IF([.H416]=&quot;owt&quot;;&quot;2&quot;;IF([.H416]=&quot;eerht&quot;;&quot;3&quot;;IF([.H416]=&quot;ruof&quot;;&quot;4&quot;;IF([.H416]=&quot;evif&quot;;&quot;5&quot;;IF([.H416]=&quot;xis&quot;;&quot;6&quot;;IF([.H416]=&quot;neves&quot;;&quot;7&quot;;IF([.H416]=&quot;thgie&quot;;&quot;8&quot;;IF([.H416]=&quot;enin&quot;;&quot;9&quot;;IF([.H416]=&quot;orez&quot;;&quot;0&quot;;[.H416])))))))))))" office:value-type="string" office:string-value="4" calcext:value-type="string">
            <text:p>4</text:p>
          </table:table-cell>
          <table:table-cell table:formula="of:=IF(ISNA([.G416]);&quot;&quot;;VALUE(COM.MICROSOFT.CONCAT([.I416:.J416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wonvpxtkhlcpfvsgjonethree</text:p>
          </table:table-cell>
          <table:table-cell table:style-name="ce4" table:formula="of:=ORG.LIBREOFFICE.REGEX([.A417];&quot;\D&quot;;&quot;&quot;;&quot;g&quot;)" office:value-type="string" office:string-value="6" calcext:value-type="string">
            <text:p>6</text:p>
          </table:table-cell>
          <table:table-cell table:formula="of:=LEFT([.B417];1)" office:value-type="string" office:string-value="6" calcext:value-type="string">
            <text:p>6</text:p>
          </table:table-cell>
          <table:table-cell table:style-name="ce5" table:formula="of:=RIGHT([.B417];1)" office:value-type="string" office:string-value="6" calcext:value-type="string">
            <text:p>6</text:p>
          </table:table-cell>
          <table:table-cell table:formula="of:=VALUE(COM.MICROSOFT.CONCAT([.C417];[.D417]))" office:value-type="float" office:value="66" calcext:value-type="float">
            <text:p>66</text:p>
          </table:table-cell>
          <table:table-cell table:style-name="ce14" table:formula="of:=(STRREV([.A417]))" office:value-type="string" office:string-value="eerhtenojgsvfpclhktxpvnowt6" calcext:value-type="string">
            <text:p>eerhtenojgsvfpclhktxpvnowt6</text:p>
          </table:table-cell>
          <table:table-cell table:formula="of:=ORG.LIBREOFFICE.REGEX([.A41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1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17]);&quot;&quot;;IF([.G417]=&quot;one&quot;;&quot;1&quot;;IF([.G417]=&quot;two&quot;;&quot;2&quot;;IF([.G417]=&quot;three&quot;;&quot;3&quot;;IF([.G417]=&quot;four&quot;;&quot;4&quot;;IF([.G417]=&quot;five&quot;;&quot;5&quot;;IF([.G417]=&quot;six&quot;;&quot;6&quot;;IF([.G417]=&quot;seven&quot;;&quot;7&quot;;IF([.G417]=&quot;eight&quot;;&quot;8&quot;;IF([.G417]=&quot;nine&quot;;&quot;9&quot;;IF([.G417]=&quot;zero&quot;;&quot;0&quot;;VALUE([.G417]))))))))))))" office:value-type="float" office:value="6" calcext:value-type="float">
            <text:p>6</text:p>
          </table:table-cell>
          <table:table-cell table:style-name="ce7" table:formula="of:=IF(ISNA([.H417]);&quot;&quot;;IF([.H417]=&quot;eno&quot;;&quot;1&quot;;IF([.H417]=&quot;owt&quot;;&quot;2&quot;;IF([.H417]=&quot;eerht&quot;;&quot;3&quot;;IF([.H417]=&quot;ruof&quot;;&quot;4&quot;;IF([.H417]=&quot;evif&quot;;&quot;5&quot;;IF([.H417]=&quot;xis&quot;;&quot;6&quot;;IF([.H417]=&quot;neves&quot;;&quot;7&quot;;IF([.H417]=&quot;thgie&quot;;&quot;8&quot;;IF([.H417]=&quot;enin&quot;;&quot;9&quot;;IF([.H417]=&quot;orez&quot;;&quot;0&quot;;[.H417])))))))))))" office:value-type="string" office:string-value="3" calcext:value-type="string">
            <text:p>3</text:p>
          </table:table-cell>
          <table:table-cell table:formula="of:=IF(ISNA([.G417]);&quot;&quot;;VALUE(COM.MICROSOFT.CONCAT([.I417:.J417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fiveninesixninethree3</text:p>
          </table:table-cell>
          <table:table-cell table:style-name="ce4" table:formula="of:=ORG.LIBREOFFICE.REGEX([.A418];&quot;\D&quot;;&quot;&quot;;&quot;g&quot;)" office:value-type="string" office:string-value="3" calcext:value-type="string">
            <text:p>3</text:p>
          </table:table-cell>
          <table:table-cell table:formula="of:=LEFT([.B418];1)" office:value-type="string" office:string-value="3" calcext:value-type="string">
            <text:p>3</text:p>
          </table:table-cell>
          <table:table-cell table:style-name="ce5" table:formula="of:=RIGHT([.B418];1)" office:value-type="string" office:string-value="3" calcext:value-type="string">
            <text:p>3</text:p>
          </table:table-cell>
          <table:table-cell table:formula="of:=VALUE(COM.MICROSOFT.CONCAT([.C418];[.D418]))" office:value-type="float" office:value="33" calcext:value-type="float">
            <text:p>33</text:p>
          </table:table-cell>
          <table:table-cell table:style-name="ce14" table:formula="of:=(STRREV([.A418]))" office:value-type="string" office:string-value="3eerhteninxiseninevifevif" calcext:value-type="string">
            <text:p>3eerhteninxiseninevifevif</text:p>
          </table:table-cell>
          <table:table-cell table:formula="of:=ORG.LIBREOFFICE.REGEX([.A41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18];&quot;eno|owt|eerht|ruof|evif|xis|neves|thgie|enin|orez|\d&quot;;;1)" office:value-type="string" office:string-value="3" calcext:value-type="string">
            <text:p>3</text:p>
          </table:table-cell>
          <table:table-cell table:formula="of:=IF(ISNA([.G418]);&quot;&quot;;IF([.G418]=&quot;one&quot;;&quot;1&quot;;IF([.G418]=&quot;two&quot;;&quot;2&quot;;IF([.G418]=&quot;three&quot;;&quot;3&quot;;IF([.G418]=&quot;four&quot;;&quot;4&quot;;IF([.G418]=&quot;five&quot;;&quot;5&quot;;IF([.G418]=&quot;six&quot;;&quot;6&quot;;IF([.G418]=&quot;seven&quot;;&quot;7&quot;;IF([.G418]=&quot;eight&quot;;&quot;8&quot;;IF([.G418]=&quot;nine&quot;;&quot;9&quot;;IF([.G418]=&quot;zero&quot;;&quot;0&quot;;VALUE([.G418]))))))))))))" office:value-type="string" office:string-value="5" calcext:value-type="string">
            <text:p>5</text:p>
          </table:table-cell>
          <table:table-cell table:style-name="ce7" table:formula="of:=IF(ISNA([.H418]);&quot;&quot;;IF([.H418]=&quot;eno&quot;;&quot;1&quot;;IF([.H418]=&quot;owt&quot;;&quot;2&quot;;IF([.H418]=&quot;eerht&quot;;&quot;3&quot;;IF([.H418]=&quot;ruof&quot;;&quot;4&quot;;IF([.H418]=&quot;evif&quot;;&quot;5&quot;;IF([.H418]=&quot;xis&quot;;&quot;6&quot;;IF([.H418]=&quot;neves&quot;;&quot;7&quot;;IF([.H418]=&quot;thgie&quot;;&quot;8&quot;;IF([.H418]=&quot;enin&quot;;&quot;9&quot;;IF([.H418]=&quot;orez&quot;;&quot;0&quot;;[.H418])))))))))))" office:value-type="string" office:string-value="3" calcext:value-type="string">
            <text:p>3</text:p>
          </table:table-cell>
          <table:table-cell table:formula="of:=IF(ISNA([.G418]);&quot;&quot;;VALUE(COM.MICROSOFT.CONCAT([.I418:.J418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6four2</text:p>
          </table:table-cell>
          <table:table-cell table:style-name="ce4" table:formula="of:=ORG.LIBREOFFICE.REGEX([.A419];&quot;\D&quot;;&quot;&quot;;&quot;g&quot;)" office:value-type="string" office:string-value="262" calcext:value-type="string">
            <text:p>262</text:p>
          </table:table-cell>
          <table:table-cell table:formula="of:=LEFT([.B419];1)" office:value-type="string" office:string-value="2" calcext:value-type="string">
            <text:p>2</text:p>
          </table:table-cell>
          <table:table-cell table:style-name="ce5" table:formula="of:=RIGHT([.B419];1)" office:value-type="string" office:string-value="2" calcext:value-type="string">
            <text:p>2</text:p>
          </table:table-cell>
          <table:table-cell table:formula="of:=VALUE(COM.MICROSOFT.CONCAT([.C419];[.D419]))" office:value-type="float" office:value="22" calcext:value-type="float">
            <text:p>22</text:p>
          </table:table-cell>
          <table:table-cell table:style-name="ce14" table:formula="of:=(STRREV([.A419]))" office:value-type="string" office:string-value="2ruof62" calcext:value-type="string">
            <text:p>2ruof62</text:p>
          </table:table-cell>
          <table:table-cell table:formula="of:=ORG.LIBREOFFICE.REGEX([.A41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19];&quot;eno|owt|eerht|ruof|evif|xis|neves|thgie|enin|orez|\d&quot;;;1)" office:value-type="string" office:string-value="2" calcext:value-type="string">
            <text:p>2</text:p>
          </table:table-cell>
          <table:table-cell table:formula="of:=IF(ISNA([.G419]);&quot;&quot;;IF([.G419]=&quot;one&quot;;&quot;1&quot;;IF([.G419]=&quot;two&quot;;&quot;2&quot;;IF([.G419]=&quot;three&quot;;&quot;3&quot;;IF([.G419]=&quot;four&quot;;&quot;4&quot;;IF([.G419]=&quot;five&quot;;&quot;5&quot;;IF([.G419]=&quot;six&quot;;&quot;6&quot;;IF([.G419]=&quot;seven&quot;;&quot;7&quot;;IF([.G419]=&quot;eight&quot;;&quot;8&quot;;IF([.G419]=&quot;nine&quot;;&quot;9&quot;;IF([.G419]=&quot;zero&quot;;&quot;0&quot;;VALUE([.G419]))))))))))))" office:value-type="float" office:value="2" calcext:value-type="float">
            <text:p>2</text:p>
          </table:table-cell>
          <table:table-cell table:style-name="ce7" table:formula="of:=IF(ISNA([.H419]);&quot;&quot;;IF([.H419]=&quot;eno&quot;;&quot;1&quot;;IF([.H419]=&quot;owt&quot;;&quot;2&quot;;IF([.H419]=&quot;eerht&quot;;&quot;3&quot;;IF([.H419]=&quot;ruof&quot;;&quot;4&quot;;IF([.H419]=&quot;evif&quot;;&quot;5&quot;;IF([.H419]=&quot;xis&quot;;&quot;6&quot;;IF([.H419]=&quot;neves&quot;;&quot;7&quot;;IF([.H419]=&quot;thgie&quot;;&quot;8&quot;;IF([.H419]=&quot;enin&quot;;&quot;9&quot;;IF([.H419]=&quot;orez&quot;;&quot;0&quot;;[.H419])))))))))))" office:value-type="string" office:string-value="2" calcext:value-type="string">
            <text:p>2</text:p>
          </table:table-cell>
          <table:table-cell table:formula="of:=IF(ISNA([.G419]);&quot;&quot;;VALUE(COM.MICROSOFT.CONCAT([.I419:.J419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8hhbbgfoursixfour</text:p>
          </table:table-cell>
          <table:table-cell table:style-name="ce4" table:formula="of:=ORG.LIBREOFFICE.REGEX([.A420];&quot;\D&quot;;&quot;&quot;;&quot;g&quot;)" office:value-type="string" office:string-value="8" calcext:value-type="string">
            <text:p>8</text:p>
          </table:table-cell>
          <table:table-cell table:formula="of:=LEFT([.B420];1)" office:value-type="string" office:string-value="8" calcext:value-type="string">
            <text:p>8</text:p>
          </table:table-cell>
          <table:table-cell table:style-name="ce5" table:formula="of:=RIGHT([.B420];1)" office:value-type="string" office:string-value="8" calcext:value-type="string">
            <text:p>8</text:p>
          </table:table-cell>
          <table:table-cell table:formula="of:=VALUE(COM.MICROSOFT.CONCAT([.C420];[.D420]))" office:value-type="float" office:value="88" calcext:value-type="float">
            <text:p>88</text:p>
          </table:table-cell>
          <table:table-cell table:style-name="ce14" table:formula="of:=(STRREV([.A420]))" office:value-type="string" office:string-value="ruofxisruofgbbhh8d" calcext:value-type="string">
            <text:p>ruofxisruofgbbhh8d</text:p>
          </table:table-cell>
          <table:table-cell table:formula="of:=ORG.LIBREOFFICE.REGEX([.A42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20];&quot;eno|owt|eerht|ruof|evif|xis|neves|thgie|enin|orez|\d&quot;;;1)" office:value-type="string" office:string-value="ruof" calcext:value-type="string">
            <text:p>ruof</text:p>
          </table:table-cell>
          <table:table-cell table:formula="of:=IF(ISNA([.G420]);&quot;&quot;;IF([.G420]=&quot;one&quot;;&quot;1&quot;;IF([.G420]=&quot;two&quot;;&quot;2&quot;;IF([.G420]=&quot;three&quot;;&quot;3&quot;;IF([.G420]=&quot;four&quot;;&quot;4&quot;;IF([.G420]=&quot;five&quot;;&quot;5&quot;;IF([.G420]=&quot;six&quot;;&quot;6&quot;;IF([.G420]=&quot;seven&quot;;&quot;7&quot;;IF([.G420]=&quot;eight&quot;;&quot;8&quot;;IF([.G420]=&quot;nine&quot;;&quot;9&quot;;IF([.G420]=&quot;zero&quot;;&quot;0&quot;;VALUE([.G420]))))))))))))" office:value-type="float" office:value="8" calcext:value-type="float">
            <text:p>8</text:p>
          </table:table-cell>
          <table:table-cell table:style-name="ce7" table:formula="of:=IF(ISNA([.H420]);&quot;&quot;;IF([.H420]=&quot;eno&quot;;&quot;1&quot;;IF([.H420]=&quot;owt&quot;;&quot;2&quot;;IF([.H420]=&quot;eerht&quot;;&quot;3&quot;;IF([.H420]=&quot;ruof&quot;;&quot;4&quot;;IF([.H420]=&quot;evif&quot;;&quot;5&quot;;IF([.H420]=&quot;xis&quot;;&quot;6&quot;;IF([.H420]=&quot;neves&quot;;&quot;7&quot;;IF([.H420]=&quot;thgie&quot;;&quot;8&quot;;IF([.H420]=&quot;enin&quot;;&quot;9&quot;;IF([.H420]=&quot;orez&quot;;&quot;0&quot;;[.H420])))))))))))" office:value-type="string" office:string-value="4" calcext:value-type="string">
            <text:p>4</text:p>
          </table:table-cell>
          <table:table-cell table:formula="of:=IF(ISNA([.G420]);&quot;&quot;;VALUE(COM.MICROSOFT.CONCAT([.I420:.J42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kqlhzs9hqcffcnzgsmhninegzhxthfivev</text:p>
          </table:table-cell>
          <table:table-cell table:style-name="ce4" table:formula="of:=ORG.LIBREOFFICE.REGEX([.A421];&quot;\D&quot;;&quot;&quot;;&quot;g&quot;)" office:value-type="string" office:string-value="9" calcext:value-type="string">
            <text:p>9</text:p>
          </table:table-cell>
          <table:table-cell table:formula="of:=LEFT([.B421];1)" office:value-type="string" office:string-value="9" calcext:value-type="string">
            <text:p>9</text:p>
          </table:table-cell>
          <table:table-cell table:style-name="ce5" table:formula="of:=RIGHT([.B421];1)" office:value-type="string" office:string-value="9" calcext:value-type="string">
            <text:p>9</text:p>
          </table:table-cell>
          <table:table-cell table:formula="of:=VALUE(COM.MICROSOFT.CONCAT([.C421];[.D421]))" office:value-type="float" office:value="99" calcext:value-type="float">
            <text:p>99</text:p>
          </table:table-cell>
          <table:table-cell table:style-name="ce14" table:formula="of:=(STRREV([.A421]))" office:value-type="string" office:string-value="vevifhtxhzgeninhmsgzncffcqh9szhlqkdh" calcext:value-type="string">
            <text:p>vevifhtxhzgeninhmsgzncffcqh9szhlqkdh</text:p>
          </table:table-cell>
          <table:table-cell table:formula="of:=ORG.LIBREOFFICE.REGEX([.A42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21];&quot;eno|owt|eerht|ruof|evif|xis|neves|thgie|enin|orez|\d&quot;;;1)" office:value-type="string" office:string-value="evif" calcext:value-type="string">
            <text:p>evif</text:p>
          </table:table-cell>
          <table:table-cell table:formula="of:=IF(ISNA([.G421]);&quot;&quot;;IF([.G421]=&quot;one&quot;;&quot;1&quot;;IF([.G421]=&quot;two&quot;;&quot;2&quot;;IF([.G421]=&quot;three&quot;;&quot;3&quot;;IF([.G421]=&quot;four&quot;;&quot;4&quot;;IF([.G421]=&quot;five&quot;;&quot;5&quot;;IF([.G421]=&quot;six&quot;;&quot;6&quot;;IF([.G421]=&quot;seven&quot;;&quot;7&quot;;IF([.G421]=&quot;eight&quot;;&quot;8&quot;;IF([.G421]=&quot;nine&quot;;&quot;9&quot;;IF([.G421]=&quot;zero&quot;;&quot;0&quot;;VALUE([.G421]))))))))))))" office:value-type="float" office:value="9" calcext:value-type="float">
            <text:p>9</text:p>
          </table:table-cell>
          <table:table-cell table:style-name="ce7" table:formula="of:=IF(ISNA([.H421]);&quot;&quot;;IF([.H421]=&quot;eno&quot;;&quot;1&quot;;IF([.H421]=&quot;owt&quot;;&quot;2&quot;;IF([.H421]=&quot;eerht&quot;;&quot;3&quot;;IF([.H421]=&quot;ruof&quot;;&quot;4&quot;;IF([.H421]=&quot;evif&quot;;&quot;5&quot;;IF([.H421]=&quot;xis&quot;;&quot;6&quot;;IF([.H421]=&quot;neves&quot;;&quot;7&quot;;IF([.H421]=&quot;thgie&quot;;&quot;8&quot;;IF([.H421]=&quot;enin&quot;;&quot;9&quot;;IF([.H421]=&quot;orez&quot;;&quot;0&quot;;[.H421])))))))))))" office:value-type="string" office:string-value="5" calcext:value-type="string">
            <text:p>5</text:p>
          </table:table-cell>
          <table:table-cell table:formula="of:=IF(ISNA([.G421]);&quot;&quot;;VALUE(COM.MICROSOFT.CONCAT([.I421:.J421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fourone9eight1sixdftmmzmj8</text:p>
          </table:table-cell>
          <table:table-cell table:style-name="ce4" table:formula="of:=ORG.LIBREOFFICE.REGEX([.A422];&quot;\D&quot;;&quot;&quot;;&quot;g&quot;)" office:value-type="string" office:string-value="918" calcext:value-type="string">
            <text:p>918</text:p>
          </table:table-cell>
          <table:table-cell table:formula="of:=LEFT([.B422];1)" office:value-type="string" office:string-value="9" calcext:value-type="string">
            <text:p>9</text:p>
          </table:table-cell>
          <table:table-cell table:style-name="ce5" table:formula="of:=RIGHT([.B422];1)" office:value-type="string" office:string-value="8" calcext:value-type="string">
            <text:p>8</text:p>
          </table:table-cell>
          <table:table-cell table:formula="of:=VALUE(COM.MICROSOFT.CONCAT([.C422];[.D422]))" office:value-type="float" office:value="98" calcext:value-type="float">
            <text:p>98</text:p>
          </table:table-cell>
          <table:table-cell table:style-name="ce14" table:formula="of:=(STRREV([.A422]))" office:value-type="string" office:string-value="8jmzmmtfdxis1thgie9enoruofeno" calcext:value-type="string">
            <text:p>8jmzmmtfdxis1thgie9enoruofeno</text:p>
          </table:table-cell>
          <table:table-cell table:formula="of:=ORG.LIBREOFFICE.REGEX([.A42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422];&quot;eno|owt|eerht|ruof|evif|xis|neves|thgie|enin|orez|\d&quot;;;1)" office:value-type="string" office:string-value="8" calcext:value-type="string">
            <text:p>8</text:p>
          </table:table-cell>
          <table:table-cell table:formula="of:=IF(ISNA([.G422]);&quot;&quot;;IF([.G422]=&quot;one&quot;;&quot;1&quot;;IF([.G422]=&quot;two&quot;;&quot;2&quot;;IF([.G422]=&quot;three&quot;;&quot;3&quot;;IF([.G422]=&quot;four&quot;;&quot;4&quot;;IF([.G422]=&quot;five&quot;;&quot;5&quot;;IF([.G422]=&quot;six&quot;;&quot;6&quot;;IF([.G422]=&quot;seven&quot;;&quot;7&quot;;IF([.G422]=&quot;eight&quot;;&quot;8&quot;;IF([.G422]=&quot;nine&quot;;&quot;9&quot;;IF([.G422]=&quot;zero&quot;;&quot;0&quot;;VALUE([.G422]))))))))))))" office:value-type="string" office:string-value="1" calcext:value-type="string">
            <text:p>1</text:p>
          </table:table-cell>
          <table:table-cell table:style-name="ce7" table:formula="of:=IF(ISNA([.H422]);&quot;&quot;;IF([.H422]=&quot;eno&quot;;&quot;1&quot;;IF([.H422]=&quot;owt&quot;;&quot;2&quot;;IF([.H422]=&quot;eerht&quot;;&quot;3&quot;;IF([.H422]=&quot;ruof&quot;;&quot;4&quot;;IF([.H422]=&quot;evif&quot;;&quot;5&quot;;IF([.H422]=&quot;xis&quot;;&quot;6&quot;;IF([.H422]=&quot;neves&quot;;&quot;7&quot;;IF([.H422]=&quot;thgie&quot;;&quot;8&quot;;IF([.H422]=&quot;enin&quot;;&quot;9&quot;;IF([.H422]=&quot;orez&quot;;&quot;0&quot;;[.H422])))))))))))" office:value-type="string" office:string-value="8" calcext:value-type="string">
            <text:p>8</text:p>
          </table:table-cell>
          <table:table-cell table:formula="of:=IF(ISNA([.G422]);&quot;&quot;;VALUE(COM.MICROSOFT.CONCAT([.I422:.J42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pnxmtl125eightsix9four</text:p>
          </table:table-cell>
          <table:table-cell table:style-name="ce4" table:formula="of:=ORG.LIBREOFFICE.REGEX([.A423];&quot;\D&quot;;&quot;&quot;;&quot;g&quot;)" office:value-type="string" office:string-value="1259" calcext:value-type="string">
            <text:p>1259</text:p>
          </table:table-cell>
          <table:table-cell table:formula="of:=LEFT([.B423];1)" office:value-type="string" office:string-value="1" calcext:value-type="string">
            <text:p>1</text:p>
          </table:table-cell>
          <table:table-cell table:style-name="ce5" table:formula="of:=RIGHT([.B423];1)" office:value-type="string" office:string-value="9" calcext:value-type="string">
            <text:p>9</text:p>
          </table:table-cell>
          <table:table-cell table:formula="of:=VALUE(COM.MICROSOFT.CONCAT([.C423];[.D423]))" office:value-type="float" office:value="19" calcext:value-type="float">
            <text:p>19</text:p>
          </table:table-cell>
          <table:table-cell table:style-name="ce14" table:formula="of:=(STRREV([.A423]))" office:value-type="string" office:string-value="ruof9xisthgie521ltmxnpq" calcext:value-type="string">
            <text:p>ruof9xisthgie521ltmxnpq</text:p>
          </table:table-cell>
          <table:table-cell table:formula="of:=ORG.LIBREOFFICE.REGEX([.A4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23];&quot;eno|owt|eerht|ruof|evif|xis|neves|thgie|enin|orez|\d&quot;;;1)" office:value-type="string" office:string-value="ruof" calcext:value-type="string">
            <text:p>ruof</text:p>
          </table:table-cell>
          <table:table-cell table:formula="of:=IF(ISNA([.G423]);&quot;&quot;;IF([.G423]=&quot;one&quot;;&quot;1&quot;;IF([.G423]=&quot;two&quot;;&quot;2&quot;;IF([.G423]=&quot;three&quot;;&quot;3&quot;;IF([.G423]=&quot;four&quot;;&quot;4&quot;;IF([.G423]=&quot;five&quot;;&quot;5&quot;;IF([.G423]=&quot;six&quot;;&quot;6&quot;;IF([.G423]=&quot;seven&quot;;&quot;7&quot;;IF([.G423]=&quot;eight&quot;;&quot;8&quot;;IF([.G423]=&quot;nine&quot;;&quot;9&quot;;IF([.G423]=&quot;zero&quot;;&quot;0&quot;;VALUE([.G423]))))))))))))" office:value-type="float" office:value="1" calcext:value-type="float">
            <text:p>1</text:p>
          </table:table-cell>
          <table:table-cell table:style-name="ce7" table:formula="of:=IF(ISNA([.H423]);&quot;&quot;;IF([.H423]=&quot;eno&quot;;&quot;1&quot;;IF([.H423]=&quot;owt&quot;;&quot;2&quot;;IF([.H423]=&quot;eerht&quot;;&quot;3&quot;;IF([.H423]=&quot;ruof&quot;;&quot;4&quot;;IF([.H423]=&quot;evif&quot;;&quot;5&quot;;IF([.H423]=&quot;xis&quot;;&quot;6&quot;;IF([.H423]=&quot;neves&quot;;&quot;7&quot;;IF([.H423]=&quot;thgie&quot;;&quot;8&quot;;IF([.H423]=&quot;enin&quot;;&quot;9&quot;;IF([.H423]=&quot;orez&quot;;&quot;0&quot;;[.H423])))))))))))" office:value-type="string" office:string-value="4" calcext:value-type="string">
            <text:p>4</text:p>
          </table:table-cell>
          <table:table-cell table:formula="of:=IF(ISNA([.G423]);&quot;&quot;;VALUE(COM.MICROSOFT.CONCAT([.I423:.J423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fourvnxlmjp2fhdhzbcncs</text:p>
          </table:table-cell>
          <table:table-cell table:style-name="ce4" table:formula="of:=ORG.LIBREOFFICE.REGEX([.A424];&quot;\D&quot;;&quot;&quot;;&quot;g&quot;)" office:value-type="string" office:string-value="2" calcext:value-type="string">
            <text:p>2</text:p>
          </table:table-cell>
          <table:table-cell table:formula="of:=LEFT([.B424];1)" office:value-type="string" office:string-value="2" calcext:value-type="string">
            <text:p>2</text:p>
          </table:table-cell>
          <table:table-cell table:style-name="ce5" table:formula="of:=RIGHT([.B424];1)" office:value-type="string" office:string-value="2" calcext:value-type="string">
            <text:p>2</text:p>
          </table:table-cell>
          <table:table-cell table:formula="of:=VALUE(COM.MICROSOFT.CONCAT([.C424];[.D424]))" office:value-type="float" office:value="22" calcext:value-type="float">
            <text:p>22</text:p>
          </table:table-cell>
          <table:table-cell table:style-name="ce14" table:formula="of:=(STRREV([.A424]))" office:value-type="string" office:string-value="scncbzhdhf2pjmlxnvruofenin" calcext:value-type="string">
            <text:p>scncbzhdhf2pjmlxnvruofenin</text:p>
          </table:table-cell>
          <table:table-cell table:formula="of:=ORG.LIBREOFFICE.REGEX([.A42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24];&quot;eno|owt|eerht|ruof|evif|xis|neves|thgie|enin|orez|\d&quot;;;1)" office:value-type="string" office:string-value="2" calcext:value-type="string">
            <text:p>2</text:p>
          </table:table-cell>
          <table:table-cell table:formula="of:=IF(ISNA([.G424]);&quot;&quot;;IF([.G424]=&quot;one&quot;;&quot;1&quot;;IF([.G424]=&quot;two&quot;;&quot;2&quot;;IF([.G424]=&quot;three&quot;;&quot;3&quot;;IF([.G424]=&quot;four&quot;;&quot;4&quot;;IF([.G424]=&quot;five&quot;;&quot;5&quot;;IF([.G424]=&quot;six&quot;;&quot;6&quot;;IF([.G424]=&quot;seven&quot;;&quot;7&quot;;IF([.G424]=&quot;eight&quot;;&quot;8&quot;;IF([.G424]=&quot;nine&quot;;&quot;9&quot;;IF([.G424]=&quot;zero&quot;;&quot;0&quot;;VALUE([.G424]))))))))))))" office:value-type="string" office:string-value="9" calcext:value-type="string">
            <text:p>9</text:p>
          </table:table-cell>
          <table:table-cell table:style-name="ce7" table:formula="of:=IF(ISNA([.H424]);&quot;&quot;;IF([.H424]=&quot;eno&quot;;&quot;1&quot;;IF([.H424]=&quot;owt&quot;;&quot;2&quot;;IF([.H424]=&quot;eerht&quot;;&quot;3&quot;;IF([.H424]=&quot;ruof&quot;;&quot;4&quot;;IF([.H424]=&quot;evif&quot;;&quot;5&quot;;IF([.H424]=&quot;xis&quot;;&quot;6&quot;;IF([.H424]=&quot;neves&quot;;&quot;7&quot;;IF([.H424]=&quot;thgie&quot;;&quot;8&quot;;IF([.H424]=&quot;enin&quot;;&quot;9&quot;;IF([.H424]=&quot;orez&quot;;&quot;0&quot;;[.H424])))))))))))" office:value-type="string" office:string-value="2" calcext:value-type="string">
            <text:p>2</text:p>
          </table:table-cell>
          <table:table-cell table:formula="of:=IF(ISNA([.G424]);&quot;&quot;;VALUE(COM.MICROSOFT.CONCAT([.I424:.J424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rhqpddslsh22sevennine9</text:p>
          </table:table-cell>
          <table:table-cell table:style-name="ce4" table:formula="of:=ORG.LIBREOFFICE.REGEX([.A425];&quot;\D&quot;;&quot;&quot;;&quot;g&quot;)" office:value-type="string" office:string-value="229" calcext:value-type="string">
            <text:p>229</text:p>
          </table:table-cell>
          <table:table-cell table:formula="of:=LEFT([.B425];1)" office:value-type="string" office:string-value="2" calcext:value-type="string">
            <text:p>2</text:p>
          </table:table-cell>
          <table:table-cell table:style-name="ce5" table:formula="of:=RIGHT([.B425];1)" office:value-type="string" office:string-value="9" calcext:value-type="string">
            <text:p>9</text:p>
          </table:table-cell>
          <table:table-cell table:formula="of:=VALUE(COM.MICROSOFT.CONCAT([.C425];[.D425]))" office:value-type="float" office:value="29" calcext:value-type="float">
            <text:p>29</text:p>
          </table:table-cell>
          <table:table-cell table:style-name="ce14" table:formula="of:=(STRREV([.A425]))" office:value-type="string" office:string-value="9eninneves22hslsddpqhrenin" calcext:value-type="string">
            <text:p>9eninneves22hslsddpqhrenin</text:p>
          </table:table-cell>
          <table:table-cell table:formula="of:=ORG.LIBREOFFICE.REGEX([.A42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25];&quot;eno|owt|eerht|ruof|evif|xis|neves|thgie|enin|orez|\d&quot;;;1)" office:value-type="string" office:string-value="9" calcext:value-type="string">
            <text:p>9</text:p>
          </table:table-cell>
          <table:table-cell table:formula="of:=IF(ISNA([.G425]);&quot;&quot;;IF([.G425]=&quot;one&quot;;&quot;1&quot;;IF([.G425]=&quot;two&quot;;&quot;2&quot;;IF([.G425]=&quot;three&quot;;&quot;3&quot;;IF([.G425]=&quot;four&quot;;&quot;4&quot;;IF([.G425]=&quot;five&quot;;&quot;5&quot;;IF([.G425]=&quot;six&quot;;&quot;6&quot;;IF([.G425]=&quot;seven&quot;;&quot;7&quot;;IF([.G425]=&quot;eight&quot;;&quot;8&quot;;IF([.G425]=&quot;nine&quot;;&quot;9&quot;;IF([.G425]=&quot;zero&quot;;&quot;0&quot;;VALUE([.G425]))))))))))))" office:value-type="string" office:string-value="9" calcext:value-type="string">
            <text:p>9</text:p>
          </table:table-cell>
          <table:table-cell table:style-name="ce7" table:formula="of:=IF(ISNA([.H425]);&quot;&quot;;IF([.H425]=&quot;eno&quot;;&quot;1&quot;;IF([.H425]=&quot;owt&quot;;&quot;2&quot;;IF([.H425]=&quot;eerht&quot;;&quot;3&quot;;IF([.H425]=&quot;ruof&quot;;&quot;4&quot;;IF([.H425]=&quot;evif&quot;;&quot;5&quot;;IF([.H425]=&quot;xis&quot;;&quot;6&quot;;IF([.H425]=&quot;neves&quot;;&quot;7&quot;;IF([.H425]=&quot;thgie&quot;;&quot;8&quot;;IF([.H425]=&quot;enin&quot;;&quot;9&quot;;IF([.H425]=&quot;orez&quot;;&quot;0&quot;;[.H425])))))))))))" office:value-type="string" office:string-value="9" calcext:value-type="string">
            <text:p>9</text:p>
          </table:table-cell>
          <table:table-cell table:formula="of:=IF(ISNA([.G425]);&quot;&quot;;VALUE(COM.MICROSOFT.CONCAT([.I425:.J425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3vdj12</text:p>
          </table:table-cell>
          <table:table-cell table:style-name="ce4" table:formula="of:=ORG.LIBREOFFICE.REGEX([.A426];&quot;\D&quot;;&quot;&quot;;&quot;g&quot;)" office:value-type="string" office:string-value="3312" calcext:value-type="string">
            <text:p>3312</text:p>
          </table:table-cell>
          <table:table-cell table:formula="of:=LEFT([.B426];1)" office:value-type="string" office:string-value="3" calcext:value-type="string">
            <text:p>3</text:p>
          </table:table-cell>
          <table:table-cell table:style-name="ce5" table:formula="of:=RIGHT([.B426];1)" office:value-type="string" office:string-value="2" calcext:value-type="string">
            <text:p>2</text:p>
          </table:table-cell>
          <table:table-cell table:formula="of:=VALUE(COM.MICROSOFT.CONCAT([.C426];[.D426]))" office:value-type="float" office:value="32" calcext:value-type="float">
            <text:p>32</text:p>
          </table:table-cell>
          <table:table-cell table:style-name="ce14" table:formula="of:=(STRREV([.A426]))" office:value-type="string" office:string-value="21jdv33" calcext:value-type="string">
            <text:p>21jdv33</text:p>
          </table:table-cell>
          <table:table-cell table:formula="of:=ORG.LIBREOFFICE.REGEX([.A42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26];&quot;eno|owt|eerht|ruof|evif|xis|neves|thgie|enin|orez|\d&quot;;;1)" office:value-type="string" office:string-value="2" calcext:value-type="string">
            <text:p>2</text:p>
          </table:table-cell>
          <table:table-cell table:formula="of:=IF(ISNA([.G426]);&quot;&quot;;IF([.G426]=&quot;one&quot;;&quot;1&quot;;IF([.G426]=&quot;two&quot;;&quot;2&quot;;IF([.G426]=&quot;three&quot;;&quot;3&quot;;IF([.G426]=&quot;four&quot;;&quot;4&quot;;IF([.G426]=&quot;five&quot;;&quot;5&quot;;IF([.G426]=&quot;six&quot;;&quot;6&quot;;IF([.G426]=&quot;seven&quot;;&quot;7&quot;;IF([.G426]=&quot;eight&quot;;&quot;8&quot;;IF([.G426]=&quot;nine&quot;;&quot;9&quot;;IF([.G426]=&quot;zero&quot;;&quot;0&quot;;VALUE([.G426]))))))))))))" office:value-type="float" office:value="3" calcext:value-type="float">
            <text:p>3</text:p>
          </table:table-cell>
          <table:table-cell table:style-name="ce7" table:formula="of:=IF(ISNA([.H426]);&quot;&quot;;IF([.H426]=&quot;eno&quot;;&quot;1&quot;;IF([.H426]=&quot;owt&quot;;&quot;2&quot;;IF([.H426]=&quot;eerht&quot;;&quot;3&quot;;IF([.H426]=&quot;ruof&quot;;&quot;4&quot;;IF([.H426]=&quot;evif&quot;;&quot;5&quot;;IF([.H426]=&quot;xis&quot;;&quot;6&quot;;IF([.H426]=&quot;neves&quot;;&quot;7&quot;;IF([.H426]=&quot;thgie&quot;;&quot;8&quot;;IF([.H426]=&quot;enin&quot;;&quot;9&quot;;IF([.H426]=&quot;orez&quot;;&quot;0&quot;;[.H426])))))))))))" office:value-type="string" office:string-value="2" calcext:value-type="string">
            <text:p>2</text:p>
          </table:table-cell>
          <table:table-cell table:style-name="ce7" table:formula="of:=IF(ISNA([.G426]);&quot;&quot;;VALUE(COM.MICROSOFT.CONCAT([.I426:.J426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vqeight</text:p>
          </table:table-cell>
          <table:table-cell table:style-name="ce4" table:formula="of:=ORG.LIBREOFFICE.REGEX([.A427];&quot;\D&quot;;&quot;&quot;;&quot;g&quot;)" office:value-type="string" office:string-value="2" calcext:value-type="string">
            <text:p>2</text:p>
          </table:table-cell>
          <table:table-cell table:formula="of:=LEFT([.B427];1)" office:value-type="string" office:string-value="2" calcext:value-type="string">
            <text:p>2</text:p>
          </table:table-cell>
          <table:table-cell table:style-name="ce5" table:formula="of:=RIGHT([.B427];1)" office:value-type="string" office:string-value="2" calcext:value-type="string">
            <text:p>2</text:p>
          </table:table-cell>
          <table:table-cell table:formula="of:=VALUE(COM.MICROSOFT.CONCAT([.C427];[.D427]))" office:value-type="float" office:value="22" calcext:value-type="float">
            <text:p>22</text:p>
          </table:table-cell>
          <table:table-cell table:style-name="ce14" table:formula="of:=(STRREV([.A427]))" office:value-type="string" office:string-value="thgieqv2" calcext:value-type="string">
            <text:p>thgieqv2</text:p>
          </table:table-cell>
          <table:table-cell table:formula="of:=ORG.LIBREOFFICE.REGEX([.A42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27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27]);&quot;&quot;;IF([.G427]=&quot;one&quot;;&quot;1&quot;;IF([.G427]=&quot;two&quot;;&quot;2&quot;;IF([.G427]=&quot;three&quot;;&quot;3&quot;;IF([.G427]=&quot;four&quot;;&quot;4&quot;;IF([.G427]=&quot;five&quot;;&quot;5&quot;;IF([.G427]=&quot;six&quot;;&quot;6&quot;;IF([.G427]=&quot;seven&quot;;&quot;7&quot;;IF([.G427]=&quot;eight&quot;;&quot;8&quot;;IF([.G427]=&quot;nine&quot;;&quot;9&quot;;IF([.G427]=&quot;zero&quot;;&quot;0&quot;;VALUE([.G427]))))))))))))" office:value-type="float" office:value="2" calcext:value-type="float">
            <text:p>2</text:p>
          </table:table-cell>
          <table:table-cell table:style-name="ce7" table:formula="of:=IF(ISNA([.H427]);&quot;&quot;;IF([.H427]=&quot;eno&quot;;&quot;1&quot;;IF([.H427]=&quot;owt&quot;;&quot;2&quot;;IF([.H427]=&quot;eerht&quot;;&quot;3&quot;;IF([.H427]=&quot;ruof&quot;;&quot;4&quot;;IF([.H427]=&quot;evif&quot;;&quot;5&quot;;IF([.H427]=&quot;xis&quot;;&quot;6&quot;;IF([.H427]=&quot;neves&quot;;&quot;7&quot;;IF([.H427]=&quot;thgie&quot;;&quot;8&quot;;IF([.H427]=&quot;enin&quot;;&quot;9&quot;;IF([.H427]=&quot;orez&quot;;&quot;0&quot;;[.H427])))))))))))" office:value-type="string" office:string-value="8" calcext:value-type="string">
            <text:p>8</text:p>
          </table:table-cell>
          <table:table-cell table:formula="of:=IF(ISNA([.G427]);&quot;&quot;;VALUE(COM.MICROSOFT.CONCAT([.I427:.J427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bkfgbgflskxcfivefourzxvcbdj6</text:p>
          </table:table-cell>
          <table:table-cell table:style-name="ce4" table:formula="of:=ORG.LIBREOFFICE.REGEX([.A428];&quot;\D&quot;;&quot;&quot;;&quot;g&quot;)" office:value-type="string" office:string-value="6" calcext:value-type="string">
            <text:p>6</text:p>
          </table:table-cell>
          <table:table-cell table:formula="of:=LEFT([.B428];1)" office:value-type="string" office:string-value="6" calcext:value-type="string">
            <text:p>6</text:p>
          </table:table-cell>
          <table:table-cell table:style-name="ce5" table:formula="of:=RIGHT([.B428];1)" office:value-type="string" office:string-value="6" calcext:value-type="string">
            <text:p>6</text:p>
          </table:table-cell>
          <table:table-cell table:formula="of:=VALUE(COM.MICROSOFT.CONCAT([.C428];[.D428]))" office:value-type="float" office:value="66" calcext:value-type="float">
            <text:p>66</text:p>
          </table:table-cell>
          <table:table-cell table:style-name="ce14" table:formula="of:=(STRREV([.A428]))" office:value-type="string" office:string-value="6jdbcvxzruofevifcxkslfgbgfkbv" calcext:value-type="string">
            <text:p>6jdbcvxzruofevifcxkslfgbgfkbv</text:p>
          </table:table-cell>
          <table:table-cell table:formula="of:=ORG.LIBREOFFICE.REGEX([.A42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28];&quot;eno|owt|eerht|ruof|evif|xis|neves|thgie|enin|orez|\d&quot;;;1)" office:value-type="string" office:string-value="6" calcext:value-type="string">
            <text:p>6</text:p>
          </table:table-cell>
          <table:table-cell table:formula="of:=IF(ISNA([.G428]);&quot;&quot;;IF([.G428]=&quot;one&quot;;&quot;1&quot;;IF([.G428]=&quot;two&quot;;&quot;2&quot;;IF([.G428]=&quot;three&quot;;&quot;3&quot;;IF([.G428]=&quot;four&quot;;&quot;4&quot;;IF([.G428]=&quot;five&quot;;&quot;5&quot;;IF([.G428]=&quot;six&quot;;&quot;6&quot;;IF([.G428]=&quot;seven&quot;;&quot;7&quot;;IF([.G428]=&quot;eight&quot;;&quot;8&quot;;IF([.G428]=&quot;nine&quot;;&quot;9&quot;;IF([.G428]=&quot;zero&quot;;&quot;0&quot;;VALUE([.G428]))))))))))))" office:value-type="string" office:string-value="5" calcext:value-type="string">
            <text:p>5</text:p>
          </table:table-cell>
          <table:table-cell table:style-name="ce7" table:formula="of:=IF(ISNA([.H428]);&quot;&quot;;IF([.H428]=&quot;eno&quot;;&quot;1&quot;;IF([.H428]=&quot;owt&quot;;&quot;2&quot;;IF([.H428]=&quot;eerht&quot;;&quot;3&quot;;IF([.H428]=&quot;ruof&quot;;&quot;4&quot;;IF([.H428]=&quot;evif&quot;;&quot;5&quot;;IF([.H428]=&quot;xis&quot;;&quot;6&quot;;IF([.H428]=&quot;neves&quot;;&quot;7&quot;;IF([.H428]=&quot;thgie&quot;;&quot;8&quot;;IF([.H428]=&quot;enin&quot;;&quot;9&quot;;IF([.H428]=&quot;orez&quot;;&quot;0&quot;;[.H428])))))))))))" office:value-type="string" office:string-value="6" calcext:value-type="string">
            <text:p>6</text:p>
          </table:table-cell>
          <table:table-cell table:formula="of:=IF(ISNA([.G428]);&quot;&quot;;VALUE(COM.MICROSOFT.CONCAT([.I428:.J428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gssbzzgvb1</text:p>
          </table:table-cell>
          <table:table-cell table:style-name="ce4" table:formula="of:=ORG.LIBREOFFICE.REGEX([.A429];&quot;\D&quot;;&quot;&quot;;&quot;g&quot;)" office:value-type="string" office:string-value="61" calcext:value-type="string">
            <text:p>61</text:p>
          </table:table-cell>
          <table:table-cell table:formula="of:=LEFT([.B429];1)" office:value-type="string" office:string-value="6" calcext:value-type="string">
            <text:p>6</text:p>
          </table:table-cell>
          <table:table-cell table:style-name="ce5" table:formula="of:=RIGHT([.B429];1)" office:value-type="string" office:string-value="1" calcext:value-type="string">
            <text:p>1</text:p>
          </table:table-cell>
          <table:table-cell table:formula="of:=VALUE(COM.MICROSOFT.CONCAT([.C429];[.D429]))" office:value-type="float" office:value="61" calcext:value-type="float">
            <text:p>61</text:p>
          </table:table-cell>
          <table:table-cell table:style-name="ce14" table:formula="of:=(STRREV([.A429]))" office:value-type="string" office:string-value="1bvgzzbssg6" calcext:value-type="string">
            <text:p>1bvgzzbssg6</text:p>
          </table:table-cell>
          <table:table-cell table:formula="of:=ORG.LIBREOFFICE.REGEX([.A42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29];&quot;eno|owt|eerht|ruof|evif|xis|neves|thgie|enin|orez|\d&quot;;;1)" office:value-type="string" office:string-value="1" calcext:value-type="string">
            <text:p>1</text:p>
          </table:table-cell>
          <table:table-cell table:formula="of:=IF(ISNA([.G429]);&quot;&quot;;IF([.G429]=&quot;one&quot;;&quot;1&quot;;IF([.G429]=&quot;two&quot;;&quot;2&quot;;IF([.G429]=&quot;three&quot;;&quot;3&quot;;IF([.G429]=&quot;four&quot;;&quot;4&quot;;IF([.G429]=&quot;five&quot;;&quot;5&quot;;IF([.G429]=&quot;six&quot;;&quot;6&quot;;IF([.G429]=&quot;seven&quot;;&quot;7&quot;;IF([.G429]=&quot;eight&quot;;&quot;8&quot;;IF([.G429]=&quot;nine&quot;;&quot;9&quot;;IF([.G429]=&quot;zero&quot;;&quot;0&quot;;VALUE([.G429]))))))))))))" office:value-type="float" office:value="6" calcext:value-type="float">
            <text:p>6</text:p>
          </table:table-cell>
          <table:table-cell table:style-name="ce7" table:formula="of:=IF(ISNA([.H429]);&quot;&quot;;IF([.H429]=&quot;eno&quot;;&quot;1&quot;;IF([.H429]=&quot;owt&quot;;&quot;2&quot;;IF([.H429]=&quot;eerht&quot;;&quot;3&quot;;IF([.H429]=&quot;ruof&quot;;&quot;4&quot;;IF([.H429]=&quot;evif&quot;;&quot;5&quot;;IF([.H429]=&quot;xis&quot;;&quot;6&quot;;IF([.H429]=&quot;neves&quot;;&quot;7&quot;;IF([.H429]=&quot;thgie&quot;;&quot;8&quot;;IF([.H429]=&quot;enin&quot;;&quot;9&quot;;IF([.H429]=&quot;orez&quot;;&quot;0&quot;;[.H429])))))))))))" office:value-type="string" office:string-value="1" calcext:value-type="string">
            <text:p>1</text:p>
          </table:table-cell>
          <table:table-cell table:style-name="ce7" table:formula="of:=IF(ISNA([.G429]);&quot;&quot;;VALUE(COM.MICROSOFT.CONCAT([.I429:.J429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hmnkjfksrdmjhnqfv6five8</text:p>
          </table:table-cell>
          <table:table-cell table:style-name="ce4" table:formula="of:=ORG.LIBREOFFICE.REGEX([.A430];&quot;\D&quot;;&quot;&quot;;&quot;g&quot;)" office:value-type="string" office:string-value="668" calcext:value-type="string">
            <text:p>668</text:p>
          </table:table-cell>
          <table:table-cell table:formula="of:=LEFT([.B430];1)" office:value-type="string" office:string-value="6" calcext:value-type="string">
            <text:p>6</text:p>
          </table:table-cell>
          <table:table-cell table:style-name="ce5" table:formula="of:=RIGHT([.B430];1)" office:value-type="string" office:string-value="8" calcext:value-type="string">
            <text:p>8</text:p>
          </table:table-cell>
          <table:table-cell table:formula="of:=VALUE(COM.MICROSOFT.CONCAT([.C430];[.D430]))" office:value-type="float" office:value="68" calcext:value-type="float">
            <text:p>68</text:p>
          </table:table-cell>
          <table:table-cell table:style-name="ce14" table:formula="of:=(STRREV([.A430]))" office:value-type="string" office:string-value="8evif6vfqnhjmdrskfjknmh6" calcext:value-type="string">
            <text:p>8evif6vfqnhjmdrskfjknmh6</text:p>
          </table:table-cell>
          <table:table-cell table:formula="of:=ORG.LIBREOFFICE.REGEX([.A43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0];&quot;eno|owt|eerht|ruof|evif|xis|neves|thgie|enin|orez|\d&quot;;;1)" office:value-type="string" office:string-value="8" calcext:value-type="string">
            <text:p>8</text:p>
          </table:table-cell>
          <table:table-cell table:formula="of:=IF(ISNA([.G430]);&quot;&quot;;IF([.G430]=&quot;one&quot;;&quot;1&quot;;IF([.G430]=&quot;two&quot;;&quot;2&quot;;IF([.G430]=&quot;three&quot;;&quot;3&quot;;IF([.G430]=&quot;four&quot;;&quot;4&quot;;IF([.G430]=&quot;five&quot;;&quot;5&quot;;IF([.G430]=&quot;six&quot;;&quot;6&quot;;IF([.G430]=&quot;seven&quot;;&quot;7&quot;;IF([.G430]=&quot;eight&quot;;&quot;8&quot;;IF([.G430]=&quot;nine&quot;;&quot;9&quot;;IF([.G430]=&quot;zero&quot;;&quot;0&quot;;VALUE([.G430]))))))))))))" office:value-type="float" office:value="6" calcext:value-type="float">
            <text:p>6</text:p>
          </table:table-cell>
          <table:table-cell table:style-name="ce7" table:formula="of:=IF(ISNA([.H430]);&quot;&quot;;IF([.H430]=&quot;eno&quot;;&quot;1&quot;;IF([.H430]=&quot;owt&quot;;&quot;2&quot;;IF([.H430]=&quot;eerht&quot;;&quot;3&quot;;IF([.H430]=&quot;ruof&quot;;&quot;4&quot;;IF([.H430]=&quot;evif&quot;;&quot;5&quot;;IF([.H430]=&quot;xis&quot;;&quot;6&quot;;IF([.H430]=&quot;neves&quot;;&quot;7&quot;;IF([.H430]=&quot;thgie&quot;;&quot;8&quot;;IF([.H430]=&quot;enin&quot;;&quot;9&quot;;IF([.H430]=&quot;orez&quot;;&quot;0&quot;;[.H430])))))))))))" office:value-type="string" office:string-value="8" calcext:value-type="string">
            <text:p>8</text:p>
          </table:table-cell>
          <table:table-cell table:formula="of:=IF(ISNA([.G430]);&quot;&quot;;VALUE(COM.MICROSOFT.CONCAT([.I430:.J430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2fouronefivebs96</text:p>
          </table:table-cell>
          <table:table-cell table:style-name="ce4" table:formula="of:=ORG.LIBREOFFICE.REGEX([.A431];&quot;\D&quot;;&quot;&quot;;&quot;g&quot;)" office:value-type="string" office:string-value="9296" calcext:value-type="string">
            <text:p>9296</text:p>
          </table:table-cell>
          <table:table-cell table:formula="of:=LEFT([.B431];1)" office:value-type="string" office:string-value="9" calcext:value-type="string">
            <text:p>9</text:p>
          </table:table-cell>
          <table:table-cell table:style-name="ce5" table:formula="of:=RIGHT([.B431];1)" office:value-type="string" office:string-value="6" calcext:value-type="string">
            <text:p>6</text:p>
          </table:table-cell>
          <table:table-cell table:formula="of:=VALUE(COM.MICROSOFT.CONCAT([.C431];[.D431]))" office:value-type="float" office:value="96" calcext:value-type="float">
            <text:p>96</text:p>
          </table:table-cell>
          <table:table-cell table:style-name="ce14" table:formula="of:=(STRREV([.A431]))" office:value-type="string" office:string-value="69sbevifenoruof29" calcext:value-type="string">
            <text:p>69sbevifenoruof29</text:p>
          </table:table-cell>
          <table:table-cell table:formula="of:=ORG.LIBREOFFICE.REGEX([.A43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31];&quot;eno|owt|eerht|ruof|evif|xis|neves|thgie|enin|orez|\d&quot;;;1)" office:value-type="string" office:string-value="6" calcext:value-type="string">
            <text:p>6</text:p>
          </table:table-cell>
          <table:table-cell table:formula="of:=IF(ISNA([.G431]);&quot;&quot;;IF([.G431]=&quot;one&quot;;&quot;1&quot;;IF([.G431]=&quot;two&quot;;&quot;2&quot;;IF([.G431]=&quot;three&quot;;&quot;3&quot;;IF([.G431]=&quot;four&quot;;&quot;4&quot;;IF([.G431]=&quot;five&quot;;&quot;5&quot;;IF([.G431]=&quot;six&quot;;&quot;6&quot;;IF([.G431]=&quot;seven&quot;;&quot;7&quot;;IF([.G431]=&quot;eight&quot;;&quot;8&quot;;IF([.G431]=&quot;nine&quot;;&quot;9&quot;;IF([.G431]=&quot;zero&quot;;&quot;0&quot;;VALUE([.G431]))))))))))))" office:value-type="float" office:value="9" calcext:value-type="float">
            <text:p>9</text:p>
          </table:table-cell>
          <table:table-cell table:style-name="ce7" table:formula="of:=IF(ISNA([.H431]);&quot;&quot;;IF([.H431]=&quot;eno&quot;;&quot;1&quot;;IF([.H431]=&quot;owt&quot;;&quot;2&quot;;IF([.H431]=&quot;eerht&quot;;&quot;3&quot;;IF([.H431]=&quot;ruof&quot;;&quot;4&quot;;IF([.H431]=&quot;evif&quot;;&quot;5&quot;;IF([.H431]=&quot;xis&quot;;&quot;6&quot;;IF([.H431]=&quot;neves&quot;;&quot;7&quot;;IF([.H431]=&quot;thgie&quot;;&quot;8&quot;;IF([.H431]=&quot;enin&quot;;&quot;9&quot;;IF([.H431]=&quot;orez&quot;;&quot;0&quot;;[.H431])))))))))))" office:value-type="string" office:string-value="6" calcext:value-type="string">
            <text:p>6</text:p>
          </table:table-cell>
          <table:table-cell table:formula="of:=IF(ISNA([.G431]);&quot;&quot;;VALUE(COM.MICROSOFT.CONCAT([.I431:.J431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wofive8</text:p>
          </table:table-cell>
          <table:table-cell table:style-name="ce4" table:formula="of:=ORG.LIBREOFFICE.REGEX([.A432];&quot;\D&quot;;&quot;&quot;;&quot;g&quot;)" office:value-type="string" office:string-value="28" calcext:value-type="string">
            <text:p>28</text:p>
          </table:table-cell>
          <table:table-cell table:formula="of:=LEFT([.B432];1)" office:value-type="string" office:string-value="2" calcext:value-type="string">
            <text:p>2</text:p>
          </table:table-cell>
          <table:table-cell table:style-name="ce5" table:formula="of:=RIGHT([.B432];1)" office:value-type="string" office:string-value="8" calcext:value-type="string">
            <text:p>8</text:p>
          </table:table-cell>
          <table:table-cell table:formula="of:=VALUE(COM.MICROSOFT.CONCAT([.C432];[.D432]))" office:value-type="float" office:value="28" calcext:value-type="float">
            <text:p>28</text:p>
          </table:table-cell>
          <table:table-cell table:style-name="ce14" table:formula="of:=(STRREV([.A432]))" office:value-type="string" office:string-value="8evifowt2" calcext:value-type="string">
            <text:p>8evifowt2</text:p>
          </table:table-cell>
          <table:table-cell table:formula="of:=ORG.LIBREOFFICE.REGEX([.A43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32];&quot;eno|owt|eerht|ruof|evif|xis|neves|thgie|enin|orez|\d&quot;;;1)" office:value-type="string" office:string-value="8" calcext:value-type="string">
            <text:p>8</text:p>
          </table:table-cell>
          <table:table-cell table:formula="of:=IF(ISNA([.G432]);&quot;&quot;;IF([.G432]=&quot;one&quot;;&quot;1&quot;;IF([.G432]=&quot;two&quot;;&quot;2&quot;;IF([.G432]=&quot;three&quot;;&quot;3&quot;;IF([.G432]=&quot;four&quot;;&quot;4&quot;;IF([.G432]=&quot;five&quot;;&quot;5&quot;;IF([.G432]=&quot;six&quot;;&quot;6&quot;;IF([.G432]=&quot;seven&quot;;&quot;7&quot;;IF([.G432]=&quot;eight&quot;;&quot;8&quot;;IF([.G432]=&quot;nine&quot;;&quot;9&quot;;IF([.G432]=&quot;zero&quot;;&quot;0&quot;;VALUE([.G432]))))))))))))" office:value-type="float" office:value="2" calcext:value-type="float">
            <text:p>2</text:p>
          </table:table-cell>
          <table:table-cell table:style-name="ce7" table:formula="of:=IF(ISNA([.H432]);&quot;&quot;;IF([.H432]=&quot;eno&quot;;&quot;1&quot;;IF([.H432]=&quot;owt&quot;;&quot;2&quot;;IF([.H432]=&quot;eerht&quot;;&quot;3&quot;;IF([.H432]=&quot;ruof&quot;;&quot;4&quot;;IF([.H432]=&quot;evif&quot;;&quot;5&quot;;IF([.H432]=&quot;xis&quot;;&quot;6&quot;;IF([.H432]=&quot;neves&quot;;&quot;7&quot;;IF([.H432]=&quot;thgie&quot;;&quot;8&quot;;IF([.H432]=&quot;enin&quot;;&quot;9&quot;;IF([.H432]=&quot;orez&quot;;&quot;0&quot;;[.H432])))))))))))" office:value-type="string" office:string-value="8" calcext:value-type="string">
            <text:p>8</text:p>
          </table:table-cell>
          <table:table-cell table:formula="of:=IF(ISNA([.G432]);&quot;&quot;;VALUE(COM.MICROSOFT.CONCAT([.I432:.J432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kkplqtjmfive45ddh</text:p>
          </table:table-cell>
          <table:table-cell table:style-name="ce4" table:formula="of:=ORG.LIBREOFFICE.REGEX([.A433];&quot;\D&quot;;&quot;&quot;;&quot;g&quot;)" office:value-type="string" office:string-value="45" calcext:value-type="string">
            <text:p>45</text:p>
          </table:table-cell>
          <table:table-cell table:formula="of:=LEFT([.B433];1)" office:value-type="string" office:string-value="4" calcext:value-type="string">
            <text:p>4</text:p>
          </table:table-cell>
          <table:table-cell table:style-name="ce5" table:formula="of:=RIGHT([.B433];1)" office:value-type="string" office:string-value="5" calcext:value-type="string">
            <text:p>5</text:p>
          </table:table-cell>
          <table:table-cell table:formula="of:=VALUE(COM.MICROSOFT.CONCAT([.C433];[.D433]))" office:value-type="float" office:value="45" calcext:value-type="float">
            <text:p>45</text:p>
          </table:table-cell>
          <table:table-cell table:style-name="ce14" table:formula="of:=(STRREV([.A433]))" office:value-type="string" office:string-value="hdd54evifmjtqlpkkm" calcext:value-type="string">
            <text:p>hdd54evifmjtqlpkkm</text:p>
          </table:table-cell>
          <table:table-cell table:formula="of:=ORG.LIBREOFFICE.REGEX([.A43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33];&quot;eno|owt|eerht|ruof|evif|xis|neves|thgie|enin|orez|\d&quot;;;1)" office:value-type="string" office:string-value="5" calcext:value-type="string">
            <text:p>5</text:p>
          </table:table-cell>
          <table:table-cell table:formula="of:=IF(ISNA([.G433]);&quot;&quot;;IF([.G433]=&quot;one&quot;;&quot;1&quot;;IF([.G433]=&quot;two&quot;;&quot;2&quot;;IF([.G433]=&quot;three&quot;;&quot;3&quot;;IF([.G433]=&quot;four&quot;;&quot;4&quot;;IF([.G433]=&quot;five&quot;;&quot;5&quot;;IF([.G433]=&quot;six&quot;;&quot;6&quot;;IF([.G433]=&quot;seven&quot;;&quot;7&quot;;IF([.G433]=&quot;eight&quot;;&quot;8&quot;;IF([.G433]=&quot;nine&quot;;&quot;9&quot;;IF([.G433]=&quot;zero&quot;;&quot;0&quot;;VALUE([.G433]))))))))))))" office:value-type="string" office:string-value="5" calcext:value-type="string">
            <text:p>5</text:p>
          </table:table-cell>
          <table:table-cell table:style-name="ce7" table:formula="of:=IF(ISNA([.H433]);&quot;&quot;;IF([.H433]=&quot;eno&quot;;&quot;1&quot;;IF([.H433]=&quot;owt&quot;;&quot;2&quot;;IF([.H433]=&quot;eerht&quot;;&quot;3&quot;;IF([.H433]=&quot;ruof&quot;;&quot;4&quot;;IF([.H433]=&quot;evif&quot;;&quot;5&quot;;IF([.H433]=&quot;xis&quot;;&quot;6&quot;;IF([.H433]=&quot;neves&quot;;&quot;7&quot;;IF([.H433]=&quot;thgie&quot;;&quot;8&quot;;IF([.H433]=&quot;enin&quot;;&quot;9&quot;;IF([.H433]=&quot;orez&quot;;&quot;0&quot;;[.H433])))))))))))" office:value-type="string" office:string-value="5" calcext:value-type="string">
            <text:p>5</text:p>
          </table:table-cell>
          <table:table-cell table:formula="of:=IF(ISNA([.G433]);&quot;&quot;;VALUE(COM.MICROSOFT.CONCAT([.I433:.J433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tf933lgbxcnjv</text:p>
          </table:table-cell>
          <table:table-cell table:style-name="ce4" table:formula="of:=ORG.LIBREOFFICE.REGEX([.A434];&quot;\D&quot;;&quot;&quot;;&quot;g&quot;)" office:value-type="string" office:string-value="933" calcext:value-type="string">
            <text:p>933</text:p>
          </table:table-cell>
          <table:table-cell table:formula="of:=LEFT([.B434];1)" office:value-type="string" office:string-value="9" calcext:value-type="string">
            <text:p>9</text:p>
          </table:table-cell>
          <table:table-cell table:style-name="ce5" table:formula="of:=RIGHT([.B434];1)" office:value-type="string" office:string-value="3" calcext:value-type="string">
            <text:p>3</text:p>
          </table:table-cell>
          <table:table-cell table:formula="of:=VALUE(COM.MICROSOFT.CONCAT([.C434];[.D434]))" office:value-type="float" office:value="93" calcext:value-type="float">
            <text:p>93</text:p>
          </table:table-cell>
          <table:table-cell table:style-name="ce14" table:formula="of:=(STRREV([.A434]))" office:value-type="string" office:string-value="vjncxbgl339ftgf" calcext:value-type="string">
            <text:p>vjncxbgl339ftgf</text:p>
          </table:table-cell>
          <table:table-cell table:formula="of:=ORG.LIBREOFFICE.REGEX([.A43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34];&quot;eno|owt|eerht|ruof|evif|xis|neves|thgie|enin|orez|\d&quot;;;1)" office:value-type="string" office:string-value="3" calcext:value-type="string">
            <text:p>3</text:p>
          </table:table-cell>
          <table:table-cell table:formula="of:=IF(ISNA([.G434]);&quot;&quot;;IF([.G434]=&quot;one&quot;;&quot;1&quot;;IF([.G434]=&quot;two&quot;;&quot;2&quot;;IF([.G434]=&quot;three&quot;;&quot;3&quot;;IF([.G434]=&quot;four&quot;;&quot;4&quot;;IF([.G434]=&quot;five&quot;;&quot;5&quot;;IF([.G434]=&quot;six&quot;;&quot;6&quot;;IF([.G434]=&quot;seven&quot;;&quot;7&quot;;IF([.G434]=&quot;eight&quot;;&quot;8&quot;;IF([.G434]=&quot;nine&quot;;&quot;9&quot;;IF([.G434]=&quot;zero&quot;;&quot;0&quot;;VALUE([.G434]))))))))))))" office:value-type="float" office:value="9" calcext:value-type="float">
            <text:p>9</text:p>
          </table:table-cell>
          <table:table-cell table:style-name="ce7" table:formula="of:=IF(ISNA([.H434]);&quot;&quot;;IF([.H434]=&quot;eno&quot;;&quot;1&quot;;IF([.H434]=&quot;owt&quot;;&quot;2&quot;;IF([.H434]=&quot;eerht&quot;;&quot;3&quot;;IF([.H434]=&quot;ruof&quot;;&quot;4&quot;;IF([.H434]=&quot;evif&quot;;&quot;5&quot;;IF([.H434]=&quot;xis&quot;;&quot;6&quot;;IF([.H434]=&quot;neves&quot;;&quot;7&quot;;IF([.H434]=&quot;thgie&quot;;&quot;8&quot;;IF([.H434]=&quot;enin&quot;;&quot;9&quot;;IF([.H434]=&quot;orez&quot;;&quot;0&quot;;[.H434])))))))))))" office:value-type="string" office:string-value="3" calcext:value-type="string">
            <text:p>3</text:p>
          </table:table-cell>
          <table:table-cell table:style-name="ce7" table:formula="of:=IF(ISNA([.G434]);&quot;&quot;;VALUE(COM.MICROSOFT.CONCAT([.I434:.J434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smbtnst65fpcsxcljbc6</text:p>
          </table:table-cell>
          <table:table-cell table:style-name="ce4" table:formula="of:=ORG.LIBREOFFICE.REGEX([.A435];&quot;\D&quot;;&quot;&quot;;&quot;g&quot;)" office:value-type="string" office:string-value="656" calcext:value-type="string">
            <text:p>656</text:p>
          </table:table-cell>
          <table:table-cell table:formula="of:=LEFT([.B435];1)" office:value-type="string" office:string-value="6" calcext:value-type="string">
            <text:p>6</text:p>
          </table:table-cell>
          <table:table-cell table:style-name="ce5" table:formula="of:=RIGHT([.B435];1)" office:value-type="string" office:string-value="6" calcext:value-type="string">
            <text:p>6</text:p>
          </table:table-cell>
          <table:table-cell table:formula="of:=VALUE(COM.MICROSOFT.CONCAT([.C435];[.D435]))" office:value-type="float" office:value="66" calcext:value-type="float">
            <text:p>66</text:p>
          </table:table-cell>
          <table:table-cell table:style-name="ce14" table:formula="of:=(STRREV([.A435]))" office:value-type="string" office:string-value="6cbjlcxscpf56tsntbmst" calcext:value-type="string">
            <text:p>6cbjlcxscpf56tsntbmst</text:p>
          </table:table-cell>
          <table:table-cell table:formula="of:=ORG.LIBREOFFICE.REGEX([.A43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5];&quot;eno|owt|eerht|ruof|evif|xis|neves|thgie|enin|orez|\d&quot;;;1)" office:value-type="string" office:string-value="6" calcext:value-type="string">
            <text:p>6</text:p>
          </table:table-cell>
          <table:table-cell table:formula="of:=IF(ISNA([.G435]);&quot;&quot;;IF([.G435]=&quot;one&quot;;&quot;1&quot;;IF([.G435]=&quot;two&quot;;&quot;2&quot;;IF([.G435]=&quot;three&quot;;&quot;3&quot;;IF([.G435]=&quot;four&quot;;&quot;4&quot;;IF([.G435]=&quot;five&quot;;&quot;5&quot;;IF([.G435]=&quot;six&quot;;&quot;6&quot;;IF([.G435]=&quot;seven&quot;;&quot;7&quot;;IF([.G435]=&quot;eight&quot;;&quot;8&quot;;IF([.G435]=&quot;nine&quot;;&quot;9&quot;;IF([.G435]=&quot;zero&quot;;&quot;0&quot;;VALUE([.G435]))))))))))))" office:value-type="float" office:value="6" calcext:value-type="float">
            <text:p>6</text:p>
          </table:table-cell>
          <table:table-cell table:style-name="ce7" table:formula="of:=IF(ISNA([.H435]);&quot;&quot;;IF([.H435]=&quot;eno&quot;;&quot;1&quot;;IF([.H435]=&quot;owt&quot;;&quot;2&quot;;IF([.H435]=&quot;eerht&quot;;&quot;3&quot;;IF([.H435]=&quot;ruof&quot;;&quot;4&quot;;IF([.H435]=&quot;evif&quot;;&quot;5&quot;;IF([.H435]=&quot;xis&quot;;&quot;6&quot;;IF([.H435]=&quot;neves&quot;;&quot;7&quot;;IF([.H435]=&quot;thgie&quot;;&quot;8&quot;;IF([.H435]=&quot;enin&quot;;&quot;9&quot;;IF([.H435]=&quot;orez&quot;;&quot;0&quot;;[.H435])))))))))))" office:value-type="string" office:string-value="6" calcext:value-type="string">
            <text:p>6</text:p>
          </table:table-cell>
          <table:table-cell table:style-name="ce7" table:formula="of:=IF(ISNA([.G435]);&quot;&quot;;VALUE(COM.MICROSOFT.CONCAT([.I435:.J43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dthreetpbqbjvlrnineseventwo</text:p>
          </table:table-cell>
          <table:table-cell table:style-name="ce4" table:formula="of:=ORG.LIBREOFFICE.REGEX([.A436];&quot;\D&quot;;&quot;&quot;;&quot;g&quot;)" office:value-type="string" office:string-value="4" calcext:value-type="string">
            <text:p>4</text:p>
          </table:table-cell>
          <table:table-cell table:formula="of:=LEFT([.B436];1)" office:value-type="string" office:string-value="4" calcext:value-type="string">
            <text:p>4</text:p>
          </table:table-cell>
          <table:table-cell table:style-name="ce5" table:formula="of:=RIGHT([.B436];1)" office:value-type="string" office:string-value="4" calcext:value-type="string">
            <text:p>4</text:p>
          </table:table-cell>
          <table:table-cell table:formula="of:=VALUE(COM.MICROSOFT.CONCAT([.C436];[.D436]))" office:value-type="float" office:value="44" calcext:value-type="float">
            <text:p>44</text:p>
          </table:table-cell>
          <table:table-cell table:style-name="ce14" table:formula="of:=(STRREV([.A436]))" office:value-type="string" office:string-value="owtneveseninrlvjbqbpteerhtd4" calcext:value-type="string">
            <text:p>owtneveseninrlvjbqbpteerhtd4</text:p>
          </table:table-cell>
          <table:table-cell table:formula="of:=ORG.LIBREOFFICE.REGEX([.A436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436];&quot;eno|owt|eerht|ruof|evif|xis|neves|thgie|enin|orez|\d&quot;;;1)" office:value-type="string" office:string-value="owt" calcext:value-type="string">
            <text:p>owt</text:p>
          </table:table-cell>
          <table:table-cell table:formula="of:=IF(ISNA([.G436]);&quot;&quot;;IF([.G436]=&quot;one&quot;;&quot;1&quot;;IF([.G436]=&quot;two&quot;;&quot;2&quot;;IF([.G436]=&quot;three&quot;;&quot;3&quot;;IF([.G436]=&quot;four&quot;;&quot;4&quot;;IF([.G436]=&quot;five&quot;;&quot;5&quot;;IF([.G436]=&quot;six&quot;;&quot;6&quot;;IF([.G436]=&quot;seven&quot;;&quot;7&quot;;IF([.G436]=&quot;eight&quot;;&quot;8&quot;;IF([.G436]=&quot;nine&quot;;&quot;9&quot;;IF([.G436]=&quot;zero&quot;;&quot;0&quot;;VALUE([.G436]))))))))))))" office:value-type="float" office:value="4" calcext:value-type="float">
            <text:p>4</text:p>
          </table:table-cell>
          <table:table-cell table:style-name="ce7" table:formula="of:=IF(ISNA([.H436]);&quot;&quot;;IF([.H436]=&quot;eno&quot;;&quot;1&quot;;IF([.H436]=&quot;owt&quot;;&quot;2&quot;;IF([.H436]=&quot;eerht&quot;;&quot;3&quot;;IF([.H436]=&quot;ruof&quot;;&quot;4&quot;;IF([.H436]=&quot;evif&quot;;&quot;5&quot;;IF([.H436]=&quot;xis&quot;;&quot;6&quot;;IF([.H436]=&quot;neves&quot;;&quot;7&quot;;IF([.H436]=&quot;thgie&quot;;&quot;8&quot;;IF([.H436]=&quot;enin&quot;;&quot;9&quot;;IF([.H436]=&quot;orez&quot;;&quot;0&quot;;[.H436])))))))))))" office:value-type="string" office:string-value="2" calcext:value-type="string">
            <text:p>2</text:p>
          </table:table-cell>
          <table:table-cell table:formula="of:=IF(ISNA([.G436]);&quot;&quot;;VALUE(COM.MICROSOFT.CONCAT([.I436:.J436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float" office:value="3334" calcext:value-type="float">
            <text:p>3334</text:p>
          </table:table-cell>
          <table:table-cell table:style-name="ce4" table:formula="of:=ORG.LIBREOFFICE.REGEX([.A437];&quot;\D&quot;;&quot;&quot;;&quot;g&quot;)" office:value-type="string" office:string-value="3334" calcext:value-type="string">
            <text:p>3334</text:p>
          </table:table-cell>
          <table:table-cell table:formula="of:=LEFT([.B437];1)" office:value-type="string" office:string-value="3" calcext:value-type="string">
            <text:p>3</text:p>
          </table:table-cell>
          <table:table-cell table:style-name="ce5" table:formula="of:=RIGHT([.B437];1)" office:value-type="string" office:string-value="4" calcext:value-type="string">
            <text:p>4</text:p>
          </table:table-cell>
          <table:table-cell table:formula="of:=VALUE(COM.MICROSOFT.CONCAT([.C437];[.D437]))" office:value-type="float" office:value="34" calcext:value-type="float">
            <text:p>34</text:p>
          </table:table-cell>
          <table:table-cell table:style-name="ce14" table:formula="of:=(STRREV([.A437]))" office:value-type="string" office:string-value="4333" calcext:value-type="string">
            <text:p>4333</text:p>
          </table:table-cell>
          <table:table-cell table:formula="of:=ORG.LIBREOFFICE.REGEX([.A43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37];&quot;eno|owt|eerht|ruof|evif|xis|neves|thgie|enin|orez|\d&quot;;;1)" office:value-type="string" office:string-value="4" calcext:value-type="string">
            <text:p>4</text:p>
          </table:table-cell>
          <table:table-cell table:formula="of:=IF(ISNA([.G437]);&quot;&quot;;IF([.G437]=&quot;one&quot;;&quot;1&quot;;IF([.G437]=&quot;two&quot;;&quot;2&quot;;IF([.G437]=&quot;three&quot;;&quot;3&quot;;IF([.G437]=&quot;four&quot;;&quot;4&quot;;IF([.G437]=&quot;five&quot;;&quot;5&quot;;IF([.G437]=&quot;six&quot;;&quot;6&quot;;IF([.G437]=&quot;seven&quot;;&quot;7&quot;;IF([.G437]=&quot;eight&quot;;&quot;8&quot;;IF([.G437]=&quot;nine&quot;;&quot;9&quot;;IF([.G437]=&quot;zero&quot;;&quot;0&quot;;VALUE([.G437]))))))))))))" office:value-type="float" office:value="3" calcext:value-type="float">
            <text:p>3</text:p>
          </table:table-cell>
          <table:table-cell table:style-name="ce7" table:formula="of:=IF(ISNA([.H437]);&quot;&quot;;IF([.H437]=&quot;eno&quot;;&quot;1&quot;;IF([.H437]=&quot;owt&quot;;&quot;2&quot;;IF([.H437]=&quot;eerht&quot;;&quot;3&quot;;IF([.H437]=&quot;ruof&quot;;&quot;4&quot;;IF([.H437]=&quot;evif&quot;;&quot;5&quot;;IF([.H437]=&quot;xis&quot;;&quot;6&quot;;IF([.H437]=&quot;neves&quot;;&quot;7&quot;;IF([.H437]=&quot;thgie&quot;;&quot;8&quot;;IF([.H437]=&quot;enin&quot;;&quot;9&quot;;IF([.H437]=&quot;orez&quot;;&quot;0&quot;;[.H437])))))))))))" office:value-type="string" office:string-value="4" calcext:value-type="string">
            <text:p>4</text:p>
          </table:table-cell>
          <table:table-cell table:style-name="ce7" table:formula="of:=IF(ISNA([.G437]);&quot;&quot;;VALUE(COM.MICROSOFT.CONCAT([.I437:.J437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five</text:p>
          </table:table-cell>
          <table:table-cell table:style-name="ce4" table:formula="of:=ORG.LIBREOFFICE.REGEX([.A438];&quot;\D&quot;;&quot;&quot;;&quot;g&quot;)" office:value-type="string" office:string-value="85" calcext:value-type="string">
            <text:p>85</text:p>
          </table:table-cell>
          <table:table-cell table:formula="of:=LEFT([.B438];1)" office:value-type="string" office:string-value="8" calcext:value-type="string">
            <text:p>8</text:p>
          </table:table-cell>
          <table:table-cell table:style-name="ce5" table:formula="of:=RIGHT([.B438];1)" office:value-type="string" office:string-value="5" calcext:value-type="string">
            <text:p>5</text:p>
          </table:table-cell>
          <table:table-cell table:formula="of:=VALUE(COM.MICROSOFT.CONCAT([.C438];[.D438]))" office:value-type="float" office:value="85" calcext:value-type="float">
            <text:p>85</text:p>
          </table:table-cell>
          <table:table-cell table:style-name="ce14" table:formula="of:=(STRREV([.A438]))" office:value-type="string" office:string-value="evif58" calcext:value-type="string">
            <text:p>evif58</text:p>
          </table:table-cell>
          <table:table-cell table:formula="of:=ORG.LIBREOFFICE.REGEX([.A43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38];&quot;eno|owt|eerht|ruof|evif|xis|neves|thgie|enin|orez|\d&quot;;;1)" office:value-type="string" office:string-value="evif" calcext:value-type="string">
            <text:p>evif</text:p>
          </table:table-cell>
          <table:table-cell table:formula="of:=IF(ISNA([.G438]);&quot;&quot;;IF([.G438]=&quot;one&quot;;&quot;1&quot;;IF([.G438]=&quot;two&quot;;&quot;2&quot;;IF([.G438]=&quot;three&quot;;&quot;3&quot;;IF([.G438]=&quot;four&quot;;&quot;4&quot;;IF([.G438]=&quot;five&quot;;&quot;5&quot;;IF([.G438]=&quot;six&quot;;&quot;6&quot;;IF([.G438]=&quot;seven&quot;;&quot;7&quot;;IF([.G438]=&quot;eight&quot;;&quot;8&quot;;IF([.G438]=&quot;nine&quot;;&quot;9&quot;;IF([.G438]=&quot;zero&quot;;&quot;0&quot;;VALUE([.G438]))))))))))))" office:value-type="float" office:value="8" calcext:value-type="float">
            <text:p>8</text:p>
          </table:table-cell>
          <table:table-cell table:style-name="ce7" table:formula="of:=IF(ISNA([.H438]);&quot;&quot;;IF([.H438]=&quot;eno&quot;;&quot;1&quot;;IF([.H438]=&quot;owt&quot;;&quot;2&quot;;IF([.H438]=&quot;eerht&quot;;&quot;3&quot;;IF([.H438]=&quot;ruof&quot;;&quot;4&quot;;IF([.H438]=&quot;evif&quot;;&quot;5&quot;;IF([.H438]=&quot;xis&quot;;&quot;6&quot;;IF([.H438]=&quot;neves&quot;;&quot;7&quot;;IF([.H438]=&quot;thgie&quot;;&quot;8&quot;;IF([.H438]=&quot;enin&quot;;&quot;9&quot;;IF([.H438]=&quot;orez&quot;;&quot;0&quot;;[.H438])))))))))))" office:value-type="string" office:string-value="5" calcext:value-type="string">
            <text:p>5</text:p>
          </table:table-cell>
          <table:table-cell table:formula="of:=IF(ISNA([.G438]);&quot;&quot;;VALUE(COM.MICROSOFT.CONCAT([.I438:.J438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2twomcnnj6fourhj</text:p>
          </table:table-cell>
          <table:table-cell table:style-name="ce4" table:formula="of:=ORG.LIBREOFFICE.REGEX([.A439];&quot;\D&quot;;&quot;&quot;;&quot;g&quot;)" office:value-type="string" office:string-value="626" calcext:value-type="string">
            <text:p>626</text:p>
          </table:table-cell>
          <table:table-cell table:formula="of:=LEFT([.B439];1)" office:value-type="string" office:string-value="6" calcext:value-type="string">
            <text:p>6</text:p>
          </table:table-cell>
          <table:table-cell table:style-name="ce5" table:formula="of:=RIGHT([.B439];1)" office:value-type="string" office:string-value="6" calcext:value-type="string">
            <text:p>6</text:p>
          </table:table-cell>
          <table:table-cell table:formula="of:=VALUE(COM.MICROSOFT.CONCAT([.C439];[.D439]))" office:value-type="float" office:value="66" calcext:value-type="float">
            <text:p>66</text:p>
          </table:table-cell>
          <table:table-cell table:style-name="ce14" table:formula="of:=(STRREV([.A439]))" office:value-type="string" office:string-value="jhruof6jnncmowt26" calcext:value-type="string">
            <text:p>jhruof6jnncmowt26</text:p>
          </table:table-cell>
          <table:table-cell table:formula="of:=ORG.LIBREOFFICE.REGEX([.A43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9];&quot;eno|owt|eerht|ruof|evif|xis|neves|thgie|enin|orez|\d&quot;;;1)" office:value-type="string" office:string-value="ruof" calcext:value-type="string">
            <text:p>ruof</text:p>
          </table:table-cell>
          <table:table-cell table:formula="of:=IF(ISNA([.G439]);&quot;&quot;;IF([.G439]=&quot;one&quot;;&quot;1&quot;;IF([.G439]=&quot;two&quot;;&quot;2&quot;;IF([.G439]=&quot;three&quot;;&quot;3&quot;;IF([.G439]=&quot;four&quot;;&quot;4&quot;;IF([.G439]=&quot;five&quot;;&quot;5&quot;;IF([.G439]=&quot;six&quot;;&quot;6&quot;;IF([.G439]=&quot;seven&quot;;&quot;7&quot;;IF([.G439]=&quot;eight&quot;;&quot;8&quot;;IF([.G439]=&quot;nine&quot;;&quot;9&quot;;IF([.G439]=&quot;zero&quot;;&quot;0&quot;;VALUE([.G439]))))))))))))" office:value-type="float" office:value="6" calcext:value-type="float">
            <text:p>6</text:p>
          </table:table-cell>
          <table:table-cell table:style-name="ce7" table:formula="of:=IF(ISNA([.H439]);&quot;&quot;;IF([.H439]=&quot;eno&quot;;&quot;1&quot;;IF([.H439]=&quot;owt&quot;;&quot;2&quot;;IF([.H439]=&quot;eerht&quot;;&quot;3&quot;;IF([.H439]=&quot;ruof&quot;;&quot;4&quot;;IF([.H439]=&quot;evif&quot;;&quot;5&quot;;IF([.H439]=&quot;xis&quot;;&quot;6&quot;;IF([.H439]=&quot;neves&quot;;&quot;7&quot;;IF([.H439]=&quot;thgie&quot;;&quot;8&quot;;IF([.H439]=&quot;enin&quot;;&quot;9&quot;;IF([.H439]=&quot;orez&quot;;&quot;0&quot;;[.H439])))))))))))" office:value-type="string" office:string-value="4" calcext:value-type="string">
            <text:p>4</text:p>
          </table:table-cell>
          <table:table-cell table:formula="of:=IF(ISNA([.G439]);&quot;&quot;;VALUE(COM.MICROSOFT.CONCAT([.I439:.J439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eight4</text:p>
          </table:table-cell>
          <table:table-cell table:style-name="ce4" table:formula="of:=ORG.LIBREOFFICE.REGEX([.A440];&quot;\D&quot;;&quot;&quot;;&quot;g&quot;)" office:value-type="string" office:string-value="4" calcext:value-type="string">
            <text:p>4</text:p>
          </table:table-cell>
          <table:table-cell table:formula="of:=LEFT([.B440];1)" office:value-type="string" office:string-value="4" calcext:value-type="string">
            <text:p>4</text:p>
          </table:table-cell>
          <table:table-cell table:style-name="ce5" table:formula="of:=RIGHT([.B440];1)" office:value-type="string" office:string-value="4" calcext:value-type="string">
            <text:p>4</text:p>
          </table:table-cell>
          <table:table-cell table:formula="of:=VALUE(COM.MICROSOFT.CONCAT([.C440];[.D440]))" office:value-type="float" office:value="44" calcext:value-type="float">
            <text:p>44</text:p>
          </table:table-cell>
          <table:table-cell table:style-name="ce14" table:formula="of:=(STRREV([.A440]))" office:value-type="string" office:string-value="4thgieevif" calcext:value-type="string">
            <text:p>4thgieevif</text:p>
          </table:table-cell>
          <table:table-cell table:formula="of:=ORG.LIBREOFFICE.REGEX([.A44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40];&quot;eno|owt|eerht|ruof|evif|xis|neves|thgie|enin|orez|\d&quot;;;1)" office:value-type="string" office:string-value="4" calcext:value-type="string">
            <text:p>4</text:p>
          </table:table-cell>
          <table:table-cell table:formula="of:=IF(ISNA([.G440]);&quot;&quot;;IF([.G440]=&quot;one&quot;;&quot;1&quot;;IF([.G440]=&quot;two&quot;;&quot;2&quot;;IF([.G440]=&quot;three&quot;;&quot;3&quot;;IF([.G440]=&quot;four&quot;;&quot;4&quot;;IF([.G440]=&quot;five&quot;;&quot;5&quot;;IF([.G440]=&quot;six&quot;;&quot;6&quot;;IF([.G440]=&quot;seven&quot;;&quot;7&quot;;IF([.G440]=&quot;eight&quot;;&quot;8&quot;;IF([.G440]=&quot;nine&quot;;&quot;9&quot;;IF([.G440]=&quot;zero&quot;;&quot;0&quot;;VALUE([.G440]))))))))))))" office:value-type="string" office:string-value="5" calcext:value-type="string">
            <text:p>5</text:p>
          </table:table-cell>
          <table:table-cell table:style-name="ce7" table:formula="of:=IF(ISNA([.H440]);&quot;&quot;;IF([.H440]=&quot;eno&quot;;&quot;1&quot;;IF([.H440]=&quot;owt&quot;;&quot;2&quot;;IF([.H440]=&quot;eerht&quot;;&quot;3&quot;;IF([.H440]=&quot;ruof&quot;;&quot;4&quot;;IF([.H440]=&quot;evif&quot;;&quot;5&quot;;IF([.H440]=&quot;xis&quot;;&quot;6&quot;;IF([.H440]=&quot;neves&quot;;&quot;7&quot;;IF([.H440]=&quot;thgie&quot;;&quot;8&quot;;IF([.H440]=&quot;enin&quot;;&quot;9&quot;;IF([.H440]=&quot;orez&quot;;&quot;0&quot;;[.H440])))))))))))" office:value-type="string" office:string-value="4" calcext:value-type="string">
            <text:p>4</text:p>
          </table:table-cell>
          <table:table-cell table:formula="of:=IF(ISNA([.G440]);&quot;&quot;;VALUE(COM.MICROSOFT.CONCAT([.I440:.J440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stxmqfdlp9threeeight</text:p>
          </table:table-cell>
          <table:table-cell table:style-name="ce4" table:formula="of:=ORG.LIBREOFFICE.REGEX([.A441];&quot;\D&quot;;&quot;&quot;;&quot;g&quot;)" office:value-type="string" office:string-value="9" calcext:value-type="string">
            <text:p>9</text:p>
          </table:table-cell>
          <table:table-cell table:formula="of:=LEFT([.B441];1)" office:value-type="string" office:string-value="9" calcext:value-type="string">
            <text:p>9</text:p>
          </table:table-cell>
          <table:table-cell table:style-name="ce5" table:formula="of:=RIGHT([.B441];1)" office:value-type="string" office:string-value="9" calcext:value-type="string">
            <text:p>9</text:p>
          </table:table-cell>
          <table:table-cell table:formula="of:=VALUE(COM.MICROSOFT.CONCAT([.C441];[.D441]))" office:value-type="float" office:value="99" calcext:value-type="float">
            <text:p>99</text:p>
          </table:table-cell>
          <table:table-cell table:style-name="ce14" table:formula="of:=(STRREV([.A441]))" office:value-type="string" office:string-value="thgieeerht9pldfqmxtsneves" calcext:value-type="string">
            <text:p>thgieeerht9pldfqmxtsneves</text:p>
          </table:table-cell>
          <table:table-cell table:formula="of:=ORG.LIBREOFFICE.REGEX([.A44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4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41]);&quot;&quot;;IF([.G441]=&quot;one&quot;;&quot;1&quot;;IF([.G441]=&quot;two&quot;;&quot;2&quot;;IF([.G441]=&quot;three&quot;;&quot;3&quot;;IF([.G441]=&quot;four&quot;;&quot;4&quot;;IF([.G441]=&quot;five&quot;;&quot;5&quot;;IF([.G441]=&quot;six&quot;;&quot;6&quot;;IF([.G441]=&quot;seven&quot;;&quot;7&quot;;IF([.G441]=&quot;eight&quot;;&quot;8&quot;;IF([.G441]=&quot;nine&quot;;&quot;9&quot;;IF([.G441]=&quot;zero&quot;;&quot;0&quot;;VALUE([.G441]))))))))))))" office:value-type="string" office:string-value="7" calcext:value-type="string">
            <text:p>7</text:p>
          </table:table-cell>
          <table:table-cell table:style-name="ce7" table:formula="of:=IF(ISNA([.H441]);&quot;&quot;;IF([.H441]=&quot;eno&quot;;&quot;1&quot;;IF([.H441]=&quot;owt&quot;;&quot;2&quot;;IF([.H441]=&quot;eerht&quot;;&quot;3&quot;;IF([.H441]=&quot;ruof&quot;;&quot;4&quot;;IF([.H441]=&quot;evif&quot;;&quot;5&quot;;IF([.H441]=&quot;xis&quot;;&quot;6&quot;;IF([.H441]=&quot;neves&quot;;&quot;7&quot;;IF([.H441]=&quot;thgie&quot;;&quot;8&quot;;IF([.H441]=&quot;enin&quot;;&quot;9&quot;;IF([.H441]=&quot;orez&quot;;&quot;0&quot;;[.H441])))))))))))" office:value-type="string" office:string-value="8" calcext:value-type="string">
            <text:p>8</text:p>
          </table:table-cell>
          <table:table-cell table:formula="of:=IF(ISNA([.G441]);&quot;&quot;;VALUE(COM.MICROSOFT.CONCAT([.I441:.J441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5jnkhjh2hnqf</text:p>
          </table:table-cell>
          <table:table-cell table:style-name="ce4" table:formula="of:=ORG.LIBREOFFICE.REGEX([.A442];&quot;\D&quot;;&quot;&quot;;&quot;g&quot;)" office:value-type="string" office:string-value="552" calcext:value-type="string">
            <text:p>552</text:p>
          </table:table-cell>
          <table:table-cell table:formula="of:=LEFT([.B442];1)" office:value-type="string" office:string-value="5" calcext:value-type="string">
            <text:p>5</text:p>
          </table:table-cell>
          <table:table-cell table:style-name="ce5" table:formula="of:=RIGHT([.B442];1)" office:value-type="string" office:string-value="2" calcext:value-type="string">
            <text:p>2</text:p>
          </table:table-cell>
          <table:table-cell table:formula="of:=VALUE(COM.MICROSOFT.CONCAT([.C442];[.D442]))" office:value-type="float" office:value="52" calcext:value-type="float">
            <text:p>52</text:p>
          </table:table-cell>
          <table:table-cell table:style-name="ce14" table:formula="of:=(STRREV([.A442]))" office:value-type="string" office:string-value="fqnh2hjhknj55" calcext:value-type="string">
            <text:p>fqnh2hjhknj55</text:p>
          </table:table-cell>
          <table:table-cell table:formula="of:=ORG.LIBREOFFICE.REGEX([.A44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42];&quot;eno|owt|eerht|ruof|evif|xis|neves|thgie|enin|orez|\d&quot;;;1)" office:value-type="string" office:string-value="2" calcext:value-type="string">
            <text:p>2</text:p>
          </table:table-cell>
          <table:table-cell table:formula="of:=IF(ISNA([.G442]);&quot;&quot;;IF([.G442]=&quot;one&quot;;&quot;1&quot;;IF([.G442]=&quot;two&quot;;&quot;2&quot;;IF([.G442]=&quot;three&quot;;&quot;3&quot;;IF([.G442]=&quot;four&quot;;&quot;4&quot;;IF([.G442]=&quot;five&quot;;&quot;5&quot;;IF([.G442]=&quot;six&quot;;&quot;6&quot;;IF([.G442]=&quot;seven&quot;;&quot;7&quot;;IF([.G442]=&quot;eight&quot;;&quot;8&quot;;IF([.G442]=&quot;nine&quot;;&quot;9&quot;;IF([.G442]=&quot;zero&quot;;&quot;0&quot;;VALUE([.G442]))))))))))))" office:value-type="float" office:value="5" calcext:value-type="float">
            <text:p>5</text:p>
          </table:table-cell>
          <table:table-cell table:style-name="ce7" table:formula="of:=IF(ISNA([.H442]);&quot;&quot;;IF([.H442]=&quot;eno&quot;;&quot;1&quot;;IF([.H442]=&quot;owt&quot;;&quot;2&quot;;IF([.H442]=&quot;eerht&quot;;&quot;3&quot;;IF([.H442]=&quot;ruof&quot;;&quot;4&quot;;IF([.H442]=&quot;evif&quot;;&quot;5&quot;;IF([.H442]=&quot;xis&quot;;&quot;6&quot;;IF([.H442]=&quot;neves&quot;;&quot;7&quot;;IF([.H442]=&quot;thgie&quot;;&quot;8&quot;;IF([.H442]=&quot;enin&quot;;&quot;9&quot;;IF([.H442]=&quot;orez&quot;;&quot;0&quot;;[.H442])))))))))))" office:value-type="string" office:string-value="2" calcext:value-type="string">
            <text:p>2</text:p>
          </table:table-cell>
          <table:table-cell table:style-name="ce7" table:formula="of:=IF(ISNA([.G442]);&quot;&quot;;VALUE(COM.MICROSOFT.CONCAT([.I442:.J442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vrrqtr7onefouroneeightseven</text:p>
          </table:table-cell>
          <table:table-cell table:style-name="ce4" table:formula="of:=ORG.LIBREOFFICE.REGEX([.A443];&quot;\D&quot;;&quot;&quot;;&quot;g&quot;)" office:value-type="string" office:string-value="7" calcext:value-type="string">
            <text:p>7</text:p>
          </table:table-cell>
          <table:table-cell table:formula="of:=LEFT([.B443];1)" office:value-type="string" office:string-value="7" calcext:value-type="string">
            <text:p>7</text:p>
          </table:table-cell>
          <table:table-cell table:style-name="ce5" table:formula="of:=RIGHT([.B443];1)" office:value-type="string" office:string-value="7" calcext:value-type="string">
            <text:p>7</text:p>
          </table:table-cell>
          <table:table-cell table:formula="of:=VALUE(COM.MICROSOFT.CONCAT([.C443];[.D443]))" office:value-type="float" office:value="77" calcext:value-type="float">
            <text:p>77</text:p>
          </table:table-cell>
          <table:table-cell table:style-name="ce14" table:formula="of:=(STRREV([.A443]))" office:value-type="string" office:string-value="nevesthgieenoruofeno7rtqrrvx" calcext:value-type="string">
            <text:p>nevesthgieenoruofeno7rtqrrvx</text:p>
          </table:table-cell>
          <table:table-cell table:formula="of:=ORG.LIBREOFFICE.REGEX([.A44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44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43]);&quot;&quot;;IF([.G443]=&quot;one&quot;;&quot;1&quot;;IF([.G443]=&quot;two&quot;;&quot;2&quot;;IF([.G443]=&quot;three&quot;;&quot;3&quot;;IF([.G443]=&quot;four&quot;;&quot;4&quot;;IF([.G443]=&quot;five&quot;;&quot;5&quot;;IF([.G443]=&quot;six&quot;;&quot;6&quot;;IF([.G443]=&quot;seven&quot;;&quot;7&quot;;IF([.G443]=&quot;eight&quot;;&quot;8&quot;;IF([.G443]=&quot;nine&quot;;&quot;9&quot;;IF([.G443]=&quot;zero&quot;;&quot;0&quot;;VALUE([.G443]))))))))))))" office:value-type="float" office:value="7" calcext:value-type="float">
            <text:p>7</text:p>
          </table:table-cell>
          <table:table-cell table:style-name="ce7" table:formula="of:=IF(ISNA([.H443]);&quot;&quot;;IF([.H443]=&quot;eno&quot;;&quot;1&quot;;IF([.H443]=&quot;owt&quot;;&quot;2&quot;;IF([.H443]=&quot;eerht&quot;;&quot;3&quot;;IF([.H443]=&quot;ruof&quot;;&quot;4&quot;;IF([.H443]=&quot;evif&quot;;&quot;5&quot;;IF([.H443]=&quot;xis&quot;;&quot;6&quot;;IF([.H443]=&quot;neves&quot;;&quot;7&quot;;IF([.H443]=&quot;thgie&quot;;&quot;8&quot;;IF([.H443]=&quot;enin&quot;;&quot;9&quot;;IF([.H443]=&quot;orez&quot;;&quot;0&quot;;[.H443])))))))))))" office:value-type="string" office:string-value="7" calcext:value-type="string">
            <text:p>7</text:p>
          </table:table-cell>
          <table:table-cell table:formula="of:=IF(ISNA([.G443]);&quot;&quot;;VALUE(COM.MICROSOFT.CONCAT([.I443:.J443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6btjrmvsfiveqpx</text:p>
          </table:table-cell>
          <table:table-cell table:style-name="ce4" table:formula="of:=ORG.LIBREOFFICE.REGEX([.A444];&quot;\D&quot;;&quot;&quot;;&quot;g&quot;)" office:value-type="string" office:string-value="66" calcext:value-type="string">
            <text:p>66</text:p>
          </table:table-cell>
          <table:table-cell table:formula="of:=LEFT([.B444];1)" office:value-type="string" office:string-value="6" calcext:value-type="string">
            <text:p>6</text:p>
          </table:table-cell>
          <table:table-cell table:style-name="ce5" table:formula="of:=RIGHT([.B444];1)" office:value-type="string" office:string-value="6" calcext:value-type="string">
            <text:p>6</text:p>
          </table:table-cell>
          <table:table-cell table:formula="of:=VALUE(COM.MICROSOFT.CONCAT([.C444];[.D444]))" office:value-type="float" office:value="66" calcext:value-type="float">
            <text:p>66</text:p>
          </table:table-cell>
          <table:table-cell table:style-name="ce14" table:formula="of:=(STRREV([.A444]))" office:value-type="string" office:string-value="xpqevifsvmrjtb66" calcext:value-type="string">
            <text:p>xpqevifsvmrjtb66</text:p>
          </table:table-cell>
          <table:table-cell table:formula="of:=ORG.LIBREOFFICE.REGEX([.A44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44];&quot;eno|owt|eerht|ruof|evif|xis|neves|thgie|enin|orez|\d&quot;;;1)" office:value-type="string" office:string-value="evif" calcext:value-type="string">
            <text:p>evif</text:p>
          </table:table-cell>
          <table:table-cell table:formula="of:=IF(ISNA([.G444]);&quot;&quot;;IF([.G444]=&quot;one&quot;;&quot;1&quot;;IF([.G444]=&quot;two&quot;;&quot;2&quot;;IF([.G444]=&quot;three&quot;;&quot;3&quot;;IF([.G444]=&quot;four&quot;;&quot;4&quot;;IF([.G444]=&quot;five&quot;;&quot;5&quot;;IF([.G444]=&quot;six&quot;;&quot;6&quot;;IF([.G444]=&quot;seven&quot;;&quot;7&quot;;IF([.G444]=&quot;eight&quot;;&quot;8&quot;;IF([.G444]=&quot;nine&quot;;&quot;9&quot;;IF([.G444]=&quot;zero&quot;;&quot;0&quot;;VALUE([.G444]))))))))))))" office:value-type="float" office:value="6" calcext:value-type="float">
            <text:p>6</text:p>
          </table:table-cell>
          <table:table-cell table:style-name="ce7" table:formula="of:=IF(ISNA([.H444]);&quot;&quot;;IF([.H444]=&quot;eno&quot;;&quot;1&quot;;IF([.H444]=&quot;owt&quot;;&quot;2&quot;;IF([.H444]=&quot;eerht&quot;;&quot;3&quot;;IF([.H444]=&quot;ruof&quot;;&quot;4&quot;;IF([.H444]=&quot;evif&quot;;&quot;5&quot;;IF([.H444]=&quot;xis&quot;;&quot;6&quot;;IF([.H444]=&quot;neves&quot;;&quot;7&quot;;IF([.H444]=&quot;thgie&quot;;&quot;8&quot;;IF([.H444]=&quot;enin&quot;;&quot;9&quot;;IF([.H444]=&quot;orez&quot;;&quot;0&quot;;[.H444])))))))))))" office:value-type="string" office:string-value="5" calcext:value-type="string">
            <text:p>5</text:p>
          </table:table-cell>
          <table:table-cell table:formula="of:=IF(ISNA([.G444]);&quot;&quot;;VALUE(COM.MICROSOFT.CONCAT([.I444:.J444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jbzjcsevenninerpdhfvjrrg</text:p>
          </table:table-cell>
          <table:table-cell table:style-name="ce4" table:formula="of:=ORG.LIBREOFFICE.REGEX([.A445];&quot;\D&quot;;&quot;&quot;;&quot;g&quot;)" office:value-type="string" office:string-value="1" calcext:value-type="string">
            <text:p>1</text:p>
          </table:table-cell>
          <table:table-cell table:formula="of:=LEFT([.B445];1)" office:value-type="string" office:string-value="1" calcext:value-type="string">
            <text:p>1</text:p>
          </table:table-cell>
          <table:table-cell table:style-name="ce5" table:formula="of:=RIGHT([.B445];1)" office:value-type="string" office:string-value="1" calcext:value-type="string">
            <text:p>1</text:p>
          </table:table-cell>
          <table:table-cell table:formula="of:=VALUE(COM.MICROSOFT.CONCAT([.C445];[.D445]))" office:value-type="float" office:value="11" calcext:value-type="float">
            <text:p>11</text:p>
          </table:table-cell>
          <table:table-cell table:style-name="ce14" table:formula="of:=(STRREV([.A445]))" office:value-type="string" office:string-value="grrjvfhdpreninnevescjzbj1" calcext:value-type="string">
            <text:p>grrjvfhdpreninnevescjzbj1</text:p>
          </table:table-cell>
          <table:table-cell table:formula="of:=ORG.LIBREOFFICE.REGEX([.A44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45];&quot;eno|owt|eerht|ruof|evif|xis|neves|thgie|enin|orez|\d&quot;;;1)" office:value-type="string" office:string-value="enin" calcext:value-type="string">
            <text:p>enin</text:p>
          </table:table-cell>
          <table:table-cell table:formula="of:=IF(ISNA([.G445]);&quot;&quot;;IF([.G445]=&quot;one&quot;;&quot;1&quot;;IF([.G445]=&quot;two&quot;;&quot;2&quot;;IF([.G445]=&quot;three&quot;;&quot;3&quot;;IF([.G445]=&quot;four&quot;;&quot;4&quot;;IF([.G445]=&quot;five&quot;;&quot;5&quot;;IF([.G445]=&quot;six&quot;;&quot;6&quot;;IF([.G445]=&quot;seven&quot;;&quot;7&quot;;IF([.G445]=&quot;eight&quot;;&quot;8&quot;;IF([.G445]=&quot;nine&quot;;&quot;9&quot;;IF([.G445]=&quot;zero&quot;;&quot;0&quot;;VALUE([.G445]))))))))))))" office:value-type="float" office:value="1" calcext:value-type="float">
            <text:p>1</text:p>
          </table:table-cell>
          <table:table-cell table:style-name="ce7" table:formula="of:=IF(ISNA([.H445]);&quot;&quot;;IF([.H445]=&quot;eno&quot;;&quot;1&quot;;IF([.H445]=&quot;owt&quot;;&quot;2&quot;;IF([.H445]=&quot;eerht&quot;;&quot;3&quot;;IF([.H445]=&quot;ruof&quot;;&quot;4&quot;;IF([.H445]=&quot;evif&quot;;&quot;5&quot;;IF([.H445]=&quot;xis&quot;;&quot;6&quot;;IF([.H445]=&quot;neves&quot;;&quot;7&quot;;IF([.H445]=&quot;thgie&quot;;&quot;8&quot;;IF([.H445]=&quot;enin&quot;;&quot;9&quot;;IF([.H445]=&quot;orez&quot;;&quot;0&quot;;[.H445])))))))))))" office:value-type="string" office:string-value="9" calcext:value-type="string">
            <text:p>9</text:p>
          </table:table-cell>
          <table:table-cell table:formula="of:=IF(ISNA([.G445]);&quot;&quot;;VALUE(COM.MICROSOFT.CONCAT([.I445:.J445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tsixsixdxqfdhpbsixthree</text:p>
          </table:table-cell>
          <table:table-cell table:style-name="ce4" table:formula="of:=ORG.LIBREOFFICE.REGEX([.A446];&quot;\D&quot;;&quot;&quot;;&quot;g&quot;)" office:value-type="string" office:string-value="1" calcext:value-type="string">
            <text:p>1</text:p>
          </table:table-cell>
          <table:table-cell table:formula="of:=LEFT([.B446];1)" office:value-type="string" office:string-value="1" calcext:value-type="string">
            <text:p>1</text:p>
          </table:table-cell>
          <table:table-cell table:style-name="ce5" table:formula="of:=RIGHT([.B446];1)" office:value-type="string" office:string-value="1" calcext:value-type="string">
            <text:p>1</text:p>
          </table:table-cell>
          <table:table-cell table:formula="of:=VALUE(COM.MICROSOFT.CONCAT([.C446];[.D446]))" office:value-type="float" office:value="11" calcext:value-type="float">
            <text:p>11</text:p>
          </table:table-cell>
          <table:table-cell table:style-name="ce14" table:formula="of:=(STRREV([.A446]))" office:value-type="string" office:string-value="eerhtxisbphdfqxdxisxist1" calcext:value-type="string">
            <text:p>eerhtxisbphdfqxdxisxist1</text:p>
          </table:table-cell>
          <table:table-cell table:formula="of:=ORG.LIBREOFFICE.REGEX([.A44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4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46]);&quot;&quot;;IF([.G446]=&quot;one&quot;;&quot;1&quot;;IF([.G446]=&quot;two&quot;;&quot;2&quot;;IF([.G446]=&quot;three&quot;;&quot;3&quot;;IF([.G446]=&quot;four&quot;;&quot;4&quot;;IF([.G446]=&quot;five&quot;;&quot;5&quot;;IF([.G446]=&quot;six&quot;;&quot;6&quot;;IF([.G446]=&quot;seven&quot;;&quot;7&quot;;IF([.G446]=&quot;eight&quot;;&quot;8&quot;;IF([.G446]=&quot;nine&quot;;&quot;9&quot;;IF([.G446]=&quot;zero&quot;;&quot;0&quot;;VALUE([.G446]))))))))))))" office:value-type="float" office:value="1" calcext:value-type="float">
            <text:p>1</text:p>
          </table:table-cell>
          <table:table-cell table:style-name="ce7" table:formula="of:=IF(ISNA([.H446]);&quot;&quot;;IF([.H446]=&quot;eno&quot;;&quot;1&quot;;IF([.H446]=&quot;owt&quot;;&quot;2&quot;;IF([.H446]=&quot;eerht&quot;;&quot;3&quot;;IF([.H446]=&quot;ruof&quot;;&quot;4&quot;;IF([.H446]=&quot;evif&quot;;&quot;5&quot;;IF([.H446]=&quot;xis&quot;;&quot;6&quot;;IF([.H446]=&quot;neves&quot;;&quot;7&quot;;IF([.H446]=&quot;thgie&quot;;&quot;8&quot;;IF([.H446]=&quot;enin&quot;;&quot;9&quot;;IF([.H446]=&quot;orez&quot;;&quot;0&quot;;[.H446])))))))))))" office:value-type="string" office:string-value="3" calcext:value-type="string">
            <text:p>3</text:p>
          </table:table-cell>
          <table:table-cell table:formula="of:=IF(ISNA([.G446]);&quot;&quot;;VALUE(COM.MICROSOFT.CONCAT([.I446:.J446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9twobfmqltwo</text:p>
          </table:table-cell>
          <table:table-cell table:style-name="ce4" table:formula="of:=ORG.LIBREOFFICE.REGEX([.A447];&quot;\D&quot;;&quot;&quot;;&quot;g&quot;)" office:value-type="string" office:string-value="9" calcext:value-type="string">
            <text:p>9</text:p>
          </table:table-cell>
          <table:table-cell table:formula="of:=LEFT([.B447];1)" office:value-type="string" office:string-value="9" calcext:value-type="string">
            <text:p>9</text:p>
          </table:table-cell>
          <table:table-cell table:style-name="ce5" table:formula="of:=RIGHT([.B447];1)" office:value-type="string" office:string-value="9" calcext:value-type="string">
            <text:p>9</text:p>
          </table:table-cell>
          <table:table-cell table:formula="of:=VALUE(COM.MICROSOFT.CONCAT([.C447];[.D447]))" office:value-type="float" office:value="99" calcext:value-type="float">
            <text:p>99</text:p>
          </table:table-cell>
          <table:table-cell table:style-name="ce14" table:formula="of:=(STRREV([.A447]))" office:value-type="string" office:string-value="owtlqmfbowt9h" calcext:value-type="string">
            <text:p>owtlqmfbowt9h</text:p>
          </table:table-cell>
          <table:table-cell table:formula="of:=ORG.LIBREOFFICE.REGEX([.A44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47];&quot;eno|owt|eerht|ruof|evif|xis|neves|thgie|enin|orez|\d&quot;;;1)" office:value-type="string" office:string-value="owt" calcext:value-type="string">
            <text:p>owt</text:p>
          </table:table-cell>
          <table:table-cell table:formula="of:=IF(ISNA([.G447]);&quot;&quot;;IF([.G447]=&quot;one&quot;;&quot;1&quot;;IF([.G447]=&quot;two&quot;;&quot;2&quot;;IF([.G447]=&quot;three&quot;;&quot;3&quot;;IF([.G447]=&quot;four&quot;;&quot;4&quot;;IF([.G447]=&quot;five&quot;;&quot;5&quot;;IF([.G447]=&quot;six&quot;;&quot;6&quot;;IF([.G447]=&quot;seven&quot;;&quot;7&quot;;IF([.G447]=&quot;eight&quot;;&quot;8&quot;;IF([.G447]=&quot;nine&quot;;&quot;9&quot;;IF([.G447]=&quot;zero&quot;;&quot;0&quot;;VALUE([.G447]))))))))))))" office:value-type="float" office:value="9" calcext:value-type="float">
            <text:p>9</text:p>
          </table:table-cell>
          <table:table-cell table:style-name="ce7" table:formula="of:=IF(ISNA([.H447]);&quot;&quot;;IF([.H447]=&quot;eno&quot;;&quot;1&quot;;IF([.H447]=&quot;owt&quot;;&quot;2&quot;;IF([.H447]=&quot;eerht&quot;;&quot;3&quot;;IF([.H447]=&quot;ruof&quot;;&quot;4&quot;;IF([.H447]=&quot;evif&quot;;&quot;5&quot;;IF([.H447]=&quot;xis&quot;;&quot;6&quot;;IF([.H447]=&quot;neves&quot;;&quot;7&quot;;IF([.H447]=&quot;thgie&quot;;&quot;8&quot;;IF([.H447]=&quot;enin&quot;;&quot;9&quot;;IF([.H447]=&quot;orez&quot;;&quot;0&quot;;[.H447])))))))))))" office:value-type="string" office:string-value="2" calcext:value-type="string">
            <text:p>2</text:p>
          </table:table-cell>
          <table:table-cell table:formula="of:=IF(ISNA([.G447]);&quot;&quot;;VALUE(COM.MICROSOFT.CONCAT([.I447:.J447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rqlgqbmdcj7fourjbfourptdprg4</text:p>
          </table:table-cell>
          <table:table-cell table:style-name="ce4" table:formula="of:=ORG.LIBREOFFICE.REGEX([.A448];&quot;\D&quot;;&quot;&quot;;&quot;g&quot;)" office:value-type="string" office:string-value="74" calcext:value-type="string">
            <text:p>74</text:p>
          </table:table-cell>
          <table:table-cell table:formula="of:=LEFT([.B448];1)" office:value-type="string" office:string-value="7" calcext:value-type="string">
            <text:p>7</text:p>
          </table:table-cell>
          <table:table-cell table:style-name="ce5" table:formula="of:=RIGHT([.B448];1)" office:value-type="string" office:string-value="4" calcext:value-type="string">
            <text:p>4</text:p>
          </table:table-cell>
          <table:table-cell table:formula="of:=VALUE(COM.MICROSOFT.CONCAT([.C448];[.D448]))" office:value-type="float" office:value="74" calcext:value-type="float">
            <text:p>74</text:p>
          </table:table-cell>
          <table:table-cell table:style-name="ce14" table:formula="of:=(STRREV([.A448]))" office:value-type="string" office:string-value="4grpdtpruofbjruof7jcdmbqglqrthgie" calcext:value-type="string">
            <text:p>4grpdtpruofbjruof7jcdmbqglqrthgie</text:p>
          </table:table-cell>
          <table:table-cell table:formula="of:=ORG.LIBREOFFICE.REGEX([.A44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48];&quot;eno|owt|eerht|ruof|evif|xis|neves|thgie|enin|orez|\d&quot;;;1)" office:value-type="string" office:string-value="4" calcext:value-type="string">
            <text:p>4</text:p>
          </table:table-cell>
          <table:table-cell table:formula="of:=IF(ISNA([.G448]);&quot;&quot;;IF([.G448]=&quot;one&quot;;&quot;1&quot;;IF([.G448]=&quot;two&quot;;&quot;2&quot;;IF([.G448]=&quot;three&quot;;&quot;3&quot;;IF([.G448]=&quot;four&quot;;&quot;4&quot;;IF([.G448]=&quot;five&quot;;&quot;5&quot;;IF([.G448]=&quot;six&quot;;&quot;6&quot;;IF([.G448]=&quot;seven&quot;;&quot;7&quot;;IF([.G448]=&quot;eight&quot;;&quot;8&quot;;IF([.G448]=&quot;nine&quot;;&quot;9&quot;;IF([.G448]=&quot;zero&quot;;&quot;0&quot;;VALUE([.G448]))))))))))))" office:value-type="string" office:string-value="8" calcext:value-type="string">
            <text:p>8</text:p>
          </table:table-cell>
          <table:table-cell table:style-name="ce7" table:formula="of:=IF(ISNA([.H448]);&quot;&quot;;IF([.H448]=&quot;eno&quot;;&quot;1&quot;;IF([.H448]=&quot;owt&quot;;&quot;2&quot;;IF([.H448]=&quot;eerht&quot;;&quot;3&quot;;IF([.H448]=&quot;ruof&quot;;&quot;4&quot;;IF([.H448]=&quot;evif&quot;;&quot;5&quot;;IF([.H448]=&quot;xis&quot;;&quot;6&quot;;IF([.H448]=&quot;neves&quot;;&quot;7&quot;;IF([.H448]=&quot;thgie&quot;;&quot;8&quot;;IF([.H448]=&quot;enin&quot;;&quot;9&quot;;IF([.H448]=&quot;orez&quot;;&quot;0&quot;;[.H448])))))))))))" office:value-type="string" office:string-value="4" calcext:value-type="string">
            <text:p>4</text:p>
          </table:table-cell>
          <table:table-cell table:formula="of:=IF(ISNA([.G448]);&quot;&quot;;VALUE(COM.MICROSOFT.CONCAT([.I448:.J448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c8gbxxdhtxcxxgdntgsfninetwoqm</text:p>
          </table:table-cell>
          <table:table-cell table:style-name="ce4" table:formula="of:=ORG.LIBREOFFICE.REGEX([.A449];&quot;\D&quot;;&quot;&quot;;&quot;g&quot;)" office:value-type="string" office:string-value="68" calcext:value-type="string">
            <text:p>68</text:p>
          </table:table-cell>
          <table:table-cell table:formula="of:=LEFT([.B449];1)" office:value-type="string" office:string-value="6" calcext:value-type="string">
            <text:p>6</text:p>
          </table:table-cell>
          <table:table-cell table:style-name="ce5" table:formula="of:=RIGHT([.B449];1)" office:value-type="string" office:string-value="8" calcext:value-type="string">
            <text:p>8</text:p>
          </table:table-cell>
          <table:table-cell table:formula="of:=VALUE(COM.MICROSOFT.CONCAT([.C449];[.D449]))" office:value-type="float" office:value="68" calcext:value-type="float">
            <text:p>68</text:p>
          </table:table-cell>
          <table:table-cell table:style-name="ce14" table:formula="of:=(STRREV([.A449]))" office:value-type="string" office:string-value="mqowteninfsgtndgxxcxthdxxbg8c6" calcext:value-type="string">
            <text:p>mqowteninfsgtndgxxcxthdxxbg8c6</text:p>
          </table:table-cell>
          <table:table-cell table:formula="of:=ORG.LIBREOFFICE.REGEX([.A44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49];&quot;eno|owt|eerht|ruof|evif|xis|neves|thgie|enin|orez|\d&quot;;;1)" office:value-type="string" office:string-value="owt" calcext:value-type="string">
            <text:p>owt</text:p>
          </table:table-cell>
          <table:table-cell table:formula="of:=IF(ISNA([.G449]);&quot;&quot;;IF([.G449]=&quot;one&quot;;&quot;1&quot;;IF([.G449]=&quot;two&quot;;&quot;2&quot;;IF([.G449]=&quot;three&quot;;&quot;3&quot;;IF([.G449]=&quot;four&quot;;&quot;4&quot;;IF([.G449]=&quot;five&quot;;&quot;5&quot;;IF([.G449]=&quot;six&quot;;&quot;6&quot;;IF([.G449]=&quot;seven&quot;;&quot;7&quot;;IF([.G449]=&quot;eight&quot;;&quot;8&quot;;IF([.G449]=&quot;nine&quot;;&quot;9&quot;;IF([.G449]=&quot;zero&quot;;&quot;0&quot;;VALUE([.G449]))))))))))))" office:value-type="float" office:value="6" calcext:value-type="float">
            <text:p>6</text:p>
          </table:table-cell>
          <table:table-cell table:style-name="ce7" table:formula="of:=IF(ISNA([.H449]);&quot;&quot;;IF([.H449]=&quot;eno&quot;;&quot;1&quot;;IF([.H449]=&quot;owt&quot;;&quot;2&quot;;IF([.H449]=&quot;eerht&quot;;&quot;3&quot;;IF([.H449]=&quot;ruof&quot;;&quot;4&quot;;IF([.H449]=&quot;evif&quot;;&quot;5&quot;;IF([.H449]=&quot;xis&quot;;&quot;6&quot;;IF([.H449]=&quot;neves&quot;;&quot;7&quot;;IF([.H449]=&quot;thgie&quot;;&quot;8&quot;;IF([.H449]=&quot;enin&quot;;&quot;9&quot;;IF([.H449]=&quot;orez&quot;;&quot;0&quot;;[.H449])))))))))))" office:value-type="string" office:string-value="2" calcext:value-type="string">
            <text:p>2</text:p>
          </table:table-cell>
          <table:table-cell table:formula="of:=IF(ISNA([.G449]);&quot;&quot;;VALUE(COM.MICROSOFT.CONCAT([.I449:.J449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7foursixgshpnxpsb</text:p>
          </table:table-cell>
          <table:table-cell table:style-name="ce4" table:formula="of:=ORG.LIBREOFFICE.REGEX([.A450];&quot;\D&quot;;&quot;&quot;;&quot;g&quot;)" office:value-type="string" office:string-value="67" calcext:value-type="string">
            <text:p>67</text:p>
          </table:table-cell>
          <table:table-cell table:formula="of:=LEFT([.B450];1)" office:value-type="string" office:string-value="6" calcext:value-type="string">
            <text:p>6</text:p>
          </table:table-cell>
          <table:table-cell table:style-name="ce5" table:formula="of:=RIGHT([.B450];1)" office:value-type="string" office:string-value="7" calcext:value-type="string">
            <text:p>7</text:p>
          </table:table-cell>
          <table:table-cell table:formula="of:=VALUE(COM.MICROSOFT.CONCAT([.C450];[.D450]))" office:value-type="float" office:value="67" calcext:value-type="float">
            <text:p>67</text:p>
          </table:table-cell>
          <table:table-cell table:style-name="ce14" table:formula="of:=(STRREV([.A450]))" office:value-type="string" office:string-value="bspxnphsgxisruof76" calcext:value-type="string">
            <text:p>bspxnphsgxisruof76</text:p>
          </table:table-cell>
          <table:table-cell table:formula="of:=ORG.LIBREOFFICE.REGEX([.A45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50];&quot;eno|owt|eerht|ruof|evif|xis|neves|thgie|enin|orez|\d&quot;;;1)" office:value-type="string" office:string-value="xis" calcext:value-type="string">
            <text:p>xis</text:p>
          </table:table-cell>
          <table:table-cell table:formula="of:=IF(ISNA([.G450]);&quot;&quot;;IF([.G450]=&quot;one&quot;;&quot;1&quot;;IF([.G450]=&quot;two&quot;;&quot;2&quot;;IF([.G450]=&quot;three&quot;;&quot;3&quot;;IF([.G450]=&quot;four&quot;;&quot;4&quot;;IF([.G450]=&quot;five&quot;;&quot;5&quot;;IF([.G450]=&quot;six&quot;;&quot;6&quot;;IF([.G450]=&quot;seven&quot;;&quot;7&quot;;IF([.G450]=&quot;eight&quot;;&quot;8&quot;;IF([.G450]=&quot;nine&quot;;&quot;9&quot;;IF([.G450]=&quot;zero&quot;;&quot;0&quot;;VALUE([.G450]))))))))))))" office:value-type="float" office:value="6" calcext:value-type="float">
            <text:p>6</text:p>
          </table:table-cell>
          <table:table-cell table:style-name="ce7" table:formula="of:=IF(ISNA([.H450]);&quot;&quot;;IF([.H450]=&quot;eno&quot;;&quot;1&quot;;IF([.H450]=&quot;owt&quot;;&quot;2&quot;;IF([.H450]=&quot;eerht&quot;;&quot;3&quot;;IF([.H450]=&quot;ruof&quot;;&quot;4&quot;;IF([.H450]=&quot;evif&quot;;&quot;5&quot;;IF([.H450]=&quot;xis&quot;;&quot;6&quot;;IF([.H450]=&quot;neves&quot;;&quot;7&quot;;IF([.H450]=&quot;thgie&quot;;&quot;8&quot;;IF([.H450]=&quot;enin&quot;;&quot;9&quot;;IF([.H450]=&quot;orez&quot;;&quot;0&quot;;[.H450])))))))))))" office:value-type="string" office:string-value="6" calcext:value-type="string">
            <text:p>6</text:p>
          </table:table-cell>
          <table:table-cell table:formula="of:=IF(ISNA([.G450]);&quot;&quot;;VALUE(COM.MICROSOFT.CONCAT([.I450:.J450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fnbbrrfour4hdnzznc6five1threermh</text:p>
          </table:table-cell>
          <table:table-cell table:style-name="ce4" table:formula="of:=ORG.LIBREOFFICE.REGEX([.A451];&quot;\D&quot;;&quot;&quot;;&quot;g&quot;)" office:value-type="string" office:string-value="461" calcext:value-type="string">
            <text:p>461</text:p>
          </table:table-cell>
          <table:table-cell table:formula="of:=LEFT([.B451];1)" office:value-type="string" office:string-value="4" calcext:value-type="string">
            <text:p>4</text:p>
          </table:table-cell>
          <table:table-cell table:style-name="ce5" table:formula="of:=RIGHT([.B451];1)" office:value-type="string" office:string-value="1" calcext:value-type="string">
            <text:p>1</text:p>
          </table:table-cell>
          <table:table-cell table:formula="of:=VALUE(COM.MICROSOFT.CONCAT([.C451];[.D451]))" office:value-type="float" office:value="41" calcext:value-type="float">
            <text:p>41</text:p>
          </table:table-cell>
          <table:table-cell table:style-name="ce14" table:formula="of:=(STRREV([.A451]))" office:value-type="string" office:string-value="hmreerht1evif6cnzzndh4ruofrrbbnfxg" calcext:value-type="string">
            <text:p>hmreerht1evif6cnzzndh4ruofrrbbnfxg</text:p>
          </table:table-cell>
          <table:table-cell table:formula="of:=ORG.LIBREOFFICE.REGEX([.A45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45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51]);&quot;&quot;;IF([.G451]=&quot;one&quot;;&quot;1&quot;;IF([.G451]=&quot;two&quot;;&quot;2&quot;;IF([.G451]=&quot;three&quot;;&quot;3&quot;;IF([.G451]=&quot;four&quot;;&quot;4&quot;;IF([.G451]=&quot;five&quot;;&quot;5&quot;;IF([.G451]=&quot;six&quot;;&quot;6&quot;;IF([.G451]=&quot;seven&quot;;&quot;7&quot;;IF([.G451]=&quot;eight&quot;;&quot;8&quot;;IF([.G451]=&quot;nine&quot;;&quot;9&quot;;IF([.G451]=&quot;zero&quot;;&quot;0&quot;;VALUE([.G451]))))))))))))" office:value-type="string" office:string-value="4" calcext:value-type="string">
            <text:p>4</text:p>
          </table:table-cell>
          <table:table-cell table:style-name="ce7" table:formula="of:=IF(ISNA([.H451]);&quot;&quot;;IF([.H451]=&quot;eno&quot;;&quot;1&quot;;IF([.H451]=&quot;owt&quot;;&quot;2&quot;;IF([.H451]=&quot;eerht&quot;;&quot;3&quot;;IF([.H451]=&quot;ruof&quot;;&quot;4&quot;;IF([.H451]=&quot;evif&quot;;&quot;5&quot;;IF([.H451]=&quot;xis&quot;;&quot;6&quot;;IF([.H451]=&quot;neves&quot;;&quot;7&quot;;IF([.H451]=&quot;thgie&quot;;&quot;8&quot;;IF([.H451]=&quot;enin&quot;;&quot;9&quot;;IF([.H451]=&quot;orez&quot;;&quot;0&quot;;[.H451])))))))))))" office:value-type="string" office:string-value="3" calcext:value-type="string">
            <text:p>3</text:p>
          </table:table-cell>
          <table:table-cell table:formula="of:=IF(ISNA([.G451]);&quot;&quot;;VALUE(COM.MICROSOFT.CONCAT([.I451:.J451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3fpqnbfbghshhkqmzmtkseven5</text:p>
          </table:table-cell>
          <table:table-cell table:style-name="ce4" table:formula="of:=ORG.LIBREOFFICE.REGEX([.A452];&quot;\D&quot;;&quot;&quot;;&quot;g&quot;)" office:value-type="string" office:string-value="35" calcext:value-type="string">
            <text:p>35</text:p>
          </table:table-cell>
          <table:table-cell table:formula="of:=LEFT([.B452];1)" office:value-type="string" office:string-value="3" calcext:value-type="string">
            <text:p>3</text:p>
          </table:table-cell>
          <table:table-cell table:style-name="ce5" table:formula="of:=RIGHT([.B452];1)" office:value-type="string" office:string-value="5" calcext:value-type="string">
            <text:p>5</text:p>
          </table:table-cell>
          <table:table-cell table:formula="of:=VALUE(COM.MICROSOFT.CONCAT([.C452];[.D452]))" office:value-type="float" office:value="35" calcext:value-type="float">
            <text:p>35</text:p>
          </table:table-cell>
          <table:table-cell table:style-name="ce14" table:formula="of:=(STRREV([.A452]))" office:value-type="string" office:string-value="5nevesktmzmqkhhshgbfbnqpf3thgie" calcext:value-type="string">
            <text:p>5nevesktmzmqkhhshgbfbnqpf3thgie</text:p>
          </table:table-cell>
          <table:table-cell table:formula="of:=ORG.LIBREOFFICE.REGEX([.A45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52];&quot;eno|owt|eerht|ruof|evif|xis|neves|thgie|enin|orez|\d&quot;;;1)" office:value-type="string" office:string-value="5" calcext:value-type="string">
            <text:p>5</text:p>
          </table:table-cell>
          <table:table-cell table:formula="of:=IF(ISNA([.G452]);&quot;&quot;;IF([.G452]=&quot;one&quot;;&quot;1&quot;;IF([.G452]=&quot;two&quot;;&quot;2&quot;;IF([.G452]=&quot;three&quot;;&quot;3&quot;;IF([.G452]=&quot;four&quot;;&quot;4&quot;;IF([.G452]=&quot;five&quot;;&quot;5&quot;;IF([.G452]=&quot;six&quot;;&quot;6&quot;;IF([.G452]=&quot;seven&quot;;&quot;7&quot;;IF([.G452]=&quot;eight&quot;;&quot;8&quot;;IF([.G452]=&quot;nine&quot;;&quot;9&quot;;IF([.G452]=&quot;zero&quot;;&quot;0&quot;;VALUE([.G452]))))))))))))" office:value-type="string" office:string-value="8" calcext:value-type="string">
            <text:p>8</text:p>
          </table:table-cell>
          <table:table-cell table:style-name="ce7" table:formula="of:=IF(ISNA([.H452]);&quot;&quot;;IF([.H452]=&quot;eno&quot;;&quot;1&quot;;IF([.H452]=&quot;owt&quot;;&quot;2&quot;;IF([.H452]=&quot;eerht&quot;;&quot;3&quot;;IF([.H452]=&quot;ruof&quot;;&quot;4&quot;;IF([.H452]=&quot;evif&quot;;&quot;5&quot;;IF([.H452]=&quot;xis&quot;;&quot;6&quot;;IF([.H452]=&quot;neves&quot;;&quot;7&quot;;IF([.H452]=&quot;thgie&quot;;&quot;8&quot;;IF([.H452]=&quot;enin&quot;;&quot;9&quot;;IF([.H452]=&quot;orez&quot;;&quot;0&quot;;[.H452])))))))))))" office:value-type="string" office:string-value="5" calcext:value-type="string">
            <text:p>5</text:p>
          </table:table-cell>
          <table:table-cell table:formula="of:=IF(ISNA([.G452]);&quot;&quot;;VALUE(COM.MICROSOFT.CONCAT([.I452:.J452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5threenine</text:p>
          </table:table-cell>
          <table:table-cell table:style-name="ce4" table:formula="of:=ORG.LIBREOFFICE.REGEX([.A453];&quot;\D&quot;;&quot;&quot;;&quot;g&quot;)" office:value-type="string" office:string-value="5" calcext:value-type="string">
            <text:p>5</text:p>
          </table:table-cell>
          <table:table-cell table:formula="of:=LEFT([.B453];1)" office:value-type="string" office:string-value="5" calcext:value-type="string">
            <text:p>5</text:p>
          </table:table-cell>
          <table:table-cell table:style-name="ce5" table:formula="of:=RIGHT([.B453];1)" office:value-type="string" office:string-value="5" calcext:value-type="string">
            <text:p>5</text:p>
          </table:table-cell>
          <table:table-cell table:formula="of:=VALUE(COM.MICROSOFT.CONCAT([.C453];[.D453]))" office:value-type="float" office:value="55" calcext:value-type="float">
            <text:p>55</text:p>
          </table:table-cell>
          <table:table-cell table:style-name="ce14" table:formula="of:=(STRREV([.A453]))" office:value-type="string" office:string-value="enineerht5g" calcext:value-type="string">
            <text:p>enineerht5g</text:p>
          </table:table-cell>
          <table:table-cell table:formula="of:=ORG.LIBREOFFICE.REGEX([.A45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53];&quot;eno|owt|eerht|ruof|evif|xis|neves|thgie|enin|orez|\d&quot;;;1)" office:value-type="string" office:string-value="enin" calcext:value-type="string">
            <text:p>enin</text:p>
          </table:table-cell>
          <table:table-cell table:formula="of:=IF(ISNA([.G453]);&quot;&quot;;IF([.G453]=&quot;one&quot;;&quot;1&quot;;IF([.G453]=&quot;two&quot;;&quot;2&quot;;IF([.G453]=&quot;three&quot;;&quot;3&quot;;IF([.G453]=&quot;four&quot;;&quot;4&quot;;IF([.G453]=&quot;five&quot;;&quot;5&quot;;IF([.G453]=&quot;six&quot;;&quot;6&quot;;IF([.G453]=&quot;seven&quot;;&quot;7&quot;;IF([.G453]=&quot;eight&quot;;&quot;8&quot;;IF([.G453]=&quot;nine&quot;;&quot;9&quot;;IF([.G453]=&quot;zero&quot;;&quot;0&quot;;VALUE([.G453]))))))))))))" office:value-type="float" office:value="5" calcext:value-type="float">
            <text:p>5</text:p>
          </table:table-cell>
          <table:table-cell table:style-name="ce7" table:formula="of:=IF(ISNA([.H453]);&quot;&quot;;IF([.H453]=&quot;eno&quot;;&quot;1&quot;;IF([.H453]=&quot;owt&quot;;&quot;2&quot;;IF([.H453]=&quot;eerht&quot;;&quot;3&quot;;IF([.H453]=&quot;ruof&quot;;&quot;4&quot;;IF([.H453]=&quot;evif&quot;;&quot;5&quot;;IF([.H453]=&quot;xis&quot;;&quot;6&quot;;IF([.H453]=&quot;neves&quot;;&quot;7&quot;;IF([.H453]=&quot;thgie&quot;;&quot;8&quot;;IF([.H453]=&quot;enin&quot;;&quot;9&quot;;IF([.H453]=&quot;orez&quot;;&quot;0&quot;;[.H453])))))))))))" office:value-type="string" office:string-value="9" calcext:value-type="string">
            <text:p>9</text:p>
          </table:table-cell>
          <table:table-cell table:formula="of:=IF(ISNA([.G453]);&quot;&quot;;VALUE(COM.MICROSOFT.CONCAT([.I453:.J453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dseven3three469vjzmbklbm</text:p>
          </table:table-cell>
          <table:table-cell table:style-name="ce4" table:formula="of:=ORG.LIBREOFFICE.REGEX([.A454];&quot;\D&quot;;&quot;&quot;;&quot;g&quot;)" office:value-type="string" office:string-value="3469" calcext:value-type="string">
            <text:p>3469</text:p>
          </table:table-cell>
          <table:table-cell table:formula="of:=LEFT([.B454];1)" office:value-type="string" office:string-value="3" calcext:value-type="string">
            <text:p>3</text:p>
          </table:table-cell>
          <table:table-cell table:style-name="ce5" table:formula="of:=RIGHT([.B454];1)" office:value-type="string" office:string-value="9" calcext:value-type="string">
            <text:p>9</text:p>
          </table:table-cell>
          <table:table-cell table:formula="of:=VALUE(COM.MICROSOFT.CONCAT([.C454];[.D454]))" office:value-type="float" office:value="39" calcext:value-type="float">
            <text:p>39</text:p>
          </table:table-cell>
          <table:table-cell table:style-name="ce14" table:formula="of:=(STRREV([.A454]))" office:value-type="string" office:string-value="mblkbmzjv964eerht3nevesdevif" calcext:value-type="string">
            <text:p>mblkbmzjv964eerht3nevesdevif</text:p>
          </table:table-cell>
          <table:table-cell table:formula="of:=ORG.LIBREOFFICE.REGEX([.A45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54];&quot;eno|owt|eerht|ruof|evif|xis|neves|thgie|enin|orez|\d&quot;;;1)" office:value-type="string" office:string-value="9" calcext:value-type="string">
            <text:p>9</text:p>
          </table:table-cell>
          <table:table-cell table:formula="of:=IF(ISNA([.G454]);&quot;&quot;;IF([.G454]=&quot;one&quot;;&quot;1&quot;;IF([.G454]=&quot;two&quot;;&quot;2&quot;;IF([.G454]=&quot;three&quot;;&quot;3&quot;;IF([.G454]=&quot;four&quot;;&quot;4&quot;;IF([.G454]=&quot;five&quot;;&quot;5&quot;;IF([.G454]=&quot;six&quot;;&quot;6&quot;;IF([.G454]=&quot;seven&quot;;&quot;7&quot;;IF([.G454]=&quot;eight&quot;;&quot;8&quot;;IF([.G454]=&quot;nine&quot;;&quot;9&quot;;IF([.G454]=&quot;zero&quot;;&quot;0&quot;;VALUE([.G454]))))))))))))" office:value-type="string" office:string-value="5" calcext:value-type="string">
            <text:p>5</text:p>
          </table:table-cell>
          <table:table-cell table:style-name="ce7" table:formula="of:=IF(ISNA([.H454]);&quot;&quot;;IF([.H454]=&quot;eno&quot;;&quot;1&quot;;IF([.H454]=&quot;owt&quot;;&quot;2&quot;;IF([.H454]=&quot;eerht&quot;;&quot;3&quot;;IF([.H454]=&quot;ruof&quot;;&quot;4&quot;;IF([.H454]=&quot;evif&quot;;&quot;5&quot;;IF([.H454]=&quot;xis&quot;;&quot;6&quot;;IF([.H454]=&quot;neves&quot;;&quot;7&quot;;IF([.H454]=&quot;thgie&quot;;&quot;8&quot;;IF([.H454]=&quot;enin&quot;;&quot;9&quot;;IF([.H454]=&quot;orez&quot;;&quot;0&quot;;[.H454])))))))))))" office:value-type="string" office:string-value="9" calcext:value-type="string">
            <text:p>9</text:p>
          </table:table-cell>
          <table:table-cell table:formula="of:=IF(ISNA([.G454]);&quot;&quot;;VALUE(COM.MICROSOFT.CONCAT([.I454:.J454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pktrpseven9kqbgvgqnqs6</text:p>
          </table:table-cell>
          <table:table-cell table:style-name="ce4" table:formula="of:=ORG.LIBREOFFICE.REGEX([.A455];&quot;\D&quot;;&quot;&quot;;&quot;g&quot;)" office:value-type="string" office:string-value="96" calcext:value-type="string">
            <text:p>96</text:p>
          </table:table-cell>
          <table:table-cell table:formula="of:=LEFT([.B455];1)" office:value-type="string" office:string-value="9" calcext:value-type="string">
            <text:p>9</text:p>
          </table:table-cell>
          <table:table-cell table:style-name="ce5" table:formula="of:=RIGHT([.B455];1)" office:value-type="string" office:string-value="6" calcext:value-type="string">
            <text:p>6</text:p>
          </table:table-cell>
          <table:table-cell table:formula="of:=VALUE(COM.MICROSOFT.CONCAT([.C455];[.D455]))" office:value-type="float" office:value="96" calcext:value-type="float">
            <text:p>96</text:p>
          </table:table-cell>
          <table:table-cell table:style-name="ce14" table:formula="of:=(STRREV([.A455]))" office:value-type="string" office:string-value="6sqnqgvgbqk9nevesprtkpxg" calcext:value-type="string">
            <text:p>6sqnqgvgbqk9nevesprtkpxg</text:p>
          </table:table-cell>
          <table:table-cell table:formula="of:=ORG.LIBREOFFICE.REGEX([.A45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55];&quot;eno|owt|eerht|ruof|evif|xis|neves|thgie|enin|orez|\d&quot;;;1)" office:value-type="string" office:string-value="6" calcext:value-type="string">
            <text:p>6</text:p>
          </table:table-cell>
          <table:table-cell table:formula="of:=IF(ISNA([.G455]);&quot;&quot;;IF([.G455]=&quot;one&quot;;&quot;1&quot;;IF([.G455]=&quot;two&quot;;&quot;2&quot;;IF([.G455]=&quot;three&quot;;&quot;3&quot;;IF([.G455]=&quot;four&quot;;&quot;4&quot;;IF([.G455]=&quot;five&quot;;&quot;5&quot;;IF([.G455]=&quot;six&quot;;&quot;6&quot;;IF([.G455]=&quot;seven&quot;;&quot;7&quot;;IF([.G455]=&quot;eight&quot;;&quot;8&quot;;IF([.G455]=&quot;nine&quot;;&quot;9&quot;;IF([.G455]=&quot;zero&quot;;&quot;0&quot;;VALUE([.G455]))))))))))))" office:value-type="string" office:string-value="7" calcext:value-type="string">
            <text:p>7</text:p>
          </table:table-cell>
          <table:table-cell table:style-name="ce7" table:formula="of:=IF(ISNA([.H455]);&quot;&quot;;IF([.H455]=&quot;eno&quot;;&quot;1&quot;;IF([.H455]=&quot;owt&quot;;&quot;2&quot;;IF([.H455]=&quot;eerht&quot;;&quot;3&quot;;IF([.H455]=&quot;ruof&quot;;&quot;4&quot;;IF([.H455]=&quot;evif&quot;;&quot;5&quot;;IF([.H455]=&quot;xis&quot;;&quot;6&quot;;IF([.H455]=&quot;neves&quot;;&quot;7&quot;;IF([.H455]=&quot;thgie&quot;;&quot;8&quot;;IF([.H455]=&quot;enin&quot;;&quot;9&quot;;IF([.H455]=&quot;orez&quot;;&quot;0&quot;;[.H455])))))))))))" office:value-type="string" office:string-value="6" calcext:value-type="string">
            <text:p>6</text:p>
          </table:table-cell>
          <table:table-cell table:formula="of:=IF(ISNA([.G455]);&quot;&quot;;VALUE(COM.MICROSOFT.CONCAT([.I455:.J455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64</text:p>
          </table:table-cell>
          <table:table-cell table:style-name="ce4" table:formula="of:=ORG.LIBREOFFICE.REGEX([.A456];&quot;\D&quot;;&quot;&quot;;&quot;g&quot;)" office:value-type="string" office:string-value="64" calcext:value-type="string">
            <text:p>64</text:p>
          </table:table-cell>
          <table:table-cell table:formula="of:=LEFT([.B456];1)" office:value-type="string" office:string-value="6" calcext:value-type="string">
            <text:p>6</text:p>
          </table:table-cell>
          <table:table-cell table:style-name="ce5" table:formula="of:=RIGHT([.B456];1)" office:value-type="string" office:string-value="4" calcext:value-type="string">
            <text:p>4</text:p>
          </table:table-cell>
          <table:table-cell table:formula="of:=VALUE(COM.MICROSOFT.CONCAT([.C456];[.D456]))" office:value-type="float" office:value="64" calcext:value-type="float">
            <text:p>64</text:p>
          </table:table-cell>
          <table:table-cell table:style-name="ce14" table:formula="of:=(STRREV([.A456]))" office:value-type="string" office:string-value="46eno" calcext:value-type="string">
            <text:p>46eno</text:p>
          </table:table-cell>
          <table:table-cell table:formula="of:=ORG.LIBREOFFICE.REGEX([.A456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456];&quot;eno|owt|eerht|ruof|evif|xis|neves|thgie|enin|orez|\d&quot;;;1)" office:value-type="string" office:string-value="4" calcext:value-type="string">
            <text:p>4</text:p>
          </table:table-cell>
          <table:table-cell table:formula="of:=IF(ISNA([.G456]);&quot;&quot;;IF([.G456]=&quot;one&quot;;&quot;1&quot;;IF([.G456]=&quot;two&quot;;&quot;2&quot;;IF([.G456]=&quot;three&quot;;&quot;3&quot;;IF([.G456]=&quot;four&quot;;&quot;4&quot;;IF([.G456]=&quot;five&quot;;&quot;5&quot;;IF([.G456]=&quot;six&quot;;&quot;6&quot;;IF([.G456]=&quot;seven&quot;;&quot;7&quot;;IF([.G456]=&quot;eight&quot;;&quot;8&quot;;IF([.G456]=&quot;nine&quot;;&quot;9&quot;;IF([.G456]=&quot;zero&quot;;&quot;0&quot;;VALUE([.G456]))))))))))))" office:value-type="string" office:string-value="1" calcext:value-type="string">
            <text:p>1</text:p>
          </table:table-cell>
          <table:table-cell table:style-name="ce7" table:formula="of:=IF(ISNA([.H456]);&quot;&quot;;IF([.H456]=&quot;eno&quot;;&quot;1&quot;;IF([.H456]=&quot;owt&quot;;&quot;2&quot;;IF([.H456]=&quot;eerht&quot;;&quot;3&quot;;IF([.H456]=&quot;ruof&quot;;&quot;4&quot;;IF([.H456]=&quot;evif&quot;;&quot;5&quot;;IF([.H456]=&quot;xis&quot;;&quot;6&quot;;IF([.H456]=&quot;neves&quot;;&quot;7&quot;;IF([.H456]=&quot;thgie&quot;;&quot;8&quot;;IF([.H456]=&quot;enin&quot;;&quot;9&quot;;IF([.H456]=&quot;orez&quot;;&quot;0&quot;;[.H456])))))))))))" office:value-type="string" office:string-value="4" calcext:value-type="string">
            <text:p>4</text:p>
          </table:table-cell>
          <table:table-cell table:formula="of:=IF(ISNA([.G456]);&quot;&quot;;VALUE(COM.MICROSOFT.CONCAT([.I456:.J456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hreerxbfive5</text:p>
          </table:table-cell>
          <table:table-cell table:style-name="ce4" table:formula="of:=ORG.LIBREOFFICE.REGEX([.A457];&quot;\D&quot;;&quot;&quot;;&quot;g&quot;)" office:value-type="string" office:string-value="55" calcext:value-type="string">
            <text:p>55</text:p>
          </table:table-cell>
          <table:table-cell table:formula="of:=LEFT([.B457];1)" office:value-type="string" office:string-value="5" calcext:value-type="string">
            <text:p>5</text:p>
          </table:table-cell>
          <table:table-cell table:style-name="ce5" table:formula="of:=RIGHT([.B457];1)" office:value-type="string" office:string-value="5" calcext:value-type="string">
            <text:p>5</text:p>
          </table:table-cell>
          <table:table-cell table:formula="of:=VALUE(COM.MICROSOFT.CONCAT([.C457];[.D457]))" office:value-type="float" office:value="55" calcext:value-type="float">
            <text:p>55</text:p>
          </table:table-cell>
          <table:table-cell table:style-name="ce14" table:formula="of:=(STRREV([.A457]))" office:value-type="string" office:string-value="5evifbxreerht5" calcext:value-type="string">
            <text:p>5evifbxreerht5</text:p>
          </table:table-cell>
          <table:table-cell table:formula="of:=ORG.LIBREOFFICE.REGEX([.A45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57];&quot;eno|owt|eerht|ruof|evif|xis|neves|thgie|enin|orez|\d&quot;;;1)" office:value-type="string" office:string-value="5" calcext:value-type="string">
            <text:p>5</text:p>
          </table:table-cell>
          <table:table-cell table:formula="of:=IF(ISNA([.G457]);&quot;&quot;;IF([.G457]=&quot;one&quot;;&quot;1&quot;;IF([.G457]=&quot;two&quot;;&quot;2&quot;;IF([.G457]=&quot;three&quot;;&quot;3&quot;;IF([.G457]=&quot;four&quot;;&quot;4&quot;;IF([.G457]=&quot;five&quot;;&quot;5&quot;;IF([.G457]=&quot;six&quot;;&quot;6&quot;;IF([.G457]=&quot;seven&quot;;&quot;7&quot;;IF([.G457]=&quot;eight&quot;;&quot;8&quot;;IF([.G457]=&quot;nine&quot;;&quot;9&quot;;IF([.G457]=&quot;zero&quot;;&quot;0&quot;;VALUE([.G457]))))))))))))" office:value-type="float" office:value="5" calcext:value-type="float">
            <text:p>5</text:p>
          </table:table-cell>
          <table:table-cell table:style-name="ce7" table:formula="of:=IF(ISNA([.H457]);&quot;&quot;;IF([.H457]=&quot;eno&quot;;&quot;1&quot;;IF([.H457]=&quot;owt&quot;;&quot;2&quot;;IF([.H457]=&quot;eerht&quot;;&quot;3&quot;;IF([.H457]=&quot;ruof&quot;;&quot;4&quot;;IF([.H457]=&quot;evif&quot;;&quot;5&quot;;IF([.H457]=&quot;xis&quot;;&quot;6&quot;;IF([.H457]=&quot;neves&quot;;&quot;7&quot;;IF([.H457]=&quot;thgie&quot;;&quot;8&quot;;IF([.H457]=&quot;enin&quot;;&quot;9&quot;;IF([.H457]=&quot;orez&quot;;&quot;0&quot;;[.H457])))))))))))" office:value-type="string" office:string-value="5" calcext:value-type="string">
            <text:p>5</text:p>
          </table:table-cell>
          <table:table-cell table:formula="of:=IF(ISNA([.G457]);&quot;&quot;;VALUE(COM.MICROSOFT.CONCAT([.I457:.J457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ghdszvpbbldztqb1</text:p>
          </table:table-cell>
          <table:table-cell table:style-name="ce4" table:formula="of:=ORG.LIBREOFFICE.REGEX([.A458];&quot;\D&quot;;&quot;&quot;;&quot;g&quot;)" office:value-type="string" office:string-value="91" calcext:value-type="string">
            <text:p>91</text:p>
          </table:table-cell>
          <table:table-cell table:formula="of:=LEFT([.B458];1)" office:value-type="string" office:string-value="9" calcext:value-type="string">
            <text:p>9</text:p>
          </table:table-cell>
          <table:table-cell table:style-name="ce5" table:formula="of:=RIGHT([.B458];1)" office:value-type="string" office:string-value="1" calcext:value-type="string">
            <text:p>1</text:p>
          </table:table-cell>
          <table:table-cell table:formula="of:=VALUE(COM.MICROSOFT.CONCAT([.C458];[.D458]))" office:value-type="float" office:value="91" calcext:value-type="float">
            <text:p>91</text:p>
          </table:table-cell>
          <table:table-cell table:style-name="ce14" table:formula="of:=(STRREV([.A458]))" office:value-type="string" office:string-value="1bqtzdlbbpvzsdhg9" calcext:value-type="string">
            <text:p>1bqtzdlbbpvzsdhg9</text:p>
          </table:table-cell>
          <table:table-cell table:formula="of:=ORG.LIBREOFFICE.REGEX([.A45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58];&quot;eno|owt|eerht|ruof|evif|xis|neves|thgie|enin|orez|\d&quot;;;1)" office:value-type="string" office:string-value="1" calcext:value-type="string">
            <text:p>1</text:p>
          </table:table-cell>
          <table:table-cell table:formula="of:=IF(ISNA([.G458]);&quot;&quot;;IF([.G458]=&quot;one&quot;;&quot;1&quot;;IF([.G458]=&quot;two&quot;;&quot;2&quot;;IF([.G458]=&quot;three&quot;;&quot;3&quot;;IF([.G458]=&quot;four&quot;;&quot;4&quot;;IF([.G458]=&quot;five&quot;;&quot;5&quot;;IF([.G458]=&quot;six&quot;;&quot;6&quot;;IF([.G458]=&quot;seven&quot;;&quot;7&quot;;IF([.G458]=&quot;eight&quot;;&quot;8&quot;;IF([.G458]=&quot;nine&quot;;&quot;9&quot;;IF([.G458]=&quot;zero&quot;;&quot;0&quot;;VALUE([.G458]))))))))))))" office:value-type="float" office:value="9" calcext:value-type="float">
            <text:p>9</text:p>
          </table:table-cell>
          <table:table-cell table:style-name="ce7" table:formula="of:=IF(ISNA([.H458]);&quot;&quot;;IF([.H458]=&quot;eno&quot;;&quot;1&quot;;IF([.H458]=&quot;owt&quot;;&quot;2&quot;;IF([.H458]=&quot;eerht&quot;;&quot;3&quot;;IF([.H458]=&quot;ruof&quot;;&quot;4&quot;;IF([.H458]=&quot;evif&quot;;&quot;5&quot;;IF([.H458]=&quot;xis&quot;;&quot;6&quot;;IF([.H458]=&quot;neves&quot;;&quot;7&quot;;IF([.H458]=&quot;thgie&quot;;&quot;8&quot;;IF([.H458]=&quot;enin&quot;;&quot;9&quot;;IF([.H458]=&quot;orez&quot;;&quot;0&quot;;[.H458])))))))))))" office:value-type="string" office:string-value="1" calcext:value-type="string">
            <text:p>1</text:p>
          </table:table-cell>
          <table:table-cell table:style-name="ce7" table:formula="of:=IF(ISNA([.G458]);&quot;&quot;;VALUE(COM.MICROSOFT.CONCAT([.I458:.J458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xkzdblrpcjtwo</text:p>
          </table:table-cell>
          <table:table-cell table:style-name="ce4" table:formula="of:=ORG.LIBREOFFICE.REGEX([.A459];&quot;\D&quot;;&quot;&quot;;&quot;g&quot;)" office:value-type="string" office:string-value="1" calcext:value-type="string">
            <text:p>1</text:p>
          </table:table-cell>
          <table:table-cell table:formula="of:=LEFT([.B459];1)" office:value-type="string" office:string-value="1" calcext:value-type="string">
            <text:p>1</text:p>
          </table:table-cell>
          <table:table-cell table:style-name="ce5" table:formula="of:=RIGHT([.B459];1)" office:value-type="string" office:string-value="1" calcext:value-type="string">
            <text:p>1</text:p>
          </table:table-cell>
          <table:table-cell table:formula="of:=VALUE(COM.MICROSOFT.CONCAT([.C459];[.D459]))" office:value-type="float" office:value="11" calcext:value-type="float">
            <text:p>11</text:p>
          </table:table-cell>
          <table:table-cell table:style-name="ce14" table:formula="of:=(STRREV([.A459]))" office:value-type="string" office:string-value="owtjcprlbdzkx1" calcext:value-type="string">
            <text:p>owtjcprlbdzkx1</text:p>
          </table:table-cell>
          <table:table-cell table:formula="of:=ORG.LIBREOFFICE.REGEX([.A459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59];&quot;eno|owt|eerht|ruof|evif|xis|neves|thgie|enin|orez|\d&quot;;;1)" office:value-type="string" office:string-value="owt" calcext:value-type="string">
            <text:p>owt</text:p>
          </table:table-cell>
          <table:table-cell table:formula="of:=IF(ISNA([.G459]);&quot;&quot;;IF([.G459]=&quot;one&quot;;&quot;1&quot;;IF([.G459]=&quot;two&quot;;&quot;2&quot;;IF([.G459]=&quot;three&quot;;&quot;3&quot;;IF([.G459]=&quot;four&quot;;&quot;4&quot;;IF([.G459]=&quot;five&quot;;&quot;5&quot;;IF([.G459]=&quot;six&quot;;&quot;6&quot;;IF([.G459]=&quot;seven&quot;;&quot;7&quot;;IF([.G459]=&quot;eight&quot;;&quot;8&quot;;IF([.G459]=&quot;nine&quot;;&quot;9&quot;;IF([.G459]=&quot;zero&quot;;&quot;0&quot;;VALUE([.G459]))))))))))))" office:value-type="float" office:value="1" calcext:value-type="float">
            <text:p>1</text:p>
          </table:table-cell>
          <table:table-cell table:style-name="ce7" table:formula="of:=IF(ISNA([.H459]);&quot;&quot;;IF([.H459]=&quot;eno&quot;;&quot;1&quot;;IF([.H459]=&quot;owt&quot;;&quot;2&quot;;IF([.H459]=&quot;eerht&quot;;&quot;3&quot;;IF([.H459]=&quot;ruof&quot;;&quot;4&quot;;IF([.H459]=&quot;evif&quot;;&quot;5&quot;;IF([.H459]=&quot;xis&quot;;&quot;6&quot;;IF([.H459]=&quot;neves&quot;;&quot;7&quot;;IF([.H459]=&quot;thgie&quot;;&quot;8&quot;;IF([.H459]=&quot;enin&quot;;&quot;9&quot;;IF([.H459]=&quot;orez&quot;;&quot;0&quot;;[.H459])))))))))))" office:value-type="string" office:string-value="2" calcext:value-type="string">
            <text:p>2</text:p>
          </table:table-cell>
          <table:table-cell table:formula="of:=IF(ISNA([.G459]);&quot;&quot;;VALUE(COM.MICROSOFT.CONCAT([.I459:.J459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mcnpxg3one58ttdsstwo8</text:p>
          </table:table-cell>
          <table:table-cell table:style-name="ce4" table:formula="of:=ORG.LIBREOFFICE.REGEX([.A460];&quot;\D&quot;;&quot;&quot;;&quot;g&quot;)" office:value-type="string" office:string-value="3588" calcext:value-type="string">
            <text:p>3588</text:p>
          </table:table-cell>
          <table:table-cell table:formula="of:=LEFT([.B460];1)" office:value-type="string" office:string-value="3" calcext:value-type="string">
            <text:p>3</text:p>
          </table:table-cell>
          <table:table-cell table:style-name="ce5" table:formula="of:=RIGHT([.B460];1)" office:value-type="string" office:string-value="8" calcext:value-type="string">
            <text:p>8</text:p>
          </table:table-cell>
          <table:table-cell table:formula="of:=VALUE(COM.MICROSOFT.CONCAT([.C460];[.D460]))" office:value-type="float" office:value="38" calcext:value-type="float">
            <text:p>38</text:p>
          </table:table-cell>
          <table:table-cell table:style-name="ce14" table:formula="of:=(STRREV([.A460]))" office:value-type="string" office:string-value="8owtssdtt85eno3gxpncms" calcext:value-type="string">
            <text:p>8owtssdtt85eno3gxpncms</text:p>
          </table:table-cell>
          <table:table-cell table:formula="of:=ORG.LIBREOFFICE.REGEX([.A46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60];&quot;eno|owt|eerht|ruof|evif|xis|neves|thgie|enin|orez|\d&quot;;;1)" office:value-type="string" office:string-value="8" calcext:value-type="string">
            <text:p>8</text:p>
          </table:table-cell>
          <table:table-cell table:formula="of:=IF(ISNA([.G460]);&quot;&quot;;IF([.G460]=&quot;one&quot;;&quot;1&quot;;IF([.G460]=&quot;two&quot;;&quot;2&quot;;IF([.G460]=&quot;three&quot;;&quot;3&quot;;IF([.G460]=&quot;four&quot;;&quot;4&quot;;IF([.G460]=&quot;five&quot;;&quot;5&quot;;IF([.G460]=&quot;six&quot;;&quot;6&quot;;IF([.G460]=&quot;seven&quot;;&quot;7&quot;;IF([.G460]=&quot;eight&quot;;&quot;8&quot;;IF([.G460]=&quot;nine&quot;;&quot;9&quot;;IF([.G460]=&quot;zero&quot;;&quot;0&quot;;VALUE([.G460]))))))))))))" office:value-type="float" office:value="3" calcext:value-type="float">
            <text:p>3</text:p>
          </table:table-cell>
          <table:table-cell table:style-name="ce7" table:formula="of:=IF(ISNA([.H460]);&quot;&quot;;IF([.H460]=&quot;eno&quot;;&quot;1&quot;;IF([.H460]=&quot;owt&quot;;&quot;2&quot;;IF([.H460]=&quot;eerht&quot;;&quot;3&quot;;IF([.H460]=&quot;ruof&quot;;&quot;4&quot;;IF([.H460]=&quot;evif&quot;;&quot;5&quot;;IF([.H460]=&quot;xis&quot;;&quot;6&quot;;IF([.H460]=&quot;neves&quot;;&quot;7&quot;;IF([.H460]=&quot;thgie&quot;;&quot;8&quot;;IF([.H460]=&quot;enin&quot;;&quot;9&quot;;IF([.H460]=&quot;orez&quot;;&quot;0&quot;;[.H460])))))))))))" office:value-type="string" office:string-value="8" calcext:value-type="string">
            <text:p>8</text:p>
          </table:table-cell>
          <table:table-cell table:formula="of:=IF(ISNA([.G460]);&quot;&quot;;VALUE(COM.MICROSOFT.CONCAT([.I460:.J46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jhqxgjrms9oneone78four1</text:p>
          </table:table-cell>
          <table:table-cell table:style-name="ce4" table:formula="of:=ORG.LIBREOFFICE.REGEX([.A461];&quot;\D&quot;;&quot;&quot;;&quot;g&quot;)" office:value-type="string" office:string-value="9781" calcext:value-type="string">
            <text:p>9781</text:p>
          </table:table-cell>
          <table:table-cell table:formula="of:=LEFT([.B461];1)" office:value-type="string" office:string-value="9" calcext:value-type="string">
            <text:p>9</text:p>
          </table:table-cell>
          <table:table-cell table:style-name="ce5" table:formula="of:=RIGHT([.B461];1)" office:value-type="string" office:string-value="1" calcext:value-type="string">
            <text:p>1</text:p>
          </table:table-cell>
          <table:table-cell table:formula="of:=VALUE(COM.MICROSOFT.CONCAT([.C461];[.D461]))" office:value-type="float" office:value="91" calcext:value-type="float">
            <text:p>91</text:p>
          </table:table-cell>
          <table:table-cell table:style-name="ce14" table:formula="of:=(STRREV([.A461]))" office:value-type="string" office:string-value="1ruof87enoeno9smrjgxqhjruof" calcext:value-type="string">
            <text:p>1ruof87enoeno9smrjgxqhjruof</text:p>
          </table:table-cell>
          <table:table-cell table:formula="of:=ORG.LIBREOFFICE.REGEX([.A46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461];&quot;eno|owt|eerht|ruof|evif|xis|neves|thgie|enin|orez|\d&quot;;;1)" office:value-type="string" office:string-value="1" calcext:value-type="string">
            <text:p>1</text:p>
          </table:table-cell>
          <table:table-cell table:formula="of:=IF(ISNA([.G461]);&quot;&quot;;IF([.G461]=&quot;one&quot;;&quot;1&quot;;IF([.G461]=&quot;two&quot;;&quot;2&quot;;IF([.G461]=&quot;three&quot;;&quot;3&quot;;IF([.G461]=&quot;four&quot;;&quot;4&quot;;IF([.G461]=&quot;five&quot;;&quot;5&quot;;IF([.G461]=&quot;six&quot;;&quot;6&quot;;IF([.G461]=&quot;seven&quot;;&quot;7&quot;;IF([.G461]=&quot;eight&quot;;&quot;8&quot;;IF([.G461]=&quot;nine&quot;;&quot;9&quot;;IF([.G461]=&quot;zero&quot;;&quot;0&quot;;VALUE([.G461]))))))))))))" office:value-type="string" office:string-value="4" calcext:value-type="string">
            <text:p>4</text:p>
          </table:table-cell>
          <table:table-cell table:style-name="ce7" table:formula="of:=IF(ISNA([.H461]);&quot;&quot;;IF([.H461]=&quot;eno&quot;;&quot;1&quot;;IF([.H461]=&quot;owt&quot;;&quot;2&quot;;IF([.H461]=&quot;eerht&quot;;&quot;3&quot;;IF([.H461]=&quot;ruof&quot;;&quot;4&quot;;IF([.H461]=&quot;evif&quot;;&quot;5&quot;;IF([.H461]=&quot;xis&quot;;&quot;6&quot;;IF([.H461]=&quot;neves&quot;;&quot;7&quot;;IF([.H461]=&quot;thgie&quot;;&quot;8&quot;;IF([.H461]=&quot;enin&quot;;&quot;9&quot;;IF([.H461]=&quot;orez&quot;;&quot;0&quot;;[.H461])))))))))))" office:value-type="string" office:string-value="1" calcext:value-type="string">
            <text:p>1</text:p>
          </table:table-cell>
          <table:table-cell table:formula="of:=IF(ISNA([.G461]);&quot;&quot;;VALUE(COM.MICROSOFT.CONCAT([.I461:.J461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wo6rxrrxlzc6tmzmxs5lq2</text:p>
          </table:table-cell>
          <table:table-cell table:style-name="ce4" table:formula="of:=ORG.LIBREOFFICE.REGEX([.A462];&quot;\D&quot;;&quot;&quot;;&quot;g&quot;)" office:value-type="string" office:string-value="96652" calcext:value-type="string">
            <text:p>96652</text:p>
          </table:table-cell>
          <table:table-cell table:formula="of:=LEFT([.B462];1)" office:value-type="string" office:string-value="9" calcext:value-type="string">
            <text:p>9</text:p>
          </table:table-cell>
          <table:table-cell table:style-name="ce5" table:formula="of:=RIGHT([.B462];1)" office:value-type="string" office:string-value="2" calcext:value-type="string">
            <text:p>2</text:p>
          </table:table-cell>
          <table:table-cell table:formula="of:=VALUE(COM.MICROSOFT.CONCAT([.C462];[.D462]))" office:value-type="float" office:value="92" calcext:value-type="float">
            <text:p>92</text:p>
          </table:table-cell>
          <table:table-cell table:style-name="ce14" table:formula="of:=(STRREV([.A462]))" office:value-type="string" office:string-value="2ql5sxmzmt6czlxrrxr6owt9" calcext:value-type="string">
            <text:p>2ql5sxmzmt6czlxrrxr6owt9</text:p>
          </table:table-cell>
          <table:table-cell table:formula="of:=ORG.LIBREOFFICE.REGEX([.A46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62];&quot;eno|owt|eerht|ruof|evif|xis|neves|thgie|enin|orez|\d&quot;;;1)" office:value-type="string" office:string-value="2" calcext:value-type="string">
            <text:p>2</text:p>
          </table:table-cell>
          <table:table-cell table:formula="of:=IF(ISNA([.G462]);&quot;&quot;;IF([.G462]=&quot;one&quot;;&quot;1&quot;;IF([.G462]=&quot;two&quot;;&quot;2&quot;;IF([.G462]=&quot;three&quot;;&quot;3&quot;;IF([.G462]=&quot;four&quot;;&quot;4&quot;;IF([.G462]=&quot;five&quot;;&quot;5&quot;;IF([.G462]=&quot;six&quot;;&quot;6&quot;;IF([.G462]=&quot;seven&quot;;&quot;7&quot;;IF([.G462]=&quot;eight&quot;;&quot;8&quot;;IF([.G462]=&quot;nine&quot;;&quot;9&quot;;IF([.G462]=&quot;zero&quot;;&quot;0&quot;;VALUE([.G462]))))))))))))" office:value-type="float" office:value="9" calcext:value-type="float">
            <text:p>9</text:p>
          </table:table-cell>
          <table:table-cell table:style-name="ce7" table:formula="of:=IF(ISNA([.H462]);&quot;&quot;;IF([.H462]=&quot;eno&quot;;&quot;1&quot;;IF([.H462]=&quot;owt&quot;;&quot;2&quot;;IF([.H462]=&quot;eerht&quot;;&quot;3&quot;;IF([.H462]=&quot;ruof&quot;;&quot;4&quot;;IF([.H462]=&quot;evif&quot;;&quot;5&quot;;IF([.H462]=&quot;xis&quot;;&quot;6&quot;;IF([.H462]=&quot;neves&quot;;&quot;7&quot;;IF([.H462]=&quot;thgie&quot;;&quot;8&quot;;IF([.H462]=&quot;enin&quot;;&quot;9&quot;;IF([.H462]=&quot;orez&quot;;&quot;0&quot;;[.H462])))))))))))" office:value-type="string" office:string-value="2" calcext:value-type="string">
            <text:p>2</text:p>
          </table:table-cell>
          <table:table-cell table:formula="of:=IF(ISNA([.G462]);&quot;&quot;;VALUE(COM.MICROSOFT.CONCAT([.I462:.J462])))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nebnfnc9fqgczzdxczheightfrvrsixjcxhntbmk</text:p>
          </table:table-cell>
          <table:table-cell table:style-name="ce4" table:formula="of:=ORG.LIBREOFFICE.REGEX([.A463];&quot;\D&quot;;&quot;&quot;;&quot;g&quot;)" office:value-type="string" office:string-value="9" calcext:value-type="string">
            <text:p>9</text:p>
          </table:table-cell>
          <table:table-cell table:formula="of:=LEFT([.B463];1)" office:value-type="string" office:string-value="9" calcext:value-type="string">
            <text:p>9</text:p>
          </table:table-cell>
          <table:table-cell table:style-name="ce5" table:formula="of:=RIGHT([.B463];1)" office:value-type="string" office:string-value="9" calcext:value-type="string">
            <text:p>9</text:p>
          </table:table-cell>
          <table:table-cell table:formula="of:=VALUE(COM.MICROSOFT.CONCAT([.C463];[.D463]))" office:value-type="float" office:value="99" calcext:value-type="float">
            <text:p>99</text:p>
          </table:table-cell>
          <table:table-cell table:style-name="ce14" table:formula="of:=(STRREV([.A463]))" office:value-type="string" office:string-value="kmbtnhxcjxisrvrfthgiehzcxdzzcgqf9cnfnbeno" calcext:value-type="string">
            <text:p>kmbtnhxcjxisrvrfthgiehzcxdzzcgqf9cnfnbeno</text:p>
          </table:table-cell>
          <table:table-cell table:formula="of:=ORG.LIBREOFFICE.REGEX([.A46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463];&quot;eno|owt|eerht|ruof|evif|xis|neves|thgie|enin|orez|\d&quot;;;1)" office:value-type="string" office:string-value="xis" calcext:value-type="string">
            <text:p>xis</text:p>
          </table:table-cell>
          <table:table-cell table:formula="of:=IF(ISNA([.G463]);&quot;&quot;;IF([.G463]=&quot;one&quot;;&quot;1&quot;;IF([.G463]=&quot;two&quot;;&quot;2&quot;;IF([.G463]=&quot;three&quot;;&quot;3&quot;;IF([.G463]=&quot;four&quot;;&quot;4&quot;;IF([.G463]=&quot;five&quot;;&quot;5&quot;;IF([.G463]=&quot;six&quot;;&quot;6&quot;;IF([.G463]=&quot;seven&quot;;&quot;7&quot;;IF([.G463]=&quot;eight&quot;;&quot;8&quot;;IF([.G463]=&quot;nine&quot;;&quot;9&quot;;IF([.G463]=&quot;zero&quot;;&quot;0&quot;;VALUE([.G463]))))))))))))" office:value-type="string" office:string-value="1" calcext:value-type="string">
            <text:p>1</text:p>
          </table:table-cell>
          <table:table-cell table:style-name="ce7" table:formula="of:=IF(ISNA([.H463]);&quot;&quot;;IF([.H463]=&quot;eno&quot;;&quot;1&quot;;IF([.H463]=&quot;owt&quot;;&quot;2&quot;;IF([.H463]=&quot;eerht&quot;;&quot;3&quot;;IF([.H463]=&quot;ruof&quot;;&quot;4&quot;;IF([.H463]=&quot;evif&quot;;&quot;5&quot;;IF([.H463]=&quot;xis&quot;;&quot;6&quot;;IF([.H463]=&quot;neves&quot;;&quot;7&quot;;IF([.H463]=&quot;thgie&quot;;&quot;8&quot;;IF([.H463]=&quot;enin&quot;;&quot;9&quot;;IF([.H463]=&quot;orez&quot;;&quot;0&quot;;[.H463])))))))))))" office:value-type="string" office:string-value="6" calcext:value-type="string">
            <text:p>6</text:p>
          </table:table-cell>
          <table:table-cell table:formula="of:=IF(ISNA([.G463]);&quot;&quot;;VALUE(COM.MICROSOFT.CONCAT([.I463:.J463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wofivezmnssevenlfxzcqmqtt2</text:p>
          </table:table-cell>
          <table:table-cell table:style-name="ce4" table:formula="of:=ORG.LIBREOFFICE.REGEX([.A464];&quot;\D&quot;;&quot;&quot;;&quot;g&quot;)" office:value-type="string" office:string-value="82" calcext:value-type="string">
            <text:p>82</text:p>
          </table:table-cell>
          <table:table-cell table:formula="of:=LEFT([.B464];1)" office:value-type="string" office:string-value="8" calcext:value-type="string">
            <text:p>8</text:p>
          </table:table-cell>
          <table:table-cell table:style-name="ce5" table:formula="of:=RIGHT([.B464];1)" office:value-type="string" office:string-value="2" calcext:value-type="string">
            <text:p>2</text:p>
          </table:table-cell>
          <table:table-cell table:formula="of:=VALUE(COM.MICROSOFT.CONCAT([.C464];[.D464]))" office:value-type="float" office:value="82" calcext:value-type="float">
            <text:p>82</text:p>
          </table:table-cell>
          <table:table-cell table:style-name="ce14" table:formula="of:=(STRREV([.A464]))" office:value-type="string" office:string-value="2ttqmqczxflnevessnmzevifowt8" calcext:value-type="string">
            <text:p>2ttqmqczxflnevessnmzevifowt8</text:p>
          </table:table-cell>
          <table:table-cell table:formula="of:=ORG.LIBREOFFICE.REGEX([.A46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64];&quot;eno|owt|eerht|ruof|evif|xis|neves|thgie|enin|orez|\d&quot;;;1)" office:value-type="string" office:string-value="2" calcext:value-type="string">
            <text:p>2</text:p>
          </table:table-cell>
          <table:table-cell table:formula="of:=IF(ISNA([.G464]);&quot;&quot;;IF([.G464]=&quot;one&quot;;&quot;1&quot;;IF([.G464]=&quot;two&quot;;&quot;2&quot;;IF([.G464]=&quot;three&quot;;&quot;3&quot;;IF([.G464]=&quot;four&quot;;&quot;4&quot;;IF([.G464]=&quot;five&quot;;&quot;5&quot;;IF([.G464]=&quot;six&quot;;&quot;6&quot;;IF([.G464]=&quot;seven&quot;;&quot;7&quot;;IF([.G464]=&quot;eight&quot;;&quot;8&quot;;IF([.G464]=&quot;nine&quot;;&quot;9&quot;;IF([.G464]=&quot;zero&quot;;&quot;0&quot;;VALUE([.G464]))))))))))))" office:value-type="float" office:value="8" calcext:value-type="float">
            <text:p>8</text:p>
          </table:table-cell>
          <table:table-cell table:style-name="ce7" table:formula="of:=IF(ISNA([.H464]);&quot;&quot;;IF([.H464]=&quot;eno&quot;;&quot;1&quot;;IF([.H464]=&quot;owt&quot;;&quot;2&quot;;IF([.H464]=&quot;eerht&quot;;&quot;3&quot;;IF([.H464]=&quot;ruof&quot;;&quot;4&quot;;IF([.H464]=&quot;evif&quot;;&quot;5&quot;;IF([.H464]=&quot;xis&quot;;&quot;6&quot;;IF([.H464]=&quot;neves&quot;;&quot;7&quot;;IF([.H464]=&quot;thgie&quot;;&quot;8&quot;;IF([.H464]=&quot;enin&quot;;&quot;9&quot;;IF([.H464]=&quot;orez&quot;;&quot;0&quot;;[.H464])))))))))))" office:value-type="string" office:string-value="2" calcext:value-type="string">
            <text:p>2</text:p>
          </table:table-cell>
          <table:table-cell table:formula="of:=IF(ISNA([.G464]);&quot;&quot;;VALUE(COM.MICROSOFT.CONCAT([.I464:.J464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pnp3hdvphnthree8seventhree</text:p>
          </table:table-cell>
          <table:table-cell table:style-name="ce4" table:formula="of:=ORG.LIBREOFFICE.REGEX([.A465];&quot;\D&quot;;&quot;&quot;;&quot;g&quot;)" office:value-type="string" office:string-value="38" calcext:value-type="string">
            <text:p>38</text:p>
          </table:table-cell>
          <table:table-cell table:formula="of:=LEFT([.B465];1)" office:value-type="string" office:string-value="3" calcext:value-type="string">
            <text:p>3</text:p>
          </table:table-cell>
          <table:table-cell table:style-name="ce5" table:formula="of:=RIGHT([.B465];1)" office:value-type="string" office:string-value="8" calcext:value-type="string">
            <text:p>8</text:p>
          </table:table-cell>
          <table:table-cell table:formula="of:=VALUE(COM.MICROSOFT.CONCAT([.C465];[.D465]))" office:value-type="float" office:value="38" calcext:value-type="float">
            <text:p>38</text:p>
          </table:table-cell>
          <table:table-cell table:style-name="ce14" table:formula="of:=(STRREV([.A465]))" office:value-type="string" office:string-value="eerhtneves8eerhtnhpvdh3pnpeerht" calcext:value-type="string">
            <text:p>eerhtneves8eerhtnhpvdh3pnpeerht</text:p>
          </table:table-cell>
          <table:table-cell table:formula="of:=ORG.LIBREOFFICE.REGEX([.A46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6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65]);&quot;&quot;;IF([.G465]=&quot;one&quot;;&quot;1&quot;;IF([.G465]=&quot;two&quot;;&quot;2&quot;;IF([.G465]=&quot;three&quot;;&quot;3&quot;;IF([.G465]=&quot;four&quot;;&quot;4&quot;;IF([.G465]=&quot;five&quot;;&quot;5&quot;;IF([.G465]=&quot;six&quot;;&quot;6&quot;;IF([.G465]=&quot;seven&quot;;&quot;7&quot;;IF([.G465]=&quot;eight&quot;;&quot;8&quot;;IF([.G465]=&quot;nine&quot;;&quot;9&quot;;IF([.G465]=&quot;zero&quot;;&quot;0&quot;;VALUE([.G465]))))))))))))" office:value-type="string" office:string-value="3" calcext:value-type="string">
            <text:p>3</text:p>
          </table:table-cell>
          <table:table-cell table:style-name="ce7" table:formula="of:=IF(ISNA([.H465]);&quot;&quot;;IF([.H465]=&quot;eno&quot;;&quot;1&quot;;IF([.H465]=&quot;owt&quot;;&quot;2&quot;;IF([.H465]=&quot;eerht&quot;;&quot;3&quot;;IF([.H465]=&quot;ruof&quot;;&quot;4&quot;;IF([.H465]=&quot;evif&quot;;&quot;5&quot;;IF([.H465]=&quot;xis&quot;;&quot;6&quot;;IF([.H465]=&quot;neves&quot;;&quot;7&quot;;IF([.H465]=&quot;thgie&quot;;&quot;8&quot;;IF([.H465]=&quot;enin&quot;;&quot;9&quot;;IF([.H465]=&quot;orez&quot;;&quot;0&quot;;[.H465])))))))))))" office:value-type="string" office:string-value="3" calcext:value-type="string">
            <text:p>3</text:p>
          </table:table-cell>
          <table:table-cell table:formula="of:=IF(ISNA([.G465]);&quot;&quot;;VALUE(COM.MICROSOFT.CONCAT([.I465:.J46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441seven7fourthree</text:p>
          </table:table-cell>
          <table:table-cell table:style-name="ce4" table:formula="of:=ORG.LIBREOFFICE.REGEX([.A466];&quot;\D&quot;;&quot;&quot;;&quot;g&quot;)" office:value-type="string" office:string-value="4417" calcext:value-type="string">
            <text:p>4417</text:p>
          </table:table-cell>
          <table:table-cell table:formula="of:=LEFT([.B466];1)" office:value-type="string" office:string-value="4" calcext:value-type="string">
            <text:p>4</text:p>
          </table:table-cell>
          <table:table-cell table:style-name="ce5" table:formula="of:=RIGHT([.B466];1)" office:value-type="string" office:string-value="7" calcext:value-type="string">
            <text:p>7</text:p>
          </table:table-cell>
          <table:table-cell table:formula="of:=VALUE(COM.MICROSOFT.CONCAT([.C466];[.D466]))" office:value-type="float" office:value="47" calcext:value-type="float">
            <text:p>47</text:p>
          </table:table-cell>
          <table:table-cell table:style-name="ce14" table:formula="of:=(STRREV([.A466]))" office:value-type="string" office:string-value="eerhtruof7neves144eerht" calcext:value-type="string">
            <text:p>eerhtruof7neves144eerht</text:p>
          </table:table-cell>
          <table:table-cell table:formula="of:=ORG.LIBREOFFICE.REGEX([.A46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6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66]);&quot;&quot;;IF([.G466]=&quot;one&quot;;&quot;1&quot;;IF([.G466]=&quot;two&quot;;&quot;2&quot;;IF([.G466]=&quot;three&quot;;&quot;3&quot;;IF([.G466]=&quot;four&quot;;&quot;4&quot;;IF([.G466]=&quot;five&quot;;&quot;5&quot;;IF([.G466]=&quot;six&quot;;&quot;6&quot;;IF([.G466]=&quot;seven&quot;;&quot;7&quot;;IF([.G466]=&quot;eight&quot;;&quot;8&quot;;IF([.G466]=&quot;nine&quot;;&quot;9&quot;;IF([.G466]=&quot;zero&quot;;&quot;0&quot;;VALUE([.G466]))))))))))))" office:value-type="string" office:string-value="3" calcext:value-type="string">
            <text:p>3</text:p>
          </table:table-cell>
          <table:table-cell table:style-name="ce7" table:formula="of:=IF(ISNA([.H466]);&quot;&quot;;IF([.H466]=&quot;eno&quot;;&quot;1&quot;;IF([.H466]=&quot;owt&quot;;&quot;2&quot;;IF([.H466]=&quot;eerht&quot;;&quot;3&quot;;IF([.H466]=&quot;ruof&quot;;&quot;4&quot;;IF([.H466]=&quot;evif&quot;;&quot;5&quot;;IF([.H466]=&quot;xis&quot;;&quot;6&quot;;IF([.H466]=&quot;neves&quot;;&quot;7&quot;;IF([.H466]=&quot;thgie&quot;;&quot;8&quot;;IF([.H466]=&quot;enin&quot;;&quot;9&quot;;IF([.H466]=&quot;orez&quot;;&quot;0&quot;;[.H466])))))))))))" office:value-type="string" office:string-value="3" calcext:value-type="string">
            <text:p>3</text:p>
          </table:table-cell>
          <table:table-cell table:formula="of:=IF(ISNA([.G466]);&quot;&quot;;VALUE(COM.MICROSOFT.CONCAT([.I466:.J46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9rvhgrxfsixfive</text:p>
          </table:table-cell>
          <table:table-cell table:style-name="ce4" table:formula="of:=ORG.LIBREOFFICE.REGEX([.A467];&quot;\D&quot;;&quot;&quot;;&quot;g&quot;)" office:value-type="string" office:string-value="99" calcext:value-type="string">
            <text:p>99</text:p>
          </table:table-cell>
          <table:table-cell table:formula="of:=LEFT([.B467];1)" office:value-type="string" office:string-value="9" calcext:value-type="string">
            <text:p>9</text:p>
          </table:table-cell>
          <table:table-cell table:style-name="ce5" table:formula="of:=RIGHT([.B467];1)" office:value-type="string" office:string-value="9" calcext:value-type="string">
            <text:p>9</text:p>
          </table:table-cell>
          <table:table-cell table:formula="of:=VALUE(COM.MICROSOFT.CONCAT([.C467];[.D467]))" office:value-type="float" office:value="99" calcext:value-type="float">
            <text:p>99</text:p>
          </table:table-cell>
          <table:table-cell table:style-name="ce14" table:formula="of:=(STRREV([.A467]))" office:value-type="string" office:string-value="evifxisfxrghvr99" calcext:value-type="string">
            <text:p>evifxisfxrghvr99</text:p>
          </table:table-cell>
          <table:table-cell table:formula="of:=ORG.LIBREOFFICE.REGEX([.A46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67];&quot;eno|owt|eerht|ruof|evif|xis|neves|thgie|enin|orez|\d&quot;;;1)" office:value-type="string" office:string-value="evif" calcext:value-type="string">
            <text:p>evif</text:p>
          </table:table-cell>
          <table:table-cell table:formula="of:=IF(ISNA([.G467]);&quot;&quot;;IF([.G467]=&quot;one&quot;;&quot;1&quot;;IF([.G467]=&quot;two&quot;;&quot;2&quot;;IF([.G467]=&quot;three&quot;;&quot;3&quot;;IF([.G467]=&quot;four&quot;;&quot;4&quot;;IF([.G467]=&quot;five&quot;;&quot;5&quot;;IF([.G467]=&quot;six&quot;;&quot;6&quot;;IF([.G467]=&quot;seven&quot;;&quot;7&quot;;IF([.G467]=&quot;eight&quot;;&quot;8&quot;;IF([.G467]=&quot;nine&quot;;&quot;9&quot;;IF([.G467]=&quot;zero&quot;;&quot;0&quot;;VALUE([.G467]))))))))))))" office:value-type="float" office:value="9" calcext:value-type="float">
            <text:p>9</text:p>
          </table:table-cell>
          <table:table-cell table:style-name="ce7" table:formula="of:=IF(ISNA([.H467]);&quot;&quot;;IF([.H467]=&quot;eno&quot;;&quot;1&quot;;IF([.H467]=&quot;owt&quot;;&quot;2&quot;;IF([.H467]=&quot;eerht&quot;;&quot;3&quot;;IF([.H467]=&quot;ruof&quot;;&quot;4&quot;;IF([.H467]=&quot;evif&quot;;&quot;5&quot;;IF([.H467]=&quot;xis&quot;;&quot;6&quot;;IF([.H467]=&quot;neves&quot;;&quot;7&quot;;IF([.H467]=&quot;thgie&quot;;&quot;8&quot;;IF([.H467]=&quot;enin&quot;;&quot;9&quot;;IF([.H467]=&quot;orez&quot;;&quot;0&quot;;[.H467])))))))))))" office:value-type="string" office:string-value="5" calcext:value-type="string">
            <text:p>5</text:p>
          </table:table-cell>
          <table:table-cell table:formula="of:=IF(ISNA([.G467]);&quot;&quot;;VALUE(COM.MICROSOFT.CONCAT([.I467:.J467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vtwone4three8</text:p>
          </table:table-cell>
          <table:table-cell table:style-name="ce4" table:formula="of:=ORG.LIBREOFFICE.REGEX([.A468];&quot;\D&quot;;&quot;&quot;;&quot;g&quot;)" office:value-type="string" office:string-value="48" calcext:value-type="string">
            <text:p>48</text:p>
          </table:table-cell>
          <table:table-cell table:formula="of:=LEFT([.B468];1)" office:value-type="string" office:string-value="4" calcext:value-type="string">
            <text:p>4</text:p>
          </table:table-cell>
          <table:table-cell table:style-name="ce5" table:formula="of:=RIGHT([.B468];1)" office:value-type="string" office:string-value="8" calcext:value-type="string">
            <text:p>8</text:p>
          </table:table-cell>
          <table:table-cell table:formula="of:=VALUE(COM.MICROSOFT.CONCAT([.C468];[.D468]))" office:value-type="float" office:value="48" calcext:value-type="float">
            <text:p>48</text:p>
          </table:table-cell>
          <table:table-cell table:style-name="ce14" table:formula="of:=(STRREV([.A468]))" office:value-type="string" office:string-value="8eerht4enowtvz" calcext:value-type="string">
            <text:p>8eerht4enowtvz</text:p>
          </table:table-cell>
          <table:table-cell table:formula="of:=ORG.LIBREOFFICE.REGEX([.A46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68];&quot;eno|owt|eerht|ruof|evif|xis|neves|thgie|enin|orez|\d&quot;;;1)" office:value-type="string" office:string-value="8" calcext:value-type="string">
            <text:p>8</text:p>
          </table:table-cell>
          <table:table-cell table:formula="of:=IF(ISNA([.G468]);&quot;&quot;;IF([.G468]=&quot;one&quot;;&quot;1&quot;;IF([.G468]=&quot;two&quot;;&quot;2&quot;;IF([.G468]=&quot;three&quot;;&quot;3&quot;;IF([.G468]=&quot;four&quot;;&quot;4&quot;;IF([.G468]=&quot;five&quot;;&quot;5&quot;;IF([.G468]=&quot;six&quot;;&quot;6&quot;;IF([.G468]=&quot;seven&quot;;&quot;7&quot;;IF([.G468]=&quot;eight&quot;;&quot;8&quot;;IF([.G468]=&quot;nine&quot;;&quot;9&quot;;IF([.G468]=&quot;zero&quot;;&quot;0&quot;;VALUE([.G468]))))))))))))" office:value-type="string" office:string-value="2" calcext:value-type="string">
            <text:p>2</text:p>
          </table:table-cell>
          <table:table-cell table:style-name="ce7" table:formula="of:=IF(ISNA([.H468]);&quot;&quot;;IF([.H468]=&quot;eno&quot;;&quot;1&quot;;IF([.H468]=&quot;owt&quot;;&quot;2&quot;;IF([.H468]=&quot;eerht&quot;;&quot;3&quot;;IF([.H468]=&quot;ruof&quot;;&quot;4&quot;;IF([.H468]=&quot;evif&quot;;&quot;5&quot;;IF([.H468]=&quot;xis&quot;;&quot;6&quot;;IF([.H468]=&quot;neves&quot;;&quot;7&quot;;IF([.H468]=&quot;thgie&quot;;&quot;8&quot;;IF([.H468]=&quot;enin&quot;;&quot;9&quot;;IF([.H468]=&quot;orez&quot;;&quot;0&quot;;[.H468])))))))))))" office:value-type="string" office:string-value="8" calcext:value-type="string">
            <text:p>8</text:p>
          </table:table-cell>
          <table:table-cell table:formula="of:=IF(ISNA([.G468]);&quot;&quot;;VALUE(COM.MICROSOFT.CONCAT([.I468:.J468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ine84eight</text:p>
          </table:table-cell>
          <table:table-cell table:style-name="ce4" table:formula="of:=ORG.LIBREOFFICE.REGEX([.A469];&quot;\D&quot;;&quot;&quot;;&quot;g&quot;)" office:value-type="string" office:string-value="584" calcext:value-type="string">
            <text:p>584</text:p>
          </table:table-cell>
          <table:table-cell table:formula="of:=LEFT([.B469];1)" office:value-type="string" office:string-value="5" calcext:value-type="string">
            <text:p>5</text:p>
          </table:table-cell>
          <table:table-cell table:style-name="ce5" table:formula="of:=RIGHT([.B469];1)" office:value-type="string" office:string-value="4" calcext:value-type="string">
            <text:p>4</text:p>
          </table:table-cell>
          <table:table-cell table:formula="of:=VALUE(COM.MICROSOFT.CONCAT([.C469];[.D469]))" office:value-type="float" office:value="54" calcext:value-type="float">
            <text:p>54</text:p>
          </table:table-cell>
          <table:table-cell table:style-name="ce14" table:formula="of:=(STRREV([.A469]))" office:value-type="string" office:string-value="thgie48enin5" calcext:value-type="string">
            <text:p>thgie48enin5</text:p>
          </table:table-cell>
          <table:table-cell table:formula="of:=ORG.LIBREOFFICE.REGEX([.A46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6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69]);&quot;&quot;;IF([.G469]=&quot;one&quot;;&quot;1&quot;;IF([.G469]=&quot;two&quot;;&quot;2&quot;;IF([.G469]=&quot;three&quot;;&quot;3&quot;;IF([.G469]=&quot;four&quot;;&quot;4&quot;;IF([.G469]=&quot;five&quot;;&quot;5&quot;;IF([.G469]=&quot;six&quot;;&quot;6&quot;;IF([.G469]=&quot;seven&quot;;&quot;7&quot;;IF([.G469]=&quot;eight&quot;;&quot;8&quot;;IF([.G469]=&quot;nine&quot;;&quot;9&quot;;IF([.G469]=&quot;zero&quot;;&quot;0&quot;;VALUE([.G469]))))))))))))" office:value-type="float" office:value="5" calcext:value-type="float">
            <text:p>5</text:p>
          </table:table-cell>
          <table:table-cell table:style-name="ce7" table:formula="of:=IF(ISNA([.H469]);&quot;&quot;;IF([.H469]=&quot;eno&quot;;&quot;1&quot;;IF([.H469]=&quot;owt&quot;;&quot;2&quot;;IF([.H469]=&quot;eerht&quot;;&quot;3&quot;;IF([.H469]=&quot;ruof&quot;;&quot;4&quot;;IF([.H469]=&quot;evif&quot;;&quot;5&quot;;IF([.H469]=&quot;xis&quot;;&quot;6&quot;;IF([.H469]=&quot;neves&quot;;&quot;7&quot;;IF([.H469]=&quot;thgie&quot;;&quot;8&quot;;IF([.H469]=&quot;enin&quot;;&quot;9&quot;;IF([.H469]=&quot;orez&quot;;&quot;0&quot;;[.H469])))))))))))" office:value-type="string" office:string-value="8" calcext:value-type="string">
            <text:p>8</text:p>
          </table:table-cell>
          <table:table-cell table:formula="of:=IF(ISNA([.G469]);&quot;&quot;;VALUE(COM.MICROSOFT.CONCAT([.I469:.J469])))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rtztqjdmninesevennflskqgzrvsixqrthzhmnxsjzstj8</text:p>
          </table:table-cell>
          <table:table-cell table:style-name="ce4" table:formula="of:=ORG.LIBREOFFICE.REGEX([.A470];&quot;\D&quot;;&quot;&quot;;&quot;g&quot;)" office:value-type="string" office:string-value="8" calcext:value-type="string">
            <text:p>8</text:p>
          </table:table-cell>
          <table:table-cell table:formula="of:=LEFT([.B470];1)" office:value-type="string" office:string-value="8" calcext:value-type="string">
            <text:p>8</text:p>
          </table:table-cell>
          <table:table-cell table:style-name="ce5" table:formula="of:=RIGHT([.B470];1)" office:value-type="string" office:string-value="8" calcext:value-type="string">
            <text:p>8</text:p>
          </table:table-cell>
          <table:table-cell table:formula="of:=VALUE(COM.MICROSOFT.CONCAT([.C470];[.D470]))" office:value-type="float" office:value="88" calcext:value-type="float">
            <text:p>88</text:p>
          </table:table-cell>
          <table:table-cell table:style-name="ce14" table:formula="of:=(STRREV([.A470]))" office:value-type="string" office:string-value="8jtszjsxnmhzhtrqxisvrzgqkslfnneveseninmdjqtztrc" calcext:value-type="string">
            <text:p>8jtszjsxnmhzhtrqxisvrzgqkslfnneveseninmdjqtztrc</text:p>
          </table:table-cell>
          <table:table-cell table:formula="of:=ORG.LIBREOFFICE.REGEX([.A47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70];&quot;eno|owt|eerht|ruof|evif|xis|neves|thgie|enin|orez|\d&quot;;;1)" office:value-type="string" office:string-value="8" calcext:value-type="string">
            <text:p>8</text:p>
          </table:table-cell>
          <table:table-cell table:formula="of:=IF(ISNA([.G470]);&quot;&quot;;IF([.G470]=&quot;one&quot;;&quot;1&quot;;IF([.G470]=&quot;two&quot;;&quot;2&quot;;IF([.G470]=&quot;three&quot;;&quot;3&quot;;IF([.G470]=&quot;four&quot;;&quot;4&quot;;IF([.G470]=&quot;five&quot;;&quot;5&quot;;IF([.G470]=&quot;six&quot;;&quot;6&quot;;IF([.G470]=&quot;seven&quot;;&quot;7&quot;;IF([.G470]=&quot;eight&quot;;&quot;8&quot;;IF([.G470]=&quot;nine&quot;;&quot;9&quot;;IF([.G470]=&quot;zero&quot;;&quot;0&quot;;VALUE([.G470]))))))))))))" office:value-type="string" office:string-value="9" calcext:value-type="string">
            <text:p>9</text:p>
          </table:table-cell>
          <table:table-cell table:style-name="ce7" table:formula="of:=IF(ISNA([.H470]);&quot;&quot;;IF([.H470]=&quot;eno&quot;;&quot;1&quot;;IF([.H470]=&quot;owt&quot;;&quot;2&quot;;IF([.H470]=&quot;eerht&quot;;&quot;3&quot;;IF([.H470]=&quot;ruof&quot;;&quot;4&quot;;IF([.H470]=&quot;evif&quot;;&quot;5&quot;;IF([.H470]=&quot;xis&quot;;&quot;6&quot;;IF([.H470]=&quot;neves&quot;;&quot;7&quot;;IF([.H470]=&quot;thgie&quot;;&quot;8&quot;;IF([.H470]=&quot;enin&quot;;&quot;9&quot;;IF([.H470]=&quot;orez&quot;;&quot;0&quot;;[.H470])))))))))))" office:value-type="string" office:string-value="8" calcext:value-type="string">
            <text:p>8</text:p>
          </table:table-cell>
          <table:table-cell table:formula="of:=IF(ISNA([.G470]);&quot;&quot;;VALUE(COM.MICROSOFT.CONCAT([.I470:.J470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txmdvhb931sevenninethree</text:p>
          </table:table-cell>
          <table:table-cell table:style-name="ce4" table:formula="of:=ORG.LIBREOFFICE.REGEX([.A471];&quot;\D&quot;;&quot;&quot;;&quot;g&quot;)" office:value-type="string" office:string-value="931" calcext:value-type="string">
            <text:p>931</text:p>
          </table:table-cell>
          <table:table-cell table:formula="of:=LEFT([.B471];1)" office:value-type="string" office:string-value="9" calcext:value-type="string">
            <text:p>9</text:p>
          </table:table-cell>
          <table:table-cell table:style-name="ce5" table:formula="of:=RIGHT([.B471];1)" office:value-type="string" office:string-value="1" calcext:value-type="string">
            <text:p>1</text:p>
          </table:table-cell>
          <table:table-cell table:formula="of:=VALUE(COM.MICROSOFT.CONCAT([.C471];[.D471]))" office:value-type="float" office:value="91" calcext:value-type="float">
            <text:p>91</text:p>
          </table:table-cell>
          <table:table-cell table:style-name="ce14" table:formula="of:=(STRREV([.A471]))" office:value-type="string" office:string-value="eerhteninneves139bhvdmxtnneves" calcext:value-type="string">
            <text:p>eerhteninneves139bhvdmxtnneves</text:p>
          </table:table-cell>
          <table:table-cell table:formula="of:=ORG.LIBREOFFICE.REGEX([.A47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7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71]);&quot;&quot;;IF([.G471]=&quot;one&quot;;&quot;1&quot;;IF([.G471]=&quot;two&quot;;&quot;2&quot;;IF([.G471]=&quot;three&quot;;&quot;3&quot;;IF([.G471]=&quot;four&quot;;&quot;4&quot;;IF([.G471]=&quot;five&quot;;&quot;5&quot;;IF([.G471]=&quot;six&quot;;&quot;6&quot;;IF([.G471]=&quot;seven&quot;;&quot;7&quot;;IF([.G471]=&quot;eight&quot;;&quot;8&quot;;IF([.G471]=&quot;nine&quot;;&quot;9&quot;;IF([.G471]=&quot;zero&quot;;&quot;0&quot;;VALUE([.G471]))))))))))))" office:value-type="string" office:string-value="7" calcext:value-type="string">
            <text:p>7</text:p>
          </table:table-cell>
          <table:table-cell table:style-name="ce7" table:formula="of:=IF(ISNA([.H471]);&quot;&quot;;IF([.H471]=&quot;eno&quot;;&quot;1&quot;;IF([.H471]=&quot;owt&quot;;&quot;2&quot;;IF([.H471]=&quot;eerht&quot;;&quot;3&quot;;IF([.H471]=&quot;ruof&quot;;&quot;4&quot;;IF([.H471]=&quot;evif&quot;;&quot;5&quot;;IF([.H471]=&quot;xis&quot;;&quot;6&quot;;IF([.H471]=&quot;neves&quot;;&quot;7&quot;;IF([.H471]=&quot;thgie&quot;;&quot;8&quot;;IF([.H471]=&quot;enin&quot;;&quot;9&quot;;IF([.H471]=&quot;orez&quot;;&quot;0&quot;;[.H471])))))))))))" office:value-type="string" office:string-value="3" calcext:value-type="string">
            <text:p>3</text:p>
          </table:table-cell>
          <table:table-cell table:formula="of:=IF(ISNA([.G471]);&quot;&quot;;VALUE(COM.MICROSOFT.CONCAT([.I471:.J471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xfk91fivehqgntfdhrj9897</text:p>
          </table:table-cell>
          <table:table-cell table:style-name="ce4" table:formula="of:=ORG.LIBREOFFICE.REGEX([.A472];&quot;\D&quot;;&quot;&quot;;&quot;g&quot;)" office:value-type="string" office:string-value="919897" calcext:value-type="string">
            <text:p>919897</text:p>
          </table:table-cell>
          <table:table-cell table:formula="of:=LEFT([.B472];1)" office:value-type="string" office:string-value="9" calcext:value-type="string">
            <text:p>9</text:p>
          </table:table-cell>
          <table:table-cell table:style-name="ce5" table:formula="of:=RIGHT([.B472];1)" office:value-type="string" office:string-value="7" calcext:value-type="string">
            <text:p>7</text:p>
          </table:table-cell>
          <table:table-cell table:formula="of:=VALUE(COM.MICROSOFT.CONCAT([.C472];[.D472]))" office:value-type="float" office:value="97" calcext:value-type="float">
            <text:p>97</text:p>
          </table:table-cell>
          <table:table-cell table:style-name="ce14" table:formula="of:=(STRREV([.A472]))" office:value-type="string" office:string-value="7989jrhdftngqhevif19kfxk" calcext:value-type="string">
            <text:p>7989jrhdftngqhevif19kfxk</text:p>
          </table:table-cell>
          <table:table-cell table:formula="of:=ORG.LIBREOFFICE.REGEX([.A47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72];&quot;eno|owt|eerht|ruof|evif|xis|neves|thgie|enin|orez|\d&quot;;;1)" office:value-type="string" office:string-value="7" calcext:value-type="string">
            <text:p>7</text:p>
          </table:table-cell>
          <table:table-cell table:formula="of:=IF(ISNA([.G472]);&quot;&quot;;IF([.G472]=&quot;one&quot;;&quot;1&quot;;IF([.G472]=&quot;two&quot;;&quot;2&quot;;IF([.G472]=&quot;three&quot;;&quot;3&quot;;IF([.G472]=&quot;four&quot;;&quot;4&quot;;IF([.G472]=&quot;five&quot;;&quot;5&quot;;IF([.G472]=&quot;six&quot;;&quot;6&quot;;IF([.G472]=&quot;seven&quot;;&quot;7&quot;;IF([.G472]=&quot;eight&quot;;&quot;8&quot;;IF([.G472]=&quot;nine&quot;;&quot;9&quot;;IF([.G472]=&quot;zero&quot;;&quot;0&quot;;VALUE([.G472]))))))))))))" office:value-type="float" office:value="9" calcext:value-type="float">
            <text:p>9</text:p>
          </table:table-cell>
          <table:table-cell table:style-name="ce7" table:formula="of:=IF(ISNA([.H472]);&quot;&quot;;IF([.H472]=&quot;eno&quot;;&quot;1&quot;;IF([.H472]=&quot;owt&quot;;&quot;2&quot;;IF([.H472]=&quot;eerht&quot;;&quot;3&quot;;IF([.H472]=&quot;ruof&quot;;&quot;4&quot;;IF([.H472]=&quot;evif&quot;;&quot;5&quot;;IF([.H472]=&quot;xis&quot;;&quot;6&quot;;IF([.H472]=&quot;neves&quot;;&quot;7&quot;;IF([.H472]=&quot;thgie&quot;;&quot;8&quot;;IF([.H472]=&quot;enin&quot;;&quot;9&quot;;IF([.H472]=&quot;orez&quot;;&quot;0&quot;;[.H472])))))))))))" office:value-type="string" office:string-value="7" calcext:value-type="string">
            <text:p>7</text:p>
          </table:table-cell>
          <table:table-cell table:formula="of:=IF(ISNA([.G472]);&quot;&quot;;VALUE(COM.MICROSOFT.CONCAT([.I472:.J472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p</text:p>
          </table:table-cell>
          <table:table-cell table:style-name="ce4" table:formula="of:=ORG.LIBREOFFICE.REGEX([.A473];&quot;\D&quot;;&quot;&quot;;&quot;g&quot;)" office:value-type="string" office:string-value="5" calcext:value-type="string">
            <text:p>5</text:p>
          </table:table-cell>
          <table:table-cell table:formula="of:=LEFT([.B473];1)" office:value-type="string" office:string-value="5" calcext:value-type="string">
            <text:p>5</text:p>
          </table:table-cell>
          <table:table-cell table:style-name="ce5" table:formula="of:=RIGHT([.B473];1)" office:value-type="string" office:string-value="5" calcext:value-type="string">
            <text:p>5</text:p>
          </table:table-cell>
          <table:table-cell table:formula="of:=VALUE(COM.MICROSOFT.CONCAT([.C473];[.D473]))" office:value-type="float" office:value="55" calcext:value-type="float">
            <text:p>55</text:p>
          </table:table-cell>
          <table:table-cell table:style-name="ce14" table:formula="of:=(STRREV([.A473]))" office:value-type="string" office:string-value="p5neves" calcext:value-type="string">
            <text:p>p5neves</text:p>
          </table:table-cell>
          <table:table-cell table:formula="of:=ORG.LIBREOFFICE.REGEX([.A47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73];&quot;eno|owt|eerht|ruof|evif|xis|neves|thgie|enin|orez|\d&quot;;;1)" office:value-type="string" office:string-value="5" calcext:value-type="string">
            <text:p>5</text:p>
          </table:table-cell>
          <table:table-cell table:formula="of:=IF(ISNA([.G473]);&quot;&quot;;IF([.G473]=&quot;one&quot;;&quot;1&quot;;IF([.G473]=&quot;two&quot;;&quot;2&quot;;IF([.G473]=&quot;three&quot;;&quot;3&quot;;IF([.G473]=&quot;four&quot;;&quot;4&quot;;IF([.G473]=&quot;five&quot;;&quot;5&quot;;IF([.G473]=&quot;six&quot;;&quot;6&quot;;IF([.G473]=&quot;seven&quot;;&quot;7&quot;;IF([.G473]=&quot;eight&quot;;&quot;8&quot;;IF([.G473]=&quot;nine&quot;;&quot;9&quot;;IF([.G473]=&quot;zero&quot;;&quot;0&quot;;VALUE([.G473]))))))))))))" office:value-type="string" office:string-value="7" calcext:value-type="string">
            <text:p>7</text:p>
          </table:table-cell>
          <table:table-cell table:style-name="ce7" table:formula="of:=IF(ISNA([.H473]);&quot;&quot;;IF([.H473]=&quot;eno&quot;;&quot;1&quot;;IF([.H473]=&quot;owt&quot;;&quot;2&quot;;IF([.H473]=&quot;eerht&quot;;&quot;3&quot;;IF([.H473]=&quot;ruof&quot;;&quot;4&quot;;IF([.H473]=&quot;evif&quot;;&quot;5&quot;;IF([.H473]=&quot;xis&quot;;&quot;6&quot;;IF([.H473]=&quot;neves&quot;;&quot;7&quot;;IF([.H473]=&quot;thgie&quot;;&quot;8&quot;;IF([.H473]=&quot;enin&quot;;&quot;9&quot;;IF([.H473]=&quot;orez&quot;;&quot;0&quot;;[.H473])))))))))))" office:value-type="string" office:string-value="5" calcext:value-type="string">
            <text:p>5</text:p>
          </table:table-cell>
          <table:table-cell table:formula="of:=IF(ISNA([.G473]);&quot;&quot;;VALUE(COM.MICROSOFT.CONCAT([.I473:.J473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1nh3</text:p>
          </table:table-cell>
          <table:table-cell table:style-name="ce4" table:formula="of:=ORG.LIBREOFFICE.REGEX([.A474];&quot;\D&quot;;&quot;&quot;;&quot;g&quot;)" office:value-type="string" office:string-value="13" calcext:value-type="string">
            <text:p>13</text:p>
          </table:table-cell>
          <table:table-cell table:formula="of:=LEFT([.B474];1)" office:value-type="string" office:string-value="1" calcext:value-type="string">
            <text:p>1</text:p>
          </table:table-cell>
          <table:table-cell table:style-name="ce5" table:formula="of:=RIGHT([.B474];1)" office:value-type="string" office:string-value="3" calcext:value-type="string">
            <text:p>3</text:p>
          </table:table-cell>
          <table:table-cell table:formula="of:=VALUE(COM.MICROSOFT.CONCAT([.C474];[.D474]))" office:value-type="float" office:value="13" calcext:value-type="float">
            <text:p>13</text:p>
          </table:table-cell>
          <table:table-cell table:style-name="ce14" table:formula="of:=(STRREV([.A474]))" office:value-type="string" office:string-value="3hn1eerht" calcext:value-type="string">
            <text:p>3hn1eerht</text:p>
          </table:table-cell>
          <table:table-cell table:formula="of:=ORG.LIBREOFFICE.REGEX([.A474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74];&quot;eno|owt|eerht|ruof|evif|xis|neves|thgie|enin|orez|\d&quot;;;1)" office:value-type="string" office:string-value="3" calcext:value-type="string">
            <text:p>3</text:p>
          </table:table-cell>
          <table:table-cell table:formula="of:=IF(ISNA([.G474]);&quot;&quot;;IF([.G474]=&quot;one&quot;;&quot;1&quot;;IF([.G474]=&quot;two&quot;;&quot;2&quot;;IF([.G474]=&quot;three&quot;;&quot;3&quot;;IF([.G474]=&quot;four&quot;;&quot;4&quot;;IF([.G474]=&quot;five&quot;;&quot;5&quot;;IF([.G474]=&quot;six&quot;;&quot;6&quot;;IF([.G474]=&quot;seven&quot;;&quot;7&quot;;IF([.G474]=&quot;eight&quot;;&quot;8&quot;;IF([.G474]=&quot;nine&quot;;&quot;9&quot;;IF([.G474]=&quot;zero&quot;;&quot;0&quot;;VALUE([.G474]))))))))))))" office:value-type="string" office:string-value="3" calcext:value-type="string">
            <text:p>3</text:p>
          </table:table-cell>
          <table:table-cell table:style-name="ce7" table:formula="of:=IF(ISNA([.H474]);&quot;&quot;;IF([.H474]=&quot;eno&quot;;&quot;1&quot;;IF([.H474]=&quot;owt&quot;;&quot;2&quot;;IF([.H474]=&quot;eerht&quot;;&quot;3&quot;;IF([.H474]=&quot;ruof&quot;;&quot;4&quot;;IF([.H474]=&quot;evif&quot;;&quot;5&quot;;IF([.H474]=&quot;xis&quot;;&quot;6&quot;;IF([.H474]=&quot;neves&quot;;&quot;7&quot;;IF([.H474]=&quot;thgie&quot;;&quot;8&quot;;IF([.H474]=&quot;enin&quot;;&quot;9&quot;;IF([.H474]=&quot;orez&quot;;&quot;0&quot;;[.H474])))))))))))" office:value-type="string" office:string-value="3" calcext:value-type="string">
            <text:p>3</text:p>
          </table:table-cell>
          <table:table-cell table:formula="of:=IF(ISNA([.G474]);&quot;&quot;;VALUE(COM.MICROSOFT.CONCAT([.I474:.J474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dv22two1twoq</text:p>
          </table:table-cell>
          <table:table-cell table:style-name="ce4" table:formula="of:=ORG.LIBREOFFICE.REGEX([.A475];&quot;\D&quot;;&quot;&quot;;&quot;g&quot;)" office:value-type="string" office:string-value="221" calcext:value-type="string">
            <text:p>221</text:p>
          </table:table-cell>
          <table:table-cell table:formula="of:=LEFT([.B475];1)" office:value-type="string" office:string-value="2" calcext:value-type="string">
            <text:p>2</text:p>
          </table:table-cell>
          <table:table-cell table:style-name="ce5" table:formula="of:=RIGHT([.B475];1)" office:value-type="string" office:string-value="1" calcext:value-type="string">
            <text:p>1</text:p>
          </table:table-cell>
          <table:table-cell table:formula="of:=VALUE(COM.MICROSOFT.CONCAT([.C475];[.D475]))" office:value-type="float" office:value="21" calcext:value-type="float">
            <text:p>21</text:p>
          </table:table-cell>
          <table:table-cell table:style-name="ce14" table:formula="of:=(STRREV([.A475]))" office:value-type="string" office:string-value="qowt1owt22vdjg" calcext:value-type="string">
            <text:p>qowt1owt22vdjg</text:p>
          </table:table-cell>
          <table:table-cell table:formula="of:=ORG.LIBREOFFICE.REGEX([.A47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75];&quot;eno|owt|eerht|ruof|evif|xis|neves|thgie|enin|orez|\d&quot;;;1)" office:value-type="string" office:string-value="owt" calcext:value-type="string">
            <text:p>owt</text:p>
          </table:table-cell>
          <table:table-cell table:formula="of:=IF(ISNA([.G475]);&quot;&quot;;IF([.G475]=&quot;one&quot;;&quot;1&quot;;IF([.G475]=&quot;two&quot;;&quot;2&quot;;IF([.G475]=&quot;three&quot;;&quot;3&quot;;IF([.G475]=&quot;four&quot;;&quot;4&quot;;IF([.G475]=&quot;five&quot;;&quot;5&quot;;IF([.G475]=&quot;six&quot;;&quot;6&quot;;IF([.G475]=&quot;seven&quot;;&quot;7&quot;;IF([.G475]=&quot;eight&quot;;&quot;8&quot;;IF([.G475]=&quot;nine&quot;;&quot;9&quot;;IF([.G475]=&quot;zero&quot;;&quot;0&quot;;VALUE([.G475]))))))))))))" office:value-type="float" office:value="2" calcext:value-type="float">
            <text:p>2</text:p>
          </table:table-cell>
          <table:table-cell table:style-name="ce7" table:formula="of:=IF(ISNA([.H475]);&quot;&quot;;IF([.H475]=&quot;eno&quot;;&quot;1&quot;;IF([.H475]=&quot;owt&quot;;&quot;2&quot;;IF([.H475]=&quot;eerht&quot;;&quot;3&quot;;IF([.H475]=&quot;ruof&quot;;&quot;4&quot;;IF([.H475]=&quot;evif&quot;;&quot;5&quot;;IF([.H475]=&quot;xis&quot;;&quot;6&quot;;IF([.H475]=&quot;neves&quot;;&quot;7&quot;;IF([.H475]=&quot;thgie&quot;;&quot;8&quot;;IF([.H475]=&quot;enin&quot;;&quot;9&quot;;IF([.H475]=&quot;orez&quot;;&quot;0&quot;;[.H475])))))))))))" office:value-type="string" office:string-value="2" calcext:value-type="string">
            <text:p>2</text:p>
          </table:table-cell>
          <table:table-cell table:formula="of:=IF(ISNA([.G475]);&quot;&quot;;VALUE(COM.MICROSOFT.CONCAT([.I475:.J47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wonnjthree</text:p>
          </table:table-cell>
          <table:table-cell table:style-name="ce4" table:formula="of:=ORG.LIBREOFFICE.REGEX([.A476];&quot;\D&quot;;&quot;&quot;;&quot;g&quot;)" office:value-type="string" office:string-value="2" calcext:value-type="string">
            <text:p>2</text:p>
          </table:table-cell>
          <table:table-cell table:formula="of:=LEFT([.B476];1)" office:value-type="string" office:string-value="2" calcext:value-type="string">
            <text:p>2</text:p>
          </table:table-cell>
          <table:table-cell table:style-name="ce5" table:formula="of:=RIGHT([.B476];1)" office:value-type="string" office:string-value="2" calcext:value-type="string">
            <text:p>2</text:p>
          </table:table-cell>
          <table:table-cell table:formula="of:=VALUE(COM.MICROSOFT.CONCAT([.C476];[.D476]))" office:value-type="float" office:value="22" calcext:value-type="float">
            <text:p>22</text:p>
          </table:table-cell>
          <table:table-cell table:style-name="ce14" table:formula="of:=(STRREV([.A476]))" office:value-type="string" office:string-value="eerhtjnnowt2" calcext:value-type="string">
            <text:p>eerhtjnnowt2</text:p>
          </table:table-cell>
          <table:table-cell table:formula="of:=ORG.LIBREOFFICE.REGEX([.A47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7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76]);&quot;&quot;;IF([.G476]=&quot;one&quot;;&quot;1&quot;;IF([.G476]=&quot;two&quot;;&quot;2&quot;;IF([.G476]=&quot;three&quot;;&quot;3&quot;;IF([.G476]=&quot;four&quot;;&quot;4&quot;;IF([.G476]=&quot;five&quot;;&quot;5&quot;;IF([.G476]=&quot;six&quot;;&quot;6&quot;;IF([.G476]=&quot;seven&quot;;&quot;7&quot;;IF([.G476]=&quot;eight&quot;;&quot;8&quot;;IF([.G476]=&quot;nine&quot;;&quot;9&quot;;IF([.G476]=&quot;zero&quot;;&quot;0&quot;;VALUE([.G476]))))))))))))" office:value-type="float" office:value="2" calcext:value-type="float">
            <text:p>2</text:p>
          </table:table-cell>
          <table:table-cell table:style-name="ce7" table:formula="of:=IF(ISNA([.H476]);&quot;&quot;;IF([.H476]=&quot;eno&quot;;&quot;1&quot;;IF([.H476]=&quot;owt&quot;;&quot;2&quot;;IF([.H476]=&quot;eerht&quot;;&quot;3&quot;;IF([.H476]=&quot;ruof&quot;;&quot;4&quot;;IF([.H476]=&quot;evif&quot;;&quot;5&quot;;IF([.H476]=&quot;xis&quot;;&quot;6&quot;;IF([.H476]=&quot;neves&quot;;&quot;7&quot;;IF([.H476]=&quot;thgie&quot;;&quot;8&quot;;IF([.H476]=&quot;enin&quot;;&quot;9&quot;;IF([.H476]=&quot;orez&quot;;&quot;0&quot;;[.H476])))))))))))" office:value-type="string" office:string-value="3" calcext:value-type="string">
            <text:p>3</text:p>
          </table:table-cell>
          <table:table-cell table:formula="of:=IF(ISNA([.G476]);&quot;&quot;;VALUE(COM.MICROSOFT.CONCAT([.I476:.J476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hmbplgqthreeonergqmxbbzzlvvmn4</text:p>
          </table:table-cell>
          <table:table-cell table:style-name="ce4" table:formula="of:=ORG.LIBREOFFICE.REGEX([.A477];&quot;\D&quot;;&quot;&quot;;&quot;g&quot;)" office:value-type="string" office:string-value="4" calcext:value-type="string">
            <text:p>4</text:p>
          </table:table-cell>
          <table:table-cell table:formula="of:=LEFT([.B477];1)" office:value-type="string" office:string-value="4" calcext:value-type="string">
            <text:p>4</text:p>
          </table:table-cell>
          <table:table-cell table:style-name="ce5" table:formula="of:=RIGHT([.B477];1)" office:value-type="string" office:string-value="4" calcext:value-type="string">
            <text:p>4</text:p>
          </table:table-cell>
          <table:table-cell table:formula="of:=VALUE(COM.MICROSOFT.CONCAT([.C477];[.D477]))" office:value-type="float" office:value="44" calcext:value-type="float">
            <text:p>44</text:p>
          </table:table-cell>
          <table:table-cell table:style-name="ce14" table:formula="of:=(STRREV([.A477]))" office:value-type="string" office:string-value="4nmvvlzzbbxmqgrenoeerhtqglpbmhld" calcext:value-type="string">
            <text:p>4nmvvlzzbbxmqgrenoeerhtqglpbmhld</text:p>
          </table:table-cell>
          <table:table-cell table:formula="of:=ORG.LIBREOFFICE.REGEX([.A477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77];&quot;eno|owt|eerht|ruof|evif|xis|neves|thgie|enin|orez|\d&quot;;;1)" office:value-type="string" office:string-value="4" calcext:value-type="string">
            <text:p>4</text:p>
          </table:table-cell>
          <table:table-cell table:formula="of:=IF(ISNA([.G477]);&quot;&quot;;IF([.G477]=&quot;one&quot;;&quot;1&quot;;IF([.G477]=&quot;two&quot;;&quot;2&quot;;IF([.G477]=&quot;three&quot;;&quot;3&quot;;IF([.G477]=&quot;four&quot;;&quot;4&quot;;IF([.G477]=&quot;five&quot;;&quot;5&quot;;IF([.G477]=&quot;six&quot;;&quot;6&quot;;IF([.G477]=&quot;seven&quot;;&quot;7&quot;;IF([.G477]=&quot;eight&quot;;&quot;8&quot;;IF([.G477]=&quot;nine&quot;;&quot;9&quot;;IF([.G477]=&quot;zero&quot;;&quot;0&quot;;VALUE([.G477]))))))))))))" office:value-type="string" office:string-value="3" calcext:value-type="string">
            <text:p>3</text:p>
          </table:table-cell>
          <table:table-cell table:style-name="ce7" table:formula="of:=IF(ISNA([.H477]);&quot;&quot;;IF([.H477]=&quot;eno&quot;;&quot;1&quot;;IF([.H477]=&quot;owt&quot;;&quot;2&quot;;IF([.H477]=&quot;eerht&quot;;&quot;3&quot;;IF([.H477]=&quot;ruof&quot;;&quot;4&quot;;IF([.H477]=&quot;evif&quot;;&quot;5&quot;;IF([.H477]=&quot;xis&quot;;&quot;6&quot;;IF([.H477]=&quot;neves&quot;;&quot;7&quot;;IF([.H477]=&quot;thgie&quot;;&quot;8&quot;;IF([.H477]=&quot;enin&quot;;&quot;9&quot;;IF([.H477]=&quot;orez&quot;;&quot;0&quot;;[.H477])))))))))))" office:value-type="string" office:string-value="4" calcext:value-type="string">
            <text:p>4</text:p>
          </table:table-cell>
          <table:table-cell table:formula="of:=IF(ISNA([.G477]);&quot;&quot;;VALUE(COM.MICROSOFT.CONCAT([.I477:.J477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wohldcs9</text:p>
          </table:table-cell>
          <table:table-cell table:style-name="ce4" table:formula="of:=ORG.LIBREOFFICE.REGEX([.A478];&quot;\D&quot;;&quot;&quot;;&quot;g&quot;)" office:value-type="string" office:string-value="69" calcext:value-type="string">
            <text:p>69</text:p>
          </table:table-cell>
          <table:table-cell table:formula="of:=LEFT([.B478];1)" office:value-type="string" office:string-value="6" calcext:value-type="string">
            <text:p>6</text:p>
          </table:table-cell>
          <table:table-cell table:style-name="ce5" table:formula="of:=RIGHT([.B478];1)" office:value-type="string" office:string-value="9" calcext:value-type="string">
            <text:p>9</text:p>
          </table:table-cell>
          <table:table-cell table:formula="of:=VALUE(COM.MICROSOFT.CONCAT([.C478];[.D478]))" office:value-type="float" office:value="69" calcext:value-type="float">
            <text:p>69</text:p>
          </table:table-cell>
          <table:table-cell table:style-name="ce14" table:formula="of:=(STRREV([.A478]))" office:value-type="string" office:string-value="9scdlhowt6" calcext:value-type="string">
            <text:p>9scdlhowt6</text:p>
          </table:table-cell>
          <table:table-cell table:formula="of:=ORG.LIBREOFFICE.REGEX([.A47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78];&quot;eno|owt|eerht|ruof|evif|xis|neves|thgie|enin|orez|\d&quot;;;1)" office:value-type="string" office:string-value="9" calcext:value-type="string">
            <text:p>9</text:p>
          </table:table-cell>
          <table:table-cell table:formula="of:=IF(ISNA([.G478]);&quot;&quot;;IF([.G478]=&quot;one&quot;;&quot;1&quot;;IF([.G478]=&quot;two&quot;;&quot;2&quot;;IF([.G478]=&quot;three&quot;;&quot;3&quot;;IF([.G478]=&quot;four&quot;;&quot;4&quot;;IF([.G478]=&quot;five&quot;;&quot;5&quot;;IF([.G478]=&quot;six&quot;;&quot;6&quot;;IF([.G478]=&quot;seven&quot;;&quot;7&quot;;IF([.G478]=&quot;eight&quot;;&quot;8&quot;;IF([.G478]=&quot;nine&quot;;&quot;9&quot;;IF([.G478]=&quot;zero&quot;;&quot;0&quot;;VALUE([.G478]))))))))))))" office:value-type="float" office:value="6" calcext:value-type="float">
            <text:p>6</text:p>
          </table:table-cell>
          <table:table-cell table:style-name="ce7" table:formula="of:=IF(ISNA([.H478]);&quot;&quot;;IF([.H478]=&quot;eno&quot;;&quot;1&quot;;IF([.H478]=&quot;owt&quot;;&quot;2&quot;;IF([.H478]=&quot;eerht&quot;;&quot;3&quot;;IF([.H478]=&quot;ruof&quot;;&quot;4&quot;;IF([.H478]=&quot;evif&quot;;&quot;5&quot;;IF([.H478]=&quot;xis&quot;;&quot;6&quot;;IF([.H478]=&quot;neves&quot;;&quot;7&quot;;IF([.H478]=&quot;thgie&quot;;&quot;8&quot;;IF([.H478]=&quot;enin&quot;;&quot;9&quot;;IF([.H478]=&quot;orez&quot;;&quot;0&quot;;[.H478])))))))))))" office:value-type="string" office:string-value="9" calcext:value-type="string">
            <text:p>9</text:p>
          </table:table-cell>
          <table:table-cell table:formula="of:=IF(ISNA([.G478]);&quot;&quot;;VALUE(COM.MICROSOFT.CONCAT([.I478:.J478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pjnztmqt</text:p>
          </table:table-cell>
          <table:table-cell table:style-name="ce4" table:formula="of:=ORG.LIBREOFFICE.REGEX([.A479];&quot;\D&quot;;&quot;&quot;;&quot;g&quot;)" office:value-type="string" office:string-value="6" calcext:value-type="string">
            <text:p>6</text:p>
          </table:table-cell>
          <table:table-cell table:formula="of:=LEFT([.B479];1)" office:value-type="string" office:string-value="6" calcext:value-type="string">
            <text:p>6</text:p>
          </table:table-cell>
          <table:table-cell table:style-name="ce5" table:formula="of:=RIGHT([.B479];1)" office:value-type="string" office:string-value="6" calcext:value-type="string">
            <text:p>6</text:p>
          </table:table-cell>
          <table:table-cell table:formula="of:=VALUE(COM.MICROSOFT.CONCAT([.C479];[.D479]))" office:value-type="float" office:value="66" calcext:value-type="float">
            <text:p>66</text:p>
          </table:table-cell>
          <table:table-cell table:style-name="ce14" table:formula="of:=(STRREV([.A479]))" office:value-type="string" office:string-value="tqmtznjpruof6" calcext:value-type="string">
            <text:p>tqmtznjpruof6</text:p>
          </table:table-cell>
          <table:table-cell table:formula="of:=ORG.LIBREOFFICE.REGEX([.A47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79];&quot;eno|owt|eerht|ruof|evif|xis|neves|thgie|enin|orez|\d&quot;;;1)" office:value-type="string" office:string-value="ruof" calcext:value-type="string">
            <text:p>ruof</text:p>
          </table:table-cell>
          <table:table-cell table:formula="of:=IF(ISNA([.G479]);&quot;&quot;;IF([.G479]=&quot;one&quot;;&quot;1&quot;;IF([.G479]=&quot;two&quot;;&quot;2&quot;;IF([.G479]=&quot;three&quot;;&quot;3&quot;;IF([.G479]=&quot;four&quot;;&quot;4&quot;;IF([.G479]=&quot;five&quot;;&quot;5&quot;;IF([.G479]=&quot;six&quot;;&quot;6&quot;;IF([.G479]=&quot;seven&quot;;&quot;7&quot;;IF([.G479]=&quot;eight&quot;;&quot;8&quot;;IF([.G479]=&quot;nine&quot;;&quot;9&quot;;IF([.G479]=&quot;zero&quot;;&quot;0&quot;;VALUE([.G479]))))))))))))" office:value-type="float" office:value="6" calcext:value-type="float">
            <text:p>6</text:p>
          </table:table-cell>
          <table:table-cell table:style-name="ce7" table:formula="of:=IF(ISNA([.H479]);&quot;&quot;;IF([.H479]=&quot;eno&quot;;&quot;1&quot;;IF([.H479]=&quot;owt&quot;;&quot;2&quot;;IF([.H479]=&quot;eerht&quot;;&quot;3&quot;;IF([.H479]=&quot;ruof&quot;;&quot;4&quot;;IF([.H479]=&quot;evif&quot;;&quot;5&quot;;IF([.H479]=&quot;xis&quot;;&quot;6&quot;;IF([.H479]=&quot;neves&quot;;&quot;7&quot;;IF([.H479]=&quot;thgie&quot;;&quot;8&quot;;IF([.H479]=&quot;enin&quot;;&quot;9&quot;;IF([.H479]=&quot;orez&quot;;&quot;0&quot;;[.H479])))))))))))" office:value-type="string" office:string-value="4" calcext:value-type="string">
            <text:p>4</text:p>
          </table:table-cell>
          <table:table-cell table:formula="of:=IF(ISNA([.G479]);&quot;&quot;;VALUE(COM.MICROSOFT.CONCAT([.I479:.J479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phjblksrhk1mzcfpvqx2mdlprtg52</text:p>
          </table:table-cell>
          <table:table-cell table:style-name="ce4" table:formula="of:=ORG.LIBREOFFICE.REGEX([.A480];&quot;\D&quot;;&quot;&quot;;&quot;g&quot;)" office:value-type="string" office:string-value="1252" calcext:value-type="string">
            <text:p>1252</text:p>
          </table:table-cell>
          <table:table-cell table:formula="of:=LEFT([.B480];1)" office:value-type="string" office:string-value="1" calcext:value-type="string">
            <text:p>1</text:p>
          </table:table-cell>
          <table:table-cell table:style-name="ce5" table:formula="of:=RIGHT([.B480];1)" office:value-type="string" office:string-value="2" calcext:value-type="string">
            <text:p>2</text:p>
          </table:table-cell>
          <table:table-cell table:formula="of:=VALUE(COM.MICROSOFT.CONCAT([.C480];[.D480]))" office:value-type="float" office:value="12" calcext:value-type="float">
            <text:p>12</text:p>
          </table:table-cell>
          <table:table-cell table:style-name="ce14" table:formula="of:=(STRREV([.A480]))" office:value-type="string" office:string-value="25gtrpldm2xqvpfczm1khrsklbjhpeerht" calcext:value-type="string">
            <text:p>25gtrpldm2xqvpfczm1khrsklbjhpeerht</text:p>
          </table:table-cell>
          <table:table-cell table:formula="of:=ORG.LIBREOFFICE.REGEX([.A48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80];&quot;eno|owt|eerht|ruof|evif|xis|neves|thgie|enin|orez|\d&quot;;;1)" office:value-type="string" office:string-value="2" calcext:value-type="string">
            <text:p>2</text:p>
          </table:table-cell>
          <table:table-cell table:formula="of:=IF(ISNA([.G480]);&quot;&quot;;IF([.G480]=&quot;one&quot;;&quot;1&quot;;IF([.G480]=&quot;two&quot;;&quot;2&quot;;IF([.G480]=&quot;three&quot;;&quot;3&quot;;IF([.G480]=&quot;four&quot;;&quot;4&quot;;IF([.G480]=&quot;five&quot;;&quot;5&quot;;IF([.G480]=&quot;six&quot;;&quot;6&quot;;IF([.G480]=&quot;seven&quot;;&quot;7&quot;;IF([.G480]=&quot;eight&quot;;&quot;8&quot;;IF([.G480]=&quot;nine&quot;;&quot;9&quot;;IF([.G480]=&quot;zero&quot;;&quot;0&quot;;VALUE([.G480]))))))))))))" office:value-type="string" office:string-value="3" calcext:value-type="string">
            <text:p>3</text:p>
          </table:table-cell>
          <table:table-cell table:style-name="ce7" table:formula="of:=IF(ISNA([.H480]);&quot;&quot;;IF([.H480]=&quot;eno&quot;;&quot;1&quot;;IF([.H480]=&quot;owt&quot;;&quot;2&quot;;IF([.H480]=&quot;eerht&quot;;&quot;3&quot;;IF([.H480]=&quot;ruof&quot;;&quot;4&quot;;IF([.H480]=&quot;evif&quot;;&quot;5&quot;;IF([.H480]=&quot;xis&quot;;&quot;6&quot;;IF([.H480]=&quot;neves&quot;;&quot;7&quot;;IF([.H480]=&quot;thgie&quot;;&quot;8&quot;;IF([.H480]=&quot;enin&quot;;&quot;9&quot;;IF([.H480]=&quot;orez&quot;;&quot;0&quot;;[.H480])))))))))))" office:value-type="string" office:string-value="2" calcext:value-type="string">
            <text:p>2</text:p>
          </table:table-cell>
          <table:table-cell table:formula="of:=IF(ISNA([.G480]);&quot;&quot;;VALUE(COM.MICROSOFT.CONCAT([.I480:.J48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g5</text:p>
          </table:table-cell>
          <table:table-cell table:style-name="ce4" table:formula="of:=ORG.LIBREOFFICE.REGEX([.A481];&quot;\D&quot;;&quot;&quot;;&quot;g&quot;)" office:value-type="string" office:string-value="5" calcext:value-type="string">
            <text:p>5</text:p>
          </table:table-cell>
          <table:table-cell table:formula="of:=LEFT([.B481];1)" office:value-type="string" office:string-value="5" calcext:value-type="string">
            <text:p>5</text:p>
          </table:table-cell>
          <table:table-cell table:style-name="ce5" table:formula="of:=RIGHT([.B481];1)" office:value-type="string" office:string-value="5" calcext:value-type="string">
            <text:p>5</text:p>
          </table:table-cell>
          <table:table-cell table:formula="of:=VALUE(COM.MICROSOFT.CONCAT([.C481];[.D481]))" office:value-type="float" office:value="55" calcext:value-type="float">
            <text:p>55</text:p>
          </table:table-cell>
          <table:table-cell table:style-name="ce14" table:formula="of:=(STRREV([.A481]))" office:value-type="string" office:string-value="5gmf" calcext:value-type="string">
            <text:p>5gmf</text:p>
          </table:table-cell>
          <table:table-cell table:formula="of:=ORG.LIBREOFFICE.REGEX([.A48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81];&quot;eno|owt|eerht|ruof|evif|xis|neves|thgie|enin|orez|\d&quot;;;1)" office:value-type="string" office:string-value="5" calcext:value-type="string">
            <text:p>5</text:p>
          </table:table-cell>
          <table:table-cell table:formula="of:=IF(ISNA([.G481]);&quot;&quot;;IF([.G481]=&quot;one&quot;;&quot;1&quot;;IF([.G481]=&quot;two&quot;;&quot;2&quot;;IF([.G481]=&quot;three&quot;;&quot;3&quot;;IF([.G481]=&quot;four&quot;;&quot;4&quot;;IF([.G481]=&quot;five&quot;;&quot;5&quot;;IF([.G481]=&quot;six&quot;;&quot;6&quot;;IF([.G481]=&quot;seven&quot;;&quot;7&quot;;IF([.G481]=&quot;eight&quot;;&quot;8&quot;;IF([.G481]=&quot;nine&quot;;&quot;9&quot;;IF([.G481]=&quot;zero&quot;;&quot;0&quot;;VALUE([.G481]))))))))))))" office:value-type="float" office:value="5" calcext:value-type="float">
            <text:p>5</text:p>
          </table:table-cell>
          <table:table-cell table:style-name="ce7" table:formula="of:=IF(ISNA([.H481]);&quot;&quot;;IF([.H481]=&quot;eno&quot;;&quot;1&quot;;IF([.H481]=&quot;owt&quot;;&quot;2&quot;;IF([.H481]=&quot;eerht&quot;;&quot;3&quot;;IF([.H481]=&quot;ruof&quot;;&quot;4&quot;;IF([.H481]=&quot;evif&quot;;&quot;5&quot;;IF([.H481]=&quot;xis&quot;;&quot;6&quot;;IF([.H481]=&quot;neves&quot;;&quot;7&quot;;IF([.H481]=&quot;thgie&quot;;&quot;8&quot;;IF([.H481]=&quot;enin&quot;;&quot;9&quot;;IF([.H481]=&quot;orez&quot;;&quot;0&quot;;[.H481])))))))))))" office:value-type="string" office:string-value="5" calcext:value-type="string">
            <text:p>5</text:p>
          </table:table-cell>
          <table:table-cell table:style-name="ce7" table:formula="of:=IF(ISNA([.G481]);&quot;&quot;;VALUE(COM.MICROSOFT.CONCAT([.I481:.J481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xd2dvlnstwo3six1</text:p>
          </table:table-cell>
          <table:table-cell table:style-name="ce4" table:formula="of:=ORG.LIBREOFFICE.REGEX([.A482];&quot;\D&quot;;&quot;&quot;;&quot;g&quot;)" office:value-type="string" office:string-value="231" calcext:value-type="string">
            <text:p>231</text:p>
          </table:table-cell>
          <table:table-cell table:formula="of:=LEFT([.B482];1)" office:value-type="string" office:string-value="2" calcext:value-type="string">
            <text:p>2</text:p>
          </table:table-cell>
          <table:table-cell table:style-name="ce5" table:formula="of:=RIGHT([.B482];1)" office:value-type="string" office:string-value="1" calcext:value-type="string">
            <text:p>1</text:p>
          </table:table-cell>
          <table:table-cell table:formula="of:=VALUE(COM.MICROSOFT.CONCAT([.C482];[.D482]))" office:value-type="float" office:value="21" calcext:value-type="float">
            <text:p>21</text:p>
          </table:table-cell>
          <table:table-cell table:style-name="ce14" table:formula="of:=(STRREV([.A482]))" office:value-type="string" office:string-value="1xis3owtsnlvd2dxgb" calcext:value-type="string">
            <text:p>1xis3owtsnlvd2dxgb</text:p>
          </table:table-cell>
          <table:table-cell table:formula="of:=ORG.LIBREOFFICE.REGEX([.A48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82];&quot;eno|owt|eerht|ruof|evif|xis|neves|thgie|enin|orez|\d&quot;;;1)" office:value-type="string" office:string-value="1" calcext:value-type="string">
            <text:p>1</text:p>
          </table:table-cell>
          <table:table-cell table:formula="of:=IF(ISNA([.G482]);&quot;&quot;;IF([.G482]=&quot;one&quot;;&quot;1&quot;;IF([.G482]=&quot;two&quot;;&quot;2&quot;;IF([.G482]=&quot;three&quot;;&quot;3&quot;;IF([.G482]=&quot;four&quot;;&quot;4&quot;;IF([.G482]=&quot;five&quot;;&quot;5&quot;;IF([.G482]=&quot;six&quot;;&quot;6&quot;;IF([.G482]=&quot;seven&quot;;&quot;7&quot;;IF([.G482]=&quot;eight&quot;;&quot;8&quot;;IF([.G482]=&quot;nine&quot;;&quot;9&quot;;IF([.G482]=&quot;zero&quot;;&quot;0&quot;;VALUE([.G482]))))))))))))" office:value-type="float" office:value="2" calcext:value-type="float">
            <text:p>2</text:p>
          </table:table-cell>
          <table:table-cell table:style-name="ce7" table:formula="of:=IF(ISNA([.H482]);&quot;&quot;;IF([.H482]=&quot;eno&quot;;&quot;1&quot;;IF([.H482]=&quot;owt&quot;;&quot;2&quot;;IF([.H482]=&quot;eerht&quot;;&quot;3&quot;;IF([.H482]=&quot;ruof&quot;;&quot;4&quot;;IF([.H482]=&quot;evif&quot;;&quot;5&quot;;IF([.H482]=&quot;xis&quot;;&quot;6&quot;;IF([.H482]=&quot;neves&quot;;&quot;7&quot;;IF([.H482]=&quot;thgie&quot;;&quot;8&quot;;IF([.H482]=&quot;enin&quot;;&quot;9&quot;;IF([.H482]=&quot;orez&quot;;&quot;0&quot;;[.H482])))))))))))" office:value-type="string" office:string-value="1" calcext:value-type="string">
            <text:p>1</text:p>
          </table:table-cell>
          <table:table-cell table:formula="of:=IF(ISNA([.G482]);&quot;&quot;;VALUE(COM.MICROSOFT.CONCAT([.I482:.J482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g64onerksrfour7four</text:p>
          </table:table-cell>
          <table:table-cell table:style-name="ce4" table:formula="of:=ORG.LIBREOFFICE.REGEX([.A483];&quot;\D&quot;;&quot;&quot;;&quot;g&quot;)" office:value-type="string" office:string-value="647" calcext:value-type="string">
            <text:p>647</text:p>
          </table:table-cell>
          <table:table-cell table:formula="of:=LEFT([.B483];1)" office:value-type="string" office:string-value="6" calcext:value-type="string">
            <text:p>6</text:p>
          </table:table-cell>
          <table:table-cell table:style-name="ce5" table:formula="of:=RIGHT([.B483];1)" office:value-type="string" office:string-value="7" calcext:value-type="string">
            <text:p>7</text:p>
          </table:table-cell>
          <table:table-cell table:formula="of:=VALUE(COM.MICROSOFT.CONCAT([.C483];[.D483]))" office:value-type="float" office:value="67" calcext:value-type="float">
            <text:p>67</text:p>
          </table:table-cell>
          <table:table-cell table:style-name="ce14" table:formula="of:=(STRREV([.A483]))" office:value-type="string" office:string-value="ruof7ruofrskreno46gg" calcext:value-type="string">
            <text:p>ruof7ruofrskreno46gg</text:p>
          </table:table-cell>
          <table:table-cell table:formula="of:=ORG.LIBREOFFICE.REGEX([.A48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83];&quot;eno|owt|eerht|ruof|evif|xis|neves|thgie|enin|orez|\d&quot;;;1)" office:value-type="string" office:string-value="ruof" calcext:value-type="string">
            <text:p>ruof</text:p>
          </table:table-cell>
          <table:table-cell table:formula="of:=IF(ISNA([.G483]);&quot;&quot;;IF([.G483]=&quot;one&quot;;&quot;1&quot;;IF([.G483]=&quot;two&quot;;&quot;2&quot;;IF([.G483]=&quot;three&quot;;&quot;3&quot;;IF([.G483]=&quot;four&quot;;&quot;4&quot;;IF([.G483]=&quot;five&quot;;&quot;5&quot;;IF([.G483]=&quot;six&quot;;&quot;6&quot;;IF([.G483]=&quot;seven&quot;;&quot;7&quot;;IF([.G483]=&quot;eight&quot;;&quot;8&quot;;IF([.G483]=&quot;nine&quot;;&quot;9&quot;;IF([.G483]=&quot;zero&quot;;&quot;0&quot;;VALUE([.G483]))))))))))))" office:value-type="float" office:value="6" calcext:value-type="float">
            <text:p>6</text:p>
          </table:table-cell>
          <table:table-cell table:style-name="ce7" table:formula="of:=IF(ISNA([.H483]);&quot;&quot;;IF([.H483]=&quot;eno&quot;;&quot;1&quot;;IF([.H483]=&quot;owt&quot;;&quot;2&quot;;IF([.H483]=&quot;eerht&quot;;&quot;3&quot;;IF([.H483]=&quot;ruof&quot;;&quot;4&quot;;IF([.H483]=&quot;evif&quot;;&quot;5&quot;;IF([.H483]=&quot;xis&quot;;&quot;6&quot;;IF([.H483]=&quot;neves&quot;;&quot;7&quot;;IF([.H483]=&quot;thgie&quot;;&quot;8&quot;;IF([.H483]=&quot;enin&quot;;&quot;9&quot;;IF([.H483]=&quot;orez&quot;;&quot;0&quot;;[.H483])))))))))))" office:value-type="string" office:string-value="4" calcext:value-type="string">
            <text:p>4</text:p>
          </table:table-cell>
          <table:table-cell table:formula="of:=IF(ISNA([.G483]);&quot;&quot;;VALUE(COM.MICROSOFT.CONCAT([.I483:.J483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7ppeightsevengpzkn</text:p>
          </table:table-cell>
          <table:table-cell table:style-name="ce4" table:formula="of:=ORG.LIBREOFFICE.REGEX([.A484];&quot;\D&quot;;&quot;&quot;;&quot;g&quot;)" office:value-type="string" office:string-value="47" calcext:value-type="string">
            <text:p>47</text:p>
          </table:table-cell>
          <table:table-cell table:formula="of:=LEFT([.B484];1)" office:value-type="string" office:string-value="4" calcext:value-type="string">
            <text:p>4</text:p>
          </table:table-cell>
          <table:table-cell table:style-name="ce5" table:formula="of:=RIGHT([.B484];1)" office:value-type="string" office:string-value="7" calcext:value-type="string">
            <text:p>7</text:p>
          </table:table-cell>
          <table:table-cell table:formula="of:=VALUE(COM.MICROSOFT.CONCAT([.C484];[.D484]))" office:value-type="float" office:value="47" calcext:value-type="float">
            <text:p>47</text:p>
          </table:table-cell>
          <table:table-cell table:style-name="ce14" table:formula="of:=(STRREV([.A484]))" office:value-type="string" office:string-value="nkzpgnevesthgiepp74thgie" calcext:value-type="string">
            <text:p>nkzpgnevesthgiepp74thgie</text:p>
          </table:table-cell>
          <table:table-cell table:formula="of:=ORG.LIBREOFFICE.REGEX([.A48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8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84]);&quot;&quot;;IF([.G484]=&quot;one&quot;;&quot;1&quot;;IF([.G484]=&quot;two&quot;;&quot;2&quot;;IF([.G484]=&quot;three&quot;;&quot;3&quot;;IF([.G484]=&quot;four&quot;;&quot;4&quot;;IF([.G484]=&quot;five&quot;;&quot;5&quot;;IF([.G484]=&quot;six&quot;;&quot;6&quot;;IF([.G484]=&quot;seven&quot;;&quot;7&quot;;IF([.G484]=&quot;eight&quot;;&quot;8&quot;;IF([.G484]=&quot;nine&quot;;&quot;9&quot;;IF([.G484]=&quot;zero&quot;;&quot;0&quot;;VALUE([.G484]))))))))))))" office:value-type="string" office:string-value="8" calcext:value-type="string">
            <text:p>8</text:p>
          </table:table-cell>
          <table:table-cell table:style-name="ce7" table:formula="of:=IF(ISNA([.H484]);&quot;&quot;;IF([.H484]=&quot;eno&quot;;&quot;1&quot;;IF([.H484]=&quot;owt&quot;;&quot;2&quot;;IF([.H484]=&quot;eerht&quot;;&quot;3&quot;;IF([.H484]=&quot;ruof&quot;;&quot;4&quot;;IF([.H484]=&quot;evif&quot;;&quot;5&quot;;IF([.H484]=&quot;xis&quot;;&quot;6&quot;;IF([.H484]=&quot;neves&quot;;&quot;7&quot;;IF([.H484]=&quot;thgie&quot;;&quot;8&quot;;IF([.H484]=&quot;enin&quot;;&quot;9&quot;;IF([.H484]=&quot;orez&quot;;&quot;0&quot;;[.H484])))))))))))" office:value-type="string" office:string-value="7" calcext:value-type="string">
            <text:p>7</text:p>
          </table:table-cell>
          <table:table-cell table:formula="of:=IF(ISNA([.G484]);&quot;&quot;;VALUE(COM.MICROSOFT.CONCAT([.I484:.J484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2mzfive2jh</text:p>
          </table:table-cell>
          <table:table-cell table:style-name="ce4" table:formula="of:=ORG.LIBREOFFICE.REGEX([.A485];&quot;\D&quot;;&quot;&quot;;&quot;g&quot;)" office:value-type="string" office:string-value="922" calcext:value-type="string">
            <text:p>922</text:p>
          </table:table-cell>
          <table:table-cell table:formula="of:=LEFT([.B485];1)" office:value-type="string" office:string-value="9" calcext:value-type="string">
            <text:p>9</text:p>
          </table:table-cell>
          <table:table-cell table:style-name="ce5" table:formula="of:=RIGHT([.B485];1)" office:value-type="string" office:string-value="2" calcext:value-type="string">
            <text:p>2</text:p>
          </table:table-cell>
          <table:table-cell table:formula="of:=VALUE(COM.MICROSOFT.CONCAT([.C485];[.D485]))" office:value-type="float" office:value="92" calcext:value-type="float">
            <text:p>92</text:p>
          </table:table-cell>
          <table:table-cell table:style-name="ce14" table:formula="of:=(STRREV([.A485]))" office:value-type="string" office:string-value="hj2evifzm29" calcext:value-type="string">
            <text:p>hj2evifzm29</text:p>
          </table:table-cell>
          <table:table-cell table:formula="of:=ORG.LIBREOFFICE.REGEX([.A48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85];&quot;eno|owt|eerht|ruof|evif|xis|neves|thgie|enin|orez|\d&quot;;;1)" office:value-type="string" office:string-value="2" calcext:value-type="string">
            <text:p>2</text:p>
          </table:table-cell>
          <table:table-cell table:formula="of:=IF(ISNA([.G485]);&quot;&quot;;IF([.G485]=&quot;one&quot;;&quot;1&quot;;IF([.G485]=&quot;two&quot;;&quot;2&quot;;IF([.G485]=&quot;three&quot;;&quot;3&quot;;IF([.G485]=&quot;four&quot;;&quot;4&quot;;IF([.G485]=&quot;five&quot;;&quot;5&quot;;IF([.G485]=&quot;six&quot;;&quot;6&quot;;IF([.G485]=&quot;seven&quot;;&quot;7&quot;;IF([.G485]=&quot;eight&quot;;&quot;8&quot;;IF([.G485]=&quot;nine&quot;;&quot;9&quot;;IF([.G485]=&quot;zero&quot;;&quot;0&quot;;VALUE([.G485]))))))))))))" office:value-type="float" office:value="9" calcext:value-type="float">
            <text:p>9</text:p>
          </table:table-cell>
          <table:table-cell table:style-name="ce7" table:formula="of:=IF(ISNA([.H485]);&quot;&quot;;IF([.H485]=&quot;eno&quot;;&quot;1&quot;;IF([.H485]=&quot;owt&quot;;&quot;2&quot;;IF([.H485]=&quot;eerht&quot;;&quot;3&quot;;IF([.H485]=&quot;ruof&quot;;&quot;4&quot;;IF([.H485]=&quot;evif&quot;;&quot;5&quot;;IF([.H485]=&quot;xis&quot;;&quot;6&quot;;IF([.H485]=&quot;neves&quot;;&quot;7&quot;;IF([.H485]=&quot;thgie&quot;;&quot;8&quot;;IF([.H485]=&quot;enin&quot;;&quot;9&quot;;IF([.H485]=&quot;orez&quot;;&quot;0&quot;;[.H485])))))))))))" office:value-type="string" office:string-value="2" calcext:value-type="string">
            <text:p>2</text:p>
          </table:table-cell>
          <table:table-cell table:formula="of:=IF(ISNA([.G485]);&quot;&quot;;VALUE(COM.MICROSOFT.CONCAT([.I485:.J485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jrnine8fivesixfivefour</text:p>
          </table:table-cell>
          <table:table-cell table:style-name="ce4" table:formula="of:=ORG.LIBREOFFICE.REGEX([.A486];&quot;\D&quot;;&quot;&quot;;&quot;g&quot;)" office:value-type="string" office:string-value="8" calcext:value-type="string">
            <text:p>8</text:p>
          </table:table-cell>
          <table:table-cell table:formula="of:=LEFT([.B486];1)" office:value-type="string" office:string-value="8" calcext:value-type="string">
            <text:p>8</text:p>
          </table:table-cell>
          <table:table-cell table:style-name="ce5" table:formula="of:=RIGHT([.B486];1)" office:value-type="string" office:string-value="8" calcext:value-type="string">
            <text:p>8</text:p>
          </table:table-cell>
          <table:table-cell table:formula="of:=VALUE(COM.MICROSOFT.CONCAT([.C486];[.D486]))" office:value-type="float" office:value="88" calcext:value-type="float">
            <text:p>88</text:p>
          </table:table-cell>
          <table:table-cell table:style-name="ce14" table:formula="of:=(STRREV([.A486]))" office:value-type="string" office:string-value="ruofevifxisevif8eninrjneves" calcext:value-type="string">
            <text:p>ruofevifxisevif8eninrjneves</text:p>
          </table:table-cell>
          <table:table-cell table:formula="of:=ORG.LIBREOFFICE.REGEX([.A48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86];&quot;eno|owt|eerht|ruof|evif|xis|neves|thgie|enin|orez|\d&quot;;;1)" office:value-type="string" office:string-value="ruof" calcext:value-type="string">
            <text:p>ruof</text:p>
          </table:table-cell>
          <table:table-cell table:formula="of:=IF(ISNA([.G486]);&quot;&quot;;IF([.G486]=&quot;one&quot;;&quot;1&quot;;IF([.G486]=&quot;two&quot;;&quot;2&quot;;IF([.G486]=&quot;three&quot;;&quot;3&quot;;IF([.G486]=&quot;four&quot;;&quot;4&quot;;IF([.G486]=&quot;five&quot;;&quot;5&quot;;IF([.G486]=&quot;six&quot;;&quot;6&quot;;IF([.G486]=&quot;seven&quot;;&quot;7&quot;;IF([.G486]=&quot;eight&quot;;&quot;8&quot;;IF([.G486]=&quot;nine&quot;;&quot;9&quot;;IF([.G486]=&quot;zero&quot;;&quot;0&quot;;VALUE([.G486]))))))))))))" office:value-type="string" office:string-value="7" calcext:value-type="string">
            <text:p>7</text:p>
          </table:table-cell>
          <table:table-cell table:style-name="ce7" table:formula="of:=IF(ISNA([.H486]);&quot;&quot;;IF([.H486]=&quot;eno&quot;;&quot;1&quot;;IF([.H486]=&quot;owt&quot;;&quot;2&quot;;IF([.H486]=&quot;eerht&quot;;&quot;3&quot;;IF([.H486]=&quot;ruof&quot;;&quot;4&quot;;IF([.H486]=&quot;evif&quot;;&quot;5&quot;;IF([.H486]=&quot;xis&quot;;&quot;6&quot;;IF([.H486]=&quot;neves&quot;;&quot;7&quot;;IF([.H486]=&quot;thgie&quot;;&quot;8&quot;;IF([.H486]=&quot;enin&quot;;&quot;9&quot;;IF([.H486]=&quot;orez&quot;;&quot;0&quot;;[.H486])))))))))))" office:value-type="string" office:string-value="4" calcext:value-type="string">
            <text:p>4</text:p>
          </table:table-cell>
          <table:table-cell table:formula="of:=IF(ISNA([.G486]);&quot;&quot;;VALUE(COM.MICROSOFT.CONCAT([.I486:.J486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mzxq869</text:p>
          </table:table-cell>
          <table:table-cell table:style-name="ce4" table:formula="of:=ORG.LIBREOFFICE.REGEX([.A487];&quot;\D&quot;;&quot;&quot;;&quot;g&quot;)" office:value-type="string" office:string-value="869" calcext:value-type="string">
            <text:p>869</text:p>
          </table:table-cell>
          <table:table-cell table:formula="of:=LEFT([.B487];1)" office:value-type="string" office:string-value="8" calcext:value-type="string">
            <text:p>8</text:p>
          </table:table-cell>
          <table:table-cell table:style-name="ce5" table:formula="of:=RIGHT([.B487];1)" office:value-type="string" office:string-value="9" calcext:value-type="string">
            <text:p>9</text:p>
          </table:table-cell>
          <table:table-cell table:formula="of:=VALUE(COM.MICROSOFT.CONCAT([.C487];[.D487]))" office:value-type="float" office:value="89" calcext:value-type="float">
            <text:p>89</text:p>
          </table:table-cell>
          <table:table-cell table:style-name="ce14" table:formula="of:=(STRREV([.A487]))" office:value-type="string" office:string-value="968qxzmz" calcext:value-type="string">
            <text:p>968qxzmz</text:p>
          </table:table-cell>
          <table:table-cell table:formula="of:=ORG.LIBREOFFICE.REGEX([.A487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87];&quot;eno|owt|eerht|ruof|evif|xis|neves|thgie|enin|orez|\d&quot;;;1)" office:value-type="string" office:string-value="9" calcext:value-type="string">
            <text:p>9</text:p>
          </table:table-cell>
          <table:table-cell table:formula="of:=IF(ISNA([.G487]);&quot;&quot;;IF([.G487]=&quot;one&quot;;&quot;1&quot;;IF([.G487]=&quot;two&quot;;&quot;2&quot;;IF([.G487]=&quot;three&quot;;&quot;3&quot;;IF([.G487]=&quot;four&quot;;&quot;4&quot;;IF([.G487]=&quot;five&quot;;&quot;5&quot;;IF([.G487]=&quot;six&quot;;&quot;6&quot;;IF([.G487]=&quot;seven&quot;;&quot;7&quot;;IF([.G487]=&quot;eight&quot;;&quot;8&quot;;IF([.G487]=&quot;nine&quot;;&quot;9&quot;;IF([.G487]=&quot;zero&quot;;&quot;0&quot;;VALUE([.G487]))))))))))))" office:value-type="float" office:value="8" calcext:value-type="float">
            <text:p>8</text:p>
          </table:table-cell>
          <table:table-cell table:style-name="ce7" table:formula="of:=IF(ISNA([.H487]);&quot;&quot;;IF([.H487]=&quot;eno&quot;;&quot;1&quot;;IF([.H487]=&quot;owt&quot;;&quot;2&quot;;IF([.H487]=&quot;eerht&quot;;&quot;3&quot;;IF([.H487]=&quot;ruof&quot;;&quot;4&quot;;IF([.H487]=&quot;evif&quot;;&quot;5&quot;;IF([.H487]=&quot;xis&quot;;&quot;6&quot;;IF([.H487]=&quot;neves&quot;;&quot;7&quot;;IF([.H487]=&quot;thgie&quot;;&quot;8&quot;;IF([.H487]=&quot;enin&quot;;&quot;9&quot;;IF([.H487]=&quot;orez&quot;;&quot;0&quot;;[.H487])))))))))))" office:value-type="string" office:string-value="9" calcext:value-type="string">
            <text:p>9</text:p>
          </table:table-cell>
          <table:table-cell table:style-name="ce7" table:formula="of:=IF(ISNA([.G487]);&quot;&quot;;VALUE(COM.MICROSOFT.CONCAT([.I487:.J487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jpgzqmsixninebvjkmb25seven</text:p>
          </table:table-cell>
          <table:table-cell table:style-name="ce4" table:formula="of:=ORG.LIBREOFFICE.REGEX([.A488];&quot;\D&quot;;&quot;&quot;;&quot;g&quot;)" office:value-type="string" office:string-value="25" calcext:value-type="string">
            <text:p>25</text:p>
          </table:table-cell>
          <table:table-cell table:formula="of:=LEFT([.B488];1)" office:value-type="string" office:string-value="2" calcext:value-type="string">
            <text:p>2</text:p>
          </table:table-cell>
          <table:table-cell table:style-name="ce5" table:formula="of:=RIGHT([.B488];1)" office:value-type="string" office:string-value="5" calcext:value-type="string">
            <text:p>5</text:p>
          </table:table-cell>
          <table:table-cell table:formula="of:=VALUE(COM.MICROSOFT.CONCAT([.C488];[.D488]))" office:value-type="float" office:value="25" calcext:value-type="float">
            <text:p>25</text:p>
          </table:table-cell>
          <table:table-cell table:style-name="ce14" table:formula="of:=(STRREV([.A488]))" office:value-type="string" office:string-value="neves52bmkjvbeninxismqzgpjr" calcext:value-type="string">
            <text:p>neves52bmkjvbeninxismqzgpjr</text:p>
          </table:table-cell>
          <table:table-cell table:formula="of:=ORG.LIBREOFFICE.REGEX([.A48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488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88]);&quot;&quot;;IF([.G488]=&quot;one&quot;;&quot;1&quot;;IF([.G488]=&quot;two&quot;;&quot;2&quot;;IF([.G488]=&quot;three&quot;;&quot;3&quot;;IF([.G488]=&quot;four&quot;;&quot;4&quot;;IF([.G488]=&quot;five&quot;;&quot;5&quot;;IF([.G488]=&quot;six&quot;;&quot;6&quot;;IF([.G488]=&quot;seven&quot;;&quot;7&quot;;IF([.G488]=&quot;eight&quot;;&quot;8&quot;;IF([.G488]=&quot;nine&quot;;&quot;9&quot;;IF([.G488]=&quot;zero&quot;;&quot;0&quot;;VALUE([.G488]))))))))))))" office:value-type="string" office:string-value="6" calcext:value-type="string">
            <text:p>6</text:p>
          </table:table-cell>
          <table:table-cell table:style-name="ce7" table:formula="of:=IF(ISNA([.H488]);&quot;&quot;;IF([.H488]=&quot;eno&quot;;&quot;1&quot;;IF([.H488]=&quot;owt&quot;;&quot;2&quot;;IF([.H488]=&quot;eerht&quot;;&quot;3&quot;;IF([.H488]=&quot;ruof&quot;;&quot;4&quot;;IF([.H488]=&quot;evif&quot;;&quot;5&quot;;IF([.H488]=&quot;xis&quot;;&quot;6&quot;;IF([.H488]=&quot;neves&quot;;&quot;7&quot;;IF([.H488]=&quot;thgie&quot;;&quot;8&quot;;IF([.H488]=&quot;enin&quot;;&quot;9&quot;;IF([.H488]=&quot;orez&quot;;&quot;0&quot;;[.H488])))))))))))" office:value-type="string" office:string-value="7" calcext:value-type="string">
            <text:p>7</text:p>
          </table:table-cell>
          <table:table-cell table:formula="of:=IF(ISNA([.G488]);&quot;&quot;;VALUE(COM.MICROSOFT.CONCAT([.I488:.J488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dfxrrfbqpr</text:p>
          </table:table-cell>
          <table:table-cell table:style-name="ce4" table:formula="of:=ORG.LIBREOFFICE.REGEX([.A489];&quot;\D&quot;;&quot;&quot;;&quot;g&quot;)" office:value-type="string" office:string-value="9" calcext:value-type="string">
            <text:p>9</text:p>
          </table:table-cell>
          <table:table-cell table:formula="of:=LEFT([.B489];1)" office:value-type="string" office:string-value="9" calcext:value-type="string">
            <text:p>9</text:p>
          </table:table-cell>
          <table:table-cell table:style-name="ce5" table:formula="of:=RIGHT([.B489];1)" office:value-type="string" office:string-value="9" calcext:value-type="string">
            <text:p>9</text:p>
          </table:table-cell>
          <table:table-cell table:formula="of:=VALUE(COM.MICROSOFT.CONCAT([.C489];[.D489]))" office:value-type="float" office:value="99" calcext:value-type="float">
            <text:p>99</text:p>
          </table:table-cell>
          <table:table-cell table:style-name="ce14" table:formula="of:=(STRREV([.A489]))" office:value-type="string" office:string-value="rpqbfrrxfd9" calcext:value-type="string">
            <text:p>rpqbfrrxfd9</text:p>
          </table:table-cell>
          <table:table-cell table:formula="of:=ORG.LIBREOFFICE.REGEX([.A489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89];&quot;eno|owt|eerht|ruof|evif|xis|neves|thgie|enin|orez|\d&quot;;;1)" office:value-type="string" office:string-value="9" calcext:value-type="string">
            <text:p>9</text:p>
          </table:table-cell>
          <table:table-cell table:formula="of:=IF(ISNA([.G489]);&quot;&quot;;IF([.G489]=&quot;one&quot;;&quot;1&quot;;IF([.G489]=&quot;two&quot;;&quot;2&quot;;IF([.G489]=&quot;three&quot;;&quot;3&quot;;IF([.G489]=&quot;four&quot;;&quot;4&quot;;IF([.G489]=&quot;five&quot;;&quot;5&quot;;IF([.G489]=&quot;six&quot;;&quot;6&quot;;IF([.G489]=&quot;seven&quot;;&quot;7&quot;;IF([.G489]=&quot;eight&quot;;&quot;8&quot;;IF([.G489]=&quot;nine&quot;;&quot;9&quot;;IF([.G489]=&quot;zero&quot;;&quot;0&quot;;VALUE([.G489]))))))))))))" office:value-type="float" office:value="9" calcext:value-type="float">
            <text:p>9</text:p>
          </table:table-cell>
          <table:table-cell table:style-name="ce7" table:formula="of:=IF(ISNA([.H489]);&quot;&quot;;IF([.H489]=&quot;eno&quot;;&quot;1&quot;;IF([.H489]=&quot;owt&quot;;&quot;2&quot;;IF([.H489]=&quot;eerht&quot;;&quot;3&quot;;IF([.H489]=&quot;ruof&quot;;&quot;4&quot;;IF([.H489]=&quot;evif&quot;;&quot;5&quot;;IF([.H489]=&quot;xis&quot;;&quot;6&quot;;IF([.H489]=&quot;neves&quot;;&quot;7&quot;;IF([.H489]=&quot;thgie&quot;;&quot;8&quot;;IF([.H489]=&quot;enin&quot;;&quot;9&quot;;IF([.H489]=&quot;orez&quot;;&quot;0&quot;;[.H489])))))))))))" office:value-type="string" office:string-value="9" calcext:value-type="string">
            <text:p>9</text:p>
          </table:table-cell>
          <table:table-cell table:style-name="ce7" table:formula="of:=IF(ISNA([.G489]);&quot;&quot;;VALUE(COM.MICROSOFT.CONCAT([.I489:.J489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2nine2rzps7twozkdjmbnc</text:p>
          </table:table-cell>
          <table:table-cell table:style-name="ce4" table:formula="of:=ORG.LIBREOFFICE.REGEX([.A490];&quot;\D&quot;;&quot;&quot;;&quot;g&quot;)" office:value-type="string" office:string-value="227" calcext:value-type="string">
            <text:p>227</text:p>
          </table:table-cell>
          <table:table-cell table:formula="of:=LEFT([.B490];1)" office:value-type="string" office:string-value="2" calcext:value-type="string">
            <text:p>2</text:p>
          </table:table-cell>
          <table:table-cell table:style-name="ce5" table:formula="of:=RIGHT([.B490];1)" office:value-type="string" office:string-value="7" calcext:value-type="string">
            <text:p>7</text:p>
          </table:table-cell>
          <table:table-cell table:formula="of:=VALUE(COM.MICROSOFT.CONCAT([.C490];[.D490]))" office:value-type="float" office:value="27" calcext:value-type="float">
            <text:p>27</text:p>
          </table:table-cell>
          <table:table-cell table:style-name="ce14" table:formula="of:=(STRREV([.A490]))" office:value-type="string" office:string-value="cnbmjdkzowt7spzr2enin2evif" calcext:value-type="string">
            <text:p>cnbmjdkzowt7spzr2enin2evif</text:p>
          </table:table-cell>
          <table:table-cell table:formula="of:=ORG.LIBREOFFICE.REGEX([.A49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90];&quot;eno|owt|eerht|ruof|evif|xis|neves|thgie|enin|orez|\d&quot;;;1)" office:value-type="string" office:string-value="owt" calcext:value-type="string">
            <text:p>owt</text:p>
          </table:table-cell>
          <table:table-cell table:formula="of:=IF(ISNA([.G490]);&quot;&quot;;IF([.G490]=&quot;one&quot;;&quot;1&quot;;IF([.G490]=&quot;two&quot;;&quot;2&quot;;IF([.G490]=&quot;three&quot;;&quot;3&quot;;IF([.G490]=&quot;four&quot;;&quot;4&quot;;IF([.G490]=&quot;five&quot;;&quot;5&quot;;IF([.G490]=&quot;six&quot;;&quot;6&quot;;IF([.G490]=&quot;seven&quot;;&quot;7&quot;;IF([.G490]=&quot;eight&quot;;&quot;8&quot;;IF([.G490]=&quot;nine&quot;;&quot;9&quot;;IF([.G490]=&quot;zero&quot;;&quot;0&quot;;VALUE([.G490]))))))))))))" office:value-type="string" office:string-value="5" calcext:value-type="string">
            <text:p>5</text:p>
          </table:table-cell>
          <table:table-cell table:style-name="ce7" table:formula="of:=IF(ISNA([.H490]);&quot;&quot;;IF([.H490]=&quot;eno&quot;;&quot;1&quot;;IF([.H490]=&quot;owt&quot;;&quot;2&quot;;IF([.H490]=&quot;eerht&quot;;&quot;3&quot;;IF([.H490]=&quot;ruof&quot;;&quot;4&quot;;IF([.H490]=&quot;evif&quot;;&quot;5&quot;;IF([.H490]=&quot;xis&quot;;&quot;6&quot;;IF([.H490]=&quot;neves&quot;;&quot;7&quot;;IF([.H490]=&quot;thgie&quot;;&quot;8&quot;;IF([.H490]=&quot;enin&quot;;&quot;9&quot;;IF([.H490]=&quot;orez&quot;;&quot;0&quot;;[.H490])))))))))))" office:value-type="string" office:string-value="2" calcext:value-type="string">
            <text:p>2</text:p>
          </table:table-cell>
          <table:table-cell table:formula="of:=IF(ISNA([.G490]);&quot;&quot;;VALUE(COM.MICROSOFT.CONCAT([.I490:.J490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srpc9</text:p>
          </table:table-cell>
          <table:table-cell table:style-name="ce4" table:formula="of:=ORG.LIBREOFFICE.REGEX([.A491];&quot;\D&quot;;&quot;&quot;;&quot;g&quot;)" office:value-type="string" office:string-value="9" calcext:value-type="string">
            <text:p>9</text:p>
          </table:table-cell>
          <table:table-cell table:formula="of:=LEFT([.B491];1)" office:value-type="string" office:string-value="9" calcext:value-type="string">
            <text:p>9</text:p>
          </table:table-cell>
          <table:table-cell table:style-name="ce5" table:formula="of:=RIGHT([.B491];1)" office:value-type="string" office:string-value="9" calcext:value-type="string">
            <text:p>9</text:p>
          </table:table-cell>
          <table:table-cell table:formula="of:=VALUE(COM.MICROSOFT.CONCAT([.C491];[.D491]))" office:value-type="float" office:value="99" calcext:value-type="float">
            <text:p>99</text:p>
          </table:table-cell>
          <table:table-cell table:style-name="ce14" table:formula="of:=(STRREV([.A491]))" office:value-type="string" office:string-value="9cprsh" calcext:value-type="string">
            <text:p>9cprsh</text:p>
          </table:table-cell>
          <table:table-cell table:formula="of:=ORG.LIBREOFFICE.REGEX([.A49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91];&quot;eno|owt|eerht|ruof|evif|xis|neves|thgie|enin|orez|\d&quot;;;1)" office:value-type="string" office:string-value="9" calcext:value-type="string">
            <text:p>9</text:p>
          </table:table-cell>
          <table:table-cell table:formula="of:=IF(ISNA([.G491]);&quot;&quot;;IF([.G491]=&quot;one&quot;;&quot;1&quot;;IF([.G491]=&quot;two&quot;;&quot;2&quot;;IF([.G491]=&quot;three&quot;;&quot;3&quot;;IF([.G491]=&quot;four&quot;;&quot;4&quot;;IF([.G491]=&quot;five&quot;;&quot;5&quot;;IF([.G491]=&quot;six&quot;;&quot;6&quot;;IF([.G491]=&quot;seven&quot;;&quot;7&quot;;IF([.G491]=&quot;eight&quot;;&quot;8&quot;;IF([.G491]=&quot;nine&quot;;&quot;9&quot;;IF([.G491]=&quot;zero&quot;;&quot;0&quot;;VALUE([.G491]))))))))))))" office:value-type="float" office:value="9" calcext:value-type="float">
            <text:p>9</text:p>
          </table:table-cell>
          <table:table-cell table:style-name="ce7" table:formula="of:=IF(ISNA([.H491]);&quot;&quot;;IF([.H491]=&quot;eno&quot;;&quot;1&quot;;IF([.H491]=&quot;owt&quot;;&quot;2&quot;;IF([.H491]=&quot;eerht&quot;;&quot;3&quot;;IF([.H491]=&quot;ruof&quot;;&quot;4&quot;;IF([.H491]=&quot;evif&quot;;&quot;5&quot;;IF([.H491]=&quot;xis&quot;;&quot;6&quot;;IF([.H491]=&quot;neves&quot;;&quot;7&quot;;IF([.H491]=&quot;thgie&quot;;&quot;8&quot;;IF([.H491]=&quot;enin&quot;;&quot;9&quot;;IF([.H491]=&quot;orez&quot;;&quot;0&quot;;[.H491])))))))))))" office:value-type="string" office:string-value="9" calcext:value-type="string">
            <text:p>9</text:p>
          </table:table-cell>
          <table:table-cell table:style-name="ce7" table:formula="of:=IF(ISNA([.G491]);&quot;&quot;;VALUE(COM.MICROSOFT.CONCAT([.I491:.J491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sqfourgdkrzkf87four2seven</text:p>
          </table:table-cell>
          <table:table-cell table:style-name="ce4" table:formula="of:=ORG.LIBREOFFICE.REGEX([.A492];&quot;\D&quot;;&quot;&quot;;&quot;g&quot;)" office:value-type="string" office:string-value="872" calcext:value-type="string">
            <text:p>872</text:p>
          </table:table-cell>
          <table:table-cell table:formula="of:=LEFT([.B492];1)" office:value-type="string" office:string-value="8" calcext:value-type="string">
            <text:p>8</text:p>
          </table:table-cell>
          <table:table-cell table:style-name="ce5" table:formula="of:=RIGHT([.B492];1)" office:value-type="string" office:string-value="2" calcext:value-type="string">
            <text:p>2</text:p>
          </table:table-cell>
          <table:table-cell table:formula="of:=VALUE(COM.MICROSOFT.CONCAT([.C492];[.D492]))" office:value-type="float" office:value="82" calcext:value-type="float">
            <text:p>82</text:p>
          </table:table-cell>
          <table:table-cell table:style-name="ce14" table:formula="of:=(STRREV([.A492]))" office:value-type="string" office:string-value="neves2ruof78fkzrkdgruofqsv" calcext:value-type="string">
            <text:p>neves2ruof78fkzrkdgruofqsv</text:p>
          </table:table-cell>
          <table:table-cell table:formula="of:=ORG.LIBREOFFICE.REGEX([.A492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49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92]);&quot;&quot;;IF([.G492]=&quot;one&quot;;&quot;1&quot;;IF([.G492]=&quot;two&quot;;&quot;2&quot;;IF([.G492]=&quot;three&quot;;&quot;3&quot;;IF([.G492]=&quot;four&quot;;&quot;4&quot;;IF([.G492]=&quot;five&quot;;&quot;5&quot;;IF([.G492]=&quot;six&quot;;&quot;6&quot;;IF([.G492]=&quot;seven&quot;;&quot;7&quot;;IF([.G492]=&quot;eight&quot;;&quot;8&quot;;IF([.G492]=&quot;nine&quot;;&quot;9&quot;;IF([.G492]=&quot;zero&quot;;&quot;0&quot;;VALUE([.G492]))))))))))))" office:value-type="string" office:string-value="4" calcext:value-type="string">
            <text:p>4</text:p>
          </table:table-cell>
          <table:table-cell table:style-name="ce7" table:formula="of:=IF(ISNA([.H492]);&quot;&quot;;IF([.H492]=&quot;eno&quot;;&quot;1&quot;;IF([.H492]=&quot;owt&quot;;&quot;2&quot;;IF([.H492]=&quot;eerht&quot;;&quot;3&quot;;IF([.H492]=&quot;ruof&quot;;&quot;4&quot;;IF([.H492]=&quot;evif&quot;;&quot;5&quot;;IF([.H492]=&quot;xis&quot;;&quot;6&quot;;IF([.H492]=&quot;neves&quot;;&quot;7&quot;;IF([.H492]=&quot;thgie&quot;;&quot;8&quot;;IF([.H492]=&quot;enin&quot;;&quot;9&quot;;IF([.H492]=&quot;orez&quot;;&quot;0&quot;;[.H492])))))))))))" office:value-type="string" office:string-value="7" calcext:value-type="string">
            <text:p>7</text:p>
          </table:table-cell>
          <table:table-cell table:formula="of:=IF(ISNA([.G492]);&quot;&quot;;VALUE(COM.MICROSOFT.CONCAT([.I492:.J492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9eighteight42four3</text:p>
          </table:table-cell>
          <table:table-cell table:style-name="ce4" table:formula="of:=ORG.LIBREOFFICE.REGEX([.A493];&quot;\D&quot;;&quot;&quot;;&quot;g&quot;)" office:value-type="string" office:string-value="9423" calcext:value-type="string">
            <text:p>9423</text:p>
          </table:table-cell>
          <table:table-cell table:formula="of:=LEFT([.B493];1)" office:value-type="string" office:string-value="9" calcext:value-type="string">
            <text:p>9</text:p>
          </table:table-cell>
          <table:table-cell table:style-name="ce5" table:formula="of:=RIGHT([.B493];1)" office:value-type="string" office:string-value="3" calcext:value-type="string">
            <text:p>3</text:p>
          </table:table-cell>
          <table:table-cell table:formula="of:=VALUE(COM.MICROSOFT.CONCAT([.C493];[.D493]))" office:value-type="float" office:value="93" calcext:value-type="float">
            <text:p>93</text:p>
          </table:table-cell>
          <table:table-cell table:style-name="ce14" table:formula="of:=(STRREV([.A493]))" office:value-type="string" office:string-value="3ruof24thgiethgie9owt" calcext:value-type="string">
            <text:p>3ruof24thgiethgie9owt</text:p>
          </table:table-cell>
          <table:table-cell table:formula="of:=ORG.LIBREOFFICE.REGEX([.A49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93];&quot;eno|owt|eerht|ruof|evif|xis|neves|thgie|enin|orez|\d&quot;;;1)" office:value-type="string" office:string-value="3" calcext:value-type="string">
            <text:p>3</text:p>
          </table:table-cell>
          <table:table-cell table:formula="of:=IF(ISNA([.G493]);&quot;&quot;;IF([.G493]=&quot;one&quot;;&quot;1&quot;;IF([.G493]=&quot;two&quot;;&quot;2&quot;;IF([.G493]=&quot;three&quot;;&quot;3&quot;;IF([.G493]=&quot;four&quot;;&quot;4&quot;;IF([.G493]=&quot;five&quot;;&quot;5&quot;;IF([.G493]=&quot;six&quot;;&quot;6&quot;;IF([.G493]=&quot;seven&quot;;&quot;7&quot;;IF([.G493]=&quot;eight&quot;;&quot;8&quot;;IF([.G493]=&quot;nine&quot;;&quot;9&quot;;IF([.G493]=&quot;zero&quot;;&quot;0&quot;;VALUE([.G493]))))))))))))" office:value-type="string" office:string-value="2" calcext:value-type="string">
            <text:p>2</text:p>
          </table:table-cell>
          <table:table-cell table:style-name="ce7" table:formula="of:=IF(ISNA([.H493]);&quot;&quot;;IF([.H493]=&quot;eno&quot;;&quot;1&quot;;IF([.H493]=&quot;owt&quot;;&quot;2&quot;;IF([.H493]=&quot;eerht&quot;;&quot;3&quot;;IF([.H493]=&quot;ruof&quot;;&quot;4&quot;;IF([.H493]=&quot;evif&quot;;&quot;5&quot;;IF([.H493]=&quot;xis&quot;;&quot;6&quot;;IF([.H493]=&quot;neves&quot;;&quot;7&quot;;IF([.H493]=&quot;thgie&quot;;&quot;8&quot;;IF([.H493]=&quot;enin&quot;;&quot;9&quot;;IF([.H493]=&quot;orez&quot;;&quot;0&quot;;[.H493])))))))))))" office:value-type="string" office:string-value="3" calcext:value-type="string">
            <text:p>3</text:p>
          </table:table-cell>
          <table:table-cell table:formula="of:=IF(ISNA([.G493]);&quot;&quot;;VALUE(COM.MICROSOFT.CONCAT([.I493:.J493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9threefive37</text:p>
          </table:table-cell>
          <table:table-cell table:style-name="ce4" table:formula="of:=ORG.LIBREOFFICE.REGEX([.A494];&quot;\D&quot;;&quot;&quot;;&quot;g&quot;)" office:value-type="string" office:string-value="937" calcext:value-type="string">
            <text:p>937</text:p>
          </table:table-cell>
          <table:table-cell table:formula="of:=LEFT([.B494];1)" office:value-type="string" office:string-value="9" calcext:value-type="string">
            <text:p>9</text:p>
          </table:table-cell>
          <table:table-cell table:style-name="ce5" table:formula="of:=RIGHT([.B494];1)" office:value-type="string" office:string-value="7" calcext:value-type="string">
            <text:p>7</text:p>
          </table:table-cell>
          <table:table-cell table:formula="of:=VALUE(COM.MICROSOFT.CONCAT([.C494];[.D494]))" office:value-type="float" office:value="97" calcext:value-type="float">
            <text:p>97</text:p>
          </table:table-cell>
          <table:table-cell table:style-name="ce14" table:formula="of:=(STRREV([.A494]))" office:value-type="string" office:string-value="73evifeerht9thgie" calcext:value-type="string">
            <text:p>73evifeerht9thgie</text:p>
          </table:table-cell>
          <table:table-cell table:formula="of:=ORG.LIBREOFFICE.REGEX([.A49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94];&quot;eno|owt|eerht|ruof|evif|xis|neves|thgie|enin|orez|\d&quot;;;1)" office:value-type="string" office:string-value="7" calcext:value-type="string">
            <text:p>7</text:p>
          </table:table-cell>
          <table:table-cell table:formula="of:=IF(ISNA([.G494]);&quot;&quot;;IF([.G494]=&quot;one&quot;;&quot;1&quot;;IF([.G494]=&quot;two&quot;;&quot;2&quot;;IF([.G494]=&quot;three&quot;;&quot;3&quot;;IF([.G494]=&quot;four&quot;;&quot;4&quot;;IF([.G494]=&quot;five&quot;;&quot;5&quot;;IF([.G494]=&quot;six&quot;;&quot;6&quot;;IF([.G494]=&quot;seven&quot;;&quot;7&quot;;IF([.G494]=&quot;eight&quot;;&quot;8&quot;;IF([.G494]=&quot;nine&quot;;&quot;9&quot;;IF([.G494]=&quot;zero&quot;;&quot;0&quot;;VALUE([.G494]))))))))))))" office:value-type="string" office:string-value="8" calcext:value-type="string">
            <text:p>8</text:p>
          </table:table-cell>
          <table:table-cell table:style-name="ce7" table:formula="of:=IF(ISNA([.H494]);&quot;&quot;;IF([.H494]=&quot;eno&quot;;&quot;1&quot;;IF([.H494]=&quot;owt&quot;;&quot;2&quot;;IF([.H494]=&quot;eerht&quot;;&quot;3&quot;;IF([.H494]=&quot;ruof&quot;;&quot;4&quot;;IF([.H494]=&quot;evif&quot;;&quot;5&quot;;IF([.H494]=&quot;xis&quot;;&quot;6&quot;;IF([.H494]=&quot;neves&quot;;&quot;7&quot;;IF([.H494]=&quot;thgie&quot;;&quot;8&quot;;IF([.H494]=&quot;enin&quot;;&quot;9&quot;;IF([.H494]=&quot;orez&quot;;&quot;0&quot;;[.H494])))))))))))" office:value-type="string" office:string-value="7" calcext:value-type="string">
            <text:p>7</text:p>
          </table:table-cell>
          <table:table-cell table:formula="of:=IF(ISNA([.G494]);&quot;&quot;;VALUE(COM.MICROSOFT.CONCAT([.I494:.J494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bpdzktzm892</text:p>
          </table:table-cell>
          <table:table-cell table:style-name="ce4" table:formula="of:=ORG.LIBREOFFICE.REGEX([.A495];&quot;\D&quot;;&quot;&quot;;&quot;g&quot;)" office:value-type="string" office:string-value="892" calcext:value-type="string">
            <text:p>892</text:p>
          </table:table-cell>
          <table:table-cell table:formula="of:=LEFT([.B495];1)" office:value-type="string" office:string-value="8" calcext:value-type="string">
            <text:p>8</text:p>
          </table:table-cell>
          <table:table-cell table:style-name="ce5" table:formula="of:=RIGHT([.B495];1)" office:value-type="string" office:string-value="2" calcext:value-type="string">
            <text:p>2</text:p>
          </table:table-cell>
          <table:table-cell table:formula="of:=VALUE(COM.MICROSOFT.CONCAT([.C495];[.D495]))" office:value-type="float" office:value="82" calcext:value-type="float">
            <text:p>82</text:p>
          </table:table-cell>
          <table:table-cell table:style-name="ce14" table:formula="of:=(STRREV([.A495]))" office:value-type="string" office:string-value="298mztkzdpbowt" calcext:value-type="string">
            <text:p>298mztkzdpbowt</text:p>
          </table:table-cell>
          <table:table-cell table:formula="of:=ORG.LIBREOFFICE.REGEX([.A49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95];&quot;eno|owt|eerht|ruof|evif|xis|neves|thgie|enin|orez|\d&quot;;;1)" office:value-type="string" office:string-value="2" calcext:value-type="string">
            <text:p>2</text:p>
          </table:table-cell>
          <table:table-cell table:formula="of:=IF(ISNA([.G495]);&quot;&quot;;IF([.G495]=&quot;one&quot;;&quot;1&quot;;IF([.G495]=&quot;two&quot;;&quot;2&quot;;IF([.G495]=&quot;three&quot;;&quot;3&quot;;IF([.G495]=&quot;four&quot;;&quot;4&quot;;IF([.G495]=&quot;five&quot;;&quot;5&quot;;IF([.G495]=&quot;six&quot;;&quot;6&quot;;IF([.G495]=&quot;seven&quot;;&quot;7&quot;;IF([.G495]=&quot;eight&quot;;&quot;8&quot;;IF([.G495]=&quot;nine&quot;;&quot;9&quot;;IF([.G495]=&quot;zero&quot;;&quot;0&quot;;VALUE([.G495]))))))))))))" office:value-type="string" office:string-value="2" calcext:value-type="string">
            <text:p>2</text:p>
          </table:table-cell>
          <table:table-cell table:style-name="ce7" table:formula="of:=IF(ISNA([.H495]);&quot;&quot;;IF([.H495]=&quot;eno&quot;;&quot;1&quot;;IF([.H495]=&quot;owt&quot;;&quot;2&quot;;IF([.H495]=&quot;eerht&quot;;&quot;3&quot;;IF([.H495]=&quot;ruof&quot;;&quot;4&quot;;IF([.H495]=&quot;evif&quot;;&quot;5&quot;;IF([.H495]=&quot;xis&quot;;&quot;6&quot;;IF([.H495]=&quot;neves&quot;;&quot;7&quot;;IF([.H495]=&quot;thgie&quot;;&quot;8&quot;;IF([.H495]=&quot;enin&quot;;&quot;9&quot;;IF([.H495]=&quot;orez&quot;;&quot;0&quot;;[.H495])))))))))))" office:value-type="string" office:string-value="2" calcext:value-type="string">
            <text:p>2</text:p>
          </table:table-cell>
          <table:table-cell table:formula="of:=IF(ISNA([.G495]);&quot;&quot;;VALUE(COM.MICROSOFT.CONCAT([.I495:.J49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lldqhone1six</text:p>
          </table:table-cell>
          <table:table-cell table:style-name="ce4" table:formula="of:=ORG.LIBREOFFICE.REGEX([.A496];&quot;\D&quot;;&quot;&quot;;&quot;g&quot;)" office:value-type="string" office:string-value="31" calcext:value-type="string">
            <text:p>31</text:p>
          </table:table-cell>
          <table:table-cell table:formula="of:=LEFT([.B496];1)" office:value-type="string" office:string-value="3" calcext:value-type="string">
            <text:p>3</text:p>
          </table:table-cell>
          <table:table-cell table:style-name="ce5" table:formula="of:=RIGHT([.B496];1)" office:value-type="string" office:string-value="1" calcext:value-type="string">
            <text:p>1</text:p>
          </table:table-cell>
          <table:table-cell table:formula="of:=VALUE(COM.MICROSOFT.CONCAT([.C496];[.D496]))" office:value-type="float" office:value="31" calcext:value-type="float">
            <text:p>31</text:p>
          </table:table-cell>
          <table:table-cell table:style-name="ce14" table:formula="of:=(STRREV([.A496]))" office:value-type="string" office:string-value="xis1enohqdll3" calcext:value-type="string">
            <text:p>xis1enohqdll3</text:p>
          </table:table-cell>
          <table:table-cell table:formula="of:=ORG.LIBREOFFICE.REGEX([.A49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96];&quot;eno|owt|eerht|ruof|evif|xis|neves|thgie|enin|orez|\d&quot;;;1)" office:value-type="string" office:string-value="xis" calcext:value-type="string">
            <text:p>xis</text:p>
          </table:table-cell>
          <table:table-cell table:formula="of:=IF(ISNA([.G496]);&quot;&quot;;IF([.G496]=&quot;one&quot;;&quot;1&quot;;IF([.G496]=&quot;two&quot;;&quot;2&quot;;IF([.G496]=&quot;three&quot;;&quot;3&quot;;IF([.G496]=&quot;four&quot;;&quot;4&quot;;IF([.G496]=&quot;five&quot;;&quot;5&quot;;IF([.G496]=&quot;six&quot;;&quot;6&quot;;IF([.G496]=&quot;seven&quot;;&quot;7&quot;;IF([.G496]=&quot;eight&quot;;&quot;8&quot;;IF([.G496]=&quot;nine&quot;;&quot;9&quot;;IF([.G496]=&quot;zero&quot;;&quot;0&quot;;VALUE([.G496]))))))))))))" office:value-type="float" office:value="3" calcext:value-type="float">
            <text:p>3</text:p>
          </table:table-cell>
          <table:table-cell table:style-name="ce7" table:formula="of:=IF(ISNA([.H496]);&quot;&quot;;IF([.H496]=&quot;eno&quot;;&quot;1&quot;;IF([.H496]=&quot;owt&quot;;&quot;2&quot;;IF([.H496]=&quot;eerht&quot;;&quot;3&quot;;IF([.H496]=&quot;ruof&quot;;&quot;4&quot;;IF([.H496]=&quot;evif&quot;;&quot;5&quot;;IF([.H496]=&quot;xis&quot;;&quot;6&quot;;IF([.H496]=&quot;neves&quot;;&quot;7&quot;;IF([.H496]=&quot;thgie&quot;;&quot;8&quot;;IF([.H496]=&quot;enin&quot;;&quot;9&quot;;IF([.H496]=&quot;orez&quot;;&quot;0&quot;;[.H496])))))))))))" office:value-type="string" office:string-value="6" calcext:value-type="string">
            <text:p>6</text:p>
          </table:table-cell>
          <table:table-cell table:formula="of:=IF(ISNA([.G496]);&quot;&quot;;VALUE(COM.MICROSOFT.CONCAT([.I496:.J496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4nineseven7</text:p>
          </table:table-cell>
          <table:table-cell table:style-name="ce4" table:formula="of:=ORG.LIBREOFFICE.REGEX([.A497];&quot;\D&quot;;&quot;&quot;;&quot;g&quot;)" office:value-type="string" office:string-value="847" calcext:value-type="string">
            <text:p>847</text:p>
          </table:table-cell>
          <table:table-cell table:formula="of:=LEFT([.B497];1)" office:value-type="string" office:string-value="8" calcext:value-type="string">
            <text:p>8</text:p>
          </table:table-cell>
          <table:table-cell table:style-name="ce5" table:formula="of:=RIGHT([.B497];1)" office:value-type="string" office:string-value="7" calcext:value-type="string">
            <text:p>7</text:p>
          </table:table-cell>
          <table:table-cell table:formula="of:=VALUE(COM.MICROSOFT.CONCAT([.C497];[.D497]))" office:value-type="float" office:value="87" calcext:value-type="float">
            <text:p>87</text:p>
          </table:table-cell>
          <table:table-cell table:style-name="ce14" table:formula="of:=(STRREV([.A497]))" office:value-type="string" office:string-value="7nevesenin48xis" calcext:value-type="string">
            <text:p>7nevesenin48xis</text:p>
          </table:table-cell>
          <table:table-cell table:formula="of:=ORG.LIBREOFFICE.REGEX([.A49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497];&quot;eno|owt|eerht|ruof|evif|xis|neves|thgie|enin|orez|\d&quot;;;1)" office:value-type="string" office:string-value="7" calcext:value-type="string">
            <text:p>7</text:p>
          </table:table-cell>
          <table:table-cell table:formula="of:=IF(ISNA([.G497]);&quot;&quot;;IF([.G497]=&quot;one&quot;;&quot;1&quot;;IF([.G497]=&quot;two&quot;;&quot;2&quot;;IF([.G497]=&quot;three&quot;;&quot;3&quot;;IF([.G497]=&quot;four&quot;;&quot;4&quot;;IF([.G497]=&quot;five&quot;;&quot;5&quot;;IF([.G497]=&quot;six&quot;;&quot;6&quot;;IF([.G497]=&quot;seven&quot;;&quot;7&quot;;IF([.G497]=&quot;eight&quot;;&quot;8&quot;;IF([.G497]=&quot;nine&quot;;&quot;9&quot;;IF([.G497]=&quot;zero&quot;;&quot;0&quot;;VALUE([.G497]))))))))))))" office:value-type="string" office:string-value="6" calcext:value-type="string">
            <text:p>6</text:p>
          </table:table-cell>
          <table:table-cell table:style-name="ce7" table:formula="of:=IF(ISNA([.H497]);&quot;&quot;;IF([.H497]=&quot;eno&quot;;&quot;1&quot;;IF([.H497]=&quot;owt&quot;;&quot;2&quot;;IF([.H497]=&quot;eerht&quot;;&quot;3&quot;;IF([.H497]=&quot;ruof&quot;;&quot;4&quot;;IF([.H497]=&quot;evif&quot;;&quot;5&quot;;IF([.H497]=&quot;xis&quot;;&quot;6&quot;;IF([.H497]=&quot;neves&quot;;&quot;7&quot;;IF([.H497]=&quot;thgie&quot;;&quot;8&quot;;IF([.H497]=&quot;enin&quot;;&quot;9&quot;;IF([.H497]=&quot;orez&quot;;&quot;0&quot;;[.H497])))))))))))" office:value-type="string" office:string-value="7" calcext:value-type="string">
            <text:p>7</text:p>
          </table:table-cell>
          <table:table-cell table:formula="of:=IF(ISNA([.G497]);&quot;&quot;;VALUE(COM.MICROSOFT.CONCAT([.I497:.J497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7xtjqzqbxvx</text:p>
          </table:table-cell>
          <table:table-cell table:style-name="ce4" table:formula="of:=ORG.LIBREOFFICE.REGEX([.A498];&quot;\D&quot;;&quot;&quot;;&quot;g&quot;)" office:value-type="string" office:string-value="7" calcext:value-type="string">
            <text:p>7</text:p>
          </table:table-cell>
          <table:table-cell table:formula="of:=LEFT([.B498];1)" office:value-type="string" office:string-value="7" calcext:value-type="string">
            <text:p>7</text:p>
          </table:table-cell>
          <table:table-cell table:style-name="ce5" table:formula="of:=RIGHT([.B498];1)" office:value-type="string" office:string-value="7" calcext:value-type="string">
            <text:p>7</text:p>
          </table:table-cell>
          <table:table-cell table:formula="of:=VALUE(COM.MICROSOFT.CONCAT([.C498];[.D498]))" office:value-type="float" office:value="77" calcext:value-type="float">
            <text:p>77</text:p>
          </table:table-cell>
          <table:table-cell table:style-name="ce14" table:formula="of:=(STRREV([.A498]))" office:value-type="string" office:string-value="xvxbqzqjtx7enin" calcext:value-type="string">
            <text:p>xvxbqzqjtx7enin</text:p>
          </table:table-cell>
          <table:table-cell table:formula="of:=ORG.LIBREOFFICE.REGEX([.A49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98];&quot;eno|owt|eerht|ruof|evif|xis|neves|thgie|enin|orez|\d&quot;;;1)" office:value-type="string" office:string-value="7" calcext:value-type="string">
            <text:p>7</text:p>
          </table:table-cell>
          <table:table-cell table:formula="of:=IF(ISNA([.G498]);&quot;&quot;;IF([.G498]=&quot;one&quot;;&quot;1&quot;;IF([.G498]=&quot;two&quot;;&quot;2&quot;;IF([.G498]=&quot;three&quot;;&quot;3&quot;;IF([.G498]=&quot;four&quot;;&quot;4&quot;;IF([.G498]=&quot;five&quot;;&quot;5&quot;;IF([.G498]=&quot;six&quot;;&quot;6&quot;;IF([.G498]=&quot;seven&quot;;&quot;7&quot;;IF([.G498]=&quot;eight&quot;;&quot;8&quot;;IF([.G498]=&quot;nine&quot;;&quot;9&quot;;IF([.G498]=&quot;zero&quot;;&quot;0&quot;;VALUE([.G498]))))))))))))" office:value-type="string" office:string-value="9" calcext:value-type="string">
            <text:p>9</text:p>
          </table:table-cell>
          <table:table-cell table:style-name="ce7" table:formula="of:=IF(ISNA([.H498]);&quot;&quot;;IF([.H498]=&quot;eno&quot;;&quot;1&quot;;IF([.H498]=&quot;owt&quot;;&quot;2&quot;;IF([.H498]=&quot;eerht&quot;;&quot;3&quot;;IF([.H498]=&quot;ruof&quot;;&quot;4&quot;;IF([.H498]=&quot;evif&quot;;&quot;5&quot;;IF([.H498]=&quot;xis&quot;;&quot;6&quot;;IF([.H498]=&quot;neves&quot;;&quot;7&quot;;IF([.H498]=&quot;thgie&quot;;&quot;8&quot;;IF([.H498]=&quot;enin&quot;;&quot;9&quot;;IF([.H498]=&quot;orez&quot;;&quot;0&quot;;[.H498])))))))))))" office:value-type="string" office:string-value="7" calcext:value-type="string">
            <text:p>7</text:p>
          </table:table-cell>
          <table:table-cell table:formula="of:=IF(ISNA([.G498]);&quot;&quot;;VALUE(COM.MICROSOFT.CONCAT([.I498:.J498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twoeightthreepbjdmblzt</text:p>
          </table:table-cell>
          <table:table-cell table:style-name="ce4" table:formula="of:=ORG.LIBREOFFICE.REGEX([.A499];&quot;\D&quot;;&quot;&quot;;&quot;g&quot;)" office:value-type="string" office:string-value="48" calcext:value-type="string">
            <text:p>48</text:p>
          </table:table-cell>
          <table:table-cell table:formula="of:=LEFT([.B499];1)" office:value-type="string" office:string-value="4" calcext:value-type="string">
            <text:p>4</text:p>
          </table:table-cell>
          <table:table-cell table:style-name="ce5" table:formula="of:=RIGHT([.B499];1)" office:value-type="string" office:string-value="8" calcext:value-type="string">
            <text:p>8</text:p>
          </table:table-cell>
          <table:table-cell table:formula="of:=VALUE(COM.MICROSOFT.CONCAT([.C499];[.D499]))" office:value-type="float" office:value="48" calcext:value-type="float">
            <text:p>48</text:p>
          </table:table-cell>
          <table:table-cell table:style-name="ce14" table:formula="of:=(STRREV([.A499]))" office:value-type="string" office:string-value="tzlbmdjbpeerhtthgieowt84" calcext:value-type="string">
            <text:p>tzlbmdjbpeerhtthgieowt84</text:p>
          </table:table-cell>
          <table:table-cell table:formula="of:=ORG.LIBREOFFICE.REGEX([.A49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499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99]);&quot;&quot;;IF([.G499]=&quot;one&quot;;&quot;1&quot;;IF([.G499]=&quot;two&quot;;&quot;2&quot;;IF([.G499]=&quot;three&quot;;&quot;3&quot;;IF([.G499]=&quot;four&quot;;&quot;4&quot;;IF([.G499]=&quot;five&quot;;&quot;5&quot;;IF([.G499]=&quot;six&quot;;&quot;6&quot;;IF([.G499]=&quot;seven&quot;;&quot;7&quot;;IF([.G499]=&quot;eight&quot;;&quot;8&quot;;IF([.G499]=&quot;nine&quot;;&quot;9&quot;;IF([.G499]=&quot;zero&quot;;&quot;0&quot;;VALUE([.G499]))))))))))))" office:value-type="float" office:value="4" calcext:value-type="float">
            <text:p>4</text:p>
          </table:table-cell>
          <table:table-cell table:style-name="ce7" table:formula="of:=IF(ISNA([.H499]);&quot;&quot;;IF([.H499]=&quot;eno&quot;;&quot;1&quot;;IF([.H499]=&quot;owt&quot;;&quot;2&quot;;IF([.H499]=&quot;eerht&quot;;&quot;3&quot;;IF([.H499]=&quot;ruof&quot;;&quot;4&quot;;IF([.H499]=&quot;evif&quot;;&quot;5&quot;;IF([.H499]=&quot;xis&quot;;&quot;6&quot;;IF([.H499]=&quot;neves&quot;;&quot;7&quot;;IF([.H499]=&quot;thgie&quot;;&quot;8&quot;;IF([.H499]=&quot;enin&quot;;&quot;9&quot;;IF([.H499]=&quot;orez&quot;;&quot;0&quot;;[.H499])))))))))))" office:value-type="string" office:string-value="3" calcext:value-type="string">
            <text:p>3</text:p>
          </table:table-cell>
          <table:table-cell table:formula="of:=IF(ISNA([.G499]);&quot;&quot;;VALUE(COM.MICROSOFT.CONCAT([.I499:.J499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rzczxmeight</text:p>
          </table:table-cell>
          <table:table-cell table:style-name="ce4" table:formula="of:=ORG.LIBREOFFICE.REGEX([.A500];&quot;\D&quot;;&quot;&quot;;&quot;g&quot;)" office:value-type="string" office:string-value="5" calcext:value-type="string">
            <text:p>5</text:p>
          </table:table-cell>
          <table:table-cell table:formula="of:=LEFT([.B500];1)" office:value-type="string" office:string-value="5" calcext:value-type="string">
            <text:p>5</text:p>
          </table:table-cell>
          <table:table-cell table:style-name="ce5" table:formula="of:=RIGHT([.B500];1)" office:value-type="string" office:string-value="5" calcext:value-type="string">
            <text:p>5</text:p>
          </table:table-cell>
          <table:table-cell table:formula="of:=VALUE(COM.MICROSOFT.CONCAT([.C500];[.D500]))" office:value-type="float" office:value="55" calcext:value-type="float">
            <text:p>55</text:p>
          </table:table-cell>
          <table:table-cell table:style-name="ce14" table:formula="of:=(STRREV([.A500]))" office:value-type="string" office:string-value="thgiemxzczr5" calcext:value-type="string">
            <text:p>thgiemxzczr5</text:p>
          </table:table-cell>
          <table:table-cell table:formula="of:=ORG.LIBREOFFICE.REGEX([.A5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0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00]);&quot;&quot;;IF([.G500]=&quot;one&quot;;&quot;1&quot;;IF([.G500]=&quot;two&quot;;&quot;2&quot;;IF([.G500]=&quot;three&quot;;&quot;3&quot;;IF([.G500]=&quot;four&quot;;&quot;4&quot;;IF([.G500]=&quot;five&quot;;&quot;5&quot;;IF([.G500]=&quot;six&quot;;&quot;6&quot;;IF([.G500]=&quot;seven&quot;;&quot;7&quot;;IF([.G500]=&quot;eight&quot;;&quot;8&quot;;IF([.G500]=&quot;nine&quot;;&quot;9&quot;;IF([.G500]=&quot;zero&quot;;&quot;0&quot;;VALUE([.G500]))))))))))))" office:value-type="float" office:value="5" calcext:value-type="float">
            <text:p>5</text:p>
          </table:table-cell>
          <table:table-cell table:style-name="ce7" table:formula="of:=IF(ISNA([.H500]);&quot;&quot;;IF([.H500]=&quot;eno&quot;;&quot;1&quot;;IF([.H500]=&quot;owt&quot;;&quot;2&quot;;IF([.H500]=&quot;eerht&quot;;&quot;3&quot;;IF([.H500]=&quot;ruof&quot;;&quot;4&quot;;IF([.H500]=&quot;evif&quot;;&quot;5&quot;;IF([.H500]=&quot;xis&quot;;&quot;6&quot;;IF([.H500]=&quot;neves&quot;;&quot;7&quot;;IF([.H500]=&quot;thgie&quot;;&quot;8&quot;;IF([.H500]=&quot;enin&quot;;&quot;9&quot;;IF([.H500]=&quot;orez&quot;;&quot;0&quot;;[.H500])))))))))))" office:value-type="string" office:string-value="8" calcext:value-type="string">
            <text:p>8</text:p>
          </table:table-cell>
          <table:table-cell table:formula="of:=IF(ISNA([.G500]);&quot;&quot;;VALUE(COM.MICROSOFT.CONCAT([.I500:.J500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85seven1</text:p>
          </table:table-cell>
          <table:table-cell table:style-name="ce4" table:formula="of:=ORG.LIBREOFFICE.REGEX([.A501];&quot;\D&quot;;&quot;&quot;;&quot;g&quot;)" office:value-type="string" office:string-value="851" calcext:value-type="string">
            <text:p>851</text:p>
          </table:table-cell>
          <table:table-cell table:formula="of:=LEFT([.B501];1)" office:value-type="string" office:string-value="8" calcext:value-type="string">
            <text:p>8</text:p>
          </table:table-cell>
          <table:table-cell table:style-name="ce5" table:formula="of:=RIGHT([.B501];1)" office:value-type="string" office:string-value="1" calcext:value-type="string">
            <text:p>1</text:p>
          </table:table-cell>
          <table:table-cell table:formula="of:=VALUE(COM.MICROSOFT.CONCAT([.C501];[.D501]))" office:value-type="float" office:value="81" calcext:value-type="float">
            <text:p>81</text:p>
          </table:table-cell>
          <table:table-cell table:style-name="ce14" table:formula="of:=(STRREV([.A501]))" office:value-type="string" office:string-value="1neves58neves" calcext:value-type="string">
            <text:p>1neves58neves</text:p>
          </table:table-cell>
          <table:table-cell table:formula="of:=ORG.LIBREOFFICE.REGEX([.A50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01];&quot;eno|owt|eerht|ruof|evif|xis|neves|thgie|enin|orez|\d&quot;;;1)" office:value-type="string" office:string-value="1" calcext:value-type="string">
            <text:p>1</text:p>
          </table:table-cell>
          <table:table-cell table:formula="of:=IF(ISNA([.G501]);&quot;&quot;;IF([.G501]=&quot;one&quot;;&quot;1&quot;;IF([.G501]=&quot;two&quot;;&quot;2&quot;;IF([.G501]=&quot;three&quot;;&quot;3&quot;;IF([.G501]=&quot;four&quot;;&quot;4&quot;;IF([.G501]=&quot;five&quot;;&quot;5&quot;;IF([.G501]=&quot;six&quot;;&quot;6&quot;;IF([.G501]=&quot;seven&quot;;&quot;7&quot;;IF([.G501]=&quot;eight&quot;;&quot;8&quot;;IF([.G501]=&quot;nine&quot;;&quot;9&quot;;IF([.G501]=&quot;zero&quot;;&quot;0&quot;;VALUE([.G501]))))))))))))" office:value-type="string" office:string-value="7" calcext:value-type="string">
            <text:p>7</text:p>
          </table:table-cell>
          <table:table-cell table:style-name="ce7" table:formula="of:=IF(ISNA([.H501]);&quot;&quot;;IF([.H501]=&quot;eno&quot;;&quot;1&quot;;IF([.H501]=&quot;owt&quot;;&quot;2&quot;;IF([.H501]=&quot;eerht&quot;;&quot;3&quot;;IF([.H501]=&quot;ruof&quot;;&quot;4&quot;;IF([.H501]=&quot;evif&quot;;&quot;5&quot;;IF([.H501]=&quot;xis&quot;;&quot;6&quot;;IF([.H501]=&quot;neves&quot;;&quot;7&quot;;IF([.H501]=&quot;thgie&quot;;&quot;8&quot;;IF([.H501]=&quot;enin&quot;;&quot;9&quot;;IF([.H501]=&quot;orez&quot;;&quot;0&quot;;[.H501])))))))))))" office:value-type="string" office:string-value="1" calcext:value-type="string">
            <text:p>1</text:p>
          </table:table-cell>
          <table:table-cell table:formula="of:=IF(ISNA([.G501]);&quot;&quot;;VALUE(COM.MICROSOFT.CONCAT([.I501:.J501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zfjzttheight9</text:p>
          </table:table-cell>
          <table:table-cell table:style-name="ce4" table:formula="of:=ORG.LIBREOFFICE.REGEX([.A502];&quot;\D&quot;;&quot;&quot;;&quot;g&quot;)" office:value-type="string" office:string-value="9" calcext:value-type="string">
            <text:p>9</text:p>
          </table:table-cell>
          <table:table-cell table:formula="of:=LEFT([.B502];1)" office:value-type="string" office:string-value="9" calcext:value-type="string">
            <text:p>9</text:p>
          </table:table-cell>
          <table:table-cell table:style-name="ce5" table:formula="of:=RIGHT([.B502];1)" office:value-type="string" office:string-value="9" calcext:value-type="string">
            <text:p>9</text:p>
          </table:table-cell>
          <table:table-cell table:formula="of:=VALUE(COM.MICROSOFT.CONCAT([.C502];[.D502]))" office:value-type="float" office:value="99" calcext:value-type="float">
            <text:p>99</text:p>
          </table:table-cell>
          <table:table-cell table:style-name="ce14" table:formula="of:=(STRREV([.A502]))" office:value-type="string" office:string-value="9thgiehttzjfzeerht" calcext:value-type="string">
            <text:p>9thgiehttzjfzeerht</text:p>
          </table:table-cell>
          <table:table-cell table:formula="of:=ORG.LIBREOFFICE.REGEX([.A50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502];&quot;eno|owt|eerht|ruof|evif|xis|neves|thgie|enin|orez|\d&quot;;;1)" office:value-type="string" office:string-value="9" calcext:value-type="string">
            <text:p>9</text:p>
          </table:table-cell>
          <table:table-cell table:formula="of:=IF(ISNA([.G502]);&quot;&quot;;IF([.G502]=&quot;one&quot;;&quot;1&quot;;IF([.G502]=&quot;two&quot;;&quot;2&quot;;IF([.G502]=&quot;three&quot;;&quot;3&quot;;IF([.G502]=&quot;four&quot;;&quot;4&quot;;IF([.G502]=&quot;five&quot;;&quot;5&quot;;IF([.G502]=&quot;six&quot;;&quot;6&quot;;IF([.G502]=&quot;seven&quot;;&quot;7&quot;;IF([.G502]=&quot;eight&quot;;&quot;8&quot;;IF([.G502]=&quot;nine&quot;;&quot;9&quot;;IF([.G502]=&quot;zero&quot;;&quot;0&quot;;VALUE([.G502]))))))))))))" office:value-type="string" office:string-value="3" calcext:value-type="string">
            <text:p>3</text:p>
          </table:table-cell>
          <table:table-cell table:style-name="ce7" table:formula="of:=IF(ISNA([.H502]);&quot;&quot;;IF([.H502]=&quot;eno&quot;;&quot;1&quot;;IF([.H502]=&quot;owt&quot;;&quot;2&quot;;IF([.H502]=&quot;eerht&quot;;&quot;3&quot;;IF([.H502]=&quot;ruof&quot;;&quot;4&quot;;IF([.H502]=&quot;evif&quot;;&quot;5&quot;;IF([.H502]=&quot;xis&quot;;&quot;6&quot;;IF([.H502]=&quot;neves&quot;;&quot;7&quot;;IF([.H502]=&quot;thgie&quot;;&quot;8&quot;;IF([.H502]=&quot;enin&quot;;&quot;9&quot;;IF([.H502]=&quot;orez&quot;;&quot;0&quot;;[.H502])))))))))))" office:value-type="string" office:string-value="9" calcext:value-type="string">
            <text:p>9</text:p>
          </table:table-cell>
          <table:table-cell table:formula="of:=IF(ISNA([.G502]);&quot;&quot;;VALUE(COM.MICROSOFT.CONCAT([.I502:.J502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fourthreenine3qfchk7eightone</text:p>
          </table:table-cell>
          <table:table-cell table:style-name="ce4" table:formula="of:=ORG.LIBREOFFICE.REGEX([.A503];&quot;\D&quot;;&quot;&quot;;&quot;g&quot;)" office:value-type="string" office:string-value="737" calcext:value-type="string">
            <text:p>737</text:p>
          </table:table-cell>
          <table:table-cell table:formula="of:=LEFT([.B503];1)" office:value-type="string" office:string-value="7" calcext:value-type="string">
            <text:p>7</text:p>
          </table:table-cell>
          <table:table-cell table:style-name="ce5" table:formula="of:=RIGHT([.B503];1)" office:value-type="string" office:string-value="7" calcext:value-type="string">
            <text:p>7</text:p>
          </table:table-cell>
          <table:table-cell table:formula="of:=VALUE(COM.MICROSOFT.CONCAT([.C503];[.D503]))" office:value-type="float" office:value="77" calcext:value-type="float">
            <text:p>77</text:p>
          </table:table-cell>
          <table:table-cell table:style-name="ce14" table:formula="of:=(STRREV([.A503]))" office:value-type="string" office:string-value="enothgie7khcfq3enineerhtruof7" calcext:value-type="string">
            <text:p>enothgie7khcfq3enineerhtruof7</text:p>
          </table:table-cell>
          <table:table-cell table:formula="of:=ORG.LIBREOFFICE.REGEX([.A50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03];&quot;eno|owt|eerht|ruof|evif|xis|neves|thgie|enin|orez|\d&quot;;;1)" office:value-type="string" office:string-value="eno" calcext:value-type="string">
            <text:p>eno</text:p>
          </table:table-cell>
          <table:table-cell table:formula="of:=IF(ISNA([.G503]);&quot;&quot;;IF([.G503]=&quot;one&quot;;&quot;1&quot;;IF([.G503]=&quot;two&quot;;&quot;2&quot;;IF([.G503]=&quot;three&quot;;&quot;3&quot;;IF([.G503]=&quot;four&quot;;&quot;4&quot;;IF([.G503]=&quot;five&quot;;&quot;5&quot;;IF([.G503]=&quot;six&quot;;&quot;6&quot;;IF([.G503]=&quot;seven&quot;;&quot;7&quot;;IF([.G503]=&quot;eight&quot;;&quot;8&quot;;IF([.G503]=&quot;nine&quot;;&quot;9&quot;;IF([.G503]=&quot;zero&quot;;&quot;0&quot;;VALUE([.G503]))))))))))))" office:value-type="float" office:value="7" calcext:value-type="float">
            <text:p>7</text:p>
          </table:table-cell>
          <table:table-cell table:style-name="ce7" table:formula="of:=IF(ISNA([.H503]);&quot;&quot;;IF([.H503]=&quot;eno&quot;;&quot;1&quot;;IF([.H503]=&quot;owt&quot;;&quot;2&quot;;IF([.H503]=&quot;eerht&quot;;&quot;3&quot;;IF([.H503]=&quot;ruof&quot;;&quot;4&quot;;IF([.H503]=&quot;evif&quot;;&quot;5&quot;;IF([.H503]=&quot;xis&quot;;&quot;6&quot;;IF([.H503]=&quot;neves&quot;;&quot;7&quot;;IF([.H503]=&quot;thgie&quot;;&quot;8&quot;;IF([.H503]=&quot;enin&quot;;&quot;9&quot;;IF([.H503]=&quot;orez&quot;;&quot;0&quot;;[.H503])))))))))))" office:value-type="string" office:string-value="1" calcext:value-type="string">
            <text:p>1</text:p>
          </table:table-cell>
          <table:table-cell table:formula="of:=IF(ISNA([.G503]);&quot;&quot;;VALUE(COM.MICROSOFT.CONCAT([.I503:.J503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h157ggstjh</text:p>
          </table:table-cell>
          <table:table-cell table:style-name="ce4" table:formula="of:=ORG.LIBREOFFICE.REGEX([.A504];&quot;\D&quot;;&quot;&quot;;&quot;g&quot;)" office:value-type="string" office:string-value="9157" calcext:value-type="string">
            <text:p>9157</text:p>
          </table:table-cell>
          <table:table-cell table:formula="of:=LEFT([.B504];1)" office:value-type="string" office:string-value="9" calcext:value-type="string">
            <text:p>9</text:p>
          </table:table-cell>
          <table:table-cell table:style-name="ce5" table:formula="of:=RIGHT([.B504];1)" office:value-type="string" office:string-value="7" calcext:value-type="string">
            <text:p>7</text:p>
          </table:table-cell>
          <table:table-cell table:formula="of:=VALUE(COM.MICROSOFT.CONCAT([.C504];[.D504]))" office:value-type="float" office:value="97" calcext:value-type="float">
            <text:p>97</text:p>
          </table:table-cell>
          <table:table-cell table:style-name="ce14" table:formula="of:=(STRREV([.A504]))" office:value-type="string" office:string-value="hjtsgg751h9" calcext:value-type="string">
            <text:p>hjtsgg751h9</text:p>
          </table:table-cell>
          <table:table-cell table:formula="of:=ORG.LIBREOFFICE.REGEX([.A50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04];&quot;eno|owt|eerht|ruof|evif|xis|neves|thgie|enin|orez|\d&quot;;;1)" office:value-type="string" office:string-value="7" calcext:value-type="string">
            <text:p>7</text:p>
          </table:table-cell>
          <table:table-cell table:formula="of:=IF(ISNA([.G504]);&quot;&quot;;IF([.G504]=&quot;one&quot;;&quot;1&quot;;IF([.G504]=&quot;two&quot;;&quot;2&quot;;IF([.G504]=&quot;three&quot;;&quot;3&quot;;IF([.G504]=&quot;four&quot;;&quot;4&quot;;IF([.G504]=&quot;five&quot;;&quot;5&quot;;IF([.G504]=&quot;six&quot;;&quot;6&quot;;IF([.G504]=&quot;seven&quot;;&quot;7&quot;;IF([.G504]=&quot;eight&quot;;&quot;8&quot;;IF([.G504]=&quot;nine&quot;;&quot;9&quot;;IF([.G504]=&quot;zero&quot;;&quot;0&quot;;VALUE([.G504]))))))))))))" office:value-type="float" office:value="9" calcext:value-type="float">
            <text:p>9</text:p>
          </table:table-cell>
          <table:table-cell table:style-name="ce7" table:formula="of:=IF(ISNA([.H504]);&quot;&quot;;IF([.H504]=&quot;eno&quot;;&quot;1&quot;;IF([.H504]=&quot;owt&quot;;&quot;2&quot;;IF([.H504]=&quot;eerht&quot;;&quot;3&quot;;IF([.H504]=&quot;ruof&quot;;&quot;4&quot;;IF([.H504]=&quot;evif&quot;;&quot;5&quot;;IF([.H504]=&quot;xis&quot;;&quot;6&quot;;IF([.H504]=&quot;neves&quot;;&quot;7&quot;;IF([.H504]=&quot;thgie&quot;;&quot;8&quot;;IF([.H504]=&quot;enin&quot;;&quot;9&quot;;IF([.H504]=&quot;orez&quot;;&quot;0&quot;;[.H504])))))))))))" office:value-type="string" office:string-value="7" calcext:value-type="string">
            <text:p>7</text:p>
          </table:table-cell>
          <table:table-cell table:style-name="ce7" table:formula="of:=IF(ISNA([.G504]);&quot;&quot;;VALUE(COM.MICROSOFT.CONCAT([.I504:.J504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mhllvjxzsevenntnzrnkdjfive2</text:p>
          </table:table-cell>
          <table:table-cell table:style-name="ce4" table:formula="of:=ORG.LIBREOFFICE.REGEX([.A505];&quot;\D&quot;;&quot;&quot;;&quot;g&quot;)" office:value-type="string" office:string-value="2" calcext:value-type="string">
            <text:p>2</text:p>
          </table:table-cell>
          <table:table-cell table:formula="of:=LEFT([.B505];1)" office:value-type="string" office:string-value="2" calcext:value-type="string">
            <text:p>2</text:p>
          </table:table-cell>
          <table:table-cell table:style-name="ce5" table:formula="of:=RIGHT([.B505];1)" office:value-type="string" office:string-value="2" calcext:value-type="string">
            <text:p>2</text:p>
          </table:table-cell>
          <table:table-cell table:formula="of:=VALUE(COM.MICROSOFT.CONCAT([.C505];[.D505]))" office:value-type="float" office:value="22" calcext:value-type="float">
            <text:p>22</text:p>
          </table:table-cell>
          <table:table-cell table:style-name="ce14" table:formula="of:=(STRREV([.A505]))" office:value-type="string" office:string-value="2evifjdknrzntnneveszxjvllhmxl" calcext:value-type="string">
            <text:p>2evifjdknrzntnneveszxjvllhmxl</text:p>
          </table:table-cell>
          <table:table-cell table:formula="of:=ORG.LIBREOFFICE.REGEX([.A50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05];&quot;eno|owt|eerht|ruof|evif|xis|neves|thgie|enin|orez|\d&quot;;;1)" office:value-type="string" office:string-value="2" calcext:value-type="string">
            <text:p>2</text:p>
          </table:table-cell>
          <table:table-cell table:formula="of:=IF(ISNA([.G505]);&quot;&quot;;IF([.G505]=&quot;one&quot;;&quot;1&quot;;IF([.G505]=&quot;two&quot;;&quot;2&quot;;IF([.G505]=&quot;three&quot;;&quot;3&quot;;IF([.G505]=&quot;four&quot;;&quot;4&quot;;IF([.G505]=&quot;five&quot;;&quot;5&quot;;IF([.G505]=&quot;six&quot;;&quot;6&quot;;IF([.G505]=&quot;seven&quot;;&quot;7&quot;;IF([.G505]=&quot;eight&quot;;&quot;8&quot;;IF([.G505]=&quot;nine&quot;;&quot;9&quot;;IF([.G505]=&quot;zero&quot;;&quot;0&quot;;VALUE([.G505]))))))))))))" office:value-type="string" office:string-value="7" calcext:value-type="string">
            <text:p>7</text:p>
          </table:table-cell>
          <table:table-cell table:style-name="ce7" table:formula="of:=IF(ISNA([.H505]);&quot;&quot;;IF([.H505]=&quot;eno&quot;;&quot;1&quot;;IF([.H505]=&quot;owt&quot;;&quot;2&quot;;IF([.H505]=&quot;eerht&quot;;&quot;3&quot;;IF([.H505]=&quot;ruof&quot;;&quot;4&quot;;IF([.H505]=&quot;evif&quot;;&quot;5&quot;;IF([.H505]=&quot;xis&quot;;&quot;6&quot;;IF([.H505]=&quot;neves&quot;;&quot;7&quot;;IF([.H505]=&quot;thgie&quot;;&quot;8&quot;;IF([.H505]=&quot;enin&quot;;&quot;9&quot;;IF([.H505]=&quot;orez&quot;;&quot;0&quot;;[.H505])))))))))))" office:value-type="string" office:string-value="2" calcext:value-type="string">
            <text:p>2</text:p>
          </table:table-cell>
          <table:table-cell table:formula="of:=IF(ISNA([.G505]);&quot;&quot;;VALUE(COM.MICROSOFT.CONCAT([.I505:.J505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4dzxxpgjcvhqkpzfivecjg</text:p>
          </table:table-cell>
          <table:table-cell table:style-name="ce4" table:formula="of:=ORG.LIBREOFFICE.REGEX([.A506];&quot;\D&quot;;&quot;&quot;;&quot;g&quot;)" office:value-type="string" office:string-value="64" calcext:value-type="string">
            <text:p>64</text:p>
          </table:table-cell>
          <table:table-cell table:formula="of:=LEFT([.B506];1)" office:value-type="string" office:string-value="6" calcext:value-type="string">
            <text:p>6</text:p>
          </table:table-cell>
          <table:table-cell table:style-name="ce5" table:formula="of:=RIGHT([.B506];1)" office:value-type="string" office:string-value="4" calcext:value-type="string">
            <text:p>4</text:p>
          </table:table-cell>
          <table:table-cell table:formula="of:=VALUE(COM.MICROSOFT.CONCAT([.C506];[.D506]))" office:value-type="float" office:value="64" calcext:value-type="float">
            <text:p>64</text:p>
          </table:table-cell>
          <table:table-cell table:style-name="ce14" table:formula="of:=(STRREV([.A506]))" office:value-type="string" office:string-value="gjcevifzpkqhvcjgpxxzd46" calcext:value-type="string">
            <text:p>gjcevifzpkqhvcjgpxxzd46</text:p>
          </table:table-cell>
          <table:table-cell table:formula="of:=ORG.LIBREOFFICE.REGEX([.A50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06];&quot;eno|owt|eerht|ruof|evif|xis|neves|thgie|enin|orez|\d&quot;;;1)" office:value-type="string" office:string-value="evif" calcext:value-type="string">
            <text:p>evif</text:p>
          </table:table-cell>
          <table:table-cell table:formula="of:=IF(ISNA([.G506]);&quot;&quot;;IF([.G506]=&quot;one&quot;;&quot;1&quot;;IF([.G506]=&quot;two&quot;;&quot;2&quot;;IF([.G506]=&quot;three&quot;;&quot;3&quot;;IF([.G506]=&quot;four&quot;;&quot;4&quot;;IF([.G506]=&quot;five&quot;;&quot;5&quot;;IF([.G506]=&quot;six&quot;;&quot;6&quot;;IF([.G506]=&quot;seven&quot;;&quot;7&quot;;IF([.G506]=&quot;eight&quot;;&quot;8&quot;;IF([.G506]=&quot;nine&quot;;&quot;9&quot;;IF([.G506]=&quot;zero&quot;;&quot;0&quot;;VALUE([.G506]))))))))))))" office:value-type="float" office:value="6" calcext:value-type="float">
            <text:p>6</text:p>
          </table:table-cell>
          <table:table-cell table:style-name="ce7" table:formula="of:=IF(ISNA([.H506]);&quot;&quot;;IF([.H506]=&quot;eno&quot;;&quot;1&quot;;IF([.H506]=&quot;owt&quot;;&quot;2&quot;;IF([.H506]=&quot;eerht&quot;;&quot;3&quot;;IF([.H506]=&quot;ruof&quot;;&quot;4&quot;;IF([.H506]=&quot;evif&quot;;&quot;5&quot;;IF([.H506]=&quot;xis&quot;;&quot;6&quot;;IF([.H506]=&quot;neves&quot;;&quot;7&quot;;IF([.H506]=&quot;thgie&quot;;&quot;8&quot;;IF([.H506]=&quot;enin&quot;;&quot;9&quot;;IF([.H506]=&quot;orez&quot;;&quot;0&quot;;[.H506])))))))))))" office:value-type="string" office:string-value="5" calcext:value-type="string">
            <text:p>5</text:p>
          </table:table-cell>
          <table:table-cell table:formula="of:=IF(ISNA([.G506]);&quot;&quot;;VALUE(COM.MICROSOFT.CONCAT([.I506:.J506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hfllvslrdgfiveckxgkzstqseven2seven</text:p>
          </table:table-cell>
          <table:table-cell table:style-name="ce4" table:formula="of:=ORG.LIBREOFFICE.REGEX([.A507];&quot;\D&quot;;&quot;&quot;;&quot;g&quot;)" office:value-type="string" office:string-value="32" calcext:value-type="string">
            <text:p>32</text:p>
          </table:table-cell>
          <table:table-cell table:formula="of:=LEFT([.B507];1)" office:value-type="string" office:string-value="3" calcext:value-type="string">
            <text:p>3</text:p>
          </table:table-cell>
          <table:table-cell table:style-name="ce5" table:formula="of:=RIGHT([.B507];1)" office:value-type="string" office:string-value="2" calcext:value-type="string">
            <text:p>2</text:p>
          </table:table-cell>
          <table:table-cell table:formula="of:=VALUE(COM.MICROSOFT.CONCAT([.C507];[.D507]))" office:value-type="float" office:value="32" calcext:value-type="float">
            <text:p>32</text:p>
          </table:table-cell>
          <table:table-cell table:style-name="ce14" table:formula="of:=(STRREV([.A507]))" office:value-type="string" office:string-value="neves2nevesqtszkgxkcevifgdrlsvllfh3" calcext:value-type="string">
            <text:p>neves2nevesqtszkgxkcevifgdrlsvllfh3</text:p>
          </table:table-cell>
          <table:table-cell table:formula="of:=ORG.LIBREOFFICE.REGEX([.A50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07]);&quot;&quot;;IF([.G507]=&quot;one&quot;;&quot;1&quot;;IF([.G507]=&quot;two&quot;;&quot;2&quot;;IF([.G507]=&quot;three&quot;;&quot;3&quot;;IF([.G507]=&quot;four&quot;;&quot;4&quot;;IF([.G507]=&quot;five&quot;;&quot;5&quot;;IF([.G507]=&quot;six&quot;;&quot;6&quot;;IF([.G507]=&quot;seven&quot;;&quot;7&quot;;IF([.G507]=&quot;eight&quot;;&quot;8&quot;;IF([.G507]=&quot;nine&quot;;&quot;9&quot;;IF([.G507]=&quot;zero&quot;;&quot;0&quot;;VALUE([.G507]))))))))))))" office:value-type="float" office:value="3" calcext:value-type="float">
            <text:p>3</text:p>
          </table:table-cell>
          <table:table-cell table:style-name="ce7" table:formula="of:=IF(ISNA([.H507]);&quot;&quot;;IF([.H507]=&quot;eno&quot;;&quot;1&quot;;IF([.H507]=&quot;owt&quot;;&quot;2&quot;;IF([.H507]=&quot;eerht&quot;;&quot;3&quot;;IF([.H507]=&quot;ruof&quot;;&quot;4&quot;;IF([.H507]=&quot;evif&quot;;&quot;5&quot;;IF([.H507]=&quot;xis&quot;;&quot;6&quot;;IF([.H507]=&quot;neves&quot;;&quot;7&quot;;IF([.H507]=&quot;thgie&quot;;&quot;8&quot;;IF([.H507]=&quot;enin&quot;;&quot;9&quot;;IF([.H507]=&quot;orez&quot;;&quot;0&quot;;[.H507])))))))))))" office:value-type="string" office:string-value="7" calcext:value-type="string">
            <text:p>7</text:p>
          </table:table-cell>
          <table:table-cell table:formula="of:=IF(ISNA([.G507]);&quot;&quot;;VALUE(COM.MICROSOFT.CONCAT([.I507:.J507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3fiveone</text:p>
          </table:table-cell>
          <table:table-cell table:style-name="ce4" table:formula="of:=ORG.LIBREOFFICE.REGEX([.A508];&quot;\D&quot;;&quot;&quot;;&quot;g&quot;)" office:value-type="string" office:string-value="3" calcext:value-type="string">
            <text:p>3</text:p>
          </table:table-cell>
          <table:table-cell table:formula="of:=LEFT([.B508];1)" office:value-type="string" office:string-value="3" calcext:value-type="string">
            <text:p>3</text:p>
          </table:table-cell>
          <table:table-cell table:style-name="ce5" table:formula="of:=RIGHT([.B508];1)" office:value-type="string" office:string-value="3" calcext:value-type="string">
            <text:p>3</text:p>
          </table:table-cell>
          <table:table-cell table:formula="of:=VALUE(COM.MICROSOFT.CONCAT([.C508];[.D508]))" office:value-type="float" office:value="33" calcext:value-type="float">
            <text:p>33</text:p>
          </table:table-cell>
          <table:table-cell table:style-name="ce14" table:formula="of:=(STRREV([.A508]))" office:value-type="string" office:string-value="enoevif3ruof" calcext:value-type="string">
            <text:p>enoevif3ruof</text:p>
          </table:table-cell>
          <table:table-cell table:formula="of:=ORG.LIBREOFFICE.REGEX([.A508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508];&quot;eno|owt|eerht|ruof|evif|xis|neves|thgie|enin|orez|\d&quot;;;1)" office:value-type="string" office:string-value="eno" calcext:value-type="string">
            <text:p>eno</text:p>
          </table:table-cell>
          <table:table-cell table:formula="of:=IF(ISNA([.G508]);&quot;&quot;;IF([.G508]=&quot;one&quot;;&quot;1&quot;;IF([.G508]=&quot;two&quot;;&quot;2&quot;;IF([.G508]=&quot;three&quot;;&quot;3&quot;;IF([.G508]=&quot;four&quot;;&quot;4&quot;;IF([.G508]=&quot;five&quot;;&quot;5&quot;;IF([.G508]=&quot;six&quot;;&quot;6&quot;;IF([.G508]=&quot;seven&quot;;&quot;7&quot;;IF([.G508]=&quot;eight&quot;;&quot;8&quot;;IF([.G508]=&quot;nine&quot;;&quot;9&quot;;IF([.G508]=&quot;zero&quot;;&quot;0&quot;;VALUE([.G508]))))))))))))" office:value-type="string" office:string-value="4" calcext:value-type="string">
            <text:p>4</text:p>
          </table:table-cell>
          <table:table-cell table:style-name="ce7" table:formula="of:=IF(ISNA([.H508]);&quot;&quot;;IF([.H508]=&quot;eno&quot;;&quot;1&quot;;IF([.H508]=&quot;owt&quot;;&quot;2&quot;;IF([.H508]=&quot;eerht&quot;;&quot;3&quot;;IF([.H508]=&quot;ruof&quot;;&quot;4&quot;;IF([.H508]=&quot;evif&quot;;&quot;5&quot;;IF([.H508]=&quot;xis&quot;;&quot;6&quot;;IF([.H508]=&quot;neves&quot;;&quot;7&quot;;IF([.H508]=&quot;thgie&quot;;&quot;8&quot;;IF([.H508]=&quot;enin&quot;;&quot;9&quot;;IF([.H508]=&quot;orez&quot;;&quot;0&quot;;[.H508])))))))))))" office:value-type="string" office:string-value="1" calcext:value-type="string">
            <text:p>1</text:p>
          </table:table-cell>
          <table:table-cell table:formula="of:=IF(ISNA([.G508]);&quot;&quot;;VALUE(COM.MICROSOFT.CONCAT([.I508:.J508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9eight26</text:p>
          </table:table-cell>
          <table:table-cell table:style-name="ce4" table:formula="of:=ORG.LIBREOFFICE.REGEX([.A509];&quot;\D&quot;;&quot;&quot;;&quot;g&quot;)" office:value-type="string" office:string-value="926" calcext:value-type="string">
            <text:p>926</text:p>
          </table:table-cell>
          <table:table-cell table:formula="of:=LEFT([.B509];1)" office:value-type="string" office:string-value="9" calcext:value-type="string">
            <text:p>9</text:p>
          </table:table-cell>
          <table:table-cell table:style-name="ce5" table:formula="of:=RIGHT([.B509];1)" office:value-type="string" office:string-value="6" calcext:value-type="string">
            <text:p>6</text:p>
          </table:table-cell>
          <table:table-cell table:formula="of:=VALUE(COM.MICROSOFT.CONCAT([.C509];[.D509]))" office:value-type="float" office:value="96" calcext:value-type="float">
            <text:p>96</text:p>
          </table:table-cell>
          <table:table-cell table:style-name="ce14" table:formula="of:=(STRREV([.A509]))" office:value-type="string" office:string-value="62thgie9owt" calcext:value-type="string">
            <text:p>62thgie9owt</text:p>
          </table:table-cell>
          <table:table-cell table:formula="of:=ORG.LIBREOFFICE.REGEX([.A50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09];&quot;eno|owt|eerht|ruof|evif|xis|neves|thgie|enin|orez|\d&quot;;;1)" office:value-type="string" office:string-value="6" calcext:value-type="string">
            <text:p>6</text:p>
          </table:table-cell>
          <table:table-cell table:formula="of:=IF(ISNA([.G509]);&quot;&quot;;IF([.G509]=&quot;one&quot;;&quot;1&quot;;IF([.G509]=&quot;two&quot;;&quot;2&quot;;IF([.G509]=&quot;three&quot;;&quot;3&quot;;IF([.G509]=&quot;four&quot;;&quot;4&quot;;IF([.G509]=&quot;five&quot;;&quot;5&quot;;IF([.G509]=&quot;six&quot;;&quot;6&quot;;IF([.G509]=&quot;seven&quot;;&quot;7&quot;;IF([.G509]=&quot;eight&quot;;&quot;8&quot;;IF([.G509]=&quot;nine&quot;;&quot;9&quot;;IF([.G509]=&quot;zero&quot;;&quot;0&quot;;VALUE([.G509]))))))))))))" office:value-type="string" office:string-value="2" calcext:value-type="string">
            <text:p>2</text:p>
          </table:table-cell>
          <table:table-cell table:style-name="ce7" table:formula="of:=IF(ISNA([.H509]);&quot;&quot;;IF([.H509]=&quot;eno&quot;;&quot;1&quot;;IF([.H509]=&quot;owt&quot;;&quot;2&quot;;IF([.H509]=&quot;eerht&quot;;&quot;3&quot;;IF([.H509]=&quot;ruof&quot;;&quot;4&quot;;IF([.H509]=&quot;evif&quot;;&quot;5&quot;;IF([.H509]=&quot;xis&quot;;&quot;6&quot;;IF([.H509]=&quot;neves&quot;;&quot;7&quot;;IF([.H509]=&quot;thgie&quot;;&quot;8&quot;;IF([.H509]=&quot;enin&quot;;&quot;9&quot;;IF([.H509]=&quot;orez&quot;;&quot;0&quot;;[.H509])))))))))))" office:value-type="string" office:string-value="6" calcext:value-type="string">
            <text:p>6</text:p>
          </table:table-cell>
          <table:table-cell table:formula="of:=IF(ISNA([.G509]);&quot;&quot;;VALUE(COM.MICROSOFT.CONCAT([.I509:.J509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ix9two</text:p>
          </table:table-cell>
          <table:table-cell table:style-name="ce4" table:formula="of:=ORG.LIBREOFFICE.REGEX([.A510];&quot;\D&quot;;&quot;&quot;;&quot;g&quot;)" office:value-type="string" office:string-value="9" calcext:value-type="string">
            <text:p>9</text:p>
          </table:table-cell>
          <table:table-cell table:formula="of:=LEFT([.B510];1)" office:value-type="string" office:string-value="9" calcext:value-type="string">
            <text:p>9</text:p>
          </table:table-cell>
          <table:table-cell table:style-name="ce5" table:formula="of:=RIGHT([.B510];1)" office:value-type="string" office:string-value="9" calcext:value-type="string">
            <text:p>9</text:p>
          </table:table-cell>
          <table:table-cell table:formula="of:=VALUE(COM.MICROSOFT.CONCAT([.C510];[.D510]))" office:value-type="float" office:value="99" calcext:value-type="float">
            <text:p>99</text:p>
          </table:table-cell>
          <table:table-cell table:style-name="ce14" table:formula="of:=(STRREV([.A510]))" office:value-type="string" office:string-value="owt9xisl" calcext:value-type="string">
            <text:p>owt9xisl</text:p>
          </table:table-cell>
          <table:table-cell table:formula="of:=ORG.LIBREOFFICE.REGEX([.A51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10];&quot;eno|owt|eerht|ruof|evif|xis|neves|thgie|enin|orez|\d&quot;;;1)" office:value-type="string" office:string-value="owt" calcext:value-type="string">
            <text:p>owt</text:p>
          </table:table-cell>
          <table:table-cell table:formula="of:=IF(ISNA([.G510]);&quot;&quot;;IF([.G510]=&quot;one&quot;;&quot;1&quot;;IF([.G510]=&quot;two&quot;;&quot;2&quot;;IF([.G510]=&quot;three&quot;;&quot;3&quot;;IF([.G510]=&quot;four&quot;;&quot;4&quot;;IF([.G510]=&quot;five&quot;;&quot;5&quot;;IF([.G510]=&quot;six&quot;;&quot;6&quot;;IF([.G510]=&quot;seven&quot;;&quot;7&quot;;IF([.G510]=&quot;eight&quot;;&quot;8&quot;;IF([.G510]=&quot;nine&quot;;&quot;9&quot;;IF([.G510]=&quot;zero&quot;;&quot;0&quot;;VALUE([.G510]))))))))))))" office:value-type="string" office:string-value="6" calcext:value-type="string">
            <text:p>6</text:p>
          </table:table-cell>
          <table:table-cell table:style-name="ce7" table:formula="of:=IF(ISNA([.H510]);&quot;&quot;;IF([.H510]=&quot;eno&quot;;&quot;1&quot;;IF([.H510]=&quot;owt&quot;;&quot;2&quot;;IF([.H510]=&quot;eerht&quot;;&quot;3&quot;;IF([.H510]=&quot;ruof&quot;;&quot;4&quot;;IF([.H510]=&quot;evif&quot;;&quot;5&quot;;IF([.H510]=&quot;xis&quot;;&quot;6&quot;;IF([.H510]=&quot;neves&quot;;&quot;7&quot;;IF([.H510]=&quot;thgie&quot;;&quot;8&quot;;IF([.H510]=&quot;enin&quot;;&quot;9&quot;;IF([.H510]=&quot;orez&quot;;&quot;0&quot;;[.H510])))))))))))" office:value-type="string" office:string-value="2" calcext:value-type="string">
            <text:p>2</text:p>
          </table:table-cell>
          <table:table-cell table:formula="of:=IF(ISNA([.G510]);&quot;&quot;;VALUE(COM.MICROSOFT.CONCAT([.I510:.J510])))"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wo8sjvpnn2dpqhpfzgmthree4sevenblsmlfppg</text:p>
          </table:table-cell>
          <table:table-cell table:style-name="ce4" table:formula="of:=ORG.LIBREOFFICE.REGEX([.A511];&quot;\D&quot;;&quot;&quot;;&quot;g&quot;)" office:value-type="string" office:string-value="824" calcext:value-type="string">
            <text:p>824</text:p>
          </table:table-cell>
          <table:table-cell table:formula="of:=LEFT([.B511];1)" office:value-type="string" office:string-value="8" calcext:value-type="string">
            <text:p>8</text:p>
          </table:table-cell>
          <table:table-cell table:style-name="ce5" table:formula="of:=RIGHT([.B511];1)" office:value-type="string" office:string-value="4" calcext:value-type="string">
            <text:p>4</text:p>
          </table:table-cell>
          <table:table-cell table:formula="of:=VALUE(COM.MICROSOFT.CONCAT([.C511];[.D511]))" office:value-type="float" office:value="84" calcext:value-type="float">
            <text:p>84</text:p>
          </table:table-cell>
          <table:table-cell table:style-name="ce14" table:formula="of:=(STRREV([.A511]))" office:value-type="string" office:string-value="gppflmslbneves4eerhtmgzfphqpd2nnpvjs8owt" calcext:value-type="string">
            <text:p>gppflmslbneves4eerhtmgzfphqpd2nnpvjs8owt</text:p>
          </table:table-cell>
          <table:table-cell table:formula="of:=ORG.LIBREOFFICE.REGEX([.A51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1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11]);&quot;&quot;;IF([.G511]=&quot;one&quot;;&quot;1&quot;;IF([.G511]=&quot;two&quot;;&quot;2&quot;;IF([.G511]=&quot;three&quot;;&quot;3&quot;;IF([.G511]=&quot;four&quot;;&quot;4&quot;;IF([.G511]=&quot;five&quot;;&quot;5&quot;;IF([.G511]=&quot;six&quot;;&quot;6&quot;;IF([.G511]=&quot;seven&quot;;&quot;7&quot;;IF([.G511]=&quot;eight&quot;;&quot;8&quot;;IF([.G511]=&quot;nine&quot;;&quot;9&quot;;IF([.G511]=&quot;zero&quot;;&quot;0&quot;;VALUE([.G511]))))))))))))" office:value-type="string" office:string-value="2" calcext:value-type="string">
            <text:p>2</text:p>
          </table:table-cell>
          <table:table-cell table:style-name="ce7" table:formula="of:=IF(ISNA([.H511]);&quot;&quot;;IF([.H511]=&quot;eno&quot;;&quot;1&quot;;IF([.H511]=&quot;owt&quot;;&quot;2&quot;;IF([.H511]=&quot;eerht&quot;;&quot;3&quot;;IF([.H511]=&quot;ruof&quot;;&quot;4&quot;;IF([.H511]=&quot;evif&quot;;&quot;5&quot;;IF([.H511]=&quot;xis&quot;;&quot;6&quot;;IF([.H511]=&quot;neves&quot;;&quot;7&quot;;IF([.H511]=&quot;thgie&quot;;&quot;8&quot;;IF([.H511]=&quot;enin&quot;;&quot;9&quot;;IF([.H511]=&quot;orez&quot;;&quot;0&quot;;[.H511])))))))))))" office:value-type="string" office:string-value="7" calcext:value-type="string">
            <text:p>7</text:p>
          </table:table-cell>
          <table:table-cell table:formula="of:=IF(ISNA([.G511]);&quot;&quot;;VALUE(COM.MICROSOFT.CONCAT([.I511:.J511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9fdsgpmsghlp6ninesixsix</text:p>
          </table:table-cell>
          <table:table-cell table:style-name="ce4" table:formula="of:=ORG.LIBREOFFICE.REGEX([.A512];&quot;\D&quot;;&quot;&quot;;&quot;g&quot;)" office:value-type="string" office:string-value="96" calcext:value-type="string">
            <text:p>96</text:p>
          </table:table-cell>
          <table:table-cell table:formula="of:=LEFT([.B512];1)" office:value-type="string" office:string-value="9" calcext:value-type="string">
            <text:p>9</text:p>
          </table:table-cell>
          <table:table-cell table:style-name="ce5" table:formula="of:=RIGHT([.B512];1)" office:value-type="string" office:string-value="6" calcext:value-type="string">
            <text:p>6</text:p>
          </table:table-cell>
          <table:table-cell table:formula="of:=VALUE(COM.MICROSOFT.CONCAT([.C512];[.D512]))" office:value-type="float" office:value="96" calcext:value-type="float">
            <text:p>96</text:p>
          </table:table-cell>
          <table:table-cell table:style-name="ce14" table:formula="of:=(STRREV([.A512]))" office:value-type="string" office:string-value="xisxisenin6plhgsmpgsdf9t" calcext:value-type="string">
            <text:p>xisxisenin6plhgsmpgsdf9t</text:p>
          </table:table-cell>
          <table:table-cell table:formula="of:=ORG.LIBREOFFICE.REGEX([.A51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12];&quot;eno|owt|eerht|ruof|evif|xis|neves|thgie|enin|orez|\d&quot;;;1)" office:value-type="string" office:string-value="xis" calcext:value-type="string">
            <text:p>xis</text:p>
          </table:table-cell>
          <table:table-cell table:formula="of:=IF(ISNA([.G512]);&quot;&quot;;IF([.G512]=&quot;one&quot;;&quot;1&quot;;IF([.G512]=&quot;two&quot;;&quot;2&quot;;IF([.G512]=&quot;three&quot;;&quot;3&quot;;IF([.G512]=&quot;four&quot;;&quot;4&quot;;IF([.G512]=&quot;five&quot;;&quot;5&quot;;IF([.G512]=&quot;six&quot;;&quot;6&quot;;IF([.G512]=&quot;seven&quot;;&quot;7&quot;;IF([.G512]=&quot;eight&quot;;&quot;8&quot;;IF([.G512]=&quot;nine&quot;;&quot;9&quot;;IF([.G512]=&quot;zero&quot;;&quot;0&quot;;VALUE([.G512]))))))))))))" office:value-type="float" office:value="9" calcext:value-type="float">
            <text:p>9</text:p>
          </table:table-cell>
          <table:table-cell table:style-name="ce7" table:formula="of:=IF(ISNA([.H512]);&quot;&quot;;IF([.H512]=&quot;eno&quot;;&quot;1&quot;;IF([.H512]=&quot;owt&quot;;&quot;2&quot;;IF([.H512]=&quot;eerht&quot;;&quot;3&quot;;IF([.H512]=&quot;ruof&quot;;&quot;4&quot;;IF([.H512]=&quot;evif&quot;;&quot;5&quot;;IF([.H512]=&quot;xis&quot;;&quot;6&quot;;IF([.H512]=&quot;neves&quot;;&quot;7&quot;;IF([.H512]=&quot;thgie&quot;;&quot;8&quot;;IF([.H512]=&quot;enin&quot;;&quot;9&quot;;IF([.H512]=&quot;orez&quot;;&quot;0&quot;;[.H512])))))))))))" office:value-type="string" office:string-value="6" calcext:value-type="string">
            <text:p>6</text:p>
          </table:table-cell>
          <table:table-cell table:formula="of:=IF(ISNA([.G512]);&quot;&quot;;VALUE(COM.MICROSOFT.CONCAT([.I512:.J512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wonezk</text:p>
          </table:table-cell>
          <table:table-cell table:style-name="ce4" table:formula="of:=ORG.LIBREOFFICE.REGEX([.A513];&quot;\D&quot;;&quot;&quot;;&quot;g&quot;)" office:value-type="string" office:string-value="9" calcext:value-type="string">
            <text:p>9</text:p>
          </table:table-cell>
          <table:table-cell table:formula="of:=LEFT([.B513];1)" office:value-type="string" office:string-value="9" calcext:value-type="string">
            <text:p>9</text:p>
          </table:table-cell>
          <table:table-cell table:style-name="ce5" table:formula="of:=RIGHT([.B513];1)" office:value-type="string" office:string-value="9" calcext:value-type="string">
            <text:p>9</text:p>
          </table:table-cell>
          <table:table-cell table:formula="of:=VALUE(COM.MICROSOFT.CONCAT([.C513];[.D513]))" office:value-type="float" office:value="99" calcext:value-type="float">
            <text:p>99</text:p>
          </table:table-cell>
          <table:table-cell table:style-name="ce14" table:formula="of:=(STRREV([.A513]))" office:value-type="string" office:string-value="kzenowt9" calcext:value-type="string">
            <text:p>kzenowt9</text:p>
          </table:table-cell>
          <table:table-cell table:formula="of:=ORG.LIBREOFFICE.REGEX([.A51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13];&quot;eno|owt|eerht|ruof|evif|xis|neves|thgie|enin|orez|\d&quot;;;1)" office:value-type="string" office:string-value="eno" calcext:value-type="string">
            <text:p>eno</text:p>
          </table:table-cell>
          <table:table-cell table:formula="of:=IF(ISNA([.G513]);&quot;&quot;;IF([.G513]=&quot;one&quot;;&quot;1&quot;;IF([.G513]=&quot;two&quot;;&quot;2&quot;;IF([.G513]=&quot;three&quot;;&quot;3&quot;;IF([.G513]=&quot;four&quot;;&quot;4&quot;;IF([.G513]=&quot;five&quot;;&quot;5&quot;;IF([.G513]=&quot;six&quot;;&quot;6&quot;;IF([.G513]=&quot;seven&quot;;&quot;7&quot;;IF([.G513]=&quot;eight&quot;;&quot;8&quot;;IF([.G513]=&quot;nine&quot;;&quot;9&quot;;IF([.G513]=&quot;zero&quot;;&quot;0&quot;;VALUE([.G513]))))))))))))" office:value-type="float" office:value="9" calcext:value-type="float">
            <text:p>9</text:p>
          </table:table-cell>
          <table:table-cell table:style-name="ce7" table:formula="of:=IF(ISNA([.H513]);&quot;&quot;;IF([.H513]=&quot;eno&quot;;&quot;1&quot;;IF([.H513]=&quot;owt&quot;;&quot;2&quot;;IF([.H513]=&quot;eerht&quot;;&quot;3&quot;;IF([.H513]=&quot;ruof&quot;;&quot;4&quot;;IF([.H513]=&quot;evif&quot;;&quot;5&quot;;IF([.H513]=&quot;xis&quot;;&quot;6&quot;;IF([.H513]=&quot;neves&quot;;&quot;7&quot;;IF([.H513]=&quot;thgie&quot;;&quot;8&quot;;IF([.H513]=&quot;enin&quot;;&quot;9&quot;;IF([.H513]=&quot;orez&quot;;&quot;0&quot;;[.H513])))))))))))" office:value-type="string" office:string-value="1" calcext:value-type="string">
            <text:p>1</text:p>
          </table:table-cell>
          <table:table-cell table:formula="of:=IF(ISNA([.G513]);&quot;&quot;;VALUE(COM.MICROSOFT.CONCAT([.I513:.J513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3fthcvkktx8eight1vkhrp</text:p>
          </table:table-cell>
          <table:table-cell table:style-name="ce4" table:formula="of:=ORG.LIBREOFFICE.REGEX([.A514];&quot;\D&quot;;&quot;&quot;;&quot;g&quot;)" office:value-type="string" office:string-value="5381" calcext:value-type="string">
            <text:p>5381</text:p>
          </table:table-cell>
          <table:table-cell table:formula="of:=LEFT([.B514];1)" office:value-type="string" office:string-value="5" calcext:value-type="string">
            <text:p>5</text:p>
          </table:table-cell>
          <table:table-cell table:style-name="ce5" table:formula="of:=RIGHT([.B514];1)" office:value-type="string" office:string-value="1" calcext:value-type="string">
            <text:p>1</text:p>
          </table:table-cell>
          <table:table-cell table:formula="of:=VALUE(COM.MICROSOFT.CONCAT([.C514];[.D514]))" office:value-type="float" office:value="51" calcext:value-type="float">
            <text:p>51</text:p>
          </table:table-cell>
          <table:table-cell table:style-name="ce14" table:formula="of:=(STRREV([.A514]))" office:value-type="string" office:string-value="prhkv1thgie8xtkkvchtf35" calcext:value-type="string">
            <text:p>prhkv1thgie8xtkkvchtf35</text:p>
          </table:table-cell>
          <table:table-cell table:formula="of:=ORG.LIBREOFFICE.REGEX([.A51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14];&quot;eno|owt|eerht|ruof|evif|xis|neves|thgie|enin|orez|\d&quot;;;1)" office:value-type="string" office:string-value="1" calcext:value-type="string">
            <text:p>1</text:p>
          </table:table-cell>
          <table:table-cell table:formula="of:=IF(ISNA([.G514]);&quot;&quot;;IF([.G514]=&quot;one&quot;;&quot;1&quot;;IF([.G514]=&quot;two&quot;;&quot;2&quot;;IF([.G514]=&quot;three&quot;;&quot;3&quot;;IF([.G514]=&quot;four&quot;;&quot;4&quot;;IF([.G514]=&quot;five&quot;;&quot;5&quot;;IF([.G514]=&quot;six&quot;;&quot;6&quot;;IF([.G514]=&quot;seven&quot;;&quot;7&quot;;IF([.G514]=&quot;eight&quot;;&quot;8&quot;;IF([.G514]=&quot;nine&quot;;&quot;9&quot;;IF([.G514]=&quot;zero&quot;;&quot;0&quot;;VALUE([.G514]))))))))))))" office:value-type="float" office:value="5" calcext:value-type="float">
            <text:p>5</text:p>
          </table:table-cell>
          <table:table-cell table:style-name="ce7" table:formula="of:=IF(ISNA([.H514]);&quot;&quot;;IF([.H514]=&quot;eno&quot;;&quot;1&quot;;IF([.H514]=&quot;owt&quot;;&quot;2&quot;;IF([.H514]=&quot;eerht&quot;;&quot;3&quot;;IF([.H514]=&quot;ruof&quot;;&quot;4&quot;;IF([.H514]=&quot;evif&quot;;&quot;5&quot;;IF([.H514]=&quot;xis&quot;;&quot;6&quot;;IF([.H514]=&quot;neves&quot;;&quot;7&quot;;IF([.H514]=&quot;thgie&quot;;&quot;8&quot;;IF([.H514]=&quot;enin&quot;;&quot;9&quot;;IF([.H514]=&quot;orez&quot;;&quot;0&quot;;[.H514])))))))))))" office:value-type="string" office:string-value="1" calcext:value-type="string">
            <text:p>1</text:p>
          </table:table-cell>
          <table:table-cell table:formula="of:=IF(ISNA([.G514]);&quot;&quot;;VALUE(COM.MICROSOFT.CONCAT([.I514:.J514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slbnseven53four</text:p>
          </table:table-cell>
          <table:table-cell table:style-name="ce4" table:formula="of:=ORG.LIBREOFFICE.REGEX([.A515];&quot;\D&quot;;&quot;&quot;;&quot;g&quot;)" office:value-type="string" office:string-value="53" calcext:value-type="string">
            <text:p>53</text:p>
          </table:table-cell>
          <table:table-cell table:formula="of:=LEFT([.B515];1)" office:value-type="string" office:string-value="5" calcext:value-type="string">
            <text:p>5</text:p>
          </table:table-cell>
          <table:table-cell table:style-name="ce5" table:formula="of:=RIGHT([.B515];1)" office:value-type="string" office:string-value="3" calcext:value-type="string">
            <text:p>3</text:p>
          </table:table-cell>
          <table:table-cell table:formula="of:=VALUE(COM.MICROSOFT.CONCAT([.C515];[.D515]))" office:value-type="float" office:value="53" calcext:value-type="float">
            <text:p>53</text:p>
          </table:table-cell>
          <table:table-cell table:style-name="ce14" table:formula="of:=(STRREV([.A515]))" office:value-type="string" office:string-value="ruof35nevesnblsmf" calcext:value-type="string">
            <text:p>ruof35nevesnblsmf</text:p>
          </table:table-cell>
          <table:table-cell table:formula="of:=ORG.LIBREOFFICE.REGEX([.A51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15];&quot;eno|owt|eerht|ruof|evif|xis|neves|thgie|enin|orez|\d&quot;;;1)" office:value-type="string" office:string-value="ruof" calcext:value-type="string">
            <text:p>ruof</text:p>
          </table:table-cell>
          <table:table-cell table:formula="of:=IF(ISNA([.G515]);&quot;&quot;;IF([.G515]=&quot;one&quot;;&quot;1&quot;;IF([.G515]=&quot;two&quot;;&quot;2&quot;;IF([.G515]=&quot;three&quot;;&quot;3&quot;;IF([.G515]=&quot;four&quot;;&quot;4&quot;;IF([.G515]=&quot;five&quot;;&quot;5&quot;;IF([.G515]=&quot;six&quot;;&quot;6&quot;;IF([.G515]=&quot;seven&quot;;&quot;7&quot;;IF([.G515]=&quot;eight&quot;;&quot;8&quot;;IF([.G515]=&quot;nine&quot;;&quot;9&quot;;IF([.G515]=&quot;zero&quot;;&quot;0&quot;;VALUE([.G515]))))))))))))" office:value-type="string" office:string-value="7" calcext:value-type="string">
            <text:p>7</text:p>
          </table:table-cell>
          <table:table-cell table:style-name="ce7" table:formula="of:=IF(ISNA([.H515]);&quot;&quot;;IF([.H515]=&quot;eno&quot;;&quot;1&quot;;IF([.H515]=&quot;owt&quot;;&quot;2&quot;;IF([.H515]=&quot;eerht&quot;;&quot;3&quot;;IF([.H515]=&quot;ruof&quot;;&quot;4&quot;;IF([.H515]=&quot;evif&quot;;&quot;5&quot;;IF([.H515]=&quot;xis&quot;;&quot;6&quot;;IF([.H515]=&quot;neves&quot;;&quot;7&quot;;IF([.H515]=&quot;thgie&quot;;&quot;8&quot;;IF([.H515]=&quot;enin&quot;;&quot;9&quot;;IF([.H515]=&quot;orez&quot;;&quot;0&quot;;[.H515])))))))))))" office:value-type="string" office:string-value="4" calcext:value-type="string">
            <text:p>4</text:p>
          </table:table-cell>
          <table:table-cell table:formula="of:=IF(ISNA([.G515]);&quot;&quot;;VALUE(COM.MICROSOFT.CONCAT([.I515:.J515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jtwone486onefqdklnpdgone</text:p>
          </table:table-cell>
          <table:table-cell table:style-name="ce4" table:formula="of:=ORG.LIBREOFFICE.REGEX([.A516];&quot;\D&quot;;&quot;&quot;;&quot;g&quot;)" office:value-type="string" office:string-value="486" calcext:value-type="string">
            <text:p>486</text:p>
          </table:table-cell>
          <table:table-cell table:formula="of:=LEFT([.B516];1)" office:value-type="string" office:string-value="4" calcext:value-type="string">
            <text:p>4</text:p>
          </table:table-cell>
          <table:table-cell table:style-name="ce5" table:formula="of:=RIGHT([.B516];1)" office:value-type="string" office:string-value="6" calcext:value-type="string">
            <text:p>6</text:p>
          </table:table-cell>
          <table:table-cell table:formula="of:=VALUE(COM.MICROSOFT.CONCAT([.C516];[.D516]))" office:value-type="float" office:value="46" calcext:value-type="float">
            <text:p>46</text:p>
          </table:table-cell>
          <table:table-cell table:style-name="ce14" table:formula="of:=(STRREV([.A516]))" office:value-type="string" office:string-value="enogdpnlkdqfeno684enowtjk" calcext:value-type="string">
            <text:p>enogdpnlkdqfeno684enowtjk</text:p>
          </table:table-cell>
          <table:table-cell table:formula="of:=ORG.LIBREOFFICE.REGEX([.A51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16];&quot;eno|owt|eerht|ruof|evif|xis|neves|thgie|enin|orez|\d&quot;;;1)" office:value-type="string" office:string-value="eno" calcext:value-type="string">
            <text:p>eno</text:p>
          </table:table-cell>
          <table:table-cell table:formula="of:=IF(ISNA([.G516]);&quot;&quot;;IF([.G516]=&quot;one&quot;;&quot;1&quot;;IF([.G516]=&quot;two&quot;;&quot;2&quot;;IF([.G516]=&quot;three&quot;;&quot;3&quot;;IF([.G516]=&quot;four&quot;;&quot;4&quot;;IF([.G516]=&quot;five&quot;;&quot;5&quot;;IF([.G516]=&quot;six&quot;;&quot;6&quot;;IF([.G516]=&quot;seven&quot;;&quot;7&quot;;IF([.G516]=&quot;eight&quot;;&quot;8&quot;;IF([.G516]=&quot;nine&quot;;&quot;9&quot;;IF([.G516]=&quot;zero&quot;;&quot;0&quot;;VALUE([.G516]))))))))))))" office:value-type="string" office:string-value="2" calcext:value-type="string">
            <text:p>2</text:p>
          </table:table-cell>
          <table:table-cell table:style-name="ce7" table:formula="of:=IF(ISNA([.H516]);&quot;&quot;;IF([.H516]=&quot;eno&quot;;&quot;1&quot;;IF([.H516]=&quot;owt&quot;;&quot;2&quot;;IF([.H516]=&quot;eerht&quot;;&quot;3&quot;;IF([.H516]=&quot;ruof&quot;;&quot;4&quot;;IF([.H516]=&quot;evif&quot;;&quot;5&quot;;IF([.H516]=&quot;xis&quot;;&quot;6&quot;;IF([.H516]=&quot;neves&quot;;&quot;7&quot;;IF([.H516]=&quot;thgie&quot;;&quot;8&quot;;IF([.H516]=&quot;enin&quot;;&quot;9&quot;;IF([.H516]=&quot;orez&quot;;&quot;0&quot;;[.H516])))))))))))" office:value-type="string" office:string-value="1" calcext:value-type="string">
            <text:p>1</text:p>
          </table:table-cell>
          <table:table-cell table:formula="of:=IF(ISNA([.G516]);&quot;&quot;;VALUE(COM.MICROSOFT.CONCAT([.I516:.J516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hreeqvkz</text:p>
          </table:table-cell>
          <table:table-cell table:style-name="ce4" table:formula="of:=ORG.LIBREOFFICE.REGEX([.A517];&quot;\D&quot;;&quot;&quot;;&quot;g&quot;)" office:value-type="string" office:string-value="5" calcext:value-type="string">
            <text:p>5</text:p>
          </table:table-cell>
          <table:table-cell table:formula="of:=LEFT([.B517];1)" office:value-type="string" office:string-value="5" calcext:value-type="string">
            <text:p>5</text:p>
          </table:table-cell>
          <table:table-cell table:style-name="ce5" table:formula="of:=RIGHT([.B517];1)" office:value-type="string" office:string-value="5" calcext:value-type="string">
            <text:p>5</text:p>
          </table:table-cell>
          <table:table-cell table:formula="of:=VALUE(COM.MICROSOFT.CONCAT([.C517];[.D517]))" office:value-type="float" office:value="55" calcext:value-type="float">
            <text:p>55</text:p>
          </table:table-cell>
          <table:table-cell table:style-name="ce14" table:formula="of:=(STRREV([.A517]))" office:value-type="string" office:string-value="zkvqeerht5" calcext:value-type="string">
            <text:p>zkvqeerht5</text:p>
          </table:table-cell>
          <table:table-cell table:formula="of:=ORG.LIBREOFFICE.REGEX([.A51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1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17]);&quot;&quot;;IF([.G517]=&quot;one&quot;;&quot;1&quot;;IF([.G517]=&quot;two&quot;;&quot;2&quot;;IF([.G517]=&quot;three&quot;;&quot;3&quot;;IF([.G517]=&quot;four&quot;;&quot;4&quot;;IF([.G517]=&quot;five&quot;;&quot;5&quot;;IF([.G517]=&quot;six&quot;;&quot;6&quot;;IF([.G517]=&quot;seven&quot;;&quot;7&quot;;IF([.G517]=&quot;eight&quot;;&quot;8&quot;;IF([.G517]=&quot;nine&quot;;&quot;9&quot;;IF([.G517]=&quot;zero&quot;;&quot;0&quot;;VALUE([.G517]))))))))))))" office:value-type="float" office:value="5" calcext:value-type="float">
            <text:p>5</text:p>
          </table:table-cell>
          <table:table-cell table:style-name="ce7" table:formula="of:=IF(ISNA([.H517]);&quot;&quot;;IF([.H517]=&quot;eno&quot;;&quot;1&quot;;IF([.H517]=&quot;owt&quot;;&quot;2&quot;;IF([.H517]=&quot;eerht&quot;;&quot;3&quot;;IF([.H517]=&quot;ruof&quot;;&quot;4&quot;;IF([.H517]=&quot;evif&quot;;&quot;5&quot;;IF([.H517]=&quot;xis&quot;;&quot;6&quot;;IF([.H517]=&quot;neves&quot;;&quot;7&quot;;IF([.H517]=&quot;thgie&quot;;&quot;8&quot;;IF([.H517]=&quot;enin&quot;;&quot;9&quot;;IF([.H517]=&quot;orez&quot;;&quot;0&quot;;[.H517])))))))))))" office:value-type="string" office:string-value="3" calcext:value-type="string">
            <text:p>3</text:p>
          </table:table-cell>
          <table:table-cell table:formula="of:=IF(ISNA([.G517]);&quot;&quot;;VALUE(COM.MICROSOFT.CONCAT([.I517:.J517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wone5sthreegcdfivefour</text:p>
          </table:table-cell>
          <table:table-cell table:style-name="ce4" table:formula="of:=ORG.LIBREOFFICE.REGEX([.A518];&quot;\D&quot;;&quot;&quot;;&quot;g&quot;)" office:value-type="string" office:string-value="5" calcext:value-type="string">
            <text:p>5</text:p>
          </table:table-cell>
          <table:table-cell table:formula="of:=LEFT([.B518];1)" office:value-type="string" office:string-value="5" calcext:value-type="string">
            <text:p>5</text:p>
          </table:table-cell>
          <table:table-cell table:style-name="ce5" table:formula="of:=RIGHT([.B518];1)" office:value-type="string" office:string-value="5" calcext:value-type="string">
            <text:p>5</text:p>
          </table:table-cell>
          <table:table-cell table:formula="of:=VALUE(COM.MICROSOFT.CONCAT([.C518];[.D518]))" office:value-type="float" office:value="55" calcext:value-type="float">
            <text:p>55</text:p>
          </table:table-cell>
          <table:table-cell table:style-name="ce14" table:formula="of:=(STRREV([.A518]))" office:value-type="string" office:string-value="ruofevifdcgeerhts5enowtf" calcext:value-type="string">
            <text:p>ruofevifdcgeerhts5enowtf</text:p>
          </table:table-cell>
          <table:table-cell table:formula="of:=ORG.LIBREOFFICE.REGEX([.A51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18];&quot;eno|owt|eerht|ruof|evif|xis|neves|thgie|enin|orez|\d&quot;;;1)" office:value-type="string" office:string-value="ruof" calcext:value-type="string">
            <text:p>ruof</text:p>
          </table:table-cell>
          <table:table-cell table:formula="of:=IF(ISNA([.G518]);&quot;&quot;;IF([.G518]=&quot;one&quot;;&quot;1&quot;;IF([.G518]=&quot;two&quot;;&quot;2&quot;;IF([.G518]=&quot;three&quot;;&quot;3&quot;;IF([.G518]=&quot;four&quot;;&quot;4&quot;;IF([.G518]=&quot;five&quot;;&quot;5&quot;;IF([.G518]=&quot;six&quot;;&quot;6&quot;;IF([.G518]=&quot;seven&quot;;&quot;7&quot;;IF([.G518]=&quot;eight&quot;;&quot;8&quot;;IF([.G518]=&quot;nine&quot;;&quot;9&quot;;IF([.G518]=&quot;zero&quot;;&quot;0&quot;;VALUE([.G518]))))))))))))" office:value-type="string" office:string-value="2" calcext:value-type="string">
            <text:p>2</text:p>
          </table:table-cell>
          <table:table-cell table:style-name="ce7" table:formula="of:=IF(ISNA([.H518]);&quot;&quot;;IF([.H518]=&quot;eno&quot;;&quot;1&quot;;IF([.H518]=&quot;owt&quot;;&quot;2&quot;;IF([.H518]=&quot;eerht&quot;;&quot;3&quot;;IF([.H518]=&quot;ruof&quot;;&quot;4&quot;;IF([.H518]=&quot;evif&quot;;&quot;5&quot;;IF([.H518]=&quot;xis&quot;;&quot;6&quot;;IF([.H518]=&quot;neves&quot;;&quot;7&quot;;IF([.H518]=&quot;thgie&quot;;&quot;8&quot;;IF([.H518]=&quot;enin&quot;;&quot;9&quot;;IF([.H518]=&quot;orez&quot;;&quot;0&quot;;[.H518])))))))))))" office:value-type="string" office:string-value="4" calcext:value-type="string">
            <text:p>4</text:p>
          </table:table-cell>
          <table:table-cell table:formula="of:=IF(ISNA([.G518]);&quot;&quot;;VALUE(COM.MICROSOFT.CONCAT([.I518:.J518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sixhjconesix</text:p>
          </table:table-cell>
          <table:table-cell table:style-name="ce4" table:formula="of:=ORG.LIBREOFFICE.REGEX([.A519];&quot;\D&quot;;&quot;&quot;;&quot;g&quot;)" office:value-type="string" office:string-value="5" calcext:value-type="string">
            <text:p>5</text:p>
          </table:table-cell>
          <table:table-cell table:formula="of:=LEFT([.B519];1)" office:value-type="string" office:string-value="5" calcext:value-type="string">
            <text:p>5</text:p>
          </table:table-cell>
          <table:table-cell table:style-name="ce5" table:formula="of:=RIGHT([.B519];1)" office:value-type="string" office:string-value="5" calcext:value-type="string">
            <text:p>5</text:p>
          </table:table-cell>
          <table:table-cell table:formula="of:=VALUE(COM.MICROSOFT.CONCAT([.C519];[.D519]))" office:value-type="float" office:value="55" calcext:value-type="float">
            <text:p>55</text:p>
          </table:table-cell>
          <table:table-cell table:style-name="ce14" table:formula="of:=(STRREV([.A519]))" office:value-type="string" office:string-value="xisenocjhxis5enin" calcext:value-type="string">
            <text:p>xisenocjhxis5enin</text:p>
          </table:table-cell>
          <table:table-cell table:formula="of:=ORG.LIBREOFFICE.REGEX([.A519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19];&quot;eno|owt|eerht|ruof|evif|xis|neves|thgie|enin|orez|\d&quot;;;1)" office:value-type="string" office:string-value="xis" calcext:value-type="string">
            <text:p>xis</text:p>
          </table:table-cell>
          <table:table-cell table:formula="of:=IF(ISNA([.G519]);&quot;&quot;;IF([.G519]=&quot;one&quot;;&quot;1&quot;;IF([.G519]=&quot;two&quot;;&quot;2&quot;;IF([.G519]=&quot;three&quot;;&quot;3&quot;;IF([.G519]=&quot;four&quot;;&quot;4&quot;;IF([.G519]=&quot;five&quot;;&quot;5&quot;;IF([.G519]=&quot;six&quot;;&quot;6&quot;;IF([.G519]=&quot;seven&quot;;&quot;7&quot;;IF([.G519]=&quot;eight&quot;;&quot;8&quot;;IF([.G519]=&quot;nine&quot;;&quot;9&quot;;IF([.G519]=&quot;zero&quot;;&quot;0&quot;;VALUE([.G519]))))))))))))" office:value-type="string" office:string-value="9" calcext:value-type="string">
            <text:p>9</text:p>
          </table:table-cell>
          <table:table-cell table:style-name="ce7" table:formula="of:=IF(ISNA([.H519]);&quot;&quot;;IF([.H519]=&quot;eno&quot;;&quot;1&quot;;IF([.H519]=&quot;owt&quot;;&quot;2&quot;;IF([.H519]=&quot;eerht&quot;;&quot;3&quot;;IF([.H519]=&quot;ruof&quot;;&quot;4&quot;;IF([.H519]=&quot;evif&quot;;&quot;5&quot;;IF([.H519]=&quot;xis&quot;;&quot;6&quot;;IF([.H519]=&quot;neves&quot;;&quot;7&quot;;IF([.H519]=&quot;thgie&quot;;&quot;8&quot;;IF([.H519]=&quot;enin&quot;;&quot;9&quot;;IF([.H519]=&quot;orez&quot;;&quot;0&quot;;[.H519])))))))))))" office:value-type="string" office:string-value="6" calcext:value-type="string">
            <text:p>6</text:p>
          </table:table-cell>
          <table:table-cell table:formula="of:=IF(ISNA([.G519]);&quot;&quot;;VALUE(COM.MICROSOFT.CONCAT([.I519:.J519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4eight5vsggjtjcxttndvg4</text:p>
          </table:table-cell>
          <table:table-cell table:style-name="ce4" table:formula="of:=ORG.LIBREOFFICE.REGEX([.A520];&quot;\D&quot;;&quot;&quot;;&quot;g&quot;)" office:value-type="string" office:string-value="45454" calcext:value-type="string">
            <text:p>45454</text:p>
          </table:table-cell>
          <table:table-cell table:formula="of:=LEFT([.B520];1)" office:value-type="string" office:string-value="4" calcext:value-type="string">
            <text:p>4</text:p>
          </table:table-cell>
          <table:table-cell table:style-name="ce5" table:formula="of:=RIGHT([.B520];1)" office:value-type="string" office:string-value="4" calcext:value-type="string">
            <text:p>4</text:p>
          </table:table-cell>
          <table:table-cell table:formula="of:=VALUE(COM.MICROSOFT.CONCAT([.C520];[.D520]))" office:value-type="float" office:value="44" calcext:value-type="float">
            <text:p>44</text:p>
          </table:table-cell>
          <table:table-cell table:style-name="ce14" table:formula="of:=(STRREV([.A520]))" office:value-type="string" office:string-value="4gvdnttxcjtjggsv5thgie454" calcext:value-type="string">
            <text:p>4gvdnttxcjtjggsv5thgie454</text:p>
          </table:table-cell>
          <table:table-cell table:formula="of:=ORG.LIBREOFFICE.REGEX([.A52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20];&quot;eno|owt|eerht|ruof|evif|xis|neves|thgie|enin|orez|\d&quot;;;1)" office:value-type="string" office:string-value="4" calcext:value-type="string">
            <text:p>4</text:p>
          </table:table-cell>
          <table:table-cell table:formula="of:=IF(ISNA([.G520]);&quot;&quot;;IF([.G520]=&quot;one&quot;;&quot;1&quot;;IF([.G520]=&quot;two&quot;;&quot;2&quot;;IF([.G520]=&quot;three&quot;;&quot;3&quot;;IF([.G520]=&quot;four&quot;;&quot;4&quot;;IF([.G520]=&quot;five&quot;;&quot;5&quot;;IF([.G520]=&quot;six&quot;;&quot;6&quot;;IF([.G520]=&quot;seven&quot;;&quot;7&quot;;IF([.G520]=&quot;eight&quot;;&quot;8&quot;;IF([.G520]=&quot;nine&quot;;&quot;9&quot;;IF([.G520]=&quot;zero&quot;;&quot;0&quot;;VALUE([.G520]))))))))))))" office:value-type="float" office:value="4" calcext:value-type="float">
            <text:p>4</text:p>
          </table:table-cell>
          <table:table-cell table:style-name="ce7" table:formula="of:=IF(ISNA([.H520]);&quot;&quot;;IF([.H520]=&quot;eno&quot;;&quot;1&quot;;IF([.H520]=&quot;owt&quot;;&quot;2&quot;;IF([.H520]=&quot;eerht&quot;;&quot;3&quot;;IF([.H520]=&quot;ruof&quot;;&quot;4&quot;;IF([.H520]=&quot;evif&quot;;&quot;5&quot;;IF([.H520]=&quot;xis&quot;;&quot;6&quot;;IF([.H520]=&quot;neves&quot;;&quot;7&quot;;IF([.H520]=&quot;thgie&quot;;&quot;8&quot;;IF([.H520]=&quot;enin&quot;;&quot;9&quot;;IF([.H520]=&quot;orez&quot;;&quot;0&quot;;[.H520])))))))))))" office:value-type="string" office:string-value="4" calcext:value-type="string">
            <text:p>4</text:p>
          </table:table-cell>
          <table:table-cell table:formula="of:=IF(ISNA([.G520]);&quot;&quot;;VALUE(COM.MICROSOFT.CONCAT([.I520:.J52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3hk</text:p>
          </table:table-cell>
          <table:table-cell table:style-name="ce4" table:formula="of:=ORG.LIBREOFFICE.REGEX([.A521];&quot;\D&quot;;&quot;&quot;;&quot;g&quot;)" office:value-type="string" office:string-value="83" calcext:value-type="string">
            <text:p>83</text:p>
          </table:table-cell>
          <table:table-cell table:formula="of:=LEFT([.B521];1)" office:value-type="string" office:string-value="8" calcext:value-type="string">
            <text:p>8</text:p>
          </table:table-cell>
          <table:table-cell table:style-name="ce5" table:formula="of:=RIGHT([.B521];1)" office:value-type="string" office:string-value="3" calcext:value-type="string">
            <text:p>3</text:p>
          </table:table-cell>
          <table:table-cell table:formula="of:=VALUE(COM.MICROSOFT.CONCAT([.C521];[.D521]))" office:value-type="float" office:value="83" calcext:value-type="float">
            <text:p>83</text:p>
          </table:table-cell>
          <table:table-cell table:style-name="ce14" table:formula="of:=(STRREV([.A521]))" office:value-type="string" office:string-value="kh38xis" calcext:value-type="string">
            <text:p>kh38xis</text:p>
          </table:table-cell>
          <table:table-cell table:formula="of:=ORG.LIBREOFFICE.REGEX([.A52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21];&quot;eno|owt|eerht|ruof|evif|xis|neves|thgie|enin|orez|\d&quot;;;1)" office:value-type="string" office:string-value="3" calcext:value-type="string">
            <text:p>3</text:p>
          </table:table-cell>
          <table:table-cell table:formula="of:=IF(ISNA([.G521]);&quot;&quot;;IF([.G521]=&quot;one&quot;;&quot;1&quot;;IF([.G521]=&quot;two&quot;;&quot;2&quot;;IF([.G521]=&quot;three&quot;;&quot;3&quot;;IF([.G521]=&quot;four&quot;;&quot;4&quot;;IF([.G521]=&quot;five&quot;;&quot;5&quot;;IF([.G521]=&quot;six&quot;;&quot;6&quot;;IF([.G521]=&quot;seven&quot;;&quot;7&quot;;IF([.G521]=&quot;eight&quot;;&quot;8&quot;;IF([.G521]=&quot;nine&quot;;&quot;9&quot;;IF([.G521]=&quot;zero&quot;;&quot;0&quot;;VALUE([.G521]))))))))))))" office:value-type="string" office:string-value="6" calcext:value-type="string">
            <text:p>6</text:p>
          </table:table-cell>
          <table:table-cell table:style-name="ce7" table:formula="of:=IF(ISNA([.H521]);&quot;&quot;;IF([.H521]=&quot;eno&quot;;&quot;1&quot;;IF([.H521]=&quot;owt&quot;;&quot;2&quot;;IF([.H521]=&quot;eerht&quot;;&quot;3&quot;;IF([.H521]=&quot;ruof&quot;;&quot;4&quot;;IF([.H521]=&quot;evif&quot;;&quot;5&quot;;IF([.H521]=&quot;xis&quot;;&quot;6&quot;;IF([.H521]=&quot;neves&quot;;&quot;7&quot;;IF([.H521]=&quot;thgie&quot;;&quot;8&quot;;IF([.H521]=&quot;enin&quot;;&quot;9&quot;;IF([.H521]=&quot;orez&quot;;&quot;0&quot;;[.H521])))))))))))" office:value-type="string" office:string-value="3" calcext:value-type="string">
            <text:p>3</text:p>
          </table:table-cell>
          <table:table-cell table:formula="of:=IF(ISNA([.G521]);&quot;&quot;;VALUE(COM.MICROSOFT.CONCAT([.I521:.J521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eightfourpzv8bjbbeightwopp</text:p>
          </table:table-cell>
          <table:table-cell table:style-name="ce4" table:formula="of:=ORG.LIBREOFFICE.REGEX([.A522];&quot;\D&quot;;&quot;&quot;;&quot;g&quot;)" office:value-type="string" office:string-value="58" calcext:value-type="string">
            <text:p>58</text:p>
          </table:table-cell>
          <table:table-cell table:formula="of:=LEFT([.B522];1)" office:value-type="string" office:string-value="5" calcext:value-type="string">
            <text:p>5</text:p>
          </table:table-cell>
          <table:table-cell table:style-name="ce5" table:formula="of:=RIGHT([.B522];1)" office:value-type="string" office:string-value="8" calcext:value-type="string">
            <text:p>8</text:p>
          </table:table-cell>
          <table:table-cell table:formula="of:=VALUE(COM.MICROSOFT.CONCAT([.C522];[.D522]))" office:value-type="float" office:value="58" calcext:value-type="float">
            <text:p>58</text:p>
          </table:table-cell>
          <table:table-cell table:style-name="ce14" table:formula="of:=(STRREV([.A522]))" office:value-type="string" office:string-value="ppowthgiebbjb8vzpruofthgie5" calcext:value-type="string">
            <text:p>ppowthgiebbjb8vzpruofthgie5</text:p>
          </table:table-cell>
          <table:table-cell table:formula="of:=ORG.LIBREOFFICE.REGEX([.A52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22];&quot;eno|owt|eerht|ruof|evif|xis|neves|thgie|enin|orez|\d&quot;;;1)" office:value-type="string" office:string-value="owt" calcext:value-type="string">
            <text:p>owt</text:p>
          </table:table-cell>
          <table:table-cell table:formula="of:=IF(ISNA([.G522]);&quot;&quot;;IF([.G522]=&quot;one&quot;;&quot;1&quot;;IF([.G522]=&quot;two&quot;;&quot;2&quot;;IF([.G522]=&quot;three&quot;;&quot;3&quot;;IF([.G522]=&quot;four&quot;;&quot;4&quot;;IF([.G522]=&quot;five&quot;;&quot;5&quot;;IF([.G522]=&quot;six&quot;;&quot;6&quot;;IF([.G522]=&quot;seven&quot;;&quot;7&quot;;IF([.G522]=&quot;eight&quot;;&quot;8&quot;;IF([.G522]=&quot;nine&quot;;&quot;9&quot;;IF([.G522]=&quot;zero&quot;;&quot;0&quot;;VALUE([.G522]))))))))))))" office:value-type="float" office:value="5" calcext:value-type="float">
            <text:p>5</text:p>
          </table:table-cell>
          <table:table-cell table:style-name="ce7" table:formula="of:=IF(ISNA([.H522]);&quot;&quot;;IF([.H522]=&quot;eno&quot;;&quot;1&quot;;IF([.H522]=&quot;owt&quot;;&quot;2&quot;;IF([.H522]=&quot;eerht&quot;;&quot;3&quot;;IF([.H522]=&quot;ruof&quot;;&quot;4&quot;;IF([.H522]=&quot;evif&quot;;&quot;5&quot;;IF([.H522]=&quot;xis&quot;;&quot;6&quot;;IF([.H522]=&quot;neves&quot;;&quot;7&quot;;IF([.H522]=&quot;thgie&quot;;&quot;8&quot;;IF([.H522]=&quot;enin&quot;;&quot;9&quot;;IF([.H522]=&quot;orez&quot;;&quot;0&quot;;[.H522])))))))))))" office:value-type="string" office:string-value="2" calcext:value-type="string">
            <text:p>2</text:p>
          </table:table-cell>
          <table:table-cell table:formula="of:=IF(ISNA([.G522]);&quot;&quot;;VALUE(COM.MICROSOFT.CONCAT([.I522:.J522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9nine5eight</text:p>
          </table:table-cell>
          <table:table-cell table:style-name="ce4" table:formula="of:=ORG.LIBREOFFICE.REGEX([.A523];&quot;\D&quot;;&quot;&quot;;&quot;g&quot;)" office:value-type="string" office:string-value="795" calcext:value-type="string">
            <text:p>795</text:p>
          </table:table-cell>
          <table:table-cell table:formula="of:=LEFT([.B523];1)" office:value-type="string" office:string-value="7" calcext:value-type="string">
            <text:p>7</text:p>
          </table:table-cell>
          <table:table-cell table:style-name="ce5" table:formula="of:=RIGHT([.B523];1)" office:value-type="string" office:string-value="5" calcext:value-type="string">
            <text:p>5</text:p>
          </table:table-cell>
          <table:table-cell table:formula="of:=VALUE(COM.MICROSOFT.CONCAT([.C523];[.D523]))" office:value-type="float" office:value="75" calcext:value-type="float">
            <text:p>75</text:p>
          </table:table-cell>
          <table:table-cell table:style-name="ce14" table:formula="of:=(STRREV([.A523]))" office:value-type="string" office:string-value="thgie5enin97" calcext:value-type="string">
            <text:p>thgie5enin97</text:p>
          </table:table-cell>
          <table:table-cell table:formula="of:=ORG.LIBREOFFICE.REGEX([.A52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2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23]);&quot;&quot;;IF([.G523]=&quot;one&quot;;&quot;1&quot;;IF([.G523]=&quot;two&quot;;&quot;2&quot;;IF([.G523]=&quot;three&quot;;&quot;3&quot;;IF([.G523]=&quot;four&quot;;&quot;4&quot;;IF([.G523]=&quot;five&quot;;&quot;5&quot;;IF([.G523]=&quot;six&quot;;&quot;6&quot;;IF([.G523]=&quot;seven&quot;;&quot;7&quot;;IF([.G523]=&quot;eight&quot;;&quot;8&quot;;IF([.G523]=&quot;nine&quot;;&quot;9&quot;;IF([.G523]=&quot;zero&quot;;&quot;0&quot;;VALUE([.G523]))))))))))))" office:value-type="float" office:value="7" calcext:value-type="float">
            <text:p>7</text:p>
          </table:table-cell>
          <table:table-cell table:style-name="ce7" table:formula="of:=IF(ISNA([.H523]);&quot;&quot;;IF([.H523]=&quot;eno&quot;;&quot;1&quot;;IF([.H523]=&quot;owt&quot;;&quot;2&quot;;IF([.H523]=&quot;eerht&quot;;&quot;3&quot;;IF([.H523]=&quot;ruof&quot;;&quot;4&quot;;IF([.H523]=&quot;evif&quot;;&quot;5&quot;;IF([.H523]=&quot;xis&quot;;&quot;6&quot;;IF([.H523]=&quot;neves&quot;;&quot;7&quot;;IF([.H523]=&quot;thgie&quot;;&quot;8&quot;;IF([.H523]=&quot;enin&quot;;&quot;9&quot;;IF([.H523]=&quot;orez&quot;;&quot;0&quot;;[.H523])))))))))))" office:value-type="string" office:string-value="8" calcext:value-type="string">
            <text:p>8</text:p>
          </table:table-cell>
          <table:table-cell table:formula="of:=IF(ISNA([.G523]);&quot;&quot;;VALUE(COM.MICROSOFT.CONCAT([.I523:.J523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sixsqcpdmpqbg137ll3</text:p>
          </table:table-cell>
          <table:table-cell table:style-name="ce4" table:formula="of:=ORG.LIBREOFFICE.REGEX([.A524];&quot;\D&quot;;&quot;&quot;;&quot;g&quot;)" office:value-type="string" office:string-value="11373" calcext:value-type="string">
            <text:p>11373</text:p>
          </table:table-cell>
          <table:table-cell table:formula="of:=LEFT([.B524];1)" office:value-type="string" office:string-value="1" calcext:value-type="string">
            <text:p>1</text:p>
          </table:table-cell>
          <table:table-cell table:style-name="ce5" table:formula="of:=RIGHT([.B524];1)" office:value-type="string" office:string-value="3" calcext:value-type="string">
            <text:p>3</text:p>
          </table:table-cell>
          <table:table-cell table:formula="of:=VALUE(COM.MICROSOFT.CONCAT([.C524];[.D524]))" office:value-type="float" office:value="13" calcext:value-type="float">
            <text:p>13</text:p>
          </table:table-cell>
          <table:table-cell table:style-name="ce14" table:formula="of:=(STRREV([.A524]))" office:value-type="string" office:string-value="3ll731gbqpmdpcqsxis1" calcext:value-type="string">
            <text:p>3ll731gbqpmdpcqsxis1</text:p>
          </table:table-cell>
          <table:table-cell table:formula="of:=ORG.LIBREOFFICE.REGEX([.A524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524];&quot;eno|owt|eerht|ruof|evif|xis|neves|thgie|enin|orez|\d&quot;;;1)" office:value-type="string" office:string-value="3" calcext:value-type="string">
            <text:p>3</text:p>
          </table:table-cell>
          <table:table-cell table:formula="of:=IF(ISNA([.G524]);&quot;&quot;;IF([.G524]=&quot;one&quot;;&quot;1&quot;;IF([.G524]=&quot;two&quot;;&quot;2&quot;;IF([.G524]=&quot;three&quot;;&quot;3&quot;;IF([.G524]=&quot;four&quot;;&quot;4&quot;;IF([.G524]=&quot;five&quot;;&quot;5&quot;;IF([.G524]=&quot;six&quot;;&quot;6&quot;;IF([.G524]=&quot;seven&quot;;&quot;7&quot;;IF([.G524]=&quot;eight&quot;;&quot;8&quot;;IF([.G524]=&quot;nine&quot;;&quot;9&quot;;IF([.G524]=&quot;zero&quot;;&quot;0&quot;;VALUE([.G524]))))))))))))" office:value-type="float" office:value="1" calcext:value-type="float">
            <text:p>1</text:p>
          </table:table-cell>
          <table:table-cell table:style-name="ce7" table:formula="of:=IF(ISNA([.H524]);&quot;&quot;;IF([.H524]=&quot;eno&quot;;&quot;1&quot;;IF([.H524]=&quot;owt&quot;;&quot;2&quot;;IF([.H524]=&quot;eerht&quot;;&quot;3&quot;;IF([.H524]=&quot;ruof&quot;;&quot;4&quot;;IF([.H524]=&quot;evif&quot;;&quot;5&quot;;IF([.H524]=&quot;xis&quot;;&quot;6&quot;;IF([.H524]=&quot;neves&quot;;&quot;7&quot;;IF([.H524]=&quot;thgie&quot;;&quot;8&quot;;IF([.H524]=&quot;enin&quot;;&quot;9&quot;;IF([.H524]=&quot;orez&quot;;&quot;0&quot;;[.H524])))))))))))" office:value-type="string" office:string-value="3" calcext:value-type="string">
            <text:p>3</text:p>
          </table:table-cell>
          <table:table-cell table:formula="of:=IF(ISNA([.G524]);&quot;&quot;;VALUE(COM.MICROSOFT.CONCAT([.I524:.J524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sdbv64sixlpdd</text:p>
          </table:table-cell>
          <table:table-cell table:style-name="ce4" table:formula="of:=ORG.LIBREOFFICE.REGEX([.A525];&quot;\D&quot;;&quot;&quot;;&quot;g&quot;)" office:value-type="string" office:string-value="64" calcext:value-type="string">
            <text:p>64</text:p>
          </table:table-cell>
          <table:table-cell table:formula="of:=LEFT([.B525];1)" office:value-type="string" office:string-value="6" calcext:value-type="string">
            <text:p>6</text:p>
          </table:table-cell>
          <table:table-cell table:style-name="ce5" table:formula="of:=RIGHT([.B525];1)" office:value-type="string" office:string-value="4" calcext:value-type="string">
            <text:p>4</text:p>
          </table:table-cell>
          <table:table-cell table:formula="of:=VALUE(COM.MICROSOFT.CONCAT([.C525];[.D525]))" office:value-type="float" office:value="64" calcext:value-type="float">
            <text:p>64</text:p>
          </table:table-cell>
          <table:table-cell table:style-name="ce14" table:formula="of:=(STRREV([.A525]))" office:value-type="string" office:string-value="ddplxis46vbdsf" calcext:value-type="string">
            <text:p>ddplxis46vbdsf</text:p>
          </table:table-cell>
          <table:table-cell table:formula="of:=ORG.LIBREOFFICE.REGEX([.A52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25];&quot;eno|owt|eerht|ruof|evif|xis|neves|thgie|enin|orez|\d&quot;;;1)" office:value-type="string" office:string-value="xis" calcext:value-type="string">
            <text:p>xis</text:p>
          </table:table-cell>
          <table:table-cell table:formula="of:=IF(ISNA([.G525]);&quot;&quot;;IF([.G525]=&quot;one&quot;;&quot;1&quot;;IF([.G525]=&quot;two&quot;;&quot;2&quot;;IF([.G525]=&quot;three&quot;;&quot;3&quot;;IF([.G525]=&quot;four&quot;;&quot;4&quot;;IF([.G525]=&quot;five&quot;;&quot;5&quot;;IF([.G525]=&quot;six&quot;;&quot;6&quot;;IF([.G525]=&quot;seven&quot;;&quot;7&quot;;IF([.G525]=&quot;eight&quot;;&quot;8&quot;;IF([.G525]=&quot;nine&quot;;&quot;9&quot;;IF([.G525]=&quot;zero&quot;;&quot;0&quot;;VALUE([.G525]))))))))))))" office:value-type="float" office:value="6" calcext:value-type="float">
            <text:p>6</text:p>
          </table:table-cell>
          <table:table-cell table:style-name="ce7" table:formula="of:=IF(ISNA([.H525]);&quot;&quot;;IF([.H525]=&quot;eno&quot;;&quot;1&quot;;IF([.H525]=&quot;owt&quot;;&quot;2&quot;;IF([.H525]=&quot;eerht&quot;;&quot;3&quot;;IF([.H525]=&quot;ruof&quot;;&quot;4&quot;;IF([.H525]=&quot;evif&quot;;&quot;5&quot;;IF([.H525]=&quot;xis&quot;;&quot;6&quot;;IF([.H525]=&quot;neves&quot;;&quot;7&quot;;IF([.H525]=&quot;thgie&quot;;&quot;8&quot;;IF([.H525]=&quot;enin&quot;;&quot;9&quot;;IF([.H525]=&quot;orez&quot;;&quot;0&quot;;[.H525])))))))))))" office:value-type="string" office:string-value="6" calcext:value-type="string">
            <text:p>6</text:p>
          </table:table-cell>
          <table:table-cell table:formula="of:=IF(ISNA([.G525]);&quot;&quot;;VALUE(COM.MICROSOFT.CONCAT([.I525:.J52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9</text:p>
          </table:table-cell>
          <table:table-cell table:style-name="ce4" table:formula="of:=ORG.LIBREOFFICE.REGEX([.A526];&quot;\D&quot;;&quot;&quot;;&quot;g&quot;)" office:value-type="string" office:string-value="59" calcext:value-type="string">
            <text:p>59</text:p>
          </table:table-cell>
          <table:table-cell table:formula="of:=LEFT([.B526];1)" office:value-type="string" office:string-value="5" calcext:value-type="string">
            <text:p>5</text:p>
          </table:table-cell>
          <table:table-cell table:style-name="ce5" table:formula="of:=RIGHT([.B526];1)" office:value-type="string" office:string-value="9" calcext:value-type="string">
            <text:p>9</text:p>
          </table:table-cell>
          <table:table-cell table:formula="of:=VALUE(COM.MICROSOFT.CONCAT([.C526];[.D526]))" office:value-type="float" office:value="59" calcext:value-type="float">
            <text:p>59</text:p>
          </table:table-cell>
          <table:table-cell table:style-name="ce14" table:formula="of:=(STRREV([.A526]))" office:value-type="string" office:string-value="95enin" calcext:value-type="string">
            <text:p>95enin</text:p>
          </table:table-cell>
          <table:table-cell table:formula="of:=ORG.LIBREOFFICE.REGEX([.A52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26];&quot;eno|owt|eerht|ruof|evif|xis|neves|thgie|enin|orez|\d&quot;;;1)" office:value-type="string" office:string-value="9" calcext:value-type="string">
            <text:p>9</text:p>
          </table:table-cell>
          <table:table-cell table:formula="of:=IF(ISNA([.G526]);&quot;&quot;;IF([.G526]=&quot;one&quot;;&quot;1&quot;;IF([.G526]=&quot;two&quot;;&quot;2&quot;;IF([.G526]=&quot;three&quot;;&quot;3&quot;;IF([.G526]=&quot;four&quot;;&quot;4&quot;;IF([.G526]=&quot;five&quot;;&quot;5&quot;;IF([.G526]=&quot;six&quot;;&quot;6&quot;;IF([.G526]=&quot;seven&quot;;&quot;7&quot;;IF([.G526]=&quot;eight&quot;;&quot;8&quot;;IF([.G526]=&quot;nine&quot;;&quot;9&quot;;IF([.G526]=&quot;zero&quot;;&quot;0&quot;;VALUE([.G526]))))))))))))" office:value-type="string" office:string-value="9" calcext:value-type="string">
            <text:p>9</text:p>
          </table:table-cell>
          <table:table-cell table:style-name="ce7" table:formula="of:=IF(ISNA([.H526]);&quot;&quot;;IF([.H526]=&quot;eno&quot;;&quot;1&quot;;IF([.H526]=&quot;owt&quot;;&quot;2&quot;;IF([.H526]=&quot;eerht&quot;;&quot;3&quot;;IF([.H526]=&quot;ruof&quot;;&quot;4&quot;;IF([.H526]=&quot;evif&quot;;&quot;5&quot;;IF([.H526]=&quot;xis&quot;;&quot;6&quot;;IF([.H526]=&quot;neves&quot;;&quot;7&quot;;IF([.H526]=&quot;thgie&quot;;&quot;8&quot;;IF([.H526]=&quot;enin&quot;;&quot;9&quot;;IF([.H526]=&quot;orez&quot;;&quot;0&quot;;[.H526])))))))))))" office:value-type="string" office:string-value="9" calcext:value-type="string">
            <text:p>9</text:p>
          </table:table-cell>
          <table:table-cell table:formula="of:=IF(ISNA([.G526]);&quot;&quot;;VALUE(COM.MICROSOFT.CONCAT([.I526:.J526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vnmt32</text:p>
          </table:table-cell>
          <table:table-cell table:style-name="ce4" table:formula="of:=ORG.LIBREOFFICE.REGEX([.A527];&quot;\D&quot;;&quot;&quot;;&quot;g&quot;)" office:value-type="string" office:string-value="32" calcext:value-type="string">
            <text:p>32</text:p>
          </table:table-cell>
          <table:table-cell table:formula="of:=LEFT([.B527];1)" office:value-type="string" office:string-value="3" calcext:value-type="string">
            <text:p>3</text:p>
          </table:table-cell>
          <table:table-cell table:style-name="ce5" table:formula="of:=RIGHT([.B527];1)" office:value-type="string" office:string-value="2" calcext:value-type="string">
            <text:p>2</text:p>
          </table:table-cell>
          <table:table-cell table:formula="of:=VALUE(COM.MICROSOFT.CONCAT([.C527];[.D527]))" office:value-type="float" office:value="32" calcext:value-type="float">
            <text:p>32</text:p>
          </table:table-cell>
          <table:table-cell table:style-name="ce14" table:formula="of:=(STRREV([.A527]))" office:value-type="string" office:string-value="23tmnvv" calcext:value-type="string">
            <text:p>23tmnvv</text:p>
          </table:table-cell>
          <table:table-cell table:formula="of:=ORG.LIBREOFFICE.REGEX([.A52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27];&quot;eno|owt|eerht|ruof|evif|xis|neves|thgie|enin|orez|\d&quot;;;1)" office:value-type="string" office:string-value="2" calcext:value-type="string">
            <text:p>2</text:p>
          </table:table-cell>
          <table:table-cell table:formula="of:=IF(ISNA([.G527]);&quot;&quot;;IF([.G527]=&quot;one&quot;;&quot;1&quot;;IF([.G527]=&quot;two&quot;;&quot;2&quot;;IF([.G527]=&quot;three&quot;;&quot;3&quot;;IF([.G527]=&quot;four&quot;;&quot;4&quot;;IF([.G527]=&quot;five&quot;;&quot;5&quot;;IF([.G527]=&quot;six&quot;;&quot;6&quot;;IF([.G527]=&quot;seven&quot;;&quot;7&quot;;IF([.G527]=&quot;eight&quot;;&quot;8&quot;;IF([.G527]=&quot;nine&quot;;&quot;9&quot;;IF([.G527]=&quot;zero&quot;;&quot;0&quot;;VALUE([.G527]))))))))))))" office:value-type="float" office:value="3" calcext:value-type="float">
            <text:p>3</text:p>
          </table:table-cell>
          <table:table-cell table:style-name="ce7" table:formula="of:=IF(ISNA([.H527]);&quot;&quot;;IF([.H527]=&quot;eno&quot;;&quot;1&quot;;IF([.H527]=&quot;owt&quot;;&quot;2&quot;;IF([.H527]=&quot;eerht&quot;;&quot;3&quot;;IF([.H527]=&quot;ruof&quot;;&quot;4&quot;;IF([.H527]=&quot;evif&quot;;&quot;5&quot;;IF([.H527]=&quot;xis&quot;;&quot;6&quot;;IF([.H527]=&quot;neves&quot;;&quot;7&quot;;IF([.H527]=&quot;thgie&quot;;&quot;8&quot;;IF([.H527]=&quot;enin&quot;;&quot;9&quot;;IF([.H527]=&quot;orez&quot;;&quot;0&quot;;[.H527])))))))))))" office:value-type="string" office:string-value="2" calcext:value-type="string">
            <text:p>2</text:p>
          </table:table-cell>
          <table:table-cell table:style-name="ce7" table:formula="of:=IF(ISNA([.G527]);&quot;&quot;;VALUE(COM.MICROSOFT.CONCAT([.I527:.J527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sevennxcvvnqsix63four1eight</text:p>
          </table:table-cell>
          <table:table-cell table:style-name="ce4" table:formula="of:=ORG.LIBREOFFICE.REGEX([.A528];&quot;\D&quot;;&quot;&quot;;&quot;g&quot;)" office:value-type="string" office:string-value="631" calcext:value-type="string">
            <text:p>631</text:p>
          </table:table-cell>
          <table:table-cell table:formula="of:=LEFT([.B528];1)" office:value-type="string" office:string-value="6" calcext:value-type="string">
            <text:p>6</text:p>
          </table:table-cell>
          <table:table-cell table:style-name="ce5" table:formula="of:=RIGHT([.B528];1)" office:value-type="string" office:string-value="1" calcext:value-type="string">
            <text:p>1</text:p>
          </table:table-cell>
          <table:table-cell table:formula="of:=VALUE(COM.MICROSOFT.CONCAT([.C528];[.D528]))" office:value-type="float" office:value="61" calcext:value-type="float">
            <text:p>61</text:p>
          </table:table-cell>
          <table:table-cell table:style-name="ce14" table:formula="of:=(STRREV([.A528]))" office:value-type="string" office:string-value="thgie1ruof36xisqnvvcxnnevesthgie" calcext:value-type="string">
            <text:p>thgie1ruof36xisqnvvcxnnevesthgie</text:p>
          </table:table-cell>
          <table:table-cell table:formula="of:=ORG.LIBREOFFICE.REGEX([.A52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52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28]);&quot;&quot;;IF([.G528]=&quot;one&quot;;&quot;1&quot;;IF([.G528]=&quot;two&quot;;&quot;2&quot;;IF([.G528]=&quot;three&quot;;&quot;3&quot;;IF([.G528]=&quot;four&quot;;&quot;4&quot;;IF([.G528]=&quot;five&quot;;&quot;5&quot;;IF([.G528]=&quot;six&quot;;&quot;6&quot;;IF([.G528]=&quot;seven&quot;;&quot;7&quot;;IF([.G528]=&quot;eight&quot;;&quot;8&quot;;IF([.G528]=&quot;nine&quot;;&quot;9&quot;;IF([.G528]=&quot;zero&quot;;&quot;0&quot;;VALUE([.G528]))))))))))))" office:value-type="string" office:string-value="8" calcext:value-type="string">
            <text:p>8</text:p>
          </table:table-cell>
          <table:table-cell table:style-name="ce7" table:formula="of:=IF(ISNA([.H528]);&quot;&quot;;IF([.H528]=&quot;eno&quot;;&quot;1&quot;;IF([.H528]=&quot;owt&quot;;&quot;2&quot;;IF([.H528]=&quot;eerht&quot;;&quot;3&quot;;IF([.H528]=&quot;ruof&quot;;&quot;4&quot;;IF([.H528]=&quot;evif&quot;;&quot;5&quot;;IF([.H528]=&quot;xis&quot;;&quot;6&quot;;IF([.H528]=&quot;neves&quot;;&quot;7&quot;;IF([.H528]=&quot;thgie&quot;;&quot;8&quot;;IF([.H528]=&quot;enin&quot;;&quot;9&quot;;IF([.H528]=&quot;orez&quot;;&quot;0&quot;;[.H528])))))))))))" office:value-type="string" office:string-value="8" calcext:value-type="string">
            <text:p>8</text:p>
          </table:table-cell>
          <table:table-cell table:formula="of:=IF(ISNA([.G528]);&quot;&quot;;VALUE(COM.MICROSOFT.CONCAT([.I528:.J528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cgtlvnmvjmcqkkxxbtjv6</text:p>
          </table:table-cell>
          <table:table-cell table:style-name="ce4" table:formula="of:=ORG.LIBREOFFICE.REGEX([.A529];&quot;\D&quot;;&quot;&quot;;&quot;g&quot;)" office:value-type="string" office:string-value="6" calcext:value-type="string">
            <text:p>6</text:p>
          </table:table-cell>
          <table:table-cell table:formula="of:=LEFT([.B529];1)" office:value-type="string" office:string-value="6" calcext:value-type="string">
            <text:p>6</text:p>
          </table:table-cell>
          <table:table-cell table:style-name="ce5" table:formula="of:=RIGHT([.B529];1)" office:value-type="string" office:string-value="6" calcext:value-type="string">
            <text:p>6</text:p>
          </table:table-cell>
          <table:table-cell table:formula="of:=VALUE(COM.MICROSOFT.CONCAT([.C529];[.D529]))" office:value-type="float" office:value="66" calcext:value-type="float">
            <text:p>66</text:p>
          </table:table-cell>
          <table:table-cell table:style-name="ce14" table:formula="of:=(STRREV([.A529]))" office:value-type="string" office:string-value="6vjtbxxkkqcmjvmnvltgcxis" calcext:value-type="string">
            <text:p>6vjtbxxkkqcmjvmnvltgcxis</text:p>
          </table:table-cell>
          <table:table-cell table:formula="of:=ORG.LIBREOFFICE.REGEX([.A52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29];&quot;eno|owt|eerht|ruof|evif|xis|neves|thgie|enin|orez|\d&quot;;;1)" office:value-type="string" office:string-value="6" calcext:value-type="string">
            <text:p>6</text:p>
          </table:table-cell>
          <table:table-cell table:formula="of:=IF(ISNA([.G529]);&quot;&quot;;IF([.G529]=&quot;one&quot;;&quot;1&quot;;IF([.G529]=&quot;two&quot;;&quot;2&quot;;IF([.G529]=&quot;three&quot;;&quot;3&quot;;IF([.G529]=&quot;four&quot;;&quot;4&quot;;IF([.G529]=&quot;five&quot;;&quot;5&quot;;IF([.G529]=&quot;six&quot;;&quot;6&quot;;IF([.G529]=&quot;seven&quot;;&quot;7&quot;;IF([.G529]=&quot;eight&quot;;&quot;8&quot;;IF([.G529]=&quot;nine&quot;;&quot;9&quot;;IF([.G529]=&quot;zero&quot;;&quot;0&quot;;VALUE([.G529]))))))))))))" office:value-type="string" office:string-value="6" calcext:value-type="string">
            <text:p>6</text:p>
          </table:table-cell>
          <table:table-cell table:style-name="ce7" table:formula="of:=IF(ISNA([.H529]);&quot;&quot;;IF([.H529]=&quot;eno&quot;;&quot;1&quot;;IF([.H529]=&quot;owt&quot;;&quot;2&quot;;IF([.H529]=&quot;eerht&quot;;&quot;3&quot;;IF([.H529]=&quot;ruof&quot;;&quot;4&quot;;IF([.H529]=&quot;evif&quot;;&quot;5&quot;;IF([.H529]=&quot;xis&quot;;&quot;6&quot;;IF([.H529]=&quot;neves&quot;;&quot;7&quot;;IF([.H529]=&quot;thgie&quot;;&quot;8&quot;;IF([.H529]=&quot;enin&quot;;&quot;9&quot;;IF([.H529]=&quot;orez&quot;;&quot;0&quot;;[.H529])))))))))))" office:value-type="string" office:string-value="6" calcext:value-type="string">
            <text:p>6</text:p>
          </table:table-cell>
          <table:table-cell table:formula="of:=IF(ISNA([.G529]);&quot;&quot;;VALUE(COM.MICROSOFT.CONCAT([.I529:.J529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nine6</text:p>
          </table:table-cell>
          <table:table-cell table:style-name="ce4" table:formula="of:=ORG.LIBREOFFICE.REGEX([.A530];&quot;\D&quot;;&quot;&quot;;&quot;g&quot;)" office:value-type="string" office:string-value="6" calcext:value-type="string">
            <text:p>6</text:p>
          </table:table-cell>
          <table:table-cell table:formula="of:=LEFT([.B530];1)" office:value-type="string" office:string-value="6" calcext:value-type="string">
            <text:p>6</text:p>
          </table:table-cell>
          <table:table-cell table:style-name="ce5" table:formula="of:=RIGHT([.B530];1)" office:value-type="string" office:string-value="6" calcext:value-type="string">
            <text:p>6</text:p>
          </table:table-cell>
          <table:table-cell table:formula="of:=VALUE(COM.MICROSOFT.CONCAT([.C530];[.D530]))" office:value-type="float" office:value="66" calcext:value-type="float">
            <text:p>66</text:p>
          </table:table-cell>
          <table:table-cell table:style-name="ce14" table:formula="of:=(STRREV([.A530]))" office:value-type="string" office:string-value="6eninenin" calcext:value-type="string">
            <text:p>6eninenin</text:p>
          </table:table-cell>
          <table:table-cell table:formula="of:=ORG.LIBREOFFICE.REGEX([.A53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30];&quot;eno|owt|eerht|ruof|evif|xis|neves|thgie|enin|orez|\d&quot;;;1)" office:value-type="string" office:string-value="6" calcext:value-type="string">
            <text:p>6</text:p>
          </table:table-cell>
          <table:table-cell table:formula="of:=IF(ISNA([.G530]);&quot;&quot;;IF([.G530]=&quot;one&quot;;&quot;1&quot;;IF([.G530]=&quot;two&quot;;&quot;2&quot;;IF([.G530]=&quot;three&quot;;&quot;3&quot;;IF([.G530]=&quot;four&quot;;&quot;4&quot;;IF([.G530]=&quot;five&quot;;&quot;5&quot;;IF([.G530]=&quot;six&quot;;&quot;6&quot;;IF([.G530]=&quot;seven&quot;;&quot;7&quot;;IF([.G530]=&quot;eight&quot;;&quot;8&quot;;IF([.G530]=&quot;nine&quot;;&quot;9&quot;;IF([.G530]=&quot;zero&quot;;&quot;0&quot;;VALUE([.G530]))))))))))))" office:value-type="string" office:string-value="9" calcext:value-type="string">
            <text:p>9</text:p>
          </table:table-cell>
          <table:table-cell table:style-name="ce7" table:formula="of:=IF(ISNA([.H530]);&quot;&quot;;IF([.H530]=&quot;eno&quot;;&quot;1&quot;;IF([.H530]=&quot;owt&quot;;&quot;2&quot;;IF([.H530]=&quot;eerht&quot;;&quot;3&quot;;IF([.H530]=&quot;ruof&quot;;&quot;4&quot;;IF([.H530]=&quot;evif&quot;;&quot;5&quot;;IF([.H530]=&quot;xis&quot;;&quot;6&quot;;IF([.H530]=&quot;neves&quot;;&quot;7&quot;;IF([.H530]=&quot;thgie&quot;;&quot;8&quot;;IF([.H530]=&quot;enin&quot;;&quot;9&quot;;IF([.H530]=&quot;orez&quot;;&quot;0&quot;;[.H530])))))))))))" office:value-type="string" office:string-value="6" calcext:value-type="string">
            <text:p>6</text:p>
          </table:table-cell>
          <table:table-cell table:formula="of:=IF(ISNA([.G530]);&quot;&quot;;VALUE(COM.MICROSOFT.CONCAT([.I530:.J53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fhrsbvdjggnine</text:p>
          </table:table-cell>
          <table:table-cell table:style-name="ce4" table:formula="of:=ORG.LIBREOFFICE.REGEX([.A531];&quot;\D&quot;;&quot;&quot;;&quot;g&quot;)" office:value-type="string" office:string-value="5" calcext:value-type="string">
            <text:p>5</text:p>
          </table:table-cell>
          <table:table-cell table:formula="of:=LEFT([.B531];1)" office:value-type="string" office:string-value="5" calcext:value-type="string">
            <text:p>5</text:p>
          </table:table-cell>
          <table:table-cell table:style-name="ce5" table:formula="of:=RIGHT([.B531];1)" office:value-type="string" office:string-value="5" calcext:value-type="string">
            <text:p>5</text:p>
          </table:table-cell>
          <table:table-cell table:formula="of:=VALUE(COM.MICROSOFT.CONCAT([.C531];[.D531]))" office:value-type="float" office:value="55" calcext:value-type="float">
            <text:p>55</text:p>
          </table:table-cell>
          <table:table-cell table:style-name="ce14" table:formula="of:=(STRREV([.A531]))" office:value-type="string" office:string-value="eninggjdvbsrhf5" calcext:value-type="string">
            <text:p>eninggjdvbsrhf5</text:p>
          </table:table-cell>
          <table:table-cell table:formula="of:=ORG.LIBREOFFICE.REGEX([.A53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31];&quot;eno|owt|eerht|ruof|evif|xis|neves|thgie|enin|orez|\d&quot;;;1)" office:value-type="string" office:string-value="enin" calcext:value-type="string">
            <text:p>enin</text:p>
          </table:table-cell>
          <table:table-cell table:formula="of:=IF(ISNA([.G531]);&quot;&quot;;IF([.G531]=&quot;one&quot;;&quot;1&quot;;IF([.G531]=&quot;two&quot;;&quot;2&quot;;IF([.G531]=&quot;three&quot;;&quot;3&quot;;IF([.G531]=&quot;four&quot;;&quot;4&quot;;IF([.G531]=&quot;five&quot;;&quot;5&quot;;IF([.G531]=&quot;six&quot;;&quot;6&quot;;IF([.G531]=&quot;seven&quot;;&quot;7&quot;;IF([.G531]=&quot;eight&quot;;&quot;8&quot;;IF([.G531]=&quot;nine&quot;;&quot;9&quot;;IF([.G531]=&quot;zero&quot;;&quot;0&quot;;VALUE([.G531]))))))))))))" office:value-type="float" office:value="5" calcext:value-type="float">
            <text:p>5</text:p>
          </table:table-cell>
          <table:table-cell table:style-name="ce7" table:formula="of:=IF(ISNA([.H531]);&quot;&quot;;IF([.H531]=&quot;eno&quot;;&quot;1&quot;;IF([.H531]=&quot;owt&quot;;&quot;2&quot;;IF([.H531]=&quot;eerht&quot;;&quot;3&quot;;IF([.H531]=&quot;ruof&quot;;&quot;4&quot;;IF([.H531]=&quot;evif&quot;;&quot;5&quot;;IF([.H531]=&quot;xis&quot;;&quot;6&quot;;IF([.H531]=&quot;neves&quot;;&quot;7&quot;;IF([.H531]=&quot;thgie&quot;;&quot;8&quot;;IF([.H531]=&quot;enin&quot;;&quot;9&quot;;IF([.H531]=&quot;orez&quot;;&quot;0&quot;;[.H531])))))))))))" office:value-type="string" office:string-value="9" calcext:value-type="string">
            <text:p>9</text:p>
          </table:table-cell>
          <table:table-cell table:formula="of:=IF(ISNA([.G531]);&quot;&quot;;VALUE(COM.MICROSOFT.CONCAT([.I531:.J531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dkgtdghmjthree7</text:p>
          </table:table-cell>
          <table:table-cell table:style-name="ce4" table:formula="of:=ORG.LIBREOFFICE.REGEX([.A532];&quot;\D&quot;;&quot;&quot;;&quot;g&quot;)" office:value-type="string" office:string-value="7" calcext:value-type="string">
            <text:p>7</text:p>
          </table:table-cell>
          <table:table-cell table:formula="of:=LEFT([.B532];1)" office:value-type="string" office:string-value="7" calcext:value-type="string">
            <text:p>7</text:p>
          </table:table-cell>
          <table:table-cell table:style-name="ce5" table:formula="of:=RIGHT([.B532];1)" office:value-type="string" office:string-value="7" calcext:value-type="string">
            <text:p>7</text:p>
          </table:table-cell>
          <table:table-cell table:formula="of:=VALUE(COM.MICROSOFT.CONCAT([.C532];[.D532]))" office:value-type="float" office:value="77" calcext:value-type="float">
            <text:p>77</text:p>
          </table:table-cell>
          <table:table-cell table:style-name="ce14" table:formula="of:=(STRREV([.A532]))" office:value-type="string" office:string-value="7eerhtjmhgdtgkdowt" calcext:value-type="string">
            <text:p>7eerhtjmhgdtgkdowt</text:p>
          </table:table-cell>
          <table:table-cell table:formula="of:=ORG.LIBREOFFICE.REGEX([.A53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32];&quot;eno|owt|eerht|ruof|evif|xis|neves|thgie|enin|orez|\d&quot;;;1)" office:value-type="string" office:string-value="7" calcext:value-type="string">
            <text:p>7</text:p>
          </table:table-cell>
          <table:table-cell table:formula="of:=IF(ISNA([.G532]);&quot;&quot;;IF([.G532]=&quot;one&quot;;&quot;1&quot;;IF([.G532]=&quot;two&quot;;&quot;2&quot;;IF([.G532]=&quot;three&quot;;&quot;3&quot;;IF([.G532]=&quot;four&quot;;&quot;4&quot;;IF([.G532]=&quot;five&quot;;&quot;5&quot;;IF([.G532]=&quot;six&quot;;&quot;6&quot;;IF([.G532]=&quot;seven&quot;;&quot;7&quot;;IF([.G532]=&quot;eight&quot;;&quot;8&quot;;IF([.G532]=&quot;nine&quot;;&quot;9&quot;;IF([.G532]=&quot;zero&quot;;&quot;0&quot;;VALUE([.G532]))))))))))))" office:value-type="string" office:string-value="2" calcext:value-type="string">
            <text:p>2</text:p>
          </table:table-cell>
          <table:table-cell table:style-name="ce7" table:formula="of:=IF(ISNA([.H532]);&quot;&quot;;IF([.H532]=&quot;eno&quot;;&quot;1&quot;;IF([.H532]=&quot;owt&quot;;&quot;2&quot;;IF([.H532]=&quot;eerht&quot;;&quot;3&quot;;IF([.H532]=&quot;ruof&quot;;&quot;4&quot;;IF([.H532]=&quot;evif&quot;;&quot;5&quot;;IF([.H532]=&quot;xis&quot;;&quot;6&quot;;IF([.H532]=&quot;neves&quot;;&quot;7&quot;;IF([.H532]=&quot;thgie&quot;;&quot;8&quot;;IF([.H532]=&quot;enin&quot;;&quot;9&quot;;IF([.H532]=&quot;orez&quot;;&quot;0&quot;;[.H532])))))))))))" office:value-type="string" office:string-value="7" calcext:value-type="string">
            <text:p>7</text:p>
          </table:table-cell>
          <table:table-cell table:formula="of:=IF(ISNA([.G532]);&quot;&quot;;VALUE(COM.MICROSOFT.CONCAT([.I532:.J532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qkgbnqsixlqlbbhpdkvfourfive71</text:p>
          </table:table-cell>
          <table:table-cell table:style-name="ce4" table:formula="of:=ORG.LIBREOFFICE.REGEX([.A533];&quot;\D&quot;;&quot;&quot;;&quot;g&quot;)" office:value-type="string" office:string-value="71" calcext:value-type="string">
            <text:p>71</text:p>
          </table:table-cell>
          <table:table-cell table:formula="of:=LEFT([.B533];1)" office:value-type="string" office:string-value="7" calcext:value-type="string">
            <text:p>7</text:p>
          </table:table-cell>
          <table:table-cell table:style-name="ce5" table:formula="of:=RIGHT([.B533];1)" office:value-type="string" office:string-value="1" calcext:value-type="string">
            <text:p>1</text:p>
          </table:table-cell>
          <table:table-cell table:formula="of:=VALUE(COM.MICROSOFT.CONCAT([.C533];[.D533]))" office:value-type="float" office:value="71" calcext:value-type="float">
            <text:p>71</text:p>
          </table:table-cell>
          <table:table-cell table:style-name="ce14" table:formula="of:=(STRREV([.A533]))" office:value-type="string" office:string-value="17evifruofvkdphbblqlxisqnbgkqz" calcext:value-type="string">
            <text:p>17evifruofvkdphbblqlxisqnbgkqz</text:p>
          </table:table-cell>
          <table:table-cell table:formula="of:=ORG.LIBREOFFICE.REGEX([.A53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33];&quot;eno|owt|eerht|ruof|evif|xis|neves|thgie|enin|orez|\d&quot;;;1)" office:value-type="string" office:string-value="1" calcext:value-type="string">
            <text:p>1</text:p>
          </table:table-cell>
          <table:table-cell table:formula="of:=IF(ISNA([.G533]);&quot;&quot;;IF([.G533]=&quot;one&quot;;&quot;1&quot;;IF([.G533]=&quot;two&quot;;&quot;2&quot;;IF([.G533]=&quot;three&quot;;&quot;3&quot;;IF([.G533]=&quot;four&quot;;&quot;4&quot;;IF([.G533]=&quot;five&quot;;&quot;5&quot;;IF([.G533]=&quot;six&quot;;&quot;6&quot;;IF([.G533]=&quot;seven&quot;;&quot;7&quot;;IF([.G533]=&quot;eight&quot;;&quot;8&quot;;IF([.G533]=&quot;nine&quot;;&quot;9&quot;;IF([.G533]=&quot;zero&quot;;&quot;0&quot;;VALUE([.G533]))))))))))))" office:value-type="string" office:string-value="6" calcext:value-type="string">
            <text:p>6</text:p>
          </table:table-cell>
          <table:table-cell table:style-name="ce7" table:formula="of:=IF(ISNA([.H533]);&quot;&quot;;IF([.H533]=&quot;eno&quot;;&quot;1&quot;;IF([.H533]=&quot;owt&quot;;&quot;2&quot;;IF([.H533]=&quot;eerht&quot;;&quot;3&quot;;IF([.H533]=&quot;ruof&quot;;&quot;4&quot;;IF([.H533]=&quot;evif&quot;;&quot;5&quot;;IF([.H533]=&quot;xis&quot;;&quot;6&quot;;IF([.H533]=&quot;neves&quot;;&quot;7&quot;;IF([.H533]=&quot;thgie&quot;;&quot;8&quot;;IF([.H533]=&quot;enin&quot;;&quot;9&quot;;IF([.H533]=&quot;orez&quot;;&quot;0&quot;;[.H533])))))))))))" office:value-type="string" office:string-value="1" calcext:value-type="string">
            <text:p>1</text:p>
          </table:table-cell>
          <table:table-cell table:formula="of:=IF(ISNA([.G533]);&quot;&quot;;VALUE(COM.MICROSOFT.CONCAT([.I533:.J533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four3twoneg</text:p>
          </table:table-cell>
          <table:table-cell table:style-name="ce4" table:formula="of:=ORG.LIBREOFFICE.REGEX([.A534];&quot;\D&quot;;&quot;&quot;;&quot;g&quot;)" office:value-type="string" office:string-value="53" calcext:value-type="string">
            <text:p>53</text:p>
          </table:table-cell>
          <table:table-cell table:formula="of:=LEFT([.B534];1)" office:value-type="string" office:string-value="5" calcext:value-type="string">
            <text:p>5</text:p>
          </table:table-cell>
          <table:table-cell table:style-name="ce5" table:formula="of:=RIGHT([.B534];1)" office:value-type="string" office:string-value="3" calcext:value-type="string">
            <text:p>3</text:p>
          </table:table-cell>
          <table:table-cell table:formula="of:=VALUE(COM.MICROSOFT.CONCAT([.C534];[.D534]))" office:value-type="float" office:value="53" calcext:value-type="float">
            <text:p>53</text:p>
          </table:table-cell>
          <table:table-cell table:style-name="ce14" table:formula="of:=(STRREV([.A534]))" office:value-type="string" office:string-value="genowt3ruof5enin" calcext:value-type="string">
            <text:p>genowt3ruof5enin</text:p>
          </table:table-cell>
          <table:table-cell table:formula="of:=ORG.LIBREOFFICE.REGEX([.A53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34];&quot;eno|owt|eerht|ruof|evif|xis|neves|thgie|enin|orez|\d&quot;;;1)" office:value-type="string" office:string-value="eno" calcext:value-type="string">
            <text:p>eno</text:p>
          </table:table-cell>
          <table:table-cell table:formula="of:=IF(ISNA([.G534]);&quot;&quot;;IF([.G534]=&quot;one&quot;;&quot;1&quot;;IF([.G534]=&quot;two&quot;;&quot;2&quot;;IF([.G534]=&quot;three&quot;;&quot;3&quot;;IF([.G534]=&quot;four&quot;;&quot;4&quot;;IF([.G534]=&quot;five&quot;;&quot;5&quot;;IF([.G534]=&quot;six&quot;;&quot;6&quot;;IF([.G534]=&quot;seven&quot;;&quot;7&quot;;IF([.G534]=&quot;eight&quot;;&quot;8&quot;;IF([.G534]=&quot;nine&quot;;&quot;9&quot;;IF([.G534]=&quot;zero&quot;;&quot;0&quot;;VALUE([.G534]))))))))))))" office:value-type="string" office:string-value="9" calcext:value-type="string">
            <text:p>9</text:p>
          </table:table-cell>
          <table:table-cell table:style-name="ce7" table:formula="of:=IF(ISNA([.H534]);&quot;&quot;;IF([.H534]=&quot;eno&quot;;&quot;1&quot;;IF([.H534]=&quot;owt&quot;;&quot;2&quot;;IF([.H534]=&quot;eerht&quot;;&quot;3&quot;;IF([.H534]=&quot;ruof&quot;;&quot;4&quot;;IF([.H534]=&quot;evif&quot;;&quot;5&quot;;IF([.H534]=&quot;xis&quot;;&quot;6&quot;;IF([.H534]=&quot;neves&quot;;&quot;7&quot;;IF([.H534]=&quot;thgie&quot;;&quot;8&quot;;IF([.H534]=&quot;enin&quot;;&quot;9&quot;;IF([.H534]=&quot;orez&quot;;&quot;0&quot;;[.H534])))))))))))" office:value-type="string" office:string-value="1" calcext:value-type="string">
            <text:p>1</text:p>
          </table:table-cell>
          <table:table-cell table:formula="of:=IF(ISNA([.G534]);&quot;&quot;;VALUE(COM.MICROSOFT.CONCAT([.I534:.J534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dpz971nfdsevensevenkjrzf</text:p>
          </table:table-cell>
          <table:table-cell table:style-name="ce4" table:formula="of:=ORG.LIBREOFFICE.REGEX([.A535];&quot;\D&quot;;&quot;&quot;;&quot;g&quot;)" office:value-type="string" office:string-value="971" calcext:value-type="string">
            <text:p>971</text:p>
          </table:table-cell>
          <table:table-cell table:formula="of:=LEFT([.B535];1)" office:value-type="string" office:string-value="9" calcext:value-type="string">
            <text:p>9</text:p>
          </table:table-cell>
          <table:table-cell table:style-name="ce5" table:formula="of:=RIGHT([.B535];1)" office:value-type="string" office:string-value="1" calcext:value-type="string">
            <text:p>1</text:p>
          </table:table-cell>
          <table:table-cell table:formula="of:=VALUE(COM.MICROSOFT.CONCAT([.C535];[.D535]))" office:value-type="float" office:value="91" calcext:value-type="float">
            <text:p>91</text:p>
          </table:table-cell>
          <table:table-cell table:style-name="ce14" table:formula="of:=(STRREV([.A535]))" office:value-type="string" office:string-value="fzrjknevesnevesdfn179zpdxl" calcext:value-type="string">
            <text:p>fzrjknevesnevesdfn179zpdxl</text:p>
          </table:table-cell>
          <table:table-cell table:formula="of:=ORG.LIBREOFFICE.REGEX([.A53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3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35]);&quot;&quot;;IF([.G535]=&quot;one&quot;;&quot;1&quot;;IF([.G535]=&quot;two&quot;;&quot;2&quot;;IF([.G535]=&quot;three&quot;;&quot;3&quot;;IF([.G535]=&quot;four&quot;;&quot;4&quot;;IF([.G535]=&quot;five&quot;;&quot;5&quot;;IF([.G535]=&quot;six&quot;;&quot;6&quot;;IF([.G535]=&quot;seven&quot;;&quot;7&quot;;IF([.G535]=&quot;eight&quot;;&quot;8&quot;;IF([.G535]=&quot;nine&quot;;&quot;9&quot;;IF([.G535]=&quot;zero&quot;;&quot;0&quot;;VALUE([.G535]))))))))))))" office:value-type="float" office:value="9" calcext:value-type="float">
            <text:p>9</text:p>
          </table:table-cell>
          <table:table-cell table:style-name="ce7" table:formula="of:=IF(ISNA([.H535]);&quot;&quot;;IF([.H535]=&quot;eno&quot;;&quot;1&quot;;IF([.H535]=&quot;owt&quot;;&quot;2&quot;;IF([.H535]=&quot;eerht&quot;;&quot;3&quot;;IF([.H535]=&quot;ruof&quot;;&quot;4&quot;;IF([.H535]=&quot;evif&quot;;&quot;5&quot;;IF([.H535]=&quot;xis&quot;;&quot;6&quot;;IF([.H535]=&quot;neves&quot;;&quot;7&quot;;IF([.H535]=&quot;thgie&quot;;&quot;8&quot;;IF([.H535]=&quot;enin&quot;;&quot;9&quot;;IF([.H535]=&quot;orez&quot;;&quot;0&quot;;[.H535])))))))))))" office:value-type="string" office:string-value="7" calcext:value-type="string">
            <text:p>7</text:p>
          </table:table-cell>
          <table:table-cell table:formula="of:=IF(ISNA([.G535]);&quot;&quot;;VALUE(COM.MICROSOFT.CONCAT([.I535:.J535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rkpbfphxjnnjkcpcphdpkkqbpjrbtqzmd5</text:p>
          </table:table-cell>
          <table:table-cell table:style-name="ce4" table:formula="of:=ORG.LIBREOFFICE.REGEX([.A536];&quot;\D&quot;;&quot;&quot;;&quot;g&quot;)" office:value-type="string" office:string-value="25" calcext:value-type="string">
            <text:p>25</text:p>
          </table:table-cell>
          <table:table-cell table:formula="of:=LEFT([.B536];1)" office:value-type="string" office:string-value="2" calcext:value-type="string">
            <text:p>2</text:p>
          </table:table-cell>
          <table:table-cell table:style-name="ce5" table:formula="of:=RIGHT([.B536];1)" office:value-type="string" office:string-value="5" calcext:value-type="string">
            <text:p>5</text:p>
          </table:table-cell>
          <table:table-cell table:formula="of:=VALUE(COM.MICROSOFT.CONCAT([.C536];[.D536]))" office:value-type="float" office:value="25" calcext:value-type="float">
            <text:p>25</text:p>
          </table:table-cell>
          <table:table-cell table:style-name="ce14" table:formula="of:=(STRREV([.A536]))" office:value-type="string" office:string-value="5dmzqtbrjpbqkkpdhpcpckjnnjxhpfbpkr2" calcext:value-type="string">
            <text:p>5dmzqtbrjpbqkkpdhpcpckjnnjxhpfbpkr2</text:p>
          </table:table-cell>
          <table:table-cell table:formula="of:=ORG.LIBREOFFICE.REGEX([.A53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36];&quot;eno|owt|eerht|ruof|evif|xis|neves|thgie|enin|orez|\d&quot;;;1)" office:value-type="string" office:string-value="5" calcext:value-type="string">
            <text:p>5</text:p>
          </table:table-cell>
          <table:table-cell table:formula="of:=IF(ISNA([.G536]);&quot;&quot;;IF([.G536]=&quot;one&quot;;&quot;1&quot;;IF([.G536]=&quot;two&quot;;&quot;2&quot;;IF([.G536]=&quot;three&quot;;&quot;3&quot;;IF([.G536]=&quot;four&quot;;&quot;4&quot;;IF([.G536]=&quot;five&quot;;&quot;5&quot;;IF([.G536]=&quot;six&quot;;&quot;6&quot;;IF([.G536]=&quot;seven&quot;;&quot;7&quot;;IF([.G536]=&quot;eight&quot;;&quot;8&quot;;IF([.G536]=&quot;nine&quot;;&quot;9&quot;;IF([.G536]=&quot;zero&quot;;&quot;0&quot;;VALUE([.G536]))))))))))))" office:value-type="float" office:value="2" calcext:value-type="float">
            <text:p>2</text:p>
          </table:table-cell>
          <table:table-cell table:style-name="ce7" table:formula="of:=IF(ISNA([.H536]);&quot;&quot;;IF([.H536]=&quot;eno&quot;;&quot;1&quot;;IF([.H536]=&quot;owt&quot;;&quot;2&quot;;IF([.H536]=&quot;eerht&quot;;&quot;3&quot;;IF([.H536]=&quot;ruof&quot;;&quot;4&quot;;IF([.H536]=&quot;evif&quot;;&quot;5&quot;;IF([.H536]=&quot;xis&quot;;&quot;6&quot;;IF([.H536]=&quot;neves&quot;;&quot;7&quot;;IF([.H536]=&quot;thgie&quot;;&quot;8&quot;;IF([.H536]=&quot;enin&quot;;&quot;9&quot;;IF([.H536]=&quot;orez&quot;;&quot;0&quot;;[.H536])))))))))))" office:value-type="string" office:string-value="5" calcext:value-type="string">
            <text:p>5</text:p>
          </table:table-cell>
          <table:table-cell table:style-name="ce7" table:formula="of:=IF(ISNA([.G536]);&quot;&quot;;VALUE(COM.MICROSOFT.CONCAT([.I536:.J536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qftnsixjrxqf7six2threeone</text:p>
          </table:table-cell>
          <table:table-cell table:style-name="ce4" table:formula="of:=ORG.LIBREOFFICE.REGEX([.A537];&quot;\D&quot;;&quot;&quot;;&quot;g&quot;)" office:value-type="string" office:string-value="72" calcext:value-type="string">
            <text:p>72</text:p>
          </table:table-cell>
          <table:table-cell table:formula="of:=LEFT([.B537];1)" office:value-type="string" office:string-value="7" calcext:value-type="string">
            <text:p>7</text:p>
          </table:table-cell>
          <table:table-cell table:style-name="ce5" table:formula="of:=RIGHT([.B537];1)" office:value-type="string" office:string-value="2" calcext:value-type="string">
            <text:p>2</text:p>
          </table:table-cell>
          <table:table-cell table:formula="of:=VALUE(COM.MICROSOFT.CONCAT([.C537];[.D537]))" office:value-type="float" office:value="72" calcext:value-type="float">
            <text:p>72</text:p>
          </table:table-cell>
          <table:table-cell table:style-name="ce14" table:formula="of:=(STRREV([.A537]))" office:value-type="string" office:string-value="enoeerht2xis7fqxrjxisntfqp" calcext:value-type="string">
            <text:p>enoeerht2xis7fqxrjxisntfqp</text:p>
          </table:table-cell>
          <table:table-cell table:formula="of:=ORG.LIBREOFFICE.REGEX([.A53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37];&quot;eno|owt|eerht|ruof|evif|xis|neves|thgie|enin|orez|\d&quot;;;1)" office:value-type="string" office:string-value="eno" calcext:value-type="string">
            <text:p>eno</text:p>
          </table:table-cell>
          <table:table-cell table:formula="of:=IF(ISNA([.G537]);&quot;&quot;;IF([.G537]=&quot;one&quot;;&quot;1&quot;;IF([.G537]=&quot;two&quot;;&quot;2&quot;;IF([.G537]=&quot;three&quot;;&quot;3&quot;;IF([.G537]=&quot;four&quot;;&quot;4&quot;;IF([.G537]=&quot;five&quot;;&quot;5&quot;;IF([.G537]=&quot;six&quot;;&quot;6&quot;;IF([.G537]=&quot;seven&quot;;&quot;7&quot;;IF([.G537]=&quot;eight&quot;;&quot;8&quot;;IF([.G537]=&quot;nine&quot;;&quot;9&quot;;IF([.G537]=&quot;zero&quot;;&quot;0&quot;;VALUE([.G537]))))))))))))" office:value-type="string" office:string-value="6" calcext:value-type="string">
            <text:p>6</text:p>
          </table:table-cell>
          <table:table-cell table:style-name="ce7" table:formula="of:=IF(ISNA([.H537]);&quot;&quot;;IF([.H537]=&quot;eno&quot;;&quot;1&quot;;IF([.H537]=&quot;owt&quot;;&quot;2&quot;;IF([.H537]=&quot;eerht&quot;;&quot;3&quot;;IF([.H537]=&quot;ruof&quot;;&quot;4&quot;;IF([.H537]=&quot;evif&quot;;&quot;5&quot;;IF([.H537]=&quot;xis&quot;;&quot;6&quot;;IF([.H537]=&quot;neves&quot;;&quot;7&quot;;IF([.H537]=&quot;thgie&quot;;&quot;8&quot;;IF([.H537]=&quot;enin&quot;;&quot;9&quot;;IF([.H537]=&quot;orez&quot;;&quot;0&quot;;[.H537])))))))))))" office:value-type="string" office:string-value="1" calcext:value-type="string">
            <text:p>1</text:p>
          </table:table-cell>
          <table:table-cell table:formula="of:=IF(ISNA([.G537]);&quot;&quot;;VALUE(COM.MICROSOFT.CONCAT([.I537:.J537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d145twoqcgkllqmkxmqphoneightt</text:p>
          </table:table-cell>
          <table:table-cell table:style-name="ce4" table:formula="of:=ORG.LIBREOFFICE.REGEX([.A538];&quot;\D&quot;;&quot;&quot;;&quot;g&quot;)" office:value-type="string" office:string-value="8145" calcext:value-type="string">
            <text:p>8145</text:p>
          </table:table-cell>
          <table:table-cell table:formula="of:=LEFT([.B538];1)" office:value-type="string" office:string-value="8" calcext:value-type="string">
            <text:p>8</text:p>
          </table:table-cell>
          <table:table-cell table:style-name="ce5" table:formula="of:=RIGHT([.B538];1)" office:value-type="string" office:string-value="5" calcext:value-type="string">
            <text:p>5</text:p>
          </table:table-cell>
          <table:table-cell table:formula="of:=VALUE(COM.MICROSOFT.CONCAT([.C538];[.D538]))" office:value-type="float" office:value="85" calcext:value-type="float">
            <text:p>85</text:p>
          </table:table-cell>
          <table:table-cell table:style-name="ce14" table:formula="of:=(STRREV([.A538]))" office:value-type="string" office:string-value="tthgienohpqmxkmqllkgcqowt541d8xis" calcext:value-type="string">
            <text:p>tthgienohpqmxkmqllkgcqowt541d8xis</text:p>
          </table:table-cell>
          <table:table-cell table:formula="of:=ORG.LIBREOFFICE.REGEX([.A53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3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38]);&quot;&quot;;IF([.G538]=&quot;one&quot;;&quot;1&quot;;IF([.G538]=&quot;two&quot;;&quot;2&quot;;IF([.G538]=&quot;three&quot;;&quot;3&quot;;IF([.G538]=&quot;four&quot;;&quot;4&quot;;IF([.G538]=&quot;five&quot;;&quot;5&quot;;IF([.G538]=&quot;six&quot;;&quot;6&quot;;IF([.G538]=&quot;seven&quot;;&quot;7&quot;;IF([.G538]=&quot;eight&quot;;&quot;8&quot;;IF([.G538]=&quot;nine&quot;;&quot;9&quot;;IF([.G538]=&quot;zero&quot;;&quot;0&quot;;VALUE([.G538]))))))))))))" office:value-type="string" office:string-value="6" calcext:value-type="string">
            <text:p>6</text:p>
          </table:table-cell>
          <table:table-cell table:style-name="ce7" table:formula="of:=IF(ISNA([.H538]);&quot;&quot;;IF([.H538]=&quot;eno&quot;;&quot;1&quot;;IF([.H538]=&quot;owt&quot;;&quot;2&quot;;IF([.H538]=&quot;eerht&quot;;&quot;3&quot;;IF([.H538]=&quot;ruof&quot;;&quot;4&quot;;IF([.H538]=&quot;evif&quot;;&quot;5&quot;;IF([.H538]=&quot;xis&quot;;&quot;6&quot;;IF([.H538]=&quot;neves&quot;;&quot;7&quot;;IF([.H538]=&quot;thgie&quot;;&quot;8&quot;;IF([.H538]=&quot;enin&quot;;&quot;9&quot;;IF([.H538]=&quot;orez&quot;;&quot;0&quot;;[.H538])))))))))))" office:value-type="string" office:string-value="8" calcext:value-type="string">
            <text:p>8</text:p>
          </table:table-cell>
          <table:table-cell table:formula="of:=IF(ISNA([.G538]);&quot;&quot;;VALUE(COM.MICROSOFT.CONCAT([.I538:.J538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25</text:p>
          </table:table-cell>
          <table:table-cell table:style-name="ce4" table:formula="of:=ORG.LIBREOFFICE.REGEX([.A539];&quot;\D&quot;;&quot;&quot;;&quot;g&quot;)" office:value-type="string" office:string-value="25" calcext:value-type="string">
            <text:p>25</text:p>
          </table:table-cell>
          <table:table-cell table:formula="of:=LEFT([.B539];1)" office:value-type="string" office:string-value="2" calcext:value-type="string">
            <text:p>2</text:p>
          </table:table-cell>
          <table:table-cell table:style-name="ce5" table:formula="of:=RIGHT([.B539];1)" office:value-type="string" office:string-value="5" calcext:value-type="string">
            <text:p>5</text:p>
          </table:table-cell>
          <table:table-cell table:formula="of:=VALUE(COM.MICROSOFT.CONCAT([.C539];[.D539]))" office:value-type="float" office:value="25" calcext:value-type="float">
            <text:p>25</text:p>
          </table:table-cell>
          <table:table-cell table:style-name="ce14" table:formula="of:=(STRREV([.A539]))" office:value-type="string" office:string-value="52neves" calcext:value-type="string">
            <text:p>52neves</text:p>
          </table:table-cell>
          <table:table-cell table:formula="of:=ORG.LIBREOFFICE.REGEX([.A53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39];&quot;eno|owt|eerht|ruof|evif|xis|neves|thgie|enin|orez|\d&quot;;;1)" office:value-type="string" office:string-value="5" calcext:value-type="string">
            <text:p>5</text:p>
          </table:table-cell>
          <table:table-cell table:formula="of:=IF(ISNA([.G539]);&quot;&quot;;IF([.G539]=&quot;one&quot;;&quot;1&quot;;IF([.G539]=&quot;two&quot;;&quot;2&quot;;IF([.G539]=&quot;three&quot;;&quot;3&quot;;IF([.G539]=&quot;four&quot;;&quot;4&quot;;IF([.G539]=&quot;five&quot;;&quot;5&quot;;IF([.G539]=&quot;six&quot;;&quot;6&quot;;IF([.G539]=&quot;seven&quot;;&quot;7&quot;;IF([.G539]=&quot;eight&quot;;&quot;8&quot;;IF([.G539]=&quot;nine&quot;;&quot;9&quot;;IF([.G539]=&quot;zero&quot;;&quot;0&quot;;VALUE([.G539]))))))))))))" office:value-type="string" office:string-value="7" calcext:value-type="string">
            <text:p>7</text:p>
          </table:table-cell>
          <table:table-cell table:style-name="ce7" table:formula="of:=IF(ISNA([.H539]);&quot;&quot;;IF([.H539]=&quot;eno&quot;;&quot;1&quot;;IF([.H539]=&quot;owt&quot;;&quot;2&quot;;IF([.H539]=&quot;eerht&quot;;&quot;3&quot;;IF([.H539]=&quot;ruof&quot;;&quot;4&quot;;IF([.H539]=&quot;evif&quot;;&quot;5&quot;;IF([.H539]=&quot;xis&quot;;&quot;6&quot;;IF([.H539]=&quot;neves&quot;;&quot;7&quot;;IF([.H539]=&quot;thgie&quot;;&quot;8&quot;;IF([.H539]=&quot;enin&quot;;&quot;9&quot;;IF([.H539]=&quot;orez&quot;;&quot;0&quot;;[.H539])))))))))))" office:value-type="string" office:string-value="5" calcext:value-type="string">
            <text:p>5</text:p>
          </table:table-cell>
          <table:table-cell table:formula="of:=IF(ISNA([.G539]);&quot;&quot;;VALUE(COM.MICROSOFT.CONCAT([.I539:.J539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evenonednlhseven</text:p>
          </table:table-cell>
          <table:table-cell table:style-name="ce4" table:formula="of:=ORG.LIBREOFFICE.REGEX([.A540];&quot;\D&quot;;&quot;&quot;;&quot;g&quot;)" office:value-type="string" office:string-value="5" calcext:value-type="string">
            <text:p>5</text:p>
          </table:table-cell>
          <table:table-cell table:formula="of:=LEFT([.B540];1)" office:value-type="string" office:string-value="5" calcext:value-type="string">
            <text:p>5</text:p>
          </table:table-cell>
          <table:table-cell table:style-name="ce5" table:formula="of:=RIGHT([.B540];1)" office:value-type="string" office:string-value="5" calcext:value-type="string">
            <text:p>5</text:p>
          </table:table-cell>
          <table:table-cell table:formula="of:=VALUE(COM.MICROSOFT.CONCAT([.C540];[.D540]))" office:value-type="float" office:value="55" calcext:value-type="float">
            <text:p>55</text:p>
          </table:table-cell>
          <table:table-cell table:style-name="ce14" table:formula="of:=(STRREV([.A540]))" office:value-type="string" office:string-value="neveshlndenoneves5" calcext:value-type="string">
            <text:p>neveshlndenoneves5</text:p>
          </table:table-cell>
          <table:table-cell table:formula="of:=ORG.LIBREOFFICE.REGEX([.A54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40]);&quot;&quot;;IF([.G540]=&quot;one&quot;;&quot;1&quot;;IF([.G540]=&quot;two&quot;;&quot;2&quot;;IF([.G540]=&quot;three&quot;;&quot;3&quot;;IF([.G540]=&quot;four&quot;;&quot;4&quot;;IF([.G540]=&quot;five&quot;;&quot;5&quot;;IF([.G540]=&quot;six&quot;;&quot;6&quot;;IF([.G540]=&quot;seven&quot;;&quot;7&quot;;IF([.G540]=&quot;eight&quot;;&quot;8&quot;;IF([.G540]=&quot;nine&quot;;&quot;9&quot;;IF([.G540]=&quot;zero&quot;;&quot;0&quot;;VALUE([.G540]))))))))))))" office:value-type="float" office:value="5" calcext:value-type="float">
            <text:p>5</text:p>
          </table:table-cell>
          <table:table-cell table:style-name="ce7" table:formula="of:=IF(ISNA([.H540]);&quot;&quot;;IF([.H540]=&quot;eno&quot;;&quot;1&quot;;IF([.H540]=&quot;owt&quot;;&quot;2&quot;;IF([.H540]=&quot;eerht&quot;;&quot;3&quot;;IF([.H540]=&quot;ruof&quot;;&quot;4&quot;;IF([.H540]=&quot;evif&quot;;&quot;5&quot;;IF([.H540]=&quot;xis&quot;;&quot;6&quot;;IF([.H540]=&quot;neves&quot;;&quot;7&quot;;IF([.H540]=&quot;thgie&quot;;&quot;8&quot;;IF([.H540]=&quot;enin&quot;;&quot;9&quot;;IF([.H540]=&quot;orez&quot;;&quot;0&quot;;[.H540])))))))))))" office:value-type="string" office:string-value="7" calcext:value-type="string">
            <text:p>7</text:p>
          </table:table-cell>
          <table:table-cell table:formula="of:=IF(ISNA([.G540]);&quot;&quot;;VALUE(COM.MICROSOFT.CONCAT([.I540:.J540])))"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kkfsl58xpdbqtptponethreempcxbkqqfbbml</text:p>
          </table:table-cell>
          <table:table-cell table:style-name="ce4" table:formula="of:=ORG.LIBREOFFICE.REGEX([.A541];&quot;\D&quot;;&quot;&quot;;&quot;g&quot;)" office:value-type="string" office:string-value="58" calcext:value-type="string">
            <text:p>58</text:p>
          </table:table-cell>
          <table:table-cell table:formula="of:=LEFT([.B541];1)" office:value-type="string" office:string-value="5" calcext:value-type="string">
            <text:p>5</text:p>
          </table:table-cell>
          <table:table-cell table:style-name="ce5" table:formula="of:=RIGHT([.B541];1)" office:value-type="string" office:string-value="8" calcext:value-type="string">
            <text:p>8</text:p>
          </table:table-cell>
          <table:table-cell table:formula="of:=VALUE(COM.MICROSOFT.CONCAT([.C541];[.D541]))" office:value-type="float" office:value="58" calcext:value-type="float">
            <text:p>58</text:p>
          </table:table-cell>
          <table:table-cell table:style-name="ce14" table:formula="of:=(STRREV([.A541]))" office:value-type="string" office:string-value="lmbbfqqkbxcpmeerhtenoptptqbdpx85lsfkkn" calcext:value-type="string">
            <text:p>lmbbfqqkbxcpmeerhtenoptptqbdpx85lsfkkn</text:p>
          </table:table-cell>
          <table:table-cell table:formula="of:=ORG.LIBREOFFICE.REGEX([.A54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41]);&quot;&quot;;IF([.G541]=&quot;one&quot;;&quot;1&quot;;IF([.G541]=&quot;two&quot;;&quot;2&quot;;IF([.G541]=&quot;three&quot;;&quot;3&quot;;IF([.G541]=&quot;four&quot;;&quot;4&quot;;IF([.G541]=&quot;five&quot;;&quot;5&quot;;IF([.G541]=&quot;six&quot;;&quot;6&quot;;IF([.G541]=&quot;seven&quot;;&quot;7&quot;;IF([.G541]=&quot;eight&quot;;&quot;8&quot;;IF([.G541]=&quot;nine&quot;;&quot;9&quot;;IF([.G541]=&quot;zero&quot;;&quot;0&quot;;VALUE([.G541]))))))))))))" office:value-type="float" office:value="5" calcext:value-type="float">
            <text:p>5</text:p>
          </table:table-cell>
          <table:table-cell table:style-name="ce7" table:formula="of:=IF(ISNA([.H541]);&quot;&quot;;IF([.H541]=&quot;eno&quot;;&quot;1&quot;;IF([.H541]=&quot;owt&quot;;&quot;2&quot;;IF([.H541]=&quot;eerht&quot;;&quot;3&quot;;IF([.H541]=&quot;ruof&quot;;&quot;4&quot;;IF([.H541]=&quot;evif&quot;;&quot;5&quot;;IF([.H541]=&quot;xis&quot;;&quot;6&quot;;IF([.H541]=&quot;neves&quot;;&quot;7&quot;;IF([.H541]=&quot;thgie&quot;;&quot;8&quot;;IF([.H541]=&quot;enin&quot;;&quot;9&quot;;IF([.H541]=&quot;orez&quot;;&quot;0&quot;;[.H541])))))))))))" office:value-type="string" office:string-value="3" calcext:value-type="string">
            <text:p>3</text:p>
          </table:table-cell>
          <table:table-cell table:formula="of:=IF(ISNA([.G541]);&quot;&quot;;VALUE(COM.MICROSOFT.CONCAT([.I541:.J541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gk2</text:p>
          </table:table-cell>
          <table:table-cell table:style-name="ce4" table:formula="of:=ORG.LIBREOFFICE.REGEX([.A542];&quot;\D&quot;;&quot;&quot;;&quot;g&quot;)" office:value-type="string" office:string-value="42" calcext:value-type="string">
            <text:p>42</text:p>
          </table:table-cell>
          <table:table-cell table:formula="of:=LEFT([.B542];1)" office:value-type="string" office:string-value="4" calcext:value-type="string">
            <text:p>4</text:p>
          </table:table-cell>
          <table:table-cell table:style-name="ce5" table:formula="of:=RIGHT([.B542];1)" office:value-type="string" office:string-value="2" calcext:value-type="string">
            <text:p>2</text:p>
          </table:table-cell>
          <table:table-cell table:formula="of:=VALUE(COM.MICROSOFT.CONCAT([.C542];[.D542]))" office:value-type="float" office:value="42" calcext:value-type="float">
            <text:p>42</text:p>
          </table:table-cell>
          <table:table-cell table:style-name="ce14" table:formula="of:=(STRREV([.A542]))" office:value-type="string" office:string-value="2kgf4" calcext:value-type="string">
            <text:p>2kgf4</text:p>
          </table:table-cell>
          <table:table-cell table:formula="of:=ORG.LIBREOFFICE.REGEX([.A54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42];&quot;eno|owt|eerht|ruof|evif|xis|neves|thgie|enin|orez|\d&quot;;;1)" office:value-type="string" office:string-value="2" calcext:value-type="string">
            <text:p>2</text:p>
          </table:table-cell>
          <table:table-cell table:formula="of:=IF(ISNA([.G542]);&quot;&quot;;IF([.G542]=&quot;one&quot;;&quot;1&quot;;IF([.G542]=&quot;two&quot;;&quot;2&quot;;IF([.G542]=&quot;three&quot;;&quot;3&quot;;IF([.G542]=&quot;four&quot;;&quot;4&quot;;IF([.G542]=&quot;five&quot;;&quot;5&quot;;IF([.G542]=&quot;six&quot;;&quot;6&quot;;IF([.G542]=&quot;seven&quot;;&quot;7&quot;;IF([.G542]=&quot;eight&quot;;&quot;8&quot;;IF([.G542]=&quot;nine&quot;;&quot;9&quot;;IF([.G542]=&quot;zero&quot;;&quot;0&quot;;VALUE([.G542]))))))))))))" office:value-type="float" office:value="4" calcext:value-type="float">
            <text:p>4</text:p>
          </table:table-cell>
          <table:table-cell table:style-name="ce7" table:formula="of:=IF(ISNA([.H542]);&quot;&quot;;IF([.H542]=&quot;eno&quot;;&quot;1&quot;;IF([.H542]=&quot;owt&quot;;&quot;2&quot;;IF([.H542]=&quot;eerht&quot;;&quot;3&quot;;IF([.H542]=&quot;ruof&quot;;&quot;4&quot;;IF([.H542]=&quot;evif&quot;;&quot;5&quot;;IF([.H542]=&quot;xis&quot;;&quot;6&quot;;IF([.H542]=&quot;neves&quot;;&quot;7&quot;;IF([.H542]=&quot;thgie&quot;;&quot;8&quot;;IF([.H542]=&quot;enin&quot;;&quot;9&quot;;IF([.H542]=&quot;orez&quot;;&quot;0&quot;;[.H542])))))))))))" office:value-type="string" office:string-value="2" calcext:value-type="string">
            <text:p>2</text:p>
          </table:table-cell>
          <table:table-cell table:style-name="ce7" table:formula="of:=IF(ISNA([.G542]);&quot;&quot;;VALUE(COM.MICROSOFT.CONCAT([.I542:.J542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bxtjskxkhfmz4seven</text:p>
          </table:table-cell>
          <table:table-cell table:style-name="ce4" table:formula="of:=ORG.LIBREOFFICE.REGEX([.A543];&quot;\D&quot;;&quot;&quot;;&quot;g&quot;)" office:value-type="string" office:string-value="94" calcext:value-type="string">
            <text:p>94</text:p>
          </table:table-cell>
          <table:table-cell table:formula="of:=LEFT([.B543];1)" office:value-type="string" office:string-value="9" calcext:value-type="string">
            <text:p>9</text:p>
          </table:table-cell>
          <table:table-cell table:style-name="ce5" table:formula="of:=RIGHT([.B543];1)" office:value-type="string" office:string-value="4" calcext:value-type="string">
            <text:p>4</text:p>
          </table:table-cell>
          <table:table-cell table:formula="of:=VALUE(COM.MICROSOFT.CONCAT([.C543];[.D543]))" office:value-type="float" office:value="94" calcext:value-type="float">
            <text:p>94</text:p>
          </table:table-cell>
          <table:table-cell table:style-name="ce14" table:formula="of:=(STRREV([.A543]))" office:value-type="string" office:string-value="neves4zmfhkxksjtxb9" calcext:value-type="string">
            <text:p>neves4zmfhkxksjtxb9</text:p>
          </table:table-cell>
          <table:table-cell table:formula="of:=ORG.LIBREOFFICE.REGEX([.A54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4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43]);&quot;&quot;;IF([.G543]=&quot;one&quot;;&quot;1&quot;;IF([.G543]=&quot;two&quot;;&quot;2&quot;;IF([.G543]=&quot;three&quot;;&quot;3&quot;;IF([.G543]=&quot;four&quot;;&quot;4&quot;;IF([.G543]=&quot;five&quot;;&quot;5&quot;;IF([.G543]=&quot;six&quot;;&quot;6&quot;;IF([.G543]=&quot;seven&quot;;&quot;7&quot;;IF([.G543]=&quot;eight&quot;;&quot;8&quot;;IF([.G543]=&quot;nine&quot;;&quot;9&quot;;IF([.G543]=&quot;zero&quot;;&quot;0&quot;;VALUE([.G543]))))))))))))" office:value-type="float" office:value="9" calcext:value-type="float">
            <text:p>9</text:p>
          </table:table-cell>
          <table:table-cell table:style-name="ce7" table:formula="of:=IF(ISNA([.H543]);&quot;&quot;;IF([.H543]=&quot;eno&quot;;&quot;1&quot;;IF([.H543]=&quot;owt&quot;;&quot;2&quot;;IF([.H543]=&quot;eerht&quot;;&quot;3&quot;;IF([.H543]=&quot;ruof&quot;;&quot;4&quot;;IF([.H543]=&quot;evif&quot;;&quot;5&quot;;IF([.H543]=&quot;xis&quot;;&quot;6&quot;;IF([.H543]=&quot;neves&quot;;&quot;7&quot;;IF([.H543]=&quot;thgie&quot;;&quot;8&quot;;IF([.H543]=&quot;enin&quot;;&quot;9&quot;;IF([.H543]=&quot;orez&quot;;&quot;0&quot;;[.H543])))))))))))" office:value-type="string" office:string-value="7" calcext:value-type="string">
            <text:p>7</text:p>
          </table:table-cell>
          <table:table-cell table:formula="of:=IF(ISNA([.G543]);&quot;&quot;;VALUE(COM.MICROSOFT.CONCAT([.I543:.J543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78lpplzpbxcxseventwotwo3eight</text:p>
          </table:table-cell>
          <table:table-cell table:style-name="ce4" table:formula="of:=ORG.LIBREOFFICE.REGEX([.A544];&quot;\D&quot;;&quot;&quot;;&quot;g&quot;)" office:value-type="string" office:string-value="783" calcext:value-type="string">
            <text:p>783</text:p>
          </table:table-cell>
          <table:table-cell table:formula="of:=LEFT([.B544];1)" office:value-type="string" office:string-value="7" calcext:value-type="string">
            <text:p>7</text:p>
          </table:table-cell>
          <table:table-cell table:style-name="ce5" table:formula="of:=RIGHT([.B544];1)" office:value-type="string" office:string-value="3" calcext:value-type="string">
            <text:p>3</text:p>
          </table:table-cell>
          <table:table-cell table:formula="of:=VALUE(COM.MICROSOFT.CONCAT([.C544];[.D544]))" office:value-type="float" office:value="73" calcext:value-type="float">
            <text:p>73</text:p>
          </table:table-cell>
          <table:table-cell table:style-name="ce14" table:formula="of:=(STRREV([.A544]))" office:value-type="string" office:string-value="thgie3owtowtnevesxcxbpzlppl87eno" calcext:value-type="string">
            <text:p>thgie3owtowtnevesxcxbpzlppl87eno</text:p>
          </table:table-cell>
          <table:table-cell table:formula="of:=ORG.LIBREOFFICE.REGEX([.A54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4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44]);&quot;&quot;;IF([.G544]=&quot;one&quot;;&quot;1&quot;;IF([.G544]=&quot;two&quot;;&quot;2&quot;;IF([.G544]=&quot;three&quot;;&quot;3&quot;;IF([.G544]=&quot;four&quot;;&quot;4&quot;;IF([.G544]=&quot;five&quot;;&quot;5&quot;;IF([.G544]=&quot;six&quot;;&quot;6&quot;;IF([.G544]=&quot;seven&quot;;&quot;7&quot;;IF([.G544]=&quot;eight&quot;;&quot;8&quot;;IF([.G544]=&quot;nine&quot;;&quot;9&quot;;IF([.G544]=&quot;zero&quot;;&quot;0&quot;;VALUE([.G544]))))))))))))" office:value-type="string" office:string-value="1" calcext:value-type="string">
            <text:p>1</text:p>
          </table:table-cell>
          <table:table-cell table:style-name="ce7" table:formula="of:=IF(ISNA([.H544]);&quot;&quot;;IF([.H544]=&quot;eno&quot;;&quot;1&quot;;IF([.H544]=&quot;owt&quot;;&quot;2&quot;;IF([.H544]=&quot;eerht&quot;;&quot;3&quot;;IF([.H544]=&quot;ruof&quot;;&quot;4&quot;;IF([.H544]=&quot;evif&quot;;&quot;5&quot;;IF([.H544]=&quot;xis&quot;;&quot;6&quot;;IF([.H544]=&quot;neves&quot;;&quot;7&quot;;IF([.H544]=&quot;thgie&quot;;&quot;8&quot;;IF([.H544]=&quot;enin&quot;;&quot;9&quot;;IF([.H544]=&quot;orez&quot;;&quot;0&quot;;[.H544])))))))))))" office:value-type="string" office:string-value="8" calcext:value-type="string">
            <text:p>8</text:p>
          </table:table-cell>
          <table:table-cell table:formula="of:=IF(ISNA([.G544]);&quot;&quot;;VALUE(COM.MICROSOFT.CONCAT([.I544:.J544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bmqtp8one1gqmc3tzdqlnn3eightwoddf</text:p>
          </table:table-cell>
          <table:table-cell table:style-name="ce4" table:formula="of:=ORG.LIBREOFFICE.REGEX([.A545];&quot;\D&quot;;&quot;&quot;;&quot;g&quot;)" office:value-type="string" office:string-value="8133" calcext:value-type="string">
            <text:p>8133</text:p>
          </table:table-cell>
          <table:table-cell table:formula="of:=LEFT([.B545];1)" office:value-type="string" office:string-value="8" calcext:value-type="string">
            <text:p>8</text:p>
          </table:table-cell>
          <table:table-cell table:style-name="ce5" table:formula="of:=RIGHT([.B545];1)" office:value-type="string" office:string-value="3" calcext:value-type="string">
            <text:p>3</text:p>
          </table:table-cell>
          <table:table-cell table:formula="of:=VALUE(COM.MICROSOFT.CONCAT([.C545];[.D545]))" office:value-type="float" office:value="83" calcext:value-type="float">
            <text:p>83</text:p>
          </table:table-cell>
          <table:table-cell table:style-name="ce14" table:formula="of:=(STRREV([.A545]))" office:value-type="string" office:string-value="fddowthgie3nnlqdzt3cmqg1eno8ptqmbf" calcext:value-type="string">
            <text:p>fddowthgie3nnlqdzt3cmqg1eno8ptqmbf</text:p>
          </table:table-cell>
          <table:table-cell table:formula="of:=ORG.LIBREOFFICE.REGEX([.A54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545];&quot;eno|owt|eerht|ruof|evif|xis|neves|thgie|enin|orez|\d&quot;;;1)" office:value-type="string" office:string-value="owt" calcext:value-type="string">
            <text:p>owt</text:p>
          </table:table-cell>
          <table:table-cell table:formula="of:=IF(ISNA([.G545]);&quot;&quot;;IF([.G545]=&quot;one&quot;;&quot;1&quot;;IF([.G545]=&quot;two&quot;;&quot;2&quot;;IF([.G545]=&quot;three&quot;;&quot;3&quot;;IF([.G545]=&quot;four&quot;;&quot;4&quot;;IF([.G545]=&quot;five&quot;;&quot;5&quot;;IF([.G545]=&quot;six&quot;;&quot;6&quot;;IF([.G545]=&quot;seven&quot;;&quot;7&quot;;IF([.G545]=&quot;eight&quot;;&quot;8&quot;;IF([.G545]=&quot;nine&quot;;&quot;9&quot;;IF([.G545]=&quot;zero&quot;;&quot;0&quot;;VALUE([.G545]))))))))))))" office:value-type="float" office:value="8" calcext:value-type="float">
            <text:p>8</text:p>
          </table:table-cell>
          <table:table-cell table:style-name="ce7" table:formula="of:=IF(ISNA([.H545]);&quot;&quot;;IF([.H545]=&quot;eno&quot;;&quot;1&quot;;IF([.H545]=&quot;owt&quot;;&quot;2&quot;;IF([.H545]=&quot;eerht&quot;;&quot;3&quot;;IF([.H545]=&quot;ruof&quot;;&quot;4&quot;;IF([.H545]=&quot;evif&quot;;&quot;5&quot;;IF([.H545]=&quot;xis&quot;;&quot;6&quot;;IF([.H545]=&quot;neves&quot;;&quot;7&quot;;IF([.H545]=&quot;thgie&quot;;&quot;8&quot;;IF([.H545]=&quot;enin&quot;;&quot;9&quot;;IF([.H545]=&quot;orez&quot;;&quot;0&quot;;[.H545])))))))))))" office:value-type="string" office:string-value="2" calcext:value-type="string">
            <text:p>2</text:p>
          </table:table-cell>
          <table:table-cell table:formula="of:=IF(ISNA([.G545]);&quot;&quot;;VALUE(COM.MICROSOFT.CONCAT([.I545:.J545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4" table:formula="of:=ORG.LIBREOFFICE.REGEX([.A546];&quot;\D&quot;;&quot;&quot;;&quot;g&quot;)" office:value-type="string" office:string-value="2" calcext:value-type="string">
            <text:p>2</text:p>
          </table:table-cell>
          <table:table-cell table:formula="of:=LEFT([.B546];1)" office:value-type="string" office:string-value="2" calcext:value-type="string">
            <text:p>2</text:p>
          </table:table-cell>
          <table:table-cell table:style-name="ce5" table:formula="of:=RIGHT([.B546];1)" office:value-type="string" office:string-value="2" calcext:value-type="string">
            <text:p>2</text:p>
          </table:table-cell>
          <table:table-cell table:formula="of:=VALUE(COM.MICROSOFT.CONCAT([.C546];[.D546]))" office:value-type="float" office:value="22" calcext:value-type="float">
            <text:p>22</text:p>
          </table:table-cell>
          <table:table-cell table:style-name="ce14" table:formula="of:=(STRREV([.A546]))" office:value-type="string" office:string-value="2j" calcext:value-type="string">
            <text:p>2j</text:p>
          </table:table-cell>
          <table:table-cell table:formula="of:=ORG.LIBREOFFICE.REGEX([.A54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46];&quot;eno|owt|eerht|ruof|evif|xis|neves|thgie|enin|orez|\d&quot;;;1)" office:value-type="string" office:string-value="2" calcext:value-type="string">
            <text:p>2</text:p>
          </table:table-cell>
          <table:table-cell table:formula="of:=IF(ISNA([.G546]);&quot;&quot;;IF([.G546]=&quot;one&quot;;&quot;1&quot;;IF([.G546]=&quot;two&quot;;&quot;2&quot;;IF([.G546]=&quot;three&quot;;&quot;3&quot;;IF([.G546]=&quot;four&quot;;&quot;4&quot;;IF([.G546]=&quot;five&quot;;&quot;5&quot;;IF([.G546]=&quot;six&quot;;&quot;6&quot;;IF([.G546]=&quot;seven&quot;;&quot;7&quot;;IF([.G546]=&quot;eight&quot;;&quot;8&quot;;IF([.G546]=&quot;nine&quot;;&quot;9&quot;;IF([.G546]=&quot;zero&quot;;&quot;0&quot;;VALUE([.G546]))))))))))))" office:value-type="float" office:value="2" calcext:value-type="float">
            <text:p>2</text:p>
          </table:table-cell>
          <table:table-cell table:style-name="ce7" table:formula="of:=IF(ISNA([.H546]);&quot;&quot;;IF([.H546]=&quot;eno&quot;;&quot;1&quot;;IF([.H546]=&quot;owt&quot;;&quot;2&quot;;IF([.H546]=&quot;eerht&quot;;&quot;3&quot;;IF([.H546]=&quot;ruof&quot;;&quot;4&quot;;IF([.H546]=&quot;evif&quot;;&quot;5&quot;;IF([.H546]=&quot;xis&quot;;&quot;6&quot;;IF([.H546]=&quot;neves&quot;;&quot;7&quot;;IF([.H546]=&quot;thgie&quot;;&quot;8&quot;;IF([.H546]=&quot;enin&quot;;&quot;9&quot;;IF([.H546]=&quot;orez&quot;;&quot;0&quot;;[.H546])))))))))))" office:value-type="string" office:string-value="2" calcext:value-type="string">
            <text:p>2</text:p>
          </table:table-cell>
          <table:table-cell table:style-name="ce7" table:formula="of:=IF(ISNA([.G546]);&quot;&quot;;VALUE(COM.MICROSOFT.CONCAT([.I546:.J546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ixsixnineonesixddpvf</text:p>
          </table:table-cell>
          <table:table-cell table:style-name="ce4" table:formula="of:=ORG.LIBREOFFICE.REGEX([.A547];&quot;\D&quot;;&quot;&quot;;&quot;g&quot;)" office:value-type="string" office:string-value="5" calcext:value-type="string">
            <text:p>5</text:p>
          </table:table-cell>
          <table:table-cell table:formula="of:=LEFT([.B547];1)" office:value-type="string" office:string-value="5" calcext:value-type="string">
            <text:p>5</text:p>
          </table:table-cell>
          <table:table-cell table:style-name="ce5" table:formula="of:=RIGHT([.B547];1)" office:value-type="string" office:string-value="5" calcext:value-type="string">
            <text:p>5</text:p>
          </table:table-cell>
          <table:table-cell table:formula="of:=VALUE(COM.MICROSOFT.CONCAT([.C547];[.D547]))" office:value-type="float" office:value="55" calcext:value-type="float">
            <text:p>55</text:p>
          </table:table-cell>
          <table:table-cell table:style-name="ce14" table:formula="of:=(STRREV([.A547]))" office:value-type="string" office:string-value="fvpddxisenoeninxisxis5" calcext:value-type="string">
            <text:p>fvpddxisenoeninxisxis5</text:p>
          </table:table-cell>
          <table:table-cell table:formula="of:=ORG.LIBREOFFICE.REGEX([.A54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7];&quot;eno|owt|eerht|ruof|evif|xis|neves|thgie|enin|orez|\d&quot;;;1)" office:value-type="string" office:string-value="xis" calcext:value-type="string">
            <text:p>xis</text:p>
          </table:table-cell>
          <table:table-cell table:formula="of:=IF(ISNA([.G547]);&quot;&quot;;IF([.G547]=&quot;one&quot;;&quot;1&quot;;IF([.G547]=&quot;two&quot;;&quot;2&quot;;IF([.G547]=&quot;three&quot;;&quot;3&quot;;IF([.G547]=&quot;four&quot;;&quot;4&quot;;IF([.G547]=&quot;five&quot;;&quot;5&quot;;IF([.G547]=&quot;six&quot;;&quot;6&quot;;IF([.G547]=&quot;seven&quot;;&quot;7&quot;;IF([.G547]=&quot;eight&quot;;&quot;8&quot;;IF([.G547]=&quot;nine&quot;;&quot;9&quot;;IF([.G547]=&quot;zero&quot;;&quot;0&quot;;VALUE([.G547]))))))))))))" office:value-type="float" office:value="5" calcext:value-type="float">
            <text:p>5</text:p>
          </table:table-cell>
          <table:table-cell table:style-name="ce7" table:formula="of:=IF(ISNA([.H547]);&quot;&quot;;IF([.H547]=&quot;eno&quot;;&quot;1&quot;;IF([.H547]=&quot;owt&quot;;&quot;2&quot;;IF([.H547]=&quot;eerht&quot;;&quot;3&quot;;IF([.H547]=&quot;ruof&quot;;&quot;4&quot;;IF([.H547]=&quot;evif&quot;;&quot;5&quot;;IF([.H547]=&quot;xis&quot;;&quot;6&quot;;IF([.H547]=&quot;neves&quot;;&quot;7&quot;;IF([.H547]=&quot;thgie&quot;;&quot;8&quot;;IF([.H547]=&quot;enin&quot;;&quot;9&quot;;IF([.H547]=&quot;orez&quot;;&quot;0&quot;;[.H547])))))))))))" office:value-type="string" office:string-value="6" calcext:value-type="string">
            <text:p>6</text:p>
          </table:table-cell>
          <table:table-cell table:formula="of:=IF(ISNA([.G547]);&quot;&quot;;VALUE(COM.MICROSOFT.CONCAT([.I547:.J547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xdnpczh</text:p>
          </table:table-cell>
          <table:table-cell table:style-name="ce4" table:formula="of:=ORG.LIBREOFFICE.REGEX([.A548];&quot;\D&quot;;&quot;&quot;;&quot;g&quot;)" office:value-type="string" office:string-value="8" calcext:value-type="string">
            <text:p>8</text:p>
          </table:table-cell>
          <table:table-cell table:formula="of:=LEFT([.B548];1)" office:value-type="string" office:string-value="8" calcext:value-type="string">
            <text:p>8</text:p>
          </table:table-cell>
          <table:table-cell table:style-name="ce5" table:formula="of:=RIGHT([.B548];1)" office:value-type="string" office:string-value="8" calcext:value-type="string">
            <text:p>8</text:p>
          </table:table-cell>
          <table:table-cell table:formula="of:=VALUE(COM.MICROSOFT.CONCAT([.C548];[.D548]))" office:value-type="float" office:value="88" calcext:value-type="float">
            <text:p>88</text:p>
          </table:table-cell>
          <table:table-cell table:style-name="ce14" table:formula="of:=(STRREV([.A548]))" office:value-type="string" office:string-value="hzcpndx8" calcext:value-type="string">
            <text:p>hzcpndx8</text:p>
          </table:table-cell>
          <table:table-cell table:formula="of:=ORG.LIBREOFFICE.REGEX([.A54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548];&quot;eno|owt|eerht|ruof|evif|xis|neves|thgie|enin|orez|\d&quot;;;1)" office:value-type="string" office:string-value="8" calcext:value-type="string">
            <text:p>8</text:p>
          </table:table-cell>
          <table:table-cell table:formula="of:=IF(ISNA([.G548]);&quot;&quot;;IF([.G548]=&quot;one&quot;;&quot;1&quot;;IF([.G548]=&quot;two&quot;;&quot;2&quot;;IF([.G548]=&quot;three&quot;;&quot;3&quot;;IF([.G548]=&quot;four&quot;;&quot;4&quot;;IF([.G548]=&quot;five&quot;;&quot;5&quot;;IF([.G548]=&quot;six&quot;;&quot;6&quot;;IF([.G548]=&quot;seven&quot;;&quot;7&quot;;IF([.G548]=&quot;eight&quot;;&quot;8&quot;;IF([.G548]=&quot;nine&quot;;&quot;9&quot;;IF([.G548]=&quot;zero&quot;;&quot;0&quot;;VALUE([.G548]))))))))))))" office:value-type="float" office:value="8" calcext:value-type="float">
            <text:p>8</text:p>
          </table:table-cell>
          <table:table-cell table:style-name="ce7" table:formula="of:=IF(ISNA([.H548]);&quot;&quot;;IF([.H548]=&quot;eno&quot;;&quot;1&quot;;IF([.H548]=&quot;owt&quot;;&quot;2&quot;;IF([.H548]=&quot;eerht&quot;;&quot;3&quot;;IF([.H548]=&quot;ruof&quot;;&quot;4&quot;;IF([.H548]=&quot;evif&quot;;&quot;5&quot;;IF([.H548]=&quot;xis&quot;;&quot;6&quot;;IF([.H548]=&quot;neves&quot;;&quot;7&quot;;IF([.H548]=&quot;thgie&quot;;&quot;8&quot;;IF([.H548]=&quot;enin&quot;;&quot;9&quot;;IF([.H548]=&quot;orez&quot;;&quot;0&quot;;[.H548])))))))))))" office:value-type="string" office:string-value="8" calcext:value-type="string">
            <text:p>8</text:p>
          </table:table-cell>
          <table:table-cell table:style-name="ce7" table:formula="of:=IF(ISNA([.G548]);&quot;&quot;;VALUE(COM.MICROSOFT.CONCAT([.I548:.J548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nfmgjjlonesixbfpmxvvcvf2</text:p>
          </table:table-cell>
          <table:table-cell table:style-name="ce4" table:formula="of:=ORG.LIBREOFFICE.REGEX([.A549];&quot;\D&quot;;&quot;&quot;;&quot;g&quot;)" office:value-type="string" office:string-value="72" calcext:value-type="string">
            <text:p>72</text:p>
          </table:table-cell>
          <table:table-cell table:formula="of:=LEFT([.B549];1)" office:value-type="string" office:string-value="7" calcext:value-type="string">
            <text:p>7</text:p>
          </table:table-cell>
          <table:table-cell table:style-name="ce5" table:formula="of:=RIGHT([.B549];1)" office:value-type="string" office:string-value="2" calcext:value-type="string">
            <text:p>2</text:p>
          </table:table-cell>
          <table:table-cell table:formula="of:=VALUE(COM.MICROSOFT.CONCAT([.C549];[.D549]))" office:value-type="float" office:value="72" calcext:value-type="float">
            <text:p>72</text:p>
          </table:table-cell>
          <table:table-cell table:style-name="ce14" table:formula="of:=(STRREV([.A549]))" office:value-type="string" office:string-value="2fvcvvxmpfbxisenoljjgmfn7" calcext:value-type="string">
            <text:p>2fvcvvxmpfbxisenoljjgmfn7</text:p>
          </table:table-cell>
          <table:table-cell table:formula="of:=ORG.LIBREOFFICE.REGEX([.A549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49];&quot;eno|owt|eerht|ruof|evif|xis|neves|thgie|enin|orez|\d&quot;;;1)" office:value-type="string" office:string-value="2" calcext:value-type="string">
            <text:p>2</text:p>
          </table:table-cell>
          <table:table-cell table:formula="of:=IF(ISNA([.G549]);&quot;&quot;;IF([.G549]=&quot;one&quot;;&quot;1&quot;;IF([.G549]=&quot;two&quot;;&quot;2&quot;;IF([.G549]=&quot;three&quot;;&quot;3&quot;;IF([.G549]=&quot;four&quot;;&quot;4&quot;;IF([.G549]=&quot;five&quot;;&quot;5&quot;;IF([.G549]=&quot;six&quot;;&quot;6&quot;;IF([.G549]=&quot;seven&quot;;&quot;7&quot;;IF([.G549]=&quot;eight&quot;;&quot;8&quot;;IF([.G549]=&quot;nine&quot;;&quot;9&quot;;IF([.G549]=&quot;zero&quot;;&quot;0&quot;;VALUE([.G549]))))))))))))" office:value-type="float" office:value="7" calcext:value-type="float">
            <text:p>7</text:p>
          </table:table-cell>
          <table:table-cell table:style-name="ce7" table:formula="of:=IF(ISNA([.H549]);&quot;&quot;;IF([.H549]=&quot;eno&quot;;&quot;1&quot;;IF([.H549]=&quot;owt&quot;;&quot;2&quot;;IF([.H549]=&quot;eerht&quot;;&quot;3&quot;;IF([.H549]=&quot;ruof&quot;;&quot;4&quot;;IF([.H549]=&quot;evif&quot;;&quot;5&quot;;IF([.H549]=&quot;xis&quot;;&quot;6&quot;;IF([.H549]=&quot;neves&quot;;&quot;7&quot;;IF([.H549]=&quot;thgie&quot;;&quot;8&quot;;IF([.H549]=&quot;enin&quot;;&quot;9&quot;;IF([.H549]=&quot;orez&quot;;&quot;0&quot;;[.H549])))))))))))" office:value-type="string" office:string-value="2" calcext:value-type="string">
            <text:p>2</text:p>
          </table:table-cell>
          <table:table-cell table:formula="of:=IF(ISNA([.G549]);&quot;&quot;;VALUE(COM.MICROSOFT.CONCAT([.I549:.J549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mnc</text:p>
          </table:table-cell>
          <table:table-cell table:style-name="ce4" table:formula="of:=ORG.LIBREOFFICE.REGEX([.A550];&quot;\D&quot;;&quot;&quot;;&quot;g&quot;)" office:value-type="string" office:string-value="4" calcext:value-type="string">
            <text:p>4</text:p>
          </table:table-cell>
          <table:table-cell table:formula="of:=LEFT([.B550];1)" office:value-type="string" office:string-value="4" calcext:value-type="string">
            <text:p>4</text:p>
          </table:table-cell>
          <table:table-cell table:style-name="ce5" table:formula="of:=RIGHT([.B550];1)" office:value-type="string" office:string-value="4" calcext:value-type="string">
            <text:p>4</text:p>
          </table:table-cell>
          <table:table-cell table:formula="of:=VALUE(COM.MICROSOFT.CONCAT([.C550];[.D550]))" office:value-type="float" office:value="44" calcext:value-type="float">
            <text:p>44</text:p>
          </table:table-cell>
          <table:table-cell table:style-name="ce14" table:formula="of:=(STRREV([.A550]))" office:value-type="string" office:string-value="cnm4" calcext:value-type="string">
            <text:p>cnm4</text:p>
          </table:table-cell>
          <table:table-cell table:formula="of:=ORG.LIBREOFFICE.REGEX([.A55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50];&quot;eno|owt|eerht|ruof|evif|xis|neves|thgie|enin|orez|\d&quot;;;1)" office:value-type="string" office:string-value="4" calcext:value-type="string">
            <text:p>4</text:p>
          </table:table-cell>
          <table:table-cell table:formula="of:=IF(ISNA([.G550]);&quot;&quot;;IF([.G550]=&quot;one&quot;;&quot;1&quot;;IF([.G550]=&quot;two&quot;;&quot;2&quot;;IF([.G550]=&quot;three&quot;;&quot;3&quot;;IF([.G550]=&quot;four&quot;;&quot;4&quot;;IF([.G550]=&quot;five&quot;;&quot;5&quot;;IF([.G550]=&quot;six&quot;;&quot;6&quot;;IF([.G550]=&quot;seven&quot;;&quot;7&quot;;IF([.G550]=&quot;eight&quot;;&quot;8&quot;;IF([.G550]=&quot;nine&quot;;&quot;9&quot;;IF([.G550]=&quot;zero&quot;;&quot;0&quot;;VALUE([.G550]))))))))))))" office:value-type="float" office:value="4" calcext:value-type="float">
            <text:p>4</text:p>
          </table:table-cell>
          <table:table-cell table:style-name="ce7" table:formula="of:=IF(ISNA([.H550]);&quot;&quot;;IF([.H550]=&quot;eno&quot;;&quot;1&quot;;IF([.H550]=&quot;owt&quot;;&quot;2&quot;;IF([.H550]=&quot;eerht&quot;;&quot;3&quot;;IF([.H550]=&quot;ruof&quot;;&quot;4&quot;;IF([.H550]=&quot;evif&quot;;&quot;5&quot;;IF([.H550]=&quot;xis&quot;;&quot;6&quot;;IF([.H550]=&quot;neves&quot;;&quot;7&quot;;IF([.H550]=&quot;thgie&quot;;&quot;8&quot;;IF([.H550]=&quot;enin&quot;;&quot;9&quot;;IF([.H550]=&quot;orez&quot;;&quot;0&quot;;[.H550])))))))))))" office:value-type="string" office:string-value="4" calcext:value-type="string">
            <text:p>4</text:p>
          </table:table-cell>
          <table:table-cell table:style-name="ce7" table:formula="of:=IF(ISNA([.G550]);&quot;&quot;;VALUE(COM.MICROSOFT.CONCAT([.I550:.J55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qjbl8</text:p>
          </table:table-cell>
          <table:table-cell table:style-name="ce4" table:formula="of:=ORG.LIBREOFFICE.REGEX([.A551];&quot;\D&quot;;&quot;&quot;;&quot;g&quot;)" office:value-type="string" office:string-value="78" calcext:value-type="string">
            <text:p>78</text:p>
          </table:table-cell>
          <table:table-cell table:formula="of:=LEFT([.B551];1)" office:value-type="string" office:string-value="7" calcext:value-type="string">
            <text:p>7</text:p>
          </table:table-cell>
          <table:table-cell table:style-name="ce5" table:formula="of:=RIGHT([.B551];1)" office:value-type="string" office:string-value="8" calcext:value-type="string">
            <text:p>8</text:p>
          </table:table-cell>
          <table:table-cell table:formula="of:=VALUE(COM.MICROSOFT.CONCAT([.C551];[.D551]))" office:value-type="float" office:value="78" calcext:value-type="float">
            <text:p>78</text:p>
          </table:table-cell>
          <table:table-cell table:style-name="ce14" table:formula="of:=(STRREV([.A551]))" office:value-type="string" office:string-value="8lbjq7" calcext:value-type="string">
            <text:p>8lbjq7</text:p>
          </table:table-cell>
          <table:table-cell table:formula="of:=ORG.LIBREOFFICE.REGEX([.A55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51];&quot;eno|owt|eerht|ruof|evif|xis|neves|thgie|enin|orez|\d&quot;;;1)" office:value-type="string" office:string-value="8" calcext:value-type="string">
            <text:p>8</text:p>
          </table:table-cell>
          <table:table-cell table:formula="of:=IF(ISNA([.G551]);&quot;&quot;;IF([.G551]=&quot;one&quot;;&quot;1&quot;;IF([.G551]=&quot;two&quot;;&quot;2&quot;;IF([.G551]=&quot;three&quot;;&quot;3&quot;;IF([.G551]=&quot;four&quot;;&quot;4&quot;;IF([.G551]=&quot;five&quot;;&quot;5&quot;;IF([.G551]=&quot;six&quot;;&quot;6&quot;;IF([.G551]=&quot;seven&quot;;&quot;7&quot;;IF([.G551]=&quot;eight&quot;;&quot;8&quot;;IF([.G551]=&quot;nine&quot;;&quot;9&quot;;IF([.G551]=&quot;zero&quot;;&quot;0&quot;;VALUE([.G551]))))))))))))" office:value-type="float" office:value="7" calcext:value-type="float">
            <text:p>7</text:p>
          </table:table-cell>
          <table:table-cell table:style-name="ce7" table:formula="of:=IF(ISNA([.H551]);&quot;&quot;;IF([.H551]=&quot;eno&quot;;&quot;1&quot;;IF([.H551]=&quot;owt&quot;;&quot;2&quot;;IF([.H551]=&quot;eerht&quot;;&quot;3&quot;;IF([.H551]=&quot;ruof&quot;;&quot;4&quot;;IF([.H551]=&quot;evif&quot;;&quot;5&quot;;IF([.H551]=&quot;xis&quot;;&quot;6&quot;;IF([.H551]=&quot;neves&quot;;&quot;7&quot;;IF([.H551]=&quot;thgie&quot;;&quot;8&quot;;IF([.H551]=&quot;enin&quot;;&quot;9&quot;;IF([.H551]=&quot;orez&quot;;&quot;0&quot;;[.H551])))))))))))" office:value-type="string" office:string-value="8" calcext:value-type="string">
            <text:p>8</text:p>
          </table:table-cell>
          <table:table-cell table:style-name="ce7" table:formula="of:=IF(ISNA([.G551]);&quot;&quot;;VALUE(COM.MICROSOFT.CONCAT([.I551:.J551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7fhtx</text:p>
          </table:table-cell>
          <table:table-cell table:style-name="ce4" table:formula="of:=ORG.LIBREOFFICE.REGEX([.A552];&quot;\D&quot;;&quot;&quot;;&quot;g&quot;)" office:value-type="string" office:string-value="7" calcext:value-type="string">
            <text:p>7</text:p>
          </table:table-cell>
          <table:table-cell table:formula="of:=LEFT([.B552];1)" office:value-type="string" office:string-value="7" calcext:value-type="string">
            <text:p>7</text:p>
          </table:table-cell>
          <table:table-cell table:style-name="ce5" table:formula="of:=RIGHT([.B552];1)" office:value-type="string" office:string-value="7" calcext:value-type="string">
            <text:p>7</text:p>
          </table:table-cell>
          <table:table-cell table:formula="of:=VALUE(COM.MICROSOFT.CONCAT([.C552];[.D552]))" office:value-type="float" office:value="77" calcext:value-type="float">
            <text:p>77</text:p>
          </table:table-cell>
          <table:table-cell table:style-name="ce14" table:formula="of:=(STRREV([.A552]))" office:value-type="string" office:string-value="xthf7c" calcext:value-type="string">
            <text:p>xthf7c</text:p>
          </table:table-cell>
          <table:table-cell table:formula="of:=ORG.LIBREOFFICE.REGEX([.A55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52];&quot;eno|owt|eerht|ruof|evif|xis|neves|thgie|enin|orez|\d&quot;;;1)" office:value-type="string" office:string-value="7" calcext:value-type="string">
            <text:p>7</text:p>
          </table:table-cell>
          <table:table-cell table:formula="of:=IF(ISNA([.G552]);&quot;&quot;;IF([.G552]=&quot;one&quot;;&quot;1&quot;;IF([.G552]=&quot;two&quot;;&quot;2&quot;;IF([.G552]=&quot;three&quot;;&quot;3&quot;;IF([.G552]=&quot;four&quot;;&quot;4&quot;;IF([.G552]=&quot;five&quot;;&quot;5&quot;;IF([.G552]=&quot;six&quot;;&quot;6&quot;;IF([.G552]=&quot;seven&quot;;&quot;7&quot;;IF([.G552]=&quot;eight&quot;;&quot;8&quot;;IF([.G552]=&quot;nine&quot;;&quot;9&quot;;IF([.G552]=&quot;zero&quot;;&quot;0&quot;;VALUE([.G552]))))))))))))" office:value-type="float" office:value="7" calcext:value-type="float">
            <text:p>7</text:p>
          </table:table-cell>
          <table:table-cell table:style-name="ce7" table:formula="of:=IF(ISNA([.H552]);&quot;&quot;;IF([.H552]=&quot;eno&quot;;&quot;1&quot;;IF([.H552]=&quot;owt&quot;;&quot;2&quot;;IF([.H552]=&quot;eerht&quot;;&quot;3&quot;;IF([.H552]=&quot;ruof&quot;;&quot;4&quot;;IF([.H552]=&quot;evif&quot;;&quot;5&quot;;IF([.H552]=&quot;xis&quot;;&quot;6&quot;;IF([.H552]=&quot;neves&quot;;&quot;7&quot;;IF([.H552]=&quot;thgie&quot;;&quot;8&quot;;IF([.H552]=&quot;enin&quot;;&quot;9&quot;;IF([.H552]=&quot;orez&quot;;&quot;0&quot;;[.H552])))))))))))" office:value-type="string" office:string-value="7" calcext:value-type="string">
            <text:p>7</text:p>
          </table:table-cell>
          <table:table-cell table:style-name="ce7" table:formula="of:=IF(ISNA([.G552]);&quot;&quot;;VALUE(COM.MICROSOFT.CONCAT([.I552:.J552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tmsfrbxtbbg7threexrd6</text:p>
          </table:table-cell>
          <table:table-cell table:style-name="ce4" table:formula="of:=ORG.LIBREOFFICE.REGEX([.A553];&quot;\D&quot;;&quot;&quot;;&quot;g&quot;)" office:value-type="string" office:string-value="76" calcext:value-type="string">
            <text:p>76</text:p>
          </table:table-cell>
          <table:table-cell table:formula="of:=LEFT([.B553];1)" office:value-type="string" office:string-value="7" calcext:value-type="string">
            <text:p>7</text:p>
          </table:table-cell>
          <table:table-cell table:style-name="ce5" table:formula="of:=RIGHT([.B553];1)" office:value-type="string" office:string-value="6" calcext:value-type="string">
            <text:p>6</text:p>
          </table:table-cell>
          <table:table-cell table:formula="of:=VALUE(COM.MICROSOFT.CONCAT([.C553];[.D553]))" office:value-type="float" office:value="76" calcext:value-type="float">
            <text:p>76</text:p>
          </table:table-cell>
          <table:table-cell table:style-name="ce14" table:formula="of:=(STRREV([.A553]))" office:value-type="string" office:string-value="6drxeerht7gbbtxbrfsmtnl" calcext:value-type="string">
            <text:p>6drxeerht7gbbtxbrfsmtnl</text:p>
          </table:table-cell>
          <table:table-cell table:formula="of:=ORG.LIBREOFFICE.REGEX([.A55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53];&quot;eno|owt|eerht|ruof|evif|xis|neves|thgie|enin|orez|\d&quot;;;1)" office:value-type="string" office:string-value="6" calcext:value-type="string">
            <text:p>6</text:p>
          </table:table-cell>
          <table:table-cell table:formula="of:=IF(ISNA([.G553]);&quot;&quot;;IF([.G553]=&quot;one&quot;;&quot;1&quot;;IF([.G553]=&quot;two&quot;;&quot;2&quot;;IF([.G553]=&quot;three&quot;;&quot;3&quot;;IF([.G553]=&quot;four&quot;;&quot;4&quot;;IF([.G553]=&quot;five&quot;;&quot;5&quot;;IF([.G553]=&quot;six&quot;;&quot;6&quot;;IF([.G553]=&quot;seven&quot;;&quot;7&quot;;IF([.G553]=&quot;eight&quot;;&quot;8&quot;;IF([.G553]=&quot;nine&quot;;&quot;9&quot;;IF([.G553]=&quot;zero&quot;;&quot;0&quot;;VALUE([.G553]))))))))))))" office:value-type="float" office:value="7" calcext:value-type="float">
            <text:p>7</text:p>
          </table:table-cell>
          <table:table-cell table:style-name="ce7" table:formula="of:=IF(ISNA([.H553]);&quot;&quot;;IF([.H553]=&quot;eno&quot;;&quot;1&quot;;IF([.H553]=&quot;owt&quot;;&quot;2&quot;;IF([.H553]=&quot;eerht&quot;;&quot;3&quot;;IF([.H553]=&quot;ruof&quot;;&quot;4&quot;;IF([.H553]=&quot;evif&quot;;&quot;5&quot;;IF([.H553]=&quot;xis&quot;;&quot;6&quot;;IF([.H553]=&quot;neves&quot;;&quot;7&quot;;IF([.H553]=&quot;thgie&quot;;&quot;8&quot;;IF([.H553]=&quot;enin&quot;;&quot;9&quot;;IF([.H553]=&quot;orez&quot;;&quot;0&quot;;[.H553])))))))))))" office:value-type="string" office:string-value="6" calcext:value-type="string">
            <text:p>6</text:p>
          </table:table-cell>
          <table:table-cell table:formula="of:=IF(ISNA([.G553]);&quot;&quot;;VALUE(COM.MICROSOFT.CONCAT([.I553:.J553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even4two3</text:p>
          </table:table-cell>
          <table:table-cell table:style-name="ce4" table:formula="of:=ORG.LIBREOFFICE.REGEX([.A554];&quot;\D&quot;;&quot;&quot;;&quot;g&quot;)" office:value-type="string" office:string-value="43" calcext:value-type="string">
            <text:p>43</text:p>
          </table:table-cell>
          <table:table-cell table:formula="of:=LEFT([.B554];1)" office:value-type="string" office:string-value="4" calcext:value-type="string">
            <text:p>4</text:p>
          </table:table-cell>
          <table:table-cell table:style-name="ce5" table:formula="of:=RIGHT([.B554];1)" office:value-type="string" office:string-value="3" calcext:value-type="string">
            <text:p>3</text:p>
          </table:table-cell>
          <table:table-cell table:formula="of:=VALUE(COM.MICROSOFT.CONCAT([.C554];[.D554]))" office:value-type="float" office:value="43" calcext:value-type="float">
            <text:p>43</text:p>
          </table:table-cell>
          <table:table-cell table:style-name="ce14" table:formula="of:=(STRREV([.A554]))" office:value-type="string" office:string-value="3owt4nevesevif" calcext:value-type="string">
            <text:p>3owt4nevesevif</text:p>
          </table:table-cell>
          <table:table-cell table:formula="of:=ORG.LIBREOFFICE.REGEX([.A55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54];&quot;eno|owt|eerht|ruof|evif|xis|neves|thgie|enin|orez|\d&quot;;;1)" office:value-type="string" office:string-value="3" calcext:value-type="string">
            <text:p>3</text:p>
          </table:table-cell>
          <table:table-cell table:formula="of:=IF(ISNA([.G554]);&quot;&quot;;IF([.G554]=&quot;one&quot;;&quot;1&quot;;IF([.G554]=&quot;two&quot;;&quot;2&quot;;IF([.G554]=&quot;three&quot;;&quot;3&quot;;IF([.G554]=&quot;four&quot;;&quot;4&quot;;IF([.G554]=&quot;five&quot;;&quot;5&quot;;IF([.G554]=&quot;six&quot;;&quot;6&quot;;IF([.G554]=&quot;seven&quot;;&quot;7&quot;;IF([.G554]=&quot;eight&quot;;&quot;8&quot;;IF([.G554]=&quot;nine&quot;;&quot;9&quot;;IF([.G554]=&quot;zero&quot;;&quot;0&quot;;VALUE([.G554]))))))))))))" office:value-type="string" office:string-value="5" calcext:value-type="string">
            <text:p>5</text:p>
          </table:table-cell>
          <table:table-cell table:style-name="ce7" table:formula="of:=IF(ISNA([.H554]);&quot;&quot;;IF([.H554]=&quot;eno&quot;;&quot;1&quot;;IF([.H554]=&quot;owt&quot;;&quot;2&quot;;IF([.H554]=&quot;eerht&quot;;&quot;3&quot;;IF([.H554]=&quot;ruof&quot;;&quot;4&quot;;IF([.H554]=&quot;evif&quot;;&quot;5&quot;;IF([.H554]=&quot;xis&quot;;&quot;6&quot;;IF([.H554]=&quot;neves&quot;;&quot;7&quot;;IF([.H554]=&quot;thgie&quot;;&quot;8&quot;;IF([.H554]=&quot;enin&quot;;&quot;9&quot;;IF([.H554]=&quot;orez&quot;;&quot;0&quot;;[.H554])))))))))))" office:value-type="string" office:string-value="3" calcext:value-type="string">
            <text:p>3</text:p>
          </table:table-cell>
          <table:table-cell table:formula="of:=IF(ISNA([.G554]);&quot;&quot;;VALUE(COM.MICROSOFT.CONCAT([.I554:.J55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mdbzp3three4five</text:p>
          </table:table-cell>
          <table:table-cell table:style-name="ce4" table:formula="of:=ORG.LIBREOFFICE.REGEX([.A555];&quot;\D&quot;;&quot;&quot;;&quot;g&quot;)" office:value-type="string" office:string-value="34" calcext:value-type="string">
            <text:p>34</text:p>
          </table:table-cell>
          <table:table-cell table:formula="of:=LEFT([.B555];1)" office:value-type="string" office:string-value="3" calcext:value-type="string">
            <text:p>3</text:p>
          </table:table-cell>
          <table:table-cell table:style-name="ce5" table:formula="of:=RIGHT([.B555];1)" office:value-type="string" office:string-value="4" calcext:value-type="string">
            <text:p>4</text:p>
          </table:table-cell>
          <table:table-cell table:formula="of:=VALUE(COM.MICROSOFT.CONCAT([.C555];[.D555]))" office:value-type="float" office:value="34" calcext:value-type="float">
            <text:p>34</text:p>
          </table:table-cell>
          <table:table-cell table:style-name="ce14" table:formula="of:=(STRREV([.A555]))" office:value-type="string" office:string-value="evif4eerht3pzbdmmh" calcext:value-type="string">
            <text:p>evif4eerht3pzbdmmh</text:p>
          </table:table-cell>
          <table:table-cell table:formula="of:=ORG.LIBREOFFICE.REGEX([.A555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55];&quot;eno|owt|eerht|ruof|evif|xis|neves|thgie|enin|orez|\d&quot;;;1)" office:value-type="string" office:string-value="evif" calcext:value-type="string">
            <text:p>evif</text:p>
          </table:table-cell>
          <table:table-cell table:formula="of:=IF(ISNA([.G555]);&quot;&quot;;IF([.G555]=&quot;one&quot;;&quot;1&quot;;IF([.G555]=&quot;two&quot;;&quot;2&quot;;IF([.G555]=&quot;three&quot;;&quot;3&quot;;IF([.G555]=&quot;four&quot;;&quot;4&quot;;IF([.G555]=&quot;five&quot;;&quot;5&quot;;IF([.G555]=&quot;six&quot;;&quot;6&quot;;IF([.G555]=&quot;seven&quot;;&quot;7&quot;;IF([.G555]=&quot;eight&quot;;&quot;8&quot;;IF([.G555]=&quot;nine&quot;;&quot;9&quot;;IF([.G555]=&quot;zero&quot;;&quot;0&quot;;VALUE([.G555]))))))))))))" office:value-type="float" office:value="3" calcext:value-type="float">
            <text:p>3</text:p>
          </table:table-cell>
          <table:table-cell table:style-name="ce7" table:formula="of:=IF(ISNA([.H555]);&quot;&quot;;IF([.H555]=&quot;eno&quot;;&quot;1&quot;;IF([.H555]=&quot;owt&quot;;&quot;2&quot;;IF([.H555]=&quot;eerht&quot;;&quot;3&quot;;IF([.H555]=&quot;ruof&quot;;&quot;4&quot;;IF([.H555]=&quot;evif&quot;;&quot;5&quot;;IF([.H555]=&quot;xis&quot;;&quot;6&quot;;IF([.H555]=&quot;neves&quot;;&quot;7&quot;;IF([.H555]=&quot;thgie&quot;;&quot;8&quot;;IF([.H555]=&quot;enin&quot;;&quot;9&quot;;IF([.H555]=&quot;orez&quot;;&quot;0&quot;;[.H555])))))))))))" office:value-type="string" office:string-value="5" calcext:value-type="string">
            <text:p>5</text:p>
          </table:table-cell>
          <table:table-cell table:formula="of:=IF(ISNA([.G555]);&quot;&quot;;VALUE(COM.MICROSOFT.CONCAT([.I555:.J555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rdkcdh3sixtwo6tql</text:p>
          </table:table-cell>
          <table:table-cell table:style-name="ce4" table:formula="of:=ORG.LIBREOFFICE.REGEX([.A556];&quot;\D&quot;;&quot;&quot;;&quot;g&quot;)" office:value-type="string" office:string-value="536" calcext:value-type="string">
            <text:p>536</text:p>
          </table:table-cell>
          <table:table-cell table:formula="of:=LEFT([.B556];1)" office:value-type="string" office:string-value="5" calcext:value-type="string">
            <text:p>5</text:p>
          </table:table-cell>
          <table:table-cell table:style-name="ce5" table:formula="of:=RIGHT([.B556];1)" office:value-type="string" office:string-value="6" calcext:value-type="string">
            <text:p>6</text:p>
          </table:table-cell>
          <table:table-cell table:formula="of:=VALUE(COM.MICROSOFT.CONCAT([.C556];[.D556]))" office:value-type="float" office:value="56" calcext:value-type="float">
            <text:p>56</text:p>
          </table:table-cell>
          <table:table-cell table:style-name="ce14" table:formula="of:=(STRREV([.A556]))" office:value-type="string" office:string-value="lqt6owtxis3hdckdr5neves" calcext:value-type="string">
            <text:p>lqt6owtxis3hdckdr5neves</text:p>
          </table:table-cell>
          <table:table-cell table:formula="of:=ORG.LIBREOFFICE.REGEX([.A55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56];&quot;eno|owt|eerht|ruof|evif|xis|neves|thgie|enin|orez|\d&quot;;;1)" office:value-type="string" office:string-value="6" calcext:value-type="string">
            <text:p>6</text:p>
          </table:table-cell>
          <table:table-cell table:formula="of:=IF(ISNA([.G556]);&quot;&quot;;IF([.G556]=&quot;one&quot;;&quot;1&quot;;IF([.G556]=&quot;two&quot;;&quot;2&quot;;IF([.G556]=&quot;three&quot;;&quot;3&quot;;IF([.G556]=&quot;four&quot;;&quot;4&quot;;IF([.G556]=&quot;five&quot;;&quot;5&quot;;IF([.G556]=&quot;six&quot;;&quot;6&quot;;IF([.G556]=&quot;seven&quot;;&quot;7&quot;;IF([.G556]=&quot;eight&quot;;&quot;8&quot;;IF([.G556]=&quot;nine&quot;;&quot;9&quot;;IF([.G556]=&quot;zero&quot;;&quot;0&quot;;VALUE([.G556]))))))))))))" office:value-type="string" office:string-value="7" calcext:value-type="string">
            <text:p>7</text:p>
          </table:table-cell>
          <table:table-cell table:style-name="ce7" table:formula="of:=IF(ISNA([.H556]);&quot;&quot;;IF([.H556]=&quot;eno&quot;;&quot;1&quot;;IF([.H556]=&quot;owt&quot;;&quot;2&quot;;IF([.H556]=&quot;eerht&quot;;&quot;3&quot;;IF([.H556]=&quot;ruof&quot;;&quot;4&quot;;IF([.H556]=&quot;evif&quot;;&quot;5&quot;;IF([.H556]=&quot;xis&quot;;&quot;6&quot;;IF([.H556]=&quot;neves&quot;;&quot;7&quot;;IF([.H556]=&quot;thgie&quot;;&quot;8&quot;;IF([.H556]=&quot;enin&quot;;&quot;9&quot;;IF([.H556]=&quot;orez&quot;;&quot;0&quot;;[.H556])))))))))))" office:value-type="string" office:string-value="6" calcext:value-type="string">
            <text:p>6</text:p>
          </table:table-cell>
          <table:table-cell table:formula="of:=IF(ISNA([.G556]);&quot;&quot;;VALUE(COM.MICROSOFT.CONCAT([.I556:.J556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1xglps5zzpztmcm6six</text:p>
          </table:table-cell>
          <table:table-cell table:style-name="ce4" table:formula="of:=ORG.LIBREOFFICE.REGEX([.A557];&quot;\D&quot;;&quot;&quot;;&quot;g&quot;)" office:value-type="string" office:string-value="156" calcext:value-type="string">
            <text:p>156</text:p>
          </table:table-cell>
          <table:table-cell table:formula="of:=LEFT([.B557];1)" office:value-type="string" office:string-value="1" calcext:value-type="string">
            <text:p>1</text:p>
          </table:table-cell>
          <table:table-cell table:style-name="ce5" table:formula="of:=RIGHT([.B557];1)" office:value-type="string" office:string-value="6" calcext:value-type="string">
            <text:p>6</text:p>
          </table:table-cell>
          <table:table-cell table:formula="of:=VALUE(COM.MICROSOFT.CONCAT([.C557];[.D557]))" office:value-type="float" office:value="16" calcext:value-type="float">
            <text:p>16</text:p>
          </table:table-cell>
          <table:table-cell table:style-name="ce14" table:formula="of:=(STRREV([.A557]))" office:value-type="string" office:string-value="xis6mcmtzpzz5splgx1enin" calcext:value-type="string">
            <text:p>xis6mcmtzpzz5splgx1enin</text:p>
          </table:table-cell>
          <table:table-cell table:formula="of:=ORG.LIBREOFFICE.REGEX([.A55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57];&quot;eno|owt|eerht|ruof|evif|xis|neves|thgie|enin|orez|\d&quot;;;1)" office:value-type="string" office:string-value="xis" calcext:value-type="string">
            <text:p>xis</text:p>
          </table:table-cell>
          <table:table-cell table:formula="of:=IF(ISNA([.G557]);&quot;&quot;;IF([.G557]=&quot;one&quot;;&quot;1&quot;;IF([.G557]=&quot;two&quot;;&quot;2&quot;;IF([.G557]=&quot;three&quot;;&quot;3&quot;;IF([.G557]=&quot;four&quot;;&quot;4&quot;;IF([.G557]=&quot;five&quot;;&quot;5&quot;;IF([.G557]=&quot;six&quot;;&quot;6&quot;;IF([.G557]=&quot;seven&quot;;&quot;7&quot;;IF([.G557]=&quot;eight&quot;;&quot;8&quot;;IF([.G557]=&quot;nine&quot;;&quot;9&quot;;IF([.G557]=&quot;zero&quot;;&quot;0&quot;;VALUE([.G557]))))))))))))" office:value-type="string" office:string-value="9" calcext:value-type="string">
            <text:p>9</text:p>
          </table:table-cell>
          <table:table-cell table:style-name="ce7" table:formula="of:=IF(ISNA([.H557]);&quot;&quot;;IF([.H557]=&quot;eno&quot;;&quot;1&quot;;IF([.H557]=&quot;owt&quot;;&quot;2&quot;;IF([.H557]=&quot;eerht&quot;;&quot;3&quot;;IF([.H557]=&quot;ruof&quot;;&quot;4&quot;;IF([.H557]=&quot;evif&quot;;&quot;5&quot;;IF([.H557]=&quot;xis&quot;;&quot;6&quot;;IF([.H557]=&quot;neves&quot;;&quot;7&quot;;IF([.H557]=&quot;thgie&quot;;&quot;8&quot;;IF([.H557]=&quot;enin&quot;;&quot;9&quot;;IF([.H557]=&quot;orez&quot;;&quot;0&quot;;[.H557])))))))))))" office:value-type="string" office:string-value="6" calcext:value-type="string">
            <text:p>6</text:p>
          </table:table-cell>
          <table:table-cell table:formula="of:=IF(ISNA([.G557]);&quot;&quot;;VALUE(COM.MICROSOFT.CONCAT([.I557:.J557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fhxqkhqxeightonejcstpxklkbmk1two</text:p>
          </table:table-cell>
          <table:table-cell table:style-name="ce4" table:formula="of:=ORG.LIBREOFFICE.REGEX([.A558];&quot;\D&quot;;&quot;&quot;;&quot;g&quot;)" office:value-type="string" office:string-value="61" calcext:value-type="string">
            <text:p>61</text:p>
          </table:table-cell>
          <table:table-cell table:formula="of:=LEFT([.B558];1)" office:value-type="string" office:string-value="6" calcext:value-type="string">
            <text:p>6</text:p>
          </table:table-cell>
          <table:table-cell table:style-name="ce5" table:formula="of:=RIGHT([.B558];1)" office:value-type="string" office:string-value="1" calcext:value-type="string">
            <text:p>1</text:p>
          </table:table-cell>
          <table:table-cell table:formula="of:=VALUE(COM.MICROSOFT.CONCAT([.C558];[.D558]))" office:value-type="float" office:value="61" calcext:value-type="float">
            <text:p>61</text:p>
          </table:table-cell>
          <table:table-cell table:style-name="ce14" table:formula="of:=(STRREV([.A558]))" office:value-type="string" office:string-value="owt1kmbklkxptscjenothgiexqhkqxhfruof6" calcext:value-type="string">
            <text:p>owt1kmbklkxptscjenothgiexqhkqxhfruof6</text:p>
          </table:table-cell>
          <table:table-cell table:formula="of:=ORG.LIBREOFFICE.REGEX([.A55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58];&quot;eno|owt|eerht|ruof|evif|xis|neves|thgie|enin|orez|\d&quot;;;1)" office:value-type="string" office:string-value="owt" calcext:value-type="string">
            <text:p>owt</text:p>
          </table:table-cell>
          <table:table-cell table:formula="of:=IF(ISNA([.G558]);&quot;&quot;;IF([.G558]=&quot;one&quot;;&quot;1&quot;;IF([.G558]=&quot;two&quot;;&quot;2&quot;;IF([.G558]=&quot;three&quot;;&quot;3&quot;;IF([.G558]=&quot;four&quot;;&quot;4&quot;;IF([.G558]=&quot;five&quot;;&quot;5&quot;;IF([.G558]=&quot;six&quot;;&quot;6&quot;;IF([.G558]=&quot;seven&quot;;&quot;7&quot;;IF([.G558]=&quot;eight&quot;;&quot;8&quot;;IF([.G558]=&quot;nine&quot;;&quot;9&quot;;IF([.G558]=&quot;zero&quot;;&quot;0&quot;;VALUE([.G558]))))))))))))" office:value-type="float" office:value="6" calcext:value-type="float">
            <text:p>6</text:p>
          </table:table-cell>
          <table:table-cell table:style-name="ce7" table:formula="of:=IF(ISNA([.H558]);&quot;&quot;;IF([.H558]=&quot;eno&quot;;&quot;1&quot;;IF([.H558]=&quot;owt&quot;;&quot;2&quot;;IF([.H558]=&quot;eerht&quot;;&quot;3&quot;;IF([.H558]=&quot;ruof&quot;;&quot;4&quot;;IF([.H558]=&quot;evif&quot;;&quot;5&quot;;IF([.H558]=&quot;xis&quot;;&quot;6&quot;;IF([.H558]=&quot;neves&quot;;&quot;7&quot;;IF([.H558]=&quot;thgie&quot;;&quot;8&quot;;IF([.H558]=&quot;enin&quot;;&quot;9&quot;;IF([.H558]=&quot;orez&quot;;&quot;0&quot;;[.H558])))))))))))" office:value-type="string" office:string-value="2" calcext:value-type="string">
            <text:p>2</text:p>
          </table:table-cell>
          <table:table-cell table:formula="of:=IF(ISNA([.G558]);&quot;&quot;;VALUE(COM.MICROSOFT.CONCAT([.I558:.J558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eightgbpl8mmglzxjz88ztfnlhgvrz</text:p>
          </table:table-cell>
          <table:table-cell table:style-name="ce4" table:formula="of:=ORG.LIBREOFFICE.REGEX([.A559];&quot;\D&quot;;&quot;&quot;;&quot;g&quot;)" office:value-type="string" office:string-value="888" calcext:value-type="string">
            <text:p>888</text:p>
          </table:table-cell>
          <table:table-cell table:formula="of:=LEFT([.B559];1)" office:value-type="string" office:string-value="8" calcext:value-type="string">
            <text:p>8</text:p>
          </table:table-cell>
          <table:table-cell table:style-name="ce5" table:formula="of:=RIGHT([.B559];1)" office:value-type="string" office:string-value="8" calcext:value-type="string">
            <text:p>8</text:p>
          </table:table-cell>
          <table:table-cell table:formula="of:=VALUE(COM.MICROSOFT.CONCAT([.C559];[.D559]))" office:value-type="float" office:value="88" calcext:value-type="float">
            <text:p>88</text:p>
          </table:table-cell>
          <table:table-cell table:style-name="ce14" table:formula="of:=(STRREV([.A559]))" office:value-type="string" office:string-value="zrvghlnftz88zjxzlgmm8lpbgthgierj" calcext:value-type="string">
            <text:p>zrvghlnftz88zjxzlgmm8lpbgthgierj</text:p>
          </table:table-cell>
          <table:table-cell table:formula="of:=ORG.LIBREOFFICE.REGEX([.A55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559];&quot;eno|owt|eerht|ruof|evif|xis|neves|thgie|enin|orez|\d&quot;;;1)" office:value-type="string" office:string-value="8" calcext:value-type="string">
            <text:p>8</text:p>
          </table:table-cell>
          <table:table-cell table:formula="of:=IF(ISNA([.G559]);&quot;&quot;;IF([.G559]=&quot;one&quot;;&quot;1&quot;;IF([.G559]=&quot;two&quot;;&quot;2&quot;;IF([.G559]=&quot;three&quot;;&quot;3&quot;;IF([.G559]=&quot;four&quot;;&quot;4&quot;;IF([.G559]=&quot;five&quot;;&quot;5&quot;;IF([.G559]=&quot;six&quot;;&quot;6&quot;;IF([.G559]=&quot;seven&quot;;&quot;7&quot;;IF([.G559]=&quot;eight&quot;;&quot;8&quot;;IF([.G559]=&quot;nine&quot;;&quot;9&quot;;IF([.G559]=&quot;zero&quot;;&quot;0&quot;;VALUE([.G559]))))))))))))" office:value-type="string" office:string-value="8" calcext:value-type="string">
            <text:p>8</text:p>
          </table:table-cell>
          <table:table-cell table:style-name="ce7" table:formula="of:=IF(ISNA([.H559]);&quot;&quot;;IF([.H559]=&quot;eno&quot;;&quot;1&quot;;IF([.H559]=&quot;owt&quot;;&quot;2&quot;;IF([.H559]=&quot;eerht&quot;;&quot;3&quot;;IF([.H559]=&quot;ruof&quot;;&quot;4&quot;;IF([.H559]=&quot;evif&quot;;&quot;5&quot;;IF([.H559]=&quot;xis&quot;;&quot;6&quot;;IF([.H559]=&quot;neves&quot;;&quot;7&quot;;IF([.H559]=&quot;thgie&quot;;&quot;8&quot;;IF([.H559]=&quot;enin&quot;;&quot;9&quot;;IF([.H559]=&quot;orez&quot;;&quot;0&quot;;[.H559])))))))))))" office:value-type="string" office:string-value="8" calcext:value-type="string">
            <text:p>8</text:p>
          </table:table-cell>
          <table:table-cell table:formula="of:=IF(ISNA([.G559]);&quot;&quot;;VALUE(COM.MICROSOFT.CONCAT([.I559:.J55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dcfive1ninenine</text:p>
          </table:table-cell>
          <table:table-cell table:style-name="ce4" table:formula="of:=ORG.LIBREOFFICE.REGEX([.A560];&quot;\D&quot;;&quot;&quot;;&quot;g&quot;)" office:value-type="string" office:string-value="51" calcext:value-type="string">
            <text:p>51</text:p>
          </table:table-cell>
          <table:table-cell table:formula="of:=LEFT([.B560];1)" office:value-type="string" office:string-value="5" calcext:value-type="string">
            <text:p>5</text:p>
          </table:table-cell>
          <table:table-cell table:style-name="ce5" table:formula="of:=RIGHT([.B560];1)" office:value-type="string" office:string-value="1" calcext:value-type="string">
            <text:p>1</text:p>
          </table:table-cell>
          <table:table-cell table:formula="of:=VALUE(COM.MICROSOFT.CONCAT([.C560];[.D560]))" office:value-type="float" office:value="51" calcext:value-type="float">
            <text:p>51</text:p>
          </table:table-cell>
          <table:table-cell table:style-name="ce14" table:formula="of:=(STRREV([.A560]))" office:value-type="string" office:string-value="eninenin1evifcd5" calcext:value-type="string">
            <text:p>eninenin1evifcd5</text:p>
          </table:table-cell>
          <table:table-cell table:formula="of:=ORG.LIBREOFFICE.REGEX([.A56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60];&quot;eno|owt|eerht|ruof|evif|xis|neves|thgie|enin|orez|\d&quot;;;1)" office:value-type="string" office:string-value="enin" calcext:value-type="string">
            <text:p>enin</text:p>
          </table:table-cell>
          <table:table-cell table:formula="of:=IF(ISNA([.G560]);&quot;&quot;;IF([.G560]=&quot;one&quot;;&quot;1&quot;;IF([.G560]=&quot;two&quot;;&quot;2&quot;;IF([.G560]=&quot;three&quot;;&quot;3&quot;;IF([.G560]=&quot;four&quot;;&quot;4&quot;;IF([.G560]=&quot;five&quot;;&quot;5&quot;;IF([.G560]=&quot;six&quot;;&quot;6&quot;;IF([.G560]=&quot;seven&quot;;&quot;7&quot;;IF([.G560]=&quot;eight&quot;;&quot;8&quot;;IF([.G560]=&quot;nine&quot;;&quot;9&quot;;IF([.G560]=&quot;zero&quot;;&quot;0&quot;;VALUE([.G560]))))))))))))" office:value-type="float" office:value="5" calcext:value-type="float">
            <text:p>5</text:p>
          </table:table-cell>
          <table:table-cell table:style-name="ce7" table:formula="of:=IF(ISNA([.H560]);&quot;&quot;;IF([.H560]=&quot;eno&quot;;&quot;1&quot;;IF([.H560]=&quot;owt&quot;;&quot;2&quot;;IF([.H560]=&quot;eerht&quot;;&quot;3&quot;;IF([.H560]=&quot;ruof&quot;;&quot;4&quot;;IF([.H560]=&quot;evif&quot;;&quot;5&quot;;IF([.H560]=&quot;xis&quot;;&quot;6&quot;;IF([.H560]=&quot;neves&quot;;&quot;7&quot;;IF([.H560]=&quot;thgie&quot;;&quot;8&quot;;IF([.H560]=&quot;enin&quot;;&quot;9&quot;;IF([.H560]=&quot;orez&quot;;&quot;0&quot;;[.H560])))))))))))" office:value-type="string" office:string-value="9" calcext:value-type="string">
            <text:p>9</text:p>
          </table:table-cell>
          <table:table-cell table:formula="of:=IF(ISNA([.G560]);&quot;&quot;;VALUE(COM.MICROSOFT.CONCAT([.I560:.J560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xkgjbqrmzj8</text:p>
          </table:table-cell>
          <table:table-cell table:style-name="ce4" table:formula="of:=ORG.LIBREOFFICE.REGEX([.A561];&quot;\D&quot;;&quot;&quot;;&quot;g&quot;)" office:value-type="string" office:string-value="8" calcext:value-type="string">
            <text:p>8</text:p>
          </table:table-cell>
          <table:table-cell table:formula="of:=LEFT([.B561];1)" office:value-type="string" office:string-value="8" calcext:value-type="string">
            <text:p>8</text:p>
          </table:table-cell>
          <table:table-cell table:style-name="ce5" table:formula="of:=RIGHT([.B561];1)" office:value-type="string" office:string-value="8" calcext:value-type="string">
            <text:p>8</text:p>
          </table:table-cell>
          <table:table-cell table:formula="of:=VALUE(COM.MICROSOFT.CONCAT([.C561];[.D561]))" office:value-type="float" office:value="88" calcext:value-type="float">
            <text:p>88</text:p>
          </table:table-cell>
          <table:table-cell table:style-name="ce14" table:formula="of:=(STRREV([.A561]))" office:value-type="string" office:string-value="8jzmrqbjgkxowt" calcext:value-type="string">
            <text:p>8jzmrqbjgkxowt</text:p>
          </table:table-cell>
          <table:table-cell table:formula="of:=ORG.LIBREOFFICE.REGEX([.A56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61];&quot;eno|owt|eerht|ruof|evif|xis|neves|thgie|enin|orez|\d&quot;;;1)" office:value-type="string" office:string-value="8" calcext:value-type="string">
            <text:p>8</text:p>
          </table:table-cell>
          <table:table-cell table:formula="of:=IF(ISNA([.G561]);&quot;&quot;;IF([.G561]=&quot;one&quot;;&quot;1&quot;;IF([.G561]=&quot;two&quot;;&quot;2&quot;;IF([.G561]=&quot;three&quot;;&quot;3&quot;;IF([.G561]=&quot;four&quot;;&quot;4&quot;;IF([.G561]=&quot;five&quot;;&quot;5&quot;;IF([.G561]=&quot;six&quot;;&quot;6&quot;;IF([.G561]=&quot;seven&quot;;&quot;7&quot;;IF([.G561]=&quot;eight&quot;;&quot;8&quot;;IF([.G561]=&quot;nine&quot;;&quot;9&quot;;IF([.G561]=&quot;zero&quot;;&quot;0&quot;;VALUE([.G561]))))))))))))" office:value-type="string" office:string-value="2" calcext:value-type="string">
            <text:p>2</text:p>
          </table:table-cell>
          <table:table-cell table:style-name="ce7" table:formula="of:=IF(ISNA([.H561]);&quot;&quot;;IF([.H561]=&quot;eno&quot;;&quot;1&quot;;IF([.H561]=&quot;owt&quot;;&quot;2&quot;;IF([.H561]=&quot;eerht&quot;;&quot;3&quot;;IF([.H561]=&quot;ruof&quot;;&quot;4&quot;;IF([.H561]=&quot;evif&quot;;&quot;5&quot;;IF([.H561]=&quot;xis&quot;;&quot;6&quot;;IF([.H561]=&quot;neves&quot;;&quot;7&quot;;IF([.H561]=&quot;thgie&quot;;&quot;8&quot;;IF([.H561]=&quot;enin&quot;;&quot;9&quot;;IF([.H561]=&quot;orez&quot;;&quot;0&quot;;[.H561])))))))))))" office:value-type="string" office:string-value="8" calcext:value-type="string">
            <text:p>8</text:p>
          </table:table-cell>
          <table:table-cell table:formula="of:=IF(ISNA([.G561]);&quot;&quot;;VALUE(COM.MICROSOFT.CONCAT([.I561:.J561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3kkxhrgskh6</text:p>
          </table:table-cell>
          <table:table-cell table:style-name="ce4" table:formula="of:=ORG.LIBREOFFICE.REGEX([.A562];&quot;\D&quot;;&quot;&quot;;&quot;g&quot;)" office:value-type="string" office:string-value="36" calcext:value-type="string">
            <text:p>36</text:p>
          </table:table-cell>
          <table:table-cell table:formula="of:=LEFT([.B562];1)" office:value-type="string" office:string-value="3" calcext:value-type="string">
            <text:p>3</text:p>
          </table:table-cell>
          <table:table-cell table:style-name="ce5" table:formula="of:=RIGHT([.B562];1)" office:value-type="string" office:string-value="6" calcext:value-type="string">
            <text:p>6</text:p>
          </table:table-cell>
          <table:table-cell table:formula="of:=VALUE(COM.MICROSOFT.CONCAT([.C562];[.D562]))" office:value-type="float" office:value="36" calcext:value-type="float">
            <text:p>36</text:p>
          </table:table-cell>
          <table:table-cell table:style-name="ce14" table:formula="of:=(STRREV([.A562]))" office:value-type="string" office:string-value="6hksgrhxkk3eno" calcext:value-type="string">
            <text:p>6hksgrhxkk3eno</text:p>
          </table:table-cell>
          <table:table-cell table:formula="of:=ORG.LIBREOFFICE.REGEX([.A56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62];&quot;eno|owt|eerht|ruof|evif|xis|neves|thgie|enin|orez|\d&quot;;;1)" office:value-type="string" office:string-value="6" calcext:value-type="string">
            <text:p>6</text:p>
          </table:table-cell>
          <table:table-cell table:formula="of:=IF(ISNA([.G562]);&quot;&quot;;IF([.G562]=&quot;one&quot;;&quot;1&quot;;IF([.G562]=&quot;two&quot;;&quot;2&quot;;IF([.G562]=&quot;three&quot;;&quot;3&quot;;IF([.G562]=&quot;four&quot;;&quot;4&quot;;IF([.G562]=&quot;five&quot;;&quot;5&quot;;IF([.G562]=&quot;six&quot;;&quot;6&quot;;IF([.G562]=&quot;seven&quot;;&quot;7&quot;;IF([.G562]=&quot;eight&quot;;&quot;8&quot;;IF([.G562]=&quot;nine&quot;;&quot;9&quot;;IF([.G562]=&quot;zero&quot;;&quot;0&quot;;VALUE([.G562]))))))))))))" office:value-type="string" office:string-value="1" calcext:value-type="string">
            <text:p>1</text:p>
          </table:table-cell>
          <table:table-cell table:style-name="ce7" table:formula="of:=IF(ISNA([.H562]);&quot;&quot;;IF([.H562]=&quot;eno&quot;;&quot;1&quot;;IF([.H562]=&quot;owt&quot;;&quot;2&quot;;IF([.H562]=&quot;eerht&quot;;&quot;3&quot;;IF([.H562]=&quot;ruof&quot;;&quot;4&quot;;IF([.H562]=&quot;evif&quot;;&quot;5&quot;;IF([.H562]=&quot;xis&quot;;&quot;6&quot;;IF([.H562]=&quot;neves&quot;;&quot;7&quot;;IF([.H562]=&quot;thgie&quot;;&quot;8&quot;;IF([.H562]=&quot;enin&quot;;&quot;9&quot;;IF([.H562]=&quot;orez&quot;;&quot;0&quot;;[.H562])))))))))))" office:value-type="string" office:string-value="6" calcext:value-type="string">
            <text:p>6</text:p>
          </table:table-cell>
          <table:table-cell table:formula="of:=IF(ISNA([.G562]);&quot;&quot;;VALUE(COM.MICROSOFT.CONCAT([.I562:.J562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mhkseven1zdlvnnxxk</text:p>
          </table:table-cell>
          <table:table-cell table:style-name="ce4" table:formula="of:=ORG.LIBREOFFICE.REGEX([.A563];&quot;\D&quot;;&quot;&quot;;&quot;g&quot;)" office:value-type="string" office:string-value="11" calcext:value-type="string">
            <text:p>11</text:p>
          </table:table-cell>
          <table:table-cell table:formula="of:=LEFT([.B563];1)" office:value-type="string" office:string-value="1" calcext:value-type="string">
            <text:p>1</text:p>
          </table:table-cell>
          <table:table-cell table:style-name="ce5" table:formula="of:=RIGHT([.B563];1)" office:value-type="string" office:string-value="1" calcext:value-type="string">
            <text:p>1</text:p>
          </table:table-cell>
          <table:table-cell table:formula="of:=VALUE(COM.MICROSOFT.CONCAT([.C563];[.D563]))" office:value-type="float" office:value="11" calcext:value-type="float">
            <text:p>11</text:p>
          </table:table-cell>
          <table:table-cell table:style-name="ce14" table:formula="of:=(STRREV([.A563]))" office:value-type="string" office:string-value="kxxnnvldz1neveskhm1neves" calcext:value-type="string">
            <text:p>kxxnnvldz1neveskhm1neves</text:p>
          </table:table-cell>
          <table:table-cell table:formula="of:=ORG.LIBREOFFICE.REGEX([.A56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63];&quot;eno|owt|eerht|ruof|evif|xis|neves|thgie|enin|orez|\d&quot;;;1)" office:value-type="string" office:string-value="1" calcext:value-type="string">
            <text:p>1</text:p>
          </table:table-cell>
          <table:table-cell table:formula="of:=IF(ISNA([.G563]);&quot;&quot;;IF([.G563]=&quot;one&quot;;&quot;1&quot;;IF([.G563]=&quot;two&quot;;&quot;2&quot;;IF([.G563]=&quot;three&quot;;&quot;3&quot;;IF([.G563]=&quot;four&quot;;&quot;4&quot;;IF([.G563]=&quot;five&quot;;&quot;5&quot;;IF([.G563]=&quot;six&quot;;&quot;6&quot;;IF([.G563]=&quot;seven&quot;;&quot;7&quot;;IF([.G563]=&quot;eight&quot;;&quot;8&quot;;IF([.G563]=&quot;nine&quot;;&quot;9&quot;;IF([.G563]=&quot;zero&quot;;&quot;0&quot;;VALUE([.G563]))))))))))))" office:value-type="string" office:string-value="7" calcext:value-type="string">
            <text:p>7</text:p>
          </table:table-cell>
          <table:table-cell table:style-name="ce7" table:formula="of:=IF(ISNA([.H563]);&quot;&quot;;IF([.H563]=&quot;eno&quot;;&quot;1&quot;;IF([.H563]=&quot;owt&quot;;&quot;2&quot;;IF([.H563]=&quot;eerht&quot;;&quot;3&quot;;IF([.H563]=&quot;ruof&quot;;&quot;4&quot;;IF([.H563]=&quot;evif&quot;;&quot;5&quot;;IF([.H563]=&quot;xis&quot;;&quot;6&quot;;IF([.H563]=&quot;neves&quot;;&quot;7&quot;;IF([.H563]=&quot;thgie&quot;;&quot;8&quot;;IF([.H563]=&quot;enin&quot;;&quot;9&quot;;IF([.H563]=&quot;orez&quot;;&quot;0&quot;;[.H563])))))))))))" office:value-type="string" office:string-value="1" calcext:value-type="string">
            <text:p>1</text:p>
          </table:table-cell>
          <table:table-cell table:formula="of:=IF(ISNA([.G563]);&quot;&quot;;VALUE(COM.MICROSOFT.CONCAT([.I563:.J563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onehpkqqxpshttrqcctsxp7</text:p>
          </table:table-cell>
          <table:table-cell table:style-name="ce4" table:formula="of:=ORG.LIBREOFFICE.REGEX([.A564];&quot;\D&quot;;&quot;&quot;;&quot;g&quot;)" office:value-type="string" office:string-value="7" calcext:value-type="string">
            <text:p>7</text:p>
          </table:table-cell>
          <table:table-cell table:formula="of:=LEFT([.B564];1)" office:value-type="string" office:string-value="7" calcext:value-type="string">
            <text:p>7</text:p>
          </table:table-cell>
          <table:table-cell table:style-name="ce5" table:formula="of:=RIGHT([.B564];1)" office:value-type="string" office:string-value="7" calcext:value-type="string">
            <text:p>7</text:p>
          </table:table-cell>
          <table:table-cell table:formula="of:=VALUE(COM.MICROSOFT.CONCAT([.C564];[.D564]))" office:value-type="float" office:value="77" calcext:value-type="float">
            <text:p>77</text:p>
          </table:table-cell>
          <table:table-cell table:style-name="ce14" table:formula="of:=(STRREV([.A564]))" office:value-type="string" office:string-value="7pxstccqrtthspxqqkphenoneves" calcext:value-type="string">
            <text:p>7pxstccqrtthspxqqkphenoneves</text:p>
          </table:table-cell>
          <table:table-cell table:formula="of:=ORG.LIBREOFFICE.REGEX([.A56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64];&quot;eno|owt|eerht|ruof|evif|xis|neves|thgie|enin|orez|\d&quot;;;1)" office:value-type="string" office:string-value="7" calcext:value-type="string">
            <text:p>7</text:p>
          </table:table-cell>
          <table:table-cell table:formula="of:=IF(ISNA([.G564]);&quot;&quot;;IF([.G564]=&quot;one&quot;;&quot;1&quot;;IF([.G564]=&quot;two&quot;;&quot;2&quot;;IF([.G564]=&quot;three&quot;;&quot;3&quot;;IF([.G564]=&quot;four&quot;;&quot;4&quot;;IF([.G564]=&quot;five&quot;;&quot;5&quot;;IF([.G564]=&quot;six&quot;;&quot;6&quot;;IF([.G564]=&quot;seven&quot;;&quot;7&quot;;IF([.G564]=&quot;eight&quot;;&quot;8&quot;;IF([.G564]=&quot;nine&quot;;&quot;9&quot;;IF([.G564]=&quot;zero&quot;;&quot;0&quot;;VALUE([.G564]))))))))))))" office:value-type="string" office:string-value="7" calcext:value-type="string">
            <text:p>7</text:p>
          </table:table-cell>
          <table:table-cell table:style-name="ce7" table:formula="of:=IF(ISNA([.H564]);&quot;&quot;;IF([.H564]=&quot;eno&quot;;&quot;1&quot;;IF([.H564]=&quot;owt&quot;;&quot;2&quot;;IF([.H564]=&quot;eerht&quot;;&quot;3&quot;;IF([.H564]=&quot;ruof&quot;;&quot;4&quot;;IF([.H564]=&quot;evif&quot;;&quot;5&quot;;IF([.H564]=&quot;xis&quot;;&quot;6&quot;;IF([.H564]=&quot;neves&quot;;&quot;7&quot;;IF([.H564]=&quot;thgie&quot;;&quot;8&quot;;IF([.H564]=&quot;enin&quot;;&quot;9&quot;;IF([.H564]=&quot;orez&quot;;&quot;0&quot;;[.H564])))))))))))" office:value-type="string" office:string-value="7" calcext:value-type="string">
            <text:p>7</text:p>
          </table:table-cell>
          <table:table-cell table:formula="of:=IF(ISNA([.G564]);&quot;&quot;;VALUE(COM.MICROSOFT.CONCAT([.I564:.J564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hdvhgconethreetsbjrkf</text:p>
          </table:table-cell>
          <table:table-cell table:style-name="ce4" table:formula="of:=ORG.LIBREOFFICE.REGEX([.A565];&quot;\D&quot;;&quot;&quot;;&quot;g&quot;)" office:value-type="string" office:string-value="43" calcext:value-type="string">
            <text:p>43</text:p>
          </table:table-cell>
          <table:table-cell table:formula="of:=LEFT([.B565];1)" office:value-type="string" office:string-value="4" calcext:value-type="string">
            <text:p>4</text:p>
          </table:table-cell>
          <table:table-cell table:style-name="ce5" table:formula="of:=RIGHT([.B565];1)" office:value-type="string" office:string-value="3" calcext:value-type="string">
            <text:p>3</text:p>
          </table:table-cell>
          <table:table-cell table:formula="of:=VALUE(COM.MICROSOFT.CONCAT([.C565];[.D565]))" office:value-type="float" office:value="43" calcext:value-type="float">
            <text:p>43</text:p>
          </table:table-cell>
          <table:table-cell table:style-name="ce14" table:formula="of:=(STRREV([.A565]))" office:value-type="string" office:string-value="fkrjbsteerhtenocghvdh34" calcext:value-type="string">
            <text:p>fkrjbsteerhtenocghvdh34</text:p>
          </table:table-cell>
          <table:table-cell table:formula="of:=ORG.LIBREOFFICE.REGEX([.A56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6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65]);&quot;&quot;;IF([.G565]=&quot;one&quot;;&quot;1&quot;;IF([.G565]=&quot;two&quot;;&quot;2&quot;;IF([.G565]=&quot;three&quot;;&quot;3&quot;;IF([.G565]=&quot;four&quot;;&quot;4&quot;;IF([.G565]=&quot;five&quot;;&quot;5&quot;;IF([.G565]=&quot;six&quot;;&quot;6&quot;;IF([.G565]=&quot;seven&quot;;&quot;7&quot;;IF([.G565]=&quot;eight&quot;;&quot;8&quot;;IF([.G565]=&quot;nine&quot;;&quot;9&quot;;IF([.G565]=&quot;zero&quot;;&quot;0&quot;;VALUE([.G565]))))))))))))" office:value-type="float" office:value="4" calcext:value-type="float">
            <text:p>4</text:p>
          </table:table-cell>
          <table:table-cell table:style-name="ce7" table:formula="of:=IF(ISNA([.H565]);&quot;&quot;;IF([.H565]=&quot;eno&quot;;&quot;1&quot;;IF([.H565]=&quot;owt&quot;;&quot;2&quot;;IF([.H565]=&quot;eerht&quot;;&quot;3&quot;;IF([.H565]=&quot;ruof&quot;;&quot;4&quot;;IF([.H565]=&quot;evif&quot;;&quot;5&quot;;IF([.H565]=&quot;xis&quot;;&quot;6&quot;;IF([.H565]=&quot;neves&quot;;&quot;7&quot;;IF([.H565]=&quot;thgie&quot;;&quot;8&quot;;IF([.H565]=&quot;enin&quot;;&quot;9&quot;;IF([.H565]=&quot;orez&quot;;&quot;0&quot;;[.H565])))))))))))" office:value-type="string" office:string-value="3" calcext:value-type="string">
            <text:p>3</text:p>
          </table:table-cell>
          <table:table-cell table:formula="of:=IF(ISNA([.G565]);&quot;&quot;;VALUE(COM.MICROSOFT.CONCAT([.I565:.J565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smvfpnzpthreeqlpnf3</text:p>
          </table:table-cell>
          <table:table-cell table:style-name="ce4" table:formula="of:=ORG.LIBREOFFICE.REGEX([.A566];&quot;\D&quot;;&quot;&quot;;&quot;g&quot;)" office:value-type="string" office:string-value="3" calcext:value-type="string">
            <text:p>3</text:p>
          </table:table-cell>
          <table:table-cell table:formula="of:=LEFT([.B566];1)" office:value-type="string" office:string-value="3" calcext:value-type="string">
            <text:p>3</text:p>
          </table:table-cell>
          <table:table-cell table:style-name="ce5" table:formula="of:=RIGHT([.B566];1)" office:value-type="string" office:string-value="3" calcext:value-type="string">
            <text:p>3</text:p>
          </table:table-cell>
          <table:table-cell table:formula="of:=VALUE(COM.MICROSOFT.CONCAT([.C566];[.D566]))" office:value-type="float" office:value="33" calcext:value-type="float">
            <text:p>33</text:p>
          </table:table-cell>
          <table:table-cell table:style-name="ce14" table:formula="of:=(STRREV([.A566]))" office:value-type="string" office:string-value="3fnplqeerhtpznpfvmsx" calcext:value-type="string">
            <text:p>3fnplqeerhtpznpfvmsx</text:p>
          </table:table-cell>
          <table:table-cell table:formula="of:=ORG.LIBREOFFICE.REGEX([.A56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566];&quot;eno|owt|eerht|ruof|evif|xis|neves|thgie|enin|orez|\d&quot;;;1)" office:value-type="string" office:string-value="3" calcext:value-type="string">
            <text:p>3</text:p>
          </table:table-cell>
          <table:table-cell table:formula="of:=IF(ISNA([.G566]);&quot;&quot;;IF([.G566]=&quot;one&quot;;&quot;1&quot;;IF([.G566]=&quot;two&quot;;&quot;2&quot;;IF([.G566]=&quot;three&quot;;&quot;3&quot;;IF([.G566]=&quot;four&quot;;&quot;4&quot;;IF([.G566]=&quot;five&quot;;&quot;5&quot;;IF([.G566]=&quot;six&quot;;&quot;6&quot;;IF([.G566]=&quot;seven&quot;;&quot;7&quot;;IF([.G566]=&quot;eight&quot;;&quot;8&quot;;IF([.G566]=&quot;nine&quot;;&quot;9&quot;;IF([.G566]=&quot;zero&quot;;&quot;0&quot;;VALUE([.G566]))))))))))))" office:value-type="string" office:string-value="3" calcext:value-type="string">
            <text:p>3</text:p>
          </table:table-cell>
          <table:table-cell table:style-name="ce7" table:formula="of:=IF(ISNA([.H566]);&quot;&quot;;IF([.H566]=&quot;eno&quot;;&quot;1&quot;;IF([.H566]=&quot;owt&quot;;&quot;2&quot;;IF([.H566]=&quot;eerht&quot;;&quot;3&quot;;IF([.H566]=&quot;ruof&quot;;&quot;4&quot;;IF([.H566]=&quot;evif&quot;;&quot;5&quot;;IF([.H566]=&quot;xis&quot;;&quot;6&quot;;IF([.H566]=&quot;neves&quot;;&quot;7&quot;;IF([.H566]=&quot;thgie&quot;;&quot;8&quot;;IF([.H566]=&quot;enin&quot;;&quot;9&quot;;IF([.H566]=&quot;orez&quot;;&quot;0&quot;;[.H566])))))))))))" office:value-type="string" office:string-value="3" calcext:value-type="string">
            <text:p>3</text:p>
          </table:table-cell>
          <table:table-cell table:formula="of:=IF(ISNA([.G566]);&quot;&quot;;VALUE(COM.MICROSOFT.CONCAT([.I566:.J56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jhpbsz21six6</text:p>
          </table:table-cell>
          <table:table-cell table:style-name="ce4" table:formula="of:=ORG.LIBREOFFICE.REGEX([.A567];&quot;\D&quot;;&quot;&quot;;&quot;g&quot;)" office:value-type="string" office:string-value="216" calcext:value-type="string">
            <text:p>216</text:p>
          </table:table-cell>
          <table:table-cell table:formula="of:=LEFT([.B567];1)" office:value-type="string" office:string-value="2" calcext:value-type="string">
            <text:p>2</text:p>
          </table:table-cell>
          <table:table-cell table:style-name="ce5" table:formula="of:=RIGHT([.B567];1)" office:value-type="string" office:string-value="6" calcext:value-type="string">
            <text:p>6</text:p>
          </table:table-cell>
          <table:table-cell table:formula="of:=VALUE(COM.MICROSOFT.CONCAT([.C567];[.D567]))" office:value-type="float" office:value="26" calcext:value-type="float">
            <text:p>26</text:p>
          </table:table-cell>
          <table:table-cell table:style-name="ce14" table:formula="of:=(STRREV([.A567]))" office:value-type="string" office:string-value="6xis12zsbphjr" calcext:value-type="string">
            <text:p>6xis12zsbphjr</text:p>
          </table:table-cell>
          <table:table-cell table:formula="of:=ORG.LIBREOFFICE.REGEX([.A56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67];&quot;eno|owt|eerht|ruof|evif|xis|neves|thgie|enin|orez|\d&quot;;;1)" office:value-type="string" office:string-value="6" calcext:value-type="string">
            <text:p>6</text:p>
          </table:table-cell>
          <table:table-cell table:formula="of:=IF(ISNA([.G567]);&quot;&quot;;IF([.G567]=&quot;one&quot;;&quot;1&quot;;IF([.G567]=&quot;two&quot;;&quot;2&quot;;IF([.G567]=&quot;three&quot;;&quot;3&quot;;IF([.G567]=&quot;four&quot;;&quot;4&quot;;IF([.G567]=&quot;five&quot;;&quot;5&quot;;IF([.G567]=&quot;six&quot;;&quot;6&quot;;IF([.G567]=&quot;seven&quot;;&quot;7&quot;;IF([.G567]=&quot;eight&quot;;&quot;8&quot;;IF([.G567]=&quot;nine&quot;;&quot;9&quot;;IF([.G567]=&quot;zero&quot;;&quot;0&quot;;VALUE([.G567]))))))))))))" office:value-type="float" office:value="2" calcext:value-type="float">
            <text:p>2</text:p>
          </table:table-cell>
          <table:table-cell table:style-name="ce7" table:formula="of:=IF(ISNA([.H567]);&quot;&quot;;IF([.H567]=&quot;eno&quot;;&quot;1&quot;;IF([.H567]=&quot;owt&quot;;&quot;2&quot;;IF([.H567]=&quot;eerht&quot;;&quot;3&quot;;IF([.H567]=&quot;ruof&quot;;&quot;4&quot;;IF([.H567]=&quot;evif&quot;;&quot;5&quot;;IF([.H567]=&quot;xis&quot;;&quot;6&quot;;IF([.H567]=&quot;neves&quot;;&quot;7&quot;;IF([.H567]=&quot;thgie&quot;;&quot;8&quot;;IF([.H567]=&quot;enin&quot;;&quot;9&quot;;IF([.H567]=&quot;orez&quot;;&quot;0&quot;;[.H567])))))))))))" office:value-type="string" office:string-value="6" calcext:value-type="string">
            <text:p>6</text:p>
          </table:table-cell>
          <table:table-cell table:formula="of:=IF(ISNA([.G567]);&quot;&quot;;VALUE(COM.MICROSOFT.CONCAT([.I567:.J56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ix4271xgvsbd</text:p>
          </table:table-cell>
          <table:table-cell table:style-name="ce4" table:formula="of:=ORG.LIBREOFFICE.REGEX([.A568];&quot;\D&quot;;&quot;&quot;;&quot;g&quot;)" office:value-type="string" office:string-value="4271" calcext:value-type="string">
            <text:p>4271</text:p>
          </table:table-cell>
          <table:table-cell table:formula="of:=LEFT([.B568];1)" office:value-type="string" office:string-value="4" calcext:value-type="string">
            <text:p>4</text:p>
          </table:table-cell>
          <table:table-cell table:style-name="ce5" table:formula="of:=RIGHT([.B568];1)" office:value-type="string" office:string-value="1" calcext:value-type="string">
            <text:p>1</text:p>
          </table:table-cell>
          <table:table-cell table:formula="of:=VALUE(COM.MICROSOFT.CONCAT([.C568];[.D568]))" office:value-type="float" office:value="41" calcext:value-type="float">
            <text:p>41</text:p>
          </table:table-cell>
          <table:table-cell table:style-name="ce14" table:formula="of:=(STRREV([.A568]))" office:value-type="string" office:string-value="dbsvgx1724xiseno" calcext:value-type="string">
            <text:p>dbsvgx1724xiseno</text:p>
          </table:table-cell>
          <table:table-cell table:formula="of:=ORG.LIBREOFFICE.REGEX([.A56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68];&quot;eno|owt|eerht|ruof|evif|xis|neves|thgie|enin|orez|\d&quot;;;1)" office:value-type="string" office:string-value="1" calcext:value-type="string">
            <text:p>1</text:p>
          </table:table-cell>
          <table:table-cell table:formula="of:=IF(ISNA([.G568]);&quot;&quot;;IF([.G568]=&quot;one&quot;;&quot;1&quot;;IF([.G568]=&quot;two&quot;;&quot;2&quot;;IF([.G568]=&quot;three&quot;;&quot;3&quot;;IF([.G568]=&quot;four&quot;;&quot;4&quot;;IF([.G568]=&quot;five&quot;;&quot;5&quot;;IF([.G568]=&quot;six&quot;;&quot;6&quot;;IF([.G568]=&quot;seven&quot;;&quot;7&quot;;IF([.G568]=&quot;eight&quot;;&quot;8&quot;;IF([.G568]=&quot;nine&quot;;&quot;9&quot;;IF([.G568]=&quot;zero&quot;;&quot;0&quot;;VALUE([.G568]))))))))))))" office:value-type="string" office:string-value="1" calcext:value-type="string">
            <text:p>1</text:p>
          </table:table-cell>
          <table:table-cell table:style-name="ce7" table:formula="of:=IF(ISNA([.H568]);&quot;&quot;;IF([.H568]=&quot;eno&quot;;&quot;1&quot;;IF([.H568]=&quot;owt&quot;;&quot;2&quot;;IF([.H568]=&quot;eerht&quot;;&quot;3&quot;;IF([.H568]=&quot;ruof&quot;;&quot;4&quot;;IF([.H568]=&quot;evif&quot;;&quot;5&quot;;IF([.H568]=&quot;xis&quot;;&quot;6&quot;;IF([.H568]=&quot;neves&quot;;&quot;7&quot;;IF([.H568]=&quot;thgie&quot;;&quot;8&quot;;IF([.H568]=&quot;enin&quot;;&quot;9&quot;;IF([.H568]=&quot;orez&quot;;&quot;0&quot;;[.H568])))))))))))" office:value-type="string" office:string-value="1" calcext:value-type="string">
            <text:p>1</text:p>
          </table:table-cell>
          <table:table-cell table:formula="of:=IF(ISNA([.G568]);&quot;&quot;;VALUE(COM.MICROSOFT.CONCAT([.I568:.J568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gqnine</text:p>
          </table:table-cell>
          <table:table-cell table:style-name="ce4" table:formula="of:=ORG.LIBREOFFICE.REGEX([.A569];&quot;\D&quot;;&quot;&quot;;&quot;g&quot;)" office:value-type="string" office:string-value="4" calcext:value-type="string">
            <text:p>4</text:p>
          </table:table-cell>
          <table:table-cell table:formula="of:=LEFT([.B569];1)" office:value-type="string" office:string-value="4" calcext:value-type="string">
            <text:p>4</text:p>
          </table:table-cell>
          <table:table-cell table:style-name="ce5" table:formula="of:=RIGHT([.B569];1)" office:value-type="string" office:string-value="4" calcext:value-type="string">
            <text:p>4</text:p>
          </table:table-cell>
          <table:table-cell table:formula="of:=VALUE(COM.MICROSOFT.CONCAT([.C569];[.D569]))" office:value-type="float" office:value="44" calcext:value-type="float">
            <text:p>44</text:p>
          </table:table-cell>
          <table:table-cell table:style-name="ce14" table:formula="of:=(STRREV([.A569]))" office:value-type="string" office:string-value="eninqg4" calcext:value-type="string">
            <text:p>eninqg4</text:p>
          </table:table-cell>
          <table:table-cell table:formula="of:=ORG.LIBREOFFICE.REGEX([.A56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69];&quot;eno|owt|eerht|ruof|evif|xis|neves|thgie|enin|orez|\d&quot;;;1)" office:value-type="string" office:string-value="enin" calcext:value-type="string">
            <text:p>enin</text:p>
          </table:table-cell>
          <table:table-cell table:formula="of:=IF(ISNA([.G569]);&quot;&quot;;IF([.G569]=&quot;one&quot;;&quot;1&quot;;IF([.G569]=&quot;two&quot;;&quot;2&quot;;IF([.G569]=&quot;three&quot;;&quot;3&quot;;IF([.G569]=&quot;four&quot;;&quot;4&quot;;IF([.G569]=&quot;five&quot;;&quot;5&quot;;IF([.G569]=&quot;six&quot;;&quot;6&quot;;IF([.G569]=&quot;seven&quot;;&quot;7&quot;;IF([.G569]=&quot;eight&quot;;&quot;8&quot;;IF([.G569]=&quot;nine&quot;;&quot;9&quot;;IF([.G569]=&quot;zero&quot;;&quot;0&quot;;VALUE([.G569]))))))))))))" office:value-type="float" office:value="4" calcext:value-type="float">
            <text:p>4</text:p>
          </table:table-cell>
          <table:table-cell table:style-name="ce7" table:formula="of:=IF(ISNA([.H569]);&quot;&quot;;IF([.H569]=&quot;eno&quot;;&quot;1&quot;;IF([.H569]=&quot;owt&quot;;&quot;2&quot;;IF([.H569]=&quot;eerht&quot;;&quot;3&quot;;IF([.H569]=&quot;ruof&quot;;&quot;4&quot;;IF([.H569]=&quot;evif&quot;;&quot;5&quot;;IF([.H569]=&quot;xis&quot;;&quot;6&quot;;IF([.H569]=&quot;neves&quot;;&quot;7&quot;;IF([.H569]=&quot;thgie&quot;;&quot;8&quot;;IF([.H569]=&quot;enin&quot;;&quot;9&quot;;IF([.H569]=&quot;orez&quot;;&quot;0&quot;;[.H569])))))))))))" office:value-type="string" office:string-value="9" calcext:value-type="string">
            <text:p>9</text:p>
          </table:table-cell>
          <table:table-cell table:formula="of:=IF(ISNA([.G569]);&quot;&quot;;VALUE(COM.MICROSOFT.CONCAT([.I569:.J569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16twoseven16vmbl</text:p>
          </table:table-cell>
          <table:table-cell table:style-name="ce4" table:formula="of:=ORG.LIBREOFFICE.REGEX([.A570];&quot;\D&quot;;&quot;&quot;;&quot;g&quot;)" office:value-type="string" office:string-value="51616" calcext:value-type="string">
            <text:p>51616</text:p>
          </table:table-cell>
          <table:table-cell table:formula="of:=LEFT([.B570];1)" office:value-type="string" office:string-value="5" calcext:value-type="string">
            <text:p>5</text:p>
          </table:table-cell>
          <table:table-cell table:style-name="ce5" table:formula="of:=RIGHT([.B570];1)" office:value-type="string" office:string-value="6" calcext:value-type="string">
            <text:p>6</text:p>
          </table:table-cell>
          <table:table-cell table:formula="of:=VALUE(COM.MICROSOFT.CONCAT([.C570];[.D570]))" office:value-type="float" office:value="56" calcext:value-type="float">
            <text:p>56</text:p>
          </table:table-cell>
          <table:table-cell table:style-name="ce14" table:formula="of:=(STRREV([.A570]))" office:value-type="string" office:string-value="lbmv61nevesowt615" calcext:value-type="string">
            <text:p>lbmv61nevesowt615</text:p>
          </table:table-cell>
          <table:table-cell table:formula="of:=ORG.LIBREOFFICE.REGEX([.A57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70];&quot;eno|owt|eerht|ruof|evif|xis|neves|thgie|enin|orez|\d&quot;;;1)" office:value-type="string" office:string-value="6" calcext:value-type="string">
            <text:p>6</text:p>
          </table:table-cell>
          <table:table-cell table:formula="of:=IF(ISNA([.G570]);&quot;&quot;;IF([.G570]=&quot;one&quot;;&quot;1&quot;;IF([.G570]=&quot;two&quot;;&quot;2&quot;;IF([.G570]=&quot;three&quot;;&quot;3&quot;;IF([.G570]=&quot;four&quot;;&quot;4&quot;;IF([.G570]=&quot;five&quot;;&quot;5&quot;;IF([.G570]=&quot;six&quot;;&quot;6&quot;;IF([.G570]=&quot;seven&quot;;&quot;7&quot;;IF([.G570]=&quot;eight&quot;;&quot;8&quot;;IF([.G570]=&quot;nine&quot;;&quot;9&quot;;IF([.G570]=&quot;zero&quot;;&quot;0&quot;;VALUE([.G570]))))))))))))" office:value-type="float" office:value="5" calcext:value-type="float">
            <text:p>5</text:p>
          </table:table-cell>
          <table:table-cell table:style-name="ce7" table:formula="of:=IF(ISNA([.H570]);&quot;&quot;;IF([.H570]=&quot;eno&quot;;&quot;1&quot;;IF([.H570]=&quot;owt&quot;;&quot;2&quot;;IF([.H570]=&quot;eerht&quot;;&quot;3&quot;;IF([.H570]=&quot;ruof&quot;;&quot;4&quot;;IF([.H570]=&quot;evif&quot;;&quot;5&quot;;IF([.H570]=&quot;xis&quot;;&quot;6&quot;;IF([.H570]=&quot;neves&quot;;&quot;7&quot;;IF([.H570]=&quot;thgie&quot;;&quot;8&quot;;IF([.H570]=&quot;enin&quot;;&quot;9&quot;;IF([.H570]=&quot;orez&quot;;&quot;0&quot;;[.H570])))))))))))" office:value-type="string" office:string-value="6" calcext:value-type="string">
            <text:p>6</text:p>
          </table:table-cell>
          <table:table-cell table:formula="of:=IF(ISNA([.G570]);&quot;&quot;;VALUE(COM.MICROSOFT.CONCAT([.I570:.J570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sixnine8mnmdjthree</text:p>
          </table:table-cell>
          <table:table-cell table:style-name="ce4" table:formula="of:=ORG.LIBREOFFICE.REGEX([.A571];&quot;\D&quot;;&quot;&quot;;&quot;g&quot;)" office:value-type="string" office:string-value="8" calcext:value-type="string">
            <text:p>8</text:p>
          </table:table-cell>
          <table:table-cell table:formula="of:=LEFT([.B571];1)" office:value-type="string" office:string-value="8" calcext:value-type="string">
            <text:p>8</text:p>
          </table:table-cell>
          <table:table-cell table:style-name="ce5" table:formula="of:=RIGHT([.B571];1)" office:value-type="string" office:string-value="8" calcext:value-type="string">
            <text:p>8</text:p>
          </table:table-cell>
          <table:table-cell table:formula="of:=VALUE(COM.MICROSOFT.CONCAT([.C571];[.D571]))" office:value-type="float" office:value="88" calcext:value-type="float">
            <text:p>88</text:p>
          </table:table-cell>
          <table:table-cell table:style-name="ce14" table:formula="of:=(STRREV([.A571]))" office:value-type="string" office:string-value="eerhtjdmnm8eninxisowt" calcext:value-type="string">
            <text:p>eerhtjdmnm8eninxisowt</text:p>
          </table:table-cell>
          <table:table-cell table:formula="of:=ORG.LIBREOFFICE.REGEX([.A57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7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71]);&quot;&quot;;IF([.G571]=&quot;one&quot;;&quot;1&quot;;IF([.G571]=&quot;two&quot;;&quot;2&quot;;IF([.G571]=&quot;three&quot;;&quot;3&quot;;IF([.G571]=&quot;four&quot;;&quot;4&quot;;IF([.G571]=&quot;five&quot;;&quot;5&quot;;IF([.G571]=&quot;six&quot;;&quot;6&quot;;IF([.G571]=&quot;seven&quot;;&quot;7&quot;;IF([.G571]=&quot;eight&quot;;&quot;8&quot;;IF([.G571]=&quot;nine&quot;;&quot;9&quot;;IF([.G571]=&quot;zero&quot;;&quot;0&quot;;VALUE([.G571]))))))))))))" office:value-type="string" office:string-value="2" calcext:value-type="string">
            <text:p>2</text:p>
          </table:table-cell>
          <table:table-cell table:style-name="ce7" table:formula="of:=IF(ISNA([.H571]);&quot;&quot;;IF([.H571]=&quot;eno&quot;;&quot;1&quot;;IF([.H571]=&quot;owt&quot;;&quot;2&quot;;IF([.H571]=&quot;eerht&quot;;&quot;3&quot;;IF([.H571]=&quot;ruof&quot;;&quot;4&quot;;IF([.H571]=&quot;evif&quot;;&quot;5&quot;;IF([.H571]=&quot;xis&quot;;&quot;6&quot;;IF([.H571]=&quot;neves&quot;;&quot;7&quot;;IF([.H571]=&quot;thgie&quot;;&quot;8&quot;;IF([.H571]=&quot;enin&quot;;&quot;9&quot;;IF([.H571]=&quot;orez&quot;;&quot;0&quot;;[.H571])))))))))))" office:value-type="string" office:string-value="3" calcext:value-type="string">
            <text:p>3</text:p>
          </table:table-cell>
          <table:table-cell table:formula="of:=IF(ISNA([.G571]);&quot;&quot;;VALUE(COM.MICROSOFT.CONCAT([.I571:.J571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7twonine58</text:p>
          </table:table-cell>
          <table:table-cell table:style-name="ce4" table:formula="of:=ORG.LIBREOFFICE.REGEX([.A572];&quot;\D&quot;;&quot;&quot;;&quot;g&quot;)" office:value-type="string" office:string-value="758" calcext:value-type="string">
            <text:p>758</text:p>
          </table:table-cell>
          <table:table-cell table:formula="of:=LEFT([.B572];1)" office:value-type="string" office:string-value="7" calcext:value-type="string">
            <text:p>7</text:p>
          </table:table-cell>
          <table:table-cell table:style-name="ce5" table:formula="of:=RIGHT([.B572];1)" office:value-type="string" office:string-value="8" calcext:value-type="string">
            <text:p>8</text:p>
          </table:table-cell>
          <table:table-cell table:formula="of:=VALUE(COM.MICROSOFT.CONCAT([.C572];[.D572]))" office:value-type="float" office:value="78" calcext:value-type="float">
            <text:p>78</text:p>
          </table:table-cell>
          <table:table-cell table:style-name="ce14" table:formula="of:=(STRREV([.A572]))" office:value-type="string" office:string-value="85eninowt7enin" calcext:value-type="string">
            <text:p>85eninowt7enin</text:p>
          </table:table-cell>
          <table:table-cell table:formula="of:=ORG.LIBREOFFICE.REGEX([.A57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72];&quot;eno|owt|eerht|ruof|evif|xis|neves|thgie|enin|orez|\d&quot;;;1)" office:value-type="string" office:string-value="8" calcext:value-type="string">
            <text:p>8</text:p>
          </table:table-cell>
          <table:table-cell table:formula="of:=IF(ISNA([.G572]);&quot;&quot;;IF([.G572]=&quot;one&quot;;&quot;1&quot;;IF([.G572]=&quot;two&quot;;&quot;2&quot;;IF([.G572]=&quot;three&quot;;&quot;3&quot;;IF([.G572]=&quot;four&quot;;&quot;4&quot;;IF([.G572]=&quot;five&quot;;&quot;5&quot;;IF([.G572]=&quot;six&quot;;&quot;6&quot;;IF([.G572]=&quot;seven&quot;;&quot;7&quot;;IF([.G572]=&quot;eight&quot;;&quot;8&quot;;IF([.G572]=&quot;nine&quot;;&quot;9&quot;;IF([.G572]=&quot;zero&quot;;&quot;0&quot;;VALUE([.G572]))))))))))))" office:value-type="string" office:string-value="9" calcext:value-type="string">
            <text:p>9</text:p>
          </table:table-cell>
          <table:table-cell table:style-name="ce7" table:formula="of:=IF(ISNA([.H572]);&quot;&quot;;IF([.H572]=&quot;eno&quot;;&quot;1&quot;;IF([.H572]=&quot;owt&quot;;&quot;2&quot;;IF([.H572]=&quot;eerht&quot;;&quot;3&quot;;IF([.H572]=&quot;ruof&quot;;&quot;4&quot;;IF([.H572]=&quot;evif&quot;;&quot;5&quot;;IF([.H572]=&quot;xis&quot;;&quot;6&quot;;IF([.H572]=&quot;neves&quot;;&quot;7&quot;;IF([.H572]=&quot;thgie&quot;;&quot;8&quot;;IF([.H572]=&quot;enin&quot;;&quot;9&quot;;IF([.H572]=&quot;orez&quot;;&quot;0&quot;;[.H572])))))))))))" office:value-type="string" office:string-value="8" calcext:value-type="string">
            <text:p>8</text:p>
          </table:table-cell>
          <table:table-cell table:formula="of:=IF(ISNA([.G572]);&quot;&quot;;VALUE(COM.MICROSOFT.CONCAT([.I572:.J572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hnslsrxnslrmvmlninethreejcjxn</text:p>
          </table:table-cell>
          <table:table-cell table:style-name="ce4" table:formula="of:=ORG.LIBREOFFICE.REGEX([.A573];&quot;\D&quot;;&quot;&quot;;&quot;g&quot;)" office:value-type="string" office:string-value="4" calcext:value-type="string">
            <text:p>4</text:p>
          </table:table-cell>
          <table:table-cell table:formula="of:=LEFT([.B573];1)" office:value-type="string" office:string-value="4" calcext:value-type="string">
            <text:p>4</text:p>
          </table:table-cell>
          <table:table-cell table:style-name="ce5" table:formula="of:=RIGHT([.B573];1)" office:value-type="string" office:string-value="4" calcext:value-type="string">
            <text:p>4</text:p>
          </table:table-cell>
          <table:table-cell table:formula="of:=VALUE(COM.MICROSOFT.CONCAT([.C573];[.D573]))" office:value-type="float" office:value="44" calcext:value-type="float">
            <text:p>44</text:p>
          </table:table-cell>
          <table:table-cell table:style-name="ce14" table:formula="of:=(STRREV([.A573]))" office:value-type="string" office:string-value="nxjcjeerhteninlmvmrlsnxrslsnh4" calcext:value-type="string">
            <text:p>nxjcjeerhteninlmvmrlsnxrslsnh4</text:p>
          </table:table-cell>
          <table:table-cell table:formula="of:=ORG.LIBREOFFICE.REGEX([.A57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73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73]);&quot;&quot;;IF([.G573]=&quot;one&quot;;&quot;1&quot;;IF([.G573]=&quot;two&quot;;&quot;2&quot;;IF([.G573]=&quot;three&quot;;&quot;3&quot;;IF([.G573]=&quot;four&quot;;&quot;4&quot;;IF([.G573]=&quot;five&quot;;&quot;5&quot;;IF([.G573]=&quot;six&quot;;&quot;6&quot;;IF([.G573]=&quot;seven&quot;;&quot;7&quot;;IF([.G573]=&quot;eight&quot;;&quot;8&quot;;IF([.G573]=&quot;nine&quot;;&quot;9&quot;;IF([.G573]=&quot;zero&quot;;&quot;0&quot;;VALUE([.G573]))))))))))))" office:value-type="float" office:value="4" calcext:value-type="float">
            <text:p>4</text:p>
          </table:table-cell>
          <table:table-cell table:style-name="ce7" table:formula="of:=IF(ISNA([.H573]);&quot;&quot;;IF([.H573]=&quot;eno&quot;;&quot;1&quot;;IF([.H573]=&quot;owt&quot;;&quot;2&quot;;IF([.H573]=&quot;eerht&quot;;&quot;3&quot;;IF([.H573]=&quot;ruof&quot;;&quot;4&quot;;IF([.H573]=&quot;evif&quot;;&quot;5&quot;;IF([.H573]=&quot;xis&quot;;&quot;6&quot;;IF([.H573]=&quot;neves&quot;;&quot;7&quot;;IF([.H573]=&quot;thgie&quot;;&quot;8&quot;;IF([.H573]=&quot;enin&quot;;&quot;9&quot;;IF([.H573]=&quot;orez&quot;;&quot;0&quot;;[.H573])))))))))))" office:value-type="string" office:string-value="3" calcext:value-type="string">
            <text:p>3</text:p>
          </table:table-cell>
          <table:table-cell table:formula="of:=IF(ISNA([.G573]);&quot;&quot;;VALUE(COM.MICROSOFT.CONCAT([.I573:.J573]))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knsnrdzbcmonetwo4nine8ghzndvjqdxgbzlq</text:p>
          </table:table-cell>
          <table:table-cell table:style-name="ce4" table:formula="of:=ORG.LIBREOFFICE.REGEX([.A574];&quot;\D&quot;;&quot;&quot;;&quot;g&quot;)" office:value-type="string" office:string-value="48" calcext:value-type="string">
            <text:p>48</text:p>
          </table:table-cell>
          <table:table-cell table:formula="of:=LEFT([.B574];1)" office:value-type="string" office:string-value="4" calcext:value-type="string">
            <text:p>4</text:p>
          </table:table-cell>
          <table:table-cell table:style-name="ce5" table:formula="of:=RIGHT([.B574];1)" office:value-type="string" office:string-value="8" calcext:value-type="string">
            <text:p>8</text:p>
          </table:table-cell>
          <table:table-cell table:formula="of:=VALUE(COM.MICROSOFT.CONCAT([.C574];[.D574]))" office:value-type="float" office:value="48" calcext:value-type="float">
            <text:p>48</text:p>
          </table:table-cell>
          <table:table-cell table:style-name="ce14" table:formula="of:=(STRREV([.A574]))" office:value-type="string" office:string-value="qlzbgxdqjvdnzhg8enin4owtenomcbzdrnsnk" calcext:value-type="string">
            <text:p>qlzbgxdqjvdnzhg8enin4owtenomcbzdrnsnk</text:p>
          </table:table-cell>
          <table:table-cell table:formula="of:=ORG.LIBREOFFICE.REGEX([.A57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74];&quot;eno|owt|eerht|ruof|evif|xis|neves|thgie|enin|orez|\d&quot;;;1)" office:value-type="string" office:string-value="8" calcext:value-type="string">
            <text:p>8</text:p>
          </table:table-cell>
          <table:table-cell table:formula="of:=IF(ISNA([.G574]);&quot;&quot;;IF([.G574]=&quot;one&quot;;&quot;1&quot;;IF([.G574]=&quot;two&quot;;&quot;2&quot;;IF([.G574]=&quot;three&quot;;&quot;3&quot;;IF([.G574]=&quot;four&quot;;&quot;4&quot;;IF([.G574]=&quot;five&quot;;&quot;5&quot;;IF([.G574]=&quot;six&quot;;&quot;6&quot;;IF([.G574]=&quot;seven&quot;;&quot;7&quot;;IF([.G574]=&quot;eight&quot;;&quot;8&quot;;IF([.G574]=&quot;nine&quot;;&quot;9&quot;;IF([.G574]=&quot;zero&quot;;&quot;0&quot;;VALUE([.G574]))))))))))))" office:value-type="string" office:string-value="1" calcext:value-type="string">
            <text:p>1</text:p>
          </table:table-cell>
          <table:table-cell table:style-name="ce7" table:formula="of:=IF(ISNA([.H574]);&quot;&quot;;IF([.H574]=&quot;eno&quot;;&quot;1&quot;;IF([.H574]=&quot;owt&quot;;&quot;2&quot;;IF([.H574]=&quot;eerht&quot;;&quot;3&quot;;IF([.H574]=&quot;ruof&quot;;&quot;4&quot;;IF([.H574]=&quot;evif&quot;;&quot;5&quot;;IF([.H574]=&quot;xis&quot;;&quot;6&quot;;IF([.H574]=&quot;neves&quot;;&quot;7&quot;;IF([.H574]=&quot;thgie&quot;;&quot;8&quot;;IF([.H574]=&quot;enin&quot;;&quot;9&quot;;IF([.H574]=&quot;orez&quot;;&quot;0&quot;;[.H574])))))))))))" office:value-type="string" office:string-value="8" calcext:value-type="string">
            <text:p>8</text:p>
          </table:table-cell>
          <table:table-cell table:formula="of:=IF(ISNA([.G574]);&quot;&quot;;VALUE(COM.MICROSOFT.CONCAT([.I574:.J574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pnfpnpp6pqfclgqhsq1rjmsjcbdxxxxvff9</text:p>
          </table:table-cell>
          <table:table-cell table:style-name="ce4" table:formula="of:=ORG.LIBREOFFICE.REGEX([.A575];&quot;\D&quot;;&quot;&quot;;&quot;g&quot;)" office:value-type="string" office:string-value="619" calcext:value-type="string">
            <text:p>619</text:p>
          </table:table-cell>
          <table:table-cell table:formula="of:=LEFT([.B575];1)" office:value-type="string" office:string-value="6" calcext:value-type="string">
            <text:p>6</text:p>
          </table:table-cell>
          <table:table-cell table:style-name="ce5" table:formula="of:=RIGHT([.B575];1)" office:value-type="string" office:string-value="9" calcext:value-type="string">
            <text:p>9</text:p>
          </table:table-cell>
          <table:table-cell table:formula="of:=VALUE(COM.MICROSOFT.CONCAT([.C575];[.D575]))" office:value-type="float" office:value="69" calcext:value-type="float">
            <text:p>69</text:p>
          </table:table-cell>
          <table:table-cell table:style-name="ce14" table:formula="of:=(STRREV([.A575]))" office:value-type="string" office:string-value="9ffvxxxxdbcjsmjr1qshqglcfqp6ppnpfnpkd" calcext:value-type="string">
            <text:p>9ffvxxxxdbcjsmjr1qshqglcfqp6ppnpfnpkd</text:p>
          </table:table-cell>
          <table:table-cell table:formula="of:=ORG.LIBREOFFICE.REGEX([.A57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75];&quot;eno|owt|eerht|ruof|evif|xis|neves|thgie|enin|orez|\d&quot;;;1)" office:value-type="string" office:string-value="9" calcext:value-type="string">
            <text:p>9</text:p>
          </table:table-cell>
          <table:table-cell table:formula="of:=IF(ISNA([.G575]);&quot;&quot;;IF([.G575]=&quot;one&quot;;&quot;1&quot;;IF([.G575]=&quot;two&quot;;&quot;2&quot;;IF([.G575]=&quot;three&quot;;&quot;3&quot;;IF([.G575]=&quot;four&quot;;&quot;4&quot;;IF([.G575]=&quot;five&quot;;&quot;5&quot;;IF([.G575]=&quot;six&quot;;&quot;6&quot;;IF([.G575]=&quot;seven&quot;;&quot;7&quot;;IF([.G575]=&quot;eight&quot;;&quot;8&quot;;IF([.G575]=&quot;nine&quot;;&quot;9&quot;;IF([.G575]=&quot;zero&quot;;&quot;0&quot;;VALUE([.G575]))))))))))))" office:value-type="float" office:value="6" calcext:value-type="float">
            <text:p>6</text:p>
          </table:table-cell>
          <table:table-cell table:style-name="ce7" table:formula="of:=IF(ISNA([.H575]);&quot;&quot;;IF([.H575]=&quot;eno&quot;;&quot;1&quot;;IF([.H575]=&quot;owt&quot;;&quot;2&quot;;IF([.H575]=&quot;eerht&quot;;&quot;3&quot;;IF([.H575]=&quot;ruof&quot;;&quot;4&quot;;IF([.H575]=&quot;evif&quot;;&quot;5&quot;;IF([.H575]=&quot;xis&quot;;&quot;6&quot;;IF([.H575]=&quot;neves&quot;;&quot;7&quot;;IF([.H575]=&quot;thgie&quot;;&quot;8&quot;;IF([.H575]=&quot;enin&quot;;&quot;9&quot;;IF([.H575]=&quot;orez&quot;;&quot;0&quot;;[.H575])))))))))))" office:value-type="string" office:string-value="9" calcext:value-type="string">
            <text:p>9</text:p>
          </table:table-cell>
          <table:table-cell table:style-name="ce7" table:formula="of:=IF(ISNA([.G575]);&quot;&quot;;VALUE(COM.MICROSOFT.CONCAT([.I575:.J575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xnkbkvfiveltvnrpmdg5eightthree9</text:p>
          </table:table-cell>
          <table:table-cell table:style-name="ce4" table:formula="of:=ORG.LIBREOFFICE.REGEX([.A576];&quot;\D&quot;;&quot;&quot;;&quot;g&quot;)" office:value-type="string" office:string-value="59" calcext:value-type="string">
            <text:p>59</text:p>
          </table:table-cell>
          <table:table-cell table:formula="of:=LEFT([.B576];1)" office:value-type="string" office:string-value="5" calcext:value-type="string">
            <text:p>5</text:p>
          </table:table-cell>
          <table:table-cell table:style-name="ce5" table:formula="of:=RIGHT([.B576];1)" office:value-type="string" office:string-value="9" calcext:value-type="string">
            <text:p>9</text:p>
          </table:table-cell>
          <table:table-cell table:formula="of:=VALUE(COM.MICROSOFT.CONCAT([.C576];[.D576]))" office:value-type="float" office:value="59" calcext:value-type="float">
            <text:p>59</text:p>
          </table:table-cell>
          <table:table-cell table:style-name="ce14" table:formula="of:=(STRREV([.A576]))" office:value-type="string" office:string-value="9eerhtthgie5gdmprnvtlevifvkbknxp" calcext:value-type="string">
            <text:p>9eerhtthgie5gdmprnvtlevifvkbknxp</text:p>
          </table:table-cell>
          <table:table-cell table:formula="of:=ORG.LIBREOFFICE.REGEX([.A57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76];&quot;eno|owt|eerht|ruof|evif|xis|neves|thgie|enin|orez|\d&quot;;;1)" office:value-type="string" office:string-value="9" calcext:value-type="string">
            <text:p>9</text:p>
          </table:table-cell>
          <table:table-cell table:formula="of:=IF(ISNA([.G576]);&quot;&quot;;IF([.G576]=&quot;one&quot;;&quot;1&quot;;IF([.G576]=&quot;two&quot;;&quot;2&quot;;IF([.G576]=&quot;three&quot;;&quot;3&quot;;IF([.G576]=&quot;four&quot;;&quot;4&quot;;IF([.G576]=&quot;five&quot;;&quot;5&quot;;IF([.G576]=&quot;six&quot;;&quot;6&quot;;IF([.G576]=&quot;seven&quot;;&quot;7&quot;;IF([.G576]=&quot;eight&quot;;&quot;8&quot;;IF([.G576]=&quot;nine&quot;;&quot;9&quot;;IF([.G576]=&quot;zero&quot;;&quot;0&quot;;VALUE([.G576]))))))))))))" office:value-type="string" office:string-value="5" calcext:value-type="string">
            <text:p>5</text:p>
          </table:table-cell>
          <table:table-cell table:style-name="ce7" table:formula="of:=IF(ISNA([.H576]);&quot;&quot;;IF([.H576]=&quot;eno&quot;;&quot;1&quot;;IF([.H576]=&quot;owt&quot;;&quot;2&quot;;IF([.H576]=&quot;eerht&quot;;&quot;3&quot;;IF([.H576]=&quot;ruof&quot;;&quot;4&quot;;IF([.H576]=&quot;evif&quot;;&quot;5&quot;;IF([.H576]=&quot;xis&quot;;&quot;6&quot;;IF([.H576]=&quot;neves&quot;;&quot;7&quot;;IF([.H576]=&quot;thgie&quot;;&quot;8&quot;;IF([.H576]=&quot;enin&quot;;&quot;9&quot;;IF([.H576]=&quot;orez&quot;;&quot;0&quot;;[.H576])))))))))))" office:value-type="string" office:string-value="9" calcext:value-type="string">
            <text:p>9</text:p>
          </table:table-cell>
          <table:table-cell table:formula="of:=IF(ISNA([.G576]);&quot;&quot;;VALUE(COM.MICROSOFT.CONCAT([.I576:.J576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1vbnvfmdjjt</text:p>
          </table:table-cell>
          <table:table-cell table:style-name="ce4" table:formula="of:=ORG.LIBREOFFICE.REGEX([.A577];&quot;\D&quot;;&quot;&quot;;&quot;g&quot;)" office:value-type="string" office:string-value="91" calcext:value-type="string">
            <text:p>91</text:p>
          </table:table-cell>
          <table:table-cell table:formula="of:=LEFT([.B577];1)" office:value-type="string" office:string-value="9" calcext:value-type="string">
            <text:p>9</text:p>
          </table:table-cell>
          <table:table-cell table:style-name="ce5" table:formula="of:=RIGHT([.B577];1)" office:value-type="string" office:string-value="1" calcext:value-type="string">
            <text:p>1</text:p>
          </table:table-cell>
          <table:table-cell table:formula="of:=VALUE(COM.MICROSOFT.CONCAT([.C577];[.D577]))" office:value-type="float" office:value="91" calcext:value-type="float">
            <text:p>91</text:p>
          </table:table-cell>
          <table:table-cell table:style-name="ce14" table:formula="of:=(STRREV([.A577]))" office:value-type="string" office:string-value="tjjdmfvnbv19" calcext:value-type="string">
            <text:p>tjjdmfvnbv19</text:p>
          </table:table-cell>
          <table:table-cell table:formula="of:=ORG.LIBREOFFICE.REGEX([.A57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77];&quot;eno|owt|eerht|ruof|evif|xis|neves|thgie|enin|orez|\d&quot;;;1)" office:value-type="string" office:string-value="1" calcext:value-type="string">
            <text:p>1</text:p>
          </table:table-cell>
          <table:table-cell table:formula="of:=IF(ISNA([.G577]);&quot;&quot;;IF([.G577]=&quot;one&quot;;&quot;1&quot;;IF([.G577]=&quot;two&quot;;&quot;2&quot;;IF([.G577]=&quot;three&quot;;&quot;3&quot;;IF([.G577]=&quot;four&quot;;&quot;4&quot;;IF([.G577]=&quot;five&quot;;&quot;5&quot;;IF([.G577]=&quot;six&quot;;&quot;6&quot;;IF([.G577]=&quot;seven&quot;;&quot;7&quot;;IF([.G577]=&quot;eight&quot;;&quot;8&quot;;IF([.G577]=&quot;nine&quot;;&quot;9&quot;;IF([.G577]=&quot;zero&quot;;&quot;0&quot;;VALUE([.G577]))))))))))))" office:value-type="float" office:value="9" calcext:value-type="float">
            <text:p>9</text:p>
          </table:table-cell>
          <table:table-cell table:style-name="ce7" table:formula="of:=IF(ISNA([.H577]);&quot;&quot;;IF([.H577]=&quot;eno&quot;;&quot;1&quot;;IF([.H577]=&quot;owt&quot;;&quot;2&quot;;IF([.H577]=&quot;eerht&quot;;&quot;3&quot;;IF([.H577]=&quot;ruof&quot;;&quot;4&quot;;IF([.H577]=&quot;evif&quot;;&quot;5&quot;;IF([.H577]=&quot;xis&quot;;&quot;6&quot;;IF([.H577]=&quot;neves&quot;;&quot;7&quot;;IF([.H577]=&quot;thgie&quot;;&quot;8&quot;;IF([.H577]=&quot;enin&quot;;&quot;9&quot;;IF([.H577]=&quot;orez&quot;;&quot;0&quot;;[.H577])))))))))))" office:value-type="string" office:string-value="1" calcext:value-type="string">
            <text:p>1</text:p>
          </table:table-cell>
          <table:table-cell table:style-name="ce7" table:formula="of:=IF(ISNA([.G577]);&quot;&quot;;VALUE(COM.MICROSOFT.CONCAT([.I577:.J577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pqxgzqlknttwo341</text:p>
          </table:table-cell>
          <table:table-cell table:style-name="ce4" table:formula="of:=ORG.LIBREOFFICE.REGEX([.A578];&quot;\D&quot;;&quot;&quot;;&quot;g&quot;)" office:value-type="string" office:string-value="341" calcext:value-type="string">
            <text:p>341</text:p>
          </table:table-cell>
          <table:table-cell table:formula="of:=LEFT([.B578];1)" office:value-type="string" office:string-value="3" calcext:value-type="string">
            <text:p>3</text:p>
          </table:table-cell>
          <table:table-cell table:style-name="ce5" table:formula="of:=RIGHT([.B578];1)" office:value-type="string" office:string-value="1" calcext:value-type="string">
            <text:p>1</text:p>
          </table:table-cell>
          <table:table-cell table:formula="of:=VALUE(COM.MICROSOFT.CONCAT([.C578];[.D578]))" office:value-type="float" office:value="31" calcext:value-type="float">
            <text:p>31</text:p>
          </table:table-cell>
          <table:table-cell table:style-name="ce14" table:formula="of:=(STRREV([.A578]))" office:value-type="string" office:string-value="143owttnklqzgxqpv" calcext:value-type="string">
            <text:p>143owttnklqzgxqpv</text:p>
          </table:table-cell>
          <table:table-cell table:formula="of:=ORG.LIBREOFFICE.REGEX([.A57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78];&quot;eno|owt|eerht|ruof|evif|xis|neves|thgie|enin|orez|\d&quot;;;1)" office:value-type="string" office:string-value="1" calcext:value-type="string">
            <text:p>1</text:p>
          </table:table-cell>
          <table:table-cell table:formula="of:=IF(ISNA([.G578]);&quot;&quot;;IF([.G578]=&quot;one&quot;;&quot;1&quot;;IF([.G578]=&quot;two&quot;;&quot;2&quot;;IF([.G578]=&quot;three&quot;;&quot;3&quot;;IF([.G578]=&quot;four&quot;;&quot;4&quot;;IF([.G578]=&quot;five&quot;;&quot;5&quot;;IF([.G578]=&quot;six&quot;;&quot;6&quot;;IF([.G578]=&quot;seven&quot;;&quot;7&quot;;IF([.G578]=&quot;eight&quot;;&quot;8&quot;;IF([.G578]=&quot;nine&quot;;&quot;9&quot;;IF([.G578]=&quot;zero&quot;;&quot;0&quot;;VALUE([.G578]))))))))))))" office:value-type="string" office:string-value="2" calcext:value-type="string">
            <text:p>2</text:p>
          </table:table-cell>
          <table:table-cell table:style-name="ce7" table:formula="of:=IF(ISNA([.H578]);&quot;&quot;;IF([.H578]=&quot;eno&quot;;&quot;1&quot;;IF([.H578]=&quot;owt&quot;;&quot;2&quot;;IF([.H578]=&quot;eerht&quot;;&quot;3&quot;;IF([.H578]=&quot;ruof&quot;;&quot;4&quot;;IF([.H578]=&quot;evif&quot;;&quot;5&quot;;IF([.H578]=&quot;xis&quot;;&quot;6&quot;;IF([.H578]=&quot;neves&quot;;&quot;7&quot;;IF([.H578]=&quot;thgie&quot;;&quot;8&quot;;IF([.H578]=&quot;enin&quot;;&quot;9&quot;;IF([.H578]=&quot;orez&quot;;&quot;0&quot;;[.H578])))))))))))" office:value-type="string" office:string-value="1" calcext:value-type="string">
            <text:p>1</text:p>
          </table:table-cell>
          <table:table-cell table:formula="of:=IF(ISNA([.G578]);&quot;&quot;;VALUE(COM.MICROSOFT.CONCAT([.I578:.J578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jlpdhzronetwonevvh</text:p>
          </table:table-cell>
          <table:table-cell table:style-name="ce4" table:formula="of:=ORG.LIBREOFFICE.REGEX([.A579];&quot;\D&quot;;&quot;&quot;;&quot;g&quot;)" office:value-type="string" office:string-value="5" calcext:value-type="string">
            <text:p>5</text:p>
          </table:table-cell>
          <table:table-cell table:formula="of:=LEFT([.B579];1)" office:value-type="string" office:string-value="5" calcext:value-type="string">
            <text:p>5</text:p>
          </table:table-cell>
          <table:table-cell table:style-name="ce5" table:formula="of:=RIGHT([.B579];1)" office:value-type="string" office:string-value="5" calcext:value-type="string">
            <text:p>5</text:p>
          </table:table-cell>
          <table:table-cell table:formula="of:=VALUE(COM.MICROSOFT.CONCAT([.C579];[.D579]))" office:value-type="float" office:value="55" calcext:value-type="float">
            <text:p>55</text:p>
          </table:table-cell>
          <table:table-cell table:style-name="ce14" table:formula="of:=(STRREV([.A579]))" office:value-type="string" office:string-value="hvvenowtenorzhdplj5" calcext:value-type="string">
            <text:p>hvvenowtenorzhdplj5</text:p>
          </table:table-cell>
          <table:table-cell table:formula="of:=ORG.LIBREOFFICE.REGEX([.A57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79];&quot;eno|owt|eerht|ruof|evif|xis|neves|thgie|enin|orez|\d&quot;;;1)" office:value-type="string" office:string-value="eno" calcext:value-type="string">
            <text:p>eno</text:p>
          </table:table-cell>
          <table:table-cell table:formula="of:=IF(ISNA([.G579]);&quot;&quot;;IF([.G579]=&quot;one&quot;;&quot;1&quot;;IF([.G579]=&quot;two&quot;;&quot;2&quot;;IF([.G579]=&quot;three&quot;;&quot;3&quot;;IF([.G579]=&quot;four&quot;;&quot;4&quot;;IF([.G579]=&quot;five&quot;;&quot;5&quot;;IF([.G579]=&quot;six&quot;;&quot;6&quot;;IF([.G579]=&quot;seven&quot;;&quot;7&quot;;IF([.G579]=&quot;eight&quot;;&quot;8&quot;;IF([.G579]=&quot;nine&quot;;&quot;9&quot;;IF([.G579]=&quot;zero&quot;;&quot;0&quot;;VALUE([.G579]))))))))))))" office:value-type="float" office:value="5" calcext:value-type="float">
            <text:p>5</text:p>
          </table:table-cell>
          <table:table-cell table:style-name="ce7" table:formula="of:=IF(ISNA([.H579]);&quot;&quot;;IF([.H579]=&quot;eno&quot;;&quot;1&quot;;IF([.H579]=&quot;owt&quot;;&quot;2&quot;;IF([.H579]=&quot;eerht&quot;;&quot;3&quot;;IF([.H579]=&quot;ruof&quot;;&quot;4&quot;;IF([.H579]=&quot;evif&quot;;&quot;5&quot;;IF([.H579]=&quot;xis&quot;;&quot;6&quot;;IF([.H579]=&quot;neves&quot;;&quot;7&quot;;IF([.H579]=&quot;thgie&quot;;&quot;8&quot;;IF([.H579]=&quot;enin&quot;;&quot;9&quot;;IF([.H579]=&quot;orez&quot;;&quot;0&quot;;[.H579])))))))))))" office:value-type="string" office:string-value="1" calcext:value-type="string">
            <text:p>1</text:p>
          </table:table-cell>
          <table:table-cell table:formula="of:=IF(ISNA([.G579]);&quot;&quot;;VALUE(COM.MICROSOFT.CONCAT([.I579:.J57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rhkxqjsznjhspm</text:p>
          </table:table-cell>
          <table:table-cell table:style-name="ce4" table:formula="of:=ORG.LIBREOFFICE.REGEX([.A580];&quot;\D&quot;;&quot;&quot;;&quot;g&quot;)" office:value-type="string" office:string-value="6" calcext:value-type="string">
            <text:p>6</text:p>
          </table:table-cell>
          <table:table-cell table:formula="of:=LEFT([.B580];1)" office:value-type="string" office:string-value="6" calcext:value-type="string">
            <text:p>6</text:p>
          </table:table-cell>
          <table:table-cell table:style-name="ce5" table:formula="of:=RIGHT([.B580];1)" office:value-type="string" office:string-value="6" calcext:value-type="string">
            <text:p>6</text:p>
          </table:table-cell>
          <table:table-cell table:formula="of:=VALUE(COM.MICROSOFT.CONCAT([.C580];[.D580]))" office:value-type="float" office:value="66" calcext:value-type="float">
            <text:p>66</text:p>
          </table:table-cell>
          <table:table-cell table:style-name="ce14" table:formula="of:=(STRREV([.A580]))" office:value-type="string" office:string-value="mpshjnzsjqxkhr6" calcext:value-type="string">
            <text:p>mpshjnzsjqxkhr6</text:p>
          </table:table-cell>
          <table:table-cell table:formula="of:=ORG.LIBREOFFICE.REGEX([.A58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80];&quot;eno|owt|eerht|ruof|evif|xis|neves|thgie|enin|orez|\d&quot;;;1)" office:value-type="string" office:string-value="6" calcext:value-type="string">
            <text:p>6</text:p>
          </table:table-cell>
          <table:table-cell table:formula="of:=IF(ISNA([.G580]);&quot;&quot;;IF([.G580]=&quot;one&quot;;&quot;1&quot;;IF([.G580]=&quot;two&quot;;&quot;2&quot;;IF([.G580]=&quot;three&quot;;&quot;3&quot;;IF([.G580]=&quot;four&quot;;&quot;4&quot;;IF([.G580]=&quot;five&quot;;&quot;5&quot;;IF([.G580]=&quot;six&quot;;&quot;6&quot;;IF([.G580]=&quot;seven&quot;;&quot;7&quot;;IF([.G580]=&quot;eight&quot;;&quot;8&quot;;IF([.G580]=&quot;nine&quot;;&quot;9&quot;;IF([.G580]=&quot;zero&quot;;&quot;0&quot;;VALUE([.G580]))))))))))))" office:value-type="float" office:value="6" calcext:value-type="float">
            <text:p>6</text:p>
          </table:table-cell>
          <table:table-cell table:style-name="ce7" table:formula="of:=IF(ISNA([.H580]);&quot;&quot;;IF([.H580]=&quot;eno&quot;;&quot;1&quot;;IF([.H580]=&quot;owt&quot;;&quot;2&quot;;IF([.H580]=&quot;eerht&quot;;&quot;3&quot;;IF([.H580]=&quot;ruof&quot;;&quot;4&quot;;IF([.H580]=&quot;evif&quot;;&quot;5&quot;;IF([.H580]=&quot;xis&quot;;&quot;6&quot;;IF([.H580]=&quot;neves&quot;;&quot;7&quot;;IF([.H580]=&quot;thgie&quot;;&quot;8&quot;;IF([.H580]=&quot;enin&quot;;&quot;9&quot;;IF([.H580]=&quot;orez&quot;;&quot;0&quot;;[.H580])))))))))))" office:value-type="string" office:string-value="6" calcext:value-type="string">
            <text:p>6</text:p>
          </table:table-cell>
          <table:table-cell table:style-name="ce7" table:formula="of:=IF(ISNA([.G580]);&quot;&quot;;VALUE(COM.MICROSOFT.CONCAT([.I580:.J580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mzsevenkgtb2cptrfhjfd</text:p>
          </table:table-cell>
          <table:table-cell table:style-name="ce4" table:formula="of:=ORG.LIBREOFFICE.REGEX([.A581];&quot;\D&quot;;&quot;&quot;;&quot;g&quot;)" office:value-type="string" office:string-value="2" calcext:value-type="string">
            <text:p>2</text:p>
          </table:table-cell>
          <table:table-cell table:formula="of:=LEFT([.B581];1)" office:value-type="string" office:string-value="2" calcext:value-type="string">
            <text:p>2</text:p>
          </table:table-cell>
          <table:table-cell table:style-name="ce5" table:formula="of:=RIGHT([.B581];1)" office:value-type="string" office:string-value="2" calcext:value-type="string">
            <text:p>2</text:p>
          </table:table-cell>
          <table:table-cell table:formula="of:=VALUE(COM.MICROSOFT.CONCAT([.C581];[.D581]))" office:value-type="float" office:value="22" calcext:value-type="float">
            <text:p>22</text:p>
          </table:table-cell>
          <table:table-cell table:style-name="ce14" table:formula="of:=(STRREV([.A581]))" office:value-type="string" office:string-value="dfjhfrtpc2btgkneveszmn" calcext:value-type="string">
            <text:p>dfjhfrtpc2btgkneveszmn</text:p>
          </table:table-cell>
          <table:table-cell table:formula="of:=ORG.LIBREOFFICE.REGEX([.A58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81];&quot;eno|owt|eerht|ruof|evif|xis|neves|thgie|enin|orez|\d&quot;;;1)" office:value-type="string" office:string-value="2" calcext:value-type="string">
            <text:p>2</text:p>
          </table:table-cell>
          <table:table-cell table:formula="of:=IF(ISNA([.G581]);&quot;&quot;;IF([.G581]=&quot;one&quot;;&quot;1&quot;;IF([.G581]=&quot;two&quot;;&quot;2&quot;;IF([.G581]=&quot;three&quot;;&quot;3&quot;;IF([.G581]=&quot;four&quot;;&quot;4&quot;;IF([.G581]=&quot;five&quot;;&quot;5&quot;;IF([.G581]=&quot;six&quot;;&quot;6&quot;;IF([.G581]=&quot;seven&quot;;&quot;7&quot;;IF([.G581]=&quot;eight&quot;;&quot;8&quot;;IF([.G581]=&quot;nine&quot;;&quot;9&quot;;IF([.G581]=&quot;zero&quot;;&quot;0&quot;;VALUE([.G581]))))))))))))" office:value-type="string" office:string-value="7" calcext:value-type="string">
            <text:p>7</text:p>
          </table:table-cell>
          <table:table-cell table:style-name="ce7" table:formula="of:=IF(ISNA([.H581]);&quot;&quot;;IF([.H581]=&quot;eno&quot;;&quot;1&quot;;IF([.H581]=&quot;owt&quot;;&quot;2&quot;;IF([.H581]=&quot;eerht&quot;;&quot;3&quot;;IF([.H581]=&quot;ruof&quot;;&quot;4&quot;;IF([.H581]=&quot;evif&quot;;&quot;5&quot;;IF([.H581]=&quot;xis&quot;;&quot;6&quot;;IF([.H581]=&quot;neves&quot;;&quot;7&quot;;IF([.H581]=&quot;thgie&quot;;&quot;8&quot;;IF([.H581]=&quot;enin&quot;;&quot;9&quot;;IF([.H581]=&quot;orez&quot;;&quot;0&quot;;[.H581])))))))))))" office:value-type="string" office:string-value="2" calcext:value-type="string">
            <text:p>2</text:p>
          </table:table-cell>
          <table:table-cell table:formula="of:=IF(ISNA([.G581]);&quot;&quot;;VALUE(COM.MICROSOFT.CONCAT([.I581:.J581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75sixthreethree</text:p>
          </table:table-cell>
          <table:table-cell table:style-name="ce4" table:formula="of:=ORG.LIBREOFFICE.REGEX([.A582];&quot;\D&quot;;&quot;&quot;;&quot;g&quot;)" office:value-type="string" office:string-value="75" calcext:value-type="string">
            <text:p>75</text:p>
          </table:table-cell>
          <table:table-cell table:formula="of:=LEFT([.B582];1)" office:value-type="string" office:string-value="7" calcext:value-type="string">
            <text:p>7</text:p>
          </table:table-cell>
          <table:table-cell table:style-name="ce5" table:formula="of:=RIGHT([.B582];1)" office:value-type="string" office:string-value="5" calcext:value-type="string">
            <text:p>5</text:p>
          </table:table-cell>
          <table:table-cell table:formula="of:=VALUE(COM.MICROSOFT.CONCAT([.C582];[.D582]))" office:value-type="float" office:value="75" calcext:value-type="float">
            <text:p>75</text:p>
          </table:table-cell>
          <table:table-cell table:style-name="ce14" table:formula="of:=(STRREV([.A582]))" office:value-type="string" office:string-value="eerhteerhtxis57sd" calcext:value-type="string">
            <text:p>eerhteerhtxis57sd</text:p>
          </table:table-cell>
          <table:table-cell table:formula="of:=ORG.LIBREOFFICE.REGEX([.A58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82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82]);&quot;&quot;;IF([.G582]=&quot;one&quot;;&quot;1&quot;;IF([.G582]=&quot;two&quot;;&quot;2&quot;;IF([.G582]=&quot;three&quot;;&quot;3&quot;;IF([.G582]=&quot;four&quot;;&quot;4&quot;;IF([.G582]=&quot;five&quot;;&quot;5&quot;;IF([.G582]=&quot;six&quot;;&quot;6&quot;;IF([.G582]=&quot;seven&quot;;&quot;7&quot;;IF([.G582]=&quot;eight&quot;;&quot;8&quot;;IF([.G582]=&quot;nine&quot;;&quot;9&quot;;IF([.G582]=&quot;zero&quot;;&quot;0&quot;;VALUE([.G582]))))))))))))" office:value-type="float" office:value="7" calcext:value-type="float">
            <text:p>7</text:p>
          </table:table-cell>
          <table:table-cell table:style-name="ce7" table:formula="of:=IF(ISNA([.H582]);&quot;&quot;;IF([.H582]=&quot;eno&quot;;&quot;1&quot;;IF([.H582]=&quot;owt&quot;;&quot;2&quot;;IF([.H582]=&quot;eerht&quot;;&quot;3&quot;;IF([.H582]=&quot;ruof&quot;;&quot;4&quot;;IF([.H582]=&quot;evif&quot;;&quot;5&quot;;IF([.H582]=&quot;xis&quot;;&quot;6&quot;;IF([.H582]=&quot;neves&quot;;&quot;7&quot;;IF([.H582]=&quot;thgie&quot;;&quot;8&quot;;IF([.H582]=&quot;enin&quot;;&quot;9&quot;;IF([.H582]=&quot;orez&quot;;&quot;0&quot;;[.H582])))))))))))" office:value-type="string" office:string-value="3" calcext:value-type="string">
            <text:p>3</text:p>
          </table:table-cell>
          <table:table-cell table:formula="of:=IF(ISNA([.G582]);&quot;&quot;;VALUE(COM.MICROSOFT.CONCAT([.I582:.J582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ne49ddv</text:p>
          </table:table-cell>
          <table:table-cell table:style-name="ce4" table:formula="of:=ORG.LIBREOFFICE.REGEX([.A583];&quot;\D&quot;;&quot;&quot;;&quot;g&quot;)" office:value-type="string" office:string-value="49" calcext:value-type="string">
            <text:p>49</text:p>
          </table:table-cell>
          <table:table-cell table:formula="of:=LEFT([.B583];1)" office:value-type="string" office:string-value="4" calcext:value-type="string">
            <text:p>4</text:p>
          </table:table-cell>
          <table:table-cell table:style-name="ce5" table:formula="of:=RIGHT([.B583];1)" office:value-type="string" office:string-value="9" calcext:value-type="string">
            <text:p>9</text:p>
          </table:table-cell>
          <table:table-cell table:formula="of:=VALUE(COM.MICROSOFT.CONCAT([.C583];[.D583]))" office:value-type="float" office:value="49" calcext:value-type="float">
            <text:p>49</text:p>
          </table:table-cell>
          <table:table-cell table:style-name="ce14" table:formula="of:=(STRREV([.A583]))" office:value-type="string" office:string-value="vdd94enob" calcext:value-type="string">
            <text:p>vdd94enob</text:p>
          </table:table-cell>
          <table:table-cell table:formula="of:=ORG.LIBREOFFICE.REGEX([.A58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83];&quot;eno|owt|eerht|ruof|evif|xis|neves|thgie|enin|orez|\d&quot;;;1)" office:value-type="string" office:string-value="9" calcext:value-type="string">
            <text:p>9</text:p>
          </table:table-cell>
          <table:table-cell table:formula="of:=IF(ISNA([.G583]);&quot;&quot;;IF([.G583]=&quot;one&quot;;&quot;1&quot;;IF([.G583]=&quot;two&quot;;&quot;2&quot;;IF([.G583]=&quot;three&quot;;&quot;3&quot;;IF([.G583]=&quot;four&quot;;&quot;4&quot;;IF([.G583]=&quot;five&quot;;&quot;5&quot;;IF([.G583]=&quot;six&quot;;&quot;6&quot;;IF([.G583]=&quot;seven&quot;;&quot;7&quot;;IF([.G583]=&quot;eight&quot;;&quot;8&quot;;IF([.G583]=&quot;nine&quot;;&quot;9&quot;;IF([.G583]=&quot;zero&quot;;&quot;0&quot;;VALUE([.G583]))))))))))))" office:value-type="string" office:string-value="1" calcext:value-type="string">
            <text:p>1</text:p>
          </table:table-cell>
          <table:table-cell table:style-name="ce7" table:formula="of:=IF(ISNA([.H583]);&quot;&quot;;IF([.H583]=&quot;eno&quot;;&quot;1&quot;;IF([.H583]=&quot;owt&quot;;&quot;2&quot;;IF([.H583]=&quot;eerht&quot;;&quot;3&quot;;IF([.H583]=&quot;ruof&quot;;&quot;4&quot;;IF([.H583]=&quot;evif&quot;;&quot;5&quot;;IF([.H583]=&quot;xis&quot;;&quot;6&quot;;IF([.H583]=&quot;neves&quot;;&quot;7&quot;;IF([.H583]=&quot;thgie&quot;;&quot;8&quot;;IF([.H583]=&quot;enin&quot;;&quot;9&quot;;IF([.H583]=&quot;orez&quot;;&quot;0&quot;;[.H583])))))))))))" office:value-type="string" office:string-value="9" calcext:value-type="string">
            <text:p>9</text:p>
          </table:table-cell>
          <table:table-cell table:formula="of:=IF(ISNA([.G583]);&quot;&quot;;VALUE(COM.MICROSOFT.CONCAT([.I583:.J583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hhnptkcx9bpvkjlzpm</text:p>
          </table:table-cell>
          <table:table-cell table:style-name="ce4" table:formula="of:=ORG.LIBREOFFICE.REGEX([.A584];&quot;\D&quot;;&quot;&quot;;&quot;g&quot;)" office:value-type="string" office:string-value="9" calcext:value-type="string">
            <text:p>9</text:p>
          </table:table-cell>
          <table:table-cell table:formula="of:=LEFT([.B584];1)" office:value-type="string" office:string-value="9" calcext:value-type="string">
            <text:p>9</text:p>
          </table:table-cell>
          <table:table-cell table:style-name="ce5" table:formula="of:=RIGHT([.B584];1)" office:value-type="string" office:string-value="9" calcext:value-type="string">
            <text:p>9</text:p>
          </table:table-cell>
          <table:table-cell table:formula="of:=VALUE(COM.MICROSOFT.CONCAT([.C584];[.D584]))" office:value-type="float" office:value="99" calcext:value-type="float">
            <text:p>99</text:p>
          </table:table-cell>
          <table:table-cell table:style-name="ce14" table:formula="of:=(STRREV([.A584]))" office:value-type="string" office:string-value="mpzljkvpb9xcktpnhhh" calcext:value-type="string">
            <text:p>mpzljkvpb9xcktpnhhh</text:p>
          </table:table-cell>
          <table:table-cell table:formula="of:=ORG.LIBREOFFICE.REGEX([.A58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84];&quot;eno|owt|eerht|ruof|evif|xis|neves|thgie|enin|orez|\d&quot;;;1)" office:value-type="string" office:string-value="9" calcext:value-type="string">
            <text:p>9</text:p>
          </table:table-cell>
          <table:table-cell table:formula="of:=IF(ISNA([.G584]);&quot;&quot;;IF([.G584]=&quot;one&quot;;&quot;1&quot;;IF([.G584]=&quot;two&quot;;&quot;2&quot;;IF([.G584]=&quot;three&quot;;&quot;3&quot;;IF([.G584]=&quot;four&quot;;&quot;4&quot;;IF([.G584]=&quot;five&quot;;&quot;5&quot;;IF([.G584]=&quot;six&quot;;&quot;6&quot;;IF([.G584]=&quot;seven&quot;;&quot;7&quot;;IF([.G584]=&quot;eight&quot;;&quot;8&quot;;IF([.G584]=&quot;nine&quot;;&quot;9&quot;;IF([.G584]=&quot;zero&quot;;&quot;0&quot;;VALUE([.G584]))))))))))))" office:value-type="float" office:value="9" calcext:value-type="float">
            <text:p>9</text:p>
          </table:table-cell>
          <table:table-cell table:style-name="ce7" table:formula="of:=IF(ISNA([.H584]);&quot;&quot;;IF([.H584]=&quot;eno&quot;;&quot;1&quot;;IF([.H584]=&quot;owt&quot;;&quot;2&quot;;IF([.H584]=&quot;eerht&quot;;&quot;3&quot;;IF([.H584]=&quot;ruof&quot;;&quot;4&quot;;IF([.H584]=&quot;evif&quot;;&quot;5&quot;;IF([.H584]=&quot;xis&quot;;&quot;6&quot;;IF([.H584]=&quot;neves&quot;;&quot;7&quot;;IF([.H584]=&quot;thgie&quot;;&quot;8&quot;;IF([.H584]=&quot;enin&quot;;&quot;9&quot;;IF([.H584]=&quot;orez&quot;;&quot;0&quot;;[.H584])))))))))))" office:value-type="string" office:string-value="9" calcext:value-type="string">
            <text:p>9</text:p>
          </table:table-cell>
          <table:table-cell table:style-name="ce7" table:formula="of:=IF(ISNA([.G584]);&quot;&quot;;VALUE(COM.MICROSOFT.CONCAT([.I584:.J584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ptntzjfive84</text:p>
          </table:table-cell>
          <table:table-cell table:style-name="ce4" table:formula="of:=ORG.LIBREOFFICE.REGEX([.A585];&quot;\D&quot;;&quot;&quot;;&quot;g&quot;)" office:value-type="string" office:string-value="84" calcext:value-type="string">
            <text:p>84</text:p>
          </table:table-cell>
          <table:table-cell table:formula="of:=LEFT([.B585];1)" office:value-type="string" office:string-value="8" calcext:value-type="string">
            <text:p>8</text:p>
          </table:table-cell>
          <table:table-cell table:style-name="ce5" table:formula="of:=RIGHT([.B585];1)" office:value-type="string" office:string-value="4" calcext:value-type="string">
            <text:p>4</text:p>
          </table:table-cell>
          <table:table-cell table:formula="of:=VALUE(COM.MICROSOFT.CONCAT([.C585];[.D585]))" office:value-type="float" office:value="84" calcext:value-type="float">
            <text:p>84</text:p>
          </table:table-cell>
          <table:table-cell table:style-name="ce14" table:formula="of:=(STRREV([.A585]))" office:value-type="string" office:string-value="48evifjztntptc" calcext:value-type="string">
            <text:p>48evifjztntptc</text:p>
          </table:table-cell>
          <table:table-cell table:formula="of:=ORG.LIBREOFFICE.REGEX([.A58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85];&quot;eno|owt|eerht|ruof|evif|xis|neves|thgie|enin|orez|\d&quot;;;1)" office:value-type="string" office:string-value="4" calcext:value-type="string">
            <text:p>4</text:p>
          </table:table-cell>
          <table:table-cell table:formula="of:=IF(ISNA([.G585]);&quot;&quot;;IF([.G585]=&quot;one&quot;;&quot;1&quot;;IF([.G585]=&quot;two&quot;;&quot;2&quot;;IF([.G585]=&quot;three&quot;;&quot;3&quot;;IF([.G585]=&quot;four&quot;;&quot;4&quot;;IF([.G585]=&quot;five&quot;;&quot;5&quot;;IF([.G585]=&quot;six&quot;;&quot;6&quot;;IF([.G585]=&quot;seven&quot;;&quot;7&quot;;IF([.G585]=&quot;eight&quot;;&quot;8&quot;;IF([.G585]=&quot;nine&quot;;&quot;9&quot;;IF([.G585]=&quot;zero&quot;;&quot;0&quot;;VALUE([.G585]))))))))))))" office:value-type="string" office:string-value="5" calcext:value-type="string">
            <text:p>5</text:p>
          </table:table-cell>
          <table:table-cell table:style-name="ce7" table:formula="of:=IF(ISNA([.H585]);&quot;&quot;;IF([.H585]=&quot;eno&quot;;&quot;1&quot;;IF([.H585]=&quot;owt&quot;;&quot;2&quot;;IF([.H585]=&quot;eerht&quot;;&quot;3&quot;;IF([.H585]=&quot;ruof&quot;;&quot;4&quot;;IF([.H585]=&quot;evif&quot;;&quot;5&quot;;IF([.H585]=&quot;xis&quot;;&quot;6&quot;;IF([.H585]=&quot;neves&quot;;&quot;7&quot;;IF([.H585]=&quot;thgie&quot;;&quot;8&quot;;IF([.H585]=&quot;enin&quot;;&quot;9&quot;;IF([.H585]=&quot;orez&quot;;&quot;0&quot;;[.H585])))))))))))" office:value-type="string" office:string-value="4" calcext:value-type="string">
            <text:p>4</text:p>
          </table:table-cell>
          <table:table-cell table:formula="of:=IF(ISNA([.G585]);&quot;&quot;;VALUE(COM.MICROSOFT.CONCAT([.I585:.J585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xb94one3threeclrnsix</text:p>
          </table:table-cell>
          <table:table-cell table:style-name="ce4" table:formula="of:=ORG.LIBREOFFICE.REGEX([.A586];&quot;\D&quot;;&quot;&quot;;&quot;g&quot;)" office:value-type="string" office:string-value="943" calcext:value-type="string">
            <text:p>943</text:p>
          </table:table-cell>
          <table:table-cell table:formula="of:=LEFT([.B586];1)" office:value-type="string" office:string-value="9" calcext:value-type="string">
            <text:p>9</text:p>
          </table:table-cell>
          <table:table-cell table:style-name="ce5" table:formula="of:=RIGHT([.B586];1)" office:value-type="string" office:string-value="3" calcext:value-type="string">
            <text:p>3</text:p>
          </table:table-cell>
          <table:table-cell table:formula="of:=VALUE(COM.MICROSOFT.CONCAT([.C586];[.D586]))" office:value-type="float" office:value="93" calcext:value-type="float">
            <text:p>93</text:p>
          </table:table-cell>
          <table:table-cell table:style-name="ce14" table:formula="of:=(STRREV([.A586]))" office:value-type="string" office:string-value="xisnrlceerht3eno49bxpc" calcext:value-type="string">
            <text:p>xisnrlceerht3eno49bxpc</text:p>
          </table:table-cell>
          <table:table-cell table:formula="of:=ORG.LIBREOFFICE.REGEX([.A58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86];&quot;eno|owt|eerht|ruof|evif|xis|neves|thgie|enin|orez|\d&quot;;;1)" office:value-type="string" office:string-value="xis" calcext:value-type="string">
            <text:p>xis</text:p>
          </table:table-cell>
          <table:table-cell table:formula="of:=IF(ISNA([.G586]);&quot;&quot;;IF([.G586]=&quot;one&quot;;&quot;1&quot;;IF([.G586]=&quot;two&quot;;&quot;2&quot;;IF([.G586]=&quot;three&quot;;&quot;3&quot;;IF([.G586]=&quot;four&quot;;&quot;4&quot;;IF([.G586]=&quot;five&quot;;&quot;5&quot;;IF([.G586]=&quot;six&quot;;&quot;6&quot;;IF([.G586]=&quot;seven&quot;;&quot;7&quot;;IF([.G586]=&quot;eight&quot;;&quot;8&quot;;IF([.G586]=&quot;nine&quot;;&quot;9&quot;;IF([.G586]=&quot;zero&quot;;&quot;0&quot;;VALUE([.G586]))))))))))))" office:value-type="float" office:value="9" calcext:value-type="float">
            <text:p>9</text:p>
          </table:table-cell>
          <table:table-cell table:style-name="ce7" table:formula="of:=IF(ISNA([.H586]);&quot;&quot;;IF([.H586]=&quot;eno&quot;;&quot;1&quot;;IF([.H586]=&quot;owt&quot;;&quot;2&quot;;IF([.H586]=&quot;eerht&quot;;&quot;3&quot;;IF([.H586]=&quot;ruof&quot;;&quot;4&quot;;IF([.H586]=&quot;evif&quot;;&quot;5&quot;;IF([.H586]=&quot;xis&quot;;&quot;6&quot;;IF([.H586]=&quot;neves&quot;;&quot;7&quot;;IF([.H586]=&quot;thgie&quot;;&quot;8&quot;;IF([.H586]=&quot;enin&quot;;&quot;9&quot;;IF([.H586]=&quot;orez&quot;;&quot;0&quot;;[.H586])))))))))))" office:value-type="string" office:string-value="6" calcext:value-type="string">
            <text:p>6</text:p>
          </table:table-cell>
          <table:table-cell table:formula="of:=IF(ISNA([.G586]);&quot;&quot;;VALUE(COM.MICROSOFT.CONCAT([.I586:.J586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dtjmdsmcg5eight78</text:p>
          </table:table-cell>
          <table:table-cell table:style-name="ce4" table:formula="of:=ORG.LIBREOFFICE.REGEX([.A587];&quot;\D&quot;;&quot;&quot;;&quot;g&quot;)" office:value-type="string" office:string-value="578" calcext:value-type="string">
            <text:p>578</text:p>
          </table:table-cell>
          <table:table-cell table:formula="of:=LEFT([.B587];1)" office:value-type="string" office:string-value="5" calcext:value-type="string">
            <text:p>5</text:p>
          </table:table-cell>
          <table:table-cell table:style-name="ce5" table:formula="of:=RIGHT([.B587];1)" office:value-type="string" office:string-value="8" calcext:value-type="string">
            <text:p>8</text:p>
          </table:table-cell>
          <table:table-cell table:formula="of:=VALUE(COM.MICROSOFT.CONCAT([.C587];[.D587]))" office:value-type="float" office:value="58" calcext:value-type="float">
            <text:p>58</text:p>
          </table:table-cell>
          <table:table-cell table:style-name="ce14" table:formula="of:=(STRREV([.A587]))" office:value-type="string" office:string-value="87thgie5gcmsdmjtdenin" calcext:value-type="string">
            <text:p>87thgie5gcmsdmjtdenin</text:p>
          </table:table-cell>
          <table:table-cell table:formula="of:=ORG.LIBREOFFICE.REGEX([.A58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87];&quot;eno|owt|eerht|ruof|evif|xis|neves|thgie|enin|orez|\d&quot;;;1)" office:value-type="string" office:string-value="8" calcext:value-type="string">
            <text:p>8</text:p>
          </table:table-cell>
          <table:table-cell table:formula="of:=IF(ISNA([.G587]);&quot;&quot;;IF([.G587]=&quot;one&quot;;&quot;1&quot;;IF([.G587]=&quot;two&quot;;&quot;2&quot;;IF([.G587]=&quot;three&quot;;&quot;3&quot;;IF([.G587]=&quot;four&quot;;&quot;4&quot;;IF([.G587]=&quot;five&quot;;&quot;5&quot;;IF([.G587]=&quot;six&quot;;&quot;6&quot;;IF([.G587]=&quot;seven&quot;;&quot;7&quot;;IF([.G587]=&quot;eight&quot;;&quot;8&quot;;IF([.G587]=&quot;nine&quot;;&quot;9&quot;;IF([.G587]=&quot;zero&quot;;&quot;0&quot;;VALUE([.G587]))))))))))))" office:value-type="string" office:string-value="9" calcext:value-type="string">
            <text:p>9</text:p>
          </table:table-cell>
          <table:table-cell table:style-name="ce7" table:formula="of:=IF(ISNA([.H587]);&quot;&quot;;IF([.H587]=&quot;eno&quot;;&quot;1&quot;;IF([.H587]=&quot;owt&quot;;&quot;2&quot;;IF([.H587]=&quot;eerht&quot;;&quot;3&quot;;IF([.H587]=&quot;ruof&quot;;&quot;4&quot;;IF([.H587]=&quot;evif&quot;;&quot;5&quot;;IF([.H587]=&quot;xis&quot;;&quot;6&quot;;IF([.H587]=&quot;neves&quot;;&quot;7&quot;;IF([.H587]=&quot;thgie&quot;;&quot;8&quot;;IF([.H587]=&quot;enin&quot;;&quot;9&quot;;IF([.H587]=&quot;orez&quot;;&quot;0&quot;;[.H587])))))))))))" office:value-type="string" office:string-value="8" calcext:value-type="string">
            <text:p>8</text:p>
          </table:table-cell>
          <table:table-cell table:formula="of:=IF(ISNA([.G587]);&quot;&quot;;VALUE(COM.MICROSOFT.CONCAT([.I587:.J587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4rbrvt</text:p>
          </table:table-cell>
          <table:table-cell table:style-name="ce4" table:formula="of:=ORG.LIBREOFFICE.REGEX([.A588];&quot;\D&quot;;&quot;&quot;;&quot;g&quot;)" office:value-type="string" office:string-value="74" calcext:value-type="string">
            <text:p>74</text:p>
          </table:table-cell>
          <table:table-cell table:formula="of:=LEFT([.B588];1)" office:value-type="string" office:string-value="7" calcext:value-type="string">
            <text:p>7</text:p>
          </table:table-cell>
          <table:table-cell table:style-name="ce5" table:formula="of:=RIGHT([.B588];1)" office:value-type="string" office:string-value="4" calcext:value-type="string">
            <text:p>4</text:p>
          </table:table-cell>
          <table:table-cell table:formula="of:=VALUE(COM.MICROSOFT.CONCAT([.C588];[.D588]))" office:value-type="float" office:value="74" calcext:value-type="float">
            <text:p>74</text:p>
          </table:table-cell>
          <table:table-cell table:style-name="ce14" table:formula="of:=(STRREV([.A588]))" office:value-type="string" office:string-value="tvrbr47" calcext:value-type="string">
            <text:p>tvrbr47</text:p>
          </table:table-cell>
          <table:table-cell table:formula="of:=ORG.LIBREOFFICE.REGEX([.A58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88];&quot;eno|owt|eerht|ruof|evif|xis|neves|thgie|enin|orez|\d&quot;;;1)" office:value-type="string" office:string-value="4" calcext:value-type="string">
            <text:p>4</text:p>
          </table:table-cell>
          <table:table-cell table:formula="of:=IF(ISNA([.G588]);&quot;&quot;;IF([.G588]=&quot;one&quot;;&quot;1&quot;;IF([.G588]=&quot;two&quot;;&quot;2&quot;;IF([.G588]=&quot;three&quot;;&quot;3&quot;;IF([.G588]=&quot;four&quot;;&quot;4&quot;;IF([.G588]=&quot;five&quot;;&quot;5&quot;;IF([.G588]=&quot;six&quot;;&quot;6&quot;;IF([.G588]=&quot;seven&quot;;&quot;7&quot;;IF([.G588]=&quot;eight&quot;;&quot;8&quot;;IF([.G588]=&quot;nine&quot;;&quot;9&quot;;IF([.G588]=&quot;zero&quot;;&quot;0&quot;;VALUE([.G588]))))))))))))" office:value-type="float" office:value="7" calcext:value-type="float">
            <text:p>7</text:p>
          </table:table-cell>
          <table:table-cell table:style-name="ce7" table:formula="of:=IF(ISNA([.H588]);&quot;&quot;;IF([.H588]=&quot;eno&quot;;&quot;1&quot;;IF([.H588]=&quot;owt&quot;;&quot;2&quot;;IF([.H588]=&quot;eerht&quot;;&quot;3&quot;;IF([.H588]=&quot;ruof&quot;;&quot;4&quot;;IF([.H588]=&quot;evif&quot;;&quot;5&quot;;IF([.H588]=&quot;xis&quot;;&quot;6&quot;;IF([.H588]=&quot;neves&quot;;&quot;7&quot;;IF([.H588]=&quot;thgie&quot;;&quot;8&quot;;IF([.H588]=&quot;enin&quot;;&quot;9&quot;;IF([.H588]=&quot;orez&quot;;&quot;0&quot;;[.H588])))))))))))" office:value-type="string" office:string-value="4" calcext:value-type="string">
            <text:p>4</text:p>
          </table:table-cell>
          <table:table-cell table:style-name="ce7" table:formula="of:=IF(ISNA([.G588]);&quot;&quot;;VALUE(COM.MICROSOFT.CONCAT([.I588:.J588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our41</text:p>
          </table:table-cell>
          <table:table-cell table:style-name="ce4" table:formula="of:=ORG.LIBREOFFICE.REGEX([.A589];&quot;\D&quot;;&quot;&quot;;&quot;g&quot;)" office:value-type="string" office:string-value="241" calcext:value-type="string">
            <text:p>241</text:p>
          </table:table-cell>
          <table:table-cell table:formula="of:=LEFT([.B589];1)" office:value-type="string" office:string-value="2" calcext:value-type="string">
            <text:p>2</text:p>
          </table:table-cell>
          <table:table-cell table:style-name="ce5" table:formula="of:=RIGHT([.B589];1)" office:value-type="string" office:string-value="1" calcext:value-type="string">
            <text:p>1</text:p>
          </table:table-cell>
          <table:table-cell table:formula="of:=VALUE(COM.MICROSOFT.CONCAT([.C589];[.D589]))" office:value-type="float" office:value="21" calcext:value-type="float">
            <text:p>21</text:p>
          </table:table-cell>
          <table:table-cell table:style-name="ce14" table:formula="of:=(STRREV([.A589]))" office:value-type="string" office:string-value="14ruof2" calcext:value-type="string">
            <text:p>14ruof2</text:p>
          </table:table-cell>
          <table:table-cell table:formula="of:=ORG.LIBREOFFICE.REGEX([.A58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89];&quot;eno|owt|eerht|ruof|evif|xis|neves|thgie|enin|orez|\d&quot;;;1)" office:value-type="string" office:string-value="1" calcext:value-type="string">
            <text:p>1</text:p>
          </table:table-cell>
          <table:table-cell table:formula="of:=IF(ISNA([.G589]);&quot;&quot;;IF([.G589]=&quot;one&quot;;&quot;1&quot;;IF([.G589]=&quot;two&quot;;&quot;2&quot;;IF([.G589]=&quot;three&quot;;&quot;3&quot;;IF([.G589]=&quot;four&quot;;&quot;4&quot;;IF([.G589]=&quot;five&quot;;&quot;5&quot;;IF([.G589]=&quot;six&quot;;&quot;6&quot;;IF([.G589]=&quot;seven&quot;;&quot;7&quot;;IF([.G589]=&quot;eight&quot;;&quot;8&quot;;IF([.G589]=&quot;nine&quot;;&quot;9&quot;;IF([.G589]=&quot;zero&quot;;&quot;0&quot;;VALUE([.G589]))))))))))))" office:value-type="float" office:value="2" calcext:value-type="float">
            <text:p>2</text:p>
          </table:table-cell>
          <table:table-cell table:style-name="ce7" table:formula="of:=IF(ISNA([.H589]);&quot;&quot;;IF([.H589]=&quot;eno&quot;;&quot;1&quot;;IF([.H589]=&quot;owt&quot;;&quot;2&quot;;IF([.H589]=&quot;eerht&quot;;&quot;3&quot;;IF([.H589]=&quot;ruof&quot;;&quot;4&quot;;IF([.H589]=&quot;evif&quot;;&quot;5&quot;;IF([.H589]=&quot;xis&quot;;&quot;6&quot;;IF([.H589]=&quot;neves&quot;;&quot;7&quot;;IF([.H589]=&quot;thgie&quot;;&quot;8&quot;;IF([.H589]=&quot;enin&quot;;&quot;9&quot;;IF([.H589]=&quot;orez&quot;;&quot;0&quot;;[.H589])))))))))))" office:value-type="string" office:string-value="1" calcext:value-type="string">
            <text:p>1</text:p>
          </table:table-cell>
          <table:table-cell table:formula="of:=IF(ISNA([.G589]);&quot;&quot;;VALUE(COM.MICROSOFT.CONCAT([.I589:.J589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gpqmtkfdhz7sevenkcnonetwonemcp</text:p>
          </table:table-cell>
          <table:table-cell table:style-name="ce4" table:formula="of:=ORG.LIBREOFFICE.REGEX([.A590];&quot;\D&quot;;&quot;&quot;;&quot;g&quot;)" office:value-type="string" office:string-value="7" calcext:value-type="string">
            <text:p>7</text:p>
          </table:table-cell>
          <table:table-cell table:formula="of:=LEFT([.B590];1)" office:value-type="string" office:string-value="7" calcext:value-type="string">
            <text:p>7</text:p>
          </table:table-cell>
          <table:table-cell table:style-name="ce5" table:formula="of:=RIGHT([.B590];1)" office:value-type="string" office:string-value="7" calcext:value-type="string">
            <text:p>7</text:p>
          </table:table-cell>
          <table:table-cell table:formula="of:=VALUE(COM.MICROSOFT.CONCAT([.C590];[.D590]))" office:value-type="float" office:value="77" calcext:value-type="float">
            <text:p>77</text:p>
          </table:table-cell>
          <table:table-cell table:style-name="ce14" table:formula="of:=(STRREV([.A590]))" office:value-type="string" office:string-value="pcmenowtenonckneves7zhdfktmqpgxis" calcext:value-type="string">
            <text:p>pcmenowtenonckneves7zhdfktmqpgxis</text:p>
          </table:table-cell>
          <table:table-cell table:formula="of:=ORG.LIBREOFFICE.REGEX([.A59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90];&quot;eno|owt|eerht|ruof|evif|xis|neves|thgie|enin|orez|\d&quot;;;1)" office:value-type="string" office:string-value="eno" calcext:value-type="string">
            <text:p>eno</text:p>
          </table:table-cell>
          <table:table-cell table:formula="of:=IF(ISNA([.G590]);&quot;&quot;;IF([.G590]=&quot;one&quot;;&quot;1&quot;;IF([.G590]=&quot;two&quot;;&quot;2&quot;;IF([.G590]=&quot;three&quot;;&quot;3&quot;;IF([.G590]=&quot;four&quot;;&quot;4&quot;;IF([.G590]=&quot;five&quot;;&quot;5&quot;;IF([.G590]=&quot;six&quot;;&quot;6&quot;;IF([.G590]=&quot;seven&quot;;&quot;7&quot;;IF([.G590]=&quot;eight&quot;;&quot;8&quot;;IF([.G590]=&quot;nine&quot;;&quot;9&quot;;IF([.G590]=&quot;zero&quot;;&quot;0&quot;;VALUE([.G590]))))))))))))" office:value-type="string" office:string-value="6" calcext:value-type="string">
            <text:p>6</text:p>
          </table:table-cell>
          <table:table-cell table:style-name="ce7" table:formula="of:=IF(ISNA([.H590]);&quot;&quot;;IF([.H590]=&quot;eno&quot;;&quot;1&quot;;IF([.H590]=&quot;owt&quot;;&quot;2&quot;;IF([.H590]=&quot;eerht&quot;;&quot;3&quot;;IF([.H590]=&quot;ruof&quot;;&quot;4&quot;;IF([.H590]=&quot;evif&quot;;&quot;5&quot;;IF([.H590]=&quot;xis&quot;;&quot;6&quot;;IF([.H590]=&quot;neves&quot;;&quot;7&quot;;IF([.H590]=&quot;thgie&quot;;&quot;8&quot;;IF([.H590]=&quot;enin&quot;;&quot;9&quot;;IF([.H590]=&quot;orez&quot;;&quot;0&quot;;[.H590])))))))))))" office:value-type="string" office:string-value="1" calcext:value-type="string">
            <text:p>1</text:p>
          </table:table-cell>
          <table:table-cell table:formula="of:=IF(ISNA([.G590]);&quot;&quot;;VALUE(COM.MICROSOFT.CONCAT([.I590:.J590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hcphmjvcqdtzbh35rvvsphj7twok</text:p>
          </table:table-cell>
          <table:table-cell table:style-name="ce4" table:formula="of:=ORG.LIBREOFFICE.REGEX([.A591];&quot;\D&quot;;&quot;&quot;;&quot;g&quot;)" office:value-type="string" office:string-value="357" calcext:value-type="string">
            <text:p>357</text:p>
          </table:table-cell>
          <table:table-cell table:formula="of:=LEFT([.B591];1)" office:value-type="string" office:string-value="3" calcext:value-type="string">
            <text:p>3</text:p>
          </table:table-cell>
          <table:table-cell table:style-name="ce5" table:formula="of:=RIGHT([.B591];1)" office:value-type="string" office:string-value="7" calcext:value-type="string">
            <text:p>7</text:p>
          </table:table-cell>
          <table:table-cell table:formula="of:=VALUE(COM.MICROSOFT.CONCAT([.C591];[.D591]))" office:value-type="float" office:value="37" calcext:value-type="float">
            <text:p>37</text:p>
          </table:table-cell>
          <table:table-cell table:style-name="ce14" table:formula="of:=(STRREV([.A591]))" office:value-type="string" office:string-value="kowt7jhpsvvr53hbztdqcvjmhpchsl" calcext:value-type="string">
            <text:p>kowt7jhpsvvr53hbztdqcvjmhpchsl</text:p>
          </table:table-cell>
          <table:table-cell table:formula="of:=ORG.LIBREOFFICE.REGEX([.A59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91];&quot;eno|owt|eerht|ruof|evif|xis|neves|thgie|enin|orez|\d&quot;;;1)" office:value-type="string" office:string-value="owt" calcext:value-type="string">
            <text:p>owt</text:p>
          </table:table-cell>
          <table:table-cell table:formula="of:=IF(ISNA([.G591]);&quot;&quot;;IF([.G591]=&quot;one&quot;;&quot;1&quot;;IF([.G591]=&quot;two&quot;;&quot;2&quot;;IF([.G591]=&quot;three&quot;;&quot;3&quot;;IF([.G591]=&quot;four&quot;;&quot;4&quot;;IF([.G591]=&quot;five&quot;;&quot;5&quot;;IF([.G591]=&quot;six&quot;;&quot;6&quot;;IF([.G591]=&quot;seven&quot;;&quot;7&quot;;IF([.G591]=&quot;eight&quot;;&quot;8&quot;;IF([.G591]=&quot;nine&quot;;&quot;9&quot;;IF([.G591]=&quot;zero&quot;;&quot;0&quot;;VALUE([.G591]))))))))))))" office:value-type="float" office:value="3" calcext:value-type="float">
            <text:p>3</text:p>
          </table:table-cell>
          <table:table-cell table:style-name="ce7" table:formula="of:=IF(ISNA([.H591]);&quot;&quot;;IF([.H591]=&quot;eno&quot;;&quot;1&quot;;IF([.H591]=&quot;owt&quot;;&quot;2&quot;;IF([.H591]=&quot;eerht&quot;;&quot;3&quot;;IF([.H591]=&quot;ruof&quot;;&quot;4&quot;;IF([.H591]=&quot;evif&quot;;&quot;5&quot;;IF([.H591]=&quot;xis&quot;;&quot;6&quot;;IF([.H591]=&quot;neves&quot;;&quot;7&quot;;IF([.H591]=&quot;thgie&quot;;&quot;8&quot;;IF([.H591]=&quot;enin&quot;;&quot;9&quot;;IF([.H591]=&quot;orez&quot;;&quot;0&quot;;[.H591])))))))))))" office:value-type="string" office:string-value="2" calcext:value-type="string">
            <text:p>2</text:p>
          </table:table-cell>
          <table:table-cell table:formula="of:=IF(ISNA([.G591]);&quot;&quot;;VALUE(COM.MICROSOFT.CONCAT([.I591:.J591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qbqvtdjpzgkqpfour4plkpsxkcnscnx2</text:p>
          </table:table-cell>
          <table:table-cell table:style-name="ce4" table:formula="of:=ORG.LIBREOFFICE.REGEX([.A592];&quot;\D&quot;;&quot;&quot;;&quot;g&quot;)" office:value-type="string" office:string-value="42" calcext:value-type="string">
            <text:p>42</text:p>
          </table:table-cell>
          <table:table-cell table:formula="of:=LEFT([.B592];1)" office:value-type="string" office:string-value="4" calcext:value-type="string">
            <text:p>4</text:p>
          </table:table-cell>
          <table:table-cell table:style-name="ce5" table:formula="of:=RIGHT([.B592];1)" office:value-type="string" office:string-value="2" calcext:value-type="string">
            <text:p>2</text:p>
          </table:table-cell>
          <table:table-cell table:formula="of:=VALUE(COM.MICROSOFT.CONCAT([.C592];[.D592]))" office:value-type="float" office:value="42" calcext:value-type="float">
            <text:p>42</text:p>
          </table:table-cell>
          <table:table-cell table:style-name="ce14" table:formula="of:=(STRREV([.A592]))" office:value-type="string" office:string-value="2xncsnckxspklp4ruofpqkgzpjdtvqbqlc" calcext:value-type="string">
            <text:p>2xncsnckxspklp4ruofpqkgzpjdtvqbqlc</text:p>
          </table:table-cell>
          <table:table-cell table:formula="of:=ORG.LIBREOFFICE.REGEX([.A592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592];&quot;eno|owt|eerht|ruof|evif|xis|neves|thgie|enin|orez|\d&quot;;;1)" office:value-type="string" office:string-value="2" calcext:value-type="string">
            <text:p>2</text:p>
          </table:table-cell>
          <table:table-cell table:formula="of:=IF(ISNA([.G592]);&quot;&quot;;IF([.G592]=&quot;one&quot;;&quot;1&quot;;IF([.G592]=&quot;two&quot;;&quot;2&quot;;IF([.G592]=&quot;three&quot;;&quot;3&quot;;IF([.G592]=&quot;four&quot;;&quot;4&quot;;IF([.G592]=&quot;five&quot;;&quot;5&quot;;IF([.G592]=&quot;six&quot;;&quot;6&quot;;IF([.G592]=&quot;seven&quot;;&quot;7&quot;;IF([.G592]=&quot;eight&quot;;&quot;8&quot;;IF([.G592]=&quot;nine&quot;;&quot;9&quot;;IF([.G592]=&quot;zero&quot;;&quot;0&quot;;VALUE([.G592]))))))))))))" office:value-type="string" office:string-value="4" calcext:value-type="string">
            <text:p>4</text:p>
          </table:table-cell>
          <table:table-cell table:style-name="ce7" table:formula="of:=IF(ISNA([.H592]);&quot;&quot;;IF([.H592]=&quot;eno&quot;;&quot;1&quot;;IF([.H592]=&quot;owt&quot;;&quot;2&quot;;IF([.H592]=&quot;eerht&quot;;&quot;3&quot;;IF([.H592]=&quot;ruof&quot;;&quot;4&quot;;IF([.H592]=&quot;evif&quot;;&quot;5&quot;;IF([.H592]=&quot;xis&quot;;&quot;6&quot;;IF([.H592]=&quot;neves&quot;;&quot;7&quot;;IF([.H592]=&quot;thgie&quot;;&quot;8&quot;;IF([.H592]=&quot;enin&quot;;&quot;9&quot;;IF([.H592]=&quot;orez&quot;;&quot;0&quot;;[.H592])))))))))))" office:value-type="string" office:string-value="2" calcext:value-type="string">
            <text:p>2</text:p>
          </table:table-cell>
          <table:table-cell table:formula="of:=IF(ISNA([.G592]);&quot;&quot;;VALUE(COM.MICROSOFT.CONCAT([.I592:.J592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flseventhreembkbnclftn4ksdc</text:p>
          </table:table-cell>
          <table:table-cell table:style-name="ce4" table:formula="of:=ORG.LIBREOFFICE.REGEX([.A593];&quot;\D&quot;;&quot;&quot;;&quot;g&quot;)" office:value-type="string" office:string-value="4" calcext:value-type="string">
            <text:p>4</text:p>
          </table:table-cell>
          <table:table-cell table:formula="of:=LEFT([.B593];1)" office:value-type="string" office:string-value="4" calcext:value-type="string">
            <text:p>4</text:p>
          </table:table-cell>
          <table:table-cell table:style-name="ce5" table:formula="of:=RIGHT([.B593];1)" office:value-type="string" office:string-value="4" calcext:value-type="string">
            <text:p>4</text:p>
          </table:table-cell>
          <table:table-cell table:formula="of:=VALUE(COM.MICROSOFT.CONCAT([.C593];[.D593]))" office:value-type="float" office:value="44" calcext:value-type="float">
            <text:p>44</text:p>
          </table:table-cell>
          <table:table-cell table:style-name="ce14" table:formula="of:=(STRREV([.A593]))" office:value-type="string" office:string-value="cdsk4ntflcnbkbmeerhtneveslfn" calcext:value-type="string">
            <text:p>cdsk4ntflcnbkbmeerhtneveslfn</text:p>
          </table:table-cell>
          <table:table-cell table:formula="of:=ORG.LIBREOFFICE.REGEX([.A59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93];&quot;eno|owt|eerht|ruof|evif|xis|neves|thgie|enin|orez|\d&quot;;;1)" office:value-type="string" office:string-value="4" calcext:value-type="string">
            <text:p>4</text:p>
          </table:table-cell>
          <table:table-cell table:formula="of:=IF(ISNA([.G593]);&quot;&quot;;IF([.G593]=&quot;one&quot;;&quot;1&quot;;IF([.G593]=&quot;two&quot;;&quot;2&quot;;IF([.G593]=&quot;three&quot;;&quot;3&quot;;IF([.G593]=&quot;four&quot;;&quot;4&quot;;IF([.G593]=&quot;five&quot;;&quot;5&quot;;IF([.G593]=&quot;six&quot;;&quot;6&quot;;IF([.G593]=&quot;seven&quot;;&quot;7&quot;;IF([.G593]=&quot;eight&quot;;&quot;8&quot;;IF([.G593]=&quot;nine&quot;;&quot;9&quot;;IF([.G593]=&quot;zero&quot;;&quot;0&quot;;VALUE([.G593]))))))))))))" office:value-type="string" office:string-value="7" calcext:value-type="string">
            <text:p>7</text:p>
          </table:table-cell>
          <table:table-cell table:style-name="ce7" table:formula="of:=IF(ISNA([.H593]);&quot;&quot;;IF([.H593]=&quot;eno&quot;;&quot;1&quot;;IF([.H593]=&quot;owt&quot;;&quot;2&quot;;IF([.H593]=&quot;eerht&quot;;&quot;3&quot;;IF([.H593]=&quot;ruof&quot;;&quot;4&quot;;IF([.H593]=&quot;evif&quot;;&quot;5&quot;;IF([.H593]=&quot;xis&quot;;&quot;6&quot;;IF([.H593]=&quot;neves&quot;;&quot;7&quot;;IF([.H593]=&quot;thgie&quot;;&quot;8&quot;;IF([.H593]=&quot;enin&quot;;&quot;9&quot;;IF([.H593]=&quot;orez&quot;;&quot;0&quot;;[.H593])))))))))))" office:value-type="string" office:string-value="4" calcext:value-type="string">
            <text:p>4</text:p>
          </table:table-cell>
          <table:table-cell table:formula="of:=IF(ISNA([.G593]);&quot;&quot;;VALUE(COM.MICROSOFT.CONCAT([.I593:.J593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ljjndhone4</text:p>
          </table:table-cell>
          <table:table-cell table:style-name="ce4" table:formula="of:=ORG.LIBREOFFICE.REGEX([.A594];&quot;\D&quot;;&quot;&quot;;&quot;g&quot;)" office:value-type="string" office:string-value="4" calcext:value-type="string">
            <text:p>4</text:p>
          </table:table-cell>
          <table:table-cell table:formula="of:=LEFT([.B594];1)" office:value-type="string" office:string-value="4" calcext:value-type="string">
            <text:p>4</text:p>
          </table:table-cell>
          <table:table-cell table:style-name="ce5" table:formula="of:=RIGHT([.B594];1)" office:value-type="string" office:string-value="4" calcext:value-type="string">
            <text:p>4</text:p>
          </table:table-cell>
          <table:table-cell table:formula="of:=VALUE(COM.MICROSOFT.CONCAT([.C594];[.D594]))" office:value-type="float" office:value="44" calcext:value-type="float">
            <text:p>44</text:p>
          </table:table-cell>
          <table:table-cell table:style-name="ce14" table:formula="of:=(STRREV([.A594]))" office:value-type="string" office:string-value="4enohdnjjll" calcext:value-type="string">
            <text:p>4enohdnjjll</text:p>
          </table:table-cell>
          <table:table-cell table:formula="of:=ORG.LIBREOFFICE.REGEX([.A59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94];&quot;eno|owt|eerht|ruof|evif|xis|neves|thgie|enin|orez|\d&quot;;;1)" office:value-type="string" office:string-value="4" calcext:value-type="string">
            <text:p>4</text:p>
          </table:table-cell>
          <table:table-cell table:formula="of:=IF(ISNA([.G594]);&quot;&quot;;IF([.G594]=&quot;one&quot;;&quot;1&quot;;IF([.G594]=&quot;two&quot;;&quot;2&quot;;IF([.G594]=&quot;three&quot;;&quot;3&quot;;IF([.G594]=&quot;four&quot;;&quot;4&quot;;IF([.G594]=&quot;five&quot;;&quot;5&quot;;IF([.G594]=&quot;six&quot;;&quot;6&quot;;IF([.G594]=&quot;seven&quot;;&quot;7&quot;;IF([.G594]=&quot;eight&quot;;&quot;8&quot;;IF([.G594]=&quot;nine&quot;;&quot;9&quot;;IF([.G594]=&quot;zero&quot;;&quot;0&quot;;VALUE([.G594]))))))))))))" office:value-type="string" office:string-value="1" calcext:value-type="string">
            <text:p>1</text:p>
          </table:table-cell>
          <table:table-cell table:style-name="ce7" table:formula="of:=IF(ISNA([.H594]);&quot;&quot;;IF([.H594]=&quot;eno&quot;;&quot;1&quot;;IF([.H594]=&quot;owt&quot;;&quot;2&quot;;IF([.H594]=&quot;eerht&quot;;&quot;3&quot;;IF([.H594]=&quot;ruof&quot;;&quot;4&quot;;IF([.H594]=&quot;evif&quot;;&quot;5&quot;;IF([.H594]=&quot;xis&quot;;&quot;6&quot;;IF([.H594]=&quot;neves&quot;;&quot;7&quot;;IF([.H594]=&quot;thgie&quot;;&quot;8&quot;;IF([.H594]=&quot;enin&quot;;&quot;9&quot;;IF([.H594]=&quot;orez&quot;;&quot;0&quot;;[.H594])))))))))))" office:value-type="string" office:string-value="4" calcext:value-type="string">
            <text:p>4</text:p>
          </table:table-cell>
          <table:table-cell table:formula="of:=IF(ISNA([.G594]);&quot;&quot;;VALUE(COM.MICROSOFT.CONCAT([.I594:.J59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cthreeseventwofour7oneone</text:p>
          </table:table-cell>
          <table:table-cell table:style-name="ce4" table:formula="of:=ORG.LIBREOFFICE.REGEX([.A595];&quot;\D&quot;;&quot;&quot;;&quot;g&quot;)" office:value-type="string" office:string-value="7" calcext:value-type="string">
            <text:p>7</text:p>
          </table:table-cell>
          <table:table-cell table:formula="of:=LEFT([.B595];1)" office:value-type="string" office:string-value="7" calcext:value-type="string">
            <text:p>7</text:p>
          </table:table-cell>
          <table:table-cell table:style-name="ce5" table:formula="of:=RIGHT([.B595];1)" office:value-type="string" office:string-value="7" calcext:value-type="string">
            <text:p>7</text:p>
          </table:table-cell>
          <table:table-cell table:formula="of:=VALUE(COM.MICROSOFT.CONCAT([.C595];[.D595]))" office:value-type="float" office:value="77" calcext:value-type="float">
            <text:p>77</text:p>
          </table:table-cell>
          <table:table-cell table:style-name="ce14" table:formula="of:=(STRREV([.A595]))" office:value-type="string" office:string-value="enoeno7ruofowtneveseerhtcrk" calcext:value-type="string">
            <text:p>enoeno7ruofowtneveseerhtcrk</text:p>
          </table:table-cell>
          <table:table-cell table:formula="of:=ORG.LIBREOFFICE.REGEX([.A59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595];&quot;eno|owt|eerht|ruof|evif|xis|neves|thgie|enin|orez|\d&quot;;;1)" office:value-type="string" office:string-value="eno" calcext:value-type="string">
            <text:p>eno</text:p>
          </table:table-cell>
          <table:table-cell table:formula="of:=IF(ISNA([.G595]);&quot;&quot;;IF([.G595]=&quot;one&quot;;&quot;1&quot;;IF([.G595]=&quot;two&quot;;&quot;2&quot;;IF([.G595]=&quot;three&quot;;&quot;3&quot;;IF([.G595]=&quot;four&quot;;&quot;4&quot;;IF([.G595]=&quot;five&quot;;&quot;5&quot;;IF([.G595]=&quot;six&quot;;&quot;6&quot;;IF([.G595]=&quot;seven&quot;;&quot;7&quot;;IF([.G595]=&quot;eight&quot;;&quot;8&quot;;IF([.G595]=&quot;nine&quot;;&quot;9&quot;;IF([.G595]=&quot;zero&quot;;&quot;0&quot;;VALUE([.G595]))))))))))))" office:value-type="string" office:string-value="3" calcext:value-type="string">
            <text:p>3</text:p>
          </table:table-cell>
          <table:table-cell table:style-name="ce7" table:formula="of:=IF(ISNA([.H595]);&quot;&quot;;IF([.H595]=&quot;eno&quot;;&quot;1&quot;;IF([.H595]=&quot;owt&quot;;&quot;2&quot;;IF([.H595]=&quot;eerht&quot;;&quot;3&quot;;IF([.H595]=&quot;ruof&quot;;&quot;4&quot;;IF([.H595]=&quot;evif&quot;;&quot;5&quot;;IF([.H595]=&quot;xis&quot;;&quot;6&quot;;IF([.H595]=&quot;neves&quot;;&quot;7&quot;;IF([.H595]=&quot;thgie&quot;;&quot;8&quot;;IF([.H595]=&quot;enin&quot;;&quot;9&quot;;IF([.H595]=&quot;orez&quot;;&quot;0&quot;;[.H595])))))))))))" office:value-type="string" office:string-value="1" calcext:value-type="string">
            <text:p>1</text:p>
          </table:table-cell>
          <table:table-cell table:formula="of:=IF(ISNA([.G595]);&quot;&quot;;VALUE(COM.MICROSOFT.CONCAT([.I595:.J595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jhm2three76</text:p>
          </table:table-cell>
          <table:table-cell table:style-name="ce4" table:formula="of:=ORG.LIBREOFFICE.REGEX([.A596];&quot;\D&quot;;&quot;&quot;;&quot;g&quot;)" office:value-type="string" office:string-value="276" calcext:value-type="string">
            <text:p>276</text:p>
          </table:table-cell>
          <table:table-cell table:formula="of:=LEFT([.B596];1)" office:value-type="string" office:string-value="2" calcext:value-type="string">
            <text:p>2</text:p>
          </table:table-cell>
          <table:table-cell table:style-name="ce5" table:formula="of:=RIGHT([.B596];1)" office:value-type="string" office:string-value="6" calcext:value-type="string">
            <text:p>6</text:p>
          </table:table-cell>
          <table:table-cell table:formula="of:=VALUE(COM.MICROSOFT.CONCAT([.C596];[.D596]))" office:value-type="float" office:value="26" calcext:value-type="float">
            <text:p>26</text:p>
          </table:table-cell>
          <table:table-cell table:style-name="ce14" table:formula="of:=(STRREV([.A596]))" office:value-type="string" office:string-value="67eerht2mhjpd" calcext:value-type="string">
            <text:p>67eerht2mhjpd</text:p>
          </table:table-cell>
          <table:table-cell table:formula="of:=ORG.LIBREOFFICE.REGEX([.A59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96];&quot;eno|owt|eerht|ruof|evif|xis|neves|thgie|enin|orez|\d&quot;;;1)" office:value-type="string" office:string-value="6" calcext:value-type="string">
            <text:p>6</text:p>
          </table:table-cell>
          <table:table-cell table:formula="of:=IF(ISNA([.G596]);&quot;&quot;;IF([.G596]=&quot;one&quot;;&quot;1&quot;;IF([.G596]=&quot;two&quot;;&quot;2&quot;;IF([.G596]=&quot;three&quot;;&quot;3&quot;;IF([.G596]=&quot;four&quot;;&quot;4&quot;;IF([.G596]=&quot;five&quot;;&quot;5&quot;;IF([.G596]=&quot;six&quot;;&quot;6&quot;;IF([.G596]=&quot;seven&quot;;&quot;7&quot;;IF([.G596]=&quot;eight&quot;;&quot;8&quot;;IF([.G596]=&quot;nine&quot;;&quot;9&quot;;IF([.G596]=&quot;zero&quot;;&quot;0&quot;;VALUE([.G596]))))))))))))" office:value-type="float" office:value="2" calcext:value-type="float">
            <text:p>2</text:p>
          </table:table-cell>
          <table:table-cell table:style-name="ce7" table:formula="of:=IF(ISNA([.H596]);&quot;&quot;;IF([.H596]=&quot;eno&quot;;&quot;1&quot;;IF([.H596]=&quot;owt&quot;;&quot;2&quot;;IF([.H596]=&quot;eerht&quot;;&quot;3&quot;;IF([.H596]=&quot;ruof&quot;;&quot;4&quot;;IF([.H596]=&quot;evif&quot;;&quot;5&quot;;IF([.H596]=&quot;xis&quot;;&quot;6&quot;;IF([.H596]=&quot;neves&quot;;&quot;7&quot;;IF([.H596]=&quot;thgie&quot;;&quot;8&quot;;IF([.H596]=&quot;enin&quot;;&quot;9&quot;;IF([.H596]=&quot;orez&quot;;&quot;0&quot;;[.H596])))))))))))" office:value-type="string" office:string-value="6" calcext:value-type="string">
            <text:p>6</text:p>
          </table:table-cell>
          <table:table-cell table:formula="of:=IF(ISNA([.G596]);&quot;&quot;;VALUE(COM.MICROSOFT.CONCAT([.I596:.J596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qtwone31tsgfbbtjtnshhtjvvnfb7</text:p>
          </table:table-cell>
          <table:table-cell table:style-name="ce4" table:formula="of:=ORG.LIBREOFFICE.REGEX([.A597];&quot;\D&quot;;&quot;&quot;;&quot;g&quot;)" office:value-type="string" office:string-value="317" calcext:value-type="string">
            <text:p>317</text:p>
          </table:table-cell>
          <table:table-cell table:formula="of:=LEFT([.B597];1)" office:value-type="string" office:string-value="3" calcext:value-type="string">
            <text:p>3</text:p>
          </table:table-cell>
          <table:table-cell table:style-name="ce5" table:formula="of:=RIGHT([.B597];1)" office:value-type="string" office:string-value="7" calcext:value-type="string">
            <text:p>7</text:p>
          </table:table-cell>
          <table:table-cell table:formula="of:=VALUE(COM.MICROSOFT.CONCAT([.C597];[.D597]))" office:value-type="float" office:value="37" calcext:value-type="float">
            <text:p>37</text:p>
          </table:table-cell>
          <table:table-cell table:style-name="ce14" table:formula="of:=(STRREV([.A597]))" office:value-type="string" office:string-value="7bfnvvjthhsntjtbbfgst13enowtqpn" calcext:value-type="string">
            <text:p>7bfnvvjthhsntjtbbfgst13enowtqpn</text:p>
          </table:table-cell>
          <table:table-cell table:formula="of:=ORG.LIBREOFFICE.REGEX([.A59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97];&quot;eno|owt|eerht|ruof|evif|xis|neves|thgie|enin|orez|\d&quot;;;1)" office:value-type="string" office:string-value="7" calcext:value-type="string">
            <text:p>7</text:p>
          </table:table-cell>
          <table:table-cell table:formula="of:=IF(ISNA([.G597]);&quot;&quot;;IF([.G597]=&quot;one&quot;;&quot;1&quot;;IF([.G597]=&quot;two&quot;;&quot;2&quot;;IF([.G597]=&quot;three&quot;;&quot;3&quot;;IF([.G597]=&quot;four&quot;;&quot;4&quot;;IF([.G597]=&quot;five&quot;;&quot;5&quot;;IF([.G597]=&quot;six&quot;;&quot;6&quot;;IF([.G597]=&quot;seven&quot;;&quot;7&quot;;IF([.G597]=&quot;eight&quot;;&quot;8&quot;;IF([.G597]=&quot;nine&quot;;&quot;9&quot;;IF([.G597]=&quot;zero&quot;;&quot;0&quot;;VALUE([.G597]))))))))))))" office:value-type="string" office:string-value="2" calcext:value-type="string">
            <text:p>2</text:p>
          </table:table-cell>
          <table:table-cell table:style-name="ce7" table:formula="of:=IF(ISNA([.H597]);&quot;&quot;;IF([.H597]=&quot;eno&quot;;&quot;1&quot;;IF([.H597]=&quot;owt&quot;;&quot;2&quot;;IF([.H597]=&quot;eerht&quot;;&quot;3&quot;;IF([.H597]=&quot;ruof&quot;;&quot;4&quot;;IF([.H597]=&quot;evif&quot;;&quot;5&quot;;IF([.H597]=&quot;xis&quot;;&quot;6&quot;;IF([.H597]=&quot;neves&quot;;&quot;7&quot;;IF([.H597]=&quot;thgie&quot;;&quot;8&quot;;IF([.H597]=&quot;enin&quot;;&quot;9&quot;;IF([.H597]=&quot;orez&quot;;&quot;0&quot;;[.H597])))))))))))" office:value-type="string" office:string-value="7" calcext:value-type="string">
            <text:p>7</text:p>
          </table:table-cell>
          <table:table-cell table:formula="of:=IF(ISNA([.G597]);&quot;&quot;;VALUE(COM.MICROSOFT.CONCAT([.I597:.J597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ixthreesix</text:p>
          </table:table-cell>
          <table:table-cell table:style-name="ce4" table:formula="of:=ORG.LIBREOFFICE.REGEX([.A598];&quot;\D&quot;;&quot;&quot;;&quot;g&quot;)" office:value-type="string" office:string-value="5" calcext:value-type="string">
            <text:p>5</text:p>
          </table:table-cell>
          <table:table-cell table:formula="of:=LEFT([.B598];1)" office:value-type="string" office:string-value="5" calcext:value-type="string">
            <text:p>5</text:p>
          </table:table-cell>
          <table:table-cell table:style-name="ce5" table:formula="of:=RIGHT([.B598];1)" office:value-type="string" office:string-value="5" calcext:value-type="string">
            <text:p>5</text:p>
          </table:table-cell>
          <table:table-cell table:formula="of:=VALUE(COM.MICROSOFT.CONCAT([.C598];[.D598]))" office:value-type="float" office:value="55" calcext:value-type="float">
            <text:p>55</text:p>
          </table:table-cell>
          <table:table-cell table:style-name="ce14" table:formula="of:=(STRREV([.A598]))" office:value-type="string" office:string-value="xiseerhtxis5" calcext:value-type="string">
            <text:p>xiseerhtxis5</text:p>
          </table:table-cell>
          <table:table-cell table:formula="of:=ORG.LIBREOFFICE.REGEX([.A59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98];&quot;eno|owt|eerht|ruof|evif|xis|neves|thgie|enin|orez|\d&quot;;;1)" office:value-type="string" office:string-value="xis" calcext:value-type="string">
            <text:p>xis</text:p>
          </table:table-cell>
          <table:table-cell table:formula="of:=IF(ISNA([.G598]);&quot;&quot;;IF([.G598]=&quot;one&quot;;&quot;1&quot;;IF([.G598]=&quot;two&quot;;&quot;2&quot;;IF([.G598]=&quot;three&quot;;&quot;3&quot;;IF([.G598]=&quot;four&quot;;&quot;4&quot;;IF([.G598]=&quot;five&quot;;&quot;5&quot;;IF([.G598]=&quot;six&quot;;&quot;6&quot;;IF([.G598]=&quot;seven&quot;;&quot;7&quot;;IF([.G598]=&quot;eight&quot;;&quot;8&quot;;IF([.G598]=&quot;nine&quot;;&quot;9&quot;;IF([.G598]=&quot;zero&quot;;&quot;0&quot;;VALUE([.G598]))))))))))))" office:value-type="float" office:value="5" calcext:value-type="float">
            <text:p>5</text:p>
          </table:table-cell>
          <table:table-cell table:style-name="ce7" table:formula="of:=IF(ISNA([.H598]);&quot;&quot;;IF([.H598]=&quot;eno&quot;;&quot;1&quot;;IF([.H598]=&quot;owt&quot;;&quot;2&quot;;IF([.H598]=&quot;eerht&quot;;&quot;3&quot;;IF([.H598]=&quot;ruof&quot;;&quot;4&quot;;IF([.H598]=&quot;evif&quot;;&quot;5&quot;;IF([.H598]=&quot;xis&quot;;&quot;6&quot;;IF([.H598]=&quot;neves&quot;;&quot;7&quot;;IF([.H598]=&quot;thgie&quot;;&quot;8&quot;;IF([.H598]=&quot;enin&quot;;&quot;9&quot;;IF([.H598]=&quot;orez&quot;;&quot;0&quot;;[.H598])))))))))))" office:value-type="string" office:string-value="6" calcext:value-type="string">
            <text:p>6</text:p>
          </table:table-cell>
          <table:table-cell table:formula="of:=IF(ISNA([.G598]);&quot;&quot;;VALUE(COM.MICROSOFT.CONCAT([.I598:.J598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cjzsix17onehbgdftzmxc</text:p>
          </table:table-cell>
          <table:table-cell table:style-name="ce4" table:formula="of:=ORG.LIBREOFFICE.REGEX([.A599];&quot;\D&quot;;&quot;&quot;;&quot;g&quot;)" office:value-type="string" office:string-value="617" calcext:value-type="string">
            <text:p>617</text:p>
          </table:table-cell>
          <table:table-cell table:formula="of:=LEFT([.B599];1)" office:value-type="string" office:string-value="6" calcext:value-type="string">
            <text:p>6</text:p>
          </table:table-cell>
          <table:table-cell table:style-name="ce5" table:formula="of:=RIGHT([.B599];1)" office:value-type="string" office:string-value="7" calcext:value-type="string">
            <text:p>7</text:p>
          </table:table-cell>
          <table:table-cell table:formula="of:=VALUE(COM.MICROSOFT.CONCAT([.C599];[.D599]))" office:value-type="float" office:value="67" calcext:value-type="float">
            <text:p>67</text:p>
          </table:table-cell>
          <table:table-cell table:style-name="ce14" table:formula="of:=(STRREV([.A599]))" office:value-type="string" office:string-value="cxmztfdgbheno71xiszjc6" calcext:value-type="string">
            <text:p>cxmztfdgbheno71xiszjc6</text:p>
          </table:table-cell>
          <table:table-cell table:formula="of:=ORG.LIBREOFFICE.REGEX([.A59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99];&quot;eno|owt|eerht|ruof|evif|xis|neves|thgie|enin|orez|\d&quot;;;1)" office:value-type="string" office:string-value="eno" calcext:value-type="string">
            <text:p>eno</text:p>
          </table:table-cell>
          <table:table-cell table:formula="of:=IF(ISNA([.G599]);&quot;&quot;;IF([.G599]=&quot;one&quot;;&quot;1&quot;;IF([.G599]=&quot;two&quot;;&quot;2&quot;;IF([.G599]=&quot;three&quot;;&quot;3&quot;;IF([.G599]=&quot;four&quot;;&quot;4&quot;;IF([.G599]=&quot;five&quot;;&quot;5&quot;;IF([.G599]=&quot;six&quot;;&quot;6&quot;;IF([.G599]=&quot;seven&quot;;&quot;7&quot;;IF([.G599]=&quot;eight&quot;;&quot;8&quot;;IF([.G599]=&quot;nine&quot;;&quot;9&quot;;IF([.G599]=&quot;zero&quot;;&quot;0&quot;;VALUE([.G599]))))))))))))" office:value-type="float" office:value="6" calcext:value-type="float">
            <text:p>6</text:p>
          </table:table-cell>
          <table:table-cell table:style-name="ce7" table:formula="of:=IF(ISNA([.H599]);&quot;&quot;;IF([.H599]=&quot;eno&quot;;&quot;1&quot;;IF([.H599]=&quot;owt&quot;;&quot;2&quot;;IF([.H599]=&quot;eerht&quot;;&quot;3&quot;;IF([.H599]=&quot;ruof&quot;;&quot;4&quot;;IF([.H599]=&quot;evif&quot;;&quot;5&quot;;IF([.H599]=&quot;xis&quot;;&quot;6&quot;;IF([.H599]=&quot;neves&quot;;&quot;7&quot;;IF([.H599]=&quot;thgie&quot;;&quot;8&quot;;IF([.H599]=&quot;enin&quot;;&quot;9&quot;;IF([.H599]=&quot;orez&quot;;&quot;0&quot;;[.H599])))))))))))" office:value-type="string" office:string-value="1" calcext:value-type="string">
            <text:p>1</text:p>
          </table:table-cell>
          <table:table-cell table:formula="of:=IF(ISNA([.G599]);&quot;&quot;;VALUE(COM.MICROSOFT.CONCAT([.I599:.J599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pmkqthreesxhzsfqfjv5five6</text:p>
          </table:table-cell>
          <table:table-cell table:style-name="ce4" table:formula="of:=ORG.LIBREOFFICE.REGEX([.A600];&quot;\D&quot;;&quot;&quot;;&quot;g&quot;)" office:value-type="string" office:string-value="56" calcext:value-type="string">
            <text:p>56</text:p>
          </table:table-cell>
          <table:table-cell table:formula="of:=LEFT([.B600];1)" office:value-type="string" office:string-value="5" calcext:value-type="string">
            <text:p>5</text:p>
          </table:table-cell>
          <table:table-cell table:style-name="ce5" table:formula="of:=RIGHT([.B600];1)" office:value-type="string" office:string-value="6" calcext:value-type="string">
            <text:p>6</text:p>
          </table:table-cell>
          <table:table-cell table:formula="of:=VALUE(COM.MICROSOFT.CONCAT([.C600];[.D600]))" office:value-type="float" office:value="56" calcext:value-type="float">
            <text:p>56</text:p>
          </table:table-cell>
          <table:table-cell table:style-name="ce14" table:formula="of:=(STRREV([.A600]))" office:value-type="string" office:string-value="6evif5vjfqfszhxseerhtqkmpt" calcext:value-type="string">
            <text:p>6evif5vjfqfszhxseerhtqkmpt</text:p>
          </table:table-cell>
          <table:table-cell table:formula="of:=ORG.LIBREOFFICE.REGEX([.A60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00];&quot;eno|owt|eerht|ruof|evif|xis|neves|thgie|enin|orez|\d&quot;;;1)" office:value-type="string" office:string-value="6" calcext:value-type="string">
            <text:p>6</text:p>
          </table:table-cell>
          <table:table-cell table:formula="of:=IF(ISNA([.G600]);&quot;&quot;;IF([.G600]=&quot;one&quot;;&quot;1&quot;;IF([.G600]=&quot;two&quot;;&quot;2&quot;;IF([.G600]=&quot;three&quot;;&quot;3&quot;;IF([.G600]=&quot;four&quot;;&quot;4&quot;;IF([.G600]=&quot;five&quot;;&quot;5&quot;;IF([.G600]=&quot;six&quot;;&quot;6&quot;;IF([.G600]=&quot;seven&quot;;&quot;7&quot;;IF([.G600]=&quot;eight&quot;;&quot;8&quot;;IF([.G600]=&quot;nine&quot;;&quot;9&quot;;IF([.G600]=&quot;zero&quot;;&quot;0&quot;;VALUE([.G600]))))))))))))" office:value-type="string" office:string-value="3" calcext:value-type="string">
            <text:p>3</text:p>
          </table:table-cell>
          <table:table-cell table:style-name="ce7" table:formula="of:=IF(ISNA([.H600]);&quot;&quot;;IF([.H600]=&quot;eno&quot;;&quot;1&quot;;IF([.H600]=&quot;owt&quot;;&quot;2&quot;;IF([.H600]=&quot;eerht&quot;;&quot;3&quot;;IF([.H600]=&quot;ruof&quot;;&quot;4&quot;;IF([.H600]=&quot;evif&quot;;&quot;5&quot;;IF([.H600]=&quot;xis&quot;;&quot;6&quot;;IF([.H600]=&quot;neves&quot;;&quot;7&quot;;IF([.H600]=&quot;thgie&quot;;&quot;8&quot;;IF([.H600]=&quot;enin&quot;;&quot;9&quot;;IF([.H600]=&quot;orez&quot;;&quot;0&quot;;[.H600])))))))))))" office:value-type="string" office:string-value="6" calcext:value-type="string">
            <text:p>6</text:p>
          </table:table-cell>
          <table:table-cell table:formula="of:=IF(ISNA([.G600]);&quot;&quot;;VALUE(COM.MICROSOFT.CONCAT([.I600:.J600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eightkxkpqtoneffxseven8jfdbcsmclxjbr</text:p>
          </table:table-cell>
          <table:table-cell table:style-name="ce4" table:formula="of:=ORG.LIBREOFFICE.REGEX([.A601];&quot;\D&quot;;&quot;&quot;;&quot;g&quot;)" office:value-type="string" office:string-value="98" calcext:value-type="string">
            <text:p>98</text:p>
          </table:table-cell>
          <table:table-cell table:formula="of:=LEFT([.B601];1)" office:value-type="string" office:string-value="9" calcext:value-type="string">
            <text:p>9</text:p>
          </table:table-cell>
          <table:table-cell table:style-name="ce5" table:formula="of:=RIGHT([.B601];1)" office:value-type="string" office:string-value="8" calcext:value-type="string">
            <text:p>8</text:p>
          </table:table-cell>
          <table:table-cell table:formula="of:=VALUE(COM.MICROSOFT.CONCAT([.C601];[.D601]))" office:value-type="float" office:value="98" calcext:value-type="float">
            <text:p>98</text:p>
          </table:table-cell>
          <table:table-cell table:style-name="ce14" table:formula="of:=(STRREV([.A601]))" office:value-type="string" office:string-value="rbjxlcmscbdfj8nevesxffenotqpkxkthgie9" calcext:value-type="string">
            <text:p>rbjxlcmscbdfj8nevesxffenotqpkxkthgie9</text:p>
          </table:table-cell>
          <table:table-cell table:formula="of:=ORG.LIBREOFFICE.REGEX([.A60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01];&quot;eno|owt|eerht|ruof|evif|xis|neves|thgie|enin|orez|\d&quot;;;1)" office:value-type="string" office:string-value="8" calcext:value-type="string">
            <text:p>8</text:p>
          </table:table-cell>
          <table:table-cell table:formula="of:=IF(ISNA([.G601]);&quot;&quot;;IF([.G601]=&quot;one&quot;;&quot;1&quot;;IF([.G601]=&quot;two&quot;;&quot;2&quot;;IF([.G601]=&quot;three&quot;;&quot;3&quot;;IF([.G601]=&quot;four&quot;;&quot;4&quot;;IF([.G601]=&quot;five&quot;;&quot;5&quot;;IF([.G601]=&quot;six&quot;;&quot;6&quot;;IF([.G601]=&quot;seven&quot;;&quot;7&quot;;IF([.G601]=&quot;eight&quot;;&quot;8&quot;;IF([.G601]=&quot;nine&quot;;&quot;9&quot;;IF([.G601]=&quot;zero&quot;;&quot;0&quot;;VALUE([.G601]))))))))))))" office:value-type="float" office:value="9" calcext:value-type="float">
            <text:p>9</text:p>
          </table:table-cell>
          <table:table-cell table:style-name="ce7" table:formula="of:=IF(ISNA([.H601]);&quot;&quot;;IF([.H601]=&quot;eno&quot;;&quot;1&quot;;IF([.H601]=&quot;owt&quot;;&quot;2&quot;;IF([.H601]=&quot;eerht&quot;;&quot;3&quot;;IF([.H601]=&quot;ruof&quot;;&quot;4&quot;;IF([.H601]=&quot;evif&quot;;&quot;5&quot;;IF([.H601]=&quot;xis&quot;;&quot;6&quot;;IF([.H601]=&quot;neves&quot;;&quot;7&quot;;IF([.H601]=&quot;thgie&quot;;&quot;8&quot;;IF([.H601]=&quot;enin&quot;;&quot;9&quot;;IF([.H601]=&quot;orez&quot;;&quot;0&quot;;[.H601])))))))))))" office:value-type="string" office:string-value="8" calcext:value-type="string">
            <text:p>8</text:p>
          </table:table-cell>
          <table:table-cell table:formula="of:=IF(ISNA([.G601]);&quot;&quot;;VALUE(COM.MICROSOFT.CONCAT([.I601:.J601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lz7zdcqlntmtlstbx</text:p>
          </table:table-cell>
          <table:table-cell table:style-name="ce4" table:formula="of:=ORG.LIBREOFFICE.REGEX([.A602];&quot;\D&quot;;&quot;&quot;;&quot;g&quot;)" office:value-type="string" office:string-value="7" calcext:value-type="string">
            <text:p>7</text:p>
          </table:table-cell>
          <table:table-cell table:formula="of:=LEFT([.B602];1)" office:value-type="string" office:string-value="7" calcext:value-type="string">
            <text:p>7</text:p>
          </table:table-cell>
          <table:table-cell table:style-name="ce5" table:formula="of:=RIGHT([.B602];1)" office:value-type="string" office:string-value="7" calcext:value-type="string">
            <text:p>7</text:p>
          </table:table-cell>
          <table:table-cell table:formula="of:=VALUE(COM.MICROSOFT.CONCAT([.C602];[.D602]))" office:value-type="float" office:value="77" calcext:value-type="float">
            <text:p>77</text:p>
          </table:table-cell>
          <table:table-cell table:style-name="ce14" table:formula="of:=(STRREV([.A602]))" office:value-type="string" office:string-value="xbtsltmtnlqcdz7zleerht" calcext:value-type="string">
            <text:p>xbtsltmtnlqcdz7zleerht</text:p>
          </table:table-cell>
          <table:table-cell table:formula="of:=ORG.LIBREOFFICE.REGEX([.A60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02];&quot;eno|owt|eerht|ruof|evif|xis|neves|thgie|enin|orez|\d&quot;;;1)" office:value-type="string" office:string-value="7" calcext:value-type="string">
            <text:p>7</text:p>
          </table:table-cell>
          <table:table-cell table:formula="of:=IF(ISNA([.G602]);&quot;&quot;;IF([.G602]=&quot;one&quot;;&quot;1&quot;;IF([.G602]=&quot;two&quot;;&quot;2&quot;;IF([.G602]=&quot;three&quot;;&quot;3&quot;;IF([.G602]=&quot;four&quot;;&quot;4&quot;;IF([.G602]=&quot;five&quot;;&quot;5&quot;;IF([.G602]=&quot;six&quot;;&quot;6&quot;;IF([.G602]=&quot;seven&quot;;&quot;7&quot;;IF([.G602]=&quot;eight&quot;;&quot;8&quot;;IF([.G602]=&quot;nine&quot;;&quot;9&quot;;IF([.G602]=&quot;zero&quot;;&quot;0&quot;;VALUE([.G602]))))))))))))" office:value-type="string" office:string-value="3" calcext:value-type="string">
            <text:p>3</text:p>
          </table:table-cell>
          <table:table-cell table:style-name="ce7" table:formula="of:=IF(ISNA([.H602]);&quot;&quot;;IF([.H602]=&quot;eno&quot;;&quot;1&quot;;IF([.H602]=&quot;owt&quot;;&quot;2&quot;;IF([.H602]=&quot;eerht&quot;;&quot;3&quot;;IF([.H602]=&quot;ruof&quot;;&quot;4&quot;;IF([.H602]=&quot;evif&quot;;&quot;5&quot;;IF([.H602]=&quot;xis&quot;;&quot;6&quot;;IF([.H602]=&quot;neves&quot;;&quot;7&quot;;IF([.H602]=&quot;thgie&quot;;&quot;8&quot;;IF([.H602]=&quot;enin&quot;;&quot;9&quot;;IF([.H602]=&quot;orez&quot;;&quot;0&quot;;[.H602])))))))))))" office:value-type="string" office:string-value="7" calcext:value-type="string">
            <text:p>7</text:p>
          </table:table-cell>
          <table:table-cell table:formula="of:=IF(ISNA([.G602]);&quot;&quot;;VALUE(COM.MICROSOFT.CONCAT([.I602:.J602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3mtwotvmsctzlhtgcgxrmxkseven</text:p>
          </table:table-cell>
          <table:table-cell table:style-name="ce4" table:formula="of:=ORG.LIBREOFFICE.REGEX([.A603];&quot;\D&quot;;&quot;&quot;;&quot;g&quot;)" office:value-type="string" office:string-value="3" calcext:value-type="string">
            <text:p>3</text:p>
          </table:table-cell>
          <table:table-cell table:formula="of:=LEFT([.B603];1)" office:value-type="string" office:string-value="3" calcext:value-type="string">
            <text:p>3</text:p>
          </table:table-cell>
          <table:table-cell table:style-name="ce5" table:formula="of:=RIGHT([.B603];1)" office:value-type="string" office:string-value="3" calcext:value-type="string">
            <text:p>3</text:p>
          </table:table-cell>
          <table:table-cell table:formula="of:=VALUE(COM.MICROSOFT.CONCAT([.C603];[.D603]))" office:value-type="float" office:value="33" calcext:value-type="float">
            <text:p>33</text:p>
          </table:table-cell>
          <table:table-cell table:style-name="ce14" table:formula="of:=(STRREV([.A603]))" office:value-type="string" office:string-value="neveskxmrxgcgthlztcsmvtowtm3enin" calcext:value-type="string">
            <text:p>neveskxmrxgcgthlztcsmvtowtm3enin</text:p>
          </table:table-cell>
          <table:table-cell table:formula="of:=ORG.LIBREOFFICE.REGEX([.A60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0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03]);&quot;&quot;;IF([.G603]=&quot;one&quot;;&quot;1&quot;;IF([.G603]=&quot;two&quot;;&quot;2&quot;;IF([.G603]=&quot;three&quot;;&quot;3&quot;;IF([.G603]=&quot;four&quot;;&quot;4&quot;;IF([.G603]=&quot;five&quot;;&quot;5&quot;;IF([.G603]=&quot;six&quot;;&quot;6&quot;;IF([.G603]=&quot;seven&quot;;&quot;7&quot;;IF([.G603]=&quot;eight&quot;;&quot;8&quot;;IF([.G603]=&quot;nine&quot;;&quot;9&quot;;IF([.G603]=&quot;zero&quot;;&quot;0&quot;;VALUE([.G603]))))))))))))" office:value-type="string" office:string-value="9" calcext:value-type="string">
            <text:p>9</text:p>
          </table:table-cell>
          <table:table-cell table:style-name="ce7" table:formula="of:=IF(ISNA([.H603]);&quot;&quot;;IF([.H603]=&quot;eno&quot;;&quot;1&quot;;IF([.H603]=&quot;owt&quot;;&quot;2&quot;;IF([.H603]=&quot;eerht&quot;;&quot;3&quot;;IF([.H603]=&quot;ruof&quot;;&quot;4&quot;;IF([.H603]=&quot;evif&quot;;&quot;5&quot;;IF([.H603]=&quot;xis&quot;;&quot;6&quot;;IF([.H603]=&quot;neves&quot;;&quot;7&quot;;IF([.H603]=&quot;thgie&quot;;&quot;8&quot;;IF([.H603]=&quot;enin&quot;;&quot;9&quot;;IF([.H603]=&quot;orez&quot;;&quot;0&quot;;[.H603])))))))))))" office:value-type="string" office:string-value="7" calcext:value-type="string">
            <text:p>7</text:p>
          </table:table-cell>
          <table:table-cell table:formula="of:=IF(ISNA([.G603]);&quot;&quot;;VALUE(COM.MICROSOFT.CONCAT([.I603:.J603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twone86seven</text:p>
          </table:table-cell>
          <table:table-cell table:style-name="ce4" table:formula="of:=ORG.LIBREOFFICE.REGEX([.A604];&quot;\D&quot;;&quot;&quot;;&quot;g&quot;)" office:value-type="string" office:string-value="86" calcext:value-type="string">
            <text:p>86</text:p>
          </table:table-cell>
          <table:table-cell table:formula="of:=LEFT([.B604];1)" office:value-type="string" office:string-value="8" calcext:value-type="string">
            <text:p>8</text:p>
          </table:table-cell>
          <table:table-cell table:style-name="ce5" table:formula="of:=RIGHT([.B604];1)" office:value-type="string" office:string-value="6" calcext:value-type="string">
            <text:p>6</text:p>
          </table:table-cell>
          <table:table-cell table:formula="of:=VALUE(COM.MICROSOFT.CONCAT([.C604];[.D604]))" office:value-type="float" office:value="86" calcext:value-type="float">
            <text:p>86</text:p>
          </table:table-cell>
          <table:table-cell table:style-name="ce14" table:formula="of:=(STRREV([.A604]))" office:value-type="string" office:string-value="neves68enowtrp" calcext:value-type="string">
            <text:p>neves68enowtrp</text:p>
          </table:table-cell>
          <table:table-cell table:formula="of:=ORG.LIBREOFFICE.REGEX([.A60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0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04]);&quot;&quot;;IF([.G604]=&quot;one&quot;;&quot;1&quot;;IF([.G604]=&quot;two&quot;;&quot;2&quot;;IF([.G604]=&quot;three&quot;;&quot;3&quot;;IF([.G604]=&quot;four&quot;;&quot;4&quot;;IF([.G604]=&quot;five&quot;;&quot;5&quot;;IF([.G604]=&quot;six&quot;;&quot;6&quot;;IF([.G604]=&quot;seven&quot;;&quot;7&quot;;IF([.G604]=&quot;eight&quot;;&quot;8&quot;;IF([.G604]=&quot;nine&quot;;&quot;9&quot;;IF([.G604]=&quot;zero&quot;;&quot;0&quot;;VALUE([.G604]))))))))))))" office:value-type="string" office:string-value="2" calcext:value-type="string">
            <text:p>2</text:p>
          </table:table-cell>
          <table:table-cell table:style-name="ce7" table:formula="of:=IF(ISNA([.H604]);&quot;&quot;;IF([.H604]=&quot;eno&quot;;&quot;1&quot;;IF([.H604]=&quot;owt&quot;;&quot;2&quot;;IF([.H604]=&quot;eerht&quot;;&quot;3&quot;;IF([.H604]=&quot;ruof&quot;;&quot;4&quot;;IF([.H604]=&quot;evif&quot;;&quot;5&quot;;IF([.H604]=&quot;xis&quot;;&quot;6&quot;;IF([.H604]=&quot;neves&quot;;&quot;7&quot;;IF([.H604]=&quot;thgie&quot;;&quot;8&quot;;IF([.H604]=&quot;enin&quot;;&quot;9&quot;;IF([.H604]=&quot;orez&quot;;&quot;0&quot;;[.H604])))))))))))" office:value-type="string" office:string-value="7" calcext:value-type="string">
            <text:p>7</text:p>
          </table:table-cell>
          <table:table-cell table:formula="of:=IF(ISNA([.G604]);&quot;&quot;;VALUE(COM.MICROSOFT.CONCAT([.I604:.J604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b2eight62zff</text:p>
          </table:table-cell>
          <table:table-cell table:style-name="ce4" table:formula="of:=ORG.LIBREOFFICE.REGEX([.A605];&quot;\D&quot;;&quot;&quot;;&quot;g&quot;)" office:value-type="string" office:string-value="262" calcext:value-type="string">
            <text:p>262</text:p>
          </table:table-cell>
          <table:table-cell table:formula="of:=LEFT([.B605];1)" office:value-type="string" office:string-value="2" calcext:value-type="string">
            <text:p>2</text:p>
          </table:table-cell>
          <table:table-cell table:style-name="ce5" table:formula="of:=RIGHT([.B605];1)" office:value-type="string" office:string-value="2" calcext:value-type="string">
            <text:p>2</text:p>
          </table:table-cell>
          <table:table-cell table:formula="of:=VALUE(COM.MICROSOFT.CONCAT([.C605];[.D605]))" office:value-type="float" office:value="22" calcext:value-type="float">
            <text:p>22</text:p>
          </table:table-cell>
          <table:table-cell table:style-name="ce14" table:formula="of:=(STRREV([.A605]))" office:value-type="string" office:string-value="ffz26thgie2bn" calcext:value-type="string">
            <text:p>ffz26thgie2bn</text:p>
          </table:table-cell>
          <table:table-cell table:formula="of:=ORG.LIBREOFFICE.REGEX([.A60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05];&quot;eno|owt|eerht|ruof|evif|xis|neves|thgie|enin|orez|\d&quot;;;1)" office:value-type="string" office:string-value="2" calcext:value-type="string">
            <text:p>2</text:p>
          </table:table-cell>
          <table:table-cell table:formula="of:=IF(ISNA([.G605]);&quot;&quot;;IF([.G605]=&quot;one&quot;;&quot;1&quot;;IF([.G605]=&quot;two&quot;;&quot;2&quot;;IF([.G605]=&quot;three&quot;;&quot;3&quot;;IF([.G605]=&quot;four&quot;;&quot;4&quot;;IF([.G605]=&quot;five&quot;;&quot;5&quot;;IF([.G605]=&quot;six&quot;;&quot;6&quot;;IF([.G605]=&quot;seven&quot;;&quot;7&quot;;IF([.G605]=&quot;eight&quot;;&quot;8&quot;;IF([.G605]=&quot;nine&quot;;&quot;9&quot;;IF([.G605]=&quot;zero&quot;;&quot;0&quot;;VALUE([.G605]))))))))))))" office:value-type="float" office:value="2" calcext:value-type="float">
            <text:p>2</text:p>
          </table:table-cell>
          <table:table-cell table:style-name="ce7" table:formula="of:=IF(ISNA([.H605]);&quot;&quot;;IF([.H605]=&quot;eno&quot;;&quot;1&quot;;IF([.H605]=&quot;owt&quot;;&quot;2&quot;;IF([.H605]=&quot;eerht&quot;;&quot;3&quot;;IF([.H605]=&quot;ruof&quot;;&quot;4&quot;;IF([.H605]=&quot;evif&quot;;&quot;5&quot;;IF([.H605]=&quot;xis&quot;;&quot;6&quot;;IF([.H605]=&quot;neves&quot;;&quot;7&quot;;IF([.H605]=&quot;thgie&quot;;&quot;8&quot;;IF([.H605]=&quot;enin&quot;;&quot;9&quot;;IF([.H605]=&quot;orez&quot;;&quot;0&quot;;[.H605])))))))))))" office:value-type="string" office:string-value="2" calcext:value-type="string">
            <text:p>2</text:p>
          </table:table-cell>
          <table:table-cell table:formula="of:=IF(ISNA([.G605]);&quot;&quot;;VALUE(COM.MICROSOFT.CONCAT([.I605:.J60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mmlqjczfour6foureight</text:p>
          </table:table-cell>
          <table:table-cell table:style-name="ce4" table:formula="of:=ORG.LIBREOFFICE.REGEX([.A606];&quot;\D&quot;;&quot;&quot;;&quot;g&quot;)" office:value-type="string" office:string-value="6" calcext:value-type="string">
            <text:p>6</text:p>
          </table:table-cell>
          <table:table-cell table:formula="of:=LEFT([.B606];1)" office:value-type="string" office:string-value="6" calcext:value-type="string">
            <text:p>6</text:p>
          </table:table-cell>
          <table:table-cell table:style-name="ce5" table:formula="of:=RIGHT([.B606];1)" office:value-type="string" office:string-value="6" calcext:value-type="string">
            <text:p>6</text:p>
          </table:table-cell>
          <table:table-cell table:formula="of:=VALUE(COM.MICROSOFT.CONCAT([.C606];[.D606]))" office:value-type="float" office:value="66" calcext:value-type="float">
            <text:p>66</text:p>
          </table:table-cell>
          <table:table-cell table:style-name="ce14" table:formula="of:=(STRREV([.A606]))" office:value-type="string" office:string-value="thgieruof6ruofzcjqlmmruofruof" calcext:value-type="string">
            <text:p>thgieruof6ruofzcjqlmmruofruof</text:p>
          </table:table-cell>
          <table:table-cell table:formula="of:=ORG.LIBREOFFICE.REGEX([.A60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60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06]);&quot;&quot;;IF([.G606]=&quot;one&quot;;&quot;1&quot;;IF([.G606]=&quot;two&quot;;&quot;2&quot;;IF([.G606]=&quot;three&quot;;&quot;3&quot;;IF([.G606]=&quot;four&quot;;&quot;4&quot;;IF([.G606]=&quot;five&quot;;&quot;5&quot;;IF([.G606]=&quot;six&quot;;&quot;6&quot;;IF([.G606]=&quot;seven&quot;;&quot;7&quot;;IF([.G606]=&quot;eight&quot;;&quot;8&quot;;IF([.G606]=&quot;nine&quot;;&quot;9&quot;;IF([.G606]=&quot;zero&quot;;&quot;0&quot;;VALUE([.G606]))))))))))))" office:value-type="string" office:string-value="4" calcext:value-type="string">
            <text:p>4</text:p>
          </table:table-cell>
          <table:table-cell table:style-name="ce7" table:formula="of:=IF(ISNA([.H606]);&quot;&quot;;IF([.H606]=&quot;eno&quot;;&quot;1&quot;;IF([.H606]=&quot;owt&quot;;&quot;2&quot;;IF([.H606]=&quot;eerht&quot;;&quot;3&quot;;IF([.H606]=&quot;ruof&quot;;&quot;4&quot;;IF([.H606]=&quot;evif&quot;;&quot;5&quot;;IF([.H606]=&quot;xis&quot;;&quot;6&quot;;IF([.H606]=&quot;neves&quot;;&quot;7&quot;;IF([.H606]=&quot;thgie&quot;;&quot;8&quot;;IF([.H606]=&quot;enin&quot;;&quot;9&quot;;IF([.H606]=&quot;orez&quot;;&quot;0&quot;;[.H606])))))))))))" office:value-type="string" office:string-value="8" calcext:value-type="string">
            <text:p>8</text:p>
          </table:table-cell>
          <table:table-cell table:formula="of:=IF(ISNA([.G606]);&quot;&quot;;VALUE(COM.MICROSOFT.CONCAT([.I606:.J606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gjjsppmmjrtrseven</text:p>
          </table:table-cell>
          <table:table-cell table:style-name="ce4" table:formula="of:=ORG.LIBREOFFICE.REGEX([.A607];&quot;\D&quot;;&quot;&quot;;&quot;g&quot;)" office:value-type="string" office:string-value="3" calcext:value-type="string">
            <text:p>3</text:p>
          </table:table-cell>
          <table:table-cell table:formula="of:=LEFT([.B607];1)" office:value-type="string" office:string-value="3" calcext:value-type="string">
            <text:p>3</text:p>
          </table:table-cell>
          <table:table-cell table:style-name="ce5" table:formula="of:=RIGHT([.B607];1)" office:value-type="string" office:string-value="3" calcext:value-type="string">
            <text:p>3</text:p>
          </table:table-cell>
          <table:table-cell table:formula="of:=VALUE(COM.MICROSOFT.CONCAT([.C607];[.D607]))" office:value-type="float" office:value="33" calcext:value-type="float">
            <text:p>33</text:p>
          </table:table-cell>
          <table:table-cell table:style-name="ce14" table:formula="of:=(STRREV([.A607]))" office:value-type="string" office:string-value="nevesrtrjmmppsjjg3" calcext:value-type="string">
            <text:p>nevesrtrjmmppsjjg3</text:p>
          </table:table-cell>
          <table:table-cell table:formula="of:=ORG.LIBREOFFICE.REGEX([.A60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07]);&quot;&quot;;IF([.G607]=&quot;one&quot;;&quot;1&quot;;IF([.G607]=&quot;two&quot;;&quot;2&quot;;IF([.G607]=&quot;three&quot;;&quot;3&quot;;IF([.G607]=&quot;four&quot;;&quot;4&quot;;IF([.G607]=&quot;five&quot;;&quot;5&quot;;IF([.G607]=&quot;six&quot;;&quot;6&quot;;IF([.G607]=&quot;seven&quot;;&quot;7&quot;;IF([.G607]=&quot;eight&quot;;&quot;8&quot;;IF([.G607]=&quot;nine&quot;;&quot;9&quot;;IF([.G607]=&quot;zero&quot;;&quot;0&quot;;VALUE([.G607]))))))))))))" office:value-type="float" office:value="3" calcext:value-type="float">
            <text:p>3</text:p>
          </table:table-cell>
          <table:table-cell table:style-name="ce7" table:formula="of:=IF(ISNA([.H607]);&quot;&quot;;IF([.H607]=&quot;eno&quot;;&quot;1&quot;;IF([.H607]=&quot;owt&quot;;&quot;2&quot;;IF([.H607]=&quot;eerht&quot;;&quot;3&quot;;IF([.H607]=&quot;ruof&quot;;&quot;4&quot;;IF([.H607]=&quot;evif&quot;;&quot;5&quot;;IF([.H607]=&quot;xis&quot;;&quot;6&quot;;IF([.H607]=&quot;neves&quot;;&quot;7&quot;;IF([.H607]=&quot;thgie&quot;;&quot;8&quot;;IF([.H607]=&quot;enin&quot;;&quot;9&quot;;IF([.H607]=&quot;orez&quot;;&quot;0&quot;;[.H607])))))))))))" office:value-type="string" office:string-value="7" calcext:value-type="string">
            <text:p>7</text:p>
          </table:table-cell>
          <table:table-cell table:formula="of:=IF(ISNA([.G607]);&quot;&quot;;VALUE(COM.MICROSOFT.CONCAT([.I607:.J607])))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3vcbjsmpbgfttczrseven6bsngjeightseventwo</text:p>
          </table:table-cell>
          <table:table-cell table:style-name="ce4" table:formula="of:=ORG.LIBREOFFICE.REGEX([.A608];&quot;\D&quot;;&quot;&quot;;&quot;g&quot;)" office:value-type="string" office:string-value="36" calcext:value-type="string">
            <text:p>36</text:p>
          </table:table-cell>
          <table:table-cell table:formula="of:=LEFT([.B608];1)" office:value-type="string" office:string-value="3" calcext:value-type="string">
            <text:p>3</text:p>
          </table:table-cell>
          <table:table-cell table:style-name="ce5" table:formula="of:=RIGHT([.B608];1)" office:value-type="string" office:string-value="6" calcext:value-type="string">
            <text:p>6</text:p>
          </table:table-cell>
          <table:table-cell table:formula="of:=VALUE(COM.MICROSOFT.CONCAT([.C608];[.D608]))" office:value-type="float" office:value="36" calcext:value-type="float">
            <text:p>36</text:p>
          </table:table-cell>
          <table:table-cell table:style-name="ce14" table:formula="of:=(STRREV([.A608]))" office:value-type="string" office:string-value="owtnevesthgiejgnsb6nevesrzcttfgbpmsjbcv3" calcext:value-type="string">
            <text:p>owtnevesthgiejgnsb6nevesrzcttfgbpmsjbcv3</text:p>
          </table:table-cell>
          <table:table-cell table:formula="of:=ORG.LIBREOFFICE.REGEX([.A608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08];&quot;eno|owt|eerht|ruof|evif|xis|neves|thgie|enin|orez|\d&quot;;;1)" office:value-type="string" office:string-value="owt" calcext:value-type="string">
            <text:p>owt</text:p>
          </table:table-cell>
          <table:table-cell table:formula="of:=IF(ISNA([.G608]);&quot;&quot;;IF([.G608]=&quot;one&quot;;&quot;1&quot;;IF([.G608]=&quot;two&quot;;&quot;2&quot;;IF([.G608]=&quot;three&quot;;&quot;3&quot;;IF([.G608]=&quot;four&quot;;&quot;4&quot;;IF([.G608]=&quot;five&quot;;&quot;5&quot;;IF([.G608]=&quot;six&quot;;&quot;6&quot;;IF([.G608]=&quot;seven&quot;;&quot;7&quot;;IF([.G608]=&quot;eight&quot;;&quot;8&quot;;IF([.G608]=&quot;nine&quot;;&quot;9&quot;;IF([.G608]=&quot;zero&quot;;&quot;0&quot;;VALUE([.G608]))))))))))))" office:value-type="float" office:value="3" calcext:value-type="float">
            <text:p>3</text:p>
          </table:table-cell>
          <table:table-cell table:style-name="ce7" table:formula="of:=IF(ISNA([.H608]);&quot;&quot;;IF([.H608]=&quot;eno&quot;;&quot;1&quot;;IF([.H608]=&quot;owt&quot;;&quot;2&quot;;IF([.H608]=&quot;eerht&quot;;&quot;3&quot;;IF([.H608]=&quot;ruof&quot;;&quot;4&quot;;IF([.H608]=&quot;evif&quot;;&quot;5&quot;;IF([.H608]=&quot;xis&quot;;&quot;6&quot;;IF([.H608]=&quot;neves&quot;;&quot;7&quot;;IF([.H608]=&quot;thgie&quot;;&quot;8&quot;;IF([.H608]=&quot;enin&quot;;&quot;9&quot;;IF([.H608]=&quot;orez&quot;;&quot;0&quot;;[.H608])))))))))))" office:value-type="string" office:string-value="2" calcext:value-type="string">
            <text:p>2</text:p>
          </table:table-cell>
          <table:table-cell table:formula="of:=IF(ISNA([.G608]);&quot;&quot;;VALUE(COM.MICROSOFT.CONCAT([.I608:.J608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dbhsix5sixtbxccqqvsvjttm</text:p>
          </table:table-cell>
          <table:table-cell table:style-name="ce4" table:formula="of:=ORG.LIBREOFFICE.REGEX([.A609];&quot;\D&quot;;&quot;&quot;;&quot;g&quot;)" office:value-type="string" office:string-value="15" calcext:value-type="string">
            <text:p>15</text:p>
          </table:table-cell>
          <table:table-cell table:formula="of:=LEFT([.B609];1)" office:value-type="string" office:string-value="1" calcext:value-type="string">
            <text:p>1</text:p>
          </table:table-cell>
          <table:table-cell table:style-name="ce5" table:formula="of:=RIGHT([.B609];1)" office:value-type="string" office:string-value="5" calcext:value-type="string">
            <text:p>5</text:p>
          </table:table-cell>
          <table:table-cell table:formula="of:=VALUE(COM.MICROSOFT.CONCAT([.C609];[.D609]))" office:value-type="float" office:value="15" calcext:value-type="float">
            <text:p>15</text:p>
          </table:table-cell>
          <table:table-cell table:style-name="ce14" table:formula="of:=(STRREV([.A609]))" office:value-type="string" office:string-value="mttjvsvqqccxbtxis5xishbd1" calcext:value-type="string">
            <text:p>mttjvsvqqccxbtxis5xishbd1</text:p>
          </table:table-cell>
          <table:table-cell table:formula="of:=ORG.LIBREOFFICE.REGEX([.A609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09];&quot;eno|owt|eerht|ruof|evif|xis|neves|thgie|enin|orez|\d&quot;;;1)" office:value-type="string" office:string-value="xis" calcext:value-type="string">
            <text:p>xis</text:p>
          </table:table-cell>
          <table:table-cell table:formula="of:=IF(ISNA([.G609]);&quot;&quot;;IF([.G609]=&quot;one&quot;;&quot;1&quot;;IF([.G609]=&quot;two&quot;;&quot;2&quot;;IF([.G609]=&quot;three&quot;;&quot;3&quot;;IF([.G609]=&quot;four&quot;;&quot;4&quot;;IF([.G609]=&quot;five&quot;;&quot;5&quot;;IF([.G609]=&quot;six&quot;;&quot;6&quot;;IF([.G609]=&quot;seven&quot;;&quot;7&quot;;IF([.G609]=&quot;eight&quot;;&quot;8&quot;;IF([.G609]=&quot;nine&quot;;&quot;9&quot;;IF([.G609]=&quot;zero&quot;;&quot;0&quot;;VALUE([.G609]))))))))))))" office:value-type="float" office:value="1" calcext:value-type="float">
            <text:p>1</text:p>
          </table:table-cell>
          <table:table-cell table:style-name="ce7" table:formula="of:=IF(ISNA([.H609]);&quot;&quot;;IF([.H609]=&quot;eno&quot;;&quot;1&quot;;IF([.H609]=&quot;owt&quot;;&quot;2&quot;;IF([.H609]=&quot;eerht&quot;;&quot;3&quot;;IF([.H609]=&quot;ruof&quot;;&quot;4&quot;;IF([.H609]=&quot;evif&quot;;&quot;5&quot;;IF([.H609]=&quot;xis&quot;;&quot;6&quot;;IF([.H609]=&quot;neves&quot;;&quot;7&quot;;IF([.H609]=&quot;thgie&quot;;&quot;8&quot;;IF([.H609]=&quot;enin&quot;;&quot;9&quot;;IF([.H609]=&quot;orez&quot;;&quot;0&quot;;[.H609])))))))))))" office:value-type="string" office:string-value="6" calcext:value-type="string">
            <text:p>6</text:p>
          </table:table-cell>
          <table:table-cell table:formula="of:=IF(ISNA([.G609]);&quot;&quot;;VALUE(COM.MICROSOFT.CONCAT([.I609:.J609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bsthreethreeone7</text:p>
          </table:table-cell>
          <table:table-cell table:style-name="ce4" table:formula="of:=ORG.LIBREOFFICE.REGEX([.A610];&quot;\D&quot;;&quot;&quot;;&quot;g&quot;)" office:value-type="string" office:string-value="7" calcext:value-type="string">
            <text:p>7</text:p>
          </table:table-cell>
          <table:table-cell table:formula="of:=LEFT([.B610];1)" office:value-type="string" office:string-value="7" calcext:value-type="string">
            <text:p>7</text:p>
          </table:table-cell>
          <table:table-cell table:style-name="ce5" table:formula="of:=RIGHT([.B610];1)" office:value-type="string" office:string-value="7" calcext:value-type="string">
            <text:p>7</text:p>
          </table:table-cell>
          <table:table-cell table:formula="of:=VALUE(COM.MICROSOFT.CONCAT([.C610];[.D610]))" office:value-type="float" office:value="77" calcext:value-type="float">
            <text:p>77</text:p>
          </table:table-cell>
          <table:table-cell table:style-name="ce14" table:formula="of:=(STRREV([.A610]))" office:value-type="string" office:string-value="7enoeerhteerhtsbsc" calcext:value-type="string">
            <text:p>7enoeerhteerhtsbsc</text:p>
          </table:table-cell>
          <table:table-cell table:formula="of:=ORG.LIBREOFFICE.REGEX([.A61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10];&quot;eno|owt|eerht|ruof|evif|xis|neves|thgie|enin|orez|\d&quot;;;1)" office:value-type="string" office:string-value="7" calcext:value-type="string">
            <text:p>7</text:p>
          </table:table-cell>
          <table:table-cell table:formula="of:=IF(ISNA([.G610]);&quot;&quot;;IF([.G610]=&quot;one&quot;;&quot;1&quot;;IF([.G610]=&quot;two&quot;;&quot;2&quot;;IF([.G610]=&quot;three&quot;;&quot;3&quot;;IF([.G610]=&quot;four&quot;;&quot;4&quot;;IF([.G610]=&quot;five&quot;;&quot;5&quot;;IF([.G610]=&quot;six&quot;;&quot;6&quot;;IF([.G610]=&quot;seven&quot;;&quot;7&quot;;IF([.G610]=&quot;eight&quot;;&quot;8&quot;;IF([.G610]=&quot;nine&quot;;&quot;9&quot;;IF([.G610]=&quot;zero&quot;;&quot;0&quot;;VALUE([.G610]))))))))))))" office:value-type="string" office:string-value="3" calcext:value-type="string">
            <text:p>3</text:p>
          </table:table-cell>
          <table:table-cell table:style-name="ce7" table:formula="of:=IF(ISNA([.H610]);&quot;&quot;;IF([.H610]=&quot;eno&quot;;&quot;1&quot;;IF([.H610]=&quot;owt&quot;;&quot;2&quot;;IF([.H610]=&quot;eerht&quot;;&quot;3&quot;;IF([.H610]=&quot;ruof&quot;;&quot;4&quot;;IF([.H610]=&quot;evif&quot;;&quot;5&quot;;IF([.H610]=&quot;xis&quot;;&quot;6&quot;;IF([.H610]=&quot;neves&quot;;&quot;7&quot;;IF([.H610]=&quot;thgie&quot;;&quot;8&quot;;IF([.H610]=&quot;enin&quot;;&quot;9&quot;;IF([.H610]=&quot;orez&quot;;&quot;0&quot;;[.H610])))))))))))" office:value-type="string" office:string-value="7" calcext:value-type="string">
            <text:p>7</text:p>
          </table:table-cell>
          <table:table-cell table:formula="of:=IF(ISNA([.G610]);&quot;&quot;;VALUE(COM.MICROSOFT.CONCAT([.I610:.J610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t8</text:p>
          </table:table-cell>
          <table:table-cell table:style-name="ce4" table:formula="of:=ORG.LIBREOFFICE.REGEX([.A611];&quot;\D&quot;;&quot;&quot;;&quot;g&quot;)" office:value-type="string" office:string-value="8" calcext:value-type="string">
            <text:p>8</text:p>
          </table:table-cell>
          <table:table-cell table:formula="of:=LEFT([.B611];1)" office:value-type="string" office:string-value="8" calcext:value-type="string">
            <text:p>8</text:p>
          </table:table-cell>
          <table:table-cell table:style-name="ce5" table:formula="of:=RIGHT([.B611];1)" office:value-type="string" office:string-value="8" calcext:value-type="string">
            <text:p>8</text:p>
          </table:table-cell>
          <table:table-cell table:formula="of:=VALUE(COM.MICROSOFT.CONCAT([.C611];[.D611]))" office:value-type="float" office:value="88" calcext:value-type="float">
            <text:p>88</text:p>
          </table:table-cell>
          <table:table-cell table:style-name="ce14" table:formula="of:=(STRREV([.A611]))" office:value-type="string" office:string-value="8tps" calcext:value-type="string">
            <text:p>8tps</text:p>
          </table:table-cell>
          <table:table-cell table:formula="of:=ORG.LIBREOFFICE.REGEX([.A61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11];&quot;eno|owt|eerht|ruof|evif|xis|neves|thgie|enin|orez|\d&quot;;;1)" office:value-type="string" office:string-value="8" calcext:value-type="string">
            <text:p>8</text:p>
          </table:table-cell>
          <table:table-cell table:formula="of:=IF(ISNA([.G611]);&quot;&quot;;IF([.G611]=&quot;one&quot;;&quot;1&quot;;IF([.G611]=&quot;two&quot;;&quot;2&quot;;IF([.G611]=&quot;three&quot;;&quot;3&quot;;IF([.G611]=&quot;four&quot;;&quot;4&quot;;IF([.G611]=&quot;five&quot;;&quot;5&quot;;IF([.G611]=&quot;six&quot;;&quot;6&quot;;IF([.G611]=&quot;seven&quot;;&quot;7&quot;;IF([.G611]=&quot;eight&quot;;&quot;8&quot;;IF([.G611]=&quot;nine&quot;;&quot;9&quot;;IF([.G611]=&quot;zero&quot;;&quot;0&quot;;VALUE([.G611]))))))))))))" office:value-type="float" office:value="8" calcext:value-type="float">
            <text:p>8</text:p>
          </table:table-cell>
          <table:table-cell table:style-name="ce7" table:formula="of:=IF(ISNA([.H611]);&quot;&quot;;IF([.H611]=&quot;eno&quot;;&quot;1&quot;;IF([.H611]=&quot;owt&quot;;&quot;2&quot;;IF([.H611]=&quot;eerht&quot;;&quot;3&quot;;IF([.H611]=&quot;ruof&quot;;&quot;4&quot;;IF([.H611]=&quot;evif&quot;;&quot;5&quot;;IF([.H611]=&quot;xis&quot;;&quot;6&quot;;IF([.H611]=&quot;neves&quot;;&quot;7&quot;;IF([.H611]=&quot;thgie&quot;;&quot;8&quot;;IF([.H611]=&quot;enin&quot;;&quot;9&quot;;IF([.H611]=&quot;orez&quot;;&quot;0&quot;;[.H611])))))))))))" office:value-type="string" office:string-value="8" calcext:value-type="string">
            <text:p>8</text:p>
          </table:table-cell>
          <table:table-cell table:style-name="ce7" table:formula="of:=IF(ISNA([.G611]);&quot;&quot;;VALUE(COM.MICROSOFT.CONCAT([.I611:.J61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521</text:p>
          </table:table-cell>
          <table:table-cell table:style-name="ce4" table:formula="of:=ORG.LIBREOFFICE.REGEX([.A612];&quot;\D&quot;;&quot;&quot;;&quot;g&quot;)" office:value-type="string" office:string-value="521" calcext:value-type="string">
            <text:p>521</text:p>
          </table:table-cell>
          <table:table-cell table:formula="of:=LEFT([.B612];1)" office:value-type="string" office:string-value="5" calcext:value-type="string">
            <text:p>5</text:p>
          </table:table-cell>
          <table:table-cell table:style-name="ce5" table:formula="of:=RIGHT([.B612];1)" office:value-type="string" office:string-value="1" calcext:value-type="string">
            <text:p>1</text:p>
          </table:table-cell>
          <table:table-cell table:formula="of:=VALUE(COM.MICROSOFT.CONCAT([.C612];[.D612]))" office:value-type="float" office:value="51" calcext:value-type="float">
            <text:p>51</text:p>
          </table:table-cell>
          <table:table-cell table:style-name="ce14" table:formula="of:=(STRREV([.A612]))" office:value-type="string" office:string-value="125evif" calcext:value-type="string">
            <text:p>125evif</text:p>
          </table:table-cell>
          <table:table-cell table:formula="of:=ORG.LIBREOFFICE.REGEX([.A61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612];&quot;eno|owt|eerht|ruof|evif|xis|neves|thgie|enin|orez|\d&quot;;;1)" office:value-type="string" office:string-value="1" calcext:value-type="string">
            <text:p>1</text:p>
          </table:table-cell>
          <table:table-cell table:formula="of:=IF(ISNA([.G612]);&quot;&quot;;IF([.G612]=&quot;one&quot;;&quot;1&quot;;IF([.G612]=&quot;two&quot;;&quot;2&quot;;IF([.G612]=&quot;three&quot;;&quot;3&quot;;IF([.G612]=&quot;four&quot;;&quot;4&quot;;IF([.G612]=&quot;five&quot;;&quot;5&quot;;IF([.G612]=&quot;six&quot;;&quot;6&quot;;IF([.G612]=&quot;seven&quot;;&quot;7&quot;;IF([.G612]=&quot;eight&quot;;&quot;8&quot;;IF([.G612]=&quot;nine&quot;;&quot;9&quot;;IF([.G612]=&quot;zero&quot;;&quot;0&quot;;VALUE([.G612]))))))))))))" office:value-type="string" office:string-value="5" calcext:value-type="string">
            <text:p>5</text:p>
          </table:table-cell>
          <table:table-cell table:style-name="ce7" table:formula="of:=IF(ISNA([.H612]);&quot;&quot;;IF([.H612]=&quot;eno&quot;;&quot;1&quot;;IF([.H612]=&quot;owt&quot;;&quot;2&quot;;IF([.H612]=&quot;eerht&quot;;&quot;3&quot;;IF([.H612]=&quot;ruof&quot;;&quot;4&quot;;IF([.H612]=&quot;evif&quot;;&quot;5&quot;;IF([.H612]=&quot;xis&quot;;&quot;6&quot;;IF([.H612]=&quot;neves&quot;;&quot;7&quot;;IF([.H612]=&quot;thgie&quot;;&quot;8&quot;;IF([.H612]=&quot;enin&quot;;&quot;9&quot;;IF([.H612]=&quot;orez&quot;;&quot;0&quot;;[.H612])))))))))))" office:value-type="string" office:string-value="1" calcext:value-type="string">
            <text:p>1</text:p>
          </table:table-cell>
          <table:table-cell table:formula="of:=IF(ISNA([.G612]);&quot;&quot;;VALUE(COM.MICROSOFT.CONCAT([.I612:.J612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wo5three369eight9</text:p>
          </table:table-cell>
          <table:table-cell table:style-name="ce4" table:formula="of:=ORG.LIBREOFFICE.REGEX([.A613];&quot;\D&quot;;&quot;&quot;;&quot;g&quot;)" office:value-type="string" office:string-value="53699" calcext:value-type="string">
            <text:p>53699</text:p>
          </table:table-cell>
          <table:table-cell table:formula="of:=LEFT([.B613];1)" office:value-type="string" office:string-value="5" calcext:value-type="string">
            <text:p>5</text:p>
          </table:table-cell>
          <table:table-cell table:style-name="ce5" table:formula="of:=RIGHT([.B613];1)" office:value-type="string" office:string-value="9" calcext:value-type="string">
            <text:p>9</text:p>
          </table:table-cell>
          <table:table-cell table:formula="of:=VALUE(COM.MICROSOFT.CONCAT([.C613];[.D613]))" office:value-type="float" office:value="59" calcext:value-type="float">
            <text:p>59</text:p>
          </table:table-cell>
          <table:table-cell table:style-name="ce14" table:formula="of:=(STRREV([.A613]))" office:value-type="string" office:string-value="9thgie963eerht5owtthgie" calcext:value-type="string">
            <text:p>9thgie963eerht5owtthgie</text:p>
          </table:table-cell>
          <table:table-cell table:formula="of:=ORG.LIBREOFFICE.REGEX([.A61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13];&quot;eno|owt|eerht|ruof|evif|xis|neves|thgie|enin|orez|\d&quot;;;1)" office:value-type="string" office:string-value="9" calcext:value-type="string">
            <text:p>9</text:p>
          </table:table-cell>
          <table:table-cell table:formula="of:=IF(ISNA([.G613]);&quot;&quot;;IF([.G613]=&quot;one&quot;;&quot;1&quot;;IF([.G613]=&quot;two&quot;;&quot;2&quot;;IF([.G613]=&quot;three&quot;;&quot;3&quot;;IF([.G613]=&quot;four&quot;;&quot;4&quot;;IF([.G613]=&quot;five&quot;;&quot;5&quot;;IF([.G613]=&quot;six&quot;;&quot;6&quot;;IF([.G613]=&quot;seven&quot;;&quot;7&quot;;IF([.G613]=&quot;eight&quot;;&quot;8&quot;;IF([.G613]=&quot;nine&quot;;&quot;9&quot;;IF([.G613]=&quot;zero&quot;;&quot;0&quot;;VALUE([.G613]))))))))))))" office:value-type="string" office:string-value="8" calcext:value-type="string">
            <text:p>8</text:p>
          </table:table-cell>
          <table:table-cell table:style-name="ce7" table:formula="of:=IF(ISNA([.H613]);&quot;&quot;;IF([.H613]=&quot;eno&quot;;&quot;1&quot;;IF([.H613]=&quot;owt&quot;;&quot;2&quot;;IF([.H613]=&quot;eerht&quot;;&quot;3&quot;;IF([.H613]=&quot;ruof&quot;;&quot;4&quot;;IF([.H613]=&quot;evif&quot;;&quot;5&quot;;IF([.H613]=&quot;xis&quot;;&quot;6&quot;;IF([.H613]=&quot;neves&quot;;&quot;7&quot;;IF([.H613]=&quot;thgie&quot;;&quot;8&quot;;IF([.H613]=&quot;enin&quot;;&quot;9&quot;;IF([.H613]=&quot;orez&quot;;&quot;0&quot;;[.H613])))))))))))" office:value-type="string" office:string-value="9" calcext:value-type="string">
            <text:p>9</text:p>
          </table:table-cell>
          <table:table-cell table:formula="of:=IF(ISNA([.G613]);&quot;&quot;;VALUE(COM.MICROSOFT.CONCAT([.I613:.J613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3ck8</text:p>
          </table:table-cell>
          <table:table-cell table:style-name="ce4" table:formula="of:=ORG.LIBREOFFICE.REGEX([.A614];&quot;\D&quot;;&quot;&quot;;&quot;g&quot;)" office:value-type="string" office:string-value="538" calcext:value-type="string">
            <text:p>538</text:p>
          </table:table-cell>
          <table:table-cell table:formula="of:=LEFT([.B614];1)" office:value-type="string" office:string-value="5" calcext:value-type="string">
            <text:p>5</text:p>
          </table:table-cell>
          <table:table-cell table:style-name="ce5" table:formula="of:=RIGHT([.B614];1)" office:value-type="string" office:string-value="8" calcext:value-type="string">
            <text:p>8</text:p>
          </table:table-cell>
          <table:table-cell table:formula="of:=VALUE(COM.MICROSOFT.CONCAT([.C614];[.D614]))" office:value-type="float" office:value="58" calcext:value-type="float">
            <text:p>58</text:p>
          </table:table-cell>
          <table:table-cell table:style-name="ce14" table:formula="of:=(STRREV([.A614]))" office:value-type="string" office:string-value="8kc35" calcext:value-type="string">
            <text:p>8kc35</text:p>
          </table:table-cell>
          <table:table-cell table:formula="of:=ORG.LIBREOFFICE.REGEX([.A61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14];&quot;eno|owt|eerht|ruof|evif|xis|neves|thgie|enin|orez|\d&quot;;;1)" office:value-type="string" office:string-value="8" calcext:value-type="string">
            <text:p>8</text:p>
          </table:table-cell>
          <table:table-cell table:formula="of:=IF(ISNA([.G614]);&quot;&quot;;IF([.G614]=&quot;one&quot;;&quot;1&quot;;IF([.G614]=&quot;two&quot;;&quot;2&quot;;IF([.G614]=&quot;three&quot;;&quot;3&quot;;IF([.G614]=&quot;four&quot;;&quot;4&quot;;IF([.G614]=&quot;five&quot;;&quot;5&quot;;IF([.G614]=&quot;six&quot;;&quot;6&quot;;IF([.G614]=&quot;seven&quot;;&quot;7&quot;;IF([.G614]=&quot;eight&quot;;&quot;8&quot;;IF([.G614]=&quot;nine&quot;;&quot;9&quot;;IF([.G614]=&quot;zero&quot;;&quot;0&quot;;VALUE([.G614]))))))))))))" office:value-type="float" office:value="5" calcext:value-type="float">
            <text:p>5</text:p>
          </table:table-cell>
          <table:table-cell table:style-name="ce7" table:formula="of:=IF(ISNA([.H614]);&quot;&quot;;IF([.H614]=&quot;eno&quot;;&quot;1&quot;;IF([.H614]=&quot;owt&quot;;&quot;2&quot;;IF([.H614]=&quot;eerht&quot;;&quot;3&quot;;IF([.H614]=&quot;ruof&quot;;&quot;4&quot;;IF([.H614]=&quot;evif&quot;;&quot;5&quot;;IF([.H614]=&quot;xis&quot;;&quot;6&quot;;IF([.H614]=&quot;neves&quot;;&quot;7&quot;;IF([.H614]=&quot;thgie&quot;;&quot;8&quot;;IF([.H614]=&quot;enin&quot;;&quot;9&quot;;IF([.H614]=&quot;orez&quot;;&quot;0&quot;;[.H614])))))))))))" office:value-type="string" office:string-value="8" calcext:value-type="string">
            <text:p>8</text:p>
          </table:table-cell>
          <table:table-cell table:style-name="ce7" table:formula="of:=IF(ISNA([.G614]);&quot;&quot;;VALUE(COM.MICROSOFT.CONCAT([.I614:.J614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69fdxfvtninesdbnvtwo4</text:p>
          </table:table-cell>
          <table:table-cell table:style-name="ce4" table:formula="of:=ORG.LIBREOFFICE.REGEX([.A615];&quot;\D&quot;;&quot;&quot;;&quot;g&quot;)" office:value-type="string" office:string-value="5694" calcext:value-type="string">
            <text:p>5694</text:p>
          </table:table-cell>
          <table:table-cell table:formula="of:=LEFT([.B615];1)" office:value-type="string" office:string-value="5" calcext:value-type="string">
            <text:p>5</text:p>
          </table:table-cell>
          <table:table-cell table:style-name="ce5" table:formula="of:=RIGHT([.B615];1)" office:value-type="string" office:string-value="4" calcext:value-type="string">
            <text:p>4</text:p>
          </table:table-cell>
          <table:table-cell table:formula="of:=VALUE(COM.MICROSOFT.CONCAT([.C615];[.D615]))" office:value-type="float" office:value="54" calcext:value-type="float">
            <text:p>54</text:p>
          </table:table-cell>
          <table:table-cell table:style-name="ce14" table:formula="of:=(STRREV([.A615]))" office:value-type="string" office:string-value="4owtvnbdsenintvfxdf965" calcext:value-type="string">
            <text:p>4owtvnbdsenintvfxdf965</text:p>
          </table:table-cell>
          <table:table-cell table:formula="of:=ORG.LIBREOFFICE.REGEX([.A61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15];&quot;eno|owt|eerht|ruof|evif|xis|neves|thgie|enin|orez|\d&quot;;;1)" office:value-type="string" office:string-value="4" calcext:value-type="string">
            <text:p>4</text:p>
          </table:table-cell>
          <table:table-cell table:formula="of:=IF(ISNA([.G615]);&quot;&quot;;IF([.G615]=&quot;one&quot;;&quot;1&quot;;IF([.G615]=&quot;two&quot;;&quot;2&quot;;IF([.G615]=&quot;three&quot;;&quot;3&quot;;IF([.G615]=&quot;four&quot;;&quot;4&quot;;IF([.G615]=&quot;five&quot;;&quot;5&quot;;IF([.G615]=&quot;six&quot;;&quot;6&quot;;IF([.G615]=&quot;seven&quot;;&quot;7&quot;;IF([.G615]=&quot;eight&quot;;&quot;8&quot;;IF([.G615]=&quot;nine&quot;;&quot;9&quot;;IF([.G615]=&quot;zero&quot;;&quot;0&quot;;VALUE([.G615]))))))))))))" office:value-type="float" office:value="5" calcext:value-type="float">
            <text:p>5</text:p>
          </table:table-cell>
          <table:table-cell table:style-name="ce7" table:formula="of:=IF(ISNA([.H615]);&quot;&quot;;IF([.H615]=&quot;eno&quot;;&quot;1&quot;;IF([.H615]=&quot;owt&quot;;&quot;2&quot;;IF([.H615]=&quot;eerht&quot;;&quot;3&quot;;IF([.H615]=&quot;ruof&quot;;&quot;4&quot;;IF([.H615]=&quot;evif&quot;;&quot;5&quot;;IF([.H615]=&quot;xis&quot;;&quot;6&quot;;IF([.H615]=&quot;neves&quot;;&quot;7&quot;;IF([.H615]=&quot;thgie&quot;;&quot;8&quot;;IF([.H615]=&quot;enin&quot;;&quot;9&quot;;IF([.H615]=&quot;orez&quot;;&quot;0&quot;;[.H615])))))))))))" office:value-type="string" office:string-value="4" calcext:value-type="string">
            <text:p>4</text:p>
          </table:table-cell>
          <table:table-cell table:formula="of:=IF(ISNA([.G615]);&quot;&quot;;VALUE(COM.MICROSOFT.CONCAT([.I615:.J615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vvctrsjpvgzphgxblm6sixfourfive</text:p>
          </table:table-cell>
          <table:table-cell table:style-name="ce4" table:formula="of:=ORG.LIBREOFFICE.REGEX([.A616];&quot;\D&quot;;&quot;&quot;;&quot;g&quot;)" office:value-type="string" office:string-value="6" calcext:value-type="string">
            <text:p>6</text:p>
          </table:table-cell>
          <table:table-cell table:formula="of:=LEFT([.B616];1)" office:value-type="string" office:string-value="6" calcext:value-type="string">
            <text:p>6</text:p>
          </table:table-cell>
          <table:table-cell table:style-name="ce5" table:formula="of:=RIGHT([.B616];1)" office:value-type="string" office:string-value="6" calcext:value-type="string">
            <text:p>6</text:p>
          </table:table-cell>
          <table:table-cell table:formula="of:=VALUE(COM.MICROSOFT.CONCAT([.C616];[.D616]))" office:value-type="float" office:value="66" calcext:value-type="float">
            <text:p>66</text:p>
          </table:table-cell>
          <table:table-cell table:style-name="ce14" table:formula="of:=(STRREV([.A616]))" office:value-type="string" office:string-value="evifruofxis6mlbxghpzgvpjsrtcvvneves" calcext:value-type="string">
            <text:p>evifruofxis6mlbxghpzgvpjsrtcvvneves</text:p>
          </table:table-cell>
          <table:table-cell table:formula="of:=ORG.LIBREOFFICE.REGEX([.A61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16];&quot;eno|owt|eerht|ruof|evif|xis|neves|thgie|enin|orez|\d&quot;;;1)" office:value-type="string" office:string-value="evif" calcext:value-type="string">
            <text:p>evif</text:p>
          </table:table-cell>
          <table:table-cell table:formula="of:=IF(ISNA([.G616]);&quot;&quot;;IF([.G616]=&quot;one&quot;;&quot;1&quot;;IF([.G616]=&quot;two&quot;;&quot;2&quot;;IF([.G616]=&quot;three&quot;;&quot;3&quot;;IF([.G616]=&quot;four&quot;;&quot;4&quot;;IF([.G616]=&quot;five&quot;;&quot;5&quot;;IF([.G616]=&quot;six&quot;;&quot;6&quot;;IF([.G616]=&quot;seven&quot;;&quot;7&quot;;IF([.G616]=&quot;eight&quot;;&quot;8&quot;;IF([.G616]=&quot;nine&quot;;&quot;9&quot;;IF([.G616]=&quot;zero&quot;;&quot;0&quot;;VALUE([.G616]))))))))))))" office:value-type="string" office:string-value="7" calcext:value-type="string">
            <text:p>7</text:p>
          </table:table-cell>
          <table:table-cell table:style-name="ce7" table:formula="of:=IF(ISNA([.H616]);&quot;&quot;;IF([.H616]=&quot;eno&quot;;&quot;1&quot;;IF([.H616]=&quot;owt&quot;;&quot;2&quot;;IF([.H616]=&quot;eerht&quot;;&quot;3&quot;;IF([.H616]=&quot;ruof&quot;;&quot;4&quot;;IF([.H616]=&quot;evif&quot;;&quot;5&quot;;IF([.H616]=&quot;xis&quot;;&quot;6&quot;;IF([.H616]=&quot;neves&quot;;&quot;7&quot;;IF([.H616]=&quot;thgie&quot;;&quot;8&quot;;IF([.H616]=&quot;enin&quot;;&quot;9&quot;;IF([.H616]=&quot;orez&quot;;&quot;0&quot;;[.H616])))))))))))" office:value-type="string" office:string-value="5" calcext:value-type="string">
            <text:p>5</text:p>
          </table:table-cell>
          <table:table-cell table:formula="of:=IF(ISNA([.G616]);&quot;&quot;;VALUE(COM.MICROSOFT.CONCAT([.I616:.J61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6xtcdkmqf15</text:p>
          </table:table-cell>
          <table:table-cell table:style-name="ce4" table:formula="of:=ORG.LIBREOFFICE.REGEX([.A617];&quot;\D&quot;;&quot;&quot;;&quot;g&quot;)" office:value-type="string" office:string-value="615" calcext:value-type="string">
            <text:p>615</text:p>
          </table:table-cell>
          <table:table-cell table:formula="of:=LEFT([.B617];1)" office:value-type="string" office:string-value="6" calcext:value-type="string">
            <text:p>6</text:p>
          </table:table-cell>
          <table:table-cell table:style-name="ce5" table:formula="of:=RIGHT([.B617];1)" office:value-type="string" office:string-value="5" calcext:value-type="string">
            <text:p>5</text:p>
          </table:table-cell>
          <table:table-cell table:formula="of:=VALUE(COM.MICROSOFT.CONCAT([.C617];[.D617]))" office:value-type="float" office:value="65" calcext:value-type="float">
            <text:p>65</text:p>
          </table:table-cell>
          <table:table-cell table:style-name="ce14" table:formula="of:=(STRREV([.A617]))" office:value-type="string" office:string-value="51fqmkdctx6neves" calcext:value-type="string">
            <text:p>51fqmkdctx6neves</text:p>
          </table:table-cell>
          <table:table-cell table:formula="of:=ORG.LIBREOFFICE.REGEX([.A61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17];&quot;eno|owt|eerht|ruof|evif|xis|neves|thgie|enin|orez|\d&quot;;;1)" office:value-type="string" office:string-value="5" calcext:value-type="string">
            <text:p>5</text:p>
          </table:table-cell>
          <table:table-cell table:formula="of:=IF(ISNA([.G617]);&quot;&quot;;IF([.G617]=&quot;one&quot;;&quot;1&quot;;IF([.G617]=&quot;two&quot;;&quot;2&quot;;IF([.G617]=&quot;three&quot;;&quot;3&quot;;IF([.G617]=&quot;four&quot;;&quot;4&quot;;IF([.G617]=&quot;five&quot;;&quot;5&quot;;IF([.G617]=&quot;six&quot;;&quot;6&quot;;IF([.G617]=&quot;seven&quot;;&quot;7&quot;;IF([.G617]=&quot;eight&quot;;&quot;8&quot;;IF([.G617]=&quot;nine&quot;;&quot;9&quot;;IF([.G617]=&quot;zero&quot;;&quot;0&quot;;VALUE([.G617]))))))))))))" office:value-type="string" office:string-value="7" calcext:value-type="string">
            <text:p>7</text:p>
          </table:table-cell>
          <table:table-cell table:style-name="ce7" table:formula="of:=IF(ISNA([.H617]);&quot;&quot;;IF([.H617]=&quot;eno&quot;;&quot;1&quot;;IF([.H617]=&quot;owt&quot;;&quot;2&quot;;IF([.H617]=&quot;eerht&quot;;&quot;3&quot;;IF([.H617]=&quot;ruof&quot;;&quot;4&quot;;IF([.H617]=&quot;evif&quot;;&quot;5&quot;;IF([.H617]=&quot;xis&quot;;&quot;6&quot;;IF([.H617]=&quot;neves&quot;;&quot;7&quot;;IF([.H617]=&quot;thgie&quot;;&quot;8&quot;;IF([.H617]=&quot;enin&quot;;&quot;9&quot;;IF([.H617]=&quot;orez&quot;;&quot;0&quot;;[.H617])))))))))))" office:value-type="string" office:string-value="5" calcext:value-type="string">
            <text:p>5</text:p>
          </table:table-cell>
          <table:table-cell table:formula="of:=IF(ISNA([.G617]);&quot;&quot;;VALUE(COM.MICROSOFT.CONCAT([.I617:.J617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hree8233eightqhhpkrcjq</text:p>
          </table:table-cell>
          <table:table-cell table:style-name="ce4" table:formula="of:=ORG.LIBREOFFICE.REGEX([.A618];&quot;\D&quot;;&quot;&quot;;&quot;g&quot;)" office:value-type="string" office:string-value="8233" calcext:value-type="string">
            <text:p>8233</text:p>
          </table:table-cell>
          <table:table-cell table:formula="of:=LEFT([.B618];1)" office:value-type="string" office:string-value="8" calcext:value-type="string">
            <text:p>8</text:p>
          </table:table-cell>
          <table:table-cell table:style-name="ce5" table:formula="of:=RIGHT([.B618];1)" office:value-type="string" office:string-value="3" calcext:value-type="string">
            <text:p>3</text:p>
          </table:table-cell>
          <table:table-cell table:formula="of:=VALUE(COM.MICROSOFT.CONCAT([.C618];[.D618]))" office:value-type="float" office:value="83" calcext:value-type="float">
            <text:p>83</text:p>
          </table:table-cell>
          <table:table-cell table:style-name="ce14" table:formula="of:=(STRREV([.A618]))" office:value-type="string" office:string-value="qjcrkphhqthgie3328eerhtowt" calcext:value-type="string">
            <text:p>qjcrkphhqthgie3328eerhtowt</text:p>
          </table:table-cell>
          <table:table-cell table:formula="of:=ORG.LIBREOFFICE.REGEX([.A61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1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18]);&quot;&quot;;IF([.G618]=&quot;one&quot;;&quot;1&quot;;IF([.G618]=&quot;two&quot;;&quot;2&quot;;IF([.G618]=&quot;three&quot;;&quot;3&quot;;IF([.G618]=&quot;four&quot;;&quot;4&quot;;IF([.G618]=&quot;five&quot;;&quot;5&quot;;IF([.G618]=&quot;six&quot;;&quot;6&quot;;IF([.G618]=&quot;seven&quot;;&quot;7&quot;;IF([.G618]=&quot;eight&quot;;&quot;8&quot;;IF([.G618]=&quot;nine&quot;;&quot;9&quot;;IF([.G618]=&quot;zero&quot;;&quot;0&quot;;VALUE([.G618]))))))))))))" office:value-type="string" office:string-value="2" calcext:value-type="string">
            <text:p>2</text:p>
          </table:table-cell>
          <table:table-cell table:style-name="ce7" table:formula="of:=IF(ISNA([.H618]);&quot;&quot;;IF([.H618]=&quot;eno&quot;;&quot;1&quot;;IF([.H618]=&quot;owt&quot;;&quot;2&quot;;IF([.H618]=&quot;eerht&quot;;&quot;3&quot;;IF([.H618]=&quot;ruof&quot;;&quot;4&quot;;IF([.H618]=&quot;evif&quot;;&quot;5&quot;;IF([.H618]=&quot;xis&quot;;&quot;6&quot;;IF([.H618]=&quot;neves&quot;;&quot;7&quot;;IF([.H618]=&quot;thgie&quot;;&quot;8&quot;;IF([.H618]=&quot;enin&quot;;&quot;9&quot;;IF([.H618]=&quot;orez&quot;;&quot;0&quot;;[.H618])))))))))))" office:value-type="string" office:string-value="8" calcext:value-type="string">
            <text:p>8</text:p>
          </table:table-cell>
          <table:table-cell table:formula="of:=IF(ISNA([.G618]);&quot;&quot;;VALUE(COM.MICROSOFT.CONCAT([.I618:.J618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mmvdqtvqsfqqdzmjl8six7four</text:p>
          </table:table-cell>
          <table:table-cell table:style-name="ce4" table:formula="of:=ORG.LIBREOFFICE.REGEX([.A619];&quot;\D&quot;;&quot;&quot;;&quot;g&quot;)" office:value-type="string" office:string-value="87" calcext:value-type="string">
            <text:p>87</text:p>
          </table:table-cell>
          <table:table-cell table:formula="of:=LEFT([.B619];1)" office:value-type="string" office:string-value="8" calcext:value-type="string">
            <text:p>8</text:p>
          </table:table-cell>
          <table:table-cell table:style-name="ce5" table:formula="of:=RIGHT([.B619];1)" office:value-type="string" office:string-value="7" calcext:value-type="string">
            <text:p>7</text:p>
          </table:table-cell>
          <table:table-cell table:formula="of:=VALUE(COM.MICROSOFT.CONCAT([.C619];[.D619]))" office:value-type="float" office:value="87" calcext:value-type="float">
            <text:p>87</text:p>
          </table:table-cell>
          <table:table-cell table:style-name="ce14" table:formula="of:=(STRREV([.A619]))" office:value-type="string" office:string-value="ruof7xis8ljmzdqqfsqvtqdvmmpb" calcext:value-type="string">
            <text:p>ruof7xis8ljmzdqqfsqvtqdvmmpb</text:p>
          </table:table-cell>
          <table:table-cell table:formula="of:=ORG.LIBREOFFICE.REGEX([.A61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19];&quot;eno|owt|eerht|ruof|evif|xis|neves|thgie|enin|orez|\d&quot;;;1)" office:value-type="string" office:string-value="ruof" calcext:value-type="string">
            <text:p>ruof</text:p>
          </table:table-cell>
          <table:table-cell table:formula="of:=IF(ISNA([.G619]);&quot;&quot;;IF([.G619]=&quot;one&quot;;&quot;1&quot;;IF([.G619]=&quot;two&quot;;&quot;2&quot;;IF([.G619]=&quot;three&quot;;&quot;3&quot;;IF([.G619]=&quot;four&quot;;&quot;4&quot;;IF([.G619]=&quot;five&quot;;&quot;5&quot;;IF([.G619]=&quot;six&quot;;&quot;6&quot;;IF([.G619]=&quot;seven&quot;;&quot;7&quot;;IF([.G619]=&quot;eight&quot;;&quot;8&quot;;IF([.G619]=&quot;nine&quot;;&quot;9&quot;;IF([.G619]=&quot;zero&quot;;&quot;0&quot;;VALUE([.G619]))))))))))))" office:value-type="float" office:value="8" calcext:value-type="float">
            <text:p>8</text:p>
          </table:table-cell>
          <table:table-cell table:style-name="ce7" table:formula="of:=IF(ISNA([.H619]);&quot;&quot;;IF([.H619]=&quot;eno&quot;;&quot;1&quot;;IF([.H619]=&quot;owt&quot;;&quot;2&quot;;IF([.H619]=&quot;eerht&quot;;&quot;3&quot;;IF([.H619]=&quot;ruof&quot;;&quot;4&quot;;IF([.H619]=&quot;evif&quot;;&quot;5&quot;;IF([.H619]=&quot;xis&quot;;&quot;6&quot;;IF([.H619]=&quot;neves&quot;;&quot;7&quot;;IF([.H619]=&quot;thgie&quot;;&quot;8&quot;;IF([.H619]=&quot;enin&quot;;&quot;9&quot;;IF([.H619]=&quot;orez&quot;;&quot;0&quot;;[.H619])))))))))))" office:value-type="string" office:string-value="4" calcext:value-type="string">
            <text:p>4</text:p>
          </table:table-cell>
          <table:table-cell table:formula="of:=IF(ISNA([.G619]);&quot;&quot;;VALUE(COM.MICROSOFT.CONCAT([.I619:.J619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wodktpzlvmqpgrfbbsix5</text:p>
          </table:table-cell>
          <table:table-cell table:style-name="ce4" table:formula="of:=ORG.LIBREOFFICE.REGEX([.A620];&quot;\D&quot;;&quot;&quot;;&quot;g&quot;)" office:value-type="string" office:string-value="85" calcext:value-type="string">
            <text:p>85</text:p>
          </table:table-cell>
          <table:table-cell table:formula="of:=LEFT([.B620];1)" office:value-type="string" office:string-value="8" calcext:value-type="string">
            <text:p>8</text:p>
          </table:table-cell>
          <table:table-cell table:style-name="ce5" table:formula="of:=RIGHT([.B620];1)" office:value-type="string" office:string-value="5" calcext:value-type="string">
            <text:p>5</text:p>
          </table:table-cell>
          <table:table-cell table:formula="of:=VALUE(COM.MICROSOFT.CONCAT([.C620];[.D620]))" office:value-type="float" office:value="85" calcext:value-type="float">
            <text:p>85</text:p>
          </table:table-cell>
          <table:table-cell table:style-name="ce14" table:formula="of:=(STRREV([.A620]))" office:value-type="string" office:string-value="5xisbbfrgpqmvlzptkdowt8" calcext:value-type="string">
            <text:p>5xisbbfrgpqmvlzptkdowt8</text:p>
          </table:table-cell>
          <table:table-cell table:formula="of:=ORG.LIBREOFFICE.REGEX([.A62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20];&quot;eno|owt|eerht|ruof|evif|xis|neves|thgie|enin|orez|\d&quot;;;1)" office:value-type="string" office:string-value="5" calcext:value-type="string">
            <text:p>5</text:p>
          </table:table-cell>
          <table:table-cell table:formula="of:=IF(ISNA([.G620]);&quot;&quot;;IF([.G620]=&quot;one&quot;;&quot;1&quot;;IF([.G620]=&quot;two&quot;;&quot;2&quot;;IF([.G620]=&quot;three&quot;;&quot;3&quot;;IF([.G620]=&quot;four&quot;;&quot;4&quot;;IF([.G620]=&quot;five&quot;;&quot;5&quot;;IF([.G620]=&quot;six&quot;;&quot;6&quot;;IF([.G620]=&quot;seven&quot;;&quot;7&quot;;IF([.G620]=&quot;eight&quot;;&quot;8&quot;;IF([.G620]=&quot;nine&quot;;&quot;9&quot;;IF([.G620]=&quot;zero&quot;;&quot;0&quot;;VALUE([.G620]))))))))))))" office:value-type="float" office:value="8" calcext:value-type="float">
            <text:p>8</text:p>
          </table:table-cell>
          <table:table-cell table:style-name="ce7" table:formula="of:=IF(ISNA([.H620]);&quot;&quot;;IF([.H620]=&quot;eno&quot;;&quot;1&quot;;IF([.H620]=&quot;owt&quot;;&quot;2&quot;;IF([.H620]=&quot;eerht&quot;;&quot;3&quot;;IF([.H620]=&quot;ruof&quot;;&quot;4&quot;;IF([.H620]=&quot;evif&quot;;&quot;5&quot;;IF([.H620]=&quot;xis&quot;;&quot;6&quot;;IF([.H620]=&quot;neves&quot;;&quot;7&quot;;IF([.H620]=&quot;thgie&quot;;&quot;8&quot;;IF([.H620]=&quot;enin&quot;;&quot;9&quot;;IF([.H620]=&quot;orez&quot;;&quot;0&quot;;[.H620])))))))))))" office:value-type="string" office:string-value="5" calcext:value-type="string">
            <text:p>5</text:p>
          </table:table-cell>
          <table:table-cell table:formula="of:=IF(ISNA([.G620]);&quot;&quot;;VALUE(COM.MICROSOFT.CONCAT([.I620:.J620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fmkthreeseventwo87125</text:p>
          </table:table-cell>
          <table:table-cell table:style-name="ce4" table:formula="of:=ORG.LIBREOFFICE.REGEX([.A621];&quot;\D&quot;;&quot;&quot;;&quot;g&quot;)" office:value-type="string" office:string-value="87125" calcext:value-type="string">
            <text:p>87125</text:p>
          </table:table-cell>
          <table:table-cell table:formula="of:=LEFT([.B621];1)" office:value-type="string" office:string-value="8" calcext:value-type="string">
            <text:p>8</text:p>
          </table:table-cell>
          <table:table-cell table:style-name="ce5" table:formula="of:=RIGHT([.B621];1)" office:value-type="string" office:string-value="5" calcext:value-type="string">
            <text:p>5</text:p>
          </table:table-cell>
          <table:table-cell table:formula="of:=VALUE(COM.MICROSOFT.CONCAT([.C621];[.D621]))" office:value-type="float" office:value="85" calcext:value-type="float">
            <text:p>85</text:p>
          </table:table-cell>
          <table:table-cell table:style-name="ce14" table:formula="of:=(STRREV([.A621]))" office:value-type="string" office:string-value="52178owtneveseerhtkmfqb" calcext:value-type="string">
            <text:p>52178owtneveseerhtkmfqb</text:p>
          </table:table-cell>
          <table:table-cell table:formula="of:=ORG.LIBREOFFICE.REGEX([.A62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21];&quot;eno|owt|eerht|ruof|evif|xis|neves|thgie|enin|orez|\d&quot;;;1)" office:value-type="string" office:string-value="5" calcext:value-type="string">
            <text:p>5</text:p>
          </table:table-cell>
          <table:table-cell table:formula="of:=IF(ISNA([.G621]);&quot;&quot;;IF([.G621]=&quot;one&quot;;&quot;1&quot;;IF([.G621]=&quot;two&quot;;&quot;2&quot;;IF([.G621]=&quot;three&quot;;&quot;3&quot;;IF([.G621]=&quot;four&quot;;&quot;4&quot;;IF([.G621]=&quot;five&quot;;&quot;5&quot;;IF([.G621]=&quot;six&quot;;&quot;6&quot;;IF([.G621]=&quot;seven&quot;;&quot;7&quot;;IF([.G621]=&quot;eight&quot;;&quot;8&quot;;IF([.G621]=&quot;nine&quot;;&quot;9&quot;;IF([.G621]=&quot;zero&quot;;&quot;0&quot;;VALUE([.G621]))))))))))))" office:value-type="string" office:string-value="3" calcext:value-type="string">
            <text:p>3</text:p>
          </table:table-cell>
          <table:table-cell table:style-name="ce7" table:formula="of:=IF(ISNA([.H621]);&quot;&quot;;IF([.H621]=&quot;eno&quot;;&quot;1&quot;;IF([.H621]=&quot;owt&quot;;&quot;2&quot;;IF([.H621]=&quot;eerht&quot;;&quot;3&quot;;IF([.H621]=&quot;ruof&quot;;&quot;4&quot;;IF([.H621]=&quot;evif&quot;;&quot;5&quot;;IF([.H621]=&quot;xis&quot;;&quot;6&quot;;IF([.H621]=&quot;neves&quot;;&quot;7&quot;;IF([.H621]=&quot;thgie&quot;;&quot;8&quot;;IF([.H621]=&quot;enin&quot;;&quot;9&quot;;IF([.H621]=&quot;orez&quot;;&quot;0&quot;;[.H621])))))))))))" office:value-type="string" office:string-value="5" calcext:value-type="string">
            <text:p>5</text:p>
          </table:table-cell>
          <table:table-cell table:formula="of:=IF(ISNA([.G621]);&quot;&quot;;VALUE(COM.MICROSOFT.CONCAT([.I621:.J621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bdttlgc2onehtf749skzfslflbt</text:p>
          </table:table-cell>
          <table:table-cell table:style-name="ce4" table:formula="of:=ORG.LIBREOFFICE.REGEX([.A622];&quot;\D&quot;;&quot;&quot;;&quot;g&quot;)" office:value-type="string" office:string-value="2749" calcext:value-type="string">
            <text:p>2749</text:p>
          </table:table-cell>
          <table:table-cell table:formula="of:=LEFT([.B622];1)" office:value-type="string" office:string-value="2" calcext:value-type="string">
            <text:p>2</text:p>
          </table:table-cell>
          <table:table-cell table:style-name="ce5" table:formula="of:=RIGHT([.B622];1)" office:value-type="string" office:string-value="9" calcext:value-type="string">
            <text:p>9</text:p>
          </table:table-cell>
          <table:table-cell table:formula="of:=VALUE(COM.MICROSOFT.CONCAT([.C622];[.D622]))" office:value-type="float" office:value="29" calcext:value-type="float">
            <text:p>29</text:p>
          </table:table-cell>
          <table:table-cell table:style-name="ce14" table:formula="of:=(STRREV([.A622]))" office:value-type="string" office:string-value="tblflsfzks947ftheno2cglttdbq" calcext:value-type="string">
            <text:p>tblflsfzks947ftheno2cglttdbq</text:p>
          </table:table-cell>
          <table:table-cell table:formula="of:=ORG.LIBREOFFICE.REGEX([.A62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22];&quot;eno|owt|eerht|ruof|evif|xis|neves|thgie|enin|orez|\d&quot;;;1)" office:value-type="string" office:string-value="9" calcext:value-type="string">
            <text:p>9</text:p>
          </table:table-cell>
          <table:table-cell table:formula="of:=IF(ISNA([.G622]);&quot;&quot;;IF([.G622]=&quot;one&quot;;&quot;1&quot;;IF([.G622]=&quot;two&quot;;&quot;2&quot;;IF([.G622]=&quot;three&quot;;&quot;3&quot;;IF([.G622]=&quot;four&quot;;&quot;4&quot;;IF([.G622]=&quot;five&quot;;&quot;5&quot;;IF([.G622]=&quot;six&quot;;&quot;6&quot;;IF([.G622]=&quot;seven&quot;;&quot;7&quot;;IF([.G622]=&quot;eight&quot;;&quot;8&quot;;IF([.G622]=&quot;nine&quot;;&quot;9&quot;;IF([.G622]=&quot;zero&quot;;&quot;0&quot;;VALUE([.G622]))))))))))))" office:value-type="float" office:value="2" calcext:value-type="float">
            <text:p>2</text:p>
          </table:table-cell>
          <table:table-cell table:style-name="ce7" table:formula="of:=IF(ISNA([.H622]);&quot;&quot;;IF([.H622]=&quot;eno&quot;;&quot;1&quot;;IF([.H622]=&quot;owt&quot;;&quot;2&quot;;IF([.H622]=&quot;eerht&quot;;&quot;3&quot;;IF([.H622]=&quot;ruof&quot;;&quot;4&quot;;IF([.H622]=&quot;evif&quot;;&quot;5&quot;;IF([.H622]=&quot;xis&quot;;&quot;6&quot;;IF([.H622]=&quot;neves&quot;;&quot;7&quot;;IF([.H622]=&quot;thgie&quot;;&quot;8&quot;;IF([.H622]=&quot;enin&quot;;&quot;9&quot;;IF([.H622]=&quot;orez&quot;;&quot;0&quot;;[.H622])))))))))))" office:value-type="string" office:string-value="9" calcext:value-type="string">
            <text:p>9</text:p>
          </table:table-cell>
          <table:table-cell table:formula="of:=IF(ISNA([.G622]);&quot;&quot;;VALUE(COM.MICROSOFT.CONCAT([.I622:.J622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79jbrh8threefivetwovgqphzpq</text:p>
          </table:table-cell>
          <table:table-cell table:style-name="ce4" table:formula="of:=ORG.LIBREOFFICE.REGEX([.A623];&quot;\D&quot;;&quot;&quot;;&quot;g&quot;)" office:value-type="string" office:string-value="798" calcext:value-type="string">
            <text:p>798</text:p>
          </table:table-cell>
          <table:table-cell table:formula="of:=LEFT([.B623];1)" office:value-type="string" office:string-value="7" calcext:value-type="string">
            <text:p>7</text:p>
          </table:table-cell>
          <table:table-cell table:style-name="ce5" table:formula="of:=RIGHT([.B623];1)" office:value-type="string" office:string-value="8" calcext:value-type="string">
            <text:p>8</text:p>
          </table:table-cell>
          <table:table-cell table:formula="of:=VALUE(COM.MICROSOFT.CONCAT([.C623];[.D623]))" office:value-type="float" office:value="78" calcext:value-type="float">
            <text:p>78</text:p>
          </table:table-cell>
          <table:table-cell table:style-name="ce14" table:formula="of:=(STRREV([.A623]))" office:value-type="string" office:string-value="qpzhpqgvowtevifeerht8hrbj97neves" calcext:value-type="string">
            <text:p>qpzhpqgvowtevifeerht8hrbj97neves</text:p>
          </table:table-cell>
          <table:table-cell table:formula="of:=ORG.LIBREOFFICE.REGEX([.A62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23];&quot;eno|owt|eerht|ruof|evif|xis|neves|thgie|enin|orez|\d&quot;;;1)" office:value-type="string" office:string-value="owt" calcext:value-type="string">
            <text:p>owt</text:p>
          </table:table-cell>
          <table:table-cell table:formula="of:=IF(ISNA([.G623]);&quot;&quot;;IF([.G623]=&quot;one&quot;;&quot;1&quot;;IF([.G623]=&quot;two&quot;;&quot;2&quot;;IF([.G623]=&quot;three&quot;;&quot;3&quot;;IF([.G623]=&quot;four&quot;;&quot;4&quot;;IF([.G623]=&quot;five&quot;;&quot;5&quot;;IF([.G623]=&quot;six&quot;;&quot;6&quot;;IF([.G623]=&quot;seven&quot;;&quot;7&quot;;IF([.G623]=&quot;eight&quot;;&quot;8&quot;;IF([.G623]=&quot;nine&quot;;&quot;9&quot;;IF([.G623]=&quot;zero&quot;;&quot;0&quot;;VALUE([.G623]))))))))))))" office:value-type="string" office:string-value="7" calcext:value-type="string">
            <text:p>7</text:p>
          </table:table-cell>
          <table:table-cell table:style-name="ce7" table:formula="of:=IF(ISNA([.H623]);&quot;&quot;;IF([.H623]=&quot;eno&quot;;&quot;1&quot;;IF([.H623]=&quot;owt&quot;;&quot;2&quot;;IF([.H623]=&quot;eerht&quot;;&quot;3&quot;;IF([.H623]=&quot;ruof&quot;;&quot;4&quot;;IF([.H623]=&quot;evif&quot;;&quot;5&quot;;IF([.H623]=&quot;xis&quot;;&quot;6&quot;;IF([.H623]=&quot;neves&quot;;&quot;7&quot;;IF([.H623]=&quot;thgie&quot;;&quot;8&quot;;IF([.H623]=&quot;enin&quot;;&quot;9&quot;;IF([.H623]=&quot;orez&quot;;&quot;0&quot;;[.H623])))))))))))" office:value-type="string" office:string-value="2" calcext:value-type="string">
            <text:p>2</text:p>
          </table:table-cell>
          <table:table-cell table:formula="of:=IF(ISNA([.G623]);&quot;&quot;;VALUE(COM.MICROSOFT.CONCAT([.I623:.J623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kxcbtvbcll27fprcg</text:p>
          </table:table-cell>
          <table:table-cell table:style-name="ce4" table:formula="of:=ORG.LIBREOFFICE.REGEX([.A624];&quot;\D&quot;;&quot;&quot;;&quot;g&quot;)" office:value-type="string" office:string-value="27" calcext:value-type="string">
            <text:p>27</text:p>
          </table:table-cell>
          <table:table-cell table:formula="of:=LEFT([.B624];1)" office:value-type="string" office:string-value="2" calcext:value-type="string">
            <text:p>2</text:p>
          </table:table-cell>
          <table:table-cell table:style-name="ce5" table:formula="of:=RIGHT([.B624];1)" office:value-type="string" office:string-value="7" calcext:value-type="string">
            <text:p>7</text:p>
          </table:table-cell>
          <table:table-cell table:formula="of:=VALUE(COM.MICROSOFT.CONCAT([.C624];[.D624]))" office:value-type="float" office:value="27" calcext:value-type="float">
            <text:p>27</text:p>
          </table:table-cell>
          <table:table-cell table:style-name="ce14" table:formula="of:=(STRREV([.A624]))" office:value-type="string" office:string-value="gcrpf72llcbvtbcxks" calcext:value-type="string">
            <text:p>gcrpf72llcbvtbcxks</text:p>
          </table:table-cell>
          <table:table-cell table:formula="of:=ORG.LIBREOFFICE.REGEX([.A62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24];&quot;eno|owt|eerht|ruof|evif|xis|neves|thgie|enin|orez|\d&quot;;;1)" office:value-type="string" office:string-value="7" calcext:value-type="string">
            <text:p>7</text:p>
          </table:table-cell>
          <table:table-cell table:formula="of:=IF(ISNA([.G624]);&quot;&quot;;IF([.G624]=&quot;one&quot;;&quot;1&quot;;IF([.G624]=&quot;two&quot;;&quot;2&quot;;IF([.G624]=&quot;three&quot;;&quot;3&quot;;IF([.G624]=&quot;four&quot;;&quot;4&quot;;IF([.G624]=&quot;five&quot;;&quot;5&quot;;IF([.G624]=&quot;six&quot;;&quot;6&quot;;IF([.G624]=&quot;seven&quot;;&quot;7&quot;;IF([.G624]=&quot;eight&quot;;&quot;8&quot;;IF([.G624]=&quot;nine&quot;;&quot;9&quot;;IF([.G624]=&quot;zero&quot;;&quot;0&quot;;VALUE([.G624]))))))))))))" office:value-type="float" office:value="2" calcext:value-type="float">
            <text:p>2</text:p>
          </table:table-cell>
          <table:table-cell table:style-name="ce7" table:formula="of:=IF(ISNA([.H624]);&quot;&quot;;IF([.H624]=&quot;eno&quot;;&quot;1&quot;;IF([.H624]=&quot;owt&quot;;&quot;2&quot;;IF([.H624]=&quot;eerht&quot;;&quot;3&quot;;IF([.H624]=&quot;ruof&quot;;&quot;4&quot;;IF([.H624]=&quot;evif&quot;;&quot;5&quot;;IF([.H624]=&quot;xis&quot;;&quot;6&quot;;IF([.H624]=&quot;neves&quot;;&quot;7&quot;;IF([.H624]=&quot;thgie&quot;;&quot;8&quot;;IF([.H624]=&quot;enin&quot;;&quot;9&quot;;IF([.H624]=&quot;orez&quot;;&quot;0&quot;;[.H624])))))))))))" office:value-type="string" office:string-value="7" calcext:value-type="string">
            <text:p>7</text:p>
          </table:table-cell>
          <table:table-cell table:style-name="ce7" table:formula="of:=IF(ISNA([.G624]);&quot;&quot;;VALUE(COM.MICROSOFT.CONCAT([.I624:.J624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knkdx1</text:p>
          </table:table-cell>
          <table:table-cell table:style-name="ce4" table:formula="of:=ORG.LIBREOFFICE.REGEX([.A625];&quot;\D&quot;;&quot;&quot;;&quot;g&quot;)" office:value-type="string" office:string-value="1" calcext:value-type="string">
            <text:p>1</text:p>
          </table:table-cell>
          <table:table-cell table:formula="of:=LEFT([.B625];1)" office:value-type="string" office:string-value="1" calcext:value-type="string">
            <text:p>1</text:p>
          </table:table-cell>
          <table:table-cell table:style-name="ce5" table:formula="of:=RIGHT([.B625];1)" office:value-type="string" office:string-value="1" calcext:value-type="string">
            <text:p>1</text:p>
          </table:table-cell>
          <table:table-cell table:formula="of:=VALUE(COM.MICROSOFT.CONCAT([.C625];[.D625]))" office:value-type="float" office:value="11" calcext:value-type="float">
            <text:p>11</text:p>
          </table:table-cell>
          <table:table-cell table:style-name="ce14" table:formula="of:=(STRREV([.A625]))" office:value-type="string" office:string-value="1xdknktd" calcext:value-type="string">
            <text:p>1xdknktd</text:p>
          </table:table-cell>
          <table:table-cell table:formula="of:=ORG.LIBREOFFICE.REGEX([.A62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25];&quot;eno|owt|eerht|ruof|evif|xis|neves|thgie|enin|orez|\d&quot;;;1)" office:value-type="string" office:string-value="1" calcext:value-type="string">
            <text:p>1</text:p>
          </table:table-cell>
          <table:table-cell table:formula="of:=IF(ISNA([.G625]);&quot;&quot;;IF([.G625]=&quot;one&quot;;&quot;1&quot;;IF([.G625]=&quot;two&quot;;&quot;2&quot;;IF([.G625]=&quot;three&quot;;&quot;3&quot;;IF([.G625]=&quot;four&quot;;&quot;4&quot;;IF([.G625]=&quot;five&quot;;&quot;5&quot;;IF([.G625]=&quot;six&quot;;&quot;6&quot;;IF([.G625]=&quot;seven&quot;;&quot;7&quot;;IF([.G625]=&quot;eight&quot;;&quot;8&quot;;IF([.G625]=&quot;nine&quot;;&quot;9&quot;;IF([.G625]=&quot;zero&quot;;&quot;0&quot;;VALUE([.G625]))))))))))))" office:value-type="float" office:value="1" calcext:value-type="float">
            <text:p>1</text:p>
          </table:table-cell>
          <table:table-cell table:style-name="ce7" table:formula="of:=IF(ISNA([.H625]);&quot;&quot;;IF([.H625]=&quot;eno&quot;;&quot;1&quot;;IF([.H625]=&quot;owt&quot;;&quot;2&quot;;IF([.H625]=&quot;eerht&quot;;&quot;3&quot;;IF([.H625]=&quot;ruof&quot;;&quot;4&quot;;IF([.H625]=&quot;evif&quot;;&quot;5&quot;;IF([.H625]=&quot;xis&quot;;&quot;6&quot;;IF([.H625]=&quot;neves&quot;;&quot;7&quot;;IF([.H625]=&quot;thgie&quot;;&quot;8&quot;;IF([.H625]=&quot;enin&quot;;&quot;9&quot;;IF([.H625]=&quot;orez&quot;;&quot;0&quot;;[.H625])))))))))))" office:value-type="string" office:string-value="1" calcext:value-type="string">
            <text:p>1</text:p>
          </table:table-cell>
          <table:table-cell table:style-name="ce7" table:formula="of:=IF(ISNA([.G625]);&quot;&quot;;VALUE(COM.MICROSOFT.CONCAT([.I625:.J625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zqjbmhmjoneeight2five</text:p>
          </table:table-cell>
          <table:table-cell table:style-name="ce4" table:formula="of:=ORG.LIBREOFFICE.REGEX([.A626];&quot;\D&quot;;&quot;&quot;;&quot;g&quot;)" office:value-type="string" office:string-value="2" calcext:value-type="string">
            <text:p>2</text:p>
          </table:table-cell>
          <table:table-cell table:formula="of:=LEFT([.B626];1)" office:value-type="string" office:string-value="2" calcext:value-type="string">
            <text:p>2</text:p>
          </table:table-cell>
          <table:table-cell table:style-name="ce5" table:formula="of:=RIGHT([.B626];1)" office:value-type="string" office:string-value="2" calcext:value-type="string">
            <text:p>2</text:p>
          </table:table-cell>
          <table:table-cell table:formula="of:=VALUE(COM.MICROSOFT.CONCAT([.C626];[.D626]))" office:value-type="float" office:value="22" calcext:value-type="float">
            <text:p>22</text:p>
          </table:table-cell>
          <table:table-cell table:style-name="ce14" table:formula="of:=(STRREV([.A626]))" office:value-type="string" office:string-value="evif2thgieenojmhmbjqzowt" calcext:value-type="string">
            <text:p>evif2thgieenojmhmbjqzowt</text:p>
          </table:table-cell>
          <table:table-cell table:formula="of:=ORG.LIBREOFFICE.REGEX([.A62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26];&quot;eno|owt|eerht|ruof|evif|xis|neves|thgie|enin|orez|\d&quot;;;1)" office:value-type="string" office:string-value="evif" calcext:value-type="string">
            <text:p>evif</text:p>
          </table:table-cell>
          <table:table-cell table:formula="of:=IF(ISNA([.G626]);&quot;&quot;;IF([.G626]=&quot;one&quot;;&quot;1&quot;;IF([.G626]=&quot;two&quot;;&quot;2&quot;;IF([.G626]=&quot;three&quot;;&quot;3&quot;;IF([.G626]=&quot;four&quot;;&quot;4&quot;;IF([.G626]=&quot;five&quot;;&quot;5&quot;;IF([.G626]=&quot;six&quot;;&quot;6&quot;;IF([.G626]=&quot;seven&quot;;&quot;7&quot;;IF([.G626]=&quot;eight&quot;;&quot;8&quot;;IF([.G626]=&quot;nine&quot;;&quot;9&quot;;IF([.G626]=&quot;zero&quot;;&quot;0&quot;;VALUE([.G626]))))))))))))" office:value-type="string" office:string-value="2" calcext:value-type="string">
            <text:p>2</text:p>
          </table:table-cell>
          <table:table-cell table:style-name="ce7" table:formula="of:=IF(ISNA([.H626]);&quot;&quot;;IF([.H626]=&quot;eno&quot;;&quot;1&quot;;IF([.H626]=&quot;owt&quot;;&quot;2&quot;;IF([.H626]=&quot;eerht&quot;;&quot;3&quot;;IF([.H626]=&quot;ruof&quot;;&quot;4&quot;;IF([.H626]=&quot;evif&quot;;&quot;5&quot;;IF([.H626]=&quot;xis&quot;;&quot;6&quot;;IF([.H626]=&quot;neves&quot;;&quot;7&quot;;IF([.H626]=&quot;thgie&quot;;&quot;8&quot;;IF([.H626]=&quot;enin&quot;;&quot;9&quot;;IF([.H626]=&quot;orez&quot;;&quot;0&quot;;[.H626])))))))))))" office:value-type="string" office:string-value="5" calcext:value-type="string">
            <text:p>5</text:p>
          </table:table-cell>
          <table:table-cell table:formula="of:=IF(ISNA([.G626]);&quot;&quot;;VALUE(COM.MICROSOFT.CONCAT([.I626:.J626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mzscs4twonineeight8four4</text:p>
          </table:table-cell>
          <table:table-cell table:style-name="ce4" table:formula="of:=ORG.LIBREOFFICE.REGEX([.A627];&quot;\D&quot;;&quot;&quot;;&quot;g&quot;)" office:value-type="string" office:string-value="5484" calcext:value-type="string">
            <text:p>5484</text:p>
          </table:table-cell>
          <table:table-cell table:formula="of:=LEFT([.B627];1)" office:value-type="string" office:string-value="5" calcext:value-type="string">
            <text:p>5</text:p>
          </table:table-cell>
          <table:table-cell table:style-name="ce5" table:formula="of:=RIGHT([.B627];1)" office:value-type="string" office:string-value="4" calcext:value-type="string">
            <text:p>4</text:p>
          </table:table-cell>
          <table:table-cell table:formula="of:=VALUE(COM.MICROSOFT.CONCAT([.C627];[.D627]))" office:value-type="float" office:value="54" calcext:value-type="float">
            <text:p>54</text:p>
          </table:table-cell>
          <table:table-cell table:style-name="ce14" table:formula="of:=(STRREV([.A627]))" office:value-type="string" office:string-value="4ruof8thgieeninowt4scszm5" calcext:value-type="string">
            <text:p>4ruof8thgieeninowt4scszm5</text:p>
          </table:table-cell>
          <table:table-cell table:formula="of:=ORG.LIBREOFFICE.REGEX([.A62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27];&quot;eno|owt|eerht|ruof|evif|xis|neves|thgie|enin|orez|\d&quot;;;1)" office:value-type="string" office:string-value="4" calcext:value-type="string">
            <text:p>4</text:p>
          </table:table-cell>
          <table:table-cell table:formula="of:=IF(ISNA([.G627]);&quot;&quot;;IF([.G627]=&quot;one&quot;;&quot;1&quot;;IF([.G627]=&quot;two&quot;;&quot;2&quot;;IF([.G627]=&quot;three&quot;;&quot;3&quot;;IF([.G627]=&quot;four&quot;;&quot;4&quot;;IF([.G627]=&quot;five&quot;;&quot;5&quot;;IF([.G627]=&quot;six&quot;;&quot;6&quot;;IF([.G627]=&quot;seven&quot;;&quot;7&quot;;IF([.G627]=&quot;eight&quot;;&quot;8&quot;;IF([.G627]=&quot;nine&quot;;&quot;9&quot;;IF([.G627]=&quot;zero&quot;;&quot;0&quot;;VALUE([.G627]))))))))))))" office:value-type="float" office:value="5" calcext:value-type="float">
            <text:p>5</text:p>
          </table:table-cell>
          <table:table-cell table:style-name="ce7" table:formula="of:=IF(ISNA([.H627]);&quot;&quot;;IF([.H627]=&quot;eno&quot;;&quot;1&quot;;IF([.H627]=&quot;owt&quot;;&quot;2&quot;;IF([.H627]=&quot;eerht&quot;;&quot;3&quot;;IF([.H627]=&quot;ruof&quot;;&quot;4&quot;;IF([.H627]=&quot;evif&quot;;&quot;5&quot;;IF([.H627]=&quot;xis&quot;;&quot;6&quot;;IF([.H627]=&quot;neves&quot;;&quot;7&quot;;IF([.H627]=&quot;thgie&quot;;&quot;8&quot;;IF([.H627]=&quot;enin&quot;;&quot;9&quot;;IF([.H627]=&quot;orez&quot;;&quot;0&quot;;[.H627])))))))))))" office:value-type="string" office:string-value="4" calcext:value-type="string">
            <text:p>4</text:p>
          </table:table-cell>
          <table:table-cell table:formula="of:=IF(ISNA([.G627]);&quot;&quot;;VALUE(COM.MICROSOFT.CONCAT([.I627:.J627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98f</text:p>
          </table:table-cell>
          <table:table-cell table:style-name="ce4" table:formula="of:=ORG.LIBREOFFICE.REGEX([.A628];&quot;\D&quot;;&quot;&quot;;&quot;g&quot;)" office:value-type="string" office:string-value="698" calcext:value-type="string">
            <text:p>698</text:p>
          </table:table-cell>
          <table:table-cell table:formula="of:=LEFT([.B628];1)" office:value-type="string" office:string-value="6" calcext:value-type="string">
            <text:p>6</text:p>
          </table:table-cell>
          <table:table-cell table:style-name="ce5" table:formula="of:=RIGHT([.B628];1)" office:value-type="string" office:string-value="8" calcext:value-type="string">
            <text:p>8</text:p>
          </table:table-cell>
          <table:table-cell table:formula="of:=VALUE(COM.MICROSOFT.CONCAT([.C628];[.D628]))" office:value-type="float" office:value="68" calcext:value-type="float">
            <text:p>68</text:p>
          </table:table-cell>
          <table:table-cell table:style-name="ce14" table:formula="of:=(STRREV([.A628]))" office:value-type="string" office:string-value="f896" calcext:value-type="string">
            <text:p>f896</text:p>
          </table:table-cell>
          <table:table-cell table:formula="of:=ORG.LIBREOFFICE.REGEX([.A62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28];&quot;eno|owt|eerht|ruof|evif|xis|neves|thgie|enin|orez|\d&quot;;;1)" office:value-type="string" office:string-value="8" calcext:value-type="string">
            <text:p>8</text:p>
          </table:table-cell>
          <table:table-cell table:formula="of:=IF(ISNA([.G628]);&quot;&quot;;IF([.G628]=&quot;one&quot;;&quot;1&quot;;IF([.G628]=&quot;two&quot;;&quot;2&quot;;IF([.G628]=&quot;three&quot;;&quot;3&quot;;IF([.G628]=&quot;four&quot;;&quot;4&quot;;IF([.G628]=&quot;five&quot;;&quot;5&quot;;IF([.G628]=&quot;six&quot;;&quot;6&quot;;IF([.G628]=&quot;seven&quot;;&quot;7&quot;;IF([.G628]=&quot;eight&quot;;&quot;8&quot;;IF([.G628]=&quot;nine&quot;;&quot;9&quot;;IF([.G628]=&quot;zero&quot;;&quot;0&quot;;VALUE([.G628]))))))))))))" office:value-type="float" office:value="6" calcext:value-type="float">
            <text:p>6</text:p>
          </table:table-cell>
          <table:table-cell table:style-name="ce7" table:formula="of:=IF(ISNA([.H628]);&quot;&quot;;IF([.H628]=&quot;eno&quot;;&quot;1&quot;;IF([.H628]=&quot;owt&quot;;&quot;2&quot;;IF([.H628]=&quot;eerht&quot;;&quot;3&quot;;IF([.H628]=&quot;ruof&quot;;&quot;4&quot;;IF([.H628]=&quot;evif&quot;;&quot;5&quot;;IF([.H628]=&quot;xis&quot;;&quot;6&quot;;IF([.H628]=&quot;neves&quot;;&quot;7&quot;;IF([.H628]=&quot;thgie&quot;;&quot;8&quot;;IF([.H628]=&quot;enin&quot;;&quot;9&quot;;IF([.H628]=&quot;orez&quot;;&quot;0&quot;;[.H628])))))))))))" office:value-type="string" office:string-value="8" calcext:value-type="string">
            <text:p>8</text:p>
          </table:table-cell>
          <table:table-cell table:style-name="ce7" table:formula="of:=IF(ISNA([.G628]);&quot;&quot;;VALUE(COM.MICROSOFT.CONCAT([.I628:.J628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hree3eightklssg</text:p>
          </table:table-cell>
          <table:table-cell table:style-name="ce4" table:formula="of:=ORG.LIBREOFFICE.REGEX([.A629];&quot;\D&quot;;&quot;&quot;;&quot;g&quot;)" office:value-type="string" office:string-value="3" calcext:value-type="string">
            <text:p>3</text:p>
          </table:table-cell>
          <table:table-cell table:formula="of:=LEFT([.B629];1)" office:value-type="string" office:string-value="3" calcext:value-type="string">
            <text:p>3</text:p>
          </table:table-cell>
          <table:table-cell table:style-name="ce5" table:formula="of:=RIGHT([.B629];1)" office:value-type="string" office:string-value="3" calcext:value-type="string">
            <text:p>3</text:p>
          </table:table-cell>
          <table:table-cell table:formula="of:=VALUE(COM.MICROSOFT.CONCAT([.C629];[.D629]))" office:value-type="float" office:value="33" calcext:value-type="float">
            <text:p>33</text:p>
          </table:table-cell>
          <table:table-cell table:style-name="ce14" table:formula="of:=(STRREV([.A629]))" office:value-type="string" office:string-value="gsslkthgie3eerhtowt" calcext:value-type="string">
            <text:p>gsslkthgie3eerhtowt</text:p>
          </table:table-cell>
          <table:table-cell table:formula="of:=ORG.LIBREOFFICE.REGEX([.A62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2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29]);&quot;&quot;;IF([.G629]=&quot;one&quot;;&quot;1&quot;;IF([.G629]=&quot;two&quot;;&quot;2&quot;;IF([.G629]=&quot;three&quot;;&quot;3&quot;;IF([.G629]=&quot;four&quot;;&quot;4&quot;;IF([.G629]=&quot;five&quot;;&quot;5&quot;;IF([.G629]=&quot;six&quot;;&quot;6&quot;;IF([.G629]=&quot;seven&quot;;&quot;7&quot;;IF([.G629]=&quot;eight&quot;;&quot;8&quot;;IF([.G629]=&quot;nine&quot;;&quot;9&quot;;IF([.G629]=&quot;zero&quot;;&quot;0&quot;;VALUE([.G629]))))))))))))" office:value-type="string" office:string-value="2" calcext:value-type="string">
            <text:p>2</text:p>
          </table:table-cell>
          <table:table-cell table:style-name="ce7" table:formula="of:=IF(ISNA([.H629]);&quot;&quot;;IF([.H629]=&quot;eno&quot;;&quot;1&quot;;IF([.H629]=&quot;owt&quot;;&quot;2&quot;;IF([.H629]=&quot;eerht&quot;;&quot;3&quot;;IF([.H629]=&quot;ruof&quot;;&quot;4&quot;;IF([.H629]=&quot;evif&quot;;&quot;5&quot;;IF([.H629]=&quot;xis&quot;;&quot;6&quot;;IF([.H629]=&quot;neves&quot;;&quot;7&quot;;IF([.H629]=&quot;thgie&quot;;&quot;8&quot;;IF([.H629]=&quot;enin&quot;;&quot;9&quot;;IF([.H629]=&quot;orez&quot;;&quot;0&quot;;[.H629])))))))))))" office:value-type="string" office:string-value="8" calcext:value-type="string">
            <text:p>8</text:p>
          </table:table-cell>
          <table:table-cell table:formula="of:=IF(ISNA([.G629]);&quot;&quot;;VALUE(COM.MICROSOFT.CONCAT([.I629:.J629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1kchxfqsixdrc853</text:p>
          </table:table-cell>
          <table:table-cell table:style-name="ce4" table:formula="of:=ORG.LIBREOFFICE.REGEX([.A630];&quot;\D&quot;;&quot;&quot;;&quot;g&quot;)" office:value-type="string" office:string-value="1853" calcext:value-type="string">
            <text:p>1853</text:p>
          </table:table-cell>
          <table:table-cell table:formula="of:=LEFT([.B630];1)" office:value-type="string" office:string-value="1" calcext:value-type="string">
            <text:p>1</text:p>
          </table:table-cell>
          <table:table-cell table:style-name="ce5" table:formula="of:=RIGHT([.B630];1)" office:value-type="string" office:string-value="3" calcext:value-type="string">
            <text:p>3</text:p>
          </table:table-cell>
          <table:table-cell table:formula="of:=VALUE(COM.MICROSOFT.CONCAT([.C630];[.D630]))" office:value-type="float" office:value="13" calcext:value-type="float">
            <text:p>13</text:p>
          </table:table-cell>
          <table:table-cell table:style-name="ce14" table:formula="of:=(STRREV([.A630]))" office:value-type="string" office:string-value="358crdxisqfxhck1owt" calcext:value-type="string">
            <text:p>358crdxisqfxhck1owt</text:p>
          </table:table-cell>
          <table:table-cell table:formula="of:=ORG.LIBREOFFICE.REGEX([.A630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30];&quot;eno|owt|eerht|ruof|evif|xis|neves|thgie|enin|orez|\d&quot;;;1)" office:value-type="string" office:string-value="3" calcext:value-type="string">
            <text:p>3</text:p>
          </table:table-cell>
          <table:table-cell table:formula="of:=IF(ISNA([.G630]);&quot;&quot;;IF([.G630]=&quot;one&quot;;&quot;1&quot;;IF([.G630]=&quot;two&quot;;&quot;2&quot;;IF([.G630]=&quot;three&quot;;&quot;3&quot;;IF([.G630]=&quot;four&quot;;&quot;4&quot;;IF([.G630]=&quot;five&quot;;&quot;5&quot;;IF([.G630]=&quot;six&quot;;&quot;6&quot;;IF([.G630]=&quot;seven&quot;;&quot;7&quot;;IF([.G630]=&quot;eight&quot;;&quot;8&quot;;IF([.G630]=&quot;nine&quot;;&quot;9&quot;;IF([.G630]=&quot;zero&quot;;&quot;0&quot;;VALUE([.G630]))))))))))))" office:value-type="string" office:string-value="2" calcext:value-type="string">
            <text:p>2</text:p>
          </table:table-cell>
          <table:table-cell table:style-name="ce7" table:formula="of:=IF(ISNA([.H630]);&quot;&quot;;IF([.H630]=&quot;eno&quot;;&quot;1&quot;;IF([.H630]=&quot;owt&quot;;&quot;2&quot;;IF([.H630]=&quot;eerht&quot;;&quot;3&quot;;IF([.H630]=&quot;ruof&quot;;&quot;4&quot;;IF([.H630]=&quot;evif&quot;;&quot;5&quot;;IF([.H630]=&quot;xis&quot;;&quot;6&quot;;IF([.H630]=&quot;neves&quot;;&quot;7&quot;;IF([.H630]=&quot;thgie&quot;;&quot;8&quot;;IF([.H630]=&quot;enin&quot;;&quot;9&quot;;IF([.H630]=&quot;orez&quot;;&quot;0&quot;;[.H630])))))))))))" office:value-type="string" office:string-value="3" calcext:value-type="string">
            <text:p>3</text:p>
          </table:table-cell>
          <table:table-cell table:formula="of:=IF(ISNA([.G630]);&quot;&quot;;VALUE(COM.MICROSOFT.CONCAT([.I630:.J630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one4dzpqnineonexnzsvpplqgmtclfqfour</text:p>
          </table:table-cell>
          <table:table-cell table:style-name="ce4" table:formula="of:=ORG.LIBREOFFICE.REGEX([.A631];&quot;\D&quot;;&quot;&quot;;&quot;g&quot;)" office:value-type="string" office:string-value="94" calcext:value-type="string">
            <text:p>94</text:p>
          </table:table-cell>
          <table:table-cell table:formula="of:=LEFT([.B631];1)" office:value-type="string" office:string-value="9" calcext:value-type="string">
            <text:p>9</text:p>
          </table:table-cell>
          <table:table-cell table:style-name="ce5" table:formula="of:=RIGHT([.B631];1)" office:value-type="string" office:string-value="4" calcext:value-type="string">
            <text:p>4</text:p>
          </table:table-cell>
          <table:table-cell table:formula="of:=VALUE(COM.MICROSOFT.CONCAT([.C631];[.D631]))" office:value-type="float" office:value="94" calcext:value-type="float">
            <text:p>94</text:p>
          </table:table-cell>
          <table:table-cell table:style-name="ce14" table:formula="of:=(STRREV([.A631]))" office:value-type="string" office:string-value="ruofqflctmgqlppvsznxenoeninqpzd4eno9" calcext:value-type="string">
            <text:p>ruofqflctmgqlppvsznxenoeninqpzd4eno9</text:p>
          </table:table-cell>
          <table:table-cell table:formula="of:=ORG.LIBREOFFICE.REGEX([.A63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31];&quot;eno|owt|eerht|ruof|evif|xis|neves|thgie|enin|orez|\d&quot;;;1)" office:value-type="string" office:string-value="ruof" calcext:value-type="string">
            <text:p>ruof</text:p>
          </table:table-cell>
          <table:table-cell table:formula="of:=IF(ISNA([.G631]);&quot;&quot;;IF([.G631]=&quot;one&quot;;&quot;1&quot;;IF([.G631]=&quot;two&quot;;&quot;2&quot;;IF([.G631]=&quot;three&quot;;&quot;3&quot;;IF([.G631]=&quot;four&quot;;&quot;4&quot;;IF([.G631]=&quot;five&quot;;&quot;5&quot;;IF([.G631]=&quot;six&quot;;&quot;6&quot;;IF([.G631]=&quot;seven&quot;;&quot;7&quot;;IF([.G631]=&quot;eight&quot;;&quot;8&quot;;IF([.G631]=&quot;nine&quot;;&quot;9&quot;;IF([.G631]=&quot;zero&quot;;&quot;0&quot;;VALUE([.G631]))))))))))))" office:value-type="float" office:value="9" calcext:value-type="float">
            <text:p>9</text:p>
          </table:table-cell>
          <table:table-cell table:style-name="ce7" table:formula="of:=IF(ISNA([.H631]);&quot;&quot;;IF([.H631]=&quot;eno&quot;;&quot;1&quot;;IF([.H631]=&quot;owt&quot;;&quot;2&quot;;IF([.H631]=&quot;eerht&quot;;&quot;3&quot;;IF([.H631]=&quot;ruof&quot;;&quot;4&quot;;IF([.H631]=&quot;evif&quot;;&quot;5&quot;;IF([.H631]=&quot;xis&quot;;&quot;6&quot;;IF([.H631]=&quot;neves&quot;;&quot;7&quot;;IF([.H631]=&quot;thgie&quot;;&quot;8&quot;;IF([.H631]=&quot;enin&quot;;&quot;9&quot;;IF([.H631]=&quot;orez&quot;;&quot;0&quot;;[.H631])))))))))))" office:value-type="string" office:string-value="4" calcext:value-type="string">
            <text:p>4</text:p>
          </table:table-cell>
          <table:table-cell table:formula="of:=IF(ISNA([.G631]);&quot;&quot;;VALUE(COM.MICROSOFT.CONCAT([.I631:.J631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skt1twozqvkxeight</text:p>
          </table:table-cell>
          <table:table-cell table:style-name="ce4" table:formula="of:=ORG.LIBREOFFICE.REGEX([.A632];&quot;\D&quot;;&quot;&quot;;&quot;g&quot;)" office:value-type="string" office:string-value="1" calcext:value-type="string">
            <text:p>1</text:p>
          </table:table-cell>
          <table:table-cell table:formula="of:=LEFT([.B632];1)" office:value-type="string" office:string-value="1" calcext:value-type="string">
            <text:p>1</text:p>
          </table:table-cell>
          <table:table-cell table:style-name="ce5" table:formula="of:=RIGHT([.B632];1)" office:value-type="string" office:string-value="1" calcext:value-type="string">
            <text:p>1</text:p>
          </table:table-cell>
          <table:table-cell table:formula="of:=VALUE(COM.MICROSOFT.CONCAT([.C632];[.D632]))" office:value-type="float" office:value="11" calcext:value-type="float">
            <text:p>11</text:p>
          </table:table-cell>
          <table:table-cell table:style-name="ce14" table:formula="of:=(STRREV([.A632]))" office:value-type="string" office:string-value="thgiexkvqzowt1tksh" calcext:value-type="string">
            <text:p>thgiexkvqzowt1tksh</text:p>
          </table:table-cell>
          <table:table-cell table:formula="of:=ORG.LIBREOFFICE.REGEX([.A63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32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32]);&quot;&quot;;IF([.G632]=&quot;one&quot;;&quot;1&quot;;IF([.G632]=&quot;two&quot;;&quot;2&quot;;IF([.G632]=&quot;three&quot;;&quot;3&quot;;IF([.G632]=&quot;four&quot;;&quot;4&quot;;IF([.G632]=&quot;five&quot;;&quot;5&quot;;IF([.G632]=&quot;six&quot;;&quot;6&quot;;IF([.G632]=&quot;seven&quot;;&quot;7&quot;;IF([.G632]=&quot;eight&quot;;&quot;8&quot;;IF([.G632]=&quot;nine&quot;;&quot;9&quot;;IF([.G632]=&quot;zero&quot;;&quot;0&quot;;VALUE([.G632]))))))))))))" office:value-type="float" office:value="1" calcext:value-type="float">
            <text:p>1</text:p>
          </table:table-cell>
          <table:table-cell table:style-name="ce7" table:formula="of:=IF(ISNA([.H632]);&quot;&quot;;IF([.H632]=&quot;eno&quot;;&quot;1&quot;;IF([.H632]=&quot;owt&quot;;&quot;2&quot;;IF([.H632]=&quot;eerht&quot;;&quot;3&quot;;IF([.H632]=&quot;ruof&quot;;&quot;4&quot;;IF([.H632]=&quot;evif&quot;;&quot;5&quot;;IF([.H632]=&quot;xis&quot;;&quot;6&quot;;IF([.H632]=&quot;neves&quot;;&quot;7&quot;;IF([.H632]=&quot;thgie&quot;;&quot;8&quot;;IF([.H632]=&quot;enin&quot;;&quot;9&quot;;IF([.H632]=&quot;orez&quot;;&quot;0&quot;;[.H632])))))))))))" office:value-type="string" office:string-value="8" calcext:value-type="string">
            <text:p>8</text:p>
          </table:table-cell>
          <table:table-cell table:formula="of:=IF(ISNA([.G632]);&quot;&quot;;VALUE(COM.MICROSOFT.CONCAT([.I632:.J63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kpgsdchnrkgthreetwotwo8</text:p>
          </table:table-cell>
          <table:table-cell table:style-name="ce4" table:formula="of:=ORG.LIBREOFFICE.REGEX([.A633];&quot;\D&quot;;&quot;&quot;;&quot;g&quot;)" office:value-type="string" office:string-value="68" calcext:value-type="string">
            <text:p>68</text:p>
          </table:table-cell>
          <table:table-cell table:formula="of:=LEFT([.B633];1)" office:value-type="string" office:string-value="6" calcext:value-type="string">
            <text:p>6</text:p>
          </table:table-cell>
          <table:table-cell table:style-name="ce5" table:formula="of:=RIGHT([.B633];1)" office:value-type="string" office:string-value="8" calcext:value-type="string">
            <text:p>8</text:p>
          </table:table-cell>
          <table:table-cell table:formula="of:=VALUE(COM.MICROSOFT.CONCAT([.C633];[.D633]))" office:value-type="float" office:value="68" calcext:value-type="float">
            <text:p>68</text:p>
          </table:table-cell>
          <table:table-cell table:style-name="ce14" table:formula="of:=(STRREV([.A633]))" office:value-type="string" office:string-value="8owtowteerhtgkrnhcdsgpkf6" calcext:value-type="string">
            <text:p>8owtowteerhtgkrnhcdsgpkf6</text:p>
          </table:table-cell>
          <table:table-cell table:formula="of:=ORG.LIBREOFFICE.REGEX([.A63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33];&quot;eno|owt|eerht|ruof|evif|xis|neves|thgie|enin|orez|\d&quot;;;1)" office:value-type="string" office:string-value="8" calcext:value-type="string">
            <text:p>8</text:p>
          </table:table-cell>
          <table:table-cell table:formula="of:=IF(ISNA([.G633]);&quot;&quot;;IF([.G633]=&quot;one&quot;;&quot;1&quot;;IF([.G633]=&quot;two&quot;;&quot;2&quot;;IF([.G633]=&quot;three&quot;;&quot;3&quot;;IF([.G633]=&quot;four&quot;;&quot;4&quot;;IF([.G633]=&quot;five&quot;;&quot;5&quot;;IF([.G633]=&quot;six&quot;;&quot;6&quot;;IF([.G633]=&quot;seven&quot;;&quot;7&quot;;IF([.G633]=&quot;eight&quot;;&quot;8&quot;;IF([.G633]=&quot;nine&quot;;&quot;9&quot;;IF([.G633]=&quot;zero&quot;;&quot;0&quot;;VALUE([.G633]))))))))))))" office:value-type="float" office:value="6" calcext:value-type="float">
            <text:p>6</text:p>
          </table:table-cell>
          <table:table-cell table:style-name="ce7" table:formula="of:=IF(ISNA([.H633]);&quot;&quot;;IF([.H633]=&quot;eno&quot;;&quot;1&quot;;IF([.H633]=&quot;owt&quot;;&quot;2&quot;;IF([.H633]=&quot;eerht&quot;;&quot;3&quot;;IF([.H633]=&quot;ruof&quot;;&quot;4&quot;;IF([.H633]=&quot;evif&quot;;&quot;5&quot;;IF([.H633]=&quot;xis&quot;;&quot;6&quot;;IF([.H633]=&quot;neves&quot;;&quot;7&quot;;IF([.H633]=&quot;thgie&quot;;&quot;8&quot;;IF([.H633]=&quot;enin&quot;;&quot;9&quot;;IF([.H633]=&quot;orez&quot;;&quot;0&quot;;[.H633])))))))))))" office:value-type="string" office:string-value="8" calcext:value-type="string">
            <text:p>8</text:p>
          </table:table-cell>
          <table:table-cell table:formula="of:=IF(ISNA([.G633]);&quot;&quot;;VALUE(COM.MICROSOFT.CONCAT([.I633:.J633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vnczltjleight4eight1mjsix</text:p>
          </table:table-cell>
          <table:table-cell table:style-name="ce4" table:formula="of:=ORG.LIBREOFFICE.REGEX([.A634];&quot;\D&quot;;&quot;&quot;;&quot;g&quot;)" office:value-type="string" office:string-value="41" calcext:value-type="string">
            <text:p>41</text:p>
          </table:table-cell>
          <table:table-cell table:formula="of:=LEFT([.B634];1)" office:value-type="string" office:string-value="4" calcext:value-type="string">
            <text:p>4</text:p>
          </table:table-cell>
          <table:table-cell table:style-name="ce5" table:formula="of:=RIGHT([.B634];1)" office:value-type="string" office:string-value="1" calcext:value-type="string">
            <text:p>1</text:p>
          </table:table-cell>
          <table:table-cell table:formula="of:=VALUE(COM.MICROSOFT.CONCAT([.C634];[.D634]))" office:value-type="float" office:value="41" calcext:value-type="float">
            <text:p>41</text:p>
          </table:table-cell>
          <table:table-cell table:style-name="ce14" table:formula="of:=(STRREV([.A634]))" office:value-type="string" office:string-value="xisjm1thgie4thgieljtlzcnvh" calcext:value-type="string">
            <text:p>xisjm1thgie4thgieljtlzcnvh</text:p>
          </table:table-cell>
          <table:table-cell table:formula="of:=ORG.LIBREOFFICE.REGEX([.A63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34];&quot;eno|owt|eerht|ruof|evif|xis|neves|thgie|enin|orez|\d&quot;;;1)" office:value-type="string" office:string-value="xis" calcext:value-type="string">
            <text:p>xis</text:p>
          </table:table-cell>
          <table:table-cell table:formula="of:=IF(ISNA([.G634]);&quot;&quot;;IF([.G634]=&quot;one&quot;;&quot;1&quot;;IF([.G634]=&quot;two&quot;;&quot;2&quot;;IF([.G634]=&quot;three&quot;;&quot;3&quot;;IF([.G634]=&quot;four&quot;;&quot;4&quot;;IF([.G634]=&quot;five&quot;;&quot;5&quot;;IF([.G634]=&quot;six&quot;;&quot;6&quot;;IF([.G634]=&quot;seven&quot;;&quot;7&quot;;IF([.G634]=&quot;eight&quot;;&quot;8&quot;;IF([.G634]=&quot;nine&quot;;&quot;9&quot;;IF([.G634]=&quot;zero&quot;;&quot;0&quot;;VALUE([.G634]))))))))))))" office:value-type="string" office:string-value="8" calcext:value-type="string">
            <text:p>8</text:p>
          </table:table-cell>
          <table:table-cell table:style-name="ce7" table:formula="of:=IF(ISNA([.H634]);&quot;&quot;;IF([.H634]=&quot;eno&quot;;&quot;1&quot;;IF([.H634]=&quot;owt&quot;;&quot;2&quot;;IF([.H634]=&quot;eerht&quot;;&quot;3&quot;;IF([.H634]=&quot;ruof&quot;;&quot;4&quot;;IF([.H634]=&quot;evif&quot;;&quot;5&quot;;IF([.H634]=&quot;xis&quot;;&quot;6&quot;;IF([.H634]=&quot;neves&quot;;&quot;7&quot;;IF([.H634]=&quot;thgie&quot;;&quot;8&quot;;IF([.H634]=&quot;enin&quot;;&quot;9&quot;;IF([.H634]=&quot;orez&quot;;&quot;0&quot;;[.H634])))))))))))" office:value-type="string" office:string-value="6" calcext:value-type="string">
            <text:p>6</text:p>
          </table:table-cell>
          <table:table-cell table:formula="of:=IF(ISNA([.G634]);&quot;&quot;;VALUE(COM.MICROSOFT.CONCAT([.I634:.J634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wo7bmbdjlmlpvjxlttmb</text:p>
          </table:table-cell>
          <table:table-cell table:style-name="ce4" table:formula="of:=ORG.LIBREOFFICE.REGEX([.A635];&quot;\D&quot;;&quot;&quot;;&quot;g&quot;)" office:value-type="string" office:string-value="7" calcext:value-type="string">
            <text:p>7</text:p>
          </table:table-cell>
          <table:table-cell table:formula="of:=LEFT([.B635];1)" office:value-type="string" office:string-value="7" calcext:value-type="string">
            <text:p>7</text:p>
          </table:table-cell>
          <table:table-cell table:style-name="ce5" table:formula="of:=RIGHT([.B635];1)" office:value-type="string" office:string-value="7" calcext:value-type="string">
            <text:p>7</text:p>
          </table:table-cell>
          <table:table-cell table:formula="of:=VALUE(COM.MICROSOFT.CONCAT([.C635];[.D635]))" office:value-type="float" office:value="77" calcext:value-type="float">
            <text:p>77</text:p>
          </table:table-cell>
          <table:table-cell table:style-name="ce14" table:formula="of:=(STRREV([.A635]))" office:value-type="string" office:string-value="bmttlxjvplmljdbmb7owtl" calcext:value-type="string">
            <text:p>bmttlxjvplmljdbmb7owtl</text:p>
          </table:table-cell>
          <table:table-cell table:formula="of:=ORG.LIBREOFFICE.REGEX([.A63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35];&quot;eno|owt|eerht|ruof|evif|xis|neves|thgie|enin|orez|\d&quot;;;1)" office:value-type="string" office:string-value="7" calcext:value-type="string">
            <text:p>7</text:p>
          </table:table-cell>
          <table:table-cell table:formula="of:=IF(ISNA([.G635]);&quot;&quot;;IF([.G635]=&quot;one&quot;;&quot;1&quot;;IF([.G635]=&quot;two&quot;;&quot;2&quot;;IF([.G635]=&quot;three&quot;;&quot;3&quot;;IF([.G635]=&quot;four&quot;;&quot;4&quot;;IF([.G635]=&quot;five&quot;;&quot;5&quot;;IF([.G635]=&quot;six&quot;;&quot;6&quot;;IF([.G635]=&quot;seven&quot;;&quot;7&quot;;IF([.G635]=&quot;eight&quot;;&quot;8&quot;;IF([.G635]=&quot;nine&quot;;&quot;9&quot;;IF([.G635]=&quot;zero&quot;;&quot;0&quot;;VALUE([.G635]))))))))))))" office:value-type="string" office:string-value="2" calcext:value-type="string">
            <text:p>2</text:p>
          </table:table-cell>
          <table:table-cell table:style-name="ce7" table:formula="of:=IF(ISNA([.H635]);&quot;&quot;;IF([.H635]=&quot;eno&quot;;&quot;1&quot;;IF([.H635]=&quot;owt&quot;;&quot;2&quot;;IF([.H635]=&quot;eerht&quot;;&quot;3&quot;;IF([.H635]=&quot;ruof&quot;;&quot;4&quot;;IF([.H635]=&quot;evif&quot;;&quot;5&quot;;IF([.H635]=&quot;xis&quot;;&quot;6&quot;;IF([.H635]=&quot;neves&quot;;&quot;7&quot;;IF([.H635]=&quot;thgie&quot;;&quot;8&quot;;IF([.H635]=&quot;enin&quot;;&quot;9&quot;;IF([.H635]=&quot;orez&quot;;&quot;0&quot;;[.H635])))))))))))" office:value-type="string" office:string-value="7" calcext:value-type="string">
            <text:p>7</text:p>
          </table:table-cell>
          <table:table-cell table:formula="of:=IF(ISNA([.G635]);&quot;&quot;;VALUE(COM.MICROSOFT.CONCAT([.I635:.J635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ixninermdsjhg22</text:p>
          </table:table-cell>
          <table:table-cell table:style-name="ce4" table:formula="of:=ORG.LIBREOFFICE.REGEX([.A636];&quot;\D&quot;;&quot;&quot;;&quot;g&quot;)" office:value-type="string" office:string-value="922" calcext:value-type="string">
            <text:p>922</text:p>
          </table:table-cell>
          <table:table-cell table:formula="of:=LEFT([.B636];1)" office:value-type="string" office:string-value="9" calcext:value-type="string">
            <text:p>9</text:p>
          </table:table-cell>
          <table:table-cell table:style-name="ce5" table:formula="of:=RIGHT([.B636];1)" office:value-type="string" office:string-value="2" calcext:value-type="string">
            <text:p>2</text:p>
          </table:table-cell>
          <table:table-cell table:formula="of:=VALUE(COM.MICROSOFT.CONCAT([.C636];[.D636]))" office:value-type="float" office:value="92" calcext:value-type="float">
            <text:p>92</text:p>
          </table:table-cell>
          <table:table-cell table:style-name="ce14" table:formula="of:=(STRREV([.A636]))" office:value-type="string" office:string-value="22ghjsdmreninxis9" calcext:value-type="string">
            <text:p>22ghjsdmreninxis9</text:p>
          </table:table-cell>
          <table:table-cell table:formula="of:=ORG.LIBREOFFICE.REGEX([.A63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36];&quot;eno|owt|eerht|ruof|evif|xis|neves|thgie|enin|orez|\d&quot;;;1)" office:value-type="string" office:string-value="2" calcext:value-type="string">
            <text:p>2</text:p>
          </table:table-cell>
          <table:table-cell table:formula="of:=IF(ISNA([.G636]);&quot;&quot;;IF([.G636]=&quot;one&quot;;&quot;1&quot;;IF([.G636]=&quot;two&quot;;&quot;2&quot;;IF([.G636]=&quot;three&quot;;&quot;3&quot;;IF([.G636]=&quot;four&quot;;&quot;4&quot;;IF([.G636]=&quot;five&quot;;&quot;5&quot;;IF([.G636]=&quot;six&quot;;&quot;6&quot;;IF([.G636]=&quot;seven&quot;;&quot;7&quot;;IF([.G636]=&quot;eight&quot;;&quot;8&quot;;IF([.G636]=&quot;nine&quot;;&quot;9&quot;;IF([.G636]=&quot;zero&quot;;&quot;0&quot;;VALUE([.G636]))))))))))))" office:value-type="float" office:value="9" calcext:value-type="float">
            <text:p>9</text:p>
          </table:table-cell>
          <table:table-cell table:style-name="ce7" table:formula="of:=IF(ISNA([.H636]);&quot;&quot;;IF([.H636]=&quot;eno&quot;;&quot;1&quot;;IF([.H636]=&quot;owt&quot;;&quot;2&quot;;IF([.H636]=&quot;eerht&quot;;&quot;3&quot;;IF([.H636]=&quot;ruof&quot;;&quot;4&quot;;IF([.H636]=&quot;evif&quot;;&quot;5&quot;;IF([.H636]=&quot;xis&quot;;&quot;6&quot;;IF([.H636]=&quot;neves&quot;;&quot;7&quot;;IF([.H636]=&quot;thgie&quot;;&quot;8&quot;;IF([.H636]=&quot;enin&quot;;&quot;9&quot;;IF([.H636]=&quot;orez&quot;;&quot;0&quot;;[.H636])))))))))))" office:value-type="string" office:string-value="2" calcext:value-type="string">
            <text:p>2</text:p>
          </table:table-cell>
          <table:table-cell table:formula="of:=IF(ISNA([.G636]);&quot;&quot;;VALUE(COM.MICROSOFT.CONCAT([.I636:.J636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tgnjpbxtfznt1</text:p>
          </table:table-cell>
          <table:table-cell table:style-name="ce4" table:formula="of:=ORG.LIBREOFFICE.REGEX([.A637];&quot;\D&quot;;&quot;&quot;;&quot;g&quot;)" office:value-type="string" office:string-value="1" calcext:value-type="string">
            <text:p>1</text:p>
          </table:table-cell>
          <table:table-cell table:formula="of:=LEFT([.B637];1)" office:value-type="string" office:string-value="1" calcext:value-type="string">
            <text:p>1</text:p>
          </table:table-cell>
          <table:table-cell table:style-name="ce5" table:formula="of:=RIGHT([.B637];1)" office:value-type="string" office:string-value="1" calcext:value-type="string">
            <text:p>1</text:p>
          </table:table-cell>
          <table:table-cell table:formula="of:=VALUE(COM.MICROSOFT.CONCAT([.C637];[.D637]))" office:value-type="float" office:value="11" calcext:value-type="float">
            <text:p>11</text:p>
          </table:table-cell>
          <table:table-cell table:style-name="ce14" table:formula="of:=(STRREV([.A637]))" office:value-type="string" office:string-value="1tnzftxbpjngtr" calcext:value-type="string">
            <text:p>1tnzftxbpjngtr</text:p>
          </table:table-cell>
          <table:table-cell table:formula="of:=ORG.LIBREOFFICE.REGEX([.A63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37];&quot;eno|owt|eerht|ruof|evif|xis|neves|thgie|enin|orez|\d&quot;;;1)" office:value-type="string" office:string-value="1" calcext:value-type="string">
            <text:p>1</text:p>
          </table:table-cell>
          <table:table-cell table:formula="of:=IF(ISNA([.G637]);&quot;&quot;;IF([.G637]=&quot;one&quot;;&quot;1&quot;;IF([.G637]=&quot;two&quot;;&quot;2&quot;;IF([.G637]=&quot;three&quot;;&quot;3&quot;;IF([.G637]=&quot;four&quot;;&quot;4&quot;;IF([.G637]=&quot;five&quot;;&quot;5&quot;;IF([.G637]=&quot;six&quot;;&quot;6&quot;;IF([.G637]=&quot;seven&quot;;&quot;7&quot;;IF([.G637]=&quot;eight&quot;;&quot;8&quot;;IF([.G637]=&quot;nine&quot;;&quot;9&quot;;IF([.G637]=&quot;zero&quot;;&quot;0&quot;;VALUE([.G637]))))))))))))" office:value-type="float" office:value="1" calcext:value-type="float">
            <text:p>1</text:p>
          </table:table-cell>
          <table:table-cell table:style-name="ce7" table:formula="of:=IF(ISNA([.H637]);&quot;&quot;;IF([.H637]=&quot;eno&quot;;&quot;1&quot;;IF([.H637]=&quot;owt&quot;;&quot;2&quot;;IF([.H637]=&quot;eerht&quot;;&quot;3&quot;;IF([.H637]=&quot;ruof&quot;;&quot;4&quot;;IF([.H637]=&quot;evif&quot;;&quot;5&quot;;IF([.H637]=&quot;xis&quot;;&quot;6&quot;;IF([.H637]=&quot;neves&quot;;&quot;7&quot;;IF([.H637]=&quot;thgie&quot;;&quot;8&quot;;IF([.H637]=&quot;enin&quot;;&quot;9&quot;;IF([.H637]=&quot;orez&quot;;&quot;0&quot;;[.H637])))))))))))" office:value-type="string" office:string-value="1" calcext:value-type="string">
            <text:p>1</text:p>
          </table:table-cell>
          <table:table-cell table:style-name="ce7" table:formula="of:=IF(ISNA([.G637]);&quot;&quot;;VALUE(COM.MICROSOFT.CONCAT([.I637:.J63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tdtnhtdkc4</text:p>
          </table:table-cell>
          <table:table-cell table:style-name="ce4" table:formula="of:=ORG.LIBREOFFICE.REGEX([.A638];&quot;\D&quot;;&quot;&quot;;&quot;g&quot;)" office:value-type="string" office:string-value="4" calcext:value-type="string">
            <text:p>4</text:p>
          </table:table-cell>
          <table:table-cell table:formula="of:=LEFT([.B638];1)" office:value-type="string" office:string-value="4" calcext:value-type="string">
            <text:p>4</text:p>
          </table:table-cell>
          <table:table-cell table:style-name="ce5" table:formula="of:=RIGHT([.B638];1)" office:value-type="string" office:string-value="4" calcext:value-type="string">
            <text:p>4</text:p>
          </table:table-cell>
          <table:table-cell table:formula="of:=VALUE(COM.MICROSOFT.CONCAT([.C638];[.D638]))" office:value-type="float" office:value="44" calcext:value-type="float">
            <text:p>44</text:p>
          </table:table-cell>
          <table:table-cell table:style-name="ce14" table:formula="of:=(STRREV([.A638]))" office:value-type="string" office:string-value="4ckdthntdtb" calcext:value-type="string">
            <text:p>4ckdthntdtb</text:p>
          </table:table-cell>
          <table:table-cell table:formula="of:=ORG.LIBREOFFICE.REGEX([.A63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38];&quot;eno|owt|eerht|ruof|evif|xis|neves|thgie|enin|orez|\d&quot;;;1)" office:value-type="string" office:string-value="4" calcext:value-type="string">
            <text:p>4</text:p>
          </table:table-cell>
          <table:table-cell table:formula="of:=IF(ISNA([.G638]);&quot;&quot;;IF([.G638]=&quot;one&quot;;&quot;1&quot;;IF([.G638]=&quot;two&quot;;&quot;2&quot;;IF([.G638]=&quot;three&quot;;&quot;3&quot;;IF([.G638]=&quot;four&quot;;&quot;4&quot;;IF([.G638]=&quot;five&quot;;&quot;5&quot;;IF([.G638]=&quot;six&quot;;&quot;6&quot;;IF([.G638]=&quot;seven&quot;;&quot;7&quot;;IF([.G638]=&quot;eight&quot;;&quot;8&quot;;IF([.G638]=&quot;nine&quot;;&quot;9&quot;;IF([.G638]=&quot;zero&quot;;&quot;0&quot;;VALUE([.G638]))))))))))))" office:value-type="float" office:value="4" calcext:value-type="float">
            <text:p>4</text:p>
          </table:table-cell>
          <table:table-cell table:style-name="ce7" table:formula="of:=IF(ISNA([.H638]);&quot;&quot;;IF([.H638]=&quot;eno&quot;;&quot;1&quot;;IF([.H638]=&quot;owt&quot;;&quot;2&quot;;IF([.H638]=&quot;eerht&quot;;&quot;3&quot;;IF([.H638]=&quot;ruof&quot;;&quot;4&quot;;IF([.H638]=&quot;evif&quot;;&quot;5&quot;;IF([.H638]=&quot;xis&quot;;&quot;6&quot;;IF([.H638]=&quot;neves&quot;;&quot;7&quot;;IF([.H638]=&quot;thgie&quot;;&quot;8&quot;;IF([.H638]=&quot;enin&quot;;&quot;9&quot;;IF([.H638]=&quot;orez&quot;;&quot;0&quot;;[.H638])))))))))))" office:value-type="string" office:string-value="4" calcext:value-type="string">
            <text:p>4</text:p>
          </table:table-cell>
          <table:table-cell table:style-name="ce7" table:formula="of:=IF(ISNA([.G638]);&quot;&quot;;VALUE(COM.MICROSOFT.CONCAT([.I638:.J638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eight2htsvgvzxqvhsevenvk</text:p>
          </table:table-cell>
          <table:table-cell table:style-name="ce4" table:formula="of:=ORG.LIBREOFFICE.REGEX([.A639];&quot;\D&quot;;&quot;&quot;;&quot;g&quot;)" office:value-type="string" office:string-value="872" calcext:value-type="string">
            <text:p>872</text:p>
          </table:table-cell>
          <table:table-cell table:formula="of:=LEFT([.B639];1)" office:value-type="string" office:string-value="8" calcext:value-type="string">
            <text:p>8</text:p>
          </table:table-cell>
          <table:table-cell table:style-name="ce5" table:formula="of:=RIGHT([.B639];1)" office:value-type="string" office:string-value="2" calcext:value-type="string">
            <text:p>2</text:p>
          </table:table-cell>
          <table:table-cell table:formula="of:=VALUE(COM.MICROSOFT.CONCAT([.C639];[.D639]))" office:value-type="float" office:value="82" calcext:value-type="float">
            <text:p>82</text:p>
          </table:table-cell>
          <table:table-cell table:style-name="ce14" table:formula="of:=(STRREV([.A639]))" office:value-type="string" office:string-value="kvneveshvqxzvgvsth2thgie78" calcext:value-type="string">
            <text:p>kvneveshvqxzvgvsth2thgie78</text:p>
          </table:table-cell>
          <table:table-cell table:formula="of:=ORG.LIBREOFFICE.REGEX([.A63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3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39]);&quot;&quot;;IF([.G639]=&quot;one&quot;;&quot;1&quot;;IF([.G639]=&quot;two&quot;;&quot;2&quot;;IF([.G639]=&quot;three&quot;;&quot;3&quot;;IF([.G639]=&quot;four&quot;;&quot;4&quot;;IF([.G639]=&quot;five&quot;;&quot;5&quot;;IF([.G639]=&quot;six&quot;;&quot;6&quot;;IF([.G639]=&quot;seven&quot;;&quot;7&quot;;IF([.G639]=&quot;eight&quot;;&quot;8&quot;;IF([.G639]=&quot;nine&quot;;&quot;9&quot;;IF([.G639]=&quot;zero&quot;;&quot;0&quot;;VALUE([.G639]))))))))))))" office:value-type="float" office:value="8" calcext:value-type="float">
            <text:p>8</text:p>
          </table:table-cell>
          <table:table-cell table:style-name="ce7" table:formula="of:=IF(ISNA([.H639]);&quot;&quot;;IF([.H639]=&quot;eno&quot;;&quot;1&quot;;IF([.H639]=&quot;owt&quot;;&quot;2&quot;;IF([.H639]=&quot;eerht&quot;;&quot;3&quot;;IF([.H639]=&quot;ruof&quot;;&quot;4&quot;;IF([.H639]=&quot;evif&quot;;&quot;5&quot;;IF([.H639]=&quot;xis&quot;;&quot;6&quot;;IF([.H639]=&quot;neves&quot;;&quot;7&quot;;IF([.H639]=&quot;thgie&quot;;&quot;8&quot;;IF([.H639]=&quot;enin&quot;;&quot;9&quot;;IF([.H639]=&quot;orez&quot;;&quot;0&quot;;[.H639])))))))))))" office:value-type="string" office:string-value="7" calcext:value-type="string">
            <text:p>7</text:p>
          </table:table-cell>
          <table:table-cell table:formula="of:=IF(ISNA([.G639]);&quot;&quot;;VALUE(COM.MICROSOFT.CONCAT([.I639:.J63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ixsix1dgszxseven9</text:p>
          </table:table-cell>
          <table:table-cell table:style-name="ce4" table:formula="of:=ORG.LIBREOFFICE.REGEX([.A640];&quot;\D&quot;;&quot;&quot;;&quot;g&quot;)" office:value-type="string" office:string-value="619" calcext:value-type="string">
            <text:p>619</text:p>
          </table:table-cell>
          <table:table-cell table:formula="of:=LEFT([.B640];1)" office:value-type="string" office:string-value="6" calcext:value-type="string">
            <text:p>6</text:p>
          </table:table-cell>
          <table:table-cell table:style-name="ce5" table:formula="of:=RIGHT([.B640];1)" office:value-type="string" office:string-value="9" calcext:value-type="string">
            <text:p>9</text:p>
          </table:table-cell>
          <table:table-cell table:formula="of:=VALUE(COM.MICROSOFT.CONCAT([.C640];[.D640]))" office:value-type="float" office:value="69" calcext:value-type="float">
            <text:p>69</text:p>
          </table:table-cell>
          <table:table-cell table:style-name="ce14" table:formula="of:=(STRREV([.A640]))" office:value-type="string" office:string-value="9nevesxzsgd1xisxis6" calcext:value-type="string">
            <text:p>9nevesxzsgd1xisxis6</text:p>
          </table:table-cell>
          <table:table-cell table:formula="of:=ORG.LIBREOFFICE.REGEX([.A64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0];&quot;eno|owt|eerht|ruof|evif|xis|neves|thgie|enin|orez|\d&quot;;;1)" office:value-type="string" office:string-value="9" calcext:value-type="string">
            <text:p>9</text:p>
          </table:table-cell>
          <table:table-cell table:formula="of:=IF(ISNA([.G640]);&quot;&quot;;IF([.G640]=&quot;one&quot;;&quot;1&quot;;IF([.G640]=&quot;two&quot;;&quot;2&quot;;IF([.G640]=&quot;three&quot;;&quot;3&quot;;IF([.G640]=&quot;four&quot;;&quot;4&quot;;IF([.G640]=&quot;five&quot;;&quot;5&quot;;IF([.G640]=&quot;six&quot;;&quot;6&quot;;IF([.G640]=&quot;seven&quot;;&quot;7&quot;;IF([.G640]=&quot;eight&quot;;&quot;8&quot;;IF([.G640]=&quot;nine&quot;;&quot;9&quot;;IF([.G640]=&quot;zero&quot;;&quot;0&quot;;VALUE([.G640]))))))))))))" office:value-type="float" office:value="6" calcext:value-type="float">
            <text:p>6</text:p>
          </table:table-cell>
          <table:table-cell table:style-name="ce7" table:formula="of:=IF(ISNA([.H640]);&quot;&quot;;IF([.H640]=&quot;eno&quot;;&quot;1&quot;;IF([.H640]=&quot;owt&quot;;&quot;2&quot;;IF([.H640]=&quot;eerht&quot;;&quot;3&quot;;IF([.H640]=&quot;ruof&quot;;&quot;4&quot;;IF([.H640]=&quot;evif&quot;;&quot;5&quot;;IF([.H640]=&quot;xis&quot;;&quot;6&quot;;IF([.H640]=&quot;neves&quot;;&quot;7&quot;;IF([.H640]=&quot;thgie&quot;;&quot;8&quot;;IF([.H640]=&quot;enin&quot;;&quot;9&quot;;IF([.H640]=&quot;orez&quot;;&quot;0&quot;;[.H640])))))))))))" office:value-type="string" office:string-value="9" calcext:value-type="string">
            <text:p>9</text:p>
          </table:table-cell>
          <table:table-cell table:formula="of:=IF(ISNA([.G640]);&quot;&quot;;VALUE(COM.MICROSOFT.CONCAT([.I640:.J640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rljjnxckl9bdlptqnqcmnine92</text:p>
          </table:table-cell>
          <table:table-cell table:style-name="ce4" table:formula="of:=ORG.LIBREOFFICE.REGEX([.A641];&quot;\D&quot;;&quot;&quot;;&quot;g&quot;)" office:value-type="string" office:string-value="1992" calcext:value-type="string">
            <text:p>1992</text:p>
          </table:table-cell>
          <table:table-cell table:formula="of:=LEFT([.B641];1)" office:value-type="string" office:string-value="1" calcext:value-type="string">
            <text:p>1</text:p>
          </table:table-cell>
          <table:table-cell table:style-name="ce5" table:formula="of:=RIGHT([.B641];1)" office:value-type="string" office:string-value="2" calcext:value-type="string">
            <text:p>2</text:p>
          </table:table-cell>
          <table:table-cell table:formula="of:=VALUE(COM.MICROSOFT.CONCAT([.C641];[.D641]))" office:value-type="float" office:value="12" calcext:value-type="float">
            <text:p>12</text:p>
          </table:table-cell>
          <table:table-cell table:style-name="ce14" table:formula="of:=(STRREV([.A641]))" office:value-type="string" office:string-value="29eninmcqnqtpldb9lkcxnjjlr1" calcext:value-type="string">
            <text:p>29eninmcqnqtpldb9lkcxnjjlr1</text:p>
          </table:table-cell>
          <table:table-cell table:formula="of:=ORG.LIBREOFFICE.REGEX([.A64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41];&quot;eno|owt|eerht|ruof|evif|xis|neves|thgie|enin|orez|\d&quot;;;1)" office:value-type="string" office:string-value="2" calcext:value-type="string">
            <text:p>2</text:p>
          </table:table-cell>
          <table:table-cell table:formula="of:=IF(ISNA([.G641]);&quot;&quot;;IF([.G641]=&quot;one&quot;;&quot;1&quot;;IF([.G641]=&quot;two&quot;;&quot;2&quot;;IF([.G641]=&quot;three&quot;;&quot;3&quot;;IF([.G641]=&quot;four&quot;;&quot;4&quot;;IF([.G641]=&quot;five&quot;;&quot;5&quot;;IF([.G641]=&quot;six&quot;;&quot;6&quot;;IF([.G641]=&quot;seven&quot;;&quot;7&quot;;IF([.G641]=&quot;eight&quot;;&quot;8&quot;;IF([.G641]=&quot;nine&quot;;&quot;9&quot;;IF([.G641]=&quot;zero&quot;;&quot;0&quot;;VALUE([.G641]))))))))))))" office:value-type="float" office:value="1" calcext:value-type="float">
            <text:p>1</text:p>
          </table:table-cell>
          <table:table-cell table:style-name="ce7" table:formula="of:=IF(ISNA([.H641]);&quot;&quot;;IF([.H641]=&quot;eno&quot;;&quot;1&quot;;IF([.H641]=&quot;owt&quot;;&quot;2&quot;;IF([.H641]=&quot;eerht&quot;;&quot;3&quot;;IF([.H641]=&quot;ruof&quot;;&quot;4&quot;;IF([.H641]=&quot;evif&quot;;&quot;5&quot;;IF([.H641]=&quot;xis&quot;;&quot;6&quot;;IF([.H641]=&quot;neves&quot;;&quot;7&quot;;IF([.H641]=&quot;thgie&quot;;&quot;8&quot;;IF([.H641]=&quot;enin&quot;;&quot;9&quot;;IF([.H641]=&quot;orez&quot;;&quot;0&quot;;[.H641])))))))))))" office:value-type="string" office:string-value="2" calcext:value-type="string">
            <text:p>2</text:p>
          </table:table-cell>
          <table:table-cell table:formula="of:=IF(ISNA([.G641]);&quot;&quot;;VALUE(COM.MICROSOFT.CONCAT([.I641:.J641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3two28fivevsevenb</text:p>
          </table:table-cell>
          <table:table-cell table:style-name="ce4" table:formula="of:=ORG.LIBREOFFICE.REGEX([.A642];&quot;\D&quot;;&quot;&quot;;&quot;g&quot;)" office:value-type="string" office:string-value="328" calcext:value-type="string">
            <text:p>328</text:p>
          </table:table-cell>
          <table:table-cell table:formula="of:=LEFT([.B642];1)" office:value-type="string" office:string-value="3" calcext:value-type="string">
            <text:p>3</text:p>
          </table:table-cell>
          <table:table-cell table:style-name="ce5" table:formula="of:=RIGHT([.B642];1)" office:value-type="string" office:string-value="8" calcext:value-type="string">
            <text:p>8</text:p>
          </table:table-cell>
          <table:table-cell table:formula="of:=VALUE(COM.MICROSOFT.CONCAT([.C642];[.D642]))" office:value-type="float" office:value="38" calcext:value-type="float">
            <text:p>38</text:p>
          </table:table-cell>
          <table:table-cell table:style-name="ce14" table:formula="of:=(STRREV([.A642]))" office:value-type="string" office:string-value="bnevesvevif82owt3eerht" calcext:value-type="string">
            <text:p>bnevesvevif82owt3eerht</text:p>
          </table:table-cell>
          <table:table-cell table:formula="of:=ORG.LIBREOFFICE.REGEX([.A64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4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42]);&quot;&quot;;IF([.G642]=&quot;one&quot;;&quot;1&quot;;IF([.G642]=&quot;two&quot;;&quot;2&quot;;IF([.G642]=&quot;three&quot;;&quot;3&quot;;IF([.G642]=&quot;four&quot;;&quot;4&quot;;IF([.G642]=&quot;five&quot;;&quot;5&quot;;IF([.G642]=&quot;six&quot;;&quot;6&quot;;IF([.G642]=&quot;seven&quot;;&quot;7&quot;;IF([.G642]=&quot;eight&quot;;&quot;8&quot;;IF([.G642]=&quot;nine&quot;;&quot;9&quot;;IF([.G642]=&quot;zero&quot;;&quot;0&quot;;VALUE([.G642]))))))))))))" office:value-type="string" office:string-value="3" calcext:value-type="string">
            <text:p>3</text:p>
          </table:table-cell>
          <table:table-cell table:style-name="ce7" table:formula="of:=IF(ISNA([.H642]);&quot;&quot;;IF([.H642]=&quot;eno&quot;;&quot;1&quot;;IF([.H642]=&quot;owt&quot;;&quot;2&quot;;IF([.H642]=&quot;eerht&quot;;&quot;3&quot;;IF([.H642]=&quot;ruof&quot;;&quot;4&quot;;IF([.H642]=&quot;evif&quot;;&quot;5&quot;;IF([.H642]=&quot;xis&quot;;&quot;6&quot;;IF([.H642]=&quot;neves&quot;;&quot;7&quot;;IF([.H642]=&quot;thgie&quot;;&quot;8&quot;;IF([.H642]=&quot;enin&quot;;&quot;9&quot;;IF([.H642]=&quot;orez&quot;;&quot;0&quot;;[.H642])))))))))))" office:value-type="string" office:string-value="7" calcext:value-type="string">
            <text:p>7</text:p>
          </table:table-cell>
          <table:table-cell table:formula="of:=IF(ISNA([.G642]);&quot;&quot;;VALUE(COM.MICROSOFT.CONCAT([.I642:.J642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ksfhxqndcccg66nmmbnz</text:p>
          </table:table-cell>
          <table:table-cell table:style-name="ce4" table:formula="of:=ORG.LIBREOFFICE.REGEX([.A643];&quot;\D&quot;;&quot;&quot;;&quot;g&quot;)" office:value-type="string" office:string-value="666" calcext:value-type="string">
            <text:p>666</text:p>
          </table:table-cell>
          <table:table-cell table:formula="of:=LEFT([.B643];1)" office:value-type="string" office:string-value="6" calcext:value-type="string">
            <text:p>6</text:p>
          </table:table-cell>
          <table:table-cell table:style-name="ce5" table:formula="of:=RIGHT([.B643];1)" office:value-type="string" office:string-value="6" calcext:value-type="string">
            <text:p>6</text:p>
          </table:table-cell>
          <table:table-cell table:formula="of:=VALUE(COM.MICROSOFT.CONCAT([.C643];[.D643]))" office:value-type="float" office:value="66" calcext:value-type="float">
            <text:p>66</text:p>
          </table:table-cell>
          <table:table-cell table:style-name="ce14" table:formula="of:=(STRREV([.A643]))" office:value-type="string" office:string-value="znbmmn66gcccdnqxhfsk6" calcext:value-type="string">
            <text:p>znbmmn66gcccdnqxhfsk6</text:p>
          </table:table-cell>
          <table:table-cell table:formula="of:=ORG.LIBREOFFICE.REGEX([.A64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3];&quot;eno|owt|eerht|ruof|evif|xis|neves|thgie|enin|orez|\d&quot;;;1)" office:value-type="string" office:string-value="6" calcext:value-type="string">
            <text:p>6</text:p>
          </table:table-cell>
          <table:table-cell table:formula="of:=IF(ISNA([.G643]);&quot;&quot;;IF([.G643]=&quot;one&quot;;&quot;1&quot;;IF([.G643]=&quot;two&quot;;&quot;2&quot;;IF([.G643]=&quot;three&quot;;&quot;3&quot;;IF([.G643]=&quot;four&quot;;&quot;4&quot;;IF([.G643]=&quot;five&quot;;&quot;5&quot;;IF([.G643]=&quot;six&quot;;&quot;6&quot;;IF([.G643]=&quot;seven&quot;;&quot;7&quot;;IF([.G643]=&quot;eight&quot;;&quot;8&quot;;IF([.G643]=&quot;nine&quot;;&quot;9&quot;;IF([.G643]=&quot;zero&quot;;&quot;0&quot;;VALUE([.G643]))))))))))))" office:value-type="float" office:value="6" calcext:value-type="float">
            <text:p>6</text:p>
          </table:table-cell>
          <table:table-cell table:style-name="ce7" table:formula="of:=IF(ISNA([.H643]);&quot;&quot;;IF([.H643]=&quot;eno&quot;;&quot;1&quot;;IF([.H643]=&quot;owt&quot;;&quot;2&quot;;IF([.H643]=&quot;eerht&quot;;&quot;3&quot;;IF([.H643]=&quot;ruof&quot;;&quot;4&quot;;IF([.H643]=&quot;evif&quot;;&quot;5&quot;;IF([.H643]=&quot;xis&quot;;&quot;6&quot;;IF([.H643]=&quot;neves&quot;;&quot;7&quot;;IF([.H643]=&quot;thgie&quot;;&quot;8&quot;;IF([.H643]=&quot;enin&quot;;&quot;9&quot;;IF([.H643]=&quot;orez&quot;;&quot;0&quot;;[.H643])))))))))))" office:value-type="string" office:string-value="6" calcext:value-type="string">
            <text:p>6</text:p>
          </table:table-cell>
          <table:table-cell table:style-name="ce7" table:formula="of:=IF(ISNA([.G643]);&quot;&quot;;VALUE(COM.MICROSOFT.CONCAT([.I643:.J643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tqskd4five</text:p>
          </table:table-cell>
          <table:table-cell table:style-name="ce4" table:formula="of:=ORG.LIBREOFFICE.REGEX([.A644];&quot;\D&quot;;&quot;&quot;;&quot;g&quot;)" office:value-type="string" office:string-value="4" calcext:value-type="string">
            <text:p>4</text:p>
          </table:table-cell>
          <table:table-cell table:formula="of:=LEFT([.B644];1)" office:value-type="string" office:string-value="4" calcext:value-type="string">
            <text:p>4</text:p>
          </table:table-cell>
          <table:table-cell table:style-name="ce5" table:formula="of:=RIGHT([.B644];1)" office:value-type="string" office:string-value="4" calcext:value-type="string">
            <text:p>4</text:p>
          </table:table-cell>
          <table:table-cell table:formula="of:=VALUE(COM.MICROSOFT.CONCAT([.C644];[.D644]))" office:value-type="float" office:value="44" calcext:value-type="float">
            <text:p>44</text:p>
          </table:table-cell>
          <table:table-cell table:style-name="ce14" table:formula="of:=(STRREV([.A644]))" office:value-type="string" office:string-value="evif4dksqtk" calcext:value-type="string">
            <text:p>evif4dksqtk</text:p>
          </table:table-cell>
          <table:table-cell table:formula="of:=ORG.LIBREOFFICE.REGEX([.A64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44];&quot;eno|owt|eerht|ruof|evif|xis|neves|thgie|enin|orez|\d&quot;;;1)" office:value-type="string" office:string-value="evif" calcext:value-type="string">
            <text:p>evif</text:p>
          </table:table-cell>
          <table:table-cell table:formula="of:=IF(ISNA([.G644]);&quot;&quot;;IF([.G644]=&quot;one&quot;;&quot;1&quot;;IF([.G644]=&quot;two&quot;;&quot;2&quot;;IF([.G644]=&quot;three&quot;;&quot;3&quot;;IF([.G644]=&quot;four&quot;;&quot;4&quot;;IF([.G644]=&quot;five&quot;;&quot;5&quot;;IF([.G644]=&quot;six&quot;;&quot;6&quot;;IF([.G644]=&quot;seven&quot;;&quot;7&quot;;IF([.G644]=&quot;eight&quot;;&quot;8&quot;;IF([.G644]=&quot;nine&quot;;&quot;9&quot;;IF([.G644]=&quot;zero&quot;;&quot;0&quot;;VALUE([.G644]))))))))))))" office:value-type="float" office:value="4" calcext:value-type="float">
            <text:p>4</text:p>
          </table:table-cell>
          <table:table-cell table:style-name="ce7" table:formula="of:=IF(ISNA([.H644]);&quot;&quot;;IF([.H644]=&quot;eno&quot;;&quot;1&quot;;IF([.H644]=&quot;owt&quot;;&quot;2&quot;;IF([.H644]=&quot;eerht&quot;;&quot;3&quot;;IF([.H644]=&quot;ruof&quot;;&quot;4&quot;;IF([.H644]=&quot;evif&quot;;&quot;5&quot;;IF([.H644]=&quot;xis&quot;;&quot;6&quot;;IF([.H644]=&quot;neves&quot;;&quot;7&quot;;IF([.H644]=&quot;thgie&quot;;&quot;8&quot;;IF([.H644]=&quot;enin&quot;;&quot;9&quot;;IF([.H644]=&quot;orez&quot;;&quot;0&quot;;[.H644])))))))))))" office:value-type="string" office:string-value="5" calcext:value-type="string">
            <text:p>5</text:p>
          </table:table-cell>
          <table:table-cell table:formula="of:=IF(ISNA([.G644]);&quot;&quot;;VALUE(COM.MICROSOFT.CONCAT([.I644:.J644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cvlhhz6</text:p>
          </table:table-cell>
          <table:table-cell table:style-name="ce4" table:formula="of:=ORG.LIBREOFFICE.REGEX([.A645];&quot;\D&quot;;&quot;&quot;;&quot;g&quot;)" office:value-type="string" office:string-value="6" calcext:value-type="string">
            <text:p>6</text:p>
          </table:table-cell>
          <table:table-cell table:formula="of:=LEFT([.B645];1)" office:value-type="string" office:string-value="6" calcext:value-type="string">
            <text:p>6</text:p>
          </table:table-cell>
          <table:table-cell table:style-name="ce5" table:formula="of:=RIGHT([.B645];1)" office:value-type="string" office:string-value="6" calcext:value-type="string">
            <text:p>6</text:p>
          </table:table-cell>
          <table:table-cell table:formula="of:=VALUE(COM.MICROSOFT.CONCAT([.C645];[.D645]))" office:value-type="float" office:value="66" calcext:value-type="float">
            <text:p>66</text:p>
          </table:table-cell>
          <table:table-cell table:style-name="ce14" table:formula="of:=(STRREV([.A645]))" office:value-type="string" office:string-value="6zhhlvcp" calcext:value-type="string">
            <text:p>6zhhlvcp</text:p>
          </table:table-cell>
          <table:table-cell table:formula="of:=ORG.LIBREOFFICE.REGEX([.A64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5];&quot;eno|owt|eerht|ruof|evif|xis|neves|thgie|enin|orez|\d&quot;;;1)" office:value-type="string" office:string-value="6" calcext:value-type="string">
            <text:p>6</text:p>
          </table:table-cell>
          <table:table-cell table:formula="of:=IF(ISNA([.G645]);&quot;&quot;;IF([.G645]=&quot;one&quot;;&quot;1&quot;;IF([.G645]=&quot;two&quot;;&quot;2&quot;;IF([.G645]=&quot;three&quot;;&quot;3&quot;;IF([.G645]=&quot;four&quot;;&quot;4&quot;;IF([.G645]=&quot;five&quot;;&quot;5&quot;;IF([.G645]=&quot;six&quot;;&quot;6&quot;;IF([.G645]=&quot;seven&quot;;&quot;7&quot;;IF([.G645]=&quot;eight&quot;;&quot;8&quot;;IF([.G645]=&quot;nine&quot;;&quot;9&quot;;IF([.G645]=&quot;zero&quot;;&quot;0&quot;;VALUE([.G645]))))))))))))" office:value-type="float" office:value="6" calcext:value-type="float">
            <text:p>6</text:p>
          </table:table-cell>
          <table:table-cell table:style-name="ce7" table:formula="of:=IF(ISNA([.H645]);&quot;&quot;;IF([.H645]=&quot;eno&quot;;&quot;1&quot;;IF([.H645]=&quot;owt&quot;;&quot;2&quot;;IF([.H645]=&quot;eerht&quot;;&quot;3&quot;;IF([.H645]=&quot;ruof&quot;;&quot;4&quot;;IF([.H645]=&quot;evif&quot;;&quot;5&quot;;IF([.H645]=&quot;xis&quot;;&quot;6&quot;;IF([.H645]=&quot;neves&quot;;&quot;7&quot;;IF([.H645]=&quot;thgie&quot;;&quot;8&quot;;IF([.H645]=&quot;enin&quot;;&quot;9&quot;;IF([.H645]=&quot;orez&quot;;&quot;0&quot;;[.H645])))))))))))" office:value-type="string" office:string-value="6" calcext:value-type="string">
            <text:p>6</text:p>
          </table:table-cell>
          <table:table-cell table:style-name="ce7" table:formula="of:=IF(ISNA([.G645]);&quot;&quot;;VALUE(COM.MICROSOFT.CONCAT([.I645:.J64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three3onesfjvkrjt</text:p>
          </table:table-cell>
          <table:table-cell table:style-name="ce4" table:formula="of:=ORG.LIBREOFFICE.REGEX([.A646];&quot;\D&quot;;&quot;&quot;;&quot;g&quot;)" office:value-type="string" office:string-value="63" calcext:value-type="string">
            <text:p>63</text:p>
          </table:table-cell>
          <table:table-cell table:formula="of:=LEFT([.B646];1)" office:value-type="string" office:string-value="6" calcext:value-type="string">
            <text:p>6</text:p>
          </table:table-cell>
          <table:table-cell table:style-name="ce5" table:formula="of:=RIGHT([.B646];1)" office:value-type="string" office:string-value="3" calcext:value-type="string">
            <text:p>3</text:p>
          </table:table-cell>
          <table:table-cell table:formula="of:=VALUE(COM.MICROSOFT.CONCAT([.C646];[.D646]))" office:value-type="float" office:value="63" calcext:value-type="float">
            <text:p>63</text:p>
          </table:table-cell>
          <table:table-cell table:style-name="ce14" table:formula="of:=(STRREV([.A646]))" office:value-type="string" office:string-value="tjrkvjfseno3eerht6eerht" calcext:value-type="string">
            <text:p>tjrkvjfseno3eerht6eerht</text:p>
          </table:table-cell>
          <table:table-cell table:formula="of:=ORG.LIBREOFFICE.REGEX([.A64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46];&quot;eno|owt|eerht|ruof|evif|xis|neves|thgie|enin|orez|\d&quot;;;1)" office:value-type="string" office:string-value="eno" calcext:value-type="string">
            <text:p>eno</text:p>
          </table:table-cell>
          <table:table-cell table:formula="of:=IF(ISNA([.G646]);&quot;&quot;;IF([.G646]=&quot;one&quot;;&quot;1&quot;;IF([.G646]=&quot;two&quot;;&quot;2&quot;;IF([.G646]=&quot;three&quot;;&quot;3&quot;;IF([.G646]=&quot;four&quot;;&quot;4&quot;;IF([.G646]=&quot;five&quot;;&quot;5&quot;;IF([.G646]=&quot;six&quot;;&quot;6&quot;;IF([.G646]=&quot;seven&quot;;&quot;7&quot;;IF([.G646]=&quot;eight&quot;;&quot;8&quot;;IF([.G646]=&quot;nine&quot;;&quot;9&quot;;IF([.G646]=&quot;zero&quot;;&quot;0&quot;;VALUE([.G646]))))))))))))" office:value-type="string" office:string-value="3" calcext:value-type="string">
            <text:p>3</text:p>
          </table:table-cell>
          <table:table-cell table:style-name="ce7" table:formula="of:=IF(ISNA([.H646]);&quot;&quot;;IF([.H646]=&quot;eno&quot;;&quot;1&quot;;IF([.H646]=&quot;owt&quot;;&quot;2&quot;;IF([.H646]=&quot;eerht&quot;;&quot;3&quot;;IF([.H646]=&quot;ruof&quot;;&quot;4&quot;;IF([.H646]=&quot;evif&quot;;&quot;5&quot;;IF([.H646]=&quot;xis&quot;;&quot;6&quot;;IF([.H646]=&quot;neves&quot;;&quot;7&quot;;IF([.H646]=&quot;thgie&quot;;&quot;8&quot;;IF([.H646]=&quot;enin&quot;;&quot;9&quot;;IF([.H646]=&quot;orez&quot;;&quot;0&quot;;[.H646])))))))))))" office:value-type="string" office:string-value="1" calcext:value-type="string">
            <text:p>1</text:p>
          </table:table-cell>
          <table:table-cell table:formula="of:=IF(ISNA([.G646]);&quot;&quot;;VALUE(COM.MICROSOFT.CONCAT([.I646:.J646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74</text:p>
          </table:table-cell>
          <table:table-cell table:style-name="ce4" table:formula="of:=ORG.LIBREOFFICE.REGEX([.A647];&quot;\D&quot;;&quot;&quot;;&quot;g&quot;)" office:value-type="string" office:string-value="74" calcext:value-type="string">
            <text:p>74</text:p>
          </table:table-cell>
          <table:table-cell table:formula="of:=LEFT([.B647];1)" office:value-type="string" office:string-value="7" calcext:value-type="string">
            <text:p>7</text:p>
          </table:table-cell>
          <table:table-cell table:style-name="ce5" table:formula="of:=RIGHT([.B647];1)" office:value-type="string" office:string-value="4" calcext:value-type="string">
            <text:p>4</text:p>
          </table:table-cell>
          <table:table-cell table:formula="of:=VALUE(COM.MICROSOFT.CONCAT([.C647];[.D647]))" office:value-type="float" office:value="74" calcext:value-type="float">
            <text:p>74</text:p>
          </table:table-cell>
          <table:table-cell table:style-name="ce14" table:formula="of:=(STRREV([.A647]))" office:value-type="string" office:string-value="47ruofruof" calcext:value-type="string">
            <text:p>47ruofruof</text:p>
          </table:table-cell>
          <table:table-cell table:formula="of:=ORG.LIBREOFFICE.REGEX([.A647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647];&quot;eno|owt|eerht|ruof|evif|xis|neves|thgie|enin|orez|\d&quot;;;1)" office:value-type="string" office:string-value="4" calcext:value-type="string">
            <text:p>4</text:p>
          </table:table-cell>
          <table:table-cell table:formula="of:=IF(ISNA([.G647]);&quot;&quot;;IF([.G647]=&quot;one&quot;;&quot;1&quot;;IF([.G647]=&quot;two&quot;;&quot;2&quot;;IF([.G647]=&quot;three&quot;;&quot;3&quot;;IF([.G647]=&quot;four&quot;;&quot;4&quot;;IF([.G647]=&quot;five&quot;;&quot;5&quot;;IF([.G647]=&quot;six&quot;;&quot;6&quot;;IF([.G647]=&quot;seven&quot;;&quot;7&quot;;IF([.G647]=&quot;eight&quot;;&quot;8&quot;;IF([.G647]=&quot;nine&quot;;&quot;9&quot;;IF([.G647]=&quot;zero&quot;;&quot;0&quot;;VALUE([.G647]))))))))))))" office:value-type="string" office:string-value="4" calcext:value-type="string">
            <text:p>4</text:p>
          </table:table-cell>
          <table:table-cell table:style-name="ce7" table:formula="of:=IF(ISNA([.H647]);&quot;&quot;;IF([.H647]=&quot;eno&quot;;&quot;1&quot;;IF([.H647]=&quot;owt&quot;;&quot;2&quot;;IF([.H647]=&quot;eerht&quot;;&quot;3&quot;;IF([.H647]=&quot;ruof&quot;;&quot;4&quot;;IF([.H647]=&quot;evif&quot;;&quot;5&quot;;IF([.H647]=&quot;xis&quot;;&quot;6&quot;;IF([.H647]=&quot;neves&quot;;&quot;7&quot;;IF([.H647]=&quot;thgie&quot;;&quot;8&quot;;IF([.H647]=&quot;enin&quot;;&quot;9&quot;;IF([.H647]=&quot;orez&quot;;&quot;0&quot;;[.H647])))))))))))" office:value-type="string" office:string-value="4" calcext:value-type="string">
            <text:p>4</text:p>
          </table:table-cell>
          <table:table-cell table:formula="of:=IF(ISNA([.G647]);&quot;&quot;;VALUE(COM.MICROSOFT.CONCAT([.I647:.J647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eightwo6gcc8seven44sixg</text:p>
          </table:table-cell>
          <table:table-cell table:style-name="ce4" table:formula="of:=ORG.LIBREOFFICE.REGEX([.A648];&quot;\D&quot;;&quot;&quot;;&quot;g&quot;)" office:value-type="string" office:string-value="6844" calcext:value-type="string">
            <text:p>6844</text:p>
          </table:table-cell>
          <table:table-cell table:formula="of:=LEFT([.B648];1)" office:value-type="string" office:string-value="6" calcext:value-type="string">
            <text:p>6</text:p>
          </table:table-cell>
          <table:table-cell table:style-name="ce5" table:formula="of:=RIGHT([.B648];1)" office:value-type="string" office:string-value="4" calcext:value-type="string">
            <text:p>4</text:p>
          </table:table-cell>
          <table:table-cell table:formula="of:=VALUE(COM.MICROSOFT.CONCAT([.C648];[.D648]))" office:value-type="float" office:value="64" calcext:value-type="float">
            <text:p>64</text:p>
          </table:table-cell>
          <table:table-cell table:style-name="ce14" table:formula="of:=(STRREV([.A648]))" office:value-type="string" office:string-value="gxis44neves8ccg6owthgiext" calcext:value-type="string">
            <text:p>gxis44neves8ccg6owthgiext</text:p>
          </table:table-cell>
          <table:table-cell table:formula="of:=ORG.LIBREOFFICE.REGEX([.A64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48];&quot;eno|owt|eerht|ruof|evif|xis|neves|thgie|enin|orez|\d&quot;;;1)" office:value-type="string" office:string-value="xis" calcext:value-type="string">
            <text:p>xis</text:p>
          </table:table-cell>
          <table:table-cell table:formula="of:=IF(ISNA([.G648]);&quot;&quot;;IF([.G648]=&quot;one&quot;;&quot;1&quot;;IF([.G648]=&quot;two&quot;;&quot;2&quot;;IF([.G648]=&quot;three&quot;;&quot;3&quot;;IF([.G648]=&quot;four&quot;;&quot;4&quot;;IF([.G648]=&quot;five&quot;;&quot;5&quot;;IF([.G648]=&quot;six&quot;;&quot;6&quot;;IF([.G648]=&quot;seven&quot;;&quot;7&quot;;IF([.G648]=&quot;eight&quot;;&quot;8&quot;;IF([.G648]=&quot;nine&quot;;&quot;9&quot;;IF([.G648]=&quot;zero&quot;;&quot;0&quot;;VALUE([.G648]))))))))))))" office:value-type="string" office:string-value="8" calcext:value-type="string">
            <text:p>8</text:p>
          </table:table-cell>
          <table:table-cell table:style-name="ce7" table:formula="of:=IF(ISNA([.H648]);&quot;&quot;;IF([.H648]=&quot;eno&quot;;&quot;1&quot;;IF([.H648]=&quot;owt&quot;;&quot;2&quot;;IF([.H648]=&quot;eerht&quot;;&quot;3&quot;;IF([.H648]=&quot;ruof&quot;;&quot;4&quot;;IF([.H648]=&quot;evif&quot;;&quot;5&quot;;IF([.H648]=&quot;xis&quot;;&quot;6&quot;;IF([.H648]=&quot;neves&quot;;&quot;7&quot;;IF([.H648]=&quot;thgie&quot;;&quot;8&quot;;IF([.H648]=&quot;enin&quot;;&quot;9&quot;;IF([.H648]=&quot;orez&quot;;&quot;0&quot;;[.H648])))))))))))" office:value-type="string" office:string-value="6" calcext:value-type="string">
            <text:p>6</text:p>
          </table:table-cell>
          <table:table-cell table:formula="of:=IF(ISNA([.G648]);&quot;&quot;;VALUE(COM.MICROSOFT.CONCAT([.I648:.J648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9hphfdplrsgonefour</text:p>
          </table:table-cell>
          <table:table-cell table:style-name="ce4" table:formula="of:=ORG.LIBREOFFICE.REGEX([.A649];&quot;\D&quot;;&quot;&quot;;&quot;g&quot;)" office:value-type="string" office:string-value="79" calcext:value-type="string">
            <text:p>79</text:p>
          </table:table-cell>
          <table:table-cell table:formula="of:=LEFT([.B649];1)" office:value-type="string" office:string-value="7" calcext:value-type="string">
            <text:p>7</text:p>
          </table:table-cell>
          <table:table-cell table:style-name="ce5" table:formula="of:=RIGHT([.B649];1)" office:value-type="string" office:string-value="9" calcext:value-type="string">
            <text:p>9</text:p>
          </table:table-cell>
          <table:table-cell table:formula="of:=VALUE(COM.MICROSOFT.CONCAT([.C649];[.D649]))" office:value-type="float" office:value="79" calcext:value-type="float">
            <text:p>79</text:p>
          </table:table-cell>
          <table:table-cell table:style-name="ce14" table:formula="of:=(STRREV([.A649]))" office:value-type="string" office:string-value="ruofenogsrlpdfhph97" calcext:value-type="string">
            <text:p>ruofenogsrlpdfhph97</text:p>
          </table:table-cell>
          <table:table-cell table:formula="of:=ORG.LIBREOFFICE.REGEX([.A649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49];&quot;eno|owt|eerht|ruof|evif|xis|neves|thgie|enin|orez|\d&quot;;;1)" office:value-type="string" office:string-value="ruof" calcext:value-type="string">
            <text:p>ruof</text:p>
          </table:table-cell>
          <table:table-cell table:formula="of:=IF(ISNA([.G649]);&quot;&quot;;IF([.G649]=&quot;one&quot;;&quot;1&quot;;IF([.G649]=&quot;two&quot;;&quot;2&quot;;IF([.G649]=&quot;three&quot;;&quot;3&quot;;IF([.G649]=&quot;four&quot;;&quot;4&quot;;IF([.G649]=&quot;five&quot;;&quot;5&quot;;IF([.G649]=&quot;six&quot;;&quot;6&quot;;IF([.G649]=&quot;seven&quot;;&quot;7&quot;;IF([.G649]=&quot;eight&quot;;&quot;8&quot;;IF([.G649]=&quot;nine&quot;;&quot;9&quot;;IF([.G649]=&quot;zero&quot;;&quot;0&quot;;VALUE([.G649]))))))))))))" office:value-type="float" office:value="7" calcext:value-type="float">
            <text:p>7</text:p>
          </table:table-cell>
          <table:table-cell table:style-name="ce7" table:formula="of:=IF(ISNA([.H649]);&quot;&quot;;IF([.H649]=&quot;eno&quot;;&quot;1&quot;;IF([.H649]=&quot;owt&quot;;&quot;2&quot;;IF([.H649]=&quot;eerht&quot;;&quot;3&quot;;IF([.H649]=&quot;ruof&quot;;&quot;4&quot;;IF([.H649]=&quot;evif&quot;;&quot;5&quot;;IF([.H649]=&quot;xis&quot;;&quot;6&quot;;IF([.H649]=&quot;neves&quot;;&quot;7&quot;;IF([.H649]=&quot;thgie&quot;;&quot;8&quot;;IF([.H649]=&quot;enin&quot;;&quot;9&quot;;IF([.H649]=&quot;orez&quot;;&quot;0&quot;;[.H649])))))))))))" office:value-type="string" office:string-value="4" calcext:value-type="string">
            <text:p>4</text:p>
          </table:table-cell>
          <table:table-cell table:formula="of:=IF(ISNA([.G649]);&quot;&quot;;VALUE(COM.MICROSOFT.CONCAT([.I649:.J649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9twothreeeight</text:p>
          </table:table-cell>
          <table:table-cell table:style-name="ce4" table:formula="of:=ORG.LIBREOFFICE.REGEX([.A650];&quot;\D&quot;;&quot;&quot;;&quot;g&quot;)" office:value-type="string" office:string-value="9" calcext:value-type="string">
            <text:p>9</text:p>
          </table:table-cell>
          <table:table-cell table:formula="of:=LEFT([.B650];1)" office:value-type="string" office:string-value="9" calcext:value-type="string">
            <text:p>9</text:p>
          </table:table-cell>
          <table:table-cell table:style-name="ce5" table:formula="of:=RIGHT([.B650];1)" office:value-type="string" office:string-value="9" calcext:value-type="string">
            <text:p>9</text:p>
          </table:table-cell>
          <table:table-cell table:formula="of:=VALUE(COM.MICROSOFT.CONCAT([.C650];[.D650]))" office:value-type="float" office:value="99" calcext:value-type="float">
            <text:p>99</text:p>
          </table:table-cell>
          <table:table-cell table:style-name="ce14" table:formula="of:=(STRREV([.A650]))" office:value-type="string" office:string-value="thgieeerhtowt9enin" calcext:value-type="string">
            <text:p>thgieeerhtowt9enin</text:p>
          </table:table-cell>
          <table:table-cell table:formula="of:=ORG.LIBREOFFICE.REGEX([.A65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5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50]);&quot;&quot;;IF([.G650]=&quot;one&quot;;&quot;1&quot;;IF([.G650]=&quot;two&quot;;&quot;2&quot;;IF([.G650]=&quot;three&quot;;&quot;3&quot;;IF([.G650]=&quot;four&quot;;&quot;4&quot;;IF([.G650]=&quot;five&quot;;&quot;5&quot;;IF([.G650]=&quot;six&quot;;&quot;6&quot;;IF([.G650]=&quot;seven&quot;;&quot;7&quot;;IF([.G650]=&quot;eight&quot;;&quot;8&quot;;IF([.G650]=&quot;nine&quot;;&quot;9&quot;;IF([.G650]=&quot;zero&quot;;&quot;0&quot;;VALUE([.G650]))))))))))))" office:value-type="string" office:string-value="9" calcext:value-type="string">
            <text:p>9</text:p>
          </table:table-cell>
          <table:table-cell table:style-name="ce7" table:formula="of:=IF(ISNA([.H650]);&quot;&quot;;IF([.H650]=&quot;eno&quot;;&quot;1&quot;;IF([.H650]=&quot;owt&quot;;&quot;2&quot;;IF([.H650]=&quot;eerht&quot;;&quot;3&quot;;IF([.H650]=&quot;ruof&quot;;&quot;4&quot;;IF([.H650]=&quot;evif&quot;;&quot;5&quot;;IF([.H650]=&quot;xis&quot;;&quot;6&quot;;IF([.H650]=&quot;neves&quot;;&quot;7&quot;;IF([.H650]=&quot;thgie&quot;;&quot;8&quot;;IF([.H650]=&quot;enin&quot;;&quot;9&quot;;IF([.H650]=&quot;orez&quot;;&quot;0&quot;;[.H650])))))))))))" office:value-type="string" office:string-value="8" calcext:value-type="string">
            <text:p>8</text:p>
          </table:table-cell>
          <table:table-cell table:formula="of:=IF(ISNA([.G650]);&quot;&quot;;VALUE(COM.MICROSOFT.CONCAT([.I650:.J650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h2eightwosmd</text:p>
          </table:table-cell>
          <table:table-cell table:style-name="ce4" table:formula="of:=ORG.LIBREOFFICE.REGEX([.A651];&quot;\D&quot;;&quot;&quot;;&quot;g&quot;)" office:value-type="string" office:string-value="52" calcext:value-type="string">
            <text:p>52</text:p>
          </table:table-cell>
          <table:table-cell table:formula="of:=LEFT([.B651];1)" office:value-type="string" office:string-value="5" calcext:value-type="string">
            <text:p>5</text:p>
          </table:table-cell>
          <table:table-cell table:style-name="ce5" table:formula="of:=RIGHT([.B651];1)" office:value-type="string" office:string-value="2" calcext:value-type="string">
            <text:p>2</text:p>
          </table:table-cell>
          <table:table-cell table:formula="of:=VALUE(COM.MICROSOFT.CONCAT([.C651];[.D651]))" office:value-type="float" office:value="52" calcext:value-type="float">
            <text:p>52</text:p>
          </table:table-cell>
          <table:table-cell table:style-name="ce14" table:formula="of:=(STRREV([.A651]))" office:value-type="string" office:string-value="dmsowthgie2h5" calcext:value-type="string">
            <text:p>dmsowthgie2h5</text:p>
          </table:table-cell>
          <table:table-cell table:formula="of:=ORG.LIBREOFFICE.REGEX([.A65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51];&quot;eno|owt|eerht|ruof|evif|xis|neves|thgie|enin|orez|\d&quot;;;1)" office:value-type="string" office:string-value="owt" calcext:value-type="string">
            <text:p>owt</text:p>
          </table:table-cell>
          <table:table-cell table:formula="of:=IF(ISNA([.G651]);&quot;&quot;;IF([.G651]=&quot;one&quot;;&quot;1&quot;;IF([.G651]=&quot;two&quot;;&quot;2&quot;;IF([.G651]=&quot;three&quot;;&quot;3&quot;;IF([.G651]=&quot;four&quot;;&quot;4&quot;;IF([.G651]=&quot;five&quot;;&quot;5&quot;;IF([.G651]=&quot;six&quot;;&quot;6&quot;;IF([.G651]=&quot;seven&quot;;&quot;7&quot;;IF([.G651]=&quot;eight&quot;;&quot;8&quot;;IF([.G651]=&quot;nine&quot;;&quot;9&quot;;IF([.G651]=&quot;zero&quot;;&quot;0&quot;;VALUE([.G651]))))))))))))" office:value-type="float" office:value="5" calcext:value-type="float">
            <text:p>5</text:p>
          </table:table-cell>
          <table:table-cell table:style-name="ce7" table:formula="of:=IF(ISNA([.H651]);&quot;&quot;;IF([.H651]=&quot;eno&quot;;&quot;1&quot;;IF([.H651]=&quot;owt&quot;;&quot;2&quot;;IF([.H651]=&quot;eerht&quot;;&quot;3&quot;;IF([.H651]=&quot;ruof&quot;;&quot;4&quot;;IF([.H651]=&quot;evif&quot;;&quot;5&quot;;IF([.H651]=&quot;xis&quot;;&quot;6&quot;;IF([.H651]=&quot;neves&quot;;&quot;7&quot;;IF([.H651]=&quot;thgie&quot;;&quot;8&quot;;IF([.H651]=&quot;enin&quot;;&quot;9&quot;;IF([.H651]=&quot;orez&quot;;&quot;0&quot;;[.H651])))))))))))" office:value-type="string" office:string-value="2" calcext:value-type="string">
            <text:p>2</text:p>
          </table:table-cell>
          <table:table-cell table:formula="of:=IF(ISNA([.G651]);&quot;&quot;;VALUE(COM.MICROSOFT.CONCAT([.I651:.J651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hreeb7nine5cr</text:p>
          </table:table-cell>
          <table:table-cell table:style-name="ce4" table:formula="of:=ORG.LIBREOFFICE.REGEX([.A652];&quot;\D&quot;;&quot;&quot;;&quot;g&quot;)" office:value-type="string" office:string-value="875" calcext:value-type="string">
            <text:p>875</text:p>
          </table:table-cell>
          <table:table-cell table:formula="of:=LEFT([.B652];1)" office:value-type="string" office:string-value="8" calcext:value-type="string">
            <text:p>8</text:p>
          </table:table-cell>
          <table:table-cell table:style-name="ce5" table:formula="of:=RIGHT([.B652];1)" office:value-type="string" office:string-value="5" calcext:value-type="string">
            <text:p>5</text:p>
          </table:table-cell>
          <table:table-cell table:formula="of:=VALUE(COM.MICROSOFT.CONCAT([.C652];[.D652]))" office:value-type="float" office:value="85" calcext:value-type="float">
            <text:p>85</text:p>
          </table:table-cell>
          <table:table-cell table:style-name="ce14" table:formula="of:=(STRREV([.A652]))" office:value-type="string" office:string-value="rc5enin7beerht8" calcext:value-type="string">
            <text:p>rc5enin7beerht8</text:p>
          </table:table-cell>
          <table:table-cell table:formula="of:=ORG.LIBREOFFICE.REGEX([.A65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52];&quot;eno|owt|eerht|ruof|evif|xis|neves|thgie|enin|orez|\d&quot;;;1)" office:value-type="string" office:string-value="5" calcext:value-type="string">
            <text:p>5</text:p>
          </table:table-cell>
          <table:table-cell table:formula="of:=IF(ISNA([.G652]);&quot;&quot;;IF([.G652]=&quot;one&quot;;&quot;1&quot;;IF([.G652]=&quot;two&quot;;&quot;2&quot;;IF([.G652]=&quot;three&quot;;&quot;3&quot;;IF([.G652]=&quot;four&quot;;&quot;4&quot;;IF([.G652]=&quot;five&quot;;&quot;5&quot;;IF([.G652]=&quot;six&quot;;&quot;6&quot;;IF([.G652]=&quot;seven&quot;;&quot;7&quot;;IF([.G652]=&quot;eight&quot;;&quot;8&quot;;IF([.G652]=&quot;nine&quot;;&quot;9&quot;;IF([.G652]=&quot;zero&quot;;&quot;0&quot;;VALUE([.G652]))))))))))))" office:value-type="float" office:value="8" calcext:value-type="float">
            <text:p>8</text:p>
          </table:table-cell>
          <table:table-cell table:style-name="ce7" table:formula="of:=IF(ISNA([.H652]);&quot;&quot;;IF([.H652]=&quot;eno&quot;;&quot;1&quot;;IF([.H652]=&quot;owt&quot;;&quot;2&quot;;IF([.H652]=&quot;eerht&quot;;&quot;3&quot;;IF([.H652]=&quot;ruof&quot;;&quot;4&quot;;IF([.H652]=&quot;evif&quot;;&quot;5&quot;;IF([.H652]=&quot;xis&quot;;&quot;6&quot;;IF([.H652]=&quot;neves&quot;;&quot;7&quot;;IF([.H652]=&quot;thgie&quot;;&quot;8&quot;;IF([.H652]=&quot;enin&quot;;&quot;9&quot;;IF([.H652]=&quot;orez&quot;;&quot;0&quot;;[.H652])))))))))))" office:value-type="string" office:string-value="5" calcext:value-type="string">
            <text:p>5</text:p>
          </table:table-cell>
          <table:table-cell table:formula="of:=IF(ISNA([.G652]);&quot;&quot;;VALUE(COM.MICROSOFT.CONCAT([.I652:.J652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528two</text:p>
          </table:table-cell>
          <table:table-cell table:style-name="ce4" table:formula="of:=ORG.LIBREOFFICE.REGEX([.A653];&quot;\D&quot;;&quot;&quot;;&quot;g&quot;)" office:value-type="string" office:string-value="528" calcext:value-type="string">
            <text:p>528</text:p>
          </table:table-cell>
          <table:table-cell table:formula="of:=LEFT([.B653];1)" office:value-type="string" office:string-value="5" calcext:value-type="string">
            <text:p>5</text:p>
          </table:table-cell>
          <table:table-cell table:style-name="ce5" table:formula="of:=RIGHT([.B653];1)" office:value-type="string" office:string-value="8" calcext:value-type="string">
            <text:p>8</text:p>
          </table:table-cell>
          <table:table-cell table:formula="of:=VALUE(COM.MICROSOFT.CONCAT([.C653];[.D653]))" office:value-type="float" office:value="58" calcext:value-type="float">
            <text:p>58</text:p>
          </table:table-cell>
          <table:table-cell table:style-name="ce14" table:formula="of:=(STRREV([.A653]))" office:value-type="string" office:string-value="owt825thgie" calcext:value-type="string">
            <text:p>owt825thgie</text:p>
          </table:table-cell>
          <table:table-cell table:formula="of:=ORG.LIBREOFFICE.REGEX([.A65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53];&quot;eno|owt|eerht|ruof|evif|xis|neves|thgie|enin|orez|\d&quot;;;1)" office:value-type="string" office:string-value="owt" calcext:value-type="string">
            <text:p>owt</text:p>
          </table:table-cell>
          <table:table-cell table:formula="of:=IF(ISNA([.G653]);&quot;&quot;;IF([.G653]=&quot;one&quot;;&quot;1&quot;;IF([.G653]=&quot;two&quot;;&quot;2&quot;;IF([.G653]=&quot;three&quot;;&quot;3&quot;;IF([.G653]=&quot;four&quot;;&quot;4&quot;;IF([.G653]=&quot;five&quot;;&quot;5&quot;;IF([.G653]=&quot;six&quot;;&quot;6&quot;;IF([.G653]=&quot;seven&quot;;&quot;7&quot;;IF([.G653]=&quot;eight&quot;;&quot;8&quot;;IF([.G653]=&quot;nine&quot;;&quot;9&quot;;IF([.G653]=&quot;zero&quot;;&quot;0&quot;;VALUE([.G653]))))))))))))" office:value-type="string" office:string-value="8" calcext:value-type="string">
            <text:p>8</text:p>
          </table:table-cell>
          <table:table-cell table:style-name="ce7" table:formula="of:=IF(ISNA([.H653]);&quot;&quot;;IF([.H653]=&quot;eno&quot;;&quot;1&quot;;IF([.H653]=&quot;owt&quot;;&quot;2&quot;;IF([.H653]=&quot;eerht&quot;;&quot;3&quot;;IF([.H653]=&quot;ruof&quot;;&quot;4&quot;;IF([.H653]=&quot;evif&quot;;&quot;5&quot;;IF([.H653]=&quot;xis&quot;;&quot;6&quot;;IF([.H653]=&quot;neves&quot;;&quot;7&quot;;IF([.H653]=&quot;thgie&quot;;&quot;8&quot;;IF([.H653]=&quot;enin&quot;;&quot;9&quot;;IF([.H653]=&quot;orez&quot;;&quot;0&quot;;[.H653])))))))))))" office:value-type="string" office:string-value="2" calcext:value-type="string">
            <text:p>2</text:p>
          </table:table-cell>
          <table:table-cell table:formula="of:=IF(ISNA([.G653]);&quot;&quot;;VALUE(COM.MICROSOFT.CONCAT([.I653:.J653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sfzrmlz2nine</text:p>
          </table:table-cell>
          <table:table-cell table:style-name="ce4" table:formula="of:=ORG.LIBREOFFICE.REGEX([.A654];&quot;\D&quot;;&quot;&quot;;&quot;g&quot;)" office:value-type="string" office:string-value="2" calcext:value-type="string">
            <text:p>2</text:p>
          </table:table-cell>
          <table:table-cell table:formula="of:=LEFT([.B654];1)" office:value-type="string" office:string-value="2" calcext:value-type="string">
            <text:p>2</text:p>
          </table:table-cell>
          <table:table-cell table:style-name="ce5" table:formula="of:=RIGHT([.B654];1)" office:value-type="string" office:string-value="2" calcext:value-type="string">
            <text:p>2</text:p>
          </table:table-cell>
          <table:table-cell table:formula="of:=VALUE(COM.MICROSOFT.CONCAT([.C654];[.D654]))" office:value-type="float" office:value="22" calcext:value-type="float">
            <text:p>22</text:p>
          </table:table-cell>
          <table:table-cell table:style-name="ce14" table:formula="of:=(STRREV([.A654]))" office:value-type="string" office:string-value="enin2zlmrzfsf" calcext:value-type="string">
            <text:p>enin2zlmrzfsf</text:p>
          </table:table-cell>
          <table:table-cell table:formula="of:=ORG.LIBREOFFICE.REGEX([.A65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54];&quot;eno|owt|eerht|ruof|evif|xis|neves|thgie|enin|orez|\d&quot;;;1)" office:value-type="string" office:string-value="enin" calcext:value-type="string">
            <text:p>enin</text:p>
          </table:table-cell>
          <table:table-cell table:formula="of:=IF(ISNA([.G654]);&quot;&quot;;IF([.G654]=&quot;one&quot;;&quot;1&quot;;IF([.G654]=&quot;two&quot;;&quot;2&quot;;IF([.G654]=&quot;three&quot;;&quot;3&quot;;IF([.G654]=&quot;four&quot;;&quot;4&quot;;IF([.G654]=&quot;five&quot;;&quot;5&quot;;IF([.G654]=&quot;six&quot;;&quot;6&quot;;IF([.G654]=&quot;seven&quot;;&quot;7&quot;;IF([.G654]=&quot;eight&quot;;&quot;8&quot;;IF([.G654]=&quot;nine&quot;;&quot;9&quot;;IF([.G654]=&quot;zero&quot;;&quot;0&quot;;VALUE([.G654]))))))))))))" office:value-type="float" office:value="2" calcext:value-type="float">
            <text:p>2</text:p>
          </table:table-cell>
          <table:table-cell table:style-name="ce7" table:formula="of:=IF(ISNA([.H654]);&quot;&quot;;IF([.H654]=&quot;eno&quot;;&quot;1&quot;;IF([.H654]=&quot;owt&quot;;&quot;2&quot;;IF([.H654]=&quot;eerht&quot;;&quot;3&quot;;IF([.H654]=&quot;ruof&quot;;&quot;4&quot;;IF([.H654]=&quot;evif&quot;;&quot;5&quot;;IF([.H654]=&quot;xis&quot;;&quot;6&quot;;IF([.H654]=&quot;neves&quot;;&quot;7&quot;;IF([.H654]=&quot;thgie&quot;;&quot;8&quot;;IF([.H654]=&quot;enin&quot;;&quot;9&quot;;IF([.H654]=&quot;orez&quot;;&quot;0&quot;;[.H654])))))))))))" office:value-type="string" office:string-value="9" calcext:value-type="string">
            <text:p>9</text:p>
          </table:table-cell>
          <table:table-cell table:formula="of:=IF(ISNA([.G654]);&quot;&quot;;VALUE(COM.MICROSOFT.CONCAT([.I654:.J654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vspddjbhlfn</text:p>
          </table:table-cell>
          <table:table-cell table:style-name="ce4" table:formula="of:=ORG.LIBREOFFICE.REGEX([.A655];&quot;\D&quot;;&quot;&quot;;&quot;g&quot;)" office:value-type="string" office:string-value="8" calcext:value-type="string">
            <text:p>8</text:p>
          </table:table-cell>
          <table:table-cell table:formula="of:=LEFT([.B655];1)" office:value-type="string" office:string-value="8" calcext:value-type="string">
            <text:p>8</text:p>
          </table:table-cell>
          <table:table-cell table:style-name="ce5" table:formula="of:=RIGHT([.B655];1)" office:value-type="string" office:string-value="8" calcext:value-type="string">
            <text:p>8</text:p>
          </table:table-cell>
          <table:table-cell table:formula="of:=VALUE(COM.MICROSOFT.CONCAT([.C655];[.D655]))" office:value-type="float" office:value="88" calcext:value-type="float">
            <text:p>88</text:p>
          </table:table-cell>
          <table:table-cell table:style-name="ce14" table:formula="of:=(STRREV([.A655]))" office:value-type="string" office:string-value="nflhbjddpsv8" calcext:value-type="string">
            <text:p>nflhbjddpsv8</text:p>
          </table:table-cell>
          <table:table-cell table:formula="of:=ORG.LIBREOFFICE.REGEX([.A65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55];&quot;eno|owt|eerht|ruof|evif|xis|neves|thgie|enin|orez|\d&quot;;;1)" office:value-type="string" office:string-value="8" calcext:value-type="string">
            <text:p>8</text:p>
          </table:table-cell>
          <table:table-cell table:formula="of:=IF(ISNA([.G655]);&quot;&quot;;IF([.G655]=&quot;one&quot;;&quot;1&quot;;IF([.G655]=&quot;two&quot;;&quot;2&quot;;IF([.G655]=&quot;three&quot;;&quot;3&quot;;IF([.G655]=&quot;four&quot;;&quot;4&quot;;IF([.G655]=&quot;five&quot;;&quot;5&quot;;IF([.G655]=&quot;six&quot;;&quot;6&quot;;IF([.G655]=&quot;seven&quot;;&quot;7&quot;;IF([.G655]=&quot;eight&quot;;&quot;8&quot;;IF([.G655]=&quot;nine&quot;;&quot;9&quot;;IF([.G655]=&quot;zero&quot;;&quot;0&quot;;VALUE([.G655]))))))))))))" office:value-type="float" office:value="8" calcext:value-type="float">
            <text:p>8</text:p>
          </table:table-cell>
          <table:table-cell table:style-name="ce7" table:formula="of:=IF(ISNA([.H655]);&quot;&quot;;IF([.H655]=&quot;eno&quot;;&quot;1&quot;;IF([.H655]=&quot;owt&quot;;&quot;2&quot;;IF([.H655]=&quot;eerht&quot;;&quot;3&quot;;IF([.H655]=&quot;ruof&quot;;&quot;4&quot;;IF([.H655]=&quot;evif&quot;;&quot;5&quot;;IF([.H655]=&quot;xis&quot;;&quot;6&quot;;IF([.H655]=&quot;neves&quot;;&quot;7&quot;;IF([.H655]=&quot;thgie&quot;;&quot;8&quot;;IF([.H655]=&quot;enin&quot;;&quot;9&quot;;IF([.H655]=&quot;orez&quot;;&quot;0&quot;;[.H655])))))))))))" office:value-type="string" office:string-value="8" calcext:value-type="string">
            <text:p>8</text:p>
          </table:table-cell>
          <table:table-cell table:style-name="ce7" table:formula="of:=IF(ISNA([.G655]);&quot;&quot;;VALUE(COM.MICROSOFT.CONCAT([.I655:.J65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4ljd4rtnbtwo5vnine</text:p>
          </table:table-cell>
          <table:table-cell table:style-name="ce4" table:formula="of:=ORG.LIBREOFFICE.REGEX([.A656];&quot;\D&quot;;&quot;&quot;;&quot;g&quot;)" office:value-type="string" office:string-value="6445" calcext:value-type="string">
            <text:p>6445</text:p>
          </table:table-cell>
          <table:table-cell table:formula="of:=LEFT([.B656];1)" office:value-type="string" office:string-value="6" calcext:value-type="string">
            <text:p>6</text:p>
          </table:table-cell>
          <table:table-cell table:style-name="ce5" table:formula="of:=RIGHT([.B656];1)" office:value-type="string" office:string-value="5" calcext:value-type="string">
            <text:p>5</text:p>
          </table:table-cell>
          <table:table-cell table:formula="of:=VALUE(COM.MICROSOFT.CONCAT([.C656];[.D656]))" office:value-type="float" office:value="65" calcext:value-type="float">
            <text:p>65</text:p>
          </table:table-cell>
          <table:table-cell table:style-name="ce14" table:formula="of:=(STRREV([.A656]))" office:value-type="string" office:string-value="eninv5owtbntr4djl46" calcext:value-type="string">
            <text:p>eninv5owtbntr4djl46</text:p>
          </table:table-cell>
          <table:table-cell table:formula="of:=ORG.LIBREOFFICE.REGEX([.A65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56];&quot;eno|owt|eerht|ruof|evif|xis|neves|thgie|enin|orez|\d&quot;;;1)" office:value-type="string" office:string-value="enin" calcext:value-type="string">
            <text:p>enin</text:p>
          </table:table-cell>
          <table:table-cell table:formula="of:=IF(ISNA([.G656]);&quot;&quot;;IF([.G656]=&quot;one&quot;;&quot;1&quot;;IF([.G656]=&quot;two&quot;;&quot;2&quot;;IF([.G656]=&quot;three&quot;;&quot;3&quot;;IF([.G656]=&quot;four&quot;;&quot;4&quot;;IF([.G656]=&quot;five&quot;;&quot;5&quot;;IF([.G656]=&quot;six&quot;;&quot;6&quot;;IF([.G656]=&quot;seven&quot;;&quot;7&quot;;IF([.G656]=&quot;eight&quot;;&quot;8&quot;;IF([.G656]=&quot;nine&quot;;&quot;9&quot;;IF([.G656]=&quot;zero&quot;;&quot;0&quot;;VALUE([.G656]))))))))))))" office:value-type="float" office:value="6" calcext:value-type="float">
            <text:p>6</text:p>
          </table:table-cell>
          <table:table-cell table:style-name="ce7" table:formula="of:=IF(ISNA([.H656]);&quot;&quot;;IF([.H656]=&quot;eno&quot;;&quot;1&quot;;IF([.H656]=&quot;owt&quot;;&quot;2&quot;;IF([.H656]=&quot;eerht&quot;;&quot;3&quot;;IF([.H656]=&quot;ruof&quot;;&quot;4&quot;;IF([.H656]=&quot;evif&quot;;&quot;5&quot;;IF([.H656]=&quot;xis&quot;;&quot;6&quot;;IF([.H656]=&quot;neves&quot;;&quot;7&quot;;IF([.H656]=&quot;thgie&quot;;&quot;8&quot;;IF([.H656]=&quot;enin&quot;;&quot;9&quot;;IF([.H656]=&quot;orez&quot;;&quot;0&quot;;[.H656])))))))))))" office:value-type="string" office:string-value="9" calcext:value-type="string">
            <text:p>9</text:p>
          </table:table-cell>
          <table:table-cell table:formula="of:=IF(ISNA([.G656]);&quot;&quot;;VALUE(COM.MICROSOFT.CONCAT([.I656:.J656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ixninezggthree4</text:p>
          </table:table-cell>
          <table:table-cell table:style-name="ce4" table:formula="of:=ORG.LIBREOFFICE.REGEX([.A657];&quot;\D&quot;;&quot;&quot;;&quot;g&quot;)" office:value-type="string" office:string-value="4" calcext:value-type="string">
            <text:p>4</text:p>
          </table:table-cell>
          <table:table-cell table:formula="of:=LEFT([.B657];1)" office:value-type="string" office:string-value="4" calcext:value-type="string">
            <text:p>4</text:p>
          </table:table-cell>
          <table:table-cell table:style-name="ce5" table:formula="of:=RIGHT([.B657];1)" office:value-type="string" office:string-value="4" calcext:value-type="string">
            <text:p>4</text:p>
          </table:table-cell>
          <table:table-cell table:formula="of:=VALUE(COM.MICROSOFT.CONCAT([.C657];[.D657]))" office:value-type="float" office:value="44" calcext:value-type="float">
            <text:p>44</text:p>
          </table:table-cell>
          <table:table-cell table:style-name="ce14" table:formula="of:=(STRREV([.A657]))" office:value-type="string" office:string-value="4eerhtggzeninxiseno" calcext:value-type="string">
            <text:p>4eerhtggzeninxiseno</text:p>
          </table:table-cell>
          <table:table-cell table:formula="of:=ORG.LIBREOFFICE.REGEX([.A65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57];&quot;eno|owt|eerht|ruof|evif|xis|neves|thgie|enin|orez|\d&quot;;;1)" office:value-type="string" office:string-value="4" calcext:value-type="string">
            <text:p>4</text:p>
          </table:table-cell>
          <table:table-cell table:formula="of:=IF(ISNA([.G657]);&quot;&quot;;IF([.G657]=&quot;one&quot;;&quot;1&quot;;IF([.G657]=&quot;two&quot;;&quot;2&quot;;IF([.G657]=&quot;three&quot;;&quot;3&quot;;IF([.G657]=&quot;four&quot;;&quot;4&quot;;IF([.G657]=&quot;five&quot;;&quot;5&quot;;IF([.G657]=&quot;six&quot;;&quot;6&quot;;IF([.G657]=&quot;seven&quot;;&quot;7&quot;;IF([.G657]=&quot;eight&quot;;&quot;8&quot;;IF([.G657]=&quot;nine&quot;;&quot;9&quot;;IF([.G657]=&quot;zero&quot;;&quot;0&quot;;VALUE([.G657]))))))))))))" office:value-type="string" office:string-value="1" calcext:value-type="string">
            <text:p>1</text:p>
          </table:table-cell>
          <table:table-cell table:style-name="ce7" table:formula="of:=IF(ISNA([.H657]);&quot;&quot;;IF([.H657]=&quot;eno&quot;;&quot;1&quot;;IF([.H657]=&quot;owt&quot;;&quot;2&quot;;IF([.H657]=&quot;eerht&quot;;&quot;3&quot;;IF([.H657]=&quot;ruof&quot;;&quot;4&quot;;IF([.H657]=&quot;evif&quot;;&quot;5&quot;;IF([.H657]=&quot;xis&quot;;&quot;6&quot;;IF([.H657]=&quot;neves&quot;;&quot;7&quot;;IF([.H657]=&quot;thgie&quot;;&quot;8&quot;;IF([.H657]=&quot;enin&quot;;&quot;9&quot;;IF([.H657]=&quot;orez&quot;;&quot;0&quot;;[.H657])))))))))))" office:value-type="string" office:string-value="4" calcext:value-type="string">
            <text:p>4</text:p>
          </table:table-cell>
          <table:table-cell table:formula="of:=IF(ISNA([.G657]);&quot;&quot;;VALUE(COM.MICROSOFT.CONCAT([.I657:.J657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sevenseven47</text:p>
          </table:table-cell>
          <table:table-cell table:style-name="ce4" table:formula="of:=ORG.LIBREOFFICE.REGEX([.A658];&quot;\D&quot;;&quot;&quot;;&quot;g&quot;)" office:value-type="string" office:string-value="847" calcext:value-type="string">
            <text:p>847</text:p>
          </table:table-cell>
          <table:table-cell table:formula="of:=LEFT([.B658];1)" office:value-type="string" office:string-value="8" calcext:value-type="string">
            <text:p>8</text:p>
          </table:table-cell>
          <table:table-cell table:style-name="ce5" table:formula="of:=RIGHT([.B658];1)" office:value-type="string" office:string-value="7" calcext:value-type="string">
            <text:p>7</text:p>
          </table:table-cell>
          <table:table-cell table:formula="of:=VALUE(COM.MICROSOFT.CONCAT([.C658];[.D658]))" office:value-type="float" office:value="87" calcext:value-type="float">
            <text:p>87</text:p>
          </table:table-cell>
          <table:table-cell table:style-name="ce14" table:formula="of:=(STRREV([.A658]))" office:value-type="string" office:string-value="74nevesneves8eno" calcext:value-type="string">
            <text:p>74nevesneves8eno</text:p>
          </table:table-cell>
          <table:table-cell table:formula="of:=ORG.LIBREOFFICE.REGEX([.A65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58];&quot;eno|owt|eerht|ruof|evif|xis|neves|thgie|enin|orez|\d&quot;;;1)" office:value-type="string" office:string-value="7" calcext:value-type="string">
            <text:p>7</text:p>
          </table:table-cell>
          <table:table-cell table:formula="of:=IF(ISNA([.G658]);&quot;&quot;;IF([.G658]=&quot;one&quot;;&quot;1&quot;;IF([.G658]=&quot;two&quot;;&quot;2&quot;;IF([.G658]=&quot;three&quot;;&quot;3&quot;;IF([.G658]=&quot;four&quot;;&quot;4&quot;;IF([.G658]=&quot;five&quot;;&quot;5&quot;;IF([.G658]=&quot;six&quot;;&quot;6&quot;;IF([.G658]=&quot;seven&quot;;&quot;7&quot;;IF([.G658]=&quot;eight&quot;;&quot;8&quot;;IF([.G658]=&quot;nine&quot;;&quot;9&quot;;IF([.G658]=&quot;zero&quot;;&quot;0&quot;;VALUE([.G658]))))))))))))" office:value-type="string" office:string-value="1" calcext:value-type="string">
            <text:p>1</text:p>
          </table:table-cell>
          <table:table-cell table:style-name="ce7" table:formula="of:=IF(ISNA([.H658]);&quot;&quot;;IF([.H658]=&quot;eno&quot;;&quot;1&quot;;IF([.H658]=&quot;owt&quot;;&quot;2&quot;;IF([.H658]=&quot;eerht&quot;;&quot;3&quot;;IF([.H658]=&quot;ruof&quot;;&quot;4&quot;;IF([.H658]=&quot;evif&quot;;&quot;5&quot;;IF([.H658]=&quot;xis&quot;;&quot;6&quot;;IF([.H658]=&quot;neves&quot;;&quot;7&quot;;IF([.H658]=&quot;thgie&quot;;&quot;8&quot;;IF([.H658]=&quot;enin&quot;;&quot;9&quot;;IF([.H658]=&quot;orez&quot;;&quot;0&quot;;[.H658])))))))))))" office:value-type="string" office:string-value="7" calcext:value-type="string">
            <text:p>7</text:p>
          </table:table-cell>
          <table:table-cell table:formula="of:=IF(ISNA([.G658]);&quot;&quot;;VALUE(COM.MICROSOFT.CONCAT([.I658:.J658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238eight45</text:p>
          </table:table-cell>
          <table:table-cell table:style-name="ce4" table:formula="of:=ORG.LIBREOFFICE.REGEX([.A659];&quot;\D&quot;;&quot;&quot;;&quot;g&quot;)" office:value-type="string" office:string-value="23845" calcext:value-type="string">
            <text:p>23845</text:p>
          </table:table-cell>
          <table:table-cell table:formula="of:=LEFT([.B659];1)" office:value-type="string" office:string-value="2" calcext:value-type="string">
            <text:p>2</text:p>
          </table:table-cell>
          <table:table-cell table:style-name="ce5" table:formula="of:=RIGHT([.B659];1)" office:value-type="string" office:string-value="5" calcext:value-type="string">
            <text:p>5</text:p>
          </table:table-cell>
          <table:table-cell table:formula="of:=VALUE(COM.MICROSOFT.CONCAT([.C659];[.D659]))" office:value-type="float" office:value="25" calcext:value-type="float">
            <text:p>25</text:p>
          </table:table-cell>
          <table:table-cell table:style-name="ce14" table:formula="of:=(STRREV([.A659]))" office:value-type="string" office:string-value="54thgie832eerht" calcext:value-type="string">
            <text:p>54thgie832eerht</text:p>
          </table:table-cell>
          <table:table-cell table:formula="of:=ORG.LIBREOFFICE.REGEX([.A65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59];&quot;eno|owt|eerht|ruof|evif|xis|neves|thgie|enin|orez|\d&quot;;;1)" office:value-type="string" office:string-value="5" calcext:value-type="string">
            <text:p>5</text:p>
          </table:table-cell>
          <table:table-cell table:formula="of:=IF(ISNA([.G659]);&quot;&quot;;IF([.G659]=&quot;one&quot;;&quot;1&quot;;IF([.G659]=&quot;two&quot;;&quot;2&quot;;IF([.G659]=&quot;three&quot;;&quot;3&quot;;IF([.G659]=&quot;four&quot;;&quot;4&quot;;IF([.G659]=&quot;five&quot;;&quot;5&quot;;IF([.G659]=&quot;six&quot;;&quot;6&quot;;IF([.G659]=&quot;seven&quot;;&quot;7&quot;;IF([.G659]=&quot;eight&quot;;&quot;8&quot;;IF([.G659]=&quot;nine&quot;;&quot;9&quot;;IF([.G659]=&quot;zero&quot;;&quot;0&quot;;VALUE([.G659]))))))))))))" office:value-type="string" office:string-value="3" calcext:value-type="string">
            <text:p>3</text:p>
          </table:table-cell>
          <table:table-cell table:style-name="ce7" table:formula="of:=IF(ISNA([.H659]);&quot;&quot;;IF([.H659]=&quot;eno&quot;;&quot;1&quot;;IF([.H659]=&quot;owt&quot;;&quot;2&quot;;IF([.H659]=&quot;eerht&quot;;&quot;3&quot;;IF([.H659]=&quot;ruof&quot;;&quot;4&quot;;IF([.H659]=&quot;evif&quot;;&quot;5&quot;;IF([.H659]=&quot;xis&quot;;&quot;6&quot;;IF([.H659]=&quot;neves&quot;;&quot;7&quot;;IF([.H659]=&quot;thgie&quot;;&quot;8&quot;;IF([.H659]=&quot;enin&quot;;&quot;9&quot;;IF([.H659]=&quot;orez&quot;;&quot;0&quot;;[.H659])))))))))))" office:value-type="string" office:string-value="5" calcext:value-type="string">
            <text:p>5</text:p>
          </table:table-cell>
          <table:table-cell table:formula="of:=IF(ISNA([.G659]);&quot;&quot;;VALUE(COM.MICROSOFT.CONCAT([.I659:.J659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251onextjqxztm</text:p>
          </table:table-cell>
          <table:table-cell table:style-name="ce4" table:formula="of:=ORG.LIBREOFFICE.REGEX([.A660];&quot;\D&quot;;&quot;&quot;;&quot;g&quot;)" office:value-type="string" office:string-value="251" calcext:value-type="string">
            <text:p>251</text:p>
          </table:table-cell>
          <table:table-cell table:formula="of:=LEFT([.B660];1)" office:value-type="string" office:string-value="2" calcext:value-type="string">
            <text:p>2</text:p>
          </table:table-cell>
          <table:table-cell table:style-name="ce5" table:formula="of:=RIGHT([.B660];1)" office:value-type="string" office:string-value="1" calcext:value-type="string">
            <text:p>1</text:p>
          </table:table-cell>
          <table:table-cell table:formula="of:=VALUE(COM.MICROSOFT.CONCAT([.C660];[.D660]))" office:value-type="float" office:value="21" calcext:value-type="float">
            <text:p>21</text:p>
          </table:table-cell>
          <table:table-cell table:style-name="ce14" table:formula="of:=(STRREV([.A660]))" office:value-type="string" office:string-value="mtzxqjtxeno152eno" calcext:value-type="string">
            <text:p>mtzxqjtxeno152eno</text:p>
          </table:table-cell>
          <table:table-cell table:formula="of:=ORG.LIBREOFFICE.REGEX([.A660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60];&quot;eno|owt|eerht|ruof|evif|xis|neves|thgie|enin|orez|\d&quot;;;1)" office:value-type="string" office:string-value="eno" calcext:value-type="string">
            <text:p>eno</text:p>
          </table:table-cell>
          <table:table-cell table:formula="of:=IF(ISNA([.G660]);&quot;&quot;;IF([.G660]=&quot;one&quot;;&quot;1&quot;;IF([.G660]=&quot;two&quot;;&quot;2&quot;;IF([.G660]=&quot;three&quot;;&quot;3&quot;;IF([.G660]=&quot;four&quot;;&quot;4&quot;;IF([.G660]=&quot;five&quot;;&quot;5&quot;;IF([.G660]=&quot;six&quot;;&quot;6&quot;;IF([.G660]=&quot;seven&quot;;&quot;7&quot;;IF([.G660]=&quot;eight&quot;;&quot;8&quot;;IF([.G660]=&quot;nine&quot;;&quot;9&quot;;IF([.G660]=&quot;zero&quot;;&quot;0&quot;;VALUE([.G660]))))))))))))" office:value-type="string" office:string-value="1" calcext:value-type="string">
            <text:p>1</text:p>
          </table:table-cell>
          <table:table-cell table:style-name="ce7" table:formula="of:=IF(ISNA([.H660]);&quot;&quot;;IF([.H660]=&quot;eno&quot;;&quot;1&quot;;IF([.H660]=&quot;owt&quot;;&quot;2&quot;;IF([.H660]=&quot;eerht&quot;;&quot;3&quot;;IF([.H660]=&quot;ruof&quot;;&quot;4&quot;;IF([.H660]=&quot;evif&quot;;&quot;5&quot;;IF([.H660]=&quot;xis&quot;;&quot;6&quot;;IF([.H660]=&quot;neves&quot;;&quot;7&quot;;IF([.H660]=&quot;thgie&quot;;&quot;8&quot;;IF([.H660]=&quot;enin&quot;;&quot;9&quot;;IF([.H660]=&quot;orez&quot;;&quot;0&quot;;[.H660])))))))))))" office:value-type="string" office:string-value="1" calcext:value-type="string">
            <text:p>1</text:p>
          </table:table-cell>
          <table:table-cell table:formula="of:=IF(ISNA([.G660]);&quot;&quot;;VALUE(COM.MICROSOFT.CONCAT([.I660:.J660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qrvsgnxh1bxxchgjeight</text:p>
          </table:table-cell>
          <table:table-cell table:style-name="ce4" table:formula="of:=ORG.LIBREOFFICE.REGEX([.A661];&quot;\D&quot;;&quot;&quot;;&quot;g&quot;)" office:value-type="string" office:string-value="1" calcext:value-type="string">
            <text:p>1</text:p>
          </table:table-cell>
          <table:table-cell table:formula="of:=LEFT([.B661];1)" office:value-type="string" office:string-value="1" calcext:value-type="string">
            <text:p>1</text:p>
          </table:table-cell>
          <table:table-cell table:style-name="ce5" table:formula="of:=RIGHT([.B661];1)" office:value-type="string" office:string-value="1" calcext:value-type="string">
            <text:p>1</text:p>
          </table:table-cell>
          <table:table-cell table:formula="of:=VALUE(COM.MICROSOFT.CONCAT([.C661];[.D661]))" office:value-type="float" office:value="11" calcext:value-type="float">
            <text:p>11</text:p>
          </table:table-cell>
          <table:table-cell table:style-name="ce14" table:formula="of:=(STRREV([.A661]))" office:value-type="string" office:string-value="thgiejghcxxb1hxngsvrqsl" calcext:value-type="string">
            <text:p>thgiejghcxxb1hxngsvrqsl</text:p>
          </table:table-cell>
          <table:table-cell table:formula="of:=ORG.LIBREOFFICE.REGEX([.A66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6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61]);&quot;&quot;;IF([.G661]=&quot;one&quot;;&quot;1&quot;;IF([.G661]=&quot;two&quot;;&quot;2&quot;;IF([.G661]=&quot;three&quot;;&quot;3&quot;;IF([.G661]=&quot;four&quot;;&quot;4&quot;;IF([.G661]=&quot;five&quot;;&quot;5&quot;;IF([.G661]=&quot;six&quot;;&quot;6&quot;;IF([.G661]=&quot;seven&quot;;&quot;7&quot;;IF([.G661]=&quot;eight&quot;;&quot;8&quot;;IF([.G661]=&quot;nine&quot;;&quot;9&quot;;IF([.G661]=&quot;zero&quot;;&quot;0&quot;;VALUE([.G661]))))))))))))" office:value-type="float" office:value="1" calcext:value-type="float">
            <text:p>1</text:p>
          </table:table-cell>
          <table:table-cell table:style-name="ce7" table:formula="of:=IF(ISNA([.H661]);&quot;&quot;;IF([.H661]=&quot;eno&quot;;&quot;1&quot;;IF([.H661]=&quot;owt&quot;;&quot;2&quot;;IF([.H661]=&quot;eerht&quot;;&quot;3&quot;;IF([.H661]=&quot;ruof&quot;;&quot;4&quot;;IF([.H661]=&quot;evif&quot;;&quot;5&quot;;IF([.H661]=&quot;xis&quot;;&quot;6&quot;;IF([.H661]=&quot;neves&quot;;&quot;7&quot;;IF([.H661]=&quot;thgie&quot;;&quot;8&quot;;IF([.H661]=&quot;enin&quot;;&quot;9&quot;;IF([.H661]=&quot;orez&quot;;&quot;0&quot;;[.H661])))))))))))" office:value-type="string" office:string-value="8" calcext:value-type="string">
            <text:p>8</text:p>
          </table:table-cell>
          <table:table-cell table:formula="of:=IF(ISNA([.G661]);&quot;&quot;;VALUE(COM.MICROSOFT.CONCAT([.I661:.J661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gdfvltlmn1sixllsbcqpnx</text:p>
          </table:table-cell>
          <table:table-cell table:style-name="ce4" table:formula="of:=ORG.LIBREOFFICE.REGEX([.A662];&quot;\D&quot;;&quot;&quot;;&quot;g&quot;)" office:value-type="string" office:string-value="41" calcext:value-type="string">
            <text:p>41</text:p>
          </table:table-cell>
          <table:table-cell table:formula="of:=LEFT([.B662];1)" office:value-type="string" office:string-value="4" calcext:value-type="string">
            <text:p>4</text:p>
          </table:table-cell>
          <table:table-cell table:style-name="ce5" table:formula="of:=RIGHT([.B662];1)" office:value-type="string" office:string-value="1" calcext:value-type="string">
            <text:p>1</text:p>
          </table:table-cell>
          <table:table-cell table:formula="of:=VALUE(COM.MICROSOFT.CONCAT([.C662];[.D662]))" office:value-type="float" office:value="41" calcext:value-type="float">
            <text:p>41</text:p>
          </table:table-cell>
          <table:table-cell table:style-name="ce14" table:formula="of:=(STRREV([.A662]))" office:value-type="string" office:string-value="xnpqcbsllxis1nmltlvfdg4thgie" calcext:value-type="string">
            <text:p>xnpqcbsllxis1nmltlvfdg4thgie</text:p>
          </table:table-cell>
          <table:table-cell table:formula="of:=ORG.LIBREOFFICE.REGEX([.A66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62];&quot;eno|owt|eerht|ruof|evif|xis|neves|thgie|enin|orez|\d&quot;;;1)" office:value-type="string" office:string-value="xis" calcext:value-type="string">
            <text:p>xis</text:p>
          </table:table-cell>
          <table:table-cell table:formula="of:=IF(ISNA([.G662]);&quot;&quot;;IF([.G662]=&quot;one&quot;;&quot;1&quot;;IF([.G662]=&quot;two&quot;;&quot;2&quot;;IF([.G662]=&quot;three&quot;;&quot;3&quot;;IF([.G662]=&quot;four&quot;;&quot;4&quot;;IF([.G662]=&quot;five&quot;;&quot;5&quot;;IF([.G662]=&quot;six&quot;;&quot;6&quot;;IF([.G662]=&quot;seven&quot;;&quot;7&quot;;IF([.G662]=&quot;eight&quot;;&quot;8&quot;;IF([.G662]=&quot;nine&quot;;&quot;9&quot;;IF([.G662]=&quot;zero&quot;;&quot;0&quot;;VALUE([.G662]))))))))))))" office:value-type="string" office:string-value="8" calcext:value-type="string">
            <text:p>8</text:p>
          </table:table-cell>
          <table:table-cell table:style-name="ce7" table:formula="of:=IF(ISNA([.H662]);&quot;&quot;;IF([.H662]=&quot;eno&quot;;&quot;1&quot;;IF([.H662]=&quot;owt&quot;;&quot;2&quot;;IF([.H662]=&quot;eerht&quot;;&quot;3&quot;;IF([.H662]=&quot;ruof&quot;;&quot;4&quot;;IF([.H662]=&quot;evif&quot;;&quot;5&quot;;IF([.H662]=&quot;xis&quot;;&quot;6&quot;;IF([.H662]=&quot;neves&quot;;&quot;7&quot;;IF([.H662]=&quot;thgie&quot;;&quot;8&quot;;IF([.H662]=&quot;enin&quot;;&quot;9&quot;;IF([.H662]=&quot;orez&quot;;&quot;0&quot;;[.H662])))))))))))" office:value-type="string" office:string-value="6" calcext:value-type="string">
            <text:p>6</text:p>
          </table:table-cell>
          <table:table-cell table:formula="of:=IF(ISNA([.G662]);&quot;&quot;;VALUE(COM.MICROSOFT.CONCAT([.I662:.J662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7smrlbtbk</text:p>
          </table:table-cell>
          <table:table-cell table:style-name="ce4" table:formula="of:=ORG.LIBREOFFICE.REGEX([.A663];&quot;\D&quot;;&quot;&quot;;&quot;g&quot;)" office:value-type="string" office:string-value="7" calcext:value-type="string">
            <text:p>7</text:p>
          </table:table-cell>
          <table:table-cell table:formula="of:=LEFT([.B663];1)" office:value-type="string" office:string-value="7" calcext:value-type="string">
            <text:p>7</text:p>
          </table:table-cell>
          <table:table-cell table:style-name="ce5" table:formula="of:=RIGHT([.B663];1)" office:value-type="string" office:string-value="7" calcext:value-type="string">
            <text:p>7</text:p>
          </table:table-cell>
          <table:table-cell table:formula="of:=VALUE(COM.MICROSOFT.CONCAT([.C663];[.D663]))" office:value-type="float" office:value="77" calcext:value-type="float">
            <text:p>77</text:p>
          </table:table-cell>
          <table:table-cell table:style-name="ce14" table:formula="of:=(STRREV([.A663]))" office:value-type="string" office:string-value="kbtblrms7evif" calcext:value-type="string">
            <text:p>kbtblrms7evif</text:p>
          </table:table-cell>
          <table:table-cell table:formula="of:=ORG.LIBREOFFICE.REGEX([.A66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663];&quot;eno|owt|eerht|ruof|evif|xis|neves|thgie|enin|orez|\d&quot;;;1)" office:value-type="string" office:string-value="7" calcext:value-type="string">
            <text:p>7</text:p>
          </table:table-cell>
          <table:table-cell table:formula="of:=IF(ISNA([.G663]);&quot;&quot;;IF([.G663]=&quot;one&quot;;&quot;1&quot;;IF([.G663]=&quot;two&quot;;&quot;2&quot;;IF([.G663]=&quot;three&quot;;&quot;3&quot;;IF([.G663]=&quot;four&quot;;&quot;4&quot;;IF([.G663]=&quot;five&quot;;&quot;5&quot;;IF([.G663]=&quot;six&quot;;&quot;6&quot;;IF([.G663]=&quot;seven&quot;;&quot;7&quot;;IF([.G663]=&quot;eight&quot;;&quot;8&quot;;IF([.G663]=&quot;nine&quot;;&quot;9&quot;;IF([.G663]=&quot;zero&quot;;&quot;0&quot;;VALUE([.G663]))))))))))))" office:value-type="string" office:string-value="5" calcext:value-type="string">
            <text:p>5</text:p>
          </table:table-cell>
          <table:table-cell table:style-name="ce7" table:formula="of:=IF(ISNA([.H663]);&quot;&quot;;IF([.H663]=&quot;eno&quot;;&quot;1&quot;;IF([.H663]=&quot;owt&quot;;&quot;2&quot;;IF([.H663]=&quot;eerht&quot;;&quot;3&quot;;IF([.H663]=&quot;ruof&quot;;&quot;4&quot;;IF([.H663]=&quot;evif&quot;;&quot;5&quot;;IF([.H663]=&quot;xis&quot;;&quot;6&quot;;IF([.H663]=&quot;neves&quot;;&quot;7&quot;;IF([.H663]=&quot;thgie&quot;;&quot;8&quot;;IF([.H663]=&quot;enin&quot;;&quot;9&quot;;IF([.H663]=&quot;orez&quot;;&quot;0&quot;;[.H663])))))))))))" office:value-type="string" office:string-value="7" calcext:value-type="string">
            <text:p>7</text:p>
          </table:table-cell>
          <table:table-cell table:formula="of:=IF(ISNA([.G663]);&quot;&quot;;VALUE(COM.MICROSOFT.CONCAT([.I663:.J663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jnshxnrcrtkk6two9</text:p>
          </table:table-cell>
          <table:table-cell table:style-name="ce4" table:formula="of:=ORG.LIBREOFFICE.REGEX([.A664];&quot;\D&quot;;&quot;&quot;;&quot;g&quot;)" office:value-type="string" office:string-value="69" calcext:value-type="string">
            <text:p>69</text:p>
          </table:table-cell>
          <table:table-cell table:formula="of:=LEFT([.B664];1)" office:value-type="string" office:string-value="6" calcext:value-type="string">
            <text:p>6</text:p>
          </table:table-cell>
          <table:table-cell table:style-name="ce5" table:formula="of:=RIGHT([.B664];1)" office:value-type="string" office:string-value="9" calcext:value-type="string">
            <text:p>9</text:p>
          </table:table-cell>
          <table:table-cell table:formula="of:=VALUE(COM.MICROSOFT.CONCAT([.C664];[.D664]))" office:value-type="float" office:value="69" calcext:value-type="float">
            <text:p>69</text:p>
          </table:table-cell>
          <table:table-cell table:style-name="ce14" table:formula="of:=(STRREV([.A664]))" office:value-type="string" office:string-value="9owt6kktrcrnxhsnjd" calcext:value-type="string">
            <text:p>9owt6kktrcrnxhsnjd</text:p>
          </table:table-cell>
          <table:table-cell table:formula="of:=ORG.LIBREOFFICE.REGEX([.A66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64];&quot;eno|owt|eerht|ruof|evif|xis|neves|thgie|enin|orez|\d&quot;;;1)" office:value-type="string" office:string-value="9" calcext:value-type="string">
            <text:p>9</text:p>
          </table:table-cell>
          <table:table-cell table:formula="of:=IF(ISNA([.G664]);&quot;&quot;;IF([.G664]=&quot;one&quot;;&quot;1&quot;;IF([.G664]=&quot;two&quot;;&quot;2&quot;;IF([.G664]=&quot;three&quot;;&quot;3&quot;;IF([.G664]=&quot;four&quot;;&quot;4&quot;;IF([.G664]=&quot;five&quot;;&quot;5&quot;;IF([.G664]=&quot;six&quot;;&quot;6&quot;;IF([.G664]=&quot;seven&quot;;&quot;7&quot;;IF([.G664]=&quot;eight&quot;;&quot;8&quot;;IF([.G664]=&quot;nine&quot;;&quot;9&quot;;IF([.G664]=&quot;zero&quot;;&quot;0&quot;;VALUE([.G664]))))))))))))" office:value-type="float" office:value="6" calcext:value-type="float">
            <text:p>6</text:p>
          </table:table-cell>
          <table:table-cell table:style-name="ce7" table:formula="of:=IF(ISNA([.H664]);&quot;&quot;;IF([.H664]=&quot;eno&quot;;&quot;1&quot;;IF([.H664]=&quot;owt&quot;;&quot;2&quot;;IF([.H664]=&quot;eerht&quot;;&quot;3&quot;;IF([.H664]=&quot;ruof&quot;;&quot;4&quot;;IF([.H664]=&quot;evif&quot;;&quot;5&quot;;IF([.H664]=&quot;xis&quot;;&quot;6&quot;;IF([.H664]=&quot;neves&quot;;&quot;7&quot;;IF([.H664]=&quot;thgie&quot;;&quot;8&quot;;IF([.H664]=&quot;enin&quot;;&quot;9&quot;;IF([.H664]=&quot;orez&quot;;&quot;0&quot;;[.H664])))))))))))" office:value-type="string" office:string-value="9" calcext:value-type="string">
            <text:p>9</text:p>
          </table:table-cell>
          <table:table-cell table:formula="of:=IF(ISNA([.G664]);&quot;&quot;;VALUE(COM.MICROSOFT.CONCAT([.I664:.J664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cpffjkhp3</text:p>
          </table:table-cell>
          <table:table-cell table:style-name="ce4" table:formula="of:=ORG.LIBREOFFICE.REGEX([.A665];&quot;\D&quot;;&quot;&quot;;&quot;g&quot;)" office:value-type="string" office:string-value="3" calcext:value-type="string">
            <text:p>3</text:p>
          </table:table-cell>
          <table:table-cell table:formula="of:=LEFT([.B665];1)" office:value-type="string" office:string-value="3" calcext:value-type="string">
            <text:p>3</text:p>
          </table:table-cell>
          <table:table-cell table:style-name="ce5" table:formula="of:=RIGHT([.B665];1)" office:value-type="string" office:string-value="3" calcext:value-type="string">
            <text:p>3</text:p>
          </table:table-cell>
          <table:table-cell table:formula="of:=VALUE(COM.MICROSOFT.CONCAT([.C665];[.D665]))" office:value-type="float" office:value="33" calcext:value-type="float">
            <text:p>33</text:p>
          </table:table-cell>
          <table:table-cell table:style-name="ce14" table:formula="of:=(STRREV([.A665]))" office:value-type="string" office:string-value="3phkjffpcrf" calcext:value-type="string">
            <text:p>3phkjffpcrf</text:p>
          </table:table-cell>
          <table:table-cell table:formula="of:=ORG.LIBREOFFICE.REGEX([.A665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65];&quot;eno|owt|eerht|ruof|evif|xis|neves|thgie|enin|orez|\d&quot;;;1)" office:value-type="string" office:string-value="3" calcext:value-type="string">
            <text:p>3</text:p>
          </table:table-cell>
          <table:table-cell table:formula="of:=IF(ISNA([.G665]);&quot;&quot;;IF([.G665]=&quot;one&quot;;&quot;1&quot;;IF([.G665]=&quot;two&quot;;&quot;2&quot;;IF([.G665]=&quot;three&quot;;&quot;3&quot;;IF([.G665]=&quot;four&quot;;&quot;4&quot;;IF([.G665]=&quot;five&quot;;&quot;5&quot;;IF([.G665]=&quot;six&quot;;&quot;6&quot;;IF([.G665]=&quot;seven&quot;;&quot;7&quot;;IF([.G665]=&quot;eight&quot;;&quot;8&quot;;IF([.G665]=&quot;nine&quot;;&quot;9&quot;;IF([.G665]=&quot;zero&quot;;&quot;0&quot;;VALUE([.G665]))))))))))))" office:value-type="float" office:value="3" calcext:value-type="float">
            <text:p>3</text:p>
          </table:table-cell>
          <table:table-cell table:style-name="ce7" table:formula="of:=IF(ISNA([.H665]);&quot;&quot;;IF([.H665]=&quot;eno&quot;;&quot;1&quot;;IF([.H665]=&quot;owt&quot;;&quot;2&quot;;IF([.H665]=&quot;eerht&quot;;&quot;3&quot;;IF([.H665]=&quot;ruof&quot;;&quot;4&quot;;IF([.H665]=&quot;evif&quot;;&quot;5&quot;;IF([.H665]=&quot;xis&quot;;&quot;6&quot;;IF([.H665]=&quot;neves&quot;;&quot;7&quot;;IF([.H665]=&quot;thgie&quot;;&quot;8&quot;;IF([.H665]=&quot;enin&quot;;&quot;9&quot;;IF([.H665]=&quot;orez&quot;;&quot;0&quot;;[.H665])))))))))))" office:value-type="string" office:string-value="3" calcext:value-type="string">
            <text:p>3</text:p>
          </table:table-cell>
          <table:table-cell table:style-name="ce7" table:formula="of:=IF(ISNA([.G665]);&quot;&quot;;VALUE(COM.MICROSOFT.CONCAT([.I665:.J66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six2f2smlspljlqseven8jtfml</text:p>
          </table:table-cell>
          <table:table-cell table:style-name="ce4" table:formula="of:=ORG.LIBREOFFICE.REGEX([.A666];&quot;\D&quot;;&quot;&quot;;&quot;g&quot;)" office:value-type="string" office:string-value="228" calcext:value-type="string">
            <text:p>228</text:p>
          </table:table-cell>
          <table:table-cell table:formula="of:=LEFT([.B666];1)" office:value-type="string" office:string-value="2" calcext:value-type="string">
            <text:p>2</text:p>
          </table:table-cell>
          <table:table-cell table:style-name="ce5" table:formula="of:=RIGHT([.B666];1)" office:value-type="string" office:string-value="8" calcext:value-type="string">
            <text:p>8</text:p>
          </table:table-cell>
          <table:table-cell table:formula="of:=VALUE(COM.MICROSOFT.CONCAT([.C666];[.D666]))" office:value-type="float" office:value="28" calcext:value-type="float">
            <text:p>28</text:p>
          </table:table-cell>
          <table:table-cell table:style-name="ce14" table:formula="of:=(STRREV([.A666]))" office:value-type="string" office:string-value="lmftj8nevesqljlpslms2f2xisenin" calcext:value-type="string">
            <text:p>lmftj8nevesqljlpslms2f2xisenin</text:p>
          </table:table-cell>
          <table:table-cell table:formula="of:=ORG.LIBREOFFICE.REGEX([.A66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66];&quot;eno|owt|eerht|ruof|evif|xis|neves|thgie|enin|orez|\d&quot;;;1)" office:value-type="string" office:string-value="8" calcext:value-type="string">
            <text:p>8</text:p>
          </table:table-cell>
          <table:table-cell table:formula="of:=IF(ISNA([.G666]);&quot;&quot;;IF([.G666]=&quot;one&quot;;&quot;1&quot;;IF([.G666]=&quot;two&quot;;&quot;2&quot;;IF([.G666]=&quot;three&quot;;&quot;3&quot;;IF([.G666]=&quot;four&quot;;&quot;4&quot;;IF([.G666]=&quot;five&quot;;&quot;5&quot;;IF([.G666]=&quot;six&quot;;&quot;6&quot;;IF([.G666]=&quot;seven&quot;;&quot;7&quot;;IF([.G666]=&quot;eight&quot;;&quot;8&quot;;IF([.G666]=&quot;nine&quot;;&quot;9&quot;;IF([.G666]=&quot;zero&quot;;&quot;0&quot;;VALUE([.G666]))))))))))))" office:value-type="string" office:string-value="9" calcext:value-type="string">
            <text:p>9</text:p>
          </table:table-cell>
          <table:table-cell table:style-name="ce7" table:formula="of:=IF(ISNA([.H666]);&quot;&quot;;IF([.H666]=&quot;eno&quot;;&quot;1&quot;;IF([.H666]=&quot;owt&quot;;&quot;2&quot;;IF([.H666]=&quot;eerht&quot;;&quot;3&quot;;IF([.H666]=&quot;ruof&quot;;&quot;4&quot;;IF([.H666]=&quot;evif&quot;;&quot;5&quot;;IF([.H666]=&quot;xis&quot;;&quot;6&quot;;IF([.H666]=&quot;neves&quot;;&quot;7&quot;;IF([.H666]=&quot;thgie&quot;;&quot;8&quot;;IF([.H666]=&quot;enin&quot;;&quot;9&quot;;IF([.H666]=&quot;orez&quot;;&quot;0&quot;;[.H666])))))))))))" office:value-type="string" office:string-value="8" calcext:value-type="string">
            <text:p>8</text:p>
          </table:table-cell>
          <table:table-cell table:formula="of:=IF(ISNA([.G666]);&quot;&quot;;VALUE(COM.MICROSOFT.CONCAT([.I666:.J666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gsvrpkjl</text:p>
          </table:table-cell>
          <table:table-cell table:style-name="ce4" table:formula="of:=ORG.LIBREOFFICE.REGEX([.A667];&quot;\D&quot;;&quot;&quot;;&quot;g&quot;)" office:value-type="string" office:string-value="1" calcext:value-type="string">
            <text:p>1</text:p>
          </table:table-cell>
          <table:table-cell table:formula="of:=LEFT([.B667];1)" office:value-type="string" office:string-value="1" calcext:value-type="string">
            <text:p>1</text:p>
          </table:table-cell>
          <table:table-cell table:style-name="ce5" table:formula="of:=RIGHT([.B667];1)" office:value-type="string" office:string-value="1" calcext:value-type="string">
            <text:p>1</text:p>
          </table:table-cell>
          <table:table-cell table:formula="of:=VALUE(COM.MICROSOFT.CONCAT([.C667];[.D667]))" office:value-type="float" office:value="11" calcext:value-type="float">
            <text:p>11</text:p>
          </table:table-cell>
          <table:table-cell table:style-name="ce14" table:formula="of:=(STRREV([.A667]))" office:value-type="string" office:string-value="ljkprvsg1" calcext:value-type="string">
            <text:p>ljkprvsg1</text:p>
          </table:table-cell>
          <table:table-cell table:formula="of:=ORG.LIBREOFFICE.REGEX([.A66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67];&quot;eno|owt|eerht|ruof|evif|xis|neves|thgie|enin|orez|\d&quot;;;1)" office:value-type="string" office:string-value="1" calcext:value-type="string">
            <text:p>1</text:p>
          </table:table-cell>
          <table:table-cell table:formula="of:=IF(ISNA([.G667]);&quot;&quot;;IF([.G667]=&quot;one&quot;;&quot;1&quot;;IF([.G667]=&quot;two&quot;;&quot;2&quot;;IF([.G667]=&quot;three&quot;;&quot;3&quot;;IF([.G667]=&quot;four&quot;;&quot;4&quot;;IF([.G667]=&quot;five&quot;;&quot;5&quot;;IF([.G667]=&quot;six&quot;;&quot;6&quot;;IF([.G667]=&quot;seven&quot;;&quot;7&quot;;IF([.G667]=&quot;eight&quot;;&quot;8&quot;;IF([.G667]=&quot;nine&quot;;&quot;9&quot;;IF([.G667]=&quot;zero&quot;;&quot;0&quot;;VALUE([.G667]))))))))))))" office:value-type="float" office:value="1" calcext:value-type="float">
            <text:p>1</text:p>
          </table:table-cell>
          <table:table-cell table:style-name="ce7" table:formula="of:=IF(ISNA([.H667]);&quot;&quot;;IF([.H667]=&quot;eno&quot;;&quot;1&quot;;IF([.H667]=&quot;owt&quot;;&quot;2&quot;;IF([.H667]=&quot;eerht&quot;;&quot;3&quot;;IF([.H667]=&quot;ruof&quot;;&quot;4&quot;;IF([.H667]=&quot;evif&quot;;&quot;5&quot;;IF([.H667]=&quot;xis&quot;;&quot;6&quot;;IF([.H667]=&quot;neves&quot;;&quot;7&quot;;IF([.H667]=&quot;thgie&quot;;&quot;8&quot;;IF([.H667]=&quot;enin&quot;;&quot;9&quot;;IF([.H667]=&quot;orez&quot;;&quot;0&quot;;[.H667])))))))))))" office:value-type="string" office:string-value="1" calcext:value-type="string">
            <text:p>1</text:p>
          </table:table-cell>
          <table:table-cell table:style-name="ce7" table:formula="of:=IF(ISNA([.G667]);&quot;&quot;;VALUE(COM.MICROSOFT.CONCAT([.I667:.J66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inethreejpnbm</text:p>
          </table:table-cell>
          <table:table-cell table:style-name="ce4" table:formula="of:=ORG.LIBREOFFICE.REGEX([.A668];&quot;\D&quot;;&quot;&quot;;&quot;g&quot;)" office:value-type="string" office:string-value="5" calcext:value-type="string">
            <text:p>5</text:p>
          </table:table-cell>
          <table:table-cell table:formula="of:=LEFT([.B668];1)" office:value-type="string" office:string-value="5" calcext:value-type="string">
            <text:p>5</text:p>
          </table:table-cell>
          <table:table-cell table:style-name="ce5" table:formula="of:=RIGHT([.B668];1)" office:value-type="string" office:string-value="5" calcext:value-type="string">
            <text:p>5</text:p>
          </table:table-cell>
          <table:table-cell table:formula="of:=VALUE(COM.MICROSOFT.CONCAT([.C668];[.D668]))" office:value-type="float" office:value="55" calcext:value-type="float">
            <text:p>55</text:p>
          </table:table-cell>
          <table:table-cell table:style-name="ce14" table:formula="of:=(STRREV([.A668]))" office:value-type="string" office:string-value="mbnpjeerhtenin5" calcext:value-type="string">
            <text:p>mbnpjeerhtenin5</text:p>
          </table:table-cell>
          <table:table-cell table:formula="of:=ORG.LIBREOFFICE.REGEX([.A66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6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668]);&quot;&quot;;IF([.G668]=&quot;one&quot;;&quot;1&quot;;IF([.G668]=&quot;two&quot;;&quot;2&quot;;IF([.G668]=&quot;three&quot;;&quot;3&quot;;IF([.G668]=&quot;four&quot;;&quot;4&quot;;IF([.G668]=&quot;five&quot;;&quot;5&quot;;IF([.G668]=&quot;six&quot;;&quot;6&quot;;IF([.G668]=&quot;seven&quot;;&quot;7&quot;;IF([.G668]=&quot;eight&quot;;&quot;8&quot;;IF([.G668]=&quot;nine&quot;;&quot;9&quot;;IF([.G668]=&quot;zero&quot;;&quot;0&quot;;VALUE([.G668]))))))))))))" office:value-type="float" office:value="5" calcext:value-type="float">
            <text:p>5</text:p>
          </table:table-cell>
          <table:table-cell table:style-name="ce7" table:formula="of:=IF(ISNA([.H668]);&quot;&quot;;IF([.H668]=&quot;eno&quot;;&quot;1&quot;;IF([.H668]=&quot;owt&quot;;&quot;2&quot;;IF([.H668]=&quot;eerht&quot;;&quot;3&quot;;IF([.H668]=&quot;ruof&quot;;&quot;4&quot;;IF([.H668]=&quot;evif&quot;;&quot;5&quot;;IF([.H668]=&quot;xis&quot;;&quot;6&quot;;IF([.H668]=&quot;neves&quot;;&quot;7&quot;;IF([.H668]=&quot;thgie&quot;;&quot;8&quot;;IF([.H668]=&quot;enin&quot;;&quot;9&quot;;IF([.H668]=&quot;orez&quot;;&quot;0&quot;;[.H668])))))))))))" office:value-type="string" office:string-value="3" calcext:value-type="string">
            <text:p>3</text:p>
          </table:table-cell>
          <table:table-cell table:formula="of:=IF(ISNA([.G668]);&quot;&quot;;VALUE(COM.MICROSOFT.CONCAT([.I668:.J668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vdmjth6735</text:p>
          </table:table-cell>
          <table:table-cell table:style-name="ce4" table:formula="of:=ORG.LIBREOFFICE.REGEX([.A669];&quot;\D&quot;;&quot;&quot;;&quot;g&quot;)" office:value-type="string" office:string-value="46735" calcext:value-type="string">
            <text:p>46735</text:p>
          </table:table-cell>
          <table:table-cell table:formula="of:=LEFT([.B669];1)" office:value-type="string" office:string-value="4" calcext:value-type="string">
            <text:p>4</text:p>
          </table:table-cell>
          <table:table-cell table:style-name="ce5" table:formula="of:=RIGHT([.B669];1)" office:value-type="string" office:string-value="5" calcext:value-type="string">
            <text:p>5</text:p>
          </table:table-cell>
          <table:table-cell table:formula="of:=VALUE(COM.MICROSOFT.CONCAT([.C669];[.D669]))" office:value-type="float" office:value="45" calcext:value-type="float">
            <text:p>45</text:p>
          </table:table-cell>
          <table:table-cell table:style-name="ce14" table:formula="of:=(STRREV([.A669]))" office:value-type="string" office:string-value="5376htjmdv4" calcext:value-type="string">
            <text:p>5376htjmdv4</text:p>
          </table:table-cell>
          <table:table-cell table:formula="of:=ORG.LIBREOFFICE.REGEX([.A66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69];&quot;eno|owt|eerht|ruof|evif|xis|neves|thgie|enin|orez|\d&quot;;;1)" office:value-type="string" office:string-value="5" calcext:value-type="string">
            <text:p>5</text:p>
          </table:table-cell>
          <table:table-cell table:formula="of:=IF(ISNA([.G669]);&quot;&quot;;IF([.G669]=&quot;one&quot;;&quot;1&quot;;IF([.G669]=&quot;two&quot;;&quot;2&quot;;IF([.G669]=&quot;three&quot;;&quot;3&quot;;IF([.G669]=&quot;four&quot;;&quot;4&quot;;IF([.G669]=&quot;five&quot;;&quot;5&quot;;IF([.G669]=&quot;six&quot;;&quot;6&quot;;IF([.G669]=&quot;seven&quot;;&quot;7&quot;;IF([.G669]=&quot;eight&quot;;&quot;8&quot;;IF([.G669]=&quot;nine&quot;;&quot;9&quot;;IF([.G669]=&quot;zero&quot;;&quot;0&quot;;VALUE([.G669]))))))))))))" office:value-type="float" office:value="4" calcext:value-type="float">
            <text:p>4</text:p>
          </table:table-cell>
          <table:table-cell table:style-name="ce7" table:formula="of:=IF(ISNA([.H669]);&quot;&quot;;IF([.H669]=&quot;eno&quot;;&quot;1&quot;;IF([.H669]=&quot;owt&quot;;&quot;2&quot;;IF([.H669]=&quot;eerht&quot;;&quot;3&quot;;IF([.H669]=&quot;ruof&quot;;&quot;4&quot;;IF([.H669]=&quot;evif&quot;;&quot;5&quot;;IF([.H669]=&quot;xis&quot;;&quot;6&quot;;IF([.H669]=&quot;neves&quot;;&quot;7&quot;;IF([.H669]=&quot;thgie&quot;;&quot;8&quot;;IF([.H669]=&quot;enin&quot;;&quot;9&quot;;IF([.H669]=&quot;orez&quot;;&quot;0&quot;;[.H669])))))))))))" office:value-type="string" office:string-value="5" calcext:value-type="string">
            <text:p>5</text:p>
          </table:table-cell>
          <table:table-cell table:style-name="ce7" table:formula="of:=IF(ISNA([.G669]);&quot;&quot;;VALUE(COM.MICROSOFT.CONCAT([.I669:.J669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mnlvzszqtjfour1rphtmntlk355</text:p>
          </table:table-cell>
          <table:table-cell table:style-name="ce4" table:formula="of:=ORG.LIBREOFFICE.REGEX([.A670];&quot;\D&quot;;&quot;&quot;;&quot;g&quot;)" office:value-type="string" office:string-value="1355" calcext:value-type="string">
            <text:p>1355</text:p>
          </table:table-cell>
          <table:table-cell table:formula="of:=LEFT([.B670];1)" office:value-type="string" office:string-value="1" calcext:value-type="string">
            <text:p>1</text:p>
          </table:table-cell>
          <table:table-cell table:style-name="ce5" table:formula="of:=RIGHT([.B670];1)" office:value-type="string" office:string-value="5" calcext:value-type="string">
            <text:p>5</text:p>
          </table:table-cell>
          <table:table-cell table:formula="of:=VALUE(COM.MICROSOFT.CONCAT([.C670];[.D670]))" office:value-type="float" office:value="15" calcext:value-type="float">
            <text:p>15</text:p>
          </table:table-cell>
          <table:table-cell table:style-name="ce14" table:formula="of:=(STRREV([.A670]))" office:value-type="string" office:string-value="553kltnmthpr1ruofjtqzszvlnmthgie" calcext:value-type="string">
            <text:p>553kltnmthpr1ruofjtqzszvlnmthgie</text:p>
          </table:table-cell>
          <table:table-cell table:formula="of:=ORG.LIBREOFFICE.REGEX([.A67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70];&quot;eno|owt|eerht|ruof|evif|xis|neves|thgie|enin|orez|\d&quot;;;1)" office:value-type="string" office:string-value="5" calcext:value-type="string">
            <text:p>5</text:p>
          </table:table-cell>
          <table:table-cell table:formula="of:=IF(ISNA([.G670]);&quot;&quot;;IF([.G670]=&quot;one&quot;;&quot;1&quot;;IF([.G670]=&quot;two&quot;;&quot;2&quot;;IF([.G670]=&quot;three&quot;;&quot;3&quot;;IF([.G670]=&quot;four&quot;;&quot;4&quot;;IF([.G670]=&quot;five&quot;;&quot;5&quot;;IF([.G670]=&quot;six&quot;;&quot;6&quot;;IF([.G670]=&quot;seven&quot;;&quot;7&quot;;IF([.G670]=&quot;eight&quot;;&quot;8&quot;;IF([.G670]=&quot;nine&quot;;&quot;9&quot;;IF([.G670]=&quot;zero&quot;;&quot;0&quot;;VALUE([.G670]))))))))))))" office:value-type="string" office:string-value="8" calcext:value-type="string">
            <text:p>8</text:p>
          </table:table-cell>
          <table:table-cell table:style-name="ce7" table:formula="of:=IF(ISNA([.H670]);&quot;&quot;;IF([.H670]=&quot;eno&quot;;&quot;1&quot;;IF([.H670]=&quot;owt&quot;;&quot;2&quot;;IF([.H670]=&quot;eerht&quot;;&quot;3&quot;;IF([.H670]=&quot;ruof&quot;;&quot;4&quot;;IF([.H670]=&quot;evif&quot;;&quot;5&quot;;IF([.H670]=&quot;xis&quot;;&quot;6&quot;;IF([.H670]=&quot;neves&quot;;&quot;7&quot;;IF([.H670]=&quot;thgie&quot;;&quot;8&quot;;IF([.H670]=&quot;enin&quot;;&quot;9&quot;;IF([.H670]=&quot;orez&quot;;&quot;0&quot;;[.H670])))))))))))" office:value-type="string" office:string-value="5" calcext:value-type="string">
            <text:p>5</text:p>
          </table:table-cell>
          <table:table-cell table:formula="of:=IF(ISNA([.G670]);&quot;&quot;;VALUE(COM.MICROSOFT.CONCAT([.I670:.J670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neight6six8qgtlffcpbvrcf9xsnvgt9</text:p>
          </table:table-cell>
          <table:table-cell table:style-name="ce4" table:formula="of:=ORG.LIBREOFFICE.REGEX([.A671];&quot;\D&quot;;&quot;&quot;;&quot;g&quot;)" office:value-type="string" office:string-value="6899" calcext:value-type="string">
            <text:p>6899</text:p>
          </table:table-cell>
          <table:table-cell table:formula="of:=LEFT([.B671];1)" office:value-type="string" office:string-value="6" calcext:value-type="string">
            <text:p>6</text:p>
          </table:table-cell>
          <table:table-cell table:style-name="ce5" table:formula="of:=RIGHT([.B671];1)" office:value-type="string" office:string-value="9" calcext:value-type="string">
            <text:p>9</text:p>
          </table:table-cell>
          <table:table-cell table:formula="of:=VALUE(COM.MICROSOFT.CONCAT([.C671];[.D671]))" office:value-type="float" office:value="69" calcext:value-type="float">
            <text:p>69</text:p>
          </table:table-cell>
          <table:table-cell table:style-name="ce14" table:formula="of:=(STRREV([.A671]))" office:value-type="string" office:string-value="9tgvnsx9fcrvbpcffltgq8xis6thgienoj" calcext:value-type="string">
            <text:p>9tgvnsx9fcrvbpcffltgq8xis6thgienoj</text:p>
          </table:table-cell>
          <table:table-cell table:formula="of:=ORG.LIBREOFFICE.REGEX([.A67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71];&quot;eno|owt|eerht|ruof|evif|xis|neves|thgie|enin|orez|\d&quot;;;1)" office:value-type="string" office:string-value="9" calcext:value-type="string">
            <text:p>9</text:p>
          </table:table-cell>
          <table:table-cell table:formula="of:=IF(ISNA([.G671]);&quot;&quot;;IF([.G671]=&quot;one&quot;;&quot;1&quot;;IF([.G671]=&quot;two&quot;;&quot;2&quot;;IF([.G671]=&quot;three&quot;;&quot;3&quot;;IF([.G671]=&quot;four&quot;;&quot;4&quot;;IF([.G671]=&quot;five&quot;;&quot;5&quot;;IF([.G671]=&quot;six&quot;;&quot;6&quot;;IF([.G671]=&quot;seven&quot;;&quot;7&quot;;IF([.G671]=&quot;eight&quot;;&quot;8&quot;;IF([.G671]=&quot;nine&quot;;&quot;9&quot;;IF([.G671]=&quot;zero&quot;;&quot;0&quot;;VALUE([.G671]))))))))))))" office:value-type="string" office:string-value="1" calcext:value-type="string">
            <text:p>1</text:p>
          </table:table-cell>
          <table:table-cell table:style-name="ce7" table:formula="of:=IF(ISNA([.H671]);&quot;&quot;;IF([.H671]=&quot;eno&quot;;&quot;1&quot;;IF([.H671]=&quot;owt&quot;;&quot;2&quot;;IF([.H671]=&quot;eerht&quot;;&quot;3&quot;;IF([.H671]=&quot;ruof&quot;;&quot;4&quot;;IF([.H671]=&quot;evif&quot;;&quot;5&quot;;IF([.H671]=&quot;xis&quot;;&quot;6&quot;;IF([.H671]=&quot;neves&quot;;&quot;7&quot;;IF([.H671]=&quot;thgie&quot;;&quot;8&quot;;IF([.H671]=&quot;enin&quot;;&quot;9&quot;;IF([.H671]=&quot;orez&quot;;&quot;0&quot;;[.H671])))))))))))" office:value-type="string" office:string-value="9" calcext:value-type="string">
            <text:p>9</text:p>
          </table:table-cell>
          <table:table-cell table:formula="of:=IF(ISNA([.G671]);&quot;&quot;;VALUE(COM.MICROSOFT.CONCAT([.I671:.J671]))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gfqtnbbzrkfivelmmnmztdgeighthzfbzmpfnztwoxzzpjcsvfive3</text:p>
          </table:table-cell>
          <table:table-cell table:style-name="ce4" table:formula="of:=ORG.LIBREOFFICE.REGEX([.A672];&quot;\D&quot;;&quot;&quot;;&quot;g&quot;)" office:value-type="string" office:string-value="3" calcext:value-type="string">
            <text:p>3</text:p>
          </table:table-cell>
          <table:table-cell table:formula="of:=LEFT([.B672];1)" office:value-type="string" office:string-value="3" calcext:value-type="string">
            <text:p>3</text:p>
          </table:table-cell>
          <table:table-cell table:style-name="ce5" table:formula="of:=RIGHT([.B672];1)" office:value-type="string" office:string-value="3" calcext:value-type="string">
            <text:p>3</text:p>
          </table:table-cell>
          <table:table-cell table:formula="of:=VALUE(COM.MICROSOFT.CONCAT([.C672];[.D672]))" office:value-type="float" office:value="33" calcext:value-type="float">
            <text:p>33</text:p>
          </table:table-cell>
          <table:table-cell table:style-name="ce14" table:formula="of:=(STRREV([.A672]))" office:value-type="string" office:string-value="3evifvscjpzzxowtznfpmzbfzhthgiegdtzmnmmlevifkrzbbntqfg" calcext:value-type="string">
            <text:p>3evifvscjpzzxowtznfpmzbfzhthgiegdtzmnmmlevifkrzbbntqfg</text:p>
          </table:table-cell>
          <table:table-cell table:formula="of:=ORG.LIBREOFFICE.REGEX([.A67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672];&quot;eno|owt|eerht|ruof|evif|xis|neves|thgie|enin|orez|\d&quot;;;1)" office:value-type="string" office:string-value="3" calcext:value-type="string">
            <text:p>3</text:p>
          </table:table-cell>
          <table:table-cell table:formula="of:=IF(ISNA([.G672]);&quot;&quot;;IF([.G672]=&quot;one&quot;;&quot;1&quot;;IF([.G672]=&quot;two&quot;;&quot;2&quot;;IF([.G672]=&quot;three&quot;;&quot;3&quot;;IF([.G672]=&quot;four&quot;;&quot;4&quot;;IF([.G672]=&quot;five&quot;;&quot;5&quot;;IF([.G672]=&quot;six&quot;;&quot;6&quot;;IF([.G672]=&quot;seven&quot;;&quot;7&quot;;IF([.G672]=&quot;eight&quot;;&quot;8&quot;;IF([.G672]=&quot;nine&quot;;&quot;9&quot;;IF([.G672]=&quot;zero&quot;;&quot;0&quot;;VALUE([.G672]))))))))))))" office:value-type="string" office:string-value="5" calcext:value-type="string">
            <text:p>5</text:p>
          </table:table-cell>
          <table:table-cell table:style-name="ce7" table:formula="of:=IF(ISNA([.H672]);&quot;&quot;;IF([.H672]=&quot;eno&quot;;&quot;1&quot;;IF([.H672]=&quot;owt&quot;;&quot;2&quot;;IF([.H672]=&quot;eerht&quot;;&quot;3&quot;;IF([.H672]=&quot;ruof&quot;;&quot;4&quot;;IF([.H672]=&quot;evif&quot;;&quot;5&quot;;IF([.H672]=&quot;xis&quot;;&quot;6&quot;;IF([.H672]=&quot;neves&quot;;&quot;7&quot;;IF([.H672]=&quot;thgie&quot;;&quot;8&quot;;IF([.H672]=&quot;enin&quot;;&quot;9&quot;;IF([.H672]=&quot;orez&quot;;&quot;0&quot;;[.H672])))))))))))" office:value-type="string" office:string-value="3" calcext:value-type="string">
            <text:p>3</text:p>
          </table:table-cell>
          <table:table-cell table:formula="of:=IF(ISNA([.G672]);&quot;&quot;;VALUE(COM.MICROSOFT.CONCAT([.I672:.J672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vpgmhleightsevenfive1</text:p>
          </table:table-cell>
          <table:table-cell table:style-name="ce4" table:formula="of:=ORG.LIBREOFFICE.REGEX([.A673];&quot;\D&quot;;&quot;&quot;;&quot;g&quot;)" office:value-type="string" office:string-value="1" calcext:value-type="string">
            <text:p>1</text:p>
          </table:table-cell>
          <table:table-cell table:formula="of:=LEFT([.B673];1)" office:value-type="string" office:string-value="1" calcext:value-type="string">
            <text:p>1</text:p>
          </table:table-cell>
          <table:table-cell table:style-name="ce5" table:formula="of:=RIGHT([.B673];1)" office:value-type="string" office:string-value="1" calcext:value-type="string">
            <text:p>1</text:p>
          </table:table-cell>
          <table:table-cell table:formula="of:=VALUE(COM.MICROSOFT.CONCAT([.C673];[.D673]))" office:value-type="float" office:value="11" calcext:value-type="float">
            <text:p>11</text:p>
          </table:table-cell>
          <table:table-cell table:style-name="ce14" table:formula="of:=(STRREV([.A673]))" office:value-type="string" office:string-value="1evifnevesthgielhmgpveerht" calcext:value-type="string">
            <text:p>1evifnevesthgielhmgpveerht</text:p>
          </table:table-cell>
          <table:table-cell table:formula="of:=ORG.LIBREOFFICE.REGEX([.A673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73];&quot;eno|owt|eerht|ruof|evif|xis|neves|thgie|enin|orez|\d&quot;;;1)" office:value-type="string" office:string-value="1" calcext:value-type="string">
            <text:p>1</text:p>
          </table:table-cell>
          <table:table-cell table:formula="of:=IF(ISNA([.G673]);&quot;&quot;;IF([.G673]=&quot;one&quot;;&quot;1&quot;;IF([.G673]=&quot;two&quot;;&quot;2&quot;;IF([.G673]=&quot;three&quot;;&quot;3&quot;;IF([.G673]=&quot;four&quot;;&quot;4&quot;;IF([.G673]=&quot;five&quot;;&quot;5&quot;;IF([.G673]=&quot;six&quot;;&quot;6&quot;;IF([.G673]=&quot;seven&quot;;&quot;7&quot;;IF([.G673]=&quot;eight&quot;;&quot;8&quot;;IF([.G673]=&quot;nine&quot;;&quot;9&quot;;IF([.G673]=&quot;zero&quot;;&quot;0&quot;;VALUE([.G673]))))))))))))" office:value-type="string" office:string-value="3" calcext:value-type="string">
            <text:p>3</text:p>
          </table:table-cell>
          <table:table-cell table:style-name="ce7" table:formula="of:=IF(ISNA([.H673]);&quot;&quot;;IF([.H673]=&quot;eno&quot;;&quot;1&quot;;IF([.H673]=&quot;owt&quot;;&quot;2&quot;;IF([.H673]=&quot;eerht&quot;;&quot;3&quot;;IF([.H673]=&quot;ruof&quot;;&quot;4&quot;;IF([.H673]=&quot;evif&quot;;&quot;5&quot;;IF([.H673]=&quot;xis&quot;;&quot;6&quot;;IF([.H673]=&quot;neves&quot;;&quot;7&quot;;IF([.H673]=&quot;thgie&quot;;&quot;8&quot;;IF([.H673]=&quot;enin&quot;;&quot;9&quot;;IF([.H673]=&quot;orez&quot;;&quot;0&quot;;[.H673])))))))))))" office:value-type="string" office:string-value="1" calcext:value-type="string">
            <text:p>1</text:p>
          </table:table-cell>
          <table:table-cell table:formula="of:=IF(ISNA([.G673]);&quot;&quot;;VALUE(COM.MICROSOFT.CONCAT([.I673:.J673])))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inevmdknklvgbbmsdcmvjzcfcbeightrfmv14</text:p>
          </table:table-cell>
          <table:table-cell table:style-name="ce4" table:formula="of:=ORG.LIBREOFFICE.REGEX([.A674];&quot;\D&quot;;&quot;&quot;;&quot;g&quot;)" office:value-type="string" office:string-value="14" calcext:value-type="string">
            <text:p>14</text:p>
          </table:table-cell>
          <table:table-cell table:formula="of:=LEFT([.B674];1)" office:value-type="string" office:string-value="1" calcext:value-type="string">
            <text:p>1</text:p>
          </table:table-cell>
          <table:table-cell table:style-name="ce5" table:formula="of:=RIGHT([.B674];1)" office:value-type="string" office:string-value="4" calcext:value-type="string">
            <text:p>4</text:p>
          </table:table-cell>
          <table:table-cell table:formula="of:=VALUE(COM.MICROSOFT.CONCAT([.C674];[.D674]))" office:value-type="float" office:value="14" calcext:value-type="float">
            <text:p>14</text:p>
          </table:table-cell>
          <table:table-cell table:style-name="ce14" table:formula="of:=(STRREV([.A674]))" office:value-type="string" office:string-value="41vmfrthgiebcfczjvmcdsmbbgvlknkdmvenin" calcext:value-type="string">
            <text:p>41vmfrthgiebcfczjvmcdsmbbgvlknkdmvenin</text:p>
          </table:table-cell>
          <table:table-cell table:formula="of:=ORG.LIBREOFFICE.REGEX([.A67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74];&quot;eno|owt|eerht|ruof|evif|xis|neves|thgie|enin|orez|\d&quot;;;1)" office:value-type="string" office:string-value="4" calcext:value-type="string">
            <text:p>4</text:p>
          </table:table-cell>
          <table:table-cell table:formula="of:=IF(ISNA([.G674]);&quot;&quot;;IF([.G674]=&quot;one&quot;;&quot;1&quot;;IF([.G674]=&quot;two&quot;;&quot;2&quot;;IF([.G674]=&quot;three&quot;;&quot;3&quot;;IF([.G674]=&quot;four&quot;;&quot;4&quot;;IF([.G674]=&quot;five&quot;;&quot;5&quot;;IF([.G674]=&quot;six&quot;;&quot;6&quot;;IF([.G674]=&quot;seven&quot;;&quot;7&quot;;IF([.G674]=&quot;eight&quot;;&quot;8&quot;;IF([.G674]=&quot;nine&quot;;&quot;9&quot;;IF([.G674]=&quot;zero&quot;;&quot;0&quot;;VALUE([.G674]))))))))))))" office:value-type="string" office:string-value="9" calcext:value-type="string">
            <text:p>9</text:p>
          </table:table-cell>
          <table:table-cell table:style-name="ce7" table:formula="of:=IF(ISNA([.H674]);&quot;&quot;;IF([.H674]=&quot;eno&quot;;&quot;1&quot;;IF([.H674]=&quot;owt&quot;;&quot;2&quot;;IF([.H674]=&quot;eerht&quot;;&quot;3&quot;;IF([.H674]=&quot;ruof&quot;;&quot;4&quot;;IF([.H674]=&quot;evif&quot;;&quot;5&quot;;IF([.H674]=&quot;xis&quot;;&quot;6&quot;;IF([.H674]=&quot;neves&quot;;&quot;7&quot;;IF([.H674]=&quot;thgie&quot;;&quot;8&quot;;IF([.H674]=&quot;enin&quot;;&quot;9&quot;;IF([.H674]=&quot;orez&quot;;&quot;0&quot;;[.H674])))))))))))" office:value-type="string" office:string-value="4" calcext:value-type="string">
            <text:p>4</text:p>
          </table:table-cell>
          <table:table-cell table:formula="of:=IF(ISNA([.G674]);&quot;&quot;;VALUE(COM.MICROSOFT.CONCAT([.I674:.J674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cb</text:p>
          </table:table-cell>
          <table:table-cell table:style-name="ce4" table:formula="of:=ORG.LIBREOFFICE.REGEX([.A675];&quot;\D&quot;;&quot;&quot;;&quot;g&quot;)" office:value-type="string" office:string-value="98" calcext:value-type="string">
            <text:p>98</text:p>
          </table:table-cell>
          <table:table-cell table:formula="of:=LEFT([.B675];1)" office:value-type="string" office:string-value="9" calcext:value-type="string">
            <text:p>9</text:p>
          </table:table-cell>
          <table:table-cell table:style-name="ce5" table:formula="of:=RIGHT([.B675];1)" office:value-type="string" office:string-value="8" calcext:value-type="string">
            <text:p>8</text:p>
          </table:table-cell>
          <table:table-cell table:formula="of:=VALUE(COM.MICROSOFT.CONCAT([.C675];[.D675]))" office:value-type="float" office:value="98" calcext:value-type="float">
            <text:p>98</text:p>
          </table:table-cell>
          <table:table-cell table:style-name="ce14" table:formula="of:=(STRREV([.A675]))" office:value-type="string" office:string-value="bc89" calcext:value-type="string">
            <text:p>bc89</text:p>
          </table:table-cell>
          <table:table-cell table:formula="of:=ORG.LIBREOFFICE.REGEX([.A67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75];&quot;eno|owt|eerht|ruof|evif|xis|neves|thgie|enin|orez|\d&quot;;;1)" office:value-type="string" office:string-value="8" calcext:value-type="string">
            <text:p>8</text:p>
          </table:table-cell>
          <table:table-cell table:formula="of:=IF(ISNA([.G675]);&quot;&quot;;IF([.G675]=&quot;one&quot;;&quot;1&quot;;IF([.G675]=&quot;two&quot;;&quot;2&quot;;IF([.G675]=&quot;three&quot;;&quot;3&quot;;IF([.G675]=&quot;four&quot;;&quot;4&quot;;IF([.G675]=&quot;five&quot;;&quot;5&quot;;IF([.G675]=&quot;six&quot;;&quot;6&quot;;IF([.G675]=&quot;seven&quot;;&quot;7&quot;;IF([.G675]=&quot;eight&quot;;&quot;8&quot;;IF([.G675]=&quot;nine&quot;;&quot;9&quot;;IF([.G675]=&quot;zero&quot;;&quot;0&quot;;VALUE([.G675]))))))))))))" office:value-type="float" office:value="9" calcext:value-type="float">
            <text:p>9</text:p>
          </table:table-cell>
          <table:table-cell table:style-name="ce7" table:formula="of:=IF(ISNA([.H675]);&quot;&quot;;IF([.H675]=&quot;eno&quot;;&quot;1&quot;;IF([.H675]=&quot;owt&quot;;&quot;2&quot;;IF([.H675]=&quot;eerht&quot;;&quot;3&quot;;IF([.H675]=&quot;ruof&quot;;&quot;4&quot;;IF([.H675]=&quot;evif&quot;;&quot;5&quot;;IF([.H675]=&quot;xis&quot;;&quot;6&quot;;IF([.H675]=&quot;neves&quot;;&quot;7&quot;;IF([.H675]=&quot;thgie&quot;;&quot;8&quot;;IF([.H675]=&quot;enin&quot;;&quot;9&quot;;IF([.H675]=&quot;orez&quot;;&quot;0&quot;;[.H675])))))))))))" office:value-type="string" office:string-value="8" calcext:value-type="string">
            <text:p>8</text:p>
          </table:table-cell>
          <table:table-cell table:style-name="ce7" table:formula="of:=IF(ISNA([.G675]);&quot;&quot;;VALUE(COM.MICROSOFT.CONCAT([.I675:.J675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one85jpdlsmdpzskjz8two</text:p>
          </table:table-cell>
          <table:table-cell table:style-name="ce4" table:formula="of:=ORG.LIBREOFFICE.REGEX([.A676];&quot;\D&quot;;&quot;&quot;;&quot;g&quot;)" office:value-type="string" office:string-value="8858" calcext:value-type="string">
            <text:p>8858</text:p>
          </table:table-cell>
          <table:table-cell table:formula="of:=LEFT([.B676];1)" office:value-type="string" office:string-value="8" calcext:value-type="string">
            <text:p>8</text:p>
          </table:table-cell>
          <table:table-cell table:style-name="ce5" table:formula="of:=RIGHT([.B676];1)" office:value-type="string" office:string-value="8" calcext:value-type="string">
            <text:p>8</text:p>
          </table:table-cell>
          <table:table-cell table:formula="of:=VALUE(COM.MICROSOFT.CONCAT([.C676];[.D676]))" office:value-type="float" office:value="88" calcext:value-type="float">
            <text:p>88</text:p>
          </table:table-cell>
          <table:table-cell table:style-name="ce14" table:formula="of:=(STRREV([.A676]))" office:value-type="string" office:string-value="owt8zjkszpdmsldpj58eno8" calcext:value-type="string">
            <text:p>owt8zjkszpdmsldpj58eno8</text:p>
          </table:table-cell>
          <table:table-cell table:formula="of:=ORG.LIBREOFFICE.REGEX([.A67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76];&quot;eno|owt|eerht|ruof|evif|xis|neves|thgie|enin|orez|\d&quot;;;1)" office:value-type="string" office:string-value="owt" calcext:value-type="string">
            <text:p>owt</text:p>
          </table:table-cell>
          <table:table-cell table:formula="of:=IF(ISNA([.G676]);&quot;&quot;;IF([.G676]=&quot;one&quot;;&quot;1&quot;;IF([.G676]=&quot;two&quot;;&quot;2&quot;;IF([.G676]=&quot;three&quot;;&quot;3&quot;;IF([.G676]=&quot;four&quot;;&quot;4&quot;;IF([.G676]=&quot;five&quot;;&quot;5&quot;;IF([.G676]=&quot;six&quot;;&quot;6&quot;;IF([.G676]=&quot;seven&quot;;&quot;7&quot;;IF([.G676]=&quot;eight&quot;;&quot;8&quot;;IF([.G676]=&quot;nine&quot;;&quot;9&quot;;IF([.G676]=&quot;zero&quot;;&quot;0&quot;;VALUE([.G676]))))))))))))" office:value-type="float" office:value="8" calcext:value-type="float">
            <text:p>8</text:p>
          </table:table-cell>
          <table:table-cell table:style-name="ce7" table:formula="of:=IF(ISNA([.H676]);&quot;&quot;;IF([.H676]=&quot;eno&quot;;&quot;1&quot;;IF([.H676]=&quot;owt&quot;;&quot;2&quot;;IF([.H676]=&quot;eerht&quot;;&quot;3&quot;;IF([.H676]=&quot;ruof&quot;;&quot;4&quot;;IF([.H676]=&quot;evif&quot;;&quot;5&quot;;IF([.H676]=&quot;xis&quot;;&quot;6&quot;;IF([.H676]=&quot;neves&quot;;&quot;7&quot;;IF([.H676]=&quot;thgie&quot;;&quot;8&quot;;IF([.H676]=&quot;enin&quot;;&quot;9&quot;;IF([.H676]=&quot;orez&quot;;&quot;0&quot;;[.H676])))))))))))" office:value-type="string" office:string-value="2" calcext:value-type="string">
            <text:p>2</text:p>
          </table:table-cell>
          <table:table-cell table:formula="of:=IF(ISNA([.G676]);&quot;&quot;;VALUE(COM.MICROSOFT.CONCAT([.I676:.J676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hree6</text:p>
          </table:table-cell>
          <table:table-cell table:style-name="ce4" table:formula="of:=ORG.LIBREOFFICE.REGEX([.A677];&quot;\D&quot;;&quot;&quot;;&quot;g&quot;)" office:value-type="string" office:string-value="66" calcext:value-type="string">
            <text:p>66</text:p>
          </table:table-cell>
          <table:table-cell table:formula="of:=LEFT([.B677];1)" office:value-type="string" office:string-value="6" calcext:value-type="string">
            <text:p>6</text:p>
          </table:table-cell>
          <table:table-cell table:style-name="ce5" table:formula="of:=RIGHT([.B677];1)" office:value-type="string" office:string-value="6" calcext:value-type="string">
            <text:p>6</text:p>
          </table:table-cell>
          <table:table-cell table:formula="of:=VALUE(COM.MICROSOFT.CONCAT([.C677];[.D677]))" office:value-type="float" office:value="66" calcext:value-type="float">
            <text:p>66</text:p>
          </table:table-cell>
          <table:table-cell table:style-name="ce14" table:formula="of:=(STRREV([.A677]))" office:value-type="string" office:string-value="6eerht6" calcext:value-type="string">
            <text:p>6eerht6</text:p>
          </table:table-cell>
          <table:table-cell table:formula="of:=ORG.LIBREOFFICE.REGEX([.A67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77];&quot;eno|owt|eerht|ruof|evif|xis|neves|thgie|enin|orez|\d&quot;;;1)" office:value-type="string" office:string-value="6" calcext:value-type="string">
            <text:p>6</text:p>
          </table:table-cell>
          <table:table-cell table:formula="of:=IF(ISNA([.G677]);&quot;&quot;;IF([.G677]=&quot;one&quot;;&quot;1&quot;;IF([.G677]=&quot;two&quot;;&quot;2&quot;;IF([.G677]=&quot;three&quot;;&quot;3&quot;;IF([.G677]=&quot;four&quot;;&quot;4&quot;;IF([.G677]=&quot;five&quot;;&quot;5&quot;;IF([.G677]=&quot;six&quot;;&quot;6&quot;;IF([.G677]=&quot;seven&quot;;&quot;7&quot;;IF([.G677]=&quot;eight&quot;;&quot;8&quot;;IF([.G677]=&quot;nine&quot;;&quot;9&quot;;IF([.G677]=&quot;zero&quot;;&quot;0&quot;;VALUE([.G677]))))))))))))" office:value-type="float" office:value="6" calcext:value-type="float">
            <text:p>6</text:p>
          </table:table-cell>
          <table:table-cell table:style-name="ce7" table:formula="of:=IF(ISNA([.H677]);&quot;&quot;;IF([.H677]=&quot;eno&quot;;&quot;1&quot;;IF([.H677]=&quot;owt&quot;;&quot;2&quot;;IF([.H677]=&quot;eerht&quot;;&quot;3&quot;;IF([.H677]=&quot;ruof&quot;;&quot;4&quot;;IF([.H677]=&quot;evif&quot;;&quot;5&quot;;IF([.H677]=&quot;xis&quot;;&quot;6&quot;;IF([.H677]=&quot;neves&quot;;&quot;7&quot;;IF([.H677]=&quot;thgie&quot;;&quot;8&quot;;IF([.H677]=&quot;enin&quot;;&quot;9&quot;;IF([.H677]=&quot;orez&quot;;&quot;0&quot;;[.H677])))))))))))" office:value-type="string" office:string-value="6" calcext:value-type="string">
            <text:p>6</text:p>
          </table:table-cell>
          <table:table-cell table:formula="of:=IF(ISNA([.G677]);&quot;&quot;;VALUE(COM.MICROSOFT.CONCAT([.I677:.J677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pnine1</text:p>
          </table:table-cell>
          <table:table-cell table:style-name="ce4" table:formula="of:=ORG.LIBREOFFICE.REGEX([.A678];&quot;\D&quot;;&quot;&quot;;&quot;g&quot;)" office:value-type="string" office:string-value="1" calcext:value-type="string">
            <text:p>1</text:p>
          </table:table-cell>
          <table:table-cell table:formula="of:=LEFT([.B678];1)" office:value-type="string" office:string-value="1" calcext:value-type="string">
            <text:p>1</text:p>
          </table:table-cell>
          <table:table-cell table:style-name="ce5" table:formula="of:=RIGHT([.B678];1)" office:value-type="string" office:string-value="1" calcext:value-type="string">
            <text:p>1</text:p>
          </table:table-cell>
          <table:table-cell table:formula="of:=VALUE(COM.MICROSOFT.CONCAT([.C678];[.D678]))" office:value-type="float" office:value="11" calcext:value-type="float">
            <text:p>11</text:p>
          </table:table-cell>
          <table:table-cell table:style-name="ce14" table:formula="of:=(STRREV([.A678]))" office:value-type="string" office:string-value="1eninpf" calcext:value-type="string">
            <text:p>1eninpf</text:p>
          </table:table-cell>
          <table:table-cell table:formula="of:=ORG.LIBREOFFICE.REGEX([.A67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78];&quot;eno|owt|eerht|ruof|evif|xis|neves|thgie|enin|orez|\d&quot;;;1)" office:value-type="string" office:string-value="1" calcext:value-type="string">
            <text:p>1</text:p>
          </table:table-cell>
          <table:table-cell table:formula="of:=IF(ISNA([.G678]);&quot;&quot;;IF([.G678]=&quot;one&quot;;&quot;1&quot;;IF([.G678]=&quot;two&quot;;&quot;2&quot;;IF([.G678]=&quot;three&quot;;&quot;3&quot;;IF([.G678]=&quot;four&quot;;&quot;4&quot;;IF([.G678]=&quot;five&quot;;&quot;5&quot;;IF([.G678]=&quot;six&quot;;&quot;6&quot;;IF([.G678]=&quot;seven&quot;;&quot;7&quot;;IF([.G678]=&quot;eight&quot;;&quot;8&quot;;IF([.G678]=&quot;nine&quot;;&quot;9&quot;;IF([.G678]=&quot;zero&quot;;&quot;0&quot;;VALUE([.G678]))))))))))))" office:value-type="string" office:string-value="9" calcext:value-type="string">
            <text:p>9</text:p>
          </table:table-cell>
          <table:table-cell table:style-name="ce7" table:formula="of:=IF(ISNA([.H678]);&quot;&quot;;IF([.H678]=&quot;eno&quot;;&quot;1&quot;;IF([.H678]=&quot;owt&quot;;&quot;2&quot;;IF([.H678]=&quot;eerht&quot;;&quot;3&quot;;IF([.H678]=&quot;ruof&quot;;&quot;4&quot;;IF([.H678]=&quot;evif&quot;;&quot;5&quot;;IF([.H678]=&quot;xis&quot;;&quot;6&quot;;IF([.H678]=&quot;neves&quot;;&quot;7&quot;;IF([.H678]=&quot;thgie&quot;;&quot;8&quot;;IF([.H678]=&quot;enin&quot;;&quot;9&quot;;IF([.H678]=&quot;orez&quot;;&quot;0&quot;;[.H678])))))))))))" office:value-type="string" office:string-value="1" calcext:value-type="string">
            <text:p>1</text:p>
          </table:table-cell>
          <table:table-cell table:formula="of:=IF(ISNA([.G678]);&quot;&quot;;VALUE(COM.MICROSOFT.CONCAT([.I678:.J678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hreelonemfbqvssxkbmglt</text:p>
          </table:table-cell>
          <table:table-cell table:style-name="ce4" table:formula="of:=ORG.LIBREOFFICE.REGEX([.A679];&quot;\D&quot;;&quot;&quot;;&quot;g&quot;)" office:value-type="string" office:string-value="5" calcext:value-type="string">
            <text:p>5</text:p>
          </table:table-cell>
          <table:table-cell table:formula="of:=LEFT([.B679];1)" office:value-type="string" office:string-value="5" calcext:value-type="string">
            <text:p>5</text:p>
          </table:table-cell>
          <table:table-cell table:style-name="ce5" table:formula="of:=RIGHT([.B679];1)" office:value-type="string" office:string-value="5" calcext:value-type="string">
            <text:p>5</text:p>
          </table:table-cell>
          <table:table-cell table:formula="of:=VALUE(COM.MICROSOFT.CONCAT([.C679];[.D679]))" office:value-type="float" office:value="55" calcext:value-type="float">
            <text:p>55</text:p>
          </table:table-cell>
          <table:table-cell table:style-name="ce14" table:formula="of:=(STRREV([.A679]))" office:value-type="string" office:string-value="tlgmbkxssvqbfmenoleerht5" calcext:value-type="string">
            <text:p>tlgmbkxssvqbfmenoleerht5</text:p>
          </table:table-cell>
          <table:table-cell table:formula="of:=ORG.LIBREOFFICE.REGEX([.A67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79];&quot;eno|owt|eerht|ruof|evif|xis|neves|thgie|enin|orez|\d&quot;;;1)" office:value-type="string" office:string-value="eno" calcext:value-type="string">
            <text:p>eno</text:p>
          </table:table-cell>
          <table:table-cell table:formula="of:=IF(ISNA([.G679]);&quot;&quot;;IF([.G679]=&quot;one&quot;;&quot;1&quot;;IF([.G679]=&quot;two&quot;;&quot;2&quot;;IF([.G679]=&quot;three&quot;;&quot;3&quot;;IF([.G679]=&quot;four&quot;;&quot;4&quot;;IF([.G679]=&quot;five&quot;;&quot;5&quot;;IF([.G679]=&quot;six&quot;;&quot;6&quot;;IF([.G679]=&quot;seven&quot;;&quot;7&quot;;IF([.G679]=&quot;eight&quot;;&quot;8&quot;;IF([.G679]=&quot;nine&quot;;&quot;9&quot;;IF([.G679]=&quot;zero&quot;;&quot;0&quot;;VALUE([.G679]))))))))))))" office:value-type="float" office:value="5" calcext:value-type="float">
            <text:p>5</text:p>
          </table:table-cell>
          <table:table-cell table:style-name="ce7" table:formula="of:=IF(ISNA([.H679]);&quot;&quot;;IF([.H679]=&quot;eno&quot;;&quot;1&quot;;IF([.H679]=&quot;owt&quot;;&quot;2&quot;;IF([.H679]=&quot;eerht&quot;;&quot;3&quot;;IF([.H679]=&quot;ruof&quot;;&quot;4&quot;;IF([.H679]=&quot;evif&quot;;&quot;5&quot;;IF([.H679]=&quot;xis&quot;;&quot;6&quot;;IF([.H679]=&quot;neves&quot;;&quot;7&quot;;IF([.H679]=&quot;thgie&quot;;&quot;8&quot;;IF([.H679]=&quot;enin&quot;;&quot;9&quot;;IF([.H679]=&quot;orez&quot;;&quot;0&quot;;[.H679])))))))))))" office:value-type="string" office:string-value="1" calcext:value-type="string">
            <text:p>1</text:p>
          </table:table-cell>
          <table:table-cell table:formula="of:=IF(ISNA([.G679]);&quot;&quot;;VALUE(COM.MICROSOFT.CONCAT([.I679:.J67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zkxhjh5fournine</text:p>
          </table:table-cell>
          <table:table-cell table:style-name="ce4" table:formula="of:=ORG.LIBREOFFICE.REGEX([.A680];&quot;\D&quot;;&quot;&quot;;&quot;g&quot;)" office:value-type="string" office:string-value="15" calcext:value-type="string">
            <text:p>15</text:p>
          </table:table-cell>
          <table:table-cell table:formula="of:=LEFT([.B680];1)" office:value-type="string" office:string-value="1" calcext:value-type="string">
            <text:p>1</text:p>
          </table:table-cell>
          <table:table-cell table:style-name="ce5" table:formula="of:=RIGHT([.B680];1)" office:value-type="string" office:string-value="5" calcext:value-type="string">
            <text:p>5</text:p>
          </table:table-cell>
          <table:table-cell table:formula="of:=VALUE(COM.MICROSOFT.CONCAT([.C680];[.D680]))" office:value-type="float" office:value="15" calcext:value-type="float">
            <text:p>15</text:p>
          </table:table-cell>
          <table:table-cell table:style-name="ce14" table:formula="of:=(STRREV([.A680]))" office:value-type="string" office:string-value="eninruof5hjhxkz1" calcext:value-type="string">
            <text:p>eninruof5hjhxkz1</text:p>
          </table:table-cell>
          <table:table-cell table:formula="of:=ORG.LIBREOFFICE.REGEX([.A68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80];&quot;eno|owt|eerht|ruof|evif|xis|neves|thgie|enin|orez|\d&quot;;;1)" office:value-type="string" office:string-value="enin" calcext:value-type="string">
            <text:p>enin</text:p>
          </table:table-cell>
          <table:table-cell table:formula="of:=IF(ISNA([.G680]);&quot;&quot;;IF([.G680]=&quot;one&quot;;&quot;1&quot;;IF([.G680]=&quot;two&quot;;&quot;2&quot;;IF([.G680]=&quot;three&quot;;&quot;3&quot;;IF([.G680]=&quot;four&quot;;&quot;4&quot;;IF([.G680]=&quot;five&quot;;&quot;5&quot;;IF([.G680]=&quot;six&quot;;&quot;6&quot;;IF([.G680]=&quot;seven&quot;;&quot;7&quot;;IF([.G680]=&quot;eight&quot;;&quot;8&quot;;IF([.G680]=&quot;nine&quot;;&quot;9&quot;;IF([.G680]=&quot;zero&quot;;&quot;0&quot;;VALUE([.G680]))))))))))))" office:value-type="float" office:value="1" calcext:value-type="float">
            <text:p>1</text:p>
          </table:table-cell>
          <table:table-cell table:style-name="ce7" table:formula="of:=IF(ISNA([.H680]);&quot;&quot;;IF([.H680]=&quot;eno&quot;;&quot;1&quot;;IF([.H680]=&quot;owt&quot;;&quot;2&quot;;IF([.H680]=&quot;eerht&quot;;&quot;3&quot;;IF([.H680]=&quot;ruof&quot;;&quot;4&quot;;IF([.H680]=&quot;evif&quot;;&quot;5&quot;;IF([.H680]=&quot;xis&quot;;&quot;6&quot;;IF([.H680]=&quot;neves&quot;;&quot;7&quot;;IF([.H680]=&quot;thgie&quot;;&quot;8&quot;;IF([.H680]=&quot;enin&quot;;&quot;9&quot;;IF([.H680]=&quot;orez&quot;;&quot;0&quot;;[.H680])))))))))))" office:value-type="string" office:string-value="9" calcext:value-type="string">
            <text:p>9</text:p>
          </table:table-cell>
          <table:table-cell table:formula="of:=IF(ISNA([.G680]);&quot;&quot;;VALUE(COM.MICROSOFT.CONCAT([.I680:.J680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xbczzqhcthree3sixeight</text:p>
          </table:table-cell>
          <table:table-cell table:style-name="ce4" table:formula="of:=ORG.LIBREOFFICE.REGEX([.A681];&quot;\D&quot;;&quot;&quot;;&quot;g&quot;)" office:value-type="string" office:string-value="3" calcext:value-type="string">
            <text:p>3</text:p>
          </table:table-cell>
          <table:table-cell table:formula="of:=LEFT([.B681];1)" office:value-type="string" office:string-value="3" calcext:value-type="string">
            <text:p>3</text:p>
          </table:table-cell>
          <table:table-cell table:style-name="ce5" table:formula="of:=RIGHT([.B681];1)" office:value-type="string" office:string-value="3" calcext:value-type="string">
            <text:p>3</text:p>
          </table:table-cell>
          <table:table-cell table:formula="of:=VALUE(COM.MICROSOFT.CONCAT([.C681];[.D681]))" office:value-type="float" office:value="33" calcext:value-type="float">
            <text:p>33</text:p>
          </table:table-cell>
          <table:table-cell table:style-name="ce14" table:formula="of:=(STRREV([.A681]))" office:value-type="string" office:string-value="thgiexis3eerhtchqzzcbxowt" calcext:value-type="string">
            <text:p>thgiexis3eerhtchqzzcbxowt</text:p>
          </table:table-cell>
          <table:table-cell table:formula="of:=ORG.LIBREOFFICE.REGEX([.A68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8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81]);&quot;&quot;;IF([.G681]=&quot;one&quot;;&quot;1&quot;;IF([.G681]=&quot;two&quot;;&quot;2&quot;;IF([.G681]=&quot;three&quot;;&quot;3&quot;;IF([.G681]=&quot;four&quot;;&quot;4&quot;;IF([.G681]=&quot;five&quot;;&quot;5&quot;;IF([.G681]=&quot;six&quot;;&quot;6&quot;;IF([.G681]=&quot;seven&quot;;&quot;7&quot;;IF([.G681]=&quot;eight&quot;;&quot;8&quot;;IF([.G681]=&quot;nine&quot;;&quot;9&quot;;IF([.G681]=&quot;zero&quot;;&quot;0&quot;;VALUE([.G681]))))))))))))" office:value-type="string" office:string-value="2" calcext:value-type="string">
            <text:p>2</text:p>
          </table:table-cell>
          <table:table-cell table:style-name="ce7" table:formula="of:=IF(ISNA([.H681]);&quot;&quot;;IF([.H681]=&quot;eno&quot;;&quot;1&quot;;IF([.H681]=&quot;owt&quot;;&quot;2&quot;;IF([.H681]=&quot;eerht&quot;;&quot;3&quot;;IF([.H681]=&quot;ruof&quot;;&quot;4&quot;;IF([.H681]=&quot;evif&quot;;&quot;5&quot;;IF([.H681]=&quot;xis&quot;;&quot;6&quot;;IF([.H681]=&quot;neves&quot;;&quot;7&quot;;IF([.H681]=&quot;thgie&quot;;&quot;8&quot;;IF([.H681]=&quot;enin&quot;;&quot;9&quot;;IF([.H681]=&quot;orez&quot;;&quot;0&quot;;[.H681])))))))))))" office:value-type="string" office:string-value="8" calcext:value-type="string">
            <text:p>8</text:p>
          </table:table-cell>
          <table:table-cell table:formula="of:=IF(ISNA([.G681]);&quot;&quot;;VALUE(COM.MICROSOFT.CONCAT([.I681:.J681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gdktpzlxzkxnine</text:p>
          </table:table-cell>
          <table:table-cell table:style-name="ce4" table:formula="of:=ORG.LIBREOFFICE.REGEX([.A682];&quot;\D&quot;;&quot;&quot;;&quot;g&quot;)" office:value-type="string" office:string-value="4" calcext:value-type="string">
            <text:p>4</text:p>
          </table:table-cell>
          <table:table-cell table:formula="of:=LEFT([.B682];1)" office:value-type="string" office:string-value="4" calcext:value-type="string">
            <text:p>4</text:p>
          </table:table-cell>
          <table:table-cell table:style-name="ce5" table:formula="of:=RIGHT([.B682];1)" office:value-type="string" office:string-value="4" calcext:value-type="string">
            <text:p>4</text:p>
          </table:table-cell>
          <table:table-cell table:formula="of:=VALUE(COM.MICROSOFT.CONCAT([.C682];[.D682]))" office:value-type="float" office:value="44" calcext:value-type="float">
            <text:p>44</text:p>
          </table:table-cell>
          <table:table-cell table:style-name="ce14" table:formula="of:=(STRREV([.A682]))" office:value-type="string" office:string-value="eninxkzxlzptkdg4" calcext:value-type="string">
            <text:p>eninxkzxlzptkdg4</text:p>
          </table:table-cell>
          <table:table-cell table:formula="of:=ORG.LIBREOFFICE.REGEX([.A68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82];&quot;eno|owt|eerht|ruof|evif|xis|neves|thgie|enin|orez|\d&quot;;;1)" office:value-type="string" office:string-value="enin" calcext:value-type="string">
            <text:p>enin</text:p>
          </table:table-cell>
          <table:table-cell table:formula="of:=IF(ISNA([.G682]);&quot;&quot;;IF([.G682]=&quot;one&quot;;&quot;1&quot;;IF([.G682]=&quot;two&quot;;&quot;2&quot;;IF([.G682]=&quot;three&quot;;&quot;3&quot;;IF([.G682]=&quot;four&quot;;&quot;4&quot;;IF([.G682]=&quot;five&quot;;&quot;5&quot;;IF([.G682]=&quot;six&quot;;&quot;6&quot;;IF([.G682]=&quot;seven&quot;;&quot;7&quot;;IF([.G682]=&quot;eight&quot;;&quot;8&quot;;IF([.G682]=&quot;nine&quot;;&quot;9&quot;;IF([.G682]=&quot;zero&quot;;&quot;0&quot;;VALUE([.G682]))))))))))))" office:value-type="float" office:value="4" calcext:value-type="float">
            <text:p>4</text:p>
          </table:table-cell>
          <table:table-cell table:style-name="ce7" table:formula="of:=IF(ISNA([.H682]);&quot;&quot;;IF([.H682]=&quot;eno&quot;;&quot;1&quot;;IF([.H682]=&quot;owt&quot;;&quot;2&quot;;IF([.H682]=&quot;eerht&quot;;&quot;3&quot;;IF([.H682]=&quot;ruof&quot;;&quot;4&quot;;IF([.H682]=&quot;evif&quot;;&quot;5&quot;;IF([.H682]=&quot;xis&quot;;&quot;6&quot;;IF([.H682]=&quot;neves&quot;;&quot;7&quot;;IF([.H682]=&quot;thgie&quot;;&quot;8&quot;;IF([.H682]=&quot;enin&quot;;&quot;9&quot;;IF([.H682]=&quot;orez&quot;;&quot;0&quot;;[.H682])))))))))))" office:value-type="string" office:string-value="9" calcext:value-type="string">
            <text:p>9</text:p>
          </table:table-cell>
          <table:table-cell table:formula="of:=IF(ISNA([.G682]);&quot;&quot;;VALUE(COM.MICROSOFT.CONCAT([.I682:.J682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fivenineplttv8seventwoggsmztd6</text:p>
          </table:table-cell>
          <table:table-cell table:style-name="ce4" table:formula="of:=ORG.LIBREOFFICE.REGEX([.A683];&quot;\D&quot;;&quot;&quot;;&quot;g&quot;)" office:value-type="string" office:string-value="86" calcext:value-type="string">
            <text:p>86</text:p>
          </table:table-cell>
          <table:table-cell table:formula="of:=LEFT([.B683];1)" office:value-type="string" office:string-value="8" calcext:value-type="string">
            <text:p>8</text:p>
          </table:table-cell>
          <table:table-cell table:style-name="ce5" table:formula="of:=RIGHT([.B683];1)" office:value-type="string" office:string-value="6" calcext:value-type="string">
            <text:p>6</text:p>
          </table:table-cell>
          <table:table-cell table:formula="of:=VALUE(COM.MICROSOFT.CONCAT([.C683];[.D683]))" office:value-type="float" office:value="86" calcext:value-type="float">
            <text:p>86</text:p>
          </table:table-cell>
          <table:table-cell table:style-name="ce14" table:formula="of:=(STRREV([.A683]))" office:value-type="string" office:string-value="6dtzmsggowtneves8vttlpeninevifenin" calcext:value-type="string">
            <text:p>6dtzmsggowtneves8vttlpeninevifenin</text:p>
          </table:table-cell>
          <table:table-cell table:formula="of:=ORG.LIBREOFFICE.REGEX([.A68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83];&quot;eno|owt|eerht|ruof|evif|xis|neves|thgie|enin|orez|\d&quot;;;1)" office:value-type="string" office:string-value="6" calcext:value-type="string">
            <text:p>6</text:p>
          </table:table-cell>
          <table:table-cell table:formula="of:=IF(ISNA([.G683]);&quot;&quot;;IF([.G683]=&quot;one&quot;;&quot;1&quot;;IF([.G683]=&quot;two&quot;;&quot;2&quot;;IF([.G683]=&quot;three&quot;;&quot;3&quot;;IF([.G683]=&quot;four&quot;;&quot;4&quot;;IF([.G683]=&quot;five&quot;;&quot;5&quot;;IF([.G683]=&quot;six&quot;;&quot;6&quot;;IF([.G683]=&quot;seven&quot;;&quot;7&quot;;IF([.G683]=&quot;eight&quot;;&quot;8&quot;;IF([.G683]=&quot;nine&quot;;&quot;9&quot;;IF([.G683]=&quot;zero&quot;;&quot;0&quot;;VALUE([.G683]))))))))))))" office:value-type="string" office:string-value="9" calcext:value-type="string">
            <text:p>9</text:p>
          </table:table-cell>
          <table:table-cell table:style-name="ce7" table:formula="of:=IF(ISNA([.H683]);&quot;&quot;;IF([.H683]=&quot;eno&quot;;&quot;1&quot;;IF([.H683]=&quot;owt&quot;;&quot;2&quot;;IF([.H683]=&quot;eerht&quot;;&quot;3&quot;;IF([.H683]=&quot;ruof&quot;;&quot;4&quot;;IF([.H683]=&quot;evif&quot;;&quot;5&quot;;IF([.H683]=&quot;xis&quot;;&quot;6&quot;;IF([.H683]=&quot;neves&quot;;&quot;7&quot;;IF([.H683]=&quot;thgie&quot;;&quot;8&quot;;IF([.H683]=&quot;enin&quot;;&quot;9&quot;;IF([.H683]=&quot;orez&quot;;&quot;0&quot;;[.H683])))))))))))" office:value-type="string" office:string-value="6" calcext:value-type="string">
            <text:p>6</text:p>
          </table:table-cell>
          <table:table-cell table:formula="of:=IF(ISNA([.G683]);&quot;&quot;;VALUE(COM.MICROSOFT.CONCAT([.I683:.J683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pr3qpzf7seveneightfour7</text:p>
          </table:table-cell>
          <table:table-cell table:style-name="ce4" table:formula="of:=ORG.LIBREOFFICE.REGEX([.A684];&quot;\D&quot;;&quot;&quot;;&quot;g&quot;)" office:value-type="string" office:string-value="377" calcext:value-type="string">
            <text:p>377</text:p>
          </table:table-cell>
          <table:table-cell table:formula="of:=LEFT([.B684];1)" office:value-type="string" office:string-value="3" calcext:value-type="string">
            <text:p>3</text:p>
          </table:table-cell>
          <table:table-cell table:style-name="ce5" table:formula="of:=RIGHT([.B684];1)" office:value-type="string" office:string-value="7" calcext:value-type="string">
            <text:p>7</text:p>
          </table:table-cell>
          <table:table-cell table:formula="of:=VALUE(COM.MICROSOFT.CONCAT([.C684];[.D684]))" office:value-type="float" office:value="37" calcext:value-type="float">
            <text:p>37</text:p>
          </table:table-cell>
          <table:table-cell table:style-name="ce14" table:formula="of:=(STRREV([.A684]))" office:value-type="string" office:string-value="7ruofthgieneves7fzpq3rpeno" calcext:value-type="string">
            <text:p>7ruofthgieneves7fzpq3rpeno</text:p>
          </table:table-cell>
          <table:table-cell table:formula="of:=ORG.LIBREOFFICE.REGEX([.A68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84];&quot;eno|owt|eerht|ruof|evif|xis|neves|thgie|enin|orez|\d&quot;;;1)" office:value-type="string" office:string-value="7" calcext:value-type="string">
            <text:p>7</text:p>
          </table:table-cell>
          <table:table-cell table:formula="of:=IF(ISNA([.G684]);&quot;&quot;;IF([.G684]=&quot;one&quot;;&quot;1&quot;;IF([.G684]=&quot;two&quot;;&quot;2&quot;;IF([.G684]=&quot;three&quot;;&quot;3&quot;;IF([.G684]=&quot;four&quot;;&quot;4&quot;;IF([.G684]=&quot;five&quot;;&quot;5&quot;;IF([.G684]=&quot;six&quot;;&quot;6&quot;;IF([.G684]=&quot;seven&quot;;&quot;7&quot;;IF([.G684]=&quot;eight&quot;;&quot;8&quot;;IF([.G684]=&quot;nine&quot;;&quot;9&quot;;IF([.G684]=&quot;zero&quot;;&quot;0&quot;;VALUE([.G684]))))))))))))" office:value-type="string" office:string-value="1" calcext:value-type="string">
            <text:p>1</text:p>
          </table:table-cell>
          <table:table-cell table:style-name="ce7" table:formula="of:=IF(ISNA([.H684]);&quot;&quot;;IF([.H684]=&quot;eno&quot;;&quot;1&quot;;IF([.H684]=&quot;owt&quot;;&quot;2&quot;;IF([.H684]=&quot;eerht&quot;;&quot;3&quot;;IF([.H684]=&quot;ruof&quot;;&quot;4&quot;;IF([.H684]=&quot;evif&quot;;&quot;5&quot;;IF([.H684]=&quot;xis&quot;;&quot;6&quot;;IF([.H684]=&quot;neves&quot;;&quot;7&quot;;IF([.H684]=&quot;thgie&quot;;&quot;8&quot;;IF([.H684]=&quot;enin&quot;;&quot;9&quot;;IF([.H684]=&quot;orez&quot;;&quot;0&quot;;[.H684])))))))))))" office:value-type="string" office:string-value="7" calcext:value-type="string">
            <text:p>7</text:p>
          </table:table-cell>
          <table:table-cell table:formula="of:=IF(ISNA([.G684]);&quot;&quot;;VALUE(COM.MICROSOFT.CONCAT([.I684:.J684])))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dfpsssrczgzgmxlpmqb2zjjllrqstnine3threemqtzz1</text:p>
          </table:table-cell>
          <table:table-cell table:style-name="ce4" table:formula="of:=ORG.LIBREOFFICE.REGEX([.A685];&quot;\D&quot;;&quot;&quot;;&quot;g&quot;)" office:value-type="string" office:string-value="231" calcext:value-type="string">
            <text:p>231</text:p>
          </table:table-cell>
          <table:table-cell table:formula="of:=LEFT([.B685];1)" office:value-type="string" office:string-value="2" calcext:value-type="string">
            <text:p>2</text:p>
          </table:table-cell>
          <table:table-cell table:style-name="ce5" table:formula="of:=RIGHT([.B685];1)" office:value-type="string" office:string-value="1" calcext:value-type="string">
            <text:p>1</text:p>
          </table:table-cell>
          <table:table-cell table:formula="of:=VALUE(COM.MICROSOFT.CONCAT([.C685];[.D685]))" office:value-type="float" office:value="21" calcext:value-type="float">
            <text:p>21</text:p>
          </table:table-cell>
          <table:table-cell table:style-name="ce14" table:formula="of:=(STRREV([.A685]))" office:value-type="string" office:string-value="1zztqmeerht3enintsqrlljjz2bqmplxmgzgzcrssspfdt" calcext:value-type="string">
            <text:p>1zztqmeerht3enintsqrlljjz2bqmplxmgzgzcrssspfdt</text:p>
          </table:table-cell>
          <table:table-cell table:formula="of:=ORG.LIBREOFFICE.REGEX([.A68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85];&quot;eno|owt|eerht|ruof|evif|xis|neves|thgie|enin|orez|\d&quot;;;1)" office:value-type="string" office:string-value="1" calcext:value-type="string">
            <text:p>1</text:p>
          </table:table-cell>
          <table:table-cell table:formula="of:=IF(ISNA([.G685]);&quot;&quot;;IF([.G685]=&quot;one&quot;;&quot;1&quot;;IF([.G685]=&quot;two&quot;;&quot;2&quot;;IF([.G685]=&quot;three&quot;;&quot;3&quot;;IF([.G685]=&quot;four&quot;;&quot;4&quot;;IF([.G685]=&quot;five&quot;;&quot;5&quot;;IF([.G685]=&quot;six&quot;;&quot;6&quot;;IF([.G685]=&quot;seven&quot;;&quot;7&quot;;IF([.G685]=&quot;eight&quot;;&quot;8&quot;;IF([.G685]=&quot;nine&quot;;&quot;9&quot;;IF([.G685]=&quot;zero&quot;;&quot;0&quot;;VALUE([.G685]))))))))))))" office:value-type="float" office:value="2" calcext:value-type="float">
            <text:p>2</text:p>
          </table:table-cell>
          <table:table-cell table:style-name="ce7" table:formula="of:=IF(ISNA([.H685]);&quot;&quot;;IF([.H685]=&quot;eno&quot;;&quot;1&quot;;IF([.H685]=&quot;owt&quot;;&quot;2&quot;;IF([.H685]=&quot;eerht&quot;;&quot;3&quot;;IF([.H685]=&quot;ruof&quot;;&quot;4&quot;;IF([.H685]=&quot;evif&quot;;&quot;5&quot;;IF([.H685]=&quot;xis&quot;;&quot;6&quot;;IF([.H685]=&quot;neves&quot;;&quot;7&quot;;IF([.H685]=&quot;thgie&quot;;&quot;8&quot;;IF([.H685]=&quot;enin&quot;;&quot;9&quot;;IF([.H685]=&quot;orez&quot;;&quot;0&quot;;[.H685])))))))))))" office:value-type="string" office:string-value="1" calcext:value-type="string">
            <text:p>1</text:p>
          </table:table-cell>
          <table:table-cell table:formula="of:=IF(ISNA([.G685]);&quot;&quot;;VALUE(COM.MICROSOFT.CONCAT([.I685:.J68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inetwohsztwomvzdrdtsz4seventwo</text:p>
          </table:table-cell>
          <table:table-cell table:style-name="ce4" table:formula="of:=ORG.LIBREOFFICE.REGEX([.A686];&quot;\D&quot;;&quot;&quot;;&quot;g&quot;)" office:value-type="string" office:string-value="4" calcext:value-type="string">
            <text:p>4</text:p>
          </table:table-cell>
          <table:table-cell table:formula="of:=LEFT([.B686];1)" office:value-type="string" office:string-value="4" calcext:value-type="string">
            <text:p>4</text:p>
          </table:table-cell>
          <table:table-cell table:style-name="ce5" table:formula="of:=RIGHT([.B686];1)" office:value-type="string" office:string-value="4" calcext:value-type="string">
            <text:p>4</text:p>
          </table:table-cell>
          <table:table-cell table:formula="of:=VALUE(COM.MICROSOFT.CONCAT([.C686];[.D686]))" office:value-type="float" office:value="44" calcext:value-type="float">
            <text:p>44</text:p>
          </table:table-cell>
          <table:table-cell table:style-name="ce14" table:formula="of:=(STRREV([.A686]))" office:value-type="string" office:string-value="owtneves4zstdrdzvmowtzshowteninneves" calcext:value-type="string">
            <text:p>owtneves4zstdrdzvmowtzshowteninneves</text:p>
          </table:table-cell>
          <table:table-cell table:formula="of:=ORG.LIBREOFFICE.REGEX([.A68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86];&quot;eno|owt|eerht|ruof|evif|xis|neves|thgie|enin|orez|\d&quot;;;1)" office:value-type="string" office:string-value="owt" calcext:value-type="string">
            <text:p>owt</text:p>
          </table:table-cell>
          <table:table-cell table:formula="of:=IF(ISNA([.G686]);&quot;&quot;;IF([.G686]=&quot;one&quot;;&quot;1&quot;;IF([.G686]=&quot;two&quot;;&quot;2&quot;;IF([.G686]=&quot;three&quot;;&quot;3&quot;;IF([.G686]=&quot;four&quot;;&quot;4&quot;;IF([.G686]=&quot;five&quot;;&quot;5&quot;;IF([.G686]=&quot;six&quot;;&quot;6&quot;;IF([.G686]=&quot;seven&quot;;&quot;7&quot;;IF([.G686]=&quot;eight&quot;;&quot;8&quot;;IF([.G686]=&quot;nine&quot;;&quot;9&quot;;IF([.G686]=&quot;zero&quot;;&quot;0&quot;;VALUE([.G686]))))))))))))" office:value-type="string" office:string-value="7" calcext:value-type="string">
            <text:p>7</text:p>
          </table:table-cell>
          <table:table-cell table:style-name="ce7" table:formula="of:=IF(ISNA([.H686]);&quot;&quot;;IF([.H686]=&quot;eno&quot;;&quot;1&quot;;IF([.H686]=&quot;owt&quot;;&quot;2&quot;;IF([.H686]=&quot;eerht&quot;;&quot;3&quot;;IF([.H686]=&quot;ruof&quot;;&quot;4&quot;;IF([.H686]=&quot;evif&quot;;&quot;5&quot;;IF([.H686]=&quot;xis&quot;;&quot;6&quot;;IF([.H686]=&quot;neves&quot;;&quot;7&quot;;IF([.H686]=&quot;thgie&quot;;&quot;8&quot;;IF([.H686]=&quot;enin&quot;;&quot;9&quot;;IF([.H686]=&quot;orez&quot;;&quot;0&quot;;[.H686])))))))))))" office:value-type="string" office:string-value="2" calcext:value-type="string">
            <text:p>2</text:p>
          </table:table-cell>
          <table:table-cell table:formula="of:=IF(ISNA([.G686]);&quot;&quot;;VALUE(COM.MICROSOFT.CONCAT([.I686:.J686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lgsljspp1kpjpjh6six</text:p>
          </table:table-cell>
          <table:table-cell table:style-name="ce4" table:formula="of:=ORG.LIBREOFFICE.REGEX([.A687];&quot;\D&quot;;&quot;&quot;;&quot;g&quot;)" office:value-type="string" office:string-value="216" calcext:value-type="string">
            <text:p>216</text:p>
          </table:table-cell>
          <table:table-cell table:formula="of:=LEFT([.B687];1)" office:value-type="string" office:string-value="2" calcext:value-type="string">
            <text:p>2</text:p>
          </table:table-cell>
          <table:table-cell table:style-name="ce5" table:formula="of:=RIGHT([.B687];1)" office:value-type="string" office:string-value="6" calcext:value-type="string">
            <text:p>6</text:p>
          </table:table-cell>
          <table:table-cell table:formula="of:=VALUE(COM.MICROSOFT.CONCAT([.C687];[.D687]))" office:value-type="float" office:value="26" calcext:value-type="float">
            <text:p>26</text:p>
          </table:table-cell>
          <table:table-cell table:style-name="ce14" table:formula="of:=(STRREV([.A687]))" office:value-type="string" office:string-value="xis6hjpjpk1ppsjlsgl2" calcext:value-type="string">
            <text:p>xis6hjpjpk1ppsjlsgl2</text:p>
          </table:table-cell>
          <table:table-cell table:formula="of:=ORG.LIBREOFFICE.REGEX([.A68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87];&quot;eno|owt|eerht|ruof|evif|xis|neves|thgie|enin|orez|\d&quot;;;1)" office:value-type="string" office:string-value="xis" calcext:value-type="string">
            <text:p>xis</text:p>
          </table:table-cell>
          <table:table-cell table:formula="of:=IF(ISNA([.G687]);&quot;&quot;;IF([.G687]=&quot;one&quot;;&quot;1&quot;;IF([.G687]=&quot;two&quot;;&quot;2&quot;;IF([.G687]=&quot;three&quot;;&quot;3&quot;;IF([.G687]=&quot;four&quot;;&quot;4&quot;;IF([.G687]=&quot;five&quot;;&quot;5&quot;;IF([.G687]=&quot;six&quot;;&quot;6&quot;;IF([.G687]=&quot;seven&quot;;&quot;7&quot;;IF([.G687]=&quot;eight&quot;;&quot;8&quot;;IF([.G687]=&quot;nine&quot;;&quot;9&quot;;IF([.G687]=&quot;zero&quot;;&quot;0&quot;;VALUE([.G687]))))))))))))" office:value-type="float" office:value="2" calcext:value-type="float">
            <text:p>2</text:p>
          </table:table-cell>
          <table:table-cell table:style-name="ce7" table:formula="of:=IF(ISNA([.H687]);&quot;&quot;;IF([.H687]=&quot;eno&quot;;&quot;1&quot;;IF([.H687]=&quot;owt&quot;;&quot;2&quot;;IF([.H687]=&quot;eerht&quot;;&quot;3&quot;;IF([.H687]=&quot;ruof&quot;;&quot;4&quot;;IF([.H687]=&quot;evif&quot;;&quot;5&quot;;IF([.H687]=&quot;xis&quot;;&quot;6&quot;;IF([.H687]=&quot;neves&quot;;&quot;7&quot;;IF([.H687]=&quot;thgie&quot;;&quot;8&quot;;IF([.H687]=&quot;enin&quot;;&quot;9&quot;;IF([.H687]=&quot;orez&quot;;&quot;0&quot;;[.H687])))))))))))" office:value-type="string" office:string-value="6" calcext:value-type="string">
            <text:p>6</text:p>
          </table:table-cell>
          <table:table-cell table:formula="of:=IF(ISNA([.G687]);&quot;&quot;;VALUE(COM.MICROSOFT.CONCAT([.I687:.J68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z8four5lkcxzr</text:p>
          </table:table-cell>
          <table:table-cell table:style-name="ce4" table:formula="of:=ORG.LIBREOFFICE.REGEX([.A688];&quot;\D&quot;;&quot;&quot;;&quot;g&quot;)" office:value-type="string" office:string-value="85" calcext:value-type="string">
            <text:p>85</text:p>
          </table:table-cell>
          <table:table-cell table:formula="of:=LEFT([.B688];1)" office:value-type="string" office:string-value="8" calcext:value-type="string">
            <text:p>8</text:p>
          </table:table-cell>
          <table:table-cell table:style-name="ce5" table:formula="of:=RIGHT([.B688];1)" office:value-type="string" office:string-value="5" calcext:value-type="string">
            <text:p>5</text:p>
          </table:table-cell>
          <table:table-cell table:formula="of:=VALUE(COM.MICROSOFT.CONCAT([.C688];[.D688]))" office:value-type="float" office:value="85" calcext:value-type="float">
            <text:p>85</text:p>
          </table:table-cell>
          <table:table-cell table:style-name="ce14" table:formula="of:=(STRREV([.A688]))" office:value-type="string" office:string-value="rzxckl5ruof8zh" calcext:value-type="string">
            <text:p>rzxckl5ruof8zh</text:p>
          </table:table-cell>
          <table:table-cell table:formula="of:=ORG.LIBREOFFICE.REGEX([.A68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88];&quot;eno|owt|eerht|ruof|evif|xis|neves|thgie|enin|orez|\d&quot;;;1)" office:value-type="string" office:string-value="5" calcext:value-type="string">
            <text:p>5</text:p>
          </table:table-cell>
          <table:table-cell table:formula="of:=IF(ISNA([.G688]);&quot;&quot;;IF([.G688]=&quot;one&quot;;&quot;1&quot;;IF([.G688]=&quot;two&quot;;&quot;2&quot;;IF([.G688]=&quot;three&quot;;&quot;3&quot;;IF([.G688]=&quot;four&quot;;&quot;4&quot;;IF([.G688]=&quot;five&quot;;&quot;5&quot;;IF([.G688]=&quot;six&quot;;&quot;6&quot;;IF([.G688]=&quot;seven&quot;;&quot;7&quot;;IF([.G688]=&quot;eight&quot;;&quot;8&quot;;IF([.G688]=&quot;nine&quot;;&quot;9&quot;;IF([.G688]=&quot;zero&quot;;&quot;0&quot;;VALUE([.G688]))))))))))))" office:value-type="float" office:value="8" calcext:value-type="float">
            <text:p>8</text:p>
          </table:table-cell>
          <table:table-cell table:style-name="ce7" table:formula="of:=IF(ISNA([.H688]);&quot;&quot;;IF([.H688]=&quot;eno&quot;;&quot;1&quot;;IF([.H688]=&quot;owt&quot;;&quot;2&quot;;IF([.H688]=&quot;eerht&quot;;&quot;3&quot;;IF([.H688]=&quot;ruof&quot;;&quot;4&quot;;IF([.H688]=&quot;evif&quot;;&quot;5&quot;;IF([.H688]=&quot;xis&quot;;&quot;6&quot;;IF([.H688]=&quot;neves&quot;;&quot;7&quot;;IF([.H688]=&quot;thgie&quot;;&quot;8&quot;;IF([.H688]=&quot;enin&quot;;&quot;9&quot;;IF([.H688]=&quot;orez&quot;;&quot;0&quot;;[.H688])))))))))))" office:value-type="string" office:string-value="5" calcext:value-type="string">
            <text:p>5</text:p>
          </table:table-cell>
          <table:table-cell table:formula="of:=IF(ISNA([.G688]);&quot;&quot;;VALUE(COM.MICROSOFT.CONCAT([.I688:.J688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cmhgftpspbhcj8four</text:p>
          </table:table-cell>
          <table:table-cell table:style-name="ce4" table:formula="of:=ORG.LIBREOFFICE.REGEX([.A689];&quot;\D&quot;;&quot;&quot;;&quot;g&quot;)" office:value-type="string" office:string-value="8" calcext:value-type="string">
            <text:p>8</text:p>
          </table:table-cell>
          <table:table-cell table:formula="of:=LEFT([.B689];1)" office:value-type="string" office:string-value="8" calcext:value-type="string">
            <text:p>8</text:p>
          </table:table-cell>
          <table:table-cell table:style-name="ce5" table:formula="of:=RIGHT([.B689];1)" office:value-type="string" office:string-value="8" calcext:value-type="string">
            <text:p>8</text:p>
          </table:table-cell>
          <table:table-cell table:formula="of:=VALUE(COM.MICROSOFT.CONCAT([.C689];[.D689]))" office:value-type="float" office:value="88" calcext:value-type="float">
            <text:p>88</text:p>
          </table:table-cell>
          <table:table-cell table:style-name="ce14" table:formula="of:=(STRREV([.A689]))" office:value-type="string" office:string-value="ruof8jchbpsptfghmcgh" calcext:value-type="string">
            <text:p>ruof8jchbpsptfghmcgh</text:p>
          </table:table-cell>
          <table:table-cell table:formula="of:=ORG.LIBREOFFICE.REGEX([.A68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89];&quot;eno|owt|eerht|ruof|evif|xis|neves|thgie|enin|orez|\d&quot;;;1)" office:value-type="string" office:string-value="ruof" calcext:value-type="string">
            <text:p>ruof</text:p>
          </table:table-cell>
          <table:table-cell table:formula="of:=IF(ISNA([.G689]);&quot;&quot;;IF([.G689]=&quot;one&quot;;&quot;1&quot;;IF([.G689]=&quot;two&quot;;&quot;2&quot;;IF([.G689]=&quot;three&quot;;&quot;3&quot;;IF([.G689]=&quot;four&quot;;&quot;4&quot;;IF([.G689]=&quot;five&quot;;&quot;5&quot;;IF([.G689]=&quot;six&quot;;&quot;6&quot;;IF([.G689]=&quot;seven&quot;;&quot;7&quot;;IF([.G689]=&quot;eight&quot;;&quot;8&quot;;IF([.G689]=&quot;nine&quot;;&quot;9&quot;;IF([.G689]=&quot;zero&quot;;&quot;0&quot;;VALUE([.G689]))))))))))))" office:value-type="float" office:value="8" calcext:value-type="float">
            <text:p>8</text:p>
          </table:table-cell>
          <table:table-cell table:style-name="ce7" table:formula="of:=IF(ISNA([.H689]);&quot;&quot;;IF([.H689]=&quot;eno&quot;;&quot;1&quot;;IF([.H689]=&quot;owt&quot;;&quot;2&quot;;IF([.H689]=&quot;eerht&quot;;&quot;3&quot;;IF([.H689]=&quot;ruof&quot;;&quot;4&quot;;IF([.H689]=&quot;evif&quot;;&quot;5&quot;;IF([.H689]=&quot;xis&quot;;&quot;6&quot;;IF([.H689]=&quot;neves&quot;;&quot;7&quot;;IF([.H689]=&quot;thgie&quot;;&quot;8&quot;;IF([.H689]=&quot;enin&quot;;&quot;9&quot;;IF([.H689]=&quot;orez&quot;;&quot;0&quot;;[.H689])))))))))))" office:value-type="string" office:string-value="4" calcext:value-type="string">
            <text:p>4</text:p>
          </table:table-cell>
          <table:table-cell table:formula="of:=IF(ISNA([.G689]);&quot;&quot;;VALUE(COM.MICROSOFT.CONCAT([.I689:.J689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2bdstsvsskx6hjhmxlhnonefour7eight</text:p>
          </table:table-cell>
          <table:table-cell table:style-name="ce4" table:formula="of:=ORG.LIBREOFFICE.REGEX([.A690];&quot;\D&quot;;&quot;&quot;;&quot;g&quot;)" office:value-type="string" office:string-value="267" calcext:value-type="string">
            <text:p>267</text:p>
          </table:table-cell>
          <table:table-cell table:formula="of:=LEFT([.B690];1)" office:value-type="string" office:string-value="2" calcext:value-type="string">
            <text:p>2</text:p>
          </table:table-cell>
          <table:table-cell table:style-name="ce5" table:formula="of:=RIGHT([.B690];1)" office:value-type="string" office:string-value="7" calcext:value-type="string">
            <text:p>7</text:p>
          </table:table-cell>
          <table:table-cell table:formula="of:=VALUE(COM.MICROSOFT.CONCAT([.C690];[.D690]))" office:value-type="float" office:value="27" calcext:value-type="float">
            <text:p>27</text:p>
          </table:table-cell>
          <table:table-cell table:style-name="ce14" table:formula="of:=(STRREV([.A690]))" office:value-type="string" office:string-value="thgie7ruofenonhlxmhjh6xkssvstsdb2eerht" calcext:value-type="string">
            <text:p>thgie7ruofenonhlxmhjh6xkssvstsdb2eerht</text:p>
          </table:table-cell>
          <table:table-cell table:formula="of:=ORG.LIBREOFFICE.REGEX([.A69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9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90]);&quot;&quot;;IF([.G690]=&quot;one&quot;;&quot;1&quot;;IF([.G690]=&quot;two&quot;;&quot;2&quot;;IF([.G690]=&quot;three&quot;;&quot;3&quot;;IF([.G690]=&quot;four&quot;;&quot;4&quot;;IF([.G690]=&quot;five&quot;;&quot;5&quot;;IF([.G690]=&quot;six&quot;;&quot;6&quot;;IF([.G690]=&quot;seven&quot;;&quot;7&quot;;IF([.G690]=&quot;eight&quot;;&quot;8&quot;;IF([.G690]=&quot;nine&quot;;&quot;9&quot;;IF([.G690]=&quot;zero&quot;;&quot;0&quot;;VALUE([.G690]))))))))))))" office:value-type="string" office:string-value="3" calcext:value-type="string">
            <text:p>3</text:p>
          </table:table-cell>
          <table:table-cell table:style-name="ce7" table:formula="of:=IF(ISNA([.H690]);&quot;&quot;;IF([.H690]=&quot;eno&quot;;&quot;1&quot;;IF([.H690]=&quot;owt&quot;;&quot;2&quot;;IF([.H690]=&quot;eerht&quot;;&quot;3&quot;;IF([.H690]=&quot;ruof&quot;;&quot;4&quot;;IF([.H690]=&quot;evif&quot;;&quot;5&quot;;IF([.H690]=&quot;xis&quot;;&quot;6&quot;;IF([.H690]=&quot;neves&quot;;&quot;7&quot;;IF([.H690]=&quot;thgie&quot;;&quot;8&quot;;IF([.H690]=&quot;enin&quot;;&quot;9&quot;;IF([.H690]=&quot;orez&quot;;&quot;0&quot;;[.H690])))))))))))" office:value-type="string" office:string-value="8" calcext:value-type="string">
            <text:p>8</text:p>
          </table:table-cell>
          <table:table-cell table:formula="of:=IF(ISNA([.G690]);&quot;&quot;;VALUE(COM.MICROSOFT.CONCAT([.I690:.J69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175cxbsg9eight</text:p>
          </table:table-cell>
          <table:table-cell table:style-name="ce4" table:formula="of:=ORG.LIBREOFFICE.REGEX([.A691];&quot;\D&quot;;&quot;&quot;;&quot;g&quot;)" office:value-type="string" office:string-value="31759" calcext:value-type="string">
            <text:p>31759</text:p>
          </table:table-cell>
          <table:table-cell table:formula="of:=LEFT([.B691];1)" office:value-type="string" office:string-value="3" calcext:value-type="string">
            <text:p>3</text:p>
          </table:table-cell>
          <table:table-cell table:style-name="ce5" table:formula="of:=RIGHT([.B691];1)" office:value-type="string" office:string-value="9" calcext:value-type="string">
            <text:p>9</text:p>
          </table:table-cell>
          <table:table-cell table:formula="of:=VALUE(COM.MICROSOFT.CONCAT([.C691];[.D691]))" office:value-type="float" office:value="39" calcext:value-type="float">
            <text:p>39</text:p>
          </table:table-cell>
          <table:table-cell table:style-name="ce14" table:formula="of:=(STRREV([.A691]))" office:value-type="string" office:string-value="thgie9gsbxc5713" calcext:value-type="string">
            <text:p>thgie9gsbxc5713</text:p>
          </table:table-cell>
          <table:table-cell table:formula="of:=ORG.LIBREOFFICE.REGEX([.A69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9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91]);&quot;&quot;;IF([.G691]=&quot;one&quot;;&quot;1&quot;;IF([.G691]=&quot;two&quot;;&quot;2&quot;;IF([.G691]=&quot;three&quot;;&quot;3&quot;;IF([.G691]=&quot;four&quot;;&quot;4&quot;;IF([.G691]=&quot;five&quot;;&quot;5&quot;;IF([.G691]=&quot;six&quot;;&quot;6&quot;;IF([.G691]=&quot;seven&quot;;&quot;7&quot;;IF([.G691]=&quot;eight&quot;;&quot;8&quot;;IF([.G691]=&quot;nine&quot;;&quot;9&quot;;IF([.G691]=&quot;zero&quot;;&quot;0&quot;;VALUE([.G691]))))))))))))" office:value-type="float" office:value="3" calcext:value-type="float">
            <text:p>3</text:p>
          </table:table-cell>
          <table:table-cell table:style-name="ce7" table:formula="of:=IF(ISNA([.H691]);&quot;&quot;;IF([.H691]=&quot;eno&quot;;&quot;1&quot;;IF([.H691]=&quot;owt&quot;;&quot;2&quot;;IF([.H691]=&quot;eerht&quot;;&quot;3&quot;;IF([.H691]=&quot;ruof&quot;;&quot;4&quot;;IF([.H691]=&quot;evif&quot;;&quot;5&quot;;IF([.H691]=&quot;xis&quot;;&quot;6&quot;;IF([.H691]=&quot;neves&quot;;&quot;7&quot;;IF([.H691]=&quot;thgie&quot;;&quot;8&quot;;IF([.H691]=&quot;enin&quot;;&quot;9&quot;;IF([.H691]=&quot;orez&quot;;&quot;0&quot;;[.H691])))))))))))" office:value-type="string" office:string-value="8" calcext:value-type="string">
            <text:p>8</text:p>
          </table:table-cell>
          <table:table-cell table:formula="of:=IF(ISNA([.G691]);&quot;&quot;;VALUE(COM.MICROSOFT.CONCAT([.I691:.J691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9twoone7</text:p>
          </table:table-cell>
          <table:table-cell table:style-name="ce4" table:formula="of:=ORG.LIBREOFFICE.REGEX([.A692];&quot;\D&quot;;&quot;&quot;;&quot;g&quot;)" office:value-type="string" office:string-value="897" calcext:value-type="string">
            <text:p>897</text:p>
          </table:table-cell>
          <table:table-cell table:formula="of:=LEFT([.B692];1)" office:value-type="string" office:string-value="8" calcext:value-type="string">
            <text:p>8</text:p>
          </table:table-cell>
          <table:table-cell table:style-name="ce5" table:formula="of:=RIGHT([.B692];1)" office:value-type="string" office:string-value="7" calcext:value-type="string">
            <text:p>7</text:p>
          </table:table-cell>
          <table:table-cell table:formula="of:=VALUE(COM.MICROSOFT.CONCAT([.C692];[.D692]))" office:value-type="float" office:value="87" calcext:value-type="float">
            <text:p>87</text:p>
          </table:table-cell>
          <table:table-cell table:style-name="ce14" table:formula="of:=(STRREV([.A692]))" office:value-type="string" office:string-value="7enoowt98eno" calcext:value-type="string">
            <text:p>7enoowt98eno</text:p>
          </table:table-cell>
          <table:table-cell table:formula="of:=ORG.LIBREOFFICE.REGEX([.A69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92];&quot;eno|owt|eerht|ruof|evif|xis|neves|thgie|enin|orez|\d&quot;;;1)" office:value-type="string" office:string-value="7" calcext:value-type="string">
            <text:p>7</text:p>
          </table:table-cell>
          <table:table-cell table:formula="of:=IF(ISNA([.G692]);&quot;&quot;;IF([.G692]=&quot;one&quot;;&quot;1&quot;;IF([.G692]=&quot;two&quot;;&quot;2&quot;;IF([.G692]=&quot;three&quot;;&quot;3&quot;;IF([.G692]=&quot;four&quot;;&quot;4&quot;;IF([.G692]=&quot;five&quot;;&quot;5&quot;;IF([.G692]=&quot;six&quot;;&quot;6&quot;;IF([.G692]=&quot;seven&quot;;&quot;7&quot;;IF([.G692]=&quot;eight&quot;;&quot;8&quot;;IF([.G692]=&quot;nine&quot;;&quot;9&quot;;IF([.G692]=&quot;zero&quot;;&quot;0&quot;;VALUE([.G692]))))))))))))" office:value-type="string" office:string-value="1" calcext:value-type="string">
            <text:p>1</text:p>
          </table:table-cell>
          <table:table-cell table:style-name="ce7" table:formula="of:=IF(ISNA([.H692]);&quot;&quot;;IF([.H692]=&quot;eno&quot;;&quot;1&quot;;IF([.H692]=&quot;owt&quot;;&quot;2&quot;;IF([.H692]=&quot;eerht&quot;;&quot;3&quot;;IF([.H692]=&quot;ruof&quot;;&quot;4&quot;;IF([.H692]=&quot;evif&quot;;&quot;5&quot;;IF([.H692]=&quot;xis&quot;;&quot;6&quot;;IF([.H692]=&quot;neves&quot;;&quot;7&quot;;IF([.H692]=&quot;thgie&quot;;&quot;8&quot;;IF([.H692]=&quot;enin&quot;;&quot;9&quot;;IF([.H692]=&quot;orez&quot;;&quot;0&quot;;[.H692])))))))))))" office:value-type="string" office:string-value="7" calcext:value-type="string">
            <text:p>7</text:p>
          </table:table-cell>
          <table:table-cell table:formula="of:=IF(ISNA([.G692]);&quot;&quot;;VALUE(COM.MICROSOFT.CONCAT([.I692:.J692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jztqb7two</text:p>
          </table:table-cell>
          <table:table-cell table:style-name="ce4" table:formula="of:=ORG.LIBREOFFICE.REGEX([.A693];&quot;\D&quot;;&quot;&quot;;&quot;g&quot;)" office:value-type="string" office:string-value="7" calcext:value-type="string">
            <text:p>7</text:p>
          </table:table-cell>
          <table:table-cell table:formula="of:=LEFT([.B693];1)" office:value-type="string" office:string-value="7" calcext:value-type="string">
            <text:p>7</text:p>
          </table:table-cell>
          <table:table-cell table:style-name="ce5" table:formula="of:=RIGHT([.B693];1)" office:value-type="string" office:string-value="7" calcext:value-type="string">
            <text:p>7</text:p>
          </table:table-cell>
          <table:table-cell table:formula="of:=VALUE(COM.MICROSOFT.CONCAT([.C693];[.D693]))" office:value-type="float" office:value="77" calcext:value-type="float">
            <text:p>77</text:p>
          </table:table-cell>
          <table:table-cell table:style-name="ce14" table:formula="of:=(STRREV([.A693]))" office:value-type="string" office:string-value="owt7bqtzjjc" calcext:value-type="string">
            <text:p>owt7bqtzjjc</text:p>
          </table:table-cell>
          <table:table-cell table:formula="of:=ORG.LIBREOFFICE.REGEX([.A69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93];&quot;eno|owt|eerht|ruof|evif|xis|neves|thgie|enin|orez|\d&quot;;;1)" office:value-type="string" office:string-value="owt" calcext:value-type="string">
            <text:p>owt</text:p>
          </table:table-cell>
          <table:table-cell table:formula="of:=IF(ISNA([.G693]);&quot;&quot;;IF([.G693]=&quot;one&quot;;&quot;1&quot;;IF([.G693]=&quot;two&quot;;&quot;2&quot;;IF([.G693]=&quot;three&quot;;&quot;3&quot;;IF([.G693]=&quot;four&quot;;&quot;4&quot;;IF([.G693]=&quot;five&quot;;&quot;5&quot;;IF([.G693]=&quot;six&quot;;&quot;6&quot;;IF([.G693]=&quot;seven&quot;;&quot;7&quot;;IF([.G693]=&quot;eight&quot;;&quot;8&quot;;IF([.G693]=&quot;nine&quot;;&quot;9&quot;;IF([.G693]=&quot;zero&quot;;&quot;0&quot;;VALUE([.G693]))))))))))))" office:value-type="float" office:value="7" calcext:value-type="float">
            <text:p>7</text:p>
          </table:table-cell>
          <table:table-cell table:style-name="ce7" table:formula="of:=IF(ISNA([.H693]);&quot;&quot;;IF([.H693]=&quot;eno&quot;;&quot;1&quot;;IF([.H693]=&quot;owt&quot;;&quot;2&quot;;IF([.H693]=&quot;eerht&quot;;&quot;3&quot;;IF([.H693]=&quot;ruof&quot;;&quot;4&quot;;IF([.H693]=&quot;evif&quot;;&quot;5&quot;;IF([.H693]=&quot;xis&quot;;&quot;6&quot;;IF([.H693]=&quot;neves&quot;;&quot;7&quot;;IF([.H693]=&quot;thgie&quot;;&quot;8&quot;;IF([.H693]=&quot;enin&quot;;&quot;9&quot;;IF([.H693]=&quot;orez&quot;;&quot;0&quot;;[.H693])))))))))))" office:value-type="string" office:string-value="2" calcext:value-type="string">
            <text:p>2</text:p>
          </table:table-cell>
          <table:table-cell table:formula="of:=IF(ISNA([.G693]);&quot;&quot;;VALUE(COM.MICROSOFT.CONCAT([.I693:.J693])))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7fzkbxrvseven6fbvgmckvjrlklqhlnsevenone8</text:p>
          </table:table-cell>
          <table:table-cell table:style-name="ce4" table:formula="of:=ORG.LIBREOFFICE.REGEX([.A694];&quot;\D&quot;;&quot;&quot;;&quot;g&quot;)" office:value-type="string" office:string-value="768" calcext:value-type="string">
            <text:p>768</text:p>
          </table:table-cell>
          <table:table-cell table:formula="of:=LEFT([.B694];1)" office:value-type="string" office:string-value="7" calcext:value-type="string">
            <text:p>7</text:p>
          </table:table-cell>
          <table:table-cell table:style-name="ce5" table:formula="of:=RIGHT([.B694];1)" office:value-type="string" office:string-value="8" calcext:value-type="string">
            <text:p>8</text:p>
          </table:table-cell>
          <table:table-cell table:formula="of:=VALUE(COM.MICROSOFT.CONCAT([.C694];[.D694]))" office:value-type="float" office:value="78" calcext:value-type="float">
            <text:p>78</text:p>
          </table:table-cell>
          <table:table-cell table:style-name="ce14" table:formula="of:=(STRREV([.A694]))" office:value-type="string" office:string-value="8enonevesnlhqlklrjvkcmgvbf6nevesvrxbkzf7" calcext:value-type="string">
            <text:p>8enonevesnlhqlklrjvkcmgvbf6nevesvrxbkzf7</text:p>
          </table:table-cell>
          <table:table-cell table:formula="of:=ORG.LIBREOFFICE.REGEX([.A69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94];&quot;eno|owt|eerht|ruof|evif|xis|neves|thgie|enin|orez|\d&quot;;;1)" office:value-type="string" office:string-value="8" calcext:value-type="string">
            <text:p>8</text:p>
          </table:table-cell>
          <table:table-cell table:formula="of:=IF(ISNA([.G694]);&quot;&quot;;IF([.G694]=&quot;one&quot;;&quot;1&quot;;IF([.G694]=&quot;two&quot;;&quot;2&quot;;IF([.G694]=&quot;three&quot;;&quot;3&quot;;IF([.G694]=&quot;four&quot;;&quot;4&quot;;IF([.G694]=&quot;five&quot;;&quot;5&quot;;IF([.G694]=&quot;six&quot;;&quot;6&quot;;IF([.G694]=&quot;seven&quot;;&quot;7&quot;;IF([.G694]=&quot;eight&quot;;&quot;8&quot;;IF([.G694]=&quot;nine&quot;;&quot;9&quot;;IF([.G694]=&quot;zero&quot;;&quot;0&quot;;VALUE([.G694]))))))))))))" office:value-type="float" office:value="7" calcext:value-type="float">
            <text:p>7</text:p>
          </table:table-cell>
          <table:table-cell table:style-name="ce7" table:formula="of:=IF(ISNA([.H694]);&quot;&quot;;IF([.H694]=&quot;eno&quot;;&quot;1&quot;;IF([.H694]=&quot;owt&quot;;&quot;2&quot;;IF([.H694]=&quot;eerht&quot;;&quot;3&quot;;IF([.H694]=&quot;ruof&quot;;&quot;4&quot;;IF([.H694]=&quot;evif&quot;;&quot;5&quot;;IF([.H694]=&quot;xis&quot;;&quot;6&quot;;IF([.H694]=&quot;neves&quot;;&quot;7&quot;;IF([.H694]=&quot;thgie&quot;;&quot;8&quot;;IF([.H694]=&quot;enin&quot;;&quot;9&quot;;IF([.H694]=&quot;orez&quot;;&quot;0&quot;;[.H694])))))))))))" office:value-type="string" office:string-value="8" calcext:value-type="string">
            <text:p>8</text:p>
          </table:table-cell>
          <table:table-cell table:formula="of:=IF(ISNA([.G694]);&quot;&quot;;VALUE(COM.MICROSOFT.CONCAT([.I694:.J694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ctz4</text:p>
          </table:table-cell>
          <table:table-cell table:style-name="ce4" table:formula="of:=ORG.LIBREOFFICE.REGEX([.A695];&quot;\D&quot;;&quot;&quot;;&quot;g&quot;)" office:value-type="string" office:string-value="4" calcext:value-type="string">
            <text:p>4</text:p>
          </table:table-cell>
          <table:table-cell table:formula="of:=LEFT([.B695];1)" office:value-type="string" office:string-value="4" calcext:value-type="string">
            <text:p>4</text:p>
          </table:table-cell>
          <table:table-cell table:style-name="ce5" table:formula="of:=RIGHT([.B695];1)" office:value-type="string" office:string-value="4" calcext:value-type="string">
            <text:p>4</text:p>
          </table:table-cell>
          <table:table-cell table:formula="of:=VALUE(COM.MICROSOFT.CONCAT([.C695];[.D695]))" office:value-type="float" office:value="44" calcext:value-type="float">
            <text:p>44</text:p>
          </table:table-cell>
          <table:table-cell table:style-name="ce14" table:formula="of:=(STRREV([.A695]))" office:value-type="string" office:string-value="4ztcfd" calcext:value-type="string">
            <text:p>4ztcfd</text:p>
          </table:table-cell>
          <table:table-cell table:formula="of:=ORG.LIBREOFFICE.REGEX([.A69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95];&quot;eno|owt|eerht|ruof|evif|xis|neves|thgie|enin|orez|\d&quot;;;1)" office:value-type="string" office:string-value="4" calcext:value-type="string">
            <text:p>4</text:p>
          </table:table-cell>
          <table:table-cell table:formula="of:=IF(ISNA([.G695]);&quot;&quot;;IF([.G695]=&quot;one&quot;;&quot;1&quot;;IF([.G695]=&quot;two&quot;;&quot;2&quot;;IF([.G695]=&quot;three&quot;;&quot;3&quot;;IF([.G695]=&quot;four&quot;;&quot;4&quot;;IF([.G695]=&quot;five&quot;;&quot;5&quot;;IF([.G695]=&quot;six&quot;;&quot;6&quot;;IF([.G695]=&quot;seven&quot;;&quot;7&quot;;IF([.G695]=&quot;eight&quot;;&quot;8&quot;;IF([.G695]=&quot;nine&quot;;&quot;9&quot;;IF([.G695]=&quot;zero&quot;;&quot;0&quot;;VALUE([.G695]))))))))))))" office:value-type="float" office:value="4" calcext:value-type="float">
            <text:p>4</text:p>
          </table:table-cell>
          <table:table-cell table:style-name="ce7" table:formula="of:=IF(ISNA([.H695]);&quot;&quot;;IF([.H695]=&quot;eno&quot;;&quot;1&quot;;IF([.H695]=&quot;owt&quot;;&quot;2&quot;;IF([.H695]=&quot;eerht&quot;;&quot;3&quot;;IF([.H695]=&quot;ruof&quot;;&quot;4&quot;;IF([.H695]=&quot;evif&quot;;&quot;5&quot;;IF([.H695]=&quot;xis&quot;;&quot;6&quot;;IF([.H695]=&quot;neves&quot;;&quot;7&quot;;IF([.H695]=&quot;thgie&quot;;&quot;8&quot;;IF([.H695]=&quot;enin&quot;;&quot;9&quot;;IF([.H695]=&quot;orez&quot;;&quot;0&quot;;[.H695])))))))))))" office:value-type="string" office:string-value="4" calcext:value-type="string">
            <text:p>4</text:p>
          </table:table-cell>
          <table:table-cell table:style-name="ce7" table:formula="of:=IF(ISNA([.G695]);&quot;&quot;;VALUE(COM.MICROSOFT.CONCAT([.I695:.J695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bfshrsixhjnfcbfmd7gdhhzx</text:p>
          </table:table-cell>
          <table:table-cell table:style-name="ce4" table:formula="of:=ORG.LIBREOFFICE.REGEX([.A696];&quot;\D&quot;;&quot;&quot;;&quot;g&quot;)" office:value-type="string" office:string-value="7" calcext:value-type="string">
            <text:p>7</text:p>
          </table:table-cell>
          <table:table-cell table:formula="of:=LEFT([.B696];1)" office:value-type="string" office:string-value="7" calcext:value-type="string">
            <text:p>7</text:p>
          </table:table-cell>
          <table:table-cell table:style-name="ce5" table:formula="of:=RIGHT([.B696];1)" office:value-type="string" office:string-value="7" calcext:value-type="string">
            <text:p>7</text:p>
          </table:table-cell>
          <table:table-cell table:formula="of:=VALUE(COM.MICROSOFT.CONCAT([.C696];[.D696]))" office:value-type="float" office:value="77" calcext:value-type="float">
            <text:p>77</text:p>
          </table:table-cell>
          <table:table-cell table:style-name="ce14" table:formula="of:=(STRREV([.A696]))" office:value-type="string" office:string-value="xzhhdg7dmfbcfnjhxisrhsfbpc" calcext:value-type="string">
            <text:p>xzhhdg7dmfbcfnjhxisrhsfbpc</text:p>
          </table:table-cell>
          <table:table-cell table:formula="of:=ORG.LIBREOFFICE.REGEX([.A69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696];&quot;eno|owt|eerht|ruof|evif|xis|neves|thgie|enin|orez|\d&quot;;;1)" office:value-type="string" office:string-value="7" calcext:value-type="string">
            <text:p>7</text:p>
          </table:table-cell>
          <table:table-cell table:formula="of:=IF(ISNA([.G696]);&quot;&quot;;IF([.G696]=&quot;one&quot;;&quot;1&quot;;IF([.G696]=&quot;two&quot;;&quot;2&quot;;IF([.G696]=&quot;three&quot;;&quot;3&quot;;IF([.G696]=&quot;four&quot;;&quot;4&quot;;IF([.G696]=&quot;five&quot;;&quot;5&quot;;IF([.G696]=&quot;six&quot;;&quot;6&quot;;IF([.G696]=&quot;seven&quot;;&quot;7&quot;;IF([.G696]=&quot;eight&quot;;&quot;8&quot;;IF([.G696]=&quot;nine&quot;;&quot;9&quot;;IF([.G696]=&quot;zero&quot;;&quot;0&quot;;VALUE([.G696]))))))))))))" office:value-type="string" office:string-value="6" calcext:value-type="string">
            <text:p>6</text:p>
          </table:table-cell>
          <table:table-cell table:style-name="ce7" table:formula="of:=IF(ISNA([.H696]);&quot;&quot;;IF([.H696]=&quot;eno&quot;;&quot;1&quot;;IF([.H696]=&quot;owt&quot;;&quot;2&quot;;IF([.H696]=&quot;eerht&quot;;&quot;3&quot;;IF([.H696]=&quot;ruof&quot;;&quot;4&quot;;IF([.H696]=&quot;evif&quot;;&quot;5&quot;;IF([.H696]=&quot;xis&quot;;&quot;6&quot;;IF([.H696]=&quot;neves&quot;;&quot;7&quot;;IF([.H696]=&quot;thgie&quot;;&quot;8&quot;;IF([.H696]=&quot;enin&quot;;&quot;9&quot;;IF([.H696]=&quot;orez&quot;;&quot;0&quot;;[.H696])))))))))))" office:value-type="string" office:string-value="7" calcext:value-type="string">
            <text:p>7</text:p>
          </table:table-cell>
          <table:table-cell table:formula="of:=IF(ISNA([.G696]);&quot;&quot;;VALUE(COM.MICROSOFT.CONCAT([.I696:.J696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pbrzmtflvh</text:p>
          </table:table-cell>
          <table:table-cell table:style-name="ce4" table:formula="of:=ORG.LIBREOFFICE.REGEX([.A697];&quot;\D&quot;;&quot;&quot;;&quot;g&quot;)" office:value-type="string" office:string-value="1" calcext:value-type="string">
            <text:p>1</text:p>
          </table:table-cell>
          <table:table-cell table:formula="of:=LEFT([.B697];1)" office:value-type="string" office:string-value="1" calcext:value-type="string">
            <text:p>1</text:p>
          </table:table-cell>
          <table:table-cell table:style-name="ce5" table:formula="of:=RIGHT([.B697];1)" office:value-type="string" office:string-value="1" calcext:value-type="string">
            <text:p>1</text:p>
          </table:table-cell>
          <table:table-cell table:formula="of:=VALUE(COM.MICROSOFT.CONCAT([.C697];[.D697]))" office:value-type="float" office:value="11" calcext:value-type="float">
            <text:p>11</text:p>
          </table:table-cell>
          <table:table-cell table:style-name="ce14" table:formula="of:=(STRREV([.A697]))" office:value-type="string" office:string-value="hvlftmzrbp1neves" calcext:value-type="string">
            <text:p>hvlftmzrbp1neves</text:p>
          </table:table-cell>
          <table:table-cell table:formula="of:=ORG.LIBREOFFICE.REGEX([.A69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97];&quot;eno|owt|eerht|ruof|evif|xis|neves|thgie|enin|orez|\d&quot;;;1)" office:value-type="string" office:string-value="1" calcext:value-type="string">
            <text:p>1</text:p>
          </table:table-cell>
          <table:table-cell table:formula="of:=IF(ISNA([.G697]);&quot;&quot;;IF([.G697]=&quot;one&quot;;&quot;1&quot;;IF([.G697]=&quot;two&quot;;&quot;2&quot;;IF([.G697]=&quot;three&quot;;&quot;3&quot;;IF([.G697]=&quot;four&quot;;&quot;4&quot;;IF([.G697]=&quot;five&quot;;&quot;5&quot;;IF([.G697]=&quot;six&quot;;&quot;6&quot;;IF([.G697]=&quot;seven&quot;;&quot;7&quot;;IF([.G697]=&quot;eight&quot;;&quot;8&quot;;IF([.G697]=&quot;nine&quot;;&quot;9&quot;;IF([.G697]=&quot;zero&quot;;&quot;0&quot;;VALUE([.G697]))))))))))))" office:value-type="string" office:string-value="7" calcext:value-type="string">
            <text:p>7</text:p>
          </table:table-cell>
          <table:table-cell table:style-name="ce7" table:formula="of:=IF(ISNA([.H697]);&quot;&quot;;IF([.H697]=&quot;eno&quot;;&quot;1&quot;;IF([.H697]=&quot;owt&quot;;&quot;2&quot;;IF([.H697]=&quot;eerht&quot;;&quot;3&quot;;IF([.H697]=&quot;ruof&quot;;&quot;4&quot;;IF([.H697]=&quot;evif&quot;;&quot;5&quot;;IF([.H697]=&quot;xis&quot;;&quot;6&quot;;IF([.H697]=&quot;neves&quot;;&quot;7&quot;;IF([.H697]=&quot;thgie&quot;;&quot;8&quot;;IF([.H697]=&quot;enin&quot;;&quot;9&quot;;IF([.H697]=&quot;orez&quot;;&quot;0&quot;;[.H697])))))))))))" office:value-type="string" office:string-value="1" calcext:value-type="string">
            <text:p>1</text:p>
          </table:table-cell>
          <table:table-cell table:formula="of:=IF(ISNA([.G697]);&quot;&quot;;VALUE(COM.MICROSOFT.CONCAT([.I697:.J697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dchrzgzdsix63three7</text:p>
          </table:table-cell>
          <table:table-cell table:style-name="ce4" table:formula="of:=ORG.LIBREOFFICE.REGEX([.A698];&quot;\D&quot;;&quot;&quot;;&quot;g&quot;)" office:value-type="string" office:string-value="637" calcext:value-type="string">
            <text:p>637</text:p>
          </table:table-cell>
          <table:table-cell table:formula="of:=LEFT([.B698];1)" office:value-type="string" office:string-value="6" calcext:value-type="string">
            <text:p>6</text:p>
          </table:table-cell>
          <table:table-cell table:style-name="ce5" table:formula="of:=RIGHT([.B698];1)" office:value-type="string" office:string-value="7" calcext:value-type="string">
            <text:p>7</text:p>
          </table:table-cell>
          <table:table-cell table:formula="of:=VALUE(COM.MICROSOFT.CONCAT([.C698];[.D698]))" office:value-type="float" office:value="67" calcext:value-type="float">
            <text:p>67</text:p>
          </table:table-cell>
          <table:table-cell table:style-name="ce14" table:formula="of:=(STRREV([.A698]))" office:value-type="string" office:string-value="7eerht36xisdzgzrhcdf" calcext:value-type="string">
            <text:p>7eerht36xisdzgzrhcdf</text:p>
          </table:table-cell>
          <table:table-cell table:formula="of:=ORG.LIBREOFFICE.REGEX([.A69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698];&quot;eno|owt|eerht|ruof|evif|xis|neves|thgie|enin|orez|\d&quot;;;1)" office:value-type="string" office:string-value="7" calcext:value-type="string">
            <text:p>7</text:p>
          </table:table-cell>
          <table:table-cell table:formula="of:=IF(ISNA([.G698]);&quot;&quot;;IF([.G698]=&quot;one&quot;;&quot;1&quot;;IF([.G698]=&quot;two&quot;;&quot;2&quot;;IF([.G698]=&quot;three&quot;;&quot;3&quot;;IF([.G698]=&quot;four&quot;;&quot;4&quot;;IF([.G698]=&quot;five&quot;;&quot;5&quot;;IF([.G698]=&quot;six&quot;;&quot;6&quot;;IF([.G698]=&quot;seven&quot;;&quot;7&quot;;IF([.G698]=&quot;eight&quot;;&quot;8&quot;;IF([.G698]=&quot;nine&quot;;&quot;9&quot;;IF([.G698]=&quot;zero&quot;;&quot;0&quot;;VALUE([.G698]))))))))))))" office:value-type="string" office:string-value="6" calcext:value-type="string">
            <text:p>6</text:p>
          </table:table-cell>
          <table:table-cell table:style-name="ce7" table:formula="of:=IF(ISNA([.H698]);&quot;&quot;;IF([.H698]=&quot;eno&quot;;&quot;1&quot;;IF([.H698]=&quot;owt&quot;;&quot;2&quot;;IF([.H698]=&quot;eerht&quot;;&quot;3&quot;;IF([.H698]=&quot;ruof&quot;;&quot;4&quot;;IF([.H698]=&quot;evif&quot;;&quot;5&quot;;IF([.H698]=&quot;xis&quot;;&quot;6&quot;;IF([.H698]=&quot;neves&quot;;&quot;7&quot;;IF([.H698]=&quot;thgie&quot;;&quot;8&quot;;IF([.H698]=&quot;enin&quot;;&quot;9&quot;;IF([.H698]=&quot;orez&quot;;&quot;0&quot;;[.H698])))))))))))" office:value-type="string" office:string-value="7" calcext:value-type="string">
            <text:p>7</text:p>
          </table:table-cell>
          <table:table-cell table:formula="of:=IF(ISNA([.G698]);&quot;&quot;;VALUE(COM.MICROSOFT.CONCAT([.I698:.J698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4dckqnone2two1eightwoq</text:p>
          </table:table-cell>
          <table:table-cell table:style-name="ce4" table:formula="of:=ORG.LIBREOFFICE.REGEX([.A699];&quot;\D&quot;;&quot;&quot;;&quot;g&quot;)" office:value-type="string" office:string-value="421" calcext:value-type="string">
            <text:p>421</text:p>
          </table:table-cell>
          <table:table-cell table:formula="of:=LEFT([.B699];1)" office:value-type="string" office:string-value="4" calcext:value-type="string">
            <text:p>4</text:p>
          </table:table-cell>
          <table:table-cell table:style-name="ce5" table:formula="of:=RIGHT([.B699];1)" office:value-type="string" office:string-value="1" calcext:value-type="string">
            <text:p>1</text:p>
          </table:table-cell>
          <table:table-cell table:formula="of:=VALUE(COM.MICROSOFT.CONCAT([.C699];[.D699]))" office:value-type="float" office:value="41" calcext:value-type="float">
            <text:p>41</text:p>
          </table:table-cell>
          <table:table-cell table:style-name="ce14" table:formula="of:=(STRREV([.A699]))" office:value-type="string" office:string-value="qowthgie1owt2enonqkcd4eerht" calcext:value-type="string">
            <text:p>qowthgie1owt2enonqkcd4eerht</text:p>
          </table:table-cell>
          <table:table-cell table:formula="of:=ORG.LIBREOFFICE.REGEX([.A69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99];&quot;eno|owt|eerht|ruof|evif|xis|neves|thgie|enin|orez|\d&quot;;;1)" office:value-type="string" office:string-value="owt" calcext:value-type="string">
            <text:p>owt</text:p>
          </table:table-cell>
          <table:table-cell table:formula="of:=IF(ISNA([.G699]);&quot;&quot;;IF([.G699]=&quot;one&quot;;&quot;1&quot;;IF([.G699]=&quot;two&quot;;&quot;2&quot;;IF([.G699]=&quot;three&quot;;&quot;3&quot;;IF([.G699]=&quot;four&quot;;&quot;4&quot;;IF([.G699]=&quot;five&quot;;&quot;5&quot;;IF([.G699]=&quot;six&quot;;&quot;6&quot;;IF([.G699]=&quot;seven&quot;;&quot;7&quot;;IF([.G699]=&quot;eight&quot;;&quot;8&quot;;IF([.G699]=&quot;nine&quot;;&quot;9&quot;;IF([.G699]=&quot;zero&quot;;&quot;0&quot;;VALUE([.G699]))))))))))))" office:value-type="string" office:string-value="3" calcext:value-type="string">
            <text:p>3</text:p>
          </table:table-cell>
          <table:table-cell table:style-name="ce7" table:formula="of:=IF(ISNA([.H699]);&quot;&quot;;IF([.H699]=&quot;eno&quot;;&quot;1&quot;;IF([.H699]=&quot;owt&quot;;&quot;2&quot;;IF([.H699]=&quot;eerht&quot;;&quot;3&quot;;IF([.H699]=&quot;ruof&quot;;&quot;4&quot;;IF([.H699]=&quot;evif&quot;;&quot;5&quot;;IF([.H699]=&quot;xis&quot;;&quot;6&quot;;IF([.H699]=&quot;neves&quot;;&quot;7&quot;;IF([.H699]=&quot;thgie&quot;;&quot;8&quot;;IF([.H699]=&quot;enin&quot;;&quot;9&quot;;IF([.H699]=&quot;orez&quot;;&quot;0&quot;;[.H699])))))))))))" office:value-type="string" office:string-value="2" calcext:value-type="string">
            <text:p>2</text:p>
          </table:table-cell>
          <table:table-cell table:formula="of:=IF(ISNA([.G699]);&quot;&quot;;VALUE(COM.MICROSOFT.CONCAT([.I699:.J699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9khrvjmvg47hsn</text:p>
          </table:table-cell>
          <table:table-cell table:style-name="ce4" table:formula="of:=ORG.LIBREOFFICE.REGEX([.A700];&quot;\D&quot;;&quot;&quot;;&quot;g&quot;)" office:value-type="string" office:string-value="947" calcext:value-type="string">
            <text:p>947</text:p>
          </table:table-cell>
          <table:table-cell table:formula="of:=LEFT([.B700];1)" office:value-type="string" office:string-value="9" calcext:value-type="string">
            <text:p>9</text:p>
          </table:table-cell>
          <table:table-cell table:style-name="ce5" table:formula="of:=RIGHT([.B700];1)" office:value-type="string" office:string-value="7" calcext:value-type="string">
            <text:p>7</text:p>
          </table:table-cell>
          <table:table-cell table:formula="of:=VALUE(COM.MICROSOFT.CONCAT([.C700];[.D700]))" office:value-type="float" office:value="97" calcext:value-type="float">
            <text:p>97</text:p>
          </table:table-cell>
          <table:table-cell table:style-name="ce14" table:formula="of:=(STRREV([.A700]))" office:value-type="string" office:string-value="nsh74gvmjvrhk9owt" calcext:value-type="string">
            <text:p>nsh74gvmjvrhk9owt</text:p>
          </table:table-cell>
          <table:table-cell table:formula="of:=ORG.LIBREOFFICE.REGEX([.A700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00];&quot;eno|owt|eerht|ruof|evif|xis|neves|thgie|enin|orez|\d&quot;;;1)" office:value-type="string" office:string-value="7" calcext:value-type="string">
            <text:p>7</text:p>
          </table:table-cell>
          <table:table-cell table:formula="of:=IF(ISNA([.G700]);&quot;&quot;;IF([.G700]=&quot;one&quot;;&quot;1&quot;;IF([.G700]=&quot;two&quot;;&quot;2&quot;;IF([.G700]=&quot;three&quot;;&quot;3&quot;;IF([.G700]=&quot;four&quot;;&quot;4&quot;;IF([.G700]=&quot;five&quot;;&quot;5&quot;;IF([.G700]=&quot;six&quot;;&quot;6&quot;;IF([.G700]=&quot;seven&quot;;&quot;7&quot;;IF([.G700]=&quot;eight&quot;;&quot;8&quot;;IF([.G700]=&quot;nine&quot;;&quot;9&quot;;IF([.G700]=&quot;zero&quot;;&quot;0&quot;;VALUE([.G700]))))))))))))" office:value-type="string" office:string-value="2" calcext:value-type="string">
            <text:p>2</text:p>
          </table:table-cell>
          <table:table-cell table:style-name="ce7" table:formula="of:=IF(ISNA([.H700]);&quot;&quot;;IF([.H700]=&quot;eno&quot;;&quot;1&quot;;IF([.H700]=&quot;owt&quot;;&quot;2&quot;;IF([.H700]=&quot;eerht&quot;;&quot;3&quot;;IF([.H700]=&quot;ruof&quot;;&quot;4&quot;;IF([.H700]=&quot;evif&quot;;&quot;5&quot;;IF([.H700]=&quot;xis&quot;;&quot;6&quot;;IF([.H700]=&quot;neves&quot;;&quot;7&quot;;IF([.H700]=&quot;thgie&quot;;&quot;8&quot;;IF([.H700]=&quot;enin&quot;;&quot;9&quot;;IF([.H700]=&quot;orez&quot;;&quot;0&quot;;[.H700])))))))))))" office:value-type="string" office:string-value="7" calcext:value-type="string">
            <text:p>7</text:p>
          </table:table-cell>
          <table:table-cell table:formula="of:=IF(ISNA([.G700]);&quot;&quot;;VALUE(COM.MICROSOFT.CONCAT([.I700:.J700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gpvclmngsixfshzlm15jsnrths</text:p>
          </table:table-cell>
          <table:table-cell table:style-name="ce4" table:formula="of:=ORG.LIBREOFFICE.REGEX([.A701];&quot;\D&quot;;&quot;&quot;;&quot;g&quot;)" office:value-type="string" office:string-value="15" calcext:value-type="string">
            <text:p>15</text:p>
          </table:table-cell>
          <table:table-cell table:formula="of:=LEFT([.B701];1)" office:value-type="string" office:string-value="1" calcext:value-type="string">
            <text:p>1</text:p>
          </table:table-cell>
          <table:table-cell table:style-name="ce5" table:formula="of:=RIGHT([.B701];1)" office:value-type="string" office:string-value="5" calcext:value-type="string">
            <text:p>5</text:p>
          </table:table-cell>
          <table:table-cell table:formula="of:=VALUE(COM.MICROSOFT.CONCAT([.C701];[.D701]))" office:value-type="float" office:value="15" calcext:value-type="float">
            <text:p>15</text:p>
          </table:table-cell>
          <table:table-cell table:style-name="ce14" table:formula="of:=(STRREV([.A701]))" office:value-type="string" office:string-value="shtrnsj51mlzhsfxisgnmlcvpgdc" calcext:value-type="string">
            <text:p>shtrnsj51mlzhsfxisgnmlcvpgdc</text:p>
          </table:table-cell>
          <table:table-cell table:formula="of:=ORG.LIBREOFFICE.REGEX([.A70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01];&quot;eno|owt|eerht|ruof|evif|xis|neves|thgie|enin|orez|\d&quot;;;1)" office:value-type="string" office:string-value="5" calcext:value-type="string">
            <text:p>5</text:p>
          </table:table-cell>
          <table:table-cell table:formula="of:=IF(ISNA([.G701]);&quot;&quot;;IF([.G701]=&quot;one&quot;;&quot;1&quot;;IF([.G701]=&quot;two&quot;;&quot;2&quot;;IF([.G701]=&quot;three&quot;;&quot;3&quot;;IF([.G701]=&quot;four&quot;;&quot;4&quot;;IF([.G701]=&quot;five&quot;;&quot;5&quot;;IF([.G701]=&quot;six&quot;;&quot;6&quot;;IF([.G701]=&quot;seven&quot;;&quot;7&quot;;IF([.G701]=&quot;eight&quot;;&quot;8&quot;;IF([.G701]=&quot;nine&quot;;&quot;9&quot;;IF([.G701]=&quot;zero&quot;;&quot;0&quot;;VALUE([.G701]))))))))))))" office:value-type="string" office:string-value="6" calcext:value-type="string">
            <text:p>6</text:p>
          </table:table-cell>
          <table:table-cell table:style-name="ce7" table:formula="of:=IF(ISNA([.H701]);&quot;&quot;;IF([.H701]=&quot;eno&quot;;&quot;1&quot;;IF([.H701]=&quot;owt&quot;;&quot;2&quot;;IF([.H701]=&quot;eerht&quot;;&quot;3&quot;;IF([.H701]=&quot;ruof&quot;;&quot;4&quot;;IF([.H701]=&quot;evif&quot;;&quot;5&quot;;IF([.H701]=&quot;xis&quot;;&quot;6&quot;;IF([.H701]=&quot;neves&quot;;&quot;7&quot;;IF([.H701]=&quot;thgie&quot;;&quot;8&quot;;IF([.H701]=&quot;enin&quot;;&quot;9&quot;;IF([.H701]=&quot;orez&quot;;&quot;0&quot;;[.H701])))))))))))" office:value-type="string" office:string-value="5" calcext:value-type="string">
            <text:p>5</text:p>
          </table:table-cell>
          <table:table-cell table:formula="of:=IF(ISNA([.G701]);&quot;&quot;;VALUE(COM.MICROSOFT.CONCAT([.I701:.J701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qztnseven6</text:p>
          </table:table-cell>
          <table:table-cell table:style-name="ce4" table:formula="of:=ORG.LIBREOFFICE.REGEX([.A702];&quot;\D&quot;;&quot;&quot;;&quot;g&quot;)" office:value-type="string" office:string-value="6" calcext:value-type="string">
            <text:p>6</text:p>
          </table:table-cell>
          <table:table-cell table:formula="of:=LEFT([.B702];1)" office:value-type="string" office:string-value="6" calcext:value-type="string">
            <text:p>6</text:p>
          </table:table-cell>
          <table:table-cell table:style-name="ce5" table:formula="of:=RIGHT([.B702];1)" office:value-type="string" office:string-value="6" calcext:value-type="string">
            <text:p>6</text:p>
          </table:table-cell>
          <table:table-cell table:formula="of:=VALUE(COM.MICROSOFT.CONCAT([.C702];[.D702]))" office:value-type="float" office:value="66" calcext:value-type="float">
            <text:p>66</text:p>
          </table:table-cell>
          <table:table-cell table:style-name="ce14" table:formula="of:=(STRREV([.A702]))" office:value-type="string" office:string-value="6nevesntzqj" calcext:value-type="string">
            <text:p>6nevesntzqj</text:p>
          </table:table-cell>
          <table:table-cell table:formula="of:=ORG.LIBREOFFICE.REGEX([.A702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02];&quot;eno|owt|eerht|ruof|evif|xis|neves|thgie|enin|orez|\d&quot;;;1)" office:value-type="string" office:string-value="6" calcext:value-type="string">
            <text:p>6</text:p>
          </table:table-cell>
          <table:table-cell table:formula="of:=IF(ISNA([.G702]);&quot;&quot;;IF([.G702]=&quot;one&quot;;&quot;1&quot;;IF([.G702]=&quot;two&quot;;&quot;2&quot;;IF([.G702]=&quot;three&quot;;&quot;3&quot;;IF([.G702]=&quot;four&quot;;&quot;4&quot;;IF([.G702]=&quot;five&quot;;&quot;5&quot;;IF([.G702]=&quot;six&quot;;&quot;6&quot;;IF([.G702]=&quot;seven&quot;;&quot;7&quot;;IF([.G702]=&quot;eight&quot;;&quot;8&quot;;IF([.G702]=&quot;nine&quot;;&quot;9&quot;;IF([.G702]=&quot;zero&quot;;&quot;0&quot;;VALUE([.G702]))))))))))))" office:value-type="string" office:string-value="7" calcext:value-type="string">
            <text:p>7</text:p>
          </table:table-cell>
          <table:table-cell table:style-name="ce7" table:formula="of:=IF(ISNA([.H702]);&quot;&quot;;IF([.H702]=&quot;eno&quot;;&quot;1&quot;;IF([.H702]=&quot;owt&quot;;&quot;2&quot;;IF([.H702]=&quot;eerht&quot;;&quot;3&quot;;IF([.H702]=&quot;ruof&quot;;&quot;4&quot;;IF([.H702]=&quot;evif&quot;;&quot;5&quot;;IF([.H702]=&quot;xis&quot;;&quot;6&quot;;IF([.H702]=&quot;neves&quot;;&quot;7&quot;;IF([.H702]=&quot;thgie&quot;;&quot;8&quot;;IF([.H702]=&quot;enin&quot;;&quot;9&quot;;IF([.H702]=&quot;orez&quot;;&quot;0&quot;;[.H702])))))))))))" office:value-type="string" office:string-value="6" calcext:value-type="string">
            <text:p>6</text:p>
          </table:table-cell>
          <table:table-cell table:formula="of:=IF(ISNA([.G702]);&quot;&quot;;VALUE(COM.MICROSOFT.CONCAT([.I702:.J702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5seveneightwodc</text:p>
          </table:table-cell>
          <table:table-cell table:style-name="ce4" table:formula="of:=ORG.LIBREOFFICE.REGEX([.A703];&quot;\D&quot;;&quot;&quot;;&quot;g&quot;)" office:value-type="string" office:string-value="55" calcext:value-type="string">
            <text:p>55</text:p>
          </table:table-cell>
          <table:table-cell table:formula="of:=LEFT([.B703];1)" office:value-type="string" office:string-value="5" calcext:value-type="string">
            <text:p>5</text:p>
          </table:table-cell>
          <table:table-cell table:style-name="ce5" table:formula="of:=RIGHT([.B703];1)" office:value-type="string" office:string-value="5" calcext:value-type="string">
            <text:p>5</text:p>
          </table:table-cell>
          <table:table-cell table:formula="of:=VALUE(COM.MICROSOFT.CONCAT([.C703];[.D703]))" office:value-type="float" office:value="55" calcext:value-type="float">
            <text:p>55</text:p>
          </table:table-cell>
          <table:table-cell table:style-name="ce14" table:formula="of:=(STRREV([.A703]))" office:value-type="string" office:string-value="cdowthgieneves55neves" calcext:value-type="string">
            <text:p>cdowthgieneves55neves</text:p>
          </table:table-cell>
          <table:table-cell table:formula="of:=ORG.LIBREOFFICE.REGEX([.A70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03];&quot;eno|owt|eerht|ruof|evif|xis|neves|thgie|enin|orez|\d&quot;;;1)" office:value-type="string" office:string-value="owt" calcext:value-type="string">
            <text:p>owt</text:p>
          </table:table-cell>
          <table:table-cell table:formula="of:=IF(ISNA([.G703]);&quot;&quot;;IF([.G703]=&quot;one&quot;;&quot;1&quot;;IF([.G703]=&quot;two&quot;;&quot;2&quot;;IF([.G703]=&quot;three&quot;;&quot;3&quot;;IF([.G703]=&quot;four&quot;;&quot;4&quot;;IF([.G703]=&quot;five&quot;;&quot;5&quot;;IF([.G703]=&quot;six&quot;;&quot;6&quot;;IF([.G703]=&quot;seven&quot;;&quot;7&quot;;IF([.G703]=&quot;eight&quot;;&quot;8&quot;;IF([.G703]=&quot;nine&quot;;&quot;9&quot;;IF([.G703]=&quot;zero&quot;;&quot;0&quot;;VALUE([.G703]))))))))))))" office:value-type="string" office:string-value="7" calcext:value-type="string">
            <text:p>7</text:p>
          </table:table-cell>
          <table:table-cell table:style-name="ce7" table:formula="of:=IF(ISNA([.H703]);&quot;&quot;;IF([.H703]=&quot;eno&quot;;&quot;1&quot;;IF([.H703]=&quot;owt&quot;;&quot;2&quot;;IF([.H703]=&quot;eerht&quot;;&quot;3&quot;;IF([.H703]=&quot;ruof&quot;;&quot;4&quot;;IF([.H703]=&quot;evif&quot;;&quot;5&quot;;IF([.H703]=&quot;xis&quot;;&quot;6&quot;;IF([.H703]=&quot;neves&quot;;&quot;7&quot;;IF([.H703]=&quot;thgie&quot;;&quot;8&quot;;IF([.H703]=&quot;enin&quot;;&quot;9&quot;;IF([.H703]=&quot;orez&quot;;&quot;0&quot;;[.H703])))))))))))" office:value-type="string" office:string-value="2" calcext:value-type="string">
            <text:p>2</text:p>
          </table:table-cell>
          <table:table-cell table:formula="of:=IF(ISNA([.G703]);&quot;&quot;;VALUE(COM.MICROSOFT.CONCAT([.I703:.J703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ff9onernhzsix9eightjdcc</text:p>
          </table:table-cell>
          <table:table-cell table:style-name="ce4" table:formula="of:=ORG.LIBREOFFICE.REGEX([.A704];&quot;\D&quot;;&quot;&quot;;&quot;g&quot;)" office:value-type="string" office:string-value="99" calcext:value-type="string">
            <text:p>99</text:p>
          </table:table-cell>
          <table:table-cell table:formula="of:=LEFT([.B704];1)" office:value-type="string" office:string-value="9" calcext:value-type="string">
            <text:p>9</text:p>
          </table:table-cell>
          <table:table-cell table:style-name="ce5" table:formula="of:=RIGHT([.B704];1)" office:value-type="string" office:string-value="9" calcext:value-type="string">
            <text:p>9</text:p>
          </table:table-cell>
          <table:table-cell table:formula="of:=VALUE(COM.MICROSOFT.CONCAT([.C704];[.D704]))" office:value-type="float" office:value="99" calcext:value-type="float">
            <text:p>99</text:p>
          </table:table-cell>
          <table:table-cell table:style-name="ce14" table:formula="of:=(STRREV([.A704]))" office:value-type="string" office:string-value="ccdjthgie9xiszhnreno9ffneves" calcext:value-type="string">
            <text:p>ccdjthgie9xiszhnreno9ffneves</text:p>
          </table:table-cell>
          <table:table-cell table:formula="of:=ORG.LIBREOFFICE.REGEX([.A70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0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04]);&quot;&quot;;IF([.G704]=&quot;one&quot;;&quot;1&quot;;IF([.G704]=&quot;two&quot;;&quot;2&quot;;IF([.G704]=&quot;three&quot;;&quot;3&quot;;IF([.G704]=&quot;four&quot;;&quot;4&quot;;IF([.G704]=&quot;five&quot;;&quot;5&quot;;IF([.G704]=&quot;six&quot;;&quot;6&quot;;IF([.G704]=&quot;seven&quot;;&quot;7&quot;;IF([.G704]=&quot;eight&quot;;&quot;8&quot;;IF([.G704]=&quot;nine&quot;;&quot;9&quot;;IF([.G704]=&quot;zero&quot;;&quot;0&quot;;VALUE([.G704]))))))))))))" office:value-type="string" office:string-value="7" calcext:value-type="string">
            <text:p>7</text:p>
          </table:table-cell>
          <table:table-cell table:style-name="ce7" table:formula="of:=IF(ISNA([.H704]);&quot;&quot;;IF([.H704]=&quot;eno&quot;;&quot;1&quot;;IF([.H704]=&quot;owt&quot;;&quot;2&quot;;IF([.H704]=&quot;eerht&quot;;&quot;3&quot;;IF([.H704]=&quot;ruof&quot;;&quot;4&quot;;IF([.H704]=&quot;evif&quot;;&quot;5&quot;;IF([.H704]=&quot;xis&quot;;&quot;6&quot;;IF([.H704]=&quot;neves&quot;;&quot;7&quot;;IF([.H704]=&quot;thgie&quot;;&quot;8&quot;;IF([.H704]=&quot;enin&quot;;&quot;9&quot;;IF([.H704]=&quot;orez&quot;;&quot;0&quot;;[.H704])))))))))))" office:value-type="string" office:string-value="8" calcext:value-type="string">
            <text:p>8</text:p>
          </table:table-cell>
          <table:table-cell table:formula="of:=IF(ISNA([.G704]);&quot;&quot;;VALUE(COM.MICROSOFT.CONCAT([.I704:.J704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eightps9</text:p>
          </table:table-cell>
          <table:table-cell table:style-name="ce4" table:formula="of:=ORG.LIBREOFFICE.REGEX([.A705];&quot;\D&quot;;&quot;&quot;;&quot;g&quot;)" office:value-type="string" office:string-value="9" calcext:value-type="string">
            <text:p>9</text:p>
          </table:table-cell>
          <table:table-cell table:formula="of:=LEFT([.B705];1)" office:value-type="string" office:string-value="9" calcext:value-type="string">
            <text:p>9</text:p>
          </table:table-cell>
          <table:table-cell table:style-name="ce5" table:formula="of:=RIGHT([.B705];1)" office:value-type="string" office:string-value="9" calcext:value-type="string">
            <text:p>9</text:p>
          </table:table-cell>
          <table:table-cell table:formula="of:=VALUE(COM.MICROSOFT.CONCAT([.C705];[.D705]))" office:value-type="float" office:value="99" calcext:value-type="float">
            <text:p>99</text:p>
          </table:table-cell>
          <table:table-cell table:style-name="ce14" table:formula="of:=(STRREV([.A705]))" office:value-type="string" office:string-value="9spthgieeerht" calcext:value-type="string">
            <text:p>9spthgieeerht</text:p>
          </table:table-cell>
          <table:table-cell table:formula="of:=ORG.LIBREOFFICE.REGEX([.A70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05];&quot;eno|owt|eerht|ruof|evif|xis|neves|thgie|enin|orez|\d&quot;;;1)" office:value-type="string" office:string-value="9" calcext:value-type="string">
            <text:p>9</text:p>
          </table:table-cell>
          <table:table-cell table:formula="of:=IF(ISNA([.G705]);&quot;&quot;;IF([.G705]=&quot;one&quot;;&quot;1&quot;;IF([.G705]=&quot;two&quot;;&quot;2&quot;;IF([.G705]=&quot;three&quot;;&quot;3&quot;;IF([.G705]=&quot;four&quot;;&quot;4&quot;;IF([.G705]=&quot;five&quot;;&quot;5&quot;;IF([.G705]=&quot;six&quot;;&quot;6&quot;;IF([.G705]=&quot;seven&quot;;&quot;7&quot;;IF([.G705]=&quot;eight&quot;;&quot;8&quot;;IF([.G705]=&quot;nine&quot;;&quot;9&quot;;IF([.G705]=&quot;zero&quot;;&quot;0&quot;;VALUE([.G705]))))))))))))" office:value-type="string" office:string-value="3" calcext:value-type="string">
            <text:p>3</text:p>
          </table:table-cell>
          <table:table-cell table:style-name="ce7" table:formula="of:=IF(ISNA([.H705]);&quot;&quot;;IF([.H705]=&quot;eno&quot;;&quot;1&quot;;IF([.H705]=&quot;owt&quot;;&quot;2&quot;;IF([.H705]=&quot;eerht&quot;;&quot;3&quot;;IF([.H705]=&quot;ruof&quot;;&quot;4&quot;;IF([.H705]=&quot;evif&quot;;&quot;5&quot;;IF([.H705]=&quot;xis&quot;;&quot;6&quot;;IF([.H705]=&quot;neves&quot;;&quot;7&quot;;IF([.H705]=&quot;thgie&quot;;&quot;8&quot;;IF([.H705]=&quot;enin&quot;;&quot;9&quot;;IF([.H705]=&quot;orez&quot;;&quot;0&quot;;[.H705])))))))))))" office:value-type="string" office:string-value="9" calcext:value-type="string">
            <text:p>9</text:p>
          </table:table-cell>
          <table:table-cell table:formula="of:=IF(ISNA([.G705]);&quot;&quot;;VALUE(COM.MICROSOFT.CONCAT([.I705:.J705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9threevmgplqhzrncgkmqjnine1one</text:p>
          </table:table-cell>
          <table:table-cell table:style-name="ce4" table:formula="of:=ORG.LIBREOFFICE.REGEX([.A706];&quot;\D&quot;;&quot;&quot;;&quot;g&quot;)" office:value-type="string" office:string-value="91" calcext:value-type="string">
            <text:p>91</text:p>
          </table:table-cell>
          <table:table-cell table:formula="of:=LEFT([.B706];1)" office:value-type="string" office:string-value="9" calcext:value-type="string">
            <text:p>9</text:p>
          </table:table-cell>
          <table:table-cell table:style-name="ce5" table:formula="of:=RIGHT([.B706];1)" office:value-type="string" office:string-value="1" calcext:value-type="string">
            <text:p>1</text:p>
          </table:table-cell>
          <table:table-cell table:formula="of:=VALUE(COM.MICROSOFT.CONCAT([.C706];[.D706]))" office:value-type="float" office:value="91" calcext:value-type="float">
            <text:p>91</text:p>
          </table:table-cell>
          <table:table-cell table:style-name="ce14" table:formula="of:=(STRREV([.A706]))" office:value-type="string" office:string-value="eno1eninjqmkgcnrzhqlpgmveerht9xis" calcext:value-type="string">
            <text:p>eno1eninjqmkgcnrzhqlpgmveerht9xis</text:p>
          </table:table-cell>
          <table:table-cell table:formula="of:=ORG.LIBREOFFICE.REGEX([.A70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06];&quot;eno|owt|eerht|ruof|evif|xis|neves|thgie|enin|orez|\d&quot;;;1)" office:value-type="string" office:string-value="eno" calcext:value-type="string">
            <text:p>eno</text:p>
          </table:table-cell>
          <table:table-cell table:formula="of:=IF(ISNA([.G706]);&quot;&quot;;IF([.G706]=&quot;one&quot;;&quot;1&quot;;IF([.G706]=&quot;two&quot;;&quot;2&quot;;IF([.G706]=&quot;three&quot;;&quot;3&quot;;IF([.G706]=&quot;four&quot;;&quot;4&quot;;IF([.G706]=&quot;five&quot;;&quot;5&quot;;IF([.G706]=&quot;six&quot;;&quot;6&quot;;IF([.G706]=&quot;seven&quot;;&quot;7&quot;;IF([.G706]=&quot;eight&quot;;&quot;8&quot;;IF([.G706]=&quot;nine&quot;;&quot;9&quot;;IF([.G706]=&quot;zero&quot;;&quot;0&quot;;VALUE([.G706]))))))))))))" office:value-type="string" office:string-value="6" calcext:value-type="string">
            <text:p>6</text:p>
          </table:table-cell>
          <table:table-cell table:style-name="ce7" table:formula="of:=IF(ISNA([.H706]);&quot;&quot;;IF([.H706]=&quot;eno&quot;;&quot;1&quot;;IF([.H706]=&quot;owt&quot;;&quot;2&quot;;IF([.H706]=&quot;eerht&quot;;&quot;3&quot;;IF([.H706]=&quot;ruof&quot;;&quot;4&quot;;IF([.H706]=&quot;evif&quot;;&quot;5&quot;;IF([.H706]=&quot;xis&quot;;&quot;6&quot;;IF([.H706]=&quot;neves&quot;;&quot;7&quot;;IF([.H706]=&quot;thgie&quot;;&quot;8&quot;;IF([.H706]=&quot;enin&quot;;&quot;9&quot;;IF([.H706]=&quot;orez&quot;;&quot;0&quot;;[.H706])))))))))))" office:value-type="string" office:string-value="1" calcext:value-type="string">
            <text:p>1</text:p>
          </table:table-cell>
          <table:table-cell table:formula="of:=IF(ISNA([.G706]);&quot;&quot;;VALUE(COM.MICROSOFT.CONCAT([.I706:.J706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six</text:p>
          </table:table-cell>
          <table:table-cell table:style-name="ce4" table:formula="of:=ORG.LIBREOFFICE.REGEX([.A707];&quot;\D&quot;;&quot;&quot;;&quot;g&quot;)" office:value-type="string" office:string-value="6" calcext:value-type="string">
            <text:p>6</text:p>
          </table:table-cell>
          <table:table-cell table:formula="of:=LEFT([.B707];1)" office:value-type="string" office:string-value="6" calcext:value-type="string">
            <text:p>6</text:p>
          </table:table-cell>
          <table:table-cell table:style-name="ce5" table:formula="of:=RIGHT([.B707];1)" office:value-type="string" office:string-value="6" calcext:value-type="string">
            <text:p>6</text:p>
          </table:table-cell>
          <table:table-cell table:formula="of:=VALUE(COM.MICROSOFT.CONCAT([.C707];[.D707]))" office:value-type="float" office:value="66" calcext:value-type="float">
            <text:p>66</text:p>
          </table:table-cell>
          <table:table-cell table:style-name="ce14" table:formula="of:=(STRREV([.A707]))" office:value-type="string" office:string-value="xis6eerht" calcext:value-type="string">
            <text:p>xis6eerht</text:p>
          </table:table-cell>
          <table:table-cell table:formula="of:=ORG.LIBREOFFICE.REGEX([.A707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07];&quot;eno|owt|eerht|ruof|evif|xis|neves|thgie|enin|orez|\d&quot;;;1)" office:value-type="string" office:string-value="xis" calcext:value-type="string">
            <text:p>xis</text:p>
          </table:table-cell>
          <table:table-cell table:formula="of:=IF(ISNA([.G707]);&quot;&quot;;IF([.G707]=&quot;one&quot;;&quot;1&quot;;IF([.G707]=&quot;two&quot;;&quot;2&quot;;IF([.G707]=&quot;three&quot;;&quot;3&quot;;IF([.G707]=&quot;four&quot;;&quot;4&quot;;IF([.G707]=&quot;five&quot;;&quot;5&quot;;IF([.G707]=&quot;six&quot;;&quot;6&quot;;IF([.G707]=&quot;seven&quot;;&quot;7&quot;;IF([.G707]=&quot;eight&quot;;&quot;8&quot;;IF([.G707]=&quot;nine&quot;;&quot;9&quot;;IF([.G707]=&quot;zero&quot;;&quot;0&quot;;VALUE([.G707]))))))))))))" office:value-type="string" office:string-value="3" calcext:value-type="string">
            <text:p>3</text:p>
          </table:table-cell>
          <table:table-cell table:style-name="ce7" table:formula="of:=IF(ISNA([.H707]);&quot;&quot;;IF([.H707]=&quot;eno&quot;;&quot;1&quot;;IF([.H707]=&quot;owt&quot;;&quot;2&quot;;IF([.H707]=&quot;eerht&quot;;&quot;3&quot;;IF([.H707]=&quot;ruof&quot;;&quot;4&quot;;IF([.H707]=&quot;evif&quot;;&quot;5&quot;;IF([.H707]=&quot;xis&quot;;&quot;6&quot;;IF([.H707]=&quot;neves&quot;;&quot;7&quot;;IF([.H707]=&quot;thgie&quot;;&quot;8&quot;;IF([.H707]=&quot;enin&quot;;&quot;9&quot;;IF([.H707]=&quot;orez&quot;;&quot;0&quot;;[.H707])))))))))))" office:value-type="string" office:string-value="6" calcext:value-type="string">
            <text:p>6</text:p>
          </table:table-cell>
          <table:table-cell table:formula="of:=IF(ISNA([.G707]);&quot;&quot;;VALUE(COM.MICROSOFT.CONCAT([.I707:.J707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9zzsjzqvkkzrpnszbvg</text:p>
          </table:table-cell>
          <table:table-cell table:style-name="ce4" table:formula="of:=ORG.LIBREOFFICE.REGEX([.A708];&quot;\D&quot;;&quot;&quot;;&quot;g&quot;)" office:value-type="string" office:string-value="419" calcext:value-type="string">
            <text:p>419</text:p>
          </table:table-cell>
          <table:table-cell table:formula="of:=LEFT([.B708];1)" office:value-type="string" office:string-value="4" calcext:value-type="string">
            <text:p>4</text:p>
          </table:table-cell>
          <table:table-cell table:style-name="ce5" table:formula="of:=RIGHT([.B708];1)" office:value-type="string" office:string-value="9" calcext:value-type="string">
            <text:p>9</text:p>
          </table:table-cell>
          <table:table-cell table:formula="of:=VALUE(COM.MICROSOFT.CONCAT([.C708];[.D708]))" office:value-type="float" office:value="49" calcext:value-type="float">
            <text:p>49</text:p>
          </table:table-cell>
          <table:table-cell table:style-name="ce14" table:formula="of:=(STRREV([.A708]))" office:value-type="string" office:string-value="gvbzsnprzkkvqzjszz914" calcext:value-type="string">
            <text:p>gvbzsnprzkkvqzjszz914</text:p>
          </table:table-cell>
          <table:table-cell table:formula="of:=ORG.LIBREOFFICE.REGEX([.A70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08];&quot;eno|owt|eerht|ruof|evif|xis|neves|thgie|enin|orez|\d&quot;;;1)" office:value-type="string" office:string-value="9" calcext:value-type="string">
            <text:p>9</text:p>
          </table:table-cell>
          <table:table-cell table:formula="of:=IF(ISNA([.G708]);&quot;&quot;;IF([.G708]=&quot;one&quot;;&quot;1&quot;;IF([.G708]=&quot;two&quot;;&quot;2&quot;;IF([.G708]=&quot;three&quot;;&quot;3&quot;;IF([.G708]=&quot;four&quot;;&quot;4&quot;;IF([.G708]=&quot;five&quot;;&quot;5&quot;;IF([.G708]=&quot;six&quot;;&quot;6&quot;;IF([.G708]=&quot;seven&quot;;&quot;7&quot;;IF([.G708]=&quot;eight&quot;;&quot;8&quot;;IF([.G708]=&quot;nine&quot;;&quot;9&quot;;IF([.G708]=&quot;zero&quot;;&quot;0&quot;;VALUE([.G708]))))))))))))" office:value-type="float" office:value="4" calcext:value-type="float">
            <text:p>4</text:p>
          </table:table-cell>
          <table:table-cell table:style-name="ce7" table:formula="of:=IF(ISNA([.H708]);&quot;&quot;;IF([.H708]=&quot;eno&quot;;&quot;1&quot;;IF([.H708]=&quot;owt&quot;;&quot;2&quot;;IF([.H708]=&quot;eerht&quot;;&quot;3&quot;;IF([.H708]=&quot;ruof&quot;;&quot;4&quot;;IF([.H708]=&quot;evif&quot;;&quot;5&quot;;IF([.H708]=&quot;xis&quot;;&quot;6&quot;;IF([.H708]=&quot;neves&quot;;&quot;7&quot;;IF([.H708]=&quot;thgie&quot;;&quot;8&quot;;IF([.H708]=&quot;enin&quot;;&quot;9&quot;;IF([.H708]=&quot;orez&quot;;&quot;0&quot;;[.H708])))))))))))" office:value-type="string" office:string-value="9" calcext:value-type="string">
            <text:p>9</text:p>
          </table:table-cell>
          <table:table-cell table:style-name="ce7" table:formula="of:=IF(ISNA([.G708]);&quot;&quot;;VALUE(COM.MICROSOFT.CONCAT([.I708:.J708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fourthree7two</text:p>
          </table:table-cell>
          <table:table-cell table:style-name="ce4" table:formula="of:=ORG.LIBREOFFICE.REGEX([.A709];&quot;\D&quot;;&quot;&quot;;&quot;g&quot;)" office:value-type="string" office:string-value="87" calcext:value-type="string">
            <text:p>87</text:p>
          </table:table-cell>
          <table:table-cell table:formula="of:=LEFT([.B709];1)" office:value-type="string" office:string-value="8" calcext:value-type="string">
            <text:p>8</text:p>
          </table:table-cell>
          <table:table-cell table:style-name="ce5" table:formula="of:=RIGHT([.B709];1)" office:value-type="string" office:string-value="7" calcext:value-type="string">
            <text:p>7</text:p>
          </table:table-cell>
          <table:table-cell table:formula="of:=VALUE(COM.MICROSOFT.CONCAT([.C709];[.D709]))" office:value-type="float" office:value="87" calcext:value-type="float">
            <text:p>87</text:p>
          </table:table-cell>
          <table:table-cell table:style-name="ce14" table:formula="of:=(STRREV([.A709]))" office:value-type="string" office:string-value="owt7eerhtruof8" calcext:value-type="string">
            <text:p>owt7eerhtruof8</text:p>
          </table:table-cell>
          <table:table-cell table:formula="of:=ORG.LIBREOFFICE.REGEX([.A70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09];&quot;eno|owt|eerht|ruof|evif|xis|neves|thgie|enin|orez|\d&quot;;;1)" office:value-type="string" office:string-value="owt" calcext:value-type="string">
            <text:p>owt</text:p>
          </table:table-cell>
          <table:table-cell table:formula="of:=IF(ISNA([.G709]);&quot;&quot;;IF([.G709]=&quot;one&quot;;&quot;1&quot;;IF([.G709]=&quot;two&quot;;&quot;2&quot;;IF([.G709]=&quot;three&quot;;&quot;3&quot;;IF([.G709]=&quot;four&quot;;&quot;4&quot;;IF([.G709]=&quot;five&quot;;&quot;5&quot;;IF([.G709]=&quot;six&quot;;&quot;6&quot;;IF([.G709]=&quot;seven&quot;;&quot;7&quot;;IF([.G709]=&quot;eight&quot;;&quot;8&quot;;IF([.G709]=&quot;nine&quot;;&quot;9&quot;;IF([.G709]=&quot;zero&quot;;&quot;0&quot;;VALUE([.G709]))))))))))))" office:value-type="float" office:value="8" calcext:value-type="float">
            <text:p>8</text:p>
          </table:table-cell>
          <table:table-cell table:style-name="ce7" table:formula="of:=IF(ISNA([.H709]);&quot;&quot;;IF([.H709]=&quot;eno&quot;;&quot;1&quot;;IF([.H709]=&quot;owt&quot;;&quot;2&quot;;IF([.H709]=&quot;eerht&quot;;&quot;3&quot;;IF([.H709]=&quot;ruof&quot;;&quot;4&quot;;IF([.H709]=&quot;evif&quot;;&quot;5&quot;;IF([.H709]=&quot;xis&quot;;&quot;6&quot;;IF([.H709]=&quot;neves&quot;;&quot;7&quot;;IF([.H709]=&quot;thgie&quot;;&quot;8&quot;;IF([.H709]=&quot;enin&quot;;&quot;9&quot;;IF([.H709]=&quot;orez&quot;;&quot;0&quot;;[.H709])))))))))))" office:value-type="string" office:string-value="2" calcext:value-type="string">
            <text:p>2</text:p>
          </table:table-cell>
          <table:table-cell table:formula="of:=IF(ISNA([.G709]);&quot;&quot;;VALUE(COM.MICROSOFT.CONCAT([.I709:.J709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ivefmhrttsqfz2eight6two</text:p>
          </table:table-cell>
          <table:table-cell table:style-name="ce4" table:formula="of:=ORG.LIBREOFFICE.REGEX([.A710];&quot;\D&quot;;&quot;&quot;;&quot;g&quot;)" office:value-type="string" office:string-value="26" calcext:value-type="string">
            <text:p>26</text:p>
          </table:table-cell>
          <table:table-cell table:formula="of:=LEFT([.B710];1)" office:value-type="string" office:string-value="2" calcext:value-type="string">
            <text:p>2</text:p>
          </table:table-cell>
          <table:table-cell table:style-name="ce5" table:formula="of:=RIGHT([.B710];1)" office:value-type="string" office:string-value="6" calcext:value-type="string">
            <text:p>6</text:p>
          </table:table-cell>
          <table:table-cell table:formula="of:=VALUE(COM.MICROSOFT.CONCAT([.C710];[.D710]))" office:value-type="float" office:value="26" calcext:value-type="float">
            <text:p>26</text:p>
          </table:table-cell>
          <table:table-cell table:style-name="ce14" table:formula="of:=(STRREV([.A710]))" office:value-type="string" office:string-value="owt6thgie2zfqsttrhmfevifxis" calcext:value-type="string">
            <text:p>owt6thgie2zfqsttrhmfevifxis</text:p>
          </table:table-cell>
          <table:table-cell table:formula="of:=ORG.LIBREOFFICE.REGEX([.A71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10];&quot;eno|owt|eerht|ruof|evif|xis|neves|thgie|enin|orez|\d&quot;;;1)" office:value-type="string" office:string-value="owt" calcext:value-type="string">
            <text:p>owt</text:p>
          </table:table-cell>
          <table:table-cell table:formula="of:=IF(ISNA([.G710]);&quot;&quot;;IF([.G710]=&quot;one&quot;;&quot;1&quot;;IF([.G710]=&quot;two&quot;;&quot;2&quot;;IF([.G710]=&quot;three&quot;;&quot;3&quot;;IF([.G710]=&quot;four&quot;;&quot;4&quot;;IF([.G710]=&quot;five&quot;;&quot;5&quot;;IF([.G710]=&quot;six&quot;;&quot;6&quot;;IF([.G710]=&quot;seven&quot;;&quot;7&quot;;IF([.G710]=&quot;eight&quot;;&quot;8&quot;;IF([.G710]=&quot;nine&quot;;&quot;9&quot;;IF([.G710]=&quot;zero&quot;;&quot;0&quot;;VALUE([.G710]))))))))))))" office:value-type="string" office:string-value="6" calcext:value-type="string">
            <text:p>6</text:p>
          </table:table-cell>
          <table:table-cell table:style-name="ce7" table:formula="of:=IF(ISNA([.H710]);&quot;&quot;;IF([.H710]=&quot;eno&quot;;&quot;1&quot;;IF([.H710]=&quot;owt&quot;;&quot;2&quot;;IF([.H710]=&quot;eerht&quot;;&quot;3&quot;;IF([.H710]=&quot;ruof&quot;;&quot;4&quot;;IF([.H710]=&quot;evif&quot;;&quot;5&quot;;IF([.H710]=&quot;xis&quot;;&quot;6&quot;;IF([.H710]=&quot;neves&quot;;&quot;7&quot;;IF([.H710]=&quot;thgie&quot;;&quot;8&quot;;IF([.H710]=&quot;enin&quot;;&quot;9&quot;;IF([.H710]=&quot;orez&quot;;&quot;0&quot;;[.H710])))))))))))" office:value-type="string" office:string-value="2" calcext:value-type="string">
            <text:p>2</text:p>
          </table:table-cell>
          <table:table-cell table:formula="of:=IF(ISNA([.G710]);&quot;&quot;;VALUE(COM.MICROSOFT.CONCAT([.I710:.J710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4" table:formula="of:=ORG.LIBREOFFICE.REGEX([.A711];&quot;\D&quot;;&quot;&quot;;&quot;g&quot;)" office:value-type="string" office:string-value="286" calcext:value-type="string">
            <text:p>286</text:p>
          </table:table-cell>
          <table:table-cell table:formula="of:=LEFT([.B711];1)" office:value-type="string" office:string-value="2" calcext:value-type="string">
            <text:p>2</text:p>
          </table:table-cell>
          <table:table-cell table:style-name="ce5" table:formula="of:=RIGHT([.B711];1)" office:value-type="string" office:string-value="6" calcext:value-type="string">
            <text:p>6</text:p>
          </table:table-cell>
          <table:table-cell table:formula="of:=VALUE(COM.MICROSOFT.CONCAT([.C711];[.D711]))" office:value-type="float" office:value="26" calcext:value-type="float">
            <text:p>26</text:p>
          </table:table-cell>
          <table:table-cell table:style-name="ce14" table:formula="of:=(STRREV([.A711]))" office:value-type="string" office:string-value="682" calcext:value-type="string">
            <text:p>682</text:p>
          </table:table-cell>
          <table:table-cell table:formula="of:=ORG.LIBREOFFICE.REGEX([.A71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11];&quot;eno|owt|eerht|ruof|evif|xis|neves|thgie|enin|orez|\d&quot;;;1)" office:value-type="string" office:string-value="6" calcext:value-type="string">
            <text:p>6</text:p>
          </table:table-cell>
          <table:table-cell table:formula="of:=IF(ISNA([.G711]);&quot;&quot;;IF([.G711]=&quot;one&quot;;&quot;1&quot;;IF([.G711]=&quot;two&quot;;&quot;2&quot;;IF([.G711]=&quot;three&quot;;&quot;3&quot;;IF([.G711]=&quot;four&quot;;&quot;4&quot;;IF([.G711]=&quot;five&quot;;&quot;5&quot;;IF([.G711]=&quot;six&quot;;&quot;6&quot;;IF([.G711]=&quot;seven&quot;;&quot;7&quot;;IF([.G711]=&quot;eight&quot;;&quot;8&quot;;IF([.G711]=&quot;nine&quot;;&quot;9&quot;;IF([.G711]=&quot;zero&quot;;&quot;0&quot;;VALUE([.G711]))))))))))))" office:value-type="float" office:value="2" calcext:value-type="float">
            <text:p>2</text:p>
          </table:table-cell>
          <table:table-cell table:style-name="ce7" table:formula="of:=IF(ISNA([.H711]);&quot;&quot;;IF([.H711]=&quot;eno&quot;;&quot;1&quot;;IF([.H711]=&quot;owt&quot;;&quot;2&quot;;IF([.H711]=&quot;eerht&quot;;&quot;3&quot;;IF([.H711]=&quot;ruof&quot;;&quot;4&quot;;IF([.H711]=&quot;evif&quot;;&quot;5&quot;;IF([.H711]=&quot;xis&quot;;&quot;6&quot;;IF([.H711]=&quot;neves&quot;;&quot;7&quot;;IF([.H711]=&quot;thgie&quot;;&quot;8&quot;;IF([.H711]=&quot;enin&quot;;&quot;9&quot;;IF([.H711]=&quot;orez&quot;;&quot;0&quot;;[.H711])))))))))))" office:value-type="string" office:string-value="6" calcext:value-type="string">
            <text:p>6</text:p>
          </table:table-cell>
          <table:table-cell table:style-name="ce7" table:formula="of:=IF(ISNA([.G711]);&quot;&quot;;VALUE(COM.MICROSOFT.CONCAT([.I711:.J711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vxhrfiveftnlkmcv2</text:p>
          </table:table-cell>
          <table:table-cell table:style-name="ce4" table:formula="of:=ORG.LIBREOFFICE.REGEX([.A712];&quot;\D&quot;;&quot;&quot;;&quot;g&quot;)" office:value-type="string" office:string-value="2" calcext:value-type="string">
            <text:p>2</text:p>
          </table:table-cell>
          <table:table-cell table:formula="of:=LEFT([.B712];1)" office:value-type="string" office:string-value="2" calcext:value-type="string">
            <text:p>2</text:p>
          </table:table-cell>
          <table:table-cell table:style-name="ce5" table:formula="of:=RIGHT([.B712];1)" office:value-type="string" office:string-value="2" calcext:value-type="string">
            <text:p>2</text:p>
          </table:table-cell>
          <table:table-cell table:formula="of:=VALUE(COM.MICROSOFT.CONCAT([.C712];[.D712]))" office:value-type="float" office:value="22" calcext:value-type="float">
            <text:p>22</text:p>
          </table:table-cell>
          <table:table-cell table:style-name="ce14" table:formula="of:=(STRREV([.A712]))" office:value-type="string" office:string-value="2vcmklntfevifrhxvx" calcext:value-type="string">
            <text:p>2vcmklntfevifrhxvx</text:p>
          </table:table-cell>
          <table:table-cell table:formula="of:=ORG.LIBREOFFICE.REGEX([.A71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12];&quot;eno|owt|eerht|ruof|evif|xis|neves|thgie|enin|orez|\d&quot;;;1)" office:value-type="string" office:string-value="2" calcext:value-type="string">
            <text:p>2</text:p>
          </table:table-cell>
          <table:table-cell table:formula="of:=IF(ISNA([.G712]);&quot;&quot;;IF([.G712]=&quot;one&quot;;&quot;1&quot;;IF([.G712]=&quot;two&quot;;&quot;2&quot;;IF([.G712]=&quot;three&quot;;&quot;3&quot;;IF([.G712]=&quot;four&quot;;&quot;4&quot;;IF([.G712]=&quot;five&quot;;&quot;5&quot;;IF([.G712]=&quot;six&quot;;&quot;6&quot;;IF([.G712]=&quot;seven&quot;;&quot;7&quot;;IF([.G712]=&quot;eight&quot;;&quot;8&quot;;IF([.G712]=&quot;nine&quot;;&quot;9&quot;;IF([.G712]=&quot;zero&quot;;&quot;0&quot;;VALUE([.G712]))))))))))))" office:value-type="string" office:string-value="5" calcext:value-type="string">
            <text:p>5</text:p>
          </table:table-cell>
          <table:table-cell table:style-name="ce7" table:formula="of:=IF(ISNA([.H712]);&quot;&quot;;IF([.H712]=&quot;eno&quot;;&quot;1&quot;;IF([.H712]=&quot;owt&quot;;&quot;2&quot;;IF([.H712]=&quot;eerht&quot;;&quot;3&quot;;IF([.H712]=&quot;ruof&quot;;&quot;4&quot;;IF([.H712]=&quot;evif&quot;;&quot;5&quot;;IF([.H712]=&quot;xis&quot;;&quot;6&quot;;IF([.H712]=&quot;neves&quot;;&quot;7&quot;;IF([.H712]=&quot;thgie&quot;;&quot;8&quot;;IF([.H712]=&quot;enin&quot;;&quot;9&quot;;IF([.H712]=&quot;orez&quot;;&quot;0&quot;;[.H712])))))))))))" office:value-type="string" office:string-value="2" calcext:value-type="string">
            <text:p>2</text:p>
          </table:table-cell>
          <table:table-cell table:formula="of:=IF(ISNA([.G712]);&quot;&quot;;VALUE(COM.MICROSOFT.CONCAT([.I712:.J712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6eightninedkgxbkninexgncmkfqp</text:p>
          </table:table-cell>
          <table:table-cell table:style-name="ce4" table:formula="of:=ORG.LIBREOFFICE.REGEX([.A713];&quot;\D&quot;;&quot;&quot;;&quot;g&quot;)" office:value-type="string" office:string-value="6" calcext:value-type="string">
            <text:p>6</text:p>
          </table:table-cell>
          <table:table-cell table:formula="of:=LEFT([.B713];1)" office:value-type="string" office:string-value="6" calcext:value-type="string">
            <text:p>6</text:p>
          </table:table-cell>
          <table:table-cell table:style-name="ce5" table:formula="of:=RIGHT([.B713];1)" office:value-type="string" office:string-value="6" calcext:value-type="string">
            <text:p>6</text:p>
          </table:table-cell>
          <table:table-cell table:formula="of:=VALUE(COM.MICROSOFT.CONCAT([.C713];[.D713]))" office:value-type="float" office:value="66" calcext:value-type="float">
            <text:p>66</text:p>
          </table:table-cell>
          <table:table-cell table:style-name="ce14" table:formula="of:=(STRREV([.A713]))" office:value-type="string" office:string-value="pqfkmcngxeninkbxgkdeninthgie6ruofruof" calcext:value-type="string">
            <text:p>pqfkmcngxeninkbxgkdeninthgie6ruofruof</text:p>
          </table:table-cell>
          <table:table-cell table:formula="of:=ORG.LIBREOFFICE.REGEX([.A71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13];&quot;eno|owt|eerht|ruof|evif|xis|neves|thgie|enin|orez|\d&quot;;;1)" office:value-type="string" office:string-value="enin" calcext:value-type="string">
            <text:p>enin</text:p>
          </table:table-cell>
          <table:table-cell table:formula="of:=IF(ISNA([.G713]);&quot;&quot;;IF([.G713]=&quot;one&quot;;&quot;1&quot;;IF([.G713]=&quot;two&quot;;&quot;2&quot;;IF([.G713]=&quot;three&quot;;&quot;3&quot;;IF([.G713]=&quot;four&quot;;&quot;4&quot;;IF([.G713]=&quot;five&quot;;&quot;5&quot;;IF([.G713]=&quot;six&quot;;&quot;6&quot;;IF([.G713]=&quot;seven&quot;;&quot;7&quot;;IF([.G713]=&quot;eight&quot;;&quot;8&quot;;IF([.G713]=&quot;nine&quot;;&quot;9&quot;;IF([.G713]=&quot;zero&quot;;&quot;0&quot;;VALUE([.G713]))))))))))))" office:value-type="string" office:string-value="4" calcext:value-type="string">
            <text:p>4</text:p>
          </table:table-cell>
          <table:table-cell table:style-name="ce7" table:formula="of:=IF(ISNA([.H713]);&quot;&quot;;IF([.H713]=&quot;eno&quot;;&quot;1&quot;;IF([.H713]=&quot;owt&quot;;&quot;2&quot;;IF([.H713]=&quot;eerht&quot;;&quot;3&quot;;IF([.H713]=&quot;ruof&quot;;&quot;4&quot;;IF([.H713]=&quot;evif&quot;;&quot;5&quot;;IF([.H713]=&quot;xis&quot;;&quot;6&quot;;IF([.H713]=&quot;neves&quot;;&quot;7&quot;;IF([.H713]=&quot;thgie&quot;;&quot;8&quot;;IF([.H713]=&quot;enin&quot;;&quot;9&quot;;IF([.H713]=&quot;orez&quot;;&quot;0&quot;;[.H713])))))))))))" office:value-type="string" office:string-value="9" calcext:value-type="string">
            <text:p>9</text:p>
          </table:table-cell>
          <table:table-cell table:formula="of:=IF(ISNA([.G713]);&quot;&quot;;VALUE(COM.MICROSOFT.CONCAT([.I713:.J713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kqjc1dvxtxdvzfgcph3</text:p>
          </table:table-cell>
          <table:table-cell table:style-name="ce4" table:formula="of:=ORG.LIBREOFFICE.REGEX([.A714];&quot;\D&quot;;&quot;&quot;;&quot;g&quot;)" office:value-type="string" office:string-value="13" calcext:value-type="string">
            <text:p>13</text:p>
          </table:table-cell>
          <table:table-cell table:formula="of:=LEFT([.B714];1)" office:value-type="string" office:string-value="1" calcext:value-type="string">
            <text:p>1</text:p>
          </table:table-cell>
          <table:table-cell table:style-name="ce5" table:formula="of:=RIGHT([.B714];1)" office:value-type="string" office:string-value="3" calcext:value-type="string">
            <text:p>3</text:p>
          </table:table-cell>
          <table:table-cell table:formula="of:=VALUE(COM.MICROSOFT.CONCAT([.C714];[.D714]))" office:value-type="float" office:value="13" calcext:value-type="float">
            <text:p>13</text:p>
          </table:table-cell>
          <table:table-cell table:style-name="ce14" table:formula="of:=(STRREV([.A714]))" office:value-type="string" office:string-value="3hpcgfzvdxtxvd1cjqkenin" calcext:value-type="string">
            <text:p>3hpcgfzvdxtxvd1cjqkenin</text:p>
          </table:table-cell>
          <table:table-cell table:formula="of:=ORG.LIBREOFFICE.REGEX([.A71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14];&quot;eno|owt|eerht|ruof|evif|xis|neves|thgie|enin|orez|\d&quot;;;1)" office:value-type="string" office:string-value="3" calcext:value-type="string">
            <text:p>3</text:p>
          </table:table-cell>
          <table:table-cell table:formula="of:=IF(ISNA([.G714]);&quot;&quot;;IF([.G714]=&quot;one&quot;;&quot;1&quot;;IF([.G714]=&quot;two&quot;;&quot;2&quot;;IF([.G714]=&quot;three&quot;;&quot;3&quot;;IF([.G714]=&quot;four&quot;;&quot;4&quot;;IF([.G714]=&quot;five&quot;;&quot;5&quot;;IF([.G714]=&quot;six&quot;;&quot;6&quot;;IF([.G714]=&quot;seven&quot;;&quot;7&quot;;IF([.G714]=&quot;eight&quot;;&quot;8&quot;;IF([.G714]=&quot;nine&quot;;&quot;9&quot;;IF([.G714]=&quot;zero&quot;;&quot;0&quot;;VALUE([.G714]))))))))))))" office:value-type="string" office:string-value="9" calcext:value-type="string">
            <text:p>9</text:p>
          </table:table-cell>
          <table:table-cell table:style-name="ce7" table:formula="of:=IF(ISNA([.H714]);&quot;&quot;;IF([.H714]=&quot;eno&quot;;&quot;1&quot;;IF([.H714]=&quot;owt&quot;;&quot;2&quot;;IF([.H714]=&quot;eerht&quot;;&quot;3&quot;;IF([.H714]=&quot;ruof&quot;;&quot;4&quot;;IF([.H714]=&quot;evif&quot;;&quot;5&quot;;IF([.H714]=&quot;xis&quot;;&quot;6&quot;;IF([.H714]=&quot;neves&quot;;&quot;7&quot;;IF([.H714]=&quot;thgie&quot;;&quot;8&quot;;IF([.H714]=&quot;enin&quot;;&quot;9&quot;;IF([.H714]=&quot;orez&quot;;&quot;0&quot;;[.H714])))))))))))" office:value-type="string" office:string-value="3" calcext:value-type="string">
            <text:p>3</text:p>
          </table:table-cell>
          <table:table-cell table:formula="of:=IF(ISNA([.G714]);&quot;&quot;;VALUE(COM.MICROSOFT.CONCAT([.I714:.J714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hnnqm</text:p>
          </table:table-cell>
          <table:table-cell table:style-name="ce4" table:formula="of:=ORG.LIBREOFFICE.REGEX([.A715];&quot;\D&quot;;&quot;&quot;;&quot;g&quot;)" office:value-type="string" office:string-value="8" calcext:value-type="string">
            <text:p>8</text:p>
          </table:table-cell>
          <table:table-cell table:formula="of:=LEFT([.B715];1)" office:value-type="string" office:string-value="8" calcext:value-type="string">
            <text:p>8</text:p>
          </table:table-cell>
          <table:table-cell table:style-name="ce5" table:formula="of:=RIGHT([.B715];1)" office:value-type="string" office:string-value="8" calcext:value-type="string">
            <text:p>8</text:p>
          </table:table-cell>
          <table:table-cell table:formula="of:=VALUE(COM.MICROSOFT.CONCAT([.C715];[.D715]))" office:value-type="float" office:value="88" calcext:value-type="float">
            <text:p>88</text:p>
          </table:table-cell>
          <table:table-cell table:style-name="ce14" table:formula="of:=(STRREV([.A715]))" office:value-type="string" office:string-value="mqnnh8" calcext:value-type="string">
            <text:p>mqnnh8</text:p>
          </table:table-cell>
          <table:table-cell table:formula="of:=ORG.LIBREOFFICE.REGEX([.A71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15];&quot;eno|owt|eerht|ruof|evif|xis|neves|thgie|enin|orez|\d&quot;;;1)" office:value-type="string" office:string-value="8" calcext:value-type="string">
            <text:p>8</text:p>
          </table:table-cell>
          <table:table-cell table:formula="of:=IF(ISNA([.G715]);&quot;&quot;;IF([.G715]=&quot;one&quot;;&quot;1&quot;;IF([.G715]=&quot;two&quot;;&quot;2&quot;;IF([.G715]=&quot;three&quot;;&quot;3&quot;;IF([.G715]=&quot;four&quot;;&quot;4&quot;;IF([.G715]=&quot;five&quot;;&quot;5&quot;;IF([.G715]=&quot;six&quot;;&quot;6&quot;;IF([.G715]=&quot;seven&quot;;&quot;7&quot;;IF([.G715]=&quot;eight&quot;;&quot;8&quot;;IF([.G715]=&quot;nine&quot;;&quot;9&quot;;IF([.G715]=&quot;zero&quot;;&quot;0&quot;;VALUE([.G715]))))))))))))" office:value-type="float" office:value="8" calcext:value-type="float">
            <text:p>8</text:p>
          </table:table-cell>
          <table:table-cell table:style-name="ce7" table:formula="of:=IF(ISNA([.H715]);&quot;&quot;;IF([.H715]=&quot;eno&quot;;&quot;1&quot;;IF([.H715]=&quot;owt&quot;;&quot;2&quot;;IF([.H715]=&quot;eerht&quot;;&quot;3&quot;;IF([.H715]=&quot;ruof&quot;;&quot;4&quot;;IF([.H715]=&quot;evif&quot;;&quot;5&quot;;IF([.H715]=&quot;xis&quot;;&quot;6&quot;;IF([.H715]=&quot;neves&quot;;&quot;7&quot;;IF([.H715]=&quot;thgie&quot;;&quot;8&quot;;IF([.H715]=&quot;enin&quot;;&quot;9&quot;;IF([.H715]=&quot;orez&quot;;&quot;0&quot;;[.H715])))))))))))" office:value-type="string" office:string-value="8" calcext:value-type="string">
            <text:p>8</text:p>
          </table:table-cell>
          <table:table-cell table:style-name="ce7" table:formula="of:=IF(ISNA([.G715]);&quot;&quot;;VALUE(COM.MICROSOFT.CONCAT([.I715:.J71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kzzmhbdqfour849</text:p>
          </table:table-cell>
          <table:table-cell table:style-name="ce4" table:formula="of:=ORG.LIBREOFFICE.REGEX([.A716];&quot;\D&quot;;&quot;&quot;;&quot;g&quot;)" office:value-type="string" office:string-value="849" calcext:value-type="string">
            <text:p>849</text:p>
          </table:table-cell>
          <table:table-cell table:formula="of:=LEFT([.B716];1)" office:value-type="string" office:string-value="8" calcext:value-type="string">
            <text:p>8</text:p>
          </table:table-cell>
          <table:table-cell table:style-name="ce5" table:formula="of:=RIGHT([.B716];1)" office:value-type="string" office:string-value="9" calcext:value-type="string">
            <text:p>9</text:p>
          </table:table-cell>
          <table:table-cell table:formula="of:=VALUE(COM.MICROSOFT.CONCAT([.C716];[.D716]))" office:value-type="float" office:value="89" calcext:value-type="float">
            <text:p>89</text:p>
          </table:table-cell>
          <table:table-cell table:style-name="ce14" table:formula="of:=(STRREV([.A716]))" office:value-type="string" office:string-value="948ruofqdbhmzzkg" calcext:value-type="string">
            <text:p>948ruofqdbhmzzkg</text:p>
          </table:table-cell>
          <table:table-cell table:formula="of:=ORG.LIBREOFFICE.REGEX([.A71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16];&quot;eno|owt|eerht|ruof|evif|xis|neves|thgie|enin|orez|\d&quot;;;1)" office:value-type="string" office:string-value="9" calcext:value-type="string">
            <text:p>9</text:p>
          </table:table-cell>
          <table:table-cell table:formula="of:=IF(ISNA([.G716]);&quot;&quot;;IF([.G716]=&quot;one&quot;;&quot;1&quot;;IF([.G716]=&quot;two&quot;;&quot;2&quot;;IF([.G716]=&quot;three&quot;;&quot;3&quot;;IF([.G716]=&quot;four&quot;;&quot;4&quot;;IF([.G716]=&quot;five&quot;;&quot;5&quot;;IF([.G716]=&quot;six&quot;;&quot;6&quot;;IF([.G716]=&quot;seven&quot;;&quot;7&quot;;IF([.G716]=&quot;eight&quot;;&quot;8&quot;;IF([.G716]=&quot;nine&quot;;&quot;9&quot;;IF([.G716]=&quot;zero&quot;;&quot;0&quot;;VALUE([.G716]))))))))))))" office:value-type="string" office:string-value="4" calcext:value-type="string">
            <text:p>4</text:p>
          </table:table-cell>
          <table:table-cell table:style-name="ce7" table:formula="of:=IF(ISNA([.H716]);&quot;&quot;;IF([.H716]=&quot;eno&quot;;&quot;1&quot;;IF([.H716]=&quot;owt&quot;;&quot;2&quot;;IF([.H716]=&quot;eerht&quot;;&quot;3&quot;;IF([.H716]=&quot;ruof&quot;;&quot;4&quot;;IF([.H716]=&quot;evif&quot;;&quot;5&quot;;IF([.H716]=&quot;xis&quot;;&quot;6&quot;;IF([.H716]=&quot;neves&quot;;&quot;7&quot;;IF([.H716]=&quot;thgie&quot;;&quot;8&quot;;IF([.H716]=&quot;enin&quot;;&quot;9&quot;;IF([.H716]=&quot;orez&quot;;&quot;0&quot;;[.H716])))))))))))" office:value-type="string" office:string-value="9" calcext:value-type="string">
            <text:p>9</text:p>
          </table:table-cell>
          <table:table-cell table:formula="of:=IF(ISNA([.G716]);&quot;&quot;;VALUE(COM.MICROSOFT.CONCAT([.I716:.J716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5fjtrfourseven</text:p>
          </table:table-cell>
          <table:table-cell table:style-name="ce4" table:formula="of:=ORG.LIBREOFFICE.REGEX([.A717];&quot;\D&quot;;&quot;&quot;;&quot;g&quot;)" office:value-type="string" office:string-value="95" calcext:value-type="string">
            <text:p>95</text:p>
          </table:table-cell>
          <table:table-cell table:formula="of:=LEFT([.B717];1)" office:value-type="string" office:string-value="9" calcext:value-type="string">
            <text:p>9</text:p>
          </table:table-cell>
          <table:table-cell table:style-name="ce5" table:formula="of:=RIGHT([.B717];1)" office:value-type="string" office:string-value="5" calcext:value-type="string">
            <text:p>5</text:p>
          </table:table-cell>
          <table:table-cell table:formula="of:=VALUE(COM.MICROSOFT.CONCAT([.C717];[.D717]))" office:value-type="float" office:value="95" calcext:value-type="float">
            <text:p>95</text:p>
          </table:table-cell>
          <table:table-cell table:style-name="ce14" table:formula="of:=(STRREV([.A717]))" office:value-type="string" office:string-value="nevesruofrtjf59" calcext:value-type="string">
            <text:p>nevesruofrtjf59</text:p>
          </table:table-cell>
          <table:table-cell table:formula="of:=ORG.LIBREOFFICE.REGEX([.A71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1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17]);&quot;&quot;;IF([.G717]=&quot;one&quot;;&quot;1&quot;;IF([.G717]=&quot;two&quot;;&quot;2&quot;;IF([.G717]=&quot;three&quot;;&quot;3&quot;;IF([.G717]=&quot;four&quot;;&quot;4&quot;;IF([.G717]=&quot;five&quot;;&quot;5&quot;;IF([.G717]=&quot;six&quot;;&quot;6&quot;;IF([.G717]=&quot;seven&quot;;&quot;7&quot;;IF([.G717]=&quot;eight&quot;;&quot;8&quot;;IF([.G717]=&quot;nine&quot;;&quot;9&quot;;IF([.G717]=&quot;zero&quot;;&quot;0&quot;;VALUE([.G717]))))))))))))" office:value-type="float" office:value="9" calcext:value-type="float">
            <text:p>9</text:p>
          </table:table-cell>
          <table:table-cell table:style-name="ce7" table:formula="of:=IF(ISNA([.H717]);&quot;&quot;;IF([.H717]=&quot;eno&quot;;&quot;1&quot;;IF([.H717]=&quot;owt&quot;;&quot;2&quot;;IF([.H717]=&quot;eerht&quot;;&quot;3&quot;;IF([.H717]=&quot;ruof&quot;;&quot;4&quot;;IF([.H717]=&quot;evif&quot;;&quot;5&quot;;IF([.H717]=&quot;xis&quot;;&quot;6&quot;;IF([.H717]=&quot;neves&quot;;&quot;7&quot;;IF([.H717]=&quot;thgie&quot;;&quot;8&quot;;IF([.H717]=&quot;enin&quot;;&quot;9&quot;;IF([.H717]=&quot;orez&quot;;&quot;0&quot;;[.H717])))))))))))" office:value-type="string" office:string-value="7" calcext:value-type="string">
            <text:p>7</text:p>
          </table:table-cell>
          <table:table-cell table:formula="of:=IF(ISNA([.G717]);&quot;&quot;;VALUE(COM.MICROSOFT.CONCAT([.I717:.J717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rh</text:p>
          </table:table-cell>
          <table:table-cell table:style-name="ce4" table:formula="of:=ORG.LIBREOFFICE.REGEX([.A718];&quot;\D&quot;;&quot;&quot;;&quot;g&quot;)" office:value-type="string" office:string-value="5" calcext:value-type="string">
            <text:p>5</text:p>
          </table:table-cell>
          <table:table-cell table:formula="of:=LEFT([.B718];1)" office:value-type="string" office:string-value="5" calcext:value-type="string">
            <text:p>5</text:p>
          </table:table-cell>
          <table:table-cell table:style-name="ce5" table:formula="of:=RIGHT([.B718];1)" office:value-type="string" office:string-value="5" calcext:value-type="string">
            <text:p>5</text:p>
          </table:table-cell>
          <table:table-cell table:formula="of:=VALUE(COM.MICROSOFT.CONCAT([.C718];[.D718]))" office:value-type="float" office:value="55" calcext:value-type="float">
            <text:p>55</text:p>
          </table:table-cell>
          <table:table-cell table:style-name="ce14" table:formula="of:=(STRREV([.A718]))" office:value-type="string" office:string-value="hr5neves" calcext:value-type="string">
            <text:p>hr5neves</text:p>
          </table:table-cell>
          <table:table-cell table:formula="of:=ORG.LIBREOFFICE.REGEX([.A71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18];&quot;eno|owt|eerht|ruof|evif|xis|neves|thgie|enin|orez|\d&quot;;;1)" office:value-type="string" office:string-value="5" calcext:value-type="string">
            <text:p>5</text:p>
          </table:table-cell>
          <table:table-cell table:formula="of:=IF(ISNA([.G718]);&quot;&quot;;IF([.G718]=&quot;one&quot;;&quot;1&quot;;IF([.G718]=&quot;two&quot;;&quot;2&quot;;IF([.G718]=&quot;three&quot;;&quot;3&quot;;IF([.G718]=&quot;four&quot;;&quot;4&quot;;IF([.G718]=&quot;five&quot;;&quot;5&quot;;IF([.G718]=&quot;six&quot;;&quot;6&quot;;IF([.G718]=&quot;seven&quot;;&quot;7&quot;;IF([.G718]=&quot;eight&quot;;&quot;8&quot;;IF([.G718]=&quot;nine&quot;;&quot;9&quot;;IF([.G718]=&quot;zero&quot;;&quot;0&quot;;VALUE([.G718]))))))))))))" office:value-type="string" office:string-value="7" calcext:value-type="string">
            <text:p>7</text:p>
          </table:table-cell>
          <table:table-cell table:style-name="ce7" table:formula="of:=IF(ISNA([.H718]);&quot;&quot;;IF([.H718]=&quot;eno&quot;;&quot;1&quot;;IF([.H718]=&quot;owt&quot;;&quot;2&quot;;IF([.H718]=&quot;eerht&quot;;&quot;3&quot;;IF([.H718]=&quot;ruof&quot;;&quot;4&quot;;IF([.H718]=&quot;evif&quot;;&quot;5&quot;;IF([.H718]=&quot;xis&quot;;&quot;6&quot;;IF([.H718]=&quot;neves&quot;;&quot;7&quot;;IF([.H718]=&quot;thgie&quot;;&quot;8&quot;;IF([.H718]=&quot;enin&quot;;&quot;9&quot;;IF([.H718]=&quot;orez&quot;;&quot;0&quot;;[.H718])))))))))))" office:value-type="string" office:string-value="5" calcext:value-type="string">
            <text:p>5</text:p>
          </table:table-cell>
          <table:table-cell table:formula="of:=IF(ISNA([.G718]);&quot;&quot;;VALUE(COM.MICROSOFT.CONCAT([.I718:.J718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2bbqmnkkq7sixchcgslsevenvkmpfg</text:p>
          </table:table-cell>
          <table:table-cell table:style-name="ce4" table:formula="of:=ORG.LIBREOFFICE.REGEX([.A719];&quot;\D&quot;;&quot;&quot;;&quot;g&quot;)" office:value-type="string" office:string-value="27" calcext:value-type="string">
            <text:p>27</text:p>
          </table:table-cell>
          <table:table-cell table:formula="of:=LEFT([.B719];1)" office:value-type="string" office:string-value="2" calcext:value-type="string">
            <text:p>2</text:p>
          </table:table-cell>
          <table:table-cell table:style-name="ce5" table:formula="of:=RIGHT([.B719];1)" office:value-type="string" office:string-value="7" calcext:value-type="string">
            <text:p>7</text:p>
          </table:table-cell>
          <table:table-cell table:formula="of:=VALUE(COM.MICROSOFT.CONCAT([.C719];[.D719]))" office:value-type="float" office:value="27" calcext:value-type="float">
            <text:p>27</text:p>
          </table:table-cell>
          <table:table-cell table:style-name="ce14" table:formula="of:=(STRREV([.A719]))" office:value-type="string" office:string-value="gfpmkvneveslsgchcxis7qkknmqbb2evif" calcext:value-type="string">
            <text:p>gfpmkvneveslsgchcxis7qkknmqbb2evif</text:p>
          </table:table-cell>
          <table:table-cell table:formula="of:=ORG.LIBREOFFICE.REGEX([.A71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1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19]);&quot;&quot;;IF([.G719]=&quot;one&quot;;&quot;1&quot;;IF([.G719]=&quot;two&quot;;&quot;2&quot;;IF([.G719]=&quot;three&quot;;&quot;3&quot;;IF([.G719]=&quot;four&quot;;&quot;4&quot;;IF([.G719]=&quot;five&quot;;&quot;5&quot;;IF([.G719]=&quot;six&quot;;&quot;6&quot;;IF([.G719]=&quot;seven&quot;;&quot;7&quot;;IF([.G719]=&quot;eight&quot;;&quot;8&quot;;IF([.G719]=&quot;nine&quot;;&quot;9&quot;;IF([.G719]=&quot;zero&quot;;&quot;0&quot;;VALUE([.G719]))))))))))))" office:value-type="string" office:string-value="5" calcext:value-type="string">
            <text:p>5</text:p>
          </table:table-cell>
          <table:table-cell table:style-name="ce7" table:formula="of:=IF(ISNA([.H719]);&quot;&quot;;IF([.H719]=&quot;eno&quot;;&quot;1&quot;;IF([.H719]=&quot;owt&quot;;&quot;2&quot;;IF([.H719]=&quot;eerht&quot;;&quot;3&quot;;IF([.H719]=&quot;ruof&quot;;&quot;4&quot;;IF([.H719]=&quot;evif&quot;;&quot;5&quot;;IF([.H719]=&quot;xis&quot;;&quot;6&quot;;IF([.H719]=&quot;neves&quot;;&quot;7&quot;;IF([.H719]=&quot;thgie&quot;;&quot;8&quot;;IF([.H719]=&quot;enin&quot;;&quot;9&quot;;IF([.H719]=&quot;orez&quot;;&quot;0&quot;;[.H719])))))))))))" office:value-type="string" office:string-value="7" calcext:value-type="string">
            <text:p>7</text:p>
          </table:table-cell>
          <table:table-cell table:formula="of:=IF(ISNA([.G719]);&quot;&quot;;VALUE(COM.MICROSOFT.CONCAT([.I719:.J719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lfive1fpsevenmbcnqb</text:p>
          </table:table-cell>
          <table:table-cell table:style-name="ce4" table:formula="of:=ORG.LIBREOFFICE.REGEX([.A720];&quot;\D&quot;;&quot;&quot;;&quot;g&quot;)" office:value-type="string" office:string-value="1" calcext:value-type="string">
            <text:p>1</text:p>
          </table:table-cell>
          <table:table-cell table:formula="of:=LEFT([.B720];1)" office:value-type="string" office:string-value="1" calcext:value-type="string">
            <text:p>1</text:p>
          </table:table-cell>
          <table:table-cell table:style-name="ce5" table:formula="of:=RIGHT([.B720];1)" office:value-type="string" office:string-value="1" calcext:value-type="string">
            <text:p>1</text:p>
          </table:table-cell>
          <table:table-cell table:formula="of:=VALUE(COM.MICROSOFT.CONCAT([.C720];[.D720]))" office:value-type="float" office:value="11" calcext:value-type="float">
            <text:p>11</text:p>
          </table:table-cell>
          <table:table-cell table:style-name="ce14" table:formula="of:=(STRREV([.A720]))" office:value-type="string" office:string-value="bqncbmnevespf1eviflnk" calcext:value-type="string">
            <text:p>bqncbmnevespf1eviflnk</text:p>
          </table:table-cell>
          <table:table-cell table:formula="of:=ORG.LIBREOFFICE.REGEX([.A72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2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20]);&quot;&quot;;IF([.G720]=&quot;one&quot;;&quot;1&quot;;IF([.G720]=&quot;two&quot;;&quot;2&quot;;IF([.G720]=&quot;three&quot;;&quot;3&quot;;IF([.G720]=&quot;four&quot;;&quot;4&quot;;IF([.G720]=&quot;five&quot;;&quot;5&quot;;IF([.G720]=&quot;six&quot;;&quot;6&quot;;IF([.G720]=&quot;seven&quot;;&quot;7&quot;;IF([.G720]=&quot;eight&quot;;&quot;8&quot;;IF([.G720]=&quot;nine&quot;;&quot;9&quot;;IF([.G720]=&quot;zero&quot;;&quot;0&quot;;VALUE([.G720]))))))))))))" office:value-type="string" office:string-value="5" calcext:value-type="string">
            <text:p>5</text:p>
          </table:table-cell>
          <table:table-cell table:style-name="ce7" table:formula="of:=IF(ISNA([.H720]);&quot;&quot;;IF([.H720]=&quot;eno&quot;;&quot;1&quot;;IF([.H720]=&quot;owt&quot;;&quot;2&quot;;IF([.H720]=&quot;eerht&quot;;&quot;3&quot;;IF([.H720]=&quot;ruof&quot;;&quot;4&quot;;IF([.H720]=&quot;evif&quot;;&quot;5&quot;;IF([.H720]=&quot;xis&quot;;&quot;6&quot;;IF([.H720]=&quot;neves&quot;;&quot;7&quot;;IF([.H720]=&quot;thgie&quot;;&quot;8&quot;;IF([.H720]=&quot;enin&quot;;&quot;9&quot;;IF([.H720]=&quot;orez&quot;;&quot;0&quot;;[.H720])))))))))))" office:value-type="string" office:string-value="7" calcext:value-type="string">
            <text:p>7</text:p>
          </table:table-cell>
          <table:table-cell table:formula="of:=IF(ISNA([.G720]);&quot;&quot;;VALUE(COM.MICROSOFT.CONCAT([.I720:.J720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pjxzbninejrgmvxpslk5rlfmrdmfbh2</text:p>
          </table:table-cell>
          <table:table-cell table:style-name="ce4" table:formula="of:=ORG.LIBREOFFICE.REGEX([.A721];&quot;\D&quot;;&quot;&quot;;&quot;g&quot;)" office:value-type="string" office:string-value="52" calcext:value-type="string">
            <text:p>52</text:p>
          </table:table-cell>
          <table:table-cell table:formula="of:=LEFT([.B721];1)" office:value-type="string" office:string-value="5" calcext:value-type="string">
            <text:p>5</text:p>
          </table:table-cell>
          <table:table-cell table:style-name="ce5" table:formula="of:=RIGHT([.B721];1)" office:value-type="string" office:string-value="2" calcext:value-type="string">
            <text:p>2</text:p>
          </table:table-cell>
          <table:table-cell table:formula="of:=VALUE(COM.MICROSOFT.CONCAT([.C721];[.D721]))" office:value-type="float" office:value="52" calcext:value-type="float">
            <text:p>52</text:p>
          </table:table-cell>
          <table:table-cell table:style-name="ce14" table:formula="of:=(STRREV([.A721]))" office:value-type="string" office:string-value="2hbfmdrmflr5klspxvmgrjeninbzxjpq" calcext:value-type="string">
            <text:p>2hbfmdrmflr5klspxvmgrjeninbzxjpq</text:p>
          </table:table-cell>
          <table:table-cell table:formula="of:=ORG.LIBREOFFICE.REGEX([.A72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21];&quot;eno|owt|eerht|ruof|evif|xis|neves|thgie|enin|orez|\d&quot;;;1)" office:value-type="string" office:string-value="2" calcext:value-type="string">
            <text:p>2</text:p>
          </table:table-cell>
          <table:table-cell table:formula="of:=IF(ISNA([.G721]);&quot;&quot;;IF([.G721]=&quot;one&quot;;&quot;1&quot;;IF([.G721]=&quot;two&quot;;&quot;2&quot;;IF([.G721]=&quot;three&quot;;&quot;3&quot;;IF([.G721]=&quot;four&quot;;&quot;4&quot;;IF([.G721]=&quot;five&quot;;&quot;5&quot;;IF([.G721]=&quot;six&quot;;&quot;6&quot;;IF([.G721]=&quot;seven&quot;;&quot;7&quot;;IF([.G721]=&quot;eight&quot;;&quot;8&quot;;IF([.G721]=&quot;nine&quot;;&quot;9&quot;;IF([.G721]=&quot;zero&quot;;&quot;0&quot;;VALUE([.G721]))))))))))))" office:value-type="string" office:string-value="9" calcext:value-type="string">
            <text:p>9</text:p>
          </table:table-cell>
          <table:table-cell table:style-name="ce7" table:formula="of:=IF(ISNA([.H721]);&quot;&quot;;IF([.H721]=&quot;eno&quot;;&quot;1&quot;;IF([.H721]=&quot;owt&quot;;&quot;2&quot;;IF([.H721]=&quot;eerht&quot;;&quot;3&quot;;IF([.H721]=&quot;ruof&quot;;&quot;4&quot;;IF([.H721]=&quot;evif&quot;;&quot;5&quot;;IF([.H721]=&quot;xis&quot;;&quot;6&quot;;IF([.H721]=&quot;neves&quot;;&quot;7&quot;;IF([.H721]=&quot;thgie&quot;;&quot;8&quot;;IF([.H721]=&quot;enin&quot;;&quot;9&quot;;IF([.H721]=&quot;orez&quot;;&quot;0&quot;;[.H721])))))))))))" office:value-type="string" office:string-value="2" calcext:value-type="string">
            <text:p>2</text:p>
          </table:table-cell>
          <table:table-cell table:formula="of:=IF(ISNA([.G721]);&quot;&quot;;VALUE(COM.MICROSOFT.CONCAT([.I721:.J72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ixgqxdlcx</text:p>
          </table:table-cell>
          <table:table-cell table:style-name="ce4" table:formula="of:=ORG.LIBREOFFICE.REGEX([.A722];&quot;\D&quot;;&quot;&quot;;&quot;g&quot;)" office:value-type="string" office:string-value="9" calcext:value-type="string">
            <text:p>9</text:p>
          </table:table-cell>
          <table:table-cell table:formula="of:=LEFT([.B722];1)" office:value-type="string" office:string-value="9" calcext:value-type="string">
            <text:p>9</text:p>
          </table:table-cell>
          <table:table-cell table:style-name="ce5" table:formula="of:=RIGHT([.B722];1)" office:value-type="string" office:string-value="9" calcext:value-type="string">
            <text:p>9</text:p>
          </table:table-cell>
          <table:table-cell table:formula="of:=VALUE(COM.MICROSOFT.CONCAT([.C722];[.D722]))" office:value-type="float" office:value="99" calcext:value-type="float">
            <text:p>99</text:p>
          </table:table-cell>
          <table:table-cell table:style-name="ce14" table:formula="of:=(STRREV([.A722]))" office:value-type="string" office:string-value="xcldxqgxis9" calcext:value-type="string">
            <text:p>xcldxqgxis9</text:p>
          </table:table-cell>
          <table:table-cell table:formula="of:=ORG.LIBREOFFICE.REGEX([.A72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22];&quot;eno|owt|eerht|ruof|evif|xis|neves|thgie|enin|orez|\d&quot;;;1)" office:value-type="string" office:string-value="xis" calcext:value-type="string">
            <text:p>xis</text:p>
          </table:table-cell>
          <table:table-cell table:formula="of:=IF(ISNA([.G722]);&quot;&quot;;IF([.G722]=&quot;one&quot;;&quot;1&quot;;IF([.G722]=&quot;two&quot;;&quot;2&quot;;IF([.G722]=&quot;three&quot;;&quot;3&quot;;IF([.G722]=&quot;four&quot;;&quot;4&quot;;IF([.G722]=&quot;five&quot;;&quot;5&quot;;IF([.G722]=&quot;six&quot;;&quot;6&quot;;IF([.G722]=&quot;seven&quot;;&quot;7&quot;;IF([.G722]=&quot;eight&quot;;&quot;8&quot;;IF([.G722]=&quot;nine&quot;;&quot;9&quot;;IF([.G722]=&quot;zero&quot;;&quot;0&quot;;VALUE([.G722]))))))))))))" office:value-type="float" office:value="9" calcext:value-type="float">
            <text:p>9</text:p>
          </table:table-cell>
          <table:table-cell table:style-name="ce7" table:formula="of:=IF(ISNA([.H722]);&quot;&quot;;IF([.H722]=&quot;eno&quot;;&quot;1&quot;;IF([.H722]=&quot;owt&quot;;&quot;2&quot;;IF([.H722]=&quot;eerht&quot;;&quot;3&quot;;IF([.H722]=&quot;ruof&quot;;&quot;4&quot;;IF([.H722]=&quot;evif&quot;;&quot;5&quot;;IF([.H722]=&quot;xis&quot;;&quot;6&quot;;IF([.H722]=&quot;neves&quot;;&quot;7&quot;;IF([.H722]=&quot;thgie&quot;;&quot;8&quot;;IF([.H722]=&quot;enin&quot;;&quot;9&quot;;IF([.H722]=&quot;orez&quot;;&quot;0&quot;;[.H722])))))))))))" office:value-type="string" office:string-value="6" calcext:value-type="string">
            <text:p>6</text:p>
          </table:table-cell>
          <table:table-cell table:formula="of:=IF(ISNA([.G722]);&quot;&quot;;VALUE(COM.MICROSOFT.CONCAT([.I722:.J722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sqlbrngnvfqmzd</text:p>
          </table:table-cell>
          <table:table-cell table:style-name="ce4" table:formula="of:=ORG.LIBREOFFICE.REGEX([.A723];&quot;\D&quot;;&quot;&quot;;&quot;g&quot;)" office:value-type="string" office:string-value="19" calcext:value-type="string">
            <text:p>19</text:p>
          </table:table-cell>
          <table:table-cell table:formula="of:=LEFT([.B723];1)" office:value-type="string" office:string-value="1" calcext:value-type="string">
            <text:p>1</text:p>
          </table:table-cell>
          <table:table-cell table:style-name="ce5" table:formula="of:=RIGHT([.B723];1)" office:value-type="string" office:string-value="9" calcext:value-type="string">
            <text:p>9</text:p>
          </table:table-cell>
          <table:table-cell table:formula="of:=VALUE(COM.MICROSOFT.CONCAT([.C723];[.D723]))" office:value-type="float" office:value="19" calcext:value-type="float">
            <text:p>19</text:p>
          </table:table-cell>
          <table:table-cell table:style-name="ce14" table:formula="of:=(STRREV([.A723]))" office:value-type="string" office:string-value="dzmqfvngnrblqs91" calcext:value-type="string">
            <text:p>dzmqfvngnrblqs91</text:p>
          </table:table-cell>
          <table:table-cell table:formula="of:=ORG.LIBREOFFICE.REGEX([.A7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23];&quot;eno|owt|eerht|ruof|evif|xis|neves|thgie|enin|orez|\d&quot;;;1)" office:value-type="string" office:string-value="9" calcext:value-type="string">
            <text:p>9</text:p>
          </table:table-cell>
          <table:table-cell table:formula="of:=IF(ISNA([.G723]);&quot;&quot;;IF([.G723]=&quot;one&quot;;&quot;1&quot;;IF([.G723]=&quot;two&quot;;&quot;2&quot;;IF([.G723]=&quot;three&quot;;&quot;3&quot;;IF([.G723]=&quot;four&quot;;&quot;4&quot;;IF([.G723]=&quot;five&quot;;&quot;5&quot;;IF([.G723]=&quot;six&quot;;&quot;6&quot;;IF([.G723]=&quot;seven&quot;;&quot;7&quot;;IF([.G723]=&quot;eight&quot;;&quot;8&quot;;IF([.G723]=&quot;nine&quot;;&quot;9&quot;;IF([.G723]=&quot;zero&quot;;&quot;0&quot;;VALUE([.G723]))))))))))))" office:value-type="float" office:value="1" calcext:value-type="float">
            <text:p>1</text:p>
          </table:table-cell>
          <table:table-cell table:style-name="ce7" table:formula="of:=IF(ISNA([.H723]);&quot;&quot;;IF([.H723]=&quot;eno&quot;;&quot;1&quot;;IF([.H723]=&quot;owt&quot;;&quot;2&quot;;IF([.H723]=&quot;eerht&quot;;&quot;3&quot;;IF([.H723]=&quot;ruof&quot;;&quot;4&quot;;IF([.H723]=&quot;evif&quot;;&quot;5&quot;;IF([.H723]=&quot;xis&quot;;&quot;6&quot;;IF([.H723]=&quot;neves&quot;;&quot;7&quot;;IF([.H723]=&quot;thgie&quot;;&quot;8&quot;;IF([.H723]=&quot;enin&quot;;&quot;9&quot;;IF([.H723]=&quot;orez&quot;;&quot;0&quot;;[.H723])))))))))))" office:value-type="string" office:string-value="9" calcext:value-type="string">
            <text:p>9</text:p>
          </table:table-cell>
          <table:table-cell table:style-name="ce7" table:formula="of:=IF(ISNA([.G723]);&quot;&quot;;VALUE(COM.MICROSOFT.CONCAT([.I723:.J723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jdg3</text:p>
          </table:table-cell>
          <table:table-cell table:style-name="ce4" table:formula="of:=ORG.LIBREOFFICE.REGEX([.A724];&quot;\D&quot;;&quot;&quot;;&quot;g&quot;)" office:value-type="string" office:string-value="3" calcext:value-type="string">
            <text:p>3</text:p>
          </table:table-cell>
          <table:table-cell table:formula="of:=LEFT([.B724];1)" office:value-type="string" office:string-value="3" calcext:value-type="string">
            <text:p>3</text:p>
          </table:table-cell>
          <table:table-cell table:style-name="ce5" table:formula="of:=RIGHT([.B724];1)" office:value-type="string" office:string-value="3" calcext:value-type="string">
            <text:p>3</text:p>
          </table:table-cell>
          <table:table-cell table:formula="of:=VALUE(COM.MICROSOFT.CONCAT([.C724];[.D724]))" office:value-type="float" office:value="33" calcext:value-type="float">
            <text:p>33</text:p>
          </table:table-cell>
          <table:table-cell table:style-name="ce14" table:formula="of:=(STRREV([.A724]))" office:value-type="string" office:string-value="3gdjt" calcext:value-type="string">
            <text:p>3gdjt</text:p>
          </table:table-cell>
          <table:table-cell table:formula="of:=ORG.LIBREOFFICE.REGEX([.A72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24];&quot;eno|owt|eerht|ruof|evif|xis|neves|thgie|enin|orez|\d&quot;;;1)" office:value-type="string" office:string-value="3" calcext:value-type="string">
            <text:p>3</text:p>
          </table:table-cell>
          <table:table-cell table:formula="of:=IF(ISNA([.G724]);&quot;&quot;;IF([.G724]=&quot;one&quot;;&quot;1&quot;;IF([.G724]=&quot;two&quot;;&quot;2&quot;;IF([.G724]=&quot;three&quot;;&quot;3&quot;;IF([.G724]=&quot;four&quot;;&quot;4&quot;;IF([.G724]=&quot;five&quot;;&quot;5&quot;;IF([.G724]=&quot;six&quot;;&quot;6&quot;;IF([.G724]=&quot;seven&quot;;&quot;7&quot;;IF([.G724]=&quot;eight&quot;;&quot;8&quot;;IF([.G724]=&quot;nine&quot;;&quot;9&quot;;IF([.G724]=&quot;zero&quot;;&quot;0&quot;;VALUE([.G724]))))))))))))" office:value-type="float" office:value="3" calcext:value-type="float">
            <text:p>3</text:p>
          </table:table-cell>
          <table:table-cell table:style-name="ce7" table:formula="of:=IF(ISNA([.H724]);&quot;&quot;;IF([.H724]=&quot;eno&quot;;&quot;1&quot;;IF([.H724]=&quot;owt&quot;;&quot;2&quot;;IF([.H724]=&quot;eerht&quot;;&quot;3&quot;;IF([.H724]=&quot;ruof&quot;;&quot;4&quot;;IF([.H724]=&quot;evif&quot;;&quot;5&quot;;IF([.H724]=&quot;xis&quot;;&quot;6&quot;;IF([.H724]=&quot;neves&quot;;&quot;7&quot;;IF([.H724]=&quot;thgie&quot;;&quot;8&quot;;IF([.H724]=&quot;enin&quot;;&quot;9&quot;;IF([.H724]=&quot;orez&quot;;&quot;0&quot;;[.H724])))))))))))" office:value-type="string" office:string-value="3" calcext:value-type="string">
            <text:p>3</text:p>
          </table:table-cell>
          <table:table-cell table:style-name="ce7" table:formula="of:=IF(ISNA([.G724]);&quot;&quot;;VALUE(COM.MICROSOFT.CONCAT([.I724:.J724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kpfivekzfhone1hxpbb</text:p>
          </table:table-cell>
          <table:table-cell table:style-name="ce4" table:formula="of:=ORG.LIBREOFFICE.REGEX([.A725];&quot;\D&quot;;&quot;&quot;;&quot;g&quot;)" office:value-type="string" office:string-value="1" calcext:value-type="string">
            <text:p>1</text:p>
          </table:table-cell>
          <table:table-cell table:formula="of:=LEFT([.B725];1)" office:value-type="string" office:string-value="1" calcext:value-type="string">
            <text:p>1</text:p>
          </table:table-cell>
          <table:table-cell table:style-name="ce5" table:formula="of:=RIGHT([.B725];1)" office:value-type="string" office:string-value="1" calcext:value-type="string">
            <text:p>1</text:p>
          </table:table-cell>
          <table:table-cell table:formula="of:=VALUE(COM.MICROSOFT.CONCAT([.C725];[.D725]))" office:value-type="float" office:value="11" calcext:value-type="float">
            <text:p>11</text:p>
          </table:table-cell>
          <table:table-cell table:style-name="ce14" table:formula="of:=(STRREV([.A725]))" office:value-type="string" office:string-value="bbpxh1enohfzkevifpkmc" calcext:value-type="string">
            <text:p>bbpxh1enohfzkevifpkmc</text:p>
          </table:table-cell>
          <table:table-cell table:formula="of:=ORG.LIBREOFFICE.REGEX([.A72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25];&quot;eno|owt|eerht|ruof|evif|xis|neves|thgie|enin|orez|\d&quot;;;1)" office:value-type="string" office:string-value="1" calcext:value-type="string">
            <text:p>1</text:p>
          </table:table-cell>
          <table:table-cell table:formula="of:=IF(ISNA([.G725]);&quot;&quot;;IF([.G725]=&quot;one&quot;;&quot;1&quot;;IF([.G725]=&quot;two&quot;;&quot;2&quot;;IF([.G725]=&quot;three&quot;;&quot;3&quot;;IF([.G725]=&quot;four&quot;;&quot;4&quot;;IF([.G725]=&quot;five&quot;;&quot;5&quot;;IF([.G725]=&quot;six&quot;;&quot;6&quot;;IF([.G725]=&quot;seven&quot;;&quot;7&quot;;IF([.G725]=&quot;eight&quot;;&quot;8&quot;;IF([.G725]=&quot;nine&quot;;&quot;9&quot;;IF([.G725]=&quot;zero&quot;;&quot;0&quot;;VALUE([.G725]))))))))))))" office:value-type="string" office:string-value="5" calcext:value-type="string">
            <text:p>5</text:p>
          </table:table-cell>
          <table:table-cell table:style-name="ce7" table:formula="of:=IF(ISNA([.H725]);&quot;&quot;;IF([.H725]=&quot;eno&quot;;&quot;1&quot;;IF([.H725]=&quot;owt&quot;;&quot;2&quot;;IF([.H725]=&quot;eerht&quot;;&quot;3&quot;;IF([.H725]=&quot;ruof&quot;;&quot;4&quot;;IF([.H725]=&quot;evif&quot;;&quot;5&quot;;IF([.H725]=&quot;xis&quot;;&quot;6&quot;;IF([.H725]=&quot;neves&quot;;&quot;7&quot;;IF([.H725]=&quot;thgie&quot;;&quot;8&quot;;IF([.H725]=&quot;enin&quot;;&quot;9&quot;;IF([.H725]=&quot;orez&quot;;&quot;0&quot;;[.H725])))))))))))" office:value-type="string" office:string-value="1" calcext:value-type="string">
            <text:p>1</text:p>
          </table:table-cell>
          <table:table-cell table:formula="of:=IF(ISNA([.G725]);&quot;&quot;;VALUE(COM.MICROSOFT.CONCAT([.I725:.J725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even3</text:p>
          </table:table-cell>
          <table:table-cell table:style-name="ce4" table:formula="of:=ORG.LIBREOFFICE.REGEX([.A726];&quot;\D&quot;;&quot;&quot;;&quot;g&quot;)" office:value-type="string" office:string-value="3" calcext:value-type="string">
            <text:p>3</text:p>
          </table:table-cell>
          <table:table-cell table:formula="of:=LEFT([.B726];1)" office:value-type="string" office:string-value="3" calcext:value-type="string">
            <text:p>3</text:p>
          </table:table-cell>
          <table:table-cell table:style-name="ce5" table:formula="of:=RIGHT([.B726];1)" office:value-type="string" office:string-value="3" calcext:value-type="string">
            <text:p>3</text:p>
          </table:table-cell>
          <table:table-cell table:formula="of:=VALUE(COM.MICROSOFT.CONCAT([.C726];[.D726]))" office:value-type="float" office:value="33" calcext:value-type="float">
            <text:p>33</text:p>
          </table:table-cell>
          <table:table-cell table:style-name="ce14" table:formula="of:=(STRREV([.A726]))" office:value-type="string" office:string-value="3nevesevif" calcext:value-type="string">
            <text:p>3nevesevif</text:p>
          </table:table-cell>
          <table:table-cell table:formula="of:=ORG.LIBREOFFICE.REGEX([.A72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26];&quot;eno|owt|eerht|ruof|evif|xis|neves|thgie|enin|orez|\d&quot;;;1)" office:value-type="string" office:string-value="3" calcext:value-type="string">
            <text:p>3</text:p>
          </table:table-cell>
          <table:table-cell table:formula="of:=IF(ISNA([.G726]);&quot;&quot;;IF([.G726]=&quot;one&quot;;&quot;1&quot;;IF([.G726]=&quot;two&quot;;&quot;2&quot;;IF([.G726]=&quot;three&quot;;&quot;3&quot;;IF([.G726]=&quot;four&quot;;&quot;4&quot;;IF([.G726]=&quot;five&quot;;&quot;5&quot;;IF([.G726]=&quot;six&quot;;&quot;6&quot;;IF([.G726]=&quot;seven&quot;;&quot;7&quot;;IF([.G726]=&quot;eight&quot;;&quot;8&quot;;IF([.G726]=&quot;nine&quot;;&quot;9&quot;;IF([.G726]=&quot;zero&quot;;&quot;0&quot;;VALUE([.G726]))))))))))))" office:value-type="string" office:string-value="5" calcext:value-type="string">
            <text:p>5</text:p>
          </table:table-cell>
          <table:table-cell table:style-name="ce7" table:formula="of:=IF(ISNA([.H726]);&quot;&quot;;IF([.H726]=&quot;eno&quot;;&quot;1&quot;;IF([.H726]=&quot;owt&quot;;&quot;2&quot;;IF([.H726]=&quot;eerht&quot;;&quot;3&quot;;IF([.H726]=&quot;ruof&quot;;&quot;4&quot;;IF([.H726]=&quot;evif&quot;;&quot;5&quot;;IF([.H726]=&quot;xis&quot;;&quot;6&quot;;IF([.H726]=&quot;neves&quot;;&quot;7&quot;;IF([.H726]=&quot;thgie&quot;;&quot;8&quot;;IF([.H726]=&quot;enin&quot;;&quot;9&quot;;IF([.H726]=&quot;orez&quot;;&quot;0&quot;;[.H726])))))))))))" office:value-type="string" office:string-value="3" calcext:value-type="string">
            <text:p>3</text:p>
          </table:table-cell>
          <table:table-cell table:formula="of:=IF(ISNA([.G726]);&quot;&quot;;VALUE(COM.MICROSOFT.CONCAT([.I726:.J726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xthreethreeninetwoeight4three2</text:p>
          </table:table-cell>
          <table:table-cell table:style-name="ce4" table:formula="of:=ORG.LIBREOFFICE.REGEX([.A727];&quot;\D&quot;;&quot;&quot;;&quot;g&quot;)" office:value-type="string" office:string-value="42" calcext:value-type="string">
            <text:p>42</text:p>
          </table:table-cell>
          <table:table-cell table:formula="of:=LEFT([.B727];1)" office:value-type="string" office:string-value="4" calcext:value-type="string">
            <text:p>4</text:p>
          </table:table-cell>
          <table:table-cell table:style-name="ce5" table:formula="of:=RIGHT([.B727];1)" office:value-type="string" office:string-value="2" calcext:value-type="string">
            <text:p>2</text:p>
          </table:table-cell>
          <table:table-cell table:formula="of:=VALUE(COM.MICROSOFT.CONCAT([.C727];[.D727]))" office:value-type="float" office:value="42" calcext:value-type="float">
            <text:p>42</text:p>
          </table:table-cell>
          <table:table-cell table:style-name="ce14" table:formula="of:=(STRREV([.A727]))" office:value-type="string" office:string-value="2eerht4thgieowtenineerhteerhtxd" calcext:value-type="string">
            <text:p>2eerht4thgieowtenineerhteerhtxd</text:p>
          </table:table-cell>
          <table:table-cell table:formula="of:=ORG.LIBREOFFICE.REGEX([.A727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27];&quot;eno|owt|eerht|ruof|evif|xis|neves|thgie|enin|orez|\d&quot;;;1)" office:value-type="string" office:string-value="2" calcext:value-type="string">
            <text:p>2</text:p>
          </table:table-cell>
          <table:table-cell table:formula="of:=IF(ISNA([.G727]);&quot;&quot;;IF([.G727]=&quot;one&quot;;&quot;1&quot;;IF([.G727]=&quot;two&quot;;&quot;2&quot;;IF([.G727]=&quot;three&quot;;&quot;3&quot;;IF([.G727]=&quot;four&quot;;&quot;4&quot;;IF([.G727]=&quot;five&quot;;&quot;5&quot;;IF([.G727]=&quot;six&quot;;&quot;6&quot;;IF([.G727]=&quot;seven&quot;;&quot;7&quot;;IF([.G727]=&quot;eight&quot;;&quot;8&quot;;IF([.G727]=&quot;nine&quot;;&quot;9&quot;;IF([.G727]=&quot;zero&quot;;&quot;0&quot;;VALUE([.G727]))))))))))))" office:value-type="string" office:string-value="3" calcext:value-type="string">
            <text:p>3</text:p>
          </table:table-cell>
          <table:table-cell table:style-name="ce7" table:formula="of:=IF(ISNA([.H727]);&quot;&quot;;IF([.H727]=&quot;eno&quot;;&quot;1&quot;;IF([.H727]=&quot;owt&quot;;&quot;2&quot;;IF([.H727]=&quot;eerht&quot;;&quot;3&quot;;IF([.H727]=&quot;ruof&quot;;&quot;4&quot;;IF([.H727]=&quot;evif&quot;;&quot;5&quot;;IF([.H727]=&quot;xis&quot;;&quot;6&quot;;IF([.H727]=&quot;neves&quot;;&quot;7&quot;;IF([.H727]=&quot;thgie&quot;;&quot;8&quot;;IF([.H727]=&quot;enin&quot;;&quot;9&quot;;IF([.H727]=&quot;orez&quot;;&quot;0&quot;;[.H727])))))))))))" office:value-type="string" office:string-value="2" calcext:value-type="string">
            <text:p>2</text:p>
          </table:table-cell>
          <table:table-cell table:formula="of:=IF(ISNA([.G727]);&quot;&quot;;VALUE(COM.MICROSOFT.CONCAT([.I727:.J727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</text:p>
          </table:table-cell>
          <table:table-cell table:style-name="ce4" table:formula="of:=ORG.LIBREOFFICE.REGEX([.A728];&quot;\D&quot;;&quot;&quot;;&quot;g&quot;)" office:value-type="string" office:string-value="6" calcext:value-type="string">
            <text:p>6</text:p>
          </table:table-cell>
          <table:table-cell table:formula="of:=LEFT([.B728];1)" office:value-type="string" office:string-value="6" calcext:value-type="string">
            <text:p>6</text:p>
          </table:table-cell>
          <table:table-cell table:style-name="ce5" table:formula="of:=RIGHT([.B728];1)" office:value-type="string" office:string-value="6" calcext:value-type="string">
            <text:p>6</text:p>
          </table:table-cell>
          <table:table-cell table:formula="of:=VALUE(COM.MICROSOFT.CONCAT([.C728];[.D728]))" office:value-type="float" office:value="66" calcext:value-type="float">
            <text:p>66</text:p>
          </table:table-cell>
          <table:table-cell table:style-name="ce14" table:formula="of:=(STRREV([.A728]))" office:value-type="string" office:string-value="j6" calcext:value-type="string">
            <text:p>j6</text:p>
          </table:table-cell>
          <table:table-cell table:formula="of:=ORG.LIBREOFFICE.REGEX([.A72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728];&quot;eno|owt|eerht|ruof|evif|xis|neves|thgie|enin|orez|\d&quot;;;1)" office:value-type="string" office:string-value="6" calcext:value-type="string">
            <text:p>6</text:p>
          </table:table-cell>
          <table:table-cell table:formula="of:=IF(ISNA([.G728]);&quot;&quot;;IF([.G728]=&quot;one&quot;;&quot;1&quot;;IF([.G728]=&quot;two&quot;;&quot;2&quot;;IF([.G728]=&quot;three&quot;;&quot;3&quot;;IF([.G728]=&quot;four&quot;;&quot;4&quot;;IF([.G728]=&quot;five&quot;;&quot;5&quot;;IF([.G728]=&quot;six&quot;;&quot;6&quot;;IF([.G728]=&quot;seven&quot;;&quot;7&quot;;IF([.G728]=&quot;eight&quot;;&quot;8&quot;;IF([.G728]=&quot;nine&quot;;&quot;9&quot;;IF([.G728]=&quot;zero&quot;;&quot;0&quot;;VALUE([.G728]))))))))))))" office:value-type="float" office:value="6" calcext:value-type="float">
            <text:p>6</text:p>
          </table:table-cell>
          <table:table-cell table:style-name="ce7" table:formula="of:=IF(ISNA([.H728]);&quot;&quot;;IF([.H728]=&quot;eno&quot;;&quot;1&quot;;IF([.H728]=&quot;owt&quot;;&quot;2&quot;;IF([.H728]=&quot;eerht&quot;;&quot;3&quot;;IF([.H728]=&quot;ruof&quot;;&quot;4&quot;;IF([.H728]=&quot;evif&quot;;&quot;5&quot;;IF([.H728]=&quot;xis&quot;;&quot;6&quot;;IF([.H728]=&quot;neves&quot;;&quot;7&quot;;IF([.H728]=&quot;thgie&quot;;&quot;8&quot;;IF([.H728]=&quot;enin&quot;;&quot;9&quot;;IF([.H728]=&quot;orez&quot;;&quot;0&quot;;[.H728])))))))))))" office:value-type="string" office:string-value="6" calcext:value-type="string">
            <text:p>6</text:p>
          </table:table-cell>
          <table:table-cell table:style-name="ce7" table:formula="of:=IF(ISNA([.G728]);&quot;&quot;;VALUE(COM.MICROSOFT.CONCAT([.I728:.J728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9</text:p>
          </table:table-cell>
          <table:table-cell table:style-name="ce4" table:formula="of:=ORG.LIBREOFFICE.REGEX([.A729];&quot;\D&quot;;&quot;&quot;;&quot;g&quot;)" office:value-type="string" office:string-value="59" calcext:value-type="string">
            <text:p>59</text:p>
          </table:table-cell>
          <table:table-cell table:formula="of:=LEFT([.B729];1)" office:value-type="string" office:string-value="5" calcext:value-type="string">
            <text:p>5</text:p>
          </table:table-cell>
          <table:table-cell table:style-name="ce5" table:formula="of:=RIGHT([.B729];1)" office:value-type="string" office:string-value="9" calcext:value-type="string">
            <text:p>9</text:p>
          </table:table-cell>
          <table:table-cell table:formula="of:=VALUE(COM.MICROSOFT.CONCAT([.C729];[.D729]))" office:value-type="float" office:value="59" calcext:value-type="float">
            <text:p>59</text:p>
          </table:table-cell>
          <table:table-cell table:style-name="ce14" table:formula="of:=(STRREV([.A729]))" office:value-type="string" office:string-value="95enin" calcext:value-type="string">
            <text:p>95enin</text:p>
          </table:table-cell>
          <table:table-cell table:formula="of:=ORG.LIBREOFFICE.REGEX([.A729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29];&quot;eno|owt|eerht|ruof|evif|xis|neves|thgie|enin|orez|\d&quot;;;1)" office:value-type="string" office:string-value="9" calcext:value-type="string">
            <text:p>9</text:p>
          </table:table-cell>
          <table:table-cell table:formula="of:=IF(ISNA([.G729]);&quot;&quot;;IF([.G729]=&quot;one&quot;;&quot;1&quot;;IF([.G729]=&quot;two&quot;;&quot;2&quot;;IF([.G729]=&quot;three&quot;;&quot;3&quot;;IF([.G729]=&quot;four&quot;;&quot;4&quot;;IF([.G729]=&quot;five&quot;;&quot;5&quot;;IF([.G729]=&quot;six&quot;;&quot;6&quot;;IF([.G729]=&quot;seven&quot;;&quot;7&quot;;IF([.G729]=&quot;eight&quot;;&quot;8&quot;;IF([.G729]=&quot;nine&quot;;&quot;9&quot;;IF([.G729]=&quot;zero&quot;;&quot;0&quot;;VALUE([.G729]))))))))))))" office:value-type="string" office:string-value="9" calcext:value-type="string">
            <text:p>9</text:p>
          </table:table-cell>
          <table:table-cell table:style-name="ce7" table:formula="of:=IF(ISNA([.H729]);&quot;&quot;;IF([.H729]=&quot;eno&quot;;&quot;1&quot;;IF([.H729]=&quot;owt&quot;;&quot;2&quot;;IF([.H729]=&quot;eerht&quot;;&quot;3&quot;;IF([.H729]=&quot;ruof&quot;;&quot;4&quot;;IF([.H729]=&quot;evif&quot;;&quot;5&quot;;IF([.H729]=&quot;xis&quot;;&quot;6&quot;;IF([.H729]=&quot;neves&quot;;&quot;7&quot;;IF([.H729]=&quot;thgie&quot;;&quot;8&quot;;IF([.H729]=&quot;enin&quot;;&quot;9&quot;;IF([.H729]=&quot;orez&quot;;&quot;0&quot;;[.H729])))))))))))" office:value-type="string" office:string-value="9" calcext:value-type="string">
            <text:p>9</text:p>
          </table:table-cell>
          <table:table-cell table:formula="of:=IF(ISNA([.G729]);&quot;&quot;;VALUE(COM.MICROSOFT.CONCAT([.I729:.J729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seven8one22knqdsixone</text:p>
          </table:table-cell>
          <table:table-cell table:style-name="ce4" table:formula="of:=ORG.LIBREOFFICE.REGEX([.A730];&quot;\D&quot;;&quot;&quot;;&quot;g&quot;)" office:value-type="string" office:string-value="7822" calcext:value-type="string">
            <text:p>7822</text:p>
          </table:table-cell>
          <table:table-cell table:formula="of:=LEFT([.B730];1)" office:value-type="string" office:string-value="7" calcext:value-type="string">
            <text:p>7</text:p>
          </table:table-cell>
          <table:table-cell table:style-name="ce5" table:formula="of:=RIGHT([.B730];1)" office:value-type="string" office:string-value="2" calcext:value-type="string">
            <text:p>2</text:p>
          </table:table-cell>
          <table:table-cell table:formula="of:=VALUE(COM.MICROSOFT.CONCAT([.C730];[.D730]))" office:value-type="float" office:value="72" calcext:value-type="float">
            <text:p>72</text:p>
          </table:table-cell>
          <table:table-cell table:style-name="ce14" table:formula="of:=(STRREV([.A730]))" office:value-type="string" office:string-value="enoxisdqnk22eno8neves7" calcext:value-type="string">
            <text:p>enoxisdqnk22eno8neves7</text:p>
          </table:table-cell>
          <table:table-cell table:formula="of:=ORG.LIBREOFFICE.REGEX([.A73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730];&quot;eno|owt|eerht|ruof|evif|xis|neves|thgie|enin|orez|\d&quot;;;1)" office:value-type="string" office:string-value="eno" calcext:value-type="string">
            <text:p>eno</text:p>
          </table:table-cell>
          <table:table-cell table:formula="of:=IF(ISNA([.G730]);&quot;&quot;;IF([.G730]=&quot;one&quot;;&quot;1&quot;;IF([.G730]=&quot;two&quot;;&quot;2&quot;;IF([.G730]=&quot;three&quot;;&quot;3&quot;;IF([.G730]=&quot;four&quot;;&quot;4&quot;;IF([.G730]=&quot;five&quot;;&quot;5&quot;;IF([.G730]=&quot;six&quot;;&quot;6&quot;;IF([.G730]=&quot;seven&quot;;&quot;7&quot;;IF([.G730]=&quot;eight&quot;;&quot;8&quot;;IF([.G730]=&quot;nine&quot;;&quot;9&quot;;IF([.G730]=&quot;zero&quot;;&quot;0&quot;;VALUE([.G730]))))))))))))" office:value-type="float" office:value="7" calcext:value-type="float">
            <text:p>7</text:p>
          </table:table-cell>
          <table:table-cell table:style-name="ce7" table:formula="of:=IF(ISNA([.H730]);&quot;&quot;;IF([.H730]=&quot;eno&quot;;&quot;1&quot;;IF([.H730]=&quot;owt&quot;;&quot;2&quot;;IF([.H730]=&quot;eerht&quot;;&quot;3&quot;;IF([.H730]=&quot;ruof&quot;;&quot;4&quot;;IF([.H730]=&quot;evif&quot;;&quot;5&quot;;IF([.H730]=&quot;xis&quot;;&quot;6&quot;;IF([.H730]=&quot;neves&quot;;&quot;7&quot;;IF([.H730]=&quot;thgie&quot;;&quot;8&quot;;IF([.H730]=&quot;enin&quot;;&quot;9&quot;;IF([.H730]=&quot;orez&quot;;&quot;0&quot;;[.H730])))))))))))" office:value-type="string" office:string-value="1" calcext:value-type="string">
            <text:p>1</text:p>
          </table:table-cell>
          <table:table-cell table:formula="of:=IF(ISNA([.G730]);&quot;&quot;;VALUE(COM.MICROSOFT.CONCAT([.I730:.J730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zbkscdt5</text:p>
          </table:table-cell>
          <table:table-cell table:style-name="ce4" table:formula="of:=ORG.LIBREOFFICE.REGEX([.A731];&quot;\D&quot;;&quot;&quot;;&quot;g&quot;)" office:value-type="string" office:string-value="5" calcext:value-type="string">
            <text:p>5</text:p>
          </table:table-cell>
          <table:table-cell table:formula="of:=LEFT([.B731];1)" office:value-type="string" office:string-value="5" calcext:value-type="string">
            <text:p>5</text:p>
          </table:table-cell>
          <table:table-cell table:style-name="ce5" table:formula="of:=RIGHT([.B731];1)" office:value-type="string" office:string-value="5" calcext:value-type="string">
            <text:p>5</text:p>
          </table:table-cell>
          <table:table-cell table:formula="of:=VALUE(COM.MICROSOFT.CONCAT([.C731];[.D731]))" office:value-type="float" office:value="55" calcext:value-type="float">
            <text:p>55</text:p>
          </table:table-cell>
          <table:table-cell table:style-name="ce14" table:formula="of:=(STRREV([.A731]))" office:value-type="string" office:string-value="5tdcskbztxis" calcext:value-type="string">
            <text:p>5tdcskbztxis</text:p>
          </table:table-cell>
          <table:table-cell table:formula="of:=ORG.LIBREOFFICE.REGEX([.A73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31];&quot;eno|owt|eerht|ruof|evif|xis|neves|thgie|enin|orez|\d&quot;;;1)" office:value-type="string" office:string-value="5" calcext:value-type="string">
            <text:p>5</text:p>
          </table:table-cell>
          <table:table-cell table:formula="of:=IF(ISNA([.G731]);&quot;&quot;;IF([.G731]=&quot;one&quot;;&quot;1&quot;;IF([.G731]=&quot;two&quot;;&quot;2&quot;;IF([.G731]=&quot;three&quot;;&quot;3&quot;;IF([.G731]=&quot;four&quot;;&quot;4&quot;;IF([.G731]=&quot;five&quot;;&quot;5&quot;;IF([.G731]=&quot;six&quot;;&quot;6&quot;;IF([.G731]=&quot;seven&quot;;&quot;7&quot;;IF([.G731]=&quot;eight&quot;;&quot;8&quot;;IF([.G731]=&quot;nine&quot;;&quot;9&quot;;IF([.G731]=&quot;zero&quot;;&quot;0&quot;;VALUE([.G731]))))))))))))" office:value-type="string" office:string-value="6" calcext:value-type="string">
            <text:p>6</text:p>
          </table:table-cell>
          <table:table-cell table:style-name="ce7" table:formula="of:=IF(ISNA([.H731]);&quot;&quot;;IF([.H731]=&quot;eno&quot;;&quot;1&quot;;IF([.H731]=&quot;owt&quot;;&quot;2&quot;;IF([.H731]=&quot;eerht&quot;;&quot;3&quot;;IF([.H731]=&quot;ruof&quot;;&quot;4&quot;;IF([.H731]=&quot;evif&quot;;&quot;5&quot;;IF([.H731]=&quot;xis&quot;;&quot;6&quot;;IF([.H731]=&quot;neves&quot;;&quot;7&quot;;IF([.H731]=&quot;thgie&quot;;&quot;8&quot;;IF([.H731]=&quot;enin&quot;;&quot;9&quot;;IF([.H731]=&quot;orez&quot;;&quot;0&quot;;[.H731])))))))))))" office:value-type="string" office:string-value="5" calcext:value-type="string">
            <text:p>5</text:p>
          </table:table-cell>
          <table:table-cell table:formula="of:=IF(ISNA([.G731]);&quot;&quot;;VALUE(COM.MICROSOFT.CONCAT([.I731:.J731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4gfxtrlzcd4twoone</text:p>
          </table:table-cell>
          <table:table-cell table:style-name="ce4" table:formula="of:=ORG.LIBREOFFICE.REGEX([.A732];&quot;\D&quot;;&quot;&quot;;&quot;g&quot;)" office:value-type="string" office:string-value="44" calcext:value-type="string">
            <text:p>44</text:p>
          </table:table-cell>
          <table:table-cell table:formula="of:=LEFT([.B732];1)" office:value-type="string" office:string-value="4" calcext:value-type="string">
            <text:p>4</text:p>
          </table:table-cell>
          <table:table-cell table:style-name="ce5" table:formula="of:=RIGHT([.B732];1)" office:value-type="string" office:string-value="4" calcext:value-type="string">
            <text:p>4</text:p>
          </table:table-cell>
          <table:table-cell table:formula="of:=VALUE(COM.MICROSOFT.CONCAT([.C732];[.D732]))" office:value-type="float" office:value="44" calcext:value-type="float">
            <text:p>44</text:p>
          </table:table-cell>
          <table:table-cell table:style-name="ce14" table:formula="of:=(STRREV([.A732]))" office:value-type="string" office:string-value="enoowt4dczlrtxfg4enin" calcext:value-type="string">
            <text:p>enoowt4dczlrtxfg4enin</text:p>
          </table:table-cell>
          <table:table-cell table:formula="of:=ORG.LIBREOFFICE.REGEX([.A73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32];&quot;eno|owt|eerht|ruof|evif|xis|neves|thgie|enin|orez|\d&quot;;;1)" office:value-type="string" office:string-value="eno" calcext:value-type="string">
            <text:p>eno</text:p>
          </table:table-cell>
          <table:table-cell table:formula="of:=IF(ISNA([.G732]);&quot;&quot;;IF([.G732]=&quot;one&quot;;&quot;1&quot;;IF([.G732]=&quot;two&quot;;&quot;2&quot;;IF([.G732]=&quot;three&quot;;&quot;3&quot;;IF([.G732]=&quot;four&quot;;&quot;4&quot;;IF([.G732]=&quot;five&quot;;&quot;5&quot;;IF([.G732]=&quot;six&quot;;&quot;6&quot;;IF([.G732]=&quot;seven&quot;;&quot;7&quot;;IF([.G732]=&quot;eight&quot;;&quot;8&quot;;IF([.G732]=&quot;nine&quot;;&quot;9&quot;;IF([.G732]=&quot;zero&quot;;&quot;0&quot;;VALUE([.G732]))))))))))))" office:value-type="string" office:string-value="9" calcext:value-type="string">
            <text:p>9</text:p>
          </table:table-cell>
          <table:table-cell table:style-name="ce7" table:formula="of:=IF(ISNA([.H732]);&quot;&quot;;IF([.H732]=&quot;eno&quot;;&quot;1&quot;;IF([.H732]=&quot;owt&quot;;&quot;2&quot;;IF([.H732]=&quot;eerht&quot;;&quot;3&quot;;IF([.H732]=&quot;ruof&quot;;&quot;4&quot;;IF([.H732]=&quot;evif&quot;;&quot;5&quot;;IF([.H732]=&quot;xis&quot;;&quot;6&quot;;IF([.H732]=&quot;neves&quot;;&quot;7&quot;;IF([.H732]=&quot;thgie&quot;;&quot;8&quot;;IF([.H732]=&quot;enin&quot;;&quot;9&quot;;IF([.H732]=&quot;orez&quot;;&quot;0&quot;;[.H732])))))))))))" office:value-type="string" office:string-value="1" calcext:value-type="string">
            <text:p>1</text:p>
          </table:table-cell>
          <table:table-cell table:formula="of:=IF(ISNA([.G732]);&quot;&quot;;VALUE(COM.MICROSOFT.CONCAT([.I732:.J732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even7nine7</text:p>
          </table:table-cell>
          <table:table-cell table:style-name="ce4" table:formula="of:=ORG.LIBREOFFICE.REGEX([.A733];&quot;\D&quot;;&quot;&quot;;&quot;g&quot;)" office:value-type="string" office:string-value="277" calcext:value-type="string">
            <text:p>277</text:p>
          </table:table-cell>
          <table:table-cell table:formula="of:=LEFT([.B733];1)" office:value-type="string" office:string-value="2" calcext:value-type="string">
            <text:p>2</text:p>
          </table:table-cell>
          <table:table-cell table:style-name="ce5" table:formula="of:=RIGHT([.B733];1)" office:value-type="string" office:string-value="7" calcext:value-type="string">
            <text:p>7</text:p>
          </table:table-cell>
          <table:table-cell table:formula="of:=VALUE(COM.MICROSOFT.CONCAT([.C733];[.D733]))" office:value-type="float" office:value="27" calcext:value-type="float">
            <text:p>27</text:p>
          </table:table-cell>
          <table:table-cell table:style-name="ce14" table:formula="of:=(STRREV([.A733]))" office:value-type="string" office:string-value="7enin7neves2" calcext:value-type="string">
            <text:p>7enin7neves2</text:p>
          </table:table-cell>
          <table:table-cell table:formula="of:=ORG.LIBREOFFICE.REGEX([.A733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33];&quot;eno|owt|eerht|ruof|evif|xis|neves|thgie|enin|orez|\d&quot;;;1)" office:value-type="string" office:string-value="7" calcext:value-type="string">
            <text:p>7</text:p>
          </table:table-cell>
          <table:table-cell table:formula="of:=IF(ISNA([.G733]);&quot;&quot;;IF([.G733]=&quot;one&quot;;&quot;1&quot;;IF([.G733]=&quot;two&quot;;&quot;2&quot;;IF([.G733]=&quot;three&quot;;&quot;3&quot;;IF([.G733]=&quot;four&quot;;&quot;4&quot;;IF([.G733]=&quot;five&quot;;&quot;5&quot;;IF([.G733]=&quot;six&quot;;&quot;6&quot;;IF([.G733]=&quot;seven&quot;;&quot;7&quot;;IF([.G733]=&quot;eight&quot;;&quot;8&quot;;IF([.G733]=&quot;nine&quot;;&quot;9&quot;;IF([.G733]=&quot;zero&quot;;&quot;0&quot;;VALUE([.G733]))))))))))))" office:value-type="float" office:value="2" calcext:value-type="float">
            <text:p>2</text:p>
          </table:table-cell>
          <table:table-cell table:style-name="ce7" table:formula="of:=IF(ISNA([.H733]);&quot;&quot;;IF([.H733]=&quot;eno&quot;;&quot;1&quot;;IF([.H733]=&quot;owt&quot;;&quot;2&quot;;IF([.H733]=&quot;eerht&quot;;&quot;3&quot;;IF([.H733]=&quot;ruof&quot;;&quot;4&quot;;IF([.H733]=&quot;evif&quot;;&quot;5&quot;;IF([.H733]=&quot;xis&quot;;&quot;6&quot;;IF([.H733]=&quot;neves&quot;;&quot;7&quot;;IF([.H733]=&quot;thgie&quot;;&quot;8&quot;;IF([.H733]=&quot;enin&quot;;&quot;9&quot;;IF([.H733]=&quot;orez&quot;;&quot;0&quot;;[.H733])))))))))))" office:value-type="string" office:string-value="7" calcext:value-type="string">
            <text:p>7</text:p>
          </table:table-cell>
          <table:table-cell table:formula="of:=IF(ISNA([.G733]);&quot;&quot;;VALUE(COM.MICROSOFT.CONCAT([.I733:.J733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pksdzztmll5</text:p>
          </table:table-cell>
          <table:table-cell table:style-name="ce4" table:formula="of:=ORG.LIBREOFFICE.REGEX([.A734];&quot;\D&quot;;&quot;&quot;;&quot;g&quot;)" office:value-type="string" office:string-value="5" calcext:value-type="string">
            <text:p>5</text:p>
          </table:table-cell>
          <table:table-cell table:formula="of:=LEFT([.B734];1)" office:value-type="string" office:string-value="5" calcext:value-type="string">
            <text:p>5</text:p>
          </table:table-cell>
          <table:table-cell table:style-name="ce5" table:formula="of:=RIGHT([.B734];1)" office:value-type="string" office:string-value="5" calcext:value-type="string">
            <text:p>5</text:p>
          </table:table-cell>
          <table:table-cell table:formula="of:=VALUE(COM.MICROSOFT.CONCAT([.C734];[.D734]))" office:value-type="float" office:value="55" calcext:value-type="float">
            <text:p>55</text:p>
          </table:table-cell>
          <table:table-cell table:style-name="ce14" table:formula="of:=(STRREV([.A734]))" office:value-type="string" office:string-value="5llmtzzdskpruof" calcext:value-type="string">
            <text:p>5llmtzzdskpruof</text:p>
          </table:table-cell>
          <table:table-cell table:formula="of:=ORG.LIBREOFFICE.REGEX([.A73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34];&quot;eno|owt|eerht|ruof|evif|xis|neves|thgie|enin|orez|\d&quot;;;1)" office:value-type="string" office:string-value="5" calcext:value-type="string">
            <text:p>5</text:p>
          </table:table-cell>
          <table:table-cell table:formula="of:=IF(ISNA([.G734]);&quot;&quot;;IF([.G734]=&quot;one&quot;;&quot;1&quot;;IF([.G734]=&quot;two&quot;;&quot;2&quot;;IF([.G734]=&quot;three&quot;;&quot;3&quot;;IF([.G734]=&quot;four&quot;;&quot;4&quot;;IF([.G734]=&quot;five&quot;;&quot;5&quot;;IF([.G734]=&quot;six&quot;;&quot;6&quot;;IF([.G734]=&quot;seven&quot;;&quot;7&quot;;IF([.G734]=&quot;eight&quot;;&quot;8&quot;;IF([.G734]=&quot;nine&quot;;&quot;9&quot;;IF([.G734]=&quot;zero&quot;;&quot;0&quot;;VALUE([.G734]))))))))))))" office:value-type="string" office:string-value="4" calcext:value-type="string">
            <text:p>4</text:p>
          </table:table-cell>
          <table:table-cell table:style-name="ce7" table:formula="of:=IF(ISNA([.H734]);&quot;&quot;;IF([.H734]=&quot;eno&quot;;&quot;1&quot;;IF([.H734]=&quot;owt&quot;;&quot;2&quot;;IF([.H734]=&quot;eerht&quot;;&quot;3&quot;;IF([.H734]=&quot;ruof&quot;;&quot;4&quot;;IF([.H734]=&quot;evif&quot;;&quot;5&quot;;IF([.H734]=&quot;xis&quot;;&quot;6&quot;;IF([.H734]=&quot;neves&quot;;&quot;7&quot;;IF([.H734]=&quot;thgie&quot;;&quot;8&quot;;IF([.H734]=&quot;enin&quot;;&quot;9&quot;;IF([.H734]=&quot;orez&quot;;&quot;0&quot;;[.H734])))))))))))" office:value-type="string" office:string-value="5" calcext:value-type="string">
            <text:p>5</text:p>
          </table:table-cell>
          <table:table-cell table:formula="of:=IF(ISNA([.G734]);&quot;&quot;;VALUE(COM.MICROSOFT.CONCAT([.I734:.J734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dgqoneoneone</text:p>
          </table:table-cell>
          <table:table-cell table:style-name="ce4" table:formula="of:=ORG.LIBREOFFICE.REGEX([.A735];&quot;\D&quot;;&quot;&quot;;&quot;g&quot;)" office:value-type="string" office:string-value="2" calcext:value-type="string">
            <text:p>2</text:p>
          </table:table-cell>
          <table:table-cell table:formula="of:=LEFT([.B735];1)" office:value-type="string" office:string-value="2" calcext:value-type="string">
            <text:p>2</text:p>
          </table:table-cell>
          <table:table-cell table:style-name="ce5" table:formula="of:=RIGHT([.B735];1)" office:value-type="string" office:string-value="2" calcext:value-type="string">
            <text:p>2</text:p>
          </table:table-cell>
          <table:table-cell table:formula="of:=VALUE(COM.MICROSOFT.CONCAT([.C735];[.D735]))" office:value-type="float" office:value="22" calcext:value-type="float">
            <text:p>22</text:p>
          </table:table-cell>
          <table:table-cell table:style-name="ce14" table:formula="of:=(STRREV([.A735]))" office:value-type="string" office:string-value="enoenoenoqgd2" calcext:value-type="string">
            <text:p>enoenoenoqgd2</text:p>
          </table:table-cell>
          <table:table-cell table:formula="of:=ORG.LIBREOFFICE.REGEX([.A73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35];&quot;eno|owt|eerht|ruof|evif|xis|neves|thgie|enin|orez|\d&quot;;;1)" office:value-type="string" office:string-value="eno" calcext:value-type="string">
            <text:p>eno</text:p>
          </table:table-cell>
          <table:table-cell table:formula="of:=IF(ISNA([.G735]);&quot;&quot;;IF([.G735]=&quot;one&quot;;&quot;1&quot;;IF([.G735]=&quot;two&quot;;&quot;2&quot;;IF([.G735]=&quot;three&quot;;&quot;3&quot;;IF([.G735]=&quot;four&quot;;&quot;4&quot;;IF([.G735]=&quot;five&quot;;&quot;5&quot;;IF([.G735]=&quot;six&quot;;&quot;6&quot;;IF([.G735]=&quot;seven&quot;;&quot;7&quot;;IF([.G735]=&quot;eight&quot;;&quot;8&quot;;IF([.G735]=&quot;nine&quot;;&quot;9&quot;;IF([.G735]=&quot;zero&quot;;&quot;0&quot;;VALUE([.G735]))))))))))))" office:value-type="float" office:value="2" calcext:value-type="float">
            <text:p>2</text:p>
          </table:table-cell>
          <table:table-cell table:style-name="ce7" table:formula="of:=IF(ISNA([.H735]);&quot;&quot;;IF([.H735]=&quot;eno&quot;;&quot;1&quot;;IF([.H735]=&quot;owt&quot;;&quot;2&quot;;IF([.H735]=&quot;eerht&quot;;&quot;3&quot;;IF([.H735]=&quot;ruof&quot;;&quot;4&quot;;IF([.H735]=&quot;evif&quot;;&quot;5&quot;;IF([.H735]=&quot;xis&quot;;&quot;6&quot;;IF([.H735]=&quot;neves&quot;;&quot;7&quot;;IF([.H735]=&quot;thgie&quot;;&quot;8&quot;;IF([.H735]=&quot;enin&quot;;&quot;9&quot;;IF([.H735]=&quot;orez&quot;;&quot;0&quot;;[.H735])))))))))))" office:value-type="string" office:string-value="1" calcext:value-type="string">
            <text:p>1</text:p>
          </table:table-cell>
          <table:table-cell table:formula="of:=IF(ISNA([.G735]);&quot;&quot;;VALUE(COM.MICROSOFT.CONCAT([.I735:.J73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hzx1seven1cpkzvjtmv</text:p>
          </table:table-cell>
          <table:table-cell table:style-name="ce4" table:formula="of:=ORG.LIBREOFFICE.REGEX([.A736];&quot;\D&quot;;&quot;&quot;;&quot;g&quot;)" office:value-type="string" office:string-value="11" calcext:value-type="string">
            <text:p>11</text:p>
          </table:table-cell>
          <table:table-cell table:formula="of:=LEFT([.B736];1)" office:value-type="string" office:string-value="1" calcext:value-type="string">
            <text:p>1</text:p>
          </table:table-cell>
          <table:table-cell table:style-name="ce5" table:formula="of:=RIGHT([.B736];1)" office:value-type="string" office:string-value="1" calcext:value-type="string">
            <text:p>1</text:p>
          </table:table-cell>
          <table:table-cell table:formula="of:=VALUE(COM.MICROSOFT.CONCAT([.C736];[.D736]))" office:value-type="float" office:value="11" calcext:value-type="float">
            <text:p>11</text:p>
          </table:table-cell>
          <table:table-cell table:style-name="ce14" table:formula="of:=(STRREV([.A736]))" office:value-type="string" office:string-value="vmtjvzkpc1neves1xzhk" calcext:value-type="string">
            <text:p>vmtjvzkpc1neves1xzhk</text:p>
          </table:table-cell>
          <table:table-cell table:formula="of:=ORG.LIBREOFFICE.REGEX([.A73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36];&quot;eno|owt|eerht|ruof|evif|xis|neves|thgie|enin|orez|\d&quot;;;1)" office:value-type="string" office:string-value="1" calcext:value-type="string">
            <text:p>1</text:p>
          </table:table-cell>
          <table:table-cell table:formula="of:=IF(ISNA([.G736]);&quot;&quot;;IF([.G736]=&quot;one&quot;;&quot;1&quot;;IF([.G736]=&quot;two&quot;;&quot;2&quot;;IF([.G736]=&quot;three&quot;;&quot;3&quot;;IF([.G736]=&quot;four&quot;;&quot;4&quot;;IF([.G736]=&quot;five&quot;;&quot;5&quot;;IF([.G736]=&quot;six&quot;;&quot;6&quot;;IF([.G736]=&quot;seven&quot;;&quot;7&quot;;IF([.G736]=&quot;eight&quot;;&quot;8&quot;;IF([.G736]=&quot;nine&quot;;&quot;9&quot;;IF([.G736]=&quot;zero&quot;;&quot;0&quot;;VALUE([.G736]))))))))))))" office:value-type="float" office:value="1" calcext:value-type="float">
            <text:p>1</text:p>
          </table:table-cell>
          <table:table-cell table:style-name="ce7" table:formula="of:=IF(ISNA([.H736]);&quot;&quot;;IF([.H736]=&quot;eno&quot;;&quot;1&quot;;IF([.H736]=&quot;owt&quot;;&quot;2&quot;;IF([.H736]=&quot;eerht&quot;;&quot;3&quot;;IF([.H736]=&quot;ruof&quot;;&quot;4&quot;;IF([.H736]=&quot;evif&quot;;&quot;5&quot;;IF([.H736]=&quot;xis&quot;;&quot;6&quot;;IF([.H736]=&quot;neves&quot;;&quot;7&quot;;IF([.H736]=&quot;thgie&quot;;&quot;8&quot;;IF([.H736]=&quot;enin&quot;;&quot;9&quot;;IF([.H736]=&quot;orez&quot;;&quot;0&quot;;[.H736])))))))))))" office:value-type="string" office:string-value="1" calcext:value-type="string">
            <text:p>1</text:p>
          </table:table-cell>
          <table:table-cell table:formula="of:=IF(ISNA([.G736]);&quot;&quot;;VALUE(COM.MICROSOFT.CONCAT([.I736:.J736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even8three6</text:p>
          </table:table-cell>
          <table:table-cell table:style-name="ce4" table:formula="of:=ORG.LIBREOFFICE.REGEX([.A737];&quot;\D&quot;;&quot;&quot;;&quot;g&quot;)" office:value-type="string" office:string-value="86" calcext:value-type="string">
            <text:p>86</text:p>
          </table:table-cell>
          <table:table-cell table:formula="of:=LEFT([.B737];1)" office:value-type="string" office:string-value="8" calcext:value-type="string">
            <text:p>8</text:p>
          </table:table-cell>
          <table:table-cell table:style-name="ce5" table:formula="of:=RIGHT([.B737];1)" office:value-type="string" office:string-value="6" calcext:value-type="string">
            <text:p>6</text:p>
          </table:table-cell>
          <table:table-cell table:formula="of:=VALUE(COM.MICROSOFT.CONCAT([.C737];[.D737]))" office:value-type="float" office:value="86" calcext:value-type="float">
            <text:p>86</text:p>
          </table:table-cell>
          <table:table-cell table:style-name="ce14" table:formula="of:=(STRREV([.A737]))" office:value-type="string" office:string-value="6eerht8nevesevif" calcext:value-type="string">
            <text:p>6eerht8nevesevif</text:p>
          </table:table-cell>
          <table:table-cell table:formula="of:=ORG.LIBREOFFICE.REGEX([.A73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37];&quot;eno|owt|eerht|ruof|evif|xis|neves|thgie|enin|orez|\d&quot;;;1)" office:value-type="string" office:string-value="6" calcext:value-type="string">
            <text:p>6</text:p>
          </table:table-cell>
          <table:table-cell table:formula="of:=IF(ISNA([.G737]);&quot;&quot;;IF([.G737]=&quot;one&quot;;&quot;1&quot;;IF([.G737]=&quot;two&quot;;&quot;2&quot;;IF([.G737]=&quot;three&quot;;&quot;3&quot;;IF([.G737]=&quot;four&quot;;&quot;4&quot;;IF([.G737]=&quot;five&quot;;&quot;5&quot;;IF([.G737]=&quot;six&quot;;&quot;6&quot;;IF([.G737]=&quot;seven&quot;;&quot;7&quot;;IF([.G737]=&quot;eight&quot;;&quot;8&quot;;IF([.G737]=&quot;nine&quot;;&quot;9&quot;;IF([.G737]=&quot;zero&quot;;&quot;0&quot;;VALUE([.G737]))))))))))))" office:value-type="string" office:string-value="5" calcext:value-type="string">
            <text:p>5</text:p>
          </table:table-cell>
          <table:table-cell table:style-name="ce7" table:formula="of:=IF(ISNA([.H737]);&quot;&quot;;IF([.H737]=&quot;eno&quot;;&quot;1&quot;;IF([.H737]=&quot;owt&quot;;&quot;2&quot;;IF([.H737]=&quot;eerht&quot;;&quot;3&quot;;IF([.H737]=&quot;ruof&quot;;&quot;4&quot;;IF([.H737]=&quot;evif&quot;;&quot;5&quot;;IF([.H737]=&quot;xis&quot;;&quot;6&quot;;IF([.H737]=&quot;neves&quot;;&quot;7&quot;;IF([.H737]=&quot;thgie&quot;;&quot;8&quot;;IF([.H737]=&quot;enin&quot;;&quot;9&quot;;IF([.H737]=&quot;orez&quot;;&quot;0&quot;;[.H737])))))))))))" office:value-type="string" office:string-value="6" calcext:value-type="string">
            <text:p>6</text:p>
          </table:table-cell>
          <table:table-cell table:formula="of:=IF(ISNA([.G737]);&quot;&quot;;VALUE(COM.MICROSOFT.CONCAT([.I737:.J737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rxkljtthreefoureight8hpxmmnjctthree</text:p>
          </table:table-cell>
          <table:table-cell table:style-name="ce4" table:formula="of:=ORG.LIBREOFFICE.REGEX([.A738];&quot;\D&quot;;&quot;&quot;;&quot;g&quot;)" office:value-type="string" office:string-value="8" calcext:value-type="string">
            <text:p>8</text:p>
          </table:table-cell>
          <table:table-cell table:formula="of:=LEFT([.B738];1)" office:value-type="string" office:string-value="8" calcext:value-type="string">
            <text:p>8</text:p>
          </table:table-cell>
          <table:table-cell table:style-name="ce5" table:formula="of:=RIGHT([.B738];1)" office:value-type="string" office:string-value="8" calcext:value-type="string">
            <text:p>8</text:p>
          </table:table-cell>
          <table:table-cell table:formula="of:=VALUE(COM.MICROSOFT.CONCAT([.C738];[.D738]))" office:value-type="float" office:value="88" calcext:value-type="float">
            <text:p>88</text:p>
          </table:table-cell>
          <table:table-cell table:style-name="ce14" table:formula="of:=(STRREV([.A738]))" office:value-type="string" office:string-value="eerhttcjnmmxph8thgieruofeerhttjlkxrr" calcext:value-type="string">
            <text:p>eerhttcjnmmxph8thgieruofeerhttjlkxrr</text:p>
          </table:table-cell>
          <table:table-cell table:formula="of:=ORG.LIBREOFFICE.REGEX([.A73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3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738]);&quot;&quot;;IF([.G738]=&quot;one&quot;;&quot;1&quot;;IF([.G738]=&quot;two&quot;;&quot;2&quot;;IF([.G738]=&quot;three&quot;;&quot;3&quot;;IF([.G738]=&quot;four&quot;;&quot;4&quot;;IF([.G738]=&quot;five&quot;;&quot;5&quot;;IF([.G738]=&quot;six&quot;;&quot;6&quot;;IF([.G738]=&quot;seven&quot;;&quot;7&quot;;IF([.G738]=&quot;eight&quot;;&quot;8&quot;;IF([.G738]=&quot;nine&quot;;&quot;9&quot;;IF([.G738]=&quot;zero&quot;;&quot;0&quot;;VALUE([.G738]))))))))))))" office:value-type="string" office:string-value="3" calcext:value-type="string">
            <text:p>3</text:p>
          </table:table-cell>
          <table:table-cell table:style-name="ce7" table:formula="of:=IF(ISNA([.H738]);&quot;&quot;;IF([.H738]=&quot;eno&quot;;&quot;1&quot;;IF([.H738]=&quot;owt&quot;;&quot;2&quot;;IF([.H738]=&quot;eerht&quot;;&quot;3&quot;;IF([.H738]=&quot;ruof&quot;;&quot;4&quot;;IF([.H738]=&quot;evif&quot;;&quot;5&quot;;IF([.H738]=&quot;xis&quot;;&quot;6&quot;;IF([.H738]=&quot;neves&quot;;&quot;7&quot;;IF([.H738]=&quot;thgie&quot;;&quot;8&quot;;IF([.H738]=&quot;enin&quot;;&quot;9&quot;;IF([.H738]=&quot;orez&quot;;&quot;0&quot;;[.H738])))))))))))" office:value-type="string" office:string-value="3" calcext:value-type="string">
            <text:p>3</text:p>
          </table:table-cell>
          <table:table-cell table:formula="of:=IF(ISNA([.G738]);&quot;&quot;;VALUE(COM.MICROSOFT.CONCAT([.I738:.J738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ixzcchvknspqdjthree1</text:p>
          </table:table-cell>
          <table:table-cell table:style-name="ce4" table:formula="of:=ORG.LIBREOFFICE.REGEX([.A739];&quot;\D&quot;;&quot;&quot;;&quot;g&quot;)" office:value-type="string" office:string-value="21" calcext:value-type="string">
            <text:p>21</text:p>
          </table:table-cell>
          <table:table-cell table:formula="of:=LEFT([.B739];1)" office:value-type="string" office:string-value="2" calcext:value-type="string">
            <text:p>2</text:p>
          </table:table-cell>
          <table:table-cell table:style-name="ce5" table:formula="of:=RIGHT([.B739];1)" office:value-type="string" office:string-value="1" calcext:value-type="string">
            <text:p>1</text:p>
          </table:table-cell>
          <table:table-cell table:formula="of:=VALUE(COM.MICROSOFT.CONCAT([.C739];[.D739]))" office:value-type="float" office:value="21" calcext:value-type="float">
            <text:p>21</text:p>
          </table:table-cell>
          <table:table-cell table:style-name="ce14" table:formula="of:=(STRREV([.A739]))" office:value-type="string" office:string-value="1eerhtjdqpsnkvhcczxis2" calcext:value-type="string">
            <text:p>1eerhtjdqpsnkvhcczxis2</text:p>
          </table:table-cell>
          <table:table-cell table:formula="of:=ORG.LIBREOFFICE.REGEX([.A73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39];&quot;eno|owt|eerht|ruof|evif|xis|neves|thgie|enin|orez|\d&quot;;;1)" office:value-type="string" office:string-value="1" calcext:value-type="string">
            <text:p>1</text:p>
          </table:table-cell>
          <table:table-cell table:formula="of:=IF(ISNA([.G739]);&quot;&quot;;IF([.G739]=&quot;one&quot;;&quot;1&quot;;IF([.G739]=&quot;two&quot;;&quot;2&quot;;IF([.G739]=&quot;three&quot;;&quot;3&quot;;IF([.G739]=&quot;four&quot;;&quot;4&quot;;IF([.G739]=&quot;five&quot;;&quot;5&quot;;IF([.G739]=&quot;six&quot;;&quot;6&quot;;IF([.G739]=&quot;seven&quot;;&quot;7&quot;;IF([.G739]=&quot;eight&quot;;&quot;8&quot;;IF([.G739]=&quot;nine&quot;;&quot;9&quot;;IF([.G739]=&quot;zero&quot;;&quot;0&quot;;VALUE([.G739]))))))))))))" office:value-type="float" office:value="2" calcext:value-type="float">
            <text:p>2</text:p>
          </table:table-cell>
          <table:table-cell table:style-name="ce7" table:formula="of:=IF(ISNA([.H739]);&quot;&quot;;IF([.H739]=&quot;eno&quot;;&quot;1&quot;;IF([.H739]=&quot;owt&quot;;&quot;2&quot;;IF([.H739]=&quot;eerht&quot;;&quot;3&quot;;IF([.H739]=&quot;ruof&quot;;&quot;4&quot;;IF([.H739]=&quot;evif&quot;;&quot;5&quot;;IF([.H739]=&quot;xis&quot;;&quot;6&quot;;IF([.H739]=&quot;neves&quot;;&quot;7&quot;;IF([.H739]=&quot;thgie&quot;;&quot;8&quot;;IF([.H739]=&quot;enin&quot;;&quot;9&quot;;IF([.H739]=&quot;orez&quot;;&quot;0&quot;;[.H739])))))))))))" office:value-type="string" office:string-value="1" calcext:value-type="string">
            <text:p>1</text:p>
          </table:table-cell>
          <table:table-cell table:formula="of:=IF(ISNA([.G739]);&quot;&quot;;VALUE(COM.MICROSOFT.CONCAT([.I739:.J739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nl1rnrhxprnlctwoone</text:p>
          </table:table-cell>
          <table:table-cell table:style-name="ce4" table:formula="of:=ORG.LIBREOFFICE.REGEX([.A740];&quot;\D&quot;;&quot;&quot;;&quot;g&quot;)" office:value-type="string" office:string-value="1" calcext:value-type="string">
            <text:p>1</text:p>
          </table:table-cell>
          <table:table-cell table:formula="of:=LEFT([.B740];1)" office:value-type="string" office:string-value="1" calcext:value-type="string">
            <text:p>1</text:p>
          </table:table-cell>
          <table:table-cell table:style-name="ce5" table:formula="of:=RIGHT([.B740];1)" office:value-type="string" office:string-value="1" calcext:value-type="string">
            <text:p>1</text:p>
          </table:table-cell>
          <table:table-cell table:formula="of:=VALUE(COM.MICROSOFT.CONCAT([.C740];[.D740]))" office:value-type="float" office:value="11" calcext:value-type="float">
            <text:p>11</text:p>
          </table:table-cell>
          <table:table-cell table:style-name="ce14" table:formula="of:=(STRREV([.A740]))" office:value-type="string" office:string-value="enoowtclnrpxhrnr1lnn" calcext:value-type="string">
            <text:p>enoowtclnrpxhrnr1lnn</text:p>
          </table:table-cell>
          <table:table-cell table:formula="of:=ORG.LIBREOFFICE.REGEX([.A74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0];&quot;eno|owt|eerht|ruof|evif|xis|neves|thgie|enin|orez|\d&quot;;;1)" office:value-type="string" office:string-value="eno" calcext:value-type="string">
            <text:p>eno</text:p>
          </table:table-cell>
          <table:table-cell table:formula="of:=IF(ISNA([.G740]);&quot;&quot;;IF([.G740]=&quot;one&quot;;&quot;1&quot;;IF([.G740]=&quot;two&quot;;&quot;2&quot;;IF([.G740]=&quot;three&quot;;&quot;3&quot;;IF([.G740]=&quot;four&quot;;&quot;4&quot;;IF([.G740]=&quot;five&quot;;&quot;5&quot;;IF([.G740]=&quot;six&quot;;&quot;6&quot;;IF([.G740]=&quot;seven&quot;;&quot;7&quot;;IF([.G740]=&quot;eight&quot;;&quot;8&quot;;IF([.G740]=&quot;nine&quot;;&quot;9&quot;;IF([.G740]=&quot;zero&quot;;&quot;0&quot;;VALUE([.G740]))))))))))))" office:value-type="float" office:value="1" calcext:value-type="float">
            <text:p>1</text:p>
          </table:table-cell>
          <table:table-cell table:style-name="ce7" table:formula="of:=IF(ISNA([.H740]);&quot;&quot;;IF([.H740]=&quot;eno&quot;;&quot;1&quot;;IF([.H740]=&quot;owt&quot;;&quot;2&quot;;IF([.H740]=&quot;eerht&quot;;&quot;3&quot;;IF([.H740]=&quot;ruof&quot;;&quot;4&quot;;IF([.H740]=&quot;evif&quot;;&quot;5&quot;;IF([.H740]=&quot;xis&quot;;&quot;6&quot;;IF([.H740]=&quot;neves&quot;;&quot;7&quot;;IF([.H740]=&quot;thgie&quot;;&quot;8&quot;;IF([.H740]=&quot;enin&quot;;&quot;9&quot;;IF([.H740]=&quot;orez&quot;;&quot;0&quot;;[.H740])))))))))))" office:value-type="string" office:string-value="1" calcext:value-type="string">
            <text:p>1</text:p>
          </table:table-cell>
          <table:table-cell table:formula="of:=IF(ISNA([.G740]);&quot;&quot;;VALUE(COM.MICROSOFT.CONCAT([.I740:.J740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sbgz28nfive</text:p>
          </table:table-cell>
          <table:table-cell table:style-name="ce4" table:formula="of:=ORG.LIBREOFFICE.REGEX([.A741];&quot;\D&quot;;&quot;&quot;;&quot;g&quot;)" office:value-type="string" office:string-value="28" calcext:value-type="string">
            <text:p>28</text:p>
          </table:table-cell>
          <table:table-cell table:formula="of:=LEFT([.B741];1)" office:value-type="string" office:string-value="2" calcext:value-type="string">
            <text:p>2</text:p>
          </table:table-cell>
          <table:table-cell table:style-name="ce5" table:formula="of:=RIGHT([.B741];1)" office:value-type="string" office:string-value="8" calcext:value-type="string">
            <text:p>8</text:p>
          </table:table-cell>
          <table:table-cell table:formula="of:=VALUE(COM.MICROSOFT.CONCAT([.C741];[.D741]))" office:value-type="float" office:value="28" calcext:value-type="float">
            <text:p>28</text:p>
          </table:table-cell>
          <table:table-cell table:style-name="ce14" table:formula="of:=(STRREV([.A741]))" office:value-type="string" office:string-value="evifn82zgbsq" calcext:value-type="string">
            <text:p>evifn82zgbsq</text:p>
          </table:table-cell>
          <table:table-cell table:formula="of:=ORG.LIBREOFFICE.REGEX([.A74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41];&quot;eno|owt|eerht|ruof|evif|xis|neves|thgie|enin|orez|\d&quot;;;1)" office:value-type="string" office:string-value="evif" calcext:value-type="string">
            <text:p>evif</text:p>
          </table:table-cell>
          <table:table-cell table:formula="of:=IF(ISNA([.G741]);&quot;&quot;;IF([.G741]=&quot;one&quot;;&quot;1&quot;;IF([.G741]=&quot;two&quot;;&quot;2&quot;;IF([.G741]=&quot;three&quot;;&quot;3&quot;;IF([.G741]=&quot;four&quot;;&quot;4&quot;;IF([.G741]=&quot;five&quot;;&quot;5&quot;;IF([.G741]=&quot;six&quot;;&quot;6&quot;;IF([.G741]=&quot;seven&quot;;&quot;7&quot;;IF([.G741]=&quot;eight&quot;;&quot;8&quot;;IF([.G741]=&quot;nine&quot;;&quot;9&quot;;IF([.G741]=&quot;zero&quot;;&quot;0&quot;;VALUE([.G741]))))))))))))" office:value-type="float" office:value="2" calcext:value-type="float">
            <text:p>2</text:p>
          </table:table-cell>
          <table:table-cell table:style-name="ce7" table:formula="of:=IF(ISNA([.H741]);&quot;&quot;;IF([.H741]=&quot;eno&quot;;&quot;1&quot;;IF([.H741]=&quot;owt&quot;;&quot;2&quot;;IF([.H741]=&quot;eerht&quot;;&quot;3&quot;;IF([.H741]=&quot;ruof&quot;;&quot;4&quot;;IF([.H741]=&quot;evif&quot;;&quot;5&quot;;IF([.H741]=&quot;xis&quot;;&quot;6&quot;;IF([.H741]=&quot;neves&quot;;&quot;7&quot;;IF([.H741]=&quot;thgie&quot;;&quot;8&quot;;IF([.H741]=&quot;enin&quot;;&quot;9&quot;;IF([.H741]=&quot;orez&quot;;&quot;0&quot;;[.H741])))))))))))" office:value-type="string" office:string-value="5" calcext:value-type="string">
            <text:p>5</text:p>
          </table:table-cell>
          <table:table-cell table:formula="of:=IF(ISNA([.G741]);&quot;&quot;;VALUE(COM.MICROSOFT.CONCAT([.I741:.J741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qtchqnvrvv11eight</text:p>
          </table:table-cell>
          <table:table-cell table:style-name="ce4" table:formula="of:=ORG.LIBREOFFICE.REGEX([.A742];&quot;\D&quot;;&quot;&quot;;&quot;g&quot;)" office:value-type="string" office:string-value="11" calcext:value-type="string">
            <text:p>11</text:p>
          </table:table-cell>
          <table:table-cell table:formula="of:=LEFT([.B742];1)" office:value-type="string" office:string-value="1" calcext:value-type="string">
            <text:p>1</text:p>
          </table:table-cell>
          <table:table-cell table:style-name="ce5" table:formula="of:=RIGHT([.B742];1)" office:value-type="string" office:string-value="1" calcext:value-type="string">
            <text:p>1</text:p>
          </table:table-cell>
          <table:table-cell table:formula="of:=VALUE(COM.MICROSOFT.CONCAT([.C742];[.D742]))" office:value-type="float" office:value="11" calcext:value-type="float">
            <text:p>11</text:p>
          </table:table-cell>
          <table:table-cell table:style-name="ce14" table:formula="of:=(STRREV([.A742]))" office:value-type="string" office:string-value="thgie11vvrvnqhctqlc" calcext:value-type="string">
            <text:p>thgie11vvrvnqhctqlc</text:p>
          </table:table-cell>
          <table:table-cell table:formula="of:=ORG.LIBREOFFICE.REGEX([.A74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2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42]);&quot;&quot;;IF([.G742]=&quot;one&quot;;&quot;1&quot;;IF([.G742]=&quot;two&quot;;&quot;2&quot;;IF([.G742]=&quot;three&quot;;&quot;3&quot;;IF([.G742]=&quot;four&quot;;&quot;4&quot;;IF([.G742]=&quot;five&quot;;&quot;5&quot;;IF([.G742]=&quot;six&quot;;&quot;6&quot;;IF([.G742]=&quot;seven&quot;;&quot;7&quot;;IF([.G742]=&quot;eight&quot;;&quot;8&quot;;IF([.G742]=&quot;nine&quot;;&quot;9&quot;;IF([.G742]=&quot;zero&quot;;&quot;0&quot;;VALUE([.G742]))))))))))))" office:value-type="float" office:value="1" calcext:value-type="float">
            <text:p>1</text:p>
          </table:table-cell>
          <table:table-cell table:style-name="ce7" table:formula="of:=IF(ISNA([.H742]);&quot;&quot;;IF([.H742]=&quot;eno&quot;;&quot;1&quot;;IF([.H742]=&quot;owt&quot;;&quot;2&quot;;IF([.H742]=&quot;eerht&quot;;&quot;3&quot;;IF([.H742]=&quot;ruof&quot;;&quot;4&quot;;IF([.H742]=&quot;evif&quot;;&quot;5&quot;;IF([.H742]=&quot;xis&quot;;&quot;6&quot;;IF([.H742]=&quot;neves&quot;;&quot;7&quot;;IF([.H742]=&quot;thgie&quot;;&quot;8&quot;;IF([.H742]=&quot;enin&quot;;&quot;9&quot;;IF([.H742]=&quot;orez&quot;;&quot;0&quot;;[.H742])))))))))))" office:value-type="string" office:string-value="8" calcext:value-type="string">
            <text:p>8</text:p>
          </table:table-cell>
          <table:table-cell table:formula="of:=IF(ISNA([.G742]);&quot;&quot;;VALUE(COM.MICROSOFT.CONCAT([.I742:.J74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vhrpxkbvpfiveonesix5</text:p>
          </table:table-cell>
          <table:table-cell table:style-name="ce4" table:formula="of:=ORG.LIBREOFFICE.REGEX([.A743];&quot;\D&quot;;&quot;&quot;;&quot;g&quot;)" office:value-type="string" office:string-value="5" calcext:value-type="string">
            <text:p>5</text:p>
          </table:table-cell>
          <table:table-cell table:formula="of:=LEFT([.B743];1)" office:value-type="string" office:string-value="5" calcext:value-type="string">
            <text:p>5</text:p>
          </table:table-cell>
          <table:table-cell table:style-name="ce5" table:formula="of:=RIGHT([.B743];1)" office:value-type="string" office:string-value="5" calcext:value-type="string">
            <text:p>5</text:p>
          </table:table-cell>
          <table:table-cell table:formula="of:=VALUE(COM.MICROSOFT.CONCAT([.C743];[.D743]))" office:value-type="float" office:value="55" calcext:value-type="float">
            <text:p>55</text:p>
          </table:table-cell>
          <table:table-cell table:style-name="ce14" table:formula="of:=(STRREV([.A743]))" office:value-type="string" office:string-value="5xisenoevifpvbkxprhvt" calcext:value-type="string">
            <text:p>5xisenoevifpvbkxprhvt</text:p>
          </table:table-cell>
          <table:table-cell table:formula="of:=ORG.LIBREOFFICE.REGEX([.A74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43];&quot;eno|owt|eerht|ruof|evif|xis|neves|thgie|enin|orez|\d&quot;;;1)" office:value-type="string" office:string-value="5" calcext:value-type="string">
            <text:p>5</text:p>
          </table:table-cell>
          <table:table-cell table:formula="of:=IF(ISNA([.G743]);&quot;&quot;;IF([.G743]=&quot;one&quot;;&quot;1&quot;;IF([.G743]=&quot;two&quot;;&quot;2&quot;;IF([.G743]=&quot;three&quot;;&quot;3&quot;;IF([.G743]=&quot;four&quot;;&quot;4&quot;;IF([.G743]=&quot;five&quot;;&quot;5&quot;;IF([.G743]=&quot;six&quot;;&quot;6&quot;;IF([.G743]=&quot;seven&quot;;&quot;7&quot;;IF([.G743]=&quot;eight&quot;;&quot;8&quot;;IF([.G743]=&quot;nine&quot;;&quot;9&quot;;IF([.G743]=&quot;zero&quot;;&quot;0&quot;;VALUE([.G743]))))))))))))" office:value-type="string" office:string-value="5" calcext:value-type="string">
            <text:p>5</text:p>
          </table:table-cell>
          <table:table-cell table:style-name="ce7" table:formula="of:=IF(ISNA([.H743]);&quot;&quot;;IF([.H743]=&quot;eno&quot;;&quot;1&quot;;IF([.H743]=&quot;owt&quot;;&quot;2&quot;;IF([.H743]=&quot;eerht&quot;;&quot;3&quot;;IF([.H743]=&quot;ruof&quot;;&quot;4&quot;;IF([.H743]=&quot;evif&quot;;&quot;5&quot;;IF([.H743]=&quot;xis&quot;;&quot;6&quot;;IF([.H743]=&quot;neves&quot;;&quot;7&quot;;IF([.H743]=&quot;thgie&quot;;&quot;8&quot;;IF([.H743]=&quot;enin&quot;;&quot;9&quot;;IF([.H743]=&quot;orez&quot;;&quot;0&quot;;[.H743])))))))))))" office:value-type="string" office:string-value="5" calcext:value-type="string">
            <text:p>5</text:p>
          </table:table-cell>
          <table:table-cell table:formula="of:=IF(ISNA([.G743]);&quot;&quot;;VALUE(COM.MICROSOFT.CONCAT([.I743:.J743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hjqmqpm37</text:p>
          </table:table-cell>
          <table:table-cell table:style-name="ce4" table:formula="of:=ORG.LIBREOFFICE.REGEX([.A744];&quot;\D&quot;;&quot;&quot;;&quot;g&quot;)" office:value-type="string" office:string-value="37" calcext:value-type="string">
            <text:p>37</text:p>
          </table:table-cell>
          <table:table-cell table:formula="of:=LEFT([.B744];1)" office:value-type="string" office:string-value="3" calcext:value-type="string">
            <text:p>3</text:p>
          </table:table-cell>
          <table:table-cell table:style-name="ce5" table:formula="of:=RIGHT([.B744];1)" office:value-type="string" office:string-value="7" calcext:value-type="string">
            <text:p>7</text:p>
          </table:table-cell>
          <table:table-cell table:formula="of:=VALUE(COM.MICROSOFT.CONCAT([.C744];[.D744]))" office:value-type="float" office:value="37" calcext:value-type="float">
            <text:p>37</text:p>
          </table:table-cell>
          <table:table-cell table:style-name="ce14" table:formula="of:=(STRREV([.A744]))" office:value-type="string" office:string-value="73mpqmqjhq" calcext:value-type="string">
            <text:p>73mpqmqjhq</text:p>
          </table:table-cell>
          <table:table-cell table:formula="of:=ORG.LIBREOFFICE.REGEX([.A74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44];&quot;eno|owt|eerht|ruof|evif|xis|neves|thgie|enin|orez|\d&quot;;;1)" office:value-type="string" office:string-value="7" calcext:value-type="string">
            <text:p>7</text:p>
          </table:table-cell>
          <table:table-cell table:formula="of:=IF(ISNA([.G744]);&quot;&quot;;IF([.G744]=&quot;one&quot;;&quot;1&quot;;IF([.G744]=&quot;two&quot;;&quot;2&quot;;IF([.G744]=&quot;three&quot;;&quot;3&quot;;IF([.G744]=&quot;four&quot;;&quot;4&quot;;IF([.G744]=&quot;five&quot;;&quot;5&quot;;IF([.G744]=&quot;six&quot;;&quot;6&quot;;IF([.G744]=&quot;seven&quot;;&quot;7&quot;;IF([.G744]=&quot;eight&quot;;&quot;8&quot;;IF([.G744]=&quot;nine&quot;;&quot;9&quot;;IF([.G744]=&quot;zero&quot;;&quot;0&quot;;VALUE([.G744]))))))))))))" office:value-type="float" office:value="3" calcext:value-type="float">
            <text:p>3</text:p>
          </table:table-cell>
          <table:table-cell table:style-name="ce7" table:formula="of:=IF(ISNA([.H744]);&quot;&quot;;IF([.H744]=&quot;eno&quot;;&quot;1&quot;;IF([.H744]=&quot;owt&quot;;&quot;2&quot;;IF([.H744]=&quot;eerht&quot;;&quot;3&quot;;IF([.H744]=&quot;ruof&quot;;&quot;4&quot;;IF([.H744]=&quot;evif&quot;;&quot;5&quot;;IF([.H744]=&quot;xis&quot;;&quot;6&quot;;IF([.H744]=&quot;neves&quot;;&quot;7&quot;;IF([.H744]=&quot;thgie&quot;;&quot;8&quot;;IF([.H744]=&quot;enin&quot;;&quot;9&quot;;IF([.H744]=&quot;orez&quot;;&quot;0&quot;;[.H744])))))))))))" office:value-type="string" office:string-value="7" calcext:value-type="string">
            <text:p>7</text:p>
          </table:table-cell>
          <table:table-cell table:style-name="ce7" table:formula="of:=IF(ISNA([.G744]);&quot;&quot;;VALUE(COM.MICROSOFT.CONCAT([.I744:.J744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table:style-name="ce4" table:formula="of:=ORG.LIBREOFFICE.REGEX([.A745];&quot;\D&quot;;&quot;&quot;;&quot;g&quot;)" office:value-type="string" office:string-value="1748" calcext:value-type="string">
            <text:p>1748</text:p>
          </table:table-cell>
          <table:table-cell table:formula="of:=LEFT([.B745];1)" office:value-type="string" office:string-value="1" calcext:value-type="string">
            <text:p>1</text:p>
          </table:table-cell>
          <table:table-cell table:style-name="ce5" table:formula="of:=RIGHT([.B745];1)" office:value-type="string" office:string-value="8" calcext:value-type="string">
            <text:p>8</text:p>
          </table:table-cell>
          <table:table-cell table:formula="of:=VALUE(COM.MICROSOFT.CONCAT([.C745];[.D745]))" office:value-type="float" office:value="18" calcext:value-type="float">
            <text:p>18</text:p>
          </table:table-cell>
          <table:table-cell table:style-name="ce14" table:formula="of:=(STRREV([.A745]))" office:value-type="string" office:string-value="8471" calcext:value-type="string">
            <text:p>8471</text:p>
          </table:table-cell>
          <table:table-cell table:formula="of:=ORG.LIBREOFFICE.REGEX([.A74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5];&quot;eno|owt|eerht|ruof|evif|xis|neves|thgie|enin|orez|\d&quot;;;1)" office:value-type="string" office:string-value="8" calcext:value-type="string">
            <text:p>8</text:p>
          </table:table-cell>
          <table:table-cell table:formula="of:=IF(ISNA([.G745]);&quot;&quot;;IF([.G745]=&quot;one&quot;;&quot;1&quot;;IF([.G745]=&quot;two&quot;;&quot;2&quot;;IF([.G745]=&quot;three&quot;;&quot;3&quot;;IF([.G745]=&quot;four&quot;;&quot;4&quot;;IF([.G745]=&quot;five&quot;;&quot;5&quot;;IF([.G745]=&quot;six&quot;;&quot;6&quot;;IF([.G745]=&quot;seven&quot;;&quot;7&quot;;IF([.G745]=&quot;eight&quot;;&quot;8&quot;;IF([.G745]=&quot;nine&quot;;&quot;9&quot;;IF([.G745]=&quot;zero&quot;;&quot;0&quot;;VALUE([.G745]))))))))))))" office:value-type="float" office:value="1" calcext:value-type="float">
            <text:p>1</text:p>
          </table:table-cell>
          <table:table-cell table:style-name="ce7" table:formula="of:=IF(ISNA([.H745]);&quot;&quot;;IF([.H745]=&quot;eno&quot;;&quot;1&quot;;IF([.H745]=&quot;owt&quot;;&quot;2&quot;;IF([.H745]=&quot;eerht&quot;;&quot;3&quot;;IF([.H745]=&quot;ruof&quot;;&quot;4&quot;;IF([.H745]=&quot;evif&quot;;&quot;5&quot;;IF([.H745]=&quot;xis&quot;;&quot;6&quot;;IF([.H745]=&quot;neves&quot;;&quot;7&quot;;IF([.H745]=&quot;thgie&quot;;&quot;8&quot;;IF([.H745]=&quot;enin&quot;;&quot;9&quot;;IF([.H745]=&quot;orez&quot;;&quot;0&quot;;[.H745])))))))))))" office:value-type="string" office:string-value="8" calcext:value-type="string">
            <text:p>8</text:p>
          </table:table-cell>
          <table:table-cell table:style-name="ce7" table:formula="of:=IF(ISNA([.G745]);&quot;&quot;;VALUE(COM.MICROSOFT.CONCAT([.I745:.J745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3sevenhnrvlvjhbfrxvhfthree</text:p>
          </table:table-cell>
          <table:table-cell table:style-name="ce4" table:formula="of:=ORG.LIBREOFFICE.REGEX([.A746];&quot;\D&quot;;&quot;&quot;;&quot;g&quot;)" office:value-type="string" office:string-value="23" calcext:value-type="string">
            <text:p>23</text:p>
          </table:table-cell>
          <table:table-cell table:formula="of:=LEFT([.B746];1)" office:value-type="string" office:string-value="2" calcext:value-type="string">
            <text:p>2</text:p>
          </table:table-cell>
          <table:table-cell table:style-name="ce5" table:formula="of:=RIGHT([.B746];1)" office:value-type="string" office:string-value="3" calcext:value-type="string">
            <text:p>3</text:p>
          </table:table-cell>
          <table:table-cell table:formula="of:=VALUE(COM.MICROSOFT.CONCAT([.C746];[.D746]))" office:value-type="float" office:value="23" calcext:value-type="float">
            <text:p>23</text:p>
          </table:table-cell>
          <table:table-cell table:style-name="ce14" table:formula="of:=(STRREV([.A746]))" office:value-type="string" office:string-value="eerhtfhvxrfbhjvlvrnhneves32" calcext:value-type="string">
            <text:p>eerhtfhvxrfbhjvlvrnhneves32</text:p>
          </table:table-cell>
          <table:table-cell table:formula="of:=ORG.LIBREOFFICE.REGEX([.A74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4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746]);&quot;&quot;;IF([.G746]=&quot;one&quot;;&quot;1&quot;;IF([.G746]=&quot;two&quot;;&quot;2&quot;;IF([.G746]=&quot;three&quot;;&quot;3&quot;;IF([.G746]=&quot;four&quot;;&quot;4&quot;;IF([.G746]=&quot;five&quot;;&quot;5&quot;;IF([.G746]=&quot;six&quot;;&quot;6&quot;;IF([.G746]=&quot;seven&quot;;&quot;7&quot;;IF([.G746]=&quot;eight&quot;;&quot;8&quot;;IF([.G746]=&quot;nine&quot;;&quot;9&quot;;IF([.G746]=&quot;zero&quot;;&quot;0&quot;;VALUE([.G746]))))))))))))" office:value-type="float" office:value="2" calcext:value-type="float">
            <text:p>2</text:p>
          </table:table-cell>
          <table:table-cell table:style-name="ce7" table:formula="of:=IF(ISNA([.H746]);&quot;&quot;;IF([.H746]=&quot;eno&quot;;&quot;1&quot;;IF([.H746]=&quot;owt&quot;;&quot;2&quot;;IF([.H746]=&quot;eerht&quot;;&quot;3&quot;;IF([.H746]=&quot;ruof&quot;;&quot;4&quot;;IF([.H746]=&quot;evif&quot;;&quot;5&quot;;IF([.H746]=&quot;xis&quot;;&quot;6&quot;;IF([.H746]=&quot;neves&quot;;&quot;7&quot;;IF([.H746]=&quot;thgie&quot;;&quot;8&quot;;IF([.H746]=&quot;enin&quot;;&quot;9&quot;;IF([.H746]=&quot;orez&quot;;&quot;0&quot;;[.H746])))))))))))" office:value-type="string" office:string-value="3" calcext:value-type="string">
            <text:p>3</text:p>
          </table:table-cell>
          <table:table-cell table:formula="of:=IF(ISNA([.G746]);&quot;&quot;;VALUE(COM.MICROSOFT.CONCAT([.I746:.J746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sixdnrnkb88fbrndqcphxrzlgjvf4</text:p>
          </table:table-cell>
          <table:table-cell table:style-name="ce4" table:formula="of:=ORG.LIBREOFFICE.REGEX([.A747];&quot;\D&quot;;&quot;&quot;;&quot;g&quot;)" office:value-type="string" office:string-value="1884" calcext:value-type="string">
            <text:p>1884</text:p>
          </table:table-cell>
          <table:table-cell table:formula="of:=LEFT([.B747];1)" office:value-type="string" office:string-value="1" calcext:value-type="string">
            <text:p>1</text:p>
          </table:table-cell>
          <table:table-cell table:style-name="ce5" table:formula="of:=RIGHT([.B747];1)" office:value-type="string" office:string-value="4" calcext:value-type="string">
            <text:p>4</text:p>
          </table:table-cell>
          <table:table-cell table:formula="of:=VALUE(COM.MICROSOFT.CONCAT([.C747];[.D747]))" office:value-type="float" office:value="14" calcext:value-type="float">
            <text:p>14</text:p>
          </table:table-cell>
          <table:table-cell table:style-name="ce14" table:formula="of:=(STRREV([.A747]))" office:value-type="string" office:string-value="4fvjglzrxhpcqdnrbf88bknrndxis1" calcext:value-type="string">
            <text:p>4fvjglzrxhpcqdnrbf88bknrndxis1</text:p>
          </table:table-cell>
          <table:table-cell table:formula="of:=ORG.LIBREOFFICE.REGEX([.A74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7];&quot;eno|owt|eerht|ruof|evif|xis|neves|thgie|enin|orez|\d&quot;;;1)" office:value-type="string" office:string-value="4" calcext:value-type="string">
            <text:p>4</text:p>
          </table:table-cell>
          <table:table-cell table:formula="of:=IF(ISNA([.G747]);&quot;&quot;;IF([.G747]=&quot;one&quot;;&quot;1&quot;;IF([.G747]=&quot;two&quot;;&quot;2&quot;;IF([.G747]=&quot;three&quot;;&quot;3&quot;;IF([.G747]=&quot;four&quot;;&quot;4&quot;;IF([.G747]=&quot;five&quot;;&quot;5&quot;;IF([.G747]=&quot;six&quot;;&quot;6&quot;;IF([.G747]=&quot;seven&quot;;&quot;7&quot;;IF([.G747]=&quot;eight&quot;;&quot;8&quot;;IF([.G747]=&quot;nine&quot;;&quot;9&quot;;IF([.G747]=&quot;zero&quot;;&quot;0&quot;;VALUE([.G747]))))))))))))" office:value-type="float" office:value="1" calcext:value-type="float">
            <text:p>1</text:p>
          </table:table-cell>
          <table:table-cell table:style-name="ce7" table:formula="of:=IF(ISNA([.H747]);&quot;&quot;;IF([.H747]=&quot;eno&quot;;&quot;1&quot;;IF([.H747]=&quot;owt&quot;;&quot;2&quot;;IF([.H747]=&quot;eerht&quot;;&quot;3&quot;;IF([.H747]=&quot;ruof&quot;;&quot;4&quot;;IF([.H747]=&quot;evif&quot;;&quot;5&quot;;IF([.H747]=&quot;xis&quot;;&quot;6&quot;;IF([.H747]=&quot;neves&quot;;&quot;7&quot;;IF([.H747]=&quot;thgie&quot;;&quot;8&quot;;IF([.H747]=&quot;enin&quot;;&quot;9&quot;;IF([.H747]=&quot;orez&quot;;&quot;0&quot;;[.H747])))))))))))" office:value-type="string" office:string-value="4" calcext:value-type="string">
            <text:p>4</text:p>
          </table:table-cell>
          <table:table-cell table:formula="of:=IF(ISNA([.G747]);&quot;&quot;;VALUE(COM.MICROSOFT.CONCAT([.I747:.J747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qlhmjsqzms9two1ffourcdlpssq</text:p>
          </table:table-cell>
          <table:table-cell table:style-name="ce4" table:formula="of:=ORG.LIBREOFFICE.REGEX([.A748];&quot;\D&quot;;&quot;&quot;;&quot;g&quot;)" office:value-type="string" office:string-value="891" calcext:value-type="string">
            <text:p>891</text:p>
          </table:table-cell>
          <table:table-cell table:formula="of:=LEFT([.B748];1)" office:value-type="string" office:string-value="8" calcext:value-type="string">
            <text:p>8</text:p>
          </table:table-cell>
          <table:table-cell table:style-name="ce5" table:formula="of:=RIGHT([.B748];1)" office:value-type="string" office:string-value="1" calcext:value-type="string">
            <text:p>1</text:p>
          </table:table-cell>
          <table:table-cell table:formula="of:=VALUE(COM.MICROSOFT.CONCAT([.C748];[.D748]))" office:value-type="float" office:value="81" calcext:value-type="float">
            <text:p>81</text:p>
          </table:table-cell>
          <table:table-cell table:style-name="ce14" table:formula="of:=(STRREV([.A748]))" office:value-type="string" office:string-value="qsspldcruoff1owt9smzqsjmhlq8" calcext:value-type="string">
            <text:p>qsspldcruoff1owt9smzqsjmhlq8</text:p>
          </table:table-cell>
          <table:table-cell table:formula="of:=ORG.LIBREOFFICE.REGEX([.A74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48];&quot;eno|owt|eerht|ruof|evif|xis|neves|thgie|enin|orez|\d&quot;;;1)" office:value-type="string" office:string-value="ruof" calcext:value-type="string">
            <text:p>ruof</text:p>
          </table:table-cell>
          <table:table-cell table:formula="of:=IF(ISNA([.G748]);&quot;&quot;;IF([.G748]=&quot;one&quot;;&quot;1&quot;;IF([.G748]=&quot;two&quot;;&quot;2&quot;;IF([.G748]=&quot;three&quot;;&quot;3&quot;;IF([.G748]=&quot;four&quot;;&quot;4&quot;;IF([.G748]=&quot;five&quot;;&quot;5&quot;;IF([.G748]=&quot;six&quot;;&quot;6&quot;;IF([.G748]=&quot;seven&quot;;&quot;7&quot;;IF([.G748]=&quot;eight&quot;;&quot;8&quot;;IF([.G748]=&quot;nine&quot;;&quot;9&quot;;IF([.G748]=&quot;zero&quot;;&quot;0&quot;;VALUE([.G748]))))))))))))" office:value-type="float" office:value="8" calcext:value-type="float">
            <text:p>8</text:p>
          </table:table-cell>
          <table:table-cell table:style-name="ce7" table:formula="of:=IF(ISNA([.H748]);&quot;&quot;;IF([.H748]=&quot;eno&quot;;&quot;1&quot;;IF([.H748]=&quot;owt&quot;;&quot;2&quot;;IF([.H748]=&quot;eerht&quot;;&quot;3&quot;;IF([.H748]=&quot;ruof&quot;;&quot;4&quot;;IF([.H748]=&quot;evif&quot;;&quot;5&quot;;IF([.H748]=&quot;xis&quot;;&quot;6&quot;;IF([.H748]=&quot;neves&quot;;&quot;7&quot;;IF([.H748]=&quot;thgie&quot;;&quot;8&quot;;IF([.H748]=&quot;enin&quot;;&quot;9&quot;;IF([.H748]=&quot;orez&quot;;&quot;0&quot;;[.H748])))))))))))" office:value-type="string" office:string-value="4" calcext:value-type="string">
            <text:p>4</text:p>
          </table:table-cell>
          <table:table-cell table:formula="of:=IF(ISNA([.G748]);&quot;&quot;;VALUE(COM.MICROSOFT.CONCAT([.I748:.J748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float" office:value="5573" calcext:value-type="float">
            <text:p>5573</text:p>
          </table:table-cell>
          <table:table-cell table:style-name="ce4" table:formula="of:=ORG.LIBREOFFICE.REGEX([.A749];&quot;\D&quot;;&quot;&quot;;&quot;g&quot;)" office:value-type="string" office:string-value="5573" calcext:value-type="string">
            <text:p>5573</text:p>
          </table:table-cell>
          <table:table-cell table:formula="of:=LEFT([.B749];1)" office:value-type="string" office:string-value="5" calcext:value-type="string">
            <text:p>5</text:p>
          </table:table-cell>
          <table:table-cell table:style-name="ce5" table:formula="of:=RIGHT([.B749];1)" office:value-type="string" office:string-value="3" calcext:value-type="string">
            <text:p>3</text:p>
          </table:table-cell>
          <table:table-cell table:formula="of:=VALUE(COM.MICROSOFT.CONCAT([.C749];[.D749]))" office:value-type="float" office:value="53" calcext:value-type="float">
            <text:p>53</text:p>
          </table:table-cell>
          <table:table-cell table:style-name="ce14" table:formula="of:=(STRREV([.A749]))" office:value-type="string" office:string-value="3755" calcext:value-type="string">
            <text:p>3755</text:p>
          </table:table-cell>
          <table:table-cell table:formula="of:=ORG.LIBREOFFICE.REGEX([.A74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49];&quot;eno|owt|eerht|ruof|evif|xis|neves|thgie|enin|orez|\d&quot;;;1)" office:value-type="string" office:string-value="3" calcext:value-type="string">
            <text:p>3</text:p>
          </table:table-cell>
          <table:table-cell table:formula="of:=IF(ISNA([.G749]);&quot;&quot;;IF([.G749]=&quot;one&quot;;&quot;1&quot;;IF([.G749]=&quot;two&quot;;&quot;2&quot;;IF([.G749]=&quot;three&quot;;&quot;3&quot;;IF([.G749]=&quot;four&quot;;&quot;4&quot;;IF([.G749]=&quot;five&quot;;&quot;5&quot;;IF([.G749]=&quot;six&quot;;&quot;6&quot;;IF([.G749]=&quot;seven&quot;;&quot;7&quot;;IF([.G749]=&quot;eight&quot;;&quot;8&quot;;IF([.G749]=&quot;nine&quot;;&quot;9&quot;;IF([.G749]=&quot;zero&quot;;&quot;0&quot;;VALUE([.G749]))))))))))))" office:value-type="float" office:value="5" calcext:value-type="float">
            <text:p>5</text:p>
          </table:table-cell>
          <table:table-cell table:style-name="ce7" table:formula="of:=IF(ISNA([.H749]);&quot;&quot;;IF([.H749]=&quot;eno&quot;;&quot;1&quot;;IF([.H749]=&quot;owt&quot;;&quot;2&quot;;IF([.H749]=&quot;eerht&quot;;&quot;3&quot;;IF([.H749]=&quot;ruof&quot;;&quot;4&quot;;IF([.H749]=&quot;evif&quot;;&quot;5&quot;;IF([.H749]=&quot;xis&quot;;&quot;6&quot;;IF([.H749]=&quot;neves&quot;;&quot;7&quot;;IF([.H749]=&quot;thgie&quot;;&quot;8&quot;;IF([.H749]=&quot;enin&quot;;&quot;9&quot;;IF([.H749]=&quot;orez&quot;;&quot;0&quot;;[.H749])))))))))))" office:value-type="string" office:string-value="3" calcext:value-type="string">
            <text:p>3</text:p>
          </table:table-cell>
          <table:table-cell table:style-name="ce7" table:formula="of:=IF(ISNA([.G749]);&quot;&quot;;VALUE(COM.MICROSOFT.CONCAT([.I749:.J749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6</text:p>
          </table:table-cell>
          <table:table-cell table:style-name="ce4" table:formula="of:=ORG.LIBREOFFICE.REGEX([.A750];&quot;\D&quot;;&quot;&quot;;&quot;g&quot;)" office:value-type="string" office:string-value="76" calcext:value-type="string">
            <text:p>76</text:p>
          </table:table-cell>
          <table:table-cell table:formula="of:=LEFT([.B750];1)" office:value-type="string" office:string-value="7" calcext:value-type="string">
            <text:p>7</text:p>
          </table:table-cell>
          <table:table-cell table:style-name="ce5" table:formula="of:=RIGHT([.B750];1)" office:value-type="string" office:string-value="6" calcext:value-type="string">
            <text:p>6</text:p>
          </table:table-cell>
          <table:table-cell table:formula="of:=VALUE(COM.MICROSOFT.CONCAT([.C750];[.D750]))" office:value-type="float" office:value="76" calcext:value-type="float">
            <text:p>76</text:p>
          </table:table-cell>
          <table:table-cell table:style-name="ce14" table:formula="of:=(STRREV([.A750]))" office:value-type="string" office:string-value="67thgie" calcext:value-type="string">
            <text:p>67thgie</text:p>
          </table:table-cell>
          <table:table-cell table:formula="of:=ORG.LIBREOFFICE.REGEX([.A7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50];&quot;eno|owt|eerht|ruof|evif|xis|neves|thgie|enin|orez|\d&quot;;;1)" office:value-type="string" office:string-value="6" calcext:value-type="string">
            <text:p>6</text:p>
          </table:table-cell>
          <table:table-cell table:formula="of:=IF(ISNA([.G750]);&quot;&quot;;IF([.G750]=&quot;one&quot;;&quot;1&quot;;IF([.G750]=&quot;two&quot;;&quot;2&quot;;IF([.G750]=&quot;three&quot;;&quot;3&quot;;IF([.G750]=&quot;four&quot;;&quot;4&quot;;IF([.G750]=&quot;five&quot;;&quot;5&quot;;IF([.G750]=&quot;six&quot;;&quot;6&quot;;IF([.G750]=&quot;seven&quot;;&quot;7&quot;;IF([.G750]=&quot;eight&quot;;&quot;8&quot;;IF([.G750]=&quot;nine&quot;;&quot;9&quot;;IF([.G750]=&quot;zero&quot;;&quot;0&quot;;VALUE([.G750]))))))))))))" office:value-type="string" office:string-value="8" calcext:value-type="string">
            <text:p>8</text:p>
          </table:table-cell>
          <table:table-cell table:style-name="ce7" table:formula="of:=IF(ISNA([.H750]);&quot;&quot;;IF([.H750]=&quot;eno&quot;;&quot;1&quot;;IF([.H750]=&quot;owt&quot;;&quot;2&quot;;IF([.H750]=&quot;eerht&quot;;&quot;3&quot;;IF([.H750]=&quot;ruof&quot;;&quot;4&quot;;IF([.H750]=&quot;evif&quot;;&quot;5&quot;;IF([.H750]=&quot;xis&quot;;&quot;6&quot;;IF([.H750]=&quot;neves&quot;;&quot;7&quot;;IF([.H750]=&quot;thgie&quot;;&quot;8&quot;;IF([.H750]=&quot;enin&quot;;&quot;9&quot;;IF([.H750]=&quot;orez&quot;;&quot;0&quot;;[.H750])))))))))))" office:value-type="string" office:string-value="6" calcext:value-type="string">
            <text:p>6</text:p>
          </table:table-cell>
          <table:table-cell table:formula="of:=IF(ISNA([.G750]);&quot;&quot;;VALUE(COM.MICROSOFT.CONCAT([.I750:.J750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qxcrrldb</text:p>
          </table:table-cell>
          <table:table-cell table:style-name="ce4" table:formula="of:=ORG.LIBREOFFICE.REGEX([.A751];&quot;\D&quot;;&quot;&quot;;&quot;g&quot;)" office:value-type="string" office:string-value="7" calcext:value-type="string">
            <text:p>7</text:p>
          </table:table-cell>
          <table:table-cell table:formula="of:=LEFT([.B751];1)" office:value-type="string" office:string-value="7" calcext:value-type="string">
            <text:p>7</text:p>
          </table:table-cell>
          <table:table-cell table:style-name="ce5" table:formula="of:=RIGHT([.B751];1)" office:value-type="string" office:string-value="7" calcext:value-type="string">
            <text:p>7</text:p>
          </table:table-cell>
          <table:table-cell table:formula="of:=VALUE(COM.MICROSOFT.CONCAT([.C751];[.D751]))" office:value-type="float" office:value="77" calcext:value-type="float">
            <text:p>77</text:p>
          </table:table-cell>
          <table:table-cell table:style-name="ce14" table:formula="of:=(STRREV([.A751]))" office:value-type="string" office:string-value="bdlrrcxq7" calcext:value-type="string">
            <text:p>bdlrrcxq7</text:p>
          </table:table-cell>
          <table:table-cell table:formula="of:=ORG.LIBREOFFICE.REGEX([.A75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751];&quot;eno|owt|eerht|ruof|evif|xis|neves|thgie|enin|orez|\d&quot;;;1)" office:value-type="string" office:string-value="7" calcext:value-type="string">
            <text:p>7</text:p>
          </table:table-cell>
          <table:table-cell table:formula="of:=IF(ISNA([.G751]);&quot;&quot;;IF([.G751]=&quot;one&quot;;&quot;1&quot;;IF([.G751]=&quot;two&quot;;&quot;2&quot;;IF([.G751]=&quot;three&quot;;&quot;3&quot;;IF([.G751]=&quot;four&quot;;&quot;4&quot;;IF([.G751]=&quot;five&quot;;&quot;5&quot;;IF([.G751]=&quot;six&quot;;&quot;6&quot;;IF([.G751]=&quot;seven&quot;;&quot;7&quot;;IF([.G751]=&quot;eight&quot;;&quot;8&quot;;IF([.G751]=&quot;nine&quot;;&quot;9&quot;;IF([.G751]=&quot;zero&quot;;&quot;0&quot;;VALUE([.G751]))))))))))))" office:value-type="float" office:value="7" calcext:value-type="float">
            <text:p>7</text:p>
          </table:table-cell>
          <table:table-cell table:style-name="ce7" table:formula="of:=IF(ISNA([.H751]);&quot;&quot;;IF([.H751]=&quot;eno&quot;;&quot;1&quot;;IF([.H751]=&quot;owt&quot;;&quot;2&quot;;IF([.H751]=&quot;eerht&quot;;&quot;3&quot;;IF([.H751]=&quot;ruof&quot;;&quot;4&quot;;IF([.H751]=&quot;evif&quot;;&quot;5&quot;;IF([.H751]=&quot;xis&quot;;&quot;6&quot;;IF([.H751]=&quot;neves&quot;;&quot;7&quot;;IF([.H751]=&quot;thgie&quot;;&quot;8&quot;;IF([.H751]=&quot;enin&quot;;&quot;9&quot;;IF([.H751]=&quot;orez&quot;;&quot;0&quot;;[.H751])))))))))))" office:value-type="string" office:string-value="7" calcext:value-type="string">
            <text:p>7</text:p>
          </table:table-cell>
          <table:table-cell table:style-name="ce7" table:formula="of:=IF(ISNA([.G751]);&quot;&quot;;VALUE(COM.MICROSOFT.CONCAT([.I751:.J751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zseven35</text:p>
          </table:table-cell>
          <table:table-cell table:style-name="ce4" table:formula="of:=ORG.LIBREOFFICE.REGEX([.A752];&quot;\D&quot;;&quot;&quot;;&quot;g&quot;)" office:value-type="string" office:string-value="535" calcext:value-type="string">
            <text:p>535</text:p>
          </table:table-cell>
          <table:table-cell table:formula="of:=LEFT([.B752];1)" office:value-type="string" office:string-value="5" calcext:value-type="string">
            <text:p>5</text:p>
          </table:table-cell>
          <table:table-cell table:style-name="ce5" table:formula="of:=RIGHT([.B752];1)" office:value-type="string" office:string-value="5" calcext:value-type="string">
            <text:p>5</text:p>
          </table:table-cell>
          <table:table-cell table:formula="of:=VALUE(COM.MICROSOFT.CONCAT([.C752];[.D752]))" office:value-type="float" office:value="55" calcext:value-type="float">
            <text:p>55</text:p>
          </table:table-cell>
          <table:table-cell table:style-name="ce14" table:formula="of:=(STRREV([.A752]))" office:value-type="string" office:string-value="53nevesz5" calcext:value-type="string">
            <text:p>53nevesz5</text:p>
          </table:table-cell>
          <table:table-cell table:formula="of:=ORG.LIBREOFFICE.REGEX([.A75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52];&quot;eno|owt|eerht|ruof|evif|xis|neves|thgie|enin|orez|\d&quot;;;1)" office:value-type="string" office:string-value="5" calcext:value-type="string">
            <text:p>5</text:p>
          </table:table-cell>
          <table:table-cell table:formula="of:=IF(ISNA([.G752]);&quot;&quot;;IF([.G752]=&quot;one&quot;;&quot;1&quot;;IF([.G752]=&quot;two&quot;;&quot;2&quot;;IF([.G752]=&quot;three&quot;;&quot;3&quot;;IF([.G752]=&quot;four&quot;;&quot;4&quot;;IF([.G752]=&quot;five&quot;;&quot;5&quot;;IF([.G752]=&quot;six&quot;;&quot;6&quot;;IF([.G752]=&quot;seven&quot;;&quot;7&quot;;IF([.G752]=&quot;eight&quot;;&quot;8&quot;;IF([.G752]=&quot;nine&quot;;&quot;9&quot;;IF([.G752]=&quot;zero&quot;;&quot;0&quot;;VALUE([.G752]))))))))))))" office:value-type="float" office:value="5" calcext:value-type="float">
            <text:p>5</text:p>
          </table:table-cell>
          <table:table-cell table:style-name="ce7" table:formula="of:=IF(ISNA([.H752]);&quot;&quot;;IF([.H752]=&quot;eno&quot;;&quot;1&quot;;IF([.H752]=&quot;owt&quot;;&quot;2&quot;;IF([.H752]=&quot;eerht&quot;;&quot;3&quot;;IF([.H752]=&quot;ruof&quot;;&quot;4&quot;;IF([.H752]=&quot;evif&quot;;&quot;5&quot;;IF([.H752]=&quot;xis&quot;;&quot;6&quot;;IF([.H752]=&quot;neves&quot;;&quot;7&quot;;IF([.H752]=&quot;thgie&quot;;&quot;8&quot;;IF([.H752]=&quot;enin&quot;;&quot;9&quot;;IF([.H752]=&quot;orez&quot;;&quot;0&quot;;[.H752])))))))))))" office:value-type="string" office:string-value="5" calcext:value-type="string">
            <text:p>5</text:p>
          </table:table-cell>
          <table:table-cell table:formula="of:=IF(ISNA([.G752]);&quot;&quot;;VALUE(COM.MICROSOFT.CONCAT([.I752:.J752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xkqrsmth1tmrvszjcceightlnzgfdnine</text:p>
          </table:table-cell>
          <table:table-cell table:style-name="ce4" table:formula="of:=ORG.LIBREOFFICE.REGEX([.A753];&quot;\D&quot;;&quot;&quot;;&quot;g&quot;)" office:value-type="string" office:string-value="1" calcext:value-type="string">
            <text:p>1</text:p>
          </table:table-cell>
          <table:table-cell table:formula="of:=LEFT([.B753];1)" office:value-type="string" office:string-value="1" calcext:value-type="string">
            <text:p>1</text:p>
          </table:table-cell>
          <table:table-cell table:style-name="ce5" table:formula="of:=RIGHT([.B753];1)" office:value-type="string" office:string-value="1" calcext:value-type="string">
            <text:p>1</text:p>
          </table:table-cell>
          <table:table-cell table:formula="of:=VALUE(COM.MICROSOFT.CONCAT([.C753];[.D753]))" office:value-type="float" office:value="11" calcext:value-type="float">
            <text:p>11</text:p>
          </table:table-cell>
          <table:table-cell table:style-name="ce14" table:formula="of:=(STRREV([.A753]))" office:value-type="string" office:string-value="enindfgznlthgieccjzsvrmt1htmsrqkxn" calcext:value-type="string">
            <text:p>enindfgznlthgieccjzsvrmt1htmsrqkxn</text:p>
          </table:table-cell>
          <table:table-cell table:formula="of:=ORG.LIBREOFFICE.REGEX([.A75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53];&quot;eno|owt|eerht|ruof|evif|xis|neves|thgie|enin|orez|\d&quot;;;1)" office:value-type="string" office:string-value="enin" calcext:value-type="string">
            <text:p>enin</text:p>
          </table:table-cell>
          <table:table-cell table:formula="of:=IF(ISNA([.G753]);&quot;&quot;;IF([.G753]=&quot;one&quot;;&quot;1&quot;;IF([.G753]=&quot;two&quot;;&quot;2&quot;;IF([.G753]=&quot;three&quot;;&quot;3&quot;;IF([.G753]=&quot;four&quot;;&quot;4&quot;;IF([.G753]=&quot;five&quot;;&quot;5&quot;;IF([.G753]=&quot;six&quot;;&quot;6&quot;;IF([.G753]=&quot;seven&quot;;&quot;7&quot;;IF([.G753]=&quot;eight&quot;;&quot;8&quot;;IF([.G753]=&quot;nine&quot;;&quot;9&quot;;IF([.G753]=&quot;zero&quot;;&quot;0&quot;;VALUE([.G753]))))))))))))" office:value-type="float" office:value="1" calcext:value-type="float">
            <text:p>1</text:p>
          </table:table-cell>
          <table:table-cell table:style-name="ce7" table:formula="of:=IF(ISNA([.H753]);&quot;&quot;;IF([.H753]=&quot;eno&quot;;&quot;1&quot;;IF([.H753]=&quot;owt&quot;;&quot;2&quot;;IF([.H753]=&quot;eerht&quot;;&quot;3&quot;;IF([.H753]=&quot;ruof&quot;;&quot;4&quot;;IF([.H753]=&quot;evif&quot;;&quot;5&quot;;IF([.H753]=&quot;xis&quot;;&quot;6&quot;;IF([.H753]=&quot;neves&quot;;&quot;7&quot;;IF([.H753]=&quot;thgie&quot;;&quot;8&quot;;IF([.H753]=&quot;enin&quot;;&quot;9&quot;;IF([.H753]=&quot;orez&quot;;&quot;0&quot;;[.H753])))))))))))" office:value-type="string" office:string-value="9" calcext:value-type="string">
            <text:p>9</text:p>
          </table:table-cell>
          <table:table-cell table:formula="of:=IF(ISNA([.G753]);&quot;&quot;;VALUE(COM.MICROSOFT.CONCAT([.I753:.J753]))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fourqrkrsrzltnqcgnmnpptwo2zmgnlthreeeightxnxgmgd</text:p>
          </table:table-cell>
          <table:table-cell table:style-name="ce4" table:formula="of:=ORG.LIBREOFFICE.REGEX([.A754];&quot;\D&quot;;&quot;&quot;;&quot;g&quot;)" office:value-type="string" office:string-value="2" calcext:value-type="string">
            <text:p>2</text:p>
          </table:table-cell>
          <table:table-cell table:formula="of:=LEFT([.B754];1)" office:value-type="string" office:string-value="2" calcext:value-type="string">
            <text:p>2</text:p>
          </table:table-cell>
          <table:table-cell table:style-name="ce5" table:formula="of:=RIGHT([.B754];1)" office:value-type="string" office:string-value="2" calcext:value-type="string">
            <text:p>2</text:p>
          </table:table-cell>
          <table:table-cell table:formula="of:=VALUE(COM.MICROSOFT.CONCAT([.C754];[.D754]))" office:value-type="float" office:value="22" calcext:value-type="float">
            <text:p>22</text:p>
          </table:table-cell>
          <table:table-cell table:style-name="ce14" table:formula="of:=(STRREV([.A754]))" office:value-type="string" office:string-value="dgmgxnxthgieeerhtlngmz2owtppnmngcqntlzrsrkrqruof" calcext:value-type="string">
            <text:p>dgmgxnxthgieeerhtlngmz2owtppnmngcqntlzrsrkrqruof</text:p>
          </table:table-cell>
          <table:table-cell table:formula="of:=ORG.LIBREOFFICE.REGEX([.A75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5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54]);&quot;&quot;;IF([.G754]=&quot;one&quot;;&quot;1&quot;;IF([.G754]=&quot;two&quot;;&quot;2&quot;;IF([.G754]=&quot;three&quot;;&quot;3&quot;;IF([.G754]=&quot;four&quot;;&quot;4&quot;;IF([.G754]=&quot;five&quot;;&quot;5&quot;;IF([.G754]=&quot;six&quot;;&quot;6&quot;;IF([.G754]=&quot;seven&quot;;&quot;7&quot;;IF([.G754]=&quot;eight&quot;;&quot;8&quot;;IF([.G754]=&quot;nine&quot;;&quot;9&quot;;IF([.G754]=&quot;zero&quot;;&quot;0&quot;;VALUE([.G754]))))))))))))" office:value-type="string" office:string-value="4" calcext:value-type="string">
            <text:p>4</text:p>
          </table:table-cell>
          <table:table-cell table:style-name="ce7" table:formula="of:=IF(ISNA([.H754]);&quot;&quot;;IF([.H754]=&quot;eno&quot;;&quot;1&quot;;IF([.H754]=&quot;owt&quot;;&quot;2&quot;;IF([.H754]=&quot;eerht&quot;;&quot;3&quot;;IF([.H754]=&quot;ruof&quot;;&quot;4&quot;;IF([.H754]=&quot;evif&quot;;&quot;5&quot;;IF([.H754]=&quot;xis&quot;;&quot;6&quot;;IF([.H754]=&quot;neves&quot;;&quot;7&quot;;IF([.H754]=&quot;thgie&quot;;&quot;8&quot;;IF([.H754]=&quot;enin&quot;;&quot;9&quot;;IF([.H754]=&quot;orez&quot;;&quot;0&quot;;[.H754])))))))))))" office:value-type="string" office:string-value="8" calcext:value-type="string">
            <text:p>8</text:p>
          </table:table-cell>
          <table:table-cell table:formula="of:=IF(ISNA([.G754]);&quot;&quot;;VALUE(COM.MICROSOFT.CONCAT([.I754:.J754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lqqtwo16xsxhrxthdltpxssnvfjqtrkfm</text:p>
          </table:table-cell>
          <table:table-cell table:style-name="ce4" table:formula="of:=ORG.LIBREOFFICE.REGEX([.A755];&quot;\D&quot;;&quot;&quot;;&quot;g&quot;)" office:value-type="string" office:string-value="16" calcext:value-type="string">
            <text:p>16</text:p>
          </table:table-cell>
          <table:table-cell table:formula="of:=LEFT([.B755];1)" office:value-type="string" office:string-value="1" calcext:value-type="string">
            <text:p>1</text:p>
          </table:table-cell>
          <table:table-cell table:style-name="ce5" table:formula="of:=RIGHT([.B755];1)" office:value-type="string" office:string-value="6" calcext:value-type="string">
            <text:p>6</text:p>
          </table:table-cell>
          <table:table-cell table:formula="of:=VALUE(COM.MICROSOFT.CONCAT([.C755];[.D755]))" office:value-type="float" office:value="16" calcext:value-type="float">
            <text:p>16</text:p>
          </table:table-cell>
          <table:table-cell table:style-name="ce14" table:formula="of:=(STRREV([.A755]))" office:value-type="string" office:string-value="mfkrtqjfvnssxptldhtxrhxsx61owtqqlng" calcext:value-type="string">
            <text:p>mfkrtqjfvnssxptldhtxrhxsx61owtqqlng</text:p>
          </table:table-cell>
          <table:table-cell table:formula="of:=ORG.LIBREOFFICE.REGEX([.A75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55];&quot;eno|owt|eerht|ruof|evif|xis|neves|thgie|enin|orez|\d&quot;;;1)" office:value-type="string" office:string-value="6" calcext:value-type="string">
            <text:p>6</text:p>
          </table:table-cell>
          <table:table-cell table:formula="of:=IF(ISNA([.G755]);&quot;&quot;;IF([.G755]=&quot;one&quot;;&quot;1&quot;;IF([.G755]=&quot;two&quot;;&quot;2&quot;;IF([.G755]=&quot;three&quot;;&quot;3&quot;;IF([.G755]=&quot;four&quot;;&quot;4&quot;;IF([.G755]=&quot;five&quot;;&quot;5&quot;;IF([.G755]=&quot;six&quot;;&quot;6&quot;;IF([.G755]=&quot;seven&quot;;&quot;7&quot;;IF([.G755]=&quot;eight&quot;;&quot;8&quot;;IF([.G755]=&quot;nine&quot;;&quot;9&quot;;IF([.G755]=&quot;zero&quot;;&quot;0&quot;;VALUE([.G755]))))))))))))" office:value-type="string" office:string-value="2" calcext:value-type="string">
            <text:p>2</text:p>
          </table:table-cell>
          <table:table-cell table:style-name="ce7" table:formula="of:=IF(ISNA([.H755]);&quot;&quot;;IF([.H755]=&quot;eno&quot;;&quot;1&quot;;IF([.H755]=&quot;owt&quot;;&quot;2&quot;;IF([.H755]=&quot;eerht&quot;;&quot;3&quot;;IF([.H755]=&quot;ruof&quot;;&quot;4&quot;;IF([.H755]=&quot;evif&quot;;&quot;5&quot;;IF([.H755]=&quot;xis&quot;;&quot;6&quot;;IF([.H755]=&quot;neves&quot;;&quot;7&quot;;IF([.H755]=&quot;thgie&quot;;&quot;8&quot;;IF([.H755]=&quot;enin&quot;;&quot;9&quot;;IF([.H755]=&quot;orez&quot;;&quot;0&quot;;[.H755])))))))))))" office:value-type="string" office:string-value="6" calcext:value-type="string">
            <text:p>6</text:p>
          </table:table-cell>
          <table:table-cell table:formula="of:=IF(ISNA([.G755]);&quot;&quot;;VALUE(COM.MICROSOFT.CONCAT([.I755:.J755])))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jlpbqsixfour51eightpnzzfmfksevenvpgnmkqd</text:p>
          </table:table-cell>
          <table:table-cell table:style-name="ce4" table:formula="of:=ORG.LIBREOFFICE.REGEX([.A756];&quot;\D&quot;;&quot;&quot;;&quot;g&quot;)" office:value-type="string" office:string-value="51" calcext:value-type="string">
            <text:p>51</text:p>
          </table:table-cell>
          <table:table-cell table:formula="of:=LEFT([.B756];1)" office:value-type="string" office:string-value="5" calcext:value-type="string">
            <text:p>5</text:p>
          </table:table-cell>
          <table:table-cell table:style-name="ce5" table:formula="of:=RIGHT([.B756];1)" office:value-type="string" office:string-value="1" calcext:value-type="string">
            <text:p>1</text:p>
          </table:table-cell>
          <table:table-cell table:formula="of:=VALUE(COM.MICROSOFT.CONCAT([.C756];[.D756]))" office:value-type="float" office:value="51" calcext:value-type="float">
            <text:p>51</text:p>
          </table:table-cell>
          <table:table-cell table:style-name="ce14" table:formula="of:=(STRREV([.A756]))" office:value-type="string" office:string-value="dqkmngpvneveskfmfzznpthgie15ruofxisqbpljn" calcext:value-type="string">
            <text:p>dqkmngpvneveskfmfzznpthgie15ruofxisqbpljn</text:p>
          </table:table-cell>
          <table:table-cell table:formula="of:=ORG.LIBREOFFICE.REGEX([.A75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5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56]);&quot;&quot;;IF([.G756]=&quot;one&quot;;&quot;1&quot;;IF([.G756]=&quot;two&quot;;&quot;2&quot;;IF([.G756]=&quot;three&quot;;&quot;3&quot;;IF([.G756]=&quot;four&quot;;&quot;4&quot;;IF([.G756]=&quot;five&quot;;&quot;5&quot;;IF([.G756]=&quot;six&quot;;&quot;6&quot;;IF([.G756]=&quot;seven&quot;;&quot;7&quot;;IF([.G756]=&quot;eight&quot;;&quot;8&quot;;IF([.G756]=&quot;nine&quot;;&quot;9&quot;;IF([.G756]=&quot;zero&quot;;&quot;0&quot;;VALUE([.G756]))))))))))))" office:value-type="string" office:string-value="6" calcext:value-type="string">
            <text:p>6</text:p>
          </table:table-cell>
          <table:table-cell table:style-name="ce7" table:formula="of:=IF(ISNA([.H756]);&quot;&quot;;IF([.H756]=&quot;eno&quot;;&quot;1&quot;;IF([.H756]=&quot;owt&quot;;&quot;2&quot;;IF([.H756]=&quot;eerht&quot;;&quot;3&quot;;IF([.H756]=&quot;ruof&quot;;&quot;4&quot;;IF([.H756]=&quot;evif&quot;;&quot;5&quot;;IF([.H756]=&quot;xis&quot;;&quot;6&quot;;IF([.H756]=&quot;neves&quot;;&quot;7&quot;;IF([.H756]=&quot;thgie&quot;;&quot;8&quot;;IF([.H756]=&quot;enin&quot;;&quot;9&quot;;IF([.H756]=&quot;orez&quot;;&quot;0&quot;;[.H756])))))))))))" office:value-type="string" office:string-value="7" calcext:value-type="string">
            <text:p>7</text:p>
          </table:table-cell>
          <table:table-cell table:formula="of:=IF(ISNA([.G756]);&quot;&quot;;VALUE(COM.MICROSOFT.CONCAT([.I756:.J756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7xbhhbjrrp</text:p>
          </table:table-cell>
          <table:table-cell table:style-name="ce4" table:formula="of:=ORG.LIBREOFFICE.REGEX([.A757];&quot;\D&quot;;&quot;&quot;;&quot;g&quot;)" office:value-type="string" office:string-value="7" calcext:value-type="string">
            <text:p>7</text:p>
          </table:table-cell>
          <table:table-cell table:formula="of:=LEFT([.B757];1)" office:value-type="string" office:string-value="7" calcext:value-type="string">
            <text:p>7</text:p>
          </table:table-cell>
          <table:table-cell table:style-name="ce5" table:formula="of:=RIGHT([.B757];1)" office:value-type="string" office:string-value="7" calcext:value-type="string">
            <text:p>7</text:p>
          </table:table-cell>
          <table:table-cell table:formula="of:=VALUE(COM.MICROSOFT.CONCAT([.C757];[.D757]))" office:value-type="float" office:value="77" calcext:value-type="float">
            <text:p>77</text:p>
          </table:table-cell>
          <table:table-cell table:style-name="ce14" table:formula="of:=(STRREV([.A757]))" office:value-type="string" office:string-value="prrjbhhbx7owt" calcext:value-type="string">
            <text:p>prrjbhhbx7owt</text:p>
          </table:table-cell>
          <table:table-cell table:formula="of:=ORG.LIBREOFFICE.REGEX([.A75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57];&quot;eno|owt|eerht|ruof|evif|xis|neves|thgie|enin|orez|\d&quot;;;1)" office:value-type="string" office:string-value="7" calcext:value-type="string">
            <text:p>7</text:p>
          </table:table-cell>
          <table:table-cell table:formula="of:=IF(ISNA([.G757]);&quot;&quot;;IF([.G757]=&quot;one&quot;;&quot;1&quot;;IF([.G757]=&quot;two&quot;;&quot;2&quot;;IF([.G757]=&quot;three&quot;;&quot;3&quot;;IF([.G757]=&quot;four&quot;;&quot;4&quot;;IF([.G757]=&quot;five&quot;;&quot;5&quot;;IF([.G757]=&quot;six&quot;;&quot;6&quot;;IF([.G757]=&quot;seven&quot;;&quot;7&quot;;IF([.G757]=&quot;eight&quot;;&quot;8&quot;;IF([.G757]=&quot;nine&quot;;&quot;9&quot;;IF([.G757]=&quot;zero&quot;;&quot;0&quot;;VALUE([.G757]))))))))))))" office:value-type="string" office:string-value="2" calcext:value-type="string">
            <text:p>2</text:p>
          </table:table-cell>
          <table:table-cell table:style-name="ce7" table:formula="of:=IF(ISNA([.H757]);&quot;&quot;;IF([.H757]=&quot;eno&quot;;&quot;1&quot;;IF([.H757]=&quot;owt&quot;;&quot;2&quot;;IF([.H757]=&quot;eerht&quot;;&quot;3&quot;;IF([.H757]=&quot;ruof&quot;;&quot;4&quot;;IF([.H757]=&quot;evif&quot;;&quot;5&quot;;IF([.H757]=&quot;xis&quot;;&quot;6&quot;;IF([.H757]=&quot;neves&quot;;&quot;7&quot;;IF([.H757]=&quot;thgie&quot;;&quot;8&quot;;IF([.H757]=&quot;enin&quot;;&quot;9&quot;;IF([.H757]=&quot;orez&quot;;&quot;0&quot;;[.H757])))))))))))" office:value-type="string" office:string-value="7" calcext:value-type="string">
            <text:p>7</text:p>
          </table:table-cell>
          <table:table-cell table:formula="of:=IF(ISNA([.G757]);&quot;&quot;;VALUE(COM.MICROSOFT.CONCAT([.I757:.J757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two6</text:p>
          </table:table-cell>
          <table:table-cell table:style-name="ce4" table:formula="of:=ORG.LIBREOFFICE.REGEX([.A758];&quot;\D&quot;;&quot;&quot;;&quot;g&quot;)" office:value-type="string" office:string-value="416" calcext:value-type="string">
            <text:p>416</text:p>
          </table:table-cell>
          <table:table-cell table:formula="of:=LEFT([.B758];1)" office:value-type="string" office:string-value="4" calcext:value-type="string">
            <text:p>4</text:p>
          </table:table-cell>
          <table:table-cell table:style-name="ce5" table:formula="of:=RIGHT([.B758];1)" office:value-type="string" office:string-value="6" calcext:value-type="string">
            <text:p>6</text:p>
          </table:table-cell>
          <table:table-cell table:formula="of:=VALUE(COM.MICROSOFT.CONCAT([.C758];[.D758]))" office:value-type="float" office:value="46" calcext:value-type="float">
            <text:p>46</text:p>
          </table:table-cell>
          <table:table-cell table:style-name="ce14" table:formula="of:=(STRREV([.A758]))" office:value-type="string" office:string-value="6owt14" calcext:value-type="string">
            <text:p>6owt14</text:p>
          </table:table-cell>
          <table:table-cell table:formula="of:=ORG.LIBREOFFICE.REGEX([.A75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58];&quot;eno|owt|eerht|ruof|evif|xis|neves|thgie|enin|orez|\d&quot;;;1)" office:value-type="string" office:string-value="6" calcext:value-type="string">
            <text:p>6</text:p>
          </table:table-cell>
          <table:table-cell table:formula="of:=IF(ISNA([.G758]);&quot;&quot;;IF([.G758]=&quot;one&quot;;&quot;1&quot;;IF([.G758]=&quot;two&quot;;&quot;2&quot;;IF([.G758]=&quot;three&quot;;&quot;3&quot;;IF([.G758]=&quot;four&quot;;&quot;4&quot;;IF([.G758]=&quot;five&quot;;&quot;5&quot;;IF([.G758]=&quot;six&quot;;&quot;6&quot;;IF([.G758]=&quot;seven&quot;;&quot;7&quot;;IF([.G758]=&quot;eight&quot;;&quot;8&quot;;IF([.G758]=&quot;nine&quot;;&quot;9&quot;;IF([.G758]=&quot;zero&quot;;&quot;0&quot;;VALUE([.G758]))))))))))))" office:value-type="float" office:value="4" calcext:value-type="float">
            <text:p>4</text:p>
          </table:table-cell>
          <table:table-cell table:style-name="ce7" table:formula="of:=IF(ISNA([.H758]);&quot;&quot;;IF([.H758]=&quot;eno&quot;;&quot;1&quot;;IF([.H758]=&quot;owt&quot;;&quot;2&quot;;IF([.H758]=&quot;eerht&quot;;&quot;3&quot;;IF([.H758]=&quot;ruof&quot;;&quot;4&quot;;IF([.H758]=&quot;evif&quot;;&quot;5&quot;;IF([.H758]=&quot;xis&quot;;&quot;6&quot;;IF([.H758]=&quot;neves&quot;;&quot;7&quot;;IF([.H758]=&quot;thgie&quot;;&quot;8&quot;;IF([.H758]=&quot;enin&quot;;&quot;9&quot;;IF([.H758]=&quot;orez&quot;;&quot;0&quot;;[.H758])))))))))))" office:value-type="string" office:string-value="6" calcext:value-type="string">
            <text:p>6</text:p>
          </table:table-cell>
          <table:table-cell table:formula="of:=IF(ISNA([.G758]);&quot;&quot;;VALUE(COM.MICROSOFT.CONCAT([.I758:.J758]))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seven9xnlrnzlrnxfourjzsjfds</text:p>
          </table:table-cell>
          <table:table-cell table:style-name="ce4" table:formula="of:=ORG.LIBREOFFICE.REGEX([.A759];&quot;\D&quot;;&quot;&quot;;&quot;g&quot;)" office:value-type="string" office:string-value="9" calcext:value-type="string">
            <text:p>9</text:p>
          </table:table-cell>
          <table:table-cell table:formula="of:=LEFT([.B759];1)" office:value-type="string" office:string-value="9" calcext:value-type="string">
            <text:p>9</text:p>
          </table:table-cell>
          <table:table-cell table:style-name="ce5" table:formula="of:=RIGHT([.B759];1)" office:value-type="string" office:string-value="9" calcext:value-type="string">
            <text:p>9</text:p>
          </table:table-cell>
          <table:table-cell table:formula="of:=VALUE(COM.MICROSOFT.CONCAT([.C759];[.D759]))" office:value-type="float" office:value="99" calcext:value-type="float">
            <text:p>99</text:p>
          </table:table-cell>
          <table:table-cell table:style-name="ce14" table:formula="of:=(STRREV([.A759]))" office:value-type="string" office:string-value="sdfjszjruofxnrlznrlnx9nevesneves" calcext:value-type="string">
            <text:p>sdfjszjruofxnrlznrlnx9nevesneves</text:p>
          </table:table-cell>
          <table:table-cell table:formula="of:=ORG.LIBREOFFICE.REGEX([.A75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59];&quot;eno|owt|eerht|ruof|evif|xis|neves|thgie|enin|orez|\d&quot;;;1)" office:value-type="string" office:string-value="ruof" calcext:value-type="string">
            <text:p>ruof</text:p>
          </table:table-cell>
          <table:table-cell table:formula="of:=IF(ISNA([.G759]);&quot;&quot;;IF([.G759]=&quot;one&quot;;&quot;1&quot;;IF([.G759]=&quot;two&quot;;&quot;2&quot;;IF([.G759]=&quot;three&quot;;&quot;3&quot;;IF([.G759]=&quot;four&quot;;&quot;4&quot;;IF([.G759]=&quot;five&quot;;&quot;5&quot;;IF([.G759]=&quot;six&quot;;&quot;6&quot;;IF([.G759]=&quot;seven&quot;;&quot;7&quot;;IF([.G759]=&quot;eight&quot;;&quot;8&quot;;IF([.G759]=&quot;nine&quot;;&quot;9&quot;;IF([.G759]=&quot;zero&quot;;&quot;0&quot;;VALUE([.G759]))))))))))))" office:value-type="string" office:string-value="7" calcext:value-type="string">
            <text:p>7</text:p>
          </table:table-cell>
          <table:table-cell table:style-name="ce7" table:formula="of:=IF(ISNA([.H759]);&quot;&quot;;IF([.H759]=&quot;eno&quot;;&quot;1&quot;;IF([.H759]=&quot;owt&quot;;&quot;2&quot;;IF([.H759]=&quot;eerht&quot;;&quot;3&quot;;IF([.H759]=&quot;ruof&quot;;&quot;4&quot;;IF([.H759]=&quot;evif&quot;;&quot;5&quot;;IF([.H759]=&quot;xis&quot;;&quot;6&quot;;IF([.H759]=&quot;neves&quot;;&quot;7&quot;;IF([.H759]=&quot;thgie&quot;;&quot;8&quot;;IF([.H759]=&quot;enin&quot;;&quot;9&quot;;IF([.H759]=&quot;orez&quot;;&quot;0&quot;;[.H759])))))))))))" office:value-type="string" office:string-value="4" calcext:value-type="string">
            <text:p>4</text:p>
          </table:table-cell>
          <table:table-cell table:formula="of:=IF(ISNA([.G759]);&quot;&quot;;VALUE(COM.MICROSOFT.CONCAT([.I759:.J759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fdzkxhckdxtp8twokfour</text:p>
          </table:table-cell>
          <table:table-cell table:style-name="ce4" table:formula="of:=ORG.LIBREOFFICE.REGEX([.A760];&quot;\D&quot;;&quot;&quot;;&quot;g&quot;)" office:value-type="string" office:string-value="8" calcext:value-type="string">
            <text:p>8</text:p>
          </table:table-cell>
          <table:table-cell table:formula="of:=LEFT([.B760];1)" office:value-type="string" office:string-value="8" calcext:value-type="string">
            <text:p>8</text:p>
          </table:table-cell>
          <table:table-cell table:style-name="ce5" table:formula="of:=RIGHT([.B760];1)" office:value-type="string" office:string-value="8" calcext:value-type="string">
            <text:p>8</text:p>
          </table:table-cell>
          <table:table-cell table:formula="of:=VALUE(COM.MICROSOFT.CONCAT([.C760];[.D760]))" office:value-type="float" office:value="88" calcext:value-type="float">
            <text:p>88</text:p>
          </table:table-cell>
          <table:table-cell table:style-name="ce14" table:formula="of:=(STRREV([.A760]))" office:value-type="string" office:string-value="ruofkowt8ptxdkchxkzdfrf" calcext:value-type="string">
            <text:p>ruofkowt8ptxdkchxkzdfrf</text:p>
          </table:table-cell>
          <table:table-cell table:formula="of:=ORG.LIBREOFFICE.REGEX([.A76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60];&quot;eno|owt|eerht|ruof|evif|xis|neves|thgie|enin|orez|\d&quot;;;1)" office:value-type="string" office:string-value="ruof" calcext:value-type="string">
            <text:p>ruof</text:p>
          </table:table-cell>
          <table:table-cell table:formula="of:=IF(ISNA([.G760]);&quot;&quot;;IF([.G760]=&quot;one&quot;;&quot;1&quot;;IF([.G760]=&quot;two&quot;;&quot;2&quot;;IF([.G760]=&quot;three&quot;;&quot;3&quot;;IF([.G760]=&quot;four&quot;;&quot;4&quot;;IF([.G760]=&quot;five&quot;;&quot;5&quot;;IF([.G760]=&quot;six&quot;;&quot;6&quot;;IF([.G760]=&quot;seven&quot;;&quot;7&quot;;IF([.G760]=&quot;eight&quot;;&quot;8&quot;;IF([.G760]=&quot;nine&quot;;&quot;9&quot;;IF([.G760]=&quot;zero&quot;;&quot;0&quot;;VALUE([.G760]))))))))))))" office:value-type="float" office:value="8" calcext:value-type="float">
            <text:p>8</text:p>
          </table:table-cell>
          <table:table-cell table:style-name="ce7" table:formula="of:=IF(ISNA([.H760]);&quot;&quot;;IF([.H760]=&quot;eno&quot;;&quot;1&quot;;IF([.H760]=&quot;owt&quot;;&quot;2&quot;;IF([.H760]=&quot;eerht&quot;;&quot;3&quot;;IF([.H760]=&quot;ruof&quot;;&quot;4&quot;;IF([.H760]=&quot;evif&quot;;&quot;5&quot;;IF([.H760]=&quot;xis&quot;;&quot;6&quot;;IF([.H760]=&quot;neves&quot;;&quot;7&quot;;IF([.H760]=&quot;thgie&quot;;&quot;8&quot;;IF([.H760]=&quot;enin&quot;;&quot;9&quot;;IF([.H760]=&quot;orez&quot;;&quot;0&quot;;[.H760])))))))))))" office:value-type="string" office:string-value="4" calcext:value-type="string">
            <text:p>4</text:p>
          </table:table-cell>
          <table:table-cell table:formula="of:=IF(ISNA([.G760]);&quot;&quot;;VALUE(COM.MICROSOFT.CONCAT([.I760:.J76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2ctfq5</text:p>
          </table:table-cell>
          <table:table-cell table:style-name="ce4" table:formula="of:=ORG.LIBREOFFICE.REGEX([.A761];&quot;\D&quot;;&quot;&quot;;&quot;g&quot;)" office:value-type="string" office:string-value="425" calcext:value-type="string">
            <text:p>425</text:p>
          </table:table-cell>
          <table:table-cell table:formula="of:=LEFT([.B761];1)" office:value-type="string" office:string-value="4" calcext:value-type="string">
            <text:p>4</text:p>
          </table:table-cell>
          <table:table-cell table:style-name="ce5" table:formula="of:=RIGHT([.B761];1)" office:value-type="string" office:string-value="5" calcext:value-type="string">
            <text:p>5</text:p>
          </table:table-cell>
          <table:table-cell table:formula="of:=VALUE(COM.MICROSOFT.CONCAT([.C761];[.D761]))" office:value-type="float" office:value="45" calcext:value-type="float">
            <text:p>45</text:p>
          </table:table-cell>
          <table:table-cell table:style-name="ce14" table:formula="of:=(STRREV([.A761]))" office:value-type="string" office:string-value="5qftc24" calcext:value-type="string">
            <text:p>5qftc24</text:p>
          </table:table-cell>
          <table:table-cell table:formula="of:=ORG.LIBREOFFICE.REGEX([.A761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61];&quot;eno|owt|eerht|ruof|evif|xis|neves|thgie|enin|orez|\d&quot;;;1)" office:value-type="string" office:string-value="5" calcext:value-type="string">
            <text:p>5</text:p>
          </table:table-cell>
          <table:table-cell table:formula="of:=IF(ISNA([.G761]);&quot;&quot;;IF([.G761]=&quot;one&quot;;&quot;1&quot;;IF([.G761]=&quot;two&quot;;&quot;2&quot;;IF([.G761]=&quot;three&quot;;&quot;3&quot;;IF([.G761]=&quot;four&quot;;&quot;4&quot;;IF([.G761]=&quot;five&quot;;&quot;5&quot;;IF([.G761]=&quot;six&quot;;&quot;6&quot;;IF([.G761]=&quot;seven&quot;;&quot;7&quot;;IF([.G761]=&quot;eight&quot;;&quot;8&quot;;IF([.G761]=&quot;nine&quot;;&quot;9&quot;;IF([.G761]=&quot;zero&quot;;&quot;0&quot;;VALUE([.G761]))))))))))))" office:value-type="float" office:value="4" calcext:value-type="float">
            <text:p>4</text:p>
          </table:table-cell>
          <table:table-cell table:style-name="ce7" table:formula="of:=IF(ISNA([.H761]);&quot;&quot;;IF([.H761]=&quot;eno&quot;;&quot;1&quot;;IF([.H761]=&quot;owt&quot;;&quot;2&quot;;IF([.H761]=&quot;eerht&quot;;&quot;3&quot;;IF([.H761]=&quot;ruof&quot;;&quot;4&quot;;IF([.H761]=&quot;evif&quot;;&quot;5&quot;;IF([.H761]=&quot;xis&quot;;&quot;6&quot;;IF([.H761]=&quot;neves&quot;;&quot;7&quot;;IF([.H761]=&quot;thgie&quot;;&quot;8&quot;;IF([.H761]=&quot;enin&quot;;&quot;9&quot;;IF([.H761]=&quot;orez&quot;;&quot;0&quot;;[.H761])))))))))))" office:value-type="string" office:string-value="5" calcext:value-type="string">
            <text:p>5</text:p>
          </table:table-cell>
          <table:table-cell table:style-name="ce7" table:formula="of:=IF(ISNA([.G761]);&quot;&quot;;VALUE(COM.MICROSOFT.CONCAT([.I761:.J761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jmvxdprr5</text:p>
          </table:table-cell>
          <table:table-cell table:style-name="ce4" table:formula="of:=ORG.LIBREOFFICE.REGEX([.A762];&quot;\D&quot;;&quot;&quot;;&quot;g&quot;)" office:value-type="string" office:string-value="5" calcext:value-type="string">
            <text:p>5</text:p>
          </table:table-cell>
          <table:table-cell table:formula="of:=LEFT([.B762];1)" office:value-type="string" office:string-value="5" calcext:value-type="string">
            <text:p>5</text:p>
          </table:table-cell>
          <table:table-cell table:style-name="ce5" table:formula="of:=RIGHT([.B762];1)" office:value-type="string" office:string-value="5" calcext:value-type="string">
            <text:p>5</text:p>
          </table:table-cell>
          <table:table-cell table:formula="of:=VALUE(COM.MICROSOFT.CONCAT([.C762];[.D762]))" office:value-type="float" office:value="55" calcext:value-type="float">
            <text:p>55</text:p>
          </table:table-cell>
          <table:table-cell table:style-name="ce14" table:formula="of:=(STRREV([.A762]))" office:value-type="string" office:string-value="5rrpdxvmjxg" calcext:value-type="string">
            <text:p>5rrpdxvmjxg</text:p>
          </table:table-cell>
          <table:table-cell table:formula="of:=ORG.LIBREOFFICE.REGEX([.A76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62];&quot;eno|owt|eerht|ruof|evif|xis|neves|thgie|enin|orez|\d&quot;;;1)" office:value-type="string" office:string-value="5" calcext:value-type="string">
            <text:p>5</text:p>
          </table:table-cell>
          <table:table-cell table:formula="of:=IF(ISNA([.G762]);&quot;&quot;;IF([.G762]=&quot;one&quot;;&quot;1&quot;;IF([.G762]=&quot;two&quot;;&quot;2&quot;;IF([.G762]=&quot;three&quot;;&quot;3&quot;;IF([.G762]=&quot;four&quot;;&quot;4&quot;;IF([.G762]=&quot;five&quot;;&quot;5&quot;;IF([.G762]=&quot;six&quot;;&quot;6&quot;;IF([.G762]=&quot;seven&quot;;&quot;7&quot;;IF([.G762]=&quot;eight&quot;;&quot;8&quot;;IF([.G762]=&quot;nine&quot;;&quot;9&quot;;IF([.G762]=&quot;zero&quot;;&quot;0&quot;;VALUE([.G762]))))))))))))" office:value-type="float" office:value="5" calcext:value-type="float">
            <text:p>5</text:p>
          </table:table-cell>
          <table:table-cell table:style-name="ce7" table:formula="of:=IF(ISNA([.H762]);&quot;&quot;;IF([.H762]=&quot;eno&quot;;&quot;1&quot;;IF([.H762]=&quot;owt&quot;;&quot;2&quot;;IF([.H762]=&quot;eerht&quot;;&quot;3&quot;;IF([.H762]=&quot;ruof&quot;;&quot;4&quot;;IF([.H762]=&quot;evif&quot;;&quot;5&quot;;IF([.H762]=&quot;xis&quot;;&quot;6&quot;;IF([.H762]=&quot;neves&quot;;&quot;7&quot;;IF([.H762]=&quot;thgie&quot;;&quot;8&quot;;IF([.H762]=&quot;enin&quot;;&quot;9&quot;;IF([.H762]=&quot;orez&quot;;&quot;0&quot;;[.H762])))))))))))" office:value-type="string" office:string-value="5" calcext:value-type="string">
            <text:p>5</text:p>
          </table:table-cell>
          <table:table-cell table:style-name="ce7" table:formula="of:=IF(ISNA([.G762]);&quot;&quot;;VALUE(COM.MICROSOFT.CONCAT([.I762:.J762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sixeightvvplxddrdnngdxj1</text:p>
          </table:table-cell>
          <table:table-cell table:style-name="ce4" table:formula="of:=ORG.LIBREOFFICE.REGEX([.A763];&quot;\D&quot;;&quot;&quot;;&quot;g&quot;)" office:value-type="string" office:string-value="1" calcext:value-type="string">
            <text:p>1</text:p>
          </table:table-cell>
          <table:table-cell table:formula="of:=LEFT([.B763];1)" office:value-type="string" office:string-value="1" calcext:value-type="string">
            <text:p>1</text:p>
          </table:table-cell>
          <table:table-cell table:style-name="ce5" table:formula="of:=RIGHT([.B763];1)" office:value-type="string" office:string-value="1" calcext:value-type="string">
            <text:p>1</text:p>
          </table:table-cell>
          <table:table-cell table:formula="of:=VALUE(COM.MICROSOFT.CONCAT([.C763];[.D763]))" office:value-type="float" office:value="11" calcext:value-type="float">
            <text:p>11</text:p>
          </table:table-cell>
          <table:table-cell table:style-name="ce14" table:formula="of:=(STRREV([.A763]))" office:value-type="string" office:string-value="1jxdgnndrddxlpvvthgiexisxis" calcext:value-type="string">
            <text:p>1jxdgnndrddxlpvvthgiexisxis</text:p>
          </table:table-cell>
          <table:table-cell table:formula="of:=ORG.LIBREOFFICE.REGEX([.A76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63];&quot;eno|owt|eerht|ruof|evif|xis|neves|thgie|enin|orez|\d&quot;;;1)" office:value-type="string" office:string-value="1" calcext:value-type="string">
            <text:p>1</text:p>
          </table:table-cell>
          <table:table-cell table:formula="of:=IF(ISNA([.G763]);&quot;&quot;;IF([.G763]=&quot;one&quot;;&quot;1&quot;;IF([.G763]=&quot;two&quot;;&quot;2&quot;;IF([.G763]=&quot;three&quot;;&quot;3&quot;;IF([.G763]=&quot;four&quot;;&quot;4&quot;;IF([.G763]=&quot;five&quot;;&quot;5&quot;;IF([.G763]=&quot;six&quot;;&quot;6&quot;;IF([.G763]=&quot;seven&quot;;&quot;7&quot;;IF([.G763]=&quot;eight&quot;;&quot;8&quot;;IF([.G763]=&quot;nine&quot;;&quot;9&quot;;IF([.G763]=&quot;zero&quot;;&quot;0&quot;;VALUE([.G763]))))))))))))" office:value-type="string" office:string-value="6" calcext:value-type="string">
            <text:p>6</text:p>
          </table:table-cell>
          <table:table-cell table:style-name="ce7" table:formula="of:=IF(ISNA([.H763]);&quot;&quot;;IF([.H763]=&quot;eno&quot;;&quot;1&quot;;IF([.H763]=&quot;owt&quot;;&quot;2&quot;;IF([.H763]=&quot;eerht&quot;;&quot;3&quot;;IF([.H763]=&quot;ruof&quot;;&quot;4&quot;;IF([.H763]=&quot;evif&quot;;&quot;5&quot;;IF([.H763]=&quot;xis&quot;;&quot;6&quot;;IF([.H763]=&quot;neves&quot;;&quot;7&quot;;IF([.H763]=&quot;thgie&quot;;&quot;8&quot;;IF([.H763]=&quot;enin&quot;;&quot;9&quot;;IF([.H763]=&quot;orez&quot;;&quot;0&quot;;[.H763])))))))))))" office:value-type="string" office:string-value="1" calcext:value-type="string">
            <text:p>1</text:p>
          </table:table-cell>
          <table:table-cell table:formula="of:=IF(ISNA([.G763]);&quot;&quot;;VALUE(COM.MICROSOFT.CONCAT([.I763:.J763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9ffgvq4vpv</text:p>
          </table:table-cell>
          <table:table-cell table:style-name="ce4" table:formula="of:=ORG.LIBREOFFICE.REGEX([.A764];&quot;\D&quot;;&quot;&quot;;&quot;g&quot;)" office:value-type="string" office:string-value="9894" calcext:value-type="string">
            <text:p>9894</text:p>
          </table:table-cell>
          <table:table-cell table:formula="of:=LEFT([.B764];1)" office:value-type="string" office:string-value="9" calcext:value-type="string">
            <text:p>9</text:p>
          </table:table-cell>
          <table:table-cell table:style-name="ce5" table:formula="of:=RIGHT([.B764];1)" office:value-type="string" office:string-value="4" calcext:value-type="string">
            <text:p>4</text:p>
          </table:table-cell>
          <table:table-cell table:formula="of:=VALUE(COM.MICROSOFT.CONCAT([.C764];[.D764]))" office:value-type="float" office:value="94" calcext:value-type="float">
            <text:p>94</text:p>
          </table:table-cell>
          <table:table-cell table:style-name="ce14" table:formula="of:=(STRREV([.A764]))" office:value-type="string" office:string-value="vpv4qvgff989" calcext:value-type="string">
            <text:p>vpv4qvgff989</text:p>
          </table:table-cell>
          <table:table-cell table:formula="of:=ORG.LIBREOFFICE.REGEX([.A76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64];&quot;eno|owt|eerht|ruof|evif|xis|neves|thgie|enin|orez|\d&quot;;;1)" office:value-type="string" office:string-value="4" calcext:value-type="string">
            <text:p>4</text:p>
          </table:table-cell>
          <table:table-cell table:formula="of:=IF(ISNA([.G764]);&quot;&quot;;IF([.G764]=&quot;one&quot;;&quot;1&quot;;IF([.G764]=&quot;two&quot;;&quot;2&quot;;IF([.G764]=&quot;three&quot;;&quot;3&quot;;IF([.G764]=&quot;four&quot;;&quot;4&quot;;IF([.G764]=&quot;five&quot;;&quot;5&quot;;IF([.G764]=&quot;six&quot;;&quot;6&quot;;IF([.G764]=&quot;seven&quot;;&quot;7&quot;;IF([.G764]=&quot;eight&quot;;&quot;8&quot;;IF([.G764]=&quot;nine&quot;;&quot;9&quot;;IF([.G764]=&quot;zero&quot;;&quot;0&quot;;VALUE([.G764]))))))))))))" office:value-type="float" office:value="9" calcext:value-type="float">
            <text:p>9</text:p>
          </table:table-cell>
          <table:table-cell table:style-name="ce7" table:formula="of:=IF(ISNA([.H764]);&quot;&quot;;IF([.H764]=&quot;eno&quot;;&quot;1&quot;;IF([.H764]=&quot;owt&quot;;&quot;2&quot;;IF([.H764]=&quot;eerht&quot;;&quot;3&quot;;IF([.H764]=&quot;ruof&quot;;&quot;4&quot;;IF([.H764]=&quot;evif&quot;;&quot;5&quot;;IF([.H764]=&quot;xis&quot;;&quot;6&quot;;IF([.H764]=&quot;neves&quot;;&quot;7&quot;;IF([.H764]=&quot;thgie&quot;;&quot;8&quot;;IF([.H764]=&quot;enin&quot;;&quot;9&quot;;IF([.H764]=&quot;orez&quot;;&quot;0&quot;;[.H764])))))))))))" office:value-type="string" office:string-value="4" calcext:value-type="string">
            <text:p>4</text:p>
          </table:table-cell>
          <table:table-cell table:style-name="ce7" table:formula="of:=IF(ISNA([.G764]);&quot;&quot;;VALUE(COM.MICROSOFT.CONCAT([.I764:.J764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cgtlfts9g5onebssmzsbnf</text:p>
          </table:table-cell>
          <table:table-cell table:style-name="ce4" table:formula="of:=ORG.LIBREOFFICE.REGEX([.A765];&quot;\D&quot;;&quot;&quot;;&quot;g&quot;)" office:value-type="string" office:string-value="95" calcext:value-type="string">
            <text:p>95</text:p>
          </table:table-cell>
          <table:table-cell table:formula="of:=LEFT([.B765];1)" office:value-type="string" office:string-value="9" calcext:value-type="string">
            <text:p>9</text:p>
          </table:table-cell>
          <table:table-cell table:style-name="ce5" table:formula="of:=RIGHT([.B765];1)" office:value-type="string" office:string-value="5" calcext:value-type="string">
            <text:p>5</text:p>
          </table:table-cell>
          <table:table-cell table:formula="of:=VALUE(COM.MICROSOFT.CONCAT([.C765];[.D765]))" office:value-type="float" office:value="95" calcext:value-type="float">
            <text:p>95</text:p>
          </table:table-cell>
          <table:table-cell table:style-name="ce14" table:formula="of:=(STRREV([.A765]))" office:value-type="string" office:string-value="fnbszmssbeno5g9stfltgcenin" calcext:value-type="string">
            <text:p>fnbszmssbeno5g9stfltgcenin</text:p>
          </table:table-cell>
          <table:table-cell table:formula="of:=ORG.LIBREOFFICE.REGEX([.A76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65];&quot;eno|owt|eerht|ruof|evif|xis|neves|thgie|enin|orez|\d&quot;;;1)" office:value-type="string" office:string-value="eno" calcext:value-type="string">
            <text:p>eno</text:p>
          </table:table-cell>
          <table:table-cell table:formula="of:=IF(ISNA([.G765]);&quot;&quot;;IF([.G765]=&quot;one&quot;;&quot;1&quot;;IF([.G765]=&quot;two&quot;;&quot;2&quot;;IF([.G765]=&quot;three&quot;;&quot;3&quot;;IF([.G765]=&quot;four&quot;;&quot;4&quot;;IF([.G765]=&quot;five&quot;;&quot;5&quot;;IF([.G765]=&quot;six&quot;;&quot;6&quot;;IF([.G765]=&quot;seven&quot;;&quot;7&quot;;IF([.G765]=&quot;eight&quot;;&quot;8&quot;;IF([.G765]=&quot;nine&quot;;&quot;9&quot;;IF([.G765]=&quot;zero&quot;;&quot;0&quot;;VALUE([.G765]))))))))))))" office:value-type="string" office:string-value="9" calcext:value-type="string">
            <text:p>9</text:p>
          </table:table-cell>
          <table:table-cell table:style-name="ce7" table:formula="of:=IF(ISNA([.H765]);&quot;&quot;;IF([.H765]=&quot;eno&quot;;&quot;1&quot;;IF([.H765]=&quot;owt&quot;;&quot;2&quot;;IF([.H765]=&quot;eerht&quot;;&quot;3&quot;;IF([.H765]=&quot;ruof&quot;;&quot;4&quot;;IF([.H765]=&quot;evif&quot;;&quot;5&quot;;IF([.H765]=&quot;xis&quot;;&quot;6&quot;;IF([.H765]=&quot;neves&quot;;&quot;7&quot;;IF([.H765]=&quot;thgie&quot;;&quot;8&quot;;IF([.H765]=&quot;enin&quot;;&quot;9&quot;;IF([.H765]=&quot;orez&quot;;&quot;0&quot;;[.H765])))))))))))" office:value-type="string" office:string-value="1" calcext:value-type="string">
            <text:p>1</text:p>
          </table:table-cell>
          <table:table-cell table:formula="of:=IF(ISNA([.G765]);&quot;&quot;;VALUE(COM.MICROSOFT.CONCAT([.I765:.J765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ixfourxltwopmdsrjscrh7dggvqhfour</text:p>
          </table:table-cell>
          <table:table-cell table:style-name="ce4" table:formula="of:=ORG.LIBREOFFICE.REGEX([.A766];&quot;\D&quot;;&quot;&quot;;&quot;g&quot;)" office:value-type="string" office:string-value="37" calcext:value-type="string">
            <text:p>37</text:p>
          </table:table-cell>
          <table:table-cell table:formula="of:=LEFT([.B766];1)" office:value-type="string" office:string-value="3" calcext:value-type="string">
            <text:p>3</text:p>
          </table:table-cell>
          <table:table-cell table:style-name="ce5" table:formula="of:=RIGHT([.B766];1)" office:value-type="string" office:string-value="7" calcext:value-type="string">
            <text:p>7</text:p>
          </table:table-cell>
          <table:table-cell table:formula="of:=VALUE(COM.MICROSOFT.CONCAT([.C766];[.D766]))" office:value-type="float" office:value="37" calcext:value-type="float">
            <text:p>37</text:p>
          </table:table-cell>
          <table:table-cell table:style-name="ce14" table:formula="of:=(STRREV([.A766]))" office:value-type="string" office:string-value="ruofhqvggd7hrcsjrsdmpowtlxruofxis3" calcext:value-type="string">
            <text:p>ruofhqvggd7hrcsjrsdmpowtlxruofxis3</text:p>
          </table:table-cell>
          <table:table-cell table:formula="of:=ORG.LIBREOFFICE.REGEX([.A76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66];&quot;eno|owt|eerht|ruof|evif|xis|neves|thgie|enin|orez|\d&quot;;;1)" office:value-type="string" office:string-value="ruof" calcext:value-type="string">
            <text:p>ruof</text:p>
          </table:table-cell>
          <table:table-cell table:formula="of:=IF(ISNA([.G766]);&quot;&quot;;IF([.G766]=&quot;one&quot;;&quot;1&quot;;IF([.G766]=&quot;two&quot;;&quot;2&quot;;IF([.G766]=&quot;three&quot;;&quot;3&quot;;IF([.G766]=&quot;four&quot;;&quot;4&quot;;IF([.G766]=&quot;five&quot;;&quot;5&quot;;IF([.G766]=&quot;six&quot;;&quot;6&quot;;IF([.G766]=&quot;seven&quot;;&quot;7&quot;;IF([.G766]=&quot;eight&quot;;&quot;8&quot;;IF([.G766]=&quot;nine&quot;;&quot;9&quot;;IF([.G766]=&quot;zero&quot;;&quot;0&quot;;VALUE([.G766]))))))))))))" office:value-type="float" office:value="3" calcext:value-type="float">
            <text:p>3</text:p>
          </table:table-cell>
          <table:table-cell table:style-name="ce7" table:formula="of:=IF(ISNA([.H766]);&quot;&quot;;IF([.H766]=&quot;eno&quot;;&quot;1&quot;;IF([.H766]=&quot;owt&quot;;&quot;2&quot;;IF([.H766]=&quot;eerht&quot;;&quot;3&quot;;IF([.H766]=&quot;ruof&quot;;&quot;4&quot;;IF([.H766]=&quot;evif&quot;;&quot;5&quot;;IF([.H766]=&quot;xis&quot;;&quot;6&quot;;IF([.H766]=&quot;neves&quot;;&quot;7&quot;;IF([.H766]=&quot;thgie&quot;;&quot;8&quot;;IF([.H766]=&quot;enin&quot;;&quot;9&quot;;IF([.H766]=&quot;orez&quot;;&quot;0&quot;;[.H766])))))))))))" office:value-type="string" office:string-value="4" calcext:value-type="string">
            <text:p>4</text:p>
          </table:table-cell>
          <table:table-cell table:formula="of:=IF(ISNA([.G766]);&quot;&quot;;VALUE(COM.MICROSOFT.CONCAT([.I766:.J766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jktwo98jksfqbdbbt</text:p>
          </table:table-cell>
          <table:table-cell table:style-name="ce4" table:formula="of:=ORG.LIBREOFFICE.REGEX([.A767];&quot;\D&quot;;&quot;&quot;;&quot;g&quot;)" office:value-type="string" office:string-value="598" calcext:value-type="string">
            <text:p>598</text:p>
          </table:table-cell>
          <table:table-cell table:formula="of:=LEFT([.B767];1)" office:value-type="string" office:string-value="5" calcext:value-type="string">
            <text:p>5</text:p>
          </table:table-cell>
          <table:table-cell table:style-name="ce5" table:formula="of:=RIGHT([.B767];1)" office:value-type="string" office:string-value="8" calcext:value-type="string">
            <text:p>8</text:p>
          </table:table-cell>
          <table:table-cell table:formula="of:=VALUE(COM.MICROSOFT.CONCAT([.C767];[.D767]))" office:value-type="float" office:value="58" calcext:value-type="float">
            <text:p>58</text:p>
          </table:table-cell>
          <table:table-cell table:style-name="ce14" table:formula="of:=(STRREV([.A767]))" office:value-type="string" office:string-value="tbbdbqfskj89owtkj5" calcext:value-type="string">
            <text:p>tbbdbqfskj89owtkj5</text:p>
          </table:table-cell>
          <table:table-cell table:formula="of:=ORG.LIBREOFFICE.REGEX([.A76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67];&quot;eno|owt|eerht|ruof|evif|xis|neves|thgie|enin|orez|\d&quot;;;1)" office:value-type="string" office:string-value="8" calcext:value-type="string">
            <text:p>8</text:p>
          </table:table-cell>
          <table:table-cell table:formula="of:=IF(ISNA([.G767]);&quot;&quot;;IF([.G767]=&quot;one&quot;;&quot;1&quot;;IF([.G767]=&quot;two&quot;;&quot;2&quot;;IF([.G767]=&quot;three&quot;;&quot;3&quot;;IF([.G767]=&quot;four&quot;;&quot;4&quot;;IF([.G767]=&quot;five&quot;;&quot;5&quot;;IF([.G767]=&quot;six&quot;;&quot;6&quot;;IF([.G767]=&quot;seven&quot;;&quot;7&quot;;IF([.G767]=&quot;eight&quot;;&quot;8&quot;;IF([.G767]=&quot;nine&quot;;&quot;9&quot;;IF([.G767]=&quot;zero&quot;;&quot;0&quot;;VALUE([.G767]))))))))))))" office:value-type="float" office:value="5" calcext:value-type="float">
            <text:p>5</text:p>
          </table:table-cell>
          <table:table-cell table:style-name="ce7" table:formula="of:=IF(ISNA([.H767]);&quot;&quot;;IF([.H767]=&quot;eno&quot;;&quot;1&quot;;IF([.H767]=&quot;owt&quot;;&quot;2&quot;;IF([.H767]=&quot;eerht&quot;;&quot;3&quot;;IF([.H767]=&quot;ruof&quot;;&quot;4&quot;;IF([.H767]=&quot;evif&quot;;&quot;5&quot;;IF([.H767]=&quot;xis&quot;;&quot;6&quot;;IF([.H767]=&quot;neves&quot;;&quot;7&quot;;IF([.H767]=&quot;thgie&quot;;&quot;8&quot;;IF([.H767]=&quot;enin&quot;;&quot;9&quot;;IF([.H767]=&quot;orez&quot;;&quot;0&quot;;[.H767])))))))))))" office:value-type="string" office:string-value="8" calcext:value-type="string">
            <text:p>8</text:p>
          </table:table-cell>
          <table:table-cell table:formula="of:=IF(ISNA([.G767]);&quot;&quot;;VALUE(COM.MICROSOFT.CONCAT([.I767:.J767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mrrctsj7csqspbbnk2vtvlmnbdksfour</text:p>
          </table:table-cell>
          <table:table-cell table:style-name="ce4" table:formula="of:=ORG.LIBREOFFICE.REGEX([.A768];&quot;\D&quot;;&quot;&quot;;&quot;g&quot;)" office:value-type="string" office:string-value="72" calcext:value-type="string">
            <text:p>72</text:p>
          </table:table-cell>
          <table:table-cell table:formula="of:=LEFT([.B768];1)" office:value-type="string" office:string-value="7" calcext:value-type="string">
            <text:p>7</text:p>
          </table:table-cell>
          <table:table-cell table:style-name="ce5" table:formula="of:=RIGHT([.B768];1)" office:value-type="string" office:string-value="2" calcext:value-type="string">
            <text:p>2</text:p>
          </table:table-cell>
          <table:table-cell table:formula="of:=VALUE(COM.MICROSOFT.CONCAT([.C768];[.D768]))" office:value-type="float" office:value="72" calcext:value-type="float">
            <text:p>72</text:p>
          </table:table-cell>
          <table:table-cell table:style-name="ce14" table:formula="of:=(STRREV([.A768]))" office:value-type="string" office:string-value="ruofskdbnmlvtv2knbbpsqsc7jstcrrmevif" calcext:value-type="string">
            <text:p>ruofskdbnmlvtv2knbbpsqsc7jstcrrmevif</text:p>
          </table:table-cell>
          <table:table-cell table:formula="of:=ORG.LIBREOFFICE.REGEX([.A76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68];&quot;eno|owt|eerht|ruof|evif|xis|neves|thgie|enin|orez|\d&quot;;;1)" office:value-type="string" office:string-value="ruof" calcext:value-type="string">
            <text:p>ruof</text:p>
          </table:table-cell>
          <table:table-cell table:formula="of:=IF(ISNA([.G768]);&quot;&quot;;IF([.G768]=&quot;one&quot;;&quot;1&quot;;IF([.G768]=&quot;two&quot;;&quot;2&quot;;IF([.G768]=&quot;three&quot;;&quot;3&quot;;IF([.G768]=&quot;four&quot;;&quot;4&quot;;IF([.G768]=&quot;five&quot;;&quot;5&quot;;IF([.G768]=&quot;six&quot;;&quot;6&quot;;IF([.G768]=&quot;seven&quot;;&quot;7&quot;;IF([.G768]=&quot;eight&quot;;&quot;8&quot;;IF([.G768]=&quot;nine&quot;;&quot;9&quot;;IF([.G768]=&quot;zero&quot;;&quot;0&quot;;VALUE([.G768]))))))))))))" office:value-type="string" office:string-value="5" calcext:value-type="string">
            <text:p>5</text:p>
          </table:table-cell>
          <table:table-cell table:style-name="ce7" table:formula="of:=IF(ISNA([.H768]);&quot;&quot;;IF([.H768]=&quot;eno&quot;;&quot;1&quot;;IF([.H768]=&quot;owt&quot;;&quot;2&quot;;IF([.H768]=&quot;eerht&quot;;&quot;3&quot;;IF([.H768]=&quot;ruof&quot;;&quot;4&quot;;IF([.H768]=&quot;evif&quot;;&quot;5&quot;;IF([.H768]=&quot;xis&quot;;&quot;6&quot;;IF([.H768]=&quot;neves&quot;;&quot;7&quot;;IF([.H768]=&quot;thgie&quot;;&quot;8&quot;;IF([.H768]=&quot;enin&quot;;&quot;9&quot;;IF([.H768]=&quot;orez&quot;;&quot;0&quot;;[.H768])))))))))))" office:value-type="string" office:string-value="4" calcext:value-type="string">
            <text:p>4</text:p>
          </table:table-cell>
          <table:table-cell table:formula="of:=IF(ISNA([.G768]);&quot;&quot;;VALUE(COM.MICROSOFT.CONCAT([.I768:.J768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32nine1sixzbtkxzqthreetwo</text:p>
          </table:table-cell>
          <table:table-cell table:style-name="ce4" table:formula="of:=ORG.LIBREOFFICE.REGEX([.A769];&quot;\D&quot;;&quot;&quot;;&quot;g&quot;)" office:value-type="string" office:string-value="8321" calcext:value-type="string">
            <text:p>8321</text:p>
          </table:table-cell>
          <table:table-cell table:formula="of:=LEFT([.B769];1)" office:value-type="string" office:string-value="8" calcext:value-type="string">
            <text:p>8</text:p>
          </table:table-cell>
          <table:table-cell table:style-name="ce5" table:formula="of:=RIGHT([.B769];1)" office:value-type="string" office:string-value="1" calcext:value-type="string">
            <text:p>1</text:p>
          </table:table-cell>
          <table:table-cell table:formula="of:=VALUE(COM.MICROSOFT.CONCAT([.C769];[.D769]))" office:value-type="float" office:value="81" calcext:value-type="float">
            <text:p>81</text:p>
          </table:table-cell>
          <table:table-cell table:style-name="ce14" table:formula="of:=(STRREV([.A769]))" office:value-type="string" office:string-value="owteerhtqzxktbzxis1enin238" calcext:value-type="string">
            <text:p>owteerhtqzxktbzxis1enin238</text:p>
          </table:table-cell>
          <table:table-cell table:formula="of:=ORG.LIBREOFFICE.REGEX([.A76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69];&quot;eno|owt|eerht|ruof|evif|xis|neves|thgie|enin|orez|\d&quot;;;1)" office:value-type="string" office:string-value="owt" calcext:value-type="string">
            <text:p>owt</text:p>
          </table:table-cell>
          <table:table-cell table:formula="of:=IF(ISNA([.G769]);&quot;&quot;;IF([.G769]=&quot;one&quot;;&quot;1&quot;;IF([.G769]=&quot;two&quot;;&quot;2&quot;;IF([.G769]=&quot;three&quot;;&quot;3&quot;;IF([.G769]=&quot;four&quot;;&quot;4&quot;;IF([.G769]=&quot;five&quot;;&quot;5&quot;;IF([.G769]=&quot;six&quot;;&quot;6&quot;;IF([.G769]=&quot;seven&quot;;&quot;7&quot;;IF([.G769]=&quot;eight&quot;;&quot;8&quot;;IF([.G769]=&quot;nine&quot;;&quot;9&quot;;IF([.G769]=&quot;zero&quot;;&quot;0&quot;;VALUE([.G769]))))))))))))" office:value-type="float" office:value="8" calcext:value-type="float">
            <text:p>8</text:p>
          </table:table-cell>
          <table:table-cell table:style-name="ce7" table:formula="of:=IF(ISNA([.H769]);&quot;&quot;;IF([.H769]=&quot;eno&quot;;&quot;1&quot;;IF([.H769]=&quot;owt&quot;;&quot;2&quot;;IF([.H769]=&quot;eerht&quot;;&quot;3&quot;;IF([.H769]=&quot;ruof&quot;;&quot;4&quot;;IF([.H769]=&quot;evif&quot;;&quot;5&quot;;IF([.H769]=&quot;xis&quot;;&quot;6&quot;;IF([.H769]=&quot;neves&quot;;&quot;7&quot;;IF([.H769]=&quot;thgie&quot;;&quot;8&quot;;IF([.H769]=&quot;enin&quot;;&quot;9&quot;;IF([.H769]=&quot;orez&quot;;&quot;0&quot;;[.H769])))))))))))" office:value-type="string" office:string-value="2" calcext:value-type="string">
            <text:p>2</text:p>
          </table:table-cell>
          <table:table-cell table:formula="of:=IF(ISNA([.G769]);&quot;&quot;;VALUE(COM.MICROSOFT.CONCAT([.I769:.J769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jbrv1rzhgtwo4c</text:p>
          </table:table-cell>
          <table:table-cell table:style-name="ce4" table:formula="of:=ORG.LIBREOFFICE.REGEX([.A770];&quot;\D&quot;;&quot;&quot;;&quot;g&quot;)" office:value-type="string" office:string-value="114" calcext:value-type="string">
            <text:p>114</text:p>
          </table:table-cell>
          <table:table-cell table:formula="of:=LEFT([.B770];1)" office:value-type="string" office:string-value="1" calcext:value-type="string">
            <text:p>1</text:p>
          </table:table-cell>
          <table:table-cell table:style-name="ce5" table:formula="of:=RIGHT([.B770];1)" office:value-type="string" office:string-value="4" calcext:value-type="string">
            <text:p>4</text:p>
          </table:table-cell>
          <table:table-cell table:formula="of:=VALUE(COM.MICROSOFT.CONCAT([.C770];[.D770]))" office:value-type="float" office:value="14" calcext:value-type="float">
            <text:p>14</text:p>
          </table:table-cell>
          <table:table-cell table:style-name="ce14" table:formula="of:=(STRREV([.A770]))" office:value-type="string" office:string-value="c4owtghzr1vrbj1" calcext:value-type="string">
            <text:p>c4owtghzr1vrbj1</text:p>
          </table:table-cell>
          <table:table-cell table:formula="of:=ORG.LIBREOFFICE.REGEX([.A77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70];&quot;eno|owt|eerht|ruof|evif|xis|neves|thgie|enin|orez|\d&quot;;;1)" office:value-type="string" office:string-value="4" calcext:value-type="string">
            <text:p>4</text:p>
          </table:table-cell>
          <table:table-cell table:formula="of:=IF(ISNA([.G770]);&quot;&quot;;IF([.G770]=&quot;one&quot;;&quot;1&quot;;IF([.G770]=&quot;two&quot;;&quot;2&quot;;IF([.G770]=&quot;three&quot;;&quot;3&quot;;IF([.G770]=&quot;four&quot;;&quot;4&quot;;IF([.G770]=&quot;five&quot;;&quot;5&quot;;IF([.G770]=&quot;six&quot;;&quot;6&quot;;IF([.G770]=&quot;seven&quot;;&quot;7&quot;;IF([.G770]=&quot;eight&quot;;&quot;8&quot;;IF([.G770]=&quot;nine&quot;;&quot;9&quot;;IF([.G770]=&quot;zero&quot;;&quot;0&quot;;VALUE([.G770]))))))))))))" office:value-type="float" office:value="1" calcext:value-type="float">
            <text:p>1</text:p>
          </table:table-cell>
          <table:table-cell table:style-name="ce7" table:formula="of:=IF(ISNA([.H770]);&quot;&quot;;IF([.H770]=&quot;eno&quot;;&quot;1&quot;;IF([.H770]=&quot;owt&quot;;&quot;2&quot;;IF([.H770]=&quot;eerht&quot;;&quot;3&quot;;IF([.H770]=&quot;ruof&quot;;&quot;4&quot;;IF([.H770]=&quot;evif&quot;;&quot;5&quot;;IF([.H770]=&quot;xis&quot;;&quot;6&quot;;IF([.H770]=&quot;neves&quot;;&quot;7&quot;;IF([.H770]=&quot;thgie&quot;;&quot;8&quot;;IF([.H770]=&quot;enin&quot;;&quot;9&quot;;IF([.H770]=&quot;orez&quot;;&quot;0&quot;;[.H770])))))))))))" office:value-type="string" office:string-value="4" calcext:value-type="string">
            <text:p>4</text:p>
          </table:table-cell>
          <table:table-cell table:formula="of:=IF(ISNA([.G770]);&quot;&quot;;VALUE(COM.MICROSOFT.CONCAT([.I770:.J770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9</text:p>
          </table:table-cell>
          <table:table-cell table:style-name="ce4" table:formula="of:=ORG.LIBREOFFICE.REGEX([.A771];&quot;\D&quot;;&quot;&quot;;&quot;g&quot;)" office:value-type="string" office:string-value="79" calcext:value-type="string">
            <text:p>79</text:p>
          </table:table-cell>
          <table:table-cell table:formula="of:=LEFT([.B771];1)" office:value-type="string" office:string-value="7" calcext:value-type="string">
            <text:p>7</text:p>
          </table:table-cell>
          <table:table-cell table:style-name="ce5" table:formula="of:=RIGHT([.B771];1)" office:value-type="string" office:string-value="9" calcext:value-type="string">
            <text:p>9</text:p>
          </table:table-cell>
          <table:table-cell table:formula="of:=VALUE(COM.MICROSOFT.CONCAT([.C771];[.D771]))" office:value-type="float" office:value="79" calcext:value-type="float">
            <text:p>79</text:p>
          </table:table-cell>
          <table:table-cell table:style-name="ce14" table:formula="of:=(STRREV([.A771]))" office:value-type="string" office:string-value="97thgie" calcext:value-type="string">
            <text:p>97thgie</text:p>
          </table:table-cell>
          <table:table-cell table:formula="of:=ORG.LIBREOFFICE.REGEX([.A77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71];&quot;eno|owt|eerht|ruof|evif|xis|neves|thgie|enin|orez|\d&quot;;;1)" office:value-type="string" office:string-value="9" calcext:value-type="string">
            <text:p>9</text:p>
          </table:table-cell>
          <table:table-cell table:formula="of:=IF(ISNA([.G771]);&quot;&quot;;IF([.G771]=&quot;one&quot;;&quot;1&quot;;IF([.G771]=&quot;two&quot;;&quot;2&quot;;IF([.G771]=&quot;three&quot;;&quot;3&quot;;IF([.G771]=&quot;four&quot;;&quot;4&quot;;IF([.G771]=&quot;five&quot;;&quot;5&quot;;IF([.G771]=&quot;six&quot;;&quot;6&quot;;IF([.G771]=&quot;seven&quot;;&quot;7&quot;;IF([.G771]=&quot;eight&quot;;&quot;8&quot;;IF([.G771]=&quot;nine&quot;;&quot;9&quot;;IF([.G771]=&quot;zero&quot;;&quot;0&quot;;VALUE([.G771]))))))))))))" office:value-type="string" office:string-value="8" calcext:value-type="string">
            <text:p>8</text:p>
          </table:table-cell>
          <table:table-cell table:style-name="ce7" table:formula="of:=IF(ISNA([.H771]);&quot;&quot;;IF([.H771]=&quot;eno&quot;;&quot;1&quot;;IF([.H771]=&quot;owt&quot;;&quot;2&quot;;IF([.H771]=&quot;eerht&quot;;&quot;3&quot;;IF([.H771]=&quot;ruof&quot;;&quot;4&quot;;IF([.H771]=&quot;evif&quot;;&quot;5&quot;;IF([.H771]=&quot;xis&quot;;&quot;6&quot;;IF([.H771]=&quot;neves&quot;;&quot;7&quot;;IF([.H771]=&quot;thgie&quot;;&quot;8&quot;;IF([.H771]=&quot;enin&quot;;&quot;9&quot;;IF([.H771]=&quot;orez&quot;;&quot;0&quot;;[.H771])))))))))))" office:value-type="string" office:string-value="9" calcext:value-type="string">
            <text:p>9</text:p>
          </table:table-cell>
          <table:table-cell table:formula="of:=IF(ISNA([.G771]);&quot;&quot;;VALUE(COM.MICROSOFT.CONCAT([.I771:.J771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meightseventwo8one8</text:p>
          </table:table-cell>
          <table:table-cell table:style-name="ce4" table:formula="of:=ORG.LIBREOFFICE.REGEX([.A772];&quot;\D&quot;;&quot;&quot;;&quot;g&quot;)" office:value-type="string" office:string-value="388" calcext:value-type="string">
            <text:p>388</text:p>
          </table:table-cell>
          <table:table-cell table:formula="of:=LEFT([.B772];1)" office:value-type="string" office:string-value="3" calcext:value-type="string">
            <text:p>3</text:p>
          </table:table-cell>
          <table:table-cell table:style-name="ce5" table:formula="of:=RIGHT([.B772];1)" office:value-type="string" office:string-value="8" calcext:value-type="string">
            <text:p>8</text:p>
          </table:table-cell>
          <table:table-cell table:formula="of:=VALUE(COM.MICROSOFT.CONCAT([.C772];[.D772]))" office:value-type="float" office:value="38" calcext:value-type="float">
            <text:p>38</text:p>
          </table:table-cell>
          <table:table-cell table:style-name="ce14" table:formula="of:=(STRREV([.A772]))" office:value-type="string" office:string-value="8eno8owtnevesthgiem3" calcext:value-type="string">
            <text:p>8eno8owtnevesthgiem3</text:p>
          </table:table-cell>
          <table:table-cell table:formula="of:=ORG.LIBREOFFICE.REGEX([.A77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72];&quot;eno|owt|eerht|ruof|evif|xis|neves|thgie|enin|orez|\d&quot;;;1)" office:value-type="string" office:string-value="8" calcext:value-type="string">
            <text:p>8</text:p>
          </table:table-cell>
          <table:table-cell table:formula="of:=IF(ISNA([.G772]);&quot;&quot;;IF([.G772]=&quot;one&quot;;&quot;1&quot;;IF([.G772]=&quot;two&quot;;&quot;2&quot;;IF([.G772]=&quot;three&quot;;&quot;3&quot;;IF([.G772]=&quot;four&quot;;&quot;4&quot;;IF([.G772]=&quot;five&quot;;&quot;5&quot;;IF([.G772]=&quot;six&quot;;&quot;6&quot;;IF([.G772]=&quot;seven&quot;;&quot;7&quot;;IF([.G772]=&quot;eight&quot;;&quot;8&quot;;IF([.G772]=&quot;nine&quot;;&quot;9&quot;;IF([.G772]=&quot;zero&quot;;&quot;0&quot;;VALUE([.G772]))))))))))))" office:value-type="float" office:value="3" calcext:value-type="float">
            <text:p>3</text:p>
          </table:table-cell>
          <table:table-cell table:style-name="ce7" table:formula="of:=IF(ISNA([.H772]);&quot;&quot;;IF([.H772]=&quot;eno&quot;;&quot;1&quot;;IF([.H772]=&quot;owt&quot;;&quot;2&quot;;IF([.H772]=&quot;eerht&quot;;&quot;3&quot;;IF([.H772]=&quot;ruof&quot;;&quot;4&quot;;IF([.H772]=&quot;evif&quot;;&quot;5&quot;;IF([.H772]=&quot;xis&quot;;&quot;6&quot;;IF([.H772]=&quot;neves&quot;;&quot;7&quot;;IF([.H772]=&quot;thgie&quot;;&quot;8&quot;;IF([.H772]=&quot;enin&quot;;&quot;9&quot;;IF([.H772]=&quot;orez&quot;;&quot;0&quot;;[.H772])))))))))))" office:value-type="string" office:string-value="8" calcext:value-type="string">
            <text:p>8</text:p>
          </table:table-cell>
          <table:table-cell table:formula="of:=IF(ISNA([.G772]);&quot;&quot;;VALUE(COM.MICROSOFT.CONCAT([.I772:.J772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kzxf9gmdqkgqcc</text:p>
          </table:table-cell>
          <table:table-cell table:style-name="ce4" table:formula="of:=ORG.LIBREOFFICE.REGEX([.A773];&quot;\D&quot;;&quot;&quot;;&quot;g&quot;)" office:value-type="string" office:string-value="9" calcext:value-type="string">
            <text:p>9</text:p>
          </table:table-cell>
          <table:table-cell table:formula="of:=LEFT([.B773];1)" office:value-type="string" office:string-value="9" calcext:value-type="string">
            <text:p>9</text:p>
          </table:table-cell>
          <table:table-cell table:style-name="ce5" table:formula="of:=RIGHT([.B773];1)" office:value-type="string" office:string-value="9" calcext:value-type="string">
            <text:p>9</text:p>
          </table:table-cell>
          <table:table-cell table:formula="of:=VALUE(COM.MICROSOFT.CONCAT([.C773];[.D773]))" office:value-type="float" office:value="99" calcext:value-type="float">
            <text:p>99</text:p>
          </table:table-cell>
          <table:table-cell table:style-name="ce14" table:formula="of:=(STRREV([.A773]))" office:value-type="string" office:string-value="ccqgkqdmg9fxzktq" calcext:value-type="string">
            <text:p>ccqgkqdmg9fxzktq</text:p>
          </table:table-cell>
          <table:table-cell table:formula="of:=ORG.LIBREOFFICE.REGEX([.A77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73];&quot;eno|owt|eerht|ruof|evif|xis|neves|thgie|enin|orez|\d&quot;;;1)" office:value-type="string" office:string-value="9" calcext:value-type="string">
            <text:p>9</text:p>
          </table:table-cell>
          <table:table-cell table:formula="of:=IF(ISNA([.G773]);&quot;&quot;;IF([.G773]=&quot;one&quot;;&quot;1&quot;;IF([.G773]=&quot;two&quot;;&quot;2&quot;;IF([.G773]=&quot;three&quot;;&quot;3&quot;;IF([.G773]=&quot;four&quot;;&quot;4&quot;;IF([.G773]=&quot;five&quot;;&quot;5&quot;;IF([.G773]=&quot;six&quot;;&quot;6&quot;;IF([.G773]=&quot;seven&quot;;&quot;7&quot;;IF([.G773]=&quot;eight&quot;;&quot;8&quot;;IF([.G773]=&quot;nine&quot;;&quot;9&quot;;IF([.G773]=&quot;zero&quot;;&quot;0&quot;;VALUE([.G773]))))))))))))" office:value-type="float" office:value="9" calcext:value-type="float">
            <text:p>9</text:p>
          </table:table-cell>
          <table:table-cell table:style-name="ce7" table:formula="of:=IF(ISNA([.H773]);&quot;&quot;;IF([.H773]=&quot;eno&quot;;&quot;1&quot;;IF([.H773]=&quot;owt&quot;;&quot;2&quot;;IF([.H773]=&quot;eerht&quot;;&quot;3&quot;;IF([.H773]=&quot;ruof&quot;;&quot;4&quot;;IF([.H773]=&quot;evif&quot;;&quot;5&quot;;IF([.H773]=&quot;xis&quot;;&quot;6&quot;;IF([.H773]=&quot;neves&quot;;&quot;7&quot;;IF([.H773]=&quot;thgie&quot;;&quot;8&quot;;IF([.H773]=&quot;enin&quot;;&quot;9&quot;;IF([.H773]=&quot;orez&quot;;&quot;0&quot;;[.H773])))))))))))" office:value-type="string" office:string-value="9" calcext:value-type="string">
            <text:p>9</text:p>
          </table:table-cell>
          <table:table-cell table:style-name="ce7" table:formula="of:=IF(ISNA([.G773]);&quot;&quot;;VALUE(COM.MICROSOFT.CONCAT([.I773:.J773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llkztxsjqsg8fivetwo</text:p>
          </table:table-cell>
          <table:table-cell table:style-name="ce4" table:formula="of:=ORG.LIBREOFFICE.REGEX([.A774];&quot;\D&quot;;&quot;&quot;;&quot;g&quot;)" office:value-type="string" office:string-value="8" calcext:value-type="string">
            <text:p>8</text:p>
          </table:table-cell>
          <table:table-cell table:formula="of:=LEFT([.B774];1)" office:value-type="string" office:string-value="8" calcext:value-type="string">
            <text:p>8</text:p>
          </table:table-cell>
          <table:table-cell table:style-name="ce5" table:formula="of:=RIGHT([.B774];1)" office:value-type="string" office:string-value="8" calcext:value-type="string">
            <text:p>8</text:p>
          </table:table-cell>
          <table:table-cell table:formula="of:=VALUE(COM.MICROSOFT.CONCAT([.C774];[.D774]))" office:value-type="float" office:value="88" calcext:value-type="float">
            <text:p>88</text:p>
          </table:table-cell>
          <table:table-cell table:style-name="ce14" table:formula="of:=(STRREV([.A774]))" office:value-type="string" office:string-value="owtevif8gsqjsxtzkllv" calcext:value-type="string">
            <text:p>owtevif8gsqjsxtzkllv</text:p>
          </table:table-cell>
          <table:table-cell table:formula="of:=ORG.LIBREOFFICE.REGEX([.A77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74];&quot;eno|owt|eerht|ruof|evif|xis|neves|thgie|enin|orez|\d&quot;;;1)" office:value-type="string" office:string-value="owt" calcext:value-type="string">
            <text:p>owt</text:p>
          </table:table-cell>
          <table:table-cell table:formula="of:=IF(ISNA([.G774]);&quot;&quot;;IF([.G774]=&quot;one&quot;;&quot;1&quot;;IF([.G774]=&quot;two&quot;;&quot;2&quot;;IF([.G774]=&quot;three&quot;;&quot;3&quot;;IF([.G774]=&quot;four&quot;;&quot;4&quot;;IF([.G774]=&quot;five&quot;;&quot;5&quot;;IF([.G774]=&quot;six&quot;;&quot;6&quot;;IF([.G774]=&quot;seven&quot;;&quot;7&quot;;IF([.G774]=&quot;eight&quot;;&quot;8&quot;;IF([.G774]=&quot;nine&quot;;&quot;9&quot;;IF([.G774]=&quot;zero&quot;;&quot;0&quot;;VALUE([.G774]))))))))))))" office:value-type="float" office:value="8" calcext:value-type="float">
            <text:p>8</text:p>
          </table:table-cell>
          <table:table-cell table:style-name="ce7" table:formula="of:=IF(ISNA([.H774]);&quot;&quot;;IF([.H774]=&quot;eno&quot;;&quot;1&quot;;IF([.H774]=&quot;owt&quot;;&quot;2&quot;;IF([.H774]=&quot;eerht&quot;;&quot;3&quot;;IF([.H774]=&quot;ruof&quot;;&quot;4&quot;;IF([.H774]=&quot;evif&quot;;&quot;5&quot;;IF([.H774]=&quot;xis&quot;;&quot;6&quot;;IF([.H774]=&quot;neves&quot;;&quot;7&quot;;IF([.H774]=&quot;thgie&quot;;&quot;8&quot;;IF([.H774]=&quot;enin&quot;;&quot;9&quot;;IF([.H774]=&quot;orez&quot;;&quot;0&quot;;[.H774])))))))))))" office:value-type="string" office:string-value="2" calcext:value-type="string">
            <text:p>2</text:p>
          </table:table-cell>
          <table:table-cell table:formula="of:=IF(ISNA([.G774]);&quot;&quot;;VALUE(COM.MICROSOFT.CONCAT([.I774:.J774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wohjzgcrhgpkfour7zkpngbbpj3</text:p>
          </table:table-cell>
          <table:table-cell table:style-name="ce4" table:formula="of:=ORG.LIBREOFFICE.REGEX([.A775];&quot;\D&quot;;&quot;&quot;;&quot;g&quot;)" office:value-type="string" office:string-value="573" calcext:value-type="string">
            <text:p>573</text:p>
          </table:table-cell>
          <table:table-cell table:formula="of:=LEFT([.B775];1)" office:value-type="string" office:string-value="5" calcext:value-type="string">
            <text:p>5</text:p>
          </table:table-cell>
          <table:table-cell table:style-name="ce5" table:formula="of:=RIGHT([.B775];1)" office:value-type="string" office:string-value="3" calcext:value-type="string">
            <text:p>3</text:p>
          </table:table-cell>
          <table:table-cell table:formula="of:=VALUE(COM.MICROSOFT.CONCAT([.C775];[.D775]))" office:value-type="float" office:value="53" calcext:value-type="float">
            <text:p>53</text:p>
          </table:table-cell>
          <table:table-cell table:style-name="ce14" table:formula="of:=(STRREV([.A775]))" office:value-type="string" office:string-value="3jpbbgnpkz7ruofkpghrcgzjhowt5" calcext:value-type="string">
            <text:p>3jpbbgnpkz7ruofkpghrcgzjhowt5</text:p>
          </table:table-cell>
          <table:table-cell table:formula="of:=ORG.LIBREOFFICE.REGEX([.A77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75];&quot;eno|owt|eerht|ruof|evif|xis|neves|thgie|enin|orez|\d&quot;;;1)" office:value-type="string" office:string-value="3" calcext:value-type="string">
            <text:p>3</text:p>
          </table:table-cell>
          <table:table-cell table:formula="of:=IF(ISNA([.G775]);&quot;&quot;;IF([.G775]=&quot;one&quot;;&quot;1&quot;;IF([.G775]=&quot;two&quot;;&quot;2&quot;;IF([.G775]=&quot;three&quot;;&quot;3&quot;;IF([.G775]=&quot;four&quot;;&quot;4&quot;;IF([.G775]=&quot;five&quot;;&quot;5&quot;;IF([.G775]=&quot;six&quot;;&quot;6&quot;;IF([.G775]=&quot;seven&quot;;&quot;7&quot;;IF([.G775]=&quot;eight&quot;;&quot;8&quot;;IF([.G775]=&quot;nine&quot;;&quot;9&quot;;IF([.G775]=&quot;zero&quot;;&quot;0&quot;;VALUE([.G775]))))))))))))" office:value-type="float" office:value="5" calcext:value-type="float">
            <text:p>5</text:p>
          </table:table-cell>
          <table:table-cell table:style-name="ce7" table:formula="of:=IF(ISNA([.H775]);&quot;&quot;;IF([.H775]=&quot;eno&quot;;&quot;1&quot;;IF([.H775]=&quot;owt&quot;;&quot;2&quot;;IF([.H775]=&quot;eerht&quot;;&quot;3&quot;;IF([.H775]=&quot;ruof&quot;;&quot;4&quot;;IF([.H775]=&quot;evif&quot;;&quot;5&quot;;IF([.H775]=&quot;xis&quot;;&quot;6&quot;;IF([.H775]=&quot;neves&quot;;&quot;7&quot;;IF([.H775]=&quot;thgie&quot;;&quot;8&quot;;IF([.H775]=&quot;enin&quot;;&quot;9&quot;;IF([.H775]=&quot;orez&quot;;&quot;0&quot;;[.H775])))))))))))" office:value-type="string" office:string-value="3" calcext:value-type="string">
            <text:p>3</text:p>
          </table:table-cell>
          <table:table-cell table:formula="of:=IF(ISNA([.G775]);&quot;&quot;;VALUE(COM.MICROSOFT.CONCAT([.I775:.J775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nggrljjllnineeight</text:p>
          </table:table-cell>
          <table:table-cell table:style-name="ce4" table:formula="of:=ORG.LIBREOFFICE.REGEX([.A776];&quot;\D&quot;;&quot;&quot;;&quot;g&quot;)" office:value-type="string" office:string-value="7" calcext:value-type="string">
            <text:p>7</text:p>
          </table:table-cell>
          <table:table-cell table:formula="of:=LEFT([.B776];1)" office:value-type="string" office:string-value="7" calcext:value-type="string">
            <text:p>7</text:p>
          </table:table-cell>
          <table:table-cell table:style-name="ce5" table:formula="of:=RIGHT([.B776];1)" office:value-type="string" office:string-value="7" calcext:value-type="string">
            <text:p>7</text:p>
          </table:table-cell>
          <table:table-cell table:formula="of:=VALUE(COM.MICROSOFT.CONCAT([.C776];[.D776]))" office:value-type="float" office:value="77" calcext:value-type="float">
            <text:p>77</text:p>
          </table:table-cell>
          <table:table-cell table:style-name="ce14" table:formula="of:=(STRREV([.A776]))" office:value-type="string" office:string-value="thgieeninlljjlrggn7" calcext:value-type="string">
            <text:p>thgieeninlljjlrggn7</text:p>
          </table:table-cell>
          <table:table-cell table:formula="of:=ORG.LIBREOFFICE.REGEX([.A77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77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76]);&quot;&quot;;IF([.G776]=&quot;one&quot;;&quot;1&quot;;IF([.G776]=&quot;two&quot;;&quot;2&quot;;IF([.G776]=&quot;three&quot;;&quot;3&quot;;IF([.G776]=&quot;four&quot;;&quot;4&quot;;IF([.G776]=&quot;five&quot;;&quot;5&quot;;IF([.G776]=&quot;six&quot;;&quot;6&quot;;IF([.G776]=&quot;seven&quot;;&quot;7&quot;;IF([.G776]=&quot;eight&quot;;&quot;8&quot;;IF([.G776]=&quot;nine&quot;;&quot;9&quot;;IF([.G776]=&quot;zero&quot;;&quot;0&quot;;VALUE([.G776]))))))))))))" office:value-type="float" office:value="7" calcext:value-type="float">
            <text:p>7</text:p>
          </table:table-cell>
          <table:table-cell table:style-name="ce7" table:formula="of:=IF(ISNA([.H776]);&quot;&quot;;IF([.H776]=&quot;eno&quot;;&quot;1&quot;;IF([.H776]=&quot;owt&quot;;&quot;2&quot;;IF([.H776]=&quot;eerht&quot;;&quot;3&quot;;IF([.H776]=&quot;ruof&quot;;&quot;4&quot;;IF([.H776]=&quot;evif&quot;;&quot;5&quot;;IF([.H776]=&quot;xis&quot;;&quot;6&quot;;IF([.H776]=&quot;neves&quot;;&quot;7&quot;;IF([.H776]=&quot;thgie&quot;;&quot;8&quot;;IF([.H776]=&quot;enin&quot;;&quot;9&quot;;IF([.H776]=&quot;orez&quot;;&quot;0&quot;;[.H776])))))))))))" office:value-type="string" office:string-value="8" calcext:value-type="string">
            <text:p>8</text:p>
          </table:table-cell>
          <table:table-cell table:formula="of:=IF(ISNA([.G776]);&quot;&quot;;VALUE(COM.MICROSOFT.CONCAT([.I776:.J776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one17nine84</text:p>
          </table:table-cell>
          <table:table-cell table:style-name="ce4" table:formula="of:=ORG.LIBREOFFICE.REGEX([.A777];&quot;\D&quot;;&quot;&quot;;&quot;g&quot;)" office:value-type="string" office:string-value="1784" calcext:value-type="string">
            <text:p>1784</text:p>
          </table:table-cell>
          <table:table-cell table:formula="of:=LEFT([.B777];1)" office:value-type="string" office:string-value="1" calcext:value-type="string">
            <text:p>1</text:p>
          </table:table-cell>
          <table:table-cell table:style-name="ce5" table:formula="of:=RIGHT([.B777];1)" office:value-type="string" office:string-value="4" calcext:value-type="string">
            <text:p>4</text:p>
          </table:table-cell>
          <table:table-cell table:formula="of:=VALUE(COM.MICROSOFT.CONCAT([.C777];[.D777]))" office:value-type="float" office:value="14" calcext:value-type="float">
            <text:p>14</text:p>
          </table:table-cell>
          <table:table-cell table:style-name="ce14" table:formula="of:=(STRREV([.A777]))" office:value-type="string" office:string-value="48enin71enoxis" calcext:value-type="string">
            <text:p>48enin71enoxis</text:p>
          </table:table-cell>
          <table:table-cell table:formula="of:=ORG.LIBREOFFICE.REGEX([.A77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77];&quot;eno|owt|eerht|ruof|evif|xis|neves|thgie|enin|orez|\d&quot;;;1)" office:value-type="string" office:string-value="4" calcext:value-type="string">
            <text:p>4</text:p>
          </table:table-cell>
          <table:table-cell table:formula="of:=IF(ISNA([.G777]);&quot;&quot;;IF([.G777]=&quot;one&quot;;&quot;1&quot;;IF([.G777]=&quot;two&quot;;&quot;2&quot;;IF([.G777]=&quot;three&quot;;&quot;3&quot;;IF([.G777]=&quot;four&quot;;&quot;4&quot;;IF([.G777]=&quot;five&quot;;&quot;5&quot;;IF([.G777]=&quot;six&quot;;&quot;6&quot;;IF([.G777]=&quot;seven&quot;;&quot;7&quot;;IF([.G777]=&quot;eight&quot;;&quot;8&quot;;IF([.G777]=&quot;nine&quot;;&quot;9&quot;;IF([.G777]=&quot;zero&quot;;&quot;0&quot;;VALUE([.G777]))))))))))))" office:value-type="string" office:string-value="6" calcext:value-type="string">
            <text:p>6</text:p>
          </table:table-cell>
          <table:table-cell table:style-name="ce7" table:formula="of:=IF(ISNA([.H777]);&quot;&quot;;IF([.H777]=&quot;eno&quot;;&quot;1&quot;;IF([.H777]=&quot;owt&quot;;&quot;2&quot;;IF([.H777]=&quot;eerht&quot;;&quot;3&quot;;IF([.H777]=&quot;ruof&quot;;&quot;4&quot;;IF([.H777]=&quot;evif&quot;;&quot;5&quot;;IF([.H777]=&quot;xis&quot;;&quot;6&quot;;IF([.H777]=&quot;neves&quot;;&quot;7&quot;;IF([.H777]=&quot;thgie&quot;;&quot;8&quot;;IF([.H777]=&quot;enin&quot;;&quot;9&quot;;IF([.H777]=&quot;orez&quot;;&quot;0&quot;;[.H777])))))))))))" office:value-type="string" office:string-value="4" calcext:value-type="string">
            <text:p>4</text:p>
          </table:table-cell>
          <table:table-cell table:formula="of:=IF(ISNA([.G777]);&quot;&quot;;VALUE(COM.MICROSOFT.CONCAT([.I777:.J777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fourbnrpsnk5</text:p>
          </table:table-cell>
          <table:table-cell table:style-name="ce4" table:formula="of:=ORG.LIBREOFFICE.REGEX([.A778];&quot;\D&quot;;&quot;&quot;;&quot;g&quot;)" office:value-type="string" office:string-value="55" calcext:value-type="string">
            <text:p>55</text:p>
          </table:table-cell>
          <table:table-cell table:formula="of:=LEFT([.B778];1)" office:value-type="string" office:string-value="5" calcext:value-type="string">
            <text:p>5</text:p>
          </table:table-cell>
          <table:table-cell table:style-name="ce5" table:formula="of:=RIGHT([.B778];1)" office:value-type="string" office:string-value="5" calcext:value-type="string">
            <text:p>5</text:p>
          </table:table-cell>
          <table:table-cell table:formula="of:=VALUE(COM.MICROSOFT.CONCAT([.C778];[.D778]))" office:value-type="float" office:value="55" calcext:value-type="float">
            <text:p>55</text:p>
          </table:table-cell>
          <table:table-cell table:style-name="ce14" table:formula="of:=(STRREV([.A778]))" office:value-type="string" office:string-value="5knsprnbruof5" calcext:value-type="string">
            <text:p>5knsprnbruof5</text:p>
          </table:table-cell>
          <table:table-cell table:formula="of:=ORG.LIBREOFFICE.REGEX([.A77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78];&quot;eno|owt|eerht|ruof|evif|xis|neves|thgie|enin|orez|\d&quot;;;1)" office:value-type="string" office:string-value="5" calcext:value-type="string">
            <text:p>5</text:p>
          </table:table-cell>
          <table:table-cell table:formula="of:=IF(ISNA([.G778]);&quot;&quot;;IF([.G778]=&quot;one&quot;;&quot;1&quot;;IF([.G778]=&quot;two&quot;;&quot;2&quot;;IF([.G778]=&quot;three&quot;;&quot;3&quot;;IF([.G778]=&quot;four&quot;;&quot;4&quot;;IF([.G778]=&quot;five&quot;;&quot;5&quot;;IF([.G778]=&quot;six&quot;;&quot;6&quot;;IF([.G778]=&quot;seven&quot;;&quot;7&quot;;IF([.G778]=&quot;eight&quot;;&quot;8&quot;;IF([.G778]=&quot;nine&quot;;&quot;9&quot;;IF([.G778]=&quot;zero&quot;;&quot;0&quot;;VALUE([.G778]))))))))))))" office:value-type="float" office:value="5" calcext:value-type="float">
            <text:p>5</text:p>
          </table:table-cell>
          <table:table-cell table:style-name="ce7" table:formula="of:=IF(ISNA([.H778]);&quot;&quot;;IF([.H778]=&quot;eno&quot;;&quot;1&quot;;IF([.H778]=&quot;owt&quot;;&quot;2&quot;;IF([.H778]=&quot;eerht&quot;;&quot;3&quot;;IF([.H778]=&quot;ruof&quot;;&quot;4&quot;;IF([.H778]=&quot;evif&quot;;&quot;5&quot;;IF([.H778]=&quot;xis&quot;;&quot;6&quot;;IF([.H778]=&quot;neves&quot;;&quot;7&quot;;IF([.H778]=&quot;thgie&quot;;&quot;8&quot;;IF([.H778]=&quot;enin&quot;;&quot;9&quot;;IF([.H778]=&quot;orez&quot;;&quot;0&quot;;[.H778])))))))))))" office:value-type="string" office:string-value="5" calcext:value-type="string">
            <text:p>5</text:p>
          </table:table-cell>
          <table:table-cell table:formula="of:=IF(ISNA([.G778]);&quot;&quot;;VALUE(COM.MICROSOFT.CONCAT([.I778:.J778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nghj7threethreeeight9</text:p>
          </table:table-cell>
          <table:table-cell table:style-name="ce4" table:formula="of:=ORG.LIBREOFFICE.REGEX([.A779];&quot;\D&quot;;&quot;&quot;;&quot;g&quot;)" office:value-type="string" office:string-value="79" calcext:value-type="string">
            <text:p>79</text:p>
          </table:table-cell>
          <table:table-cell table:formula="of:=LEFT([.B779];1)" office:value-type="string" office:string-value="7" calcext:value-type="string">
            <text:p>7</text:p>
          </table:table-cell>
          <table:table-cell table:style-name="ce5" table:formula="of:=RIGHT([.B779];1)" office:value-type="string" office:string-value="9" calcext:value-type="string">
            <text:p>9</text:p>
          </table:table-cell>
          <table:table-cell table:formula="of:=VALUE(COM.MICROSOFT.CONCAT([.C779];[.D779]))" office:value-type="float" office:value="79" calcext:value-type="float">
            <text:p>79</text:p>
          </table:table-cell>
          <table:table-cell table:style-name="ce14" table:formula="of:=(STRREV([.A779]))" office:value-type="string" office:string-value="9thgieeerhteerht7jhgnthgie" calcext:value-type="string">
            <text:p>9thgieeerhteerht7jhgnthgie</text:p>
          </table:table-cell>
          <table:table-cell table:formula="of:=ORG.LIBREOFFICE.REGEX([.A77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79];&quot;eno|owt|eerht|ruof|evif|xis|neves|thgie|enin|orez|\d&quot;;;1)" office:value-type="string" office:string-value="9" calcext:value-type="string">
            <text:p>9</text:p>
          </table:table-cell>
          <table:table-cell table:formula="of:=IF(ISNA([.G779]);&quot;&quot;;IF([.G779]=&quot;one&quot;;&quot;1&quot;;IF([.G779]=&quot;two&quot;;&quot;2&quot;;IF([.G779]=&quot;three&quot;;&quot;3&quot;;IF([.G779]=&quot;four&quot;;&quot;4&quot;;IF([.G779]=&quot;five&quot;;&quot;5&quot;;IF([.G779]=&quot;six&quot;;&quot;6&quot;;IF([.G779]=&quot;seven&quot;;&quot;7&quot;;IF([.G779]=&quot;eight&quot;;&quot;8&quot;;IF([.G779]=&quot;nine&quot;;&quot;9&quot;;IF([.G779]=&quot;zero&quot;;&quot;0&quot;;VALUE([.G779]))))))))))))" office:value-type="string" office:string-value="8" calcext:value-type="string">
            <text:p>8</text:p>
          </table:table-cell>
          <table:table-cell table:style-name="ce7" table:formula="of:=IF(ISNA([.H779]);&quot;&quot;;IF([.H779]=&quot;eno&quot;;&quot;1&quot;;IF([.H779]=&quot;owt&quot;;&quot;2&quot;;IF([.H779]=&quot;eerht&quot;;&quot;3&quot;;IF([.H779]=&quot;ruof&quot;;&quot;4&quot;;IF([.H779]=&quot;evif&quot;;&quot;5&quot;;IF([.H779]=&quot;xis&quot;;&quot;6&quot;;IF([.H779]=&quot;neves&quot;;&quot;7&quot;;IF([.H779]=&quot;thgie&quot;;&quot;8&quot;;IF([.H779]=&quot;enin&quot;;&quot;9&quot;;IF([.H779]=&quot;orez&quot;;&quot;0&quot;;[.H779])))))))))))" office:value-type="string" office:string-value="9" calcext:value-type="string">
            <text:p>9</text:p>
          </table:table-cell>
          <table:table-cell table:formula="of:=IF(ISNA([.G779]);&quot;&quot;;VALUE(COM.MICROSOFT.CONCAT([.I779:.J779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4" table:formula="of:=ORG.LIBREOFFICE.REGEX([.A780];&quot;\D&quot;;&quot;&quot;;&quot;g&quot;)" office:value-type="string" office:string-value="956" calcext:value-type="string">
            <text:p>956</text:p>
          </table:table-cell>
          <table:table-cell table:formula="of:=LEFT([.B780];1)" office:value-type="string" office:string-value="9" calcext:value-type="string">
            <text:p>9</text:p>
          </table:table-cell>
          <table:table-cell table:style-name="ce5" table:formula="of:=RIGHT([.B780];1)" office:value-type="string" office:string-value="6" calcext:value-type="string">
            <text:p>6</text:p>
          </table:table-cell>
          <table:table-cell table:formula="of:=VALUE(COM.MICROSOFT.CONCAT([.C780];[.D780]))" office:value-type="float" office:value="96" calcext:value-type="float">
            <text:p>96</text:p>
          </table:table-cell>
          <table:table-cell table:style-name="ce14" table:formula="of:=(STRREV([.A780]))" office:value-type="string" office:string-value="659" calcext:value-type="string">
            <text:p>659</text:p>
          </table:table-cell>
          <table:table-cell table:formula="of:=ORG.LIBREOFFICE.REGEX([.A78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80];&quot;eno|owt|eerht|ruof|evif|xis|neves|thgie|enin|orez|\d&quot;;;1)" office:value-type="string" office:string-value="6" calcext:value-type="string">
            <text:p>6</text:p>
          </table:table-cell>
          <table:table-cell table:formula="of:=IF(ISNA([.G780]);&quot;&quot;;IF([.G780]=&quot;one&quot;;&quot;1&quot;;IF([.G780]=&quot;two&quot;;&quot;2&quot;;IF([.G780]=&quot;three&quot;;&quot;3&quot;;IF([.G780]=&quot;four&quot;;&quot;4&quot;;IF([.G780]=&quot;five&quot;;&quot;5&quot;;IF([.G780]=&quot;six&quot;;&quot;6&quot;;IF([.G780]=&quot;seven&quot;;&quot;7&quot;;IF([.G780]=&quot;eight&quot;;&quot;8&quot;;IF([.G780]=&quot;nine&quot;;&quot;9&quot;;IF([.G780]=&quot;zero&quot;;&quot;0&quot;;VALUE([.G780]))))))))))))" office:value-type="float" office:value="9" calcext:value-type="float">
            <text:p>9</text:p>
          </table:table-cell>
          <table:table-cell table:style-name="ce7" table:formula="of:=IF(ISNA([.H780]);&quot;&quot;;IF([.H780]=&quot;eno&quot;;&quot;1&quot;;IF([.H780]=&quot;owt&quot;;&quot;2&quot;;IF([.H780]=&quot;eerht&quot;;&quot;3&quot;;IF([.H780]=&quot;ruof&quot;;&quot;4&quot;;IF([.H780]=&quot;evif&quot;;&quot;5&quot;;IF([.H780]=&quot;xis&quot;;&quot;6&quot;;IF([.H780]=&quot;neves&quot;;&quot;7&quot;;IF([.H780]=&quot;thgie&quot;;&quot;8&quot;;IF([.H780]=&quot;enin&quot;;&quot;9&quot;;IF([.H780]=&quot;orez&quot;;&quot;0&quot;;[.H780])))))))))))" office:value-type="string" office:string-value="6" calcext:value-type="string">
            <text:p>6</text:p>
          </table:table-cell>
          <table:table-cell table:style-name="ce7" table:formula="of:=IF(ISNA([.G780]);&quot;&quot;;VALUE(COM.MICROSOFT.CONCAT([.I780:.J78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2grdnqrvhlt5ptlqjqzbsixseven</text:p>
          </table:table-cell>
          <table:table-cell table:style-name="ce4" table:formula="of:=ORG.LIBREOFFICE.REGEX([.A781];&quot;\D&quot;;&quot;&quot;;&quot;g&quot;)" office:value-type="string" office:string-value="25" calcext:value-type="string">
            <text:p>25</text:p>
          </table:table-cell>
          <table:table-cell table:formula="of:=LEFT([.B781];1)" office:value-type="string" office:string-value="2" calcext:value-type="string">
            <text:p>2</text:p>
          </table:table-cell>
          <table:table-cell table:style-name="ce5" table:formula="of:=RIGHT([.B781];1)" office:value-type="string" office:string-value="5" calcext:value-type="string">
            <text:p>5</text:p>
          </table:table-cell>
          <table:table-cell table:formula="of:=VALUE(COM.MICROSOFT.CONCAT([.C781];[.D781]))" office:value-type="float" office:value="25" calcext:value-type="float">
            <text:p>25</text:p>
          </table:table-cell>
          <table:table-cell table:style-name="ce14" table:formula="of:=(STRREV([.A781]))" office:value-type="string" office:string-value="nevesxisbzqjqltp5tlhvrqndrg2thgie" calcext:value-type="string">
            <text:p>nevesxisbzqjqltp5tlhvrqndrg2thgie</text:p>
          </table:table-cell>
          <table:table-cell table:formula="of:=ORG.LIBREOFFICE.REGEX([.A78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8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81]);&quot;&quot;;IF([.G781]=&quot;one&quot;;&quot;1&quot;;IF([.G781]=&quot;two&quot;;&quot;2&quot;;IF([.G781]=&quot;three&quot;;&quot;3&quot;;IF([.G781]=&quot;four&quot;;&quot;4&quot;;IF([.G781]=&quot;five&quot;;&quot;5&quot;;IF([.G781]=&quot;six&quot;;&quot;6&quot;;IF([.G781]=&quot;seven&quot;;&quot;7&quot;;IF([.G781]=&quot;eight&quot;;&quot;8&quot;;IF([.G781]=&quot;nine&quot;;&quot;9&quot;;IF([.G781]=&quot;zero&quot;;&quot;0&quot;;VALUE([.G781]))))))))))))" office:value-type="string" office:string-value="8" calcext:value-type="string">
            <text:p>8</text:p>
          </table:table-cell>
          <table:table-cell table:style-name="ce7" table:formula="of:=IF(ISNA([.H781]);&quot;&quot;;IF([.H781]=&quot;eno&quot;;&quot;1&quot;;IF([.H781]=&quot;owt&quot;;&quot;2&quot;;IF([.H781]=&quot;eerht&quot;;&quot;3&quot;;IF([.H781]=&quot;ruof&quot;;&quot;4&quot;;IF([.H781]=&quot;evif&quot;;&quot;5&quot;;IF([.H781]=&quot;xis&quot;;&quot;6&quot;;IF([.H781]=&quot;neves&quot;;&quot;7&quot;;IF([.H781]=&quot;thgie&quot;;&quot;8&quot;;IF([.H781]=&quot;enin&quot;;&quot;9&quot;;IF([.H781]=&quot;orez&quot;;&quot;0&quot;;[.H781])))))))))))" office:value-type="string" office:string-value="7" calcext:value-type="string">
            <text:p>7</text:p>
          </table:table-cell>
          <table:table-cell table:formula="of:=IF(ISNA([.G781]);&quot;&quot;;VALUE(COM.MICROSOFT.CONCAT([.I781:.J781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bgzdpbnmcone7rxdqjbmbsix</text:p>
          </table:table-cell>
          <table:table-cell table:style-name="ce4" table:formula="of:=ORG.LIBREOFFICE.REGEX([.A782];&quot;\D&quot;;&quot;&quot;;&quot;g&quot;)" office:value-type="string" office:string-value="47" calcext:value-type="string">
            <text:p>47</text:p>
          </table:table-cell>
          <table:table-cell table:formula="of:=LEFT([.B782];1)" office:value-type="string" office:string-value="4" calcext:value-type="string">
            <text:p>4</text:p>
          </table:table-cell>
          <table:table-cell table:style-name="ce5" table:formula="of:=RIGHT([.B782];1)" office:value-type="string" office:string-value="7" calcext:value-type="string">
            <text:p>7</text:p>
          </table:table-cell>
          <table:table-cell table:formula="of:=VALUE(COM.MICROSOFT.CONCAT([.C782];[.D782]))" office:value-type="float" office:value="47" calcext:value-type="float">
            <text:p>47</text:p>
          </table:table-cell>
          <table:table-cell table:style-name="ce14" table:formula="of:=(STRREV([.A782]))" office:value-type="string" office:string-value="xisbmbjqdxr7enocmnbpdzgb4" calcext:value-type="string">
            <text:p>xisbmbjqdxr7enocmnbpdzgb4</text:p>
          </table:table-cell>
          <table:table-cell table:formula="of:=ORG.LIBREOFFICE.REGEX([.A78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82];&quot;eno|owt|eerht|ruof|evif|xis|neves|thgie|enin|orez|\d&quot;;;1)" office:value-type="string" office:string-value="xis" calcext:value-type="string">
            <text:p>xis</text:p>
          </table:table-cell>
          <table:table-cell table:formula="of:=IF(ISNA([.G782]);&quot;&quot;;IF([.G782]=&quot;one&quot;;&quot;1&quot;;IF([.G782]=&quot;two&quot;;&quot;2&quot;;IF([.G782]=&quot;three&quot;;&quot;3&quot;;IF([.G782]=&quot;four&quot;;&quot;4&quot;;IF([.G782]=&quot;five&quot;;&quot;5&quot;;IF([.G782]=&quot;six&quot;;&quot;6&quot;;IF([.G782]=&quot;seven&quot;;&quot;7&quot;;IF([.G782]=&quot;eight&quot;;&quot;8&quot;;IF([.G782]=&quot;nine&quot;;&quot;9&quot;;IF([.G782]=&quot;zero&quot;;&quot;0&quot;;VALUE([.G782]))))))))))))" office:value-type="float" office:value="4" calcext:value-type="float">
            <text:p>4</text:p>
          </table:table-cell>
          <table:table-cell table:style-name="ce7" table:formula="of:=IF(ISNA([.H782]);&quot;&quot;;IF([.H782]=&quot;eno&quot;;&quot;1&quot;;IF([.H782]=&quot;owt&quot;;&quot;2&quot;;IF([.H782]=&quot;eerht&quot;;&quot;3&quot;;IF([.H782]=&quot;ruof&quot;;&quot;4&quot;;IF([.H782]=&quot;evif&quot;;&quot;5&quot;;IF([.H782]=&quot;xis&quot;;&quot;6&quot;;IF([.H782]=&quot;neves&quot;;&quot;7&quot;;IF([.H782]=&quot;thgie&quot;;&quot;8&quot;;IF([.H782]=&quot;enin&quot;;&quot;9&quot;;IF([.H782]=&quot;orez&quot;;&quot;0&quot;;[.H782])))))))))))" office:value-type="string" office:string-value="6" calcext:value-type="string">
            <text:p>6</text:p>
          </table:table-cell>
          <table:table-cell table:formula="of:=IF(ISNA([.G782]);&quot;&quot;;VALUE(COM.MICROSOFT.CONCAT([.I782:.J782]))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ninenine195</text:p>
          </table:table-cell>
          <table:table-cell table:style-name="ce4" table:formula="of:=ORG.LIBREOFFICE.REGEX([.A783];&quot;\D&quot;;&quot;&quot;;&quot;g&quot;)" office:value-type="string" office:string-value="9195" calcext:value-type="string">
            <text:p>9195</text:p>
          </table:table-cell>
          <table:table-cell table:formula="of:=LEFT([.B783];1)" office:value-type="string" office:string-value="9" calcext:value-type="string">
            <text:p>9</text:p>
          </table:table-cell>
          <table:table-cell table:style-name="ce5" table:formula="of:=RIGHT([.B783];1)" office:value-type="string" office:string-value="5" calcext:value-type="string">
            <text:p>5</text:p>
          </table:table-cell>
          <table:table-cell table:formula="of:=VALUE(COM.MICROSOFT.CONCAT([.C783];[.D783]))" office:value-type="float" office:value="95" calcext:value-type="float">
            <text:p>95</text:p>
          </table:table-cell>
          <table:table-cell table:style-name="ce14" table:formula="of:=(STRREV([.A783]))" office:value-type="string" office:string-value="591eninenin9" calcext:value-type="string">
            <text:p>591eninenin9</text:p>
          </table:table-cell>
          <table:table-cell table:formula="of:=ORG.LIBREOFFICE.REGEX([.A78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83];&quot;eno|owt|eerht|ruof|evif|xis|neves|thgie|enin|orez|\d&quot;;;1)" office:value-type="string" office:string-value="5" calcext:value-type="string">
            <text:p>5</text:p>
          </table:table-cell>
          <table:table-cell table:formula="of:=IF(ISNA([.G783]);&quot;&quot;;IF([.G783]=&quot;one&quot;;&quot;1&quot;;IF([.G783]=&quot;two&quot;;&quot;2&quot;;IF([.G783]=&quot;three&quot;;&quot;3&quot;;IF([.G783]=&quot;four&quot;;&quot;4&quot;;IF([.G783]=&quot;five&quot;;&quot;5&quot;;IF([.G783]=&quot;six&quot;;&quot;6&quot;;IF([.G783]=&quot;seven&quot;;&quot;7&quot;;IF([.G783]=&quot;eight&quot;;&quot;8&quot;;IF([.G783]=&quot;nine&quot;;&quot;9&quot;;IF([.G783]=&quot;zero&quot;;&quot;0&quot;;VALUE([.G783]))))))))))))" office:value-type="float" office:value="9" calcext:value-type="float">
            <text:p>9</text:p>
          </table:table-cell>
          <table:table-cell table:style-name="ce7" table:formula="of:=IF(ISNA([.H783]);&quot;&quot;;IF([.H783]=&quot;eno&quot;;&quot;1&quot;;IF([.H783]=&quot;owt&quot;;&quot;2&quot;;IF([.H783]=&quot;eerht&quot;;&quot;3&quot;;IF([.H783]=&quot;ruof&quot;;&quot;4&quot;;IF([.H783]=&quot;evif&quot;;&quot;5&quot;;IF([.H783]=&quot;xis&quot;;&quot;6&quot;;IF([.H783]=&quot;neves&quot;;&quot;7&quot;;IF([.H783]=&quot;thgie&quot;;&quot;8&quot;;IF([.H783]=&quot;enin&quot;;&quot;9&quot;;IF([.H783]=&quot;orez&quot;;&quot;0&quot;;[.H783])))))))))))" office:value-type="string" office:string-value="5" calcext:value-type="string">
            <text:p>5</text:p>
          </table:table-cell>
          <table:table-cell table:formula="of:=IF(ISNA([.G783]);&quot;&quot;;VALUE(COM.MICROSOFT.CONCAT([.I783:.J783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lqvgs4six9kjhkmqhnn3rqmpc</text:p>
          </table:table-cell>
          <table:table-cell table:style-name="ce4" table:formula="of:=ORG.LIBREOFFICE.REGEX([.A784];&quot;\D&quot;;&quot;&quot;;&quot;g&quot;)" office:value-type="string" office:string-value="493" calcext:value-type="string">
            <text:p>493</text:p>
          </table:table-cell>
          <table:table-cell table:formula="of:=LEFT([.B784];1)" office:value-type="string" office:string-value="4" calcext:value-type="string">
            <text:p>4</text:p>
          </table:table-cell>
          <table:table-cell table:style-name="ce5" table:formula="of:=RIGHT([.B784];1)" office:value-type="string" office:string-value="3" calcext:value-type="string">
            <text:p>3</text:p>
          </table:table-cell>
          <table:table-cell table:formula="of:=VALUE(COM.MICROSOFT.CONCAT([.C784];[.D784]))" office:value-type="float" office:value="43" calcext:value-type="float">
            <text:p>43</text:p>
          </table:table-cell>
          <table:table-cell table:style-name="ce14" table:formula="of:=(STRREV([.A784]))" office:value-type="string" office:string-value="cpmqr3nnhqmkhjk9xis4sgvqlfc" calcext:value-type="string">
            <text:p>cpmqr3nnhqmkhjk9xis4sgvqlfc</text:p>
          </table:table-cell>
          <table:table-cell table:formula="of:=ORG.LIBREOFFICE.REGEX([.A78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84];&quot;eno|owt|eerht|ruof|evif|xis|neves|thgie|enin|orez|\d&quot;;;1)" office:value-type="string" office:string-value="3" calcext:value-type="string">
            <text:p>3</text:p>
          </table:table-cell>
          <table:table-cell table:formula="of:=IF(ISNA([.G784]);&quot;&quot;;IF([.G784]=&quot;one&quot;;&quot;1&quot;;IF([.G784]=&quot;two&quot;;&quot;2&quot;;IF([.G784]=&quot;three&quot;;&quot;3&quot;;IF([.G784]=&quot;four&quot;;&quot;4&quot;;IF([.G784]=&quot;five&quot;;&quot;5&quot;;IF([.G784]=&quot;six&quot;;&quot;6&quot;;IF([.G784]=&quot;seven&quot;;&quot;7&quot;;IF([.G784]=&quot;eight&quot;;&quot;8&quot;;IF([.G784]=&quot;nine&quot;;&quot;9&quot;;IF([.G784]=&quot;zero&quot;;&quot;0&quot;;VALUE([.G784]))))))))))))" office:value-type="float" office:value="4" calcext:value-type="float">
            <text:p>4</text:p>
          </table:table-cell>
          <table:table-cell table:style-name="ce7" table:formula="of:=IF(ISNA([.H784]);&quot;&quot;;IF([.H784]=&quot;eno&quot;;&quot;1&quot;;IF([.H784]=&quot;owt&quot;;&quot;2&quot;;IF([.H784]=&quot;eerht&quot;;&quot;3&quot;;IF([.H784]=&quot;ruof&quot;;&quot;4&quot;;IF([.H784]=&quot;evif&quot;;&quot;5&quot;;IF([.H784]=&quot;xis&quot;;&quot;6&quot;;IF([.H784]=&quot;neves&quot;;&quot;7&quot;;IF([.H784]=&quot;thgie&quot;;&quot;8&quot;;IF([.H784]=&quot;enin&quot;;&quot;9&quot;;IF([.H784]=&quot;orez&quot;;&quot;0&quot;;[.H784])))))))))))" office:value-type="string" office:string-value="3" calcext:value-type="string">
            <text:p>3</text:p>
          </table:table-cell>
          <table:table-cell table:formula="of:=IF(ISNA([.G784]);&quot;&quot;;VALUE(COM.MICROSOFT.CONCAT([.I784:.J784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sbdjjnphsr1112</text:p>
          </table:table-cell>
          <table:table-cell table:style-name="ce4" table:formula="of:=ORG.LIBREOFFICE.REGEX([.A785];&quot;\D&quot;;&quot;&quot;;&quot;g&quot;)" office:value-type="string" office:string-value="251112" calcext:value-type="string">
            <text:p>251112</text:p>
          </table:table-cell>
          <table:table-cell table:formula="of:=LEFT([.B785];1)" office:value-type="string" office:string-value="2" calcext:value-type="string">
            <text:p>2</text:p>
          </table:table-cell>
          <table:table-cell table:style-name="ce5" table:formula="of:=RIGHT([.B785];1)" office:value-type="string" office:string-value="2" calcext:value-type="string">
            <text:p>2</text:p>
          </table:table-cell>
          <table:table-cell table:formula="of:=VALUE(COM.MICROSOFT.CONCAT([.C785];[.D785]))" office:value-type="float" office:value="22" calcext:value-type="float">
            <text:p>22</text:p>
          </table:table-cell>
          <table:table-cell table:style-name="ce14" table:formula="of:=(STRREV([.A785]))" office:value-type="string" office:string-value="2111rshpnjjdbs52" calcext:value-type="string">
            <text:p>2111rshpnjjdbs52</text:p>
          </table:table-cell>
          <table:table-cell table:formula="of:=ORG.LIBREOFFICE.REGEX([.A78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85];&quot;eno|owt|eerht|ruof|evif|xis|neves|thgie|enin|orez|\d&quot;;;1)" office:value-type="string" office:string-value="2" calcext:value-type="string">
            <text:p>2</text:p>
          </table:table-cell>
          <table:table-cell table:formula="of:=IF(ISNA([.G785]);&quot;&quot;;IF([.G785]=&quot;one&quot;;&quot;1&quot;;IF([.G785]=&quot;two&quot;;&quot;2&quot;;IF([.G785]=&quot;three&quot;;&quot;3&quot;;IF([.G785]=&quot;four&quot;;&quot;4&quot;;IF([.G785]=&quot;five&quot;;&quot;5&quot;;IF([.G785]=&quot;six&quot;;&quot;6&quot;;IF([.G785]=&quot;seven&quot;;&quot;7&quot;;IF([.G785]=&quot;eight&quot;;&quot;8&quot;;IF([.G785]=&quot;nine&quot;;&quot;9&quot;;IF([.G785]=&quot;zero&quot;;&quot;0&quot;;VALUE([.G785]))))))))))))" office:value-type="float" office:value="2" calcext:value-type="float">
            <text:p>2</text:p>
          </table:table-cell>
          <table:table-cell table:style-name="ce7" table:formula="of:=IF(ISNA([.H785]);&quot;&quot;;IF([.H785]=&quot;eno&quot;;&quot;1&quot;;IF([.H785]=&quot;owt&quot;;&quot;2&quot;;IF([.H785]=&quot;eerht&quot;;&quot;3&quot;;IF([.H785]=&quot;ruof&quot;;&quot;4&quot;;IF([.H785]=&quot;evif&quot;;&quot;5&quot;;IF([.H785]=&quot;xis&quot;;&quot;6&quot;;IF([.H785]=&quot;neves&quot;;&quot;7&quot;;IF([.H785]=&quot;thgie&quot;;&quot;8&quot;;IF([.H785]=&quot;enin&quot;;&quot;9&quot;;IF([.H785]=&quot;orez&quot;;&quot;0&quot;;[.H785])))))))))))" office:value-type="string" office:string-value="2" calcext:value-type="string">
            <text:p>2</text:p>
          </table:table-cell>
          <table:table-cell table:style-name="ce7" table:formula="of:=IF(ISNA([.G785]);&quot;&quot;;VALUE(COM.MICROSOFT.CONCAT([.I785:.J78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7jxxzxronesix</text:p>
          </table:table-cell>
          <table:table-cell table:style-name="ce4" table:formula="of:=ORG.LIBREOFFICE.REGEX([.A786];&quot;\D&quot;;&quot;&quot;;&quot;g&quot;)" office:value-type="string" office:string-value="7" calcext:value-type="string">
            <text:p>7</text:p>
          </table:table-cell>
          <table:table-cell table:formula="of:=LEFT([.B786];1)" office:value-type="string" office:string-value="7" calcext:value-type="string">
            <text:p>7</text:p>
          </table:table-cell>
          <table:table-cell table:style-name="ce5" table:formula="of:=RIGHT([.B786];1)" office:value-type="string" office:string-value="7" calcext:value-type="string">
            <text:p>7</text:p>
          </table:table-cell>
          <table:table-cell table:formula="of:=VALUE(COM.MICROSOFT.CONCAT([.C786];[.D786]))" office:value-type="float" office:value="77" calcext:value-type="float">
            <text:p>77</text:p>
          </table:table-cell>
          <table:table-cell table:style-name="ce14" table:formula="of:=(STRREV([.A786]))" office:value-type="string" office:string-value="xisenorxzxxj7owt" calcext:value-type="string">
            <text:p>xisenorxzxxj7owt</text:p>
          </table:table-cell>
          <table:table-cell table:formula="of:=ORG.LIBREOFFICE.REGEX([.A78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86];&quot;eno|owt|eerht|ruof|evif|xis|neves|thgie|enin|orez|\d&quot;;;1)" office:value-type="string" office:string-value="xis" calcext:value-type="string">
            <text:p>xis</text:p>
          </table:table-cell>
          <table:table-cell table:formula="of:=IF(ISNA([.G786]);&quot;&quot;;IF([.G786]=&quot;one&quot;;&quot;1&quot;;IF([.G786]=&quot;two&quot;;&quot;2&quot;;IF([.G786]=&quot;three&quot;;&quot;3&quot;;IF([.G786]=&quot;four&quot;;&quot;4&quot;;IF([.G786]=&quot;five&quot;;&quot;5&quot;;IF([.G786]=&quot;six&quot;;&quot;6&quot;;IF([.G786]=&quot;seven&quot;;&quot;7&quot;;IF([.G786]=&quot;eight&quot;;&quot;8&quot;;IF([.G786]=&quot;nine&quot;;&quot;9&quot;;IF([.G786]=&quot;zero&quot;;&quot;0&quot;;VALUE([.G786]))))))))))))" office:value-type="string" office:string-value="2" calcext:value-type="string">
            <text:p>2</text:p>
          </table:table-cell>
          <table:table-cell table:style-name="ce7" table:formula="of:=IF(ISNA([.H786]);&quot;&quot;;IF([.H786]=&quot;eno&quot;;&quot;1&quot;;IF([.H786]=&quot;owt&quot;;&quot;2&quot;;IF([.H786]=&quot;eerht&quot;;&quot;3&quot;;IF([.H786]=&quot;ruof&quot;;&quot;4&quot;;IF([.H786]=&quot;evif&quot;;&quot;5&quot;;IF([.H786]=&quot;xis&quot;;&quot;6&quot;;IF([.H786]=&quot;neves&quot;;&quot;7&quot;;IF([.H786]=&quot;thgie&quot;;&quot;8&quot;;IF([.H786]=&quot;enin&quot;;&quot;9&quot;;IF([.H786]=&quot;orez&quot;;&quot;0&quot;;[.H786])))))))))))" office:value-type="string" office:string-value="6" calcext:value-type="string">
            <text:p>6</text:p>
          </table:table-cell>
          <table:table-cell table:formula="of:=IF(ISNA([.G786]);&quot;&quot;;VALUE(COM.MICROSOFT.CONCAT([.I786:.J786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zzkvjcxzonen7</text:p>
          </table:table-cell>
          <table:table-cell table:style-name="ce4" table:formula="of:=ORG.LIBREOFFICE.REGEX([.A787];&quot;\D&quot;;&quot;&quot;;&quot;g&quot;)" office:value-type="string" office:string-value="7" calcext:value-type="string">
            <text:p>7</text:p>
          </table:table-cell>
          <table:table-cell table:formula="of:=LEFT([.B787];1)" office:value-type="string" office:string-value="7" calcext:value-type="string">
            <text:p>7</text:p>
          </table:table-cell>
          <table:table-cell table:style-name="ce5" table:formula="of:=RIGHT([.B787];1)" office:value-type="string" office:string-value="7" calcext:value-type="string">
            <text:p>7</text:p>
          </table:table-cell>
          <table:table-cell table:formula="of:=VALUE(COM.MICROSOFT.CONCAT([.C787];[.D787]))" office:value-type="float" office:value="77" calcext:value-type="float">
            <text:p>77</text:p>
          </table:table-cell>
          <table:table-cell table:style-name="ce14" table:formula="of:=(STRREV([.A787]))" office:value-type="string" office:string-value="7nenozxcjvkzzng" calcext:value-type="string">
            <text:p>7nenozxcjvkzzng</text:p>
          </table:table-cell>
          <table:table-cell table:formula="of:=ORG.LIBREOFFICE.REGEX([.A78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787];&quot;eno|owt|eerht|ruof|evif|xis|neves|thgie|enin|orez|\d&quot;;;1)" office:value-type="string" office:string-value="7" calcext:value-type="string">
            <text:p>7</text:p>
          </table:table-cell>
          <table:table-cell table:formula="of:=IF(ISNA([.G787]);&quot;&quot;;IF([.G787]=&quot;one&quot;;&quot;1&quot;;IF([.G787]=&quot;two&quot;;&quot;2&quot;;IF([.G787]=&quot;three&quot;;&quot;3&quot;;IF([.G787]=&quot;four&quot;;&quot;4&quot;;IF([.G787]=&quot;five&quot;;&quot;5&quot;;IF([.G787]=&quot;six&quot;;&quot;6&quot;;IF([.G787]=&quot;seven&quot;;&quot;7&quot;;IF([.G787]=&quot;eight&quot;;&quot;8&quot;;IF([.G787]=&quot;nine&quot;;&quot;9&quot;;IF([.G787]=&quot;zero&quot;;&quot;0&quot;;VALUE([.G787]))))))))))))" office:value-type="string" office:string-value="1" calcext:value-type="string">
            <text:p>1</text:p>
          </table:table-cell>
          <table:table-cell table:style-name="ce7" table:formula="of:=IF(ISNA([.H787]);&quot;&quot;;IF([.H787]=&quot;eno&quot;;&quot;1&quot;;IF([.H787]=&quot;owt&quot;;&quot;2&quot;;IF([.H787]=&quot;eerht&quot;;&quot;3&quot;;IF([.H787]=&quot;ruof&quot;;&quot;4&quot;;IF([.H787]=&quot;evif&quot;;&quot;5&quot;;IF([.H787]=&quot;xis&quot;;&quot;6&quot;;IF([.H787]=&quot;neves&quot;;&quot;7&quot;;IF([.H787]=&quot;thgie&quot;;&quot;8&quot;;IF([.H787]=&quot;enin&quot;;&quot;9&quot;;IF([.H787]=&quot;orez&quot;;&quot;0&quot;;[.H787])))))))))))" office:value-type="string" office:string-value="7" calcext:value-type="string">
            <text:p>7</text:p>
          </table:table-cell>
          <table:table-cell table:formula="of:=IF(ISNA([.G787]);&quot;&quot;;VALUE(COM.MICROSOFT.CONCAT([.I787:.J78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xtxskkggr5nine3ckkfd</text:p>
          </table:table-cell>
          <table:table-cell table:style-name="ce4" table:formula="of:=ORG.LIBREOFFICE.REGEX([.A788];&quot;\D&quot;;&quot;&quot;;&quot;g&quot;)" office:value-type="string" office:string-value="53" calcext:value-type="string">
            <text:p>53</text:p>
          </table:table-cell>
          <table:table-cell table:formula="of:=LEFT([.B788];1)" office:value-type="string" office:string-value="5" calcext:value-type="string">
            <text:p>5</text:p>
          </table:table-cell>
          <table:table-cell table:style-name="ce5" table:formula="of:=RIGHT([.B788];1)" office:value-type="string" office:string-value="3" calcext:value-type="string">
            <text:p>3</text:p>
          </table:table-cell>
          <table:table-cell table:formula="of:=VALUE(COM.MICROSOFT.CONCAT([.C788];[.D788]))" office:value-type="float" office:value="53" calcext:value-type="float">
            <text:p>53</text:p>
          </table:table-cell>
          <table:table-cell table:style-name="ce14" table:formula="of:=(STRREV([.A788]))" office:value-type="string" office:string-value="dfkkc3enin5rggkksxtxenin" calcext:value-type="string">
            <text:p>dfkkc3enin5rggkksxtxenin</text:p>
          </table:table-cell>
          <table:table-cell table:formula="of:=ORG.LIBREOFFICE.REGEX([.A78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88];&quot;eno|owt|eerht|ruof|evif|xis|neves|thgie|enin|orez|\d&quot;;;1)" office:value-type="string" office:string-value="3" calcext:value-type="string">
            <text:p>3</text:p>
          </table:table-cell>
          <table:table-cell table:formula="of:=IF(ISNA([.G788]);&quot;&quot;;IF([.G788]=&quot;one&quot;;&quot;1&quot;;IF([.G788]=&quot;two&quot;;&quot;2&quot;;IF([.G788]=&quot;three&quot;;&quot;3&quot;;IF([.G788]=&quot;four&quot;;&quot;4&quot;;IF([.G788]=&quot;five&quot;;&quot;5&quot;;IF([.G788]=&quot;six&quot;;&quot;6&quot;;IF([.G788]=&quot;seven&quot;;&quot;7&quot;;IF([.G788]=&quot;eight&quot;;&quot;8&quot;;IF([.G788]=&quot;nine&quot;;&quot;9&quot;;IF([.G788]=&quot;zero&quot;;&quot;0&quot;;VALUE([.G788]))))))))))))" office:value-type="string" office:string-value="9" calcext:value-type="string">
            <text:p>9</text:p>
          </table:table-cell>
          <table:table-cell table:style-name="ce7" table:formula="of:=IF(ISNA([.H788]);&quot;&quot;;IF([.H788]=&quot;eno&quot;;&quot;1&quot;;IF([.H788]=&quot;owt&quot;;&quot;2&quot;;IF([.H788]=&quot;eerht&quot;;&quot;3&quot;;IF([.H788]=&quot;ruof&quot;;&quot;4&quot;;IF([.H788]=&quot;evif&quot;;&quot;5&quot;;IF([.H788]=&quot;xis&quot;;&quot;6&quot;;IF([.H788]=&quot;neves&quot;;&quot;7&quot;;IF([.H788]=&quot;thgie&quot;;&quot;8&quot;;IF([.H788]=&quot;enin&quot;;&quot;9&quot;;IF([.H788]=&quot;orez&quot;;&quot;0&quot;;[.H788])))))))))))" office:value-type="string" office:string-value="3" calcext:value-type="string">
            <text:p>3</text:p>
          </table:table-cell>
          <table:table-cell table:formula="of:=IF(ISNA([.G788]);&quot;&quot;;VALUE(COM.MICROSOFT.CONCAT([.I788:.J788])))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mkxbttdbllqqxfeightsix6fmmbltphngpmzbtsbbcq2</text:p>
          </table:table-cell>
          <table:table-cell table:style-name="ce4" table:formula="of:=ORG.LIBREOFFICE.REGEX([.A789];&quot;\D&quot;;&quot;&quot;;&quot;g&quot;)" office:value-type="string" office:string-value="62" calcext:value-type="string">
            <text:p>62</text:p>
          </table:table-cell>
          <table:table-cell table:formula="of:=LEFT([.B789];1)" office:value-type="string" office:string-value="6" calcext:value-type="string">
            <text:p>6</text:p>
          </table:table-cell>
          <table:table-cell table:style-name="ce5" table:formula="of:=RIGHT([.B789];1)" office:value-type="string" office:string-value="2" calcext:value-type="string">
            <text:p>2</text:p>
          </table:table-cell>
          <table:table-cell table:formula="of:=VALUE(COM.MICROSOFT.CONCAT([.C789];[.D789]))" office:value-type="float" office:value="62" calcext:value-type="float">
            <text:p>62</text:p>
          </table:table-cell>
          <table:table-cell table:style-name="ce14" table:formula="of:=(STRREV([.A789]))" office:value-type="string" office:string-value="2qcbbstbzmpgnhptlbmmf6xisthgiefxqqllbdttbxkmp" calcext:value-type="string">
            <text:p>2qcbbstbzmpgnhptlbmmf6xisthgiefxqqllbdttbxkmp</text:p>
          </table:table-cell>
          <table:table-cell table:formula="of:=ORG.LIBREOFFICE.REGEX([.A78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89];&quot;eno|owt|eerht|ruof|evif|xis|neves|thgie|enin|orez|\d&quot;;;1)" office:value-type="string" office:string-value="2" calcext:value-type="string">
            <text:p>2</text:p>
          </table:table-cell>
          <table:table-cell table:formula="of:=IF(ISNA([.G789]);&quot;&quot;;IF([.G789]=&quot;one&quot;;&quot;1&quot;;IF([.G789]=&quot;two&quot;;&quot;2&quot;;IF([.G789]=&quot;three&quot;;&quot;3&quot;;IF([.G789]=&quot;four&quot;;&quot;4&quot;;IF([.G789]=&quot;five&quot;;&quot;5&quot;;IF([.G789]=&quot;six&quot;;&quot;6&quot;;IF([.G789]=&quot;seven&quot;;&quot;7&quot;;IF([.G789]=&quot;eight&quot;;&quot;8&quot;;IF([.G789]=&quot;nine&quot;;&quot;9&quot;;IF([.G789]=&quot;zero&quot;;&quot;0&quot;;VALUE([.G789]))))))))))))" office:value-type="string" office:string-value="8" calcext:value-type="string">
            <text:p>8</text:p>
          </table:table-cell>
          <table:table-cell table:style-name="ce7" table:formula="of:=IF(ISNA([.H789]);&quot;&quot;;IF([.H789]=&quot;eno&quot;;&quot;1&quot;;IF([.H789]=&quot;owt&quot;;&quot;2&quot;;IF([.H789]=&quot;eerht&quot;;&quot;3&quot;;IF([.H789]=&quot;ruof&quot;;&quot;4&quot;;IF([.H789]=&quot;evif&quot;;&quot;5&quot;;IF([.H789]=&quot;xis&quot;;&quot;6&quot;;IF([.H789]=&quot;neves&quot;;&quot;7&quot;;IF([.H789]=&quot;thgie&quot;;&quot;8&quot;;IF([.H789]=&quot;enin&quot;;&quot;9&quot;;IF([.H789]=&quot;orez&quot;;&quot;0&quot;;[.H789])))))))))))" office:value-type="string" office:string-value="2" calcext:value-type="string">
            <text:p>2</text:p>
          </table:table-cell>
          <table:table-cell table:formula="of:=IF(ISNA([.G789]);&quot;&quot;;VALUE(COM.MICROSOFT.CONCAT([.I789:.J789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eightvthfour5</text:p>
          </table:table-cell>
          <table:table-cell table:style-name="ce4" table:formula="of:=ORG.LIBREOFFICE.REGEX([.A790];&quot;\D&quot;;&quot;&quot;;&quot;g&quot;)" office:value-type="string" office:string-value="45" calcext:value-type="string">
            <text:p>45</text:p>
          </table:table-cell>
          <table:table-cell table:formula="of:=LEFT([.B790];1)" office:value-type="string" office:string-value="4" calcext:value-type="string">
            <text:p>4</text:p>
          </table:table-cell>
          <table:table-cell table:style-name="ce5" table:formula="of:=RIGHT([.B790];1)" office:value-type="string" office:string-value="5" calcext:value-type="string">
            <text:p>5</text:p>
          </table:table-cell>
          <table:table-cell table:formula="of:=VALUE(COM.MICROSOFT.CONCAT([.C790];[.D790]))" office:value-type="float" office:value="45" calcext:value-type="float">
            <text:p>45</text:p>
          </table:table-cell>
          <table:table-cell table:style-name="ce14" table:formula="of:=(STRREV([.A790]))" office:value-type="string" office:string-value="5ruofhtvthgie4" calcext:value-type="string">
            <text:p>5ruofhtvthgie4</text:p>
          </table:table-cell>
          <table:table-cell table:formula="of:=ORG.LIBREOFFICE.REGEX([.A79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90];&quot;eno|owt|eerht|ruof|evif|xis|neves|thgie|enin|orez|\d&quot;;;1)" office:value-type="string" office:string-value="5" calcext:value-type="string">
            <text:p>5</text:p>
          </table:table-cell>
          <table:table-cell table:formula="of:=IF(ISNA([.G790]);&quot;&quot;;IF([.G790]=&quot;one&quot;;&quot;1&quot;;IF([.G790]=&quot;two&quot;;&quot;2&quot;;IF([.G790]=&quot;three&quot;;&quot;3&quot;;IF([.G790]=&quot;four&quot;;&quot;4&quot;;IF([.G790]=&quot;five&quot;;&quot;5&quot;;IF([.G790]=&quot;six&quot;;&quot;6&quot;;IF([.G790]=&quot;seven&quot;;&quot;7&quot;;IF([.G790]=&quot;eight&quot;;&quot;8&quot;;IF([.G790]=&quot;nine&quot;;&quot;9&quot;;IF([.G790]=&quot;zero&quot;;&quot;0&quot;;VALUE([.G790]))))))))))))" office:value-type="float" office:value="4" calcext:value-type="float">
            <text:p>4</text:p>
          </table:table-cell>
          <table:table-cell table:style-name="ce7" table:formula="of:=IF(ISNA([.H790]);&quot;&quot;;IF([.H790]=&quot;eno&quot;;&quot;1&quot;;IF([.H790]=&quot;owt&quot;;&quot;2&quot;;IF([.H790]=&quot;eerht&quot;;&quot;3&quot;;IF([.H790]=&quot;ruof&quot;;&quot;4&quot;;IF([.H790]=&quot;evif&quot;;&quot;5&quot;;IF([.H790]=&quot;xis&quot;;&quot;6&quot;;IF([.H790]=&quot;neves&quot;;&quot;7&quot;;IF([.H790]=&quot;thgie&quot;;&quot;8&quot;;IF([.H790]=&quot;enin&quot;;&quot;9&quot;;IF([.H790]=&quot;orez&quot;;&quot;0&quot;;[.H790])))))))))))" office:value-type="string" office:string-value="5" calcext:value-type="string">
            <text:p>5</text:p>
          </table:table-cell>
          <table:table-cell table:formula="of:=IF(ISNA([.G790]);&quot;&quot;;VALUE(COM.MICROSOFT.CONCAT([.I790:.J790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ksbjldxg7sixfour</text:p>
          </table:table-cell>
          <table:table-cell table:style-name="ce4" table:formula="of:=ORG.LIBREOFFICE.REGEX([.A791];&quot;\D&quot;;&quot;&quot;;&quot;g&quot;)" office:value-type="string" office:string-value="7" calcext:value-type="string">
            <text:p>7</text:p>
          </table:table-cell>
          <table:table-cell table:formula="of:=LEFT([.B791];1)" office:value-type="string" office:string-value="7" calcext:value-type="string">
            <text:p>7</text:p>
          </table:table-cell>
          <table:table-cell table:style-name="ce5" table:formula="of:=RIGHT([.B791];1)" office:value-type="string" office:string-value="7" calcext:value-type="string">
            <text:p>7</text:p>
          </table:table-cell>
          <table:table-cell table:formula="of:=VALUE(COM.MICROSOFT.CONCAT([.C791];[.D791]))" office:value-type="float" office:value="77" calcext:value-type="float">
            <text:p>77</text:p>
          </table:table-cell>
          <table:table-cell table:style-name="ce14" table:formula="of:=(STRREV([.A791]))" office:value-type="string" office:string-value="ruofxis7gxdljbskthgie" calcext:value-type="string">
            <text:p>ruofxis7gxdljbskthgie</text:p>
          </table:table-cell>
          <table:table-cell table:formula="of:=ORG.LIBREOFFICE.REGEX([.A79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91];&quot;eno|owt|eerht|ruof|evif|xis|neves|thgie|enin|orez|\d&quot;;;1)" office:value-type="string" office:string-value="ruof" calcext:value-type="string">
            <text:p>ruof</text:p>
          </table:table-cell>
          <table:table-cell table:formula="of:=IF(ISNA([.G791]);&quot;&quot;;IF([.G791]=&quot;one&quot;;&quot;1&quot;;IF([.G791]=&quot;two&quot;;&quot;2&quot;;IF([.G791]=&quot;three&quot;;&quot;3&quot;;IF([.G791]=&quot;four&quot;;&quot;4&quot;;IF([.G791]=&quot;five&quot;;&quot;5&quot;;IF([.G791]=&quot;six&quot;;&quot;6&quot;;IF([.G791]=&quot;seven&quot;;&quot;7&quot;;IF([.G791]=&quot;eight&quot;;&quot;8&quot;;IF([.G791]=&quot;nine&quot;;&quot;9&quot;;IF([.G791]=&quot;zero&quot;;&quot;0&quot;;VALUE([.G791]))))))))))))" office:value-type="string" office:string-value="8" calcext:value-type="string">
            <text:p>8</text:p>
          </table:table-cell>
          <table:table-cell table:style-name="ce7" table:formula="of:=IF(ISNA([.H791]);&quot;&quot;;IF([.H791]=&quot;eno&quot;;&quot;1&quot;;IF([.H791]=&quot;owt&quot;;&quot;2&quot;;IF([.H791]=&quot;eerht&quot;;&quot;3&quot;;IF([.H791]=&quot;ruof&quot;;&quot;4&quot;;IF([.H791]=&quot;evif&quot;;&quot;5&quot;;IF([.H791]=&quot;xis&quot;;&quot;6&quot;;IF([.H791]=&quot;neves&quot;;&quot;7&quot;;IF([.H791]=&quot;thgie&quot;;&quot;8&quot;;IF([.H791]=&quot;enin&quot;;&quot;9&quot;;IF([.H791]=&quot;orez&quot;;&quot;0&quot;;[.H791])))))))))))" office:value-type="string" office:string-value="4" calcext:value-type="string">
            <text:p>4</text:p>
          </table:table-cell>
          <table:table-cell table:formula="of:=IF(ISNA([.G791]);&quot;&quot;;VALUE(COM.MICROSOFT.CONCAT([.I791:.J791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ghvhqmthree7nine7</text:p>
          </table:table-cell>
          <table:table-cell table:style-name="ce4" table:formula="of:=ORG.LIBREOFFICE.REGEX([.A792];&quot;\D&quot;;&quot;&quot;;&quot;g&quot;)" office:value-type="string" office:string-value="77" calcext:value-type="string">
            <text:p>77</text:p>
          </table:table-cell>
          <table:table-cell table:formula="of:=LEFT([.B792];1)" office:value-type="string" office:string-value="7" calcext:value-type="string">
            <text:p>7</text:p>
          </table:table-cell>
          <table:table-cell table:style-name="ce5" table:formula="of:=RIGHT([.B792];1)" office:value-type="string" office:string-value="7" calcext:value-type="string">
            <text:p>7</text:p>
          </table:table-cell>
          <table:table-cell table:formula="of:=VALUE(COM.MICROSOFT.CONCAT([.C792];[.D792]))" office:value-type="float" office:value="77" calcext:value-type="float">
            <text:p>77</text:p>
          </table:table-cell>
          <table:table-cell table:style-name="ce14" table:formula="of:=(STRREV([.A792]))" office:value-type="string" office:string-value="7enin7eerhtmqhvhgxis" calcext:value-type="string">
            <text:p>7enin7eerhtmqhvhgxis</text:p>
          </table:table-cell>
          <table:table-cell table:formula="of:=ORG.LIBREOFFICE.REGEX([.A79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92];&quot;eno|owt|eerht|ruof|evif|xis|neves|thgie|enin|orez|\d&quot;;;1)" office:value-type="string" office:string-value="7" calcext:value-type="string">
            <text:p>7</text:p>
          </table:table-cell>
          <table:table-cell table:formula="of:=IF(ISNA([.G792]);&quot;&quot;;IF([.G792]=&quot;one&quot;;&quot;1&quot;;IF([.G792]=&quot;two&quot;;&quot;2&quot;;IF([.G792]=&quot;three&quot;;&quot;3&quot;;IF([.G792]=&quot;four&quot;;&quot;4&quot;;IF([.G792]=&quot;five&quot;;&quot;5&quot;;IF([.G792]=&quot;six&quot;;&quot;6&quot;;IF([.G792]=&quot;seven&quot;;&quot;7&quot;;IF([.G792]=&quot;eight&quot;;&quot;8&quot;;IF([.G792]=&quot;nine&quot;;&quot;9&quot;;IF([.G792]=&quot;zero&quot;;&quot;0&quot;;VALUE([.G792]))))))))))))" office:value-type="string" office:string-value="6" calcext:value-type="string">
            <text:p>6</text:p>
          </table:table-cell>
          <table:table-cell table:style-name="ce7" table:formula="of:=IF(ISNA([.H792]);&quot;&quot;;IF([.H792]=&quot;eno&quot;;&quot;1&quot;;IF([.H792]=&quot;owt&quot;;&quot;2&quot;;IF([.H792]=&quot;eerht&quot;;&quot;3&quot;;IF([.H792]=&quot;ruof&quot;;&quot;4&quot;;IF([.H792]=&quot;evif&quot;;&quot;5&quot;;IF([.H792]=&quot;xis&quot;;&quot;6&quot;;IF([.H792]=&quot;neves&quot;;&quot;7&quot;;IF([.H792]=&quot;thgie&quot;;&quot;8&quot;;IF([.H792]=&quot;enin&quot;;&quot;9&quot;;IF([.H792]=&quot;orez&quot;;&quot;0&quot;;[.H792])))))))))))" office:value-type="string" office:string-value="7" calcext:value-type="string">
            <text:p>7</text:p>
          </table:table-cell>
          <table:table-cell table:formula="of:=IF(ISNA([.G792]);&quot;&quot;;VALUE(COM.MICROSOFT.CONCAT([.I792:.J792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zjblxhvmltjqs1</text:p>
          </table:table-cell>
          <table:table-cell table:style-name="ce4" table:formula="of:=ORG.LIBREOFFICE.REGEX([.A793];&quot;\D&quot;;&quot;&quot;;&quot;g&quot;)" office:value-type="string" office:string-value="1" calcext:value-type="string">
            <text:p>1</text:p>
          </table:table-cell>
          <table:table-cell table:formula="of:=LEFT([.B793];1)" office:value-type="string" office:string-value="1" calcext:value-type="string">
            <text:p>1</text:p>
          </table:table-cell>
          <table:table-cell table:style-name="ce5" table:formula="of:=RIGHT([.B793];1)" office:value-type="string" office:string-value="1" calcext:value-type="string">
            <text:p>1</text:p>
          </table:table-cell>
          <table:table-cell table:formula="of:=VALUE(COM.MICROSOFT.CONCAT([.C793];[.D793]))" office:value-type="float" office:value="11" calcext:value-type="float">
            <text:p>11</text:p>
          </table:table-cell>
          <table:table-cell table:style-name="ce14" table:formula="of:=(STRREV([.A793]))" office:value-type="string" office:string-value="1sqjtlmvhxlbjzz" calcext:value-type="string">
            <text:p>1sqjtlmvhxlbjzz</text:p>
          </table:table-cell>
          <table:table-cell table:formula="of:=ORG.LIBREOFFICE.REGEX([.A79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93];&quot;eno|owt|eerht|ruof|evif|xis|neves|thgie|enin|orez|\d&quot;;;1)" office:value-type="string" office:string-value="1" calcext:value-type="string">
            <text:p>1</text:p>
          </table:table-cell>
          <table:table-cell table:formula="of:=IF(ISNA([.G793]);&quot;&quot;;IF([.G793]=&quot;one&quot;;&quot;1&quot;;IF([.G793]=&quot;two&quot;;&quot;2&quot;;IF([.G793]=&quot;three&quot;;&quot;3&quot;;IF([.G793]=&quot;four&quot;;&quot;4&quot;;IF([.G793]=&quot;five&quot;;&quot;5&quot;;IF([.G793]=&quot;six&quot;;&quot;6&quot;;IF([.G793]=&quot;seven&quot;;&quot;7&quot;;IF([.G793]=&quot;eight&quot;;&quot;8&quot;;IF([.G793]=&quot;nine&quot;;&quot;9&quot;;IF([.G793]=&quot;zero&quot;;&quot;0&quot;;VALUE([.G793]))))))))))))" office:value-type="float" office:value="1" calcext:value-type="float">
            <text:p>1</text:p>
          </table:table-cell>
          <table:table-cell table:style-name="ce7" table:formula="of:=IF(ISNA([.H793]);&quot;&quot;;IF([.H793]=&quot;eno&quot;;&quot;1&quot;;IF([.H793]=&quot;owt&quot;;&quot;2&quot;;IF([.H793]=&quot;eerht&quot;;&quot;3&quot;;IF([.H793]=&quot;ruof&quot;;&quot;4&quot;;IF([.H793]=&quot;evif&quot;;&quot;5&quot;;IF([.H793]=&quot;xis&quot;;&quot;6&quot;;IF([.H793]=&quot;neves&quot;;&quot;7&quot;;IF([.H793]=&quot;thgie&quot;;&quot;8&quot;;IF([.H793]=&quot;enin&quot;;&quot;9&quot;;IF([.H793]=&quot;orez&quot;;&quot;0&quot;;[.H793])))))))))))" office:value-type="string" office:string-value="1" calcext:value-type="string">
            <text:p>1</text:p>
          </table:table-cell>
          <table:table-cell table:style-name="ce7" table:formula="of:=IF(ISNA([.G793]);&quot;&quot;;VALUE(COM.MICROSOFT.CONCAT([.I793:.J793]))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slmgqfdt5eight53hmhlfzsvszthqmhxkmfhbxlm</text:p>
          </table:table-cell>
          <table:table-cell table:style-name="ce4" table:formula="of:=ORG.LIBREOFFICE.REGEX([.A794];&quot;\D&quot;;&quot;&quot;;&quot;g&quot;)" office:value-type="string" office:string-value="553" calcext:value-type="string">
            <text:p>553</text:p>
          </table:table-cell>
          <table:table-cell table:formula="of:=LEFT([.B794];1)" office:value-type="string" office:string-value="5" calcext:value-type="string">
            <text:p>5</text:p>
          </table:table-cell>
          <table:table-cell table:style-name="ce5" table:formula="of:=RIGHT([.B794];1)" office:value-type="string" office:string-value="3" calcext:value-type="string">
            <text:p>3</text:p>
          </table:table-cell>
          <table:table-cell table:formula="of:=VALUE(COM.MICROSOFT.CONCAT([.C794];[.D794]))" office:value-type="float" office:value="53" calcext:value-type="float">
            <text:p>53</text:p>
          </table:table-cell>
          <table:table-cell table:style-name="ce14" table:formula="of:=(STRREV([.A794]))" office:value-type="string" office:string-value="mlxbhfmkxhmqhtzsvszflhmh35thgie5tdfqgmlst" calcext:value-type="string">
            <text:p>mlxbhfmkxhmqhtzsvszflhmh35thgie5tdfqgmlst</text:p>
          </table:table-cell>
          <table:table-cell table:formula="of:=ORG.LIBREOFFICE.REGEX([.A79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94];&quot;eno|owt|eerht|ruof|evif|xis|neves|thgie|enin|orez|\d&quot;;;1)" office:value-type="string" office:string-value="3" calcext:value-type="string">
            <text:p>3</text:p>
          </table:table-cell>
          <table:table-cell table:formula="of:=IF(ISNA([.G794]);&quot;&quot;;IF([.G794]=&quot;one&quot;;&quot;1&quot;;IF([.G794]=&quot;two&quot;;&quot;2&quot;;IF([.G794]=&quot;three&quot;;&quot;3&quot;;IF([.G794]=&quot;four&quot;;&quot;4&quot;;IF([.G794]=&quot;five&quot;;&quot;5&quot;;IF([.G794]=&quot;six&quot;;&quot;6&quot;;IF([.G794]=&quot;seven&quot;;&quot;7&quot;;IF([.G794]=&quot;eight&quot;;&quot;8&quot;;IF([.G794]=&quot;nine&quot;;&quot;9&quot;;IF([.G794]=&quot;zero&quot;;&quot;0&quot;;VALUE([.G794]))))))))))))" office:value-type="float" office:value="5" calcext:value-type="float">
            <text:p>5</text:p>
          </table:table-cell>
          <table:table-cell table:style-name="ce7" table:formula="of:=IF(ISNA([.H794]);&quot;&quot;;IF([.H794]=&quot;eno&quot;;&quot;1&quot;;IF([.H794]=&quot;owt&quot;;&quot;2&quot;;IF([.H794]=&quot;eerht&quot;;&quot;3&quot;;IF([.H794]=&quot;ruof&quot;;&quot;4&quot;;IF([.H794]=&quot;evif&quot;;&quot;5&quot;;IF([.H794]=&quot;xis&quot;;&quot;6&quot;;IF([.H794]=&quot;neves&quot;;&quot;7&quot;;IF([.H794]=&quot;thgie&quot;;&quot;8&quot;;IF([.H794]=&quot;enin&quot;;&quot;9&quot;;IF([.H794]=&quot;orez&quot;;&quot;0&quot;;[.H794])))))))))))" office:value-type="string" office:string-value="3" calcext:value-type="string">
            <text:p>3</text:p>
          </table:table-cell>
          <table:table-cell table:formula="of:=IF(ISNA([.G794]);&quot;&quot;;VALUE(COM.MICROSOFT.CONCAT([.I794:.J79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ixzbczjtjg4nine811</text:p>
          </table:table-cell>
          <table:table-cell table:style-name="ce4" table:formula="of:=ORG.LIBREOFFICE.REGEX([.A795];&quot;\D&quot;;&quot;&quot;;&quot;g&quot;)" office:value-type="string" office:string-value="54811" calcext:value-type="string">
            <text:p>54811</text:p>
          </table:table-cell>
          <table:table-cell table:formula="of:=LEFT([.B795];1)" office:value-type="string" office:string-value="5" calcext:value-type="string">
            <text:p>5</text:p>
          </table:table-cell>
          <table:table-cell table:style-name="ce5" table:formula="of:=RIGHT([.B795];1)" office:value-type="string" office:string-value="1" calcext:value-type="string">
            <text:p>1</text:p>
          </table:table-cell>
          <table:table-cell table:formula="of:=VALUE(COM.MICROSOFT.CONCAT([.C795];[.D795]))" office:value-type="float" office:value="51" calcext:value-type="float">
            <text:p>51</text:p>
          </table:table-cell>
          <table:table-cell table:style-name="ce14" table:formula="of:=(STRREV([.A795]))" office:value-type="string" office:string-value="118enin4gjtjzcbzxis5" calcext:value-type="string">
            <text:p>118enin4gjtjzcbzxis5</text:p>
          </table:table-cell>
          <table:table-cell table:formula="of:=ORG.LIBREOFFICE.REGEX([.A79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95];&quot;eno|owt|eerht|ruof|evif|xis|neves|thgie|enin|orez|\d&quot;;;1)" office:value-type="string" office:string-value="1" calcext:value-type="string">
            <text:p>1</text:p>
          </table:table-cell>
          <table:table-cell table:formula="of:=IF(ISNA([.G795]);&quot;&quot;;IF([.G795]=&quot;one&quot;;&quot;1&quot;;IF([.G795]=&quot;two&quot;;&quot;2&quot;;IF([.G795]=&quot;three&quot;;&quot;3&quot;;IF([.G795]=&quot;four&quot;;&quot;4&quot;;IF([.G795]=&quot;five&quot;;&quot;5&quot;;IF([.G795]=&quot;six&quot;;&quot;6&quot;;IF([.G795]=&quot;seven&quot;;&quot;7&quot;;IF([.G795]=&quot;eight&quot;;&quot;8&quot;;IF([.G795]=&quot;nine&quot;;&quot;9&quot;;IF([.G795]=&quot;zero&quot;;&quot;0&quot;;VALUE([.G795]))))))))))))" office:value-type="float" office:value="5" calcext:value-type="float">
            <text:p>5</text:p>
          </table:table-cell>
          <table:table-cell table:style-name="ce7" table:formula="of:=IF(ISNA([.H795]);&quot;&quot;;IF([.H795]=&quot;eno&quot;;&quot;1&quot;;IF([.H795]=&quot;owt&quot;;&quot;2&quot;;IF([.H795]=&quot;eerht&quot;;&quot;3&quot;;IF([.H795]=&quot;ruof&quot;;&quot;4&quot;;IF([.H795]=&quot;evif&quot;;&quot;5&quot;;IF([.H795]=&quot;xis&quot;;&quot;6&quot;;IF([.H795]=&quot;neves&quot;;&quot;7&quot;;IF([.H795]=&quot;thgie&quot;;&quot;8&quot;;IF([.H795]=&quot;enin&quot;;&quot;9&quot;;IF([.H795]=&quot;orez&quot;;&quot;0&quot;;[.H795])))))))))))" office:value-type="string" office:string-value="1" calcext:value-type="string">
            <text:p>1</text:p>
          </table:table-cell>
          <table:table-cell table:formula="of:=IF(ISNA([.G795]);&quot;&quot;;VALUE(COM.MICROSOFT.CONCAT([.I795:.J795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tgpmfourthree8ninecfd</text:p>
          </table:table-cell>
          <table:table-cell table:style-name="ce4" table:formula="of:=ORG.LIBREOFFICE.REGEX([.A796];&quot;\D&quot;;&quot;&quot;;&quot;g&quot;)" office:value-type="string" office:string-value="8" calcext:value-type="string">
            <text:p>8</text:p>
          </table:table-cell>
          <table:table-cell table:formula="of:=LEFT([.B796];1)" office:value-type="string" office:string-value="8" calcext:value-type="string">
            <text:p>8</text:p>
          </table:table-cell>
          <table:table-cell table:style-name="ce5" table:formula="of:=RIGHT([.B796];1)" office:value-type="string" office:string-value="8" calcext:value-type="string">
            <text:p>8</text:p>
          </table:table-cell>
          <table:table-cell table:formula="of:=VALUE(COM.MICROSOFT.CONCAT([.C796];[.D796]))" office:value-type="float" office:value="88" calcext:value-type="float">
            <text:p>88</text:p>
          </table:table-cell>
          <table:table-cell table:style-name="ce14" table:formula="of:=(STRREV([.A796]))" office:value-type="string" office:string-value="dfcenin8eerhtruofmpgtruof" calcext:value-type="string">
            <text:p>dfcenin8eerhtruofmpgtruof</text:p>
          </table:table-cell>
          <table:table-cell table:formula="of:=ORG.LIBREOFFICE.REGEX([.A79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96];&quot;eno|owt|eerht|ruof|evif|xis|neves|thgie|enin|orez|\d&quot;;;1)" office:value-type="string" office:string-value="enin" calcext:value-type="string">
            <text:p>enin</text:p>
          </table:table-cell>
          <table:table-cell table:formula="of:=IF(ISNA([.G796]);&quot;&quot;;IF([.G796]=&quot;one&quot;;&quot;1&quot;;IF([.G796]=&quot;two&quot;;&quot;2&quot;;IF([.G796]=&quot;three&quot;;&quot;3&quot;;IF([.G796]=&quot;four&quot;;&quot;4&quot;;IF([.G796]=&quot;five&quot;;&quot;5&quot;;IF([.G796]=&quot;six&quot;;&quot;6&quot;;IF([.G796]=&quot;seven&quot;;&quot;7&quot;;IF([.G796]=&quot;eight&quot;;&quot;8&quot;;IF([.G796]=&quot;nine&quot;;&quot;9&quot;;IF([.G796]=&quot;zero&quot;;&quot;0&quot;;VALUE([.G796]))))))))))))" office:value-type="string" office:string-value="4" calcext:value-type="string">
            <text:p>4</text:p>
          </table:table-cell>
          <table:table-cell table:style-name="ce7" table:formula="of:=IF(ISNA([.H796]);&quot;&quot;;IF([.H796]=&quot;eno&quot;;&quot;1&quot;;IF([.H796]=&quot;owt&quot;;&quot;2&quot;;IF([.H796]=&quot;eerht&quot;;&quot;3&quot;;IF([.H796]=&quot;ruof&quot;;&quot;4&quot;;IF([.H796]=&quot;evif&quot;;&quot;5&quot;;IF([.H796]=&quot;xis&quot;;&quot;6&quot;;IF([.H796]=&quot;neves&quot;;&quot;7&quot;;IF([.H796]=&quot;thgie&quot;;&quot;8&quot;;IF([.H796]=&quot;enin&quot;;&quot;9&quot;;IF([.H796]=&quot;orez&quot;;&quot;0&quot;;[.H796])))))))))))" office:value-type="string" office:string-value="9" calcext:value-type="string">
            <text:p>9</text:p>
          </table:table-cell>
          <table:table-cell table:formula="of:=IF(ISNA([.G796]);&quot;&quot;;VALUE(COM.MICROSOFT.CONCAT([.I796:.J796])))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qnpxjtpnsxqpfzvgmshfmntwothreetwovzgphgfsix5</text:p>
          </table:table-cell>
          <table:table-cell table:style-name="ce4" table:formula="of:=ORG.LIBREOFFICE.REGEX([.A797];&quot;\D&quot;;&quot;&quot;;&quot;g&quot;)" office:value-type="string" office:string-value="5" calcext:value-type="string">
            <text:p>5</text:p>
          </table:table-cell>
          <table:table-cell table:formula="of:=LEFT([.B797];1)" office:value-type="string" office:string-value="5" calcext:value-type="string">
            <text:p>5</text:p>
          </table:table-cell>
          <table:table-cell table:style-name="ce5" table:formula="of:=RIGHT([.B797];1)" office:value-type="string" office:string-value="5" calcext:value-type="string">
            <text:p>5</text:p>
          </table:table-cell>
          <table:table-cell table:formula="of:=VALUE(COM.MICROSOFT.CONCAT([.C797];[.D797]))" office:value-type="float" office:value="55" calcext:value-type="float">
            <text:p>55</text:p>
          </table:table-cell>
          <table:table-cell table:style-name="ce14" table:formula="of:=(STRREV([.A797]))" office:value-type="string" office:string-value="5xisfghpgzvowteerhtowtnmfhsmgvzfpqxsnptjxpnqh" calcext:value-type="string">
            <text:p>5xisfghpgzvowteerhtowtnmfhsmgvzfpqxsnptjxpnqh</text:p>
          </table:table-cell>
          <table:table-cell table:formula="of:=ORG.LIBREOFFICE.REGEX([.A79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97];&quot;eno|owt|eerht|ruof|evif|xis|neves|thgie|enin|orez|\d&quot;;;1)" office:value-type="string" office:string-value="5" calcext:value-type="string">
            <text:p>5</text:p>
          </table:table-cell>
          <table:table-cell table:formula="of:=IF(ISNA([.G797]);&quot;&quot;;IF([.G797]=&quot;one&quot;;&quot;1&quot;;IF([.G797]=&quot;two&quot;;&quot;2&quot;;IF([.G797]=&quot;three&quot;;&quot;3&quot;;IF([.G797]=&quot;four&quot;;&quot;4&quot;;IF([.G797]=&quot;five&quot;;&quot;5&quot;;IF([.G797]=&quot;six&quot;;&quot;6&quot;;IF([.G797]=&quot;seven&quot;;&quot;7&quot;;IF([.G797]=&quot;eight&quot;;&quot;8&quot;;IF([.G797]=&quot;nine&quot;;&quot;9&quot;;IF([.G797]=&quot;zero&quot;;&quot;0&quot;;VALUE([.G797]))))))))))))" office:value-type="string" office:string-value="2" calcext:value-type="string">
            <text:p>2</text:p>
          </table:table-cell>
          <table:table-cell table:style-name="ce7" table:formula="of:=IF(ISNA([.H797]);&quot;&quot;;IF([.H797]=&quot;eno&quot;;&quot;1&quot;;IF([.H797]=&quot;owt&quot;;&quot;2&quot;;IF([.H797]=&quot;eerht&quot;;&quot;3&quot;;IF([.H797]=&quot;ruof&quot;;&quot;4&quot;;IF([.H797]=&quot;evif&quot;;&quot;5&quot;;IF([.H797]=&quot;xis&quot;;&quot;6&quot;;IF([.H797]=&quot;neves&quot;;&quot;7&quot;;IF([.H797]=&quot;thgie&quot;;&quot;8&quot;;IF([.H797]=&quot;enin&quot;;&quot;9&quot;;IF([.H797]=&quot;orez&quot;;&quot;0&quot;;[.H797])))))))))))" office:value-type="string" office:string-value="5" calcext:value-type="string">
            <text:p>5</text:p>
          </table:table-cell>
          <table:table-cell table:formula="of:=IF(ISNA([.G797]);&quot;&quot;;VALUE(COM.MICROSOFT.CONCAT([.I797:.J797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jbdronetwo7five1hnf3</text:p>
          </table:table-cell>
          <table:table-cell table:style-name="ce4" table:formula="of:=ORG.LIBREOFFICE.REGEX([.A798];&quot;\D&quot;;&quot;&quot;;&quot;g&quot;)" office:value-type="string" office:string-value="713" calcext:value-type="string">
            <text:p>713</text:p>
          </table:table-cell>
          <table:table-cell table:formula="of:=LEFT([.B798];1)" office:value-type="string" office:string-value="7" calcext:value-type="string">
            <text:p>7</text:p>
          </table:table-cell>
          <table:table-cell table:style-name="ce5" table:formula="of:=RIGHT([.B798];1)" office:value-type="string" office:string-value="3" calcext:value-type="string">
            <text:p>3</text:p>
          </table:table-cell>
          <table:table-cell table:formula="of:=VALUE(COM.MICROSOFT.CONCAT([.C798];[.D798]))" office:value-type="float" office:value="73" calcext:value-type="float">
            <text:p>73</text:p>
          </table:table-cell>
          <table:table-cell table:style-name="ce14" table:formula="of:=(STRREV([.A798]))" office:value-type="string" office:string-value="3fnh1evif7owtenordbjq" calcext:value-type="string">
            <text:p>3fnh1evif7owtenordbjq</text:p>
          </table:table-cell>
          <table:table-cell table:formula="of:=ORG.LIBREOFFICE.REGEX([.A79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798];&quot;eno|owt|eerht|ruof|evif|xis|neves|thgie|enin|orez|\d&quot;;;1)" office:value-type="string" office:string-value="3" calcext:value-type="string">
            <text:p>3</text:p>
          </table:table-cell>
          <table:table-cell table:formula="of:=IF(ISNA([.G798]);&quot;&quot;;IF([.G798]=&quot;one&quot;;&quot;1&quot;;IF([.G798]=&quot;two&quot;;&quot;2&quot;;IF([.G798]=&quot;three&quot;;&quot;3&quot;;IF([.G798]=&quot;four&quot;;&quot;4&quot;;IF([.G798]=&quot;five&quot;;&quot;5&quot;;IF([.G798]=&quot;six&quot;;&quot;6&quot;;IF([.G798]=&quot;seven&quot;;&quot;7&quot;;IF([.G798]=&quot;eight&quot;;&quot;8&quot;;IF([.G798]=&quot;nine&quot;;&quot;9&quot;;IF([.G798]=&quot;zero&quot;;&quot;0&quot;;VALUE([.G798]))))))))))))" office:value-type="string" office:string-value="1" calcext:value-type="string">
            <text:p>1</text:p>
          </table:table-cell>
          <table:table-cell table:style-name="ce7" table:formula="of:=IF(ISNA([.H798]);&quot;&quot;;IF([.H798]=&quot;eno&quot;;&quot;1&quot;;IF([.H798]=&quot;owt&quot;;&quot;2&quot;;IF([.H798]=&quot;eerht&quot;;&quot;3&quot;;IF([.H798]=&quot;ruof&quot;;&quot;4&quot;;IF([.H798]=&quot;evif&quot;;&quot;5&quot;;IF([.H798]=&quot;xis&quot;;&quot;6&quot;;IF([.H798]=&quot;neves&quot;;&quot;7&quot;;IF([.H798]=&quot;thgie&quot;;&quot;8&quot;;IF([.H798]=&quot;enin&quot;;&quot;9&quot;;IF([.H798]=&quot;orez&quot;;&quot;0&quot;;[.H798])))))))))))" office:value-type="string" office:string-value="3" calcext:value-type="string">
            <text:p>3</text:p>
          </table:table-cell>
          <table:table-cell table:formula="of:=IF(ISNA([.G798]);&quot;&quot;;VALUE(COM.MICROSOFT.CONCAT([.I798:.J798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xmvlpkvqcctwo</text:p>
          </table:table-cell>
          <table:table-cell table:style-name="ce4" table:formula="of:=ORG.LIBREOFFICE.REGEX([.A799];&quot;\D&quot;;&quot;&quot;;&quot;g&quot;)" office:value-type="string" office:string-value="3" calcext:value-type="string">
            <text:p>3</text:p>
          </table:table-cell>
          <table:table-cell table:formula="of:=LEFT([.B799];1)" office:value-type="string" office:string-value="3" calcext:value-type="string">
            <text:p>3</text:p>
          </table:table-cell>
          <table:table-cell table:style-name="ce5" table:formula="of:=RIGHT([.B799];1)" office:value-type="string" office:string-value="3" calcext:value-type="string">
            <text:p>3</text:p>
          </table:table-cell>
          <table:table-cell table:formula="of:=VALUE(COM.MICROSOFT.CONCAT([.C799];[.D799]))" office:value-type="float" office:value="33" calcext:value-type="float">
            <text:p>33</text:p>
          </table:table-cell>
          <table:table-cell table:style-name="ce14" table:formula="of:=(STRREV([.A799]))" office:value-type="string" office:string-value="owtccqvkplvmx3" calcext:value-type="string">
            <text:p>owtccqvkplvmx3</text:p>
          </table:table-cell>
          <table:table-cell table:formula="of:=ORG.LIBREOFFICE.REGEX([.A79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99];&quot;eno|owt|eerht|ruof|evif|xis|neves|thgie|enin|orez|\d&quot;;;1)" office:value-type="string" office:string-value="owt" calcext:value-type="string">
            <text:p>owt</text:p>
          </table:table-cell>
          <table:table-cell table:formula="of:=IF(ISNA([.G799]);&quot;&quot;;IF([.G799]=&quot;one&quot;;&quot;1&quot;;IF([.G799]=&quot;two&quot;;&quot;2&quot;;IF([.G799]=&quot;three&quot;;&quot;3&quot;;IF([.G799]=&quot;four&quot;;&quot;4&quot;;IF([.G799]=&quot;five&quot;;&quot;5&quot;;IF([.G799]=&quot;six&quot;;&quot;6&quot;;IF([.G799]=&quot;seven&quot;;&quot;7&quot;;IF([.G799]=&quot;eight&quot;;&quot;8&quot;;IF([.G799]=&quot;nine&quot;;&quot;9&quot;;IF([.G799]=&quot;zero&quot;;&quot;0&quot;;VALUE([.G799]))))))))))))" office:value-type="float" office:value="3" calcext:value-type="float">
            <text:p>3</text:p>
          </table:table-cell>
          <table:table-cell table:style-name="ce7" table:formula="of:=IF(ISNA([.H799]);&quot;&quot;;IF([.H799]=&quot;eno&quot;;&quot;1&quot;;IF([.H799]=&quot;owt&quot;;&quot;2&quot;;IF([.H799]=&quot;eerht&quot;;&quot;3&quot;;IF([.H799]=&quot;ruof&quot;;&quot;4&quot;;IF([.H799]=&quot;evif&quot;;&quot;5&quot;;IF([.H799]=&quot;xis&quot;;&quot;6&quot;;IF([.H799]=&quot;neves&quot;;&quot;7&quot;;IF([.H799]=&quot;thgie&quot;;&quot;8&quot;;IF([.H799]=&quot;enin&quot;;&quot;9&quot;;IF([.H799]=&quot;orez&quot;;&quot;0&quot;;[.H799])))))))))))" office:value-type="string" office:string-value="2" calcext:value-type="string">
            <text:p>2</text:p>
          </table:table-cell>
          <table:table-cell table:formula="of:=IF(ISNA([.G799]);&quot;&quot;;VALUE(COM.MICROSOFT.CONCAT([.I799:.J799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kninefoursixtwosix8eight</text:p>
          </table:table-cell>
          <table:table-cell table:style-name="ce4" table:formula="of:=ORG.LIBREOFFICE.REGEX([.A800];&quot;\D&quot;;&quot;&quot;;&quot;g&quot;)" office:value-type="string" office:string-value="8" calcext:value-type="string">
            <text:p>8</text:p>
          </table:table-cell>
          <table:table-cell table:formula="of:=LEFT([.B800];1)" office:value-type="string" office:string-value="8" calcext:value-type="string">
            <text:p>8</text:p>
          </table:table-cell>
          <table:table-cell table:style-name="ce5" table:formula="of:=RIGHT([.B800];1)" office:value-type="string" office:string-value="8" calcext:value-type="string">
            <text:p>8</text:p>
          </table:table-cell>
          <table:table-cell table:formula="of:=VALUE(COM.MICROSOFT.CONCAT([.C800];[.D800]))" office:value-type="float" office:value="88" calcext:value-type="float">
            <text:p>88</text:p>
          </table:table-cell>
          <table:table-cell table:style-name="ce14" table:formula="of:=(STRREV([.A800]))" office:value-type="string" office:string-value="thgie8xisowtxisruofeninkgc" calcext:value-type="string">
            <text:p>thgie8xisowtxisruofeninkgc</text:p>
          </table:table-cell>
          <table:table-cell table:formula="of:=ORG.LIBREOFFICE.REGEX([.A80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0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00]);&quot;&quot;;IF([.G800]=&quot;one&quot;;&quot;1&quot;;IF([.G800]=&quot;two&quot;;&quot;2&quot;;IF([.G800]=&quot;three&quot;;&quot;3&quot;;IF([.G800]=&quot;four&quot;;&quot;4&quot;;IF([.G800]=&quot;five&quot;;&quot;5&quot;;IF([.G800]=&quot;six&quot;;&quot;6&quot;;IF([.G800]=&quot;seven&quot;;&quot;7&quot;;IF([.G800]=&quot;eight&quot;;&quot;8&quot;;IF([.G800]=&quot;nine&quot;;&quot;9&quot;;IF([.G800]=&quot;zero&quot;;&quot;0&quot;;VALUE([.G800]))))))))))))" office:value-type="string" office:string-value="9" calcext:value-type="string">
            <text:p>9</text:p>
          </table:table-cell>
          <table:table-cell table:style-name="ce7" table:formula="of:=IF(ISNA([.H800]);&quot;&quot;;IF([.H800]=&quot;eno&quot;;&quot;1&quot;;IF([.H800]=&quot;owt&quot;;&quot;2&quot;;IF([.H800]=&quot;eerht&quot;;&quot;3&quot;;IF([.H800]=&quot;ruof&quot;;&quot;4&quot;;IF([.H800]=&quot;evif&quot;;&quot;5&quot;;IF([.H800]=&quot;xis&quot;;&quot;6&quot;;IF([.H800]=&quot;neves&quot;;&quot;7&quot;;IF([.H800]=&quot;thgie&quot;;&quot;8&quot;;IF([.H800]=&quot;enin&quot;;&quot;9&quot;;IF([.H800]=&quot;orez&quot;;&quot;0&quot;;[.H800])))))))))))" office:value-type="string" office:string-value="8" calcext:value-type="string">
            <text:p>8</text:p>
          </table:table-cell>
          <table:table-cell table:formula="of:=IF(ISNA([.G800]);&quot;&quot;;VALUE(COM.MICROSOFT.CONCAT([.I800:.J800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vnsvtshrpdpkxqeightcsl4cmpn</text:p>
          </table:table-cell>
          <table:table-cell table:style-name="ce4" table:formula="of:=ORG.LIBREOFFICE.REGEX([.A801];&quot;\D&quot;;&quot;&quot;;&quot;g&quot;)" office:value-type="string" office:string-value="4" calcext:value-type="string">
            <text:p>4</text:p>
          </table:table-cell>
          <table:table-cell table:formula="of:=LEFT([.B801];1)" office:value-type="string" office:string-value="4" calcext:value-type="string">
            <text:p>4</text:p>
          </table:table-cell>
          <table:table-cell table:style-name="ce5" table:formula="of:=RIGHT([.B801];1)" office:value-type="string" office:string-value="4" calcext:value-type="string">
            <text:p>4</text:p>
          </table:table-cell>
          <table:table-cell table:formula="of:=VALUE(COM.MICROSOFT.CONCAT([.C801];[.D801]))" office:value-type="float" office:value="44" calcext:value-type="float">
            <text:p>44</text:p>
          </table:table-cell>
          <table:table-cell table:style-name="ce14" table:formula="of:=(STRREV([.A801]))" office:value-type="string" office:string-value="npmc4lscthgieqxkpdprhstvsnvsc" calcext:value-type="string">
            <text:p>npmc4lscthgieqxkpdprhstvsnvsc</text:p>
          </table:table-cell>
          <table:table-cell table:formula="of:=ORG.LIBREOFFICE.REGEX([.A80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01];&quot;eno|owt|eerht|ruof|evif|xis|neves|thgie|enin|orez|\d&quot;;;1)" office:value-type="string" office:string-value="4" calcext:value-type="string">
            <text:p>4</text:p>
          </table:table-cell>
          <table:table-cell table:formula="of:=IF(ISNA([.G801]);&quot;&quot;;IF([.G801]=&quot;one&quot;;&quot;1&quot;;IF([.G801]=&quot;two&quot;;&quot;2&quot;;IF([.G801]=&quot;three&quot;;&quot;3&quot;;IF([.G801]=&quot;four&quot;;&quot;4&quot;;IF([.G801]=&quot;five&quot;;&quot;5&quot;;IF([.G801]=&quot;six&quot;;&quot;6&quot;;IF([.G801]=&quot;seven&quot;;&quot;7&quot;;IF([.G801]=&quot;eight&quot;;&quot;8&quot;;IF([.G801]=&quot;nine&quot;;&quot;9&quot;;IF([.G801]=&quot;zero&quot;;&quot;0&quot;;VALUE([.G801]))))))))))))" office:value-type="string" office:string-value="8" calcext:value-type="string">
            <text:p>8</text:p>
          </table:table-cell>
          <table:table-cell table:style-name="ce7" table:formula="of:=IF(ISNA([.H801]);&quot;&quot;;IF([.H801]=&quot;eno&quot;;&quot;1&quot;;IF([.H801]=&quot;owt&quot;;&quot;2&quot;;IF([.H801]=&quot;eerht&quot;;&quot;3&quot;;IF([.H801]=&quot;ruof&quot;;&quot;4&quot;;IF([.H801]=&quot;evif&quot;;&quot;5&quot;;IF([.H801]=&quot;xis&quot;;&quot;6&quot;;IF([.H801]=&quot;neves&quot;;&quot;7&quot;;IF([.H801]=&quot;thgie&quot;;&quot;8&quot;;IF([.H801]=&quot;enin&quot;;&quot;9&quot;;IF([.H801]=&quot;orez&quot;;&quot;0&quot;;[.H801])))))))))))" office:value-type="string" office:string-value="4" calcext:value-type="string">
            <text:p>4</text:p>
          </table:table-cell>
          <table:table-cell table:formula="of:=IF(ISNA([.G801]);&quot;&quot;;VALUE(COM.MICROSOFT.CONCAT([.I801:.J801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zoneightthreefour8threekppfivezl61</text:p>
          </table:table-cell>
          <table:table-cell table:style-name="ce4" table:formula="of:=ORG.LIBREOFFICE.REGEX([.A802];&quot;\D&quot;;&quot;&quot;;&quot;g&quot;)" office:value-type="string" office:string-value="861" calcext:value-type="string">
            <text:p>861</text:p>
          </table:table-cell>
          <table:table-cell table:formula="of:=LEFT([.B802];1)" office:value-type="string" office:string-value="8" calcext:value-type="string">
            <text:p>8</text:p>
          </table:table-cell>
          <table:table-cell table:style-name="ce5" table:formula="of:=RIGHT([.B802];1)" office:value-type="string" office:string-value="1" calcext:value-type="string">
            <text:p>1</text:p>
          </table:table-cell>
          <table:table-cell table:formula="of:=VALUE(COM.MICROSOFT.CONCAT([.C802];[.D802]))" office:value-type="float" office:value="81" calcext:value-type="float">
            <text:p>81</text:p>
          </table:table-cell>
          <table:table-cell table:style-name="ce14" table:formula="of:=(STRREV([.A802]))" office:value-type="string" office:string-value="16lzevifppkeerht8ruofeerhtthgienozh" calcext:value-type="string">
            <text:p>16lzevifppkeerht8ruofeerhtthgienozh</text:p>
          </table:table-cell>
          <table:table-cell table:formula="of:=ORG.LIBREOFFICE.REGEX([.A80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02];&quot;eno|owt|eerht|ruof|evif|xis|neves|thgie|enin|orez|\d&quot;;;1)" office:value-type="string" office:string-value="1" calcext:value-type="string">
            <text:p>1</text:p>
          </table:table-cell>
          <table:table-cell table:formula="of:=IF(ISNA([.G802]);&quot;&quot;;IF([.G802]=&quot;one&quot;;&quot;1&quot;;IF([.G802]=&quot;two&quot;;&quot;2&quot;;IF([.G802]=&quot;three&quot;;&quot;3&quot;;IF([.G802]=&quot;four&quot;;&quot;4&quot;;IF([.G802]=&quot;five&quot;;&quot;5&quot;;IF([.G802]=&quot;six&quot;;&quot;6&quot;;IF([.G802]=&quot;seven&quot;;&quot;7&quot;;IF([.G802]=&quot;eight&quot;;&quot;8&quot;;IF([.G802]=&quot;nine&quot;;&quot;9&quot;;IF([.G802]=&quot;zero&quot;;&quot;0&quot;;VALUE([.G802]))))))))))))" office:value-type="string" office:string-value="1" calcext:value-type="string">
            <text:p>1</text:p>
          </table:table-cell>
          <table:table-cell table:style-name="ce7" table:formula="of:=IF(ISNA([.H802]);&quot;&quot;;IF([.H802]=&quot;eno&quot;;&quot;1&quot;;IF([.H802]=&quot;owt&quot;;&quot;2&quot;;IF([.H802]=&quot;eerht&quot;;&quot;3&quot;;IF([.H802]=&quot;ruof&quot;;&quot;4&quot;;IF([.H802]=&quot;evif&quot;;&quot;5&quot;;IF([.H802]=&quot;xis&quot;;&quot;6&quot;;IF([.H802]=&quot;neves&quot;;&quot;7&quot;;IF([.H802]=&quot;thgie&quot;;&quot;8&quot;;IF([.H802]=&quot;enin&quot;;&quot;9&quot;;IF([.H802]=&quot;orez&quot;;&quot;0&quot;;[.H802])))))))))))" office:value-type="string" office:string-value="1" calcext:value-type="string">
            <text:p>1</text:p>
          </table:table-cell>
          <table:table-cell table:formula="of:=IF(ISNA([.G802]);&quot;&quot;;VALUE(COM.MICROSOFT.CONCAT([.I802:.J802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27onenineseventwosix6</text:p>
          </table:table-cell>
          <table:table-cell table:style-name="ce4" table:formula="of:=ORG.LIBREOFFICE.REGEX([.A803];&quot;\D&quot;;&quot;&quot;;&quot;g&quot;)" office:value-type="string" office:string-value="3276" calcext:value-type="string">
            <text:p>3276</text:p>
          </table:table-cell>
          <table:table-cell table:formula="of:=LEFT([.B803];1)" office:value-type="string" office:string-value="3" calcext:value-type="string">
            <text:p>3</text:p>
          </table:table-cell>
          <table:table-cell table:style-name="ce5" table:formula="of:=RIGHT([.B803];1)" office:value-type="string" office:string-value="6" calcext:value-type="string">
            <text:p>6</text:p>
          </table:table-cell>
          <table:table-cell table:formula="of:=VALUE(COM.MICROSOFT.CONCAT([.C803];[.D803]))" office:value-type="float" office:value="36" calcext:value-type="float">
            <text:p>36</text:p>
          </table:table-cell>
          <table:table-cell table:style-name="ce14" table:formula="of:=(STRREV([.A803]))" office:value-type="string" office:string-value="6xisowtnevesenineno723" calcext:value-type="string">
            <text:p>6xisowtnevesenineno723</text:p>
          </table:table-cell>
          <table:table-cell table:formula="of:=ORG.LIBREOFFICE.REGEX([.A80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03];&quot;eno|owt|eerht|ruof|evif|xis|neves|thgie|enin|orez|\d&quot;;;1)" office:value-type="string" office:string-value="6" calcext:value-type="string">
            <text:p>6</text:p>
          </table:table-cell>
          <table:table-cell table:formula="of:=IF(ISNA([.G803]);&quot;&quot;;IF([.G803]=&quot;one&quot;;&quot;1&quot;;IF([.G803]=&quot;two&quot;;&quot;2&quot;;IF([.G803]=&quot;three&quot;;&quot;3&quot;;IF([.G803]=&quot;four&quot;;&quot;4&quot;;IF([.G803]=&quot;five&quot;;&quot;5&quot;;IF([.G803]=&quot;six&quot;;&quot;6&quot;;IF([.G803]=&quot;seven&quot;;&quot;7&quot;;IF([.G803]=&quot;eight&quot;;&quot;8&quot;;IF([.G803]=&quot;nine&quot;;&quot;9&quot;;IF([.G803]=&quot;zero&quot;;&quot;0&quot;;VALUE([.G803]))))))))))))" office:value-type="float" office:value="3" calcext:value-type="float">
            <text:p>3</text:p>
          </table:table-cell>
          <table:table-cell table:style-name="ce7" table:formula="of:=IF(ISNA([.H803]);&quot;&quot;;IF([.H803]=&quot;eno&quot;;&quot;1&quot;;IF([.H803]=&quot;owt&quot;;&quot;2&quot;;IF([.H803]=&quot;eerht&quot;;&quot;3&quot;;IF([.H803]=&quot;ruof&quot;;&quot;4&quot;;IF([.H803]=&quot;evif&quot;;&quot;5&quot;;IF([.H803]=&quot;xis&quot;;&quot;6&quot;;IF([.H803]=&quot;neves&quot;;&quot;7&quot;;IF([.H803]=&quot;thgie&quot;;&quot;8&quot;;IF([.H803]=&quot;enin&quot;;&quot;9&quot;;IF([.H803]=&quot;orez&quot;;&quot;0&quot;;[.H803])))))))))))" office:value-type="string" office:string-value="6" calcext:value-type="string">
            <text:p>6</text:p>
          </table:table-cell>
          <table:table-cell table:formula="of:=IF(ISNA([.G803]);&quot;&quot;;VALUE(COM.MICROSOFT.CONCAT([.I803:.J803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one66</text:p>
          </table:table-cell>
          <table:table-cell table:style-name="ce4" table:formula="of:=ORG.LIBREOFFICE.REGEX([.A804];&quot;\D&quot;;&quot;&quot;;&quot;g&quot;)" office:value-type="string" office:string-value="66" calcext:value-type="string">
            <text:p>66</text:p>
          </table:table-cell>
          <table:table-cell table:formula="of:=LEFT([.B804];1)" office:value-type="string" office:string-value="6" calcext:value-type="string">
            <text:p>6</text:p>
          </table:table-cell>
          <table:table-cell table:style-name="ce5" table:formula="of:=RIGHT([.B804];1)" office:value-type="string" office:string-value="6" calcext:value-type="string">
            <text:p>6</text:p>
          </table:table-cell>
          <table:table-cell table:formula="of:=VALUE(COM.MICROSOFT.CONCAT([.C804];[.D804]))" office:value-type="float" office:value="66" calcext:value-type="float">
            <text:p>66</text:p>
          </table:table-cell>
          <table:table-cell table:style-name="ce14" table:formula="of:=(STRREV([.A804]))" office:value-type="string" office:string-value="66enothgie" calcext:value-type="string">
            <text:p>66enothgie</text:p>
          </table:table-cell>
          <table:table-cell table:formula="of:=ORG.LIBREOFFICE.REGEX([.A80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04];&quot;eno|owt|eerht|ruof|evif|xis|neves|thgie|enin|orez|\d&quot;;;1)" office:value-type="string" office:string-value="6" calcext:value-type="string">
            <text:p>6</text:p>
          </table:table-cell>
          <table:table-cell table:formula="of:=IF(ISNA([.G804]);&quot;&quot;;IF([.G804]=&quot;one&quot;;&quot;1&quot;;IF([.G804]=&quot;two&quot;;&quot;2&quot;;IF([.G804]=&quot;three&quot;;&quot;3&quot;;IF([.G804]=&quot;four&quot;;&quot;4&quot;;IF([.G804]=&quot;five&quot;;&quot;5&quot;;IF([.G804]=&quot;six&quot;;&quot;6&quot;;IF([.G804]=&quot;seven&quot;;&quot;7&quot;;IF([.G804]=&quot;eight&quot;;&quot;8&quot;;IF([.G804]=&quot;nine&quot;;&quot;9&quot;;IF([.G804]=&quot;zero&quot;;&quot;0&quot;;VALUE([.G804]))))))))))))" office:value-type="string" office:string-value="8" calcext:value-type="string">
            <text:p>8</text:p>
          </table:table-cell>
          <table:table-cell table:style-name="ce7" table:formula="of:=IF(ISNA([.H804]);&quot;&quot;;IF([.H804]=&quot;eno&quot;;&quot;1&quot;;IF([.H804]=&quot;owt&quot;;&quot;2&quot;;IF([.H804]=&quot;eerht&quot;;&quot;3&quot;;IF([.H804]=&quot;ruof&quot;;&quot;4&quot;;IF([.H804]=&quot;evif&quot;;&quot;5&quot;;IF([.H804]=&quot;xis&quot;;&quot;6&quot;;IF([.H804]=&quot;neves&quot;;&quot;7&quot;;IF([.H804]=&quot;thgie&quot;;&quot;8&quot;;IF([.H804]=&quot;enin&quot;;&quot;9&quot;;IF([.H804]=&quot;orez&quot;;&quot;0&quot;;[.H804])))))))))))" office:value-type="string" office:string-value="6" calcext:value-type="string">
            <text:p>6</text:p>
          </table:table-cell>
          <table:table-cell table:formula="of:=IF(ISNA([.G804]);&quot;&quot;;VALUE(COM.MICROSOFT.CONCAT([.I804:.J804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1oneddkhbdfourrjmskvdslx</text:p>
          </table:table-cell>
          <table:table-cell table:style-name="ce4" table:formula="of:=ORG.LIBREOFFICE.REGEX([.A805];&quot;\D&quot;;&quot;&quot;;&quot;g&quot;)" office:value-type="string" office:string-value="71" calcext:value-type="string">
            <text:p>71</text:p>
          </table:table-cell>
          <table:table-cell table:formula="of:=LEFT([.B805];1)" office:value-type="string" office:string-value="7" calcext:value-type="string">
            <text:p>7</text:p>
          </table:table-cell>
          <table:table-cell table:style-name="ce5" table:formula="of:=RIGHT([.B805];1)" office:value-type="string" office:string-value="1" calcext:value-type="string">
            <text:p>1</text:p>
          </table:table-cell>
          <table:table-cell table:formula="of:=VALUE(COM.MICROSOFT.CONCAT([.C805];[.D805]))" office:value-type="float" office:value="71" calcext:value-type="float">
            <text:p>71</text:p>
          </table:table-cell>
          <table:table-cell table:style-name="ce14" table:formula="of:=(STRREV([.A805]))" office:value-type="string" office:string-value="xlsdvksmjrruofdbhkddeno17" calcext:value-type="string">
            <text:p>xlsdvksmjrruofdbhkddeno17</text:p>
          </table:table-cell>
          <table:table-cell table:formula="of:=ORG.LIBREOFFICE.REGEX([.A805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05];&quot;eno|owt|eerht|ruof|evif|xis|neves|thgie|enin|orez|\d&quot;;;1)" office:value-type="string" office:string-value="ruof" calcext:value-type="string">
            <text:p>ruof</text:p>
          </table:table-cell>
          <table:table-cell table:formula="of:=IF(ISNA([.G805]);&quot;&quot;;IF([.G805]=&quot;one&quot;;&quot;1&quot;;IF([.G805]=&quot;two&quot;;&quot;2&quot;;IF([.G805]=&quot;three&quot;;&quot;3&quot;;IF([.G805]=&quot;four&quot;;&quot;4&quot;;IF([.G805]=&quot;five&quot;;&quot;5&quot;;IF([.G805]=&quot;six&quot;;&quot;6&quot;;IF([.G805]=&quot;seven&quot;;&quot;7&quot;;IF([.G805]=&quot;eight&quot;;&quot;8&quot;;IF([.G805]=&quot;nine&quot;;&quot;9&quot;;IF([.G805]=&quot;zero&quot;;&quot;0&quot;;VALUE([.G805]))))))))))))" office:value-type="float" office:value="7" calcext:value-type="float">
            <text:p>7</text:p>
          </table:table-cell>
          <table:table-cell table:style-name="ce7" table:formula="of:=IF(ISNA([.H805]);&quot;&quot;;IF([.H805]=&quot;eno&quot;;&quot;1&quot;;IF([.H805]=&quot;owt&quot;;&quot;2&quot;;IF([.H805]=&quot;eerht&quot;;&quot;3&quot;;IF([.H805]=&quot;ruof&quot;;&quot;4&quot;;IF([.H805]=&quot;evif&quot;;&quot;5&quot;;IF([.H805]=&quot;xis&quot;;&quot;6&quot;;IF([.H805]=&quot;neves&quot;;&quot;7&quot;;IF([.H805]=&quot;thgie&quot;;&quot;8&quot;;IF([.H805]=&quot;enin&quot;;&quot;9&quot;;IF([.H805]=&quot;orez&quot;;&quot;0&quot;;[.H805])))))))))))" office:value-type="string" office:string-value="4" calcext:value-type="string">
            <text:p>4</text:p>
          </table:table-cell>
          <table:table-cell table:formula="of:=IF(ISNA([.G805]);&quot;&quot;;VALUE(COM.MICROSOFT.CONCAT([.I805:.J805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bv12ctlrgxbbmsix</text:p>
          </table:table-cell>
          <table:table-cell table:style-name="ce4" table:formula="of:=ORG.LIBREOFFICE.REGEX([.A806];&quot;\D&quot;;&quot;&quot;;&quot;g&quot;)" office:value-type="string" office:string-value="12" calcext:value-type="string">
            <text:p>12</text:p>
          </table:table-cell>
          <table:table-cell table:formula="of:=LEFT([.B806];1)" office:value-type="string" office:string-value="1" calcext:value-type="string">
            <text:p>1</text:p>
          </table:table-cell>
          <table:table-cell table:style-name="ce5" table:formula="of:=RIGHT([.B806];1)" office:value-type="string" office:string-value="2" calcext:value-type="string">
            <text:p>2</text:p>
          </table:table-cell>
          <table:table-cell table:formula="of:=VALUE(COM.MICROSOFT.CONCAT([.C806];[.D806]))" office:value-type="float" office:value="12" calcext:value-type="float">
            <text:p>12</text:p>
          </table:table-cell>
          <table:table-cell table:style-name="ce14" table:formula="of:=(STRREV([.A806]))" office:value-type="string" office:string-value="xismbbxgrltc21vbd" calcext:value-type="string">
            <text:p>xismbbxgrltc21vbd</text:p>
          </table:table-cell>
          <table:table-cell table:formula="of:=ORG.LIBREOFFICE.REGEX([.A80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06];&quot;eno|owt|eerht|ruof|evif|xis|neves|thgie|enin|orez|\d&quot;;;1)" office:value-type="string" office:string-value="xis" calcext:value-type="string">
            <text:p>xis</text:p>
          </table:table-cell>
          <table:table-cell table:formula="of:=IF(ISNA([.G806]);&quot;&quot;;IF([.G806]=&quot;one&quot;;&quot;1&quot;;IF([.G806]=&quot;two&quot;;&quot;2&quot;;IF([.G806]=&quot;three&quot;;&quot;3&quot;;IF([.G806]=&quot;four&quot;;&quot;4&quot;;IF([.G806]=&quot;five&quot;;&quot;5&quot;;IF([.G806]=&quot;six&quot;;&quot;6&quot;;IF([.G806]=&quot;seven&quot;;&quot;7&quot;;IF([.G806]=&quot;eight&quot;;&quot;8&quot;;IF([.G806]=&quot;nine&quot;;&quot;9&quot;;IF([.G806]=&quot;zero&quot;;&quot;0&quot;;VALUE([.G806]))))))))))))" office:value-type="float" office:value="1" calcext:value-type="float">
            <text:p>1</text:p>
          </table:table-cell>
          <table:table-cell table:style-name="ce7" table:formula="of:=IF(ISNA([.H806]);&quot;&quot;;IF([.H806]=&quot;eno&quot;;&quot;1&quot;;IF([.H806]=&quot;owt&quot;;&quot;2&quot;;IF([.H806]=&quot;eerht&quot;;&quot;3&quot;;IF([.H806]=&quot;ruof&quot;;&quot;4&quot;;IF([.H806]=&quot;evif&quot;;&quot;5&quot;;IF([.H806]=&quot;xis&quot;;&quot;6&quot;;IF([.H806]=&quot;neves&quot;;&quot;7&quot;;IF([.H806]=&quot;thgie&quot;;&quot;8&quot;;IF([.H806]=&quot;enin&quot;;&quot;9&quot;;IF([.H806]=&quot;orez&quot;;&quot;0&quot;;[.H806])))))))))))" office:value-type="string" office:string-value="6" calcext:value-type="string">
            <text:p>6</text:p>
          </table:table-cell>
          <table:table-cell table:formula="of:=IF(ISNA([.G806]);&quot;&quot;;VALUE(COM.MICROSOFT.CONCAT([.I806:.J806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5five3fourtwozgnhseven</text:p>
          </table:table-cell>
          <table:table-cell table:style-name="ce4" table:formula="of:=ORG.LIBREOFFICE.REGEX([.A807];&quot;\D&quot;;&quot;&quot;;&quot;g&quot;)" office:value-type="string" office:string-value="53" calcext:value-type="string">
            <text:p>53</text:p>
          </table:table-cell>
          <table:table-cell table:formula="of:=LEFT([.B807];1)" office:value-type="string" office:string-value="5" calcext:value-type="string">
            <text:p>5</text:p>
          </table:table-cell>
          <table:table-cell table:style-name="ce5" table:formula="of:=RIGHT([.B807];1)" office:value-type="string" office:string-value="3" calcext:value-type="string">
            <text:p>3</text:p>
          </table:table-cell>
          <table:table-cell table:formula="of:=VALUE(COM.MICROSOFT.CONCAT([.C807];[.D807]))" office:value-type="float" office:value="53" calcext:value-type="float">
            <text:p>53</text:p>
          </table:table-cell>
          <table:table-cell table:style-name="ce14" table:formula="of:=(STRREV([.A807]))" office:value-type="string" office:string-value="neveshngzowtruof3evif5eno" calcext:value-type="string">
            <text:p>neveshngzowtruof3evif5eno</text:p>
          </table:table-cell>
          <table:table-cell table:formula="of:=ORG.LIBREOFFICE.REGEX([.A80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07]);&quot;&quot;;IF([.G807]=&quot;one&quot;;&quot;1&quot;;IF([.G807]=&quot;two&quot;;&quot;2&quot;;IF([.G807]=&quot;three&quot;;&quot;3&quot;;IF([.G807]=&quot;four&quot;;&quot;4&quot;;IF([.G807]=&quot;five&quot;;&quot;5&quot;;IF([.G807]=&quot;six&quot;;&quot;6&quot;;IF([.G807]=&quot;seven&quot;;&quot;7&quot;;IF([.G807]=&quot;eight&quot;;&quot;8&quot;;IF([.G807]=&quot;nine&quot;;&quot;9&quot;;IF([.G807]=&quot;zero&quot;;&quot;0&quot;;VALUE([.G807]))))))))))))" office:value-type="string" office:string-value="1" calcext:value-type="string">
            <text:p>1</text:p>
          </table:table-cell>
          <table:table-cell table:style-name="ce7" table:formula="of:=IF(ISNA([.H807]);&quot;&quot;;IF([.H807]=&quot;eno&quot;;&quot;1&quot;;IF([.H807]=&quot;owt&quot;;&quot;2&quot;;IF([.H807]=&quot;eerht&quot;;&quot;3&quot;;IF([.H807]=&quot;ruof&quot;;&quot;4&quot;;IF([.H807]=&quot;evif&quot;;&quot;5&quot;;IF([.H807]=&quot;xis&quot;;&quot;6&quot;;IF([.H807]=&quot;neves&quot;;&quot;7&quot;;IF([.H807]=&quot;thgie&quot;;&quot;8&quot;;IF([.H807]=&quot;enin&quot;;&quot;9&quot;;IF([.H807]=&quot;orez&quot;;&quot;0&quot;;[.H807])))))))))))" office:value-type="string" office:string-value="7" calcext:value-type="string">
            <text:p>7</text:p>
          </table:table-cell>
          <table:table-cell table:formula="of:=IF(ISNA([.G807]);&quot;&quot;;VALUE(COM.MICROSOFT.CONCAT([.I807:.J80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z4kljvrjf3sixxfivefivefive</text:p>
          </table:table-cell>
          <table:table-cell table:style-name="ce4" table:formula="of:=ORG.LIBREOFFICE.REGEX([.A808];&quot;\D&quot;;&quot;&quot;;&quot;g&quot;)" office:value-type="string" office:string-value="43" calcext:value-type="string">
            <text:p>43</text:p>
          </table:table-cell>
          <table:table-cell table:formula="of:=LEFT([.B808];1)" office:value-type="string" office:string-value="4" calcext:value-type="string">
            <text:p>4</text:p>
          </table:table-cell>
          <table:table-cell table:style-name="ce5" table:formula="of:=RIGHT([.B808];1)" office:value-type="string" office:string-value="3" calcext:value-type="string">
            <text:p>3</text:p>
          </table:table-cell>
          <table:table-cell table:formula="of:=VALUE(COM.MICROSOFT.CONCAT([.C808];[.D808]))" office:value-type="float" office:value="43" calcext:value-type="float">
            <text:p>43</text:p>
          </table:table-cell>
          <table:table-cell table:style-name="ce14" table:formula="of:=(STRREV([.A808]))" office:value-type="string" office:string-value="evifevifevifxxis3fjrvjlk4zs" calcext:value-type="string">
            <text:p>evifevifevifxxis3fjrvjlk4zs</text:p>
          </table:table-cell>
          <table:table-cell table:formula="of:=ORG.LIBREOFFICE.REGEX([.A80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08];&quot;eno|owt|eerht|ruof|evif|xis|neves|thgie|enin|orez|\d&quot;;;1)" office:value-type="string" office:string-value="evif" calcext:value-type="string">
            <text:p>evif</text:p>
          </table:table-cell>
          <table:table-cell table:formula="of:=IF(ISNA([.G808]);&quot;&quot;;IF([.G808]=&quot;one&quot;;&quot;1&quot;;IF([.G808]=&quot;two&quot;;&quot;2&quot;;IF([.G808]=&quot;three&quot;;&quot;3&quot;;IF([.G808]=&quot;four&quot;;&quot;4&quot;;IF([.G808]=&quot;five&quot;;&quot;5&quot;;IF([.G808]=&quot;six&quot;;&quot;6&quot;;IF([.G808]=&quot;seven&quot;;&quot;7&quot;;IF([.G808]=&quot;eight&quot;;&quot;8&quot;;IF([.G808]=&quot;nine&quot;;&quot;9&quot;;IF([.G808]=&quot;zero&quot;;&quot;0&quot;;VALUE([.G808]))))))))))))" office:value-type="float" office:value="4" calcext:value-type="float">
            <text:p>4</text:p>
          </table:table-cell>
          <table:table-cell table:style-name="ce7" table:formula="of:=IF(ISNA([.H808]);&quot;&quot;;IF([.H808]=&quot;eno&quot;;&quot;1&quot;;IF([.H808]=&quot;owt&quot;;&quot;2&quot;;IF([.H808]=&quot;eerht&quot;;&quot;3&quot;;IF([.H808]=&quot;ruof&quot;;&quot;4&quot;;IF([.H808]=&quot;evif&quot;;&quot;5&quot;;IF([.H808]=&quot;xis&quot;;&quot;6&quot;;IF([.H808]=&quot;neves&quot;;&quot;7&quot;;IF([.H808]=&quot;thgie&quot;;&quot;8&quot;;IF([.H808]=&quot;enin&quot;;&quot;9&quot;;IF([.H808]=&quot;orez&quot;;&quot;0&quot;;[.H808])))))))))))" office:value-type="string" office:string-value="5" calcext:value-type="string">
            <text:p>5</text:p>
          </table:table-cell>
          <table:table-cell table:formula="of:=IF(ISNA([.G808]);&quot;&quot;;VALUE(COM.MICROSOFT.CONCAT([.I808:.J808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lvl6jttfznmthree9ljbqfdgfdhd</text:p>
          </table:table-cell>
          <table:table-cell table:style-name="ce4" table:formula="of:=ORG.LIBREOFFICE.REGEX([.A809];&quot;\D&quot;;&quot;&quot;;&quot;g&quot;)" office:value-type="string" office:string-value="69" calcext:value-type="string">
            <text:p>69</text:p>
          </table:table-cell>
          <table:table-cell table:formula="of:=LEFT([.B809];1)" office:value-type="string" office:string-value="6" calcext:value-type="string">
            <text:p>6</text:p>
          </table:table-cell>
          <table:table-cell table:style-name="ce5" table:formula="of:=RIGHT([.B809];1)" office:value-type="string" office:string-value="9" calcext:value-type="string">
            <text:p>9</text:p>
          </table:table-cell>
          <table:table-cell table:formula="of:=VALUE(COM.MICROSOFT.CONCAT([.C809];[.D809]))" office:value-type="float" office:value="69" calcext:value-type="float">
            <text:p>69</text:p>
          </table:table-cell>
          <table:table-cell table:style-name="ce14" table:formula="of:=(STRREV([.A809]))" office:value-type="string" office:string-value="dhdfgdfqbjl9eerhtmnzfttj6lvlt" calcext:value-type="string">
            <text:p>dhdfgdfqbjl9eerhtmnzfttj6lvlt</text:p>
          </table:table-cell>
          <table:table-cell table:formula="of:=ORG.LIBREOFFICE.REGEX([.A80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09];&quot;eno|owt|eerht|ruof|evif|xis|neves|thgie|enin|orez|\d&quot;;;1)" office:value-type="string" office:string-value="9" calcext:value-type="string">
            <text:p>9</text:p>
          </table:table-cell>
          <table:table-cell table:formula="of:=IF(ISNA([.G809]);&quot;&quot;;IF([.G809]=&quot;one&quot;;&quot;1&quot;;IF([.G809]=&quot;two&quot;;&quot;2&quot;;IF([.G809]=&quot;three&quot;;&quot;3&quot;;IF([.G809]=&quot;four&quot;;&quot;4&quot;;IF([.G809]=&quot;five&quot;;&quot;5&quot;;IF([.G809]=&quot;six&quot;;&quot;6&quot;;IF([.G809]=&quot;seven&quot;;&quot;7&quot;;IF([.G809]=&quot;eight&quot;;&quot;8&quot;;IF([.G809]=&quot;nine&quot;;&quot;9&quot;;IF([.G809]=&quot;zero&quot;;&quot;0&quot;;VALUE([.G809]))))))))))))" office:value-type="float" office:value="6" calcext:value-type="float">
            <text:p>6</text:p>
          </table:table-cell>
          <table:table-cell table:style-name="ce7" table:formula="of:=IF(ISNA([.H809]);&quot;&quot;;IF([.H809]=&quot;eno&quot;;&quot;1&quot;;IF([.H809]=&quot;owt&quot;;&quot;2&quot;;IF([.H809]=&quot;eerht&quot;;&quot;3&quot;;IF([.H809]=&quot;ruof&quot;;&quot;4&quot;;IF([.H809]=&quot;evif&quot;;&quot;5&quot;;IF([.H809]=&quot;xis&quot;;&quot;6&quot;;IF([.H809]=&quot;neves&quot;;&quot;7&quot;;IF([.H809]=&quot;thgie&quot;;&quot;8&quot;;IF([.H809]=&quot;enin&quot;;&quot;9&quot;;IF([.H809]=&quot;orez&quot;;&quot;0&quot;;[.H809])))))))))))" office:value-type="string" office:string-value="9" calcext:value-type="string">
            <text:p>9</text:p>
          </table:table-cell>
          <table:table-cell table:formula="of:=IF(ISNA([.G809]);&quot;&quot;;VALUE(COM.MICROSOFT.CONCAT([.I809:.J809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bdeightsevenninenine84ltblttwo</text:p>
          </table:table-cell>
          <table:table-cell table:style-name="ce4" table:formula="of:=ORG.LIBREOFFICE.REGEX([.A810];&quot;\D&quot;;&quot;&quot;;&quot;g&quot;)" office:value-type="string" office:string-value="84" calcext:value-type="string">
            <text:p>84</text:p>
          </table:table-cell>
          <table:table-cell table:formula="of:=LEFT([.B810];1)" office:value-type="string" office:string-value="8" calcext:value-type="string">
            <text:p>8</text:p>
          </table:table-cell>
          <table:table-cell table:style-name="ce5" table:formula="of:=RIGHT([.B810];1)" office:value-type="string" office:string-value="4" calcext:value-type="string">
            <text:p>4</text:p>
          </table:table-cell>
          <table:table-cell table:formula="of:=VALUE(COM.MICROSOFT.CONCAT([.C810];[.D810]))" office:value-type="float" office:value="84" calcext:value-type="float">
            <text:p>84</text:p>
          </table:table-cell>
          <table:table-cell table:style-name="ce14" table:formula="of:=(STRREV([.A810]))" office:value-type="string" office:string-value="owttlbtl48enineninnevesthgiedbg" calcext:value-type="string">
            <text:p>owttlbtl48enineninnevesthgiedbg</text:p>
          </table:table-cell>
          <table:table-cell table:formula="of:=ORG.LIBREOFFICE.REGEX([.A81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10];&quot;eno|owt|eerht|ruof|evif|xis|neves|thgie|enin|orez|\d&quot;;;1)" office:value-type="string" office:string-value="owt" calcext:value-type="string">
            <text:p>owt</text:p>
          </table:table-cell>
          <table:table-cell table:formula="of:=IF(ISNA([.G810]);&quot;&quot;;IF([.G810]=&quot;one&quot;;&quot;1&quot;;IF([.G810]=&quot;two&quot;;&quot;2&quot;;IF([.G810]=&quot;three&quot;;&quot;3&quot;;IF([.G810]=&quot;four&quot;;&quot;4&quot;;IF([.G810]=&quot;five&quot;;&quot;5&quot;;IF([.G810]=&quot;six&quot;;&quot;6&quot;;IF([.G810]=&quot;seven&quot;;&quot;7&quot;;IF([.G810]=&quot;eight&quot;;&quot;8&quot;;IF([.G810]=&quot;nine&quot;;&quot;9&quot;;IF([.G810]=&quot;zero&quot;;&quot;0&quot;;VALUE([.G810]))))))))))))" office:value-type="string" office:string-value="8" calcext:value-type="string">
            <text:p>8</text:p>
          </table:table-cell>
          <table:table-cell table:style-name="ce7" table:formula="of:=IF(ISNA([.H810]);&quot;&quot;;IF([.H810]=&quot;eno&quot;;&quot;1&quot;;IF([.H810]=&quot;owt&quot;;&quot;2&quot;;IF([.H810]=&quot;eerht&quot;;&quot;3&quot;;IF([.H810]=&quot;ruof&quot;;&quot;4&quot;;IF([.H810]=&quot;evif&quot;;&quot;5&quot;;IF([.H810]=&quot;xis&quot;;&quot;6&quot;;IF([.H810]=&quot;neves&quot;;&quot;7&quot;;IF([.H810]=&quot;thgie&quot;;&quot;8&quot;;IF([.H810]=&quot;enin&quot;;&quot;9&quot;;IF([.H810]=&quot;orez&quot;;&quot;0&quot;;[.H810])))))))))))" office:value-type="string" office:string-value="2" calcext:value-type="string">
            <text:p>2</text:p>
          </table:table-cell>
          <table:table-cell table:formula="of:=IF(ISNA([.G810]);&quot;&quot;;VALUE(COM.MICROSOFT.CONCAT([.I810:.J810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jrbs5fiveonejhvzsl9nsxnmlnmjt</text:p>
          </table:table-cell>
          <table:table-cell table:style-name="ce4" table:formula="of:=ORG.LIBREOFFICE.REGEX([.A811];&quot;\D&quot;;&quot;&quot;;&quot;g&quot;)" office:value-type="string" office:string-value="59" calcext:value-type="string">
            <text:p>59</text:p>
          </table:table-cell>
          <table:table-cell table:formula="of:=LEFT([.B811];1)" office:value-type="string" office:string-value="5" calcext:value-type="string">
            <text:p>5</text:p>
          </table:table-cell>
          <table:table-cell table:style-name="ce5" table:formula="of:=RIGHT([.B811];1)" office:value-type="string" office:string-value="9" calcext:value-type="string">
            <text:p>9</text:p>
          </table:table-cell>
          <table:table-cell table:formula="of:=VALUE(COM.MICROSOFT.CONCAT([.C811];[.D811]))" office:value-type="float" office:value="59" calcext:value-type="float">
            <text:p>59</text:p>
          </table:table-cell>
          <table:table-cell table:style-name="ce14" table:formula="of:=(STRREV([.A811]))" office:value-type="string" office:string-value="tjmnlmnxsn9lszvhjenoevif5sbrjruof" calcext:value-type="string">
            <text:p>tjmnlmnxsn9lszvhjenoevif5sbrjruof</text:p>
          </table:table-cell>
          <table:table-cell table:formula="of:=ORG.LIBREOFFICE.REGEX([.A81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11];&quot;eno|owt|eerht|ruof|evif|xis|neves|thgie|enin|orez|\d&quot;;;1)" office:value-type="string" office:string-value="9" calcext:value-type="string">
            <text:p>9</text:p>
          </table:table-cell>
          <table:table-cell table:formula="of:=IF(ISNA([.G811]);&quot;&quot;;IF([.G811]=&quot;one&quot;;&quot;1&quot;;IF([.G811]=&quot;two&quot;;&quot;2&quot;;IF([.G811]=&quot;three&quot;;&quot;3&quot;;IF([.G811]=&quot;four&quot;;&quot;4&quot;;IF([.G811]=&quot;five&quot;;&quot;5&quot;;IF([.G811]=&quot;six&quot;;&quot;6&quot;;IF([.G811]=&quot;seven&quot;;&quot;7&quot;;IF([.G811]=&quot;eight&quot;;&quot;8&quot;;IF([.G811]=&quot;nine&quot;;&quot;9&quot;;IF([.G811]=&quot;zero&quot;;&quot;0&quot;;VALUE([.G811]))))))))))))" office:value-type="string" office:string-value="4" calcext:value-type="string">
            <text:p>4</text:p>
          </table:table-cell>
          <table:table-cell table:style-name="ce7" table:formula="of:=IF(ISNA([.H811]);&quot;&quot;;IF([.H811]=&quot;eno&quot;;&quot;1&quot;;IF([.H811]=&quot;owt&quot;;&quot;2&quot;;IF([.H811]=&quot;eerht&quot;;&quot;3&quot;;IF([.H811]=&quot;ruof&quot;;&quot;4&quot;;IF([.H811]=&quot;evif&quot;;&quot;5&quot;;IF([.H811]=&quot;xis&quot;;&quot;6&quot;;IF([.H811]=&quot;neves&quot;;&quot;7&quot;;IF([.H811]=&quot;thgie&quot;;&quot;8&quot;;IF([.H811]=&quot;enin&quot;;&quot;9&quot;;IF([.H811]=&quot;orez&quot;;&quot;0&quot;;[.H811])))))))))))" office:value-type="string" office:string-value="9" calcext:value-type="string">
            <text:p>9</text:p>
          </table:table-cell>
          <table:table-cell table:formula="of:=IF(ISNA([.G811]);&quot;&quot;;VALUE(COM.MICROSOFT.CONCAT([.I811:.J811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ree2spkj</text:p>
          </table:table-cell>
          <table:table-cell table:style-name="ce4" table:formula="of:=ORG.LIBREOFFICE.REGEX([.A812];&quot;\D&quot;;&quot;&quot;;&quot;g&quot;)" office:value-type="string" office:string-value="42" calcext:value-type="string">
            <text:p>42</text:p>
          </table:table-cell>
          <table:table-cell table:formula="of:=LEFT([.B812];1)" office:value-type="string" office:string-value="4" calcext:value-type="string">
            <text:p>4</text:p>
          </table:table-cell>
          <table:table-cell table:style-name="ce5" table:formula="of:=RIGHT([.B812];1)" office:value-type="string" office:string-value="2" calcext:value-type="string">
            <text:p>2</text:p>
          </table:table-cell>
          <table:table-cell table:formula="of:=VALUE(COM.MICROSOFT.CONCAT([.C812];[.D812]))" office:value-type="float" office:value="42" calcext:value-type="float">
            <text:p>42</text:p>
          </table:table-cell>
          <table:table-cell table:style-name="ce14" table:formula="of:=(STRREV([.A812]))" office:value-type="string" office:string-value="jkps2eerht4" calcext:value-type="string">
            <text:p>jkps2eerht4</text:p>
          </table:table-cell>
          <table:table-cell table:formula="of:=ORG.LIBREOFFICE.REGEX([.A81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12];&quot;eno|owt|eerht|ruof|evif|xis|neves|thgie|enin|orez|\d&quot;;;1)" office:value-type="string" office:string-value="2" calcext:value-type="string">
            <text:p>2</text:p>
          </table:table-cell>
          <table:table-cell table:formula="of:=IF(ISNA([.G812]);&quot;&quot;;IF([.G812]=&quot;one&quot;;&quot;1&quot;;IF([.G812]=&quot;two&quot;;&quot;2&quot;;IF([.G812]=&quot;three&quot;;&quot;3&quot;;IF([.G812]=&quot;four&quot;;&quot;4&quot;;IF([.G812]=&quot;five&quot;;&quot;5&quot;;IF([.G812]=&quot;six&quot;;&quot;6&quot;;IF([.G812]=&quot;seven&quot;;&quot;7&quot;;IF([.G812]=&quot;eight&quot;;&quot;8&quot;;IF([.G812]=&quot;nine&quot;;&quot;9&quot;;IF([.G812]=&quot;zero&quot;;&quot;0&quot;;VALUE([.G812]))))))))))))" office:value-type="float" office:value="4" calcext:value-type="float">
            <text:p>4</text:p>
          </table:table-cell>
          <table:table-cell table:style-name="ce7" table:formula="of:=IF(ISNA([.H812]);&quot;&quot;;IF([.H812]=&quot;eno&quot;;&quot;1&quot;;IF([.H812]=&quot;owt&quot;;&quot;2&quot;;IF([.H812]=&quot;eerht&quot;;&quot;3&quot;;IF([.H812]=&quot;ruof&quot;;&quot;4&quot;;IF([.H812]=&quot;evif&quot;;&quot;5&quot;;IF([.H812]=&quot;xis&quot;;&quot;6&quot;;IF([.H812]=&quot;neves&quot;;&quot;7&quot;;IF([.H812]=&quot;thgie&quot;;&quot;8&quot;;IF([.H812]=&quot;enin&quot;;&quot;9&quot;;IF([.H812]=&quot;orez&quot;;&quot;0&quot;;[.H812])))))))))))" office:value-type="string" office:string-value="2" calcext:value-type="string">
            <text:p>2</text:p>
          </table:table-cell>
          <table:table-cell table:formula="of:=IF(ISNA([.G812]);&quot;&quot;;VALUE(COM.MICROSOFT.CONCAT([.I812:.J812])))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fourbvmblbpkqjsfbssevensixsgrqnfpmj9vtx</text:p>
          </table:table-cell>
          <table:table-cell table:style-name="ce4" table:formula="of:=ORG.LIBREOFFICE.REGEX([.A813];&quot;\D&quot;;&quot;&quot;;&quot;g&quot;)" office:value-type="string" office:string-value="9" calcext:value-type="string">
            <text:p>9</text:p>
          </table:table-cell>
          <table:table-cell table:formula="of:=LEFT([.B813];1)" office:value-type="string" office:string-value="9" calcext:value-type="string">
            <text:p>9</text:p>
          </table:table-cell>
          <table:table-cell table:style-name="ce5" table:formula="of:=RIGHT([.B813];1)" office:value-type="string" office:string-value="9" calcext:value-type="string">
            <text:p>9</text:p>
          </table:table-cell>
          <table:table-cell table:formula="of:=VALUE(COM.MICROSOFT.CONCAT([.C813];[.D813]))" office:value-type="float" office:value="99" calcext:value-type="float">
            <text:p>99</text:p>
          </table:table-cell>
          <table:table-cell table:style-name="ce14" table:formula="of:=(STRREV([.A813]))" office:value-type="string" office:string-value="xtv9jmpfnqrgsxisnevessbfsjqkpblbmvbruof" calcext:value-type="string">
            <text:p>xtv9jmpfnqrgsxisnevessbfsjqkpblbmvbruof</text:p>
          </table:table-cell>
          <table:table-cell table:formula="of:=ORG.LIBREOFFICE.REGEX([.A81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13];&quot;eno|owt|eerht|ruof|evif|xis|neves|thgie|enin|orez|\d&quot;;;1)" office:value-type="string" office:string-value="9" calcext:value-type="string">
            <text:p>9</text:p>
          </table:table-cell>
          <table:table-cell table:formula="of:=IF(ISNA([.G813]);&quot;&quot;;IF([.G813]=&quot;one&quot;;&quot;1&quot;;IF([.G813]=&quot;two&quot;;&quot;2&quot;;IF([.G813]=&quot;three&quot;;&quot;3&quot;;IF([.G813]=&quot;four&quot;;&quot;4&quot;;IF([.G813]=&quot;five&quot;;&quot;5&quot;;IF([.G813]=&quot;six&quot;;&quot;6&quot;;IF([.G813]=&quot;seven&quot;;&quot;7&quot;;IF([.G813]=&quot;eight&quot;;&quot;8&quot;;IF([.G813]=&quot;nine&quot;;&quot;9&quot;;IF([.G813]=&quot;zero&quot;;&quot;0&quot;;VALUE([.G813]))))))))))))" office:value-type="string" office:string-value="4" calcext:value-type="string">
            <text:p>4</text:p>
          </table:table-cell>
          <table:table-cell table:style-name="ce7" table:formula="of:=IF(ISNA([.H813]);&quot;&quot;;IF([.H813]=&quot;eno&quot;;&quot;1&quot;;IF([.H813]=&quot;owt&quot;;&quot;2&quot;;IF([.H813]=&quot;eerht&quot;;&quot;3&quot;;IF([.H813]=&quot;ruof&quot;;&quot;4&quot;;IF([.H813]=&quot;evif&quot;;&quot;5&quot;;IF([.H813]=&quot;xis&quot;;&quot;6&quot;;IF([.H813]=&quot;neves&quot;;&quot;7&quot;;IF([.H813]=&quot;thgie&quot;;&quot;8&quot;;IF([.H813]=&quot;enin&quot;;&quot;9&quot;;IF([.H813]=&quot;orez&quot;;&quot;0&quot;;[.H813])))))))))))" office:value-type="string" office:string-value="9" calcext:value-type="string">
            <text:p>9</text:p>
          </table:table-cell>
          <table:table-cell table:formula="of:=IF(ISNA([.G813]);&quot;&quot;;VALUE(COM.MICROSOFT.CONCAT([.I813:.J813])))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xgtzdmdgflmtdjvmqkbsvdxvbrcpdlmbptmljl2</text:p>
          </table:table-cell>
          <table:table-cell table:style-name="ce4" table:formula="of:=ORG.LIBREOFFICE.REGEX([.A814];&quot;\D&quot;;&quot;&quot;;&quot;g&quot;)" office:value-type="string" office:string-value="2" calcext:value-type="string">
            <text:p>2</text:p>
          </table:table-cell>
          <table:table-cell table:formula="of:=LEFT([.B814];1)" office:value-type="string" office:string-value="2" calcext:value-type="string">
            <text:p>2</text:p>
          </table:table-cell>
          <table:table-cell table:style-name="ce5" table:formula="of:=RIGHT([.B814];1)" office:value-type="string" office:string-value="2" calcext:value-type="string">
            <text:p>2</text:p>
          </table:table-cell>
          <table:table-cell table:formula="of:=VALUE(COM.MICROSOFT.CONCAT([.C814];[.D814]))" office:value-type="float" office:value="22" calcext:value-type="float">
            <text:p>22</text:p>
          </table:table-cell>
          <table:table-cell table:style-name="ce14" table:formula="of:=(STRREV([.A814]))" office:value-type="string" office:string-value="2ljlmtpbmldpcrbvxdvsbkqmvjdtmlfgdmdztgx" calcext:value-type="string">
            <text:p>2ljlmtpbmldpcrbvxdvsbkqmvjdtmlfgdmdztgx</text:p>
          </table:table-cell>
          <table:table-cell table:formula="of:=ORG.LIBREOFFICE.REGEX([.A81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14];&quot;eno|owt|eerht|ruof|evif|xis|neves|thgie|enin|orez|\d&quot;;;1)" office:value-type="string" office:string-value="2" calcext:value-type="string">
            <text:p>2</text:p>
          </table:table-cell>
          <table:table-cell table:formula="of:=IF(ISNA([.G814]);&quot;&quot;;IF([.G814]=&quot;one&quot;;&quot;1&quot;;IF([.G814]=&quot;two&quot;;&quot;2&quot;;IF([.G814]=&quot;three&quot;;&quot;3&quot;;IF([.G814]=&quot;four&quot;;&quot;4&quot;;IF([.G814]=&quot;five&quot;;&quot;5&quot;;IF([.G814]=&quot;six&quot;;&quot;6&quot;;IF([.G814]=&quot;seven&quot;;&quot;7&quot;;IF([.G814]=&quot;eight&quot;;&quot;8&quot;;IF([.G814]=&quot;nine&quot;;&quot;9&quot;;IF([.G814]=&quot;zero&quot;;&quot;0&quot;;VALUE([.G814]))))))))))))" office:value-type="float" office:value="2" calcext:value-type="float">
            <text:p>2</text:p>
          </table:table-cell>
          <table:table-cell table:style-name="ce7" table:formula="of:=IF(ISNA([.H814]);&quot;&quot;;IF([.H814]=&quot;eno&quot;;&quot;1&quot;;IF([.H814]=&quot;owt&quot;;&quot;2&quot;;IF([.H814]=&quot;eerht&quot;;&quot;3&quot;;IF([.H814]=&quot;ruof&quot;;&quot;4&quot;;IF([.H814]=&quot;evif&quot;;&quot;5&quot;;IF([.H814]=&quot;xis&quot;;&quot;6&quot;;IF([.H814]=&quot;neves&quot;;&quot;7&quot;;IF([.H814]=&quot;thgie&quot;;&quot;8&quot;;IF([.H814]=&quot;enin&quot;;&quot;9&quot;;IF([.H814]=&quot;orez&quot;;&quot;0&quot;;[.H814])))))))))))" office:value-type="string" office:string-value="2" calcext:value-type="string">
            <text:p>2</text:p>
          </table:table-cell>
          <table:table-cell table:style-name="ce7" table:formula="of:=IF(ISNA([.G814]);&quot;&quot;;VALUE(COM.MICROSOFT.CONCAT([.I814:.J814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lcbxq95sevenr</text:p>
          </table:table-cell>
          <table:table-cell table:style-name="ce4" table:formula="of:=ORG.LIBREOFFICE.REGEX([.A815];&quot;\D&quot;;&quot;&quot;;&quot;g&quot;)" office:value-type="string" office:string-value="95" calcext:value-type="string">
            <text:p>95</text:p>
          </table:table-cell>
          <table:table-cell table:formula="of:=LEFT([.B815];1)" office:value-type="string" office:string-value="9" calcext:value-type="string">
            <text:p>9</text:p>
          </table:table-cell>
          <table:table-cell table:style-name="ce5" table:formula="of:=RIGHT([.B815];1)" office:value-type="string" office:string-value="5" calcext:value-type="string">
            <text:p>5</text:p>
          </table:table-cell>
          <table:table-cell table:formula="of:=VALUE(COM.MICROSOFT.CONCAT([.C815];[.D815]))" office:value-type="float" office:value="95" calcext:value-type="float">
            <text:p>95</text:p>
          </table:table-cell>
          <table:table-cell table:style-name="ce14" table:formula="of:=(STRREV([.A815]))" office:value-type="string" office:string-value="rneves59qxbclruof" calcext:value-type="string">
            <text:p>rneves59qxbclruof</text:p>
          </table:table-cell>
          <table:table-cell table:formula="of:=ORG.LIBREOFFICE.REGEX([.A815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1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15]);&quot;&quot;;IF([.G815]=&quot;one&quot;;&quot;1&quot;;IF([.G815]=&quot;two&quot;;&quot;2&quot;;IF([.G815]=&quot;three&quot;;&quot;3&quot;;IF([.G815]=&quot;four&quot;;&quot;4&quot;;IF([.G815]=&quot;five&quot;;&quot;5&quot;;IF([.G815]=&quot;six&quot;;&quot;6&quot;;IF([.G815]=&quot;seven&quot;;&quot;7&quot;;IF([.G815]=&quot;eight&quot;;&quot;8&quot;;IF([.G815]=&quot;nine&quot;;&quot;9&quot;;IF([.G815]=&quot;zero&quot;;&quot;0&quot;;VALUE([.G815]))))))))))))" office:value-type="string" office:string-value="4" calcext:value-type="string">
            <text:p>4</text:p>
          </table:table-cell>
          <table:table-cell table:style-name="ce7" table:formula="of:=IF(ISNA([.H815]);&quot;&quot;;IF([.H815]=&quot;eno&quot;;&quot;1&quot;;IF([.H815]=&quot;owt&quot;;&quot;2&quot;;IF([.H815]=&quot;eerht&quot;;&quot;3&quot;;IF([.H815]=&quot;ruof&quot;;&quot;4&quot;;IF([.H815]=&quot;evif&quot;;&quot;5&quot;;IF([.H815]=&quot;xis&quot;;&quot;6&quot;;IF([.H815]=&quot;neves&quot;;&quot;7&quot;;IF([.H815]=&quot;thgie&quot;;&quot;8&quot;;IF([.H815]=&quot;enin&quot;;&quot;9&quot;;IF([.H815]=&quot;orez&quot;;&quot;0&quot;;[.H815])))))))))))" office:value-type="string" office:string-value="7" calcext:value-type="string">
            <text:p>7</text:p>
          </table:table-cell>
          <table:table-cell table:formula="of:=IF(ISNA([.G815]);&quot;&quot;;VALUE(COM.MICROSOFT.CONCAT([.I815:.J815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ixfcqfgbtz3nine763</text:p>
          </table:table-cell>
          <table:table-cell table:style-name="ce4" table:formula="of:=ORG.LIBREOFFICE.REGEX([.A816];&quot;\D&quot;;&quot;&quot;;&quot;g&quot;)" office:value-type="string" office:string-value="23763" calcext:value-type="string">
            <text:p>23763</text:p>
          </table:table-cell>
          <table:table-cell table:formula="of:=LEFT([.B816];1)" office:value-type="string" office:string-value="2" calcext:value-type="string">
            <text:p>2</text:p>
          </table:table-cell>
          <table:table-cell table:style-name="ce5" table:formula="of:=RIGHT([.B816];1)" office:value-type="string" office:string-value="3" calcext:value-type="string">
            <text:p>3</text:p>
          </table:table-cell>
          <table:table-cell table:formula="of:=VALUE(COM.MICROSOFT.CONCAT([.C816];[.D816]))" office:value-type="float" office:value="23" calcext:value-type="float">
            <text:p>23</text:p>
          </table:table-cell>
          <table:table-cell table:style-name="ce14" table:formula="of:=(STRREV([.A816]))" office:value-type="string" office:string-value="367enin3ztbgfqcfxis2" calcext:value-type="string">
            <text:p>367enin3ztbgfqcfxis2</text:p>
          </table:table-cell>
          <table:table-cell table:formula="of:=ORG.LIBREOFFICE.REGEX([.A81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16];&quot;eno|owt|eerht|ruof|evif|xis|neves|thgie|enin|orez|\d&quot;;;1)" office:value-type="string" office:string-value="3" calcext:value-type="string">
            <text:p>3</text:p>
          </table:table-cell>
          <table:table-cell table:formula="of:=IF(ISNA([.G816]);&quot;&quot;;IF([.G816]=&quot;one&quot;;&quot;1&quot;;IF([.G816]=&quot;two&quot;;&quot;2&quot;;IF([.G816]=&quot;three&quot;;&quot;3&quot;;IF([.G816]=&quot;four&quot;;&quot;4&quot;;IF([.G816]=&quot;five&quot;;&quot;5&quot;;IF([.G816]=&quot;six&quot;;&quot;6&quot;;IF([.G816]=&quot;seven&quot;;&quot;7&quot;;IF([.G816]=&quot;eight&quot;;&quot;8&quot;;IF([.G816]=&quot;nine&quot;;&quot;9&quot;;IF([.G816]=&quot;zero&quot;;&quot;0&quot;;VALUE([.G816]))))))))))))" office:value-type="float" office:value="2" calcext:value-type="float">
            <text:p>2</text:p>
          </table:table-cell>
          <table:table-cell table:style-name="ce7" table:formula="of:=IF(ISNA([.H816]);&quot;&quot;;IF([.H816]=&quot;eno&quot;;&quot;1&quot;;IF([.H816]=&quot;owt&quot;;&quot;2&quot;;IF([.H816]=&quot;eerht&quot;;&quot;3&quot;;IF([.H816]=&quot;ruof&quot;;&quot;4&quot;;IF([.H816]=&quot;evif&quot;;&quot;5&quot;;IF([.H816]=&quot;xis&quot;;&quot;6&quot;;IF([.H816]=&quot;neves&quot;;&quot;7&quot;;IF([.H816]=&quot;thgie&quot;;&quot;8&quot;;IF([.H816]=&quot;enin&quot;;&quot;9&quot;;IF([.H816]=&quot;orez&quot;;&quot;0&quot;;[.H816])))))))))))" office:value-type="string" office:string-value="3" calcext:value-type="string">
            <text:p>3</text:p>
          </table:table-cell>
          <table:table-cell table:formula="of:=IF(ISNA([.G816]);&quot;&quot;;VALUE(COM.MICROSOFT.CONCAT([.I816:.J816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14</text:p>
          </table:table-cell>
          <table:table-cell table:style-name="ce4" table:formula="of:=ORG.LIBREOFFICE.REGEX([.A817];&quot;\D&quot;;&quot;&quot;;&quot;g&quot;)" office:value-type="string" office:string-value="14" calcext:value-type="string">
            <text:p>14</text:p>
          </table:table-cell>
          <table:table-cell table:formula="of:=LEFT([.B817];1)" office:value-type="string" office:string-value="1" calcext:value-type="string">
            <text:p>1</text:p>
          </table:table-cell>
          <table:table-cell table:style-name="ce5" table:formula="of:=RIGHT([.B817];1)" office:value-type="string" office:string-value="4" calcext:value-type="string">
            <text:p>4</text:p>
          </table:table-cell>
          <table:table-cell table:formula="of:=VALUE(COM.MICROSOFT.CONCAT([.C817];[.D817]))" office:value-type="float" office:value="14" calcext:value-type="float">
            <text:p>14</text:p>
          </table:table-cell>
          <table:table-cell table:style-name="ce14" table:formula="of:=(STRREV([.A817]))" office:value-type="string" office:string-value="41eno" calcext:value-type="string">
            <text:p>41eno</text:p>
          </table:table-cell>
          <table:table-cell table:formula="of:=ORG.LIBREOFFICE.REGEX([.A81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17];&quot;eno|owt|eerht|ruof|evif|xis|neves|thgie|enin|orez|\d&quot;;;1)" office:value-type="string" office:string-value="4" calcext:value-type="string">
            <text:p>4</text:p>
          </table:table-cell>
          <table:table-cell table:formula="of:=IF(ISNA([.G817]);&quot;&quot;;IF([.G817]=&quot;one&quot;;&quot;1&quot;;IF([.G817]=&quot;two&quot;;&quot;2&quot;;IF([.G817]=&quot;three&quot;;&quot;3&quot;;IF([.G817]=&quot;four&quot;;&quot;4&quot;;IF([.G817]=&quot;five&quot;;&quot;5&quot;;IF([.G817]=&quot;six&quot;;&quot;6&quot;;IF([.G817]=&quot;seven&quot;;&quot;7&quot;;IF([.G817]=&quot;eight&quot;;&quot;8&quot;;IF([.G817]=&quot;nine&quot;;&quot;9&quot;;IF([.G817]=&quot;zero&quot;;&quot;0&quot;;VALUE([.G817]))))))))))))" office:value-type="string" office:string-value="1" calcext:value-type="string">
            <text:p>1</text:p>
          </table:table-cell>
          <table:table-cell table:style-name="ce7" table:formula="of:=IF(ISNA([.H817]);&quot;&quot;;IF([.H817]=&quot;eno&quot;;&quot;1&quot;;IF([.H817]=&quot;owt&quot;;&quot;2&quot;;IF([.H817]=&quot;eerht&quot;;&quot;3&quot;;IF([.H817]=&quot;ruof&quot;;&quot;4&quot;;IF([.H817]=&quot;evif&quot;;&quot;5&quot;;IF([.H817]=&quot;xis&quot;;&quot;6&quot;;IF([.H817]=&quot;neves&quot;;&quot;7&quot;;IF([.H817]=&quot;thgie&quot;;&quot;8&quot;;IF([.H817]=&quot;enin&quot;;&quot;9&quot;;IF([.H817]=&quot;orez&quot;;&quot;0&quot;;[.H817])))))))))))" office:value-type="string" office:string-value="4" calcext:value-type="string">
            <text:p>4</text:p>
          </table:table-cell>
          <table:table-cell table:formula="of:=IF(ISNA([.G817]);&quot;&quot;;VALUE(COM.MICROSOFT.CONCAT([.I817:.J817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4six</text:p>
          </table:table-cell>
          <table:table-cell table:style-name="ce4" table:formula="of:=ORG.LIBREOFFICE.REGEX([.A818];&quot;\D&quot;;&quot;&quot;;&quot;g&quot;)" office:value-type="string" office:string-value="4" calcext:value-type="string">
            <text:p>4</text:p>
          </table:table-cell>
          <table:table-cell table:formula="of:=LEFT([.B818];1)" office:value-type="string" office:string-value="4" calcext:value-type="string">
            <text:p>4</text:p>
          </table:table-cell>
          <table:table-cell table:style-name="ce5" table:formula="of:=RIGHT([.B818];1)" office:value-type="string" office:string-value="4" calcext:value-type="string">
            <text:p>4</text:p>
          </table:table-cell>
          <table:table-cell table:formula="of:=VALUE(COM.MICROSOFT.CONCAT([.C818];[.D818]))" office:value-type="float" office:value="44" calcext:value-type="float">
            <text:p>44</text:p>
          </table:table-cell>
          <table:table-cell table:style-name="ce14" table:formula="of:=(STRREV([.A818]))" office:value-type="string" office:string-value="xis4l" calcext:value-type="string">
            <text:p>xis4l</text:p>
          </table:table-cell>
          <table:table-cell table:formula="of:=ORG.LIBREOFFICE.REGEX([.A81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18];&quot;eno|owt|eerht|ruof|evif|xis|neves|thgie|enin|orez|\d&quot;;;1)" office:value-type="string" office:string-value="xis" calcext:value-type="string">
            <text:p>xis</text:p>
          </table:table-cell>
          <table:table-cell table:formula="of:=IF(ISNA([.G818]);&quot;&quot;;IF([.G818]=&quot;one&quot;;&quot;1&quot;;IF([.G818]=&quot;two&quot;;&quot;2&quot;;IF([.G818]=&quot;three&quot;;&quot;3&quot;;IF([.G818]=&quot;four&quot;;&quot;4&quot;;IF([.G818]=&quot;five&quot;;&quot;5&quot;;IF([.G818]=&quot;six&quot;;&quot;6&quot;;IF([.G818]=&quot;seven&quot;;&quot;7&quot;;IF([.G818]=&quot;eight&quot;;&quot;8&quot;;IF([.G818]=&quot;nine&quot;;&quot;9&quot;;IF([.G818]=&quot;zero&quot;;&quot;0&quot;;VALUE([.G818]))))))))))))" office:value-type="float" office:value="4" calcext:value-type="float">
            <text:p>4</text:p>
          </table:table-cell>
          <table:table-cell table:style-name="ce7" table:formula="of:=IF(ISNA([.H818]);&quot;&quot;;IF([.H818]=&quot;eno&quot;;&quot;1&quot;;IF([.H818]=&quot;owt&quot;;&quot;2&quot;;IF([.H818]=&quot;eerht&quot;;&quot;3&quot;;IF([.H818]=&quot;ruof&quot;;&quot;4&quot;;IF([.H818]=&quot;evif&quot;;&quot;5&quot;;IF([.H818]=&quot;xis&quot;;&quot;6&quot;;IF([.H818]=&quot;neves&quot;;&quot;7&quot;;IF([.H818]=&quot;thgie&quot;;&quot;8&quot;;IF([.H818]=&quot;enin&quot;;&quot;9&quot;;IF([.H818]=&quot;orez&quot;;&quot;0&quot;;[.H818])))))))))))" office:value-type="string" office:string-value="6" calcext:value-type="string">
            <text:p>6</text:p>
          </table:table-cell>
          <table:table-cell table:formula="of:=IF(ISNA([.G818]);&quot;&quot;;VALUE(COM.MICROSOFT.CONCAT([.I818:.J818]))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tjxghncvg9qcrzsbzccvfhsvzcseven4</text:p>
          </table:table-cell>
          <table:table-cell table:style-name="ce4" table:formula="of:=ORG.LIBREOFFICE.REGEX([.A819];&quot;\D&quot;;&quot;&quot;;&quot;g&quot;)" office:value-type="string" office:string-value="394" calcext:value-type="string">
            <text:p>394</text:p>
          </table:table-cell>
          <table:table-cell table:formula="of:=LEFT([.B819];1)" office:value-type="string" office:string-value="3" calcext:value-type="string">
            <text:p>3</text:p>
          </table:table-cell>
          <table:table-cell table:style-name="ce5" table:formula="of:=RIGHT([.B819];1)" office:value-type="string" office:string-value="4" calcext:value-type="string">
            <text:p>4</text:p>
          </table:table-cell>
          <table:table-cell table:formula="of:=VALUE(COM.MICROSOFT.CONCAT([.C819];[.D819]))" office:value-type="float" office:value="34" calcext:value-type="float">
            <text:p>34</text:p>
          </table:table-cell>
          <table:table-cell table:style-name="ce14" table:formula="of:=(STRREV([.A819]))" office:value-type="string" office:string-value="4nevesczvshfvcczbszrcq9gvcnhgxjt3" calcext:value-type="string">
            <text:p>4nevesczvshfvcczbszrcq9gvcnhgxjt3</text:p>
          </table:table-cell>
          <table:table-cell table:formula="of:=ORG.LIBREOFFICE.REGEX([.A81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19];&quot;eno|owt|eerht|ruof|evif|xis|neves|thgie|enin|orez|\d&quot;;;1)" office:value-type="string" office:string-value="4" calcext:value-type="string">
            <text:p>4</text:p>
          </table:table-cell>
          <table:table-cell table:formula="of:=IF(ISNA([.G819]);&quot;&quot;;IF([.G819]=&quot;one&quot;;&quot;1&quot;;IF([.G819]=&quot;two&quot;;&quot;2&quot;;IF([.G819]=&quot;three&quot;;&quot;3&quot;;IF([.G819]=&quot;four&quot;;&quot;4&quot;;IF([.G819]=&quot;five&quot;;&quot;5&quot;;IF([.G819]=&quot;six&quot;;&quot;6&quot;;IF([.G819]=&quot;seven&quot;;&quot;7&quot;;IF([.G819]=&quot;eight&quot;;&quot;8&quot;;IF([.G819]=&quot;nine&quot;;&quot;9&quot;;IF([.G819]=&quot;zero&quot;;&quot;0&quot;;VALUE([.G819]))))))))))))" office:value-type="float" office:value="3" calcext:value-type="float">
            <text:p>3</text:p>
          </table:table-cell>
          <table:table-cell table:style-name="ce7" table:formula="of:=IF(ISNA([.H819]);&quot;&quot;;IF([.H819]=&quot;eno&quot;;&quot;1&quot;;IF([.H819]=&quot;owt&quot;;&quot;2&quot;;IF([.H819]=&quot;eerht&quot;;&quot;3&quot;;IF([.H819]=&quot;ruof&quot;;&quot;4&quot;;IF([.H819]=&quot;evif&quot;;&quot;5&quot;;IF([.H819]=&quot;xis&quot;;&quot;6&quot;;IF([.H819]=&quot;neves&quot;;&quot;7&quot;;IF([.H819]=&quot;thgie&quot;;&quot;8&quot;;IF([.H819]=&quot;enin&quot;;&quot;9&quot;;IF([.H819]=&quot;orez&quot;;&quot;0&quot;;[.H819])))))))))))" office:value-type="string" office:string-value="4" calcext:value-type="string">
            <text:p>4</text:p>
          </table:table-cell>
          <table:table-cell table:formula="of:=IF(ISNA([.G819]);&quot;&quot;;VALUE(COM.MICROSOFT.CONCAT([.I819:.J819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9spzeightsix</text:p>
          </table:table-cell>
          <table:table-cell table:style-name="ce4" table:formula="of:=ORG.LIBREOFFICE.REGEX([.A820];&quot;\D&quot;;&quot;&quot;;&quot;g&quot;)" office:value-type="string" office:string-value="9" calcext:value-type="string">
            <text:p>9</text:p>
          </table:table-cell>
          <table:table-cell table:formula="of:=LEFT([.B820];1)" office:value-type="string" office:string-value="9" calcext:value-type="string">
            <text:p>9</text:p>
          </table:table-cell>
          <table:table-cell table:style-name="ce5" table:formula="of:=RIGHT([.B820];1)" office:value-type="string" office:string-value="9" calcext:value-type="string">
            <text:p>9</text:p>
          </table:table-cell>
          <table:table-cell table:formula="of:=VALUE(COM.MICROSOFT.CONCAT([.C820];[.D820]))" office:value-type="float" office:value="99" calcext:value-type="float">
            <text:p>99</text:p>
          </table:table-cell>
          <table:table-cell table:style-name="ce14" table:formula="of:=(STRREV([.A820]))" office:value-type="string" office:string-value="xisthgiezps9neves" calcext:value-type="string">
            <text:p>xisthgiezps9neves</text:p>
          </table:table-cell>
          <table:table-cell table:formula="of:=ORG.LIBREOFFICE.REGEX([.A820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20];&quot;eno|owt|eerht|ruof|evif|xis|neves|thgie|enin|orez|\d&quot;;;1)" office:value-type="string" office:string-value="xis" calcext:value-type="string">
            <text:p>xis</text:p>
          </table:table-cell>
          <table:table-cell table:formula="of:=IF(ISNA([.G820]);&quot;&quot;;IF([.G820]=&quot;one&quot;;&quot;1&quot;;IF([.G820]=&quot;two&quot;;&quot;2&quot;;IF([.G820]=&quot;three&quot;;&quot;3&quot;;IF([.G820]=&quot;four&quot;;&quot;4&quot;;IF([.G820]=&quot;five&quot;;&quot;5&quot;;IF([.G820]=&quot;six&quot;;&quot;6&quot;;IF([.G820]=&quot;seven&quot;;&quot;7&quot;;IF([.G820]=&quot;eight&quot;;&quot;8&quot;;IF([.G820]=&quot;nine&quot;;&quot;9&quot;;IF([.G820]=&quot;zero&quot;;&quot;0&quot;;VALUE([.G820]))))))))))))" office:value-type="string" office:string-value="7" calcext:value-type="string">
            <text:p>7</text:p>
          </table:table-cell>
          <table:table-cell table:style-name="ce7" table:formula="of:=IF(ISNA([.H820]);&quot;&quot;;IF([.H820]=&quot;eno&quot;;&quot;1&quot;;IF([.H820]=&quot;owt&quot;;&quot;2&quot;;IF([.H820]=&quot;eerht&quot;;&quot;3&quot;;IF([.H820]=&quot;ruof&quot;;&quot;4&quot;;IF([.H820]=&quot;evif&quot;;&quot;5&quot;;IF([.H820]=&quot;xis&quot;;&quot;6&quot;;IF([.H820]=&quot;neves&quot;;&quot;7&quot;;IF([.H820]=&quot;thgie&quot;;&quot;8&quot;;IF([.H820]=&quot;enin&quot;;&quot;9&quot;;IF([.H820]=&quot;orez&quot;;&quot;0&quot;;[.H820])))))))))))" office:value-type="string" office:string-value="6" calcext:value-type="string">
            <text:p>6</text:p>
          </table:table-cell>
          <table:table-cell table:formula="of:=IF(ISNA([.G820]);&quot;&quot;;VALUE(COM.MICROSOFT.CONCAT([.I820:.J820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zbeightwozvp7six3sqsxdhnm8</text:p>
          </table:table-cell>
          <table:table-cell table:style-name="ce4" table:formula="of:=ORG.LIBREOFFICE.REGEX([.A821];&quot;\D&quot;;&quot;&quot;;&quot;g&quot;)" office:value-type="string" office:string-value="738" calcext:value-type="string">
            <text:p>738</text:p>
          </table:table-cell>
          <table:table-cell table:formula="of:=LEFT([.B821];1)" office:value-type="string" office:string-value="7" calcext:value-type="string">
            <text:p>7</text:p>
          </table:table-cell>
          <table:table-cell table:style-name="ce5" table:formula="of:=RIGHT([.B821];1)" office:value-type="string" office:string-value="8" calcext:value-type="string">
            <text:p>8</text:p>
          </table:table-cell>
          <table:table-cell table:formula="of:=VALUE(COM.MICROSOFT.CONCAT([.C821];[.D821]))" office:value-type="float" office:value="78" calcext:value-type="float">
            <text:p>78</text:p>
          </table:table-cell>
          <table:table-cell table:style-name="ce14" table:formula="of:=(STRREV([.A821]))" office:value-type="string" office:string-value="8mnhdxsqs3xis7pvzowthgiebzx" calcext:value-type="string">
            <text:p>8mnhdxsqs3xis7pvzowthgiebzx</text:p>
          </table:table-cell>
          <table:table-cell table:formula="of:=ORG.LIBREOFFICE.REGEX([.A82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21];&quot;eno|owt|eerht|ruof|evif|xis|neves|thgie|enin|orez|\d&quot;;;1)" office:value-type="string" office:string-value="8" calcext:value-type="string">
            <text:p>8</text:p>
          </table:table-cell>
          <table:table-cell table:formula="of:=IF(ISNA([.G821]);&quot;&quot;;IF([.G821]=&quot;one&quot;;&quot;1&quot;;IF([.G821]=&quot;two&quot;;&quot;2&quot;;IF([.G821]=&quot;three&quot;;&quot;3&quot;;IF([.G821]=&quot;four&quot;;&quot;4&quot;;IF([.G821]=&quot;five&quot;;&quot;5&quot;;IF([.G821]=&quot;six&quot;;&quot;6&quot;;IF([.G821]=&quot;seven&quot;;&quot;7&quot;;IF([.G821]=&quot;eight&quot;;&quot;8&quot;;IF([.G821]=&quot;nine&quot;;&quot;9&quot;;IF([.G821]=&quot;zero&quot;;&quot;0&quot;;VALUE([.G821]))))))))))))" office:value-type="string" office:string-value="8" calcext:value-type="string">
            <text:p>8</text:p>
          </table:table-cell>
          <table:table-cell table:style-name="ce7" table:formula="of:=IF(ISNA([.H821]);&quot;&quot;;IF([.H821]=&quot;eno&quot;;&quot;1&quot;;IF([.H821]=&quot;owt&quot;;&quot;2&quot;;IF([.H821]=&quot;eerht&quot;;&quot;3&quot;;IF([.H821]=&quot;ruof&quot;;&quot;4&quot;;IF([.H821]=&quot;evif&quot;;&quot;5&quot;;IF([.H821]=&quot;xis&quot;;&quot;6&quot;;IF([.H821]=&quot;neves&quot;;&quot;7&quot;;IF([.H821]=&quot;thgie&quot;;&quot;8&quot;;IF([.H821]=&quot;enin&quot;;&quot;9&quot;;IF([.H821]=&quot;orez&quot;;&quot;0&quot;;[.H821])))))))))))" office:value-type="string" office:string-value="8" calcext:value-type="string">
            <text:p>8</text:p>
          </table:table-cell>
          <table:table-cell table:formula="of:=IF(ISNA([.G821]);&quot;&quot;;VALUE(COM.MICROSOFT.CONCAT([.I821:.J82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5stwofivefvnjtktztwo</text:p>
          </table:table-cell>
          <table:table-cell table:style-name="ce4" table:formula="of:=ORG.LIBREOFFICE.REGEX([.A822];&quot;\D&quot;;&quot;&quot;;&quot;g&quot;)" office:value-type="string" office:string-value="75" calcext:value-type="string">
            <text:p>75</text:p>
          </table:table-cell>
          <table:table-cell table:formula="of:=LEFT([.B822];1)" office:value-type="string" office:string-value="7" calcext:value-type="string">
            <text:p>7</text:p>
          </table:table-cell>
          <table:table-cell table:style-name="ce5" table:formula="of:=RIGHT([.B822];1)" office:value-type="string" office:string-value="5" calcext:value-type="string">
            <text:p>5</text:p>
          </table:table-cell>
          <table:table-cell table:formula="of:=VALUE(COM.MICROSOFT.CONCAT([.C822];[.D822]))" office:value-type="float" office:value="75" calcext:value-type="float">
            <text:p>75</text:p>
          </table:table-cell>
          <table:table-cell table:style-name="ce14" table:formula="of:=(STRREV([.A822]))" office:value-type="string" office:string-value="owtztktjnvfevifowts57" calcext:value-type="string">
            <text:p>owtztktjnvfevifowts57</text:p>
          </table:table-cell>
          <table:table-cell table:formula="of:=ORG.LIBREOFFICE.REGEX([.A82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22];&quot;eno|owt|eerht|ruof|evif|xis|neves|thgie|enin|orez|\d&quot;;;1)" office:value-type="string" office:string-value="owt" calcext:value-type="string">
            <text:p>owt</text:p>
          </table:table-cell>
          <table:table-cell table:formula="of:=IF(ISNA([.G822]);&quot;&quot;;IF([.G822]=&quot;one&quot;;&quot;1&quot;;IF([.G822]=&quot;two&quot;;&quot;2&quot;;IF([.G822]=&quot;three&quot;;&quot;3&quot;;IF([.G822]=&quot;four&quot;;&quot;4&quot;;IF([.G822]=&quot;five&quot;;&quot;5&quot;;IF([.G822]=&quot;six&quot;;&quot;6&quot;;IF([.G822]=&quot;seven&quot;;&quot;7&quot;;IF([.G822]=&quot;eight&quot;;&quot;8&quot;;IF([.G822]=&quot;nine&quot;;&quot;9&quot;;IF([.G822]=&quot;zero&quot;;&quot;0&quot;;VALUE([.G822]))))))))))))" office:value-type="float" office:value="7" calcext:value-type="float">
            <text:p>7</text:p>
          </table:table-cell>
          <table:table-cell table:style-name="ce7" table:formula="of:=IF(ISNA([.H822]);&quot;&quot;;IF([.H822]=&quot;eno&quot;;&quot;1&quot;;IF([.H822]=&quot;owt&quot;;&quot;2&quot;;IF([.H822]=&quot;eerht&quot;;&quot;3&quot;;IF([.H822]=&quot;ruof&quot;;&quot;4&quot;;IF([.H822]=&quot;evif&quot;;&quot;5&quot;;IF([.H822]=&quot;xis&quot;;&quot;6&quot;;IF([.H822]=&quot;neves&quot;;&quot;7&quot;;IF([.H822]=&quot;thgie&quot;;&quot;8&quot;;IF([.H822]=&quot;enin&quot;;&quot;9&quot;;IF([.H822]=&quot;orez&quot;;&quot;0&quot;;[.H822])))))))))))" office:value-type="string" office:string-value="2" calcext:value-type="string">
            <text:p>2</text:p>
          </table:table-cell>
          <table:table-cell table:formula="of:=IF(ISNA([.G822]);&quot;&quot;;VALUE(COM.MICROSOFT.CONCAT([.I822:.J822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msqj8ninepnsjbjxmzpdgcd8ttcnlzk</text:p>
          </table:table-cell>
          <table:table-cell table:style-name="ce4" table:formula="of:=ORG.LIBREOFFICE.REGEX([.A823];&quot;\D&quot;;&quot;&quot;;&quot;g&quot;)" office:value-type="string" office:string-value="188" calcext:value-type="string">
            <text:p>188</text:p>
          </table:table-cell>
          <table:table-cell table:formula="of:=LEFT([.B823];1)" office:value-type="string" office:string-value="1" calcext:value-type="string">
            <text:p>1</text:p>
          </table:table-cell>
          <table:table-cell table:style-name="ce5" table:formula="of:=RIGHT([.B823];1)" office:value-type="string" office:string-value="8" calcext:value-type="string">
            <text:p>8</text:p>
          </table:table-cell>
          <table:table-cell table:formula="of:=VALUE(COM.MICROSOFT.CONCAT([.C823];[.D823]))" office:value-type="float" office:value="18" calcext:value-type="float">
            <text:p>18</text:p>
          </table:table-cell>
          <table:table-cell table:style-name="ce14" table:formula="of:=(STRREV([.A823]))" office:value-type="string" office:string-value="kzlnctt8dcgdpzmxjbjsnpenin8jqsm1" calcext:value-type="string">
            <text:p>kzlnctt8dcgdpzmxjbjsnpenin8jqsm1</text:p>
          </table:table-cell>
          <table:table-cell table:formula="of:=ORG.LIBREOFFICE.REGEX([.A8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23];&quot;eno|owt|eerht|ruof|evif|xis|neves|thgie|enin|orez|\d&quot;;;1)" office:value-type="string" office:string-value="8" calcext:value-type="string">
            <text:p>8</text:p>
          </table:table-cell>
          <table:table-cell table:formula="of:=IF(ISNA([.G823]);&quot;&quot;;IF([.G823]=&quot;one&quot;;&quot;1&quot;;IF([.G823]=&quot;two&quot;;&quot;2&quot;;IF([.G823]=&quot;three&quot;;&quot;3&quot;;IF([.G823]=&quot;four&quot;;&quot;4&quot;;IF([.G823]=&quot;five&quot;;&quot;5&quot;;IF([.G823]=&quot;six&quot;;&quot;6&quot;;IF([.G823]=&quot;seven&quot;;&quot;7&quot;;IF([.G823]=&quot;eight&quot;;&quot;8&quot;;IF([.G823]=&quot;nine&quot;;&quot;9&quot;;IF([.G823]=&quot;zero&quot;;&quot;0&quot;;VALUE([.G823]))))))))))))" office:value-type="float" office:value="1" calcext:value-type="float">
            <text:p>1</text:p>
          </table:table-cell>
          <table:table-cell table:style-name="ce7" table:formula="of:=IF(ISNA([.H823]);&quot;&quot;;IF([.H823]=&quot;eno&quot;;&quot;1&quot;;IF([.H823]=&quot;owt&quot;;&quot;2&quot;;IF([.H823]=&quot;eerht&quot;;&quot;3&quot;;IF([.H823]=&quot;ruof&quot;;&quot;4&quot;;IF([.H823]=&quot;evif&quot;;&quot;5&quot;;IF([.H823]=&quot;xis&quot;;&quot;6&quot;;IF([.H823]=&quot;neves&quot;;&quot;7&quot;;IF([.H823]=&quot;thgie&quot;;&quot;8&quot;;IF([.H823]=&quot;enin&quot;;&quot;9&quot;;IF([.H823]=&quot;orez&quot;;&quot;0&quot;;[.H823])))))))))))" office:value-type="string" office:string-value="8" calcext:value-type="string">
            <text:p>8</text:p>
          </table:table-cell>
          <table:table-cell table:formula="of:=IF(ISNA([.G823]);&quot;&quot;;VALUE(COM.MICROSOFT.CONCAT([.I823:.J823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vmxntfmxxf8fivepcqn9</text:p>
          </table:table-cell>
          <table:table-cell table:style-name="ce4" table:formula="of:=ORG.LIBREOFFICE.REGEX([.A824];&quot;\D&quot;;&quot;&quot;;&quot;g&quot;)" office:value-type="string" office:string-value="89" calcext:value-type="string">
            <text:p>89</text:p>
          </table:table-cell>
          <table:table-cell table:formula="of:=LEFT([.B824];1)" office:value-type="string" office:string-value="8" calcext:value-type="string">
            <text:p>8</text:p>
          </table:table-cell>
          <table:table-cell table:style-name="ce5" table:formula="of:=RIGHT([.B824];1)" office:value-type="string" office:string-value="9" calcext:value-type="string">
            <text:p>9</text:p>
          </table:table-cell>
          <table:table-cell table:formula="of:=VALUE(COM.MICROSOFT.CONCAT([.C824];[.D824]))" office:value-type="float" office:value="89" calcext:value-type="float">
            <text:p>89</text:p>
          </table:table-cell>
          <table:table-cell table:style-name="ce14" table:formula="of:=(STRREV([.A824]))" office:value-type="string" office:string-value="9nqcpevif8fxxmftnxmvf" calcext:value-type="string">
            <text:p>9nqcpevif8fxxmftnxmvf</text:p>
          </table:table-cell>
          <table:table-cell table:formula="of:=ORG.LIBREOFFICE.REGEX([.A82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24];&quot;eno|owt|eerht|ruof|evif|xis|neves|thgie|enin|orez|\d&quot;;;1)" office:value-type="string" office:string-value="9" calcext:value-type="string">
            <text:p>9</text:p>
          </table:table-cell>
          <table:table-cell table:formula="of:=IF(ISNA([.G824]);&quot;&quot;;IF([.G824]=&quot;one&quot;;&quot;1&quot;;IF([.G824]=&quot;two&quot;;&quot;2&quot;;IF([.G824]=&quot;three&quot;;&quot;3&quot;;IF([.G824]=&quot;four&quot;;&quot;4&quot;;IF([.G824]=&quot;five&quot;;&quot;5&quot;;IF([.G824]=&quot;six&quot;;&quot;6&quot;;IF([.G824]=&quot;seven&quot;;&quot;7&quot;;IF([.G824]=&quot;eight&quot;;&quot;8&quot;;IF([.G824]=&quot;nine&quot;;&quot;9&quot;;IF([.G824]=&quot;zero&quot;;&quot;0&quot;;VALUE([.G824]))))))))))))" office:value-type="float" office:value="8" calcext:value-type="float">
            <text:p>8</text:p>
          </table:table-cell>
          <table:table-cell table:style-name="ce7" table:formula="of:=IF(ISNA([.H824]);&quot;&quot;;IF([.H824]=&quot;eno&quot;;&quot;1&quot;;IF([.H824]=&quot;owt&quot;;&quot;2&quot;;IF([.H824]=&quot;eerht&quot;;&quot;3&quot;;IF([.H824]=&quot;ruof&quot;;&quot;4&quot;;IF([.H824]=&quot;evif&quot;;&quot;5&quot;;IF([.H824]=&quot;xis&quot;;&quot;6&quot;;IF([.H824]=&quot;neves&quot;;&quot;7&quot;;IF([.H824]=&quot;thgie&quot;;&quot;8&quot;;IF([.H824]=&quot;enin&quot;;&quot;9&quot;;IF([.H824]=&quot;orez&quot;;&quot;0&quot;;[.H824])))))))))))" office:value-type="string" office:string-value="9" calcext:value-type="string">
            <text:p>9</text:p>
          </table:table-cell>
          <table:table-cell table:formula="of:=IF(ISNA([.G824]);&quot;&quot;;VALUE(COM.MICROSOFT.CONCAT([.I824:.J824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jkszt1seven</text:p>
          </table:table-cell>
          <table:table-cell table:style-name="ce4" table:formula="of:=ORG.LIBREOFFICE.REGEX([.A825];&quot;\D&quot;;&quot;&quot;;&quot;g&quot;)" office:value-type="string" office:string-value="1" calcext:value-type="string">
            <text:p>1</text:p>
          </table:table-cell>
          <table:table-cell table:formula="of:=LEFT([.B825];1)" office:value-type="string" office:string-value="1" calcext:value-type="string">
            <text:p>1</text:p>
          </table:table-cell>
          <table:table-cell table:style-name="ce5" table:formula="of:=RIGHT([.B825];1)" office:value-type="string" office:string-value="1" calcext:value-type="string">
            <text:p>1</text:p>
          </table:table-cell>
          <table:table-cell table:formula="of:=VALUE(COM.MICROSOFT.CONCAT([.C825];[.D825]))" office:value-type="float" office:value="11" calcext:value-type="float">
            <text:p>11</text:p>
          </table:table-cell>
          <table:table-cell table:style-name="ce14" table:formula="of:=(STRREV([.A825]))" office:value-type="string" office:string-value="neves1tzskjkf" calcext:value-type="string">
            <text:p>neves1tzskjkf</text:p>
          </table:table-cell>
          <table:table-cell table:formula="of:=ORG.LIBREOFFICE.REGEX([.A82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2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25]);&quot;&quot;;IF([.G825]=&quot;one&quot;;&quot;1&quot;;IF([.G825]=&quot;two&quot;;&quot;2&quot;;IF([.G825]=&quot;three&quot;;&quot;3&quot;;IF([.G825]=&quot;four&quot;;&quot;4&quot;;IF([.G825]=&quot;five&quot;;&quot;5&quot;;IF([.G825]=&quot;six&quot;;&quot;6&quot;;IF([.G825]=&quot;seven&quot;;&quot;7&quot;;IF([.G825]=&quot;eight&quot;;&quot;8&quot;;IF([.G825]=&quot;nine&quot;;&quot;9&quot;;IF([.G825]=&quot;zero&quot;;&quot;0&quot;;VALUE([.G825]))))))))))))" office:value-type="float" office:value="1" calcext:value-type="float">
            <text:p>1</text:p>
          </table:table-cell>
          <table:table-cell table:style-name="ce7" table:formula="of:=IF(ISNA([.H825]);&quot;&quot;;IF([.H825]=&quot;eno&quot;;&quot;1&quot;;IF([.H825]=&quot;owt&quot;;&quot;2&quot;;IF([.H825]=&quot;eerht&quot;;&quot;3&quot;;IF([.H825]=&quot;ruof&quot;;&quot;4&quot;;IF([.H825]=&quot;evif&quot;;&quot;5&quot;;IF([.H825]=&quot;xis&quot;;&quot;6&quot;;IF([.H825]=&quot;neves&quot;;&quot;7&quot;;IF([.H825]=&quot;thgie&quot;;&quot;8&quot;;IF([.H825]=&quot;enin&quot;;&quot;9&quot;;IF([.H825]=&quot;orez&quot;;&quot;0&quot;;[.H825])))))))))))" office:value-type="string" office:string-value="7" calcext:value-type="string">
            <text:p>7</text:p>
          </table:table-cell>
          <table:table-cell table:formula="of:=IF(ISNA([.G825]);&quot;&quot;;VALUE(COM.MICROSOFT.CONCAT([.I825:.J825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xkjvbjz8htrzhzkzmr</text:p>
          </table:table-cell>
          <table:table-cell table:style-name="ce4" table:formula="of:=ORG.LIBREOFFICE.REGEX([.A826];&quot;\D&quot;;&quot;&quot;;&quot;g&quot;)" office:value-type="string" office:string-value="38" calcext:value-type="string">
            <text:p>38</text:p>
          </table:table-cell>
          <table:table-cell table:formula="of:=LEFT([.B826];1)" office:value-type="string" office:string-value="3" calcext:value-type="string">
            <text:p>3</text:p>
          </table:table-cell>
          <table:table-cell table:style-name="ce5" table:formula="of:=RIGHT([.B826];1)" office:value-type="string" office:string-value="8" calcext:value-type="string">
            <text:p>8</text:p>
          </table:table-cell>
          <table:table-cell table:formula="of:=VALUE(COM.MICROSOFT.CONCAT([.C826];[.D826]))" office:value-type="float" office:value="38" calcext:value-type="float">
            <text:p>38</text:p>
          </table:table-cell>
          <table:table-cell table:style-name="ce14" table:formula="of:=(STRREV([.A826]))" office:value-type="string" office:string-value="rmzkzhzrth8zjbvjkx3" calcext:value-type="string">
            <text:p>rmzkzhzrth8zjbvjkx3</text:p>
          </table:table-cell>
          <table:table-cell table:formula="of:=ORG.LIBREOFFICE.REGEX([.A82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26];&quot;eno|owt|eerht|ruof|evif|xis|neves|thgie|enin|orez|\d&quot;;;1)" office:value-type="string" office:string-value="8" calcext:value-type="string">
            <text:p>8</text:p>
          </table:table-cell>
          <table:table-cell table:formula="of:=IF(ISNA([.G826]);&quot;&quot;;IF([.G826]=&quot;one&quot;;&quot;1&quot;;IF([.G826]=&quot;two&quot;;&quot;2&quot;;IF([.G826]=&quot;three&quot;;&quot;3&quot;;IF([.G826]=&quot;four&quot;;&quot;4&quot;;IF([.G826]=&quot;five&quot;;&quot;5&quot;;IF([.G826]=&quot;six&quot;;&quot;6&quot;;IF([.G826]=&quot;seven&quot;;&quot;7&quot;;IF([.G826]=&quot;eight&quot;;&quot;8&quot;;IF([.G826]=&quot;nine&quot;;&quot;9&quot;;IF([.G826]=&quot;zero&quot;;&quot;0&quot;;VALUE([.G826]))))))))))))" office:value-type="float" office:value="3" calcext:value-type="float">
            <text:p>3</text:p>
          </table:table-cell>
          <table:table-cell table:style-name="ce7" table:formula="of:=IF(ISNA([.H826]);&quot;&quot;;IF([.H826]=&quot;eno&quot;;&quot;1&quot;;IF([.H826]=&quot;owt&quot;;&quot;2&quot;;IF([.H826]=&quot;eerht&quot;;&quot;3&quot;;IF([.H826]=&quot;ruof&quot;;&quot;4&quot;;IF([.H826]=&quot;evif&quot;;&quot;5&quot;;IF([.H826]=&quot;xis&quot;;&quot;6&quot;;IF([.H826]=&quot;neves&quot;;&quot;7&quot;;IF([.H826]=&quot;thgie&quot;;&quot;8&quot;;IF([.H826]=&quot;enin&quot;;&quot;9&quot;;IF([.H826]=&quot;orez&quot;;&quot;0&quot;;[.H826])))))))))))" office:value-type="string" office:string-value="8" calcext:value-type="string">
            <text:p>8</text:p>
          </table:table-cell>
          <table:table-cell table:style-name="ce7" table:formula="of:=IF(ISNA([.G826]);&quot;&quot;;VALUE(COM.MICROSOFT.CONCAT([.I826:.J826])))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jktmfjbzdkpvzkpcqv9cpprlghqzdfive2five2</text:p>
          </table:table-cell>
          <table:table-cell table:style-name="ce4" table:formula="of:=ORG.LIBREOFFICE.REGEX([.A827];&quot;\D&quot;;&quot;&quot;;&quot;g&quot;)" office:value-type="string" office:string-value="2922" calcext:value-type="string">
            <text:p>2922</text:p>
          </table:table-cell>
          <table:table-cell table:formula="of:=LEFT([.B827];1)" office:value-type="string" office:string-value="2" calcext:value-type="string">
            <text:p>2</text:p>
          </table:table-cell>
          <table:table-cell table:style-name="ce5" table:formula="of:=RIGHT([.B827];1)" office:value-type="string" office:string-value="2" calcext:value-type="string">
            <text:p>2</text:p>
          </table:table-cell>
          <table:table-cell table:formula="of:=VALUE(COM.MICROSOFT.CONCAT([.C827];[.D827]))" office:value-type="float" office:value="22" calcext:value-type="float">
            <text:p>22</text:p>
          </table:table-cell>
          <table:table-cell table:style-name="ce14" table:formula="of:=(STRREV([.A827]))" office:value-type="string" office:string-value="2evif2evifdzqhglrppc9vqcpkzvpkdzbjfmtkj2" calcext:value-type="string">
            <text:p>2evif2evifdzqhglrppc9vqcpkzvpkdzbjfmtkj2</text:p>
          </table:table-cell>
          <table:table-cell table:formula="of:=ORG.LIBREOFFICE.REGEX([.A82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27];&quot;eno|owt|eerht|ruof|evif|xis|neves|thgie|enin|orez|\d&quot;;;1)" office:value-type="string" office:string-value="2" calcext:value-type="string">
            <text:p>2</text:p>
          </table:table-cell>
          <table:table-cell table:formula="of:=IF(ISNA([.G827]);&quot;&quot;;IF([.G827]=&quot;one&quot;;&quot;1&quot;;IF([.G827]=&quot;two&quot;;&quot;2&quot;;IF([.G827]=&quot;three&quot;;&quot;3&quot;;IF([.G827]=&quot;four&quot;;&quot;4&quot;;IF([.G827]=&quot;five&quot;;&quot;5&quot;;IF([.G827]=&quot;six&quot;;&quot;6&quot;;IF([.G827]=&quot;seven&quot;;&quot;7&quot;;IF([.G827]=&quot;eight&quot;;&quot;8&quot;;IF([.G827]=&quot;nine&quot;;&quot;9&quot;;IF([.G827]=&quot;zero&quot;;&quot;0&quot;;VALUE([.G827]))))))))))))" office:value-type="float" office:value="2" calcext:value-type="float">
            <text:p>2</text:p>
          </table:table-cell>
          <table:table-cell table:style-name="ce7" table:formula="of:=IF(ISNA([.H827]);&quot;&quot;;IF([.H827]=&quot;eno&quot;;&quot;1&quot;;IF([.H827]=&quot;owt&quot;;&quot;2&quot;;IF([.H827]=&quot;eerht&quot;;&quot;3&quot;;IF([.H827]=&quot;ruof&quot;;&quot;4&quot;;IF([.H827]=&quot;evif&quot;;&quot;5&quot;;IF([.H827]=&quot;xis&quot;;&quot;6&quot;;IF([.H827]=&quot;neves&quot;;&quot;7&quot;;IF([.H827]=&quot;thgie&quot;;&quot;8&quot;;IF([.H827]=&quot;enin&quot;;&quot;9&quot;;IF([.H827]=&quot;orez&quot;;&quot;0&quot;;[.H827])))))))))))" office:value-type="string" office:string-value="2" calcext:value-type="string">
            <text:p>2</text:p>
          </table:table-cell>
          <table:table-cell table:formula="of:=IF(ISNA([.G827]);&quot;&quot;;VALUE(COM.MICROSOFT.CONCAT([.I827:.J827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mhdxkscptwo87</text:p>
          </table:table-cell>
          <table:table-cell table:style-name="ce4" table:formula="of:=ORG.LIBREOFFICE.REGEX([.A828];&quot;\D&quot;;&quot;&quot;;&quot;g&quot;)" office:value-type="string" office:string-value="87" calcext:value-type="string">
            <text:p>87</text:p>
          </table:table-cell>
          <table:table-cell table:formula="of:=LEFT([.B828];1)" office:value-type="string" office:string-value="8" calcext:value-type="string">
            <text:p>8</text:p>
          </table:table-cell>
          <table:table-cell table:style-name="ce5" table:formula="of:=RIGHT([.B828];1)" office:value-type="string" office:string-value="7" calcext:value-type="string">
            <text:p>7</text:p>
          </table:table-cell>
          <table:table-cell table:formula="of:=VALUE(COM.MICROSOFT.CONCAT([.C828];[.D828]))" office:value-type="float" office:value="87" calcext:value-type="float">
            <text:p>87</text:p>
          </table:table-cell>
          <table:table-cell table:style-name="ce14" table:formula="of:=(STRREV([.A828]))" office:value-type="string" office:string-value="78owtpcskxdhmtl" calcext:value-type="string">
            <text:p>78owtpcskxdhmtl</text:p>
          </table:table-cell>
          <table:table-cell table:formula="of:=ORG.LIBREOFFICE.REGEX([.A82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28];&quot;eno|owt|eerht|ruof|evif|xis|neves|thgie|enin|orez|\d&quot;;;1)" office:value-type="string" office:string-value="7" calcext:value-type="string">
            <text:p>7</text:p>
          </table:table-cell>
          <table:table-cell table:formula="of:=IF(ISNA([.G828]);&quot;&quot;;IF([.G828]=&quot;one&quot;;&quot;1&quot;;IF([.G828]=&quot;two&quot;;&quot;2&quot;;IF([.G828]=&quot;three&quot;;&quot;3&quot;;IF([.G828]=&quot;four&quot;;&quot;4&quot;;IF([.G828]=&quot;five&quot;;&quot;5&quot;;IF([.G828]=&quot;six&quot;;&quot;6&quot;;IF([.G828]=&quot;seven&quot;;&quot;7&quot;;IF([.G828]=&quot;eight&quot;;&quot;8&quot;;IF([.G828]=&quot;nine&quot;;&quot;9&quot;;IF([.G828]=&quot;zero&quot;;&quot;0&quot;;VALUE([.G828]))))))))))))" office:value-type="string" office:string-value="2" calcext:value-type="string">
            <text:p>2</text:p>
          </table:table-cell>
          <table:table-cell table:style-name="ce7" table:formula="of:=IF(ISNA([.H828]);&quot;&quot;;IF([.H828]=&quot;eno&quot;;&quot;1&quot;;IF([.H828]=&quot;owt&quot;;&quot;2&quot;;IF([.H828]=&quot;eerht&quot;;&quot;3&quot;;IF([.H828]=&quot;ruof&quot;;&quot;4&quot;;IF([.H828]=&quot;evif&quot;;&quot;5&quot;;IF([.H828]=&quot;xis&quot;;&quot;6&quot;;IF([.H828]=&quot;neves&quot;;&quot;7&quot;;IF([.H828]=&quot;thgie&quot;;&quot;8&quot;;IF([.H828]=&quot;enin&quot;;&quot;9&quot;;IF([.H828]=&quot;orez&quot;;&quot;0&quot;;[.H828])))))))))))" office:value-type="string" office:string-value="7" calcext:value-type="string">
            <text:p>7</text:p>
          </table:table-cell>
          <table:table-cell table:formula="of:=IF(ISNA([.G828]);&quot;&quot;;VALUE(COM.MICROSOFT.CONCAT([.I828:.J828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xhkjeight5seven6c67rj</text:p>
          </table:table-cell>
          <table:table-cell table:style-name="ce4" table:formula="of:=ORG.LIBREOFFICE.REGEX([.A829];&quot;\D&quot;;&quot;&quot;;&quot;g&quot;)" office:value-type="string" office:string-value="5667" calcext:value-type="string">
            <text:p>5667</text:p>
          </table:table-cell>
          <table:table-cell table:formula="of:=LEFT([.B829];1)" office:value-type="string" office:string-value="5" calcext:value-type="string">
            <text:p>5</text:p>
          </table:table-cell>
          <table:table-cell table:style-name="ce5" table:formula="of:=RIGHT([.B829];1)" office:value-type="string" office:string-value="7" calcext:value-type="string">
            <text:p>7</text:p>
          </table:table-cell>
          <table:table-cell table:formula="of:=VALUE(COM.MICROSOFT.CONCAT([.C829];[.D829]))" office:value-type="float" office:value="57" calcext:value-type="float">
            <text:p>57</text:p>
          </table:table-cell>
          <table:table-cell table:style-name="ce14" table:formula="of:=(STRREV([.A829]))" office:value-type="string" office:string-value="jr76c6neves5thgiejkhxh" calcext:value-type="string">
            <text:p>jr76c6neves5thgiejkhxh</text:p>
          </table:table-cell>
          <table:table-cell table:formula="of:=ORG.LIBREOFFICE.REGEX([.A82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29];&quot;eno|owt|eerht|ruof|evif|xis|neves|thgie|enin|orez|\d&quot;;;1)" office:value-type="string" office:string-value="7" calcext:value-type="string">
            <text:p>7</text:p>
          </table:table-cell>
          <table:table-cell table:formula="of:=IF(ISNA([.G829]);&quot;&quot;;IF([.G829]=&quot;one&quot;;&quot;1&quot;;IF([.G829]=&quot;two&quot;;&quot;2&quot;;IF([.G829]=&quot;three&quot;;&quot;3&quot;;IF([.G829]=&quot;four&quot;;&quot;4&quot;;IF([.G829]=&quot;five&quot;;&quot;5&quot;;IF([.G829]=&quot;six&quot;;&quot;6&quot;;IF([.G829]=&quot;seven&quot;;&quot;7&quot;;IF([.G829]=&quot;eight&quot;;&quot;8&quot;;IF([.G829]=&quot;nine&quot;;&quot;9&quot;;IF([.G829]=&quot;zero&quot;;&quot;0&quot;;VALUE([.G829]))))))))))))" office:value-type="string" office:string-value="8" calcext:value-type="string">
            <text:p>8</text:p>
          </table:table-cell>
          <table:table-cell table:style-name="ce7" table:formula="of:=IF(ISNA([.H829]);&quot;&quot;;IF([.H829]=&quot;eno&quot;;&quot;1&quot;;IF([.H829]=&quot;owt&quot;;&quot;2&quot;;IF([.H829]=&quot;eerht&quot;;&quot;3&quot;;IF([.H829]=&quot;ruof&quot;;&quot;4&quot;;IF([.H829]=&quot;evif&quot;;&quot;5&quot;;IF([.H829]=&quot;xis&quot;;&quot;6&quot;;IF([.H829]=&quot;neves&quot;;&quot;7&quot;;IF([.H829]=&quot;thgie&quot;;&quot;8&quot;;IF([.H829]=&quot;enin&quot;;&quot;9&quot;;IF([.H829]=&quot;orez&quot;;&quot;0&quot;;[.H829])))))))))))" office:value-type="string" office:string-value="7" calcext:value-type="string">
            <text:p>7</text:p>
          </table:table-cell>
          <table:table-cell table:formula="of:=IF(ISNA([.G829]);&quot;&quot;;VALUE(COM.MICROSOFT.CONCAT([.I829:.J82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bzvthree891ztc5four8</text:p>
          </table:table-cell>
          <table:table-cell table:style-name="ce4" table:formula="of:=ORG.LIBREOFFICE.REGEX([.A830];&quot;\D&quot;;&quot;&quot;;&quot;g&quot;)" office:value-type="string" office:string-value="89158" calcext:value-type="string">
            <text:p>89158</text:p>
          </table:table-cell>
          <table:table-cell table:formula="of:=LEFT([.B830];1)" office:value-type="string" office:string-value="8" calcext:value-type="string">
            <text:p>8</text:p>
          </table:table-cell>
          <table:table-cell table:style-name="ce5" table:formula="of:=RIGHT([.B830];1)" office:value-type="string" office:string-value="8" calcext:value-type="string">
            <text:p>8</text:p>
          </table:table-cell>
          <table:table-cell table:formula="of:=VALUE(COM.MICROSOFT.CONCAT([.C830];[.D830]))" office:value-type="float" office:value="88" calcext:value-type="float">
            <text:p>88</text:p>
          </table:table-cell>
          <table:table-cell table:style-name="ce14" table:formula="of:=(STRREV([.A830]))" office:value-type="string" office:string-value="8ruof5ctz198eerhtvzbs" calcext:value-type="string">
            <text:p>8ruof5ctz198eerhtvzbs</text:p>
          </table:table-cell>
          <table:table-cell table:formula="of:=ORG.LIBREOFFICE.REGEX([.A83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30];&quot;eno|owt|eerht|ruof|evif|xis|neves|thgie|enin|orez|\d&quot;;;1)" office:value-type="string" office:string-value="8" calcext:value-type="string">
            <text:p>8</text:p>
          </table:table-cell>
          <table:table-cell table:formula="of:=IF(ISNA([.G830]);&quot;&quot;;IF([.G830]=&quot;one&quot;;&quot;1&quot;;IF([.G830]=&quot;two&quot;;&quot;2&quot;;IF([.G830]=&quot;three&quot;;&quot;3&quot;;IF([.G830]=&quot;four&quot;;&quot;4&quot;;IF([.G830]=&quot;five&quot;;&quot;5&quot;;IF([.G830]=&quot;six&quot;;&quot;6&quot;;IF([.G830]=&quot;seven&quot;;&quot;7&quot;;IF([.G830]=&quot;eight&quot;;&quot;8&quot;;IF([.G830]=&quot;nine&quot;;&quot;9&quot;;IF([.G830]=&quot;zero&quot;;&quot;0&quot;;VALUE([.G830]))))))))))))" office:value-type="string" office:string-value="3" calcext:value-type="string">
            <text:p>3</text:p>
          </table:table-cell>
          <table:table-cell table:style-name="ce7" table:formula="of:=IF(ISNA([.H830]);&quot;&quot;;IF([.H830]=&quot;eno&quot;;&quot;1&quot;;IF([.H830]=&quot;owt&quot;;&quot;2&quot;;IF([.H830]=&quot;eerht&quot;;&quot;3&quot;;IF([.H830]=&quot;ruof&quot;;&quot;4&quot;;IF([.H830]=&quot;evif&quot;;&quot;5&quot;;IF([.H830]=&quot;xis&quot;;&quot;6&quot;;IF([.H830]=&quot;neves&quot;;&quot;7&quot;;IF([.H830]=&quot;thgie&quot;;&quot;8&quot;;IF([.H830]=&quot;enin&quot;;&quot;9&quot;;IF([.H830]=&quot;orez&quot;;&quot;0&quot;;[.H830])))))))))))" office:value-type="string" office:string-value="8" calcext:value-type="string">
            <text:p>8</text:p>
          </table:table-cell>
          <table:table-cell table:formula="of:=IF(ISNA([.G830]);&quot;&quot;;VALUE(COM.MICROSOFT.CONCAT([.I830:.J83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4ngsvv7nfblcrjzjsgkknrx</text:p>
          </table:table-cell>
          <table:table-cell table:style-name="ce4" table:formula="of:=ORG.LIBREOFFICE.REGEX([.A831];&quot;\D&quot;;&quot;&quot;;&quot;g&quot;)" office:value-type="string" office:string-value="47" calcext:value-type="string">
            <text:p>47</text:p>
          </table:table-cell>
          <table:table-cell table:formula="of:=LEFT([.B831];1)" office:value-type="string" office:string-value="4" calcext:value-type="string">
            <text:p>4</text:p>
          </table:table-cell>
          <table:table-cell table:style-name="ce5" table:formula="of:=RIGHT([.B831];1)" office:value-type="string" office:string-value="7" calcext:value-type="string">
            <text:p>7</text:p>
          </table:table-cell>
          <table:table-cell table:formula="of:=VALUE(COM.MICROSOFT.CONCAT([.C831];[.D831]))" office:value-type="float" office:value="47" calcext:value-type="float">
            <text:p>47</text:p>
          </table:table-cell>
          <table:table-cell table:style-name="ce14" table:formula="of:=(STRREV([.A831]))" office:value-type="string" office:string-value="xrnkkgsjzjrclbfn7vvsgn4eno" calcext:value-type="string">
            <text:p>xrnkkgsjzjrclbfn7vvsgn4eno</text:p>
          </table:table-cell>
          <table:table-cell table:formula="of:=ORG.LIBREOFFICE.REGEX([.A83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31];&quot;eno|owt|eerht|ruof|evif|xis|neves|thgie|enin|orez|\d&quot;;;1)" office:value-type="string" office:string-value="7" calcext:value-type="string">
            <text:p>7</text:p>
          </table:table-cell>
          <table:table-cell table:formula="of:=IF(ISNA([.G831]);&quot;&quot;;IF([.G831]=&quot;one&quot;;&quot;1&quot;;IF([.G831]=&quot;two&quot;;&quot;2&quot;;IF([.G831]=&quot;three&quot;;&quot;3&quot;;IF([.G831]=&quot;four&quot;;&quot;4&quot;;IF([.G831]=&quot;five&quot;;&quot;5&quot;;IF([.G831]=&quot;six&quot;;&quot;6&quot;;IF([.G831]=&quot;seven&quot;;&quot;7&quot;;IF([.G831]=&quot;eight&quot;;&quot;8&quot;;IF([.G831]=&quot;nine&quot;;&quot;9&quot;;IF([.G831]=&quot;zero&quot;;&quot;0&quot;;VALUE([.G831]))))))))))))" office:value-type="string" office:string-value="1" calcext:value-type="string">
            <text:p>1</text:p>
          </table:table-cell>
          <table:table-cell table:style-name="ce7" table:formula="of:=IF(ISNA([.H831]);&quot;&quot;;IF([.H831]=&quot;eno&quot;;&quot;1&quot;;IF([.H831]=&quot;owt&quot;;&quot;2&quot;;IF([.H831]=&quot;eerht&quot;;&quot;3&quot;;IF([.H831]=&quot;ruof&quot;;&quot;4&quot;;IF([.H831]=&quot;evif&quot;;&quot;5&quot;;IF([.H831]=&quot;xis&quot;;&quot;6&quot;;IF([.H831]=&quot;neves&quot;;&quot;7&quot;;IF([.H831]=&quot;thgie&quot;;&quot;8&quot;;IF([.H831]=&quot;enin&quot;;&quot;9&quot;;IF([.H831]=&quot;orez&quot;;&quot;0&quot;;[.H831])))))))))))" office:value-type="string" office:string-value="7" calcext:value-type="string">
            <text:p>7</text:p>
          </table:table-cell>
          <table:table-cell table:formula="of:=IF(ISNA([.G831]);&quot;&quot;;VALUE(COM.MICROSOFT.CONCAT([.I831:.J831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b8one4qjjbvvcxrhfsslvq1</text:p>
          </table:table-cell>
          <table:table-cell table:style-name="ce4" table:formula="of:=ORG.LIBREOFFICE.REGEX([.A832];&quot;\D&quot;;&quot;&quot;;&quot;g&quot;)" office:value-type="string" office:string-value="841" calcext:value-type="string">
            <text:p>841</text:p>
          </table:table-cell>
          <table:table-cell table:formula="of:=LEFT([.B832];1)" office:value-type="string" office:string-value="8" calcext:value-type="string">
            <text:p>8</text:p>
          </table:table-cell>
          <table:table-cell table:style-name="ce5" table:formula="of:=RIGHT([.B832];1)" office:value-type="string" office:string-value="1" calcext:value-type="string">
            <text:p>1</text:p>
          </table:table-cell>
          <table:table-cell table:formula="of:=VALUE(COM.MICROSOFT.CONCAT([.C832];[.D832]))" office:value-type="float" office:value="81" calcext:value-type="float">
            <text:p>81</text:p>
          </table:table-cell>
          <table:table-cell table:style-name="ce14" table:formula="of:=(STRREV([.A832]))" office:value-type="string" office:string-value="1qvlssfhrxcvvbjjq4eno8brj" calcext:value-type="string">
            <text:p>1qvlssfhrxcvvbjjq4eno8brj</text:p>
          </table:table-cell>
          <table:table-cell table:formula="of:=ORG.LIBREOFFICE.REGEX([.A83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32];&quot;eno|owt|eerht|ruof|evif|xis|neves|thgie|enin|orez|\d&quot;;;1)" office:value-type="string" office:string-value="1" calcext:value-type="string">
            <text:p>1</text:p>
          </table:table-cell>
          <table:table-cell table:formula="of:=IF(ISNA([.G832]);&quot;&quot;;IF([.G832]=&quot;one&quot;;&quot;1&quot;;IF([.G832]=&quot;two&quot;;&quot;2&quot;;IF([.G832]=&quot;three&quot;;&quot;3&quot;;IF([.G832]=&quot;four&quot;;&quot;4&quot;;IF([.G832]=&quot;five&quot;;&quot;5&quot;;IF([.G832]=&quot;six&quot;;&quot;6&quot;;IF([.G832]=&quot;seven&quot;;&quot;7&quot;;IF([.G832]=&quot;eight&quot;;&quot;8&quot;;IF([.G832]=&quot;nine&quot;;&quot;9&quot;;IF([.G832]=&quot;zero&quot;;&quot;0&quot;;VALUE([.G832]))))))))))))" office:value-type="float" office:value="8" calcext:value-type="float">
            <text:p>8</text:p>
          </table:table-cell>
          <table:table-cell table:style-name="ce7" table:formula="of:=IF(ISNA([.H832]);&quot;&quot;;IF([.H832]=&quot;eno&quot;;&quot;1&quot;;IF([.H832]=&quot;owt&quot;;&quot;2&quot;;IF([.H832]=&quot;eerht&quot;;&quot;3&quot;;IF([.H832]=&quot;ruof&quot;;&quot;4&quot;;IF([.H832]=&quot;evif&quot;;&quot;5&quot;;IF([.H832]=&quot;xis&quot;;&quot;6&quot;;IF([.H832]=&quot;neves&quot;;&quot;7&quot;;IF([.H832]=&quot;thgie&quot;;&quot;8&quot;;IF([.H832]=&quot;enin&quot;;&quot;9&quot;;IF([.H832]=&quot;orez&quot;;&quot;0&quot;;[.H832])))))))))))" office:value-type="string" office:string-value="1" calcext:value-type="string">
            <text:p>1</text:p>
          </table:table-cell>
          <table:table-cell table:formula="of:=IF(ISNA([.G832]);&quot;&quot;;VALUE(COM.MICROSOFT.CONCAT([.I832:.J832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wo5one5</text:p>
          </table:table-cell>
          <table:table-cell table:style-name="ce4" table:formula="of:=ORG.LIBREOFFICE.REGEX([.A833];&quot;\D&quot;;&quot;&quot;;&quot;g&quot;)" office:value-type="string" office:string-value="655" calcext:value-type="string">
            <text:p>655</text:p>
          </table:table-cell>
          <table:table-cell table:formula="of:=LEFT([.B833];1)" office:value-type="string" office:string-value="6" calcext:value-type="string">
            <text:p>6</text:p>
          </table:table-cell>
          <table:table-cell table:style-name="ce5" table:formula="of:=RIGHT([.B833];1)" office:value-type="string" office:string-value="5" calcext:value-type="string">
            <text:p>5</text:p>
          </table:table-cell>
          <table:table-cell table:formula="of:=VALUE(COM.MICROSOFT.CONCAT([.C833];[.D833]))" office:value-type="float" office:value="65" calcext:value-type="float">
            <text:p>65</text:p>
          </table:table-cell>
          <table:table-cell table:style-name="ce14" table:formula="of:=(STRREV([.A833]))" office:value-type="string" office:string-value="5eno5owt6" calcext:value-type="string">
            <text:p>5eno5owt6</text:p>
          </table:table-cell>
          <table:table-cell table:formula="of:=ORG.LIBREOFFICE.REGEX([.A83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33];&quot;eno|owt|eerht|ruof|evif|xis|neves|thgie|enin|orez|\d&quot;;;1)" office:value-type="string" office:string-value="5" calcext:value-type="string">
            <text:p>5</text:p>
          </table:table-cell>
          <table:table-cell table:formula="of:=IF(ISNA([.G833]);&quot;&quot;;IF([.G833]=&quot;one&quot;;&quot;1&quot;;IF([.G833]=&quot;two&quot;;&quot;2&quot;;IF([.G833]=&quot;three&quot;;&quot;3&quot;;IF([.G833]=&quot;four&quot;;&quot;4&quot;;IF([.G833]=&quot;five&quot;;&quot;5&quot;;IF([.G833]=&quot;six&quot;;&quot;6&quot;;IF([.G833]=&quot;seven&quot;;&quot;7&quot;;IF([.G833]=&quot;eight&quot;;&quot;8&quot;;IF([.G833]=&quot;nine&quot;;&quot;9&quot;;IF([.G833]=&quot;zero&quot;;&quot;0&quot;;VALUE([.G833]))))))))))))" office:value-type="float" office:value="6" calcext:value-type="float">
            <text:p>6</text:p>
          </table:table-cell>
          <table:table-cell table:style-name="ce7" table:formula="of:=IF(ISNA([.H833]);&quot;&quot;;IF([.H833]=&quot;eno&quot;;&quot;1&quot;;IF([.H833]=&quot;owt&quot;;&quot;2&quot;;IF([.H833]=&quot;eerht&quot;;&quot;3&quot;;IF([.H833]=&quot;ruof&quot;;&quot;4&quot;;IF([.H833]=&quot;evif&quot;;&quot;5&quot;;IF([.H833]=&quot;xis&quot;;&quot;6&quot;;IF([.H833]=&quot;neves&quot;;&quot;7&quot;;IF([.H833]=&quot;thgie&quot;;&quot;8&quot;;IF([.H833]=&quot;enin&quot;;&quot;9&quot;;IF([.H833]=&quot;orez&quot;;&quot;0&quot;;[.H833])))))))))))" office:value-type="string" office:string-value="5" calcext:value-type="string">
            <text:p>5</text:p>
          </table:table-cell>
          <table:table-cell table:formula="of:=IF(ISNA([.G833]);&quot;&quot;;VALUE(COM.MICROSOFT.CONCAT([.I833:.J833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sonecheightnine61</text:p>
          </table:table-cell>
          <table:table-cell table:style-name="ce4" table:formula="of:=ORG.LIBREOFFICE.REGEX([.A834];&quot;\D&quot;;&quot;&quot;;&quot;g&quot;)" office:value-type="string" office:string-value="61" calcext:value-type="string">
            <text:p>61</text:p>
          </table:table-cell>
          <table:table-cell table:formula="of:=LEFT([.B834];1)" office:value-type="string" office:string-value="6" calcext:value-type="string">
            <text:p>6</text:p>
          </table:table-cell>
          <table:table-cell table:style-name="ce5" table:formula="of:=RIGHT([.B834];1)" office:value-type="string" office:string-value="1" calcext:value-type="string">
            <text:p>1</text:p>
          </table:table-cell>
          <table:table-cell table:formula="of:=VALUE(COM.MICROSOFT.CONCAT([.C834];[.D834]))" office:value-type="float" office:value="61" calcext:value-type="float">
            <text:p>61</text:p>
          </table:table-cell>
          <table:table-cell table:style-name="ce14" table:formula="of:=(STRREV([.A834]))" office:value-type="string" office:string-value="16eninthgiehcenoseerht" calcext:value-type="string">
            <text:p>16eninthgiehcenoseerht</text:p>
          </table:table-cell>
          <table:table-cell table:formula="of:=ORG.LIBREOFFICE.REGEX([.A834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34];&quot;eno|owt|eerht|ruof|evif|xis|neves|thgie|enin|orez|\d&quot;;;1)" office:value-type="string" office:string-value="1" calcext:value-type="string">
            <text:p>1</text:p>
          </table:table-cell>
          <table:table-cell table:formula="of:=IF(ISNA([.G834]);&quot;&quot;;IF([.G834]=&quot;one&quot;;&quot;1&quot;;IF([.G834]=&quot;two&quot;;&quot;2&quot;;IF([.G834]=&quot;three&quot;;&quot;3&quot;;IF([.G834]=&quot;four&quot;;&quot;4&quot;;IF([.G834]=&quot;five&quot;;&quot;5&quot;;IF([.G834]=&quot;six&quot;;&quot;6&quot;;IF([.G834]=&quot;seven&quot;;&quot;7&quot;;IF([.G834]=&quot;eight&quot;;&quot;8&quot;;IF([.G834]=&quot;nine&quot;;&quot;9&quot;;IF([.G834]=&quot;zero&quot;;&quot;0&quot;;VALUE([.G834]))))))))))))" office:value-type="string" office:string-value="3" calcext:value-type="string">
            <text:p>3</text:p>
          </table:table-cell>
          <table:table-cell table:style-name="ce7" table:formula="of:=IF(ISNA([.H834]);&quot;&quot;;IF([.H834]=&quot;eno&quot;;&quot;1&quot;;IF([.H834]=&quot;owt&quot;;&quot;2&quot;;IF([.H834]=&quot;eerht&quot;;&quot;3&quot;;IF([.H834]=&quot;ruof&quot;;&quot;4&quot;;IF([.H834]=&quot;evif&quot;;&quot;5&quot;;IF([.H834]=&quot;xis&quot;;&quot;6&quot;;IF([.H834]=&quot;neves&quot;;&quot;7&quot;;IF([.H834]=&quot;thgie&quot;;&quot;8&quot;;IF([.H834]=&quot;enin&quot;;&quot;9&quot;;IF([.H834]=&quot;orez&quot;;&quot;0&quot;;[.H834])))))))))))" office:value-type="string" office:string-value="1" calcext:value-type="string">
            <text:p>1</text:p>
          </table:table-cell>
          <table:table-cell table:formula="of:=IF(ISNA([.G834]);&quot;&quot;;VALUE(COM.MICROSOFT.CONCAT([.I834:.J834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zppx9sixgonefour</text:p>
          </table:table-cell>
          <table:table-cell table:style-name="ce4" table:formula="of:=ORG.LIBREOFFICE.REGEX([.A835];&quot;\D&quot;;&quot;&quot;;&quot;g&quot;)" office:value-type="string" office:string-value="9" calcext:value-type="string">
            <text:p>9</text:p>
          </table:table-cell>
          <table:table-cell table:formula="of:=LEFT([.B835];1)" office:value-type="string" office:string-value="9" calcext:value-type="string">
            <text:p>9</text:p>
          </table:table-cell>
          <table:table-cell table:style-name="ce5" table:formula="of:=RIGHT([.B835];1)" office:value-type="string" office:string-value="9" calcext:value-type="string">
            <text:p>9</text:p>
          </table:table-cell>
          <table:table-cell table:formula="of:=VALUE(COM.MICROSOFT.CONCAT([.C835];[.D835]))" office:value-type="float" office:value="99" calcext:value-type="float">
            <text:p>99</text:p>
          </table:table-cell>
          <table:table-cell table:style-name="ce14" table:formula="of:=(STRREV([.A835]))" office:value-type="string" office:string-value="ruofenogxis9xppzf" calcext:value-type="string">
            <text:p>ruofenogxis9xppzf</text:p>
          </table:table-cell>
          <table:table-cell table:formula="of:=ORG.LIBREOFFICE.REGEX([.A83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35];&quot;eno|owt|eerht|ruof|evif|xis|neves|thgie|enin|orez|\d&quot;;;1)" office:value-type="string" office:string-value="ruof" calcext:value-type="string">
            <text:p>ruof</text:p>
          </table:table-cell>
          <table:table-cell table:formula="of:=IF(ISNA([.G835]);&quot;&quot;;IF([.G835]=&quot;one&quot;;&quot;1&quot;;IF([.G835]=&quot;two&quot;;&quot;2&quot;;IF([.G835]=&quot;three&quot;;&quot;3&quot;;IF([.G835]=&quot;four&quot;;&quot;4&quot;;IF([.G835]=&quot;five&quot;;&quot;5&quot;;IF([.G835]=&quot;six&quot;;&quot;6&quot;;IF([.G835]=&quot;seven&quot;;&quot;7&quot;;IF([.G835]=&quot;eight&quot;;&quot;8&quot;;IF([.G835]=&quot;nine&quot;;&quot;9&quot;;IF([.G835]=&quot;zero&quot;;&quot;0&quot;;VALUE([.G835]))))))))))))" office:value-type="float" office:value="9" calcext:value-type="float">
            <text:p>9</text:p>
          </table:table-cell>
          <table:table-cell table:style-name="ce7" table:formula="of:=IF(ISNA([.H835]);&quot;&quot;;IF([.H835]=&quot;eno&quot;;&quot;1&quot;;IF([.H835]=&quot;owt&quot;;&quot;2&quot;;IF([.H835]=&quot;eerht&quot;;&quot;3&quot;;IF([.H835]=&quot;ruof&quot;;&quot;4&quot;;IF([.H835]=&quot;evif&quot;;&quot;5&quot;;IF([.H835]=&quot;xis&quot;;&quot;6&quot;;IF([.H835]=&quot;neves&quot;;&quot;7&quot;;IF([.H835]=&quot;thgie&quot;;&quot;8&quot;;IF([.H835]=&quot;enin&quot;;&quot;9&quot;;IF([.H835]=&quot;orez&quot;;&quot;0&quot;;[.H835])))))))))))" office:value-type="string" office:string-value="4" calcext:value-type="string">
            <text:p>4</text:p>
          </table:table-cell>
          <table:table-cell table:formula="of:=IF(ISNA([.G835]);&quot;&quot;;VALUE(COM.MICROSOFT.CONCAT([.I835:.J835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vnrr4five1fivejxxcmc</text:p>
          </table:table-cell>
          <table:table-cell table:style-name="ce4" table:formula="of:=ORG.LIBREOFFICE.REGEX([.A836];&quot;\D&quot;;&quot;&quot;;&quot;g&quot;)" office:value-type="string" office:string-value="641" calcext:value-type="string">
            <text:p>641</text:p>
          </table:table-cell>
          <table:table-cell table:formula="of:=LEFT([.B836];1)" office:value-type="string" office:string-value="6" calcext:value-type="string">
            <text:p>6</text:p>
          </table:table-cell>
          <table:table-cell table:style-name="ce5" table:formula="of:=RIGHT([.B836];1)" office:value-type="string" office:string-value="1" calcext:value-type="string">
            <text:p>1</text:p>
          </table:table-cell>
          <table:table-cell table:formula="of:=VALUE(COM.MICROSOFT.CONCAT([.C836];[.D836]))" office:value-type="float" office:value="61" calcext:value-type="float">
            <text:p>61</text:p>
          </table:table-cell>
          <table:table-cell table:style-name="ce14" table:formula="of:=(STRREV([.A836]))" office:value-type="string" office:string-value="cmcxxjevif1evif4rrnvf6" calcext:value-type="string">
            <text:p>cmcxxjevif1evif4rrnvf6</text:p>
          </table:table-cell>
          <table:table-cell table:formula="of:=ORG.LIBREOFFICE.REGEX([.A83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36];&quot;eno|owt|eerht|ruof|evif|xis|neves|thgie|enin|orez|\d&quot;;;1)" office:value-type="string" office:string-value="evif" calcext:value-type="string">
            <text:p>evif</text:p>
          </table:table-cell>
          <table:table-cell table:formula="of:=IF(ISNA([.G836]);&quot;&quot;;IF([.G836]=&quot;one&quot;;&quot;1&quot;;IF([.G836]=&quot;two&quot;;&quot;2&quot;;IF([.G836]=&quot;three&quot;;&quot;3&quot;;IF([.G836]=&quot;four&quot;;&quot;4&quot;;IF([.G836]=&quot;five&quot;;&quot;5&quot;;IF([.G836]=&quot;six&quot;;&quot;6&quot;;IF([.G836]=&quot;seven&quot;;&quot;7&quot;;IF([.G836]=&quot;eight&quot;;&quot;8&quot;;IF([.G836]=&quot;nine&quot;;&quot;9&quot;;IF([.G836]=&quot;zero&quot;;&quot;0&quot;;VALUE([.G836]))))))))))))" office:value-type="float" office:value="6" calcext:value-type="float">
            <text:p>6</text:p>
          </table:table-cell>
          <table:table-cell table:style-name="ce7" table:formula="of:=IF(ISNA([.H836]);&quot;&quot;;IF([.H836]=&quot;eno&quot;;&quot;1&quot;;IF([.H836]=&quot;owt&quot;;&quot;2&quot;;IF([.H836]=&quot;eerht&quot;;&quot;3&quot;;IF([.H836]=&quot;ruof&quot;;&quot;4&quot;;IF([.H836]=&quot;evif&quot;;&quot;5&quot;;IF([.H836]=&quot;xis&quot;;&quot;6&quot;;IF([.H836]=&quot;neves&quot;;&quot;7&quot;;IF([.H836]=&quot;thgie&quot;;&quot;8&quot;;IF([.H836]=&quot;enin&quot;;&quot;9&quot;;IF([.H836]=&quot;orez&quot;;&quot;0&quot;;[.H836])))))))))))" office:value-type="string" office:string-value="5" calcext:value-type="string">
            <text:p>5</text:p>
          </table:table-cell>
          <table:table-cell table:formula="of:=IF(ISNA([.G836]);&quot;&quot;;VALUE(COM.MICROSOFT.CONCAT([.I836:.J836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seven5threesevenfourr</text:p>
          </table:table-cell>
          <table:table-cell table:style-name="ce4" table:formula="of:=ORG.LIBREOFFICE.REGEX([.A837];&quot;\D&quot;;&quot;&quot;;&quot;g&quot;)" office:value-type="string" office:string-value="5" calcext:value-type="string">
            <text:p>5</text:p>
          </table:table-cell>
          <table:table-cell table:formula="of:=LEFT([.B837];1)" office:value-type="string" office:string-value="5" calcext:value-type="string">
            <text:p>5</text:p>
          </table:table-cell>
          <table:table-cell table:style-name="ce5" table:formula="of:=RIGHT([.B837];1)" office:value-type="string" office:string-value="5" calcext:value-type="string">
            <text:p>5</text:p>
          </table:table-cell>
          <table:table-cell table:formula="of:=VALUE(COM.MICROSOFT.CONCAT([.C837];[.D837]))" office:value-type="float" office:value="55" calcext:value-type="float">
            <text:p>55</text:p>
          </table:table-cell>
          <table:table-cell table:style-name="ce14" table:formula="of:=(STRREV([.A837]))" office:value-type="string" office:string-value="rruofneveseerht5nevess" calcext:value-type="string">
            <text:p>rruofneveseerht5nevess</text:p>
          </table:table-cell>
          <table:table-cell table:formula="of:=ORG.LIBREOFFICE.REGEX([.A83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37];&quot;eno|owt|eerht|ruof|evif|xis|neves|thgie|enin|orez|\d&quot;;;1)" office:value-type="string" office:string-value="ruof" calcext:value-type="string">
            <text:p>ruof</text:p>
          </table:table-cell>
          <table:table-cell table:formula="of:=IF(ISNA([.G837]);&quot;&quot;;IF([.G837]=&quot;one&quot;;&quot;1&quot;;IF([.G837]=&quot;two&quot;;&quot;2&quot;;IF([.G837]=&quot;three&quot;;&quot;3&quot;;IF([.G837]=&quot;four&quot;;&quot;4&quot;;IF([.G837]=&quot;five&quot;;&quot;5&quot;;IF([.G837]=&quot;six&quot;;&quot;6&quot;;IF([.G837]=&quot;seven&quot;;&quot;7&quot;;IF([.G837]=&quot;eight&quot;;&quot;8&quot;;IF([.G837]=&quot;nine&quot;;&quot;9&quot;;IF([.G837]=&quot;zero&quot;;&quot;0&quot;;VALUE([.G837]))))))))))))" office:value-type="string" office:string-value="7" calcext:value-type="string">
            <text:p>7</text:p>
          </table:table-cell>
          <table:table-cell table:style-name="ce7" table:formula="of:=IF(ISNA([.H837]);&quot;&quot;;IF([.H837]=&quot;eno&quot;;&quot;1&quot;;IF([.H837]=&quot;owt&quot;;&quot;2&quot;;IF([.H837]=&quot;eerht&quot;;&quot;3&quot;;IF([.H837]=&quot;ruof&quot;;&quot;4&quot;;IF([.H837]=&quot;evif&quot;;&quot;5&quot;;IF([.H837]=&quot;xis&quot;;&quot;6&quot;;IF([.H837]=&quot;neves&quot;;&quot;7&quot;;IF([.H837]=&quot;thgie&quot;;&quot;8&quot;;IF([.H837]=&quot;enin&quot;;&quot;9&quot;;IF([.H837]=&quot;orez&quot;;&quot;0&quot;;[.H837])))))))))))" office:value-type="string" office:string-value="4" calcext:value-type="string">
            <text:p>4</text:p>
          </table:table-cell>
          <table:table-cell table:formula="of:=IF(ISNA([.G837]);&quot;&quot;;VALUE(COM.MICROSOFT.CONCAT([.I837:.J837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cbnms5vctwo</text:p>
          </table:table-cell>
          <table:table-cell table:style-name="ce4" table:formula="of:=ORG.LIBREOFFICE.REGEX([.A838];&quot;\D&quot;;&quot;&quot;;&quot;g&quot;)" office:value-type="string" office:string-value="5" calcext:value-type="string">
            <text:p>5</text:p>
          </table:table-cell>
          <table:table-cell table:formula="of:=LEFT([.B838];1)" office:value-type="string" office:string-value="5" calcext:value-type="string">
            <text:p>5</text:p>
          </table:table-cell>
          <table:table-cell table:style-name="ce5" table:formula="of:=RIGHT([.B838];1)" office:value-type="string" office:string-value="5" calcext:value-type="string">
            <text:p>5</text:p>
          </table:table-cell>
          <table:table-cell table:formula="of:=VALUE(COM.MICROSOFT.CONCAT([.C838];[.D838]))" office:value-type="float" office:value="55" calcext:value-type="float">
            <text:p>55</text:p>
          </table:table-cell>
          <table:table-cell table:style-name="ce14" table:formula="of:=(STRREV([.A838]))" office:value-type="string" office:string-value="owtcv5smnbcf" calcext:value-type="string">
            <text:p>owtcv5smnbcf</text:p>
          </table:table-cell>
          <table:table-cell table:formula="of:=ORG.LIBREOFFICE.REGEX([.A83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38];&quot;eno|owt|eerht|ruof|evif|xis|neves|thgie|enin|orez|\d&quot;;;1)" office:value-type="string" office:string-value="owt" calcext:value-type="string">
            <text:p>owt</text:p>
          </table:table-cell>
          <table:table-cell table:formula="of:=IF(ISNA([.G838]);&quot;&quot;;IF([.G838]=&quot;one&quot;;&quot;1&quot;;IF([.G838]=&quot;two&quot;;&quot;2&quot;;IF([.G838]=&quot;three&quot;;&quot;3&quot;;IF([.G838]=&quot;four&quot;;&quot;4&quot;;IF([.G838]=&quot;five&quot;;&quot;5&quot;;IF([.G838]=&quot;six&quot;;&quot;6&quot;;IF([.G838]=&quot;seven&quot;;&quot;7&quot;;IF([.G838]=&quot;eight&quot;;&quot;8&quot;;IF([.G838]=&quot;nine&quot;;&quot;9&quot;;IF([.G838]=&quot;zero&quot;;&quot;0&quot;;VALUE([.G838]))))))))))))" office:value-type="float" office:value="5" calcext:value-type="float">
            <text:p>5</text:p>
          </table:table-cell>
          <table:table-cell table:style-name="ce7" table:formula="of:=IF(ISNA([.H838]);&quot;&quot;;IF([.H838]=&quot;eno&quot;;&quot;1&quot;;IF([.H838]=&quot;owt&quot;;&quot;2&quot;;IF([.H838]=&quot;eerht&quot;;&quot;3&quot;;IF([.H838]=&quot;ruof&quot;;&quot;4&quot;;IF([.H838]=&quot;evif&quot;;&quot;5&quot;;IF([.H838]=&quot;xis&quot;;&quot;6&quot;;IF([.H838]=&quot;neves&quot;;&quot;7&quot;;IF([.H838]=&quot;thgie&quot;;&quot;8&quot;;IF([.H838]=&quot;enin&quot;;&quot;9&quot;;IF([.H838]=&quot;orez&quot;;&quot;0&quot;;[.H838])))))))))))" office:value-type="string" office:string-value="2" calcext:value-type="string">
            <text:p>2</text:p>
          </table:table-cell>
          <table:table-cell table:formula="of:=IF(ISNA([.G838]);&quot;&quot;;VALUE(COM.MICROSOFT.CONCAT([.I838:.J838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29three8gvqknllg</text:p>
          </table:table-cell>
          <table:table-cell table:style-name="ce4" table:formula="of:=ORG.LIBREOFFICE.REGEX([.A839];&quot;\D&quot;;&quot;&quot;;&quot;g&quot;)" office:value-type="string" office:string-value="8298" calcext:value-type="string">
            <text:p>8298</text:p>
          </table:table-cell>
          <table:table-cell table:formula="of:=LEFT([.B839];1)" office:value-type="string" office:string-value="8" calcext:value-type="string">
            <text:p>8</text:p>
          </table:table-cell>
          <table:table-cell table:style-name="ce5" table:formula="of:=RIGHT([.B839];1)" office:value-type="string" office:string-value="8" calcext:value-type="string">
            <text:p>8</text:p>
          </table:table-cell>
          <table:table-cell table:formula="of:=VALUE(COM.MICROSOFT.CONCAT([.C839];[.D839]))" office:value-type="float" office:value="88" calcext:value-type="float">
            <text:p>88</text:p>
          </table:table-cell>
          <table:table-cell table:style-name="ce14" table:formula="of:=(STRREV([.A839]))" office:value-type="string" office:string-value="gllnkqvg8eerht928" calcext:value-type="string">
            <text:p>gllnkqvg8eerht928</text:p>
          </table:table-cell>
          <table:table-cell table:formula="of:=ORG.LIBREOFFICE.REGEX([.A83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39];&quot;eno|owt|eerht|ruof|evif|xis|neves|thgie|enin|orez|\d&quot;;;1)" office:value-type="string" office:string-value="8" calcext:value-type="string">
            <text:p>8</text:p>
          </table:table-cell>
          <table:table-cell table:formula="of:=IF(ISNA([.G839]);&quot;&quot;;IF([.G839]=&quot;one&quot;;&quot;1&quot;;IF([.G839]=&quot;two&quot;;&quot;2&quot;;IF([.G839]=&quot;three&quot;;&quot;3&quot;;IF([.G839]=&quot;four&quot;;&quot;4&quot;;IF([.G839]=&quot;five&quot;;&quot;5&quot;;IF([.G839]=&quot;six&quot;;&quot;6&quot;;IF([.G839]=&quot;seven&quot;;&quot;7&quot;;IF([.G839]=&quot;eight&quot;;&quot;8&quot;;IF([.G839]=&quot;nine&quot;;&quot;9&quot;;IF([.G839]=&quot;zero&quot;;&quot;0&quot;;VALUE([.G839]))))))))))))" office:value-type="float" office:value="8" calcext:value-type="float">
            <text:p>8</text:p>
          </table:table-cell>
          <table:table-cell table:style-name="ce7" table:formula="of:=IF(ISNA([.H839]);&quot;&quot;;IF([.H839]=&quot;eno&quot;;&quot;1&quot;;IF([.H839]=&quot;owt&quot;;&quot;2&quot;;IF([.H839]=&quot;eerht&quot;;&quot;3&quot;;IF([.H839]=&quot;ruof&quot;;&quot;4&quot;;IF([.H839]=&quot;evif&quot;;&quot;5&quot;;IF([.H839]=&quot;xis&quot;;&quot;6&quot;;IF([.H839]=&quot;neves&quot;;&quot;7&quot;;IF([.H839]=&quot;thgie&quot;;&quot;8&quot;;IF([.H839]=&quot;enin&quot;;&quot;9&quot;;IF([.H839]=&quot;orez&quot;;&quot;0&quot;;[.H839])))))))))))" office:value-type="string" office:string-value="8" calcext:value-type="string">
            <text:p>8</text:p>
          </table:table-cell>
          <table:table-cell table:formula="of:=IF(ISNA([.G839]);&quot;&quot;;VALUE(COM.MICROSOFT.CONCAT([.I839:.J83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cmf9</text:p>
          </table:table-cell>
          <table:table-cell table:style-name="ce4" table:formula="of:=ORG.LIBREOFFICE.REGEX([.A840];&quot;\D&quot;;&quot;&quot;;&quot;g&quot;)" office:value-type="string" office:string-value="9" calcext:value-type="string">
            <text:p>9</text:p>
          </table:table-cell>
          <table:table-cell table:formula="of:=LEFT([.B840];1)" office:value-type="string" office:string-value="9" calcext:value-type="string">
            <text:p>9</text:p>
          </table:table-cell>
          <table:table-cell table:style-name="ce5" table:formula="of:=RIGHT([.B840];1)" office:value-type="string" office:string-value="9" calcext:value-type="string">
            <text:p>9</text:p>
          </table:table-cell>
          <table:table-cell table:formula="of:=VALUE(COM.MICROSOFT.CONCAT([.C840];[.D840]))" office:value-type="float" office:value="99" calcext:value-type="float">
            <text:p>99</text:p>
          </table:table-cell>
          <table:table-cell table:style-name="ce14" table:formula="of:=(STRREV([.A840]))" office:value-type="string" office:string-value="9fmcq" calcext:value-type="string">
            <text:p>9fmcq</text:p>
          </table:table-cell>
          <table:table-cell table:formula="of:=ORG.LIBREOFFICE.REGEX([.A84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40];&quot;eno|owt|eerht|ruof|evif|xis|neves|thgie|enin|orez|\d&quot;;;1)" office:value-type="string" office:string-value="9" calcext:value-type="string">
            <text:p>9</text:p>
          </table:table-cell>
          <table:table-cell table:formula="of:=IF(ISNA([.G840]);&quot;&quot;;IF([.G840]=&quot;one&quot;;&quot;1&quot;;IF([.G840]=&quot;two&quot;;&quot;2&quot;;IF([.G840]=&quot;three&quot;;&quot;3&quot;;IF([.G840]=&quot;four&quot;;&quot;4&quot;;IF([.G840]=&quot;five&quot;;&quot;5&quot;;IF([.G840]=&quot;six&quot;;&quot;6&quot;;IF([.G840]=&quot;seven&quot;;&quot;7&quot;;IF([.G840]=&quot;eight&quot;;&quot;8&quot;;IF([.G840]=&quot;nine&quot;;&quot;9&quot;;IF([.G840]=&quot;zero&quot;;&quot;0&quot;;VALUE([.G840]))))))))))))" office:value-type="float" office:value="9" calcext:value-type="float">
            <text:p>9</text:p>
          </table:table-cell>
          <table:table-cell table:style-name="ce7" table:formula="of:=IF(ISNA([.H840]);&quot;&quot;;IF([.H840]=&quot;eno&quot;;&quot;1&quot;;IF([.H840]=&quot;owt&quot;;&quot;2&quot;;IF([.H840]=&quot;eerht&quot;;&quot;3&quot;;IF([.H840]=&quot;ruof&quot;;&quot;4&quot;;IF([.H840]=&quot;evif&quot;;&quot;5&quot;;IF([.H840]=&quot;xis&quot;;&quot;6&quot;;IF([.H840]=&quot;neves&quot;;&quot;7&quot;;IF([.H840]=&quot;thgie&quot;;&quot;8&quot;;IF([.H840]=&quot;enin&quot;;&quot;9&quot;;IF([.H840]=&quot;orez&quot;;&quot;0&quot;;[.H840])))))))))))" office:value-type="string" office:string-value="9" calcext:value-type="string">
            <text:p>9</text:p>
          </table:table-cell>
          <table:table-cell table:style-name="ce7" table:formula="of:=IF(ISNA([.G840]);&quot;&quot;;VALUE(COM.MICROSOFT.CONCAT([.I840:.J840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hreeeight4dxmsbb4</text:p>
          </table:table-cell>
          <table:table-cell table:style-name="ce4" table:formula="of:=ORG.LIBREOFFICE.REGEX([.A841];&quot;\D&quot;;&quot;&quot;;&quot;g&quot;)" office:value-type="string" office:string-value="44" calcext:value-type="string">
            <text:p>44</text:p>
          </table:table-cell>
          <table:table-cell table:formula="of:=LEFT([.B841];1)" office:value-type="string" office:string-value="4" calcext:value-type="string">
            <text:p>4</text:p>
          </table:table-cell>
          <table:table-cell table:style-name="ce5" table:formula="of:=RIGHT([.B841];1)" office:value-type="string" office:string-value="4" calcext:value-type="string">
            <text:p>4</text:p>
          </table:table-cell>
          <table:table-cell table:formula="of:=VALUE(COM.MICROSOFT.CONCAT([.C841];[.D841]))" office:value-type="float" office:value="44" calcext:value-type="float">
            <text:p>44</text:p>
          </table:table-cell>
          <table:table-cell table:style-name="ce14" table:formula="of:=(STRREV([.A841]))" office:value-type="string" office:string-value="4bbsmxd4thgieeerhtxis" calcext:value-type="string">
            <text:p>4bbsmxd4thgieeerhtxis</text:p>
          </table:table-cell>
          <table:table-cell table:formula="of:=ORG.LIBREOFFICE.REGEX([.A84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841];&quot;eno|owt|eerht|ruof|evif|xis|neves|thgie|enin|orez|\d&quot;;;1)" office:value-type="string" office:string-value="4" calcext:value-type="string">
            <text:p>4</text:p>
          </table:table-cell>
          <table:table-cell table:formula="of:=IF(ISNA([.G841]);&quot;&quot;;IF([.G841]=&quot;one&quot;;&quot;1&quot;;IF([.G841]=&quot;two&quot;;&quot;2&quot;;IF([.G841]=&quot;three&quot;;&quot;3&quot;;IF([.G841]=&quot;four&quot;;&quot;4&quot;;IF([.G841]=&quot;five&quot;;&quot;5&quot;;IF([.G841]=&quot;six&quot;;&quot;6&quot;;IF([.G841]=&quot;seven&quot;;&quot;7&quot;;IF([.G841]=&quot;eight&quot;;&quot;8&quot;;IF([.G841]=&quot;nine&quot;;&quot;9&quot;;IF([.G841]=&quot;zero&quot;;&quot;0&quot;;VALUE([.G841]))))))))))))" office:value-type="string" office:string-value="6" calcext:value-type="string">
            <text:p>6</text:p>
          </table:table-cell>
          <table:table-cell table:style-name="ce7" table:formula="of:=IF(ISNA([.H841]);&quot;&quot;;IF([.H841]=&quot;eno&quot;;&quot;1&quot;;IF([.H841]=&quot;owt&quot;;&quot;2&quot;;IF([.H841]=&quot;eerht&quot;;&quot;3&quot;;IF([.H841]=&quot;ruof&quot;;&quot;4&quot;;IF([.H841]=&quot;evif&quot;;&quot;5&quot;;IF([.H841]=&quot;xis&quot;;&quot;6&quot;;IF([.H841]=&quot;neves&quot;;&quot;7&quot;;IF([.H841]=&quot;thgie&quot;;&quot;8&quot;;IF([.H841]=&quot;enin&quot;;&quot;9&quot;;IF([.H841]=&quot;orez&quot;;&quot;0&quot;;[.H841])))))))))))" office:value-type="string" office:string-value="4" calcext:value-type="string">
            <text:p>4</text:p>
          </table:table-cell>
          <table:table-cell table:formula="of:=IF(ISNA([.G841]);&quot;&quot;;VALUE(COM.MICROSOFT.CONCAT([.I841:.J841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5fouronetwo</text:p>
          </table:table-cell>
          <table:table-cell table:style-name="ce4" table:formula="of:=ORG.LIBREOFFICE.REGEX([.A842];&quot;\D&quot;;&quot;&quot;;&quot;g&quot;)" office:value-type="string" office:string-value="5" calcext:value-type="string">
            <text:p>5</text:p>
          </table:table-cell>
          <table:table-cell table:formula="of:=LEFT([.B842];1)" office:value-type="string" office:string-value="5" calcext:value-type="string">
            <text:p>5</text:p>
          </table:table-cell>
          <table:table-cell table:style-name="ce5" table:formula="of:=RIGHT([.B842];1)" office:value-type="string" office:string-value="5" calcext:value-type="string">
            <text:p>5</text:p>
          </table:table-cell>
          <table:table-cell table:formula="of:=VALUE(COM.MICROSOFT.CONCAT([.C842];[.D842]))" office:value-type="float" office:value="55" calcext:value-type="float">
            <text:p>55</text:p>
          </table:table-cell>
          <table:table-cell table:style-name="ce14" table:formula="of:=(STRREV([.A842]))" office:value-type="string" office:string-value="owtenoruof5owt" calcext:value-type="string">
            <text:p>owtenoruof5owt</text:p>
          </table:table-cell>
          <table:table-cell table:formula="of:=ORG.LIBREOFFICE.REGEX([.A84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42];&quot;eno|owt|eerht|ruof|evif|xis|neves|thgie|enin|orez|\d&quot;;;1)" office:value-type="string" office:string-value="owt" calcext:value-type="string">
            <text:p>owt</text:p>
          </table:table-cell>
          <table:table-cell table:formula="of:=IF(ISNA([.G842]);&quot;&quot;;IF([.G842]=&quot;one&quot;;&quot;1&quot;;IF([.G842]=&quot;two&quot;;&quot;2&quot;;IF([.G842]=&quot;three&quot;;&quot;3&quot;;IF([.G842]=&quot;four&quot;;&quot;4&quot;;IF([.G842]=&quot;five&quot;;&quot;5&quot;;IF([.G842]=&quot;six&quot;;&quot;6&quot;;IF([.G842]=&quot;seven&quot;;&quot;7&quot;;IF([.G842]=&quot;eight&quot;;&quot;8&quot;;IF([.G842]=&quot;nine&quot;;&quot;9&quot;;IF([.G842]=&quot;zero&quot;;&quot;0&quot;;VALUE([.G842]))))))))))))" office:value-type="string" office:string-value="2" calcext:value-type="string">
            <text:p>2</text:p>
          </table:table-cell>
          <table:table-cell table:style-name="ce7" table:formula="of:=IF(ISNA([.H842]);&quot;&quot;;IF([.H842]=&quot;eno&quot;;&quot;1&quot;;IF([.H842]=&quot;owt&quot;;&quot;2&quot;;IF([.H842]=&quot;eerht&quot;;&quot;3&quot;;IF([.H842]=&quot;ruof&quot;;&quot;4&quot;;IF([.H842]=&quot;evif&quot;;&quot;5&quot;;IF([.H842]=&quot;xis&quot;;&quot;6&quot;;IF([.H842]=&quot;neves&quot;;&quot;7&quot;;IF([.H842]=&quot;thgie&quot;;&quot;8&quot;;IF([.H842]=&quot;enin&quot;;&quot;9&quot;;IF([.H842]=&quot;orez&quot;;&quot;0&quot;;[.H842])))))))))))" office:value-type="string" office:string-value="2" calcext:value-type="string">
            <text:p>2</text:p>
          </table:table-cell>
          <table:table-cell table:formula="of:=IF(ISNA([.G842]);&quot;&quot;;VALUE(COM.MICROSOFT.CONCAT([.I842:.J84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3foureight</text:p>
          </table:table-cell>
          <table:table-cell table:style-name="ce4" table:formula="of:=ORG.LIBREOFFICE.REGEX([.A843];&quot;\D&quot;;&quot;&quot;;&quot;g&quot;)" office:value-type="string" office:string-value="33" calcext:value-type="string">
            <text:p>33</text:p>
          </table:table-cell>
          <table:table-cell table:formula="of:=LEFT([.B843];1)" office:value-type="string" office:string-value="3" calcext:value-type="string">
            <text:p>3</text:p>
          </table:table-cell>
          <table:table-cell table:style-name="ce5" table:formula="of:=RIGHT([.B843];1)" office:value-type="string" office:string-value="3" calcext:value-type="string">
            <text:p>3</text:p>
          </table:table-cell>
          <table:table-cell table:formula="of:=VALUE(COM.MICROSOFT.CONCAT([.C843];[.D843]))" office:value-type="float" office:value="33" calcext:value-type="float">
            <text:p>33</text:p>
          </table:table-cell>
          <table:table-cell table:style-name="ce14" table:formula="of:=(STRREV([.A843]))" office:value-type="string" office:string-value="thgieruof33" calcext:value-type="string">
            <text:p>thgieruof33</text:p>
          </table:table-cell>
          <table:table-cell table:formula="of:=ORG.LIBREOFFICE.REGEX([.A84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4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43]);&quot;&quot;;IF([.G843]=&quot;one&quot;;&quot;1&quot;;IF([.G843]=&quot;two&quot;;&quot;2&quot;;IF([.G843]=&quot;three&quot;;&quot;3&quot;;IF([.G843]=&quot;four&quot;;&quot;4&quot;;IF([.G843]=&quot;five&quot;;&quot;5&quot;;IF([.G843]=&quot;six&quot;;&quot;6&quot;;IF([.G843]=&quot;seven&quot;;&quot;7&quot;;IF([.G843]=&quot;eight&quot;;&quot;8&quot;;IF([.G843]=&quot;nine&quot;;&quot;9&quot;;IF([.G843]=&quot;zero&quot;;&quot;0&quot;;VALUE([.G843]))))))))))))" office:value-type="float" office:value="3" calcext:value-type="float">
            <text:p>3</text:p>
          </table:table-cell>
          <table:table-cell table:style-name="ce7" table:formula="of:=IF(ISNA([.H843]);&quot;&quot;;IF([.H843]=&quot;eno&quot;;&quot;1&quot;;IF([.H843]=&quot;owt&quot;;&quot;2&quot;;IF([.H843]=&quot;eerht&quot;;&quot;3&quot;;IF([.H843]=&quot;ruof&quot;;&quot;4&quot;;IF([.H843]=&quot;evif&quot;;&quot;5&quot;;IF([.H843]=&quot;xis&quot;;&quot;6&quot;;IF([.H843]=&quot;neves&quot;;&quot;7&quot;;IF([.H843]=&quot;thgie&quot;;&quot;8&quot;;IF([.H843]=&quot;enin&quot;;&quot;9&quot;;IF([.H843]=&quot;orez&quot;;&quot;0&quot;;[.H843])))))))))))" office:value-type="string" office:string-value="8" calcext:value-type="string">
            <text:p>8</text:p>
          </table:table-cell>
          <table:table-cell table:formula="of:=IF(ISNA([.G843]);&quot;&quot;;VALUE(COM.MICROSOFT.CONCAT([.I843:.J843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xjmkfgtseventhreefdtvn9two1</text:p>
          </table:table-cell>
          <table:table-cell table:style-name="ce4" table:formula="of:=ORG.LIBREOFFICE.REGEX([.A844];&quot;\D&quot;;&quot;&quot;;&quot;g&quot;)" office:value-type="string" office:string-value="91" calcext:value-type="string">
            <text:p>91</text:p>
          </table:table-cell>
          <table:table-cell table:formula="of:=LEFT([.B844];1)" office:value-type="string" office:string-value="9" calcext:value-type="string">
            <text:p>9</text:p>
          </table:table-cell>
          <table:table-cell table:style-name="ce5" table:formula="of:=RIGHT([.B844];1)" office:value-type="string" office:string-value="1" calcext:value-type="string">
            <text:p>1</text:p>
          </table:table-cell>
          <table:table-cell table:formula="of:=VALUE(COM.MICROSOFT.CONCAT([.C844];[.D844]))" office:value-type="float" office:value="91" calcext:value-type="float">
            <text:p>91</text:p>
          </table:table-cell>
          <table:table-cell table:style-name="ce14" table:formula="of:=(STRREV([.A844]))" office:value-type="string" office:string-value="1owt9nvtdfeerhtnevestgfkmjxneves" calcext:value-type="string">
            <text:p>1owt9nvtdfeerhtnevestgfkmjxneves</text:p>
          </table:table-cell>
          <table:table-cell table:formula="of:=ORG.LIBREOFFICE.REGEX([.A84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44];&quot;eno|owt|eerht|ruof|evif|xis|neves|thgie|enin|orez|\d&quot;;;1)" office:value-type="string" office:string-value="1" calcext:value-type="string">
            <text:p>1</text:p>
          </table:table-cell>
          <table:table-cell table:formula="of:=IF(ISNA([.G844]);&quot;&quot;;IF([.G844]=&quot;one&quot;;&quot;1&quot;;IF([.G844]=&quot;two&quot;;&quot;2&quot;;IF([.G844]=&quot;three&quot;;&quot;3&quot;;IF([.G844]=&quot;four&quot;;&quot;4&quot;;IF([.G844]=&quot;five&quot;;&quot;5&quot;;IF([.G844]=&quot;six&quot;;&quot;6&quot;;IF([.G844]=&quot;seven&quot;;&quot;7&quot;;IF([.G844]=&quot;eight&quot;;&quot;8&quot;;IF([.G844]=&quot;nine&quot;;&quot;9&quot;;IF([.G844]=&quot;zero&quot;;&quot;0&quot;;VALUE([.G844]))))))))))))" office:value-type="string" office:string-value="7" calcext:value-type="string">
            <text:p>7</text:p>
          </table:table-cell>
          <table:table-cell table:style-name="ce7" table:formula="of:=IF(ISNA([.H844]);&quot;&quot;;IF([.H844]=&quot;eno&quot;;&quot;1&quot;;IF([.H844]=&quot;owt&quot;;&quot;2&quot;;IF([.H844]=&quot;eerht&quot;;&quot;3&quot;;IF([.H844]=&quot;ruof&quot;;&quot;4&quot;;IF([.H844]=&quot;evif&quot;;&quot;5&quot;;IF([.H844]=&quot;xis&quot;;&quot;6&quot;;IF([.H844]=&quot;neves&quot;;&quot;7&quot;;IF([.H844]=&quot;thgie&quot;;&quot;8&quot;;IF([.H844]=&quot;enin&quot;;&quot;9&quot;;IF([.H844]=&quot;orez&quot;;&quot;0&quot;;[.H844])))))))))))" office:value-type="string" office:string-value="1" calcext:value-type="string">
            <text:p>1</text:p>
          </table:table-cell>
          <table:table-cell table:formula="of:=IF(ISNA([.G844]);&quot;&quot;;VALUE(COM.MICROSOFT.CONCAT([.I844:.J844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qseven</text:p>
          </table:table-cell>
          <table:table-cell table:style-name="ce4" table:formula="of:=ORG.LIBREOFFICE.REGEX([.A845];&quot;\D&quot;;&quot;&quot;;&quot;g&quot;)" office:value-type="string" office:string-value="18" calcext:value-type="string">
            <text:p>18</text:p>
          </table:table-cell>
          <table:table-cell table:formula="of:=LEFT([.B845];1)" office:value-type="string" office:string-value="1" calcext:value-type="string">
            <text:p>1</text:p>
          </table:table-cell>
          <table:table-cell table:style-name="ce5" table:formula="of:=RIGHT([.B845];1)" office:value-type="string" office:string-value="8" calcext:value-type="string">
            <text:p>8</text:p>
          </table:table-cell>
          <table:table-cell table:formula="of:=VALUE(COM.MICROSOFT.CONCAT([.C845];[.D845]))" office:value-type="float" office:value="18" calcext:value-type="float">
            <text:p>18</text:p>
          </table:table-cell>
          <table:table-cell table:style-name="ce14" table:formula="of:=(STRREV([.A845]))" office:value-type="string" office:string-value="nevesq81" calcext:value-type="string">
            <text:p>nevesq81</text:p>
          </table:table-cell>
          <table:table-cell table:formula="of:=ORG.LIBREOFFICE.REGEX([.A84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4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45]);&quot;&quot;;IF([.G845]=&quot;one&quot;;&quot;1&quot;;IF([.G845]=&quot;two&quot;;&quot;2&quot;;IF([.G845]=&quot;three&quot;;&quot;3&quot;;IF([.G845]=&quot;four&quot;;&quot;4&quot;;IF([.G845]=&quot;five&quot;;&quot;5&quot;;IF([.G845]=&quot;six&quot;;&quot;6&quot;;IF([.G845]=&quot;seven&quot;;&quot;7&quot;;IF([.G845]=&quot;eight&quot;;&quot;8&quot;;IF([.G845]=&quot;nine&quot;;&quot;9&quot;;IF([.G845]=&quot;zero&quot;;&quot;0&quot;;VALUE([.G845]))))))))))))" office:value-type="float" office:value="1" calcext:value-type="float">
            <text:p>1</text:p>
          </table:table-cell>
          <table:table-cell table:style-name="ce7" table:formula="of:=IF(ISNA([.H845]);&quot;&quot;;IF([.H845]=&quot;eno&quot;;&quot;1&quot;;IF([.H845]=&quot;owt&quot;;&quot;2&quot;;IF([.H845]=&quot;eerht&quot;;&quot;3&quot;;IF([.H845]=&quot;ruof&quot;;&quot;4&quot;;IF([.H845]=&quot;evif&quot;;&quot;5&quot;;IF([.H845]=&quot;xis&quot;;&quot;6&quot;;IF([.H845]=&quot;neves&quot;;&quot;7&quot;;IF([.H845]=&quot;thgie&quot;;&quot;8&quot;;IF([.H845]=&quot;enin&quot;;&quot;9&quot;;IF([.H845]=&quot;orez&quot;;&quot;0&quot;;[.H845])))))))))))" office:value-type="string" office:string-value="7" calcext:value-type="string">
            <text:p>7</text:p>
          </table:table-cell>
          <table:table-cell table:formula="of:=IF(ISNA([.G845]);&quot;&quot;;VALUE(COM.MICROSOFT.CONCAT([.I845:.J845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141mfxlzkgvonebhddp</text:p>
          </table:table-cell>
          <table:table-cell table:style-name="ce4" table:formula="of:=ORG.LIBREOFFICE.REGEX([.A846];&quot;\D&quot;;&quot;&quot;;&quot;g&quot;)" office:value-type="string" office:string-value="8141" calcext:value-type="string">
            <text:p>8141</text:p>
          </table:table-cell>
          <table:table-cell table:formula="of:=LEFT([.B846];1)" office:value-type="string" office:string-value="8" calcext:value-type="string">
            <text:p>8</text:p>
          </table:table-cell>
          <table:table-cell table:style-name="ce5" table:formula="of:=RIGHT([.B846];1)" office:value-type="string" office:string-value="1" calcext:value-type="string">
            <text:p>1</text:p>
          </table:table-cell>
          <table:table-cell table:formula="of:=VALUE(COM.MICROSOFT.CONCAT([.C846];[.D846]))" office:value-type="float" office:value="81" calcext:value-type="float">
            <text:p>81</text:p>
          </table:table-cell>
          <table:table-cell table:style-name="ce14" table:formula="of:=(STRREV([.A846]))" office:value-type="string" office:string-value="pddhbenovgkzlxfm1418" calcext:value-type="string">
            <text:p>pddhbenovgkzlxfm1418</text:p>
          </table:table-cell>
          <table:table-cell table:formula="of:=ORG.LIBREOFFICE.REGEX([.A84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46];&quot;eno|owt|eerht|ruof|evif|xis|neves|thgie|enin|orez|\d&quot;;;1)" office:value-type="string" office:string-value="eno" calcext:value-type="string">
            <text:p>eno</text:p>
          </table:table-cell>
          <table:table-cell table:formula="of:=IF(ISNA([.G846]);&quot;&quot;;IF([.G846]=&quot;one&quot;;&quot;1&quot;;IF([.G846]=&quot;two&quot;;&quot;2&quot;;IF([.G846]=&quot;three&quot;;&quot;3&quot;;IF([.G846]=&quot;four&quot;;&quot;4&quot;;IF([.G846]=&quot;five&quot;;&quot;5&quot;;IF([.G846]=&quot;six&quot;;&quot;6&quot;;IF([.G846]=&quot;seven&quot;;&quot;7&quot;;IF([.G846]=&quot;eight&quot;;&quot;8&quot;;IF([.G846]=&quot;nine&quot;;&quot;9&quot;;IF([.G846]=&quot;zero&quot;;&quot;0&quot;;VALUE([.G846]))))))))))))" office:value-type="float" office:value="8" calcext:value-type="float">
            <text:p>8</text:p>
          </table:table-cell>
          <table:table-cell table:style-name="ce7" table:formula="of:=IF(ISNA([.H846]);&quot;&quot;;IF([.H846]=&quot;eno&quot;;&quot;1&quot;;IF([.H846]=&quot;owt&quot;;&quot;2&quot;;IF([.H846]=&quot;eerht&quot;;&quot;3&quot;;IF([.H846]=&quot;ruof&quot;;&quot;4&quot;;IF([.H846]=&quot;evif&quot;;&quot;5&quot;;IF([.H846]=&quot;xis&quot;;&quot;6&quot;;IF([.H846]=&quot;neves&quot;;&quot;7&quot;;IF([.H846]=&quot;thgie&quot;;&quot;8&quot;;IF([.H846]=&quot;enin&quot;;&quot;9&quot;;IF([.H846]=&quot;orez&quot;;&quot;0&quot;;[.H846])))))))))))" office:value-type="string" office:string-value="1" calcext:value-type="string">
            <text:p>1</text:p>
          </table:table-cell>
          <table:table-cell table:formula="of:=IF(ISNA([.G846]);&quot;&quot;;VALUE(COM.MICROSOFT.CONCAT([.I846:.J846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nmdmvrjktseven</text:p>
          </table:table-cell>
          <table:table-cell table:style-name="ce4" table:formula="of:=ORG.LIBREOFFICE.REGEX([.A847];&quot;\D&quot;;&quot;&quot;;&quot;g&quot;)" office:value-type="string" office:string-value="3" calcext:value-type="string">
            <text:p>3</text:p>
          </table:table-cell>
          <table:table-cell table:formula="of:=LEFT([.B847];1)" office:value-type="string" office:string-value="3" calcext:value-type="string">
            <text:p>3</text:p>
          </table:table-cell>
          <table:table-cell table:style-name="ce5" table:formula="of:=RIGHT([.B847];1)" office:value-type="string" office:string-value="3" calcext:value-type="string">
            <text:p>3</text:p>
          </table:table-cell>
          <table:table-cell table:formula="of:=VALUE(COM.MICROSOFT.CONCAT([.C847];[.D847]))" office:value-type="float" office:value="33" calcext:value-type="float">
            <text:p>33</text:p>
          </table:table-cell>
          <table:table-cell table:style-name="ce14" table:formula="of:=(STRREV([.A847]))" office:value-type="string" office:string-value="nevestkjrvmdmnf3" calcext:value-type="string">
            <text:p>nevestkjrvmdmnf3</text:p>
          </table:table-cell>
          <table:table-cell table:formula="of:=ORG.LIBREOFFICE.REGEX([.A84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4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47]);&quot;&quot;;IF([.G847]=&quot;one&quot;;&quot;1&quot;;IF([.G847]=&quot;two&quot;;&quot;2&quot;;IF([.G847]=&quot;three&quot;;&quot;3&quot;;IF([.G847]=&quot;four&quot;;&quot;4&quot;;IF([.G847]=&quot;five&quot;;&quot;5&quot;;IF([.G847]=&quot;six&quot;;&quot;6&quot;;IF([.G847]=&quot;seven&quot;;&quot;7&quot;;IF([.G847]=&quot;eight&quot;;&quot;8&quot;;IF([.G847]=&quot;nine&quot;;&quot;9&quot;;IF([.G847]=&quot;zero&quot;;&quot;0&quot;;VALUE([.G847]))))))))))))" office:value-type="float" office:value="3" calcext:value-type="float">
            <text:p>3</text:p>
          </table:table-cell>
          <table:table-cell table:style-name="ce7" table:formula="of:=IF(ISNA([.H847]);&quot;&quot;;IF([.H847]=&quot;eno&quot;;&quot;1&quot;;IF([.H847]=&quot;owt&quot;;&quot;2&quot;;IF([.H847]=&quot;eerht&quot;;&quot;3&quot;;IF([.H847]=&quot;ruof&quot;;&quot;4&quot;;IF([.H847]=&quot;evif&quot;;&quot;5&quot;;IF([.H847]=&quot;xis&quot;;&quot;6&quot;;IF([.H847]=&quot;neves&quot;;&quot;7&quot;;IF([.H847]=&quot;thgie&quot;;&quot;8&quot;;IF([.H847]=&quot;enin&quot;;&quot;9&quot;;IF([.H847]=&quot;orez&quot;;&quot;0&quot;;[.H847])))))))))))" office:value-type="string" office:string-value="7" calcext:value-type="string">
            <text:p>7</text:p>
          </table:table-cell>
          <table:table-cell table:formula="of:=IF(ISNA([.G847]);&quot;&quot;;VALUE(COM.MICROSOFT.CONCAT([.I847:.J847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cnjmxchfive9</text:p>
          </table:table-cell>
          <table:table-cell table:style-name="ce4" table:formula="of:=ORG.LIBREOFFICE.REGEX([.A848];&quot;\D&quot;;&quot;&quot;;&quot;g&quot;)" office:value-type="string" office:string-value="9" calcext:value-type="string">
            <text:p>9</text:p>
          </table:table-cell>
          <table:table-cell table:formula="of:=LEFT([.B848];1)" office:value-type="string" office:string-value="9" calcext:value-type="string">
            <text:p>9</text:p>
          </table:table-cell>
          <table:table-cell table:style-name="ce5" table:formula="of:=RIGHT([.B848];1)" office:value-type="string" office:string-value="9" calcext:value-type="string">
            <text:p>9</text:p>
          </table:table-cell>
          <table:table-cell table:formula="of:=VALUE(COM.MICROSOFT.CONCAT([.C848];[.D848]))" office:value-type="float" office:value="99" calcext:value-type="float">
            <text:p>99</text:p>
          </table:table-cell>
          <table:table-cell table:style-name="ce14" table:formula="of:=(STRREV([.A848]))" office:value-type="string" office:string-value="9evifhcxmjncgh" calcext:value-type="string">
            <text:p>9evifhcxmjncgh</text:p>
          </table:table-cell>
          <table:table-cell table:formula="of:=ORG.LIBREOFFICE.REGEX([.A84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848];&quot;eno|owt|eerht|ruof|evif|xis|neves|thgie|enin|orez|\d&quot;;;1)" office:value-type="string" office:string-value="9" calcext:value-type="string">
            <text:p>9</text:p>
          </table:table-cell>
          <table:table-cell table:formula="of:=IF(ISNA([.G848]);&quot;&quot;;IF([.G848]=&quot;one&quot;;&quot;1&quot;;IF([.G848]=&quot;two&quot;;&quot;2&quot;;IF([.G848]=&quot;three&quot;;&quot;3&quot;;IF([.G848]=&quot;four&quot;;&quot;4&quot;;IF([.G848]=&quot;five&quot;;&quot;5&quot;;IF([.G848]=&quot;six&quot;;&quot;6&quot;;IF([.G848]=&quot;seven&quot;;&quot;7&quot;;IF([.G848]=&quot;eight&quot;;&quot;8&quot;;IF([.G848]=&quot;nine&quot;;&quot;9&quot;;IF([.G848]=&quot;zero&quot;;&quot;0&quot;;VALUE([.G848]))))))))))))" office:value-type="string" office:string-value="5" calcext:value-type="string">
            <text:p>5</text:p>
          </table:table-cell>
          <table:table-cell table:style-name="ce7" table:formula="of:=IF(ISNA([.H848]);&quot;&quot;;IF([.H848]=&quot;eno&quot;;&quot;1&quot;;IF([.H848]=&quot;owt&quot;;&quot;2&quot;;IF([.H848]=&quot;eerht&quot;;&quot;3&quot;;IF([.H848]=&quot;ruof&quot;;&quot;4&quot;;IF([.H848]=&quot;evif&quot;;&quot;5&quot;;IF([.H848]=&quot;xis&quot;;&quot;6&quot;;IF([.H848]=&quot;neves&quot;;&quot;7&quot;;IF([.H848]=&quot;thgie&quot;;&quot;8&quot;;IF([.H848]=&quot;enin&quot;;&quot;9&quot;;IF([.H848]=&quot;orez&quot;;&quot;0&quot;;[.H848])))))))))))" office:value-type="string" office:string-value="9" calcext:value-type="string">
            <text:p>9</text:p>
          </table:table-cell>
          <table:table-cell table:formula="of:=IF(ISNA([.G848]);&quot;&quot;;VALUE(COM.MICROSOFT.CONCAT([.I848:.J848])))" office:value-type="float" office:value="59" calcext:value-type="float">
            <text:p>59</text:p>
          </table:table-cell>
          <table:table-cell table:formula="of:=VALUE([.I848]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sfvcmptk81</text:p>
          </table:table-cell>
          <table:table-cell table:style-name="ce4" table:formula="of:=ORG.LIBREOFFICE.REGEX([.A849];&quot;\D&quot;;&quot;&quot;;&quot;g&quot;)" office:value-type="string" office:string-value="81" calcext:value-type="string">
            <text:p>81</text:p>
          </table:table-cell>
          <table:table-cell table:formula="of:=LEFT([.B849];1)" office:value-type="string" office:string-value="8" calcext:value-type="string">
            <text:p>8</text:p>
          </table:table-cell>
          <table:table-cell table:style-name="ce5" table:formula="of:=RIGHT([.B849];1)" office:value-type="string" office:string-value="1" calcext:value-type="string">
            <text:p>1</text:p>
          </table:table-cell>
          <table:table-cell table:formula="of:=VALUE(COM.MICROSOFT.CONCAT([.C849];[.D849]))" office:value-type="float" office:value="81" calcext:value-type="float">
            <text:p>81</text:p>
          </table:table-cell>
          <table:table-cell table:style-name="ce14" table:formula="of:=(STRREV([.A849]))" office:value-type="string" office:string-value="18ktpmcvfs" calcext:value-type="string">
            <text:p>18ktpmcvfs</text:p>
          </table:table-cell>
          <table:table-cell table:formula="of:=ORG.LIBREOFFICE.REGEX([.A84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49];&quot;eno|owt|eerht|ruof|evif|xis|neves|thgie|enin|orez|\d&quot;;;1)" office:value-type="string" office:string-value="1" calcext:value-type="string">
            <text:p>1</text:p>
          </table:table-cell>
          <table:table-cell table:formula="of:=IF(ISNA([.G849]);&quot;&quot;;IF([.G849]=&quot;one&quot;;&quot;1&quot;;IF([.G849]=&quot;two&quot;;&quot;2&quot;;IF([.G849]=&quot;three&quot;;&quot;3&quot;;IF([.G849]=&quot;four&quot;;&quot;4&quot;;IF([.G849]=&quot;five&quot;;&quot;5&quot;;IF([.G849]=&quot;six&quot;;&quot;6&quot;;IF([.G849]=&quot;seven&quot;;&quot;7&quot;;IF([.G849]=&quot;eight&quot;;&quot;8&quot;;IF([.G849]=&quot;nine&quot;;&quot;9&quot;;IF([.G849]=&quot;zero&quot;;&quot;0&quot;;VALUE([.G849]))))))))))))" office:value-type="float" office:value="8" calcext:value-type="float">
            <text:p>8</text:p>
          </table:table-cell>
          <table:table-cell table:style-name="ce7" table:formula="of:=IF(ISNA([.H849]);&quot;&quot;;IF([.H849]=&quot;eno&quot;;&quot;1&quot;;IF([.H849]=&quot;owt&quot;;&quot;2&quot;;IF([.H849]=&quot;eerht&quot;;&quot;3&quot;;IF([.H849]=&quot;ruof&quot;;&quot;4&quot;;IF([.H849]=&quot;evif&quot;;&quot;5&quot;;IF([.H849]=&quot;xis&quot;;&quot;6&quot;;IF([.H849]=&quot;neves&quot;;&quot;7&quot;;IF([.H849]=&quot;thgie&quot;;&quot;8&quot;;IF([.H849]=&quot;enin&quot;;&quot;9&quot;;IF([.H849]=&quot;orez&quot;;&quot;0&quot;;[.H849])))))))))))" office:value-type="string" office:string-value="1" calcext:value-type="string">
            <text:p>1</text:p>
          </table:table-cell>
          <table:table-cell table:style-name="ce7" table:formula="of:=IF(ISNA([.G849]);&quot;&quot;;VALUE(COM.MICROSOFT.CONCAT([.I849:.J849])))" office:value-type="float" office:value="81" calcext:value-type="float">
            <text:p>81</text:p>
          </table:table-cell>
          <table:table-cell table:formula="of:=VALUE([.I849])" office:value-type="float" office:value="8" calcext:value-type="float">
            <text:p>8</text:p>
          </table:table-cell>
          <table:table-cell table:formula="of:=SUM([.L848:.L849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vsfrpfzvdgxfjzxmpsdeight36four</text:p>
          </table:table-cell>
          <table:table-cell table:style-name="ce4" table:formula="of:=ORG.LIBREOFFICE.REGEX([.A850];&quot;\D&quot;;&quot;&quot;;&quot;g&quot;)" office:value-type="string" office:string-value="36" calcext:value-type="string">
            <text:p>36</text:p>
          </table:table-cell>
          <table:table-cell table:formula="of:=LEFT([.B850];1)" office:value-type="string" office:string-value="3" calcext:value-type="string">
            <text:p>3</text:p>
          </table:table-cell>
          <table:table-cell table:style-name="ce5" table:formula="of:=RIGHT([.B850];1)" office:value-type="string" office:string-value="6" calcext:value-type="string">
            <text:p>6</text:p>
          </table:table-cell>
          <table:table-cell table:formula="of:=VALUE(COM.MICROSOFT.CONCAT([.C850];[.D850]))" office:value-type="float" office:value="36" calcext:value-type="float">
            <text:p>36</text:p>
          </table:table-cell>
          <table:table-cell table:style-name="ce14" table:formula="of:=(STRREV([.A850]))" office:value-type="string" office:string-value="ruof63thgiedspmxzjfxgdvzfprfsv" calcext:value-type="string">
            <text:p>ruof63thgiedspmxzjfxgdvzfprfsv</text:p>
          </table:table-cell>
          <table:table-cell table:formula="of:=ORG.LIBREOFFICE.REGEX([.A8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50];&quot;eno|owt|eerht|ruof|evif|xis|neves|thgie|enin|orez|\d&quot;;;1)" office:value-type="string" office:string-value="ruof" calcext:value-type="string">
            <text:p>ruof</text:p>
          </table:table-cell>
          <table:table-cell table:formula="of:=IF(ISNA([.G850]);&quot;&quot;;IF([.G850]=&quot;one&quot;;&quot;1&quot;;IF([.G850]=&quot;two&quot;;&quot;2&quot;;IF([.G850]=&quot;three&quot;;&quot;3&quot;;IF([.G850]=&quot;four&quot;;&quot;4&quot;;IF([.G850]=&quot;five&quot;;&quot;5&quot;;IF([.G850]=&quot;six&quot;;&quot;6&quot;;IF([.G850]=&quot;seven&quot;;&quot;7&quot;;IF([.G850]=&quot;eight&quot;;&quot;8&quot;;IF([.G850]=&quot;nine&quot;;&quot;9&quot;;IF([.G850]=&quot;zero&quot;;&quot;0&quot;;VALUE([.G850]))))))))))))" office:value-type="string" office:string-value="8" calcext:value-type="string">
            <text:p>8</text:p>
          </table:table-cell>
          <table:table-cell table:style-name="ce7" table:formula="of:=IF(ISNA([.H850]);&quot;&quot;;IF([.H850]=&quot;eno&quot;;&quot;1&quot;;IF([.H850]=&quot;owt&quot;;&quot;2&quot;;IF([.H850]=&quot;eerht&quot;;&quot;3&quot;;IF([.H850]=&quot;ruof&quot;;&quot;4&quot;;IF([.H850]=&quot;evif&quot;;&quot;5&quot;;IF([.H850]=&quot;xis&quot;;&quot;6&quot;;IF([.H850]=&quot;neves&quot;;&quot;7&quot;;IF([.H850]=&quot;thgie&quot;;&quot;8&quot;;IF([.H850]=&quot;enin&quot;;&quot;9&quot;;IF([.H850]=&quot;orez&quot;;&quot;0&quot;;[.H850])))))))))))" office:value-type="string" office:string-value="4" calcext:value-type="string">
            <text:p>4</text:p>
          </table:table-cell>
          <table:table-cell table:formula="of:=IF(ISNA([.G850]);&quot;&quot;;VALUE(COM.MICROSOFT.CONCAT([.I850:.J85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glvnvcmnine7fourtnxllcdksixnm</text:p>
          </table:table-cell>
          <table:table-cell table:style-name="ce4" table:formula="of:=ORG.LIBREOFFICE.REGEX([.A851];&quot;\D&quot;;&quot;&quot;;&quot;g&quot;)" office:value-type="string" office:string-value="7" calcext:value-type="string">
            <text:p>7</text:p>
          </table:table-cell>
          <table:table-cell table:formula="of:=LEFT([.B851];1)" office:value-type="string" office:string-value="7" calcext:value-type="string">
            <text:p>7</text:p>
          </table:table-cell>
          <table:table-cell table:style-name="ce5" table:formula="of:=RIGHT([.B851];1)" office:value-type="string" office:string-value="7" calcext:value-type="string">
            <text:p>7</text:p>
          </table:table-cell>
          <table:table-cell table:formula="of:=VALUE(COM.MICROSOFT.CONCAT([.C851];[.D851]))" office:value-type="float" office:value="77" calcext:value-type="float">
            <text:p>77</text:p>
          </table:table-cell>
          <table:table-cell table:style-name="ce14" table:formula="of:=(STRREV([.A851]))" office:value-type="string" office:string-value="mnxiskdcllxntruof7eninmcvnvlgjh" calcext:value-type="string">
            <text:p>mnxiskdcllxntruof7eninmcvnvlgjh</text:p>
          </table:table-cell>
          <table:table-cell table:formula="of:=ORG.LIBREOFFICE.REGEX([.A85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51];&quot;eno|owt|eerht|ruof|evif|xis|neves|thgie|enin|orez|\d&quot;;;1)" office:value-type="string" office:string-value="xis" calcext:value-type="string">
            <text:p>xis</text:p>
          </table:table-cell>
          <table:table-cell table:formula="of:=IF(ISNA([.G851]);&quot;&quot;;IF([.G851]=&quot;one&quot;;&quot;1&quot;;IF([.G851]=&quot;two&quot;;&quot;2&quot;;IF([.G851]=&quot;three&quot;;&quot;3&quot;;IF([.G851]=&quot;four&quot;;&quot;4&quot;;IF([.G851]=&quot;five&quot;;&quot;5&quot;;IF([.G851]=&quot;six&quot;;&quot;6&quot;;IF([.G851]=&quot;seven&quot;;&quot;7&quot;;IF([.G851]=&quot;eight&quot;;&quot;8&quot;;IF([.G851]=&quot;nine&quot;;&quot;9&quot;;IF([.G851]=&quot;zero&quot;;&quot;0&quot;;VALUE([.G851]))))))))))))" office:value-type="string" office:string-value="9" calcext:value-type="string">
            <text:p>9</text:p>
          </table:table-cell>
          <table:table-cell table:style-name="ce7" table:formula="of:=IF(ISNA([.H851]);&quot;&quot;;IF([.H851]=&quot;eno&quot;;&quot;1&quot;;IF([.H851]=&quot;owt&quot;;&quot;2&quot;;IF([.H851]=&quot;eerht&quot;;&quot;3&quot;;IF([.H851]=&quot;ruof&quot;;&quot;4&quot;;IF([.H851]=&quot;evif&quot;;&quot;5&quot;;IF([.H851]=&quot;xis&quot;;&quot;6&quot;;IF([.H851]=&quot;neves&quot;;&quot;7&quot;;IF([.H851]=&quot;thgie&quot;;&quot;8&quot;;IF([.H851]=&quot;enin&quot;;&quot;9&quot;;IF([.H851]=&quot;orez&quot;;&quot;0&quot;;[.H851])))))))))))" office:value-type="string" office:string-value="6" calcext:value-type="string">
            <text:p>6</text:p>
          </table:table-cell>
          <table:table-cell table:formula="of:=IF(ISNA([.G851]);&quot;&quot;;VALUE(COM.MICROSOFT.CONCAT([.I851:.J851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our912ctx</text:p>
          </table:table-cell>
          <table:table-cell table:style-name="ce4" table:formula="of:=ORG.LIBREOFFICE.REGEX([.A852];&quot;\D&quot;;&quot;&quot;;&quot;g&quot;)" office:value-type="string" office:string-value="4912" calcext:value-type="string">
            <text:p>4912</text:p>
          </table:table-cell>
          <table:table-cell table:formula="of:=LEFT([.B852];1)" office:value-type="string" office:string-value="4" calcext:value-type="string">
            <text:p>4</text:p>
          </table:table-cell>
          <table:table-cell table:style-name="ce5" table:formula="of:=RIGHT([.B852];1)" office:value-type="string" office:string-value="2" calcext:value-type="string">
            <text:p>2</text:p>
          </table:table-cell>
          <table:table-cell table:formula="of:=VALUE(COM.MICROSOFT.CONCAT([.C852];[.D852]))" office:value-type="float" office:value="42" calcext:value-type="float">
            <text:p>42</text:p>
          </table:table-cell>
          <table:table-cell table:style-name="ce14" table:formula="of:=(STRREV([.A852]))" office:value-type="string" office:string-value="xtc219ruof4" calcext:value-type="string">
            <text:p>xtc219ruof4</text:p>
          </table:table-cell>
          <table:table-cell table:formula="of:=ORG.LIBREOFFICE.REGEX([.A85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52];&quot;eno|owt|eerht|ruof|evif|xis|neves|thgie|enin|orez|\d&quot;;;1)" office:value-type="string" office:string-value="2" calcext:value-type="string">
            <text:p>2</text:p>
          </table:table-cell>
          <table:table-cell table:formula="of:=IF(ISNA([.G852]);&quot;&quot;;IF([.G852]=&quot;one&quot;;&quot;1&quot;;IF([.G852]=&quot;two&quot;;&quot;2&quot;;IF([.G852]=&quot;three&quot;;&quot;3&quot;;IF([.G852]=&quot;four&quot;;&quot;4&quot;;IF([.G852]=&quot;five&quot;;&quot;5&quot;;IF([.G852]=&quot;six&quot;;&quot;6&quot;;IF([.G852]=&quot;seven&quot;;&quot;7&quot;;IF([.G852]=&quot;eight&quot;;&quot;8&quot;;IF([.G852]=&quot;nine&quot;;&quot;9&quot;;IF([.G852]=&quot;zero&quot;;&quot;0&quot;;VALUE([.G852]))))))))))))" office:value-type="float" office:value="4" calcext:value-type="float">
            <text:p>4</text:p>
          </table:table-cell>
          <table:table-cell table:style-name="ce7" table:formula="of:=IF(ISNA([.H852]);&quot;&quot;;IF([.H852]=&quot;eno&quot;;&quot;1&quot;;IF([.H852]=&quot;owt&quot;;&quot;2&quot;;IF([.H852]=&quot;eerht&quot;;&quot;3&quot;;IF([.H852]=&quot;ruof&quot;;&quot;4&quot;;IF([.H852]=&quot;evif&quot;;&quot;5&quot;;IF([.H852]=&quot;xis&quot;;&quot;6&quot;;IF([.H852]=&quot;neves&quot;;&quot;7&quot;;IF([.H852]=&quot;thgie&quot;;&quot;8&quot;;IF([.H852]=&quot;enin&quot;;&quot;9&quot;;IF([.H852]=&quot;orez&quot;;&quot;0&quot;;[.H852])))))))))))" office:value-type="string" office:string-value="2" calcext:value-type="string">
            <text:p>2</text:p>
          </table:table-cell>
          <table:table-cell table:formula="of:=IF(ISNA([.G852]);&quot;&quot;;VALUE(COM.MICROSOFT.CONCAT([.I852:.J852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nineeightsqfhsevenninezfseven</text:p>
          </table:table-cell>
          <table:table-cell table:style-name="ce4" table:formula="of:=ORG.LIBREOFFICE.REGEX([.A853];&quot;\D&quot;;&quot;&quot;;&quot;g&quot;)" office:value-type="string" office:string-value="8" calcext:value-type="string">
            <text:p>8</text:p>
          </table:table-cell>
          <table:table-cell table:formula="of:=LEFT([.B853];1)" office:value-type="string" office:string-value="8" calcext:value-type="string">
            <text:p>8</text:p>
          </table:table-cell>
          <table:table-cell table:style-name="ce5" table:formula="of:=RIGHT([.B853];1)" office:value-type="string" office:string-value="8" calcext:value-type="string">
            <text:p>8</text:p>
          </table:table-cell>
          <table:table-cell table:formula="of:=VALUE(COM.MICROSOFT.CONCAT([.C853];[.D853]))" office:value-type="float" office:value="88" calcext:value-type="float">
            <text:p>88</text:p>
          </table:table-cell>
          <table:table-cell table:style-name="ce14" table:formula="of:=(STRREV([.A853]))" office:value-type="string" office:string-value="nevesfzeninneveshfqsthgieenin8" calcext:value-type="string">
            <text:p>nevesfzeninneveshfqsthgieenin8</text:p>
          </table:table-cell>
          <table:table-cell table:formula="of:=ORG.LIBREOFFICE.REGEX([.A85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5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53]);&quot;&quot;;IF([.G853]=&quot;one&quot;;&quot;1&quot;;IF([.G853]=&quot;two&quot;;&quot;2&quot;;IF([.G853]=&quot;three&quot;;&quot;3&quot;;IF([.G853]=&quot;four&quot;;&quot;4&quot;;IF([.G853]=&quot;five&quot;;&quot;5&quot;;IF([.G853]=&quot;six&quot;;&quot;6&quot;;IF([.G853]=&quot;seven&quot;;&quot;7&quot;;IF([.G853]=&quot;eight&quot;;&quot;8&quot;;IF([.G853]=&quot;nine&quot;;&quot;9&quot;;IF([.G853]=&quot;zero&quot;;&quot;0&quot;;VALUE([.G853]))))))))))))" office:value-type="float" office:value="8" calcext:value-type="float">
            <text:p>8</text:p>
          </table:table-cell>
          <table:table-cell table:style-name="ce7" table:formula="of:=IF(ISNA([.H853]);&quot;&quot;;IF([.H853]=&quot;eno&quot;;&quot;1&quot;;IF([.H853]=&quot;owt&quot;;&quot;2&quot;;IF([.H853]=&quot;eerht&quot;;&quot;3&quot;;IF([.H853]=&quot;ruof&quot;;&quot;4&quot;;IF([.H853]=&quot;evif&quot;;&quot;5&quot;;IF([.H853]=&quot;xis&quot;;&quot;6&quot;;IF([.H853]=&quot;neves&quot;;&quot;7&quot;;IF([.H853]=&quot;thgie&quot;;&quot;8&quot;;IF([.H853]=&quot;enin&quot;;&quot;9&quot;;IF([.H853]=&quot;orez&quot;;&quot;0&quot;;[.H853])))))))))))" office:value-type="string" office:string-value="7" calcext:value-type="string">
            <text:p>7</text:p>
          </table:table-cell>
          <table:table-cell table:formula="of:=IF(ISNA([.G853]);&quot;&quot;;VALUE(COM.MICROSOFT.CONCAT([.I853:.J853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mjq79tgzsevenone</text:p>
          </table:table-cell>
          <table:table-cell table:style-name="ce4" table:formula="of:=ORG.LIBREOFFICE.REGEX([.A854];&quot;\D&quot;;&quot;&quot;;&quot;g&quot;)" office:value-type="string" office:string-value="79" calcext:value-type="string">
            <text:p>79</text:p>
          </table:table-cell>
          <table:table-cell table:formula="of:=LEFT([.B854];1)" office:value-type="string" office:string-value="7" calcext:value-type="string">
            <text:p>7</text:p>
          </table:table-cell>
          <table:table-cell table:style-name="ce5" table:formula="of:=RIGHT([.B854];1)" office:value-type="string" office:string-value="9" calcext:value-type="string">
            <text:p>9</text:p>
          </table:table-cell>
          <table:table-cell table:formula="of:=VALUE(COM.MICROSOFT.CONCAT([.C854];[.D854]))" office:value-type="float" office:value="79" calcext:value-type="float">
            <text:p>79</text:p>
          </table:table-cell>
          <table:table-cell table:style-name="ce14" table:formula="of:=(STRREV([.A854]))" office:value-type="string" office:string-value="enoneveszgt97qjmeerht" calcext:value-type="string">
            <text:p>enoneveszgt97qjmeerht</text:p>
          </table:table-cell>
          <table:table-cell table:formula="of:=ORG.LIBREOFFICE.REGEX([.A854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54];&quot;eno|owt|eerht|ruof|evif|xis|neves|thgie|enin|orez|\d&quot;;;1)" office:value-type="string" office:string-value="eno" calcext:value-type="string">
            <text:p>eno</text:p>
          </table:table-cell>
          <table:table-cell table:formula="of:=IF(ISNA([.G854]);&quot;&quot;;IF([.G854]=&quot;one&quot;;&quot;1&quot;;IF([.G854]=&quot;two&quot;;&quot;2&quot;;IF([.G854]=&quot;three&quot;;&quot;3&quot;;IF([.G854]=&quot;four&quot;;&quot;4&quot;;IF([.G854]=&quot;five&quot;;&quot;5&quot;;IF([.G854]=&quot;six&quot;;&quot;6&quot;;IF([.G854]=&quot;seven&quot;;&quot;7&quot;;IF([.G854]=&quot;eight&quot;;&quot;8&quot;;IF([.G854]=&quot;nine&quot;;&quot;9&quot;;IF([.G854]=&quot;zero&quot;;&quot;0&quot;;VALUE([.G854]))))))))))))" office:value-type="string" office:string-value="3" calcext:value-type="string">
            <text:p>3</text:p>
          </table:table-cell>
          <table:table-cell table:style-name="ce7" table:formula="of:=IF(ISNA([.H854]);&quot;&quot;;IF([.H854]=&quot;eno&quot;;&quot;1&quot;;IF([.H854]=&quot;owt&quot;;&quot;2&quot;;IF([.H854]=&quot;eerht&quot;;&quot;3&quot;;IF([.H854]=&quot;ruof&quot;;&quot;4&quot;;IF([.H854]=&quot;evif&quot;;&quot;5&quot;;IF([.H854]=&quot;xis&quot;;&quot;6&quot;;IF([.H854]=&quot;neves&quot;;&quot;7&quot;;IF([.H854]=&quot;thgie&quot;;&quot;8&quot;;IF([.H854]=&quot;enin&quot;;&quot;9&quot;;IF([.H854]=&quot;orez&quot;;&quot;0&quot;;[.H854])))))))))))" office:value-type="string" office:string-value="1" calcext:value-type="string">
            <text:p>1</text:p>
          </table:table-cell>
          <table:table-cell table:formula="of:=IF(ISNA([.G854]);&quot;&quot;;VALUE(COM.MICROSOFT.CONCAT([.I854:.J854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fktsbghzzmbfzfd1</text:p>
          </table:table-cell>
          <table:table-cell table:style-name="ce4" table:formula="of:=ORG.LIBREOFFICE.REGEX([.A855];&quot;\D&quot;;&quot;&quot;;&quot;g&quot;)" office:value-type="string" office:string-value="1" calcext:value-type="string">
            <text:p>1</text:p>
          </table:table-cell>
          <table:table-cell table:formula="of:=LEFT([.B855];1)" office:value-type="string" office:string-value="1" calcext:value-type="string">
            <text:p>1</text:p>
          </table:table-cell>
          <table:table-cell table:style-name="ce5" table:formula="of:=RIGHT([.B855];1)" office:value-type="string" office:string-value="1" calcext:value-type="string">
            <text:p>1</text:p>
          </table:table-cell>
          <table:table-cell table:formula="of:=VALUE(COM.MICROSOFT.CONCAT([.C855];[.D855]))" office:value-type="float" office:value="11" calcext:value-type="float">
            <text:p>11</text:p>
          </table:table-cell>
          <table:table-cell table:style-name="ce14" table:formula="of:=(STRREV([.A855]))" office:value-type="string" office:string-value="1dfzfbmzzhgbstkfowt" calcext:value-type="string">
            <text:p>1dfzfbmzzhgbstkfowt</text:p>
          </table:table-cell>
          <table:table-cell table:formula="of:=ORG.LIBREOFFICE.REGEX([.A85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55];&quot;eno|owt|eerht|ruof|evif|xis|neves|thgie|enin|orez|\d&quot;;;1)" office:value-type="string" office:string-value="1" calcext:value-type="string">
            <text:p>1</text:p>
          </table:table-cell>
          <table:table-cell table:formula="of:=IF(ISNA([.G855]);&quot;&quot;;IF([.G855]=&quot;one&quot;;&quot;1&quot;;IF([.G855]=&quot;two&quot;;&quot;2&quot;;IF([.G855]=&quot;three&quot;;&quot;3&quot;;IF([.G855]=&quot;four&quot;;&quot;4&quot;;IF([.G855]=&quot;five&quot;;&quot;5&quot;;IF([.G855]=&quot;six&quot;;&quot;6&quot;;IF([.G855]=&quot;seven&quot;;&quot;7&quot;;IF([.G855]=&quot;eight&quot;;&quot;8&quot;;IF([.G855]=&quot;nine&quot;;&quot;9&quot;;IF([.G855]=&quot;zero&quot;;&quot;0&quot;;VALUE([.G855]))))))))))))" office:value-type="string" office:string-value="2" calcext:value-type="string">
            <text:p>2</text:p>
          </table:table-cell>
          <table:table-cell table:style-name="ce7" table:formula="of:=IF(ISNA([.H855]);&quot;&quot;;IF([.H855]=&quot;eno&quot;;&quot;1&quot;;IF([.H855]=&quot;owt&quot;;&quot;2&quot;;IF([.H855]=&quot;eerht&quot;;&quot;3&quot;;IF([.H855]=&quot;ruof&quot;;&quot;4&quot;;IF([.H855]=&quot;evif&quot;;&quot;5&quot;;IF([.H855]=&quot;xis&quot;;&quot;6&quot;;IF([.H855]=&quot;neves&quot;;&quot;7&quot;;IF([.H855]=&quot;thgie&quot;;&quot;8&quot;;IF([.H855]=&quot;enin&quot;;&quot;9&quot;;IF([.H855]=&quot;orez&quot;;&quot;0&quot;;[.H855])))))))))))" office:value-type="string" office:string-value="1" calcext:value-type="string">
            <text:p>1</text:p>
          </table:table-cell>
          <table:table-cell table:formula="of:=IF(ISNA([.G855]);&quot;&quot;;VALUE(COM.MICROSOFT.CONCAT([.I855:.J85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rsdninetwoneqp</text:p>
          </table:table-cell>
          <table:table-cell table:style-name="ce4" table:formula="of:=ORG.LIBREOFFICE.REGEX([.A856];&quot;\D&quot;;&quot;&quot;;&quot;g&quot;)" office:value-type="string" office:string-value="5" calcext:value-type="string">
            <text:p>5</text:p>
          </table:table-cell>
          <table:table-cell table:formula="of:=LEFT([.B856];1)" office:value-type="string" office:string-value="5" calcext:value-type="string">
            <text:p>5</text:p>
          </table:table-cell>
          <table:table-cell table:style-name="ce5" table:formula="of:=RIGHT([.B856];1)" office:value-type="string" office:string-value="5" calcext:value-type="string">
            <text:p>5</text:p>
          </table:table-cell>
          <table:table-cell table:formula="of:=VALUE(COM.MICROSOFT.CONCAT([.C856];[.D856]))" office:value-type="float" office:value="55" calcext:value-type="float">
            <text:p>55</text:p>
          </table:table-cell>
          <table:table-cell table:style-name="ce14" table:formula="of:=(STRREV([.A856]))" office:value-type="string" office:string-value="pqenowtenindsr5" calcext:value-type="string">
            <text:p>pqenowtenindsr5</text:p>
          </table:table-cell>
          <table:table-cell table:formula="of:=ORG.LIBREOFFICE.REGEX([.A85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56];&quot;eno|owt|eerht|ruof|evif|xis|neves|thgie|enin|orez|\d&quot;;;1)" office:value-type="string" office:string-value="eno" calcext:value-type="string">
            <text:p>eno</text:p>
          </table:table-cell>
          <table:table-cell table:formula="of:=IF(ISNA([.G856]);&quot;&quot;;IF([.G856]=&quot;one&quot;;&quot;1&quot;;IF([.G856]=&quot;two&quot;;&quot;2&quot;;IF([.G856]=&quot;three&quot;;&quot;3&quot;;IF([.G856]=&quot;four&quot;;&quot;4&quot;;IF([.G856]=&quot;five&quot;;&quot;5&quot;;IF([.G856]=&quot;six&quot;;&quot;6&quot;;IF([.G856]=&quot;seven&quot;;&quot;7&quot;;IF([.G856]=&quot;eight&quot;;&quot;8&quot;;IF([.G856]=&quot;nine&quot;;&quot;9&quot;;IF([.G856]=&quot;zero&quot;;&quot;0&quot;;VALUE([.G856]))))))))))))" office:value-type="float" office:value="5" calcext:value-type="float">
            <text:p>5</text:p>
          </table:table-cell>
          <table:table-cell table:style-name="ce7" table:formula="of:=IF(ISNA([.H856]);&quot;&quot;;IF([.H856]=&quot;eno&quot;;&quot;1&quot;;IF([.H856]=&quot;owt&quot;;&quot;2&quot;;IF([.H856]=&quot;eerht&quot;;&quot;3&quot;;IF([.H856]=&quot;ruof&quot;;&quot;4&quot;;IF([.H856]=&quot;evif&quot;;&quot;5&quot;;IF([.H856]=&quot;xis&quot;;&quot;6&quot;;IF([.H856]=&quot;neves&quot;;&quot;7&quot;;IF([.H856]=&quot;thgie&quot;;&quot;8&quot;;IF([.H856]=&quot;enin&quot;;&quot;9&quot;;IF([.H856]=&quot;orez&quot;;&quot;0&quot;;[.H856])))))))))))" office:value-type="string" office:string-value="1" calcext:value-type="string">
            <text:p>1</text:p>
          </table:table-cell>
          <table:table-cell table:formula="of:=IF(ISNA([.G856]);&quot;&quot;;VALUE(COM.MICROSOFT.CONCAT([.I856:.J856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fztxghtl8qx8one8sixnine</text:p>
          </table:table-cell>
          <table:table-cell table:style-name="ce4" table:formula="of:=ORG.LIBREOFFICE.REGEX([.A857];&quot;\D&quot;;&quot;&quot;;&quot;g&quot;)" office:value-type="string" office:string-value="888" calcext:value-type="string">
            <text:p>888</text:p>
          </table:table-cell>
          <table:table-cell table:formula="of:=LEFT([.B857];1)" office:value-type="string" office:string-value="8" calcext:value-type="string">
            <text:p>8</text:p>
          </table:table-cell>
          <table:table-cell table:style-name="ce5" table:formula="of:=RIGHT([.B857];1)" office:value-type="string" office:string-value="8" calcext:value-type="string">
            <text:p>8</text:p>
          </table:table-cell>
          <table:table-cell table:formula="of:=VALUE(COM.MICROSOFT.CONCAT([.C857];[.D857]))" office:value-type="float" office:value="88" calcext:value-type="float">
            <text:p>88</text:p>
          </table:table-cell>
          <table:table-cell table:style-name="ce14" table:formula="of:=(STRREV([.A857]))" office:value-type="string" office:string-value="eninxis8eno8xq8lthgxtzfrn" calcext:value-type="string">
            <text:p>eninxis8eno8xq8lthgxtzfrn</text:p>
          </table:table-cell>
          <table:table-cell table:formula="of:=ORG.LIBREOFFICE.REGEX([.A857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57];&quot;eno|owt|eerht|ruof|evif|xis|neves|thgie|enin|orez|\d&quot;;;1)" office:value-type="string" office:string-value="enin" calcext:value-type="string">
            <text:p>enin</text:p>
          </table:table-cell>
          <table:table-cell table:formula="of:=IF(ISNA([.G857]);&quot;&quot;;IF([.G857]=&quot;one&quot;;&quot;1&quot;;IF([.G857]=&quot;two&quot;;&quot;2&quot;;IF([.G857]=&quot;three&quot;;&quot;3&quot;;IF([.G857]=&quot;four&quot;;&quot;4&quot;;IF([.G857]=&quot;five&quot;;&quot;5&quot;;IF([.G857]=&quot;six&quot;;&quot;6&quot;;IF([.G857]=&quot;seven&quot;;&quot;7&quot;;IF([.G857]=&quot;eight&quot;;&quot;8&quot;;IF([.G857]=&quot;nine&quot;;&quot;9&quot;;IF([.G857]=&quot;zero&quot;;&quot;0&quot;;VALUE([.G857]))))))))))))" office:value-type="float" office:value="8" calcext:value-type="float">
            <text:p>8</text:p>
          </table:table-cell>
          <table:table-cell table:style-name="ce7" table:formula="of:=IF(ISNA([.H857]);&quot;&quot;;IF([.H857]=&quot;eno&quot;;&quot;1&quot;;IF([.H857]=&quot;owt&quot;;&quot;2&quot;;IF([.H857]=&quot;eerht&quot;;&quot;3&quot;;IF([.H857]=&quot;ruof&quot;;&quot;4&quot;;IF([.H857]=&quot;evif&quot;;&quot;5&quot;;IF([.H857]=&quot;xis&quot;;&quot;6&quot;;IF([.H857]=&quot;neves&quot;;&quot;7&quot;;IF([.H857]=&quot;thgie&quot;;&quot;8&quot;;IF([.H857]=&quot;enin&quot;;&quot;9&quot;;IF([.H857]=&quot;orez&quot;;&quot;0&quot;;[.H857])))))))))))" office:value-type="string" office:string-value="9" calcext:value-type="string">
            <text:p>9</text:p>
          </table:table-cell>
          <table:table-cell table:formula="of:=IF(ISNA([.G857]);&quot;&quot;;VALUE(COM.MICROSOFT.CONCAT([.I857:.J857]))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lmhlkdvjjv4bbgnckvxpdtwothreebzqqdgmtfvsvqjj</text:p>
          </table:table-cell>
          <table:table-cell table:style-name="ce4" table:formula="of:=ORG.LIBREOFFICE.REGEX([.A858];&quot;\D&quot;;&quot;&quot;;&quot;g&quot;)" office:value-type="string" office:string-value="24" calcext:value-type="string">
            <text:p>24</text:p>
          </table:table-cell>
          <table:table-cell table:formula="of:=LEFT([.B858];1)" office:value-type="string" office:string-value="2" calcext:value-type="string">
            <text:p>2</text:p>
          </table:table-cell>
          <table:table-cell table:style-name="ce5" table:formula="of:=RIGHT([.B858];1)" office:value-type="string" office:string-value="4" calcext:value-type="string">
            <text:p>4</text:p>
          </table:table-cell>
          <table:table-cell table:formula="of:=VALUE(COM.MICROSOFT.CONCAT([.C858];[.D858]))" office:value-type="float" office:value="24" calcext:value-type="float">
            <text:p>24</text:p>
          </table:table-cell>
          <table:table-cell table:style-name="ce14" table:formula="of:=(STRREV([.A858]))" office:value-type="string" office:string-value="jjqvsvftmgdqqzbeerhtowtdpxvkcngbb4vjjvdklhml2" calcext:value-type="string">
            <text:p>jjqvsvftmgdqqzbeerhtowtdpxvkcngbb4vjjvdklhml2</text:p>
          </table:table-cell>
          <table:table-cell table:formula="of:=ORG.LIBREOFFICE.REGEX([.A85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5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58]);&quot;&quot;;IF([.G858]=&quot;one&quot;;&quot;1&quot;;IF([.G858]=&quot;two&quot;;&quot;2&quot;;IF([.G858]=&quot;three&quot;;&quot;3&quot;;IF([.G858]=&quot;four&quot;;&quot;4&quot;;IF([.G858]=&quot;five&quot;;&quot;5&quot;;IF([.G858]=&quot;six&quot;;&quot;6&quot;;IF([.G858]=&quot;seven&quot;;&quot;7&quot;;IF([.G858]=&quot;eight&quot;;&quot;8&quot;;IF([.G858]=&quot;nine&quot;;&quot;9&quot;;IF([.G858]=&quot;zero&quot;;&quot;0&quot;;VALUE([.G858]))))))))))))" office:value-type="float" office:value="2" calcext:value-type="float">
            <text:p>2</text:p>
          </table:table-cell>
          <table:table-cell table:style-name="ce7" table:formula="of:=IF(ISNA([.H858]);&quot;&quot;;IF([.H858]=&quot;eno&quot;;&quot;1&quot;;IF([.H858]=&quot;owt&quot;;&quot;2&quot;;IF([.H858]=&quot;eerht&quot;;&quot;3&quot;;IF([.H858]=&quot;ruof&quot;;&quot;4&quot;;IF([.H858]=&quot;evif&quot;;&quot;5&quot;;IF([.H858]=&quot;xis&quot;;&quot;6&quot;;IF([.H858]=&quot;neves&quot;;&quot;7&quot;;IF([.H858]=&quot;thgie&quot;;&quot;8&quot;;IF([.H858]=&quot;enin&quot;;&quot;9&quot;;IF([.H858]=&quot;orez&quot;;&quot;0&quot;;[.H858])))))))))))" office:value-type="string" office:string-value="3" calcext:value-type="string">
            <text:p>3</text:p>
          </table:table-cell>
          <table:table-cell table:formula="of:=IF(ISNA([.G858]);&quot;&quot;;VALUE(COM.MICROSOFT.CONCAT([.I858:.J858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3fivemzqvkbftqxtg</text:p>
          </table:table-cell>
          <table:table-cell table:style-name="ce4" table:formula="of:=ORG.LIBREOFFICE.REGEX([.A859];&quot;\D&quot;;&quot;&quot;;&quot;g&quot;)" office:value-type="string" office:string-value="63" calcext:value-type="string">
            <text:p>63</text:p>
          </table:table-cell>
          <table:table-cell table:formula="of:=LEFT([.B859];1)" office:value-type="string" office:string-value="6" calcext:value-type="string">
            <text:p>6</text:p>
          </table:table-cell>
          <table:table-cell table:style-name="ce5" table:formula="of:=RIGHT([.B859];1)" office:value-type="string" office:string-value="3" calcext:value-type="string">
            <text:p>3</text:p>
          </table:table-cell>
          <table:table-cell table:formula="of:=VALUE(COM.MICROSOFT.CONCAT([.C859];[.D859]))" office:value-type="float" office:value="63" calcext:value-type="float">
            <text:p>63</text:p>
          </table:table-cell>
          <table:table-cell table:style-name="ce14" table:formula="of:=(STRREV([.A859]))" office:value-type="string" office:string-value="gtxqtfbkvqzmevif36" calcext:value-type="string">
            <text:p>gtxqtfbkvqzmevif36</text:p>
          </table:table-cell>
          <table:table-cell table:formula="of:=ORG.LIBREOFFICE.REGEX([.A85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59];&quot;eno|owt|eerht|ruof|evif|xis|neves|thgie|enin|orez|\d&quot;;;1)" office:value-type="string" office:string-value="evif" calcext:value-type="string">
            <text:p>evif</text:p>
          </table:table-cell>
          <table:table-cell table:formula="of:=IF(ISNA([.G859]);&quot;&quot;;IF([.G859]=&quot;one&quot;;&quot;1&quot;;IF([.G859]=&quot;two&quot;;&quot;2&quot;;IF([.G859]=&quot;three&quot;;&quot;3&quot;;IF([.G859]=&quot;four&quot;;&quot;4&quot;;IF([.G859]=&quot;five&quot;;&quot;5&quot;;IF([.G859]=&quot;six&quot;;&quot;6&quot;;IF([.G859]=&quot;seven&quot;;&quot;7&quot;;IF([.G859]=&quot;eight&quot;;&quot;8&quot;;IF([.G859]=&quot;nine&quot;;&quot;9&quot;;IF([.G859]=&quot;zero&quot;;&quot;0&quot;;VALUE([.G859]))))))))))))" office:value-type="float" office:value="6" calcext:value-type="float">
            <text:p>6</text:p>
          </table:table-cell>
          <table:table-cell table:style-name="ce7" table:formula="of:=IF(ISNA([.H859]);&quot;&quot;;IF([.H859]=&quot;eno&quot;;&quot;1&quot;;IF([.H859]=&quot;owt&quot;;&quot;2&quot;;IF([.H859]=&quot;eerht&quot;;&quot;3&quot;;IF([.H859]=&quot;ruof&quot;;&quot;4&quot;;IF([.H859]=&quot;evif&quot;;&quot;5&quot;;IF([.H859]=&quot;xis&quot;;&quot;6&quot;;IF([.H859]=&quot;neves&quot;;&quot;7&quot;;IF([.H859]=&quot;thgie&quot;;&quot;8&quot;;IF([.H859]=&quot;enin&quot;;&quot;9&quot;;IF([.H859]=&quot;orez&quot;;&quot;0&quot;;[.H859])))))))))))" office:value-type="string" office:string-value="5" calcext:value-type="string">
            <text:p>5</text:p>
          </table:table-cell>
          <table:table-cell table:formula="of:=IF(ISNA([.G859]);&quot;&quot;;VALUE(COM.MICROSOFT.CONCAT([.I859:.J859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14three5fivedmskgjtdbbv</text:p>
          </table:table-cell>
          <table:table-cell table:style-name="ce4" table:formula="of:=ORG.LIBREOFFICE.REGEX([.A860];&quot;\D&quot;;&quot;&quot;;&quot;g&quot;)" office:value-type="string" office:string-value="2145" calcext:value-type="string">
            <text:p>2145</text:p>
          </table:table-cell>
          <table:table-cell table:formula="of:=LEFT([.B860];1)" office:value-type="string" office:string-value="2" calcext:value-type="string">
            <text:p>2</text:p>
          </table:table-cell>
          <table:table-cell table:style-name="ce5" table:formula="of:=RIGHT([.B860];1)" office:value-type="string" office:string-value="5" calcext:value-type="string">
            <text:p>5</text:p>
          </table:table-cell>
          <table:table-cell table:formula="of:=VALUE(COM.MICROSOFT.CONCAT([.C860];[.D860]))" office:value-type="float" office:value="25" calcext:value-type="float">
            <text:p>25</text:p>
          </table:table-cell>
          <table:table-cell table:style-name="ce14" table:formula="of:=(STRREV([.A860]))" office:value-type="string" office:string-value="vbbdtjgksmdevif5eerht412" calcext:value-type="string">
            <text:p>vbbdtjgksmdevif5eerht412</text:p>
          </table:table-cell>
          <table:table-cell table:formula="of:=ORG.LIBREOFFICE.REGEX([.A860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60];&quot;eno|owt|eerht|ruof|evif|xis|neves|thgie|enin|orez|\d&quot;;;1)" office:value-type="string" office:string-value="evif" calcext:value-type="string">
            <text:p>evif</text:p>
          </table:table-cell>
          <table:table-cell table:formula="of:=IF(ISNA([.G860]);&quot;&quot;;IF([.G860]=&quot;one&quot;;&quot;1&quot;;IF([.G860]=&quot;two&quot;;&quot;2&quot;;IF([.G860]=&quot;three&quot;;&quot;3&quot;;IF([.G860]=&quot;four&quot;;&quot;4&quot;;IF([.G860]=&quot;five&quot;;&quot;5&quot;;IF([.G860]=&quot;six&quot;;&quot;6&quot;;IF([.G860]=&quot;seven&quot;;&quot;7&quot;;IF([.G860]=&quot;eight&quot;;&quot;8&quot;;IF([.G860]=&quot;nine&quot;;&quot;9&quot;;IF([.G860]=&quot;zero&quot;;&quot;0&quot;;VALUE([.G860]))))))))))))" office:value-type="float" office:value="2" calcext:value-type="float">
            <text:p>2</text:p>
          </table:table-cell>
          <table:table-cell table:style-name="ce7" table:formula="of:=IF(ISNA([.H860]);&quot;&quot;;IF([.H860]=&quot;eno&quot;;&quot;1&quot;;IF([.H860]=&quot;owt&quot;;&quot;2&quot;;IF([.H860]=&quot;eerht&quot;;&quot;3&quot;;IF([.H860]=&quot;ruof&quot;;&quot;4&quot;;IF([.H860]=&quot;evif&quot;;&quot;5&quot;;IF([.H860]=&quot;xis&quot;;&quot;6&quot;;IF([.H860]=&quot;neves&quot;;&quot;7&quot;;IF([.H860]=&quot;thgie&quot;;&quot;8&quot;;IF([.H860]=&quot;enin&quot;;&quot;9&quot;;IF([.H860]=&quot;orez&quot;;&quot;0&quot;;[.H860])))))))))))" office:value-type="string" office:string-value="5" calcext:value-type="string">
            <text:p>5</text:p>
          </table:table-cell>
          <table:table-cell table:formula="of:=IF(ISNA([.G860]);&quot;&quot;;VALUE(COM.MICROSOFT.CONCAT([.I860:.J860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vxh8two</text:p>
          </table:table-cell>
          <table:table-cell table:style-name="ce4" table:formula="of:=ORG.LIBREOFFICE.REGEX([.A861];&quot;\D&quot;;&quot;&quot;;&quot;g&quot;)" office:value-type="string" office:string-value="8" calcext:value-type="string">
            <text:p>8</text:p>
          </table:table-cell>
          <table:table-cell table:formula="of:=LEFT([.B861];1)" office:value-type="string" office:string-value="8" calcext:value-type="string">
            <text:p>8</text:p>
          </table:table-cell>
          <table:table-cell table:style-name="ce5" table:formula="of:=RIGHT([.B861];1)" office:value-type="string" office:string-value="8" calcext:value-type="string">
            <text:p>8</text:p>
          </table:table-cell>
          <table:table-cell table:formula="of:=VALUE(COM.MICROSOFT.CONCAT([.C861];[.D861]))" office:value-type="float" office:value="88" calcext:value-type="float">
            <text:p>88</text:p>
          </table:table-cell>
          <table:table-cell table:style-name="ce14" table:formula="of:=(STRREV([.A861]))" office:value-type="string" office:string-value="owt8hxvj" calcext:value-type="string">
            <text:p>owt8hxvj</text:p>
          </table:table-cell>
          <table:table-cell table:formula="of:=ORG.LIBREOFFICE.REGEX([.A86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61];&quot;eno|owt|eerht|ruof|evif|xis|neves|thgie|enin|orez|\d&quot;;;1)" office:value-type="string" office:string-value="owt" calcext:value-type="string">
            <text:p>owt</text:p>
          </table:table-cell>
          <table:table-cell table:formula="of:=IF(ISNA([.G861]);&quot;&quot;;IF([.G861]=&quot;one&quot;;&quot;1&quot;;IF([.G861]=&quot;two&quot;;&quot;2&quot;;IF([.G861]=&quot;three&quot;;&quot;3&quot;;IF([.G861]=&quot;four&quot;;&quot;4&quot;;IF([.G861]=&quot;five&quot;;&quot;5&quot;;IF([.G861]=&quot;six&quot;;&quot;6&quot;;IF([.G861]=&quot;seven&quot;;&quot;7&quot;;IF([.G861]=&quot;eight&quot;;&quot;8&quot;;IF([.G861]=&quot;nine&quot;;&quot;9&quot;;IF([.G861]=&quot;zero&quot;;&quot;0&quot;;VALUE([.G861]))))))))))))" office:value-type="float" office:value="8" calcext:value-type="float">
            <text:p>8</text:p>
          </table:table-cell>
          <table:table-cell table:style-name="ce7" table:formula="of:=IF(ISNA([.H861]);&quot;&quot;;IF([.H861]=&quot;eno&quot;;&quot;1&quot;;IF([.H861]=&quot;owt&quot;;&quot;2&quot;;IF([.H861]=&quot;eerht&quot;;&quot;3&quot;;IF([.H861]=&quot;ruof&quot;;&quot;4&quot;;IF([.H861]=&quot;evif&quot;;&quot;5&quot;;IF([.H861]=&quot;xis&quot;;&quot;6&quot;;IF([.H861]=&quot;neves&quot;;&quot;7&quot;;IF([.H861]=&quot;thgie&quot;;&quot;8&quot;;IF([.H861]=&quot;enin&quot;;&quot;9&quot;;IF([.H861]=&quot;orez&quot;;&quot;0&quot;;[.H861])))))))))))" office:value-type="string" office:string-value="2" calcext:value-type="string">
            <text:p>2</text:p>
          </table:table-cell>
          <table:table-cell table:formula="of:=IF(ISNA([.G861]);&quot;&quot;;VALUE(COM.MICROSOFT.CONCAT([.I861:.J861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nflrsfngone5zs6l7</text:p>
          </table:table-cell>
          <table:table-cell table:style-name="ce4" table:formula="of:=ORG.LIBREOFFICE.REGEX([.A862];&quot;\D&quot;;&quot;&quot;;&quot;g&quot;)" office:value-type="string" office:string-value="567" calcext:value-type="string">
            <text:p>567</text:p>
          </table:table-cell>
          <table:table-cell table:formula="of:=LEFT([.B862];1)" office:value-type="string" office:string-value="5" calcext:value-type="string">
            <text:p>5</text:p>
          </table:table-cell>
          <table:table-cell table:style-name="ce5" table:formula="of:=RIGHT([.B862];1)" office:value-type="string" office:string-value="7" calcext:value-type="string">
            <text:p>7</text:p>
          </table:table-cell>
          <table:table-cell table:formula="of:=VALUE(COM.MICROSOFT.CONCAT([.C862];[.D862]))" office:value-type="float" office:value="57" calcext:value-type="float">
            <text:p>57</text:p>
          </table:table-cell>
          <table:table-cell table:style-name="ce14" table:formula="of:=(STRREV([.A862]))" office:value-type="string" office:string-value="7l6sz5enognfsrlfnmk" calcext:value-type="string">
            <text:p>7l6sz5enognfsrlfnmk</text:p>
          </table:table-cell>
          <table:table-cell table:formula="of:=ORG.LIBREOFFICE.REGEX([.A86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62];&quot;eno|owt|eerht|ruof|evif|xis|neves|thgie|enin|orez|\d&quot;;;1)" office:value-type="string" office:string-value="7" calcext:value-type="string">
            <text:p>7</text:p>
          </table:table-cell>
          <table:table-cell table:formula="of:=IF(ISNA([.G862]);&quot;&quot;;IF([.G862]=&quot;one&quot;;&quot;1&quot;;IF([.G862]=&quot;two&quot;;&quot;2&quot;;IF([.G862]=&quot;three&quot;;&quot;3&quot;;IF([.G862]=&quot;four&quot;;&quot;4&quot;;IF([.G862]=&quot;five&quot;;&quot;5&quot;;IF([.G862]=&quot;six&quot;;&quot;6&quot;;IF([.G862]=&quot;seven&quot;;&quot;7&quot;;IF([.G862]=&quot;eight&quot;;&quot;8&quot;;IF([.G862]=&quot;nine&quot;;&quot;9&quot;;IF([.G862]=&quot;zero&quot;;&quot;0&quot;;VALUE([.G862]))))))))))))" office:value-type="string" office:string-value="1" calcext:value-type="string">
            <text:p>1</text:p>
          </table:table-cell>
          <table:table-cell table:style-name="ce7" table:formula="of:=IF(ISNA([.H862]);&quot;&quot;;IF([.H862]=&quot;eno&quot;;&quot;1&quot;;IF([.H862]=&quot;owt&quot;;&quot;2&quot;;IF([.H862]=&quot;eerht&quot;;&quot;3&quot;;IF([.H862]=&quot;ruof&quot;;&quot;4&quot;;IF([.H862]=&quot;evif&quot;;&quot;5&quot;;IF([.H862]=&quot;xis&quot;;&quot;6&quot;;IF([.H862]=&quot;neves&quot;;&quot;7&quot;;IF([.H862]=&quot;thgie&quot;;&quot;8&quot;;IF([.H862]=&quot;enin&quot;;&quot;9&quot;;IF([.H862]=&quot;orez&quot;;&quot;0&quot;;[.H862])))))))))))" office:value-type="string" office:string-value="7" calcext:value-type="string">
            <text:p>7</text:p>
          </table:table-cell>
          <table:table-cell table:formula="of:=IF(ISNA([.G862]);&quot;&quot;;VALUE(COM.MICROSOFT.CONCAT([.I862:.J862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mcqtzdvqkcnfbzgtqscfour5one</text:p>
          </table:table-cell>
          <table:table-cell table:style-name="ce4" table:formula="of:=ORG.LIBREOFFICE.REGEX([.A863];&quot;\D&quot;;&quot;&quot;;&quot;g&quot;)" office:value-type="string" office:string-value="5" calcext:value-type="string">
            <text:p>5</text:p>
          </table:table-cell>
          <table:table-cell table:formula="of:=LEFT([.B863];1)" office:value-type="string" office:string-value="5" calcext:value-type="string">
            <text:p>5</text:p>
          </table:table-cell>
          <table:table-cell table:style-name="ce5" table:formula="of:=RIGHT([.B863];1)" office:value-type="string" office:string-value="5" calcext:value-type="string">
            <text:p>5</text:p>
          </table:table-cell>
          <table:table-cell table:formula="of:=VALUE(COM.MICROSOFT.CONCAT([.C863];[.D863]))" office:value-type="float" office:value="55" calcext:value-type="float">
            <text:p>55</text:p>
          </table:table-cell>
          <table:table-cell table:style-name="ce14" table:formula="of:=(STRREV([.A863]))" office:value-type="string" office:string-value="eno5ruofcsqtgzbfnckqvdztqcmp" calcext:value-type="string">
            <text:p>eno5ruofcsqtgzbfnckqvdztqcmp</text:p>
          </table:table-cell>
          <table:table-cell table:formula="of:=ORG.LIBREOFFICE.REGEX([.A86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63];&quot;eno|owt|eerht|ruof|evif|xis|neves|thgie|enin|orez|\d&quot;;;1)" office:value-type="string" office:string-value="eno" calcext:value-type="string">
            <text:p>eno</text:p>
          </table:table-cell>
          <table:table-cell table:formula="of:=IF(ISNA([.G863]);&quot;&quot;;IF([.G863]=&quot;one&quot;;&quot;1&quot;;IF([.G863]=&quot;two&quot;;&quot;2&quot;;IF([.G863]=&quot;three&quot;;&quot;3&quot;;IF([.G863]=&quot;four&quot;;&quot;4&quot;;IF([.G863]=&quot;five&quot;;&quot;5&quot;;IF([.G863]=&quot;six&quot;;&quot;6&quot;;IF([.G863]=&quot;seven&quot;;&quot;7&quot;;IF([.G863]=&quot;eight&quot;;&quot;8&quot;;IF([.G863]=&quot;nine&quot;;&quot;9&quot;;IF([.G863]=&quot;zero&quot;;&quot;0&quot;;VALUE([.G863]))))))))))))" office:value-type="string" office:string-value="4" calcext:value-type="string">
            <text:p>4</text:p>
          </table:table-cell>
          <table:table-cell table:style-name="ce7" table:formula="of:=IF(ISNA([.H863]);&quot;&quot;;IF([.H863]=&quot;eno&quot;;&quot;1&quot;;IF([.H863]=&quot;owt&quot;;&quot;2&quot;;IF([.H863]=&quot;eerht&quot;;&quot;3&quot;;IF([.H863]=&quot;ruof&quot;;&quot;4&quot;;IF([.H863]=&quot;evif&quot;;&quot;5&quot;;IF([.H863]=&quot;xis&quot;;&quot;6&quot;;IF([.H863]=&quot;neves&quot;;&quot;7&quot;;IF([.H863]=&quot;thgie&quot;;&quot;8&quot;;IF([.H863]=&quot;enin&quot;;&quot;9&quot;;IF([.H863]=&quot;orez&quot;;&quot;0&quot;;[.H863])))))))))))" office:value-type="string" office:string-value="1" calcext:value-type="string">
            <text:p>1</text:p>
          </table:table-cell>
          <table:table-cell table:formula="of:=IF(ISNA([.G863]);&quot;&quot;;VALUE(COM.MICROSOFT.CONCAT([.I863:.J863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cdttxpblbsevenseven2</text:p>
          </table:table-cell>
          <table:table-cell table:style-name="ce4" table:formula="of:=ORG.LIBREOFFICE.REGEX([.A864];&quot;\D&quot;;&quot;&quot;;&quot;g&quot;)" office:value-type="string" office:string-value="2" calcext:value-type="string">
            <text:p>2</text:p>
          </table:table-cell>
          <table:table-cell table:formula="of:=LEFT([.B864];1)" office:value-type="string" office:string-value="2" calcext:value-type="string">
            <text:p>2</text:p>
          </table:table-cell>
          <table:table-cell table:style-name="ce5" table:formula="of:=RIGHT([.B864];1)" office:value-type="string" office:string-value="2" calcext:value-type="string">
            <text:p>2</text:p>
          </table:table-cell>
          <table:table-cell table:formula="of:=VALUE(COM.MICROSOFT.CONCAT([.C864];[.D864]))" office:value-type="float" office:value="22" calcext:value-type="float">
            <text:p>22</text:p>
          </table:table-cell>
          <table:table-cell table:style-name="ce14" table:formula="of:=(STRREV([.A864]))" office:value-type="string" office:string-value="2nevesnevesblbpxttdcfs" calcext:value-type="string">
            <text:p>2nevesnevesblbpxttdcfs</text:p>
          </table:table-cell>
          <table:table-cell table:formula="of:=ORG.LIBREOFFICE.REGEX([.A86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64];&quot;eno|owt|eerht|ruof|evif|xis|neves|thgie|enin|orez|\d&quot;;;1)" office:value-type="string" office:string-value="2" calcext:value-type="string">
            <text:p>2</text:p>
          </table:table-cell>
          <table:table-cell table:formula="of:=IF(ISNA([.G864]);&quot;&quot;;IF([.G864]=&quot;one&quot;;&quot;1&quot;;IF([.G864]=&quot;two&quot;;&quot;2&quot;;IF([.G864]=&quot;three&quot;;&quot;3&quot;;IF([.G864]=&quot;four&quot;;&quot;4&quot;;IF([.G864]=&quot;five&quot;;&quot;5&quot;;IF([.G864]=&quot;six&quot;;&quot;6&quot;;IF([.G864]=&quot;seven&quot;;&quot;7&quot;;IF([.G864]=&quot;eight&quot;;&quot;8&quot;;IF([.G864]=&quot;nine&quot;;&quot;9&quot;;IF([.G864]=&quot;zero&quot;;&quot;0&quot;;VALUE([.G864]))))))))))))" office:value-type="string" office:string-value="7" calcext:value-type="string">
            <text:p>7</text:p>
          </table:table-cell>
          <table:table-cell table:style-name="ce7" table:formula="of:=IF(ISNA([.H864]);&quot;&quot;;IF([.H864]=&quot;eno&quot;;&quot;1&quot;;IF([.H864]=&quot;owt&quot;;&quot;2&quot;;IF([.H864]=&quot;eerht&quot;;&quot;3&quot;;IF([.H864]=&quot;ruof&quot;;&quot;4&quot;;IF([.H864]=&quot;evif&quot;;&quot;5&quot;;IF([.H864]=&quot;xis&quot;;&quot;6&quot;;IF([.H864]=&quot;neves&quot;;&quot;7&quot;;IF([.H864]=&quot;thgie&quot;;&quot;8&quot;;IF([.H864]=&quot;enin&quot;;&quot;9&quot;;IF([.H864]=&quot;orez&quot;;&quot;0&quot;;[.H864])))))))))))" office:value-type="string" office:string-value="2" calcext:value-type="string">
            <text:p>2</text:p>
          </table:table-cell>
          <table:table-cell table:formula="of:=IF(ISNA([.G864]);&quot;&quot;;VALUE(COM.MICROSOFT.CONCAT([.I864:.J864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4" table:formula="of:=ORG.LIBREOFFICE.REGEX([.A865];&quot;\D&quot;;&quot;&quot;;&quot;g&quot;)" office:value-type="string" office:string-value="355" calcext:value-type="string">
            <text:p>355</text:p>
          </table:table-cell>
          <table:table-cell table:formula="of:=LEFT([.B865];1)" office:value-type="string" office:string-value="3" calcext:value-type="string">
            <text:p>3</text:p>
          </table:table-cell>
          <table:table-cell table:style-name="ce5" table:formula="of:=RIGHT([.B865];1)" office:value-type="string" office:string-value="5" calcext:value-type="string">
            <text:p>5</text:p>
          </table:table-cell>
          <table:table-cell table:formula="of:=VALUE(COM.MICROSOFT.CONCAT([.C865];[.D865]))" office:value-type="float" office:value="35" calcext:value-type="float">
            <text:p>35</text:p>
          </table:table-cell>
          <table:table-cell table:style-name="ce14" table:formula="of:=(STRREV([.A865]))" office:value-type="string" office:string-value="553" calcext:value-type="string">
            <text:p>553</text:p>
          </table:table-cell>
          <table:table-cell table:formula="of:=ORG.LIBREOFFICE.REGEX([.A865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65];&quot;eno|owt|eerht|ruof|evif|xis|neves|thgie|enin|orez|\d&quot;;;1)" office:value-type="string" office:string-value="5" calcext:value-type="string">
            <text:p>5</text:p>
          </table:table-cell>
          <table:table-cell table:formula="of:=IF(ISNA([.G865]);&quot;&quot;;IF([.G865]=&quot;one&quot;;&quot;1&quot;;IF([.G865]=&quot;two&quot;;&quot;2&quot;;IF([.G865]=&quot;three&quot;;&quot;3&quot;;IF([.G865]=&quot;four&quot;;&quot;4&quot;;IF([.G865]=&quot;five&quot;;&quot;5&quot;;IF([.G865]=&quot;six&quot;;&quot;6&quot;;IF([.G865]=&quot;seven&quot;;&quot;7&quot;;IF([.G865]=&quot;eight&quot;;&quot;8&quot;;IF([.G865]=&quot;nine&quot;;&quot;9&quot;;IF([.G865]=&quot;zero&quot;;&quot;0&quot;;VALUE([.G865]))))))))))))" office:value-type="float" office:value="3" calcext:value-type="float">
            <text:p>3</text:p>
          </table:table-cell>
          <table:table-cell table:style-name="ce7" table:formula="of:=IF(ISNA([.H865]);&quot;&quot;;IF([.H865]=&quot;eno&quot;;&quot;1&quot;;IF([.H865]=&quot;owt&quot;;&quot;2&quot;;IF([.H865]=&quot;eerht&quot;;&quot;3&quot;;IF([.H865]=&quot;ruof&quot;;&quot;4&quot;;IF([.H865]=&quot;evif&quot;;&quot;5&quot;;IF([.H865]=&quot;xis&quot;;&quot;6&quot;;IF([.H865]=&quot;neves&quot;;&quot;7&quot;;IF([.H865]=&quot;thgie&quot;;&quot;8&quot;;IF([.H865]=&quot;enin&quot;;&quot;9&quot;;IF([.H865]=&quot;orez&quot;;&quot;0&quot;;[.H865])))))))))))" office:value-type="string" office:string-value="5" calcext:value-type="string">
            <text:p>5</text:p>
          </table:table-cell>
          <table:table-cell table:style-name="ce7" table:formula="of:=IF(ISNA([.G865]);&quot;&quot;;VALUE(COM.MICROSOFT.CONCAT([.I865:.J865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inetctrhrqteight6three</text:p>
          </table:table-cell>
          <table:table-cell table:style-name="ce4" table:formula="of:=ORG.LIBREOFFICE.REGEX([.A866];&quot;\D&quot;;&quot;&quot;;&quot;g&quot;)" office:value-type="string" office:string-value="56" calcext:value-type="string">
            <text:p>56</text:p>
          </table:table-cell>
          <table:table-cell table:formula="of:=LEFT([.B866];1)" office:value-type="string" office:string-value="5" calcext:value-type="string">
            <text:p>5</text:p>
          </table:table-cell>
          <table:table-cell table:style-name="ce5" table:formula="of:=RIGHT([.B866];1)" office:value-type="string" office:string-value="6" calcext:value-type="string">
            <text:p>6</text:p>
          </table:table-cell>
          <table:table-cell table:formula="of:=VALUE(COM.MICROSOFT.CONCAT([.C866];[.D866]))" office:value-type="float" office:value="56" calcext:value-type="float">
            <text:p>56</text:p>
          </table:table-cell>
          <table:table-cell table:style-name="ce14" table:formula="of:=(STRREV([.A866]))" office:value-type="string" office:string-value="eerht6thgietqrhrtctenin5" calcext:value-type="string">
            <text:p>eerht6thgietqrhrtctenin5</text:p>
          </table:table-cell>
          <table:table-cell table:formula="of:=ORG.LIBREOFFICE.REGEX([.A86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6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66]);&quot;&quot;;IF([.G866]=&quot;one&quot;;&quot;1&quot;;IF([.G866]=&quot;two&quot;;&quot;2&quot;;IF([.G866]=&quot;three&quot;;&quot;3&quot;;IF([.G866]=&quot;four&quot;;&quot;4&quot;;IF([.G866]=&quot;five&quot;;&quot;5&quot;;IF([.G866]=&quot;six&quot;;&quot;6&quot;;IF([.G866]=&quot;seven&quot;;&quot;7&quot;;IF([.G866]=&quot;eight&quot;;&quot;8&quot;;IF([.G866]=&quot;nine&quot;;&quot;9&quot;;IF([.G866]=&quot;zero&quot;;&quot;0&quot;;VALUE([.G866]))))))))))))" office:value-type="float" office:value="5" calcext:value-type="float">
            <text:p>5</text:p>
          </table:table-cell>
          <table:table-cell table:style-name="ce7" table:formula="of:=IF(ISNA([.H866]);&quot;&quot;;IF([.H866]=&quot;eno&quot;;&quot;1&quot;;IF([.H866]=&quot;owt&quot;;&quot;2&quot;;IF([.H866]=&quot;eerht&quot;;&quot;3&quot;;IF([.H866]=&quot;ruof&quot;;&quot;4&quot;;IF([.H866]=&quot;evif&quot;;&quot;5&quot;;IF([.H866]=&quot;xis&quot;;&quot;6&quot;;IF([.H866]=&quot;neves&quot;;&quot;7&quot;;IF([.H866]=&quot;thgie&quot;;&quot;8&quot;;IF([.H866]=&quot;enin&quot;;&quot;9&quot;;IF([.H866]=&quot;orez&quot;;&quot;0&quot;;[.H866])))))))))))" office:value-type="string" office:string-value="3" calcext:value-type="string">
            <text:p>3</text:p>
          </table:table-cell>
          <table:table-cell table:formula="of:=IF(ISNA([.G866]);&quot;&quot;;VALUE(COM.MICROSOFT.CONCAT([.I866:.J866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sevenls6nqqtfninehjdb</text:p>
          </table:table-cell>
          <table:table-cell table:style-name="ce4" table:formula="of:=ORG.LIBREOFFICE.REGEX([.A867];&quot;\D&quot;;&quot;&quot;;&quot;g&quot;)" office:value-type="string" office:string-value="6" calcext:value-type="string">
            <text:p>6</text:p>
          </table:table-cell>
          <table:table-cell table:formula="of:=LEFT([.B867];1)" office:value-type="string" office:string-value="6" calcext:value-type="string">
            <text:p>6</text:p>
          </table:table-cell>
          <table:table-cell table:style-name="ce5" table:formula="of:=RIGHT([.B867];1)" office:value-type="string" office:string-value="6" calcext:value-type="string">
            <text:p>6</text:p>
          </table:table-cell>
          <table:table-cell table:formula="of:=VALUE(COM.MICROSOFT.CONCAT([.C867];[.D867]))" office:value-type="float" office:value="66" calcext:value-type="float">
            <text:p>66</text:p>
          </table:table-cell>
          <table:table-cell table:style-name="ce14" table:formula="of:=(STRREV([.A867]))" office:value-type="string" office:string-value="bdjheninftqqn6slnevesenin" calcext:value-type="string">
            <text:p>bdjheninftqqn6slnevesenin</text:p>
          </table:table-cell>
          <table:table-cell table:formula="of:=ORG.LIBREOFFICE.REGEX([.A86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67];&quot;eno|owt|eerht|ruof|evif|xis|neves|thgie|enin|orez|\d&quot;;;1)" office:value-type="string" office:string-value="enin" calcext:value-type="string">
            <text:p>enin</text:p>
          </table:table-cell>
          <table:table-cell table:formula="of:=IF(ISNA([.G867]);&quot;&quot;;IF([.G867]=&quot;one&quot;;&quot;1&quot;;IF([.G867]=&quot;two&quot;;&quot;2&quot;;IF([.G867]=&quot;three&quot;;&quot;3&quot;;IF([.G867]=&quot;four&quot;;&quot;4&quot;;IF([.G867]=&quot;five&quot;;&quot;5&quot;;IF([.G867]=&quot;six&quot;;&quot;6&quot;;IF([.G867]=&quot;seven&quot;;&quot;7&quot;;IF([.G867]=&quot;eight&quot;;&quot;8&quot;;IF([.G867]=&quot;nine&quot;;&quot;9&quot;;IF([.G867]=&quot;zero&quot;;&quot;0&quot;;VALUE([.G867]))))))))))))" office:value-type="string" office:string-value="9" calcext:value-type="string">
            <text:p>9</text:p>
          </table:table-cell>
          <table:table-cell table:style-name="ce7" table:formula="of:=IF(ISNA([.H867]);&quot;&quot;;IF([.H867]=&quot;eno&quot;;&quot;1&quot;;IF([.H867]=&quot;owt&quot;;&quot;2&quot;;IF([.H867]=&quot;eerht&quot;;&quot;3&quot;;IF([.H867]=&quot;ruof&quot;;&quot;4&quot;;IF([.H867]=&quot;evif&quot;;&quot;5&quot;;IF([.H867]=&quot;xis&quot;;&quot;6&quot;;IF([.H867]=&quot;neves&quot;;&quot;7&quot;;IF([.H867]=&quot;thgie&quot;;&quot;8&quot;;IF([.H867]=&quot;enin&quot;;&quot;9&quot;;IF([.H867]=&quot;orez&quot;;&quot;0&quot;;[.H867])))))))))))" office:value-type="string" office:string-value="9" calcext:value-type="string">
            <text:p>9</text:p>
          </table:table-cell>
          <table:table-cell table:formula="of:=IF(ISNA([.G867]);&quot;&quot;;VALUE(COM.MICROSOFT.CONCAT([.I867:.J86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dxptb9seventhree12</text:p>
          </table:table-cell>
          <table:table-cell table:style-name="ce4" table:formula="of:=ORG.LIBREOFFICE.REGEX([.A868];&quot;\D&quot;;&quot;&quot;;&quot;g&quot;)" office:value-type="string" office:string-value="912" calcext:value-type="string">
            <text:p>912</text:p>
          </table:table-cell>
          <table:table-cell table:formula="of:=LEFT([.B868];1)" office:value-type="string" office:string-value="9" calcext:value-type="string">
            <text:p>9</text:p>
          </table:table-cell>
          <table:table-cell table:style-name="ce5" table:formula="of:=RIGHT([.B868];1)" office:value-type="string" office:string-value="2" calcext:value-type="string">
            <text:p>2</text:p>
          </table:table-cell>
          <table:table-cell table:formula="of:=VALUE(COM.MICROSOFT.CONCAT([.C868];[.D868]))" office:value-type="float" office:value="92" calcext:value-type="float">
            <text:p>92</text:p>
          </table:table-cell>
          <table:table-cell table:style-name="ce14" table:formula="of:=(STRREV([.A868]))" office:value-type="string" office:string-value="21eerhtneves9btpxdph" calcext:value-type="string">
            <text:p>21eerhtneves9btpxdph</text:p>
          </table:table-cell>
          <table:table-cell table:formula="of:=ORG.LIBREOFFICE.REGEX([.A86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68];&quot;eno|owt|eerht|ruof|evif|xis|neves|thgie|enin|orez|\d&quot;;;1)" office:value-type="string" office:string-value="2" calcext:value-type="string">
            <text:p>2</text:p>
          </table:table-cell>
          <table:table-cell table:formula="of:=IF(ISNA([.G868]);&quot;&quot;;IF([.G868]=&quot;one&quot;;&quot;1&quot;;IF([.G868]=&quot;two&quot;;&quot;2&quot;;IF([.G868]=&quot;three&quot;;&quot;3&quot;;IF([.G868]=&quot;four&quot;;&quot;4&quot;;IF([.G868]=&quot;five&quot;;&quot;5&quot;;IF([.G868]=&quot;six&quot;;&quot;6&quot;;IF([.G868]=&quot;seven&quot;;&quot;7&quot;;IF([.G868]=&quot;eight&quot;;&quot;8&quot;;IF([.G868]=&quot;nine&quot;;&quot;9&quot;;IF([.G868]=&quot;zero&quot;;&quot;0&quot;;VALUE([.G868]))))))))))))" office:value-type="float" office:value="9" calcext:value-type="float">
            <text:p>9</text:p>
          </table:table-cell>
          <table:table-cell table:style-name="ce7" table:formula="of:=IF(ISNA([.H868]);&quot;&quot;;IF([.H868]=&quot;eno&quot;;&quot;1&quot;;IF([.H868]=&quot;owt&quot;;&quot;2&quot;;IF([.H868]=&quot;eerht&quot;;&quot;3&quot;;IF([.H868]=&quot;ruof&quot;;&quot;4&quot;;IF([.H868]=&quot;evif&quot;;&quot;5&quot;;IF([.H868]=&quot;xis&quot;;&quot;6&quot;;IF([.H868]=&quot;neves&quot;;&quot;7&quot;;IF([.H868]=&quot;thgie&quot;;&quot;8&quot;;IF([.H868]=&quot;enin&quot;;&quot;9&quot;;IF([.H868]=&quot;orez&quot;;&quot;0&quot;;[.H868])))))))))))" office:value-type="string" office:string-value="2" calcext:value-type="string">
            <text:p>2</text:p>
          </table:table-cell>
          <table:table-cell table:formula="of:=IF(ISNA([.G868]);&quot;&quot;;VALUE(COM.MICROSOFT.CONCAT([.I868:.J868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vqbhpqrzpcsnfive2oneseven</text:p>
          </table:table-cell>
          <table:table-cell table:style-name="ce4" table:formula="of:=ORG.LIBREOFFICE.REGEX([.A869];&quot;\D&quot;;&quot;&quot;;&quot;g&quot;)" office:value-type="string" office:string-value="852" calcext:value-type="string">
            <text:p>852</text:p>
          </table:table-cell>
          <table:table-cell table:formula="of:=LEFT([.B869];1)" office:value-type="string" office:string-value="8" calcext:value-type="string">
            <text:p>8</text:p>
          </table:table-cell>
          <table:table-cell table:style-name="ce5" table:formula="of:=RIGHT([.B869];1)" office:value-type="string" office:string-value="2" calcext:value-type="string">
            <text:p>2</text:p>
          </table:table-cell>
          <table:table-cell table:formula="of:=VALUE(COM.MICROSOFT.CONCAT([.C869];[.D869]))" office:value-type="float" office:value="82" calcext:value-type="float">
            <text:p>82</text:p>
          </table:table-cell>
          <table:table-cell table:style-name="ce14" table:formula="of:=(STRREV([.A869]))" office:value-type="string" office:string-value="neveseno2evifnscpzrqphbqv58" calcext:value-type="string">
            <text:p>neveseno2evifnscpzrqphbqv58</text:p>
          </table:table-cell>
          <table:table-cell table:formula="of:=ORG.LIBREOFFICE.REGEX([.A86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6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69]);&quot;&quot;;IF([.G869]=&quot;one&quot;;&quot;1&quot;;IF([.G869]=&quot;two&quot;;&quot;2&quot;;IF([.G869]=&quot;three&quot;;&quot;3&quot;;IF([.G869]=&quot;four&quot;;&quot;4&quot;;IF([.G869]=&quot;five&quot;;&quot;5&quot;;IF([.G869]=&quot;six&quot;;&quot;6&quot;;IF([.G869]=&quot;seven&quot;;&quot;7&quot;;IF([.G869]=&quot;eight&quot;;&quot;8&quot;;IF([.G869]=&quot;nine&quot;;&quot;9&quot;;IF([.G869]=&quot;zero&quot;;&quot;0&quot;;VALUE([.G869]))))))))))))" office:value-type="float" office:value="8" calcext:value-type="float">
            <text:p>8</text:p>
          </table:table-cell>
          <table:table-cell table:style-name="ce7" table:formula="of:=IF(ISNA([.H869]);&quot;&quot;;IF([.H869]=&quot;eno&quot;;&quot;1&quot;;IF([.H869]=&quot;owt&quot;;&quot;2&quot;;IF([.H869]=&quot;eerht&quot;;&quot;3&quot;;IF([.H869]=&quot;ruof&quot;;&quot;4&quot;;IF([.H869]=&quot;evif&quot;;&quot;5&quot;;IF([.H869]=&quot;xis&quot;;&quot;6&quot;;IF([.H869]=&quot;neves&quot;;&quot;7&quot;;IF([.H869]=&quot;thgie&quot;;&quot;8&quot;;IF([.H869]=&quot;enin&quot;;&quot;9&quot;;IF([.H869]=&quot;orez&quot;;&quot;0&quot;;[.H869])))))))))))" office:value-type="string" office:string-value="7" calcext:value-type="string">
            <text:p>7</text:p>
          </table:table-cell>
          <table:table-cell table:formula="of:=IF(ISNA([.G869]);&quot;&quot;;VALUE(COM.MICROSOFT.CONCAT([.I869:.J86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9twothree</text:p>
          </table:table-cell>
          <table:table-cell table:style-name="ce4" table:formula="of:=ORG.LIBREOFFICE.REGEX([.A870];&quot;\D&quot;;&quot;&quot;;&quot;g&quot;)" office:value-type="string" office:string-value="79" calcext:value-type="string">
            <text:p>79</text:p>
          </table:table-cell>
          <table:table-cell table:formula="of:=LEFT([.B870];1)" office:value-type="string" office:string-value="7" calcext:value-type="string">
            <text:p>7</text:p>
          </table:table-cell>
          <table:table-cell table:style-name="ce5" table:formula="of:=RIGHT([.B870];1)" office:value-type="string" office:string-value="9" calcext:value-type="string">
            <text:p>9</text:p>
          </table:table-cell>
          <table:table-cell table:formula="of:=VALUE(COM.MICROSOFT.CONCAT([.C870];[.D870]))" office:value-type="float" office:value="79" calcext:value-type="float">
            <text:p>79</text:p>
          </table:table-cell>
          <table:table-cell table:style-name="ce14" table:formula="of:=(STRREV([.A870]))" office:value-type="string" office:string-value="eerhtowt97" calcext:value-type="string">
            <text:p>eerhtowt97</text:p>
          </table:table-cell>
          <table:table-cell table:formula="of:=ORG.LIBREOFFICE.REGEX([.A87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7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70]);&quot;&quot;;IF([.G870]=&quot;one&quot;;&quot;1&quot;;IF([.G870]=&quot;two&quot;;&quot;2&quot;;IF([.G870]=&quot;three&quot;;&quot;3&quot;;IF([.G870]=&quot;four&quot;;&quot;4&quot;;IF([.G870]=&quot;five&quot;;&quot;5&quot;;IF([.G870]=&quot;six&quot;;&quot;6&quot;;IF([.G870]=&quot;seven&quot;;&quot;7&quot;;IF([.G870]=&quot;eight&quot;;&quot;8&quot;;IF([.G870]=&quot;nine&quot;;&quot;9&quot;;IF([.G870]=&quot;zero&quot;;&quot;0&quot;;VALUE([.G870]))))))))))))" office:value-type="float" office:value="7" calcext:value-type="float">
            <text:p>7</text:p>
          </table:table-cell>
          <table:table-cell table:style-name="ce7" table:formula="of:=IF(ISNA([.H870]);&quot;&quot;;IF([.H870]=&quot;eno&quot;;&quot;1&quot;;IF([.H870]=&quot;owt&quot;;&quot;2&quot;;IF([.H870]=&quot;eerht&quot;;&quot;3&quot;;IF([.H870]=&quot;ruof&quot;;&quot;4&quot;;IF([.H870]=&quot;evif&quot;;&quot;5&quot;;IF([.H870]=&quot;xis&quot;;&quot;6&quot;;IF([.H870]=&quot;neves&quot;;&quot;7&quot;;IF([.H870]=&quot;thgie&quot;;&quot;8&quot;;IF([.H870]=&quot;enin&quot;;&quot;9&quot;;IF([.H870]=&quot;orez&quot;;&quot;0&quot;;[.H870])))))))))))" office:value-type="string" office:string-value="3" calcext:value-type="string">
            <text:p>3</text:p>
          </table:table-cell>
          <table:table-cell table:formula="of:=IF(ISNA([.G870]);&quot;&quot;;VALUE(COM.MICROSOFT.CONCAT([.I870:.J87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eight3vzxsixoneeightzzcdkhgtpz</text:p>
          </table:table-cell>
          <table:table-cell table:style-name="ce4" table:formula="of:=ORG.LIBREOFFICE.REGEX([.A871];&quot;\D&quot;;&quot;&quot;;&quot;g&quot;)" office:value-type="string" office:string-value="83" calcext:value-type="string">
            <text:p>83</text:p>
          </table:table-cell>
          <table:table-cell table:formula="of:=LEFT([.B871];1)" office:value-type="string" office:string-value="8" calcext:value-type="string">
            <text:p>8</text:p>
          </table:table-cell>
          <table:table-cell table:style-name="ce5" table:formula="of:=RIGHT([.B871];1)" office:value-type="string" office:string-value="3" calcext:value-type="string">
            <text:p>3</text:p>
          </table:table-cell>
          <table:table-cell table:formula="of:=VALUE(COM.MICROSOFT.CONCAT([.C871];[.D871]))" office:value-type="float" office:value="83" calcext:value-type="float">
            <text:p>83</text:p>
          </table:table-cell>
          <table:table-cell table:style-name="ce14" table:formula="of:=(STRREV([.A871]))" office:value-type="string" office:string-value="zptghkdczzthgieenoxisxzv3thgie8" calcext:value-type="string">
            <text:p>zptghkdczzthgieenoxisxzv3thgie8</text:p>
          </table:table-cell>
          <table:table-cell table:formula="of:=ORG.LIBREOFFICE.REGEX([.A87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7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71]);&quot;&quot;;IF([.G871]=&quot;one&quot;;&quot;1&quot;;IF([.G871]=&quot;two&quot;;&quot;2&quot;;IF([.G871]=&quot;three&quot;;&quot;3&quot;;IF([.G871]=&quot;four&quot;;&quot;4&quot;;IF([.G871]=&quot;five&quot;;&quot;5&quot;;IF([.G871]=&quot;six&quot;;&quot;6&quot;;IF([.G871]=&quot;seven&quot;;&quot;7&quot;;IF([.G871]=&quot;eight&quot;;&quot;8&quot;;IF([.G871]=&quot;nine&quot;;&quot;9&quot;;IF([.G871]=&quot;zero&quot;;&quot;0&quot;;VALUE([.G871]))))))))))))" office:value-type="float" office:value="8" calcext:value-type="float">
            <text:p>8</text:p>
          </table:table-cell>
          <table:table-cell table:style-name="ce7" table:formula="of:=IF(ISNA([.H871]);&quot;&quot;;IF([.H871]=&quot;eno&quot;;&quot;1&quot;;IF([.H871]=&quot;owt&quot;;&quot;2&quot;;IF([.H871]=&quot;eerht&quot;;&quot;3&quot;;IF([.H871]=&quot;ruof&quot;;&quot;4&quot;;IF([.H871]=&quot;evif&quot;;&quot;5&quot;;IF([.H871]=&quot;xis&quot;;&quot;6&quot;;IF([.H871]=&quot;neves&quot;;&quot;7&quot;;IF([.H871]=&quot;thgie&quot;;&quot;8&quot;;IF([.H871]=&quot;enin&quot;;&quot;9&quot;;IF([.H871]=&quot;orez&quot;;&quot;0&quot;;[.H871])))))))))))" office:value-type="string" office:string-value="8" calcext:value-type="string">
            <text:p>8</text:p>
          </table:table-cell>
          <table:table-cell table:formula="of:=IF(ISNA([.G871]);&quot;&quot;;VALUE(COM.MICROSOFT.CONCAT([.I871:.J87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nine3hm3</text:p>
          </table:table-cell>
          <table:table-cell table:style-name="ce4" table:formula="of:=ORG.LIBREOFFICE.REGEX([.A872];&quot;\D&quot;;&quot;&quot;;&quot;g&quot;)" office:value-type="string" office:string-value="33" calcext:value-type="string">
            <text:p>33</text:p>
          </table:table-cell>
          <table:table-cell table:formula="of:=LEFT([.B872];1)" office:value-type="string" office:string-value="3" calcext:value-type="string">
            <text:p>3</text:p>
          </table:table-cell>
          <table:table-cell table:style-name="ce5" table:formula="of:=RIGHT([.B872];1)" office:value-type="string" office:string-value="3" calcext:value-type="string">
            <text:p>3</text:p>
          </table:table-cell>
          <table:table-cell table:formula="of:=VALUE(COM.MICROSOFT.CONCAT([.C872];[.D872]))" office:value-type="float" office:value="33" calcext:value-type="float">
            <text:p>33</text:p>
          </table:table-cell>
          <table:table-cell table:style-name="ce14" table:formula="of:=(STRREV([.A872]))" office:value-type="string" office:string-value="3mh3eninevif" calcext:value-type="string">
            <text:p>3mh3eninevif</text:p>
          </table:table-cell>
          <table:table-cell table:formula="of:=ORG.LIBREOFFICE.REGEX([.A87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872];&quot;eno|owt|eerht|ruof|evif|xis|neves|thgie|enin|orez|\d&quot;;;1)" office:value-type="string" office:string-value="3" calcext:value-type="string">
            <text:p>3</text:p>
          </table:table-cell>
          <table:table-cell table:formula="of:=IF(ISNA([.G872]);&quot;&quot;;IF([.G872]=&quot;one&quot;;&quot;1&quot;;IF([.G872]=&quot;two&quot;;&quot;2&quot;;IF([.G872]=&quot;three&quot;;&quot;3&quot;;IF([.G872]=&quot;four&quot;;&quot;4&quot;;IF([.G872]=&quot;five&quot;;&quot;5&quot;;IF([.G872]=&quot;six&quot;;&quot;6&quot;;IF([.G872]=&quot;seven&quot;;&quot;7&quot;;IF([.G872]=&quot;eight&quot;;&quot;8&quot;;IF([.G872]=&quot;nine&quot;;&quot;9&quot;;IF([.G872]=&quot;zero&quot;;&quot;0&quot;;VALUE([.G872]))))))))))))" office:value-type="string" office:string-value="5" calcext:value-type="string">
            <text:p>5</text:p>
          </table:table-cell>
          <table:table-cell table:style-name="ce7" table:formula="of:=IF(ISNA([.H872]);&quot;&quot;;IF([.H872]=&quot;eno&quot;;&quot;1&quot;;IF([.H872]=&quot;owt&quot;;&quot;2&quot;;IF([.H872]=&quot;eerht&quot;;&quot;3&quot;;IF([.H872]=&quot;ruof&quot;;&quot;4&quot;;IF([.H872]=&quot;evif&quot;;&quot;5&quot;;IF([.H872]=&quot;xis&quot;;&quot;6&quot;;IF([.H872]=&quot;neves&quot;;&quot;7&quot;;IF([.H872]=&quot;thgie&quot;;&quot;8&quot;;IF([.H872]=&quot;enin&quot;;&quot;9&quot;;IF([.H872]=&quot;orez&quot;;&quot;0&quot;;[.H872])))))))))))" office:value-type="string" office:string-value="3" calcext:value-type="string">
            <text:p>3</text:p>
          </table:table-cell>
          <table:table-cell table:formula="of:=IF(ISNA([.G872]);&quot;&quot;;VALUE(COM.MICROSOFT.CONCAT([.I872:.J872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three7</text:p>
          </table:table-cell>
          <table:table-cell table:style-name="ce4" table:formula="of:=ORG.LIBREOFFICE.REGEX([.A873];&quot;\D&quot;;&quot;&quot;;&quot;g&quot;)" office:value-type="string" office:string-value="7" calcext:value-type="string">
            <text:p>7</text:p>
          </table:table-cell>
          <table:table-cell table:formula="of:=LEFT([.B873];1)" office:value-type="string" office:string-value="7" calcext:value-type="string">
            <text:p>7</text:p>
          </table:table-cell>
          <table:table-cell table:style-name="ce5" table:formula="of:=RIGHT([.B873];1)" office:value-type="string" office:string-value="7" calcext:value-type="string">
            <text:p>7</text:p>
          </table:table-cell>
          <table:table-cell table:formula="of:=VALUE(COM.MICROSOFT.CONCAT([.C873];[.D873]))" office:value-type="float" office:value="77" calcext:value-type="float">
            <text:p>77</text:p>
          </table:table-cell>
          <table:table-cell table:style-name="ce14" table:formula="of:=(STRREV([.A873]))" office:value-type="string" office:string-value="7eerhtfruof" calcext:value-type="string">
            <text:p>7eerhtfruof</text:p>
          </table:table-cell>
          <table:table-cell table:formula="of:=ORG.LIBREOFFICE.REGEX([.A87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73];&quot;eno|owt|eerht|ruof|evif|xis|neves|thgie|enin|orez|\d&quot;;;1)" office:value-type="string" office:string-value="7" calcext:value-type="string">
            <text:p>7</text:p>
          </table:table-cell>
          <table:table-cell table:formula="of:=IF(ISNA([.G873]);&quot;&quot;;IF([.G873]=&quot;one&quot;;&quot;1&quot;;IF([.G873]=&quot;two&quot;;&quot;2&quot;;IF([.G873]=&quot;three&quot;;&quot;3&quot;;IF([.G873]=&quot;four&quot;;&quot;4&quot;;IF([.G873]=&quot;five&quot;;&quot;5&quot;;IF([.G873]=&quot;six&quot;;&quot;6&quot;;IF([.G873]=&quot;seven&quot;;&quot;7&quot;;IF([.G873]=&quot;eight&quot;;&quot;8&quot;;IF([.G873]=&quot;nine&quot;;&quot;9&quot;;IF([.G873]=&quot;zero&quot;;&quot;0&quot;;VALUE([.G873]))))))))))))" office:value-type="string" office:string-value="4" calcext:value-type="string">
            <text:p>4</text:p>
          </table:table-cell>
          <table:table-cell table:style-name="ce7" table:formula="of:=IF(ISNA([.H873]);&quot;&quot;;IF([.H873]=&quot;eno&quot;;&quot;1&quot;;IF([.H873]=&quot;owt&quot;;&quot;2&quot;;IF([.H873]=&quot;eerht&quot;;&quot;3&quot;;IF([.H873]=&quot;ruof&quot;;&quot;4&quot;;IF([.H873]=&quot;evif&quot;;&quot;5&quot;;IF([.H873]=&quot;xis&quot;;&quot;6&quot;;IF([.H873]=&quot;neves&quot;;&quot;7&quot;;IF([.H873]=&quot;thgie&quot;;&quot;8&quot;;IF([.H873]=&quot;enin&quot;;&quot;9&quot;;IF([.H873]=&quot;orez&quot;;&quot;0&quot;;[.H873])))))))))))" office:value-type="string" office:string-value="7" calcext:value-type="string">
            <text:p>7</text:p>
          </table:table-cell>
          <table:table-cell table:formula="of:=IF(ISNA([.G873]);&quot;&quot;;VALUE(COM.MICROSOFT.CONCAT([.I873:.J873])))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qkqgptwotvjkctgsbmsxvmssdpteightlxlkfqv46</text:p>
          </table:table-cell>
          <table:table-cell table:style-name="ce4" table:formula="of:=ORG.LIBREOFFICE.REGEX([.A874];&quot;\D&quot;;&quot;&quot;;&quot;g&quot;)" office:value-type="string" office:string-value="46" calcext:value-type="string">
            <text:p>46</text:p>
          </table:table-cell>
          <table:table-cell table:formula="of:=LEFT([.B874];1)" office:value-type="string" office:string-value="4" calcext:value-type="string">
            <text:p>4</text:p>
          </table:table-cell>
          <table:table-cell table:style-name="ce5" table:formula="of:=RIGHT([.B874];1)" office:value-type="string" office:string-value="6" calcext:value-type="string">
            <text:p>6</text:p>
          </table:table-cell>
          <table:table-cell table:formula="of:=VALUE(COM.MICROSOFT.CONCAT([.C874];[.D874]))" office:value-type="float" office:value="46" calcext:value-type="float">
            <text:p>46</text:p>
          </table:table-cell>
          <table:table-cell table:style-name="ce14" table:formula="of:=(STRREV([.A874]))" office:value-type="string" office:string-value="64vqfklxlthgietpdssmvxsmbsgtckjvtowtpgqkq" calcext:value-type="string">
            <text:p>64vqfklxlthgietpdssmvxsmbsgtckjvtowtpgqkq</text:p>
          </table:table-cell>
          <table:table-cell table:formula="of:=ORG.LIBREOFFICE.REGEX([.A87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74];&quot;eno|owt|eerht|ruof|evif|xis|neves|thgie|enin|orez|\d&quot;;;1)" office:value-type="string" office:string-value="6" calcext:value-type="string">
            <text:p>6</text:p>
          </table:table-cell>
          <table:table-cell table:formula="of:=IF(ISNA([.G874]);&quot;&quot;;IF([.G874]=&quot;one&quot;;&quot;1&quot;;IF([.G874]=&quot;two&quot;;&quot;2&quot;;IF([.G874]=&quot;three&quot;;&quot;3&quot;;IF([.G874]=&quot;four&quot;;&quot;4&quot;;IF([.G874]=&quot;five&quot;;&quot;5&quot;;IF([.G874]=&quot;six&quot;;&quot;6&quot;;IF([.G874]=&quot;seven&quot;;&quot;7&quot;;IF([.G874]=&quot;eight&quot;;&quot;8&quot;;IF([.G874]=&quot;nine&quot;;&quot;9&quot;;IF([.G874]=&quot;zero&quot;;&quot;0&quot;;VALUE([.G874]))))))))))))" office:value-type="string" office:string-value="2" calcext:value-type="string">
            <text:p>2</text:p>
          </table:table-cell>
          <table:table-cell table:style-name="ce7" table:formula="of:=IF(ISNA([.H874]);&quot;&quot;;IF([.H874]=&quot;eno&quot;;&quot;1&quot;;IF([.H874]=&quot;owt&quot;;&quot;2&quot;;IF([.H874]=&quot;eerht&quot;;&quot;3&quot;;IF([.H874]=&quot;ruof&quot;;&quot;4&quot;;IF([.H874]=&quot;evif&quot;;&quot;5&quot;;IF([.H874]=&quot;xis&quot;;&quot;6&quot;;IF([.H874]=&quot;neves&quot;;&quot;7&quot;;IF([.H874]=&quot;thgie&quot;;&quot;8&quot;;IF([.H874]=&quot;enin&quot;;&quot;9&quot;;IF([.H874]=&quot;orez&quot;;&quot;0&quot;;[.H874])))))))))))" office:value-type="string" office:string-value="6" calcext:value-type="string">
            <text:p>6</text:p>
          </table:table-cell>
          <table:table-cell table:formula="of:=IF(ISNA([.G874]);&quot;&quot;;VALUE(COM.MICROSOFT.CONCAT([.I874:.J874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4kqtnsjplhp1</text:p>
          </table:table-cell>
          <table:table-cell table:style-name="ce4" table:formula="of:=ORG.LIBREOFFICE.REGEX([.A875];&quot;\D&quot;;&quot;&quot;;&quot;g&quot;)" office:value-type="string" office:string-value="841" calcext:value-type="string">
            <text:p>841</text:p>
          </table:table-cell>
          <table:table-cell table:formula="of:=LEFT([.B875];1)" office:value-type="string" office:string-value="8" calcext:value-type="string">
            <text:p>8</text:p>
          </table:table-cell>
          <table:table-cell table:style-name="ce5" table:formula="of:=RIGHT([.B875];1)" office:value-type="string" office:string-value="1" calcext:value-type="string">
            <text:p>1</text:p>
          </table:table-cell>
          <table:table-cell table:formula="of:=VALUE(COM.MICROSOFT.CONCAT([.C875];[.D875]))" office:value-type="float" office:value="81" calcext:value-type="float">
            <text:p>81</text:p>
          </table:table-cell>
          <table:table-cell table:style-name="ce14" table:formula="of:=(STRREV([.A875]))" office:value-type="string" office:string-value="1phlpjsntqk48" calcext:value-type="string">
            <text:p>1phlpjsntqk48</text:p>
          </table:table-cell>
          <table:table-cell table:formula="of:=ORG.LIBREOFFICE.REGEX([.A87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75];&quot;eno|owt|eerht|ruof|evif|xis|neves|thgie|enin|orez|\d&quot;;;1)" office:value-type="string" office:string-value="1" calcext:value-type="string">
            <text:p>1</text:p>
          </table:table-cell>
          <table:table-cell table:formula="of:=IF(ISNA([.G875]);&quot;&quot;;IF([.G875]=&quot;one&quot;;&quot;1&quot;;IF([.G875]=&quot;two&quot;;&quot;2&quot;;IF([.G875]=&quot;three&quot;;&quot;3&quot;;IF([.G875]=&quot;four&quot;;&quot;4&quot;;IF([.G875]=&quot;five&quot;;&quot;5&quot;;IF([.G875]=&quot;six&quot;;&quot;6&quot;;IF([.G875]=&quot;seven&quot;;&quot;7&quot;;IF([.G875]=&quot;eight&quot;;&quot;8&quot;;IF([.G875]=&quot;nine&quot;;&quot;9&quot;;IF([.G875]=&quot;zero&quot;;&quot;0&quot;;VALUE([.G875]))))))))))))" office:value-type="float" office:value="8" calcext:value-type="float">
            <text:p>8</text:p>
          </table:table-cell>
          <table:table-cell table:style-name="ce7" table:formula="of:=IF(ISNA([.H875]);&quot;&quot;;IF([.H875]=&quot;eno&quot;;&quot;1&quot;;IF([.H875]=&quot;owt&quot;;&quot;2&quot;;IF([.H875]=&quot;eerht&quot;;&quot;3&quot;;IF([.H875]=&quot;ruof&quot;;&quot;4&quot;;IF([.H875]=&quot;evif&quot;;&quot;5&quot;;IF([.H875]=&quot;xis&quot;;&quot;6&quot;;IF([.H875]=&quot;neves&quot;;&quot;7&quot;;IF([.H875]=&quot;thgie&quot;;&quot;8&quot;;IF([.H875]=&quot;enin&quot;;&quot;9&quot;;IF([.H875]=&quot;orez&quot;;&quot;0&quot;;[.H875])))))))))))" office:value-type="string" office:string-value="1" calcext:value-type="string">
            <text:p>1</text:p>
          </table:table-cell>
          <table:table-cell table:style-name="ce7" table:formula="of:=IF(ISNA([.G875]);&quot;&quot;;VALUE(COM.MICROSOFT.CONCAT([.I875:.J875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qk51</text:p>
          </table:table-cell>
          <table:table-cell table:style-name="ce4" table:formula="of:=ORG.LIBREOFFICE.REGEX([.A876];&quot;\D&quot;;&quot;&quot;;&quot;g&quot;)" office:value-type="string" office:string-value="351" calcext:value-type="string">
            <text:p>351</text:p>
          </table:table-cell>
          <table:table-cell table:formula="of:=LEFT([.B876];1)" office:value-type="string" office:string-value="3" calcext:value-type="string">
            <text:p>3</text:p>
          </table:table-cell>
          <table:table-cell table:style-name="ce5" table:formula="of:=RIGHT([.B876];1)" office:value-type="string" office:string-value="1" calcext:value-type="string">
            <text:p>1</text:p>
          </table:table-cell>
          <table:table-cell table:formula="of:=VALUE(COM.MICROSOFT.CONCAT([.C876];[.D876]))" office:value-type="float" office:value="31" calcext:value-type="float">
            <text:p>31</text:p>
          </table:table-cell>
          <table:table-cell table:style-name="ce14" table:formula="of:=(STRREV([.A876]))" office:value-type="string" office:string-value="15kq3" calcext:value-type="string">
            <text:p>15kq3</text:p>
          </table:table-cell>
          <table:table-cell table:formula="of:=ORG.LIBREOFFICE.REGEX([.A87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76];&quot;eno|owt|eerht|ruof|evif|xis|neves|thgie|enin|orez|\d&quot;;;1)" office:value-type="string" office:string-value="1" calcext:value-type="string">
            <text:p>1</text:p>
          </table:table-cell>
          <table:table-cell table:formula="of:=IF(ISNA([.G876]);&quot;&quot;;IF([.G876]=&quot;one&quot;;&quot;1&quot;;IF([.G876]=&quot;two&quot;;&quot;2&quot;;IF([.G876]=&quot;three&quot;;&quot;3&quot;;IF([.G876]=&quot;four&quot;;&quot;4&quot;;IF([.G876]=&quot;five&quot;;&quot;5&quot;;IF([.G876]=&quot;six&quot;;&quot;6&quot;;IF([.G876]=&quot;seven&quot;;&quot;7&quot;;IF([.G876]=&quot;eight&quot;;&quot;8&quot;;IF([.G876]=&quot;nine&quot;;&quot;9&quot;;IF([.G876]=&quot;zero&quot;;&quot;0&quot;;VALUE([.G876]))))))))))))" office:value-type="float" office:value="3" calcext:value-type="float">
            <text:p>3</text:p>
          </table:table-cell>
          <table:table-cell table:style-name="ce7" table:formula="of:=IF(ISNA([.H876]);&quot;&quot;;IF([.H876]=&quot;eno&quot;;&quot;1&quot;;IF([.H876]=&quot;owt&quot;;&quot;2&quot;;IF([.H876]=&quot;eerht&quot;;&quot;3&quot;;IF([.H876]=&quot;ruof&quot;;&quot;4&quot;;IF([.H876]=&quot;evif&quot;;&quot;5&quot;;IF([.H876]=&quot;xis&quot;;&quot;6&quot;;IF([.H876]=&quot;neves&quot;;&quot;7&quot;;IF([.H876]=&quot;thgie&quot;;&quot;8&quot;;IF([.H876]=&quot;enin&quot;;&quot;9&quot;;IF([.H876]=&quot;orez&quot;;&quot;0&quot;;[.H876])))))))))))" office:value-type="string" office:string-value="1" calcext:value-type="string">
            <text:p>1</text:p>
          </table:table-cell>
          <table:table-cell table:style-name="ce7" table:formula="of:=IF(ISNA([.G876]);&quot;&quot;;VALUE(COM.MICROSOFT.CONCAT([.I876:.J876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7gjdrxxjlg6</text:p>
          </table:table-cell>
          <table:table-cell table:style-name="ce4" table:formula="of:=ORG.LIBREOFFICE.REGEX([.A877];&quot;\D&quot;;&quot;&quot;;&quot;g&quot;)" office:value-type="string" office:string-value="76" calcext:value-type="string">
            <text:p>76</text:p>
          </table:table-cell>
          <table:table-cell table:formula="of:=LEFT([.B877];1)" office:value-type="string" office:string-value="7" calcext:value-type="string">
            <text:p>7</text:p>
          </table:table-cell>
          <table:table-cell table:style-name="ce5" table:formula="of:=RIGHT([.B877];1)" office:value-type="string" office:string-value="6" calcext:value-type="string">
            <text:p>6</text:p>
          </table:table-cell>
          <table:table-cell table:formula="of:=VALUE(COM.MICROSOFT.CONCAT([.C877];[.D877]))" office:value-type="float" office:value="76" calcext:value-type="float">
            <text:p>76</text:p>
          </table:table-cell>
          <table:table-cell table:style-name="ce14" table:formula="of:=(STRREV([.A877]))" office:value-type="string" office:string-value="6gljxxrdjg7owt" calcext:value-type="string">
            <text:p>6gljxxrdjg7owt</text:p>
          </table:table-cell>
          <table:table-cell table:formula="of:=ORG.LIBREOFFICE.REGEX([.A87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77];&quot;eno|owt|eerht|ruof|evif|xis|neves|thgie|enin|orez|\d&quot;;;1)" office:value-type="string" office:string-value="6" calcext:value-type="string">
            <text:p>6</text:p>
          </table:table-cell>
          <table:table-cell table:formula="of:=IF(ISNA([.G877]);&quot;&quot;;IF([.G877]=&quot;one&quot;;&quot;1&quot;;IF([.G877]=&quot;two&quot;;&quot;2&quot;;IF([.G877]=&quot;three&quot;;&quot;3&quot;;IF([.G877]=&quot;four&quot;;&quot;4&quot;;IF([.G877]=&quot;five&quot;;&quot;5&quot;;IF([.G877]=&quot;six&quot;;&quot;6&quot;;IF([.G877]=&quot;seven&quot;;&quot;7&quot;;IF([.G877]=&quot;eight&quot;;&quot;8&quot;;IF([.G877]=&quot;nine&quot;;&quot;9&quot;;IF([.G877]=&quot;zero&quot;;&quot;0&quot;;VALUE([.G877]))))))))))))" office:value-type="string" office:string-value="2" calcext:value-type="string">
            <text:p>2</text:p>
          </table:table-cell>
          <table:table-cell table:style-name="ce7" table:formula="of:=IF(ISNA([.H877]);&quot;&quot;;IF([.H877]=&quot;eno&quot;;&quot;1&quot;;IF([.H877]=&quot;owt&quot;;&quot;2&quot;;IF([.H877]=&quot;eerht&quot;;&quot;3&quot;;IF([.H877]=&quot;ruof&quot;;&quot;4&quot;;IF([.H877]=&quot;evif&quot;;&quot;5&quot;;IF([.H877]=&quot;xis&quot;;&quot;6&quot;;IF([.H877]=&quot;neves&quot;;&quot;7&quot;;IF([.H877]=&quot;thgie&quot;;&quot;8&quot;;IF([.H877]=&quot;enin&quot;;&quot;9&quot;;IF([.H877]=&quot;orez&quot;;&quot;0&quot;;[.H877])))))))))))" office:value-type="string" office:string-value="6" calcext:value-type="string">
            <text:p>6</text:p>
          </table:table-cell>
          <table:table-cell table:formula="of:=IF(ISNA([.G877]);&quot;&quot;;VALUE(COM.MICROSOFT.CONCAT([.I877:.J87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qbrhzdljnvthreefour8dc8qctqhnlfzdshvz</text:p>
          </table:table-cell>
          <table:table-cell table:style-name="ce4" table:formula="of:=ORG.LIBREOFFICE.REGEX([.A878];&quot;\D&quot;;&quot;&quot;;&quot;g&quot;)" office:value-type="string" office:string-value="788" calcext:value-type="string">
            <text:p>788</text:p>
          </table:table-cell>
          <table:table-cell table:formula="of:=LEFT([.B878];1)" office:value-type="string" office:string-value="7" calcext:value-type="string">
            <text:p>7</text:p>
          </table:table-cell>
          <table:table-cell table:style-name="ce5" table:formula="of:=RIGHT([.B878];1)" office:value-type="string" office:string-value="8" calcext:value-type="string">
            <text:p>8</text:p>
          </table:table-cell>
          <table:table-cell table:formula="of:=VALUE(COM.MICROSOFT.CONCAT([.C878];[.D878]))" office:value-type="float" office:value="78" calcext:value-type="float">
            <text:p>78</text:p>
          </table:table-cell>
          <table:table-cell table:style-name="ce14" table:formula="of:=(STRREV([.A878]))" office:value-type="string" office:string-value="zvhsdzflnhqtcq8cd8ruofeerhtvnjldzhrbq7" calcext:value-type="string">
            <text:p>zvhsdzflnhqtcq8cd8ruofeerhtvnjldzhrbq7</text:p>
          </table:table-cell>
          <table:table-cell table:formula="of:=ORG.LIBREOFFICE.REGEX([.A87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78];&quot;eno|owt|eerht|ruof|evif|xis|neves|thgie|enin|orez|\d&quot;;;1)" office:value-type="string" office:string-value="8" calcext:value-type="string">
            <text:p>8</text:p>
          </table:table-cell>
          <table:table-cell table:formula="of:=IF(ISNA([.G878]);&quot;&quot;;IF([.G878]=&quot;one&quot;;&quot;1&quot;;IF([.G878]=&quot;two&quot;;&quot;2&quot;;IF([.G878]=&quot;three&quot;;&quot;3&quot;;IF([.G878]=&quot;four&quot;;&quot;4&quot;;IF([.G878]=&quot;five&quot;;&quot;5&quot;;IF([.G878]=&quot;six&quot;;&quot;6&quot;;IF([.G878]=&quot;seven&quot;;&quot;7&quot;;IF([.G878]=&quot;eight&quot;;&quot;8&quot;;IF([.G878]=&quot;nine&quot;;&quot;9&quot;;IF([.G878]=&quot;zero&quot;;&quot;0&quot;;VALUE([.G878]))))))))))))" office:value-type="float" office:value="7" calcext:value-type="float">
            <text:p>7</text:p>
          </table:table-cell>
          <table:table-cell table:style-name="ce7" table:formula="of:=IF(ISNA([.H878]);&quot;&quot;;IF([.H878]=&quot;eno&quot;;&quot;1&quot;;IF([.H878]=&quot;owt&quot;;&quot;2&quot;;IF([.H878]=&quot;eerht&quot;;&quot;3&quot;;IF([.H878]=&quot;ruof&quot;;&quot;4&quot;;IF([.H878]=&quot;evif&quot;;&quot;5&quot;;IF([.H878]=&quot;xis&quot;;&quot;6&quot;;IF([.H878]=&quot;neves&quot;;&quot;7&quot;;IF([.H878]=&quot;thgie&quot;;&quot;8&quot;;IF([.H878]=&quot;enin&quot;;&quot;9&quot;;IF([.H878]=&quot;orez&quot;;&quot;0&quot;;[.H878])))))))))))" office:value-type="string" office:string-value="8" calcext:value-type="string">
            <text:p>8</text:p>
          </table:table-cell>
          <table:table-cell table:formula="of:=IF(ISNA([.G878]);&quot;&quot;;VALUE(COM.MICROSOFT.CONCAT([.I878:.J878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fcninefourjzqnmmmxhqsix49</text:p>
          </table:table-cell>
          <table:table-cell table:style-name="ce4" table:formula="of:=ORG.LIBREOFFICE.REGEX([.A879];&quot;\D&quot;;&quot;&quot;;&quot;g&quot;)" office:value-type="string" office:string-value="49" calcext:value-type="string">
            <text:p>49</text:p>
          </table:table-cell>
          <table:table-cell table:formula="of:=LEFT([.B879];1)" office:value-type="string" office:string-value="4" calcext:value-type="string">
            <text:p>4</text:p>
          </table:table-cell>
          <table:table-cell table:style-name="ce5" table:formula="of:=RIGHT([.B879];1)" office:value-type="string" office:string-value="9" calcext:value-type="string">
            <text:p>9</text:p>
          </table:table-cell>
          <table:table-cell table:formula="of:=VALUE(COM.MICROSOFT.CONCAT([.C879];[.D879]))" office:value-type="float" office:value="49" calcext:value-type="float">
            <text:p>49</text:p>
          </table:table-cell>
          <table:table-cell table:style-name="ce14" table:formula="of:=(STRREV([.A879]))" office:value-type="string" office:string-value="94xisqhxmmmnqzjruofenincfp" calcext:value-type="string">
            <text:p>94xisqhxmmmnqzjruofenincfp</text:p>
          </table:table-cell>
          <table:table-cell table:formula="of:=ORG.LIBREOFFICE.REGEX([.A879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79];&quot;eno|owt|eerht|ruof|evif|xis|neves|thgie|enin|orez|\d&quot;;;1)" office:value-type="string" office:string-value="9" calcext:value-type="string">
            <text:p>9</text:p>
          </table:table-cell>
          <table:table-cell table:formula="of:=IF(ISNA([.G879]);&quot;&quot;;IF([.G879]=&quot;one&quot;;&quot;1&quot;;IF([.G879]=&quot;two&quot;;&quot;2&quot;;IF([.G879]=&quot;three&quot;;&quot;3&quot;;IF([.G879]=&quot;four&quot;;&quot;4&quot;;IF([.G879]=&quot;five&quot;;&quot;5&quot;;IF([.G879]=&quot;six&quot;;&quot;6&quot;;IF([.G879]=&quot;seven&quot;;&quot;7&quot;;IF([.G879]=&quot;eight&quot;;&quot;8&quot;;IF([.G879]=&quot;nine&quot;;&quot;9&quot;;IF([.G879]=&quot;zero&quot;;&quot;0&quot;;VALUE([.G879]))))))))))))" office:value-type="string" office:string-value="9" calcext:value-type="string">
            <text:p>9</text:p>
          </table:table-cell>
          <table:table-cell table:style-name="ce7" table:formula="of:=IF(ISNA([.H879]);&quot;&quot;;IF([.H879]=&quot;eno&quot;;&quot;1&quot;;IF([.H879]=&quot;owt&quot;;&quot;2&quot;;IF([.H879]=&quot;eerht&quot;;&quot;3&quot;;IF([.H879]=&quot;ruof&quot;;&quot;4&quot;;IF([.H879]=&quot;evif&quot;;&quot;5&quot;;IF([.H879]=&quot;xis&quot;;&quot;6&quot;;IF([.H879]=&quot;neves&quot;;&quot;7&quot;;IF([.H879]=&quot;thgie&quot;;&quot;8&quot;;IF([.H879]=&quot;enin&quot;;&quot;9&quot;;IF([.H879]=&quot;orez&quot;;&quot;0&quot;;[.H879])))))))))))" office:value-type="string" office:string-value="9" calcext:value-type="string">
            <text:p>9</text:p>
          </table:table-cell>
          <table:table-cell table:formula="of:=IF(ISNA([.G879]);&quot;&quot;;VALUE(COM.MICROSOFT.CONCAT([.I879:.J879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fbzhslvjrl1sixsevenvnpcrlhfdttmfourzr</text:p>
          </table:table-cell>
          <table:table-cell table:style-name="ce4" table:formula="of:=ORG.LIBREOFFICE.REGEX([.A880];&quot;\D&quot;;&quot;&quot;;&quot;g&quot;)" office:value-type="string" office:string-value="1" calcext:value-type="string">
            <text:p>1</text:p>
          </table:table-cell>
          <table:table-cell table:formula="of:=LEFT([.B880];1)" office:value-type="string" office:string-value="1" calcext:value-type="string">
            <text:p>1</text:p>
          </table:table-cell>
          <table:table-cell table:style-name="ce5" table:formula="of:=RIGHT([.B880];1)" office:value-type="string" office:string-value="1" calcext:value-type="string">
            <text:p>1</text:p>
          </table:table-cell>
          <table:table-cell table:formula="of:=VALUE(COM.MICROSOFT.CONCAT([.C880];[.D880]))" office:value-type="float" office:value="11" calcext:value-type="float">
            <text:p>11</text:p>
          </table:table-cell>
          <table:table-cell table:style-name="ce14" table:formula="of:=(STRREV([.A880]))" office:value-type="string" office:string-value="rzruofmttdfhlrcpnvnevesxis1lrjvlshzbfg" calcext:value-type="string">
            <text:p>rzruofmttdfhlrcpnvnevesxis1lrjvlshzbfg</text:p>
          </table:table-cell>
          <table:table-cell table:formula="of:=ORG.LIBREOFFICE.REGEX([.A88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80];&quot;eno|owt|eerht|ruof|evif|xis|neves|thgie|enin|orez|\d&quot;;;1)" office:value-type="string" office:string-value="ruof" calcext:value-type="string">
            <text:p>ruof</text:p>
          </table:table-cell>
          <table:table-cell table:formula="of:=IF(ISNA([.G880]);&quot;&quot;;IF([.G880]=&quot;one&quot;;&quot;1&quot;;IF([.G880]=&quot;two&quot;;&quot;2&quot;;IF([.G880]=&quot;three&quot;;&quot;3&quot;;IF([.G880]=&quot;four&quot;;&quot;4&quot;;IF([.G880]=&quot;five&quot;;&quot;5&quot;;IF([.G880]=&quot;six&quot;;&quot;6&quot;;IF([.G880]=&quot;seven&quot;;&quot;7&quot;;IF([.G880]=&quot;eight&quot;;&quot;8&quot;;IF([.G880]=&quot;nine&quot;;&quot;9&quot;;IF([.G880]=&quot;zero&quot;;&quot;0&quot;;VALUE([.G880]))))))))))))" office:value-type="float" office:value="1" calcext:value-type="float">
            <text:p>1</text:p>
          </table:table-cell>
          <table:table-cell table:style-name="ce7" table:formula="of:=IF(ISNA([.H880]);&quot;&quot;;IF([.H880]=&quot;eno&quot;;&quot;1&quot;;IF([.H880]=&quot;owt&quot;;&quot;2&quot;;IF([.H880]=&quot;eerht&quot;;&quot;3&quot;;IF([.H880]=&quot;ruof&quot;;&quot;4&quot;;IF([.H880]=&quot;evif&quot;;&quot;5&quot;;IF([.H880]=&quot;xis&quot;;&quot;6&quot;;IF([.H880]=&quot;neves&quot;;&quot;7&quot;;IF([.H880]=&quot;thgie&quot;;&quot;8&quot;;IF([.H880]=&quot;enin&quot;;&quot;9&quot;;IF([.H880]=&quot;orez&quot;;&quot;0&quot;;[.H880])))))))))))" office:value-type="string" office:string-value="4" calcext:value-type="string">
            <text:p>4</text:p>
          </table:table-cell>
          <table:table-cell table:formula="of:=IF(ISNA([.G880]);&quot;&quot;;VALUE(COM.MICROSOFT.CONCAT([.I880:.J880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ourtwo636three</text:p>
          </table:table-cell>
          <table:table-cell table:style-name="ce4" table:formula="of:=ORG.LIBREOFFICE.REGEX([.A881];&quot;\D&quot;;&quot;&quot;;&quot;g&quot;)" office:value-type="string" office:string-value="3636" calcext:value-type="string">
            <text:p>3636</text:p>
          </table:table-cell>
          <table:table-cell table:formula="of:=LEFT([.B881];1)" office:value-type="string" office:string-value="3" calcext:value-type="string">
            <text:p>3</text:p>
          </table:table-cell>
          <table:table-cell table:style-name="ce5" table:formula="of:=RIGHT([.B881];1)" office:value-type="string" office:string-value="6" calcext:value-type="string">
            <text:p>6</text:p>
          </table:table-cell>
          <table:table-cell table:formula="of:=VALUE(COM.MICROSOFT.CONCAT([.C881];[.D881]))" office:value-type="float" office:value="36" calcext:value-type="float">
            <text:p>36</text:p>
          </table:table-cell>
          <table:table-cell table:style-name="ce14" table:formula="of:=(STRREV([.A881]))" office:value-type="string" office:string-value="eerht636owtruof3" calcext:value-type="string">
            <text:p>eerht636owtruof3</text:p>
          </table:table-cell>
          <table:table-cell table:formula="of:=ORG.LIBREOFFICE.REGEX([.A88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8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81]);&quot;&quot;;IF([.G881]=&quot;one&quot;;&quot;1&quot;;IF([.G881]=&quot;two&quot;;&quot;2&quot;;IF([.G881]=&quot;three&quot;;&quot;3&quot;;IF([.G881]=&quot;four&quot;;&quot;4&quot;;IF([.G881]=&quot;five&quot;;&quot;5&quot;;IF([.G881]=&quot;six&quot;;&quot;6&quot;;IF([.G881]=&quot;seven&quot;;&quot;7&quot;;IF([.G881]=&quot;eight&quot;;&quot;8&quot;;IF([.G881]=&quot;nine&quot;;&quot;9&quot;;IF([.G881]=&quot;zero&quot;;&quot;0&quot;;VALUE([.G881]))))))))))))" office:value-type="float" office:value="3" calcext:value-type="float">
            <text:p>3</text:p>
          </table:table-cell>
          <table:table-cell table:style-name="ce7" table:formula="of:=IF(ISNA([.H881]);&quot;&quot;;IF([.H881]=&quot;eno&quot;;&quot;1&quot;;IF([.H881]=&quot;owt&quot;;&quot;2&quot;;IF([.H881]=&quot;eerht&quot;;&quot;3&quot;;IF([.H881]=&quot;ruof&quot;;&quot;4&quot;;IF([.H881]=&quot;evif&quot;;&quot;5&quot;;IF([.H881]=&quot;xis&quot;;&quot;6&quot;;IF([.H881]=&quot;neves&quot;;&quot;7&quot;;IF([.H881]=&quot;thgie&quot;;&quot;8&quot;;IF([.H881]=&quot;enin&quot;;&quot;9&quot;;IF([.H881]=&quot;orez&quot;;&quot;0&quot;;[.H881])))))))))))" office:value-type="string" office:string-value="3" calcext:value-type="string">
            <text:p>3</text:p>
          </table:table-cell>
          <table:table-cell table:formula="of:=IF(ISNA([.G881]);&quot;&quot;;VALUE(COM.MICROSOFT.CONCAT([.I881:.J881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nxrzp7gxcfoursixoneightqmn</text:p>
          </table:table-cell>
          <table:table-cell table:style-name="ce4" table:formula="of:=ORG.LIBREOFFICE.REGEX([.A882];&quot;\D&quot;;&quot;&quot;;&quot;g&quot;)" office:value-type="string" office:string-value="7" calcext:value-type="string">
            <text:p>7</text:p>
          </table:table-cell>
          <table:table-cell table:formula="of:=LEFT([.B882];1)" office:value-type="string" office:string-value="7" calcext:value-type="string">
            <text:p>7</text:p>
          </table:table-cell>
          <table:table-cell table:style-name="ce5" table:formula="of:=RIGHT([.B882];1)" office:value-type="string" office:string-value="7" calcext:value-type="string">
            <text:p>7</text:p>
          </table:table-cell>
          <table:table-cell table:formula="of:=VALUE(COM.MICROSOFT.CONCAT([.C882];[.D882]))" office:value-type="float" office:value="77" calcext:value-type="float">
            <text:p>77</text:p>
          </table:table-cell>
          <table:table-cell table:style-name="ce14" table:formula="of:=(STRREV([.A882]))" office:value-type="string" office:string-value="nmqthgienoxisruofcxg7pzrxnq" calcext:value-type="string">
            <text:p>nmqthgienoxisruofcxg7pzrxnq</text:p>
          </table:table-cell>
          <table:table-cell table:formula="of:=ORG.LIBREOFFICE.REGEX([.A88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82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82]);&quot;&quot;;IF([.G882]=&quot;one&quot;;&quot;1&quot;;IF([.G882]=&quot;two&quot;;&quot;2&quot;;IF([.G882]=&quot;three&quot;;&quot;3&quot;;IF([.G882]=&quot;four&quot;;&quot;4&quot;;IF([.G882]=&quot;five&quot;;&quot;5&quot;;IF([.G882]=&quot;six&quot;;&quot;6&quot;;IF([.G882]=&quot;seven&quot;;&quot;7&quot;;IF([.G882]=&quot;eight&quot;;&quot;8&quot;;IF([.G882]=&quot;nine&quot;;&quot;9&quot;;IF([.G882]=&quot;zero&quot;;&quot;0&quot;;VALUE([.G882]))))))))))))" office:value-type="float" office:value="7" calcext:value-type="float">
            <text:p>7</text:p>
          </table:table-cell>
          <table:table-cell table:style-name="ce7" table:formula="of:=IF(ISNA([.H882]);&quot;&quot;;IF([.H882]=&quot;eno&quot;;&quot;1&quot;;IF([.H882]=&quot;owt&quot;;&quot;2&quot;;IF([.H882]=&quot;eerht&quot;;&quot;3&quot;;IF([.H882]=&quot;ruof&quot;;&quot;4&quot;;IF([.H882]=&quot;evif&quot;;&quot;5&quot;;IF([.H882]=&quot;xis&quot;;&quot;6&quot;;IF([.H882]=&quot;neves&quot;;&quot;7&quot;;IF([.H882]=&quot;thgie&quot;;&quot;8&quot;;IF([.H882]=&quot;enin&quot;;&quot;9&quot;;IF([.H882]=&quot;orez&quot;;&quot;0&quot;;[.H882])))))))))))" office:value-type="string" office:string-value="8" calcext:value-type="string">
            <text:p>8</text:p>
          </table:table-cell>
          <table:table-cell table:formula="of:=IF(ISNA([.G882]);&quot;&quot;;VALUE(COM.MICROSOFT.CONCAT([.I882:.J882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hfstrgmmdvvlnq5rrb7</text:p>
          </table:table-cell>
          <table:table-cell table:style-name="ce4" table:formula="of:=ORG.LIBREOFFICE.REGEX([.A883];&quot;\D&quot;;&quot;&quot;;&quot;g&quot;)" office:value-type="string" office:string-value="57" calcext:value-type="string">
            <text:p>57</text:p>
          </table:table-cell>
          <table:table-cell table:formula="of:=LEFT([.B883];1)" office:value-type="string" office:string-value="5" calcext:value-type="string">
            <text:p>5</text:p>
          </table:table-cell>
          <table:table-cell table:style-name="ce5" table:formula="of:=RIGHT([.B883];1)" office:value-type="string" office:string-value="7" calcext:value-type="string">
            <text:p>7</text:p>
          </table:table-cell>
          <table:table-cell table:formula="of:=VALUE(COM.MICROSOFT.CONCAT([.C883];[.D883]))" office:value-type="float" office:value="57" calcext:value-type="float">
            <text:p>57</text:p>
          </table:table-cell>
          <table:table-cell table:style-name="ce14" table:formula="of:=(STRREV([.A883]))" office:value-type="string" office:string-value="7brr5qnlvvdmmgrtsfhruof" calcext:value-type="string">
            <text:p>7brr5qnlvvdmmgrtsfhruof</text:p>
          </table:table-cell>
          <table:table-cell table:formula="of:=ORG.LIBREOFFICE.REGEX([.A88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83];&quot;eno|owt|eerht|ruof|evif|xis|neves|thgie|enin|orez|\d&quot;;;1)" office:value-type="string" office:string-value="7" calcext:value-type="string">
            <text:p>7</text:p>
          </table:table-cell>
          <table:table-cell table:formula="of:=IF(ISNA([.G883]);&quot;&quot;;IF([.G883]=&quot;one&quot;;&quot;1&quot;;IF([.G883]=&quot;two&quot;;&quot;2&quot;;IF([.G883]=&quot;three&quot;;&quot;3&quot;;IF([.G883]=&quot;four&quot;;&quot;4&quot;;IF([.G883]=&quot;five&quot;;&quot;5&quot;;IF([.G883]=&quot;six&quot;;&quot;6&quot;;IF([.G883]=&quot;seven&quot;;&quot;7&quot;;IF([.G883]=&quot;eight&quot;;&quot;8&quot;;IF([.G883]=&quot;nine&quot;;&quot;9&quot;;IF([.G883]=&quot;zero&quot;;&quot;0&quot;;VALUE([.G883]))))))))))))" office:value-type="string" office:string-value="4" calcext:value-type="string">
            <text:p>4</text:p>
          </table:table-cell>
          <table:table-cell table:style-name="ce7" table:formula="of:=IF(ISNA([.H883]);&quot;&quot;;IF([.H883]=&quot;eno&quot;;&quot;1&quot;;IF([.H883]=&quot;owt&quot;;&quot;2&quot;;IF([.H883]=&quot;eerht&quot;;&quot;3&quot;;IF([.H883]=&quot;ruof&quot;;&quot;4&quot;;IF([.H883]=&quot;evif&quot;;&quot;5&quot;;IF([.H883]=&quot;xis&quot;;&quot;6&quot;;IF([.H883]=&quot;neves&quot;;&quot;7&quot;;IF([.H883]=&quot;thgie&quot;;&quot;8&quot;;IF([.H883]=&quot;enin&quot;;&quot;9&quot;;IF([.H883]=&quot;orez&quot;;&quot;0&quot;;[.H883])))))))))))" office:value-type="string" office:string-value="7" calcext:value-type="string">
            <text:p>7</text:p>
          </table:table-cell>
          <table:table-cell table:formula="of:=IF(ISNA([.G883]);&quot;&quot;;VALUE(COM.MICROSOFT.CONCAT([.I883:.J883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48tdcztqxksixfiveseven3</text:p>
          </table:table-cell>
          <table:table-cell table:style-name="ce4" table:formula="of:=ORG.LIBREOFFICE.REGEX([.A884];&quot;\D&quot;;&quot;&quot;;&quot;g&quot;)" office:value-type="string" office:string-value="3483" calcext:value-type="string">
            <text:p>3483</text:p>
          </table:table-cell>
          <table:table-cell table:formula="of:=LEFT([.B884];1)" office:value-type="string" office:string-value="3" calcext:value-type="string">
            <text:p>3</text:p>
          </table:table-cell>
          <table:table-cell table:style-name="ce5" table:formula="of:=RIGHT([.B884];1)" office:value-type="string" office:string-value="3" calcext:value-type="string">
            <text:p>3</text:p>
          </table:table-cell>
          <table:table-cell table:formula="of:=VALUE(COM.MICROSOFT.CONCAT([.C884];[.D884]))" office:value-type="float" office:value="33" calcext:value-type="float">
            <text:p>33</text:p>
          </table:table-cell>
          <table:table-cell table:style-name="ce14" table:formula="of:=(STRREV([.A884]))" office:value-type="string" office:string-value="3nevesevifxiskxqtzcdt843" calcext:value-type="string">
            <text:p>3nevesevifxiskxqtzcdt843</text:p>
          </table:table-cell>
          <table:table-cell table:formula="of:=ORG.LIBREOFFICE.REGEX([.A88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84];&quot;eno|owt|eerht|ruof|evif|xis|neves|thgie|enin|orez|\d&quot;;;1)" office:value-type="string" office:string-value="3" calcext:value-type="string">
            <text:p>3</text:p>
          </table:table-cell>
          <table:table-cell table:formula="of:=IF(ISNA([.G884]);&quot;&quot;;IF([.G884]=&quot;one&quot;;&quot;1&quot;;IF([.G884]=&quot;two&quot;;&quot;2&quot;;IF([.G884]=&quot;three&quot;;&quot;3&quot;;IF([.G884]=&quot;four&quot;;&quot;4&quot;;IF([.G884]=&quot;five&quot;;&quot;5&quot;;IF([.G884]=&quot;six&quot;;&quot;6&quot;;IF([.G884]=&quot;seven&quot;;&quot;7&quot;;IF([.G884]=&quot;eight&quot;;&quot;8&quot;;IF([.G884]=&quot;nine&quot;;&quot;9&quot;;IF([.G884]=&quot;zero&quot;;&quot;0&quot;;VALUE([.G884]))))))))))))" office:value-type="float" office:value="3" calcext:value-type="float">
            <text:p>3</text:p>
          </table:table-cell>
          <table:table-cell table:style-name="ce7" table:formula="of:=IF(ISNA([.H884]);&quot;&quot;;IF([.H884]=&quot;eno&quot;;&quot;1&quot;;IF([.H884]=&quot;owt&quot;;&quot;2&quot;;IF([.H884]=&quot;eerht&quot;;&quot;3&quot;;IF([.H884]=&quot;ruof&quot;;&quot;4&quot;;IF([.H884]=&quot;evif&quot;;&quot;5&quot;;IF([.H884]=&quot;xis&quot;;&quot;6&quot;;IF([.H884]=&quot;neves&quot;;&quot;7&quot;;IF([.H884]=&quot;thgie&quot;;&quot;8&quot;;IF([.H884]=&quot;enin&quot;;&quot;9&quot;;IF([.H884]=&quot;orez&quot;;&quot;0&quot;;[.H884])))))))))))" office:value-type="string" office:string-value="3" calcext:value-type="string">
            <text:p>3</text:p>
          </table:table-cell>
          <table:table-cell table:formula="of:=IF(ISNA([.G884]);&quot;&quot;;VALUE(COM.MICROSOFT.CONCAT([.I884:.J884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tnkhspprkmtljdfcbtwo2three7</text:p>
          </table:table-cell>
          <table:table-cell table:style-name="ce4" table:formula="of:=ORG.LIBREOFFICE.REGEX([.A885];&quot;\D&quot;;&quot;&quot;;&quot;g&quot;)" office:value-type="string" office:string-value="27" calcext:value-type="string">
            <text:p>27</text:p>
          </table:table-cell>
          <table:table-cell table:formula="of:=LEFT([.B885];1)" office:value-type="string" office:string-value="2" calcext:value-type="string">
            <text:p>2</text:p>
          </table:table-cell>
          <table:table-cell table:style-name="ce5" table:formula="of:=RIGHT([.B885];1)" office:value-type="string" office:string-value="7" calcext:value-type="string">
            <text:p>7</text:p>
          </table:table-cell>
          <table:table-cell table:formula="of:=VALUE(COM.MICROSOFT.CONCAT([.C885];[.D885]))" office:value-type="float" office:value="27" calcext:value-type="float">
            <text:p>27</text:p>
          </table:table-cell>
          <table:table-cell table:style-name="ce14" table:formula="of:=(STRREV([.A885]))" office:value-type="string" office:string-value="7eerht2owtbcfdjltmkrppshkntenin" calcext:value-type="string">
            <text:p>7eerht2owtbcfdjltmkrppshkntenin</text:p>
          </table:table-cell>
          <table:table-cell table:formula="of:=ORG.LIBREOFFICE.REGEX([.A88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85];&quot;eno|owt|eerht|ruof|evif|xis|neves|thgie|enin|orez|\d&quot;;;1)" office:value-type="string" office:string-value="7" calcext:value-type="string">
            <text:p>7</text:p>
          </table:table-cell>
          <table:table-cell table:formula="of:=IF(ISNA([.G885]);&quot;&quot;;IF([.G885]=&quot;one&quot;;&quot;1&quot;;IF([.G885]=&quot;two&quot;;&quot;2&quot;;IF([.G885]=&quot;three&quot;;&quot;3&quot;;IF([.G885]=&quot;four&quot;;&quot;4&quot;;IF([.G885]=&quot;five&quot;;&quot;5&quot;;IF([.G885]=&quot;six&quot;;&quot;6&quot;;IF([.G885]=&quot;seven&quot;;&quot;7&quot;;IF([.G885]=&quot;eight&quot;;&quot;8&quot;;IF([.G885]=&quot;nine&quot;;&quot;9&quot;;IF([.G885]=&quot;zero&quot;;&quot;0&quot;;VALUE([.G885]))))))))))))" office:value-type="string" office:string-value="9" calcext:value-type="string">
            <text:p>9</text:p>
          </table:table-cell>
          <table:table-cell table:style-name="ce7" table:formula="of:=IF(ISNA([.H885]);&quot;&quot;;IF([.H885]=&quot;eno&quot;;&quot;1&quot;;IF([.H885]=&quot;owt&quot;;&quot;2&quot;;IF([.H885]=&quot;eerht&quot;;&quot;3&quot;;IF([.H885]=&quot;ruof&quot;;&quot;4&quot;;IF([.H885]=&quot;evif&quot;;&quot;5&quot;;IF([.H885]=&quot;xis&quot;;&quot;6&quot;;IF([.H885]=&quot;neves&quot;;&quot;7&quot;;IF([.H885]=&quot;thgie&quot;;&quot;8&quot;;IF([.H885]=&quot;enin&quot;;&quot;9&quot;;IF([.H885]=&quot;orez&quot;;&quot;0&quot;;[.H885])))))))))))" office:value-type="string" office:string-value="7" calcext:value-type="string">
            <text:p>7</text:p>
          </table:table-cell>
          <table:table-cell table:formula="of:=IF(ISNA([.G885]);&quot;&quot;;VALUE(COM.MICROSOFT.CONCAT([.I885:.J885])))"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qgpfzngtntdsdjvlvmxnmgtbthree5bnkthree</text:p>
          </table:table-cell>
          <table:table-cell table:style-name="ce4" table:formula="of:=ORG.LIBREOFFICE.REGEX([.A886];&quot;\D&quot;;&quot;&quot;;&quot;g&quot;)" office:value-type="string" office:string-value="5" calcext:value-type="string">
            <text:p>5</text:p>
          </table:table-cell>
          <table:table-cell table:formula="of:=LEFT([.B886];1)" office:value-type="string" office:string-value="5" calcext:value-type="string">
            <text:p>5</text:p>
          </table:table-cell>
          <table:table-cell table:style-name="ce5" table:formula="of:=RIGHT([.B886];1)" office:value-type="string" office:string-value="5" calcext:value-type="string">
            <text:p>5</text:p>
          </table:table-cell>
          <table:table-cell table:formula="of:=VALUE(COM.MICROSOFT.CONCAT([.C886];[.D886]))" office:value-type="float" office:value="55" calcext:value-type="float">
            <text:p>55</text:p>
          </table:table-cell>
          <table:table-cell table:style-name="ce14" table:formula="of:=(STRREV([.A886]))" office:value-type="string" office:string-value="eerhtknb5eerhtbtgmnxmvlvjdsdtntgnzfpgq" calcext:value-type="string">
            <text:p>eerhtknb5eerhtbtgmnxmvlvjdsdtntgnzfpgq</text:p>
          </table:table-cell>
          <table:table-cell table:formula="of:=ORG.LIBREOFFICE.REGEX([.A88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8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86]);&quot;&quot;;IF([.G886]=&quot;one&quot;;&quot;1&quot;;IF([.G886]=&quot;two&quot;;&quot;2&quot;;IF([.G886]=&quot;three&quot;;&quot;3&quot;;IF([.G886]=&quot;four&quot;;&quot;4&quot;;IF([.G886]=&quot;five&quot;;&quot;5&quot;;IF([.G886]=&quot;six&quot;;&quot;6&quot;;IF([.G886]=&quot;seven&quot;;&quot;7&quot;;IF([.G886]=&quot;eight&quot;;&quot;8&quot;;IF([.G886]=&quot;nine&quot;;&quot;9&quot;;IF([.G886]=&quot;zero&quot;;&quot;0&quot;;VALUE([.G886]))))))))))))" office:value-type="string" office:string-value="3" calcext:value-type="string">
            <text:p>3</text:p>
          </table:table-cell>
          <table:table-cell table:style-name="ce7" table:formula="of:=IF(ISNA([.H886]);&quot;&quot;;IF([.H886]=&quot;eno&quot;;&quot;1&quot;;IF([.H886]=&quot;owt&quot;;&quot;2&quot;;IF([.H886]=&quot;eerht&quot;;&quot;3&quot;;IF([.H886]=&quot;ruof&quot;;&quot;4&quot;;IF([.H886]=&quot;evif&quot;;&quot;5&quot;;IF([.H886]=&quot;xis&quot;;&quot;6&quot;;IF([.H886]=&quot;neves&quot;;&quot;7&quot;;IF([.H886]=&quot;thgie&quot;;&quot;8&quot;;IF([.H886]=&quot;enin&quot;;&quot;9&quot;;IF([.H886]=&quot;orez&quot;;&quot;0&quot;;[.H886])))))))))))" office:value-type="string" office:string-value="3" calcext:value-type="string">
            <text:p>3</text:p>
          </table:table-cell>
          <table:table-cell table:formula="of:=IF(ISNA([.G886]);&quot;&quot;;VALUE(COM.MICROSOFT.CONCAT([.I886:.J88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vhthree</text:p>
          </table:table-cell>
          <table:table-cell table:style-name="ce4" table:formula="of:=ORG.LIBREOFFICE.REGEX([.A887];&quot;\D&quot;;&quot;&quot;;&quot;g&quot;)" office:value-type="string" office:string-value="9" calcext:value-type="string">
            <text:p>9</text:p>
          </table:table-cell>
          <table:table-cell table:formula="of:=LEFT([.B887];1)" office:value-type="string" office:string-value="9" calcext:value-type="string">
            <text:p>9</text:p>
          </table:table-cell>
          <table:table-cell table:style-name="ce5" table:formula="of:=RIGHT([.B887];1)" office:value-type="string" office:string-value="9" calcext:value-type="string">
            <text:p>9</text:p>
          </table:table-cell>
          <table:table-cell table:formula="of:=VALUE(COM.MICROSOFT.CONCAT([.C887];[.D887]))" office:value-type="float" office:value="99" calcext:value-type="float">
            <text:p>99</text:p>
          </table:table-cell>
          <table:table-cell table:style-name="ce14" table:formula="of:=(STRREV([.A887]))" office:value-type="string" office:string-value="eerhthv9" calcext:value-type="string">
            <text:p>eerhthv9</text:p>
          </table:table-cell>
          <table:table-cell table:formula="of:=ORG.LIBREOFFICE.REGEX([.A88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8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87]);&quot;&quot;;IF([.G887]=&quot;one&quot;;&quot;1&quot;;IF([.G887]=&quot;two&quot;;&quot;2&quot;;IF([.G887]=&quot;three&quot;;&quot;3&quot;;IF([.G887]=&quot;four&quot;;&quot;4&quot;;IF([.G887]=&quot;five&quot;;&quot;5&quot;;IF([.G887]=&quot;six&quot;;&quot;6&quot;;IF([.G887]=&quot;seven&quot;;&quot;7&quot;;IF([.G887]=&quot;eight&quot;;&quot;8&quot;;IF([.G887]=&quot;nine&quot;;&quot;9&quot;;IF([.G887]=&quot;zero&quot;;&quot;0&quot;;VALUE([.G887]))))))))))))" office:value-type="float" office:value="9" calcext:value-type="float">
            <text:p>9</text:p>
          </table:table-cell>
          <table:table-cell table:style-name="ce7" table:formula="of:=IF(ISNA([.H887]);&quot;&quot;;IF([.H887]=&quot;eno&quot;;&quot;1&quot;;IF([.H887]=&quot;owt&quot;;&quot;2&quot;;IF([.H887]=&quot;eerht&quot;;&quot;3&quot;;IF([.H887]=&quot;ruof&quot;;&quot;4&quot;;IF([.H887]=&quot;evif&quot;;&quot;5&quot;;IF([.H887]=&quot;xis&quot;;&quot;6&quot;;IF([.H887]=&quot;neves&quot;;&quot;7&quot;;IF([.H887]=&quot;thgie&quot;;&quot;8&quot;;IF([.H887]=&quot;enin&quot;;&quot;9&quot;;IF([.H887]=&quot;orez&quot;;&quot;0&quot;;[.H887])))))))))))" office:value-type="string" office:string-value="3" calcext:value-type="string">
            <text:p>3</text:p>
          </table:table-cell>
          <table:table-cell table:formula="of:=IF(ISNA([.G887]);&quot;&quot;;VALUE(COM.MICROSOFT.CONCAT([.I887:.J887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1four57sxcdzk97seven</text:p>
          </table:table-cell>
          <table:table-cell table:style-name="ce4" table:formula="of:=ORG.LIBREOFFICE.REGEX([.A888];&quot;\D&quot;;&quot;&quot;;&quot;g&quot;)" office:value-type="string" office:string-value="15797" calcext:value-type="string">
            <text:p>15797</text:p>
          </table:table-cell>
          <table:table-cell table:formula="of:=LEFT([.B888];1)" office:value-type="string" office:string-value="1" calcext:value-type="string">
            <text:p>1</text:p>
          </table:table-cell>
          <table:table-cell table:style-name="ce5" table:formula="of:=RIGHT([.B888];1)" office:value-type="string" office:string-value="7" calcext:value-type="string">
            <text:p>7</text:p>
          </table:table-cell>
          <table:table-cell table:formula="of:=VALUE(COM.MICROSOFT.CONCAT([.C888];[.D888]))" office:value-type="float" office:value="17" calcext:value-type="float">
            <text:p>17</text:p>
          </table:table-cell>
          <table:table-cell table:style-name="ce14" table:formula="of:=(STRREV([.A888]))" office:value-type="string" office:string-value="neves79kzdcxs75ruof1xis" calcext:value-type="string">
            <text:p>neves79kzdcxs75ruof1xis</text:p>
          </table:table-cell>
          <table:table-cell table:formula="of:=ORG.LIBREOFFICE.REGEX([.A88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888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88]);&quot;&quot;;IF([.G888]=&quot;one&quot;;&quot;1&quot;;IF([.G888]=&quot;two&quot;;&quot;2&quot;;IF([.G888]=&quot;three&quot;;&quot;3&quot;;IF([.G888]=&quot;four&quot;;&quot;4&quot;;IF([.G888]=&quot;five&quot;;&quot;5&quot;;IF([.G888]=&quot;six&quot;;&quot;6&quot;;IF([.G888]=&quot;seven&quot;;&quot;7&quot;;IF([.G888]=&quot;eight&quot;;&quot;8&quot;;IF([.G888]=&quot;nine&quot;;&quot;9&quot;;IF([.G888]=&quot;zero&quot;;&quot;0&quot;;VALUE([.G888]))))))))))))" office:value-type="string" office:string-value="6" calcext:value-type="string">
            <text:p>6</text:p>
          </table:table-cell>
          <table:table-cell table:style-name="ce7" table:formula="of:=IF(ISNA([.H888]);&quot;&quot;;IF([.H888]=&quot;eno&quot;;&quot;1&quot;;IF([.H888]=&quot;owt&quot;;&quot;2&quot;;IF([.H888]=&quot;eerht&quot;;&quot;3&quot;;IF([.H888]=&quot;ruof&quot;;&quot;4&quot;;IF([.H888]=&quot;evif&quot;;&quot;5&quot;;IF([.H888]=&quot;xis&quot;;&quot;6&quot;;IF([.H888]=&quot;neves&quot;;&quot;7&quot;;IF([.H888]=&quot;thgie&quot;;&quot;8&quot;;IF([.H888]=&quot;enin&quot;;&quot;9&quot;;IF([.H888]=&quot;orez&quot;;&quot;0&quot;;[.H888])))))))))))" office:value-type="string" office:string-value="7" calcext:value-type="string">
            <text:p>7</text:p>
          </table:table-cell>
          <table:table-cell table:formula="of:=IF(ISNA([.G888]);&quot;&quot;;VALUE(COM.MICROSOFT.CONCAT([.I888:.J888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mnhhjtfbcpeightwozj</text:p>
          </table:table-cell>
          <table:table-cell table:style-name="ce4" table:formula="of:=ORG.LIBREOFFICE.REGEX([.A889];&quot;\D&quot;;&quot;&quot;;&quot;g&quot;)" office:value-type="string" office:string-value="6" calcext:value-type="string">
            <text:p>6</text:p>
          </table:table-cell>
          <table:table-cell table:formula="of:=LEFT([.B889];1)" office:value-type="string" office:string-value="6" calcext:value-type="string">
            <text:p>6</text:p>
          </table:table-cell>
          <table:table-cell table:style-name="ce5" table:formula="of:=RIGHT([.B889];1)" office:value-type="string" office:string-value="6" calcext:value-type="string">
            <text:p>6</text:p>
          </table:table-cell>
          <table:table-cell table:formula="of:=VALUE(COM.MICROSOFT.CONCAT([.C889];[.D889]))" office:value-type="float" office:value="66" calcext:value-type="float">
            <text:p>66</text:p>
          </table:table-cell>
          <table:table-cell table:style-name="ce14" table:formula="of:=(STRREV([.A889]))" office:value-type="string" office:string-value="jzowthgiepcbftjhhnm6" calcext:value-type="string">
            <text:p>jzowthgiepcbftjhhnm6</text:p>
          </table:table-cell>
          <table:table-cell table:formula="of:=ORG.LIBREOFFICE.REGEX([.A88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89];&quot;eno|owt|eerht|ruof|evif|xis|neves|thgie|enin|orez|\d&quot;;;1)" office:value-type="string" office:string-value="owt" calcext:value-type="string">
            <text:p>owt</text:p>
          </table:table-cell>
          <table:table-cell table:formula="of:=IF(ISNA([.G889]);&quot;&quot;;IF([.G889]=&quot;one&quot;;&quot;1&quot;;IF([.G889]=&quot;two&quot;;&quot;2&quot;;IF([.G889]=&quot;three&quot;;&quot;3&quot;;IF([.G889]=&quot;four&quot;;&quot;4&quot;;IF([.G889]=&quot;five&quot;;&quot;5&quot;;IF([.G889]=&quot;six&quot;;&quot;6&quot;;IF([.G889]=&quot;seven&quot;;&quot;7&quot;;IF([.G889]=&quot;eight&quot;;&quot;8&quot;;IF([.G889]=&quot;nine&quot;;&quot;9&quot;;IF([.G889]=&quot;zero&quot;;&quot;0&quot;;VALUE([.G889]))))))))))))" office:value-type="float" office:value="6" calcext:value-type="float">
            <text:p>6</text:p>
          </table:table-cell>
          <table:table-cell table:style-name="ce7" table:formula="of:=IF(ISNA([.H889]);&quot;&quot;;IF([.H889]=&quot;eno&quot;;&quot;1&quot;;IF([.H889]=&quot;owt&quot;;&quot;2&quot;;IF([.H889]=&quot;eerht&quot;;&quot;3&quot;;IF([.H889]=&quot;ruof&quot;;&quot;4&quot;;IF([.H889]=&quot;evif&quot;;&quot;5&quot;;IF([.H889]=&quot;xis&quot;;&quot;6&quot;;IF([.H889]=&quot;neves&quot;;&quot;7&quot;;IF([.H889]=&quot;thgie&quot;;&quot;8&quot;;IF([.H889]=&quot;enin&quot;;&quot;9&quot;;IF([.H889]=&quot;orez&quot;;&quot;0&quot;;[.H889])))))))))))" office:value-type="string" office:string-value="2" calcext:value-type="string">
            <text:p>2</text:p>
          </table:table-cell>
          <table:table-cell table:formula="of:=IF(ISNA([.G889]);&quot;&quot;;VALUE(COM.MICROSOFT.CONCAT([.I889:.J889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loneight9</text:p>
          </table:table-cell>
          <table:table-cell table:style-name="ce4" table:formula="of:=ORG.LIBREOFFICE.REGEX([.A890];&quot;\D&quot;;&quot;&quot;;&quot;g&quot;)" office:value-type="string" office:string-value="9" calcext:value-type="string">
            <text:p>9</text:p>
          </table:table-cell>
          <table:table-cell table:formula="of:=LEFT([.B890];1)" office:value-type="string" office:string-value="9" calcext:value-type="string">
            <text:p>9</text:p>
          </table:table-cell>
          <table:table-cell table:style-name="ce5" table:formula="of:=RIGHT([.B890];1)" office:value-type="string" office:string-value="9" calcext:value-type="string">
            <text:p>9</text:p>
          </table:table-cell>
          <table:table-cell table:formula="of:=VALUE(COM.MICROSOFT.CONCAT([.C890];[.D890]))" office:value-type="float" office:value="99" calcext:value-type="float">
            <text:p>99</text:p>
          </table:table-cell>
          <table:table-cell table:style-name="ce14" table:formula="of:=(STRREV([.A890]))" office:value-type="string" office:string-value="9thgienolpn" calcext:value-type="string">
            <text:p>9thgienolpn</text:p>
          </table:table-cell>
          <table:table-cell table:formula="of:=ORG.LIBREOFFICE.REGEX([.A890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90];&quot;eno|owt|eerht|ruof|evif|xis|neves|thgie|enin|orez|\d&quot;;;1)" office:value-type="string" office:string-value="9" calcext:value-type="string">
            <text:p>9</text:p>
          </table:table-cell>
          <table:table-cell table:formula="of:=IF(ISNA([.G890]);&quot;&quot;;IF([.G890]=&quot;one&quot;;&quot;1&quot;;IF([.G890]=&quot;two&quot;;&quot;2&quot;;IF([.G890]=&quot;three&quot;;&quot;3&quot;;IF([.G890]=&quot;four&quot;;&quot;4&quot;;IF([.G890]=&quot;five&quot;;&quot;5&quot;;IF([.G890]=&quot;six&quot;;&quot;6&quot;;IF([.G890]=&quot;seven&quot;;&quot;7&quot;;IF([.G890]=&quot;eight&quot;;&quot;8&quot;;IF([.G890]=&quot;nine&quot;;&quot;9&quot;;IF([.G890]=&quot;zero&quot;;&quot;0&quot;;VALUE([.G890]))))))))))))" office:value-type="string" office:string-value="1" calcext:value-type="string">
            <text:p>1</text:p>
          </table:table-cell>
          <table:table-cell table:style-name="ce7" table:formula="of:=IF(ISNA([.H890]);&quot;&quot;;IF([.H890]=&quot;eno&quot;;&quot;1&quot;;IF([.H890]=&quot;owt&quot;;&quot;2&quot;;IF([.H890]=&quot;eerht&quot;;&quot;3&quot;;IF([.H890]=&quot;ruof&quot;;&quot;4&quot;;IF([.H890]=&quot;evif&quot;;&quot;5&quot;;IF([.H890]=&quot;xis&quot;;&quot;6&quot;;IF([.H890]=&quot;neves&quot;;&quot;7&quot;;IF([.H890]=&quot;thgie&quot;;&quot;8&quot;;IF([.H890]=&quot;enin&quot;;&quot;9&quot;;IF([.H890]=&quot;orez&quot;;&quot;0&quot;;[.H890])))))))))))" office:value-type="string" office:string-value="9" calcext:value-type="string">
            <text:p>9</text:p>
          </table:table-cell>
          <table:table-cell table:formula="of:=IF(ISNA([.G890]);&quot;&quot;;VALUE(COM.MICROSOFT.CONCAT([.I890:.J890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kpzgz5mtq7</text:p>
          </table:table-cell>
          <table:table-cell table:style-name="ce4" table:formula="of:=ORG.LIBREOFFICE.REGEX([.A891];&quot;\D&quot;;&quot;&quot;;&quot;g&quot;)" office:value-type="string" office:string-value="657" calcext:value-type="string">
            <text:p>657</text:p>
          </table:table-cell>
          <table:table-cell table:formula="of:=LEFT([.B891];1)" office:value-type="string" office:string-value="6" calcext:value-type="string">
            <text:p>6</text:p>
          </table:table-cell>
          <table:table-cell table:style-name="ce5" table:formula="of:=RIGHT([.B891];1)" office:value-type="string" office:string-value="7" calcext:value-type="string">
            <text:p>7</text:p>
          </table:table-cell>
          <table:table-cell table:formula="of:=VALUE(COM.MICROSOFT.CONCAT([.C891];[.D891]))" office:value-type="float" office:value="67" calcext:value-type="float">
            <text:p>67</text:p>
          </table:table-cell>
          <table:table-cell table:style-name="ce14" table:formula="of:=(STRREV([.A891]))" office:value-type="string" office:string-value="7qtm5zgzpk6" calcext:value-type="string">
            <text:p>7qtm5zgzpk6</text:p>
          </table:table-cell>
          <table:table-cell table:formula="of:=ORG.LIBREOFFICE.REGEX([.A89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91];&quot;eno|owt|eerht|ruof|evif|xis|neves|thgie|enin|orez|\d&quot;;;1)" office:value-type="string" office:string-value="7" calcext:value-type="string">
            <text:p>7</text:p>
          </table:table-cell>
          <table:table-cell table:formula="of:=IF(ISNA([.G891]);&quot;&quot;;IF([.G891]=&quot;one&quot;;&quot;1&quot;;IF([.G891]=&quot;two&quot;;&quot;2&quot;;IF([.G891]=&quot;three&quot;;&quot;3&quot;;IF([.G891]=&quot;four&quot;;&quot;4&quot;;IF([.G891]=&quot;five&quot;;&quot;5&quot;;IF([.G891]=&quot;six&quot;;&quot;6&quot;;IF([.G891]=&quot;seven&quot;;&quot;7&quot;;IF([.G891]=&quot;eight&quot;;&quot;8&quot;;IF([.G891]=&quot;nine&quot;;&quot;9&quot;;IF([.G891]=&quot;zero&quot;;&quot;0&quot;;VALUE([.G891]))))))))))))" office:value-type="float" office:value="6" calcext:value-type="float">
            <text:p>6</text:p>
          </table:table-cell>
          <table:table-cell table:style-name="ce7" table:formula="of:=IF(ISNA([.H891]);&quot;&quot;;IF([.H891]=&quot;eno&quot;;&quot;1&quot;;IF([.H891]=&quot;owt&quot;;&quot;2&quot;;IF([.H891]=&quot;eerht&quot;;&quot;3&quot;;IF([.H891]=&quot;ruof&quot;;&quot;4&quot;;IF([.H891]=&quot;evif&quot;;&quot;5&quot;;IF([.H891]=&quot;xis&quot;;&quot;6&quot;;IF([.H891]=&quot;neves&quot;;&quot;7&quot;;IF([.H891]=&quot;thgie&quot;;&quot;8&quot;;IF([.H891]=&quot;enin&quot;;&quot;9&quot;;IF([.H891]=&quot;orez&quot;;&quot;0&quot;;[.H891])))))))))))" office:value-type="string" office:string-value="7" calcext:value-type="string">
            <text:p>7</text:p>
          </table:table-cell>
          <table:table-cell table:style-name="ce7" table:formula="of:=IF(ISNA([.G891]);&quot;&quot;;VALUE(COM.MICROSOFT.CONCAT([.I891:.J891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flt33ninekmgc</text:p>
          </table:table-cell>
          <table:table-cell table:style-name="ce4" table:formula="of:=ORG.LIBREOFFICE.REGEX([.A892];&quot;\D&quot;;&quot;&quot;;&quot;g&quot;)" office:value-type="string" office:string-value="33" calcext:value-type="string">
            <text:p>33</text:p>
          </table:table-cell>
          <table:table-cell table:formula="of:=LEFT([.B892];1)" office:value-type="string" office:string-value="3" calcext:value-type="string">
            <text:p>3</text:p>
          </table:table-cell>
          <table:table-cell table:style-name="ce5" table:formula="of:=RIGHT([.B892];1)" office:value-type="string" office:string-value="3" calcext:value-type="string">
            <text:p>3</text:p>
          </table:table-cell>
          <table:table-cell table:formula="of:=VALUE(COM.MICROSOFT.CONCAT([.C892];[.D892]))" office:value-type="float" office:value="33" calcext:value-type="float">
            <text:p>33</text:p>
          </table:table-cell>
          <table:table-cell table:style-name="ce14" table:formula="of:=(STRREV([.A892]))" office:value-type="string" office:string-value="cgmkenin33tlfsc" calcext:value-type="string">
            <text:p>cgmkenin33tlfsc</text:p>
          </table:table-cell>
          <table:table-cell table:formula="of:=ORG.LIBREOFFICE.REGEX([.A89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92];&quot;eno|owt|eerht|ruof|evif|xis|neves|thgie|enin|orez|\d&quot;;;1)" office:value-type="string" office:string-value="enin" calcext:value-type="string">
            <text:p>enin</text:p>
          </table:table-cell>
          <table:table-cell table:formula="of:=IF(ISNA([.G892]);&quot;&quot;;IF([.G892]=&quot;one&quot;;&quot;1&quot;;IF([.G892]=&quot;two&quot;;&quot;2&quot;;IF([.G892]=&quot;three&quot;;&quot;3&quot;;IF([.G892]=&quot;four&quot;;&quot;4&quot;;IF([.G892]=&quot;five&quot;;&quot;5&quot;;IF([.G892]=&quot;six&quot;;&quot;6&quot;;IF([.G892]=&quot;seven&quot;;&quot;7&quot;;IF([.G892]=&quot;eight&quot;;&quot;8&quot;;IF([.G892]=&quot;nine&quot;;&quot;9&quot;;IF([.G892]=&quot;zero&quot;;&quot;0&quot;;VALUE([.G892]))))))))))))" office:value-type="float" office:value="3" calcext:value-type="float">
            <text:p>3</text:p>
          </table:table-cell>
          <table:table-cell table:style-name="ce7" table:formula="of:=IF(ISNA([.H892]);&quot;&quot;;IF([.H892]=&quot;eno&quot;;&quot;1&quot;;IF([.H892]=&quot;owt&quot;;&quot;2&quot;;IF([.H892]=&quot;eerht&quot;;&quot;3&quot;;IF([.H892]=&quot;ruof&quot;;&quot;4&quot;;IF([.H892]=&quot;evif&quot;;&quot;5&quot;;IF([.H892]=&quot;xis&quot;;&quot;6&quot;;IF([.H892]=&quot;neves&quot;;&quot;7&quot;;IF([.H892]=&quot;thgie&quot;;&quot;8&quot;;IF([.H892]=&quot;enin&quot;;&quot;9&quot;;IF([.H892]=&quot;orez&quot;;&quot;0&quot;;[.H892])))))))))))" office:value-type="string" office:string-value="9" calcext:value-type="string">
            <text:p>9</text:p>
          </table:table-cell>
          <table:table-cell table:formula="of:=IF(ISNA([.G892]);&quot;&quot;;VALUE(COM.MICROSOFT.CONCAT([.I892:.J892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cpntrdsjnkzpmgtdxk4</text:p>
          </table:table-cell>
          <table:table-cell table:style-name="ce4" table:formula="of:=ORG.LIBREOFFICE.REGEX([.A893];&quot;\D&quot;;&quot;&quot;;&quot;g&quot;)" office:value-type="string" office:string-value="4" calcext:value-type="string">
            <text:p>4</text:p>
          </table:table-cell>
          <table:table-cell table:formula="of:=LEFT([.B893];1)" office:value-type="string" office:string-value="4" calcext:value-type="string">
            <text:p>4</text:p>
          </table:table-cell>
          <table:table-cell table:style-name="ce5" table:formula="of:=RIGHT([.B893];1)" office:value-type="string" office:string-value="4" calcext:value-type="string">
            <text:p>4</text:p>
          </table:table-cell>
          <table:table-cell table:formula="of:=VALUE(COM.MICROSOFT.CONCAT([.C893];[.D893]))" office:value-type="float" office:value="44" calcext:value-type="float">
            <text:p>44</text:p>
          </table:table-cell>
          <table:table-cell table:style-name="ce14" table:formula="of:=(STRREV([.A893]))" office:value-type="string" office:string-value="4kxdtgmpzknjsdrtnpcj" calcext:value-type="string">
            <text:p>4kxdtgmpzknjsdrtnpcj</text:p>
          </table:table-cell>
          <table:table-cell table:formula="of:=ORG.LIBREOFFICE.REGEX([.A89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93];&quot;eno|owt|eerht|ruof|evif|xis|neves|thgie|enin|orez|\d&quot;;;1)" office:value-type="string" office:string-value="4" calcext:value-type="string">
            <text:p>4</text:p>
          </table:table-cell>
          <table:table-cell table:formula="of:=IF(ISNA([.G893]);&quot;&quot;;IF([.G893]=&quot;one&quot;;&quot;1&quot;;IF([.G893]=&quot;two&quot;;&quot;2&quot;;IF([.G893]=&quot;three&quot;;&quot;3&quot;;IF([.G893]=&quot;four&quot;;&quot;4&quot;;IF([.G893]=&quot;five&quot;;&quot;5&quot;;IF([.G893]=&quot;six&quot;;&quot;6&quot;;IF([.G893]=&quot;seven&quot;;&quot;7&quot;;IF([.G893]=&quot;eight&quot;;&quot;8&quot;;IF([.G893]=&quot;nine&quot;;&quot;9&quot;;IF([.G893]=&quot;zero&quot;;&quot;0&quot;;VALUE([.G893]))))))))))))" office:value-type="float" office:value="4" calcext:value-type="float">
            <text:p>4</text:p>
          </table:table-cell>
          <table:table-cell table:style-name="ce7" table:formula="of:=IF(ISNA([.H893]);&quot;&quot;;IF([.H893]=&quot;eno&quot;;&quot;1&quot;;IF([.H893]=&quot;owt&quot;;&quot;2&quot;;IF([.H893]=&quot;eerht&quot;;&quot;3&quot;;IF([.H893]=&quot;ruof&quot;;&quot;4&quot;;IF([.H893]=&quot;evif&quot;;&quot;5&quot;;IF([.H893]=&quot;xis&quot;;&quot;6&quot;;IF([.H893]=&quot;neves&quot;;&quot;7&quot;;IF([.H893]=&quot;thgie&quot;;&quot;8&quot;;IF([.H893]=&quot;enin&quot;;&quot;9&quot;;IF([.H893]=&quot;orez&quot;;&quot;0&quot;;[.H893])))))))))))" office:value-type="string" office:string-value="4" calcext:value-type="string">
            <text:p>4</text:p>
          </table:table-cell>
          <table:table-cell table:style-name="ce7" table:formula="of:=IF(ISNA([.G893]);&quot;&quot;;VALUE(COM.MICROSOFT.CONCAT([.I893:.J893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lbvmzc3sixfourfoureightkrxbzsdnbj</text:p>
          </table:table-cell>
          <table:table-cell table:style-name="ce4" table:formula="of:=ORG.LIBREOFFICE.REGEX([.A894];&quot;\D&quot;;&quot;&quot;;&quot;g&quot;)" office:value-type="string" office:string-value="3" calcext:value-type="string">
            <text:p>3</text:p>
          </table:table-cell>
          <table:table-cell table:formula="of:=LEFT([.B894];1)" office:value-type="string" office:string-value="3" calcext:value-type="string">
            <text:p>3</text:p>
          </table:table-cell>
          <table:table-cell table:style-name="ce5" table:formula="of:=RIGHT([.B894];1)" office:value-type="string" office:string-value="3" calcext:value-type="string">
            <text:p>3</text:p>
          </table:table-cell>
          <table:table-cell table:formula="of:=VALUE(COM.MICROSOFT.CONCAT([.C894];[.D894]))" office:value-type="float" office:value="33" calcext:value-type="float">
            <text:p>33</text:p>
          </table:table-cell>
          <table:table-cell table:style-name="ce14" table:formula="of:=(STRREV([.A894]))" office:value-type="string" office:string-value="jbndszbxrkthgieruofruofxis3czmvblp" calcext:value-type="string">
            <text:p>jbndszbxrkthgieruofruofxis3czmvblp</text:p>
          </table:table-cell>
          <table:table-cell table:formula="of:=ORG.LIBREOFFICE.REGEX([.A89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9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94]);&quot;&quot;;IF([.G894]=&quot;one&quot;;&quot;1&quot;;IF([.G894]=&quot;two&quot;;&quot;2&quot;;IF([.G894]=&quot;three&quot;;&quot;3&quot;;IF([.G894]=&quot;four&quot;;&quot;4&quot;;IF([.G894]=&quot;five&quot;;&quot;5&quot;;IF([.G894]=&quot;six&quot;;&quot;6&quot;;IF([.G894]=&quot;seven&quot;;&quot;7&quot;;IF([.G894]=&quot;eight&quot;;&quot;8&quot;;IF([.G894]=&quot;nine&quot;;&quot;9&quot;;IF([.G894]=&quot;zero&quot;;&quot;0&quot;;VALUE([.G894]))))))))))))" office:value-type="float" office:value="3" calcext:value-type="float">
            <text:p>3</text:p>
          </table:table-cell>
          <table:table-cell table:style-name="ce7" table:formula="of:=IF(ISNA([.H894]);&quot;&quot;;IF([.H894]=&quot;eno&quot;;&quot;1&quot;;IF([.H894]=&quot;owt&quot;;&quot;2&quot;;IF([.H894]=&quot;eerht&quot;;&quot;3&quot;;IF([.H894]=&quot;ruof&quot;;&quot;4&quot;;IF([.H894]=&quot;evif&quot;;&quot;5&quot;;IF([.H894]=&quot;xis&quot;;&quot;6&quot;;IF([.H894]=&quot;neves&quot;;&quot;7&quot;;IF([.H894]=&quot;thgie&quot;;&quot;8&quot;;IF([.H894]=&quot;enin&quot;;&quot;9&quot;;IF([.H894]=&quot;orez&quot;;&quot;0&quot;;[.H894])))))))))))" office:value-type="string" office:string-value="8" calcext:value-type="string">
            <text:p>8</text:p>
          </table:table-cell>
          <table:table-cell table:formula="of:=IF(ISNA([.G894]);&quot;&quot;;VALUE(COM.MICROSOFT.CONCAT([.I894:.J894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7ql74</text:p>
          </table:table-cell>
          <table:table-cell table:style-name="ce4" table:formula="of:=ORG.LIBREOFFICE.REGEX([.A895];&quot;\D&quot;;&quot;&quot;;&quot;g&quot;)" office:value-type="string" office:string-value="774" calcext:value-type="string">
            <text:p>774</text:p>
          </table:table-cell>
          <table:table-cell table:formula="of:=LEFT([.B895];1)" office:value-type="string" office:string-value="7" calcext:value-type="string">
            <text:p>7</text:p>
          </table:table-cell>
          <table:table-cell table:style-name="ce5" table:formula="of:=RIGHT([.B895];1)" office:value-type="string" office:string-value="4" calcext:value-type="string">
            <text:p>4</text:p>
          </table:table-cell>
          <table:table-cell table:formula="of:=VALUE(COM.MICROSOFT.CONCAT([.C895];[.D895]))" office:value-type="float" office:value="74" calcext:value-type="float">
            <text:p>74</text:p>
          </table:table-cell>
          <table:table-cell table:style-name="ce14" table:formula="of:=(STRREV([.A895]))" office:value-type="string" office:string-value="47lq7neves" calcext:value-type="string">
            <text:p>47lq7neves</text:p>
          </table:table-cell>
          <table:table-cell table:formula="of:=ORG.LIBREOFFICE.REGEX([.A89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95];&quot;eno|owt|eerht|ruof|evif|xis|neves|thgie|enin|orez|\d&quot;;;1)" office:value-type="string" office:string-value="4" calcext:value-type="string">
            <text:p>4</text:p>
          </table:table-cell>
          <table:table-cell table:formula="of:=IF(ISNA([.G895]);&quot;&quot;;IF([.G895]=&quot;one&quot;;&quot;1&quot;;IF([.G895]=&quot;two&quot;;&quot;2&quot;;IF([.G895]=&quot;three&quot;;&quot;3&quot;;IF([.G895]=&quot;four&quot;;&quot;4&quot;;IF([.G895]=&quot;five&quot;;&quot;5&quot;;IF([.G895]=&quot;six&quot;;&quot;6&quot;;IF([.G895]=&quot;seven&quot;;&quot;7&quot;;IF([.G895]=&quot;eight&quot;;&quot;8&quot;;IF([.G895]=&quot;nine&quot;;&quot;9&quot;;IF([.G895]=&quot;zero&quot;;&quot;0&quot;;VALUE([.G895]))))))))))))" office:value-type="string" office:string-value="7" calcext:value-type="string">
            <text:p>7</text:p>
          </table:table-cell>
          <table:table-cell table:style-name="ce7" table:formula="of:=IF(ISNA([.H895]);&quot;&quot;;IF([.H895]=&quot;eno&quot;;&quot;1&quot;;IF([.H895]=&quot;owt&quot;;&quot;2&quot;;IF([.H895]=&quot;eerht&quot;;&quot;3&quot;;IF([.H895]=&quot;ruof&quot;;&quot;4&quot;;IF([.H895]=&quot;evif&quot;;&quot;5&quot;;IF([.H895]=&quot;xis&quot;;&quot;6&quot;;IF([.H895]=&quot;neves&quot;;&quot;7&quot;;IF([.H895]=&quot;thgie&quot;;&quot;8&quot;;IF([.H895]=&quot;enin&quot;;&quot;9&quot;;IF([.H895]=&quot;orez&quot;;&quot;0&quot;;[.H895])))))))))))" office:value-type="string" office:string-value="4" calcext:value-type="string">
            <text:p>4</text:p>
          </table:table-cell>
          <table:table-cell table:formula="of:=IF(ISNA([.G895]);&quot;&quot;;VALUE(COM.MICROSOFT.CONCAT([.I895:.J895])))"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knbt7eightcbpxzkhtfrgcvhksrr2kxhvqthtsg</text:p>
          </table:table-cell>
          <table:table-cell table:style-name="ce4" table:formula="of:=ORG.LIBREOFFICE.REGEX([.A896];&quot;\D&quot;;&quot;&quot;;&quot;g&quot;)" office:value-type="string" office:string-value="72" calcext:value-type="string">
            <text:p>72</text:p>
          </table:table-cell>
          <table:table-cell table:formula="of:=LEFT([.B896];1)" office:value-type="string" office:string-value="7" calcext:value-type="string">
            <text:p>7</text:p>
          </table:table-cell>
          <table:table-cell table:style-name="ce5" table:formula="of:=RIGHT([.B896];1)" office:value-type="string" office:string-value="2" calcext:value-type="string">
            <text:p>2</text:p>
          </table:table-cell>
          <table:table-cell table:formula="of:=VALUE(COM.MICROSOFT.CONCAT([.C896];[.D896]))" office:value-type="float" office:value="72" calcext:value-type="float">
            <text:p>72</text:p>
          </table:table-cell>
          <table:table-cell table:style-name="ce14" table:formula="of:=(STRREV([.A896]))" office:value-type="string" office:string-value="gsthtqvhxk2rrskhvcgrfthkzxpbcthgie7tbnkb" calcext:value-type="string">
            <text:p>gsthtqvhxk2rrskhvcgrfthkzxpbcthgie7tbnkb</text:p>
          </table:table-cell>
          <table:table-cell table:formula="of:=ORG.LIBREOFFICE.REGEX([.A89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96];&quot;eno|owt|eerht|ruof|evif|xis|neves|thgie|enin|orez|\d&quot;;;1)" office:value-type="string" office:string-value="2" calcext:value-type="string">
            <text:p>2</text:p>
          </table:table-cell>
          <table:table-cell table:formula="of:=IF(ISNA([.G896]);&quot;&quot;;IF([.G896]=&quot;one&quot;;&quot;1&quot;;IF([.G896]=&quot;two&quot;;&quot;2&quot;;IF([.G896]=&quot;three&quot;;&quot;3&quot;;IF([.G896]=&quot;four&quot;;&quot;4&quot;;IF([.G896]=&quot;five&quot;;&quot;5&quot;;IF([.G896]=&quot;six&quot;;&quot;6&quot;;IF([.G896]=&quot;seven&quot;;&quot;7&quot;;IF([.G896]=&quot;eight&quot;;&quot;8&quot;;IF([.G896]=&quot;nine&quot;;&quot;9&quot;;IF([.G896]=&quot;zero&quot;;&quot;0&quot;;VALUE([.G896]))))))))))))" office:value-type="float" office:value="7" calcext:value-type="float">
            <text:p>7</text:p>
          </table:table-cell>
          <table:table-cell table:style-name="ce7" table:formula="of:=IF(ISNA([.H896]);&quot;&quot;;IF([.H896]=&quot;eno&quot;;&quot;1&quot;;IF([.H896]=&quot;owt&quot;;&quot;2&quot;;IF([.H896]=&quot;eerht&quot;;&quot;3&quot;;IF([.H896]=&quot;ruof&quot;;&quot;4&quot;;IF([.H896]=&quot;evif&quot;;&quot;5&quot;;IF([.H896]=&quot;xis&quot;;&quot;6&quot;;IF([.H896]=&quot;neves&quot;;&quot;7&quot;;IF([.H896]=&quot;thgie&quot;;&quot;8&quot;;IF([.H896]=&quot;enin&quot;;&quot;9&quot;;IF([.H896]=&quot;orez&quot;;&quot;0&quot;;[.H896])))))))))))" office:value-type="string" office:string-value="2" calcext:value-type="string">
            <text:p>2</text:p>
          </table:table-cell>
          <table:table-cell table:formula="of:=IF(ISNA([.G896]);&quot;&quot;;VALUE(COM.MICROSOFT.CONCAT([.I896:.J896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cdcvqkknhxp9fivenlphrppfivenine</text:p>
          </table:table-cell>
          <table:table-cell table:style-name="ce4" table:formula="of:=ORG.LIBREOFFICE.REGEX([.A897];&quot;\D&quot;;&quot;&quot;;&quot;g&quot;)" office:value-type="string" office:string-value="9" calcext:value-type="string">
            <text:p>9</text:p>
          </table:table-cell>
          <table:table-cell table:formula="of:=LEFT([.B897];1)" office:value-type="string" office:string-value="9" calcext:value-type="string">
            <text:p>9</text:p>
          </table:table-cell>
          <table:table-cell table:style-name="ce5" table:formula="of:=RIGHT([.B897];1)" office:value-type="string" office:string-value="9" calcext:value-type="string">
            <text:p>9</text:p>
          </table:table-cell>
          <table:table-cell table:formula="of:=VALUE(COM.MICROSOFT.CONCAT([.C897];[.D897]))" office:value-type="float" office:value="99" calcext:value-type="float">
            <text:p>99</text:p>
          </table:table-cell>
          <table:table-cell table:style-name="ce14" table:formula="of:=(STRREV([.A897]))" office:value-type="string" office:string-value="eninevifpprhplnevif9pxhnkkqvcdct" calcext:value-type="string">
            <text:p>eninevifpprhplnevif9pxhnkkqvcdct</text:p>
          </table:table-cell>
          <table:table-cell table:formula="of:=ORG.LIBREOFFICE.REGEX([.A89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97];&quot;eno|owt|eerht|ruof|evif|xis|neves|thgie|enin|orez|\d&quot;;;1)" office:value-type="string" office:string-value="enin" calcext:value-type="string">
            <text:p>enin</text:p>
          </table:table-cell>
          <table:table-cell table:formula="of:=IF(ISNA([.G897]);&quot;&quot;;IF([.G897]=&quot;one&quot;;&quot;1&quot;;IF([.G897]=&quot;two&quot;;&quot;2&quot;;IF([.G897]=&quot;three&quot;;&quot;3&quot;;IF([.G897]=&quot;four&quot;;&quot;4&quot;;IF([.G897]=&quot;five&quot;;&quot;5&quot;;IF([.G897]=&quot;six&quot;;&quot;6&quot;;IF([.G897]=&quot;seven&quot;;&quot;7&quot;;IF([.G897]=&quot;eight&quot;;&quot;8&quot;;IF([.G897]=&quot;nine&quot;;&quot;9&quot;;IF([.G897]=&quot;zero&quot;;&quot;0&quot;;VALUE([.G897]))))))))))))" office:value-type="float" office:value="9" calcext:value-type="float">
            <text:p>9</text:p>
          </table:table-cell>
          <table:table-cell table:style-name="ce7" table:formula="of:=IF(ISNA([.H897]);&quot;&quot;;IF([.H897]=&quot;eno&quot;;&quot;1&quot;;IF([.H897]=&quot;owt&quot;;&quot;2&quot;;IF([.H897]=&quot;eerht&quot;;&quot;3&quot;;IF([.H897]=&quot;ruof&quot;;&quot;4&quot;;IF([.H897]=&quot;evif&quot;;&quot;5&quot;;IF([.H897]=&quot;xis&quot;;&quot;6&quot;;IF([.H897]=&quot;neves&quot;;&quot;7&quot;;IF([.H897]=&quot;thgie&quot;;&quot;8&quot;;IF([.H897]=&quot;enin&quot;;&quot;9&quot;;IF([.H897]=&quot;orez&quot;;&quot;0&quot;;[.H897])))))))))))" office:value-type="string" office:string-value="9" calcext:value-type="string">
            <text:p>9</text:p>
          </table:table-cell>
          <table:table-cell table:formula="of:=IF(ISNA([.G897]);&quot;&quot;;VALUE(COM.MICROSOFT.CONCAT([.I897:.J89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gvvvsjl2ql5vjbsbrzvtjpkb</text:p>
          </table:table-cell>
          <table:table-cell table:style-name="ce4" table:formula="of:=ORG.LIBREOFFICE.REGEX([.A898];&quot;\D&quot;;&quot;&quot;;&quot;g&quot;)" office:value-type="string" office:string-value="825" calcext:value-type="string">
            <text:p>825</text:p>
          </table:table-cell>
          <table:table-cell table:formula="of:=LEFT([.B898];1)" office:value-type="string" office:string-value="8" calcext:value-type="string">
            <text:p>8</text:p>
          </table:table-cell>
          <table:table-cell table:style-name="ce5" table:formula="of:=RIGHT([.B898];1)" office:value-type="string" office:string-value="5" calcext:value-type="string">
            <text:p>5</text:p>
          </table:table-cell>
          <table:table-cell table:formula="of:=VALUE(COM.MICROSOFT.CONCAT([.C898];[.D898]))" office:value-type="float" office:value="85" calcext:value-type="float">
            <text:p>85</text:p>
          </table:table-cell>
          <table:table-cell table:style-name="ce14" table:formula="of:=(STRREV([.A898]))" office:value-type="string" office:string-value="bkpjtvzrbsbjv5lq2ljsvvvgt8" calcext:value-type="string">
            <text:p>bkpjtvzrbsbjv5lq2ljsvvvgt8</text:p>
          </table:table-cell>
          <table:table-cell table:formula="of:=ORG.LIBREOFFICE.REGEX([.A89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98];&quot;eno|owt|eerht|ruof|evif|xis|neves|thgie|enin|orez|\d&quot;;;1)" office:value-type="string" office:string-value="5" calcext:value-type="string">
            <text:p>5</text:p>
          </table:table-cell>
          <table:table-cell table:formula="of:=IF(ISNA([.G898]);&quot;&quot;;IF([.G898]=&quot;one&quot;;&quot;1&quot;;IF([.G898]=&quot;two&quot;;&quot;2&quot;;IF([.G898]=&quot;three&quot;;&quot;3&quot;;IF([.G898]=&quot;four&quot;;&quot;4&quot;;IF([.G898]=&quot;five&quot;;&quot;5&quot;;IF([.G898]=&quot;six&quot;;&quot;6&quot;;IF([.G898]=&quot;seven&quot;;&quot;7&quot;;IF([.G898]=&quot;eight&quot;;&quot;8&quot;;IF([.G898]=&quot;nine&quot;;&quot;9&quot;;IF([.G898]=&quot;zero&quot;;&quot;0&quot;;VALUE([.G898]))))))))))))" office:value-type="float" office:value="8" calcext:value-type="float">
            <text:p>8</text:p>
          </table:table-cell>
          <table:table-cell table:style-name="ce7" table:formula="of:=IF(ISNA([.H898]);&quot;&quot;;IF([.H898]=&quot;eno&quot;;&quot;1&quot;;IF([.H898]=&quot;owt&quot;;&quot;2&quot;;IF([.H898]=&quot;eerht&quot;;&quot;3&quot;;IF([.H898]=&quot;ruof&quot;;&quot;4&quot;;IF([.H898]=&quot;evif&quot;;&quot;5&quot;;IF([.H898]=&quot;xis&quot;;&quot;6&quot;;IF([.H898]=&quot;neves&quot;;&quot;7&quot;;IF([.H898]=&quot;thgie&quot;;&quot;8&quot;;IF([.H898]=&quot;enin&quot;;&quot;9&quot;;IF([.H898]=&quot;orez&quot;;&quot;0&quot;;[.H898])))))))))))" office:value-type="string" office:string-value="5" calcext:value-type="string">
            <text:p>5</text:p>
          </table:table-cell>
          <table:table-cell table:style-name="ce7" table:formula="of:=IF(ISNA([.G898]);&quot;&quot;;VALUE(COM.MICROSOFT.CONCAT([.I898:.J898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1vtffpfzk1two</text:p>
          </table:table-cell>
          <table:table-cell table:style-name="ce4" table:formula="of:=ORG.LIBREOFFICE.REGEX([.A899];&quot;\D&quot;;&quot;&quot;;&quot;g&quot;)" office:value-type="string" office:string-value="511" calcext:value-type="string">
            <text:p>511</text:p>
          </table:table-cell>
          <table:table-cell table:formula="of:=LEFT([.B899];1)" office:value-type="string" office:string-value="5" calcext:value-type="string">
            <text:p>5</text:p>
          </table:table-cell>
          <table:table-cell table:style-name="ce5" table:formula="of:=RIGHT([.B899];1)" office:value-type="string" office:string-value="1" calcext:value-type="string">
            <text:p>1</text:p>
          </table:table-cell>
          <table:table-cell table:formula="of:=VALUE(COM.MICROSOFT.CONCAT([.C899];[.D899]))" office:value-type="float" office:value="51" calcext:value-type="float">
            <text:p>51</text:p>
          </table:table-cell>
          <table:table-cell table:style-name="ce14" table:formula="of:=(STRREV([.A899]))" office:value-type="string" office:string-value="owt1kzfpfftv15" calcext:value-type="string">
            <text:p>owt1kzfpfftv15</text:p>
          </table:table-cell>
          <table:table-cell table:formula="of:=ORG.LIBREOFFICE.REGEX([.A89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99];&quot;eno|owt|eerht|ruof|evif|xis|neves|thgie|enin|orez|\d&quot;;;1)" office:value-type="string" office:string-value="owt" calcext:value-type="string">
            <text:p>owt</text:p>
          </table:table-cell>
          <table:table-cell table:formula="of:=IF(ISNA([.G899]);&quot;&quot;;IF([.G899]=&quot;one&quot;;&quot;1&quot;;IF([.G899]=&quot;two&quot;;&quot;2&quot;;IF([.G899]=&quot;three&quot;;&quot;3&quot;;IF([.G899]=&quot;four&quot;;&quot;4&quot;;IF([.G899]=&quot;five&quot;;&quot;5&quot;;IF([.G899]=&quot;six&quot;;&quot;6&quot;;IF([.G899]=&quot;seven&quot;;&quot;7&quot;;IF([.G899]=&quot;eight&quot;;&quot;8&quot;;IF([.G899]=&quot;nine&quot;;&quot;9&quot;;IF([.G899]=&quot;zero&quot;;&quot;0&quot;;VALUE([.G899]))))))))))))" office:value-type="float" office:value="5" calcext:value-type="float">
            <text:p>5</text:p>
          </table:table-cell>
          <table:table-cell table:style-name="ce7" table:formula="of:=IF(ISNA([.H899]);&quot;&quot;;IF([.H899]=&quot;eno&quot;;&quot;1&quot;;IF([.H899]=&quot;owt&quot;;&quot;2&quot;;IF([.H899]=&quot;eerht&quot;;&quot;3&quot;;IF([.H899]=&quot;ruof&quot;;&quot;4&quot;;IF([.H899]=&quot;evif&quot;;&quot;5&quot;;IF([.H899]=&quot;xis&quot;;&quot;6&quot;;IF([.H899]=&quot;neves&quot;;&quot;7&quot;;IF([.H899]=&quot;thgie&quot;;&quot;8&quot;;IF([.H899]=&quot;enin&quot;;&quot;9&quot;;IF([.H899]=&quot;orez&quot;;&quot;0&quot;;[.H899])))))))))))" office:value-type="string" office:string-value="2" calcext:value-type="string">
            <text:p>2</text:p>
          </table:table-cell>
          <table:table-cell table:formula="of:=IF(ISNA([.G899]);&quot;&quot;;VALUE(COM.MICROSOFT.CONCAT([.I899:.J899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threellgc74three2</text:p>
          </table:table-cell>
          <table:table-cell table:style-name="ce4" table:formula="of:=ORG.LIBREOFFICE.REGEX([.A900];&quot;\D&quot;;&quot;&quot;;&quot;g&quot;)" office:value-type="string" office:string-value="58742" calcext:value-type="string">
            <text:p>58742</text:p>
          </table:table-cell>
          <table:table-cell table:formula="of:=LEFT([.B900];1)" office:value-type="string" office:string-value="5" calcext:value-type="string">
            <text:p>5</text:p>
          </table:table-cell>
          <table:table-cell table:style-name="ce5" table:formula="of:=RIGHT([.B900];1)" office:value-type="string" office:string-value="2" calcext:value-type="string">
            <text:p>2</text:p>
          </table:table-cell>
          <table:table-cell table:formula="of:=VALUE(COM.MICROSOFT.CONCAT([.C900];[.D900]))" office:value-type="float" office:value="52" calcext:value-type="float">
            <text:p>52</text:p>
          </table:table-cell>
          <table:table-cell table:style-name="ce14" table:formula="of:=(STRREV([.A900]))" office:value-type="string" office:string-value="2eerht47cglleerht85" calcext:value-type="string">
            <text:p>2eerht47cglleerht85</text:p>
          </table:table-cell>
          <table:table-cell table:formula="of:=ORG.LIBREOFFICE.REGEX([.A9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00];&quot;eno|owt|eerht|ruof|evif|xis|neves|thgie|enin|orez|\d&quot;;;1)" office:value-type="string" office:string-value="2" calcext:value-type="string">
            <text:p>2</text:p>
          </table:table-cell>
          <table:table-cell table:formula="of:=IF(ISNA([.G900]);&quot;&quot;;IF([.G900]=&quot;one&quot;;&quot;1&quot;;IF([.G900]=&quot;two&quot;;&quot;2&quot;;IF([.G900]=&quot;three&quot;;&quot;3&quot;;IF([.G900]=&quot;four&quot;;&quot;4&quot;;IF([.G900]=&quot;five&quot;;&quot;5&quot;;IF([.G900]=&quot;six&quot;;&quot;6&quot;;IF([.G900]=&quot;seven&quot;;&quot;7&quot;;IF([.G900]=&quot;eight&quot;;&quot;8&quot;;IF([.G900]=&quot;nine&quot;;&quot;9&quot;;IF([.G900]=&quot;zero&quot;;&quot;0&quot;;VALUE([.G900]))))))))))))" office:value-type="float" office:value="5" calcext:value-type="float">
            <text:p>5</text:p>
          </table:table-cell>
          <table:table-cell table:style-name="ce7" table:formula="of:=IF(ISNA([.H900]);&quot;&quot;;IF([.H900]=&quot;eno&quot;;&quot;1&quot;;IF([.H900]=&quot;owt&quot;;&quot;2&quot;;IF([.H900]=&quot;eerht&quot;;&quot;3&quot;;IF([.H900]=&quot;ruof&quot;;&quot;4&quot;;IF([.H900]=&quot;evif&quot;;&quot;5&quot;;IF([.H900]=&quot;xis&quot;;&quot;6&quot;;IF([.H900]=&quot;neves&quot;;&quot;7&quot;;IF([.H900]=&quot;thgie&quot;;&quot;8&quot;;IF([.H900]=&quot;enin&quot;;&quot;9&quot;;IF([.H900]=&quot;orez&quot;;&quot;0&quot;;[.H900])))))))))))" office:value-type="string" office:string-value="2" calcext:value-type="string">
            <text:p>2</text:p>
          </table:table-cell>
          <table:table-cell table:formula="of:=IF(ISNA([.G900]);&quot;&quot;;VALUE(COM.MICROSOFT.CONCAT([.I900:.J900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rrlzzpcq2c31four</text:p>
          </table:table-cell>
          <table:table-cell table:style-name="ce4" table:formula="of:=ORG.LIBREOFFICE.REGEX([.A901];&quot;\D&quot;;&quot;&quot;;&quot;g&quot;)" office:value-type="string" office:string-value="231" calcext:value-type="string">
            <text:p>231</text:p>
          </table:table-cell>
          <table:table-cell table:formula="of:=LEFT([.B901];1)" office:value-type="string" office:string-value="2" calcext:value-type="string">
            <text:p>2</text:p>
          </table:table-cell>
          <table:table-cell table:style-name="ce5" table:formula="of:=RIGHT([.B901];1)" office:value-type="string" office:string-value="1" calcext:value-type="string">
            <text:p>1</text:p>
          </table:table-cell>
          <table:table-cell table:formula="of:=VALUE(COM.MICROSOFT.CONCAT([.C901];[.D901]))" office:value-type="float" office:value="21" calcext:value-type="float">
            <text:p>21</text:p>
          </table:table-cell>
          <table:table-cell table:style-name="ce14" table:formula="of:=(STRREV([.A901]))" office:value-type="string" office:string-value="ruof13c2qcpzzlrrz" calcext:value-type="string">
            <text:p>ruof13c2qcpzzlrrz</text:p>
          </table:table-cell>
          <table:table-cell table:formula="of:=ORG.LIBREOFFICE.REGEX([.A90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01];&quot;eno|owt|eerht|ruof|evif|xis|neves|thgie|enin|orez|\d&quot;;;1)" office:value-type="string" office:string-value="ruof" calcext:value-type="string">
            <text:p>ruof</text:p>
          </table:table-cell>
          <table:table-cell table:formula="of:=IF(ISNA([.G901]);&quot;&quot;;IF([.G901]=&quot;one&quot;;&quot;1&quot;;IF([.G901]=&quot;two&quot;;&quot;2&quot;;IF([.G901]=&quot;three&quot;;&quot;3&quot;;IF([.G901]=&quot;four&quot;;&quot;4&quot;;IF([.G901]=&quot;five&quot;;&quot;5&quot;;IF([.G901]=&quot;six&quot;;&quot;6&quot;;IF([.G901]=&quot;seven&quot;;&quot;7&quot;;IF([.G901]=&quot;eight&quot;;&quot;8&quot;;IF([.G901]=&quot;nine&quot;;&quot;9&quot;;IF([.G901]=&quot;zero&quot;;&quot;0&quot;;VALUE([.G901]))))))))))))" office:value-type="float" office:value="2" calcext:value-type="float">
            <text:p>2</text:p>
          </table:table-cell>
          <table:table-cell table:style-name="ce7" table:formula="of:=IF(ISNA([.H901]);&quot;&quot;;IF([.H901]=&quot;eno&quot;;&quot;1&quot;;IF([.H901]=&quot;owt&quot;;&quot;2&quot;;IF([.H901]=&quot;eerht&quot;;&quot;3&quot;;IF([.H901]=&quot;ruof&quot;;&quot;4&quot;;IF([.H901]=&quot;evif&quot;;&quot;5&quot;;IF([.H901]=&quot;xis&quot;;&quot;6&quot;;IF([.H901]=&quot;neves&quot;;&quot;7&quot;;IF([.H901]=&quot;thgie&quot;;&quot;8&quot;;IF([.H901]=&quot;enin&quot;;&quot;9&quot;;IF([.H901]=&quot;orez&quot;;&quot;0&quot;;[.H901])))))))))))" office:value-type="string" office:string-value="4" calcext:value-type="string">
            <text:p>4</text:p>
          </table:table-cell>
          <table:table-cell table:formula="of:=IF(ISNA([.G901]);&quot;&quot;;VALUE(COM.MICROSOFT.CONCAT([.I901:.J901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cpksgthreerfdjldvfteightnine2npztqh</text:p>
          </table:table-cell>
          <table:table-cell table:style-name="ce4" table:formula="of:=ORG.LIBREOFFICE.REGEX([.A902];&quot;\D&quot;;&quot;&quot;;&quot;g&quot;)" office:value-type="string" office:string-value="2" calcext:value-type="string">
            <text:p>2</text:p>
          </table:table-cell>
          <table:table-cell table:formula="of:=LEFT([.B902];1)" office:value-type="string" office:string-value="2" calcext:value-type="string">
            <text:p>2</text:p>
          </table:table-cell>
          <table:table-cell table:style-name="ce5" table:formula="of:=RIGHT([.B902];1)" office:value-type="string" office:string-value="2" calcext:value-type="string">
            <text:p>2</text:p>
          </table:table-cell>
          <table:table-cell table:formula="of:=VALUE(COM.MICROSOFT.CONCAT([.C902];[.D902]))" office:value-type="float" office:value="22" calcext:value-type="float">
            <text:p>22</text:p>
          </table:table-cell>
          <table:table-cell table:style-name="ce14" table:formula="of:=(STRREV([.A902]))" office:value-type="string" office:string-value="hqtzpn2eninthgietfvdljdfreerhtgskpcx" calcext:value-type="string">
            <text:p>hqtzpn2eninthgietfvdljdfreerhtgskpcx</text:p>
          </table:table-cell>
          <table:table-cell table:formula="of:=ORG.LIBREOFFICE.REGEX([.A90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902];&quot;eno|owt|eerht|ruof|evif|xis|neves|thgie|enin|orez|\d&quot;;;1)" office:value-type="string" office:string-value="2" calcext:value-type="string">
            <text:p>2</text:p>
          </table:table-cell>
          <table:table-cell table:formula="of:=IF(ISNA([.G902]);&quot;&quot;;IF([.G902]=&quot;one&quot;;&quot;1&quot;;IF([.G902]=&quot;two&quot;;&quot;2&quot;;IF([.G902]=&quot;three&quot;;&quot;3&quot;;IF([.G902]=&quot;four&quot;;&quot;4&quot;;IF([.G902]=&quot;five&quot;;&quot;5&quot;;IF([.G902]=&quot;six&quot;;&quot;6&quot;;IF([.G902]=&quot;seven&quot;;&quot;7&quot;;IF([.G902]=&quot;eight&quot;;&quot;8&quot;;IF([.G902]=&quot;nine&quot;;&quot;9&quot;;IF([.G902]=&quot;zero&quot;;&quot;0&quot;;VALUE([.G902]))))))))))))" office:value-type="string" office:string-value="3" calcext:value-type="string">
            <text:p>3</text:p>
          </table:table-cell>
          <table:table-cell table:style-name="ce7" table:formula="of:=IF(ISNA([.H902]);&quot;&quot;;IF([.H902]=&quot;eno&quot;;&quot;1&quot;;IF([.H902]=&quot;owt&quot;;&quot;2&quot;;IF([.H902]=&quot;eerht&quot;;&quot;3&quot;;IF([.H902]=&quot;ruof&quot;;&quot;4&quot;;IF([.H902]=&quot;evif&quot;;&quot;5&quot;;IF([.H902]=&quot;xis&quot;;&quot;6&quot;;IF([.H902]=&quot;neves&quot;;&quot;7&quot;;IF([.H902]=&quot;thgie&quot;;&quot;8&quot;;IF([.H902]=&quot;enin&quot;;&quot;9&quot;;IF([.H902]=&quot;orez&quot;;&quot;0&quot;;[.H902])))))))))))" office:value-type="string" office:string-value="2" calcext:value-type="string">
            <text:p>2</text:p>
          </table:table-cell>
          <table:table-cell table:formula="of:=IF(ISNA([.G902]);&quot;&quot;;VALUE(COM.MICROSOFT.CONCAT([.I902:.J902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onefourqpss7</text:p>
          </table:table-cell>
          <table:table-cell table:style-name="ce4" table:formula="of:=ORG.LIBREOFFICE.REGEX([.A903];&quot;\D&quot;;&quot;&quot;;&quot;g&quot;)" office:value-type="string" office:string-value="7" calcext:value-type="string">
            <text:p>7</text:p>
          </table:table-cell>
          <table:table-cell table:formula="of:=LEFT([.B903];1)" office:value-type="string" office:string-value="7" calcext:value-type="string">
            <text:p>7</text:p>
          </table:table-cell>
          <table:table-cell table:style-name="ce5" table:formula="of:=RIGHT([.B903];1)" office:value-type="string" office:string-value="7" calcext:value-type="string">
            <text:p>7</text:p>
          </table:table-cell>
          <table:table-cell table:formula="of:=VALUE(COM.MICROSOFT.CONCAT([.C903];[.D903]))" office:value-type="float" office:value="77" calcext:value-type="float">
            <text:p>77</text:p>
          </table:table-cell>
          <table:table-cell table:style-name="ce14" table:formula="of:=(STRREV([.A903]))" office:value-type="string" office:string-value="7sspqruofenotd" calcext:value-type="string">
            <text:p>7sspqruofenotd</text:p>
          </table:table-cell>
          <table:table-cell table:formula="of:=ORG.LIBREOFFICE.REGEX([.A90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03];&quot;eno|owt|eerht|ruof|evif|xis|neves|thgie|enin|orez|\d&quot;;;1)" office:value-type="string" office:string-value="7" calcext:value-type="string">
            <text:p>7</text:p>
          </table:table-cell>
          <table:table-cell table:formula="of:=IF(ISNA([.G903]);&quot;&quot;;IF([.G903]=&quot;one&quot;;&quot;1&quot;;IF([.G903]=&quot;two&quot;;&quot;2&quot;;IF([.G903]=&quot;three&quot;;&quot;3&quot;;IF([.G903]=&quot;four&quot;;&quot;4&quot;;IF([.G903]=&quot;five&quot;;&quot;5&quot;;IF([.G903]=&quot;six&quot;;&quot;6&quot;;IF([.G903]=&quot;seven&quot;;&quot;7&quot;;IF([.G903]=&quot;eight&quot;;&quot;8&quot;;IF([.G903]=&quot;nine&quot;;&quot;9&quot;;IF([.G903]=&quot;zero&quot;;&quot;0&quot;;VALUE([.G903]))))))))))))" office:value-type="string" office:string-value="1" calcext:value-type="string">
            <text:p>1</text:p>
          </table:table-cell>
          <table:table-cell table:style-name="ce7" table:formula="of:=IF(ISNA([.H903]);&quot;&quot;;IF([.H903]=&quot;eno&quot;;&quot;1&quot;;IF([.H903]=&quot;owt&quot;;&quot;2&quot;;IF([.H903]=&quot;eerht&quot;;&quot;3&quot;;IF([.H903]=&quot;ruof&quot;;&quot;4&quot;;IF([.H903]=&quot;evif&quot;;&quot;5&quot;;IF([.H903]=&quot;xis&quot;;&quot;6&quot;;IF([.H903]=&quot;neves&quot;;&quot;7&quot;;IF([.H903]=&quot;thgie&quot;;&quot;8&quot;;IF([.H903]=&quot;enin&quot;;&quot;9&quot;;IF([.H903]=&quot;orez&quot;;&quot;0&quot;;[.H903])))))))))))" office:value-type="string" office:string-value="7" calcext:value-type="string">
            <text:p>7</text:p>
          </table:table-cell>
          <table:table-cell table:formula="of:=IF(ISNA([.G903]);&quot;&quot;;VALUE(COM.MICROSOFT.CONCAT([.I903:.J903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zmx8</text:p>
          </table:table-cell>
          <table:table-cell table:style-name="ce4" table:formula="of:=ORG.LIBREOFFICE.REGEX([.A904];&quot;\D&quot;;&quot;&quot;;&quot;g&quot;)" office:value-type="string" office:string-value="8" calcext:value-type="string">
            <text:p>8</text:p>
          </table:table-cell>
          <table:table-cell table:formula="of:=LEFT([.B904];1)" office:value-type="string" office:string-value="8" calcext:value-type="string">
            <text:p>8</text:p>
          </table:table-cell>
          <table:table-cell table:style-name="ce5" table:formula="of:=RIGHT([.B904];1)" office:value-type="string" office:string-value="8" calcext:value-type="string">
            <text:p>8</text:p>
          </table:table-cell>
          <table:table-cell table:formula="of:=VALUE(COM.MICROSOFT.CONCAT([.C904];[.D904]))" office:value-type="float" office:value="88" calcext:value-type="float">
            <text:p>88</text:p>
          </table:table-cell>
          <table:table-cell table:style-name="ce14" table:formula="of:=(STRREV([.A904]))" office:value-type="string" office:string-value="8xmzr" calcext:value-type="string">
            <text:p>8xmzr</text:p>
          </table:table-cell>
          <table:table-cell table:formula="of:=ORG.LIBREOFFICE.REGEX([.A90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04];&quot;eno|owt|eerht|ruof|evif|xis|neves|thgie|enin|orez|\d&quot;;;1)" office:value-type="string" office:string-value="8" calcext:value-type="string">
            <text:p>8</text:p>
          </table:table-cell>
          <table:table-cell table:formula="of:=IF(ISNA([.G904]);&quot;&quot;;IF([.G904]=&quot;one&quot;;&quot;1&quot;;IF([.G904]=&quot;two&quot;;&quot;2&quot;;IF([.G904]=&quot;three&quot;;&quot;3&quot;;IF([.G904]=&quot;four&quot;;&quot;4&quot;;IF([.G904]=&quot;five&quot;;&quot;5&quot;;IF([.G904]=&quot;six&quot;;&quot;6&quot;;IF([.G904]=&quot;seven&quot;;&quot;7&quot;;IF([.G904]=&quot;eight&quot;;&quot;8&quot;;IF([.G904]=&quot;nine&quot;;&quot;9&quot;;IF([.G904]=&quot;zero&quot;;&quot;0&quot;;VALUE([.G904]))))))))))))" office:value-type="float" office:value="8" calcext:value-type="float">
            <text:p>8</text:p>
          </table:table-cell>
          <table:table-cell table:style-name="ce7" table:formula="of:=IF(ISNA([.H904]);&quot;&quot;;IF([.H904]=&quot;eno&quot;;&quot;1&quot;;IF([.H904]=&quot;owt&quot;;&quot;2&quot;;IF([.H904]=&quot;eerht&quot;;&quot;3&quot;;IF([.H904]=&quot;ruof&quot;;&quot;4&quot;;IF([.H904]=&quot;evif&quot;;&quot;5&quot;;IF([.H904]=&quot;xis&quot;;&quot;6&quot;;IF([.H904]=&quot;neves&quot;;&quot;7&quot;;IF([.H904]=&quot;thgie&quot;;&quot;8&quot;;IF([.H904]=&quot;enin&quot;;&quot;9&quot;;IF([.H904]=&quot;orez&quot;;&quot;0&quot;;[.H904])))))))))))" office:value-type="string" office:string-value="8" calcext:value-type="string">
            <text:p>8</text:p>
          </table:table-cell>
          <table:table-cell table:style-name="ce7" table:formula="of:=IF(ISNA([.G904]);&quot;&quot;;VALUE(COM.MICROSOFT.CONCAT([.I904:.J904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eight47</text:p>
          </table:table-cell>
          <table:table-cell table:style-name="ce4" table:formula="of:=ORG.LIBREOFFICE.REGEX([.A905];&quot;\D&quot;;&quot;&quot;;&quot;g&quot;)" office:value-type="string" office:string-value="247" calcext:value-type="string">
            <text:p>247</text:p>
          </table:table-cell>
          <table:table-cell table:formula="of:=LEFT([.B905];1)" office:value-type="string" office:string-value="2" calcext:value-type="string">
            <text:p>2</text:p>
          </table:table-cell>
          <table:table-cell table:style-name="ce5" table:formula="of:=RIGHT([.B905];1)" office:value-type="string" office:string-value="7" calcext:value-type="string">
            <text:p>7</text:p>
          </table:table-cell>
          <table:table-cell table:formula="of:=VALUE(COM.MICROSOFT.CONCAT([.C905];[.D905]))" office:value-type="float" office:value="27" calcext:value-type="float">
            <text:p>27</text:p>
          </table:table-cell>
          <table:table-cell table:style-name="ce14" table:formula="of:=(STRREV([.A905]))" office:value-type="string" office:string-value="74thgie2" calcext:value-type="string">
            <text:p>74thgie2</text:p>
          </table:table-cell>
          <table:table-cell table:formula="of:=ORG.LIBREOFFICE.REGEX([.A90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05];&quot;eno|owt|eerht|ruof|evif|xis|neves|thgie|enin|orez|\d&quot;;;1)" office:value-type="string" office:string-value="7" calcext:value-type="string">
            <text:p>7</text:p>
          </table:table-cell>
          <table:table-cell table:formula="of:=IF(ISNA([.G905]);&quot;&quot;;IF([.G905]=&quot;one&quot;;&quot;1&quot;;IF([.G905]=&quot;two&quot;;&quot;2&quot;;IF([.G905]=&quot;three&quot;;&quot;3&quot;;IF([.G905]=&quot;four&quot;;&quot;4&quot;;IF([.G905]=&quot;five&quot;;&quot;5&quot;;IF([.G905]=&quot;six&quot;;&quot;6&quot;;IF([.G905]=&quot;seven&quot;;&quot;7&quot;;IF([.G905]=&quot;eight&quot;;&quot;8&quot;;IF([.G905]=&quot;nine&quot;;&quot;9&quot;;IF([.G905]=&quot;zero&quot;;&quot;0&quot;;VALUE([.G905]))))))))))))" office:value-type="float" office:value="2" calcext:value-type="float">
            <text:p>2</text:p>
          </table:table-cell>
          <table:table-cell table:style-name="ce7" table:formula="of:=IF(ISNA([.H905]);&quot;&quot;;IF([.H905]=&quot;eno&quot;;&quot;1&quot;;IF([.H905]=&quot;owt&quot;;&quot;2&quot;;IF([.H905]=&quot;eerht&quot;;&quot;3&quot;;IF([.H905]=&quot;ruof&quot;;&quot;4&quot;;IF([.H905]=&quot;evif&quot;;&quot;5&quot;;IF([.H905]=&quot;xis&quot;;&quot;6&quot;;IF([.H905]=&quot;neves&quot;;&quot;7&quot;;IF([.H905]=&quot;thgie&quot;;&quot;8&quot;;IF([.H905]=&quot;enin&quot;;&quot;9&quot;;IF([.H905]=&quot;orez&quot;;&quot;0&quot;;[.H905])))))))))))" office:value-type="string" office:string-value="7" calcext:value-type="string">
            <text:p>7</text:p>
          </table:table-cell>
          <table:table-cell table:formula="of:=IF(ISNA([.G905]);&quot;&quot;;VALUE(COM.MICROSOFT.CONCAT([.I905:.J905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93hsvgtghjqc</text:p>
          </table:table-cell>
          <table:table-cell table:style-name="ce4" table:formula="of:=ORG.LIBREOFFICE.REGEX([.A906];&quot;\D&quot;;&quot;&quot;;&quot;g&quot;)" office:value-type="string" office:string-value="593" calcext:value-type="string">
            <text:p>593</text:p>
          </table:table-cell>
          <table:table-cell table:formula="of:=LEFT([.B906];1)" office:value-type="string" office:string-value="5" calcext:value-type="string">
            <text:p>5</text:p>
          </table:table-cell>
          <table:table-cell table:style-name="ce5" table:formula="of:=RIGHT([.B906];1)" office:value-type="string" office:string-value="3" calcext:value-type="string">
            <text:p>3</text:p>
          </table:table-cell>
          <table:table-cell table:formula="of:=VALUE(COM.MICROSOFT.CONCAT([.C906];[.D906]))" office:value-type="float" office:value="53" calcext:value-type="float">
            <text:p>53</text:p>
          </table:table-cell>
          <table:table-cell table:style-name="ce14" table:formula="of:=(STRREV([.A906]))" office:value-type="string" office:string-value="cqjhgtgvsh395enin" calcext:value-type="string">
            <text:p>cqjhgtgvsh395enin</text:p>
          </table:table-cell>
          <table:table-cell table:formula="of:=ORG.LIBREOFFICE.REGEX([.A90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06];&quot;eno|owt|eerht|ruof|evif|xis|neves|thgie|enin|orez|\d&quot;;;1)" office:value-type="string" office:string-value="3" calcext:value-type="string">
            <text:p>3</text:p>
          </table:table-cell>
          <table:table-cell table:formula="of:=IF(ISNA([.G906]);&quot;&quot;;IF([.G906]=&quot;one&quot;;&quot;1&quot;;IF([.G906]=&quot;two&quot;;&quot;2&quot;;IF([.G906]=&quot;three&quot;;&quot;3&quot;;IF([.G906]=&quot;four&quot;;&quot;4&quot;;IF([.G906]=&quot;five&quot;;&quot;5&quot;;IF([.G906]=&quot;six&quot;;&quot;6&quot;;IF([.G906]=&quot;seven&quot;;&quot;7&quot;;IF([.G906]=&quot;eight&quot;;&quot;8&quot;;IF([.G906]=&quot;nine&quot;;&quot;9&quot;;IF([.G906]=&quot;zero&quot;;&quot;0&quot;;VALUE([.G906]))))))))))))" office:value-type="string" office:string-value="9" calcext:value-type="string">
            <text:p>9</text:p>
          </table:table-cell>
          <table:table-cell table:style-name="ce7" table:formula="of:=IF(ISNA([.H906]);&quot;&quot;;IF([.H906]=&quot;eno&quot;;&quot;1&quot;;IF([.H906]=&quot;owt&quot;;&quot;2&quot;;IF([.H906]=&quot;eerht&quot;;&quot;3&quot;;IF([.H906]=&quot;ruof&quot;;&quot;4&quot;;IF([.H906]=&quot;evif&quot;;&quot;5&quot;;IF([.H906]=&quot;xis&quot;;&quot;6&quot;;IF([.H906]=&quot;neves&quot;;&quot;7&quot;;IF([.H906]=&quot;thgie&quot;;&quot;8&quot;;IF([.H906]=&quot;enin&quot;;&quot;9&quot;;IF([.H906]=&quot;orez&quot;;&quot;0&quot;;[.H906])))))))))))" office:value-type="string" office:string-value="3" calcext:value-type="string">
            <text:p>3</text:p>
          </table:table-cell>
          <table:table-cell table:formula="of:=IF(ISNA([.G906]);&quot;&quot;;VALUE(COM.MICROSOFT.CONCAT([.I906:.J906])))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five6gnkcxrvkvpone742mxsdpnxqkrcqzrmglxq</text:p>
          </table:table-cell>
          <table:table-cell table:style-name="ce4" table:formula="of:=ORG.LIBREOFFICE.REGEX([.A907];&quot;\D&quot;;&quot;&quot;;&quot;g&quot;)" office:value-type="string" office:string-value="6742" calcext:value-type="string">
            <text:p>6742</text:p>
          </table:table-cell>
          <table:table-cell table:formula="of:=LEFT([.B907];1)" office:value-type="string" office:string-value="6" calcext:value-type="string">
            <text:p>6</text:p>
          </table:table-cell>
          <table:table-cell table:style-name="ce5" table:formula="of:=RIGHT([.B907];1)" office:value-type="string" office:string-value="2" calcext:value-type="string">
            <text:p>2</text:p>
          </table:table-cell>
          <table:table-cell table:formula="of:=VALUE(COM.MICROSOFT.CONCAT([.C907];[.D907]))" office:value-type="float" office:value="62" calcext:value-type="float">
            <text:p>62</text:p>
          </table:table-cell>
          <table:table-cell table:style-name="ce14" table:formula="of:=(STRREV([.A907]))" office:value-type="string" office:string-value="qxlgmrzqcrkqxnpdsxm247enopvkvrxckng6evif" calcext:value-type="string">
            <text:p>qxlgmrzqcrkqxnpdsxm247enopvkvrxckng6evif</text:p>
          </table:table-cell>
          <table:table-cell table:formula="of:=ORG.LIBREOFFICE.REGEX([.A90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07];&quot;eno|owt|eerht|ruof|evif|xis|neves|thgie|enin|orez|\d&quot;;;1)" office:value-type="string" office:string-value="2" calcext:value-type="string">
            <text:p>2</text:p>
          </table:table-cell>
          <table:table-cell table:formula="of:=IF(ISNA([.G907]);&quot;&quot;;IF([.G907]=&quot;one&quot;;&quot;1&quot;;IF([.G907]=&quot;two&quot;;&quot;2&quot;;IF([.G907]=&quot;three&quot;;&quot;3&quot;;IF([.G907]=&quot;four&quot;;&quot;4&quot;;IF([.G907]=&quot;five&quot;;&quot;5&quot;;IF([.G907]=&quot;six&quot;;&quot;6&quot;;IF([.G907]=&quot;seven&quot;;&quot;7&quot;;IF([.G907]=&quot;eight&quot;;&quot;8&quot;;IF([.G907]=&quot;nine&quot;;&quot;9&quot;;IF([.G907]=&quot;zero&quot;;&quot;0&quot;;VALUE([.G907]))))))))))))" office:value-type="string" office:string-value="5" calcext:value-type="string">
            <text:p>5</text:p>
          </table:table-cell>
          <table:table-cell table:style-name="ce7" table:formula="of:=IF(ISNA([.H907]);&quot;&quot;;IF([.H907]=&quot;eno&quot;;&quot;1&quot;;IF([.H907]=&quot;owt&quot;;&quot;2&quot;;IF([.H907]=&quot;eerht&quot;;&quot;3&quot;;IF([.H907]=&quot;ruof&quot;;&quot;4&quot;;IF([.H907]=&quot;evif&quot;;&quot;5&quot;;IF([.H907]=&quot;xis&quot;;&quot;6&quot;;IF([.H907]=&quot;neves&quot;;&quot;7&quot;;IF([.H907]=&quot;thgie&quot;;&quot;8&quot;;IF([.H907]=&quot;enin&quot;;&quot;9&quot;;IF([.H907]=&quot;orez&quot;;&quot;0&quot;;[.H907])))))))))))" office:value-type="string" office:string-value="2" calcext:value-type="string">
            <text:p>2</text:p>
          </table:table-cell>
          <table:table-cell table:formula="of:=IF(ISNA([.G907]);&quot;&quot;;VALUE(COM.MICROSOFT.CONCAT([.I907:.J907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vtfour8eightfive</text:p>
          </table:table-cell>
          <table:table-cell table:style-name="ce4" table:formula="of:=ORG.LIBREOFFICE.REGEX([.A908];&quot;\D&quot;;&quot;&quot;;&quot;g&quot;)" office:value-type="string" office:string-value="8" calcext:value-type="string">
            <text:p>8</text:p>
          </table:table-cell>
          <table:table-cell table:formula="of:=LEFT([.B908];1)" office:value-type="string" office:string-value="8" calcext:value-type="string">
            <text:p>8</text:p>
          </table:table-cell>
          <table:table-cell table:style-name="ce5" table:formula="of:=RIGHT([.B908];1)" office:value-type="string" office:string-value="8" calcext:value-type="string">
            <text:p>8</text:p>
          </table:table-cell>
          <table:table-cell table:formula="of:=VALUE(COM.MICROSOFT.CONCAT([.C908];[.D908]))" office:value-type="float" office:value="88" calcext:value-type="float">
            <text:p>88</text:p>
          </table:table-cell>
          <table:table-cell table:style-name="ce14" table:formula="of:=(STRREV([.A908]))" office:value-type="string" office:string-value="evifthgie8ruoftveno" calcext:value-type="string">
            <text:p>evifthgie8ruoftveno</text:p>
          </table:table-cell>
          <table:table-cell table:formula="of:=ORG.LIBREOFFICE.REGEX([.A90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08];&quot;eno|owt|eerht|ruof|evif|xis|neves|thgie|enin|orez|\d&quot;;;1)" office:value-type="string" office:string-value="evif" calcext:value-type="string">
            <text:p>evif</text:p>
          </table:table-cell>
          <table:table-cell table:formula="of:=IF(ISNA([.G908]);&quot;&quot;;IF([.G908]=&quot;one&quot;;&quot;1&quot;;IF([.G908]=&quot;two&quot;;&quot;2&quot;;IF([.G908]=&quot;three&quot;;&quot;3&quot;;IF([.G908]=&quot;four&quot;;&quot;4&quot;;IF([.G908]=&quot;five&quot;;&quot;5&quot;;IF([.G908]=&quot;six&quot;;&quot;6&quot;;IF([.G908]=&quot;seven&quot;;&quot;7&quot;;IF([.G908]=&quot;eight&quot;;&quot;8&quot;;IF([.G908]=&quot;nine&quot;;&quot;9&quot;;IF([.G908]=&quot;zero&quot;;&quot;0&quot;;VALUE([.G908]))))))))))))" office:value-type="string" office:string-value="1" calcext:value-type="string">
            <text:p>1</text:p>
          </table:table-cell>
          <table:table-cell table:style-name="ce7" table:formula="of:=IF(ISNA([.H908]);&quot;&quot;;IF([.H908]=&quot;eno&quot;;&quot;1&quot;;IF([.H908]=&quot;owt&quot;;&quot;2&quot;;IF([.H908]=&quot;eerht&quot;;&quot;3&quot;;IF([.H908]=&quot;ruof&quot;;&quot;4&quot;;IF([.H908]=&quot;evif&quot;;&quot;5&quot;;IF([.H908]=&quot;xis&quot;;&quot;6&quot;;IF([.H908]=&quot;neves&quot;;&quot;7&quot;;IF([.H908]=&quot;thgie&quot;;&quot;8&quot;;IF([.H908]=&quot;enin&quot;;&quot;9&quot;;IF([.H908]=&quot;orez&quot;;&quot;0&quot;;[.H908])))))))))))" office:value-type="string" office:string-value="5" calcext:value-type="string">
            <text:p>5</text:p>
          </table:table-cell>
          <table:table-cell table:formula="of:=IF(ISNA([.G908]);&quot;&quot;;VALUE(COM.MICROSOFT.CONCAT([.I908:.J908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hnhqvsfm8qqgmsjkhsqeight</text:p>
          </table:table-cell>
          <table:table-cell table:style-name="ce4" table:formula="of:=ORG.LIBREOFFICE.REGEX([.A909];&quot;\D&quot;;&quot;&quot;;&quot;g&quot;)" office:value-type="string" office:string-value="8" calcext:value-type="string">
            <text:p>8</text:p>
          </table:table-cell>
          <table:table-cell table:formula="of:=LEFT([.B909];1)" office:value-type="string" office:string-value="8" calcext:value-type="string">
            <text:p>8</text:p>
          </table:table-cell>
          <table:table-cell table:style-name="ce5" table:formula="of:=RIGHT([.B909];1)" office:value-type="string" office:string-value="8" calcext:value-type="string">
            <text:p>8</text:p>
          </table:table-cell>
          <table:table-cell table:formula="of:=VALUE(COM.MICROSOFT.CONCAT([.C909];[.D909]))" office:value-type="float" office:value="88" calcext:value-type="float">
            <text:p>88</text:p>
          </table:table-cell>
          <table:table-cell table:style-name="ce14" table:formula="of:=(STRREV([.A909]))" office:value-type="string" office:string-value="thgieqshkjsmgqq8mfsvqhnhv" calcext:value-type="string">
            <text:p>thgieqshkjsmgqq8mfsvqhnhv</text:p>
          </table:table-cell>
          <table:table-cell table:formula="of:=ORG.LIBREOFFICE.REGEX([.A90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0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09]);&quot;&quot;;IF([.G909]=&quot;one&quot;;&quot;1&quot;;IF([.G909]=&quot;two&quot;;&quot;2&quot;;IF([.G909]=&quot;three&quot;;&quot;3&quot;;IF([.G909]=&quot;four&quot;;&quot;4&quot;;IF([.G909]=&quot;five&quot;;&quot;5&quot;;IF([.G909]=&quot;six&quot;;&quot;6&quot;;IF([.G909]=&quot;seven&quot;;&quot;7&quot;;IF([.G909]=&quot;eight&quot;;&quot;8&quot;;IF([.G909]=&quot;nine&quot;;&quot;9&quot;;IF([.G909]=&quot;zero&quot;;&quot;0&quot;;VALUE([.G909]))))))))))))" office:value-type="float" office:value="8" calcext:value-type="float">
            <text:p>8</text:p>
          </table:table-cell>
          <table:table-cell table:style-name="ce7" table:formula="of:=IF(ISNA([.H909]);&quot;&quot;;IF([.H909]=&quot;eno&quot;;&quot;1&quot;;IF([.H909]=&quot;owt&quot;;&quot;2&quot;;IF([.H909]=&quot;eerht&quot;;&quot;3&quot;;IF([.H909]=&quot;ruof&quot;;&quot;4&quot;;IF([.H909]=&quot;evif&quot;;&quot;5&quot;;IF([.H909]=&quot;xis&quot;;&quot;6&quot;;IF([.H909]=&quot;neves&quot;;&quot;7&quot;;IF([.H909]=&quot;thgie&quot;;&quot;8&quot;;IF([.H909]=&quot;enin&quot;;&quot;9&quot;;IF([.H909]=&quot;orez&quot;;&quot;0&quot;;[.H909])))))))))))" office:value-type="string" office:string-value="8" calcext:value-type="string">
            <text:p>8</text:p>
          </table:table-cell>
          <table:table-cell table:formula="of:=IF(ISNA([.G909]);&quot;&quot;;VALUE(COM.MICROSOFT.CONCAT([.I909:.J90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oureightsix8lhzplrtnpttznkt2</text:p>
          </table:table-cell>
          <table:table-cell table:style-name="ce4" table:formula="of:=ORG.LIBREOFFICE.REGEX([.A910];&quot;\D&quot;;&quot;&quot;;&quot;g&quot;)" office:value-type="string" office:string-value="282" calcext:value-type="string">
            <text:p>282</text:p>
          </table:table-cell>
          <table:table-cell table:formula="of:=LEFT([.B910];1)" office:value-type="string" office:string-value="2" calcext:value-type="string">
            <text:p>2</text:p>
          </table:table-cell>
          <table:table-cell table:style-name="ce5" table:formula="of:=RIGHT([.B910];1)" office:value-type="string" office:string-value="2" calcext:value-type="string">
            <text:p>2</text:p>
          </table:table-cell>
          <table:table-cell table:formula="of:=VALUE(COM.MICROSOFT.CONCAT([.C910];[.D910]))" office:value-type="float" office:value="22" calcext:value-type="float">
            <text:p>22</text:p>
          </table:table-cell>
          <table:table-cell table:style-name="ce14" table:formula="of:=(STRREV([.A910]))" office:value-type="string" office:string-value="2tknzttpntrlpzhl8xisthgieruof2" calcext:value-type="string">
            <text:p>2tknzttpntrlpzhl8xisthgieruof2</text:p>
          </table:table-cell>
          <table:table-cell table:formula="of:=ORG.LIBREOFFICE.REGEX([.A910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10];&quot;eno|owt|eerht|ruof|evif|xis|neves|thgie|enin|orez|\d&quot;;;1)" office:value-type="string" office:string-value="2" calcext:value-type="string">
            <text:p>2</text:p>
          </table:table-cell>
          <table:table-cell table:formula="of:=IF(ISNA([.G910]);&quot;&quot;;IF([.G910]=&quot;one&quot;;&quot;1&quot;;IF([.G910]=&quot;two&quot;;&quot;2&quot;;IF([.G910]=&quot;three&quot;;&quot;3&quot;;IF([.G910]=&quot;four&quot;;&quot;4&quot;;IF([.G910]=&quot;five&quot;;&quot;5&quot;;IF([.G910]=&quot;six&quot;;&quot;6&quot;;IF([.G910]=&quot;seven&quot;;&quot;7&quot;;IF([.G910]=&quot;eight&quot;;&quot;8&quot;;IF([.G910]=&quot;nine&quot;;&quot;9&quot;;IF([.G910]=&quot;zero&quot;;&quot;0&quot;;VALUE([.G910]))))))))))))" office:value-type="float" office:value="2" calcext:value-type="float">
            <text:p>2</text:p>
          </table:table-cell>
          <table:table-cell table:style-name="ce7" table:formula="of:=IF(ISNA([.H910]);&quot;&quot;;IF([.H910]=&quot;eno&quot;;&quot;1&quot;;IF([.H910]=&quot;owt&quot;;&quot;2&quot;;IF([.H910]=&quot;eerht&quot;;&quot;3&quot;;IF([.H910]=&quot;ruof&quot;;&quot;4&quot;;IF([.H910]=&quot;evif&quot;;&quot;5&quot;;IF([.H910]=&quot;xis&quot;;&quot;6&quot;;IF([.H910]=&quot;neves&quot;;&quot;7&quot;;IF([.H910]=&quot;thgie&quot;;&quot;8&quot;;IF([.H910]=&quot;enin&quot;;&quot;9&quot;;IF([.H910]=&quot;orez&quot;;&quot;0&quot;;[.H910])))))))))))" office:value-type="string" office:string-value="2" calcext:value-type="string">
            <text:p>2</text:p>
          </table:table-cell>
          <table:table-cell table:formula="of:=IF(ISNA([.G910]);&quot;&quot;;VALUE(COM.MICROSOFT.CONCAT([.I910:.J910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ztjsixsix96xljqqfhtmd</text:p>
          </table:table-cell>
          <table:table-cell table:style-name="ce4" table:formula="of:=ORG.LIBREOFFICE.REGEX([.A911];&quot;\D&quot;;&quot;&quot;;&quot;g&quot;)" office:value-type="string" office:string-value="96" calcext:value-type="string">
            <text:p>96</text:p>
          </table:table-cell>
          <table:table-cell table:formula="of:=LEFT([.B911];1)" office:value-type="string" office:string-value="9" calcext:value-type="string">
            <text:p>9</text:p>
          </table:table-cell>
          <table:table-cell table:style-name="ce5" table:formula="of:=RIGHT([.B911];1)" office:value-type="string" office:string-value="6" calcext:value-type="string">
            <text:p>6</text:p>
          </table:table-cell>
          <table:table-cell table:formula="of:=VALUE(COM.MICROSOFT.CONCAT([.C911];[.D911]))" office:value-type="float" office:value="96" calcext:value-type="float">
            <text:p>96</text:p>
          </table:table-cell>
          <table:table-cell table:style-name="ce14" table:formula="of:=(STRREV([.A911]))" office:value-type="string" office:string-value="dmthfqqjlx69xisxisjtzc" calcext:value-type="string">
            <text:p>dmthfqqjlx69xisxisjtzc</text:p>
          </table:table-cell>
          <table:table-cell table:formula="of:=ORG.LIBREOFFICE.REGEX([.A91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11];&quot;eno|owt|eerht|ruof|evif|xis|neves|thgie|enin|orez|\d&quot;;;1)" office:value-type="string" office:string-value="6" calcext:value-type="string">
            <text:p>6</text:p>
          </table:table-cell>
          <table:table-cell table:formula="of:=IF(ISNA([.G911]);&quot;&quot;;IF([.G911]=&quot;one&quot;;&quot;1&quot;;IF([.G911]=&quot;two&quot;;&quot;2&quot;;IF([.G911]=&quot;three&quot;;&quot;3&quot;;IF([.G911]=&quot;four&quot;;&quot;4&quot;;IF([.G911]=&quot;five&quot;;&quot;5&quot;;IF([.G911]=&quot;six&quot;;&quot;6&quot;;IF([.G911]=&quot;seven&quot;;&quot;7&quot;;IF([.G911]=&quot;eight&quot;;&quot;8&quot;;IF([.G911]=&quot;nine&quot;;&quot;9&quot;;IF([.G911]=&quot;zero&quot;;&quot;0&quot;;VALUE([.G911]))))))))))))" office:value-type="string" office:string-value="6" calcext:value-type="string">
            <text:p>6</text:p>
          </table:table-cell>
          <table:table-cell table:style-name="ce7" table:formula="of:=IF(ISNA([.H911]);&quot;&quot;;IF([.H911]=&quot;eno&quot;;&quot;1&quot;;IF([.H911]=&quot;owt&quot;;&quot;2&quot;;IF([.H911]=&quot;eerht&quot;;&quot;3&quot;;IF([.H911]=&quot;ruof&quot;;&quot;4&quot;;IF([.H911]=&quot;evif&quot;;&quot;5&quot;;IF([.H911]=&quot;xis&quot;;&quot;6&quot;;IF([.H911]=&quot;neves&quot;;&quot;7&quot;;IF([.H911]=&quot;thgie&quot;;&quot;8&quot;;IF([.H911]=&quot;enin&quot;;&quot;9&quot;;IF([.H911]=&quot;orez&quot;;&quot;0&quot;;[.H911])))))))))))" office:value-type="string" office:string-value="6" calcext:value-type="string">
            <text:p>6</text:p>
          </table:table-cell>
          <table:table-cell table:formula="of:=IF(ISNA([.G911]);&quot;&quot;;VALUE(COM.MICROSOFT.CONCAT([.I911:.J911])))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6four6mtvvxdbvninepjkfqlhhrhcqrddmghrlvkkphzvvb</text:p>
          </table:table-cell>
          <table:table-cell table:style-name="ce4" table:formula="of:=ORG.LIBREOFFICE.REGEX([.A912];&quot;\D&quot;;&quot;&quot;;&quot;g&quot;)" office:value-type="string" office:string-value="66" calcext:value-type="string">
            <text:p>66</text:p>
          </table:table-cell>
          <table:table-cell table:formula="of:=LEFT([.B912];1)" office:value-type="string" office:string-value="6" calcext:value-type="string">
            <text:p>6</text:p>
          </table:table-cell>
          <table:table-cell table:style-name="ce5" table:formula="of:=RIGHT([.B912];1)" office:value-type="string" office:string-value="6" calcext:value-type="string">
            <text:p>6</text:p>
          </table:table-cell>
          <table:table-cell table:formula="of:=VALUE(COM.MICROSOFT.CONCAT([.C912];[.D912]))" office:value-type="float" office:value="66" calcext:value-type="float">
            <text:p>66</text:p>
          </table:table-cell>
          <table:table-cell table:style-name="ce14" table:formula="of:=(STRREV([.A912]))" office:value-type="string" office:string-value="bvvzhpkkvlrhgmddrqchrhhlqfkjpeninvbdxvvtm6ruof6" calcext:value-type="string">
            <text:p>bvvzhpkkvlrhgmddrqchrhhlqfkjpeninvbdxvvtm6ruof6</text:p>
          </table:table-cell>
          <table:table-cell table:formula="of:=ORG.LIBREOFFICE.REGEX([.A91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912];&quot;eno|owt|eerht|ruof|evif|xis|neves|thgie|enin|orez|\d&quot;;;1)" office:value-type="string" office:string-value="enin" calcext:value-type="string">
            <text:p>enin</text:p>
          </table:table-cell>
          <table:table-cell table:formula="of:=IF(ISNA([.G912]);&quot;&quot;;IF([.G912]=&quot;one&quot;;&quot;1&quot;;IF([.G912]=&quot;two&quot;;&quot;2&quot;;IF([.G912]=&quot;three&quot;;&quot;3&quot;;IF([.G912]=&quot;four&quot;;&quot;4&quot;;IF([.G912]=&quot;five&quot;;&quot;5&quot;;IF([.G912]=&quot;six&quot;;&quot;6&quot;;IF([.G912]=&quot;seven&quot;;&quot;7&quot;;IF([.G912]=&quot;eight&quot;;&quot;8&quot;;IF([.G912]=&quot;nine&quot;;&quot;9&quot;;IF([.G912]=&quot;zero&quot;;&quot;0&quot;;VALUE([.G912]))))))))))))" office:value-type="float" office:value="6" calcext:value-type="float">
            <text:p>6</text:p>
          </table:table-cell>
          <table:table-cell table:style-name="ce7" table:formula="of:=IF(ISNA([.H912]);&quot;&quot;;IF([.H912]=&quot;eno&quot;;&quot;1&quot;;IF([.H912]=&quot;owt&quot;;&quot;2&quot;;IF([.H912]=&quot;eerht&quot;;&quot;3&quot;;IF([.H912]=&quot;ruof&quot;;&quot;4&quot;;IF([.H912]=&quot;evif&quot;;&quot;5&quot;;IF([.H912]=&quot;xis&quot;;&quot;6&quot;;IF([.H912]=&quot;neves&quot;;&quot;7&quot;;IF([.H912]=&quot;thgie&quot;;&quot;8&quot;;IF([.H912]=&quot;enin&quot;;&quot;9&quot;;IF([.H912]=&quot;orez&quot;;&quot;0&quot;;[.H912])))))))))))" office:value-type="string" office:string-value="9" calcext:value-type="string">
            <text:p>9</text:p>
          </table:table-cell>
          <table:table-cell table:formula="of:=IF(ISNA([.G912]);&quot;&quot;;VALUE(COM.MICROSOFT.CONCAT([.I912:.J912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shpcdb7bthreenine821</text:p>
          </table:table-cell>
          <table:table-cell table:style-name="ce4" table:formula="of:=ORG.LIBREOFFICE.REGEX([.A913];&quot;\D&quot;;&quot;&quot;;&quot;g&quot;)" office:value-type="string" office:string-value="7821" calcext:value-type="string">
            <text:p>7821</text:p>
          </table:table-cell>
          <table:table-cell table:formula="of:=LEFT([.B913];1)" office:value-type="string" office:string-value="7" calcext:value-type="string">
            <text:p>7</text:p>
          </table:table-cell>
          <table:table-cell table:style-name="ce5" table:formula="of:=RIGHT([.B913];1)" office:value-type="string" office:string-value="1" calcext:value-type="string">
            <text:p>1</text:p>
          </table:table-cell>
          <table:table-cell table:formula="of:=VALUE(COM.MICROSOFT.CONCAT([.C913];[.D913]))" office:value-type="float" office:value="71" calcext:value-type="float">
            <text:p>71</text:p>
          </table:table-cell>
          <table:table-cell table:style-name="ce14" table:formula="of:=(STRREV([.A913]))" office:value-type="string" office:string-value="128enineerhtb7bdcphslc" calcext:value-type="string">
            <text:p>128enineerhtb7bdcphslc</text:p>
          </table:table-cell>
          <table:table-cell table:formula="of:=ORG.LIBREOFFICE.REGEX([.A91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13];&quot;eno|owt|eerht|ruof|evif|xis|neves|thgie|enin|orez|\d&quot;;;1)" office:value-type="string" office:string-value="1" calcext:value-type="string">
            <text:p>1</text:p>
          </table:table-cell>
          <table:table-cell table:formula="of:=IF(ISNA([.G913]);&quot;&quot;;IF([.G913]=&quot;one&quot;;&quot;1&quot;;IF([.G913]=&quot;two&quot;;&quot;2&quot;;IF([.G913]=&quot;three&quot;;&quot;3&quot;;IF([.G913]=&quot;four&quot;;&quot;4&quot;;IF([.G913]=&quot;five&quot;;&quot;5&quot;;IF([.G913]=&quot;six&quot;;&quot;6&quot;;IF([.G913]=&quot;seven&quot;;&quot;7&quot;;IF([.G913]=&quot;eight&quot;;&quot;8&quot;;IF([.G913]=&quot;nine&quot;;&quot;9&quot;;IF([.G913]=&quot;zero&quot;;&quot;0&quot;;VALUE([.G913]))))))))))))" office:value-type="float" office:value="7" calcext:value-type="float">
            <text:p>7</text:p>
          </table:table-cell>
          <table:table-cell table:style-name="ce7" table:formula="of:=IF(ISNA([.H913]);&quot;&quot;;IF([.H913]=&quot;eno&quot;;&quot;1&quot;;IF([.H913]=&quot;owt&quot;;&quot;2&quot;;IF([.H913]=&quot;eerht&quot;;&quot;3&quot;;IF([.H913]=&quot;ruof&quot;;&quot;4&quot;;IF([.H913]=&quot;evif&quot;;&quot;5&quot;;IF([.H913]=&quot;xis&quot;;&quot;6&quot;;IF([.H913]=&quot;neves&quot;;&quot;7&quot;;IF([.H913]=&quot;thgie&quot;;&quot;8&quot;;IF([.H913]=&quot;enin&quot;;&quot;9&quot;;IF([.H913]=&quot;orez&quot;;&quot;0&quot;;[.H913])))))))))))" office:value-type="string" office:string-value="1" calcext:value-type="string">
            <text:p>1</text:p>
          </table:table-cell>
          <table:table-cell table:formula="of:=IF(ISNA([.G913]);&quot;&quot;;VALUE(COM.MICROSOFT.CONCAT([.I913:.J913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bbcnn74xcpdspkqdphdvdtrkfqfoursix3</text:p>
          </table:table-cell>
          <table:table-cell table:style-name="ce4" table:formula="of:=ORG.LIBREOFFICE.REGEX([.A914];&quot;\D&quot;;&quot;&quot;;&quot;g&quot;)" office:value-type="string" office:string-value="743" calcext:value-type="string">
            <text:p>743</text:p>
          </table:table-cell>
          <table:table-cell table:formula="of:=LEFT([.B914];1)" office:value-type="string" office:string-value="7" calcext:value-type="string">
            <text:p>7</text:p>
          </table:table-cell>
          <table:table-cell table:style-name="ce5" table:formula="of:=RIGHT([.B914];1)" office:value-type="string" office:string-value="3" calcext:value-type="string">
            <text:p>3</text:p>
          </table:table-cell>
          <table:table-cell table:formula="of:=VALUE(COM.MICROSOFT.CONCAT([.C914];[.D914]))" office:value-type="float" office:value="73" calcext:value-type="float">
            <text:p>73</text:p>
          </table:table-cell>
          <table:table-cell table:style-name="ce14" table:formula="of:=(STRREV([.A914]))" office:value-type="string" office:string-value="3xisruofqfkrtdvdhpdqkpsdpcx47nncbbcl" calcext:value-type="string">
            <text:p>3xisruofqfkrtdvdhpdqkpsdpcx47nncbbcl</text:p>
          </table:table-cell>
          <table:table-cell table:formula="of:=ORG.LIBREOFFICE.REGEX([.A91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14];&quot;eno|owt|eerht|ruof|evif|xis|neves|thgie|enin|orez|\d&quot;;;1)" office:value-type="string" office:string-value="3" calcext:value-type="string">
            <text:p>3</text:p>
          </table:table-cell>
          <table:table-cell table:formula="of:=IF(ISNA([.G914]);&quot;&quot;;IF([.G914]=&quot;one&quot;;&quot;1&quot;;IF([.G914]=&quot;two&quot;;&quot;2&quot;;IF([.G914]=&quot;three&quot;;&quot;3&quot;;IF([.G914]=&quot;four&quot;;&quot;4&quot;;IF([.G914]=&quot;five&quot;;&quot;5&quot;;IF([.G914]=&quot;six&quot;;&quot;6&quot;;IF([.G914]=&quot;seven&quot;;&quot;7&quot;;IF([.G914]=&quot;eight&quot;;&quot;8&quot;;IF([.G914]=&quot;nine&quot;;&quot;9&quot;;IF([.G914]=&quot;zero&quot;;&quot;0&quot;;VALUE([.G914]))))))))))))" office:value-type="float" office:value="7" calcext:value-type="float">
            <text:p>7</text:p>
          </table:table-cell>
          <table:table-cell table:style-name="ce7" table:formula="of:=IF(ISNA([.H914]);&quot;&quot;;IF([.H914]=&quot;eno&quot;;&quot;1&quot;;IF([.H914]=&quot;owt&quot;;&quot;2&quot;;IF([.H914]=&quot;eerht&quot;;&quot;3&quot;;IF([.H914]=&quot;ruof&quot;;&quot;4&quot;;IF([.H914]=&quot;evif&quot;;&quot;5&quot;;IF([.H914]=&quot;xis&quot;;&quot;6&quot;;IF([.H914]=&quot;neves&quot;;&quot;7&quot;;IF([.H914]=&quot;thgie&quot;;&quot;8&quot;;IF([.H914]=&quot;enin&quot;;&quot;9&quot;;IF([.H914]=&quot;orez&quot;;&quot;0&quot;;[.H914])))))))))))" office:value-type="string" office:string-value="3" calcext:value-type="string">
            <text:p>3</text:p>
          </table:table-cell>
          <table:table-cell table:formula="of:=IF(ISNA([.G914]);&quot;&quot;;VALUE(COM.MICROSOFT.CONCAT([.I914:.J914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sgn7mjtzrblgr229seven</text:p>
          </table:table-cell>
          <table:table-cell table:style-name="ce4" table:formula="of:=ORG.LIBREOFFICE.REGEX([.A915];&quot;\D&quot;;&quot;&quot;;&quot;g&quot;)" office:value-type="string" office:string-value="27229" calcext:value-type="string">
            <text:p>27229</text:p>
          </table:table-cell>
          <table:table-cell table:formula="of:=LEFT([.B915];1)" office:value-type="string" office:string-value="2" calcext:value-type="string">
            <text:p>2</text:p>
          </table:table-cell>
          <table:table-cell table:style-name="ce5" table:formula="of:=RIGHT([.B915];1)" office:value-type="string" office:string-value="9" calcext:value-type="string">
            <text:p>9</text:p>
          </table:table-cell>
          <table:table-cell table:formula="of:=VALUE(COM.MICROSOFT.CONCAT([.C915];[.D915]))" office:value-type="float" office:value="29" calcext:value-type="float">
            <text:p>29</text:p>
          </table:table-cell>
          <table:table-cell table:style-name="ce14" table:formula="of:=(STRREV([.A915]))" office:value-type="string" office:string-value="neves922rglbrztjm7ngss2" calcext:value-type="string">
            <text:p>neves922rglbrztjm7ngss2</text:p>
          </table:table-cell>
          <table:table-cell table:formula="of:=ORG.LIBREOFFICE.REGEX([.A91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1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15]);&quot;&quot;;IF([.G915]=&quot;one&quot;;&quot;1&quot;;IF([.G915]=&quot;two&quot;;&quot;2&quot;;IF([.G915]=&quot;three&quot;;&quot;3&quot;;IF([.G915]=&quot;four&quot;;&quot;4&quot;;IF([.G915]=&quot;five&quot;;&quot;5&quot;;IF([.G915]=&quot;six&quot;;&quot;6&quot;;IF([.G915]=&quot;seven&quot;;&quot;7&quot;;IF([.G915]=&quot;eight&quot;;&quot;8&quot;;IF([.G915]=&quot;nine&quot;;&quot;9&quot;;IF([.G915]=&quot;zero&quot;;&quot;0&quot;;VALUE([.G915]))))))))))))" office:value-type="float" office:value="2" calcext:value-type="float">
            <text:p>2</text:p>
          </table:table-cell>
          <table:table-cell table:style-name="ce7" table:formula="of:=IF(ISNA([.H915]);&quot;&quot;;IF([.H915]=&quot;eno&quot;;&quot;1&quot;;IF([.H915]=&quot;owt&quot;;&quot;2&quot;;IF([.H915]=&quot;eerht&quot;;&quot;3&quot;;IF([.H915]=&quot;ruof&quot;;&quot;4&quot;;IF([.H915]=&quot;evif&quot;;&quot;5&quot;;IF([.H915]=&quot;xis&quot;;&quot;6&quot;;IF([.H915]=&quot;neves&quot;;&quot;7&quot;;IF([.H915]=&quot;thgie&quot;;&quot;8&quot;;IF([.H915]=&quot;enin&quot;;&quot;9&quot;;IF([.H915]=&quot;orez&quot;;&quot;0&quot;;[.H915])))))))))))" office:value-type="string" office:string-value="7" calcext:value-type="string">
            <text:p>7</text:p>
          </table:table-cell>
          <table:table-cell table:formula="of:=IF(ISNA([.G915]);&quot;&quot;;VALUE(COM.MICROSOFT.CONCAT([.I915:.J915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jzd5poneztdhvtdzt8svdfpv</text:p>
          </table:table-cell>
          <table:table-cell table:style-name="ce4" table:formula="of:=ORG.LIBREOFFICE.REGEX([.A916];&quot;\D&quot;;&quot;&quot;;&quot;g&quot;)" office:value-type="string" office:string-value="58" calcext:value-type="string">
            <text:p>58</text:p>
          </table:table-cell>
          <table:table-cell table:formula="of:=LEFT([.B916];1)" office:value-type="string" office:string-value="5" calcext:value-type="string">
            <text:p>5</text:p>
          </table:table-cell>
          <table:table-cell table:style-name="ce5" table:formula="of:=RIGHT([.B916];1)" office:value-type="string" office:string-value="8" calcext:value-type="string">
            <text:p>8</text:p>
          </table:table-cell>
          <table:table-cell table:formula="of:=VALUE(COM.MICROSOFT.CONCAT([.C916];[.D916]))" office:value-type="float" office:value="58" calcext:value-type="float">
            <text:p>58</text:p>
          </table:table-cell>
          <table:table-cell table:style-name="ce14" table:formula="of:=(STRREV([.A916]))" office:value-type="string" office:string-value="vpfdvs8tzdtvhdtzenop5dzjtq" calcext:value-type="string">
            <text:p>vpfdvs8tzdtvhdtzenop5dzjtq</text:p>
          </table:table-cell>
          <table:table-cell table:formula="of:=ORG.LIBREOFFICE.REGEX([.A91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16];&quot;eno|owt|eerht|ruof|evif|xis|neves|thgie|enin|orez|\d&quot;;;1)" office:value-type="string" office:string-value="8" calcext:value-type="string">
            <text:p>8</text:p>
          </table:table-cell>
          <table:table-cell table:formula="of:=IF(ISNA([.G916]);&quot;&quot;;IF([.G916]=&quot;one&quot;;&quot;1&quot;;IF([.G916]=&quot;two&quot;;&quot;2&quot;;IF([.G916]=&quot;three&quot;;&quot;3&quot;;IF([.G916]=&quot;four&quot;;&quot;4&quot;;IF([.G916]=&quot;five&quot;;&quot;5&quot;;IF([.G916]=&quot;six&quot;;&quot;6&quot;;IF([.G916]=&quot;seven&quot;;&quot;7&quot;;IF([.G916]=&quot;eight&quot;;&quot;8&quot;;IF([.G916]=&quot;nine&quot;;&quot;9&quot;;IF([.G916]=&quot;zero&quot;;&quot;0&quot;;VALUE([.G916]))))))))))))" office:value-type="float" office:value="5" calcext:value-type="float">
            <text:p>5</text:p>
          </table:table-cell>
          <table:table-cell table:style-name="ce7" table:formula="of:=IF(ISNA([.H916]);&quot;&quot;;IF([.H916]=&quot;eno&quot;;&quot;1&quot;;IF([.H916]=&quot;owt&quot;;&quot;2&quot;;IF([.H916]=&quot;eerht&quot;;&quot;3&quot;;IF([.H916]=&quot;ruof&quot;;&quot;4&quot;;IF([.H916]=&quot;evif&quot;;&quot;5&quot;;IF([.H916]=&quot;xis&quot;;&quot;6&quot;;IF([.H916]=&quot;neves&quot;;&quot;7&quot;;IF([.H916]=&quot;thgie&quot;;&quot;8&quot;;IF([.H916]=&quot;enin&quot;;&quot;9&quot;;IF([.H916]=&quot;orez&quot;;&quot;0&quot;;[.H916])))))))))))" office:value-type="string" office:string-value="8" calcext:value-type="string">
            <text:p>8</text:p>
          </table:table-cell>
          <table:table-cell table:formula="of:=IF(ISNA([.G916]);&quot;&quot;;VALUE(COM.MICROSOFT.CONCAT([.I916:.J916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1fivetwo</text:p>
          </table:table-cell>
          <table:table-cell table:style-name="ce4" table:formula="of:=ORG.LIBREOFFICE.REGEX([.A917];&quot;\D&quot;;&quot;&quot;;&quot;g&quot;)" office:value-type="string" office:string-value="91" calcext:value-type="string">
            <text:p>91</text:p>
          </table:table-cell>
          <table:table-cell table:formula="of:=LEFT([.B917];1)" office:value-type="string" office:string-value="9" calcext:value-type="string">
            <text:p>9</text:p>
          </table:table-cell>
          <table:table-cell table:style-name="ce5" table:formula="of:=RIGHT([.B917];1)" office:value-type="string" office:string-value="1" calcext:value-type="string">
            <text:p>1</text:p>
          </table:table-cell>
          <table:table-cell table:formula="of:=VALUE(COM.MICROSOFT.CONCAT([.C917];[.D917]))" office:value-type="float" office:value="91" calcext:value-type="float">
            <text:p>91</text:p>
          </table:table-cell>
          <table:table-cell table:style-name="ce14" table:formula="of:=(STRREV([.A917]))" office:value-type="string" office:string-value="owtevif19" calcext:value-type="string">
            <text:p>owtevif19</text:p>
          </table:table-cell>
          <table:table-cell table:formula="of:=ORG.LIBREOFFICE.REGEX([.A91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17];&quot;eno|owt|eerht|ruof|evif|xis|neves|thgie|enin|orez|\d&quot;;;1)" office:value-type="string" office:string-value="owt" calcext:value-type="string">
            <text:p>owt</text:p>
          </table:table-cell>
          <table:table-cell table:formula="of:=IF(ISNA([.G917]);&quot;&quot;;IF([.G917]=&quot;one&quot;;&quot;1&quot;;IF([.G917]=&quot;two&quot;;&quot;2&quot;;IF([.G917]=&quot;three&quot;;&quot;3&quot;;IF([.G917]=&quot;four&quot;;&quot;4&quot;;IF([.G917]=&quot;five&quot;;&quot;5&quot;;IF([.G917]=&quot;six&quot;;&quot;6&quot;;IF([.G917]=&quot;seven&quot;;&quot;7&quot;;IF([.G917]=&quot;eight&quot;;&quot;8&quot;;IF([.G917]=&quot;nine&quot;;&quot;9&quot;;IF([.G917]=&quot;zero&quot;;&quot;0&quot;;VALUE([.G917]))))))))))))" office:value-type="float" office:value="9" calcext:value-type="float">
            <text:p>9</text:p>
          </table:table-cell>
          <table:table-cell table:style-name="ce7" table:formula="of:=IF(ISNA([.H917]);&quot;&quot;;IF([.H917]=&quot;eno&quot;;&quot;1&quot;;IF([.H917]=&quot;owt&quot;;&quot;2&quot;;IF([.H917]=&quot;eerht&quot;;&quot;3&quot;;IF([.H917]=&quot;ruof&quot;;&quot;4&quot;;IF([.H917]=&quot;evif&quot;;&quot;5&quot;;IF([.H917]=&quot;xis&quot;;&quot;6&quot;;IF([.H917]=&quot;neves&quot;;&quot;7&quot;;IF([.H917]=&quot;thgie&quot;;&quot;8&quot;;IF([.H917]=&quot;enin&quot;;&quot;9&quot;;IF([.H917]=&quot;orez&quot;;&quot;0&quot;;[.H917])))))))))))" office:value-type="string" office:string-value="2" calcext:value-type="string">
            <text:p>2</text:p>
          </table:table-cell>
          <table:table-cell table:formula="of:=IF(ISNA([.G917]);&quot;&quot;;VALUE(COM.MICROSOFT.CONCAT([.I917:.J917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41qctlttbcsevenjxczz5</text:p>
          </table:table-cell>
          <table:table-cell table:style-name="ce4" table:formula="of:=ORG.LIBREOFFICE.REGEX([.A918];&quot;\D&quot;;&quot;&quot;;&quot;g&quot;)" office:value-type="string" office:string-value="415" calcext:value-type="string">
            <text:p>415</text:p>
          </table:table-cell>
          <table:table-cell table:formula="of:=LEFT([.B918];1)" office:value-type="string" office:string-value="4" calcext:value-type="string">
            <text:p>4</text:p>
          </table:table-cell>
          <table:table-cell table:style-name="ce5" table:formula="of:=RIGHT([.B918];1)" office:value-type="string" office:string-value="5" calcext:value-type="string">
            <text:p>5</text:p>
          </table:table-cell>
          <table:table-cell table:formula="of:=VALUE(COM.MICROSOFT.CONCAT([.C918];[.D918]))" office:value-type="float" office:value="45" calcext:value-type="float">
            <text:p>45</text:p>
          </table:table-cell>
          <table:table-cell table:style-name="ce14" table:formula="of:=(STRREV([.A918]))" office:value-type="string" office:string-value="5zzcxjnevescbttltcq14owt" calcext:value-type="string">
            <text:p>5zzcxjnevescbttltcq14owt</text:p>
          </table:table-cell>
          <table:table-cell table:formula="of:=ORG.LIBREOFFICE.REGEX([.A91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918];&quot;eno|owt|eerht|ruof|evif|xis|neves|thgie|enin|orez|\d&quot;;;1)" office:value-type="string" office:string-value="5" calcext:value-type="string">
            <text:p>5</text:p>
          </table:table-cell>
          <table:table-cell table:formula="of:=IF(ISNA([.G918]);&quot;&quot;;IF([.G918]=&quot;one&quot;;&quot;1&quot;;IF([.G918]=&quot;two&quot;;&quot;2&quot;;IF([.G918]=&quot;three&quot;;&quot;3&quot;;IF([.G918]=&quot;four&quot;;&quot;4&quot;;IF([.G918]=&quot;five&quot;;&quot;5&quot;;IF([.G918]=&quot;six&quot;;&quot;6&quot;;IF([.G918]=&quot;seven&quot;;&quot;7&quot;;IF([.G918]=&quot;eight&quot;;&quot;8&quot;;IF([.G918]=&quot;nine&quot;;&quot;9&quot;;IF([.G918]=&quot;zero&quot;;&quot;0&quot;;VALUE([.G918]))))))))))))" office:value-type="string" office:string-value="2" calcext:value-type="string">
            <text:p>2</text:p>
          </table:table-cell>
          <table:table-cell table:style-name="ce7" table:formula="of:=IF(ISNA([.H918]);&quot;&quot;;IF([.H918]=&quot;eno&quot;;&quot;1&quot;;IF([.H918]=&quot;owt&quot;;&quot;2&quot;;IF([.H918]=&quot;eerht&quot;;&quot;3&quot;;IF([.H918]=&quot;ruof&quot;;&quot;4&quot;;IF([.H918]=&quot;evif&quot;;&quot;5&quot;;IF([.H918]=&quot;xis&quot;;&quot;6&quot;;IF([.H918]=&quot;neves&quot;;&quot;7&quot;;IF([.H918]=&quot;thgie&quot;;&quot;8&quot;;IF([.H918]=&quot;enin&quot;;&quot;9&quot;;IF([.H918]=&quot;orez&quot;;&quot;0&quot;;[.H918])))))))))))" office:value-type="string" office:string-value="5" calcext:value-type="string">
            <text:p>5</text:p>
          </table:table-cell>
          <table:table-cell table:formula="of:=IF(ISNA([.G918]);&quot;&quot;;VALUE(COM.MICROSOFT.CONCAT([.I918:.J918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bsklkgltwolvdgvjxcxpvclxqbqxjhbz7</text:p>
          </table:table-cell>
          <table:table-cell table:style-name="ce4" table:formula="of:=ORG.LIBREOFFICE.REGEX([.A919];&quot;\D&quot;;&quot;&quot;;&quot;g&quot;)" office:value-type="string" office:string-value="7" calcext:value-type="string">
            <text:p>7</text:p>
          </table:table-cell>
          <table:table-cell table:formula="of:=LEFT([.B919];1)" office:value-type="string" office:string-value="7" calcext:value-type="string">
            <text:p>7</text:p>
          </table:table-cell>
          <table:table-cell table:style-name="ce5" table:formula="of:=RIGHT([.B919];1)" office:value-type="string" office:string-value="7" calcext:value-type="string">
            <text:p>7</text:p>
          </table:table-cell>
          <table:table-cell table:formula="of:=VALUE(COM.MICROSOFT.CONCAT([.C919];[.D919]))" office:value-type="float" office:value="77" calcext:value-type="float">
            <text:p>77</text:p>
          </table:table-cell>
          <table:table-cell table:style-name="ce14" table:formula="of:=(STRREV([.A919]))" office:value-type="string" office:string-value="7zbhjxqbqxlcvpxcxjvgdvlowtlgklksbruof" calcext:value-type="string">
            <text:p>7zbhjxqbqxlcvpxcxjvgdvlowtlgklksbruof</text:p>
          </table:table-cell>
          <table:table-cell table:formula="of:=ORG.LIBREOFFICE.REGEX([.A919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19];&quot;eno|owt|eerht|ruof|evif|xis|neves|thgie|enin|orez|\d&quot;;;1)" office:value-type="string" office:string-value="7" calcext:value-type="string">
            <text:p>7</text:p>
          </table:table-cell>
          <table:table-cell table:formula="of:=IF(ISNA([.G919]);&quot;&quot;;IF([.G919]=&quot;one&quot;;&quot;1&quot;;IF([.G919]=&quot;two&quot;;&quot;2&quot;;IF([.G919]=&quot;three&quot;;&quot;3&quot;;IF([.G919]=&quot;four&quot;;&quot;4&quot;;IF([.G919]=&quot;five&quot;;&quot;5&quot;;IF([.G919]=&quot;six&quot;;&quot;6&quot;;IF([.G919]=&quot;seven&quot;;&quot;7&quot;;IF([.G919]=&quot;eight&quot;;&quot;8&quot;;IF([.G919]=&quot;nine&quot;;&quot;9&quot;;IF([.G919]=&quot;zero&quot;;&quot;0&quot;;VALUE([.G919]))))))))))))" office:value-type="string" office:string-value="4" calcext:value-type="string">
            <text:p>4</text:p>
          </table:table-cell>
          <table:table-cell table:style-name="ce7" table:formula="of:=IF(ISNA([.H919]);&quot;&quot;;IF([.H919]=&quot;eno&quot;;&quot;1&quot;;IF([.H919]=&quot;owt&quot;;&quot;2&quot;;IF([.H919]=&quot;eerht&quot;;&quot;3&quot;;IF([.H919]=&quot;ruof&quot;;&quot;4&quot;;IF([.H919]=&quot;evif&quot;;&quot;5&quot;;IF([.H919]=&quot;xis&quot;;&quot;6&quot;;IF([.H919]=&quot;neves&quot;;&quot;7&quot;;IF([.H919]=&quot;thgie&quot;;&quot;8&quot;;IF([.H919]=&quot;enin&quot;;&quot;9&quot;;IF([.H919]=&quot;orez&quot;;&quot;0&quot;;[.H919])))))))))))" office:value-type="string" office:string-value="7" calcext:value-type="string">
            <text:p>7</text:p>
          </table:table-cell>
          <table:table-cell table:formula="of:=IF(ISNA([.G919]);&quot;&quot;;VALUE(COM.MICROSOFT.CONCAT([.I919:.J919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ncsclbf8cbkmzone</text:p>
          </table:table-cell>
          <table:table-cell table:style-name="ce4" table:formula="of:=ORG.LIBREOFFICE.REGEX([.A920];&quot;\D&quot;;&quot;&quot;;&quot;g&quot;)" office:value-type="string" office:string-value="8" calcext:value-type="string">
            <text:p>8</text:p>
          </table:table-cell>
          <table:table-cell table:formula="of:=LEFT([.B920];1)" office:value-type="string" office:string-value="8" calcext:value-type="string">
            <text:p>8</text:p>
          </table:table-cell>
          <table:table-cell table:style-name="ce5" table:formula="of:=RIGHT([.B920];1)" office:value-type="string" office:string-value="8" calcext:value-type="string">
            <text:p>8</text:p>
          </table:table-cell>
          <table:table-cell table:formula="of:=VALUE(COM.MICROSOFT.CONCAT([.C920];[.D920]))" office:value-type="float" office:value="88" calcext:value-type="float">
            <text:p>88</text:p>
          </table:table-cell>
          <table:table-cell table:style-name="ce14" table:formula="of:=(STRREV([.A920]))" office:value-type="string" office:string-value="enozmkbc8fblcscnv" calcext:value-type="string">
            <text:p>enozmkbc8fblcscnv</text:p>
          </table:table-cell>
          <table:table-cell table:formula="of:=ORG.LIBREOFFICE.REGEX([.A92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20];&quot;eno|owt|eerht|ruof|evif|xis|neves|thgie|enin|orez|\d&quot;;;1)" office:value-type="string" office:string-value="eno" calcext:value-type="string">
            <text:p>eno</text:p>
          </table:table-cell>
          <table:table-cell table:formula="of:=IF(ISNA([.G920]);&quot;&quot;;IF([.G920]=&quot;one&quot;;&quot;1&quot;;IF([.G920]=&quot;two&quot;;&quot;2&quot;;IF([.G920]=&quot;three&quot;;&quot;3&quot;;IF([.G920]=&quot;four&quot;;&quot;4&quot;;IF([.G920]=&quot;five&quot;;&quot;5&quot;;IF([.G920]=&quot;six&quot;;&quot;6&quot;;IF([.G920]=&quot;seven&quot;;&quot;7&quot;;IF([.G920]=&quot;eight&quot;;&quot;8&quot;;IF([.G920]=&quot;nine&quot;;&quot;9&quot;;IF([.G920]=&quot;zero&quot;;&quot;0&quot;;VALUE([.G920]))))))))))))" office:value-type="float" office:value="8" calcext:value-type="float">
            <text:p>8</text:p>
          </table:table-cell>
          <table:table-cell table:style-name="ce7" table:formula="of:=IF(ISNA([.H920]);&quot;&quot;;IF([.H920]=&quot;eno&quot;;&quot;1&quot;;IF([.H920]=&quot;owt&quot;;&quot;2&quot;;IF([.H920]=&quot;eerht&quot;;&quot;3&quot;;IF([.H920]=&quot;ruof&quot;;&quot;4&quot;;IF([.H920]=&quot;evif&quot;;&quot;5&quot;;IF([.H920]=&quot;xis&quot;;&quot;6&quot;;IF([.H920]=&quot;neves&quot;;&quot;7&quot;;IF([.H920]=&quot;thgie&quot;;&quot;8&quot;;IF([.H920]=&quot;enin&quot;;&quot;9&quot;;IF([.H920]=&quot;orez&quot;;&quot;0&quot;;[.H920])))))))))))" office:value-type="string" office:string-value="1" calcext:value-type="string">
            <text:p>1</text:p>
          </table:table-cell>
          <table:table-cell table:formula="of:=IF(ISNA([.G920]);&quot;&quot;;VALUE(COM.MICROSOFT.CONCAT([.I920:.J920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n349six34five</text:p>
          </table:table-cell>
          <table:table-cell table:style-name="ce4" table:formula="of:=ORG.LIBREOFFICE.REGEX([.A921];&quot;\D&quot;;&quot;&quot;;&quot;g&quot;)" office:value-type="string" office:string-value="34934" calcext:value-type="string">
            <text:p>34934</text:p>
          </table:table-cell>
          <table:table-cell table:formula="of:=LEFT([.B921];1)" office:value-type="string" office:string-value="3" calcext:value-type="string">
            <text:p>3</text:p>
          </table:table-cell>
          <table:table-cell table:style-name="ce5" table:formula="of:=RIGHT([.B921];1)" office:value-type="string" office:string-value="4" calcext:value-type="string">
            <text:p>4</text:p>
          </table:table-cell>
          <table:table-cell table:formula="of:=VALUE(COM.MICROSOFT.CONCAT([.C921];[.D921]))" office:value-type="float" office:value="34" calcext:value-type="float">
            <text:p>34</text:p>
          </table:table-cell>
          <table:table-cell table:style-name="ce14" table:formula="of:=(STRREV([.A921]))" office:value-type="string" office:string-value="evif43xis943nfd" calcext:value-type="string">
            <text:p>evif43xis943nfd</text:p>
          </table:table-cell>
          <table:table-cell table:formula="of:=ORG.LIBREOFFICE.REGEX([.A92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21];&quot;eno|owt|eerht|ruof|evif|xis|neves|thgie|enin|orez|\d&quot;;;1)" office:value-type="string" office:string-value="evif" calcext:value-type="string">
            <text:p>evif</text:p>
          </table:table-cell>
          <table:table-cell table:formula="of:=IF(ISNA([.G921]);&quot;&quot;;IF([.G921]=&quot;one&quot;;&quot;1&quot;;IF([.G921]=&quot;two&quot;;&quot;2&quot;;IF([.G921]=&quot;three&quot;;&quot;3&quot;;IF([.G921]=&quot;four&quot;;&quot;4&quot;;IF([.G921]=&quot;five&quot;;&quot;5&quot;;IF([.G921]=&quot;six&quot;;&quot;6&quot;;IF([.G921]=&quot;seven&quot;;&quot;7&quot;;IF([.G921]=&quot;eight&quot;;&quot;8&quot;;IF([.G921]=&quot;nine&quot;;&quot;9&quot;;IF([.G921]=&quot;zero&quot;;&quot;0&quot;;VALUE([.G921]))))))))))))" office:value-type="float" office:value="3" calcext:value-type="float">
            <text:p>3</text:p>
          </table:table-cell>
          <table:table-cell table:style-name="ce7" table:formula="of:=IF(ISNA([.H921]);&quot;&quot;;IF([.H921]=&quot;eno&quot;;&quot;1&quot;;IF([.H921]=&quot;owt&quot;;&quot;2&quot;;IF([.H921]=&quot;eerht&quot;;&quot;3&quot;;IF([.H921]=&quot;ruof&quot;;&quot;4&quot;;IF([.H921]=&quot;evif&quot;;&quot;5&quot;;IF([.H921]=&quot;xis&quot;;&quot;6&quot;;IF([.H921]=&quot;neves&quot;;&quot;7&quot;;IF([.H921]=&quot;thgie&quot;;&quot;8&quot;;IF([.H921]=&quot;enin&quot;;&quot;9&quot;;IF([.H921]=&quot;orez&quot;;&quot;0&quot;;[.H921])))))))))))" office:value-type="string" office:string-value="5" calcext:value-type="string">
            <text:p>5</text:p>
          </table:table-cell>
          <table:table-cell table:formula="of:=IF(ISNA([.G921]);&quot;&quot;;VALUE(COM.MICROSOFT.CONCAT([.I921:.J921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65kzsspzjhcsln</text:p>
          </table:table-cell>
          <table:table-cell table:style-name="ce4" table:formula="of:=ORG.LIBREOFFICE.REGEX([.A922];&quot;\D&quot;;&quot;&quot;;&quot;g&quot;)" office:value-type="string" office:string-value="65" calcext:value-type="string">
            <text:p>65</text:p>
          </table:table-cell>
          <table:table-cell table:formula="of:=LEFT([.B922];1)" office:value-type="string" office:string-value="6" calcext:value-type="string">
            <text:p>6</text:p>
          </table:table-cell>
          <table:table-cell table:style-name="ce5" table:formula="of:=RIGHT([.B922];1)" office:value-type="string" office:string-value="5" calcext:value-type="string">
            <text:p>5</text:p>
          </table:table-cell>
          <table:table-cell table:formula="of:=VALUE(COM.MICROSOFT.CONCAT([.C922];[.D922]))" office:value-type="float" office:value="65" calcext:value-type="float">
            <text:p>65</text:p>
          </table:table-cell>
          <table:table-cell table:style-name="ce14" table:formula="of:=(STRREV([.A922]))" office:value-type="string" office:string-value="nlschjzpsszk56eno" calcext:value-type="string">
            <text:p>nlschjzpsszk56eno</text:p>
          </table:table-cell>
          <table:table-cell table:formula="of:=ORG.LIBREOFFICE.REGEX([.A92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22];&quot;eno|owt|eerht|ruof|evif|xis|neves|thgie|enin|orez|\d&quot;;;1)" office:value-type="string" office:string-value="5" calcext:value-type="string">
            <text:p>5</text:p>
          </table:table-cell>
          <table:table-cell table:formula="of:=IF(ISNA([.G922]);&quot;&quot;;IF([.G922]=&quot;one&quot;;&quot;1&quot;;IF([.G922]=&quot;two&quot;;&quot;2&quot;;IF([.G922]=&quot;three&quot;;&quot;3&quot;;IF([.G922]=&quot;four&quot;;&quot;4&quot;;IF([.G922]=&quot;five&quot;;&quot;5&quot;;IF([.G922]=&quot;six&quot;;&quot;6&quot;;IF([.G922]=&quot;seven&quot;;&quot;7&quot;;IF([.G922]=&quot;eight&quot;;&quot;8&quot;;IF([.G922]=&quot;nine&quot;;&quot;9&quot;;IF([.G922]=&quot;zero&quot;;&quot;0&quot;;VALUE([.G922]))))))))))))" office:value-type="string" office:string-value="1" calcext:value-type="string">
            <text:p>1</text:p>
          </table:table-cell>
          <table:table-cell table:style-name="ce7" table:formula="of:=IF(ISNA([.H922]);&quot;&quot;;IF([.H922]=&quot;eno&quot;;&quot;1&quot;;IF([.H922]=&quot;owt&quot;;&quot;2&quot;;IF([.H922]=&quot;eerht&quot;;&quot;3&quot;;IF([.H922]=&quot;ruof&quot;;&quot;4&quot;;IF([.H922]=&quot;evif&quot;;&quot;5&quot;;IF([.H922]=&quot;xis&quot;;&quot;6&quot;;IF([.H922]=&quot;neves&quot;;&quot;7&quot;;IF([.H922]=&quot;thgie&quot;;&quot;8&quot;;IF([.H922]=&quot;enin&quot;;&quot;9&quot;;IF([.H922]=&quot;orez&quot;;&quot;0&quot;;[.H922])))))))))))" office:value-type="string" office:string-value="5" calcext:value-type="string">
            <text:p>5</text:p>
          </table:table-cell>
          <table:table-cell table:formula="of:=IF(ISNA([.G922]);&quot;&quot;;VALUE(COM.MICROSOFT.CONCAT([.I922:.J922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mnfzmhptzgmgjk1sevenfive824</text:p>
          </table:table-cell>
          <table:table-cell table:style-name="ce4" table:formula="of:=ORG.LIBREOFFICE.REGEX([.A923];&quot;\D&quot;;&quot;&quot;;&quot;g&quot;)" office:value-type="string" office:string-value="1824" calcext:value-type="string">
            <text:p>1824</text:p>
          </table:table-cell>
          <table:table-cell table:formula="of:=LEFT([.B923];1)" office:value-type="string" office:string-value="1" calcext:value-type="string">
            <text:p>1</text:p>
          </table:table-cell>
          <table:table-cell table:style-name="ce5" table:formula="of:=RIGHT([.B923];1)" office:value-type="string" office:string-value="4" calcext:value-type="string">
            <text:p>4</text:p>
          </table:table-cell>
          <table:table-cell table:formula="of:=VALUE(COM.MICROSOFT.CONCAT([.C923];[.D923]))" office:value-type="float" office:value="14" calcext:value-type="float">
            <text:p>14</text:p>
          </table:table-cell>
          <table:table-cell table:style-name="ce14" table:formula="of:=(STRREV([.A923]))" office:value-type="string" office:string-value="428evifneves1kjgmgztphmzfnmb" calcext:value-type="string">
            <text:p>428evifneves1kjgmgztphmzfnmb</text:p>
          </table:table-cell>
          <table:table-cell table:formula="of:=ORG.LIBREOFFICE.REGEX([.A9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23];&quot;eno|owt|eerht|ruof|evif|xis|neves|thgie|enin|orez|\d&quot;;;1)" office:value-type="string" office:string-value="4" calcext:value-type="string">
            <text:p>4</text:p>
          </table:table-cell>
          <table:table-cell table:formula="of:=IF(ISNA([.G923]);&quot;&quot;;IF([.G923]=&quot;one&quot;;&quot;1&quot;;IF([.G923]=&quot;two&quot;;&quot;2&quot;;IF([.G923]=&quot;three&quot;;&quot;3&quot;;IF([.G923]=&quot;four&quot;;&quot;4&quot;;IF([.G923]=&quot;five&quot;;&quot;5&quot;;IF([.G923]=&quot;six&quot;;&quot;6&quot;;IF([.G923]=&quot;seven&quot;;&quot;7&quot;;IF([.G923]=&quot;eight&quot;;&quot;8&quot;;IF([.G923]=&quot;nine&quot;;&quot;9&quot;;IF([.G923]=&quot;zero&quot;;&quot;0&quot;;VALUE([.G923]))))))))))))" office:value-type="float" office:value="1" calcext:value-type="float">
            <text:p>1</text:p>
          </table:table-cell>
          <table:table-cell table:style-name="ce7" table:formula="of:=IF(ISNA([.H923]);&quot;&quot;;IF([.H923]=&quot;eno&quot;;&quot;1&quot;;IF([.H923]=&quot;owt&quot;;&quot;2&quot;;IF([.H923]=&quot;eerht&quot;;&quot;3&quot;;IF([.H923]=&quot;ruof&quot;;&quot;4&quot;;IF([.H923]=&quot;evif&quot;;&quot;5&quot;;IF([.H923]=&quot;xis&quot;;&quot;6&quot;;IF([.H923]=&quot;neves&quot;;&quot;7&quot;;IF([.H923]=&quot;thgie&quot;;&quot;8&quot;;IF([.H923]=&quot;enin&quot;;&quot;9&quot;;IF([.H923]=&quot;orez&quot;;&quot;0&quot;;[.H923])))))))))))" office:value-type="string" office:string-value="4" calcext:value-type="string">
            <text:p>4</text:p>
          </table:table-cell>
          <table:table-cell table:formula="of:=IF(ISNA([.G923]);&quot;&quot;;VALUE(COM.MICROSOFT.CONCAT([.I923:.J923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zthjdsix9geightsixeightfour</text:p>
          </table:table-cell>
          <table:table-cell table:style-name="ce4" table:formula="of:=ORG.LIBREOFFICE.REGEX([.A924];&quot;\D&quot;;&quot;&quot;;&quot;g&quot;)" office:value-type="string" office:string-value="39" calcext:value-type="string">
            <text:p>39</text:p>
          </table:table-cell>
          <table:table-cell table:formula="of:=LEFT([.B924];1)" office:value-type="string" office:string-value="3" calcext:value-type="string">
            <text:p>3</text:p>
          </table:table-cell>
          <table:table-cell table:style-name="ce5" table:formula="of:=RIGHT([.B924];1)" office:value-type="string" office:string-value="9" calcext:value-type="string">
            <text:p>9</text:p>
          </table:table-cell>
          <table:table-cell table:formula="of:=VALUE(COM.MICROSOFT.CONCAT([.C924];[.D924]))" office:value-type="float" office:value="39" calcext:value-type="float">
            <text:p>39</text:p>
          </table:table-cell>
          <table:table-cell table:style-name="ce14" table:formula="of:=(STRREV([.A924]))" office:value-type="string" office:string-value="ruofthgiexisthgieg9xisdjhtz3" calcext:value-type="string">
            <text:p>ruofthgiexisthgieg9xisdjhtz3</text:p>
          </table:table-cell>
          <table:table-cell table:formula="of:=ORG.LIBREOFFICE.REGEX([.A92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24];&quot;eno|owt|eerht|ruof|evif|xis|neves|thgie|enin|orez|\d&quot;;;1)" office:value-type="string" office:string-value="ruof" calcext:value-type="string">
            <text:p>ruof</text:p>
          </table:table-cell>
          <table:table-cell table:formula="of:=IF(ISNA([.G924]);&quot;&quot;;IF([.G924]=&quot;one&quot;;&quot;1&quot;;IF([.G924]=&quot;two&quot;;&quot;2&quot;;IF([.G924]=&quot;three&quot;;&quot;3&quot;;IF([.G924]=&quot;four&quot;;&quot;4&quot;;IF([.G924]=&quot;five&quot;;&quot;5&quot;;IF([.G924]=&quot;six&quot;;&quot;6&quot;;IF([.G924]=&quot;seven&quot;;&quot;7&quot;;IF([.G924]=&quot;eight&quot;;&quot;8&quot;;IF([.G924]=&quot;nine&quot;;&quot;9&quot;;IF([.G924]=&quot;zero&quot;;&quot;0&quot;;VALUE([.G924]))))))))))))" office:value-type="float" office:value="3" calcext:value-type="float">
            <text:p>3</text:p>
          </table:table-cell>
          <table:table-cell table:style-name="ce7" table:formula="of:=IF(ISNA([.H924]);&quot;&quot;;IF([.H924]=&quot;eno&quot;;&quot;1&quot;;IF([.H924]=&quot;owt&quot;;&quot;2&quot;;IF([.H924]=&quot;eerht&quot;;&quot;3&quot;;IF([.H924]=&quot;ruof&quot;;&quot;4&quot;;IF([.H924]=&quot;evif&quot;;&quot;5&quot;;IF([.H924]=&quot;xis&quot;;&quot;6&quot;;IF([.H924]=&quot;neves&quot;;&quot;7&quot;;IF([.H924]=&quot;thgie&quot;;&quot;8&quot;;IF([.H924]=&quot;enin&quot;;&quot;9&quot;;IF([.H924]=&quot;orez&quot;;&quot;0&quot;;[.H924])))))))))))" office:value-type="string" office:string-value="4" calcext:value-type="string">
            <text:p>4</text:p>
          </table:table-cell>
          <table:table-cell table:formula="of:=IF(ISNA([.G924]);&quot;&quot;;VALUE(COM.MICROSOFT.CONCAT([.I924:.J924])))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jvhhrkrnhfivenineonethree3sixninegplzthbxj</text:p>
          </table:table-cell>
          <table:table-cell table:style-name="ce4" table:formula="of:=ORG.LIBREOFFICE.REGEX([.A925];&quot;\D&quot;;&quot;&quot;;&quot;g&quot;)" office:value-type="string" office:string-value="3" calcext:value-type="string">
            <text:p>3</text:p>
          </table:table-cell>
          <table:table-cell table:formula="of:=LEFT([.B925];1)" office:value-type="string" office:string-value="3" calcext:value-type="string">
            <text:p>3</text:p>
          </table:table-cell>
          <table:table-cell table:style-name="ce5" table:formula="of:=RIGHT([.B925];1)" office:value-type="string" office:string-value="3" calcext:value-type="string">
            <text:p>3</text:p>
          </table:table-cell>
          <table:table-cell table:formula="of:=VALUE(COM.MICROSOFT.CONCAT([.C925];[.D925]))" office:value-type="float" office:value="33" calcext:value-type="float">
            <text:p>33</text:p>
          </table:table-cell>
          <table:table-cell table:style-name="ce14" table:formula="of:=(STRREV([.A925]))" office:value-type="string" office:string-value="jxbhtzlpgeninxis3eerhtenoeninevifhnrkrhhvj" calcext:value-type="string">
            <text:p>jxbhtzlpgeninxis3eerhtenoeninevifhnrkrhhvj</text:p>
          </table:table-cell>
          <table:table-cell table:formula="of:=ORG.LIBREOFFICE.REGEX([.A92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25];&quot;eno|owt|eerht|ruof|evif|xis|neves|thgie|enin|orez|\d&quot;;;1)" office:value-type="string" office:string-value="enin" calcext:value-type="string">
            <text:p>enin</text:p>
          </table:table-cell>
          <table:table-cell table:formula="of:=IF(ISNA([.G925]);&quot;&quot;;IF([.G925]=&quot;one&quot;;&quot;1&quot;;IF([.G925]=&quot;two&quot;;&quot;2&quot;;IF([.G925]=&quot;three&quot;;&quot;3&quot;;IF([.G925]=&quot;four&quot;;&quot;4&quot;;IF([.G925]=&quot;five&quot;;&quot;5&quot;;IF([.G925]=&quot;six&quot;;&quot;6&quot;;IF([.G925]=&quot;seven&quot;;&quot;7&quot;;IF([.G925]=&quot;eight&quot;;&quot;8&quot;;IF([.G925]=&quot;nine&quot;;&quot;9&quot;;IF([.G925]=&quot;zero&quot;;&quot;0&quot;;VALUE([.G925]))))))))))))" office:value-type="string" office:string-value="5" calcext:value-type="string">
            <text:p>5</text:p>
          </table:table-cell>
          <table:table-cell table:style-name="ce7" table:formula="of:=IF(ISNA([.H925]);&quot;&quot;;IF([.H925]=&quot;eno&quot;;&quot;1&quot;;IF([.H925]=&quot;owt&quot;;&quot;2&quot;;IF([.H925]=&quot;eerht&quot;;&quot;3&quot;;IF([.H925]=&quot;ruof&quot;;&quot;4&quot;;IF([.H925]=&quot;evif&quot;;&quot;5&quot;;IF([.H925]=&quot;xis&quot;;&quot;6&quot;;IF([.H925]=&quot;neves&quot;;&quot;7&quot;;IF([.H925]=&quot;thgie&quot;;&quot;8&quot;;IF([.H925]=&quot;enin&quot;;&quot;9&quot;;IF([.H925]=&quot;orez&quot;;&quot;0&quot;;[.H925])))))))))))" office:value-type="string" office:string-value="9" calcext:value-type="string">
            <text:p>9</text:p>
          </table:table-cell>
          <table:table-cell table:formula="of:=IF(ISNA([.G925]);&quot;&quot;;VALUE(COM.MICROSOFT.CONCAT([.I925:.J925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neightthreeqdglvf74</text:p>
          </table:table-cell>
          <table:table-cell table:style-name="ce4" table:formula="of:=ORG.LIBREOFFICE.REGEX([.A926];&quot;\D&quot;;&quot;&quot;;&quot;g&quot;)" office:value-type="string" office:string-value="74" calcext:value-type="string">
            <text:p>74</text:p>
          </table:table-cell>
          <table:table-cell table:formula="of:=LEFT([.B926];1)" office:value-type="string" office:string-value="7" calcext:value-type="string">
            <text:p>7</text:p>
          </table:table-cell>
          <table:table-cell table:style-name="ce5" table:formula="of:=RIGHT([.B926];1)" office:value-type="string" office:string-value="4" calcext:value-type="string">
            <text:p>4</text:p>
          </table:table-cell>
          <table:table-cell table:formula="of:=VALUE(COM.MICROSOFT.CONCAT([.C926];[.D926]))" office:value-type="float" office:value="74" calcext:value-type="float">
            <text:p>74</text:p>
          </table:table-cell>
          <table:table-cell table:style-name="ce14" table:formula="of:=(STRREV([.A926]))" office:value-type="string" office:string-value="47fvlgdqeerhtthgienob" calcext:value-type="string">
            <text:p>47fvlgdqeerhtthgienob</text:p>
          </table:table-cell>
          <table:table-cell table:formula="of:=ORG.LIBREOFFICE.REGEX([.A926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26];&quot;eno|owt|eerht|ruof|evif|xis|neves|thgie|enin|orez|\d&quot;;;1)" office:value-type="string" office:string-value="4" calcext:value-type="string">
            <text:p>4</text:p>
          </table:table-cell>
          <table:table-cell table:formula="of:=IF(ISNA([.G926]);&quot;&quot;;IF([.G926]=&quot;one&quot;;&quot;1&quot;;IF([.G926]=&quot;two&quot;;&quot;2&quot;;IF([.G926]=&quot;three&quot;;&quot;3&quot;;IF([.G926]=&quot;four&quot;;&quot;4&quot;;IF([.G926]=&quot;five&quot;;&quot;5&quot;;IF([.G926]=&quot;six&quot;;&quot;6&quot;;IF([.G926]=&quot;seven&quot;;&quot;7&quot;;IF([.G926]=&quot;eight&quot;;&quot;8&quot;;IF([.G926]=&quot;nine&quot;;&quot;9&quot;;IF([.G926]=&quot;zero&quot;;&quot;0&quot;;VALUE([.G926]))))))))))))" office:value-type="string" office:string-value="1" calcext:value-type="string">
            <text:p>1</text:p>
          </table:table-cell>
          <table:table-cell table:style-name="ce7" table:formula="of:=IF(ISNA([.H926]);&quot;&quot;;IF([.H926]=&quot;eno&quot;;&quot;1&quot;;IF([.H926]=&quot;owt&quot;;&quot;2&quot;;IF([.H926]=&quot;eerht&quot;;&quot;3&quot;;IF([.H926]=&quot;ruof&quot;;&quot;4&quot;;IF([.H926]=&quot;evif&quot;;&quot;5&quot;;IF([.H926]=&quot;xis&quot;;&quot;6&quot;;IF([.H926]=&quot;neves&quot;;&quot;7&quot;;IF([.H926]=&quot;thgie&quot;;&quot;8&quot;;IF([.H926]=&quot;enin&quot;;&quot;9&quot;;IF([.H926]=&quot;orez&quot;;&quot;0&quot;;[.H926])))))))))))" office:value-type="string" office:string-value="4" calcext:value-type="string">
            <text:p>4</text:p>
          </table:table-cell>
          <table:table-cell table:formula="of:=IF(ISNA([.G926]);&quot;&quot;;VALUE(COM.MICROSOFT.CONCAT([.I926:.J926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dmktbhp</text:p>
          </table:table-cell>
          <table:table-cell table:style-name="ce4" table:formula="of:=ORG.LIBREOFFICE.REGEX([.A927];&quot;\D&quot;;&quot;&quot;;&quot;g&quot;)" office:value-type="string" office:string-value="13" calcext:value-type="string">
            <text:p>13</text:p>
          </table:table-cell>
          <table:table-cell table:formula="of:=LEFT([.B927];1)" office:value-type="string" office:string-value="1" calcext:value-type="string">
            <text:p>1</text:p>
          </table:table-cell>
          <table:table-cell table:style-name="ce5" table:formula="of:=RIGHT([.B927];1)" office:value-type="string" office:string-value="3" calcext:value-type="string">
            <text:p>3</text:p>
          </table:table-cell>
          <table:table-cell table:formula="of:=VALUE(COM.MICROSOFT.CONCAT([.C927];[.D927]))" office:value-type="float" office:value="13" calcext:value-type="float">
            <text:p>13</text:p>
          </table:table-cell>
          <table:table-cell table:style-name="ce14" table:formula="of:=(STRREV([.A927]))" office:value-type="string" office:string-value="phbtkmd31" calcext:value-type="string">
            <text:p>phbtkmd31</text:p>
          </table:table-cell>
          <table:table-cell table:formula="of:=ORG.LIBREOFFICE.REGEX([.A92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27];&quot;eno|owt|eerht|ruof|evif|xis|neves|thgie|enin|orez|\d&quot;;;1)" office:value-type="string" office:string-value="3" calcext:value-type="string">
            <text:p>3</text:p>
          </table:table-cell>
          <table:table-cell table:formula="of:=IF(ISNA([.G927]);&quot;&quot;;IF([.G927]=&quot;one&quot;;&quot;1&quot;;IF([.G927]=&quot;two&quot;;&quot;2&quot;;IF([.G927]=&quot;three&quot;;&quot;3&quot;;IF([.G927]=&quot;four&quot;;&quot;4&quot;;IF([.G927]=&quot;five&quot;;&quot;5&quot;;IF([.G927]=&quot;six&quot;;&quot;6&quot;;IF([.G927]=&quot;seven&quot;;&quot;7&quot;;IF([.G927]=&quot;eight&quot;;&quot;8&quot;;IF([.G927]=&quot;nine&quot;;&quot;9&quot;;IF([.G927]=&quot;zero&quot;;&quot;0&quot;;VALUE([.G927]))))))))))))" office:value-type="float" office:value="1" calcext:value-type="float">
            <text:p>1</text:p>
          </table:table-cell>
          <table:table-cell table:style-name="ce7" table:formula="of:=IF(ISNA([.H927]);&quot;&quot;;IF([.H927]=&quot;eno&quot;;&quot;1&quot;;IF([.H927]=&quot;owt&quot;;&quot;2&quot;;IF([.H927]=&quot;eerht&quot;;&quot;3&quot;;IF([.H927]=&quot;ruof&quot;;&quot;4&quot;;IF([.H927]=&quot;evif&quot;;&quot;5&quot;;IF([.H927]=&quot;xis&quot;;&quot;6&quot;;IF([.H927]=&quot;neves&quot;;&quot;7&quot;;IF([.H927]=&quot;thgie&quot;;&quot;8&quot;;IF([.H927]=&quot;enin&quot;;&quot;9&quot;;IF([.H927]=&quot;orez&quot;;&quot;0&quot;;[.H927])))))))))))" office:value-type="string" office:string-value="3" calcext:value-type="string">
            <text:p>3</text:p>
          </table:table-cell>
          <table:table-cell table:style-name="ce7" table:formula="of:=IF(ISNA([.G927]);&quot;&quot;;VALUE(COM.MICROSOFT.CONCAT([.I927:.J927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ninetwo</text:p>
          </table:table-cell>
          <table:table-cell table:style-name="ce4" table:formula="of:=ORG.LIBREOFFICE.REGEX([.A928];&quot;\D&quot;;&quot;&quot;;&quot;g&quot;)" office:value-type="string" office:string-value="8" calcext:value-type="string">
            <text:p>8</text:p>
          </table:table-cell>
          <table:table-cell table:formula="of:=LEFT([.B928];1)" office:value-type="string" office:string-value="8" calcext:value-type="string">
            <text:p>8</text:p>
          </table:table-cell>
          <table:table-cell table:style-name="ce5" table:formula="of:=RIGHT([.B928];1)" office:value-type="string" office:string-value="8" calcext:value-type="string">
            <text:p>8</text:p>
          </table:table-cell>
          <table:table-cell table:formula="of:=VALUE(COM.MICROSOFT.CONCAT([.C928];[.D928]))" office:value-type="float" office:value="88" calcext:value-type="float">
            <text:p>88</text:p>
          </table:table-cell>
          <table:table-cell table:style-name="ce14" table:formula="of:=(STRREV([.A928]))" office:value-type="string" office:string-value="owtenin8" calcext:value-type="string">
            <text:p>owtenin8</text:p>
          </table:table-cell>
          <table:table-cell table:formula="of:=ORG.LIBREOFFICE.REGEX([.A92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28];&quot;eno|owt|eerht|ruof|evif|xis|neves|thgie|enin|orez|\d&quot;;;1)" office:value-type="string" office:string-value="owt" calcext:value-type="string">
            <text:p>owt</text:p>
          </table:table-cell>
          <table:table-cell table:formula="of:=IF(ISNA([.G928]);&quot;&quot;;IF([.G928]=&quot;one&quot;;&quot;1&quot;;IF([.G928]=&quot;two&quot;;&quot;2&quot;;IF([.G928]=&quot;three&quot;;&quot;3&quot;;IF([.G928]=&quot;four&quot;;&quot;4&quot;;IF([.G928]=&quot;five&quot;;&quot;5&quot;;IF([.G928]=&quot;six&quot;;&quot;6&quot;;IF([.G928]=&quot;seven&quot;;&quot;7&quot;;IF([.G928]=&quot;eight&quot;;&quot;8&quot;;IF([.G928]=&quot;nine&quot;;&quot;9&quot;;IF([.G928]=&quot;zero&quot;;&quot;0&quot;;VALUE([.G928]))))))))))))" office:value-type="float" office:value="8" calcext:value-type="float">
            <text:p>8</text:p>
          </table:table-cell>
          <table:table-cell table:style-name="ce7" table:formula="of:=IF(ISNA([.H928]);&quot;&quot;;IF([.H928]=&quot;eno&quot;;&quot;1&quot;;IF([.H928]=&quot;owt&quot;;&quot;2&quot;;IF([.H928]=&quot;eerht&quot;;&quot;3&quot;;IF([.H928]=&quot;ruof&quot;;&quot;4&quot;;IF([.H928]=&quot;evif&quot;;&quot;5&quot;;IF([.H928]=&quot;xis&quot;;&quot;6&quot;;IF([.H928]=&quot;neves&quot;;&quot;7&quot;;IF([.H928]=&quot;thgie&quot;;&quot;8&quot;;IF([.H928]=&quot;enin&quot;;&quot;9&quot;;IF([.H928]=&quot;orez&quot;;&quot;0&quot;;[.H928])))))))))))" office:value-type="string" office:string-value="2" calcext:value-type="string">
            <text:p>2</text:p>
          </table:table-cell>
          <table:table-cell table:formula="of:=IF(ISNA([.G928]);&quot;&quot;;VALUE(COM.MICROSOFT.CONCAT([.I928:.J928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eight87l</text:p>
          </table:table-cell>
          <table:table-cell table:style-name="ce4" table:formula="of:=ORG.LIBREOFFICE.REGEX([.A929];&quot;\D&quot;;&quot;&quot;;&quot;g&quot;)" office:value-type="string" office:string-value="887" calcext:value-type="string">
            <text:p>887</text:p>
          </table:table-cell>
          <table:table-cell table:formula="of:=LEFT([.B929];1)" office:value-type="string" office:string-value="8" calcext:value-type="string">
            <text:p>8</text:p>
          </table:table-cell>
          <table:table-cell table:style-name="ce5" table:formula="of:=RIGHT([.B929];1)" office:value-type="string" office:string-value="7" calcext:value-type="string">
            <text:p>7</text:p>
          </table:table-cell>
          <table:table-cell table:formula="of:=VALUE(COM.MICROSOFT.CONCAT([.C929];[.D929]))" office:value-type="float" office:value="87" calcext:value-type="float">
            <text:p>87</text:p>
          </table:table-cell>
          <table:table-cell table:style-name="ce14" table:formula="of:=(STRREV([.A929]))" office:value-type="string" office:string-value="l78thgie8" calcext:value-type="string">
            <text:p>l78thgie8</text:p>
          </table:table-cell>
          <table:table-cell table:formula="of:=ORG.LIBREOFFICE.REGEX([.A92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29];&quot;eno|owt|eerht|ruof|evif|xis|neves|thgie|enin|orez|\d&quot;;;1)" office:value-type="string" office:string-value="7" calcext:value-type="string">
            <text:p>7</text:p>
          </table:table-cell>
          <table:table-cell table:formula="of:=IF(ISNA([.G929]);&quot;&quot;;IF([.G929]=&quot;one&quot;;&quot;1&quot;;IF([.G929]=&quot;two&quot;;&quot;2&quot;;IF([.G929]=&quot;three&quot;;&quot;3&quot;;IF([.G929]=&quot;four&quot;;&quot;4&quot;;IF([.G929]=&quot;five&quot;;&quot;5&quot;;IF([.G929]=&quot;six&quot;;&quot;6&quot;;IF([.G929]=&quot;seven&quot;;&quot;7&quot;;IF([.G929]=&quot;eight&quot;;&quot;8&quot;;IF([.G929]=&quot;nine&quot;;&quot;9&quot;;IF([.G929]=&quot;zero&quot;;&quot;0&quot;;VALUE([.G929]))))))))))))" office:value-type="float" office:value="8" calcext:value-type="float">
            <text:p>8</text:p>
          </table:table-cell>
          <table:table-cell table:style-name="ce7" table:formula="of:=IF(ISNA([.H929]);&quot;&quot;;IF([.H929]=&quot;eno&quot;;&quot;1&quot;;IF([.H929]=&quot;owt&quot;;&quot;2&quot;;IF([.H929]=&quot;eerht&quot;;&quot;3&quot;;IF([.H929]=&quot;ruof&quot;;&quot;4&quot;;IF([.H929]=&quot;evif&quot;;&quot;5&quot;;IF([.H929]=&quot;xis&quot;;&quot;6&quot;;IF([.H929]=&quot;neves&quot;;&quot;7&quot;;IF([.H929]=&quot;thgie&quot;;&quot;8&quot;;IF([.H929]=&quot;enin&quot;;&quot;9&quot;;IF([.H929]=&quot;orez&quot;;&quot;0&quot;;[.H929])))))))))))" office:value-type="string" office:string-value="7" calcext:value-type="string">
            <text:p>7</text:p>
          </table:table-cell>
          <table:table-cell table:formula="of:=IF(ISNA([.G929]);&quot;&quot;;VALUE(COM.MICROSOFT.CONCAT([.I929:.J92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5xhrtbhdmhpbpqqsfjjninesix8seven</text:p>
          </table:table-cell>
          <table:table-cell table:style-name="ce4" table:formula="of:=ORG.LIBREOFFICE.REGEX([.A930];&quot;\D&quot;;&quot;&quot;;&quot;g&quot;)" office:value-type="string" office:string-value="58" calcext:value-type="string">
            <text:p>58</text:p>
          </table:table-cell>
          <table:table-cell table:formula="of:=LEFT([.B930];1)" office:value-type="string" office:string-value="5" calcext:value-type="string">
            <text:p>5</text:p>
          </table:table-cell>
          <table:table-cell table:style-name="ce5" table:formula="of:=RIGHT([.B930];1)" office:value-type="string" office:string-value="8" calcext:value-type="string">
            <text:p>8</text:p>
          </table:table-cell>
          <table:table-cell table:formula="of:=VALUE(COM.MICROSOFT.CONCAT([.C930];[.D930]))" office:value-type="float" office:value="58" calcext:value-type="float">
            <text:p>58</text:p>
          </table:table-cell>
          <table:table-cell table:style-name="ce14" table:formula="of:=(STRREV([.A930]))" office:value-type="string" office:string-value="neves8xiseninjjfsqqpbphmdhbtrhx5xis" calcext:value-type="string">
            <text:p>neves8xiseninjjfsqqpbphmdhbtrhx5xis</text:p>
          </table:table-cell>
          <table:table-cell table:formula="of:=ORG.LIBREOFFICE.REGEX([.A93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3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30]);&quot;&quot;;IF([.G930]=&quot;one&quot;;&quot;1&quot;;IF([.G930]=&quot;two&quot;;&quot;2&quot;;IF([.G930]=&quot;three&quot;;&quot;3&quot;;IF([.G930]=&quot;four&quot;;&quot;4&quot;;IF([.G930]=&quot;five&quot;;&quot;5&quot;;IF([.G930]=&quot;six&quot;;&quot;6&quot;;IF([.G930]=&quot;seven&quot;;&quot;7&quot;;IF([.G930]=&quot;eight&quot;;&quot;8&quot;;IF([.G930]=&quot;nine&quot;;&quot;9&quot;;IF([.G930]=&quot;zero&quot;;&quot;0&quot;;VALUE([.G930]))))))))))))" office:value-type="string" office:string-value="6" calcext:value-type="string">
            <text:p>6</text:p>
          </table:table-cell>
          <table:table-cell table:style-name="ce7" table:formula="of:=IF(ISNA([.H930]);&quot;&quot;;IF([.H930]=&quot;eno&quot;;&quot;1&quot;;IF([.H930]=&quot;owt&quot;;&quot;2&quot;;IF([.H930]=&quot;eerht&quot;;&quot;3&quot;;IF([.H930]=&quot;ruof&quot;;&quot;4&quot;;IF([.H930]=&quot;evif&quot;;&quot;5&quot;;IF([.H930]=&quot;xis&quot;;&quot;6&quot;;IF([.H930]=&quot;neves&quot;;&quot;7&quot;;IF([.H930]=&quot;thgie&quot;;&quot;8&quot;;IF([.H930]=&quot;enin&quot;;&quot;9&quot;;IF([.H930]=&quot;orez&quot;;&quot;0&quot;;[.H930])))))))))))" office:value-type="string" office:string-value="7" calcext:value-type="string">
            <text:p>7</text:p>
          </table:table-cell>
          <table:table-cell table:formula="of:=IF(ISNA([.G930]);&quot;&quot;;VALUE(COM.MICROSOFT.CONCAT([.I930:.J930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znlvseventd819qkq9</text:p>
          </table:table-cell>
          <table:table-cell table:style-name="ce4" table:formula="of:=ORG.LIBREOFFICE.REGEX([.A931];&quot;\D&quot;;&quot;&quot;;&quot;g&quot;)" office:value-type="string" office:string-value="8199" calcext:value-type="string">
            <text:p>8199</text:p>
          </table:table-cell>
          <table:table-cell table:formula="of:=LEFT([.B931];1)" office:value-type="string" office:string-value="8" calcext:value-type="string">
            <text:p>8</text:p>
          </table:table-cell>
          <table:table-cell table:style-name="ce5" table:formula="of:=RIGHT([.B931];1)" office:value-type="string" office:string-value="9" calcext:value-type="string">
            <text:p>9</text:p>
          </table:table-cell>
          <table:table-cell table:formula="of:=VALUE(COM.MICROSOFT.CONCAT([.C931];[.D931]))" office:value-type="float" office:value="89" calcext:value-type="float">
            <text:p>89</text:p>
          </table:table-cell>
          <table:table-cell table:style-name="ce14" table:formula="of:=(STRREV([.A931]))" office:value-type="string" office:string-value="9qkq918dtnevesvlnzl" calcext:value-type="string">
            <text:p>9qkq918dtnevesvlnzl</text:p>
          </table:table-cell>
          <table:table-cell table:formula="of:=ORG.LIBREOFFICE.REGEX([.A93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31];&quot;eno|owt|eerht|ruof|evif|xis|neves|thgie|enin|orez|\d&quot;;;1)" office:value-type="string" office:string-value="9" calcext:value-type="string">
            <text:p>9</text:p>
          </table:table-cell>
          <table:table-cell table:formula="of:=IF(ISNA([.G931]);&quot;&quot;;IF([.G931]=&quot;one&quot;;&quot;1&quot;;IF([.G931]=&quot;two&quot;;&quot;2&quot;;IF([.G931]=&quot;three&quot;;&quot;3&quot;;IF([.G931]=&quot;four&quot;;&quot;4&quot;;IF([.G931]=&quot;five&quot;;&quot;5&quot;;IF([.G931]=&quot;six&quot;;&quot;6&quot;;IF([.G931]=&quot;seven&quot;;&quot;7&quot;;IF([.G931]=&quot;eight&quot;;&quot;8&quot;;IF([.G931]=&quot;nine&quot;;&quot;9&quot;;IF([.G931]=&quot;zero&quot;;&quot;0&quot;;VALUE([.G931]))))))))))))" office:value-type="string" office:string-value="7" calcext:value-type="string">
            <text:p>7</text:p>
          </table:table-cell>
          <table:table-cell table:style-name="ce7" table:formula="of:=IF(ISNA([.H931]);&quot;&quot;;IF([.H931]=&quot;eno&quot;;&quot;1&quot;;IF([.H931]=&quot;owt&quot;;&quot;2&quot;;IF([.H931]=&quot;eerht&quot;;&quot;3&quot;;IF([.H931]=&quot;ruof&quot;;&quot;4&quot;;IF([.H931]=&quot;evif&quot;;&quot;5&quot;;IF([.H931]=&quot;xis&quot;;&quot;6&quot;;IF([.H931]=&quot;neves&quot;;&quot;7&quot;;IF([.H931]=&quot;thgie&quot;;&quot;8&quot;;IF([.H931]=&quot;enin&quot;;&quot;9&quot;;IF([.H931]=&quot;orez&quot;;&quot;0&quot;;[.H931])))))))))))" office:value-type="string" office:string-value="9" calcext:value-type="string">
            <text:p>9</text:p>
          </table:table-cell>
          <table:table-cell table:formula="of:=IF(ISNA([.G931]);&quot;&quot;;VALUE(COM.MICROSOFT.CONCAT([.I931:.J931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 table:formula="of:=ORG.LIBREOFFICE.REGEX([.A932];&quot;\D&quot;;&quot;&quot;;&quot;g&quot;)" office:value-type="string" office:string-value="55" calcext:value-type="string">
            <text:p>55</text:p>
          </table:table-cell>
          <table:table-cell table:formula="of:=LEFT([.B932];1)" office:value-type="string" office:string-value="5" calcext:value-type="string">
            <text:p>5</text:p>
          </table:table-cell>
          <table:table-cell table:style-name="ce5" table:formula="of:=RIGHT([.B932];1)" office:value-type="string" office:string-value="5" calcext:value-type="string">
            <text:p>5</text:p>
          </table:table-cell>
          <table:table-cell table:formula="of:=VALUE(COM.MICROSOFT.CONCAT([.C932];[.D932]))" office:value-type="float" office:value="55" calcext:value-type="float">
            <text:p>55</text:p>
          </table:table-cell>
          <table:table-cell table:style-name="ce14" table:formula="of:=(STRREV([.A932]))" office:value-type="string" office:string-value="55" calcext:value-type="string">
            <text:p>55</text:p>
          </table:table-cell>
          <table:table-cell table:formula="of:=ORG.LIBREOFFICE.REGEX([.A93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32];&quot;eno|owt|eerht|ruof|evif|xis|neves|thgie|enin|orez|\d&quot;;;1)" office:value-type="string" office:string-value="5" calcext:value-type="string">
            <text:p>5</text:p>
          </table:table-cell>
          <table:table-cell table:formula="of:=IF(ISNA([.G932]);&quot;&quot;;IF([.G932]=&quot;one&quot;;&quot;1&quot;;IF([.G932]=&quot;two&quot;;&quot;2&quot;;IF([.G932]=&quot;three&quot;;&quot;3&quot;;IF([.G932]=&quot;four&quot;;&quot;4&quot;;IF([.G932]=&quot;five&quot;;&quot;5&quot;;IF([.G932]=&quot;six&quot;;&quot;6&quot;;IF([.G932]=&quot;seven&quot;;&quot;7&quot;;IF([.G932]=&quot;eight&quot;;&quot;8&quot;;IF([.G932]=&quot;nine&quot;;&quot;9&quot;;IF([.G932]=&quot;zero&quot;;&quot;0&quot;;VALUE([.G932]))))))))))))" office:value-type="float" office:value="5" calcext:value-type="float">
            <text:p>5</text:p>
          </table:table-cell>
          <table:table-cell table:style-name="ce7" table:formula="of:=IF(ISNA([.H932]);&quot;&quot;;IF([.H932]=&quot;eno&quot;;&quot;1&quot;;IF([.H932]=&quot;owt&quot;;&quot;2&quot;;IF([.H932]=&quot;eerht&quot;;&quot;3&quot;;IF([.H932]=&quot;ruof&quot;;&quot;4&quot;;IF([.H932]=&quot;evif&quot;;&quot;5&quot;;IF([.H932]=&quot;xis&quot;;&quot;6&quot;;IF([.H932]=&quot;neves&quot;;&quot;7&quot;;IF([.H932]=&quot;thgie&quot;;&quot;8&quot;;IF([.H932]=&quot;enin&quot;;&quot;9&quot;;IF([.H932]=&quot;orez&quot;;&quot;0&quot;;[.H932])))))))))))" office:value-type="string" office:string-value="5" calcext:value-type="string">
            <text:p>5</text:p>
          </table:table-cell>
          <table:table-cell table:style-name="ce7" table:formula="of:=IF(ISNA([.G932]);&quot;&quot;;VALUE(COM.MICROSOFT.CONCAT([.I932:.J932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vqgp3six</text:p>
          </table:table-cell>
          <table:table-cell table:style-name="ce4" table:formula="of:=ORG.LIBREOFFICE.REGEX([.A933];&quot;\D&quot;;&quot;&quot;;&quot;g&quot;)" office:value-type="string" office:string-value="3" calcext:value-type="string">
            <text:p>3</text:p>
          </table:table-cell>
          <table:table-cell table:formula="of:=LEFT([.B933];1)" office:value-type="string" office:string-value="3" calcext:value-type="string">
            <text:p>3</text:p>
          </table:table-cell>
          <table:table-cell table:style-name="ce5" table:formula="of:=RIGHT([.B933];1)" office:value-type="string" office:string-value="3" calcext:value-type="string">
            <text:p>3</text:p>
          </table:table-cell>
          <table:table-cell table:formula="of:=VALUE(COM.MICROSOFT.CONCAT([.C933];[.D933]))" office:value-type="float" office:value="33" calcext:value-type="float">
            <text:p>33</text:p>
          </table:table-cell>
          <table:table-cell table:style-name="ce14" table:formula="of:=(STRREV([.A933]))" office:value-type="string" office:string-value="xis3pgqveno" calcext:value-type="string">
            <text:p>xis3pgqveno</text:p>
          </table:table-cell>
          <table:table-cell table:formula="of:=ORG.LIBREOFFICE.REGEX([.A93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33];&quot;eno|owt|eerht|ruof|evif|xis|neves|thgie|enin|orez|\d&quot;;;1)" office:value-type="string" office:string-value="xis" calcext:value-type="string">
            <text:p>xis</text:p>
          </table:table-cell>
          <table:table-cell table:formula="of:=IF(ISNA([.G933]);&quot;&quot;;IF([.G933]=&quot;one&quot;;&quot;1&quot;;IF([.G933]=&quot;two&quot;;&quot;2&quot;;IF([.G933]=&quot;three&quot;;&quot;3&quot;;IF([.G933]=&quot;four&quot;;&quot;4&quot;;IF([.G933]=&quot;five&quot;;&quot;5&quot;;IF([.G933]=&quot;six&quot;;&quot;6&quot;;IF([.G933]=&quot;seven&quot;;&quot;7&quot;;IF([.G933]=&quot;eight&quot;;&quot;8&quot;;IF([.G933]=&quot;nine&quot;;&quot;9&quot;;IF([.G933]=&quot;zero&quot;;&quot;0&quot;;VALUE([.G933]))))))))))))" office:value-type="string" office:string-value="1" calcext:value-type="string">
            <text:p>1</text:p>
          </table:table-cell>
          <table:table-cell table:style-name="ce7" table:formula="of:=IF(ISNA([.H933]);&quot;&quot;;IF([.H933]=&quot;eno&quot;;&quot;1&quot;;IF([.H933]=&quot;owt&quot;;&quot;2&quot;;IF([.H933]=&quot;eerht&quot;;&quot;3&quot;;IF([.H933]=&quot;ruof&quot;;&quot;4&quot;;IF([.H933]=&quot;evif&quot;;&quot;5&quot;;IF([.H933]=&quot;xis&quot;;&quot;6&quot;;IF([.H933]=&quot;neves&quot;;&quot;7&quot;;IF([.H933]=&quot;thgie&quot;;&quot;8&quot;;IF([.H933]=&quot;enin&quot;;&quot;9&quot;;IF([.H933]=&quot;orez&quot;;&quot;0&quot;;[.H933])))))))))))" office:value-type="string" office:string-value="6" calcext:value-type="string">
            <text:p>6</text:p>
          </table:table-cell>
          <table:table-cell table:formula="of:=IF(ISNA([.G933]);&quot;&quot;;VALUE(COM.MICROSOFT.CONCAT([.I933:.J933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gc8</text:p>
          </table:table-cell>
          <table:table-cell table:style-name="ce4" table:formula="of:=ORG.LIBREOFFICE.REGEX([.A934];&quot;\D&quot;;&quot;&quot;;&quot;g&quot;)" office:value-type="string" office:string-value="88" calcext:value-type="string">
            <text:p>88</text:p>
          </table:table-cell>
          <table:table-cell table:formula="of:=LEFT([.B934];1)" office:value-type="string" office:string-value="8" calcext:value-type="string">
            <text:p>8</text:p>
          </table:table-cell>
          <table:table-cell table:style-name="ce5" table:formula="of:=RIGHT([.B934];1)" office:value-type="string" office:string-value="8" calcext:value-type="string">
            <text:p>8</text:p>
          </table:table-cell>
          <table:table-cell table:formula="of:=VALUE(COM.MICROSOFT.CONCAT([.C934];[.D934]))" office:value-type="float" office:value="88" calcext:value-type="float">
            <text:p>88</text:p>
          </table:table-cell>
          <table:table-cell table:style-name="ce14" table:formula="of:=(STRREV([.A934]))" office:value-type="string" office:string-value="8cg8" calcext:value-type="string">
            <text:p>8cg8</text:p>
          </table:table-cell>
          <table:table-cell table:formula="of:=ORG.LIBREOFFICE.REGEX([.A93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34];&quot;eno|owt|eerht|ruof|evif|xis|neves|thgie|enin|orez|\d&quot;;;1)" office:value-type="string" office:string-value="8" calcext:value-type="string">
            <text:p>8</text:p>
          </table:table-cell>
          <table:table-cell table:formula="of:=IF(ISNA([.G934]);&quot;&quot;;IF([.G934]=&quot;one&quot;;&quot;1&quot;;IF([.G934]=&quot;two&quot;;&quot;2&quot;;IF([.G934]=&quot;three&quot;;&quot;3&quot;;IF([.G934]=&quot;four&quot;;&quot;4&quot;;IF([.G934]=&quot;five&quot;;&quot;5&quot;;IF([.G934]=&quot;six&quot;;&quot;6&quot;;IF([.G934]=&quot;seven&quot;;&quot;7&quot;;IF([.G934]=&quot;eight&quot;;&quot;8&quot;;IF([.G934]=&quot;nine&quot;;&quot;9&quot;;IF([.G934]=&quot;zero&quot;;&quot;0&quot;;VALUE([.G934]))))))))))))" office:value-type="float" office:value="8" calcext:value-type="float">
            <text:p>8</text:p>
          </table:table-cell>
          <table:table-cell table:style-name="ce7" table:formula="of:=IF(ISNA([.H934]);&quot;&quot;;IF([.H934]=&quot;eno&quot;;&quot;1&quot;;IF([.H934]=&quot;owt&quot;;&quot;2&quot;;IF([.H934]=&quot;eerht&quot;;&quot;3&quot;;IF([.H934]=&quot;ruof&quot;;&quot;4&quot;;IF([.H934]=&quot;evif&quot;;&quot;5&quot;;IF([.H934]=&quot;xis&quot;;&quot;6&quot;;IF([.H934]=&quot;neves&quot;;&quot;7&quot;;IF([.H934]=&quot;thgie&quot;;&quot;8&quot;;IF([.H934]=&quot;enin&quot;;&quot;9&quot;;IF([.H934]=&quot;orez&quot;;&quot;0&quot;;[.H934])))))))))))" office:value-type="string" office:string-value="8" calcext:value-type="string">
            <text:p>8</text:p>
          </table:table-cell>
          <table:table-cell table:style-name="ce7" table:formula="of:=IF(ISNA([.G934]);&quot;&quot;;VALUE(COM.MICROSOFT.CONCAT([.I934:.J934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eight8fivesixczbqpjdhxnschd1</text:p>
          </table:table-cell>
          <table:table-cell table:style-name="ce4" table:formula="of:=ORG.LIBREOFFICE.REGEX([.A935];&quot;\D&quot;;&quot;&quot;;&quot;g&quot;)" office:value-type="string" office:string-value="81" calcext:value-type="string">
            <text:p>81</text:p>
          </table:table-cell>
          <table:table-cell table:formula="of:=LEFT([.B935];1)" office:value-type="string" office:string-value="8" calcext:value-type="string">
            <text:p>8</text:p>
          </table:table-cell>
          <table:table-cell table:style-name="ce5" table:formula="of:=RIGHT([.B935];1)" office:value-type="string" office:string-value="1" calcext:value-type="string">
            <text:p>1</text:p>
          </table:table-cell>
          <table:table-cell table:formula="of:=VALUE(COM.MICROSOFT.CONCAT([.C935];[.D935]))" office:value-type="float" office:value="81" calcext:value-type="float">
            <text:p>81</text:p>
          </table:table-cell>
          <table:table-cell table:style-name="ce14" table:formula="of:=(STRREV([.A935]))" office:value-type="string" office:string-value="1dhcsnxhdjpqbzcxisevif8thgieneves" calcext:value-type="string">
            <text:p>1dhcsnxhdjpqbzcxisevif8thgieneves</text:p>
          </table:table-cell>
          <table:table-cell table:formula="of:=ORG.LIBREOFFICE.REGEX([.A93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35];&quot;eno|owt|eerht|ruof|evif|xis|neves|thgie|enin|orez|\d&quot;;;1)" office:value-type="string" office:string-value="1" calcext:value-type="string">
            <text:p>1</text:p>
          </table:table-cell>
          <table:table-cell table:formula="of:=IF(ISNA([.G935]);&quot;&quot;;IF([.G935]=&quot;one&quot;;&quot;1&quot;;IF([.G935]=&quot;two&quot;;&quot;2&quot;;IF([.G935]=&quot;three&quot;;&quot;3&quot;;IF([.G935]=&quot;four&quot;;&quot;4&quot;;IF([.G935]=&quot;five&quot;;&quot;5&quot;;IF([.G935]=&quot;six&quot;;&quot;6&quot;;IF([.G935]=&quot;seven&quot;;&quot;7&quot;;IF([.G935]=&quot;eight&quot;;&quot;8&quot;;IF([.G935]=&quot;nine&quot;;&quot;9&quot;;IF([.G935]=&quot;zero&quot;;&quot;0&quot;;VALUE([.G935]))))))))))))" office:value-type="string" office:string-value="7" calcext:value-type="string">
            <text:p>7</text:p>
          </table:table-cell>
          <table:table-cell table:style-name="ce7" table:formula="of:=IF(ISNA([.H935]);&quot;&quot;;IF([.H935]=&quot;eno&quot;;&quot;1&quot;;IF([.H935]=&quot;owt&quot;;&quot;2&quot;;IF([.H935]=&quot;eerht&quot;;&quot;3&quot;;IF([.H935]=&quot;ruof&quot;;&quot;4&quot;;IF([.H935]=&quot;evif&quot;;&quot;5&quot;;IF([.H935]=&quot;xis&quot;;&quot;6&quot;;IF([.H935]=&quot;neves&quot;;&quot;7&quot;;IF([.H935]=&quot;thgie&quot;;&quot;8&quot;;IF([.H935]=&quot;enin&quot;;&quot;9&quot;;IF([.H935]=&quot;orez&quot;;&quot;0&quot;;[.H935])))))))))))" office:value-type="string" office:string-value="1" calcext:value-type="string">
            <text:p>1</text:p>
          </table:table-cell>
          <table:table-cell table:formula="of:=IF(ISNA([.G935]);&quot;&quot;;VALUE(COM.MICROSOFT.CONCAT([.I935:.J935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hvpqtcsevenfctzrxtgj6rjzgfpm8</text:p>
          </table:table-cell>
          <table:table-cell table:style-name="ce4" table:formula="of:=ORG.LIBREOFFICE.REGEX([.A936];&quot;\D&quot;;&quot;&quot;;&quot;g&quot;)" office:value-type="string" office:string-value="968" calcext:value-type="string">
            <text:p>968</text:p>
          </table:table-cell>
          <table:table-cell table:formula="of:=LEFT([.B936];1)" office:value-type="string" office:string-value="9" calcext:value-type="string">
            <text:p>9</text:p>
          </table:table-cell>
          <table:table-cell table:style-name="ce5" table:formula="of:=RIGHT([.B936];1)" office:value-type="string" office:string-value="8" calcext:value-type="string">
            <text:p>8</text:p>
          </table:table-cell>
          <table:table-cell table:formula="of:=VALUE(COM.MICROSOFT.CONCAT([.C936];[.D936]))" office:value-type="float" office:value="98" calcext:value-type="float">
            <text:p>98</text:p>
          </table:table-cell>
          <table:table-cell table:style-name="ce14" table:formula="of:=(STRREV([.A936]))" office:value-type="string" office:string-value="8mpfgzjr6jgtxrztcfnevesctqpvh9" calcext:value-type="string">
            <text:p>8mpfgzjr6jgtxrztcfnevesctqpvh9</text:p>
          </table:table-cell>
          <table:table-cell table:formula="of:=ORG.LIBREOFFICE.REGEX([.A93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36];&quot;eno|owt|eerht|ruof|evif|xis|neves|thgie|enin|orez|\d&quot;;;1)" office:value-type="string" office:string-value="8" calcext:value-type="string">
            <text:p>8</text:p>
          </table:table-cell>
          <table:table-cell table:formula="of:=IF(ISNA([.G936]);&quot;&quot;;IF([.G936]=&quot;one&quot;;&quot;1&quot;;IF([.G936]=&quot;two&quot;;&quot;2&quot;;IF([.G936]=&quot;three&quot;;&quot;3&quot;;IF([.G936]=&quot;four&quot;;&quot;4&quot;;IF([.G936]=&quot;five&quot;;&quot;5&quot;;IF([.G936]=&quot;six&quot;;&quot;6&quot;;IF([.G936]=&quot;seven&quot;;&quot;7&quot;;IF([.G936]=&quot;eight&quot;;&quot;8&quot;;IF([.G936]=&quot;nine&quot;;&quot;9&quot;;IF([.G936]=&quot;zero&quot;;&quot;0&quot;;VALUE([.G936]))))))))))))" office:value-type="float" office:value="9" calcext:value-type="float">
            <text:p>9</text:p>
          </table:table-cell>
          <table:table-cell table:style-name="ce7" table:formula="of:=IF(ISNA([.H936]);&quot;&quot;;IF([.H936]=&quot;eno&quot;;&quot;1&quot;;IF([.H936]=&quot;owt&quot;;&quot;2&quot;;IF([.H936]=&quot;eerht&quot;;&quot;3&quot;;IF([.H936]=&quot;ruof&quot;;&quot;4&quot;;IF([.H936]=&quot;evif&quot;;&quot;5&quot;;IF([.H936]=&quot;xis&quot;;&quot;6&quot;;IF([.H936]=&quot;neves&quot;;&quot;7&quot;;IF([.H936]=&quot;thgie&quot;;&quot;8&quot;;IF([.H936]=&quot;enin&quot;;&quot;9&quot;;IF([.H936]=&quot;orez&quot;;&quot;0&quot;;[.H936])))))))))))" office:value-type="string" office:string-value="8" calcext:value-type="string">
            <text:p>8</text:p>
          </table:table-cell>
          <table:table-cell table:formula="of:=IF(ISNA([.G936]);&quot;&quot;;VALUE(COM.MICROSOFT.CONCAT([.I936:.J936])))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pcmhlccprnmpndzkkjvbrptfour5fivefivefcdqvf6</text:p>
          </table:table-cell>
          <table:table-cell table:style-name="ce4" table:formula="of:=ORG.LIBREOFFICE.REGEX([.A937];&quot;\D&quot;;&quot;&quot;;&quot;g&quot;)" office:value-type="string" office:string-value="56" calcext:value-type="string">
            <text:p>56</text:p>
          </table:table-cell>
          <table:table-cell table:formula="of:=LEFT([.B937];1)" office:value-type="string" office:string-value="5" calcext:value-type="string">
            <text:p>5</text:p>
          </table:table-cell>
          <table:table-cell table:style-name="ce5" table:formula="of:=RIGHT([.B937];1)" office:value-type="string" office:string-value="6" calcext:value-type="string">
            <text:p>6</text:p>
          </table:table-cell>
          <table:table-cell table:formula="of:=VALUE(COM.MICROSOFT.CONCAT([.C937];[.D937]))" office:value-type="float" office:value="56" calcext:value-type="float">
            <text:p>56</text:p>
          </table:table-cell>
          <table:table-cell table:style-name="ce14" table:formula="of:=(STRREV([.A937]))" office:value-type="string" office:string-value="6fvqdcfevifevif5ruoftprbvjkkzdnpmnrpcclhmcpp" calcext:value-type="string">
            <text:p>6fvqdcfevifevif5ruoftprbvjkkzdnpmnrpcclhmcpp</text:p>
          </table:table-cell>
          <table:table-cell table:formula="of:=ORG.LIBREOFFICE.REGEX([.A937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37];&quot;eno|owt|eerht|ruof|evif|xis|neves|thgie|enin|orez|\d&quot;;;1)" office:value-type="string" office:string-value="6" calcext:value-type="string">
            <text:p>6</text:p>
          </table:table-cell>
          <table:table-cell table:formula="of:=IF(ISNA([.G937]);&quot;&quot;;IF([.G937]=&quot;one&quot;;&quot;1&quot;;IF([.G937]=&quot;two&quot;;&quot;2&quot;;IF([.G937]=&quot;three&quot;;&quot;3&quot;;IF([.G937]=&quot;four&quot;;&quot;4&quot;;IF([.G937]=&quot;five&quot;;&quot;5&quot;;IF([.G937]=&quot;six&quot;;&quot;6&quot;;IF([.G937]=&quot;seven&quot;;&quot;7&quot;;IF([.G937]=&quot;eight&quot;;&quot;8&quot;;IF([.G937]=&quot;nine&quot;;&quot;9&quot;;IF([.G937]=&quot;zero&quot;;&quot;0&quot;;VALUE([.G937]))))))))))))" office:value-type="string" office:string-value="4" calcext:value-type="string">
            <text:p>4</text:p>
          </table:table-cell>
          <table:table-cell table:style-name="ce7" table:formula="of:=IF(ISNA([.H937]);&quot;&quot;;IF([.H937]=&quot;eno&quot;;&quot;1&quot;;IF([.H937]=&quot;owt&quot;;&quot;2&quot;;IF([.H937]=&quot;eerht&quot;;&quot;3&quot;;IF([.H937]=&quot;ruof&quot;;&quot;4&quot;;IF([.H937]=&quot;evif&quot;;&quot;5&quot;;IF([.H937]=&quot;xis&quot;;&quot;6&quot;;IF([.H937]=&quot;neves&quot;;&quot;7&quot;;IF([.H937]=&quot;thgie&quot;;&quot;8&quot;;IF([.H937]=&quot;enin&quot;;&quot;9&quot;;IF([.H937]=&quot;orez&quot;;&quot;0&quot;;[.H937])))))))))))" office:value-type="string" office:string-value="6" calcext:value-type="string">
            <text:p>6</text:p>
          </table:table-cell>
          <table:table-cell table:formula="of:=IF(ISNA([.G937]);&quot;&quot;;VALUE(COM.MICROSOFT.CONCAT([.I937:.J937])))"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evenhsqnkhhcfonethreezdrjvqsmlvjrdbppjcj8eightwovn</text:p>
          </table:table-cell>
          <table:table-cell table:style-name="ce4" table:formula="of:=ORG.LIBREOFFICE.REGEX([.A938];&quot;\D&quot;;&quot;&quot;;&quot;g&quot;)" office:value-type="string" office:string-value="8" calcext:value-type="string">
            <text:p>8</text:p>
          </table:table-cell>
          <table:table-cell table:formula="of:=LEFT([.B938];1)" office:value-type="string" office:string-value="8" calcext:value-type="string">
            <text:p>8</text:p>
          </table:table-cell>
          <table:table-cell table:style-name="ce5" table:formula="of:=RIGHT([.B938];1)" office:value-type="string" office:string-value="8" calcext:value-type="string">
            <text:p>8</text:p>
          </table:table-cell>
          <table:table-cell table:formula="of:=VALUE(COM.MICROSOFT.CONCAT([.C938];[.D938]))" office:value-type="float" office:value="88" calcext:value-type="float">
            <text:p>88</text:p>
          </table:table-cell>
          <table:table-cell table:style-name="ce14" table:formula="of:=(STRREV([.A938]))" office:value-type="string" office:string-value="nvowthgie8jcjppbdrjvlmsqvjrdzeerhtenofchhknqshneves" calcext:value-type="string">
            <text:p>nvowthgie8jcjppbdrjvlmsqvjrdzeerhtenofchhknqshneves</text:p>
          </table:table-cell>
          <table:table-cell table:formula="of:=ORG.LIBREOFFICE.REGEX([.A93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38];&quot;eno|owt|eerht|ruof|evif|xis|neves|thgie|enin|orez|\d&quot;;;1)" office:value-type="string" office:string-value="owt" calcext:value-type="string">
            <text:p>owt</text:p>
          </table:table-cell>
          <table:table-cell table:formula="of:=IF(ISNA([.G938]);&quot;&quot;;IF([.G938]=&quot;one&quot;;&quot;1&quot;;IF([.G938]=&quot;two&quot;;&quot;2&quot;;IF([.G938]=&quot;three&quot;;&quot;3&quot;;IF([.G938]=&quot;four&quot;;&quot;4&quot;;IF([.G938]=&quot;five&quot;;&quot;5&quot;;IF([.G938]=&quot;six&quot;;&quot;6&quot;;IF([.G938]=&quot;seven&quot;;&quot;7&quot;;IF([.G938]=&quot;eight&quot;;&quot;8&quot;;IF([.G938]=&quot;nine&quot;;&quot;9&quot;;IF([.G938]=&quot;zero&quot;;&quot;0&quot;;VALUE([.G938]))))))))))))" office:value-type="string" office:string-value="7" calcext:value-type="string">
            <text:p>7</text:p>
          </table:table-cell>
          <table:table-cell table:style-name="ce7" table:formula="of:=IF(ISNA([.H938]);&quot;&quot;;IF([.H938]=&quot;eno&quot;;&quot;1&quot;;IF([.H938]=&quot;owt&quot;;&quot;2&quot;;IF([.H938]=&quot;eerht&quot;;&quot;3&quot;;IF([.H938]=&quot;ruof&quot;;&quot;4&quot;;IF([.H938]=&quot;evif&quot;;&quot;5&quot;;IF([.H938]=&quot;xis&quot;;&quot;6&quot;;IF([.H938]=&quot;neves&quot;;&quot;7&quot;;IF([.H938]=&quot;thgie&quot;;&quot;8&quot;;IF([.H938]=&quot;enin&quot;;&quot;9&quot;;IF([.H938]=&quot;orez&quot;;&quot;0&quot;;[.H938])))))))))))" office:value-type="string" office:string-value="2" calcext:value-type="string">
            <text:p>2</text:p>
          </table:table-cell>
          <table:table-cell table:formula="of:=IF(ISNA([.G938]);&quot;&quot;;VALUE(COM.MICROSOFT.CONCAT([.I938:.J938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mxqxlqsvfjpbclmqdrg1one</text:p>
          </table:table-cell>
          <table:table-cell table:style-name="ce4" table:formula="of:=ORG.LIBREOFFICE.REGEX([.A939];&quot;\D&quot;;&quot;&quot;;&quot;g&quot;)" office:value-type="string" office:string-value="31" calcext:value-type="string">
            <text:p>31</text:p>
          </table:table-cell>
          <table:table-cell table:formula="of:=LEFT([.B939];1)" office:value-type="string" office:string-value="3" calcext:value-type="string">
            <text:p>3</text:p>
          </table:table-cell>
          <table:table-cell table:style-name="ce5" table:formula="of:=RIGHT([.B939];1)" office:value-type="string" office:string-value="1" calcext:value-type="string">
            <text:p>1</text:p>
          </table:table-cell>
          <table:table-cell table:formula="of:=VALUE(COM.MICROSOFT.CONCAT([.C939];[.D939]))" office:value-type="float" office:value="31" calcext:value-type="float">
            <text:p>31</text:p>
          </table:table-cell>
          <table:table-cell table:style-name="ce14" table:formula="of:=(STRREV([.A939]))" office:value-type="string" office:string-value="eno1grdqmlcbpjfvsqlxqxm3" calcext:value-type="string">
            <text:p>eno1grdqmlcbpjfvsqlxqxm3</text:p>
          </table:table-cell>
          <table:table-cell table:formula="of:=ORG.LIBREOFFICE.REGEX([.A93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39];&quot;eno|owt|eerht|ruof|evif|xis|neves|thgie|enin|orez|\d&quot;;;1)" office:value-type="string" office:string-value="eno" calcext:value-type="string">
            <text:p>eno</text:p>
          </table:table-cell>
          <table:table-cell table:formula="of:=IF(ISNA([.G939]);&quot;&quot;;IF([.G939]=&quot;one&quot;;&quot;1&quot;;IF([.G939]=&quot;two&quot;;&quot;2&quot;;IF([.G939]=&quot;three&quot;;&quot;3&quot;;IF([.G939]=&quot;four&quot;;&quot;4&quot;;IF([.G939]=&quot;five&quot;;&quot;5&quot;;IF([.G939]=&quot;six&quot;;&quot;6&quot;;IF([.G939]=&quot;seven&quot;;&quot;7&quot;;IF([.G939]=&quot;eight&quot;;&quot;8&quot;;IF([.G939]=&quot;nine&quot;;&quot;9&quot;;IF([.G939]=&quot;zero&quot;;&quot;0&quot;;VALUE([.G939]))))))))))))" office:value-type="float" office:value="3" calcext:value-type="float">
            <text:p>3</text:p>
          </table:table-cell>
          <table:table-cell table:style-name="ce7" table:formula="of:=IF(ISNA([.H939]);&quot;&quot;;IF([.H939]=&quot;eno&quot;;&quot;1&quot;;IF([.H939]=&quot;owt&quot;;&quot;2&quot;;IF([.H939]=&quot;eerht&quot;;&quot;3&quot;;IF([.H939]=&quot;ruof&quot;;&quot;4&quot;;IF([.H939]=&quot;evif&quot;;&quot;5&quot;;IF([.H939]=&quot;xis&quot;;&quot;6&quot;;IF([.H939]=&quot;neves&quot;;&quot;7&quot;;IF([.H939]=&quot;thgie&quot;;&quot;8&quot;;IF([.H939]=&quot;enin&quot;;&quot;9&quot;;IF([.H939]=&quot;orez&quot;;&quot;0&quot;;[.H939])))))))))))" office:value-type="string" office:string-value="1" calcext:value-type="string">
            <text:p>1</text:p>
          </table:table-cell>
          <table:table-cell table:formula="of:=IF(ISNA([.G939]);&quot;&quot;;VALUE(COM.MICROSOFT.CONCAT([.I939:.J939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mxnftxklqqd8one</text:p>
          </table:table-cell>
          <table:table-cell table:style-name="ce4" table:formula="of:=ORG.LIBREOFFICE.REGEX([.A940];&quot;\D&quot;;&quot;&quot;;&quot;g&quot;)" office:value-type="string" office:string-value="8" calcext:value-type="string">
            <text:p>8</text:p>
          </table:table-cell>
          <table:table-cell table:formula="of:=LEFT([.B940];1)" office:value-type="string" office:string-value="8" calcext:value-type="string">
            <text:p>8</text:p>
          </table:table-cell>
          <table:table-cell table:style-name="ce5" table:formula="of:=RIGHT([.B940];1)" office:value-type="string" office:string-value="8" calcext:value-type="string">
            <text:p>8</text:p>
          </table:table-cell>
          <table:table-cell table:formula="of:=VALUE(COM.MICROSOFT.CONCAT([.C940];[.D940]))" office:value-type="float" office:value="88" calcext:value-type="float">
            <text:p>88</text:p>
          </table:table-cell>
          <table:table-cell table:style-name="ce14" table:formula="of:=(STRREV([.A940]))" office:value-type="string" office:string-value="eno8dqqlkxtfnxmz" calcext:value-type="string">
            <text:p>eno8dqqlkxtfnxmz</text:p>
          </table:table-cell>
          <table:table-cell table:formula="of:=ORG.LIBREOFFICE.REGEX([.A94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40];&quot;eno|owt|eerht|ruof|evif|xis|neves|thgie|enin|orez|\d&quot;;;1)" office:value-type="string" office:string-value="eno" calcext:value-type="string">
            <text:p>eno</text:p>
          </table:table-cell>
          <table:table-cell table:formula="of:=IF(ISNA([.G940]);&quot;&quot;;IF([.G940]=&quot;one&quot;;&quot;1&quot;;IF([.G940]=&quot;two&quot;;&quot;2&quot;;IF([.G940]=&quot;three&quot;;&quot;3&quot;;IF([.G940]=&quot;four&quot;;&quot;4&quot;;IF([.G940]=&quot;five&quot;;&quot;5&quot;;IF([.G940]=&quot;six&quot;;&quot;6&quot;;IF([.G940]=&quot;seven&quot;;&quot;7&quot;;IF([.G940]=&quot;eight&quot;;&quot;8&quot;;IF([.G940]=&quot;nine&quot;;&quot;9&quot;;IF([.G940]=&quot;zero&quot;;&quot;0&quot;;VALUE([.G940]))))))))))))" office:value-type="float" office:value="8" calcext:value-type="float">
            <text:p>8</text:p>
          </table:table-cell>
          <table:table-cell table:style-name="ce7" table:formula="of:=IF(ISNA([.H940]);&quot;&quot;;IF([.H940]=&quot;eno&quot;;&quot;1&quot;;IF([.H940]=&quot;owt&quot;;&quot;2&quot;;IF([.H940]=&quot;eerht&quot;;&quot;3&quot;;IF([.H940]=&quot;ruof&quot;;&quot;4&quot;;IF([.H940]=&quot;evif&quot;;&quot;5&quot;;IF([.H940]=&quot;xis&quot;;&quot;6&quot;;IF([.H940]=&quot;neves&quot;;&quot;7&quot;;IF([.H940]=&quot;thgie&quot;;&quot;8&quot;;IF([.H940]=&quot;enin&quot;;&quot;9&quot;;IF([.H940]=&quot;orez&quot;;&quot;0&quot;;[.H940])))))))))))" office:value-type="string" office:string-value="1" calcext:value-type="string">
            <text:p>1</text:p>
          </table:table-cell>
          <table:table-cell table:formula="of:=IF(ISNA([.G940]);&quot;&quot;;VALUE(COM.MICROSOFT.CONCAT([.I940:.J940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k2onesixthree</text:p>
          </table:table-cell>
          <table:table-cell table:style-name="ce4" table:formula="of:=ORG.LIBREOFFICE.REGEX([.A941];&quot;\D&quot;;&quot;&quot;;&quot;g&quot;)" office:value-type="string" office:string-value="22" calcext:value-type="string">
            <text:p>22</text:p>
          </table:table-cell>
          <table:table-cell table:formula="of:=LEFT([.B941];1)" office:value-type="string" office:string-value="2" calcext:value-type="string">
            <text:p>2</text:p>
          </table:table-cell>
          <table:table-cell table:style-name="ce5" table:formula="of:=RIGHT([.B941];1)" office:value-type="string" office:string-value="2" calcext:value-type="string">
            <text:p>2</text:p>
          </table:table-cell>
          <table:table-cell table:formula="of:=VALUE(COM.MICROSOFT.CONCAT([.C941];[.D941]))" office:value-type="float" office:value="22" calcext:value-type="float">
            <text:p>22</text:p>
          </table:table-cell>
          <table:table-cell table:style-name="ce14" table:formula="of:=(STRREV([.A941]))" office:value-type="string" office:string-value="eerhtxiseno2k2" calcext:value-type="string">
            <text:p>eerhtxiseno2k2</text:p>
          </table:table-cell>
          <table:table-cell table:formula="of:=ORG.LIBREOFFICE.REGEX([.A94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4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41]);&quot;&quot;;IF([.G941]=&quot;one&quot;;&quot;1&quot;;IF([.G941]=&quot;two&quot;;&quot;2&quot;;IF([.G941]=&quot;three&quot;;&quot;3&quot;;IF([.G941]=&quot;four&quot;;&quot;4&quot;;IF([.G941]=&quot;five&quot;;&quot;5&quot;;IF([.G941]=&quot;six&quot;;&quot;6&quot;;IF([.G941]=&quot;seven&quot;;&quot;7&quot;;IF([.G941]=&quot;eight&quot;;&quot;8&quot;;IF([.G941]=&quot;nine&quot;;&quot;9&quot;;IF([.G941]=&quot;zero&quot;;&quot;0&quot;;VALUE([.G941]))))))))))))" office:value-type="float" office:value="2" calcext:value-type="float">
            <text:p>2</text:p>
          </table:table-cell>
          <table:table-cell table:style-name="ce7" table:formula="of:=IF(ISNA([.H941]);&quot;&quot;;IF([.H941]=&quot;eno&quot;;&quot;1&quot;;IF([.H941]=&quot;owt&quot;;&quot;2&quot;;IF([.H941]=&quot;eerht&quot;;&quot;3&quot;;IF([.H941]=&quot;ruof&quot;;&quot;4&quot;;IF([.H941]=&quot;evif&quot;;&quot;5&quot;;IF([.H941]=&quot;xis&quot;;&quot;6&quot;;IF([.H941]=&quot;neves&quot;;&quot;7&quot;;IF([.H941]=&quot;thgie&quot;;&quot;8&quot;;IF([.H941]=&quot;enin&quot;;&quot;9&quot;;IF([.H941]=&quot;orez&quot;;&quot;0&quot;;[.H941])))))))))))" office:value-type="string" office:string-value="3" calcext:value-type="string">
            <text:p>3</text:p>
          </table:table-cell>
          <table:table-cell table:formula="of:=IF(ISNA([.G941]);&quot;&quot;;VALUE(COM.MICROSOFT.CONCAT([.I941:.J941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twofivetwozxqhjqjbzgzsslgd</text:p>
          </table:table-cell>
          <table:table-cell table:style-name="ce4" table:formula="of:=ORG.LIBREOFFICE.REGEX([.A942];&quot;\D&quot;;&quot;&quot;;&quot;g&quot;)" office:value-type="string" office:string-value="1" calcext:value-type="string">
            <text:p>1</text:p>
          </table:table-cell>
          <table:table-cell table:formula="of:=LEFT([.B942];1)" office:value-type="string" office:string-value="1" calcext:value-type="string">
            <text:p>1</text:p>
          </table:table-cell>
          <table:table-cell table:style-name="ce5" table:formula="of:=RIGHT([.B942];1)" office:value-type="string" office:string-value="1" calcext:value-type="string">
            <text:p>1</text:p>
          </table:table-cell>
          <table:table-cell table:formula="of:=VALUE(COM.MICROSOFT.CONCAT([.C942];[.D942]))" office:value-type="float" office:value="11" calcext:value-type="float">
            <text:p>11</text:p>
          </table:table-cell>
          <table:table-cell table:style-name="ce14" table:formula="of:=(STRREV([.A942]))" office:value-type="string" office:string-value="dglsszgzbjqjhqxzowtevifowt1" calcext:value-type="string">
            <text:p>dglsszgzbjqjhqxzowtevifowt1</text:p>
          </table:table-cell>
          <table:table-cell table:formula="of:=ORG.LIBREOFFICE.REGEX([.A94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42];&quot;eno|owt|eerht|ruof|evif|xis|neves|thgie|enin|orez|\d&quot;;;1)" office:value-type="string" office:string-value="owt" calcext:value-type="string">
            <text:p>owt</text:p>
          </table:table-cell>
          <table:table-cell table:formula="of:=IF(ISNA([.G942]);&quot;&quot;;IF([.G942]=&quot;one&quot;;&quot;1&quot;;IF([.G942]=&quot;two&quot;;&quot;2&quot;;IF([.G942]=&quot;three&quot;;&quot;3&quot;;IF([.G942]=&quot;four&quot;;&quot;4&quot;;IF([.G942]=&quot;five&quot;;&quot;5&quot;;IF([.G942]=&quot;six&quot;;&quot;6&quot;;IF([.G942]=&quot;seven&quot;;&quot;7&quot;;IF([.G942]=&quot;eight&quot;;&quot;8&quot;;IF([.G942]=&quot;nine&quot;;&quot;9&quot;;IF([.G942]=&quot;zero&quot;;&quot;0&quot;;VALUE([.G942]))))))))))))" office:value-type="float" office:value="1" calcext:value-type="float">
            <text:p>1</text:p>
          </table:table-cell>
          <table:table-cell table:style-name="ce7" table:formula="of:=IF(ISNA([.H942]);&quot;&quot;;IF([.H942]=&quot;eno&quot;;&quot;1&quot;;IF([.H942]=&quot;owt&quot;;&quot;2&quot;;IF([.H942]=&quot;eerht&quot;;&quot;3&quot;;IF([.H942]=&quot;ruof&quot;;&quot;4&quot;;IF([.H942]=&quot;evif&quot;;&quot;5&quot;;IF([.H942]=&quot;xis&quot;;&quot;6&quot;;IF([.H942]=&quot;neves&quot;;&quot;7&quot;;IF([.H942]=&quot;thgie&quot;;&quot;8&quot;;IF([.H942]=&quot;enin&quot;;&quot;9&quot;;IF([.H942]=&quot;orez&quot;;&quot;0&quot;;[.H942])))))))))))" office:value-type="string" office:string-value="2" calcext:value-type="string">
            <text:p>2</text:p>
          </table:table-cell>
          <table:table-cell table:formula="of:=IF(ISNA([.G942]);&quot;&quot;;VALUE(COM.MICROSOFT.CONCAT([.I942:.J942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mblcpmlmg8seven</text:p>
          </table:table-cell>
          <table:table-cell table:style-name="ce4" table:formula="of:=ORG.LIBREOFFICE.REGEX([.A943];&quot;\D&quot;;&quot;&quot;;&quot;g&quot;)" office:value-type="string" office:string-value="38" calcext:value-type="string">
            <text:p>38</text:p>
          </table:table-cell>
          <table:table-cell table:formula="of:=LEFT([.B943];1)" office:value-type="string" office:string-value="3" calcext:value-type="string">
            <text:p>3</text:p>
          </table:table-cell>
          <table:table-cell table:style-name="ce5" table:formula="of:=RIGHT([.B943];1)" office:value-type="string" office:string-value="8" calcext:value-type="string">
            <text:p>8</text:p>
          </table:table-cell>
          <table:table-cell table:formula="of:=VALUE(COM.MICROSOFT.CONCAT([.C943];[.D943]))" office:value-type="float" office:value="38" calcext:value-type="float">
            <text:p>38</text:p>
          </table:table-cell>
          <table:table-cell table:style-name="ce14" table:formula="of:=(STRREV([.A943]))" office:value-type="string" office:string-value="neves8gmlmpclbm3" calcext:value-type="string">
            <text:p>neves8gmlmpclbm3</text:p>
          </table:table-cell>
          <table:table-cell table:formula="of:=ORG.LIBREOFFICE.REGEX([.A94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4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43]);&quot;&quot;;IF([.G943]=&quot;one&quot;;&quot;1&quot;;IF([.G943]=&quot;two&quot;;&quot;2&quot;;IF([.G943]=&quot;three&quot;;&quot;3&quot;;IF([.G943]=&quot;four&quot;;&quot;4&quot;;IF([.G943]=&quot;five&quot;;&quot;5&quot;;IF([.G943]=&quot;six&quot;;&quot;6&quot;;IF([.G943]=&quot;seven&quot;;&quot;7&quot;;IF([.G943]=&quot;eight&quot;;&quot;8&quot;;IF([.G943]=&quot;nine&quot;;&quot;9&quot;;IF([.G943]=&quot;zero&quot;;&quot;0&quot;;VALUE([.G943]))))))))))))" office:value-type="float" office:value="3" calcext:value-type="float">
            <text:p>3</text:p>
          </table:table-cell>
          <table:table-cell table:style-name="ce7" table:formula="of:=IF(ISNA([.H943]);&quot;&quot;;IF([.H943]=&quot;eno&quot;;&quot;1&quot;;IF([.H943]=&quot;owt&quot;;&quot;2&quot;;IF([.H943]=&quot;eerht&quot;;&quot;3&quot;;IF([.H943]=&quot;ruof&quot;;&quot;4&quot;;IF([.H943]=&quot;evif&quot;;&quot;5&quot;;IF([.H943]=&quot;xis&quot;;&quot;6&quot;;IF([.H943]=&quot;neves&quot;;&quot;7&quot;;IF([.H943]=&quot;thgie&quot;;&quot;8&quot;;IF([.H943]=&quot;enin&quot;;&quot;9&quot;;IF([.H943]=&quot;orez&quot;;&quot;0&quot;;[.H943])))))))))))" office:value-type="string" office:string-value="7" calcext:value-type="string">
            <text:p>7</text:p>
          </table:table-cell>
          <table:table-cell table:formula="of:=IF(ISNA([.G943]);&quot;&quot;;VALUE(COM.MICROSOFT.CONCAT([.I943:.J943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eight626snine</text:p>
          </table:table-cell>
          <table:table-cell table:style-name="ce4" table:formula="of:=ORG.LIBREOFFICE.REGEX([.A944];&quot;\D&quot;;&quot;&quot;;&quot;g&quot;)" office:value-type="string" office:string-value="626" calcext:value-type="string">
            <text:p>626</text:p>
          </table:table-cell>
          <table:table-cell table:formula="of:=LEFT([.B944];1)" office:value-type="string" office:string-value="6" calcext:value-type="string">
            <text:p>6</text:p>
          </table:table-cell>
          <table:table-cell table:style-name="ce5" table:formula="of:=RIGHT([.B944];1)" office:value-type="string" office:string-value="6" calcext:value-type="string">
            <text:p>6</text:p>
          </table:table-cell>
          <table:table-cell table:formula="of:=VALUE(COM.MICROSOFT.CONCAT([.C944];[.D944]))" office:value-type="float" office:value="66" calcext:value-type="float">
            <text:p>66</text:p>
          </table:table-cell>
          <table:table-cell table:style-name="ce14" table:formula="of:=(STRREV([.A944]))" office:value-type="string" office:string-value="enins626thgieowt" calcext:value-type="string">
            <text:p>enins626thgieowt</text:p>
          </table:table-cell>
          <table:table-cell table:formula="of:=ORG.LIBREOFFICE.REGEX([.A94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944];&quot;eno|owt|eerht|ruof|evif|xis|neves|thgie|enin|orez|\d&quot;;;1)" office:value-type="string" office:string-value="enin" calcext:value-type="string">
            <text:p>enin</text:p>
          </table:table-cell>
          <table:table-cell table:formula="of:=IF(ISNA([.G944]);&quot;&quot;;IF([.G944]=&quot;one&quot;;&quot;1&quot;;IF([.G944]=&quot;two&quot;;&quot;2&quot;;IF([.G944]=&quot;three&quot;;&quot;3&quot;;IF([.G944]=&quot;four&quot;;&quot;4&quot;;IF([.G944]=&quot;five&quot;;&quot;5&quot;;IF([.G944]=&quot;six&quot;;&quot;6&quot;;IF([.G944]=&quot;seven&quot;;&quot;7&quot;;IF([.G944]=&quot;eight&quot;;&quot;8&quot;;IF([.G944]=&quot;nine&quot;;&quot;9&quot;;IF([.G944]=&quot;zero&quot;;&quot;0&quot;;VALUE([.G944]))))))))))))" office:value-type="string" office:string-value="2" calcext:value-type="string">
            <text:p>2</text:p>
          </table:table-cell>
          <table:table-cell table:style-name="ce7" table:formula="of:=IF(ISNA([.H944]);&quot;&quot;;IF([.H944]=&quot;eno&quot;;&quot;1&quot;;IF([.H944]=&quot;owt&quot;;&quot;2&quot;;IF([.H944]=&quot;eerht&quot;;&quot;3&quot;;IF([.H944]=&quot;ruof&quot;;&quot;4&quot;;IF([.H944]=&quot;evif&quot;;&quot;5&quot;;IF([.H944]=&quot;xis&quot;;&quot;6&quot;;IF([.H944]=&quot;neves&quot;;&quot;7&quot;;IF([.H944]=&quot;thgie&quot;;&quot;8&quot;;IF([.H944]=&quot;enin&quot;;&quot;9&quot;;IF([.H944]=&quot;orez&quot;;&quot;0&quot;;[.H944])))))))))))" office:value-type="string" office:string-value="9" calcext:value-type="string">
            <text:p>9</text:p>
          </table:table-cell>
          <table:table-cell table:formula="of:=IF(ISNA([.G944]);&quot;&quot;;VALUE(COM.MICROSOFT.CONCAT([.I944:.J944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8onegjssix</text:p>
          </table:table-cell>
          <table:table-cell table:style-name="ce4" table:formula="of:=ORG.LIBREOFFICE.REGEX([.A945];&quot;\D&quot;;&quot;&quot;;&quot;g&quot;)" office:value-type="string" office:string-value="8" calcext:value-type="string">
            <text:p>8</text:p>
          </table:table-cell>
          <table:table-cell table:formula="of:=LEFT([.B945];1)" office:value-type="string" office:string-value="8" calcext:value-type="string">
            <text:p>8</text:p>
          </table:table-cell>
          <table:table-cell table:style-name="ce5" table:formula="of:=RIGHT([.B945];1)" office:value-type="string" office:string-value="8" calcext:value-type="string">
            <text:p>8</text:p>
          </table:table-cell>
          <table:table-cell table:formula="of:=VALUE(COM.MICROSOFT.CONCAT([.C945];[.D945]))" office:value-type="float" office:value="88" calcext:value-type="float">
            <text:p>88</text:p>
          </table:table-cell>
          <table:table-cell table:style-name="ce14" table:formula="of:=(STRREV([.A945]))" office:value-type="string" office:string-value="xissjgeno8p" calcext:value-type="string">
            <text:p>xissjgeno8p</text:p>
          </table:table-cell>
          <table:table-cell table:formula="of:=ORG.LIBREOFFICE.REGEX([.A94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45];&quot;eno|owt|eerht|ruof|evif|xis|neves|thgie|enin|orez|\d&quot;;;1)" office:value-type="string" office:string-value="xis" calcext:value-type="string">
            <text:p>xis</text:p>
          </table:table-cell>
          <table:table-cell table:formula="of:=IF(ISNA([.G945]);&quot;&quot;;IF([.G945]=&quot;one&quot;;&quot;1&quot;;IF([.G945]=&quot;two&quot;;&quot;2&quot;;IF([.G945]=&quot;three&quot;;&quot;3&quot;;IF([.G945]=&quot;four&quot;;&quot;4&quot;;IF([.G945]=&quot;five&quot;;&quot;5&quot;;IF([.G945]=&quot;six&quot;;&quot;6&quot;;IF([.G945]=&quot;seven&quot;;&quot;7&quot;;IF([.G945]=&quot;eight&quot;;&quot;8&quot;;IF([.G945]=&quot;nine&quot;;&quot;9&quot;;IF([.G945]=&quot;zero&quot;;&quot;0&quot;;VALUE([.G945]))))))))))))" office:value-type="float" office:value="8" calcext:value-type="float">
            <text:p>8</text:p>
          </table:table-cell>
          <table:table-cell table:style-name="ce7" table:formula="of:=IF(ISNA([.H945]);&quot;&quot;;IF([.H945]=&quot;eno&quot;;&quot;1&quot;;IF([.H945]=&quot;owt&quot;;&quot;2&quot;;IF([.H945]=&quot;eerht&quot;;&quot;3&quot;;IF([.H945]=&quot;ruof&quot;;&quot;4&quot;;IF([.H945]=&quot;evif&quot;;&quot;5&quot;;IF([.H945]=&quot;xis&quot;;&quot;6&quot;;IF([.H945]=&quot;neves&quot;;&quot;7&quot;;IF([.H945]=&quot;thgie&quot;;&quot;8&quot;;IF([.H945]=&quot;enin&quot;;&quot;9&quot;;IF([.H945]=&quot;orez&quot;;&quot;0&quot;;[.H945])))))))))))" office:value-type="string" office:string-value="6" calcext:value-type="string">
            <text:p>6</text:p>
          </table:table-cell>
          <table:table-cell table:formula="of:=IF(ISNA([.G945]);&quot;&quot;;VALUE(COM.MICROSOFT.CONCAT([.I945:.J945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lkjbgsqtrx9fiveeighthljnlrdb</text:p>
          </table:table-cell>
          <table:table-cell table:style-name="ce4" table:formula="of:=ORG.LIBREOFFICE.REGEX([.A946];&quot;\D&quot;;&quot;&quot;;&quot;g&quot;)" office:value-type="string" office:string-value="9" calcext:value-type="string">
            <text:p>9</text:p>
          </table:table-cell>
          <table:table-cell table:formula="of:=LEFT([.B946];1)" office:value-type="string" office:string-value="9" calcext:value-type="string">
            <text:p>9</text:p>
          </table:table-cell>
          <table:table-cell table:style-name="ce5" table:formula="of:=RIGHT([.B946];1)" office:value-type="string" office:string-value="9" calcext:value-type="string">
            <text:p>9</text:p>
          </table:table-cell>
          <table:table-cell table:formula="of:=VALUE(COM.MICROSOFT.CONCAT([.C946];[.D946]))" office:value-type="float" office:value="99" calcext:value-type="float">
            <text:p>99</text:p>
          </table:table-cell>
          <table:table-cell table:style-name="ce14" table:formula="of:=(STRREV([.A946]))" office:value-type="string" office:string-value="bdrlnjlhthgieevif9xrtqsgbjklenin" calcext:value-type="string">
            <text:p>bdrlnjlhthgieevif9xrtqsgbjklenin</text:p>
          </table:table-cell>
          <table:table-cell table:formula="of:=ORG.LIBREOFFICE.REGEX([.A94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4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46]);&quot;&quot;;IF([.G946]=&quot;one&quot;;&quot;1&quot;;IF([.G946]=&quot;two&quot;;&quot;2&quot;;IF([.G946]=&quot;three&quot;;&quot;3&quot;;IF([.G946]=&quot;four&quot;;&quot;4&quot;;IF([.G946]=&quot;five&quot;;&quot;5&quot;;IF([.G946]=&quot;six&quot;;&quot;6&quot;;IF([.G946]=&quot;seven&quot;;&quot;7&quot;;IF([.G946]=&quot;eight&quot;;&quot;8&quot;;IF([.G946]=&quot;nine&quot;;&quot;9&quot;;IF([.G946]=&quot;zero&quot;;&quot;0&quot;;VALUE([.G946]))))))))))))" office:value-type="string" office:string-value="9" calcext:value-type="string">
            <text:p>9</text:p>
          </table:table-cell>
          <table:table-cell table:style-name="ce7" table:formula="of:=IF(ISNA([.H946]);&quot;&quot;;IF([.H946]=&quot;eno&quot;;&quot;1&quot;;IF([.H946]=&quot;owt&quot;;&quot;2&quot;;IF([.H946]=&quot;eerht&quot;;&quot;3&quot;;IF([.H946]=&quot;ruof&quot;;&quot;4&quot;;IF([.H946]=&quot;evif&quot;;&quot;5&quot;;IF([.H946]=&quot;xis&quot;;&quot;6&quot;;IF([.H946]=&quot;neves&quot;;&quot;7&quot;;IF([.H946]=&quot;thgie&quot;;&quot;8&quot;;IF([.H946]=&quot;enin&quot;;&quot;9&quot;;IF([.H946]=&quot;orez&quot;;&quot;0&quot;;[.H946])))))))))))" office:value-type="string" office:string-value="8" calcext:value-type="string">
            <text:p>8</text:p>
          </table:table-cell>
          <table:table-cell table:formula="of:=IF(ISNA([.G946]);&quot;&quot;;VALUE(COM.MICROSOFT.CONCAT([.I946:.J946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21six2cqfqbsmhxsbngstp</text:p>
          </table:table-cell>
          <table:table-cell table:style-name="ce4" table:formula="of:=ORG.LIBREOFFICE.REGEX([.A947];&quot;\D&quot;;&quot;&quot;;&quot;g&quot;)" office:value-type="string" office:string-value="212" calcext:value-type="string">
            <text:p>212</text:p>
          </table:table-cell>
          <table:table-cell table:formula="of:=LEFT([.B947];1)" office:value-type="string" office:string-value="2" calcext:value-type="string">
            <text:p>2</text:p>
          </table:table-cell>
          <table:table-cell table:style-name="ce5" table:formula="of:=RIGHT([.B947];1)" office:value-type="string" office:string-value="2" calcext:value-type="string">
            <text:p>2</text:p>
          </table:table-cell>
          <table:table-cell table:formula="of:=VALUE(COM.MICROSOFT.CONCAT([.C947];[.D947]))" office:value-type="float" office:value="22" calcext:value-type="float">
            <text:p>22</text:p>
          </table:table-cell>
          <table:table-cell table:style-name="ce14" table:formula="of:=(STRREV([.A947]))" office:value-type="string" office:string-value="ptsgnbsxhmsbqfqc2xis12x" calcext:value-type="string">
            <text:p>ptsgnbsxhmsbqfqc2xis12x</text:p>
          </table:table-cell>
          <table:table-cell table:formula="of:=ORG.LIBREOFFICE.REGEX([.A94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47];&quot;eno|owt|eerht|ruof|evif|xis|neves|thgie|enin|orez|\d&quot;;;1)" office:value-type="string" office:string-value="2" calcext:value-type="string">
            <text:p>2</text:p>
          </table:table-cell>
          <table:table-cell table:formula="of:=IF(ISNA([.G947]);&quot;&quot;;IF([.G947]=&quot;one&quot;;&quot;1&quot;;IF([.G947]=&quot;two&quot;;&quot;2&quot;;IF([.G947]=&quot;three&quot;;&quot;3&quot;;IF([.G947]=&quot;four&quot;;&quot;4&quot;;IF([.G947]=&quot;five&quot;;&quot;5&quot;;IF([.G947]=&quot;six&quot;;&quot;6&quot;;IF([.G947]=&quot;seven&quot;;&quot;7&quot;;IF([.G947]=&quot;eight&quot;;&quot;8&quot;;IF([.G947]=&quot;nine&quot;;&quot;9&quot;;IF([.G947]=&quot;zero&quot;;&quot;0&quot;;VALUE([.G947]))))))))))))" office:value-type="float" office:value="2" calcext:value-type="float">
            <text:p>2</text:p>
          </table:table-cell>
          <table:table-cell table:style-name="ce7" table:formula="of:=IF(ISNA([.H947]);&quot;&quot;;IF([.H947]=&quot;eno&quot;;&quot;1&quot;;IF([.H947]=&quot;owt&quot;;&quot;2&quot;;IF([.H947]=&quot;eerht&quot;;&quot;3&quot;;IF([.H947]=&quot;ruof&quot;;&quot;4&quot;;IF([.H947]=&quot;evif&quot;;&quot;5&quot;;IF([.H947]=&quot;xis&quot;;&quot;6&quot;;IF([.H947]=&quot;neves&quot;;&quot;7&quot;;IF([.H947]=&quot;thgie&quot;;&quot;8&quot;;IF([.H947]=&quot;enin&quot;;&quot;9&quot;;IF([.H947]=&quot;orez&quot;;&quot;0&quot;;[.H947])))))))))))" office:value-type="string" office:string-value="2" calcext:value-type="string">
            <text:p>2</text:p>
          </table:table-cell>
          <table:table-cell table:formula="of:=IF(ISNA([.G947]);&quot;&quot;;VALUE(COM.MICROSOFT.CONCAT([.I947:.J947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gcmhhtxpzsfive4sixmvrqzkfnv</text:p>
          </table:table-cell>
          <table:table-cell table:style-name="ce4" table:formula="of:=ORG.LIBREOFFICE.REGEX([.A948];&quot;\D&quot;;&quot;&quot;;&quot;g&quot;)" office:value-type="string" office:string-value="24" calcext:value-type="string">
            <text:p>24</text:p>
          </table:table-cell>
          <table:table-cell table:formula="of:=LEFT([.B948];1)" office:value-type="string" office:string-value="2" calcext:value-type="string">
            <text:p>2</text:p>
          </table:table-cell>
          <table:table-cell table:style-name="ce5" table:formula="of:=RIGHT([.B948];1)" office:value-type="string" office:string-value="4" calcext:value-type="string">
            <text:p>4</text:p>
          </table:table-cell>
          <table:table-cell table:formula="of:=VALUE(COM.MICROSOFT.CONCAT([.C948];[.D948]))" office:value-type="float" office:value="24" calcext:value-type="float">
            <text:p>24</text:p>
          </table:table-cell>
          <table:table-cell table:style-name="ce14" table:formula="of:=(STRREV([.A948]))" office:value-type="string" office:string-value="vnfkzqrvmxis4evifszpxthhmcg2" calcext:value-type="string">
            <text:p>vnfkzqrvmxis4evifszpxthhmcg2</text:p>
          </table:table-cell>
          <table:table-cell table:formula="of:=ORG.LIBREOFFICE.REGEX([.A94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48];&quot;eno|owt|eerht|ruof|evif|xis|neves|thgie|enin|orez|\d&quot;;;1)" office:value-type="string" office:string-value="xis" calcext:value-type="string">
            <text:p>xis</text:p>
          </table:table-cell>
          <table:table-cell table:formula="of:=IF(ISNA([.G948]);&quot;&quot;;IF([.G948]=&quot;one&quot;;&quot;1&quot;;IF([.G948]=&quot;two&quot;;&quot;2&quot;;IF([.G948]=&quot;three&quot;;&quot;3&quot;;IF([.G948]=&quot;four&quot;;&quot;4&quot;;IF([.G948]=&quot;five&quot;;&quot;5&quot;;IF([.G948]=&quot;six&quot;;&quot;6&quot;;IF([.G948]=&quot;seven&quot;;&quot;7&quot;;IF([.G948]=&quot;eight&quot;;&quot;8&quot;;IF([.G948]=&quot;nine&quot;;&quot;9&quot;;IF([.G948]=&quot;zero&quot;;&quot;0&quot;;VALUE([.G948]))))))))))))" office:value-type="float" office:value="2" calcext:value-type="float">
            <text:p>2</text:p>
          </table:table-cell>
          <table:table-cell table:style-name="ce7" table:formula="of:=IF(ISNA([.H948]);&quot;&quot;;IF([.H948]=&quot;eno&quot;;&quot;1&quot;;IF([.H948]=&quot;owt&quot;;&quot;2&quot;;IF([.H948]=&quot;eerht&quot;;&quot;3&quot;;IF([.H948]=&quot;ruof&quot;;&quot;4&quot;;IF([.H948]=&quot;evif&quot;;&quot;5&quot;;IF([.H948]=&quot;xis&quot;;&quot;6&quot;;IF([.H948]=&quot;neves&quot;;&quot;7&quot;;IF([.H948]=&quot;thgie&quot;;&quot;8&quot;;IF([.H948]=&quot;enin&quot;;&quot;9&quot;;IF([.H948]=&quot;orez&quot;;&quot;0&quot;;[.H948])))))))))))" office:value-type="string" office:string-value="6" calcext:value-type="string">
            <text:p>6</text:p>
          </table:table-cell>
          <table:table-cell table:formula="of:=IF(ISNA([.G948]);&quot;&quot;;VALUE(COM.MICROSOFT.CONCAT([.I948:.J948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ninethree7bbjmcnm8</text:p>
          </table:table-cell>
          <table:table-cell table:style-name="ce4" table:formula="of:=ORG.LIBREOFFICE.REGEX([.A949];&quot;\D&quot;;&quot;&quot;;&quot;g&quot;)" office:value-type="string" office:string-value="878" calcext:value-type="string">
            <text:p>878</text:p>
          </table:table-cell>
          <table:table-cell table:formula="of:=LEFT([.B949];1)" office:value-type="string" office:string-value="8" calcext:value-type="string">
            <text:p>8</text:p>
          </table:table-cell>
          <table:table-cell table:style-name="ce5" table:formula="of:=RIGHT([.B949];1)" office:value-type="string" office:string-value="8" calcext:value-type="string">
            <text:p>8</text:p>
          </table:table-cell>
          <table:table-cell table:formula="of:=VALUE(COM.MICROSOFT.CONCAT([.C949];[.D949]))" office:value-type="float" office:value="88" calcext:value-type="float">
            <text:p>88</text:p>
          </table:table-cell>
          <table:table-cell table:style-name="ce14" table:formula="of:=(STRREV([.A949]))" office:value-type="string" office:string-value="8mncmjbb7eerhtenin8" calcext:value-type="string">
            <text:p>8mncmjbb7eerhtenin8</text:p>
          </table:table-cell>
          <table:table-cell table:formula="of:=ORG.LIBREOFFICE.REGEX([.A94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49];&quot;eno|owt|eerht|ruof|evif|xis|neves|thgie|enin|orez|\d&quot;;;1)" office:value-type="string" office:string-value="8" calcext:value-type="string">
            <text:p>8</text:p>
          </table:table-cell>
          <table:table-cell table:formula="of:=IF(ISNA([.G949]);&quot;&quot;;IF([.G949]=&quot;one&quot;;&quot;1&quot;;IF([.G949]=&quot;two&quot;;&quot;2&quot;;IF([.G949]=&quot;three&quot;;&quot;3&quot;;IF([.G949]=&quot;four&quot;;&quot;4&quot;;IF([.G949]=&quot;five&quot;;&quot;5&quot;;IF([.G949]=&quot;six&quot;;&quot;6&quot;;IF([.G949]=&quot;seven&quot;;&quot;7&quot;;IF([.G949]=&quot;eight&quot;;&quot;8&quot;;IF([.G949]=&quot;nine&quot;;&quot;9&quot;;IF([.G949]=&quot;zero&quot;;&quot;0&quot;;VALUE([.G949]))))))))))))" office:value-type="float" office:value="8" calcext:value-type="float">
            <text:p>8</text:p>
          </table:table-cell>
          <table:table-cell table:style-name="ce7" table:formula="of:=IF(ISNA([.H949]);&quot;&quot;;IF([.H949]=&quot;eno&quot;;&quot;1&quot;;IF([.H949]=&quot;owt&quot;;&quot;2&quot;;IF([.H949]=&quot;eerht&quot;;&quot;3&quot;;IF([.H949]=&quot;ruof&quot;;&quot;4&quot;;IF([.H949]=&quot;evif&quot;;&quot;5&quot;;IF([.H949]=&quot;xis&quot;;&quot;6&quot;;IF([.H949]=&quot;neves&quot;;&quot;7&quot;;IF([.H949]=&quot;thgie&quot;;&quot;8&quot;;IF([.H949]=&quot;enin&quot;;&quot;9&quot;;IF([.H949]=&quot;orez&quot;;&quot;0&quot;;[.H949])))))))))))" office:value-type="string" office:string-value="8" calcext:value-type="string">
            <text:p>8</text:p>
          </table:table-cell>
          <table:table-cell table:formula="of:=IF(ISNA([.G949]);&quot;&quot;;VALUE(COM.MICROSOFT.CONCAT([.I949:.J94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zqpl6three</text:p>
          </table:table-cell>
          <table:table-cell table:style-name="ce4" table:formula="of:=ORG.LIBREOFFICE.REGEX([.A950];&quot;\D&quot;;&quot;&quot;;&quot;g&quot;)" office:value-type="string" office:string-value="6" calcext:value-type="string">
            <text:p>6</text:p>
          </table:table-cell>
          <table:table-cell table:formula="of:=LEFT([.B950];1)" office:value-type="string" office:string-value="6" calcext:value-type="string">
            <text:p>6</text:p>
          </table:table-cell>
          <table:table-cell table:style-name="ce5" table:formula="of:=RIGHT([.B950];1)" office:value-type="string" office:string-value="6" calcext:value-type="string">
            <text:p>6</text:p>
          </table:table-cell>
          <table:table-cell table:formula="of:=VALUE(COM.MICROSOFT.CONCAT([.C950];[.D950]))" office:value-type="float" office:value="66" calcext:value-type="float">
            <text:p>66</text:p>
          </table:table-cell>
          <table:table-cell table:style-name="ce14" table:formula="of:=(STRREV([.A950]))" office:value-type="string" office:string-value="eerht6lpqzxis" calcext:value-type="string">
            <text:p>eerht6lpqzxis</text:p>
          </table:table-cell>
          <table:table-cell table:formula="of:=ORG.LIBREOFFICE.REGEX([.A95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5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50]);&quot;&quot;;IF([.G950]=&quot;one&quot;;&quot;1&quot;;IF([.G950]=&quot;two&quot;;&quot;2&quot;;IF([.G950]=&quot;three&quot;;&quot;3&quot;;IF([.G950]=&quot;four&quot;;&quot;4&quot;;IF([.G950]=&quot;five&quot;;&quot;5&quot;;IF([.G950]=&quot;six&quot;;&quot;6&quot;;IF([.G950]=&quot;seven&quot;;&quot;7&quot;;IF([.G950]=&quot;eight&quot;;&quot;8&quot;;IF([.G950]=&quot;nine&quot;;&quot;9&quot;;IF([.G950]=&quot;zero&quot;;&quot;0&quot;;VALUE([.G950]))))))))))))" office:value-type="string" office:string-value="6" calcext:value-type="string">
            <text:p>6</text:p>
          </table:table-cell>
          <table:table-cell table:style-name="ce7" table:formula="of:=IF(ISNA([.H950]);&quot;&quot;;IF([.H950]=&quot;eno&quot;;&quot;1&quot;;IF([.H950]=&quot;owt&quot;;&quot;2&quot;;IF([.H950]=&quot;eerht&quot;;&quot;3&quot;;IF([.H950]=&quot;ruof&quot;;&quot;4&quot;;IF([.H950]=&quot;evif&quot;;&quot;5&quot;;IF([.H950]=&quot;xis&quot;;&quot;6&quot;;IF([.H950]=&quot;neves&quot;;&quot;7&quot;;IF([.H950]=&quot;thgie&quot;;&quot;8&quot;;IF([.H950]=&quot;enin&quot;;&quot;9&quot;;IF([.H950]=&quot;orez&quot;;&quot;0&quot;;[.H950])))))))))))" office:value-type="string" office:string-value="3" calcext:value-type="string">
            <text:p>3</text:p>
          </table:table-cell>
          <table:table-cell table:formula="of:=IF(ISNA([.G950]);&quot;&quot;;VALUE(COM.MICROSOFT.CONCAT([.I950:.J950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7zfivebmlfvcdg1</text:p>
          </table:table-cell>
          <table:table-cell table:style-name="ce4" table:formula="of:=ORG.LIBREOFFICE.REGEX([.A951];&quot;\D&quot;;&quot;&quot;;&quot;g&quot;)" office:value-type="string" office:string-value="71" calcext:value-type="string">
            <text:p>71</text:p>
          </table:table-cell>
          <table:table-cell table:formula="of:=LEFT([.B951];1)" office:value-type="string" office:string-value="7" calcext:value-type="string">
            <text:p>7</text:p>
          </table:table-cell>
          <table:table-cell table:style-name="ce5" table:formula="of:=RIGHT([.B951];1)" office:value-type="string" office:string-value="1" calcext:value-type="string">
            <text:p>1</text:p>
          </table:table-cell>
          <table:table-cell table:formula="of:=VALUE(COM.MICROSOFT.CONCAT([.C951];[.D951]))" office:value-type="float" office:value="71" calcext:value-type="float">
            <text:p>71</text:p>
          </table:table-cell>
          <table:table-cell table:style-name="ce14" table:formula="of:=(STRREV([.A951]))" office:value-type="string" office:string-value="1gdcvflmbevifz7b" calcext:value-type="string">
            <text:p>1gdcvflmbevifz7b</text:p>
          </table:table-cell>
          <table:table-cell table:formula="of:=ORG.LIBREOFFICE.REGEX([.A95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51];&quot;eno|owt|eerht|ruof|evif|xis|neves|thgie|enin|orez|\d&quot;;;1)" office:value-type="string" office:string-value="1" calcext:value-type="string">
            <text:p>1</text:p>
          </table:table-cell>
          <table:table-cell table:formula="of:=IF(ISNA([.G951]);&quot;&quot;;IF([.G951]=&quot;one&quot;;&quot;1&quot;;IF([.G951]=&quot;two&quot;;&quot;2&quot;;IF([.G951]=&quot;three&quot;;&quot;3&quot;;IF([.G951]=&quot;four&quot;;&quot;4&quot;;IF([.G951]=&quot;five&quot;;&quot;5&quot;;IF([.G951]=&quot;six&quot;;&quot;6&quot;;IF([.G951]=&quot;seven&quot;;&quot;7&quot;;IF([.G951]=&quot;eight&quot;;&quot;8&quot;;IF([.G951]=&quot;nine&quot;;&quot;9&quot;;IF([.G951]=&quot;zero&quot;;&quot;0&quot;;VALUE([.G951]))))))))))))" office:value-type="float" office:value="7" calcext:value-type="float">
            <text:p>7</text:p>
          </table:table-cell>
          <table:table-cell table:style-name="ce7" table:formula="of:=IF(ISNA([.H951]);&quot;&quot;;IF([.H951]=&quot;eno&quot;;&quot;1&quot;;IF([.H951]=&quot;owt&quot;;&quot;2&quot;;IF([.H951]=&quot;eerht&quot;;&quot;3&quot;;IF([.H951]=&quot;ruof&quot;;&quot;4&quot;;IF([.H951]=&quot;evif&quot;;&quot;5&quot;;IF([.H951]=&quot;xis&quot;;&quot;6&quot;;IF([.H951]=&quot;neves&quot;;&quot;7&quot;;IF([.H951]=&quot;thgie&quot;;&quot;8&quot;;IF([.H951]=&quot;enin&quot;;&quot;9&quot;;IF([.H951]=&quot;orez&quot;;&quot;0&quot;;[.H951])))))))))))" office:value-type="string" office:string-value="1" calcext:value-type="string">
            <text:p>1</text:p>
          </table:table-cell>
          <table:table-cell table:formula="of:=IF(ISNA([.G951]);&quot;&quot;;VALUE(COM.MICROSOFT.CONCAT([.I951:.J951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two8</text:p>
          </table:table-cell>
          <table:table-cell table:style-name="ce4" table:formula="of:=ORG.LIBREOFFICE.REGEX([.A952];&quot;\D&quot;;&quot;&quot;;&quot;g&quot;)" office:value-type="string" office:string-value="28" calcext:value-type="string">
            <text:p>28</text:p>
          </table:table-cell>
          <table:table-cell table:formula="of:=LEFT([.B952];1)" office:value-type="string" office:string-value="2" calcext:value-type="string">
            <text:p>2</text:p>
          </table:table-cell>
          <table:table-cell table:style-name="ce5" table:formula="of:=RIGHT([.B952];1)" office:value-type="string" office:string-value="8" calcext:value-type="string">
            <text:p>8</text:p>
          </table:table-cell>
          <table:table-cell table:formula="of:=VALUE(COM.MICROSOFT.CONCAT([.C952];[.D952]))" office:value-type="float" office:value="28" calcext:value-type="float">
            <text:p>28</text:p>
          </table:table-cell>
          <table:table-cell table:style-name="ce14" table:formula="of:=(STRREV([.A952]))" office:value-type="string" office:string-value="8owtevif2" calcext:value-type="string">
            <text:p>8owtevif2</text:p>
          </table:table-cell>
          <table:table-cell table:formula="of:=ORG.LIBREOFFICE.REGEX([.A95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52];&quot;eno|owt|eerht|ruof|evif|xis|neves|thgie|enin|orez|\d&quot;;;1)" office:value-type="string" office:string-value="8" calcext:value-type="string">
            <text:p>8</text:p>
          </table:table-cell>
          <table:table-cell table:formula="of:=IF(ISNA([.G952]);&quot;&quot;;IF([.G952]=&quot;one&quot;;&quot;1&quot;;IF([.G952]=&quot;two&quot;;&quot;2&quot;;IF([.G952]=&quot;three&quot;;&quot;3&quot;;IF([.G952]=&quot;four&quot;;&quot;4&quot;;IF([.G952]=&quot;five&quot;;&quot;5&quot;;IF([.G952]=&quot;six&quot;;&quot;6&quot;;IF([.G952]=&quot;seven&quot;;&quot;7&quot;;IF([.G952]=&quot;eight&quot;;&quot;8&quot;;IF([.G952]=&quot;nine&quot;;&quot;9&quot;;IF([.G952]=&quot;zero&quot;;&quot;0&quot;;VALUE([.G952]))))))))))))" office:value-type="float" office:value="2" calcext:value-type="float">
            <text:p>2</text:p>
          </table:table-cell>
          <table:table-cell table:style-name="ce7" table:formula="of:=IF(ISNA([.H952]);&quot;&quot;;IF([.H952]=&quot;eno&quot;;&quot;1&quot;;IF([.H952]=&quot;owt&quot;;&quot;2&quot;;IF([.H952]=&quot;eerht&quot;;&quot;3&quot;;IF([.H952]=&quot;ruof&quot;;&quot;4&quot;;IF([.H952]=&quot;evif&quot;;&quot;5&quot;;IF([.H952]=&quot;xis&quot;;&quot;6&quot;;IF([.H952]=&quot;neves&quot;;&quot;7&quot;;IF([.H952]=&quot;thgie&quot;;&quot;8&quot;;IF([.H952]=&quot;enin&quot;;&quot;9&quot;;IF([.H952]=&quot;orez&quot;;&quot;0&quot;;[.H952])))))))))))" office:value-type="string" office:string-value="8" calcext:value-type="string">
            <text:p>8</text:p>
          </table:table-cell>
          <table:table-cell table:formula="of:=IF(ISNA([.G952]);&quot;&quot;;VALUE(COM.MICROSOFT.CONCAT([.I952:.J952]))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zdkznnkonetsstchvtxsvpfone1sjmqndvbhfg</text:p>
          </table:table-cell>
          <table:table-cell table:style-name="ce4" table:formula="of:=ORG.LIBREOFFICE.REGEX([.A953];&quot;\D&quot;;&quot;&quot;;&quot;g&quot;)" office:value-type="string" office:string-value="1" calcext:value-type="string">
            <text:p>1</text:p>
          </table:table-cell>
          <table:table-cell table:formula="of:=LEFT([.B953];1)" office:value-type="string" office:string-value="1" calcext:value-type="string">
            <text:p>1</text:p>
          </table:table-cell>
          <table:table-cell table:style-name="ce5" table:formula="of:=RIGHT([.B953];1)" office:value-type="string" office:string-value="1" calcext:value-type="string">
            <text:p>1</text:p>
          </table:table-cell>
          <table:table-cell table:formula="of:=VALUE(COM.MICROSOFT.CONCAT([.C953];[.D953]))" office:value-type="float" office:value="11" calcext:value-type="float">
            <text:p>11</text:p>
          </table:table-cell>
          <table:table-cell table:style-name="ce14" table:formula="of:=(STRREV([.A953]))" office:value-type="string" office:string-value="gfhbvdnqmjs1enofpvsxtvhctsstenoknnzkdz" calcext:value-type="string">
            <text:p>gfhbvdnqmjs1enofpvsxtvhctsstenoknnzkdz</text:p>
          </table:table-cell>
          <table:table-cell table:formula="of:=ORG.LIBREOFFICE.REGEX([.A95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53];&quot;eno|owt|eerht|ruof|evif|xis|neves|thgie|enin|orez|\d&quot;;;1)" office:value-type="string" office:string-value="1" calcext:value-type="string">
            <text:p>1</text:p>
          </table:table-cell>
          <table:table-cell table:formula="of:=IF(ISNA([.G953]);&quot;&quot;;IF([.G953]=&quot;one&quot;;&quot;1&quot;;IF([.G953]=&quot;two&quot;;&quot;2&quot;;IF([.G953]=&quot;three&quot;;&quot;3&quot;;IF([.G953]=&quot;four&quot;;&quot;4&quot;;IF([.G953]=&quot;five&quot;;&quot;5&quot;;IF([.G953]=&quot;six&quot;;&quot;6&quot;;IF([.G953]=&quot;seven&quot;;&quot;7&quot;;IF([.G953]=&quot;eight&quot;;&quot;8&quot;;IF([.G953]=&quot;nine&quot;;&quot;9&quot;;IF([.G953]=&quot;zero&quot;;&quot;0&quot;;VALUE([.G953]))))))))))))" office:value-type="string" office:string-value="1" calcext:value-type="string">
            <text:p>1</text:p>
          </table:table-cell>
          <table:table-cell table:style-name="ce7" table:formula="of:=IF(ISNA([.H953]);&quot;&quot;;IF([.H953]=&quot;eno&quot;;&quot;1&quot;;IF([.H953]=&quot;owt&quot;;&quot;2&quot;;IF([.H953]=&quot;eerht&quot;;&quot;3&quot;;IF([.H953]=&quot;ruof&quot;;&quot;4&quot;;IF([.H953]=&quot;evif&quot;;&quot;5&quot;;IF([.H953]=&quot;xis&quot;;&quot;6&quot;;IF([.H953]=&quot;neves&quot;;&quot;7&quot;;IF([.H953]=&quot;thgie&quot;;&quot;8&quot;;IF([.H953]=&quot;enin&quot;;&quot;9&quot;;IF([.H953]=&quot;orez&quot;;&quot;0&quot;;[.H953])))))))))))" office:value-type="string" office:string-value="1" calcext:value-type="string">
            <text:p>1</text:p>
          </table:table-cell>
          <table:table-cell table:formula="of:=IF(ISNA([.G953]);&quot;&quot;;VALUE(COM.MICROSOFT.CONCAT([.I953:.J95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grvbl2one</text:p>
          </table:table-cell>
          <table:table-cell table:style-name="ce4" table:formula="of:=ORG.LIBREOFFICE.REGEX([.A954];&quot;\D&quot;;&quot;&quot;;&quot;g&quot;)" office:value-type="string" office:string-value="2" calcext:value-type="string">
            <text:p>2</text:p>
          </table:table-cell>
          <table:table-cell table:formula="of:=LEFT([.B954];1)" office:value-type="string" office:string-value="2" calcext:value-type="string">
            <text:p>2</text:p>
          </table:table-cell>
          <table:table-cell table:style-name="ce5" table:formula="of:=RIGHT([.B954];1)" office:value-type="string" office:string-value="2" calcext:value-type="string">
            <text:p>2</text:p>
          </table:table-cell>
          <table:table-cell table:formula="of:=VALUE(COM.MICROSOFT.CONCAT([.C954];[.D954]))" office:value-type="float" office:value="22" calcext:value-type="float">
            <text:p>22</text:p>
          </table:table-cell>
          <table:table-cell table:style-name="ce14" table:formula="of:=(STRREV([.A954]))" office:value-type="string" office:string-value="eno2lbvrgg" calcext:value-type="string">
            <text:p>eno2lbvrgg</text:p>
          </table:table-cell>
          <table:table-cell table:formula="of:=ORG.LIBREOFFICE.REGEX([.A95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54];&quot;eno|owt|eerht|ruof|evif|xis|neves|thgie|enin|orez|\d&quot;;;1)" office:value-type="string" office:string-value="eno" calcext:value-type="string">
            <text:p>eno</text:p>
          </table:table-cell>
          <table:table-cell table:formula="of:=IF(ISNA([.G954]);&quot;&quot;;IF([.G954]=&quot;one&quot;;&quot;1&quot;;IF([.G954]=&quot;two&quot;;&quot;2&quot;;IF([.G954]=&quot;three&quot;;&quot;3&quot;;IF([.G954]=&quot;four&quot;;&quot;4&quot;;IF([.G954]=&quot;five&quot;;&quot;5&quot;;IF([.G954]=&quot;six&quot;;&quot;6&quot;;IF([.G954]=&quot;seven&quot;;&quot;7&quot;;IF([.G954]=&quot;eight&quot;;&quot;8&quot;;IF([.G954]=&quot;nine&quot;;&quot;9&quot;;IF([.G954]=&quot;zero&quot;;&quot;0&quot;;VALUE([.G954]))))))))))))" office:value-type="float" office:value="2" calcext:value-type="float">
            <text:p>2</text:p>
          </table:table-cell>
          <table:table-cell table:style-name="ce7" table:formula="of:=IF(ISNA([.H954]);&quot;&quot;;IF([.H954]=&quot;eno&quot;;&quot;1&quot;;IF([.H954]=&quot;owt&quot;;&quot;2&quot;;IF([.H954]=&quot;eerht&quot;;&quot;3&quot;;IF([.H954]=&quot;ruof&quot;;&quot;4&quot;;IF([.H954]=&quot;evif&quot;;&quot;5&quot;;IF([.H954]=&quot;xis&quot;;&quot;6&quot;;IF([.H954]=&quot;neves&quot;;&quot;7&quot;;IF([.H954]=&quot;thgie&quot;;&quot;8&quot;;IF([.H954]=&quot;enin&quot;;&quot;9&quot;;IF([.H954]=&quot;orez&quot;;&quot;0&quot;;[.H954])))))))))))" office:value-type="string" office:string-value="1" calcext:value-type="string">
            <text:p>1</text:p>
          </table:table-cell>
          <table:table-cell table:formula="of:=IF(ISNA([.G954]);&quot;&quot;;VALUE(COM.MICROSOFT.CONCAT([.I954:.J954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m</text:p>
          </table:table-cell>
          <table:table-cell table:style-name="ce4" table:formula="of:=ORG.LIBREOFFICE.REGEX([.A955];&quot;\D&quot;;&quot;&quot;;&quot;g&quot;)" office:value-type="string" office:string-value="1" calcext:value-type="string">
            <text:p>1</text:p>
          </table:table-cell>
          <table:table-cell table:formula="of:=LEFT([.B955];1)" office:value-type="string" office:string-value="1" calcext:value-type="string">
            <text:p>1</text:p>
          </table:table-cell>
          <table:table-cell table:style-name="ce5" table:formula="of:=RIGHT([.B955];1)" office:value-type="string" office:string-value="1" calcext:value-type="string">
            <text:p>1</text:p>
          </table:table-cell>
          <table:table-cell table:formula="of:=VALUE(COM.MICROSOFT.CONCAT([.C955];[.D955]))" office:value-type="float" office:value="11" calcext:value-type="float">
            <text:p>11</text:p>
          </table:table-cell>
          <table:table-cell table:style-name="ce14" table:formula="of:=(STRREV([.A955]))" office:value-type="string" office:string-value="m1" calcext:value-type="string">
            <text:p>m1</text:p>
          </table:table-cell>
          <table:table-cell table:formula="of:=ORG.LIBREOFFICE.REGEX([.A95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55];&quot;eno|owt|eerht|ruof|evif|xis|neves|thgie|enin|orez|\d&quot;;;1)" office:value-type="string" office:string-value="1" calcext:value-type="string">
            <text:p>1</text:p>
          </table:table-cell>
          <table:table-cell table:formula="of:=IF(ISNA([.G955]);&quot;&quot;;IF([.G955]=&quot;one&quot;;&quot;1&quot;;IF([.G955]=&quot;two&quot;;&quot;2&quot;;IF([.G955]=&quot;three&quot;;&quot;3&quot;;IF([.G955]=&quot;four&quot;;&quot;4&quot;;IF([.G955]=&quot;five&quot;;&quot;5&quot;;IF([.G955]=&quot;six&quot;;&quot;6&quot;;IF([.G955]=&quot;seven&quot;;&quot;7&quot;;IF([.G955]=&quot;eight&quot;;&quot;8&quot;;IF([.G955]=&quot;nine&quot;;&quot;9&quot;;IF([.G955]=&quot;zero&quot;;&quot;0&quot;;VALUE([.G955]))))))))))))" office:value-type="float" office:value="1" calcext:value-type="float">
            <text:p>1</text:p>
          </table:table-cell>
          <table:table-cell table:style-name="ce7" table:formula="of:=IF(ISNA([.H955]);&quot;&quot;;IF([.H955]=&quot;eno&quot;;&quot;1&quot;;IF([.H955]=&quot;owt&quot;;&quot;2&quot;;IF([.H955]=&quot;eerht&quot;;&quot;3&quot;;IF([.H955]=&quot;ruof&quot;;&quot;4&quot;;IF([.H955]=&quot;evif&quot;;&quot;5&quot;;IF([.H955]=&quot;xis&quot;;&quot;6&quot;;IF([.H955]=&quot;neves&quot;;&quot;7&quot;;IF([.H955]=&quot;thgie&quot;;&quot;8&quot;;IF([.H955]=&quot;enin&quot;;&quot;9&quot;;IF([.H955]=&quot;orez&quot;;&quot;0&quot;;[.H955])))))))))))" office:value-type="string" office:string-value="1" calcext:value-type="string">
            <text:p>1</text:p>
          </table:table-cell>
          <table:table-cell table:style-name="ce7" table:formula="of:=IF(ISNA([.G955]);&quot;&quot;;VALUE(COM.MICROSOFT.CONCAT([.I955:.J955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eightggfvfrsrfive77sxxrshdrfive</text:p>
          </table:table-cell>
          <table:table-cell table:style-name="ce4" table:formula="of:=ORG.LIBREOFFICE.REGEX([.A956];&quot;\D&quot;;&quot;&quot;;&quot;g&quot;)" office:value-type="string" office:string-value="777" calcext:value-type="string">
            <text:p>777</text:p>
          </table:table-cell>
          <table:table-cell table:formula="of:=LEFT([.B956];1)" office:value-type="string" office:string-value="7" calcext:value-type="string">
            <text:p>7</text:p>
          </table:table-cell>
          <table:table-cell table:style-name="ce5" table:formula="of:=RIGHT([.B956];1)" office:value-type="string" office:string-value="7" calcext:value-type="string">
            <text:p>7</text:p>
          </table:table-cell>
          <table:table-cell table:formula="of:=VALUE(COM.MICROSOFT.CONCAT([.C956];[.D956]))" office:value-type="float" office:value="77" calcext:value-type="float">
            <text:p>77</text:p>
          </table:table-cell>
          <table:table-cell table:style-name="ce14" table:formula="of:=(STRREV([.A956]))" office:value-type="string" office:string-value="evifrdhsrxxs77evifrsrfvfggthgie7" calcext:value-type="string">
            <text:p>evifrdhsrxxs77evifrsrfvfggthgie7</text:p>
          </table:table-cell>
          <table:table-cell table:formula="of:=ORG.LIBREOFFICE.REGEX([.A95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56];&quot;eno|owt|eerht|ruof|evif|xis|neves|thgie|enin|orez|\d&quot;;;1)" office:value-type="string" office:string-value="evif" calcext:value-type="string">
            <text:p>evif</text:p>
          </table:table-cell>
          <table:table-cell table:formula="of:=IF(ISNA([.G956]);&quot;&quot;;IF([.G956]=&quot;one&quot;;&quot;1&quot;;IF([.G956]=&quot;two&quot;;&quot;2&quot;;IF([.G956]=&quot;three&quot;;&quot;3&quot;;IF([.G956]=&quot;four&quot;;&quot;4&quot;;IF([.G956]=&quot;five&quot;;&quot;5&quot;;IF([.G956]=&quot;six&quot;;&quot;6&quot;;IF([.G956]=&quot;seven&quot;;&quot;7&quot;;IF([.G956]=&quot;eight&quot;;&quot;8&quot;;IF([.G956]=&quot;nine&quot;;&quot;9&quot;;IF([.G956]=&quot;zero&quot;;&quot;0&quot;;VALUE([.G956]))))))))))))" office:value-type="float" office:value="7" calcext:value-type="float">
            <text:p>7</text:p>
          </table:table-cell>
          <table:table-cell table:style-name="ce7" table:formula="of:=IF(ISNA([.H956]);&quot;&quot;;IF([.H956]=&quot;eno&quot;;&quot;1&quot;;IF([.H956]=&quot;owt&quot;;&quot;2&quot;;IF([.H956]=&quot;eerht&quot;;&quot;3&quot;;IF([.H956]=&quot;ruof&quot;;&quot;4&quot;;IF([.H956]=&quot;evif&quot;;&quot;5&quot;;IF([.H956]=&quot;xis&quot;;&quot;6&quot;;IF([.H956]=&quot;neves&quot;;&quot;7&quot;;IF([.H956]=&quot;thgie&quot;;&quot;8&quot;;IF([.H956]=&quot;enin&quot;;&quot;9&quot;;IF([.H956]=&quot;orez&quot;;&quot;0&quot;;[.H956])))))))))))" office:value-type="string" office:string-value="5" calcext:value-type="string">
            <text:p>5</text:p>
          </table:table-cell>
          <table:table-cell table:formula="of:=IF(ISNA([.G956]);&quot;&quot;;VALUE(COM.MICROSOFT.CONCAT([.I956:.J95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lkgxnfqd</text:p>
          </table:table-cell>
          <table:table-cell table:style-name="ce4" table:formula="of:=ORG.LIBREOFFICE.REGEX([.A957];&quot;\D&quot;;&quot;&quot;;&quot;g&quot;)" office:value-type="string" office:string-value="12" calcext:value-type="string">
            <text:p>12</text:p>
          </table:table-cell>
          <table:table-cell table:formula="of:=LEFT([.B957];1)" office:value-type="string" office:string-value="1" calcext:value-type="string">
            <text:p>1</text:p>
          </table:table-cell>
          <table:table-cell table:style-name="ce5" table:formula="of:=RIGHT([.B957];1)" office:value-type="string" office:string-value="2" calcext:value-type="string">
            <text:p>2</text:p>
          </table:table-cell>
          <table:table-cell table:formula="of:=VALUE(COM.MICROSOFT.CONCAT([.C957];[.D957]))" office:value-type="float" office:value="12" calcext:value-type="float">
            <text:p>12</text:p>
          </table:table-cell>
          <table:table-cell table:style-name="ce14" table:formula="of:=(STRREV([.A957]))" office:value-type="string" office:string-value="dqfnxgkl21" calcext:value-type="string">
            <text:p>dqfnxgkl21</text:p>
          </table:table-cell>
          <table:table-cell table:formula="of:=ORG.LIBREOFFICE.REGEX([.A95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57];&quot;eno|owt|eerht|ruof|evif|xis|neves|thgie|enin|orez|\d&quot;;;1)" office:value-type="string" office:string-value="2" calcext:value-type="string">
            <text:p>2</text:p>
          </table:table-cell>
          <table:table-cell table:formula="of:=IF(ISNA([.G957]);&quot;&quot;;IF([.G957]=&quot;one&quot;;&quot;1&quot;;IF([.G957]=&quot;two&quot;;&quot;2&quot;;IF([.G957]=&quot;three&quot;;&quot;3&quot;;IF([.G957]=&quot;four&quot;;&quot;4&quot;;IF([.G957]=&quot;five&quot;;&quot;5&quot;;IF([.G957]=&quot;six&quot;;&quot;6&quot;;IF([.G957]=&quot;seven&quot;;&quot;7&quot;;IF([.G957]=&quot;eight&quot;;&quot;8&quot;;IF([.G957]=&quot;nine&quot;;&quot;9&quot;;IF([.G957]=&quot;zero&quot;;&quot;0&quot;;VALUE([.G957]))))))))))))" office:value-type="float" office:value="1" calcext:value-type="float">
            <text:p>1</text:p>
          </table:table-cell>
          <table:table-cell table:style-name="ce7" table:formula="of:=IF(ISNA([.H957]);&quot;&quot;;IF([.H957]=&quot;eno&quot;;&quot;1&quot;;IF([.H957]=&quot;owt&quot;;&quot;2&quot;;IF([.H957]=&quot;eerht&quot;;&quot;3&quot;;IF([.H957]=&quot;ruof&quot;;&quot;4&quot;;IF([.H957]=&quot;evif&quot;;&quot;5&quot;;IF([.H957]=&quot;xis&quot;;&quot;6&quot;;IF([.H957]=&quot;neves&quot;;&quot;7&quot;;IF([.H957]=&quot;thgie&quot;;&quot;8&quot;;IF([.H957]=&quot;enin&quot;;&quot;9&quot;;IF([.H957]=&quot;orez&quot;;&quot;0&quot;;[.H957])))))))))))" office:value-type="string" office:string-value="2" calcext:value-type="string">
            <text:p>2</text:p>
          </table:table-cell>
          <table:table-cell table:style-name="ce7" table:formula="of:=IF(ISNA([.G957]);&quot;&quot;;VALUE(COM.MICROSOFT.CONCAT([.I957:.J957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znqtwo2three5three75</text:p>
          </table:table-cell>
          <table:table-cell table:style-name="ce4" table:formula="of:=ORG.LIBREOFFICE.REGEX([.A958];&quot;\D&quot;;&quot;&quot;;&quot;g&quot;)" office:value-type="string" office:string-value="92575" calcext:value-type="string">
            <text:p>92575</text:p>
          </table:table-cell>
          <table:table-cell table:formula="of:=LEFT([.B958];1)" office:value-type="string" office:string-value="9" calcext:value-type="string">
            <text:p>9</text:p>
          </table:table-cell>
          <table:table-cell table:style-name="ce5" table:formula="of:=RIGHT([.B958];1)" office:value-type="string" office:string-value="5" calcext:value-type="string">
            <text:p>5</text:p>
          </table:table-cell>
          <table:table-cell table:formula="of:=VALUE(COM.MICROSOFT.CONCAT([.C958];[.D958]))" office:value-type="float" office:value="95" calcext:value-type="float">
            <text:p>95</text:p>
          </table:table-cell>
          <table:table-cell table:style-name="ce14" table:formula="of:=(STRREV([.A958]))" office:value-type="string" office:string-value="57eerht5eerht2owtqnz9" calcext:value-type="string">
            <text:p>57eerht5eerht2owtqnz9</text:p>
          </table:table-cell>
          <table:table-cell table:formula="of:=ORG.LIBREOFFICE.REGEX([.A95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58];&quot;eno|owt|eerht|ruof|evif|xis|neves|thgie|enin|orez|\d&quot;;;1)" office:value-type="string" office:string-value="5" calcext:value-type="string">
            <text:p>5</text:p>
          </table:table-cell>
          <table:table-cell table:formula="of:=IF(ISNA([.G958]);&quot;&quot;;IF([.G958]=&quot;one&quot;;&quot;1&quot;;IF([.G958]=&quot;two&quot;;&quot;2&quot;;IF([.G958]=&quot;three&quot;;&quot;3&quot;;IF([.G958]=&quot;four&quot;;&quot;4&quot;;IF([.G958]=&quot;five&quot;;&quot;5&quot;;IF([.G958]=&quot;six&quot;;&quot;6&quot;;IF([.G958]=&quot;seven&quot;;&quot;7&quot;;IF([.G958]=&quot;eight&quot;;&quot;8&quot;;IF([.G958]=&quot;nine&quot;;&quot;9&quot;;IF([.G958]=&quot;zero&quot;;&quot;0&quot;;VALUE([.G958]))))))))))))" office:value-type="float" office:value="9" calcext:value-type="float">
            <text:p>9</text:p>
          </table:table-cell>
          <table:table-cell table:style-name="ce7" table:formula="of:=IF(ISNA([.H958]);&quot;&quot;;IF([.H958]=&quot;eno&quot;;&quot;1&quot;;IF([.H958]=&quot;owt&quot;;&quot;2&quot;;IF([.H958]=&quot;eerht&quot;;&quot;3&quot;;IF([.H958]=&quot;ruof&quot;;&quot;4&quot;;IF([.H958]=&quot;evif&quot;;&quot;5&quot;;IF([.H958]=&quot;xis&quot;;&quot;6&quot;;IF([.H958]=&quot;neves&quot;;&quot;7&quot;;IF([.H958]=&quot;thgie&quot;;&quot;8&quot;;IF([.H958]=&quot;enin&quot;;&quot;9&quot;;IF([.H958]=&quot;orez&quot;;&quot;0&quot;;[.H958])))))))))))" office:value-type="string" office:string-value="5" calcext:value-type="string">
            <text:p>5</text:p>
          </table:table-cell>
          <table:table-cell table:formula="of:=IF(ISNA([.G958]);&quot;&quot;;VALUE(COM.MICROSOFT.CONCAT([.I958:.J958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8six</text:p>
          </table:table-cell>
          <table:table-cell table:style-name="ce4" table:formula="of:=ORG.LIBREOFFICE.REGEX([.A959];&quot;\D&quot;;&quot;&quot;;&quot;g&quot;)" office:value-type="string" office:string-value="8" calcext:value-type="string">
            <text:p>8</text:p>
          </table:table-cell>
          <table:table-cell table:formula="of:=LEFT([.B959];1)" office:value-type="string" office:string-value="8" calcext:value-type="string">
            <text:p>8</text:p>
          </table:table-cell>
          <table:table-cell table:style-name="ce5" table:formula="of:=RIGHT([.B959];1)" office:value-type="string" office:string-value="8" calcext:value-type="string">
            <text:p>8</text:p>
          </table:table-cell>
          <table:table-cell table:formula="of:=VALUE(COM.MICROSOFT.CONCAT([.C959];[.D959]))" office:value-type="float" office:value="88" calcext:value-type="float">
            <text:p>88</text:p>
          </table:table-cell>
          <table:table-cell table:style-name="ce14" table:formula="of:=(STRREV([.A959]))" office:value-type="string" office:string-value="xis8neves" calcext:value-type="string">
            <text:p>xis8neves</text:p>
          </table:table-cell>
          <table:table-cell table:formula="of:=ORG.LIBREOFFICE.REGEX([.A95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59];&quot;eno|owt|eerht|ruof|evif|xis|neves|thgie|enin|orez|\d&quot;;;1)" office:value-type="string" office:string-value="xis" calcext:value-type="string">
            <text:p>xis</text:p>
          </table:table-cell>
          <table:table-cell table:formula="of:=IF(ISNA([.G959]);&quot;&quot;;IF([.G959]=&quot;one&quot;;&quot;1&quot;;IF([.G959]=&quot;two&quot;;&quot;2&quot;;IF([.G959]=&quot;three&quot;;&quot;3&quot;;IF([.G959]=&quot;four&quot;;&quot;4&quot;;IF([.G959]=&quot;five&quot;;&quot;5&quot;;IF([.G959]=&quot;six&quot;;&quot;6&quot;;IF([.G959]=&quot;seven&quot;;&quot;7&quot;;IF([.G959]=&quot;eight&quot;;&quot;8&quot;;IF([.G959]=&quot;nine&quot;;&quot;9&quot;;IF([.G959]=&quot;zero&quot;;&quot;0&quot;;VALUE([.G959]))))))))))))" office:value-type="string" office:string-value="7" calcext:value-type="string">
            <text:p>7</text:p>
          </table:table-cell>
          <table:table-cell table:style-name="ce7" table:formula="of:=IF(ISNA([.H959]);&quot;&quot;;IF([.H959]=&quot;eno&quot;;&quot;1&quot;;IF([.H959]=&quot;owt&quot;;&quot;2&quot;;IF([.H959]=&quot;eerht&quot;;&quot;3&quot;;IF([.H959]=&quot;ruof&quot;;&quot;4&quot;;IF([.H959]=&quot;evif&quot;;&quot;5&quot;;IF([.H959]=&quot;xis&quot;;&quot;6&quot;;IF([.H959]=&quot;neves&quot;;&quot;7&quot;;IF([.H959]=&quot;thgie&quot;;&quot;8&quot;;IF([.H959]=&quot;enin&quot;;&quot;9&quot;;IF([.H959]=&quot;orez&quot;;&quot;0&quot;;[.H959])))))))))))" office:value-type="string" office:string-value="6" calcext:value-type="string">
            <text:p>6</text:p>
          </table:table-cell>
          <table:table-cell table:formula="of:=IF(ISNA([.G959]);&quot;&quot;;VALUE(COM.MICROSOFT.CONCAT([.I959:.J959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138six7six1four</text:p>
          </table:table-cell>
          <table:table-cell table:style-name="ce4" table:formula="of:=ORG.LIBREOFFICE.REGEX([.A960];&quot;\D&quot;;&quot;&quot;;&quot;g&quot;)" office:value-type="string" office:string-value="13871" calcext:value-type="string">
            <text:p>13871</text:p>
          </table:table-cell>
          <table:table-cell table:formula="of:=LEFT([.B960];1)" office:value-type="string" office:string-value="1" calcext:value-type="string">
            <text:p>1</text:p>
          </table:table-cell>
          <table:table-cell table:style-name="ce5" table:formula="of:=RIGHT([.B960];1)" office:value-type="string" office:string-value="1" calcext:value-type="string">
            <text:p>1</text:p>
          </table:table-cell>
          <table:table-cell table:formula="of:=VALUE(COM.MICROSOFT.CONCAT([.C960];[.D960]))" office:value-type="float" office:value="11" calcext:value-type="float">
            <text:p>11</text:p>
          </table:table-cell>
          <table:table-cell table:style-name="ce14" table:formula="of:=(STRREV([.A960]))" office:value-type="string" office:string-value="ruof1xis7xis831ruof" calcext:value-type="string">
            <text:p>ruof1xis7xis831ruof</text:p>
          </table:table-cell>
          <table:table-cell table:formula="of:=ORG.LIBREOFFICE.REGEX([.A960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60];&quot;eno|owt|eerht|ruof|evif|xis|neves|thgie|enin|orez|\d&quot;;;1)" office:value-type="string" office:string-value="ruof" calcext:value-type="string">
            <text:p>ruof</text:p>
          </table:table-cell>
          <table:table-cell table:formula="of:=IF(ISNA([.G960]);&quot;&quot;;IF([.G960]=&quot;one&quot;;&quot;1&quot;;IF([.G960]=&quot;two&quot;;&quot;2&quot;;IF([.G960]=&quot;three&quot;;&quot;3&quot;;IF([.G960]=&quot;four&quot;;&quot;4&quot;;IF([.G960]=&quot;five&quot;;&quot;5&quot;;IF([.G960]=&quot;six&quot;;&quot;6&quot;;IF([.G960]=&quot;seven&quot;;&quot;7&quot;;IF([.G960]=&quot;eight&quot;;&quot;8&quot;;IF([.G960]=&quot;nine&quot;;&quot;9&quot;;IF([.G960]=&quot;zero&quot;;&quot;0&quot;;VALUE([.G960]))))))))))))" office:value-type="string" office:string-value="4" calcext:value-type="string">
            <text:p>4</text:p>
          </table:table-cell>
          <table:table-cell table:style-name="ce7" table:formula="of:=IF(ISNA([.H960]);&quot;&quot;;IF([.H960]=&quot;eno&quot;;&quot;1&quot;;IF([.H960]=&quot;owt&quot;;&quot;2&quot;;IF([.H960]=&quot;eerht&quot;;&quot;3&quot;;IF([.H960]=&quot;ruof&quot;;&quot;4&quot;;IF([.H960]=&quot;evif&quot;;&quot;5&quot;;IF([.H960]=&quot;xis&quot;;&quot;6&quot;;IF([.H960]=&quot;neves&quot;;&quot;7&quot;;IF([.H960]=&quot;thgie&quot;;&quot;8&quot;;IF([.H960]=&quot;enin&quot;;&quot;9&quot;;IF([.H960]=&quot;orez&quot;;&quot;0&quot;;[.H960])))))))))))" office:value-type="string" office:string-value="4" calcext:value-type="string">
            <text:p>4</text:p>
          </table:table-cell>
          <table:table-cell table:formula="of:=IF(ISNA([.G960]);&quot;&quot;;VALUE(COM.MICROSOFT.CONCAT([.I960:.J96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vmpqprxdgj</text:p>
          </table:table-cell>
          <table:table-cell table:style-name="ce4" table:formula="of:=ORG.LIBREOFFICE.REGEX([.A961];&quot;\D&quot;;&quot;&quot;;&quot;g&quot;)" office:value-type="string" office:string-value="8" calcext:value-type="string">
            <text:p>8</text:p>
          </table:table-cell>
          <table:table-cell table:formula="of:=LEFT([.B961];1)" office:value-type="string" office:string-value="8" calcext:value-type="string">
            <text:p>8</text:p>
          </table:table-cell>
          <table:table-cell table:style-name="ce5" table:formula="of:=RIGHT([.B961];1)" office:value-type="string" office:string-value="8" calcext:value-type="string">
            <text:p>8</text:p>
          </table:table-cell>
          <table:table-cell table:formula="of:=VALUE(COM.MICROSOFT.CONCAT([.C961];[.D961]))" office:value-type="float" office:value="88" calcext:value-type="float">
            <text:p>88</text:p>
          </table:table-cell>
          <table:table-cell table:style-name="ce14" table:formula="of:=(STRREV([.A961]))" office:value-type="string" office:string-value="jgdxrpqpmv8" calcext:value-type="string">
            <text:p>jgdxrpqpmv8</text:p>
          </table:table-cell>
          <table:table-cell table:formula="of:=ORG.LIBREOFFICE.REGEX([.A96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61];&quot;eno|owt|eerht|ruof|evif|xis|neves|thgie|enin|orez|\d&quot;;;1)" office:value-type="string" office:string-value="8" calcext:value-type="string">
            <text:p>8</text:p>
          </table:table-cell>
          <table:table-cell table:formula="of:=IF(ISNA([.G961]);&quot;&quot;;IF([.G961]=&quot;one&quot;;&quot;1&quot;;IF([.G961]=&quot;two&quot;;&quot;2&quot;;IF([.G961]=&quot;three&quot;;&quot;3&quot;;IF([.G961]=&quot;four&quot;;&quot;4&quot;;IF([.G961]=&quot;five&quot;;&quot;5&quot;;IF([.G961]=&quot;six&quot;;&quot;6&quot;;IF([.G961]=&quot;seven&quot;;&quot;7&quot;;IF([.G961]=&quot;eight&quot;;&quot;8&quot;;IF([.G961]=&quot;nine&quot;;&quot;9&quot;;IF([.G961]=&quot;zero&quot;;&quot;0&quot;;VALUE([.G961]))))))))))))" office:value-type="float" office:value="8" calcext:value-type="float">
            <text:p>8</text:p>
          </table:table-cell>
          <table:table-cell table:style-name="ce7" table:formula="of:=IF(ISNA([.H961]);&quot;&quot;;IF([.H961]=&quot;eno&quot;;&quot;1&quot;;IF([.H961]=&quot;owt&quot;;&quot;2&quot;;IF([.H961]=&quot;eerht&quot;;&quot;3&quot;;IF([.H961]=&quot;ruof&quot;;&quot;4&quot;;IF([.H961]=&quot;evif&quot;;&quot;5&quot;;IF([.H961]=&quot;xis&quot;;&quot;6&quot;;IF([.H961]=&quot;neves&quot;;&quot;7&quot;;IF([.H961]=&quot;thgie&quot;;&quot;8&quot;;IF([.H961]=&quot;enin&quot;;&quot;9&quot;;IF([.H961]=&quot;orez&quot;;&quot;0&quot;;[.H961])))))))))))" office:value-type="string" office:string-value="8" calcext:value-type="string">
            <text:p>8</text:p>
          </table:table-cell>
          <table:table-cell table:style-name="ce7" table:formula="of:=IF(ISNA([.G961]);&quot;&quot;;VALUE(COM.MICROSOFT.CONCAT([.I961:.J96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zckvmtmbjtdqprvfxtkmgmmtgck</text:p>
          </table:table-cell>
          <table:table-cell table:style-name="ce4" table:formula="of:=ORG.LIBREOFFICE.REGEX([.A962];&quot;\D&quot;;&quot;&quot;;&quot;g&quot;)" office:value-type="string" office:string-value="8" calcext:value-type="string">
            <text:p>8</text:p>
          </table:table-cell>
          <table:table-cell table:formula="of:=LEFT([.B962];1)" office:value-type="string" office:string-value="8" calcext:value-type="string">
            <text:p>8</text:p>
          </table:table-cell>
          <table:table-cell table:style-name="ce5" table:formula="of:=RIGHT([.B962];1)" office:value-type="string" office:string-value="8" calcext:value-type="string">
            <text:p>8</text:p>
          </table:table-cell>
          <table:table-cell table:formula="of:=VALUE(COM.MICROSOFT.CONCAT([.C962];[.D962]))" office:value-type="float" office:value="88" calcext:value-type="float">
            <text:p>88</text:p>
          </table:table-cell>
          <table:table-cell table:style-name="ce14" table:formula="of:=(STRREV([.A962]))" office:value-type="string" office:string-value="kcgtmmgmktxfvrpqdtjbmtmvkcz8" calcext:value-type="string">
            <text:p>kcgtmmgmktxfvrpqdtjbmtmvkcz8</text:p>
          </table:table-cell>
          <table:table-cell table:formula="of:=ORG.LIBREOFFICE.REGEX([.A96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62];&quot;eno|owt|eerht|ruof|evif|xis|neves|thgie|enin|orez|\d&quot;;;1)" office:value-type="string" office:string-value="8" calcext:value-type="string">
            <text:p>8</text:p>
          </table:table-cell>
          <table:table-cell table:formula="of:=IF(ISNA([.G962]);&quot;&quot;;IF([.G962]=&quot;one&quot;;&quot;1&quot;;IF([.G962]=&quot;two&quot;;&quot;2&quot;;IF([.G962]=&quot;three&quot;;&quot;3&quot;;IF([.G962]=&quot;four&quot;;&quot;4&quot;;IF([.G962]=&quot;five&quot;;&quot;5&quot;;IF([.G962]=&quot;six&quot;;&quot;6&quot;;IF([.G962]=&quot;seven&quot;;&quot;7&quot;;IF([.G962]=&quot;eight&quot;;&quot;8&quot;;IF([.G962]=&quot;nine&quot;;&quot;9&quot;;IF([.G962]=&quot;zero&quot;;&quot;0&quot;;VALUE([.G962]))))))))))))" office:value-type="float" office:value="8" calcext:value-type="float">
            <text:p>8</text:p>
          </table:table-cell>
          <table:table-cell table:style-name="ce7" table:formula="of:=IF(ISNA([.H962]);&quot;&quot;;IF([.H962]=&quot;eno&quot;;&quot;1&quot;;IF([.H962]=&quot;owt&quot;;&quot;2&quot;;IF([.H962]=&quot;eerht&quot;;&quot;3&quot;;IF([.H962]=&quot;ruof&quot;;&quot;4&quot;;IF([.H962]=&quot;evif&quot;;&quot;5&quot;;IF([.H962]=&quot;xis&quot;;&quot;6&quot;;IF([.H962]=&quot;neves&quot;;&quot;7&quot;;IF([.H962]=&quot;thgie&quot;;&quot;8&quot;;IF([.H962]=&quot;enin&quot;;&quot;9&quot;;IF([.H962]=&quot;orez&quot;;&quot;0&quot;;[.H962])))))))))))" office:value-type="string" office:string-value="8" calcext:value-type="string">
            <text:p>8</text:p>
          </table:table-cell>
          <table:table-cell table:style-name="ce7" table:formula="of:=IF(ISNA([.G962]);&quot;&quot;;VALUE(COM.MICROSOFT.CONCAT([.I962:.J962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vlzthree49</text:p>
          </table:table-cell>
          <table:table-cell table:style-name="ce4" table:formula="of:=ORG.LIBREOFFICE.REGEX([.A963];&quot;\D&quot;;&quot;&quot;;&quot;g&quot;)" office:value-type="string" office:string-value="849" calcext:value-type="string">
            <text:p>849</text:p>
          </table:table-cell>
          <table:table-cell table:formula="of:=LEFT([.B963];1)" office:value-type="string" office:string-value="8" calcext:value-type="string">
            <text:p>8</text:p>
          </table:table-cell>
          <table:table-cell table:style-name="ce5" table:formula="of:=RIGHT([.B963];1)" office:value-type="string" office:string-value="9" calcext:value-type="string">
            <text:p>9</text:p>
          </table:table-cell>
          <table:table-cell table:formula="of:=VALUE(COM.MICROSOFT.CONCAT([.C963];[.D963]))" office:value-type="float" office:value="89" calcext:value-type="float">
            <text:p>89</text:p>
          </table:table-cell>
          <table:table-cell table:style-name="ce14" table:formula="of:=(STRREV([.A963]))" office:value-type="string" office:string-value="94eerhtzlv8" calcext:value-type="string">
            <text:p>94eerhtzlv8</text:p>
          </table:table-cell>
          <table:table-cell table:formula="of:=ORG.LIBREOFFICE.REGEX([.A96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63];&quot;eno|owt|eerht|ruof|evif|xis|neves|thgie|enin|orez|\d&quot;;;1)" office:value-type="string" office:string-value="9" calcext:value-type="string">
            <text:p>9</text:p>
          </table:table-cell>
          <table:table-cell table:formula="of:=IF(ISNA([.G963]);&quot;&quot;;IF([.G963]=&quot;one&quot;;&quot;1&quot;;IF([.G963]=&quot;two&quot;;&quot;2&quot;;IF([.G963]=&quot;three&quot;;&quot;3&quot;;IF([.G963]=&quot;four&quot;;&quot;4&quot;;IF([.G963]=&quot;five&quot;;&quot;5&quot;;IF([.G963]=&quot;six&quot;;&quot;6&quot;;IF([.G963]=&quot;seven&quot;;&quot;7&quot;;IF([.G963]=&quot;eight&quot;;&quot;8&quot;;IF([.G963]=&quot;nine&quot;;&quot;9&quot;;IF([.G963]=&quot;zero&quot;;&quot;0&quot;;VALUE([.G963]))))))))))))" office:value-type="float" office:value="8" calcext:value-type="float">
            <text:p>8</text:p>
          </table:table-cell>
          <table:table-cell table:style-name="ce7" table:formula="of:=IF(ISNA([.H963]);&quot;&quot;;IF([.H963]=&quot;eno&quot;;&quot;1&quot;;IF([.H963]=&quot;owt&quot;;&quot;2&quot;;IF([.H963]=&quot;eerht&quot;;&quot;3&quot;;IF([.H963]=&quot;ruof&quot;;&quot;4&quot;;IF([.H963]=&quot;evif&quot;;&quot;5&quot;;IF([.H963]=&quot;xis&quot;;&quot;6&quot;;IF([.H963]=&quot;neves&quot;;&quot;7&quot;;IF([.H963]=&quot;thgie&quot;;&quot;8&quot;;IF([.H963]=&quot;enin&quot;;&quot;9&quot;;IF([.H963]=&quot;orez&quot;;&quot;0&quot;;[.H963])))))))))))" office:value-type="string" office:string-value="9" calcext:value-type="string">
            <text:p>9</text:p>
          </table:table-cell>
          <table:table-cell table:formula="of:=IF(ISNA([.G963]);&quot;&quot;;VALUE(COM.MICROSOFT.CONCAT([.I963:.J963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ddbmbeightfive523sixtwo</text:p>
          </table:table-cell>
          <table:table-cell table:style-name="ce4" table:formula="of:=ORG.LIBREOFFICE.REGEX([.A964];&quot;\D&quot;;&quot;&quot;;&quot;g&quot;)" office:value-type="string" office:string-value="523" calcext:value-type="string">
            <text:p>523</text:p>
          </table:table-cell>
          <table:table-cell table:formula="of:=LEFT([.B964];1)" office:value-type="string" office:string-value="5" calcext:value-type="string">
            <text:p>5</text:p>
          </table:table-cell>
          <table:table-cell table:style-name="ce5" table:formula="of:=RIGHT([.B964];1)" office:value-type="string" office:string-value="3" calcext:value-type="string">
            <text:p>3</text:p>
          </table:table-cell>
          <table:table-cell table:formula="of:=VALUE(COM.MICROSOFT.CONCAT([.C964];[.D964]))" office:value-type="float" office:value="53" calcext:value-type="float">
            <text:p>53</text:p>
          </table:table-cell>
          <table:table-cell table:style-name="ce14" table:formula="of:=(STRREV([.A964]))" office:value-type="string" office:string-value="owtxis325evifthgiebmbddseno" calcext:value-type="string">
            <text:p>owtxis325evifthgiebmbddseno</text:p>
          </table:table-cell>
          <table:table-cell table:formula="of:=ORG.LIBREOFFICE.REGEX([.A96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64];&quot;eno|owt|eerht|ruof|evif|xis|neves|thgie|enin|orez|\d&quot;;;1)" office:value-type="string" office:string-value="owt" calcext:value-type="string">
            <text:p>owt</text:p>
          </table:table-cell>
          <table:table-cell table:formula="of:=IF(ISNA([.G964]);&quot;&quot;;IF([.G964]=&quot;one&quot;;&quot;1&quot;;IF([.G964]=&quot;two&quot;;&quot;2&quot;;IF([.G964]=&quot;three&quot;;&quot;3&quot;;IF([.G964]=&quot;four&quot;;&quot;4&quot;;IF([.G964]=&quot;five&quot;;&quot;5&quot;;IF([.G964]=&quot;six&quot;;&quot;6&quot;;IF([.G964]=&quot;seven&quot;;&quot;7&quot;;IF([.G964]=&quot;eight&quot;;&quot;8&quot;;IF([.G964]=&quot;nine&quot;;&quot;9&quot;;IF([.G964]=&quot;zero&quot;;&quot;0&quot;;VALUE([.G964]))))))))))))" office:value-type="string" office:string-value="1" calcext:value-type="string">
            <text:p>1</text:p>
          </table:table-cell>
          <table:table-cell table:style-name="ce7" table:formula="of:=IF(ISNA([.H964]);&quot;&quot;;IF([.H964]=&quot;eno&quot;;&quot;1&quot;;IF([.H964]=&quot;owt&quot;;&quot;2&quot;;IF([.H964]=&quot;eerht&quot;;&quot;3&quot;;IF([.H964]=&quot;ruof&quot;;&quot;4&quot;;IF([.H964]=&quot;evif&quot;;&quot;5&quot;;IF([.H964]=&quot;xis&quot;;&quot;6&quot;;IF([.H964]=&quot;neves&quot;;&quot;7&quot;;IF([.H964]=&quot;thgie&quot;;&quot;8&quot;;IF([.H964]=&quot;enin&quot;;&quot;9&quot;;IF([.H964]=&quot;orez&quot;;&quot;0&quot;;[.H964])))))))))))" office:value-type="string" office:string-value="2" calcext:value-type="string">
            <text:p>2</text:p>
          </table:table-cell>
          <table:table-cell table:formula="of:=IF(ISNA([.G964]);&quot;&quot;;VALUE(COM.MICROSOFT.CONCAT([.I964:.J964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jcfjq3</text:p>
          </table:table-cell>
          <table:table-cell table:style-name="ce4" table:formula="of:=ORG.LIBREOFFICE.REGEX([.A965];&quot;\D&quot;;&quot;&quot;;&quot;g&quot;)" office:value-type="string" office:string-value="93" calcext:value-type="string">
            <text:p>93</text:p>
          </table:table-cell>
          <table:table-cell table:formula="of:=LEFT([.B965];1)" office:value-type="string" office:string-value="9" calcext:value-type="string">
            <text:p>9</text:p>
          </table:table-cell>
          <table:table-cell table:style-name="ce5" table:formula="of:=RIGHT([.B965];1)" office:value-type="string" office:string-value="3" calcext:value-type="string">
            <text:p>3</text:p>
          </table:table-cell>
          <table:table-cell table:formula="of:=VALUE(COM.MICROSOFT.CONCAT([.C965];[.D965]))" office:value-type="float" office:value="93" calcext:value-type="float">
            <text:p>93</text:p>
          </table:table-cell>
          <table:table-cell table:style-name="ce14" table:formula="of:=(STRREV([.A965]))" office:value-type="string" office:string-value="3qjfcj9" calcext:value-type="string">
            <text:p>3qjfcj9</text:p>
          </table:table-cell>
          <table:table-cell table:formula="of:=ORG.LIBREOFFICE.REGEX([.A96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65];&quot;eno|owt|eerht|ruof|evif|xis|neves|thgie|enin|orez|\d&quot;;;1)" office:value-type="string" office:string-value="3" calcext:value-type="string">
            <text:p>3</text:p>
          </table:table-cell>
          <table:table-cell table:formula="of:=IF(ISNA([.G965]);&quot;&quot;;IF([.G965]=&quot;one&quot;;&quot;1&quot;;IF([.G965]=&quot;two&quot;;&quot;2&quot;;IF([.G965]=&quot;three&quot;;&quot;3&quot;;IF([.G965]=&quot;four&quot;;&quot;4&quot;;IF([.G965]=&quot;five&quot;;&quot;5&quot;;IF([.G965]=&quot;six&quot;;&quot;6&quot;;IF([.G965]=&quot;seven&quot;;&quot;7&quot;;IF([.G965]=&quot;eight&quot;;&quot;8&quot;;IF([.G965]=&quot;nine&quot;;&quot;9&quot;;IF([.G965]=&quot;zero&quot;;&quot;0&quot;;VALUE([.G965]))))))))))))" office:value-type="float" office:value="9" calcext:value-type="float">
            <text:p>9</text:p>
          </table:table-cell>
          <table:table-cell table:style-name="ce7" table:formula="of:=IF(ISNA([.H965]);&quot;&quot;;IF([.H965]=&quot;eno&quot;;&quot;1&quot;;IF([.H965]=&quot;owt&quot;;&quot;2&quot;;IF([.H965]=&quot;eerht&quot;;&quot;3&quot;;IF([.H965]=&quot;ruof&quot;;&quot;4&quot;;IF([.H965]=&quot;evif&quot;;&quot;5&quot;;IF([.H965]=&quot;xis&quot;;&quot;6&quot;;IF([.H965]=&quot;neves&quot;;&quot;7&quot;;IF([.H965]=&quot;thgie&quot;;&quot;8&quot;;IF([.H965]=&quot;enin&quot;;&quot;9&quot;;IF([.H965]=&quot;orez&quot;;&quot;0&quot;;[.H965])))))))))))" office:value-type="string" office:string-value="3" calcext:value-type="string">
            <text:p>3</text:p>
          </table:table-cell>
          <table:table-cell table:style-name="ce7" table:formula="of:=IF(ISNA([.G965]);&quot;&quot;;VALUE(COM.MICROSOFT.CONCAT([.I965:.J965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qlhxfour</text:p>
          </table:table-cell>
          <table:table-cell table:style-name="ce4" table:formula="of:=ORG.LIBREOFFICE.REGEX([.A966];&quot;\D&quot;;&quot;&quot;;&quot;g&quot;)" office:value-type="string" office:string-value="5" calcext:value-type="string">
            <text:p>5</text:p>
          </table:table-cell>
          <table:table-cell table:formula="of:=LEFT([.B966];1)" office:value-type="string" office:string-value="5" calcext:value-type="string">
            <text:p>5</text:p>
          </table:table-cell>
          <table:table-cell table:style-name="ce5" table:formula="of:=RIGHT([.B966];1)" office:value-type="string" office:string-value="5" calcext:value-type="string">
            <text:p>5</text:p>
          </table:table-cell>
          <table:table-cell table:formula="of:=VALUE(COM.MICROSOFT.CONCAT([.C966];[.D966]))" office:value-type="float" office:value="55" calcext:value-type="float">
            <text:p>55</text:p>
          </table:table-cell>
          <table:table-cell table:style-name="ce14" table:formula="of:=(STRREV([.A966]))" office:value-type="string" office:string-value="ruofxhlq5" calcext:value-type="string">
            <text:p>ruofxhlq5</text:p>
          </table:table-cell>
          <table:table-cell table:formula="of:=ORG.LIBREOFFICE.REGEX([.A96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66];&quot;eno|owt|eerht|ruof|evif|xis|neves|thgie|enin|orez|\d&quot;;;1)" office:value-type="string" office:string-value="ruof" calcext:value-type="string">
            <text:p>ruof</text:p>
          </table:table-cell>
          <table:table-cell table:formula="of:=IF(ISNA([.G966]);&quot;&quot;;IF([.G966]=&quot;one&quot;;&quot;1&quot;;IF([.G966]=&quot;two&quot;;&quot;2&quot;;IF([.G966]=&quot;three&quot;;&quot;3&quot;;IF([.G966]=&quot;four&quot;;&quot;4&quot;;IF([.G966]=&quot;five&quot;;&quot;5&quot;;IF([.G966]=&quot;six&quot;;&quot;6&quot;;IF([.G966]=&quot;seven&quot;;&quot;7&quot;;IF([.G966]=&quot;eight&quot;;&quot;8&quot;;IF([.G966]=&quot;nine&quot;;&quot;9&quot;;IF([.G966]=&quot;zero&quot;;&quot;0&quot;;VALUE([.G966]))))))))))))" office:value-type="float" office:value="5" calcext:value-type="float">
            <text:p>5</text:p>
          </table:table-cell>
          <table:table-cell table:style-name="ce7" table:formula="of:=IF(ISNA([.H966]);&quot;&quot;;IF([.H966]=&quot;eno&quot;;&quot;1&quot;;IF([.H966]=&quot;owt&quot;;&quot;2&quot;;IF([.H966]=&quot;eerht&quot;;&quot;3&quot;;IF([.H966]=&quot;ruof&quot;;&quot;4&quot;;IF([.H966]=&quot;evif&quot;;&quot;5&quot;;IF([.H966]=&quot;xis&quot;;&quot;6&quot;;IF([.H966]=&quot;neves&quot;;&quot;7&quot;;IF([.H966]=&quot;thgie&quot;;&quot;8&quot;;IF([.H966]=&quot;enin&quot;;&quot;9&quot;;IF([.H966]=&quot;orez&quot;;&quot;0&quot;;[.H966])))))))))))" office:value-type="string" office:string-value="4" calcext:value-type="string">
            <text:p>4</text:p>
          </table:table-cell>
          <table:table-cell table:formula="of:=IF(ISNA([.G966]);&quot;&quot;;VALUE(COM.MICROSOFT.CONCAT([.I966:.J966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ive4</text:p>
          </table:table-cell>
          <table:table-cell table:style-name="ce4" table:formula="of:=ORG.LIBREOFFICE.REGEX([.A967];&quot;\D&quot;;&quot;&quot;;&quot;g&quot;)" office:value-type="string" office:string-value="34" calcext:value-type="string">
            <text:p>34</text:p>
          </table:table-cell>
          <table:table-cell table:formula="of:=LEFT([.B967];1)" office:value-type="string" office:string-value="3" calcext:value-type="string">
            <text:p>3</text:p>
          </table:table-cell>
          <table:table-cell table:style-name="ce5" table:formula="of:=RIGHT([.B967];1)" office:value-type="string" office:string-value="4" calcext:value-type="string">
            <text:p>4</text:p>
          </table:table-cell>
          <table:table-cell table:formula="of:=VALUE(COM.MICROSOFT.CONCAT([.C967];[.D967]))" office:value-type="float" office:value="34" calcext:value-type="float">
            <text:p>34</text:p>
          </table:table-cell>
          <table:table-cell table:style-name="ce14" table:formula="of:=(STRREV([.A967]))" office:value-type="string" office:string-value="4evif3" calcext:value-type="string">
            <text:p>4evif3</text:p>
          </table:table-cell>
          <table:table-cell table:formula="of:=ORG.LIBREOFFICE.REGEX([.A96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67];&quot;eno|owt|eerht|ruof|evif|xis|neves|thgie|enin|orez|\d&quot;;;1)" office:value-type="string" office:string-value="4" calcext:value-type="string">
            <text:p>4</text:p>
          </table:table-cell>
          <table:table-cell table:formula="of:=IF(ISNA([.G967]);&quot;&quot;;IF([.G967]=&quot;one&quot;;&quot;1&quot;;IF([.G967]=&quot;two&quot;;&quot;2&quot;;IF([.G967]=&quot;three&quot;;&quot;3&quot;;IF([.G967]=&quot;four&quot;;&quot;4&quot;;IF([.G967]=&quot;five&quot;;&quot;5&quot;;IF([.G967]=&quot;six&quot;;&quot;6&quot;;IF([.G967]=&quot;seven&quot;;&quot;7&quot;;IF([.G967]=&quot;eight&quot;;&quot;8&quot;;IF([.G967]=&quot;nine&quot;;&quot;9&quot;;IF([.G967]=&quot;zero&quot;;&quot;0&quot;;VALUE([.G967]))))))))))))" office:value-type="float" office:value="3" calcext:value-type="float">
            <text:p>3</text:p>
          </table:table-cell>
          <table:table-cell table:style-name="ce7" table:formula="of:=IF(ISNA([.H967]);&quot;&quot;;IF([.H967]=&quot;eno&quot;;&quot;1&quot;;IF([.H967]=&quot;owt&quot;;&quot;2&quot;;IF([.H967]=&quot;eerht&quot;;&quot;3&quot;;IF([.H967]=&quot;ruof&quot;;&quot;4&quot;;IF([.H967]=&quot;evif&quot;;&quot;5&quot;;IF([.H967]=&quot;xis&quot;;&quot;6&quot;;IF([.H967]=&quot;neves&quot;;&quot;7&quot;;IF([.H967]=&quot;thgie&quot;;&quot;8&quot;;IF([.H967]=&quot;enin&quot;;&quot;9&quot;;IF([.H967]=&quot;orez&quot;;&quot;0&quot;;[.H967])))))))))))" office:value-type="string" office:string-value="4" calcext:value-type="string">
            <text:p>4</text:p>
          </table:table-cell>
          <table:table-cell table:formula="of:=IF(ISNA([.G967]);&quot;&quot;;VALUE(COM.MICROSOFT.CONCAT([.I967:.J967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kvfourseven7vdh</text:p>
          </table:table-cell>
          <table:table-cell table:style-name="ce4" table:formula="of:=ORG.LIBREOFFICE.REGEX([.A968];&quot;\D&quot;;&quot;&quot;;&quot;g&quot;)" office:value-type="string" office:string-value="27" calcext:value-type="string">
            <text:p>27</text:p>
          </table:table-cell>
          <table:table-cell table:formula="of:=LEFT([.B968];1)" office:value-type="string" office:string-value="2" calcext:value-type="string">
            <text:p>2</text:p>
          </table:table-cell>
          <table:table-cell table:style-name="ce5" table:formula="of:=RIGHT([.B968];1)" office:value-type="string" office:string-value="7" calcext:value-type="string">
            <text:p>7</text:p>
          </table:table-cell>
          <table:table-cell table:formula="of:=VALUE(COM.MICROSOFT.CONCAT([.C968];[.D968]))" office:value-type="float" office:value="27" calcext:value-type="float">
            <text:p>27</text:p>
          </table:table-cell>
          <table:table-cell table:style-name="ce14" table:formula="of:=(STRREV([.A968]))" office:value-type="string" office:string-value="hdv7nevesruofvk2" calcext:value-type="string">
            <text:p>hdv7nevesruofvk2</text:p>
          </table:table-cell>
          <table:table-cell table:formula="of:=ORG.LIBREOFFICE.REGEX([.A96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68];&quot;eno|owt|eerht|ruof|evif|xis|neves|thgie|enin|orez|\d&quot;;;1)" office:value-type="string" office:string-value="7" calcext:value-type="string">
            <text:p>7</text:p>
          </table:table-cell>
          <table:table-cell table:formula="of:=IF(ISNA([.G968]);&quot;&quot;;IF([.G968]=&quot;one&quot;;&quot;1&quot;;IF([.G968]=&quot;two&quot;;&quot;2&quot;;IF([.G968]=&quot;three&quot;;&quot;3&quot;;IF([.G968]=&quot;four&quot;;&quot;4&quot;;IF([.G968]=&quot;five&quot;;&quot;5&quot;;IF([.G968]=&quot;six&quot;;&quot;6&quot;;IF([.G968]=&quot;seven&quot;;&quot;7&quot;;IF([.G968]=&quot;eight&quot;;&quot;8&quot;;IF([.G968]=&quot;nine&quot;;&quot;9&quot;;IF([.G968]=&quot;zero&quot;;&quot;0&quot;;VALUE([.G968]))))))))))))" office:value-type="float" office:value="2" calcext:value-type="float">
            <text:p>2</text:p>
          </table:table-cell>
          <table:table-cell table:style-name="ce7" table:formula="of:=IF(ISNA([.H968]);&quot;&quot;;IF([.H968]=&quot;eno&quot;;&quot;1&quot;;IF([.H968]=&quot;owt&quot;;&quot;2&quot;;IF([.H968]=&quot;eerht&quot;;&quot;3&quot;;IF([.H968]=&quot;ruof&quot;;&quot;4&quot;;IF([.H968]=&quot;evif&quot;;&quot;5&quot;;IF([.H968]=&quot;xis&quot;;&quot;6&quot;;IF([.H968]=&quot;neves&quot;;&quot;7&quot;;IF([.H968]=&quot;thgie&quot;;&quot;8&quot;;IF([.H968]=&quot;enin&quot;;&quot;9&quot;;IF([.H968]=&quot;orez&quot;;&quot;0&quot;;[.H968])))))))))))" office:value-type="string" office:string-value="7" calcext:value-type="string">
            <text:p>7</text:p>
          </table:table-cell>
          <table:table-cell table:formula="of:=IF(ISNA([.G968]);&quot;&quot;;VALUE(COM.MICROSOFT.CONCAT([.I968:.J968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one7</text:p>
          </table:table-cell>
          <table:table-cell table:style-name="ce4" table:formula="of:=ORG.LIBREOFFICE.REGEX([.A969];&quot;\D&quot;;&quot;&quot;;&quot;g&quot;)" office:value-type="string" office:string-value="17" calcext:value-type="string">
            <text:p>17</text:p>
          </table:table-cell>
          <table:table-cell table:formula="of:=LEFT([.B969];1)" office:value-type="string" office:string-value="1" calcext:value-type="string">
            <text:p>1</text:p>
          </table:table-cell>
          <table:table-cell table:style-name="ce5" table:formula="of:=RIGHT([.B969];1)" office:value-type="string" office:string-value="7" calcext:value-type="string">
            <text:p>7</text:p>
          </table:table-cell>
          <table:table-cell table:formula="of:=VALUE(COM.MICROSOFT.CONCAT([.C969];[.D969]))" office:value-type="float" office:value="17" calcext:value-type="float">
            <text:p>17</text:p>
          </table:table-cell>
          <table:table-cell table:style-name="ce14" table:formula="of:=(STRREV([.A969]))" office:value-type="string" office:string-value="7eno1neves" calcext:value-type="string">
            <text:p>7eno1neves</text:p>
          </table:table-cell>
          <table:table-cell table:formula="of:=ORG.LIBREOFFICE.REGEX([.A96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69];&quot;eno|owt|eerht|ruof|evif|xis|neves|thgie|enin|orez|\d&quot;;;1)" office:value-type="string" office:string-value="7" calcext:value-type="string">
            <text:p>7</text:p>
          </table:table-cell>
          <table:table-cell table:formula="of:=IF(ISNA([.G969]);&quot;&quot;;IF([.G969]=&quot;one&quot;;&quot;1&quot;;IF([.G969]=&quot;two&quot;;&quot;2&quot;;IF([.G969]=&quot;three&quot;;&quot;3&quot;;IF([.G969]=&quot;four&quot;;&quot;4&quot;;IF([.G969]=&quot;five&quot;;&quot;5&quot;;IF([.G969]=&quot;six&quot;;&quot;6&quot;;IF([.G969]=&quot;seven&quot;;&quot;7&quot;;IF([.G969]=&quot;eight&quot;;&quot;8&quot;;IF([.G969]=&quot;nine&quot;;&quot;9&quot;;IF([.G969]=&quot;zero&quot;;&quot;0&quot;;VALUE([.G969]))))))))))))" office:value-type="string" office:string-value="7" calcext:value-type="string">
            <text:p>7</text:p>
          </table:table-cell>
          <table:table-cell table:style-name="ce7" table:formula="of:=IF(ISNA([.H969]);&quot;&quot;;IF([.H969]=&quot;eno&quot;;&quot;1&quot;;IF([.H969]=&quot;owt&quot;;&quot;2&quot;;IF([.H969]=&quot;eerht&quot;;&quot;3&quot;;IF([.H969]=&quot;ruof&quot;;&quot;4&quot;;IF([.H969]=&quot;evif&quot;;&quot;5&quot;;IF([.H969]=&quot;xis&quot;;&quot;6&quot;;IF([.H969]=&quot;neves&quot;;&quot;7&quot;;IF([.H969]=&quot;thgie&quot;;&quot;8&quot;;IF([.H969]=&quot;enin&quot;;&quot;9&quot;;IF([.H969]=&quot;orez&quot;;&quot;0&quot;;[.H969])))))))))))" office:value-type="string" office:string-value="7" calcext:value-type="string">
            <text:p>7</text:p>
          </table:table-cell>
          <table:table-cell table:formula="of:=IF(ISNA([.G969]);&quot;&quot;;VALUE(COM.MICROSOFT.CONCAT([.I969:.J969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v</text:p>
          </table:table-cell>
          <table:table-cell table:style-name="ce4" table:formula="of:=ORG.LIBREOFFICE.REGEX([.A970];&quot;\D&quot;;&quot;&quot;;&quot;g&quot;)" office:value-type="string" office:string-value="7" calcext:value-type="string">
            <text:p>7</text:p>
          </table:table-cell>
          <table:table-cell table:formula="of:=LEFT([.B970];1)" office:value-type="string" office:string-value="7" calcext:value-type="string">
            <text:p>7</text:p>
          </table:table-cell>
          <table:table-cell table:style-name="ce5" table:formula="of:=RIGHT([.B970];1)" office:value-type="string" office:string-value="7" calcext:value-type="string">
            <text:p>7</text:p>
          </table:table-cell>
          <table:table-cell table:formula="of:=VALUE(COM.MICROSOFT.CONCAT([.C970];[.D970]))" office:value-type="float" office:value="77" calcext:value-type="float">
            <text:p>77</text:p>
          </table:table-cell>
          <table:table-cell table:style-name="ce14" table:formula="of:=(STRREV([.A970]))" office:value-type="string" office:string-value="v7" calcext:value-type="string">
            <text:p>v7</text:p>
          </table:table-cell>
          <table:table-cell table:formula="of:=ORG.LIBREOFFICE.REGEX([.A97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70];&quot;eno|owt|eerht|ruof|evif|xis|neves|thgie|enin|orez|\d&quot;;;1)" office:value-type="string" office:string-value="7" calcext:value-type="string">
            <text:p>7</text:p>
          </table:table-cell>
          <table:table-cell table:formula="of:=IF(ISNA([.G970]);&quot;&quot;;IF([.G970]=&quot;one&quot;;&quot;1&quot;;IF([.G970]=&quot;two&quot;;&quot;2&quot;;IF([.G970]=&quot;three&quot;;&quot;3&quot;;IF([.G970]=&quot;four&quot;;&quot;4&quot;;IF([.G970]=&quot;five&quot;;&quot;5&quot;;IF([.G970]=&quot;six&quot;;&quot;6&quot;;IF([.G970]=&quot;seven&quot;;&quot;7&quot;;IF([.G970]=&quot;eight&quot;;&quot;8&quot;;IF([.G970]=&quot;nine&quot;;&quot;9&quot;;IF([.G970]=&quot;zero&quot;;&quot;0&quot;;VALUE([.G970]))))))))))))" office:value-type="float" office:value="7" calcext:value-type="float">
            <text:p>7</text:p>
          </table:table-cell>
          <table:table-cell table:style-name="ce7" table:formula="of:=IF(ISNA([.H970]);&quot;&quot;;IF([.H970]=&quot;eno&quot;;&quot;1&quot;;IF([.H970]=&quot;owt&quot;;&quot;2&quot;;IF([.H970]=&quot;eerht&quot;;&quot;3&quot;;IF([.H970]=&quot;ruof&quot;;&quot;4&quot;;IF([.H970]=&quot;evif&quot;;&quot;5&quot;;IF([.H970]=&quot;xis&quot;;&quot;6&quot;;IF([.H970]=&quot;neves&quot;;&quot;7&quot;;IF([.H970]=&quot;thgie&quot;;&quot;8&quot;;IF([.H970]=&quot;enin&quot;;&quot;9&quot;;IF([.H970]=&quot;orez&quot;;&quot;0&quot;;[.H970])))))))))))" office:value-type="string" office:string-value="7" calcext:value-type="string">
            <text:p>7</text:p>
          </table:table-cell>
          <table:table-cell table:style-name="ce7" table:formula="of:=IF(ISNA([.G970]);&quot;&quot;;VALUE(COM.MICROSOFT.CONCAT([.I970:.J970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dnh568oneninehqftnfninetwonejjn</text:p>
          </table:table-cell>
          <table:table-cell table:style-name="ce4" table:formula="of:=ORG.LIBREOFFICE.REGEX([.A971];&quot;\D&quot;;&quot;&quot;;&quot;g&quot;)" office:value-type="string" office:string-value="568" calcext:value-type="string">
            <text:p>568</text:p>
          </table:table-cell>
          <table:table-cell table:formula="of:=LEFT([.B971];1)" office:value-type="string" office:string-value="5" calcext:value-type="string">
            <text:p>5</text:p>
          </table:table-cell>
          <table:table-cell table:style-name="ce5" table:formula="of:=RIGHT([.B971];1)" office:value-type="string" office:string-value="8" calcext:value-type="string">
            <text:p>8</text:p>
          </table:table-cell>
          <table:table-cell table:formula="of:=VALUE(COM.MICROSOFT.CONCAT([.C971];[.D971]))" office:value-type="float" office:value="58" calcext:value-type="float">
            <text:p>58</text:p>
          </table:table-cell>
          <table:table-cell table:style-name="ce14" table:formula="of:=(STRREV([.A971]))" office:value-type="string" office:string-value="njjenowteninfntfqhenineno865hndruof" calcext:value-type="string">
            <text:p>njjenowteninfntfqhenineno865hndruof</text:p>
          </table:table-cell>
          <table:table-cell table:formula="of:=ORG.LIBREOFFICE.REGEX([.A97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71];&quot;eno|owt|eerht|ruof|evif|xis|neves|thgie|enin|orez|\d&quot;;;1)" office:value-type="string" office:string-value="eno" calcext:value-type="string">
            <text:p>eno</text:p>
          </table:table-cell>
          <table:table-cell table:formula="of:=IF(ISNA([.G971]);&quot;&quot;;IF([.G971]=&quot;one&quot;;&quot;1&quot;;IF([.G971]=&quot;two&quot;;&quot;2&quot;;IF([.G971]=&quot;three&quot;;&quot;3&quot;;IF([.G971]=&quot;four&quot;;&quot;4&quot;;IF([.G971]=&quot;five&quot;;&quot;5&quot;;IF([.G971]=&quot;six&quot;;&quot;6&quot;;IF([.G971]=&quot;seven&quot;;&quot;7&quot;;IF([.G971]=&quot;eight&quot;;&quot;8&quot;;IF([.G971]=&quot;nine&quot;;&quot;9&quot;;IF([.G971]=&quot;zero&quot;;&quot;0&quot;;VALUE([.G971]))))))))))))" office:value-type="string" office:string-value="4" calcext:value-type="string">
            <text:p>4</text:p>
          </table:table-cell>
          <table:table-cell table:style-name="ce7" table:formula="of:=IF(ISNA([.H971]);&quot;&quot;;IF([.H971]=&quot;eno&quot;;&quot;1&quot;;IF([.H971]=&quot;owt&quot;;&quot;2&quot;;IF([.H971]=&quot;eerht&quot;;&quot;3&quot;;IF([.H971]=&quot;ruof&quot;;&quot;4&quot;;IF([.H971]=&quot;evif&quot;;&quot;5&quot;;IF([.H971]=&quot;xis&quot;;&quot;6&quot;;IF([.H971]=&quot;neves&quot;;&quot;7&quot;;IF([.H971]=&quot;thgie&quot;;&quot;8&quot;;IF([.H971]=&quot;enin&quot;;&quot;9&quot;;IF([.H971]=&quot;orez&quot;;&quot;0&quot;;[.H971])))))))))))" office:value-type="string" office:string-value="1" calcext:value-type="string">
            <text:p>1</text:p>
          </table:table-cell>
          <table:table-cell table:formula="of:=IF(ISNA([.G971]);&quot;&quot;;VALUE(COM.MICROSOFT.CONCAT([.I971:.J971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vcxz21seven</text:p>
          </table:table-cell>
          <table:table-cell table:style-name="ce4" table:formula="of:=ORG.LIBREOFFICE.REGEX([.A972];&quot;\D&quot;;&quot;&quot;;&quot;g&quot;)" office:value-type="string" office:string-value="21" calcext:value-type="string">
            <text:p>21</text:p>
          </table:table-cell>
          <table:table-cell table:formula="of:=LEFT([.B972];1)" office:value-type="string" office:string-value="2" calcext:value-type="string">
            <text:p>2</text:p>
          </table:table-cell>
          <table:table-cell table:style-name="ce5" table:formula="of:=RIGHT([.B972];1)" office:value-type="string" office:string-value="1" calcext:value-type="string">
            <text:p>1</text:p>
          </table:table-cell>
          <table:table-cell table:formula="of:=VALUE(COM.MICROSOFT.CONCAT([.C972];[.D972]))" office:value-type="float" office:value="21" calcext:value-type="float">
            <text:p>21</text:p>
          </table:table-cell>
          <table:table-cell table:style-name="ce14" table:formula="of:=(STRREV([.A972]))" office:value-type="string" office:string-value="neves12zxcvpd" calcext:value-type="string">
            <text:p>neves12zxcvpd</text:p>
          </table:table-cell>
          <table:table-cell table:formula="of:=ORG.LIBREOFFICE.REGEX([.A97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7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72]);&quot;&quot;;IF([.G972]=&quot;one&quot;;&quot;1&quot;;IF([.G972]=&quot;two&quot;;&quot;2&quot;;IF([.G972]=&quot;three&quot;;&quot;3&quot;;IF([.G972]=&quot;four&quot;;&quot;4&quot;;IF([.G972]=&quot;five&quot;;&quot;5&quot;;IF([.G972]=&quot;six&quot;;&quot;6&quot;;IF([.G972]=&quot;seven&quot;;&quot;7&quot;;IF([.G972]=&quot;eight&quot;;&quot;8&quot;;IF([.G972]=&quot;nine&quot;;&quot;9&quot;;IF([.G972]=&quot;zero&quot;;&quot;0&quot;;VALUE([.G972]))))))))))))" office:value-type="float" office:value="2" calcext:value-type="float">
            <text:p>2</text:p>
          </table:table-cell>
          <table:table-cell table:style-name="ce7" table:formula="of:=IF(ISNA([.H972]);&quot;&quot;;IF([.H972]=&quot;eno&quot;;&quot;1&quot;;IF([.H972]=&quot;owt&quot;;&quot;2&quot;;IF([.H972]=&quot;eerht&quot;;&quot;3&quot;;IF([.H972]=&quot;ruof&quot;;&quot;4&quot;;IF([.H972]=&quot;evif&quot;;&quot;5&quot;;IF([.H972]=&quot;xis&quot;;&quot;6&quot;;IF([.H972]=&quot;neves&quot;;&quot;7&quot;;IF([.H972]=&quot;thgie&quot;;&quot;8&quot;;IF([.H972]=&quot;enin&quot;;&quot;9&quot;;IF([.H972]=&quot;orez&quot;;&quot;0&quot;;[.H972])))))))))))" office:value-type="string" office:string-value="7" calcext:value-type="string">
            <text:p>7</text:p>
          </table:table-cell>
          <table:table-cell table:formula="of:=IF(ISNA([.G972]);&quot;&quot;;VALUE(COM.MICROSOFT.CONCAT([.I972:.J972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reeslnfhfskntz8kqmh</text:p>
          </table:table-cell>
          <table:table-cell table:style-name="ce4" table:formula="of:=ORG.LIBREOFFICE.REGEX([.A973];&quot;\D&quot;;&quot;&quot;;&quot;g&quot;)" office:value-type="string" office:string-value="48" calcext:value-type="string">
            <text:p>48</text:p>
          </table:table-cell>
          <table:table-cell table:formula="of:=LEFT([.B973];1)" office:value-type="string" office:string-value="4" calcext:value-type="string">
            <text:p>4</text:p>
          </table:table-cell>
          <table:table-cell table:style-name="ce5" table:formula="of:=RIGHT([.B973];1)" office:value-type="string" office:string-value="8" calcext:value-type="string">
            <text:p>8</text:p>
          </table:table-cell>
          <table:table-cell table:formula="of:=VALUE(COM.MICROSOFT.CONCAT([.C973];[.D973]))" office:value-type="float" office:value="48" calcext:value-type="float">
            <text:p>48</text:p>
          </table:table-cell>
          <table:table-cell table:style-name="ce14" table:formula="of:=(STRREV([.A973]))" office:value-type="string" office:string-value="hmqk8ztnksfhfnlseerht4" calcext:value-type="string">
            <text:p>hmqk8ztnksfhfnlseerht4</text:p>
          </table:table-cell>
          <table:table-cell table:formula="of:=ORG.LIBREOFFICE.REGEX([.A97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973];&quot;eno|owt|eerht|ruof|evif|xis|neves|thgie|enin|orez|\d&quot;;;1)" office:value-type="string" office:string-value="8" calcext:value-type="string">
            <text:p>8</text:p>
          </table:table-cell>
          <table:table-cell table:formula="of:=IF(ISNA([.G973]);&quot;&quot;;IF([.G973]=&quot;one&quot;;&quot;1&quot;;IF([.G973]=&quot;two&quot;;&quot;2&quot;;IF([.G973]=&quot;three&quot;;&quot;3&quot;;IF([.G973]=&quot;four&quot;;&quot;4&quot;;IF([.G973]=&quot;five&quot;;&quot;5&quot;;IF([.G973]=&quot;six&quot;;&quot;6&quot;;IF([.G973]=&quot;seven&quot;;&quot;7&quot;;IF([.G973]=&quot;eight&quot;;&quot;8&quot;;IF([.G973]=&quot;nine&quot;;&quot;9&quot;;IF([.G973]=&quot;zero&quot;;&quot;0&quot;;VALUE([.G973]))))))))))))" office:value-type="float" office:value="4" calcext:value-type="float">
            <text:p>4</text:p>
          </table:table-cell>
          <table:table-cell table:style-name="ce7" table:formula="of:=IF(ISNA([.H973]);&quot;&quot;;IF([.H973]=&quot;eno&quot;;&quot;1&quot;;IF([.H973]=&quot;owt&quot;;&quot;2&quot;;IF([.H973]=&quot;eerht&quot;;&quot;3&quot;;IF([.H973]=&quot;ruof&quot;;&quot;4&quot;;IF([.H973]=&quot;evif&quot;;&quot;5&quot;;IF([.H973]=&quot;xis&quot;;&quot;6&quot;;IF([.H973]=&quot;neves&quot;;&quot;7&quot;;IF([.H973]=&quot;thgie&quot;;&quot;8&quot;;IF([.H973]=&quot;enin&quot;;&quot;9&quot;;IF([.H973]=&quot;orez&quot;;&quot;0&quot;;[.H973])))))))))))" office:value-type="string" office:string-value="8" calcext:value-type="string">
            <text:p>8</text:p>
          </table:table-cell>
          <table:table-cell table:formula="of:=IF(ISNA([.G973]);&quot;&quot;;VALUE(COM.MICROSOFT.CONCAT([.I973:.J973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eight3</text:p>
          </table:table-cell>
          <table:table-cell table:style-name="ce4" table:formula="of:=ORG.LIBREOFFICE.REGEX([.A974];&quot;\D&quot;;&quot;&quot;;&quot;g&quot;)" office:value-type="string" office:string-value="583" calcext:value-type="string">
            <text:p>583</text:p>
          </table:table-cell>
          <table:table-cell table:formula="of:=LEFT([.B974];1)" office:value-type="string" office:string-value="5" calcext:value-type="string">
            <text:p>5</text:p>
          </table:table-cell>
          <table:table-cell table:style-name="ce5" table:formula="of:=RIGHT([.B974];1)" office:value-type="string" office:string-value="3" calcext:value-type="string">
            <text:p>3</text:p>
          </table:table-cell>
          <table:table-cell table:formula="of:=VALUE(COM.MICROSOFT.CONCAT([.C974];[.D974]))" office:value-type="float" office:value="53" calcext:value-type="float">
            <text:p>53</text:p>
          </table:table-cell>
          <table:table-cell table:style-name="ce14" table:formula="of:=(STRREV([.A974]))" office:value-type="string" office:string-value="3thgie85" calcext:value-type="string">
            <text:p>3thgie85</text:p>
          </table:table-cell>
          <table:table-cell table:formula="of:=ORG.LIBREOFFICE.REGEX([.A97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74];&quot;eno|owt|eerht|ruof|evif|xis|neves|thgie|enin|orez|\d&quot;;;1)" office:value-type="string" office:string-value="3" calcext:value-type="string">
            <text:p>3</text:p>
          </table:table-cell>
          <table:table-cell table:formula="of:=IF(ISNA([.G974]);&quot;&quot;;IF([.G974]=&quot;one&quot;;&quot;1&quot;;IF([.G974]=&quot;two&quot;;&quot;2&quot;;IF([.G974]=&quot;three&quot;;&quot;3&quot;;IF([.G974]=&quot;four&quot;;&quot;4&quot;;IF([.G974]=&quot;five&quot;;&quot;5&quot;;IF([.G974]=&quot;six&quot;;&quot;6&quot;;IF([.G974]=&quot;seven&quot;;&quot;7&quot;;IF([.G974]=&quot;eight&quot;;&quot;8&quot;;IF([.G974]=&quot;nine&quot;;&quot;9&quot;;IF([.G974]=&quot;zero&quot;;&quot;0&quot;;VALUE([.G974]))))))))))))" office:value-type="float" office:value="5" calcext:value-type="float">
            <text:p>5</text:p>
          </table:table-cell>
          <table:table-cell table:style-name="ce7" table:formula="of:=IF(ISNA([.H974]);&quot;&quot;;IF([.H974]=&quot;eno&quot;;&quot;1&quot;;IF([.H974]=&quot;owt&quot;;&quot;2&quot;;IF([.H974]=&quot;eerht&quot;;&quot;3&quot;;IF([.H974]=&quot;ruof&quot;;&quot;4&quot;;IF([.H974]=&quot;evif&quot;;&quot;5&quot;;IF([.H974]=&quot;xis&quot;;&quot;6&quot;;IF([.H974]=&quot;neves&quot;;&quot;7&quot;;IF([.H974]=&quot;thgie&quot;;&quot;8&quot;;IF([.H974]=&quot;enin&quot;;&quot;9&quot;;IF([.H974]=&quot;orez&quot;;&quot;0&quot;;[.H974])))))))))))" office:value-type="string" office:string-value="3" calcext:value-type="string">
            <text:p>3</text:p>
          </table:table-cell>
          <table:table-cell table:formula="of:=IF(ISNA([.G974]);&quot;&quot;;VALUE(COM.MICROSOFT.CONCAT([.I974:.J97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two16sixfour</text:p>
          </table:table-cell>
          <table:table-cell table:style-name="ce4" table:formula="of:=ORG.LIBREOFFICE.REGEX([.A975];&quot;\D&quot;;&quot;&quot;;&quot;g&quot;)" office:value-type="string" office:string-value="16" calcext:value-type="string">
            <text:p>16</text:p>
          </table:table-cell>
          <table:table-cell table:formula="of:=LEFT([.B975];1)" office:value-type="string" office:string-value="1" calcext:value-type="string">
            <text:p>1</text:p>
          </table:table-cell>
          <table:table-cell table:style-name="ce5" table:formula="of:=RIGHT([.B975];1)" office:value-type="string" office:string-value="6" calcext:value-type="string">
            <text:p>6</text:p>
          </table:table-cell>
          <table:table-cell table:formula="of:=VALUE(COM.MICROSOFT.CONCAT([.C975];[.D975]))" office:value-type="float" office:value="16" calcext:value-type="float">
            <text:p>16</text:p>
          </table:table-cell>
          <table:table-cell table:style-name="ce14" table:formula="of:=(STRREV([.A975]))" office:value-type="string" office:string-value="ruofxis61owtevif" calcext:value-type="string">
            <text:p>ruofxis61owtevif</text:p>
          </table:table-cell>
          <table:table-cell table:formula="of:=ORG.LIBREOFFICE.REGEX([.A97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75];&quot;eno|owt|eerht|ruof|evif|xis|neves|thgie|enin|orez|\d&quot;;;1)" office:value-type="string" office:string-value="ruof" calcext:value-type="string">
            <text:p>ruof</text:p>
          </table:table-cell>
          <table:table-cell table:formula="of:=IF(ISNA([.G975]);&quot;&quot;;IF([.G975]=&quot;one&quot;;&quot;1&quot;;IF([.G975]=&quot;two&quot;;&quot;2&quot;;IF([.G975]=&quot;three&quot;;&quot;3&quot;;IF([.G975]=&quot;four&quot;;&quot;4&quot;;IF([.G975]=&quot;five&quot;;&quot;5&quot;;IF([.G975]=&quot;six&quot;;&quot;6&quot;;IF([.G975]=&quot;seven&quot;;&quot;7&quot;;IF([.G975]=&quot;eight&quot;;&quot;8&quot;;IF([.G975]=&quot;nine&quot;;&quot;9&quot;;IF([.G975]=&quot;zero&quot;;&quot;0&quot;;VALUE([.G975]))))))))))))" office:value-type="string" office:string-value="5" calcext:value-type="string">
            <text:p>5</text:p>
          </table:table-cell>
          <table:table-cell table:style-name="ce7" table:formula="of:=IF(ISNA([.H975]);&quot;&quot;;IF([.H975]=&quot;eno&quot;;&quot;1&quot;;IF([.H975]=&quot;owt&quot;;&quot;2&quot;;IF([.H975]=&quot;eerht&quot;;&quot;3&quot;;IF([.H975]=&quot;ruof&quot;;&quot;4&quot;;IF([.H975]=&quot;evif&quot;;&quot;5&quot;;IF([.H975]=&quot;xis&quot;;&quot;6&quot;;IF([.H975]=&quot;neves&quot;;&quot;7&quot;;IF([.H975]=&quot;thgie&quot;;&quot;8&quot;;IF([.H975]=&quot;enin&quot;;&quot;9&quot;;IF([.H975]=&quot;orez&quot;;&quot;0&quot;;[.H975])))))))))))" office:value-type="string" office:string-value="4" calcext:value-type="string">
            <text:p>4</text:p>
          </table:table-cell>
          <table:table-cell table:formula="of:=IF(ISNA([.G975]);&quot;&quot;;VALUE(COM.MICROSOFT.CONCAT([.I975:.J975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nxmrmcjsixninethreekbf5one</text:p>
          </table:table-cell>
          <table:table-cell table:style-name="ce4" table:formula="of:=ORG.LIBREOFFICE.REGEX([.A976];&quot;\D&quot;;&quot;&quot;;&quot;g&quot;)" office:value-type="string" office:string-value="5" calcext:value-type="string">
            <text:p>5</text:p>
          </table:table-cell>
          <table:table-cell table:formula="of:=LEFT([.B976];1)" office:value-type="string" office:string-value="5" calcext:value-type="string">
            <text:p>5</text:p>
          </table:table-cell>
          <table:table-cell table:style-name="ce5" table:formula="of:=RIGHT([.B976];1)" office:value-type="string" office:string-value="5" calcext:value-type="string">
            <text:p>5</text:p>
          </table:table-cell>
          <table:table-cell table:formula="of:=VALUE(COM.MICROSOFT.CONCAT([.C976];[.D976]))" office:value-type="float" office:value="55" calcext:value-type="float">
            <text:p>55</text:p>
          </table:table-cell>
          <table:table-cell table:style-name="ce14" table:formula="of:=(STRREV([.A976]))" office:value-type="string" office:string-value="eno5fbkeerhteninxisjcmrmxnf" calcext:value-type="string">
            <text:p>eno5fbkeerhteninxisjcmrmxnf</text:p>
          </table:table-cell>
          <table:table-cell table:formula="of:=ORG.LIBREOFFICE.REGEX([.A97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76];&quot;eno|owt|eerht|ruof|evif|xis|neves|thgie|enin|orez|\d&quot;;;1)" office:value-type="string" office:string-value="eno" calcext:value-type="string">
            <text:p>eno</text:p>
          </table:table-cell>
          <table:table-cell table:formula="of:=IF(ISNA([.G976]);&quot;&quot;;IF([.G976]=&quot;one&quot;;&quot;1&quot;;IF([.G976]=&quot;two&quot;;&quot;2&quot;;IF([.G976]=&quot;three&quot;;&quot;3&quot;;IF([.G976]=&quot;four&quot;;&quot;4&quot;;IF([.G976]=&quot;five&quot;;&quot;5&quot;;IF([.G976]=&quot;six&quot;;&quot;6&quot;;IF([.G976]=&quot;seven&quot;;&quot;7&quot;;IF([.G976]=&quot;eight&quot;;&quot;8&quot;;IF([.G976]=&quot;nine&quot;;&quot;9&quot;;IF([.G976]=&quot;zero&quot;;&quot;0&quot;;VALUE([.G976]))))))))))))" office:value-type="string" office:string-value="6" calcext:value-type="string">
            <text:p>6</text:p>
          </table:table-cell>
          <table:table-cell table:style-name="ce7" table:formula="of:=IF(ISNA([.H976]);&quot;&quot;;IF([.H976]=&quot;eno&quot;;&quot;1&quot;;IF([.H976]=&quot;owt&quot;;&quot;2&quot;;IF([.H976]=&quot;eerht&quot;;&quot;3&quot;;IF([.H976]=&quot;ruof&quot;;&quot;4&quot;;IF([.H976]=&quot;evif&quot;;&quot;5&quot;;IF([.H976]=&quot;xis&quot;;&quot;6&quot;;IF([.H976]=&quot;neves&quot;;&quot;7&quot;;IF([.H976]=&quot;thgie&quot;;&quot;8&quot;;IF([.H976]=&quot;enin&quot;;&quot;9&quot;;IF([.H976]=&quot;orez&quot;;&quot;0&quot;;[.H976])))))))))))" office:value-type="string" office:string-value="1" calcext:value-type="string">
            <text:p>1</text:p>
          </table:table-cell>
          <table:table-cell table:formula="of:=IF(ISNA([.G976]);&quot;&quot;;VALUE(COM.MICROSOFT.CONCAT([.I976:.J976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seven6fourfournjsdvhlkhp1</text:p>
          </table:table-cell>
          <table:table-cell table:style-name="ce4" table:formula="of:=ORG.LIBREOFFICE.REGEX([.A977];&quot;\D&quot;;&quot;&quot;;&quot;g&quot;)" office:value-type="string" office:string-value="161" calcext:value-type="string">
            <text:p>161</text:p>
          </table:table-cell>
          <table:table-cell table:formula="of:=LEFT([.B977];1)" office:value-type="string" office:string-value="1" calcext:value-type="string">
            <text:p>1</text:p>
          </table:table-cell>
          <table:table-cell table:style-name="ce5" table:formula="of:=RIGHT([.B977];1)" office:value-type="string" office:string-value="1" calcext:value-type="string">
            <text:p>1</text:p>
          </table:table-cell>
          <table:table-cell table:formula="of:=VALUE(COM.MICROSOFT.CONCAT([.C977];[.D977]))" office:value-type="float" office:value="11" calcext:value-type="float">
            <text:p>11</text:p>
          </table:table-cell>
          <table:table-cell table:style-name="ce14" table:formula="of:=(STRREV([.A977]))" office:value-type="string" office:string-value="1phklhvdsjnruofruof6neves1" calcext:value-type="string">
            <text:p>1phklhvdsjnruofruof6neves1</text:p>
          </table:table-cell>
          <table:table-cell table:formula="of:=ORG.LIBREOFFICE.REGEX([.A97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77];&quot;eno|owt|eerht|ruof|evif|xis|neves|thgie|enin|orez|\d&quot;;;1)" office:value-type="string" office:string-value="1" calcext:value-type="string">
            <text:p>1</text:p>
          </table:table-cell>
          <table:table-cell table:formula="of:=IF(ISNA([.G977]);&quot;&quot;;IF([.G977]=&quot;one&quot;;&quot;1&quot;;IF([.G977]=&quot;two&quot;;&quot;2&quot;;IF([.G977]=&quot;three&quot;;&quot;3&quot;;IF([.G977]=&quot;four&quot;;&quot;4&quot;;IF([.G977]=&quot;five&quot;;&quot;5&quot;;IF([.G977]=&quot;six&quot;;&quot;6&quot;;IF([.G977]=&quot;seven&quot;;&quot;7&quot;;IF([.G977]=&quot;eight&quot;;&quot;8&quot;;IF([.G977]=&quot;nine&quot;;&quot;9&quot;;IF([.G977]=&quot;zero&quot;;&quot;0&quot;;VALUE([.G977]))))))))))))" office:value-type="float" office:value="1" calcext:value-type="float">
            <text:p>1</text:p>
          </table:table-cell>
          <table:table-cell table:style-name="ce7" table:formula="of:=IF(ISNA([.H977]);&quot;&quot;;IF([.H977]=&quot;eno&quot;;&quot;1&quot;;IF([.H977]=&quot;owt&quot;;&quot;2&quot;;IF([.H977]=&quot;eerht&quot;;&quot;3&quot;;IF([.H977]=&quot;ruof&quot;;&quot;4&quot;;IF([.H977]=&quot;evif&quot;;&quot;5&quot;;IF([.H977]=&quot;xis&quot;;&quot;6&quot;;IF([.H977]=&quot;neves&quot;;&quot;7&quot;;IF([.H977]=&quot;thgie&quot;;&quot;8&quot;;IF([.H977]=&quot;enin&quot;;&quot;9&quot;;IF([.H977]=&quot;orez&quot;;&quot;0&quot;;[.H977])))))))))))" office:value-type="string" office:string-value="1" calcext:value-type="string">
            <text:p>1</text:p>
          </table:table-cell>
          <table:table-cell table:formula="of:=IF(ISNA([.G977]);&quot;&quot;;VALUE(COM.MICROSOFT.CONCAT([.I977:.J97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8339</text:p>
          </table:table-cell>
          <table:table-cell table:style-name="ce4" table:formula="of:=ORG.LIBREOFFICE.REGEX([.A978];&quot;\D&quot;;&quot;&quot;;&quot;g&quot;)" office:value-type="string" office:string-value="8339" calcext:value-type="string">
            <text:p>8339</text:p>
          </table:table-cell>
          <table:table-cell table:formula="of:=LEFT([.B978];1)" office:value-type="string" office:string-value="8" calcext:value-type="string">
            <text:p>8</text:p>
          </table:table-cell>
          <table:table-cell table:style-name="ce5" table:formula="of:=RIGHT([.B978];1)" office:value-type="string" office:string-value="9" calcext:value-type="string">
            <text:p>9</text:p>
          </table:table-cell>
          <table:table-cell table:formula="of:=VALUE(COM.MICROSOFT.CONCAT([.C978];[.D978]))" office:value-type="float" office:value="89" calcext:value-type="float">
            <text:p>89</text:p>
          </table:table-cell>
          <table:table-cell table:style-name="ce14" table:formula="of:=(STRREV([.A978]))" office:value-type="string" office:string-value="9338evif" calcext:value-type="string">
            <text:p>9338evif</text:p>
          </table:table-cell>
          <table:table-cell table:formula="of:=ORG.LIBREOFFICE.REGEX([.A97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78];&quot;eno|owt|eerht|ruof|evif|xis|neves|thgie|enin|orez|\d&quot;;;1)" office:value-type="string" office:string-value="9" calcext:value-type="string">
            <text:p>9</text:p>
          </table:table-cell>
          <table:table-cell table:formula="of:=IF(ISNA([.G978]);&quot;&quot;;IF([.G978]=&quot;one&quot;;&quot;1&quot;;IF([.G978]=&quot;two&quot;;&quot;2&quot;;IF([.G978]=&quot;three&quot;;&quot;3&quot;;IF([.G978]=&quot;four&quot;;&quot;4&quot;;IF([.G978]=&quot;five&quot;;&quot;5&quot;;IF([.G978]=&quot;six&quot;;&quot;6&quot;;IF([.G978]=&quot;seven&quot;;&quot;7&quot;;IF([.G978]=&quot;eight&quot;;&quot;8&quot;;IF([.G978]=&quot;nine&quot;;&quot;9&quot;;IF([.G978]=&quot;zero&quot;;&quot;0&quot;;VALUE([.G978]))))))))))))" office:value-type="string" office:string-value="5" calcext:value-type="string">
            <text:p>5</text:p>
          </table:table-cell>
          <table:table-cell table:style-name="ce7" table:formula="of:=IF(ISNA([.H978]);&quot;&quot;;IF([.H978]=&quot;eno&quot;;&quot;1&quot;;IF([.H978]=&quot;owt&quot;;&quot;2&quot;;IF([.H978]=&quot;eerht&quot;;&quot;3&quot;;IF([.H978]=&quot;ruof&quot;;&quot;4&quot;;IF([.H978]=&quot;evif&quot;;&quot;5&quot;;IF([.H978]=&quot;xis&quot;;&quot;6&quot;;IF([.H978]=&quot;neves&quot;;&quot;7&quot;;IF([.H978]=&quot;thgie&quot;;&quot;8&quot;;IF([.H978]=&quot;enin&quot;;&quot;9&quot;;IF([.H978]=&quot;orez&quot;;&quot;0&quot;;[.H978])))))))))))" office:value-type="string" office:string-value="9" calcext:value-type="string">
            <text:p>9</text:p>
          </table:table-cell>
          <table:table-cell table:formula="of:=IF(ISNA([.G978]);&quot;&quot;;VALUE(COM.MICROSOFT.CONCAT([.I978:.J978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fgmrleighteightdzxh</text:p>
          </table:table-cell>
          <table:table-cell table:style-name="ce4" table:formula="of:=ORG.LIBREOFFICE.REGEX([.A979];&quot;\D&quot;;&quot;&quot;;&quot;g&quot;)" office:value-type="string" office:string-value="1" calcext:value-type="string">
            <text:p>1</text:p>
          </table:table-cell>
          <table:table-cell table:formula="of:=LEFT([.B979];1)" office:value-type="string" office:string-value="1" calcext:value-type="string">
            <text:p>1</text:p>
          </table:table-cell>
          <table:table-cell table:style-name="ce5" table:formula="of:=RIGHT([.B979];1)" office:value-type="string" office:string-value="1" calcext:value-type="string">
            <text:p>1</text:p>
          </table:table-cell>
          <table:table-cell table:formula="of:=VALUE(COM.MICROSOFT.CONCAT([.C979];[.D979]))" office:value-type="float" office:value="11" calcext:value-type="float">
            <text:p>11</text:p>
          </table:table-cell>
          <table:table-cell table:style-name="ce14" table:formula="of:=(STRREV([.A979]))" office:value-type="string" office:string-value="hxzdthgiethgielrmgf1" calcext:value-type="string">
            <text:p>hxzdthgiethgielrmgf1</text:p>
          </table:table-cell>
          <table:table-cell table:formula="of:=ORG.LIBREOFFICE.REGEX([.A979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7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79]);&quot;&quot;;IF([.G979]=&quot;one&quot;;&quot;1&quot;;IF([.G979]=&quot;two&quot;;&quot;2&quot;;IF([.G979]=&quot;three&quot;;&quot;3&quot;;IF([.G979]=&quot;four&quot;;&quot;4&quot;;IF([.G979]=&quot;five&quot;;&quot;5&quot;;IF([.G979]=&quot;six&quot;;&quot;6&quot;;IF([.G979]=&quot;seven&quot;;&quot;7&quot;;IF([.G979]=&quot;eight&quot;;&quot;8&quot;;IF([.G979]=&quot;nine&quot;;&quot;9&quot;;IF([.G979]=&quot;zero&quot;;&quot;0&quot;;VALUE([.G979]))))))))))))" office:value-type="float" office:value="1" calcext:value-type="float">
            <text:p>1</text:p>
          </table:table-cell>
          <table:table-cell table:style-name="ce7" table:formula="of:=IF(ISNA([.H979]);&quot;&quot;;IF([.H979]=&quot;eno&quot;;&quot;1&quot;;IF([.H979]=&quot;owt&quot;;&quot;2&quot;;IF([.H979]=&quot;eerht&quot;;&quot;3&quot;;IF([.H979]=&quot;ruof&quot;;&quot;4&quot;;IF([.H979]=&quot;evif&quot;;&quot;5&quot;;IF([.H979]=&quot;xis&quot;;&quot;6&quot;;IF([.H979]=&quot;neves&quot;;&quot;7&quot;;IF([.H979]=&quot;thgie&quot;;&quot;8&quot;;IF([.H979]=&quot;enin&quot;;&quot;9&quot;;IF([.H979]=&quot;orez&quot;;&quot;0&quot;;[.H979])))))))))))" office:value-type="string" office:string-value="8" calcext:value-type="string">
            <text:p>8</text:p>
          </table:table-cell>
          <table:table-cell table:formula="of:=IF(ISNA([.G979]);&quot;&quot;;VALUE(COM.MICROSOFT.CONCAT([.I979:.J979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5nine</text:p>
          </table:table-cell>
          <table:table-cell table:style-name="ce4" table:formula="of:=ORG.LIBREOFFICE.REGEX([.A980];&quot;\D&quot;;&quot;&quot;;&quot;g&quot;)" office:value-type="string" office:string-value="5" calcext:value-type="string">
            <text:p>5</text:p>
          </table:table-cell>
          <table:table-cell table:formula="of:=LEFT([.B980];1)" office:value-type="string" office:string-value="5" calcext:value-type="string">
            <text:p>5</text:p>
          </table:table-cell>
          <table:table-cell table:style-name="ce5" table:formula="of:=RIGHT([.B980];1)" office:value-type="string" office:string-value="5" calcext:value-type="string">
            <text:p>5</text:p>
          </table:table-cell>
          <table:table-cell table:formula="of:=VALUE(COM.MICROSOFT.CONCAT([.C980];[.D980]))" office:value-type="float" office:value="55" calcext:value-type="float">
            <text:p>55</text:p>
          </table:table-cell>
          <table:table-cell table:style-name="ce14" table:formula="of:=(STRREV([.A980]))" office:value-type="string" office:string-value="enin5thgie" calcext:value-type="string">
            <text:p>enin5thgie</text:p>
          </table:table-cell>
          <table:table-cell table:formula="of:=ORG.LIBREOFFICE.REGEX([.A98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0];&quot;eno|owt|eerht|ruof|evif|xis|neves|thgie|enin|orez|\d&quot;;;1)" office:value-type="string" office:string-value="enin" calcext:value-type="string">
            <text:p>enin</text:p>
          </table:table-cell>
          <table:table-cell table:formula="of:=IF(ISNA([.G980]);&quot;&quot;;IF([.G980]=&quot;one&quot;;&quot;1&quot;;IF([.G980]=&quot;two&quot;;&quot;2&quot;;IF([.G980]=&quot;three&quot;;&quot;3&quot;;IF([.G980]=&quot;four&quot;;&quot;4&quot;;IF([.G980]=&quot;five&quot;;&quot;5&quot;;IF([.G980]=&quot;six&quot;;&quot;6&quot;;IF([.G980]=&quot;seven&quot;;&quot;7&quot;;IF([.G980]=&quot;eight&quot;;&quot;8&quot;;IF([.G980]=&quot;nine&quot;;&quot;9&quot;;IF([.G980]=&quot;zero&quot;;&quot;0&quot;;VALUE([.G980]))))))))))))" office:value-type="string" office:string-value="8" calcext:value-type="string">
            <text:p>8</text:p>
          </table:table-cell>
          <table:table-cell table:style-name="ce7" table:formula="of:=IF(ISNA([.H980]);&quot;&quot;;IF([.H980]=&quot;eno&quot;;&quot;1&quot;;IF([.H980]=&quot;owt&quot;;&quot;2&quot;;IF([.H980]=&quot;eerht&quot;;&quot;3&quot;;IF([.H980]=&quot;ruof&quot;;&quot;4&quot;;IF([.H980]=&quot;evif&quot;;&quot;5&quot;;IF([.H980]=&quot;xis&quot;;&quot;6&quot;;IF([.H980]=&quot;neves&quot;;&quot;7&quot;;IF([.H980]=&quot;thgie&quot;;&quot;8&quot;;IF([.H980]=&quot;enin&quot;;&quot;9&quot;;IF([.H980]=&quot;orez&quot;;&quot;0&quot;;[.H980])))))))))))" office:value-type="string" office:string-value="9" calcext:value-type="string">
            <text:p>9</text:p>
          </table:table-cell>
          <table:table-cell table:formula="of:=IF(ISNA([.G980]);&quot;&quot;;VALUE(COM.MICROSOFT.CONCAT([.I980:.J980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fdnx</text:p>
          </table:table-cell>
          <table:table-cell table:style-name="ce4" table:formula="of:=ORG.LIBREOFFICE.REGEX([.A981];&quot;\D&quot;;&quot;&quot;;&quot;g&quot;)" office:value-type="string" office:string-value="4" calcext:value-type="string">
            <text:p>4</text:p>
          </table:table-cell>
          <table:table-cell table:formula="of:=LEFT([.B981];1)" office:value-type="string" office:string-value="4" calcext:value-type="string">
            <text:p>4</text:p>
          </table:table-cell>
          <table:table-cell table:style-name="ce5" table:formula="of:=RIGHT([.B981];1)" office:value-type="string" office:string-value="4" calcext:value-type="string">
            <text:p>4</text:p>
          </table:table-cell>
          <table:table-cell table:formula="of:=VALUE(COM.MICROSOFT.CONCAT([.C981];[.D981]))" office:value-type="float" office:value="44" calcext:value-type="float">
            <text:p>44</text:p>
          </table:table-cell>
          <table:table-cell table:style-name="ce14" table:formula="of:=(STRREV([.A981]))" office:value-type="string" office:string-value="xndf4thgie" calcext:value-type="string">
            <text:p>xndf4thgie</text:p>
          </table:table-cell>
          <table:table-cell table:formula="of:=ORG.LIBREOFFICE.REGEX([.A98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1];&quot;eno|owt|eerht|ruof|evif|xis|neves|thgie|enin|orez|\d&quot;;;1)" office:value-type="string" office:string-value="4" calcext:value-type="string">
            <text:p>4</text:p>
          </table:table-cell>
          <table:table-cell table:formula="of:=IF(ISNA([.G981]);&quot;&quot;;IF([.G981]=&quot;one&quot;;&quot;1&quot;;IF([.G981]=&quot;two&quot;;&quot;2&quot;;IF([.G981]=&quot;three&quot;;&quot;3&quot;;IF([.G981]=&quot;four&quot;;&quot;4&quot;;IF([.G981]=&quot;five&quot;;&quot;5&quot;;IF([.G981]=&quot;six&quot;;&quot;6&quot;;IF([.G981]=&quot;seven&quot;;&quot;7&quot;;IF([.G981]=&quot;eight&quot;;&quot;8&quot;;IF([.G981]=&quot;nine&quot;;&quot;9&quot;;IF([.G981]=&quot;zero&quot;;&quot;0&quot;;VALUE([.G981]))))))))))))" office:value-type="string" office:string-value="8" calcext:value-type="string">
            <text:p>8</text:p>
          </table:table-cell>
          <table:table-cell table:style-name="ce7" table:formula="of:=IF(ISNA([.H981]);&quot;&quot;;IF([.H981]=&quot;eno&quot;;&quot;1&quot;;IF([.H981]=&quot;owt&quot;;&quot;2&quot;;IF([.H981]=&quot;eerht&quot;;&quot;3&quot;;IF([.H981]=&quot;ruof&quot;;&quot;4&quot;;IF([.H981]=&quot;evif&quot;;&quot;5&quot;;IF([.H981]=&quot;xis&quot;;&quot;6&quot;;IF([.H981]=&quot;neves&quot;;&quot;7&quot;;IF([.H981]=&quot;thgie&quot;;&quot;8&quot;;IF([.H981]=&quot;enin&quot;;&quot;9&quot;;IF([.H981]=&quot;orez&quot;;&quot;0&quot;;[.H981])))))))))))" office:value-type="string" office:string-value="4" calcext:value-type="string">
            <text:p>4</text:p>
          </table:table-cell>
          <table:table-cell table:formula="of:=IF(ISNA([.G981]);&quot;&quot;;VALUE(COM.MICROSOFT.CONCAT([.I981:.J981])))"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qfklfbkjvbghbgmszzzpeightfive2fiveonefive</text:p>
          </table:table-cell>
          <table:table-cell table:style-name="ce4" table:formula="of:=ORG.LIBREOFFICE.REGEX([.A982];&quot;\D&quot;;&quot;&quot;;&quot;g&quot;)" office:value-type="string" office:string-value="2" calcext:value-type="string">
            <text:p>2</text:p>
          </table:table-cell>
          <table:table-cell table:formula="of:=LEFT([.B982];1)" office:value-type="string" office:string-value="2" calcext:value-type="string">
            <text:p>2</text:p>
          </table:table-cell>
          <table:table-cell table:style-name="ce5" table:formula="of:=RIGHT([.B982];1)" office:value-type="string" office:string-value="2" calcext:value-type="string">
            <text:p>2</text:p>
          </table:table-cell>
          <table:table-cell table:formula="of:=VALUE(COM.MICROSOFT.CONCAT([.C982];[.D982]))" office:value-type="float" office:value="22" calcext:value-type="float">
            <text:p>22</text:p>
          </table:table-cell>
          <table:table-cell table:style-name="ce14" table:formula="of:=(STRREV([.A982]))" office:value-type="string" office:string-value="evifenoevif2evifthgiepzzzsmgbhgbvjkbflkfqs" calcext:value-type="string">
            <text:p>evifenoevif2evifthgiepzzzsmgbhgbvjkbflkfqs</text:p>
          </table:table-cell>
          <table:table-cell table:formula="of:=ORG.LIBREOFFICE.REGEX([.A98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2];&quot;eno|owt|eerht|ruof|evif|xis|neves|thgie|enin|orez|\d&quot;;;1)" office:value-type="string" office:string-value="evif" calcext:value-type="string">
            <text:p>evif</text:p>
          </table:table-cell>
          <table:table-cell table:formula="of:=IF(ISNA([.G982]);&quot;&quot;;IF([.G982]=&quot;one&quot;;&quot;1&quot;;IF([.G982]=&quot;two&quot;;&quot;2&quot;;IF([.G982]=&quot;three&quot;;&quot;3&quot;;IF([.G982]=&quot;four&quot;;&quot;4&quot;;IF([.G982]=&quot;five&quot;;&quot;5&quot;;IF([.G982]=&quot;six&quot;;&quot;6&quot;;IF([.G982]=&quot;seven&quot;;&quot;7&quot;;IF([.G982]=&quot;eight&quot;;&quot;8&quot;;IF([.G982]=&quot;nine&quot;;&quot;9&quot;;IF([.G982]=&quot;zero&quot;;&quot;0&quot;;VALUE([.G982]))))))))))))" office:value-type="string" office:string-value="8" calcext:value-type="string">
            <text:p>8</text:p>
          </table:table-cell>
          <table:table-cell table:style-name="ce7" table:formula="of:=IF(ISNA([.H982]);&quot;&quot;;IF([.H982]=&quot;eno&quot;;&quot;1&quot;;IF([.H982]=&quot;owt&quot;;&quot;2&quot;;IF([.H982]=&quot;eerht&quot;;&quot;3&quot;;IF([.H982]=&quot;ruof&quot;;&quot;4&quot;;IF([.H982]=&quot;evif&quot;;&quot;5&quot;;IF([.H982]=&quot;xis&quot;;&quot;6&quot;;IF([.H982]=&quot;neves&quot;;&quot;7&quot;;IF([.H982]=&quot;thgie&quot;;&quot;8&quot;;IF([.H982]=&quot;enin&quot;;&quot;9&quot;;IF([.H982]=&quot;orez&quot;;&quot;0&quot;;[.H982])))))))))))" office:value-type="string" office:string-value="5" calcext:value-type="string">
            <text:p>5</text:p>
          </table:table-cell>
          <table:table-cell table:formula="of:=IF(ISNA([.G982]);&quot;&quot;;VALUE(COM.MICROSOFT.CONCAT([.I982:.J982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cveight6zlfkpxrzsnq3gzjseven</text:p>
          </table:table-cell>
          <table:table-cell table:style-name="ce4" table:formula="of:=ORG.LIBREOFFICE.REGEX([.A983];&quot;\D&quot;;&quot;&quot;;&quot;g&quot;)" office:value-type="string" office:string-value="63" calcext:value-type="string">
            <text:p>63</text:p>
          </table:table-cell>
          <table:table-cell table:formula="of:=LEFT([.B983];1)" office:value-type="string" office:string-value="6" calcext:value-type="string">
            <text:p>6</text:p>
          </table:table-cell>
          <table:table-cell table:style-name="ce5" table:formula="of:=RIGHT([.B983];1)" office:value-type="string" office:string-value="3" calcext:value-type="string">
            <text:p>3</text:p>
          </table:table-cell>
          <table:table-cell table:formula="of:=VALUE(COM.MICROSOFT.CONCAT([.C983];[.D983]))" office:value-type="float" office:value="63" calcext:value-type="float">
            <text:p>63</text:p>
          </table:table-cell>
          <table:table-cell table:style-name="ce14" table:formula="of:=(STRREV([.A983]))" office:value-type="string" office:string-value="nevesjzg3qnszrxpkflz6thgievcx" calcext:value-type="string">
            <text:p>nevesjzg3qnszrxpkflz6thgievcx</text:p>
          </table:table-cell>
          <table:table-cell table:formula="of:=ORG.LIBREOFFICE.REGEX([.A98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83]);&quot;&quot;;IF([.G983]=&quot;one&quot;;&quot;1&quot;;IF([.G983]=&quot;two&quot;;&quot;2&quot;;IF([.G983]=&quot;three&quot;;&quot;3&quot;;IF([.G983]=&quot;four&quot;;&quot;4&quot;;IF([.G983]=&quot;five&quot;;&quot;5&quot;;IF([.G983]=&quot;six&quot;;&quot;6&quot;;IF([.G983]=&quot;seven&quot;;&quot;7&quot;;IF([.G983]=&quot;eight&quot;;&quot;8&quot;;IF([.G983]=&quot;nine&quot;;&quot;9&quot;;IF([.G983]=&quot;zero&quot;;&quot;0&quot;;VALUE([.G983]))))))))))))" office:value-type="string" office:string-value="8" calcext:value-type="string">
            <text:p>8</text:p>
          </table:table-cell>
          <table:table-cell table:style-name="ce7" table:formula="of:=IF(ISNA([.H983]);&quot;&quot;;IF([.H983]=&quot;eno&quot;;&quot;1&quot;;IF([.H983]=&quot;owt&quot;;&quot;2&quot;;IF([.H983]=&quot;eerht&quot;;&quot;3&quot;;IF([.H983]=&quot;ruof&quot;;&quot;4&quot;;IF([.H983]=&quot;evif&quot;;&quot;5&quot;;IF([.H983]=&quot;xis&quot;;&quot;6&quot;;IF([.H983]=&quot;neves&quot;;&quot;7&quot;;IF([.H983]=&quot;thgie&quot;;&quot;8&quot;;IF([.H983]=&quot;enin&quot;;&quot;9&quot;;IF([.H983]=&quot;orez&quot;;&quot;0&quot;;[.H983])))))))))))" office:value-type="string" office:string-value="7" calcext:value-type="string">
            <text:p>7</text:p>
          </table:table-cell>
          <table:table-cell table:formula="of:=IF(ISNA([.G983]);&quot;&quot;;VALUE(COM.MICROSOFT.CONCAT([.I983:.J983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eightniner4fourfour2eight</text:p>
          </table:table-cell>
          <table:table-cell table:style-name="ce4" table:formula="of:=ORG.LIBREOFFICE.REGEX([.A984];&quot;\D&quot;;&quot;&quot;;&quot;g&quot;)" office:value-type="string" office:string-value="42" calcext:value-type="string">
            <text:p>42</text:p>
          </table:table-cell>
          <table:table-cell table:formula="of:=LEFT([.B984];1)" office:value-type="string" office:string-value="4" calcext:value-type="string">
            <text:p>4</text:p>
          </table:table-cell>
          <table:table-cell table:style-name="ce5" table:formula="of:=RIGHT([.B984];1)" office:value-type="string" office:string-value="2" calcext:value-type="string">
            <text:p>2</text:p>
          </table:table-cell>
          <table:table-cell table:formula="of:=VALUE(COM.MICROSOFT.CONCAT([.C984];[.D984]))" office:value-type="float" office:value="42" calcext:value-type="float">
            <text:p>42</text:p>
          </table:table-cell>
          <table:table-cell table:style-name="ce14" table:formula="of:=(STRREV([.A984]))" office:value-type="string" office:string-value="thgie2ruofruof4reninthgiekf" calcext:value-type="string">
            <text:p>thgie2ruofruof4reninthgiekf</text:p>
          </table:table-cell>
          <table:table-cell table:formula="of:=ORG.LIBREOFFICE.REGEX([.A98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84]);&quot;&quot;;IF([.G984]=&quot;one&quot;;&quot;1&quot;;IF([.G984]=&quot;two&quot;;&quot;2&quot;;IF([.G984]=&quot;three&quot;;&quot;3&quot;;IF([.G984]=&quot;four&quot;;&quot;4&quot;;IF([.G984]=&quot;five&quot;;&quot;5&quot;;IF([.G984]=&quot;six&quot;;&quot;6&quot;;IF([.G984]=&quot;seven&quot;;&quot;7&quot;;IF([.G984]=&quot;eight&quot;;&quot;8&quot;;IF([.G984]=&quot;nine&quot;;&quot;9&quot;;IF([.G984]=&quot;zero&quot;;&quot;0&quot;;VALUE([.G984]))))))))))))" office:value-type="string" office:string-value="8" calcext:value-type="string">
            <text:p>8</text:p>
          </table:table-cell>
          <table:table-cell table:style-name="ce7" table:formula="of:=IF(ISNA([.H984]);&quot;&quot;;IF([.H984]=&quot;eno&quot;;&quot;1&quot;;IF([.H984]=&quot;owt&quot;;&quot;2&quot;;IF([.H984]=&quot;eerht&quot;;&quot;3&quot;;IF([.H984]=&quot;ruof&quot;;&quot;4&quot;;IF([.H984]=&quot;evif&quot;;&quot;5&quot;;IF([.H984]=&quot;xis&quot;;&quot;6&quot;;IF([.H984]=&quot;neves&quot;;&quot;7&quot;;IF([.H984]=&quot;thgie&quot;;&quot;8&quot;;IF([.H984]=&quot;enin&quot;;&quot;9&quot;;IF([.H984]=&quot;orez&quot;;&quot;0&quot;;[.H984])))))))))))" office:value-type="string" office:string-value="8" calcext:value-type="string">
            <text:p>8</text:p>
          </table:table-cell>
          <table:table-cell table:formula="of:=IF(ISNA([.G984]);&quot;&quot;;VALUE(COM.MICROSOFT.CONCAT([.I984:.J984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87lphjt</text:p>
          </table:table-cell>
          <table:table-cell table:style-name="ce4" table:formula="of:=ORG.LIBREOFFICE.REGEX([.A985];&quot;\D&quot;;&quot;&quot;;&quot;g&quot;)" office:value-type="string" office:string-value="87" calcext:value-type="string">
            <text:p>87</text:p>
          </table:table-cell>
          <table:table-cell table:formula="of:=LEFT([.B985];1)" office:value-type="string" office:string-value="8" calcext:value-type="string">
            <text:p>8</text:p>
          </table:table-cell>
          <table:table-cell table:style-name="ce5" table:formula="of:=RIGHT([.B985];1)" office:value-type="string" office:string-value="7" calcext:value-type="string">
            <text:p>7</text:p>
          </table:table-cell>
          <table:table-cell table:formula="of:=VALUE(COM.MICROSOFT.CONCAT([.C985];[.D985]))" office:value-type="float" office:value="87" calcext:value-type="float">
            <text:p>87</text:p>
          </table:table-cell>
          <table:table-cell table:style-name="ce14" table:formula="of:=(STRREV([.A985]))" office:value-type="string" office:string-value="tjhpl78enin" calcext:value-type="string">
            <text:p>tjhpl78enin</text:p>
          </table:table-cell>
          <table:table-cell table:formula="of:=ORG.LIBREOFFICE.REGEX([.A98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85];&quot;eno|owt|eerht|ruof|evif|xis|neves|thgie|enin|orez|\d&quot;;;1)" office:value-type="string" office:string-value="7" calcext:value-type="string">
            <text:p>7</text:p>
          </table:table-cell>
          <table:table-cell table:formula="of:=IF(ISNA([.G985]);&quot;&quot;;IF([.G985]=&quot;one&quot;;&quot;1&quot;;IF([.G985]=&quot;two&quot;;&quot;2&quot;;IF([.G985]=&quot;three&quot;;&quot;3&quot;;IF([.G985]=&quot;four&quot;;&quot;4&quot;;IF([.G985]=&quot;five&quot;;&quot;5&quot;;IF([.G985]=&quot;six&quot;;&quot;6&quot;;IF([.G985]=&quot;seven&quot;;&quot;7&quot;;IF([.G985]=&quot;eight&quot;;&quot;8&quot;;IF([.G985]=&quot;nine&quot;;&quot;9&quot;;IF([.G985]=&quot;zero&quot;;&quot;0&quot;;VALUE([.G985]))))))))))))" office:value-type="string" office:string-value="9" calcext:value-type="string">
            <text:p>9</text:p>
          </table:table-cell>
          <table:table-cell table:style-name="ce7" table:formula="of:=IF(ISNA([.H985]);&quot;&quot;;IF([.H985]=&quot;eno&quot;;&quot;1&quot;;IF([.H985]=&quot;owt&quot;;&quot;2&quot;;IF([.H985]=&quot;eerht&quot;;&quot;3&quot;;IF([.H985]=&quot;ruof&quot;;&quot;4&quot;;IF([.H985]=&quot;evif&quot;;&quot;5&quot;;IF([.H985]=&quot;xis&quot;;&quot;6&quot;;IF([.H985]=&quot;neves&quot;;&quot;7&quot;;IF([.H985]=&quot;thgie&quot;;&quot;8&quot;;IF([.H985]=&quot;enin&quot;;&quot;9&quot;;IF([.H985]=&quot;orez&quot;;&quot;0&quot;;[.H985])))))))))))" office:value-type="string" office:string-value="7" calcext:value-type="string">
            <text:p>7</text:p>
          </table:table-cell>
          <table:table-cell table:formula="of:=IF(ISNA([.G985]);&quot;&quot;;VALUE(COM.MICROSOFT.CONCAT([.I985:.J985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twombcfour</text:p>
          </table:table-cell>
          <table:table-cell table:style-name="ce4" table:formula="of:=ORG.LIBREOFFICE.REGEX([.A986];&quot;\D&quot;;&quot;&quot;;&quot;g&quot;)" office:value-type="string" office:string-value="3" calcext:value-type="string">
            <text:p>3</text:p>
          </table:table-cell>
          <table:table-cell table:formula="of:=LEFT([.B986];1)" office:value-type="string" office:string-value="3" calcext:value-type="string">
            <text:p>3</text:p>
          </table:table-cell>
          <table:table-cell table:style-name="ce5" table:formula="of:=RIGHT([.B986];1)" office:value-type="string" office:string-value="3" calcext:value-type="string">
            <text:p>3</text:p>
          </table:table-cell>
          <table:table-cell table:formula="of:=VALUE(COM.MICROSOFT.CONCAT([.C986];[.D986]))" office:value-type="float" office:value="33" calcext:value-type="float">
            <text:p>33</text:p>
          </table:table-cell>
          <table:table-cell table:style-name="ce14" table:formula="of:=(STRREV([.A986]))" office:value-type="string" office:string-value="ruofcbmowt3" calcext:value-type="string">
            <text:p>ruofcbmowt3</text:p>
          </table:table-cell>
          <table:table-cell table:formula="of:=ORG.LIBREOFFICE.REGEX([.A98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86];&quot;eno|owt|eerht|ruof|evif|xis|neves|thgie|enin|orez|\d&quot;;;1)" office:value-type="string" office:string-value="ruof" calcext:value-type="string">
            <text:p>ruof</text:p>
          </table:table-cell>
          <table:table-cell table:formula="of:=IF(ISNA([.G986]);&quot;&quot;;IF([.G986]=&quot;one&quot;;&quot;1&quot;;IF([.G986]=&quot;two&quot;;&quot;2&quot;;IF([.G986]=&quot;three&quot;;&quot;3&quot;;IF([.G986]=&quot;four&quot;;&quot;4&quot;;IF([.G986]=&quot;five&quot;;&quot;5&quot;;IF([.G986]=&quot;six&quot;;&quot;6&quot;;IF([.G986]=&quot;seven&quot;;&quot;7&quot;;IF([.G986]=&quot;eight&quot;;&quot;8&quot;;IF([.G986]=&quot;nine&quot;;&quot;9&quot;;IF([.G986]=&quot;zero&quot;;&quot;0&quot;;VALUE([.G986]))))))))))))" office:value-type="float" office:value="3" calcext:value-type="float">
            <text:p>3</text:p>
          </table:table-cell>
          <table:table-cell table:style-name="ce7" table:formula="of:=IF(ISNA([.H986]);&quot;&quot;;IF([.H986]=&quot;eno&quot;;&quot;1&quot;;IF([.H986]=&quot;owt&quot;;&quot;2&quot;;IF([.H986]=&quot;eerht&quot;;&quot;3&quot;;IF([.H986]=&quot;ruof&quot;;&quot;4&quot;;IF([.H986]=&quot;evif&quot;;&quot;5&quot;;IF([.H986]=&quot;xis&quot;;&quot;6&quot;;IF([.H986]=&quot;neves&quot;;&quot;7&quot;;IF([.H986]=&quot;thgie&quot;;&quot;8&quot;;IF([.H986]=&quot;enin&quot;;&quot;9&quot;;IF([.H986]=&quot;orez&quot;;&quot;0&quot;;[.H986])))))))))))" office:value-type="string" office:string-value="4" calcext:value-type="string">
            <text:p>4</text:p>
          </table:table-cell>
          <table:table-cell table:formula="of:=IF(ISNA([.G986]);&quot;&quot;;VALUE(COM.MICROSOFT.CONCAT([.I986:.J986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n7688eighteightdjl8</text:p>
          </table:table-cell>
          <table:table-cell table:style-name="ce4" table:formula="of:=ORG.LIBREOFFICE.REGEX([.A987];&quot;\D&quot;;&quot;&quot;;&quot;g&quot;)" office:value-type="string" office:string-value="76888" calcext:value-type="string">
            <text:p>76888</text:p>
          </table:table-cell>
          <table:table-cell table:formula="of:=LEFT([.B987];1)" office:value-type="string" office:string-value="7" calcext:value-type="string">
            <text:p>7</text:p>
          </table:table-cell>
          <table:table-cell table:style-name="ce5" table:formula="of:=RIGHT([.B987];1)" office:value-type="string" office:string-value="8" calcext:value-type="string">
            <text:p>8</text:p>
          </table:table-cell>
          <table:table-cell table:formula="of:=VALUE(COM.MICROSOFT.CONCAT([.C987];[.D987]))" office:value-type="float" office:value="78" calcext:value-type="float">
            <text:p>78</text:p>
          </table:table-cell>
          <table:table-cell table:style-name="ce14" table:formula="of:=(STRREV([.A987]))" office:value-type="string" office:string-value="8ljdthgiethgie8867npd" calcext:value-type="string">
            <text:p>8ljdthgiethgie8867npd</text:p>
          </table:table-cell>
          <table:table-cell table:formula="of:=ORG.LIBREOFFICE.REGEX([.A987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87];&quot;eno|owt|eerht|ruof|evif|xis|neves|thgie|enin|orez|\d&quot;;;1)" office:value-type="string" office:string-value="8" calcext:value-type="string">
            <text:p>8</text:p>
          </table:table-cell>
          <table:table-cell table:formula="of:=IF(ISNA([.G987]);&quot;&quot;;IF([.G987]=&quot;one&quot;;&quot;1&quot;;IF([.G987]=&quot;two&quot;;&quot;2&quot;;IF([.G987]=&quot;three&quot;;&quot;3&quot;;IF([.G987]=&quot;four&quot;;&quot;4&quot;;IF([.G987]=&quot;five&quot;;&quot;5&quot;;IF([.G987]=&quot;six&quot;;&quot;6&quot;;IF([.G987]=&quot;seven&quot;;&quot;7&quot;;IF([.G987]=&quot;eight&quot;;&quot;8&quot;;IF([.G987]=&quot;nine&quot;;&quot;9&quot;;IF([.G987]=&quot;zero&quot;;&quot;0&quot;;VALUE([.G987]))))))))))))" office:value-type="float" office:value="7" calcext:value-type="float">
            <text:p>7</text:p>
          </table:table-cell>
          <table:table-cell table:style-name="ce7" table:formula="of:=IF(ISNA([.H987]);&quot;&quot;;IF([.H987]=&quot;eno&quot;;&quot;1&quot;;IF([.H987]=&quot;owt&quot;;&quot;2&quot;;IF([.H987]=&quot;eerht&quot;;&quot;3&quot;;IF([.H987]=&quot;ruof&quot;;&quot;4&quot;;IF([.H987]=&quot;evif&quot;;&quot;5&quot;;IF([.H987]=&quot;xis&quot;;&quot;6&quot;;IF([.H987]=&quot;neves&quot;;&quot;7&quot;;IF([.H987]=&quot;thgie&quot;;&quot;8&quot;;IF([.H987]=&quot;enin&quot;;&quot;9&quot;;IF([.H987]=&quot;orez&quot;;&quot;0&quot;;[.H987])))))))))))" office:value-type="string" office:string-value="8" calcext:value-type="string">
            <text:p>8</text:p>
          </table:table-cell>
          <table:table-cell table:formula="of:=IF(ISNA([.G987]);&quot;&quot;;VALUE(COM.MICROSOFT.CONCAT([.I987:.J987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vplhtfrmlv3zjcgvfivenl</text:p>
          </table:table-cell>
          <table:table-cell table:style-name="ce4" table:formula="of:=ORG.LIBREOFFICE.REGEX([.A988];&quot;\D&quot;;&quot;&quot;;&quot;g&quot;)" office:value-type="string" office:string-value="53" calcext:value-type="string">
            <text:p>53</text:p>
          </table:table-cell>
          <table:table-cell table:formula="of:=LEFT([.B988];1)" office:value-type="string" office:string-value="5" calcext:value-type="string">
            <text:p>5</text:p>
          </table:table-cell>
          <table:table-cell table:style-name="ce5" table:formula="of:=RIGHT([.B988];1)" office:value-type="string" office:string-value="3" calcext:value-type="string">
            <text:p>3</text:p>
          </table:table-cell>
          <table:table-cell table:formula="of:=VALUE(COM.MICROSOFT.CONCAT([.C988];[.D988]))" office:value-type="float" office:value="53" calcext:value-type="float">
            <text:p>53</text:p>
          </table:table-cell>
          <table:table-cell table:style-name="ce14" table:formula="of:=(STRREV([.A988]))" office:value-type="string" office:string-value="lnevifvgcjz3vlmrfthlpvt5" calcext:value-type="string">
            <text:p>lnevifvgcjz3vlmrfthlpvt5</text:p>
          </table:table-cell>
          <table:table-cell table:formula="of:=ORG.LIBREOFFICE.REGEX([.A98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88];&quot;eno|owt|eerht|ruof|evif|xis|neves|thgie|enin|orez|\d&quot;;;1)" office:value-type="string" office:string-value="evif" calcext:value-type="string">
            <text:p>evif</text:p>
          </table:table-cell>
          <table:table-cell table:formula="of:=IF(ISNA([.G988]);&quot;&quot;;IF([.G988]=&quot;one&quot;;&quot;1&quot;;IF([.G988]=&quot;two&quot;;&quot;2&quot;;IF([.G988]=&quot;three&quot;;&quot;3&quot;;IF([.G988]=&quot;four&quot;;&quot;4&quot;;IF([.G988]=&quot;five&quot;;&quot;5&quot;;IF([.G988]=&quot;six&quot;;&quot;6&quot;;IF([.G988]=&quot;seven&quot;;&quot;7&quot;;IF([.G988]=&quot;eight&quot;;&quot;8&quot;;IF([.G988]=&quot;nine&quot;;&quot;9&quot;;IF([.G988]=&quot;zero&quot;;&quot;0&quot;;VALUE([.G988]))))))))))))" office:value-type="float" office:value="5" calcext:value-type="float">
            <text:p>5</text:p>
          </table:table-cell>
          <table:table-cell table:style-name="ce7" table:formula="of:=IF(ISNA([.H988]);&quot;&quot;;IF([.H988]=&quot;eno&quot;;&quot;1&quot;;IF([.H988]=&quot;owt&quot;;&quot;2&quot;;IF([.H988]=&quot;eerht&quot;;&quot;3&quot;;IF([.H988]=&quot;ruof&quot;;&quot;4&quot;;IF([.H988]=&quot;evif&quot;;&quot;5&quot;;IF([.H988]=&quot;xis&quot;;&quot;6&quot;;IF([.H988]=&quot;neves&quot;;&quot;7&quot;;IF([.H988]=&quot;thgie&quot;;&quot;8&quot;;IF([.H988]=&quot;enin&quot;;&quot;9&quot;;IF([.H988]=&quot;orez&quot;;&quot;0&quot;;[.H988])))))))))))" office:value-type="string" office:string-value="5" calcext:value-type="string">
            <text:p>5</text:p>
          </table:table-cell>
          <table:table-cell table:formula="of:=IF(ISNA([.G988]);&quot;&quot;;VALUE(COM.MICROSOFT.CONCAT([.I988:.J988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ztwo4</text:p>
          </table:table-cell>
          <table:table-cell table:style-name="ce4" table:formula="of:=ORG.LIBREOFFICE.REGEX([.A989];&quot;\D&quot;;&quot;&quot;;&quot;g&quot;)" office:value-type="string" office:string-value="24" calcext:value-type="string">
            <text:p>24</text:p>
          </table:table-cell>
          <table:table-cell table:formula="of:=LEFT([.B989];1)" office:value-type="string" office:string-value="2" calcext:value-type="string">
            <text:p>2</text:p>
          </table:table-cell>
          <table:table-cell table:style-name="ce5" table:formula="of:=RIGHT([.B989];1)" office:value-type="string" office:string-value="4" calcext:value-type="string">
            <text:p>4</text:p>
          </table:table-cell>
          <table:table-cell table:formula="of:=VALUE(COM.MICROSOFT.CONCAT([.C989];[.D989]))" office:value-type="float" office:value="24" calcext:value-type="float">
            <text:p>24</text:p>
          </table:table-cell>
          <table:table-cell table:style-name="ce14" table:formula="of:=(STRREV([.A989]))" office:value-type="string" office:string-value="4owtzevif2" calcext:value-type="string">
            <text:p>4owtzevif2</text:p>
          </table:table-cell>
          <table:table-cell table:formula="of:=ORG.LIBREOFFICE.REGEX([.A98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89];&quot;eno|owt|eerht|ruof|evif|xis|neves|thgie|enin|orez|\d&quot;;;1)" office:value-type="string" office:string-value="4" calcext:value-type="string">
            <text:p>4</text:p>
          </table:table-cell>
          <table:table-cell table:formula="of:=IF(ISNA([.G989]);&quot;&quot;;IF([.G989]=&quot;one&quot;;&quot;1&quot;;IF([.G989]=&quot;two&quot;;&quot;2&quot;;IF([.G989]=&quot;three&quot;;&quot;3&quot;;IF([.G989]=&quot;four&quot;;&quot;4&quot;;IF([.G989]=&quot;five&quot;;&quot;5&quot;;IF([.G989]=&quot;six&quot;;&quot;6&quot;;IF([.G989]=&quot;seven&quot;;&quot;7&quot;;IF([.G989]=&quot;eight&quot;;&quot;8&quot;;IF([.G989]=&quot;nine&quot;;&quot;9&quot;;IF([.G989]=&quot;zero&quot;;&quot;0&quot;;VALUE([.G989]))))))))))))" office:value-type="float" office:value="2" calcext:value-type="float">
            <text:p>2</text:p>
          </table:table-cell>
          <table:table-cell table:style-name="ce7" table:formula="of:=IF(ISNA([.H989]);&quot;&quot;;IF([.H989]=&quot;eno&quot;;&quot;1&quot;;IF([.H989]=&quot;owt&quot;;&quot;2&quot;;IF([.H989]=&quot;eerht&quot;;&quot;3&quot;;IF([.H989]=&quot;ruof&quot;;&quot;4&quot;;IF([.H989]=&quot;evif&quot;;&quot;5&quot;;IF([.H989]=&quot;xis&quot;;&quot;6&quot;;IF([.H989]=&quot;neves&quot;;&quot;7&quot;;IF([.H989]=&quot;thgie&quot;;&quot;8&quot;;IF([.H989]=&quot;enin&quot;;&quot;9&quot;;IF([.H989]=&quot;orez&quot;;&quot;0&quot;;[.H989])))))))))))" office:value-type="string" office:string-value="4" calcext:value-type="string">
            <text:p>4</text:p>
          </table:table-cell>
          <table:table-cell table:formula="of:=IF(ISNA([.G989]);&quot;&quot;;VALUE(COM.MICROSOFT.CONCAT([.I989:.J989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bbtgone5</text:p>
          </table:table-cell>
          <table:table-cell table:style-name="ce4" table:formula="of:=ORG.LIBREOFFICE.REGEX([.A990];&quot;\D&quot;;&quot;&quot;;&quot;g&quot;)" office:value-type="string" office:string-value="5" calcext:value-type="string">
            <text:p>5</text:p>
          </table:table-cell>
          <table:table-cell table:formula="of:=LEFT([.B990];1)" office:value-type="string" office:string-value="5" calcext:value-type="string">
            <text:p>5</text:p>
          </table:table-cell>
          <table:table-cell table:style-name="ce5" table:formula="of:=RIGHT([.B990];1)" office:value-type="string" office:string-value="5" calcext:value-type="string">
            <text:p>5</text:p>
          </table:table-cell>
          <table:table-cell table:formula="of:=VALUE(COM.MICROSOFT.CONCAT([.C990];[.D990]))" office:value-type="float" office:value="55" calcext:value-type="float">
            <text:p>55</text:p>
          </table:table-cell>
          <table:table-cell table:style-name="ce14" table:formula="of:=(STRREV([.A990]))" office:value-type="string" office:string-value="5enogtbbjf" calcext:value-type="string">
            <text:p>5enogtbbjf</text:p>
          </table:table-cell>
          <table:table-cell table:formula="of:=ORG.LIBREOFFICE.REGEX([.A990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90];&quot;eno|owt|eerht|ruof|evif|xis|neves|thgie|enin|orez|\d&quot;;;1)" office:value-type="string" office:string-value="5" calcext:value-type="string">
            <text:p>5</text:p>
          </table:table-cell>
          <table:table-cell table:formula="of:=IF(ISNA([.G990]);&quot;&quot;;IF([.G990]=&quot;one&quot;;&quot;1&quot;;IF([.G990]=&quot;two&quot;;&quot;2&quot;;IF([.G990]=&quot;three&quot;;&quot;3&quot;;IF([.G990]=&quot;four&quot;;&quot;4&quot;;IF([.G990]=&quot;five&quot;;&quot;5&quot;;IF([.G990]=&quot;six&quot;;&quot;6&quot;;IF([.G990]=&quot;seven&quot;;&quot;7&quot;;IF([.G990]=&quot;eight&quot;;&quot;8&quot;;IF([.G990]=&quot;nine&quot;;&quot;9&quot;;IF([.G990]=&quot;zero&quot;;&quot;0&quot;;VALUE([.G990]))))))))))))" office:value-type="string" office:string-value="1" calcext:value-type="string">
            <text:p>1</text:p>
          </table:table-cell>
          <table:table-cell table:style-name="ce7" table:formula="of:=IF(ISNA([.H990]);&quot;&quot;;IF([.H990]=&quot;eno&quot;;&quot;1&quot;;IF([.H990]=&quot;owt&quot;;&quot;2&quot;;IF([.H990]=&quot;eerht&quot;;&quot;3&quot;;IF([.H990]=&quot;ruof&quot;;&quot;4&quot;;IF([.H990]=&quot;evif&quot;;&quot;5&quot;;IF([.H990]=&quot;xis&quot;;&quot;6&quot;;IF([.H990]=&quot;neves&quot;;&quot;7&quot;;IF([.H990]=&quot;thgie&quot;;&quot;8&quot;;IF([.H990]=&quot;enin&quot;;&quot;9&quot;;IF([.H990]=&quot;orez&quot;;&quot;0&quot;;[.H990])))))))))))" office:value-type="string" office:string-value="5" calcext:value-type="string">
            <text:p>5</text:p>
          </table:table-cell>
          <table:table-cell table:formula="of:=IF(ISNA([.G990]);&quot;&quot;;VALUE(COM.MICROSOFT.CONCAT([.I990:.J990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jrgnzzpsixnine4three</text:p>
          </table:table-cell>
          <table:table-cell table:style-name="ce4" table:formula="of:=ORG.LIBREOFFICE.REGEX([.A991];&quot;\D&quot;;&quot;&quot;;&quot;g&quot;)" office:value-type="string" office:string-value="4" calcext:value-type="string">
            <text:p>4</text:p>
          </table:table-cell>
          <table:table-cell table:formula="of:=LEFT([.B991];1)" office:value-type="string" office:string-value="4" calcext:value-type="string">
            <text:p>4</text:p>
          </table:table-cell>
          <table:table-cell table:style-name="ce5" table:formula="of:=RIGHT([.B991];1)" office:value-type="string" office:string-value="4" calcext:value-type="string">
            <text:p>4</text:p>
          </table:table-cell>
          <table:table-cell table:formula="of:=VALUE(COM.MICROSOFT.CONCAT([.C991];[.D991]))" office:value-type="float" office:value="44" calcext:value-type="float">
            <text:p>44</text:p>
          </table:table-cell>
          <table:table-cell table:style-name="ce14" table:formula="of:=(STRREV([.A991]))" office:value-type="string" office:string-value="eerht4eninxispzzngrjb" calcext:value-type="string">
            <text:p>eerht4eninxispzzngrjb</text:p>
          </table:table-cell>
          <table:table-cell table:formula="of:=ORG.LIBREOFFICE.REGEX([.A99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9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91]);&quot;&quot;;IF([.G991]=&quot;one&quot;;&quot;1&quot;;IF([.G991]=&quot;two&quot;;&quot;2&quot;;IF([.G991]=&quot;three&quot;;&quot;3&quot;;IF([.G991]=&quot;four&quot;;&quot;4&quot;;IF([.G991]=&quot;five&quot;;&quot;5&quot;;IF([.G991]=&quot;six&quot;;&quot;6&quot;;IF([.G991]=&quot;seven&quot;;&quot;7&quot;;IF([.G991]=&quot;eight&quot;;&quot;8&quot;;IF([.G991]=&quot;nine&quot;;&quot;9&quot;;IF([.G991]=&quot;zero&quot;;&quot;0&quot;;VALUE([.G991]))))))))))))" office:value-type="string" office:string-value="6" calcext:value-type="string">
            <text:p>6</text:p>
          </table:table-cell>
          <table:table-cell table:style-name="ce7" table:formula="of:=IF(ISNA([.H991]);&quot;&quot;;IF([.H991]=&quot;eno&quot;;&quot;1&quot;;IF([.H991]=&quot;owt&quot;;&quot;2&quot;;IF([.H991]=&quot;eerht&quot;;&quot;3&quot;;IF([.H991]=&quot;ruof&quot;;&quot;4&quot;;IF([.H991]=&quot;evif&quot;;&quot;5&quot;;IF([.H991]=&quot;xis&quot;;&quot;6&quot;;IF([.H991]=&quot;neves&quot;;&quot;7&quot;;IF([.H991]=&quot;thgie&quot;;&quot;8&quot;;IF([.H991]=&quot;enin&quot;;&quot;9&quot;;IF([.H991]=&quot;orez&quot;;&quot;0&quot;;[.H991])))))))))))" office:value-type="string" office:string-value="3" calcext:value-type="string">
            <text:p>3</text:p>
          </table:table-cell>
          <table:table-cell table:formula="of:=IF(ISNA([.G991]);&quot;&quot;;VALUE(COM.MICROSOFT.CONCAT([.I991:.J991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kqpcmvjnine18</text:p>
          </table:table-cell>
          <table:table-cell table:style-name="ce4" table:formula="of:=ORG.LIBREOFFICE.REGEX([.A992];&quot;\D&quot;;&quot;&quot;;&quot;g&quot;)" office:value-type="string" office:string-value="18" calcext:value-type="string">
            <text:p>18</text:p>
          </table:table-cell>
          <table:table-cell table:formula="of:=LEFT([.B992];1)" office:value-type="string" office:string-value="1" calcext:value-type="string">
            <text:p>1</text:p>
          </table:table-cell>
          <table:table-cell table:style-name="ce5" table:formula="of:=RIGHT([.B992];1)" office:value-type="string" office:string-value="8" calcext:value-type="string">
            <text:p>8</text:p>
          </table:table-cell>
          <table:table-cell table:formula="of:=VALUE(COM.MICROSOFT.CONCAT([.C992];[.D992]))" office:value-type="float" office:value="18" calcext:value-type="float">
            <text:p>18</text:p>
          </table:table-cell>
          <table:table-cell table:style-name="ce14" table:formula="of:=(STRREV([.A992]))" office:value-type="string" office:string-value="81eninjvmcpqkk" calcext:value-type="string">
            <text:p>81eninjvmcpqkk</text:p>
          </table:table-cell>
          <table:table-cell table:formula="of:=ORG.LIBREOFFICE.REGEX([.A99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92];&quot;eno|owt|eerht|ruof|evif|xis|neves|thgie|enin|orez|\d&quot;;;1)" office:value-type="string" office:string-value="8" calcext:value-type="string">
            <text:p>8</text:p>
          </table:table-cell>
          <table:table-cell table:formula="of:=IF(ISNA([.G992]);&quot;&quot;;IF([.G992]=&quot;one&quot;;&quot;1&quot;;IF([.G992]=&quot;two&quot;;&quot;2&quot;;IF([.G992]=&quot;three&quot;;&quot;3&quot;;IF([.G992]=&quot;four&quot;;&quot;4&quot;;IF([.G992]=&quot;five&quot;;&quot;5&quot;;IF([.G992]=&quot;six&quot;;&quot;6&quot;;IF([.G992]=&quot;seven&quot;;&quot;7&quot;;IF([.G992]=&quot;eight&quot;;&quot;8&quot;;IF([.G992]=&quot;nine&quot;;&quot;9&quot;;IF([.G992]=&quot;zero&quot;;&quot;0&quot;;VALUE([.G992]))))))))))))" office:value-type="string" office:string-value="9" calcext:value-type="string">
            <text:p>9</text:p>
          </table:table-cell>
          <table:table-cell table:style-name="ce7" table:formula="of:=IF(ISNA([.H992]);&quot;&quot;;IF([.H992]=&quot;eno&quot;;&quot;1&quot;;IF([.H992]=&quot;owt&quot;;&quot;2&quot;;IF([.H992]=&quot;eerht&quot;;&quot;3&quot;;IF([.H992]=&quot;ruof&quot;;&quot;4&quot;;IF([.H992]=&quot;evif&quot;;&quot;5&quot;;IF([.H992]=&quot;xis&quot;;&quot;6&quot;;IF([.H992]=&quot;neves&quot;;&quot;7&quot;;IF([.H992]=&quot;thgie&quot;;&quot;8&quot;;IF([.H992]=&quot;enin&quot;;&quot;9&quot;;IF([.H992]=&quot;orez&quot;;&quot;0&quot;;[.H992])))))))))))" office:value-type="string" office:string-value="8" calcext:value-type="string">
            <text:p>8</text:p>
          </table:table-cell>
          <table:table-cell table:formula="of:=IF(ISNA([.G992]);&quot;&quot;;VALUE(COM.MICROSOFT.CONCAT([.I992:.J992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hzkslnd1twonpqxtwoninefiveone</text:p>
          </table:table-cell>
          <table:table-cell table:style-name="ce4" table:formula="of:=ORG.LIBREOFFICE.REGEX([.A993];&quot;\D&quot;;&quot;&quot;;&quot;g&quot;)" office:value-type="string" office:string-value="1" calcext:value-type="string">
            <text:p>1</text:p>
          </table:table-cell>
          <table:table-cell table:formula="of:=LEFT([.B993];1)" office:value-type="string" office:string-value="1" calcext:value-type="string">
            <text:p>1</text:p>
          </table:table-cell>
          <table:table-cell table:style-name="ce5" table:formula="of:=RIGHT([.B993];1)" office:value-type="string" office:string-value="1" calcext:value-type="string">
            <text:p>1</text:p>
          </table:table-cell>
          <table:table-cell table:formula="of:=VALUE(COM.MICROSOFT.CONCAT([.C993];[.D993]))" office:value-type="float" office:value="11" calcext:value-type="float">
            <text:p>11</text:p>
          </table:table-cell>
          <table:table-cell table:style-name="ce14" table:formula="of:=(STRREV([.A993]))" office:value-type="string" office:string-value="enoevifeninowtxqpnowt1dnlskzhz" calcext:value-type="string">
            <text:p>enoevifeninowtxqpnowt1dnlskzhz</text:p>
          </table:table-cell>
          <table:table-cell table:formula="of:=ORG.LIBREOFFICE.REGEX([.A99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93];&quot;eno|owt|eerht|ruof|evif|xis|neves|thgie|enin|orez|\d&quot;;;1)" office:value-type="string" office:string-value="eno" calcext:value-type="string">
            <text:p>eno</text:p>
          </table:table-cell>
          <table:table-cell table:formula="of:=IF(ISNA([.G993]);&quot;&quot;;IF([.G993]=&quot;one&quot;;&quot;1&quot;;IF([.G993]=&quot;two&quot;;&quot;2&quot;;IF([.G993]=&quot;three&quot;;&quot;3&quot;;IF([.G993]=&quot;four&quot;;&quot;4&quot;;IF([.G993]=&quot;five&quot;;&quot;5&quot;;IF([.G993]=&quot;six&quot;;&quot;6&quot;;IF([.G993]=&quot;seven&quot;;&quot;7&quot;;IF([.G993]=&quot;eight&quot;;&quot;8&quot;;IF([.G993]=&quot;nine&quot;;&quot;9&quot;;IF([.G993]=&quot;zero&quot;;&quot;0&quot;;VALUE([.G993]))))))))))))" office:value-type="float" office:value="1" calcext:value-type="float">
            <text:p>1</text:p>
          </table:table-cell>
          <table:table-cell table:style-name="ce7" table:formula="of:=IF(ISNA([.H993]);&quot;&quot;;IF([.H993]=&quot;eno&quot;;&quot;1&quot;;IF([.H993]=&quot;owt&quot;;&quot;2&quot;;IF([.H993]=&quot;eerht&quot;;&quot;3&quot;;IF([.H993]=&quot;ruof&quot;;&quot;4&quot;;IF([.H993]=&quot;evif&quot;;&quot;5&quot;;IF([.H993]=&quot;xis&quot;;&quot;6&quot;;IF([.H993]=&quot;neves&quot;;&quot;7&quot;;IF([.H993]=&quot;thgie&quot;;&quot;8&quot;;IF([.H993]=&quot;enin&quot;;&quot;9&quot;;IF([.H993]=&quot;orez&quot;;&quot;0&quot;;[.H993])))))))))))" office:value-type="string" office:string-value="1" calcext:value-type="string">
            <text:p>1</text:p>
          </table:table-cell>
          <table:table-cell table:formula="of:=IF(ISNA([.G993]);&quot;&quot;;VALUE(COM.MICROSOFT.CONCAT([.I993:.J99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ckknnzhdtm793</text:p>
          </table:table-cell>
          <table:table-cell table:style-name="ce4" table:formula="of:=ORG.LIBREOFFICE.REGEX([.A994];&quot;\D&quot;;&quot;&quot;;&quot;g&quot;)" office:value-type="string" office:string-value="793" calcext:value-type="string">
            <text:p>793</text:p>
          </table:table-cell>
          <table:table-cell table:formula="of:=LEFT([.B994];1)" office:value-type="string" office:string-value="7" calcext:value-type="string">
            <text:p>7</text:p>
          </table:table-cell>
          <table:table-cell table:style-name="ce5" table:formula="of:=RIGHT([.B994];1)" office:value-type="string" office:string-value="3" calcext:value-type="string">
            <text:p>3</text:p>
          </table:table-cell>
          <table:table-cell table:formula="of:=VALUE(COM.MICROSOFT.CONCAT([.C994];[.D994]))" office:value-type="float" office:value="73" calcext:value-type="float">
            <text:p>73</text:p>
          </table:table-cell>
          <table:table-cell table:style-name="ce14" table:formula="of:=(STRREV([.A994]))" office:value-type="string" office:string-value="397mtdhznnkkcevif" calcext:value-type="string">
            <text:p>397mtdhznnkkcevif</text:p>
          </table:table-cell>
          <table:table-cell table:formula="of:=ORG.LIBREOFFICE.REGEX([.A99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94];&quot;eno|owt|eerht|ruof|evif|xis|neves|thgie|enin|orez|\d&quot;;;1)" office:value-type="string" office:string-value="3" calcext:value-type="string">
            <text:p>3</text:p>
          </table:table-cell>
          <table:table-cell table:formula="of:=IF(ISNA([.G994]);&quot;&quot;;IF([.G994]=&quot;one&quot;;&quot;1&quot;;IF([.G994]=&quot;two&quot;;&quot;2&quot;;IF([.G994]=&quot;three&quot;;&quot;3&quot;;IF([.G994]=&quot;four&quot;;&quot;4&quot;;IF([.G994]=&quot;five&quot;;&quot;5&quot;;IF([.G994]=&quot;six&quot;;&quot;6&quot;;IF([.G994]=&quot;seven&quot;;&quot;7&quot;;IF([.G994]=&quot;eight&quot;;&quot;8&quot;;IF([.G994]=&quot;nine&quot;;&quot;9&quot;;IF([.G994]=&quot;zero&quot;;&quot;0&quot;;VALUE([.G994]))))))))))))" office:value-type="string" office:string-value="5" calcext:value-type="string">
            <text:p>5</text:p>
          </table:table-cell>
          <table:table-cell table:style-name="ce7" table:formula="of:=IF(ISNA([.H994]);&quot;&quot;;IF([.H994]=&quot;eno&quot;;&quot;1&quot;;IF([.H994]=&quot;owt&quot;;&quot;2&quot;;IF([.H994]=&quot;eerht&quot;;&quot;3&quot;;IF([.H994]=&quot;ruof&quot;;&quot;4&quot;;IF([.H994]=&quot;evif&quot;;&quot;5&quot;;IF([.H994]=&quot;xis&quot;;&quot;6&quot;;IF([.H994]=&quot;neves&quot;;&quot;7&quot;;IF([.H994]=&quot;thgie&quot;;&quot;8&quot;;IF([.H994]=&quot;enin&quot;;&quot;9&quot;;IF([.H994]=&quot;orez&quot;;&quot;0&quot;;[.H994])))))))))))" office:value-type="string" office:string-value="3" calcext:value-type="string">
            <text:p>3</text:p>
          </table:table-cell>
          <table:table-cell table:formula="of:=IF(ISNA([.G994]);&quot;&quot;;VALUE(COM.MICROSOFT.CONCAT([.I994:.J99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2cbtkqzs861cbfgssfqtd</text:p>
          </table:table-cell>
          <table:table-cell table:style-name="ce4" table:formula="of:=ORG.LIBREOFFICE.REGEX([.A995];&quot;\D&quot;;&quot;&quot;;&quot;g&quot;)" office:value-type="string" office:string-value="2861" calcext:value-type="string">
            <text:p>2861</text:p>
          </table:table-cell>
          <table:table-cell table:formula="of:=LEFT([.B995];1)" office:value-type="string" office:string-value="2" calcext:value-type="string">
            <text:p>2</text:p>
          </table:table-cell>
          <table:table-cell table:style-name="ce5" table:formula="of:=RIGHT([.B995];1)" office:value-type="string" office:string-value="1" calcext:value-type="string">
            <text:p>1</text:p>
          </table:table-cell>
          <table:table-cell table:formula="of:=VALUE(COM.MICROSOFT.CONCAT([.C995];[.D995]))" office:value-type="float" office:value="21" calcext:value-type="float">
            <text:p>21</text:p>
          </table:table-cell>
          <table:table-cell table:style-name="ce14" table:formula="of:=(STRREV([.A995]))" office:value-type="string" office:string-value="dtqfssgfbc168szqktbc2neves" calcext:value-type="string">
            <text:p>dtqfssgfbc168szqktbc2neves</text:p>
          </table:table-cell>
          <table:table-cell table:formula="of:=ORG.LIBREOFFICE.REGEX([.A99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95];&quot;eno|owt|eerht|ruof|evif|xis|neves|thgie|enin|orez|\d&quot;;;1)" office:value-type="string" office:string-value="1" calcext:value-type="string">
            <text:p>1</text:p>
          </table:table-cell>
          <table:table-cell table:formula="of:=IF(ISNA([.G995]);&quot;&quot;;IF([.G995]=&quot;one&quot;;&quot;1&quot;;IF([.G995]=&quot;two&quot;;&quot;2&quot;;IF([.G995]=&quot;three&quot;;&quot;3&quot;;IF([.G995]=&quot;four&quot;;&quot;4&quot;;IF([.G995]=&quot;five&quot;;&quot;5&quot;;IF([.G995]=&quot;six&quot;;&quot;6&quot;;IF([.G995]=&quot;seven&quot;;&quot;7&quot;;IF([.G995]=&quot;eight&quot;;&quot;8&quot;;IF([.G995]=&quot;nine&quot;;&quot;9&quot;;IF([.G995]=&quot;zero&quot;;&quot;0&quot;;VALUE([.G995]))))))))))))" office:value-type="string" office:string-value="7" calcext:value-type="string">
            <text:p>7</text:p>
          </table:table-cell>
          <table:table-cell table:style-name="ce7" table:formula="of:=IF(ISNA([.H995]);&quot;&quot;;IF([.H995]=&quot;eno&quot;;&quot;1&quot;;IF([.H995]=&quot;owt&quot;;&quot;2&quot;;IF([.H995]=&quot;eerht&quot;;&quot;3&quot;;IF([.H995]=&quot;ruof&quot;;&quot;4&quot;;IF([.H995]=&quot;evif&quot;;&quot;5&quot;;IF([.H995]=&quot;xis&quot;;&quot;6&quot;;IF([.H995]=&quot;neves&quot;;&quot;7&quot;;IF([.H995]=&quot;thgie&quot;;&quot;8&quot;;IF([.H995]=&quot;enin&quot;;&quot;9&quot;;IF([.H995]=&quot;orez&quot;;&quot;0&quot;;[.H995])))))))))))" office:value-type="string" office:string-value="1" calcext:value-type="string">
            <text:p>1</text:p>
          </table:table-cell>
          <table:table-cell table:formula="of:=IF(ISNA([.G995]);&quot;&quot;;VALUE(COM.MICROSOFT.CONCAT([.I995:.J995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vdtzsixthree4lchxtdkv</text:p>
          </table:table-cell>
          <table:table-cell table:style-name="ce4" table:formula="of:=ORG.LIBREOFFICE.REGEX([.A996];&quot;\D&quot;;&quot;&quot;;&quot;g&quot;)" office:value-type="string" office:string-value="4" calcext:value-type="string">
            <text:p>4</text:p>
          </table:table-cell>
          <table:table-cell table:formula="of:=LEFT([.B996];1)" office:value-type="string" office:string-value="4" calcext:value-type="string">
            <text:p>4</text:p>
          </table:table-cell>
          <table:table-cell table:style-name="ce5" table:formula="of:=RIGHT([.B996];1)" office:value-type="string" office:string-value="4" calcext:value-type="string">
            <text:p>4</text:p>
          </table:table-cell>
          <table:table-cell table:formula="of:=VALUE(COM.MICROSOFT.CONCAT([.C996];[.D996]))" office:value-type="float" office:value="44" calcext:value-type="float">
            <text:p>44</text:p>
          </table:table-cell>
          <table:table-cell table:style-name="ce14" table:formula="of:=(STRREV([.A996]))" office:value-type="string" office:string-value="vkdtxhcl4eerhtxisztdvxis" calcext:value-type="string">
            <text:p>vkdtxhcl4eerhtxisztdvxis</text:p>
          </table:table-cell>
          <table:table-cell table:formula="of:=ORG.LIBREOFFICE.REGEX([.A99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96];&quot;eno|owt|eerht|ruof|evif|xis|neves|thgie|enin|orez|\d&quot;;;1)" office:value-type="string" office:string-value="4" calcext:value-type="string">
            <text:p>4</text:p>
          </table:table-cell>
          <table:table-cell table:formula="of:=IF(ISNA([.G996]);&quot;&quot;;IF([.G996]=&quot;one&quot;;&quot;1&quot;;IF([.G996]=&quot;two&quot;;&quot;2&quot;;IF([.G996]=&quot;three&quot;;&quot;3&quot;;IF([.G996]=&quot;four&quot;;&quot;4&quot;;IF([.G996]=&quot;five&quot;;&quot;5&quot;;IF([.G996]=&quot;six&quot;;&quot;6&quot;;IF([.G996]=&quot;seven&quot;;&quot;7&quot;;IF([.G996]=&quot;eight&quot;;&quot;8&quot;;IF([.G996]=&quot;nine&quot;;&quot;9&quot;;IF([.G996]=&quot;zero&quot;;&quot;0&quot;;VALUE([.G996]))))))))))))" office:value-type="string" office:string-value="6" calcext:value-type="string">
            <text:p>6</text:p>
          </table:table-cell>
          <table:table-cell table:style-name="ce7" table:formula="of:=IF(ISNA([.H996]);&quot;&quot;;IF([.H996]=&quot;eno&quot;;&quot;1&quot;;IF([.H996]=&quot;owt&quot;;&quot;2&quot;;IF([.H996]=&quot;eerht&quot;;&quot;3&quot;;IF([.H996]=&quot;ruof&quot;;&quot;4&quot;;IF([.H996]=&quot;evif&quot;;&quot;5&quot;;IF([.H996]=&quot;xis&quot;;&quot;6&quot;;IF([.H996]=&quot;neves&quot;;&quot;7&quot;;IF([.H996]=&quot;thgie&quot;;&quot;8&quot;;IF([.H996]=&quot;enin&quot;;&quot;9&quot;;IF([.H996]=&quot;orez&quot;;&quot;0&quot;;[.H996])))))))))))" office:value-type="string" office:string-value="4" calcext:value-type="string">
            <text:p>4</text:p>
          </table:table-cell>
          <table:table-cell table:formula="of:=IF(ISNA([.G996]);&quot;&quot;;VALUE(COM.MICROSOFT.CONCAT([.I996:.J996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vvssfvlfbg2eightmxbqbvgsixnine</text:p>
          </table:table-cell>
          <table:table-cell table:style-name="ce4" table:formula="of:=ORG.LIBREOFFICE.REGEX([.A997];&quot;\D&quot;;&quot;&quot;;&quot;g&quot;)" office:value-type="string" office:string-value="12" calcext:value-type="string">
            <text:p>12</text:p>
          </table:table-cell>
          <table:table-cell table:formula="of:=LEFT([.B997];1)" office:value-type="string" office:string-value="1" calcext:value-type="string">
            <text:p>1</text:p>
          </table:table-cell>
          <table:table-cell table:style-name="ce5" table:formula="of:=RIGHT([.B997];1)" office:value-type="string" office:string-value="2" calcext:value-type="string">
            <text:p>2</text:p>
          </table:table-cell>
          <table:table-cell table:formula="of:=VALUE(COM.MICROSOFT.CONCAT([.C997];[.D997]))" office:value-type="float" office:value="12" calcext:value-type="float">
            <text:p>12</text:p>
          </table:table-cell>
          <table:table-cell table:style-name="ce14" table:formula="of:=(STRREV([.A997]))" office:value-type="string" office:string-value="eninxisgvbqbxmthgie2gbflvfssvv1" calcext:value-type="string">
            <text:p>eninxisgvbqbxmthgie2gbflvfssvv1</text:p>
          </table:table-cell>
          <table:table-cell table:formula="of:=ORG.LIBREOFFICE.REGEX([.A99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97];&quot;eno|owt|eerht|ruof|evif|xis|neves|thgie|enin|orez|\d&quot;;;1)" office:value-type="string" office:string-value="enin" calcext:value-type="string">
            <text:p>enin</text:p>
          </table:table-cell>
          <table:table-cell table:formula="of:=IF(ISNA([.G997]);&quot;&quot;;IF([.G997]=&quot;one&quot;;&quot;1&quot;;IF([.G997]=&quot;two&quot;;&quot;2&quot;;IF([.G997]=&quot;three&quot;;&quot;3&quot;;IF([.G997]=&quot;four&quot;;&quot;4&quot;;IF([.G997]=&quot;five&quot;;&quot;5&quot;;IF([.G997]=&quot;six&quot;;&quot;6&quot;;IF([.G997]=&quot;seven&quot;;&quot;7&quot;;IF([.G997]=&quot;eight&quot;;&quot;8&quot;;IF([.G997]=&quot;nine&quot;;&quot;9&quot;;IF([.G997]=&quot;zero&quot;;&quot;0&quot;;VALUE([.G997]))))))))))))" office:value-type="float" office:value="1" calcext:value-type="float">
            <text:p>1</text:p>
          </table:table-cell>
          <table:table-cell table:style-name="ce7" table:formula="of:=IF(ISNA([.H997]);&quot;&quot;;IF([.H997]=&quot;eno&quot;;&quot;1&quot;;IF([.H997]=&quot;owt&quot;;&quot;2&quot;;IF([.H997]=&quot;eerht&quot;;&quot;3&quot;;IF([.H997]=&quot;ruof&quot;;&quot;4&quot;;IF([.H997]=&quot;evif&quot;;&quot;5&quot;;IF([.H997]=&quot;xis&quot;;&quot;6&quot;;IF([.H997]=&quot;neves&quot;;&quot;7&quot;;IF([.H997]=&quot;thgie&quot;;&quot;8&quot;;IF([.H997]=&quot;enin&quot;;&quot;9&quot;;IF([.H997]=&quot;orez&quot;;&quot;0&quot;;[.H997])))))))))))" office:value-type="string" office:string-value="9" calcext:value-type="string">
            <text:p>9</text:p>
          </table:table-cell>
          <table:table-cell table:formula="of:=IF(ISNA([.G997]);&quot;&quot;;VALUE(COM.MICROSOFT.CONCAT([.I997:.J997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eightjlngjz94t7</text:p>
          </table:table-cell>
          <table:table-cell table:style-name="ce4" table:formula="of:=ORG.LIBREOFFICE.REGEX([.A998];&quot;\D&quot;;&quot;&quot;;&quot;g&quot;)" office:value-type="string" office:string-value="947" calcext:value-type="string">
            <text:p>947</text:p>
          </table:table-cell>
          <table:table-cell table:formula="of:=LEFT([.B998];1)" office:value-type="string" office:string-value="9" calcext:value-type="string">
            <text:p>9</text:p>
          </table:table-cell>
          <table:table-cell table:style-name="ce5" table:formula="of:=RIGHT([.B998];1)" office:value-type="string" office:string-value="7" calcext:value-type="string">
            <text:p>7</text:p>
          </table:table-cell>
          <table:table-cell table:formula="of:=VALUE(COM.MICROSOFT.CONCAT([.C998];[.D998]))" office:value-type="float" office:value="97" calcext:value-type="float">
            <text:p>97</text:p>
          </table:table-cell>
          <table:table-cell table:style-name="ce14" table:formula="of:=(STRREV([.A998]))" office:value-type="string" office:string-value="7t49zjgnljthgieenin" calcext:value-type="string">
            <text:p>7t49zjgnljthgieenin</text:p>
          </table:table-cell>
          <table:table-cell table:formula="of:=ORG.LIBREOFFICE.REGEX([.A99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98];&quot;eno|owt|eerht|ruof|evif|xis|neves|thgie|enin|orez|\d&quot;;;1)" office:value-type="string" office:string-value="7" calcext:value-type="string">
            <text:p>7</text:p>
          </table:table-cell>
          <table:table-cell table:formula="of:=IF(ISNA([.G998]);&quot;&quot;;IF([.G998]=&quot;one&quot;;&quot;1&quot;;IF([.G998]=&quot;two&quot;;&quot;2&quot;;IF([.G998]=&quot;three&quot;;&quot;3&quot;;IF([.G998]=&quot;four&quot;;&quot;4&quot;;IF([.G998]=&quot;five&quot;;&quot;5&quot;;IF([.G998]=&quot;six&quot;;&quot;6&quot;;IF([.G998]=&quot;seven&quot;;&quot;7&quot;;IF([.G998]=&quot;eight&quot;;&quot;8&quot;;IF([.G998]=&quot;nine&quot;;&quot;9&quot;;IF([.G998]=&quot;zero&quot;;&quot;0&quot;;VALUE([.G998]))))))))))))" office:value-type="string" office:string-value="9" calcext:value-type="string">
            <text:p>9</text:p>
          </table:table-cell>
          <table:table-cell table:style-name="ce7" table:formula="of:=IF(ISNA([.H998]);&quot;&quot;;IF([.H998]=&quot;eno&quot;;&quot;1&quot;;IF([.H998]=&quot;owt&quot;;&quot;2&quot;;IF([.H998]=&quot;eerht&quot;;&quot;3&quot;;IF([.H998]=&quot;ruof&quot;;&quot;4&quot;;IF([.H998]=&quot;evif&quot;;&quot;5&quot;;IF([.H998]=&quot;xis&quot;;&quot;6&quot;;IF([.H998]=&quot;neves&quot;;&quot;7&quot;;IF([.H998]=&quot;thgie&quot;;&quot;8&quot;;IF([.H998]=&quot;enin&quot;;&quot;9&quot;;IF([.H998]=&quot;orez&quot;;&quot;0&quot;;[.H998])))))))))))" office:value-type="string" office:string-value="7" calcext:value-type="string">
            <text:p>7</text:p>
          </table:table-cell>
          <table:table-cell table:formula="of:=IF(ISNA([.G998]);&quot;&quot;;VALUE(COM.MICROSOFT.CONCAT([.I998:.J998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pncsfkn7fsgvkl</text:p>
          </table:table-cell>
          <table:table-cell table:style-name="ce4" table:formula="of:=ORG.LIBREOFFICE.REGEX([.A999];&quot;\D&quot;;&quot;&quot;;&quot;g&quot;)" office:value-type="string" office:string-value="7" calcext:value-type="string">
            <text:p>7</text:p>
          </table:table-cell>
          <table:table-cell table:formula="of:=LEFT([.B999];1)" office:value-type="string" office:string-value="7" calcext:value-type="string">
            <text:p>7</text:p>
          </table:table-cell>
          <table:table-cell table:style-name="ce5" table:formula="of:=RIGHT([.B999];1)" office:value-type="string" office:string-value="7" calcext:value-type="string">
            <text:p>7</text:p>
          </table:table-cell>
          <table:table-cell table:formula="of:=VALUE(COM.MICROSOFT.CONCAT([.C999];[.D999]))" office:value-type="float" office:value="77" calcext:value-type="float">
            <text:p>77</text:p>
          </table:table-cell>
          <table:table-cell table:style-name="ce14" table:formula="of:=(STRREV([.A999]))" office:value-type="string" office:string-value="lkvgsf7nkfscnpl" calcext:value-type="string">
            <text:p>lkvgsf7nkfscnpl</text:p>
          </table:table-cell>
          <table:table-cell table:formula="of:=ORG.LIBREOFFICE.REGEX([.A999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99];&quot;eno|owt|eerht|ruof|evif|xis|neves|thgie|enin|orez|\d&quot;;;1)" office:value-type="string" office:string-value="7" calcext:value-type="string">
            <text:p>7</text:p>
          </table:table-cell>
          <table:table-cell table:formula="of:=IF(ISNA([.G999]);&quot;&quot;;IF([.G999]=&quot;one&quot;;&quot;1&quot;;IF([.G999]=&quot;two&quot;;&quot;2&quot;;IF([.G999]=&quot;three&quot;;&quot;3&quot;;IF([.G999]=&quot;four&quot;;&quot;4&quot;;IF([.G999]=&quot;five&quot;;&quot;5&quot;;IF([.G999]=&quot;six&quot;;&quot;6&quot;;IF([.G999]=&quot;seven&quot;;&quot;7&quot;;IF([.G999]=&quot;eight&quot;;&quot;8&quot;;IF([.G999]=&quot;nine&quot;;&quot;9&quot;;IF([.G999]=&quot;zero&quot;;&quot;0&quot;;VALUE([.G999]))))))))))))" office:value-type="float" office:value="7" calcext:value-type="float">
            <text:p>7</text:p>
          </table:table-cell>
          <table:table-cell table:style-name="ce7" table:formula="of:=IF(ISNA([.H999]);&quot;&quot;;IF([.H999]=&quot;eno&quot;;&quot;1&quot;;IF([.H999]=&quot;owt&quot;;&quot;2&quot;;IF([.H999]=&quot;eerht&quot;;&quot;3&quot;;IF([.H999]=&quot;ruof&quot;;&quot;4&quot;;IF([.H999]=&quot;evif&quot;;&quot;5&quot;;IF([.H999]=&quot;xis&quot;;&quot;6&quot;;IF([.H999]=&quot;neves&quot;;&quot;7&quot;;IF([.H999]=&quot;thgie&quot;;&quot;8&quot;;IF([.H999]=&quot;enin&quot;;&quot;9&quot;;IF([.H999]=&quot;orez&quot;;&quot;0&quot;;[.H999])))))))))))" office:value-type="string" office:string-value="7" calcext:value-type="string">
            <text:p>7</text:p>
          </table:table-cell>
          <table:table-cell table:style-name="ce7" table:formula="of:=IF(ISNA([.G999]);&quot;&quot;;VALUE(COM.MICROSOFT.CONCAT([.I999:.J999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3sevenhjxlqzjgbzxhkcl5</text:p>
          </table:table-cell>
          <table:table-cell table:style-name="ce4" table:formula="of:=ORG.LIBREOFFICE.REGEX([.A1000];&quot;\D&quot;;&quot;&quot;;&quot;g&quot;)" office:value-type="string" office:string-value="5835" calcext:value-type="string">
            <text:p>5835</text:p>
          </table:table-cell>
          <table:table-cell table:formula="of:=LEFT([.B1000];1)" office:value-type="string" office:string-value="5" calcext:value-type="string">
            <text:p>5</text:p>
          </table:table-cell>
          <table:table-cell table:style-name="ce5" table:formula="of:=RIGHT([.B1000];1)" office:value-type="string" office:string-value="5" calcext:value-type="string">
            <text:p>5</text:p>
          </table:table-cell>
          <table:table-cell table:formula="of:=VALUE(COM.MICROSOFT.CONCAT([.C1000];[.D1000]))" office:value-type="float" office:value="55" calcext:value-type="float">
            <text:p>55</text:p>
          </table:table-cell>
          <table:table-cell table:style-name="ce14" table:formula="of:=(STRREV([.A1000]))" office:value-type="string" office:string-value="5lckhxzbgjzqlxjhneves385" calcext:value-type="string">
            <text:p>5lckhxzbgjzqlxjhneves385</text:p>
          </table:table-cell>
          <table:table-cell table:formula="of:=ORG.LIBREOFFICE.REGEX([.A10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1000];&quot;eno|owt|eerht|ruof|evif|xis|neves|thgie|enin|orez|\d&quot;;;1)" office:value-type="string" office:string-value="5" calcext:value-type="string">
            <text:p>5</text:p>
          </table:table-cell>
          <table:table-cell table:formula="of:=IF(ISNA([.G1000]);&quot;&quot;;IF([.G1000]=&quot;one&quot;;&quot;1&quot;;IF([.G1000]=&quot;two&quot;;&quot;2&quot;;IF([.G1000]=&quot;three&quot;;&quot;3&quot;;IF([.G1000]=&quot;four&quot;;&quot;4&quot;;IF([.G1000]=&quot;five&quot;;&quot;5&quot;;IF([.G1000]=&quot;six&quot;;&quot;6&quot;;IF([.G1000]=&quot;seven&quot;;&quot;7&quot;;IF([.G1000]=&quot;eight&quot;;&quot;8&quot;;IF([.G1000]=&quot;nine&quot;;&quot;9&quot;;IF([.G1000]=&quot;zero&quot;;&quot;0&quot;;VALUE([.G1000]))))))))))))" office:value-type="float" office:value="5" calcext:value-type="float">
            <text:p>5</text:p>
          </table:table-cell>
          <table:table-cell table:style-name="ce7" table:formula="of:=IF(ISNA([.H1000]);&quot;&quot;;IF([.H1000]=&quot;eno&quot;;&quot;1&quot;;IF([.H1000]=&quot;owt&quot;;&quot;2&quot;;IF([.H1000]=&quot;eerht&quot;;&quot;3&quot;;IF([.H1000]=&quot;ruof&quot;;&quot;4&quot;;IF([.H1000]=&quot;evif&quot;;&quot;5&quot;;IF([.H1000]=&quot;xis&quot;;&quot;6&quot;;IF([.H1000]=&quot;neves&quot;;&quot;7&quot;;IF([.H1000]=&quot;thgie&quot;;&quot;8&quot;;IF([.H1000]=&quot;enin&quot;;&quot;9&quot;;IF([.H1000]=&quot;orez&quot;;&quot;0&quot;;[.H1000])))))))))))" office:value-type="string" office:string-value="5" calcext:value-type="string">
            <text:p>5</text:p>
          </table:table-cell>
          <table:table-cell table:formula="of:=IF(ISNA([.G1000]);&quot;&quot;;VALUE(COM.MICROSOFT.CONCAT([.I1000:.J1000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1s</text:p>
          </table:table-cell>
          <table:table-cell table:style-name="ce4" table:formula="of:=ORG.LIBREOFFICE.REGEX([.A1001];&quot;\D&quot;;&quot;&quot;;&quot;g&quot;)" office:value-type="string" office:string-value="81" calcext:value-type="string">
            <text:p>81</text:p>
          </table:table-cell>
          <table:table-cell table:formula="of:=LEFT([.B1001];1)" office:value-type="string" office:string-value="8" calcext:value-type="string">
            <text:p>8</text:p>
          </table:table-cell>
          <table:table-cell table:style-name="ce5" table:formula="of:=RIGHT([.B1001];1)" office:value-type="string" office:string-value="1" calcext:value-type="string">
            <text:p>1</text:p>
          </table:table-cell>
          <table:table-cell table:formula="of:=VALUE(COM.MICROSOFT.CONCAT([.C1001];[.D1001]))" office:value-type="float" office:value="81" calcext:value-type="float">
            <text:p>81</text:p>
          </table:table-cell>
          <table:table-cell table:style-name="ce14" table:formula="of:=(STRREV([.A1001]))" office:value-type="string" office:string-value="s18" calcext:value-type="string">
            <text:p>s18</text:p>
          </table:table-cell>
          <table:table-cell table:formula="of:=ORG.LIBREOFFICE.REGEX([.A100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001];&quot;eno|owt|eerht|ruof|evif|xis|neves|thgie|enin|orez|\d&quot;;;1)" office:value-type="string" office:string-value="1" calcext:value-type="string">
            <text:p>1</text:p>
          </table:table-cell>
          <table:table-cell table:formula="of:=IF(ISNA([.G1001]);&quot;&quot;;IF([.G1001]=&quot;one&quot;;&quot;1&quot;;IF([.G1001]=&quot;two&quot;;&quot;2&quot;;IF([.G1001]=&quot;three&quot;;&quot;3&quot;;IF([.G1001]=&quot;four&quot;;&quot;4&quot;;IF([.G1001]=&quot;five&quot;;&quot;5&quot;;IF([.G1001]=&quot;six&quot;;&quot;6&quot;;IF([.G1001]=&quot;seven&quot;;&quot;7&quot;;IF([.G1001]=&quot;eight&quot;;&quot;8&quot;;IF([.G1001]=&quot;nine&quot;;&quot;9&quot;;IF([.G1001]=&quot;zero&quot;;&quot;0&quot;;VALUE([.G1001]))))))))))))" office:value-type="float" office:value="8" calcext:value-type="float">
            <text:p>8</text:p>
          </table:table-cell>
          <table:table-cell table:style-name="ce7" table:formula="of:=IF(ISNA([.H1001]);&quot;&quot;;IF([.H1001]=&quot;eno&quot;;&quot;1&quot;;IF([.H1001]=&quot;owt&quot;;&quot;2&quot;;IF([.H1001]=&quot;eerht&quot;;&quot;3&quot;;IF([.H1001]=&quot;ruof&quot;;&quot;4&quot;;IF([.H1001]=&quot;evif&quot;;&quot;5&quot;;IF([.H1001]=&quot;xis&quot;;&quot;6&quot;;IF([.H1001]=&quot;neves&quot;;&quot;7&quot;;IF([.H1001]=&quot;thgie&quot;;&quot;8&quot;;IF([.H1001]=&quot;enin&quot;;&quot;9&quot;;IF([.H1001]=&quot;orez&quot;;&quot;0&quot;;[.H1001])))))))))))" office:value-type="string" office:string-value="1" calcext:value-type="string">
            <text:p>1</text:p>
          </table:table-cell>
          <table:table-cell table:style-name="ce7" table:formula="of:=IF(ISNA([.G1001]);&quot;&quot;;VALUE(COM.MICROSOFT.CONCAT([.I1001:.J1001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our3threesxxvlfqfive4</text:p>
          </table:table-cell>
          <table:table-cell table:style-name="ce4" table:formula="of:=ORG.LIBREOFFICE.REGEX([.A1002];&quot;\D&quot;;&quot;&quot;;&quot;g&quot;)" office:value-type="string" office:string-value="234" calcext:value-type="string">
            <text:p>234</text:p>
          </table:table-cell>
          <table:table-cell table:formula="of:=LEFT([.B1002];1)" office:value-type="string" office:string-value="2" calcext:value-type="string">
            <text:p>2</text:p>
          </table:table-cell>
          <table:table-cell table:style-name="ce5" table:formula="of:=RIGHT([.B1002];1)" office:value-type="string" office:string-value="4" calcext:value-type="string">
            <text:p>4</text:p>
          </table:table-cell>
          <table:table-cell table:formula="of:=VALUE(COM.MICROSOFT.CONCAT([.C1002];[.D1002]))" office:value-type="float" office:value="24" calcext:value-type="float">
            <text:p>24</text:p>
          </table:table-cell>
          <table:table-cell table:style-name="ce14" table:formula="of:=(STRREV([.A1002]))" office:value-type="string" office:string-value="4evifqflvxxseerht3ruof2" calcext:value-type="string">
            <text:p>4evifqflvxxseerht3ruof2</text:p>
          </table:table-cell>
          <table:table-cell table:formula="of:=ORG.LIBREOFFICE.REGEX([.A100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002];&quot;eno|owt|eerht|ruof|evif|xis|neves|thgie|enin|orez|\d&quot;;;1)" office:value-type="string" office:string-value="4" calcext:value-type="string">
            <text:p>4</text:p>
          </table:table-cell>
          <table:table-cell table:formula="of:=IF(ISNA([.G1002]);&quot;&quot;;IF([.G1002]=&quot;one&quot;;&quot;1&quot;;IF([.G1002]=&quot;two&quot;;&quot;2&quot;;IF([.G1002]=&quot;three&quot;;&quot;3&quot;;IF([.G1002]=&quot;four&quot;;&quot;4&quot;;IF([.G1002]=&quot;five&quot;;&quot;5&quot;;IF([.G1002]=&quot;six&quot;;&quot;6&quot;;IF([.G1002]=&quot;seven&quot;;&quot;7&quot;;IF([.G1002]=&quot;eight&quot;;&quot;8&quot;;IF([.G1002]=&quot;nine&quot;;&quot;9&quot;;IF([.G1002]=&quot;zero&quot;;&quot;0&quot;;VALUE([.G1002]))))))))))))" office:value-type="float" office:value="2" calcext:value-type="float">
            <text:p>2</text:p>
          </table:table-cell>
          <table:table-cell table:style-name="ce7" table:formula="of:=IF(ISNA([.H1002]);&quot;&quot;;IF([.H1002]=&quot;eno&quot;;&quot;1&quot;;IF([.H1002]=&quot;owt&quot;;&quot;2&quot;;IF([.H1002]=&quot;eerht&quot;;&quot;3&quot;;IF([.H1002]=&quot;ruof&quot;;&quot;4&quot;;IF([.H1002]=&quot;evif&quot;;&quot;5&quot;;IF([.H1002]=&quot;xis&quot;;&quot;6&quot;;IF([.H1002]=&quot;neves&quot;;&quot;7&quot;;IF([.H1002]=&quot;thgie&quot;;&quot;8&quot;;IF([.H1002]=&quot;enin&quot;;&quot;9&quot;;IF([.H1002]=&quot;orez&quot;;&quot;0&quot;;[.H1002])))))))))))" office:value-type="string" office:string-value="4" calcext:value-type="string">
            <text:p>4</text:p>
          </table:table-cell>
          <table:table-cell table:formula="of:=IF(ISNA([.G1002]);&quot;&quot;;VALUE(COM.MICROSOFT.CONCAT([.I1002:.J1002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6eightsevenzx9twoxc</text:p>
          </table:table-cell>
          <table:table-cell table:style-name="ce4" table:formula="of:=ORG.LIBREOFFICE.REGEX([.A1003];&quot;\D&quot;;&quot;&quot;;&quot;g&quot;)" office:value-type="string" office:string-value="69" calcext:value-type="string">
            <text:p>69</text:p>
          </table:table-cell>
          <table:table-cell table:formula="of:=LEFT([.B1003];1)" office:value-type="string" office:string-value="6" calcext:value-type="string">
            <text:p>6</text:p>
          </table:table-cell>
          <table:table-cell table:style-name="ce5" table:formula="of:=RIGHT([.B1003];1)" office:value-type="string" office:string-value="9" calcext:value-type="string">
            <text:p>9</text:p>
          </table:table-cell>
          <table:table-cell table:formula="of:=VALUE(COM.MICROSOFT.CONCAT([.C1003];[.D1003]))" office:value-type="float" office:value="69" calcext:value-type="float">
            <text:p>69</text:p>
          </table:table-cell>
          <table:table-cell table:style-name="ce14" table:formula="of:=(STRREV([.A1003]))" office:value-type="string" office:string-value="cxowt9xznevesthgie6enin" calcext:value-type="string">
            <text:p>cxowt9xznevesthgie6enin</text:p>
          </table:table-cell>
          <table:table-cell table:formula="of:=ORG.LIBREOFFICE.REGEX([.A100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003];&quot;eno|owt|eerht|ruof|evif|xis|neves|thgie|enin|orez|\d&quot;;;1)" office:value-type="string" office:string-value="owt" calcext:value-type="string">
            <text:p>owt</text:p>
          </table:table-cell>
          <table:table-cell table:formula="of:=IF(ISNA([.G1003]);&quot;&quot;;IF([.G1003]=&quot;one&quot;;&quot;1&quot;;IF([.G1003]=&quot;two&quot;;&quot;2&quot;;IF([.G1003]=&quot;three&quot;;&quot;3&quot;;IF([.G1003]=&quot;four&quot;;&quot;4&quot;;IF([.G1003]=&quot;five&quot;;&quot;5&quot;;IF([.G1003]=&quot;six&quot;;&quot;6&quot;;IF([.G1003]=&quot;seven&quot;;&quot;7&quot;;IF([.G1003]=&quot;eight&quot;;&quot;8&quot;;IF([.G1003]=&quot;nine&quot;;&quot;9&quot;;IF([.G1003]=&quot;zero&quot;;&quot;0&quot;;VALUE([.G1003]))))))))))))" office:value-type="string" office:string-value="9" calcext:value-type="string">
            <text:p>9</text:p>
          </table:table-cell>
          <table:table-cell table:style-name="ce7" table:formula="of:=IF(ISNA([.H1003]);&quot;&quot;;IF([.H1003]=&quot;eno&quot;;&quot;1&quot;;IF([.H1003]=&quot;owt&quot;;&quot;2&quot;;IF([.H1003]=&quot;eerht&quot;;&quot;3&quot;;IF([.H1003]=&quot;ruof&quot;;&quot;4&quot;;IF([.H1003]=&quot;evif&quot;;&quot;5&quot;;IF([.H1003]=&quot;xis&quot;;&quot;6&quot;;IF([.H1003]=&quot;neves&quot;;&quot;7&quot;;IF([.H1003]=&quot;thgie&quot;;&quot;8&quot;;IF([.H1003]=&quot;enin&quot;;&quot;9&quot;;IF([.H1003]=&quot;orez&quot;;&quot;0&quot;;[.H1003])))))))))))" office:value-type="string" office:string-value="2" calcext:value-type="string">
            <text:p>2</text:p>
          </table:table-cell>
          <table:table-cell table:formula="of:=IF(ISNA([.G1003]);&quot;&quot;;VALUE(COM.MICROSOFT.CONCAT([.I1003:.J1003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bfjdfnp989mfivefiverpzrjs </text:p>
          </table:table-cell>
          <table:table-cell table:style-name="ce4" table:formula="of:=ORG.LIBREOFFICE.REGEX([.A1004];&quot;\D&quot;;&quot;&quot;;&quot;g&quot;)" office:value-type="string" office:string-value="989" calcext:value-type="string">
            <text:p>989</text:p>
          </table:table-cell>
          <table:table-cell table:formula="of:=LEFT([.B1004];1)" office:value-type="string" office:string-value="9" calcext:value-type="string">
            <text:p>9</text:p>
          </table:table-cell>
          <table:table-cell table:style-name="ce5" table:formula="of:=RIGHT([.B1004];1)" office:value-type="string" office:string-value="9" calcext:value-type="string">
            <text:p>9</text:p>
          </table:table-cell>
          <table:table-cell table:formula="of:=VALUE(COM.MICROSOFT.CONCAT([.C1004];[.D1004]))" office:value-type="float" office:value="99" calcext:value-type="float">
            <text:p>99</text:p>
          </table:table-cell>
          <table:table-cell table:style-name="ce14" table:formula="of:=(STRREV([.A1004]))" office:value-type="string" office:string-value="sjrzprevifevifm989pnfdjfbmh" calcext:value-type="string">
            <text:p>sjrzprevifevifm989pnfdjfbmh</text:p>
          </table:table-cell>
          <table:table-cell table:formula="of:=ORG.LIBREOFFICE.REGEX([.A100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004];&quot;eno|owt|eerht|ruof|evif|xis|neves|thgie|enin|orez|\d&quot;;;1)" office:value-type="string" office:string-value="evif" calcext:value-type="string">
            <text:p>evif</text:p>
          </table:table-cell>
          <table:table-cell table:formula="of:=IF(ISNA([.G1004]);&quot;&quot;;IF([.G1004]=&quot;one&quot;;&quot;1&quot;;IF([.G1004]=&quot;two&quot;;&quot;2&quot;;IF([.G1004]=&quot;three&quot;;&quot;3&quot;;IF([.G1004]=&quot;four&quot;;&quot;4&quot;;IF([.G1004]=&quot;five&quot;;&quot;5&quot;;IF([.G1004]=&quot;six&quot;;&quot;6&quot;;IF([.G1004]=&quot;seven&quot;;&quot;7&quot;;IF([.G1004]=&quot;eight&quot;;&quot;8&quot;;IF([.G1004]=&quot;nine&quot;;&quot;9&quot;;IF([.G1004]=&quot;zero&quot;;&quot;0&quot;;VALUE([.G1004]))))))))))))" office:value-type="float" office:value="9" calcext:value-type="float">
            <text:p>9</text:p>
          </table:table-cell>
          <table:table-cell table:style-name="ce7" table:formula="of:=IF(ISNA([.H1004]);&quot;&quot;;IF([.H1004]=&quot;eno&quot;;&quot;1&quot;;IF([.H1004]=&quot;owt&quot;;&quot;2&quot;;IF([.H1004]=&quot;eerht&quot;;&quot;3&quot;;IF([.H1004]=&quot;ruof&quot;;&quot;4&quot;;IF([.H1004]=&quot;evif&quot;;&quot;5&quot;;IF([.H1004]=&quot;xis&quot;;&quot;6&quot;;IF([.H1004]=&quot;neves&quot;;&quot;7&quot;;IF([.H1004]=&quot;thgie&quot;;&quot;8&quot;;IF([.H1004]=&quot;enin&quot;;&quot;9&quot;;IF([.H1004]=&quot;orez&quot;;&quot;0&quot;;[.H1004])))))))))))" office:value-type="string" office:string-value="5" calcext:value-type="string">
            <text:p>5</text:p>
          </table:table-cell>
          <table:table-cell table:formula="of:=IF(ISNA([.G1004]);&quot;&quot;;VALUE(COM.MICROSOFT.CONCAT([.I1004:.J1004])))" office:value-type="float" office:value="95" calcext:value-type="float">
            <text:p>95</text:p>
          </table:table-cell>
          <table:table-cell table:number-columns-repeated="2"/>
        </table:table-row>
        <table:table-row table:style-name="ro1" table:number-rows-repeated="10475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 style:data-style-name="N2" text:time-value="13:43:43.8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9:58:44.448000000</meta:creation-date>
    <dc:date>2023-12-01T14:33:19.407000000</dc:date>
    <meta:editing-duration>PT3H10M16S</meta:editing-duration>
    <meta:editing-cycles>4</meta:editing-cycles>
    <meta:generator>LibreOffice/7.5.8.2$Windows_X86_64 LibreOffice_project/f718d63693263970429a68f568db6046aaa9df01</meta:generator>
    <meta:document-statistic meta:table-count="1" meta:cell-count="11018" meta:object-count="0"/>
  </office:meta>
</office:document-meta>
</file>